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adornments="Regular" style:font-family-generic="swiss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Rubik" svg:font-family="Rubik" style:font-adornments="Light" style:font-pitch="variable"/>
  </office:font-face-decls>
  <office:automatic-styles>
    <style:style style:name="P1" style:family="paragraph" style:parent-style-name="Text_20_body">
      <style:text-properties officeooo:rsid="03a67d13" officeooo:paragraph-rsid="03a67d13"/>
    </style:style>
    <style:style style:name="P2" style:family="paragraph" style:parent-style-name="Text_20_body">
      <style:paragraph-properties fo:text-align="center" style:justify-single-word="false"/>
      <style:text-properties officeooo:rsid="03a67d13" officeooo:paragraph-rsid="03a67d13"/>
    </style:style>
    <style:style style:name="P3" style:family="paragraph" style:parent-style-name="Text_20_body">
      <style:text-properties officeooo:rsid="03ab608f" officeooo:paragraph-rsid="03ab608f"/>
    </style:style>
    <style:style style:name="P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 style:parent-style-name="Text_20_body">
      <style:text-properties officeooo:rsid="03ab608f" officeooo:paragraph-rsid="03afa48a"/>
    </style:style>
    <style:style style:name="P7" style:family="paragraph" style:parent-style-name="Heading_20_3">
      <style:text-properties officeooo:paragraph-rsid="03ab608f"/>
    </style:style>
    <style:style style:name="P8" style:family="paragraph" style:parent-style-name="Text_20_body">
      <style:text-properties officeooo:rsid="03ab608f" officeooo:paragraph-rsid="03c18868"/>
    </style:style>
    <style:style style:name="P9" style:family="paragraph" style:parent-style-name="Text_20_body">
      <style:text-properties officeooo:rsid="03ab608f" officeooo:paragraph-rsid="03acd060"/>
    </style:style>
    <style:style style:name="P10" style:family="paragraph" style:parent-style-name="Text_20_body">
      <style:text-properties officeooo:rsid="03acd060" officeooo:paragraph-rsid="03acd060"/>
    </style:style>
    <style:style style:name="P11" style:family="paragraph" style:parent-style-name="Text_20_body">
      <style:text-properties officeooo:paragraph-rsid="03ab608f"/>
    </style:style>
    <style:style style:name="P12" style:family="paragraph" style:parent-style-name="Math">
      <style:paragraph-properties fo:text-align="center" style:justify-single-word="false"/>
    </style:style>
    <style:style style:name="P13" style:family="paragraph" style:parent-style-name="Text_20_body">
      <style:text-properties officeooo:rsid="03b67f72" officeooo:paragraph-rsid="03b67f72"/>
    </style:style>
    <style:style style:name="P14" style:family="paragraph" style:parent-style-name="Math">
      <style:paragraph-properties fo:text-align="center" style:justify-single-word="false"/>
      <style:text-properties officeooo:paragraph-rsid="03c4be67"/>
    </style:style>
    <style:style style:name="P15" style:family="paragraph" style:parent-style-name="Heading_20_2">
      <style:text-properties officeooo:paragraph-rsid="03a67d13"/>
    </style:style>
    <style:style style:name="P16" style:family="paragraph" style:parent-style-name="Heading_20_3">
      <style:text-properties officeooo:paragraph-rsid="03bd696a"/>
    </style:style>
    <style:style style:name="P17" style:family="paragraph" style:parent-style-name="Text_20_body">
      <style:text-properties fo:font-weight="bold" officeooo:rsid="03bdc3e4" officeooo:paragraph-rsid="03bdc3e4" style:font-weight-asian="bold" style:font-weight-complex="bold"/>
    </style:style>
    <style:style style:name="P18" style:family="paragraph" style:parent-style-name="Text_20_body">
      <style:text-properties officeooo:rsid="03bdc3e4" officeooo:paragraph-rsid="03be951a"/>
    </style:style>
    <style:style style:name="P19" style:family="paragraph" style:parent-style-name="Text_20_body" style:list-style-name="L1">
      <style:text-properties officeooo:rsid="03bdc3e4" officeooo:paragraph-rsid="03be5bd5"/>
    </style:style>
    <style:style style:name="P20" style:family="paragraph" style:parent-style-name="Text_20_body" style:list-style-name="L1">
      <style:text-properties officeooo:rsid="03be5bd5" officeooo:paragraph-rsid="03be5bd5"/>
    </style:style>
    <style:style style:name="P21" style:family="paragraph" style:parent-style-name="Text_20_body">
      <style:paragraph-properties fo:text-align="justify" style:justify-single-word="false" style:writing-mode="lr-tb"/>
    </style:style>
    <style:style style:name="P22" style:family="paragraph" style:parent-style-name="Text_20_body">
      <style:text-properties fo:font-weight="bold" officeooo:rsid="03bf7eb6" officeooo:paragraph-rsid="03bf7eb6" style:font-weight-asian="bold" style:font-weight-complex="bold"/>
    </style:style>
    <style:style style:name="P23" style:family="paragraph" style:parent-style-name="Text_20_body">
      <style:text-properties officeooo:rsid="03bf7eb6" officeooo:paragraph-rsid="03c18868"/>
    </style:style>
    <style:style style:name="P24" style:family="paragraph" style:parent-style-name="Text_20_body" style:list-style-name="L2">
      <style:text-properties officeooo:rsid="03c18868" officeooo:paragraph-rsid="03c18868"/>
    </style:style>
    <style:style style:name="P25" style:family="paragraph" style:parent-style-name="Text_20_body" style:list-style-name="L2">
      <style:text-properties officeooo:rsid="03c18868" officeooo:paragraph-rsid="03c33e4f"/>
    </style:style>
    <style:style style:name="P26" style:family="paragraph" style:parent-style-name="Text_20_body">
      <style:text-properties fo:font-weight="bold" officeooo:rsid="03c3479c" officeooo:paragraph-rsid="03c3479c" style:font-weight-asian="bold" style:font-weight-complex="bold"/>
    </style:style>
    <style:style style:name="P27" style:family="paragraph" style:parent-style-name="Text_20_body">
      <style:text-properties officeooo:rsid="03c3479c" officeooo:paragraph-rsid="03c4be67"/>
    </style:style>
    <style:style style:name="P28" style:family="paragraph" style:parent-style-name="Text_20_body">
      <style:text-properties officeooo:rsid="03bf7eb6" officeooo:paragraph-rsid="03c82f07"/>
    </style:style>
    <style:style style:name="P29" style:family="paragraph" style:parent-style-name="Text_20_body" style:list-style-name="L3">
      <style:text-properties officeooo:paragraph-rsid="03cd2c4b"/>
    </style:style>
    <style:style style:name="P30" style:family="paragraph" style:parent-style-name="Text_20_body" style:list-style-name="L3">
      <style:text-properties officeooo:rsid="03c917ab" officeooo:paragraph-rsid="03ca7f9d"/>
    </style:style>
    <style:style style:name="P31" style:family="paragraph" style:parent-style-name="Text_20_body" style:list-style-name="L3">
      <style:text-properties officeooo:rsid="03c917ab" officeooo:paragraph-rsid="03cd0d8c"/>
    </style:style>
    <style:style style:name="P32" style:family="paragraph" style:parent-style-name="Text_20_body" style:list-style-name="L3">
      <style:text-properties officeooo:rsid="03c917ab" officeooo:paragraph-rsid="03cb54dd"/>
    </style:style>
    <style:style style:name="P33" style:family="paragraph" style:parent-style-name="Text_20_body" style:list-style-name="L3">
      <style:text-properties officeooo:rsid="03ca7f9d" officeooo:paragraph-rsid="03cd0d8c"/>
    </style:style>
    <style:style style:name="P34" style:family="paragraph" style:parent-style-name="Heading_20_3">
      <style:text-properties officeooo:rsid="03cd2c4b" officeooo:paragraph-rsid="03cd2c4b"/>
    </style:style>
    <style:style style:name="P35" style:family="paragraph" style:parent-style-name="Text_20_body">
      <style:text-properties officeooo:rsid="03cd2c4b" officeooo:paragraph-rsid="03cd2c4b"/>
    </style:style>
    <style:style style:name="P36" style:family="paragraph" style:parent-style-name="Text_20_body">
      <style:text-properties officeooo:rsid="03cd2c4b" officeooo:paragraph-rsid="03ce431b"/>
    </style:style>
    <style:style style:name="P37" style:family="paragraph" style:parent-style-name="Text_20_body">
      <style:text-properties officeooo:rsid="03ce431b" officeooo:paragraph-rsid="03cfc83c"/>
    </style:style>
    <style:style style:name="P38" style:family="paragraph" style:parent-style-name="Text_20_body">
      <style:text-properties officeooo:rsid="03cfc83c" officeooo:paragraph-rsid="03cfc83c"/>
    </style:style>
    <style:style style:name="P39" style:family="paragraph" style:parent-style-name="Text_20_body">
      <style:text-properties officeooo:rsid="03d0d078" officeooo:paragraph-rsid="03d0d078"/>
    </style:style>
    <style:style style:name="P40" style:family="paragraph" style:parent-style-name="Text_20_body" style:list-style-name="L4">
      <style:text-properties officeooo:rsid="03d0d078" officeooo:paragraph-rsid="03d0d078"/>
    </style:style>
    <style:style style:name="P41" style:family="paragraph" style:parent-style-name="Text_20_body">
      <style:text-properties officeooo:rsid="03d23c51" officeooo:paragraph-rsid="03d23c51"/>
    </style:style>
    <style:style style:name="P42" style:family="paragraph" style:parent-style-name="Text_20_body">
      <style:text-properties officeooo:rsid="03d23c51" officeooo:paragraph-rsid="03ef65e2"/>
    </style:style>
    <style:style style:name="P43" style:family="paragraph" style:parent-style-name="Text_20_body">
      <style:text-properties fo:font-weight="bold" officeooo:rsid="03d5be16" officeooo:paragraph-rsid="03d5be16" style:font-weight-asian="bold" style:font-weight-complex="bold"/>
    </style:style>
    <style:style style:name="P44" style:family="paragraph" style:parent-style-name="Math">
      <style:text-properties officeooo:paragraph-rsid="03d5be16"/>
    </style:style>
    <style:style style:name="P45" style:family="paragraph" style:parent-style-name="Note">
      <style:text-properties officeooo:paragraph-rsid="03d5be16"/>
    </style:style>
    <style:style style:name="P46" style:family="paragraph" style:parent-style-name="Text_20_body">
      <style:text-properties officeooo:rsid="03d5be16" officeooo:paragraph-rsid="03d5be16"/>
    </style:style>
    <style:style style:name="P47" style:family="paragraph" style:parent-style-name="Text_20_body">
      <style:text-properties fo:font-weight="bold" officeooo:rsid="03ec3a72" officeooo:paragraph-rsid="03ec3a72" style:font-weight-asian="bold" style:font-weight-complex="bold"/>
    </style:style>
    <style:style style:name="P48" style:family="paragraph" style:parent-style-name="Text_20_body">
      <style:text-properties officeooo:rsid="03ec3a72" officeooo:paragraph-rsid="03ed8542"/>
    </style:style>
    <style:style style:name="P49" style:family="paragraph" style:parent-style-name="Text_20_body" style:list-style-name="L5">
      <style:text-properties officeooo:rsid="03ed8542" officeooo:paragraph-rsid="03ed8542"/>
    </style:style>
    <style:style style:name="P50" style:family="paragraph" style:parent-style-name="Text_20_body">
      <style:text-properties officeooo:rsid="03ed8542" officeooo:paragraph-rsid="03ed8542"/>
    </style:style>
    <style:style style:name="P51" style:family="paragraph" style:parent-style-name="Text_20_body" style:list-style-name="L6">
      <style:text-properties officeooo:rsid="03ed8542" officeooo:paragraph-rsid="03ed8542"/>
    </style:style>
    <style:style style:name="P52" style:family="paragraph" style:parent-style-name="Text_20_body" style:list-style-name="L6">
      <style:text-properties officeooo:paragraph-rsid="03ed8542"/>
    </style:style>
    <style:style style:name="P53" style:family="paragraph" style:parent-style-name="Text_20_body">
      <style:text-properties fo:font-weight="bold" officeooo:rsid="03ec3a72" officeooo:paragraph-rsid="03ed8542" style:font-weight-asian="bold" style:font-weight-complex="bold"/>
    </style:style>
    <style:style style:name="P54" style:family="paragraph" style:parent-style-name="Math">
      <style:paragraph-properties fo:text-align="center" style:justify-single-word="false"/>
      <style:text-properties officeooo:paragraph-rsid="03ed8542"/>
    </style:style>
    <style:style style:name="P55" style:family="paragraph" style:parent-style-name="Text_20_body" style:list-style-name="L7">
      <style:text-properties officeooo:rsid="03ed8542" officeooo:paragraph-rsid="03ed8542"/>
    </style:style>
    <style:style style:name="P56" style:family="paragraph" style:parent-style-name="Text_20_body">
      <style:text-properties officeooo:rsid="03d8e839" officeooo:paragraph-rsid="03d8e839"/>
    </style:style>
    <style:style style:name="P57" style:family="paragraph" style:parent-style-name="Heading_20_3">
      <style:text-properties officeooo:paragraph-rsid="03d8e839"/>
    </style:style>
    <style:style style:name="P58" style:family="paragraph" style:parent-style-name="Text_20_body">
      <style:text-properties officeooo:rsid="03d8e839" officeooo:paragraph-rsid="03da003c"/>
    </style:style>
    <style:style style:name="P59" style:family="paragraph" style:parent-style-name="Text_20_body">
      <style:text-properties officeooo:rsid="03d8e839" officeooo:paragraph-rsid="03dc4922"/>
    </style:style>
    <style:style style:name="P60" style:family="paragraph" style:parent-style-name="Text_20_body">
      <style:text-properties fo:font-weight="bold" officeooo:rsid="03da003c" officeooo:paragraph-rsid="03da003c" style:font-weight-asian="bold" style:font-weight-complex="bold"/>
    </style:style>
    <style:style style:name="P61" style:family="paragraph" style:parent-style-name="Text_20_body">
      <style:text-properties officeooo:rsid="03da003c" officeooo:paragraph-rsid="03da003c"/>
    </style:style>
    <style:style style:name="P62" style:family="paragraph" style:parent-style-name="Text_20_body" style:list-style-name="L8">
      <style:text-properties officeooo:rsid="03da003c" officeooo:paragraph-rsid="03da003c"/>
    </style:style>
    <style:style style:name="P63" style:family="paragraph" style:parent-style-name="Text_20_body">
      <style:text-properties officeooo:rsid="03dc4922" officeooo:paragraph-rsid="03dc4922"/>
    </style:style>
    <style:style style:name="P64" style:family="paragraph" style:parent-style-name="Text_20_body" style:list-style-name="L9">
      <style:text-properties officeooo:rsid="03dba993" officeooo:paragraph-rsid="03dc4922"/>
    </style:style>
    <style:style style:name="P65" style:family="paragraph" style:parent-style-name="Math" style:list-style-name="L9">
      <style:paragraph-properties fo:text-align="center" style:justify-single-word="false"/>
    </style:style>
    <style:style style:name="P66" style:family="paragraph" style:parent-style-name="Text_20_body" style:list-style-name="L9">
      <style:text-properties officeooo:rsid="03dc4922" officeooo:paragraph-rsid="03dc4922"/>
    </style:style>
    <style:style style:name="P67" style:family="paragraph" style:parent-style-name="Text_20_body">
      <style:text-properties officeooo:rsid="03dd0f5a" officeooo:paragraph-rsid="03dd0f5a"/>
    </style:style>
    <style:style style:name="P68" style:family="paragraph" style:parent-style-name="Text_20_body">
      <style:text-properties officeooo:paragraph-rsid="03dd0f5a"/>
    </style:style>
    <style:style style:name="P69" style:family="paragraph" style:parent-style-name="Heading_20_4">
      <style:text-properties officeooo:paragraph-rsid="03dd0f5a"/>
    </style:style>
    <style:style style:name="P70" style:family="paragraph" style:parent-style-name="Text_20_body" style:list-style-name="L10">
      <style:text-properties officeooo:paragraph-rsid="03dd0f5a"/>
    </style:style>
    <style:style style:name="P71" style:family="paragraph" style:parent-style-name="Text_20_body" style:list-style-name="L11">
      <style:paragraph-properties fo:text-align="justify" style:justify-single-word="false"/>
      <style:text-properties officeooo:paragraph-rsid="03dd0f5a"/>
    </style:style>
    <style:style style:name="P72" style:family="paragraph" style:parent-style-name="Text_20_body" style:list-style-name="L11">
      <style:paragraph-properties fo:text-align="justify" style:justify-single-word="false"/>
    </style:style>
    <style:style style:name="P73" style:family="paragraph" style:parent-style-name="Text_20_body" style:list-style-name="L11">
      <style:paragraph-properties fo:text-align="justify" style:justify-single-word="false"/>
      <style:text-properties officeooo:rsid="03dd0f5a" officeooo:paragraph-rsid="03dd0f5a"/>
    </style:style>
    <style:style style:name="P74" style:family="paragraph" style:parent-style-name="Text_20_body">
      <style:text-properties fo:font-style="normal" fo:font-weight="bold" officeooo:rsid="03dd0f5a" officeooo:paragraph-rsid="03dd0f5a" style:font-style-asian="normal" style:font-weight-asian="bold" style:font-style-complex="normal" style:font-weight-complex="bold"/>
    </style:style>
    <style:style style:name="P75" style:family="paragraph" style:parent-style-name="Text_20_body">
      <style:text-properties officeooo:paragraph-rsid="03dee29d"/>
    </style:style>
    <style:style style:name="P76" style:family="paragraph" style:parent-style-name="Text_20_body">
      <style:text-properties officeooo:rsid="03e0e257" officeooo:paragraph-rsid="03e0e257"/>
    </style:style>
    <style:style style:name="P77" style:family="paragraph" style:parent-style-name="Text_20_body" style:list-style-name="L12">
      <style:text-properties officeooo:rsid="03e0e257" officeooo:paragraph-rsid="03e0e257"/>
    </style:style>
    <style:style style:name="P78" style:family="paragraph">
      <style:paragraph-properties fo:margin-left="0in" fo:margin-right="0in" fo:margin-top="0in" fo:margin-bottom="0in" fo:line-height="100%" fo:text-align="center" fo:text-indent="0in"/>
    </style:style>
    <style:style style:name="P79" style:family="paragraph" style:parent-style-name="Heading_20_3">
      <style:text-properties officeooo:rsid="03ab608f" officeooo:paragraph-rsid="03ab608f"/>
    </style:style>
    <style:style style:name="P80" style:family="paragraph" style:parent-style-name="Text_20_body" style:list-style-name="L13">
      <style:text-properties officeooo:paragraph-rsid="03e0e257"/>
    </style:style>
    <style:style style:name="P81" style:family="paragraph" style:parent-style-name="Text_20_body" style:list-style-name="L13">
      <style:paragraph-properties fo:text-align="justify" style:justify-single-word="false"/>
      <style:text-properties officeooo:paragraph-rsid="03e2cc57"/>
    </style:style>
    <style:style style:name="P82" style:family="paragraph" style:parent-style-name="Text_20_body" style:list-style-name="L13">
      <style:paragraph-properties fo:text-align="justify" style:justify-single-word="false"/>
      <style:text-properties officeooo:paragraph-rsid="03e0e257"/>
    </style:style>
    <style:style style:name="P83" style:family="paragraph" style:parent-style-name="Text_20_body" style:list-style-name="L13">
      <style:paragraph-properties fo:text-align="justify" style:justify-single-word="false"/>
      <style:text-properties officeooo:rsid="03e0e257" officeooo:paragraph-rsid="03e2cc57"/>
    </style:style>
    <style:style style:name="P84" style:family="paragraph" style:parent-style-name="Text_20_body">
      <style:text-properties officeooo:rsid="03e0e257" officeooo:paragraph-rsid="03e2cc57"/>
    </style:style>
    <style:style style:name="P85" style:family="paragraph" style:parent-style-name="Text_20_body" style:list-style-name="L13">
      <style:text-properties officeooo:paragraph-rsid="03e2cc57"/>
    </style:style>
    <style:style style:name="P86" style:family="paragraph" style:parent-style-name="Text_20_body" style:list-style-name="L13">
      <style:paragraph-properties fo:text-align="justify" style:justify-single-word="false"/>
      <style:text-properties officeooo:rsid="03e2cc57" officeooo:paragraph-rsid="03e2cc57"/>
    </style:style>
    <style:style style:name="P87" style:family="paragraph" style:parent-style-name="Text_20_body">
      <style:paragraph-properties fo:text-align="justify" style:justify-single-word="false"/>
      <style:text-properties officeooo:rsid="03e2cc57" officeooo:paragraph-rsid="03e2cc57"/>
    </style:style>
    <style:style style:name="P88" style:family="paragraph" style:parent-style-name="Text_20_body">
      <style:paragraph-properties fo:text-align="justify" style:justify-single-word="false" style:writing-mode="lr-tb"/>
      <style:text-properties officeooo:paragraph-rsid="03e2cc57"/>
    </style:style>
    <style:style style:name="P89" style:family="paragraph" style:parent-style-name="Text_20_body">
      <style:text-properties officeooo:paragraph-rsid="03e2e4d6"/>
    </style:style>
    <style:style style:name="P90" style:family="paragraph" style:parent-style-name="Text_20_body">
      <style:text-properties officeooo:rsid="03e37406" officeooo:paragraph-rsid="03e37406"/>
    </style:style>
    <style:style style:name="P91" style:family="paragraph" style:parent-style-name="Text_20_body">
      <style:text-properties fo:font-weight="bold" officeooo:rsid="03e37406" officeooo:paragraph-rsid="03e37406" style:font-weight-asian="bold" style:font-weight-complex="bold"/>
    </style:style>
    <style:style style:name="P92" style:family="paragraph" style:parent-style-name="Text_20_body" style:list-style-name="L14">
      <style:text-properties officeooo:rsid="03e37406" officeooo:paragraph-rsid="03e490ef"/>
    </style:style>
    <style:style style:name="P93" style:family="paragraph" style:parent-style-name="Text_20_body" style:list-style-name="L14">
      <style:text-properties officeooo:rsid="03e490ef" officeooo:paragraph-rsid="03e490ef"/>
    </style:style>
    <style:style style:name="P94" style:family="paragraph" style:parent-style-name="Text_20_body">
      <style:text-properties officeooo:rsid="03e4aa29" officeooo:paragraph-rsid="03e5ed90"/>
    </style:style>
    <style:style style:name="P95" style:family="paragraph" style:parent-style-name="Text_20_body">
      <style:text-properties officeooo:rsid="03e4aa29" officeooo:paragraph-rsid="03e77fb0"/>
    </style:style>
    <style:style style:name="P96" style:family="paragraph" style:parent-style-name="Text_20_body" style:list-style-name="L15">
      <style:text-properties officeooo:rsid="03e77fb0" officeooo:paragraph-rsid="03e77fb0"/>
    </style:style>
    <style:style style:name="P97" style:family="paragraph" style:parent-style-name="Text_20_body" style:list-style-name="L15">
      <style:paragraph-properties fo:text-align="justify" style:justify-single-word="false"/>
      <style:text-properties officeooo:paragraph-rsid="03e77fb0"/>
    </style:style>
    <style:style style:name="P98" style:family="paragraph" style:parent-style-name="Standard" style:list-style-name="L15">
      <style:paragraph-properties fo:text-align="justify" style:justify-single-word="false"/>
      <style:text-properties officeooo:paragraph-rsid="03e77fb0"/>
    </style:style>
    <style:style style:name="P99" style:family="paragraph" style:parent-style-name="Standard" style:list-style-name="L15">
      <style:paragraph-properties fo:text-align="justify" style:justify-single-word="false"/>
      <style:text-properties officeooo:rsid="03e77fb0" officeooo:paragraph-rsid="03e77fb0"/>
    </style:style>
    <style:style style:name="P100" style:family="paragraph" style:parent-style-name="Standard" style:list-style-name="L15">
      <style:paragraph-properties fo:text-align="justify" style:justify-single-word="false"/>
      <style:text-properties officeooo:rsid="03e77fb0" officeooo:paragraph-rsid="03e9faa0"/>
    </style:style>
    <style:style style:name="P101" style:family="paragraph" style:parent-style-name="Standard">
      <style:paragraph-properties fo:text-align="justify" style:justify-single-word="false" style:writing-mode="lr-tb"/>
      <style:text-properties officeooo:rsid="03e77fb0" officeooo:paragraph-rsid="03eb24f2"/>
    </style:style>
    <style:style style:name="T1" style:family="text">
      <style:text-properties officeooo:rsid="03ad6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ab608f" style:font-weight-asian="bold" style:font-weight-complex="bold"/>
    </style:style>
    <style:style style:name="T4" style:family="text">
      <style:text-properties officeooo:rsid="03ab608f"/>
    </style:style>
    <style:style style:name="T5" style:family="text">
      <style:text-properties officeooo:rsid="03be951a"/>
    </style:style>
    <style:style style:name="T6" style:family="text">
      <style:text-properties officeooo:rsid="03be5bd5"/>
    </style:style>
    <style:style style:name="T7" style:family="text">
      <style:text-properties fo:color="#c9211e" loext:opacity="100%" officeooo:rsid="03be5bd5"/>
    </style:style>
    <style:style style:name="T8" style:family="text">
      <style:text-properties officeooo:rsid="03c18868"/>
    </style:style>
    <style:style style:name="T9" style:family="text">
      <style:text-properties officeooo:rsid="03c33e4f"/>
    </style:style>
    <style:style style:name="T10" style:family="text">
      <style:text-properties officeooo:rsid="03c4be67"/>
    </style:style>
    <style:style style:name="T11" style:family="text">
      <style:text-properties fo:font-weight="normal" officeooo:rsid="03c4be67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3c634db" style:font-weight-asian="normal" style:font-weight-complex="normal"/>
    </style:style>
    <style:style style:name="T14" style:family="text">
      <style:text-properties fo:font-weight="normal" officeooo:rsid="03c917ab" style:font-weight-asian="normal" style:font-weight-complex="normal"/>
    </style:style>
    <style:style style:name="T15" style:family="text">
      <style:text-properties fo:font-weight="normal" officeooo:rsid="03cd2c4b" style:font-weight-asian="normal" style:font-weight-complex="normal"/>
    </style:style>
    <style:style style:name="T16" style:family="text">
      <style:text-properties fo:font-weight="normal" officeooo:rsid="03ca7f9d" style:font-weight-asian="normal" style:font-weight-complex="normal"/>
    </style:style>
    <style:style style:name="T17" style:family="text">
      <style:text-properties officeooo:rsid="03cd2c4b"/>
    </style:style>
    <style:style style:name="T18" style:family="text">
      <style:text-properties officeooo:rsid="03ce431b"/>
    </style:style>
    <style:style style:name="T19" style:family="text">
      <style:text-properties officeooo:rsid="03cfc83c"/>
    </style:style>
    <style:style style:name="T20" style:family="text">
      <style:text-properties officeooo:rsid="03ef65e2"/>
    </style:style>
    <style:style style:name="T21" style:family="text">
      <style:text-properties officeooo:rsid="03d5be16"/>
    </style:style>
    <style:style style:name="T22" style:family="text">
      <style:text-properties officeooo:rsid="03dff123"/>
    </style:style>
    <style:style style:name="T23" style:family="text">
      <style:text-properties officeooo:rsid="03e0e257"/>
    </style:style>
    <style:style style:name="T24" style:family="text">
      <style:text-properties officeooo:rsid="03ed8542"/>
    </style:style>
    <style:style style:name="T25" style:family="text">
      <style:text-properties officeooo:rsid="03d8e839"/>
    </style:style>
    <style:style style:name="T26" style:family="text">
      <style:text-properties officeooo:rsid="03da003c"/>
    </style:style>
    <style:style style:name="T27" style:family="text">
      <style:text-properties fo:font-weight="normal" officeooo:rsid="03dc4922" style:font-weight-asian="normal" style:font-weight-complex="normal"/>
    </style:style>
    <style:style style:name="T28" style:family="text">
      <style:text-properties officeooo:rsid="03dc4922"/>
    </style:style>
    <style:style style:name="T29" style:family="text">
      <style:text-properties fo:color="#c9211e" loext:opacity="100%"/>
    </style:style>
    <style:style style:name="T30" style:family="text">
      <style:text-properties fo:font-weight="bold" officeooo:rsid="03dd0f5a" style:font-weight-asian="bold" style:font-weight-complex="bold"/>
    </style:style>
    <style:style style:name="T31" style:family="text">
      <style:text-properties officeooo:rsid="03dd0f5a"/>
    </style:style>
    <style:style style:name="T32" style:family="text">
      <style:text-properties officeooo:rsid="03dee29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officeooo:rsid="03e2cc57"/>
    </style:style>
    <style:style style:name="T35" style:family="text">
      <style:text-properties officeooo:rsid="03e2e4d6"/>
    </style:style>
    <style:style style:name="T36" style:family="text">
      <style:text-properties officeooo:rsid="03e37406"/>
    </style:style>
    <style:style style:name="T37" style:family="text">
      <style:text-properties officeooo:rsid="03e490ef"/>
    </style:style>
    <style:style style:name="T38" style:family="text">
      <style:text-properties officeooo:rsid="03e77fb0"/>
    </style:style>
    <style:style style:name="T39" style:family="text">
      <style:text-properties fo:color="#c9211e" loext:opacity="100%" officeooo:rsid="03e77fb0"/>
    </style:style>
    <style:style style:name="T40" style:family="text">
      <style:text-properties officeooo:rsid="03e9faa0"/>
    </style:style>
    <style:style style:name="Sect1" style:family="section">
      <style:section-properties text:dont-balance-text-columns="false" style:editable="false">
        <style:columns fo:column-count="2" fo:column-gap="0.1571in">
          <style:column-sep style:width="0.0071in" style:color="#000000" style:height="100%" style:style="solid"/>
          <style:column style:rel-width="32767*" fo:start-indent="0in" fo:end-indent="0.0783in"/>
          <style:column style:rel-width="32768*" fo:start-indent="0.0783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Title">מתמטיקה בדידה – תרגיל בית 6 – שחר פרץ</text:p>
      <text:h text:style-name="Heading_20_2" text:outline-level="2">מידע כללי</text:h>
      <text:p text:style-name="P1">מגיש: שחר פרץ</text:p>
      <text:p text:style-name="P1">תאריך הגשה: 27.12.2023</text:p>
      <text:p text:style-name="P2">~~~ תרגיל בית 6 (מתמטיקה בדידה) ~~~</text:p>
      <text:h text:style-name="Heading_20_2" text:outline-level="2">1. (חימום) מציאת תחום וטווח בלי הוכחה <text:span text:style-name="T1">[עמודות משמאל לימין]</text:span></text:h>
      <text:section text:style-name="Sect1" text:name="Section1">
        <text:h text:style-name="Heading_20_3" text:outline-level="3">סעיף (א)</text:h>
        <text:p text:style-name="P3"><text:span text:style-name="T2">נתון: </text:span><draw:g text:anchor-type="as-char" svg:y="-0.1327in" draw:z-index="0" draw:name="Shape1" draw:style-name="gr1"><svg:title>TexMaths</svg:title><svg:desc>11§display§f_1 = \lambda x \in \R. \{x^2\}§svg§600§FALSE§</svg:desc><draw:path draw:style-name="gr2" draw:text-style-name="P4" svg:width="1.1394in" svg:height="0.1555in" svg:x="0.0047in" svg:y="0.0083in" svg:viewBox="0 0 2895 396" svg:d="M1447 396c-482 0-964 0-1447 0 0-132 0-264 0-396 965 0 1930 0 2895 0 0 132 0 264 0 396-483 0-966 0-1448 0z"><text:p/></draw:path><draw:path draw:style-name="gr3" draw:text-style-name="P5" svg:width="0.0752in" svg:height="0.1378in" svg:x="0in" svg:y="0.0272in" svg:viewBox="0 0 192 351" svg:d="M121 118c11 0 22 0 33 0 8 0 12 0 12-8 0-4-4-4-11-4-11 0-21 0-32 0 3-16 6-30 9-44 1-8 7-36 9-41 3-7 10-12 18-12 2 0 11 0 19 6-17 2-21 15-21 21 0 9 7 14 15 14 9 0 20-9 20-24 0-17-17-26-33-26-13 0-37 7-49 45-2 8-3 12-13 61-9 0-18 0-27 0-7 0-11 0-11 8 0 4 4 4 10 4 9 0 18 0 27 0-10 51-20 101-30 151-7 38-13 73-33 73-2 0-11 0-19-7 18-1 21-15 21-21 0-9-6-13-14-13-10 0-21 8-21 23 0 18 16 27 33 27 21 0 36-24 43-38 13-24 22-72 22-74 8-39 15-80 23-121z"><text:p/></draw:path><draw:path draw:style-name="gr3" draw:text-style-name="P5" svg:width="0.0386in" svg:height="0.0705in" svg:x="0.078in" svg:y="0.0862in" svg:viewBox="0 0 99 180" svg:d="M62 8c0-8-2-8-9-8-18 17-42 17-53 17 0 3 0 6 0 9 7 0 24 0 40-7 0 46 0 92 0 139 0 9 0 12-28 12-3 0-7 0-10 0 0 3 0 6 0 10 5-1 38-1 49-1 7 0 41 0 48 1 0-4 0-7 0-10-3 0-8 0-11 0-26 0-26-3-26-12 0-51 0-101 0-150z"><text:p/></draw:path><draw:path draw:style-name="gr3" draw:text-style-name="P5" svg:width="0.1008in" svg:height="0.035in" svg:x="0.1854in" svg:y="0.07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48in" svg:height="0.1067in" svg:x="0.3457in" svg:y="0.0287in" svg:viewBox="0 0 191 272" svg:d="M118 155c15 40 34 99 40 107 6 9 10 9 20 9 3 0 6 0 9 0s4-3 4-4-1-1-2-3c-3-5-6-10-9-18-26-73-52-146-79-218-8-24-28-28-47-28-1 0-7 0-7 4 0 3 2 3 4 4 13 2 15 4 25 31 12 35 25 69 37 104-35 36-71 71-106 106-5 5-7 7-7 11 0 7 4 12 11 12 5 0 10-4 13-8 31-36 63-72 94-109z"><text:p/></draw:path><draw:path draw:style-name="gr3" draw:text-style-name="P5" svg:width="0.0752in" svg:height="0.0685in" svg:x="0.4307in" svg:y="0.0669in" svg:viewBox="0 0 192 175" svg:d="M119 54c2-10 11-45 37-45 2 0 12 0 20 4-11 2-19 12-19 21 0 7 5 15 15 15 8 0 20-8 20-24 0-19-22-25-35-25-23 0-36 21-40 30-10-26-31-30-42-30-41 0-63 50-63 60 0 4 3 3 4 4 4 0 5-1 6-4 13-41 38-51 52-51 7 0 21 3 21 25 0 12-7 39-21 93-6 24-20 40-37 40-2 0-11 0-19-5 9-2 18-10 18-21s-9-14-14-14c-12 0-22 11-22 23 0 18 20 25 36 25 27 0 40-27 41-29 5 14 19 29 42 29 39 0 61-49 61-59 0-5-3-5-4-5-3 0-4 3-4 5-14 42-40 51-52 51-16 0-21-13-21-26 0-9 2-16 7-34 4-18 8-35 13-53z"><text:p/></draw:path><draw:path draw:style-name="gr3" draw:text-style-name="P5" svg:width="0.0752in" svg:height="0.0878in" svg:x="0.5681in" svg:y="0.052in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3" draw:text-style-name="P5" svg:width="0.1039in" svg:height="0.1035in" svg:x="0.7012in" svg:y="0.0299in" svg:viewBox="0 0 265 264" svg:d="M98 143c4 0 9 0 13 0 20 30 39 60 58 90 4 5 14 21 18 26 2 5 3 5 12 5 18 0 36 0 54 0 7 0 12 0 12-7 0-3-2-6-5-7-15-3-33-27-43-39-3-5-22-30-48-72 34-7 67-21 67-67 0-53-56-72-102-72-41 0-80 0-121 0-6 0-13 0-13 7 0 6 8 6 10 6 23 0 24 4 24 22 0 64 0 129 0 194 0 18-1 21-24 21-2 0-10 0-10 7s7 7 13 7c35 0 71 0 106 0 7 0 13 0 13-7s-7-7-11-7c-22 0-23-3-23-21 0-28 0-57 0-86zM172 125c11-15 12-36 12-52 0-19-3-40-15-55 16 3 54 15 54 54 0 25-11 45-51 53zM98 34c0-8 0-21 23-21 33 0 49 13 49 60 0 49-12 57-72 57 0-32 0-64 0-96zM45 250c3-6 3-17 3-20 0-66 0-131 0-196 0-3 0-14-3-21 14 0 30 0 44 0-5 7-5 15-5 20 0 65 0 131 0 197 0 3 0 14 3 20-14 0-28 0-42 0zM128 143c2 0 3-1 6-1 7 0 14 0 21-1 6 9 47 78 79 109-12 0-25 0-37 0-23-35-46-71-69-107z"><text:p/></draw:path><draw:path draw:style-name="gr3" draw:text-style-name="P5" svg:width="0.0161in" svg:height="0.0157in" svg:x="0.8217in" svg:y="0.1177in" svg:viewBox="0 0 42 41" svg:d="M42 21c0-12-10-21-21-21s-21 9-21 21c0 11 10 20 21 20s21-9 21-20z"><text:p/></draw:path><draw:path draw:style-name="gr3" draw:text-style-name="P5" svg:width="0.0535in" svg:height="0.1516in" svg:x="0.8618in" svg:y="0.0201in" svg:viewBox="0 0 137 386" svg:d="M81 52c0-16 10-41 53-43 1-1 3-2 3-5 0-4-3-4-7-4-39 0-74 20-74 49 0 28 0 58 0 88 0 15 0 27-15 39-15 11-29 13-38 14-2 0-3 1-3 3 0 4 2 4 7 4 25 3 44 16 48 35 1 3 1 4 1 18 0 26 0 51 0 76 0 17 0 29 18 43 15 13 40 17 56 17 4 0 7 0 7-4 0-5-2-5-6-5-24-1-43-14-49-33-1-4-1-4-1-19 0-26 0-54 0-81 0-17-3-23-15-36-8-7-19-12-30-15 31-9 45-26 45-49 0-30 0-61 0-92z"><text:p/></draw:path><draw:path draw:style-name="gr3" draw:text-style-name="P5" svg:width="0.0752in" svg:height="0.0685in" svg:x="0.9315in" svg:y="0.0669in" svg:viewBox="0 0 192 175" svg:d="M118 54c2-10 11-45 37-45 2 0 12 0 20 4-11 2-19 12-19 21 0 7 5 15 16 15 7 0 20-8 20-24 0-19-23-25-36-25-23 0-36 21-41 30-9-26-30-30-41-30-41 0-63 50-63 60 0 4 4 4 5 4 3 0 5-1 5-4 13-41 38-51 52-51 7 0 20 3 20 25 0 12-6 39-20 93-6 24-20 40-37 40-2 0-11 0-20-5 10-2 19-10 19-21s-9-14-14-14c-12 0-21 11-21 23 0 18 19 25 36 25 26 0 39-27 40-29 5 14 19 29 42 29 40 0 62-49 62-59 0-5-4-5-5-5-3 0-3 3-5 5-13 42-39 51-51 51-16 0-21-13-21-26 0-9 2-16 6-34 5-18 9-35 14-53z"><text:p/></draw:path><draw:path draw:style-name="gr3" draw:text-style-name="P5" svg:width="0.0465in" svg:height="0.0705in" svg:x="1.0209in" svg:y="0.0004in" svg:viewBox="0 0 119 180" svg:d="M119 131c-4 0-6 0-9 0-1 6-3 21-7 24-2 2-23 2-27 2-17 0-33 0-50 0 29-25 38-32 54-46 20-15 39-33 39-58 0-33-29-53-63-53s-56 24-56 49c0 14 11 15 14 15 7 0 15-4 15-14 0-6-3-15-17-15 9-20 28-25 40-25 27 0 40 21 40 43 0 23-16 42-25 52-22 21-43 43-65 65-2 2-2 2-2 10 37 0 74 0 111 0 2-17 6-33 8-49z"><text:p/></draw:path><draw:path draw:style-name="gr3" draw:text-style-name="P5" svg:width="0.0535in" svg:height="0.1516in" svg:x="1.0933in" svg:y="0.0201in" svg:viewBox="0 0 137 386" svg:d="M56 334c0 16-10 41-53 43-2 0-3 2-3 5 0 4 4 4 8 4 37 0 73-19 73-49 0-28 0-58 0-88 0-15 0-26 16-39 14-12 28-12 37-13 1 0 3-1 3-4s-2-3-6-3c-25-3-44-16-49-36-1-4-1-4-1-18 0-26 0-51 0-76 0-17 0-29-18-45-16-11-42-15-55-15-4 0-8 0-8 4s2 4 7 5c24 1 42 13 48 33 1 3 1 4 1 19 0 26 0 53 0 80 0 19 2 24 15 38 8 7 19 12 30 14-32 9-45 28-45 48 0 31 0 62 0 93z"><text:p/></draw:path></draw:g></text:p>
        <text:p text:style-name="P3"><text:span text:style-name="T2">תחום: </text:span><draw:g text:anchor-type="as-char" svg:y="-0.1134in" draw:z-index="9" draw:name="Shape2" draw:style-name="gr1"><svg:title>TexMaths</svg:title><svg:desc>11§display§dom(f_1) = \R§svg§600§FALSE§</svg:desc><draw:path draw:style-name="gr2" draw:text-style-name="P4" svg:width="0.8413in" svg:height="0.1358in" svg:x="0.0024in" svg:y="0.0071in" svg:viewBox="0 0 2138 346" svg:d="M1070 346c-357 0-713 0-1070 0 0-116 0-230 0-346 713 0 1425 0 2138 0 0 116 0 230 0 346-356 0-713 0-1068 0z"><text:p/></draw:path><draw:path draw:style-name="gr3" draw:text-style-name="P5" svg:width="0.072in" svg:height="0.1063in" svg:x="0.0004in" svg:y="0.0071in" svg:viewBox="0 0 184 271" svg:d="M184 4c0-1 0-4-5-4s-43 3-49 4c-3 0-6 3-6 7 0 6 5 6 10 6 19 0 19 2 19 6 0 2-1 6-1 8-8 31-16 60-23 91-7-14-18-25-35-25-46 0-94 57-94 112 0 37 22 62 52 62 7 0 27-1 50-29 3 16 17 29 36 29 13 0 22-9 28-21 7-14 11-38 11-39 0-3-3-3-4-3-5 0-5 1-6 7-6 25-13 47-29 47-10 0-11-10-11-18s0-12 2-18c18-74 36-148 55-222zM103 220c-1 8-1 8-7 15-17 22-32 27-43 27-20 0-25-21-25-36 0-18 12-65 22-83 11-23 28-37 44-37 25 0 30 32 30 34s-1 4-1 6c-6 25-13 50-20 74z"><text:p/></draw:path><draw:path draw:style-name="gr3" draw:text-style-name="P5" svg:width="0.065in" svg:height="0.0685in" svg:x="0.0799in" svg:y="0.0453in" svg:viewBox="0 0 166 175" svg:d="M166 65c0-40-27-65-61-65-52 0-105 55-105 110 0 38 26 65 63 65 50 0 103-53 103-110zM63 166c-17 0-34-12-34-42 0-18 11-60 23-80 18-30 40-35 51-35 24 0 35 19 35 42 0 14-8 55-22 80-15 22-36 35-53 35z"><text:p/></draw:path><draw:path draw:style-name="gr3" draw:text-style-name="P5" svg:width="0.124in" svg:height="0.0685in" svg:x="0.152in" svg:y="0.0453in" svg:viewBox="0 0 316 175" svg:d="M22 148c-1 6-3 15-3 17 0 7 5 10 11 10 4 0 12-3 14-11 1-1 6-19 8-29 3-12 5-23 9-34 2-9 4-17 6-26 1-7 5-18 5-19 5-12 26-47 62-47 18 0 21 14 21 26 0 10-2 21-5 33-4 15-8 29-11 44-3 10-6 20-8 30-1 8-4 21-4 23 0 7 5 10 11 10 12 0 14-10 17-22 6-22 20-78 23-92 1-6 21-52 64-52 17 0 21 13 21 26 0 22-16 66-24 87-3 9-6 13-6 21 0 19 15 32 32 32 37 0 51-56 51-59 0-4-3-4-5-4-4 0-4 1-5 7-7 20-19 47-40 47-6 0-10-3-10-12 0-10 5-19 8-27 7-20 23-63 23-85 0-25-15-42-44-42s-48 18-63 37c-1-4-2-17-13-27-9-8-22-10-32-10-34 0-52 25-59 34-2-22-19-34-36-34-18 0-25 15-29 22-7 13-11 36-11 37 0 5 3 5 4 5 4 0 5-1 7-9 7-27 14-46 28-46 6 0 12 3 12 17 0 8-1 13-6 32-8 30-15 60-23 90z"><text:p/></draw:path><draw:path draw:style-name="gr3" draw:text-style-name="P5" svg:width="0.0346in" svg:height="0.1512in" svg:x="0.2965in" svg:y="0in" svg:viewBox="0 0 89 385" svg:d="M89 381c0-1 0-1-6-8-49-49-61-122-61-180 0-67 14-135 62-182 5-5 5-5 5-7 0-3-1-4-4-4-4 0-39 26-61 76-20 42-24 85-24 117 0 29 3 76 25 120 23 47 56 72 60 72 3 0 4-1 4-4z"><text:p/></draw:path><draw:path draw:style-name="gr3" draw:text-style-name="P5" svg:width="0.0756in" svg:height="0.1374in" svg:x="0.3484in" svg:y="0.0067in" svg:viewBox="0 0 193 350" svg:d="M121 118c11 0 22 0 33 0 8 0 12 0 12-8 0-4-4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5" svg:width="0.0386in" svg:height="0.0701in" svg:x="0.426in" svg:y="0.0661in" svg:viewBox="0 0 99 179" svg:d="M62 8c0-8-1-8-9-8-17 17-42 17-53 17 0 3 0 6 0 9 7 0 24 0 40-7 0 46 0 92 0 138 0 9 0 13-28 13-3 0-6 0-10 0 0 3 0 6 0 9 5-1 38-1 49-1 7 0 41 0 48 1 0-3 0-6 0-9-3 0-8 0-11 0-26 0-26-4-26-13 0-50 0-100 0-149z"><text:p/></draw:path><draw:path draw:style-name="gr3" draw:text-style-name="P5" svg:width="0.0346in" svg:height="0.1512in" svg:x="0.4913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5" svg:width="0.1004in" svg:height="0.0354in" svg:x="0.592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1043in" svg:height="0.1031in" svg:x="0.7469in" svg:y="0.0098in" svg:viewBox="0 0 266 263" svg:d="M98 143c4 0 10 0 14 0 19 30 39 60 57 88 5 7 14 22 18 28 3 4 4 4 13 4 18 0 36 0 53 0 8 0 13 0 13-6 0-4-2-6-5-7-14-3-34-29-43-41-3-3-22-28-49-70 36-6 69-21 69-66 0-54-58-73-103-73-40 0-81 0-122 0-6 0-13 0-13 7 0 6 8 6 11 6 22 0 24 4 24 22 0 64 0 129 0 193 0 19-2 22-24 22-3 0-11 0-11 7 0 6 7 6 13 6 35 0 72 0 107 0 7 0 12 0 12-6 0-7-7-7-11-7-22 0-23-3-23-22 0-28 0-56 0-85zM173 124c11-14 12-35 12-51 0-19-2-40-16-55 17 3 54 15 54 55 0 24-11 44-50 51zM98 34c0-8 0-21 24-21 33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/draw:g></text:p>
        <text:p text:style-name="P6"><text:span text:style-name="T2">טווח: </text:span><draw:g text:anchor-type="as-char" svg:y="-0.1134in" draw:z-index="42" draw:name="Shape3" draw:style-name="gr1"><svg:title>TexMaths</svg:title><svg:desc>11§display§range(f_1) = \powerset(\R)§svg§600§FALSE§</svg:desc><draw:path draw:style-name="gr2" draw:text-style-name="P4" svg:width="1.1728in" svg:height="0.1358in" svg:x="0.0031in" svg:y="0.0071in" svg:viewBox="0 0 2980 346" svg:d="M1490 346c-497 0-993 0-1490 0 0-116 0-230 0-346 993 0 1987 0 2980 0 0 116 0 230 0 346-496 0-993 0-1490 0z"><text:p/></draw:path><draw:path draw:style-name="gr3" draw:text-style-name="P5" svg:width="0.0614in" svg:height="0.0685in" svg:x="-0.0004in" svg:y="0.0453in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3-1 6-9 7-27 14-46 28-46 6 0 12 3 12 17 0 8-1 13-6 32-7 30-15 60-23 90z"><text:p/></draw:path><draw:path draw:style-name="gr3" draw:text-style-name="P5" svg:width="0.0693in" svg:height="0.0685in" svg:x="0.0744in" svg:y="0.0453in" svg:viewBox="0 0 177 175" svg:d="M129 25c-8-14-19-25-37-25-45 0-92 57-92 113 0 37 21 62 51 62 7 0 27-1 50-29 3 16 17 29 35 29 14 0 22-9 29-21 7-14 12-37 12-38 0-4-4-4-5-4-4 0-5 1-6 7-6 25-13 47-29 47-11 0-12-10-12-17 0-9 1-11 6-29 4-17 4-20 8-34 4-18 10-36 14-54 3-11 3-12 3-13 0-7-5-11-12-11-9 0-14 9-15 17zM103 124c-2 8-2 8-7 15-18 22-33 27-44 27-20 0-24-21-24-36 0-19 12-66 20-84 13-23 30-37 46-37 24 0 29 32 29 34s0 4-1 7c-7 24-12 49-19 74z"><text:p/></draw:path><draw:path draw:style-name="gr3" draw:text-style-name="P5" svg:width="0.0823in" svg:height="0.0685in" svg:x="0.1531in" svg:y="0.0453in" svg:viewBox="0 0 210 175" svg:d="M23 148c-1 6-3 15-3 17 0 7 5 10 11 10 4 0 12-3 14-11 1-1 6-19 8-29 3-12 5-23 9-34 2-9 4-17 6-26 1-7 5-18 5-19 5-12 26-47 62-47 18 0 21 14 21 26 0 24-19 74-24 91-4 8-4 13-4 17 0 19 13 32 32 32 36 0 50-56 50-59 0-4-3-4-4-4-5 0-5 1-7 7-8 26-20 47-38 47-7 0-10-3-10-12 0-10 3-19 6-27 8-21 25-63 25-85 0-27-17-42-46-42-34 0-52 25-59 34-2-22-19-34-36-34-19 0-24 15-29 22-6 13-12 36-12 37 0 5 4 5 6 5 3 0 4-1 6-9 7-27 14-46 28-46 7 0 12 4 12 17 0 8-1 13-6 32-8 30-15 60-23 90z"><text:p/></draw:path><draw:path draw:style-name="gr3" draw:text-style-name="P5" svg:width="0.0697in" svg:height="0.0976in" svg:x="0.2421in" svg:y="0.0453in" svg:viewBox="0 0 178 249" svg:d="M177 25c0-2 1-4 1-6 0-7-4-11-11-11-4 0-14 3-16 16-7-14-20-24-37-24-44 0-91 54-91 110 0 38 23 61 52 61 22 0 40-18 44-22h1c-9 34-9 33-13 50-1 5-15 41-56 41-7 0-20 0-31-3 12-4 16-13 16-20s-4-13-15-13c-8 0-21 6-21 22 0 15 14 23 52 23 48 0 76-30 82-52 15-57 29-114 43-172zM127 121c-3 10-12 20-20 28-8 6-20 13-31 13-20 0-25-20-25-35 0-19 11-64 20-84 11-19 28-34 45-34 25 0 30 31 30 33s-1 4-1 5c-6 25-12 49-18 74z"><text:p/></draw:path><draw:path draw:style-name="gr3" draw:text-style-name="P5" svg:width="0.0575in" svg:height="0.0685in" svg:x="0.3252in" svg:y="0.0453in" svg:viewBox="0 0 147 175" svg:d="M54 81c11 0 39-1 59-8 27-11 29-34 29-40 0-16-14-33-41-33-43 0-101 37-101 106 0 38 22 69 60 69 55 0 87-41 87-45 0-2-2-6-4-6-1 0-2 2-4 5-31 37-73 37-79 37-29 0-32-32-32-44 0-5-1-16 5-41 7 0 14 0 21 0zM36 73c15-59 54-64 65-64 18 0 29 11 29 24 0 40-63 40-78 40-6 0-10 0-16 0z"><text:p/></draw:path><draw:path draw:style-name="gr3" draw:text-style-name="P5" svg:width="0.0346in" svg:height="0.1512in" svg:x="0.4043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076in" svg:height="0.1374in" svg:x="0.4563in" svg:y="0.0067in" svg:viewBox="0 0 194 350" svg:d="M122 118c11 0 22 0 33 0 8 0 11 0 11-8 0-4-3-4-10-4-11 0-21 0-32 0 3-16 6-30 8-44 2-8 7-36 10-40 3-8 10-13 17-13 2 0 13 0 19 6-16 2-21 16-21 21 0 9 8 14 15 14 10 0 22-9 22-24 0-17-19-26-35-26-13 0-37 7-49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5" svg:width="0.0386in" svg:height="0.0701in" svg:x="0.5343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5" svg:width="0.035in" svg:height="0.1512in" svg:x="0.5992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5" svg:width="0.1008in" svg:height="0.0354in" svg:x="0.700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1079in" svg:height="0.1106in" svg:x="0.8559in" svg:y="0.0098in" svg:viewBox="0 0 275 282" svg:d="M127 0c-55 0-96 26-113 44-13 15-14 26-14 28s1 3 3 3c7 0 16-6 19-8 8-5 9-8 11-15 5-16 16-29 65-31-7 87-30 172-62 251-3 5-2 4-3 7 0 1 1 3 4 3 7 0 25-9 29-19 21-47 52-135 64-242 6 0 13 0 20 0 47 0 92 18 92 57 0 29-28 83-102 85-9 0-14 0-23 8-8 4-11 8-11 11 0 2 3 2 7 2 71 0 162-60 162-123 0-44-52-61-97-61-17 0-34 0-51 0z"><text:p/></draw:path><draw:path draw:style-name="gr3" draw:text-style-name="P5" svg:width="0.0346in" svg:height="0.1512in" svg:x="0.9862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5" svg:width="0.1039in" svg:height="0.1031in" svg:x="1.0327in" svg:y="0.0098in" svg:viewBox="0 0 265 263" svg:d="M98 143c4 0 9 0 13 0 20 30 39 60 58 88 4 7 14 22 18 28 2 4 3 4 12 4 18 0 36 0 54 0 7 0 12 0 12-6 0-4-2-6-5-7-15-3-33-29-42-41-4-3-22-28-49-70 35-6 67-21 67-66 0-54-56-73-102-73-40 0-80 0-121 0-6 0-13 0-13 7 0 6 8 6 11 6 22 0 23 4 23 22 0 64 0 129 0 193 0 19-1 22-23 22-3 0-11 0-11 7 0 6 7 6 13 6 35 0 71 0 106 0 8 0 13 0 13-6 0-7-7-7-11-7-22 0-23-3-23-22 0-28 0-56 0-85zM172 124c11-14 12-35 12-51 0-19-2-40-15-55 16 3 54 15 54 55 0 24-11 44-51 51zM98 34c0-8 0-21 23-21 33 0 49 15 49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" draw:text-style-name="P5" svg:width="0.035in" svg:height="0.1512in" svg:x="1.1484in" svg:y="0in" svg:viewBox="0 0 90 385" svg:d="M90 193c0-30-4-76-25-120-24-48-57-73-61-73-2 0-4 2-4 4s0 2 8 9c37 38 59 99 59 180 0 65-14 133-61 181-6 6-6 6-6 7 0 2 2 4 4 4 4 0 39-26 62-76 20-41 24-84 24-116z"><text:p/></draw:path></draw:g><text:s/>כי <draw:g text:anchor-type="as-char" svg:y="-0.1335in" draw:z-index="17" draw:name="Shape4" draw:style-name="gr1"><svg:title>TexMaths</svg:title><svg:desc>11§display§\forall x \in \R. x^2 \in \R§svg§600§FALSE§</svg:desc><draw:path draw:style-name="gr2" draw:text-style-name="P4" svg:width="0.9413in" svg:height="0.1228in" svg:x="0.0083in" svg:y="0.0071in" svg:viewBox="0 0 2392 313" svg:d="M1197 313c-400 0-798 0-1197 0 0-104 0-209 0-313 797 0 1595 0 2392 0 0 104 0 209 0 313-398 0-797 0-1195 0z"><text:p/></draw:path><draw:path draw:style-name="gr3" draw:text-style-name="P5" svg:width="0.0846in" svg:height="0.1079in" svg:x="0.0004in" svg:y="0.028in" svg:viewBox="0 0 216 275" svg:d="M213 14c3-4 3-5 3-6 0-5-4-8-8-8-6 0-8 4-10 9-11 28-21 56-32 84-40 0-78 0-118 0-11-28-21-56-32-84-1-6-3-9-8-9-4 0-8 3-8 8 1 2 0 1 2 6 32 84 65 167 97 251 2 5 3 10 9 10 5 0 6-5 9-9 31-84 64-168 96-252zM55 109c35 0 70 0 106 0-18 45-36 91-53 136-18-45-35-91-53-136z"><text:p/></draw:path><draw:path draw:style-name="gr3" draw:text-style-name="P5" svg:width="0.0752in" svg:height="0.0685in" svg:x="0.0898in" svg:y="0.0661in" svg:viewBox="0 0 192 175" svg:d="M118 54c2-10 11-45 38-45 1 0 11 0 19 4-11 2-19 12-19 21 0 7 5 13 16 13 7 0 20-6 20-22 0-20-23-25-36-25-22 0-36 20-41 30-9-27-30-30-41-30-40 0-63 49-63 59 0 4 4 4 5 4 4 0 5 0 5-4 13-41 38-50 52-50 7 0 20 3 20 25 0 12-6 37-20 91-6 24-20 41-37 41-2 0-11 0-20-6 10-1 19-9 19-20 0-10-9-14-14-14-12 0-21 10-21 23 0 18 19 26 36 26 26 0 39-28 41-30 4 14 18 30 41 30 40 0 62-51 62-60 0-4-3-4-5-4-3 0-3 2-5 4-13 42-39 51-51 51-16 0-21-12-21-25 0-9 2-18 6-34 5-18 9-36 14-53z"><text:p/></draw:path><draw:path draw:style-name="gr3" draw:text-style-name="P5" svg:width="0.076in" svg:height="0.087in" svg:x="0.2268in" svg:y="0.0512in" svg:viewBox="0 0 194 222" svg:d="M179 119c7 0 15 0 15-8s-8-8-15-8c-55 0-109 0-164 0 6-51 50-88 105-88 20 0 39 0 59 0 7 0 15 0 15-7 0-8-8-8-15-8-20 0-40 0-60 0-66 0-119 49-119 111s53 111 119 111c20 0 40 0 60 0 7 0 15 0 15-8 0-7-8-7-15-7-20 0-39 0-59 0-55 0-99-37-105-88 55 0 109 0 164 0z"><text:p/></draw:path><draw:path draw:style-name="gr3" draw:text-style-name="P5" svg:width="0.1043in" svg:height="0.1031in" svg:x="0.3602in" svg:y="0.0295in" svg:viewBox="0 0 266 263" svg:d="M98 143c4 0 9 0 13 0 20 30 39 58 58 88 5 6 14 21 18 27 2 5 3 5 13 5 18 0 35 0 53 0 7 0 13 0 13-8 0-2-2-6-6-6-15-3-33-28-42-41-4-4-22-28-49-70 34-6 69-20 69-67 0-52-58-71-103-71-40 0-81 0-122 0-6 0-13 0-13 7 0 6 8 6 11 6 22 0 24 2 24 22 0 64 0 129 0 192 0 19-2 22-24 22-3 0-11 0-11 6 0 8 7 8 13 8 35 0 71 0 106 0 7 0 13 0 13-8 0-6-7-6-11-6-22 0-23-3-23-22 0-28 0-56 0-84zM173 124c10-14 11-35 11-51 0-19-3-40-15-55 17 3 54 15 54 53 0 26-11 45-50 53zM98 34c0-8 0-21 24-21 32 0 48 13 48 60 0 49-12 56-72 56 0-32 0-64 0-95zM45 249c3-7 3-18 3-22 0-63 0-128 0-193 0-3 0-14-3-21 14 0 30 0 44 0-5 7-5 14-5 20 0 65 0 130 0 194 0 5 0 15 3 22-14 0-28 0-42 0zM128 143c2-1 4-1 7-1 6 0 15-1 20-1 6 8 47 75 79 108-12 0-25 0-37 0-23-35-46-71-69-106z"><text:p/></draw:path><draw:path draw:style-name="gr3" draw:text-style-name="P5" svg:width="0.0157in" svg:height="0.0157in" svg:x="0.4807in" svg:y="0.1161in" svg:viewBox="0 0 41 41" svg:d="M41 20c0-11-10-20-21-20s-20 9-20 20 9 21 20 21 21-10 21-21z"><text:p/></draw:path><draw:path draw:style-name="gr3" draw:text-style-name="P5" svg:width="0.0752in" svg:height="0.0685in" svg:x="0.5138in" svg:y="0.0661in" svg:viewBox="0 0 192 175" svg:d="M118 54c2-10 11-45 38-45 2 0 11 0 20 4-11 2-19 12-19 21 0 7 5 13 15 13 8 0 20-6 20-22 0-20-23-25-36-25-22 0-35 20-39 30-10-27-31-30-42-30-41 0-63 49-63 59 0 4 3 3 4 4 4 0 5 0 6-4 13-41 38-50 52-50 7 0 21 3 21 25 0 12-7 37-21 91-7 24-20 41-37 41-3 0-12 0-19-6 9-1 17-9 17-20 0-10-8-14-14-14-11 0-21 10-21 23 0 18 20 26 36 26 26 0 40-28 41-30 4 14 19 30 42 30 39 0 61-51 61-60 0-4-3-4-4-4-3 0-4 2-6 4-12 42-38 51-50 51-16 0-22-12-22-25 0-9 2-18 6-34 5-18 9-36 14-53z"><text:p/></draw:path><draw:path draw:style-name="gr3" draw:text-style-name="P5" svg:width="0.0469in" svg:height="0.0701in" svg:x="0.6031in" svg:y="0in" svg:viewBox="0 0 120 179" svg:d="M120 130c-3 0-6 0-9 0-1 6-4 22-8 25-2 1-23 1-26 1-17 0-33 0-50 0 28-25 38-32 54-45 20-15 39-33 39-58 0-33-29-53-64-53-33 0-56 24-56 48 0 15 12 16 14 16 7 0 15-5 15-15 0-5-2-14-16-14 8-20 27-25 40-25 26 0 40 21 40 43 0 23-16 42-25 51-22 21-43 43-65 65-3 2-3 2-3 10 37 0 75 0 112 0 2-16 6-33 8-49z"><text:p/></draw:path><draw:path draw:style-name="gr3" draw:text-style-name="P5" svg:width="0.076in" svg:height="0.087in" svg:x="0.7197in" svg:y="0.0512in" svg:viewBox="0 0 194 222" svg:d="M180 119c6 0 14 0 14-8s-8-8-14-8c-55 0-109 0-164 0 5-51 49-88 104-88 20 0 41 0 60 0 6 0 14 0 14-7 0-8-8-8-14-8-21 0-40 0-61 0-66 0-119 49-119 111s53 111 119 111c21 0 40 0 61 0 6 0 14 0 14-8 0-7-8-7-14-7-19 0-40 0-60 0-55 0-99-37-104-88 55 0 109 0 164 0z"><text:p/></draw:path><draw:path draw:style-name="gr3" draw:text-style-name="P5" svg:width="0.1043in" svg:height="0.1031in" svg:x="0.8531in" svg:y="0.0295in" svg:viewBox="0 0 266 263" svg:d="M98 143c4 0 10 0 14 0 19 30 39 58 57 88 5 6 14 21 18 27 3 5 4 5 13 5 18 0 35 0 53 0 8 0 13 0 13-8 0-2-2-6-5-6-15-3-34-28-43-41-4-4-22-28-49-70 36-6 69-20 69-67 0-52-58-71-103-71-40 0-81 0-122 0-6 0-13 0-13 7 0 6 8 6 11 6 22 0 24 2 24 22 0 64 0 129 0 192 0 19-2 22-24 22-3 0-11 0-11 6 0 8 7 8 13 8 35 0 72 0 107 0 6 0 12 0 12-8 0-6-7-6-11-6-22 0-23-3-23-22 0-28 0-56 0-84zM173 124c11-14 12-35 12-51 0-19-2-40-16-55 17 3 54 15 54 53 0 26-11 45-50 53zM98 34c0-8 0-21 24-21 33 0 48 13 48 60 0 49-12 56-72 56 0-32 0-64 0-95zM45 249c3-7 3-18 3-22 0-63 0-128 0-193 0-3 0-14-3-21 14 0 30 0 44 0-4 7-4 14-4 20 0 65 0 130 0 194 0 5 0 15 2 22-14 0-28 0-42 0zM128 143c2-1 4-1 7-1 6 0 15-1 20-1 6 8 47 75 79 108-12 0-25 0-37 0-23-35-46-71-69-106z"><text:p/></draw:path></draw:g></text:p>
        <text:h text:style-name="P7" text:outline-level="3">סעיף (ב)</text:h>
        <text:p text:style-name="P3"><text:span text:style-name="T2">נתון: </text:span><draw:g text:anchor-type="as-char" svg:y="-0.1134in" draw:z-index="1" draw:name="Shape5" draw:style-name="gr1"><svg:title>TexMaths</svg:title><svg:desc>11§display§f_2 = \lambda X \in \powerset(\R). X \cap \N§svg§600§FALSE§</svg:desc><draw:path draw:style-name="gr2" draw:text-style-name="P4" svg:width="1.5453in" svg:height="0.1358in" svg:x="0.013in" svg:y="0.0071in" svg:viewBox="0 0 3926 346" svg:d="M1964 346c-655 0-1309 0-1964 0 0-116 0-230 0-346 1308 0 2618 0 3926 0 0 116 0 230 0 346-654 0-1308 0-1962 0z"><text:p/></draw:path><draw:path draw:style-name="gr3" draw:text-style-name="P5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465in" svg:height="0.0701in" svg:x="0.0732in" svg:y="0.0661in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5" svg:width="0.1008in" svg:height="0.0354in" svg:x="0.185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48in" svg:height="0.1067in" svg:x="0.3457in" svg:y="0.0071in" svg:viewBox="0 0 191 272" svg:d="M118 155c15 41 34 98 40 107s10 9 20 9c4 0 6 0 9 0s4-1 4-3-1-3-2-5c-3-4-6-10-9-17-26-73-52-146-79-218-7-24-28-28-47-28-1 0-7 0-7 4 0 3 3 3 4 4 13 2 15 4 25 31 12 35 25 70 37 105-35 35-71 70-106 105-5 4-7 6-7 12 0 7 4 11 11 11 6 0 10-4 13-9 31-36 63-71 94-108z"><text:p/></draw:path><draw:path draw:style-name="gr3" draw:text-style-name="P5" svg:width="0.1248in" svg:height="0.1028in" svg:x="0.4307in" svg:y="0.0098in" svg:viewBox="0 0 318 262" svg:d="M177 105c-11-27-22-52-33-77-1-4-1-4-2-5 0-2 7-10 23-11 4-1 8-1 8-8 0-4-5-4-6-4-16 0-33 1-48 1-10 0-34-1-44-1-2 0-7 0-7 8 0 4 4 4 9 4 23 0 25 3 29 12 15 37 30 72 46 108-28 29-54 57-82 86-2 2-3 3-5 4-19 21-37 27-57 28-5 1-8 1-8 8 0 1 0 4 4 4 13 0 25-1 37-1 14 0 29 1 44 1 2 0 6 0 6-8 0-3-3-2-4-4-3 0-15-1-15-12 0-6 5-12 9-17 14-13 27-27 40-40 12-14 23-27 35-39 13 31 26 62 39 91 2 5 2 5 2 6 0 3-8 10-22 11-4 1-9 1-9 8 0 4 5 4 7 4 11 0 37-1 48-1 10 0 33 1 43 1 2 0 8 0 8-8 0-4-5-4-8-4-25 0-26-1-33-17-15-35-41-94-49-117 26-28 67-74 79-85 11-9 25-18 48-19 6-1 9-1 9-8 0-1 0-4-4-4-13 0-25 1-37 1-14 0-29-1-43-1-2 0-7 0-7 8 0 2 2 3 4 4 3 0 15 1 15 11 0 6-4 11-6 14-21 22-42 44-63 68z"><text:p/></draw:path><draw:path draw:style-name="gr3" draw:text-style-name="P5" svg:width="0.0756in" svg:height="0.087in" svg:x="0.6193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5" svg:width="0.1079in" svg:height="0.1106in" svg:x="0.7535in" svg:y="0.0098in" svg:viewBox="0 0 275 282" svg:d="M127 0c-55 0-97 26-113 44-13 15-14 26-14 28s1 3 3 3c7 0 16-6 19-8 8-5 9-8 11-15 6-16 17-29 65-31-7 87-30 172-63 251-2 5-1 4-2 7 0 1 1 3 4 3 6 0 25-9 29-19 20-47 52-135 64-242 6 0 13 0 20 0 47 0 92 18 92 57 0 29-27 83-103 85-8 0-12 0-23 8-7 4-10 8-10 11 0 2 2 2 7 2 71 0 162-60 162-123 0-44-53-61-97-61-17 0-34 0-51 0z"><text:p/></draw:path><draw:path draw:style-name="gr3" draw:text-style-name="P5" svg:width="0.035in" svg:height="0.1512in" svg:x="0.8831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5" svg:width="0.1039in" svg:height="0.1031in" svg:x="0.9299in" svg:y="0.0098in" svg:viewBox="0 0 265 263" svg:d="M97 143c4 0 10 0 14 0 20 30 39 60 58 88 4 7 14 22 17 28 3 4 4 4 13 4 18 0 36 0 54 0 7 0 12 0 12-6 0-4-2-6-5-7-15-3-33-29-43-41-2-3-22-28-48-70 35-6 68-21 68-66 0-54-57-73-103-73-40 0-80 0-121 0-7 0-13 0-13 7 0 6 7 6 10 6 22 0 24 4 24 22 0 64 0 129 0 193 0 19-2 22-24 22-3 0-10 0-10 7 0 6 6 6 13 6 35 0 71 0 106 0 6 0 13 0 13-6 0-7-7-7-11-7-22 0-24-3-24-22 0-28 0-56 0-85zM172 124c11-14 12-35 12-51 0-19-2-40-15-55 16 3 54 15 54 55 0 24-12 44-51 51zM97 34c0-8 0-21 24-21 33 0 50 15 50 60 0 49-13 57-74 57 0-32 0-64 0-96zM45 250c2-7 2-18 2-21 0-64 0-129 0-194 0-4 0-14-2-22 14 0 30 0 44 0-5 7-5 15-5 20 0 65 0 131 0 196 0 3 0 14 3 21-14 0-28 0-42 0zM127 143c3 0 4-1 7-1 6 0 15 0 20-1 7 9 48 77 80 109-12 0-25 0-37 0-23-35-47-72-70-107z"><text:p/></draw:path><draw:path draw:style-name="gr3" draw:text-style-name="P5" svg:width="0.0346in" svg:height="0.1512in" svg:x="1.0461in" svg:y="0in" svg:viewBox="0 0 89 385" svg:d="M89 193c0-30-3-76-25-120-23-48-56-73-61-73-2 0-3 2-3 4s0 2 8 9c37 38 59 99 59 180 0 65-14 133-61 181-6 6-6 6-6 7 0 2 1 4 3 4 5 0 40-26 62-76 20-41 24-84 24-116z"><text:p/></draw:path><draw:path draw:style-name="gr3" draw:text-style-name="P5" svg:width="0.0157in" svg:height="0.0157in" svg:x="1.1098in" svg:y="0.0972in" svg:viewBox="0 0 41 41" svg:d="M41 21c0-12-10-21-21-21-12 0-20 9-20 21 0 11 8 20 20 20 11 0 21-9 21-20z"><text:p/></draw:path><draw:path draw:style-name="gr3" draw:text-style-name="P5" svg:width="0.1248in" svg:height="0.1028in" svg:x="1.1433in" svg:y="0.0098in" svg:viewBox="0 0 318 262" svg:d="M177 105c-11-27-22-52-33-77-1-4-1-4-2-5 0-2 7-10 23-11 4-1 8-1 8-8 0-4-5-4-6-4-16 0-33 1-49 1-9 0-33-1-43-1-2 0-7 0-7 8 0 4 4 4 9 4 23 0 25 3 29 12 15 37 30 72 46 108-28 29-54 57-82 86-2 2-3 3-5 4-19 21-37 27-57 28-5 1-8 1-8 8 0 1 0 4 4 4 13 0 25-1 37-1 14 0 29 1 44 1 2 0 6 0 6-8 0-3-3-2-4-4-3 0-15-1-15-12 0-6 5-12 9-17 14-13 27-27 40-40 12-14 23-27 35-39 13 31 26 62 39 91 1 5 2 5 2 6 0 3-8 10-23 11-3 1-8 1-8 8 0 4 5 4 7 4 11 0 37-1 48-1 10 0 33 1 43 1 2 0 8 0 8-8 0-4-5-4-8-4-25 0-26-1-33-17-15-35-41-94-49-117 26-28 67-74 79-85 11-9 25-18 48-19 6-1 9-1 9-8 0-1 0-4-4-4-13 0-26 1-37 1-14 0-29-1-43-1-3 0-7 0-7 8 0 2 2 3 4 4 3 0 15 1 15 11 0 6-4 11-7 14-21 22-41 44-62 68z"><text:p/></draw:path><draw:path draw:style-name="gr3" draw:text-style-name="P5" svg:width="0.0846in" svg:height="0.0937in" svg:x="1.3189in" svg:y="0.0217in" svg:viewBox="0 0 216 239" svg:d="M216 85c0-59-60-85-108-85-51 0-108 28-108 85 0 46 0 93 0 140 0 7 0 14 8 14 7 0 7-7 7-14 0-47 0-93 0-139 0-57 63-69 93-69 17 0 42 3 61 16 30 19 30 43 30 54 0 46 0 92 0 138 0 7-1 14 8 14 8 0 9-7 9-14 0-47 0-94 0-140z"><text:p/></draw:path><draw:path draw:style-name="gr3" draw:text-style-name="P5" svg:width="0.1028in" svg:height="0.1063in" svg:x="1.45in" svg:y="0.0098in" svg:viewBox="0 0 262 271" svg:d="M33 35c0 63 0 126 0 187 0 20-2 28-22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-1 4-1 5-1 10zM218 243c-56-72-112-146-168-220-4-5-4-5-8-10 15 0 31 0 46 0 43 59 87 117 130 176 0 18 0 37 0 54z"><text:p/></draw:path></draw:g></text:p>
        <text:p text:style-name="P3"><text:span text:style-name="T2">תחום: </text:span><draw:g text:anchor-type="as-char" svg:y="-0.1134in" draw:z-index="10" draw:name="Shape6" draw:style-name="gr1"><svg:title>TexMaths</svg:title><svg:desc>11§display§dom(f_2) = \powerset(\R)§svg§600§FALSE§</svg:desc><draw:path draw:style-name="gr2" draw:text-style-name="P4" svg:width="1.0657in" svg:height="0.1358in" svg:x="0.0024in" svg:y="0.0071in" svg:viewBox="0 0 2708 346" svg:d="M1354 346c-452 0-903 0-1354 0 0-116 0-230 0-346 902 0 1805 0 2708 0 0 116 0 230 0 346-451 0-903 0-1354 0z"><text:p/></draw:path><draw:path draw:style-name="gr3" draw:text-style-name="P5" svg:width="0.072in" svg:height="0.1063in" svg:x="0.0004in" svg:y="0.0071in" svg:viewBox="0 0 184 271" svg:d="M184 4c0-1 0-4-5-4s-43 3-49 4c-3 0-6 3-6 7 0 6 5 6 10 6 19 0 19 2 19 6 0 2-1 6-1 8-8 31-16 60-23 91-7-14-18-25-35-25-46 0-94 57-94 112 0 37 22 62 52 62 7 0 27-1 50-29 3 16 17 29 36 29 13 0 22-9 28-21 7-14 11-38 11-39 0-3-3-3-4-3-5 0-5 1-6 7-6 25-13 47-29 47-10 0-11-10-11-18s0-12 2-18c18-74 36-148 55-222zM103 220c-1 8-1 8-7 15-17 22-32 27-43 27-20 0-25-21-25-36 0-18 12-65 22-83 11-23 28-37 44-37 25 0 30 32 30 34s-1 4-1 6c-6 25-13 50-20 74z"><text:p/></draw:path><draw:path draw:style-name="gr3" draw:text-style-name="P5" svg:width="0.065in" svg:height="0.0685in" svg:x="0.0795in" svg:y="0.0453in" svg:viewBox="0 0 166 175" svg:d="M166 65c0-40-27-65-61-65-52 0-105 55-105 110 0 38 26 65 63 65 50 0 103-53 103-110zM63 166c-17 0-34-12-34-42 0-18 11-60 23-80 18-30 40-35 51-35 24 0 35 19 35 42 0 14-8 55-22 80-15 22-36 35-53 35z"><text:p/></draw:path><draw:path draw:style-name="gr3" draw:text-style-name="P5" svg:width="0.1244in" svg:height="0.0685in" svg:x="0.1516in" svg:y="0.0453in" svg:viewBox="0 0 317 175" svg:d="M23 148c-1 6-3 15-3 17 0 7 5 10 11 10 4 0 12-3 14-11 1-1 6-19 8-29 3-12 5-23 9-34 2-9 4-17 6-26 1-7 5-18 5-19 5-12 26-47 62-47 18 0 21 14 21 26 0 10-2 21-5 33-4 15-8 29-11 44-2 10-6 20-8 30-1 8-4 21-4 23 0 7 5 10 11 10 12 0 14-10 17-22 6-22 20-78 23-92 1-6 21-52 64-52 17 0 21 13 21 26 0 22-16 66-24 87-3 9-6 13-6 21 0 19 15 32 32 32 37 0 51-56 51-59 0-4-3-4-5-4-4 0-4 1-5 7-7 20-19 47-40 47-6 0-10-3-10-12 0-10 5-19 8-27 7-20 23-63 23-85 0-25-15-42-44-42s-48 18-62 37c-2-4-3-17-14-27-8-8-22-10-32-10-34 0-52 25-59 34-2-22-19-34-36-34-18 0-24 15-29 22-6 13-12 36-12 37 0 5 4 5 6 5 3 0 4-1 6-9 7-27 14-46 28-46 6 0 12 3 12 17 0 8-1 13-6 32-7 30-15 60-23 90z"><text:p/></draw:path><draw:path draw:style-name="gr3" draw:text-style-name="P5" svg:width="0.035in" svg:height="0.1512in" svg:x="0.2961in" svg:y="0in" svg:viewBox="0 0 90 385" svg:d="M90 381c0-1 0-1-6-8-49-49-61-122-61-179 0-68 14-136 62-183 5-5 5-5 5-7 0-3-1-4-4-4s-39 26-61 76c-19 42-25 85-25 118 0 28 4 75 26 119 24 47 57 72 60 72s4-1 4-4z"><text:p/></draw:path><draw:path draw:style-name="gr3" draw:text-style-name="P5" svg:width="0.0756in" svg:height="0.1374in" svg:x="0.3484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3-37 13-25 22-71 22-74 8-40 15-80 23-121z"><text:p/></draw:path><draw:path draw:style-name="gr3" draw:text-style-name="P5" svg:width="0.0465in" svg:height="0.0701in" svg:x="0.4217in" svg:y="0.0661in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5" svg:width="0.0346in" svg:height="0.1512in" svg:x="0.4917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5" svg:width="0.1004in" svg:height="0.0354in" svg:x="0.592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1079in" svg:height="0.1106in" svg:x="0.7476in" svg:y="0.0098in" svg:viewBox="0 0 275 282" svg:d="M127 0c-55 0-96 26-112 44-14 15-15 26-15 28s2 3 4 3c6 0 15-6 18-8 9-5 10-8 12-15 6-16 16-29 65-31-8 87-31 172-63 251-2 5-1 4-2 7 0 1 1 3 3 3 7 0 26-9 30-19 20-47 52-135 63-242 6 0 13 0 20 0 47 0 92 18 92 57 0 29-27 83-102 85-8 0-12 0-23 8-7 4-10 8-10 11 0 2 2 2 6 2 71 0 162-60 162-123 0-44-52-61-97-61-17 0-34 0-51 0z"><text:p/></draw:path><draw:path draw:style-name="gr3" draw:text-style-name="P5" svg:width="0.0346in" svg:height="0.1512in" svg:x="0.878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5" svg:width="0.1043in" svg:height="0.1031in" svg:x="0.9244in" svg:y="0.0098in" svg:viewBox="0 0 266 263" svg:d="M98 143c4 0 9 0 13 0 20 30 39 60 58 88 5 7 14 22 18 28 2 4 3 4 12 4 18 0 36 0 54 0 7 0 13 0 13-6 0-4-3-6-6-7-15-3-33-29-42-41-3-3-22-28-49-70 35-6 69-21 69-66 0-54-58-73-104-73-40 0-80 0-121 0-6 0-13 0-13 7 0 6 8 6 11 6 22 0 23 4 23 22 0 64 0 129 0 193 0 19-1 22-23 22-3 0-11 0-11 7 0 6 7 6 13 6 35 0 71 0 106 0 8 0 13 0 13-6 0-7-7-7-11-7-22 0-23-3-23-22 0-28 0-56 0-85zM173 124c10-14 11-35 11-51 0-19-2-40-15-55 16 3 54 15 54 55 0 24-11 44-50 51zM98 34c0-8 0-21 23-21 33 0 50 15 50 60 0 49-13 57-73 57 0-32 0-64 0-96zM45 250c3-7 3-18 3-21 0-64 0-129 0-194 0-4 0-14-3-22 14 0 30 0 44 0-5 7-5 15-5 20 0 65 0 131 0 196 0 3 0 14 3 21-14 0-28 0-42 0zM128 143c2 0 4-1 6-1 7 0 15 0 21-1 6 9 47 77 79 109-12 0-25 0-37 0-23-35-46-72-69-107z"><text:p/></draw:path><draw:path draw:style-name="gr3" draw:text-style-name="P5" svg:width="0.035in" svg:height="0.1512in" svg:x="1.0406in" svg:y="0in" svg:viewBox="0 0 90 385" svg:d="M90 194c0-31-4-77-25-121-23-48-57-73-61-73-2 0-4 2-4 4s0 2 8 9c37 38 59 99 59 181 0 64-14 132-61 180-6 6-6 6-6 7 0 2 2 4 4 4 4 0 39-26 62-76 20-41 24-84 24-115z"><text:p/></draw:path></draw:g></text:p>
        <text:p text:style-name="P3"><text:span text:style-name="T2">טווח: </text:span><draw:g text:anchor-type="as-char" svg:y="-0.1134in" draw:z-index="18" draw:name="Shape7" draw:style-name="gr1"><svg:title>TexMaths</svg:title><svg:desc>11§display§range(f_2) = \powerset(\N)§svg§600§FALSE§</svg:desc><draw:path draw:style-name="gr2" draw:text-style-name="P4" svg:width="1.1728in" svg:height="0.1358in" svg:x="0.0087in" svg:y="0.0071in" svg:viewBox="0 0 2980 346" svg:d="M1490 346c-497 0-993 0-1490 0 0-116 0-230 0-346 993 0 1987 0 2980 0 0 116 0 230 0 346-496 0-993 0-1490 0z"><text:p/></draw:path><draw:path draw:style-name="gr3" draw:text-style-name="P5" svg:width="0.0614in" svg:height="0.0685in" svg:x="0in" svg:y="0.0453in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3-1 6-9 7-27 14-46 28-46 6 0 12 3 12 17 0 8-1 13-6 32-7 30-15 60-23 90z"><text:p/></draw:path><draw:path draw:style-name="gr3" draw:text-style-name="P5" svg:width="0.0693in" svg:height="0.0685in" svg:x="0.0748in" svg:y="0.0453in" svg:viewBox="0 0 177 175" svg:d="M129 25c-8-14-19-25-37-25-45 0-92 57-92 113 0 37 21 62 51 62 7 0 27-1 50-29 3 16 17 29 35 29 14 0 22-9 29-21 7-14 12-37 12-38 0-4-4-4-5-4-4 0-5 1-6 7-6 25-13 47-29 47-11 0-12-10-12-17 0-9 1-11 6-29 4-17 4-20 8-34 4-18 10-36 14-54 3-11 3-12 3-13 0-7-5-11-12-11-9 0-14 9-15 17zM103 124c-2 8-2 8-7 15-18 22-33 27-44 27-20 0-25-21-25-36 0-19 13-66 21-84 12-23 30-37 45-37 25 0 30 32 30 34s0 4-1 7c-7 24-12 49-19 74z"><text:p/></draw:path><draw:path draw:style-name="gr3" draw:text-style-name="P5" svg:width="0.0823in" svg:height="0.0685in" svg:x="0.1531in" svg:y="0.0453in" svg:viewBox="0 0 210 175" svg:d="M23 148c-1 6-3 15-3 17 0 7 5 10 11 10 4 0 12-3 14-11 1-1 6-19 8-29 3-12 5-23 9-34 2-9 4-17 6-26 1-7 5-18 5-19 5-12 26-47 62-47 18 0 21 14 21 26 0 24-19 74-24 91-4 8-4 13-4 17 0 19 13 32 32 32 36 0 50-56 50-59 0-4-3-4-4-4-5 0-5 1-7 7-8 26-20 47-38 47-7 0-10-3-10-12 0-10 3-19 6-27 8-21 24-63 24-85 0-27-16-42-45-42-34 0-52 25-59 34-2-22-19-34-36-34-19 0-24 15-29 22-6 13-12 36-12 37 0 5 4 5 6 5 3 0 4-1 6-9 7-27 14-46 28-46 7 0 12 4 12 17 0 8-1 13-6 32-8 30-15 60-23 90z"><text:p/></draw:path><draw:path draw:style-name="gr3" draw:text-style-name="P5" svg:width="0.0697in" svg:height="0.0976in" svg:x="0.2425in" svg:y="0.0453in" svg:viewBox="0 0 178 249" svg:d="M177 25c0-2 1-4 1-6 0-7-4-11-11-11-4 0-14 3-16 16-7-14-20-24-37-24-44 0-91 54-91 110 0 38 23 61 52 61 22 0 41-18 44-22h1c-9 34-9 33-13 50-1 5-15 41-56 41-7 0-20 0-31-3 12-4 16-13 16-20s-4-13-15-13c-8 0-21 6-21 22 0 15 14 23 52 23 48 0 76-30 82-52 15-57 29-114 43-172zM127 121c-3 10-12 20-20 28-8 6-20 13-31 13-20 0-25-20-25-35 0-19 11-64 21-84 11-19 27-34 43-34 26 0 31 31 31 33s-1 4-1 5c-6 25-12 49-18 74z"><text:p/></draw:path><draw:path draw:style-name="gr3" draw:text-style-name="P5" svg:width="0.0575in" svg:height="0.0685in" svg:x="0.3256in" svg:y="0.0453in" svg:viewBox="0 0 147 175" svg:d="M54 81c11 0 39-1 59-8 27-11 29-34 29-40 0-16-14-33-41-33-43 0-101 37-101 106 0 38 22 69 60 69 55 0 87-41 87-45 0-2-2-6-4-6-1 0-2 2-4 5-31 37-73 37-79 37-29 0-33-32-33-44 0-5 0-16 6-41 7 0 14 0 21 0zM36 73c15-59 54-64 65-64 18 0 29 11 29 24 0 40-63 40-78 40-6 0-10 0-16 0z"><text:p/></draw:path><draw:path draw:style-name="gr3" draw:text-style-name="P5" svg:width="0.0346in" svg:height="0.1512in" svg:x="0.4043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076in" svg:height="0.1374in" svg:x="0.4563in" svg:y="0.0067in" svg:viewBox="0 0 194 350" svg:d="M122 118c11 0 22 0 33 0 8 0 11 0 11-8 0-4-3-4-10-4-11 0-21 0-32 0 3-16 6-30 8-44 2-8 7-36 10-40 3-8 10-13 17-13 2 0 13 0 19 6-16 2-21 16-21 21 0 9 8 14 15 14 9 0 22-9 22-24 0-17-19-26-35-26-13 0-37 7-49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5" svg:width="0.0469in" svg:height="0.0701in" svg:x="0.5295in" svg:y="0.0661in" svg:viewBox="0 0 120 179" svg:d="M120 130c-3 0-6 0-9 0-1 5-4 22-8 24-2 2-23 2-26 2-17 0-33 0-50 0 28-25 38-33 54-45 20-16 39-33 39-58 0-33-29-53-64-53-33 0-56 23-56 48 0 14 12 15 14 15 7 0 15-5 15-15 0-4-2-14-16-14 8-19 27-24 40-24 26 0 40 21 40 43 0 23-16 42-25 52-22 21-43 41-65 63-3 3-3 4-3 11 37 0 75 0 112 0 2-16 6-33 8-49z"><text:p/></draw:path><draw:path draw:style-name="gr3" draw:text-style-name="P5" svg:width="0.035in" svg:height="0.1512in" svg:x="0.5992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5" svg:width="0.1008in" svg:height="0.0354in" svg:x="0.700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1079in" svg:height="0.1106in" svg:x="0.8559in" svg:y="0.0098in" svg:viewBox="0 0 275 282" svg:d="M126 0c-55 0-95 26-112 44-13 15-14 26-14 28s1 3 3 3c7 0 16-6 19-8 8-5 9-8 11-15 5-16 17-29 65-31-7 87-30 172-62 251-3 5-2 4-3 7 0 1 1 3 4 3 7 0 25-9 29-19 21-47 52-135 64-242 6 0 13 0 20 0 47 0 92 18 92 57 0 29-28 83-102 85-9 0-13 0-23 8-8 4-11 8-11 11 0 2 3 2 7 2 71 0 162-60 162-123 0-44-52-61-97-61-17 0-34 0-52 0z"><text:p/></draw:path><draw:path draw:style-name="gr3" draw:text-style-name="P5" svg:width="0.0346in" svg:height="0.1512in" svg:x="0.9862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5" svg:width="0.1028in" svg:height="0.1063in" svg:x="1.0339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8-105-117-157-4-6-6-6-14-6-22 0-45 0-67 0-7 0-14 0-14 7 0 6 7 6 9 6 10 1 18 8 21 12 0 4 0 5 0 10zM218 243c-56-72-111-146-167-220-5-5-5-5-9-10 15 0 31 0 46 0 43 59 87 117 130 176 0 18 0 37 0 54z"><text:p/></draw:path><draw:path draw:style-name="gr3" draw:text-style-name="P5" svg:width="0.035in" svg:height="0.1512in" svg:x="1.1488in" svg:y="0in" svg:viewBox="0 0 90 385" svg:d="M90 193c0-30-4-76-25-120-24-48-57-73-61-73-2 0-4 2-4 4s0 2 8 9c37 38 59 99 59 180 0 65-14 133-61 181-6 6-6 6-6 7 0 2 2 4 4 4 4 0 39-26 62-76 20-41 24-84 24-116z"><text:p/></draw:path></draw:g><text:s/>כי לכל <draw:g text:anchor-type="as-char" svg:y="-0.1035in" draw:z-index="19" draw:name="Shape8" draw:style-name="gr1"><svg:title>TexMaths</svg:title><svg:desc>11§display§X§svg§600§FALSE§</svg:desc><draw:path draw:style-name="gr2" draw:text-style-name="P4" svg:width="0.113in" svg:height="0.0874in" svg:x="0.0043in" svg:y="0.0071in" svg:viewBox="0 0 288 223" svg:d="M0 0c96 0 192 0 288 0 0 74 0 149 0 223-96 0-192 0-288 0 0-74 0-149 0-223z"><text:p/></draw:path><draw:path draw:style-name="gr3" draw:text-style-name="P5" svg:width="0.1248in" svg:height="0.1031in" svg:x="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text:s/>קבוצה <draw:g text:anchor-type="as-char" svg:y="-0.1043in" draw:z-index="20" draw:name="Shape9" draw:style-name="gr1"><svg:title>TexMaths</svg:title><svg:desc>11§display§X \cap \N \subseteq \N§svg§600§FALSE§</svg:desc><draw:path draw:style-name="gr2" draw:text-style-name="P4" svg:width="0.7106in" svg:height="0.1091in" svg:x="0.0039in" svg:y="0.0071in" svg:viewBox="0 0 1806 278" svg:d="M0 0c602 0 1204 0 1806 0 0 93 0 186 0 278-602 0-1204 0-1806 0 0-92 0-185 0-278z"><text:p/></draw:path><draw:path draw:style-name="gr3" draw:text-style-name="P5" svg:width="0.1252in" svg:height="0.1035in" svg:x="0in" svg:y="0.0008in" svg:viewBox="0 0 319 264" svg:d="M177 105c-11-25-21-52-32-77-1-4-1-4-2-5 0-2 7-10 23-11 3-1 8-1 8-8 0-4-5-4-6-4-16 0-33 1-49 1-9 0-33-1-43-1-2 0-7 0-7 8 0 4 4 4 9 4 23 0 25 3 29 12 15 37 29 72 45 109-28 28-54 58-82 87-1 1-3 3-4 4-19 20-37 27-57 28-5 0-9 0-9 8 2 1 0 4 6 4 12 0 24-1 36-1 14 0 30 1 43 1 2 0 7 0 7-8 0-4-4-4-5-4-3 0-15-1-15-12 0-6 6-13 11-17 13-14 26-28 39-42 11-13 23-25 34-39 13 31 27 62 40 93 1 5 2 5 2 6 0 3-8 10-23 11-4 0-8 1-8 8 0 4 5 4 6 4 11 0 38-1 49-1 9 0 33 1 43 1 2 0 7 0 7-8 0-4-3-4-7-4-26 0-26-1-33-17-15-36-41-97-49-120 25-27 66-73 79-84 11-9 25-18 48-19 6-1 9-1 9-8 0-1 0-4-5-4-11 0-25 1-37 1-14 0-28-1-43-1-2 0-6 0-6 8 0 2 1 3 4 4 3 0 16 1 16 11 0 6-5 11-8 15-21 22-42 45-63 67z"><text:p/></draw:path><draw:path draw:style-name="gr3" draw:text-style-name="P5" svg:width="0.0843in" svg:height="0.0945in" svg:x="0.1764in" svg:y="0.0134in" svg:viewBox="0 0 215 241" svg:d="M215 85c0-58-60-85-108-85-50 0-107 28-107 85 0 48 0 94 0 141 0 7 0 15 8 15 7 0 7-8 7-15 0-46 0-93 0-140 0-57 63-71 92-71 17 0 42 5 62 18 30 19 30 43 30 54 0 47 0 93 0 139 0 7 0 15 8 15s8-8 8-15c0-47 0-93 0-141z"><text:p/></draw:path><draw:path draw:style-name="gr3" draw:text-style-name="P5" svg:width="0.1028in" svg:height="0.1071in" svg:x="0.3067in" svg:y="0in" svg:viewBox="0 0 262 273" svg:d="M34 35c0 63 0 126 0 189 0 20-3 27-23 28-4 0-11 0-11 6 0 7 7 7 13 7 20 0 41 0 61 0 6 0 12 0 12-7 0-6-6-6-11-6-21-1-24-9-24-29 0-60 0-118 0-178 55 74 111 147 166 221 4 6 5 7 9 7 6 0 6-7 6-13 0-73 0-146 0-219 0-21 3-27 21-28 2 0 9 0 9-6 0-7-6-7-12-7-19 0-39 0-57 0-7 0-14 0-14 7 0 6 8 6 12 6 21 1 25 9 25 29 0 41 0 81 0 121-39-53-78-104-117-157-4-6-5-6-14-6-22 0-45 0-67 0-7 0-12 0-12 7 0 6 5 6 7 6 11 1 18 8 22 12-1 4-1 5-1 10zM218 245c-56-74-111-148-167-222-5-5-5-5-9-10 15 0 31 0 46 0 43 59 87 118 130 177 0 19 0 36 0 55z"><text:p/></draw:path><draw:path draw:style-name="gr3" draw:text-style-name="P5" svg:width="0.0929in" svg:height="0.1173in" svg:x="0.4677in" svg:y="0.0071in" svg:viewBox="0 0 237 299" svg:d="M222 15c7 0 15 0 15-7 0-8-8-8-15-8-34 0-69 0-103 0-67 0-119 51-119 112 0 62 53 112 119 112 34 0 69 0 103 0 7 0 15 0 15-8 0-7-8-7-15-7-34 0-69 0-103 0-61 0-104-46-104-96 0-53 44-98 104-98 34 0 69 0 103 0zM21 284c-7 0-13 0-13 8 0 7 6 7 13 7 67 0 134 0 201 0 7 0 15 0 15-7 0-8-8-8-15-8-67 0-134 0-201 0z"><text:p/></draw:path><draw:path draw:style-name="gr3" draw:text-style-name="P5" svg:width="0.1028in" svg:height="0.1071in" svg:x="0.6197in" svg:y="0in" svg:viewBox="0 0 262 273" svg:d="M34 35c0 63 0 126 0 189 0 20-3 27-23 28-4 0-11 0-11 6 0 7 7 7 13 7 20 0 41 0 61 0 6 0 12 0 12-7 0-6-6-6-11-6-22-1-24-9-24-29 0-60 0-118 0-178 55 74 111 147 166 221 3 6 5 7 9 7 6 0 6-7 6-13 0-73 0-146 0-219 0-21 3-27 21-28 2 0 9 0 9-6 0-7-6-7-13-7-19 0-38 0-56 0-7 0-14 0-14 7 0 6 8 6 11 6 22 1 26 9 26 29 0 41 0 81 0 121-39-53-78-104-117-157-4-6-5-6-14-6-22 0-45 0-67 0-7 0-14 0-14 7 0 6 7 6 9 6 10 1 18 8 22 12-1 4-1 5-1 10zM218 245c-56-74-111-148-167-222-5-5-5-5-9-10 15 0 31 0 46 0 43 59 87 118 130 177 0 19 0 36 0 55z"><text:p/></draw:path></draw:g><text:s/>כלומר <draw:g text:anchor-type="as-char" svg:y="-0.1134in" draw:z-index="21" draw:name="Shape10" draw:style-name="gr1"><svg:title>TexMaths</svg:title><svg:desc>11§display§X \cap \N \in \powerset(\N)§svg§600§FALSE§</svg:desc><draw:path draw:style-name="gr2" draw:text-style-name="P4" svg:width="0.9181in" svg:height="0.1354in" svg:x="0.0043in" svg:y="0.0071in" svg:viewBox="0 0 2333 345" svg:d="M0 0c778 0 1555 0 2333 0 0 115 0 230 0 345-778 0-1555 0-2333 0 0-115 0-230 0-345z"><text:p/></draw:path><draw:path draw:style-name="gr3" draw:text-style-name="P5" svg:width="0.1252in" svg:height="0.1031in" svg:x="0.0004in" svg:y="0.0098in" svg:viewBox="0 0 319 263" svg:d="M177 106c-11-27-21-52-32-77-1-4-2-5-2-6 0-2 7-9 23-11 3 0 8 0 8-6s-5-6-6-6c-16 0-33 1-49 1-9 0-33-1-43-1-2 0-7 0-7 8 0 4 4 4 9 4 23 0 25 5 29 12 15 37 31 72 46 108-28 29-55 58-83 87-1 1-3 2-4 3-19 21-37 28-57 29-5 0-9 0-9 8 2 2 0 4 6 4 12 0 24-2 36-2 14 0 30 2 43 2 3 0 7 0 7-9 0-3-3-2-4-3-4-1-16-1-16-12 0-7 6-12 11-18 13-13 26-27 39-40 11-14 23-26 34-38 13 31 27 61 40 92 1 3 1 3 2 4 0 3-8 10-23 12-4 0-8 0-8 7 0 5 5 5 7 5 10 0 37-2 48-2 10 0 33 2 43 2 2 0 7 0 7-8 0-4-4-4-7-4-25-1-26-2-33-18-15-35-41-94-49-117 25-27 66-73 79-84 11-9 25-19 48-20 6 0 9 0 9-8-2-1 0-4-5-4-11 0-25 1-37 1-14 0-28-1-43-1-2 0-6 0-6 8 0 3 1 4 4 4 3 1 16 1 16 12 0 6-5 11-8 15-21 22-42 44-63 67z"><text:p/></draw:path><draw:path draw:style-name="gr3" draw:text-style-name="P5" svg:width="0.0843in" svg:height="0.0933in" svg:x="0.1768in" svg:y="0.0217in" svg:viewBox="0 0 215 238" svg:d="M215 84c0-59-59-84-107-84-51 0-108 28-108 84 0 47 0 94 0 141 0 6 0 13 8 13 7 0 7-7 7-13 0-47 0-93 0-139 0-58 63-71 93-71 16 0 42 4 61 17 30 19 30 44 30 54 0 46 0 92 0 139 0 6 0 13 8 13s8-7 8-13c0-47 0-94 0-141z"><text:p/></draw:path><draw:path draw:style-name="gr3" draw:text-style-name="P5" svg:width="0.1028in" svg:height="0.1059in" svg:x="0.3075in" svg:y="0.0098in" svg:viewBox="0 0 262 270" svg:d="M33 34c0 63 0 126 0 187 0 21-3 28-22 28-4 0-11 1-11 6 0 8 6 8 13 8 20 0 40 0 60 0 6 0 13 0 13-8 0-5-7-6-12-6-21 0-24-8-24-29 0-58 0-117 0-175 56 73 111 147 167 219 3 5 5 6 7 6 7 0 7-6 7-12 0-72 0-145 0-217 0-22 3-28 21-28 3 0 10 0 10-6 0-7-7-7-13-7-19 0-38 0-56 0-8 0-14 0-14 7 0 6 7 6 11 6 22 0 25 8 25 29 0 39 0 79 0 120-39-53-79-105-117-156-3-6-4-6-13-6-23 0-45 0-68 0-7 0-13 0-13 7 0 5 6 6 8 6 11 1 18 8 22 12-1 4-1 4-1 9zM218 243c-56-73-112-147-168-221-5-4-5-5-8-9 15 0 30 0 45 0 44 59 87 117 131 175 0 18 0 37 0 55z"><text:p/></draw:path><draw:path draw:style-name="gr3" draw:text-style-name="P5" svg:width="0.076in" svg:height="0.087in" svg:x="0.4677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5" svg:width="0.1079in" svg:height="0.1106in" svg:x="0.602in" svg:y="0.0098in" svg:viewBox="0 0 275 282" svg:d="M127 0c-54 0-96 26-112 45-14 16-15 27-15 28 0 2 2 2 4 2 6 0 16-6 18-7 9-5 10-7 12-15 6-16 17-29 65-31-7 86-31 171-63 250-2 5-2 7-2 8s1 2 3 2c7 0 26-9 30-19 20-47 52-134 63-241 6 0 14 0 21 0 46 0 92 18 92 56 0 29-28 83-103 85-8 1-12 1-23 8-7 4-10 8-10 11s2 3 7 3c71 0 161-59 161-123 0-44-52-62-97-62-17 0-34 0-51 0z"><text:p/></draw:path><draw:path draw:style-name="gr3" draw:text-style-name="P5" svg:width="0.0346in" svg:height="0.1508in" svg:x="0.7327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5" svg:width="0.1024in" svg:height="0.1059in" svg:x="0.7807in" svg:y="0.0098in" svg:viewBox="0 0 261 270" svg:d="M33 34c0 63 0 126 0 187 0 21-3 28-23 28-3 0-10 1-10 6 0 8 6 8 13 8 20 0 40 0 60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3" draw:text-style-name="P5" svg:width="0.0346in" svg:height="0.1508in" svg:x="0.8953in" svg:y="0in" svg:viewBox="0 0 89 384" svg:d="M89 193c0-30-4-77-25-120-23-48-56-73-61-73-2 0-3 1-3 3 0 3 0 3 7 10 38 38 60 99 60 180 0 65-14 132-63 181-4 5-4 5-4 6 0 3 1 4 3 4 5 0 39-26 62-75 20-43 24-85 24-116z"><text:p/></draw:path></draw:g>. </text:p>
        <text:h text:style-name="P7" text:outline-level="3">סעיף (ג)</text:h>
        <text:p text:style-name="P3"><text:span text:style-name="T2">נתון: </text:span><draw:g text:anchor-type="as-char" svg:y="-0.1327in" draw:z-index="2" draw:name="Shape11" draw:style-name="gr1"><svg:title>TexMaths</svg:title><svg:desc>11§display§f_3 = \lambda f \in \N \to \N. f^{-1}[\{1\}]§svg§600§FALSE§</svg:desc><draw:path draw:style-name="gr2" draw:text-style-name="P4" svg:width="1.7425in" svg:height="0.1555in" svg:x="0.0142in" svg:y="0.0083in" svg:viewBox="0 0 4427 396" svg:d="M2214 396c-738 0-1476 0-2214 0 0-132 0-264 0-396 1476 0 2951 0 4427 0 0 132 0 264 0 396-738 0-1476 0-2213 0z"><text:p/></draw:path><draw:path draw:style-name="gr3" draw:text-style-name="P5" svg:width="0.0752in" svg:height="0.1378in" svg:x="-0.0004in" svg:y="0.0272in" svg:viewBox="0 0 192 351" svg:d="M121 118c11 0 22 0 33 0 8 0 12 0 12-8 0-4-4-4-11-4-11 0-21 0-32 0 3-16 6-30 9-44 1-8 7-36 9-41 3-7 10-12 18-12 2 0 11 0 19 6-17 2-21 15-21 21 0 9 7 14 15 14 9 0 20-9 20-24 0-17-17-26-33-26-13 0-37 7-49 45-2 8-3 12-13 61-9 0-18 0-27 0-7 0-11 0-11 8 0 4 4 4 10 4 9 0 18 0 27 0-10 51-20 101-30 151-7 38-13 73-33 73-2 0-11 0-19-7 18-1 21-15 21-21 0-9-6-13-14-13-10 0-21 8-21 23 0 18 16 27 33 27 21 0 36-24 43-38 13-24 22-72 22-74 8-39 15-80 23-121z"><text:p/></draw:path><draw:path draw:style-name="gr3" draw:text-style-name="P5" svg:width="0.0484in" svg:height="0.0724in" svg:x="0.072in" svg:y="0.0862in" svg:viewBox="0 0 124 185" svg:d="M58 89c22 0 37 15 37 43 0 35-19 44-36 44-10 0-34-3-45-18 12-1 16-10 16-16 0-9-7-15-16-15-7 0-14 4-14 16 0 26 27 42 60 42 38 0 64-25 64-53 0-21-17-42-47-48 29-10 38-30 38-47 0-22-25-37-55-37s-52 14-52 36c0 9 6 15 14 15 9 0 13-7 13-15 0-7-4-13-13-14 10-12 29-14 38-14 13 0 29 5 29 29 0 12-3 24-11 32-9 10-16 11-30 11-6 2-7 2-8 2-2 1-3 1-3 3 0 4 3 4 7 4s10 0 14 0z"><text:p/></draw:path><draw:path draw:style-name="gr3" draw:text-style-name="P5" svg:width="0.1008in" svg:height="0.035in" svg:x="0.185in" svg:y="0.07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48in" svg:height="0.1067in" svg:x="0.3453in" svg:y="0.0287in" svg:viewBox="0 0 191 272" svg:d="M118 155c15 40 34 99 40 107 6 9 10 9 20 9 3 0 6 0 9 0 4 0 4-3 4-4s-1-1-2-3c-3-5-6-10-9-18-26-73-52-146-79-218-8-24-28-28-47-28-1 0-7 0-7 4 0 3 2 3 4 4 13 2 15 4 25 31 12 35 25 69 37 104-35 36-71 71-106 106-5 5-7 7-7 11 0 7 4 12 11 12 5 0 10-4 13-8 31-36 63-72 94-109z"><text:p/></draw:path><draw:path draw:style-name="gr3" draw:text-style-name="P5" svg:width="0.0752in" svg:height="0.1378in" svg:x="0.4339in" svg:y="0.0272in" svg:viewBox="0 0 192 351" svg:d="M121 118c11 0 22 0 33 0 8 0 12 0 12-8 0-4-4-4-10-4-11 0-22 0-33 0 3-16 6-30 9-44 1-8 7-36 9-41 3-7 10-12 18-12 2 0 11 0 19 6-17 2-21 15-21 21 0 9 7 14 15 14 9 0 20-9 20-24 0-17-17-26-33-26-13 0-37 7-49 45-2 8-3 12-13 61-9 0-18 0-27 0-6 0-11 0-11 8 0 4 4 4 11 4 9 0 17 0 26 0-10 51-20 101-30 151-7 38-13 73-33 73-2 0-11 0-19-7 18-1 21-15 21-21 0-9-6-13-14-13-10 0-21 8-21 23 0 18 16 27 33 27 21 0 36-24 43-38 13-24 22-72 22-74 8-39 15-80 23-121z"><text:p/></draw:path><draw:path draw:style-name="gr3" draw:text-style-name="P5" svg:width="0.076in" svg:height="0.0878in" svg:x="0.5717in" svg:y="0.052in" svg:viewBox="0 0 194 224" svg:d="M179 119c7 0 15 0 15-8 0-7-8-7-15-7-55 0-109 0-164 0 6-52 50-89 104-89 20 0 40 0 60 0 7 0 15 0 15-7 0-8-8-8-15-8-20 0-40 0-60 0-66 0-119 49-119 111s53 113 119 113c20 0 40 0 60 0 7 0 15 0 15-8s-8-8-15-8c-20 0-40 0-60 0-54 0-98-37-104-89 55 0 109 0 164 0z"><text:p/></draw:path><draw:path draw:style-name="gr3" draw:text-style-name="P5" svg:width="0.1028in" svg:height="0.1063in" svg:x="0.7063in" svg:y="0.0299in" svg:viewBox="0 0 262 271" svg:d="M34 34c0 63 0 126 0 190 0 19-3 25-23 26-4 0-11 0-11 7s7 7 13 7c20 0 41 0 61 0 6 0 12 0 12-7s-6-7-11-7c-22-1-24-9-24-27 0-60 0-119 0-178 55 73 111 147 166 220 4 5 5 6 8 6 7 0 7-6 7-13 0-72 0-144 0-217 0-22 3-28 21-28 2 0 9 0 9-6 0-7-6-7-12-7-19 0-39 0-58 0-6 0-13 0-13 7 0 6 8 6 12 6 21 0 25 8 25 29 0 40 0 80 0 121-39-53-79-105-117-157-4-6-6-6-14-6-22 0-45 0-67 0-7 0-13 0-13 7 0 5 6 6 8 6 10 1 18 8 22 12-1 4-1 4-1 9zM219 244c-56-74-112-148-168-222-5-4-5-4-9-9 15 0 31 0 46 0 44 59 87 117 131 177 0 17 0 36 0 54z"><text:p/></draw:path><draw:path draw:style-name="gr3" draw:text-style-name="P5" svg:width="0.1346in" svg:height="0.0791in" svg:x="0.863in" svg:y="0.0567in" svg:viewBox="0 0 343 202" svg:d="M301 108c-21 17-32 33-35 38-16 26-20 50-20 51 0 5 5 5 8 5 7 0 7-1 8-8 10-37 32-71 76-88 4-1 5-3 5-6s-2-3-3-3c-17-7-64-26-78-91-1-5-1-6-8-6-3 0-8 0-8 4 0 2 4 26 20 51 8 12 19 25 35 38-95 0-191 0-287 0-6 0-14 0-14 7 0 8 8 8 14 8 96 0 192 0 287 0z"><text:p/></draw:path><draw:path draw:style-name="gr3" draw:text-style-name="P5" svg:width="0.1028in" svg:height="0.1063in" svg:x="1.0528in" svg:y="0.0299in" svg:viewBox="0 0 262 271" svg:d="M33 34c0 63 0 126 0 190 0 19-3 25-23 26-3 0-10 0-10 7s5 7 13 7c20 0 40 0 60 0 6 0 13 0 13-7s-7-7-12-7c-21-1-25-9-25-27 0-60 0-119 0-178 57 73 112 147 168 220 3 5 5 6 7 6 7 0 7-6 7-13 0-72 0-144 0-217 0-22 3-28 21-28 3 0 10 0 10-6 0-7-7-7-13-7-19 0-38 0-57 0-7 0-13 0-13 7 0 6 7 6 11 6 22 0 24 8 24 29 0 40 0 80 0 121-38-53-78-105-116-157-3-6-5-6-13-6-23 0-45 0-69 0-6 0-12 0-12 7 0 5 6 6 8 6 11 1 18 8 22 12-1 4-1 4-1 9zM218 244c-56-74-112-148-169-222-4-4-4-4-7-9 15 0 29 0 45 0 44 59 87 117 131 177 0 17 0 36 0 54z"><text:p/></draw:path><draw:path draw:style-name="gr3" draw:text-style-name="P5" svg:width="0.0157in" svg:height="0.0157in" svg:x="1.1717in" svg:y="0.1177in" svg:viewBox="0 0 41 41" svg:d="M41 21c0-12-10-21-21-21-12 0-20 9-20 21 0 11 8 20 20 20 11 0 21-9 21-20z"><text:p/></draw:path><draw:path draw:style-name="gr3" draw:text-style-name="P5" svg:width="0.0752in" svg:height="0.1378in" svg:x="1.2091in" svg:y="0.0272in" svg:viewBox="0 0 192 351" svg:d="M121 118c11 0 22 0 33 0 8 0 12 0 12-8 0-4-4-4-11-4-11 0-21 0-32 0 3-16 6-30 9-44 1-8 7-36 9-41 3-7 10-12 18-12 2 0 11 0 19 6-17 2-21 15-21 21 0 9 7 14 15 14 9 0 20-9 20-24 0-17-17-26-33-26-13 0-37 7-49 45-2 8-3 12-13 61-9 0-18 0-27 0-7 0-11 0-11 8 0 4 4 4 10 4 9 0 18 0 27 0-10 51-20 101-30 151-7 38-13 73-33 73-2 0-11 0-19-7 18-1 21-15 21-21 0-9-6-13-14-13-10 0-21 8-21 23 0 18 16 27 33 27 21 0 36-24 43-38 13-24 22-72 22-74 8-39 15-80 23-121z"><text:p/></draw:path><draw:path draw:style-name="gr3" draw:text-style-name="P5" svg:width="0.0717in" svg:height="0.0047in" svg:x="1.3035in" svg:y="0.0421in" svg:viewBox="0 0 183 13" svg:d="M172 13c4 0 11 0 11-6 0-7-7-7-11-7-54 0-108 0-162 0-3 0-10 0-10 7 0 6 5 6 10 6 54 0 108 0 162 0z"><text:p/></draw:path><draw:path draw:style-name="gr3" draw:text-style-name="P5" svg:width="0.0386in" svg:height="0.0705in" svg:x="1.3984in" svg:y="0.0004in" svg:viewBox="0 0 99 180" svg:d="M62 8c0-8 0-8-8-8-18 18-42 18-54 18 0 3 0 6 0 10 7 0 25 0 40-8 0 46 0 91 0 138 0 9 0 12-27 12-3 0-8 0-11 0 0 3 0 6 0 10 6 0 39-1 49-1 8 0 42 1 48 1 0-4 0-7 0-10-3 0-7 0-10 0-27 0-27-3-27-12 0-51 0-101 0-150z"><text:p/></draw:path><draw:path draw:style-name="gr3" draw:text-style-name="P5" svg:width="0.0205in" svg:height="0.1516in" svg:x="1.4732in" svg:y="0.0201in" svg:viewBox="0 0 53 386" svg:d="M53 386c0-4 0-10 0-15-12 0-26 0-38 0 0-118 0-238 0-356 12 0 26 0 38 0 0-5 0-9 0-15-18 0-35 0-53 0 0 129 0 257 0 386 18 0 35 0 53 0z"><text:p/></draw:path><draw:path draw:style-name="gr3" draw:text-style-name="P5" svg:width="0.0535in" svg:height="0.1516in" svg:x="1.5083in" svg:y="0.0201in" svg:viewBox="0 0 137 386" svg:d="M81 52c0-16 10-41 53-43 1-1 3-2 3-5 0-4-3-4-7-4-39 0-74 20-74 49 0 28 0 58 0 88 0 15 0 27-15 39-15 11-29 13-38 14-1 0-3 1-3 3 0 4 2 4 7 4 25 3 44 16 48 35 1 3 1 4 1 18 0 26 0 51 0 76 0 17 0 29 19 43 14 13 40 17 55 17 4 0 7 0 7-4 0-5-2-5-6-5-24-1-43-14-49-33-1-4-1-4-1-19 0-26 0-54 0-81 0-17-3-23-15-36-8-7-19-12-30-15 32-9 45-26 45-49 0-30 0-61 0-92z"><text:p/></draw:path><draw:path draw:style-name="gr3" draw:text-style-name="P5" svg:width="0.05in" svg:height="0.1008in" svg:x="1.587in" svg:y="0.0327in" svg:viewBox="0 0 128 257" svg:d="M79 11c0-10 0-11-9-11-24 25-58 25-70 25 0 5 0 8 0 12 8 0 31 0 51-9 0 66 0 132 0 199 0 13-2 18-37 18-4 0-7 0-12 0 0 4 0 9 0 12 13-1 47-1 63-1 15 0 48 0 63 1 0-3 0-8 0-12-5 0-8 0-13 0-35 0-36-5-36-18 0-73 0-144 0-216z"><text:p/></draw:path><draw:path draw:style-name="gr3" draw:text-style-name="P5" svg:width="0.0531in" svg:height="0.1516in" svg:x="1.6606in" svg:y="0.0201in" svg:viewBox="0 0 136 386" svg:d="M55 334c0 16-10 41-52 43-2 0-3 2-3 5 0 4 3 4 8 4 37 0 72-19 73-49 0-28 0-58 0-88 0-15 0-26 16-39 13-12 27-12 36-13 2 0 3-1 3-4s-2-3-5-3c-27-3-44-16-49-36-1-4-1-4-1-18 0-26 0-51 0-76 0-17 0-29-18-45-16-11-42-15-55-15-5 0-8 0-8 4s2 4 5 5c25 1 44 13 49 33 1 3 1 4 1 19 0 26 0 53 0 80 0 19 3 24 15 38 9 7 20 12 31 14-32 9-46 28-46 48 0 31 0 62 0 93z"><text:p/></draw:path><draw:path draw:style-name="gr3" draw:text-style-name="P5" svg:width="0.0205in" svg:height="0.1516in" svg:x="1.7291in" svg:y="0.0201in" svg:viewBox="0 0 53 386" svg:d="M53 0c-18 0-35 0-53 0 0 6 0 10 0 15 12 0 25 0 37 0 0 118 0 238 0 356-12 0-25 0-37 0 0 5 0 11 0 15 18 0 35 0 53 0 0-129 0-257 0-386z"><text:p/></draw:path></draw:g></text:p>
        <text:p text:style-name="P3"><text:span text:style-name="T2">תחום: </text:span><draw:g text:anchor-type="as-char" svg:y="-0.1134in" draw:z-index="11" draw:name="Shape12" draw:style-name="gr1"><svg:title>TexMaths</svg:title><svg:desc>11§display§dom(f_3) = \N§svg§600§FALSE§</svg:desc><draw:path draw:style-name="gr2" draw:text-style-name="P4" svg:width="0.8413in" svg:height="0.1358in" svg:x="0.0024in" svg:y="0.0071in" svg:viewBox="0 0 2138 346" svg:d="M1070 346c-357 0-713 0-1070 0 0-116 0-230 0-346 713 0 1425 0 2138 0 0 116 0 230 0 346-356 0-713 0-1068 0z"><text:p/></draw:path><draw:path draw:style-name="gr3" draw:text-style-name="P5" svg:width="0.0724in" svg:height="0.1063in" svg:x="0.0004in" svg:y="0.0071in" svg:viewBox="0 0 185 271" svg:d="M185 4c0-1 0-4-6-4-5 0-43 3-49 4-2 0-6 3-6 7 0 6 5 6 10 6 19 0 19 2 19 6 0 2-1 6-1 8-8 31-16 60-23 91-7-14-18-25-35-25-46 0-94 57-94 112 0 37 22 62 52 62 7 0 27-1 50-29 3 16 17 29 36 29 13 0 22-9 28-21 7-14 11-38 11-39 0-3-3-3-4-3-5 0-5 1-6 7-6 25-13 47-29 47-10 0-11-10-11-18s1-12 2-18c18-74 37-148 56-222zM103 220c-1 8-1 8-7 15-17 22-32 27-43 27-20 0-25-21-25-36 0-18 12-65 22-83 11-23 28-37 44-37 25 0 30 32 30 34s-1 4-1 6c-6 25-13 50-20 74z"><text:p/></draw:path><draw:path draw:style-name="gr3" draw:text-style-name="P5" svg:width="0.065in" svg:height="0.0685in" svg:x="0.0799in" svg:y="0.0453in" svg:viewBox="0 0 166 175" svg:d="M166 65c0-40-27-65-61-65-52 0-105 55-105 110 0 38 26 65 63 65 50 0 103-53 103-110zM63 166c-17 0-34-12-34-42 0-18 11-60 23-80 18-30 40-35 51-35 24 0 35 19 35 42 0 14-8 55-22 80-14 22-36 35-53 35z"><text:p/></draw:path><draw:path draw:style-name="gr3" draw:text-style-name="P5" svg:width="0.124in" svg:height="0.0685in" svg:x="0.152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6 66-24 87-3 9-6 13-6 21 0 19 15 32 32 32 37 0 51-56 51-59 0-4-3-4-5-4-3 0-3 1-5 7-6 20-19 47-40 47-6 0-8-3-8-12 0-10 3-19 6-27 8-20 23-63 23-85 0-25-15-42-44-42-28 0-48 18-63 37-1-4-2-17-13-27-9-8-22-10-31-10-35 0-53 25-60 34-2-22-19-34-36-34-18 0-25 15-29 22-7 13-11 36-11 37 0 5 3 5 4 5 4 0 5-1 7-9 7-27 14-46 28-46 6 0 12 3 12 17 0 8-1 13-6 32-8 30-15 60-23 90z"><text:p/></draw:path><draw:path draw:style-name="gr3" draw:text-style-name="P5" svg:width="0.0346in" svg:height="0.1512in" svg:x="0.2965in" svg:y="0in" svg:viewBox="0 0 89 385" svg:d="M89 381c0-1 0-1-6-8-49-49-61-122-61-179 0-68 14-136 63-183 4-5 4-5 4-7 0-3-1-4-3-4-5 0-40 26-62 76-20 42-24 85-24 118 0 28 3 75 25 119 23 47 56 72 61 72 2 0 3-1 3-4z"><text:p/></draw:path><draw:path draw:style-name="gr3" draw:text-style-name="P5" svg:width="0.0756in" svg:height="0.1374in" svg:x="0.3484in" svg:y="0.0067in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484in" svg:height="0.0724in" svg:x="0.4209in" svg:y="0.0661in" svg:viewBox="0 0 124 185" svg:d="M59 89c21 0 37 14 37 43 0 34-20 44-35 44-11 0-36-3-47-19 12-1 16-9 16-15 0-9-7-15-15-15-7 0-15 5-15 16 0 25 28 42 61 42 37 0 63-25 63-53 0-21-17-42-47-48 29-10 39-30 39-47 0-22-25-37-54-37-31 0-54 14-54 36 0 9 6 15 14 15 9 0 14-7 14-15 0-7-5-13-14-14 10-11 29-14 39-14 12 0 28 5 28 29 0 11-3 24-10 32-10 10-16 11-31 11-6 1-6 1-8 1-1 2-3 2-3 4 0 4 3 4 7 4 6 0 10 0 15 0z"><text:p/></draw:path><draw:path draw:style-name="gr3" draw:text-style-name="P5" svg:width="0.035in" svg:height="0.1512in" svg:x="0.4913in" svg:y="0in" svg:viewBox="0 0 90 385" svg:d="M90 194c0-31-4-77-26-121-23-48-56-73-60-73-2 0-4 2-4 4s0 2 8 9c37 38 59 99 59 181 0 64-14 132-61 180-6 6-6 6-6 7 0 2 2 4 4 4 4 0 39-26 61-76 20-41 25-84 25-115z"><text:p/></draw:path><draw:path draw:style-name="gr3" draw:text-style-name="P5" svg:width="0.1012in" svg:height="0.0354in" svg:x="0.5929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1028in" svg:height="0.1063in" svg:x="0.7488in" svg:y="0.0098in" svg:viewBox="0 0 262 271" svg:d="M33 35c0 63 0 126 0 187 0 20-2 28-22 28-4 0-11 0-11 7 0 6 7 6 13 6 20 0 40 0 60 0 7 0 13 0 13-6 0-7-7-7-12-7-21 0-24-9-24-29 0-58 0-118 0-176 56 74 111 148 167 220 3 5 5 6 8 6 6 0 6-7 6-13 0-72 0-145 0-217 0-21 5-27 22-28 2 0 9 0 9-6 0-7-6-7-13-7-19 0-38 0-56 0-7 0-14 0-14 7 0 6 7 6 11 6 22 1 26 9 26 29 0 39 0 80 0 121-39-53-78-105-117-157-4-6-5-6-14-6-22 0-45 0-67 0-8 0-14 0-14 7 0 6 6 6 9 6 10 1 18 8 21 12-1 4-1 5-1 10zM218 243c-56-72-112-146-168-220-4-5-4-5-8-10 15 0 31 0 46 0 43 59 87 117 130 176 0 18 0 37 0 54z"><text:p/></draw:path></draw:g></text:p>
        <text:p text:style-name="P8"><text:span text:style-name="T2">טווח: </text:span><text:span text:style-name="T2"><draw:g text:anchor-type="as-char" svg:y="-0.1134in" draw:z-index="95" draw:name="Shape13" draw:style-name="gr1"><svg:title>TexMaths</svg:title><svg:desc>11§display§range(f_3) = \powerset(\N)§svg§600§FALSE§</svg:desc><draw:path draw:style-name="gr2" draw:text-style-name="P4" svg:width="1.1728in" svg:height="0.1358in" svg:x="0.0031in" svg:y="0.0071in" svg:viewBox="0 0 2980 346" svg:d="M1490 346c-497 0-993 0-1490 0 0-116 0-230 0-346 993 0 1987 0 2980 0 0 116 0 230 0 346-496 0-993 0-1490 0z"><text:p/></draw:path><draw:path draw:style-name="gr3" draw:text-style-name="P5" svg:width="0.0614in" svg:height="0.0685in" svg:x="-0.0004in" svg:y="0.0453in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3-1 6-9 7-27 14-46 28-46 6 0 12 3 12 17 0 8-1 13-6 32-7 30-15 60-23 90z"><text:p/></draw:path><draw:path draw:style-name="gr3" draw:text-style-name="P5" svg:width="0.0693in" svg:height="0.0685in" svg:x="0.0744in" svg:y="0.0453in" svg:viewBox="0 0 177 175" svg:d="M129 25c-8-14-19-25-37-25-45 0-92 57-92 113 0 37 21 62 51 62 7 0 27-1 50-29 4 16 17 29 35 29 14 0 22-9 29-21 7-14 12-37 12-38 0-4-4-4-5-4-4 0-5 1-6 7-6 25-13 47-28 47-11 0-13-10-13-17 0-9 1-11 6-29 4-17 4-20 8-34 4-18 10-36 14-54 3-11 3-12 3-13 0-7-5-11-12-11-9 0-14 9-15 17zM103 124c-2 8-2 8-7 15-18 22-33 27-44 27-20 0-24-21-24-36 0-19 12-66 20-84 13-23 30-37 45-37 25 0 30 32 30 34s0 4-1 7c-6 24-12 49-19 74z"><text:p/></draw:path><draw:path draw:style-name="gr3" draw:text-style-name="P5" svg:width="0.0823in" svg:height="0.0685in" svg:x="0.1531in" svg:y="0.0453in" svg:viewBox="0 0 210 175" svg:d="M23 148c-1 6-3 15-3 17 0 7 5 10 11 10 4 0 12-3 14-11 1-1 6-19 8-29 3-12 5-23 9-34 2-9 4-17 6-26 1-7 5-18 5-19 5-12 26-47 62-47 18 0 21 14 21 26 0 24-19 74-24 91-4 8-4 13-4 17 0 19 13 32 32 32 36 0 50-56 50-59 0-4-3-4-4-4-5 0-5 1-7 7-8 26-20 47-38 47-7 0-10-3-10-12 0-10 3-19 6-27 8-21 24-63 24-85 0-27-16-42-45-42-34 0-52 25-59 34-2-22-19-34-36-34-19 0-25 15-29 22-7 13-12 36-12 37 0 5 4 5 6 5 3 0 4-1 6-9 7-27 14-46 28-46 7 0 12 4 12 17 0 8-1 13-6 32-8 30-15 60-23 90z"><text:p/></draw:path><draw:path draw:style-name="gr3" draw:text-style-name="P5" svg:width="0.0697in" svg:height="0.0976in" svg:x="0.2421in" svg:y="0.0453in" svg:viewBox="0 0 178 249" svg:d="M177 25c0-2 1-4 1-6 0-7-4-11-11-11-4 0-14 3-16 16-7-14-20-24-37-24-44 0-91 54-91 110 0 38 23 61 52 61 22 0 40-18 44-22h1c-9 34-9 33-13 50-1 5-15 41-56 41-7 0-20 0-31-3 12-4 16-13 16-20s-4-13-15-13c-8 0-21 6-21 22 0 15 14 23 52 23 48 0 76-30 82-52 15-57 29-114 43-172zM127 121c-3 10-12 20-20 28-8 6-20 13-31 13-20 0-25-20-25-35 0-19 11-64 20-84 11-19 28-34 45-34 25 0 30 31 30 33s-1 4-1 5c-6 25-12 49-18 74z"><text:p/></draw:path><draw:path draw:style-name="gr3" draw:text-style-name="P5" svg:width="0.0575in" svg:height="0.0685in" svg:x="0.3252in" svg:y="0.0453in" svg:viewBox="0 0 147 175" svg:d="M54 81c11 0 39-1 59-8 27-11 29-34 29-40 0-16-14-33-41-33-43 0-101 37-101 106 0 38 22 69 61 69 55 0 86-41 86-45 0-2-2-6-4-6-1 0-2 2-4 5-31 37-73 37-78 37-30 0-33-32-33-44 0-5-1-16 5-41 7 0 14 0 21 0zM36 73c15-59 54-64 65-64 18 0 29 11 29 24 0 40-63 40-78 40-6 0-10 0-16 0z"><text:p/></draw:path><draw:path draw:style-name="gr3" draw:text-style-name="P5" svg:width="0.0346in" svg:height="0.1512in" svg:x="0.4043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076in" svg:height="0.1374in" svg:x="0.4563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5" svg:width="0.0484in" svg:height="0.0724in" svg:x="0.5283in" svg:y="0.0661in" svg:viewBox="0 0 124 185" svg:d="M59 89c21 0 37 14 37 43 0 34-20 44-35 44-11 0-36-3-47-19 14-1 16-9 16-15 0-9-7-15-15-15-7 0-15 5-15 16 0 25 29 42 61 42 38 0 63-25 63-53 0-21-17-42-47-48 29-10 39-30 39-47 0-22-25-37-54-37-30 0-53 14-53 36 0 9 5 15 13 15 9 0 14-7 14-15 0-7-5-13-14-14 10-11 29-14 39-14 12 0 29 5 29 29 0 11-4 24-11 32-9 10-16 11-31 11-6 1-6 1-7 1s-4 2-4 4c0 4 3 4 8 4 4 0 10 0 14 0z"><text:p/></draw:path><draw:path draw:style-name="gr3" draw:text-style-name="P5" svg:width="0.035in" svg:height="0.1512in" svg:x="0.5992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5" svg:width="0.1008in" svg:height="0.0354in" svg:x="0.700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1079in" svg:height="0.1106in" svg:x="0.8559in" svg:y="0.0098in" svg:viewBox="0 0 275 282" svg:d="M127 0c-55 0-96 26-113 44-13 15-14 26-14 28s1 3 3 3c7 0 16-6 19-8 8-5 9-8 11-15 5-16 17-29 65-31-7 87-30 172-62 251-3 5-2 4-3 7 0 1 1 3 4 3 7 0 25-9 29-19 21-47 52-135 64-242 6 0 13 0 20 0 47 0 92 18 92 57 0 29-27 83-102 85-9 0-13 0-23 8-8 4-11 8-11 11 0 2 3 2 7 2 71 0 162-60 162-123 0-44-52-61-97-61-17 0-34 0-51 0z"><text:p/></draw:path><draw:path draw:style-name="gr3" draw:text-style-name="P5" svg:width="0.0346in" svg:height="0.1512in" svg:x="0.9862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5" svg:width="0.1028in" svg:height="0.1063in" svg:x="1.0339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9-105-117-157-4-6-5-6-14-6-22 0-45 0-67 0-7 0-14 0-14 7 0 6 7 6 9 6 10 1 18 8 21 12 0 4 0 5 0 10zM218 243c-56-72-111-146-167-220-5-5-5-5-9-10 15 0 31 0 46 0 43 59 87 117 130 176 0 18 0 37 0 54z"><text:p/></draw:path><draw:path draw:style-name="gr3" draw:text-style-name="P5" svg:width="0.035in" svg:height="0.1512in" svg:x="1.1484in" svg:y="0in" svg:viewBox="0 0 90 385" svg:d="M90 193c0-30-4-76-25-120-24-48-57-73-61-73-2 0-4 2-4 4s0 2 8 9c37 38 59 99 59 180 0 65-14 133-61 181-6 6-6 6-6 7 0 2 2 4 4 4 4 0 39-26 62-76 20-41 24-84 24-116z"><text:p/></draw:path></draw:g></text:span><text:s/>כי <draw:g text:anchor-type="as-char" svg:y="-0.1134in" draw:z-index="22" draw:name="Shape14" draw:style-name="gr1"><svg:title>TexMaths</svg:title><svg:desc>11§display§Im(f_1) = \N§svg§600§FALSE§</svg:desc><draw:path draw:style-name="gr2" draw:text-style-name="P4" svg:width="0.7673in" svg:height="0.1358in" svg:x="0.0031in" svg:y="0.0071in" svg:viewBox="0 0 1950 346" svg:d="M976 346c-326 0-650 0-976 0 0-116 0-230 0-346 650 0 1299 0 1950 0 0 116 0 230 0 346-325 0-650 0-974 0z"><text:p/></draw:path><draw:path draw:style-name="gr3" draw:text-style-name="P5" svg:width="0.0701in" svg:height="0.1028in" svg:x="0.0004in" svg:y="0.0098in" svg:viewBox="0 0 179 262" svg:d="M132 30c3-15 4-18 35-18 9 0 12 0 12-8 0-4-4-4-5-4-12 0-41 1-52 1s-39-1-52-1c-2 0-7 0-7 8 0 4 4 4 11 4 16 0 27 0 27 7 0 2 0 3-1 6-17 70-35 139-53 207-3 15-4 18-35 18-9 0-12 0-12 8 0 4 4 4 6 4 12 0 39-1 50-1 12 0 41 1 53 1 2 0 8 0 8-8 0-4-4-4-12-4-7 0-9 0-17 0-8-1-10-3-10-7 0-3 1-6 2-8 18-69 34-137 52-205z"><text:p/></draw:path><draw:path draw:style-name="gr3" draw:text-style-name="P5" svg:width="0.1244in" svg:height="0.0685in" svg:x="0.0783in" svg:y="0.0453in" svg:viewBox="0 0 317 175" svg:d="M23 148c-1 6-3 15-3 17 0 7 5 10 11 10 4 0 12-3 14-11 1-1 6-19 8-29 3-12 5-23 9-34 2-9 4-17 6-26 1-7 5-18 5-19 5-12 26-47 62-47 18 0 21 14 21 26 0 10-2 21-5 33-4 15-8 29-11 44-2 10-6 20-8 30-1 8-4 21-4 23 0 7 5 10 11 10 12 0 14-10 17-22 6-22 20-78 23-92 1-6 21-52 64-52 17 0 21 13 21 26 0 22-16 66-24 87-3 9-6 13-6 21 0 19 15 32 32 32 37 0 51-56 51-59 0-4-3-4-5-4-4 0-4 1-5 7-7 20-19 47-40 47-6 0-10-3-10-12 0-10 5-19 8-27 7-20 23-63 23-85 0-25-15-42-44-42s-48 18-62 37c-2-4-3-17-14-27-10-8-22-10-32-10-34 0-52 25-59 34-2-22-19-34-36-34-18 0-26 15-29 22-6 13-12 36-12 37 0 5 4 5 6 5 3 0 4-1 6-9 7-27 14-46 28-46 6 0 12 3 12 17 0 8-1 13-6 32-7 30-15 60-23 90z"><text:p/></draw:path><draw:path draw:style-name="gr3" draw:text-style-name="P5" svg:width="0.0346in" svg:height="0.1512in" svg:x="0.2232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5" svg:width="0.0756in" svg:height="0.1374in" svg:x="0.2752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5" svg:width="0.0386in" svg:height="0.0701in" svg:x="0.3531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5" svg:width="0.035in" svg:height="0.1512in" svg:x="0.4181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5" svg:width="0.1008in" svg:height="0.0354in" svg:x="0.519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1028in" svg:height="0.1063in" svg:x="0.6752in" svg:y="0.0098in" svg:viewBox="0 0 262 271" svg:d="M33 35c0 63 0 126 0 187 0 20-2 28-22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-1 4-1 5-1 10zM218 243c-56-72-112-146-168-220-4-5-4-5-8-10 15 0 31 0 46 0 43 59 87 117 130 176 0 18 0 37 0 54z"><text:p/></draw:path></draw:g><text:s/>ולכן לכל <draw:g text:anchor-type="as-char" svg:y="-0.1035in" draw:z-index="23" draw:name="Shape15" draw:style-name="gr1"><svg:title>TexMaths</svg:title><svg:desc>11§display§x \in \N§svg§600§FALSE§</svg:desc><draw:path draw:style-name="gr2" draw:text-style-name="P4" svg:width="0.3634in" svg:height="0.0933in" svg:x="0.0039in" svg:y="0.0071in" svg:viewBox="0 0 924 238" svg:d="M463 238c-155 0-309 0-463 0 0-79 0-159 0-238 308 0 616 0 924 0 0 79 0 159 0 238-154 0-308 0-461 0z"><text:p/></draw:path><draw:path draw:style-name="gr3" draw:text-style-name="P5" svg:width="0.0752in" svg:height="0.0677in" svg:x="0.0004in" svg:y="0.0362in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3" draw:text-style-name="P5" svg:width="0.0752in" svg:height="0.087in" svg:x="0.1382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5" svg:width="0.1028in" svg:height="0.1055in" svg:x="0.2724in" svg:y="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<text:s/>בפרט <draw:g text:anchor-type="as-char" svg:y="-0.102in" draw:z-index="24" draw:name="Shape16" draw:style-name="gr1"><svg:title>TexMaths</svg:title><svg:desc>11§display§x = 1§svg§600§FALSE§</svg:desc><draw:path draw:style-name="gr2" draw:text-style-name="P4" svg:width="0.3366in" svg:height="0.0858in" svg:x="0.0039in" svg:y="0.0075in" svg:viewBox="0 0 856 219" svg:d="M0 0c286 0 570 0 856 0 0 73 0 146 0 219-286 0-570 0-856 0 0-73 0-146 0-219z"><text:p/></draw:path><draw:path draw:style-name="gr3" draw:text-style-name="P5" svg:width="0.0752in" svg:height="0.0677in" svg:x="0.0004in" svg:y="0.0339in" svg:viewBox="0 0 192 173" svg:d="M118 54c2-10 11-45 38-45 2 0 11 0 20 5-11 1-19 11-19 21 0 6 5 13 14 13s21-6 21-22c0-21-23-26-36-26-22 0-35 21-40 30-9-26-30-30-41-30-41 0-63 50-63 59 0 5 3 2 4 5 4 0 5-1 6-5 13-40 38-50 52-50 7 0 20 3 20 26 0 11-6 37-20 91-7 23-20 39-37 39-3 0-12 0-19-5 9-2 17-10 17-21 0-10-8-12-14-12-11 0-21 9-21 21 0 18 20 25 36 25 26 0 40-27 41-29 4 14 19 29 42 29 39 0 61-48 61-58 0-3-3-3-4-3-4 0-5 1-6 3-12 41-38 50-50 50-16 0-22-13-22-26 0-8 2-15 6-33 5-17 9-35 14-52z"><text:p/></draw:path><draw:path draw:style-name="gr3" draw:text-style-name="P5" svg:width="0.1004in" svg:height="0.035in" svg:x="0.1339in" svg:y="0.0457in" svg:viewBox="0 0 256 90" svg:d="M243 15c6 0 13 0 13-7 0-8-7-8-12-8-78 0-155 0-232 0-4 0-12 0-12 8 0 7 8 7 13 7 77 0 153 0 230 0zM244 90c5 0 12 0 12-8 0-7-7-7-13-7-77 0-153 0-230 0-5 0-13 0-13 7 0 8 8 8 12 8 77 0 154 0 232 0z"><text:p/></draw:path><draw:path draw:style-name="gr3" draw:text-style-name="P5" svg:width="0.0496in" svg:height="0.1in" svg:x="0.2984in" svg:y="0in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<text:s/>מתקיים <draw:g text:anchor-type="as-char" svg:y="-0.1134in" draw:z-index="25" draw:name="Shape17" draw:style-name="gr1"><svg:title>TexMaths</svg:title><svg:desc>11§display§f_3(x) \in \N§svg§600§FALSE§</svg:desc><draw:path draw:style-name="gr2" draw:text-style-name="P4" svg:width="0.6248in" svg:height="0.1358in" svg:x="0.0004in" svg:y="0.0071in" svg:viewBox="0 0 1588 346" svg:d="M794 346c-265 0-529 0-794 0 0-116 0-230 0-346 529 0 1058 0 1588 0 0 116 0 230 0 346-264 0-530 0-794 0z"><text:p/></draw:path><draw:path draw:style-name="gr3" draw:text-style-name="P5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488in" svg:height="0.0724in" svg:x="0.0728in" svg:y="0.0661in" svg:viewBox="0 0 125 185" svg:d="M59 89c22 0 37 14 37 43 0 34-19 44-35 44-11 0-35-3-46-19 13-1 16-9 16-15 0-9-7-15-16-15-7 0-15 5-15 16 0 25 29 42 62 42 37 0 63-25 63-53 0-21-17-42-47-48 29-10 39-30 39-47 0-22-26-37-55-37-31 0-53 14-53 36 0 9 6 15 14 15 9 0 13-7 13-15 0-7-4-13-13-14 10-11 28-14 39-14 12 0 28 5 28 29 0 11-3 24-11 32-9 10-16 11-29 11-7 1-8 1-9 1-1 2-2 2-2 4 0 4 2 4 6 4 5 0 10 0 14 0z"><text:p/></draw:path><draw:path draw:style-name="gr3" draw:text-style-name="P5" svg:width="0.0346in" svg:height="0.1512in" svg:x="0.1508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5" svg:width="0.0756in" svg:height="0.0685in" svg:x="0.1992in" svg:y="0.0453in" svg:viewBox="0 0 193 175" svg:d="M118 54c2-10 11-45 38-45 1 0 11 0 19 4-11 2-19 12-19 21 0 7 5 14 16 14 7 0 21-7 21-23 0-19-24-25-37-25-22 0-36 21-40 30-10-26-31-30-42-30-40 0-63 50-63 59 0 5 4 5 6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5" svg:width="0.035in" svg:height="0.1512in" svg:x="0.2902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5" svg:width="0.0756in" svg:height="0.087in" svg:x="0.3957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5" svg:width="0.1028in" svg:height="0.1063in" svg:x="0.5303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/draw:g>. </text:p>
        <text:p text:style-name="P3"/>
        <text:h text:style-name="P7" text:outline-level="3">סעיף (ד)</text:h>
        <text:p text:style-name="P3"><text:span text:style-name="T2">נתון: </text:span><draw:g text:anchor-type="as-char" svg:y="-0.228in" draw:z-index="3" draw:name="Shape18" draw:style-name="gr1"><svg:title>TexMaths</svg:title><svg:desc>11§latex§f_4 = \lambda X \in \powerset(\N). \begin{cases}
\min(X) &amp; 4 \in X \\
X &amp; \text{else}
\end{cases}§svg§600§FALSE§</svg:desc><draw:path draw:style-name="gr2" draw:text-style-name="P4" svg:width="2.3047in" svg:height="0.4394in" svg:x="0.0031in" svg:y="0.0071in" svg:viewBox="0 0 5855 1117" svg:d="M2928 1117c-977 0-1952 0-2928 0 0-373 0-744 0-1117 1951 0 3904 0 5855 0 0 373 0 744 0 1117-976 0-1951 0-2927 0z"><text:p/></draw:path><draw:path draw:style-name="gr3" draw:text-style-name="P5" svg:width="0.0488in" svg:height="0.1063in" svg:x="0.0004in" svg:y="0.1571in" svg:viewBox="0 0 125 271" svg:d="M55 106c0-16 0-30 0-46 0-33 19-51 35-51 1 0 7 0 13 2-5 2-12 7-12 16s7 17 17 17c11 0 17-8 17-17 0-14-14-27-35-27-27 0-59 21-59 62 0 14 0 29 0 44-10 0-21 0-31 0 0 4 0 7 0 12 10 0 21 0 31 0 0 41 0 83 0 125 0 17-5 17-31 17 0 4 0 7 0 11 15 0 33-1 44-1 15 0 34 0 49 1 0-4 0-7 0-11-3 0-5 0-8 0-29 0-29-4-29-18 0-42 0-83 0-124 14 0 30 0 44 0 0-5 0-8 0-12-15 0-30 0-45 0z"><text:p/></draw:path><draw:path draw:style-name="gr3" draw:text-style-name="P5" svg:width="0.052in" svg:height="0.0713in" svg:x="0.0461in" svg:y="0.2161in" svg:viewBox="0 0 133 182" svg:d="M133 138c0-3 0-6 0-9-10 0-21 0-31 0 0-41 0-81 0-121 0-6 0-8-5-8-4 0-5 0-7 4-30 42-60 83-90 125 0 3 0 6 0 9 26 0 54 0 80 0 0 8 0 15 0 22 0 9 0 13-22 13-2 0-5 0-7 0 0 3 0 6 0 9 13 0 30-1 40-1s28 1 41 1c0-3 0-6 0-9-2 0-6 0-8 0-22 0-22-4-22-13 0-7 0-14 0-22 10 0 21 0 31 0zM81 30c0 33 0 66 0 99-24 0-47 0-71 0 24-33 47-66 71-99z"><text:p/></draw:path><draw:path draw:style-name="gr3" draw:text-style-name="P5" svg:width="0.1004in" svg:height="0.035in" svg:x="0.161in" svg:y="0.2098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5" svg:width="0.0748in" svg:height="0.1071in" svg:x="0.3209in" svg:y="0.1598in" svg:viewBox="0 0 191 273" svg:d="M118 155c16 41 34 99 40 109 7 7 10 7 21 7 2 0 6 0 8 0 4 0 4-2 4-3s0-2-1-3c-4-5-6-11-10-19-26-72-51-146-78-219-9-23-29-27-47-27-2 0-7 0-7 4s3 4 4 4c12 2 15 4 25 30 12 36 25 71 37 106-35 35-71 70-106 105-6 5-8 7-8 13s5 11 12 11 10-5 13-8c31-38 62-74 93-110z"><text:p/></draw:path><draw:path draw:style-name="gr3" draw:text-style-name="P5" svg:width="0.1252in" svg:height="0.1031in" svg:x="0.4059in" svg:y="0.1622in" svg:viewBox="0 0 319 263" svg:d="M177 104c-11-25-21-51-32-77-1-2-1-3-2-4 0-2 7-10 23-11 3-1 8-1 8-8 0-4-6-4-7-4-15 0-32 1-48 1-10 0-33-1-43-1-2 0-8 0-8 8 0 4 5 4 9 4 24 0 26 3 30 12 15 36 29 72 45 108-28 28-54 58-82 87-1 1-3 2-4 4-20 21-37 26-57 29-6 0-9 0-9 7 2 1 0 4 5 4 11 0 25-1 37-1 14 0 29 1 43 1 2 0 6 0 6-8 0-3-3-3-4-3-3-1-16-3-16-12 0-7 6-14 11-18 14-14 27-27 40-42 11-12 23-25 34-37 13 31 27 60 40 91 1 4 1 3 1 6s-7 9-22 12c-5 0-8 0-8 6 0 5 5 5 6 5 11 0 38-1 49-1 9 0 33 1 43 1 2 0 7 0 7-7 0-4-4-4-7-4-26-1-26-3-33-18-15-36-42-96-51-119 27-27 68-73 80-84 12-9 26-18 49-19 6-1 9-1 9-8 0-1 0-4-6-4-11 0-24 1-36 1-14 0-28-1-43-1-2 0-7 0-7 8 0 2 2 3 5 4 3 0 15 1 15 11 0 6-4 11-7 14-21 22-42 45-63 67z"><text:p/></draw:path><draw:path draw:style-name="gr3" draw:text-style-name="P5" svg:width="0.076in" svg:height="0.0874in" svg:x="0.5945in" svg:y="0.1835in" svg:viewBox="0 0 194 223" svg:d="M180 120c7 0 14 0 14-8s-7-8-14-8c-55 0-109 0-164 0 5-51 49-89 104-89 20 0 41 0 60 0 7 0 14 0 14-7 0-8-7-8-14-8-21 0-40 0-61 0-66 0-119 51-119 112 0 62 53 111 119 111 21 0 40 0 61 0 7 0 14 0 14-8 0-7-7-7-14-7-19 0-40 0-60 0-55 0-99-37-104-88 55 0 109 0 164 0z"><text:p/></draw:path><draw:path draw:style-name="gr3" draw:text-style-name="P5" svg:width="0.1079in" svg:height="0.1106in" svg:x="0.7287in" svg:y="0.1622in" svg:viewBox="0 0 275 282" svg:d="M126 0c-53 0-95 26-111 44-14 15-15 26-15 27 0 3 2 4 4 4 6 0 15-6 18-8 9-5 10-8 12-15 6-16 17-29 65-31-7 87-31 171-63 252-2 5-2 6-2 7s1 2 3 2c7 0 26-8 30-18 20-47 52-135 63-243 6 0 14 0 21 0 46 0 92 19 92 57 0 29-29 82-103 85-8 1-12 1-23 7-7 5-10 9-10 11 0 3 2 3 7 3 71 0 161-60 161-122 0-44-52-62-97-62-17 0-34 0-52 0z"><text:p/></draw:path><draw:path draw:style-name="gr3" draw:text-style-name="P5" svg:width="0.035in" svg:height="0.1516in" svg:x="0.8591in" svg:y="0.1516in" svg:viewBox="0 0 90 386" svg:d="M90 382c0-1 0-2-6-8-49-49-62-122-62-181 0-67 15-134 63-182 5-6 5-6 5-7 0-3-2-4-4-4-5 0-39 26-62 76-20 42-24 84-24 117 0 30 4 77 25 120 23 47 56 73 61 73 2 0 4-1 4-4z"><text:p/></draw:path><draw:path draw:style-name="gr3" draw:text-style-name="P5" svg:width="0.1028in" svg:height="0.1063in" svg:x="0.9071in" svg:y="0.1618in" svg:viewBox="0 0 262 271" svg:d="M33 35c0 63 0 125 0 188 0 20-3 28-23 28-3 0-10 0-10 6 0 7 5 7 13 7 20 0 40 0 60 0 6 0 13 0 13-7 0-6-7-6-12-6-21 0-25-9-25-29 0-59 0-118 0-177 57 74 112 147 168 221 3 4 5 5 7 5 7 0 7-6 7-12 0-72 0-146 0-218 0-21 3-27 21-28 3 0 10 0 10-6 0-7-7-7-13-7-19 0-38 0-57 0-7 0-13 0-13 7 0 6 7 6 11 6 22 1 24 9 24 29 0 40 0 80 0 121-38-53-78-105-116-158-3-5-5-5-13-5-23 0-45 0-69 0-6 0-12 0-12 7 0 6 6 6 8 6 11 1 18 8 22 12-1 4-1 5-1 10zM218 245c-56-74-112-148-169-222-4-4-4-5-7-10 15 0 29 0 45 0 44 58 87 118 131 176 0 19 0 37 0 56z"><text:p/></draw:path><draw:path draw:style-name="gr3" draw:text-style-name="P5" svg:width="0.0346in" svg:height="0.1516in" svg:x="1.022in" svg:y="0.1516in" svg:viewBox="0 0 89 386" svg:d="M89 193c0-30-4-77-25-120-23-48-56-73-61-73-2 0-3 2-3 4 0 1 0 1 7 9 38 39 60 99 60 180 0 66-14 133-63 183-4 4-4 5-4 6 0 3 1 4 3 4 5 0 39-27 62-75 20-43 24-86 24-118z"><text:p/></draw:path><draw:path draw:style-name="gr3" draw:text-style-name="P5" svg:width="0.0157in" svg:height="0.0157in" svg:x="1.0858in" svg:y="0.248in" svg:viewBox="0 0 41 41" svg:d="M41 21c0-11-10-21-21-21s-20 10-20 21 9 20 20 20 21-9 21-20z"><text:p/></draw:path><draw:path draw:style-name="gr3" draw:text-style-name="P5" svg:width="0.0783in" svg:height="0.4547in" svg:x="1.1614in" svg:y="0in" svg:viewBox="0 0 200 1156" svg:d="M119 719c0-42-30-107-97-140 42-23 91-68 97-139 0-2 0-3 0-3 0-90 0-179 0-268 0-31 0-38 3-53 7-30 25-69 75-97 2-3 3-3 3-10 0-8-1-9-9-9-7 0-7 0-18 7-87 48-92 120-92 134 0 91 0 182 0 274 0 28 0 59-19 94-19 32-40 48-57 59-5 3-5 3-5 10 0 8 0 8 3 10 33 20 68 55 77 118 1 8 1 8 1 13 0 99 0 198 0 296 0 31 19 96 94 136 9 5 10 5 16 5 8 0 9-1 9-9 0-7-1-7-2-8-17-10-67-41-78-108-1-10-1-11-1-16 0-98 0-197 0-296z"><text:p/></draw:path><draw:path draw:style-name="gr3" draw:text-style-name="P5" svg:width="0.1181in" svg:height="0.0665in" svg:x="1.2673in" svg:y="0.0949in" svg:viewBox="0 0 301 170" svg:d="M30 37c0 34 0 70 0 104 0 17-5 17-30 17 0 5 0 8 0 12 13 0 33-1 43-1 11 0 31 1 44 1 0-4 0-7 0-12-27 0-31 0-31-17 0-23 0-48 0-71 0-40 28-61 53-61 24 0 28 21 28 43 0 29 0 59 0 89 0 17-4 17-30 17 0 5 0 8 0 12 14 0 34-1 44-1s30 1 44 1c0-4 0-7 0-12-27 0-31 0-31-17 0-23 0-48 0-71 0-40 27-61 53-61 24 0 28 21 28 43 0 29 0 59 0 89 0 17-4 17-31 17 0 5 0 8 0 12 14 0 33-1 44-1 10 0 30 1 43 1 0-4 0-7 0-12-19 0-29 0-29-11 0-24 0-49 0-73 0-34 0-45-12-60-6-6-19-14-41-14-33 0-50 23-56 37-6-33-34-37-52-37-27 0-46 16-57 41 0-14 0-28 0-41-18 1-36 3-54 4 0 5 0 8 0 12 26 0 30 3 30 21z"><text:p/></draw:path><draw:path draw:style-name="gr3" draw:text-style-name="P5" svg:width="0.0319in" svg:height="0.1012in" svg:x="1.3941in" svg:y="0.0598in" svg:viewBox="0 0 82 258" svg:d="M56 88c-19 1-36 3-55 4 0 5 0 8 0 12 25 0 29 3 29 21 0 34 0 70 0 104 0 17-5 17-30 17 0 3 0 8 0 12 12 0 33-1 43-1 13 0 26 1 39 1 0-4 0-9 0-12-25 0-26-2-26-16 0-48 0-95 0-142zM57 21c0-12-10-21-21-21-12 0-20 11-20 21s8 20 20 20c11 0 21-8 21-20z"><text:p/></draw:path><draw:path draw:style-name="gr3" draw:text-style-name="P5" svg:width="0.0764in" svg:height="0.0665in" svg:x="1.4362in" svg:y="0.0949in" svg:viewBox="0 0 195 170" svg:d="M31 37c0 34 0 70 0 104 0 17-5 17-31 17 0 5 0 8 0 12 14 0 33-1 44-1 10 0 30 1 43 1 0-4 0-7 0-12-25 0-30 0-30-17 0-23 0-48 0-71 0-40 28-61 52-61s28 21 28 43c0 29 0 59 0 89 0 17-4 17-29 17 0 5 0 8 0 12 13 0 33-1 44-1 10 0 29 1 43 1 0-4 0-7 0-12-20 0-30 0-30-11 0-24 0-49 0-73 0-34 0-45-12-60-6-6-19-14-41-14-28 0-46 16-57 41 0-14 0-28 0-41-19 1-36 3-55 4 0 5 0 8 0 12 27 0 31 3 31 21z"><text:p/></draw:path><draw:path draw:style-name="gr3" draw:text-style-name="P5" svg:width="0.0346in" svg:height="0.1516in" svg:x="1.5307in" svg:y="0.048in" svg:viewBox="0 0 89 386" svg:d="M89 381c0-1 0-1-5-7-49-50-62-122-62-182 0-67 15-134 63-182 4-5 4-6 4-7 0-2-1-3-3-3-5 0-39 26-62 75-20 43-24 85-24 117 0 31 4 77 25 121 23 47 56 73 61 73 2 0 3-1 3-5z"><text:p/></draw:path><draw:path draw:style-name="gr3" draw:text-style-name="P5" svg:width="0.1252in" svg:height="0.1035in" svg:x="1.5791in" svg:y="0.0571in" svg:viewBox="0 0 319 264" svg:d="M177 106c-11-26-21-52-32-77-1-4-2-5-2-6 0-2 7-9 23-11 3 0 8 0 8-7 0-5-5-5-7-5-15 0-32 1-48 1-10 0-33-1-43-1-2 0-7 0-7 8 0 4 4 4 9 4 23 0 25 4 29 12 15 36 29 72 45 108-28 30-54 58-82 88-1 1-3 2-4 4-20 21-37 27-57 28-6 1-9 1-9 7 0 1 0 5 5 5 11 0 25-1 37-1 14 0 29 1 43 1 2 0 7 0 7-8 0-3-4-4-5-4-3 0-16-1-16-12 0-6 7-13 11-17 14-14 27-27 40-42 11-13 23-25 34-38 13 31 27 61 40 92 1 5 2 5 2 6 0 3-8 10-23 11-5 1-8 1-8 7 0 5 5 5 6 5 11 0 38-1 49-1 9 0 33 1 43 1 2 0 7 0 7-8 0-4-4-4-7-4-26 0-26-1-33-17-15-36-41-97-51-120 27-26 68-72 81-83 11-9 25-19 48-20 6 0 9 0 9-8-2-1 0-4-6-4-11 0-24 1-36 1-14 0-28-1-43-1-2 0-6 0-6 8 0 3 1 4 4 4 3 1 15 1 15 12 0 6-4 11-7 14-21 22-42 46-63 68z"><text:p/></draw:path><draw:path draw:style-name="gr3" draw:text-style-name="P5" svg:width="0.0346in" svg:height="0.1516in" svg:x="1.722in" svg:y="0.048in" svg:viewBox="0 0 89 386" svg:d="M89 192c0-29-4-77-25-119-23-48-56-73-61-73-2 0-3 1-3 3 0 1 0 2 7 9 38 39 60 100 60 180 0 66-14 134-63 183-4 5-4 5-4 6 0 3 1 5 3 5 5 0 39-27 62-76 20-42 24-85 24-118z"><text:p/></draw:path><draw:path draw:style-name="gr3" draw:text-style-name="P5" svg:width="0.0673in" svg:height="0.1028in" svg:x="1.9283in" svg:y="0.0591in" svg:viewBox="0 0 172 262" svg:d="M103 198c0 11 0 22 0 34 0 13-1 17-29 17-3 0-6 0-8 0 0 4 0 8 0 13 15-2 35-2 52-2 16 0 37 0 52 2 0-5 0-9 0-13-2 0-5 0-7 0-29 0-30-4-30-17 0-12 0-23 0-34 13 0 25 0 39 0 0-5 0-8 0-12-14 0-26 0-39 0 0-59 0-117 0-175 0-8 0-11-7-11-3 0-4 0-7 5-40 61-79 120-119 181 0 4 0 7 0 12 34 0 69 0 103 0zM106 186c-32 0-63 0-95 0 32-49 63-96 95-144 0 48 0 95 0 144z"><text:p/></draw:path><draw:path draw:style-name="gr3" draw:text-style-name="P5" svg:width="0.076in" svg:height="0.0874in" svg:x="2.0555in" svg:y="0.0803in" svg:viewBox="0 0 194 223" svg:d="M179 119c7 0 15 0 15-8s-8-8-15-8c-55 0-109 0-164 0 6-51 50-88 105-88 20 0 39 0 59 0 7 0 15 0 15-7 0-8-8-8-15-8-20 0-40 0-60 0-66 0-119 49-119 111s53 112 119 112c20 0 40 0 60 0 7 0 15 0 15-8 0-7-8-7-15-7-20 0-39 0-59 0-55 0-99-38-105-89 55 0 109 0 164 0z"><text:p/></draw:path><draw:path draw:style-name="gr3" draw:text-style-name="P5" svg:width="0.1252in" svg:height="0.1035in" svg:x="2.1906in" svg:y="0.0571in" svg:viewBox="0 0 319 264" svg:d="M177 106c-11-26-21-52-32-77-1-4-2-5-2-6 0-2 7-9 23-11 3 0 8 0 8-7 0-5-6-5-7-5-15 0-32 1-48 1-10 0-33-1-43-1-2 0-8 0-8 8 0 4 5 4 10 4 23 0 25 4 29 12 15 36 29 72 45 108-28 30-54 58-82 88-1 1-3 2-4 4-20 21-37 27-57 28-6 1-9 1-9 7 0 1 0 5 5 5 11 0 25-1 37-1 14 0 29 1 43 1 2 0 7 0 7-8 0-3-4-4-5-4-3 0-16-1-16-12 0-6 7-13 11-17 14-14 27-27 40-42 11-13 23-25 34-38 13 31 27 61 40 92 1 5 1 5 1 6 0 3-7 10-22 11-5 1-8 1-8 7 0 5 5 5 6 5 11 0 38-1 49-1 9 0 33 1 43 1 2 0 7 0 7-8 0-4-4-4-7-4-26 0-26-1-33-17-15-36-42-97-51-120 27-26 68-72 80-83 12-9 26-19 49-20 6 0 9 0 9-8-2-1 0-4-6-4-11 0-24 1-36 1-14 0-28-1-43-1-2 0-7 0-7 8 0 3 2 4 5 4 3 1 15 1 15 12 0 6-4 11-7 14-21 22-42 46-63 68z"><text:p/></draw:path><draw:path draw:style-name="gr3" draw:text-style-name="P5" svg:width="0.1252in" svg:height="0.1031in" svg:x="1.2661in" svg:y="0.2768in" svg:viewBox="0 0 319 263" svg:d="M177 104c-11-25-22-51-33-77-1-2-1-3-1-4 0-2 7-10 22-11 4-1 8-1 8-8 0-4-5-4-6-4-15 0-32 1-48 1-10 0-34-1-43-1-3 0-8 0-8 8 0 4 5 4 9 4 23 0 25 3 30 12 15 36 29 72 45 108-28 28-54 58-82 87-2 1-3 2-5 4-19 21-36 28-56 29-6 0-9 0-9 7 2 1 0 4 5 4 11 0 25-1 37-1 14 0 28 1 43 1 2 0 6 0 6-8 0-3-3-3-4-3-3-1-16-1-16-12 0-7 6-14 11-18 14-14 26-27 39-42 12-12 23-25 35-37 13 31 25 60 39 91 2 4 1 3 2 6 0 3-7 9-22 12-5 0-8 0-8 6 0 5 5 5 6 5 11 0 38-1 48-1s34 1 43 1c3 0 8 0 8-7 0-4-4-4-7-4-26-1-27-3-34-18-14-36-41-96-50-119 27-27 68-73 80-83 11-10 26-19 49-20 5-1 9-1 9-8 0-1 0-4-6-4-12 0-24 1-36 1-14 0-28-1-43-1-2 0-7 0-7 8 0 2 2 3 4 4 4 0 16 1 16 12 0 5-4 10-7 13-21 22-42 45-63 67z"><text:p/></draw:path><draw:path draw:style-name="gr3" draw:text-style-name="P5" svg:width="0.0587in" svg:height="0.0693in" svg:x="1.9283in" svg:y="0.3122in" svg:viewBox="0 0 150 177" svg:d="M33 76c2-57 35-67 47-67 41 0 44 51 44 67-31 0-60 0-91 0zM33 84c36 0 71 0 108 0 7 0 9 0 9-8 0-39-21-76-70-76-44 0-80 40-80 88 0 52 41 89 86 89 47 0 64-43 64-50 0-4-3-5-5-5-3 0-4 3-5 5-14 41-49 41-52 41-20 0-35-12-44-26-11-19-11-44-11-58z"><text:p/></draw:path><draw:path draw:style-name="gr3" draw:text-style-name="P5" svg:width="0.0335in" svg:height="0.1047in" svg:x="1.9969in" svg:y="0.2752in" svg:viewBox="0 0 86 267" svg:d="M56 0c-19 1-37 3-56 4 0 5 0 8 0 12 27 0 31 3 31 21 0 67 0 134 0 201 0 18-5 18-31 18 0 3 0 7 0 11 13 0 33-1 43-1 9 0 28 1 43 1 0-4 0-8 0-11-26 0-30 0-30-18 0-79 0-159 0-238z"><text:p/></draw:path><draw:path draw:style-name="gr3" draw:text-style-name="P5" svg:width="0.0492in" svg:height="0.0693in" svg:x="2.0394in" svg:y="0.3122in" svg:viewBox="0 0 126 177" svg:d="M67 98c9 2 41 8 41 36 0 20-13 35-44 35-32 0-46-22-54-55-1-5-1-6-5-6-5 0-5 2-5 10 0 16 0 34 0 50 0 7 0 9 4 9 3 0 3 0 10-8 2-3 0-1 8-9 16 17 34 17 42 17 45 0 62-25 62-53 0-21-12-33-16-37-13-12-28-16-44-19-22-4-47-9-47-31 0-14 10-29 43-29 42 0 45 34 45 46 1 4 4 4 5 4 5 0 5-2 5-10 0-13 0-25 0-38 0-7 0-10-5-10-2 0-2 0-8 4-1 3-4 6-6 7-14-11-31-11-36-11-48 0-62 26-62 47 0 15 7 26 16 33 13 10 24 12 51 18z"><text:p/></draw:path><draw:path draw:style-name="gr3" draw:text-style-name="P5" svg:width="0.0587in" svg:height="0.0693in" svg:x="2.0984in" svg:y="0.3122in" svg:viewBox="0 0 150 177" svg:d="M32 76c2-57 35-67 48-67 40 0 44 51 44 67-31 0-61 0-92 0zM32 84c36 0 71 0 108 0 8 0 10 0 10-8 0-39-21-76-70-76-45 0-80 40-80 88 0 52 41 89 85 89 47 0 65-43 65-50 0-4-4-5-6-5-3 0-4 3-4 5-15 41-49 41-53 41-19 0-34-12-43-26-12-19-12-44-12-58z"><text:p/></draw:path></draw:g></text:p>
        <text:p text:style-name="P3"><text:span text:style-name="T2">תחום: </text:span><draw:g text:anchor-type="as-char" svg:y="-0.1134in" draw:z-index="12" draw:name="Shape19" draw:style-name="gr1"><svg:title>TexMaths</svg:title><svg:desc>11§display§dom(f_4) = \powerset(\N)§svg§600§FALSE§</svg:desc><draw:path draw:style-name="gr2" draw:text-style-name="P4" svg:width="1.0657in" svg:height="0.1358in" svg:x="0.0024in" svg:y="0.0071in" svg:viewBox="0 0 2708 346" svg:d="M1354 346c-452 0-903 0-1354 0 0-116 0-230 0-346 902 0 1805 0 2708 0 0 116 0 230 0 346-451 0-903 0-1354 0z"><text:p/></draw:path><draw:path draw:style-name="gr3" draw:text-style-name="P5" svg:width="0.072in" svg:height="0.1063in" svg:x="0.0004in" svg:y="0.0071in" svg:viewBox="0 0 184 271" svg:d="M184 4c0-1 0-4-5-4s-43 3-49 4c-3 0-6 3-6 7 0 6 5 6 10 6 19 0 19 2 19 6 0 2-1 6-1 8-8 31-16 60-23 91-7-14-18-25-35-25-46 0-94 57-94 112 0 37 22 62 52 62 7 0 27-1 50-29 3 16 17 29 36 29 13 0 22-9 28-21 7-14 11-38 11-39 0-3-3-3-4-3-5 0-5 1-6 7-6 25-13 47-29 47-10 0-11-10-11-18s0-12 2-18c18-74 36-148 55-222zM103 220c-1 8-1 8-7 15-17 22-32 27-43 27-20 0-25-21-25-36 0-18 12-65 22-83 11-23 28-37 44-37 25 0 30 32 30 34s-1 4-1 6c-6 25-13 50-20 74z"><text:p/></draw:path><draw:path draw:style-name="gr3" draw:text-style-name="P5" svg:width="0.065in" svg:height="0.0685in" svg:x="0.0795in" svg:y="0.0453in" svg:viewBox="0 0 166 175" svg:d="M166 65c0-40-27-65-61-65-52 0-105 55-105 110 0 38 26 65 63 65 50 0 103-53 103-110zM63 166c-17 0-34-12-34-42 0-18 11-60 23-80 18-30 40-35 51-35 24 0 35 19 35 42 0 14-8 55-22 80-15 22-36 35-53 35z"><text:p/></draw:path><draw:path draw:style-name="gr3" draw:text-style-name="P5" svg:width="0.1244in" svg:height="0.0685in" svg:x="0.1516in" svg:y="0.0453in" svg:viewBox="0 0 317 175" svg:d="M23 148c-1 6-3 15-3 17 0 7 5 10 11 10 4 0 12-3 14-11 1-1 6-19 8-29 3-12 5-23 9-34 2-9 4-17 6-26 1-7 5-18 5-19 5-12 26-47 62-47 18 0 21 14 21 26 0 10-2 21-5 33-4 15-8 29-11 44-2 10-6 20-8 30-1 8-4 21-4 23 0 7 5 10 11 10 12 0 14-10 17-22 6-22 20-78 23-92 1-6 21-52 64-52 17 0 21 13 21 26 0 22-16 66-24 87-3 9-6 13-6 21 0 19 15 32 32 32 37 0 51-56 51-59 0-4-3-4-5-4-4 0-4 1-5 7-7 20-19 47-40 47-6 0-10-3-10-12 0-10 5-19 8-27 7-20 23-63 23-85 0-25-15-42-44-42s-48 18-62 37c-2-4-3-17-14-27-8-8-22-10-32-10-34 0-52 25-59 34-2-22-19-34-36-34-18 0-24 15-29 22-6 13-12 36-12 37 0 5 4 5 6 5 3 0 4-1 6-9 7-27 14-46 28-46 6 0 12 3 12 17 0 8-1 13-6 32-7 30-15 60-23 90z"><text:p/></draw:path><draw:path draw:style-name="gr3" draw:text-style-name="P5" svg:width="0.035in" svg:height="0.1512in" svg:x="0.2961in" svg:y="0in" svg:viewBox="0 0 90 385" svg:d="M90 381c0-1 0-1-6-8-49-49-61-122-61-179 0-68 14-136 62-183 5-5 5-5 5-7 0-3-1-4-4-4s-39 26-61 76c-19 42-25 85-25 118 0 28 4 75 26 119 24 47 57 72 60 72s4-1 4-4z"><text:p/></draw:path><draw:path draw:style-name="gr3" draw:text-style-name="P5" svg:width="0.0756in" svg:height="0.1374in" svg:x="0.3484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3-37 13-25 22-71 22-74 8-40 15-80 23-121z"><text:p/></draw:path><draw:path draw:style-name="gr3" draw:text-style-name="P5" svg:width="0.0516in" svg:height="0.0717in" svg:x="0.4189in" svg:y="0.0634in" svg:viewBox="0 0 132 183" svg:d="M132 138c0-4 0-7 0-9-10 0-20 0-30 0 0-41 0-81 0-121 0-6 0-8-5-8-3 0-5 0-8 4-30 42-59 83-89 125 0 2 0 5 0 9 26 0 53 0 79 0 0 7 0 15 0 23 0 9 0 12-22 12-2 0-4 0-6 0 0 3 0 6 0 10 13-1 30-1 39-1 11 0 28 0 42 1 0-4 0-7 0-10-2 0-5 0-8 0-22 0-22-3-22-12 0-8 0-16 0-23 10 0 20 0 30 0zM81 30c0 33 0 66 0 99-24 0-47 0-71 0 24-33 47-66 71-99z"><text:p/></draw:path><draw:path draw:style-name="gr3" draw:text-style-name="P5" svg:width="0.0346in" svg:height="0.1512in" svg:x="0.4917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5" svg:width="0.1004in" svg:height="0.0354in" svg:x="0.592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1079in" svg:height="0.1106in" svg:x="0.7476in" svg:y="0.0098in" svg:viewBox="0 0 275 282" svg:d="M127 0c-55 0-96 26-112 44-14 15-15 26-15 28s2 3 4 3c6 0 15-6 18-8 9-5 10-8 12-15 6-16 16-29 65-31-8 87-31 172-63 251-2 5-1 4-2 7 0 1 1 3 3 3 7 0 26-9 30-19 20-47 52-135 63-242 6 0 13 0 20 0 47 0 92 18 92 57 0 29-27 83-102 85-8 0-12 0-23 8-7 4-10 8-10 11 0 2 2 2 6 2 71 0 162-60 162-123 0-44-52-61-97-61-17 0-34 0-51 0z"><text:p/></draw:path><draw:path draw:style-name="gr3" draw:text-style-name="P5" svg:width="0.0346in" svg:height="0.1512in" svg:x="0.878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5" svg:width="0.1028in" svg:height="0.1063in" svg:x="0.9256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2 6 21 1 25 9 25 29 0 39 0 80 0 121-39-53-78-105-117-157-4-6-5-6-14-6-22 0-45 0-67 0-7 0-12 0-12 7 0 6 5 6 7 6 10 1 18 8 22 12-1 4-1 5-1 10zM218 243c-56-72-111-146-167-220-5-5-5-5-9-10 15 0 31 0 46 0 43 59 87 117 130 176 0 18 0 37 0 54z"><text:p/></draw:path><draw:path draw:style-name="gr3" draw:text-style-name="P5" svg:width="0.035in" svg:height="0.1512in" svg:x="1.0406in" svg:y="0in" svg:viewBox="0 0 90 385" svg:d="M90 194c0-31-4-77-25-121-23-48-57-73-61-73-2 0-4 2-4 4s0 2 8 9c37 38 59 99 59 181 0 64-14 132-61 180-6 6-6 6-6 7 0 2 2 4 4 4 4 0 39-26 62-76 20-41 24-84 24-115z"><text:p/></draw:path></draw:g></text:p>
        <text:p text:style-name="P3"><text:span text:style-name="T2">טווח: </text:span><draw:g text:anchor-type="as-char" svg:y="-0.1134in" draw:z-index="26" draw:name="Shape20" draw:style-name="gr1"><svg:title>TexMaths</svg:title><svg:desc>11§display§range(f_4) = \powerset(\N) \cup \N§svg§600§FALSE§</svg:desc><draw:path draw:style-name="gr2" draw:text-style-name="P4" svg:width="1.4638in" svg:height="0.1358in" svg:x="0.0039in" svg:y="0.0071in" svg:viewBox="0 0 3719 346" svg:d="M1860 346c-620 0-1240 0-1860 0 0-116 0-230 0-346 1240 0 2479 0 3719 0 0 116 0 230 0 346-619 0-1240 0-1859 0z"><text:p/></draw:path><draw:path draw:style-name="gr3" draw:text-style-name="P5" svg:width="0.0614in" svg:height="0.0685in" svg:x="0.0004in" svg:y="0.0453in" svg:viewBox="0 0 157 175" svg:d="M23 148c-1 6-3 15-3 17 0 7 5 10 11 10 4 0 12-3 14-11 1-1 14-54 15-61 4-13 10-39 13-50 2-5 13-23 22-32 3-2 14-12 30-12 10 0 11 3 17 4-12 2-20 11-20 21 0 7 3 14 14 14 10 0 21-8 21-23 0-13-12-25-32-25-25 0-41 19-49 30-3-18-17-30-35-30s-26 15-29 22c-7 13-12 36-12 37 0 5 4 5 5 5 4 0 4-1 7-9 7-27 14-46 28-46 6 0 12 3 12 17 0 8-1 13-6 32-8 30-15 60-23 90z"><text:p/></draw:path><draw:path draw:style-name="gr3" draw:text-style-name="P5" svg:width="0.0689in" svg:height="0.0685in" svg:x="0.0752in" svg:y="0.0453in" svg:viewBox="0 0 176 175" svg:d="M129 25c-8-14-19-25-37-25-45 0-92 57-92 113 0 37 21 62 51 62 7 0 27-1 50-29 3 16 17 29 35 29 14 0 22-9 29-21 7-14 11-37 11-38 0-4-3-4-4-4-4 0-5 1-6 7-7 25-13 47-29 47-11 0-12-10-12-17 0-9 1-11 6-29 4-17 4-20 8-34 4-18 9-36 14-54 3-11 3-12 3-13 0-7-5-11-12-11-9 0-14 9-15 17zM103 124c-2 8-2 8-7 15-18 22-33 27-44 27-20 0-25-21-25-36 0-19 13-66 21-84 12-23 30-37 45-37 25 0 30 32 30 34s0 4-1 7c-7 24-12 49-19 74z"><text:p/></draw:path><draw:path draw:style-name="gr3" draw:text-style-name="P5" svg:width="0.0823in" svg:height="0.0685in" svg:x="0.1539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5-1 7-9 7-27 14-46 28-46 7 0 12 4 12 17 0 8-1 13-6 32-8 30-15 60-23 90z"><text:p/></draw:path><draw:path draw:style-name="gr3" draw:text-style-name="P5" svg:width="0.0697in" svg:height="0.0976in" svg:x="0.2429in" svg:y="0.0453in" svg:viewBox="0 0 178 249" svg:d="M177 25c0-2 1-4 1-6 0-7-5-11-12-11-3 0-14 3-15 16-7-14-21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5" svg:width="0.0575in" svg:height="0.0685in" svg:x="0.326in" svg:y="0.0453in" svg:viewBox="0 0 147 175" svg:d="M54 81c11 0 39-1 59-8 27-11 29-34 29-40 0-16-14-33-41-33-43 0-101 37-101 106 0 38 22 69 60 69 55 0 87-41 87-45 0-2-2-6-4-6s-2 2-4 5c-31 37-73 37-79 37-29 0-33-32-33-44 0-5 0-16 6-41 7 0 14 0 21 0zM36 73c15-59 54-64 65-64 18 0 29 11 29 24 0 40-63 40-78 40-6 0-10 0-16 0z"><text:p/></draw:path><draw:path draw:style-name="gr3" draw:text-style-name="P5" svg:width="0.0346in" svg:height="0.1512in" svg:x="0.4051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5" svg:width="0.076in" svg:height="0.1374in" svg:x="0.4571in" svg:y="0.0067in" svg:viewBox="0 0 194 350" svg:d="M122 118c11 0 22 0 33 0 8 0 11 0 11-8 0-4-3-4-10-4-11 0-21 0-32 0 2-16 6-30 8-44 1-8 7-36 9-40 4-8 11-13 18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3" draw:text-style-name="P5" svg:width="0.052in" svg:height="0.0717in" svg:x="0.5276in" svg:y="0.0634in" svg:viewBox="0 0 133 183" svg:d="M133 138c0-4 0-7 0-9-10 0-21 0-31 0 0-41 0-81 0-121 0-6 0-8-5-8-4 0-5 0-7 4-30 42-60 83-90 125 0 2 0 5 0 9 26 0 54 0 80 0 0 7 0 15 0 23 0 9 0 12-22 12-2 0-5 0-7 0 0 3 0 6 0 10 13-1 30-1 40-1s28 0 41 1c0-4 0-7 0-10-2 0-6 0-8 0-22 0-22-3-22-12 0-8 0-16 0-23 10 0 21 0 31 0zM81 30c0 33 0 66 0 99-24 0-47 0-71 0 24-33 47-66 71-99z"><text:p/></draw:path><draw:path draw:style-name="gr3" draw:text-style-name="P5" svg:width="0.035in" svg:height="0.1512in" svg:x="0.6004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5" svg:width="0.1008in" svg:height="0.0354in" svg:x="0.701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1079in" svg:height="0.1106in" svg:x="0.8567in" svg:y="0.0098in" svg:viewBox="0 0 275 282" svg:d="M126 0c-55 0-95 26-112 44-13 15-14 26-14 28s1 3 3 3c7 0 16-6 19-8 8-5 9-8 11-15 5-16 16-29 65-31-7 87-30 172-63 251-2 5-1 4-2 7 0 1 1 3 4 3 6 0 25-9 29-19 20-47 52-135 64-242 6 0 13 0 20 0 47 0 92 18 92 57 0 29-28 83-102 85-9 0-14 0-23 8-8 4-11 8-11 11 0 2 2 2 7 2 71 0 162-60 162-123 0-44-53-61-97-61-17 0-34 0-52 0z"><text:p/></draw:path><draw:path draw:style-name="gr3" draw:text-style-name="P5" svg:width="0.035in" svg:height="0.1512in" svg:x="0.9866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5" svg:width="0.1028in" svg:height="0.1063in" svg:x="1.0346in" svg:y="0.0098in" svg:viewBox="0 0 262 271" svg:d="M34 35c0 63 0 126 0 187 0 20-3 28-23 28-4 0-11 0-11 7 0 6 7 6 13 6 20 0 40 0 60 0 7 0 13 0 13-6 0-7-7-7-11-7-22 0-26-9-26-29 0-58 0-118 0-176 57 74 112 148 168 220 3 5 5 6 8 6 7 0 7-7 7-13 0-72 0-145 0-217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" draw:text-style-name="P5" svg:width="0.035in" svg:height="0.1512in" svg:x="1.1492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5" svg:width="0.0839in" svg:height="0.0937in" svg:x="1.2421in" svg:y="0.0217in" svg:viewBox="0 0 214 239" svg:d="M214 14c0-6 0-14-7-14-8 0-8 8-8 14 0 47 0 93 0 140 0 57-63 70-91 70-18 0-42-4-63-16-30-19-30-44-30-54 0-47 0-93 0-140 0-6 0-14-7-14-8 0-8 8-8 14 0 48 0 94 0 141 0 59 59 84 108 84s106-28 106-83c0-47 0-94 0-142z"><text:p/></draw:path><draw:path draw:style-name="gr3" draw:text-style-name="P5" svg:width="0.1028in" svg:height="0.1063in" svg:x="1.3728in" svg:y="0.0098in" svg:viewBox="0 0 262 271" svg:d="M33 35c0 63 0 126 0 187 0 20-2 28-22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40-53-79-105-118-157-3-6-5-6-13-6-22 0-45 0-67 0-8 0-14 0-14 7 0 6 6 6 8 6 11 1 19 8 22 12-1 4-1 5-1 10zM218 243c-56-72-112-146-169-220-3-5-3-5-7-10 15 0 31 0 46 0 43 59 87 117 130 176 0 18 0 37 0 54z"><text:p/></draw:path></draw:g>, כי לכל <draw:g text:anchor-type="as-char" svg:y="-0.1134in" draw:z-index="27" draw:name="Shape21" draw:style-name="gr1"><svg:title>TexMaths</svg:title><svg:desc>11§display§x \in range(f_4). x \in \powerset(\N) \lor x \in \N§svg§600§FALSE§</svg:desc><draw:path draw:style-name="gr2" draw:text-style-name="P4" svg:width="2.1224in" svg:height="0.1358in" svg:x="0.0039in" svg:y="0.0071in" svg:viewBox="0 0 5392 346" svg:d="M2697 346c-899 0-1798 0-2697 0 0-116 0-230 0-346 1798 0 3595 0 5392 0 0 116 0 230 0 346-899 0-1797 0-2695 0z"><text:p/></draw:path><draw:path draw:style-name="gr3" draw:text-style-name="P5" svg:width="0.0756in" svg:height="0.0685in" svg:x="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3-49 63-59 0-4-5-4-6-4-3 0-4 1-4 4-14 41-40 50-52 50-15 0-21-12-21-25 0-9 2-17 7-34 4-18 8-35 13-53z"><text:p/></draw:path><draw:path draw:style-name="gr3" draw:text-style-name="P5" svg:width="0.0756in" svg:height="0.087in" svg:x="0.1382in" svg:y="0.0307in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3" draw:text-style-name="P5" svg:width="0.0614in" svg:height="0.0685in" svg:x="0.2736in" svg:y="0.0453in" svg:viewBox="0 0 157 175" svg:d="M22 148c-1 6-3 15-3 17 0 7 5 10 11 10 5 0 12-3 14-11 1-1 14-54 17-61 2-13 9-39 12-50 1-5 12-23 21-32 3-2 14-12 31-12 10 0 10 3 16 4-11 2-20 11-20 21 0 7 3 14 14 14 10 0 22-8 22-23 0-13-13-25-32-25-25 0-42 19-49 30-3-18-18-30-35-30-19 0-26 15-29 22-8 13-12 36-12 37 0 5 3 5 4 5 4 0 5-1 7-9 7-27 14-46 29-46 6 0 11 3 11 17 0 8-1 13-6 32-8 30-15 60-23 90z"><text:p/></draw:path><draw:path draw:style-name="gr3" draw:text-style-name="P5" svg:width="0.0693in" svg:height="0.0685in" svg:x="0.3484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819in" svg:height="0.0685in" svg:x="0.4272in" svg:y="0.0453in" svg:viewBox="0 0 209 175" svg:d="M22 148c-1 6-3 15-3 17 0 7 5 10 11 10 5 0 12-3 14-11 1-1 6-19 8-29 3-12 5-23 9-34 2-9 4-17 6-26 1-7 5-18 5-19 6-12 26-47 63-47 18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5" svg:width="0.0693in" svg:height="0.0976in" svg:x="0.5165in" svg:y="0.0453in" svg:viewBox="0 0 177 249" svg:d="M176 25c0-2 1-4 1-6 0-7-4-11-11-11-4 0-14 3-16 16-7-14-20-24-36-24-44 0-92 54-92 110 0 38 24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5" svg:width="0.0583in" svg:height="0.0685in" svg:x="0.5992in" svg:y="0.0453in" svg:viewBox="0 0 149 175" svg:d="M54 81c12 0 41-1 59-8 28-11 29-34 29-40 0-16-14-33-41-33-43 0-101 37-101 106 0 38 23 69 61 69 55 0 88-41 88-45 0-2-3-6-5-6s-3 2-5 5c-31 37-73 37-77 37-31 0-34-32-34-44 0-5 0-16 6-41 7 0 13 0 20 0zM36 73c16-59 55-64 65-64 18 0 29 11 29 24 0 40-62 40-78 40-6 0-10 0-16 0z"><text:p/></draw:path><draw:path draw:style-name="gr3" draw:text-style-name="P5" svg:width="0.035in" svg:height="0.1512in" svg:x="0.678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5" svg:width="0.0756in" svg:height="0.1374in" svg:x="0.7303in" svg:y="0.0067in" svg:viewBox="0 0 193 350" svg:d="M121 118c11 0 22 0 33 0 8 0 12 0 12-8 0-4-4-4-11-4-11 0-21 0-32 0 2-16 6-30 8-44 2-8 8-36 10-40 3-8 10-13 17-13 3 0 13 0 19 6-16 2-20 16-20 21 0 9 7 14 15 14 10 0 21-9 21-24 0-17-18-26-35-26-13 0-37 7-48 45-2 8-4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" draw:text-style-name="P5" svg:width="0.0516in" svg:height="0.0717in" svg:x="0.8008in" svg:y="0.0634in" svg:viewBox="0 0 132 183" svg:d="M132 138c0-4 0-7 0-9-10 0-20 0-30 0 0-41 0-81 0-121 0-6 0-8-6-8-4 0-5 0-7 4-30 42-59 83-89 125 0 2 0 5 0 9 26 0 53 0 79 0 0 7 0 15 0 23 0 9 0 12-22 12-2 0-5 0-7 0 0 3 0 6 0 10 14-1 30-1 40-1s28 0 41 1c0-4 0-7 0-10-2 0-4 0-7 0-22 0-22-3-22-12 0-8 0-16 0-23 10 0 20 0 30 0zM81 30c0 33 0 66 0 99-24 0-47 0-71 0 24-33 47-66 71-99z"><text:p/></draw:path><draw:path draw:style-name="gr3" draw:text-style-name="P5" svg:width="0.0346in" svg:height="0.1512in" svg:x="0.8736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5" svg:width="0.0161in" svg:height="0.0157in" svg:x="0.937in" svg:y="0.0972in" svg:viewBox="0 0 42 41" svg:d="M42 21c0-12-10-21-21-21s-21 9-21 21c0 11 10 20 21 20s21-9 21-20z"><text:p/></draw:path><draw:path draw:style-name="gr3" draw:text-style-name="P5" svg:width="0.0756in" svg:height="0.0685in" svg:x="0.9709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76in" svg:height="0.087in" svg:x="1.1075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5" svg:width="0.1083in" svg:height="0.1106in" svg:x="1.2417in" svg:y="0.0098in" svg:viewBox="0 0 276 282" svg:d="M127 0c-54 0-96 26-112 44-14 15-15 26-15 28s2 3 4 3c7 0 16-6 18-8 9-5 10-8 12-15 6-16 17-29 65-31-7 87-30 172-63 251-2 5-1 4-2 7 0 1 1 3 5 3 5 0 24-9 28-19 20-47 52-135 64-242 7 0 13 0 20 0 47 0 92 18 92 57 0 29-28 83-103 85-8 0-12 0-23 8-7 4-10 8-10 11 0 2 2 2 7 2 71 0 162-60 162-123 0-44-53-61-98-61-17 0-34 0-51 0z"><text:p/></draw:path><draw:path draw:style-name="gr3" draw:text-style-name="P5" svg:width="0.035in" svg:height="0.1512in" svg:x="1.3724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5" svg:width="0.1028in" svg:height="0.1063in" svg:x="1.4205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" draw:text-style-name="P5" svg:width="0.0346in" svg:height="0.1512in" svg:x="1.535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5" svg:width="0.0843in" svg:height="0.0937in" svg:x="1.628in" svg:y="0.0217in" svg:viewBox="0 0 215 239" svg:d="M212 17c3-6 3-7 3-8 0-5-4-9-8-9-3 0-6 3-9 9-30 68-60 136-90 203-31-67-61-135-91-203-4-8-7-9-9-9-5 0-8 4-8 9 1 2 0 1 2 5 32 73 64 146 96 217 3 6 5 8 10 8 4 0 5-3 8-8 31-71 64-143 96-214z"><text:p/></draw:path><draw:path draw:style-name="gr3" draw:text-style-name="P5" svg:width="0.0756in" svg:height="0.0685in" svg:x="1.7591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76in" svg:height="0.087in" svg:x="1.8965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5" svg:width="0.1028in" svg:height="0.1063in" svg:x="2.0315in" svg:y="0.0098in" svg:viewBox="0 0 262 271" svg:d="M33 35c0 63 0 126 0 187 0 20-2 28-22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/draw:g><text:s/>בהתאם לפירוק למקרים. </text:p>
        <text:h text:style-name="Heading_20_3" text:outline-level="3">סעיף (ה)</text:h>
        <text:p text:style-name="P3"><text:span text:style-name="T2">נתון: </text:span><draw:g text:anchor-type="as-char" svg:y="-0.1134in" draw:z-index="4" draw:name="Shape22" draw:style-name="gr1"><svg:title>TexMaths</svg:title><svg:desc>11§display§f_5 = \lambda X \in \powerset(\R). \la X \cap \N, X \cap \Z, X \cap \Q \ra§svg§600§FALSE§</svg:desc><draw:path draw:style-name="gr2" draw:text-style-name="P4" svg:width="2.6189in" svg:height="0.1354in" svg:x="0.0004in" svg:y="0.0071in" svg:viewBox="0 0 6653 345" svg:d="M0 0c2218 0 4435 0 6653 0 0 115 0 230 0 345-2218 0-4435 0-6653 0 0-115 0-230 0-345z"><text:p/></draw:path><draw:path draw:style-name="gr3" draw:text-style-name="P5" svg:width="0.0756in" svg:height="0.137in" svg:x="0.0008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5" svg:width="0.0465in" svg:height="0.0724in" svg:x="0.074in" svg:y="0.0661in" svg:viewBox="0 0 119 185" svg:d="M24 29c15 3 22 3 27 3 36 0 57-24 57-28 0-3-2-4-3-4-2 0-2 0-3 1-6 2-21 8-40 8-8 0-22 0-40-7-3-2-2-1-3-2-5 0-5 3-5 8 0 26 0 53 0 79 0 4 0 8 5 8 2 0 3 0 5-4 12-15 29-17 38-17 16 0 24 13 25 15 4 9 7 20 7 35 0 8 0 25-8 36-8 10-19 16-32 16-18 0-36-10-43-27 10 1 15-6 15-14 0-11-9-13-13-13-1 0-13 0-13 15 0 24 22 48 54 48 35 0 65-25 65-59 0-31-23-59-56-59-12 0-27 2-39 13 0-17 0-34 0-51z"><text:p/></draw:path><draw:path draw:style-name="gr3" draw:text-style-name="P5" svg:width="0.1008in" svg:height="0.035in" svg:x="0.186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48in" svg:height="0.1063in" svg:x="0.3465in" svg:y="0.0071in" svg:viewBox="0 0 191 271" svg:d="M118 154c15 40 34 99 40 108 6 8 10 8 20 8 4 0 6 0 9 0s4-2 4-4c0-1-1-2-2-3-3-4-6-10-9-17-26-73-52-147-79-220-7-22-28-26-47-26-1 0-7 0-7 3 0 4 3 4 4 5 13 2 15 4 25 31 12 34 25 69 37 104-35 35-71 69-106 105-5 4-7 6-7 12s4 11 11 11c6 0 10-5 13-8 31-36 63-73 94-109z"><text:p/></draw:path><draw:path draw:style-name="gr3" draw:text-style-name="P5" svg:width="0.1248in" svg:height="0.1031in" svg:x="0.4315in" svg:y="0.0098in" svg:viewBox="0 0 318 263" svg:d="M177 106c-11-27-22-52-33-77-1-4-2-5-2-6 0-2 7-9 23-11 4 0 8 0 8-6s-5-6-6-6c-16 0-33 1-48 1-10 0-34-1-44-1-2 0-7 0-7 8 0 4 4 4 9 4 23 0 25 5 29 12 15 37 30 72 46 108-28 29-54 58-82 87-2 1-3 2-5 3-19 21-37 28-57 29-5 0-8 0-8 8 1 2 0 4 4 4 13 0 25-2 37-2 14 0 29 2 44 2 2 0 6 0 6-9 0-3-3-2-4-3-3-1-15-1-15-12 0-7 5-12 9-18 14-13 27-27 40-40 12-14 23-26 35-38 13 31 26 61 39 92 2 3 1 3 2 4 0 3-8 10-22 12-4 0-8 0-8 7 0 5 4 5 6 5 11 0 37-2 48-2 10 0 33 2 43 2 3 0 8 0 8-8 0-4-5-4-8-4-25-1-26-2-33-18-15-35-41-94-49-117 26-27 67-73 79-84 11-9 25-19 49-20 5 0 8 0 8-8-1-1 0-4-4-4-13 0-25 1-37 1-14 0-29-1-43-1-2 0-7 0-7 8 0 3 2 4 4 4 3 1 15 1 15 12 0 6-4 11-6 15-21 22-42 44-63 67z"><text:p/></draw:path><draw:path draw:style-name="gr3" draw:text-style-name="P5" svg:width="0.0756in" svg:height="0.087in" svg:x="0.6201in" svg:y="0.0307in" svg:viewBox="0 0 193 222" svg:d="M179 120c7 0 14 0 14-8 0-7-7-7-14-7-55 0-109 0-164 0 5-52 50-90 104-90 20 0 41 0 60 0 7 0 14 0 14-7 0-8-7-8-14-8-19 0-40 0-60 0-67 0-119 51-119 112 0 62 52 110 119 110 20 0 41 0 60 0 7 0 14 0 14-7 0-8-7-7-14-7-19 0-40 0-60 0-54 0-99-36-104-88 55 0 109 0 164 0z"><text:p/></draw:path><draw:path draw:style-name="gr3" draw:text-style-name="P5" svg:width="0.1079in" svg:height="0.1106in" svg:x="0.7543in" svg:y="0.0098in" svg:viewBox="0 0 275 282" svg:d="M127 0c-55 0-96 26-113 45-13 16-14 27-14 28 0 2 1 2 3 2 7 0 16-6 19-7 8-5 9-7 11-15 6-16 17-29 65-31-7 86-30 171-63 250-2 5-2 7-2 8s1 2 4 2c6 0 25-9 29-19 21-47 52-134 64-241 6 0 13 0 20 0 47 0 92 18 92 56 0 29-27 83-102 85-9 1-13 1-23 8-8 4-11 8-11 11s3 3 7 3c71 0 162-59 162-123 0-44-52-62-97-62-17 0-34 0-51 0z"><text:p/></draw:path><draw:path draw:style-name="gr3" draw:text-style-name="P5" svg:width="0.0346in" svg:height="0.1508in" svg:x="0.8846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5" svg:width="0.1039in" svg:height="0.1031in" svg:x="0.9311in" svg:y="0.0098in" svg:viewBox="0 0 265 263" svg:d="M98 143c4 0 9 0 13 0 20 30 39 58 58 88 4 6 14 21 18 27 2 5 3 5 12 5 18 0 36 0 54 0 7 0 12 0 12-8 0-3-2-5-5-6-15-3-33-29-43-41-2-3-22-27-48-69 35-7 68-21 68-67 0-53-57-72-103-72-40 0-80 0-121 0-6 0-13 0-13 7 0 6 8 6 10 6 23 0 24 2 24 22 0 64 0 128 0 192 0 20-1 22-24 22-2 0-10 0-10 6 0 8 7 8 13 8 35 0 71 0 106 0 8 0 13 0 13-8 0-6-7-6-11-6-22 0-23-3-23-22 0-28 0-56 0-84zM172 123c11-13 12-34 12-50 0-19-2-40-15-55 16 3 54 15 54 54 0 25-11 45-51 51zM98 34c0-8 0-21 23-21 33 0 50 13 50 60 0 49-13 56-73 56 0-32 0-64 0-95zM45 249c3-7 3-18 3-21 0-64 0-129 0-194 0-3 0-14-3-21 14 0 30 0 44 0-5 7-5 15-5 20 0 65 0 130 0 195 0 3 0 14 3 21-14 0-28 0-42 0zM128 143c2-1 3-1 6-1 7 0 15-1 21-2 6 10 47 77 79 109-12 0-25 0-37 0-23-35-46-71-69-106z"><text:p/></draw:path><draw:path draw:style-name="gr3" draw:text-style-name="P5" svg:width="0.035in" svg:height="0.1508in" svg:x="1.0472in" svg:y="0in" svg:viewBox="0 0 90 384" svg:d="M90 193c0-30-4-77-25-120-24-48-57-73-61-73-2 0-4 1-4 3 0 3 0 3 8 10 37 38 59 99 59 180 0 65-14 132-61 181-6 5-6 5-6 6 0 3 2 4 4 4 4 0 39-26 62-75 20-43 24-85 24-116z"><text:p/></draw:path><draw:path draw:style-name="gr3" draw:text-style-name="P5" svg:width="0.0157in" svg:height="0.0161in" svg:x="1.111in" svg:y="0.0972in" svg:viewBox="0 0 41 42" svg:d="M41 21c0-11-9-21-20-21-12 0-21 10-21 21s9 21 21 21c11 0 20-10 20-21z"><text:p/></draw:path><draw:path draw:style-name="gr3" draw:text-style-name="P5" svg:width="0.0335in" svg:height="0.1508in" svg:x="1.1567in" svg:y="0in" svg:viewBox="0 0 86 384" svg:d="M85 14c1-4 1-4 1-6 0-5-3-8-8-8-3 0-5 2-9 9-22 58-45 118-67 177-1 2-2 4-2 7 0 0 0 1 2 5 22 60 45 119 67 177 3 4 5 9 9 9 5 0 8-3 8-7 0-2 0-3-1-7-23-60-45-119-68-177 23-60 45-119 68-179z"><text:p/></draw:path><draw:path draw:style-name="gr3" draw:text-style-name="P5" svg:width="0.1248in" svg:height="0.1031in" svg:x="1.2035in" svg:y="0.0098in" svg:viewBox="0 0 318 263" svg:d="M177 106c-11-27-22-52-33-77-1-4-2-5-2-6 0-2 7-9 23-11 4 0 8 0 8-6s-5-6-6-6c-16 0-33 1-49 1-9 0-33-1-43-1-2 0-7 0-7 8 0 4 4 4 9 4 23 0 25 5 29 12 15 37 30 72 46 108-28 29-54 58-82 87-2 1-3 2-5 3-19 21-37 28-57 29-5 0-8 0-8 8 1 2 0 4 4 4 13 0 25-2 37-2 14 0 29 2 44 2 2 0 6 0 6-9 0-3-3-2-4-3-3-1-15-1-15-12 0-7 5-12 9-18 14-13 27-27 40-40 12-14 23-26 35-38 13 31 26 61 39 92 1 3 1 3 2 4 0 3-8 10-23 12-3 0-8 0-8 7 0 5 5 5 7 5 11 0 37-2 48-2 10 0 33 2 43 2 2 0 8 0 8-8 0-4-5-4-8-4-25-1-26-2-33-18-15-35-41-94-49-117 26-27 67-73 79-84 11-9 25-19 48-20 6 0 9 0 9-8-1-1 0-4-4-4-13 0-26 1-37 1-14 0-29-1-43-1-3 0-7 0-7 8 0 3 2 4 4 4 3 1 15 1 15 12 0 6-4 11-7 15-21 22-41 44-62 67z"><text:p/></draw:path><draw:path draw:style-name="gr3" draw:text-style-name="P5" svg:width="0.0846in" svg:height="0.0933in" svg:x="1.3791in" svg:y="0.0217in" svg:viewBox="0 0 216 238" svg:d="M216 84c0-59-60-84-108-84-51 0-108 28-108 84 0 47 0 94 0 141 0 6 0 13 8 13 7 0 7-7 7-13 0-47 0-93 0-139 0-58 64-71 93-71 17 0 42 4 61 17 31 19 31 44 31 54 0 46 0 92 0 139 0 6 0 13 8 13s8-7 8-13c0-47 0-94 0-141z"><text:p/></draw:path><draw:path draw:style-name="gr3" draw:text-style-name="P5" svg:width="0.1028in" svg:height="0.1059in" svg:x="1.5098in" svg:y="0.0098in" svg:viewBox="0 0 262 270" svg:d="M34 34c0 63 0 126 0 187 0 21-3 28-23 28-4 0-11 1-11 6 0 8 7 8 13 8 20 0 40 0 60 0 7 0 13 0 13-8 0-5-7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5" svg:width="0.0173in" svg:height="0.0453in" svg:x="1.6287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5" svg:width="0.1248in" svg:height="0.1031in" svg:x="1.6878in" svg:y="0.0098in" svg:viewBox="0 0 318 263" svg:d="M177 106c-11-27-22-52-33-77-1-4-2-5-2-6 0-2 7-9 23-11 4 0 8 0 8-6s-5-6-6-6c-16 0-33 1-48 1-10 0-34-1-44-1-2 0-7 0-7 8 0 4 4 4 9 4 23 0 25 5 29 12 15 37 30 72 46 108-28 29-54 58-82 87-2 1-3 2-5 3-19 21-37 28-57 29-5 0-8 0-8 8 1 2 0 4 4 4 13 0 25-2 37-2 14 0 29 2 44 2 2 0 6 0 6-9 0-3-3-2-4-3-3-1-15-1-15-12 0-7 5-12 9-18 14-13 27-27 40-40 12-14 23-26 35-38 13 31 26 61 39 92 2 3 1 3 2 4 0 3-8 10-22 12-4 0-8 0-8 7 0 5 4 5 6 5 11 0 37-2 48-2 10 0 33 2 43 2 3 0 8 0 8-8 0-4-5-4-8-4-25-1-26-2-33-18-14-35-41-94-49-117 26-27 67-73 79-84 11-9 25-19 49-20 5 0 8 0 8-8-1-1 0-4-4-4-13 0-25 1-37 1-14 0-29-1-43-1-2 0-7 0-7 8 0 3 2 4 4 4 3 1 15 1 15 12 0 6-4 11-6 15-21 22-42 44-63 67z"><text:p/></draw:path><draw:path draw:style-name="gr3" draw:text-style-name="P5" svg:width="0.0846in" svg:height="0.0933in" svg:x="1.8634in" svg:y="0.0217in" svg:viewBox="0 0 216 238" svg:d="M216 84c0-59-60-84-108-84-51 0-108 28-108 84 0 47 0 94 0 141 0 6 0 13 8 13 7 0 7-7 7-13 0-47 0-93 0-139 0-58 64-71 93-71 17 0 42 4 63 17 29 19 29 44 29 54 0 46 0 92 0 139 0 6 0 13 8 13s8-7 8-13c0-47 0-94 0-141z"><text:p/></draw:path><draw:path draw:style-name="gr3" draw:text-style-name="P5" svg:width="0.0921in" svg:height="0.1031in" svg:x="1.9949in" svg:y="0.0098in" svg:viewBox="0 0 235 263" svg:d="M220 13c3-4 3-5 3-6 0-7-5-7-13-7-59 0-118 0-177 0-12 0-12 1-13 11-2 18-3 34-6 52 0 1-1 3-1 5 0 6 5 7 8 7s5-2 5-6c3-8 6-26 29-40 23-15 50-16 63-16 11 0 21 0 32 0-49 78-98 158-147 236-3 4-3 5-3 6 0 8 7 8 13 8 66 0 132 0 198 0 12 0 12-1 13-11 4-25 8-51 11-75 0-4-3-7-6-7-6 0-7 4-8 12-6 30-37 67-91 67-19 0-36 0-55 0 48-78 97-158 145-236zM33 13c7 0 14 0 21 0-11 7-18 13-23 18 1-6 1-12 2-18zM165 13c13 0 26 0 40 0-49 78-98 158-147 236-13 0-26 0-39 0 48-78 98-158 146-236zM186 249c10-7 21-14 30-25-1 7-3 12-5 25-9 0-16 0-25 0z"><text:p/></draw:path><draw:path draw:style-name="gr3" draw:text-style-name="P5" svg:width="0.0173in" svg:height="0.0453in" svg:x="2.1051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5" svg:width="0.1252in" svg:height="0.1031in" svg:x="2.1638in" svg:y="0.0098in" svg:viewBox="0 0 319 263" svg:d="M177 106c-11-27-21-52-32-77-1-4-2-5-2-6 0-2 7-9 23-11 3 0 8 0 8-6s-5-6-7-6c-15 0-32 1-48 1-10 0-33-1-43-1-2 0-7 0-7 8 0 4 4 4 9 4 23 0 25 5 29 12 15 37 29 72 45 108-28 29-54 58-82 87-1 1-3 2-4 3-20 21-37 28-57 29-6 0-9 0-9 8 2 2 0 4 6 4 11 0 24-2 36-2 14 0 30 2 43 2 2 0 7 0 7-9 0-3-4-3-5-3-3-1-15-1-15-12 0-7 6-12 11-18 13-13 26-27 39-40 11-14 23-26 34-38 13 31 27 61 40 92 1 3 1 3 2 4 0 3-8 10-23 12-4 0-8 0-8 7 0 5 5 5 6 5 11 0 38-2 49-2 9 0 33 2 43 2 2 0 7 0 7-8 0-4-4-4-7-4-26-1-26-2-33-18-15-35-41-94-50-117 26-27 67-73 80-84 11-9 25-19 48-20 6 0 9 0 9-8-2-1 0-4-5-4-11 0-25 1-37 1-14 0-28-1-43-1-2 0-6 0-6 8 0 3 1 4 4 4 3 1 16 1 16 12 0 6-5 11-8 15-21 22-42 44-63 67z"><text:p/></draw:path><draw:path draw:style-name="gr3" draw:text-style-name="P5" svg:width="0.0843in" svg:height="0.0933in" svg:x="2.3402in" svg:y="0.0217in" svg:viewBox="0 0 215 238" svg:d="M215 84c0-59-59-84-107-84-51 0-108 28-108 84 0 47 0 94 0 141 0 6 0 13 8 13 7 0 7-7 7-13 0-47 0-93 0-139 0-58 63-71 93-71 16 0 42 4 61 17 30 19 30 44 30 54 0 46 0 92 0 139 0 6 0 13 8 13s8-7 8-13c0-47 0-94 0-141z"><text:p/></draw:path><draw:path draw:style-name="gr3" draw:text-style-name="P5" svg:width="0.1079in" svg:height="0.1331in" svg:x="2.472in" svg:y="0.0071in" svg:viewBox="0 0 275 339" svg:d="M172 274c55-12 103-55 103-134 0-97-68-140-137-140-72 0-138 44-138 139 0 81 50 121 95 133 17 40 56 67 103 67 20 0 41-3 61-11 7-3 11-3 11-9 0-4-4-7-7-7-1 1-1 0-3 1-11 2-16 2-22 2-36 0-58-22-66-41zM84 24c-23 28-30 73-30 115 0 38 4 85 31 115-28-10-72-40-72-114 0-79 48-108 71-116zM191 24c26 10 70 41 70 115 0 78-48 107-71 115 25-28 30-72 30-114 0-39-4-86-30-116zM138 264c-63 0-71-80-71-124 0-46 8-127 71-127 62 0 69 83 69 126 0 46-8 125-69 125zM111 275c11 2 25 2 27 2 1 0 9 0 20-1 10 25 29 39 48 47 4 2 3 1 4 2 0 1-6 1-12 1-33 0-66-16-87-51z"><text:p/></draw:path><draw:path draw:style-name="gr3" draw:text-style-name="P5" svg:width="0.0335in" svg:height="0.1508in" svg:x="2.5937in" svg:y="0in" svg:viewBox="0 0 86 384" svg:d="M84 198c2-4 2-5 2-5 0-1 0-3-2-7-22-59-45-119-67-177-3-7-5-9-9-9-5 0-8 3-8 8 0 1 0 2 1 6 23 60 46 119 69 179-23 58-46 117-69 177-1 4-1 4-1 7 0 4 3 7 8 7 4 0 6-4 7-7 24-60 46-119 69-179z"><text:p/></draw:path></draw:g></text:p>
        <text:p text:style-name="P3"><text:span text:style-name="T2">תחום: </text:span><draw:g text:anchor-type="as-char" svg:y="-0.1134in" draw:z-index="13" draw:name="Shape23" draw:style-name="gr1"><svg:title>TexMaths</svg:title><svg:desc>11§display§dom(f_5) = \powerset(\R)§svg§600§FALSE§</svg:desc><draw:path draw:style-name="gr2" draw:text-style-name="P4" svg:width="1.0657in" svg:height="0.1358in" svg:x="0.0024in" svg:y="0.0071in" svg:viewBox="0 0 2708 346" svg:d="M1354 346c-452 0-903 0-1354 0 0-116 0-230 0-346 902 0 1805 0 2708 0 0 116 0 230 0 346-451 0-903 0-1354 0z"><text:p/></draw:path><draw:path draw:style-name="gr3" draw:text-style-name="P5" svg:width="0.072in" svg:height="0.1063in" svg:x="0.0004in" svg:y="0.0071in" svg:viewBox="0 0 184 271" svg:d="M184 4c0-1 0-4-5-4s-43 3-49 4c-3 0-6 3-6 7 0 6 5 6 10 6 19 0 19 2 19 6 0 2-1 6-1 8-8 31-16 60-23 91-7-14-18-25-35-25-46 0-94 57-94 112 0 37 22 62 52 62 7 0 27-1 50-29 3 16 17 29 36 29 13 0 22-9 28-21 7-14 11-38 11-39 0-3-3-3-4-3-5 0-5 1-6 7-6 25-13 47-29 47-10 0-11-10-11-18s0-12 2-18c18-74 36-148 55-222zM103 220c-1 8-1 8-7 15-17 22-32 27-43 27-20 0-25-21-25-36 0-18 12-65 22-83 11-23 28-37 44-37 25 0 30 32 30 34s-1 4-1 6c-6 25-13 50-20 74z"><text:p/></draw:path><draw:path draw:style-name="gr3" draw:text-style-name="P5" svg:width="0.065in" svg:height="0.0685in" svg:x="0.0795in" svg:y="0.0453in" svg:viewBox="0 0 166 175" svg:d="M166 65c0-40-27-65-61-65-52 0-105 55-105 110 0 38 26 65 63 65 50 0 103-53 103-110zM63 166c-17 0-34-12-34-42 0-18 11-60 23-80 18-30 40-35 51-35 24 0 35 19 35 42 0 14-8 55-22 80-15 22-36 35-53 35z"><text:p/></draw:path><draw:path draw:style-name="gr3" draw:text-style-name="P5" svg:width="0.1244in" svg:height="0.0685in" svg:x="0.1516in" svg:y="0.0453in" svg:viewBox="0 0 317 175" svg:d="M23 148c-1 6-3 15-3 17 0 7 5 10 11 10 4 0 12-3 14-11 1-1 6-19 8-29 3-12 5-23 9-34 2-9 4-17 6-26 1-7 5-18 5-19 5-12 26-47 62-47 18 0 21 14 21 26 0 10-2 21-5 33-4 15-8 29-11 44-2 10-6 20-8 30-1 8-4 21-4 23 0 7 5 10 11 10 12 0 14-10 17-22 6-22 20-78 23-92 1-6 21-52 64-52 17 0 21 13 21 26 0 22-16 66-24 87-3 9-6 13-6 21 0 19 15 32 32 32 37 0 51-56 51-59 0-4-3-4-5-4-4 0-4 1-5 7-7 20-19 47-40 47-6 0-10-3-10-12 0-10 5-19 8-27 7-20 23-63 23-85 0-25-15-42-44-42s-48 18-62 37c-2-4-3-17-14-27-8-8-22-10-32-10-34 0-52 25-59 34-2-22-19-34-36-34-18 0-24 15-29 22-6 13-12 36-12 37 0 5 4 5 6 5 3 0 4-1 6-9 7-27 14-46 28-46 6 0 12 3 12 17 0 8-1 13-6 32-7 30-15 60-23 90z"><text:p/></draw:path><draw:path draw:style-name="gr3" draw:text-style-name="P5" svg:width="0.035in" svg:height="0.1512in" svg:x="0.2961in" svg:y="0in" svg:viewBox="0 0 90 385" svg:d="M90 381c0-1 0-1-6-8-49-49-61-122-61-179 0-68 14-136 62-183 5-5 5-5 5-7 0-3-1-4-4-4s-39 26-61 76c-19 42-25 85-25 118 0 28 4 75 26 119 24 47 57 72 60 72s4-1 4-4z"><text:p/></draw:path><draw:path draw:style-name="gr3" draw:text-style-name="P5" svg:width="0.0756in" svg:height="0.1374in" svg:x="0.3484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3-37 13-25 22-71 22-74 8-40 15-80 23-121z"><text:p/></draw:path><draw:path draw:style-name="gr3" draw:text-style-name="P5" svg:width="0.0465in" svg:height="0.0724in" svg:x="0.4217in" svg:y="0.0661in" svg:viewBox="0 0 119 185" svg:d="M24 29c15 3 22 3 27 3 36 0 57-24 57-29 0-2-2-3-3-3-2 0-2 0-3 1-6 2-21 8-40 8-8 0-22-1-40-8-3-1-2-1-3-1-4 0-4 2-4 7 0 26 0 54 0 80 0 4 0 8 4 8 3 0 3-1 5-5 12-14 29-16 39-16 15 0 23 13 24 15 5 9 7 19 7 34 0 9 0 25-8 37-7 10-19 16-32 16-18 0-36-10-43-27 11 0 15-7 15-14 0-12-9-14-13-14-4 5-13 0-13 14 0 26 22 50 54 50 35 0 65-26 65-61 0-29-23-58-56-58-12 0-27 3-39 13 0-16 0-34 0-50z"><text:p/></draw:path><draw:path draw:style-name="gr3" draw:text-style-name="P5" svg:width="0.0346in" svg:height="0.1512in" svg:x="0.4917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5" svg:width="0.1004in" svg:height="0.0354in" svg:x="0.592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1079in" svg:height="0.1106in" svg:x="0.7476in" svg:y="0.0098in" svg:viewBox="0 0 275 282" svg:d="M127 0c-55 0-96 26-112 44-14 15-15 26-15 28s2 3 4 3c6 0 15-6 18-8 9-5 10-8 12-15 6-16 16-29 65-31-8 87-31 172-63 251-2 5-1 4-2 7 0 1 1 3 3 3 7 0 26-9 30-19 20-47 52-135 63-242 6 0 13 0 20 0 47 0 92 18 92 57 0 29-27 83-102 85-8 0-12 0-23 8-7 4-10 8-10 11 0 2 2 2 6 2 71 0 162-60 162-123 0-44-52-61-97-61-17 0-34 0-51 0z"><text:p/></draw:path><draw:path draw:style-name="gr3" draw:text-style-name="P5" svg:width="0.0346in" svg:height="0.1512in" svg:x="0.878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5" svg:width="0.1043in" svg:height="0.1031in" svg:x="0.9244in" svg:y="0.0098in" svg:viewBox="0 0 266 263" svg:d="M98 143c4 0 9 0 13 0 20 30 39 60 58 88 5 7 14 22 18 28 2 4 3 4 12 4 18 0 36 0 54 0 7 0 13 0 13-6 0-4-3-6-6-7-15-3-33-29-42-41-3-3-22-28-49-70 35-6 69-21 69-66 0-54-58-73-104-73-40 0-80 0-121 0-6 0-13 0-13 7 0 6 8 6 11 6 22 0 23 4 23 22 0 64 0 129 0 193 0 19-1 22-23 22-3 0-11 0-11 7 0 6 7 6 13 6 35 0 71 0 106 0 8 0 13 0 13-6 0-7-7-7-11-7-22 0-23-3-23-22 0-28 0-56 0-85zM173 124c10-14 11-35 11-51 0-19-2-40-15-55 16 3 54 15 54 55 0 24-11 44-50 51zM98 34c0-8 0-21 23-21 33 0 50 15 50 60 0 49-13 57-73 57 0-32 0-64 0-96zM45 250c3-7 3-18 3-21 0-64 0-129 0-194 0-4 0-14-3-22 14 0 30 0 44 0-5 7-5 15-5 20 0 65 0 131 0 196 0 3 0 14 3 21-14 0-28 0-42 0zM128 143c2 0 4-1 6-1 7 0 15 0 21-1 6 9 47 77 79 109-12 0-25 0-37 0-23-35-46-72-69-107z"><text:p/></draw:path><draw:path draw:style-name="gr3" draw:text-style-name="P5" svg:width="0.035in" svg:height="0.1512in" svg:x="1.0406in" svg:y="0in" svg:viewBox="0 0 90 385" svg:d="M90 194c0-31-4-77-25-121-23-48-57-73-61-73-2 0-4 2-4 4s0 2 8 9c37 38 59 99 59 181 0 64-14 132-61 180-6 6-6 6-6 7 0 2 2 4 4 4 4 0 39-26 62-76 20-41 24-84 24-115z"><text:p/></draw:path></draw:g></text:p>
        <text:p text:style-name="P3"><text:span text:style-name="T2">טווח: </text:span><draw:g text:anchor-type="as-char" svg:y="-0.1134in" draw:z-index="28" draw:name="Shape24" draw:style-name="gr1"><svg:title>TexMaths</svg:title><svg:desc>11§display§range(f_5) = \N \times \Z \times \Q§svg§600§FALSE§</svg:desc><draw:path draw:style-name="gr2" draw:text-style-name="P4" svg:width="1.5382in" svg:height="0.1358in" svg:x="0.0039in" svg:y="0.0071in" svg:viewBox="0 0 3908 346" svg:d="M1955 346c-652 0-1304 0-1955 0 0-116 0-230 0-346 1303 0 2605 0 3908 0 0 116 0 230 0 346-652 0-1303 0-1953 0z"><text:p/></draw:path><draw:path draw:style-name="gr3" draw:text-style-name="P5" svg:width="0.0614in" svg:height="0.0685in" svg:x="0.0004in" svg:y="0.0453in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3-1 6-9 7-27 14-46 28-46 6 0 12 3 12 17 0 8-1 13-6 32-7 30-15 60-23 90z"><text:p/></draw:path><draw:path draw:style-name="gr3" draw:text-style-name="P5" svg:width="0.0689in" svg:height="0.0685in" svg:x="0.0752in" svg:y="0.0453in" svg:viewBox="0 0 176 175" svg:d="M129 25c-8-14-19-25-37-25-45 0-92 57-92 113 0 37 21 62 51 62 7 0 27-1 50-29 4 16 17 29 35 29 14 0 22-9 29-21 7-14 11-37 11-38 0-4-3-4-4-4-4 0-5 1-6 7-6 25-13 47-28 47-11 0-13-10-13-17 0-9 2-11 6-29 4-17 4-20 8-34 4-18 10-36 14-54 2-11 2-12 2-13 0-7-4-11-11-11-9 0-14 9-15 17zM103 124c-2 8-2 8-7 15-18 22-33 27-44 27-20 0-26-21-26-36 0-19 14-66 22-84 13-23 30-37 46-37 24 0 29 32 29 34s0 4-1 7c-6 24-12 49-19 74z"><text:p/></draw:path><draw:path draw:style-name="gr3" draw:text-style-name="P5" svg:width="0.0823in" svg:height="0.0685in" svg:x="0.1539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6-42-34 0-52 25-59 34-2-22-19-34-36-34-18 0-26 15-29 22-6 13-12 36-12 37 0 5 4 5 6 5 3 0 3-1 6-9 7-27 14-46 28-46 7 0 12 4 12 17 0 8-1 13-6 32-7 30-15 60-23 90z"><text:p/></draw:path><draw:path draw:style-name="gr3" draw:text-style-name="P5" svg:width="0.0697in" svg:height="0.0976in" svg:x="0.2429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5" svg:width="0.0583in" svg:height="0.0685in" svg:x="0.3256in" svg:y="0.0453in" svg:viewBox="0 0 149 175" svg:d="M55 81c11 0 40-1 59-8 27-11 29-34 29-40 0-16-14-33-42-33-43 0-101 37-101 106 0 38 23 69 62 69 55 0 87-41 87-45 0-2-3-6-5-6s-2 2-4 5c-31 37-73 37-78 37-30 0-33-32-33-44 0-5 0-16 5-41 7 0 14 0 21 0zM36 73c16-59 55-64 65-64 19 0 29 11 29 24 0 40-62 40-77 40-6 0-11 0-17 0z"><text:p/></draw:path><draw:path draw:style-name="gr3" draw:text-style-name="P5" svg:width="0.0346in" svg:height="0.1512in" svg:x="0.4051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5" svg:width="0.0756in" svg:height="0.1374in" svg:x="0.4571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469in" svg:height="0.0724in" svg:x="0.5303in" svg:y="0.0661in" svg:viewBox="0 0 120 185" svg:d="M25 29c14 3 22 3 26 3 36 0 57-24 57-29 0-2-2-3-3-3-2 0-2 0-3 1-6 2-21 8-40 8-8 0-22-1-40-8-2-1-2-1-3-1-4 0-4 2-4 7 0 26 0 54 0 80 0 4 0 8 5 8 2 0 2-1 5-5 11-14 28-16 38-16 16 0 23 13 24 15 5 9 7 19 7 34 0 9 0 25-8 37-7 10-19 16-32 16-18 0-35-10-42-27 10 0 16-7 16-14 0-12-10-14-15-14-4 5-13 0-13 14 0 26 22 50 55 50 34 0 65-26 65-61 0-29-23-58-57-58-12 0-27 3-38 13 0-16 0-34 0-50z"><text:p/></draw:path><draw:path draw:style-name="gr3" draw:text-style-name="P5" svg:width="0.035in" svg:height="0.1512in" svg:x="0.6004in" svg:y="0in" svg:viewBox="0 0 90 385" svg:d="M90 194c0-31-4-77-26-121-23-48-56-73-60-73-2 0-4 2-4 4s0 2 8 9c37 38 59 99 59 181 0 64-14 132-61 180-6 6-6 6-6 7 0 2 2 4 4 4 4 0 39-26 62-76 19-41 24-84 24-115z"><text:p/></draw:path><draw:path draw:style-name="gr3" draw:text-style-name="P5" svg:width="0.1008in" svg:height="0.0354in" svg:x="0.701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1028in" svg:height="0.1063in" svg:x="0.8571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" draw:text-style-name="P5" svg:width="0.0728in" svg:height="0.0728in" svg:x="1.0197in" svg:y="0.0394in" svg:viewBox="0 0 186 186" svg:d="M94 83c-27-26-52-52-79-77-4-5-4-6-7-6-5 0-8 3-8 8 0 2 0 3 4 7 27 27 52 52 79 79-27 25-52 50-79 77-4 4-4 5-4 7 0 5 3 8 8 8 3 0 3-1 7-5 26-27 52-52 77-78 27 27 54 53 81 81 1 0 3 2 5 2 6 0 8-3 8-8 0-1 0-2-1-4 0-1-62-62-80-80 23-25 47-48 70-72 2-2 8-7 10-9 0-1 1-3 1-5 0-5-2-8-8-8-2 0-4 1-9 6-25 25-50 51-75 77z"><text:p/></draw:path><draw:path draw:style-name="gr3" draw:text-style-name="P5" svg:width="0.0921in" svg:height="0.1031in" svg:x="1.1535in" svg:y="0.0098in" svg:viewBox="0 0 235 263" svg:d="M220 14c3-5 3-6 3-7 0-7-5-7-13-7-59 0-118 0-177 0-12 0-12 1-13 11-2 18-3 34-6 52 0 2-1 3-1 5 0 6 5 8 7 8 4 0 6-3 6-7 3-8 6-25 29-40 22-15 50-16 63-16 10 0 21 0 31 0-49 79-97 159-146 237-3 4-3 5-3 7 0 6 7 6 13 6 66 0 132 0 198 0 12 0 12-1 13-11 4-25 8-49 11-75 0-4-3-6-6-6-6 0-7 3-8 11-6 30-37 68-91 68-19 0-36 0-55 0 48-78 97-158 145-236zM33 13c7 0 14 0 21 0v1c-11 6-18 12-23 17 1-6 1-12 2-18zM165 13c13 0 26 0 40 0-49 79-98 159-147 237-13 0-26 0-39 0 48-78 98-158 146-237zM186 250c10-7 20-15 30-26-1 7-3 12-5 26-9 0-16 0-25 0z"><text:p/></draw:path><draw:path draw:style-name="gr3" draw:text-style-name="P5" svg:width="0.0732in" svg:height="0.0728in" svg:x="1.3067in" svg:y="0.0394in" svg:viewBox="0 0 187 186" svg:d="M94 83c-26-26-52-52-77-77-5-5-6-6-9-6-4 0-8 3-8 8 0 2 1 3 6 7 25 27 51 52 77 79-26 25-52 50-77 77-5 4-6 5-6 7 0 5 4 8 8 8 3 0 4-1 9-5 25-27 51-52 77-78 26 27 53 53 80 81 2 0 3 2 5 2 5 0 8-3 8-8 0-1 0-2-1-4 0-1-62-62-81-80 23-25 47-48 70-72 2-2 9-7 10-9 1-1 2-3 2-5 0-5-3-8-8-8-3 0-4 1-8 6-26 25-52 51-77 77z"><text:p/></draw:path><draw:path draw:style-name="gr3" draw:text-style-name="P5" svg:width="0.1079in" svg:height="0.1335in" svg:x="1.4417in" svg:y="0.0067in" svg:viewBox="0 0 275 340" svg:d="M172 274c55-11 103-54 103-134 0-97-68-140-137-140-72 0-138 45-138 140 0 81 50 121 95 133 17 40 56 67 103 67 20 0 41-4 61-12 7-2 11-3 11-9 0-4-4-6-7-6-1 1-1 0-3 1-11 2-16 2-22 2-36 0-58-22-66-42zM84 24c-23 28-30 73-30 116 0 37 4 85 31 114-28-10-72-40-72-114 0-78 48-107 71-116zM191 24c26 10 70 41 70 116 0 77-48 106-71 114 25-27 30-71 30-114 0-38-4-86-30-116zM138 265c-63 0-71-81-71-125 0-46 8-126 71-126 62 0 69 82 69 126 0 46-8 125-69 125zM112 276c10 3 24 3 26 3 1 0 9 0 20-2 10 25 29 39 48 47 4 2 3 2 4 2 0 1-6 1-12 1-33 0-66-15-86-51z"><text:p/></draw:path></draw:g><text:s/>כי לכל <draw:g text:anchor-type="as-char" svg:y="-0.1047in" draw:z-index="29" draw:name="Shape25" draw:style-name="gr1"><svg:title>TexMaths</svg:title><svg:desc>11§display§\forall x. x \in X \cap Y \implies x \in X \land x \in Y§svg§600§FALSE§</svg:desc><draw:path draw:style-name="gr2" draw:text-style-name="P4" svg:width="2.2831in" svg:height="0.0953in" svg:x="0.0083in" svg:y="0.0079in" svg:viewBox="0 0 5800 243" svg:d="M2901 243c-967 0-1934 0-2901 0 0-81 0-162 0-243 1934 0 3867 0 5800 0 0 81 0 162 0 243-966 0-1933 0-2899 0z"><text:p/></draw:path><draw:path draw:style-name="gr3" draw:text-style-name="P5" svg:width="0.0846in" svg:height="0.1083in" svg:x="0.0004in" svg:y="0in" svg:viewBox="0 0 216 276" svg:d="M213 14c3-3 3-4 3-6 0-4-4-8-8-8-6 0-8 4-9 9-11 29-22 56-33 85-38 0-78 0-116 0-11-29-22-56-33-85-2-6-4-9-9-9-4 0-8 4-8 8 0 1 0 2 2 6 32 84 65 168 97 252 2 5 3 10 9 10 5 0 6-5 9-9 32-84 65-169 96-253zM55 109c35 0 70 0 106 0-18 45-36 92-53 137-18-45-35-92-53-137z"><text:p/></draw:path><draw:path draw:style-name="gr3" draw:text-style-name="P5" svg:width="0.0756in" svg:height="0.0681in" svg:x="0.0898in" svg:y="0.0382in" svg:viewBox="0 0 193 174" svg:d="M118 54c2-10 11-45 38-45 1 0 11 0 19 5-11 1-19 11-19 20 0 7 5 15 16 15 7 0 21-8 21-24 0-19-24-25-37-25-22 0-36 21-40 30-10-26-31-30-42-30-40 0-62 50-62 60 0 4 3 4 5 4 3 0 4-1 4-4 13-41 38-51 52-51 7 0 21 3 21 25 0 12-7 39-21 93-6 23-20 39-37 39-2 0-11 0-19-6 9-1 18-9 18-19 0-11-9-14-14-14-12 0-21 10-21 23 0 17 19 24 36 24 26 0 40-26 41-28 4 13 18 28 42 28 39 0 61-48 61-58 0-5-3-5-4-5-4 0-4 3-5 5-14 41-40 50-52 50-14 0-21-12-21-25 0-9 2-16 7-34 4-18 8-35 13-53z"><text:p/></draw:path><draw:path draw:style-name="gr3" draw:text-style-name="P5" svg:width="0.0157in" svg:height="0.0157in" svg:x="0.1854in" svg:y="0.0902in" svg:viewBox="0 0 41 41" svg:d="M41 20c0-11-10-20-21-20s-20 9-20 20 9 21 20 21 21-10 21-21z"><text:p/></draw:path><draw:path draw:style-name="gr3" draw:text-style-name="P5" svg:width="0.0756in" svg:height="0.0681in" svg:x="0.2189in" svg:y="0.0382in" svg:viewBox="0 0 193 174" svg:d="M118 54c2-10 11-45 38-45 2 0 11 0 20 5-11 1-19 11-19 20 0 7 5 15 15 15 8 0 21-8 21-24 0-19-24-25-37-25-22 0-35 21-39 30-10-26-31-30-42-30-41 0-63 50-63 60 0 4 3 2 5 4 3 0 4-1 5-4 13-41 39-51 52-51 7 0 21 3 21 25 0 12-7 39-21 93-7 23-20 39-38 39-2 0-11 0-18-6 10-1 17-9 17-19 0-11-7-14-14-14-11 0-21 10-21 23 0 17 20 24 36 24 26 0 40-26 41-28 4 13 19 28 42 28 39 0 61-48 61-58 0-5-3-5-4-5-3 0-4 3-5 5-13 41-39 50-51 50-15 0-22-12-22-25 0-9 2-16 7-34 4-18 8-35 13-53z"><text:p/></draw:path><draw:path draw:style-name="gr3" draw:text-style-name="P5" svg:width="0.0756in" svg:height="0.0874in" svg:x="0.3563in" svg:y="0.0232in" svg:viewBox="0 0 193 223" svg:d="M179 119c7 0 14 0 14-8 0-7-7-7-14-7-55 0-109 0-164 0 5-51 50-89 104-89 20 0 41 0 60 0 7 0 14 0 14-7 0-8-7-8-14-8-21 0-40 0-61 0-66 0-118 50-118 111s52 112 118 112c21 0 40 0 61 0 7 0 14 0 14-8s-7-8-14-8c-19 0-40 0-60 0-54 0-99-37-104-88 55 0 109 0 164 0z"><text:p/></draw:path><draw:path draw:style-name="gr3" draw:text-style-name="P5" svg:width="0.1248in" svg:height="0.1031in" svg:x="0.4917in" svg:y="0.002in" svg:viewBox="0 0 318 263" svg:d="M177 105c-11-26-22-51-33-76-1-4-1-4-2-6 0-2 7-10 23-11 4 0 8-1 8-8 0-4-5-4-6-4-16 0-33 1-48 1-10 0-34-1-44-1-2 0-7 0-7 8 0 4 4 4 9 4 23 0 25 3 29 12 15 36 30 72 46 108-28 29-54 58-82 86-2 3-3 4-5 5-19 20-37 26-57 27-5 0-8 0-8 8 1 2 0 5 4 5 13 0 25-1 37-1 14 0 29 1 44 1 2 0 6 0 6-8 0-5-3-5-4-5-3 0-15-1-15-12 0-5 5-12 9-17 14-14 27-27 40-41 12-12 23-26 35-38 13 30 26 61 39 92 2 4 2 4 2 5 0 4-8 10-22 11-4 0-8 2-8 8 0 5 4 5 6 5 11 0 37-1 48-1 10 0 33 1 43 1 3 0 8 0 8-8 0-5-5-5-8-5-25 0-26-1-33-16-14-36-41-95-49-118 26-28 67-74 79-84 11-10 25-19 49-20 5 0 8 0 8-8-1-1 0-4-4-4-13 0-25 1-37 1-14 0-29-1-43-1-2 0-7 0-7 8 0 2 2 4 4 4 3 0 15 1 15 12 0 6-4 10-6 14-21 22-42 44-63 67z"><text:p/></draw:path><draw:path draw:style-name="gr3" draw:text-style-name="P5" svg:width="0.0846in" svg:height="0.0933in" svg:x="0.6673in" svg:y="0.0146in" svg:viewBox="0 0 216 238" svg:d="M216 84c0-59-60-84-108-84-51 0-108 26-108 84 0 46 0 94 0 140 0 7 0 14 8 14 7 0 7-7 7-14 0-46 0-93 0-139 0-57 64-70 93-70 17 0 42 4 63 17 29 19 29 43 29 54 0 46 0 92 0 138 0 7 0 14 8 14s8-7 8-14c0-46 0-94 0-140z"><text:p/></draw:path><draw:path draw:style-name="gr3" draw:text-style-name="P5" svg:width="0.1102in" svg:height="0.1031in" svg:x="0.8in" svg:y="0.002in" svg:viewBox="0 0 281 263" svg:d="M217 44c2-2 3-3 5-5 12-13 24-25 51-27 4 0 8 0 8-8 0-3-3-4-5-4-11 0-22 1-32 1-13 0-26-1-38-1-2 0-8 0-8 8 0 4 4 4 6 4 3 0 14 1 14 9 0 7-9 17-11 19-30 34-60 68-89 102-15-38-29-77-43-114-2-6-2-6-2-7 0-9 18-9 23-9s9 0 9-8c0-4-5-4-6-4-11 0-37 1-48 1-10 0-34-1-44-1-3 0-7 0-7 8 0 4 3 4 9 4 23 0 24 3 27 13 17 42 32 84 49 127 0 1 1 5 1 6s-16 63-18 69c-4 22-5 23-36 23-7 0-10 0-10 8 0 5 4 5 6 5 11 0 37-1 48-1s38 1 49 1c3 0 8 0 8-8 0-5-4-5-11-5-1 0-9 0-15-1-8 0-10-1-10-5 0-3 3-17 5-24 5-18 9-37 14-56 2-6 2-7 5-10 32-37 64-73 96-110z"><text:p/></draw:path><draw:path draw:style-name="gr3" draw:text-style-name="P5" svg:width="0.1008in" svg:height="0.0346in" svg:x="1.0094in" svg:y="0.05in" svg:viewBox="0 0 257 89" svg:d="M244 15c6 0 13 0 13-7 0-8-7-8-12-8-77 0-155 0-232 0-5 0-13 0-13 8 0 7 8 7 13 7 77 0 154 0 231 0zM245 89c5 0 12 0 12-7 0-8-7-8-13-8-77 0-154 0-231 0-5 0-13 0-13 8 0 7 8 7 13 7 77 0 155 0 232 0z"><text:p/></draw:path><draw:path draw:style-name="gr3" draw:text-style-name="P5" svg:width="0.1346in" svg:height="0.0831in" svg:x="1.1028in" svg:y="0.026in" svg:viewBox="0 0 343 212" svg:d="M260 77c15 13 35 23 48 29-14 7-33 16-48 30-83 0-164 0-247 0-5 0-13 0-13 7 0 8 7 8 13 8 76 0 153 0 229 0-19 17-38 51-38 56s4 5 6 5c3 0 7 0 8-3 8-15 19-36 44-57 26-24 53-34 72-39 7-3 7-4 8-4 1-1 1-2 1-3s0-1 0-2c-1 0-1 0-2 0 0-1-1-1-8-4-52-15-91-50-113-91-3-8-4-9-10-9-2 0-6 0-6 4 0 6 19 39 38 58-76 0-153 0-229 0-6 0-13 0-13 8 0 7 8 7 13 7 83 0 164 0 247 0z"><text:p/></draw:path><draw:path draw:style-name="gr3" draw:text-style-name="P5" svg:width="0.0756in" svg:height="0.0681in" svg:x="1.3346in" svg:y="0.0382in" svg:viewBox="0 0 193 174" svg:d="M119 54c2-10 11-45 37-45 2 0 11 0 20 5-11 1-19 11-19 20 0 7 5 15 15 15 8 0 21-8 21-24 0-19-22-25-36-25-23 0-36 21-40 30-10-26-31-30-42-30-41 0-63 50-63 60 0 4 3 2 5 4 3 0 4-1 5-4 13-41 39-51 52-51 7 0 21 3 21 25 0 12-7 39-21 93-7 23-20 39-37 39-2 0-11 0-19-6 10-1 18-9 18-19 0-11-8-14-14-14-12 0-22 10-22 23 0 17 20 24 36 24 27 0 40-26 41-28 4 13 19 28 42 28 39 0 61-48 61-58 0-5-3-5-4-5-3 0-4 3-4 5-14 41-40 50-52 50-15 0-21-12-21-25 0-9 2-16 7-34 4-18 8-35 13-53z"><text:p/></draw:path><draw:path draw:style-name="gr3" draw:text-style-name="P5" svg:width="0.0756in" svg:height="0.0874in" svg:x="1.4724in" svg:y="0.0232in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3" draw:text-style-name="P5" svg:width="0.1252in" svg:height="0.1031in" svg:x="1.6075in" svg:y="0.002in" svg:viewBox="0 0 319 263" svg:d="M177 105c-11-26-22-51-33-76-1-4-1-4-1-6s7-10 22-11c4 0 8-1 8-8 0-4-5-4-6-4-15 0-32 1-48 1-10 0-34-1-43-1-3 0-8 0-8 8 0 4 5 4 9 4 23 0 25 3 30 12 15 36 29 72 45 108-28 29-54 58-82 86-2 3-3 4-5 5-19 20-36 26-56 27-6 0-9 0-9 8 2 2 0 5 6 5 11 0 24-1 36-1 14 0 28 1 43 1 2 0 6 0 6-8 0-5-3-5-4-5-3 0-15-1-15-12 0-5 5-12 9-17 14-14 27-27 40-41 12-12 23-26 35-38 13 30 26 61 39 92 2 4 2 4 2 5 0 4-7 10-22 11-4 0-8 2-8 8 0 5 5 5 6 5 11 0 37-1 48-1 10 0 34 1 43 1 3 0 8 0 8-8 0-5-4-5-7-5-26 0-27-1-34-16-14-36-41-95-49-118 26-28 67-74 79-84 11-10 26-19 49-20 5 0 9 0 9-8-2-1 0-4-5-4-13 0-25 1-37 1-14 0-28-1-43-1-2 0-7 0-7 8 0 2 2 4 4 4 4 0 17 1 17 12 0 6-5 10-8 14-21 22-42 44-63 67z"><text:p/></draw:path><draw:path draw:style-name="gr3" draw:text-style-name="P5" svg:width="0.0843in" svg:height="0.0933in" svg:x="1.7839in" svg:y="0.0146in" svg:viewBox="0 0 215 238" svg:d="M116 8c-3-7-6-8-9-8-5 0-6 2-8 8-32 71-65 143-97 215-2 4-2 5-2 8s3 7 8 7c2 0 5-1 9-8 29-68 60-136 90-204 31 68 60 136 91 204 3 8 8 8 9 8 4 0 8-4 8-7 0-1 0-3-3-7-32-72-65-145-96-216z"><text:p/></draw:path><draw:path draw:style-name="gr3" draw:text-style-name="P5" svg:width="0.0756in" svg:height="0.0681in" svg:x="1.915in" svg:y="0.0382in" svg:viewBox="0 0 193 174" svg:d="M118 54c2-10 11-45 38-45 2 0 11 0 19 5-10 1-18 11-18 20 0 7 4 15 15 15 8 0 21-8 21-24 0-19-24-25-37-25-22 0-36 21-40 30-10-26-30-30-42-30-40 0-62 50-62 60 0 4 3 4 5 4 3 0 4-1 5-4 12-41 39-51 52-51 6 0 21 3 21 25 0 12-7 39-21 93-7 23-20 39-38 39-2 0-11 0-18-6 8-1 17-9 17-19 0-11-9-14-14-14-11 0-21 10-21 23 0 17 19 24 36 24 26 0 40-26 41-28 4 13 19 28 42 28 39 0 61-48 61-58 0-5-3-5-4-5-3 0-4 3-5 5-13 41-39 50-52 50-14 0-21-12-21-25 0-9 2-16 7-34 4-18 8-35 13-53z"><text:p/></draw:path><draw:path draw:style-name="gr3" draw:text-style-name="P5" svg:width="0.076in" svg:height="0.0874in" svg:x="2.0524in" svg:y="0.0232in" svg:viewBox="0 0 194 223" svg:d="M180 119c7 0 14 0 14-8 0-7-7-7-14-7-55 0-108 0-163 0 4-51 48-89 103-89 20 0 41 0 60 0 7 0 14 0 14-7 0-8-7-8-14-8-20 0-40 0-61 0-66 0-119 50-119 111s53 112 119 112c21 0 41 0 61 0 7 0 14 0 14-8s-7-8-14-8c-19 0-40 0-60 0-55 0-99-37-103-88 55 0 108 0 163 0z"><text:p/></draw:path><draw:path draw:style-name="gr3" draw:text-style-name="P5" svg:width="0.1106in" svg:height="0.1031in" svg:x="2.189in" svg:y="0.002in" svg:viewBox="0 0 282 263" svg:d="M218 44c2-2 3-3 5-5 11-13 25-25 51-27 4 0 8 0 8-8 0-3-3-4-6-4-10 0-21 1-32 1-12 0-26-1-38-1-2 0-7 0-7 8 0 4 3 4 6 4 2 0 13 1 13 9 0 7-9 17-10 19-30 34-61 68-90 102-15-38-28-77-42-114-2-6-2-6-2-7 0-9 18-9 22-9 5 0 10 0 10-8 0-4-5-4-6-4-11 0-38 1-49 1-9 0-33-1-43-1-2 0-8 0-8 8 0 4 4 4 9 4 23 0 25 3 28 13 16 42 32 84 48 127 1 1 2 5 2 6s-15 63-18 69c-5 22-5 23-36 23-8 0-11 0-11 8 0 5 3 4 6 5 11 0 38-1 49-1 10 0 39 1 50 1 2 0 6 0 6-8 0-5-3-5-11-5-4 0-8 0-14-1-8 0-10-1-10-5 0-3 3-17 4-24 5-18 10-37 15-56 1-6 2-7 5-10 32-37 64-73 96-110z"><text:p/></draw:path></draw:g><text:s/>בפרט עבור זוג סדור בהתאמה להגדרת כפל קרטזי. </text:p>
        <text:h text:style-name="Heading_20_3" text:outline-level="3">סעיף (ו)</text:h>
        <text:p text:style-name="P3"><text:span text:style-name="T2">נתון: </text:span><draw:g text:anchor-type="as-char" svg:y="-0.1134in" draw:z-index="5" draw:name="Shape26" draw:style-name="gr1"><svg:title>TexMaths</svg:title><svg:desc>11§display§f_6 = \lambda \la n, m \ra \in \N \times \Z. \lambda x \in \R. n + x \cdot m§svg§600§FALSE§</svg:desc><draw:path draw:style-name="gr2" draw:text-style-name="P4" svg:width="2.5724in" svg:height="0.1358in" svg:x="0.0217in" svg:y="0.0071in" svg:viewBox="0 0 6535 346" svg:d="M3268 346c-1090 0-2179 0-3268 0 0-116 0-230 0-346 2178 0 4356 0 6535 0 0 116 0 230 0 346-1090 0-2179 0-3267 0z"><text:p/></draw:path><draw:path draw:style-name="gr3" draw:text-style-name="P5" svg:width="0.0756in" svg:height="0.1374in" svg:x="-0.0004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484in" svg:height="0.0724in" svg:x="0.0717in" svg:y="0.0661in" svg:viewBox="0 0 124 185" svg:d="M25 90c0-22 3-42 12-58 10-14 25-24 42-24 8 0 19 2 24 9-6 1-13 5-13 13 0 6 6 13 13 13 8 0 14-6 14-13 0-16-12-30-39-30-38 0-78 35-78 94 0 70 33 91 63 91 33 0 61-25 61-61 0-34-27-60-59-60-22 0-33 14-40 26zM63 176c-15 0-24-8-30-20-4-7-7-22-7-37 0-27 16-47 38-47 12 0 21 5 27 15 7 10 7 21 7 37s0 27-8 38c-5 9-14 14-27 14z"><text:p/></draw:path><draw:path draw:style-name="gr3" draw:text-style-name="P5" svg:width="0.1008in" svg:height="0.0354in" svg:x="0.18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48in" svg:height="0.1067in" svg:x="0.3453in" svg:y="0.0071in" svg:viewBox="0 0 191 272" svg:d="M118 155c15 41 34 98 40 107s10 9 20 9c4 0 6 0 9 0 4 0 4-1 4-3s-1-3-2-5c-3-4-5-10-9-17-26-73-52-146-79-218-7-24-28-28-46-28-2 0-8 0-8 4 0 3 3 3 4 4 13 2 16 4 25 31 12 35 25 70 37 105-35 35-71 70-106 105-5 4-7 6-7 12 0 7 6 11 12 11s9-4 12-9c31-36 63-71 94-108z"><text:p/></draw:path><draw:path draw:style-name="gr3" draw:text-style-name="P5" svg:width="0.0335in" svg:height="0.1512in" svg:x="0.4425in" svg:y="0in" svg:viewBox="0 0 86 385" svg:d="M85 15c1-4 1-5 1-7 0-5-3-8-8-8-3 0-5 2-9 9-22 59-45 118-67 177-1 2-2 4-2 8 0 1 0 1 2 5 22 59 45 118 67 176 3 5 5 10 9 10 5 0 8-3 8-7 0-1 0-3-1-7-23-59-46-119-70-177 24-60 47-119 70-179z"><text:p/></draw:path><draw:path draw:style-name="gr3" draw:text-style-name="P5" svg:width="0.0823in" svg:height="0.0685in" svg:x="0.4894in" svg:y="0.0453in" svg:viewBox="0 0 210 175" svg:d="M23 148c-1 6-3 15-3 17 0 7 5 10 11 10 4 0 12-3 14-11 0-1 6-19 8-29 2-12 5-23 8-34 3-9 5-17 6-26 2-7 6-18 6-19 5-12 26-47 62-47 18 0 21 14 21 26 0 24-18 74-25 91-3 8-3 13-3 17 0 19 13 32 32 32 36 0 50-56 50-59 0-4-3-4-4-4-5 0-5 1-7 7-8 26-20 47-39 47-7 0-9-3-9-12 0-10 3-19 6-27 8-21 25-63 25-85 0-27-17-42-46-42-34 0-53 25-59 34-2-22-19-34-36-34-18 0-26 15-29 22-6 13-12 36-12 37 0 5 3 4 4 5 5 0 5-1 7-9 7-27 14-46 29-46 7 0 12 4 12 17 0 8-1 13-7 32-8 30-14 60-22 90z"><text:p/></draw:path><draw:path draw:style-name="gr3" draw:text-style-name="P5" svg:width="0.0173in" svg:height="0.0453in" svg:x="0.5894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5" svg:width="0.1244in" svg:height="0.0685in" svg:x="0.6484in" svg:y="0.0453in" svg:viewBox="0 0 317 175" svg:d="M23 148c-1 6-3 15-3 17 0 7 5 10 11 10 4 0 12-3 14-11 0-1 6-19 8-29 3-12 5-23 9-34 2-9 4-17 6-26 1-7 5-18 5-19 5-12 26-47 62-47 18 0 21 14 21 26 0 10-2 21-5 33-4 15-8 29-11 44-2 10-6 20-8 30-1 8-4 21-4 23 0 7 5 10 11 10 12 0 14-10 17-22 6-22 20-78 23-92 1-6 21-52 64-52 17 0 21 13 21 26 0 22-16 66-24 87-3 9-6 13-6 21 0 19 15 32 32 32 37 0 51-56 51-59 0-4-3-4-5-4-4 0-4 1-5 7-7 20-19 47-40 47-6 0-10-3-10-12 0-10 5-19 8-27 7-20 23-63 23-85 0-25-15-42-44-42s-49 18-64 37c0-4-1-17-12-27-10-8-22-10-32-10-34 0-52 25-59 34-2-22-19-34-36-34-18 0-26 15-29 22-6 13-12 36-12 37 0 5 4 5 6 5 3 0 3-1 6-9 7-27 14-46 28-46 6 0 12 3 12 17 0 8-1 13-7 32-8 30-14 60-22 90z"><text:p/></draw:path><draw:path draw:style-name="gr3" draw:text-style-name="P5" svg:width="0.0335in" svg:height="0.1512in" svg:x="0.7858in" svg:y="0in" svg:viewBox="0 0 86 385" svg:d="M85 199c1-4 1-4 1-5 0-2 0-2-1-7-23-59-45-119-68-178-3-7-5-9-9-9-5 0-8 3-8 8 0 1 0 2 2 6 23 60 45 119 68 180-23 58-45 118-68 176-2 4-2 5-2 8 0 4 3 7 8 7s6-4 7-7c24-60 47-119 70-179z"><text:p/></draw:path><draw:path draw:style-name="gr3" draw:text-style-name="P5" svg:width="0.076in" svg:height="0.087in" svg:x="0.8917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5" svg:width="0.1028in" svg:height="0.1063in" svg:x="1.0268in" svg:y="0.0098in" svg:viewBox="0 0 262 271" svg:d="M33 35c0 63 0 126 0 187 0 20-3 28-23 28-3 0-10 0-10 7 0 6 6 6 13 6 20 0 40 0 60 0 6 0 13 0 13-6 0-7-7-7-12-7-21 0-24-9-24-29 0-58 0-118 0-176 56 74 111 148 167 220 3 5 5 6 7 6 7 0 7-7 7-13 0-72 0-145 0-217 0-21 3-27 21-28 3 0 10 0 10-6 0-7-7-7-13-7-19 0-38 0-56 0-8 0-14 0-14 7 0 6 7 6 11 6 22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5" svg:width="0.0732in" svg:height="0.0728in" svg:x="1.189in" svg:y="0.0394in" svg:viewBox="0 0 187 186" svg:d="M94 83c-26-26-52-52-77-77-5-5-6-6-9-6-4 0-8 3-8 8 0 2 1 3 6 7 25 27 51 52 77 79-26 25-52 50-77 77-5 4-6 5-6 7 0 5 4 8 8 8 3 0 4-1 9-5 25-27 51-52 77-78 26 27 53 53 80 81 1 0 3 2 5 2 5 0 8-3 8-8 0-1 0-2-1-4 0-1-62-62-81-80 24-25 47-48 71-72 1-2 8-7 9-9 1-1 2-3 2-5 0-5-3-8-8-8-3 0-4 1-8 6-26 25-52 51-77 77z"><text:p/></draw:path><draw:path draw:style-name="gr3" draw:text-style-name="P5" svg:width="0.0921in" svg:height="0.1031in" svg:x="1.3228in" svg:y="0.0098in" svg:viewBox="0 0 235 263" svg:d="M220 14c3-5 3-6 3-7 0-7-6-7-13-7-59 0-118 0-177 0-12 0-12 1-13 11-2 18-3 34-6 52 0 2-1 3-1 5 0 6 5 8 7 8 3 0 6-3 6-7 3-8 6-25 29-40 22-15 50-16 63-16 10 0 21 0 31 0-49 79-97 159-146 237-3 4-3 5-3 7 0 6 7 6 13 6 66 0 132 0 198 0 12 0 12-1 13-11 4-25 8-49 11-75 0-4-4-6-6-6-7 0-7 3-8 11-6 30-37 68-92 68-19 0-37 0-55 0 48-78 98-158 146-236zM33 13c7 0 13 0 20 0v1c-10 6-18 12-22 17 1-6 1-12 2-18zM165 13c13 0 26 0 40 0-49 79-98 159-147 237-13 0-26 0-39 0 48-78 98-158 146-237zM185 250c11-7 21-15 30-26 0 7-2 12-4 26-9 0-17 0-26 0z"><text:p/></draw:path><draw:path draw:style-name="gr3" draw:text-style-name="P5" svg:width="0.0157in" svg:height="0.0157in" svg:x="1.4331in" svg:y="0.0972in" svg:viewBox="0 0 41 41" svg:d="M41 21c0-12-10-21-21-21s-20 9-20 21c0 11 9 20 20 20s21-9 21-20z"><text:p/></draw:path><draw:path draw:style-name="gr3" draw:text-style-name="P5" svg:width="0.0748in" svg:height="0.1067in" svg:x="1.4705in" svg:y="0.0071in" svg:viewBox="0 0 191 272" svg:d="M117 155c16 41 35 98 40 107 7 9 11 9 21 9 4 0 6 0 9 0s4-1 4-3-1-3-2-5c-4-4-6-10-9-17-26-73-52-146-79-218-7-24-28-28-47-28-2 0-7 0-7 4 0 3 3 3 4 4 13 2 15 4 25 31 12 35 25 70 37 105-35 35-71 70-106 105-5 4-7 6-7 12 0 7 4 11 11 11 6 0 10-4 13-9 31-36 62-71 93-108z"><text:p/></draw:path><draw:path draw:style-name="gr3" draw:text-style-name="P5" svg:width="0.0756in" svg:height="0.0685in" svg:x="1.5551in" svg:y="0.0453in" svg:viewBox="0 0 193 175" svg:d="M118 54c2-10 12-45 38-45 2 0 11 0 20 4-11 2-19 12-19 21 0 7 5 14 15 14 8 0 21-7 21-23 0-19-24-25-36-25-23 0-36 21-40 30-10-26-31-30-42-30-41 0-63 50-63 59 0 5 3 4 5 5 3 0 4-1 5-5 13-40 39-50 52-50 7 0 21 3 21 25 0 12-7 39-21 93-7 24-20 39-37 39-3 0-12 0-19-4 10-2 18-10 18-21s-8-13-14-13c-12 0-22 10-22 22 0 17 20 25 36 25 26 0 40-27 41-30 4 15 19 30 42 30 39 0 61-49 61-59 0-4-3-4-4-4-3 0-4 1-4 4-14 41-40 50-52 50-15 0-22-12-22-25 0-9 3-17 7-34 4-18 8-35 13-53z"><text:p/></draw:path><draw:path draw:style-name="gr3" draw:text-style-name="P5" svg:width="0.0756in" svg:height="0.087in" svg:x="1.6929in" svg:y="0.0307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5" svg:width="0.1039in" svg:height="0.1031in" svg:x="1.8264in" svg:y="0.0098in" svg:viewBox="0 0 265 263" svg:d="M98 143c4 0 9 0 13 0 20 30 39 60 58 88 4 7 14 22 18 28 2 4 3 4 12 4 18 0 36 0 54 0 7 0 12 0 12-6 0-4-2-6-5-7-15-3-33-29-43-41-2-3-22-28-48-70 35-6 68-21 68-66 0-54-57-73-103-73-40 0-80 0-121 0-6 0-13 0-13 7 0 6 8 6 10 6 22 0 24 4 24 22 0 64 0 129 0 193 0 19-2 22-24 22-2 0-10 0-10 7 0 6 7 6 13 6 35 0 71 0 106 0 8 0 13 0 13-6 0-7-7-7-11-7-22 0-23-3-23-22 0-28 0-56 0-85zM172 124c11-14 12-35 12-51 0-19-2-40-15-55 16 3 54 15 54 55 0 24-11 44-51 51zM98 34c0-8 0-21 23-21 33 0 50 15 50 60 0 49-13 57-73 57 0-32 0-64 0-96zM45 250c3-7 3-18 3-21 0-64 0-129 0-194 0-4 0-14-3-22 14 0 30 0 44 0-5 7-5 15-5 20 0 65 0 131 0 196 0 3 0 14 3 21-14 0-28 0-42 0zM128 143c2 0 3-1 6-1 7 0 15 0 21-1 6 9 47 77 79 109-12 0-25 0-37 0-23-35-46-72-69-107z"><text:p/></draw:path><draw:path draw:style-name="gr3" draw:text-style-name="P5" svg:width="0.0161in" svg:height="0.0157in" svg:x="1.9469in" svg:y="0.0972in" svg:viewBox="0 0 42 41" svg:d="M42 21c0-12-10-21-21-21s-21 9-21 21c0 11 10 20 21 20s21-9 21-20z"><text:p/></draw:path><draw:path draw:style-name="gr3" draw:text-style-name="P5" svg:width="0.0819in" svg:height="0.0685in" svg:x="1.9807in" svg:y="0.0453in" svg:viewBox="0 0 209 175" svg:d="M23 148c-1 6-3 15-3 17 0 7 4 10 11 10 4 0 11-3 14-11 0-1 5-19 7-29 3-12 5-23 9-34 2-9 4-17 6-26 1-7 5-18 6-19 5-12 26-47 62-47 18 0 21 14 21 26 0 24-18 74-25 91-3 8-3 13-3 17 0 19 13 32 30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5" svg:width="0.1008in" svg:height="0.1in" svg:x="2.1094in" svg:y="0.0252in" svg:viewBox="0 0 257 255" svg:d="M136 137c37 0 73 0 109 0 5 0 12 0 12-8 0-9-7-9-12-9-36 0-72 0-109 0 0-36 0-72 0-108 0-5 0-12-7-12-8 0-8 7-8 12 0 36 0 72 0 108-36 0-71 0-108 0-5 0-13 0-13 9 0 8 8 8 13 8 37 0 72 0 108 0 0 35 0 71 0 106 0 6 0 12 8 12 7 0 7-6 7-12 0-35 0-71 0-106z"><text:p/></draw:path><draw:path draw:style-name="gr3" draw:text-style-name="P5" svg:width="0.0756in" svg:height="0.0685in" svg:x="2.2579in" svg:y="0.0453in" svg:viewBox="0 0 193 175" svg:d="M119 54c2-10 11-45 37-45 2 0 12 0 20 4-11 2-19 12-19 21 0 7 5 14 15 14 8 0 21-7 21-23 0-19-22-25-36-25-23 0-36 21-40 30-10-26-31-30-42-30-41 0-63 50-63 59 0 5 3 4 5 5 3 0 4-1 5-5 13-40 39-50 52-50 7 0 21 3 21 25 0 12-7 39-21 93-7 24-20 39-37 39-2 0-11 0-19-4 10-2 18-10 18-21s-8-13-14-13c-12 0-22 10-22 22 0 17 20 25 36 25 27 0 40-27 41-30 4 15 19 30 42 30 39 0 61-49 61-59 0-4-3-4-4-4-3 0-4 1-4 4-14 41-40 50-52 50-15 0-21-12-21-25 0-9 2-17 7-34 4-18 8-35 13-53z"><text:p/></draw:path><draw:path draw:style-name="gr3" draw:text-style-name="P5" svg:width="0.0161in" svg:height="0.0157in" svg:x="2.3874in" svg:y="0.0681in" svg:viewBox="0 0 42 41" svg:d="M42 21c0-12-10-21-21-21s-21 9-21 21c0 11 10 20 21 20s21-9 21-20z"><text:p/></draw:path><draw:path draw:style-name="gr3" draw:text-style-name="P5" svg:width="0.1244in" svg:height="0.0685in" svg:x="2.4547in" svg:y="0.0453in" svg:viewBox="0 0 317 175" svg:d="M23 148c-1 6-3 15-3 17 0 7 4 10 11 10 4 0 11-3 14-11 0-1 5-19 7-29 3-12 5-23 9-34 2-9 4-17 6-26 2-7 5-18 6-19 5-12 26-47 62-47 18 0 21 14 21 26 0 10-3 21-5 33-4 15-8 29-11 44-2 10-6 20-8 30-2 8-5 21-5 23 0 7 5 10 11 10 12 0 14-10 17-22 6-22 20-78 23-92 1-6 22-52 64-52 17 0 21 13 21 26 0 22-15 66-24 87-4 9-5 13-5 21 0 19 14 32 32 32 37 0 51-56 51-59 0-4-3-4-5-4-4 0-4 1-6 7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/draw:g></text:p>
        <text:p text:style-name="P3"><text:span text:style-name="T2">תחום: </text:span><draw:g text:anchor-type="as-char" svg:y="-0.1134in" draw:z-index="14" draw:name="Shape27" draw:style-name="gr1"><svg:title>TexMaths</svg:title><svg:desc>11§display§dom(f_6) = \N \times \Z§svg§600§FALSE§</svg:desc><draw:path draw:style-name="gr2" draw:text-style-name="P4" svg:width="1.1272in" svg:height="0.1354in" svg:x="0.0024in" svg:y="0.0071in" svg:viewBox="0 0 2864 345" svg:d="M0 0c955 0 1909 0 2864 0 0 115 0 230 0 345-955 0-1909 0-2864 0 0-115 0-230 0-345z"><text:p/></draw:path><draw:path draw:style-name="gr3" draw:text-style-name="P5" svg:width="0.072in" svg:height="0.1059in" svg:x="0.0004in" svg:y="0.0071in" svg:viewBox="0 0 184 270" svg:d="M184 3c-1-1 0-3-5-3-6 0-43 3-49 3-3 1-6 4-6 8s4 4 10 4c19 0 19 4 19 7 0 2-1 6-1 8-8 31-16 60-23 91-7-14-18-24-35-24-46 0-94 56-94 111 0 36 21 62 52 62 7 0 26-1 49-29 4 17 18 29 35 29 15 0 24-9 29-21 7-14 12-38 12-39 0-3-3-3-4-3-5 0-5 1-6 7-6 25-13 48-29 48-10 0-11-10-11-18 0-9 0-12 2-18 18-74 36-149 55-223zM103 220c-2 7-2 8-7 15-17 20-33 27-44 27-19 0-24-22-24-36 0-20 12-66 20-84 13-23 30-37 46-37 25 0 30 32 30 34s-1 4-1 6c-6 26-13 50-20 75z"><text:p/></draw:path><draw:path draw:style-name="gr3" draw:text-style-name="P5" svg:width="0.065in" svg:height="0.0681in" svg:x="0.0795in" svg:y="0.0453in" svg:viewBox="0 0 166 174" svg:d="M166 65c0-40-27-65-63-65-51 0-103 54-103 109 0 39 26 65 63 65 50 0 103-53 103-109zM63 166c-17 0-34-12-34-43 0-18 10-59 23-79 18-30 40-36 51-36 24 0 35 18 35 42 0 15-8 56-22 80-15 23-36 36-53 36z"><text:p/></draw:path><draw:path draw:style-name="gr3" draw:text-style-name="P5" svg:width="0.1244in" svg:height="0.0681in" svg:x="0.1516in" svg:y="0.0453in" svg:viewBox="0 0 317 174" svg:d="M23 148c-1 5-3 14-3 16 0 7 5 10 11 10 4 0 12-2 14-10 1-1 6-20 8-29 3-12 5-24 9-35 2-9 4-16 6-25 1-7 5-18 5-20 5-12 26-47 62-47 18 0 21 14 21 27 0 10-2 21-5 32-4 14-8 30-11 45-2 9-6 19-8 29-1 8-4 21-4 23 0 7 5 10 11 10 12 0 14-9 17-22 6-21 20-77 23-93 1-4 21-51 64-51 17 0 21 13 21 27 0 22-16 66-24 86-3 10-6 14-6 22 0 18 15 31 32 31 37 0 51-56 51-59 0-4-3-4-5-4-4 0-4 1-5 7-7 21-19 48-40 48-6 0-10-4-10-13 0-10 5-19 8-27 7-20 23-63 23-85 0-24-15-41-44-41s-48 17-62 37c-2-5-3-18-14-27-10-8-22-10-32-10-34 0-52 24-59 33-2-22-19-33-36-33-18 0-26 14-29 22-6 13-12 36-12 37 0 4 4 4 6 4 3 0 3 0 6-9 7-28 14-46 28-46 6 0 12 3 12 18 0 8-1 13-6 32-7 30-15 60-23 90z"><text:p/></draw:path><draw:path draw:style-name="gr3" draw:text-style-name="P5" svg:width="0.0346in" svg:height="0.1508in" svg:x="0.2965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5" svg:width="0.0756in" svg:height="0.137in" svg:x="0.3484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5" svg:width="0.0484in" svg:height="0.0724in" svg:x="0.4205in" svg:y="0.0661in" svg:viewBox="0 0 124 185" svg:d="M25 91c0-22 3-41 12-58 10-15 25-25 42-25 8 0 19 2 24 10-6 0-12 5-12 13 0 6 4 12 12 12s14-6 14-13c0-16-11-30-39-30-38 0-78 36-78 94 0 70 33 91 63 91 33 0 61-25 61-61 0-34-27-59-59-59-21 0-33 14-40 26zM63 176c-15 0-24-8-30-20-4-7-7-21-7-37 0-27 16-46 38-46 12 0 21 4 27 14 7 11 7 22 7 37 0 16 0 27-7 38-6 9-15 14-28 14z"><text:p/></draw:path><draw:path draw:style-name="gr3" draw:text-style-name="P5" svg:width="0.035in" svg:height="0.1508in" svg:x="0.4917in" svg:y="0in" svg:viewBox="0 0 90 384" svg:d="M90 193c0-30-4-77-26-120-23-48-56-73-60-73-2 0-4 1-4 3 0 3 0 3 8 10 37 38 59 99 59 180 0 65-14 132-61 181-6 5-6 5-6 6 0 3 2 4 4 4 4 0 39-26 61-75 20-43 25-85 25-116z"><text:p/></draw:path><draw:path draw:style-name="gr3" draw:text-style-name="P5" svg:width="0.1008in" svg:height="0.035in" svg:x="0.592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028in" svg:height="0.1059in" svg:x="0.7484in" svg:y="0.0098in" svg:viewBox="0 0 262 270" svg:d="M34 34c0 63 0 126 0 187 0 21-3 28-23 28-4 0-11 1-11 6 0 8 7 8 13 8 20 0 40 0 60 0 7 0 13 0 13-8 0-5-7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5" svg:width="0.0728in" svg:height="0.0724in" svg:x="0.911in" svg:y="0.0398in" svg:viewBox="0 0 186 185" svg:d="M94 81c-26-25-52-50-77-75-6-6-6-6-9-6-5 0-8 3-8 8 0 2 0 3 4 7 27 26 52 51 79 77-27 26-52 51-79 78-4 4-4 5-4 7 0 5 3 8 8 8 3 0 3 0 9-6 25-25 50-50 75-76 27 27 54 53 81 80 1 1 3 2 5 2 6 0 8-3 8-8 0-2 0-2-1-4-27-28-62-61-80-81 23-24 47-47 70-70 2-2 8-8 10-10 0-1 1-2 1-4 0-5-2-8-8-8-2 0-4 1-9 6-25 25-50 50-75 75z"><text:p/></draw:path><draw:path draw:style-name="gr3" draw:text-style-name="P5" svg:width="0.0921in" svg:height="0.1031in" svg:x="1.0449in" svg:y="0.0098in" svg:viewBox="0 0 235 263" svg:d="M220 13c3-4 3-5 3-6 0-7-5-7-12-7-59 0-117 0-177 0-13 0-13 1-14 11-2 18-3 34-6 52 0 1-1 3-1 5 0 6 5 7 8 7s5-2 7-6c1-8 4-26 28-40 22-15 49-16 62-16 11 0 21 0 32 0-49 78-97 158-146 236-4 4-4 5-4 6 0 8 7 8 13 8 66 0 133 0 199 0 11 0 11-1 14-11 3-25 6-51 9-75 0-4-3-7-6-7-6 0-7 4-8 12-6 30-36 67-91 67-19 0-36 0-55 0 48-78 97-158 145-236zM33 13c7 0 14 0 21 0-11 7-18 13-23 18 1-6 1-12 2-18zM165 13c13 0 26 0 40 0-49 78-98 158-147 236-13 0-25 0-38 0 48-78 97-158 145-236zM186 249c11-7 21-14 30-25-1 7-3 12-4 25-8 0-17 0-26 0z"><text:p/></draw:path></draw:g></text:p>
        <text:p text:style-name="P9"><text:span text:style-name="T2">טווח: </text:span><draw:g text:anchor-type="as-char" svg:y="-0.1134in" draw:z-index="30" draw:name="Shape28" draw:style-name="gr1"><svg:title>TexMaths</svg:title><svg:desc>11§display§range(f_6) = \R \to \R§svg§600§FALSE§</svg:desc><draw:path draw:style-name="gr2" draw:text-style-name="P4" svg:width="1.2937in" svg:height="0.1354in" svg:x="0.015in" svg:y="0.0071in" svg:viewBox="0 0 3287 345" svg:d="M0 0c1096 0 2191 0 3287 0 0 115 0 230 0 345-1096 0-2191 0-3287 0 0-115 0-230 0-345z"><text:p/></draw:path><draw:path draw:style-name="gr3" draw:text-style-name="P5" svg:width="0.0614in" svg:height="0.0681in" svg:x="0.0004in" svg:y="0.0453in" svg:viewBox="0 0 157 174" svg:d="M23 148c-1 5-3 14-3 16 0 7 5 10 11 10 4 0 11-2 14-10 1-2 14-54 15-62 4-12 10-39 13-49 2-6 12-23 22-32 3-2 14-13 30-13 10 0 16 5 17 5-12 1-21 11-21 21 0 7 4 13 15 13 10 0 21-8 21-22s-12-25-32-25c-25 0-41 19-49 30-3-18-17-30-35-30s-26 14-29 22c-7 13-12 36-12 37 0 4 3 3 4 4 5 0 5 0 7-9 7-28 14-46 29-46 6 0 12 3 12 18 0 8-1 13-7 32-8 30-14 60-22 90z"><text:p/></draw:path><draw:path draw:style-name="gr3" draw:text-style-name="P5" svg:width="0.0693in" svg:height="0.0681in" svg:x="0.0752in" svg:y="0.0453in" svg:viewBox="0 0 177 174" svg:d="M129 24c-7-14-18-24-36-24-45 0-93 56-93 112 0 37 22 62 52 62 7 0 27-1 50-29 4 17 17 29 35 29 14 0 22-9 29-21 7-14 11-37 11-38 0-4-3-4-4-4-5 0-5 1-6 7-6 25-13 48-30 48-9 0-11-10-11-17 0-9 2-12 5-29 4-17 5-21 9-35 4-19 10-37 14-54 2-11 2-11 2-13 0-7-4-10-11-10-9 0-15 9-16 16zM103 124c-1 7-1 8-7 15-17 21-32 27-43 27-20 0-26-22-26-36 0-20 13-67 22-85 11-23 29-37 44-37 26 0 31 32 31 34s-1 4-1 6c-6 26-13 51-20 76z"><text:p/></draw:path><draw:path draw:style-name="gr3" draw:text-style-name="P5" svg:width="0.0823in" svg:height="0.0681in" svg:x="0.1539in" svg:y="0.0453in" svg:viewBox="0 0 210 174" svg:d="M23 148c-1 5-3 14-3 16 0 7 5 10 11 10 4 0 11-2 14-10 0-1 4-20 8-29 2-12 5-24 7-35 3-9 6-16 7-25 2-7 4-18 6-20 5-12 26-47 62-47 18 0 21 14 21 27 0 24-19 73-25 91-3 8-3 13-3 17 0 18 13 31 31 31 37 0 51-56 51-59 0-4-4-4-5-4-4 0-4 1-6 7-8 26-21 48-40 48-6 0-8-4-8-13 0-10 3-19 6-27 8-20 24-63 24-85 0-26-17-41-45-41-34 0-54 24-60 33-1-21-18-33-35-33-18 0-26 14-29 22-7 13-12 35-12 37 0 4 3 3 4 4 5 0 5 0 7-9 7-28 14-46 29-46 7 0 12 5 12 18 0 8-1 13-7 32-8 30-14 60-22 90z"><text:p/></draw:path><draw:path draw:style-name="gr3" draw:text-style-name="P5" svg:width="0.0693in" svg:height="0.0972in" svg:x="0.2429in" svg:y="0.0453in" svg:viewBox="0 0 177 248" svg:d="M176 25c1-3 1-4 1-7 0-7-4-10-11-10-3 0-14 2-15 16-8-14-21-24-37-24-44 0-92 54-92 109 0 39 24 62 52 62 23 0 40-19 45-23v1c-8 34-12 48-12 49-3 3-16 42-56 42-8 0-20-1-31-4 12-4 15-14 15-20 0-7-3-13-14-13-9 0-21 6-21 22 0 15 14 23 52 23 48 0 76-30 81-53 14-56 29-114 43-170zM126 121c-2 10-12 20-19 27-9 6-21 14-32 14-19 0-26-20-26-35 0-19 13-65 22-84 11-20 28-35 43-35 27 0 32 32 32 34 0 1-1 3-2 5-5 25-12 49-18 74z"><text:p/></draw:path><draw:path draw:style-name="gr3" draw:text-style-name="P5" svg:width="0.0579in" svg:height="0.0681in" svg:x="0.3256in" svg:y="0.0453in" svg:viewBox="0 0 148 174" svg:d="M55 81c11 0 40-1 58-8 28-12 30-36 30-40 0-18-15-33-42-33-43 0-101 37-101 105 0 39 23 69 60 69 57 0 88-41 88-45 0-2-2-6-4-6s-3 1-5 5c-30 38-73 38-77 38-30 0-35-33-35-45 0-4 2-16 7-40 7 0 14 0 21 0zM36 73c16-59 55-65 65-65 19 0 29 12 29 25 0 40-62 40-77 40-6 0-11 0-17 0z"><text:p/></draw:path><draw:path draw:style-name="gr3" draw:text-style-name="P5" svg:width="0.035in" svg:height="0.1508in" svg:x="0.4043in" svg:y="0in" svg:viewBox="0 0 90 384" svg:d="M90 380c0-1 0-1-6-8-49-48-61-121-61-179 0-67 14-135 62-183 5-4 5-4 5-7 0-2-2-3-4-3-4 0-39 26-62 75-19 43-24 86-24 118 0 28 4 76 26 119 23 47 56 72 60 72 2 0 4-1 4-4z"><text:p/></draw:path><draw:path draw:style-name="gr3" draw:text-style-name="P5" svg:width="0.0752in" svg:height="0.137in" svg:x="0.4567in" svg:y="0.0071in" svg:viewBox="0 0 192 349" svg:d="M121 118c11 0 22 0 33 0 8 0 12 0 12-9 0-3-4-3-11-3-11 0-21 0-32 0 3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5" svg:width="0.0488in" svg:height="0.0724in" svg:x="0.5287in" svg:y="0.0661in" svg:viewBox="0 0 125 185" svg:d="M26 91c0-22 3-41 12-58 10-15 25-25 42-25 8 0 19 2 24 10-6 0-13 5-13 13 0 6 6 12 13 12 8 0 14-6 14-13 0-16-12-30-39-30-38 0-79 36-79 94 0 70 33 91 64 91 33 0 61-25 61-61 0-34-27-59-59-59-22 0-34 14-40 26zM64 176c-15 0-24-8-31-20-3-7-6-21-6-37 0-27 16-46 38-46 12 0 21 4 27 14 7 11 7 22 7 37 0 16 0 27-8 38-6 9-14 14-27 14z"><text:p/></draw:path><draw:path draw:style-name="gr3" draw:text-style-name="P5" svg:width="0.0346in" svg:height="0.1508in" svg:x="0.6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1004in" svg:height="0.035in" svg:x="0.7008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1043in" svg:height="0.1031in" svg:x="0.8551in" svg:y="0.0098in" svg:viewBox="0 0 266 263" svg:d="M98 143c4 0 10 0 14 0 19 30 39 58 57 88 5 6 14 21 18 27 3 5 4 5 13 5 18 0 35 0 53 0 8 0 13 0 13-8 0-3-2-5-5-6-15-3-35-29-43-41-4-3-22-27-49-69 36-7 68-21 68-67 0-53-57-72-102-72-40 0-81 0-122 0-6 0-13 0-13 7 0 6 8 6 11 6 22 0 24 2 24 22 0 64 0 128 0 192 0 20-2 22-24 22-3 0-11 0-11 6 0 8 7 8 13 8 35 0 72 0 107 0 6 0 12 0 12-8 0-6-7-6-11-6-22 0-23-3-23-22 0-28 0-56 0-84zM173 123c11-13 12-34 12-50 0-19-2-40-16-55 17 3 55 15 55 54 0 25-12 45-51 51zM98 34c0-8 0-21 24-21 33 0 48 13 48 60 0 49-12 56-72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3" draw:text-style-name="P5" svg:width="0.1346in" svg:height="0.078in" svg:x="1.013in" svg:y="0.0362in" svg:viewBox="0 0 343 199" svg:d="M301 108c-21 16-32 32-34 37-17 27-14 33-21 50 0 4 5 4 8 4 7 0 7 0 9-6 9-38 31-70 75-87 4-3 5-4 5-6s-1-3-2-4c-18-7-64-26-79-90-1-5-1-6-8-6-3 0-8 0-8 4 0 2 4 26 20 51 8 12 19 25 35 37-95 0-191 0-287 0-6 0-14 0-14 8s8 8 14 8c96 0 192 0 287 0z"><text:p/></draw:path><draw:path draw:style-name="gr3" draw:text-style-name="P5" svg:width="0.1039in" svg:height="0.1031in" svg:x="1.202in" svg:y="0.0098in" svg:viewBox="0 0 265 263" svg:d="M97 143c4 0 10 0 14 0 20 30 39 58 58 88 4 6 12 21 17 27 3 5 4 5 13 5 18 0 35 0 53 0 7 0 13 0 13-8 0-3-2-5-6-6-14-3-33-29-42-41-3-3-22-27-48-69 34-7 67-21 67-67 0-53-57-72-102-72-41 0-80 0-121 0-8 0-13 0-13 7 0 6 7 6 10 6 22 0 24 2 24 22 0 64 0 128 0 192 0 20-2 22-24 22-3 0-10 0-10 6 0 8 5 8 13 8 35 0 71 0 106 0 6 0 12 0 12-8 0-6-7-6-10-6-22 0-24-3-24-22 0-28 0-56 0-84zM172 123c11-13 12-34 12-50 0-19-3-40-15-55 16 3 54 15 54 54 0 25-12 45-51 51zM97 34c0-8 0-21 24-21 33 0 49 13 49 60 0 49-12 56-73 56 0-32 0-64 0-95zM44 249c3-7 3-18 3-21 0-64 0-129 0-194 0-3 0-14-3-21 14 0 30 0 44 0-4 7-4 15-4 20 0 65 0 130 0 195 0 3 0 14 3 21-14 0-29 0-43 0zM126 143c4-1 5-1 8-1 6 0 14-1 20-2 5 10 47 77 80 109-13 0-25 0-38 0-23-35-46-71-70-106z"><text:p/></draw:path></draw:g><text:s/>כי <draw:g text:anchor-type="as-char" svg:y="-0.1063in" draw:z-index="31" draw:name="Shape29" draw:style-name="gr1"><svg:title>TexMaths</svg:title><svg:desc>11§display§\lambda§svg§600§FALSE§</svg:desc><draw:path draw:style-name="gr2" draw:text-style-name="P4" svg:width="0.0669in" svg:height="0.0906in" svg:x="0.0004in" svg:y="0.0071in" svg:viewBox="0 0 171 231" svg:d="M0 0c57 0 114 0 171 0 0 77 0 154 0 231-57 0-114 0-171 0 0-77 0-154 0-231z"><text:p/></draw:path><draw:path draw:style-name="gr3" draw:text-style-name="P5" svg:width="0.0744in" svg:height="0.1063in" svg:x="0.0008in" svg:y="0in" svg:viewBox="0 0 190 271" svg:d="M116 153c15 41 34 100 40 109 6 8 10 8 20 8 4 0 6 0 9 0 5 0 5-3 5-4s-2-2-3-3c-3-4-5-10-8-18-26-72-52-145-78-217-8-22-29-28-47-28-2 0-7 0-7 4s3 4 4 4c12 2 15 5 25 31 12 34 24 69 36 103-35 35-70 70-105 106-5 4-7 6-7 12s4 11 11 11 10-5 13-8c31-36 62-73 92-110z"><text:p/></draw:path></draw:g><text:s/>מחזירה פונקציה וגם <draw:g text:anchor-type="as-char" svg:y="-0.1035in" draw:z-index="32" draw:name="Shape30" draw:style-name="gr1"><svg:title>TexMaths</svg:title><svg:desc>11§display§n + xm \in \R§svg§600§FALSE§</svg:desc><draw:path draw:style-name="gr2" draw:text-style-name="P4" svg:width="0.7744in" svg:height="0.1in" svg:x="0.0039in" svg:y="0.0071in" svg:viewBox="0 0 1968 255" svg:d="M985 255c-329 0-657 0-985 0 0-85 0-170 0-255 656 0 1312 0 1968 0 0 85 0 170 0 255-328 0-656 0-983 0z"><text:p/></draw:path><draw:path draw:style-name="gr3" draw:text-style-name="P5" svg:width="0.0823in" svg:height="0.0681in" svg:x="0.0004in" svg:y="0.0362in" svg:viewBox="0 0 210 174" svg:d="M23 147c-1 6-3 15-3 16 0 6 5 11 11 11 4 0 12-4 14-11 1 0 6-18 8-28 3-12 5-24 9-35 2-8 4-17 6-25 1-7 5-18 5-19 5-12 26-47 62-47 18 0 21 14 21 26 0 24-18 74-25 90-3 9-3 13-3 18 0 17 13 31 32 31 36 0 50-55 50-59s-3-4-4-4c-5 0-5 1-7 8-8 25-20 46-39 46-6 0-9-3-9-12s3-19 6-27c8-21 25-62 25-84 0-27-17-42-46-42-34 0-52 25-59 34-2-22-19-34-36-34-18 0-26 15-29 22-6 13-12 36-12 37 0 5 4 5 6 5 3 0 3-1 6-9 7-28 14-46 28-46 7 0 12 4 12 17 0 8-1 12-6 32-7 30-15 60-23 89z"><text:p/></draw:path><draw:path draw:style-name="gr3" draw:text-style-name="P5" svg:width="0.1004in" svg:height="0.1in" svg:x="0.1299in" svg:y="0.0161in" svg:viewBox="0 0 256 255" svg:d="M136 135c37 0 72 0 108 0 6 0 12 0 12-8 0-7-6-7-12-7-36 0-71 0-108 0 0-37 0-72 0-108 0-5 0-12-7-12-8 0-8 7-8 12 0 36 0 71 0 108-36 0-73 0-109 0-5 0-12 0-12 7 0 8 7 8 12 8 36 0 73 0 109 0 0 35 0 72 0 107 0 5 0 13 8 13 7 0 7-8 7-13 0-35 0-72 0-107z"><text:p/></draw:path><draw:path draw:style-name="gr3" draw:text-style-name="P5" svg:width="0.0748in" svg:height="0.0681in" svg:x="0.278in" svg:y="0.0362in" svg:viewBox="0 0 191 174" svg:d="M118 54c2-10 11-45 37-45 2 0 12 0 20 4-11 2-19 12-19 21 0 7 5 14 16 14 7 0 19-7 19-23 0-20-22-25-35-25-23 0-36 21-40 30-10-26-31-30-42-30-41 0-63 49-63 59 0 5 4 5 6 5s4-1 4-5c13-40 38-50 52-50 7 0 21 3 21 25 0 12-7 39-21 92-6 23-20 39-37 39-2 0-11 0-19-5 9-1 18-9 18-19 0-11-9-15-14-15-12 0-21 10-21 23 0 17 19 25 36 25 26 0 39-27 40-29 5 14 19 29 42 29 40 0 62-49 62-59 0-4-4-4-5-4-3 0-3 2-4 4-14 42-40 50-52 50-16 0-21-11-21-24 0-9 2-18 7-34 4-18 8-36 13-53z"><text:p/></draw:path><draw:path draw:style-name="gr3" draw:text-style-name="P5" svg:width="0.1244in" svg:height="0.0681in" svg:x="0.3646in" svg:y="0.0362in" svg:viewBox="0 0 317 174" svg:d="M23 147c-1 6-3 15-3 16 0 6 5 11 11 11 4 0 12-4 14-11 0 0 6-18 8-28 2-12 5-24 8-35 3-8 5-17 6-25 2-7 6-18 6-19 5-12 26-47 62-47 18 0 21 14 21 26 0 10-2 21-5 32-4 14-8 30-11 45-2 10-6 20-8 30-1 7-4 20-4 21 0 6 4 11 11 11 12 0 14-10 17-21 5-22 19-78 23-94 1-4 21-50 64-50 17 0 21 13 21 26 0 22-16 66-24 87-3 9-6 13-6 21 0 17 14 31 32 31 37 0 51-55 51-59s-3-4-5-4c-4 0-4 1-5 8-7 19-19 46-40 46-6 0-10-3-10-12s4-19 8-27c7-21 23-62 23-84 0-26-15-42-44-42s-49 18-64 37c0-4-1-17-12-27-10-8-22-10-32-10-34 0-53 25-59 34-2-22-19-34-36-34-18 0-26 15-29 22-6 13-12 36-12 37 0 5 4 5 6 5 3 0 3-1 5-9 7-28 14-46 29-46 6 0 12 3 12 17 0 8-1 12-7 32-8 30-14 60-22 89z"><text:p/></draw:path><draw:path draw:style-name="gr3" draw:text-style-name="P5" svg:width="0.076in" svg:height="0.087in" svg:x="0.5484in" svg:y="0.0217in" svg:viewBox="0 0 194 222" svg:d="M180 119c7 0 14 0 14-8s-7-8-14-8c-55 0-108 0-163 0 4-51 48-88 103-88 20 0 41 0 60 0 7 0 14 0 14-7 0-8-7-8-14-8-20 0-40 0-61 0-66 0-119 49-119 111 0 60 53 111 119 111 21 0 41 0 61 0 7 0 14 0 14-8 0-7-7-7-14-7-19 0-40 0-60 0-55 0-99-38-103-88 55 0 108 0 163 0z"><text:p/></draw:path><draw:path draw:style-name="gr3" draw:text-style-name="P5" svg:width="0.1043in" svg:height="0.1031in" svg:x="0.6819in" svg:y="0.0004in" svg:viewBox="0 0 266 263" svg:d="M98 143c4 0 10 0 14 0 19 28 39 58 57 88 5 6 14 21 18 27 3 5 4 5 13 5 18 0 35 0 53 0 8 0 13 0 13-7 0-3-2-7-5-7-15-3-34-28-43-41-3-4-22-29-49-70 36-5 69-20 69-65 0-54-58-73-103-73-40 0-81 0-122 0-6 0-13 0-13 7 0 6 8 6 11 6 22 0 24 3 24 22 0 64 0 129 0 192 0 19-2 22-24 22-3 0-11 0-11 7s7 7 13 7c35 0 72 0 107 0 7 0 12 0 12-7s-7-7-11-7c-22 0-23-3-23-22 0-28 0-57 0-84zM173 124c11-14 12-35 12-51 0-19-2-39-16-55 17 3 54 15 54 55 0 24-11 43-50 51zM98 34c0-8 0-21 24-21 33 0 49 14 49 60 0 49-13 57-73 57 0-32 0-64 0-96zM45 249c3-7 3-18 3-22 0-63 0-128 0-192 0-4 0-14-3-22 14 0 30 0 44 0-4 7-4 14-4 20 0 65 0 130 0 194 0 5 0 15 2 22-14 0-28 0-42 0zM128 143c2 0 4-1 7-1 6 0 15 0 20-1 6 8 47 77 79 108-12 0-25 0-37 0-23-35-46-71-69-106z"><text:p/></draw:path></draw:g><text:s/>לכל <draw:g text:anchor-type="as-char" svg:y="-0.1047in" draw:z-index="33" draw:name="Shape31" draw:style-name="gr1"><svg:title>TexMaths</svg:title><svg:desc>11§display§b, x, m \in \R§svg§600§FALSE§</svg:desc><draw:path draw:style-name="gr2" draw:text-style-name="P4" svg:width="0.6976in" svg:height="0.1177in" svg:x="0.0008in" svg:y="0.0075in" svg:viewBox="0 0 1773 300" svg:d="M0 0c591 0 1182 0 1773 0 0 100 0 201 0 300-591 0-1182 0-1773 0 0-99 0-200 0-300z"><text:p/></draw:path><draw:path draw:style-name="gr3" draw:text-style-name="P5" svg:width="0.0555in" svg:height="0.1059in" svg:x="0.0004in" svg:y="0in" svg:viewBox="0 0 142 270" svg:d="M74 4c-2-1 0-4-6-4-9 0-36 3-46 4-3 0-8 0-8 8 0 4 4 4 9 4 19 0 20 3 20 7 0 2-3 15-6 23-11 42-20 83-31 125-5 19-6 25-6 38 0 37 20 61 48 61 47 0 94-57 94-112 0-34-21-61-52-61-17 0-34 12-45 23 10-39 19-77 29-116zM37 149c3-8 3-9 6-13 19-25 36-31 46-31 14 0 24 12 24 36 0 23-12 66-18 81-14 26-31 39-47 39-13 0-25-10-25-38 0-8 0-15 6-39 3-12 5-23 8-35z"><text:p/></draw:path><draw:path draw:style-name="gr3" draw:text-style-name="P5" svg:width="0.0173in" svg:height="0.0449in" svg:x="0.0717in" svg:y="0.0882in" svg:viewBox="0 0 45 115" svg:d="M45 41c0-26-10-41-24-41-13 0-21 10-21 21 0 10 8 20 21 20 4 0 9-2 13-5 1-1 1-1 2-1 0 2 0 0 0 6 0 28-13 51-26 64-3 4-3 5-3 6 0 3 1 4 3 4 4 0 35-29 35-74z"><text:p/></draw:path><draw:path draw:style-name="gr3" draw:text-style-name="P5" svg:width="0.0756in" svg:height="0.0677in" svg:x="0.1303in" svg:y="0.0378in" svg:viewBox="0 0 193 173" svg:d="M118 54c2-10 11-45 38-45 2 0 11 0 19 5-10 1-18 11-18 21 0 6 4 13 15 13 9 0 21-6 21-23 0-20-24-25-37-25-22 0-35 21-40 30-9-26-30-30-42-30-40 0-62 50-62 59 0 5 3 5 5 5 3 0 4-1 5-5 13-40 39-50 52-50 6 0 21 3 21 26 0 11-7 37-21 91-7 24-20 40-38 40-2 0-11 0-18-5 10-2 17-10 17-21 0-10-7-13-14-13-11 0-21 10-21 22 0 18 20 24 36 24 26 0 40-25 41-27 4 14 19 27 42 27 39 0 62-48 62-58 0-3-4-3-5-3-3 0-4 1-5 4-13 41-39 50-52 50-14 0-21-12-21-26 0-7 2-16 7-34 4-17 8-35 13-52z"><text:p/></draw:path><draw:path draw:style-name="gr3" draw:text-style-name="P5" svg:width="0.0173in" svg:height="0.0449in" svg:x="0.2264in" svg:y="0.0882in" svg:viewBox="0 0 45 115" svg:d="M45 41c0-26-10-41-25-41-12 0-20 10-20 21 0 10 8 20 20 20 5 0 10-2 14-5 1-1 1-1 1-1 1 0 1 0 1 6 0 28-13 51-26 64-4 4-4 5-4 6 0 3 2 4 4 4 4 0 35-29 35-74z"><text:p/></draw:path><draw:path draw:style-name="gr3" draw:text-style-name="P5" svg:width="0.124in" svg:height="0.0677in" svg:x="0.285in" svg:y="0.0378in" svg:viewBox="0 0 316 173" svg:d="M22 148c-1 6-3 14-3 16 0 7 5 9 12 9 4 0 11-2 13-10 1 0 6-18 8-28 3-12 5-23 9-34 2-9 4-18 6-26 1-7 5-18 5-19 6-12 26-47 63-47 17 0 21 14 21 27 0 9-3 20-6 32-4 14-7 28-10 44-2 10-6 20-8 29-2 8-5 21-5 23 0 7 5 9 11 9 12 0 14-9 17-21 6-20 20-77 23-92 1-5 22-51 64-51 17 0 21 13 21 27 0 22-16 66-24 86-3 10-5 13-5 21 0 18 14 30 31 30 37 0 51-55 51-58s-3-3-5-3c-3 0-3 1-5 6-6 21-19 48-40 48-6 0-8-4-8-12 0-10 3-19 6-28 8-20 23-62 23-84 0-26-15-42-44-42-28 0-48 18-62 37-2-4-3-17-13-27-10-8-22-10-32-10-35 0-53 25-60 34-2-22-19-34-35-34-19 0-26 15-29 22-8 14-12 36-12 37 0 5 3 5 4 5 4 0 5 0 7-9 7-28 14-46 29-46 5 0 11 3 11 17 0 9-1 12-6 33-8 30-15 59-23 89z"><text:p/></draw:path><draw:path draw:style-name="gr3" draw:text-style-name="P5" svg:width="0.0756in" svg:height="0.087in" svg:x="0.4689in" svg:y="0.0232in" svg:viewBox="0 0 193 222" svg:d="M179 120c7 0 14 0 14-8s-7-8-14-8c-55 0-109 0-164 0 5-51 50-89 104-89 20 0 41 0 60 0 7 0 14 0 14-7 0-8-7-8-14-8-21 0-40 0-61 0-66 0-118 50-118 112 0 60 52 110 118 110 21 0 40 0 61 0 7 0 14 0 14-8s-7-8-14-8c-19 0-40 0-60 0-54 0-99-35-104-86 55 0 109 0 164 0z"><text:p/></draw:path><draw:path draw:style-name="gr3" draw:text-style-name="P5" svg:width="0.1039in" svg:height="0.1028in" svg:x="0.6024in" svg:y="0.002in" svg:viewBox="0 0 265 262" svg:d="M97 143c4 0 10 0 14 0 20 29 39 59 59 88 3 6 12 21 16 27 3 4 4 4 13 4 18 0 35 0 53 0 8 0 13 0 13-6 0-4-2-6-5-7-15-3-33-29-43-41-2-4-22-29-47-70 34-5 67-21 67-66 0-53-58-72-103-72-40 0-80 0-121 0-7 0-13 0-13 7 0 6 7 6 10 6 22 0 24 3 24 22 0 64 0 128 0 192 0 20-2 22-24 22-3 0-10 0-10 7 0 6 6 6 13 6 35 0 71 0 106 0 6 0 12 0 12-6 0-7-6-7-10-7-22 0-24-3-24-22 0-29 0-56 0-84zM172 124c11-14 12-35 12-52 0-18-2-38-14-54 15 3 53 15 53 54 0 26-12 44-51 52zM97 34c0-8 0-21 24-21 33 0 50 14 50 59 0 50-13 57-74 57 0-31 0-63 0-95zM44 249c3-7 3-18 3-21 0-64 0-128 0-193 0-4 0-14-3-22 15 0 30 0 45 0-5 7-5 14-5 20 0 65 0 130 0 195 0 3 0 14 3 21-14 0-29 0-43 0zM127 143c3 0 4 0 7 0 6 0 15-2 20-3 6 10 47 77 80 109-13 0-25 0-38 0-23-35-46-71-69-106z"><text:p/></draw:path></draw:g>. </text:p>
        <text:h text:style-name="Heading_20_3" text:outline-level="3"><text:soft-page-break/>סעיף (ז)</text:h>
        <text:p text:style-name="P3"><text:span text:style-name="T2">נתון: </text:span><draw:g text:anchor-type="as-char" svg:y="-0.1075in" draw:z-index="6" draw:name="Shape32" draw:style-name="gr1"><svg:title>TexMaths</svg:title><svg:desc>11§display§f_7 = \lambda n \in \N. \lambda x \in \R. x + n§svg§600§FALSE§</svg:desc><draw:path draw:style-name="gr2" draw:text-style-name="P4" svg:width="1.7209in" svg:height="0.1217in" svg:x="0.015in" svg:y="0.0075in" svg:viewBox="0 0 4372 310" svg:d="M0 0c1457 0 2915 0 4372 0 0 103 0 207 0 310-1457 0-2915 0-4372 0 0-103 0-207 0-310z"><text:p/></draw:path><draw:path draw:style-name="gr3" draw:text-style-name="P5" svg:width="0.0752in" svg:height="0.1374in" svg:x="0.0004in" svg:y="0in" svg:viewBox="0 0 192 350" svg:d="M121 118c11 0 22 0 33 0 8 0 12 0 12-8 0-4-4-4-11-4-11 0-21 0-32 0 2-16 6-30 8-44 2-8 8-36 10-40 3-8 10-13 17-13 3 0 12 0 20 6-17 2-21 16-21 21 0 9 7 13 15 13 9 0 20-7 20-23 0-17-17-26-34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3" draw:text-style-name="P5" svg:width="0.0504in" svg:height="0.0732in" svg:x="0.074in" svg:y="0.0579in" svg:viewBox="0 0 129 187" svg:d="M126 20c3-3 3-5 3-11-23 0-48 0-71 0-11 0-14-1-24-1-14-1-14-4-15-8-4 0-6 0-9 0-3 19-7 39-10 57 3 0 7 0 10 0 0-3 3-22 6-24 3-1 25-1 29-1 20 0 40 0 59 0-8 11-23 27-28 35-35 46-39 89-39 106 0 2 0 14 12 14 14 0 14-11 14-15s0-7 0-10c0-53 11-77 23-92 13-16 27-34 40-50z"><text:p/></draw:path><draw:path draw:style-name="gr3" draw:text-style-name="P5" svg:width="0.1008in" svg:height="0.0354in" svg:x="0.1858in" svg:y="0.052in" svg:viewBox="0 0 257 91" svg:d="M244 16c6 0 13-1 13-8 0-8-7-8-13-8-77 0-155 0-232 0-4 0-12 0-12 8 0 7 8 8 13 8 77 0 154 0 231 0zM244 91c6 0 13 0 13-7 0-9-7-9-13-9-77 0-154 0-231 0-5 0-13 0-13 9 0 7 8 7 12 7 77 0 155 0 232 0z"><text:p/></draw:path><draw:path draw:style-name="gr3" draw:text-style-name="P5" svg:width="0.0748in" svg:height="0.1067in" svg:x="0.3461in" svg:y="0.002in" svg:viewBox="0 0 191 272" svg:d="M118 155c15 40 34 98 39 107 7 9 11 9 21 9 3 0 6 0 9 0s4-3 4-5c0-1-1-1-2-3-4-4-6-10-9-18-26-72-52-145-79-217-8-24-28-28-47-28-2 0-7 0-7 4s2 3 4 4c13 2 15 4 25 31 12 35 25 70 37 105-35 34-71 69-106 105-5 4-7 6-7 12 0 5 4 11 11 11 5 0 10-5 13-9 31-36 63-73 94-108z"><text:p/></draw:path><draw:path draw:style-name="gr3" draw:text-style-name="P5" svg:width="0.0823in" svg:height="0.0685in" svg:x="0.4311in" svg:y="0.0402in" svg:viewBox="0 0 210 175" svg:d="M23 147c-1 7-3 16-3 18 0 7 5 10 11 10 4 0 12-3 14-11 0-1 6-19 8-29 2-12 5-23 7-34 3-9 6-17 7-26 2-7 6-18 6-19 5-12 26-47 62-47 18 0 21 14 21 26 0 24-19 74-25 90-3 9-3 14-3 18 0 19 13 32 31 32 37 0 51-56 51-60 0-3-4-3-5-3-4 0-4 1-6 7-8 26-20 47-40 47-6 0-8-3-8-12 0-10 3-19 6-28 8-20 24-62 24-84 0-27-16-42-45-42-34 0-54 25-60 34-1-22-18-34-35-34-18 0-26 15-29 22-7 13-12 36-12 37 0 5 3 3 4 5 5 0 5-1 7-9 7-28 14-46 29-46 7 0 12 4 12 17 0 8-1 12-7 32-8 30-14 60-22 89z"><text:p/></draw:path><draw:path draw:style-name="gr3" draw:text-style-name="P5" svg:width="0.0752in" svg:height="0.087in" svg:x="0.5728in" svg:y="0.0256in" svg:viewBox="0 0 192 222" svg:d="M179 120c7 0 13 0 13-8 0-9-6-9-13-9-55 0-109 0-164 0 5-50 50-88 104-88 20 0 40 0 60 0 7 0 13 0 13-7 0-8-6-8-13-8-20 0-40 0-60 0-67 0-119 49-119 112 0 62 52 110 119 110 20 0 40 0 60 0 7 0 13 0 13-7 0-8-6-8-13-8-20 0-40 0-60 0-54 0-99-36-104-87 55 0 109 0 164 0z"><text:p/></draw:path><draw:path draw:style-name="gr3" draw:text-style-name="P5" svg:width="0.1028in" svg:height="0.1063in" svg:x="0.7079in" svg:y="0.0028in" svg:viewBox="0 0 262 271" svg:d="M34 35c0 63 0 126 0 187 0 20-3 28-23 28-4 0-11 0-11 6 0 7 7 7 13 7 20 0 41 0 61 0 6 0 12 0 12-7 0-6-7-6-11-6-22 0-26-9-26-29 0-58 0-118 0-176 57 74 112 146 168 220 3 5 5 6 8 6 7 0 7-7 7-14 0-72 0-144 0-216 0-21 3-27 21-28 2 0 9 0 9-6 0-7-6-7-13-7-19 0-38 0-57 0-6 0-13 0-13 7 0 6 7 6 11 6 22 1 26 9 26 29 0 39 0 80 0 121-39-53-79-105-117-158-4-5-6-5-14-5-22 0-45 0-67 0-7 0-14 0-14 7 0 6 7 6 9 6 10 1 18 8 21 12 0 4 0 5 0 10zM218 243c-56-73-112-146-169-220-3-5-3-5-7-10 15 0 31 0 46 0 43 58 87 117 130 175 0 19 0 37 0 55z"><text:p/></draw:path><draw:path draw:style-name="gr3" draw:text-style-name="P5" svg:width="0.0161in" svg:height="0.0157in" svg:x="0.8268in" svg:y="0.0902in" svg:viewBox="0 0 42 41" svg:d="M42 21c0-12-10-21-21-21s-21 9-21 21c0 11 10 20 21 20s21-9 21-20z"><text:p/></draw:path><draw:path draw:style-name="gr3" draw:text-style-name="P5" svg:width="0.0748in" svg:height="0.1067in" svg:x="0.8634in" svg:y="0.002in" svg:viewBox="0 0 191 272" svg:d="M118 155c16 40 34 98 40 107 7 9 10 9 21 9 2 0 6 0 8 0 4 0 4-3 4-5 0-1-1-1-2-3-3-4-5-10-9-18-26-72-51-145-78-217-9-24-29-28-47-28-2 0-7 0-7 4s3 4 4 4c12 2 15 4 25 31 12 35 25 70 37 105-35 34-71 69-106 105-6 4-8 6-8 12 0 5 5 11 12 11 6 0 10-5 12-9 31-36 63-73 94-108z"><text:p/></draw:path><draw:path draw:style-name="gr3" draw:text-style-name="P5" svg:width="0.0752in" svg:height="0.0685in" svg:x="0.9488in" svg:y="0.0402in" svg:viewBox="0 0 192 175" svg:d="M118 54c2-10 11-45 38-45 2 0 11 0 19 4-11 2-19 12-19 21 0 7 5 14 16 14 8 0 20-7 20-23 0-20-23-25-36-25-22 0-36 21-41 30-9-26-30-30-41-30-40 0-62 49-62 59 0 5 3 5 4 5 4 0 5-1 5-5 13-40 39-50 53-50 6 0 21 3 21 25 0 12-7 39-21 92-7 25-20 40-38 40-2 0-11 0-18-4 8-3 17-10 17-21s-9-13-14-13c-11 0-21 9-21 22 0 17 19 25 36 25 26 0 40-28 41-30 4 14 19 30 42 30 39 0 61-50 61-60 0-3-3-3-4-3-3 0-4 1-6 3-12 42-38 51-51 51-15 0-21-12-21-25 0-9 2-17 6-34 5-18 9-35 14-53z"><text:p/></draw:path><draw:path draw:style-name="gr3" draw:text-style-name="P5" svg:width="0.076in" svg:height="0.087in" svg:x="1.0862in" svg:y="0.0256in" svg:viewBox="0 0 194 222" svg:d="M180 120c7 0 14 0 14-8 0-9-7-9-14-9-55 0-109 0-164 0 5-50 49-88 104-88 20 0 41 0 60 0 7 0 14 0 14-7 0-8-7-8-14-8-21 0-40 0-61 0-66 0-119 49-119 112 0 62 53 110 119 110 21 0 40 0 61 0 7 0 14 0 14-7 0-8-7-8-14-8-19 0-40 0-60 0-55 0-99-36-104-87 55 0 109 0 164 0z"><text:p/></draw:path><draw:path draw:style-name="gr3" draw:text-style-name="P5" svg:width="0.1043in" svg:height="0.1031in" svg:x="1.2197in" svg:y="0.0028in" svg:viewBox="0 0 266 263" svg:d="M98 143c4 0 10 0 14 0 19 30 39 58 57 88 5 7 14 22 18 28 3 4 4 4 13 4 18 0 35 0 53 0 8 0 13 0 13-7 0-3-2-5-5-6-15-4-34-29-43-41-4-4-22-30-49-70 36-6 69-21 69-66 0-54-58-73-103-73-40 0-81 0-122 0-6 0-13 0-13 7 0 6 8 6 11 6 22 0 24 4 24 22 0 64 0 129 0 193 0 18-2 22-24 22-3 0-11 0-11 6 0 7 7 7 13 7 35 0 72 0 107 0 6 0 12 0 12-7 0-6-7-6-11-6-22 0-23-4-23-22 0-29 0-56 0-85zM173 124c11-14 12-35 12-51 0-19-2-39-16-55 17 3 55 15 55 55 0 24-12 44-51 51zM98 34c0-8 0-21 24-21 33 0 48 15 48 60 0 49-11 57-72 57 0-32 0-64 0-96zM45 250c3-7 3-18 3-21 0-64 0-129 0-194 0-4 0-14-3-22 14 0 30 0 44 0-4 7-4 15-4 20 0 65 0 131 0 196 0 3 0 14 3 21-14 0-29 0-43 0zM128 143c3 0 4-1 7-1 6 0 15 0 20-1 6 9 47 77 79 109-12 0-25 0-37 0-23-35-46-72-69-107z"><text:p/></draw:path><draw:path draw:style-name="gr3" draw:text-style-name="P5" svg:width="0.0157in" svg:height="0.0157in" svg:x="1.3402in" svg:y="0.0902in" svg:viewBox="0 0 41 41" svg:d="M41 21c0-12-10-21-21-21-12 0-20 9-20 21 0 11 8 20 20 20 11 0 21-9 21-20z"><text:p/></draw:path><draw:path draw:style-name="gr3" draw:text-style-name="P5" svg:width="0.0752in" svg:height="0.0685in" svg:x="1.3736in" svg:y="0.0402in" svg:viewBox="0 0 192 175" svg:d="M119 54c2-10 11-45 37-45 2 0 11 0 20 4-11 2-19 12-19 21 0 7 5 14 15 14 8 0 20-7 20-23 0-20-22-25-35-25-23 0-36 21-40 30-10-26-31-30-42-30-41 0-63 49-63 59 0 5 3 3 4 5 4 0 5-1 6-5 13-40 38-50 52-50 7 0 21 3 21 25 0 12-7 39-21 92-7 25-20 40-37 40-2 0-11 0-19-4 9-3 18-10 18-21s-9-13-14-13c-12 0-22 9-22 22 0 17 20 25 36 25 27 0 40-28 41-30 4 14 19 30 42 30 39 0 61-50 61-60 0-3-3-3-4-3-3 0-4 1-4 3-14 42-40 51-52 51-16 0-21-12-21-25 0-9 2-17 7-34 4-18 8-35 13-53z"><text:p/></draw:path><draw:path draw:style-name="gr3" draw:text-style-name="P5" svg:width="0.1004in" svg:height="0.1in" svg:x="1.4988in" svg:y="0.0193in" svg:viewBox="0 0 256 255" svg:d="M136 136c37 0 72 0 108 0 6 0 12 0 12-7 0-9-6-9-12-9-36 0-71 0-108 0 0-36 0-72 0-108 0-5 0-12-7-12-8 0-8 7-8 12 0 36 0 72 0 108-36 0-73 0-109 0-5 0-12 0-12 9 0 7 7 7 12 7 36 0 73 0 109 0 0 36 0 72 0 107 0 6 0 12 8 12 7 0 7-6 7-12 0-35 0-71 0-107z"><text:p/></draw:path><draw:path draw:style-name="gr3" draw:text-style-name="P5" svg:width="0.0819in" svg:height="0.0685in" svg:x="1.6469in" svg:y="0.0402in" svg:viewBox="0 0 209 175" svg:d="M22 147c-1 7-3 16-3 18 0 7 5 10 11 10 5 0 12-3 14-11 1-1 5-19 8-29 3-12 5-23 8-34 3-9 5-17 7-26 1-7 4-18 4-19 7-12 27-47 64-47 17 0 21 14 21 26 0 24-20 74-25 90-3 9-5 14-5 18 0 19 14 32 32 32 37 0 51-56 51-60 0-3-3-3-4-3-5 0-5 1-6 7-9 26-21 47-40 47-6 0-9-3-9-12 0-10 3-19 7-28 7-20 23-62 23-84 0-27-16-42-44-42-35 0-54 25-60 34-2-22-19-34-36-34-19 0-25 15-29 22-7 13-11 36-11 37 0 5 3 5 4 5 4 0 5-1 7-9 7-28 14-46 27-46 8 0 13 4 13 17 0 8-2 12-6 32-8 30-15 60-23 89z"><text:p/></draw:path></draw:g></text:p>
        <text:p text:style-name="P9"><text:span text:style-name="T2">תחום: </text:span><text:span text:style-name="T2"><draw:g text:anchor-type="as-char" svg:y="-0.1134in" draw:z-index="34" draw:name="Shape33" draw:style-name="gr1"><svg:title>TexMaths</svg:title><svg:desc>11§display§dom(f_7) = \N§svg§600§FALSE§</svg:desc><draw:path draw:style-name="gr2" draw:text-style-name="P4" svg:width="0.8413in" svg:height="0.1358in" svg:x="0.0024in" svg:y="0.0071in" svg:viewBox="0 0 2138 346" svg:d="M1070 346c-357 0-713 0-1070 0 0-116 0-230 0-346 713 0 1425 0 2138 0 0 116 0 230 0 346-356 0-713 0-1068 0z"><text:p/></draw:path><draw:path draw:style-name="gr3" draw:text-style-name="P5" svg:width="0.0724in" svg:height="0.1063in" svg:x="0.0004in" svg:y="0.0071in" svg:viewBox="0 0 185 271" svg:d="M185 4c0-1 0-4-6-4-5 0-43 3-49 4-2 0-6 3-6 7 0 6 5 6 10 6 19 0 19 2 19 6 0 2-1 6-1 8-8 31-16 60-23 91-7-14-18-25-35-25-46 0-94 57-94 112 0 37 22 62 52 62 7 0 27-1 50-29 3 16 17 29 36 29 13 0 22-9 28-21 7-14 11-38 11-39 0-3-3-3-4-3-5 0-5 1-6 7-6 25-13 47-29 47-10 0-11-10-11-18s1-12 2-18c18-74 37-148 56-222zM103 220c-1 8-1 8-7 15-17 22-32 27-43 27-20 0-25-21-25-36 0-18 12-65 22-83 11-23 28-37 44-37 25 0 30 32 30 34s-1 4-1 6c-6 25-13 50-20 74z"><text:p/></draw:path><draw:path draw:style-name="gr3" draw:text-style-name="P5" svg:width="0.065in" svg:height="0.0685in" svg:x="0.0799in" svg:y="0.0453in" svg:viewBox="0 0 166 175" svg:d="M166 65c0-40-27-65-61-65-52 0-105 55-105 110 0 38 26 65 63 65 50 0 103-53 103-110zM63 166c-17 0-34-12-34-42 0-18 11-60 23-80 18-30 40-35 51-35 24 0 35 19 35 42 0 14-8 55-22 80-14 22-36 35-53 35z"><text:p/></draw:path><draw:path draw:style-name="gr3" draw:text-style-name="P5" svg:width="0.124in" svg:height="0.0685in" svg:x="0.152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6 66-24 87-3 9-6 13-6 21 0 19 15 32 32 32 37 0 51-56 51-59 0-4-3-4-5-4-3 0-3 1-5 7-6 20-19 47-40 47-6 0-8-3-8-12 0-10 3-19 6-27 8-20 23-63 23-85 0-25-15-42-44-42-28 0-48 18-63 37-1-4-2-17-13-27-9-8-22-10-31-10-35 0-53 25-60 34-2-22-19-34-36-34-18 0-25 15-29 22-7 13-11 36-11 37 0 5 3 5 4 5 4 0 5-1 7-9 7-27 14-46 28-46 6 0 12 3 12 17 0 8-1 13-6 32-8 30-15 60-23 90z"><text:p/></draw:path><draw:path draw:style-name="gr3" draw:text-style-name="P5" svg:width="0.0346in" svg:height="0.1512in" svg:x="0.2965in" svg:y="0in" svg:viewBox="0 0 89 385" svg:d="M89 381c0-1 0-1-6-8-49-49-61-122-61-179 0-68 14-136 63-183 4-5 4-5 4-7 0-3-1-4-3-4-5 0-40 26-62 76-20 42-24 85-24 118 0 28 3 75 25 119 23 47 56 72 61 72 2 0 3-1 3-4z"><text:p/></draw:path><draw:path draw:style-name="gr3" draw:text-style-name="P5" svg:width="0.0756in" svg:height="0.1374in" svg:x="0.3484in" svg:y="0.0067in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504in" svg:height="0.0736in" svg:x="0.4224in" svg:y="0.0634in" svg:viewBox="0 0 129 188" svg:d="M125 20c4-3 4-5 4-11-24 0-48 0-72 0-11 0-13-1-23-1-14-1-15-4-15-8-4 0-7 0-10 0-3 19-6 39-9 57 3 0 6 0 9 0 1-3 3-22 8-24 2-1 24-1 28-1 20 0 39 0 58 0-8 11-22 27-27 35-36 46-40 89-40 106 0 2 0 15 14 15 13 0 13-12 13-16s0-7 0-10c0-53 11-77 22-92 13-16 27-34 40-50z"><text:p/></draw:path><draw:path draw:style-name="gr3" draw:text-style-name="P5" svg:width="0.035in" svg:height="0.1512in" svg:x="0.4913in" svg:y="0in" svg:viewBox="0 0 90 385" svg:d="M90 194c0-31-4-77-26-121-23-48-56-73-60-73-2 0-4 2-4 4s0 2 8 9c37 38 59 99 59 181 0 64-14 132-61 180-6 6-6 6-6 7 0 2 2 4 4 4 4 0 39-26 61-76 20-41 25-84 25-115z"><text:p/></draw:path><draw:path draw:style-name="gr3" draw:text-style-name="P5" svg:width="0.1012in" svg:height="0.0354in" svg:x="0.5929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1028in" svg:height="0.1063in" svg:x="0.7488in" svg:y="0.0098in" svg:viewBox="0 0 262 271" svg:d="M33 35c0 63 0 126 0 187 0 20-2 28-22 28-4 0-11 0-11 7 0 6 7 6 13 6 20 0 40 0 60 0 7 0 13 0 13-6 0-7-7-7-12-7-21 0-24-9-24-29 0-58 0-118 0-176 56 74 111 148 167 220 3 5 5 6 8 6 6 0 6-7 6-13 0-72 0-145 0-217 0-21 5-27 22-28 2 0 9 0 9-6 0-7-6-7-13-7-19 0-38 0-56 0-7 0-14 0-14 7 0 6 7 6 11 6 22 1 26 9 26 29 0 39 0 80 0 121-39-53-78-105-117-157-4-6-5-6-14-6-22 0-45 0-67 0-8 0-14 0-14 7 0 6 6 6 9 6 10 1 18 8 21 12-1 4-1 5-1 10zM218 243c-56-72-112-146-168-220-4-5-4-5-8-10 15 0 31 0 46 0 43 59 87 117 130 176 0 18 0 37 0 54z"><text:p/></draw:path></draw:g></text:span></text:p>
        <text:p text:style-name="P10"><text:span text:style-name="T2">טווח: </text:span><draw:g text:anchor-type="as-char" svg:y="-0.1134in" draw:z-index="35" draw:name="Shape34" draw:style-name="gr1"><svg:title>TexMaths</svg:title><svg:desc>11§display§range(f_7) = \lambda \R \to \R§svg§600§FALSE§</svg:desc><draw:path draw:style-name="gr2" draw:text-style-name="P4" svg:width="1.3839in" svg:height="0.1358in" svg:x="0.015in" svg:y="0.0071in" svg:viewBox="0 0 3516 346" svg:d="M1759 346c-586 0-1173 0-1759 0 0-116 0-230 0-346 1172 0 2345 0 3516 0 0 116 0 230 0 346-585 0-1171 0-1757 0z"><text:p/></draw:path><draw:path draw:style-name="gr3" draw:text-style-name="P5" svg:width="0.0614in" svg:height="0.0685in" svg:x="-0.0004in" svg:y="0.0453in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3-1 6-9 7-27 14-46 28-46 6 0 12 3 12 17 0 8-1 13-6 32-7 30-15 60-23 90z"><text:p/></draw:path><draw:path draw:style-name="gr3" draw:text-style-name="P5" svg:width="0.0693in" svg:height="0.0685in" svg:x="0.0744in" svg:y="0.0453in" svg:viewBox="0 0 177 175" svg:d="M129 25c-8-14-19-25-37-25-45 0-92 57-92 113 0 37 21 62 51 62 7 0 27-1 50-29 4 16 17 29 35 29 14 0 22-9 29-21 7-14 12-37 12-38 0-4-4-4-5-4-4 0-5 1-6 7-6 25-13 47-28 47-11 0-13-10-13-17 0-9 2-11 6-29 4-17 4-20 8-34 4-18 10-36 14-54 3-11 3-12 3-13 0-7-5-11-12-11-9 0-14 9-15 17zM103 124c-2 8-2 8-7 15-18 22-33 27-44 27-20 0-24-21-24-36 0-19 12-66 20-84 13-23 30-37 46-37 24 0 29 32 29 34s0 4-1 7c-6 24-12 49-19 74z"><text:p/></draw:path><draw:path draw:style-name="gr3" draw:text-style-name="P5" svg:width="0.0823in" svg:height="0.0685in" svg:x="0.1528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6-42-34 0-52 25-59 34-2-22-19-34-36-34-18 0-26 15-29 22-6 13-12 36-12 37 0 5 4 5 6 5 3 0 4-1 6-9 7-27 14-46 28-46 7 0 12 4 12 17 0 8-1 13-6 32-7 30-15 60-23 90z"><text:p/></draw:path><draw:path draw:style-name="gr3" draw:text-style-name="P5" svg:width="0.0697in" svg:height="0.0976in" svg:x="0.2421in" svg:y="0.0453in" svg:viewBox="0 0 178 249" svg:d="M177 25c0-2 1-4 1-6 0-7-5-11-11-11-4 0-14 3-16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5" svg:width="0.0575in" svg:height="0.0685in" svg:x="0.3252in" svg:y="0.0453in" svg:viewBox="0 0 147 175" svg:d="M54 81c11 0 40-1 59-8 27-11 29-34 29-40 0-16-14-33-41-33-43 0-101 37-101 106 0 38 22 69 61 69 55 0 86-41 86-45 0-2-2-6-4-6s-2 2-4 5c-31 37-73 37-78 37-30 0-33-32-33-44 0-5 0-16 5-41 7 0 14 0 21 0zM36 73c15-59 54-64 65-64 18 0 29 11 29 24 0 40-63 40-78 40-6 0-10 0-16 0z"><text:p/></draw:path><draw:path draw:style-name="gr3" draw:text-style-name="P5" svg:width="0.0346in" svg:height="0.1512in" svg:x="0.4039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5" svg:width="0.076in" svg:height="0.1374in" svg:x="0.4559in" svg:y="0.0067in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5" svg:width="0.0504in" svg:height="0.0736in" svg:x="0.5299in" svg:y="0.0634in" svg:viewBox="0 0 129 188" svg:d="M125 20c4-3 4-5 4-11-24 0-48 0-72 0-11 0-13-1-23-1-14-1-14-4-15-8-4 0-7 0-10 0-3 19-6 39-9 57 3 0 6 0 9 0 1-3 3-22 8-24 2-1 24-1 28-1 20 0 39 0 58 0-8 11-22 27-27 35-35 46-39 89-39 106 0 2 0 15 13 15s13-12 13-16 0-7 0-10c0-53 11-77 22-92 13-16 27-34 40-50z"><text:p/></draw:path><draw:path draw:style-name="gr3" draw:text-style-name="P5" svg:width="0.035in" svg:height="0.1512in" svg:x="0.5992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5" svg:width="0.1008in" svg:height="0.0354in" svg:x="0.700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48in" svg:height="0.1067in" svg:x="0.8606in" svg:y="0.0071in" svg:viewBox="0 0 191 272" svg:d="M118 155c15 41 34 98 40 107s10 9 20 9c4 0 6 0 9 0 4 0 4-1 4-3s-1-3-2-5c-3-4-5-10-9-17-26-73-52-146-79-218-7-24-28-28-46-28-2 0-8 0-8 4 0 3 3 3 4 4 13 2 15 4 25 31 12 35 25 70 37 105-35 35-71 70-106 105-5 4-7 6-7 12 0 7 6 11 12 11s9-4 12-9c31-36 63-71 94-108z"><text:p/></draw:path><draw:path draw:style-name="gr3" draw:text-style-name="P5" svg:width="0.1039in" svg:height="0.1031in" svg:x="0.9437in" svg:y="0.0098in" svg:viewBox="0 0 265 263" svg:d="M98 143c4 0 9 0 13 0 20 30 39 60 58 88 4 7 14 22 18 28 2 4 3 4 12 4 18 0 36 0 54 0 7 0 12 0 12-6 0-4-2-6-5-7-15-3-33-29-43-41-2-3-22-28-48-70 35-6 68-21 68-66 0-54-57-73-103-73-40 0-80 0-121 0-6 0-13 0-13 7 0 6 8 6 11 6 22 0 23 4 23 22 0 64 0 129 0 193 0 19-1 22-23 22-3 0-11 0-11 7 0 6 7 6 13 6 35 0 71 0 106 0 8 0 13 0 13-6 0-7-7-7-11-7-22 0-23-3-23-22 0-28 0-56 0-85zM172 124c11-14 12-35 12-51 0-19-2-40-15-55 16 3 54 15 54 55 0 24-11 44-51 51zM98 34c0-8 0-21 23-21 33 0 50 15 50 60 0 49-13 57-73 57 0-32 0-64 0-96zM45 250c3-7 3-18 3-21 0-64 0-129 0-194 0-4 0-14-3-22 14 0 30 0 44 0-5 7-5 15-5 20 0 65 0 131 0 196 0 3 0 14 3 21-14 0-28 0-42 0zM128 143c2 0 3-1 6-1 7 0 15 0 21-1 6 9 47 77 79 109-12 0-25 0-37 0-23-35-46-72-69-107z"><text:p/></draw:path><draw:path draw:style-name="gr3" draw:text-style-name="P5" svg:width="0.1346in" svg:height="0.0787in" svg:x="1.102in" svg:y="0.0362in" svg:viewBox="0 0 343 201" svg:d="M301 109c-22 15-31 32-35 36-17 27-20 51-20 52 0 4 5 4 8 4 7 0 7-1 8-7 9-38 32-71 76-88 4-1 5-4 5-6 0-3-2-3-3-3-17-7-64-27-78-91-1-5-1-6-8-6-3 0-8 0-8 4 0 2 4 26 19 51 9 12 20 25 36 37-95 0-191 0-287 0-7 0-14-1-14 8 0 8 7 9 14 9 96 0 192 0 287 0z"><text:p/></draw:path><draw:path draw:style-name="gr3" draw:text-style-name="P5" svg:width="0.1043in" svg:height="0.1031in" svg:x="1.2902in" svg:y="0.0098in" svg:viewBox="0 0 266 263" svg:d="M98 143c4 0 10 0 14 0 19 30 39 60 57 88 5 7 14 22 18 28 3 4 4 4 13 4 18 0 35 0 53 0 8 0 13 0 13-6 0-4-2-6-5-7-15-3-34-29-43-41-3-3-22-28-49-70 36-6 69-21 69-66 0-54-58-73-103-73-40 0-81 0-122 0-6 0-13 0-13 7 0 6 8 6 11 6 22 0 24 4 24 22 0 64 0 129 0 193 0 19-2 22-24 22-3 0-11 0-11 7 0 6 7 6 13 6 35 0 72 0 107 0 7 0 12 0 12-6 0-7-7-7-11-7-22 0-23-3-23-22 0-28 0-56 0-85zM173 124c11-14 12-35 12-51 0-19-2-40-16-55 17 3 54 15 54 55 0 24-11 44-50 51zM98 34c0-8 0-21 24-21 33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/draw:g><text:s/>בדומה לנימוק הקודם. </text:p>
        <text:h text:style-name="Heading_20_3" text:outline-level="3">סעיף (ח)</text:h>
        <text:p text:style-name="P3"><text:span text:style-name="T2">נתון: </text:span><draw:g text:anchor-type="as-char" svg:y="-0.1134in" draw:z-index="7" draw:name="Shape35" draw:style-name="gr1"><svg:title>TexMaths</svg:title><svg:desc>11§display§f_8 = \lambda X \in \powerset(\N). \{ f \in |n \tp \N \colon f[X] = \{0\} \}§svg§600§FALSE§</svg:desc><draw:path draw:style-name="gr2" draw:text-style-name="P4" svg:width="2.6469in" svg:height="0.1358in" svg:x="0.0004in" svg:y="0.0071in" svg:viewBox="0 0 6724 346" svg:d="M3362 346c-1121 0-2241 0-3362 0 0-116 0-230 0-346 2241 0 4483 0 6724 0 0 116 0 230 0 346-1120 0-2241 0-3362 0z"><text:p/></draw:path><draw:path draw:style-name="gr3" draw:text-style-name="P5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5" svg:width="0.0484in" svg:height="0.0724in" svg:x="0.0732in" svg:y="0.0661in" svg:viewBox="0 0 124 185" svg:d="M81 81c21-9 34-23 34-41 0-26-27-40-53-40-30 0-54 19-54 45 0 12 6 22 11 28 4 5 6 6 23 15-16 7-42 21-42 50s31 47 62 47c34 0 62-22 62-52 0-17-11-33-26-42-3-2-13-7-17-10zM37 56c-7-4-15-11-15-22 0-16 20-26 40-26s39 13 39 32c0 24-19 24-28 36-2 0-2 0-4-1-11-7-21-12-32-19zM51 94c12 6 24 13 36 21 8 4 21 12 21 28 0 20-22 33-46 33-25 0-47-16-47-38 0-20 16-36 36-44z"><text:p/></draw:path><draw:path draw:style-name="gr3" draw:text-style-name="P5" svg:width="0.1008in" svg:height="0.0354in" svg:x="0.186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48in" svg:height="0.1067in" svg:x="0.3465in" svg:y="0.0071in" svg:viewBox="0 0 191 272" svg:d="M118 155c15 41 34 98 40 107s10 9 20 9c3 0 6 0 9 0 4 0 4-1 4-3s-1-3-2-5c-3-4-5-10-9-17-26-73-51-146-78-218-9-24-29-28-47-28-2 0-8 0-8 4 0 3 4 4 5 4 12 2 15 4 24 31 12 35 25 70 37 105-35 35-71 70-106 105-5 4-7 6-7 12 0 7 5 11 12 11 6 0 9-4 12-9 31-36 63-71 94-108z"><text:p/></draw:path><draw:path draw:style-name="gr3" draw:text-style-name="P5" svg:width="0.1252in" svg:height="0.1028in" svg:x="0.4311in" svg:y="0.0098in" svg:viewBox="0 0 319 262" svg:d="M177 105c-11-27-22-52-33-77-1-4-1-4-1-5 0-2 7-10 22-11 4-1 8-1 8-8 0-4-5-4-6-4-15 0-32 1-48 1-10 0-34-1-43-1-3 0-8 0-8 8 0 4 5 4 9 4 23 0 25 3 30 12 15 37 29 72 45 108-28 29-54 57-82 86-2 2-3 3-5 4-19 21-36 27-56 28-6 1-9 1-9 8 0 1 0 4 5 4 11 0 25-1 37-1 14 0 28 1 43 1 2 0 6 0 6-8 0-3-3-4-4-4-3 0-16-1-16-12 0-6 6-12 10-17 14-13 27-27 40-40 12-14 23-27 35-39 13 31 25 62 39 91 2 5 2 5 2 6 0 3-7 10-22 11-5 1-8 1-8 8 0 4 5 4 6 4 11 0 38-1 48-1s34 1 43 1c3 0 8 0 8-8 0-4-4-4-7-4-26 0-27-1-33-17-15-35-42-94-51-117 27-28 68-74 80-85 11-9 26-18 49-19 5-1 9-1 9-8 0-1 0-4-6-4-12 0-24 1-36 1-14 0-28-1-43-1-2 0-7 0-7 8 0 2 2 3 5 4 3 0 15 1 15 11 0 6-4 11-7 14-21 22-42 44-63 68z"><text:p/></draw:path><draw:path draw:style-name="gr3" draw:text-style-name="P5" svg:width="0.076in" svg:height="0.087in" svg:x="0.6201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5" svg:width="0.1079in" svg:height="0.1106in" svg:x="0.7543in" svg:y="0.0098in" svg:viewBox="0 0 275 282" svg:d="M126 0c-53 0-95 26-112 44-13 15-14 26-14 28s2 3 4 3c6 0 15-6 18-8 9-5 10-8 12-15 6-16 15-29 65-31-8 87-31 172-63 251-2 5-1 4-2 7 0 1 1 3 3 3 7 0 26-9 30-19 20-47 52-135 63-242 6 0 13 0 20 0 47 0 92 18 92 57 0 29-28 83-102 85-8 0-12 0-23 8-7 4-10 8-10 11 0 2 2 2 6 2 71 0 162-60 162-123 0-44-52-61-97-61-17 0-34 0-52 0z"><text:p/></draw:path><draw:path draw:style-name="gr3" draw:text-style-name="P5" svg:width="0.0346in" svg:height="0.1512in" svg:x="0.8846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5" svg:width="0.1024in" svg:height="0.1063in" svg:x="0.9327in" svg:y="0.0098in" svg:viewBox="0 0 261 271" svg:d="M33 35c0 63 0 126 0 187 0 20-3 28-23 28-3 0-10 0-10 7 0 6 5 6 12 6 20 0 41 0 61 0 6 0 13 0 13-6 0-7-7-7-12-7-21 0-25-9-25-29 0-58 0-118 0-176 57 74 112 148 168 220 3 5 5 6 7 6 7 0 7-7 7-13 0-72 0-145 0-217 0-21 3-27 21-28 2 0 9 0 9-6 0-7-6-7-12-7-19 0-38 0-57 0-7 0-13 0-13 7 0 6 7 6 11 6 21 1 24 9 24 29 0 39 0 80 0 121-38-53-78-105-116-157-3-6-5-6-13-6-23 0-45 0-69 0-6 0-12 0-12 7 0 6 6 6 8 6 11 1 18 8 22 12-1 4-1 5-1 10zM218 243c-56-72-112-146-169-220-4-5-4-5-8-10 15 0 30 0 46 0 44 59 87 117 131 176 0 18 0 37 0 54z"><text:p/></draw:path><draw:path draw:style-name="gr3" draw:text-style-name="P5" svg:width="0.0346in" svg:height="0.1512in" svg:x="1.047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161in" svg:height="0.0157in" svg:x="1.1106in" svg:y="0.0972in" svg:viewBox="0 0 42 41" svg:d="M42 21c0-12-10-21-21-21s-21 9-21 21c0 11 10 20 21 20s21-9 21-20z"><text:p/></draw:path><draw:path draw:style-name="gr3" draw:text-style-name="P5" svg:width="0.0535in" svg:height="0.1512in" svg:x="1.1508in" svg:y="0in" svg:viewBox="0 0 137 385" svg:d="M81 52c0-16 10-41 53-43 2 0 3-2 3-5 0-4-3-4-7-4-39 0-74 20-74 48 0 29 0 59 0 89 0 15 0 27-15 39s-29 12-38 13c-1 0-3 1-3 4 0 4 2 4 7 4 25 2 44 14 48 34 1 4 1 5 1 19 0 25 0 51 0 76 0 16 0 29 19 43 14 12 40 16 55 16 4 0 7 0 7-4s-2-4-6-4c-24-2-43-15-49-33-1-5-1-5-1-19 0-27 0-54 0-82 0-17-3-24-15-35-8-8-19-12-30-15 32-9 45-27 45-49 0-31 0-61 0-92z"><text:p/></draw:path><draw:path draw:style-name="gr3" draw:text-style-name="P5" svg:width="0.076in" svg:height="0.1374in" svg:x="1.224in" svg:y="0.0067in" svg:viewBox="0 0 194 350" svg:d="M122 118c11 0 22 0 33 0 8 0 11 0 11-8 0-4-3-4-10-4-11 0-21 0-32 0 2-16 6-30 8-44 1-8 7-36 9-40 4-8 11-13 18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3" draw:text-style-name="P5" svg:width="0.076in" svg:height="0.087in" svg:x="1.3614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5" svg:width="0.0055in" svg:height="0.1512in" svg:x="1.5106in" svg:y="0in" svg:viewBox="0 0 15 385" svg:d="M15 14c0-6 0-14-7-14-8 0-8 8-8 14 0 119 0 238 0 357 0 7 0 14 8 14 7 0 7-7 7-14 0-119 0-238 0-357z"><text:p/></draw:path><draw:path draw:style-name="gr3" draw:text-style-name="P5" svg:width="0.0819in" svg:height="0.0685in" svg:x="1.5394in" svg:y="0.0453in" svg:viewBox="0 0 209 175" svg:d="M23 148c-2 6-4 15-4 17 0 7 5 10 12 10 4 0 11-3 14-11 0-1 4-19 7-29 3-12 5-23 8-34 3-9 5-17 7-26 1-7 4-18 6-19 5-12 25-47 62-47 18 0 21 14 21 26 0 24-19 74-25 91-3 8-5 13-5 17 0 19 15 32 32 32 37 0 51-56 51-59 0-4-3-4-4-4-4 0-4 1-6 7-8 26-21 47-40 47-6 0-9-3-9-12 0-10 4-19 7-27 7-21 23-63 23-85 0-27-16-42-44-42-35 0-54 25-60 34-2-22-18-34-35-34-18 0-26 15-30 22-6 13-11 36-11 37 0 5 3 5 4 5 5 0 5-1 7-9 7-27 14-46 29-46 7 0 12 4 12 17 0 8-3 13-7 32-8 30-14 60-22 90z"><text:p/></draw:path><draw:path draw:style-name="gr3" draw:text-style-name="P5" svg:width="0.1028in" svg:height="0.1063in" svg:x="1.6299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9 243c-56-72-112-146-168-220-5-5-5-5-9-10 15 0 31 0 46 0 44 59 87 117 131 176 0 18 0 37 0 54z"><text:p/></draw:path><draw:path draw:style-name="gr3" draw:text-style-name="P5" svg:width="0.0157in" svg:height="0.065in" svg:x="1.7661in" svg:y="0.048in" svg:viewBox="0 0 41 166" svg:d="M41 21c0-12-10-21-21-21s-20 9-20 21c0 11 9 20 20 20s21-9 21-20zM41 146c0-12-10-20-21-20s-20 8-20 20c0 11 9 20 20 20s21-9 21-20z"><text:p/></draw:path><draw:path draw:style-name="gr3" draw:text-style-name="P5" svg:width="0.0752in" svg:height="0.1374in" svg:x="1.8543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5" svg:width="0.0205in" svg:height="0.1512in" svg:x="1.9551in" svg:y="0in" svg:viewBox="0 0 53 385" svg:d="M53 385c0-5 0-10 0-15-12 0-26 0-38 0 0-118 0-237 0-355 12 0 26 0 38 0 0-5 0-9 0-15-18 0-35 0-53 0 0 129 0 257 0 385 18 0 35 0 53 0z"><text:p/></draw:path><draw:path draw:style-name="gr3" draw:text-style-name="P5" svg:width="0.1252in" svg:height="0.1028in" svg:x="1.9831in" svg:y="0.0098in" svg:viewBox="0 0 319 262" svg:d="M177 105c-11-27-21-52-32-77-1-4-1-4-2-5 0-2 7-10 23-11 3-1 8-1 8-8 0-4-6-4-7-4-15 0-32 1-48 1-10 0-34-1-43-1-2 0-8 0-8 8 0 4 5 4 9 4 24 0 26 3 30 12 15 37 29 72 45 108-28 29-54 57-82 86-1 2-3 3-4 4-20 21-37 27-57 28-6 1-9 1-9 8 0 1 0 4 5 4 11 0 25-1 37-1 14 0 28 1 43 1 2 0 6 0 6-8 0-3-3-4-4-4-3 0-16-1-16-12 0-6 6-12 11-17 14-13 26-27 39-40 12-14 23-27 35-39 13 31 27 62 40 91 1 5 1 5 1 6 0 3-7 10-22 11-5 1-8 1-8 8 0 4 5 4 6 4 11 0 38-1 49-1 9 0 33 1 43 1 2 0 7 0 7-8 0-4-4-4-7-4-26 0-26-1-33-17-15-35-42-94-51-117 27-28 68-74 80-85 12-9 26-18 49-19 6-1 9-1 9-8 0-1 0-4-6-4-11 0-24 1-36 1-14 0-28-1-43-1-2 0-7 0-7 8 0 2 2 3 5 4 3 0 15 1 15 11 0 6-4 11-7 14-21 22-42 44-63 68z"><text:p/></draw:path><draw:path draw:style-name="gr3" draw:text-style-name="P5" svg:width="0.0205in" svg:height="0.1512in" svg:x="2.1205in" svg:y="0in" svg:viewBox="0 0 53 385" svg:d="M53 0c-18 0-35 0-53 0 0 6 0 10 0 15 12 0 25 0 37 0 0 118 0 237 0 355-12 0-25 0-37 0 0 5 0 10 0 15 18 0 35 0 53 0 0-128 0-256 0-385z"><text:p/></draw:path><draw:path draw:style-name="gr3" draw:text-style-name="P5" svg:width="0.1008in" svg:height="0.0354in" svg:x="2.210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35in" svg:height="0.1512in" svg:x="2.3732in" svg:y="0in" svg:viewBox="0 0 137 385" svg:d="M81 52c0-16 10-41 52-43 2 0 4-2 4-5 0-4-3-4-7-4-39 0-74 20-75 48 0 29 0 59 0 89 0 15 0 27-15 39-14 12-28 12-37 13-2 0-3 1-3 4 0 4 2 4 5 4 27 2 46 14 49 34 1 4 1 5 1 19 0 25 0 51 0 76 0 16 0 29 19 43 15 12 40 16 56 16 4 0 7 0 7-4s-2-4-6-4c-24-2-43-15-49-33-1-5-1-5-1-19 0-27 0-54 0-82 0-17-3-24-15-35-8-8-20-12-30-15 31-9 45-27 45-49 0-31 0-61 0-92z"><text:p/></draw:path><draw:path draw:style-name="gr3" draw:text-style-name="P5" svg:width="0.0638in" svg:height="0.1035in" svg:x="2.4445in" svg:y="0.013in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3" draw:text-style-name="P5" svg:width="0.0535in" svg:height="0.1512in" svg:x="2.5252in" svg:y="0in" svg:viewBox="0 0 137 385" svg:d="M56 334c0 15-10 40-53 43-1 0-3 2-3 4 0 4 4 4 8 4 37 0 73-18 73-48 0-29 0-58 0-88 0-16 0-28 17-40 13-11 27-11 36-12 2 0 3-1 3-4 0-4-2-4-6-4-25-2-44-15-47-35-3-3-3-4-3-19 0-25 0-50 0-76 0-16 0-28-17-42-16-13-43-17-56-17-4 0-8 0-8 4 0 5 2 5 7 5 24 1 42 14 48 33 1 4 1 4 1 19 0 26 0 54 0 81 0 18 3 24 15 36 8 8 20 12 30 15-31 10-45 26-45 48 0 31 0 62 0 93z"><text:p/></draw:path><draw:path draw:style-name="gr3" draw:text-style-name="P5" svg:width="0.0535in" svg:height="0.1512in" svg:x="2.6016in" svg:y="0in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/draw:g></text:p>
        <text:p text:style-name="P3"><text:span text:style-name="T2">תחום: </text:span><draw:g text:anchor-type="as-char" svg:y="-0.1134in" draw:z-index="15" draw:name="Shape36" draw:style-name="gr1"><svg:title>TexMaths</svg:title><svg:desc>11§display§dom(f_8) = \powerset(\N)§svg§600§FALSE§</svg:desc><draw:path draw:style-name="gr2" draw:text-style-name="P4" svg:width="1.0657in" svg:height="0.1358in" svg:x="0.0024in" svg:y="0.0071in" svg:viewBox="0 0 2708 346" svg:d="M1354 346c-452 0-903 0-1354 0 0-116 0-230 0-346 902 0 1805 0 2708 0 0 116 0 230 0 346-451 0-903 0-1354 0z"><text:p/></draw:path><draw:path draw:style-name="gr3" draw:text-style-name="P5" svg:width="0.072in" svg:height="0.1063in" svg:x="0.0004in" svg:y="0.0071in" svg:viewBox="0 0 184 271" svg:d="M184 4c0-1 0-4-5-4s-43 3-49 4c-3 0-6 3-6 7 0 6 5 6 10 6 19 0 19 2 19 6 0 2-1 6-1 8-8 31-16 60-23 91-7-14-18-25-35-25-46 0-94 57-94 112 0 37 22 62 52 62 7 0 27-1 50-29 3 16 17 29 36 29 13 0 22-9 28-21 7-14 11-38 11-39 0-3-3-3-4-3-5 0-5 1-6 7-6 25-13 47-29 47-10 0-11-10-11-18s0-12 2-18c18-74 36-148 55-222zM103 220c-1 8-1 8-7 15-17 22-32 27-43 27-20 0-25-21-25-36 0-18 12-65 22-83 11-23 28-37 44-37 25 0 30 32 30 34s-1 4-1 6c-6 25-13 50-20 74z"><text:p/></draw:path><draw:path draw:style-name="gr3" draw:text-style-name="P5" svg:width="0.065in" svg:height="0.0685in" svg:x="0.0795in" svg:y="0.0453in" svg:viewBox="0 0 166 175" svg:d="M166 65c0-40-27-65-61-65-52 0-105 55-105 110 0 38 26 65 63 65 50 0 103-53 103-110zM63 166c-17 0-34-12-34-42 0-18 11-60 23-80 18-30 40-35 51-35 24 0 35 19 35 42 0 14-8 55-22 80-15 22-36 35-53 35z"><text:p/></draw:path><draw:path draw:style-name="gr3" draw:text-style-name="P5" svg:width="0.1244in" svg:height="0.0685in" svg:x="0.1516in" svg:y="0.0453in" svg:viewBox="0 0 317 175" svg:d="M23 148c-1 6-3 15-3 17 0 7 5 10 11 10 4 0 12-3 14-11 1-1 6-19 8-29 3-12 5-23 9-34 2-9 4-17 6-26 1-7 5-18 5-19 5-12 26-47 62-47 18 0 21 14 21 26 0 10-2 21-5 33-4 15-8 29-11 44-2 10-6 20-8 30-1 8-4 21-4 23 0 7 5 10 11 10 12 0 14-10 17-22 6-22 20-78 23-92 1-6 21-52 64-52 17 0 21 13 21 26 0 22-16 66-24 87-3 9-6 13-6 21 0 19 15 32 32 32 37 0 51-56 51-59 0-4-3-4-5-4-4 0-4 1-5 7-7 20-19 47-40 47-6 0-10-3-10-12 0-10 5-19 8-27 7-20 23-63 23-85 0-25-15-42-44-42s-48 18-62 37c-2-4-3-17-14-27-8-8-22-10-32-10-34 0-52 25-59 34-2-22-19-34-36-34-18 0-24 15-29 22-6 13-12 36-12 37 0 5 4 5 6 5 3 0 4-1 6-9 7-27 14-46 28-46 6 0 12 3 12 17 0 8-1 13-6 32-7 30-15 60-23 90z"><text:p/></draw:path><draw:path draw:style-name="gr3" draw:text-style-name="P5" svg:width="0.035in" svg:height="0.1512in" svg:x="0.2961in" svg:y="0in" svg:viewBox="0 0 90 385" svg:d="M90 381c0-1 0-1-6-8-49-49-61-122-61-179 0-68 14-136 62-183 5-5 5-5 5-7 0-3-1-4-4-4s-39 26-61 76c-19 42-25 85-25 118 0 28 4 75 26 119 24 47 57 72 60 72s4-1 4-4z"><text:p/></draw:path><draw:path draw:style-name="gr3" draw:text-style-name="P5" svg:width="0.0756in" svg:height="0.1374in" svg:x="0.3484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3-37 13-25 22-71 22-74 8-40 15-80 23-121z"><text:p/></draw:path><draw:path draw:style-name="gr3" draw:text-style-name="P5" svg:width="0.0484in" svg:height="0.0724in" svg:x="0.4205in" svg:y="0.0661in" svg:viewBox="0 0 124 185" svg:d="M81 81c21-9 35-23 35-41 0-26-28-40-54-40-30 0-54 19-54 45 0 12 6 22 11 28 4 5 6 6 23 15-16 7-42 21-42 50s31 47 62 47c34 0 62-22 62-52 0-17-11-33-26-42-3-2-13-7-17-10zM36 56c-6-4-14-11-14-22 0-16 20-26 40-26 21 0 39 13 39 32 0 24-18 24-28 36-1 0-1 0-4-1-11-7-22-12-33-19zM51 94c12 6 24 13 36 21 8 4 21 12 21 28 0 20-23 33-46 33-25 0-47-16-47-38 0-20 16-36 36-44z"><text:p/></draw:path><draw:path draw:style-name="gr3" draw:text-style-name="P5" svg:width="0.0346in" svg:height="0.1512in" svg:x="0.4917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5" svg:width="0.1004in" svg:height="0.0354in" svg:x="0.592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1079in" svg:height="0.1106in" svg:x="0.7476in" svg:y="0.0098in" svg:viewBox="0 0 275 282" svg:d="M127 0c-55 0-96 26-112 44-14 15-15 26-15 28s2 3 4 3c6 0 15-6 18-8 9-5 10-8 12-15 6-16 16-29 65-31-8 87-31 172-63 251-2 5-1 4-2 7 0 1 1 3 3 3 7 0 26-9 30-19 20-47 52-135 63-242 6 0 13 0 20 0 47 0 92 18 92 57 0 29-27 83-102 85-8 0-12 0-23 8-7 4-10 8-10 11 0 2 2 2 6 2 71 0 162-60 162-123 0-44-52-61-97-61-17 0-34 0-51 0z"><text:p/></draw:path><draw:path draw:style-name="gr3" draw:text-style-name="P5" svg:width="0.0346in" svg:height="0.1512in" svg:x="0.878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5" svg:width="0.1028in" svg:height="0.1063in" svg:x="0.9256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2 6 21 1 25 9 25 29 0 39 0 80 0 121-39-53-78-105-117-157-4-6-5-6-14-6-22 0-45 0-67 0-7 0-12 0-12 7 0 6 5 6 7 6 10 1 18 8 22 12-1 4-1 5-1 10zM218 243c-56-72-111-146-167-220-5-5-5-5-9-10 15 0 31 0 46 0 43 59 87 117 130 176 0 18 0 37 0 54z"><text:p/></draw:path><draw:path draw:style-name="gr3" draw:text-style-name="P5" svg:width="0.035in" svg:height="0.1512in" svg:x="1.0406in" svg:y="0in" svg:viewBox="0 0 90 385" svg:d="M90 194c0-31-4-77-25-121-23-48-57-73-61-73-2 0-4 2-4 4s0 2 8 9c37 38 59 99 59 181 0 64-14 132-61 180-6 6-6 6-6 7 0 2 2 4 4 4 4 0 39-26 62-76 20-41 24-84 24-115z"><text:p/></draw:path></draw:g><text:s/><text:span text:style-name="T1">[המשך בעמודה הבאה]</text:span></text:p>
        <text:p text:style-name="P10"><text:span text:style-name="T2">טווח: </text:span><draw:g text:anchor-type="as-char" svg:y="-0.1134in" draw:z-index="38" draw:name="Shape37" draw:style-name="gr1"><svg:title>TexMaths</svg:title><svg:desc>11§display§range(f_8) = \powerset(\N \to \N)§svg§600§FALSE§</svg:desc><draw:path draw:style-name="gr2" draw:text-style-name="P4" svg:width="1.5197in" svg:height="0.1358in" svg:x="0.0039in" svg:y="0.0071in" svg:viewBox="0 0 3861 346" svg:d="M1931 346c-644 0-1287 0-1931 0 0-116 0-230 0-346 1287 0 2574 0 3861 0 0 116 0 230 0 346-644 0-1287 0-1930 0z"><text:p/></draw:path><draw:path draw:style-name="gr3" draw:text-style-name="P5" svg:width="0.0614in" svg:height="0.0685in" svg:x="0.0004in" svg:y="0.0453in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3-1 6-9 7-27 14-46 28-46 6 0 12 3 12 17 0 8-1 13-6 32-7 30-15 60-23 90z"><text:p/></draw:path><draw:path draw:style-name="gr3" draw:text-style-name="P5" svg:width="0.0689in" svg:height="0.0685in" svg:x="0.0756in" svg:y="0.0453in" svg:viewBox="0 0 176 175" svg:d="M129 25c-8-14-19-25-37-25-45 0-92 57-92 113 0 37 21 62 51 62 7 0 27-1 50-29 4 16 17 29 35 29 14 0 22-9 29-21 7-14 11-37 11-38 0-4-3-4-4-4-4 0-5 1-6 7-6 25-13 47-28 47-11 0-13-10-13-17 0-9 2-11 6-29 4-17 4-20 8-34 4-18 10-36 14-54 2-11 2-12 2-13 0-7-4-11-11-11-9 0-14 9-15 17zM103 124c-2 8-2 8-7 15-18 22-33 27-44 27-20 0-24-21-24-36 0-19 12-66 20-84 13-23 30-37 46-37 24 0 29 32 29 34s0 4-1 7c-6 24-12 49-19 74z"><text:p/></draw:path><draw:path draw:style-name="gr3" draw:text-style-name="P5" svg:width="0.0823in" svg:height="0.0685in" svg:x="0.1539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6-42-34 0-52 25-59 34-2-22-19-34-36-34-18 0-26 15-29 22-6 13-12 36-12 37 0 5 4 5 6 5 3 0 3-1 6-9 7-27 14-46 28-46 7 0 12 4 12 17 0 8-1 13-6 32-7 30-15 60-23 90z"><text:p/></draw:path><draw:path draw:style-name="gr3" draw:text-style-name="P5" svg:width="0.0697in" svg:height="0.0976in" svg:x="0.2429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5" svg:width="0.0583in" svg:height="0.0685in" svg:x="0.3256in" svg:y="0.0453in" svg:viewBox="0 0 149 175" svg:d="M55 81c11 0 40-1 59-8 27-11 29-34 29-40 0-16-14-33-41-33-43 0-102 37-102 106 0 38 23 69 62 69 55 0 87-41 87-45 0-2-3-6-5-6s-2 2-4 5c-31 37-73 37-78 37-30 0-33-32-33-44 0-5 0-16 5-41 7 0 14 0 21 0zM36 73c16-59 55-64 66-64 18 0 29 11 29 24 0 40-63 40-78 40-6 0-11 0-17 0z"><text:p/></draw:path><draw:path draw:style-name="gr3" draw:text-style-name="P5" svg:width="0.0346in" svg:height="0.1512in" svg:x="0.4051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5" svg:width="0.0756in" svg:height="0.1374in" svg:x="0.4571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484in" svg:height="0.0724in" svg:x="0.5295in" svg:y="0.0661in" svg:viewBox="0 0 124 185" svg:d="M81 81c21-9 35-23 35-41 0-26-27-40-53-40-30 0-55 19-55 45 0 12 6 22 11 28 5 5 6 6 23 15-16 7-42 21-42 50s31 47 62 47c34 0 62-22 62-52 0-17-11-33-26-42-3-2-13-7-17-10zM37 56c-7-4-15-11-15-22 0-16 20-26 40-26 21 0 39 13 39 32 0 24-27 36-28 36-1-1-1 0-3-1-11-7-22-12-33-19zM51 94c12 6 25 13 37 21 7 4 20 12 20 28 0 20-22 33-45 33-26 0-46-16-46-38 0-20 14-36 34-44z"><text:p/></draw:path><draw:path draw:style-name="gr3" draw:text-style-name="P5" svg:width="0.035in" svg:height="0.1512in" svg:x="0.6004in" svg:y="0in" svg:viewBox="0 0 90 385" svg:d="M90 193c0-30-4-76-25-120-24-48-57-73-61-73-2 0-4 2-4 4s0 2 8 9c37 38 59 99 59 180 0 65-14 133-61 181-6 6-6 6-6 7 0 2 2 4 4 4 4 0 39-26 62-76 19-41 24-84 24-116z"><text:p/></draw:path><draw:path draw:style-name="gr3" draw:text-style-name="P5" svg:width="0.1008in" svg:height="0.0354in" svg:x="0.70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1079in" svg:height="0.1106in" svg:x="0.8567in" svg:y="0.0098in" svg:viewBox="0 0 275 282" svg:d="M127 0c-55 0-97 26-113 44-13 15-14 26-14 28s1 3 3 3c7 0 16-6 19-8 8-5 9-8 11-15 6-16 17-29 65-31-7 87-30 172-63 251-2 5-1 4-2 7 0 1 1 3 4 3 6 0 25-9 29-19 20-47 52-135 64-242 6 0 13 0 20 0 47 0 92 18 92 57 0 29-27 83-103 85-8 0-12 0-23 8-7 4-10 8-10 11 0 2 2 2 7 2 71 0 162-60 162-123 0-44-53-61-97-61-17 0-34 0-51 0z"><text:p/></draw:path><draw:path draw:style-name="gr3" draw:text-style-name="P5" svg:width="0.035in" svg:height="0.1512in" svg:x="0.987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5" svg:width="0.1028in" svg:height="0.1063in" svg:x="1.035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" draw:text-style-name="P5" svg:width="0.1346in" svg:height="0.0787in" svg:x="1.1917in" svg:y="0.0362in" svg:viewBox="0 0 343 201" svg:d="M301 109c-22 15-31 32-35 36-17 27-21 51-21 52 0 4 6 4 8 4 7 0 8-1 9-7 9-38 32-71 76-88 4-1 5-4 5-6 0-3-2-3-3-3-17-7-64-27-78-91-1-5-2-6-9-6-2 0-8 0-8 4 0 2 4 26 20 51 8 12 19 25 36 37-95 0-191 0-287 0-7 0-14-1-14 8 0 8 7 9 14 9 96 0 192 0 287 0z"><text:p/></draw:path><draw:path draw:style-name="gr3" draw:text-style-name="P5" svg:width="0.1028in" svg:height="0.1063in" svg:x="1.3815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8-105-117-157-4-6-5-6-14-6-22 0-45 0-67 0-7 0-14 0-14 7 0 6 7 6 9 6 10 1 18 8 22 12-1 4-1 5-1 10zM218 243c-56-72-111-146-167-220-5-5-5-5-9-10 15 0 31 0 46 0 43 59 87 117 130 176 0 18 0 37 0 54z"><text:p/></draw:path><draw:path draw:style-name="gr3" draw:text-style-name="P5" svg:width="0.035in" svg:height="0.1512in" svg:x="1.4961in" svg:y="0in" svg:viewBox="0 0 90 385" svg:d="M90 193c0-30-4-76-25-120-23-48-57-73-61-73-2 0-4 2-4 4s0 2 8 9c37 38 59 99 59 180 0 65-14 133-61 181-6 6-6 6-6 7 0 2 2 4 4 4 4 0 39-26 62-76 20-41 24-84 24-116z"><text:p/></draw:path></draw:g><text:s/>כי אנחנו לוקחים קבוצה של פונקציות מ־<draw:g text:anchor-type="as-char" svg:y="-0.1063in" draw:z-index="36" draw:name="Shape38" draw:style-name="gr1"><svg:title>TexMaths</svg:title><svg:desc>11§display§\N§svg§600§FALSE§</svg:desc><draw:path draw:style-name="gr2" draw:text-style-name="P4" svg:width="0.0906in" svg:height="0.0906in" svg:x="0.0043in" svg:y="0.0071in" svg:viewBox="0 0 231 231" svg:d="M116 231c-39 0-77 0-116 0 0-77 0-154 0-231 77 0 154 0 231 0 0 77 0 154 0 231-39 0-77 0-115 0z"><text:p/></draw:path><draw:path draw:style-name="gr3" draw:text-style-name="P5" svg:width="0.1024in" svg:height="0.1063in" svg:x="0.0004in" svg:y="0.0004in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 ל־<draw:g text:anchor-type="as-char" svg:y="-0.1063in" draw:z-index="37" draw:name="Shape39" draw:style-name="gr1"><svg:title>TexMaths</svg:title><svg:desc>11§display§\N§svg§600§FALSE§</svg:desc><draw:path draw:style-name="gr2" draw:text-style-name="P4" svg:width="0.0906in" svg:height="0.0906in" svg:x="0.0043in" svg:y="0.0071in" svg:viewBox="0 0 231 231" svg:d="M116 231c-39 0-77 0-116 0 0-77 0-154 0-231 77 0 154 0 231 0 0 77 0 154 0 231-39 0-77 0-115 0z"><text:p/></draw:path><draw:path draw:style-name="gr3" draw:text-style-name="P5" svg:width="0.1024in" svg:height="0.1063in" svg:x="0.0004in" svg:y="0.0004in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 ומפרידים ממנה, ולכן כל הפונקציות בה נלקחות מקבוצת החזקה. </text:p>
        <text:h text:style-name="Heading_20_3" text:outline-level="3">סעיף (ט)</text:h>
        <text:p text:style-name="P11"><text:span text:style-name="T3">נתון: </text:span><text:span text:style-name="T4"><draw:g text:anchor-type="as-char" svg:y="-0.1134in" draw:z-index="8" draw:name="Shape40" draw:style-name="gr1"><svg:title>TexMaths</svg:title><svg:desc>11§display§f_9 = \lambda f \in \R \to \N. \lambda n \in \N. \lambda y \in \R. f(n + y)§svg§600§FALSE§</svg:desc><draw:path draw:style-name="gr2" draw:text-style-name="P4" svg:width="2.7705in" svg:height="0.1354in" svg:x="0.024in" svg:y="0.0071in" svg:viewBox="0 0 7038 345" svg:d="M0 0c2346 0 4692 0 7038 0 0 115 0 230 0 345-2346 0-4692 0-7038 0 0-115 0-230 0-345z"><text:p/></draw:path><draw:path draw:style-name="gr3" draw:text-style-name="P5" svg:width="0.0756in" svg:height="0.137in" svg:x="0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5" svg:width="0.0484in" svg:height="0.0724in" svg:x="0.0717in" svg:y="0.0661in" svg:viewBox="0 0 124 185" svg:d="M99 99c0 67-33 77-49 77-7 0-21 0-28-9 11-1 12-10 12-13 0-6-5-12-13-12s-13 6-13 13c0 19 15 30 42 30 38 0 74-36 74-95 0-66-29-90-60-90-9 0-28 2-43 17-10 8-21 19-21 44 0 34 28 59 59 59 22 0 33-14 40-26 0 1 0 3 0 5zM61 112c-10 0-21-3-28-15-7-10-7-22-7-36 0-16 0-27 8-38 7-9 16-15 30-15 13 0 22 9 26 16 7 11 8 30 8 40 0 34-20 48-37 48z"><text:p/></draw:path><draw:path draw:style-name="gr3" draw:text-style-name="P5" svg:width="0.1008in" svg:height="0.035in" svg:x="0.185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48in" svg:height="0.1063in" svg:x="0.3457in" svg:y="0.0071in" svg:viewBox="0 0 191 271" svg:d="M118 154c15 40 34 99 40 108 6 8 10 8 20 8 4 0 6 0 9 0s4-2 4-4c0-1-1-2-2-3-4-4-6-10-9-17-26-73-52-147-79-220-7-22-28-26-47-26-1 0-7 0-7 3 0 4 3 4 4 5 13 2 15 4 25 31 12 34 25 69 37 104-35 35-71 69-106 105-5 4-7 6-7 12s4 11 11 11c6 0 10-5 13-8 31-36 63-73 94-109z"><text:p/></draw:path><draw:path draw:style-name="gr3" draw:text-style-name="P5" svg:width="0.0756in" svg:height="0.137in" svg:x="0.4343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5" svg:width="0.0756in" svg:height="0.087in" svg:x="0.572in" svg:y="0.0307in" svg:viewBox="0 0 193 222" svg:d="M179 120c7 0 14 0 14-8 0-7-7-7-14-7-55 0-109 0-164 0 5-52 50-90 104-90 20 0 41 0 60 0 7 0 14 0 14-7 0-8-7-8-14-8-19 0-40 0-60 0-66 0-119 51-119 112 0 62 53 110 119 110 20 0 41 0 60 0 7 0 14 0 14-7 0-8-7-7-14-7-19 0-40 0-60 0-54 0-99-36-104-88 55 0 109 0 164 0z"><text:p/></draw:path><draw:path draw:style-name="gr3" draw:text-style-name="P5" svg:width="0.1039in" svg:height="0.1031in" svg:x="0.7055in" svg:y="0.0098in" svg:viewBox="0 0 265 263" svg:d="M98 143c4 0 9 0 13 0 20 30 39 58 58 88 5 6 14 21 18 27 2 5 3 5 12 5 18 0 36 0 54 0 7 0 12 0 12-8 0-3-2-5-5-6-15-3-33-29-42-41-3-3-22-27-49-69 35-7 68-21 68-67 0-53-57-72-103-72-40 0-80 0-121 0-6 0-13 0-13 7 0 6 8 6 11 6 22 0 23 2 23 22 0 64 0 128 0 192 0 20-1 22-23 22-3 0-11 0-11 6 0 8 7 8 13 8 35 0 71 0 106 0 8 0 13 0 13-8 0-6-7-6-11-6-22 0-23-3-23-22 0-28 0-56 0-84zM172 123c11-13 12-34 12-50 0-19-2-40-15-55 16 3 54 15 54 54 0 25-11 45-51 51zM98 34c0-8 0-21 23-21 33 0 50 13 50 60 0 49-13 56-73 56 0-32 0-64 0-95zM45 249c3-7 3-18 3-21 0-64 0-129 0-194 0-3 0-14-3-21 14 0 30 0 44 0-5 7-5 15-5 20 0 65 0 130 0 195 0 3 0 14 3 21-14 0-28 0-42 0zM128 143c2-1 4-1 6-1 7 0 15-1 21-2 6 10 47 77 79 109-12 0-25 0-37 0-23-35-46-71-69-106z"><text:p/></draw:path><draw:path draw:style-name="gr3" draw:text-style-name="P5" svg:width="0.1346in" svg:height="0.078in" svg:x="0.8634in" svg:y="0.0362in" svg:viewBox="0 0 343 199" svg:d="M301 108c-20 16-31 32-35 37-17 27-13 33-20 50 0 4 5 4 8 4 7 0 7 0 8-6 10-38 32-70 76-87 4-3 5-4 5-6s-2-4-3-4c-17-7-64-26-78-90-1-5-1-6-8-6-3 0-8 0-8 4 0 2 4 26 20 51 8 12 19 25 35 37-95 0-191 0-287 0-6 0-14 0-14 8s8 8 14 8c96 0 192 0 287 0z"><text:p/></draw:path><draw:path draw:style-name="gr3" draw:text-style-name="P5" svg:width="0.1028in" svg:height="0.1059in" svg:x="1.0535in" svg:y="0.0098in" svg:viewBox="0 0 262 270" svg:d="M33 34c0 63 0 126 0 187 0 21-3 28-23 28-3 0-10 1-10 6 0 8 6 8 13 8 20 0 40 0 60 0 6 0 13 0 13-8 0-5-7-6-12-6-21 0-24-8-24-29 0-58 0-117 0-175 56 73 111 147 167 219 3 5 5 6 7 6 7 0 7-6 7-12 0-72 0-145 0-217 0-22 3-28 21-28 3 0 10 0 10-6 0-7-7-7-13-7-19 0-38 0-56 0-8 0-14 0-14 7 0 6 7 6 11 6 22 0 25 8 25 29 0 39 0 79 0 120-39-53-79-105-117-156-3-6-4-6-13-6-23 0-45 0-68 0-7 0-13 0-13 7 0 5 6 6 8 6 11 1 18 8 22 12-1 4-1 4-1 9zM218 243c-56-73-112-147-168-221-5-4-5-5-8-9 15 0 30 0 45 0 44 59 87 117 131 175 0 18 0 37 0 55z"><text:p/></draw:path><draw:path draw:style-name="gr3" draw:text-style-name="P5" svg:width="0.0157in" svg:height="0.0161in" svg:x="1.1728in" svg:y="0.0972in" svg:viewBox="0 0 41 42" svg:d="M41 21c0-11-10-21-21-21-12 0-20 10-20 21s8 21 20 21c11 0 21-10 21-21z"><text:p/></draw:path><draw:path draw:style-name="gr3" draw:text-style-name="P5" svg:width="0.0748in" svg:height="0.1063in" svg:x="1.2098in" svg:y="0.0071in" svg:viewBox="0 0 191 271" svg:d="M118 154c15 40 34 99 40 108 6 8 10 8 20 8 4 0 6 0 9 0s4-2 4-4c0-1-1-2-2-3-3-4-6-10-9-17-26-73-52-147-79-220-7-22-28-26-47-26-1 0-7 0-7 3 0 4 3 4 4 5 13 2 15 4 25 31 12 34 25 69 37 104-35 35-71 69-106 105-5 4-7 6-7 12s4 11 11 11c6 0 10-5 13-8 31-36 63-73 94-109z"><text:p/></draw:path><draw:path draw:style-name="gr3" draw:text-style-name="P5" svg:width="0.0823in" svg:height="0.0681in" svg:x="1.2949in" svg:y="0.0453in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6-27 8-20 25-63 25-85 0-26-17-41-46-41-34 0-52 24-59 33-2-21-19-33-36-33-18 0-26 14-29 22-6 13-12 35-12 37 0 4 4 4 6 4 3 0 3 0 6-9 7-28 14-46 28-46 7 0 12 5 12 18 0 8-1 13-6 32-7 30-15 60-23 90z"><text:p/></draw:path><draw:path draw:style-name="gr3" draw:text-style-name="P5" svg:width="0.076in" svg:height="0.087in" svg:x="1.4366in" svg:y="0.0307in" svg:viewBox="0 0 194 222" svg:d="M179 120c7 0 15 0 15-8 0-7-8-7-15-7-55 0-109 0-164 0 6-52 50-90 104-90 20 0 41 0 60 0 7 0 15 0 15-7 0-8-8-8-15-8-19 0-40 0-60 0-66 0-119 51-119 112 0 62 53 110 119 110 20 0 41 0 60 0 7 0 15 0 15-7 0-8-8-7-15-7-19 0-40 0-60 0-54 0-98-36-104-88 55 0 109 0 164 0z"><text:p/></draw:path><draw:path draw:style-name="gr3" draw:text-style-name="P5" svg:width="0.1028in" svg:height="0.1059in" svg:x="1.5713in" svg:y="0.0098in" svg:viewBox="0 0 262 270" svg:d="M34 34c0 63 0 126 0 187 0 21-3 28-23 28-4 0-11 1-11 6 0 8 7 8 13 8 20 0 41 0 61 0 6 0 12 0 12-8 0-5-6-6-11-6-21 0-24-8-24-29 0-58 0-117 0-175 55 73 111 147 166 219 4 5 5 6 9 6 6 0 6-6 6-12 0-72 0-145 0-217 0-22 3-28 21-28 2 0 9 0 9-6 0-7-6-7-12-7-19 0-39 0-57 0-7 0-14 0-14 7 0 6 8 6 12 6 21 0 25 8 25 29 0 39 0 79 0 120-39-53-78-105-117-156-4-6-5-6-14-6-22 0-45 0-67 0-7 0-12 0-12 7 0 5 5 6 7 6 10 1 18 8 22 12-1 4-1 4-1 9zM219 243c-56-73-112-147-168-221-5-4-5-5-9-9 15 0 31 0 46 0 44 59 87 117 131 175 0 18 0 37 0 55z"><text:p/></draw:path><draw:path draw:style-name="gr3" draw:text-style-name="P5" svg:width="0.0157in" svg:height="0.0161in" svg:x="1.6906in" svg:y="0.0972in" svg:viewBox="0 0 41 42" svg:d="M41 21c0-11-10-21-21-21s-20 10-20 21 9 21 20 21 21-10 21-21z"><text:p/></draw:path><draw:path draw:style-name="gr3" draw:text-style-name="P5" svg:width="0.0748in" svg:height="0.1063in" svg:x="1.728in" svg:y="0.0071in" svg:viewBox="0 0 191 271" svg:d="M117 154c16 40 35 99 40 108 7 8 10 8 21 8 4 0 6 0 9 0s4-2 4-4c0-1-1-2-2-3-4-4-6-10-9-17-26-73-52-147-79-220-7-22-28-26-47-26-2 0-7 0-7 3 0 4 3 4 4 5 13 2 15 4 25 31 12 34 25 69 37 104-35 35-71 69-106 105-5 4-7 6-7 12s4 11 11 11c6 0 10-5 13-8 31-36 62-73 93-109z"><text:p/></draw:path><draw:path draw:style-name="gr3" draw:text-style-name="P5" svg:width="0.0697in" svg:height="0.0972in" svg:x="1.813in" svg:y="0.0453in" svg:viewBox="0 0 178 248" svg:d="M177 23c1-5 1-5 1-9 0-6-5-10-11-10-4 0-10 3-13 8-1 2-4 14-5 21-4 10-6 20-8 31-6 23-12 46-18 69-2 6-18 33-44 33-20 0-24-17-24-32 0-17 7-40 20-75 6-16 8-20 8-28 0-17-13-31-31-31-38 0-52 56-52 59 0 4 3 3 4 4 5 0 5-1 7-7 10-36 26-48 39-48 3 0 9 0 9 13 0 9-3 20-6 26-16 41-22 63-22 82 0 34 24 45 47 45 14 0 28-7 39-17-5 20-10 38-26 58-10 13-24 25-41 25-6 0-24-2-30-16 6 0 11 0 16-5 5-4 8-9 8-16 0-11-10-13-14-13-9 0-21 6-21 25 0 18 16 33 41 33 39 0 79-36 90-77 12-50 25-99 37-148z"><text:p/></draw:path><draw:path draw:style-name="gr3" draw:text-style-name="P5" svg:width="0.0756in" svg:height="0.087in" svg:x="1.9437in" svg:y="0.0307in" svg:viewBox="0 0 193 222" svg:d="M179 120c7 0 14 0 14-8 0-7-7-7-14-7-55 0-109 0-164 0 5-52 50-90 104-90 20 0 41 0 60 0 7 0 14 0 14-7 0-8-7-8-14-8-21 0-40 0-61 0-66 0-118 51-118 112 0 62 52 110 118 110 21 0 40 0 61 0 7 0 14 0 14-7 0-8-7-7-14-7-19 0-40 0-60 0-54 0-99-36-104-88 55 0 109 0 164 0z"><text:p/></draw:path><draw:path draw:style-name="gr3" draw:text-style-name="P5" svg:width="0.1039in" svg:height="0.1031in" svg:x="2.0772in" svg:y="0.0098in" svg:viewBox="0 0 265 263" svg:d="M97 143c4 0 10 0 14 0 20 30 39 58 58 88 4 6 14 21 18 27 2 5 3 5 12 5 18 0 36 0 54 0 7 0 12 0 12-8 0-3-2-5-5-6-15-3-33-29-43-41-2-3-22-27-48-69 35-7 68-21 68-67 0-53-57-72-103-72-40 0-80 0-121 0-6 0-13 0-13 7 0 6 8 6 10 6 22 0 24 2 24 22 0 64 0 128 0 192 0 20-2 22-24 22-2 0-10 0-10 6 0 8 7 8 13 8 35 0 71 0 106 0 6 0 13 0 13-8 0-6-7-6-11-6-22 0-24-3-24-22 0-28 0-56 0-84zM172 123c11-13 12-34 12-50 0-19-2-40-15-55 16 3 54 15 54 54 0 25-12 45-51 51zM97 34c0-8 0-21 24-21 33 0 50 13 50 60 0 49-13 56-74 56 0-32 0-64 0-95zM45 249c2-7 2-18 2-21 0-64 0-129 0-194 0-3 0-14-2-21 14 0 30 0 44 0-5 7-5 15-5 20 0 65 0 130 0 195 0 3 0 14 3 21-14 0-28 0-42 0zM128 143c2-1 3-1 6-1 6 0 15-1 20-2 7 10 48 77 80 109-12 0-25 0-37 0-23-35-46-71-69-106z"><text:p/></draw:path><draw:path draw:style-name="gr3" draw:text-style-name="P5" svg:width="0.0161in" svg:height="0.0161in" svg:x="2.1972in" svg:y="0.0972in" svg:viewBox="0 0 42 42" svg:d="M42 21c0-11-10-21-21-21s-21 10-21 21 10 21 21 21 21-10 21-21z"><text:p/></draw:path><draw:path draw:style-name="gr3" draw:text-style-name="P5" svg:width="0.076in" svg:height="0.137in" svg:x="2.2346in" svg:y="0.0071in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7-22 44-37 12-25 21-71 22-74 8-40 15-81 23-120z"><text:p/></draw:path><draw:path draw:style-name="gr3" draw:text-style-name="P5" svg:width="0.035in" svg:height="0.1508in" svg:x="2.3327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5" svg:width="0.0823in" svg:height="0.0681in" svg:x="2.3811in" svg:y="0.0453in" svg:viewBox="0 0 210 174" svg:d="M23 148c-1 5-3 14-3 16 0 7 5 10 11 10 4 0 12-2 14-10 0-1 6-20 8-29 3-12 5-24 9-35 2-9 4-16 6-25 1-7 5-18 5-20 5-12 26-47 62-47 18 0 21 14 21 27 0 24-18 73-25 91-3 8-3 13-3 17 0 18 13 31 32 31 36 0 50-56 50-59 0-4-3-4-4-4-5 0-5 1-7 7-8 26-20 48-39 48-6 0-9-4-9-13 0-10 3-19 6-27 8-20 25-63 25-85 0-26-17-41-46-41-34 0-52 24-59 33-2-21-19-33-36-33-18 0-26 14-29 22-6 13-12 35-12 37 0 4 4 4 6 4 3 0 3 0 6-9 7-28 14-46 28-46 7 0 12 5 12 18 0 8-1 13-7 32-8 30-14 60-22 90z"><text:p/></draw:path><draw:path draw:style-name="gr3" draw:text-style-name="P5" svg:width="0.1008in" svg:height="0.1008in" svg:x="2.5106in" svg:y="0.0252in" svg:viewBox="0 0 257 257" svg:d="M136 137c37 0 72 0 108 0 6 0 13 0 13-8s-7-8-13-8c-36 0-71 0-108 0 0-36 0-71 0-108 0-5 0-13-7-13-8 0-8 8-8 13 0 37 0 72 0 108-36 0-73 0-109 0-4 0-12 0-12 8s8 8 12 8c36 0 73 0 109 0 0 35 0 71 0 106 0 6 0 14 8 14 7 0 7-8 7-14 0-35 0-71 0-106z"><text:p/></draw:path><draw:path draw:style-name="gr3" draw:text-style-name="P5" svg:width="0.0697in" svg:height="0.0972in" svg:x="2.6587in" svg:y="0.0453in" svg:viewBox="0 0 178 248" svg:d="M176 23c2-5 2-5 2-9 0-6-5-10-11-10-4 0-11 3-14 8 0 2-3 14-6 21-2 10-5 20-7 31-6 23-12 46-18 69-1 6-17 33-43 33-20 0-24-17-24-32 0-17 7-40 20-75 6-16 8-20 8-28 0-17-13-31-32-31-37 0-51 56-51 59 0 4 3 4 4 4 4 0 5-1 7-7 10-36 25-48 39-48 3 0 9 0 9 13 0 9-4 20-6 26-16 41-22 63-22 82 0 34 24 45 46 45 15 0 29-7 40-17-6 20-10 38-26 58-10 13-24 25-43 25-5 0-22-2-28-16 5 0 11 0 16-5 4-4 8-9 8-16 0-11-11-13-14-13-9 0-22 6-22 25 0 18 17 33 40 33 41 0 81-36 92-77 12-50 24-99 36-148z"><text:p/></draw:path><draw:path draw:style-name="gr3" draw:text-style-name="P5" svg:width="0.035in" svg:height="0.1508in" svg:x="2.7429in" svg:y="0in" svg:viewBox="0 0 90 384" svg:d="M90 193c0-30-4-77-25-120-23-48-56-73-61-73-2 0-4 1-4 3 0 3 0 3 8 10 38 38 60 99 60 180 0 65-14 132-62 181-6 5-6 5-6 6 0 3 2 4 4 4 5 0 39-26 62-75 20-43 24-85 24-116z"><text:p/></draw:path></draw:g></text:span></text:p>
        <text:p text:style-name="P3"><text:span text:style-name="T2">תחום: </text:span><draw:g text:anchor-type="as-char" svg:y="-0.1134in" draw:z-index="16" draw:name="Shape41" draw:style-name="gr1"><svg:title>TexMaths</svg:title><svg:desc>11§display§dom(f_9) = \R \to \N = \powerset(\R \times \N)§svg§600§FALSE§</svg:desc><draw:path draw:style-name="gr2" draw:text-style-name="P4" svg:width="2.0209in" svg:height="0.1354in" svg:x="0.0024in" svg:y="0.0071in" svg:viewBox="0 0 5134 345" svg:d="M0 0c1712 0 3422 0 5134 0 0 115 0 230 0 345-1712 0-3422 0-5134 0 0-115 0-230 0-345z"><text:p/></draw:path><draw:path draw:style-name="gr3" draw:text-style-name="P5" svg:width="0.072in" svg:height="0.1059in" svg:x="0.0004in" svg:y="0.0071in" svg:viewBox="0 0 184 270" svg:d="M184 3c-1-1 0-3-5-3-6 0-43 3-49 3-3 1-6 4-6 8s4 4 10 4c18 0 19 4 19 7 0 2-1 6-1 8-8 31-16 60-23 91-7-14-18-24-35-24-46 0-94 56-94 111 0 36 21 62 52 62 7 0 26-1 49-29 4 17 18 29 35 29 15 0 24-9 29-21 7-14 12-38 12-39 0-3-3-3-4-3-5 0-5 1-6 7-6 25-13 48-29 48-10 0-11-10-11-18 0-9 0-12 2-18 18-74 36-149 55-223zM103 220c-2 7-2 8-7 15-17 20-33 27-44 27-19 0-24-22-24-36 0-20 12-66 20-84 13-23 30-37 46-37 25 0 30 32 30 34s-1 4-1 6c-6 26-13 50-20 75z"><text:p/></draw:path><draw:path draw:style-name="gr3" draw:text-style-name="P5" svg:width="0.065in" svg:height="0.0681in" svg:x="0.0795in" svg:y="0.0453in" svg:viewBox="0 0 166 174" svg:d="M166 65c0-40-27-65-63-65-51 0-103 54-103 109 0 39 26 65 62 65 51 0 104-53 104-109zM63 166c-17 0-34-12-34-43 0-18 10-59 23-79 18-30 40-36 51-36 22 0 35 18 35 42 0 15-8 56-22 80-15 23-36 36-53 36z"><text:p/></draw:path><draw:path draw:style-name="gr3" draw:text-style-name="P5" svg:width="0.1244in" svg:height="0.0681in" svg:x="0.1516in" svg:y="0.0453in" svg:viewBox="0 0 317 174" svg:d="M23 148c-1 5-3 14-3 16 0 7 5 10 11 10 4 0 12-2 14-10 0-1 6-20 8-29 3-12 5-24 9-35 2-9 4-16 6-25 1-7 5-18 5-20 5-12 26-47 62-47 18 0 21 14 21 27 0 10-2 21-5 32-4 14-8 30-11 45-2 9-6 19-8 29-1 8-4 21-4 23 0 7 5 10 11 10 12 0 14-9 17-22 6-21 20-77 23-93 1-4 21-51 64-51 17 0 21 13 21 27 0 22-16 66-24 86-3 10-6 14-6 22 0 18 15 31 32 31 37 0 51-56 51-59 0-4-3-4-5-4-4 0-4 1-5 7-7 21-19 48-40 48-6 0-10-4-10-13 0-10 5-19 8-27 7-20 23-63 23-85 0-24-15-41-44-41s-49 17-64 37c0-5-1-18-12-27-10-8-22-10-32-10-34 0-52 24-59 33-2-22-19-33-36-33-18 0-26 14-29 22-6 13-12 36-12 37 0 4 4 4 6 4 3 0 3 0 6-9 7-28 14-46 28-46 6 0 12 3 12 18 0 8-1 13-7 32-8 30-14 60-22 90z"><text:p/></draw:path><draw:path draw:style-name="gr3" draw:text-style-name="P5" svg:width="0.035in" svg:height="0.1508in" svg:x="0.2957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5" svg:width="0.0756in" svg:height="0.137in" svg:x="0.3484in" svg:y="0.0071in" svg:viewBox="0 0 193 349" svg:d="M121 118c11 0 22 0 33 0 9 0 12 0 12-9 0-3-3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5" svg:width="0.0484in" svg:height="0.0724in" svg:x="0.4205in" svg:y="0.0661in" svg:viewBox="0 0 124 185" svg:d="M98 99c0 67-33 77-50 77-5 0-19 0-27-9 11-1 12-10 12-13 0-6-5-12-13-12-9 0-12 6-12 13 0 19 15 30 40 30 40 0 76-36 76-95 0-66-29-90-61-90-9 0-28 2-43 17-10 8-20 19-20 44 0 34 26 59 58 59 22 0 33-14 40-26 0 1 0 3 0 5zM59 112c-9 0-19-3-27-15-7-10-7-22-7-36 0-16 0-27 8-38 7-9 15-15 30-15 14 0 22 9 26 16 8 11 8 30 8 40 0 34-20 48-38 48z"><text:p/></draw:path><draw:path draw:style-name="gr3" draw:text-style-name="P5" svg:width="0.035in" svg:height="0.1508in" svg:x="0.4917in" svg:y="0in" svg:viewBox="0 0 90 384" svg:d="M90 193c0-30-4-77-26-120-23-48-56-73-61-73-2 0-3 1-3 3 0 3 0 3 8 10 37 38 59 99 59 180 0 65-14 132-61 181-6 5-6 5-6 6 0 3 1 4 3 4 5 0 40-26 62-75 20-43 25-85 25-116z"><text:p/></draw:path><draw:path draw:style-name="gr3" draw:text-style-name="P5" svg:width="0.1008in" svg:height="0.035in" svg:x="0.5929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1039in" svg:height="0.1031in" svg:x="0.7476in" svg:y="0.0098in" svg:viewBox="0 0 265 263" svg:d="M97 143c4 0 10 0 14 0 20 30 39 58 58 88 4 6 14 21 17 27 3 5 4 5 13 5 18 0 35 0 53 0 8 0 13 0 13-8 0-3-2-5-5-6-15-3-33-29-43-41-2-3-22-27-48-69 35-7 68-21 68-67 0-53-58-72-103-72-40 0-80 0-121 0-7 0-13 0-13 7 0 6 7 6 10 6 22 0 24 2 24 22 0 64 0 128 0 192 0 20-2 22-24 22-3 0-10 0-10 6 0 8 6 8 13 8 35 0 71 0 106 0 6 0 13 0 13-8 0-6-7-6-11-6-22 0-24-3-24-22 0-28 0-56 0-84zM172 123c11-13 12-34 12-50 0-19-2-40-15-55 16 3 54 15 54 54 0 25-12 45-51 51zM97 34c0-8 0-21 24-21 33 0 50 13 50 60 0 49-13 56-74 56 0-32 0-64 0-95zM44 249c3-7 3-18 3-21 0-64 0-129 0-194 0-3 0-14-3-21 15 0 30 0 45 0-5 7-5 15-5 20 0 65 0 130 0 195 0 3 0 14 3 21-14 0-29 0-43 0zM127 143c3-1 4-1 7-1 6 0 15-1 20-2 7 10 47 77 80 109-12 0-25 0-37 0-23-35-47-71-70-106z"><text:p/></draw:path><draw:path draw:style-name="gr3" draw:text-style-name="P5" svg:width="0.1346in" svg:height="0.078in" svg:x="0.9055in" svg:y="0.0362in" svg:viewBox="0 0 343 199" svg:d="M300 108c-21 16-30 32-34 37-17 27-14 33-21 50 0 4 5 4 8 4 7 0 8 0 9-6 9-38 32-70 75-87 5-3 6-4 6-6s-2-4-3-4c-18-7-64-26-78-90-1-5-2-6-9-6-3 0-8 0-8 4 0 2 4 26 20 51 8 12 19 25 35 37-95 0-191 0-287 0-6 0-13 0-13 8s7 8 13 8c96 0 192 0 287 0z"><text:p/></draw:path><draw:path draw:style-name="gr3" draw:text-style-name="P5" svg:width="0.1028in" svg:height="0.1059in" svg:x="1.0949in" svg:y="0.0098in" svg:viewBox="0 0 262 270" svg:d="M34 34c0 63 0 126 0 187 0 21-3 28-23 28-4 0-11 1-11 6 0 8 7 8 13 8 20 0 41 0 61 0 6 0 12 0 12-8 0-5-6-6-11-6-22 0-25-8-25-29 0-58 0-117 0-175 56 73 111 147 167 219 3 5 5 6 9 6 6 0 6-6 6-12 0-72 0-145 0-217 0-22 3-28 21-28 2 0 9 0 9-6 0-7-6-7-13-7-19 0-38 0-56 0-7 0-14 0-14 7 0 6 8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5" svg:width="0.1008in" svg:height="0.035in" svg:x="1.251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079in" svg:height="0.1106in" svg:x="1.4071in" svg:y="0.0098in" svg:viewBox="0 0 275 282" svg:d="M127 0c-55 0-96 26-113 45-13 16-14 27-14 28 0 2 1 2 3 2 7 0 16-6 19-7 8-5 9-7 12-15 5-16 16-29 65-31-8 86-31 171-63 250-2 5-2 7-2 8s1 2 3 2c7 0 26-9 29-19 21-47 52-134 64-241 6 0 13 0 20 0 47 0 92 18 92 56 0 29-27 83-102 85-9 1-12 1-23 8-8 4-10 8-10 11s2 3 6 3c71 0 162-59 162-123 0-44-52-62-97-62-17 0-34 0-51 0z"><text:p/></draw:path><draw:path draw:style-name="gr3" draw:text-style-name="P5" svg:width="0.0346in" svg:height="0.1508in" svg:x="1.5374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5" svg:width="0.1043in" svg:height="0.1031in" svg:x="1.5839in" svg:y="0.0098in" svg:viewBox="0 0 266 263" svg:d="M98 143c4 0 9 0 13 0 20 30 39 58 58 88 5 6 14 21 18 27 2 5 3 5 12 5 18 0 36 0 54 0 7 0 13 0 13-8 0-3-3-5-6-6-15-3-33-29-42-41-3-3-22-27-49-69 35-7 69-21 69-67 0-53-58-72-104-72-40 0-80 0-121 0-6 0-13 0-13 7 0 6 8 6 11 6 22 0 23 2 23 22 0 64 0 128 0 192 0 20-1 22-23 22-3 0-11 0-11 6 0 8 7 8 13 8 35 0 71 0 106 0 8 0 13 0 13-8 0-6-7-6-11-6-22 0-23-3-23-22 0-28 0-56 0-84zM172 123c11-13 12-34 12-50 0-19-2-40-15-55 16 3 54 15 54 54 0 25-11 45-51 51zM98 34c0-8 0-21 23-21 33 0 50 13 50 60 0 49-13 56-73 56 0-32 0-64 0-95zM45 249c3-7 3-18 3-21 0-64 0-129 0-194 0-3 0-14-3-21 14 0 30 0 44 0-5 7-5 15-5 20 0 65 0 130 0 195 0 3 0 14 3 21-14 0-28 0-42 0zM128 143c2-1 4-1 6-1 7 0 15-1 21-2 6 10 47 77 79 109-12 0-25 0-37 0-23-35-46-71-69-106z"><text:p/></draw:path><draw:path draw:style-name="gr3" draw:text-style-name="P5" svg:width="0.0732in" svg:height="0.0724in" svg:x="1.7476in" svg:y="0.0398in" svg:viewBox="0 0 187 185" svg:d="M94 81c-26-25-52-50-77-75-5-6-6-6-9-6-4 0-8 3-8 8 0 2 1 3 6 7 25 26 51 51 77 77-26 26-52 51-77 78-5 4-6 5-6 7 0 5 4 8 8 8 3 0 4 0 9-6 25-25 51-50 77-76 26 27 52 53 79 80 1 1 4 2 6 2 5 0 8-3 8-8 0-2 0-2-1-4-1 0-63-61-81-81 23-24 47-47 70-70 2-2 8-8 10-10 0-1 2-2 2-4 0-5-3-8-8-8-3 0-5 1-8 6-26 25-52 50-77 75z"><text:p/></draw:path><draw:path draw:style-name="gr3" draw:text-style-name="P5" svg:width="0.1028in" svg:height="0.1059in" svg:x="1.8811in" svg:y="0.0098in" svg:viewBox="0 0 262 270" svg:d="M34 34c0 63 0 126 0 187 0 21-3 28-23 28-4 0-11 1-11 6 0 8 7 8 13 8 20 0 41 0 61 0 6 0 12 0 12-8 0-5-6-6-11-6-21 0-24-8-24-29 0-58 0-117 0-175 56 73 111 147 167 219 3 5 5 6 8 6 6 0 6-6 6-12 0-72 0-145 0-217 0-22 3-28 21-28 2 0 9 0 9-6 0-7-6-7-12-7-19 0-39 0-57 0-7 0-13 0-13 7 0 6 7 6 11 6 21 0 25 8 25 29 0 39 0 79 0 120-39-53-78-105-117-156-3-6-4-6-14-6-22 0-45 0-67 0-7 0-12 0-12 7 0 5 5 6 7 6 11 1 18 8 22 12-1 4-1 4-1 9zM219 243c-56-73-112-147-168-221-5-4-5-5-9-9 15 0 31 0 46 0 44 59 87 117 131 175 0 18 0 37 0 55z"><text:p/></draw:path><draw:path draw:style-name="gr3" draw:text-style-name="P5" svg:width="0.035in" svg:height="0.1508in" svg:x="1.9957in" svg:y="0in" svg:viewBox="0 0 90 384" svg:d="M90 193c0-30-4-77-25-120-23-48-56-73-61-73-2 0-4 1-4 3 0 3 0 3 8 10 38 38 60 99 60 180 0 65-14 132-62 181-6 5-6 5-6 6 0 3 2 4 4 4 5 0 39-26 62-75 20-43 24-85 24-116z"><text:p/></draw:path></draw:g></text:p>
        <text:p text:style-name="P10"><text:span text:style-name="T2">טווח: </text:span><draw:g text:anchor-type="as-char" svg:y="-0.1134in" draw:z-index="39" draw:name="Shape42" draw:style-name="gr1"><svg:title>TexMaths</svg:title><svg:desc>11§display§range(f_9) = \N \to (\R \to \R))§svg§600§FALSE§</svg:desc><draw:path draw:style-name="gr2" draw:text-style-name="P4" svg:width="1.8067in" svg:height="0.1358in" svg:x="0.0193in" svg:y="0.0071in" svg:viewBox="0 0 4590 346" svg:d="M2296 346c-766 0-1530 0-2296 0 0-116 0-230 0-346 1530 0 3060 0 4590 0 0 116 0 230 0 346-764 0-1530 0-2294 0z"><text:p/></draw:path><draw:path draw:style-name="gr3" draw:text-style-name="P5" svg:width="0.0614in" svg:height="0.0685in" svg:x="0in" svg:y="0.0453in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3-1 6-9 7-27 14-46 28-46 6 0 12 3 12 17 0 8-1 13-6 32-7 30-15 60-23 90z"><text:p/></draw:path><draw:path draw:style-name="gr3" draw:text-style-name="P5" svg:width="0.0693in" svg:height="0.0685in" svg:x="0.0748in" svg:y="0.0453in" svg:viewBox="0 0 177 175" svg:d="M129 25c-8-14-19-25-37-25-45 0-92 57-92 113 0 37 21 62 51 62 7 0 27-1 50-29 3 16 17 29 35 29 14 0 22-9 29-21 7-14 12-37 12-38 0-4-4-4-5-4-4 0-5 1-6 7-6 25-13 47-29 47-11 0-12-10-12-17 0-9 2-11 6-29 4-17 4-20 8-34 4-18 10-36 14-54 3-11 3-12 3-13 0-7-5-11-12-11-9 0-14 9-15 17zM103 124c-2 8-2 8-7 15-18 22-33 27-44 27-20 0-25-21-25-36 0-19 13-66 21-84 12-23 30-37 45-37 25 0 30 32 30 34s0 4-1 7c-7 24-12 49-19 74z"><text:p/></draw:path><draw:path draw:style-name="gr3" draw:text-style-name="P5" svg:width="0.0823in" svg:height="0.0685in" svg:x="0.1531in" svg:y="0.0453in" svg:viewBox="0 0 210 175" svg:d="M23 148c-1 6-3 15-3 17 0 7 5 10 11 10 4 0 12-3 14-11 1-1 6-19 8-29 3-12 5-23 9-34 2-9 4-17 6-26 1-7 5-18 5-19 5-12 26-47 62-47 18 0 21 14 21 26 0 24-19 74-24 91-4 8-4 13-4 17 0 19 13 32 32 32 36 0 50-56 50-59 0-4-3-4-4-4-5 0-5 1-7 7-8 26-20 47-38 47-7 0-10-3-10-12 0-10 3-19 6-27 8-21 24-63 24-85 0-27-16-42-45-42-34 0-52 25-59 34-2-22-19-34-36-34-18 0-26 15-29 22-6 13-12 36-12 37 0 5 4 5 6 5 3 0 4-1 6-9 7-27 14-46 28-46 7 0 12 4 12 17 0 8-1 13-6 32-8 30-15 60-23 90z"><text:p/></draw:path><draw:path draw:style-name="gr3" draw:text-style-name="P5" svg:width="0.0697in" svg:height="0.0976in" svg:x="0.2425in" svg:y="0.0453in" svg:viewBox="0 0 178 249" svg:d="M177 25c0-2 1-4 1-6 0-7-5-11-11-11-4 0-14 3-16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5" svg:width="0.0575in" svg:height="0.0685in" svg:x="0.3256in" svg:y="0.0453in" svg:viewBox="0 0 147 175" svg:d="M54 81c11 0 39-1 59-8 27-11 29-34 29-40 0-16-14-33-41-33-43 0-101 37-101 106 0 38 22 69 60 69 55 0 87-41 87-45 0-2-2-6-4-6s-2 2-4 5c-31 37-73 37-79 37-29 0-33-32-33-44 0-5 0-16 6-41 7 0 14 0 21 0zM36 73c15-59 54-64 65-64 18 0 29 11 29 24 0 40-63 40-78 40-6 0-10 0-16 0z"><text:p/></draw:path><draw:path draw:style-name="gr3" draw:text-style-name="P5" svg:width="0.0346in" svg:height="0.1512in" svg:x="0.4043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5" svg:width="0.076in" svg:height="0.1374in" svg:x="0.4563in" svg:y="0.0067in" svg:viewBox="0 0 194 350" svg:d="M122 118c11 0 22 0 33 0 8 0 11 0 11-8 0-4-3-4-10-4-11 0-21 0-32 0 3-16 6-30 8-44 1-8 7-36 9-40 4-8 11-13 18-13 2 0 13 0 19 6-16 2-21 16-21 21 0 9 8 14 15 14 9 0 22-9 22-24 0-17-19-26-35-26-13 0-37 7-49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5" svg:width="0.0484in" svg:height="0.0724in" svg:x="0.5287in" svg:y="0.0661in" svg:viewBox="0 0 124 185" svg:d="M98 99c0 66-33 77-50 77-5 0-19-1-27-9 11-1 12-11 12-13 0-6-4-12-12-12-9 0-13 6-13 13 0 18 15 30 41 30 39 0 75-36 75-95 0-67-29-90-61-90-9 0-28 1-43 17-9 8-20 18-20 44 0 34 28 59 59 59 21 0 33-14 39-26 0 1 0 3 0 5zM61 112c-11 0-21-3-29-16-6-10-6-21-6-35 0-17 0-28 8-38 7-10 16-15 29-15 14 0 22 9 26 15 8 11 9 31 9 40 0 35-21 49-37 49z"><text:p/></draw:path><draw:path draw:style-name="gr3" draw:text-style-name="P5" svg:width="0.035in" svg:height="0.1512in" svg:x="0.5996in" svg:y="0in" svg:viewBox="0 0 90 385" svg:d="M90 194c0-31-4-77-25-121-23-48-57-73-61-73-2 0-4 2-4 4s0 2 8 9c37 38 59 99 59 181 0 64-14 132-61 180-6 6-6 6-6 7 0 2 2 4 4 4 4 0 39-26 62-76 20-41 24-84 24-115z"><text:p/></draw:path><draw:path draw:style-name="gr3" draw:text-style-name="P5" svg:width="0.1008in" svg:height="0.0354in" svg:x="0.701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1028in" svg:height="0.1063in" svg:x="0.8571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9-105-117-157-4-6-5-6-14-6-22 0-45 0-67 0-7 0-14 0-14 7 0 6 7 6 9 6 10 1 18 8 21 12 0 4 0 5 0 10zM218 243c-56-72-111-146-167-220-5-5-5-5-9-10 15 0 31 0 46 0 43 59 87 117 130 176 0 18 0 37 0 54z"><text:p/></draw:path><draw:path draw:style-name="gr3" draw:text-style-name="P5" svg:width="0.1346in" svg:height="0.0787in" svg:x="1.0134in" svg:y="0.0362in" svg:viewBox="0 0 343 201" svg:d="M301 109c-21 15-32 32-35 36-17 27-20 51-20 52 0 4 5 4 8 4 7 0 7-1 8-7 9-38 32-71 76-88 4-1 5-3 5-5 0-3-2-4-3-4-17-7-64-27-78-91-1-5-1-6-8-6-3 0-8 0-8 4 0 2 4 26 20 51 8 12 19 25 35 37-95 0-191 0-287 0-7 0-14 0-14 9 0 8 7 8 14 8 96 0 192 0 287 0z"><text:p/></draw:path><draw:path draw:style-name="gr3" draw:text-style-name="P5" svg:width="0.0346in" svg:height="0.1512in" svg:x="1.2146in" svg:y="0in" svg:viewBox="0 0 89 385" svg:d="M89 381c0-1 0-1-7-8-48-49-60-122-60-179 0-68 14-136 63-183 4-5 4-5 4-7 0-3-1-4-3-4-5 0-40 26-62 76-20 42-24 85-24 118 0 28 3 75 25 119 23 47 56 72 61 72 2 0 3-1 3-4z"><text:p/></draw:path><draw:path draw:style-name="gr3" draw:text-style-name="P5" svg:width="0.1039in" svg:height="0.1031in" svg:x="1.261in" svg:y="0.0098in" svg:viewBox="0 0 265 263" svg:d="M98 143c4 0 9 0 13 0 20 30 39 60 58 88 4 7 14 22 18 28 2 4 3 4 12 4 18 0 36 0 54 0 7 0 12 0 12-6 0-4-2-6-5-7-15-3-33-29-42-41-3-3-22-28-49-70 34-6 67-21 67-66 0-54-56-73-102-73-41 0-80 0-121 0-6 0-13 0-13 7 0 6 8 6 11 6 22 0 23 4 23 22 0 64 0 129 0 193 0 19-1 22-23 22-3 0-11 0-11 7 0 6 7 6 13 6 35 0 71 0 106 0 8 0 13 0 13-6 0-7-7-7-11-7-22 0-23-3-23-22 0-28 0-56 0-85zM172 124c11-14 12-35 12-51 0-19-3-40-15-55 16 3 54 15 54 55 0 24-11 44-51 51zM98 34c0-8 0-21 23-21 33 0 49 15 49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" draw:text-style-name="P5" svg:width="0.1346in" svg:height="0.0787in" svg:x="1.4189in" svg:y="0.0362in" svg:viewBox="0 0 343 201" svg:d="M301 109c-20 15-32 32-35 36-17 27-20 51-20 52 0 4 5 4 8 4 7 0 7-1 8-7 9-38 32-71 76-88 4-1 5-3 5-5 0-3-2-4-3-4-17-7-64-27-78-91-1-5-1-6-8-6-3 0-8 0-8 4 0 2 4 26 20 51 8 12 19 25 35 37-95 0-191 0-287 0-7 0-14 0-14 9 0 8 7 8 14 8 96 0 192 0 287 0z"><text:p/></draw:path><draw:path draw:style-name="gr3" draw:text-style-name="P5" svg:width="0.1043in" svg:height="0.1031in" svg:x="1.6075in" svg:y="0.0098in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5 15 55 55 0 24-12 44-51 51zM98 34c0-8 0-21 24-21 33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5" svg:width="0.0346in" svg:height="0.1512in" svg:x="1.724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5" svg:width="0.035in" svg:height="0.1512in" svg:x="1.7827in" svg:y="0in" svg:viewBox="0 0 90 385" svg:d="M90 194c0-31-4-77-25-121-23-48-57-73-61-73-2 0-4 2-4 4s0 2 8 9c37 38 59 99 59 181 0 64-14 132-61 180-6 6-6 6-6 7 0 2 2 4 4 4 4 0 39-26 62-76 20-41 24-84 24-115z"><text:p/></draw:path></draw:g><text:s/>מכיוון ש <draw:g text:anchor-type="as-char" svg:y="-0.1134in" draw:z-index="40" draw:name="Shape43" draw:style-name="gr1"><svg:title>TexMaths</svg:title><svg:desc>11§display§range(\lambda n \in \N. \lambda \dots)§svg§600§FALSE§</svg:desc><draw:path draw:style-name="gr2" draw:text-style-name="P4" svg:width="1.3154in" svg:height="0.1354in" svg:x="0.0039in" svg:y="0.0071in" svg:viewBox="0 0 3342 345" svg:d="M0 0c1114 0 2228 0 3342 0 0 115 0 230 0 345-1114 0-2228 0-3342 0 0-115 0-230 0-345z"><text:p/></draw:path><draw:path draw:style-name="gr3" draw:text-style-name="P5" svg:width="0.0614in" svg:height="0.0681in" svg:x="0.0004in" svg:y="0.0453in" svg:viewBox="0 0 157 174" svg:d="M23 148c-1 5-3 14-3 16 0 7 5 10 11 10 4 0 11-2 14-10 1-2 14-54 16-62 3-12 9-39 12-49 2-6 12-23 22-32 3-2 14-13 30-13 10 0 16 5 17 5-12 1-21 11-21 21 0 7 4 13 15 13 10 0 21-8 21-22s-12-25-32-25c-25 0-41 19-49 30-3-18-17-30-35-30s-26 14-29 22c-6 13-12 36-12 37 0 4 3 3 4 4 5 0 5 0 7-9 7-28 14-46 29-46 6 0 12 3 12 18 0 8-1 13-7 32-8 30-14 60-22 90z"><text:p/></draw:path><draw:path draw:style-name="gr3" draw:text-style-name="P5" svg:width="0.0693in" svg:height="0.0681in" svg:x="0.0748in" svg:y="0.0453in" svg:viewBox="0 0 177 174" svg:d="M129 24c-7-14-18-24-35-24-46 0-94 56-94 112 0 37 22 62 52 62 7 0 27-1 50-29 4 17 17 29 36 29 13 0 22-9 28-21 7-14 11-37 11-38 0-4-3-4-4-4-5 0-5 1-6 7-6 25-13 48-29 48-10 0-11-10-11-17 0-9 1-12 4-29 4-17 5-21 9-35 4-19 10-37 14-54 2-11 2-11 2-13 0-7-4-10-11-10-9 0-15 9-16 16zM103 124c-1 7-1 8-7 15-17 21-32 27-43 27-20 0-25-22-25-36 0-20 12-67 22-85 11-23 28-37 44-37 25 0 30 32 30 34s-1 4-1 6c-6 26-13 51-20 76z"><text:p/></draw:path><draw:path draw:style-name="gr3" draw:text-style-name="P5" svg:width="0.0823in" svg:height="0.0681in" svg:x="0.1539in" svg:y="0.0453in" svg:viewBox="0 0 210 174" svg:d="M23 148c-1 5-3 14-3 16 0 7 5 10 11 10 4 0 11-2 14-10 0-1 5-20 8-29 2-12 5-24 8-35 2-9 5-16 6-25 2-7 5-18 6-20 5-12 26-47 62-47 18 0 21 14 21 27 0 24-18 73-25 91-3 8-3 13-3 17 0 18 13 31 32 31 36 0 50-56 50-59 0-4-4-4-5-4-4 0-4 1-6 7-8 26-21 48-39 48-7 0-9-4-9-13 0-10 3-19 6-27 8-20 25-63 25-85 0-26-18-41-46-41-34 0-53 24-60 33-1-21-18-33-35-33-18 0-26 14-29 22-6 13-12 35-12 37 0 4 3 3 4 4 5 0 5 0 7-9 7-28 14-46 29-46 7 0 12 5 12 18 0 8-1 13-7 32-8 30-14 60-22 90z"><text:p/></draw:path><draw:path draw:style-name="gr3" draw:text-style-name="P5" svg:width="0.0693in" svg:height="0.0972in" svg:x="0.2429in" svg:y="0.0453in" svg:viewBox="0 0 177 248" svg:d="M176 25c1-3 1-4 1-7 0-7-4-10-11-10-3 0-14 2-15 16-8-14-21-24-37-24-44 0-92 54-92 109 0 39 24 62 52 62 23 0 40-19 45-23v1c-8 34-12 48-12 49-2 3-16 42-56 42-8 0-20-1-31-4 12-4 15-14 15-20 0-7-3-13-14-13-9 0-21 6-21 22 0 15 14 23 52 23 48 0 76-30 81-53 14-56 29-114 43-170zM127 121c-4 10-13 20-20 27-9 6-21 14-32 14-19 0-25-20-25-35 0-19 12-65 22-84 11-20 27-35 42-35 27 0 32 32 32 34 0 1-1 3-2 5-5 25-12 49-17 74z"><text:p/></draw:path><draw:path draw:style-name="gr3" draw:text-style-name="P5" svg:width="0.0583in" svg:height="0.0681in" svg:x="0.3256in" svg:y="0.0453in" svg:viewBox="0 0 149 174" svg:d="M55 81c11 0 40-1 58-8 28-12 30-36 30-40 0-18-15-33-42-33-43 0-101 37-101 105 0 39 23 69 61 69 56 0 88-41 88-45 0-2-3-6-5-6s-3 1-5 5c-31 38-73 38-77 38-30 0-34-33-34-45 0-4 1-16 6-40 7 0 14 0 21 0zM36 73c16-59 55-65 65-65 19 0 29 12 29 25 0 40-62 40-77 40-6 0-11 0-17 0z"><text:p/></draw:path><draw:path draw:style-name="gr3" draw:text-style-name="P5" svg:width="0.035in" svg:height="0.1508in" svg:x="0.4047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5" svg:width="0.0748in" svg:height="0.1063in" svg:x="0.4571in" svg:y="0.0071in" svg:viewBox="0 0 191 271" svg:d="M118 154c15 40 34 99 39 108 7 8 11 8 21 8 4 0 6 0 9 0s4-2 4-4c0-1-1-2-2-3-4-4-6-10-9-17-26-73-52-147-79-220-7-22-28-26-47-26-1 0-7 0-7 3 0 4 3 4 4 5 13 2 15 4 25 31 12 34 25 69 37 104-35 35-71 69-106 105-5 4-7 6-7 12s4 11 11 11c6 0 10-5 13-8 31-36 63-73 94-109z"><text:p/></draw:path><draw:path draw:style-name="gr3" draw:text-style-name="P5" svg:width="0.0823in" svg:height="0.0681in" svg:x="0.5417in" svg:y="0.0453in" svg:viewBox="0 0 210 174" svg:d="M23 148c-1 5-3 14-3 16 0 7 5 10 11 10 4 0 12-2 14-10 0-1 6-20 8-29 2-12 5-24 8-35 3-9 5-16 6-25 2-7 6-18 6-20 5-12 26-47 62-47 18 0 21 14 21 27 0 24-18 73-25 91-3 8-3 13-3 17 0 18 13 31 32 31 36 0 50-56 50-59 0-4-3-4-5-4-4 0-4 1-6 7-8 26-20 48-39 48-7 0-9-4-9-13 0-10 3-19 6-27 8-20 25-63 25-85 0-26-17-41-46-41-34 0-53 24-60 33-1-21-18-33-35-33-18 0-26 14-29 22-6 13-12 35-12 37 0 4 3 3 4 4 5 0 5 0 7-9 7-28 14-46 29-46 7 0 12 5 12 18 0 8-1 13-7 32-8 30-14 60-22 90z"><text:p/></draw:path><draw:path draw:style-name="gr3" draw:text-style-name="P5" svg:width="0.0756in" svg:height="0.087in" svg:x="0.6835in" svg:y="0.0307in" svg:viewBox="0 0 193 222" svg:d="M179 120c7 0 14 0 14-8 0-7-7-7-14-7-55 0-109 0-164 0 5-52 50-88 104-88 20 0 41 0 60 0 7 0 14-2 14-9 0-8-7-8-14-8-19 0-40 0-60 0-67 0-119 51-119 112 0 62 52 110 119 110 20 0 41 0 60 0 7 0 14 0 14-7 0-8-7-7-14-7-19 0-40 0-60 0-54 0-99-36-104-88 55 0 109 0 164 0z"><text:p/></draw:path><draw:path draw:style-name="gr3" draw:text-style-name="P5" svg:width="0.1028in" svg:height="0.1059in" svg:x="0.8181in" svg:y="0.0098in" svg:viewBox="0 0 262 270" svg:d="M34 34c0 63 0 126 0 187 0 21-3 28-23 28-4 0-11 1-11 6 0 8 7 8 13 8 20 0 40 0 60 0 7 0 13 0 13-8 0-5-7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5" svg:width="0.0157in" svg:height="0.0161in" svg:x="0.9374in" svg:y="0.0972in" svg:viewBox="0 0 41 42" svg:d="M41 21c0-11-9-21-20-21s-21 10-21 21 10 21 21 21 20-10 20-21z"><text:p/></draw:path><draw:path draw:style-name="gr3" draw:text-style-name="P5" svg:width="0.0748in" svg:height="0.1063in" svg:x="0.9744in" svg:y="0.0071in" svg:viewBox="0 0 191 271" svg:d="M118 154c15 40 34 99 40 108 7 8 10 8 21 8 3 0 6 0 8 0 4 0 4-2 4-4 0-1-1-2-2-3-3-4-5-10-9-17-26-73-51-147-78-220-8-22-29-26-47-26-2 0-8 0-8 3 0 4 4 5 5 5 12 2 15 4 24 31 13 34 25 69 38 104-35 35-71 69-106 105-6 4-8 6-8 12s6 11 12 11 10-5 12-8c31-36 63-73 94-109z"><text:p/></draw:path><draw:path draw:style-name="gr3" draw:text-style-name="P5" svg:width="0.0161in" svg:height="0.0161in" svg:x="1.0937in" svg:y="0.0972in" svg:viewBox="0 0 42 42" svg:d="M42 21c0-11-10-21-21-21s-21 10-21 21 10 21 21 21 21-10 21-21z"><text:p/></draw:path><draw:path draw:style-name="gr3" draw:text-style-name="P5" svg:width="0.0161in" svg:height="0.0161in" svg:x="1.1614in" svg:y="0.0972in" svg:viewBox="0 0 42 42" svg:d="M42 21c0-11-10-21-21-21s-21 10-21 21 10 21 21 21 21-10 21-21z"><text:p/></draw:path><draw:path draw:style-name="gr3" draw:text-style-name="P5" svg:width="0.0157in" svg:height="0.0161in" svg:x="1.2291in" svg:y="0.0972in" svg:viewBox="0 0 41 42" svg:d="M41 21c0-11-10-21-21-21s-20 10-20 21 9 21 20 21 21-10 21-21z"><text:p/></draw:path><draw:path draw:style-name="gr3" draw:text-style-name="P5" svg:width="0.035in" svg:height="0.1508in" svg:x="1.2921in" svg:y="0in" svg:viewBox="0 0 90 384" svg:d="M90 193c0-30-4-77-25-120-23-48-56-73-61-73-2 0-4 1-4 3 0 3 0 3 8 10 38 38 60 99 60 180 0 65-14 132-62 181-6 5-6 5-6 6 0 3 2 4 4 4 5 0 39-26 62-75 20-43 24-85 24-116z"><text:p/></draw:path></draw:g><text:s/>שווה ל־<draw:g text:anchor-type="as-char" svg:y="-0.1047in" draw:z-index="41" draw:name="Shape44" draw:style-name="gr1"><svg:title>TexMaths</svg:title><svg:desc>11§display§\R \to \R§svg§600§FALSE§</svg:desc><draw:path draw:style-name="gr2" draw:text-style-name="P4" svg:width="0.437in" svg:height="0.0894in" svg:x="0.0055in" svg:y="0.0079in" svg:viewBox="0 0 1111 228" svg:d="M556 228c-186 0-371 0-556 0 0-76 0-152 0-228 371 0 740 0 1111 0 0 76 0 152 0 228-185 0-371 0-555 0z"><text:p/></draw:path><draw:path draw:style-name="gr3" draw:text-style-name="P5" svg:width="0.1039in" svg:height="0.1031in" svg:x="0.0004in" svg:y="0in" svg:viewBox="0 0 265 263" svg:d="M97 143c4 0 10 0 14 0 20 29 39 59 58 88 4 7 14 23 17 28 3 4 4 4 13 4 18 0 35 0 53 0 8 0 13 0 13-6 0-3-2-7-5-7-15-3-33-28-43-41-2-4-22-29-48-70 35-6 68-21 68-66 0-54-58-73-103-73-40 0-80 0-121 0-7 0-13 0-13 7 0 6 8 6 10 6 22 0 24 4 24 22 0 64 0 129 0 193 0 19-2 22-24 22-2 0-10 0-10 7 0 6 6 6 13 6 35 0 71 0 106 0 6 0 13 0 13-6 0-7-7-7-11-7-22 0-24-3-24-22 0-29 0-57 0-85zM172 125c11-15 12-36 12-52 0-19-2-39-15-55 16 3 54 15 54 55 0 24-12 44-51 52zM97 34c0-8 0-21 24-21 33 0 50 15 50 60 0 49-13 57-74 57 0-32 0-64 0-96zM45 250c2-8 2-17 2-22 0-64 0-129 0-193 0-4 0-14-2-22 14 0 30 0 44 0-5 7-5 15-5 20 0 65 0 130 0 195 0 5 0 14 3 22-14 0-28 0-42 0zM127 143c3 0 4-1 7-1 6 0 15 0 20-1 7 8 47 77 80 109-13 0-25 0-37 0-23-35-47-71-70-107z"><text:p/></draw:path><draw:path draw:style-name="gr3" draw:text-style-name="P5" svg:width="0.1343in" svg:height="0.0787in" svg:x="0.1587in" svg:y="0.0264in" svg:viewBox="0 0 342 201" svg:d="M300 108c-21 17-32 33-34 37-17 26-21 50-21 51 0 5 5 5 8 5 7 0 7-2 9-8 9-38 31-70 75-87 4-1 5-3 5-6s-2-2-2-3c-18-7-64-26-79-91-1-5-1-6-8-6-3 0-8 0-8 4 0 2 4 26 20 51 8 12 19 25 35 38-95 0-191 0-287 0-6 0-13 0-13 7 0 8 7 8 13 8 96 0 192 0 287 0z"><text:p/></draw:path><draw:path draw:style-name="gr3" draw:text-style-name="P5" svg:width="0.1039in" svg:height="0.1031in" svg:x="0.3465in" svg:y="0in" svg:viewBox="0 0 265 263" svg:d="M97 143c4 0 10 0 14 0 19 29 39 59 57 88 5 7 14 23 18 28 3 4 4 4 13 4 18 0 35 0 53 0 8 0 13 0 13-6 0-3-2-7-5-7-15-3-34-28-43-41-4-4-22-29-49-70 36-6 69-21 69-66 0-54-58-73-103-73-40 0-80 0-121 0-7 0-13 0-13 7 0 6 7 6 10 6 22 0 24 4 24 22 0 64 0 129 0 193 0 19-2 22-24 22-3 0-10 0-10 7 0 6 6 6 13 6 35 0 71 0 106 0 6 0 12 0 12-6 0-7-7-7-11-7-22 0-23-3-23-22 0-29 0-57 0-85zM172 125c11-15 12-36 12-52 0-19-2-39-16-55 17 3 55 15 55 55 0 24-12 44-51 52zM97 34c0-8 0-21 24-21 33 0 48 15 48 60 0 49-11 57-72 57 0-32 0-64 0-96zM44 250c3-8 3-17 3-22 0-64 0-129 0-193 0-4 0-14-3-22 14 0 30 0 44 0-4 7-4 15-4 20 0 65 0 130 0 195 0 5 0 14 3 22-14 0-29 0-43 0zM127 143c3 0 4-1 7-1 6 0 15 0 20-1 6 8 47 77 79 109-13 0-25 0-37 0-23-35-46-71-69-107z"><text:p/></draw:path></draw:g>. </text:p>
      </text:section>
      <text:h text:style-name="Heading_20_2" text:outline-level="2">2. (חימום) חישובים בלי הוכחות</text:h>
      <text:section text:style-name="Sect1" text:name="Section3">
        <text:h text:style-name="Heading_20_3" text:outline-level="3">סעיף (א)</text:h>
        <text:p text:style-name="P12"><draw:g text:anchor-type="as-char" svg:y="-0.1327in" draw:z-index="45" draw:name="Shape45" draw:style-name="gr1"><svg:title>TexMaths</svg:title><svg:desc>11§display§f_1(5) = \{5^2\} = \bm{\{25\}}§svg§600§FALSE§</svg:desc><draw:path draw:style-name="gr2" draw:text-style-name="P4" svg:width="1.361in" svg:height="0.1555in" svg:x="-0.0004in" svg:y="0.0075in" svg:viewBox="0 0 3458 396" svg:d="M1730 396c-577 0-1154 0-1730 0 0-132 0-264 0-396 1153 0 2305 0 3458 0 0 132 0 264 0 396-576 0-1153 0-1728 0z"><text:p/></draw:path><draw:path draw:style-name="gr3" draw:text-style-name="P5" svg:width="0.0752in" svg:height="0.1378in" svg:x="0in" svg:y="0.0264in" svg:viewBox="0 0 192 351" svg:d="M121 118c11 0 22 0 33 0 8 0 12 0 12-8 0-4-4-4-11-4-11 0-21 0-32 0 3-16 6-30 9-44 1-8 7-36 9-41 3-7 10-12 18-12 2 0 11 0 19 6-17 2-21 15-21 21 0 9 7 14 15 14 9 0 20-9 20-24 0-17-17-26-33-26-13 0-37 7-49 45-2 8-3 12-13 61-9 0-18 0-27 0-7 0-11 0-11 8 0 4 4 4 10 4 9 0 18 0 27 0-10 51-20 101-30 151-7 38-13 73-33 73-2 0-11 0-19-7 18-1 21-15 21-21 0-9-6-13-14-13-10 0-21 8-21 23 0 18 16 27 33 27 21 0 36-24 43-38 13-24 22-72 22-74 8-39 15-80 23-121z"><text:p/></draw:path><draw:path draw:style-name="gr3" draw:text-style-name="P5" svg:width="0.0386in" svg:height="0.0705in" svg:x="0.078in" svg:y="0.0854in" svg:viewBox="0 0 99 180" svg:d="M62 8c0-8-2-8-9-8-17 17-42 17-53 17 0 3 0 6 0 9 7 0 24 0 40-7 0 46 0 92 0 139 0 9 0 12-28 12-3 0-7 0-10 0 0 3 0 6 0 10 5-1 38-1 49-1 7 0 41 0 48 1 0-4 0-7 0-10-3 0-8 0-11 0-26 0-26-3-26-12 0-51 0-101 0-150z"><text:p/></draw:path><draw:path draw:style-name="gr3" draw:text-style-name="P5" svg:width="0.0346in" svg:height="0.1516in" svg:x="0.15in" svg:y="0.0193in" svg:viewBox="0 0 89 386" svg:d="M89 382c0-2 0-2-7-8-48-50-60-123-60-181 0-67 14-135 63-183 4-4 4-4 4-6 0-3-1-4-3-4-5 0-39 26-62 75-20 43-24 86-24 118 0 31 4 76 25 120 23 48 56 73 61 73 2 0 3-1 3-4z"><text:p/></draw:path><draw:path draw:style-name="gr3" draw:text-style-name="P5" svg:width="0.0602in" svg:height="0.1043in" svg:x="0.2016in" svg:y="0.0319in" svg:viewBox="0 0 154 266" svg:d="M154 181c0-46-32-85-73-85-18 0-35 5-49 20 0-26 0-51 0-76 8 2 21 5 33 5 47 0 75-35 75-41 0-2-1-4-5-4-1 1-1 0-3 2-8 4-26 11-53 11-15 0-33-3-50-11-4-1-4-1-5-1-4 0-4 3-4 9 0 39 0 76 0 115 0 6 0 10 5 10 2 0 4-2 5-4 4-6 18-27 50-27 20 0 30 18 33 25 6 14 7 30 7 49 0 13 0 36-9 52-10 15-24 25-42 25-28 0-50-21-57-42 1 0 2 0 7 0 13 0 19-10 19-19 0-10-6-19-19-19-6 0-19 3-19 21 0 33 26 70 70 70s84-37 84-85z"><text:p/></draw:path><draw:path draw:style-name="gr3" draw:text-style-name="P5" svg:width="0.035in" svg:height="0.1516in" svg:x="0.2783in" svg:y="0.0193in" svg:viewBox="0 0 90 386" svg:d="M90 193c0-30-4-76-25-120-24-48-57-73-61-73-2 0-4 1-4 4 0 2 0 2 8 9 37 38 59 99 59 180 0 65-14 133-62 182-5 5-5 5-5 7s2 4 4 4c4 0 39-27 62-76 20-42 24-84 24-117z"><text:p/></draw:path><draw:path draw:style-name="gr3" draw:text-style-name="P5" svg:width="0.1008in" svg:height="0.035in" svg:x="0.3799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1in" svg:height="0.1516in" svg:x="0.5433in" svg:y="0.0193in" svg:viewBox="0 0 136 386" svg:d="M81 52c0-16 10-41 52-43 2-1 3-2 3-5 0-4-2-4-6-4-39 0-74 20-75 49 0 28 0 58 0 88 0 15 0 27-15 39-14 11-29 13-37 14-2 0-3 1-3 3 0 4 2 4 5 4 26 3 44 16 49 35 1 3 1 4 1 18 0 26 0 51 0 76 0 17 0 29 19 43 15 13 40 17 56 17 4 0 6 0 6-4 0-5-2-5-5-5-24-1-44-14-49-33-1-4-1-4-1-19 0-26 0-54 0-81 0-17-3-25-15-36-9-8-20-12-31-15 32-9 46-26 46-49 0-30 0-61 0-92z"><text:p/></draw:path><draw:path draw:style-name="gr3" draw:text-style-name="P5" svg:width="0.0602in" svg:height="0.1043in" svg:x="0.6157in" svg:y="0.0319in" svg:viewBox="0 0 154 266" svg:d="M154 181c0-46-32-85-74-85-18 0-35 5-49 20 0-26 0-51 0-76 7 2 21 5 33 5 47 0 75-35 75-41 0-2-2-4-4-4-1 0-2 0-3 2-8 4-28 11-53 11-15 0-33-3-52-11-3-1-3-1-4-1-4 0-4 3-4 9 0 39 0 76 0 115 0 6 0 10 5 10 3 0 5-2 6-4 4-6 18-27 49-27 21 0 30 18 33 25 7 14 7 30 7 49 0 13 0 36-9 52-9 15-23 25-42 25-27 0-49-21-56-42 1 0 2 0 7 0 12 0 18-10 18-19 0-10-6-19-18-19-6 0-19 3-19 21 0 33 26 70 69 70 45 0 85-37 85-85z"><text:p/></draw:path><draw:path draw:style-name="gr3" draw:text-style-name="P5" svg:width="0.0469in" svg:height="0.0705in" svg:x="0.6902in" svg:y="-0.0004in" svg:viewBox="0 0 120 180" svg:d="M120 131c-3 0-7 0-10 0 0 6-3 21-7 24-2 2-23 2-26 2-17 0-34 0-51 0 29-25 39-32 55-46 20-15 39-33 39-58 0-33-29-53-64-53-33 0-56 24-56 49 0 14 12 15 14 15 7 0 15-4 15-14 0-6-3-15-16-15 8-20 27-25 40-25 26 0 40 21 40 43 0 23-16 42-25 52-22 21-43 43-65 65-3 2-3 2-3 10 37 0 74 0 111 0 3-17 6-33 9-49z"><text:p/></draw:path><draw:path draw:style-name="gr3" draw:text-style-name="P5" svg:width="0.0531in" svg:height="0.1516in" svg:x="0.763in" svg:y="0.0193in" svg:viewBox="0 0 136 386" svg:d="M55 334c0 16-10 41-52 43-2 0-3 2-3 5 0 4 3 4 8 4 37 0 72-19 73-49 0-28 0-58 0-88 0-15 0-26 16-39 13-12 27-12 36-13 2 0 3-1 3-4s-2-3-5-3c-27-3-44-16-49-36-1-4-1-4-1-18 0-26 0-51 0-76 0-17 0-29-18-45-16-11-42-15-55-15-5 0-8 0-8 4s2 4 5 5c25 1 44 13 49 33 1 3 1 4 1 19 0 26 0 53 0 80 0 19 2 24 15 38 8 7 20 12 31 14-32 9-46 28-46 48 0 31 0 62 0 93z"><text:p/></draw:path><draw:path draw:style-name="gr3" draw:text-style-name="P5" svg:width="0.1008in" svg:height="0.035in" svg:x="0.8787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34in" svg:height="0.1516in" svg:x="1.0429in" svg:y="0.0193in" svg:viewBox="0 0 162 386" svg:d="M59 148c-1 20-19 36-50 38-6 0-9 0-9 7 0 5 2 7 7 8 36 1 48 21 51 31 1 4 1 5 1 18 0 28 0 54 0 81 0 8 0 31 30 44 21 9 47 11 61 11 8 0 12 0 12-8 0-4-3-5-7-6-35-2-49-18-52-31-1-4-1-7-1-12 0-19 0-38 0-58 0-13 0-34 0-38-3-18-20-32-46-40 46-12 46-39 46-56 0-28 0-55 0-82 0-6 0-20 15-30 9-7 22-11 36-11 5-1 9-1 9-7 0-7-4-7-12-7-61 0-91 22-91 50 0 32 0 65 0 98z"><text:p/></draw:path><draw:path draw:style-name="gr3" draw:text-style-name="P5" svg:width="0.0697in" svg:height="0.0992in" svg:x="1.1268in" svg:y="0.0327in" svg:viewBox="0 0 178 253" svg:d="M178 168c-5 0-12 0-17 0-2 7-6 33-11 35-4 2-33 2-39 2-19 0-38 0-57 0 17-14 38-32 56-44 44-33 68-51 68-87 0-45-39-74-94-74-47 0-84 24-84 60 0 22 19 28 29 28 12 0 27-9 27-28 0-20-16-27-22-28 11-9 26-13 40-13 33 0 51 26 51 55 0 26-15 53-41 80-27 27-52 53-79 79-5 4-5 5-5 13 0 2 0 4 0 7 55 0 111 0 166 0 4-28 8-57 12-85z"><text:p/></draw:path><draw:path draw:style-name="gr3" draw:text-style-name="P5" svg:width="0.0693in" svg:height="0.1008in" svg:x="1.2146in" svg:y="0.0327in" svg:viewBox="0 0 177 257" svg:d="M177 176c0-45-31-80-88-80-11 0-31 1-49 13 0-17 0-34 0-51 11 2 15 3 28 3 56 0 91-44 91-53 0-4 0-8-5-8-1 0-1 0-6 2-22 8-42 11-59 11-29 0-49-7-59-11-4-1-5-2-6-2-5 0-5 4-5 11 0 38 0 75 0 112 0 8 0 13 8 13 6 0 6-1 9-5 16-17 37-22 52-22 34 0 34 34 34 65 0 29 0 66-46 66-9 0-33-2-50-23 14-1 26-10 26-25 0-21-18-27-27-27-5 0-25 4-25 27 0 33 30 65 77 65 63 0 100-34 100-81z"><text:p/></draw:path><draw:path draw:style-name="gr3" draw:text-style-name="P5" svg:width="0.0634in" svg:height="0.1516in" svg:x="1.3051in" svg:y="0.0193in" svg:viewBox="0 0 162 386" svg:d="M59 115c0 13 0 34 0 38 5 22 26 34 45 40v1c-17 4-41 17-45 40 0 3 0 3 0 15 0 28 0 55 0 82 0 6 0 19-14 28-10 8-23 11-36 13-6 1-9 1-9 6 0 8 3 8 12 8 61 0 90-22 90-50 0-26 0-53 0-79 0-24 0-30 11-41 12-11 27-15 40-15 5-1 9-1 9-8 0-4-3-7-7-7-38-2-49-22-52-33-1-4-1-7-1-12 0-27 0-55 0-81 0-15 0-36-28-49-22-10-50-11-62-11-9 0-12 0-12 7 0 4 1 6 7 7 35 1 49 18 51 31 1 4 1 7 1 12 0 19 0 38 0 58z"><text:p/></draw:path></draw:g></text:p>
        <text:h text:style-name="Heading_20_3" text:outline-level="3">סעיף (ב)</text:h>
        <text:p text:style-name="P12"><draw:g text:anchor-type="as-char" svg:y="-0.1902in" draw:z-index="46" draw:name="Shape46" draw:style-name="gr1"><svg:title>TexMaths</svg:title><svg:desc>11§latex§\begin{alignat*}\\
f_2((-\infty, 5)) &amp;= (-\infty, 5) \cap \N &amp;&amp;= \bm{\{0, 1, 2, 3, 4, 5\}} \\
f_2(\{-1, 1, \pi\}) &amp;= \{-1, 1, \pi\} \cap \N &amp;&amp;= \bm{\{1\}}
\end{align}§svg§600§FALSE§</svg:desc><draw:path draw:style-name="gr2" draw:text-style-name="P4" svg:width="3.2882in" svg:height="0.3642in" svg:x="-0.0004in" svg:y="0.0079in" svg:viewBox="0 0 8353 926" svg:d="M4176 926c-1392 0-2784 0-4176 0 0-309 0-618 0-926 2784 0 5569 0 8353 0 0 308 0 617 0 926-1393 0-2785 0-4177 0z"><text:p/></draw:path><draw:path draw:style-name="gr3" draw:text-style-name="P5" svg:width="0.076in" svg:height="0.1378in" svg:x="0.1173in" svg:y="0.0075in" svg:viewBox="0 0 194 351" svg:d="M122 118c11 0 22 0 33 0 8 0 11 0 11-8 0-4-3-4-10-4-11 0-21 0-32 0 2-15 6-30 8-44 2-8 8-36 10-40 3-8 10-13 17-13 3 0 13 0 19 6-16 2-21 16-21 21 0 9 8 14 15 14 11 0 22-8 22-24 0-17-18-26-35-26-13 0-37 7-48 45-3 8-4 12-13 61-9 0-18 0-27 0-7 0-12 0-12 7 0 5 4 5 11 5 9 0 17 0 26 0-10 50-19 101-29 153-8 37-13 72-34 72-1 0-11 0-19-7 19-1 22-15 22-21 0-9-7-13-14-13-10 0-22 8-22 23 0 17 18 26 33 26 22 0 37-22 44-37 12-25 21-71 22-74 8-41 15-82 23-122z"><text:p/></draw:path><draw:path draw:style-name="gr3" draw:text-style-name="P5" svg:width="0.0469in" svg:height="0.0701in" svg:x="0.1906in" svg:y="0.0665in" svg:viewBox="0 0 120 179" svg:d="M120 130c-3 0-6 0-9 0-1 6-4 22-8 25-2 1-23 1-26 1-17 0-33 0-50 0 28-25 38-32 54-45 20-16 39-33 39-58 0-33-29-53-64-53-33 0-56 23-56 48 0 14 12 16 14 16 7 0 15-5 15-14 0-6-2-15-16-15 8-20 27-25 40-25 26 0 40 21 40 43 0 23-16 42-25 52-22 22-43 42-65 64-3 3-3 3-3 10 37 0 75 0 112 0 2-16 6-33 8-49z"><text:p/></draw:path><draw:path draw:style-name="gr3" draw:text-style-name="P5" svg:width="0.035in" svg:height="0.1516in" svg:x="0.2673in" svg:y="0in" svg:viewBox="0 0 90 386" svg:d="M90 383c0-1 0-2-6-9-49-48-61-122-61-180 0-67 14-135 62-183 5-5 5-5 5-7 0-3-2-4-4-4-4 0-39 26-62 76-20 42-24 85-24 118 0 29 4 77 25 120 24 47 57 72 61 72 2 0 4-1 4-3z"><text:p/></draw:path><draw:path draw:style-name="gr3" draw:text-style-name="P5" svg:width="0.0346in" svg:height="0.1516in" svg:x="0.3268in" svg:y="0in" svg:viewBox="0 0 89 386" svg:d="M89 383c0-1 0-2-7-9-47-48-60-122-60-180 0-67 15-135 63-183 4-5 4-5 4-7 0-3-1-4-3-4-5 0-39 26-62 76-20 42-24 85-24 118 0 29 4 77 25 120 23 47 56 72 61 72 2 0 3-1 3-3z"><text:p/></draw:path><draw:path draw:style-name="gr3" draw:text-style-name="P5" svg:width="0.0925in" svg:height="0.0055in" svg:x="0.3835in" svg:y="0.0732in" svg:viewBox="0 0 236 15" svg:d="M222 15c7 0 14 0 14-7 0-8-7-8-14-8-69 0-140 0-209 0-6 0-13 0-13 8 0 7 7 7 13 7 69 0 140 0 209 0z"><text:p/></draw:path><draw:path draw:style-name="gr3" draw:text-style-name="P5" svg:width="0.135in" svg:height="0.0685in" svg:x="0.4972in" svg:y="0.0469in" svg:viewBox="0 0 344 175" svg:d="M176 66c-21-26-26-32-37-42-22-16-44-24-64-24-45 0-75 43-75 88 0 44 29 87 74 87 44 0 76-35 95-66 21 26 26 32 38 42 21 17 43 24 62 24 46 0 75-42 75-87s-29-88-73-88c-46 0-76 35-95 66zM186 79c15-27 44-66 88-66 41 0 61 40 61 75 0 37-25 68-59 68-23 0-41-15-48-24-10-10-19-22-42-53zM159 96c-16 28-45 67-89 67-40 0-61-40-61-75 0-37 26-69 60-69 22 0 40 16 48 24 9 11 18 23 42 53z"><text:p/></draw:path><draw:path draw:style-name="gr3" draw:text-style-name="P5" svg:width="0.0173in" svg:height="0.0453in" svg:x="0.6543in" svg:y="0.0984in" svg:viewBox="0 0 45 116" svg:d="M45 41c0-26-10-41-25-41-12 0-20 10-20 21 0 10 8 20 20 20 5 0 10-1 14-5 1-1 1-1 1-1 1 0 1 0 1 6 0 28-13 51-26 65-5 4-5 4-5 5 0 3 3 5 5 5 4 0 35-30 35-75z"><text:p/></draw:path><draw:path draw:style-name="gr3" draw:text-style-name="P5" svg:width="0.0606in" svg:height="0.1039in" svg:x="0.7161in" svg:y="0.0138in" svg:viewBox="0 0 155 265" svg:d="M155 179c0-46-32-84-74-84-18 0-35 6-49 19 0-25 0-49 0-74 8 2 21 4 33 4 47 0 75-35 75-40 0-3-1-4-5-4-1 0-1 0-2 1-9 3-27 11-53 11-15 0-34-3-51-11-4-1-4-1-5-1-4 0-4 3-4 9 0 38 0 76 0 114 0 8 0 11 5 11 4 0 4-2 6-4 4-6 18-27 49-27 20 0 30 18 33 25 7 14 7 29 7 48 0 14 0 38-9 54-10 14-24 24-42 24-27 0-49-20-56-43 1 0 2 1 7 1 12 0 18-9 18-18 0-10-6-20-18-20-6 0-20 3-20 21 0 33 27 70 70 70 45 0 85-36 85-86z"><text:p/></draw:path><draw:path draw:style-name="gr3" draw:text-style-name="P5" svg:width="0.0346in" svg:height="0.1516in" svg:x="0.7937in" svg:y="0in" svg:viewBox="0 0 89 386" svg:d="M89 194c0-31-4-77-25-121-23-48-56-73-61-73-2 0-3 2-3 4s0 2 7 9c38 39 60 99 60 181 0 66-14 134-63 182-4 5-4 6-4 7 0 2 1 3 3 3 5 0 39-26 62-75 20-42 24-85 24-117z"><text:p/></draw:path><draw:path draw:style-name="gr3" draw:text-style-name="P5" svg:width="0.035in" svg:height="0.1516in" svg:x="0.8528in" svg:y="0in" svg:viewBox="0 0 90 386" svg:d="M90 194c0-31-4-77-25-121-24-48-57-73-61-73-2 0-4 2-4 4s0 2 8 9c37 39 59 99 59 181 0 66-14 134-62 182-5 5-5 6-5 7 0 2 2 3 4 3 4 0 39-26 62-75 19-42 24-85 24-117z"><text:p/></draw:path><draw:path draw:style-name="gr3" draw:text-style-name="P5" svg:width="0.1008in" svg:height="0.035in" svg:x="0.9539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35in" svg:height="0.1516in" svg:x="1.1213in" svg:y="0in" svg:viewBox="0 0 90 386" svg:d="M90 383c0-1 0-2-6-9-49-48-61-122-61-180 0-67 14-135 62-183 5-5 5-5 5-7 0-3-2-4-4-4-4 0-39 26-62 76-20 42-24 85-24 118 0 29 4 77 25 120 23 47 57 72 61 72 2 0 4-1 4-3z"><text:p/></draw:path><draw:path draw:style-name="gr3" draw:text-style-name="P5" svg:width="0.0925in" svg:height="0.0055in" svg:x="1.178in" svg:y="0.0732in" svg:viewBox="0 0 236 15" svg:d="M223 15c7 0 13 0 13-7 0-8-6-8-13-8-69 0-139 0-209 0-6 0-14 0-14 8 0 7 8 7 14 7 70 0 140 0 209 0z"><text:p/></draw:path><draw:path draw:style-name="gr3" draw:text-style-name="P5" svg:width="0.1346in" svg:height="0.0685in" svg:x="1.2921in" svg:y="0.0469in" svg:viewBox="0 0 343 175" svg:d="M175 66c-21-26-25-32-38-42-22-16-44-24-62-24-46 0-75 43-75 88 0 44 27 87 73 87 44 0 77-35 95-66 21 26 26 32 38 42 22 17 43 24 62 24 45 0 75-42 75-87s-28-88-72-88c-46 0-77 35-96 66zM185 79c15-27 44-66 88-66 40 0 61 40 61 75 0 37-25 68-59 68-22 0-40-15-48-24-9-10-19-22-42-53zM158 96c-16 28-45 67-88 67-41 0-62-40-62-75 0-37 26-69 60-69 22 0 40 16 49 24 8 11 17 23 41 53z"><text:p/></draw:path><draw:path draw:style-name="gr3" draw:text-style-name="P5" svg:width="0.0173in" svg:height="0.0453in" svg:x="1.4488in" svg:y="0.0984in" svg:viewBox="0 0 45 116" svg:d="M45 41c0-26-10-41-24-41-13 0-21 10-21 21 0 10 8 20 21 20 4 0 9-1 13-5 1-1 1-1 2-1 0 2 0 0 0 6 0 28-13 51-25 65-4 4-4 4-4 5 0 3 1 5 3 5 4 0 35-30 35-75z"><text:p/></draw:path><draw:path draw:style-name="gr3" draw:text-style-name="P5" svg:width="0.0602in" svg:height="0.1039in" svg:x="1.5114in" svg:y="0.0138in" svg:viewBox="0 0 154 265" svg:d="M154 179c0-46-32-84-74-84-18 0-35 6-49 19 0-25 0-49 0-74 7 2 21 4 33 4 48 0 75-35 75-40 0-3-2-4-4-4-1 0-1 0-3 1-8 3-26 11-53 11-15 0-33-3-52-11-3-1-3-1-4-1-3 0-3 3-3 9 0 38 0 76 0 114 0 8 0 11 4 11 3 0 5-2 6-4 4-6 18-27 49-27 21 0 30 18 33 25 7 14 8 29 8 48 0 14 0 38-10 54-9 14-23 24-42 24-27 0-49-20-56-43 1 0 2 1 7 1 12 0 18-9 18-18 0-10-6-20-18-20-6 0-19 3-19 21 0 33 26 70 69 70 45 0 85-36 85-86z"><text:p/></draw:path><draw:path draw:style-name="gr3" draw:text-style-name="P5" svg:width="0.0346in" svg:height="0.1516in" svg:x="1.5886in" svg:y="0in" svg:viewBox="0 0 89 386" svg:d="M89 194c0-31-4-77-25-121-23-48-56-73-61-73-2 0-3 2-3 4s0 2 7 9c38 39 60 99 60 181 0 66-14 134-63 182-4 5-4 6-4 7 0 2 1 3 3 3 5 0 39-26 62-75 20-42 24-85 24-117z"><text:p/></draw:path><draw:path draw:style-name="gr3" draw:text-style-name="P5" svg:width="0.0839in" svg:height="0.0937in" svg:x="1.6807in" svg:y="0.0232in" svg:viewBox="0 0 214 239" svg:d="M214 84c0-59-59-84-106-84-51 0-108 26-108 84 0 47 0 94 0 142 0 6 0 13 8 13 7 0 7-7 7-13 0-48 0-94 0-141 0-57 63-70 93-70 16 0 40 4 61 17 30 19 30 43 30 54 0 46 0 92 0 140 0 6 0 13 8 13 7 0 7-7 7-13 0-48 0-95 0-142z"><text:p/></draw:path><draw:path draw:style-name="gr3" draw:text-style-name="P5" svg:width="0.1028in" svg:height="0.1067in" svg:x="1.8114in" svg:y="0.0102in" svg:viewBox="0 0 262 272" svg:d="M33 35c0 63 0 126 0 188 0 21-3 28-22 28-4 0-11 1-11 7s5 6 13 6c20 0 40 0 60 0 6 0 13 0 13-6s-7-7-12-7c-21 0-25-9-25-29 0-59 0-117 0-177 57 74 112 148 168 221 3 5 5 6 7 6 7 0 7-6 7-12 0-74 0-147 0-219 0-21 3-27 22-28 2 0 9 0 9-6 0-7-7-7-13-7-19 0-38 0-57 0-7 0-13 0-13 7 0 6 7 6 11 6 22 1 24 9 24 29 0 41 0 80 0 121-38-53-78-105-116-157-3-6-5-6-13-6-23 0-45 0-69 0-6 0-12 0-12 7 0 6 6 6 8 6 11 1 18 8 22 12-1 4-1 5-1 10zM218 245c-56-74-112-148-169-222-4-4-4-5-7-10 15 0 29 0 45 0 44 59 87 118 131 176 0 19 0 38 0 56z"><text:p/></draw:path><draw:path draw:style-name="gr3" draw:text-style-name="P5" svg:width="0.1004in" svg:height="0.035in" svg:x="2.0858in" svg:y="0.0583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5" svg:width="0.0634in" svg:height="0.1516in" svg:x="2.2496in" svg:y="0in" svg:viewBox="0 0 162 386" svg:d="M59 147c-1 20-19 38-50 39-6 1-9 1-9 8 0 4 2 6 7 6 36 3 48 21 51 32 1 5 1 7 1 19 0 26 0 54 0 81 0 8 0 31 30 43 22 10 48 11 62 11 7 0 11 0 11-6 0-5-1-7-7-7-34-2-48-18-52-31-1-4-1-7-1-12 0-20 0-39 0-58 0-13 0-34 0-38-3-19-20-34-46-40 46-14 46-40 46-58 0-27 0-53 0-81 0-7 0-19 15-30 11-6 22-10 36-11 5-1 9-1 9-6 0-8-4-8-11-8-62 0-91 23-92 50 0 33 0 64 0 97z"><text:p/></draw:path><draw:path draw:style-name="gr3" draw:text-style-name="P5" svg:width="0.0732in" svg:height="0.1004in" svg:x="2.3323in" svg:y="0.0146in" svg:viewBox="0 0 187 256" svg:d="M187 130c0-39-1-130-94-130s-93 91-93 130c0 37 0 126 93 126s94-88 94-126zM93 243c-14 0-36-9-40-37-4-20-4-60-4-82 0-27 0-52 3-72 5-34 32-39 41-39 15 0 30 8 38 24 6 15 6 57 6 87 0 22 0 58-3 77-5 37-30 42-41 42z"><text:p/></draw:path><draw:path draw:style-name="gr3" draw:text-style-name="P5" svg:width="0.0256in" svg:height="0.0528in" svg:x="2.4252in" svg:y="0.0906in" svg:viewBox="0 0 66 135" svg:d="M52 52c-1 24-12 50-34 68-6 4-6 5-6 8 0 2 4 7 8 7 5 0 46-34 46-87 0-27-14-48-36-48-18 0-30 13-30 30 0 15 11 29 31 29 9 0 16-3 21-7z"><text:p/></draw:path><draw:path draw:style-name="gr3" draw:text-style-name="P5" svg:width="0.0614in" svg:height="0.0988in" svg:x="2.5in" svg:y="0.0146in" svg:viewBox="0 0 157 252" svg:d="M103 12c0-9 0-12-10-12-4 0-5 0-8 2-30 22-70 22-77 22-3 0-6 0-8 0 0 7 0 12 0 19 2 0 5 0 8 0 5 0 27-1 49-8 0 66 0 132 0 199-17 0-36 0-54 0 0 6 0 11 0 18 18-1 57-1 77-1 19 0 61 0 77 1 0-7 0-12 0-18-17 0-36 0-54 0 0-73 0-148 0-222z"><text:p/></draw:path><draw:path draw:style-name="gr3" draw:text-style-name="P5" svg:width="0.0256in" svg:height="0.0528in" svg:x="2.5866in" svg:y="0.0906in" svg:viewBox="0 0 66 135" svg:d="M52 52c-1 24-14 50-34 68-6 4-6 5-6 8 0 2 4 7 8 7s46-34 46-87c0-27-14-48-36-48-18 0-30 13-30 30 0 15 11 29 31 29 9 0 16-3 21-7z"><text:p/></draw:path><draw:path draw:style-name="gr3" draw:text-style-name="P5" svg:width="0.0693in" svg:height="0.0988in" svg:x="2.6571in" svg:y="0.0146in" svg:viewBox="0 0 177 252" svg:d="M177 167c-5 0-12 0-18 0-1 8-4 32-9 36-5 2-35 2-40 2-19 0-39 0-57 0 18-16 38-32 56-45 44-32 68-51 68-87 0-44-40-73-95-73-46 0-82 23-82 58 0 23 19 29 27 29 13 0 28-9 28-28 0-20-15-26-22-28 11-9 26-13 40-13 34 0 51 26 51 55 0 26-14 52-42 80-26 26-51 53-78 79-4 5-4 6-4 13 0 3 0 5 0 7 55 0 110 0 165 0 4-29 8-57 12-85z"><text:p/></draw:path><draw:path draw:style-name="gr3" draw:text-style-name="P5" svg:width="0.0256in" svg:height="0.0528in" svg:x="2.748in" svg:y="0.0906in" svg:viewBox="0 0 66 135" svg:d="M52 52c-1 24-14 50-34 68-6 4-6 5-6 8 0 2 4 7 7 7 5 0 47-34 47-87 0-27-14-48-36-48-18 0-30 13-30 30 0 15 11 29 31 29 9 0 16-3 21-7z"><text:p/></draw:path><draw:path draw:style-name="gr3" draw:text-style-name="P5" svg:width="0.0724in" svg:height="0.1004in" svg:x="2.8169in" svg:y="0.0146in" svg:viewBox="0 0 185 256" svg:d="M118 117c27-8 55-30 55-64 0-30-30-53-84-53-46 0-76 24-76 55 0 17 12 28 27 28 17 0 27-14 27-28 0-22-21-26-23-26 13-11 31-15 43-15 32 0 33 26 33 38 0 5 0 56-41 58-15 1-16 1-19 1-3 1-4 5-4 7 0 7 4 7 11 7 6 0 11 0 17 0 42 0 42 38 42 58 0 17 0 57-40 57-10 0-30-1-49-13 12-4 22-13 22-29 0-18-12-30-28-30-17 0-31 11-31 31 0 34 38 57 88 57 69 0 97-38 97-73 0-21-11-54-67-66z"><text:p/></draw:path><draw:path draw:style-name="gr3" draw:text-style-name="P5" svg:width="0.0256in" svg:height="0.0528in" svg:x="2.9094in" svg:y="0.0906in" svg:viewBox="0 0 66 135" svg:d="M52 52c-1 24-14 50-34 68-6 4-6 5-6 8 0 2 4 7 7 7 5 0 47-34 47-87 0-27-14-48-36-48-18 0-30 13-30 30 0 15 11 29 31 29 9 0 16-3 21-7z"><text:p/></draw:path><draw:path draw:style-name="gr3" draw:text-style-name="P5" svg:width="0.0772in" svg:height="0.0992in" svg:x="2.9764in" svg:y="0.0142in" svg:viewBox="0 0 197 253" svg:d="M159 194c13 0 26 0 38 0 0-7 0-14 0-19-12 0-25 0-38 0 0-54 0-109 0-163 0-10-1-12-12-12-7 0-7 1-13 7-45 56-89 112-134 168 0 5 0 12 0 19 37 0 74 0 111 0 0 13 0 27 0 42-14 0-29 0-43 0 0 5 0 11 0 17 14-1 50-1 66-1s50 0 63 1c0-6 0-12 0-17-12 0-25 0-38 0 0-15 0-29 0-42zM115 175c-31 0-63 0-95 0 32-40 64-80 95-120 0 40 0 80 0 120z"><text:p/></draw:path><draw:path draw:style-name="gr3" draw:text-style-name="P5" svg:width="0.0252in" svg:height="0.0528in" svg:x="3.0713in" svg:y="0.0906in" svg:viewBox="0 0 65 135" svg:d="M52 52c-1 24-14 50-34 68-6 4-6 5-6 8 0 2 3 7 7 7 5 0 46-34 46-87 0-27-13-48-35-48-18 0-30 13-30 30 0 15 11 29 30 29 10 0 17-3 22-7z"><text:p/></draw:path><draw:path draw:style-name="gr3" draw:text-style-name="P5" svg:width="0.0697in" svg:height="0.1004in" svg:x="3.1413in" svg:y="0.0146in" svg:viewBox="0 0 178 256" svg:d="M178 175c0-44-31-80-88-80-11 0-32 1-49 13 0-17 0-34 0-51 11 2 15 2 28 2 56 0 92-42 92-52 0-4 0-7-6-7-1 0-1 0-5 1-22 9-43 11-60 11-28 0-49-8-59-11-4-1-5-1-6-1-5 0-5 3-5 10 0 37 0 76 0 113 0 7 0 11 9 11 5 0 5-1 8-4 16-18 36-21 52-21 34 0 34 33 34 65 0 27 0 66-46 66-9 0-34-2-50-24 14 0 26-10 26-26 0-21-18-26-27-26-5 0-26 3-26 28 0 33 31 64 78 64 63 0 100-34 100-81z"><text:p/></draw:path><draw:path draw:style-name="gr3" draw:text-style-name="P5" svg:width="0.0634in" svg:height="0.1516in" svg:x="3.2323in" svg:y="0in" svg:viewBox="0 0 162 386" svg:d="M59 114c0 14 0 35 0 39 5 22 26 35 45 41-17 4-41 16-45 42 0 2 0 3 0 14 0 26 0 54 0 81 0 8 0 19-14 30-10 8-23 11-36 12-6 0-9 0-9 7 0 6 3 6 12 6 61 0 90-22 90-48 0-27 0-53 0-79s0-32 11-43c12-11 27-15 40-16 5 0 9 0 9-6 0-5-3-7-7-8-38-1-49-22-52-33-1-4-1-7-1-12 0-28 0-54 0-82 0-14 0-35-28-48-22-10-50-11-62-11-9 0-12 0-12 8 0 3 1 5 7 6 35 3 48 18 51 31 1 3 1 7 1 12 0 19 0 39 0 57z"><text:p/></draw:path><draw:path draw:style-name="gr3" draw:text-style-name="P5" svg:width="0.0752in" svg:height="0.1378in" svg:x="0in" svg:y="0.2346in" svg:viewBox="0 0 192 351" svg:d="M121 118c11 0 22 0 33 0 8 0 12 0 12-8 0-4-4-4-11-4-11 0-21 0-32 0 3-15 6-30 9-44 1-9 7-37 9-41 3-7 10-13 18-13 2 0 11 0 19 7-17 2-21 15-21 21 0 9 7 14 15 14 9 0 20-9 20-24 0-17-17-26-33-26-13 0-37 7-49 45-2 8-3 12-13 61-9 0-18 0-27 0-7 0-11 0-11 6s4 6 10 6c9 0 18 0 27 0-10 50-20 101-30 152-7 37-13 72-33 72-2 0-11 0-19-6 18-1 21-16 21-21 0-9-6-13-14-13-10 0-21 7-21 23 0 17 16 26 33 26 21 0 36-23 43-37 13-25 22-72 22-74 8-41 15-82 23-122z"><text:p/></draw:path><draw:path draw:style-name="gr3" draw:text-style-name="P5" svg:width="0.0469in" svg:height="0.0701in" svg:x="0.0732in" svg:y="0.2941in" svg:viewBox="0 0 120 179" svg:d="M120 130c-3 0-7 0-10 0-1 5-3 22-7 24-2 2-23 2-27 2-17 0-33 0-50 0 29-25 39-33 54-45 21-16 40-33 40-59 0-32-30-52-64-52s-56 23-56 48c0 14 11 15 14 15 7 0 15-5 15-15 0-4-3-14-17-14 9-19 28-25 40-25 27 0 41 22 41 43 0 24-17 43-25 53-22 20-44 42-66 63-2 3-2 4-2 11 37 0 74 0 111 0 3-16 6-33 9-49z"><text:p/></draw:path><draw:path draw:style-name="gr3" draw:text-style-name="P5" svg:width="0.0346in" svg:height="0.1516in" svg:x="0.15in" svg:y="0.2283in" svg:viewBox="0 0 89 386" svg:d="M89 382c0-1 0-1-7-8-48-49-60-122-60-181 0-68 14-135 63-183 4-4 4-6 4-7 0-2-1-3-3-3-5 0-39 26-62 75-20 43-24 86-24 118 0 30 4 77 25 121 23 47 56 72 61 72 2 0 3-1 3-4z"><text:p/></draw:path><draw:path draw:style-name="gr3" draw:text-style-name="P5" svg:width="0.0535in" svg:height="0.1516in" svg:x="0.2051in" svg:y="0.2283in" svg:viewBox="0 0 137 386" svg:d="M81 51c0-16 10-40 53-43 1 0 3-1 3-4 0-4-3-4-7-4-39 0-74 20-74 48 0 30 0 59 0 88 0 15 0 28-16 40-14 11-28 12-37 12-2 1-3 2-3 5 0 4 2 4 7 4 25 2 44 15 47 34 2 5 2 6 2 20 0 25 0 51 0 76 0 16 0 28 18 43 15 12 40 16 56 16 4 0 7 0 7-4s-2-4-6-4c-24-2-43-15-49-34-1-4-1-4-1-18 0-28 0-55 0-82 0-17-3-24-15-36-8-8-20-12-30-15 31-9 45-27 45-49 0-31 0-63 0-93z"><text:p/></draw:path><draw:path draw:style-name="gr3" draw:text-style-name="P5" svg:width="0.0925in" svg:height="0.0055in" svg:x="0.2823in" svg:y="0.302in" svg:viewBox="0 0 236 15" svg:d="M223 15c7 0 13 0 13-7 0-8-6-8-13-8-69 0-139 0-209 0-6 0-14 0-14 8 0 7 8 7 14 7 70 0 140 0 209 0z"><text:p/></draw:path><draw:path draw:style-name="gr3" draw:text-style-name="P5" svg:width="0.05in" svg:height="0.1012in" svg:x="0.402in" svg:y="0.2406in" svg:viewBox="0 0 128 258" svg:d="M79 10c0-9 0-10-9-10-24 25-58 25-70 25 0 5 0 8 0 12 8 0 31 0 51-11 0 68 0 134 0 201 0 14-2 18-37 18-4 0-7 0-12 0 0 4 0 8 0 13 13-2 47-2 63-2 15 0 49 0 63 2 0-5 0-9 0-13-5 0-8 0-13 0-35 0-36-4-36-18 0-73 0-144 0-217z"><text:p/></draw:path><draw:path draw:style-name="gr3" draw:text-style-name="P5" svg:width="0.0173in" svg:height="0.0453in" svg:x="0.4776in" svg:y="0.326in" svg:viewBox="0 0 45 116" svg:d="M45 41c0-26-10-41-25-41-12 0-20 10-20 20 0 11 8 21 20 21 4 0 10-1 14-6 1 0 1-1 1-1 1 0 1 1 1 7 0 28-13 51-26 64-5 4-5 5-5 6 0 2 3 5 5 5 4 0 35-30 35-75z"><text:p/></draw:path><draw:path draw:style-name="gr3" draw:text-style-name="P5" svg:width="0.05in" svg:height="0.1012in" svg:x="0.5457in" svg:y="0.2406in" svg:viewBox="0 0 128 258" svg:d="M79 10c0-9 0-10-9-10-24 25-58 25-70 25 0 5 0 8 0 12 8 0 31 0 51-11 0 68 0 134 0 201 0 14-2 18-37 18-4 0-7 0-12 0 0 4 0 8 0 13 13-2 47-2 63-2 15 0 49 0 63 2 0-5 0-9 0-13-5 0-8 0-13 0-35 0-36-4-36-18 0-73 0-144 0-217z"><text:p/></draw:path><draw:path draw:style-name="gr3" draw:text-style-name="P5" svg:width="0.0173in" svg:height="0.0453in" svg:x="0.6217in" svg:y="0.326in" svg:viewBox="0 0 45 116" svg:d="M45 41c0-26-10-41-25-41-12 0-20 10-20 20 0 11 8 21 20 21 4 0 10-1 13-6 1 0 1-1 2-1s1 1 1 7c0 28-13 51-26 64-5 4-5 5-5 6 0 2 3 5 5 5 4 0 35-30 35-75z"><text:p/></draw:path><draw:path draw:style-name="gr3" draw:text-style-name="P5" svg:width="0.0819in" svg:height="0.0669in" svg:x="0.6799in" svg:y="0.2764in" svg:viewBox="0 0 209 171" svg:d="M92 22c15 0 29 0 43 0-12 57-15 74-15 100 0 6 0 16 2 29 4 17 9 20 14 20 8 0 16-7 16-15 0-3 0-3-2-9-11-27-11-52-11-63 0-21 3-42 6-62 16 0 30 0 45 0 5 0 19 0 19-13 0-9-9-9-15-9-43 0-87 0-130 0-9 0-23 0-41 18-13 15-23 33-23 35 1 1 0 3 4 3s5-1 7-4c19-30 41-30 48-30 8 0 15 0 22 0-12 47-33 94-49 129-2 5-2 6-2 9 0 7 5 11 11 11 11 0 14-11 18-26 6-17 6-18 11-37 8-29 15-57 22-86z"><text:p/></draw:path><draw:path draw:style-name="gr3" draw:text-style-name="P5" svg:width="0.0531in" svg:height="0.1516in" svg:x="0.7791in" svg:y="0.2283in" svg:viewBox="0 0 136 386" svg:d="M55 335c0 15-10 40-52 43-2 0-3 2-3 4 0 4 4 4 8 4 37 0 73-18 73-48s0-60 0-88c0-16 0-28 16-41 13-11 28-12 36-12 2 0 3-2 3-4 0-4-2-4-5-5-25-1-44-15-49-34-1-4-1-4-1-19 0-25 0-51 0-77 0-15 0-28-18-43-16-12-42-15-55-15-4 0-8 0-8 4s2 4 5 4c25 2 44 14 49 34 1 3 1 4 1 19 0 26 0 53 0 80 0 17 3 24 15 37 9 8 20 11 31 15-32 8-46 26-46 49 0 31 0 62 0 93z"><text:p/></draw:path><draw:path draw:style-name="gr3" draw:text-style-name="P5" svg:width="0.035in" svg:height="0.1516in" svg:x="0.8528in" svg:y="0.2283in" svg:viewBox="0 0 90 386" svg:d="M90 193c0-30-4-77-25-120-24-48-57-73-61-73-2 0-4 1-4 3 0 1 0 3 8 9 37 39 59 100 59 181 0 66-14 134-62 182-5 6-5 6-5 7 0 2 2 4 4 4 4 0 39-26 62-76 19-41 24-84 24-117z"><text:p/></draw:path><draw:path draw:style-name="gr3" draw:text-style-name="P5" svg:width="0.1008in" svg:height="0.035in" svg:x="0.9539in" svg:y="0.2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1in" svg:height="0.1516in" svg:x="1.1173in" svg:y="0.2283in" svg:viewBox="0 0 136 386" svg:d="M81 51c0-16 10-40 52-43 2 0 3-1 3-4 0-4-2-4-6-4-39 0-74 20-75 48 0 30 0 59 0 88 0 15 0 28-15 40-14 11-28 12-37 12-2 1-3 2-3 5 0 4 2 4 5 4 27 2 44 15 49 34 1 5 1 6 1 20 0 25 0 51 0 76 0 16 0 28 19 43 15 12 40 16 56 16 4 0 6 0 6-4s-2-4-5-4c-24-2-44-15-49-34-1-4-1-4-1-18 0-28 0-55 0-82 0-17-3-25-15-36-9-9-20-12-31-15 32-9 46-27 46-49 0-31 0-63 0-93z"><text:p/></draw:path><draw:path draw:style-name="gr3" draw:text-style-name="P5" svg:width="0.0925in" svg:height="0.0055in" svg:x="1.1949in" svg:y="0.302in" svg:viewBox="0 0 236 15" svg:d="M223 15c7 0 13 0 13-7 0-8-6-8-13-8-69 0-139 0-209 0-6 0-14 0-14 8 0 7 8 7 14 7 70 0 140 0 209 0z"><text:p/></draw:path><draw:path draw:style-name="gr3" draw:text-style-name="P5" svg:width="0.05in" svg:height="0.1012in" svg:x="1.3142in" svg:y="0.2406in" svg:viewBox="0 0 128 258" svg:d="M79 10c0-9 0-10-9-10-24 25-58 25-70 25 0 5 0 8 0 12 8 0 30 0 51-11 0 68 0 134 0 201 0 14-2 18-37 18-4 0-7 0-12 0 0 4 0 8 0 13 13-2 47-2 63-2 15 0 48 0 63 2 0-5 0-9 0-13-5 0-9 0-14 0-34 0-35-4-35-18 0-73 0-144 0-217z"><text:p/></draw:path><draw:path draw:style-name="gr3" draw:text-style-name="P5" svg:width="0.0173in" svg:height="0.0453in" svg:x="1.3898in" svg:y="0.326in" svg:viewBox="0 0 45 116" svg:d="M45 41c0-26-9-41-24-41-13 0-21 10-21 20 0 11 8 21 21 21 4 0 10-1 13-6 1 0 1-1 2-1 0 2 1 1 1 7 0 28-14 51-26 64-4 4-4 5-4 6 0 2 2 5 4 5 3 0 34-30 34-75z"><text:p/></draw:path><draw:path draw:style-name="gr3" draw:text-style-name="P5" svg:width="0.05in" svg:height="0.1012in" svg:x="1.4583in" svg:y="0.2406in" svg:viewBox="0 0 128 258" svg:d="M79 10c0-9 0-10-9-10-24 25-58 25-70 25 0 5 0 8 0 12 8 0 30 0 51-11 0 68 0 134 0 201 0 14-2 18-37 18-4 0-7 0-12 0 0 4 0 8 0 13 13-2 47-2 63-2 15 0 48 0 63 2 0-5 0-9 0-13-5 0-9 0-14 0-34 0-35-4-35-18 0-73 0-144 0-217z"><text:p/></draw:path><draw:path draw:style-name="gr3" draw:text-style-name="P5" svg:width="0.0173in" svg:height="0.0453in" svg:x="1.5335in" svg:y="0.326in" svg:viewBox="0 0 45 116" svg:d="M45 41c0-26-9-41-24-41-13 0-21 10-21 20 0 11 8 21 21 21 4 0 10-1 13-6 1 0 1-1 2-1 0 2 1 1 1 7 0 28-14 51-26 64-4 4-4 5-4 6 0 2 2 5 3 5 4 0 35-30 35-75z"><text:p/></draw:path><draw:path draw:style-name="gr3" draw:text-style-name="P5" svg:width="0.0819in" svg:height="0.0669in" svg:x="1.5925in" svg:y="0.2764in" svg:viewBox="0 0 209 171" svg:d="M91 22c15 0 30 0 44 0-12 57-16 74-16 100 0 6 0 16 3 29 4 17 9 20 14 20 8 0 16-7 16-15 0-3 0-3-2-9-11-27-11-52-11-63 0-21 2-42 6-62 14 0 30 0 44 0 6 0 20 0 20-13 0-9-9-9-17-9-42 0-85 0-128 0-9 0-23 0-41 18-13 15-23 33-23 35 1 1 0 3 4 3s4-1 7-4c19-30 41-30 48-30 8 0 15 0 22 0-12 47-33 94-49 129-3 5-3 6-3 9 0 7 6 11 12 11 11 0 14-11 18-26 6-17 6-18 11-37 7-29 15-57 21-86z"><text:p/></draw:path><draw:path draw:style-name="gr3" draw:text-style-name="P5" svg:width="0.0535in" svg:height="0.1516in" svg:x="1.6906in" svg:y="0.2283in" svg:viewBox="0 0 137 386" svg:d="M56 335c0 15-10 40-52 43-2 0-4 2-4 4 0 4 4 4 9 4 37 0 72-18 73-48 0-30 0-60 0-88 0-16 0-28 16-41 13-11 27-12 36-12 2 0 3-2 3-4 0-4-2-4-5-5-26-1-44-15-48-34-2-4-2-4-2-19 0-25 0-51 0-77 0-15 0-28-18-43-16-12-43-15-55-15-5 0-9 0-9 4s3 4 7 4c24 2 42 14 48 34 1 3 1 4 1 19 0 26 0 53 0 80 0 17 3 24 15 37 9 8 20 11 31 15-32 8-46 26-46 49 0 31 0 62 0 93z"><text:p/></draw:path><draw:path draw:style-name="gr3" draw:text-style-name="P5" svg:width="0.0846in" svg:height="0.0941in" svg:x="1.798in" svg:y="0.252in" svg:viewBox="0 0 216 240" svg:d="M216 85c0-60-60-85-108-85-51 0-108 28-108 84 0 47 0 94 0 142 0 6 0 14 8 14 7 0 7-8 7-14 0-48 0-94 0-140 0-58 64-71 93-71 17 0 42 4 62 17 30 19 30 44 30 54 0 46 0 92 0 140 0 6 0 14 8 14s8-8 8-14c0-48 0-94 0-141z"><text:p/></draw:path><draw:path draw:style-name="gr3" draw:text-style-name="P5" svg:width="0.1028in" svg:height="0.1067in" svg:x="1.9287in" svg:y="0.2378in" svg:viewBox="0 0 262 272" svg:d="M34 34c0 63 0 126 0 188 0 21-3 28-23 29-4 0-11 0-11 7 0 6 7 6 13 6 20 0 41 0 61 0 6 0 12 0 12-6 0-7-6-7-11-7-22-1-24-9-24-29 0-59 0-117 0-177 55 74 111 147 166 220 3 6 5 7 8 7 7 0 7-7 7-13 0-73 0-146 0-218 0-22 3-28 21-28 2 0 9 0 9-6 0-7-6-7-13-7-19 0-38 0-57 0-6 0-13 0-13 7 0 6 8 6 11 6 22 0 26 8 26 29 0 41 0 80 0 121-39-53-79-106-117-159-4-4-6-4-14-4-22 0-45 0-67 0-7 0-14 0-14 7 0 5 7 6 9 6 10 1 18 8 21 12 0 4 0 4 0 9zM218 244c-56-75-111-148-167-222-5-4-5-5-9-9 15 0 31 0 46 0 43 59 87 118 130 176 0 18 0 37 0 55z"><text:p/></draw:path><draw:path draw:style-name="gr3" draw:text-style-name="P5" svg:width="0.1004in" svg:height="0.035in" svg:x="2.0858in" svg:y="0.2866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5" svg:width="0.0634in" svg:height="0.1516in" svg:x="2.2496in" svg:y="0.2283in" svg:viewBox="0 0 162 386" svg:d="M59 147c-1 19-19 37-50 39-6 0-9 0-9 7 0 4 2 6 7 7 36 1 48 21 51 31 1 6 1 7 1 20 0 26 0 53 0 80 0 8 0 31 30 44 22 9 48 11 62 11 7 0 11 0 11-7 0-5-1-6-7-7-34-1-48-18-52-31-1-3-1-6-1-12 0-20 0-38 0-57 0-13 0-34 0-39-3-18-20-33-46-40 46-13 46-39 46-57 0-27 0-53 0-81 0-7 0-20 15-30 11-7 22-11 36-12 5 0 9 0 9-6 0-7-4-7-11-7-62 0-91 22-92 48 0 33 0 66 0 99z"><text:p/></draw:path><draw:path draw:style-name="gr3" draw:text-style-name="P5" svg:width="0.0614in" svg:height="0.0992in" svg:x="2.3386in" svg:y="0.2429in" svg:viewBox="0 0 157 253" svg:d="M103 12c0-8 0-12-10-12-4 0-4 0-8 3-30 22-70 22-77 22-3 0-6 0-8 0 0 6 0 12 0 18 2 0 5 0 8 0 5 0 27 0 49-8 0 67 0 133 0 201-17 0-35 0-53 0 0 5 0 11 0 17 17-1 58-1 77-1s60 0 76 1c0-6 0-12 0-17-17 0-36 0-54 0 0-75 0-149 0-224z"><text:p/></draw:path><draw:path draw:style-name="gr3" draw:text-style-name="P5" svg:width="0.0634in" svg:height="0.1516in" svg:x="2.4248in" svg:y="0.2283in" svg:viewBox="0 0 162 386" svg:d="M59 114c0 14 0 35 1 38 4 23 26 35 46 41v1c-19 4-42 16-46 40-1 4-1 4-1 16 0 26 0 54 0 81 0 7 0 19-13 29-11 8-24 11-37 12-6 1-9 1-9 7 0 7 4 7 12 7 61 0 90-22 90-49s0-53 0-79c0-25 0-31 12-42 11-12 27-16 40-16 4-1 8-1 8-7 0-5-3-7-7-7-37-2-49-22-52-34-1-3-1-7-1-11 0-28 0-54 0-82 0-15 0-35-28-48-22-10-50-11-62-11-8 0-12 0-12 7 0 4 2 6 7 6 35 2 49 19 52 31 0 4 0 8 0 12 0 20 0 39 0 58z"><text:p/></draw:path></draw:g></text:p>
      </text:section>
      <text:h text:style-name="Heading_20_3" text:outline-level="3">סעיף (ג)</text:h>
      <text:p text:style-name="P12"><draw:g text:anchor-type="as-char" svg:y="-0.1319in" draw:z-index="47" draw:name="Shape47" draw:style-name="gr1"><svg:title>TexMaths</svg:title><svg:desc>11§display§f_3(f := \lambda n \in \N. n + 1) = f^{-1}[\{1\}] = \{\iota n \in \N. n + 1 = 1\} = \bm{\{0\}}§svg§600§FALSE§</svg:desc><draw:path draw:style-name="gr2" draw:text-style-name="P4" svg:width="4.1472in" svg:height="0.1543in" svg:x="-0.0004in" svg:y="0.0079in" svg:viewBox="0 0 10535 393" svg:d="M0 0c3511 0 7024 0 10535 0 0 131 0 263 0 393-3511 0-7024 0-10535 0 0-130 0-262 0-393z"><text:p/></draw:path><draw:path draw:style-name="gr3" draw:text-style-name="P5" svg:width="0.0756in" svg:height="0.137in" svg:x="0in" svg:y="0.026in" svg:viewBox="0 0 193 349" svg:d="M121 118c11 0 22 0 33 0 8 0 12 0 12-8 0-5-4-5-11-5-11 0-21 0-32 0 2-14 6-28 8-42 2-9 8-37 10-41 3-8 10-13 17-13 3 0 13 0 20 7-17 2-21 15-21 20 0 9 7 15 15 15 10 0 21-9 21-24 0-17-18-27-35-27-13 0-37 8-48 45-2 9-3 12-13 60-9 0-18 0-27 0-7 0-12 0-12 8 0 5 5 5 11 5 9 0 17 0 26 0-10 50-19 101-29 151-7 38-13 73-34 73-1 0-11 0-18-8 18-1 21-14 21-21 0-9-6-13-14-13-10 0-21 9-21 23 0 18 17 26 32 26 22 0 37-22 44-37 12-24 22-70 22-74 8-39 15-80 23-120z"><text:p/></draw:path><draw:path draw:style-name="gr3" draw:text-style-name="P5" svg:width="0.0484in" svg:height="0.0724in" svg:x="0.072in" svg:y="0.085in" svg:viewBox="0 0 124 185" svg:d="M59 89c21 0 37 14 37 44 0 33-20 43-35 43-11 0-35-4-47-19 14-1 17-10 17-15 0-9-7-15-16-15-7 0-15 5-15 16 0 25 29 42 62 42 37 0 62-26 62-52 0-22-16-43-46-48 29-11 39-31 39-48 0-21-26-37-55-37-30 0-53 14-53 36 0 9 5 15 14 15 8 0 13-7 13-14 0-8-5-14-13-14 9-12 28-15 38-15 13 0 29 6 29 29 0 11-3 25-11 32-9 10-16 11-29 12-7 0-8 0-9 0s-2 1-2 5c0 3 2 3 6 3 5 0 10 0 14 0z"><text:p/></draw:path><draw:path draw:style-name="gr3" draw:text-style-name="P5" svg:width="0.035in" svg:height="0.1504in" svg:x="0.1496in" svg:y="0.0193in" svg:viewBox="0 0 90 383" svg:d="M90 379c0-1 0-1-6-8-49-48-61-122-61-179 0-67 14-134 62-182 5-5 5-6 5-7 0-2-1-3-3-3-4 0-40 26-62 75-19 43-25 84-25 117 0 29 4 76 26 119 24 47 57 72 61 72 2 0 3-1 3-4z"><text:p/></draw:path><draw:path draw:style-name="gr3" draw:text-style-name="P5" svg:width="0.0756in" svg:height="0.137in" svg:x="0.202in" svg:y="0.026in" svg:viewBox="0 0 193 349" svg:d="M121 118c11 0 23 0 34 0 8 0 11 0 11-8 0-5-3-5-10-5-11 0-22 0-33 0 4-14 6-28 9-42 1-9 7-37 9-41 3-8 10-13 19-13 1 0 11 0 18 7-16 2-21 15-21 20 0 9 7 15 15 15 10 0 21-9 21-24 0-17-18-27-33-27-14 0-38 8-50 45-2 9-3 12-12 60-9 0-19 0-28 0-6 0-11 0-11 8 0 5 4 5 11 5 9 0 17 0 26 0-10 50-20 101-30 151-7 38-13 73-33 73-2 0-11 0-19-8 18-1 21-14 21-21 0-9-6-13-14-13-10 0-21 9-21 23 0 18 17 26 33 26 21 0 36-22 44-37 12-24 21-70 21-74 8-39 15-80 23-120z"><text:p/></draw:path><draw:path draw:style-name="gr3" draw:text-style-name="P5" svg:width="0.0157in" svg:height="0.065in" svg:x="0.3402in" svg:y="0.0673in" svg:viewBox="0 0 41 166" svg:d="M41 21c0-11-9-21-20-21s-21 10-21 21 10 21 21 21 20-10 20-21zM41 146c0-11-9-21-20-21s-21 10-21 21 10 20 21 20 20-9 20-20z"><text:p/></draw:path><draw:path draw:style-name="gr3" draw:text-style-name="P5" svg:width="0.1008in" svg:height="0.035in" svg:x="0.3776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748in" svg:height="0.1063in" svg:x="0.5378in" svg:y="0.0283in" svg:viewBox="0 0 191 271" svg:d="M118 155c15 41 34 99 40 108 6 7 10 7 20 7 4 0 6 0 9 0 4 0 4-2 4-3s-1-2-2-3c-3-5-5-10-9-18-26-72-52-146-79-219-7-22-28-27-46-27-2 0-8 0-8 4s3 4 4 5c13 2 16 4 25 31 12 34 25 69 37 104-35 35-71 70-106 104-5 5-7 7-7 12 0 7 6 11 12 11s9-4 12-7c31-37 63-73 94-109z"><text:p/></draw:path><draw:path draw:style-name="gr3" draw:text-style-name="P5" svg:width="0.0819in" svg:height="0.0681in" svg:x="0.6232in" svg:y="0.0665in" svg:viewBox="0 0 209 174" svg:d="M22 147c-1 6-3 15-3 17 0 6 5 10 11 10 5 0 12-4 14-11 1 0 6-19 8-28 3-12 5-24 9-35 2-9 4-17 6-25 1-7 5-19 5-20 6-12 26-47 63-47 17 0 21 14 21 27 0 24-20 73-25 89-3 10-4 14-4 19 0 17 14 31 31 31 37 0 51-56 51-60 0-3-3-3-4-3-5 0-5 1-6 7-8 26-21 48-39 48-7 0-10-4-10-13 0-10 3-19 7-28 7-20 23-62 23-84 0-26-16-41-44-41-35 0-53 24-60 33-2-22-18-33-35-33-19 0-26 14-30 22-5 12-11 35-11 37 0 4 3 4 4 4 4 0 5 0 7-9 7-28 14-46 28-46 8 0 12 5 12 17 0 9-1 13-6 33-8 30-15 60-23 89z"><text:p/></draw:path><draw:path draw:style-name="gr3" draw:text-style-name="P5" svg:width="0.076in" svg:height="0.087in" svg:x="0.765in" svg:y="0.052in" svg:viewBox="0 0 194 222" svg:d="M180 120c7 0 14 0 14-8s-7-8-14-8c-55 0-108 0-163 0 4-51 48-89 103-89 20 0 41 0 60 0 7 0 14 0 14-7 0-8-7-8-14-8-20 0-40 0-61 0-66 0-119 51-119 112 0 62 53 110 119 110 21 0 41 0 61 0 7 0 14 0 14-7s-7-7-14-7c-19 0-40 0-60 0-55 0-99-37-103-88 55 0 108 0 163 0z"><text:p/></draw:path><draw:path draw:style-name="gr3" draw:text-style-name="P5" svg:width="0.1028in" svg:height="0.1059in" svg:x="0.9in" svg:y="0.0287in" svg:viewBox="0 0 262 270" svg:d="M33 35c0 63 0 125 0 187 0 21-3 27-22 27-4 0-11 1-11 7 0 7 6 7 13 7 20 0 40 0 60 0 6 0 13 0 13-7 0-6-7-7-12-7-21 0-24-8-24-28 0-58 0-117 0-175 56 73 111 146 167 219 3 4 5 5 7 5 7 0 7-6 7-12 0-71 0-144 0-216 0-22 3-28 22-28 2 0 9-1 9-6 0-8-7-8-13-8-19 0-38 0-56 0-8 0-14 0-14 8 0 6 7 6 11 6 22 0 25 8 25 29 0 39 0 79 0 120-39-53-79-105-117-158-3-5-4-5-13-5-23 0-45 0-68 0-7 0-13 0-13 8 0 5 6 6 8 6 11 1 18 7 22 12-1 3-1 4-1 9zM218 244c-56-74-112-147-168-221-5-4-5-5-8-9 15 0 30 0 45 0 44 59 87 117 131 175 0 19 0 36 0 55z"><text:p/></draw:path><draw:path draw:style-name="gr3" draw:text-style-name="P5" svg:width="0.0157in" svg:height="0.0157in" svg:x="1.0193in" svg:y="0.1165in" svg:viewBox="0 0 41 41" svg:d="M41 21c0-11-9-21-20-21-12 0-21 10-21 21s9 20 21 20c11 0 20-9 20-20z"><text:p/></draw:path><draw:path draw:style-name="gr3" draw:text-style-name="P5" svg:width="0.0819in" svg:height="0.0681in" svg:x="1.0528in" svg:y="0.0665in" svg:viewBox="0 0 209 174" svg:d="M22 147c-1 6-3 15-3 17 0 6 5 10 11 10 4 0 12-4 14-11 1 0 6-19 8-28 3-12 5-24 9-35 2-9 4-17 6-25 1-7 5-19 5-20 6-12 26-47 63-47 17 0 20 14 20 27 0 24-19 73-24 89-4 10-4 14-4 19 0 17 13 31 31 31 37 0 51-56 51-60 0-3-3-3-4-3-5 0-5 1-7 7-8 26-20 48-38 48-7 0-10-4-10-13 0-10 3-19 7-28 7-20 23-62 23-84 0-26-16-41-44-41-35 0-53 24-60 33-2-22-19-33-36-33-19 0-25 14-29 22-7 12-11 35-11 37 0 4 3 4 4 4 4 0 5 0 7-9 7-28 14-46 28-46 7 0 12 5 12 17 0 9-1 13-6 33-8 30-15 60-23 89z"><text:p/></draw:path><draw:path draw:style-name="gr3" draw:text-style-name="P5" svg:width="0.1008in" svg:height="0.1004in" svg:x="1.1819in" svg:y="0.0445in" svg:viewBox="0 0 257 256" svg:d="M136 136c37 0 72 0 108 0 6 0 13 0 13-7 0-8-7-8-13-8-36 0-71 0-108 0 0-36 0-72 0-108 0-5 0-13-7-13-8 0-8 8-8 13 0 36 0 72 0 108-36 0-71 0-108 0-5 0-13 0-13 8 0 7 8 7 13 7 37 0 72 0 108 0 0 35 0 72 0 107 0 5 0 13 8 13 7 0 7-8 7-13 0-35 0-72 0-107z"><text:p/></draw:path><draw:path draw:style-name="gr3" draw:text-style-name="P5" svg:width="0.05in" svg:height="0.1in" svg:x="1.3394in" svg:y="0.0319in" svg:viewBox="0 0 128 255" svg:d="M79 10c0-9 0-10-9-10-24 25-58 25-70 25 0 4 0 8 0 11 8 0 31 0 51-10 0 66 0 133 0 199 0 13-1 19-37 19-4 0-7 0-12 0 0 4 0 8 0 11 13-1 48-1 63-1s49 0 63 1c0-3 0-7 0-11-5 0-8 0-12 0-36 0-37-4-37-19 0-71 0-144 0-215z"><text:p/></draw:path><draw:path draw:style-name="gr3" draw:text-style-name="P5" svg:width="0.0346in" svg:height="0.1504in" svg:x="1.4106in" svg:y="0.0193in" svg:viewBox="0 0 89 383" svg:d="M89 192c0-29-4-77-25-119-23-49-56-73-61-73-2 0-3 1-3 3 0 1 0 2 7 9 38 39 60 100 60 180 0 65-14 132-63 182-4 4-4 4-4 5 0 3 1 4 3 4 5 0 39-26 62-74 20-43 24-86 24-117z"><text:p/></draw:path><draw:path draw:style-name="gr3" draw:text-style-name="P5" svg:width="0.1008in" svg:height="0.035in" svg:x="1.5114in" svg:y="0.0783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5" svg:width="0.076in" svg:height="0.137in" svg:x="1.6717in" svg:y="0.026in" svg:viewBox="0 0 194 349" svg:d="M122 118c11 0 22 0 33 0 8 0 11 0 11-8 0-5-3-5-10-5-11 0-21 0-32 0 3-14 6-28 8-42 2-9 8-37 10-41 3-8 10-13 18-13 2 0 12 0 18 7-16 2-21 15-21 20 0 9 8 15 15 15 11 0 22-9 22-24 0-17-18-27-34-27-14 0-38 8-49 45-3 9-4 12-13 60-9 0-18 0-26 0s-13 0-13 8c0 5 4 5 11 5 9 0 17 0 26 0-10 50-19 101-29 151-8 38-14 73-34 73-1 0-11 0-19-8 19-1 22-14 22-21 0-9-7-13-14-13-10 0-22 9-22 23 0 18 18 26 33 26 22 0 37-22 44-37 12-24 21-70 22-74 8-39 15-80 23-120z"><text:p/></draw:path><draw:path draw:style-name="gr3" draw:text-style-name="P5" svg:width="0.0717in" svg:height="0.0047in" svg:x="1.7661in" svg:y="0.0409in" svg:viewBox="0 0 183 13" svg:d="M173 13c4 0 10 0 10-5 0-8-6-8-10-8-54 0-108 0-162 0-4 0-11 0-11 7 0 6 7 6 11 6 54 0 108 0 162 0z"><text:p/></draw:path><draw:path draw:style-name="gr3" draw:text-style-name="P5" svg:width="0.0386in" svg:height="0.0701in" svg:x="1.8614in" svg:y="0in" svg:viewBox="0 0 99 179" svg:d="M62 8c0-8-1-8-9-8-17 16-42 18-53 18 0 3 0 6 0 9 7 0 24 0 40-7 0 46 0 91 0 137 0 9 0 12-28 12-3 0-6 0-10 0 0 3 0 7 0 10 5 0 38-1 49-1 7 0 41 1 48 1 0-3 0-7 0-10-3 0-8 0-11 0-26 0-26-3-26-12 0-50 0-100 0-149z"><text:p/></draw:path><draw:path draw:style-name="gr3" draw:text-style-name="P5" svg:width="0.0209in" svg:height="0.1504in" svg:x="1.9358in" svg:y="0.0193in" svg:viewBox="0 0 54 383" svg:d="M54 383c0-5 0-9 0-15-13 0-25 0-39 0 0-118 0-235 0-353 14 0 26 0 39 0 0-5 0-10 0-15-18 0-36 0-54 0 0 127 0 256 0 383 18 0 36 0 54 0z"><text:p/></draw:path><draw:path draw:style-name="gr3" draw:text-style-name="P5" svg:width="0.0539in" svg:height="0.1504in" svg:x="1.9717in" svg:y="0.0193in" svg:viewBox="0 0 138 383" svg:d="M81 51c0-16 10-40 52-43 2 0 5-1 5-4 0-4-4-4-8-4-39 0-74 20-75 48 0 29 0 57 0 87 0 16 0 28-15 41-14 11-28 12-37 12-2 0-3 2-3 4 0 4 2 4 6 5 26 1 45 15 48 33 1 4 1 4 1 18 0 26 0 51 0 76 0 17 0 29 19 44 15 11 40 15 56 15 4 0 8 0 8-4 0-3-4-3-7-4-24-1-43-14-48-33-2-4-2-5-2-19 0-26 0-53 0-80 0-18-3-24-15-35-8-9-20-12-30-16 31-9 45-26 45-49 0-31 0-62 0-92z"><text:p/></draw:path><draw:path draw:style-name="gr3" draw:text-style-name="P5" svg:width="0.0496in" svg:height="0.1in" svg:x="2.0504in" svg:y="0.0319in" svg:viewBox="0 0 127 255" svg:d="M79 10c0-9 0-10-10-10-23 25-57 25-69 25 0 4 0 8 0 11 8 0 30 0 51-10 0 66 0 133 0 199 0 13-3 19-37 19-4 0-7 0-12 0 0 4 0 8 0 11 13-1 46-1 63-1 15 0 48 0 62 1 0-3 0-7 0-11-5 0-8 0-13 0-34 0-35-4-35-19 0-71 0-144 0-215z"><text:p/></draw:path><draw:path draw:style-name="gr3" draw:text-style-name="P5" svg:width="0.0539in" svg:height="0.1504in" svg:x="2.1232in" svg:y="0.0193in" svg:viewBox="0 0 138 383" svg:d="M56 332c0 15-10 40-53 43-1 1-3 2-3 4 0 4 4 4 8 4 37 0 73-18 73-48 0-28 0-58 0-88 0-14 0-27 16-38 14-11 28-12 37-12 2-1 4-3 4-5 0-4-3-4-7-4-25-1-44-16-48-34-2-5-2-6-2-19 0-26 0-52 0-77 0-15 0-28-17-43-17-12-43-15-56-15-4 0-8 0-8 4s2 4 7 4c24 2 43 14 48 34 1 3 1 4 1 17 0 27 0 54 0 82 0 17 3 23 16 36 7 8 18 12 29 15-31 9-45 26-45 48 0 30 0 61 0 92z"><text:p/></draw:path><draw:path draw:style-name="gr3" draw:text-style-name="P5" svg:width="0.0209in" svg:height="0.1504in" svg:x="2.1913in" svg:y="0.0193in" svg:viewBox="0 0 54 383" svg:d="M54 0c-18 0-36 0-54 0 0 5 0 10 0 15 12 0 25 0 37 0 0 118 0 235 0 353-12 0-25 0-37 0 0 6 0 10 0 15 18 0 36 0 54 0 0-127 0-256 0-383z"><text:p/></draw:path><draw:path draw:style-name="gr3" draw:text-style-name="P5" svg:width="0.1004in" svg:height="0.035in" svg:x="2.2815in" svg:y="0.0783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539in" svg:height="0.1504in" svg:x="2.4445in" svg:y="0.0193in" svg:viewBox="0 0 138 383" svg:d="M81 51c0-16 10-40 53-43 1 0 4-1 4-4 0-4-4-4-8-4-39 0-74 20-74 48 0 29 0 57 0 87 0 16 0 28-15 41-15 11-29 12-38 12-1 0-3 2-3 4 0 4 2 4 7 5 25 1 44 15 48 33 1 4 1 4 1 18 0 26 0 51 0 76 0 17 0 29 19 44 14 11 41 15 55 15 4 0 8 0 8-4 0-3-3-3-7-4-24-1-43-14-48-33-2-4-2-5-2-19 0-26 0-53 0-80 0-18-3-23-15-35-8-9-19-12-30-16 32-9 45-26 45-49 0-31 0-62 0-92z"><text:p/></draw:path><draw:path draw:style-name="gr3" draw:text-style-name="P5" svg:width="0.0402in" svg:height="0.0681in" svg:x="2.5181in" svg:y="0.0665in" svg:viewBox="0 0 103 174" svg:d="M103 114c0-3-3-3-4-3-3 0-4 1-4 4-12 38-44 51-62 51-4 0-10-1-10-13 0-9 3-18 8-29 16-46 33-111 33-114 0-7-5-10-11-10-5 0-12 2-14 10-4 6-7 26-9 33-1 2-11 36-12 40-1 5-5 15-6 18-2 11-12 29-12 42 0 15 11 31 33 31 44 0 70-47 70-60z"><text:p/></draw:path><draw:path draw:style-name="gr3" draw:text-style-name="P5" svg:width="0.0823in" svg:height="0.0681in" svg:x="2.5677in" svg:y="0.0665in" svg:viewBox="0 0 210 174" svg:d="M23 147c-1 6-3 15-3 17 0 6 5 10 11 10 4 0 11-4 14-11 2-10 5-19 8-28 2-12 5-24 8-35 2-9 5-17 6-25 2-7 5-19 6-20 5-12 26-47 62-47 18 0 21 14 21 27 0 24-18 73-25 89-3 10-3 14-3 19 0 17 13 31 32 31 36 0 50-56 50-60 0-3-4-3-5-3-4 0-4 1-6 7-8 26-21 48-39 48-7 0-9-4-9-13 0-10 3-19 6-28 8-20 25-62 25-84 0-26-18-41-46-41-34 0-53 24-60 33-1-22-18-33-35-33-18 0-26 14-29 22-6 12-12 35-12 37 0 4 3 3 4 4 5 0 5 0 7-9 7-28 14-46 29-46 7 0 12 5 12 17 0 9-1 13-7 33-8 30-14 60-22 89z"><text:p/></draw:path><draw:path draw:style-name="gr3" draw:text-style-name="P5" svg:width="0.0756in" svg:height="0.087in" svg:x="2.7098in" svg:y="0.052in" svg:viewBox="0 0 193 222" svg:d="M179 120c7 0 14 0 14-8s-7-8-14-8c-55 0-109 0-164 0 5-51 50-89 104-89 20 0 41 0 60 0 7 0 14 0 14-7 0-8-7-8-14-8-19 0-40 0-60 0-67 0-119 51-119 112 0 62 52 110 119 110 20 0 41 0 60 0 7 0 14 0 14-7s-7-7-14-7c-19 0-40 0-60 0-54 0-99-37-104-88 55 0 109 0 164 0z"><text:p/></draw:path><draw:path draw:style-name="gr3" draw:text-style-name="P5" svg:width="0.1028in" svg:height="0.1059in" svg:x="2.8445in" svg:y="0.0287in" svg:viewBox="0 0 262 270" svg:d="M34 35c0 63 0 125 0 187 0 21-3 27-23 27-4 0-11 1-11 7 0 7 7 7 13 7 20 0 41 0 61 0 6 0 12 0 12-7 0-6-6-7-11-7-22 0-24-8-24-28 0-58 0-117 0-175 55 73 111 146 166 219 3 4 5 5 9 5 6 0 6-6 6-12 0-71 0-144 0-216 0-22 3-28 21-28 2 0 9-1 9-6 0-8-6-8-12-8-19 0-39 0-57 0-7 0-14 0-14 8 0 6 8 6 11 6 22 0 26 8 26 29 0 39 0 79 0 120-39-53-78-105-117-158-4-5-5-5-14-5-22 0-45 0-67 0-7 0-14 0-14 8 0 5 7 6 9 6 10 1 18 7 21 12 0 3 0 4 0 9zM218 244c-56-74-111-147-167-221-5-4-5-5-9-9 15 0 31 0 46 0 43 59 87 117 130 175 0 19 0 36 0 55z"><text:p/></draw:path><draw:path draw:style-name="gr3" draw:text-style-name="P5" svg:width="0.0161in" svg:height="0.0157in" svg:x="2.9638in" svg:y="0.1165in" svg:viewBox="0 0 42 41" svg:d="M42 21c0-11-10-21-21-21s-21 10-21 21 10 20 21 20 21-9 21-20z"><text:p/></draw:path><draw:path draw:style-name="gr3" draw:text-style-name="P5" svg:width="0.0819in" svg:height="0.0681in" svg:x="2.9972in" svg:y="0.0665in" svg:viewBox="0 0 209 174" svg:d="M23 147c-1 6-3 15-3 17 0 6 5 10 11 10 4 0 11-4 14-11 2-10 5-19 7-28 3-12 5-24 9-35 2-9 4-17 6-25 2-7 5-19 6-20 5-12 26-47 62-47 18 0 21 14 21 27 0 24-18 73-25 89-3 10-3 14-3 19 0 17 13 31 30 31 37 0 51-56 51-60 0-3-3-3-4-3-4 0-4 1-6 7-8 26-21 48-39 48-7 0-9-4-9-13 0-10 3-19 6-28 8-20 23-62 23-84 0-26-16-41-44-41-35 0-53 24-60 33-2-22-18-33-35-33-18 0-26 14-29 22-6 12-12 35-12 37 0 4 3 3 4 4 5 0 5 0 7-9 7-28 14-46 29-46 7 0 12 5 12 17 0 9-1 13-7 33-8 30-14 60-22 89z"><text:p/></draw:path><draw:path draw:style-name="gr3" draw:text-style-name="P5" svg:width="0.1004in" svg:height="0.1004in" svg:x="3.1268in" svg:y="0.0445in" svg:viewBox="0 0 256 256" svg:d="M136 136c37 0 72 0 108 0 6 0 12 0 12-7 0-8-6-8-12-8-36 0-71 0-108 0 0-36 0-72 0-108 0-5 0-13-7-13-8 0-8 8-8 13 0 36 0 72 0 108-36 0-73 0-109 0-5 0-12 0-12 8 0 7 7 7 12 7 36 0 73 0 109 0 0 35 0 72 0 107 0 5 0 13 8 13 7 0 7-8 7-13 0-35 0-72 0-107z"><text:p/></draw:path><draw:path draw:style-name="gr3" draw:text-style-name="P5" svg:width="0.05in" svg:height="0.1in" svg:x="3.2843in" svg:y="0.0319in" svg:viewBox="0 0 128 255" svg:d="M79 10c0-9 0-10-9-10-24 25-58 25-70 25 0 4 0 8 0 11 8 0 30 0 51-10 0 66 0 133 0 199 0 13-1 19-37 19-4 0-7 0-12 0 0 4 0 8 0 11 13-1 48-1 63-1s48 0 63 1c0-3 0-7 0-11-5 0-9 0-14 0-34 0-35-4-35-19 0-71 0-144 0-215z"><text:p/></draw:path><draw:path draw:style-name="gr3" draw:text-style-name="P5" svg:width="0.1008in" svg:height="0.035in" svg:x="3.3972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in" svg:height="0.1in" svg:x="3.563in" svg:y="0.0319in" svg:viewBox="0 0 128 255" svg:d="M79 10c0-9 0-10-9-10-24 25-58 25-70 25 0 4 0 8 0 11 8 0 31 0 51-10 0 66 0 133 0 199 0 13-1 19-37 19-4 0-7 0-12 0 0 4 0 8 0 11 13-1 48-1 63-1s49 0 63 1c0-3 0-7 0-11-5 0-8 0-12 0-36 0-37-4-37-19 0-71 0-144 0-215z"><text:p/></draw:path><draw:path draw:style-name="gr3" draw:text-style-name="P5" svg:width="0.0531in" svg:height="0.1504in" svg:x="3.6366in" svg:y="0.0193in" svg:viewBox="0 0 136 383" svg:d="M55 332c0 15-10 40-52 43-2 1-3 2-3 4 0 4 3 4 8 4 37 0 72-18 73-48 0-28 0-58 0-88 0-14 0-27 16-38 13-11 27-12 36-12 2-1 3-3 3-5 0-4-2-4-5-4-25-1-44-16-48-34-2-5-2-6-2-19 0-26 0-52 0-77 0-15 0-28-18-43-16-12-42-15-55-15-5 0-8 0-8 4s2 4 6 4c24 2 44 14 48 34 1 3 1 4 1 17 0 27 0 54 0 82 0 17 3 24 15 36 9 9 20 12 31 15-32 9-46 26-46 48 0 30 0 61 0 92z"><text:p/></draw:path><draw:path draw:style-name="gr3" draw:text-style-name="P5" svg:width="0.1008in" svg:height="0.035in" svg:x="3.7524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34in" svg:height="0.1504in" svg:x="3.9165in" svg:y="0.0193in" svg:viewBox="0 0 162 383" svg:d="M59 147c-1 19-19 36-50 39-6 0-9 0-9 6 0 5 2 7 7 7 36 2 48 20 51 31 1 4 1 6 1 18 0 28 0 55 0 82 0 7 0 30 30 42 21 10 47 11 61 11 8 0 12 0 12-6s-2-7-7-8c-34-1-48-16-52-31-1-3-1-6-1-11 0-18 0-38 0-58 0-13 0-34 0-37-3-19-19-32-46-40 46-13 46-39 46-57 0-27 0-54 0-80 0-7 0-20 15-30 11-7 22-11 36-12 5 0 9 0 9-6 0-7-4-7-12-7-61 0-91 22-91 48 0 33 0 66 0 99z"><text:p/></draw:path><draw:path draw:style-name="gr3" draw:text-style-name="P5" svg:width="0.0736in" svg:height="0.1in" svg:x="3.9988in" svg:y="0.0339in" svg:viewBox="0 0 188 255" svg:d="M188 130c0-38-2-130-94-130-94 0-94 91-94 130 0 37 1 125 94 125s94-87 94-125zM94 242c-14 0-36-9-40-37-4-19-4-59-4-81 0-27 0-51 3-72 4-34 32-38 41-38 14 0 30 7 38 24 7 15 7 55 7 86 0 22 0 57-4 77-5 35-29 41-41 41z"><text:p/></draw:path><draw:path draw:style-name="gr3" draw:text-style-name="P5" svg:width="0.0634in" svg:height="0.1504in" svg:x="4.0913in" svg:y="0.0193in" svg:viewBox="0 0 162 383" svg:d="M59 114c0 12 0 34 2 38 3 22 24 35 44 40-18 5-42 17-44 41-2 2-2 3-2 14 0 28 0 55 0 81 0 8 0 19-13 30-11 8-24 11-37 11-6 1-9 1-9 8 0 6 4 6 12 6 61 0 90-22 90-48s0-53 0-79c0-25 0-32 11-41 12-12 28-15 40-16 5 0 9 0 9-7 0-4-2-6-7-6-37-3-49-23-52-34-1-4-1-7-1-12 0-28 0-54 0-81 0-15 0-36-28-48-22-10-50-11-62-11-8 0-12 0-12 7 0 4 2 6 7 6 35 2 49 18 52 31 0 4 0 8 0 12 0 19 0 38 0 58z"><text:p/></draw:path></draw:g></text:p>
      <text:p text:style-name="P12"><draw:g text:anchor-type="as-char" svg:y="-0.1327in" draw:z-index="48" draw:name="Shape48" draw:style-name="gr1"><svg:title>TexMaths</svg:title><svg:desc>11§display§f_3(g := \lambda n \in \N. n \bmod 2) = g^{-1}[\{1\}] = \{n \in \N. f(n) \in \{1\}\} = \{n \in \N. n \bmod 2 = 1\} = \bm{\Neven}§svg§600§FALSE§</svg:desc><draw:path draw:style-name="gr2" draw:text-style-name="P4" svg:width="6.0752in" svg:height="0.1555in" svg:x="-0.0004in" svg:y="0.0075in" svg:viewBox="0 0 15432 396" svg:d="M7717 396c-2573 0-5145 0-7717 0 0-132 0-264 0-396 5144 0 10288 0 15432 0 0 132 0 264 0 396-2572 0-5144 0-7715 0z"><text:p/></draw:path><draw:path draw:style-name="gr3" draw:text-style-name="P5" svg:width="0.0756in" svg:height="0.1378in" svg:x="0in" svg:y="0.0264in" svg:viewBox="0 0 193 351" svg:d="M121 118c11 0 22 0 33 0 8 0 12 0 12-8 0-4-4-4-11-4-11 0-21 0-32 0 4-16 6-30 9-44 1-8 7-36 9-41 3-7 10-12 19-12 1 0 11 0 18 6-17 2-21 15-21 21 0 9 7 14 15 14 10 0 21-9 21-24 0-17-18-26-33-26-14 0-38 7-50 45-2 8-3 12-13 61-9 0-18 0-27 0-7 0-11 0-11 8 0 4 4 4 10 4 9 0 18 0 27 0-10 51-20 101-30 151-7 38-13 73-33 73-2 0-11 0-19-7 18-1 21-15 21-21 0-9-6-13-14-13-10 0-21 8-21 23 0 18 17 27 33 27 21 0 36-24 43-38 13-24 22-72 22-74 8-39 15-80 23-121z"><text:p/></draw:path><draw:path draw:style-name="gr3" draw:text-style-name="P5" svg:width="0.0484in" svg:height="0.0724in" svg:x="0.0724in" svg:y="0.0854in" svg:viewBox="0 0 124 185" svg:d="M58 89c22 0 37 15 37 43 0 35-19 44-36 44-9 0-34-3-45-18 12-1 16-10 16-16 0-9-7-15-16-15-7 0-14 4-14 16 0 26 28 42 61 42 37 0 63-25 63-53 0-21-17-42-47-48 29-10 39-30 39-47 0-22-26-37-55-37-31 0-53 14-53 36 0 9 6 15 14 15 9 0 14-7 14-15 0-7-5-13-14-14 10-12 29-14 39-14 12 0 28 5 28 29 0 12-3 24-11 32-9 10-16 11-30 11-6 2-7 2-8 2-1 1-3 1-3 3 0 4 3 4 7 4s10 0 14 0z"><text:p/></draw:path><draw:path draw:style-name="gr3" draw:text-style-name="P5" svg:width="0.0346in" svg:height="0.1516in" svg:x="0.15in" svg:y="0.0193in" svg:viewBox="0 0 89 386" svg:d="M89 382c0-2 0-2-6-8-49-50-61-123-61-181 0-67 14-135 63-183 4-4 4-4 4-6 0-3-1-4-3-4-5 0-39 26-62 75-20 43-24 86-24 118 0 31 4 76 25 120 23 48 56 73 61 73 2 0 3-1 3-4z"><text:p/></draw:path><draw:path draw:style-name="gr3" draw:text-style-name="P5" svg:width="0.0693in" svg:height="0.0976in" svg:x="0.1965in" svg:y="0.0661in" svg:viewBox="0 0 177 249" svg:d="M176 25c0-2 1-4 1-6 0-7-4-11-11-11-4 0-14 3-15 16-8-14-21-24-37-24-44 0-92 54-92 110 0 38 24 61 52 61 23 0 40-18 45-22-8 34-8 33-12 51-2 4-16 40-56 40-8 0-20 0-31-3 11-3 15-12 15-19 0-6-4-14-14-14-9 0-21 8-21 23 0 14 14 22 52 22 48 0 76-28 81-52 14-57 29-114 43-172zM125 121c-2 10-11 20-18 28-9 6-21 13-32 13-20 0-25-20-25-35 0-19 11-64 22-84 9-19 26-34 42-34 26 0 31 31 31 33s0 4-1 5c-6 25-12 49-19 74z"><text:p/></draw:path><draw:path draw:style-name="gr3" draw:text-style-name="P5" svg:width="0.0157in" svg:height="0.0654in" svg:x="0.3276in" svg:y="0.0677in" svg:viewBox="0 0 41 167" svg:d="M41 20c0-11-10-20-21-20s-20 8-20 20c0 11 9 21 20 21s21-9 21-21zM41 147c0-12-10-21-21-21s-20 9-20 21c0 11 9 20 20 20s21-9 21-20z"><text:p/></draw:path><draw:path draw:style-name="gr3" draw:text-style-name="P5" svg:width="0.1004in" svg:height="0.035in" svg:x="0.3654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748in" svg:height="0.1067in" svg:x="0.5256in" svg:y="0.028in" svg:viewBox="0 0 191 272" svg:d="M117 155c16 40 35 99 40 107 7 9 11 9 21 9 4 0 6 0 9 0s4-3 4-4-1-1-2-3c-4-5-6-10-9-18-26-73-52-146-79-218-7-24-28-28-47-28-2 0-7 0-7 4 0 3 3 3 4 4 13 2 15 4 25 31 12 35 25 69 37 104-35 36-71 71-106 106-5 5-7 7-7 11 0 7 4 12 11 12 6 0 10-4 13-8 31-36 62-72 93-109z"><text:p/></draw:path><draw:path draw:style-name="gr3" draw:text-style-name="P5" svg:width="0.0823in" svg:height="0.0685in" svg:x="0.6102in" svg:y="0.0661in" svg:viewBox="0 0 210 175" svg:d="M23 148c-1 6-3 15-3 16 0 8 5 11 11 11 4 0 12-3 14-11 0-1 6-18 8-28 2-12 5-24 8-35 2-8 5-17 6-26 2-7 6-18 6-19 5-12 26-47 62-47 18 0 21 14 21 26 0 25-18 74-25 91-3 9-3 13-3 17 0 19 13 32 32 32 36 0 50-56 50-59 0-5-3-5-5-5-4 0-4 1-6 8-8 27-20 48-39 48-7 0-9-4-9-13 0-10 3-19 6-27 8-21 25-63 25-85 0-27-17-42-46-42-34 0-53 24-60 34-1-22-18-34-35-34-18 0-26 15-29 22-6 13-12 36-12 38 0 4 3 3 4 4 5 0 5-1 7-9 7-27 14-46 29-46 7 0 12 4 12 17 0 8-1 13-7 32-8 30-14 60-22 90z"><text:p/></draw:path><draw:path draw:style-name="gr3" draw:text-style-name="P5" svg:width="0.0756in" svg:height="0.0878in" svg:x="0.7524in" svg:y="0.0512in" svg:viewBox="0 0 193 224" svg:d="M179 119c7 0 14 0 14-8 0-7-7-7-14-7-55 0-109 0-164 0 5-52 50-89 104-89 20 0 41 0 60 0 7 0 14 0 14-7 0-8-7-8-14-8-19 0-40 0-60 0-66 0-119 49-119 111s53 113 119 113c20 0 41 0 60 0 7 0 14 0 14-8s-7-8-14-8c-19 0-40 0-60 0-54 0-99-37-104-89 55 0 109 0 164 0z"><text:p/></draw:path><draw:path draw:style-name="gr3" draw:text-style-name="P5" svg:width="0.1028in" svg:height="0.1063in" svg:x="0.887in" svg:y="0.0291in" svg:viewBox="0 0 262 271" svg:d="M34 34c0 63 0 126 0 190 0 19-3 25-23 26-4 0-11 0-11 7s7 7 13 7c20 0 41 0 61 0 6 0 12 0 12-7s-6-7-11-7c-22-1-24-9-24-27 0-60 0-119 0-178 55 73 111 147 166 220 4 5 5 6 9 6 6 0 6-6 6-13 0-72 0-144 0-217 0-22 3-28 21-28 2 0 9 0 9-6 0-7-6-7-12-7-19 0-39 0-57 0-7 0-14 0-14 7 0 6 8 6 11 6 22 0 26 8 26 29 0 40 0 80 0 121-39-53-78-105-117-157-4-6-5-6-14-6-22 0-45 0-67 0-7 0-14 0-14 7 0 5 7 6 9 6 10 1 18 8 22 12-1 4-1 4-1 9zM218 244c-56-74-111-148-167-222-5-4-5-4-9-9 15 0 31 0 46 0 43 59 87 117 130 177 0 17 0 36 0 54z"><text:p/></draw:path><draw:path draw:style-name="gr3" draw:text-style-name="P5" svg:width="0.0161in" svg:height="0.0157in" svg:x="1.0063in" svg:y="0.1169in" svg:viewBox="0 0 42 41" svg:d="M42 21c0-12-10-21-21-21s-21 9-21 21c0 11 10 20 21 20s21-9 21-20z"><text:p/></draw:path><draw:path draw:style-name="gr3" draw:text-style-name="P5" svg:width="0.0823in" svg:height="0.0685in" svg:x="1.0402in" svg:y="0.0661in" svg:viewBox="0 0 210 175" svg:d="M23 148c-1 6-3 15-3 16 0 8 5 11 11 11 4 0 11-3 14-11 0-1 5-18 8-28 2-12 5-24 8-35 2-8 4-17 6-26 2-7 5-18 6-19 5-12 26-47 62-47 18 0 21 14 21 26 0 25-18 74-25 91-3 9-3 13-3 17 0 19 13 32 32 32 36 0 50-56 50-59 0-5-4-5-5-5-4 0-4 1-6 8-8 27-21 48-39 48-7 0-9-4-9-13 0-10 3-19 6-27 8-21 25-63 25-85 0-27-18-42-46-42-34 0-53 24-60 34-1-22-18-34-35-34-18 0-26 15-29 22-6 13-12 36-12 38 0 4 3 3 4 4 5 0 5-1 7-9 7-27 14-46 29-46 7 0 12 4 12 17 0 8-1 13-7 32-8 30-14 60-22 90z"><text:p/></draw:path><draw:path draw:style-name="gr3" draw:text-style-name="P5" svg:width="0.1181in" svg:height="0.0669in" svg:x="1.1744in" svg:y="0.0661in" svg:viewBox="0 0 301 171" svg:d="M30 37c0 35 0 69 0 104 0 18-5 18-30 18 0 3 0 8 0 12 13 0 33-1 43-1 11 0 31 1 44 1 0-4 0-9 0-12-26 0-31 0-31-18 0-24 0-47 0-70 0-41 28-62 53-62 24 0 29 21 29 43 0 30 0 59 0 89 0 18-5 18-31 18 0 3 0 8 0 12 14 0 34-1 44-1s31 1 43 1c0-4 0-9 0-12-26 0-30 0-30-18 0-24 0-47 0-70 0-41 27-62 52-62s28 21 28 43c0 30 0 59 0 89 0 18-3 18-29 18 0 3 0 8 0 12 13 0 33-1 44-1 9 0 29 1 42 1 0-4 0-9 0-12-19 0-29 0-29-11 0-26 0-50 0-74 0-33 0-45-12-60-6-6-19-14-41-14-33 0-50 23-56 37-6-33-34-37-52-37-27 0-46 17-57 41 0-13 0-28 0-41-18 1-36 3-54 4 0 5 0 8 0 13 26 0 30 2 30 20z"><text:p/></draw:path><draw:path draw:style-name="gr3" draw:text-style-name="P5" svg:width="0.0673in" svg:height="0.0697in" svg:x="1.3004in" svg:y="0.0654in" svg:viewBox="0 0 172 178" svg:d="M172 90c0-49-39-90-86-90-49 0-86 42-86 90 0 50 41 88 86 88 46 0 86-38 86-88zM86 168c-17 0-33-8-44-26-10-17-10-41-10-55s0-35 10-53c10-17 28-25 44-25s33 6 44 24c10 17 10 40 10 54s0 35-9 52c-9 18-25 29-45 29z"><text:p/></draw:path><draw:path draw:style-name="gr3" draw:text-style-name="P5" svg:width="0.0744in" svg:height="0.1063in" svg:x="1.3819in" svg:y="0.028in" svg:viewBox="0 0 190 271" svg:d="M133 246c0 9 0 18 0 25 19-1 39-2 57-4 0-3 0-8 0-12-27 0-29-2-29-21 0-77 0-156 0-234-19 1-38 3-56 4 0 4 0 8 0 11 27 0 29 4 29 22 0 28 0 56 0 84-11-14-27-24-48-24-45 0-86 38-86 88 0 48 37 86 81 86 26 0 43-13 52-25zM133 143c0 27 0 53 0 80 0 6 0 7-4 13-11 19-29 26-45 26-18 0-31-9-41-24s-11-37-11-53c0-14 1-37 12-55 8-12 23-24 43-24 14 0 31 5 42 23 4 7 4 7 4 14z"><text:p/></draw:path><draw:path draw:style-name="gr3" draw:text-style-name="P5" svg:width="0.0602in" svg:height="0.1008in" svg:x="1.5106in" svg:y="0.0319in" svg:viewBox="0 0 154 257" svg:d="M30 228c14-13 27-26 42-39 59-53 82-74 82-113 0-44-34-76-81-76-44 0-73 36-73 71 0 22 20 22 21 22 7 0 20-6 20-21 0-10-7-20-21-20-2 0-3 0-5 0 9-26 30-40 52-40 35 0 52 32 52 64 0 31-19 61-40 85-25 28-49 55-75 82-4 4-4 5-4 14 48 0 96 0 144 0 3-22 7-44 10-66-3 0-5 0-9 0-2 12-5 28-9 34-3 3-28 3-36 3-23 0-47 0-70 0z"><text:p/></draw:path><draw:path draw:style-name="gr3" draw:text-style-name="P5" svg:width="0.035in" svg:height="0.1516in" svg:x="1.5878in" svg:y="0.0193in" svg:viewBox="0 0 90 386" svg:d="M90 193c0-30-4-76-25-120-23-48-57-73-61-73-2 0-4 1-4 4 0 2 0 2 8 9 37 38 60 99 60 180 0 65-14 133-62 182-6 5-6 5-6 7s2 4 4 4c4 0 39-27 62-76 20-42 24-84 24-117z"><text:p/></draw:path><draw:path draw:style-name="gr3" draw:text-style-name="P5" svg:width="0.1008in" svg:height="0.035in" svg:x="1.6894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93in" svg:height="0.0976in" svg:x="1.8437in" svg:y="0.0661in" svg:viewBox="0 0 177 249" svg:d="M176 25c0-2 1-4 1-6 0-7-4-11-11-11-4 0-14 3-15 16-8-14-21-24-37-24-44 0-92 54-92 110 0 38 24 61 52 61 23 0 40-18 45-22-8 34-9 33-13 51-1 4-15 40-55 40-8 0-20 0-31-3 11-3 15-12 15-19 0-6-4-14-14-14-9 0-21 8-21 23 0 14 14 22 52 22 47 0 76-28 81-52 14-57 29-114 43-172zM125 121c-2 10-11 20-19 28-8 6-20 13-31 13-20 0-25-20-25-35 0-19 11-64 22-84 9-19 26-34 42-34 26 0 31 31 31 33s0 4-1 5c-6 25-12 49-19 74z"><text:p/></draw:path><draw:path draw:style-name="gr3" draw:text-style-name="P5" svg:width="0.072in" svg:height="0.0047in" svg:x="1.9307in" svg:y="0.0413in" svg:viewBox="0 0 184 13" svg:d="M173 13c4 0 11 0 11-6 0-7-7-7-11-7-54 0-108 0-162 0-4 0-11 0-11 7 0 6 7 6 11 6 54 0 108 0 162 0z"><text:p/></draw:path><draw:path draw:style-name="gr3" draw:text-style-name="P5" svg:width="0.0386in" svg:height="0.0705in" svg:x="2.026in" svg:y="-0.0004in" svg:viewBox="0 0 99 180" svg:d="M62 8c0-8-1-8-9-8-17 18-42 18-53 18 0 3 0 6 0 10 7 0 24 0 40-8 0 46 0 91 0 138 0 9 0 12-28 12-3 0-6 0-10 0 0 3 0 6 0 10 5 0 39-1 49-1 7 0 41 1 48 1 0-4 0-7 0-10-3 0-8 0-11 0-26 0-26-3-26-12 0-51 0-101 0-150z"><text:p/></draw:path><draw:path draw:style-name="gr3" draw:text-style-name="P5" svg:width="0.0205in" svg:height="0.1516in" svg:x="2.1012in" svg:y="0.0193in" svg:viewBox="0 0 53 386" svg:d="M53 386c0-4 0-10 0-16-12 0-25 0-38 0 0-117 0-237 0-355 13 0 26 0 38 0 0-5 0-9 0-15-18 0-35 0-53 0 0 129 0 257 0 386 18 0 35 0 53 0z"><text:p/></draw:path><draw:path draw:style-name="gr3" draw:text-style-name="P5" svg:width="0.0539in" svg:height="0.1516in" svg:x="2.1362in" svg:y="0.0193in" svg:viewBox="0 0 138 386" svg:d="M81 52c0-16 10-41 53-43 1-1 4-2 4-5 0-4-4-4-8-4-39 0-74 20-74 49 0 28 0 58 0 88 0 15 0 27-15 39-15 11-29 13-38 14-2 0-3 1-3 3 0 4 2 4 7 4 25 3 44 16 48 35 1 3 1 4 1 18 0 26 0 51 0 76 0 17 0 29 18 43 15 13 40 17 56 17 4 0 8 0 8-4 0-5-3-5-7-5-24-1-43-14-48-33-2-4-2-4-2-19 0-26 0-54 0-81 0-17-3-23-15-36-8-7-19-12-30-15 32-9 45-26 45-49 0-30 0-61 0-92z"><text:p/></draw:path><draw:path draw:style-name="gr3" draw:text-style-name="P5" svg:width="0.05in" svg:height="0.1008in" svg:x="2.215in" svg:y="0.0319in" svg:viewBox="0 0 128 257" svg:d="M79 11c0-10 0-11-9-11-24 25-58 25-70 25 0 5 0 8 0 12 8 0 30 0 51-9 0 66 0 132 0 199 0 13-1 18-37 18-4 0-7 0-12 0 0 4 0 9 0 12 13-1 48-1 63-1s48 0 63 1c0-3 0-8 0-12-5 0-9 0-14 0-34 0-35-5-35-18 0-73 0-144 0-216z"><text:p/></draw:path><draw:path draw:style-name="gr3" draw:text-style-name="P5" svg:width="0.0539in" svg:height="0.1516in" svg:x="2.2882in" svg:y="0.0193in" svg:viewBox="0 0 138 386" svg:d="M56 334c0 16-10 41-52 43-2 0-4 2-4 5 0 4 4 4 8 4 38 0 73-19 75-49 0-28 0-58 0-88 0-15 0-26 15-39 13-12 27-12 36-13 2 0 4-1 4-4s-3-3-6-3c-26-3-45-16-48-36-1-4-1-4-1-18 0-26 0-51 0-76 0-17 0-29-19-45-16-11-43-15-56-15-4 0-8 0-8 4s3 4 7 5c24 1 43 13 48 33 1 3 1 4 1 19 0 26 0 53 0 80 0 19 3 24 16 38 7 7 19 12 30 14-32 9-46 28-46 48 0 31 0 62 0 93z"><text:p/></draw:path><draw:path draw:style-name="gr3" draw:text-style-name="P5" svg:width="0.0205in" svg:height="0.1516in" svg:x="2.3571in" svg:y="0.0193in" svg:viewBox="0 0 53 386" svg:d="M53 0c-18 0-35 0-53 0 0 6 0 10 0 15 12 0 25 0 37 0 0 118 0 238 0 355-12 0-25 0-37 0 0 6 0 12 0 16 18 0 35 0 53 0 0-129 0-257 0-386z"><text:p/></draw:path><draw:path draw:style-name="gr3" draw:text-style-name="P5" svg:width="0.1004in" svg:height="0.035in" svg:x="2.4469in" svg:y="0.0776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5" svg:width="0.0539in" svg:height="0.1516in" svg:x="2.6094in" svg:y="0.0193in" svg:viewBox="0 0 138 386" svg:d="M81 52c0-16 11-41 53-43 2-1 4-2 4-5 0-4-4-4-8-4-39 0-74 20-74 49 0 28 0 58 0 88 0 15 0 27-15 39-13 11-29 13-38 14-1 0-3 1-3 3 0 4 2 4 7 4 25 3 44 16 48 35 1 3 1 4 1 18 0 26 0 51 0 76 0 17 0 29 19 43 15 13 41 17 55 17 4 0 8 0 8-4 0-5-3-5-7-5-24-1-43-14-47-33-3-4-3-4-3-19 0-26 0-54 0-81 0-17-2-23-15-36-8-7-19-12-30-15 32-9 45-26 45-49 0-30 0-61 0-92z"><text:p/></draw:path><draw:path draw:style-name="gr3" draw:text-style-name="P5" svg:width="0.0819in" svg:height="0.0685in" svg:x="2.6791in" svg:y="0.0661in" svg:viewBox="0 0 209 175" svg:d="M23 148c-1 6-4 15-4 16 0 8 5 11 12 11 4 0 11-3 14-11 0-1 5-18 7-28 3-12 5-24 9-35 2-8 4-17 6-26 1-7 5-18 6-19 5-12 26-47 62-47 18 0 21 14 21 26 0 25-18 74-25 91-3 9-3 13-3 17 0 19 13 32 30 32 37 0 51-56 51-59 0-5-3-5-4-5-4 0-4 1-6 8-8 27-21 48-39 48-7 0-9-4-9-13 0-10 3-19 6-27 8-21 23-63 23-85 0-27-16-42-44-42-35 0-53 24-60 34-2-22-18-34-35-34-18 0-26 15-30 22-5 13-11 36-11 38 0 4 3 4 4 4 5 0 5-1 7-9 7-27 14-46 29-46 7 0 12 4 12 17 0 8-1 13-7 32-8 30-14 60-22 90z"><text:p/></draw:path><draw:path draw:style-name="gr3" draw:text-style-name="P5" svg:width="0.076in" svg:height="0.0878in" svg:x="2.8209in" svg:y="0.0512in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5" svg:width="0.1028in" svg:height="0.1063in" svg:x="2.9559in" svg:y="0.0291in" svg:viewBox="0 0 262 271" svg:d="M34 34c0 63 0 126 0 190 0 19-3 25-23 26-4 0-11 0-11 7s7 7 13 7c20 0 40 0 60 0 7 0 13 0 13-7s-7-7-12-7c-21-1-24-9-24-27 0-60 0-119 0-178 56 73 111 147 167 220 3 5 5 6 9 6 5 0 5-6 5-13 0-72 0-144 0-217 0-22 4-28 22-28 2 0 9 0 9-6 0-7-6-7-13-7-19 0-38 0-56 0-7 0-14 0-14 7 0 6 7 6 11 6 22 0 26 8 26 29 0 40 0 80 0 121-39-53-78-105-117-157-4-6-5-6-14-6-22 0-45 0-67 0-8 0-14 0-14 7 0 5 6 6 9 6 10 1 18 8 21 12 0 4 0 4 0 9zM218 244c-56-74-112-148-168-222-4-4-4-4-8-9 15 0 31 0 46 0 43 59 87 117 130 177 0 17 0 36 0 54z"><text:p/></draw:path><draw:path draw:style-name="gr3" draw:text-style-name="P5" svg:width="0.0157in" svg:height="0.0157in" svg:x="3.0748in" svg:y="0.1169in" svg:viewBox="0 0 41 41" svg:d="M41 21c0-12-9-21-20-21s-21 9-21 21c0 11 10 20 21 20s20-9 20-20z"><text:p/></draw:path><draw:path draw:style-name="gr3" draw:text-style-name="P5" svg:width="0.076in" svg:height="0.1378in" svg:x="3.1118in" svg:y="0.0264in" svg:viewBox="0 0 194 351" svg:d="M122 118c11 0 22 0 33 0 8 0 11 0 11-8 0-4-3-4-10-4-11 0-21 0-32 0 3-16 6-30 8-44 1-8 7-36 10-41 3-7 10-12 18-12 1 0 12 0 18 6-16 2-21 15-21 21 0 9 8 14 15 14 10 0 22-9 22-24 0-17-19-26-34-26-14 0-38 7-50 45-2 8-3 12-12 61-9 0-18 0-26 0s-13 0-13 8c0 4 4 4 11 4 9 0 17 0 26 0-10 51-19 101-29 151-8 38-14 73-34 73-1 0-11 0-19-7 18-1 22-15 22-21 0-9-7-13-14-13-11 0-22 8-22 23 0 18 18 27 33 27 21 0 36-24 44-38 12-24 21-72 21-74 8-39 16-80 24-121z"><text:p/></draw:path><draw:path draw:style-name="gr3" draw:text-style-name="P5" svg:width="0.035in" svg:height="0.1516in" svg:x="3.2098in" svg:y="0.0193in" svg:viewBox="0 0 90 386" svg:d="M90 382c0-2 0-2-6-8-49-50-61-123-61-181 0-67 14-135 62-183 5-4 5-4 5-6 0-3-2-4-4-4-3 0-39 26-62 75-20 43-24 86-24 118 0 31 4 76 25 120 25 48 58 73 61 73 2 0 4-1 4-4z"><text:p/></draw:path><draw:path draw:style-name="gr3" draw:text-style-name="P5" svg:width="0.0823in" svg:height="0.0685in" svg:x="3.2583in" svg:y="0.0661in" svg:viewBox="0 0 210 175" svg:d="M23 148c-1 6-3 15-3 16 0 8 5 11 11 11 4 0 12-3 14-11 0-1 6-18 8-28 3-12 5-24 9-35 2-8 4-17 5-26 2-7 6-18 6-19 5-12 26-47 62-47 18 0 21 14 21 26 0 25-18 74-25 91-3 9-3 13-3 17 0 19 13 32 32 32 36 0 50-56 50-59 0-5-3-5-4-5-5 0-5 1-7 8-8 27-20 48-39 48-6 0-9-4-9-13 0-10 3-19 6-27 8-21 25-63 25-85 0-27-17-42-46-42-34 0-52 24-59 34-2-22-19-34-36-34-18 0-26 15-29 22-6 13-12 36-12 38 0 4 4 4 6 4 3 0 3-1 6-9 7-27 14-46 28-46 7 0 12 4 12 17 0 8-1 13-7 32-8 30-14 60-22 90z"><text:p/></draw:path><draw:path draw:style-name="gr3" draw:text-style-name="P5" svg:width="0.035in" svg:height="0.1516in" svg:x="3.3539in" svg:y="0.0193in" svg:viewBox="0 0 90 386" svg:d="M90 193c0-30-4-76-26-120-23-48-56-73-60-73-2 0-4 1-4 4 0 2 0 2 8 9 37 38 59 99 59 180 0 65-14 133-61 182-6 5-6 5-6 7s2 4 4 4c4 0 39-27 62-76 19-42 24-84 24-117z"><text:p/></draw:path><draw:path draw:style-name="gr3" draw:text-style-name="P5" svg:width="0.0756in" svg:height="0.0878in" svg:x="3.4598in" svg:y="0.0512in" svg:viewBox="0 0 193 224" svg:d="M179 119c7 0 14 0 14-8 0-7-7-7-14-7-55 0-109 0-164 0 5-52 50-89 104-89 20 0 41 0 60 0 7 0 14 0 14-7 0-8-7-8-14-8-21 0-40 0-61 0-66 0-118 49-118 111s52 113 118 113c21 0 40 0 61 0 7 0 14 0 14-8s-7-8-14-8c-19 0-40 0-60 0-54 0-99-37-104-89 55 0 109 0 164 0z"><text:p/></draw:path><draw:path draw:style-name="gr3" draw:text-style-name="P5" svg:width="0.0531in" svg:height="0.1516in" svg:x="3.602in" svg:y="0.0193in" svg:viewBox="0 0 136 386" svg:d="M81 52c0-16 10-41 52-43 2-1 3-2 3-5 0-4-2-4-6-4-39 0-74 20-75 49 0 28 0 58 0 88 0 15 0 27-15 39-14 11-29 13-37 14-2 0-3 1-3 3 0 4 2 4 6 4 25 3 44 16 48 35 1 3 1 4 1 18 0 26 0 51 0 76 0 17 0 29 19 43 15 13 40 17 56 17 4 0 6 0 6-4 0-5-2-5-5-5-24-1-44-14-48-33-2-4-2-4-2-19 0-26 0-54 0-81 0-17-3-23-15-36-9-7-20-12-31-15 32-9 46-26 46-49 0-30 0-61 0-92z"><text:p/></draw:path><draw:path draw:style-name="gr3" draw:text-style-name="P5" svg:width="0.05in" svg:height="0.1008in" svg:x="3.6803in" svg:y="0.0319in" svg:viewBox="0 0 128 257" svg:d="M79 11c0-10 0-11-9-11-24 25-57 25-70 25 0 5 0 8 0 12 8 0 31 0 51-9 0 66 0 132 0 199 0 13-1 18-36 18-4 0-8 0-13 0 0 4 0 9 0 12 15-1 48-1 63-1s49 0 63 1c0-3 0-8 0-12-5 0-8 0-12 0-36 0-37-5-37-18 0-73 0-144 0-216z"><text:p/></draw:path><draw:path draw:style-name="gr3" draw:text-style-name="P5" svg:width="0.0539in" svg:height="0.1516in" svg:x="3.7539in" svg:y="0.0193in" svg:viewBox="0 0 138 386" svg:d="M56 334c0 16-11 41-53 43-2 0-3 2-3 5 0 4 4 4 8 4 37 0 73-19 73-49 0-28 0-58 0-88 0-15 0-26 16-39 14-12 28-12 37-13 1 0 4-1 4-4s-3-3-7-3c-25-3-44-16-48-36-2-4-2-4-2-18 0-26 0-51 0-76 0-17 0-29-18-45-16-11-42-15-55-15-4 0-8 0-8 4s2 4 7 5c24 1 43 13 48 33 1 3 1 4 1 19 0 26 0 53 0 80 0 19 2 24 16 38 7 7 18 12 29 14-32 9-45 28-45 48 0 31 0 62 0 93z"><text:p/></draw:path><draw:path draw:style-name="gr3" draw:text-style-name="P5" svg:width="0.0531in" svg:height="0.1516in" svg:x="3.8299in" svg:y="0.0193in" svg:viewBox="0 0 136 386" svg:d="M55 334c0 16-10 41-52 43-2 0-3 2-3 5 0 4 4 4 8 4 37 0 73-19 73-49 0-28 0-58 0-88 0-15 0-26 16-39 13-12 28-12 36-13 2 0 3-1 3-4s-2-3-5-3c-25-3-44-16-48-36-2-4-2-4-2-18 0-26 0-51 0-76 0-17 0-29-18-45-16-11-42-15-55-15-4 0-8 0-8 4s2 4 6 5c24 1 44 13 48 33 1 3 1 4 1 19 0 26 0 53 0 80 0 19 3 24 15 38 9 7 20 12 31 14-32 9-46 28-46 48 0 31 0 62 0 93z"><text:p/></draw:path><draw:path draw:style-name="gr3" draw:text-style-name="P5" svg:width="0.1008in" svg:height="0.035in" svg:x="3.9457in" svg:y="0.0776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0539in" svg:height="0.1516in" svg:x="4.1091in" svg:y="0.0193in" svg:viewBox="0 0 138 386" svg:d="M81 52c0-16 10-41 53-43 1-1 4-2 4-5 0-4-4-4-8-4-39 0-74 20-74 49 0 28 0 58 0 88 0 15 0 27-15 39-15 11-29 13-38 14-2 0-3 1-3 3 0 4 2 4 7 4 25 3 44 16 48 35 1 3 1 4 1 18 0 26 0 51 0 76 0 17 0 29 18 43 15 13 40 17 56 17 4 0 8 0 8-4 0-5-3-5-7-5-24-1-43-14-48-33-2-4-2-4-2-19 0-26 0-54 0-81 0-17-3-23-15-36-8-7-19-12-30-15 31-9 45-26 45-49 0-30 0-61 0-92z"><text:p/></draw:path><draw:path draw:style-name="gr3" draw:text-style-name="P5" svg:width="0.0819in" svg:height="0.0685in" svg:x="4.1787in" svg:y="0.0661in" svg:viewBox="0 0 209 175" svg:d="M22 148c-1 6-3 15-3 16 0 8 5 11 11 11 5 0 12-3 14-11 1-1 6-18 8-28 3-12 5-24 9-35 2-8 4-17 6-26 1-7 5-18 5-19 6-12 26-47 63-47 17 0 21 14 21 26 0 25-20 74-25 91-3 9-4 13-4 17 0 19 14 32 31 32 37 0 51-56 51-59 0-5-3-5-4-5-5 0-5 1-6 8-8 27-21 48-39 48-7 0-10-4-10-13 0-10 3-19 7-27 7-21 23-63 23-85 0-27-16-42-44-42-35 0-53 24-60 34-2-22-19-34-36-34-19 0-25 15-29 22-5 13-11 36-11 38 0 4 3 4 4 4 4 0 5-1 7-9 7-27 14-46 28-46 7 0 12 4 12 17 0 8-1 13-6 32-8 30-15 60-23 90z"><text:p/></draw:path><draw:path draw:style-name="gr3" draw:text-style-name="P5" svg:width="0.076in" svg:height="0.0878in" svg:x="4.3205in" svg:y="0.0512in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5" svg:width="0.1028in" svg:height="0.1063in" svg:x="4.4555in" svg:y="0.0291in" svg:viewBox="0 0 262 271" svg:d="M33 34c0 63 0 126 0 190 0 19-3 25-23 26-3 0-10 0-10 7s6 7 13 7c20 0 40 0 60 0 6 0 13 0 13-7s-7-7-12-7c-21-1-24-9-24-27 0-60 0-119 0-178 56 73 111 147 167 220 3 5 5 6 7 6 7 0 7-6 7-13 0-72 0-144 0-217 0-22 3-28 21-28 3 0 10 0 10-6 0-7-7-7-13-7-19 0-38 0-56 0-8 0-14 0-14 7 0 6 7 6 11 6 22 0 25 8 25 29 0 40 0 80 0 121-39-53-79-105-117-157-3-6-4-6-13-6-23 0-45 0-68 0-7 0-13 0-13 7 0 5 6 6 8 6 11 1 18 8 22 12-1 4-1 4-1 9zM218 244c-56-74-112-148-168-222-5-4-5-4-8-9 15 0 30 0 45 0 44 59 87 117 131 177 0 17 0 36 0 54z"><text:p/></draw:path><draw:path draw:style-name="gr3" draw:text-style-name="P5" svg:width="0.0157in" svg:height="0.0157in" svg:x="4.5744in" svg:y="0.1169in" svg:viewBox="0 0 41 41" svg:d="M41 21c0-12-9-21-20-21-12 0-21 9-21 21 0 11 9 20 21 20 11 0 20-9 20-20z"><text:p/></draw:path><draw:path draw:style-name="gr3" draw:text-style-name="P5" svg:width="0.0823in" svg:height="0.0685in" svg:x="4.6079in" svg:y="0.0661in" svg:viewBox="0 0 210 175" svg:d="M23 148c-1 6-3 15-3 16 0 8 5 11 11 11 4 0 12-3 14-11 1-1 6-18 8-28 3-12 5-24 9-35 2-8 4-17 6-26 1-7 5-18 5-19 5-12 26-47 62-47 18 0 21 14 21 26 0 25-18 74-24 91-4 9-4 13-4 17 0 19 13 32 32 32 36 0 50-56 50-59 0-5-3-5-4-5-5 0-5 1-7 8-8 27-20 48-38 48-7 0-10-4-10-13 0-10 3-19 7-27 7-21 24-63 24-85 0-27-17-42-44-42-36 0-54 24-61 34-2-22-19-34-36-34-19 0-24 15-29 22-6 13-12 36-12 38 0 4 4 4 6 4 3 0 4-1 6-9 7-27 14-46 28-46 7 0 12 4 12 17 0 8-1 13-6 32-7 30-15 60-23 90z"><text:p/></draw:path><draw:path draw:style-name="gr3" draw:text-style-name="P5" svg:width="0.1189in" svg:height="0.0669in" svg:x="4.7421in" svg:y="0.0661in" svg:viewBox="0 0 303 171" svg:d="M30 37c0 35 0 69 0 104 0 18-4 18-30 18 0 3 0 8 0 12 13 0 33-1 44-1 10 0 30 1 43 1 0-4 0-9 0-12-25 0-30 0-30-18 0-24 0-47 0-70 0-41 28-62 52-62s29 21 29 43c0 30 0 59 0 89 0 18-5 18-30 18 0 3 0 8 0 12 13 0 33-1 43-1 11 0 31 1 44 1 0-4 0-9 0-12-27 0-31 0-31-18 0-24 0-47 0-70 0-41 27-62 53-62 24 0 28 21 28 43 0 30 0 59 0 89 0 18-4 18-30 18 0 3 0 8 0 12 14 0 34-1 44-1 9 0 30 1 44 1 0-4 0-9 0-12-21 0-31 0-31-11 0-26 0-50 0-74 0-33 0-45-12-60-6-6-18-14-41-14-32 0-50 23-56 37-6-33-34-37-51-37-28 0-47 17-57 41 0-13 0-28 0-41-19 1-36 3-55 4 0 5 0 8 0 13 28 0 30 2 30 20z"><text:p/></draw:path><draw:path draw:style-name="gr3" draw:text-style-name="P5" svg:width="0.0669in" svg:height="0.0697in" svg:x="4.8685in" svg:y="0.0654in" svg:viewBox="0 0 171 178" svg:d="M171 90c0-49-39-90-85-90-49 0-86 42-86 90 0 50 40 88 85 88 47 0 86-38 86-88zM86 168c-18 0-34-8-45-26-9-17-9-41-9-55s0-35 9-53c11-17 28-25 44-25 17 0 34 6 44 24 10 17 10 40 10 54s0 35-9 52c-8 18-25 29-44 29z"><text:p/></draw:path><draw:path draw:style-name="gr3" draw:text-style-name="P5" svg:width="0.0744in" svg:height="0.1063in" svg:x="4.9496in" svg:y="0.028in" svg:viewBox="0 0 190 271" svg:d="M134 246c0 9 0 18 0 25 19-1 38-2 56-4 0-3 0-8 0-12-26 0-29-2-29-21 0-77 0-156 0-234-19 1-38 3-56 4 0 4 0 8 0 11 27 0 30 4 30 22 0 28 0 56 0 84-11-14-28-24-49-24-45 0-86 38-86 88 0 48 39 86 83 86 24 0 41-13 51-25zM134 143c0 27 0 53 0 80 0 6 0 7-4 13-12 19-30 26-46 26-17 0-31-9-41-24s-11-37-11-53c0-14 1-37 12-55 9-12 23-24 44-24 13 0 30 5 42 23 4 7 4 7 4 14z"><text:p/></draw:path><draw:path draw:style-name="gr3" draw:text-style-name="P5" svg:width="0.0602in" svg:height="0.1008in" svg:x="5.0791in" svg:y="0.0319in" svg:viewBox="0 0 154 257" svg:d="M30 228c13-13 27-26 40-39 61-53 84-74 84-113 0-44-35-76-82-76-43 0-72 36-72 71 0 22 19 22 20 22 6 0 20-6 20-21 0-10-7-20-20-20-3 0-5 0-6 0 9-26 30-40 53-40 35 0 52 32 52 64 0 31-20 61-41 85-25 28-49 55-75 82-3 4-3 5-3 14 47 0 96 0 143 0 3-22 8-44 11-66-3 0-7 0-10 0-2 12-4 28-9 34-2 3-27 3-36 3-23 0-46 0-69 0z"><text:p/></draw:path><draw:path draw:style-name="gr3" draw:text-style-name="P5" svg:width="0.1008in" svg:height="0.035in" svg:x="5.1984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in" svg:height="0.1008in" svg:x="5.3642in" svg:y="0.0319in" svg:viewBox="0 0 128 257" svg:d="M79 11c0-10 0-11-9-11-24 25-58 25-70 25 0 5 0 8 0 12 8 0 30 0 51-9 0 66 0 132 0 199 0 13-1 18-37 18-4 0-7 0-12 0 0 4 0 9 0 12 13-1 48-1 63-1s48 0 63 1c0-3 0-8 0-12-5 0-9 0-14 0-34 0-35-5-35-18 0-73 0-144 0-216z"><text:p/></draw:path><draw:path draw:style-name="gr3" draw:text-style-name="P5" svg:width="0.0539in" svg:height="0.1516in" svg:x="5.4374in" svg:y="0.0193in" svg:viewBox="0 0 138 386" svg:d="M56 334c0 16-10 41-53 43-1 0-3 2-3 5 0 4 4 4 8 4 37 0 73-19 73-49 0-28 0-58 0-88 0-15 0-26 17-39 13-12 27-12 36-13 2 0 4-1 4-4s-3-3-7-3c-25-3-44-16-47-36-3-4-3-4-3-18 0-26 0-51 0-76 0-17 0-29-17-45-16-11-43-15-56-15-4 0-8 0-8 4s2 4 7 5c24 1 43 13 48 33 1 3 1 4 1 19 0 26 0 53 0 80 0 19 3 24 16 38 7 7 19 12 29 14-31 9-45 28-45 48 0 31 0 62 0 93z"><text:p/></draw:path><draw:path draw:style-name="gr3" draw:text-style-name="P5" svg:width="0.1008in" svg:height="0.035in" svg:x="5.5535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028in" svg:height="0.1063in" svg:x="5.7094in" svg:y="0.0291in" svg:viewBox="0 0 262 271" svg:d="M34 34c0 63 0 126 0 190 0 19-3 25-23 26-4 0-11 0-11 7s7 7 13 7c20 0 40 0 60 0 7 0 13 0 13-7s-7-7-11-7c-22-1-25-9-25-27 0-60 0-119 0-178 56 73 111 147 167 220 3 5 5 6 9 6 6 0 6-6 6-13 0-72 0-144 0-217 0-22 3-28 21-28 2 0 9 0 9-6 0-7-6-7-13-7-19 0-38 0-56 0-7 0-14 0-14 7 0 6 7 6 11 6 22 0 26 8 26 29 0 40 0 80 0 121-39-53-78-105-117-157-4-6-5-6-14-6-22 0-45 0-67 0-7 0-14 0-14 7 0 5 7 6 9 6 10 1 18 8 21 12 0 4 0 4 0 9zM218 244c-56-74-112-148-168-222-4-4-4-4-8-9 15 0 31 0 46 0 43 59 87 117 130 177 0 17 0 36 0 54z"><text:p/></draw:path><draw:path draw:style-name="gr3" draw:text-style-name="P5" svg:width="0.0543in" svg:height="0.0488in" svg:x="5.8197in" svg:y="0.1075in" svg:viewBox="0 0 139 125" svg:d="M129 67c5 0 10 0 10-9 0-7-3-27-16-40-14-16-34-18-49-18-50 0-74 30-74 62 0 33 25 63 78 63 10 0 25-1 40-8 15-9 21-22 21-24 0-7-7-7-9-7-6 0-7 1-9 4-10 21-34 21-38 21-43 0-44-32-46-44 31 0 61 0 92 0zM37 55c0-10 2-42 37-42 34 0 37 31 37 42-24 0-49 0-74 0z"><text:p/></draw:path><draw:path draw:style-name="gr3" draw:text-style-name="P5" svg:width="0.0646in" svg:height="0.0472in" svg:x="5.8827in" svg:y="0.1087in" svg:viewBox="0 0 165 121" svg:d="M145 20c1-5 2-5 8-5 3-1 10-1 12-1 0-4 0-10 0-14-9 0-14 1-23 1-8 0-19-1-26-1 0 4 0 10 0 14 6 0 8 1 12 3-12 23-25 47-37 70-12-24-25-48-37-73 4 0 8 0 12 0 0-4 0-10 0-14-11 0-23 1-35 1-10 0-21-1-31-1 0 4 0 10 0 14 6 0 12 0 18 0 16 33 34 66 50 100 4 7 6 7 15 7 7 0 9 0 14-7 16-32 32-63 48-94z"><text:p/></draw:path><draw:path draw:style-name="gr3" draw:text-style-name="P5" svg:width="0.0543in" svg:height="0.0488in" svg:x="5.952in" svg:y="0.1075in" svg:viewBox="0 0 139 125" svg:d="M129 67c5 0 10 0 10-9 0-7-3-27-16-40-14-16-34-18-49-18-50 0-74 30-74 62 0 33 24 63 78 63 10 0 25-1 40-8 15-9 21-22 21-24 0-7-7-7-9-7-6 0-7 1-9 4-10 21-34 21-38 21-43 0-44-32-46-44 31 0 61 0 92 0zM37 55c0-10 2-42 37-42 34 0 37 31 37 42-24 0-49 0-74 0z"><text:p/></draw:path><draw:path draw:style-name="gr3" draw:text-style-name="P5" svg:width="0.0654in" svg:height="0.0476in" svg:x="6.0173in" svg:y="0.1079in" svg:viewBox="0 0 167 122" svg:d="M149 41c0-33-21-41-47-41-33 0-47 20-52 29 0-10 0-19 0-29-17 1-33 1-50 2 0 6 0 10 0 16 17 0 19 0 19 11 0 26 0 51 0 78-7 0-12 0-19 0 0 4 0 10 0 15 1 0 23-1 35-1 15 0 35 1 37 1 0-5 0-11 0-15-7 0-13 0-19 0 0-18 0-34 0-52 0-32 28-42 45-42 11 0 16 6 16 26 0 23 0 45 0 68-5 0-12 0-17 0 0 4 0 10 0 15 12-1 22-1 35-1s23 0 35 1c0-5 0-11 0-15-6 0-12 0-18 0 0-22 0-44 0-66z"><text:p/></draw:path></draw:g></text:p>
      <text:h text:style-name="Heading_20_3" text:outline-level="3">סעיף (ד)</text:h>
      <text:p text:style-name="P12"><draw:g text:anchor-type="as-char" svg:y="-0.1283in" draw:z-index="49" draw:name="Shape49" draw:style-name="gr1"><svg:title>TexMaths</svg:title><svg:desc>11§display§f_4(\Neven\} = \min(\Neven) \open \text{as } 4 \in \Neven \close = \bm{0}§svg§600§FALSE§</svg:desc><draw:path draw:style-name="gr2" draw:text-style-name="P4" svg:width="2.7697in" svg:height="0.1661in" svg:x="-0.0004in" svg:y="0.0079in" svg:viewBox="0 0 7036 423" svg:d="M3518 423c-1173 0-2345 0-3518 0 0-141 0-282 0-423 2345 0 4691 0 7036 0 0 141 0 282 0 423-1172 0-2345 0-3518 0z"><text:p/></draw:path><draw:path draw:style-name="gr3" draw:text-style-name="P5" svg:width="0.0756in" svg:height="0.1374in" svg:x="0in" svg:y="0.0224in" svg:viewBox="0 0 193 350" svg:d="M121 118c11 0 22 0 33 0 8 0 12 0 12-8 0-4-4-4-11-4-11 0-21 0-32 0 4-16 6-30 9-44 1-8 7-36 9-40 3-8 10-13 19-13 1 0 11 0 18 6-17 3-21 16-21 21 0 9 7 14 15 14 10 0 21-8 21-24 0-17-18-26-33-26-14 0-38 7-50 45-2 8-3 12-13 61-9 0-18 0-27 0-7 0-11 0-11 7 0 5 4 5 10 5 9 0 18 0 27 0-10 50-20 101-30 152-7 37-13 72-33 72-2 0-11 0-19-7 18-1 21-15 21-21 0-9-6-13-14-13-10 0-21 8-21 23 0 17 17 26 33 26 21 0 36-22 43-37 13-25 22-70 22-73 8-41 15-81 23-122z"><text:p/></draw:path><draw:path draw:style-name="gr3" draw:text-style-name="P5" svg:width="0.0516in" svg:height="0.0717in" svg:x="0.0709in" svg:y="0.0811in" svg:viewBox="0 0 132 183" svg:d="M132 139c0-4 0-7 0-10-10 0-20 0-30 0 0-41 0-81 0-121 0-6 0-8-5-8-3 0-5 0-8 4-30 42-59 83-89 125 0 3 0 6 0 10 26 0 53 0 79 0 0 6 0 14 0 22 0 9 0 12-22 12-2 0-4 0-6 0 0 3 0 6 0 10 13 0 30-1 40-1s27 1 41 1c0-4 0-7 0-10-2 0-5 0-8 0-22 0-22-3-22-12 0-8 0-16 0-22 10 0 20 0 30 0zM81 30c0 33 0 66 0 99-24 0-47 0-71 0 24-33 47-66 71-99z"><text:p/></draw:path><draw:path draw:style-name="gr3" draw:text-style-name="P5" svg:width="0.0346in" svg:height="0.1512in" svg:x="0.15in" svg:y="0.0165in" svg:viewBox="0 0 89 385" svg:d="M89 382c0-1 0-2-6-9-49-48-61-122-61-179 0-67 14-135 63-183 4-4 4-5 4-7 0-3-1-4-3-4-5 0-39 26-62 76-20 42-24 85-24 118 0 29 4 75 25 119 23 47 56 72 61 72 2 0 3-1 3-3z"><text:p/></draw:path><draw:path draw:style-name="gr3" draw:text-style-name="P5" svg:width="0.1028in" svg:height="0.1063in" svg:x="0.1976in" svg:y="0.0256in" svg:viewBox="0 0 262 271" svg:d="M34 35c0 63 0 126 0 188 0 20-3 27-23 27-4 0-11 0-11 6 0 7 7 7 13 7 20 0 41 0 61 0 6 0 12 0 12-7 0-6-6-6-11-6-21 0-24-8-24-28 0-59 0-119 0-177 56 74 111 148 167 220 3 5 4 6 8 6 6 0 6-7 6-13 0-72 0-145 0-217 0-21 3-27 21-28 2 0 9 0 9-6 0-7-6-7-12-7-19 0-39 0-57 0-7 0-14 0-14 7 0 6 8 6 12 6 21 1 25 9 25 29 0 39 0 80 0 121-39-53-78-105-117-157-4-6-5-6-14-6-22 0-45 0-67 0-7 0-12 0-12 7 0 6 5 6 7 6 10 1 18 8 22 12-1 4-1 5-1 10zM219 244c-56-73-112-147-168-221-5-4-5-5-9-10 15 0 31 0 46 0 44 59 87 117 131 176 0 18 0 37 0 55z"><text:p/></draw:path><draw:path draw:style-name="gr3" draw:text-style-name="P5" svg:width="0.0457in" svg:height="0.048in" svg:x="0.3079in" svg:y="0.1047in" svg:viewBox="0 0 117 123" svg:d="M109 59c5 0 8 0 8-5 0-24-15-54-54-54-35 0-63 29-63 62 0 34 30 61 66 61s51-28 51-34c0-1-1-4-6-4-3 0-3 2-4 4-9 22-29 27-39 27-13 0-25-7-33-17-10-12-11-29-11-40 29 0 56 0 85 0zM25 53c3-39 27-45 38-45 33 0 34 37 34 45-24 0-47 0-72 0z"><text:p/></draw:path><draw:path draw:style-name="gr3" draw:text-style-name="P5" svg:width="0.0567in" svg:height="0.0465in" svg:x="0.3614in" svg:y="0.1055in" svg:viewBox="0 0 145 119" svg:d="M120 26c8-16 21-16 25-16 0-3 0-7 0-10-6 1-13 1-21 1-6 0-16 0-24-1 0 3 0 7 0 10 11 0 8 7 11 10 0 2 0 4-2 8-10 22-20 45-30 67-11-25-23-50-34-74 0-1-1-3-1-4 0-7 9-7 13-7 0-3 0-7 0-10-10 0-20 1-31 1-7 0-18 0-26-1 0 3 0 7 0 10 14 0 18 0 22 10 14 31 29 63 43 93 1 4 3 6 8 6s6-2 7-5c14-29 27-58 40-88z"><text:p/></draw:path><draw:path draw:style-name="gr3" draw:text-style-name="P5" svg:width="0.0457in" svg:height="0.048in" svg:x="0.4228in" svg:y="0.1047in" svg:viewBox="0 0 117 123" svg:d="M109 59c5 0 8 0 8-5 0-24-15-54-54-54-35 0-63 29-63 62 0 34 30 61 66 61s51-28 51-34c0-1-1-4-6-4-3 0-3 2-4 4-9 22-29 27-39 27-13 0-25-7-33-17-10-12-11-29-11-40 29 0 56 0 85 0zM25 53c3-39 27-45 38-45 33 0 34 37 34 45-24 0-47 0-72 0z"><text:p/></draw:path><draw:path draw:style-name="gr3" draw:text-style-name="P5" svg:width="0.0563in" svg:height="0.0465in" svg:x="0.4787in" svg:y="0.1047in" svg:viewBox="0 0 144 119" svg:d="M124 37c0-24-12-37-40-37-22 0-37 12-44 26 0-8 0-17 0-26-14 1-27 1-40 2 0 4 0 7 0 10 18 0 20 2 20 16 0 23 0 47 0 70 0 11-2 11-20 11 0 3 0 7 0 10 10-1 19-1 31-1 10 0 28 1 31 1 0-3 0-7 0-10-18 0-20 0-20-11 0-17 0-33 0-50 0-27 22-40 39-40 19 0 22 14 22 28 0 21 0 41 0 62 0 11-3 11-20 11 0 3 0 7 0 10 1 0 19-1 30-1 10 0 29 1 31 1 0-3 0-7 0-10-16 0-20 0-20-11 0-20 0-41 0-61z"><text:p/></draw:path><draw:path draw:style-name="gr3" draw:text-style-name="P5" svg:width="0.0539in" svg:height="0.1512in" svg:x="0.5583in" svg:y="0.0165in" svg:viewBox="0 0 138 385" svg:d="M56 334c0 15-10 40-52 42-2 2-4 3-4 5 0 4 4 4 8 4 38 0 73-18 75-48 0-29 0-58 0-88 0-13 0-27 15-39 13-11 27-12 36-12 2-1 4-2 4-4 0-5-3-5-6-5-26-2-44-15-48-34-1-4-1-5-1-20 0-25 0-50 0-76 0-16 0-28-19-42-16-13-43-17-56-17-4 0-8 0-8 4 0 5 3 5 7 5 24 1 43 14 48 34 1 3 1 3 1 18 0 26 0 53 0 81 0 18 3 24 16 36 7 8 19 12 30 16-32 9-46 26-46 48 0 30 0 61 0 92z"><text:p/></draw:path><draw:path draw:style-name="gr3" draw:text-style-name="P5" svg:width="0.1008in" svg:height="0.035in" svg:x="0.6744in" svg:y="0.073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181in" svg:height="0.0669in" svg:x="0.8315in" svg:y="0.0618in" svg:viewBox="0 0 301 171" svg:d="M30 39c0 34 0 68 0 103 0 17-5 17-30 17 0 3 0 7 0 12 13 0 33-1 43-1s31 1 44 1c0-5 0-9 0-12-26 0-31 0-31-17 0-24 0-48 0-72 0-39 28-61 53-61 24 0 29 21 29 43 0 29 0 59 0 90 0 17-5 17-31 17 0 3 0 7 0 12 14 0 34-1 44-1s29 1 43 1c0-5 0-9 0-12-26 0-30 0-30-17 0-24 0-48 0-72 0-39 27-61 52-61s28 21 28 43c0 29 0 59 0 90 0 17-3 17-29 17 0 3 0 7 0 12 13 0 33-1 44-1 9 0 29 1 42 1 0-5 0-9 0-12-19 0-29 0-29-11 0-26 0-50 0-74 0-33 0-45-12-60-6-6-19-14-41-14-33 0-50 23-56 39-6-35-34-39-52-39-27 0-46 17-57 41 0-13 0-28 0-41-18 1-36 3-54 4 0 5 0 8 0 13 26 0 30 3 30 22z"><text:p/></draw:path><draw:path draw:style-name="gr3" draw:text-style-name="P5" svg:width="0.0323in" svg:height="0.1004in" svg:x="0.9587in" svg:y="0.0283in" svg:viewBox="0 0 83 256" svg:d="M55 87c-18 1-36 2-54 4 0 4 0 8 0 12 25 0 29 3 29 21 0 35 0 70 0 105 0 16-5 16-30 16 0 4 0 8 0 11 12 0 33-1 42-1 14 0 27 1 41 1 0-3 0-7 0-11-26 0-28-1-28-16 0-47 0-95 0-142zM57 20c0-12-10-20-21-20-12 0-19 10-19 20 0 11 7 21 19 21 11 0 21-8 21-21z"><text:p/></draw:path><draw:path draw:style-name="gr3" draw:text-style-name="P5" svg:width="0.0764in" svg:height="0.0669in" svg:x="1.0008in" svg:y="0.0618in" svg:viewBox="0 0 195 171" svg:d="M31 39c0 34 0 68 0 103 0 17-5 17-31 17 0 3 0 7 0 12 13 0 33-1 44-1 10 0 30 1 43 1 0-5 0-9 0-12-25 0-30 0-30-17 0-24 0-48 0-72 0-39 28-61 52-61s29 21 29 43c0 29 0 59 0 90 0 17-5 17-30 17 0 3 0 7 0 12 13 0 33-1 44-1 10 0 30 1 43 1 0-5 0-9 0-12-20 0-30 0-31-11 0-26 0-50 0-74 0-33 0-45-11-60-6-6-19-14-41-14-28 0-47 17-57 41 0-13 0-28 0-41-19 1-36 3-55 4 0 5 0 8 0 13 28 0 31 3 31 22z"><text:p/></draw:path><draw:path draw:style-name="gr3" draw:text-style-name="P5" svg:width="0.0346in" svg:height="0.1512in" svg:x="1.0953in" svg:y="0.0165in" svg:viewBox="0 0 89 385" svg:d="M89 382c0-1 0-2-6-9-48-48-61-122-61-179 0-67 15-135 63-183 4-4 4-5 4-7 0-3-1-4-3-4-5 0-39 26-62 76-20 42-24 85-24 118 0 29 4 75 25 119 23 47 56 72 61 72 2 0 3-1 3-3z"><text:p/></draw:path><draw:path draw:style-name="gr3" draw:text-style-name="P5" svg:width="0.1024in" svg:height="0.1063in" svg:x="1.1437in" svg:y="0.0256in" svg:viewBox="0 0 261 271" svg:d="M33 35c0 63 0 126 0 188 0 20-3 27-23 27-3 0-10 0-10 6 0 7 6 7 12 7 20 0 41 0 61 0 6 0 13 0 13-7 0-6-7-6-12-6-21 0-24-8-24-28 0-59 0-119 0-177 56 74 111 148 167 220 3 5 5 6 7 6 7 0 7-7 7-13 0-72 0-145 0-217 0-21 3-27 21-28 2 0 9 0 9-6 0-7-6-7-12-7-19 0-38 0-56 0-8 0-14 0-14 7 0 6 7 6 11 6 21 1 25 9 25 29 0 39 0 80 0 121-39-53-79-105-117-157-3-6-4-6-14-6-22 0-45 0-67 0-7 0-13 0-13 7 0 6 6 6 8 6 11 1 18 8 22 12-1 4-1 5-1 10zM218 244c-56-73-112-147-168-221-5-4-5-5-9-10 15 0 31 0 46 0 44 59 87 117 131 176 0 18 0 37 0 55z"><text:p/></draw:path><draw:path draw:style-name="gr3" draw:text-style-name="P5" svg:width="0.0457in" svg:height="0.048in" svg:x="1.2535in" svg:y="0.1047in" svg:viewBox="0 0 117 123" svg:d="M109 59c5 0 8 0 8-5 0-24-14-54-54-54-35 0-63 29-63 62 0 34 30 61 66 61s51-28 51-34c0-1-1-4-6-4-3 0-3 2-4 4-9 22-29 27-39 27-13 0-25-7-33-17-10-12-10-29-10-40 28 0 56 0 84 0zM25 53c3-39 28-45 38-45 33 0 34 37 34 45-24 0-47 0-72 0z"><text:p/></draw:path><draw:path draw:style-name="gr3" draw:text-style-name="P5" svg:width="0.0567in" svg:height="0.0465in" svg:x="1.3067in" svg:y="0.1055in" svg:viewBox="0 0 145 119" svg:d="M120 26c8-16 21-16 25-16 0-3 0-7 0-10-6 1-13 1-20 1s-17 0-25-1c0 3 0 7 0 10 11 0 8 7 11 10 0 2 0 4-1 8-10 22-21 45-31 67-11-25-23-50-34-74 0-1-1-3-1-4 0-7 9-7 13-7 0-3 0-7 0-10-10 0-20 1-31 1-7 0-18 0-26-1 0 3 0 7 0 10 15 0 19 0 22 10 14 31 29 63 43 93 1 4 3 6 8 6s6-2 7-5c14-29 27-58 40-88z"><text:p/></draw:path><draw:path draw:style-name="gr3" draw:text-style-name="P5" svg:width="0.0457in" svg:height="0.048in" svg:x="1.3685in" svg:y="0.1047in" svg:viewBox="0 0 117 123" svg:d="M109 59c5 0 8 0 8-5 0-24-14-54-54-54-35 0-63 29-63 62 0 34 30 61 66 61s51-28 51-34c0-1-1-4-5-4s-4 2-5 4c-9 22-29 27-39 27-13 0-25-7-33-17-10-12-10-29-10-40 28 0 56 0 84 0zM25 53c4-39 28-45 38-45 33 0 34 37 34 45-24 0-47 0-72 0z"><text:p/></draw:path><draw:path draw:style-name="gr3" draw:text-style-name="P5" svg:width="0.0567in" svg:height="0.0465in" svg:x="1.4236in" svg:y="0.1047in" svg:viewBox="0 0 145 119" svg:d="M124 37c0-24-11-37-40-37-22 0-37 12-44 26 0-8 0-17 0-26-14 1-27 1-40 2 0 4 0 7 0 10 18 0 20 2 20 16 0 23 0 47 0 70 0 11-2 11-20 11 0 3 0 7 0 10 10-1 20-1 31-1 10 0 28 1 31 1 0-3 0-7 0-10-18 0-20 0-20-11 0-17 0-33 0-50 0-27 22-40 39-40 20 0 22 14 22 28 0 21 0 41 0 62 0 11-3 11-20 11 0 3 0 7 0 10 1 0 19-1 30-1 10 0 29 1 32 1 0-3 0-7 0-10-17 0-21 0-21-11 0-20 0-41 0-61z"><text:p/></draw:path><draw:path draw:style-name="gr3" draw:text-style-name="P5" svg:width="0.035in" svg:height="0.1512in" svg:x="1.5012in" svg:y="0.0165in" svg:viewBox="0 0 90 385" svg:d="M90 194c0-31-4-77-25-121-23-48-57-73-61-73-2 0-4 2-4 4s0 3 8 9c37 39 59 99 59 181 0 65-14 132-61 181-6 5-6 6-6 7 0 2 2 3 4 3 4 0 39-26 62-75 20-42 24-84 24-116z"><text:p/></draw:path><draw:path draw:style-name="gr3" draw:text-style-name="P5" svg:width="0.0394in" svg:height="0.1815in" svg:x="1.5748in" svg:y="0in" svg:viewBox="0 0 101 462" svg:d="M101 458c0-1-1-2-1-3-17-19-44-50-60-114-9-35-12-75-12-109 0-102 24-173 70-223 3-3 2-3 3-5 0-4-3-4-4-4-6 0-27 23-32 30-40 46-65 115-65 201 0 54 10 132 61 197 4 5 29 34 36 34 1 0 4 0 4-4z"><text:p/></draw:path><draw:path draw:style-name="gr3" draw:text-style-name="P5" svg:width="0.0681in" svg:height="0.0693in" svg:x="1.6283in" svg:y="0.061in" svg:viewBox="0 0 174 177" svg:d="M112 144c1 16 12 31 30 31 9 0 32-4 32-36 0-8 0-15 0-21-3 0-7 0-10 0 0 6 0 13 0 21 0 22-9 25-13 25-13 0-15-18-15-20 0-26 0-52 0-77 0-16 0-32-14-45-15-15-34-22-53-22-32 0-58 19-58 44 0 11 8 18 18 18 11 0 17-8 17-18 0-4-1-18-20-18 11-13 30-17 42-17 20 0 42 15 42 49 0 5 0 10 0 15-20 1-47 2-71 13-29 13-39 34-39 51 0 30 37 40 62 40s43-15 50-33zM110 80c0 12 0 26 0 39 0 37-29 51-46 51-19 0-34-15-34-33 0-23 16-54 80-57z"><text:p/></draw:path><draw:path draw:style-name="gr3" draw:text-style-name="P5" svg:width="0.0496in" svg:height="0.0693in" svg:x="1.7028in" svg:y="0.061in" svg:viewBox="0 0 127 177" svg:d="M68 98c9 2 40 8 40 36 0 19-13 36-43 36-33 0-46-22-54-56-1-5-2-6-5-6-6 0-6 2-6 10 0 16 0 33 0 50 0 7 0 9 4 9 3 0 3 0 10-7 1 0 1-2 8-9 17 16 34 16 43 16 44 0 62-25 62-54 0-20-11-32-17-36-12-12-27-15-44-19-21-4-47-9-47-31 0-14 10-29 44-29 42 0 44 34 45 46 0 3 3 3 4 3 5 0 5-1 5-9 0-13 0-25 0-38 0-7 0-10-4-10-2 0-3 0-7 4-1 3-6 6-7 7-15-11-31-11-36-11-48 0-63 26-63 47 0 15 7 25 17 33 13 10 24 12 51 18z"><text:p/></draw:path><draw:path draw:style-name="gr3" draw:text-style-name="P5" svg:width="0.0673in" svg:height="0.102in" svg:x="1.8126in" svg:y="0.0264in" svg:viewBox="0 0 172 260" svg:d="M103 197c0 11 0 22 0 34 0 14-1 17-29 17-2 0-6 0-8 0 0 4 0 8 0 12 15-1 35-1 52-1 16 0 37 0 53 1 0-4 0-8 0-12-3 0-6 0-8 0-29 0-30-3-30-17 0-12 0-23 0-34 13 0 25 0 39 0 0-4 0-8 0-11-14 0-26 0-39 0 0-59 0-118 0-176 0-8 0-10-6-10-4 0-5 0-8 4-40 61-79 121-119 182 0 3 0 7 0 11 34 0 69 0 103 0zM106 186c-32 0-63 0-95 0 32-48 63-97 95-144 0 47 0 96 0 144z"><text:p/></draw:path><draw:path draw:style-name="gr3" draw:text-style-name="P5" svg:width="0.076in" svg:height="0.0874in" svg:x="1.9398in" svg:y="0.0472in" svg:viewBox="0 0 194 223" svg:d="M179 120c7 0 15 0 15-8 0-7-8-7-15-7-55 0-109 0-164 0 6-52 50-90 105-90 20 0 40 0 59 0 7 0 15 0 15-7 0-8-8-8-15-8-19 0-40 0-60 0-66 0-119 51-119 112 0 62 53 111 119 111 20 0 41 0 60 0 7 0 15 0 15-7 0-8-8-8-15-8-19 0-39 0-59 0-55 0-99-36-105-88 55 0 109 0 164 0z"><text:p/></draw:path><draw:path draw:style-name="gr3" draw:text-style-name="P5" svg:width="0.1028in" svg:height="0.1063in" svg:x="2.0744in" svg:y="0.0256in" svg:viewBox="0 0 262 271" svg:d="M34 35c0 63 0 126 0 188 0 20-3 27-23 27-4 0-11 0-11 6 0 7 7 7 13 7 20 0 41 0 61 0 6 0 13 0 13-7 0-6-7-6-12-6-21 0-24-8-24-28 0-59 0-119 0-177 56 74 111 148 167 220 3 5 5 6 8 6 6 0 6-7 6-13 0-72 0-145 0-217 0-21 3-27 21-28 2 0 9 0 9-6 0-7-6-7-12-7-19 0-39 0-57 0-7 0-13 0-13 7 0 6 7 6 11 6 21 1 25 9 25 29 0 39 0 80 0 121-39-53-78-105-117-157-3-6-4-6-14-6-22 0-45 0-67 0-7 0-12 0-12 7 0 6 5 6 7 6 11 1 18 8 22 12-1 4-1 5-1 10zM219 244c-56-73-112-147-168-221-5-4-5-5-9-10 15 0 31 0 46 0 44 59 87 117 131 176 0 18 0 37 0 55z"><text:p/></draw:path><draw:path draw:style-name="gr3" draw:text-style-name="P5" svg:width="0.0457in" svg:height="0.048in" svg:x="2.1846in" svg:y="0.1047in" svg:viewBox="0 0 117 123" svg:d="M109 59c5 0 8 0 8-5 0-24-14-54-54-54-35 0-63 29-63 62 0 34 30 61 66 61s51-28 51-34c0-1-1-4-6-4-3 0-3 2-4 4-9 22-29 27-39 27-13 0-25-7-33-17-10-12-11-29-11-40 29 0 56 0 85 0zM25 53c3-39 28-45 38-45 33 0 34 37 34 45-24 0-47 0-72 0z"><text:p/></draw:path><draw:path draw:style-name="gr3" draw:text-style-name="P5" svg:width="0.0567in" svg:height="0.0465in" svg:x="2.2382in" svg:y="0.1055in" svg:viewBox="0 0 145 119" svg:d="M120 26c8-16 21-16 25-16 0-3 0-7 0-10-6 1-13 1-21 1-6 0-16 0-24-1 0 3 0 7 0 10 11 0 8 7 11 10 0 2 0 4-2 8-10 22-20 45-30 67-11-25-23-50-34-74 0-1-1-3-1-4 0-7 9-7 13-7 0-3 0-7 0-10-10 0-20 1-31 1-7 0-18 0-26-1 0 3 0 7 0 10 15 0 19 0 22 10 14 31 29 63 43 93 1 4 3 6 8 6s6-2 7-5c14-29 27-58 40-88z"><text:p/></draw:path><draw:path draw:style-name="gr3" draw:text-style-name="P5" svg:width="0.0457in" svg:height="0.048in" svg:x="2.2996in" svg:y="0.1047in" svg:viewBox="0 0 117 123" svg:d="M109 59c5 0 8 0 8-5 0-24-14-54-54-54-35 0-63 29-63 62 0 34 30 61 66 61s51-28 51-34c0-1-1-4-6-4-3 0-3 2-4 4-9 22-29 27-39 27-13 0-25-7-33-17-10-12-10-29-10-40 28 0 56 0 84 0zM25 53c3-39 28-45 38-45 33 0 34 37 34 45-24 0-47 0-72 0z"><text:p/></draw:path><draw:path draw:style-name="gr3" draw:text-style-name="P5" svg:width="0.0567in" svg:height="0.0465in" svg:x="2.3555in" svg:y="0.1047in" svg:viewBox="0 0 145 119" svg:d="M124 37c0-24-11-37-40-37-22 0-37 12-44 26 0-8 0-17 0-26-14 1-27 1-40 2 0 4 0 7 0 10 18 0 20 2 20 16 0 23 0 47 0 70 0 11-2 11-20 11 0 3 0 7 0 10 10-1 19-1 31-1 10 0 28 1 31 1 0-3 0-7 0-10-18 0-20 0-20-11 0-17 0-33 0-50 0-27 22-40 39-40 20 0 22 14 22 28 0 21 0 41 0 62 0 11-3 11-20 11 0 3 0 7 0 10 1 0 19-1 30-1 10 0 29 1 32 1 0-3 0-7 0-10-17 0-21 0-21-11 0-20 0-41 0-61z"><text:p/></draw:path><draw:path draw:style-name="gr3" draw:text-style-name="P5" svg:width="0.039in" svg:height="0.1815in" svg:x="2.4311in" svg:y="0in" svg:viewBox="0 0 100 462" svg:d="M100 232c0-55-9-133-59-198-5-4-30-34-37-34-2 0-4 1-4 4 0 2 0 3 2 4 19 20 44 51 60 113 8 35 12 75 12 110 0 39-4 78-13 116-15 54-38 85-58 107-3 3-2 3-3 4 0 3 2 4 4 4 6 0 28-24 32-29 40-47 64-116 64-201z"><text:p/></draw:path><draw:path draw:style-name="gr3" draw:text-style-name="P5" svg:width="0.1004in" svg:height="0.035in" svg:x="2.5453in" svg:y="0.073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732in" svg:height="0.1in" svg:x="2.7039in" svg:y="0.0311in" svg:viewBox="0 0 187 255" svg:d="M187 129c0-38-1-129-93-129-94 0-94 91-94 129s0 126 94 126c92 0 93-87 93-126zM94 243c-15 0-37-9-41-37-3-20-3-60-3-82 0-27 0-52 2-72 5-34 32-39 42-39 14 0 29 8 37 24 7 15 7 55 7 87 0 22 0 58-4 77-5 37-29 42-40 42z"><text:p/></draw:path></draw:g></text:p>
      <text:p text:style-name="P12"><draw:g text:anchor-type="as-char" svg:y="-0.1319in" draw:z-index="44" draw:name="Shape50" draw:style-name="gr1"><svg:title>TexMaths</svg:title><svg:desc>11§display§f_4(A := \{n \in \N \mid \mid n^2 - 2n + 1 \le 9\}) = \min(A) \open 4^2 - 2*4 + 1 \le 9 \close§svg§600§FALSE§</svg:desc><draw:path draw:style-name="gr2" draw:text-style-name="P4" svg:width="4.3398in" svg:height="0.1709in" svg:x="-0.0004in" svg:y="0.0075in" svg:viewBox="0 0 11024 435" svg:d="M5513 435c-1838 0-3675 0-5513 0 0-145 0-291 0-435 3675 0 7349 0 11024 0 0 144 0 290 0 435-1837 0-3674 0-5511 0z"><text:p/></draw:path><draw:path draw:style-name="gr3" draw:text-style-name="P5" svg:width="0.0752in" svg:height="0.1378in" svg:x="0in" svg:y="0.026in" svg:viewBox="0 0 192 351" svg:d="M121 118c11 0 22 0 33 0 8 0 12 0 12-8 0-4-4-4-11-4-11 0-21 0-32 0 3-16 6-30 9-44 1-8 7-36 9-41 3-7 10-12 18-12 2 0 11 0 19 6-17 2-21 16-21 21 0 9 7 14 15 14 9 0 20-9 20-24 0-17-17-26-33-26-13 0-37 7-49 45-2 8-3 12-13 61-9 0-18 0-27 0-7 0-11 0-11 8 0 4 4 4 10 4 9 0 18 0 27 0-10 51-20 101-30 152-7 38-13 73-33 73-2 0-11 0-19-8 18-1 21-14 21-21 0-9-6-13-14-13-10 0-21 9-21 23 0 18 16 27 33 27 21 0 36-22 43-38 13-24 22-69 22-73 8-40 15-81 23-122z"><text:p/></draw:path><draw:path draw:style-name="gr3" draw:text-style-name="P5" svg:width="0.0516in" svg:height="0.0717in" svg:x="0.0709in" svg:y="0.0843in" svg:viewBox="0 0 132 183" svg:d="M132 139c0-3 0-7 0-10-10 0-20 0-30 0 0-41 0-80 0-121 0-6 0-8-5-8-4 0-5 0-8 4-30 42-59 83-89 125 0 3 0 7 0 10 26 0 53 0 79 0 0 7 0 14 0 22 0 9 0 12-22 12-2 0-4 0-6 0 0 3 0 7 0 10 13-1 30-1 40-1s27 0 41 1c0-3 0-7 0-10-2 0-6 0-8 0-22 0-22-3-22-12 0-8 0-15 0-22 10 0 20 0 30 0zM81 30c0 33 0 66 0 99-24 0-47 0-71 0 24-33 47-66 71-99z"><text:p/></draw:path><draw:path draw:style-name="gr3" draw:text-style-name="P5" svg:width="0.0346in" svg:height="0.1516in" svg:x="0.15in" svg:y="0.0193in" svg:viewBox="0 0 89 386" svg:d="M89 383c0-3 0-3-7-9-48-49-60-121-60-180 0-68 14-136 63-183 4-5 4-5 4-7 0-3-1-4-3-4-5 0-39 26-62 75-20 43-24 86-24 119 0 30 4 75 25 119 23 48 56 73 61 73 2 0 3-1 3-3z"><text:p/></draw:path><draw:path draw:style-name="gr3" draw:text-style-name="P5" svg:width="0.1039in" svg:height="0.1083in" svg:x="0.1992in" svg:y="0.0256in" svg:viewBox="0 0 265 276" svg:d="M56 233c-16 24-31 29-48 31-5 1-8 1-8 7 0 4 2 5 4 5 11 0 23-1 34-1 13 0 27 1 39 1 2 0 8 0 8-7 0-4-5-5-7-5-9 0-19-4-19-13 0-4 3-8 6-14 10-16 20-33 30-50 31 0 64 0 96 0 1 9 7 61 7 66 0 9-20 11-28 11-5 0-9 0-9 7 0 5 4 5 5 5 15 0 33-1 48-1 10 0 35 1 44 1 3 0 7 0 7-8 0-4-4-4-9-4-24 0-24-3-25-13-8-81-15-162-23-242-1-8-1-9-8-9-6 0-8 2-10 7-45 75-89 150-134 226zM102 175c26-43 51-86 76-128 5 42 8 85 12 128-29 0-58 0-88 0z"><text:p/></draw:path><draw:path draw:style-name="gr3" draw:text-style-name="P5" svg:width="0.0157in" svg:height="0.0654in" svg:x="0.3634in" svg:y="0.0693in" svg:viewBox="0 0 41 167" svg:d="M41 21c0-12-9-21-20-21-12 0-21 9-21 21 0 11 9 20 21 20 11 0 20-9 20-20zM41 147c0-11-9-21-20-21-12 0-21 10-21 21s9 20 21 20c11 0 20-9 20-20z"><text:p/></draw:path><draw:path draw:style-name="gr3" draw:text-style-name="P5" svg:width="0.1008in" svg:height="0.0358in" svg:x="0.4012in" svg:y="0.0783in" svg:viewBox="0 0 257 92" svg:d="M244 17c6 0 13-2 13-9 0-8-7-8-13-8-77 0-154 0-231 0-5 0-13 0-13 8 0 7 8 9 13 9 77 0 154 0 231 0zM244 92c6 0 13 0 13-8s-7-8-13-8c-77 0-154 0-231 0-5 0-13 0-13 8s8 8 13 8c77 0 154 0 231 0z"><text:p/></draw:path><draw:path draw:style-name="gr3" draw:text-style-name="P5" svg:width="0.0531in" svg:height="0.1516in" svg:x="0.5646in" svg:y="0.0193in" svg:viewBox="0 0 136 386" svg:d="M81 52c0-16 10-41 52-43 2-1 3-2 3-5 0-4-2-4-6-4-39 0-74 20-75 49 0 29 0 58 0 88 0 15 0 27-15 39-14 13-28 13-37 14-2 0-3 1-3 4s2 3 5 3c26 3 44 16 49 36 1 3 1 4 1 18 0 25 0 50 0 75 0 17 0 29 19 45 15 11 40 15 56 15 4 0 6 0 6-4s-2-4-5-5c-24-1-44-13-49-33-1-3-1-4-1-19 0-26 0-53 0-79 0-19-3-27-15-38-9-8-20-12-31-14 32-10 46-27 46-50 0-30 0-61 0-92z"><text:p/></draw:path><draw:path draw:style-name="gr3" draw:text-style-name="P5" svg:width="0.0823in" svg:height="0.0685in" svg:x="0.6339in" svg:y="0.0665in" svg:viewBox="0 0 210 175" svg:d="M23 149c-1 5-3 14-3 16 0 7 5 10 11 10 4 0 12-3 14-11 2-10 6-18 8-28 2-12 5-24 7-35 4-8 6-17 7-26 2-7 6-18 6-19 5-12 26-47 62-47 18 0 21 14 21 26 0 25-19 74-25 91-3 9-3 14-3 17 0 19 13 32 31 32 37 0 51-56 51-59 0-4-3-4-4-4-5 0-5 2-7 7-8 27-20 48-40 48-6 0-8-4-8-13 0-10 3-18 6-27 8-21 24-63 24-85 0-27-16-42-45-42-34 0-54 25-59 34-2-22-19-34-36-34-18 0-26 15-29 22-7 13-12 36-12 38 0 4 4 4 5 4 4 0 4-1 6-9 7-27 14-46 29-46 7 0 12 4 12 17 0 8-1 13-7 32-8 30-14 60-22 91z"><text:p/></draw:path><draw:path draw:style-name="gr3" draw:text-style-name="P5" svg:width="0.076in" svg:height="0.0878in" svg:x="0.7756in" svg:y="0.052in" svg:viewBox="0 0 194 224" svg:d="M179 120c7 0 15 0 15-8 0-7-8-7-15-7-55 0-109 0-164 0 5-53 50-90 104-90 20 0 40 0 60 0 7 0 15 0 15-7 0-8-8-8-15-8-20 0-40 0-60 0-66 0-119 50-119 112s53 112 119 112c20 0 40 0 60 0 7 0 15 0 15-8s-8-8-15-8c-20 0-40 0-60 0-54 0-99-36-104-88 55 0 109 0 164 0z"><text:p/></draw:path><draw:path draw:style-name="gr3" draw:text-style-name="P5" svg:width="0.1028in" svg:height="0.1063in" svg:x="0.9102in" svg:y="0.0291in" svg:viewBox="0 0 262 271" svg:d="M34 34c0 63 0 126 0 190 0 20-3 27-23 27-4 0-11 0-11 6 0 7 7 7 13 7 20 0 41 0 61 0 6 0 12 0 12-7 0-6-6-6-11-6-22 0-24-8-24-28 0-60 0-119 0-178 55 74 111 148 166 221 4 4 5 5 8 5 7 0 7-6 7-13 0-72 0-144 0-217 0-22 3-28 21-28 2 0 9 0 9-6 0-7-6-7-12-7-19 0-39 0-58 0-6 0-13 0-13 7 0 6 8 6 12 6 21 0 25 9 25 29 0 41 0 80 0 121-39-53-79-105-117-157-4-6-6-6-14-6-22 0-45 0-67 0-7 0-13 0-13 7 0 5 6 6 8 6 10 1 18 8 22 12-1 4-1 5-1 9zM219 245c-56-74-112-148-168-222-5-5-5-5-9-10 15 0 31 0 46 0 44 59 87 117 131 177 0 17 0 36 0 55z"><text:p/></draw:path><draw:path draw:style-name="gr3" draw:text-style-name="P5" svg:width="0.0055in" svg:height="0.1516in" svg:x="1.0772in" svg:y="0.0193in" svg:viewBox="0 0 15 386" svg:d="M15 14c0-7 0-14-7-14-8 0-8 7-8 14 0 119 0 239 0 358 0 7 0 14 8 14 7 0 7-7 7-14 0-119 0-239 0-358z"><text:p/></draw:path><draw:path draw:style-name="gr3" draw:text-style-name="P5" svg:width="0.0055in" svg:height="0.1516in" svg:x="1.1193in" svg:y="0.0193in" svg:viewBox="0 0 15 386" svg:d="M15 14c0-7 0-14-7-14-8 0-8 7-8 14 0 119 0 239 0 358 0 7 0 14 8 14 7 0 7-7 7-14 0-119 0-239 0-358z"><text:p/></draw:path><draw:path draw:style-name="gr3" draw:text-style-name="P5" svg:width="0.0823in" svg:height="0.0685in" svg:x="1.1902in" svg:y="0.0665in" svg:viewBox="0 0 210 175" svg:d="M23 149c-1 5-3 14-3 16 0 7 5 10 11 10 4 0 11-3 14-11 2-10 4-18 7-28 3-12 5-24 8-35 3-8 5-17 7-26 2-7 4-18 6-19 5-12 26-47 62-47 18 0 21 14 21 26 0 25-19 74-25 91-3 9-3 14-3 17 0 19 13 32 30 32 38 0 52-56 52-59 0-4-4-4-5-4-4 0-4 2-6 7-8 27-21 48-40 48-6 0-8-4-8-13 0-10 3-18 6-27 8-21 24-63 24-85 0-27-17-42-45-42-35 0-54 25-60 34-1-22-18-34-35-34-18 0-26 15-29 22-7 13-12 36-12 38 0 4 3 3 4 4 5 0 5-1 7-9 7-27 14-46 29-46 7 0 12 4 12 17 0 8-1 13-7 32-8 30-14 60-22 91z"><text:p/></draw:path><draw:path draw:style-name="gr3" draw:text-style-name="P5" svg:width="0.0469in" svg:height="0.0705in" svg:x="1.2839in" svg:y="-0.0004in" svg:viewBox="0 0 120 180" svg:d="M120 131c-3 0-6 0-9 0-1 6-4 22-8 25-2 1-23 1-26 1-17 0-33 0-50 0 28-25 38-32 54-46 20-15 39-33 39-58 0-33-29-53-64-53-33 0-56 24-56 49 0 14 12 15 14 15 7 0 15-4 15-14 0-5-2-15-16-15 8-20 27-25 40-25 26 0 40 21 40 43 0 24-16 42-25 52-22 21-43 43-65 65-3 2-3 2-3 10 37 0 75 0 112 0 2-17 6-33 8-49z"><text:p/></draw:path><draw:path draw:style-name="gr3" draw:text-style-name="P5" svg:width="0.0921in" svg:height="0.0055in" svg:x="1.3921in" svg:y="0.0929in" svg:viewBox="0 0 235 15" svg:d="M222 15c7 0 13 0 13-7 0-8-6-8-13-8-69 0-140 0-209 0-6 0-13 0-13 8 0 7 7 7 13 7 69 0 140 0 209 0z"><text:p/></draw:path><draw:path draw:style-name="gr3" draw:text-style-name="P5" svg:width="0.0602in" svg:height="0.1004in" svg:x="1.5394in" svg:y="0.0323in" svg:viewBox="0 0 154 256" svg:d="M30 227c13-13 27-26 40-40 61-52 84-73 84-112 0-44-35-75-83-75-42 0-71 35-71 69 0 23 19 23 20 23 6 0 20-6 20-21 0-10-7-20-20-20-4 0-5 0-6 0 9-26 30-40 53-40 35 0 52 32 52 64 0 31-20 61-41 85-25 27-49 55-75 83-3 4-3 5-3 13 47 0 96 0 143 0 3-22 8-44 11-66-3 0-7 0-10 0-2 12-4 28-9 34-2 3-27 3-36 3-23 0-46 0-69 0z"><text:p/></draw:path><draw:path draw:style-name="gr3" draw:text-style-name="P5" svg:width="0.0819in" svg:height="0.0685in" svg:x="1.6118in" svg:y="0.0665in" svg:viewBox="0 0 209 175" svg:d="M23 149c-1 5-4 14-4 16 0 7 5 10 12 10 4 0 11-3 14-11 2-10 4-18 7-28 3-12 5-24 8-35 3-8 5-17 7-26 1-7 4-18 6-19 5-12 25-47 62-47 18 0 21 14 21 26 0 25-19 74-25 91-3 9-5 14-5 17 0 19 15 32 32 32 37 0 51-56 51-59 0-4-3-4-4-4-4 0-4 2-6 7-8 27-21 48-40 48-6 0-8-4-8-13 0-10 3-18 6-27 8-21 23-63 23-85 0-27-16-42-44-42-35 0-54 25-60 34-2-22-18-34-35-34-18 0-26 15-30 22-6 13-11 36-11 38 0 4 3 4 4 4 5 0 5-1 7-9 7-27 14-46 29-46 7 0 12 4 12 17 0 8-1 13-7 32-8 30-14 60-22 91z"><text:p/></draw:path><draw:path draw:style-name="gr3" draw:text-style-name="P5" svg:width="0.1008in" svg:height="0.1004in" svg:x="1.7409in" svg:y="0.0449in" svg:viewBox="0 0 257 256" svg:d="M136 137c37 0 73 0 109 0 5 0 12 0 12-8s-7-8-12-8c-36 0-72 0-109 0 0-36 0-72 0-109 0-5 0-12-7-12-8 0-8 7-8 12 0 37 0 73 0 109-36 0-72 0-108 0-5 0-13 0-13 8s8 8 13 8c36 0 72 0 108 0 0 35 0 71 0 108 0 5 0 11 8 11 7 0 7-6 7-11 0-37 0-73 0-108z"><text:p/></draw:path><draw:path draw:style-name="gr3" draw:text-style-name="P5" svg:width="0.05in" svg:height="0.1004in" svg:x="1.898in" svg:y="0.0323in" svg:viewBox="0 0 128 256" svg:d="M79 10c0-10 0-10-9-10-23 24-57 24-70 24 0 5 0 8 0 12 8 0 31 0 51-10 0 67 0 134 0 201 0 13-2 18-36 18-4 0-7 0-12 0 0 3 0 8 0 11 13-1 45-1 62-1 15 0 49 0 63 1 0-3 0-8 0-11-5 0-8 0-13 0-34 0-36-3-36-18 0-73 0-144 0-217z"><text:p/></draw:path><draw:path draw:style-name="gr3" draw:text-style-name="P5" svg:width="0.0921in" svg:height="0.1169in" svg:x="2.0161in" svg:y="0.0366in" svg:viewBox="0 0 235 298" svg:d="M229 17c4-3 6-5 6-9 0-5-2-8-7-8-1 0-6 1-7 2-71 34-142 67-213 102-7 3-8 5-8 8 0 4 2 6 8 9 71 33 142 66 213 101 6 2 6 2 7 2 4 0 7-3 7-8 0-3-1-5-7-9-67-32-136-64-203-95 68-31 136-63 204-95zM222 298c7 0 13 0 13-8s-7-8-13-8c-69 0-140 0-209 0-5 0-13 0-13 8s7 8 13 8c69 0 140 0 209 0z"><text:p/></draw:path><draw:path draw:style-name="gr3" draw:text-style-name="P5" svg:width="0.063in" svg:height="0.1039in" svg:x="2.1701in" svg:y="0.0323in" svg:viewBox="0 0 161 265" svg:d="M125 135c0 3 0 7 0 12 0 90-39 107-62 107-6 0-27-1-38-12 18 0 20-13 20-19 0-11-9-18-18-18-5 0-17 3-17 19 0 26 21 41 54 41 49 0 97-52 97-135 0-105-44-130-80-130-21 0-39 7-56 24-16 17-25 33-25 62 0 49 34 87 77 87 24 0 40-16 48-38zM78 164c-7 0-24 0-36-24-7-14-7-34-7-53 0-21 0-40 8-54 11-19 25-24 38-24 19 0 31 13 38 31 4 12 6 36 6 55 0 32-13 69-47 69z"><text:p/></draw:path><draw:path draw:style-name="gr3" draw:text-style-name="P5" svg:width="0.0535in" svg:height="0.1516in" svg:x="2.2504in" svg:y="0.0193in" svg:viewBox="0 0 137 386" svg:d="M56 334c0 16-10 41-52 43-2 1-4 2-4 5 0 4 4 4 8 4 38 0 73-19 74-49 0-28 0-58 0-87 0-15 0-27 16-39 13-12 27-12 36-14 2 0 3-1 3-3 0-4-2-4-5-4-26-3-44-16-48-36-2-3-2-4-2-18 0-26 0-51 0-76 0-17 0-29-18-45-16-11-43-15-56-15-4 0-8 0-8 4s3 4 7 5c24 1 42 13 48 33 1 3 1 4 1 19 0 26 0 54 0 81 0 18 3 25 15 37 9 7 20 12 31 15-32 9-46 27-46 49 0 29 0 60 0 91z"><text:p/></draw:path><draw:path draw:style-name="gr3" draw:text-style-name="P5" svg:width="0.0346in" svg:height="0.1516in" svg:x="2.3244in" svg:y="0.0193in" svg:viewBox="0 0 89 386" svg:d="M89 194c0-31-3-77-25-121-23-48-56-73-61-73-2 0-3 1-3 4 0 2 0 2 8 9 37 38 59 99 59 181 0 65-14 132-63 182-4 4-4 4-4 7 0 2 1 3 3 3 5 0 40-26 62-75 20-43 24-85 24-117z"><text:p/></draw:path><draw:path draw:style-name="gr3" draw:text-style-name="P5" svg:width="0.1008in" svg:height="0.0358in" svg:x="2.4256in" svg:y="0.0783in" svg:viewBox="0 0 257 92" svg:d="M244 17c6 0 13-2 13-9 0-8-7-8-13-8-77 0-155 0-232 0-4 0-12 0-12 8 0 7 8 9 13 9 77 0 154 0 231 0zM244 92c6 0 13 0 13-8s-7-8-13-8c-77 0-154 0-231 0-5 0-13 0-13 8s8 8 12 8c77 0 155 0 232 0z"><text:p/></draw:path><draw:path draw:style-name="gr3" draw:text-style-name="P5" svg:width="0.1185in" svg:height="0.0669in" svg:x="2.5823in" svg:y="0.0665in" svg:viewBox="0 0 302 171" svg:d="M31 39c0 34 0 68 0 103 0 17-5 17-31 17 0 3 0 8 0 12 14 0 34-1 44-1s30 1 43 1c0-4 0-9 0-12-25 0-30 0-30-17 0-24 0-48 0-71 0-40 28-62 52-62 25 0 28 21 28 43 0 30 0 59 0 90 0 17-3 17-29 17 0 3 0 8 0 12 13 0 33-1 44-1 10 0 29 1 43 1 0-4 0-9 0-12-26 0-30 0-30-17 0-24 0-48 0-71 0-40 27-62 52-62 24 0 28 21 28 43 0 30 0 59 0 90 0 17-4 17-29 17 0 3 0 8 0 12 13 0 33-1 42-1 11 0 31 1 44 1 0-4 0-9 0-12-19 0-29 0-30-11 0-26 0-50 0-74 0-33 0-45-11-60-6-6-19-14-41-14-33 0-50 23-56 39-6-35-34-39-52-39-28 0-46 17-57 41 0-13 0-28 0-41-19 1-36 3-55 4 0 5 0 8 0 13 27 0 31 2 31 22z"><text:p/></draw:path><draw:path draw:style-name="gr3" draw:text-style-name="P5" svg:width="0.0319in" svg:height="0.1012in" svg:x="2.7098in" svg:y="0.0315in" svg:viewBox="0 0 82 258" svg:d="M55 88c-18 1-36 2-54 5 0 3 0 7 0 12 25 0 29 2 29 21 0 34 0 69 0 105 0 16-5 16-30 16 0 3 0 8 0 11 12 0 33-1 42-1 14 0 27 1 40 1 0-3 0-8 0-11-25 0-27-1-27-16 0-48 0-95 0-143zM57 21c0-12-10-21-21-21-12 0-21 11-21 21 0 11 9 21 21 21 11 0 21-9 21-21z"><text:p/></draw:path><draw:path draw:style-name="gr3" draw:text-style-name="P5" svg:width="0.0764in" svg:height="0.0669in" svg:x="2.7516in" svg:y="0.0665in" svg:viewBox="0 0 195 171" svg:d="M30 39c0 34 0 68 0 103 0 17-5 17-30 17 0 3 0 8 0 12 13 0 33-1 44-1 10 0 30 1 43 1 0-4 0-9 0-12-27 0-30 0-30-17 0-24 0-48 0-71 0-40 27-62 52-62 24 0 28 21 28 43 0 30 0 59 0 90 0 17-4 17-29 17 0 3 0 8 0 12 13 0 33-1 43-1s30 1 44 1c0-4 0-9 0-12-21 0-30 0-31-11 0-26 0-50 0-74 0-33 0-45-12-60-6-6-18-14-41-14-27 0-46 17-57 41 0-13 0-28 0-41-18 1-36 3-54 4 0 5 0 8 0 13 26 0 30 2 30 22z"><text:p/></draw:path><draw:path draw:style-name="gr3" draw:text-style-name="P5" svg:width="0.0346in" svg:height="0.1516in" svg:x="2.8465in" svg:y="0.0193in" svg:viewBox="0 0 89 386" svg:d="M89 383c0-3 0-3-7-9-48-49-60-121-60-180 0-68 14-136 63-183 4-5 4-5 4-7 0-3-1-4-3-4-5 0-39 26-62 75-20 43-24 86-24 119 0 30 3 75 25 119 23 48 56 73 61 73 2 0 3-1 3-3z"><text:p/></draw:path><draw:path draw:style-name="gr3" draw:text-style-name="P5" svg:width="0.1039in" svg:height="0.1083in" svg:x="2.8961in" svg:y="0.0256in" svg:viewBox="0 0 265 276" svg:d="M55 233c-15 24-30 29-47 31-5 1-8 1-8 7 0 4 2 5 4 5 11 0 23-1 34-1 13 0 26 1 39 1 2 0 7 0 7-7 0-4-4-5-6-5-9 0-19-4-19-13 0-4 3-8 6-14 10-16 20-33 30-50 31 0 64 0 96 0 1 9 7 61 7 66 0 9-21 11-29 11-4 0-8 0-8 7 0 5 4 5 5 5 15 0 32-1 48-1 10 0 35 1 44 1 3 0 7 0 7-8 0-4-4-4-9-4-24 0-24-3-25-13-8-81-15-162-23-242-1-8-1-9-8-9-6 0-8 2-10 7-45 75-90 150-135 226zM102 175c26-43 51-86 76-128 5 42 8 85 12 128-29 0-58 0-88 0z"><text:p/></draw:path><draw:path draw:style-name="gr3" draw:text-style-name="P5" svg:width="0.035in" svg:height="0.1516in" svg:x="3.0134in" svg:y="0.0193in" svg:viewBox="0 0 90 386" svg:d="M90 194c0-31-4-77-26-121-23-48-56-73-60-73-2 0-4 1-4 4 0 2 0 2 8 9 37 38 59 99 59 181 0 65-14 132-62 182-5 4-5 4-5 7 0 2 2 3 4 3 4 0 39-26 62-75 19-43 24-85 24-117z"><text:p/></draw:path><draw:path draw:style-name="gr3" draw:text-style-name="P5" svg:width="0.0394in" svg:height="0.1819in" svg:x="3.087in" svg:y="0.0047in" svg:viewBox="0 0 101 463" svg:d="M101 459c0-1-1-2-2-4-18-18-44-50-59-113-9-35-14-75-14-109 0-103 26-173 72-224 3-3 3-5 3-6 0-3-3-3-4-3-7 0-28 23-32 29-40 47-65 117-65 203 0 54 10 132 60 197 5 4 29 34 37 34 1 0 4 0 4-4z"><text:p/></draw:path><draw:path draw:style-name="gr3" draw:text-style-name="P5" svg:width="0.0665in" svg:height="0.102in" svg:x="3.1382in" svg:y="0.0311in" svg:viewBox="0 0 170 260" svg:d="M102 197c0 11 0 22 0 35 0 14-1 17-29 17-3 0-6 0-8 0 0 4 0 8 0 11 15-1 35-1 52-1 15 0 37 0 52 1 0-3 0-7 0-11-2 0-5 0-7 0-29 0-30-3-30-17 0-13 0-24 0-35 13 0 25 0 38 0 0-4 0-8 0-12-13 0-25 0-38 0 0-58 0-117 0-175 0-8 0-10-6-10-4 0-5 0-7 4-40 61-79 121-119 181 0 4 0 8 0 12 34 0 68 0 102 0zM104 185c-31 0-62 0-94 0 32-48 63-96 94-143 0 47 0 95 0 143z"><text:p/></draw:path><draw:path draw:style-name="gr3" draw:text-style-name="P5" svg:width="0.0469in" svg:height="0.0705in" svg:x="3.2165in" svg:y="-0.0004in" svg:viewBox="0 0 120 180" svg:d="M120 131c-3 0-7 0-10 0 0 6-3 22-7 25-2 1-23 1-26 1-17 0-34 0-51 0 29-25 39-32 55-46 20-15 39-33 39-58 0-33-29-53-64-53-33 0-56 24-56 49 0 14 12 15 14 15 7 0 15-4 15-14 0-5-3-15-16-15 8-20 27-25 40-25 26 0 40 21 40 43 0 24-16 42-25 52-22 21-44 43-66 65-2 2-2 2-2 10 37 0 74 0 111 0 3-17 6-33 9-49z"><text:p/></draw:path><draw:path draw:style-name="gr3" draw:text-style-name="P5" svg:width="0.0925in" svg:height="0.0055in" svg:x="3.3244in" svg:y="0.0929in" svg:viewBox="0 0 236 15" svg:d="M223 15c7 0 13 0 13-7 0-8-6-8-13-8-69 0-139 0-209 0-6 0-14 0-14 8 0 7 8 7 14 7 70 0 140 0 209 0z"><text:p/></draw:path><draw:path draw:style-name="gr3" draw:text-style-name="P5" svg:width="0.0606in" svg:height="0.1004in" svg:x="3.4717in" svg:y="0.0323in" svg:viewBox="0 0 155 256" svg:d="M30 227c14-13 27-26 41-40 60-52 84-73 84-112 0-44-35-75-82-75-44 0-73 35-73 69 0 23 20 23 21 23 6 0 20-6 20-21 0-10-7-20-20-20-3 0-5 0-6 0 9-26 30-40 52-40 35 0 53 32 53 64 0 31-20 61-41 85-25 27-49 55-75 83-4 4-4 5-4 13 48 0 96 0 144 0 3-22 8-44 11-66-3 0-7 0-10 0-2 12-4 28-9 34-2 3-28 3-36 3-23 0-47 0-70 0z"><text:p/></draw:path><draw:path draw:style-name="gr3" draw:text-style-name="P5" svg:width="0.0559in" svg:height="0.0654in" svg:x="3.5835in" svg:y="0.0638in" svg:viewBox="0 0 143 167" svg:d="M81 14c1-5 1-14-10-14-5 0-11 6-9 10 0 2 0 3 0 5 2 20 3 40 5 60-16-12-33-23-49-35-4-3-5-4-7-4-6 0-11 6-11 11 0 7 4 8 8 10 18 9 36 18 55 27-18 8-36 16-53 25-7 3-10 5-10 11s5 10 11 10c2 0 3 0 13-6 14-12 29-23 43-32-2 20-3 43-5 65 0 8 6 10 9 10 5 0 11-3 11-10-2-22-4-45-6-65 16 12 33 24 49 36 4 2 5 2 8 2 4 0 10-5 10-10 0-6-3-8-8-11-23-11-24-11-55-25 18-9 37-18 54-27 6-2 9-4 9-10 0-5-6-11-10-11-3 0-4 0-13 8-14 10-30 21-44 31 2-20 3-41 5-61z"><text:p/></draw:path><draw:path draw:style-name="gr3" draw:text-style-name="P5" svg:width="0.0673in" svg:height="0.102in" svg:x="3.6882in" svg:y="0.0311in" svg:viewBox="0 0 172 260" svg:d="M103 197c0 11 0 22 0 35 0 14-1 17-29 17-3 0-6 0-8 0 0 4 0 8 0 11 15-1 35-1 52-1 16 0 36 0 52 1 0-3 0-7 0-11-3 0-5 0-8 0-29 0-29-3-29-17 0-13 0-24 0-35 13 0 25 0 39 0 0-4 0-8 0-12-14 0-26 0-39 0 0-58 0-117 0-175 0-8 0-10-7-10-3 0-4 0-7 4-40 61-79 121-119 181 0 4 0 8 0 12 34 0 69 0 103 0zM106 185c-32 0-63 0-95 0 32-48 63-96 95-143 0 47 0 95 0 143z"><text:p/></draw:path><draw:path draw:style-name="gr3" draw:text-style-name="P5" svg:width="0.1008in" svg:height="0.1004in" svg:x="3.8024in" svg:y="0.0449in" svg:viewBox="0 0 257 256" svg:d="M136 137c37 0 72 0 108 0 6 0 13 0 13-8s-7-8-13-8c-36 0-71 0-108 0 0-36 0-72 0-109 0-5 0-12-7-12-8 0-8 7-8 12 0 37 0 73 0 109-36 0-73 0-109 0-4 0-12 0-12 8s8 8 12 8c36 0 73 0 109 0 0 35 0 71 0 108 0 5 0 11 8 11 7 0 7-6 7-11 0-37 0-73 0-108z"><text:p/></draw:path><draw:path draw:style-name="gr3" draw:text-style-name="P5" svg:width="0.05in" svg:height="0.1004in" svg:x="3.9594in" svg:y="0.0323in" svg:viewBox="0 0 128 256" svg:d="M79 10c0-10 0-10-9-10-24 24-58 24-70 24 0 5 0 8 0 12 8 0 31 0 51-10 0 67 0 134 0 201 0 13-2 18-37 18-4 0-7 0-12 0 0 3 0 8 0 11 13-1 47-1 63-1 15 0 49 0 63 1 0-3 0-8 0-11-5 0-8 0-13 0-35 0-36-3-36-18 0-73 0-144 0-217z"><text:p/></draw:path><draw:path draw:style-name="gr3" draw:text-style-name="P5" svg:width="0.0925in" svg:height="0.1169in" svg:x="4.0768in" svg:y="0.0366in" svg:viewBox="0 0 236 298" svg:d="M229 17c4-3 7-5 7-9 0-5-3-8-7-8-2 0-6 1-8 2-71 34-142 67-213 102-7 3-8 5-8 8 0 4 2 6 8 9 71 33 142 66 213 101 6 2 7 2 8 2 4 0 7-3 7-8 0-3-2-5-8-9-67-32-135-64-202-95 67-31 136-63 203-95zM223 298c6 0 13 0 13-8s-8-8-14-8c-69 0-138 0-208 0-6 0-14 0-14 8s7 8 13 8c71 0 140 0 210 0z"><text:p/></draw:path><draw:path draw:style-name="gr3" draw:text-style-name="P5" svg:width="0.0622in" svg:height="0.1039in" svg:x="4.2315in" svg:y="0.0323in" svg:viewBox="0 0 159 265" svg:d="M125 135c0 3 0 7 0 12 0 90-40 107-62 107-7 0-28-1-39-12 18 0 21-13 21-19 0-11-10-18-18-18-6 0-18 3-18 19 0 26 21 41 54 41 50 0 96-52 96-135 0-105-44-130-78-130-22 0-40 7-57 24-15 17-24 33-24 62 0 49 34 87 77 87 23 0 40-16 48-38zM77 164c-6 0-24 0-35-24-8-14-8-34-8-53 0-21 0-40 9-54 10-19 24-24 38-24 18 0 31 13 38 31 4 12 5 36 5 55 0 32-13 69-47 69z"><text:p/></draw:path><draw:path draw:style-name="gr3" draw:text-style-name="P5" svg:width="0.0394in" svg:height="0.1819in" svg:x="4.3079in" svg:y="0.0047in" svg:viewBox="0 0 101 463" svg:d="M101 233c0-55-10-134-60-199-5-4-29-34-37-34-1 0-4 1-4 3 0 3 1 4 2 5 19 20 44 52 60 112 8 36 13 76 13 112 0 38-5 77-15 115-14 54-37 85-57 107-3 4-2 4-3 5 0 3 3 4 4 4 7 0 28-24 32-30 40-46 65-115 65-200z"><text:p/></draw:path></draw:g></text:p>
      <text:p text:style-name="P13">נרצה למצוא את המינימום של הפרבולה <draw:g text:anchor-type="as-char" svg:y="-0.1327in" draw:z-index="43" draw:name="Shape51" draw:style-name="gr1"><svg:title>TexMaths</svg:title><svg:desc>11§display§n^2 - 2n + 1§svg§600§FALSE§</svg:desc><draw:path draw:style-name="gr2" draw:text-style-name="P4" svg:width="0.7461in" svg:height="0.1295in" svg:x="0.0031in" svg:y="0.0075in" svg:viewBox="0 0 1896 330" svg:d="M949 330c-317 0-632 0-949 0 0-110 0-220 0-330 632 0 1264 0 1896 0 0 110 0 220 0 330-316 0-631 0-947 0z"><text:p/></draw:path><draw:path draw:style-name="gr3" draw:text-style-name="P5" svg:width="0.0823in" svg:height="0.0685in" svg:x="-0.0004in" svg:y="0.0661in" svg:viewBox="0 0 210 175" svg:d="M23 147c-1 6-3 15-3 17 0 7 5 11 11 11 4 0 12-3 14-11 1-1 6-19 8-29 3-12 5-24 9-35 2-8 4-16 6-25 1-7 5-18 5-20 5-12 26-46 62-46 18 0 21 14 21 26 0 24-19 74-25 90-3 9-3 14-3 18 0 18 13 32 31 32 37 0 51-57 51-59 0-5-3-5-4-5-5 0-5 1-7 7-8 26-20 48-40 48-6 0-8-4-8-13s3-19 6-28c8-19 24-62 24-84 0-26-16-41-45-41-34 0-52 24-59 33-2-21-19-33-36-33-18 0-26 15-29 22-7 13-12 35-12 37 0 4 4 4 5 4 4 0 4 0 7-9 7-28 14-45 28-45 7 0 12 4 12 17 0 8-1 13-6 32-8 30-15 60-23 89z"><text:p/></draw:path><draw:path draw:style-name="gr3" draw:text-style-name="P5" svg:width="0.0465in" svg:height="0.0701in" svg:x="0.0937in" svg:y="-0.0004in" svg:viewBox="0 0 119 179" svg:d="M119 130c-4 0-6 0-9 0-1 6-3 22-8 25-2 1-22 1-26 1-17 0-33 0-50 0 29-25 38-32 54-45 20-15 39-33 39-58 0-33-29-53-63-53s-56 24-56 48c0 15 11 16 14 16 6 0 15-5 15-15 0-5-3-14-17-14 9-20 26-25 40-25 27 0 40 21 40 43 0 23-16 42-25 52-22 20-43 41-65 63-2 4-2 4-2 11 37 0 74 0 111 0 2-16 6-33 8-49z"><text:p/></draw:path><draw:path draw:style-name="gr3" draw:text-style-name="P5" svg:width="0.0921in" svg:height="0.0055in" svg:x="0.2016in" svg:y="0.0913in" svg:viewBox="0 0 235 15" svg:d="M222 15c7 0 13 0 13-7 0-8-6-8-13-8-69 0-140 0-209 0-6 0-13 0-13 8 0 7 7 7 13 7 69 0 140 0 209 0z"><text:p/></draw:path><draw:path draw:style-name="gr3" draw:text-style-name="P5" svg:width="0.0606in" svg:height="0.1004in" svg:x="0.348in" svg:y="0.0319in" svg:viewBox="0 0 155 256" svg:d="M30 227c14-14 27-27 41-39 61-54 84-75 84-113 0-44-35-75-82-75-44 0-73 36-73 70 0 21 20 21 21 21 6 0 20-4 20-20 0-9-7-19-20-19-3 0-5 0-6 0 9-26 30-40 53-40 35 0 52 32 52 63s-20 61-41 86c-25 27-49 53-75 81-4 4-4 4-4 14 48 0 96 0 144 0 3-22 8-44 11-66-3 0-7 0-10 0-2 10-4 28-9 33-2 4-28 4-36 4-23 0-47 0-70 0z"><text:p/></draw:path><draw:path draw:style-name="gr3" draw:text-style-name="P5" svg:width="0.0819in" svg:height="0.0685in" svg:x="0.4209in" svg:y="0.0661in" svg:viewBox="0 0 209 175" svg:d="M22 147c-1 6-3 15-3 17 0 7 5 11 11 11 5 0 12-3 14-11 1-1 5-19 8-29 3-12 5-24 8-35 3-8 5-16 7-25 1-7 4-18 4-20 7-12 27-46 64-46 17 0 21 14 21 26 0 24-20 74-25 90-3 9-5 14-5 18 0 18 15 32 32 32 37 0 51-57 51-59 0-5-3-5-4-5-5 0-5 1-6 7-8 26-21 48-40 48-6 0-9-4-9-13s3-19 7-28c7-19 23-62 23-84 0-26-16-41-44-41-35 0-54 24-60 33-2-21-18-33-35-33-19 0-26 15-30 22-6 13-11 35-11 37 0 4 3 4 4 4 4 0 5 0 7-9 7-28 14-45 29-45 7 0 11 4 11 17 0 8-2 13-6 32-8 30-15 60-23 89z"><text:p/></draw:path><draw:path draw:style-name="gr3" draw:text-style-name="P5" svg:width="0.1008in" svg:height="0.1004in" svg:x="0.55in" svg:y="0.0445in" svg:viewBox="0 0 257 256" svg:d="M136 136c37 0 72 0 108 0 6 0 13 0 13-7 0-8-7-8-13-8-36 0-71 0-108 0 0-36 0-72 0-108 0-5 0-13-7-13-8 0-8 8-8 13 0 36 0 72 0 108-36 0-72 0-108 0-5 0-13 0-13 8 0 7 8 7 13 7 36 0 72 0 108 0 0 36 0 72 0 107 0 6 0 13 8 13 7 0 7-7 7-13 0-35 0-71 0-107z"><text:p/></draw:path><draw:path draw:style-name="gr3" draw:text-style-name="P5" svg:width="0.05in" svg:height="0.1004in" svg:x="0.7071in" svg:y="0.0319in" svg:viewBox="0 0 128 256" svg:d="M79 10c0-9 0-10-9-10-24 25-58 25-70 25 0 5 0 8 0 12 8 0 31 0 51-10 0 66 0 132 0 198 0 15-2 19-37 19-4 0-7 0-12 0 0 5 0 9 0 12 13-1 47-1 63-1 15 0 48 0 63 1 0-3 0-7 0-12-5 0-8 0-13 0-35 0-36-4-36-19 0-71 0-144 0-215z"><text:p/></draw:path></draw:g>. זו פרבולה שמחה, על כן נציב בנוסחה למציאת קודקוד פרבולה ונקבל <draw:g text:anchor-type="as-char" svg:y="-0.1339in" draw:z-index="50" draw:name="Shape52" draw:style-name="gr1"><svg:title>TexMaths</svg:title><svg:desc>11§display§x = \tfrac{b}{2a} = \tfrac{-2}{1 \cdot 2} = \bm{-1}§svg§600§FALSE§</svg:desc><draw:path draw:style-name="gr2" draw:text-style-name="P4" svg:width="1.248in" svg:height="0.1705in" svg:x="0.0031in" svg:y="0.0079in" svg:viewBox="0 0 3171 434" svg:d="M1585 434c-529 0-1057 0-1585 0 0-145 0-289 0-434 1057 0 2113 0 3171 0 0 145 0 289 0 434-529 0-1058 0-1586 0z"><text:p/></draw:path><draw:path draw:style-name="gr3" draw:text-style-name="P5" svg:width="0.0756in" svg:height="0.0681in" svg:x="-0.0004in" svg:y="0.0669in" svg:viewBox="0 0 193 174" svg:d="M119 54c2-10 11-46 37-46 2 0 12 0 20 5-11 2-19 11-19 21 0 6 5 13 15 13 8 0 21-6 21-22 0-21-22-25-36-25-23 0-36 20-40 29-10-26-31-29-42-29-41 0-63 49-63 59 0 4 5 4 6 4 2 0 3-1 4-5 13-40 39-50 52-50 7 0 21 3 21 26 0 12-7 37-21 91-6 24-20 41-37 41-2 0-11 0-19-6 10-2 18-10 18-21 0-9-8-13-14-13-12 0-22 10-22 22 0 18 20 26 36 26 27 0 40-27 41-29 6 14 19 29 42 29 39 0 61-50 61-60 0-3-3-3-4-3-3 0-4 1-4 4-14 41-40 51-52 51-15 0-21-13-21-27 0-7 2-16 7-32 4-18 8-36 13-53z"><text:p/></draw:path><draw:path draw:style-name="gr3" draw:text-style-name="P5" svg:width="0.1008in" svg:height="0.035in" svg:x="0.1331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429in" svg:height="0.0744in" svg:x="0.3469in" svg:y="0in" svg:viewBox="0 0 110 190" svg:d="M54 9c0-1 1-4 1-5 0-2-1-4-4-4-6 0-28 2-34 3-3 0-7 0-7 6 0 4 4 4 8 4 12 0 12 1 12 3 0 3-2 14-5 20-2 8-3 17-5 24-2 9-18 69-18 72-2 6-2 10-2 13 0 27 18 45 40 45 34 0 70-36 70-77 0-31-22-45-41-45-14 0-26 8-34 15 7-25 12-49 19-74zM41 182c-13 0-21-11-21-27 0-10 2-19 10-50 1-5 1-5 6-12 10-11 22-17 32-17 11 0 20 7 20 26 0 11-5 39-14 54-6 13-20 26-33 26z"><text:p/></draw:path><draw:path draw:style-name="gr3" draw:text-style-name="P5" svg:width="0.126in" svg:height="0.0055in" svg:x="0.3035in" svg:y="0.0929in" svg:viewBox="0 0 321 15" svg:d="M161 15c-54 0-107 0-161 0 0-5 0-10 0-15 107 0 215 0 321 0 0 5 0 10 0 15-54 0-106 0-160 0z"><text:p/></draw:path><draw:path draw:style-name="gr3" draw:text-style-name="P5" svg:width="0.0469in" svg:height="0.0701in" svg:x="0.3102in" svg:y="0.1146in" svg:viewBox="0 0 120 179" svg:d="M120 131c-3 0-7 0-10 0 0 5-3 22-7 24-2 1-23 1-26 1-16 0-34 0-51 0 29-24 39-32 55-45 20-15 39-32 39-58 0-32-29-53-64-53-33 0-56 24-56 48 0 15 12 16 14 16 7 0 15-5 15-15 0-4-3-14-16-14 8-19 27-25 40-25 26 0 41 21 41 43 0 24-17 43-26 51-22 21-43 43-65 65-3 2-3 2-3 10 37 0 74 0 111 0 3-16 6-33 9-48z"><text:p/></draw:path><draw:path draw:style-name="gr3" draw:text-style-name="P5" svg:width="0.0539in" svg:height="0.0476in" svg:x="0.3709in" svg:y="0.1382in" svg:viewBox="0 0 138 122" svg:d="M97 16c-6-8-14-16-28-16-34 0-69 38-69 77 0 26 18 45 41 45 14 0 27-9 38-19 5 16 21 19 28 19 10 0 16-7 21-14 6-11 10-27 10-28 0-3-4-3-5-3-3 0-4 1-5 9-4 12-9 28-20 28-8 0-9-5-9-13 0-4 2-14 3-21 3-8 6-18 7-25 2-7 3-13 5-20 2-8 5-20 5-21 0-6-5-9-9-9s-11 4-13 11zM80 86c-2 7-7 12-14 17-2 2-13 11-24 11s-20-6-20-26c0-14 8-44 13-55 13-21 27-25 34-25 19 0 25 21 25 23 0 1 0 3-2 4-4 17-7 34-12 51z"><text:p/></draw:path><draw:path draw:style-name="gr3" draw:text-style-name="P5" svg:width="0.1008in" svg:height="0.035in" svg:x="0.4992in" svg:y="0.0783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5" svg:width="0.072in" svg:height="0.0047in" svg:x="0.6815in" svg:y="0.0457in" svg:viewBox="0 0 184 13" svg:d="M173 13c4 0 11 0 11-6 0-7-7-7-11-7-54 0-108 0-162 0-4 0-11 0-11 7 0 6 7 6 11 6 54 0 108 0 162 0z"><text:p/></draw:path><draw:path draw:style-name="gr3" draw:text-style-name="P5" svg:width="0.0469in" svg:height="0.0697in" svg:x="0.772in" svg:y="0.0047in" svg:viewBox="0 0 120 178" svg:d="M120 130c-3 0-7 0-10 0-1 5-3 22-7 24-2 2-23 2-27 2-17 0-33 0-50 0 29-25 39-33 54-46 21-16 40-32 40-58 0-32-30-52-64-52-33 0-56 23-56 47 0 15 11 16 14 16 7 0 15-5 15-15 0-4-3-14-17-14 9-19 28-25 40-25 27 0 42 22 42 43 0 24-18 42-26 52-22 21-44 42-66 64-2 2-2 3-2 10 37 0 74 0 111 0 3-17 6-33 9-48z"><text:p/></draw:path><draw:path draw:style-name="gr3" draw:text-style-name="P5" svg:width="0.1567in" svg:height="0.0055in" svg:x="0.6693in" svg:y="0.0929in" svg:viewBox="0 0 399 15" svg:d="M200 15c-67 0-133 0-200 0 0-5 0-10 0-15 133 0 266 0 399 0 0 5 0 10 0 15-66 0-133 0-199 0z"><text:p/></draw:path><draw:path draw:style-name="gr3" draw:text-style-name="P5" svg:width="0.0382in" svg:height="0.0701in" svg:x="0.6811in" svg:y="0.1146in" svg:viewBox="0 0 98 179" svg:d="M61 8c0-7 0-8-8-8-18 18-42 18-53 18 0 3 0 6 0 9 7 0 24 0 39-7 0 46 0 91 0 137 0 9 0 13-27 13-3 0-8 0-11 0 0 2 0 6 0 9 6 0 39-1 49-1 8 0 42 1 48 1 0-3 0-7 0-9-3 0-7 0-10 0-27 0-27-4-27-13 0-50 0-100 0-149z"><text:p/></draw:path><draw:path draw:style-name="gr3" draw:text-style-name="P5" svg:width="0.0122in" svg:height="0.0118in" svg:x="0.7417in" svg:y="0.1524in" svg:viewBox="0 0 32 31" svg:d="M32 15c0-10-9-15-15-15-9 0-17 7-17 15 0 10 9 16 15 16 10 0 17-8 17-16z"><text:p/></draw:path><draw:path draw:style-name="gr3" draw:text-style-name="P5" svg:width="0.0469in" svg:height="0.0701in" svg:x="0.7728in" svg:y="0.1146in" svg:viewBox="0 0 120 179" svg:d="M120 131c-3 0-7 0-10 0-1 5-3 22-7 24-2 1-23 1-27 1-17 0-33 0-50 0 29-24 39-32 54-45 21-15 40-32 40-58 0-32-30-53-64-53s-56 24-56 48c0 15 11 16 14 16 7 0 15-5 15-15 0-4-3-14-17-14 9-19 28-25 40-25 27 0 42 21 42 43 0 24-18 43-26 51-22 21-44 43-66 65-2 2-2 2-2 10 37 0 74 0 111 0 3-16 6-33 9-48z"><text:p/></draw:path><draw:path draw:style-name="gr3" draw:text-style-name="P5" svg:width="0.1004in" svg:height="0.035in" svg:x="0.8957in" svg:y="0.0783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1063in" svg:height="0.0087in" svg:x="1.0626in" svg:y="0.0906in" svg:viewBox="0 0 271 23" svg:d="M253 23c6 0 18 0 18-11 0-12-11-12-18-12-78 0-157 0-235 0-7 0-18 0-18 12 0 11 11 11 18 11 78 0 157 0 235 0z"><text:p/></draw:path><draw:path draw:style-name="gr3" draw:text-style-name="P5" svg:width="0.0618in" svg:height="0.0988in" svg:x="1.1969in" svg:y="0.0343in" svg:viewBox="0 0 158 252" svg:d="M105 12c0-9 0-12-11-12-4 0-5 0-8 2-30 22-71 22-78 22-2 0-6 0-8 0 0 7 0 12 0 19 2 0 6 0 8 0 6 0 27-1 50-8 0 66 0 132 0 199-17 0-36 0-54 0 0 5 0 11 0 18 17-2 59-2 77-2 19 0 60 0 77 2 0-7 0-13 0-18-17 0-36 0-53 0 0-75 0-148 0-222z"><text:p/></draw:path></draw:g>. </text:p>
      <text:h text:style-name="Heading_20_3" text:outline-level="3">סעיף (ה)</text:h>
      <text:p text:style-name="P12"><draw:g text:anchor-type="as-char" svg:y="-0.1134in" draw:z-index="51" draw:name="Shape53" draw:style-name="gr1"><svg:title>TexMaths</svg:title><svg:desc>11§display§f_5([-1, 1]) = \la [-1, 1] \cap \N, [-1, 1] \cap \Z, [-1, 1] \cap \Q \ra = \bm{\la \{0, 1\}, \{-1, 0, 1\}, \{q \in \Q. 0 \le q \le 1 \} \ra}§svg§600§FALSE§</svg:desc><draw:path draw:style-name="gr2" draw:text-style-name="P4" svg:width="6.1791in" svg:height="0.1358in" svg:x="-0.0004in" svg:y="0.0071in" svg:viewBox="0 0 15696 346" svg:d="M7849 346c-2617 0-5233 0-7849 0 0-116 0-230 0-346 5232 0 10464 0 15696 0 0 116 0 230 0 346-2616 0-5232 0-7847 0z"><text:p/></draw:path><draw:path draw:style-name="gr3" draw:text-style-name="P5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469in" svg:height="0.0724in" svg:x="0.0732in" svg:y="0.0661in" svg:viewBox="0 0 120 185" svg:d="M24 29c15 3 22 3 27 3 36 0 57-24 57-29 0-2-2-3-3-3-2 0-2 0-3 1-6 2-21 8-40 8-8 0-22-1-40-8-2-1-2-1-3-1-4 0-4 2-4 7 0 26 0 54 0 80 0 4 0 8 5 8 2 0 2-1 4-5 12-14 29-16 39-16 15 0 23 13 24 15 5 9 7 19 7 34 0 9 0 25-8 37-7 10-19 16-32 16-18 0-35-10-43-27 11 0 15-7 15-14 0-12-9-14-13-14-4 5-13 0-13 14 0 26 22 50 54 50 35 0 66-26 66-61 0-29-24-58-57-58-12 0-27 3-39 13 0-16 0-34 0-50z"><text:p/></draw:path><draw:path draw:style-name="gr3" draw:text-style-name="P5" svg:width="0.0346in" svg:height="0.1512in" svg:x="0.15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5" svg:width="0.0205in" svg:height="0.1512in" svg:x="0.2118in" svg:y="0in" svg:viewBox="0 0 53 385" svg:d="M53 385c0-5 0-10 0-15-12 0-25 0-38 0 0-118 0-237 0-355 13 0 26 0 38 0 0-5 0-9 0-15-18 0-35 0-53 0 0 129 0 257 0 385 18 0 35 0 53 0z"><text:p/></draw:path><draw:path draw:style-name="gr3" draw:text-style-name="P5" svg:width="0.0929in" svg:height="0.0063in" svg:x="0.2488in" svg:y="0.0717in" svg:viewBox="0 0 237 17" svg:d="M223 17c7 0 14-2 14-9 0-8-7-8-14-8-69 0-139 0-209 0-6 0-14 0-14 8 0 7 8 9 14 9 70 0 140 0 209 0z"><text:p/></draw:path><draw:path draw:style-name="gr3" draw:text-style-name="P5" svg:width="0.05in" svg:height="0.1in" svg:x="0.3681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5" svg:width="0.0173in" svg:height="0.0453in" svg:x="0.4441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5" svg:width="0.05in" svg:height="0.1in" svg:x="0.5118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3" draw:text-style-name="P5" svg:width="0.0205in" svg:height="0.1512in" svg:x="0.578in" svg:y="0in" svg:viewBox="0 0 53 385" svg:d="M53 0c-18 0-35 0-53 0 0 6 0 10 0 15 12 0 25 0 37 0 0 118 0 237 0 355-12 0-25 0-37 0 0 5 0 10 0 15 18 0 35 0 53 0 0-128 0-256 0-385z"><text:p/></draw:path><draw:path draw:style-name="gr3" draw:text-style-name="P5" svg:width="0.0346in" svg:height="0.1512in" svg:x="0.6256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5" svg:width="0.1008in" svg:height="0.0354in" svg:x="0.7268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5" svg:width="0.0335in" svg:height="0.1512in" svg:x="0.8957in" svg:y="0in" svg:viewBox="0 0 86 385" svg:d="M84 15c2-4 2-5 2-7 0-5-3-8-8-8-3 0-6 2-9 9-22 59-45 118-67 177-1 2-2 4-2 7 0 2 0 2 2 6 22 59 45 118 67 176 1 5 4 10 9 10s8-3 8-7c0-1 0-3-2-7-23-59-45-119-69-178 24-60 46-119 69-178z"><text:p/></draw:path><draw:path draw:style-name="gr3" draw:text-style-name="P5" svg:width="0.0205in" svg:height="0.1512in" svg:x="0.9559in" svg:y="0in" svg:viewBox="0 0 53 385" svg:d="M53 385c0-5 0-10 0-15-12 0-25 0-38 0 0-118 0-237 0-355 13 0 26 0 38 0 0-5 0-9 0-15-18 0-35 0-53 0 0 129 0 257 0 385 18 0 35 0 53 0z"><text:p/></draw:path><draw:path draw:style-name="gr3" draw:text-style-name="P5" svg:width="0.0921in" svg:height="0.0063in" svg:x="0.9933in" svg:y="0.0717in" svg:viewBox="0 0 235 17" svg:d="M222 17c7 0 13-2 13-9 0-8-6-8-13-8-69 0-139 0-209 0-6 0-13 0-13 8 0 7 7 9 13 9 70 0 140 0 209 0z"><text:p/></draw:path><draw:path draw:style-name="gr3" draw:text-style-name="P5" svg:width="0.05in" svg:height="0.1in" svg:x="1.1122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5" svg:width="0.0173in" svg:height="0.0453in" svg:x="1.1882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5in" svg:height="0.1in" svg:x="1.2559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5" svg:width="0.0205in" svg:height="0.1512in" svg:x="1.3217in" svg:y="0in" svg:viewBox="0 0 53 385" svg:d="M53 0c-18 0-35 0-53 0 0 6 0 10 0 15 12 0 25 0 37 0 0 118 0 237 0 355-12 0-25 0-37 0 0 5 0 10 0 15 18 0 35 0 53 0 0-128 0-256 0-385z"><text:p/></draw:path><draw:path draw:style-name="gr3" draw:text-style-name="P5" svg:width="0.0846in" svg:height="0.0937in" svg:x="1.4028in" svg:y="0.0217in" svg:viewBox="0 0 216 239" svg:d="M216 85c0-59-60-85-108-85-51 0-108 28-108 85 0 46 0 93 0 140 0 7 0 14 8 14 7 0 7-7 7-14 0-47 0-93 0-139 0-57 64-69 93-69 17 0 42 3 63 16 29 19 29 43 29 54 0 46 0 92 0 138 0 7 0 14 8 14s8-7 8-14c0-47 0-94 0-140z"><text:p/></draw:path><draw:path draw:style-name="gr3" draw:text-style-name="P5" svg:width="0.1028in" svg:height="0.1063in" svg:x="1.5335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2 6 21 1 25 9 25 29 0 39 0 80 0 121-39-53-78-105-117-157-4-6-5-6-14-6-22 0-45 0-67 0-7 0-12 0-12 7 0 6 5 6 7 6 10 1 18 8 22 12-1 4-1 5-1 10zM219 243c-56-72-112-146-168-220-5-5-5-5-9-10 15 0 31 0 46 0 44 59 87 117 131 176 0 18 0 37 0 54z"><text:p/></draw:path><draw:path draw:style-name="gr3" draw:text-style-name="P5" svg:width="0.0173in" svg:height="0.0453in" svg:x="1.6531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5" svg:width="0.0205in" svg:height="0.1512in" svg:x="1.7256in" svg:y="0in" svg:viewBox="0 0 53 385" svg:d="M53 385c0-5 0-10 0-15-12 0-25 0-38 0 0-118 0-237 0-355 13 0 26 0 38 0 0-5 0-9 0-15-18 0-35 0-53 0 0 129 0 257 0 385 18 0 35 0 53 0z"><text:p/></draw:path><draw:path draw:style-name="gr3" draw:text-style-name="P5" svg:width="0.0929in" svg:height="0.0063in" svg:x="1.7622in" svg:y="0.0717in" svg:viewBox="0 0 237 17" svg:d="M223 17c7 0 14-2 14-9 0-8-7-8-14-8-69 0-139 0-209 0-6 0-14 0-14 8 0 7 8 9 14 9 70 0 140 0 209 0z"><text:p/></draw:path><draw:path draw:style-name="gr3" draw:text-style-name="P5" svg:width="0.05in" svg:height="0.1in" svg:x="1.8819in" svg:y="0.013in" svg:viewBox="0 0 128 255" svg:d="M79 10c0-10 0-10-9-10-24 24-58 24-70 24 0 5 0 8 0 12 8 0 31 0 51-10 0 66 0 133 0 199 0 14-1 18-37 18-4 0-7 0-12 0 0 5 0 9 0 12 13-1 48-1 63-1s48 0 63 1c0-3 0-7 0-12-5 0-9 0-14 0-34 0-35-4-35-18 0-72 0-144 0-215z"><text:p/></draw:path><draw:path draw:style-name="gr3" draw:text-style-name="P5" svg:width="0.0177in" svg:height="0.0453in" svg:x="1.9571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5" svg:width="0.05in" svg:height="0.1in" svg:x="2.0256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5" svg:width="0.0205in" svg:height="0.1512in" svg:x="2.0913in" svg:y="0in" svg:viewBox="0 0 53 385" svg:d="M53 0c-18 0-35 0-53 0 0 6 0 10 0 15 12 0 25 0 37 0 0 118 0 237 0 355-12 0-25 0-37 0 0 5 0 10 0 15 18 0 35 0 53 0 0-128 0-256 0-385z"><text:p/></draw:path><draw:path draw:style-name="gr3" draw:text-style-name="P5" svg:width="0.0846in" svg:height="0.0937in" svg:x="2.1724in" svg:y="0.0217in" svg:viewBox="0 0 216 239" svg:d="M216 85c0-59-60-85-108-85-51 0-108 28-108 85 0 46 0 93 0 140 0 7 0 14 8 14 7 0 7-7 7-14 0-47 0-93 0-139 0-57 64-69 93-69 17 0 42 3 61 16 31 19 31 43 31 54 0 46 0 92 0 138 0 7 0 14 8 14s8-7 8-14c0-47 0-94 0-140z"><text:p/></draw:path><draw:path draw:style-name="gr3" draw:text-style-name="P5" svg:width="0.0921in" svg:height="0.1031in" svg:x="2.3035in" svg:y="0.0098in" svg:viewBox="0 0 235 263" svg:d="M220 14c3-5 3-6 3-7 0-7-5-7-13-7-59 0-118 0-177 0-12 0-12 1-13 11-2 18-3 34-6 52 0 2-1 3-1 5 0 6 5 8 7 8 4 0 6-3 6-7 3-8 6-25 29-40 22-15 50-16 63-16 10 0 21 0 31 0-49 79-97 159-146 237-3 4-3 5-3 7 0 6 7 6 13 6 66 0 132 0 198 0 12 0 12-1 13-11 4-25 8-49 11-75 0-4-3-6-6-6-6 0-7 3-8 11-6 30-37 68-92 68-18 0-37 0-54 0 48-78 97-158 145-236zM33 13c7 0 14 0 21 0v1c-11 6-19 12-23 17 1-6 1-12 2-18zM165 13c13 0 26 0 40 0-49 79-98 159-147 237-13 0-26 0-39 0 48-78 98-158 146-237zM185 250c11-7 21-15 30-26 0 7-2 12-4 26-9 0-17 0-26 0z"><text:p/></draw:path><draw:path draw:style-name="gr3" draw:text-style-name="P5" svg:width="0.0173in" svg:height="0.0453in" svg:x="2.4142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205in" svg:height="0.1512in" svg:x="2.4862in" svg:y="0in" svg:viewBox="0 0 53 385" svg:d="M53 385c0-5 0-10 0-15-12 0-25 0-38 0 0-118 0-237 0-355 13 0 26 0 38 0 0-5 0-9 0-15-18 0-35 0-53 0 0 129 0 257 0 385 18 0 35 0 53 0z"><text:p/></draw:path><draw:path draw:style-name="gr3" draw:text-style-name="P5" svg:width="0.0921in" svg:height="0.0063in" svg:x="2.5236in" svg:y="0.0717in" svg:viewBox="0 0 235 17" svg:d="M222 17c7 0 13-2 13-9 0-8-6-8-13-8-69 0-139 0-209 0-6 0-13 0-13 8 0 7 7 9 13 9 70 0 140 0 209 0z"><text:p/></draw:path><draw:path draw:style-name="gr3" draw:text-style-name="P5" svg:width="0.05in" svg:height="0.1in" svg:x="2.6429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5" svg:width="0.0173in" svg:height="0.0453in" svg:x="2.7185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5" svg:width="0.05in" svg:height="0.1in" svg:x="2.7866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5" svg:width="0.0205in" svg:height="0.1512in" svg:x="2.8524in" svg:y="0in" svg:viewBox="0 0 53 385" svg:d="M53 0c-18 0-35 0-53 0 0 6 0 10 0 15 12 0 25 0 37 0 0 118 0 237 0 355-12 0-25 0-37 0 0 5 0 10 0 15 18 0 35 0 53 0 0-128 0-256 0-385z"><text:p/></draw:path><draw:path draw:style-name="gr3" draw:text-style-name="P5" svg:width="0.0846in" svg:height="0.0937in" svg:x="2.9335in" svg:y="0.0217in" svg:viewBox="0 0 216 239" svg:d="M216 85c0-59-60-85-108-85-51 0-108 28-108 85 0 46 0 93 0 140 0 7 0 14 8 14 7 0 7-7 7-14 0-47 0-93 0-139 0-57 64-69 93-69 17 0 42 3 63 16 29 19 29 43 29 54 0 46 0 92 0 138 0 7 0 14 8 14s8-7 8-14c0-47 0-94 0-140z"><text:p/></draw:path><draw:path draw:style-name="gr3" draw:text-style-name="P5" svg:width="0.1079in" svg:height="0.1335in" svg:x="3.0654in" svg:y="0.0067in" svg:viewBox="0 0 275 340" svg:d="M172 274c55-11 103-54 103-134 0-97-68-140-137-140-71 0-138 45-138 140 0 81 50 121 95 133 17 40 56 67 104 67 19 0 41-4 61-12 6-2 11-3 11-9 0-4-4-6-7-6-1 0-1 0-4 1-11 2-15 2-21 2-35 0-57-22-67-42zM85 24c-24 28-30 73-30 116 0 37 4 85 30 114-27-10-72-40-72-114 0-78 49-107 71-116zM191 24c27 10 71 41 71 116 0 77-49 106-72 114 25-27 31-71 31-114 0-38-5-86-30-116zM138 265c-63 0-70-81-70-125 0-46 8-126 70-126s69 82 69 126c0 46-8 125-69 125zM112 276c11 3 17 3 26 3 2 0 9 0 20-2 11 25 29 39 49 47 3 2 3 2 4 2 0 1-7 1-12 1-33 0-67-15-87-51z"><text:p/></draw:path><draw:path draw:style-name="gr3" draw:text-style-name="P5" svg:width="0.0335in" svg:height="0.1512in" svg:x="3.1866in" svg:y="0in" svg:viewBox="0 0 86 385" svg:d="M85 199c1-4 1-5 1-6 0-3 0-1-1-6-23-59-45-119-68-178-3-7-5-9-9-9-5 0-8 3-8 8 0 1 0 2 2 6 23 60 45 119 68 179-23 58-45 117-68 177-2 4-2 5-2 8 0 4 3 7 8 7s6-4 9-7c23-60 45-119 68-179z"><text:p/></draw:path><draw:path draw:style-name="gr3" draw:text-style-name="P5" svg:width="0.1004in" svg:height="0.0354in" svg:x="3.2886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5" svg:width="0.0386in" svg:height="0.1508in" svg:x="3.4594in" svg:y="0in" svg:viewBox="0 0 99 384" svg:d="M75 373c2 5 4 11 13 11 6 0 11-4 11-11 0-2 0-3-2-7-24-58-49-116-73-173 24-58 49-115 73-172 2-7 2-7 2-9 0-8-5-12-11-12-9 0-11 6-13 12-24 57-47 115-72 172-2 6-3 6-3 9 0 2 0 3 2 7 24 58 49 116 73 173z"><text:p/></draw:path><draw:path draw:style-name="gr3" draw:text-style-name="P5" svg:width="0.0634in" svg:height="0.1512in" svg:x="3.5205in" svg:y="0in" svg:viewBox="0 0 162 385" svg:d="M59 148c-1 19-20 36-51 38-5 1-8 1-8 7 0 5 1 6 7 7 36 3 48 20 51 31 1 5 1 7 1 19 0 27 0 54 0 80 0 8 0 31 29 44 22 9 48 11 62 11 7 0 12 0 12-7 0-5-2-6-7-7-35-1-49-18-53-31 0-3 0-6 0-12 0-19 0-37 0-57 0-13 0-34-1-39-2-18-18-32-45-39 46-12 46-39 46-56 0-28 0-56 0-82 0-7 0-20 15-30 10-6 22-10 35-11 5-1 10-1 10-6 0-8-5-8-12-8-61 0-91 23-91 50 0 31 0 65 0 98z"><text:p/></draw:path><draw:path draw:style-name="gr3" draw:text-style-name="P5" svg:width="0.0732in" svg:height="0.1in" svg:x="3.6028in" svg:y="0.0134in" svg:viewBox="0 0 187 255" svg:d="M187 129c0-38 0-129-93-129-94 0-94 91-94 129s0 126 94 126c93 0 93-88 93-126zM94 241c-14 0-36-8-41-35-3-20-3-61-3-82 0-27 0-52 3-72 4-34 32-39 41-39 14 0 30 8 37 24 7 15 7 55 7 87 0 22 0 58-3 77-5 35-29 40-41 40z"><text:p/></draw:path><draw:path draw:style-name="gr3" draw:text-style-name="P5" svg:width="0.0252in" svg:height="0.0528in" svg:x="3.6961in" svg:y="0.0898in" svg:viewBox="0 0 65 135" svg:d="M52 53c-1 24-13 50-34 68-6 5-7 5-7 8 0 2 4 6 8 6 5 0 46-33 46-87 0-26-13-48-35-48-18 0-30 14-30 31 0 15 11 30 30 30 10 0 16-4 22-8z"><text:p/></draw:path><draw:path draw:style-name="gr3" draw:text-style-name="P5" svg:width="0.0618in" svg:height="0.0984in" svg:x="3.7705in" svg:y="0.0134in" svg:viewBox="0 0 158 251" svg:d="M105 12c0-9 0-12-11-12-4 0-5 0-8 2-30 22-71 22-78 22-2 0-6 0-8 0 0 6 0 12 0 18 2 0 6 0 8 0 6 0 27 0 50-8 0 66 0 133 0 199-17 0-36 0-54 0 0 7 0 13 0 18 17-1 59-1 77-1 19 0 60 0 77 1 0-5 0-11 0-18-17 0-36 0-53 0 0-73 0-147 0-221z"><text:p/></draw:path><draw:path draw:style-name="gr3" draw:text-style-name="P5" svg:width="0.0634in" svg:height="0.1512in" svg:x="3.8571in" svg:y="0in" svg:viewBox="0 0 162 385" svg:d="M59 115c0 13 0 34 0 38 4 22 26 35 46 40v1c-18 4-42 15-46 39 0 4 0 5 0 16 0 27 0 55 0 81 0 7 0 19-14 29-10 8-23 11-36 12-6 1-9 1-9 7 0 7 3 7 12 7 60 0 89-22 90-49 0-27 0-53 0-79 0-25 0-31 11-42 12-10 27-14 40-15 4-1 9-1 9-7 0-5-2-6-7-7-38-2-49-22-52-33-1-4-1-8-1-12 0-28 0-55 0-82 0-14 0-35-29-48-21-10-49-11-61-11-9 0-12 0-12 8 0 3 1 5 7 6 35 3 48 18 51 31 1 3 1 7 1 12 0 19 0 38 0 58z"><text:p/></draw:path><draw:path draw:style-name="gr3" draw:text-style-name="P5" svg:width="0.0252in" svg:height="0.0528in" svg:x="3.9449in" svg:y="0.0898in" svg:viewBox="0 0 65 135" svg:d="M52 53c-1 24-13 50-34 68-6 5-7 5-7 8 0 2 4 6 8 6 5 0 46-33 46-87 0-26-13-48-35-48-18 0-30 14-30 31 0 15 11 30 30 30 10 0 16-4 22-8z"><text:p/></draw:path><draw:path draw:style-name="gr3" draw:text-style-name="P5" svg:width="0.0634in" svg:height="0.1512in" svg:x="4.0185in" svg:y="0in" svg:viewBox="0 0 162 385" svg:d="M59 148c-1 19-20 36-51 38-5 1-8 1-8 7 0 5 1 6 7 7 36 3 48 20 51 31 1 5 1 7 1 19 0 27 0 54 0 80 0 8 0 31 29 44 22 9 48 11 62 11 7 0 12 0 12-7 0-5-2-6-7-7-35-1-49-18-53-31 0-3 0-6 0-12 0-19 0-37 0-57 0-13 0-34-1-39-2-18-18-32-45-39 46-12 46-39 46-56 0-28 0-56 0-82 0-7 0-20 15-30 10-6 22-10 35-11 5-1 10-1 10-6 0-8-5-8-12-8-61 0-91 23-91 50 0 31 0 65 0 98z"><text:p/></draw:path><draw:path draw:style-name="gr3" draw:text-style-name="P5" svg:width="0.1063in" svg:height="0.0087in" svg:x="4.1087in" svg:y="0.0713in" svg:viewBox="0 0 271 23" svg:d="M254 23c6 0 17 0 17-12 0-11-11-11-17-11-79 0-157 0-236 0-6 0-18 0-18 11 0 12 11 12 18 12 79 0 157 0 236 0z"><text:p/></draw:path><draw:path draw:style-name="gr3" draw:text-style-name="P5" svg:width="0.0614in" svg:height="0.0984in" svg:x="4.2433in" svg:y="0.0134in" svg:viewBox="0 0 157 251" svg:d="M103 12c0-9 0-12-9-12-5 0-6 0-9 2-30 22-70 22-77 22-2 0-6 0-8 0 0 6 0 12 0 18 2 0 6 0 8 0 5 0 26 0 49-8 0 66 0 133 0 199-17 0-36 0-54 0 0 7 0 13 0 18 18-1 58-1 77-1s61 0 77 1c0-5 0-11 0-18-17 0-36 0-54 0 0-73 0-147 0-221z"><text:p/></draw:path><draw:path draw:style-name="gr3" draw:text-style-name="P5" svg:width="0.0256in" svg:height="0.0528in" svg:x="4.3299in" svg:y="0.0898in" svg:viewBox="0 0 66 135" svg:d="M52 53c-1 24-13 50-34 68-6 5-6 5-6 8 0 2 5 6 7 6 5 0 47-33 47-87 0-26-14-48-36-48-18 0-30 14-30 31 0 15 11 30 31 30 9 0 16-4 21-8z"><text:p/></draw:path><draw:path draw:style-name="gr3" draw:text-style-name="P5" svg:width="0.0732in" svg:height="0.1in" svg:x="4.3984in" svg:y="0.0134in" svg:viewBox="0 0 187 255" svg:d="M187 129c0-38-1-129-93-129-94 0-94 91-94 129s1 126 94 126 93-88 93-126zM94 241c-14 0-36-8-40-35-4-20-4-61-4-82 0-27 0-52 3-72 4-34 32-39 41-39 14 0 30 8 37 24 7 15 7 55 7 87 0 22 0 58-3 77-5 35-29 40-41 40z"><text:p/></draw:path><draw:path draw:style-name="gr3" draw:text-style-name="P5" svg:width="0.0252in" svg:height="0.0528in" svg:x="4.4913in" svg:y="0.0898in" svg:viewBox="0 0 65 135" svg:d="M52 53c-1 24-13 50-34 68-6 5-6 5-6 8 0 2 3 6 7 6 5 0 46-33 46-87 0-26-13-48-35-48-18 0-30 14-30 31 0 15 11 30 31 30 9 0 16-4 21-8z"><text:p/></draw:path><draw:path draw:style-name="gr3" draw:text-style-name="P5" svg:width="0.0618in" svg:height="0.0984in" svg:x="4.5661in" svg:y="0.0134in" svg:viewBox="0 0 158 251" svg:d="M105 12c0-9 0-12-10-12-5 0-6 0-9 2-30 22-69 22-78 22-2 0-6 0-8 0 0 6 0 12 0 18 2 0 6 0 8 0 6 0 27 0 50-8 0 66 0 133 0 199-17 0-36 0-54 0 0 7 0 13 0 18 18-1 59-1 77-1 19 0 61 0 77 1 0-5 0-11 0-18-17 0-36 0-53 0 0-73 0-147 0-221z"><text:p/></draw:path><draw:path draw:style-name="gr3" draw:text-style-name="P5" svg:width="0.0634in" svg:height="0.1512in" svg:x="4.6528in" svg:y="0in" svg:viewBox="0 0 162 385" svg:d="M59 115c0 13 0 34 0 38 5 22 26 35 46 40v1c-18 4-42 15-46 39 0 4 0 5 0 16 0 27 0 55 0 81 0 7 0 19-14 29-10 8-23 11-36 12-6 1-9 1-9 7 0 7 3 7 12 7 61 0 90-22 90-49s0-53 0-79c0-25 0-31 11-42 12-10 28-14 40-15 5-1 9-1 9-7 0-5-2-6-7-7-38-2-49-22-52-33-1-4-1-8-1-12 0-28 0-55 0-82 0-14 0-35-28-48-22-10-50-11-62-11-9 0-12 0-12 8 0 3 1 5 7 6 35 3 49 18 51 31 1 3 1 7 1 12 0 19 0 38 0 58z"><text:p/></draw:path><draw:path draw:style-name="gr3" draw:text-style-name="P5" svg:width="0.0252in" svg:height="0.0528in" svg:x="4.7406in" svg:y="0.0898in" svg:viewBox="0 0 65 135" svg:d="M52 53c-1 24-13 50-34 68-6 5-6 5-6 8 0 2 3 6 7 6 5 0 46-33 46-87 0-26-13-48-35-48-18 0-30 14-30 31 0 15 11 30 30 30 10 0 17-4 22-8z"><text:p/></draw:path><draw:path draw:style-name="gr3" draw:text-style-name="P5" svg:width="0.0634in" svg:height="0.1512in" svg:x="4.8142in" svg:y="0in" svg:viewBox="0 0 162 385" svg:d="M59 148c-1 19-19 36-50 38-6 1-9 1-9 7 0 5 2 6 7 7 36 3 48 20 51 31 1 5 1 7 1 19 0 27 0 54 0 80 0 8 0 31 30 44 21 9 47 11 61 11 8 0 12 0 12-7 0-5-2-6-7-7-34-1-48-18-52-31-1-3-1-6-1-12 0-19 0-37 0-57 0-13 0-34 0-39-3-18-19-32-46-39 46-12 46-39 46-56 0-28 0-56 0-82 0-7 0-20 15-30 10-6 22-10 36-11 5-1 9-1 9-6 0-8-4-8-12-8-61 0-91 23-91 50 0 31 0 65 0 98z"><text:p/></draw:path><draw:path draw:style-name="gr3" draw:text-style-name="P5" svg:width="0.0756in" svg:height="0.0972in" svg:x="4.8965in" svg:y="0.0453in" svg:viewBox="0 0 193 248" svg:d="M193 7c0-3-2-7-7-7-12 6-23 6-35 17-6-7-19-17-42-17-67 0-109 61-109 113 0 48 36 64 68 64 19 0 34-7 42-12-4 19-10 39-14 57-2 6-2 7-5 7-4 1-11 1-15 1-7 0-9 0-11 2-2 3-1 7-2 9 0 2 1 7 7 7 14 0 28-1 41-1 14 0 29 1 43 1 2 0 10 0 10-11 0-7-7-7-10-7-5 0-12 0-16-1 18-74 36-149 55-222zM119 133c-2 7-2 7-7 11-12 12-28 19-42 19-24 0-26-21-26-29 0-21 13-68 20-82 12-29 31-39 46-39 23 0 32 19 32 23 0 1 0 4 0 6-8 30-15 60-23 91z"><text:p/></draw:path><draw:path draw:style-name="gr3" draw:text-style-name="P5" svg:width="0.087in" svg:height="0.1016in" svg:x="5.0346in" svg:y="0.0244in" svg:viewBox="0 0 222 259" svg:d="M205 24c6 0 17 0 17-12s-11-12-17-12c-23 0-45 0-69 0-73 0-136 57-136 130s62 129 136 129c24 0 46 0 69 0 6 0 17 0 17-11 0-12-11-12-17-12-22 0-45 0-67 0-59 0-106-38-113-94 60 0 120 0 180 0 6 0 17 0 17-12 0-11-11-11-17-11-60 0-120 0-180 0 7-56 54-95 113-95 22 0 45 0 67 0z"><text:p/></draw:path><draw:path draw:style-name="gr3" draw:text-style-name="P5" svg:width="0.1083in" svg:height="0.1335in" svg:x="5.1839in" svg:y="0.0067in" svg:viewBox="0 0 276 340" svg:d="M173 274c54-11 103-54 103-134 0-97-69-140-138-140-71 0-138 45-138 140 0 81 50 121 96 133 17 40 55 67 103 67 20 0 41-4 61-12 6-2 11-3 11-9 0-4-4-6-7-6-1 0-1 0-3 1-11 2-16 2-22 2-35 0-57-22-66-42zM85 24c-23 28-30 73-30 116 0 37 4 85 30 114-27-10-71-40-71-114 0-78 48-107 71-116zM191 24c27 10 71 41 71 116 0 77-47 106-71 114 24-27 30-71 30-114 0-38-4-86-30-116zM138 265c-62 0-70-81-70-125 0-46 8-126 70-126s70 82 70 126c0 46-8 125-70 125zM112 276c11 3 17 3 26 3 2 0 11 0 20-2 11 25 29 39 49 47 4 2 3 2 4 2 0 1-6 1-12 1-33 0-66-15-87-51z"><text:p/></draw:path><draw:path draw:style-name="gr3" draw:text-style-name="P5" svg:width="0.0228in" svg:height="0.0236in" svg:x="5.3102in" svg:y="0.0898in" svg:viewBox="0 0 59 61" svg:d="M59 31c0-17-13-31-29-31-17 0-30 14-30 31 0 16 13 30 30 30 16 0 29-14 29-30z"><text:p/></draw:path><draw:path draw:style-name="gr3" draw:text-style-name="P5" svg:width="0.0732in" svg:height="0.1in" svg:x="5.3528in" svg:y="0.0134in" svg:viewBox="0 0 187 255" svg:d="M187 129c0-38-1-129-93-129-94 0-94 91-94 129s1 126 94 126 93-88 93-126zM94 241c-14 0-36-8-41-35-3-20-3-61-3-82 0-27 0-52 3-72 4-34 32-39 41-39 14 0 30 8 37 24 7 15 7 55 7 87 0 22 0 58-3 77-5 35-29 40-41 40z"><text:p/></draw:path><draw:path draw:style-name="gr3" draw:text-style-name="P5" svg:width="0.1063in" svg:height="0.1354in" svg:x="5.4906in" svg:y="0.0071in" svg:viewBox="0 0 271 345" svg:d="M261 24c4-2 10-5 10-12 0-8-6-12-11-12-4 0-6 1-8 2-80 39-162 77-242 116-7 3-10 6-10 12 0 7 6 10 10 12 80 37 161 76 241 113 4 4 5 3 8 4 7 0 12-7 12-12s-3-9-10-12c-74-35-149-70-222-105 73-35 148-71 222-106zM253 345c7 0 18 0 18-12s-12-12-18-12c-78 0-157 0-235 0-6 0-18 0-18 12s12 12 18 12c78 0 157 0 235 0z"><text:p/></draw:path><draw:path draw:style-name="gr3" draw:text-style-name="P5" svg:width="0.0756in" svg:height="0.0972in" svg:x="5.6614in" svg:y="0.0453in" svg:viewBox="0 0 193 248" svg:d="M193 7c0-3-3-7-7-7-1 0-24 6-35 17-6-7-19-17-42-17-67 0-109 61-109 113 0 48 35 64 67 64 19 0 34-7 43-12-5 19-10 39-15 57-1 6-1 7-5 7-4 1-10 1-14 1-7 0-9 0-11 2-2 3-2 7-3 9 0 2 1 7 7 7 14 0 28-1 41-1 14 0 30 1 43 1 3 0 11 0 11-11 0-7-7-7-11-7-6 0-11 0-17-1 19-74 38-149 57-222zM118 133c-2 7-2 7-7 11-12 12-28 19-42 19-24 0-25-21-25-29 0-21 13-68 19-82 12-29 31-39 47-39 22 0 32 19 32 23 0 1-1 4-1 6-8 30-16 60-23 91z"><text:p/></draw:path><draw:path draw:style-name="gr3" draw:text-style-name="P5" svg:width="0.1063in" svg:height="0.1354in" svg:x="5.7996in" svg:y="0.0071in" svg:viewBox="0 0 271 345" svg:d="M262 24c3-2 9-5 9-12 0-8-6-12-11-12-4 0-6 1-8 2-80 39-162 77-242 116-7 3-10 6-10 12 0 7 6 10 10 12 80 37 161 76 241 113 5 4 5 3 8 4 7 0 12-7 12-12s-3-9-9-12c-75-35-149-70-223-105 74-35 148-71 223-106zM253 345c7 0 18 0 18-12s-12-12-18-12c-78 0-157 0-235 0-6 0-18 0-18 12s12 12 18 12c78 0 157 0 235 0z"><text:p/></draw:path><draw:path draw:style-name="gr3" draw:text-style-name="P5" svg:width="0.0618in" svg:height="0.0984in" svg:x="5.976in" svg:y="0.0134in" svg:viewBox="0 0 158 251" svg:d="M105 12c0-9 0-12-11-12-4 0-5 0-8 2-30 22-71 22-78 22-2 0-6 0-8 0 0 6 0 12 0 18 2 0 6 0 8 0 6 0 27 0 50-8 0 66 0 133 0 199-17 0-36 0-54 0 0 7 0 13 0 18 17-1 59-1 77-1 19 0 60 0 77 1 0-5 0-11 0-18-17 0-36 0-53 0 0-73 0-147 0-221z"><text:p/></draw:path><draw:path draw:style-name="gr3" draw:text-style-name="P5" svg:width="0.0634in" svg:height="0.1512in" svg:x="6.0626in" svg:y="0in" svg:viewBox="0 0 162 385" svg:d="M59 115c0 13 0 34 0 38 4 22 26 35 46 40v1c-18 4-42 15-46 39 0 4 0 5 0 16 0 27 0 55 0 81 0 7 0 19-14 29-10 8-23 11-36 12-6 1-9 1-9 7 0 7 3 7 12 7 60 0 89-22 90-49 0-27 0-53 0-79 0-25 0-31 11-42 12-10 27-14 40-15 4-1 9-1 9-7 0-5-2-6-7-7-38-2-49-22-53-33 0-4 0-8 0-12 0-28 0-55 0-82 0-14 0-35-29-48-21-10-49-11-61-11-9 0-12 0-12 8 0 3 1 5 7 6 35 3 48 18 51 31 1 3 1 7 1 12 0 19 0 38 0 58z"><text:p/></draw:path><draw:path draw:style-name="gr3" draw:text-style-name="P5" svg:width="0.0386in" svg:height="0.1508in" svg:x="6.148in" svg:y="0in" svg:viewBox="0 0 99 384" svg:d="M75 193c-24 57-49 114-73 171-2 6-2 6-2 9 0 7 6 11 11 11 9 0 11-6 13-11 24-57 48-114 72-172 2-5 3-5 3-8 0-1 0-3-2-8-24-58-49-116-73-173-3-6-4-12-13-12-5 0-11 4-11 12 0 1 0 2 2 8 24 57 49 114 73 173z"><text:p/></draw:path></draw:g></text:p>
      <text:p text:style-name="P12"><draw:g text:anchor-type="as-char" svg:y="-0.1134in" draw:z-index="52" draw:name="Shape54" draw:style-name="gr1"><svg:title>TexMaths</svg:title><svg:desc>11§display§f_5(\Z) = \la \Z \cap \N, \Z \cap \Z, \Z \cap \Q \ra = \bm{ \la \N, \Z, \Z \ra }§svg§600§FALSE§</svg:desc><draw:path draw:style-name="gr2" draw:text-style-name="P4" svg:width="2.7244in" svg:height="0.1358in" svg:x="-0.0004in" svg:y="0.0071in" svg:viewBox="0 0 6921 346" svg:d="M3461 346c-1154 0-2307 0-3461 0 0-116 0-230 0-346 2307 0 4614 0 6921 0 0 116 0 230 0 346-1154 0-2307 0-3460 0z"><text:p/></draw:path><draw:path draw:style-name="gr3" draw:text-style-name="P5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5" svg:width="0.0469in" svg:height="0.0724in" svg:x="0.0732in" svg:y="0.0661in" svg:viewBox="0 0 120 185" svg:d="M24 29c14 3 22 3 27 3 36 0 57-24 57-29 0-2-2-3-4-3-1 0-1 0-2 1-6 2-21 8-40 8-8 0-22-1-40-8-3-1-2-1-3-1-4 0-4 2-4 7 0 26 0 54 0 80 0 4 0 8 4 8 3 0 3-1 5-5 12-14 29-16 39-16 15 0 23 13 24 15 5 9 6 19 6 34 0 9 0 25-7 37-7 10-19 16-32 16-18 0-35-10-43-27 11 0 15-7 15-14 0-12-10-14-13-14-4 5-13 0-13 14 0 26 22 50 54 50 35 0 66-26 66-61 0-29-24-58-57-58-12 0-27 3-39 13 0-16 0-34 0-50z"><text:p/></draw:path><draw:path draw:style-name="gr3" draw:text-style-name="P5" svg:width="0.0346in" svg:height="0.1512in" svg:x="0.15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5" svg:width="0.0921in" svg:height="0.1031in" svg:x="0.198in" svg:y="0.0098in" svg:viewBox="0 0 235 263" svg:d="M220 14c3-5 3-6 3-7 0-7-5-7-12-7-59 0-118 0-177 0-13 0-13 1-14 11-2 18-4 34-6 52 0 2-1 3-1 5 0 6 5 8 8 8s5-3 6-7c2-8 5-25 29-40 22-15 48-16 62-16 11 0 21 0 32 0-49 79-97 159-146 237-4 4-4 5-4 7 0 6 7 6 13 6 66 0 133 0 199 0 11 0 11-1 13-11 4-25 7-49 10-75 0-4-3-6-6-6-6 0-7 3-8 11-7 30-36 68-91 68-19 0-37 0-55 0 48-78 97-158 145-236zM33 13c7 0 14 0 21 0v1c-11 6-18 12-22 17 0-6 1-12 1-18zM165 13c13 0 26 0 40 0-49 79-97 159-146 237-13 0-26 0-39 0 48-78 97-158 145-237zM186 250c11-7 21-15 30-26-2 7-3 12-4 26-9 0-17 0-26 0z"><text:p/></draw:path><draw:path draw:style-name="gr3" draw:text-style-name="P5" svg:width="0.0346in" svg:height="0.1512in" svg:x="0.3039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5" svg:width="0.1008in" svg:height="0.0354in" svg:x="0.4055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5" svg:width="0.0335in" svg:height="0.1512in" svg:x="0.5744in" svg:y="0in" svg:viewBox="0 0 86 385" svg:d="M84 15c2-4 2-5 2-7 0-5-4-8-8-8-3 0-7 2-9 9-22 59-45 118-67 177-1 2-2 4-2 7 0 2 0 2 2 6 22 59 45 118 67 176 1 5 4 10 9 10 4 0 8-3 8-7 0-1 0-3-2-7-24-59-46-119-69-178 23-60 45-119 69-178z"><text:p/></draw:path><draw:path draw:style-name="gr3" draw:text-style-name="P5" svg:width="0.0917in" svg:height="0.1031in" svg:x="0.6209in" svg:y="0.0098in" svg:viewBox="0 0 234 263" svg:d="M219 14c3-5 3-6 3-7 0-7-5-7-12-7-59 0-118 0-177 0-12 0-12 1-13 11-2 18-5 34-7 52 0 2 0 3 0 5 0 6 3 8 7 8 3 0 5-3 6-7 1-8 5-25 29-40 22-15 49-16 62-16 11 0 20 0 31 0-48 79-96 159-145 237-3 4-3 5-3 7 0 6 5 6 13 6 66 0 132 0 198 0 11 0 11-1 13-11 4-25 7-49 10-75 0-4-3-6-6-6-6 0-7 3-8 11-7 30-36 68-91 68-19 0-37 0-55 0 48-78 96-158 145-236zM33 13c7 0 13 0 20 0v1c-10 6-18 12-22 17 1-6 1-12 2-18zM164 13c13 0 26 0 39 0-48 79-96 159-145 237-13 0-26 0-39 0 48-78 96-158 145-237zM185 250c11-7 21-15 29-26-1 7-1 12-3 26-9 0-17 0-26 0z"><text:p/></draw:path><draw:path draw:style-name="gr3" draw:text-style-name="P5" svg:width="0.0846in" svg:height="0.0937in" svg:x="0.7598in" svg:y="0.0217in" svg:viewBox="0 0 216 239" svg:d="M216 85c0-59-60-85-108-85-50 0-108 28-108 85 0 46 0 93 0 140 0 7 0 14 9 14 7 0 7-7 7-14 0-47 0-93 0-139 0-57 63-69 92-69 17 0 42 3 62 16 30 19 30 43 30 54 0 46 0 92 0 138 0 7 0 14 8 14s8-7 8-14c0-47 0-94 0-140z"><text:p/></draw:path><draw:path draw:style-name="gr3" draw:text-style-name="P5" svg:width="0.1028in" svg:height="0.1063in" svg:x="0.8909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9 243c-56-72-112-146-168-220-5-5-5-5-9-10 15 0 31 0 46 0 44 59 87 117 131 176 0 18 0 37 0 54z"><text:p/></draw:path><draw:path draw:style-name="gr3" draw:text-style-name="P5" svg:width="0.0173in" svg:height="0.0453in" svg:x="1.0102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0921in" svg:height="0.1031in" svg:x="1.0689in" svg:y="0.0098in" svg:viewBox="0 0 235 263" svg:d="M220 14c3-5 3-6 3-7 0-7-5-7-12-7-59 0-118 0-177 0-13 0-13 1-14 11-2 18-4 34-6 52 0 2-1 3-1 5 0 6 5 8 8 8s5-3 6-7c2-8 5-25 29-40 22-15 48-16 62-16 11 0 21 0 32 0-49 79-97 159-146 237-4 4-4 5-4 7 0 6 7 6 13 6 66 0 133 0 199 0 11 0 11-1 13-11 4-25 7-49 10-75 0-4-3-6-6-6-6 0-7 3-8 11-7 30-36 68-91 68-19 0-37 0-55 0 48-78 97-158 145-236zM33 13c7 0 14 0 21 0v1c-11 6-18 12-22 17 0-6 1-12 1-18zM165 13c13 0 26 0 40 0-49 79-98 159-147 237-13 0-25 0-38 0 48-78 97-158 145-237zM186 250c11-7 21-15 30-26-2 7-3 12-4 26-9 0-17 0-26 0z"><text:p/></draw:path><draw:path draw:style-name="gr3" draw:text-style-name="P5" svg:width="0.0846in" svg:height="0.0937in" svg:x="1.2083in" svg:y="0.0217in" svg:viewBox="0 0 216 239" svg:d="M216 85c0-59-60-85-108-85-51 0-108 28-108 85 0 46 0 93 0 140 0 7 0 14 8 14 7 0 7-7 7-14 0-47 0-93 0-139 0-57 64-69 93-69 17 0 42 3 62 16 30 19 30 43 30 54 0 46 0 92 0 138 0 7 0 14 8 14s8-7 8-14c0-47 0-94 0-140z"><text:p/></draw:path><draw:path draw:style-name="gr3" draw:text-style-name="P5" svg:width="0.0921in" svg:height="0.1031in" svg:x="1.3394in" svg:y="0.0098in" svg:viewBox="0 0 235 263" svg:d="M220 14c3-5 3-6 3-7 0-7-5-7-13-7-59 0-118 0-177 0-12 0-12 1-13 11-2 18-4 34-6 52 0 2-1 3-1 5 0 6 5 8 7 8 4 0 6-3 6-7 3-8 6-25 29-40 22-15 49-16 63-16 10 0 21 0 30 0-48 79-96 159-145 237-3 4-3 5-3 7 0 6 7 6 13 6 66 0 132 0 198 0 12 0 12-1 13-11 4-25 8-49 11-75 0-4-3-6-6-6-6 0-7 3-8 11-7 30-37 68-91 68-19 0-37 0-55 0 48-78 97-158 145-236zM33 13c7 0 14 0 21 0v1c-11 6-19 12-23 17 1-6 1-12 2-18zM165 13c13 0 26 0 40 0-49 79-98 159-147 237-13 0-26 0-39 0 48-78 98-158 146-237zM185 250c11-7 21-15 31-26-2 7-3 12-5 26-9 0-17 0-26 0z"><text:p/></draw:path><draw:path draw:style-name="gr3" draw:text-style-name="P5" svg:width="0.0173in" svg:height="0.0453in" svg:x="1.4492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5" svg:width="0.0917in" svg:height="0.1031in" svg:x="1.5083in" svg:y="0.0098in" svg:viewBox="0 0 234 263" svg:d="M219 14c3-5 3-6 3-7 0-7-5-7-12-7-59 0-118 0-177 0-12 0-12 1-13 11-2 18-5 34-7 52 0 2 0 3 0 5 0 6 3 8 7 8 3 0 5-3 6-7 1-8 5-25 29-40 22-15 49-16 62-16 11 0 20 0 31 0-48 79-96 159-145 237-3 4-3 5-3 7 0 6 5 6 13 6 66 0 132 0 198 0 11 0 11-1 13-11 4-25 7-49 10-75 0-4-3-6-6-6-6 0-7 3-8 11-7 30-36 68-91 68-19 0-37 0-55 0 48-78 96-158 145-236zM32 13c6 0 14 0 21 0v1c-10 6-18 12-22 17 0-6 1-12 1-18zM164 13c13 0 26 0 39 0-48 79-96 159-145 237-13 0-26 0-39 0 48-78 96-158 145-237zM185 250c11-7 21-15 29-26-1 7-1 12-3 26-9 0-17 0-26 0z"><text:p/></draw:path><draw:path draw:style-name="gr3" draw:text-style-name="P5" svg:width="0.0846in" svg:height="0.0937in" svg:x="1.6472in" svg:y="0.0217in" svg:viewBox="0 0 216 239" svg:d="M216 85c0-59-60-85-108-85-51 0-108 28-108 85 0 46 0 93 0 140 0 7 0 14 9 14 7 0 7-7 7-14 0-47 0-93 0-139 0-57 63-69 92-69 17 0 42 3 62 16 30 19 30 43 30 54 0 46 0 92 0 138 0 7 0 14 8 14s8-7 8-14c0-47 0-94 0-140z"><text:p/></draw:path><draw:path draw:style-name="gr3" draw:text-style-name="P5" svg:width="0.1079in" svg:height="0.1335in" svg:x="1.7791in" svg:y="0.0067in" svg:viewBox="0 0 275 340" svg:d="M173 274c54-11 102-54 102-134 0-97-68-140-138-140s-137 45-137 140c0 81 49 121 96 133 16 40 55 67 103 67 19 0 41-4 61-12 6-2 11-3 11-9 0-4-4-6-7-6-1 0-1 0-4 1-11 2-15 2-21 2-36 0-58-22-66-42zM85 24c-25 28-30 73-30 116 0 37 4 85 30 114-27-10-72-40-72-114 0-78 49-107 71-116zM191 24c27 10 71 41 71 116 0 77-49 106-72 114 24-27 31-71 31-114 0-38-4-86-30-116zM137 265c-62 0-69-81-69-125 0-46 8-126 69-126 63 0 71 82 71 126 0 46-9 125-71 125zM112 276c11 3 17 3 25 3 3 0 10 0 21-2 11 25 29 39 49 47 3 2 3 2 4 2 0 1-8 1-12 1-33 0-67-15-87-51z"><text:p/></draw:path><draw:path draw:style-name="gr3" draw:text-style-name="P5" svg:width="0.0339in" svg:height="0.1512in" svg:x="1.9008in" svg:y="0in" svg:viewBox="0 0 87 385" svg:d="M85 199c2-4 2-5 2-6 0-3 0-1-2-6-23-59-45-119-69-178-2-7-4-9-8-9-5 0-8 3-8 8 0 1 0 2 2 6 23 60 45 119 68 179-23 58-45 117-68 177-2 4-2 5-2 8 0 4 3 7 8 7s6-4 8-7c24-60 46-119 69-179z"><text:p/></draw:path><draw:path draw:style-name="gr3" draw:text-style-name="P5" svg:width="0.1008in" svg:height="0.0354in" svg:x="2.0028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5" svg:width="0.0386in" svg:height="0.1508in" svg:x="2.1736in" svg:y="0in" svg:viewBox="0 0 99 384" svg:d="M75 373c2 5 4 11 13 11 5 0 11-4 11-11 0-2 0-3-2-7-24-58-48-116-72-173 24-58 48-115 72-172 2-7 2-7 2-9 0-8-6-12-11-12-9 0-11 6-13 12-24 57-48 115-72 172-2 6-3 6-3 9 0 2 0 3 2 7 24 58 49 116 73 173z"><text:p/></draw:path><draw:path draw:style-name="gr3" draw:text-style-name="P5" svg:width="0.1028in" svg:height="0.1063in" svg:x="2.2264in" svg:y="0.0098in" svg:viewBox="0 0 262 271" svg:d="M34 35c0 63 0 126 0 187 0 20-3 28-23 28-4 0-11 0-11 7 0 6 7 6 13 6 20 0 40 0 60 0 7 0 13 0 13-6 0-7-7-7-11-7-22 0-26-9-26-29 0-58 0-118 0-176 57 74 112 148 168 220 3 5 5 6 8 6 7 0 7-7 7-13 0-72 0-145 0-217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" draw:text-style-name="P5" svg:width="0.0252in" svg:height="0.0528in" svg:x="2.3453in" svg:y="0.0898in" svg:viewBox="0 0 65 135" svg:d="M51 53c-2 24-13 50-35 68-5 5-5 5-5 8 0 2 4 6 8 6 5 0 46-33 46-87 0-26-14-48-35-48-19 0-30 14-30 31 0 15 10 30 30 30 8 0 16-4 21-8z"><text:p/></draw:path><draw:path draw:style-name="gr3" draw:text-style-name="P5" svg:width="0.0917in" svg:height="0.1031in" svg:x="2.411in" svg:y="0.0098in" svg:viewBox="0 0 234 263" svg:d="M219 14c4-5 4-6 4-7 0-7-6-7-13-7-59 0-118 0-177 0-12 0-12 1-13 11-2 18-5 34-7 52 0 2 0 3 0 5 0 6 5 8 7 8 3 0 5-3 6-7 1-8 6-25 29-40 22-15 49-16 63-16 10 0 21 0 30 0-48 79-96 159-145 237-3 4-3 5-3 7 0 6 5 6 13 6 66 0 132 0 198 0 12 0 12-1 13-11 4-25 7-49 10-75 0-4-3-6-6-6-6 0-7 3-8 11-7 30-36 68-91 68-19 0-37 0-55 0 48-78 96-158 145-236zM33 13c7 0 13 0 20 0v1c-10 6-18 12-22 17 1-6 1-12 2-18zM164 13c13 0 26 0 39 0-48 79-96 159-145 237-13 0-26 0-39 0 48-78 96-158 145-237zM185 250c11-7 21-15 29-26-1 7-1 12-3 26-9 0-17 0-26 0z"><text:p/></draw:path><draw:path draw:style-name="gr3" draw:text-style-name="P5" svg:width="0.0252in" svg:height="0.0528in" svg:x="2.5205in" svg:y="0.0898in" svg:viewBox="0 0 65 135" svg:d="M51 53c-2 24-13 50-35 68-4 5-5 5-5 8 0 2 4 6 8 6 5 0 46-33 46-87 0-26-14-48-35-48-18 0-30 14-30 31 0 15 11 30 30 30 10 0 16-4 21-8z"><text:p/></draw:path><draw:path draw:style-name="gr3" draw:text-style-name="P5" svg:width="0.0921in" svg:height="0.1031in" svg:x="2.5862in" svg:y="0.0098in" svg:viewBox="0 0 235 263" svg:d="M219 14c4-5 4-6 4-7 0-7-6-7-13-7-59 0-118 0-177 0-12 0-12 1-13 11-2 18-4 34-6 52 0 2-1 3-1 5 0 6 5 8 7 8 3 0 5-3 6-7 3-8 6-25 29-40 22-15 49-16 63-16 10 0 21 0 30 0-48 79-96 159-145 237-3 4-3 5-3 7 0 6 5 6 13 6 66 0 132 0 198 0 12 0 12-1 13-11 4-25 8-49 11-75 0-4-4-6-6-6-7 0-7 3-8 11-7 30-37 68-92 68-19 0-37 0-55 0 48-78 96-158 145-236zM33 13c7 0 13 0 20 0v1c-10 6-18 12-22 17 1-6 1-12 2-18zM165 13c13 0 25 0 38 0-48 79-96 159-145 237-13 0-26 0-39 0 48-78 98-158 146-237zM185 250c11-7 21-15 29-26 0 7-1 12-3 26-9 0-17 0-26 0z"><text:p/></draw:path><draw:path draw:style-name="gr3" draw:text-style-name="P5" svg:width="0.0386in" svg:height="0.1508in" svg:x="2.6933in" svg:y="0in" svg:viewBox="0 0 99 384" svg:d="M75 193c-24 57-49 114-73 171-2 6-2 6-2 9 0 7 5 11 11 11 9 0 11-6 13-11 24-57 47-114 72-172 2-5 3-5 3-8 0-1 0-3-2-8-24-58-49-116-73-173-3-6-4-12-13-12-6 0-11 4-11 12 0 1 0 2 2 8 24 57 49 114 73 173z"><text:p/></draw:path></draw:g></text:p>
      <text:h text:style-name="Heading_20_3" text:outline-level="3">סעיף (ו)</text:h>
      <text:p text:style-name="P12"><draw:g text:anchor-type="as-char" svg:y="-0.1291in" draw:z-index="53" draw:name="Shape55" draw:style-name="gr1"><svg:title>TexMaths</svg:title><svg:desc>11§display§f_6([A := \la -1, 1 \ra)(\tfrac{1}{2}) = (\lambda x \in \R. \pi_1(X) + x + \pi_2(X))(\tfrac{1}{2}) = -1 + \tfrac{1}{2} \cdot 1 = -\tfrac{1}{2}§svg§600§FALSE§</svg:desc><draw:path draw:style-name="gr2" draw:text-style-name="P4" svg:width="4.9185in" svg:height="0.1665in" svg:x="0.0433in" svg:y="0.0075in" svg:viewBox="0 0 12494 424" svg:d="M6248 424c-2083 0-4166 0-6248 0 0-141 0-283 0-424 4165 0 8329 0 12494 0 0 141 0 283 0 424-2082 0-4165 0-6246 0z"><text:p/></draw:path><draw:path draw:style-name="gr3" draw:text-style-name="P5" svg:width="0.0756in" svg:height="0.1374in" svg:x="0in" svg:y="0.0232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1-30 151-7 37-13 72-33 72-2 0-11 0-19-6 18-1 21-16 21-21 0-9-6-13-14-13-10 0-21 7-21 23s17 26 33 26c21 0 36-23 43-37 13-25 22-71 22-73 8-41 15-81 23-122z"><text:p/></draw:path><draw:path draw:style-name="gr3" draw:text-style-name="P5" svg:width="0.0484in" svg:height="0.072in" svg:x="0.072in" svg:y="0.0823in" svg:viewBox="0 0 124 184" svg:d="M25 90c0-22 3-42 12-58 10-14 25-24 42-24 8 0 19 2 24 9-6 1-13 5-13 13 0 6 6 13 13 13 8 0 14-6 14-13 0-17-11-30-39-30-38 0-78 35-78 94 0 69 33 90 63 90 33 0 61-24 61-60 0-35-27-60-59-60-22 0-33 14-40 26zM63 176c-15 0-24-9-30-20-4-8-7-22-7-38 0-26 16-46 38-46 12 0 21 5 27 15 7 10 7 21 7 37 0 15 0 27-8 37-5 10-14 15-27 15z"><text:p/></draw:path><draw:path draw:style-name="gr3" draw:text-style-name="P5" svg:width="0.0346in" svg:height="0.1512in" svg:x="0.1496in" svg:y="0.0165in" svg:viewBox="0 0 89 385" svg:d="M89 381c0-1 0-2-6-9-49-48-61-121-61-179 0-68 14-135 63-182 4-5 4-5 4-7 0-3-1-4-3-4-5 0-39 26-62 76-20 42-24 85-24 117 0 30 4 76 25 120 23 47 56 72 61 72 2 0 3-1 3-4z"><text:p/></draw:path><draw:path draw:style-name="gr3" draw:text-style-name="P5" svg:width="0.0205in" svg:height="0.1512in" svg:x="0.2114in" svg:y="0.0165in" svg:viewBox="0 0 53 385" svg:d="M53 385c0-4 0-10 0-15-12 0-25 0-38 0 0-118 0-237 0-355 13 0 26 0 38 0 0-5 0-9 0-15-18 0-35 0-53 0 0 129 0 256 0 385 18 0 35 0 53 0z"><text:p/></draw:path><draw:path draw:style-name="gr3" draw:text-style-name="P5" svg:width="0.1039in" svg:height="0.1079in" svg:x="0.2413in" svg:y="0.0213in" svg:viewBox="0 0 265 275" svg:d="M55 232c-15 24-31 30-47 31-5 0-8 0-8 8 0 2 1 4 4 4 11 0 22-1 33-1 14 0 27 1 39 1 3 0 8 0 8-7 0-5-4-5-6-5-10-1-19-3-19-13 0-3 3-8 6-13 10-17 20-33 30-50 32 0 65 0 96 0 2 8 6 60 6 64 0 11-20 12-28 12-5 0-8 0-8 8 0 4 4 4 5 4 16 0 32-1 49-1 8 0 34 1 42 1 3 0 8 0 8-7 0-5-4-5-9-5-24 0-24-2-25-13-8-79-16-160-24-240 0-8 0-10-7-10-6 0-7 3-11 7-45 74-89 149-134 225zM101 175c26-43 52-85 77-127 5 42 8 84 12 127-29 0-59 0-89 0z"><text:p/></draw:path><draw:path draw:style-name="gr3" draw:text-style-name="P5" svg:width="0.0157in" svg:height="0.065in" svg:x="0.4055in" svg:y="0.0646in" svg:viewBox="0 0 41 166" svg:d="M41 21c0-12-10-21-21-21s-20 9-20 21c0 11 9 20 20 20s21-9 21-20zM41 145c0-11-10-20-21-20s-20 8-20 20c0 11 9 21 20 21s21-9 21-21z"><text:p/></draw:path><draw:path draw:style-name="gr3" draw:text-style-name="P5" svg:width="0.1004in" svg:height="0.035in" svg:x="0.4433in" svg:y="0.0756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5" svg:width="0.0335in" svg:height="0.1512in" svg:x="0.6122in" svg:y="0.0165in" svg:viewBox="0 0 86 385" svg:d="M84 15c2-4 2-5 2-7 0-5-3-8-8-8-3 0-6 2-9 9-23 59-45 118-68 177 0 2-1 4-1 7 0 1 0 2 1 6 23 59 45 118 68 176 1 5 4 10 9 10s8-4 8-7c0-2 0-3-2-7-23-59-45-119-69-178 24-60 46-118 69-178z"><text:p/></draw:path><draw:path draw:style-name="gr3" draw:text-style-name="P5" svg:width="0.0929in" svg:height="0.0055in" svg:x="0.6673in" svg:y="0.0902in" svg:viewBox="0 0 237 15" svg:d="M222 15c7 0 15 0 15-7 0-8-8-8-15-8-69 0-139 0-209 0-6 0-13 0-13 8 0 7 7 7 13 7 70 0 140 0 209 0z"><text:p/></draw:path><draw:path draw:style-name="gr3" draw:text-style-name="P5" svg:width="0.05in" svg:height="0.1in" svg:x="0.7862in" svg:y="0.0291in" svg:viewBox="0 0 128 255" svg:d="M79 10c0-10 0-10-9-10-24 24-57 24-70 24 0 5 0 8 0 12 8 0 31 0 51-10 0 66 0 133 0 200 0 14-1 18-36 18-4 0-8 0-13 0 0 4 0 8 0 11 15-1 48-1 63-1s49 0 63 1c0-3 0-7 0-11-5 0-8 0-12 0-36 0-37-4-37-18 0-73 0-145 0-216z"><text:p/></draw:path><draw:path draw:style-name="gr3" draw:text-style-name="P5" svg:width="0.0173in" svg:height="0.0453in" svg:x="0.8622in" svg:y="0.1138in" svg:viewBox="0 0 45 116" svg:d="M45 41c0-26-10-41-24-41-13 0-21 10-21 20 0 11 8 21 21 21 4 0 9-1 13-6 1 0 1-1 2-1 0 2 0 1 0 7 0 28-13 50-26 64-4 3-3 5-3 6 0 2 1 5 3 5 4 0 35-30 35-75z"><text:p/></draw:path><draw:path draw:style-name="gr3" draw:text-style-name="P5" svg:width="0.05in" svg:height="0.1in" svg:x="0.9299in" svg:y="0.0291in" svg:viewBox="0 0 128 255" svg:d="M79 10c0-10 0-10-9-10-24 24-58 24-70 24 0 5 0 8 0 12 8 0 31 0 51-10 0 66 0 133 0 200 0 14-1 18-36 18-4 0-8 0-13 0 0 4 0 8 0 11 15-1 48-1 63-1s49 0 63 1c0-3 0-7 0-11-5 0-8 0-12 0-36 0-37-4-37-18 0-73 0-145 0-216z"><text:p/></draw:path><draw:path draw:style-name="gr3" draw:text-style-name="P5" svg:width="0.0335in" svg:height="0.1512in" svg:x="1.0012in" svg:y="0.0165in" svg:viewBox="0 0 86 385" svg:d="M85 199c1-4 1-5 1-6s0-1-1-7c-23-59-45-118-68-177-3-7-5-9-9-9-5 0-8 3-8 8 0 1 0 2 2 6 23 60 45 119 68 179-23 58-45 117-68 177-2 4-2 5-2 8s3 7 8 7 6-4 7-7c24-60 47-119 70-179z"><text:p/></draw:path><draw:path draw:style-name="gr3" draw:text-style-name="P5" svg:width="0.035in" svg:height="0.1512in" svg:x="1.0602in" svg:y="0.0165in" svg:viewBox="0 0 90 385" svg:d="M90 193c0-30-4-76-25-120-23-48-57-73-61-73-2 0-4 2-4 4s0 2 8 9c38 38 60 99 60 180 0 65-14 133-62 181-6 5-6 6-6 7 0 2 2 4 4 4 4 0 39-26 62-76 20-41 24-83 24-116z"><text:p/></draw:path><draw:path draw:style-name="gr3" draw:text-style-name="P5" svg:width="0.0346in" svg:height="0.1512in" svg:x="1.1264in" svg:y="0.0165in" svg:viewBox="0 0 89 385" svg:d="M89 381c0-1 0-2-6-9-49-48-61-121-61-179 0-68 15-135 63-182 4-5 4-5 4-7 0-3-1-4-3-4-5 0-39 26-62 76-20 42-24 85-24 117 0 30 4 76 25 120 23 47 56 72 61 72 2 0 3-1 3-4z"><text:p/></draw:path><draw:path draw:style-name="gr3" draw:text-style-name="P5" svg:width="0.0382in" svg:height="0.0701in" svg:x="1.2004in" svg:y="-0.0004in" svg:viewBox="0 0 98 179" svg:d="M61 8c0-8 0-8-8-8-18 18-42 18-53 18 0 3 0 6 0 10 7 0 24 0 39-8 0 46 0 91 0 137 0 9 0 13-27 13-3 0-8 0-11 0 0 3 0 6 0 9 6 0 39-1 49-1 8 0 42 1 48 1 0-3 0-6 0-9-3 0-7 0-10 0-27 0-27-4-27-13 0-50 0-100 0-149z"><text:p/></draw:path><draw:path draw:style-name="gr3" draw:text-style-name="P5" svg:width="0.0602in" svg:height="0.0055in" svg:x="1.1886in" svg:y="0.0902in" svg:viewBox="0 0 154 15" svg:d="M77 15c-25 0-52 0-77 0 0-5 0-9 0-15 52 0 102 0 154 0 0 6 0 10 0 15-25 0-52 0-77 0z"><text:p/></draw:path><draw:path draw:style-name="gr3" draw:text-style-name="P5" svg:width="0.0469in" svg:height="0.0701in" svg:x="1.1953in" svg:y="0.1114in" svg:viewBox="0 0 120 179" svg:d="M120 130c-3 0-6 0-9 0-1 7-3 22-8 24-2 2-23 2-26 2-16 0-33 0-49 0 28-25 37-33 53-45 20-16 39-33 39-58 0-33-29-53-63-53s-57 23-57 48c0 14 12 16 14 16 7 0 15-6 15-14 0-6-1-15-16-15 9-20 27-25 40-25 26 0 41 21 41 43 0 23-17 42-26 52-22 20-43 41-65 63-3 3-3 4-3 11 37 0 75 0 112 0 2-16 6-33 8-49z"><text:p/></draw:path><draw:path draw:style-name="gr3" draw:text-style-name="P5" svg:width="0.035in" svg:height="0.1512in" svg:x="1.276in" svg:y="0.0165in" svg:viewBox="0 0 90 385" svg:d="M90 193c0-30-4-76-25-120-24-48-57-73-61-73-2 0-4 2-4 4s0 2 8 9c37 38 59 99 59 180 0 65-14 133-61 181-6 5-6 6-6 7 0 2 2 4 4 4 4 0 39-26 62-76 19-41 24-83 24-116z"><text:p/></draw:path><draw:path draw:style-name="gr3" draw:text-style-name="P5" svg:width="0.1008in" svg:height="0.035in" svg:x="1.3776in" svg:y="0.075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35in" svg:height="0.1512in" svg:x="1.5445in" svg:y="0.0165in" svg:viewBox="0 0 90 385" svg:d="M90 381c0-1 0-2-6-9-49-48-61-121-61-179 0-68 14-135 62-182 5-5 5-5 5-7 0-3-2-4-4-4-3 0-39 26-62 76-20 42-24 85-24 117 0 30 4 76 25 120 23 47 58 72 61 72 2 0 4-1 4-4z"><text:p/></draw:path><draw:path draw:style-name="gr3" draw:text-style-name="P5" svg:width="0.0748in" svg:height="0.1067in" svg:x="1.5969in" svg:y="0.0256in" svg:viewBox="0 0 191 272" svg:d="M118 155c15 40 34 98 39 107 7 9 11 9 21 9 4 0 6 0 9 0 3-1 4-3 4-5 0-1-1-1-2-3-4-4-6-10-9-16-26-74-52-147-79-219-7-24-28-28-47-28-2 0-7 0-7 4 0 3 3 3 4 4 13 2 15 4 25 31 12 35 25 70 37 105-35 35-71 71-106 105-5 4-7 6-7 11 0 6 4 12 11 12 6 0 10-4 13-9 31-35 63-71 94-108z"><text:p/></draw:path><draw:path draw:style-name="gr3" draw:text-style-name="P5" svg:width="0.0756in" svg:height="0.0685in" svg:x="1.6819in" svg:y="0.0638in" svg:viewBox="0 0 193 175" svg:d="M118 54c3-10 12-45 38-45 2 0 11 0 20 4-11 2-19 12-19 21 0 7 5 14 15 14 8 0 21-7 21-23 0-19-22-25-36-25-23 0-36 21-40 30-10-26-31-30-42-30-41 0-63 50-63 59 0 5 3 4 5 5 3 0 4-1 5-5 13-40 39-50 52-50 7 0 21 3 21 25 0 12-7 39-21 93-7 23-20 39-37 39-2 0-12 0-19-4 10-2 18-11 18-21 0-11-8-14-14-14-12 0-22 11-22 23 0 17 20 25 36 25 26 0 40-27 41-30 4 15 19 30 42 30 39 0 61-50 61-59 0-5-3-5-4-5-3 0-4 2-4 5-14 41-40 50-52 50-15 0-21-12-21-25 0-9 2-17 7-34 4-18 7-35 12-53z"><text:p/></draw:path><draw:path draw:style-name="gr3" draw:text-style-name="P5" svg:width="0.0756in" svg:height="0.0874in" svg:x="1.8197in" svg:y="0.048in" svg:viewBox="0 0 193 223" svg:d="M179 119c7 0 14 0 14-8s-7-8-14-8c-55 0-109 0-164 0 5-51 50-88 104-88 20 0 41 0 60 0 7 0 14 0 14-7 0-8-7-8-14-8-19 0-40 0-60 0-66 0-119 50-119 111 0 62 53 112 119 112 20 0 41 0 60 0 7 0 14 0 14-7 0-8-7-8-14-8-19 0-40 0-60 0-54 0-99-37-104-89 55 0 109 0 164 0z"><text:p/></draw:path><draw:path draw:style-name="gr3" draw:text-style-name="P5" svg:width="0.1043in" svg:height="0.1031in" svg:x="1.9531in" svg:y="0.026in" svg:viewBox="0 0 266 263" svg:d="M98 143c4 0 9 0 13 0 20 30 39 60 58 89 5 7 14 21 18 27 2 4 3 4 12 4 18 0 36 0 54 0 7 0 13 0 13-7 0-3-3-6-6-6-15-3-33-28-42-40-3-4-22-29-49-71 35-6 69-21 69-66 0-54-58-73-104-73-40 0-80 0-121 0-6 0-13 0-13 7 0 6 8 6 11 6 22 0 23 4 23 22 0 64 0 129 0 194 0 18-1 21-23 21-3 0-11 0-11 6 0 7 7 7 13 7 35 0 71 0 106 0 8 0 13 0 13-7 0-6-7-6-11-6-22 0-23-3-23-21 0-29 0-57 0-86zM172 124c11-14 12-35 12-51 0-19-2-40-15-55 16 3 54 15 54 55 0 24-11 44-51 51zM98 34c0-8 0-21 23-21 33 0 50 15 50 60 0 49-13 57-73 57 0-32 0-64 0-96zM45 250c3-7 3-17 3-21 0-65 0-130 0-194 0-4 0-14-3-22 14 0 30 0 44 0-5 7-5 15-5 20 0 65 0 130 0 196 0 4 0 14 3 21-14 0-28 0-42 0zM128 143c2 0 4-1 6-1 7 0 15 0 21-1 6 9 47 78 79 109-12 0-25 0-37 0-23-35-46-72-69-107z"><text:p/></draw:path><draw:path draw:style-name="gr3" draw:text-style-name="P5" svg:width="0.0157in" svg:height="0.0157in" svg:x="2.074in" svg:y="0.1138in" svg:viewBox="0 0 41 41" svg:d="M41 20c0-11-10-20-21-20s-20 8-20 20c0 11 9 21 20 21s21-9 21-21z"><text:p/></draw:path><draw:path draw:style-name="gr3" draw:text-style-name="P5" svg:width="0.0819in" svg:height="0.0669in" svg:x="2.1067in" svg:y="0.0646in" svg:viewBox="0 0 209 171" svg:d="M92 22c15 0 30 0 44 0-13 57-16 74-16 100 0 6 0 16 3 29 4 17 8 20 13 20 8 0 17-7 17-15 0-3 0-3-2-8-11-28-11-53-11-64 0-21 2-41 6-62 15 0 30 0 44 0 6 0 19 0 19-13 0-9-8-9-15-9-43 0-87 0-130 0-8 0-23 0-40 18-13 15-24 33-24 35 2 1 0 3 6 3 2 0 3-1 5-4 19-30 42-30 50-30 7 0 14 0 22 0-13 47-33 94-50 129-3 5-3 6-3 9 0 7 6 11 11 11 12 0 15-11 20-26 5-17 5-18 9-37 8-29 15-57 22-86z"><text:p/></draw:path><draw:path draw:style-name="gr3" draw:text-style-name="P5" svg:width="0.0386in" svg:height="0.0701in" svg:x="2.2012in" svg:y="0.0823in" svg:viewBox="0 0 99 179" svg:d="M62 8c0-8-1-8-9-8-17 17-42 17-53 17 0 3 0 6 0 9 7 0 24 0 40-7 0 46 0 91 0 137 0 10 0 14-28 14-3 0-6 0-10 0 0 3 0 6 0 9 5-1 38-1 49-1 7 0 41 0 48 1 0-3 0-6 0-9-3 0-8 0-11 0-26 0-26-4-26-14 0-49 0-99 0-148z"><text:p/></draw:path><draw:path draw:style-name="gr3" draw:text-style-name="P5" svg:width="0.0346in" svg:height="0.1512in" svg:x="2.2732in" svg:y="0.0165in" svg:viewBox="0 0 89 385" svg:d="M89 381c0-1 0-2-6-9-49-48-61-121-61-179 0-68 14-135 63-182 4-5 4-5 4-7 0-3-1-4-3-4-5 0-39 26-62 76-20 42-24 85-24 117 0 30 4 76 25 120 23 47 56 72 61 72 2 0 3-1 3-4z"><text:p/></draw:path><draw:path draw:style-name="gr3" draw:text-style-name="P5" svg:width="0.1252in" svg:height="0.1028in" svg:x="2.3213in" svg:y="0.0264in" svg:viewBox="0 0 319 262" svg:d="M177 105c-11-26-22-52-33-77-1-4-1-4-1-5 0-2 7-10 22-11 4-1 9-1 9-8 0-4-6-4-7-4-15 0-32 1-48 1-10 0-34-1-43-1-3 0-8 0-8 8 0 4 5 4 9 4 23 0 26 3 30 12 15 37 29 72 45 108-28 29-54 57-82 87-2 1-3 2-5 4-19 20-36 26-56 27-6 0-9 0-9 8 2 2 0 4 6 4 11 0 24-1 36-1 14 0 28 1 43 1 2 0 6 0 6-8 0-4-3-4-4-4-3 0-15-1-15-11 0-6 5-12 11-17 13-14 25-28 38-41 12-14 23-27 35-39 13 31 27 62 40 92 1 5 1 5 1 6 0 3-7 9-22 10-4 0-8 1-8 8 0 4 5 4 6 4 11 0 38-1 48-1s34 1 43 1c3 0 8 0 8-8 0-4-4-4-7-4-26 0-26-1-33-16-15-36-42-96-50-120 26-26 67-72 79-83 11-9 26-18 49-19 5-1 9-1 9-8 0-1 0-4-5-4-11 0-25 1-37 1-14 0-28-1-43-1-2 0-7 0-7 8 0 2 2 3 5 4 3 0 16 1 16 11 0 6-5 11-8 14-21 22-42 46-63 68z"><text:p/></draw:path><draw:path draw:style-name="gr3" draw:text-style-name="P5" svg:width="0.035in" svg:height="0.1512in" svg:x="2.463in" svg:y="0.0165in" svg:viewBox="0 0 90 385" svg:d="M90 193c0-30-4-76-25-120-23-48-57-73-61-73-2 0-4 2-4 4s0 2 8 9c37 38 59 99 59 180 0 65-14 133-61 181-6 5-6 6-6 7 0 2 2 4 4 4 4 0 39-26 62-76 20-41 24-83 24-116z"><text:p/></draw:path><draw:path draw:style-name="gr3" draw:text-style-name="P5" svg:width="0.1004in" svg:height="0.1in" svg:x="2.5563in" svg:y="0.0417in" svg:viewBox="0 0 256 255" svg:d="M136 135c37 0 72 0 108 0 6 0 12 0 12-7 0-8-6-8-12-8-36 0-71 0-108 0 0-36 0-72 0-108 0-5 0-12-7-12-8 0-8 7-8 12 0 36 0 72 0 108-36 0-73 0-109 0-5 0-12 0-12 8 0 7 7 7 12 7 36 0 73 0 109 0 0 37 0 73 0 109 0 4 0 11 8 11 7 0 7-7 7-11 0-36 0-72 0-109z"><text:p/></draw:path><draw:path draw:style-name="gr3" draw:text-style-name="P5" svg:width="0.0756in" svg:height="0.0685in" svg:x="2.7043in" svg:y="0.0638in" svg:viewBox="0 0 193 175" svg:d="M118 54c2-10 11-45 38-45 1 0 11 0 19 4-11 2-19 12-19 21 0 7 5 14 16 14 7 0 21-7 21-23 0-19-24-25-37-25-22 0-36 21-40 30-10-26-31-30-42-30-40 0-62 50-62 59 0 5 3 5 5 5 3 0 4-1 4-5 13-40 40-50 52-50 7 0 21 3 21 25 0 12-7 39-21 93-6 23-19 39-37 39-2 0-11 0-18-4 8-2 17-11 17-21 0-11-9-14-14-14-12 0-21 11-21 23 0 17 19 25 36 25 26 0 40-27 41-30 4 15 19 30 42 30 39 0 61-50 61-59 0-5-3-5-4-5-4 0-4 2-5 5-14 41-39 50-52 50-14 0-21-12-21-25 0-9 2-17 7-34 4-18 8-35 13-53z"><text:p/></draw:path><draw:path draw:style-name="gr3" draw:text-style-name="P5" svg:width="0.1008in" svg:height="0.1in" svg:x="2.8291in" svg:y="0.0417in" svg:viewBox="0 0 257 255" svg:d="M136 135c37 0 72 0 108 0 6 0 13 0 13-7 0-8-7-8-13-8-36 0-71 0-108 0 0-36 0-72 0-108 0-5 0-12-7-12-8 0-8 7-8 12 0 36 0 72 0 108-36 0-71 0-108 0-5 0-13 0-13 8 0 7 8 7 13 7 37 0 72 0 108 0 0 37 0 73 0 109 0 4 0 11 8 11 7 0 7-7 7-11 0-36 0-72 0-109z"><text:p/></draw:path><draw:path draw:style-name="gr3" draw:text-style-name="P5" svg:width="0.0819in" svg:height="0.0669in" svg:x="2.9768in" svg:y="0.0646in" svg:viewBox="0 0 209 171" svg:d="M92 22c15 0 30 0 44 0-13 57-16 74-16 100 0 6 0 16 3 29 4 17 8 20 13 20 8 0 17-7 17-15 0-3 0-3-2-8-11-28-11-53-11-64 0-21 2-41 6-62 15 0 30 0 44 0 6 0 19 0 19-13 0-9-8-9-15-9-43 0-87 0-130 0-8 0-23 0-40 18-13 15-24 33-24 35 2 1 0 3 6 3 2 0 3-1 5-4 19-30 42-30 50-30 7 0 14 0 22 0-13 47-33 94-50 129-3 5-3 6-3 9 0 7 6 11 11 11 12 0 15-11 20-26 5-17 5-18 9-37 8-29 15-57 22-86z"><text:p/></draw:path><draw:path draw:style-name="gr3" draw:text-style-name="P5" svg:width="0.0465in" svg:height="0.0701in" svg:x="3.0665in" svg:y="0.0823in" svg:viewBox="0 0 119 179" svg:d="M119 130c-3 0-6 0-9 0-1 5-3 22-7 24-2 2-23 2-27 2-17 0-33 0-50 0 29-25 39-33 54-46 20-15 39-32 39-57 0-33-29-53-63-53s-56 23-56 48c0 14 11 15 14 15 7 0 15-5 15-15 0-4-3-14-17-14 9-19 28-24 40-24 27 0 42 21 42 43 0 23-18 42-27 52-22 20-43 41-65 63-2 3-2 4-2 11 37 0 74 0 111 0 2-16 6-33 8-49z"><text:p/></draw:path><draw:path draw:style-name="gr3" draw:text-style-name="P5" svg:width="0.0346in" svg:height="0.1512in" svg:x="3.1429in" svg:y="0.0165in" svg:viewBox="0 0 89 385" svg:d="M89 381c0-1 0-2-6-9-49-48-61-121-61-179 0-68 14-135 63-182 4-5 4-5 4-7 0-3-1-4-3-4-5 0-39 26-62 76-20 42-24 85-24 117 0 30 4 76 25 120 23 47 56 72 61 72 2 0 3-1 3-4z"><text:p/></draw:path><draw:path draw:style-name="gr3" draw:text-style-name="P5" svg:width="0.1252in" svg:height="0.1028in" svg:x="3.1913in" svg:y="0.0264in" svg:viewBox="0 0 319 262" svg:d="M177 105c-11-26-22-52-33-77-1-4-1-4-1-5 0-2 7-10 22-11 4-1 9-1 9-8 0-4-6-4-7-4-15 0-32 1-48 1-10 0-34-1-43-1-3 0-8 0-8 8 0 4 5 4 9 4 23 0 26 3 30 12 15 37 29 72 45 108-28 29-54 57-82 87-2 1-3 2-5 4-19 20-36 26-56 27-6 0-9 0-9 8 2 2 0 4 6 4 11 0 24-1 36-1 14 0 28 1 43 1 2 0 6 0 6-8 0-4-3-4-4-4-3 0-15-1-15-11 0-6 5-12 11-17 13-14 25-28 38-41 12-14 23-27 35-39 13 31 27 62 40 92 1 5 1 5 1 6 0 3-7 9-22 10-4 0-8 1-8 8 0 4 5 4 6 4 11 0 38-1 48-1s34 1 43 1c3 0 8 0 8-8 0-4-4-4-7-4-26 0-26-1-33-16-15-36-42-96-50-120 26-26 67-72 79-83 11-9 26-18 49-19 5-1 9-1 9-8 0-1 0-4-5-4-11 0-25 1-37 1-14 0-28-1-43-1-2 0-7 0-7 8 0 2 2 3 5 4 3 0 16 1 16 11 0 6-5 11-8 14-21 22-42 46-63 68z"><text:p/></draw:path><draw:path draw:style-name="gr3" draw:text-style-name="P5" svg:width="0.035in" svg:height="0.1512in" svg:x="3.3335in" svg:y="0.0165in" svg:viewBox="0 0 90 385" svg:d="M90 193c0-30-4-76-25-120-23-48-57-73-61-73-2 0-4 2-4 4s0 2 8 9c37 38 59 99 59 180 0 65-14 133-61 181-6 5-6 6-6 7 0 2 2 4 4 4 4 0 39-26 62-76 20-41 24-83 24-116z"><text:p/></draw:path><draw:path draw:style-name="gr3" draw:text-style-name="P5" svg:width="0.035in" svg:height="0.1512in" svg:x="3.3929in" svg:y="0.0165in" svg:viewBox="0 0 90 385" svg:d="M90 193c0-30-4-76-26-120-23-48-56-73-60-73-3 0-4 2-4 4s0 2 8 9c37 38 59 99 59 180 0 65-14 133-61 181-6 5-6 6-6 7 0 2 1 4 4 4 4 0 39-26 61-76 20-41 25-83 25-116z"><text:p/></draw:path><draw:path draw:style-name="gr3" draw:text-style-name="P5" svg:width="0.035in" svg:height="0.1512in" svg:x="3.4583in" svg:y="0.0165in" svg:viewBox="0 0 90 385" svg:d="M90 381c0-1 0-2-6-9-49-48-61-121-61-179 0-68 14-135 62-182 5-5 5-5 5-7 0-3-1-4-4-4s-39 26-61 76c-19 42-25 85-25 117 0 30 4 76 26 120 24 47 57 72 60 72s4-1 4-4z"><text:p/></draw:path><draw:path draw:style-name="gr3" draw:text-style-name="P5" svg:width="0.0386in" svg:height="0.0701in" svg:x="3.5323in" svg:y="-0.0004in" svg:viewBox="0 0 99 179" svg:d="M62 8c0-8-1-8-8-8-18 18-43 18-54 18 0 3 0 6 0 10 7 0 24 0 40-8 0 46 0 91 0 137 0 9 0 13-28 13-3 0-6 0-10 0 0 3 0 6 0 9 5 0 39-1 49-1 7 0 41 1 48 1 0-3 0-6 0-9-3 0-7 0-10 0-27 0-27-4-27-13 0-50 0-100 0-149z"><text:p/></draw:path><draw:path draw:style-name="gr3" draw:text-style-name="P5" svg:width="0.0606in" svg:height="0.0055in" svg:x="3.5209in" svg:y="0.0902in" svg:viewBox="0 0 155 15" svg:d="M78 15c-26 0-52 0-78 0 0-5 0-9 0-15 52 0 103 0 155 0 0 6 0 10 0 15-25 0-52 0-77 0z"><text:p/></draw:path><draw:path draw:style-name="gr3" draw:text-style-name="P5" svg:width="0.0469in" svg:height="0.0701in" svg:x="3.5276in" svg:y="0.1114in" svg:viewBox="0 0 120 179" svg:d="M120 130c-3 0-7 0-10 0 0 7-3 22-7 24-2 2-23 2-26 2-16 0-34 0-51 0 29-25 39-33 55-45 20-16 39-33 39-58 0-33-29-53-64-53-33 0-56 23-56 48 0 14 12 16 14 16 7 0 15-6 15-14 0-6-3-15-16-15 8-20 27-25 39-25 27 0 42 21 42 43 0 23-17 42-26 52-22 20-44 41-66 63-2 3-2 4-2 11 37 0 74 0 111 0 3-16 6-33 9-49z"><text:p/></draw:path><draw:path draw:style-name="gr3" draw:text-style-name="P5" svg:width="0.0346in" svg:height="0.1512in" svg:x="3.6087in" svg:y="0.0165in" svg:viewBox="0 0 89 385" svg:d="M89 193c0-30-4-76-25-120-23-48-56-73-61-73-2 0-3 2-3 4s0 2 7 9c38 38 60 99 60 180 0 65-14 133-63 181-4 5-4 6-4 7 0 2 1 4 3 4 5 0 39-26 62-76 20-41 24-83 24-116z"><text:p/></draw:path><draw:path draw:style-name="gr3" draw:text-style-name="P5" svg:width="0.1004in" svg:height="0.035in" svg:x="3.7098in" svg:y="0.075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929in" svg:height="0.0055in" svg:x="3.8744in" svg:y="0.0902in" svg:viewBox="0 0 237 15" svg:d="M223 15c7 0 14 0 14-7 0-8-7-8-14-8-70 0-139 0-210 0-5 0-13 0-13 8 0 7 8 7 13 7 71 0 140 0 210 0z"><text:p/></draw:path><draw:path draw:style-name="gr3" draw:text-style-name="P5" svg:width="0.05in" svg:height="0.1in" svg:x="3.9941in" svg:y="0.0291in" svg:viewBox="0 0 128 255" svg:d="M79 10c0-10 0-10-9-10-24 24-58 24-70 24 0 5 0 8 0 12 8 0 30 0 51-10 0 66 0 133 0 200 0 14-1 18-37 18-4 0-7 0-12 0 0 4 0 8 0 11 13-1 48-1 63-1s48 0 63 1c0-3 0-7 0-11-5 0-9 0-14 0-34 0-35-4-35-18 0-73 0-145 0-216z"><text:p/></draw:path><draw:path draw:style-name="gr3" draw:text-style-name="P5" svg:width="0.1008in" svg:height="0.1in" svg:x="4.0988in" svg:y="0.0417in" svg:viewBox="0 0 257 255" svg:d="M136 135c37 0 72 0 108 0 6 0 13 0 13-7 0-8-7-8-13-8-36 0-71 0-108 0 0-36 0-72 0-108 0-5 0-12-7-12-8 0-8 7-8 12 0 36 0 72 0 108-36 0-73 0-109 0-4 0-12 0-12 8 0 7 8 7 12 7 36 0 73 0 109 0 0 37 0 73 0 109 0 4 0 11 8 11 7 0 7-7 7-11 0-36 0-72 0-109z"><text:p/></draw:path><draw:path draw:style-name="gr3" draw:text-style-name="P5" svg:width="0.0382in" svg:height="0.0701in" svg:x="4.2724in" svg:y="-0.0004in" svg:viewBox="0 0 98 179" svg:d="M61 8c0-8 0-8-8-8-18 18-42 18-53 18 0 3 0 6 0 10 7 0 24 0 39-8 0 46 0 91 0 137 0 9 0 13-27 13-3 0-8 0-11 0 0 3 0 6 0 9 6 0 39-1 49-1 8 0 42 1 48 1 0-3 0-6 0-9-3 0-7 0-10 0-27 0-27-4-27-13 0-50 0-100 0-149z"><text:p/></draw:path><draw:path draw:style-name="gr3" draw:text-style-name="P5" svg:width="0.0602in" svg:height="0.0055in" svg:x="4.261in" svg:y="0.0902in" svg:viewBox="0 0 154 15" svg:d="M77 15c-25 0-52 0-77 0 0-5 0-9 0-15 52 0 102 0 154 0 0 6 0 10 0 15-25 0-52 0-77 0z"><text:p/></draw:path><draw:path draw:style-name="gr3" draw:text-style-name="P5" svg:width="0.0469in" svg:height="0.0701in" svg:x="4.2673in" svg:y="0.1114in" svg:viewBox="0 0 120 179" svg:d="M120 130c-3 0-6 0-9 0-1 7-4 22-8 24-2 2-23 2-26 2-16 0-33 0-49 0 27-25 37-33 53-45 20-16 39-33 39-58 0-33-29-53-64-53-33 0-56 23-56 48 0 14 12 16 14 16 7 0 15-6 15-14 0-6-1-15-16-15 8-20 27-25 40-25 26 0 41 21 41 43 0 23-17 42-26 52-22 20-43 41-65 63-3 3-3 4-3 11 37 0 75 0 112 0 2-16 6-33 8-49z"><text:p/></draw:path><draw:path draw:style-name="gr3" draw:text-style-name="P5" svg:width="0.0161in" svg:height="0.0157in" svg:x="4.3866in" svg:y="0.0843in" svg:viewBox="0 0 42 41" svg:d="M42 20c0-11-10-20-21-20s-21 8-21 20c0 11 10 21 21 21s21-9 21-21z"><text:p/></draw:path><draw:path draw:style-name="gr3" draw:text-style-name="P5" svg:width="0.05in" svg:height="0.1in" svg:x="4.463in" svg:y="0.0291in" svg:viewBox="0 0 128 255" svg:d="M79 10c0-10 0-10-9-10-24 24-58 24-70 24 0 5 0 8 0 12 8 0 31 0 51-10 0 66 0 133 0 200 0 14-1 18-37 18-4 0-7 0-12 0 0 4 0 8 0 11 15-1 48-1 63-1s49 0 63 1c0-3 0-7 0-11-5 0-8 0-12 0-36 0-37-4-37-18 0-73 0-145 0-216z"><text:p/></draw:path><draw:path draw:style-name="gr3" draw:text-style-name="P5" svg:width="0.1008in" svg:height="0.035in" svg:x="4.5768in" svg:y="0.0756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929in" svg:height="0.0055in" svg:x="4.7413in" svg:y="0.0902in" svg:viewBox="0 0 237 15" svg:d="M223 15c7 0 14 0 14-7 0-8-7-8-14-8-69 0-139 0-209 0-6 0-14 0-14 8 0 7 8 7 14 7 70 0 140 0 209 0z"><text:p/></draw:path><draw:path draw:style-name="gr3" draw:text-style-name="P5" svg:width="0.0386in" svg:height="0.0701in" svg:x="4.8768in" svg:y="-0.0004in" svg:viewBox="0 0 99 179" svg:d="M62 8c0-8 0-8-8-8-18 18-42 18-54 18 0 3 0 6 0 10 7 0 25 0 40-8 0 46 0 91 0 137 0 9 0 13-27 13-3 0-7 0-11 0 0 3 0 6 0 9 6 0 39-1 49-1 8 0 43 1 48 1 0-3 0-6 0-9-3 0-7 0-10 0-27 0-27-4-27-13 0-50 0-100 0-149z"><text:p/></draw:path><draw:path draw:style-name="gr3" draw:text-style-name="P5" svg:width="0.0602in" svg:height="0.0055in" svg:x="4.8654in" svg:y="0.0902in" svg:viewBox="0 0 154 15" svg:d="M77 15c-25 0-52 0-77 0 0-5 0-9 0-15 52 0 102 0 154 0 0 6 0 10 0 15-25 0-52 0-77 0z"><text:p/></draw:path><draw:path draw:style-name="gr3" draw:text-style-name="P5" svg:width="0.0469in" svg:height="0.0701in" svg:x="4.872in" svg:y="0.1114in" svg:viewBox="0 0 120 179" svg:d="M120 130c-3 0-6 0-9 0-1 7-4 22-8 24-2 2-23 2-26 2-16 0-33 0-49 0 27-25 37-33 53-45 20-16 39-33 39-58 0-33-29-53-64-53-33 0-56 23-56 48 0 14 12 16 14 16 7 0 15-6 15-14 0-6-1-15-16-15 8-20 27-25 40-25 26 0 41 21 41 43 0 23-17 42-26 52-22 20-43 41-65 63-3 3-3 4-3 11 37 0 75 0 112 0 2-16 6-33 8-49z"><text:p/></draw:path></draw:g></text:p>
      <text:section text:style-name="Sect1" text:name="Section4">
        <text:h text:style-name="Heading_20_3" text:outline-level="3"><text:soft-page-break/>סעיף (ז)</text:h>
        <text:p text:style-name="P14"><draw:g text:anchor-type="as-char" svg:y="-0.1134in" draw:z-index="54" draw:name="Shape56" draw:style-name="gr1"><svg:title>TexMaths</svg:title><svg:desc>11§display§f_7(1)(1) = (\lambda x \in \R. x + 1)(1) = 1 + 1 = \bm{2}§svg§600§FALSE§</svg:desc><draw:path draw:style-name="gr2" draw:text-style-name="P4" svg:width="2.7169in" svg:height="0.1358in" svg:x="-0.0004in" svg:y="0.0071in" svg:viewBox="0 0 6902 346" svg:d="M3451 346c-1151 0-2300 0-3451 0 0-116 0-230 0-346 2300 0 4602 0 6902 0 0 116 0 230 0 346-1151 0-2301 0-3451 0z"><text:p/></draw:path><draw:path draw:style-name="gr3" draw:text-style-name="P5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504in" svg:height="0.0736in" svg:x="0.0736in" svg:y="0.0634in" svg:viewBox="0 0 129 188" svg:d="M127 20c2-3 2-5 2-11-23 0-48 0-71 0-11 0-14-1-24-1-13-1-14-4-15-8-4 0-6 0-9 0-3 19-7 39-10 57 3 0 7 0 10 0 0-3 3-22 8-24 2-1 24-1 27-1 20 0 40 0 60 0-9 11-22 27-29 35-35 46-39 89-39 106 0 2 0 15 14 15 13 0 13-12 13-16s0-7 0-10c0-53 10-77 22-92 13-16 27-34 41-50z"><text:p/></draw:path><draw:path draw:style-name="gr3" draw:text-style-name="P5" svg:width="0.0346in" svg:height="0.1512in" svg:x="0.15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5" svg:width="0.05in" svg:height="0.1in" svg:x="0.2075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3" draw:text-style-name="P5" svg:width="0.035in" svg:height="0.1512in" svg:x="0.2787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5" svg:width="0.0346in" svg:height="0.1512in" svg:x="0.3445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5" svg:width="0.05in" svg:height="0.1in" svg:x="0.402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3" draw:text-style-name="P5" svg:width="0.035in" svg:height="0.1512in" svg:x="0.4732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5" svg:width="0.1008in" svg:height="0.0354in" svg:x="0.574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35in" svg:height="0.1512in" svg:x="0.7417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5" svg:width="0.0748in" svg:height="0.1067in" svg:x="0.7941in" svg:y="0.0071in" svg:viewBox="0 0 191 272" svg:d="M117 155c16 41 35 98 40 107 7 9 10 9 21 9 4 0 6 0 9 0s4-1 4-3-1-3-2-5c-4-4-6-10-9-17-26-73-52-146-79-218-7-24-28-28-47-28-2 0-7 0-7 4 0 3 3 3 4 4 13 2 15 4 25 31 12 35 25 70 37 105-35 35-71 70-106 105-5 4-7 6-7 12 0 7 4 11 11 11 6 0 10-4 13-9 31-36 62-71 93-108z"><text:p/></draw:path><draw:path draw:style-name="gr3" draw:text-style-name="P5" svg:width="0.0756in" svg:height="0.0685in" svg:x="0.8787in" svg:y="0.0453in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8-10 18-21s-8-13-14-13c-12 0-22 10-22 22 0 17 20 25 36 25 26 0 40-27 41-30 4 15 19 30 42 30 39 0 61-49 61-59 0-4-3-4-4-4-3 0-4 1-5 4-13 41-39 50-51 50-15 0-22-12-22-25 0-9 3-17 7-34 4-18 8-35 13-53z"><text:p/></draw:path><draw:path draw:style-name="gr3" draw:text-style-name="P5" svg:width="0.0756in" svg:height="0.087in" svg:x="1.0165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5" svg:width="0.1039in" svg:height="0.1031in" svg:x="1.15in" svg:y="0.0098in" svg:viewBox="0 0 265 263" svg:d="M97 143c4 0 10 0 14 0 20 30 39 60 58 88 4 7 14 22 18 28 2 4 3 4 12 4 18 0 36 0 54 0 7 0 12 0 12-6 0-4-2-6-5-7-15-3-33-29-43-41-2-3-22-28-48-70 35-6 68-21 68-66 0-54-57-73-103-73-40 0-80 0-121 0-6 0-13 0-13 7 0 6 8 6 10 6 22 0 24 4 24 22 0 64 0 129 0 193 0 19-2 22-24 22-2 0-10 0-10 7 0 6 7 6 13 6 35 0 71 0 106 0 6 0 13 0 13-6 0-7-7-7-11-7-22 0-24-3-24-22 0-28 0-56 0-85zM172 124c11-14 12-35 12-51 0-19-2-40-15-55 16 3 54 15 54 55 0 24-12 44-51 51zM97 34c0-8 0-21 24-21 33 0 50 15 50 60 0 49-13 57-74 57 0-32 0-64 0-96zM45 250c2-7 2-18 2-21 0-64 0-129 0-194 0-4 0-14-2-22 14 0 30 0 44 0-5 7-5 15-5 20 0 65 0 131 0 196 0 3 0 14 3 21-14 0-28 0-42 0zM127 143c3 0 4-1 7-1 6 0 15 0 20-1 7 9 48 77 80 109-12 0-25 0-37 0-23-35-47-72-70-107z"><text:p/></draw:path><draw:path draw:style-name="gr3" draw:text-style-name="P5" svg:width="0.0161in" svg:height="0.0157in" svg:x="1.2705in" svg:y="0.0972in" svg:viewBox="0 0 42 41" svg:d="M42 21c0-12-10-21-21-21s-21 9-21 21c0 11 10 20 21 20s21-9 21-20z"><text:p/></draw:path><draw:path draw:style-name="gr3" draw:text-style-name="P5" svg:width="0.0756in" svg:height="0.0685in" svg:x="1.3043in" svg:y="0.0453in" svg:viewBox="0 0 193 175" svg:d="M118 54c2-10 11-45 38-45 2 0 11 0 19 4-10 2-18 12-18 21 0 7 4 14 15 14 8 0 21-7 21-23 0-19-24-25-37-25-22 0-36 21-40 30-10-26-31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5" svg:width="0.1008in" svg:height="0.1in" svg:x="1.4283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5" svg:width="0.05in" svg:height="0.1in" svg:x="1.5858in" svg:y="0.013in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5" svg:width="0.0346in" svg:height="0.1512in" svg:x="1.657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35in" svg:height="0.1512in" svg:x="1.7224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5" svg:width="0.05in" svg:height="0.1in" svg:x="1.7803in" svg:y="0.013in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5" svg:width="0.0346in" svg:height="0.1512in" svg:x="1.851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04in" svg:height="0.0354in" svg:x="1.9531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" draw:text-style-name="P5" svg:width="0.05in" svg:height="0.1in" svg:x="2.1185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5" svg:width="0.1008in" svg:height="0.1in" svg:x="2.2232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5" svg:width="0.05in" svg:height="0.1in" svg:x="2.3803in" svg:y="0.013in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5" svg:width="0.1008in" svg:height="0.0354in" svg:x="2.4941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5" svg:width="0.0697in" svg:height="0.0984in" svg:x="2.6547in" svg:y="0.0134in" svg:viewBox="0 0 178 251" svg:d="M178 166c-6 0-12 0-18 0-2 8-5 33-10 35-5 3-33 3-40 3-19 0-37 0-56 0 18-15 37-31 55-44 44-32 69-51 69-87 0-45-40-73-94-73-48 0-84 23-84 58 0 22 19 29 28 29 13 0 28-9 28-29 0-19-16-25-22-27 11-9 25-13 40-13 33 0 50 26 50 55 0 26-14 53-41 80-26 26-52 53-77 78-6 5-6 6-6 13 0 3 0 5 0 7 55 0 111 0 166 0 5-29 8-56 12-85z"><text:p/></draw:path></draw:g></text:p>
        <text:h text:style-name="Heading_20_3" text:outline-level="3">סעיף (ח)</text:h>
        <text:p text:style-name="P12"><draw:g text:anchor-type="as-char" svg:y="-0.1161in" draw:z-index="55" draw:name="Shape57" draw:style-name="gr1"><svg:title>TexMaths</svg:title><svg:desc>11§display§f_8(\emptyset) = \{f \in \N \to \N \mid f[\emptyset] = \{0\} \} = \{f \in \N \to \N \mid F \} = \bm{\emptyset}§svg§600§FALSE§</svg:desc><draw:path draw:style-name="gr2" draw:text-style-name="P4" svg:width="3.837in" svg:height="0.1386in" svg:x="-0.0004in" svg:y="0.0071in" svg:viewBox="0 0 9747 353" svg:d="M0 0c3249 0 6499 0 9747 0 0 118 0 235 0 353-3248 0-6498 0-9747 0 0-118 0-235 0-353z"><text:p/></draw:path><draw:path draw:style-name="gr3" draw:text-style-name="P5" svg:width="0.0756in" svg:height="0.137in" svg:x="0in" svg:y="0.0098in" svg:viewBox="0 0 193 349" svg:d="M121 118c11 0 22 0 33 0 8 0 12 0 12-8 0-4-4-4-11-4-11 0-21 0-32 0 2-15 6-29 8-43 2-9 8-37 10-41 3-8 10-13 17-13 3 0 13 0 20 6-17 3-21 16-21 21 0 9 7 15 15 15 10 0 21-9 21-24 0-17-18-27-35-27-13 0-37 8-48 45-2 9-3 12-13 61-9 0-18 0-27 0-7 0-12 0-12 7 0 5 5 5 11 5 9 0 17 0 26 0-10 50-19 101-29 151-7 38-13 73-34 73-1 0-11 0-18-8 18-1 21-14 21-21 0-9-6-13-14-13-10 0-21 9-21 23 0 18 17 26 32 26 22 0 37-21 44-37 12-24 22-70 22-74 8-40 15-80 23-120z"><text:p/></draw:path><draw:path draw:style-name="gr3" draw:text-style-name="P5" svg:width="0.0484in" svg:height="0.0724in" svg:x="0.072in" svg:y="0.0689in" svg:viewBox="0 0 124 185" svg:d="M81 81c22-10 36-22 36-40 0-27-28-41-54-41-30 0-54 20-54 45 0 13 5 22 11 28 4 5 6 6 22 16-14 6-42 21-42 48 0 31 32 48 63 48 34 0 61-22 61-51 0-19-10-33-25-43-4-2-13-7-18-10zM37 56c-6-4-14-11-14-21 0-17 20-27 40-27 21 0 39 13 39 33 0 24-18 24-28 36-1 0-1-1-4-2-11-7-22-12-33-19zM51 93c12 7 25 15 37 22 7 4 21 12 21 28 0 21-23 33-46 33-24 0-46-16-46-39 0-19 15-35 34-44z"><text:p/></draw:path><draw:path draw:style-name="gr3" draw:text-style-name="P5" svg:width="0.035in" svg:height="0.1508in" svg:x="0.1496in" svg:y="0.0035in" svg:viewBox="0 0 90 384" svg:d="M90 379c0-1 0-1-6-8-49-48-61-122-61-179 0-67 14-134 62-182 5-5 5-6 5-7 0-2-1-3-4-3s-39 26-61 75c-19 43-25 84-25 117 0 29 4 76 26 119 24 47 57 73 60 73s4-2 4-5z"><text:p/></draw:path><draw:path draw:style-name="gr3" draw:text-style-name="P5" svg:width="0.061in" svg:height="0.128in" svg:x="0.2012in" svg:y="0in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8 11-22 75-45 152-67 228zM118 56c13 22 13 67 13 103 0 29 0 56-6 82-6 40-27 55-47 55-9 0-19-3-27-11 22-76 45-153 67-229z"><text:p/></draw:path><draw:path draw:style-name="gr3" draw:text-style-name="P5" svg:width="0.035in" svg:height="0.1508in" svg:x="0.2787in" svg:y="0.0035in" svg:viewBox="0 0 90 384" svg:d="M90 192c0-29-4-77-26-119-23-49-56-73-60-73-3 0-4 1-4 3 0 1 0 2 8 9 37 39 59 100 59 180 0 65-14 132-61 182-6 4-6 4-6 5 0 3 1 5 4 5 4 0 39-27 61-75 20-43 25-86 25-117z"><text:p/></draw:path><draw:path draw:style-name="gr3" draw:text-style-name="P5" svg:width="0.1008in" svg:height="0.035in" svg:x="0.3799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31in" svg:height="0.1508in" svg:x="0.5433in" svg:y="0.0035in" svg:viewBox="0 0 136 384" svg:d="M81 51c0-16 10-40 52-43 2 0 3-1 3-4 0-4-3-4-6-4-40 0-75 20-75 47 0 29 0 59 0 88 0 16 0 28-15 41-14 11-29 12-37 12-2 0-3 2-3 4 0 4 2 4 6 5 25 0 44 14 48 33 1 4 1 4 1 18 0 26 0 51 0 76 0 17 0 29 19 44 15 11 40 16 56 16 3 0 6 0 6-5 0-3-2-3-5-4-24-1-44-13-48-33-2-4-2-5-2-19 0-26 0-53 0-80 0-18-3-24-15-36-9-9-20-11-31-15 32-8 46-26 46-49 0-31 0-62 0-92z"><text:p/></draw:path><draw:path draw:style-name="gr3" draw:text-style-name="P5" svg:width="0.0756in" svg:height="0.137in" svg:x="0.6165in" svg:y="0.0098in" svg:viewBox="0 0 193 349" svg:d="M121 118c11 0 22 0 33 0 8 0 12 0 12-8 0-4-4-4-11-4-11 0-21 0-32 0 2-15 6-29 8-43 2-9 8-37 10-41 3-8 10-13 17-13 3 0 13 0 20 6-17 3-21 16-21 21 0 9 7 15 15 15 10 0 21-9 21-24 0-17-18-27-35-27-13 0-37 8-48 45-2 9-3 12-13 61-9 0-18 0-27 0-7 0-12 0-12 7 0 5 4 5 11 5 9 0 17 0 26 0-10 50-19 101-29 151-7 38-13 73-34 73-1 0-11 0-18-8 18-1 21-14 21-21 0-9-6-13-14-13-10 0-21 9-21 23 0 18 17 26 32 26 22 0 37-21 44-37 12-24 21-70 22-74 8-40 15-80 23-120z"><text:p/></draw:path><draw:path draw:style-name="gr3" draw:text-style-name="P5" svg:width="0.0756in" svg:height="0.087in" svg:x="0.7543in" svg:y="0.0335in" svg:viewBox="0 0 193 222" svg:d="M179 120c7 0 14 0 14-8s-7-8-14-8c-55 0-109 0-164 0 5-51 50-89 104-89 20 0 41 0 60 0 7 0 14 0 14-7 0-8-7-8-14-8-21 0-40 0-61 0-66 0-118 51-118 112 0 62 52 110 118 110 21 0 40 0 61 0 7 0 14 0 14-8 0-7-7-7-14-7-19 0-40 0-60 0-54 0-99-36-104-87 55 0 109 0 164 0z"><text:p/></draw:path><draw:path draw:style-name="gr3" draw:text-style-name="P5" svg:width="0.1028in" svg:height="0.1059in" svg:x="0.889in" svg:y="0.013in" svg:viewBox="0 0 262 270" svg:d="M34 35c0 63 0 125 0 187 0 21-3 27-23 27-4 0-11 2-11 7 0 7 7 7 13 7 20 0 40 0 60 0 7 0 13 0 13-7 0-5-7-7-11-7-22 0-25-8-25-28 0-58 0-117 0-175 56 73 111 146 167 219 3 4 5 5 9 5 6 0 6-6 6-12 0-71 0-144 0-216 0-22 3-28 21-28 2 0 9-1 9-6 0-8-6-8-13-8-19 0-38 0-56 0-7 0-14 0-14 8 0 6 7 6 11 6 22 0 26 8 26 29 0 39 0 79 0 120-39-53-78-105-117-158-4-5-5-5-14-5-22 0-45 0-67 0-7 0-14 0-14 8 0 5 7 6 9 6 10 1 18 7 21 12 0 3 0 4 0 9zM218 244c-56-74-112-147-168-221-4-4-4-5-8-9 15 0 31 0 46 0 43 59 87 117 130 175 0 18 0 36 0 55z"><text:p/></draw:path><draw:path draw:style-name="gr3" draw:text-style-name="P5" svg:width="0.1346in" svg:height="0.0783in" svg:x="1.0457in" svg:y="0.0394in" svg:viewBox="0 0 343 200" svg:d="M301 109c-22 16-31 32-35 36-17 28-13 34-20 52 0 3 5 3 8 3 7 0 7 0 8-7 9-37 32-69 76-87 4-2 5-3 5-5 0-3-2-4-3-4-17-7-64-26-78-90-1-6-1-7-8-7-3 0-8 0-8 5 7 17 4 25 19 51 8 11 20 25 36 37-95 0-191 0-287 0-7 0-14 0-14 8s7 8 14 8c96 0 192 0 287 0z"><text:p/></draw:path><draw:path draw:style-name="gr3" draw:text-style-name="P5" svg:width="0.1028in" svg:height="0.1059in" svg:x="1.2354in" svg:y="0.013in" svg:viewBox="0 0 262 270" svg:d="M34 35c0 63 0 125 0 187 0 21-3 27-23 27-4 0-11 2-11 7 0 7 7 7 13 7 20 0 41 0 61 0 6 0 13 0 13-7 0-5-7-7-12-7-21 0-24-8-24-28 0-58 0-117 0-175 56 73 111 146 167 219 3 4 5 5 8 5 6 0 6-6 6-12 0-71 0-144 0-216 0-22 3-28 21-28 2 0 9-1 9-6 0-8-6-8-12-8-19 0-39 0-57 0-7 0-13 0-13 8 0 6 7 6 11 6 21 0 25 8 25 29 0 39 0 79 0 120-39-53-78-105-117-158-3-5-4-5-14-5-22 0-45 0-67 0-7 0-12 0-12 8 0 5 5 6 7 6 11 1 18 7 22 12-1 3-1 4-1 9zM219 244c-56-74-112-147-168-221-5-4-5-5-9-9 15 0 31 0 46 0 44 59 87 117 131 175 0 18 0 36 0 55z"><text:p/></draw:path><draw:path draw:style-name="gr3" draw:text-style-name="P5" svg:width="0.0055in" svg:height="0.1508in" svg:x="1.402in" svg:y="0.0035in" svg:viewBox="0 0 15 384" svg:d="M15 13c0-6 0-13-7-13-8 0-8 7-8 13 0 119 0 238 0 356 0 8 0 15 8 15 7 0 7-7 7-15 0-118 0-237 0-356z"><text:p/></draw:path><draw:path draw:style-name="gr3" draw:text-style-name="P5" svg:width="0.0756in" svg:height="0.137in" svg:x="1.4768in" svg:y="0.0098in" svg:viewBox="0 0 193 349" svg:d="M121 118c11 0 23 0 34 0 8 0 11 0 11-8 0-4-3-4-10-4-11 0-22 0-33 0 4-15 6-29 9-43 1-9 7-37 9-41 3-8 10-13 19-13 1 0 11 0 18 6-17 3-21 16-21 21 0 9 7 15 15 15 10 0 21-9 21-24 0-17-18-27-33-27-14 0-38 8-50 45-2 9-3 12-12 61-9 0-19 0-28 0-6 0-11 0-11 7 0 5 4 5 11 5 9 0 17 0 26 0-10 50-20 101-30 151-7 38-13 73-33 73-2 0-11 0-19-8 18-1 21-14 21-21 0-9-6-13-14-13-10 0-21 9-21 23 0 18 17 26 33 26 21 0 36-21 44-37 12-24 21-70 21-74 8-40 15-80 23-120z"><text:p/></draw:path><draw:path draw:style-name="gr3" draw:text-style-name="P5" svg:width="0.0205in" svg:height="0.1508in" svg:x="1.5776in" svg:y="0.0035in" svg:viewBox="0 0 53 384" svg:d="M53 384c0-6 0-10 0-16-12 0-25 0-38 0 0-117 0-235 0-353 13 0 26 0 38 0 0-5 0-10 0-15-18 0-35 0-53 0 0 127 0 256 0 384 18 0 35 0 53 0z"><text:p/></draw:path><draw:path draw:style-name="gr3" draw:text-style-name="P5" svg:width="0.0614in" svg:height="0.128in" svg:x="1.6087in" svg:y="0in" svg:viewBox="0 0 157 326" svg:d="M132 8c0-5-3-8-8-8s-6 4-8 12c-6 15-2 2-6 18-4-3-16-8-31-8-22 0-47 11-61 41-16 30-18 66-18 102 0 24 0 92 34 122-9 30-9 31-9 32 0 4 4 7 8 7 6 0 7-4 9-12 4-15 1-2 5-17 9 4 21 7 31 7 44 0 61-36 67-55 11-26 12-57 12-84 0-29 0-92-34-125 4-11 6-21 9-32zM39 269c-13-26-13-72-13-110 0-30 0-57 6-82 7-35 30-47 47-47 8 0 18 2 28 11-23 75-45 152-68 228zM119 56c12 22 12 67 12 103 0 29 0 56-4 82-7 40-28 55-49 55-9 0-17-3-27-11 23-76 45-153 68-229z"><text:p/></draw:path><draw:path draw:style-name="gr3" draw:text-style-name="P5" svg:width="0.0205in" svg:height="0.1508in" svg:x="1.6811in" svg:y="0.0035in" svg:viewBox="0 0 53 384" svg:d="M53 0c-18 0-35 0-53 0 0 5 0 10 0 15 12 0 25 0 37 0 0 118 0 236 0 353-12 0-25 0-37 0 0 6 0 10 0 16 18 0 35 0 53 0 0-128 0-257 0-384z"><text:p/></draw:path><draw:path draw:style-name="gr3" draw:text-style-name="P5" svg:width="0.1008in" svg:height="0.035in" svg:x="1.7709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39in" svg:height="0.1508in" svg:x="1.9335in" svg:y="0.0035in" svg:viewBox="0 0 138 384" svg:d="M81 51c0-16 10-40 53-43 1 0 4-1 4-4 0-4-4-4-8-4-39 0-74 20-74 47 0 29 0 59 0 88 0 16 0 28-15 41-15 11-29 12-38 12-2 0-3 2-3 4 0 4 2 4 7 5 25 0 44 14 48 33 1 4 1 4 1 18 0 26 0 51 0 76 0 17 0 29 18 44 15 11 40 16 56 16 4 0 8 0 8-5 0-3-3-3-7-4-24-1-43-13-48-33-2-4-2-5-2-19 0-26 0-53 0-80 0-18-3-24-15-36-8-9-20-11-30-15 31-8 45-26 45-49 0-31 0-62 0-92z"><text:p/></draw:path><draw:path draw:style-name="gr3" draw:text-style-name="P5" svg:width="0.0638in" svg:height="0.1035in" svg:x="2.0047in" svg:y="0.0161in" svg:viewBox="0 0 163 264" svg:d="M163 133c0-31-2-62-16-90-17-36-49-43-66-43-23 0-51 10-67 46-12 27-14 56-14 87 0 30 1 64 18 92 16 31 45 39 63 39 21 0 51-8 68-45 12-26 14-55 14-86zM81 255c-15 0-38-9-45-46-4-22-4-57-4-80 0-25 0-50 3-71 8-46 37-49 46-49 13 0 39 6 46 45 4 21 4 50 4 75 0 28 0 55-4 79-6 36-28 47-46 47z"><text:p/></draw:path><draw:path draw:style-name="gr3" draw:text-style-name="P5" svg:width="0.0539in" svg:height="0.1508in" svg:x="2.0854in" svg:y="0.0035in" svg:viewBox="0 0 138 384" svg:d="M56 332c0 15-10 41-52 43-2 1-4 2-4 4 0 5 4 5 8 5 37 0 73-19 75-49 0-28 0-58 0-88 0-14 0-27 15-39 13-11 27-11 36-11 2-1 4-2 4-5 0-4-3-4-7-4-25-1-44-15-47-34-1-5-1-6-1-19 0-26 0-51 0-77 0-15 0-28-19-43-16-12-43-15-56-15-4 0-8 0-8 4s2 4 7 4c24 2 43 14 48 34 1 3 1 4 1 17 0 27 0 54 0 82 0 17 3 23 16 36 7 8 19 12 29 15-31 8-45 26-45 48 0 30 0 61 0 92z"><text:p/></draw:path><draw:path draw:style-name="gr3" draw:text-style-name="P5" svg:width="0.0539in" svg:height="0.1508in" svg:x="2.1618in" svg:y="0.0035in" svg:viewBox="0 0 138 384" svg:d="M56 332c0 15-10 41-53 43-2 1-3 2-3 4 0 5 4 5 8 5 37 0 73-19 73-49 0-28 0-58 0-88 0-14 0-27 16-39 14-11 28-11 37-11 1-1 4-2 4-5 0-4-3-4-7-4-25-1-44-15-48-34-2-5-2-6-2-19 0-26 0-51 0-77 0-15 0-28-18-43-16-12-42-15-55-15-4 0-8 0-8 4s2 4 7 4c24 2 43 14 48 34 1 3 1 4 1 17 0 27 0 54 0 82 0 17 2 23 16 36 8 8 18 12 29 15-32 8-45 26-45 48 0 30 0 61 0 92z"><text:p/></draw:path><draw:path draw:style-name="gr3" draw:text-style-name="P5" svg:width="0.1004in" svg:height="0.035in" svg:x="2.278in" svg:y="0.059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539in" svg:height="0.1508in" svg:x="2.4409in" svg:y="0.0035in" svg:viewBox="0 0 138 384" svg:d="M81 51c0-16 11-40 53-43 2 0 4-1 4-4 0-4-4-4-8-4-39 0-74 20-74 47 0 29 0 59 0 88 0 16 0 28-15 41-13 11-29 12-38 12-1 0-3 2-3 4 0 4 2 4 7 5 25 0 44 14 48 33 1 4 1 4 1 18 0 26 0 51 0 76 0 17 0 29 19 44 14 11 41 16 55 16 4 0 8 0 8-5 0-3-3-3-7-4-24-1-43-13-47-33-3-4-3-5-3-19 0-26 0-53 0-80 0-18-2-23-15-36-9-8-19-11-30-15 32-8 45-26 45-49 0-31 0-62 0-92z"><text:p/></draw:path><draw:path draw:style-name="gr3" draw:text-style-name="P5" svg:width="0.076in" svg:height="0.137in" svg:x="2.5138in" svg:y="0.0098in" svg:viewBox="0 0 194 349" svg:d="M122 118c11 0 22 0 33 0 8 0 11 0 11-8 0-4-3-4-10-4-11 0-21 0-32 0 3-15 6-29 8-43 2-9 7-37 10-41 3-8 10-13 18-13 2 0 12 0 18 6-16 3-21 16-21 21 0 9 8 15 15 15 10 0 22-9 22-24 0-17-18-27-34-27-14 0-38 8-50 45-2 9-3 12-12 61-9 0-18 0-26 0s-13 0-13 7c0 5 4 5 11 5 9 0 17 0 26 0-10 50-19 101-29 151-8 38-14 73-34 73-1 0-11 0-19-8 18-1 22-14 22-21 0-9-7-13-14-13-10 0-22 9-22 23 0 18 18 26 33 26 22 0 37-21 44-37 12-24 21-70 22-74 8-40 15-80 23-120z"><text:p/></draw:path><draw:path draw:style-name="gr3" draw:text-style-name="P5" svg:width="0.076in" svg:height="0.087in" svg:x="2.6516in" svg:y="0.0335in" svg:viewBox="0 0 194 222" svg:d="M180 120c7 0 14 0 14-8s-7-8-14-8c-55 0-108 0-163 0 4-51 48-89 103-89 20 0 41 0 60 0 7 0 14 0 14-7 0-8-7-8-14-8-20 0-40 0-61 0-66 0-119 51-119 112 0 62 53 110 119 110 21 0 41 0 61 0 7 0 14 0 14-8 0-7-7-7-14-7-19 0-40 0-60 0-55 0-99-36-103-87 55 0 108 0 163 0z"><text:p/></draw:path><draw:path draw:style-name="gr3" draw:text-style-name="P5" svg:width="0.1028in" svg:height="0.1059in" svg:x="2.787in" svg:y="0.013in" svg:viewBox="0 0 262 270" svg:d="M33 35c0 63 0 125 0 187 0 21-2 27-22 27-4 0-11 2-11 7 0 7 6 7 13 7 20 0 40 0 60 0 7 0 13 0 13-7 0-5-7-7-12-7-21 0-24-8-24-28 0-58 0-117 0-175 56 73 111 146 167 219 3 4 5 5 7 5 7 0 7-6 7-12 0-71 0-144 0-216 0-22 3-28 22-28 2 0 9-1 9-6 0-8-7-8-13-8-19 0-38 0-56 0-7 0-14 0-14 8 0 6 7 6 11 6 22 0 26 8 26 29 0 39 0 79 0 120-40-53-78-105-118-158-3-5-4-5-13-5-22 0-45 0-67 0-8 0-14 0-14 8 0 5 6 6 8 6 11 1 19 7 22 12-1 3-1 4-1 9zM218 244c-56-74-112-147-168-221-4-4-4-5-8-9 15 0 31 0 46 0 43 59 87 117 130 175 0 18 0 36 0 55z"><text:p/></draw:path><draw:path draw:style-name="gr3" draw:text-style-name="P5" svg:width="0.1346in" svg:height="0.0783in" svg:x="2.9437in" svg:y="0.0394in" svg:viewBox="0 0 343 200" svg:d="M301 109c-22 16-31 32-35 36-17 28-14 34-21 52 0 3 5 3 8 3 7 0 8 0 9-7 9-37 32-69 76-87 4-2 5-3 5-5 0-3-2-4-3-4-17-7-64-26-78-90-1-6-2-7-9-7-3 0-8 0-8 5 7 17 4 25 20 51 8 11 19 25 36 37-95 0-192 0-288 0-6 0-13 0-13 8s7 8 13 8c96 0 193 0 288 0z"><text:p/></draw:path><draw:path draw:style-name="gr3" draw:text-style-name="P5" svg:width="0.1028in" svg:height="0.1059in" svg:x="3.1335in" svg:y="0.013in" svg:viewBox="0 0 262 270" svg:d="M34 35c0 63 0 125 0 187 0 21-3 27-23 27-4 0-11 2-11 7 0 7 7 7 13 7 20 0 41 0 61 0 6 0 12 0 12-7 0-5-6-7-11-7-22 0-24-8-24-28 0-58 0-117 0-175 55 73 111 146 166 219 4 4 5 5 9 5 6 0 6-6 6-12 0-71 0-144 0-216 0-22 3-28 21-28 2 0 9-1 9-6 0-8-6-8-12-8-19 0-39 0-57 0-7 0-14 0-14 8 0 6 8 6 11 6 22 0 26 8 26 29 0 39 0 79 0 120-39-53-78-105-117-158-4-5-5-5-14-5-22 0-45 0-67 0-7 0-14 0-14 8 0 5 7 6 9 6 10 1 18 7 22 12-1 3-1 4-1 9zM218 244c-56-74-111-147-167-221-5-4-5-5-9-9 15 0 31 0 46 0 43 59 87 117 130 175 0 18 0 36 0 55z"><text:p/></draw:path><draw:path draw:style-name="gr3" draw:text-style-name="P5" svg:width="0.0055in" svg:height="0.1508in" svg:x="3.3in" svg:y="0.0035in" svg:viewBox="0 0 15 384" svg:d="M15 13c0-6 0-13-7-13-8 0-8 7-8 13 0 119 0 238 0 356 0 8 0 15 8 15 7 0 7-7 7-15 0-118 0-237 0-356z"><text:p/></draw:path><draw:path draw:style-name="gr3" draw:text-style-name="P5" svg:width="0.1079in" svg:height="0.102in" svg:x="3.372in" svg:y="0.0134in" svg:viewBox="0 0 275 260" svg:d="M103 137c13 0 26 0 38 0 28 0 32 6 32 17 0 3 0 8-4 20 0 1-1 2-1 3 0 3 3 5 6 5s3-1 5-8c7-29 15-56 21-84 1-4 1-4 1-5s-1-5-4-5c-4 0-4 1-6 8-8 30-17 37-50 37-12 0-23 0-35 0 8-33 16-65 25-98 3-14 3-15 21-15 16 0 34 0 50 0 48 0 58 13 58 43 0 9 0 10-3 21 0 4 0 5 0 6 0 3 2 5 5 5 4 0 4-2 5-10 3-22 6-44 8-66 1-11-1-11-11-11-63 0-126 0-189 0-8 0-11 0-11 8 0 4 3 4 11 4 14 0 24 0 24 7 0 2 0 2-1 10-18 67-34 135-52 202-3 15-4 18-35 18-7 0-11 0-11 7 0 4 6 4 7 4 11 0 39-1 50-1 13 0 45 1 57 1 5 0 9 0 9-6 0-3-1-2-2-5-1 0-2 0-11 0s-11 0-20-1c-12-1-13-3-13-7 0-1 0-4 2-9 8-32 17-63 24-95z"><text:p/></draw:path><draw:path draw:style-name="gr3" draw:text-style-name="P5" svg:width="0.0539in" svg:height="0.1508in" svg:x="3.4965in" svg:y="0.0035in" svg:viewBox="0 0 138 384" svg:d="M56 332c0 15-10 41-53 43-1 1-3 2-3 4 0 5 4 5 8 5 37 0 73-19 73-49 0-28 0-58 0-88 0-14 0-27 16-39 14-11 28-11 37-11 2-1 4-2 4-5 0-4-3-4-7-4-25-1-44-15-48-34-2-5-2-6-2-19 0-26 0-51 0-77 0-15 0-28-18-43-16-12-42-15-55-15-4 0-8 0-8 4s2 4 7 4c24 2 43 14 48 34 1 3 1 4 1 17 0 27 0 54 0 82 0 17 3 24 16 36 7 9 18 12 29 15-32 8-45 26-45 48 0 30 0 61 0 92z"><text:p/></draw:path><draw:path draw:style-name="gr3" draw:text-style-name="P5" svg:width="0.1008in" svg:height="0.035in" svg:x="3.6122in" svg:y="0.0598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5" svg:width="0.0732in" svg:height="0.1264in" svg:x="3.7713in" svg:y="0.0012in" svg:viewBox="0 0 187 322" svg:d="M61 296c11 3 22 4 33 4 93 0 93-98 93-137 0-29 0-98-41-126 4-8 9-24 9-25 0-8-6-12-12-12-8 0-11 7-12 10 0 1 0 2-6 16-8-3-19-5-31-5-94 0-94 101-94 142 0 29 0 93 40 122-3 7-8 24-8 25 0 8 7 12 12 12 8 0 10-7 12-10 1-5 3-11 5-16zM51 254c-8-23-8-63-8-97 0-64 2-91 16-108 10-9 22-14 35-14 8 0 18 3 26 9-23 70-46 141-69 210zM138 67c6 21 6 57 6 90 0 97-8 105-20 117-10 10-21 13-30 13-4 0-15 0-27-10 23-70 47-140 71-210z"><text:p/></draw:path></draw:g></text:p>
        <text:p text:style-name="P12"><draw:g text:anchor-type="as-char" svg:y="-0.1134in" draw:z-index="56" draw:name="Shape58" draw:style-name="gr1"><svg:title>TexMaths</svg:title><svg:desc>11§display§f_8(\N) = \{f \in \N \to \N. f[\N] = \{0\}\} = \bm{\N \times \{0\}}§svg§600§FALSE§</svg:desc><draw:path draw:style-name="gr2" draw:text-style-name="P4" svg:width="2.9693in" svg:height="0.1354in" svg:x="-0.0004in" svg:y="0.0071in" svg:viewBox="0 0 7543 345" svg:d="M0 0c2515 0 5028 0 7543 0 0 115 0 230 0 345-2515 0-5028 0-7543 0 0-115 0-230 0-345z"><text:p/></draw:path><draw:path draw:style-name="gr3" draw:text-style-name="P5" svg:width="0.0756in" svg:height="0.137in" svg:x="0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5" svg:width="0.0484in" svg:height="0.0724in" svg:x="0.072in" svg:y="0.0661in" svg:viewBox="0 0 124 185" svg:d="M81 83c22-11 36-24 36-42 0-27-28-41-54-41-30 0-54 20-54 45 0 13 5 22 11 28 4 5 6 6 22 16-14 7-42 21-42 50s32 46 63 46c34 0 61-22 61-51 0-18-10-33-25-43-4-2-13-6-18-8zM37 56c-6-3-14-11-14-21 0-17 20-27 40-27 21 0 39 13 39 33 0 24-18 24-28 36-1 0-1-1-4-2-11-7-22-12-33-19zM51 94c12 6 25 14 37 22 7 3 21 12 21 27 0 21-23 33-46 33-24 0-46-15-46-37 0-21 15-37 34-45z"><text:p/></draw:path><draw:path draw:style-name="gr3" draw:text-style-name="P5" svg:width="0.035in" svg:height="0.1508in" svg:x="0.1496in" svg:y="0in" svg:viewBox="0 0 90 384" svg:d="M90 380c0-1 0-1-6-8-49-48-61-121-61-179 0-67 14-135 62-183 5-4 5-4 5-7 0-2-1-3-3-3-4 0-40 26-62 75-19 43-25 86-25 118 0 28 4 76 26 119 24 47 57 72 61 72 2 0 3-1 3-4z"><text:p/></draw:path><draw:path draw:style-name="gr3" draw:text-style-name="P5" svg:width="0.1028in" svg:height="0.1059in" svg:x="0.1976in" svg:y="0.0098in" svg:viewBox="0 0 262 270" svg:d="M34 34c0 63 0 126 0 187 0 21-3 28-23 28-4 0-11 1-11 6 0 8 7 8 13 8 20 0 41 0 61 0 6 0 12 0 12-8 0-5-6-6-11-6-22 0-25-8-25-29 0-58 0-117 0-175 56 73 111 147 167 219 3 5 5 6 9 6 6 0 6-6 6-12 0-72 0-145 0-217 0-22 3-28 21-28 2 0 9 0 9-6 0-7-6-7-13-7-19 0-38 0-56 0-7 0-14 0-14 7 0 6 8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5" svg:width="0.035in" svg:height="0.1508in" svg:x="0.3122in" svg:y="0in" svg:viewBox="0 0 90 384" svg:d="M90 193c0-30-4-77-25-120-24-48-57-73-61-73-2 0-4 1-4 3 0 3 0 3 8 10 37 38 59 99 59 180 0 65-14 132-61 181-6 5-6 5-6 6 0 3 2 4 4 4 4 0 39-26 62-75 20-43 24-85 24-116z"><text:p/></draw:path><draw:path draw:style-name="gr3" draw:text-style-name="P5" svg:width="0.1008in" svg:height="0.035in" svg:x="0.413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1in" svg:height="0.1508in" svg:x="0.5772in" svg:y="0in" svg:viewBox="0 0 136 384" svg:d="M81 52c0-16 10-41 52-43 2-1 3-2 3-5 0-4-2-4-6-4-39 0-74 20-75 48 0 29 0 59 0 89 0 14 0 26-15 39-14 11-28 12-37 12-2 0-3 2-3 5 0 2 2 2 6 3 26 1 44 15 48 34 1 5 1 6 1 19 0 25 0 50 0 76 0 16 0 28 19 44 15 11 40 15 56 15 4 0 6 0 6-4 0-3-2-3-5-5-24-1-44-13-48-33-2-3-2-4-2-18 0-27 0-53 0-81 0-17-3-24-15-36-9-9-20-12-31-14 32-9 46-27 46-49 0-31 0-61 0-92z"><text:p/></draw:path><draw:path draw:style-name="gr3" draw:text-style-name="P5" svg:width="0.0756in" svg:height="0.137in" svg:x="0.65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2 0-12 6s5 6 11 6c9 0 18 0 27 0-10 50-20 100-30 151-7 37-13 72-33 72-2 0-12 0-19-7 18-1 21-15 21-21 0-9-6-14-14-14-10 0-21 9-21 24 0 17 17 26 33 26 21 0 36-22 43-37 13-25 22-71 22-74 8-40 15-81 23-120z"><text:p/></draw:path><draw:path draw:style-name="gr3" draw:text-style-name="P5" svg:width="0.0756in" svg:height="0.087in" svg:x="0.7878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5" svg:width="0.1028in" svg:height="0.1059in" svg:x="0.9224in" svg:y="0.0098in" svg:viewBox="0 0 262 270" svg:d="M34 34c0 63 0 126 0 187 0 21-3 28-23 28-4 0-11 1-11 6 0 8 7 8 13 8 20 0 41 0 61 0 6 0 12 0 12-8 0-5-6-6-11-6-22 0-24-8-24-29 0-58 0-117 0-175 55 73 111 147 166 219 4 5 5 6 9 6 6 0 6-6 6-12 0-72 0-145 0-217 0-22 3-28 21-28 2 0 9 0 9-6 0-7-6-7-12-7-19 0-39 0-57 0-7 0-14 0-14 7 0 6 8 6 12 6 21 0 25 8 25 29 0 39 0 79 0 120-39-53-78-105-117-156-4-6-5-6-14-6-22 0-45 0-67 0-7 0-14 0-14 7 0 5 7 6 9 6 10 1 18 8 22 12-1 4-1 4-1 9zM218 243c-56-73-111-147-167-221-5-4-5-5-9-9 15 0 31 0 46 0 43 59 87 117 130 175 0 18 0 37 0 55z"><text:p/></draw:path><draw:path draw:style-name="gr3" draw:text-style-name="P5" svg:width="0.1346in" svg:height="0.078in" svg:x="1.0795in" svg:y="0.0362in" svg:viewBox="0 0 343 199" svg:d="M301 108c-20 16-31 32-35 37-16 27-13 33-20 50 0 4 5 4 8 4 7 0 7 0 9-6 9-38 31-70 75-87 4-3 5-4 5-6s-2-4-3-4c-17-7-63-26-78-90-1-5-1-6-8-6-3 0-8 0-8 4 0 2 4 26 20 51 8 12 19 25 35 37-95 0-191 0-287 0-6 0-14 0-14 8s8 8 14 8c96 0 192 0 287 0z"><text:p/></draw:path><draw:path draw:style-name="gr3" draw:text-style-name="P5" svg:width="0.1028in" svg:height="0.1059in" svg:x="1.2697in" svg:y="0.0098in" svg:viewBox="0 0 262 270" svg:d="M33 34c0 63 0 126 0 187 0 21-3 28-22 28-4 0-11 1-11 6 0 8 6 8 13 8 20 0 40 0 60 0 6 0 13 0 13-8 0-5-7-6-12-6-21 0-24-8-24-29 0-58 0-117 0-175 56 73 111 147 167 219 3 5 5 6 7 6 7 0 7-6 7-12 0-72 0-145 0-217 0-22 3-28 22-28 2 0 9 0 9-6 0-7-7-7-13-7-19 0-38 0-56 0-8 0-14 0-14 7 0 6 7 6 11 6 22 0 25 8 25 29 0 39 0 79 0 120-39-53-79-105-117-156-3-6-4-6-13-6-22 0-45 0-67 0-8 0-14 0-14 7 0 5 6 6 8 6 11 1 18 8 22 12-1 4-1 4-1 9zM218 243c-56-73-112-147-168-221-4-4-4-5-8-9 15 0 31 0 46 0 43 59 87 117 130 175 0 18 0 37 0 55z"><text:p/></draw:path><draw:path draw:style-name="gr3" draw:text-style-name="P5" svg:width="0.0157in" svg:height="0.0161in" svg:x="1.3886in" svg:y="0.0972in" svg:viewBox="0 0 41 42" svg:d="M41 21c0-11-9-21-20-21-12 0-21 10-21 21s9 21 21 21c11 0 20-10 20-21z"><text:p/></draw:path><draw:path draw:style-name="gr3" draw:text-style-name="P5" svg:width="0.0756in" svg:height="0.137in" svg:x="1.426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5" svg:width="0.0205in" svg:height="0.1508in" svg:x="1.5264in" svg:y="0in" svg:viewBox="0 0 53 384" svg:d="M53 384c0-5 0-10 0-15-12 0-25 0-38 0 0-118 0-236 0-354 13 0 26 0 38 0 0-5 0-9 0-15-18 0-35 0-53 0 0 128 0 257 0 384 18 0 35 0 53 0z"><text:p/></draw:path><draw:path draw:style-name="gr3" draw:text-style-name="P5" svg:width="0.1028in" svg:height="0.1059in" svg:x="1.5543in" svg:y="0.0098in" svg:viewBox="0 0 262 270" svg:d="M33 34c0 63 0 126 0 187 0 21-3 28-23 28-3 0-10 1-10 6 0 8 6 8 13 8 20 0 40 0 60 0 6 0 13 0 13-8 0-5-7-6-12-6-21 0-24-8-24-29 0-58 0-117 0-175 56 73 111 147 167 219 3 5 5 6 7 6 7 0 7-6 7-12 0-72 0-145 0-217 0-22 3-28 21-28 3 0 10 0 10-6 0-7-7-7-13-7-19 0-38 0-56 0-8 0-14 0-14 7 0 6 7 6 11 6 22 0 25 8 25 29 0 39 0 79 0 120-39-53-79-105-117-156-3-6-4-6-13-6-23 0-45 0-68 0-7 0-13 0-13 7 0 5 6 6 8 6 11 1 18 8 22 12-1 4-1 4-1 9zM218 243c-56-73-112-147-168-221-5-4-5-5-8-9 15 0 30 0 45 0 44 59 87 117 131 175 0 18 0 37 0 55z"><text:p/></draw:path><draw:path draw:style-name="gr3" draw:text-style-name="P5" svg:width="0.0209in" svg:height="0.1508in" svg:x="1.6638in" svg:y="0in" svg:viewBox="0 0 54 384" svg:d="M54 0c-18 0-36 0-54 0 0 6 0 10 0 15 12 0 25 0 37 0 0 118 0 236 0 354-12 0-25 0-37 0 0 5 0 10 0 15 18 0 36 0 54 0 0-127 0-256 0-384z"><text:p/></draw:path><draw:path draw:style-name="gr3" draw:text-style-name="P5" svg:width="0.1004in" svg:height="0.035in" svg:x="1.7535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539in" svg:height="0.1508in" svg:x="1.9165in" svg:y="0in" svg:viewBox="0 0 138 384" svg:d="M81 52c0-16 10-41 53-43 1-1 4-2 4-5 0-4-4-4-8-4-39 0-74 20-74 48 0 29 0 59 0 89 0 14 0 26-15 39-15 11-29 12-38 12-1 0-3 2-3 5 0 2 2 2 7 3 25 1 44 15 48 34 1 5 1 6 1 19 0 25 0 50 0 76 0 16 0 28 19 44 14 11 41 15 55 15 4 0 8 0 8-4 0-3-3-3-7-5-24-1-43-13-48-33-2-3-2-4-2-18 0-27 0-53 0-81 0-17-3-24-15-36-8-9-19-12-30-14 32-9 45-27 45-49 0-31 0-61 0-92z"><text:p/></draw:path><draw:path draw:style-name="gr3" draw:text-style-name="P5" svg:width="0.0638in" svg:height="0.1035in" svg:x="1.9878in" svg:y="0.0126in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5" svg:width="0.0531in" svg:height="0.1508in" svg:x="2.0689in" svg:y="0in" svg:viewBox="0 0 136 384" svg:d="M55 333c0 15-10 40-52 42-2 2-3 3-3 5 0 4 3 4 8 4 37 0 72-18 73-48 0-29 0-59 0-88 0-15 0-27 16-40 13-11 27-12 36-12 2-1 3-2 3-3 0-5-2-5-5-5-25-1-44-15-48-34-2-4-2-5-2-19 0-25 0-50 0-76 0-16 0-28-18-44-16-12-42-15-55-15-5 0-8 0-8 4s2 4 6 5c24 1 44 13 48 33 1 3 1 4 1 19 0 26 0 52 0 80 0 18 3 24 15 36 9 9 20 12 31 16-32 7-46 25-46 47 0 31 0 62 0 93z"><text:p/></draw:path><draw:path draw:style-name="gr3" draw:text-style-name="P5" svg:width="0.0539in" svg:height="0.1508in" svg:x="2.1449in" svg:y="0in" svg:viewBox="0 0 138 384" svg:d="M56 333c0 15-10 40-53 42-1 2-3 3-3 5 0 4 4 4 8 4 37 0 73-18 73-48 0-29 0-59 0-88 0-15 0-27 16-40 14-11 28-12 37-12 2-1 4-2 4-3 0-5-3-5-7-5-25-1-44-15-48-34-2-4-2-5-2-19 0-25 0-50 0-76 0-16 0-28-17-44-16-12-43-15-56-15-4 0-8 0-8 4s2 4 7 5c24 1 43 13 48 33 1 3 1 4 1 19 0 26 0 52 0 80 0 18 3 23 16 36 7 8 19 12 29 16-31 7-45 25-45 47 0 31 0 62 0 93z"><text:p/></draw:path><draw:path draw:style-name="gr3" draw:text-style-name="P5" svg:width="0.1008in" svg:height="0.035in" svg:x="2.26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028in" svg:height="0.1059in" svg:x="2.4169in" svg:y="0.0098in" svg:viewBox="0 0 262 270" svg:d="M34 34c0 63 0 126 0 187 0 21-3 28-23 28-4 0-11 1-11 6 0 8 7 8 13 8 20 0 40 0 60 0 7 0 13 0 13-8 0-5-7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5" svg:width="0.0846in" svg:height="0.0843in" svg:x="2.5823in" svg:y="0.0335in" svg:viewBox="0 0 216 215" svg:d="M91 108c-28 27-57 56-85 85-4 2-6 5-6 10 0 6 6 12 12 12 5 0 7-3 11-7 29-27 56-56 85-84 30 30 59 60 89 88 1 0 3 3 8 3s11-6 11-12c0-3 0-5-1-6-3-3-14-13-21-20-23-23-47-46-70-69 20-20 87-86 88-88 3-2 4-5 4-8 0-8-6-12-11-12s-7 2-11 6c-29 28-58 57-86 85-20-19-86-85-88-88-2-2-5-3-8-3-6 0-12 6-12 12 0 5 2 6 6 10 28 29 57 57 85 86z"><text:p/></draw:path><draw:path draw:style-name="gr3" draw:text-style-name="P5" svg:width="0.0634in" svg:height="0.1508in" svg:x="2.7386in" svg:y="0in" svg:viewBox="0 0 162 384" svg:d="M59 148c-1 18-19 36-50 38-6 0-9 0-9 7 0 3 2 5 7 5 36 2 48 21 51 32 1 5 1 7 1 19 0 27 0 55 0 81 0 8 0 31 30 43 21 10 47 11 61 11 8 0 12 0 12-6s-2-7-7-8c-34-1-48-17-52-31-1-3-1-6-1-11 0-19 0-38 0-58 0-13 0-34 0-38-3-18-19-33-46-39 46-14 46-39 46-56 0-28 0-56 0-82 0-7 0-20 15-30 11-7 22-11 36-11 5-1 9-1 9-7 0-7-4-7-12-7-61 0-91 22-91 48 0 33 0 67 0 100z"><text:p/></draw:path><draw:path draw:style-name="gr3" draw:text-style-name="P5" svg:width="0.0736in" svg:height="0.1in" svg:x="2.8209in" svg:y="0.0134in" svg:viewBox="0 0 188 255" svg:d="M188 130c0-38-2-130-94-130-94 0-94 92-94 130 0 37 1 125 94 125s94-87 94-125zM94 242c-14 0-36-9-40-37-4-19-4-59-4-79 0-29 0-53 3-74 4-34 32-38 41-38 14 0 30 8 38 25 7 14 7 55 7 87 0 20 0 56-4 74-5 37-29 42-41 42z"><text:p/></draw:path><draw:path draw:style-name="gr3" draw:text-style-name="P5" svg:width="0.0634in" svg:height="0.1508in" svg:x="2.9134in" svg:y="0in" svg:viewBox="0 0 162 384" svg:d="M59 115c0 12 0 34 2 37 3 23 24 35 44 41-18 4-42 15-44 40-2 3-2 4-2 15 0 27 0 55 0 81 0 8 0 19-13 30-11 8-24 11-37 11-6 1-9 1-9 8 0 6 4 6 12 6 61 0 90-22 90-48 0-27 0-53 0-79s0-32 11-42c12-12 28-16 40-17 5 0 9 0 9-5s-2-7-7-7c-37-2-49-23-52-34-1-3-1-7-1-12 0-28 0-54 0-81 0-14 0-35-28-48-22-10-50-11-62-11-8 0-12 0-12 7 0 4 2 6 7 7 35 1 49 18 52 31 0 3 0 7 0 11 0 19 0 39 0 59z"><text:p/></draw:path></draw:g></text:p>
      </text:section>
      <text:h text:style-name="Heading_20_3" text:outline-level="3">סעיף (ט)</text:h>
      <text:p text:style-name="P12"><draw:g text:anchor-type="as-char" svg:y="-0.1134in" draw:z-index="57" draw:name="Shape59" draw:style-name="gr1"><svg:title>TexMaths</svg:title><svg:desc>11§display§f_9(f := \lambda x \in \R. \mid \lf x \rf)(3)(\pi) = (\lambda n \in \N. \lambda y \in R. f(n + y))(3)(\pi) = f(3 + pi) = \lf 3 + \pi \rf = \bm{6}§svg§600§FALSE§</svg:desc><draw:path draw:style-name="gr2" draw:text-style-name="P4" svg:width="5.9528in" svg:height="0.1354in" svg:x="-0.0004in" svg:y="0.0071in" svg:viewBox="0 0 15121 345" svg:d="M0 0c5040 0 10081 0 15121 0 0 115 0 230 0 345-5040 0-10081 0-15121 0 0-115 0-230 0-345z"><text:p/></draw:path><draw:path draw:style-name="gr3" draw:text-style-name="P5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5" svg:width="0.0484in" svg:height="0.0724in" svg:x="0.072in" svg:y="0.0661in" svg:viewBox="0 0 124 185" svg:d="M99 99c0 67-33 77-50 77-6 0-20 0-27-9 11-1 12-10 12-13 0-6-5-12-13-12s-13 6-13 13c0 19 15 30 41 30 39 0 75-36 75-95 0-66-29-90-60-90-9 0-28 2-43 17-10 8-21 19-21 44 0 34 27 59 59 59 22 0 33-14 40-26 0 1 0 3 0 5zM60 112c-9 0-20-3-27-15-7-10-7-22-7-36 0-16 0-27 8-38 7-9 15-15 30-15 13 0 22 9 26 16 7 11 8 30 8 40 0 34-20 48-38 48z"><text:p/></draw:path><draw:path draw:style-name="gr3" draw:text-style-name="P5" svg:width="0.035in" svg:height="0.1508in" svg:x="0.1496in" svg:y="0in" svg:viewBox="0 0 90 384" svg:d="M90 380c0-1 0-1-6-8-49-48-61-121-61-179 0-67 14-135 62-183 5-4 5-4 5-7 0-2-1-3-3-3-5 0-40 26-62 75-20 43-25 86-25 118 0 28 4 76 26 119 23 47 56 72 61 72 2 0 3-1 3-4z"><text:p/></draw:path><draw:path draw:style-name="gr3" draw:text-style-name="P5" svg:width="0.0752in" svg:height="0.137in" svg:x="0.202in" svg:y="0.0071in" svg:viewBox="0 0 192 349" svg:d="M121 118c11 0 23 0 34 0 8 0 11 0 11-9 0-3-3-3-10-3-11 0-22 0-33 0 3-16 6-30 9-44 1-9 7-36 9-41 3-7 10-13 18-13 2 0 11 0 19 7-16 2-21 15-21 21 0 9 7 14 15 14 9 0 20-9 20-24 0-17-17-26-33-26-13 0-37 7-49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5" svg:width="0.0157in" svg:height="0.065in" svg:x="0.3402in" svg:y="0.048in" svg:viewBox="0 0 41 166" svg:d="M41 20c0-11-9-20-20-20s-21 9-21 20 10 21 21 21 20-10 20-21zM41 145c0-11-9-21-20-21s-21 10-21 21 10 21 21 21 20-10 20-21z"><text:p/></draw:path><draw:path draw:style-name="gr3" draw:text-style-name="P5" svg:width="0.1008in" svg:height="0.035in" svg:x="0.377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48in" svg:height="0.1063in" svg:x="0.5378in" svg:y="0.0071in" svg:viewBox="0 0 191 271" svg:d="M118 154c15 40 34 99 40 108 6 8 10 8 20 8 3 0 6 0 9 0 4 0 4-2 4-4 0-1-1-2-2-3-3-4-5-10-9-17-26-73-52-147-79-220-8-22-28-26-46-26-2 0-8 0-8 3 0 4 2 4 4 5 13 2 16 4 25 31 12 34 25 69 37 104-35 35-71 69-106 105-5 4-7 6-7 12s5 11 12 11c6 0 9-5 12-8 31-36 63-73 94-109z"><text:p/></draw:path><draw:path draw:style-name="gr3" draw:text-style-name="P5" svg:width="0.0752in" svg:height="0.0681in" svg:x="0.6232in" svg:y="0.0453in" svg:viewBox="0 0 192 174" svg:d="M118 54c2-10 11-46 38-46 1 0 11 0 19 5-11 2-19 12-19 21 0 7 5 13 16 13 7 0 20-6 20-22 0-19-23-25-36-25-22 0-36 20-41 29-9-26-30-29-41-29-40 0-62 50-62 59 0 4 3 4 4 4 4 0 5-1 5-5 13-40 38-50 52-50 7 0 20 4 20 26 0 12-6 38-20 92-6 24-20 40-37 40-2 0-11 0-20-5 10-2 19-10 19-21 0-10-9-13-14-13-12 0-21 10-21 22 0 17 19 25 36 25 26 0 40-26 41-29 4 15 18 29 42 29 39 0 61-50 61-59 0-4-3-4-4-4-4 0-4 1-6 5-13 40-39 50-51 50-15 0-21-13-21-25 0-9 2-18 6-34 5-18 9-35 14-53z"><text:p/></draw:path><draw:path draw:style-name="gr3" draw:text-style-name="P5" svg:width="0.076in" svg:height="0.087in" svg:x="0.7606in" svg:y="0.0307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5" svg:width="0.1043in" svg:height="0.1031in" svg:x="0.8941in" svg:y="0.0098in" svg:viewBox="0 0 266 263" svg:d="M98 143c4 0 10 0 14 0 19 30 39 58 57 88 5 6 14 21 18 27 3 5 4 5 13 5 18 0 35 0 53 0 8 0 13 0 13-8 0-3-2-5-5-6-15-3-34-29-43-41-4-3-22-27-49-69 36-7 69-21 69-67 0-53-58-72-103-72-40 0-81 0-122 0-6 0-13 0-13 7 0 6 8 6 11 6 22 0 24 2 24 22 0 64 0 128 0 192 0 20-2 22-24 22-3 0-11 0-11 6 0 8 7 8 13 8 35 0 72 0 107 0 6 0 12 0 12-8 0-6-7-6-11-6-22 0-23-3-23-22 0-28 0-56 0-84zM173 123c11-13 12-34 12-50 0-19-2-40-16-55 17 3 55 15 55 54 0 25-12 45-51 51zM98 34c0-8 0-21 24-21 33 0 48 13 48 60 0 49-11 56-72 56 0-32 0-64 0-95zM45 249c3-7 3-18 3-21 0-64 0-129 0-194 0-3 0-14-3-21 14 0 30 0 44 0-4 7-4 15-4 20 0 65 0 130 0 195 0 3 0 14 3 21-14 0-29 0-43 0zM128 143c3-1 4-1 7-1 6 0 15-1 20-2 6 10 47 77 79 109-12 0-25 0-37 0-23-35-46-71-69-106z"><text:p/></draw:path><draw:path draw:style-name="gr3" draw:text-style-name="P5" svg:width="0.0157in" svg:height="0.0161in" svg:x="1.0146in" svg:y="0.0972in" svg:viewBox="0 0 41 42" svg:d="M41 21c0-11-10-21-21-21-12 0-20 10-20 21s8 21 20 21c11 0 21-10 21-21z"><text:p/></draw:path><draw:path draw:style-name="gr3" draw:text-style-name="P5" svg:width="0.0055in" svg:height="0.1508in" svg:x="1.1043in" svg:y="0in" svg:viewBox="0 0 15 384" svg:d="M15 14c0-7 0-14-7-14-8 0-8 7-8 14 0 119 0 237 0 356 0 8 0 14 8 14 7 0 7-6 7-14 0-119 0-237 0-356z"><text:p/></draw:path><draw:path draw:style-name="gr3" draw:text-style-name="P5" svg:width="0.0374in" svg:height="0.1508in" svg:x="1.1972in" svg:y="0in" svg:viewBox="0 0 96 384" svg:d="M82 384c6 0 14 0 14-7 0-8-8-8-14-8-22 0-45 0-67 0 0-118 0-237 0-355 0-7 0-14-7-14-8 0-8 8-8 14 0 119 0 237 0 356 0 13 2 14 14 14 23 0 45 0 68 0z"><text:p/></draw:path><draw:path draw:style-name="gr3" draw:text-style-name="P5" svg:width="0.0752in" svg:height="0.0681in" svg:x="1.2425in" svg:y="0.0453in" svg:viewBox="0 0 192 174" svg:d="M119 54c2-10 11-46 37-46 2 0 12 0 20 5-11 2-19 12-19 21 0 7 5 13 16 13 7 0 19-6 19-22 0-19-22-25-35-25-23 0-36 20-40 29-10-26-31-29-42-29-41 0-63 50-63 59 0 4 4 4 6 4s3-1 4-5c13-40 38-50 52-50 7 0 21 4 21 26 0 12-7 38-21 92-6 24-20 40-37 40-2 0-11 0-19-5 9-2 18-10 18-21 0-10-9-13-14-13-12 0-22 10-22 22 0 17 20 25 37 25 26 0 39-26 40-29 5 15 19 29 42 29 40 0 62-50 62-59 0-4-4-4-5-4-3 0-3 1-4 5-14 40-40 50-52 50-16 0-21-13-21-25 0-9 2-18 7-34 4-18 8-35 13-53z"><text:p/></draw:path><draw:path draw:style-name="gr3" draw:text-style-name="P5" svg:width="0.0374in" svg:height="0.1508in" svg:x="1.3287in" svg:y="0in" svg:viewBox="0 0 96 384" svg:d="M96 14c0-7 0-14-8-14s-8 8-8 14c0 118 0 237 0 355-22 0-45 0-67 0-5 0-13 0-13 8 0 7 8 7 13 7 23 0 45 0 68 0 14 0 15-1 15-14 0-119 0-237 0-356z"><text:p/></draw:path><draw:path draw:style-name="gr3" draw:text-style-name="P5" svg:width="0.035in" svg:height="0.1508in" svg:x="1.4016in" svg:y="0in" svg:viewBox="0 0 90 384" svg:d="M90 193c0-30-4-77-25-120-23-48-57-73-61-73-2 0-4 1-4 3 0 3 0 3 8 10 37 38 60 99 60 180 0 65-15 132-63 181-5 5-5 5-5 6 0 3 2 4 4 4 4 0 39-26 62-75 20-43 24-85 24-116z"><text:p/></draw:path><draw:path draw:style-name="gr3" draw:text-style-name="P5" svg:width="0.0346in" svg:height="0.1508in" svg:x="1.4673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5" svg:width="0.063in" svg:height="0.1035in" svg:x="1.5177in" svg:y="0.0126in" svg:viewBox="0 0 161 264" svg:d="M97 121c31-10 54-37 54-67 0-32-34-54-72-54s-68 23-68 53c0 13 9 20 20 20 12 0 20-8 20-20 0-19-19-19-25-19 12-19 38-24 52-24 15 0 36 9 36 43 0 5 0 27-10 44-12 19-25 20-35 20-2 1-12 1-14 1-3 1-7 1-7 5 0 5 4 5 10 5s11 0 17 0c32 0 46 25 46 64 0 50-26 61-44 61-17 0-45-6-58-28 13 2 25-7 25-21s-11-21-22-21c-9 0-22 5-22 21 0 35 36 60 78 60 47 0 83-35 83-72 0-32-25-62-64-71z"><text:p/></draw:path><draw:path draw:style-name="gr3" draw:text-style-name="P5" svg:width="0.035in" svg:height="0.1508in" svg:x="1.5961in" svg:y="0in" svg:viewBox="0 0 90 384" svg:d="M90 193c0-30-4-77-25-120-23-48-57-73-61-73-2 0-4 1-4 3 0 3 0 3 8 10 38 38 60 99 60 180 0 65-14 132-63 181-5 5-5 5-5 6 0 3 2 4 4 4 4 0 39-26 62-75 20-43 24-85 24-116z"><text:p/></draw:path><draw:path draw:style-name="gr3" draw:text-style-name="P5" svg:width="0.0346in" svg:height="0.1508in" svg:x="1.6618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5" svg:width="0.0819in" svg:height="0.0665in" svg:x="1.7098in" svg:y="0.048in" svg:viewBox="0 0 209 170" svg:d="M92 22c15 0 30 0 44 0-13 57-16 74-16 99 0 7 0 17 3 30 3 16 8 19 13 19 8 0 17-7 17-15 0-2 0-3-2-9-12-27-12-52-12-62 0-21 3-42 7-62 15 0 30 0 44 0 5 0 19 0 19-13 0-9-8-9-15-9-43 0-87 0-130 0-9 0-23 0-40 18-14 15-24 33-24 35 1 1 0 3 4 3s5-1 7-4c19-30 42-30 49-30 8 0 15 0 22 0-13 46-34 94-49 128-3 6-3 6-3 10 0 7 6 10 11 10 12 0 14-10 19-25 6-18 6-18 10-38 8-29 15-56 22-85z"><text:p/></draw:path><draw:path draw:style-name="gr3" draw:text-style-name="P5" svg:width="0.0346in" svg:height="0.1508in" svg:x="1.8067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1004in" svg:height="0.035in" svg:x="1.9083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346in" svg:height="0.1508in" svg:x="2.0752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5" svg:width="0.0748in" svg:height="0.1063in" svg:x="2.1272in" svg:y="0.0071in" svg:viewBox="0 0 191 271" svg:d="M118 154c15 40 34 99 40 108 7 8 10 8 21 8 2 0 6 0 8 0 4 0 4-2 4-4 0-1-1-2-2-3-3-4-5-10-9-17-26-73-51-147-78-220-9-22-29-26-47-26-2 0-8 0-8 3 0 4 4 5 5 5 12 2 15 4 24 31 12 34 25 69 37 104-35 35-71 69-106 105-5 4-7 6-7 12s5 11 12 11c6 0 9-5 12-8 31-36 63-73 94-109z"><text:p/></draw:path><draw:path draw:style-name="gr3" draw:text-style-name="P5" svg:width="0.0819in" svg:height="0.0681in" svg:x="2.2126in" svg:y="0.0453in" svg:viewBox="0 0 209 174" svg:d="M22 148c-1 5-3 14-3 16 0 7 5 10 11 10 5 0 12-2 14-10 1-1 5-20 8-29 3-12 5-24 8-35 3-9 5-16 7-25 1-7 4-18 4-20 7-12 27-47 64-47 18 0 21 14 21 27 0 24-20 73-25 91-3 8-5 13-5 17 0 18 15 31 32 31 37 0 51-56 51-59 0-4-3-4-4-4-5 0-5 1-6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5" svg:width="0.076in" svg:height="0.087in" svg:x="2.3543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5" svg:width="0.1028in" svg:height="0.1059in" svg:x="2.4894in" svg:y="0.0098in" svg:viewBox="0 0 262 270" svg:d="M33 34c0 63 0 126 0 187 0 21-2 28-22 28-4 0-11 1-11 6 0 8 5 8 13 8 20 0 40 0 60 0 7 0 13 0 13-8 0-5-7-6-12-6-21 0-25-8-25-29 0-58 0-117 0-175 57 73 112 147 168 219 3 5 5 6 7 6 7 0 7-6 7-12 0-72 0-145 0-217 0-22 3-28 22-28 2 0 9 0 9-6 0-7-7-7-13-7-19 0-38 0-57 0-7 0-13 0-13 7 0 6 7 6 11 6 22 0 26 8 26 29 0 39 0 79 0 120-40-53-79-105-118-156-3-6-5-6-13-6-22 0-45 0-67 0-8 0-14 0-14 7 0 5 6 6 8 6 11 1 19 8 22 12-1 4-1 4-1 9zM218 243c-56-73-112-147-169-221-3-4-3-5-7-9 15 0 31 0 46 0 43 59 87 117 130 175 0 18 0 37 0 55z"><text:p/></draw:path><draw:path draw:style-name="gr3" draw:text-style-name="P5" svg:width="0.0157in" svg:height="0.0161in" svg:x="2.6083in" svg:y="0.0972in" svg:viewBox="0 0 41 42" svg:d="M41 21c0-11-9-21-20-21-12 0-21 10-21 21s9 21 21 21c11 0 20-10 20-21z"><text:p/></draw:path><draw:path draw:style-name="gr3" draw:text-style-name="P5" svg:width="0.0748in" svg:height="0.1063in" svg:x="2.6457in" svg:y="0.0071in" svg:viewBox="0 0 191 271" svg:d="M118 154c15 40 34 99 40 108 6 8 10 8 20 8 3 0 6 0 9 0 4 0 4-2 4-4 0-1-1-2-2-3-3-4-5-10-9-17-26-73-52-147-79-220-8-22-28-26-46-26-2 0-8 0-8 3 0 4 2 4 4 5 13 2 15 4 25 31 12 34 25 69 37 104-35 35-71 69-106 105-5 4-7 6-7 12s5 11 12 11c6 0 9-5 12-8 31-36 63-73 94-109z"><text:p/></draw:path><draw:path draw:style-name="gr3" draw:text-style-name="P5" svg:width="0.0697in" svg:height="0.0972in" svg:x="2.7311in" svg:y="0.0453in" svg:viewBox="0 0 178 248" svg:d="M176 23c2-5 2-5 2-9 0-6-5-10-12-10-3 0-10 3-13 8-1 2-3 14-6 21-2 10-5 20-7 31-6 23-12 46-18 69-1 6-18 33-43 33-20 0-24-17-24-32 0-17 7-40 20-75 5-16 7-20 7-28 0-17-12-31-31-31-37 0-51 56-51 59 0 4 3 4 4 4 4 0 5-1 6-7 11-36 26-48 39-48 4 0 10 0 10 13 0 9-4 20-6 26-16 41-23 63-23 82 0 34 25 45 47 45 15 0 29-7 40-17-6 20-10 38-26 58-10 13-25 25-43 25-5 0-22-2-28-16 5 0 11 0 16-5 4-4 8-9 8-16 0-11-11-13-14-13-9 0-22 6-22 25 0 18 16 33 40 33 40 0 81-36 91-77 12-50 25-99 37-148z"><text:p/></draw:path><draw:path draw:style-name="gr3" draw:text-style-name="P5" svg:width="0.076in" svg:height="0.087in" svg:x="2.8614in" svg:y="0.0307in" svg:viewBox="0 0 194 222" svg:d="M180 120c6 0 14 0 14-8 0-7-8-7-14-7-55 0-109 0-164 0 5-52 49-88 104-88 20 0 41 0 60 0 6 0 14-2 14-9 0-8-8-8-14-8-21 0-40 0-61 0-66 0-119 51-119 112 0 62 53 110 119 110 21 0 40 0 61 0 6 0 14 0 14-7 0-8-8-7-14-7-19 0-40 0-60 0-55 0-99-36-104-88 55 0 109 0 164 0z"><text:p/></draw:path><draw:path draw:style-name="gr3" draw:text-style-name="P5" svg:width="0.1083in" svg:height="0.1063in" svg:x="2.998in" svg:y="0.0098in" svg:viewBox="0 0 276 271" svg:d="M130 28c2-10 3-14 10-15 4-1 16-1 24-1 27 0 70 0 70 39 0 13-6 39-21 55-11 10-30 22-66 22-14 0-28 0-43 0 9-34 17-67 26-100zM185 132c39-8 86-35 86-74 0-33-36-58-86-58-37 0-74 0-110 0-8 0-11 0-11 8 0 4 3 4 10 4 1 0 8 0 15 1s10 1 10 7c0 1 0 2-1 6-18 69-34 138-52 206-4 16-4 19-35 19-8 0-11 0-11 8 0 4 4 4 5 4 11 0 38-2 49-2 10 0 38 2 49 2 4 0 8 0 8-9 0-3-3-3-11-3-14 0-25 0-25-8 0-2 1-4 1-6 9-33 17-67 26-100 16 0 30 0 45 0 36 0 43 20 43 34 0 6-3 18-5 26-4 10-7 24-7 32 0 42 46 42 52 42 33 0 46-39 46-44s-3-2-4-5c-4 0-5 3-6 6-9 29-26 35-35 35-12 0-15-9-15-24 0-12 2-32 4-44 1-5 1-11 1-17 0-29-25-41-36-46z"><text:p/></draw:path><draw:path draw:style-name="gr3" draw:text-style-name="P5" svg:width="0.0157in" svg:height="0.0161in" svg:x="3.122in" svg:y="0.0972in" svg:viewBox="0 0 41 42" svg:d="M41 21c0-11-10-21-21-21s-20 10-20 21 9 21 20 21 21-10 21-21z"><text:p/></draw:path><draw:path draw:style-name="gr3" draw:text-style-name="P5" svg:width="0.0752in" svg:height="0.137in" svg:x="3.1591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3 72-2 0-12 0-19-7 18-1 21-15 21-21 0-9-6-14-14-14-10 0-21 9-21 24 0 17 16 26 33 26 21 0 36-22 43-37 12-25 22-71 22-74 8-40 15-81 23-120z"><text:p/></draw:path><draw:path draw:style-name="gr3" draw:text-style-name="P5" svg:width="0.0346in" svg:height="0.1508in" svg:x="3.2571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5" svg:width="0.0819in" svg:height="0.0681in" svg:x="3.3055in" svg:y="0.0453in" svg:viewBox="0 0 209 174" svg:d="M22 148c-1 5-3 14-3 16 0 7 5 10 12 10 4 0 11-2 14-10 0-1 4-20 7-29 3-12 5-24 8-35 3-9 5-16 7-25 1-7 4-18 4-20 7-12 27-47 64-47 18 0 21 14 21 27 0 24-19 73-25 91-3 8-5 13-5 17 0 18 15 31 32 31 37 0 51-56 51-59 0-4-3-4-4-4-5 0-5 1-6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5" svg:width="0.1008in" svg:height="0.1008in" svg:x="3.4346in" svg:y="0.0252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5" svg:width="0.0697in" svg:height="0.0972in" svg:x="3.5827in" svg:y="0.0453in" svg:viewBox="0 0 178 248" svg:d="M177 23c1-5 1-5 1-9 0-6-5-10-11-10-3 0-10 3-13 8-1 2-4 14-6 21-3 10-5 20-7 31-6 23-12 46-18 69-1 6-19 33-44 33-20 0-24-17-24-32 0-17 7-40 20-75 6-16 7-20 7-28 0-17-12-31-30-31-38 0-52 56-52 59 0 4 3 3 4 4 5 0 5-1 7-7 11-36 26-48 40-48 2 0 8 0 8 13 0 9-3 20-6 26-16 41-22 63-22 82 0 34 24 45 47 45 15 0 29-7 39-17-5 20-9 38-25 58-11 13-25 25-43 25-5 0-23-2-29-16 6 0 11 0 16-5 5-4 8-9 8-16 0-11-10-13-14-13-9 0-21 6-21 25 0 18 16 33 40 33 40 0 80-36 91-77 12-50 25-99 37-148z"><text:p/></draw:path><draw:path draw:style-name="gr3" draw:text-style-name="P5" svg:width="0.0346in" svg:height="0.1508in" svg:x="3.6673in" svg:y="0in" svg:viewBox="0 0 89 384" svg:d="M89 193c0-30-3-77-25-120-23-48-56-73-61-73-2 0-3 1-3 3 0 3 0 3 8 10 37 38 59 99 59 180 0 65-14 132-62 181-5 5-5 5-5 6 0 3 1 4 3 4 5 0 40-26 62-75 20-43 24-85 24-116z"><text:p/></draw:path><draw:path draw:style-name="gr3" draw:text-style-name="P5" svg:width="0.0346in" svg:height="0.1508in" svg:x="3.726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035in" svg:height="0.1508in" svg:x="3.7921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5" svg:width="0.063in" svg:height="0.1035in" svg:x="3.8425in" svg:y="0.0126in" svg:viewBox="0 0 161 264" svg:d="M96 121c32-10 54-37 54-67 0-32-35-54-72-54-38 0-68 23-68 53 0 13 9 20 20 20 12 0 19-8 19-20 0-19-17-19-24-19 12-19 38-24 52-24 15 0 37 9 37 43 0 5-1 27-11 44-12 19-25 20-34 20-3 1-13 1-15 1-3 1-6 1-6 5 0 5 3 5 9 5s12 0 18 0c31 0 45 25 45 64 0 50-27 61-43 61-17 0-46-6-59-28 13 2 25-7 25-21s-10-21-22-21c-9 0-21 5-21 21 0 35 35 60 78 60 47 0 83-35 83-72 0-32-26-62-65-71z"><text:p/></draw:path><draw:path draw:style-name="gr3" draw:text-style-name="P5" svg:width="0.0346in" svg:height="0.1508in" svg:x="3.9209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035in" svg:height="0.1508in" svg:x="3.9862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5" svg:width="0.0819in" svg:height="0.0665in" svg:x="4.0346in" svg:y="0.048in" svg:viewBox="0 0 209 170" svg:d="M92 22c15 0 30 0 44 0-13 57-16 74-16 99 0 7 0 17 3 30 3 16 8 19 14 19 8 0 16-7 16-15 0-2 0-3-2-9-11-27-11-52-11-62 0-21 2-42 6-62 15 0 30 0 44 0 6 0 19 0 19-13 0-9-8-9-15-9-43 0-87 0-130 0-8 0-23 0-40 18-13 15-24 33-24 35 2 1 0 3 5 3 3 0 4-1 6-4 20-30 42-30 49-30 8 0 15 0 22 0-12 46-33 94-49 128-3 6-3 6-3 10 0 7 6 10 11 10 12 0 15-10 19-25 6-18 6-18 10-38 8-29 15-56 22-85z"><text:p/></draw:path><draw:path draw:style-name="gr3" draw:text-style-name="P5" svg:width="0.0346in" svg:height="0.1508in" svg:x="4.1315in" svg:y="0in" svg:viewBox="0 0 89 384" svg:d="M89 193c0-30-3-77-25-120-23-48-56-73-61-73-2 0-3 1-3 3 0 3 0 3 8 10 37 38 59 99 59 180 0 65-14 132-62 181-5 5-5 5-5 6 0 3 1 4 3 4 5 0 40-26 62-75 20-43 24-85 24-116z"><text:p/></draw:path><draw:path draw:style-name="gr3" draw:text-style-name="P5" svg:width="0.1008in" svg:height="0.035in" svg:x="4.2327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752in" svg:height="0.137in" svg:x="4.3929in" svg:y="0.0071in" svg:viewBox="0 0 192 349" svg:d="M121 118c11 0 22 0 33 0 8 0 12 0 12-9 0-3-4-3-11-3-11 0-21 0-32 0 3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5" svg:width="0.0346in" svg:height="0.1508in" svg:x="4.4909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5" svg:width="0.063in" svg:height="0.1035in" svg:x="4.5409in" svg:y="0.0126in" svg:viewBox="0 0 161 264" svg:d="M97 121c31-10 54-37 54-67 0-32-34-54-72-54s-68 23-68 53c0 13 9 20 20 20 12 0 20-8 20-20 0-19-19-19-25-19 12-19 38-24 52-24 15 0 36 9 36 43 0 5 0 27-10 44-12 19-25 20-35 20-2 1-12 1-14 1-3 1-7 1-7 5 0 5 4 5 10 5s11 0 17 0c32 0 46 25 46 64 0 50-26 61-44 61-17 0-45-6-58-28 13 2 25-7 25-21s-11-21-22-21c-9 0-22 5-22 21 0 35 36 60 78 60 47 0 83-35 83-72 0-32-25-62-64-71z"><text:p/></draw:path><draw:path draw:style-name="gr3" draw:text-style-name="P5" svg:width="0.1008in" svg:height="0.1008in" svg:x="4.6531in" svg:y="0.0252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5" svg:width="0.0787in" svg:height="0.0953in" svg:x="4.7921in" svg:y="0.0453in" svg:viewBox="0 0 201 243" svg:d="M30 216c-4 13-5 16-21 16-5 0-9 0-9 7 0 3 1 4 4 4 11 0 22-1 33-1 12 0 26 1 39 1 1 0 6 0 6-7 0-4-4-4-9-4-19 0-19-3-19-6 0-5 16-66 19-76 5 11 16 24 35 24 45 0 93-56 93-112 0-37-22-62-51-62-19 0-38 13-51 29-3-21-20-29-34-29-18 0-25 14-29 22-7 13-12 36-12 37 0 4 3 4 5 4 4 0 4 0 6-9 7-28 14-46 29-46 6 0 12 3 12 18 0 9-1 13-3 19-15 57-29 115-43 171zM98 50c2-10 13-21 20-27 13-12 24-15 30-15 16 0 26 13 26 36 0 22-13 67-20 83-13 26-32 39-46 39-26 0-31-32-31-34 0-1 0-2 1-6 7-26 13-51 20-76z"><text:p/></draw:path><draw:path draw:style-name="gr3" draw:text-style-name="P5" svg:width="0.0398in" svg:height="0.1012in" svg:x="4.878in" svg:y="0.0134in" svg:viewBox="0 0 102 258" svg:d="M99 14c0-7-6-14-14-14-11 0-21 10-21 21 0 7 4 13 14 13 9 0 21-9 21-20zM69 159c5-11 5-13 9-22 2-8 4-14 4-21 0-17-12-31-31-31-37 0-51 56-51 59 0 4 3 4 4 4 5 0 5-2 7-7 10-36 25-49 38-49 4 0 10 0 10 14 0 7-2 15-4 20-3 9-20 55-26 70-5 10-9 22-9 31 0 17 13 31 32 31 36 0 50-55 50-60 0-3-3-3-5-3-4 0-4 1-6 6-6 25-20 49-39 49-7 0-9-4-9-13 0-10 2-16 11-39 5-13 10-26 15-39z"><text:p/></draw:path><draw:path draw:style-name="gr3" draw:text-style-name="P5" svg:width="0.0346in" svg:height="0.1508in" svg:x="4.9346in" svg:y="0in" svg:viewBox="0 0 89 384" svg:d="M89 193c0-30-3-77-25-120-23-48-56-73-61-73-2 0-3 1-3 3 0 3 0 3 8 10 37 38 59 99 59 180 0 65-14 132-63 181-4 5-4 5-4 6 0 3 1 4 3 4 5 0 39-26 62-75 20-43 24-85 24-116z"><text:p/></draw:path><draw:path draw:style-name="gr3" draw:text-style-name="P5" svg:width="0.1004in" svg:height="0.035in" svg:x="5.0362in" svg:y="0.057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5" svg:width="0.0374in" svg:height="0.1508in" svg:x="5.2146in" svg:y="0in" svg:viewBox="0 0 96 384" svg:d="M82 384c6 0 14 0 14-7 0-8-8-8-14-8-22 0-45 0-67 0 0-118 0-237 0-355 0-7 0-14-7-14-8 0-8 8-8 14 0 119 0 237 0 356 0 13 2 14 14 14 23 0 45 0 68 0z"><text:p/></draw:path><draw:path draw:style-name="gr3" draw:text-style-name="P5" svg:width="0.063in" svg:height="0.1035in" svg:x="5.2622in" svg:y="0.0126in" svg:viewBox="0 0 161 264" svg:d="M96 121c32-10 54-37 54-67 0-32-35-54-71-54-39 0-69 23-69 53 0 13 9 20 20 20 12 0 19-8 19-20 0-19-17-19-23-19 11-19 38-24 51-24 16 0 37 9 37 43 0 5-1 27-11 44-11 19-24 20-34 20-3 1-12 1-15 1-3 1-6 1-6 5 0 5 3 5 9 5s12 0 18 0c32 0 46 25 46 64 0 50-28 61-44 61-17 0-46-6-59-28 13 2 25-7 25-21s-10-21-21-21c-10 0-22 5-22 21 0 35 36 60 78 60 47 0 83-35 83-72 0-32-25-62-65-71z"><text:p/></draw:path><draw:path draw:style-name="gr3" draw:text-style-name="P5" svg:width="0.1004in" svg:height="0.1008in" svg:x="5.3744in" svg:y="0.0252in" svg:viewBox="0 0 256 257" svg:d="M136 137c37 0 72 0 108 0 6 0 12 0 12-8s-6-8-12-8c-36 0-71 0-108 0 0-36 0-71 0-108 0-5 0-13-7-13-8 0-8 8-8 13 0 37 0 72 0 108-36 0-73 0-109 0-5 0-12 0-12 8s7 8 12 8c36 0 73 0 109 0 0 35 0 71 0 106 0 6 0 14 8 14 7 0 7-8 7-14 0-35 0-71 0-106z"><text:p/></draw:path><draw:path draw:style-name="gr3" draw:text-style-name="P5" svg:width="0.0819in" svg:height="0.0665in" svg:x="5.522in" svg:y="0.048in" svg:viewBox="0 0 209 170" svg:d="M92 22c15 0 29 0 43 0-12 57-15 74-15 99 0 7 0 17 2 30 4 16 9 19 14 19 8 0 16-7 16-15 0-2 0-3-2-9-11-27-11-52-11-62 0-21 3-42 6-62 16 0 30 0 45 0 5 0 19 0 19-13 0-9-9-9-15-9-43 0-87 0-130 0-9 0-23 0-41 18-13 15-23 33-23 35 1 1 0 3 4 3s5-1 7-4c19-30 41-30 48-30 8 0 15 0 22 0-12 46-33 94-49 128-2 6-2 6-2 10 0 7 5 10 11 10 11 0 14-10 18-25 6-18 6-18 11-38 8-29 15-56 22-85z"><text:p/></draw:path><draw:path draw:style-name="gr3" draw:text-style-name="P5" svg:width="0.0374in" svg:height="0.1508in" svg:x="5.6134in" svg:y="0in" svg:viewBox="0 0 96 384" svg:d="M96 14c0-7 0-14-8-14s-8 8-8 14c0 118 0 237 0 355-22 0-45 0-67 0-5 0-13 0-13 8 0 7 8 7 13 7 23 0 46 0 69 0 13 0 14-1 14-14 0-119 0-237 0-356z"><text:p/></draw:path><draw:path draw:style-name="gr3" draw:text-style-name="P5" svg:width="0.1008in" svg:height="0.035in" svg:x="5.7287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724in" svg:height="0.1in" svg:x="5.8878in" svg:y="0.0134in" svg:viewBox="0 0 185 255" svg:d="M53 121c0-3 0-5 0-8 0-44 7-60 11-66 9-18 29-32 54-32 6 0 19 2 28 10-14 3-21 12-21 25s9 23 25 23c14 0 24-10 24-25 0-24-17-48-57-48-53 0-117 33-117 131 0 30 3 61 20 86 17 30 47 38 73 38 54 0 92-30 92-81 0-54-39-83-86-83-9 0-30 0-46 30zM93 239c-20 0-30-14-34-21-5-12-5-40-5-46 0-49 20-66 42-66 36 0 36 28 36 67 0 37 0 66-39 66z"><text:p/></draw:path></draw:g></text:p>
      <text:p text:style-name="P12"><draw:g text:anchor-type="as-char" svg:y="-0.1134in" draw:z-index="58" draw:name="Shape60" draw:style-name="gr1"><svg:title>TexMaths</svg:title><svg:desc>11§display§f_9(g := \lambda x \in R. 1)(a)(b) = (\lambda n \in \N. \lambda y \in \R. g(n + y))(a)(b) = g(a + b) = \bm{1}§svg§600§FALSE§</svg:desc><draw:path draw:style-name="gr2" draw:text-style-name="P4" svg:width="4.8402in" svg:height="0.1358in" svg:x="0.0429in" svg:y="0.0071in" svg:viewBox="0 0 12295 346" svg:d="M6148 346c-2049 0-4099 0-6148 0 0-116 0-230 0-346 4099 0 8197 0 12295 0 0 116 0 230 0 346-2049 0-4098 0-6147 0z"><text:p/></draw:path><draw:path draw:style-name="gr3" draw:text-style-name="P5" svg:width="0.0756in" svg:height="0.1374in" svg:x="-0.0004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484in" svg:height="0.0724in" svg:x="0.072in" svg:y="0.0661in" svg:viewBox="0 0 124 185" svg:d="M98 99c0 66-33 77-50 77-5 0-19-1-27-9 11-1 12-11 12-13 0-6-5-12-13-12-9 0-13 6-13 13 0 18 15 30 41 30 40 0 76-36 76-95 0-67-29-90-61-90-9 0-28 1-43 17-10 8-20 18-20 44 0 34 26 59 58 59 22 0 33-14 40-26 0 1 0 3 0 5zM59 112c-9 0-19-3-27-16-7-10-7-21-7-35 0-17 0-28 8-38 7-10 15-15 30-15 14 0 22 9 26 15 8 11 8 31 8 40 0 35-20 49-38 49z"><text:p/></draw:path><draw:path draw:style-name="gr3" draw:text-style-name="P5" svg:width="0.0346in" svg:height="0.1512in" svg:x="0.1496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5" svg:width="0.0693in" svg:height="0.0976in" svg:x="0.1961in" svg:y="0.0453in" svg:viewBox="0 0 177 249" svg:d="M176 25c0-2 1-4 1-6 0-7-4-11-11-11-4 0-14 3-15 16-8-14-21-24-37-24-44 0-92 54-92 110 0 38 24 61 52 61 23 0 40-18 45-22-8 34-8 33-12 50-2 5-16 41-56 41-8 0-20 0-31-3 11-4 15-13 15-20s-4-13-14-13c-9 0-21 6-21 22 0 15 14 23 52 23 48 0 76-30 81-52 14-57 29-114 43-172zM125 121c-2 10-11 20-18 28-9 6-21 13-32 13-20 0-25-20-25-35 0-19 11-64 22-84 9-19 27-34 42-34 26 0 31 31 31 33s0 4-1 5c-6 25-12 49-19 74z"><text:p/></draw:path><draw:path draw:style-name="gr3" draw:text-style-name="P5" svg:width="0.0157in" svg:height="0.065in" svg:x="0.3272in" svg:y="0.048in" svg:viewBox="0 0 41 166" svg:d="M41 21c0-12-10-21-21-21-12 0-20 9-20 21 0 11 8 20 20 20 11 0 21-9 21-20zM41 146c0-12-10-20-21-20-12 0-20 8-20 20 0 11 8 20 20 20 11 0 21-9 21-20z"><text:p/></draw:path><draw:path draw:style-name="gr3" draw:text-style-name="P5" svg:width="0.1004in" svg:height="0.0354in" svg:x="0.365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5" svg:width="0.0748in" svg:height="0.1067in" svg:x="0.5252in" svg:y="0.0071in" svg:viewBox="0 0 191 272" svg:d="M118 155c15 41 34 98 39 107 7 9 11 9 21 9 4 0 6 0 9 0s4-1 4-3-1-3-2-5c-4-4-6-10-9-17-26-73-52-146-79-218-7-24-28-28-47-28-2 0-7 0-7 4 0 3 3 3 4 4 13 2 15 4 25 31 12 35 25 70 37 105-35 35-71 70-106 105-5 4-7 6-7 12 0 7 4 11 11 11 6 0 10-4 13-9 31-36 63-71 94-108z"><text:p/></draw:path><draw:path draw:style-name="gr3" draw:text-style-name="P5" svg:width="0.0756in" svg:height="0.0685in" svg:x="0.6098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1-12-21-25 0-9 2-17 6-34 4-18 8-35 13-53z"><text:p/></draw:path><draw:path draw:style-name="gr3" draw:text-style-name="P5" svg:width="0.0756in" svg:height="0.087in" svg:x="0.7476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5" svg:width="0.1083in" svg:height="0.1063in" svg:x="0.885in" svg:y="0.0098in" svg:viewBox="0 0 276 271" svg:d="M129 26c2-9 3-13 11-14 3 0 15 0 24 0 26 0 69 0 69 38 0 13-5 39-21 55-10 10-30 22-65 22-14 0-29 0-44 0 9-35 17-68 26-101zM185 132c38-9 85-35 85-75 0-33-35-57-86-57-37 0-74 0-110 0-8 0-11 0-11 8 0 4 3 4 11 4 1 0 7 0 14 0 8 1 11 1 11 7 0 1-1 2-2 7-18 69-34 138-52 206-3 15-4 18-35 18-7 0-10 0-10 8 0 4 4 4 6 4 11 0 37-1 48-1s38 1 49 1c4 0 8 0 8-8 0-4-3-4-11-4-14 0-25 0-25-7 0-2 1-4 1-6 9-33 16-67 25-102 16 0 31 0 46 0 36 0 42 22 42 36 0 5-2 17-5 26-2 10-6 24-6 32 0 42 46 42 52 42 32 0 46-40 46-44 0-6-3-3-4-6-5 0-5 4-6 6-10 28-26 35-35 35-13 0-15-9-15-23 0-12 2-31 3-43 1-6 2-13 2-19 0-29-26-42-36-45z"><text:p/></draw:path><draw:path draw:style-name="gr3" draw:text-style-name="P5" svg:width="0.0157in" svg:height="0.0157in" svg:x="1.0087in" svg:y="0.0972in" svg:viewBox="0 0 41 41" svg:d="M41 21c0-12-9-21-20-21s-21 9-21 21c0 11 10 20 21 20s20-9 20-20z"><text:p/></draw:path><draw:path draw:style-name="gr3" draw:text-style-name="P5" svg:width="0.05in" svg:height="0.1in" svg:x="1.0512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5" svg:width="0.035in" svg:height="0.1512in" svg:x="1.1224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5" svg:width="0.0346in" svg:height="0.1512in" svg:x="1.1882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0693in" svg:height="0.0685in" svg:x="1.2386in" svg:y="0.0453in" svg:viewBox="0 0 177 175" svg:d="M129 25c-8-14-19-25-37-25-45 0-92 57-92 113 0 37 21 62 51 62 8 0 27-1 50-29 4 16 17 29 35 29 14 0 24-9 29-21 7-14 12-37 12-38 0-4-3-4-5-4-4 0-4 1-5 7-6 25-14 47-29 47-11 0-13-10-13-17 0-9 2-11 6-29 4-17 4-20 9-34 4-18 9-36 13-54 3-11 3-12 3-13 0-7-4-11-11-11-10 0-15 9-16 17zM103 124c-2 8-2 8-7 15-18 22-33 27-44 27-19 0-24-21-24-36 0-19 12-66 20-84 13-23 30-37 46-37 25 0 30 32 30 34s-1 4-1 7c-6 24-13 49-20 74z"><text:p/></draw:path><draw:path draw:style-name="gr3" draw:text-style-name="P5" svg:width="0.035in" svg:height="0.1512in" svg:x="1.3213in" svg:y="0in" svg:viewBox="0 0 90 385" svg:d="M90 193c0-30-4-76-25-120-23-48-56-73-61-73-2 0-4 2-4 4s0 2 8 9c38 38 60 99 60 180 0 65-14 133-62 181-6 6-6 6-6 7 0 2 2 4 4 4 5 0 39-26 62-76 20-41 24-84 24-116z"><text:p/></draw:path><draw:path draw:style-name="gr3" draw:text-style-name="P5" svg:width="0.0346in" svg:height="0.1512in" svg:x="1.387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5" svg:width="0.0559in" svg:height="0.1063in" svg:x="1.4382in" svg:y="0.0071in" svg:viewBox="0 0 143 271" svg:d="M75 4c0-1 0-4-6-4-8 0-37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5" svg:width="0.0346in" svg:height="0.1512in" svg:x="1.505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04in" svg:height="0.0354in" svg:x="1.606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346in" svg:height="0.1512in" svg:x="1.7736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5" svg:width="0.0748in" svg:height="0.1067in" svg:x="1.8256in" svg:y="0.0071in" svg:viewBox="0 0 191 272" svg:d="M118 155c15 41 34 98 40 107 7 9 10 9 21 9 3 0 6 0 8 0 4 0 4-1 4-3s-1-3-2-5c-3-4-5-10-9-17-26-73-51-146-78-218-8-24-29-28-47-28-2 0-8 0-8 4 0 3 4 4 5 4 12 2 15 4 24 31 13 35 25 70 38 105-35 35-71 70-106 105-6 4-8 6-8 12 0 7 6 11 12 11s10-4 12-9c31-36 63-71 94-108z"><text:p/></draw:path><draw:path draw:style-name="gr3" draw:text-style-name="P5" svg:width="0.0819in" svg:height="0.0685in" svg:x="1.911in" svg:y="0.0453in" svg:viewBox="0 0 209 175" svg:d="M22 148c-1 6-3 15-3 17 0 7 5 10 12 10 4 0 11-3 14-11 0-1 5-19 7-29 3-12 5-23 9-34 2-9 4-17 6-26 1-7 5-18 5-19 6-12 26-47 63-47 18 0 21 14 21 26 0 24-18 74-25 91-3 8-4 13-4 17 0 19 14 32 31 32 37 0 51-56 51-59 0-4-3-4-4-4-4 0-4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5" svg:width="0.076in" svg:height="0.087in" svg:x="2.0528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5" svg:width="0.1028in" svg:height="0.1063in" svg:x="2.1878in" svg:y="0.0098in" svg:viewBox="0 0 262 271" svg:d="M33 35c0 63 0 126 0 187 0 20-2 28-22 28-4 0-11 0-11 7 0 6 6 6 13 6 20 0 40 0 60 0 7 0 13 0 13-6 0-7-7-7-12-7-21 0-24-9-24-29 0-58 0-118 0-176 56 74 111 148 167 220 3 5 5 6 7 6 7 0 7-7 7-13 0-72 0-145 0-217 0-21 4-27 22-28 2 0 9 0 9-6 0-7-7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" draw:text-style-name="P5" svg:width="0.0157in" svg:height="0.0157in" svg:x="2.3071in" svg:y="0.0972in" svg:viewBox="0 0 41 41" svg:d="M41 21c0-12-9-21-20-21s-21 9-21 21c0 11 10 20 21 20s20-9 20-20z"><text:p/></draw:path><draw:path draw:style-name="gr3" draw:text-style-name="P5" svg:width="0.0748in" svg:height="0.1067in" svg:x="2.3441in" svg:y="0.0071in" svg:viewBox="0 0 191 272" svg:d="M118 155c15 41 34 98 40 107s10 9 20 9c4 0 6 0 9 0 4 0 4-1 4-3s-1-3-2-5c-3-4-5-10-9-17-26-73-51-146-78-218-8-24-29-28-47-28-2 0-8 0-8 4 0 3 3 3 4 4 13 2 16 4 25 31 12 35 25 70 37 105-35 35-71 70-106 105-5 4-7 6-7 12 0 7 6 11 12 11s9-4 12-9c31-36 63-71 94-108z"><text:p/></draw:path><draw:path draw:style-name="gr3" draw:text-style-name="P5" svg:width="0.0697in" svg:height="0.0976in" svg:x="2.4291in" svg:y="0.0453in" svg:viewBox="0 0 178 249" svg:d="M176 24c2-5 2-6 2-9 0-7-5-11-11-11-4 0-11 3-14 8-1 2-3 14-6 21-2 10-5 21-7 31-6 23-12 46-18 69-1 7-17 33-43 33-20 0-24-16-24-31 0-17 7-41 20-76 5-15 8-19 8-27 0-18-13-32-32-32-37 0-51 56-51 59 0 5 3 5 4 5 4 0 5-1 7-8 10-36 25-47 39-47 3 0 9 0 9 12 0 10-4 20-6 27-16 41-23 63-23 81 0 34 25 46 47 46 15 0 29-7 40-18-6 20-10 40-26 59-10 13-25 24-43 24-5 0-22-1-28-15 5 0 11 0 16-6 4-3 8-8 8-14 0-12-11-13-14-13-9 0-22 5-22 24s17 33 40 33c41 0 81-35 92-77 12-50 24-99 36-148z"><text:p/></draw:path><draw:path draw:style-name="gr3" draw:text-style-name="P5" svg:width="0.076in" svg:height="0.087in" svg:x="2.5594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5" svg:width="0.1039in" svg:height="0.1031in" svg:x="2.6933in" svg:y="0.0098in" svg:viewBox="0 0 265 263" svg:d="M97 143c4 0 10 0 14 0 19 30 39 60 57 88 5 7 14 22 18 28 3 4 4 4 13 4 18 0 35 0 53 0 8 0 13 0 13-6 0-4-2-6-5-7-15-3-33-29-43-41-2-3-22-28-49-70 36-6 69-21 69-66 0-54-58-73-103-73-40 0-80 0-121 0-7 0-13 0-13 7 0 6 7 6 10 6 22 0 24 4 24 22 0 64 0 129 0 193 0 19-2 22-24 22-3 0-10 0-10 7 0 6 6 6 13 6 35 0 71 0 106 0 6 0 12 0 12-6 0-7-7-7-10-7-22 0-24-3-24-22 0-28 0-56 0-85zM172 124c11-14 12-35 12-51 0-19-2-40-16-55 17 3 55 15 55 55 0 24-12 44-51 51zM97 34c0-8 0-21 24-21 33 0 50 15 50 60 0 49-13 57-74 57 0-32 0-64 0-96zM44 250c3-7 3-18 3-21 0-64 0-129 0-194 0-4 0-14-3-22 14 0 30 0 44 0-4 7-4 15-4 20 0 65 0 131 0 196 0 3 0 14 3 21-14 0-29 0-43 0zM127 143c3 0 4-1 7-1 6 0 15 0 20-1 6 9 47 77 80 109-13 0-25 0-38 0-23-35-46-72-69-107z"><text:p/></draw:path><draw:path draw:style-name="gr3" draw:text-style-name="P5" svg:width="0.0157in" svg:height="0.0157in" svg:x="2.8138in" svg:y="0.0972in" svg:viewBox="0 0 41 41" svg:d="M41 21c0-12-9-21-20-21-12 0-21 9-21 21 0 11 9 20 21 20 11 0 20-9 20-20z"><text:p/></draw:path><draw:path draw:style-name="gr3" draw:text-style-name="P5" svg:width="0.0693in" svg:height="0.0976in" svg:x="2.8453in" svg:y="0.0453in" svg:viewBox="0 0 177 249" svg:d="M176 25c0-2 1-4 1-6 0-7-4-11-11-11-4 0-14 3-16 16-7-14-20-24-36-24-44 0-92 54-92 110 0 38 23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5" svg:width="0.035in" svg:height="0.1512in" svg:x="2.9358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5" svg:width="0.0823in" svg:height="0.0685in" svg:x="2.9843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7-27 7-21 24-63 24-85 0-27-17-42-44-42-36 0-54 25-61 34-2-22-19-34-36-34-19 0-24 15-29 22-6 13-12 36-12 37 0 5 4 5 6 5 3 0 4-1 6-9 7-27 14-46 28-46 7 0 12 4 12 17 0 8-1 13-6 32-7 30-15 60-23 90z"><text:p/></draw:path><draw:path draw:style-name="gr3" draw:text-style-name="P5" svg:width="0.1008in" svg:height="0.1in" svg:x="3.1138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5" svg:width="0.0697in" svg:height="0.0976in" svg:x="3.2618in" svg:y="0.0453in" svg:viewBox="0 0 178 249" svg:d="M177 24c1-5 1-6 1-9 0-7-5-11-11-11-4 0-10 3-14 8 0 2-3 14-4 21-4 10-6 21-8 31-6 23-12 46-18 69-2 7-18 33-44 33-20 0-24-16-24-31 0-17 7-41 20-76 6-15 8-19 8-27 0-18-13-32-32-32-37 0-51 56-51 59 0 5 3 5 4 5 5 0 5-1 7-8 10-36 25-47 39-47 3 0 9 0 9 12 0 10-3 20-6 27-16 41-22 63-22 81 0 34 24 46 47 46 14 0 28-7 39-18-5 20-10 40-26 59-10 13-24 24-41 24-6 0-24-1-30-15 5 0 11 0 16-6 5-3 8-8 8-14 0-12-10-13-14-13-9 0-22 5-22 24s17 33 42 33c39 0 79-35 90-77 12-50 25-99 37-148z"><text:p/></draw:path><draw:path draw:style-name="gr3" draw:text-style-name="P5" svg:width="0.0346in" svg:height="0.1512in" svg:x="3.346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35in" svg:height="0.1512in" svg:x="3.4051in" svg:y="0in" svg:viewBox="0 0 90 385" svg:d="M90 193c0-30-4-76-25-120-23-48-57-73-61-73-2 0-4 2-4 4s0 2 8 9c37 38 60 99 60 180 0 65-14 133-62 181-6 6-6 6-6 7 0 2 2 4 4 4 4 0 39-26 62-76 20-41 24-84 24-116z"><text:p/></draw:path><draw:path draw:style-name="gr3" draw:text-style-name="P5" svg:width="0.0346in" svg:height="0.1512in" svg:x="3.4709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0693in" svg:height="0.0685in" svg:x="3.5213in" svg:y="0.0453in" svg:viewBox="0 0 177 175" svg:d="M129 25c-8-14-19-25-37-25-45 0-92 57-92 113 0 37 21 62 51 62 8 0 27-1 50-29 4 16 17 29 35 29 14 0 24-9 29-21 7-14 12-37 12-38 0-4-3-4-5-4-4 0-4 1-5 7-6 25-14 47-29 47-11 0-13-10-13-17 0-9 2-11 6-29 4-17 4-20 9-34 4-18 9-36 13-54 3-11 3-12 3-13 0-7-4-11-11-11-10 0-15 9-16 17zM103 124c-2 8-2 8-7 15-18 22-33 27-44 27-19 0-24-21-24-36 0-19 12-66 20-84 13-23 30-37 46-37 25 0 30 32 30 34s-1 4-1 7c-6 24-13 49-20 74z"><text:p/></draw:path><draw:path draw:style-name="gr3" draw:text-style-name="P5" svg:width="0.035in" svg:height="0.1512in" svg:x="3.6039in" svg:y="0in" svg:viewBox="0 0 90 385" svg:d="M90 193c0-30-4-76-25-120-23-48-56-73-61-73-2 0-4 2-4 4s0 2 8 9c38 38 60 99 60 180 0 65-14 133-62 181-6 6-6 6-6 7 0 2 2 4 4 4 5 0 39-26 62-76 20-41 24-84 24-116z"><text:p/></draw:path><draw:path draw:style-name="gr3" draw:text-style-name="P5" svg:width="0.0346in" svg:height="0.1512in" svg:x="3.6697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5" svg:width="0.0559in" svg:height="0.1063in" svg:x="3.7209in" svg:y="0.0071in" svg:viewBox="0 0 143 271" svg:d="M75 4c0-1 0-4-6-4-8 0-37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5" svg:width="0.0346in" svg:height="0.1512in" svg:x="3.788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04in" svg:height="0.0354in" svg:x="3.889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693in" svg:height="0.0976in" svg:x="4.0437in" svg:y="0.0453in" svg:viewBox="0 0 177 249" svg:d="M176 25c1-2 1-4 1-6 0-7-4-11-11-11-3 0-14 3-15 16-7-14-21-24-37-24-44 0-91 54-91 110 0 38 23 61 51 61 23 0 42-18 45-22-8 34-8 33-12 50-2 5-16 41-56 41-7 0-20 0-31-3 12-4 15-13 15-20s-3-13-14-13c-9 0-21 6-21 22 0 15 14 23 52 23 48 0 76-30 81-52 14-57 29-114 43-172zM127 121c-3 10-11 20-20 28-9 6-20 13-32 13-19 0-25-20-25-35 0-19 12-64 22-84 11-19 27-34 44-34 25 0 30 31 30 33s-1 4-1 5c-6 25-12 49-18 74z"><text:p/></draw:path><draw:path draw:style-name="gr3" draw:text-style-name="P5" svg:width="0.0346in" svg:height="0.1512in" svg:x="4.1346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5" svg:width="0.0693in" svg:height="0.0685in" svg:x="4.1846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1008in" svg:height="0.1in" svg:x="4.3012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5" svg:width="0.0555in" svg:height="0.1063in" svg:x="4.4524in" svg:y="0.0071in" svg:viewBox="0 0 142 271" svg:d="M74 4c0-1 0-4-5-4-10 0-37 3-47 3-3 1-8 1-8 8 0 6 4 6 9 6 19 0 20 2 20 6 0 2-3 16-6 23-11 42-20 84-31 127-5 19-6 25-6 37 0 37 20 61 48 61 47 0 94-57 94-112 0-36-21-62-52-62-17 0-33 11-45 23 10-39 19-77 29-116zM37 150c3-8 3-9 6-13 20-26 36-31 46-31 14 0 25 11 25 36 0 23-13 66-19 80-14 27-31 40-47 40-13 0-25-10-25-38 0-8 0-15 6-39 3-12 5-24 8-35z"><text:p/></draw:path><draw:path draw:style-name="gr3" draw:text-style-name="P5" svg:width="0.0346in" svg:height="0.1512in" svg:x="4.5193in" svg:y="0in" svg:viewBox="0 0 89 385" svg:d="M89 193c0-30-3-76-25-120-23-48-56-73-61-73-2 0-3 2-3 4s0 2 8 9c37 38 59 99 59 180 0 65-14 133-61 181-6 6-6 6-6 7 0 2 1 4 3 4 5 0 40-26 62-76 20-41 24-84 24-116z"><text:p/></draw:path><draw:path draw:style-name="gr3" draw:text-style-name="P5" svg:width="0.1008in" svg:height="0.0354in" svg:x="4.6205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5" svg:width="0.0618in" svg:height="0.0984in" svg:x="4.7854in" svg:y="0.0134in" svg:viewBox="0 0 158 251" svg:d="M105 12c0-9 0-12-11-12-4 0-5 0-8 2-30 22-71 22-78 22-2 0-6 0-8 0 0 6 0 12 0 18 2 0 6 0 8 0 6 0 27 0 50-8 0 66 0 133 0 199-17 0-36 0-54 0 0 7 0 13 0 18 17-1 59-1 77-1 19 0 60 0 77 1 0-5 0-11 0-18-17 0-36 0-53 0 0-73 0-147 0-221z"><text:p/></draw:path></draw:g></text:p>
      <text:h text:style-name="P15" text:outline-level="2">3. כתיבה בכתיב למדא, וכתיבת <text:span text:style-name="T4">דומיין</text:span> <text:span text:style-name="T4">וטווחן</text:span> בהתאם לתיאור פונקציה נתונה</text:h>
      <text:section text:style-name="Sect1" text:name="Section2">
        <text:h text:style-name="Heading_20_3" text:outline-level="3">סעיף (א)</text:h>
        <text:p text:style-name="P12"><draw:g text:anchor-type="as-char" svg:y="-0.1902in" draw:z-index="59" draw:name="Shape61" draw:style-name="gr1"><svg:title>TexMaths</svg:title><svg:desc>11§latex§\begin{gather*}
f = \lambda n \in \N. \{q \in \Q. q \le n\} \\
dom(f) = \N, range(f) = \Q
\end{gather}§svg§600§FALSE§</svg:desc><draw:path draw:style-name="gr2" draw:text-style-name="P4" svg:width="1.7787in" svg:height="0.3642in" svg:x="0.0016in" svg:y="0.0079in" svg:viewBox="0 0 4519 926" svg:d="M0 0c1506 0 3013 0 4519 0 0 308 0 617 0 926-1506 0-3013 0-4519 0 0-309 0-618 0-926z"><text:p/></draw:path><draw:path draw:style-name="gr3" draw:text-style-name="P5" svg:width="0.0752in" svg:height="0.1378in" svg:x="0.026in" svg:y="0.0075in" svg:viewBox="0 0 192 351" svg:d="M121 118c11 0 22 0 33 0 8 0 12 0 12-8 0-4-4-4-11-4-11 0-21 0-32 0 2-15 6-30 8-44 2-8 8-36 10-41 3-7 10-12 17-12 3 0 12 0 20 6-17 2-21 16-21 21 0 9 7 14 15 14 9 0 20-9 20-24 0-17-17-26-34-26-13 0-37 7-48 45-2 8-3 12-13 61-9 0-18 0-27 0-7 0-12 0-12 7 0 5 4 5 11 5 9 0 17 0 26 0-10 50-19 101-29 153-7 37-13 72-34 72-1 0-11 0-18-7 18-1 21-15 21-21 0-9-6-13-14-13-10 0-21 8-21 23 0 17 16 26 32 26 22 0 37-22 44-37 12-25 21-71 22-74 8-41 15-82 23-122z"><text:p/></draw:path><draw:path draw:style-name="gr3" draw:text-style-name="P5" svg:width="0.1008in" svg:height="0.035in" svg:x="0.1594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48in" svg:height="0.1071in" svg:x="0.3197in" svg:y="0.0087in" svg:viewBox="0 0 191 273" svg:d="M118 155c15 41 34 99 40 109 6 8 10 8 20 8 3 0 6 0 9 0s4-2 4-3c0-2-1-3-2-4-4-4-6-11-9-18-26-74-52-147-79-219-8-24-28-28-47-28-1 0-7 0-7 4 0 3 2 3 4 4 13 2 15 4 25 31 12 35 25 70 37 105-35 35-71 71-106 106-5 4-7 6-7 12 0 7 4 11 11 11 5 0 10-4 13-8 31-37 63-73 94-110z"><text:p/></draw:path><draw:path draw:style-name="gr3" draw:text-style-name="P5" svg:width="0.0823in" svg:height="0.0685in" svg:x="0.4047in" svg:y="0.0469in" svg:viewBox="0 0 210 175" svg:d="M23 149c-1 5-3 14-3 16 0 7 5 10 11 10 4 0 12-3 14-11 2-10 6-19 8-29 2-11 5-23 7-34 4-9 6-17 7-26 2-7 6-18 6-19 5-12 26-47 62-47 18 0 21 14 21 26 0 24-19 74-25 90-3 9-3 15-3 18 0 19 13 32 31 32 37 0 51-56 51-59 0-4-3-4-4-4-5 0-5 1-7 7-8 26-20 48-40 48-6 0-8-4-8-13 0-10 3-19 6-27 8-21 24-63 24-85 0-27-16-42-45-42-34 0-52 25-59 34-2-22-19-34-36-34-18 0-26 15-29 22-7 13-12 36-12 37 0 5 4 5 5 5 4 0 4-1 7-9 6-27 14-46 28-46 7 0 12 4 12 17 0 8-1 13-7 33-8 30-14 60-22 90z"><text:p/></draw:path><draw:path draw:style-name="gr3" draw:text-style-name="P5" svg:width="0.0752in" svg:height="0.0874in" svg:x="0.5465in" svg:y="0.0319in" svg:viewBox="0 0 192 223" svg:d="M179 120c7 0 13 0 13-8 0-7-6-7-13-7-55 0-109 0-164 0 5-52 50-90 104-90 20 0 40 0 60 0 7 0 13 0 13-7 0-8-6-8-13-8-20 0-40 0-60 0-66 0-119 50-119 112s53 111 119 111c20 0 40 0 60 0 7 0 13 0 13-7 0-8-6-8-13-8-20 0-40 0-60 0-54 0-99-36-104-88 55 0 109 0 164 0z"><text:p/></draw:path><draw:path draw:style-name="gr3" draw:text-style-name="P5" svg:width="0.1028in" svg:height="0.1067in" svg:x="0.6811in" svg:y="0.0102in" svg:viewBox="0 0 262 272" svg:d="M34 34c0 63 0 127 0 189 0 20-3 28-23 28-4 0-11 0-11 7 0 6 7 6 13 6 20 0 41 0 61 0 6 0 12 0 12-6 0-7-6-7-11-7-22 0-24-9-24-29 0-59 0-117 0-177 55 74 111 148 166 221 3 5 5 6 8 6 7 0 7-7 7-13 0-73 0-146 0-218 0-22 3-28 21-28 2 0 9 0 9-6 0-7-6-7-13-7-19 0-38 0-57 0-6 0-13 0-13 7 0 6 8 6 11 6 22 0 26 8 26 29 0 41 0 80 0 121-39-53-79-105-117-157-4-6-6-6-14-6-22 0-45 0-67 0-7 0-14 0-14 7 0 5 7 6 9 6 10 1 18 8 21 12 0 4 0 5 0 9zM218 244c-56-73-111-147-167-221-5-5-5-5-9-10 15 0 31 0 46 0 43 59 87 118 130 176 0 18 0 37 0 55z"><text:p/></draw:path><draw:path draw:style-name="gr3" draw:text-style-name="P5" svg:width="0.0161in" svg:height="0.0157in" svg:x="0.8004in" svg:y="0.0984in" svg:viewBox="0 0 42 41" svg:d="M42 21c0-11-10-21-21-21s-21 10-21 21 10 20 21 20 21-9 21-20z"><text:p/></draw:path><draw:path draw:style-name="gr3" draw:text-style-name="P5" svg:width="0.0535in" svg:height="0.1516in" svg:x="0.8406in" svg:y="0in" svg:viewBox="0 0 137 386" svg:d="M81 52c0-16 10-41 53-43 1-1 3-2 3-5 0-4-3-4-7-4-39 0-74 20-74 48 0 30 0 59 0 88 0 16 0 28-15 40s-29 12-38 13c-2 0-3 1-3 5 0 3 2 3 7 3 25 2 44 17 48 35 1 5 1 5 1 19 0 25 0 51 0 76 0 16 0 28 19 44 14 11 39 15 55 15 4 0 7 0 7-4 0-3-2-3-6-4-24-2-43-14-49-34-1-3-1-4-1-18 0-28 0-54 0-81 0-17-3-24-15-37-8-8-19-12-30-14 32-9 45-28 45-50 0-31 0-61 0-92z"><text:p/></draw:path><draw:path draw:style-name="gr3" draw:text-style-name="P5" svg:width="0.0622in" svg:height="0.0969in" svg:x="0.9114in" svg:y="0.0469in" svg:viewBox="0 0 159 247" svg:d="M159 4c0-1-1-3-3-3-4 0-20 16-26 27-9-21-24-28-37-28-45 0-93 57-93 113 0 38 23 62 52 62 16 0 32-9 45-23-4 13-16 66-17 69-3 11-6 12-28 13-5 0-9 0-9 8 2 1 0 5 5 5 12 0 26-3 39-3s26 3 39 3c3 0 7 0 7-8 0-5-3-5-10-5-19 0-19-3-19-6 0-2 2-6 3-9 17-72 35-143 52-215zM53 167c-23 0-26-31-26-36 0-19 13-62 19-77 11-29 32-45 47-45 26 0 31 31 31 34 0 2-21 87-22 88-6 11-27 36-49 36z"><text:p/></draw:path><draw:path draw:style-name="gr3" draw:text-style-name="P5" svg:width="0.0752in" svg:height="0.0874in" svg:x="1.0339in" svg:y="0.0319in" svg:viewBox="0 0 192 223" svg:d="M179 120c7 0 13 0 13-8 0-7-6-7-13-7-55 0-109 0-164 0 5-52 50-90 104-90 20 0 40 0 60 0 7 0 13 0 13-7 0-8-6-8-13-8-21 0-40 0-61 0-66 0-118 50-118 112s52 111 118 111c21 0 40 0 61 0 7 0 13 0 13-7 0-8-6-8-13-8-20 0-40 0-60 0-54 0-99-36-104-88 55 0 109 0 164 0z"><text:p/></draw:path><draw:path draw:style-name="gr3" draw:text-style-name="P5" svg:width="0.1079in" svg:height="0.1339in" svg:x="1.1697in" svg:y="0.0075in" svg:viewBox="0 0 275 341" svg:d="M172 276c55-12 103-55 103-136 0-97-68-140-138-140s-137 45-137 140c0 82 49 122 95 134 17 40 56 67 103 67 20 0 41-3 62-11 6-3 9-4 9-9s-3-7-5-7c-1 0-2 0-4 1-11 2-16 2-21 2-37 0-59-22-67-41zM84 24c-24 28-30 73-30 116 0 37 5 86 31 116-27-9-72-41-72-116 0-78 49-107 71-116zM191 24c26 10 71 41 71 116 0 79-49 108-72 116 24-28 31-73 31-116 0-38-5-86-31-116zM137 266c-62 0-69-82-69-126 0-46 8-127 69-127 63 0 70 83 70 127 0 46-8 126-70 126zM112 277c11 3 17 1 25 3 3 0 10 0 21-2 10 25 29 39 49 48 3 1 2 0 3 1 0 1-7 1-12 1-32 0-66-15-86-51z"><text:p/></draw:path><draw:path draw:style-name="gr3" draw:text-style-name="P5" svg:width="0.0157in" svg:height="0.0157in" svg:x="1.2961in" svg:y="0.0984in" svg:viewBox="0 0 41 41" svg:d="M41 21c0-11-10-21-21-21-12 0-20 10-20 21s8 20 20 20c11 0 21-9 21-20z"><text:p/></draw:path><draw:path draw:style-name="gr3" draw:text-style-name="P5" svg:width="0.0622in" svg:height="0.0969in" svg:x="1.3315in" svg:y="0.0469in" svg:viewBox="0 0 159 247" svg:d="M159 4c0-1-1-3-4-3s-19 16-25 27c-9-21-24-28-37-28-46 0-93 57-93 113 0 38 23 62 52 62 16 0 30-9 45-23-4 13-17 66-18 69-3 11-5 12-27 13-6 0-9 0-9 8 1 1 0 5 4 5 13 0 27-3 40-3 12 0 26 3 39 3 2 0 7 0 7-8 0-5-3-5-10-5-19 0-19-3-19-6 0-2 2-6 2-9 17-72 36-143 53-215zM53 167c-23 0-26-31-26-36 0-19 11-62 18-77 12-29 32-45 48-45 26 0 31 31 31 34 0 2-22 87-23 88-5 11-27 36-48 36z"><text:p/></draw:path><draw:path draw:style-name="gr3" draw:text-style-name="P5" svg:width="0.0925in" svg:height="0.1173in" svg:x="1.4535in" svg:y="0.0173in" svg:viewBox="0 0 236 299" svg:d="M229 17c4-3 7-5 7-9 0-5-3-8-7-8-2 0-6 1-7 2-71 34-143 67-214 101-7 4-8 6-8 9 0 4 2 7 8 9 71 33 143 66 214 100 5 2 6 2 7 2 4 0 7-3 7-7s-1-6-7-9c-67-32-136-63-203-95 67-32 136-64 203-95zM223 299c7 0 13-1 13-8 0-9-7-8-14-8-69 0-138 0-208 0-5 0-14-1-14 8 0 7 8 8 14 8 70 0 140 0 209 0z"><text:p/></draw:path><draw:path draw:style-name="gr3" draw:text-style-name="P5" svg:width="0.0823in" svg:height="0.0685in" svg:x="1.6059in" svg:y="0.0469in" svg:viewBox="0 0 210 175" svg:d="M23 149c-1 5-3 14-3 16 0 7 5 10 11 10 4 0 12-3 14-11 2-10 6-19 8-29 2-11 5-23 7-34 4-9 6-17 7-26 2-7 6-18 6-19 5-12 26-47 62-47 18 0 21 14 21 26 0 24-19 74-25 90-3 9-3 15-3 18 0 19 13 32 31 32 37 0 51-56 51-59 0-4-4-4-5-4-4 0-4 1-6 7-8 26-20 48-40 48-6 0-8-4-8-13 0-10 3-19 6-27 8-21 24-63 24-85 0-27-16-42-45-42-34 0-54 25-60 34-1-22-18-34-35-34-18 0-26 15-29 22-7 13-12 36-12 37 0 5 3 4 4 5 5 0 5-1 7-9 7-27 14-46 29-46 7 0 12 4 12 17 0 8-1 13-7 33-8 30-14 60-22 90z"><text:p/></draw:path><draw:path draw:style-name="gr3" draw:text-style-name="P5" svg:width="0.0535in" svg:height="0.1516in" svg:x="1.7035in" svg:y="0in" svg:viewBox="0 0 137 386" svg:d="M56 335c0 16-10 40-53 43-1 1-3 2-3 4 0 4 4 4 8 4 37 0 73-18 73-48s0-60 0-88c0-14 0-28 16-40 14-11 28-12 37-13 2 0 3-1 3-3 0-5-2-5-6-5-25-2-44-15-49-35-1-3-1-4-1-19 0-25 0-50 0-76 0-16 0-28-18-44-16-11-42-15-55-15-4 0-8 0-8 4s2 4 7 5c24 1 42 13 48 33 1 3 1 4 1 19 0 27 0 53 0 81 0 18 3 24 15 36 8 8 19 12 30 16-32 9-45 26-45 48 0 31 0 62 0 93z"><text:p/></draw:path><draw:path draw:style-name="gr3" draw:text-style-name="P5" svg:width="0.072in" svg:height="0.1071in" svg:x="-0.0004in" svg:y="0.2366in" svg:viewBox="0 0 184 273" svg:d="M184 4c-1-1 0-4-5-4-6 0-43 4-49 4-4 2-6 3-6 8s4 5 10 5c18 0 19 3 19 6 0 2-1 6-1 8-8 31-16 60-23 91-7-14-18-24-36-24-45 0-93 57-93 113 0 37 21 62 52 62 7 0 26-1 49-29 3 16 18 29 35 29 15 0 23-9 29-21 7-14 12-37 12-38 0-5-3-5-4-5-5 0-5 2-6 8-6 25-13 47-30 47-9 0-11-10-11-17 0-9 0-13 3-19 18-75 36-149 55-224zM103 222c-2 8-2 8-7 15-17 22-33 27-44 27-19 0-25-21-25-36 0-19 13-66 21-85 12-22 30-36 45-36 26 0 31 31 31 34 0 2-1 4-1 6-6 25-13 50-20 75z"><text:p/></draw:path><draw:path draw:style-name="gr3" draw:text-style-name="P5" svg:width="0.065in" svg:height="0.0685in" svg:x="0.0787in" svg:y="0.2756in" svg:viewBox="0 0 166 175" svg:d="M166 65c0-40-27-65-63-65-51 0-103 55-103 110 0 37 26 65 62 65 51 0 104-53 104-110zM63 166c-17 0-34-12-34-42 0-18 9-60 23-80 18-30 40-35 51-35 22 0 34 19 34 42 0 14-7 55-22 80-14 22-35 35-52 35z"><text:p/></draw:path><draw:path draw:style-name="gr3" draw:text-style-name="P5" svg:width="0.1244in" svg:height="0.0685in" svg:x="0.1508in" svg:y="0.2756in" svg:viewBox="0 0 317 175" svg:d="M23 147c-1 7-3 16-3 18 0 7 5 10 11 10 4 0 12-3 14-11 2-10 6-19 8-29 3-11 5-23 9-34 2-9 4-17 5-26 2-7 6-18 6-19 5-12 26-47 62-47 18 0 21 14 21 26 0 10-2 21-5 32-4 16-8 30-11 45-3 10-6 20-8 30-1 8-4 21-4 23 0 7 5 10 11 10 12 0 14-10 17-22 6-22 20-78 23-94 1-4 21-50 64-50 17 0 21 13 21 26 0 22-17 66-24 87-4 9-6 13-6 21 0 19 15 32 32 32 36 0 51-56 51-59 0-5-4-5-5-5-4 0-4 2-5 8-7 20-19 47-40 47-6 0-10-3-10-12 0-10 5-19 8-27 7-20 23-63 23-85 0-25-15-42-44-42-30 0-49 17-64 37 0-5-1-17-12-27-10-8-22-10-32-10-34 0-52 24-59 34-2-22-19-34-36-34-18 0-26 15-29 22-7 13-12 36-12 37 0 5 4 5 5 5 4 0 4-1 7-10 7-26 14-45 28-45 6 0 12 3 12 17 0 8-1 13-7 32-8 30-14 60-22 89z"><text:p/></draw:path><draw:path draw:style-name="gr3" draw:text-style-name="P5" svg:width="0.035in" svg:height="0.1516in" svg:x="0.2949in" svg:y="0.2283in" svg:viewBox="0 0 90 386" svg:d="M90 382c0-1 0-1-6-8-49-48-61-122-61-181 0-68 14-135 62-183 5-4 5-6 5-7 0-2-1-3-4-3-4 0-39 26-61 75-20 43-25 86-25 118 0 30 4 77 26 121 23 47 56 72 60 72 3 0 4-1 4-4z"><text:p/></draw:path><draw:path draw:style-name="gr3" draw:text-style-name="P5" svg:width="0.0752in" svg:height="0.1378in" svg:x="0.3472in" svg:y="0.2346in" svg:viewBox="0 0 192 351" svg:d="M121 118c11 0 22 0 33 0 8 0 12 0 12-8 0-4-4-4-11-4-11 0-21 0-32 0 3-15 6-30 9-44 1-9 7-37 9-41 3-7 10-13 18-13 2 0 11 0 19 7-17 2-21 15-21 21 0 9 7 14 15 14 9 0 20-9 20-24 0-17-17-26-33-26-13 0-37 7-49 45-2 8-3 12-13 61-9 0-18 0-27 0-6 0-11 0-11 7 0 5 4 5 10 5 9 0 18 0 27 0-10 50-20 101-30 152-7 38-13 72-33 72-2 0-11 0-19-6 18-1 21-16 21-21 0-9-6-13-14-13-10 0-21 8-21 23 0 17 16 26 33 26 21 0 36-23 43-37 13-25 22-71 22-74 8-41 15-82 23-122z"><text:p/></draw:path><draw:path draw:style-name="gr3" draw:text-style-name="P5" svg:width="0.035in" svg:height="0.1516in" svg:x="0.439in" svg:y="0.2283in" svg:viewBox="0 0 90 386" svg:d="M90 193c0-30-4-76-26-120-23-48-56-73-60-73-2 0-4 1-4 3 0 1 0 3 8 9 37 39 59 100 59 181 0 66-14 134-62 183-5 5-5 5-5 6 0 3 2 4 4 4 4 0 39-26 62-75 19-42 24-85 24-118z"><text:p/></draw:path><draw:path draw:style-name="gr3" draw:text-style-name="P5" svg:width="0.1008in" svg:height="0.035in" svg:x="0.5402in" svg:y="0.2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028in" svg:height="0.1067in" svg:x="0.6961in" svg:y="0.2378in" svg:viewBox="0 0 262 272" svg:d="M34 34c0 63 0 127 0 189 0 20-3 28-23 28-4 0-11 0-11 7 0 6 7 6 13 6 20 0 40 0 60 0 7 0 13 0 13-6 0-7-7-7-12-7-21 0-25-9-25-29 0-59 0-117 0-177 57 74 112 148 168 221 3 5 5 6 7 6 7 0 7-7 7-13 0-73 0-146 0-218 0-22 4-28 22-28 2 0 9 0 9-6 0-7-6-7-13-7-19 0-38 0-57 0-6 0-13 0-13 7 0 6 7 6 11 6 22 0 26 8 26 29 0 41 0 80 0 121-39-53-79-105-117-157-4-6-6-6-14-6-22 0-45 0-67 0-8 0-14 0-14 7 0 5 6 6 9 6 10 1 18 8 21 12 0 4 0 4 0 9zM218 244c-56-75-112-148-169-222-3-4-3-5-7-9 15 0 31 0 46 0 43 59 87 118 130 176 0 18 0 37 0 55z"><text:p/></draw:path><draw:path draw:style-name="gr3" draw:text-style-name="P5" svg:width="0.0173in" svg:height="0.0453in" svg:x="0.815in" svg:y="0.3256in" svg:viewBox="0 0 45 116" svg:d="M45 41c0-26-10-41-24-41-13 0-21 10-21 21 0 10 8 20 21 20 4 0 10-1 13-5 1-1 1-1 2-1 0 2 1 0 1 6 0 28-14 51-26 64-4 4-4 5-4 6 0 3 2 5 3 5 4 0 35-30 35-75z"><text:p/></draw:path><draw:path draw:style-name="gr3" draw:text-style-name="P5" svg:width="0.0614in" svg:height="0.0685in" svg:x="0.874in" svg:y="0.2756in" svg:viewBox="0 0 157 175" svg:d="M23 147c-1 7-3 16-3 18 0 7 5 10 11 10 4 0 12-3 14-11 1-1 14-54 15-61 4-13 10-39 13-50 2-5 13-23 22-32 3-2 14-12 30-12 10 0 11 3 17 4-12 2-20 11-20 21 0 7 3 14 14 14 10 0 21-9 21-23 0-13-12-25-32-25-25 0-41 19-49 30-3-18-17-30-35-30s-26 15-29 22c-7 13-12 36-12 37 0 5 3 4 4 5 5 0 5-1 7-10 7-26 14-45 29-45 6 0 12 3 12 17 0 8-1 13-7 32-8 30-14 60-22 89z"><text:p/></draw:path><draw:path draw:style-name="gr3" draw:text-style-name="P5" svg:width="0.0693in" svg:height="0.0685in" svg:x="0.948in" svg:y="0.2756in" svg:viewBox="0 0 177 175" svg:d="M129 24c-7-14-18-24-36-24-45 0-93 57-93 113 0 37 22 62 52 62 7 0 27-1 50-29 4 16 17 29 35 29 14 0 22-9 29-21 7-14 11-37 11-38 0-5-3-5-4-5-4 0-5 2-6 8-6 25-13 47-30 47-9 0-11-10-11-17 0-9 2-11 6-29 3-17 4-20 8-34 4-19 10-36 14-55 2-10 2-11 2-13 0-6-4-10-11-10-9 0-15 9-16 16zM104 124c-2 8-2 8-7 15-18 22-33 27-44 27-20 0-26-21-26-36 0-19 14-66 22-85 13-22 29-36 44-36 26 0 31 31 31 34 0 2-1 4-1 7-6 25-12 49-19 74z"><text:p/></draw:path><draw:path draw:style-name="gr3" draw:text-style-name="P5" svg:width="0.0823in" svg:height="0.0685in" svg:x="1.0268in" svg:y="0.2756in" svg:viewBox="0 0 210 175" svg:d="M23 147c-1 7-3 16-3 18 0 7 5 10 11 10 4 0 12-3 14-11 2-10 6-19 8-29 2-11 5-23 7-34 4-9 6-17 7-26 2-7 6-18 6-19 5-12 26-47 62-47 18 0 21 14 21 26 0 24-19 74-25 90-3 9-3 14-3 18 0 19 13 32 31 32 37 0 51-56 51-59 0-5-3-5-5-5-4 0-4 2-6 8-8 26-20 47-40 47-6 0-8-3-8-12 0-10 3-19 6-27 8-21 24-63 24-85 0-27-16-42-45-42-34 0-54 24-60 34-1-22-18-34-35-34-18 0-26 15-29 22-7 13-12 36-12 37 0 5 3 4 4 5 5 0 5-1 7-10 7-26 14-45 29-45 7 0 12 4 12 17 0 8-1 13-7 32-8 30-14 60-22 89z"><text:p/></draw:path><draw:path draw:style-name="gr3" draw:text-style-name="P5" svg:width="0.0693in" svg:height="0.098in" svg:x="1.1161in" svg:y="0.2756in" svg:viewBox="0 0 177 250" svg:d="M176 25c1-2 1-4 1-7 0-6-4-10-11-10-3 0-14 2-15 16-7-14-21-24-37-24-44 0-91 54-91 110 0 37 23 61 51 61 23 0 41-18 45-22-8 34-12 50-12 51-3 4-16 41-56 41-7 0-20 0-31-3 12-4 16-13 16-20s-4-14-15-14c-9 0-21 7-21 23 0 15 14 23 52 23 48 0 76-30 81-53 14-57 29-114 43-172zM126 121c-2 10-11 20-19 28-9 6-20 13-32 13-19 0-24-20-24-35 0-19 11-64 20-84 11-19 28-34 44-34 26 0 31 31 31 33s-1 4-1 5c-6 25-12 50-19 74z"><text:p/></draw:path><draw:path draw:style-name="gr3" draw:text-style-name="P5" svg:width="0.0579in" svg:height="0.0685in" svg:x="1.1988in" svg:y="0.2756in" svg:viewBox="0 0 148 175" svg:d="M55 81c11 0 40-1 59-8 27-12 29-34 29-40 0-18-14-33-42-33-43 0-101 37-101 105 0 39 23 70 60 70 57 0 88-41 88-45 0-2-2-6-4-6s-2 1-5 5c-30 37-73 37-77 37-30 0-33-32-33-44 0-5 0-17 5-41 7 0 14 0 21 0zM36 73c16-59 55-64 65-64 19 0 29 11 29 24 0 40-62 40-77 40-6 0-11 0-17 0z"><text:p/></draw:path><draw:path draw:style-name="gr3" draw:text-style-name="P5" svg:width="0.035in" svg:height="0.1516in" svg:x="1.2776in" svg:y="0.2283in" svg:viewBox="0 0 90 386" svg:d="M90 382c0-1 0-1-6-8-49-48-61-122-61-181 0-68 14-135 62-183 5-4 5-6 5-7 0-2-1-3-4-3-4 0-39 26-61 75-20 43-25 86-25 118 0 30 4 77 26 121 23 47 56 72 60 72 3 0 4-1 4-4z"><text:p/></draw:path><draw:path draw:style-name="gr3" draw:text-style-name="P5" svg:width="0.0752in" svg:height="0.1378in" svg:x="1.3299in" svg:y="0.2346in" svg:viewBox="0 0 192 351" svg:d="M121 118c11 0 23 0 34 0 8 0 11 0 11-8 0-4-3-4-10-4-11 0-22 0-33 0 3-15 6-30 9-44 1-9 7-37 9-41 3-7 10-13 18-13 2 0 11 0 19 7-17 2-21 15-21 21 0 9 7 14 15 14 9 0 20-9 20-24 0-17-17-26-33-26-13 0-37 7-49 45-2 8-3 12-12 61-9 0-19 0-28 0-6 0-11 0-11 7 0 5 4 5 11 5 9 0 17 0 26 0-10 50-20 101-30 152-7 38-13 72-33 72-2 0-11 0-19-6 18-1 21-16 21-21 0-9-6-13-14-13-10 0-21 8-21 23 0 17 16 26 33 26 21 0 36-23 44-37 12-25 21-71 21-74 8-41 15-82 23-122z"><text:p/></draw:path><draw:path draw:style-name="gr3" draw:text-style-name="P5" svg:width="0.035in" svg:height="0.1516in" svg:x="1.4213in" svg:y="0.2283in" svg:viewBox="0 0 90 386" svg:d="M90 193c0-30-4-76-25-120-24-48-57-73-61-73-2 0-4 1-4 3 0 1 0 3 8 9 37 39 59 100 59 181 0 66-14 134-62 183-5 5-5 5-5 6 0 3 2 4 4 4 4 0 39-26 62-75 19-42 24-85 24-118z"><text:p/></draw:path><draw:path draw:style-name="gr3" draw:text-style-name="P5" svg:width="0.1008in" svg:height="0.035in" svg:x="1.5228in" svg:y="0.2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079in" svg:height="0.1339in" svg:x="1.6799in" svg:y="0.2346in" svg:viewBox="0 0 275 341" svg:d="M172 275c55-11 103-54 103-135 0-97-68-140-138-140s-137 44-137 140c0 82 49 122 95 134 17 40 56 67 103 67 20 0 41-3 62-11 6-3 9-5 9-10s-3-6-6-6c-1 0-1 0-3 1-11 2-16 2-21 2-37 0-59-22-67-42zM84 24c-24 28-30 73-30 116 0 37 5 86 31 115-27-10-72-40-72-115 0-79 49-108 71-116zM191 24c26 10 71 41 71 116 0 78-49 107-72 115 24-27 30-72 30-115 0-38-4-86-30-116zM137 266c-62 0-69-82-69-126 0-46 8-127 69-127 63 0 70 83 70 127 0 46-8 126-70 126zM112 277c11 3 17 1 25 3 3 0 10 0 21-2 10 25 29 39 48 47 4 2 3 1 4 2 0 1-7 1-12 1-32 0-66-15-86-51z"><text:p/></draw:path></draw:g></text:p>
        <text:h text:style-name="Heading_20_3" text:outline-level="3">סעיף (ב)</text:h>
        <text:p text:style-name="P12"><draw:g text:anchor-type="as-char" svg:y="-0.1902in" draw:z-index="60" draw:name="Shape62" draw:style-name="gr1"><svg:title>TexMaths</svg:title><svg:desc>11§latex§\begin{gather*}
f = \lambda n \in \powerset(\R). \{x \in n. x \not\in [0, 1]\} \\
dom(f) = \powerset(\R), range(f) = \powerset(\R)
\end{gather}§svg§600§FALSE§</svg:desc><draw:path draw:style-name="gr2" draw:text-style-name="P4" svg:width="2.2339in" svg:height="0.3642in" svg:x="0.0016in" svg:y="0.0079in" svg:viewBox="0 0 5675 926" svg:d="M0 0c1892 0 3783 0 5675 0 0 308 0 617 0 926-1892 0-3783 0-5675 0 0-309 0-618 0-926z"><text:p/></draw:path><draw:path draw:style-name="gr3" draw:text-style-name="P5" svg:width="0.0756in" svg:height="0.1378in" svg:x="0.0421in" svg:y="0.0075in" svg:viewBox="0 0 193 351" svg:d="M121 118c11 0 22 0 33 0 8 0 12 0 12-8 0-4-4-4-11-4-11 0-21 0-32 0 2-15 6-30 8-44 2-8 8-36 10-41 3-7 10-12 17-12 3 0 13 0 20 6-17 2-21 16-21 21 0 9 7 14 15 14 10 0 21-9 21-24 0-17-18-26-35-26-13 0-37 7-48 45-2 8-3 12-13 61-9 0-18 0-27 0-7 0-12 0-12 7 0 5 4 5 11 5 9 0 17 0 26 0-10 50-19 101-29 153-7 37-13 72-34 72-1 0-11 0-18-7 18-1 21-15 21-21 0-9-6-13-14-13-10 0-21 8-21 23 0 17 17 26 32 26 22 0 37-22 44-37 12-25 21-71 22-74 8-41 15-82 23-122z"><text:p/></draw:path><draw:path draw:style-name="gr3" draw:text-style-name="P5" svg:width="0.1008in" svg:height="0.035in" svg:x="0.1756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48in" svg:height="0.1071in" svg:x="0.3358in" svg:y="0.0087in" svg:viewBox="0 0 191 273" svg:d="M118 155c15 41 34 99 40 109 6 8 10 8 20 8 4 0 6 0 9 0 4 0 4-2 4-3 0-2-1-3-2-4-3-4-5-11-9-18-26-74-52-147-79-219-7-24-28-28-47-28-1 0-7 0-7 4 0 3 3 3 4 4 13 2 15 4 25 31 12 35 25 70 37 105-35 35-71 71-106 106-5 4-7 6-7 12 0 7 4 11 11 11 6 0 10-4 13-8 31-37 63-73 94-110z"><text:p/></draw:path><draw:path draw:style-name="gr3" draw:text-style-name="P5" svg:width="0.0823in" svg:height="0.0685in" svg:x="0.4205in" svg:y="0.0469in" svg:viewBox="0 0 210 175" svg:d="M23 149c-1 5-3 14-3 16 0 7 5 10 11 10 4 0 12-3 14-11 1 0 6-19 8-29 3-11 5-23 9-34 2-9 4-17 6-26 1-7 5-18 5-19 5-12 26-47 62-47 18 0 21 14 21 26 0 24-18 74-24 90-4 9-4 15-4 18 0 19 13 32 32 32 36 0 50-56 50-59 0-4-3-4-4-4-5 0-5 1-7 7-8 26-20 48-38 48-7 0-10-4-10-13 0-10 3-19 7-27 7-21 24-63 24-85 0-27-17-42-44-42-36 0-54 25-61 34-2-22-19-34-36-34-19 0-24 15-29 22-6 13-12 36-12 37 0 5 4 5 6 5 3 0 4-1 6-9 7-27 14-46 28-46 7 0 12 4 12 17 0 8-1 13-6 33-7 30-15 60-23 90z"><text:p/></draw:path><draw:path draw:style-name="gr3" draw:text-style-name="P5" svg:width="0.076in" svg:height="0.0874in" svg:x="0.5626in" svg:y="0.0319in" svg:viewBox="0 0 194 223" svg:d="M179 120c7 0 15 0 15-8 0-7-8-7-15-7-55 0-109 0-164 0 6-52 50-90 105-90 20 0 40 0 59 0 7 0 15 0 15-7 0-8-8-8-15-8-19 0-40 0-60 0-66 0-119 50-119 112s53 111 119 111c20 0 41 0 60 0 7 0 15 0 15-7 0-8-8-8-15-8-19 0-39 0-59 0-55 0-99-36-105-88 55 0 109 0 164 0z"><text:p/></draw:path><draw:path draw:style-name="gr3" draw:text-style-name="P5" svg:width="0.1079in" svg:height="0.111in" svg:x="0.6969in" svg:y="0.0102in" svg:viewBox="0 0 275 283" svg:d="M127 0c-55 0-96 25-113 44-13 15-14 26-14 28s2 3 4 3c6 0 15-6 18-8 9-5 10-8 12-15 6-16 16-29 65-31-8 87-31 172-63 252-2 5-2 7-2 8s1 2 3 2c7 0 26-9 30-19 20-47 52-136 63-243 6 0 13 0 20 0 47 0 92 18 92 56 0 30-27 84-102 86-8 0-12 0-23 8-7 4-10 8-10 11 0 2 2 2 6 2 71 0 162-60 162-123 0-44-52-61-97-61-17 0-34 0-51 0z"><text:p/></draw:path><draw:path draw:style-name="gr3" draw:text-style-name="P5" svg:width="0.0346in" svg:height="0.1516in" svg:x="0.8272in" svg:y="0in" svg:viewBox="0 0 89 386" svg:d="M89 383c0-1 0-2-6-9-49-48-61-122-61-180 0-69 15-136 63-184 4-4 4-4 4-6 0-3-1-4-3-4-5 0-39 26-62 75-20 43-24 86-24 119 0 29 4 76 25 120 23 47 56 72 61 72 2 0 3-1 3-3z"><text:p/></draw:path><draw:path draw:style-name="gr3" draw:text-style-name="P5" svg:width="0.1043in" svg:height="0.1035in" svg:x="0.8736in" svg:y="0.0102in" svg:viewBox="0 0 266 264" svg:d="M98 143c4 0 10 0 14 0 19 30 39 60 57 90 5 6 14 21 18 27 3 4 4 4 13 4 18 0 35 0 53 0 7 0 13 0 13-6 0-4-2-6-6-7-15-3-33-29-42-41-3-4-22-30-49-71 36-6 69-21 69-66 0-54-58-73-103-73-40 0-81 0-122 0-6 0-13 0-13 7 0 6 8 6 11 6 22 0 24 4 24 22 0 65 0 129 0 194 0 20-2 22-24 22-3 0-11 0-11 7 0 6 7 6 13 6 35 0 72 0 107 0 7 0 12 0 12-6 0-7-7-7-11-7-22 0-23-3-23-22 0-29 0-57 0-86zM173 124c11-14 12-35 12-51 0-19-3-40-16-55 17 3 54 15 54 55 0 24-11 44-50 51zM98 34c0-8 0-21 24-21 33 0 49 13 49 60 0 49-13 57-73 57 0-32 0-64 0-96zM45 251c3-7 3-18 3-21 0-66 0-131 0-196 0-3 0-14-3-21 14 0 30 0 44 0-4 7-4 15-4 20 0 66 0 131 0 197 0 3 0 14 2 21-14 0-28 0-42 0zM128 143c2 0 4-1 7-1 6 0 15 0 20-1 6 9 47 78 79 110-12 0-25 0-37 0-23-36-46-73-69-108z"><text:p/></draw:path><draw:path draw:style-name="gr3" draw:text-style-name="P5" svg:width="0.0346in" svg:height="0.1516in" svg:x="0.9902in" svg:y="0in" svg:viewBox="0 0 89 386" svg:d="M89 194c0-31-4-77-25-121-23-48-56-73-61-73-2 0-3 1-3 4 0 2 0 2 7 9 38 38 60 99 60 181 0 66-14 133-63 182-4 5-4 6-4 7 0 2 1 3 3 3 5 0 39-26 62-75 20-42 24-85 24-117z"><text:p/></draw:path><draw:path draw:style-name="gr3" draw:text-style-name="P5" svg:width="0.0161in" svg:height="0.0157in" svg:x="1.0535in" svg:y="0.0984in" svg:viewBox="0 0 42 41" svg:d="M42 21c0-11-10-21-21-21s-21 10-21 21 10 20 21 20 21-9 21-20z"><text:p/></draw:path><draw:path draw:style-name="gr3" draw:text-style-name="P5" svg:width="0.0539in" svg:height="0.1516in" svg:x="1.0937in" svg:y="0in" svg:viewBox="0 0 138 386" svg:d="M81 52c0-16 10-41 53-43 1-1 4-2 4-5 0-4-4-4-8-4-39 0-74 20-74 48 0 30 0 59 0 88 0 16 0 28-15 40s-29 12-38 13c-2 0-3 1-3 5 0 3 2 3 7 3 25 2 44 17 48 35 1 5 1 5 1 19 0 25 0 51 0 76 0 16 0 28 19 44 14 11 39 15 55 15 4 0 8 0 8-4 0-3-3-3-7-4-24-2-43-14-48-34-2-3-2-4-2-18 0-28 0-54 0-81 0-17-3-24-15-37-8-8-19-12-30-14 32-9 45-28 45-50 0-31 0-61 0-92z"><text:p/></draw:path><draw:path draw:style-name="gr3" draw:text-style-name="P5" svg:width="0.0756in" svg:height="0.0685in" svg:x="1.163in" svg:y="0.0469in" svg:viewBox="0 0 193 175" svg:d="M118 54c2-10 11-45 38-45 1 0 11 0 19 4-11 2-19 12-19 21 0 7 5 14 16 14 7 0 21-7 21-23 0-19-24-25-37-25-22 0-36 21-40 30-10-26-31-30-42-30-40 0-62 50-62 59 0 5 3 5 5 5 3 0 4-1 4-5 13-40 38-50 52-50 7 0 21 3 21 25 0 12-7 39-21 93-6 24-19 40-37 40-2 0-11 0-19-5 9-2 18-10 18-21 0-10-9-13-14-13-12 0-21 10-21 22 0 17 19 25 36 25 26 0 40-26 41-29 4 15 18 29 42 29 39 0 61-50 61-59 0-4-3-4-4-4-4 0-4 1-5 5-14 40-40 50-52 50-14 0-21-13-21-26 0-8 2-17 7-34 4-18 8-35 13-53z"><text:p/></draw:path><draw:path draw:style-name="gr3" draw:text-style-name="P5" svg:width="0.076in" svg:height="0.0874in" svg:x="1.3004in" svg:y="0.0319in" svg:viewBox="0 0 194 223" svg:d="M179 120c7 0 15 0 15-8 0-7-8-7-15-7-55 0-109 0-164 0 6-52 50-90 105-90 20 0 40 0 59 0 7 0 15 0 15-7 0-8-8-8-15-8-19 0-40 0-60 0-66 0-119 50-119 112s53 111 119 111c20 0 41 0 60 0 7 0 15 0 15-7 0-8-8-8-15-8-19 0-39 0-59 0-55 0-99-36-105-88 55 0 109 0 164 0z"><text:p/></draw:path><draw:path draw:style-name="gr3" draw:text-style-name="P5" svg:width="0.0819in" svg:height="0.0685in" svg:x="1.4358in" svg:y="0.0469in" svg:viewBox="0 0 209 175" svg:d="M23 149c-1 5-3 14-3 16 0 7 4 10 11 10 4 0 11-3 14-11 2-10 5-19 7-29 3-11 5-23 9-34 2-9 4-17 6-26 2-7 5-18 6-19 5-12 26-47 62-47 18 0 21 14 21 26 0 24-18 74-25 90-3 9-3 15-3 18 0 19 13 32 30 32 37 0 51-56 51-59 0-4-3-4-4-4-4 0-4 1-6 7-8 26-21 48-39 48-7 0-9-4-9-13 0-10 3-19 6-27 8-21 23-63 23-85 0-27-16-42-44-42-35 0-53 25-60 34-2-22-18-34-35-34-18 0-26 15-29 22-6 13-12 36-12 37 0 5 3 4 4 5 5 0 5-1 7-9 7-27 14-46 29-46 7 0 12 4 12 17 0 8-1 13-7 33-8 30-14 60-22 90z"><text:p/></draw:path><draw:path draw:style-name="gr3" draw:text-style-name="P5" svg:width="0.0157in" svg:height="0.0157in" svg:x="1.5358in" svg:y="0.0984in" svg:viewBox="0 0 41 41" svg:d="M41 21c0-11-9-21-20-21-12 0-21 10-21 21s9 20 21 20c11 0 20-9 20-20z"><text:p/></draw:path><draw:path draw:style-name="gr3" draw:text-style-name="P5" svg:width="0.0756in" svg:height="0.0685in" svg:x="1.5697in" svg:y="0.0469in" svg:viewBox="0 0 193 175" svg:d="M118 54c2-10 11-45 38-45 1 0 11 0 19 4-11 2-19 12-19 21 0 7 5 14 16 14 7 0 21-7 21-23 0-19-24-25-37-25-23 0-36 21-40 30-10-26-31-30-42-30-41 0-63 50-63 59 0 5 4 5 6 5s4-1 4-5c13-40 38-50 52-50 7 0 21 3 21 25 0 12-7 39-21 93-6 24-20 40-37 40-2 0-11 0-19-5 9-2 18-10 18-21 0-10-9-13-14-13-12 0-21 10-21 22 0 17 19 25 36 25 26 0 39-26 40-29 5 15 19 29 42 29 40 0 62-50 62-59 0-4-4-4-5-4-3 0-3 1-4 5-14 40-40 50-52 50-16 0-21-13-21-26 0-8 2-17 7-34 4-18 8-35 13-53z"><text:p/></draw:path><draw:path draw:style-name="gr3" draw:text-style-name="P5" svg:width="0.0756in" svg:height="0.1413in" svg:x="1.7157in" svg:y="0.0051in" svg:viewBox="0 0 193 360" svg:d="M189 15c4-5 4-6 4-7 0-2-3-8-8-8s-6 2-9 8c-58 112-115 224-174 338-2 4-2 5-2 6 0 3 2 8 8 8 4 0 5-2 7-8 59-112 116-224 174-337z"><text:p/></draw:path><draw:path draw:style-name="gr3" draw:text-style-name="P5" svg:width="0.076in" svg:height="0.0874in" svg:x="1.7071in" svg:y="0.0319in" svg:viewBox="0 0 194 223" svg:d="M179 120c7 0 15 0 15-8 0-7-8-7-15-7-55 0-109 0-164 0 6-52 50-90 105-90 20 0 40 0 59 0 7 0 15 0 15-7 0-8-8-8-15-8-19 0-40 0-60 0-66 0-119 50-119 112s53 111 119 111c20 0 41 0 60 0 7 0 15 0 15-7 0-8-8-8-15-8-19 0-39 0-59 0-55 0-99-36-105-88 55 0 109 0 164 0z"><text:p/></draw:path><draw:path draw:style-name="gr3" draw:text-style-name="P5" svg:width="0.0205in" svg:height="0.1516in" svg:x="1.8559in" svg:y="0in" svg:viewBox="0 0 53 386" svg:d="M53 386c0-5 0-11 0-15-12 0-25 0-38 0 0-119 0-237 0-356 13 0 26 0 38 0 0-5 0-9 0-15-18 0-35 0-53 0 0 129 0 258 0 386 18 0 35 0 53 0z"><text:p/></draw:path><draw:path draw:style-name="gr3" draw:text-style-name="P5" svg:width="0.0638in" svg:height="0.1039in" svg:x="1.8862in" svg:y="0.0138in" svg:viewBox="0 0 163 265" svg:d="M163 133c0-31-2-61-16-90-17-37-49-43-66-43-23 0-51 10-67 45-12 28-14 57-14 88 0 29 1 64 18 94 16 31 45 38 63 38 21 0 50-7 68-45 12-26 14-56 14-87zM81 256c-15 0-38-8-45-46-4-23-4-58-4-81 0-26 0-51 3-72 8-46 37-49 46-49 13 0 39 7 46 45 4 22 4 52 4 76 0 28 0 55-4 80-6 36-28 47-46 47z"><text:p/></draw:path><draw:path draw:style-name="gr3" draw:text-style-name="P5" svg:width="0.0173in" svg:height="0.0453in" svg:x="1.9693in" svg:y="0.0984in" svg:viewBox="0 0 45 116" svg:d="M45 41c0-26-9-41-24-41-13 0-21 10-21 21 0 10 8 20 21 20 4 0 10-1 13-5 1-1 1-1 2-1 0 2 1 0 1 6 0 28-14 51-26 65-4 4-4 4-4 5 0 3 2 5 3 5 4 0 35-30 35-75z"><text:p/></draw:path><draw:path draw:style-name="gr3" draw:text-style-name="P5" svg:width="0.05in" svg:height="0.1004in" svg:x="2.0374in" svg:y="0.0138in" svg:viewBox="0 0 128 256" svg:d="M79 10c0-10 0-10-9-10-23 24-57 24-70 24 0 5 0 8 0 12 8 0 31 0 51-10 0 68 0 134 0 201 0 13-1 18-36 18-4 0-7 0-12 0 0 4 0 7 0 11 14-1 45-1 62-1 15 0 49 0 63 1 0-4 0-7 0-11-5 0-8 0-12 0-35 0-37-4-37-18 0-73 0-144 0-217z"><text:p/></draw:path><draw:path draw:style-name="gr3" draw:text-style-name="P5" svg:width="0.0205in" svg:height="0.1516in" svg:x="2.1035in" svg:y="0in" svg:viewBox="0 0 53 386" svg:d="M53 0c-18 0-35 0-53 0 0 6 0 10 0 15 12 0 25 0 37 0 0 119 0 237 0 356-12 0-25 0-37 0 0 4 0 10 0 15 18 0 35 0 53 0 0-128 0-257 0-386z"><text:p/></draw:path><draw:path draw:style-name="gr3" draw:text-style-name="P5" svg:width="0.0539in" svg:height="0.1516in" svg:x="2.1535in" svg:y="0in" svg:viewBox="0 0 138 386" svg:d="M55 335c0 16-10 40-52 43-2 1-3 2-3 4 0 4 4 4 8 4 37 0 73-18 73-48s0-60 0-88c0-14 0-28 16-40 13-11 28-12 36-13 2 0 5-1 5-3 0-5-4-5-7-5-25-2-44-15-48-35-2-3-2-4-2-19 0-25 0-50 0-76 0-16 0-28-18-44-16-11-42-15-55-15-4 0-8 0-8 4s2 4 6 5c25 1 44 13 48 33 1 3 1 4 1 19 0 27 0 53 0 81 0 18 3 24 15 36 9 8 20 12 31 16-32 9-46 26-46 48 0 31 0 62 0 93z"><text:p/></draw:path><draw:path draw:style-name="gr3" draw:text-style-name="P5" svg:width="0.072in" svg:height="0.1071in" svg:x="-0.0004in" svg:y="0.2366in" svg:viewBox="0 0 184 273" svg:d="M184 4c-1-1 0-4-5-4-6 0-43 4-49 4-3 2-6 3-6 8s4 5 10 5c19 0 19 3 19 6 0 2-1 6-1 8-8 31-16 60-23 91-7-14-18-24-35-24-46 0-94 57-94 113 0 37 21 62 52 62 7 0 26-1 49-29 4 16 18 29 35 29 15 0 24-9 29-21 7-14 12-37 12-38 0-5-3-5-4-5-5 0-5 2-6 8-6 25-13 47-29 47-10 0-11-10-11-17 0-9 0-13 2-19 18-75 36-149 55-224zM103 222c-2 8-2 8-7 15-17 22-33 27-44 27-19 0-24-21-24-36 0-19 12-66 20-85 13-22 30-36 46-36 25 0 30 31 30 34 0 2-1 4-1 6-6 25-13 50-20 75z"><text:p/></draw:path><draw:path draw:style-name="gr3" draw:text-style-name="P5" svg:width="0.065in" svg:height="0.0685in" svg:x="0.0787in" svg:y="0.2756in" svg:viewBox="0 0 166 175" svg:d="M166 65c0-40-27-65-63-65-51 0-103 55-103 110 0 37 26 65 63 65 50 0 103-53 103-110zM63 166c-17 0-34-12-34-42 0-18 10-60 23-80 18-30 40-35 51-35 24 0 35 19 35 42 0 14-8 55-22 80-15 22-36 35-53 35z"><text:p/></draw:path><draw:path draw:style-name="gr3" draw:text-style-name="P5" svg:width="0.1244in" svg:height="0.0685in" svg:x="0.1508in" svg:y="0.2756in" svg:viewBox="0 0 317 175" svg:d="M23 147c-1 7-3 16-3 18 0 7 5 10 11 10 4 0 12-3 14-11 1 0 6-19 8-29 3-11 5-23 9-34 2-9 4-17 6-26 1-7 5-18 5-19 5-12 26-47 62-47 18 0 21 14 21 26 0 10-2 21-5 32-4 16-8 30-11 45-2 10-6 20-8 30-1 8-4 21-4 23 0 7 5 10 11 10 12 0 14-10 17-22 6-22 20-78 23-94 1-4 21-50 64-50 17 0 21 13 21 26 0 22-16 66-24 87-3 9-6 13-6 21 0 19 15 32 32 32 37 0 51-56 51-59 0-5-3-5-5-5-3 0-3 2-5 8-7 20-19 47-40 47-6 0-10-3-10-12 0-10 5-19 8-27 7-20 23-63 23-85 0-25-15-42-44-42s-48 17-62 37c-2-5-3-17-14-27-8-8-22-10-32-10-34 0-52 24-59 34-2-22-19-34-36-34-18 0-26 15-29 22-6 13-12 36-12 37 0 5 4 5 6 5 3 0 4-1 6-10 7-26 14-45 28-45 6 0 12 3 12 17 0 8-1 13-6 32-7 30-15 60-23 89z"><text:p/></draw:path><draw:path draw:style-name="gr3" draw:text-style-name="P5" svg:width="0.0346in" svg:height="0.1516in" svg:x="0.2957in" svg:y="0.2283in" svg:viewBox="0 0 89 386" svg:d="M89 382c0-1 0-1-6-8-49-48-61-122-61-181 0-68 14-135 63-183 4-4 4-6 4-7 0-2-1-3-3-3-5 0-40 26-62 75-20 43-24 86-24 118 0 30 3 77 25 121 23 47 56 72 61 72 2 0 3-1 3-4z"><text:p/></draw:path><draw:path draw:style-name="gr3" draw:text-style-name="P5" svg:width="0.0756in" svg:height="0.1378in" svg:x="0.3476in" svg:y="0.2346in" svg:viewBox="0 0 193 351" svg:d="M121 118c11 0 23 0 34 0 8 0 11 0 11-8 0-4-3-4-10-4-11 0-21 0-32 0 3-15 6-30 8-44 1-9 7-37 9-41 3-7 10-13 19-13 1 0 11 0 18 7-16 2-21 15-21 21 0 9 7 14 15 14 10 0 21-9 21-24 0-17-18-26-33-26-14 0-38 7-50 45-2 8-3 12-12 61-9 0-19 0-28 0-6 0-11 0-11 7 0 5 4 5 11 5 9 0 17 0 26 0-10 50-19 101-29 152-8 38-14 72-34 72-1 0-11 0-19-6 18-1 21-16 21-21 0-9-6-13-14-13-10 0-21 8-21 23 0 17 18 26 33 26 21 0 36-23 44-37 12-25 21-71 21-74 8-41 15-82 23-122z"><text:p/></draw:path><draw:path draw:style-name="gr3" draw:text-style-name="P5" svg:width="0.035in" svg:height="0.1516in" svg:x="0.439in" svg:y="0.2283in" svg:viewBox="0 0 90 386" svg:d="M90 193c0-30-4-76-25-120-23-48-57-73-61-73-2 0-4 1-4 3 0 1 0 3 8 9 37 39 59 100 59 181 0 66-14 134-61 183-6 5-6 5-6 6 0 3 2 4 4 4 4 0 39-26 62-75 20-42 24-85 24-118z"><text:p/></draw:path><draw:path draw:style-name="gr3" draw:text-style-name="P5" svg:width="0.1008in" svg:height="0.035in" svg:x="0.5402in" svg:y="0.2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079in" svg:height="0.1114in" svg:x="0.6957in" svg:y="0.2378in" svg:viewBox="0 0 275 284" svg:d="M127 0c-55 0-96 26-113 45-13 16-14 27-14 28 0 2 1 2 3 2 7 0 16-5 19-7 8-5 9-7 11-15 6-16 17-29 65-31-7 87-30 172-62 252-3 6-2 4-3 7 0 1 2 3 4 3 7 0 25-9 29-19 21-47 52-136 64-243 6 0 13 0 20 0 47 0 92 18 92 56 0 30-27 84-102 86-9 0-12 0-23 8-8 4-10 8-10 11 0 2 2 2 6 2 71 0 162-60 162-123 0-44-52-62-97-62-17 0-34 0-51 0z"><text:p/></draw:path><draw:path draw:style-name="gr3" draw:text-style-name="P5" svg:width="0.0346in" svg:height="0.1516in" svg:x="0.826in" svg:y="0.2283in" svg:viewBox="0 0 89 386" svg:d="M89 382c0-1 0-1-6-8-49-48-61-122-61-181 0-68 14-135 63-183 4-4 4-6 4-7 0-2-1-3-3-3-5 0-40 26-62 75-20 43-24 86-24 118 0 30 3 77 25 121 23 47 56 72 61 72 2 0 3-1 3-4z"><text:p/></draw:path><draw:path draw:style-name="gr3" draw:text-style-name="P5" svg:width="0.1043in" svg:height="0.1035in" svg:x="0.8724in" svg:y="0.2378in" svg:viewBox="0 0 266 264" svg:d="M98 143c4 0 9 0 13 0 20 30 39 60 58 89 5 7 14 22 18 28 2 4 3 4 12 4 18 0 36 0 54 0 7 0 13 0 13-6 0-4-3-6-6-7-15-3-33-29-42-41-3-4-22-30-49-71 35-7 69-21 69-67 0-54-58-72-104-72-40 0-80 0-121 0-6 0-13 0-13 7 0 6 8 6 11 6 22 0 23 2 23 22 0 65 0 129 0 194 0 19-1 22-23 22-3 0-11 0-11 7 0 6 7 6 13 6 35 0 71 0 106 0 8 0 13 0 13-6 0-7-7-7-11-7-22 0-23-3-23-22 0-29 0-57 0-86zM172 124c11-14 12-35 12-51 0-19-2-40-15-55 16 3 54 15 54 54 0 25-11 45-51 52zM98 34c0-8 0-21 23-21 33 0 50 13 50 60 0 49-13 57-73 57 0-32 0-64 0-96zM45 251c3-7 3-18 3-21 0-66 0-131 0-196 0-3 0-14-3-21 14 0 30 0 44 0-5 7-5 15-5 20 0 66 0 131 0 197 0 3 0 14 3 21-14 0-28 0-42 0zM128 143c2 0 4-1 6-1 7 0 15 0 21-1 6 9 47 78 79 110-12 0-25 0-37 0-23-36-46-73-69-108z"><text:p/></draw:path><draw:path draw:style-name="gr3" draw:text-style-name="P5" svg:width="0.035in" svg:height="0.1516in" svg:x="0.9886in" svg:y="0.2283in" svg:viewBox="0 0 90 386" svg:d="M90 193c0-30-4-76-25-120-23-48-57-73-61-73-2 0-4 1-4 3 0 1 0 3 8 9 37 39 59 100 59 181 0 66-14 134-61 183-6 5-6 5-6 6 0 3 2 4 4 4 4 0 39-26 62-75 20-42 24-85 24-118z"><text:p/></draw:path><draw:path draw:style-name="gr3" draw:text-style-name="P5" svg:width="0.0173in" svg:height="0.0453in" svg:x="1.052in" svg:y="0.3256in" svg:viewBox="0 0 45 116" svg:d="M45 41c0-26-10-41-24-41-13 0-21 10-21 21 0 10 8 20 21 20 4 0 10-1 13-5 1-1 1-1 2-1 0 2 1 0 1 6 0 28-14 51-26 64-4 4-4 5-4 6 0 3 2 5 3 5 4 0 35-30 35-75z"><text:p/></draw:path><draw:path draw:style-name="gr3" draw:text-style-name="P5" svg:width="0.0614in" svg:height="0.0685in" svg:x="1.111in" svg:y="0.2756in" svg:viewBox="0 0 157 175" svg:d="M23 147c-1 7-3 16-3 18 0 7 5 10 11 10 4 0 12-3 14-11 1-1 14-54 16-61 3-13 9-39 12-50 2-5 13-23 22-32 3-2 14-12 30-12 10 0 11 3 17 4-12 2-20 11-20 21 0 7 5 14 14 14 10 0 21-9 21-23 0-13-12-25-32-25-25 0-41 19-49 30-3-18-17-30-35-30s-26 15-29 22c-6 13-12 36-12 37 0 5 4 5 6 5 3 0 3-1 6-10 6-26 14-45 28-45 6 0 12 3 12 17 0 8-1 13-7 32-8 30-14 60-22 89z"><text:p/></draw:path><draw:path draw:style-name="gr3" draw:text-style-name="P5" svg:width="0.0693in" svg:height="0.0685in" svg:x="1.185in" svg:y="0.2756in" svg:viewBox="0 0 177 175" svg:d="M129 24c-7-14-18-24-35-24-46 0-94 57-94 113 0 37 22 62 52 62 7 0 27-1 50-29 4 16 17 29 36 29 13 0 22-9 28-21 7-14 11-37 11-38 0-5-3-5-4-5-4 0-5 2-6 8-6 25-13 47-28 47-11 0-12-10-12-17 0-9 1-11 5-29 3-17 4-20 8-34 4-19 10-36 14-55 2-10 2-11 2-13 0-6-4-10-11-10-9 0-14 9-16 16zM105 124c-3 8-3 8-8 15-18 22-33 27-44 27-20 0-25-21-25-36 0-19 13-66 22-85 12-22 28-36 45-36 24 0 29 31 29 34 0 2 0 4-1 7-6 25-12 49-18 74z"><text:p/></draw:path><draw:path draw:style-name="gr3" draw:text-style-name="P5" svg:width="0.0823in" svg:height="0.0685in" svg:x="1.2638in" svg:y="0.2756in" svg:viewBox="0 0 210 175" svg:d="M23 147c-1 7-3 16-3 18 0 7 5 10 11 10 4 0 12-3 14-11 2-10 6-19 8-29 3-11 5-23 9-34 2-9 4-17 6-26 1-7 5-18 5-19 5-12 26-47 62-47 18 0 21 14 21 26 0 24-18 74-25 90-3 9-3 14-3 18 0 19 13 32 32 32 36 0 50-56 50-59 0-5-3-5-4-5-5 0-5 2-7 8-8 26-20 47-39 47-6 0-9-3-9-12 0-10 3-19 6-27 8-21 25-63 25-85 0-27-17-42-46-42-34 0-52 24-59 34-2-22-19-34-36-34-18 0-26 15-29 22-6 13-12 36-12 37 0 5 4 5 6 5 3 0 3-1 6-10 7-26 14-45 28-45 7 0 12 4 12 17 0 8-1 13-7 32-8 30-14 60-22 89z"><text:p/></draw:path><draw:path draw:style-name="gr3" draw:text-style-name="P5" svg:width="0.0697in" svg:height="0.098in" svg:x="1.3531in" svg:y="0.2756in" svg:viewBox="0 0 178 250" svg:d="M177 25c0-2 1-4 1-7 0-6-5-10-12-10-3 0-14 2-15 16-7-14-21-24-37-24-44 0-91 54-91 110 0 37 23 61 51 61 23 0 42-18 45-22h1c-9 34-13 50-13 51-1 4-15 41-56 41-7 0-20 0-31-3 12-4 16-13 16-20s-4-14-15-14c-8 0-21 7-21 23 0 15 14 23 52 23 48 0 76-30 82-53 15-57 29-114 43-172zM127 121c-3 10-11 20-20 28-8 6-20 13-31 13-20 0-25-20-25-35 0-19 11-64 21-84 11-19 27-34 44-34 25 0 30 31 30 33s-1 4-1 5c-6 25-12 50-18 74z"><text:p/></draw:path><draw:path draw:style-name="gr3" draw:text-style-name="P5" svg:width="0.0583in" svg:height="0.0685in" svg:x="1.4358in" svg:y="0.2756in" svg:viewBox="0 0 149 175" svg:d="M55 81c11 0 40-1 59-8 27-12 29-34 29-40 0-18-14-33-41-33-43 0-102 37-102 105 0 39 23 70 62 70 55 0 87-41 87-45 0-2-3-6-5-6s-2 1-4 5c-31 37-73 37-78 37-30 0-33-32-33-44 0-5 0-17 5-41 7 0 14 0 21 0zM37 73c15-59 54-64 65-64 18 0 29 11 29 24 0 40-63 40-78 40-6 0-10 0-16 0z"><text:p/></draw:path><draw:path draw:style-name="gr3" draw:text-style-name="P5" svg:width="0.0346in" svg:height="0.1516in" svg:x="1.515in" svg:y="0.2283in" svg:viewBox="0 0 89 386" svg:d="M89 382c0-1 0-1-6-8-49-48-61-122-61-181 0-68 14-135 63-183 4-4 4-6 4-7 0-2-1-3-3-3-5 0-39 26-62 75-20 43-24 86-24 118 0 30 4 77 25 121 23 47 56 72 61 72 2 0 3-1 3-4z"><text:p/></draw:path><draw:path draw:style-name="gr3" draw:text-style-name="P5" svg:width="0.076in" svg:height="0.1378in" svg:x="1.5669in" svg:y="0.2346in" svg:viewBox="0 0 194 351" svg:d="M122 118c11 0 22 0 33 0 8 0 11 0 11-8 0-4-3-4-10-4-11 0-21 0-32 0 3-15 6-30 8-44 1-9 7-37 9-41 4-7 11-13 19-13 1 0 12 0 18 7-16 2-21 15-21 21 0 9 8 14 15 14 10 0 22-9 22-24 0-17-19-26-34-26-14 0-38 7-50 45-2 8-3 12-12 61-9 0-18 0-26 0s-13 0-13 7c0 5 4 5 11 5 9 0 17 0 26 0-10 50-19 101-29 152-8 38-14 72-34 72-1 0-11 0-19-6 18-1 22-16 22-21 0-9-7-13-14-13-11 0-22 8-22 23 0 17 18 26 33 26 21 0 36-23 44-37 12-25 21-71 21-74 8-41 16-82 24-122z"><text:p/></draw:path><draw:path draw:style-name="gr3" draw:text-style-name="P5" svg:width="0.0346in" svg:height="0.1516in" svg:x="1.6591in" svg:y="0.2283in" svg:viewBox="0 0 89 386" svg:d="M89 193c0-30-4-76-25-120-23-48-56-73-61-73-2 0-3 1-3 3 0 1 0 3 7 9 38 39 60 100 60 181 0 66-14 134-63 183-4 5-4 5-4 6 0 3 1 4 3 4 5 0 39-26 62-75 20-42 24-85 24-118z"><text:p/></draw:path><draw:path draw:style-name="gr3" draw:text-style-name="P5" svg:width="0.1008in" svg:height="0.035in" svg:x="1.7598in" svg:y="0.2866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1079in" svg:height="0.1114in" svg:x="1.9154in" svg:y="0.2378in" svg:viewBox="0 0 275 284" svg:d="M127 0c-55 0-96 26-113 45-13 16-14 27-14 28 0 2 1 2 4 2 6 0 15-5 18-7 8-5 10-7 12-15 6-16 16-29 65-31-8 87-31 172-63 252-2 6-1 4-2 7 0 1 1 3 3 3 7 0 26-9 29-19 21-47 53-136 64-243 6 0 13 0 20 0 47 0 92 18 92 56 0 30-27 84-102 86-8 0-12 0-23 8-8 4-10 8-10 11 0 2 2 2 6 2 71 0 162-60 162-123 0-44-52-62-97-62-17 0-34 0-51 0z"><text:p/></draw:path><draw:path draw:style-name="gr3" draw:text-style-name="P5" svg:width="0.0346in" svg:height="0.1516in" svg:x="2.0457in" svg:y="0.2283in" svg:viewBox="0 0 89 386" svg:d="M89 382c0-1 0-1-6-8-49-48-61-122-61-181 0-68 15-135 63-183 4-4 4-6 4-7 0-2-1-3-3-3-5 0-39 26-62 75-20 43-24 86-24 118 0 30 4 77 25 121 23 47 56 72 61 72 2 0 3-1 3-4z"><text:p/></draw:path><draw:path draw:style-name="gr3" draw:text-style-name="P5" svg:width="0.1043in" svg:height="0.1035in" svg:x="2.0921in" svg:y="0.2378in" svg:viewBox="0 0 266 264" svg:d="M98 143c4 0 9 0 13 0 20 30 39 60 58 89 5 7 14 22 18 28 2 4 4 4 13 4 18 0 35 0 53 0 7 0 13 0 13-6 0-4-2-6-6-7-15-3-33-29-42-41-3-4-22-30-49-71 35-7 69-21 69-67 0-54-58-72-103-72-40 0-81 0-122 0-6 0-13 0-13 7 0 6 8 6 11 6 22 0 24 2 24 22 0 65 0 129 0 194 0 19-2 22-24 22-3 0-11 0-11 7 0 6 7 6 13 6 35 0 72 0 107 0 7 0 12 0 12-6 0-7-7-7-11-7-22 0-23-3-23-22 0-29 0-57 0-86zM173 124c10-14 12-35 12-51 0-19-3-40-16-55 17 3 54 15 54 54 0 25-11 45-50 52zM98 34c0-8 0-21 24-21 32 0 49 13 49 60 0 49-13 57-73 57 0-32 0-64 0-96zM45 251c3-7 3-18 3-21 0-66 0-131 0-196 0-3 0-14-3-21 14 0 30 0 44 0-4 7-4 15-4 20 0 66 0 131 0 197 0 3 0 14 2 21-14 0-28 0-42 0zM128 143c2 0 4-1 7-1 6 0 15 0 20-1 6 9 47 78 79 110-12 0-25 0-37 0-23-36-46-73-69-108z"><text:p/></draw:path><draw:path draw:style-name="gr3" draw:text-style-name="P5" svg:width="0.035in" svg:height="0.1516in" svg:x="2.2083in" svg:y="0.2283in" svg:viewBox="0 0 90 386" svg:d="M90 193c0-30-4-76-25-120-23-48-56-73-61-73-2 0-4 1-4 3 0 1 0 3 8 9 38 39 60 100 60 181 0 66-14 134-62 183-6 5-6 5-6 6 0 3 2 4 4 4 5 0 39-26 62-75 20-42 24-85 24-118z"><text:p/></draw:path></draw:g></text:p>
        <text:h text:style-name="Heading_20_3" text:outline-level="3">סעיף (ג)</text:h>
        <text:p text:style-name="P12"><draw:g text:anchor-type="as-char" svg:y="-0.1902in" draw:z-index="62" draw:name="Shape63" draw:style-name="gr1"><svg:title>TexMaths</svg:title><svg:desc>11§latex§\begin{gather*}
f = \lambda x \in \Z. \{ \la 0, z \ra \} \\
dom(f) = \Z, range(f) = \{ \{ \la 0, z \ra \} \}
\end{gather}§svg§600§FALSE§</svg:desc><draw:path draw:style-name="gr2" draw:text-style-name="P4" svg:width="2.2902in" svg:height="0.3642in" svg:x="0.0016in" svg:y="0.0079in" svg:viewBox="0 0 5818 926" svg:d="M0 0c1939 0 3878 0 5818 0 0 308 0 617 0 926-1940 0-3879 0-5818 0 0-309 0-618 0-926z"><text:p/></draw:path><draw:path draw:style-name="gr3" draw:text-style-name="P5" svg:width="0.0752in" svg:height="0.1378in" svg:x="0.515in" svg:y="0.0075in" svg:viewBox="0 0 192 351" svg:d="M121 118c11 0 22 0 33 0 8 0 12 0 12-8 0-4-4-4-11-4-11 0-21 0-32 0 3-15 6-30 9-44 1-8 7-36 9-41 3-7 10-12 18-12 2 0 11 0 19 6-17 2-21 16-21 21 0 9 7 14 15 14 9 0 20-9 20-24 0-17-17-26-33-26-13 0-37 7-49 45-2 8-3 12-13 61-9 0-18 0-27 0-7 0-11 0-11 7 0 5 4 5 10 5 9 0 18 0 27 0-10 50-20 101-30 153-7 37-13 72-33 72-2 0-11 0-19-7 18-1 21-15 21-21 0-9-6-13-14-13-10 0-21 8-21 23 0 17 16 26 33 26 21 0 36-22 43-37 13-25 22-71 22-74 8-41 15-82 23-122z"><text:p/></draw:path><draw:path draw:style-name="gr3" draw:text-style-name="P5" svg:width="0.1008in" svg:height="0.035in" svg:x="0.6484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48in" svg:height="0.1071in" svg:x="0.8087in" svg:y="0.0087in" svg:viewBox="0 0 191 273" svg:d="M118 155c16 41 34 99 40 109 7 8 10 8 21 8 2 0 6 0 8 0 4 0 4-2 4-3 0-2 0-3-2-4-3-4-5-11-9-18-26-74-51-147-78-219-9-24-29-28-47-28-2 0-8 0-8 4 0 3 4 4 5 4 12 2 15 4 25 31 12 35 25 70 37 105-35 35-71 71-106 106-6 4-8 6-8 12 0 7 5 11 12 11 6 0 10-4 12-8 31-37 63-73 94-110z"><text:p/></draw:path><draw:path draw:style-name="gr3" draw:text-style-name="P5" svg:width="0.0752in" svg:height="0.0685in" svg:x="0.8941in" svg:y="0.0469in" svg:viewBox="0 0 192 175" svg:d="M118 54c2-10 11-45 38-45 2 0 11 0 19 4-10 2-18 12-18 21 0 7 4 14 15 14 8 0 20-7 20-23 0-19-23-25-36-25-22 0-36 21-41 30-9-26-30-30-41-30-40 0-62 50-62 59 0 5 3 5 4 5 4 0 5-1 6-5 12-40 38-50 52-50 6 0 21 3 21 25 0 12-7 39-21 93-7 24-20 40-38 40-2 0-11 0-18-5 8-2 17-10 17-21 0-10-9-13-14-13-11 0-21 10-21 22 0 17 19 25 36 25 26 0 40-26 41-29 4 15 19 29 42 29 39 0 61-50 61-59 0-4-3-4-4-4-3 0-4 1-6 5-12 40-38 50-51 50-15 0-21-13-21-26 0-8 2-17 6-34 5-18 9-35 14-53z"><text:p/></draw:path><draw:path draw:style-name="gr3" draw:text-style-name="P5" svg:width="0.076in" svg:height="0.0874in" svg:x="1.0311in" svg:y="0.0319in" svg:viewBox="0 0 194 223" svg:d="M180 120c7 0 14 0 14-8 0-7-7-7-14-7-55 0-109 0-164 0 5-52 49-90 104-90 20 0 41 0 60 0 7 0 14 0 14-7 0-8-7-8-14-8-21 0-40 0-61 0-66 0-119 50-119 112s53 111 119 111c21 0 40 0 61 0 7 0 14 0 14-7 0-8-7-8-14-8-19 0-40 0-60 0-55 0-99-36-104-88 55 0 109 0 164 0z"><text:p/></draw:path><draw:path draw:style-name="gr3" draw:text-style-name="P5" svg:width="0.0921in" svg:height="0.1035in" svg:x="1.1661in" svg:y="0.0102in" svg:viewBox="0 0 235 264" svg:d="M219 13c4-4 4-5 4-6 0-7-6-7-13-7-59 0-118 0-177 0-12 0-12 1-13 11-2 18-5 34-7 52 0 2 0 3 0 5 0 6 5 8 7 8 3 0 5-3 6-7 1-8 6-25 29-40 22-15 49-16 63-16 10 0 21 0 30 0-48 79-96 159-145 238-3 4-3 5-3 7 0 6 5 6 13 6 66 0 132 0 198 0 12 0 12 0 13-10 4-26 8-51 11-77 0-3-4-6-6-6-7 0-7 4-8 12-7 31-37 68-92 68-19 0-37 0-55 0 48-79 96-159 145-238zM33 13c7 0 13 0 20 0-10 7-18 13-22 18 1-6 1-12 2-18zM165 13c13 0 25 0 38 0-48 79-96 159-145 238-13 0-26 0-39 0 48-79 98-159 146-238zM185 251c11-7 21-15 29-25 0 7-1 11-3 25-9 0-17 0-26 0z"><text:p/></draw:path><draw:path draw:style-name="gr3" draw:text-style-name="P5" svg:width="0.0157in" svg:height="0.0157in" svg:x="1.2768in" svg:y="0.0984in" svg:viewBox="0 0 41 41" svg:d="M41 21c0-11-10-21-21-21s-20 10-20 21 9 20 20 20 21-9 21-20z"><text:p/></draw:path><draw:path draw:style-name="gr3" draw:text-style-name="P5" svg:width="0.0535in" svg:height="0.1516in" svg:x="1.3165in" svg:y="0in" svg:viewBox="0 0 137 386" svg:d="M81 52c0-16 10-41 53-43 2-1 3-2 3-5 0-4-3-4-7-4-39 0-74 20-74 48 0 30 0 59 0 88 0 16 0 28-15 40s-29 12-38 13c-1 0-3 1-3 5 0 3 2 3 7 3 25 2 44 17 48 35 1 5 1 5 1 19 0 25 0 51 0 76 0 16 0 28 19 44 14 11 40 15 55 15 4 0 7 0 7-4 0-3-2-3-6-4-24-2-43-14-49-34-1-3-1-4-1-18 0-28 0-54 0-81 0-17-2-24-15-37-8-8-19-12-30-14 32-9 45-28 45-50 0-31 0-61 0-92z"><text:p/></draw:path><draw:path draw:style-name="gr3" draw:text-style-name="P5" svg:width="0.0339in" svg:height="0.1516in" svg:x="1.3984in" svg:y="0in" svg:viewBox="0 0 87 386" svg:d="M85 14c2-4 2-4 2-6 0-5-5-8-8-8-4 0-6 2-9 9-23 59-45 118-68 177-1 2-2 4-2 8 0 1 0 1 2 6 23 59 45 118 68 178 1 4 4 8 9 8 3 0 8-3 8-7 0-1 0-3-2-6-23-60-45-120-69-179 24-60 46-120 69-180z"><text:p/></draw:path><draw:path draw:style-name="gr3" draw:text-style-name="P5" svg:width="0.0638in" svg:height="0.1039in" svg:x="1.4469in" svg:y="0.0138in" svg:viewBox="0 0 163 265" svg:d="M163 133c0-31-2-61-16-90-17-37-49-43-66-43-23 0-51 10-67 45-12 28-14 57-14 88 0 29 1 64 18 94 16 31 45 38 63 38 21 0 50-7 67-45 13-26 15-56 15-87zM81 256c-15 0-38-8-45-46-4-23-4-58-4-81 0-26 0-51 3-72 8-46 36-49 46-49 12 0 39 7 45 45 5 22 5 52 5 76 0 28 0 55-5 80-5 36-27 47-45 47z"><text:p/></draw:path><draw:path draw:style-name="gr3" draw:text-style-name="P5" svg:width="0.0173in" svg:height="0.0453in" svg:x="1.5299in" svg:y="0.0984in" svg:viewBox="0 0 45 116" svg:d="M45 41c0-26-9-41-24-41-13 0-21 10-21 21 0 10 8 20 21 20 4 0 10-1 13-5 1-1 1-1 2-1 0 2 1 0 1 6 0 28-14 51-26 65-4 4-4 4-4 5 0 3 2 5 3 5 4 0 35-30 35-75z"><text:p/></draw:path><draw:path draw:style-name="gr3" draw:text-style-name="P5" svg:width="0.0642in" svg:height="0.0685in" svg:x="1.5913in" svg:y="0.0469in" svg:viewBox="0 0 164 175" svg:d="M35 139c21-22 32-32 46-44 12-11 25-21 38-34 37-37 45-55 45-57 0-4-3-4-5-4s-3 1-5 4c-11 19-20 26-29 26-10 0-14-7-19-13-8-9-15-17-27-17-30 0-47 36-47 44 0 2 1 4 4 4 4 0 5-2 6-4 7-18 29-18 33-18 7 0 15 3 24 6 15 5 20 5 30 5-15 17-47 46-54 51-12 11-23 22-35 33-26 25-40 47-40 51 0 3 4 3 5 3 3 0 4 0 6-4 9-15 21-25 33-25 9 0 13 4 22 15 7 8 14 14 25 14 39 0 61-48 61-59 0-3-1-4-5-4-3 0-4 2-5 5-9 25-34 33-46 33-8 0-16-3-23-6-14-4-19-6-28-6-3 0-7 0-10 1z"><text:p/></draw:path><draw:path draw:style-name="gr3" draw:text-style-name="P5" svg:width="0.0339in" svg:height="0.1516in" svg:x="1.6705in" svg:y="0in" svg:viewBox="0 0 87 386" svg:d="M85 200c2-5 2-5 2-6s0-2-2-7c-22-59-45-119-67-178-4-7-7-9-10-9-5 0-8 3-8 8 0 1 0 2 2 6 23 60 45 120 68 180-23 59-45 119-68 178-2 4-2 4-2 7 0 4 4 7 8 7 5 0 6-3 8-7 24-60 46-119 69-179z"><text:p/></draw:path><draw:path draw:style-name="gr3" draw:text-style-name="P5" svg:width="0.0535in" svg:height="0.1516in" svg:x="1.7323in" svg:y="0in" svg:viewBox="0 0 137 386" svg:d="M56 335c0 16-10 40-53 43-2 1-3 2-3 4 0 4 4 4 8 4 37 0 73-18 73-48s0-60 0-88c0-14 0-28 16-40 14-11 28-12 37-13 1 0 3-1 3-3 0-5-2-5-6-5-25-2-44-15-49-35-1-3-1-4-1-19 0-25 0-50 0-76 0-16 0-28-18-44-16-11-42-15-55-15-4 0-8 0-8 4s2 4 7 5c24 1 42 13 48 33 1 3 1 4 1 19 0 27 0 53 0 81 0 18 2 24 15 36 8 8 19 12 30 16-32 9-45 26-45 48 0 31 0 62 0 93z"><text:p/></draw:path><draw:path draw:style-name="gr3" draw:text-style-name="P5" svg:width="0.072in" svg:height="0.1071in" svg:x="-0.0004in" svg:y="0.2366in" svg:viewBox="0 0 184 273" svg:d="M184 4c-1-1 0-4-5-4-6 0-43 4-49 4-4 2-6 3-6 8s4 5 10 5c19 0 19 3 19 6 0 2-1 6-1 8-8 31-16 60-23 91-7-14-18-24-36-24-45 0-93 57-93 113 0 37 21 62 52 62 7 0 26-1 49-29 3 16 18 29 35 29 15 0 23-9 29-21 7-14 12-37 12-38 0-5-3-5-4-5-5 0-5 2-6 8-6 25-13 47-30 47-9 0-11-10-11-17 0-9 0-13 3-19 18-75 36-149 55-224zM103 222c-2 8-2 8-7 15-17 22-33 27-44 27-19 0-25-21-25-36 0-19 13-66 21-85 12-22 30-36 45-36 26 0 31 31 31 34 0 2-1 4-1 6-6 25-13 50-20 75z"><text:p/></draw:path><draw:path draw:style-name="gr3" draw:text-style-name="P5" svg:width="0.065in" svg:height="0.0685in" svg:x="0.0787in" svg:y="0.2756in" svg:viewBox="0 0 166 175" svg:d="M166 65c0-40-27-65-62-65-52 0-104 55-104 110 0 37 26 65 63 65 50 0 103-53 103-110zM63 166c-17 0-34-12-34-42 0-18 9-60 23-80 18-30 40-35 51-35 23 0 34 19 34 42 0 14-7 55-22 80-14 22-35 35-52 35z"><text:p/></draw:path><draw:path draw:style-name="gr3" draw:text-style-name="P5" svg:width="0.1244in" svg:height="0.0685in" svg:x="0.1508in" svg:y="0.2756in" svg:viewBox="0 0 317 175" svg:d="M23 147c-1 7-3 16-3 18 0 7 5 10 11 10 4 0 12-3 14-11 1 0 6-19 8-29 3-11 5-23 9-34 2-9 4-17 6-26 1-7 5-18 5-19 5-12 26-47 62-47 18 0 21 14 21 26 0 10-2 21-5 32-4 16-8 30-11 45-3 10-6 20-8 30-1 8-4 21-4 23 0 7 5 10 11 10 12 0 14-10 17-22 6-22 20-78 23-94 1-4 21-50 64-50 17 0 21 13 21 26 0 22-17 66-24 87-4 9-6 13-6 21 0 19 15 32 32 32 36 0 51-56 51-59 0-5-4-5-5-5-3 0-3 2-5 8-6 20-19 47-40 47-6 0-10-3-10-12 0-10 5-19 8-27 7-20 23-63 23-85 0-25-15-42-44-42-30 0-48 17-63 37-1-5-2-17-13-27-9-8-22-10-32-10-34 0-52 24-59 34-2-22-19-34-36-34-18 0-25 15-29 22-7 13-12 36-12 37 0 5 4 5 5 5 4 0 5-1 7-10 7-26 14-45 28-45 6 0 12 3 12 17 0 8-1 13-6 32-8 30-15 60-23 89z"><text:p/></draw:path><draw:path draw:style-name="gr3" draw:text-style-name="P5" svg:width="0.0346in" svg:height="0.1516in" svg:x="0.2953in" svg:y="0.2283in" svg:viewBox="0 0 89 386" svg:d="M89 382c0-1 0-1-7-8-48-48-60-122-60-181 0-68 14-135 63-183 4-4 4-6 4-7 0-2-1-3-3-3-5 0-40 26-62 75-20 43-24 86-24 118 0 30 3 77 25 121 23 47 56 72 61 72 2 0 3-1 3-4z"><text:p/></draw:path><draw:path draw:style-name="gr3" draw:text-style-name="P5" svg:width="0.0752in" svg:height="0.1378in" svg:x="0.3472in" svg:y="0.2346in" svg:viewBox="0 0 192 351" svg:d="M121 118c11 0 23 0 34 0 8 0 11 0 11-8 0-4-3-4-10-4-11 0-21 0-32 0 2-15 6-30 8-44 1-9 7-37 9-41 4-7 11-13 18-13 2 0 11 0 19 7-16 2-21 15-21 21 0 9 7 14 15 14 9 0 20-9 20-24 0-17-17-26-33-26-13 0-37 7-49 45-2 8-3 12-12 61-9 0-19 0-28 0-6 0-11 0-11 7 0 5 4 5 11 5 9 0 17 0 26 0-10 50-19 101-29 152-8 38-14 72-34 72-1 0-11 0-19-6 18-1 21-16 21-21 0-9-6-13-14-13-10 0-21 8-21 23 0 17 18 26 33 26 21 0 36-23 44-37 12-25 21-71 21-74 8-41 15-82 23-122z"><text:p/></draw:path><draw:path draw:style-name="gr3" draw:text-style-name="P5" svg:width="0.035in" svg:height="0.1516in" svg:x="0.439in" svg:y="0.2283in" svg:viewBox="0 0 90 386" svg:d="M90 193c0-30-4-76-25-120-23-48-57-73-61-73-2 0-4 1-4 3 0 1 0 3 8 9 38 39 60 100 60 181 0 66-14 134-63 183-5 5-5 5-5 6 0 3 2 4 4 4 4 0 39-26 62-75 20-42 24-85 24-118z"><text:p/></draw:path><draw:path draw:style-name="gr3" draw:text-style-name="P5" svg:width="0.1008in" svg:height="0.035in" svg:x="0.5402in" svg:y="0.2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921in" svg:height="0.1035in" svg:x="0.6965in" svg:y="0.2378in" svg:viewBox="0 0 235 264" svg:d="M220 13c3-4 3-5 3-6 0-7-5-7-12-7-59 0-118 0-177 0-13 0-13 1-14 11-2 18-4 34-6 52 0 2-1 3-1 5 0 6 5 7 8 7s5-2 6-6c2-8 5-26 29-40 22-15 48-16 62-16 11 0 21 0 32 0-49 79-97 159-146 238-4 4-4 5-4 7 0 6 7 6 13 6 66 0 133 0 199 0 11 0 11-1 13-11 4-25 7-50 10-76 0-4-3-6-6-6-6 0-7 3-8 11-7 32-36 69-91 69-19 0-37 0-55 0 48-79 97-159 145-238zM33 13c7 0 14 0 21 0-11 7-18 13-22 18 0-6 1-12 1-18zM165 13c13 0 26 0 40 0-49 79-98 159-147 238-13 0-25 0-38 0 48-79 97-159 145-238zM186 251c11-7 21-15 30-26-2 7-3 12-4 26-9 0-17 0-26 0z"><text:p/></draw:path><draw:path draw:style-name="gr3" draw:text-style-name="P5" svg:width="0.0173in" svg:height="0.0453in" svg:x="0.8067in" svg:y="0.3256in" svg:viewBox="0 0 45 116" svg:d="M45 41c0-26-10-41-24-41-13 0-21 10-21 21 0 10 8 20 21 20 4 0 9-1 13-5 1-1 1-1 2-1 0 2 0 0 0 6 0 28-13 51-25 64-4 4-4 5-4 6 0 3 1 5 3 5 4 0 35-30 35-75z"><text:p/></draw:path><draw:path draw:style-name="gr3" draw:text-style-name="P5" svg:width="0.0614in" svg:height="0.0685in" svg:x="0.8657in" svg:y="0.2756in" svg:viewBox="0 0 157 175" svg:d="M23 147c-1 7-3 16-3 18 0 7 5 10 11 10 4 0 12-3 14-11 1-1 14-54 15-61 4-13 10-39 13-50 2-5 13-23 22-32 3-2 14-12 30-12 10 0 11 3 17 4-12 2-20 11-20 21 0 7 3 14 14 14 10 0 21-9 21-23 0-13-12-25-32-25-25 0-41 19-49 30-3-18-17-30-35-30s-26 15-29 22c-7 13-12 36-12 37 0 5 3 4 4 5 5 0 5-1 7-10 7-26 14-45 29-45 6 0 12 3 12 17 0 8-1 13-7 32-8 30-14 60-22 89z"><text:p/></draw:path><draw:path draw:style-name="gr3" draw:text-style-name="P5" svg:width="0.0693in" svg:height="0.0685in" svg:x="0.9402in" svg:y="0.2756in" svg:viewBox="0 0 177 175" svg:d="M129 24c-7-14-18-24-36-24-45 0-93 57-93 113 0 37 22 62 52 62 7 0 27-1 50-29 4 16 17 29 35 29 14 0 22-9 29-21 7-14 11-37 11-38 0-5-3-5-4-5-4 0-5 2-6 8-6 25-13 47-28 47-11 0-13-10-13-17 0-9 2-11 6-29 3-17 4-20 8-34 4-19 10-36 14-55 2-10 2-11 2-13 0-6-4-10-11-10-9 0-15 9-16 16zM104 124c-2 8-2 8-7 15-18 22-33 27-44 27-20 0-26-21-26-36 0-19 14-66 22-85 13-22 29-36 44-36 26 0 31 31 31 34 0 2 0 4-1 7-6 25-12 49-19 74z"><text:p/></draw:path><draw:path draw:style-name="gr3" draw:text-style-name="P5" svg:width="0.0823in" svg:height="0.0685in" svg:x="1.0189in" svg:y="0.2756in" svg:viewBox="0 0 210 175" svg:d="M23 147c-1 7-3 16-3 18 0 7 5 10 11 10 4 0 12-3 14-11 2-10 6-19 8-29 2-11 5-23 7-34 4-9 6-17 7-26 2-7 6-18 6-19 5-12 26-47 62-47 18 0 21 14 21 26 0 24-19 74-25 90-3 9-3 14-3 18 0 19 13 32 31 32 37 0 51-56 51-59 0-5-3-5-4-5-5 0-5 2-7 8-8 26-20 47-40 47-6 0-8-3-8-12 0-10 3-19 6-27 8-21 24-63 24-85 0-27-16-42-45-42-34 0-52 24-59 34-2-22-19-34-36-34-18 0-26 15-29 22-7 13-12 36-12 37 0 5 4 5 5 5 4 0 4-1 7-10 6-26 14-45 28-45 7 0 12 4 12 17 0 8-1 13-7 32-8 30-14 60-22 89z"><text:p/></draw:path><draw:path draw:style-name="gr3" draw:text-style-name="P5" svg:width="0.0697in" svg:height="0.098in" svg:x="1.1083in" svg:y="0.2756in" svg:viewBox="0 0 178 250" svg:d="M177 25c0-2 1-4 1-7 0-6-5-10-12-10-3 0-14 2-15 16-7-14-21-24-37-24-44 0-91 54-91 110 0 37 23 61 51 61 23 0 41-18 45-22h1c-9 34-13 50-13 51-1 4-15 41-56 41-7 0-20 0-31-3 12-4 16-13 16-20s-4-14-15-14c-8 0-21 7-21 23 0 15 14 23 52 23 48 0 76-30 82-53 14-57 29-114 43-172zM126 121c-2 10-11 20-19 28-8 6-20 13-31 13-20 0-25-20-25-35 0-19 11-64 20-84 11-19 28-34 44-34 26 0 31 31 31 33s-1 4-1 5c-6 25-12 50-19 74z"><text:p/></draw:path><draw:path draw:style-name="gr3" draw:text-style-name="P5" svg:width="0.0579in" svg:height="0.0685in" svg:x="1.1906in" svg:y="0.2756in" svg:viewBox="0 0 148 175" svg:d="M55 81c11 0 40-1 59-8 27-12 29-34 29-40 0-18-14-33-41-33-43 0-102 37-102 105 0 39 23 70 62 70 55 0 86-41 86-45 0-2-2-6-4-6s-2 1-4 5c-31 37-73 37-78 37-30 0-33-32-33-44 0-5 0-17 5-41 7 0 14 0 21 0zM36 73c16-59 55-64 66-64 18 0 29 11 29 24 0 40-63 40-78 40-6 0-11 0-17 0z"><text:p/></draw:path><draw:path draw:style-name="gr3" draw:text-style-name="P5" svg:width="0.0346in" svg:height="0.1516in" svg:x="1.2697in" svg:y="0.2283in" svg:viewBox="0 0 89 386" svg:d="M89 382c0-1 0-1-7-8-48-48-60-122-60-181 0-68 14-135 63-183 4-4 4-6 4-7 0-2-1-3-3-3-5 0-39 26-62 75-20 43-24 86-24 118 0 30 4 77 25 121 23 47 56 72 61 72 2 0 3-1 3-4z"><text:p/></draw:path><draw:path draw:style-name="gr3" draw:text-style-name="P5" svg:width="0.076in" svg:height="0.1378in" svg:x="1.3217in" svg:y="0.2346in" svg:viewBox="0 0 194 351" svg:d="M122 118c11 0 22 0 33 0 8 0 11 0 11-8 0-4-3-4-10-4-11 0-21 0-32 0 2-15 6-30 8-44 1-9 7-37 9-41 4-7 11-13 18-13 2 0 13 0 19 7-16 2-21 15-21 21 0 9 8 14 15 14 9 0 22-9 22-24 0-17-19-26-35-26-13 0-37 7-49 45-2 8-3 12-12 61-9 0-18 0-27 0-7 0-12 0-12 7 0 5 4 5 11 5 9 0 17 0 26 0-10 50-19 101-29 152-8 38-14 72-34 72-1 0-11 0-19-6 18-1 22-16 22-21 0-9-7-13-14-13-11 0-22 8-22 23 0 17 18 26 33 26 21 0 36-23 44-37 12-25 21-71 21-74 8-41 16-82 24-122z"><text:p/></draw:path><draw:path draw:style-name="gr3" draw:text-style-name="P5" svg:width="0.035in" svg:height="0.1516in" svg:x="1.413in" svg:y="0.2283in" svg:viewBox="0 0 90 386" svg:d="M90 193c0-30-4-76-25-120-23-48-56-73-61-73-2 0-4 1-4 3 0 1 0 3 8 9 38 39 60 100 60 181 0 66-14 134-63 183-5 5-5 5-5 6 0 3 2 4 4 4 5 0 39-26 62-75 20-42 24-85 24-118z"><text:p/></draw:path><draw:path draw:style-name="gr3" draw:text-style-name="P5" svg:width="0.1008in" svg:height="0.035in" svg:x="1.5146in" svg:y="0.2866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0535in" svg:height="0.1516in" svg:x="1.678in" svg:y="0.2283in" svg:viewBox="0 0 137 386" svg:d="M81 52c0-17 10-41 53-43 1-1 3-2 3-5 0-4-3-4-7-4-39 0-74 20-74 48 0 30 0 59 0 88 0 15 0 28-15 40-15 11-29 12-38 13-2 0-3 1-3 4 0 4 2 4 7 4 25 2 44 15 48 35 1 4 1 5 1 19 0 25 0 51 0 76 0 16 0 28 18 44 15 11 40 15 56 15 4 0 7 0 7-4 0-3-2-3-6-4-24-2-43-14-49-34-1-3-1-4-1-18 0-28 0-55 0-82 0-17-3-24-15-36-8-8-19-12-30-15 31-9 45-27 45-49 0-31 0-61 0-92z"><text:p/></draw:path><draw:path draw:style-name="gr3" draw:text-style-name="P5" svg:width="0.0531in" svg:height="0.1516in" svg:x="1.7539in" svg:y="0.2283in" svg:viewBox="0 0 136 386" svg:d="M81 52c0-17 10-41 52-43 2-1 3-2 3-5 0-4-2-4-6-4-39 0-74 20-75 48 0 30 0 59 0 88 0 15 0 28-15 40-14 11-28 12-37 13-2 0-3 1-3 4 0 4 2 4 5 4 27 2 44 15 49 35 1 4 1 5 1 19 0 25 0 51 0 76 0 16 0 28 19 44 15 11 40 15 56 15 4 0 6 0 6-4 0-3-2-3-5-4-24-2-44-14-49-34-1-3-1-4-1-18 0-28 0-55 0-82 0-17-3-24-15-36-9-8-20-12-31-15 32-9 46-27 46-49 0-31 0-61 0-92z"><text:p/></draw:path><draw:path draw:style-name="gr3" draw:text-style-name="P5" svg:width="0.0335in" svg:height="0.1516in" svg:x="1.8358in" svg:y="0.2283in" svg:viewBox="0 0 86 386" svg:d="M84 14c2-4 2-4 2-6 0-5-4-8-8-8-3 0-7 2-9 9-22 59-45 118-67 177-1 2-2 4-2 7 0 1 0 2 2 6 22 60 45 119 67 179 1 3 4 8 9 8 4 0 8-3 8-7 0-1 0-3-2-7-24-61-46-120-69-179 23-60 45-119 69-179z"><text:p/></draw:path><draw:path draw:style-name="gr3" draw:text-style-name="P5" svg:width="0.0638in" svg:height="0.1043in" svg:x="1.8839in" svg:y="0.2406in" svg:viewBox="0 0 163 266" svg:d="M163 134c0-31-1-61-16-90-17-37-49-44-65-44-23 0-51 10-68 46-12 27-14 57-14 88 0 29 2 64 18 93 16 32 45 39 63 39 21 0 51-7 67-45 14-26 15-56 15-87zM81 258c-14 0-37-10-44-47-4-23-4-59-4-81 0-25 0-51 2-72 8-46 36-49 46-49 14 0 39 6 47 45 3 22 3 51 3 76 0 28 0 55-5 79-5 38-27 49-45 49z"><text:p/></draw:path><draw:path draw:style-name="gr3" draw:text-style-name="P5" svg:width="0.0173in" svg:height="0.0453in" svg:x="1.9673in" svg:y="0.3256in" svg:viewBox="0 0 45 116" svg:d="M45 41c0-26-10-41-25-41-12 0-20 10-20 21 0 10 8 20 20 20 5 0 10-1 14-5 1-1 1-1 1-1 1 0 1 0 1 6 0 28-13 51-26 64-5 4-5 5-5 6 0 3 3 5 5 5 4 0 35-30 35-75z"><text:p/></draw:path><draw:path draw:style-name="gr3" draw:text-style-name="P5" svg:width="0.0642in" svg:height="0.0685in" svg:x="2.0287in" svg:y="0.2756in" svg:viewBox="0 0 164 175" svg:d="M34 139c21-22 33-32 46-44s24-21 39-36c36-35 45-53 45-56s-3-3-5-3c-3 0-4 1-5 4-12 19-21 25-30 25-10 0-13-6-20-12-6-9-13-17-26-17-29 0-46 36-46 44 0 2 1 4 4 4 4 0 5-2 5-4 7-18 29-18 33-18 8 0 15 3 24 6 15 5 20 5 30 5-14 17-47 44-53 51-12 11-23 22-35 33-27 25-40 47-40 51 0 3 3 3 4 3 4 0 5-1 7-6 9-13 20-23 33-23 9 0 12 4 22 15 7 7 13 14 24 14 39 0 62-50 62-59 0-3-2-5-6-5-3 0-4 3-5 6-9 25-33 33-46 33-8 0-15-4-22-6-14-5-20-6-28-6-1 0-7 0-11 1z"><text:p/></draw:path><draw:path draw:style-name="gr3" draw:text-style-name="P5" svg:width="0.0335in" svg:height="0.1516in" svg:x="2.1079in" svg:y="0.2283in" svg:viewBox="0 0 86 386" svg:d="M85 199c1-4 1-5 1-6s0-1-1-7c-23-59-45-118-69-177-2-7-4-9-8-9-5 0-8 3-8 8 0 1 0 2 2 5 23 60 45 120 68 180-23 59-45 118-68 179-2 4-2 4-2 7 0 4 3 7 8 7 4 0 6-4 7-7 23-61 47-120 70-180z"><text:p/></draw:path><draw:path draw:style-name="gr3" draw:text-style-name="P5" svg:width="0.0531in" svg:height="0.1516in" svg:x="2.1697in" svg:y="0.2283in" svg:viewBox="0 0 136 386" svg:d="M55 335c0 15-10 40-52 43-2 1-3 2-3 4 0 4 3 4 8 4 37 0 72-18 73-48 0-30 0-60 0-88 0-16 0-28 16-40 13-12 27-12 36-13 2 0 3-1 3-4 0-4-2-4-5-4-27-2-44-16-49-35-1-4-1-4-1-19 0-25 0-50 0-76 0-16 0-28-18-44-16-12-42-15-55-15-5 0-8 0-8 4s2 4 5 5c25 1 44 13 49 33 1 3 1 4 1 19 0 26 0 53 0 80 0 17 3 24 15 37 9 8 20 12 31 15-32 8-46 27-46 49 0 31 0 62 0 93z"><text:p/></draw:path><draw:path draw:style-name="gr3" draw:text-style-name="P5" svg:width="0.0535in" svg:height="0.1516in" svg:x="2.2457in" svg:y="0.2283in" svg:viewBox="0 0 137 386" svg:d="M56 335c0 15-10 40-53 43-1 1-3 2-3 4 0 4 4 4 8 4 37 0 73-18 73-48s0-60 0-88c0-16 0-28 16-40 14-12 28-12 37-13 2 0 3-1 3-4 0-4-2-4-6-4-25-2-44-16-49-35-1-4-1-4-1-19 0-25 0-50 0-76 0-16 0-28-17-44-17-12-43-15-56-15-4 0-8 0-8 4s2 4 7 5c24 1 42 13 48 33 1 3 1 4 1 19 0 26 0 53 0 80 0 17 3 24 15 37 8 8 19 12 30 15-31 8-45 27-45 49 0 31 0 62 0 93z"><text:p/></draw:path></draw:g></text:p>
        <text:h text:style-name="Heading_20_3" text:outline-level="3">סעיף (ד)</text:h>
        <text:p text:style-name="P12"><draw:g text:anchor-type="as-char" svg:y="-0.1902in" draw:z-index="63" draw:name="Shape64" draw:style-name="gr1"><svg:title>TexMaths</svg:title><svg:desc>11§latex§\begin{gather*}
g = \lambda f \in \N \to \R. \lambda x \in \N. f(x) + 1 \\
dom(g) = \N \to \R, range(g) = \N \to \R
\end{gather}§svg§600§FALSE§</svg:desc><draw:path draw:style-name="gr2" draw:text-style-name="P4" svg:width="2.4402in" svg:height="0.3642in" svg:x="0.0016in" svg:y="0.0079in" svg:viewBox="0 0 6199 926" svg:d="M0 0c2066 0 4133 0 6199 0 0 308 0 617 0 926-2066 0-4133 0-6199 0 0-309 0-618 0-926z"><text:p/></draw:path><draw:path draw:style-name="gr3" draw:text-style-name="P5" svg:width="0.0697in" svg:height="0.098in" svg:x="0.1165in" svg:y="0.0469in" svg:viewBox="0 0 178 250" svg:d="M177 25c0-2 1-4 1-6 0-7-4-11-11-11-4 0-14 3-16 16-7-14-20-24-37-24-44 0-91 54-91 110 0 39 23 61 52 61 22 0 41-18 44-22h1c-9 35-13 50-13 51-1 4-15 42-55 42-8 0-21-1-32-4 12-4 16-13 16-20s-4-13-15-13c-8 0-21 6-21 22 0 15 14 23 52 23 48 0 76-30 82-53 15-57 29-114 43-172zM127 121c-3 11-11 20-20 28-8 6-20 14-31 14-20 0-25-21-25-36 0-18 11-64 21-84 11-19 27-34 44-34 25 0 30 31 30 33s-1 4-1 5c-6 25-12 50-18 74z"><text:p/></draw:path><draw:path draw:style-name="gr3" draw:text-style-name="P5" svg:width="0.1004in" svg:height="0.035in" svg:x="0.2437in" svg:y="0.058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744in" svg:height="0.1071in" svg:x="0.4039in" svg:y="0.0087in" svg:viewBox="0 0 190 273" svg:d="M117 155c16 41 35 99 40 109 7 8 10 8 21 8 4 0 6 0 9 0s3-2 3-3c0-2 0-3-1-4-4-4-6-11-9-18-26-74-52-147-79-219-7-24-28-28-47-28-2 0-7 0-7 4 0 3 3 3 4 4 12 2 15 4 25 31 12 35 25 70 37 105-35 35-71 71-106 106-5 4-7 6-7 12 0 7 4 11 11 11s10-4 13-8c31-37 62-73 93-110z"><text:p/></draw:path><draw:path draw:style-name="gr3" draw:text-style-name="P5" svg:width="0.076in" svg:height="0.1378in" svg:x="0.4921in" svg:y="0.0075in" svg:viewBox="0 0 194 351" svg:d="M122 118c11 0 22 0 33 0 8 0 12 0 12-8 0-4-4-4-11-4-11 0-21 0-32 0 3-15 6-30 8-44 2-8 8-36 10-41 3-7 10-12 18-12 2 0 12 0 18 6-16 2-21 16-21 21 0 9 8 14 15 14 11 0 22-9 22-24 0-17-18-26-34-26-14 0-38 7-49 45-2 8-4 12-13 61-9 0-18 0-26 0s-13 0-13 7c0 5 4 5 11 5 9 0 17 0 26 0-10 50-19 101-29 153-6 37-13 72-34 72-1 0-11 0-19-7 19-1 22-15 22-21 0-9-7-13-14-13-10 0-22 8-22 23 0 17 18 26 33 26 22 0 37-22 44-37 12-25 21-71 22-74 8-41 15-82 23-122z"><text:p/></draw:path><draw:path draw:style-name="gr3" draw:text-style-name="P5" svg:width="0.076in" svg:height="0.0874in" svg:x="0.6299in" svg:y="0.0319in" svg:viewBox="0 0 194 223" svg:d="M180 120c7 0 14 0 14-8 0-7-7-7-14-7-55 0-108 0-163 0 4-52 48-90 103-90 20 0 41 0 60 0 7 0 14 0 14-7 0-8-7-8-14-8-20 0-40 0-61 0-66 0-119 50-119 112s53 111 119 111c21 0 41 0 61 0 7 0 14 0 14-7 0-8-7-8-14-8-19 0-40 0-60 0-55 0-99-36-103-88 55 0 108 0 163 0z"><text:p/></draw:path><draw:path draw:style-name="gr3" draw:text-style-name="P5" svg:width="0.1028in" svg:height="0.1067in" svg:x="0.765in" svg:y="0.0102in" svg:viewBox="0 0 262 272" svg:d="M34 34c0 63 0 127 0 189 0 20-3 28-23 28-4 0-11 0-11 7 0 6 7 6 13 6 20 0 40 0 60 0 7 0 13 0 13-6 0-7-7-7-12-7-21 0-24-9-24-29 0-59 0-117 0-177 56 74 111 148 167 221 3 5 5 6 7 6 7 0 7-7 7-13 0-73 0-146 0-218 0-22 4-28 22-28 2 0 9 0 9-6 0-7-6-7-13-7-19 0-38 0-56 0-7 0-14 0-14 7 0 6 7 6 11 6 22 0 26 8 26 29 0 41 0 80 0 121-39-53-78-105-117-157-4-6-5-6-14-6-22 0-45 0-67 0-8 0-14 0-14 7 0 5 6 6 9 6 10 1 18 8 21 12 0 4 0 5 0 9zM218 244c-56-73-112-147-168-221-4-5-4-5-8-10 15 0 31 0 46 0 43 59 87 118 130 176 0 18 0 37 0 55z"><text:p/></draw:path><draw:path draw:style-name="gr3" draw:text-style-name="P5" svg:width="0.1346in" svg:height="0.0787in" svg:x="0.9217in" svg:y="0.0366in" svg:viewBox="0 0 343 201" svg:d="M301 109c-22 15-31 32-35 36-17 28-14 34-21 52 0 4 6 4 8 4 7 0 8 0 9-7 9-38 32-71 76-88 4-1 5-3 5-5 0-3-2-4-3-4-17-7-64-27-78-91-1-5-2-6-9-6-2 0-8 0-8 4 0 2 4 26 20 52 8 11 19 24 36 38-95 0-192 0-288 0-6 0-13 0-13 7 0 8 7 8 13 8 96 0 193 0 288 0z"><text:p/></draw:path><draw:path draw:style-name="gr3" draw:text-style-name="P5" svg:width="0.1043in" svg:height="0.1035in" svg:x="1.1102in" svg:y="0.0102in" svg:viewBox="0 0 266 264" svg:d="M98 143c4 0 9 0 13 0 20 30 39 60 58 90 5 6 14 21 18 27 2 4 3 4 12 4 18 0 36 0 54 0 7 0 13 0 13-6 0-4-3-6-6-7-15-3-33-29-42-41-3-4-22-30-49-71 35-6 69-21 69-66 0-54-58-73-104-73-40 0-80 0-121 0-6 0-13 0-13 7 0 6 8 6 11 6 22 0 23 4 23 22 0 65 0 129 0 194 0 20-1 22-23 22-3 0-11 0-11 7 0 6 7 6 13 6 35 0 71 0 106 0 8 0 13 0 13-6 0-7-7-7-11-7-22 0-23-3-23-22 0-29 0-57 0-86zM172 124c11-14 12-35 12-51 0-19-2-40-15-55 16 3 54 15 54 55 0 24-11 44-51 51zM98 34c0-8 0-21 23-21 33 0 50 13 50 60 0 49-13 57-73 57 0-32 0-64 0-96zM45 251c3-7 3-18 3-21 0-66 0-131 0-196 0-3 0-14-3-21 14 0 30 0 44 0-5 7-5 15-5 20 0 66 0 131 0 197 0 3 0 14 3 21-14 0-28 0-42 0zM128 143c2 0 4-1 6-1 7 0 15 0 21-1 6 9 47 78 79 110-12 0-25 0-37 0-23-36-46-73-69-108z"><text:p/></draw:path><draw:path draw:style-name="gr3" draw:text-style-name="P5" svg:width="0.0161in" svg:height="0.0157in" svg:x="1.2303in" svg:y="0.0984in" svg:viewBox="0 0 42 41" svg:d="M42 21c0-11-10-21-21-21s-21 10-21 21 10 20 21 20 21-9 21-20z"><text:p/></draw:path><draw:path draw:style-name="gr3" draw:text-style-name="P5" svg:width="0.0748in" svg:height="0.1071in" svg:x="1.2673in" svg:y="0.0087in" svg:viewBox="0 0 191 273" svg:d="M118 155c16 41 35 99 40 109 7 8 10 8 21 8 4 0 6 0 9 0s3-2 3-3c0-2 0-3-1-4-4-4-6-11-8-18-27-74-53-147-80-219-7-24-28-28-47-28-2 0-7 0-7 4 0 3 3 3 4 4 12 2 15 4 25 31 12 35 25 70 37 105-35 35-71 71-106 106-5 4-8 6-8 12 0 7 6 11 12 11 7 0 10-4 13-8 31-37 62-73 93-110z"><text:p/></draw:path><draw:path draw:style-name="gr3" draw:text-style-name="P5" svg:width="0.0756in" svg:height="0.0685in" svg:x="1.3528in" svg:y="0.0469in" svg:viewBox="0 0 193 175" svg:d="M118 54c2-10 11-45 38-45 2 0 11 0 20 4-11 2-19 12-19 21 0 7 5 14 15 14 8 0 21-7 21-23 0-19-24-25-37-25-22 0-35 21-40 30-9-26-30-30-42-30-40 0-62 50-62 59 0 5 3 5 5 5 3 0 4-1 5-5 13-40 39-50 52-50 6 0 21 3 21 25 0 12-7 39-21 93-7 24-20 40-38 40-2 0-11 0-18-5 10-2 17-10 17-21 0-10-7-13-14-13-11 0-21 10-21 22 0 17 20 25 36 25 26 0 40-26 41-29 4 15 19 29 42 29 39 0 61-50 61-59 0-4-3-4-4-4-3 0-4 1-5 5-13 40-39 50-51 50-15 0-22-13-22-26 0-8 2-17 7-34 4-18 8-35 13-53z"><text:p/></draw:path><draw:path draw:style-name="gr3" draw:text-style-name="P5" svg:width="0.076in" svg:height="0.0874in" svg:x="1.4902in" svg:y="0.0319in" svg:viewBox="0 0 194 223" svg:d="M180 120c7 0 14 0 14-8 0-7-7-7-14-7-55 0-108 0-163 0 4-52 48-90 103-90 20 0 41 0 60 0 7 0 14 0 14-7 0-8-7-8-14-8-20 0-40 0-61 0-66 0-119 50-119 112s53 111 119 111c21 0 41 0 61 0 7 0 14 0 14-7 0-8-7-8-14-8-19 0-40 0-60 0-55 0-99-36-103-88 55 0 108 0 163 0z"><text:p/></draw:path><draw:path draw:style-name="gr3" draw:text-style-name="P5" svg:width="0.1028in" svg:height="0.1067in" svg:x="1.6252in" svg:y="0.0102in" svg:viewBox="0 0 262 272" svg:d="M33 34c0 63 0 127 0 189 0 20-2 28-22 28-4 0-11 0-11 7 0 6 6 6 13 6 20 0 40 0 60 0 7 0 13 0 13-6 0-7-7-7-12-7-21 0-24-9-24-29 0-59 0-117 0-177 56 74 111 148 167 221 3 5 5 6 7 6 7 0 7-7 7-13 0-73 0-146 0-218 0-22 4-28 22-28 2 0 9 0 9-6 0-7-7-7-13-7-19 0-38 0-56 0-7 0-14 0-14 7 0 6 7 6 11 6 22 0 26 8 26 29 0 41 0 80 0 121-40-53-78-105-118-157-3-6-4-6-13-6-22 0-45 0-67 0-8 0-14 0-14 7 0 5 6 6 8 6 11 1 19 8 22 12-1 4-1 5-1 9zM218 244c-56-73-112-147-168-221-4-5-4-5-8-10 15 0 31 0 46 0 43 59 87 118 130 176 0 18 0 37 0 55z"><text:p/></draw:path><draw:path draw:style-name="gr3" draw:text-style-name="P5" svg:width="0.0157in" svg:height="0.0157in" svg:x="1.7441in" svg:y="0.0984in" svg:viewBox="0 0 41 41" svg:d="M41 21c0-11-9-21-20-21s-21 10-21 21 10 20 21 20 20-9 20-20z"><text:p/></draw:path><draw:path draw:style-name="gr3" draw:text-style-name="P5" svg:width="0.0756in" svg:height="0.1378in" svg:x="1.7815in" svg:y="0.0075in" svg:viewBox="0 0 193 351" svg:d="M121 118c11 0 23 0 34 0 8 0 11 0 11-8 0-4-3-4-10-4-11 0-21 0-32 0 3-15 6-30 8-44 1-8 7-36 9-41 3-7 10-12 19-12 1 0 11 0 18 6-16 2-21 16-21 21 0 9 7 14 15 14 10 0 21-9 21-24 0-17-18-26-33-26-14 0-38 7-50 45-2 8-3 12-12 61-9 0-19 0-28 0-6 0-11 0-11 7 0 5 4 5 11 5 9 0 17 0 26 0-10 50-19 101-29 153-8 37-14 72-34 72-1 0-11 0-19-7 18-1 21-15 21-21 0-9-6-13-14-13-10 0-21 8-21 23 0 17 18 26 33 26 21 0 36-22 44-37 12-25 21-71 21-74 8-41 15-82 23-122z"><text:p/></draw:path><draw:path draw:style-name="gr3" draw:text-style-name="P5" svg:width="0.035in" svg:height="0.1516in" svg:x="1.8795in" svg:y="0in" svg:viewBox="0 0 90 386" svg:d="M90 383c0-1 0-2-6-9-49-48-62-122-62-180 0-69 15-136 63-184 5-4 5-4 5-6 0-3-2-4-4-4-3 0-39 26-62 75-20 43-24 86-24 119 0 29 4 76 25 120 23 47 58 72 61 72 2 0 4-1 4-3z"><text:p/></draw:path><draw:path draw:style-name="gr3" draw:text-style-name="P5" svg:width="0.0756in" svg:height="0.0685in" svg:x="1.928in" svg:y="0.0469in" svg:viewBox="0 0 193 175" svg:d="M118 54c2-10 11-45 38-45 2 0 11 0 20 4-11 2-19 12-19 21 0 7 5 14 15 14 8 0 21-7 21-23 0-19-24-25-37-25-22 0-35 21-39 30-10-26-31-30-42-30-41 0-63 50-63 59 0 5 3 4 5 5 3 0 4-1 5-5 13-40 39-50 52-50 7 0 21 3 21 25 0 12-7 39-21 93-7 24-20 40-37 40-3 0-12 0-19-5 10-2 17-10 17-21 0-10-7-13-14-13-11 0-21 10-21 22 0 17 20 25 36 25 26 0 40-26 41-29 4 15 19 29 42 29 39 0 61-50 61-59 0-4-3-4-4-4-3 0-4 1-5 5-13 40-39 50-51 50-15 0-22-13-22-26 0-8 2-17 7-34 4-18 8-35 13-53z"><text:p/></draw:path><draw:path draw:style-name="gr3" draw:text-style-name="P5" svg:width="0.0346in" svg:height="0.1516in" svg:x="2.0193in" svg:y="0in" svg:viewBox="0 0 89 386" svg:d="M89 194c0-31-4-77-25-121-23-48-56-73-61-73-2 0-3 1-3 4 0 2 0 2 7 9 38 38 60 99 60 181 0 66-14 133-63 182-4 5-4 6-4 7 0 2 1 3 3 3 5 0 39-26 62-75 20-42 24-85 24-117z"><text:p/></draw:path><draw:path draw:style-name="gr3" draw:text-style-name="P5" svg:width="0.1008in" svg:height="0.1012in" svg:x="2.1118in" svg:y="0.0256in" svg:viewBox="0 0 257 258" svg:d="M136 136c37 0 72 0 108 0 6 0 13 0 13-7 0-8-7-8-13-8-36 0-71 0-108 0 0-36 0-73 0-109 0-5 0-12-7-12-8 0-8 7-8 12 0 36 0 73 0 109-36 0-71 0-108 0-5 0-13 0-13 8 0 7 8 7 13 7 37 0 72 0 108 0 0 36 0 72 0 108 0 6 0 14 8 14 7 0 7-8 7-14 0-36 0-72 0-108z"><text:p/></draw:path><draw:path draw:style-name="gr3" draw:text-style-name="P5" svg:width="0.05in" svg:height="0.1004in" svg:x="2.2693in" svg:y="0.0138in" svg:viewBox="0 0 128 256" svg:d="M79 10c0-10 0-10-9-10-24 24-58 24-70 24 0 5 0 8 0 12 8 0 31 0 51-10 0 68 0 134 0 201 0 13-1 18-37 18-4 0-7 0-12 0 0 4 0 7 0 11 15-1 48-1 63-1s49 0 63 1c0-4 0-7 0-11-5 0-8 0-12 0-36 0-37-4-37-18 0-73 0-144 0-217z"><text:p/></draw:path><draw:path draw:style-name="gr3" draw:text-style-name="P5" svg:width="0.072in" svg:height="0.1071in" svg:x="-0.0004in" svg:y="0.2366in" svg:viewBox="0 0 184 273" svg:d="M184 4c-1-1 0-4-5-4-6 0-43 4-49 4-3 2-6 3-6 8s4 5 10 5c18 0 19 3 19 6 0 2-1 6-1 8-8 31-16 60-23 91-7-14-18-24-35-24-46 0-94 57-94 113 0 37 21 62 52 62 7 0 26-1 49-29 4 16 18 29 35 29 15 0 24-9 29-21 7-14 12-37 12-38 0-5-3-5-4-5-5 0-5 2-6 8-6 25-13 47-29 47-10 0-11-10-11-17 0-9 0-13 2-19 18-75 36-149 55-224zM103 222c-2 8-2 8-7 15-17 22-33 27-44 27-19 0-24-21-24-36 0-19 12-66 20-85 13-22 30-36 46-36 25 0 30 31 30 34 0 2-1 4-1 6-6 25-13 50-20 75z"><text:p/></draw:path><draw:path draw:style-name="gr3" draw:text-style-name="P5" svg:width="0.065in" svg:height="0.0685in" svg:x="0.0787in" svg:y="0.2756in" svg:viewBox="0 0 166 175" svg:d="M166 65c0-40-27-65-63-65-51 0-103 55-103 110 0 37 26 65 63 65 50 0 103-53 103-110zM63 166c-17 0-34-12-34-42 0-18 10-60 23-80 18-30 40-35 51-35 22 0 35 19 35 42 0 14-8 55-22 80-15 22-36 35-53 35z"><text:p/></draw:path><draw:path draw:style-name="gr3" draw:text-style-name="P5" svg:width="0.1244in" svg:height="0.0685in" svg:x="0.1508in" svg:y="0.2756in" svg:viewBox="0 0 317 175" svg:d="M23 147c-1 7-3 16-3 18 0 7 5 10 11 10 4 0 12-3 14-11 1 0 6-19 8-29 3-11 5-23 9-34 2-9 4-17 6-26 1-7 5-18 5-19 5-12 26-47 62-47 18 0 21 14 21 26 0 10-2 21-5 32-4 16-8 30-11 45-2 10-6 20-8 30-1 8-4 21-4 23 0 7 5 10 11 10 12 0 14-10 17-22 6-22 20-78 23-94 1-4 21-50 64-50 17 0 21 13 21 26 0 22-16 66-24 87-3 9-6 13-6 21 0 19 15 32 32 32 37 0 51-56 51-59 0-5-3-5-5-5-4 0-4 2-5 8-7 20-19 47-40 47-6 0-10-3-10-12 0-10 5-19 8-27 7-20 23-63 23-85 0-25-15-42-44-42s-49 17-64 37c0-5-1-17-12-27-10-8-22-10-32-10-34 0-52 24-59 34-2-22-19-34-36-34-18 0-26 15-29 22-6 13-12 36-12 37 0 5 4 5 6 5 3 0 3-1 6-10 7-26 14-45 28-45 6 0 12 3 12 17 0 8-1 13-6 32-7 30-15 60-23 89z"><text:p/></draw:path><draw:path draw:style-name="gr3" draw:text-style-name="P5" svg:width="0.035in" svg:height="0.1516in" svg:x="0.2949in" svg:y="0.2283in" svg:viewBox="0 0 90 386" svg:d="M90 382c0-1 0-1-6-8-49-48-61-122-61-181 0-68 14-135 62-183 5-4 5-6 5-7 0-2-1-3-4-3s-39 26-61 75c-19 43-25 86-25 118 0 30 4 77 26 121 24 47 57 72 60 72s4-1 4-4z"><text:p/></draw:path><draw:path draw:style-name="gr3" draw:text-style-name="P5" svg:width="0.0693in" svg:height="0.098in" svg:x="0.3417in" svg:y="0.2756in" svg:viewBox="0 0 177 250" svg:d="M176 25c0-2 1-4 1-7 0-6-4-10-11-10-4 0-14 2-16 16-7-14-20-24-36-24-44 0-92 54-92 110 0 37 23 61 52 61 22 0 40-18 44-22h1c-9 34-13 50-13 51-1 4-15 41-55 41-8 0-21 0-31-3 11-4 15-13 15-20s-4-14-14-14c-9 0-21 7-21 23 0 15 14 23 51 23 48 0 77-30 82-53 14-57 29-114 43-172zM125 121c-2 10-11 20-19 28-8 6-20 13-31 13-20 0-25-20-25-35 0-19 11-64 22-84 9-19 26-34 42-34 26 0 31 31 31 33s-1 4-1 5c-6 25-12 50-19 74z"><text:p/></draw:path><draw:path draw:style-name="gr3" draw:text-style-name="P5" svg:width="0.0346in" svg:height="0.1516in" svg:x="0.4264in" svg:y="0.2283in" svg:viewBox="0 0 89 386" svg:d="M89 193c0-30-4-76-25-120-23-48-56-73-61-73-2 0-3 1-3 3 0 1 0 3 7 9 38 39 60 100 60 181 0 66-14 134-63 183-4 5-4 5-4 6 0 3 1 4 3 4 5 0 39-26 62-75 20-42 24-85 24-118z"><text:p/></draw:path><draw:path draw:style-name="gr3" draw:text-style-name="P5" svg:width="0.1008in" svg:height="0.035in" svg:x="0.5272in" svg:y="0.2866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1028in" svg:height="0.1067in" svg:x="0.6831in" svg:y="0.2378in" svg:viewBox="0 0 262 272" svg:d="M34 34c0 63 0 127 0 189 0 20-3 28-23 28-4 0-11 0-11 7 0 6 7 6 13 6 20 0 41 0 61 0 6 0 12 0 12-6 0-7-6-7-11-7-21 0-24-9-24-29 0-59 0-117 0-177 56 74 111 148 167 221 3 5 5 6 8 6 6 0 6-7 6-13 0-73 0-146 0-218 0-22 3-28 21-28 2 0 9 0 9-6 0-7-6-7-12-7-19 0-39 0-57 0-7 0-13 0-13 7 0 6 7 6 11 6 21 0 25 8 25 29 0 41 0 80 0 121-39-53-78-105-117-157-3-6-5-6-14-6-22 0-45 0-67 0-7 0-12 0-12 7 0 5 5 6 7 6 11 1 18 8 22 12-1 4-1 4-1 9zM219 244c-56-75-112-148-168-222-5-4-5-5-9-9 15 0 31 0 46 0 44 59 87 118 131 176 0 18 0 37 0 55z"><text:p/></draw:path><draw:path draw:style-name="gr3" draw:text-style-name="P5" svg:width="0.1346in" svg:height="0.0787in" svg:x="0.8398in" svg:y="0.2642in" svg:viewBox="0 0 343 201" svg:d="M301 108c-20 16-31 33-35 37-16 27-20 51-20 52 0 4 5 4 8 4 7 0 7-1 9-7 9-38 31-71 75-88 4-1 5-4 5-6 0-3-1-2-2-3-18-7-64-27-79-91-1-5-1-6-8-6-3 0-8 0-8 4 0 2 4 26 20 51 8 12 19 25 35 37-95 0-191 0-287 0-6 0-14 0-14 8s8 8 14 8c96 0 192 0 287 0z"><text:p/></draw:path><draw:path draw:style-name="gr3" draw:text-style-name="P5" svg:width="0.1039in" svg:height="0.1035in" svg:x="1.0287in" svg:y="0.2378in" svg:viewBox="0 0 265 264" svg:d="M97 143c4 0 10 0 14 0 20 30 39 60 58 89 4 7 13 22 17 28 3 4 4 4 13 4 18 0 35 0 53 0 8 0 13 0 13-6 0-4-2-6-5-7-15-3-33-29-43-41-2-4-22-30-48-71 35-7 68-21 68-67 0-54-58-72-103-72-40 0-80 0-121 0-7 0-13 0-13 7 0 6 7 6 10 6 22 0 24 2 24 22 0 65 0 129 0 194 0 19-2 22-24 22-3 0-10 0-10 7 0 6 6 6 13 6 35 0 71 0 106 0 6 0 12 0 12-6 0-7-7-7-10-7-22 0-24-3-24-22 0-29 0-57 0-86zM172 124c11-14 12-35 12-51 0-19-2-40-15-55 16 3 54 15 54 54 0 25-12 45-51 52zM97 34c0-8 0-21 24-21 33 0 50 13 50 60 0 49-13 57-74 57 0-32 0-64 0-96zM44 251c3-7 3-18 3-21 0-66 0-131 0-196 0-3 0-14-3-21 14 0 30 0 44 0-4 7-4 15-4 20 0 66 0 131 0 197 0 3 0 14 3 21-14 0-29 0-43 0zM127 143c3 0 4-1 7-1 6 0 15 0 20-1 6 9 47 78 80 110-13 0-25 0-38 0-23-36-46-73-69-108z"><text:p/></draw:path><draw:path draw:style-name="gr3" draw:text-style-name="P5" svg:width="0.0173in" svg:height="0.0453in" svg:x="1.1492in" svg:y="0.3256in" svg:viewBox="0 0 45 116" svg:d="M45 41c0-26-10-41-24-41-13 0-21 10-21 21 0 10 8 20 21 20 4 0 9-1 13-5 1-1 1-1 2-1 0 2 0 0 0 6 0 28-13 50-26 64-4 3-3 5-3 6 0 3 1 5 3 5 4 0 35-30 35-75z"><text:p/></draw:path><draw:path draw:style-name="gr3" draw:text-style-name="P5" svg:width="0.0614in" svg:height="0.0685in" svg:x="1.2079in" svg:y="0.2756in" svg:viewBox="0 0 157 175" svg:d="M23 147c-1 7-3 16-3 18 0 7 5 10 11 10 4 0 11-3 14-11 1-1 14-54 16-61 3-13 9-39 12-50 2-5 12-23 22-32 3-2 14-12 30-12 10 0 16 4 17 4-12 2-21 11-21 21 0 7 4 14 15 14 10 0 21-9 21-23 0-13-12-25-32-25-25 0-41 19-49 30-3-18-17-30-35-30s-26 15-29 22c-6 13-12 36-12 37 0 5 3 4 4 5 5 0 5-1 7-10 7-26 14-45 29-45 6 0 12 3 12 17 0 8-1 13-7 32-8 30-14 60-22 89z"><text:p/></draw:path><draw:path draw:style-name="gr3" draw:text-style-name="P5" svg:width="0.0693in" svg:height="0.0685in" svg:x="1.2823in" svg:y="0.2756in" svg:viewBox="0 0 177 175" svg:d="M129 24c-7-14-18-24-35-24-46 0-94 57-94 113 0 37 22 62 52 62 7 0 27-1 50-29 4 16 17 29 36 29 13 0 22-9 28-21 7-14 11-37 11-38 0-5-3-5-4-5-5 0-5 2-6 8-6 25-13 47-29 47-10 0-11-10-11-17 0-9 1-11 4-29 4-17 5-20 9-34 4-19 10-36 14-55 2-10 2-11 2-13 0-6-4-10-11-10-9 0-15 9-16 16zM103 124c-1 8-1 8-7 15-17 22-32 27-43 27-20 0-25-21-25-36 0-19 12-66 22-85 11-22 28-36 44-36 25 0 30 31 30 34 0 2-1 4-1 7-6 25-13 49-20 74z"><text:p/></draw:path><draw:path draw:style-name="gr3" draw:text-style-name="P5" svg:width="0.0823in" svg:height="0.0685in" svg:x="1.361in" svg:y="0.2756in" svg:viewBox="0 0 210 175" svg:d="M23 147c-1 7-3 16-3 18 0 7 5 10 11 10 4 0 11-3 14-11 2-10 5-19 8-29 2-11 5-23 8-34 2-9 5-17 6-26 2-7 6-18 6-19 5-12 26-47 62-47 18 0 21 14 21 26 0 24-18 74-25 90-3 9-3 14-3 18 0 19 13 32 32 32 36 0 50-56 50-59 0-5-4-5-5-5-4 0-4 2-6 8-8 26-21 47-39 47-7 0-9-3-9-12 0-10 3-19 6-27 8-21 25-63 25-85 0-27-18-42-46-42-34 0-53 24-60 34-1-22-18-34-35-34-18 0-26 15-29 22-6 13-12 36-12 37 0 5 3 4 4 5 5 0 5-1 7-10 7-26 14-45 29-45 7 0 12 4 12 17 0 8-1 13-7 32-8 30-14 60-22 89z"><text:p/></draw:path><draw:path draw:style-name="gr3" draw:text-style-name="P5" svg:width="0.0693in" svg:height="0.098in" svg:x="1.45in" svg:y="0.2756in" svg:viewBox="0 0 177 250" svg:d="M176 25c1-2 1-4 1-7 0-6-4-10-11-10-3 0-14 2-15 16-8-14-21-24-37-24-44 0-91 54-91 110 0 37 23 61 51 61 23 0 40-18 45-22-8 34-12 50-12 51-2 4-16 41-56 41-8 0-20 0-31-3 12-4 15-13 15-20s-3-14-14-14c-9 0-21 7-21 23 0 15 14 23 52 23 48 0 76-30 81-53 14-57 29-114 43-172zM127 121c-3 10-13 20-20 28-9 6-21 13-32 13-19 0-25-20-25-35 0-19 12-64 22-84 11-19 27-34 42-34 27 0 32 31 32 33s-1 4-1 5c-6 25-12 50-18 74z"><text:p/></draw:path><draw:path draw:style-name="gr3" draw:text-style-name="P5" svg:width="0.0583in" svg:height="0.0685in" svg:x="1.5327in" svg:y="0.2756in" svg:viewBox="0 0 149 175" svg:d="M55 81c11 0 40-1 59-8 27-12 29-34 29-40 0-18-14-33-42-33-43 0-101 37-101 105 0 39 23 70 61 70 56 0 88-41 88-45 0-2-3-6-5-6s-3 1-5 5c-30 37-73 37-77 37-30 0-33-32-33-44 0-5 0-17 5-41 7 0 14 0 21 0zM36 73c16-59 55-64 65-64 19 0 29 11 29 24 0 40-62 40-77 40-6 0-11 0-17 0z"><text:p/></draw:path><draw:path draw:style-name="gr3" draw:text-style-name="P5" svg:width="0.035in" svg:height="0.1516in" svg:x="1.6118in" svg:y="0.2283in" svg:viewBox="0 0 90 386" svg:d="M90 382c0-1 0-1-6-8-49-48-61-122-61-181 0-68 14-135 62-183 5-4 5-6 5-7 0-2-1-3-4-3s-39 26-61 75c-19 43-25 86-25 118 0 30 4 77 26 121 24 47 57 72 60 72s4-1 4-4z"><text:p/></draw:path><draw:path draw:style-name="gr3" draw:text-style-name="P5" svg:width="0.0693in" svg:height="0.098in" svg:x="1.6587in" svg:y="0.2756in" svg:viewBox="0 0 177 250" svg:d="M176 25c0-2 1-4 1-7 0-6-4-10-11-10-4 0-14 2-16 16-7-14-20-24-36-24-44 0-92 54-92 110 0 37 23 61 52 61 22 0 40-18 44-22h1c-9 34-13 50-13 51-1 4-15 41-55 41-8 0-21 0-31-3 11-4 15-13 15-20s-4-14-14-14c-9 0-21 7-21 23 0 15 14 23 51 23 48 0 77-30 82-53 14-57 29-114 43-172zM125 121c-2 10-11 20-19 28-8 6-20 13-31 13-20 0-25-20-25-35 0-19 11-64 22-84 9-19 26-34 42-34 26 0 31 31 31 33s-1 4-1 5c-6 25-12 50-19 74z"><text:p/></draw:path><draw:path draw:style-name="gr3" draw:text-style-name="P5" svg:width="0.0346in" svg:height="0.1516in" svg:x="1.7429in" svg:y="0.2283in" svg:viewBox="0 0 89 386" svg:d="M89 193c0-30-4-76-25-120-23-48-56-73-61-73-2 0-3 1-3 3 0 1 0 3 7 9 38 39 60 100 60 181 0 66-14 134-63 183-4 5-4 5-4 6 0 3 1 4 3 4 5 0 39-26 62-75 20-42 24-85 24-118z"><text:p/></draw:path><draw:path draw:style-name="gr3" draw:text-style-name="P5" svg:width="0.1008in" svg:height="0.035in" svg:x="1.8437in" svg:y="0.2866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1028in" svg:height="0.1067in" svg:x="1.9996in" svg:y="0.2378in" svg:viewBox="0 0 262 272" svg:d="M34 34c0 63 0 127 0 189 0 20-3 28-23 28-4 0-11 0-11 7 0 6 7 6 13 6 20 0 41 0 61 0 6 0 12 0 12-6 0-7-6-7-11-7-21 0-24-9-24-29 0-59 0-117 0-177 56 74 111 148 167 221 3 5 4 6 8 6 6 0 6-7 6-13 0-73 0-146 0-218 0-22 3-28 21-28 2 0 9 0 9-6 0-7-6-7-12-7-19 0-39 0-57 0-7 0-14 0-14 7 0 6 8 6 12 6 21 0 25 8 25 29 0 41 0 80 0 121-39-53-78-105-117-157-3-6-5-6-14-6-22 0-45 0-67 0-7 0-12 0-12 7 0 5 5 6 7 6 11 1 18 8 22 12-1 4-1 4-1 9zM219 244c-56-75-112-148-168-222-5-4-5-5-9-9 15 0 31 0 46 0 44 59 87 118 131 176 0 18 0 37 0 55z"><text:p/></draw:path><draw:path draw:style-name="gr3" draw:text-style-name="P5" svg:width="0.1346in" svg:height="0.0787in" svg:x="2.1567in" svg:y="0.2642in" svg:viewBox="0 0 343 201" svg:d="M301 108c-20 16-31 33-35 37-16 27-20 51-20 52 0 4 5 4 8 4 7 0 7-1 9-7 9-38 31-71 75-88 4-1 5-4 5-6 0-3-1-2-2-3-18-7-64-27-79-91-1-5-1-6-8-6-3 0-8 0-8 4 0 2 4 26 20 51 8 12 19 25 35 37-95 0-191 0-287 0-6 0-14 0-14 8s8 8 14 8c96 0 192 0 287 0z"><text:p/></draw:path><draw:path draw:style-name="gr3" draw:text-style-name="P5" svg:width="0.1039in" svg:height="0.1035in" svg:x="2.3453in" svg:y="0.2378in" svg:viewBox="0 0 265 264" svg:d="M97 143c4 0 10 0 14 0 20 30 39 60 58 89 4 7 13 22 17 28 3 4 4 4 13 4 18 0 35 0 53 0 8 0 13 0 13-6 0-4-2-6-5-7-15-3-33-29-43-41-2-4-22-30-48-71 35-7 68-21 68-67 0-54-58-72-103-72-40 0-80 0-121 0-7 0-13 0-13 7 0 6 7 6 10 6 22 0 24 2 24 22 0 65 0 129 0 194 0 19-2 22-24 22-3 0-10 0-10 7 0 6 6 6 13 6 35 0 71 0 106 0 6 0 12 0 12-6 0-7-7-7-10-7-22 0-24-3-24-22 0-29 0-57 0-86zM172 124c11-14 12-35 12-51 0-19-2-40-15-55 16 3 54 15 54 54 0 25-12 45-51 52zM97 34c0-8 0-21 24-21 33 0 50 13 50 60 0 49-13 57-74 57 0-32 0-64 0-96zM44 251c3-7 3-18 3-21 0-66 0-131 0-196 0-3 0-14-3-21 14 0 30 0 44 0-4 7-4 15-4 20 0 66 0 131 0 197 0 3 0 14 3 21-14 0-29 0-43 0zM127 143c3 0 4-1 7-1 6 0 15 0 20-1 6 9 47 78 80 110-13 0-25 0-38 0-23-36-46-73-69-108z"><text:p/></draw:path></draw:g></text:p>
        <text:h text:style-name="Heading_20_3" text:outline-level="3">סעיף (ה)</text:h>
        <text:p text:style-name="P12"><draw:g text:anchor-type="as-char" svg:y="-0.1992in" draw:z-index="61" draw:name="Shape65" draw:style-name="gr1"><svg:title>TexMaths</svg:title><svg:desc>11§latex§\begin{gather*}
g = \lambda f \in \R \to \N, n \in \N. f^{-1}[{n}] \\
dom(g) = (\R \to \N) \times \N, range(g) = \N
\end{gather}§svg§600§FALSE§</svg:desc><draw:path draw:style-name="gr2" draw:text-style-name="P4" svg:width="2.5083in" svg:height="0.3831in" svg:x="0.0016in" svg:y="0.0075in" svg:viewBox="0 0 6372 974" svg:d="M3187 974c-1063 0-2124 0-3187 0 0-324 0-650 0-974 2124 0 4248 0 6372 0 0 324 0 650 0 974-1062 0-2123 0-3185 0z"><text:p/></draw:path><draw:path draw:style-name="gr3" draw:text-style-name="P5" svg:width="0.0693in" svg:height="0.098in" svg:x="0.2445in" svg:y="0.0665in" svg:viewBox="0 0 177 250" svg:d="M176 25c1-2 1-4 1-6 0-7-4-11-11-11-3 0-14 3-15 16-8-14-21-24-37-24-44 0-92 54-92 110 0 38 24 60 52 60 23 0 40-17 45-22-8 36-12 51-12 52-2 3-16 42-56 42-8 0-20-1-31-4 11-4 15-14 15-20 0-7-4-13-14-13-9 0-21 6-21 22 0 15 14 23 52 23 48 0 76-30 81-53 14-57 29-115 43-172zM127 121c-4 11-13 20-20 27-9 7-21 15-32 15-19 0-25-21-25-37 0-18 11-63 22-83 9-19 27-34 42-34 27 0 31 31 31 33s0 4-1 5c-5 24-12 50-17 74z"><text:p/></draw:path><draw:path draw:style-name="gr3" draw:text-style-name="P5" svg:width="0.1008in" svg:height="0.035in" svg:x="0.3709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748in" svg:height="0.1071in" svg:x="0.5311in" svg:y="0.0283in" svg:viewBox="0 0 191 273" svg:d="M118 155c15 41 34 99 40 109 6 8 10 8 20 8 4 0 6 0 9 0 4 0 4-3 4-4s-1-2-2-3c-3-4-5-11-9-19-26-72-51-146-78-219-8-23-29-27-47-27-2 0-8 0-8 4 0 3 3 3 4 4 13 2 16 4 25 30 12 36 25 71 37 106-35 35-71 70-106 106-5 4-7 6-7 12s6 11 12 11 9-5 12-8c31-37 63-74 94-110z"><text:p/></draw:path><draw:path draw:style-name="gr3" draw:text-style-name="P5" svg:width="0.0756in" svg:height="0.1378in" svg:x="0.6201in" svg:y="0.026in" svg:viewBox="0 0 193 351" svg:d="M121 118c11 0 23 0 34 0 8 0 11 0 11-8 0-4-3-4-10-4-11 0-21 0-32 0 3-15 6-30 8-44 1-8 7-36 9-40 4-8 10-13 19-13 1 0 11 0 18 6-16 1-21 16-21 21 0 9 7 13 15 13 10 0 21-8 21-23 0-17-18-26-33-26-14 0-38 7-50 45-2 8-3 12-12 61-9 0-19 0-28 0-6 0-11 0-11 7 0 5 4 5 11 5 9 0 17 0 26 0-10 50-19 101-29 153-8 37-14 72-34 72-1 0-11 0-19-8 18-1 21-14 21-21 0-8-6-13-14-13-10 0-21 9-21 23 0 18 18 27 33 27 21 0 36-22 44-38 12-24 21-70 21-73 8-41 15-82 23-122z"><text:p/></draw:path><draw:path draw:style-name="gr3" draw:text-style-name="P5" svg:width="0.076in" svg:height="0.0874in" svg:x="0.7575in" svg:y="0.052in" svg:viewBox="0 0 194 223" svg:d="M180 120c6 0 14 0 14-8s-8-8-14-8c-55 0-108 0-163 0 4-51 48-89 103-89 20 0 41 0 60 0 6 0 14 0 14-7 0-8-8-8-14-8-20 0-40 0-61 0-66 0-119 49-119 112 0 62 53 111 119 111 21 0 41 0 61 0 6 0 14 0 14-7 0-8-8-8-14-8-19 0-40 0-60 0-55 0-99-36-103-88 55 0 108 0 163 0z"><text:p/></draw:path><draw:path draw:style-name="gr3" draw:text-style-name="P5" svg:width="0.1043in" svg:height="0.1035in" svg:x="0.8909in" svg:y="0.0291in" svg:viewBox="0 0 266 264" svg:d="M98 143c4 0 10 0 14 0 19 30 39 59 57 90 5 6 14 21 18 27 3 4 4 4 13 4 18 0 35 0 53 0 8 0 13 0 13-7 0-3-2-5-5-6-15-4-34-29-43-41-3-4-22-30-49-71 36-6 69-21 69-66 0-54-58-73-103-73-40 0-81 0-122 0-6 0-13 0-13 7 0 6 8 6 11 6 22 0 24 3 24 22 0 65 0 129 0 194 0 20-2 22-24 22-3 0-11 0-11 6 0 7 7 7 13 7 35 0 72 0 107 0 7 0 12 0 12-7 0-6-7-6-11-6-22 0-23-4-23-22 0-29 0-57 0-86zM173 124c11-14 12-35 12-51 0-19-2-40-16-55 17 3 55 15 55 55 0 24-12 44-51 51zM98 34c0-8 0-21 24-21 33 0 49 13 49 60 0 49-11 57-73 57 0-32 0-64 0-96zM45 251c3-7 3-18 3-21 0-65 0-131 0-196 0-3 0-14-3-21 14 0 30 0 44 0-4 7-4 14-4 20 0 66 0 131 0 197 0 3 0 14 3 21-14 0-29 0-43 0zM128 143c3 0 4-1 7-1 6 0 15 0 20-1 6 9 47 78 79 110-12 0-25 0-37 0-23-37-46-73-69-108z"><text:p/></draw:path><draw:path draw:style-name="gr3" draw:text-style-name="P5" svg:width="0.1346in" svg:height="0.0787in" svg:x="1.0496in" svg:y="0.0555in" svg:viewBox="0 0 343 201" svg:d="M300 109c-21 15-30 32-34 36-17 28-14 34-21 52 0 4 5 4 8 4 7 0 7 0 9-7 9-38 32-71 75-88 5-2 6-3 6-5 0-3-2-4-3-4-18-7-64-27-79-92-1-4-1-5-8-5-3 0-8 0-8 4 0 1 4 26 20 52 8 11 19 24 35 37-95 0-191 0-287 0-6 0-13 0-13 8s7 8 13 8c96 0 192 0 287 0z"><text:p/></draw:path><draw:path draw:style-name="gr3" draw:text-style-name="P5" svg:width="0.1028in" svg:height="0.1067in" svg:x="1.2394in" svg:y="0.0291in" svg:viewBox="0 0 262 272" svg:d="M34 34c0 63 0 127 0 189 0 20-3 28-23 28-4 0-11 0-11 6 0 7 7 7 13 7 20 0 40 0 60 0 7 0 13 0 13-7 0-6-7-6-11-6-22 0-25-9-25-29 0-59 0-118 0-177 56 74 111 147 167 221 3 5 5 6 9 6 6 0 6-7 6-14 0-72 0-145 0-217 0-22 3-27 21-28 2 0 9 0 9-6 0-7-6-7-13-7-19 0-38 0-56 0-7 0-14 0-14 7 0 6 7 6 11 6 22 1 26 9 26 29 0 40 0 80 0 121-39-53-78-105-117-158-4-5-5-5-14-5-22 0-45 0-67 0-7 0-14 0-14 7 0 5 7 6 9 6 10 1 18 8 21 12 0 4 0 5 0 9zM218 244c-56-74-112-147-168-221-4-5-4-5-8-10 15 0 31 0 46 0 43 58 87 118 130 176 0 18 0 36 0 55z"><text:p/></draw:path><draw:path draw:style-name="gr3" draw:text-style-name="P5" svg:width="0.0173in" svg:height="0.0449in" svg:x="1.3579in" svg:y="0.1169in" svg:viewBox="0 0 45 115" svg:d="M45 41c0-26-9-41-24-41-13 0-21 10-21 21 0 10 8 20 21 20 4 0 10-1 13-5 1-1 1-1 2-1 0 2 1 0 1 6 0 28-14 51-26 65-4 4-4 4-4 5 0 3 2 4 3 4 4 0 35-29 35-74z"><text:p/></draw:path><draw:path draw:style-name="gr3" draw:text-style-name="P5" svg:width="0.0823in" svg:height="0.0685in" svg:x="1.4169in" svg:y="0.0665in" svg:viewBox="0 0 210 175" svg:d="M23 148c-1 6-3 15-3 17 0 7 5 10 11 10 4 0 12-3 14-11 1 0 6-19 8-29 3-11 5-23 9-34 2-9 4-17 6-26 1-7 5-18 5-19 5-12 26-47 62-47 18 0 21 14 21 26 0 24-18 74-24 90-4 9-4 15-4 18 0 19 13 32 32 32 36 0 50-56 50-60 0-3-3-3-4-3-5 0-5 1-7 7-8 26-20 48-38 48-7 0-10-4-10-13 0-10 3-19 6-28 8-20 25-62 25-84 0-27-17-42-46-42-34 0-52 25-59 34-2-22-19-34-36-34-19 0-26 15-29 22-6 13-12 36-12 37 0 5 4 5 6 5 3 0 4-1 6-9 7-28 14-46 28-46 7 0 12 4 12 17 0 8-1 12-6 33-7 30-15 60-23 89z"><text:p/></draw:path><draw:path draw:style-name="gr3" draw:text-style-name="P5" svg:width="0.076in" svg:height="0.0874in" svg:x="1.5591in" svg:y="0.052in" svg:viewBox="0 0 194 223" svg:d="M179 120c7 0 15 0 15-8s-8-8-15-8c-55 0-109 0-164 0 6-51 50-89 105-89 20 0 40 0 59 0 7 0 15 0 15-7 0-8-8-8-15-8-19 0-40 0-60 0-66 0-119 49-119 112 0 62 53 111 119 111 20 0 41 0 60 0 7 0 15 0 15-7 0-8-8-8-15-8-19 0-39 0-59 0-55 0-99-36-105-88 55 0 109 0 164 0z"><text:p/></draw:path><draw:path draw:style-name="gr3" draw:text-style-name="P5" svg:width="0.1028in" svg:height="0.1067in" svg:x="1.6937in" svg:y="0.0291in" svg:viewBox="0 0 262 272" svg:d="M34 34c0 63 0 127 0 189 0 20-3 28-23 28-4 0-11 0-11 6 0 7 7 7 13 7 20 0 41 0 61 0 6 0 12 0 12-7 0-6-6-6-11-6-21 0-24-9-24-29 0-59 0-118 0-177 56 74 111 147 167 221 3 5 5 6 8 6 6 0 6-7 6-14 0-72 0-145 0-217 0-22 3-27 21-28 2 0 9 0 9-6 0-7-6-7-12-7-19 0-39 0-57 0-7 0-13 0-13 7 0 6 7 6 11 6 21 1 25 9 25 29 0 40 0 80 0 121-39-53-78-105-117-158-3-5-4-5-14-5-22 0-45 0-67 0-7 0-12 0-12 7 0 5 5 6 7 6 11 1 18 8 22 12-1 4-1 5-1 9zM219 244c-56-74-112-147-168-221-5-5-5-5-9-10 15 0 31 0 46 0 44 58 87 118 131 176 0 18 0 36 0 55z"><text:p/></draw:path><draw:path draw:style-name="gr3" draw:text-style-name="P5" svg:width="0.0157in" svg:height="0.0157in" svg:x="1.813in" svg:y="0.1169in" svg:viewBox="0 0 41 41" svg:d="M41 21c0-11-10-21-21-21-12 0-20 10-20 21s8 20 20 20c11 0 21-9 21-20z"><text:p/></draw:path><draw:path draw:style-name="gr3" draw:text-style-name="P5" svg:width="0.0756in" svg:height="0.1378in" svg:x="1.8504in" svg:y="0.026in" svg:viewBox="0 0 193 351" svg:d="M121 118c11 0 22 0 33 0 8 0 12 0 12-8 0-4-4-4-11-4-11 0-21 0-32 0 4-15 6-30 9-44 1-8 7-36 9-40 3-8 10-13 19-13 1 0 11 0 18 6-17 1-21 16-21 21 0 9 7 13 15 13 10 0 21-8 21-23 0-17-18-26-33-26-14 0-39 7-50 45-2 8-3 12-13 61-9 0-18 0-27 0-7 0-12 0-12 7 0 5 5 5 11 5 9 0 18 0 27 0-10 50-20 101-30 153-7 37-13 72-33 72-2 0-12 0-19-8 18-1 21-14 21-21 0-8-6-13-14-13-10 0-21 9-21 23 0 18 17 27 33 27 21 0 36-22 43-38 13-24 22-70 22-73 8-41 15-82 23-122z"><text:p/></draw:path><draw:path draw:style-name="gr3" draw:text-style-name="P5" svg:width="0.0717in" svg:height="0.0047in" svg:x="1.9449in" svg:y="0.0409in" svg:viewBox="0 0 183 13" svg:d="M172 13c4 0 11 0 11-6 0-7-7-7-11-7-54 0-108 0-162 0-4 0-10 0-10 7 0 6 6 6 10 6 54 0 108 0 162 0z"><text:p/></draw:path><draw:path draw:style-name="gr3" draw:text-style-name="P5" svg:width="0.0386in" svg:height="0.0701in" svg:x="2.0398in" svg:y="-0.0004in" svg:viewBox="0 0 99 179" svg:d="M62 8c0-8 0-8-8-8-18 18-42 18-54 18 0 3 0 6 0 9 7 0 25 0 40-7 0 46 0 91 0 137 0 9 0 13-28 13-3 0-6 0-10 0 0 4 0 6 0 9 6 0 39-1 49-1 8 0 43 1 48 1 0-3 0-5 0-9-3 0-7 0-10 0-27 0-27-4-27-13 0-49 0-100 0-149z"><text:p/></draw:path><draw:path draw:style-name="gr3" draw:text-style-name="P5" svg:width="0.0205in" svg:height="0.1516in" svg:x="2.1146in" svg:y="0.0193in" svg:viewBox="0 0 53 386" svg:d="M53 386c0-6 0-11 0-15-12 0-25 0-38 0 0-119 0-237 0-356 13 0 26 0 38 0 0-5 0-10 0-15-18 0-35 0-53 0 0 129 0 257 0 386 18 0 35 0 53 0z"><text:p/></draw:path><draw:path draw:style-name="gr3" draw:text-style-name="P5" svg:width="0.0823in" svg:height="0.0685in" svg:x="2.1433in" svg:y="0.0665in" svg:viewBox="0 0 210 175" svg:d="M23 148c-1 6-3 15-3 17 0 7 5 10 11 10 4 0 11-3 14-11 2-10 5-19 7-29 3-11 5-23 9-34 2-9 4-17 6-26 2-7 5-18 6-19 5-12 26-47 62-47 18 0 21 14 21 26 0 24-18 74-25 90-3 9-3 15-3 18 0 19 13 32 30 32 38 0 52-56 52-60 0-3-4-3-5-3-4 0-4 1-6 7-8 26-21 48-39 48-7 0-9-4-9-13 0-10 3-19 6-28 8-20 25-62 25-84 0-27-18-42-46-42-35 0-53 25-60 34-1-22-18-34-35-34-18 0-26 15-29 22-6 13-12 36-12 37 0 5 3 4 4 5 5 0 5-1 7-9 7-28 14-46 29-46 7 0 12 4 12 17 0 8-1 12-7 33-8 30-14 60-22 89z"><text:p/></draw:path><draw:path draw:style-name="gr3" draw:text-style-name="P5" svg:width="0.0205in" svg:height="0.1516in" svg:x="2.2339in" svg:y="0.0193in" svg:viewBox="0 0 53 386" svg:d="M53 0c-18 0-35 0-53 0 0 5 0 10 0 15 12 0 25 0 37 0 0 119 0 237 0 356-12 0-25 0-37 0 0 4 0 9 0 15 18 0 35 0 53 0 0-129 0-257 0-386z"><text:p/></draw:path><draw:path draw:style-name="gr3" draw:text-style-name="P5" svg:width="0.0724in" svg:height="0.1071in" svg:x="-0.0004in" svg:y="0.2551in" svg:viewBox="0 0 185 273" svg:d="M185 4c-2-1 0-4-6-4-5 0-43 4-49 4-2 1-6 3-6 8 0 4 5 4 10 4 19 0 19 4 19 7 0 2-1 6-1 8-8 31-16 60-23 91-7-14-18-24-35-24-46 0-94 56-94 113 0 36 22 62 52 62 7 0 27-2 50-29 4 16 17 29 36 29 13 0 22-9 28-21 7-14 11-38 11-39 0-4-3-4-4-4-4 0-5 2-6 8-6 24-13 47-29 47-10 0-11-10-11-18s1-12 2-18c18-75 37-149 56-224zM103 222c-1 8-1 8-7 14-17 22-32 28-43 28-20 0-25-21-25-36 0-19 12-67 22-85 11-22 28-36 44-36 25 0 30 29 30 33 0 2-1 5-1 6-6 26-13 51-20 76z"><text:p/></draw:path><draw:path draw:style-name="gr3" draw:text-style-name="P5" svg:width="0.0646in" svg:height="0.0685in" svg:x="0.0795in" svg:y="0.2937in" svg:viewBox="0 0 165 175" svg:d="M165 65c0-40-27-65-62-65-51 0-103 55-103 110 0 37 25 65 62 65 51 0 103-54 103-110zM62 166c-17 0-33-12-33-42 0-18 10-60 22-80 18-30 41-35 51-35 23 0 34 17 34 40 0 16-7 57-22 82-13 22-35 35-52 35z"><text:p/></draw:path><draw:path draw:style-name="gr3" draw:text-style-name="P5" svg:width="0.124in" svg:height="0.0685in" svg:x="0.1512in" svg:y="0.2937in" svg:viewBox="0 0 316 175" svg:d="M22 147c-1 7-3 16-3 17 0 8 5 11 11 11 5 0 12-3 14-11 1-1 6-19 8-29 3-12 5-23 9-35 2-8 4-16 6-25 1-7 5-18 5-20 6-11 26-46 63-46 17 0 21 14 21 26 0 10-3 21-6 32-4 15-7 30-10 45-4 10-6 20-9 30-1 8-4 21-4 22 0 8 5 11 11 11 12 0 14-10 17-22 6-22 20-78 23-94 1-4 22-50 64-50 17 0 21 12 21 26 0 22-17 66-24 87-4 9-5 13-5 21 0 19 14 32 31 32 36 0 51-56 51-60s-4-4-5-4c-3 0-3 1-5 8-6 20-19 47-40 47-6 0-9-3-9-12 0-10 4-20 7-28 8-20 23-63 23-85 0-25-15-41-44-41-28 0-48 16-63 37-1-5-2-18-12-27-10-8-23-10-32-10-35 0-53 24-60 33-2-22-19-33-35-33-19 0-26 15-29 22-8 13-12 36-12 37 0 4 3 4 4 4 4 0 5 0 7-9 7-28 14-45 29-45 5 0 11 2 11 17 0 8-1 12-6 32-8 30-15 60-23 89z"><text:p/></draw:path><draw:path draw:style-name="gr3" draw:text-style-name="P5" svg:width="0.0346in" svg:height="0.1516in" svg:x="0.2957in" svg:y="0.2469in" svg:viewBox="0 0 89 386" svg:d="M89 382c0-2 0-2-6-8-49-50-61-122-61-182 0-67 15-134 63-182 4-5 4-6 4-7 0-2-1-3-3-3-5 0-39 26-62 75-20 43-24 86-24 117s4 77 25 121c23 48 56 73 61 73 2 0 3-1 3-4z"><text:p/></draw:path><draw:path draw:style-name="gr3" draw:text-style-name="P5" svg:width="0.0693in" svg:height="0.098in" svg:x="0.3417in" svg:y="0.2937in" svg:viewBox="0 0 177 250" svg:d="M176 25c1-2 1-4 1-7 0-7-4-10-11-10-3 0-14 2-15 16-8-14-21-24-37-24-44 0-92 54-92 110 0 37 24 60 52 60 23 0 40-17 45-22-8 35-8 33-12 51-2 4-16 42-56 42-8 0-20 0-31-3 11-4 15-15 15-21s-4-14-14-14c-9 0-21 8-21 24 0 15 14 23 52 23 48 0 76-30 81-53 14-57 29-115 43-172zM127 121c-4 10-13 20-20 27-9 7-21 14-32 14-19 0-25-20-25-36 0-18 11-63 22-83 9-19 27-34 42-34 27 0 31 31 31 33s0 4-1 5c-5 24-12 50-17 74z"><text:p/></draw:path><draw:path draw:style-name="gr3" draw:text-style-name="P5" svg:width="0.0346in" svg:height="0.1516in" svg:x="0.4264in" svg:y="0.2469in" svg:viewBox="0 0 89 386" svg:d="M89 192c0-29-3-77-25-119-23-48-56-73-61-73-2 0-3 1-3 3 0 1 0 2 8 9 37 39 59 100 59 180 0 66-14 135-63 183-4 5-4 5-4 7s1 4 3 4c5 0 40-26 62-76 20-42 24-85 24-118z"><text:p/></draw:path><draw:path draw:style-name="gr3" draw:text-style-name="P5" svg:width="0.1008in" svg:height="0.035in" svg:x="0.5276in" svg:y="0.3047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5" svg:width="0.0346in" svg:height="0.1516in" svg:x="0.6949in" svg:y="0.2469in" svg:viewBox="0 0 89 386" svg:d="M89 382c0-2 0-2-6-8-48-50-61-122-61-182 0-67 15-134 63-182 4-5 4-6 4-7 0-2-1-3-3-3-5 0-39 26-62 75-20 43-24 86-24 117s4 77 25 121c23 48 56 73 61 73 2 0 3-1 3-4z"><text:p/></draw:path><draw:path draw:style-name="gr3" draw:text-style-name="P5" svg:width="0.1043in" svg:height="0.1035in" svg:x="0.7413in" svg:y="0.2575in" svg:viewBox="0 0 266 264" svg:d="M98 143c4 0 10 0 14 0 19 30 39 59 57 89 5 7 14 22 18 28 3 4 4 4 13 4 18 0 35 0 53 0 8 0 13 0 13-7 0-3-2-6-5-6-15-4-34-29-43-41-3-4-22-30-49-71 36-7 69-21 69-68 0-53-58-71-103-71-40 0-81 0-122 0-6 0-13 0-13 7 0 6 8 6 11 6 22 0 24 2 24 22 0 65 0 129 0 194 0 18-2 22-24 22-3 0-11 0-11 6 0 7 7 7 13 7 35 0 72 0 107 0 7 0 12 0 12-7 0-6-7-6-11-6-22 0-23-4-23-22 0-29 0-57 0-86zM173 124c11-14 12-35 12-51 0-19-2-40-16-55 17 3 55 15 55 53 0 26-12 46-51 53zM98 34c0-9 0-21 24-21 33 0 49 13 49 60 0 49-13 56-73 56 0-32 0-63 0-95zM45 251c3-8 3-18 3-22 0-65 0-130 0-195 0-3 0-14-3-21 14 0 30 0 44 0-4 6-4 13-4 20 0 65 0 131 0 196 0 4 0 14 2 22-14 0-28 0-42 0zM128 143c2-1 4-1 7-1 6 0 15-1 20-1 6 9 47 78 79 110-12 0-25 0-37 0-23-37-46-73-69-108z"><text:p/></draw:path><draw:path draw:style-name="gr3" draw:text-style-name="P5" svg:width="0.1346in" svg:height="0.0787in" svg:x="0.8996in" svg:y="0.2839in" svg:viewBox="0 0 343 201" svg:d="M300 108c-21 16-32 32-34 37-17 27-21 51-21 52 0 4 5 4 8 4 7 0 7-1 9-7 9-39 32-71 75-88 5-3 6-4 6-6 0-3-3-3-3-4-18-7-64-26-79-91-1-4-1-5-8-5-3 0-8 0-8 4 0 1 4 26 20 51 8 12 19 25 35 37-95 0-191 0-287 0-6 0-13 0-13 8s7 8 13 8c96 0 192 0 287 0z"><text:p/></draw:path><draw:path draw:style-name="gr3" draw:text-style-name="P5" svg:width="0.1028in" svg:height="0.1067in" svg:x="1.0894in" svg:y="0.2575in" svg:viewBox="0 0 262 272" svg:d="M34 34c0 63 0 125 0 188 0 21-3 28-23 29-4 0-11 0-11 6 0 7 7 7 13 7 20 0 40 0 60 0 7 0 13 0 13-7 0-6-7-6-12-6-21-1-24-9-24-29 0-59 0-118 0-177 56 74 111 146 167 220 3 6 5 7 9 7 5 0 5-7 5-14 0-72 0-145 0-217 0-22 4-28 22-28 2 0 9-1 9-6 0-7-6-7-13-7-19 0-38 0-56 0-7 0-14 0-14 7 0 6 7 6 11 6 22 0 26 8 26 29 0 40 0 80 0 121-39-53-78-106-117-159-4-4-5-4-14-4-22 0-45 0-67 0-8 0-14 0-14 7 0 5 6 6 9 6 10 1 18 7 21 12 0 2 0 4 0 9zM218 244c-56-74-112-148-168-222-4-4-4-6-8-9 15 0 31 0 46 0 43 58 87 118 130 176 0 18 0 36 0 55z"><text:p/></draw:path><draw:path draw:style-name="gr3" draw:text-style-name="P5" svg:width="0.035in" svg:height="0.1516in" svg:x="1.2043in" svg:y="0.2469in" svg:viewBox="0 0 90 386" svg:d="M90 192c0-29-4-77-26-119-23-48-56-73-60-73-3 0-4 1-4 3 0 1 0 2 8 9 37 39 59 100 59 180 0 66-14 135-61 183-6 5-6 5-6 7s1 4 4 4c4 0 39-26 61-76 20-42 25-85 25-118z"><text:p/></draw:path><draw:path draw:style-name="gr3" draw:text-style-name="P5" svg:width="0.0732in" svg:height="0.0728in" svg:x="1.3102in" svg:y="0.2866in" svg:viewBox="0 0 187 186" svg:d="M94 81c-26-25-52-50-77-76-5-5-6-5-9-5-4 0-8 3-8 8 0 2 1 3 6 7 25 26 51 52 77 77-26 27-52 52-77 78-5 5-6 5-6 8 0 5 4 8 8 8 3 0 4-1 9-6 25-25 51-51 77-77 26 27 53 54 80 81 1 0 3 2 5 2 5 0 8-3 8-8 0-1 0-2-1-4 0-1-62-62-81-82 24-23 47-47 71-70 1-2 8-8 9-10 1 0 2-2 2-4 0-5-3-8-8-8-3 0-4 1-8 5-26 26-52 51-77 76z"><text:p/></draw:path><draw:path draw:style-name="gr3" draw:text-style-name="P5" svg:width="0.1028in" svg:height="0.1067in" svg:x="1.4441in" svg:y="0.2575in" svg:viewBox="0 0 262 272" svg:d="M34 34c0 63 0 125 0 188 0 21-3 28-23 29-4 0-11 0-11 6 0 7 7 7 13 7 20 0 40 0 60 0 7 0 13 0 13-7 0-6-7-6-12-6-21-1-24-9-24-29 0-59 0-118 0-177 56 74 111 146 167 220 3 6 5 7 7 7 7 0 7-7 7-14 0-72 0-145 0-217 0-22 4-28 22-28 2 0 9-1 9-6 0-7-6-7-13-7-19 0-38 0-56 0-7 0-14 0-14 7 0 6 7 6 11 6 22 0 26 8 26 29 0 40 0 80 0 121-39-53-78-106-117-159-4-4-5-4-14-4-22 0-45 0-67 0-8 0-14 0-14 7 0 5 6 6 9 6 10 1 18 7 21 12 0 2 0 4 0 9zM218 244c-56-74-112-148-168-222-4-4-4-6-8-9 15 0 31 0 46 0 43 58 87 118 130 176 0 18 0 36 0 55z"><text:p/></draw:path><draw:path draw:style-name="gr3" draw:text-style-name="P5" svg:width="0.0173in" svg:height="0.0449in" svg:x="1.5634in" svg:y="0.3457in" svg:viewBox="0 0 45 115" svg:d="M45 41c0-27-9-41-24-41-13 0-21 10-21 20 0 11 8 21 21 21 4 0 10-1 13-6 1 0 1-1 2-1 0 2 1 1 1 7 0 28-14 51-26 63-4 5-4 6-4 7 0 2 2 4 3 4 4 0 35-29 35-74z"><text:p/></draw:path><draw:path draw:style-name="gr3" draw:text-style-name="P5" svg:width="0.0614in" svg:height="0.0685in" svg:x="1.622in" svg:y="0.2937in" svg:viewBox="0 0 157 175" svg:d="M23 147c-1 7-3 16-3 17 0 8 5 11 11 11 4 0 12-3 14-11 1-1 14-54 16-61 3-13 9-40 12-50 2-6 13-23 22-32 3-2 14-12 30-12 10 0 11 3 17 4-12 2-20 11-20 21 0 7 3 13 14 13 10 0 21-9 21-22 0-14-12-25-32-25-25 0-41 19-49 30-3-18-17-30-35-30s-26 15-29 22c-6 13-12 36-12 37 0 4 4 4 6 4 3 0 3 0 6-9 7-28 14-45 28-45 6 0 12 2 12 17 0 8-1 12-7 32-8 30-14 60-22 89z"><text:p/></draw:path><draw:path draw:style-name="gr3" draw:text-style-name="P5" svg:width="0.0689in" svg:height="0.0685in" svg:x="1.6972in" svg:y="0.2937in" svg:viewBox="0 0 176 175" svg:d="M129 24c-8-14-19-24-37-24-45 0-92 56-92 113 0 37 21 62 51 62 7 0 27-2 50-29 4 16 17 29 35 29 14 0 22-9 29-21 7-14 11-37 11-39 0-4-3-4-4-4-4 0-5 2-6 8-6 24-13 47-28 47-11 0-13-10-13-18s2-12 6-28c4-17 4-20 8-35 4-18 10-37 14-54 2-11 2-11 2-13 0-7-4-10-11-10-9 0-14 8-15 16zM103 124c-2 8-2 8-7 15-18 22-33 27-44 27-20 0-26-21-26-36 0-19 14-67 22-85 13-22 29-36 46-36 24 0 29 29 29 33 0 2 0 5-1 6-6 26-12 51-19 76z"><text:p/></draw:path><draw:path draw:style-name="gr3" draw:text-style-name="P5" svg:width="0.0823in" svg:height="0.0685in" svg:x="1.7756in" svg:y="0.2937in" svg:viewBox="0 0 210 175" svg:d="M23 147c-1 7-3 16-3 17 0 8 5 11 11 11 4 0 12-3 14-11 1-1 6-19 8-29 3-12 5-23 9-35 2-8 4-16 6-25 1-7 5-18 5-20 5-11 26-46 62-46 18 0 21 14 21 26 0 24-18 74-24 90-4 9-4 14-4 18 0 19 13 32 32 32 36 0 50-56 50-60s-3-4-4-4c-5 0-5 1-7 8-8 25-20 47-38 47-7 0-10-3-10-12 0-10 3-20 6-28 8-20 25-63 25-85 0-26-17-41-46-41-34 0-52 24-59 33-2-21-19-33-36-33-18 0-26 15-29 22-6 13-12 35-12 37 0 4 4 4 6 4 3 0 3 0 6-9 7-28 14-45 28-45 7 0 12 4 12 17 0 8-1 12-6 32-7 30-15 60-23 89z"><text:p/></draw:path><draw:path draw:style-name="gr3" draw:text-style-name="P5" svg:width="0.0697in" svg:height="0.098in" svg:x="1.8646in" svg:y="0.2937in" svg:viewBox="0 0 178 250" svg:d="M177 25c0-2 1-4 1-7 0-7-5-10-11-10-4 0-14 2-16 16-7-14-21-24-37-24-44 0-91 54-91 110 0 37 23 60 52 60 22 0 41-17 44-22h1c-9 35-9 33-13 51-1 4-15 42-56 42-7 0-20 0-31-3 12-4 16-15 16-21s-4-14-15-14c-8 0-21 8-21 24 0 15 14 23 52 23 48 0 76-30 82-53 15-57 29-115 43-172zM127 121c-3 10-11 20-20 27-8 7-20 14-31 14-20 0-25-20-25-36 0-18 11-63 21-83 11-19 27-34 44-34 25 0 30 31 30 33s-1 4-1 5c-6 24-12 50-18 74z"><text:p/></draw:path><draw:path draw:style-name="gr3" draw:text-style-name="P5" svg:width="0.0575in" svg:height="0.0685in" svg:x="1.948in" svg:y="0.2937in" svg:viewBox="0 0 147 175" svg:d="M54 81c11 0 40-1 59-8 27-13 29-35 29-40 0-18-14-33-41-33-43 0-101 37-101 104 0 40 22 71 61 71 55 0 86-41 86-46 0-3-2-5-4-5s-2 1-4 4c-31 38-73 38-78 38-30 0-33-32-33-45 0-4 0-17 5-40 7 0 14 0 21 0zM36 73c15-59 54-64 65-64 18 0 29 11 29 24 0 40-63 40-78 40-6 0-10 0-16 0z"><text:p/></draw:path><draw:path draw:style-name="gr3" draw:text-style-name="P5" svg:width="0.0346in" svg:height="0.1516in" svg:x="2.0268in" svg:y="0.2469in" svg:viewBox="0 0 89 386" svg:d="M89 382c0-2 0-2-6-8-49-50-61-122-61-182 0-67 15-134 63-182 4-5 4-6 4-7 0-2-1-3-3-3-5 0-39 26-62 75-20 43-24 86-24 117s4 77 25 121c23 48 56 73 61 73 2 0 3-1 3-4z"><text:p/></draw:path><draw:path draw:style-name="gr3" draw:text-style-name="P5" svg:width="0.0693in" svg:height="0.098in" svg:x="2.0728in" svg:y="0.2937in" svg:viewBox="0 0 177 250" svg:d="M176 25c1-2 1-4 1-7 0-7-4-10-11-10-3 0-14 2-15 16-8-14-21-24-37-24-44 0-92 54-92 110 0 37 24 60 52 60 23 0 40-17 45-22-8 35-8 33-12 51-2 4-16 42-56 42-8 0-20 0-31-3 11-4 15-15 15-21s-4-14-14-14c-9 0-21 8-21 24 0 15 14 23 52 23 48 0 76-30 81-53 14-57 29-115 43-172zM125 121c-2 10-11 20-18 27-9 7-21 14-32 14-19 0-25-20-25-36 0-18 11-63 22-83 9-19 27-34 42-34 26 0 31 31 31 33s0 4-1 5c-6 24-12 50-19 74z"><text:p/></draw:path><draw:path draw:style-name="gr3" draw:text-style-name="P5" svg:width="0.0346in" svg:height="0.1516in" svg:x="2.1575in" svg:y="0.2469in" svg:viewBox="0 0 89 386" svg:d="M89 192c0-29-3-77-25-119-23-48-56-73-61-73-2 0-3 1-3 3 0 1 0 2 8 9 37 39 59 100 59 180 0 66-14 135-63 183-4 5-4 5-4 7s1 4 3 4c5 0 40-26 62-76 20-42 24-85 24-118z"><text:p/></draw:path><draw:path draw:style-name="gr3" draw:text-style-name="P5" svg:width="0.1008in" svg:height="0.035in" svg:x="2.2587in" svg:y="0.3047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5" svg:width="0.1028in" svg:height="0.1067in" svg:x="2.4146in" svg:y="0.2575in" svg:viewBox="0 0 262 272" svg:d="M33 34c0 63 0 125 0 188 0 21-2 28-22 29-4 0-11 0-11 6 0 7 6 7 13 7 20 0 40 0 60 0 7 0 13 0 13-7 0-6-7-6-12-6-21-1-24-9-24-29 0-59 0-118 0-177 56 74 111 146 167 220 3 6 5 7 7 7 7 0 7-7 7-14 0-72 0-145 0-217 0-22 4-28 22-28 2 0 9-1 9-6 0-7-6-7-13-7-19 0-38 0-56 0-7 0-14 0-14 7 0 6 7 6 11 6 22 0 26 8 26 29 0 40 0 80 0 121-40-53-78-106-118-159-3-4-4-4-13-4-22 0-45 0-67 0-8 0-14 0-14 7 0 5 6 6 8 6 11 1 19 7 22 12-1 2-1 4-1 9zM218 244c-56-74-112-148-168-222-4-4-4-6-8-9 15 0 31 0 46 0 43 58 87 118 130 176 0 18 0 36 0 55z"><text:p/></draw:path></draw:g></text:p>
        <text:h text:style-name="Heading_20_3" text:outline-level="3">סעיף (ו)</text:h>
        <text:p text:style-name="P12"><draw:g text:anchor-type="as-char" svg:y="-0.2063in" draw:z-index="64" draw:name="Shape66" draw:style-name="gr1"><svg:title>TexMaths</svg:title><svg:desc>11§latex§\begin{gather*}
f = \lambda n_1, n_2, n_3 \in \N. \tfrac{n_1 + n_2 + n_3}{3} \\
dom(f) = \N^3, range(f) = \Q
\end{gather}§svg§600§FALSE§</svg:desc><draw:path draw:style-name="gr2" draw:text-style-name="P4" svg:width="1.9272in" svg:height="0.3969in" svg:x="-0.0004in" svg:y="0.0071in" svg:viewBox="0 0 4896 1009" svg:d="M0 0c1632 0 3263 0 4896 0 0 337 0 672 0 1009-1633 0-3264 0-4896 0 0-337 0-672 0-1009z"><text:p/></draw:path><draw:path draw:style-name="gr3" draw:text-style-name="P5" svg:width="0.0752in" svg:height="0.1378in" svg:x="0in" svg:y="0.0213in" svg:viewBox="0 0 192 351" svg:d="M121 118c11 0 22 0 33 0 8 0 12 0 12-8 0-4-4-4-11-4-11 0-21 0-32 0 2-15 6-30 8-44 2-9 8-37 10-41 3-7 10-13 17-13 3 0 12 0 20 7-17 2-21 15-21 21 0 9 7 13 15 13 9 0 20-8 20-23 0-17-17-26-34-26-13 0-37 7-48 45-2 8-3 12-13 61-9 0-18 0-27 0-7 0-12 0-12 6s5 6 11 6c9 0 17 0 26 0-10 50-19 101-29 152-7 37-13 72-34 72-1 0-11 0-18-6 18-2 21-16 21-21 0-9-6-14-14-14-10 0-21 8-21 23 0 18 16 27 32 27 22 0 37-23 44-38 12-24 22-71 22-73 8-41 15-82 23-122z"><text:p/></draw:path><draw:path draw:style-name="gr3" draw:text-style-name="P5" svg:width="0.1008in" svg:height="0.035in" svg:x="0.1335in" svg:y="0.071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748in" svg:height="0.1075in" svg:x="0.2937in" svg:y="0.0217in" svg:viewBox="0 0 191 274" svg:d="M118 156c15 40 34 99 40 108s10 9 20 9c3 0 6 0 9 0 4 0 4-3 4-5 0-1-1-1-2-3-3-4-6-10-9-18-26-73-52-146-79-219-8-22-28-28-47-28-1 0-7 0-7 4s2 4 4 5c13 2 15 4 25 31 12 35 25 69 37 104-35 35-71 71-106 107-5 4-7 6-7 11 0 6 4 12 11 12 5 0 10-4 13-9 31-36 63-72 94-109z"><text:p/></draw:path><draw:path draw:style-name="gr3" draw:text-style-name="P5" svg:width="0.0823in" svg:height="0.0685in" svg:x="0.3787in" svg:y="0.061in" svg:viewBox="0 0 210 175" svg:d="M23 147c-1 7-3 16-3 17 0 8 5 11 11 11 4 0 12-3 14-11 1-1 6-19 8-29 3-11 5-23 9-34 2-9 4-17 6-26 1-7 5-18 5-20 5-11 26-46 62-46 18 0 21 14 21 26 0 24-19 74-24 90-4 9-4 14-4 18 0 19 13 32 31 32 37 0 51-56 51-60s-3-4-4-4c-5 0-5 1-7 8-8 26-20 47-38 47-7 0-10-3-10-12 0-10 3-20 6-28 8-20 24-63 24-85 0-26-16-41-44-41-35 0-53 24-60 33-2-21-19-33-36-33-19 0-25 15-29 22-7 13-12 36-12 37 0 4 4 4 5 4 4 0 5 0 7-9 7-28 14-45 28-45 7 0 12 4 12 17 0 8-1 12-6 32-8 30-15 60-23 89z"><text:p/></draw:path><draw:path draw:style-name="gr3" draw:text-style-name="P5" svg:width="0.0386in" svg:height="0.0701in" svg:x="0.4772in" svg:y="0.0807in" svg:viewBox="0 0 99 179" svg:d="M62 7c0-7-2-7-9-7-18 17-42 16-53 16 0 4 0 7 0 10 7 0 24 0 40-7 0 46 0 92 0 138 0 9 0 12-28 12-3 0-7 0-10 0 0 4 0 7 0 10 5-1 38-1 47-1s43 0 50 1c0-3 0-6 0-10-3 0-8 0-11 0-26 0-26-3-26-12 0-50 0-100 0-150z"><text:p/></draw:path><draw:path draw:style-name="gr3" draw:text-style-name="P5" svg:width="0.0173in" svg:height="0.0449in" svg:x="0.5469in" svg:y="0.1122in" svg:viewBox="0 0 45 115" svg:d="M45 41c0-26-10-41-24-41-13 0-21 10-21 20 0 11 8 21 21 21 4 0 9-1 13-5 1-1 1-2 2-2 0 2 0 1 0 7 0 28-13 51-25 64-4 4-4 5-4 6 0 2 1 4 3 4 4 0 35-29 35-74z"><text:p/></draw:path><draw:path draw:style-name="gr3" draw:text-style-name="P5" svg:width="0.0823in" svg:height="0.0685in" svg:x="0.6059in" svg:y="0.061in" svg:viewBox="0 0 210 175" svg:d="M23 147c-1 7-3 16-3 17 0 8 5 11 11 11 4 0 11-3 14-11 0-1 4-19 8-29 2-11 5-23 7-34 3-9 6-17 7-26 2-7 6-18 6-20 5-11 26-46 62-46 18 0 21 14 21 26 0 24-19 74-25 90-3 9-3 14-3 18 0 19 13 32 31 32 37 0 51-56 51-60s-4-4-5-4c-4 0-4 1-6 8-8 26-21 47-40 47-6 0-8-3-8-12 0-10 3-20 6-28 8-20 24-63 24-85 0-26-17-41-45-41-34 0-54 24-60 33-1-21-18-33-35-33-18 0-26 15-29 22-7 13-12 36-12 37 0 4 3 3 4 4 5 0 5 0 7-9 7-28 14-45 29-45 7 0 12 4 12 17 0 8-1 12-7 32-8 30-14 60-22 89z"><text:p/></draw:path><draw:path draw:style-name="gr3" draw:text-style-name="P5" svg:width="0.0469in" svg:height="0.0701in" svg:x="0.6996in" svg:y="0.0807in" svg:viewBox="0 0 120 179" svg:d="M120 130c-3 0-6 0-9 0-1 5-3 22-8 24-2 2-23 2-26 2-17 0-33 0-50 0 29-25 38-33 54-45 20-16 39-33 39-59 0-32-29-52-63-52s-57 23-57 48c0 14 12 15 14 15 7 0 15-5 15-15 0-4-2-14-16-14 9-19 27-25 40-25 26 0 40 22 40 43 0 24-16 43-25 52-22 21-43 43-65 64-3 2-3 4-3 11 37 0 75 0 112 0 2-16 6-33 8-49z"><text:p/></draw:path><draw:path draw:style-name="gr3" draw:text-style-name="P5" svg:width="0.0173in" svg:height="0.0449in" svg:x="0.7744in" svg:y="0.1122in" svg:viewBox="0 0 45 115" svg:d="M45 41c0-26-10-41-25-41-12 0-20 10-20 20 0 11 8 21 20 21 5 0 10-1 14-5 1-1 1-1 1-2 1 0 1 1 1 7 0 28-13 51-26 64-5 4-5 5-5 6 0 2 3 4 5 4 4 0 35-29 35-74z"><text:p/></draw:path><draw:path draw:style-name="gr3" draw:text-style-name="P5" svg:width="0.0819in" svg:height="0.0685in" svg:x="0.8331in" svg:y="0.061in" svg:viewBox="0 0 209 175" svg:d="M23 147c-1 7-4 16-4 17 0 8 5 11 12 11 4 0 11-3 14-11 0-1 4-19 7-29 3-11 5-23 8-34 3-9 5-17 7-26 1-7 4-18 6-20 5-11 25-46 62-46 18 0 21 14 21 26 0 24-19 74-25 90-3 9-5 14-5 18 0 19 15 32 32 32 37 0 51-56 51-60s-3-4-4-4c-4 0-4 1-6 8-8 26-21 47-40 47-6 0-8-3-8-12 0-10 3-20 6-28 8-20 23-63 23-85 0-26-16-41-44-41-35 0-54 24-60 33-2-21-18-33-35-33-18 0-26 15-30 22-6 13-11 36-11 37 0 4 3 4 4 4 5 0 5 0 7-9 7-28 14-45 29-45 7 0 12 4 12 17 0 8-1 12-7 32-8 30-14 60-22 89z"><text:p/></draw:path><draw:path draw:style-name="gr3" draw:text-style-name="P5" svg:width="0.0484in" svg:height="0.0724in" svg:x="0.926in" svg:y="0.0807in" svg:viewBox="0 0 124 185" svg:d="M59 89c21 0 37 14 37 43 0 34-20 44-36 44-11 0-35-3-46-19 12-1 16-10 16-15 0-9-7-15-15-15-7 0-15 4-15 16 0 25 27 42 60 42 38 0 64-26 64-53 0-21-17-42-47-48 29-10 38-31 38-48 0-21-24-36-53-36-31 0-54 14-54 35 0 10 6 16 14 16 9 0 14-7 14-15 0-7-5-13-14-14 10-12 29-14 38-14 13 0 29 5 29 28 0 12-3 24-10 33-9 10-16 11-31 11-6 1-6 1-8 1-2 2-3 1-3 4 0 4 3 4 7 4 5 0 10 0 15 0z"><text:p/></draw:path><draw:path draw:style-name="gr3" draw:text-style-name="P5" svg:width="0.076in" svg:height="0.0878in" svg:x="1.0429in" svg:y="0.0453in" svg:viewBox="0 0 194 224" svg:d="M179 120c7 0 15 0 15-8s-8-7-15-7c-55 0-109 0-164 0 6-52 50-89 105-89 20 0 39 0 59 0 7 0 15 1 15-7 0-9-8-9-15-9-20 0-40 0-60 0-66 0-119 51-119 112 0 62 53 112 119 112 20 0 40 0 60 0 7 0 15 0 15-7 0-8-8-8-15-8-20 0-39 0-59 0-55 0-99-37-105-89 55 0 109 0 164 0z"><text:p/></draw:path><draw:path draw:style-name="gr3" draw:text-style-name="P5" svg:width="0.1028in" svg:height="0.1067in" svg:x="1.1776in" svg:y="0.0244in" svg:viewBox="0 0 262 272" svg:d="M34 34c0 63 0 127 0 189 0 20-3 27-23 28-4 0-11 0-11 6 0 7 7 7 13 7 20 0 41 0 61 0 6 0 12 0 12-7 0-6-6-6-11-6-21-1-24-9-24-29 0-59 0-118 0-177 56 74 111 146 167 220 3 6 4 7 7 7 7 0 7-7 7-14 0-72 0-145 0-217 0-22 3-28 21-28 2 0 9 0 9-6 0-7-6-7-12-7-19 0-39 0-58 0-6 0-13 0-13 7 0 6 8 6 12 6 21 0 25 8 25 29 0 40 0 80 0 121-39-53-79-106-117-159-4-4-6-4-14-4-22 0-45 0-67 0-7 0-13 0-13 7 0 5 6 6 8 6 10 1 18 8 22 12-1 4-1 4-1 9zM219 244c-56-74-112-148-168-222-5-4-5-6-9-9 15 0 31 0 46 0 44 58 87 118 131 176 0 18 0 36 0 55z"><text:p/></draw:path><draw:path draw:style-name="gr3" draw:text-style-name="P5" svg:width="0.0157in" svg:height="0.0157in" svg:x="1.2969in" svg:y="0.1122in" svg:viewBox="0 0 41 41" svg:d="M41 20c0-11-10-20-21-20s-20 8-20 20c0 11 9 21 20 21s21-9 21-21z"><text:p/></draw:path><draw:path draw:style-name="gr3" draw:text-style-name="P5" svg:width="0.0646in" svg:height="0.0476in" svg:x="1.3492in" svg:y="0.0189in" svg:viewBox="0 0 165 122" svg:d="M20 102c-1 4-2 10-2 11 0 6 4 9 8 9 5 0 9-4 11-6 3-3 4-12 5-17 1-6 4-18 5-24 2-7 4-12 6-19 2-11 3-13 11-24 7-11 20-24 40-24 16 0 16 13 16 18 0 17-11 47-16 58-3 7-4 9-4 14 0 14 12 24 26 24 27 0 39-37 39-42 0-3-3-3-4-3-4 0-5 1-6 4-5 22-18 33-29 33-5 0-6-4-6-9 0-7 1-10 6-23 4-7 15-36 15-51 0-27-21-31-35-31-24 0-38 13-47 24-1-18-17-24-28-24-12 0-18 8-21 14-7 10-10 26-10 27 0 4 3 4 4 4 4 0 5-1 6-9 4-15 10-28 20-28 7 0 8 5 8 13 0 4-3 14-4 22-2 8-4 19-5 24-4 12-6 23-9 35z"><text:p/></draw:path><draw:path draw:style-name="gr3" draw:text-style-name="P5" svg:width="0.0307in" svg:height="0.0504in" svg:x="1.4303in" svg:y="0.0303in" svg:viewBox="0 0 79 129" svg:d="M49 7c0-7-1-7-7-7-13 13-35 13-39 13-1 0-2 0-3 0 0 2 0 6 0 8 1 0 2 0 3 0 5 0 17 0 29-6 0 32 0 65 0 97 0 7 0 9-21 9-3 0-7 0-10 0 0 2 0 5 0 8 11 0 28 0 40 0 11 0 27 0 38 0 0-3 0-6 0-8-3 0-6 0-10 0-20 0-20-2-20-9 0-35 0-70 0-105z"><text:p/></draw:path><draw:path draw:style-name="gr3" draw:text-style-name="P5" svg:width="0.078in" svg:height="0.078in" svg:x="1.4862in" svg:y="0in" svg:viewBox="0 0 199 199" svg:d="M107 107c27 0 55 0 82 0 3 0 10 0 10-7s-5-7-10-7c-27 0-55 0-82 0 0-27 0-56 0-83 0-3 0-10-7-10s-7 7-7 10c0 27 0 56 0 83-27 0-56 0-83 0-3 0-10 0-10 6 0 8 7 8 10 8 27 0 56 0 83 0 0 27 0 55 0 82 0 3 0 10 7 10s7-7 7-10c0-27 0-55 0-82z"><text:p/></draw:path><draw:path draw:style-name="gr3" draw:text-style-name="P5" svg:width="0.0646in" svg:height="0.0476in" svg:x="1.5772in" svg:y="0.0189in" svg:viewBox="0 0 165 122" svg:d="M21 102c-1 4-3 10-3 11 0 6 5 9 9 9 5 0 9-4 10-6 1-3 4-12 6-17 1-6 4-18 5-24 1-7 4-12 5-19 3-11 3-13 12-24 6-11 20-24 39-24 17 0 17 13 17 18 0 17-12 47-17 58-2 7-3 9-3 14 0 14 12 24 25 24 28 0 39-37 39-42 0-3-2-2-3-3-5 0-5 1-6 4-6 22-17 33-28 33-6 0-7-4-7-9 0-7 1-10 5-23 4-7 15-36 15-51 0-27-21-31-35-31-22 0-38 13-46 24-2-18-17-24-28-24-12 0-19 8-22 14-6 10-10 26-10 27 0 4 3 3 4 4 5 0 5-1 7-9 4-15 9-28 20-28 6 0 9 5 9 13 0 4-3 14-5 22s-4 19-5 24c-4 12-6 23-9 35z"><text:p/></draw:path><draw:path draw:style-name="gr3" draw:text-style-name="P5" svg:width="0.0378in" svg:height="0.0504in" svg:x="1.6543in" svg:y="0.0303in" svg:viewBox="0 0 97 129" svg:d="M97 91c-4 0-6 0-9 0 0 5-2 17-6 18-1 1-17 1-19 1-14 0-26 0-39 0 13-9 28-20 39-28 17-12 34-23 34-44 0-24-23-38-52-38-25 0-45 15-45 34 0 10 9 12 12 12 4 0 11-3 11-11s-5-11-11-12c6-9 17-14 30-14 18 0 34 11 34 29 0 17-11 29-27 42-15 13-31 27-47 40-1 2-1 2-2 3 0 2 0 3 0 6 30 0 60 0 90 0 2-12 5-26 7-38z"><text:p/></draw:path><draw:path draw:style-name="gr3" draw:text-style-name="P5" svg:width="0.078in" svg:height="0.078in" svg:x="1.7146in" svg:y="0in" svg:viewBox="0 0 199 199" svg:d="M106 107c27 0 56 0 83 0 3 0 10 0 10-7s-7-7-10-7c-27 0-56 0-83 0 0-27 0-56 0-83 0-3 0-10-7-10s-7 7-7 10c0 27 0 56 0 83-27 0-55 0-82 0-3 0-10 0-10 6 0 8 5 8 10 8 27 0 55 0 82 0 0 27 0 55 0 82 0 3 0 10 7 10s7-7 7-10c0-27 0-55 0-82z"><text:p/></draw:path><draw:path draw:style-name="gr3" draw:text-style-name="P5" svg:width="0.0646in" svg:height="0.0476in" svg:x="1.8055in" svg:y="0.0189in" svg:viewBox="0 0 165 122" svg:d="M20 102c-1 4-2 10-2 11 0 6 4 9 8 9 6 0 9-4 11-6 3-3 4-12 5-17 1-6 4-18 6-24 1-7 3-12 5-19 2-11 3-13 11-24 7-11 20-24 40-24 16 0 16 13 16 18 0 17-11 47-16 58-3 7-4 9-4 14 0 14 12 24 26 24 27 0 39-37 39-42 0-3-3-3-4-3-4 0-5 1-6 4-5 22-18 33-29 33-5 0-6-4-6-9 0-7 1-10 6-23 4-7 15-36 15-51 0-27-21-31-35-31-24 0-38 13-47 24-1-18-17-24-28-24-12 0-18 8-21 14-7 10-10 26-10 27 0 4 3 4 4 4 4 0 5-1 6-9 4-15 10-28 20-28 7 0 8 5 8 13 0 4-3 14-4 22-2 8-4 19-5 24-4 12-6 23-9 35z"><text:p/></draw:path><draw:path draw:style-name="gr3" draw:text-style-name="P5" svg:width="0.039in" svg:height="0.052in" svg:x="1.8815in" svg:y="0.0303in" svg:viewBox="0 0 100 133" svg:d="M48 65c18 0 30 11 30 31 0 18-12 29-30 29-2 0-25 0-35-10 8-1 11-7 11-12 0-6-5-12-12-12s-12 5-12 12c0 21 23 30 49 30 31 0 51-19 51-37 0-17-14-30-36-36 24-6 29-22 29-33 0-15-19-27-44-27-24 0-42 10-42 27 0 9 7 13 11 13 5 0 11-5 11-11 0-5-3-10-9-11 7-9 25-10 29-10 14 0 25 6 25 19s-8 30-29 31c-5 0-5 0-11 0-2 0-4 1-4 4s2 3 5 3c5 0 9 0 13 0z"><text:p/></draw:path><draw:path draw:style-name="gr3" draw:text-style-name="P5" svg:width="0.5902in" svg:height="0.0055in" svg:x="1.3441in" svg:y="0.0862in" svg:viewBox="0 0 1500 15" svg:d="M0 0c500 0 1000 0 1500 0 0 6 0 10 0 15-500 0-1000 0-1500 0 0-5 0-9 0-15z"><text:p/></draw:path><draw:path draw:style-name="gr3" draw:text-style-name="P5" svg:width="0.0484in" svg:height="0.0724in" svg:x="1.615in" svg:y="0.1098in" svg:viewBox="0 0 124 185" svg:d="M59 89c21 0 37 14 37 44 0 33-20 43-36 43-11 0-34-3-46-19 13-1 17-10 17-15 0-9-7-14-16-14-7 0-15 4-15 15 0 25 29 42 62 42 37 0 62-26 62-52 0-22-16-43-46-48 28-11 39-31 39-48 0-22-26-37-55-37-30 0-53 14-53 36 0 9 5 15 14 15 8 0 13-7 13-15 0-7-5-13-13-13 9-12 28-15 37-15 13 0 30 5 30 29 0 11-3 24-11 32-9 10-16 11-30 12-6 0-7 0-8 0s-3 1-3 5c0 3 3 3 7 3s10 0 14 0z"><text:p/></draw:path><draw:path draw:style-name="gr3" draw:text-style-name="P5" svg:width="0.072in" svg:height="0.1067in" svg:x="0.0449in" svg:y="0.2689in" svg:viewBox="0 0 184 272" svg:d="M184 3c-1-1 0-3-5-3-6 0-43 3-49 3-4 1-6 4-6 8s4 4 9 4c19 0 20 4 20 7 0 2-1 5-1 8-8 30-16 61-23 92-7-14-19-25-36-25-46 0-93 57-93 113 0 36 21 62 52 62 7 0 26-1 49-29 3 17 17 29 35 29 15 0 23-9 29-21 7-15 12-38 12-39 0-3-3-3-4-3-5 0-5 1-6 7-6 25-14 47-30 47-9 0-12-10-12-18 0-9 1-12 4-18 18-75 36-149 55-224zM103 221c-2 8-2 8-7 14-17 22-33 28-44 28-19 0-25-21-25-36 0-19 13-66 21-85 12-22 30-36 45-36 26 0 31 31 31 34 0 2-1 4-1 6-6 26-13 50-20 75z"><text:p/></draw:path><draw:path draw:style-name="gr3" draw:text-style-name="P5" svg:width="0.065in" svg:height="0.0685in" svg:x="0.124in" svg:y="0.3071in" svg:viewBox="0 0 166 175" svg:d="M166 65c0-40-27-65-63-65-51 0-103 55-103 110 0 38 26 65 62 65 51 0 104-53 104-110zM63 166c-17 0-34-12-34-42 0-18 9-60 23-80 18-30 40-35 51-35 22 0 34 18 34 42 0 14-7 55-22 80-14 22-35 35-52 35z"><text:p/></draw:path><draw:path draw:style-name="gr3" draw:text-style-name="P5" svg:width="0.1244in" svg:height="0.0685in" svg:x="0.1957in" svg:y="0.3071in" svg:viewBox="0 0 317 175" svg:d="M23 148c-1 6-3 15-3 17 0 7 5 10 11 10 4 0 12-3 14-11 2-10 6-19 8-29 2-11 5-23 7-34 4-9 6-17 7-26 2-7 6-18 6-19 5-12 26-47 62-47 18 0 21 14 21 26 0 10-2 21-5 32-4 15-8 30-11 45-3 10-6 20-8 30-1 8-6 21-6 23 0 7 6 10 13 10 12 0 14-10 16-22 6-22 20-78 24-94 1-4 21-50 64-50 17 0 21 13 21 26 0 22-17 66-24 87-4 9-6 13-6 21 0 19 13 32 32 32 36 0 51-56 51-59 0-4-4-4-5-4-4 0-4 1-5 7-7 20-19 47-40 47-6 0-10-3-10-12 0-10 4-19 8-27 7-20 23-63 23-85 0-26-15-42-44-42-30 0-49 17-64 37 0-4-1-17-12-27-10-8-22-10-32-10-34 0-54 25-60 34-1-22-18-34-35-34-18 0-26 15-29 22-7 13-12 36-12 37 0 5 3 4 4 5 5 0 5-1 7-9 7-27 14-46 29-46 6 0 12 3 12 17 0 8-1 12-7 32-8 30-14 61-22 90z"><text:p/></draw:path><draw:path draw:style-name="gr3" draw:text-style-name="P5" svg:width="0.035in" svg:height="0.1516in" svg:x="0.3402in" svg:y="0.2598in" svg:viewBox="0 0 90 386" svg:d="M90 382c0-1 0-1-6-8-49-48-61-122-61-181 0-68 14-135 62-183 5-4 5-6 5-7 0-2-2-3-4-3-4 0-39 26-62 75-19 43-24 86-24 118 0 30 4 77 26 121 23 47 56 72 60 72 2 0 4-1 4-4z"><text:p/></draw:path><draw:path draw:style-name="gr3" draw:text-style-name="P5" svg:width="0.0752in" svg:height="0.1378in" svg:x="0.3925in" svg:y="0.2677in" svg:viewBox="0 0 192 351" svg:d="M121 118c11 0 22 0 33 0 8 0 12 0 12-8 0-4-4-4-11-4-11 0-21 0-32 0 3-15 6-30 9-44 1-8 7-36 9-41 3-7 10-13 18-13 2 0 11 0 19 7-17 2-21 15-21 21 0 9 7 14 15 14 9 0 20-9 20-24 0-17-17-26-33-26-13 0-37 7-49 45-2 8-3 12-13 61-9 0-18 0-27 0-7 0-11 0-11 7 0 5 4 5 10 5 9 0 18 0 27 0-10 50-20 101-30 152-7 38-13 72-33 72-2 0-12 0-19-6 18-2 21-16 21-21 0-9-6-14-14-14-10 0-21 9-21 24 0 17 16 26 33 26 21 0 36-23 43-37 13-25 22-71 22-74 8-41 15-82 23-122z"><text:p/></draw:path><draw:path draw:style-name="gr3" draw:text-style-name="P5" svg:width="0.035in" svg:height="0.1516in" svg:x="0.4839in" svg:y="0.2598in" svg:viewBox="0 0 90 386" svg:d="M90 193c0-30-4-76-26-120-23-48-56-73-60-73-3 0-4 1-4 3 0 1 0 3 8 10 37 38 59 99 59 180 0 66-14 134-62 183-5 5-5 5-5 6 0 3 1 4 4 4 4 0 39-26 61-75 20-43 25-85 25-118z"><text:p/></draw:path><draw:path draw:style-name="gr3" draw:text-style-name="P5" svg:width="0.1008in" svg:height="0.0354in" svg:x="0.585in" svg:y="0.3189in" svg:viewBox="0 0 257 91" svg:d="M244 15c6 0 13 0 13-7 0-8-7-8-13-8-77 0-154 0-231 0-5 0-13 0-13 8 0 7 8 7 13 7 77 0 154 0 231 0zM244 91c6 0 13 0 13-7 0-9-7-9-13-9-77 0-154 0-231 0-5 0-13 0-13 9 0 7 8 7 13 7 77 0 154 0 231 0z"><text:p/></draw:path><draw:path draw:style-name="gr3" draw:text-style-name="P5" svg:width="0.1028in" svg:height="0.1067in" svg:x="0.7409in" svg:y="0.2709in" svg:viewBox="0 0 262 272" svg:d="M34 34c0 63 0 127 0 189 0 20-3 28-23 28-4 0-11 0-11 6 0 7 7 7 13 7 20 0 40 0 60 0 7 0 13 0 13-7 0-6-7-6-12-6-21 0-25-9-25-29 0-59 0-117 0-177 57 74 112 148 168 221 3 5 5 6 7 6 7 0 7-7 7-13 0-73 0-146 0-218 0-22 4-28 22-28 2 0 9 0 9-6 0-7-6-7-13-7-19 0-38 0-57 0-6 0-13 0-13 7 0 6 7 6 11 6 22 0 26 8 26 29 0 41 0 80 0 121-39-53-79-105-117-157-4-6-6-6-14-6-22 0-45 0-67 0-8 0-14 0-14 7 0 5 6 6 9 6 10 1 18 8 21 12 0 4 0 4 0 9zM218 244c-56-73-112-148-169-222-3-4-3-4-7-9 15 0 31 0 46 0 43 59 87 118 130 176 0 18 0 37 0 55z"><text:p/></draw:path><draw:path draw:style-name="gr3" draw:text-style-name="P5" svg:width="0.0484in" svg:height="0.0724in" svg:x="0.8528in" svg:y="0.2413in" svg:viewBox="0 0 124 185" svg:d="M59 89c21 0 37 14 37 44 0 33-20 43-36 43-11 0-34-2-46-19 13 0 17-9 17-15 0-9-7-14-16-14-7 0-15 4-15 15 0 25 29 42 62 42 37 0 62-26 62-52 0-21-16-43-46-48 28-11 39-31 39-48 0-21-26-37-55-37-30 0-53 14-53 36 0 9 5 15 14 15 8 0 13-7 13-14 0-8-5-14-13-14 9-12 28-15 37-15 13 0 30 6 30 29 0 11-4 25-11 32-9 11-16 11-30 12-6 0-7 0-8 1-1 0-4 0-4 4 0 3 4 3 8 3s10 0 14 0z"><text:p/></draw:path><draw:path draw:style-name="gr3" draw:text-style-name="P5" svg:width="0.0173in" svg:height="0.0453in" svg:x="0.9283in" svg:y="0.3587in" svg:viewBox="0 0 45 116" svg:d="M45 41c0-26-10-41-25-41-12 0-20 10-20 21 0 10 8 20 20 20 5 0 10-1 14-5 1-1 1-1 1-1 1 0 1 0 1 6 0 28-13 51-26 65-5 3-5 4-5 5 0 3 3 5 5 5 4 0 35-30 35-75z"><text:p/></draw:path><draw:path draw:style-name="gr3" draw:text-style-name="P5" svg:width="0.0614in" svg:height="0.0685in" svg:x="0.987in" svg:y="0.3071in" svg:viewBox="0 0 157 175" svg:d="M23 148c-1 6-4 15-4 17 0 7 5 10 12 10 4 0 11-3 14-11 0-1 13-54 15-61 4-13 10-39 13-50 1-5 12-23 22-32 2-2 14-12 30-12 10 0 10 3 16 4-11 2-20 11-20 21 0 7 4 14 15 14 10 0 21-8 21-23 0-13-12-25-32-25-25 0-43 19-49 30-3-18-18-30-35-30-18 0-26 15-29 22-8 13-12 36-12 37 0 5 3 5 4 5 5 0 5-1 7-9 7-27 14-46 29-46 6 0 12 3 12 17 0 8-1 12-7 32-8 30-14 61-22 90z"><text:p/></draw:path><draw:path draw:style-name="gr3" draw:text-style-name="P5" svg:width="0.0693in" svg:height="0.0685in" svg:x="1.0614in" svg:y="0.3071in" svg:viewBox="0 0 177 175" svg:d="M129 25c-7-14-18-25-36-25-45 0-93 57-93 113 0 37 21 62 52 62 7 0 26-1 49-29 3 17 18 29 35 29 15 0 23-9 29-21 7-14 12-37 12-38 0-4-3-4-4-4-5 0-5 1-6 7-6 25-13 47-30 47-9 0-11-10-11-18s0-11 5-28c4-17 5-20 9-34 4-19 10-36 14-55 2-10 2-11 2-12 0-7-4-11-11-11-10 0-15 8-16 17zM103 124c-2 8-2 8-7 15-17 22-33 27-44 27-19 0-25-21-25-36 0-19 13-66 21-85 12-22 30-36 45-36 26 0 31 32 31 34s-1 4-1 6c-6 26-13 50-20 75z"><text:p/></draw:path><draw:path draw:style-name="gr3" draw:text-style-name="P5" svg:width="0.0819in" svg:height="0.0685in" svg:x="1.1402in" svg:y="0.3071in" svg:viewBox="0 0 209 175" svg:d="M23 148c-1 6-4 15-4 17 0 7 5 10 12 10 4 0 11-3 14-11 2-10 4-19 7-29 3-11 5-23 8-34 3-9 5-17 7-26 1-7 4-18 6-19 5-12 26-47 62-47 18 0 21 14 21 26 0 24-19 74-25 90-3 9-3 14-3 18 0 19 13 32 30 32 37 0 51-56 51-59 0-4-3-4-4-4-4 0-4 1-6 7-8 26-21 47-40 47-6 0-8-3-8-12 0-10 3-19 6-27 8-21 23-63 23-85 0-27-16-42-44-42-35 0-54 25-60 34-2-22-18-34-35-34-18 0-26 15-30 22-6 13-11 36-11 37 0 5 3 5 4 5 5 0 5-1 7-9 7-27 14-46 29-46 7 0 12 4 12 17 0 8-1 12-7 32-8 30-14 61-22 90z"><text:p/></draw:path><draw:path draw:style-name="gr3" draw:text-style-name="P5" svg:width="0.0693in" svg:height="0.098in" svg:x="1.2295in" svg:y="0.3071in" svg:viewBox="0 0 177 250" svg:d="M176 25c0-2 1-4 1-6 0-7-4-11-11-11-4 0-14 3-15 16-8-14-21-24-37-24-44 0-92 54-92 110 0 38 24 61 52 61 23 0 40-18 45-23-8 35-12 51-12 52-3 4-16 41-56 41-8 0-20 0-31-3 11-4 15-14 15-20 0-7-4-14-14-14-9 0-21 7-21 23 0 15 14 23 52 23 48 0 76-30 81-53 14-57 29-115 43-172zM125 121c-2 10-11 20-18 27-9 7-21 15-32 15-20 0-26-21-26-36 0-19 11-64 22-84 10-19 27-34 43-34 26 0 31 31 31 33s0 4-1 5c-7 25-12 50-19 74z"><text:p/></draw:path><draw:path draw:style-name="gr3" draw:text-style-name="P5" svg:width="0.0579in" svg:height="0.0685in" svg:x="1.3122in" svg:y="0.3071in" svg:viewBox="0 0 148 175" svg:d="M55 81c11 0 40-1 58-8 28-11 30-34 30-40 0-18-15-33-42-33-43 0-101 37-101 106 0 38 23 69 60 69 55 0 88-41 88-45 0-2-2-6-4-6s-3 1-5 5c-31 37-73 37-77 37-31 0-35-32-35-44 0-5 2-16 7-41 7 0 14 0 21 0zM36 73c16-59 55-64 65-64 19 0 29 11 29 24 0 40-62 40-78 40-6 0-10 0-16 0z"><text:p/></draw:path><draw:path draw:style-name="gr3" draw:text-style-name="P5" svg:width="0.035in" svg:height="0.1516in" svg:x="1.3909in" svg:y="0.2598in" svg:viewBox="0 0 90 386" svg:d="M90 382c0-1 0-1-6-8-49-48-61-122-61-181 0-68 14-135 62-183 5-4 5-6 5-7 0-2-2-3-4-3-4 0-39 26-62 75-20 43-24 86-24 118 0 30 4 77 25 121 23 47 57 72 61 72 2 0 4-1 4-4z"><text:p/></draw:path><draw:path draw:style-name="gr3" draw:text-style-name="P5" svg:width="0.0752in" svg:height="0.1378in" svg:x="1.4433in" svg:y="0.2677in" svg:viewBox="0 0 192 351" svg:d="M121 118c11 0 22 0 33 0 8 0 12 0 12-8 0-4-4-4-11-4-11 0-21 0-32 0 2-15 6-30 8-44 2-8 8-36 10-41 3-7 10-13 17-13 3 0 12 0 20 7-17 2-21 15-21 21 0 9 7 14 15 14 9 0 20-9 20-24 0-17-17-26-34-26-13 0-37 7-48 45-2 8-3 12-13 61-9 0-18 0-27 0-7 0-12 0-12 7 0 5 5 5 11 5 9 0 17 0 26 0-10 50-19 101-29 152-7 38-13 72-33 72-2 0-12 0-19-6 18-2 21-16 21-21 0-9-6-14-14-14-10 0-21 9-21 24 0 17 16 26 33 26 21 0 36-23 43-37 12-25 22-71 22-74 8-41 15-82 23-122z"><text:p/></draw:path><draw:path draw:style-name="gr3" draw:text-style-name="P5" svg:width="0.0346in" svg:height="0.1516in" svg:x="1.5346in" svg:y="0.2598in" svg:viewBox="0 0 89 386" svg:d="M89 193c0-30-3-76-25-120-23-48-56-73-61-73-2 0-3 1-3 3 0 1 0 3 8 10 37 38 59 99 59 180 0 66-14 134-63 183-4 5-4 5-4 6 0 3 1 4 3 4 5 0 40-26 62-75 20-43 24-85 24-118z"><text:p/></draw:path><draw:path draw:style-name="gr3" draw:text-style-name="P5" svg:width="0.1004in" svg:height="0.0354in" svg:x="1.6362in" svg:y="0.3189in" svg:viewBox="0 0 256 91" svg:d="M244 15c6 0 12 0 12-7 0-8-6-8-12-8-77 0-155 0-232 0-5 0-12 0-12 8 0 7 7 7 13 7 77 0 154 0 231 0zM244 91c6 0 12 0 12-7 0-9-6-9-12-9-77 0-154 0-231 0-6 0-13 0-13 9 0 7 7 7 12 7 77 0 155 0 232 0z"><text:p/></draw:path><draw:path draw:style-name="gr3" draw:text-style-name="P5" svg:width="0.1079in" svg:height="0.1339in" svg:x="1.7933in" svg:y="0.2677in" svg:viewBox="0 0 275 341" svg:d="M172 275c55-11 103-54 103-135 0-97-68-140-138-140-71 0-137 44-137 140 0 82 49 122 95 134 17 40 56 67 103 67 20 0 41-3 60-11 8-3 11-5 11-10s-3-6-6-6c-1 0-1 0-3 1-11 2-16 2-22 2-36 0-58-22-66-42zM84 24c-24 28-30 73-30 116 0 37 4 86 31 115-28-10-72-40-72-115 0-78 47-107 71-116zM191 24c26 10 70 41 70 116 0 78-48 106-71 115 24-27 30-72 30-115 0-38-4-86-30-116zM137 266c-62 0-70-82-70-126 0-46 8-127 70-127 63 0 70 83 70 127 0 46-8 126-70 126zM112 277c10 2 24 2 25 2 2 0 10 0 21-1 10 25 29 39 48 47 4 2 3 1 4 2 0 1-7 1-12 1-33 0-66-16-86-51z"><text:p/></draw:path></draw:g></text:p>
        <text:h text:style-name="Heading_20_3" text:outline-level="3">סעיף (ז)</text:h>
        <text:p text:style-name="P12"><draw:g text:anchor-type="as-char" svg:y="-0.2791in" draw:z-index="65" draw:name="Shape67" draw:style-name="gr1"><svg:title>TexMaths</svg:title><svg:desc>11§latex§\begin{gather*}
f = \lambda \{n_0, n_1, \dots, n_m\} \in \N \setminus \emptyset. \frac{\sum^{m}_{i = 0} n_i}{m} \\
dom(f) = \N \setminus \emptyset, range(f) = \Q
\end{gather}§svg§600§FALSE§</svg:desc><draw:path draw:style-name="gr2" draw:text-style-name="P4" svg:width="2.5594in" svg:height="0.5425in" svg:x="-0.0004in" svg:y="0.0079in" svg:viewBox="0 0 6502 1379" svg:d="M0 0c2167 0 4335 0 6502 0 0 460 0 919 0 1379-2167 0-4335 0-6502 0 0-460 0-919 0-1379z"><text:p/></draw:path><draw:path draw:style-name="gr3" draw:text-style-name="P5" svg:width="0.0752in" svg:height="0.1378in" svg:x="0in" svg:y="0.1213in" svg:viewBox="0 0 192 351" svg:d="M121 118c11 0 22 0 33 0 8 0 12 0 12-8 0-4-4-4-11-4-11 0-21 0-32 0 2-15 6-30 8-44 2-9 8-37 10-41 3-7 10-13 17-13 3 0 12 0 20 7-17 1-21 15-21 21 0 9 7 13 15 13 9 0 20-8 20-23 0-17-17-26-34-26-13 0-37 7-48 45-2 8-3 12-13 61-9 0-18 0-27 0-7 0-12 0-12 6s5 6 11 6c9 0 17 0 26 0-10 50-19 101-29 151-7 38-13 73-34 73-1 0-11 0-18-7 18-1 21-15 21-20 0-9-6-14-14-14-10 0-21 9-21 23 0 18 16 27 32 27 22 0 37-23 44-38 12-24 22-71 22-73 8-41 15-82 23-122z"><text:p/></draw:path><draw:path draw:style-name="gr3" draw:text-style-name="P5" svg:width="0.1008in" svg:height="0.035in" svg:x="0.1335in" svg:y="0.172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748in" svg:height="0.1075in" svg:x="0.2937in" svg:y="0.1224in" svg:viewBox="0 0 191 274" svg:d="M118 156c15 40 34 99 40 108s10 9 20 9c3 0 6 0 9 0 4 0 4-4 4-5 0-2-1-1-2-3-3-4-5-10-9-18-26-73-52-146-79-220-8-22-28-27-46-27-2 0-8 0-8 4s2 4 4 5c13 2 16 4 25 31 12 35 25 69 37 104-35 35-71 72-106 107-5 4-7 6-7 11 0 6 5 12 12 12 6 0 9-5 12-9 31-36 63-73 94-109z"><text:p/></draw:path><draw:path draw:style-name="gr3" draw:text-style-name="P5" svg:width="0.0531in" svg:height="0.1516in" svg:x="0.3854in" svg:y="0.1142in" svg:viewBox="0 0 136 386" svg:d="M81 52c0-17 10-41 52-43 2-1 3-2 3-5 0-4-2-4-6-4-39 0-74 20-75 48 0 30 0 59 0 88 0 15 0 28-15 40-14 11-28 12-37 12-2 1-3 2-3 4 0 5 2 5 5 5 27 2 44 15 49 34 1 4 1 5 1 20 0 25 0 50 0 76 0 16 0 28 19 43 15 12 40 16 56 16 4 0 6 0 6-4s-2-4-5-5c-24-1-43-13-49-33-1-4-1-4-1-18 0-28 0-55 0-82 0-17-3-24-15-36-9-8-20-12-31-16 32-8 46-26 46-48 0-31 0-62 0-92z"><text:p/></draw:path><draw:path draw:style-name="gr3" draw:text-style-name="P5" svg:width="0.0823in" svg:height="0.0685in" svg:x="0.4547in" svg:y="0.161in" svg:viewBox="0 0 210 175" svg:d="M23 147c-1 7-3 16-3 17 0 8 5 11 11 11 4 0 12-3 14-11 0-1 6-19 8-29 3-11 5-23 9-34 2-9 4-17 5-26 2-7 6-18 6-20 5-11 26-46 62-46 18 0 21 14 21 26 0 24-19 74-25 90-3 9-3 14-3 18 0 19 13 32 31 32 37 0 51-56 51-60s-3-4-4-4c-5 0-5 1-7 8-8 26-20 47-40 47-6 0-8-3-8-12 0-10 3-20 6-28 8-20 24-62 24-84 0-27-16-42-45-42-34 0-52 24-59 33-2-21-19-33-36-33-18 0-26 15-29 22-7 13-12 36-12 37 0 5 4 5 5 5 4 0 4-1 7-10 7-27 14-45 28-45 7 0 12 4 12 17 0 8-1 12-7 32-8 30-14 60-22 89z"><text:p/></draw:path><draw:path draw:style-name="gr3" draw:text-style-name="P5" svg:width="0.0488in" svg:height="0.0724in" svg:x="0.5476in" svg:y="0.1807in" svg:viewBox="0 0 125 185" svg:d="M125 92c0-29-3-50-16-69-8-13-24-23-46-23-63 0-63 73-63 92s0 93 63 93c62 0 62-73 62-93zM63 177c-12 0-29-8-34-30-5-15-5-38-5-58s0-40 5-55c5-21 23-27 34-27 14 0 28 9 33 25 4 14 5 34 5 57 0 20 0 41-4 57-5 24-23 31-34 31z"><text:p/></draw:path><draw:path draw:style-name="gr3" draw:text-style-name="P5" svg:width="0.0173in" svg:height="0.0449in" svg:x="0.6232in" svg:y="0.2122in" svg:viewBox="0 0 45 115" svg:d="M45 41c0-26-10-41-24-41-13 0-21 10-21 21 0 10 8 20 21 20 4 0 9-1 13-5 1-1 1-2 2-2 0 2 0 1 0 7 0 28-13 51-26 63-3 5-3 6-3 7 0 2 1 4 3 4 4 0 35-29 35-74z"><text:p/></draw:path><draw:path draw:style-name="gr3" draw:text-style-name="P5" svg:width="0.0823in" svg:height="0.0685in" svg:x="0.6823in" svg:y="0.161in" svg:viewBox="0 0 210 175" svg:d="M23 147c-1 7-3 16-3 17 0 8 5 11 11 11 4 0 11-3 14-11 0-1 4-19 8-29 2-11 5-23 7-34 3-9 5-17 7-26 2-7 4-18 6-20 5-11 26-46 62-46 18 0 21 14 21 26 0 24-19 74-25 90-3 9-3 14-3 18 0 19 13 32 31 32 37 0 51-56 51-60s-4-4-5-4c-4 0-4 1-6 8-8 26-21 47-40 47-6 0-8-3-8-12 0-10 3-20 6-28 8-20 24-62 24-84 0-27-17-42-45-42-34 0-54 24-60 33-1-21-18-33-35-33-18 0-26 15-29 22-7 13-12 36-12 37 0 5 3 4 4 5 5 0 5-1 7-10 7-27 14-45 29-45 7 0 12 4 12 17 0 8-1 12-7 32-8 30-14 60-22 89z"><text:p/></draw:path><draw:path draw:style-name="gr3" draw:text-style-name="P5" svg:width="0.0382in" svg:height="0.0701in" svg:x="0.7811in" svg:y="0.1807in" svg:viewBox="0 0 98 179" svg:d="M60 7c0-7 0-7-7-7-18 16-42 16-53 16 0 4 0 7 0 10 7 0 24 0 38-7 0 46 0 92 0 138 0 9 0 12-26 12-3 0-8 0-11 0 0 4 0 7 0 10 6 0 39-1 48-1s43 1 49 1c0-3 0-6 0-10-3 0-7 0-10 0-28 0-28-3-28-12 0-50 0-100 0-150z"><text:p/></draw:path><draw:path draw:style-name="gr3" draw:text-style-name="P5" svg:width="0.0173in" svg:height="0.0449in" svg:x="0.8508in" svg:y="0.2122in" svg:viewBox="0 0 45 115" svg:d="M45 41c0-26-10-41-25-41-12 0-20 10-20 21 0 10 8 20 20 20 5 0 10-1 14-5 1-1 1-1 1-2 1 0 1 1 1 7 0 28-13 51-26 63-5 5-5 6-5 7 0 2 3 4 5 4 4 0 35-29 35-74z"><text:p/></draw:path><draw:path draw:style-name="gr3" draw:text-style-name="P5" svg:width="0.0157in" svg:height="0.0157in" svg:x="0.9181in" svg:y="0.2122in" svg:viewBox="0 0 41 41" svg:d="M41 21c0-12-9-21-20-21-12 0-21 9-21 21 0 11 9 20 21 20 11 0 20-9 20-20z"><text:p/></draw:path><draw:path draw:style-name="gr3" draw:text-style-name="P5" svg:width="0.0157in" svg:height="0.0157in" svg:x="0.9858in" svg:y="0.2122in" svg:viewBox="0 0 41 41" svg:d="M41 21c0-12-9-21-20-21s-21 9-21 21c0 11 10 20 21 20s20-9 20-20z"><text:p/></draw:path><draw:path draw:style-name="gr3" draw:text-style-name="P5" svg:width="0.0161in" svg:height="0.0157in" svg:x="1.0531in" svg:y="0.2122in" svg:viewBox="0 0 42 41" svg:d="M42 21c0-12-10-21-21-21s-21 9-21 21c0 11 10 20 21 20s21-9 21-20z"><text:p/></draw:path><draw:path draw:style-name="gr3" draw:text-style-name="P5" svg:width="0.0177in" svg:height="0.0449in" svg:x="1.1209in" svg:y="0.2122in" svg:viewBox="0 0 46 115" svg:d="M46 41c0-26-10-41-25-41-12 0-21 10-21 21 0 10 9 20 21 20 4 0 10-1 13-5 1-1 1-1 2-2 1 0 1 1 1 7 0 28-13 51-26 63-4 5-4 6-4 7 0 2 2 4 4 4 3 0 35-29 35-74z"><text:p/></draw:path><draw:path draw:style-name="gr3" draw:text-style-name="P5" svg:width="0.0819in" svg:height="0.0685in" svg:x="1.1803in" svg:y="0.161in" svg:viewBox="0 0 209 175" svg:d="M22 147c-1 7-3 16-3 17 0 8 5 11 11 11 5 0 12-3 14-11 1-1 5-19 8-29 3-11 5-23 8-34 3-9 5-17 7-26 1-7 4-18 4-20 7-11 27-46 64-46 17 0 21 14 21 26 0 24-20 74-25 90-3 9-5 14-5 18 0 19 15 32 32 32 37 0 51-56 51-60s-3-4-4-4c-5 0-5 1-6 8-8 26-21 47-40 47-6 0-9-3-9-12 0-10 3-20 7-28 7-20 23-62 23-84 0-27-16-42-44-42-35 0-54 24-60 33-2-21-18-33-35-33-19 0-26 15-30 22-6 13-11 36-11 37 0 5 3 5 4 5 4 0 5-1 7-10 7-27 14-45 27-45 9 0 13 4 13 17 0 8-2 12-6 32-8 30-15 60-23 89z"><text:p/></draw:path><draw:path draw:style-name="gr3" draw:text-style-name="P5" svg:width="0.0976in" svg:height="0.0476in" svg:x="1.272in" svg:y="0.2047in" svg:viewBox="0 0 249 122" svg:d="M104 98c-1 5-3 14-3 15 0 7 5 9 9 9s9-3 11-5c2-3 3-11 4-17 1-5 5-18 6-25 2-6 3-11 5-18 3-12 3-12 8-21 9-13 22-28 44-28 14 0 15 13 15 18 0 17-11 48-15 59-3 7-4 10-4 14 0 14 12 23 25 23 27 0 40-37 40-41s-4-4-5-4c-4 0-4 2-5 5-7 21-18 32-29 32-5 0-7-3-7-8 0-7 2-10 7-22 3-9 14-38 14-53 0-5 0-16-10-23-5-4-13-8-25-8-25 0-39 16-48 27-2-23-21-27-35-27-22 0-38 14-46 25-2-18-18-25-29-25s-18 9-21 15c-7 10-10 26-10 27 0 3 3 3 4 3 5 0 5-1 7-8 3-16 9-29 19-29 7 0 10 6 10 13 0 5-3 15-5 23-2 7-5 18-6 24-4 11-6 23-9 34-1 4-1 8-2 11 0 7 4 9 8 9 6 0 10-3 11-5 1-3 4-11 5-17 2-5 4-18 6-25 1-6 4-11 5-18 3-11 3-13 11-24 7-11 21-25 40-25 16 0 17 14 17 18 0 8-1 11-6 27-3 15-7 29-11 45z"><text:p/></draw:path><draw:path draw:style-name="gr3" draw:text-style-name="P5" svg:width="0.0531in" svg:height="0.1516in" svg:x="1.3933in" svg:y="0.1142in" svg:viewBox="0 0 136 386" svg:d="M55 334c0 16-10 41-52 43-2 1-3 2-3 5 0 4 3 4 8 4 37 0 72-19 73-48 0-30 0-60 0-88 0-16 0-28 16-41 13-11 27-11 36-12 2 0 3-2 3-5s-2-3-5-4c-25-1-44-15-49-34-1-4-1-4-1-19 0-25 0-50 0-76 0-16 0-28-18-44-16-12-42-15-55-15-5 0-8 0-8 4s2 4 5 5c25 1 44 13 49 33 1 3 1 4 1 18 0 27 0 54 0 81 0 17 3 24 15 37 9 8 20 12 31 14-32 9-46 28-46 50 0 31 0 62 0 92z"><text:p/></draw:path><draw:path draw:style-name="gr3" draw:text-style-name="P5" svg:width="0.076in" svg:height="0.0874in" svg:x="1.5134in" svg:y="0.1465in" svg:viewBox="0 0 194 223" svg:d="M179 119c7 0 15 0 15-8s-8-8-15-8c-55 0-109 0-164 0 5-51 50-88 104-88 20 0 40 0 60 0 7 0 15 0 15-7 0-8-8-8-15-8-20 0-40 0-60 0-66 0-119 48-119 111 0 62 53 112 119 112 20 0 40 0 60 0 7 0 15 0 15-7 0-8-8-8-15-8-20 0-40 0-60 0-54 0-99-38-104-89 55 0 109 0 164 0z"><text:p/></draw:path><draw:path draw:style-name="gr3" draw:text-style-name="P5" svg:width="0.1028in" svg:height="0.1067in" svg:x="1.648in" svg:y="0.1244in" svg:viewBox="0 0 262 272" svg:d="M34 34c0 63 0 127 0 189 0 20-3 27-23 28-4 0-11 0-11 6 0 7 7 7 13 7 20 0 41 0 61 0 6 0 12 0 12-7 0-6-6-6-11-6-22-1-24-9-24-29 0-59 0-118 0-177 55 74 111 147 166 221 4 5 5 6 8 6 7 0 7-7 7-14 0-72 0-145 0-217 0-22 3-28 21-28 2 0 9 0 9-6 0-7-6-7-12-7-19 0-39 0-58 0-6 0-13 0-13 7 0 6 8 6 12 6 21 0 25 8 25 29 0 40 0 80 0 121-39-53-79-105-117-158-4-5-6-5-14-5-22 0-45 0-67 0-7 0-13 0-13 7 0 5 6 6 8 6 10 1 18 8 22 12-1 4-1 4-1 9zM219 244c-56-74-112-148-168-222-5-4-5-6-9-9 15 0 31 0 46 0 44 58 87 118 131 176 0 19 0 36 0 55z"><text:p/></draw:path><draw:path draw:style-name="gr3" draw:text-style-name="P5" svg:width="0.0587in" svg:height="0.1516in" svg:x="1.7965in" svg:y="0.1142in" svg:viewBox="0 0 150 386" svg:d="M133 376c2 6 4 10 9 10 4 0 8-3 8-8 0-1 0-2-2-6-44-121-88-242-132-363-3-7-4-9-8-9-5 0-8 3-8 8 0 1 0 1 2 5 44 121 87 242 131 363z"><text:p/></draw:path><draw:path draw:style-name="gr3" draw:text-style-name="P5" svg:width="0.061in" svg:height="0.1287in" svg:x="1.9051in" svg:y="0.1106in" svg:viewBox="0 0 156 328" svg:d="M132 8c0-5-3-8-8-8-6 0-7 4-10 12-4 15-1 2-4 18-6-3-18-8-32-8-22 0-47 11-62 41-14 32-16 66-16 102 0 24 0 93 33 124-9 30-9 30-9 31 0 4 3 8 8 8 6 0 8-4 10-12 4-16 0-1 4-18 10 6 21 9 32 9 43 0 61-36 67-55 10-28 11-60 11-87 0-29 0-92-33-124 3-11 6-22 9-33zM38 272c-13-28-13-75-13-111 0-32 0-59 6-83 7-36 29-48 47-48 8 0 18 3 28 11-22 77-46 154-68 231zM118 56c13 23 13 67 13 105 0 27 0 56-6 82-6 41-27 55-47 55-9 0-19-3-27-11 22-77 45-154 67-231z"><text:p/></draw:path><draw:path draw:style-name="gr3" draw:text-style-name="P5" svg:width="0.0157in" svg:height="0.0157in" svg:x="1.987in" svg:y="0.2122in" svg:viewBox="0 0 41 41" svg:d="M41 21c0-12-9-21-20-21s-21 9-21 21c0 11 10 20 21 20s20-9 20-20z"><text:p/></draw:path><draw:path draw:style-name="gr3" draw:text-style-name="P5" svg:width="0.1433in" svg:height="0.1516in" svg:x="2.0429in" svg:y="0.0094in" svg:viewBox="0 0 365 386" svg:d="M142 206c-46 56-91 112-138 169-3 4-3 4-3 7 0 4 3 4 10 4 107 0 214 0 321 0 11-33 22-65 33-97-3 0-6 0-10 0-10 30-35 53-68 64-7 2-33 11-90 11-55 0-109 0-164 0 45-55 89-110 134-165 2-3 3-5 3-7s0-2-2-5c-42-57-84-114-126-172 51 0 102 0 154 0 44 0 132 3 159 75 4 0 7 0 10 0-11-30-22-60-33-90-107 0-214 0-321 0-10 0-11 0-11 12 47 65 95 129 142 194z"><text:p/></draw:path><draw:path draw:style-name="gr3" draw:text-style-name="P5" svg:width="0.0976in" svg:height="0.0476in" svg:x="2.2in" svg:y="0in" svg:viewBox="0 0 249 122" svg:d="M104 97c-1 5-3 15-3 16 0 6 5 9 9 9 5 0 10-4 11-7s3-11 4-16c3-4 5-18 7-24 1-6 3-12 4-18 4-12 4-12 9-21 8-13 22-28 43-28 15 0 15 12 15 18 0 17-11 47-15 58-3 7-4 11-4 15 0 14 12 23 26 23 26 0 39-37 39-42 0-3-4-3-5-3-3 0-4 2-5 4-6 22-18 33-29 33-5 0-7-3-7-10 0-5 2-8 7-22 3-7 14-36 14-51 0-5 0-16-10-23-4-5-12-8-25-8-24 0-39 15-48 27-2-23-21-27-35-27-22 0-38 14-46 24-2-19-17-24-28-24-12 0-19 9-22 14-6 10-10 26-10 28 0 3 3 2 4 3 5 0 5-1 7-9 4-15 9-28 20-28 6 0 9 5 9 13 0 5-3 14-5 22-2 6-4 19-5 24-4 12-6 23-9 35-1 4-3 10-3 11 0 6 5 9 9 9 5 0 9-4 10-7s4-11 6-16c1-4 4-18 5-24 3-6 4-12 5-18 3-11 3-13 12-25 6-10 20-24 39-24 17 0 17 13 17 18 0 7-1 10-4 26-5 15-8 29-13 45z"><text:p/></draw:path><draw:path draw:style-name="gr3" draw:text-style-name="P5" svg:width="0.0319in" svg:height="0.0717in" svg:x="2.2in" svg:y="0.0984in" svg:viewBox="0 0 82 183" svg:d="M75 11c0-4-4-11-10-11-8 0-16 8-16 15 0 5 4 10 11 10 8 0 15-7 15-14zM20 147c-1 5-2 8-2 12 0 13 11 24 25 24 27 0 39-38 39-42s-3-4-4-4c-4 0-4 2-5 5-6 22-18 33-29 33-6 0-7-3-7-10 0-6 3-11 5-18 2-6 5-14 9-21 2-6 12-30 13-34 1-3 1-6 1-8 0-14-11-24-25-24-27 0-40 37-40 41 0 5 3 3 4 5 5 0 5-3 6-5 6-23 19-33 28-33 5 0 7 2 7 9s-1 11-8 27c-5 15-12 29-17 43z"><text:p/></draw:path><draw:path draw:style-name="gr3" draw:text-style-name="P5" svg:width="0.078in" svg:height="0.0283in" svg:x="2.2457in" svg:y="0.1283in" svg:viewBox="0 0 199 73" svg:d="M189 13c5 0 10 0 10-8 0-5-7-5-10-5-59 0-120 0-179 0-3 0-10 0-10 5 0 8 7 8 11 8 59 0 119 0 178 0zM189 73c3 0 10 0 10-7s-5-7-10-7c-59 0-119 0-178 0-4 0-11 0-11 7s7 7 10 7c59 0 120 0 179 0z"><text:p/></draw:path><draw:path draw:style-name="gr3" draw:text-style-name="P5" svg:width="0.0488in" svg:height="0.0724in" svg:x="2.3374in" svg:y="0.0984in" svg:viewBox="0 0 125 185" svg:d="M125 93c0-29-3-51-16-70-8-12-25-23-46-23-63 0-63 74-63 93 0 20 0 92 63 92 62 0 62-72 62-92zM63 177c-14 0-30-7-36-30-3-15-3-37-3-57s0-41 5-56c5-21 23-26 34-26 14 0 28 8 33 24 4 15 4 34 4 58 0 20 0 40-3 56-6 26-23 31-34 31z"><text:p/></draw:path><draw:path draw:style-name="gr3" draw:text-style-name="P5" svg:width="0.0823in" svg:height="0.0685in" svg:x="2.4295in" svg:y="0.0563in" svg:viewBox="0 0 210 175" svg:d="M23 147c-1 6-3 16-3 17 0 8 5 11 11 11 4 0 12-3 14-11 0-1 6-19 8-29 2-12 5-23 7-35 4-8 6-16 7-25 2-7 6-18 6-20 5-12 26-47 62-47 18 0 21 14 21 27 0 24-19 74-25 90-3 9-3 14-3 18 0 18 13 32 31 32 37 0 51-57 51-60 0-4-3-4-4-4-5 0-5 1-7 7-8 26-20 48-40 48-6 0-8-3-8-13 0-9 3-19 6-27 8-20 24-63 24-85 0-26-16-41-45-41-34 0-54 24-60 33-1-21-18-33-35-33-18 0-26 14-29 22-7 13-12 35-12 37 0 4 3 3 4 4 5 0 5 0 7-9 7-28 14-46 29-46 7 0 12 5 12 18 0 8-1 12-7 32-8 30-14 60-22 89z"><text:p/></draw:path><draw:path draw:style-name="gr3" draw:text-style-name="P5" svg:width="0.0315in" svg:height="0.0709in" svg:x="2.5217in" svg:y="0.0756in" svg:viewBox="0 0 81 181" svg:d="M75 10c0-5-4-10-11-10-8 0-16 7-16 14 0 5 4 10 11 10 8 0 16-6 16-14zM20 147c-1 4-4 7-4 11 0 14 11 23 27 23 26 0 38-37 38-41s-3-4-4-4c-3 0-4 3-6 5-5 22-17 33-28 33-6 0-7-4-7-9 0-7 2-12 5-18 3-7 5-14 8-22 3-6 13-30 14-34 1-3 2-5 2-9 0-12-11-23-27-23-26 0-38 38-38 42 0 3 3 3 4 3 4 0 4-1 5-4 7-23 18-33 28-33 5 0 8 2 8 10 0 5-2 10-9 26-5 15-11 30-16 44z"><text:p/></draw:path><draw:path draw:style-name="gr3" draw:text-style-name="P5" svg:width="0.5323in" svg:height="0.0055in" svg:x="2.0346in" svg:y="0.187in" svg:viewBox="0 0 1353 15" svg:d="M0 0c451 0 902 0 1353 0 0 5 0 10 0 15-451 0-902 0-1353 0 0-5 0-10 0-15z"><text:p/></draw:path><draw:path draw:style-name="gr3" draw:text-style-name="P5" svg:width="0.1244in" svg:height="0.0685in" svg:x="2.2386in" svg:y="0.2654in" svg:viewBox="0 0 317 175" svg:d="M23 147c-2 6-4 16-4 17 0 8 5 11 12 11 4 0 11-3 14-11 0-1 4-19 7-29 3-12 5-23 8-35 3-8 5-16 7-25 1-7 4-18 4-20 7-12 27-47 64-47 18 0 21 14 21 27 0 10-3 21-6 32-4 15-7 30-10 45-3 10-6 20-8 30-2 8-6 21-6 22 0 8 6 11 11 11 13 0 15-10 18-22 6-22 20-78 23-94 1-4 22-51 64-51 16 0 21 13 21 27 0 22-17 66-24 87-4 9-5 13-5 21 0 18 13 32 32 32 36 0 51-56 51-60s-5-4-6-4c-3 0-3 1-5 8-6 20-18 47-40 47-6 0-9-3-9-13 0-9 4-19 7-27 8-20 24-63 24-85 0-26-16-41-45-41-30 0-48 16-63 37 0-5-2-18-12-27-10-8-22-10-32-10-35 0-54 24-60 33-2-22-19-33-35-33-18 0-26 14-29 22-8 13-12 36-12 37 0 4 3 4 4 4 5 0 5 0 7-9 7-28 14-46 29-46 5 0 12 3 12 18 0 8-3 12-7 32-8 30-14 60-22 89z"><text:p/></draw:path><draw:path draw:style-name="gr3" draw:text-style-name="P5" svg:width="0.072in" svg:height="0.1067in" svg:x="0.285in" svg:y="0.4154in" svg:viewBox="0 0 184 272" svg:d="M184 3c-3-1 0-3-6-3-5 0-42 3-48 3-4 1-6 4-6 8s4 4 9 4c19 0 20 4 20 7 0 2-1 5-1 8-8 30-16 61-23 92-8-14-19-25-37-25-45 0-92 57-92 113 0 36 21 62 51 62 7 0 27-1 50-29 3 17 17 29 35 29 14 0 22-9 29-21 7-15 12-38 12-39 0-3-4-3-5-3-4 0-5 1-6 7-7 25-13 47-29 47-11 0-12-10-12-18 0-9 1-12 3-18 18-75 37-149 56-224zM103 221c-2 8-2 8-7 14-18 22-33 28-44 28-20 0-25-21-25-36 0-19 13-66 21-85 12-22 30-36 45-36 25 0 30 31 30 34 0 2 0 4-1 6-7 26-12 50-19 75z"><text:p/></draw:path><draw:path draw:style-name="gr3" draw:text-style-name="P5" svg:width="0.0646in" svg:height="0.0685in" svg:x="0.3642in" svg:y="0.4531in" svg:viewBox="0 0 165 175" svg:d="M165 65c0-40-26-65-62-65-51 0-103 55-103 110 0 38 25 65 62 65 51 0 103-53 103-110zM62 166c-17 0-33-12-33-42 0-18 9-60 22-80 19-30 41-35 52-35 22 0 34 18 34 42 0 14-7 55-23 80-13 22-34 35-52 35z"><text:p/></draw:path><draw:path draw:style-name="gr3" draw:text-style-name="P5" svg:width="0.1244in" svg:height="0.0685in" svg:x="0.4362in" svg:y="0.4531in" svg:viewBox="0 0 317 175" svg:d="M23 148c-1 6-3 15-3 17 0 7 4 10 11 10 4 0 11-3 14-11 2-10 4-19 7-29 3-11 5-23 8-34 3-9 5-17 7-26 2-7 4-18 6-19 5-12 26-47 62-47 18 0 21 14 21 26 0 10-3 21-5 33-4 14-8 30-11 44-3 10-6 20-8 30-2 8-6 21-6 23 0 7 6 10 11 10 13 0 15-10 18-22 6-22 20-78 23-94 1-4 22-50 64-50 16 0 21 13 21 26 0 22-16 66-24 87-4 9-5 13-5 21 0 19 13 32 32 32 36 0 51-56 51-60 0-3-4-3-5-3-4 0-4 1-6 7-6 20-18 47-40 47-6 0-9-3-9-12 0-10 4-19 7-28 8-19 24-62 24-84 0-26-16-42-45-42-30 0-48 18-63 37 0-4-1-17-12-27-10-8-22-10-32-10-35 0-54 25-60 34-2-22-18-34-35-34-18 0-26 15-29 22-7 13-12 36-12 37 0 5 3 5 4 5 5 0 5-1 7-9 7-28 14-46 29-46 5 0 12 3 12 17 0 8-1 12-7 32-8 30-14 61-22 90z"><text:p/></draw:path><draw:path draw:style-name="gr3" draw:text-style-name="P5" svg:width="0.035in" svg:height="0.1516in" svg:x="0.5803in" svg:y="0.4067in" svg:viewBox="0 0 90 386" svg:d="M90 382c0-1 0-1-6-8-49-48-61-122-61-182 0-67 14-134 62-182 5-5 5-5 5-7s-2-3-4-3c-4 0-39 26-62 75-20 43-24 86-24 117s4 77 25 121c23 48 57 73 61 73 2 0 4-1 4-4z"><text:p/></draw:path><draw:path draw:style-name="gr3" draw:text-style-name="P5" svg:width="0.0752in" svg:height="0.1378in" svg:x="0.6327in" svg:y="0.4138in" svg:viewBox="0 0 192 351" svg:d="M121 118c11 0 22 0 33 0 8 0 12 0 12-8 0-4-4-4-11-4-11 0-21 0-32 0 2-15 6-30 8-44 2-8 8-36 10-41 3-7 10-13 17-13 3 0 12 0 20 7-17 1-21 15-21 21 0 9 7 13 15 13 9 0 20-8 20-23 0-17-17-26-34-26-13 0-37 7-48 45-2 8-3 12-13 61-9 0-18 0-27 0-7 0-12 0-12 7 0 5 5 5 11 5 9 0 17 0 26 0-10 50-19 101-29 151-7 39-13 73-34 73-1 0-11 0-18-7 18-1 21-15 21-20 0-9-6-14-14-14-10 0-21 9-21 23 0 18 16 27 32 27 22 0 37-23 44-38 12-24 22-70 22-73 8-41 15-82 23-122z"><text:p/></draw:path><draw:path draw:style-name="gr3" draw:text-style-name="P5" svg:width="0.0346in" svg:height="0.1516in" svg:x="0.724in" svg:y="0.4067in" svg:viewBox="0 0 89 386" svg:d="M89 192c0-29-3-75-25-119-23-48-56-73-61-73-2 0-3 1-3 3s0 2 8 10c37 38 59 99 59 179 0 68-14 135-63 184-4 5-4 5-4 6 0 3 1 4 3 4 5 0 40-26 62-75 20-43 24-86 24-119z"><text:p/></draw:path><draw:path draw:style-name="gr3" draw:text-style-name="P5" svg:width="0.1008in" svg:height="0.0354in" svg:x="0.8256in" svg:y="0.4646in" svg:viewBox="0 0 257 91" svg:d="M244 15c6 0 13 0 13-7 0-8-7-8-13-8-77 0-155 0-232 0-4 0-12 0-12 8 0 7 8 7 13 7 77 0 154 0 231 0zM244 91c6 0 13 0 13-7 0-8-7-8-13-8-77 0-154 0-231 0-5 0-13 0-13 8 0 7 8 7 12 7 77 0 155 0 232 0z"><text:p/></draw:path><draw:path draw:style-name="gr3" draw:text-style-name="P5" svg:width="0.1028in" svg:height="0.1067in" svg:x="0.9815in" svg:y="0.4165in" svg:viewBox="0 0 262 272" svg:d="M33 34c0 63 0 127 0 189 0 20-2 28-22 28-4 0-11 0-11 6 0 7 7 7 13 7 20 0 40 0 60 0 7 0 13 0 13-7 0-6-7-6-12-6-21 0-25-9-25-29 0-59 0-118 0-177 57 74 112 147 168 221 3 5 5 6 7 6 7 0 7-7 7-14 0-72 0-145 0-217 0-22 4-28 22-28 2 0 9 0 9-6 0-7-6-7-13-7-19 0-38 0-57 0-6 0-13 0-13 7 0 6 7 6 11 6 22 0 26 8 26 29 0 40 0 80 0 121-40-53-79-105-118-158-3-5-5-5-13-5-22 0-45 0-67 0-8 0-14 0-14 7 0 5 6 6 8 6 11 1 19 8 22 12-1 4-1 4-1 9zM218 244c-56-74-112-148-169-222-3-4-3-4-7-9 15 0 31 0 46 0 43 58 87 118 130 176 0 19 0 36 0 55z"><text:p/></draw:path><draw:path draw:style-name="gr3" draw:text-style-name="P5" svg:width="0.0591in" svg:height="0.1516in" svg:x="1.1295in" svg:y="0.4067in" svg:viewBox="0 0 151 386" svg:d="M134 377c2 5 3 9 9 9 4 0 8-3 8-8 0-1 0-1-3-6-44-121-88-242-132-363-2-7-3-9-8-9s-8 3-8 8c0 1 0 1 2 6 44 121 88 242 132 363z"><text:p/></draw:path><draw:path draw:style-name="gr3" draw:text-style-name="P5" svg:width="0.0614in" svg:height="0.1291in" svg:x="1.2382in" svg:y="0.4031in" svg:viewBox="0 0 157 329" svg:d="M132 8c0-5-3-8-8-8s-6 4-9 12c-5 15-1 2-5 18-4-3-17-8-31-8-22 0-47 11-61 41-16 32-18 66-18 102 0 24 0 93 34 124-9 30-9 31-9 32 0 3 4 8 8 8 5 0 7-5 9-13 4-16 1-1 5-17 9 5 21 8 31 8 44 0 61-36 67-55 11-27 12-60 12-87 0-29 0-92-34-124 3-11 6-22 9-33zM38 272c-12-28-12-75-12-111 0-32 0-59 6-83 6-36 30-47 47-47 8 0 18 2 28 10-23 77-45 154-69 231zM118 56c13 23 13 68 13 105 0 28 0 57-5 82-6 41-27 55-48 55-9 0-18-3-27-11 22-77 45-154 67-231z"><text:p/></draw:path><draw:path draw:style-name="gr3" draw:text-style-name="P5" svg:width="0.0173in" svg:height="0.0449in" svg:x="1.3201in" svg:y="0.5043in" svg:viewBox="0 0 45 115" svg:d="M45 41c0-26-10-41-25-41-12 0-20 10-20 21 0 10 8 20 20 20 5 0 10-1 14-5 1-1 1-1 1-1 1 0 1 0 1 6 0 28-13 51-26 65-5 3-5 4-5 5 0 3 3 4 5 4 4 0 35-29 35-74z"><text:p/></draw:path><draw:path draw:style-name="gr3" draw:text-style-name="P5" svg:width="0.0614in" svg:height="0.0685in" svg:x="1.3791in" svg:y="0.4531in" svg:viewBox="0 0 157 175" svg:d="M23 148c-1 6-4 15-4 17 0 7 5 10 12 10 4 0 11-3 14-11 0-1 13-54 15-61 4-13 10-39 13-50 1-5 12-23 22-32 2-2 14-12 30-12 10 0 16 4 17 4-12 2-21 11-21 21 0 7 4 14 15 14 10 0 21-8 21-23 0-13-12-25-32-25-25 0-43 19-49 30-3-18-18-30-35-30-18 0-26 15-29 22-8 13-12 36-12 37 0 5 3 5 4 5 5 0 5-1 7-9 7-28 14-46 29-46 6 0 12 3 12 17 0 8-1 12-7 32-8 30-14 61-22 90z"><text:p/></draw:path><draw:path draw:style-name="gr3" draw:text-style-name="P5" svg:width="0.0693in" svg:height="0.0685in" svg:x="1.4535in" svg:y="0.4531in" svg:viewBox="0 0 177 175" svg:d="M129 25c-7-14-18-25-36-25-45 0-93 57-93 113 0 37 21 62 52 62 7 0 26-1 49-29 3 17 18 29 35 29 15 0 23-9 29-21 7-14 12-37 12-39 0-3-3-3-4-3-5 0-5 1-6 7-6 25-13 47-30 47-9 0-11-10-11-18 0-7 0-11 5-28 4-16 5-20 9-34 4-18 10-37 14-54 2-11 2-12 2-13 0-7-4-11-11-11-10 0-15 8-16 17zM103 124c-2 8-2 8-7 15-17 22-33 27-43 27-20 0-26-21-26-36 0-19 13-66 21-85 12-22 30-36 45-36 26 0 31 32 31 34s-1 4-1 6c-6 26-13 50-20 75z"><text:p/></draw:path><draw:path draw:style-name="gr3" draw:text-style-name="P5" svg:width="0.0819in" svg:height="0.0685in" svg:x="1.5323in" svg:y="0.4531in" svg:viewBox="0 0 209 175" svg:d="M23 148c-1 6-3 15-3 17 0 7 4 10 11 10 4 0 11-3 14-11 2-10 4-19 7-29 3-11 5-23 8-34 3-9 5-17 7-26 2-7 4-18 6-19 5-12 26-47 62-47 18 0 21 14 21 26 0 24-19 74-25 90-3 9-3 14-3 18 0 19 13 32 30 32 37 0 51-56 51-60 0-3-3-3-4-3-4 0-4 1-6 7-8 26-21 47-40 47-6 0-8-3-8-12 0-10 3-19 6-28 8-20 23-62 23-84 0-27-16-42-44-42-35 0-54 25-60 34-2-22-18-34-35-34-18 0-26 15-30 22-6 13-11 36-11 37 0 5 3 5 4 5 5 0 5-1 7-9 7-28 14-46 29-46 7 0 12 4 12 17 0 8-1 12-7 32-8 30-14 61-22 90z"><text:p/></draw:path><draw:path draw:style-name="gr3" draw:text-style-name="P5" svg:width="0.0693in" svg:height="0.098in" svg:x="1.6217in" svg:y="0.4531in" svg:viewBox="0 0 177 250" svg:d="M176 25c1-2 1-4 1-6 0-7-4-11-11-11-3 0-14 3-15 16-8-14-21-24-37-24-44 0-92 54-92 110 0 38 24 60 52 60 23 0 40-17 45-22-8 35-12 51-12 52-3 3-16 41-56 41-8 0-20 0-31-3 11-4 15-14 15-20 0-7-4-15-14-15-9 0-21 8-21 24 0 15 14 23 52 23 48 0 76-30 81-53 14-57 29-115 43-172zM126 121c-3 10-12 20-19 27-9 7-21 15-32 15-19 0-26-21-26-37 0-18 11-63 22-83 10-19 28-34 43-34 27 0 31 31 31 33s0 4-1 5c-5 24-12 50-18 74z"><text:p/></draw:path><draw:path draw:style-name="gr3" draw:text-style-name="P5" svg:width="0.0579in" svg:height="0.0685in" svg:x="1.7043in" svg:y="0.4531in" svg:viewBox="0 0 148 175" svg:d="M55 81c11 0 40-1 58-8 28-11 30-35 30-40 0-18-15-33-42-33-43 0-101 37-101 106 0 38 23 69 60 69 57 0 88-41 88-45 0-2-2-6-4-6s-3 1-5 5c-31 37-73 37-77 37-30 0-35-32-35-44 0-5 2-16 7-41 7 0 14 0 21 0zM36 73c16-59 55-64 65-64 19 0 29 11 29 24 0 40-62 40-77 40-6 0-11 0-17 0z"><text:p/></draw:path><draw:path draw:style-name="gr3" draw:text-style-name="P5" svg:width="0.035in" svg:height="0.1516in" svg:x="1.7831in" svg:y="0.4067in" svg:viewBox="0 0 90 386" svg:d="M90 382c0-1 0-1-6-8-49-48-61-122-61-182 0-67 14-134 62-182 5-5 5-5 5-7s-2-3-4-3c-4 0-39 26-62 75-19 43-24 86-24 117s4 77 26 121c23 48 56 73 60 73 2 0 4-1 4-4z"><text:p/></draw:path><draw:path draw:style-name="gr3" draw:text-style-name="P5" svg:width="0.0752in" svg:height="0.1378in" svg:x="1.8354in" svg:y="0.4138in" svg:viewBox="0 0 192 351" svg:d="M121 118c11 0 22 0 33 0 8 0 12 0 12-8 0-4-4-4-11-4-11 0-21 0-32 0 3-15 6-30 9-44 1-8 7-36 9-41 3-7 10-13 18-13 2 0 11 0 19 7-17 1-21 15-21 21 0 9 7 13 15 13 9 0 20-8 20-23 0-17-17-26-33-26-13 0-37 7-49 45-2 8-3 12-13 61-9 0-18 0-27 0-7 0-11 0-11 7 0 5 4 5 10 5 9 0 18 0 27 0-10 50-20 101-30 151-7 39-13 73-33 73-2 0-11 0-19-7 18-1 21-15 21-20 0-9-6-14-14-14-10 0-21 9-21 23 0 18 16 27 33 27 21 0 36-23 43-38 13-24 22-70 22-73 8-41 15-82 23-122z"><text:p/></draw:path><draw:path draw:style-name="gr3" draw:text-style-name="P5" svg:width="0.035in" svg:height="0.1516in" svg:x="1.9268in" svg:y="0.4067in" svg:viewBox="0 0 90 386" svg:d="M90 192c0-29-4-75-26-119-23-48-56-73-60-73-2 0-4 1-4 3s0 2 8 10c37 38 59 99 59 179 0 68-14 135-62 184-5 5-5 5-5 6 0 3 2 4 4 4 4 0 39-26 62-75 19-43 24-86 24-119z"><text:p/></draw:path><draw:path draw:style-name="gr3" draw:text-style-name="P5" svg:width="0.1008in" svg:height="0.0354in" svg:x="2.028in" svg:y="0.4646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5" svg:width="0.1079in" svg:height="0.1339in" svg:x="2.1854in" svg:y="0.4138in" svg:viewBox="0 0 275 341" svg:d="M172 275c55-11 103-54 103-135 0-97-68-140-138-140s-137 44-137 140c0 82 49 122 95 134 17 39 56 67 104 67 19 0 40-3 61-11 6-3 11-6 11-10 0-5-5-7-7-7-1 0-1 0-4 2-11 2-16 2-21 2-37 0-59-22-67-42zM85 24c-25 28-31 73-31 116 0 37 5 85 31 115-27-10-72-41-72-115 0-78 49-107 71-116zM191 24c26 10 71 41 71 116 0 78-49 106-72 115 24-27 31-72 31-115 0-38-5-86-30-116zM137 266c-62 0-69-82-69-126 0-47 8-127 69-127 63 0 70 83 70 127 0 46-8 126-70 126zM112 277c11 2 17 1 25 2 3 0 10 0 21-1 10 24 29 39 49 46 3 3 2 2 3 3 0 1-7 1-11 1-33 0-67-16-87-51z"><text:p/></draw:path></draw:g></text:p>
        <text:h text:style-name="P16" text:outline-level="3">סעיף (ח)</text:h>
        <text:p text:style-name="P12"><draw:g text:anchor-type="as-char" svg:y="-0.3291in" draw:z-index="66" draw:name="Shape68" draw:style-name="gr1"><svg:title>TexMaths</svg:title><svg:desc>11§latex§\begin{gather*}
f = \lambda f \in \N \to \N. g := \lambda n \in \N. \sum^{n}_{i = 0}. f(i) \\
dom(f) = \N \to \N, range(f) = \N \to \N
\end{gather}§svg§600§FALSE§</svg:desc><draw:path draw:style-name="gr2" draw:text-style-name="P4" svg:width="2.5425in" svg:height="0.6417in" svg:x="-0.0004in" svg:y="0.0079in" svg:viewBox="0 0 6459 1631" svg:d="M0 0c2153 0 4307 0 6459 0 0 543 0 1088 0 1631-2152 0-4306 0-6459 0 0-543 0-1088 0-1631z"><text:p/></draw:path><draw:path draw:style-name="gr3" draw:text-style-name="P5" svg:width="0.0756in" svg:height="0.1378in" svg:x="0in" svg:y="0.1299in" svg:viewBox="0 0 193 351" svg:d="M121 118c11 0 22 0 33 0 8 0 12 0 12-8 0-4-4-4-11-4-11 0-21 0-32 0 2-15 6-30 8-44 2-8 8-36 10-41 3-7 10-12 17-12 3 0 13 0 20 6-17 1-21 16-21 21 0 9 7 13 15 13 10 0 21-8 21-23 0-17-18-26-35-26-13 0-37 7-48 45-2 8-3 12-13 61-9 0-18 0-27 0-7 0-12 0-12 7 0 5 5 5 11 5 9 0 17 0 26 0-10 50-19 102-29 153-7 37-13 72-34 72-1 0-11 0-18-8 18-1 21-14 21-20 0-9-6-14-14-14-10 0-21 9-21 23 0 18 17 27 32 27 22 0 37-22 44-38 12-24 22-70 22-73 8-41 15-82 23-122z"><text:p/></draw:path><draw:path draw:style-name="gr3" draw:text-style-name="P5" svg:width="0.1008in" svg:height="0.0354in" svg:x="0.1335in" svg:y="0.1811in" svg:viewBox="0 0 257 91" svg:d="M244 16c6 0 13-1 13-8 0-8-7-8-13-8-77 0-154 0-231 0-5 0-13 0-13 8 0 7 8 8 13 8 77 0 154 0 231 0zM244 91c6 0 13 0 13-7 0-8-7-8-13-8-77 0-154 0-231 0-5 0-13 0-13 8 0 7 8 7 13 7 77 0 154 0 231 0z"><text:p/></draw:path><draw:path draw:style-name="gr3" draw:text-style-name="P5" svg:width="0.0748in" svg:height="0.1071in" svg:x="0.2937in" svg:y="0.1315in" svg:viewBox="0 0 191 273" svg:d="M118 155c15 41 34 99 40 108s10 9 20 9c4 0 6 0 9 0 4 0 4-3 4-4s-1-2-2-3c-3-4-5-11-9-19-26-72-52-146-79-219-7-23-28-27-46-27-2 0-8 0-8 4 0 3 3 3 4 4 13 2 15 4 25 30 12 36 25 71 37 106-35 35-71 70-106 106-5 4-7 6-7 12s6 11 12 11 9-5 12-8c31-36 63-74 94-110z"><text:p/></draw:path><draw:path draw:style-name="gr3" draw:text-style-name="P5" svg:width="0.0756in" svg:height="0.1378in" svg:x="0.3827in" svg:y="0.1299in" svg:viewBox="0 0 193 351" svg:d="M121 118c11 0 23 0 34 0 8 0 11 0 11-8 0-4-3-4-10-4-11 0-22 0-33 0 4-15 6-30 9-44 1-8 7-36 9-41 3-7 10-12 19-12 1 0 11 0 18 6-16 1-21 16-21 21 0 9 7 13 15 13 10 0 21-8 21-23 0-17-18-26-33-26-14 0-38 7-50 45-2 8-3 12-12 61-9 0-19 0-28 0-6 0-11 0-11 7 0 5 4 5 11 5 9 0 17 0 26 0-10 50-20 102-30 153-7 37-13 72-33 72-2 0-11 0-19-8 18-1 21-14 21-20 0-9-6-14-14-14-10 0-21 9-21 23 0 18 17 27 33 27 21 0 36-22 44-38 12-24 21-70 21-73 8-41 15-82 23-122z"><text:p/></draw:path><draw:path draw:style-name="gr3" draw:text-style-name="P5" svg:width="0.076in" svg:height="0.0874in" svg:x="0.5201in" svg:y="0.1551in" svg:viewBox="0 0 194 223" svg:d="M179 120c7 0 15 0 15-8s-8-8-15-8c-55 0-109 0-164 0 6-52 50-89 105-89 20 0 40 0 59 0 7 0 15 0 15-7 0-8-8-8-15-8-19 0-40 0-60 0-66 0-119 49-119 112 0 62 53 111 119 111 20 0 41 0 60 0 7 0 15 0 15-7 0-8-8-8-15-8-19 0-39 0-59 0-55 0-99-36-105-88 55 0 109 0 164 0z"><text:p/></draw:path><draw:path draw:style-name="gr3" draw:text-style-name="P5" svg:width="0.1028in" svg:height="0.1067in" svg:x="0.6551in" svg:y="0.1331in" svg:viewBox="0 0 262 272" svg:d="M34 34c0 63 0 127 0 189 0 20-3 28-23 28-4 0-11 0-11 6 0 7 7 7 13 7 20 0 41 0 61 0 6 0 12 0 12-7 0-6-6-6-11-6-21 0-24-9-24-29 0-59 0-118 0-177 56 74 111 147 167 221 3 5 5 6 8 6 6 0 6-7 6-14 0-72 0-145 0-217 0-22 3-28 21-28 2 0 9 0 9-6 0-7-6-7-12-7-19 0-39 0-57 0-7 0-13 0-13 7 0 6 7 6 11 6 21 0 25 8 25 29 0 40 0 80 0 121-39-53-78-105-117-158-3-5-4-5-14-5-22 0-45 0-67 0-7 0-12 0-12 7 0 5 5 6 7 6 11 1 18 8 22 12-1 4-1 4-1 9zM219 244c-56-74-112-147-168-221-5-5-5-5-9-10 15 0 31 0 46 0 44 58 87 118 131 176 0 19 0 36 0 55z"><text:p/></draw:path><draw:path draw:style-name="gr3" draw:text-style-name="P5" svg:width="0.1346in" svg:height="0.0787in" svg:x="0.8118in" svg:y="0.1594in" svg:viewBox="0 0 343 201" svg:d="M301 109c-20 15-31 32-34 36-17 28-14 34-21 52 0 4 5 4 8 4 7 0 7 0 9-7 9-38 31-71 75-88 4-2 5-3 5-5 0-3-1-3-2-4-18-7-64-27-79-92-1-4-1-5-8-5-3 0-8 0-8 4 0 1 4 26 20 51 8 12 19 25 35 38-95 0-191 0-287 0-6 0-14 0-14 8s8 8 14 8c96 0 192 0 287 0z"><text:p/></draw:path><draw:path draw:style-name="gr3" draw:text-style-name="P5" svg:width="0.1028in" svg:height="0.1067in" svg:x="1.002in" svg:y="0.1331in" svg:viewBox="0 0 262 272" svg:d="M33 34c0 63 0 127 0 189 0 20-2 28-22 28-4 0-11 0-11 6 0 7 6 7 13 7 20 0 40 0 60 0 7 0 13 0 13-7 0-6-7-6-12-6-21 0-24-9-24-29 0-59 0-118 0-177 56 74 111 147 167 221 3 5 5 6 7 6 7 0 7-7 7-14 0-72 0-145 0-217 0-22 4-28 22-28 2 0 9 0 9-6 0-7-7-7-13-7-19 0-38 0-56 0-7 0-14 0-14 7 0 6 7 6 11 6 22 0 26 8 26 29 0 40 0 80 0 121-40-53-78-105-118-158-3-5-4-5-13-5-22 0-45 0-67 0-8 0-14 0-14 7 0 5 6 6 8 6 11 1 19 8 22 12-1 4-1 4-1 9zM218 244c-56-74-112-147-168-221-4-5-4-5-8-10 15 0 31 0 46 0 43 58 87 118 130 176 0 19 0 36 0 55z"><text:p/></draw:path><draw:path draw:style-name="gr3" draw:text-style-name="P5" svg:width="0.0157in" svg:height="0.0157in" svg:x="1.1209in" svg:y="0.2209in" svg:viewBox="0 0 41 41" svg:d="M41 21c0-11-9-21-20-21s-21 10-21 21 10 20 21 20 20-9 20-20z"><text:p/></draw:path><draw:path draw:style-name="gr3" draw:text-style-name="P5" svg:width="0.0693in" svg:height="0.098in" svg:x="1.1524in" svg:y="0.1697in" svg:viewBox="0 0 177 250" svg:d="M176 25c0-2 1-4 1-6 0-7-4-11-11-11-4 0-14 3-16 16-7-14-20-24-36-24-44 0-92 54-92 110 0 38 24 60 52 60 23 0 40-17 45-22-8 36-13 51-13 52-1 3-15 42-55 42-8 0-20-1-31-4 11-4 15-14 15-20 0-7-4-13-14-13-9 0-21 6-21 22 0 15 14 23 51 23 48 0 77-30 82-53 14-57 29-115 43-172zM125 121c-2 11-11 20-19 27s-20 15-31 15c-20 0-25-21-25-37 0-18 11-63 22-83 9-19 26-34 42-34 26 0 31 31 31 33s0 4-1 5c-6 24-12 50-19 74z"><text:p/></draw:path><draw:path draw:style-name="gr3" draw:text-style-name="P5" svg:width="0.0157in" svg:height="0.065in" svg:x="1.2835in" svg:y="0.1713in" svg:viewBox="0 0 41 166" svg:d="M41 21c0-12-10-21-21-21s-20 9-20 21c0 11 9 20 20 20s21-9 21-20zM41 146c0-11-10-21-21-21s-20 10-20 21 9 20 20 20 21-9 21-20z"><text:p/></draw:path><draw:path draw:style-name="gr3" draw:text-style-name="P5" svg:width="0.1004in" svg:height="0.0354in" svg:x="1.3209in" svg:y="0.1811in" svg:viewBox="0 0 256 91" svg:d="M243 16c7 0 13-1 13-8 0-8-6-8-12-8-77 0-155 0-232 0-5 0-12 0-12 8 0 7 7 8 13 8 77 0 153 0 230 0zM244 91c6 0 12 0 12-7 0-8-6-8-13-8-77 0-153 0-230 0-6 0-13 0-13 8 0 7 7 7 12 7 77 0 155 0 232 0z"><text:p/></draw:path><draw:path draw:style-name="gr3" draw:text-style-name="P5" svg:width="0.0748in" svg:height="0.1071in" svg:x="1.4807in" svg:y="0.1315in" svg:viewBox="0 0 191 273" svg:d="M118 155c16 41 35 99 40 108 7 9 10 9 21 9 4 0 6 0 9 0s3-3 3-4 0-2-1-3c-4-4-6-11-8-19-27-72-53-146-80-219-8-23-29-27-47-27-2 0-7 0-7 4 0 3 3 4 4 4 12 2 15 4 25 30 12 36 25 71 37 106-35 35-71 70-106 106-5 4-8 6-8 12s6 11 12 11c7 0 10-5 13-8 31-36 62-74 93-110z"><text:p/></draw:path><draw:path draw:style-name="gr3" draw:text-style-name="P5" svg:width="0.0819in" svg:height="0.0685in" svg:x="1.5661in" svg:y="0.1697in" svg:viewBox="0 0 209 175" svg:d="M23 148c-1 6-3 15-3 17 0 7 4 10 11 10 4 0 11-3 14-11 2-10 5-19 7-29 3-11 5-23 9-34 2-9 4-17 6-26 2-7 5-18 6-19 5-12 26-47 62-47 18 0 21 14 21 26 0 24-18 74-25 90-3 9-3 15-3 18 0 19 13 32 30 32 37 0 51-56 51-60 0-3-3-3-4-3-4 0-4 1-6 7-8 26-21 47-39 47-7 0-9-3-9-12 0-10 3-19 6-28 8-20 23-62 23-84 0-27-16-42-44-42-35 0-53 25-60 34-2-22-18-34-35-34-18 0-26 15-29 22-6 13-12 36-12 37 0 5 3 5 4 5 5 0 5-1 7-9 7-28 14-46 29-46 7 0 12 4 12 17 0 8-1 12-7 33-8 30-14 60-22 89z"><text:p/></draw:path><draw:path draw:style-name="gr3" draw:text-style-name="P5" svg:width="0.076in" svg:height="0.0874in" svg:x="1.7079in" svg:y="0.1551in" svg:viewBox="0 0 194 223" svg:d="M180 120c7 0 14 0 14-8s-7-8-14-8c-55 0-108 0-163 0 4-52 49-89 103-89 20 0 41 0 60 0 7 0 14 0 14-7 0-8-7-8-14-8-20 0-40 0-61 0-66 0-119 49-119 112 0 62 53 111 119 111 21 0 41 0 61 0 7 0 14 0 14-7 0-8-7-8-14-8-19 0-40 0-60 0-54 0-99-36-103-88 55 0 108 0 163 0z"><text:p/></draw:path><draw:path draw:style-name="gr3" draw:text-style-name="P5" svg:width="0.1028in" svg:height="0.1067in" svg:x="1.8429in" svg:y="0.1331in" svg:viewBox="0 0 262 272" svg:d="M34 34c0 63 0 127 0 189 0 20-3 28-23 28-4 0-11 0-11 6 0 7 7 7 13 7 20 0 40 0 60 0 7 0 13 0 13-7 0-6-7-6-12-6-21 0-24-9-24-29 0-59 0-118 0-177 56 74 111 147 167 221 3 5 5 6 7 6 7 0 7-7 7-14 0-72 0-145 0-217 0-22 4-28 22-28 2 0 9 0 9-6 0-7-6-7-13-7-19 0-38 0-56 0-7 0-14 0-14 7 0 6 7 6 11 6 22 0 26 8 26 29 0 40 0 80 0 121-39-53-78-105-117-158-4-5-5-5-14-5-22 0-45 0-67 0-8 0-14 0-14 7 0 5 6 6 9 6 10 1 18 8 21 12 0 4 0 4 0 9zM218 244c-56-74-112-147-168-221-4-5-4-5-8-10 15 0 31 0 46 0 43 58 87 118 130 176 0 19 0 36 0 55z"><text:p/></draw:path><draw:path draw:style-name="gr3" draw:text-style-name="P5" svg:width="0.0157in" svg:height="0.0157in" svg:x="1.9618in" svg:y="0.2209in" svg:viewBox="0 0 41 41" svg:d="M41 21c0-11-9-21-20-21s-21 10-21 21 10 20 21 20 20-9 20-20z"><text:p/></draw:path><draw:path draw:style-name="gr3" draw:text-style-name="P5" svg:width="0.0646in" svg:height="0.0476in" svg:x="2.0941in" svg:y="0in" svg:viewBox="0 0 165 122" svg:d="M20 102c-1 4-2 10-2 11 0 6 4 9 8 9 5 0 9-4 11-7s4-11 5-16c1-4 4-18 5-24 3-6 4-12 6-18 2-11 3-13 11-25 8-10 20-24 41-24 15 0 15 13 15 18 0 17-11 47-15 58-4 7-5 11-5 15 0 14 12 23 25 23 28 0 40-37 40-42 0-3-3-3-4-3-4 0-5 2-6 4-5 22-17 33-28 33-6 0-7-3-7-10 0-5 1-8 7-22 3-7 14-36 14-51 0-27-21-31-35-31-23 0-38 14-47 24-1-19-17-24-28-24-12 0-18 9-22 14-6 10-9 26-9 28 0 3 3 3 4 3 4 0 5-1 6-9 4-15 10-28 20-28 7 0 9 5 9 13 0 5-3 14-5 22-2 6-4 19-5 24-4 12-6 23-9 35z"><text:p/></draw:path><draw:path draw:style-name="gr3" draw:text-style-name="P5" svg:width="0.2024in" svg:height="0.2122in" svg:x="2.0252in" svg:y="0.0925in" svg:viewBox="0 0 515 540" svg:d="M468 540c15-42 31-82 47-123-3 0-7 0-10 0-15 41-56 66-101 78-8 2-45 12-120 12-78 0-155 0-233 0 66-77 131-154 197-231 3-3 3-4 3-5 0-2 0-3-2-7-61-81-120-164-181-245 71 0 142 0 213 0 51 0 86 5 90 5 21 3 54 10 84 30 10 5 37 23 50 54 3 0 7 0 10 0-16-37-32-72-47-108-152 0-305 0-457 0-9 0-10 0-11 2 0 1 0 9 0 13 68 94 136 186 205 280-67 78-133 156-201 234-4 4-4 7-4 8 0 3 3 3 11 3 152 0 305 0 457 0z"><text:p/></draw:path><draw:path draw:style-name="gr3" draw:text-style-name="P5" svg:width="0.0315in" svg:height="0.0709in" svg:x="2.0331in" svg:y="0.3457in" svg:viewBox="0 0 81 181" svg:d="M75 10c0-5-3-10-11-10-7 0-16 7-16 14 0 5 5 11 11 11 8 0 16-7 16-15zM20 147c-1 4-2 7-2 11 0 14 10 23 25 23 27 0 38-37 38-40 0-5-3-5-4-5-3 0-3 3-4 5-7 22-19 33-29 33-5 0-7-4-7-9 0-7 2-12 5-18 2-7 5-14 8-22 3-6 12-30 13-34 1-2 2-5 2-9 0-12-11-23-25-23-28 0-40 38-40 42 0 3 3 3 4 3 5 0 5-1 5-4 8-23 20-33 30-33 4 0 6 2 6 10 0 5-2 10-9 26-5 15-11 30-16 44z"><text:p/></draw:path><draw:path draw:style-name="gr3" draw:text-style-name="P5" svg:width="0.078in" svg:height="0.0283in" svg:x="2.0783in" svg:y="0.3756in" svg:viewBox="0 0 199 73" svg:d="M189 13c4 0 10 0 10-6 0-7-6-7-10-7-59 0-120 0-179 0-3 0-10 0-10 7 0 6 7 6 10 6 59 0 120 0 179 0zM189 73c4 0 10 0 10-7s-6-7-10-7c-59 0-120 0-179 0-3 0-10 0-10 7s7 7 10 7c59 0 120 0 179 0z"><text:p/></draw:path><draw:path draw:style-name="gr3" draw:text-style-name="P5" svg:width="0.0488in" svg:height="0.0728in" svg:x="2.1697in" svg:y="0.3453in" svg:viewBox="0 0 125 186" svg:d="M125 93c0-29-3-50-15-69-9-13-25-24-47-24-63 0-63 74-63 93s0 93 63 93c62 0 62-73 62-93zM63 178c-12 0-29-8-34-30-4-16-4-38-4-58s0-41 4-55c5-22 23-27 34-27 15 0 28 8 34 25 4 14 4 34 4 57 0 20 0 40-3 57-6 25-24 31-35 31z"><text:p/></draw:path><draw:path draw:style-name="gr3" draw:text-style-name="P5" svg:width="0.0161in" svg:height="0.0157in" svg:x="2.2748in" svg:y="0.2209in" svg:viewBox="0 0 42 41" svg:d="M42 21c0-11-10-21-21-21s-21 10-21 21 10 20 21 20 21-9 21-20z"><text:p/></draw:path><draw:path draw:style-name="gr3" draw:text-style-name="P5" svg:width="0.076in" svg:height="0.1378in" svg:x="2.3118in" svg:y="0.1299in" svg:viewBox="0 0 194 351" svg:d="M122 118c11 0 22 0 33 0 8 0 12 0 12-8 0-4-4-4-11-4-11 0-21 0-32 0 3-15 6-30 8-44 2-8 8-36 10-41 3-7 10-12 18-12 2 0 12 0 18 6-16 1-20 16-20 21 0 9 7 13 15 13 10 0 21-8 21-23 0-17-18-26-34-26-14 0-38 7-49 45-2 8-4 12-13 61-9 0-18 0-26 0s-13 0-13 7c0 5 4 5 11 5 9 0 17 0 26 0-10 50-19 102-29 153-6 37-13 72-34 72-1 0-11 0-18-8 18-1 21-14 21-20 0-9-6-14-14-14-10 0-22 9-22 23 0 18 18 27 33 27 22 0 37-22 44-38 12-24 21-70 22-73 8-41 15-82 23-122z"><text:p/></draw:path><draw:path draw:style-name="gr3" draw:text-style-name="P5" svg:width="0.0346in" svg:height="0.1516in" svg:x="2.4102in" svg:y="0.1228in" svg:viewBox="0 0 89 386" svg:d="M89 383c0-1 0-2-6-9-49-48-61-122-61-180 0-69 14-136 62-184 5-5 5-5 5-7s-1-3-3-3c-5 0-40 26-62 75-20 43-24 86-24 119 0 29 3 75 25 119 23 48 56 73 61 73 2 0 3-1 3-3z"><text:p/></draw:path><draw:path draw:style-name="gr3" draw:text-style-name="P5" svg:width="0.0394in" svg:height="0.102in" svg:x="2.4587in" svg:y="0.1362in" svg:viewBox="0 0 101 260" svg:d="M98 14c0-7-6-14-14-14-10 0-21 10-21 21 0 8 5 13 15 13 9 0 20-9 20-20zM68 159c6-11 6-12 9-22 3-7 6-13 6-20 0-18-13-32-32-32-37 0-51 56-51 59 0 4 3 4 4 4 4 0 5-1 6-7 11-37 26-48 40-48 3 0 9 0 9 13 0 7-3 16-4 19-3 10-21 55-26 72-5 10-9 23-9 31 0 18 12 32 31 32 36 0 50-57 50-60s-3-3-4-3c-3 0-3 1-6 6-6 25-19 48-39 48-7 0-9-4-9-12 0-10 2-16 11-39 4-13 10-27 14-41z"><text:p/></draw:path><draw:path draw:style-name="gr3" draw:text-style-name="P5" svg:width="0.035in" svg:height="0.1516in" svg:x="2.515in" svg:y="0.1228in" svg:viewBox="0 0 90 386" svg:d="M90 194c0-31-4-77-25-121-23-48-56-73-61-73-2 0-4 1-4 3s0 2 8 10c38 38 60 99 60 181 0 66-14 133-62 182-6 5-6 6-6 7 0 2 2 3 4 3 5 0 39-26 62-75 20-43 24-86 24-117z"><text:p/></draw:path><draw:path draw:style-name="gr3" draw:text-style-name="P5" svg:width="0.072in" svg:height="0.1067in" svg:x="0.0425in" svg:y="0.5146in" svg:viewBox="0 0 184 272" svg:d="M184 3c-1-1 0-3-5-3-6 0-43 3-49 3-3 1-6 2-6 8 0 4 4 4 9 4 19 0 20 4 20 7 0 2-1 5-1 8-8 30-16 60-23 91-7-14-19-24-35-24-47 0-94 57-94 113 0 36 21 62 52 62 7 0 26-1 49-29 4 15 17 29 35 29 15 0 24-9 29-21 7-15 12-38 12-39 0-4-3-4-4-4-5 0-5 2-6 8-6 25-14 47-29 47-10 0-13-10-13-18 0-9 2-12 4-18 18-75 36-149 55-224zM103 221c-2 8-2 8-7 14-17 22-33 28-44 28-19 0-24-21-24-36 0-19 12-66 20-85 13-22 30-36 46-36 25 0 30 31 30 34 0 2-1 4-1 6-6 26-13 50-20 75z"><text:p/></draw:path><draw:path draw:style-name="gr3" draw:text-style-name="P5" svg:width="0.065in" svg:height="0.0685in" svg:x="0.1217in" svg:y="0.5524in" svg:viewBox="0 0 166 175" svg:d="M166 65c0-40-27-65-63-65-51 0-103 55-103 110 0 37 26 65 62 65 51 0 104-53 104-110zM63 166c-17 0-34-12-34-42 0-18 10-60 23-80 18-30 40-35 51-35 22 0 35 18 35 42 0 14-8 55-22 80-15 22-36 35-53 35z"><text:p/></draw:path><draw:path draw:style-name="gr3" draw:text-style-name="P5" svg:width="0.1244in" svg:height="0.0685in" svg:x="0.1937in" svg:y="0.5524in" svg:viewBox="0 0 317 175" svg:d="M23 147c-1 7-3 16-3 18 0 7 5 10 11 10 4 0 12-3 14-11 2-10 6-19 8-29 2-11 5-23 8-34 3-9 5-17 6-26 2-7 6-18 6-19 5-12 26-47 62-47 18 0 21 14 21 26 0 10-2 21-5 32-4 15-8 30-11 45-2 10-6 20-8 30-1 8-4 21-4 23 0 7 4 10 11 10 12 0 14-10 17-22 5-22 19-78 23-94 1-4 21-50 64-50 17 0 21 13 21 26 0 22-16 66-24 87-3 9-6 13-6 21 0 19 14 32 32 32 37 0 51-56 51-60s-3-4-5-4c-4 0-4 2-5 8-7 20-19 47-40 47-6 0-10-3-10-12 0-10 4-19 8-28 7-19 23-62 23-84 0-26-15-42-44-42s-49 16-64 37c0-5-1-17-12-27-10-8-22-10-32-10-34 0-53 24-60 34-1-22-18-34-35-34-18 0-26 15-29 22-6 13-12 36-12 37 0 5 3 4 4 5 5 0 5-1 7-9 7-28 14-46 29-46 6 0 12 3 12 17 0 8-1 12-7 32-8 30-14 60-22 89z"><text:p/></draw:path><draw:path draw:style-name="gr3" draw:text-style-name="P5" svg:width="0.035in" svg:height="0.1516in" svg:x="0.3378in" svg:y="0.5059in" svg:viewBox="0 0 90 386" svg:d="M90 382c0-1 0-1-6-8-49-48-61-122-61-182 0-67 14-134 62-182 5-5 5-6 5-7 0-2-2-3-4-3-3 0-39 26-61 75-19 43-25 86-25 117s4 77 26 121c24 48 57 73 60 73 2 0 4-1 4-4z"><text:p/></draw:path><draw:path draw:style-name="gr3" draw:text-style-name="P5" svg:width="0.0756in" svg:height="0.1378in" svg:x="0.3902in" svg:y="0.5126in" svg:viewBox="0 0 193 351" svg:d="M121 118c11 0 22 0 33 0 8 0 12 0 12-8 0-4-4-4-11-4-11 0-21 0-32 0 4-15 6-30 9-44 1-9 7-36 9-41 3-7 10-13 19-13 1 0 11 0 18 7-17 1-21 15-21 21 0 9 7 13 15 13 10 0 21-8 21-23 0-17-18-26-33-26-14 0-38 7-50 45-2 8-3 12-13 61-9 0-18 0-27 0-7 0-11 0-11 7 0 5 4 5 10 5 9 0 18 0 27 0-10 50-20 101-30 151-7 39-13 73-33 73-2 0-11 0-19-7 18-1 21-15 21-20 0-9-6-14-14-14-10 0-21 9-21 23 0 18 17 27 33 27 21 0 36-23 43-38 13-24 22-70 22-73 8-41 15-82 23-122z"><text:p/></draw:path><draw:path draw:style-name="gr3" draw:text-style-name="P5" svg:width="0.035in" svg:height="0.1516in" svg:x="0.4815in" svg:y="0.5059in" svg:viewBox="0 0 90 386" svg:d="M90 192c0-29-4-75-26-119-23-48-56-73-60-73-2 0-4 1-4 3 0 1 0 2 8 9 37 39 59 100 59 180 0 66-14 135-61 184-6 5-6 5-6 6 0 3 2 4 4 4 4 0 39-26 62-75 19-43 24-86 24-119z"><text:p/></draw:path><draw:path draw:style-name="gr3" draw:text-style-name="P5" svg:width="0.1008in" svg:height="0.0354in" svg:x="0.5831in" svg:y="0.5638in" svg:viewBox="0 0 257 91" svg:d="M244 15c6 0 13 0 13-7 0-8-7-8-13-8-77 0-154 0-231 0-5 0-13 0-13 8 0 7 8 7 13 7 77 0 154 0 231 0zM244 91c6 0 13-1 13-9s-7-7-13-7c-77 0-154 0-231 0-5 0-13-1-13 7s8 9 13 9c77 0 154 0 231 0z"><text:p/></draw:path><draw:path draw:style-name="gr3" draw:text-style-name="P5" svg:width="0.1028in" svg:height="0.1067in" svg:x="0.739in" svg:y="0.5165in" svg:viewBox="0 0 262 272" svg:d="M34 34c0 63 0 127 0 189 0 20-3 28-23 28-4 0-11 0-11 6 0 7 7 7 13 7 20 0 40 0 60 0 7 0 13 0 13-7 0-6-7-6-11-6-22 0-25-9-25-29 0-59 0-118 0-177 56 74 111 147 167 221 3 5 5 6 9 6 6 0 6-7 6-14 0-72 0-145 0-217 0-22 3-28 21-28 2 0 9 0 9-6 0-7-6-7-13-7-19 0-38 0-56 0-7 0-14 0-14 7 0 6 7 6 11 6 22 0 26 8 26 29 0 40 0 80 0 121-39-53-78-105-117-158-4-5-5-5-14-5-22 0-45 0-67 0-7 0-14 0-14 7 0 5 7 6 9 6 10 1 18 8 21 12 0 4 0 4 0 9zM218 244c-56-74-112-148-168-222-4-4-4-6-8-9 15 0 31 0 46 0 43 58 87 118 130 176 0 19 0 36 0 55z"><text:p/></draw:path><draw:path draw:style-name="gr3" draw:text-style-name="P5" svg:width="0.1346in" svg:height="0.0787in" svg:x="0.8957in" svg:y="0.5421in" svg:viewBox="0 0 343 201" svg:d="M301 108c-22 16-31 33-35 37-17 27-14 34-21 52 0 4 6 4 9 4 6 0 7-1 8-7 9-38 32-71 76-88 4-2 5-4 5-6 0-3-2-3-3-3-17-7-64-27-78-92-1-4-2-5-8-5-3 0-9 0-9 4 0 1 5 26 20 51 8 12 20 25 36 37-95 0-191 0-287 0-7 0-14 0-14 8s7 8 14 8c96 0 192 0 287 0z"><text:p/></draw:path><draw:path draw:style-name="gr3" draw:text-style-name="P5" svg:width="0.1028in" svg:height="0.1067in" svg:x="1.0854in" svg:y="0.5165in" svg:viewBox="0 0 262 272" svg:d="M34 34c0 63 0 127 0 189 0 20-3 28-23 28-4 0-11 0-11 6 0 7 7 7 13 7 20 0 41 0 61 0 6 0 12 0 12-7 0-6-6-6-11-6-21 0-24-9-24-29 0-59 0-118 0-177 56 74 111 147 167 221 3 5 5 6 8 6 6 0 6-7 6-14 0-72 0-145 0-217 0-22 3-28 21-28 2 0 9 0 9-6 0-7-6-7-12-7-19 0-39 0-57 0-7 0-14 0-14 7 0 6 8 6 12 6 21 0 25 8 25 29 0 40 0 80 0 121-39-53-78-105-117-158-3-5-5-5-14-5-22 0-45 0-67 0-7 0-12 0-12 7 0 5 5 6 7 6 11 1 18 8 22 12-1 4-1 4-1 9zM219 244c-56-74-112-148-168-222-5-4-5-6-9-9 15 0 31 0 46 0 44 58 87 118 131 176 0 19 0 36 0 55z"><text:p/></draw:path><draw:path draw:style-name="gr3" draw:text-style-name="P5" svg:width="0.0173in" svg:height="0.0449in" svg:x="1.2051in" svg:y="0.6035in" svg:viewBox="0 0 45 115" svg:d="M45 41c0-26-10-41-25-41-12 0-20 10-20 21 0 10 8 20 20 20 5 0 10-1 14-5 1-1 1-1 1-1 1 0 1 0 1 6 0 28-13 51-26 65-4 3-4 4-4 5 0 3 2 4 4 4 4 0 35-29 35-74z"><text:p/></draw:path><draw:path draw:style-name="gr3" draw:text-style-name="P5" svg:width="0.0614in" svg:height="0.0685in" svg:x="1.2638in" svg:y="0.5524in" svg:viewBox="0 0 157 175" svg:d="M23 147c-2 7-4 16-4 18 0 7 5 10 12 10 4 0 11-3 14-11 0-1 13-54 16-61 2-13 9-39 12-50 1-5 12-23 22-32 2-2 14-12 30-12 10 0 10 3 16 4-11 2-20 11-20 21 0 7 4 14 15 14 10 0 21-10 21-23s-12-25-32-25c-25 0-42 19-49 30-3-18-18-30-35-30-18 0-26 15-29 22-8 13-12 36-12 37 0 5 3 5 4 5 5 0 5-1 7-9 7-28 14-46 29-46 6 0 12 3 12 17 0 8-2 12-7 32-8 30-14 60-22 89z"><text:p/></draw:path><draw:path draw:style-name="gr3" draw:text-style-name="P5" svg:width="0.0693in" svg:height="0.0685in" svg:x="1.3378in" svg:y="0.5524in" svg:viewBox="0 0 177 175" svg:d="M129 24c-7-14-19-24-35-24-46 0-94 57-94 113 0 37 21 62 52 62 7 0 26-1 49-29 4 16 17 29 35 29 15 0 24-9 29-21 7-14 12-37 12-39 0-4-3-4-4-4-5 0-5 2-6 8-6 25-14 47-29 47-10 0-11-10-11-18s0-11 4-28 5-20 9-34c4-19 9-37 13-55 3-10 3-11 3-12 0-7-4-11-11-11-10 0-15 8-16 16zM103 124c-2 8-2 8-7 15-17 22-33 27-44 27-19 0-24-21-24-36 0-19 12-66 20-85 13-22 30-36 46-36 25 0 30 32 30 34s-1 4-1 6c-6 26-13 50-20 75z"><text:p/></draw:path><draw:path draw:style-name="gr3" draw:text-style-name="P5" svg:width="0.0819in" svg:height="0.0685in" svg:x="1.4165in" svg:y="0.5524in" svg:viewBox="0 0 209 175" svg:d="M23 147c-1 7-4 16-4 18 0 7 5 10 12 10 4 0 11-3 14-11 2-10 5-19 7-29 3-11 5-23 9-34 2-9 4-17 6-26 1-7 5-18 6-19 5-12 25-47 62-47 18 0 21 14 21 26 0 24-18 74-25 90-3 9-4 14-4 18 0 19 14 32 31 32 37 0 51-56 51-60s-3-4-4-4c-4 0-4 2-6 8-8 26-21 47-39 47-7 0-9-3-9-12 0-10 3-19 6-28 8-20 23-62 23-84 0-27-16-42-44-42-35 0-53 24-60 34-2-22-18-34-35-34-18 0-26 15-30 22-5 13-11 36-11 37 0 5 3 5 4 5 5 0 5-1 7-9 7-28 14-46 29-46 7 0 12 4 12 17 0 8-1 12-7 32-8 30-14 60-22 89z"><text:p/></draw:path><draw:path draw:style-name="gr3" draw:text-style-name="P5" svg:width="0.0693in" svg:height="0.098in" svg:x="1.5059in" svg:y="0.5524in" svg:viewBox="0 0 177 250" svg:d="M176 25c0-2 1-4 1-6 0-7-4-11-11-11-4 0-14 2-15 16-8-14-21-24-37-24-44 0-92 54-92 110 0 37 24 60 52 60 23 0 40-17 45-22-8 35-13 51-13 52-1 3-15 41-55 41-8 0-20 0-31-3 11-4 15-14 15-20 0-7-4-15-14-15-9 0-21 8-21 24 0 15 14 23 52 23 48 0 76-30 81-53 14-57 29-115 43-172zM125 121c-2 10-11 20-19 27s-20 14-31 14c-20 0-25-20-25-36 0-18 11-63 22-83 9-19 26-34 42-34 26 0 31 31 31 33s0 4-1 5c-6 24-12 50-19 74z"><text:p/></draw:path><draw:path draw:style-name="gr3" draw:text-style-name="P5" svg:width="0.0583in" svg:height="0.0685in" svg:x="1.5886in" svg:y="0.5524in" svg:viewBox="0 0 149 175" svg:d="M54 81c12 0 41-1 59-8 28-13 30-35 30-40 0-18-15-33-42-33-43 0-101 37-101 106 0 38 23 69 61 69 55 0 88-41 88-45 0-2-3-6-5-6s-3 1-5 5c-31 37-73 37-77 37-31 0-34-32-34-44 0-5 1-16 6-41 7 0 13 0 20 0zM36 73c16-59 55-64 65-64 19 0 29 11 29 24 0 40-62 40-78 40-6 0-10 0-16 0z"><text:p/></draw:path><draw:path draw:style-name="gr3" draw:text-style-name="P5" svg:width="0.035in" svg:height="0.1516in" svg:x="1.6673in" svg:y="0.5059in" svg:viewBox="0 0 90 386" svg:d="M90 382c0-1 0-1-6-8-49-48-61-122-61-182 0-67 14-134 62-182 5-5 5-6 5-7 0-2-2-3-4-3-3 0-39 26-62 75-20 43-24 86-24 117s4 77 25 121c23 48 58 73 61 73 2 0 4-1 4-4z"><text:p/></draw:path><draw:path draw:style-name="gr3" draw:text-style-name="P5" svg:width="0.0756in" svg:height="0.1378in" svg:x="1.7197in" svg:y="0.5126in" svg:viewBox="0 0 193 351" svg:d="M121 118c11 0 22 0 33 0 8 0 12 0 12-8 0-4-4-4-11-4-11 0-21 0-32 0 4-15 6-30 9-44 1-9 7-36 9-41 3-7 10-13 17-13 3 0 13 0 20 7-17 1-21 15-21 21 0 9 7 13 15 13 10 0 21-8 21-23 0-17-18-26-35-26-12 0-37 7-48 45-2 8-3 12-13 61-9 0-18 0-27 0-7 0-12 0-12 7 0 5 5 5 11 5 9 0 17 0 26 0-10 50-19 101-29 151-7 39-13 73-33 73-2 0-12 0-19-7 18-1 21-15 21-20 0-9-6-14-14-14-10 0-21 9-21 23 0 18 17 27 33 27 21 0 36-23 43-38 12-24 22-70 22-73 8-41 15-82 23-122z"><text:p/></draw:path><draw:path draw:style-name="gr3" draw:text-style-name="P5" svg:width="0.0346in" svg:height="0.1516in" svg:x="1.8114in" svg:y="0.5059in" svg:viewBox="0 0 89 386" svg:d="M89 192c0-29-3-75-25-119-23-48-56-73-61-73-2 0-3 1-3 3 0 1 0 2 8 9 37 39 59 100 59 180 0 66-14 135-61 184-6 5-6 5-6 6 0 3 1 4 3 4 5 0 40-26 62-75 20-43 24-86 24-119z"><text:p/></draw:path><draw:path draw:style-name="gr3" draw:text-style-name="P5" svg:width="0.1008in" svg:height="0.0354in" svg:x="1.9126in" svg:y="0.5638in" svg:viewBox="0 0 257 91" svg:d="M244 15c6 0 13 0 13-7 0-8-7-8-13-8-77 0-155 0-232 0-4 0-12 0-12 8 0 7 8 7 13 7 77 0 154 0 231 0zM244 91c6 0 13-1 13-9s-7-7-13-7c-77 0-154 0-231 0-5 0-13-1-13 7s8 9 12 9c77 0 155 0 232 0z"><text:p/></draw:path><draw:path draw:style-name="gr3" draw:text-style-name="P5" svg:width="0.1028in" svg:height="0.1067in" svg:x="2.0685in" svg:y="0.5165in" svg:viewBox="0 0 262 272" svg:d="M33 34c0 63 0 127 0 189 0 20-2 28-22 28-4 0-11 0-11 6 0 7 6 7 13 7 20 0 40 0 60 0 7 0 13 0 13-7 0-6-7-6-12-6-21 0-24-9-24-29 0-59 0-118 0-177 56 74 111 147 167 221 3 5 5 6 7 6 7 0 7-7 7-14 0-72 0-145 0-217 0-22 4-28 22-28 2 0 9 0 9-6 0-7-7-7-13-7-19 0-38 0-56 0-7 0-14 0-14 7 0 6 7 6 11 6 22 0 26 8 26 29 0 40 0 80 0 121-40-53-78-105-118-158-3-5-4-5-13-5-22 0-45 0-67 0-8 0-14 0-14 7 0 5 6 6 8 6 11 1 19 8 22 12-1 4-1 4-1 9zM218 244c-56-74-112-148-168-222-4-4-4-6-8-9 15 0 31 0 46 0 43 58 87 118 130 176 0 19 0 36 0 55z"><text:p/></draw:path><draw:path draw:style-name="gr3" draw:text-style-name="P5" svg:width="0.1346in" svg:height="0.0787in" svg:x="2.2252in" svg:y="0.5421in" svg:viewBox="0 0 343 201" svg:d="M301 108c-22 16-31 33-35 37-17 27-14 34-21 52 0 4 6 4 8 4 7 0 8-1 9-7 9-38 32-71 76-88 4-2 5-4 5-6 0-3-2-3-3-3-17-7-64-27-78-92-1-4-2-5-9-5-2 0-8 0-8 4 0 1 4 26 20 51 8 12 19 25 36 37-95 0-192 0-288 0-6 0-13 0-13 8s7 8 13 8c96 0 193 0 288 0z"><text:p/></draw:path><draw:path draw:style-name="gr3" draw:text-style-name="P5" svg:width="0.1028in" svg:height="0.1067in" svg:x="2.415in" svg:y="0.5165in" svg:viewBox="0 0 262 272" svg:d="M34 34c0 63 0 127 0 189 0 20-3 28-23 28-4 0-11 0-11 6 0 7 7 7 13 7 20 0 41 0 61 0 6 0 12 0 12-7 0-6-6-6-11-6-22 0-24-9-24-29 0-59 0-118 0-177 55 74 111 147 166 221 4 5 5 6 9 6 6 0 6-7 6-14 0-72 0-145 0-217 0-22 3-28 21-28 2 0 9 0 9-6 0-7-6-7-12-7-19 0-39 0-57 0-7 0-14 0-14 7 0 6 8 6 11 6 22 0 26 8 26 29 0 40 0 80 0 121-39-53-78-105-117-158-4-5-5-5-14-5-22 0-45 0-67 0-7 0-14 0-14 7 0 5 7 6 9 6 10 1 18 8 22 12-1 4-1 4-1 9zM218 244c-56-74-111-148-167-222-5-4-5-6-9-9 15 0 31 0 46 0 43 58 87 118 130 176 0 19 0 36 0 55z"><text:p/></draw:path></draw:g></text:p>
      </text:section>
      <text:h text:style-name="P15" text:outline-level="2">4. הוכחת טענות בסיסיות על פונקציות אופייניות בכתיב למדא</text:h>
      <text:h text:style-name="Heading_20_3" text:outline-level="3">סעיף (א)</text:h>
      <text:p text:style-name="P17">צ.ל.: </text:p>
      <text:p text:style-name="P12"><text:soft-page-break/><draw:g text:anchor-type="as-char" svg:y="-0.1744in" draw:z-index="69" draw:name="Shape69" draw:style-name="gr1"><svg:title>TexMaths</svg:title><svg:desc>11§display§\chi^{(E)}_{A \cup B} = \lambda y \in E. \max \left\{ \chi^{(E)}_A(y), \chi^{(E)}_B(y) \right\} := \chi'§svg§600§FALSE§</svg:desc><draw:path draw:style-name="gr2" draw:text-style-name="P4" svg:width="3.0382in" svg:height="0.2575in" svg:x="0.0028in" svg:y="0.0071in" svg:viewBox="0 0 7718 655" svg:d="M3860 655c-1287 0-2573 0-3860 0 0-218 0-437 0-655 2573 0 5146 0 7718 0 0 218 0 437 0 655-1285 0-2572 0-3858 0z"><text:p/></draw:path><draw:path draw:style-name="gr3" draw:text-style-name="P5" svg:width="0.0854in" svg:height="0.098in" svg:x="-0.0004in" svg:y="0.1075in" svg:viewBox="0 0 218 250" svg:d="M213 14c5-3 5-4 5-5 0-2-1-5-5-5-2 0-4 2-6 5-30 33-59 65-88 98-16-49-19-59-28-79-4-9-13-28-47-28-22 0-32 20-32 25 1 1 0 4 4 4s5-3 5-4c6-15 19-17 21-17 12 0 23 29 29 47 13 30 26 75 26 76-1 1 0 1-4 4-29 33-59 66-89 99-4 5-4 6-4 7 0 2 2 4 4 4 4 0 6-2 7-4 30-33 58-66 88-99 13 40 18 55 26 77 6 11 15 31 49 31 22 0 33-20 33-25 0-3-1-5-5-5s-4 2-5 6c-5 10-13 15-21 15-20 0-46-93-55-123 31-34 62-70 92-104z"><text:p/></draw:path><draw:path draw:style-name="gr3" draw:text-style-name="P5" svg:width="0.0272in" svg:height="0.1063in" svg:x="0.1024in" svg:y="0.0154in" svg:viewBox="0 0 70 271" svg:d="M65 0c-51 36-65 94-65 135 0 39 12 97 65 136 2 0 5 0 5-3s0-3-2-5c-36-32-49-78-49-128 0-72 27-109 50-128 1-1 1-3 1-4 0-3-3-3-5-3z"><text:p/></draw:path><draw:path draw:style-name="gr3" draw:text-style-name="P5" svg:width="0.0819in" svg:height="0.072in" svg:x="0.1453in" svg:y="0.0236in" svg:viewBox="0 0 209 184" svg:d="M196 121c1-3 1-4 1-5 0-2-1-4-5-4-1 0-2 0-3 1-1 3 0 1-3 8-18 39-32 53-76 53-15 0-31 0-46 0-8 0-9-1-9-3 0-3 0-1 1-6 7-24 12-48 19-73 10 0 20 0 29 0 22 0 26 4 26 14 0 2-1 6-2 12-2 2-2 2-2 3 2 1 2 3 5 3 4 0 4-1 5-5 6-20 10-40 16-60 0-3 0-3 0-4 0-2-2-3-5-3s-3 1-5 6c-6 21-13 25-36 25-10 0-19 0-29 0 5-21 11-43 16-64 3-9 3-9 14-9 14 0 29 0 44 0 36 0 45 7 45 31 0 6-1 15-1 16 0 2 1 5 4 5 4 0 4-3 4-7 3-15 4-32 6-47 1-8-1-8-8-8-49 0-100 0-149 0-6 0-8 0-8 6 0 4 2 4 9 4 4 0 5 0 10 0 5 1 5 1 5 4 0 1 0 5-1 6-12 47-23 93-35 141-2 11-3 13-24 13-5 0-8 0-8 5s3 5 8 5c50 0 102 0 153 0 6 0 7 0 9-6 9-19 17-38 26-57z"><text:p/></draw:path><draw:path draw:style-name="gr3" draw:text-style-name="P5" svg:width="0.0272in" svg:height="0.1063in" svg:x="0.2406in" svg:y="0.0154in" svg:viewBox="0 0 70 271" svg:d="M5 0c-2 0-5 0-5 3 0 1 1 3 2 5 24 21 50 58 50 127 0 57-18 99-47 126-5 4-5 5-5 7 0 1 1 3 3 3 4 0 30-18 48-52 12-23 19-52 19-84 0-38-11-96-65-135z"><text:p/></draw:path><draw:path draw:style-name="gr3" draw:text-style-name="P5" svg:width="0.0795in" svg:height="0.0756in" svg:x="0.0961in" svg:y="0.1429in" svg:viewBox="0 0 203 193" svg:d="M41 161c-10 14-19 21-34 22-4 1-7 1-7 5s2 5 4 5c7 0 16-1 23-1 9 0 20 1 28 1 1 0 5 0 5-6 0-3-3-4-4-4-2 0-12 0-12-8 0-3 2-8 4-10 7-12 15-23 21-34 27 0 52 0 78 0 3 14 5 30 7 45-1 2-3 7-19 7-3 0-7 0-7 6 0 1 1 4 4 4 8 0 27-1 35-1 5 0 11 0 16 0 5 1 11 1 15 1s5-3 5-6c0-4-3-4-7-4-16 0-16-2-17-9-7-55-16-111-24-166 0-6-2-8-7-8s-6 2-8 7c-33 51-66 102-99 154zM76 121c19-30 38-58 57-88 4 30 8 58 12 88-23 0-46 0-69 0z"><text:p/></draw:path><draw:path draw:style-name="gr3" draw:text-style-name="P5" svg:width="0.0654in" svg:height="0.0657in" svg:x="0.1898in" svg:y="0.1547in" svg:viewBox="0 0 167 168" svg:d="M167 11c0-4 0-11-6-11-7 0-7 7-7 11 0 32 0 65 0 97 0 8 0 24-23 36-17 9-36 11-47 11-25 0-41-6-48-11-20-11-23-23-23-36 0-32 0-65 0-97 0-4 0-11-5-11-8 0-8 7-8 11 0 33 0 65 0 98 0 44 48 59 84 59 34 0 83-14 83-60 0-32 0-65 0-97z"><text:p/></draw:path><draw:path draw:style-name="gr3" draw:text-style-name="P5" svg:width="0.0811in" svg:height="0.0724in" svg:x="0.2717in" svg:y="0.1461in" svg:viewBox="0 0 207 185" svg:d="M32 164c-3 9-3 11-24 11-5 0-8 0-8 6 0 4 2 4 8 4 35 0 69 0 104 0 45 0 80-31 80-57 0-20-17-37-46-40 33-5 61-26 61-49 0-21-21-39-56-39-33 0-66 0-99 0-5 0-9 0-9 7 0 3 3 3 9 3 1 0 5 0 11 1 5 0 5 1 5 3 0 1 0 3-1 6-12 48-23 96-35 144zM75 85c5-22 11-44 16-66 2-8 2-9 13-9 15 0 28 0 42 0 28 0 34 19 34 29 0 22-25 46-61 46-15 0-30 0-44 0zM62 175c-9 0-9 0-9-2s0-2 1-6c6-25 12-49 19-75 18 0 38 0 57 0 25 0 35 18 35 33 0 27-28 50-59 50-15 0-30 0-44 0z"><text:p/></draw:path><draw:path draw:style-name="gr3" draw:text-style-name="P5" svg:width="0.1008in" svg:height="0.035in" svg:x="0.4193in" svg:y="0.11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48in" svg:height="0.1075in" svg:x="0.5795in" svg:y="0.0693in" svg:viewBox="0 0 191 274" svg:d="M118 155c15 41 34 100 40 109s10 9 20 9c3 0 6 0 9 0 3-1 4-3 4-4s-1-1-2-4c-3-4-6-10-9-17-26-74-52-147-79-220-8-22-28-28-47-28-1 0-7 0-7 4s2 4 4 5c13 2 15 4 25 31 12 35 25 69 37 104-35 35-71 71-106 106-5 5-7 8-7 12 0 7 4 12 11 12 5 0 10-4 13-9 31-37 63-73 94-110z"><text:p/></draw:path><draw:path draw:style-name="gr3" draw:text-style-name="P5" svg:width="0.0697in" svg:height="0.098in" svg:x="0.6646in" svg:y="0.1075in" svg:viewBox="0 0 178 250" svg:d="M177 23c1-5 1-5 1-9 0-6-4-10-11-10-3 0-10 3-13 8-1 2-4 14-6 21-2 10-5 21-7 31-6 23-12 46-18 69-1 7-17 33-44 33-19 0-23-16-23-31 0-18 7-41 20-76 5-16 8-19 8-27 0-18-14-32-32-32-38 0-52 56-52 59 0 4 4 4 5 4 4 0 5 0 6-7 11-36 26-48 40-48 3 0 9 0 9 13 0 10-4 20-6 26-16 42-23 64-23 82 0 34 24 46 47 46 15 0 29-7 40-18-6 20-10 39-26 60-10 13-25 24-43 24-5 0-23-1-29-16 6 0 12 0 16-5 5-3 9-8 9-15 0-12-11-13-14-13-10 0-22 5-22 24 0 20 16 34 40 34 40 0 80-35 91-79 12-50 25-98 37-148z"><text:p/></draw:path><draw:path draw:style-name="gr3" draw:text-style-name="P5" svg:width="0.076in" svg:height="0.0882in" svg:x="0.7953in" svg:y="0.0925in" svg:viewBox="0 0 194 225" svg:d="M179 120c7 0 15 0 15-8 0-7-8-7-15-7-55 0-109 0-164 0 6-52 50-90 105-90 20 0 39 0 59 0 7 0 15 0 15-7 0-8-8-8-15-8-20 0-40 0-60 0-66 0-119 51-119 112 0 62 53 113 119 113 20 0 40 0 60 0 7 0 15 0 15-8s-8-8-15-8c-20 0-39 0-59 0-55 0-99-37-105-89 55 0 109 0 164 0z"><text:p/></draw:path><draw:path draw:style-name="gr3" draw:text-style-name="P5" svg:width="0.1102in" svg:height="0.1031in" svg:x="0.9319in" svg:y="0.0709in" svg:viewBox="0 0 281 263" svg:d="M258 173c2-2 3-5 3-6-1-2 0-4-5-4-3 0-4 2-5 5-24 58-39 83-105 83-18 0-38 0-57 0-5 0-5 0-9 0-3-1-4-1-4-4 0-2 0-3 2-9 9-35 18-71 26-106 13 0 26 0 38 0 33 0 33 9 33 18 0 3 0 7-2 20-1 1-1 2-1 3 0 2 1 4 4 4s4-1 7-7c7-31 14-61 22-91 0-2-3-4-6-4s-4 2-5 8c-8 28-15 37-51 37-12 0-24 0-36 0 7-31 15-62 23-92 4-14 4-16 21-16 18 0 36 0 55 0 47 0 58 11 58 43 0 9 0 10-1 21 0 2 0 4 0 7 0 2 1 4 4 4 5 0 5-2 6-10 2-22 5-44 7-66 2-11-1-11-11-11-64 0-129 0-194 0-8 0-12 0-12 8 0 4 3 4 11 4 14 0 25 0 25 7 0 2 0 3-2 10-17 68-34 136-51 204-4 15-4 18-35 18-7 0-11 0-11 8 0 4 3 4 11 4 67 0 133 0 200 0 9 0 10 0 12-7 12-28 23-56 35-83z"><text:p/></draw:path><draw:path draw:style-name="gr3" draw:text-style-name="P5" svg:width="0.0157in" svg:height="0.0157in" svg:x="1.0606in" svg:y="0.1583in" svg:viewBox="0 0 41 41" svg:d="M41 20c0-11-10-20-21-20s-20 9-20 20c0 12 9 21 20 21s21-9 21-21z"><text:p/></draw:path><draw:path draw:style-name="gr3" draw:text-style-name="P5" svg:width="0.1181in" svg:height="0.0669in" svg:x="1.1201in" svg:y="0.1075in" svg:viewBox="0 0 301 171" svg:d="M30 37c0 35 0 70 0 104 0 18-5 18-30 18 0 3 0 7 0 12 13 0 33-1 43-1 11 0 31 1 44 1 0-5 0-9 0-12-27 0-31 0-31-18 0-23 0-47 0-71 0-40 28-62 53-62 24 0 28 21 28 43 0 29 0 60 0 90 0 18-4 18-30 18 0 3 0 7 0 12 14 0 34-1 44-1s30 1 44 1c0-5 0-9 0-12-27 0-31 0-31-18 0-23 0-47 0-71 0-40 27-62 53-62 24 0 28 21 28 43 0 29 0 60 0 90 0 18-4 18-31 18 0 3 0 7 0 12 14 0 33-1 44-1 10 0 30 1 43 1 0-5 0-9 0-12-19 0-29 0-29-11 0-26 0-50 0-75 0-33 0-45-12-59-6-6-19-14-41-14-32 0-50 23-56 37-6-33-34-37-52-37-27 0-46 17-57 41 0-13 0-28 0-41-18 1-36 3-54 4 0 5 0 8 0 13 26 0 30 2 30 20z"><text:p/></draw:path><draw:path draw:style-name="gr3" draw:text-style-name="P5" svg:width="0.0685in" svg:height="0.0693in" svg:x="1.248in" svg:y="0.1063in" svg:viewBox="0 0 175 177" svg:d="M112 143c2 16 12 32 31 32 8 0 32-5 32-36 0-8 0-16 0-22-3 0-7 0-10 0 0 6 0 14 0 22 0 22-10 24-14 24-12 0-15-18-15-19 0-26 0-52 0-78 0-15 0-31-13-45-15-15-35-21-54-21-31 0-58 18-58 43 0 12 8 19 18 19 11 0 18-8 18-18 0-5-2-18-20-18 10-14 29-18 42-18 19 0 41 15 41 49 0 5 0 10 0 15-20 1-47 2-72 14-28 13-38 33-38 51 0 30 37 40 62 40 26 0 44-15 50-34zM110 80c0 14 0 26 0 39 0 36-28 49-45 49-19 0-35-13-35-33 0-21 16-52 80-55z"><text:p/></draw:path><draw:path draw:style-name="gr3" draw:text-style-name="P5" svg:width="0.0764in" svg:height="0.065in" svg:x="1.3197in" svg:y="0.1091in" svg:viewBox="0 0 195 166" svg:d="M107 75c11-14 26-33 35-43 12-14 28-20 46-20 0-4 0-8 0-12-10 0-22 1-32 1-11 0-32-1-36-1 0 4 0 8 0 12 8 0 11 5 11 11s-5 12-7 14c-7 10-15 20-23 30-10-13-21-25-31-38-3-5-3-6-3-8 0-6 6-9 13-9 0-4 0-8 0-12-10 0-35 1-42 1s-25-1-36-1c0 4 0 8 0 12 28 0 28 0 46 23 12 17 26 33 38 50-12 15-24 31-37 46-18 22-40 23-49 23 0 3 0 8 0 12 10-1 22-1 32-1 12 0 27 1 37 1 0-4 0-9 0-12-9-1-11-6-11-12 0-9 11-21 34-48 10 13 20 25 30 38 3 5 8 10 8 12 0 4-4 10-13 10 0 3 0 8 0 12 11 0 33-1 41-1 10 0 26 0 37 1 0-4 0-9 0-12-21 0-28-1-37-12-17-22-34-45-51-67z"><text:p/></draw:path><draw:path draw:style-name="gr3" draw:text-style-name="P5" svg:width="0.0646in" svg:height="0.2732in" svg:x="1.4417in" svg:y="-0.0004in" svg:viewBox="0 0 165 695" svg:d="M97 454c0-25 0-30-4-41-12-35-46-55-71-65 44-19 66-45 74-72 1-4 1-12 1-13 0-58 0-117 0-174 0-33 26-57 62-72 6-3 6-3 6-9 0-7 0-8-8-8-11 0-39 14-55 26-13 11-34 32-34 59-1 31 0 63 0 93 0 20 0 40 0 60 0 34 0 47-20 71-5 6-16 18-43 30-5 2-5 3-5 9 0 5 0 6 8 10 41 17 60 50 60 75 0 54 0 108 0 160 0 19 0 42 20 62 8 9 16 17 35 26 5 3 24 14 34 14 8 0 8-1 8-8 0-6 0-7-3-8-23-10-58-28-64-64-1-4-1-17-1-26 0-45 0-90 0-135z"><text:p/></draw:path><draw:path draw:style-name="gr3" draw:text-style-name="P5" svg:width="0.0854in" svg:height="0.098in" svg:x="1.5291in" svg:y="0.1075in" svg:viewBox="0 0 218 250" svg:d="M213 14c5-3 5-4 5-5 0-2-1-5-5-5-2 0-4 2-6 5-30 33-59 65-88 98-16-49-19-59-28-79-4-9-13-28-47-28-22 0-32 20-32 25 1 1 0 4 4 4s5-3 6-4c5-15 18-17 20-17 12 0 23 29 29 47 14 30 26 75 26 76-1 1 0 1-4 4-29 33-59 66-89 99-4 5-4 6-4 7 0 2 2 4 5 4s5-2 6-4c30-33 59-66 89-99 12 40 17 55 26 77 5 11 14 31 48 31 22 0 33-20 33-25 0-3-1-5-5-5s-4 2-5 6c-3 10-13 15-21 15-20 0-46-93-54-123 31-34 61-70 91-104z"><text:p/></draw:path><draw:path draw:style-name="gr3" draw:text-style-name="P5" svg:width="0.0272in" svg:height="0.1063in" svg:x="1.6323in" svg:y="0.0154in" svg:viewBox="0 0 70 271" svg:d="M65 0c-52 36-65 94-65 135 0 39 11 97 65 136 2 0 5 0 5-3s-1-3-3-5c-36-32-49-78-49-128 0-72 28-109 50-128 1-1 2-3 2-4 0-3-3-3-5-3z"><text:p/></draw:path><draw:path draw:style-name="gr3" draw:text-style-name="P5" svg:width="0.0819in" svg:height="0.072in" svg:x="1.6748in" svg:y="0.0236in" svg:viewBox="0 0 209 184" svg:d="M196 121c1-3 1-4 1-5 0-2-1-4-5-4-1 0-1 0-2 1-1 0-1 1-4 8-18 39-32 53-76 53-15 0-31 0-46 0-8 0-8-1-8-3 0-3 0-1 0-6 7-24 12-48 19-73 10 0 21 0 31 0 20 0 24 4 24 14 0 2-1 6-2 12-2 2-2 2-2 3 3 1 2 3 6 3 3 0 3-1 4-5 6-20 10-40 16-60 1-3 1-3 1-4 0-2-2-3-6-3-3 0-3 1-5 6-6 21-13 25-36 25-10 0-19 0-29 0 5-21 11-43 16-64 3-9 3-9 14-9 15 0 29 0 45 0 35 0 44 7 44 31 0 6-1 15-1 16 0 2 1 5 4 5 4 0 4-3 6-7 1-15 3-32 4-47 1-8-1-8-8-8-49 0-99 0-148 0-6 0-9 0-9 6 0 4 2 4 9 4 4 0 5 0 10 0 5 1 6 1 6 4 0 1-1 5-1 6-12 47-24 93-36 141-2 11-2 13-24 13-5 0-8 0-8 5s3 5 8 5c50 0 102 0 153 0 7 0 7 0 9-6 9-19 17-38 26-57z"><text:p/></draw:path><draw:path draw:style-name="gr3" draw:text-style-name="P5" svg:width="0.0272in" svg:height="0.1063in" svg:x="1.7701in" svg:y="0.0154in" svg:viewBox="0 0 70 271" svg:d="M5 0c-2 0-5 0-5 3 0 1 1 3 3 5 23 21 49 58 49 127 0 57-18 99-47 126-4 4-5 5-5 7 0 1 1 3 4 3 4 0 29-18 47-52 12-23 19-52 19-84 0-38-11-96-65-135z"><text:p/></draw:path><draw:path draw:style-name="gr3" draw:text-style-name="P5" svg:width="0.0803in" svg:height="0.0756in" svg:x="1.6256in" svg:y="0.1429in" svg:viewBox="0 0 205 193" svg:d="M41 161c-10 14-19 21-34 22-3 1-7 1-7 5s3 5 4 5c7 0 16-1 23-1 9 0 20 1 28 1 1 0 5 0 5-6 0-3-3-4-4-4-2 0-12 0-12-8 0-3 3-8 4-10 8-12 15-23 22-34 26 0 52 0 77 0 3 14 5 30 7 45-1 2-3 7-19 7-3 0-7 0-7 6 0 1 1 4 4 4 8 0 27-1 35-1 6 0 11 0 17 0 4 1 10 1 15 1 3 0 6-3 6-6 0-4-4-4-8-4-17 0-17-2-18-9-7-55-15-111-23-166-1-6-2-8-6-8-6 0-8 2-10 7-33 51-66 102-99 154zM76 121c19-30 38-58 57-88 4 30 9 58 13 88-23 0-47 0-70 0z"><text:p/></draw:path><draw:path draw:style-name="gr3" draw:text-style-name="P5" svg:width="0.035in" svg:height="0.1512in" svg:x="1.8327in" svg:y="0.061in" svg:viewBox="0 0 90 385" svg:d="M90 381c0-1 0-2-6-9-49-47-62-120-62-179 0-68 15-135 63-183 5-4 5-6 5-7 0-2-2-3-4-3-4 0-39 26-62 75-20 43-24 86-24 118 0 30 4 77 25 121 23 47 57 71 61 71 2 0 4-1 4-4z"><text:p/></draw:path><draw:path draw:style-name="gr3" draw:text-style-name="P5" svg:width="0.0697in" svg:height="0.098in" svg:x="1.8811in" svg:y="0.1075in" svg:viewBox="0 0 178 250" svg:d="M177 23c1-5 1-5 1-9 0-6-5-10-11-10-4 0-10 3-13 8-1 2-4 14-6 21-3 10-5 21-7 31-6 23-12 46-18 69-1 7-19 33-44 33-20 0-24-16-24-31 0-18 7-41 20-76 6-16 7-19 7-27 0-18-12-32-30-32-38 0-52 56-52 59 0 4 3 3 4 4 5 0 5 0 7-7 11-36 26-48 40-48 2 0 8 0 8 13 0 10-3 20-6 26-16 42-22 64-22 82 0 34 24 46 47 46 15 0 28-7 39-18-5 20-9 39-26 60-10 13-24 24-42 24-5 0-23-1-29-16 6 0 11 0 16-5 5-3 8-8 8-15 0-12-10-13-14-13-9 0-21 5-21 24 0 20 16 34 40 34 40 0 80-35 91-79 12-50 25-98 37-148z"><text:p/></draw:path><draw:path draw:style-name="gr3" draw:text-style-name="P5" svg:width="0.0346in" svg:height="0.1512in" svg:x="1.9657in" svg:y="0.061in" svg:viewBox="0 0 89 385" svg:d="M89 193c0-30-3-77-25-120-23-49-56-73-61-73-2 0-3 1-3 3 0 1 0 3 8 9 37 39 59 100 59 181 0 66-14 134-63 181-4 5-4 6-4 7 0 2 1 4 3 4 5 0 40-25 62-75 20-41 24-84 24-117z"><text:p/></draw:path><draw:path draw:style-name="gr3" draw:text-style-name="P5" svg:width="0.0173in" svg:height="0.0453in" svg:x="2.0295in" svg:y="0.1583in" svg:viewBox="0 0 45 116" svg:d="M45 41c0-27-10-41-25-41-12 0-20 10-20 20 0 11 8 21 20 21 5 0 10-1 14-6 1 0 1-1 1-1 1 0 1 1 1 7 0 28-13 51-26 64-5 4-5 5-5 6 0 2 3 5 5 5 4 0 35-30 35-75z"><text:p/></draw:path><draw:path draw:style-name="gr3" draw:text-style-name="P5" svg:width="0.085in" svg:height="0.098in" svg:x="2.0886in" svg:y="0.1075in" svg:viewBox="0 0 217 250" svg:d="M213 14c4-3 4-4 4-5 0-2-1-5-5-5-2 0-3 2-5 5-30 33-60 65-89 98-16-49-19-59-28-79-4-9-12-28-46-28-23 0-33 20-33 25 1 1 0 4 4 4 5 0 5-3 6-4 5-15 17-17 21-17 11 0 23 29 29 47 13 30 25 75 25 76-1 1 0 1-4 4-29 33-59 66-89 99-3 5-3 6-3 7 0 2 2 4 4 4 3 0 5-2 6-4 30-33 59-66 89-99 12 40 16 55 26 77 5 11 14 31 48 31 23 0 33-20 33-25 0-3-1-5-5-5s-4 2-5 6c-4 10-13 15-20 15-20 0-46-93-55-123 31-34 62-70 92-104z"><text:p/></draw:path><draw:path draw:style-name="gr3" draw:text-style-name="P5" svg:width="0.0272in" svg:height="0.1063in" svg:x="2.1913in" svg:y="0.0154in" svg:viewBox="0 0 70 271" svg:d="M65 0c-52 36-65 94-65 135 0 39 11 97 65 136 2 0 5 0 5-3s-1-3-3-5c-35-32-48-78-48-128 0-72 27-109 49-128 1-1 2-3 2-4 0-3-3-3-5-3z"><text:p/></draw:path><draw:path draw:style-name="gr3" draw:text-style-name="P5" svg:width="0.0819in" svg:height="0.072in" svg:x="2.2339in" svg:y="0.0236in" svg:viewBox="0 0 209 184" svg:d="M196 121c2-3 2-4 2-5 0-2-1-4-4-4-2 0-3 0-4 1-1 0-1 1-4 8-18 39-31 53-75 53-15 0-31 0-46 0-9 0-9-1-9-3 0-3 0-1 1-6 6-24 12-48 18-73 10 0 21 0 31 0 20 0 24 4 24 14 0 2 0 6-1 12-1 2-1 2-1 3 1 1 0 3 4 3 3 0 4-1 5-5 5-20 10-40 15-60 1-3 1-3 1-4 0-2-2-3-5-3s-4 1-5 6c-6 21-14 25-37 25-9 0-19 0-28 0 6-21 10-43 15-64 3-9 3-9 15-9 14 0 29 0 44 0 35 0 44 7 44 31 0 6-1 15-1 16 0 2 1 5 4 5 4 0 4-3 6-7 1-15 3-32 4-47 1-8-1-8-8-8-49 0-99 0-148 0-6 0-9 0-9 6 0 4 3 4 9 4 4 0 5 0 10 0 5 1 6 1 6 4 0 1-1 5-1 6-12 47-23 93-35 141-3 11-3 13-24 13-6 0-9 0-9 5s3 5 9 5c50 0 102 0 153 0 6 0 6 0 8-6 9-19 17-38 26-57z"><text:p/></draw:path><draw:path draw:style-name="gr3" draw:text-style-name="P5" svg:width="0.0268in" svg:height="0.1063in" svg:x="2.3295in" svg:y="0.0154in" svg:viewBox="0 0 69 271" svg:d="M4 0c-1 0-4 0-4 3 0 1 0 3 2 5 23 21 50 58 50 127 0 57-18 99-48 126-4 4-4 5-4 7 0 1 0 3 3 3 4 0 29-18 46-52 13-23 20-52 20-84 0-38-11-96-65-135z"><text:p/></draw:path><draw:path draw:style-name="gr3" draw:text-style-name="P5" svg:width="0.0815in" svg:height="0.0724in" svg:x="2.1866in" svg:y="0.1461in" svg:viewBox="0 0 208 185" svg:d="M32 164c-2 9-2 11-23 11-5 0-9 0-9 6 0 4 3 4 9 4 35 0 69 0 104 0 45 0 81-31 81-57 0-20-18-37-47-40 33-5 61-26 61-49 0-21-21-39-56-39-33 0-66 0-99 0-6 0-9 0-9 7 0 3 3 3 9 3 3 0 5 0 10 1 6 0 6 1 6 3 0 1 0 3-1 6-12 48-24 96-36 144zM76 85c5-22 11-44 16-66 3-8 3-9 14-9 14 0 27 0 41 0 28 0 33 19 33 29 0 22-24 46-60 46-14 0-30 0-44 0zM63 175c-9 0-9 0-9-2s0-2 1-6c7-25 12-49 19-75 18 0 38 0 57 0 25 0 35 18 35 33 0 27-27 50-59 50-15 0-30 0-44 0z"><text:p/></draw:path><draw:path draw:style-name="gr3" draw:text-style-name="P5" svg:width="0.035in" svg:height="0.1512in" svg:x="2.3917in" svg:y="0.061in" svg:viewBox="0 0 90 385" svg:d="M90 381c0-1 0-2-6-9-49-47-61-120-61-179 0-68 14-135 62-183 5-4 5-6 5-7 0-2-1-3-4-3-4 0-39 26-61 75-20 43-25 86-25 118 0 30 4 77 26 121 23 47 56 71 60 71 3 0 4-1 4-4z"><text:p/></draw:path><draw:path draw:style-name="gr3" draw:text-style-name="P5" svg:width="0.0697in" svg:height="0.098in" svg:x="2.4409in" svg:y="0.1075in" svg:viewBox="0 0 178 250" svg:d="M176 23c2-5 2-5 2-9 0-6-5-10-12-10-3 0-10 3-13 8-1 2-3 14-6 21-2 10-5 21-7 31-6 23-12 46-18 69-1 7-18 33-43 33-20 0-24-16-24-31 0-18 7-41 20-76 5-16 7-19 7-27 0-18-13-32-31-32-37 0-51 56-51 59 0 4 3 4 4 4 4 0 5 0 6-7 11-36 26-48 39-48 4 0 10 0 10 13 0 10-4 20-6 26-16 42-23 64-23 82 0 34 24 46 47 46 15 0 29-7 40-18-6 20-10 39-26 60-10 13-25 24-43 24-5 0-23-1-29-16 6 0 12 0 17-5 4-3 8-8 8-15 0-12-11-13-14-13-10 0-22 5-22 24 0 20 16 34 40 34 40 0 81-35 91-79 12-50 25-98 37-148z"><text:p/></draw:path><draw:path draw:style-name="gr3" draw:text-style-name="P5" svg:width="0.035in" svg:height="0.1512in" svg:x="2.5248in" svg:y="0.061in" svg:viewBox="0 0 90 385" svg:d="M90 193c0-30-4-77-25-120-23-49-57-73-61-73-2 0-4 1-4 3 0 1 0 3 8 9 37 39 59 100 59 181 0 66-14 134-62 181-5 5-5 6-5 7 0 2 2 4 4 4 4 0 39-25 62-75 20-41 24-84 24-117z"><text:p/></draw:path><draw:path draw:style-name="gr3" draw:text-style-name="P5" svg:width="0.0646in" svg:height="0.2732in" svg:x="2.5937in" svg:y="-0.0004in" svg:viewBox="0 0 165 695" svg:d="M97 457c0-34 0-47 21-72 3-4 15-17 41-28 6-3 6-4 6-9s0-5-1-7c-2-1 0 0-7-3-40-19-60-52-60-76 0-54 0-108 0-161 0-18 0-42-20-61-8-9-17-17-35-27-4-2-24-13-34-13-8 0-8 1-8 8 0 5 0 6 3 9 16 5 57 23 64 62 1 5 1 18 1 27 0 45 0 90 0 135 0 24 0 30 3 41 13 35 47 56 72 66-44 17-66 44-74 70-1 5-1 12-1 14 0 58 0 116 0 173 0 32-25 57-63 73-5 2-5 2-5 9s0 8 8 8c11 0 39-15 55-27 13-11 34-32 34-58 1-31 0-63 0-94 0-20 0-39 0-59z"><text:p/></draw:path><draw:path draw:style-name="gr3" draw:text-style-name="P5" svg:width="0.0157in" svg:height="0.065in" svg:x="2.7323in" svg:y="0.1091in" svg:viewBox="0 0 41 166" svg:d="M41 20c0-11-9-20-20-20-12 0-21 9-21 20s9 21 21 21c11 0 20-10 20-21zM41 145c0-11-9-20-20-20-12 0-21 9-21 20 0 12 9 21 21 21 11 0 20-9 20-21z"><text:p/></draw:path><draw:path draw:style-name="gr3" draw:text-style-name="P5" svg:width="0.1008in" svg:height="0.035in" svg:x="2.7701in" svg:y="0.11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854in" svg:height="0.098in" svg:x="2.9268in" svg:y="0.1075in" svg:viewBox="0 0 218 250" svg:d="M213 14c5-3 5-4 5-5 0-2-1-5-5-5-2 0-4 2-6 5-30 33-59 65-88 98-16-49-19-59-28-79-4-9-13-28-47-28-22 0-32 20-32 25 1 1 0 4 4 4s5-3 6-4c5-15 18-17 20-17 12 0 23 29 29 47 13 30 26 75 26 76-1 1 0 1-4 4-29 33-59 66-89 99-4 5-4 6-4 7 0 2 2 4 4 4 4 0 6-2 7-4 30-33 59-66 89-99 12 40 17 55 25 77 6 11 15 31 49 31 22 0 33-20 33-25 0-3-1-5-5-5s-4 2-5 6c-3 10-13 15-21 15-20 0-46-93-54-123 31-34 61-70 91-104z"><text:p/></draw:path><draw:path draw:style-name="gr3" draw:text-style-name="P5" svg:width="0.0264in" svg:height="0.0547in" svg:x="3.0224in" svg:y="0.0528in" svg:viewBox="0 0 68 140" svg:d="M66 23c2-4 2-6 2-9 0-7-8-14-16-14-10 0-14 8-15 12-12 40-24 78-36 118 0 1-1 3-1 4 0 3 9 6 11 6 1 0 2-1 3-5 18-37 34-74 52-112z"><text:p/></draw:path></draw:g></text:p>
      <text:p text:style-name="P18"><text:span text:style-name="T2">הוכחה: </text:span>תחומן זהה ע"פ הגדרת <draw:g text:anchor-type="as-char" svg:y="-0.1063in" draw:z-index="67" draw:name="Shape70" draw:style-name="gr1"><svg:title>TexMaths</svg:title><svg:desc>11§display§\chi, \lambda§svg§600§FALSE§</svg:desc><draw:path draw:style-name="gr2" draw:text-style-name="P4" svg:width="0.2299in" svg:height="0.1201in" svg:x="0.0028in" svg:y="0.0071in" svg:viewBox="0 0 585 306" svg:d="M0 0c195 0 390 0 585 0 0 102 0 204 0 306-195 0-390 0-585 0 0-102 0-204 0-306z"><text:p/></draw:path><draw:path draw:style-name="gr3" draw:text-style-name="P5" svg:width="0.0854in" svg:height="0.0976in" svg:x="-0.0004in" svg:y="0.0382in" svg:viewBox="0 0 218 249" svg:d="M214 15c4-4 4-5 4-6 0-2-2-5-5-5s-4 3-6 5c-30 33-59 66-89 99-16-50-19-60-28-79-3-9-12-29-46-29-22 0-33 21-33 25 0 1 0 5 6 5 3 0 3-2 4-5 5-15 19-16 21-16 11 0 23 30 30 46 12 31 24 75 24 76s0 1-3 4c-30 33-59 65-89 98-4 5-4 6-4 7 0 2 2 4 4 4 4 0 5-2 7-4 30-33 58-66 88-98 12 40 18 54 27 76 5 11 13 31 47 31 23 0 33-20 33-25 0-3-1-5-4-5-5 0-5 2-6 6-3 10-13 15-20 15-20 0-46-92-55-121 31-35 62-69 93-104z"><text:p/></draw:path><draw:path draw:style-name="gr3" draw:text-style-name="P5" svg:width="0.0173in" svg:height="0.0453in" svg:x="0.1031in" svg:y="0.089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752in" svg:height="0.1067in" svg:x="0.1654in" svg:y="0in" svg:viewBox="0 0 192 272" svg:d="M118 155c15 40 34 98 41 107 5 9 10 9 19 9 3 0 6 0 9 0 5 0 5-1 5-3s-1-3-3-5c-3-3-5-10-8-17-27-73-53-146-79-218-8-22-29-28-47-28-2 0-8 0-8 4s4 4 5 4c12 2 15 5 24 31 12 35 25 70 37 105-35 34-70 70-105 105-6 4-8 6-8 12 0 7 6 11 12 11s10-4 12-9c31-36 63-73 94-108z"><text:p/></draw:path></draw:g>. לפנות כל, נוכיח שבה"כ <draw:g text:anchor-type="as-char" svg:y="-0.1134in" draw:z-index="78" draw:name="Shape71" draw:style-name="gr1"><svg:title>TexMaths</svg:title><svg:desc>11§display§a = 1 \lor b = 1 \implies \max\{a, b\} = 1§svg§600§FALSE§</svg:desc><draw:path draw:style-name="gr2" draw:text-style-name="P4" svg:width="2.1858in" svg:height="0.1354in" svg:x="0.0016in" svg:y="0.0071in" svg:viewBox="0 0 5553 345" svg:d="M0 0c1851 0 3702 0 5553 0 0 115 0 230 0 345-1851 0-3702 0-5553 0 0-115 0-230 0-345z"><text:p/></draw:path><draw:path draw:style-name="gr3" draw:text-style-name="P5" svg:width="0.0693in" svg:height="0.0681in" svg:x="-0.0004in" svg:y="0.0453in" svg:viewBox="0 0 177 174" svg:d="M129 24c-7-14-18-24-36-24-45 0-93 56-93 112 0 37 21 62 52 62 7 0 26-1 49-29 3 17 18 29 35 29 15 0 23-9 29-21 7-14 12-37 12-38 0-4-3-4-4-4-5 0-5 1-6 7-6 25-13 48-30 48-9 0-11-10-11-17 0-9 0-12 5-29 4-17 5-21 9-35 4-19 10-37 14-54 2-11 2-11 2-13 0-7-4-10-11-10-10 0-15 9-16 16zM103 124c-2 7-2 8-7 15-17 21-33 27-44 27-19 0-25-22-25-36 0-20 13-67 21-85 12-23 30-37 45-37 26 0 31 32 31 34s-1 4-1 6c-6 26-13 51-20 76z"><text:p/></draw:path><draw:path draw:style-name="gr3" draw:text-style-name="P5" svg:width="0.1008in" svg:height="0.035in" svg:x="0.124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in" svg:height="0.1008in" svg:x="0.2906in" svg:y="0.0126in" svg:viewBox="0 0 128 257" svg:d="M79 10c0-9 0-10-9-10-24 25-58 25-70 25 0 5 0 8 0 12 8 0 30 0 51-9 0 66 0 132 0 198 0 13-2 18-37 18-4 0-7 0-12 0 0 5 0 9 0 13 13-3 47-3 63-3 15 0 48 0 63 3 0-4 0-8 0-13-5 0-9 0-14 0-34 0-35-4-35-18 0-72 0-145 0-216z"><text:p/></draw:path><draw:path draw:style-name="gr3" draw:text-style-name="P5" svg:width="0.0846in" svg:height="0.0933in" svg:x="0.3949in" svg:y="0.0217in" svg:viewBox="0 0 216 238" svg:d="M212 15c2-4 4-5 4-7 0-5-4-8-8-8-5 0-7 3-9 9-31 67-60 135-91 202-30-67-61-135-90-202-4-8-7-9-10-9-4 0-8 3-8 8 0 1 0 2 3 6 32 72 64 145 96 216 3 7 5 8 9 8 5 0 6-2 9-8 31-71 63-143 95-215z"><text:p/></draw:path><draw:path draw:style-name="gr3" draw:text-style-name="P5" svg:width="0.0555in" svg:height="0.1059in" svg:x="0.5291in" svg:y="0.0071in" svg:viewBox="0 0 142 270" svg:d="M74 3c-1-1 0-3-5-3-9 0-37 2-47 3-3 0-8 1-8 8 0 4 4 4 10 4 19 0 19 4 19 7s-3 17-6 24c-10 42-21 84-30 126-6 20-7 24-7 37 0 38 21 61 49 61 46 0 93-58 93-111 0-36-20-62-51-62-18 0-34 11-46 23 10-40 19-78 29-117zM37 150c3-9 3-10 7-15 19-24 36-30 46-30 13 0 24 12 24 36 0 23-13 66-19 81-14 26-31 40-46 40-13 0-26-11-26-40 0-6 0-14 7-37 2-12 5-24 7-35z"><text:p/></draw:path><draw:path draw:style-name="gr3" draw:text-style-name="P5" svg:width="0.1004in" svg:height="0.035in" svg:x="0.6382in" svg:y="0.057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5" svg:width="0.05in" svg:height="0.1008in" svg:x="0.8039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5" svg:width="0.1008in" svg:height="0.035in" svg:x="0.959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346in" svg:height="0.0823in" svg:x="1.0524in" svg:y="0.0335in" svg:viewBox="0 0 343 210" svg:d="M260 76c15 14 35 24 48 30-14 6-33 16-48 29-83 0-164 0-247 0-6 0-13 0-13 8s7 8 13 8c76 0 153 0 229 0-19 17-39 50-39 55 0 4 5 4 7 4 3 0 7 0 8-3 7-14 18-33 44-56s53-34 72-40c7-2 7-2 8-3 1 0 1-1 1-2s0-1-1-3c0-1-1-1-1-1-2-1-1-1-8-3-53-15-91-49-113-91-3-8-4-8-10-8-2 0-7 0-7 4 0 5 20 39 39 57-76 0-153 0-229 0-6 0-13 0-13 7 0 8 7 8 13 8 83 0 164 0 247 0z"><text:p/></draw:path><draw:path draw:style-name="gr3" draw:text-style-name="P5" svg:width="0.1185in" svg:height="0.0669in" svg:x="1.285in" svg:y="0.0453in" svg:viewBox="0 0 302 171" svg:d="M31 37c0 35 0 69 0 104 0 18-5 18-31 18 0 3 0 7 0 12 14-1 34-3 44-3s30 2 43 3c0-5 0-9 0-12-25 0-30 0-30-18 0-24 0-49 0-72 0-39 28-61 52-61 25 0 28 21 28 43 0 29 0 59 0 90 0 18-3 18-29 18 0 3 0 7 0 12 13-1 33-3 44-3 10 0 29 2 43 3 0-5 0-9 0-12-26 0-30 0-30-18 0-24 0-49 0-72 0-39 27-61 52-61 24 0 28 21 28 43 0 29 0 59 0 90 0 18-4 18-29 18 0 3 0 7 0 12 13-1 33-3 42-3 11 0 31 2 44 3 0-5 0-9 0-12-20 0-29 0-30-13 0-25 0-49 0-73 0-33 0-45-12-59-5-6-18-14-40-14-33 0-50 23-56 37-6-33-34-37-52-37-28 0-46 17-57 41 0-13 0-28 0-41-19 1-36 3-55 4 0 5 0 8 0 13 27 0 31 2 31 20z"><text:p/></draw:path><draw:path draw:style-name="gr3" draw:text-style-name="P5" svg:width="0.0681in" svg:height="0.0689in" svg:x="1.4134in" svg:y="0.0453in" svg:viewBox="0 0 174 176" svg:d="M112 143c1 16 12 32 30 32 9 0 32-5 32-37 0-8 0-15 0-21-4 0-7 0-10 0 0 6 0 13 0 21 0 23-9 25-13 25-14 0-15-18-15-20 0-26 0-52 0-77 0-15 0-31-14-45-15-15-34-21-53-21-32 0-58 18-58 43 0 12 8 19 18 19 11 0 17-8 17-18 0-5-2-18-20-19 11-13 30-17 42-17 19 0 41 15 41 49 0 5 0 9 0 15-19 1-46 2-71 14-29 13-38 33-38 49 0 32 37 41 62 41s42-15 50-33zM109 79c0 12 0 26 0 39 0 37-28 50-45 50-19 0-34-14-34-33 0-20 15-52 79-56z"><text:p/></draw:path><draw:path draw:style-name="gr3" draw:text-style-name="P5" svg:width="0.0764in" svg:height="0.065in" svg:x="1.485in" svg:y="0.048in" svg:viewBox="0 0 195 166" svg:d="M106 75c12-14 26-33 36-43 12-14 27-20 46-20 0-4 0-8 0-12-11 0-22 1-32 1-12 0-32-1-37-1 0 4 0 8 0 12 7 0 11 5 11 11s-4 11-6 14c-7 10-16 20-24 30-10-13-20-25-30-38-3-5-3-6-3-8 0-6 6-9 13-9 0-4 0-8 0-12-10 0-35 1-42 1s-26-1-36-1c0 4 0 8 0 12 27 0 28 0 45 23 13 17 26 33 39 50-12 15-24 31-37 46-18 22-41 23-49 23 0 3 0 8 0 12 10-1 22-2 32-2 11 0 27 1 36 2 0-4 0-9 0-12-8-1-11-6-11-12 0-9 11-21 35-50 10 13 20 26 30 39 2 4 8 11 8 13 0 4-4 9-15 10 0 3 0 8 0 12 13-1 33-2 42-2 11 0 26 1 38 2 0-4 0-9 0-12-21 0-28-1-37-12-17-23-35-45-52-67z"><text:p/></draw:path><draw:path draw:style-name="gr3" draw:text-style-name="P5" svg:width="0.0535in" svg:height="0.1508in" svg:x="1.574in" svg:y="0in" svg:viewBox="0 0 137 384" svg:d="M82 52c0-16 10-41 52-43 2-1 3-2 3-5 0-4-3-4-7-4-39 0-74 20-74 48 0 29 0 59 0 89 0 14 0 26-15 39-14 11-29 12-37 12-2 0-4 2-4 5 0 2 2 2 7 3 25 1 44 15 48 34 1 5 1 6 1 19 0 25 0 50 0 76 0 16 0 28 19 44 15 11 40 15 55 15 4 0 7 0 7-4 0-3-2-3-5-5-25-1-44-13-48-33-2-3-2-4-2-18 0-27 0-53 0-81 0-17-4-23-16-36-9-8-19-12-30-14 32-9 46-27 46-49 0-31 0-61 0-92z"><text:p/></draw:path><draw:path draw:style-name="gr3" draw:text-style-name="P5" svg:width="0.0693in" svg:height="0.0681in" svg:x="1.6457in" svg:y="0.0453in" svg:viewBox="0 0 177 174" svg:d="M129 24c-7-14-19-24-36-24-46 0-93 56-93 112 0 37 21 62 52 62 7 0 26-1 49-29 3 17 17 29 35 29 15 0 23-9 29-21 7-14 12-37 12-38 0-4-3-4-4-4-5 0-5 1-6 7-6 25-14 48-30 48-11 0-12-10-12-17 0-9 1-12 6-29 4-17 5-21 9-35 4-19 8-37 13-54 3-11 3-11 3-13 0-7-4-10-11-10-10 0-15 9-16 16zM103 124c-2 7-2 8-7 15-17 21-33 27-44 27-19 0-25-22-25-36 0-20 13-67 21-85 12-23 30-37 45-37 26 0 31 32 31 34s-1 4-1 6c-6 26-13 51-20 76z"><text:p/></draw:path><draw:path draw:style-name="gr3" draw:text-style-name="P5" svg:width="0.0173in" svg:height="0.0453in" svg:x="1.7331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5" svg:width="0.0559in" svg:height="0.1059in" svg:x="1.7945in" svg:y="0.0071in" svg:viewBox="0 0 143 270" svg:d="M75 3c-2-1 0-3-6-3-9 0-37 2-47 3-3 0-7 1-7 8 0 4 4 4 9 4 19 0 20 4 20 7s-4 17-6 24c-11 42-20 84-31 126-5 20-7 24-7 37 0 38 21 61 49 61 46 0 94-58 94-111 0-36-21-62-52-62-17 0-34 11-45 23 10-40 19-78 29-117zM38 150c3-9 3-10 6-15 19-24 36-30 46-30 14 0 24 12 24 36 0 23-12 66-19 81-13 26-30 40-46 40-13 0-26-11-26-40 0-6 0-14 7-37 3-12 5-24 8-35z"><text:p/></draw:path><draw:path draw:style-name="gr3" draw:text-style-name="P5" svg:width="0.0535in" svg:height="0.1508in" svg:x="1.8638in" svg:y="0in" svg:viewBox="0 0 137 384" svg:d="M55 333c0 15-10 40-52 42-2 2-3 3-3 5 0 4 4 4 8 4 37 0 73-18 73-48 0-29 0-59 0-88 0-15 0-27 16-40 13-11 28-12 36-12 2-1 4-2 4-3 0-5-3-5-6-5-25-1-44-15-49-34-1-4-1-5-1-19 0-25 0-50 0-76 0-16 0-28-18-44-16-12-42-15-55-15-4 0-8 0-8 4s2 4 5 5c26 1 44 13 49 33 1 3 1 4 1 19 0 26 0 52 0 80 0 18 3 24 15 36 9 9 20 12 31 16-32 7-46 25-46 47 0 31 0 62 0 93z"><text:p/></draw:path><draw:path draw:style-name="gr3" draw:text-style-name="P5" svg:width="0.1004in" svg:height="0.035in" svg:x="1.9799in" svg:y="0.057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5" svg:width="0.05in" svg:height="0.1008in" svg:x="2.1453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/draw:g>. נפלג למקרים, אם <draw:g text:anchor-type="as-char" svg:y="-0.1083in" draw:z-index="79" draw:name="Shape72" draw:style-name="gr1"><svg:title>TexMaths</svg:title><svg:desc>11§display§a = 1 \land b = 1§svg§600§FALSE§</svg:desc><draw:path draw:style-name="gr2" draw:text-style-name="P4" svg:width="0.8437in" svg:height="0.0921in" svg:x="0.0016in" svg:y="0.0079in" svg:viewBox="0 0 2144 235" svg:d="M0 0c715 0 1429 0 2144 0 0 78 0 157 0 235-715 0-1429 0-2144 0 0-78 0-157 0-235z"><text:p/></draw:path><draw:path draw:style-name="gr3" draw:text-style-name="P5" svg:width="0.0693in" svg:height="0.0681in" svg:x="-0.0004in" svg:y="0.0382in" svg:viewBox="0 0 177 174" svg:d="M129 25c-7-14-19-25-35-25-46 0-94 57-94 113 0 35 21 61 52 61 7 0 26-2 49-29 4 16 18 29 35 29 15 0 24-9 29-21 7-15 12-37 12-38 0-3-3-3-4-3-5 0-5 1-6 7-6 24-14 46-29 46-10 0-11-10-11-18 0-7 0-10 4-27 4-16 5-20 9-34 4-19 9-37 13-54 3-11 3-12 3-13 0-7-4-11-11-11-10 0-15 8-16 17zM103 125c-2 7-2 8-7 13-17 21-33 27-44 27-19 0-24-21-24-35 0-19 12-66 20-84 13-23 30-37 46-37 25 0 30 32 30 34s-1 4-1 6c-6 26-13 51-20 76z"><text:p/></draw:path><draw:path draw:style-name="gr3" draw:text-style-name="P5" svg:width="0.1004in" svg:height="0.035in" svg:x="0.1248in" svg:y="0.0496in" svg:viewBox="0 0 256 90" svg:d="M244 15c6 0 12 0 12-7 0-8-6-8-12-8-77 0-155 0-232 0-4 0-12 0-12 8 0 7 8 7 13 7 77 0 154 0 231 0zM244 90c6 0 12 0 12-8 0-7-6-7-12-7-77 0-154 0-231 0-5 0-13 0-13 7 0 8 8 8 12 8 77 0 155 0 232 0z"><text:p/></draw:path><draw:path draw:style-name="gr3" draw:text-style-name="P5" svg:width="0.05in" svg:height="0.1in" svg:x="0.2902in" svg:y="0.0047in" svg:viewBox="0 0 128 255" svg:d="M79 10c0-9 0-10-9-10-24 24-58 24-70 24 0 5 0 8 0 12 8 0 31 0 51-10 0 66 0 133 0 199 0 13-1 18-36 18-4 0-8 0-13 0 0 4 0 7 0 12 15-1 48-1 63-1s49 0 63 1c0-5 0-8 0-12-5 0-8 0-12 0-36 0-37-4-37-18 0-71 0-144 0-215z"><text:p/></draw:path><draw:path draw:style-name="gr3" draw:text-style-name="P5" svg:width="0.0843in" svg:height="0.0929in" svg:x="0.3953in" svg:y="0.0146in" svg:viewBox="0 0 215 237" svg:d="M117 8c-4-7-6-8-9-8-6 0-7 2-9 8-32 71-65 143-97 214-2 5-2 5-2 8 0 4 3 7 8 7 2 0 5-1 9-7 30-69 60-136 91-204 30 68 60 135 90 204 3 7 8 7 9 7 4 0 8-3 8-7 0-1 0-1-3-7-32-71-63-144-95-215z"><text:p/></draw:path><draw:path draw:style-name="gr3" draw:text-style-name="P5" svg:width="0.0559in" svg:height="0.1059in" svg:x="0.5287in" svg:y="0in" svg:viewBox="0 0 143 270" svg:d="M75 4c-2-1 0-4-6-4-8 0-37 3-47 4-2 0-7 0-7 8 0 4 4 4 9 4 19 0 20 3 20 7 0 2-4 15-5 23-11 42-21 84-32 125-5 19-7 26-7 39 0 36 21 60 50 60 45 0 93-57 93-113 0-33-21-60-52-60-17 0-34 12-45 23 10-39 19-77 29-116zM39 148c2-7 2-8 5-12 19-25 36-31 46-31 15 0 24 13 24 36s-12 67-19 81c-12 26-30 39-45 39-14 0-27-9-27-38 0-8 0-14 7-38 3-13 5-25 9-37z"><text:p/></draw:path><draw:path draw:style-name="gr3" draw:text-style-name="P5" svg:width="0.1004in" svg:height="0.035in" svg:x="0.6378in" svg:y="0.0496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5in" svg:height="0.1in" svg:x="0.8031in" svg:y="0.0047in" svg:viewBox="0 0 128 255" svg:d="M79 10c0-9 0-10-9-10-24 24-58 24-70 24 0 5 0 8 0 12 8 0 31 0 51-10 0 66 0 133 0 199 0 13-1 18-37 18-4 0-7 0-12 0 0 4 0 7 0 12 13-1 48-1 63-1s49 0 63 1c0-5 0-8 0-12-5 0-8 0-12 0-36 0-37-4-37-18 0-71 0-144 0-215z"><text:p/></draw:path></draw:g><text:s/>אז המקסימום בהכרח 1, ואם רק אחד מהם שווה ל־1 אז בה"כ <draw:g text:anchor-type="as-char" svg:y="-0.1047in" draw:z-index="80" draw:name="Shape73" draw:style-name="gr1"><svg:title>TexMaths</svg:title><svg:desc>11§display§a &gt; b§svg§600§FALSE§</svg:desc><draw:path draw:style-name="gr2" draw:text-style-name="P4" svg:width="0.3303in" svg:height="0.0953in" svg:x="0.0016in" svg:y="0.0079in" svg:viewBox="0 0 840 243" svg:d="M421 243c-141 0-281 0-421 0 0-81 0-162 0-243 280 0 560 0 840 0 0 81 0 162 0 243-140 0-280 0-419 0z"><text:p/></draw:path><draw:path draw:style-name="gr3" draw:text-style-name="P5" svg:width="0.0693in" svg:height="0.0681in" svg:x="-0.0004in" svg:y="0.0382in" svg:viewBox="0 0 177 174" svg:d="M129 25c-7-14-18-25-35-25-46 0-94 57-94 114 0 36 22 60 52 60 7 0 27-2 50-28 3 15 17 28 36 28 13 0 22-8 28-21 7-13 11-36 11-37 0-5-3-5-4-5-5 0-5 3-6 8-6 24-13 47-29 47-10 0-11-9-11-17 0-9 0-12 4-29 4-16 6-20 9-34 4-19 10-36 14-54 2-11 2-12 2-13 0-7-4-11-11-11-8 0-15 9-16 17zM104 125c-2 7-2 7-8 14-17 20-32 27-43 27-20 0-25-20-25-36 0-19 12-66 22-84 11-23 28-37 44-37 25 0 30 32 30 34s-1 4-1 7c-6 24-13 49-19 75z"><text:p/></draw:path><draw:path draw:style-name="gr3" draw:text-style-name="P5" svg:width="0.0925in" svg:height="0.0874in" svg:x="0.1291in" svg:y="0.0232in" svg:viewBox="0 0 236 223" svg:d="M228 120c4-2 8-4 8-9s-4-6-8-7c-72-34-142-68-214-102-5-2-5-2-6-2-5 0-8 3-8 8 0 3 1 5 7 9 68 32 135 62 203 94-68 32-135 63-203 95-6 4-7 6-7 9 0 5 3 8 8 8 1 0 1 0 6-3 72-34 142-67 214-100z"><text:p/></draw:path><draw:path draw:style-name="gr3" draw:text-style-name="P5" svg:width="0.0555in" svg:height="0.1063in" svg:x="0.2839in" svg:y="0in" svg:viewBox="0 0 142 271" svg:d="M74 4c-2-1 0-4-6-4-9 0-36 3-46 4-3 0-8 0-8 8 0 5 4 5 9 5 19 0 20 2 20 6 0 2-3 16-6 23-11 42-20 84-31 125-5 20-6 27-6 40 0 36 20 60 48 60 47 0 94-57 94-113 0-34-21-61-52-61-17 0-33 11-45 23 10-38 19-77 29-116zM37 150c3-9 3-9 6-13 19-26 36-31 46-31 15 0 24 11 24 36 0 21-12 67-18 81-14 25-31 40-47 40-13 0-25-10-25-39 0-8 0-15 6-40 3-11 5-23 8-34z"><text:p/></draw:path></draw:g><text:s/>ולכן <draw:g text:anchor-type="as-char" svg:y="-0.102in" draw:z-index="81" draw:name="Shape74" draw:style-name="gr1"><svg:title>TexMaths</svg:title><svg:desc>11§display§\max... = 1§svg§600§FALSE§</svg:desc><draw:path draw:style-name="gr2" draw:text-style-name="P4" svg:width="0.685in" svg:height="0.0858in" svg:x="0.0028in" svg:y="0.0075in" svg:viewBox="0 0 1741 219" svg:d="M0 0c581 0 1160 0 1741 0 0 73 0 146 0 219-581 0-1160 0-1741 0 0-73 0-146 0-219z"><text:p/></draw:path><draw:path draw:style-name="gr3" draw:text-style-name="P5" svg:width="0.1181in" svg:height="0.0661in" svg:x="-0.0004in" svg:y="0.0339in" svg:viewBox="0 0 301 169" svg:d="M31 38c0 34 0 68 0 102 0 17-5 17-31 17 0 4 0 9 0 12 14 0 33-1 44-1 10 0 30 1 43 1 0-3 0-8 0-12-25 0-30 0-30-17 0-23 0-47 0-70 0-39 28-61 52-61s28 21 28 43c0 29 0 59 0 88 0 17-4 17-29 17 0 4 0 9 0 12 13 0 33-1 44-1 10 0 29 1 43 1 0-3 0-8 0-12-27 0-31 0-31-17 0-23 0-47 0-70 0-39 27-61 53-61 24 0 28 21 28 43 0 29 0 59 0 88 0 17-4 17-31 17 0 4 0 9 0 12 15 0 35-1 44-1 10 0 31 1 43 1 0-3 0-8 0-12-19 0-29 0-29-11 0-24 0-48 0-73 0-32 0-44-12-59-6-6-18-14-41-14-32 0-50 23-56 38-5-34-33-38-51-38-28 0-46 16-57 41 0-14 0-28 0-41-19 1-36 3-55 4 0 5 0 8 0 12 27 0 31 4 31 22z"><text:p/></draw:path><draw:path draw:style-name="gr3" draw:text-style-name="P5" svg:width="0.0685in" svg:height="0.0689in" svg:x="0.128in" svg:y="0.0327in" svg:viewBox="0 0 175 176" svg:d="M113 143c1 15 11 30 30 30 8 0 32-5 32-36 0-6 0-14 0-21-3 0-7 0-10 0 0 7 0 15 0 21 0 22-10 24-14 24-12 0-15-16-15-18 0-26 0-51 0-76 0-17 0-31-13-45-15-15-35-22-53-22-32 0-58 19-58 44 0 11 8 17 18 17 11 0 17-7 17-17 0-5-2-18-20-18 10-13 30-17 42-17 19 0 41 15 41 49 0 5 0 9 0 14-20 1-46 3-72 14-28 13-38 32-38 49 0 31 37 41 63 41 25 0 43-16 50-33zM110 80c0 12 0 25 0 38 0 36-28 49-45 49-19 0-35-13-35-32 0-21 16-53 80-55z"><text:p/></draw:path><draw:path draw:style-name="gr3" draw:text-style-name="P5" svg:width="0.0764in" svg:height="0.0646in" svg:x="0.1992in" svg:y="0.0354in" svg:viewBox="0 0 195 165" svg:d="M107 76c12-15 26-34 35-44 12-13 28-20 46-20 0-4 0-8 0-12-10 1-22 1-32 1-11 0-32 0-36-1 0 4 0 8 0 12 8 1 11 6 11 12 0 7-5 11-7 13-7 10-15 20-23 31-10-13-21-26-31-39-3-4-3-5-3-7 0-6 6-10 13-10 0-4 0-8 0-12-10 1-35 1-40 1-9 0-27 0-38-1 0 4 0 8 0 12 28 0 28 0 46 23 12 17 26 33 38 51-12 14-24 29-37 45-17 21-40 21-49 21 0 5 0 9 0 13 11-2 22-2 33-2s26 2 36 2c0-4 0-8 0-13-9-1-11-5-11-12s11-19 34-47c10 12 20 25 30 38 3 4 8 9 8 13 0 3-4 8-13 8 0 5 0 9 0 13 11 0 33-2 41-2 10 0 26 0 37 2 0-4 0-8 0-13-21 0-28 0-37-12-17-20-34-42-51-64z"><text:p/></draw:path><draw:path draw:style-name="gr3" draw:text-style-name="P5" svg:width="0.0157in" svg:height="0.0157in" svg:x="0.3161in" svg:y="0.0843in" svg:viewBox="0 0 41 41" svg:d="M41 21c0-12-9-21-20-21s-21 9-21 21c0 11 10 20 21 20s20-9 20-20z"><text:p/></draw:path><draw:path draw:style-name="gr3" draw:text-style-name="P5" svg:width="0.0157in" svg:height="0.0157in" svg:x="0.3583in" svg:y="0.0843in" svg:viewBox="0 0 41 41" svg:d="M41 21c0-12-10-21-21-21-12 0-20 9-20 21 0 11 8 20 20 20 11 0 21-9 21-20z"><text:p/></draw:path><draw:path draw:style-name="gr3" draw:text-style-name="P5" svg:width="0.0161in" svg:height="0.0157in" svg:x="0.4004in" svg:y="0.0843in" svg:viewBox="0 0 42 41" svg:d="M42 21c0-12-10-21-21-21s-21 9-21 21c0 11 10 20 21 20s21-9 21-20z"><text:p/></draw:path><draw:path draw:style-name="gr3" draw:text-style-name="P5" svg:width="0.1004in" svg:height="0.035in" svg:x="0.4803in" svg:y="0.0457in" svg:viewBox="0 0 256 90" svg:d="M243 15c7 0 13 0 13-7 0-8-6-8-12-8-77 0-155 0-232 0-4 0-12 0-12 8 0 7 8 7 13 7 77 0 153 0 230 0zM244 90c6 0 12 0 12-8 0-7-6-7-13-7-77 0-153 0-230 0-5 0-13 0-13 7 0 8 8 8 12 8 77 0 155 0 232 0z"><text:p/></draw:path><draw:path draw:style-name="gr3" draw:text-style-name="P5" svg:width="0.05in" svg:height="0.1in" svg:x="0.6457in" svg:y="0in" svg:viewBox="0 0 128 255" svg:d="M79 10c0-9 0-10-9-10-24 24-58 24-70 24 0 5 0 8 0 12 8 0 31 0 51-10 0 66 0 132 0 198 0 14-2 18-37 18-4 0-7 0-12 0 0 5 0 8 0 13 14-2 47-2 63-2 15 0 49 0 63 2 0-5 0-8 0-13-5 0-8 0-13 0-35 0-36-4-36-18 0-72 0-143 0-214z"><text:p/></draw:path></draw:g><text:s/>כדרוש. מכאן ואילך, <text:span text:style-name="T5">בעזרת הטענה ובעזרת זאת התחום כבר הוכח, </text:span>נוכיח <text:span text:style-name="T5">שוויון בין ערכי ההחזרה לכל </text:span><text:span text:style-name="T5"><draw:g text:anchor-type="as-char" svg:y="-0.102in" draw:z-index="89" draw:name="Shape75" draw:style-name="gr1"><svg:title>TexMaths</svg:title><svg:desc>11§display§x \in E§svg§600§FALSE§</svg:desc><draw:path draw:style-name="gr2" draw:text-style-name="P4" svg:width="0.3728in" svg:height="0.0929in" svg:x="0.0031in" svg:y="0.0079in" svg:viewBox="0 0 948 237" svg:d="M475 237c-158 0-317 0-475 0 0-79 0-158 0-237 316 0 632 0 948 0 0 79 0 158 0 237-158 0-316 0-473 0z"><text:p/></draw:path><draw:path draw:style-name="gr3" draw:text-style-name="P5" svg:width="0.0752in" svg:height="0.0681in" svg:x="-0.0004in" svg:y="0.0366in" svg:viewBox="0 0 192 174" svg:d="M118 54c3-10 12-46 38-46 2 0 11 0 20 5-11 2-19 12-19 21 0 7 5 13 15 13 8 0 20-6 20-22 0-20-22-25-35-25-23 0-36 20-40 29-10-26-31-29-42-29-41 0-63 49-63 59 0 4 3 3 4 4 4 0 5 0 6-5 13-40 38-50 52-50 7 0 21 4 21 26 0 12-7 37-21 91-7 24-20 40-37 40-2 0-11 0-19-6 9-1 18-8 18-19 0-10-9-14-14-14-12 0-22 10-22 22 0 18 20 26 36 26 27 0 40-27 41-29 4 13 19 29 42 29 39 0 61-50 61-59 0-4-3-4-4-4-3 0-4 1-4 4-14 40-40 50-52 50-16 0-21-11-21-24 0-9 2-18 7-34 4-18 7-36 12-53z"><text:p/></draw:path><draw:path draw:style-name="gr3" draw:text-style-name="P5" svg:width="0.0756in" svg:height="0.0874in" svg:x="0.137in" svg:y="0.022in" svg:viewBox="0 0 193 223" svg:d="M180 120c7 0 13 0 13-8s-6-8-13-8c-55 0-109 0-164 0 5-51 49-89 104-89 20 0 41 0 60 0 7 0 13 0 13-7 0-8-6-8-13-8-21 0-40 0-61 0-66 0-119 51-119 112 0 60 53 111 119 111 21 0 40 0 61 0 7 0 13 0 13-8 0-7-6-7-13-7-19 0-40 0-60 0-55 0-99-38-104-88 55 0 109 0 164 0z"><text:p/></draw:path><draw:path draw:style-name="gr3" draw:text-style-name="P5" svg:width="0.1098in" svg:height="0.1024in" svg:x="0.2732in" svg:y="0in" svg:viewBox="0 0 280 261" svg:d="M258 171c1-2 3-4 3-5-3-1 0-5-5-5-3 0-4 3-5 5-25 57-39 83-105 83-18 0-38 0-57 0-5 0-5 0-8 0-4-1-5-1-5-4 0-1 0-2 2-9 9-35 18-70 26-104 13 0 26 0 38 0 33 0 33 9 33 17 0 4 0 7-2 19-1 1-1 2-1 3 0 3 1 5 4 5s4-2 7-8c6-30 14-59 21-89 0-2-2-4-5-4s-3 2-6 7c-7 29-14 38-50 38-12 0-24 0-36 0 7-31 16-62 24-93 3-14 3-15 20-15 18 0 36 0 55 0 47 0 58 11 58 43 0 9 0 10-1 21 0 2 0 4 0 6 0 3 1 5 4 5 5 0 5-2 6-10 2-22 4-44 7-66 1-11-1-11-11-11-65 0-129 0-194 0-8 0-12 0-12 8 0 4 4 4 11 4 14 0 25 0 25 7 0 2 0 3-2 10-17 67-34 135-51 202-4 15-4 18-35 18-7 0-11 0-11 8 0 4 3 4 11 4 67 0 133 0 200 0 9 0 10-1 12-6 11-28 23-55 35-84z"><text:p/></draw:path></draw:g></text:span><text:span text:style-name="T5"><text:s/>(זה חוקי כי פונקציות ח"ע)</text:span>. יהיו <draw:g text:anchor-type="as-char" svg:y="-0.1071in" draw:z-index="68" draw:name="Shape76" draw:style-name="gr1"><svg:title>TexMaths</svg:title><svg:desc>11§display§A, B, E§svg§600§FALSE§</svg:desc><draw:path draw:style-name="gr2" draw:text-style-name="P4" svg:width="0.4736in" svg:height="0.122in" svg:x="0.0024in" svg:y="0.0071in" svg:viewBox="0 0 1204 311" svg:d="M602 311c-200 0-402 0-602 0 0-103 0-208 0-311 401 0 803 0 1204 0 0 103 0 208 0 311-201 0-401 0-602 0z"><text:p/></draw:path><draw:path draw:style-name="gr3" draw:text-style-name="P5" svg:width="0.1035in" svg:height="0.1083in" svg:x="0in" svg:y="0in" svg:viewBox="0 0 264 276" svg:d="M55 232c-15 25-31 31-47 32-5 1-8 1-8 8 0 2 1 4 4 4 11 0 22-1 33-1 14 0 27 1 39 1 3 0 8 0 8-8 0-3-4-4-7-4-9 0-18-3-18-13 0-5 3-9 6-15 10-16 20-33 30-49 32 0 65 0 97 0 0 9 5 61 5 65 0 11-20 12-27 12-6 0-9 0-9 8 0 4 4 4 5 4 16 0 32-1 48-1 10 0 34 1 44 1 2 0 6 0 6-8 0-4-3-4-9-4-23 0-23-2-24-13-7-80-16-161-24-241-1-8-1-10-8-10-5 0-7 3-10 7-45 74-89 150-134 225zM101 175c26-42 51-85 76-127 5 42 9 85 14 127-30 0-60 0-90 0z"><text:p/></draw:path><draw:path draw:style-name="gr3" draw:text-style-name="P5" svg:width="0.0173in" svg:height="0.0453in" svg:x="0.1217in" svg:y="0.0925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1083in" svg:height="0.1031in" svg:x="0.1827in" svg:y="0.0043in" svg:viewBox="0 0 276 263" svg:d="M46 233c-4 15-4 18-35 18-7 0-11 0-11 7 0 5 4 5 11 5 46 0 91 0 138 0 61 0 106-45 106-84 0-27-22-49-59-54 40-7 80-36 80-72 0-29-25-53-71-53-43 0-87 0-130 0-8 0-11 0-11 8 0 4 3 4 11 4 4 0 8 0 14 0 7 1 10 1 10 7 0 1 0 2-1 7-18 70-34 138-52 207zM105 122c7-32 16-64 24-96 3-13 4-14 21-14 16 0 33 0 49 0 34 0 42 22 42 40 0 34-33 70-80 70-19 0-38 0-56 0zM87 251c-6 0-7 0-9 0-3 0-4-1-4-5 0-1 0-1 2-8 9-36 18-72 26-107 25 0 49 0 73 0 38 0 45 29 45 45 0 37-35 75-80 75-18 0-35 0-53 0z"><text:p/></draw:path><draw:path draw:style-name="gr3" draw:text-style-name="P5" svg:width="0.0173in" svg:height="0.0453in" svg:x="0.3126in" svg:y="0.0925in" svg:viewBox="0 0 45 116" svg:d="M45 41c0-26-10-41-24-41-13 0-21 10-21 21 0 10 8 20 21 20 4 0 9-1 13-5 1-1 1-1 2-1 0 2 0 0 0 6 0 28-13 51-26 64-3 4-3 5-3 6 0 2 1 5 3 5 4 0 35-30 35-75z"><text:p/></draw:path><draw:path draw:style-name="gr3" draw:text-style-name="P5" svg:width="0.1102in" svg:height="0.1028in" svg:x="0.3728in" svg:y="0.0055in" svg:viewBox="0 0 281 262" svg:d="M259 172c1-2 1-4 2-5 0-1 0-4-4-4s-5 2-6 4c-24 57-38 83-105 83-18 0-38 0-57 0-5 0-5 0-8 0-4 0-5-1-5-5 0-1 0-1 2-9 9-35 18-69 27-104 12 0 25 0 37 0 33 0 33 8 33 18 0 2 0 6-2 18-1 2-1 4-1 5 0 2 1 4 4 4 4 0 5-2 7-8 8-29 14-60 22-90 0-2-2-4-6-4-3 0-4 2-5 6-8 30-14 39-51 39-12 0-24 0-36 0 8-31 15-63 23-94 4-13 4-14 21-14 19 0 36 0 55 0 47 0 58 11 58 43 0 9 0 10-1 20 0 2 0 5 0 6 0 3 1 6 5 6s4-2 5-10c2-22 6-45 8-67 1-10-1-10-11-10-65 0-130 0-195 0-8 0-12 0-12 8 0 4 4 4 11 4 14 0 25 0 25 7 0 1 0 2-2 8-17 69-34 137-51 205-4 14-4 18-35 18-7 0-11 0-11 7 0 5 3 5 11 5 67 0 133 0 200 0 9 0 10 0 13-7 12-27 23-56 35-83z"><text:p/></draw:path></draw:g><text:s/>קבוצות;</text:p>
      <text:p text:style-name="P18">יהי <draw:g text:anchor-type="as-char" svg:y="-0.102in" draw:z-index="70" draw:name="Shape77" draw:style-name="gr1"><svg:title>TexMaths</svg:title><svg:desc>11§display§x \in E§svg§600§FALSE§</svg:desc><draw:path draw:style-name="gr2" draw:text-style-name="P4" svg:width="0.3728in" svg:height="0.0929in" svg:x="0.0031in" svg:y="0.0079in" svg:viewBox="0 0 948 237" svg:d="M475 237c-158 0-317 0-475 0 0-79 0-158 0-237 316 0 632 0 948 0 0 79 0 158 0 237-158 0-316 0-473 0z"><text:p/></draw:path><draw:path draw:style-name="gr3" draw:text-style-name="P5" svg:width="0.0752in" svg:height="0.0681in" svg:x="-0.0004in" svg:y="0.0366in" svg:viewBox="0 0 192 174" svg:d="M118 54c3-10 12-46 38-46 2 0 11 0 20 5-11 2-19 12-19 21 0 7 5 13 15 13 8 0 20-6 20-22 0-20-22-25-35-25-23 0-36 20-40 29-10-26-31-29-42-29-41 0-63 49-63 59 0 4 3 3 4 4 4 0 5 0 6-5 13-40 38-50 52-50 7 0 21 4 21 26 0 12-7 37-21 91-7 24-20 40-37 40-2 0-11 0-19-6 9-1 18-8 18-19 0-10-9-14-14-14-12 0-22 10-22 22 0 18 20 26 36 26 27 0 40-27 41-29 4 13 19 29 42 29 39 0 61-50 61-59 0-4-3-4-4-4-3 0-4 1-4 4-14 40-40 50-52 50-16 0-21-11-21-24 0-9 2-18 7-34 4-18 7-36 12-53z"><text:p/></draw:path><draw:path draw:style-name="gr3" draw:text-style-name="P5" svg:width="0.0756in" svg:height="0.0874in" svg:x="0.137in" svg:y="0.022in" svg:viewBox="0 0 193 223" svg:d="M180 120c7 0 13 0 13-8s-6-8-13-8c-55 0-109 0-164 0 5-51 49-89 104-89 20 0 41 0 60 0 7 0 13 0 13-7 0-8-6-8-13-8-21 0-40 0-61 0-66 0-119 51-119 112 0 60 53 111 119 111 21 0 40 0 61 0 7 0 13 0 13-8 0-7-6-7-13-7-19 0-40 0-60 0-55 0-99-38-104-88 55 0 109 0 164 0z"><text:p/></draw:path><draw:path draw:style-name="gr3" draw:text-style-name="P5" svg:width="0.1098in" svg:height="0.1024in" svg:x="0.2732in" svg:y="0in" svg:viewBox="0 0 280 261" svg:d="M258 171c1-2 3-4 3-5-3-1 0-5-5-5-3 0-4 3-5 5-25 57-39 83-105 83-18 0-38 0-57 0-5 0-5 0-8 0-4-1-5-1-5-4 0-1 0-2 2-9 9-35 18-70 26-104 13 0 26 0 38 0 33 0 33 9 33 17 0 4 0 7-2 19-1 1-1 2-1 3 0 3 1 5 4 5s4-2 7-8c6-30 14-59 21-89 0-2-2-4-5-4s-3 2-6 7c-7 29-14 38-50 38-12 0-24 0-36 0 7-31 16-62 24-93 3-14 3-15 20-15 18 0 36 0 55 0 47 0 58 11 58 43 0 9 0 10-1 21 0 2 0 4 0 6 0 3 1 5 4 5 5 0 5-2 6-10 2-22 4-44 7-66 1-11-1-11-11-11-65 0-129 0-194 0-8 0-12 0-12 8 0 4 4 4 11 4 14 0 25 0 25 7 0 2 0 3-2 10-17 67-34 135-51 202-4 15-4 18-35 18-7 0-11 0-11 8 0 4 3 4 11 4 67 0 133 0 200 0 9 0 10-1 12-6 11-28 23-55 35-84z"><text:p/></draw:path></draw:g>, נוכיח <draw:g text:anchor-type="as-char" svg:y="-0.1598in" draw:z-index="71" draw:name="Shape78" draw:style-name="gr1"><svg:title>TexMaths</svg:title><svg:desc>11§display§ \chi^{(E)}_{A \cup B}(x) = \chi'(x)§svg§600§FALSE§</svg:desc><draw:path draw:style-name="gr2" draw:text-style-name="P4" svg:width="1.0937in" svg:height="0.1894in" svg:x="0.0028in" svg:y="0.0071in" svg:viewBox="0 0 2779 482" svg:d="M1391 482c-465 0-928 0-1391 0 0-161 0-321 0-482 926 0 1853 0 2779 0 0 161 0 321 0 482-463 0-926 0-1388 0z"><text:p/></draw:path><draw:path draw:style-name="gr3" draw:text-style-name="P5" svg:width="0.0854in" svg:height="0.098in" svg:x="-0.0004in" svg:y="0.0921in" svg:viewBox="0 0 218 250" svg:d="M213 14c5-4 5-4 5-5 0-2-1-6-5-6-2 0-4 3-6 6-30 33-58 65-88 98-16-49-19-59-28-79-4-9-13-28-47-28-22 0-32 20-32 25 1 1 0 4 5 4 3 0 4-3 4-5 7-14 19-16 21-16 12 0 23 29 30 46 12 31 25 76 25 77-1 1 0 1-3 4-30 33-60 66-90 99-4 5-4 6-4 7 0 2 2 4 4 4 4 0 6-3 7-4 30-33 58-66 88-99 13 40 18 55 26 77 6 11 15 31 49 31 22 0 33-21 33-25 0-3-1-5-5-5s-4 1-5 6c-4 8-13 15-21 15-20 0-46-94-55-123 31-34 62-70 92-104z"><text:p/></draw:path><draw:path draw:style-name="gr3" draw:text-style-name="P5" svg:width="0.0272in" svg:height="0.1063in" svg:x="0.1024in" svg:y="0in" svg:viewBox="0 0 70 271" svg:d="M65 0c-51 36-65 94-65 135 0 38 12 97 65 136 2 0 5 0 5-4 0-2 0-2-2-4-36-32-49-78-49-128 0-72 27-109 50-128 1-1 1-3 1-4 0-3-3-3-5-3z"><text:p/></draw:path><draw:path draw:style-name="gr3" draw:text-style-name="P5" svg:width="0.0819in" svg:height="0.0717in" svg:x="0.1453in" svg:y="0.0071in" svg:viewBox="0 0 209 183" svg:d="M196 121c1-3 1-4 1-5 0-2-1-4-4-4-2 0-3 0-4 1-1 3 0 1-3 8-18 39-32 53-76 53-15 0-31 0-46 0-8 0-9-1-9-3 0-3 0-1 1-6 7-24 12-48 19-73 10 0 20 0 30 0 22 0 25 4 25 13 0 3-1 7-2 13-1 2-1 1-1 2s0 4 4 4 4-1 5-6c6-20 10-39 16-59 0-3 0-3 0-4 0-2-2-3-5-3s-3 1-5 6c-6 21-13 25-36 25-10 0-19 0-29 0 6-21 11-43 17-64 2-9 2-10 13-10 14 0 29 0 44 0 36 0 45 8 45 32 0 6-1 15-1 16 0 2 0 5 4 5 5 0 5-3 5-7 2-15 3-32 5-47 1-8-1-8-8-8-49 0-100 0-149 0-6 0-9 0-9 6 0 3 3 3 10 3 4 0 5 0 10 1 5 0 5 1 5 3s0 6-1 7c-12 47-23 93-35 141-2 11-3 13-24 13-5 0-8 0-8 5 0 4 3 4 8 4 50 0 102 0 153 0 6 0 7 0 10-5 8-19 16-38 25-57z"><text:p/></draw:path><draw:path draw:style-name="gr3" draw:text-style-name="P5" svg:width="0.0272in" svg:height="0.1063in" svg:x="0.2406in" svg:y="0in" svg:viewBox="0 0 70 271" svg:d="M6 0c-3 0-6 0-6 3 0 1 1 3 2 5 24 21 50 57 50 127 0 57-18 99-46 126-6 4-6 4-6 6s1 4 3 4c4 0 30-19 48-52 12-23 19-52 19-84 0-38-11-96-64-135z"><text:p/></draw:path><draw:path draw:style-name="gr3" draw:text-style-name="P5" svg:width="0.0799in" svg:height="0.0756in" svg:x="0.0965in" svg:y="0.1276in" svg:viewBox="0 0 204 193" svg:d="M41 160c-10 15-19 22-34 23-4 0-7 0-7 5 0 4 2 5 4 5 7 0 16-1 24-1s19 1 27 1c1 0 6 0 6-7 0-3-4-3-5-3-2 0-12-1-12-8 0-3 2-8 4-11 7-11 15-22 21-33 27 0 52 0 78 0 3 14 5 30 7 45-1 2-3 7-19 7-3 0-7 0-7 5 0 1 1 5 4 5 8 0 28-1 35-1 5 0 11 0 16 0s11 1 15 1 6-3 6-6c0-4-4-4-8-4-16 0-16-2-17-9-7-56-16-111-24-166 0-7-2-8-6-8-6 0-7 2-9 6-33 51-66 102-99 154zM76 121c19-30 38-58 57-88 5 30 8 58 12 88-23 0-46 0-69 0z"><text:p/></draw:path><draw:path draw:style-name="gr3" draw:text-style-name="P5" svg:width="0.0654in" svg:height="0.0657in" svg:x="0.1898in" svg:y="0.1394in" svg:viewBox="0 0 167 168" svg:d="M167 11c0-4 0-11-6-11-7 0-7 7-7 11 0 32 0 65 0 97 0 6 0 23-23 36-17 9-36 11-47 11-25 0-41-8-48-11-19-12-23-24-23-36 0-32 0-65 0-97 0-4 0-11-5-11-8 0-8 7-8 11 0 33 0 65 0 98 0 44 48 59 84 59 34 0 83-14 83-60 0-32 0-65 0-97z"><text:p/></draw:path><draw:path draw:style-name="gr3" draw:text-style-name="P5" svg:width="0.0815in" svg:height="0.0724in" svg:x="0.2713in" svg:y="0.1303in" svg:viewBox="0 0 208 185" svg:d="M33 164c-3 9-3 11-24 11-5 0-9 0-9 6 0 4 3 4 9 4 35 0 69 0 104 0 45 0 81-31 81-58 0-19-18-36-47-39 33-5 61-26 61-49 0-21-21-39-56-39-33 0-66 0-99 0-5 0-9 0-9 6 0 4 3 4 9 4 3 0 5 0 11 0 5 1 5 1 5 4s0 3-1 6c-12 48-23 96-35 144zM76 85c5-22 11-44 16-66 3-8 3-9 14-9 14 0 27 0 41 0 28 0 35 18 35 29 0 22-26 46-62 46-14 0-30 0-44 0zM63 175c-9 0-9 0-9-2 0-1 0-2 1-7 7-25 12-49 19-74 18 0 38 0 57 0 25 0 35 17 35 33 0 27-27 50-59 50-15 0-30 0-44 0z"><text:p/></draw:path><draw:path draw:style-name="gr3" draw:text-style-name="P5" svg:width="0.035in" svg:height="0.1508in" svg:x="0.3835in" svg:y="0.0449in" svg:viewBox="0 0 90 384" svg:d="M90 381c0-1 0-2-6-9-49-48-61-120-61-179 0-68 14-135 62-183 5-4 5-6 5-7 0-2-1-3-4-3s-39 25-61 75c-19 43-25 86-25 118 0 29 4 77 26 120 24 47 57 71 60 71s4-1 4-3z"><text:p/></draw:path><draw:path draw:style-name="gr3" draw:text-style-name="P5" svg:width="0.0756in" svg:height="0.0685in" svg:x="0.4319in" svg:y="0.0921in" svg:viewBox="0 0 193 175" svg:d="M119 54c2-10 11-46 37-46 2 0 12 0 20 5-11 2-19 11-19 21 0 6 5 13 15 13 8 0 21-6 21-22 0-19-22-25-36-25-23 0-36 20-40 29-10-26-31-29-42-29-41 0-63 50-63 59 0 4 5 4 6 4 2 0 3-1 4-5 13-40 39-50 52-50 7 0 21 4 21 26 0 12-7 38-21 91-6 25-20 41-37 41-2 0-11 0-19-5 10-1 18-10 18-21 0-10-8-13-14-13-12 0-22 9-22 22 0 18 20 26 37 26 26 0 39-28 40-30 6 15 19 30 42 30 41 0 63-51 63-59 0-5-5-5-6-5-3 0-4 1-4 5-14 40-40 50-52 50-15 0-21-12-21-25 0-9 2-18 7-34 4-18 8-35 13-53z"><text:p/></draw:path><draw:path draw:style-name="gr3" draw:text-style-name="P5" svg:width="0.035in" svg:height="0.1508in" svg:x="0.5232in" svg:y="0.0449in" svg:viewBox="0 0 90 384" svg:d="M90 193c0-30-4-77-26-120-23-49-56-73-60-73-2 0-4 1-4 3 0 1 0 3 8 9 37 39 59 100 59 181 0 66-14 133-61 181-6 5-6 6-6 7 0 2 2 3 4 3 4 0 39-25 62-75 19-42 24-84 24-116z"><text:p/></draw:path><draw:path draw:style-name="gr3" draw:text-style-name="P5" svg:width="0.1008in" svg:height="0.035in" svg:x="0.6244in" svg:y="0.103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854in" svg:height="0.098in" svg:x="0.7811in" svg:y="0.0921in" svg:viewBox="0 0 218 250" svg:d="M213 14c5-4 5-4 5-5 0-2-1-6-5-6-2 0-4 3-6 6-30 33-58 65-88 98-16-49-19-59-28-79-4-9-13-28-47-28-22 0-32 20-32 25 1 1 0 4 5 4 3 0 4-3 5-5 6-14 18-16 20-16 12 0 23 29 30 46 12 31 25 76 25 77-1 1 0 1-3 4-30 33-60 66-90 99-4 5-4 6-4 7 0 2 2 4 4 4 4 0 6-3 7-4 30-33 58-66 88-99 13 40 18 55 26 77 6 11 15 31 49 31 22 0 33-21 33-25 0-3-1-5-5-5s-4 1-5 6c-3 8-13 15-21 15-20 0-46-94-54-123 31-34 61-70 91-104z"><text:p/></draw:path><draw:path draw:style-name="gr3" draw:text-style-name="P5" svg:width="0.0264in" svg:height="0.0547in" svg:x="0.8768in" svg:y="0.0362in" svg:viewBox="0 0 68 140" svg:d="M65 23c2-4 3-6 3-9 0-8-7-14-16-14-10 0-13 8-15 12-12 39-24 78-36 117 0 1-1 2-1 4 0 3 9 7 11 7 1 0 2-1 3-5 17-37 34-74 51-112z"><text:p/></draw:path><draw:path draw:style-name="gr3" draw:text-style-name="P5" svg:width="0.0346in" svg:height="0.1508in" svg:x="0.9295in" svg:y="0.0449in" svg:viewBox="0 0 89 384" svg:d="M89 381c0-1 0-2-6-9-49-48-61-120-61-179 0-68 14-135 62-183 5-4 5-6 5-7 0-2-1-3-3-3-5 0-40 25-62 75-20 43-24 86-24 118 0 29 3 77 25 120 23 47 56 71 61 71 2 0 3-1 3-3z"><text:p/></draw:path><draw:path draw:style-name="gr3" draw:text-style-name="P5" svg:width="0.0756in" svg:height="0.0685in" svg:x="0.9783in" svg:y="0.0921in" svg:viewBox="0 0 193 175" svg:d="M118 54c2-10 11-46 38-46 1 0 11 0 19 5-11 2-19 11-19 21 0 6 5 13 16 13 7 0 21-6 21-22 0-19-24-25-37-25-22 0-36 20-40 29-10-26-31-29-42-29-40 0-63 50-63 59 0 4 4 4 6 4 3 0 4-1 4-5 13-40 38-50 52-50 7 0 21 4 21 26 0 12-7 38-21 91-6 25-20 41-37 41-2 0-11 0-19-5 9-1 18-10 18-21 0-10-9-13-14-13-12 0-21 9-21 22 0 18 19 26 36 26 26 0 39-28 41-30 4 15 18 30 41 30 40 0 62-51 62-59 0-5-3-5-5-5-3 0-3 1-4 5-14 40-40 50-52 50-16 0-21-12-21-25 0-9 2-18 7-34 4-18 8-35 13-53z"><text:p/></draw:path><draw:path draw:style-name="gr3" draw:text-style-name="P5" svg:width="0.035in" svg:height="0.1508in" svg:x="1.0693in" svg:y="0.0449in" svg:viewBox="0 0 90 384" svg:d="M90 193c0-30-4-77-25-120-24-49-57-73-61-73-2 0-4 1-4 3 0 1 0 3 8 9 37 39 59 100 59 181 0 66-14 133-61 181-6 5-6 6-6 7 0 2 2 3 4 3 4 0 39-25 62-75 20-42 24-84 24-116z"><text:p/></draw:path></draw:g>. נתבונן בערכו של <draw:g text:anchor-type="as-char" svg:y="-0.1598in" draw:z-index="74" draw:name="Shape79" draw:style-name="gr1"><svg:title>TexMaths</svg:title><svg:desc>11§display§b = \chi^{(E)}_{A \cup B}(x)§svg§600§FALSE§</svg:desc><draw:path draw:style-name="gr2" draw:text-style-name="P4" svg:width="0.815in" svg:height="0.1894in" svg:x="0in" svg:y="0.0071in" svg:viewBox="0 0 2071 482" svg:d="M1036 482c-346 0-691 0-1036 0 0-161 0-321 0-482 690 0 1381 0 2071 0 0 161 0 321 0 482-345 0-690 0-1035 0z"><text:p/></draw:path><draw:path draw:style-name="gr3" draw:text-style-name="P5" svg:width="0.0555in" svg:height="0.1071in" svg:x="-0.0004in" svg:y="0.0535in" svg:viewBox="0 0 142 273" svg:d="M74 4c-1-1 0-4-5-4-9 0-37 3-47 4-3 0-8 0-8 8 0 5 4 5 10 5 18 0 19 2 19 6 0 2-3 16-6 24-11 42-21 84-32 126-4 20-5 25-5 39 0 37 20 61 48 61 47 0 94-58 94-113 0-36-21-62-52-62-17 0-33 11-45 23 10-38 19-78 29-117zM37 151c3-9 3-10 6-15 20-24 36-30 47-30 13 0 24 12 24 36 0 23-13 67-19 83-14 25-31 39-47 39-13 0-25-11-25-39 0-7 0-15 6-39 3-12 5-24 8-35z"><text:p/></draw:path><draw:path draw:style-name="gr3" draw:text-style-name="P5" svg:width="0.1008in" svg:height="0.035in" svg:x="0.1083in" svg:y="0.103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854in" svg:height="0.098in" svg:x="0.265in" svg:y="0.0921in" svg:viewBox="0 0 218 250" svg:d="M213 14c5-4 5-4 5-5 0-2-1-6-5-6-2 0-4 3-6 6-30 33-59 65-88 98-16-49-19-59-28-79-4-9-13-28-47-28-22 0-32 20-32 25 1 1 0 4 4 4s5-3 6-5c5-14 18-16 20-16 12 0 23 29 29 46 14 31 26 76 26 77-1 1 0 1-4 4-29 33-59 66-89 99-4 5-4 6-4 7 0 2 2 4 5 4s5-3 6-4c30-33 59-66 89-99 12 40 17 55 26 77 5 11 14 31 48 31 23 0 33-21 33-25 0-3-1-5-5-5s-4 1-5 6c-4 8-13 15-21 15-20 0-46-94-54-123 31-34 60-70 91-104z"><text:p/></draw:path><draw:path draw:style-name="gr3" draw:text-style-name="P5" svg:width="0.0272in" svg:height="0.1063in" svg:x="0.3681in" svg:y="0in" svg:viewBox="0 0 70 271" svg:d="M65 0c-52 36-65 94-65 135 0 38 11 97 65 136 2 0 5 0 5-4 0-2-1-2-3-4-36-32-49-78-49-128 0-72 28-109 50-128 1-1 2-3 2-4 0-3-3-3-5-3z"><text:p/></draw:path><draw:path draw:style-name="gr3" draw:text-style-name="P5" svg:width="0.0819in" svg:height="0.0717in" svg:x="0.4098in" svg:y="0.0071in" svg:viewBox="0 0 209 183" svg:d="M196 121c1-3 1-4 1-5 0-2-1-4-5-4-1 0-2 0-3 1-1 3 0 1-3 8-18 39-32 53-76 53-15 0-31 0-46 0-8 0-8-1-8-3 0-3 0-1 0-6 7-24 12-48 19-73 10 0 21 0 31 0 20 0 24 4 24 13 0 3-1 7-2 13-2 2-2 1-2 2s2 4 6 4c3 0 3-1 4-6 6-20 10-39 16-59 1-3 1-3 1-4 0-2-2-3-6-3-3 0-3 1-5 6-6 21-13 25-36 25-10 0-19 0-29 0 5-21 11-43 16-64 3-9 3-10 14-10 15 0 29 0 45 0 35 0 44 8 44 32 0 6-1 15-1 16 0 2 1 5 4 5 4 0 4-3 5-7 2-15 4-32 5-47 1-8-1-8-8-8-49 0-99 0-148 0-6 0-9 0-9 6 0 3 2 3 9 3 4 0 5 0 10 1 5 0 6 1 6 3s-1 6-1 7c-12 47-24 93-36 141-2 11-2 13-24 13-5 0-8 0-8 5 0 4 3 4 8 4 50 0 102 0 152 0 8 0 8 0 10-5 9-19 17-38 26-57z"><text:p/></draw:path><draw:path draw:style-name="gr3" draw:text-style-name="P5" svg:width="0.0272in" svg:height="0.1063in" svg:x="0.5051in" svg:y="0in" svg:viewBox="0 0 70 271" svg:d="M5 0c-2 0-5 0-5 3 0 1 1 3 3 5 23 21 49 57 49 127 0 57-18 99-47 126-4 4-5 4-5 6s1 4 4 4c4 0 29-19 47-52 12-23 19-52 19-84 0-38-11-96-65-135z"><text:p/></draw:path><draw:path draw:style-name="gr3" draw:text-style-name="P5" svg:width="0.0799in" svg:height="0.0756in" svg:x="0.3614in" svg:y="0.1276in" svg:viewBox="0 0 204 193" svg:d="M41 160c-10 15-18 22-34 23-3 0-7 0-7 5 0 4 3 5 4 5 7 0 16-1 23-1 9 0 20 1 28 1 1 0 5 0 5-7 0-3-3-3-4-3-2 0-12-1-12-8 0-3 3-8 4-11 8-11 15-22 22-33 26 0 52 0 77 0 2 14 5 30 7 45-1 2-3 7-19 7-3 0-7 0-7 5 0 1 1 5 4 5 8 0 27-1 35-1 6 0 11 0 17 0 4 0 9 1 15 1 3 0 5-3 5-6 0-4-3-4-7-4-17 0-17-2-18-9-8-56-15-111-23-166-1-7-2-8-7-8s-7 2-9 6c-33 51-66 102-99 154zM76 121c19-30 38-58 57-88 4 30 9 58 13 88-23 0-47 0-70 0z"><text:p/></draw:path><draw:path draw:style-name="gr3" draw:text-style-name="P5" svg:width="0.065in" svg:height="0.0657in" svg:x="0.4551in" svg:y="0.1394in" svg:viewBox="0 0 166 168" svg:d="M166 11c0-4 0-11-7-11-6 0-6 7-6 11 0 32 0 65 0 97 0 6 0 23-23 36-17 9-37 11-48 11-24 0-40-8-47-11-20-12-22-24-22-36 0-32 0-65 0-97 0-4 0-11-6-11-7 0-7 7-7 11 0 33 0 65 0 98 0 44 47 59 82 59s84-14 84-60c0-32 0-65 0-97z"><text:p/></draw:path><draw:path draw:style-name="gr3" draw:text-style-name="P5" svg:width="0.0811in" svg:height="0.0724in" svg:x="0.5362in" svg:y="0.1303in" svg:viewBox="0 0 207 185" svg:d="M32 164c-3 9-3 11-24 11-5 0-8 0-8 6 0 4 3 4 8 4 35 0 69 0 104 0 46 0 80-31 80-58 0-19-17-36-46-39 33-5 61-26 61-49 0-21-21-39-56-39-33 0-66 0-99 0-5 0-8 0-8 6 0 4 2 4 8 4 1 0 5 0 11 0 5 1 5 1 5 4s0 3-1 6c-12 48-23 96-35 144zM75 85c5-22 11-44 16-66 2-8 2-9 15-9s27 0 40 0c28 0 34 18 34 29 0 22-25 46-61 46-15 0-30 0-44 0zM62 175c-8 0-9 0-9-2 0-1 0-2 1-7 6-25 12-49 19-74 18 0 38 0 57 0 26 0 35 17 35 33 0 27-26 50-59 50-15 0-30 0-44 0z"><text:p/></draw:path><draw:path draw:style-name="gr3" draw:text-style-name="P5" svg:width="0.0346in" svg:height="0.1508in" svg:x="0.6484in" svg:y="0.0449in" svg:viewBox="0 0 89 384" svg:d="M89 381c0-1 0-2-7-9-48-48-60-120-60-179 0-68 14-135 63-183 4-4 4-6 4-7 0-2-1-3-3-3-5 0-40 25-62 75-20 43-24 86-24 118 0 29 3 77 25 120 23 47 56 71 61 71 2 0 3-1 3-3z"><text:p/></draw:path><draw:path draw:style-name="gr3" draw:text-style-name="P5" svg:width="0.0752in" svg:height="0.0685in" svg:x="0.6969in" svg:y="0.0921in" svg:viewBox="0 0 192 175" svg:d="M118 54c2-10 11-46 38-46 1 0 11 0 19 5-11 2-19 11-19 21 0 6 4 13 15 13 8 0 21-6 21-22 0-19-23-25-36-25-22 0-36 20-41 29-9-26-30-29-41-29-40 0-62 50-62 59 0 4 3 4 4 4 4 0 5-1 5-5 13-40 38-50 52-50 7 0 20 4 20 26 0 12-6 38-20 91-6 25-20 41-37 41-2 0-11 0-20-5 10-1 19-10 19-21 0-10-9-13-14-13-12 0-21 9-21 22 0 18 19 26 36 26 26 0 39-28 41-30 4 15 18 30 41 30 40 0 62-51 62-59 0-5-3-5-5-5-4 0-4 1-5 5-13 40-39 50-51 50-16 0-21-12-21-25 0-9 2-18 6-34 5-18 9-35 14-53z"><text:p/></draw:path><draw:path draw:style-name="gr3" draw:text-style-name="P5" svg:width="0.035in" svg:height="0.1508in" svg:x="0.7878in" svg:y="0.0449in" svg:viewBox="0 0 90 384" svg:d="M90 193c0-30-4-77-25-120-23-49-57-73-61-73-2 0-4 1-4 3 0 1 0 3 8 9 37 39 59 100 59 181 0 66-14 133-62 181-5 5-5 6-5 7 0 2 2 3 4 3 4 0 39-25 62-75 20-42 24-84 24-116z"><text:p/></draw:path></draw:g>. ע"פ הגדרת המפוצלת של הפונקציה האופיינית, נפלג למקרים: </text:p>
      <text:list text:style-name="L1">
        <text:list-item>
          <text:p text:style-name="P19">אם <draw:g text:anchor-type="as-char" svg:y="-0.1075in" draw:z-index="72" draw:name="Shape80" draw:style-name="gr1"><svg:title>TexMaths</svg:title><svg:desc>11§display§x \in A \cup B§svg§600§FALSE§</svg:desc><draw:path draw:style-name="gr2" draw:text-style-name="P4" svg:width="0.6547in" svg:height="0.0984in" svg:x="0.0031in" svg:y="0.0079in" svg:viewBox="0 0 1664 251" svg:d="M833 251c-279 0-556 0-833 0 0-84 0-167 0-251 554 0 1110 0 1664 0 0 84 0 167 0 251-277 0-554 0-831 0z"><text:p/></draw:path><draw:path draw:style-name="gr3" draw:text-style-name="P5" svg:width="0.0752in" svg:height="0.0681in" svg:x="-0.0004in" svg:y="0.0429in" svg:viewBox="0 0 192 174" svg:d="M119 54c2-10 11-45 37-45 2 0 12 0 20 4-11 2-19 12-19 21 0 7 5 14 15 14 8 0 20-7 20-23 0-19-22-25-35-25-23 0-36 21-40 30-10-26-31-30-42-30-41 0-63 50-63 59 0 5 4 5 6 5s3-1 4-5c13-40 38-50 52-50 7 0 21 3 21 25 0 12-7 39-21 93-6 23-20 38-37 38-2 0-11 0-19-4 9-1 18-10 18-20 0-11-9-14-14-14-12 0-22 9-22 23 0 16 20 24 36 24 27 0 40-27 41-29 5 15 19 29 42 29 39 0 61-49 61-58 0-5-3-5-4-5-3 0-4 2-4 5-14 41-40 49-52 49-16 0-21-11-21-24 0-9 2-18 7-34 4-18 8-35 13-53z"><text:p/></draw:path><draw:path draw:style-name="gr3" draw:text-style-name="P5" svg:width="0.0752in" svg:height="0.087in" svg:x="0.1374in" svg:y="0.0283in" svg:viewBox="0 0 192 222" svg:d="M179 119c7 0 13 0 13-8s-6-8-13-8c-55 0-109 0-164 0 5-51 50-88 104-88 20 0 40 0 60 0 7 0 13 0 13-7 0-8-6-8-13-8-20 0-40 0-60 0-66 0-119 50-119 111s53 111 119 111c20 0 40 0 60 0 7 0 13 0 13-7 0-8-6-8-13-8-20 0-40 0-60 0-54 0-99-37-104-88 55 0 109 0 164 0z"><text:p/></draw:path><draw:path draw:style-name="gr3" draw:text-style-name="P5" svg:width="0.1039in" svg:height="0.1079in" svg:x="0.2736in" svg:y="0in" svg:viewBox="0 0 265 275" svg:d="M55 231c-15 25-30 31-47 32-5 0-8 0-8 8 0 2 1 4 4 4 11 0 23-1 33-1 14 0 27 1 40 1 2 0 7 0 7-8 0-4-4-4-6-4-9-1-19-4-19-13 0-5 3-9 6-14 10-17 20-33 30-50 31 0 64 0 96 0 1 8 7 61 7 64 0 12-21 13-29 13-5 0-8 0-8 8 0 4 4 4 5 4 15 0 32-1 48-1 9 0 35 1 43 1 3 0 8 0 8-8 0-4-4-4-9-4-24 0-24-2-25-14-8-79-17-160-24-239 0-8 0-10-7-10-6 0-8 3-10 7-45 74-90 149-135 224zM101 174c25-42 52-84 77-126 5 42 8 84 12 126-29 0-59 0-89 0z"><text:p/></draw:path><draw:path draw:style-name="gr3" draw:text-style-name="P5" svg:width="0.0846in" svg:height="0.0937in" svg:x="0.424in" svg:y="0.0193in" svg:viewBox="0 0 216 239" svg:d="M216 14c0-6 0-14-8-14s-8 8-8 14c0 47 0 93 0 140 0 56-64 69-92 69-18 0-42-4-63-17-30-19-30-43-30-53 0-46 0-92 0-139 0-6 0-14-7-14-8 0-8 8-8 14 0 47 0 94 0 141 0 57 59 84 108 84 50 0 108-28 108-83 0-47 0-94 0-142z"><text:p/></draw:path><draw:path draw:style-name="gr3" draw:text-style-name="P5" svg:width="0.1083in" svg:height="0.1028in" svg:x="0.5575in" svg:y="0.0051in" svg:viewBox="0 0 276 262" svg:d="M45 232c-3 15-4 18-35 18-7 0-10 0-10 8 0 4 3 4 10 4 46 0 92 0 138 0 61 0 107-45 107-84 0-26-23-48-60-53 40-7 81-36 81-72 0-29-25-53-73-53-42 0-86 0-129 0-7 0-11 0-11 8 0 4 3 4 11 4 1 0 7 0 14 0 8 1 11 1 11 7 0 1 0 2-2 7-18 69-34 138-52 206zM103 122c8-32 17-64 25-96 3-13 4-14 20-14 17 0 35 0 51 0 33 0 42 22 42 40 0 33-33 70-80 70-19 0-39 0-58 0zM87 250c-6 0-7 0-9 0-4-1-5-1-5-5 0-1 0-2 2-8 9-36 17-72 26-107 24 0 50 0 74 0 36 0 44 28 44 44 0 38-34 76-80 76-18 0-35 0-52 0z"><text:p/></draw:path></draw:g><text:s/>אז <text:s/><draw:g text:anchor-type="as-char" svg:y="-0.1075in" draw:z-index="73" draw:name="Shape81" draw:style-name="gr1"><svg:title>TexMaths</svg:title><svg:desc>11§display§x \in A \lor x \in B§svg§600§FALSE§</svg:desc><draw:path draw:style-name="gr2" draw:text-style-name="P4" svg:width="0.9276in" svg:height="0.0984in" svg:x="0.0031in" svg:y="0.0079in" svg:viewBox="0 0 2357 251" svg:d="M1179 251c-394 0-786 0-1179 0 0-84 0-167 0-251 785 0 1572 0 2357 0 0 84 0 167 0 251-392 0-785 0-1178 0z"><text:p/></draw:path><draw:path draw:style-name="gr3" draw:text-style-name="P5" svg:width="0.0756in" svg:height="0.0681in" svg:x="-0.0004in" svg:y="0.0429in" svg:viewBox="0 0 193 174" svg:d="M119 54c2-10 11-45 37-45 2 0 12 0 20 4-11 2-19 12-19 21 0 7 5 14 15 14 8 0 21-7 21-23 0-19-22-25-36-25-23 0-36 21-40 30-10-26-31-30-42-30-41 0-63 50-63 59 0 5 5 5 6 5 2 0 3-1 4-5 13-40 39-50 52-50 7 0 21 3 21 25 0 12-7 39-21 93-6 23-20 38-37 38-2 0-11 0-19-4 10-1 18-10 18-20 0-11-8-14-14-14-12 0-22 9-22 23 0 16 20 24 36 24 27 0 40-27 41-29 6 15 19 29 42 29 39 0 61-49 61-58 0-5-3-5-4-5-3 0-4 2-4 5-14 41-40 49-52 49-15 0-21-11-21-24 0-9 2-18 7-34 4-18 8-35 13-53z"><text:p/></draw:path><draw:path draw:style-name="gr3" draw:text-style-name="P5" svg:width="0.0756in" svg:height="0.087in" svg:x="0.1374in" svg:y="0.0283in" svg:viewBox="0 0 193 222" svg:d="M179 119c7 0 14 0 14-8s-7-8-14-8c-55 0-109 0-164 0 5-51 50-88 104-88 20 0 41 0 60 0 7 0 14 0 14-7 0-8-7-8-14-8-19 0-40 0-60 0-67 0-119 50-119 111s52 111 119 111c20 0 41 0 60 0 7 0 14 0 14-7 0-8-7-8-14-8-19 0-40 0-60 0-54 0-99-37-104-88 55 0 109 0 164 0z"><text:p/></draw:path><draw:path draw:style-name="gr3" draw:text-style-name="P5" svg:width="0.1039in" svg:height="0.1079in" svg:x="0.274in" svg:y="0in" svg:viewBox="0 0 265 275" svg:d="M55 231c-15 25-31 31-47 32-5 0-8 0-8 8 0 2 1 4 4 4 11 0 24-1 33-1 14 0 27 1 40 1 2 0 7 0 7-8 0-4-4-4-6-4-9-1-19-4-19-13 0-5 3-9 6-14 10-17 20-33 30-50 32 0 65 0 96 0 2 8 6 61 6 64 0 12-20 13-28 13-5 0-8 0-8 8 0 4 4 4 5 4 16 0 32-1 49-1 8 0 33 1 42 1 3 0 8 0 8-8 0-4-4-4-9-4-24 0-24-2-25-14-8-79-16-160-24-239 0-8 0-10-7-10-6 0-7 3-11 7-45 74-89 149-134 224zM101 174c26-42 52-84 77-126 5 42 8 84 12 126-29 0-59 0-89 0z"><text:p/></draw:path><draw:path draw:style-name="gr3" draw:text-style-name="P5" svg:width="0.0843in" svg:height="0.0937in" svg:x="0.4244in" svg:y="0.0193in" svg:viewBox="0 0 215 239" svg:d="M212 15c3-4 3-5 3-7 0-4-4-8-8-8-3 0-6 3-9 9-30 67-60 135-90 202-31-67-61-135-91-202-4-8-6-9-9-9-5 0-8 4-8 8 0 1 0 2 2 6 32 72 65 144 97 216 3 7 6 9 9 9 4 0 5-3 9-9 32-72 63-143 95-215z"><text:p/></draw:path><draw:path draw:style-name="gr3" draw:text-style-name="P5" svg:width="0.0756in" svg:height="0.0681in" svg:x="0.5555in" svg:y="0.0429in" svg:viewBox="0 0 193 174" svg:d="M118 54c3-10 12-45 38-45 2 0 11 0 20 4-11 2-19 12-19 21 0 7 5 14 15 14 8 0 21-7 21-23 0-19-22-25-36-25-23 0-36 21-40 30-10-26-31-30-42-30-41 0-63 50-63 59 0 5 3 3 5 5 3 0 4-1 5-5 13-40 39-50 52-50 7 0 21 3 21 25 0 12-7 39-21 93-7 23-20 38-37 38-2 0-12 0-19-4 10-1 18-10 18-20 0-11-8-14-14-14-12 0-22 9-22 23 0 16 20 24 36 24 26 0 40-27 41-29 4 15 19 29 42 29 39 0 61-49 61-58 0-5-3-5-4-5-3 0-4 2-4 5-14 41-40 49-52 49-15 0-21-11-21-24 0-9 2-18 6-34 4-18 8-35 13-53z"><text:p/></draw:path><draw:path draw:style-name="gr3" draw:text-style-name="P5" svg:width="0.0756in" svg:height="0.087in" svg:x="0.6929in" svg:y="0.0283in" svg:viewBox="0 0 193 222" svg:d="M179 119c7 0 14 0 14-8s-7-8-14-8c-55 0-109 0-164 0 5-51 50-88 104-88 20 0 41 0 60 0 7 0 14 0 14-7 0-8-7-8-14-8-21 0-40 0-61 0-66 0-118 50-118 111s52 111 118 111c21 0 40 0 61 0 7 0 14 0 14-7 0-8-7-8-14-8-19 0-40 0-60 0-54 0-99-37-104-88 55 0 109 0 164 0z"><text:p/></draw:path><draw:path draw:style-name="gr3" draw:text-style-name="P5" svg:width="0.1083in" svg:height="0.1028in" svg:x="0.8303in" svg:y="0.0051in" svg:viewBox="0 0 276 262" svg:d="M45 232c-3 15-4 18-35 18-7 0-10 0-10 8 0 4 3 4 10 4 46 0 92 0 139 0 60 0 106-45 106-84 0-26-23-48-60-53 40-7 81-36 81-72 0-29-25-53-72-53-43 0-87 0-130 0-7 0-11 0-11 8 0 4 3 4 11 4 1 0 7 0 14 0 8 1 11 1 11 7 0 1 0 2-2 7-18 69-34 138-52 206zM103 122c8-32 17-64 25-96 3-13 4-14 21-14 16 0 34 0 50 0 33 0 42 22 42 40 0 33-33 70-80 70-19 0-39 0-58 0zM87 250c-6 0-7 0-9 0-4-1-5-1-5-5 0-1 0-2 2-8 9-36 17-72 26-107 24 0 50 0 74 0 36 0 44 28 44 44 0 38-34 76-80 76-18 0-34 0-52 0z"><text:p/></draw:path></draw:g><text:s/>וגם <draw:g text:anchor-type="as-char" svg:y="-0.1063in" draw:z-index="75" draw:name="Shape82" draw:style-name="gr1"><svg:title>TexMaths</svg:title><svg:desc>11§display§b = 1§svg§600§FALSE§</svg:desc><draw:path draw:style-name="gr2" draw:text-style-name="P4" svg:width="0.3157in" svg:height="0.0906in" svg:x="0in" svg:y="0.0071in" svg:viewBox="0 0 803 231" svg:d="M0 0c268 0 535 0 803 0 0 77 0 154 0 231-268 0-535 0-803 0 0-77 0-154 0-231z"><text:p/></draw:path><draw:path draw:style-name="gr3" draw:text-style-name="P5" svg:width="0.0555in" svg:height="0.1063in" svg:x="-0.0004in" svg:y="0in" svg:viewBox="0 0 142 271" svg:d="M74 4c-2-1 0-4-6-4-9 0-36 3-46 4-3 0-8 0-8 8 0 5 4 5 9 5 19 0 20 2 20 6 0 2-3 16-6 23-11 42-20 84-31 126-5 18-6 25-6 38 0 37 20 61 48 61 47 0 94-57 94-114 0-34-21-60-52-60-17 0-34 11-45 23 10-39 19-77 29-116zM37 149c3-8 3-9 6-13 19-25 36-30 46-30 15 0 24 12 24 35s-12 67-18 81c-13 27-31 40-47 40-13 0-25-10-25-39 0-7 0-14 6-38 3-12 5-24 8-36z"><text:p/></draw:path><draw:path draw:style-name="gr3" draw:text-style-name="P5" svg:width="0.1008in" svg:height="0.035in" svg:x="0.1087in" svg:y="0.05in" svg:viewBox="0 0 257 90" svg:d="M243 15c7 0 14 0 14-7 0-8-7-8-12-8-79 0-156 0-233 0-4 0-12 0-12 8 0 7 8 7 13 7 77 0 153 0 230 0zM245 90c5 0 12 0 12-7 0-8-7-8-14-8-77 0-153 0-230 0-5 0-13 0-13 8 0 7 8 7 12 7 77 0 154 0 233 0z"><text:p/></draw:path><draw:path draw:style-name="gr3" draw:text-style-name="P5" svg:width="0.05in" svg:height="0.1in" svg:x="0.2736in" svg:y="0.0043in" svg:viewBox="0 0 128 255" svg:d="M79 10c0-9 0-10-9-10-24 24-58 24-70 24 0 5 0 8 0 12 8 0 31 0 51-10 0 66 0 133 0 199 0 14-1 18-37 18-4 0-7 0-12 0 0 5 0 8 0 12 15-1 48-1 63-1s50 0 63 1c0-4 0-7 0-12-5 0-8 0-12 0-36 0-37-4-37-18 0-72 0-144 0-215z"><text:p/></draw:path></draw:g>. נוכיח <draw:g text:anchor-type="as-char" svg:y="-0.1217in" draw:z-index="76" draw:name="Shape83" draw:style-name="gr1"><svg:title>TexMaths</svg:title><svg:desc>11§display§\chi'(x) = b = 1§svg§600§FALSE§</svg:desc><draw:path draw:style-name="gr2" draw:text-style-name="P4" svg:width="0.8618in" svg:height="0.1437in" svg:x="0.0028in" svg:y="0.0071in" svg:viewBox="0 0 2190 366" svg:d="M1095 366c-365 0-730 0-1095 0 0-122 0-244 0-366 730 0 1459 0 2190 0 0 122 0 244 0 366-365 0-731 0-1095 0z"><text:p/></draw:path><draw:path draw:style-name="gr3" draw:text-style-name="P5" svg:width="0.0854in" svg:height="0.0976in" svg:x="-0.0004in" svg:y="0.0543in" svg:viewBox="0 0 218 249" svg:d="M213 15c5-4 5-5 5-6 0-2-1-5-5-5-2 0-4 3-6 5-30 33-59 66-88 99-16-50-19-60-28-79-4-9-13-29-47-29-22 0-32 20-32 25 0 1 0 5 4 5s5-2 5-5c6-15 19-16 21-16 12 0 23 30 29 46 13 31 26 75 26 76s0 1-4 4c-29 33-59 66-89 98-4 5-4 6-4 7 0 2 2 4 4 4 4 0 6-2 7-4 30-32 58-65 88-98 13 41 18 55 26 76 6 11 15 31 49 31 22 0 33-20 33-26 0-2-1-4-5-4s-4 2-5 5c-5 10-13 16-21 16-20 0-46-93-55-122 31-34 62-68 92-103z"><text:p/></draw:path><draw:path draw:style-name="gr3" draw:text-style-name="P5" svg:width="0.0264in" svg:height="0.0547in" svg:x="0.0953in" svg:y="0in" svg:viewBox="0 0 68 140" svg:d="M65 24c2-5 3-7 3-9 0-8-8-15-16-15-10 0-14 9-15 13-12 39-24 77-36 117 0 1-1 2-1 4 0 4 9 6 10 6 2 0 2 0 4-5 17-37 34-73 51-111z"><text:p/></draw:path><draw:path draw:style-name="gr3" draw:text-style-name="P5" svg:width="0.035in" svg:height="0.1512in" svg:x="0.1476in" svg:y="0.0071in" svg:viewBox="0 0 90 385" svg:d="M90 381c0-1 0-1-6-8-49-49-61-122-61-179 0-69 14-136 62-183 5-5 5-5 5-7 0-3-1-4-4-4-4 0-39 26-61 76-20 42-25 85-25 118 0 28 4 75 26 119 23 47 56 72 60 72 3 0 4-1 4-4z"><text:p/></draw:path><draw:path draw:style-name="gr3" draw:text-style-name="P5" svg:width="0.0752in" svg:height="0.0685in" svg:x="0.1961in" svg:y="0.0543in" svg:viewBox="0 0 192 175" svg:d="M119 54c2-10 11-45 37-45 2 0 12 0 20 4-11 2-19 12-19 21 0 7 5 14 16 14 7 0 19-7 19-23 0-19-22-25-35-25-23 0-36 21-40 30-10-26-31-30-42-30-41 0-63 50-63 59 0 5 4 5 6 5s3-1 4-5c13-40 38-50 52-50 7 0 21 3 21 25 0 12-7 39-21 93-6 24-20 39-37 39-2 0-11 0-19-4 9-2 18-10 18-21s-9-13-14-13c-12 0-22 10-22 22 0 17 20 25 37 25 26 0 39-28 40-30 5 15 19 30 42 30 40 0 62-50 62-59 0-4-4-4-5-4-3 0-3 1-4 4-14 41-40 50-52 50-16 0-21-12-21-25 0-9 2-17 7-34 4-18 8-35 13-53z"><text:p/></draw:path><draw:path draw:style-name="gr3" draw:text-style-name="P5" svg:width="0.035in" svg:height="0.1512in" svg:x="0.2878in" svg:y="0.0071in" svg:viewBox="0 0 90 385" svg:d="M90 194c0-31-4-77-26-121-23-48-56-73-60-73-2 0-4 2-4 4s0 2 8 9c37 38 59 99 59 181 0 64-14 132-62 180-5 6-5 6-5 7 0 2 2 4 4 4 4 0 39-26 62-76 19-42 24-85 24-115z"><text:p/></draw:path><draw:path draw:style-name="gr3" draw:text-style-name="P5" svg:width="0.1008in" svg:height="0.0354in" svg:x="0.389in" svg:y="0.066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55in" svg:height="0.1063in" svg:x="0.548in" svg:y="0.0161in" svg:viewBox="0 0 142 271" svg:d="M74 4c0-1 0-4-5-4-9 0-37 3-47 3-3 1-8 1-8 8 0 6 4 6 10 6 18 0 19 2 19 6 0 2-3 16-6 23-11 42-21 84-32 127-4 18-5 25-5 38 0 36 20 60 48 60 47 0 94-56 94-113 0-35-21-61-52-61-17 0-33 11-45 23 10-39 19-77 29-116zM37 150c3-8 3-9 6-14 20-25 37-30 47-30 13 0 24 11 24 36 0 23-13 67-19 80-14 27-31 40-47 40-13 0-25-10-25-39 0-6 0-13 6-38 3-12 5-24 8-35z"><text:p/></draw:path><draw:path draw:style-name="gr3" draw:text-style-name="P5" svg:width="0.1008in" svg:height="0.0354in" svg:x="0.6567in" svg:y="0.066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in" svg:height="0.1in" svg:x="0.8224in" svg:y="0.0213in" svg:viewBox="0 0 128 255" svg:d="M79 10c0-10 0-10-9-10-24 24-58 24-70 24 0 5 0 8 0 12 8 0 31 0 51-10 0 66 0 132 0 198 0 15-2 19-37 19-4 0-7 0-12 0 0 5 0 9 0 12 13-1 47-1 63-1 15 0 48 0 63 1 0-3 0-7 0-12-5 0-8 0-13 0-35 0-36-4-36-19 0-71 0-143 0-214z"><text:p/></draw:path></draw:g>. נניח בשלילה ש־<draw:g text:anchor-type="as-char" svg:y="-0.1217in" draw:z-index="77" draw:name="Shape84" draw:style-name="gr1"><svg:title>TexMaths</svg:title><svg:desc>11§display§\chi'(x) \neq 1§svg§600§FALSE§</svg:desc><draw:path draw:style-name="gr2" draw:text-style-name="P4" svg:width="0.5933in" svg:height="0.1437in" svg:x="0.0028in" svg:y="0.0071in" svg:viewBox="0 0 1508 366" svg:d="M755 366c-252 0-503 0-755 0 0-122 0-244 0-366 503 0 1005 0 1508 0 0 122 0 244 0 366-251 0-503 0-753 0z"><text:p/></draw:path><draw:path draw:style-name="gr3" draw:text-style-name="P5" svg:width="0.0854in" svg:height="0.0976in" svg:x="-0.0004in" svg:y="0.0543in" svg:viewBox="0 0 218 249" svg:d="M213 15c5-4 5-5 5-6 0-2-2-5-5-5-2 0-4 3-6 5-30 33-59 66-88 99-16-50-19-60-28-79-4-9-13-29-47-29-22 0-32 20-32 25 0 1 0 5 4 5s5-2 5-5c6-15 19-16 21-16 12 0 23 30 29 46 13 31 26 75 26 76s0 1-4 4c-29 33-59 66-89 98-4 5-4 6-4 7 0 2 2 4 4 4 4 0 6-2 7-4 30-32 58-65 88-98 13 41 18 55 26 76 6 11 15 31 49 31 22 0 33-20 33-26 0-2-2-4-6-4s-3 2-4 5c-5 10-13 16-21 16-20 0-46-93-55-122 31-34 62-68 92-103z"><text:p/></draw:path><draw:path draw:style-name="gr3" draw:text-style-name="P5" svg:width="0.026in" svg:height="0.0547in" svg:x="0.0953in" svg:y="0in" svg:viewBox="0 0 67 140" svg:d="M65 24c2-5 2-7 2-9 0-8-7-15-15-15-10 0-14 9-16 13-12 39-23 77-35 117 0 1-1 2-1 4 0 4 8 6 10 6s2 0 4-5c17-37 34-73 51-111z"><text:p/></draw:path><draw:path draw:style-name="gr3" draw:text-style-name="P5" svg:width="0.035in" svg:height="0.1512in" svg:x="0.1476in" svg:y="0.0071in" svg:viewBox="0 0 90 385" svg:d="M90 381c0-1 0-1-6-8-49-49-61-122-61-179 0-69 14-136 62-183 5-5 5-5 5-7 0-3-2-4-4-4-4 0-39 26-62 76-20 42-24 85-24 118 0 28 4 75 25 119 24 47 57 72 61 72 2 0 4-1 4-4z"><text:p/></draw:path><draw:path draw:style-name="gr3" draw:text-style-name="P5" svg:width="0.0752in" svg:height="0.0685in" svg:x="0.1965in" svg:y="0.0543in" svg:viewBox="0 0 192 175" svg:d="M118 54c2-10 12-45 38-45 2 0 11 0 20 4-11 2-19 12-19 21 0 7 5 14 15 14 8 0 20-7 20-23 0-19-23-25-36-25-22 0-35 21-39 30-10-26-31-30-42-30-41 0-63 50-63 59 0 5 3 4 4 5 4 0 5-1 6-5 13-40 38-50 52-50 7 0 21 3 21 25 0 12-7 39-21 93-7 24-20 39-37 39-2 0-12 0-19-4 9-2 18-10 18-21s-9-13-14-13c-12 0-22 10-22 22 0 17 20 25 36 25 26 0 40-28 41-30 4 15 19 30 42 30 39 0 61-50 61-59 0-4-3-4-4-4-3 0-4 1-6 4-12 41-38 50-50 50-16 0-22-12-22-25 0-9 3-17 6-34 5-18 9-35 14-53z"><text:p/></draw:path><draw:path draw:style-name="gr3" draw:text-style-name="P5" svg:width="0.0346in" svg:height="0.1512in" svg:x="0.2878in" svg:y="0.0071in" svg:viewBox="0 0 89 385" svg:d="M89 194c0-31-4-77-25-121-23-48-56-73-61-73-2 0-3 2-3 4s0 2 7 9c38 38 60 99 60 181 0 64-14 132-63 180-4 6-4 6-4 7 0 2 1 4 3 4 5 0 39-26 62-76 20-42 24-85 24-115z"><text:p/></draw:path><draw:path draw:style-name="gr3" draw:text-style-name="P5" svg:width="0.0752in" svg:height="0.1409in" svg:x="0.4012in" svg:y="0.0134in" svg:viewBox="0 0 192 359" svg:d="M189 15c3-5 3-6 3-7 0-2-2-8-7-8s-6 2-9 8c-57 112-116 223-173 335-3 6-3 7-3 8 0 3 2 8 8 8 4 0 5-2 7-8 59-112 116-223 174-336z"><text:p/></draw:path><draw:path draw:style-name="gr3" draw:text-style-name="P5" svg:width="0.1004in" svg:height="0.0354in" svg:x="0.3886in" svg:y="0.0661in" svg:viewBox="0 0 256 91" svg:d="M243 17c6 0 13-2 13-9 0-8-7-8-12-8-77 0-155 0-232 0-5 0-12 0-12 8 0 7 7 9 13 9 77 0 153 0 230 0zM244 91c5 0 12 0 12-7 0-9-7-9-13-9-77 0-153 0-230 0-6 0-13 0-13 9 0 7 7 7 12 7 77 0 155 0 232 0z"><text:p/></draw:path><draw:path draw:style-name="gr3" draw:text-style-name="P5" svg:width="0.05in" svg:height="0.1in" svg:x="0.5539in" svg:y="0.0213in" svg:viewBox="0 0 128 255" svg:d="M79 10c0-10 0-10-9-10-24 24-58 24-70 24 0 5 0 8 0 12 8 0 31 0 51-10 0 66 0 132 0 198 0 15-2 19-37 19-4 0-7 0-12 0 0 5 0 9 0 12 13-1 47-1 63-1 15 0 48 0 63 1 0-3 0-7 0-12-5 0-8 0-13 0-35 0-36-4-36-19 0-71 0-143 0-214z"><text:p/></draw:path></draw:g>. לפני הטענה לעיל, ולפי שלילה בעזרת חוקי דה־מורגן, נגרר <draw:g text:anchor-type="as-char" svg:y="-0.1575in" draw:z-index="82" draw:name="Shape85" draw:style-name="gr1"><svg:title>TexMaths</svg:title><svg:desc>11§display§\chi^{(E)}_A(y), \chi^{(E)}_B(y) \neq 1§svg§600§FALSE§</svg:desc><draw:path draw:style-name="gr2" draw:text-style-name="P4" svg:width="1.3012in" svg:height="0.1866in" svg:x="0.0028in" svg:y="0.0079in" svg:viewBox="0 0 3306 475" svg:d="M1654 475c-552 0-1103 0-1654 0 0-158 0-317 0-475 1102 0 2204 0 3306 0 0 158 0 317 0 475-551 0-1102 0-1652 0z"><text:p/></draw:path><draw:path draw:style-name="gr3" draw:text-style-name="P5" svg:width="0.0854in" svg:height="0.0976in" svg:x="-0.0004in" svg:y="0.0929in" svg:viewBox="0 0 218 249" svg:d="M213 14c5-4 5-4 5-5 0-2-1-6-5-6-2 0-4 2-6 6-30 33-58 65-88 98-16-49-19-59-28-80-4-8-13-27-47-27-22 0-32 20-32 25 1 1 0 4 5 4 3 0 4-3 4-5 7-14 19-16 21-16 12 0 23 29 30 46 12 31 25 76 25 77-1 1 0 1-3 4-30 33-60 66-90 99-4 4-4 4-4 6 0 3 2 5 4 5 4 0 6-3 7-5 30-32 58-65 88-98 13 39 18 55 26 77 6 11 15 30 49 30 22 0 33-21 33-25 0-2-1-4-5-4s-4 1-5 5c-4 9-13 15-21 15-20 0-46-93-55-123 31-34 62-69 92-103z"><text:p/></draw:path><draw:path draw:style-name="gr3" draw:text-style-name="P5" svg:width="0.0272in" svg:height="0.1059in" svg:x="0.1024in" svg:y="0in" svg:viewBox="0 0 70 270" svg:d="M65 0c-51 36-65 93-65 135 0 37 12 97 65 135 2 0 5 0 5-3 0-2 0-2-2-5-36-32-49-78-49-127 0-72 27-109 50-128 1-2 1-3 1-4 0-3-3-3-5-3z"><text:p/></draw:path><draw:path draw:style-name="gr3" draw:text-style-name="P5" svg:width="0.0819in" svg:height="0.0713in" svg:x="0.1453in" svg:y="0.0079in" svg:viewBox="0 0 209 182" svg:d="M196 121c1-5 1-5 1-6s-1-3-4-3c-2 0-3 0-4 1-1 2-1 1-3 8-18 38-32 53-76 53-15 0-31 0-46 0-9 0-9-2-9-4s0-1 1-5c7-24 12-49 19-73 10 0 20 0 30 0 22 0 25 4 25 12 0 4-1 8-2 12s-1 3-1 4 0 4 4 4 4-1 5-7c6-19 10-38 16-58 0-3 0-3 0-4 0-2-2-3-5-3s-3 1-5 6c-6 21-13 24-36 24-10 0-19 0-29 0 6-21 11-42 17-63 2-9 2-10 13-10 14 0 29 0 44 0 36 0 45 7 45 32 0 6-1 15-1 16 0 2 0 4 4 4 5 0 5-2 5-6 2-15 3-32 5-47 0-8-1-8-8-8-49 0-100 0-149 0-6 0-9 0-9 5 0 4 3 4 10 4 3 0 4 0 10 1 5 0 5 1 5 3s0 6-1 7c-12 47-23 93-35 140-2 11-3 14-24 14-5 0-8 0-8 5 0 3 3 3 8 3 50 0 102 0 153 0 6 0 7 0 10-4 8-20 16-39 25-57z"><text:p/></draw:path><draw:path draw:style-name="gr3" draw:text-style-name="P5" svg:width="0.0272in" svg:height="0.1059in" svg:x="0.2406in" svg:y="0in" svg:viewBox="0 0 70 270" svg:d="M6 0c-3 0-6 0-6 3 0 1 1 2 2 5 23 21 50 57 50 127 0 56-18 99-46 125-6 5-6 5-6 7 0 1 1 3 3 3 4 0 30-19 48-51 12-24 19-52 19-84 0-38-12-97-64-135z"><text:p/></draw:path><draw:path draw:style-name="gr3" draw:text-style-name="P5" svg:width="0.0799in" svg:height="0.0752in" svg:x="0.0961in" svg:y="0.1283in" svg:viewBox="0 0 204 192" svg:d="M41 159c-10 16-19 22-34 23-4 0-7 0-7 6 0 3 2 4 4 4 7 0 16-1 24-1s19 1 27 1c1 0 6 0 6-6 0-4-4-4-5-4-2 0-12-1-12-7 0-4 2-9 4-11 7-11 15-22 21-33 27 0 52 0 78 0 3 14 5 29 7 45-1 2-3 6-19 6-3 0-7 0-7 6 0 1 1 4 4 4 8 0 28-1 35-1 5 0 11 0 16 0s11 1 15 1 6-2 6-5c0-5-4-5-8-5-16 0-16-2-17-8-7-57-16-111-24-166-1-7-2-8-6-8-6 0-7 2-9 5-33 52-66 103-99 154zM76 121c19-30 38-58 57-88 5 30 8 58 12 88-23 0-46 0-69 0z"><text:p/></draw:path><draw:path draw:style-name="gr3" draw:text-style-name="P5" svg:width="0.0346in" svg:height="0.1504in" svg:x="0.3031in" svg:y="0.0457in" svg:viewBox="0 0 89 383" svg:d="M89 380c0-1 0-2-6-9-49-48-61-120-61-179 0-67 14-134 63-182 4-5 4-6 4-7 0-2-1-3-3-3-5 0-39 25-62 75-20 42-24 84-24 117 0 30 4 77 25 119 23 48 56 72 61 72 2 0 3-1 3-3z"><text:p/></draw:path><draw:path draw:style-name="gr3" draw:text-style-name="P5" svg:width="0.0697in" svg:height="0.0976in" svg:x="0.352in" svg:y="0.0929in" svg:viewBox="0 0 178 249" svg:d="M176 23c2-5 2-7 2-9 0-6-5-11-11-11-4 0-11 4-14 9 0 2-3 13-6 21-2 10-5 20-7 31-6 23-11 46-17 69-2 5-18 33-44 33-20 0-24-18-24-32 0-18 7-41 20-75 6-16 8-21 8-28 0-17-13-31-32-31-37 0-51 55-51 59s3 4 4 4c5 0 5-2 7-7 10-36 25-48 39-48 3 0 9 0 9 13 0 9-4 19-6 26-16 41-22 63-22 81 0 35 24 47 46 47 15 0 29-7 40-18-6 20-10 38-26 59-10 14-24 24-43 24-4 0-22-1-28-16 5 0 11 0 16-4 4-4 8-9 8-16 0-12-11-14-14-14-9 0-22 7-22 25 0 20 17 34 40 34 41 0 81-35 92-79 12-49 24-98 36-147z"><text:p/></draw:path><draw:path draw:style-name="gr3" draw:text-style-name="P5" svg:width="0.035in" svg:height="0.1504in" svg:x="0.4358in" svg:y="0.0457in" svg:viewBox="0 0 90 383" svg:d="M90 192c0-29-4-77-25-121-23-47-56-71-61-71-2 0-4 1-4 3 0 1 0 2 8 9 38 39 60 100 60 180 0 66-14 133-62 181-6 5-6 6-6 7 0 2 2 3 4 3 5 0 39-25 62-74 20-42 24-85 24-117z"><text:p/></draw:path><draw:path draw:style-name="gr3" draw:text-style-name="P5" svg:width="0.0173in" svg:height="0.0449in" svg:x="0.4996in" svg:y="0.1429in" svg:viewBox="0 0 45 115" svg:d="M45 41c0-26-9-41-24-41-13 0-21 10-21 21s8 21 21 21c4 0 10-2 13-6 1-1 1-1 2-1 0 2 1 0 1 6 0 28-14 51-26 64-4 5-4 5-4 7s2 3 3 3c4 0 35-29 35-74z"><text:p/></draw:path><draw:path draw:style-name="gr3" draw:text-style-name="P5" svg:width="0.0854in" svg:height="0.0976in" svg:x="0.5587in" svg:y="0.0929in" svg:viewBox="0 0 218 249" svg:d="M213 14c5-4 5-4 5-5 0-2-1-6-5-6-2 0-4 2-6 6-30 33-58 65-88 98-16-49-19-59-28-80-4-8-13-27-47-27-22 0-32 20-32 25 1 1 0 4 5 4 3 0 4-3 4-5 7-14 19-16 21-16 12 0 23 29 30 46 12 31 25 76 25 77-1 1 0 1-3 4-30 33-60 66-90 99-4 4-4 4-4 6 0 3 2 5 4 5 4 0 6-3 7-5 30-32 58-65 88-98 13 39 18 55 26 77 6 11 15 30 49 30 22 0 33-21 33-25 0-2-1-4-5-4s-4 1-5 5c-4 9-13 15-21 15-20 0-46-93-55-123 31-34 62-69 92-103z"><text:p/></draw:path><draw:path draw:style-name="gr3" draw:text-style-name="P5" svg:width="0.0272in" svg:height="0.1059in" svg:x="0.661in" svg:y="0in" svg:viewBox="0 0 70 270" svg:d="M65 0c-51 36-65 93-65 135 0 37 12 97 65 135 2 0 5 0 5-3 0-2 0-2-2-5-36-32-49-78-49-127 0-72 27-109 50-128 1-2 1-3 1-4 0-3-3-3-5-3z"><text:p/></draw:path><draw:path draw:style-name="gr3" draw:text-style-name="P5" svg:width="0.0819in" svg:height="0.0713in" svg:x="0.7039in" svg:y="0.0079in" svg:viewBox="0 0 209 182" svg:d="M196 121c1-5 1-5 1-6s-1-3-4-3c-2 0-3 0-4 1-1 2-1 1-3 8-18 38-32 53-76 53-15 0-31 0-46 0-9 0-9-2-9-4s0-1 1-5c7-24 12-49 19-73 10 0 20 0 30 0 22 0 25 4 25 12 0 4-1 8-2 12s-1 3-1 4 0 4 4 4 4-1 5-7c6-19 10-38 16-58 0-3 0-3 0-4 0-2-2-3-5-3s-3 1-5 6c-6 21-13 24-36 24-10 0-19 0-29 0 6-21 11-42 17-63 2-9 2-10 13-10 14 0 29 0 44 0 36 0 45 7 45 32 0 6-1 15-1 16 0 2 0 4 4 4 5 0 5-2 5-6 2-15 3-32 5-47 0-8-1-8-8-8-49 0-100 0-149 0-6 0-9 0-9 5 0 4 3 4 10 4 3 0 4 0 10 1 5 0 5 1 5 3s0 6-1 7c-12 47-23 93-35 140-2 11-3 14-24 14-5 0-8 0-8 5 0 3 3 3 8 3 50 0 102 0 153 0 6 0 7 0 10-4 8-20 16-39 25-57z"><text:p/></draw:path><draw:path draw:style-name="gr3" draw:text-style-name="P5" svg:width="0.0272in" svg:height="0.1059in" svg:x="0.7992in" svg:y="0in" svg:viewBox="0 0 70 270" svg:d="M6 0c-3 0-6 0-6 3 0 1 1 2 2 5 23 21 50 57 50 127 0 56-18 99-46 125-6 5-6 5-6 7 0 1 1 3 3 3 4 0 30-19 48-51 12-24 19-52 19-84 0-38-12-97-64-135z"><text:p/></draw:path><draw:path draw:style-name="gr3" draw:text-style-name="P5" svg:width="0.0811in" svg:height="0.072in" svg:x="0.6567in" svg:y="0.1311in" svg:viewBox="0 0 207 184" svg:d="M32 164c-2 8-3 11-24 11-5 0-8 0-8 5 0 4 3 4 8 4 35 0 69 0 104 0 46 0 81-30 81-58 0-18-18-35-47-38 33-6 61-27 61-50 0-20-21-38-56-38-33 0-66 0-99 0-5 0-8 0-8 5s3 5 8 5c1 0 5 0 11 0 5 1 5 1 5 4 0 2 0 2 0 6-12 48-24 95-36 144zM75 85c5-22 11-44 16-66 3-8 3-9 15-9 13 0 27 0 40 0 28 0 34 17 34 28 0 22-25 47-61 47-14 0-30 0-44 0zM62 175c-8 0-9 0-9-4 0-2 0-1 1-5 7-25 12-50 19-74 19 0 38 0 58 0 25 0 35 17 35 33 0 27-27 50-60 50-15 0-30 0-44 0z"><text:p/></draw:path><draw:path draw:style-name="gr3" draw:text-style-name="P5" svg:width="0.0346in" svg:height="0.1504in" svg:x="0.8622in" svg:y="0.0457in" svg:viewBox="0 0 89 383" svg:d="M89 380c0-1 0-2-6-9-49-48-61-120-61-179 0-67 15-134 63-182 4-5 4-6 4-7 0-2-1-3-3-3-5 0-39 25-62 75-20 42-24 84-24 117 0 30 4 77 25 119 23 48 56 72 61 72 2 0 3-1 3-3z"><text:p/></draw:path><draw:path draw:style-name="gr3" draw:text-style-name="P5" svg:width="0.0697in" svg:height="0.0976in" svg:x="0.9106in" svg:y="0.0929in" svg:viewBox="0 0 178 249" svg:d="M176 23c2-5 2-7 2-9 0-6-5-11-11-11-4 0-11 4-14 9 0 2-3 13-6 21-2 10-5 20-7 31-6 23-11 46-17 69-2 5-18 33-44 33-20 0-24-18-24-32 0-18 7-41 20-75 6-16 8-21 8-28 0-17-13-31-32-31-37 0-51 55-51 59s3 4 4 4c5 0 5-2 7-7 10-36 25-48 39-48 3 0 9 0 9 13 0 9-4 19-6 26-16 41-22 63-22 81 0 35 24 47 46 47 15 0 29-7 40-18-6 20-10 38-26 59-10 14-24 24-43 24-4 0-22-1-28-16 5 0 11 0 16-4 4-4 8-9 8-16 0-12-11-14-14-14-9 0-22 7-22 25 0 20 17 34 40 34 41 0 81-35 92-79 12-49 24-98 36-147z"><text:p/></draw:path><draw:path draw:style-name="gr3" draw:text-style-name="P5" svg:width="0.0346in" svg:height="0.1504in" svg:x="0.9949in" svg:y="0.0457in" svg:viewBox="0 0 89 383" svg:d="M89 192c0-29-4-77-25-121-23-47-56-71-61-71-2 0-3 1-3 3 0 1 0 2 7 9 38 39 60 100 60 180 0 66-14 133-63 181-4 5-4 6-4 7 0 2 1 3 3 3 5 0 39-25 62-74 20-42 24-85 24-117z"><text:p/></draw:path><draw:path draw:style-name="gr3" draw:text-style-name="P5" svg:width="0.0756in" svg:height="0.1406in" svg:x="1.1091in" svg:y="0.0496in" svg:viewBox="0 0 193 358" svg:d="M189 15c4-5 4-5 4-7 0-3-3-8-8-8s-6 3-9 8c-58 112-115 224-174 336-2 5-2 5-2 6 0 4 2 8 8 8 4 0 5-2 7-8 59-111 116-223 174-335z"><text:p/></draw:path><draw:path draw:style-name="gr3" draw:text-style-name="P5" svg:width="0.1008in" svg:height="0.035in" svg:x="1.0961in" svg:y="0.102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in" svg:height="0.1008in" svg:x="1.2618in" svg:y="0.0579in" svg:viewBox="0 0 128 257" svg:d="M79 10c0-9 0-10-9-10-24 24-58 24-70 24 0 5 0 8 0 12 8 0 31 0 51-10 0 66 0 133 0 200 0 14-1 19-37 19-4 0-7 0-12 0 0 3 0 8 0 12 13-1 48-1 63-1s48 0 63 1c0-4 0-9 0-12-5 0-8 0-12 0-36 0-37-5-37-19 0-72 0-144 0-216z"><text:p/></draw:path></draw:g>, <text:span text:style-name="T6">וע"פ הגדרת פונקציה אופיינית נגרר </text:span><text:span text:style-name="T6"><draw:g text:anchor-type="as-char" svg:y="-0.1102in" draw:z-index="83" draw:name="Shape86" draw:style-name="gr1"><svg:title>TexMaths</svg:title><svg:desc>11§display§x \not\in A \land x \not\in B§svg§600§FALSE§</svg:desc><draw:path draw:style-name="gr2" draw:text-style-name="P4" svg:width="0.9276in" svg:height="0.1256in" svg:x="0.0031in" svg:y="0.0079in" svg:viewBox="0 0 2357 320" svg:d="M1179 320c-394 0-786 0-1179 0 0-107 0-213 0-320 785 0 1572 0 2357 0 0 107 0 213 0 320-392 0-785 0-1178 0z"><text:p/></draw:path><draw:path draw:style-name="gr3" draw:text-style-name="P5" svg:width="0.0756in" svg:height="0.0685in" svg:x="-0.0004in" svg:y="0.0429in" svg:viewBox="0 0 193 175" svg:d="M119 54c2-10 11-45 37-45 2 0 12 0 20 4-11 2-19 12-19 21 0 7 5 15 15 15 8 0 21-8 21-24 0-19-22-25-36-25-23 0-36 21-40 30-10-26-31-30-42-30-41 0-63 50-63 60 0 4 5 4 6 4 2 0 3-1 4-4 13-41 39-51 52-51 7 0 21 3 21 25 0 12-7 39-21 93-6 24-20 40-37 40-2 0-11 0-19-5 10-2 18-10 18-21s-8-13-14-13c-12 0-22 10-22 22 0 18 20 25 36 25 27 0 40-27 41-29 6 14 19 29 42 29 39 0 61-49 61-59 0-5-3-5-4-5-3 0-4 3-4 5-14 42-40 51-52 51-15 0-21-13-21-26 0-9 2-16 7-34 4-18 8-35 13-53z"><text:p/></draw:path><draw:path draw:style-name="gr3" draw:text-style-name="P5" svg:width="0.076in" svg:height="0.1413in" svg:x="0.1457in" svg:y="0in" svg:viewBox="0 0 194 360" svg:d="M190 15c4-5 4-6 4-7 0-2-3-8-8-8-6 0-7 2-9 8-58 112-115 224-174 336-3 6-3 7-3 8 0 3 3 8 8 8s6-3 9-8c58-113 115-224 173-337z"><text:p/></draw:path><draw:path draw:style-name="gr3" draw:text-style-name="P5" svg:width="0.0756in" svg:height="0.0874in" svg:x="0.1374in" svg:y="0.0283in" svg:viewBox="0 0 193 223" svg:d="M179 120c7 0 14 0 14-7 0-9-7-9-14-9-55 0-109 0-164 0 5-51 50-89 104-89 20 0 41 0 60 0 7 0 14 0 14-7 0-8-7-8-14-8-19 0-40 0-60 0-67 0-119 50-119 113 0 61 52 110 119 110 20 0 41 0 60 0 7 0 14 0 14-8s-7-8-14-8c-19 0-40 0-60 0-54 0-99-36-104-87 55 0 109 0 164 0z"><text:p/></draw:path><draw:path draw:style-name="gr3" draw:text-style-name="P5" svg:width="0.1039in" svg:height="0.1083in" svg:x="0.274in" svg:y="0in" svg:viewBox="0 0 265 276" svg:d="M55 232c-15 25-31 31-47 32-5 1-8 1-8 7 0 3 1 5 4 5 11 0 24-1 33-1 14 0 27 1 40 1 2 0 7 0 7-8 0-3-4-4-6-4-9 0-19-4-19-14 0-4 3-8 6-14 10-16 20-33 30-48 32 0 65 0 96 0 2 7 6 59 6 64 0 11-20 12-28 12-5 0-8 0-8 7 0 5 4 5 5 5 16 0 32-1 49-1 8 0 33 1 42 1 3 0 8 0 8-8 0-4-4-4-9-4-24 0-24-3-25-14-8-79-16-160-24-240 0-8 0-10-7-10-6 0-7 3-11 7-45 75-89 150-134 225zM101 175c26-43 52-85 77-126 5 41 8 83 12 126-29 0-59 0-89 0z"><text:p/></draw:path><draw:path draw:style-name="gr3" draw:text-style-name="P5" svg:width="0.0843in" svg:height="0.0933in" svg:x="0.4244in" svg:y="0.0193in" svg:viewBox="0 0 215 238" svg:d="M117 8c-4-7-6-8-9-8-6 0-7 2-9 8-32 71-64 143-96 215-2 4-3 5-3 8 0 4 3 7 8 7 3 0 5-1 9-9 30-67 60-135 91-203 30 68 60 136 90 203 4 9 8 9 9 9 4 0 8-3 8-7 0-2 0-3-3-7-32-72-63-145-95-216z"><text:p/></draw:path><draw:path draw:style-name="gr3" draw:text-style-name="P5" svg:width="0.0756in" svg:height="0.0685in" svg:x="0.5555in" svg:y="0.0429in" svg:viewBox="0 0 193 175" svg:d="M118 54c3-10 12-45 38-45 2 0 11 0 20 4-11 2-19 12-19 21 0 7 5 15 15 15 8 0 21-8 21-24 0-19-22-25-36-25-23 0-36 21-40 30-10-26-31-30-42-30-41 0-63 50-63 60 0 4 3 3 5 4 3 0 4-1 5-4 13-41 39-51 52-51 7 0 21 3 21 25 0 12-7 39-21 93-7 24-20 40-37 40-2 0-12 0-19-5 10-2 18-10 18-21s-8-13-14-13c-12 0-22 10-22 22 0 18 20 25 36 25 26 0 40-27 41-29 4 14 19 29 42 29 39 0 61-49 61-59 0-5-3-5-4-5-3 0-4 3-4 5-14 42-40 51-52 51-15 0-21-13-21-26 0-9 2-16 6-34s8-35 13-53z"><text:p/></draw:path><draw:path draw:style-name="gr3" draw:text-style-name="P5" svg:width="0.076in" svg:height="0.1413in" svg:x="0.7012in" svg:y="0in" svg:viewBox="0 0 194 360" svg:d="M190 15c4-5 4-6 4-7 0-2-4-8-8-8-6 0-7 2-9 8-58 112-115 224-174 336-3 6-3 7-3 8 0 3 3 8 8 8s6-3 9-8c58-113 115-224 173-337z"><text:p/></draw:path><draw:path draw:style-name="gr3" draw:text-style-name="P5" svg:width="0.0756in" svg:height="0.0874in" svg:x="0.6929in" svg:y="0.0283in" svg:viewBox="0 0 193 223" svg:d="M179 120c7 0 14 0 14-7 0-9-7-9-14-9-55 0-109 0-164 0 5-51 50-89 104-89 20 0 41 0 60 0 7 0 14 0 14-7 0-8-7-8-14-8-21 0-40 0-61 0-66 0-118 50-118 113 0 61 52 110 118 110 21 0 40 0 61 0 7 0 14 0 14-8s-7-8-14-8c-19 0-40 0-60 0-54 0-99-36-104-87 55 0 109 0 164 0z"><text:p/></draw:path><draw:path draw:style-name="gr3" draw:text-style-name="P5" svg:width="0.1083in" svg:height="0.1031in" svg:x="0.8303in" svg:y="0.0051in" svg:viewBox="0 0 276 263" svg:d="M45 233c-3 14-4 17-35 17-7 0-10 0-10 8 0 5 3 5 10 5 46 0 92 0 139 0 60 0 106-46 106-83 0-28-23-50-60-54 40-8 81-37 81-73 0-29-25-53-72-53-43 0-87 0-130 0-7 0-11 0-11 8 0 4 3 4 11 4 1 0 7 0 14 0 8 1 11 1 11 7 0 1 0 2-2 7-18 69-34 138-52 207zM103 122c8-32 17-64 25-96 3-13 4-14 21-14 16 0 34 0 50 0 33 0 42 22 42 40 0 34-33 70-80 70-19 0-39 0-58 0zM87 250c-6 0-7 0-9 0-4 0-5-1-5-4 0-1 0-1 2-9 9-35 17-70 26-106 24 0 50 0 74 0 36 0 44 28 44 46 0 36-34 73-80 73-18 0-34 0-52 0z"><text:p/></draw:path></draw:g></text:span><text:span text:style-name="T6"><text:s/>כלומר </text:span><text:span text:style-name="T6"><draw:g text:anchor-type="as-char" svg:y="-0.1134in" draw:z-index="84" draw:name="Shape87" draw:style-name="gr1"><svg:title>TexMaths</svg:title><svg:desc>11§display§\lnot(x \in A \lor x \in B)§svg§600§FALSE§</svg:desc><draw:path draw:style-name="gr2" draw:text-style-name="P4" svg:width="1.1402in" svg:height="0.1358in" svg:x="-0.0004in" svg:y="0.0071in" svg:viewBox="0 0 2897 346" svg:d="M1450 346c-484 0-967 0-1450 0 0-116 0-230 0-346 966 0 1931 0 2897 0 0 116 0 230 0 346-483 0-966 0-1447 0z"><text:p/></draw:path><draw:path draw:style-name="gr3" draw:text-style-name="P5" svg:width="0.0839in" svg:height="0.0402in" svg:x="0.0004in" svg:y="0.0598in" svg:viewBox="0 0 214 103" svg:d="M214 14c0-13-1-14-13-14-62 0-125 0-188 0-6 0-13 0-13 8 0 7 7 7 13 7 62 0 124 0 186 0 0 25 0 50 0 74 0 8 0 14 8 14 7 0 7-6 7-14 0-25 0-49 0-75z"><text:p/></draw:path><draw:path draw:style-name="gr3" draw:text-style-name="P5" svg:width="0.035in" svg:height="0.1512in" svg:x="0.1083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5" svg:width="0.0752in" svg:height="0.0685in" svg:x="0.1567in" svg:y="0.0453in" svg:viewBox="0 0 192 175" svg:d="M118 54c2-10 12-45 38-45 2 0 11 0 20 4-11 2-19 12-19 21 0 7 5 14 15 14 8 0 20-7 20-23 0-19-23-25-35-25-23 0-36 21-40 30-10-26-31-30-42-30-41 0-63 50-63 59 0 5 3 4 4 5 4 0 5-1 6-5 13-40 38-50 52-50 7 0 21 3 21 25 0 12-7 39-21 93-7 24-20 39-37 39-3 0-12 0-19-4 9-2 18-10 18-21s-9-13-14-13c-12 0-22 10-22 22 0 17 20 25 36 25 26 0 40-27 41-30 4 15 19 30 42 30 39 0 61-49 61-59 0-4-3-4-4-4-3 0-4 1-4 4-14 41-40 50-52 50-16 0-22-12-22-25 0-9 3-17 6-34 5-18 9-35 14-53z"><text:p/></draw:path><draw:path draw:style-name="gr3" draw:text-style-name="P5" svg:width="0.0752in" svg:height="0.087in" svg:x="0.2945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5" svg:width="0.1039in" svg:height="0.1079in" svg:x="0.4303in" svg:y="0.0043in" svg:viewBox="0 0 265 275" svg:d="M56 231c-15 26-31 31-47 32-5 1-9 1-9 8 0 2 2 4 5 4 11 0 22-1 33-1 14 0 27 1 39 1 3 0 8 0 8-7 0-4-4-5-7-5-9 0-18-3-18-13 0-4 3-9 6-14 10-17 20-32 30-49 32 0 65 0 96 0 0 9 6 60 6 64 0 11-20 12-28 12-5 0-8 0-8 8 0 4 4 4 5 4 16 0 32-1 47-1 10 0 35 1 44 1 3 0 7 0 7-7 0-5-3-5-9-5-23 0-23-2-24-13-8-79-16-160-24-240-1-8-1-10-8-10-5 0-8 3-10 7-45 74-89 149-134 224zM102 175c26-43 51-85 76-127 5 42 9 84 13 127-29 0-59 0-89 0z"><text:p/></draw:path><draw:path draw:style-name="gr3" draw:text-style-name="P5" svg:width="0.0839in" svg:height="0.0937in" svg:x="0.5811in" svg:y="0.0217in" svg:viewBox="0 0 214 239" svg:d="M212 17c2-6 2-7 2-8 0-5-3-9-7-9s-6 3-9 9c-30 68-61 136-90 203-31-67-61-135-92-203-3-8-5-9-8-9-5 0-8 4-8 9 1 2 0 1 2 5 32 73 65 146 97 217 2 6 5 8 9 8s5-3 7-8c32-71 65-143 97-214z"><text:p/></draw:path><draw:path draw:style-name="gr3" draw:text-style-name="P5" svg:width="0.0752in" svg:height="0.0685in" svg:x="0.7122in" svg:y="0.0453in" svg:viewBox="0 0 192 175" svg:d="M118 54c2-10 12-45 38-45 2 0 11 0 20 4-11 2-19 12-19 21 0 7 5 14 15 14 8 0 20-7 20-23 0-19-23-25-36-25-22 0-35 21-39 30-10-26-31-30-42-30-41 0-63 50-63 59 0 5 3 4 4 5 4 0 5-1 6-5 13-40 38-50 52-50 7 0 21 3 21 25 0 12-7 39-21 93-7 24-20 39-37 39-3 0-12 0-19-4 9-2 18-10 18-21s-9-13-14-13c-12 0-22 10-22 22 0 17 20 25 36 25 26 0 40-27 41-30 4 15 19 30 42 30 39 0 61-49 61-59 0-4-3-4-4-4-3 0-4 1-6 4-12 41-38 50-50 50-16 0-22-12-22-25 0-9 3-17 6-34 5-18 9-35 14-53z"><text:p/></draw:path><draw:path draw:style-name="gr3" draw:text-style-name="P5" svg:width="0.0752in" svg:height="0.087in" svg:x="0.85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5" svg:width="0.1083in" svg:height="0.1028in" svg:x="0.9874in" svg:y="0.0098in" svg:viewBox="0 0 276 262" svg:d="M45 232c-3 15-4 18-35 18-7 0-10 0-10 8 0 4 3 4 10 4 46 0 92 0 138 0 61 0 107-45 107-83 0-27-23-49-60-53 40-8 81-37 81-73 0-29-25-53-73-53-42 0-86 0-129 0-7 0-11 0-11 8 0 4 3 4 11 4 1 0 7 0 14 0 8 1 11 1 11 7 0 1-1 2-2 7-18 69-34 138-52 206zM103 122c8-32 17-64 25-96 3-13 4-14 20-14 17 0 33 0 50 0 34 0 43 22 43 40 0 34-33 70-80 70-19 0-39 0-58 0zM87 250c-6 0-7 0-9 0-4 0-5-1-5-4 0-2 0-2 2-9 9-36 17-71 26-106 24 0 50 0 74 0 36 0 44 28 44 45 0 36-34 74-80 74-18 0-35 0-52 0z"><text:p/></draw:path><draw:path draw:style-name="gr3" draw:text-style-name="P5" svg:width="0.035in" svg:height="0.1512in" svg:x="1.1126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<text:s/>ב</text:span><text:span text:style-name="T7">סתירה</text:span><text:span text:style-name="T6"> לטענת הפירוק למקרים, כלומר הנחת השלילה נשללה והוכחנו את הדרוש. </text:span></text:p>
        </text:list-item>
        <text:list-item>
          <text:p text:style-name="P20">אם <draw:g text:anchor-type="as-char" svg:y="-0.1102in" draw:z-index="85" draw:name="Shape88" draw:style-name="gr1"><svg:title>TexMaths</svg:title><svg:desc>11§display§x \not\in A \cup B§svg§600§FALSE§</svg:desc><draw:path draw:style-name="gr2" draw:text-style-name="P4" svg:width="0.6547in" svg:height="0.1256in" svg:x="0.0031in" svg:y="0.0079in" svg:viewBox="0 0 1664 320" svg:d="M833 320c-279 0-556 0-833 0 0-107 0-213 0-320 554 0 1110 0 1664 0 0 107 0 213 0 320-277 0-554 0-831 0z"><text:p/></draw:path><draw:path draw:style-name="gr3" draw:text-style-name="P5" svg:width="0.0752in" svg:height="0.0685in" svg:x="-0.0004in" svg:y="0.0429in" svg:viewBox="0 0 192 175" svg:d="M119 54c2-10 11-45 37-45 2 0 12 0 20 4-11 2-19 12-19 21 0 7 5 15 15 15 8 0 20-8 20-24 0-19-22-25-35-25-23 0-36 21-40 30-10-26-31-30-42-30-41 0-63 50-63 60 0 4 4 4 6 4s3-1 4-4c13-41 38-51 52-51 7 0 21 3 21 25 0 12-7 39-21 93-6 24-20 40-37 40-2 0-11 0-19-5 9-2 18-10 18-21s-9-13-14-13c-12 0-22 10-22 22 0 18 20 25 36 25 27 0 40-27 41-29 5 14 19 29 42 29 39 0 61-49 61-59 0-5-3-5-4-5-3 0-4 3-4 5-14 42-40 51-52 51-16 0-21-13-21-26 0-9 2-16 7-34 4-18 8-35 13-53z"><text:p/></draw:path><draw:path draw:style-name="gr3" draw:text-style-name="P5" svg:width="0.076in" svg:height="0.1413in" svg:x="0.1457in" svg:y="0in" svg:viewBox="0 0 194 360" svg:d="M190 15c4-5 4-6 4-7 0-2-3-8-8-8-6 0-7 2-9 8-58 112-115 224-174 336-3 6-3 7-3 8 0 3 3 8 8 8s6-3 8-8c59-113 116-224 174-337z"><text:p/></draw:path><draw:path draw:style-name="gr3" draw:text-style-name="P5" svg:width="0.0752in" svg:height="0.0874in" svg:x="0.1374in" svg:y="0.0283in" svg:viewBox="0 0 192 223" svg:d="M179 120c7 0 13 0 13-7 0-9-6-9-13-9-55 0-109 0-164 0 5-51 50-89 104-89 20 0 40 0 60 0 7 0 13 0 13-7 0-8-6-8-13-8-20 0-40 0-60 0-66 0-119 50-119 113 0 61 53 110 119 110 20 0 40 0 60 0 7 0 13 0 13-8s-6-8-13-8c-20 0-40 0-60 0-54 0-99-36-104-87 55 0 109 0 164 0z"><text:p/></draw:path><draw:path draw:style-name="gr3" draw:text-style-name="P5" svg:width="0.1039in" svg:height="0.1083in" svg:x="0.2736in" svg:y="0in" svg:viewBox="0 0 265 276" svg:d="M55 232c-15 25-30 31-47 32-5 1-8 1-8 7 0 3 1 5 4 5 11 0 23-1 33-1 14 0 27 1 40 1 2 0 7 0 7-8 0-3-4-4-6-4-9 0-19-4-19-14 0-4 3-8 6-14 10-16 20-33 30-48 31 0 64 0 96 0 1 7 7 59 7 64 0 11-21 12-29 12-5 0-8 0-8 7 0 5 4 5 5 5 15 0 32-1 48-1 9 0 35 1 43 1 3 0 8 0 8-8 0-4-4-4-9-4-24 0-24-3-25-14-8-79-17-160-24-240 0-8 0-10-7-10-6 0-8 3-10 7-45 75-90 150-135 225zM101 175c25-43 52-85 77-126 5 41 8 83 12 126-29 0-59 0-89 0z"><text:p/></draw:path><draw:path draw:style-name="gr3" draw:text-style-name="P5" svg:width="0.0846in" svg:height="0.0933in" svg:x="0.424in" svg:y="0.0193in" svg:viewBox="0 0 216 238" svg:d="M216 13c0-6 0-13-8-13s-8 7-8 13c0 47 0 93 0 140 0 58-64 70-92 70-18 0-42-3-63-17-30-17-30-43-30-53 0-47 0-93 0-140 0-6 0-13-7-13-8 0-8 7-8 13 0 48 0 94 0 141 0 59 59 84 108 84 50 0 108-27 108-82 0-48 0-95 0-143z"><text:p/></draw:path><draw:path draw:style-name="gr3" draw:text-style-name="P5" svg:width="0.1083in" svg:height="0.1031in" svg:x="0.5575in" svg:y="0.0051in" svg:viewBox="0 0 276 263" svg:d="M45 233c-3 14-4 17-35 17-7 0-10 0-10 8 0 5 3 5 10 5 46 0 92 0 138 0 61 0 107-46 107-83 0-28-23-50-60-54 40-8 81-37 81-73 0-29-25-53-73-53-42 0-86 0-129 0-7 0-11 0-11 8 0 4 3 4 11 4 1 0 7 0 14 0 8 1 11 1 11 7 0 1 0 2-2 7-18 69-34 138-52 207zM103 122c8-32 17-64 25-96 3-13 4-14 20-14 17 0 35 0 51 0 33 0 42 22 42 40 0 34-33 70-80 70-19 0-39 0-58 0zM87 250c-6 0-7 0-9 0-4 0-5-1-5-4 0-1 0-1 2-9 9-35 17-70 26-106 24 0 50 0 74 0 36 0 44 28 44 46 0 36-34 73-80 73-18 0-35 0-52 0z"><text:p/></draw:path></draw:g><text:s/>אז באופן דומה <draw:g text:anchor-type="as-char" svg:y="-0.1083in" draw:z-index="86" draw:name="Shape89" draw:style-name="gr1"><svg:title>TexMaths</svg:title><svg:desc>11§display§b = 0§svg§600§FALSE§</svg:desc><draw:path draw:style-name="gr2" draw:text-style-name="P4" svg:width="0.3213in" svg:height="0.0921in" svg:x="0.0004in" svg:y="0.0079in" svg:viewBox="0 0 817 235" svg:d="M0 0c273 0 544 0 817 0 0 78 0 157 0 235-273 0-544 0-817 0 0-78 0-157 0-235z"><text:p/></draw:path><draw:path draw:style-name="gr3" draw:text-style-name="P5" svg:width="0.0559in" svg:height="0.1059in" svg:x="-0.0004in" svg:y="0in" svg:viewBox="0 0 143 270" svg:d="M75 4c-2-1 0-4-6-4-9 0-36 3-47 4-2 0-7 0-7 8 0 4 4 4 9 4 19 0 20 3 20 7 0 2-3 15-6 23-11 42-20 84-31 125-5 19-7 26-7 39 0 36 21 60 49 60 46 0 94-57 94-113 0-33-21-60-52-60-17 0-34 12-45 23 10-39 19-77 29-116zM38 148c3-7 3-8 6-12 19-25 36-31 46-31 14 0 24 13 24 36s-12 67-19 81c-13 26-30 39-46 39-13 0-25-9-25-38 0-8 0-14 6-38 3-13 5-25 8-37z"><text:p/></draw:path><draw:path draw:style-name="gr3" draw:text-style-name="P5" svg:width="0.1004in" svg:height="0.035in" svg:x="0.1087in" svg:y="0.0496in" svg:viewBox="0 0 256 90" svg:d="M243 15c5 0 13 0 13-7 0-8-8-8-12-8-78 0-155 0-232 0-5 0-12 0-12 8 0 7 7 7 13 7 77 0 153 0 230 0zM244 90c4 0 12 0 12-8 0-7-8-7-13-7-77 0-153 0-230 0-6 0-13 0-13 7 0 8 7 8 12 8 77 0 154 0 232 0z"><text:p/></draw:path><draw:path draw:style-name="gr3" draw:text-style-name="P5" svg:width="0.0638in" svg:height="0.1035in" svg:x="0.2657in" svg:y="0.0047in" svg:viewBox="0 0 163 264" svg:d="M163 133c0-31-2-62-16-90-17-38-49-43-66-43-23 0-50 10-67 46-12 27-14 56-14 87 0 27 2 63 18 92 16 31 45 39 63 39 21 0 51-8 67-45 13-27 15-56 15-86zM81 255c-15 0-37-9-45-46-4-23-4-58-4-80 0-26 0-51 3-72 8-45 36-48 46-48 14 0 39 6 45 45 5 21 5 50 5 75 0 27 0 53-5 78-5 37-27 48-45 48z"><text:p/></draw:path></draw:g><text:s/>ובצורה דומה נגרר ש־<draw:g text:anchor-type="as-char" svg:y="-0.1583in" draw:z-index="87" draw:name="Shape90" draw:style-name="gr1"><svg:title>TexMaths</svg:title><svg:desc>11§display§\chi^{(E)}_A(y), \chi^{(E)}_B(y) = 0§svg§600§FALSE§</svg:desc><draw:path draw:style-name="gr2" draw:text-style-name="P4" svg:width="1.3083in" svg:height="0.1878in" svg:x="0.0031in" svg:y="0.0079in" svg:viewBox="0 0 3324 478" svg:d="M1662 478c-554 0-1108 0-1662 0 0-160 0-318 0-478 1108 0 2216 0 3324 0 0 160 0 318 0 478-554 0-1108 0-1662 0z"><text:p/></draw:path><draw:path draw:style-name="gr3" draw:text-style-name="P5" svg:width="0.0854in" svg:height="0.098in" svg:x="0in" svg:y="0.0917in" svg:viewBox="0 0 218 250" svg:d="M213 14c5-4 5-4 5-5 0-2-1-6-5-6-2 0-4 3-6 6-30 33-58 65-88 98-16-49-19-59-28-79-4-9-13-28-47-28-22 0-32 20-32 25 1 1 0 4 5 4 3 0 4-3 4-5 7-14 19-16 21-16 12 0 23 29 30 46 12 31 25 76 25 77-1 1 0 1-3 4-30 34-60 67-90 100-4 4-4 4-4 6s2 5 4 5c4 0 6-4 7-5 30-33 58-66 88-99 13 40 18 55 26 77 6 11 15 31 49 31 22 0 33-21 33-25 0-2 0-5-5-5-3 0-4 1-5 6-4 9-13 15-21 15-20 0-46-93-55-123 31-34 62-70 92-104z"><text:p/></draw:path><draw:path draw:style-name="gr3" draw:text-style-name="P5" svg:width="0.0272in" svg:height="0.1063in" svg:x="0.1028in" svg:y="0in" svg:viewBox="0 0 70 271" svg:d="M65 0c-51 36-65 94-65 135 0 38 12 97 65 136 2 0 5 0 5-3s0-3-2-5c-36-33-49-78-49-128 0-72 27-109 50-128 1-1 1-3 1-4 0-3-3-3-5-3z"><text:p/></draw:path><draw:path draw:style-name="gr3" draw:text-style-name="P5" svg:width="0.0819in" svg:height="0.0717in" svg:x="0.1457in" svg:y="0.0079in" svg:viewBox="0 0 209 183" svg:d="M196 121c1-4 1-4 1-5s-1-4-4-4c-2 0-3 0-4 1-1 3 0 2-3 8-18 39-32 53-76 53-15 0-31 0-46 0-8 0-9-1-9-3s0-1 1-6c7-24 12-48 19-72 10 0 20 0 30 0 22 0 25 3 25 12 0 3-1 7-2 12-1 3-1 2-1 3s0 4 4 4 4-1 5-6c6-20 10-39 16-59 0-3 0-3 0-4 0-2-2-3-5-3s-3 1-5 6c-6 21-13 25-36 25-10 0-19 0-29 0 6-21 11-43 17-64 2-9 2-10 13-10 14 0 29 0 44 0 36 0 45 8 45 32 0 6-1 15-1 16 0 2 0 5 4 5 5 0 5-3 5-7 2-15 3-32 5-47 1-8-1-8-8-8-49 0-100 0-149 0-6 0-9 0-9 6 0 3 3 3 10 3 4 0 5 0 10 1 5 0 5 1 5 3s0 6-1 7c-12 47-23 93-35 141-2 11-3 13-24 13-5 0-8 0-8 6 0 3 3 3 8 3 50 0 102 0 153 0 6 0 7 0 10-5 8-18 16-38 25-57z"><text:p/></draw:path><draw:path draw:style-name="gr3" draw:text-style-name="P5" svg:width="0.0272in" svg:height="0.1063in" svg:x="0.2409in" svg:y="0in" svg:viewBox="0 0 70 271" svg:d="M6 0c-3 0-6 0-6 3 0 1 1 3 2 5 24 21 50 57 50 127 0 57-18 100-46 126-6 4-6 6-6 7 0 2 1 3 3 3 4 0 30-19 48-52 12-23 19-52 19-84 0-38-11-96-64-135z"><text:p/></draw:path><draw:path draw:style-name="gr3" draw:text-style-name="P5" svg:width="0.0799in" svg:height="0.0756in" svg:x="0.0965in" svg:y="0.1283in" svg:viewBox="0 0 204 193" svg:d="M41 160c-10 15-19 22-34 23-4 0-7 0-7 5 0 4 2 5 4 5 7 0 16-1 24-1s19 1 27 1c1 0 6 0 6-7 0-3-4-3-5-3-2 0-12-1-12-8 0-3 2-9 4-11 7-11 15-22 21-33 27 0 52 0 78 0 3 16 5 30 7 45-1 2-3 7-19 7-3 0-7 0-7 5 0 1 1 5 4 5 8 0 28-1 35-1 5 0 11 0 16 0s11 1 15 1 6-2 6-6-4-4-8-4c-16 0-16-2-17-9-7-55-16-111-24-166 0-7-1-8-6-8s-7 2-9 6c-33 51-66 102-99 154zM76 121c19-30 38-58 57-88 5 30 8 58 12 88-23 0-46 0-69 0z"><text:p/></draw:path><draw:path draw:style-name="gr3" draw:text-style-name="P5" svg:width="0.0346in" svg:height="0.1516in" svg:x="0.3035in" svg:y="0.0457in" svg:viewBox="0 0 89 386" svg:d="M89 382c0-1 0-2-6-9-48-48-61-121-61-180 0-67 15-135 63-183 4-4 4-6 4-7 0-2-1-3-3-3-5 0-39 25-62 75-20 43-24 85-24 118 0 30 4 77 25 120 23 48 56 73 61 73 2 0 3-2 3-4z"><text:p/></draw:path><draw:path draw:style-name="gr3" draw:text-style-name="P5" svg:width="0.0697in" svg:height="0.098in" svg:x="0.352in" svg:y="0.0917in" svg:viewBox="0 0 178 250" svg:d="M177 23c1-5 1-6 1-9 0-6-5-11-11-11-4 0-10 4-14 9 0 2-3 13-4 21-4 10-6 20-8 31-6 23-12 46-18 69-2 6-18 33-44 33-20 0-24-17-24-32 0-17 7-40 20-75 6-16 8-20 8-28 0-17-13-31-32-31-37 0-51 55-51 59s3 4 4 4c5 0 5-1 7-7 10-36 25-48 39-48 3 0 9 0 9 13 0 9-3 19-6 26-16 41-22 63-22 82 0 34 24 46 47 46 14 0 28-6 39-17-5 19-10 38-26 59-10 13-24 24-41 24-6 0-24-1-30-16 6 0 11 0 16-5 5-3 8-9 8-15 0-12-10-14-14-14-9 0-22 6-22 25 0 20 17 34 42 34 39 0 79-35 90-79 12-50 25-98 37-148z"><text:p/></draw:path><draw:path draw:style-name="gr3" draw:text-style-name="P5" svg:width="0.0346in" svg:height="0.1516in" svg:x="0.4366in" svg:y="0.0457in" svg:viewBox="0 0 89 386" svg:d="M89 193c0-30-4-77-25-121-23-48-56-72-61-72-2 0-3 1-3 3 0 1 0 3 7 9 38 39 60 100 60 181 0 66-14 134-63 183-4 4-4 5-4 6 0 2 1 4 3 4 5 0 39-26 62-75 20-43 24-86 24-118z"><text:p/></draw:path><draw:path draw:style-name="gr3" draw:text-style-name="P5" svg:width="0.0173in" svg:height="0.0453in" svg:x="0.5004in" svg:y="0.1429in" svg:viewBox="0 0 45 116" svg:d="M45 41c0-26-10-41-25-41-12 0-20 10-20 21s8 21 20 21c4 0 10-2 13-6 2-1 1-1 2-1s1 0 1 6c0 28-13 52-26 65-4 4-4 4-4 6 0 3 2 4 4 4 4 0 35-30 35-75z"><text:p/></draw:path><draw:path draw:style-name="gr3" draw:text-style-name="P5" svg:width="0.0854in" svg:height="0.098in" svg:x="0.5591in" svg:y="0.0917in" svg:viewBox="0 0 218 250" svg:d="M213 14c5-4 5-4 5-5 0-2-1-6-5-6-2 0-3 3-6 6-30 33-58 65-88 98-16-49-19-59-28-79-4-9-13-28-47-28-22 0-32 20-32 25 1 1 0 4 5 4 3 0 4-3 5-5 6-14 18-16 20-16 12 0 23 29 30 46 13 31 25 76 25 77-1 1 0 1-3 4-30 34-60 67-90 100-4 4-4 4-4 6s3 5 6 5c2 0 4-4 5-5 30-33 59-66 89-99 12 40 17 55 27 77 4 11 13 31 47 31 23 0 33-21 33-25 0-2 0-5-5-5-3 0-4 1-5 6-3 9-13 15-21 15-20 0-46-93-54-123 31-34 61-70 91-104z"><text:p/></draw:path><draw:path draw:style-name="gr3" draw:text-style-name="P5" svg:width="0.0272in" svg:height="0.1063in" svg:x="0.6622in" svg:y="0in" svg:viewBox="0 0 70 271" svg:d="M65 0c-52 36-65 94-65 135 0 38 11 97 65 136 2 0 5 0 5-3s-1-3-3-5c-36-33-49-78-49-128 0-72 28-109 50-128 1-1 2-3 2-4 0-3-3-3-5-3z"><text:p/></draw:path><draw:path draw:style-name="gr3" draw:text-style-name="P5" svg:width="0.0819in" svg:height="0.0717in" svg:x="0.7047in" svg:y="0.0079in" svg:viewBox="0 0 209 183" svg:d="M196 121c1-4 1-4 1-5s-1-4-4-4c-2 0-2 0-3 1-1 0-1 2-4 8-18 39-32 53-76 53-15 0-31 0-46 0-8 0-8-1-8-3s0-1 1-6c6-24 12-48 18-72 10 0 21 0 31 0 21 0 24 3 24 12 0 3-1 7-2 12 0 3 0 2 0 3s0 4 4 4c3 0 3-1 4-6 6-20 10-39 16-59 1-3 1-3 1-4 0-2-2-3-6-3-3 0-3 1-4 6-7 21-14 25-37 25-10 0-19 0-29 0 6-21 11-43 17-64 2-9 2-10 14-10 14 0 30 0 44 0 35 0 44 8 44 32 0 6-1 15-1 16 0 2 1 5 4 5 5 0 5-3 6-7 1-15 3-32 4-47 1-8-1-8-8-8-49 0-99 0-148 0-6 0-9 0-9 6 0 3 2 3 9 3 4 0 5 0 10 1 5 0 6 1 6 3s-1 6-1 7c-12 47-24 93-36 141-2 11-2 13-23 13-6 0-9 0-9 6 0 3 3 3 9 3 50 0 102 0 153 0 6 0 6 0 9-5 8-18 16-38 25-57z"><text:p/></draw:path><draw:path draw:style-name="gr3" draw:text-style-name="P5" svg:width="0.0272in" svg:height="0.1063in" svg:x="0.8in" svg:y="0in" svg:viewBox="0 0 70 271" svg:d="M6 0c-3 0-6 0-6 3 0 1 1 3 3 5 23 21 49 57 49 127 0 57-18 100-46 126-5 4-6 6-6 7 0 2 1 3 4 3 4 0 29-19 47-52 12-23 19-52 19-84 0-38-11-96-64-135z"><text:p/></draw:path><draw:path draw:style-name="gr3" draw:text-style-name="P5" svg:width="0.0811in" svg:height="0.0724in" svg:x="0.6575in" svg:y="0.1311in" svg:viewBox="0 0 207 185" svg:d="M32 164c-2 9-3 11-24 11-5 0-8 0-8 6 0 4 3 4 8 4 35 0 70 0 105 0 45 0 81-31 81-58 0-19-18-36-47-39 32-5 60-26 60-49 0-21-21-39-56-39-33 0-65 0-98 0-6 0-9 0-9 6 0 4 3 4 9 4 3 0 5 0 10 0 5 1 6 1 6 4s0 3-1 6c-12 48-24 96-36 144zM75 85c5-22 11-44 16-66 3-8 4-9 15-9 13 0 27 0 40 0 28 0 34 18 34 29 0 22-24 46-60 46-15 0-30 0-45 0zM63 175c-9 0-9 0-9-3 0-2 0-1 1-6 7-24 12-49 19-73 18 0 38 0 57 0 25 0 35 16 35 33 0 26-27 49-60 49-15 0-29 0-43 0z"><text:p/></draw:path><draw:path draw:style-name="gr3" draw:text-style-name="P5" svg:width="0.035in" svg:height="0.1516in" svg:x="0.863in" svg:y="0.0457in" svg:viewBox="0 0 90 386" svg:d="M90 382c0-1 0-2-6-9-49-48-61-121-61-180 0-67 14-135 62-183 5-4 5-6 5-7 0-2-2-3-4-3-3 0-39 25-62 75-20 43-24 85-24 118 0 30 4 77 25 120 23 48 58 73 61 73 2 0 4-2 4-4z"><text:p/></draw:path><draw:path draw:style-name="gr3" draw:text-style-name="P5" svg:width="0.0697in" svg:height="0.098in" svg:x="0.9114in" svg:y="0.0917in" svg:viewBox="0 0 178 250" svg:d="M177 23c1-5 1-6 1-9 0-6-5-11-11-11-3 0-10 4-13 9-1 2-4 13-5 21-4 10-6 20-8 31-6 23-12 46-18 69-1 6-18 33-44 33-20 0-24-17-24-32 0-17 7-40 20-75 6-16 8-20 8-28 0-17-13-31-31-31-38 0-52 55-52 59s3 3 4 4c5 0 5-1 7-7 11-36 26-48 40-48 2 0 8 0 8 13 0 9-3 19-6 26-16 41-22 63-22 82 0 34 24 46 47 46 16 0 29-6 39-17-5 19-9 38-25 59-11 13-25 24-42 24-6 0-24-1-30-16 6 0 11 0 16-5 5-3 8-9 8-15 0-12-10-14-14-14-9 0-21 6-21 25 0 20 16 34 41 34 39 0 79-35 90-79 12-50 25-98 37-148z"><text:p/></draw:path><draw:path draw:style-name="gr3" draw:text-style-name="P5" svg:width="0.0346in" svg:height="0.1516in" svg:x="0.9957in" svg:y="0.0457in" svg:viewBox="0 0 89 386" svg:d="M89 193c0-30-3-77-25-121-23-48-56-72-61-72-2 0-3 1-3 3 0 1 0 3 8 9 37 39 59 100 59 181 0 66-14 134-61 183-6 4-6 5-6 6 0 2 1 4 3 4 5 0 40-26 62-75 20-43 24-86 24-118z"><text:p/></draw:path><draw:path draw:style-name="gr3" draw:text-style-name="P5" svg:width="0.1008in" svg:height="0.035in" svg:x="1.0972in" svg:y="0.103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0638in" svg:height="0.1039in" svg:x="1.2551in" svg:y="0.0575in" svg:viewBox="0 0 163 265" svg:d="M163 133c0-31-2-61-16-90-17-36-49-43-66-43-23 0-51 10-67 46-12 27-14 56-14 87 0 30 1 64 18 94 16 31 44 38 63 38 21 0 50-7 68-44 12-27 14-57 14-88zM81 258c-15 0-38-10-45-48-4-23-4-58-4-81 0-24 0-50 3-71 7-46 37-49 46-49 13 0 38 6 46 45 4 21 4 51 4 75 0 30 0 55-4 80-7 37-29 49-46 49z"><text:p/></draw:path></draw:g> ובעזרת הטענה <draw:g text:anchor-type="as-char" svg:y="-0.1217in" draw:z-index="88" draw:name="Shape91" draw:style-name="gr1"><svg:title>TexMaths</svg:title><svg:desc>11§display§b = \chi'(x) = 0§svg§600§FALSE§</svg:desc><draw:path draw:style-name="gr2" draw:text-style-name="P4" svg:width="0.8673in" svg:height="0.1437in" svg:x="0in" svg:y="0.0071in" svg:viewBox="0 0 2204 366" svg:d="M1103 366c-369 0-736 0-1103 0 0-122 0-244 0-366 734 0 1470 0 2204 0 0 122 0 244 0 366-367 0-734 0-1101 0z"><text:p/></draw:path><draw:path draw:style-name="gr3" draw:text-style-name="P5" svg:width="0.0555in" svg:height="0.1063in" svg:x="-0.0004in" svg:y="0.0161in" svg:viewBox="0 0 142 271" svg:d="M74 4c0-1 0-4-5-4-9 0-37 3-47 3-3 1-8 1-8 8 0 6 4 6 10 6 18 0 19 2 19 6 0 2-3 16-6 23-11 42-21 84-32 127-4 18-5 25-5 38 0 36 20 60 48 60 47 0 94-56 94-113 0-35-21-61-52-61-17 0-33 11-45 23 10-39 19-77 29-116zM37 150c3-8 3-9 6-14 20-25 36-30 47-30 13 0 24 11 24 36 0 23-13 67-19 80-14 27-31 40-47 40-13 0-25-10-25-39 0-6 0-13 6-38 3-12 5-24 8-35z"><text:p/></draw:path><draw:path draw:style-name="gr3" draw:text-style-name="P5" svg:width="0.1008in" svg:height="0.0354in" svg:x="0.1083in" svg:y="0.066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854in" svg:height="0.0976in" svg:x="0.265in" svg:y="0.0543in" svg:viewBox="0 0 218 249" svg:d="M213 15c5-4 5-5 5-6 0-2-1-5-5-5-2 0-4 3-6 5-30 33-59 66-88 99-16-50-19-60-28-79-4-9-13-29-47-29-22 0-32 20-32 25 0 1 0 5 4 5s5-2 6-5c5-15 18-16 20-16 12 0 23 30 29 46 14 31 26 75 26 76s0 1-4 4c-29 33-59 66-89 98-4 5-4 6-4 7 0 2 2 4 4 4 4 0 6-2 7-4 30-32 59-65 89-98 12 41 17 55 25 76 6 11 15 31 49 31 22 0 33-20 33-26 0-2-1-4-5-4s-4 2-5 5c-4 10-13 16-21 16-20 0-46-93-54-122 31-34 60-68 91-103z"><text:p/></draw:path><draw:path draw:style-name="gr3" draw:text-style-name="P5" svg:width="0.0264in" svg:height="0.0547in" svg:x="0.3606in" svg:y="0in" svg:viewBox="0 0 68 140" svg:d="M66 24c1-5 2-7 2-9 0-8-8-15-16-15-10 0-14 9-15 13-12 39-24 77-36 117 0 1-1 2-1 4 0 4 9 6 11 6 1 0 2 0 3-5 18-37 34-73 52-111z"><text:p/></draw:path><draw:path draw:style-name="gr3" draw:text-style-name="P5" svg:width="0.0346in" svg:height="0.1512in" svg:x="0.4134in" svg:y="0.0071in" svg:viewBox="0 0 89 385" svg:d="M89 381c0-1 0-1-7-8-48-49-60-122-60-179 0-69 14-136 62-183 5-5 5-5 5-7 0-3-1-4-3-4-5 0-40 26-62 76-20 42-24 85-24 118 0 28 3 75 25 119 23 47 56 72 61 72 2 0 3-1 3-4z"><text:p/></draw:path><draw:path draw:style-name="gr3" draw:text-style-name="P5" svg:width="0.0752in" svg:height="0.0685in" svg:x="0.4614in" svg:y="0.0543in" svg:viewBox="0 0 192 175" svg:d="M118 54c2-10 11-45 37-45 2 0 12 0 20 4-11 2-19 12-19 21 0 7 5 14 16 14 7 0 20-7 20-23 0-19-23-25-36-25-23 0-36 21-41 30-9-26-30-30-41-30-41 0-63 50-63 59 0 5 4 5 5 5 3 0 5-1 5-5 13-40 38-50 52-50 7 0 20 3 20 25 0 12-6 39-20 93-6 24-20 39-37 39-2 0-11 0-20-4 10-2 19-10 19-21s-9-13-14-13c-12 0-21 10-21 22 0 17 19 25 36 25 26 0 39-28 40-30 5 15 19 30 42 30 40 0 62-50 62-59 0-4-4-4-5-4-3 0-3 1-5 4-13 41-39 50-51 50-16 0-21-12-21-25 0-9 2-17 6-34 5-18 9-35 14-53z"><text:p/></draw:path><draw:path draw:style-name="gr3" draw:text-style-name="P5" svg:width="0.035in" svg:height="0.1512in" svg:x="0.5524in" svg:y="0.0071in" svg:viewBox="0 0 90 385" svg:d="M90 194c0-31-4-77-26-121-23-48-56-73-60-73-2 0-4 2-4 4s0 2 8 9c37 38 59 99 59 181 0 64-14 132-62 180-5 6-5 6-5 7 0 2 2 4 4 4 4 0 39-26 62-76 19-42 24-85 24-115z"><text:p/></draw:path><draw:path draw:style-name="gr3" draw:text-style-name="P5" svg:width="0.1008in" svg:height="0.0354in" svg:x="0.6535in" svg:y="0.066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638in" svg:height="0.1035in" svg:x="0.8118in" svg:y="0.0213in" svg:viewBox="0 0 163 264" svg:d="M163 133c0-31-2-61-16-90-17-37-49-43-66-43-23 0-51 10-67 45-12 28-14 57-14 88 0 29 1 64 18 91 16 32 44 40 63 40 21 0 50-8 67-45 13-25 15-55 15-86zM81 255c-15 0-38-10-45-45-4-23-4-59-4-81 0-26 0-51 3-72 8-45 36-49 46-49 12 0 38 7 45 45 5 22 5 52 5 76 0 28 0 55-5 79-6 36-28 47-45 47z"><text:p/></draw:path></draw:g><text:s/>כדרוש. </text:p>
        </text:list-item>
      </text:list>
      <text:p text:style-name="P21"><draw:g text:anchor-type="as-char" svg:y="-0.1134in" draw:z-index="114" draw:name="Shape92" draw:style-name="gr1"><svg:title>TexMaths</svg:title><svg:desc>11§display§\QED§svg§600§FALSE§</svg:desc><draw:path draw:style-name="gr2" draw:text-style-name="P4" svg:width="0.6894in" svg:height="0.0972in" svg:x="-0.0004in" svg:y="0.0071in" svg:viewBox="0 0 1752 248" svg:d="M0 0c584 0 1168 0 1752 0 0 83 0 165 0 248-584 0-1168 0-1752 0 0-83 0-165 0-248z"><text:p/></draw:path><draw:path draw:style-name="gr3" draw:text-style-name="P5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5" svg:width="0.0157in" svg:height="0.0157in" svg:x="0.1441in" svg:y="0.0925in" svg:viewBox="0 0 41 41" svg:d="M41 21c0-12-10-21-21-21-12 0-20 9-20 21 0 11 8 20 20 20 11 0 21-9 21-20z"><text:p/></draw:path><draw:path draw:style-name="gr3" draw:text-style-name="P5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5" svg:width="0.0157in" svg:height="0.0157in" svg:x="0.3in" svg:y="0.0925in" svg:viewBox="0 0 41 41" svg:d="M41 21c0-12-9-21-20-21-12 0-21 9-21 21 0 11 9 20 21 20 11 0 20-9 20-20z"><text:p/></draw:path><draw:path draw:style-name="gr3" draw:text-style-name="P5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5" svg:width="0.0161in" svg:height="0.0157in" svg:x="0.4736in" svg:y="0.0925in" svg:viewBox="0 0 42 41" svg:d="M42 21c0-12-10-21-21-21s-21 9-21 21c0 11 10 20 21 20s21-9 21-20z"><text:p/></draw:path><draw:path draw:style-name="gr3" draw:text-style-name="P5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ב)</text:h>
      <text:p text:style-name="P22">צ.ל.: </text:p>
      <text:p text:style-name="P12"><draw:g text:anchor-type="as-char" svg:y="-0.1744in" draw:z-index="113" draw:name="Shape93" draw:style-name="gr1"><svg:title>TexMaths</svg:title><svg:desc>11§display§\chi^{(E)}_{A \setminus B} = \lambda y \in E. \chi^{(E)}_A(y) \cdot \left( 1- \chi^{(E)}_B (y) \right) := \chi'§svg§600§FALSE§</svg:desc><draw:path draw:style-name="gr2" draw:text-style-name="P4" svg:width="2.9681in" svg:height="0.2575in" svg:x="0.0028in" svg:y="0.0071in" svg:viewBox="0 0 7540 655" svg:d="M3771 655c-1257 0-2514 0-3771 0 0-218 0-437 0-655 2514 0 5026 0 7540 0 0 218 0 437 0 655-1257 0-2513 0-3769 0z"><text:p/></draw:path><draw:path draw:style-name="gr3" draw:text-style-name="P5" svg:width="0.0854in" svg:height="0.098in" svg:x="-0.0004in" svg:y="0.1075in" svg:viewBox="0 0 218 250" svg:d="M213 14c5-3 5-4 5-5 0-2-1-5-5-5-2 0-4 2-6 5-30 33-58 65-88 98-16-49-19-59-28-79-4-9-13-28-47-28-22 0-32 20-32 25 1 1 0 4 5 4 3 0 4-3 4-4 7-15 19-17 21-17 12 0 23 29 30 47 12 30 25 75 25 76-1 1 0 1-3 4-30 33-60 66-90 99-4 5-4 6-4 7 0 2 2 4 4 4 4 0 6-2 7-4 30-33 58-66 88-99 13 40 18 55 26 77 6 11 15 31 49 31 22 0 33-20 33-25 0-3-1-5-5-5s-4 2-5 6c-4 10-13 15-21 15-20 0-46-93-55-123 31-34 62-70 92-104z"><text:p/></draw:path><draw:path draw:style-name="gr3" draw:text-style-name="P5" svg:width="0.0272in" svg:height="0.1063in" svg:x="0.1024in" svg:y="0.0154in" svg:viewBox="0 0 70 271" svg:d="M65 0c-51 36-65 94-65 135 0 39 12 97 65 136 2 0 5 0 5-3s0-3-2-5c-36-32-49-78-49-128 0-72 27-109 50-128 1-1 1-3 1-4 0-3-3-3-5-3z"><text:p/></draw:path><draw:path draw:style-name="gr3" draw:text-style-name="P5" svg:width="0.0819in" svg:height="0.072in" svg:x="0.1453in" svg:y="0.0236in" svg:viewBox="0 0 209 184" svg:d="M196 121c1-3 1-4 1-5 0-2-1-4-4-4-2 0-3 0-4 1-1 3 0 1-3 8-18 39-32 53-76 53-15 0-31 0-46 0-8 0-9-1-9-3 0-3 0-1 1-6 7-24 12-48 19-73 10 0 20 0 30 0 22 0 25 4 25 14 0 2-1 6-2 12-1 2-1 2-1 3 1 1 0 3 4 3s4-1 5-5c6-20 10-40 16-60 0-3 0-3 0-4 0-2-2-3-5-3s-3 1-5 6c-6 21-13 25-36 25-10 0-19 0-29 0 6-21 11-43 17-64 2-9 2-9 13-9 14 0 29 0 44 0 36 0 45 7 45 31 0 6-1 15-1 16 0 2 0 5 4 5 5 0 5-3 5-7 2-15 3-32 5-47 1-8-1-8-8-8-49 0-100 0-149 0-6 0-9 0-9 6 0 4 3 4 10 4 4 0 5 0 10 0 5 1 5 1 5 4 0 1 0 5-1 6-12 47-23 93-35 141-2 11-3 13-24 13-5 0-8 0-8 5s3 5 8 5c50 0 102 0 153 0 6 0 7 0 10-6 8-19 16-38 25-57z"><text:p/></draw:path><draw:path draw:style-name="gr3" draw:text-style-name="P5" svg:width="0.0272in" svg:height="0.1063in" svg:x="0.2406in" svg:y="0.0154in" svg:viewBox="0 0 70 271" svg:d="M6 0c-3 0-6 0-6 3 0 1 1 3 2 5 24 21 50 58 50 127 0 57-18 99-46 126-6 4-6 5-6 7 0 1 1 3 3 3 4 0 30-18 48-52 12-23 19-52 19-84 0-38-11-96-64-135z"><text:p/></draw:path><draw:path draw:style-name="gr3" draw:text-style-name="P5" svg:width="0.0799in" svg:height="0.076in" svg:x="0.0961in" svg:y="0.15in" svg:viewBox="0 0 204 194" svg:d="M41 161c-10 14-19 22-34 23-4 0-7 0-7 5 0 4 2 5 4 5 7 0 16-1 24-1s19 1 27 1c1 0 6 0 6-7 0-3-4-3-5-3-2-1-12-1-12-9 0-3 2-8 4-10 7-12 15-23 21-34 27 0 52 0 78 0 3 14 5 30 7 45-1 3-3 8-19 8-3 0-7 0-7 5 0 1 1 5 4 5 8 0 28-1 35-1 5 0 11 0 16 0s11 1 15 1 6-2 6-7c0-3-4-3-8-3-16 0-16-2-17-9-7-56-16-111-24-167 0-6-2-8-6-8-6 0-7 2-9 7-33 51-66 102-99 154zM76 122c19-30 38-59 57-89 5 30 8 59 12 89-23 0-46 0-69 0z"><text:p/></draw:path><draw:path draw:style-name="gr3" draw:text-style-name="P5" svg:width="0.0457in" svg:height="0.1063in" svg:x="0.1898in" svg:y="0.1461in" svg:viewBox="0 0 117 271" svg:d="M102 264c3 5 5 7 8 7s7-2 7-7c0-1 0-2-1-5-35-84-68-168-102-251-2-6-3-8-7-8-3 0-7 2-7 7 0 1 0 2 2 5 33 84 67 167 100 252z"><text:p/></draw:path><draw:path draw:style-name="gr3" draw:text-style-name="P5" svg:width="0.0811in" svg:height="0.0724in" svg:x="0.2516in" svg:y="0.1535in" svg:viewBox="0 0 207 185" svg:d="M32 163c-2 10-3 12-24 12-5 0-8 0-8 6 0 4 3 4 8 4 35 0 70 0 105 0 45 0 81-32 81-58 0-20-18-37-47-39 32-7 60-26 60-49 0-21-21-39-56-39-33 0-65 0-98 0-6 0-9 0-9 6 0 4 3 4 9 4 3 0 5 0 10 0s6 1 6 3c0 1 0 2-1 7-12 47-24 96-36 143zM75 85c5-22 11-44 16-66 3-9 4-9 15-9 13 0 27 0 40 0 29 0 34 18 34 27 0 22-24 48-60 48-15 0-30 0-45 0zM63 175c-9 0-9-1-9-3s0-1 1-6c7-25 12-49 19-74 18 0 38 0 57 0 25 0 35 17 35 32 0 28-27 51-60 51-15 0-29 0-43 0z"><text:p/></draw:path><draw:path draw:style-name="gr3" draw:text-style-name="P5" svg:width="0.1004in" svg:height="0.035in" svg:x="0.4in" svg:y="0.1189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5" svg:width="0.0748in" svg:height="0.1075in" svg:x="0.5594in" svg:y="0.0693in" svg:viewBox="0 0 191 274" svg:d="M118 155c16 41 35 100 40 109 7 9 10 9 21 9 3 0 6 0 8 0 4-1 4-3 4-4s0-1-1-4c-4-4-6-10-8-17-27-74-53-147-80-220-8-22-29-28-47-28-2 0-7 0-7 4s3 5 4 5c12 2 15 4 25 31 12 35 25 69 37 104-35 35-71 71-106 106-5 5-8 8-8 12 0 7 6 12 12 12 7 0 10-4 13-9 31-37 62-73 93-110z"><text:p/></draw:path><draw:path draw:style-name="gr3" draw:text-style-name="P5" svg:width="0.0697in" svg:height="0.098in" svg:x="0.6449in" svg:y="0.1075in" svg:viewBox="0 0 178 250" svg:d="M177 23c1-5 1-5 1-9 0-6-5-10-11-10-4 0-10 3-14 8 0 2-3 14-4 21-4 10-6 21-8 31-6 23-12 46-18 69-2 7-18 33-44 33-20 0-24-16-24-31 0-18 7-41 20-76 6-16 8-19 8-27 0-18-13-32-32-32-37 0-51 56-51 59 0 4 3 4 4 4 5 0 5 0 7-7 10-36 25-48 39-48 3 0 9 0 9 13 0 10-3 20-6 26-16 42-22 64-22 82 0 34 24 46 47 46 14 0 28-7 39-18-5 20-10 39-26 60-10 13-24 24-41 24-6 0-24-1-30-16 5 0 11 0 16-5 4-3 8-8 8-15 0-12-10-13-14-13-9 0-22 5-22 24 0 20 17 34 42 34 39 0 79-35 90-79 12-50 25-98 37-148z"><text:p/></draw:path><draw:path draw:style-name="gr3" draw:text-style-name="P5" svg:width="0.076in" svg:height="0.0882in" svg:x="0.7752in" svg:y="0.0925in" svg:viewBox="0 0 194 225" svg:d="M180 120c7 0 14 0 14-8 0-7-7-7-14-7-55 0-108 0-163 0 4-52 48-90 103-90 20 0 41 0 60 0 7 0 14 0 14-7 0-8-7-8-14-8-20 0-40 0-61 0-66 0-119 51-119 112 0 62 53 113 119 113 21 0 41 0 61 0 7 0 14 0 14-8s-7-8-14-8c-19 0-40 0-60 0-55 0-99-37-103-89 55 0 108 0 163 0z"><text:p/></draw:path><draw:path draw:style-name="gr3" draw:text-style-name="P5" svg:width="0.1102in" svg:height="0.1031in" svg:x="0.9122in" svg:y="0.0709in" svg:viewBox="0 0 281 263" svg:d="M260 173c1-2 2-5 2-6-2-2 0-4-6-4-3 0-3 2-4 5-25 58-40 83-106 83-18 0-37 0-56 0-5 0-6 0-9 0-4-1-5-1-5-4 0-2 0-3 2-9 9-35 18-71 27-106 13 0 25 0 38 0 33 0 33 9 33 18 0 3 0 7-3 20 0 1-1 2-1 3 0 2 2 4 5 4s5-1 6-7c7-31 14-61 22-91 0-2-3-4-5-4-3 0-4 2-5 8-8 28-16 37-51 37-12 0-24 0-36 0 8-31 15-62 23-92 3-14 3-16 21-16 17 0 36 0 54 0 47 0 59 11 59 43 0 9 0 10-2 21 0 2 0 4 0 7 0 2 1 4 4 4 5 0 6-2 6-10 2-22 5-44 8-66 1-11 0-11-10-11-65 0-131 0-196 0-8 0-11 0-11 8 0 4 3 4 11 4 14 0 24 0 24 7 0 2 0 3-1 10-18 68-34 136-52 204-3 15-4 18-35 18-7 0-11 0-11 8 0 4 4 4 11 4 67 0 134 0 201 0 9 0 9 0 12-7 13-28 24-56 36-83z"><text:p/></draw:path><draw:path draw:style-name="gr3" draw:text-style-name="P5" svg:width="0.0157in" svg:height="0.0157in" svg:x="1.0409in" svg:y="0.1583in" svg:viewBox="0 0 41 41" svg:d="M41 20c0-11-9-20-20-20-12 0-21 9-21 20 0 12 9 21 21 21 11 0 20-9 20-21z"><text:p/></draw:path><draw:path draw:style-name="gr3" draw:text-style-name="P5" svg:width="0.0854in" svg:height="0.098in" svg:x="1.0744in" svg:y="0.1075in" svg:viewBox="0 0 218 250" svg:d="M213 14c5-3 5-4 5-5 0-2-1-5-5-5-2 0-4 2-6 5-30 33-58 65-88 98-16-49-19-59-28-79-4-9-13-28-47-28-22 0-32 20-32 25 1 1 0 4 5 4 3 0 4-3 5-4 6-15 18-17 20-17 12 0 23 29 30 47 13 30 25 75 25 76-1 1 0 1-3 4-30 33-60 66-90 99-4 5-4 6-4 7 0 2 2 4 6 4 2 0 4-2 5-4 30-33 59-66 89-99 12 40 17 55 25 77 6 11 15 31 49 31 22 0 33-20 33-25 0-3-1-5-5-5s-4 2-5 6c-3 10-13 15-21 15-20 0-46-93-54-123 31-34 61-70 91-104z"><text:p/></draw:path><draw:path draw:style-name="gr3" draw:text-style-name="P5" svg:width="0.0272in" svg:height="0.1063in" svg:x="1.1776in" svg:y="0.0154in" svg:viewBox="0 0 70 271" svg:d="M65 0c-52 36-65 94-65 135 0 39 11 97 65 136 2 0 5 0 5-3s-1-3-3-5c-36-32-49-78-49-128 0-72 28-109 50-128 1-1 2-3 2-4 0-3-3-3-5-3z"><text:p/></draw:path><draw:path draw:style-name="gr3" draw:text-style-name="P5" svg:width="0.0819in" svg:height="0.072in" svg:x="1.2201in" svg:y="0.0236in" svg:viewBox="0 0 209 184" svg:d="M196 121c1-3 1-4 1-5 0-2-1-4-4-4-2 0-3 0-4 1-1 3 0 1-3 8-18 39-32 53-76 53-15 0-31 0-46 0-8 0-9-1-9-3 0-3 0-1 1-6 7-24 12-48 19-73 10 0 20 0 30 0 22 0 25 4 25 14 0 2-1 6-2 12-1 2-1 2-1 3 2 1 1 3 5 3 3 0 3-1 4-5 6-20 10-40 16-60 1-3 1-3 1-4 0-2-2-3-6-3-3 0-3 1-5 6-6 21-13 25-36 25-10 0-19 0-29 0 6-21 11-43 17-64 2-9 2-9 13-9 15 0 29 0 45 0 35 0 44 7 44 31 0 6-1 15-1 16 0 2 1 5 4 5 5 0 5-3 6-7 1-15 3-32 4-47 1-8-1-8-8-8-49 0-99 0-148 0-6 0-9 0-9 6 0 4 2 4 9 4 4 0 5 0 10 0 5 1 6 1 6 4 0 1-1 5-1 6-12 47-24 93-36 141-2 11-2 13-24 13-5 0-8 0-8 5s3 5 8 5c50 0 102 0 153 0 7 0 7 0 10-6 8-19 16-38 25-57z"><text:p/></draw:path><draw:path draw:style-name="gr3" draw:text-style-name="P5" svg:width="0.0272in" svg:height="0.1063in" svg:x="1.3154in" svg:y="0.0154in" svg:viewBox="0 0 70 271" svg:d="M6 0c-3 0-6 0-6 3 0 1 1 3 3 5 23 21 49 58 49 127 0 57-18 99-46 126-5 4-6 5-6 7 0 1 1 3 4 3 4 0 29-18 47-52 12-23 19-52 19-84 0-38-11-96-64-135z"><text:p/></draw:path><draw:path draw:style-name="gr3" draw:text-style-name="P5" svg:width="0.0803in" svg:height="0.0756in" svg:x="1.1713in" svg:y="0.1429in" svg:viewBox="0 0 205 193" svg:d="M41 161c-10 14-19 21-34 22-4 1-7 1-7 5s2 5 4 5c7 0 16-1 24-1s19 1 27 1c1 0 6 0 6-6 0-3-4-4-5-4-2 0-12 0-12-8 0-3 3-8 4-10 7-12 15-23 21-34 27 0 52 0 78 0 3 14 5 30 7 45-1 2-3 7-19 7-3 0-7 0-7 6 0 1 1 4 4 4 8 0 28-1 35-1 5 0 11 0 17 0 4 1 10 1 15 1 3 0 6-3 6-6 0-4-4-4-8-4-17 0-17-2-18-9-7-55-16-111-24-166 0-6-1-8-5-8-6 0-8 2-10 7-33 51-66 102-99 154zM76 121c19-30 38-58 57-88 5 30 9 58 13 88-23 0-47 0-70 0z"><text:p/></draw:path><draw:path draw:style-name="gr3" draw:text-style-name="P5" svg:width="0.035in" svg:height="0.1512in" svg:x="1.3783in" svg:y="0.061in" svg:viewBox="0 0 90 385" svg:d="M90 381c0-1 0-2-6-9-49-47-62-120-62-179 0-68 15-135 63-183 5-4 5-6 5-7 0-2-2-3-4-3-3 0-39 26-62 75-20 43-24 86-24 118 0 30 4 77 25 121 23 47 58 71 61 71 2 0 4-1 4-4z"><text:p/></draw:path><draw:path draw:style-name="gr3" draw:text-style-name="P5" svg:width="0.0697in" svg:height="0.098in" svg:x="1.4268in" svg:y="0.1075in" svg:viewBox="0 0 178 250" svg:d="M177 23c1-5 1-5 1-9 0-6-5-10-11-10-4 0-10 3-13 8-1 2-4 14-5 21-4 10-6 21-8 31-6 23-12 46-18 69-2 7-18 33-44 33-20 0-24-16-24-31 0-18 7-41 20-76 6-16 8-19 8-27 0-18-13-32-32-32-37 0-51 56-51 59 0 4 3 3 4 4 5 0 5 0 7-7 10-36 25-48 39-48 3 0 9 0 9 13 0 10-3 20-6 26-16 42-22 64-22 82 0 34 24 46 47 46 14 0 28-7 39-18-5 20-10 39-26 60-10 13-24 24-41 24-6 0-24-1-30-16 6 0 11 0 16-5 5-3 8-8 8-15 0-12-10-13-14-13-9 0-22 5-22 24 0 20 17 34 42 34 39 0 79-35 90-79 12-50 25-98 37-148z"><text:p/></draw:path><draw:path draw:style-name="gr3" draw:text-style-name="P5" svg:width="0.0346in" svg:height="0.1512in" svg:x="1.5106in" svg:y="0.061in" svg:viewBox="0 0 89 385" svg:d="M89 193c0-30-3-77-25-120-23-49-56-73-61-73-2 0-3 1-3 3 0 1 0 3 8 9 37 39 59 100 59 181 0 66-14 134-63 181-4 5-4 6-4 7 0 2 1 4 3 4 5 0 39-25 62-75 20-41 24-84 24-117z"><text:p/></draw:path><draw:path draw:style-name="gr3" draw:text-style-name="P5" svg:width="0.0157in" svg:height="0.0157in" svg:x="1.6083in" svg:y="0.1287in" svg:viewBox="0 0 41 41" svg:d="M41 20c0-11-10-20-21-20-12 0-20 9-20 20s8 21 20 21c11 0 21-10 21-21z"><text:p/></draw:path><draw:path draw:style-name="gr3" draw:text-style-name="P5" svg:width="0.0571in" svg:height="0.2732in" svg:x="1.6988in" svg:y="-0.0004in" svg:viewBox="0 0 146 695" svg:d="M129 690c1 0 3 4 4 5 3 0 6 0 9 0 1 0 4-1 4-5 0-1-1-2-1-3-14-14-35-35-59-77-42-75-57-171-57-262 0-172 48-272 116-340 1-2 1-2 1-4 0-4-2-4-7-4s-6 0-9 3c-36 32-78 86-105 168-16 50-25 113-25 177 0 90 17 194 77 284 10 14 17 21 24 31 5 4 10 11 13 13 5 4 10 10 15 14z"><text:p/></draw:path><draw:path draw:style-name="gr3" draw:text-style-name="P5" svg:width="0.05in" svg:height="0.1012in" svg:x="1.7752in" svg:y="0.0736in" svg:viewBox="0 0 128 258" svg:d="M79 10c0-9 0-10-9-10-23 25-57 25-70 25 0 4 0 8 0 11 8 0 31 0 51-10 0 68 0 134 0 201 0 14-1 18-36 18-4 0-8 0-13 0 0 4 0 8 0 13 15-2 48-2 63-2s49 0 63 2c0-5 0-9 0-13-5 0-8 0-12 0-36 0-37-4-37-18 0-73 0-144 0-217z"><text:p/></draw:path><draw:path draw:style-name="gr3" draw:text-style-name="P5" svg:width="0.0929in" svg:height="0.0055in" svg:x="1.8843in" svg:y="0.1339in" svg:viewBox="0 0 237 15" svg:d="M222 15c7 0 15 0 15-7 0-8-8-8-15-8-69 0-139 0-209 0-6 0-13 0-13 8 0 7 7 7 13 7 70 0 140 0 209 0z"><text:p/></draw:path><draw:path draw:style-name="gr3" draw:text-style-name="P5" svg:width="0.0854in" svg:height="0.098in" svg:x="2.0287in" svg:y="0.1075in" svg:viewBox="0 0 218 250" svg:d="M213 14c5-3 5-4 5-5 0-2-1-5-5-5-2 0-4 2-6 5-30 33-58 65-88 98-16-49-19-59-28-79-4-9-13-28-47-28-22 0-32 20-32 25 1 1 0 4 5 4 3 0 4-3 5-4 6-15 18-17 20-17 12 0 23 29 30 47 12 30 25 75 25 76-1 1 0 1-3 4-30 33-60 66-90 99-4 5-4 6-4 7 0 2 2 4 4 4 4 0 6-2 7-4 30-33 58-66 88-99 13 40 18 55 26 77 6 11 15 31 49 31 22 0 33-20 33-25 0-3-1-5-5-5s-4 2-5 6c-3 10-13 15-21 15-20 0-46-93-54-123 31-34 61-70 91-104z"><text:p/></draw:path><draw:path draw:style-name="gr3" draw:text-style-name="P5" svg:width="0.0272in" svg:height="0.1063in" svg:x="2.1311in" svg:y="0.0154in" svg:viewBox="0 0 70 271" svg:d="M65 0c-51 36-65 94-65 135 0 39 12 97 65 136 2 0 5 0 5-3s0-3-2-5c-36-32-49-78-49-128 0-72 28-109 50-128 1-1 1-3 1-4 0-3-3-3-5-3z"><text:p/></draw:path><draw:path draw:style-name="gr3" draw:text-style-name="P5" svg:width="0.0819in" svg:height="0.072in" svg:x="2.174in" svg:y="0.0236in" svg:viewBox="0 0 209 184" svg:d="M196 121c1-3 1-4 1-5 0-2-1-4-4-4-2 0-3 0-4 1-1 3 0 1-3 8-18 39-32 53-76 53-15 0-31 0-46 0-8 0-9-1-9-3 0-3 0-1 1-6 7-24 12-48 19-73 10 0 20 0 30 0 22 0 25 4 25 14 0 2-1 6-2 12-1 2-1 2-1 3 1 1 1 3 4 3 4 0 4-1 5-5 6-20 10-40 16-60 0-3 0-3 0-4 0-2-2-3-5-3s-3 1-5 6c-6 21-13 25-36 25-10 0-19 0-29 0 6-21 11-43 17-64 2-9 2-9 13-9 14 0 29 0 44 0 36 0 45 7 45 31 0 6-1 15-1 16 0 2 1 5 4 5 5 0 5-3 5-7 2-15 3-32 5-47 1-8-1-8-8-8-49 0-100 0-149 0-6 0-8 0-8 6 0 4 2 4 9 4 4 0 5 0 10 0 5 1 5 1 5 4 0 1 0 5-1 6-12 47-23 93-35 141-2 11-2 13-24 13-5 0-8 0-8 5s3 5 8 5c50 0 102 0 153 0 6 0 7 0 10-6 8-19 16-38 25-57z"><text:p/></draw:path><draw:path draw:style-name="gr3" draw:text-style-name="P5" svg:width="0.0272in" svg:height="0.1063in" svg:x="2.2693in" svg:y="0.0154in" svg:viewBox="0 0 70 271" svg:d="M6 0c-3 0-6 0-6 3 0 1 1 3 2 5 24 21 50 58 50 127 0 57-18 99-46 126-6 4-6 5-6 7 0 1 1 3 3 3 4 0 30-18 48-52 12-23 19-52 19-84 0-38-11-96-64-135z"><text:p/></draw:path><draw:path draw:style-name="gr3" draw:text-style-name="P5" svg:width="0.0811in" svg:height="0.0724in" svg:x="2.1268in" svg:y="0.1461in" svg:viewBox="0 0 207 185" svg:d="M32 164c-2 9-3 11-24 11-5 0-8 0-8 6 0 4 3 4 8 4 35 0 69 0 104 0 46 0 81-31 81-57 0-20-17-37-47-40 33-5 61-26 61-49 0-21-21-39-56-39-33 0-65 0-98 0-6 0-9 0-9 7 0 3 3 3 9 3 3 0 5 0 10 1 5 0 6 1 6 3 0 1 0 3-1 6-12 48-24 96-36 144zM75 85c5-22 11-44 16-66 3-8 3-9 15-9 13 0 27 0 40 0 28 0 34 19 34 29 0 22-24 46-60 46-15 0-30 0-45 0zM62 175c-8 0-8 0-8-2s0-2 1-6c7-25 12-49 19-75 18 0 38 0 57 0 25 0 35 18 35 33 0 27-27 50-60 50-15 0-30 0-44 0z"><text:p/></draw:path><draw:path draw:style-name="gr3" draw:text-style-name="P5" svg:width="0.0346in" svg:height="0.1512in" svg:x="2.3323in" svg:y="0.061in" svg:viewBox="0 0 89 385" svg:d="M89 381c0-1 0-2-5-9-49-47-62-120-62-179 0-68 15-135 63-183 4-4 4-6 4-7 0-2-1-3-3-3-5 0-39 26-62 75-20 43-24 86-24 118 0 30 4 77 25 121 23 47 56 71 61 71 2 0 3-1 3-4z"><text:p/></draw:path><draw:path draw:style-name="gr3" draw:text-style-name="P5" svg:width="0.0697in" svg:height="0.098in" svg:x="2.3807in" svg:y="0.1075in" svg:viewBox="0 0 178 250" svg:d="M177 23c1-5 1-5 1-9 0-6-5-10-11-10-4 0-10 3-13 8-1 2-4 14-5 21-4 10-6 21-8 31-6 23-12 46-18 69-2 7-18 33-44 33-20 0-24-16-24-31 0-18 7-41 20-76 6-16 8-19 8-27 0-18-13-32-32-32-37 0-51 56-51 59 0 4 3 3 4 4 5 0 5 0 7-7 10-36 25-48 39-48 3 0 9 0 9 13 0 10-3 20-6 26-16 42-22 64-22 82 0 34 24 46 47 46 14 0 28-7 39-18-5 20-10 39-26 60-10 13-24 24-41 24-6 0-24-1-30-16 6 0 11 0 16-5 5-3 8-8 8-15 0-12-10-13-14-13-9 0-22 5-22 24 0 20 17 34 42 34 39 0 79-35 90-79 12-50 25-98 37-148z"><text:p/></draw:path><draw:path draw:style-name="gr3" draw:text-style-name="P5" svg:width="0.0346in" svg:height="0.1512in" svg:x="2.4654in" svg:y="0.061in" svg:viewBox="0 0 89 385" svg:d="M89 193c0-30-4-77-25-120-23-49-56-73-61-73-2 0-3 1-3 3 0 1 0 3 7 9 38 39 60 100 60 181 0 66-14 134-63 181-4 5-4 6-4 7 0 2 1 4 3 4 5 0 39-25 62-75 20-41 24-84 24-117z"><text:p/></draw:path><draw:path draw:style-name="gr3" draw:text-style-name="P5" svg:width="0.0575in" svg:height="0.2732in" svg:x="2.5213in" svg:y="-0.0004in" svg:viewBox="0 0 147 695" svg:d="M147 348c0-111-26-229-102-316-5-7-20-21-30-30-2-2-3-2-7-2-5 0-8 0-8 4 0 2 1 4 2 4 13 14 34 35 59 77 41 75 57 170 57 263 0 166-46 268-117 339 0 1-1 2-1 3 0 5 3 5 8 5 4 0 5 0 9-4 37-32 78-86 104-167 18-53 26-116 26-176z"><text:p/></draw:path><draw:path draw:style-name="gr3" draw:text-style-name="P5" svg:width="0.0157in" svg:height="0.065in" svg:x="2.6618in" svg:y="0.1091in" svg:viewBox="0 0 41 166" svg:d="M41 20c0-11-9-20-20-20-12 0-21 9-21 20s9 21 21 21c11 0 20-10 20-21zM41 145c0-11-9-20-20-20-12 0-21 9-21 20 0 12 9 21 21 21 11 0 20-9 20-21z"><text:p/></draw:path><draw:path draw:style-name="gr3" draw:text-style-name="P5" svg:width="0.1008in" svg:height="0.035in" svg:x="2.6996in" svg:y="0.11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854in" svg:height="0.098in" svg:x="2.8563in" svg:y="0.1075in" svg:viewBox="0 0 218 250" svg:d="M213 14c5-3 5-4 5-5 0-2-1-5-5-5-2 0-4 2-6 5-30 33-58 65-88 98-16-49-19-59-28-79-4-9-13-28-47-28-22 0-32 20-32 25 1 1 0 4 5 4 3 0 4-3 5-4 6-15 18-17 20-17 12 0 23 29 30 47 13 30 25 75 25 76-1 1 0 1-3 4-30 33-60 66-90 99-4 5-4 6-4 7 0 2 2 4 4 4 4 0 6-2 7-4 30-33 59-66 89-99 12 40 17 55 25 77 6 11 15 31 49 31 22 0 33-20 33-25 0-3-1-5-5-5s-4 2-5 6c-3 10-13 15-21 15-20 0-46-93-54-123 31-34 61-70 91-104z"><text:p/></draw:path><draw:path draw:style-name="gr3" draw:text-style-name="P5" svg:width="0.0264in" svg:height="0.0547in" svg:x="2.952in" svg:y="0.0528in" svg:viewBox="0 0 68 140" svg:d="M66 23c2-4 2-6 2-9 0-7-7-14-16-14-10 0-13 8-15 12-12 40-24 78-36 118 0 1-1 3-1 4 0 3 9 6 11 6 1 0 2-1 3-5 18-37 34-74 52-112z"><text:p/></draw:path></draw:g></text:p>
      <text:p text:style-name="P23"><text:span text:style-name="T2">הוכחה: </text:span>ראשית כל, <draw:g text:anchor-type="as-char" svg:y="-0.1583in" draw:z-index="92" draw:name="Shape94" draw:style-name="gr1"><svg:title>TexMaths</svg:title><svg:desc>11§display§dom(\chi^{(E)}_{A \setminus B}) = dom(\chi') = E§svg§600§FALSE§</svg:desc><draw:path draw:style-name="gr2" draw:text-style-name="P4" svg:width="1.8079in" svg:height="0.2209in" svg:x="0.0016in" svg:y="0.0075in" svg:viewBox="0 0 4593 562" svg:d="M2297 562c-766 0-1531 0-2297 0 0-187 0-375 0-562 1531 0 3061 0 4593 0 0 187 0 375 0 562-766 0-1532 0-2296 0z"><text:p/></draw:path><draw:path draw:style-name="gr3" draw:text-style-name="P5" svg:width="0.0724in" svg:height="0.1071in" svg:x="-0.0004in" svg:y="0.0528in" svg:viewBox="0 0 185 273" svg:d="M185 4c-2-1 0-4-6-4-5 0-43 3-49 4-2 0-6 3-6 8 0 4 5 5 10 5 19 0 19 2 19 6 0 2-1 6-1 8-8 31-16 60-23 91-7-14-18-24-35-24-46 0-94 56-94 113 0 36 22 62 52 62 7 0 27-2 50-30 4 17 17 30 36 30 13 0 22-9 28-22 7-13 8-26 11-38 0-4-3-4-4-4-5 0-5 2-6 7-6 25-13 48-29 48-10 0-11-10-11-18 0-9 1-12 2-18 18-75 37-149 56-224zM103 222c-1 7-1 8-7 14-17 21-32 28-43 28-20 0-25-21-25-36 0-20 12-67 22-85 11-23 28-37 44-37 25 0 30 31 30 34 0 2-1 5-1 6-6 26-13 51-20 76z"><text:p/></draw:path><draw:path draw:style-name="gr3" draw:text-style-name="P5" svg:width="0.0646in" svg:height="0.0685in" svg:x="0.0795in" svg:y="0.0929in" svg:viewBox="0 0 165 175" svg:d="M165 65c0-41-27-65-62-65-51 0-103 55-103 109 0 38 25 66 62 66 50 0 103-54 103-110zM62 166c-17 0-33-12-33-42 0-18 10-60 22-80 18-30 40-36 51-36 23 0 34 18 34 41 0 16-7 57-22 82-13 22-35 35-52 35z"><text:p/></draw:path><draw:path draw:style-name="gr3" draw:text-style-name="P5" svg:width="0.124in" svg:height="0.0685in" svg:x="0.1512in" svg:y="0.0929in" svg:viewBox="0 0 316 175" svg:d="M22 147c-1 6-3 15-3 17 0 8 5 11 11 11 5 0 12-3 14-11 1-1 6-19 8-29 3-12 5-24 9-35 2-8 4-16 6-25 1-7 5-18 5-20 6-12 26-47 63-47 17 0 21 14 21 27 0 10-3 21-6 32-4 15-8 30-11 45-3 9-6 19-8 29-1 9-4 21-4 23 0 8 5 11 11 11 12 0 14-10 17-22 6-22 20-78 23-94 1-4 22-51 64-51 17 0 21 13 21 27 0 22-17 66-24 87-4 9-5 13-5 21 0 18 14 32 31 32 36 0 51-57 51-60 0-4-4-4-5-4-3 0-3 1-5 7-6 21-19 48-40 48-6 0-9-4-9-13s4-19 7-28c8-19 23-62 23-84 0-26-15-41-44-41-28 0-48 16-63 37-1-5-2-18-13-27-9-9-22-10-31-10-35 0-53 24-60 33-2-22-19-33-35-33-19 0-26 14-29 22-8 13-12 36-12 37 0 4 3 4 4 4 4 0 5 0 7-9 7-28 14-46 28-46 6 0 12 3 12 18 0 8-1 13-6 32-8 30-15 60-23 89z"><text:p/></draw:path><draw:path draw:style-name="gr3" draw:text-style-name="P5" svg:width="0.0346in" svg:height="0.1512in" svg:x="0.2953in" svg:y="0.0457in" svg:viewBox="0 0 89 385" svg:d="M89 381c0-1 0-3-6-9-49-49-61-120-61-179 0-68 14-135 63-183 4-4 4-6 4-7 0-2-1-3-3-3-5 0-39 25-62 75-20 43-24 86-24 118 0 29 4 76 25 120 23 47 56 72 61 72 2 0 3-1 3-4z"><text:p/></draw:path><draw:path draw:style-name="gr3" draw:text-style-name="P5" svg:width="0.0854in" svg:height="0.098in" svg:x="0.3441in" svg:y="0.0929in" svg:viewBox="0 0 218 250" svg:d="M213 14c5-3 5-4 5-5 0-2-1-5-5-5-2 0-3 1-6 5-30 33-58 65-88 98-16-49-19-59-28-80-4-8-13-27-46-27-23 0-33 20-33 25 1 1 0 4 5 4 3 0 4-3 5-5 6-14 18-16 20-16 12 0 24 29 30 47 13 30 25 75 25 76-1 1 0 1-3 4-30 33-60 66-90 99-4 5-4 6-4 7 0 2 3 4 6 4 2 0 4-3 5-4 30-33 59-66 89-99 12 40 17 55 27 77 4 11 13 31 47 31 23 0 33-20 33-26 0-2-1-4-5-4s-4 2-5 6c-3 8-13 15-21 15-20 0-45-94-54-123 31-34 61-70 91-104z"><text:p/></draw:path><draw:path draw:style-name="gr3" draw:text-style-name="P5" svg:width="0.0272in" svg:height="0.1063in" svg:x="0.4472in" svg:y="-0.0004in" svg:viewBox="0 0 70 271" svg:d="M65 0c-52 36-65 94-65 135 0 38 11 97 65 136 2 0 5 0 5-4 0-2-1-2-3-4-36-32-49-78-49-128 0-72 28-109 50-128 1-1 2-3 2-4 0-3-3-3-5-3z"><text:p/></draw:path><draw:path draw:style-name="gr3" draw:text-style-name="P5" svg:width="0.0819in" svg:height="0.0717in" svg:x="0.4894in" svg:y="0.0075in" svg:viewBox="0 0 209 183" svg:d="M196 121c2-3 2-4 2-6 0-1-1-3-5-3-2 0-2 0-3 1-1 0-1 1-4 8-18 38-32 53-76 53-15 0-30 0-45 0-9 0-9-1-9-4 0-2 0-1 1-5 6-24 12-48 18-73 10 0 21 0 31 0 21 0 24 4 24 13 0 3-1 7-2 13 0 2 0 1 0 2s0 4 4 4c3 0 3-1 4-5 6-20 10-40 16-60 1-3 1-3 1-4 0-2-2-3-4-3-5 0-5 1-6 6-7 21-14 24-37 24-10 0-19 0-29 0 6-20 11-42 17-63 2-9 2-9 14-9 14 0 30 0 44 0 35 0 44 7 44 31 0 6-1 15-1 16 0 2 1 5 4 5 5 0 5-3 6-7 1-15 3-32 4-47 1-8-1-8-8-8-49 0-99 0-148 0-6 0-9 0-9 5s3 5 9 5c4 0 5 0 10 0s6 1 6 3-1 6-1 7c-12 47-24 93-36 141-2 11-2 13-23 13-6 0-9 0-9 5 0 4 3 4 9 4 50 0 102 0 153 0 6 0 6 0 9-5 8-20 16-38 25-57z"><text:p/></draw:path><draw:path draw:style-name="gr3" draw:text-style-name="P5" svg:width="0.0268in" svg:height="0.1063in" svg:x="0.585in" svg:y="-0.0004in" svg:viewBox="0 0 69 271" svg:d="M4 0c-2 0-4 0-4 3 0 1 0 3 2 5 23 21 49 57 49 127 0 56-18 99-47 126-4 4-4 4-4 6 0 1 0 4 3 4 4 0 29-19 47-52 12-23 19-52 19-84 0-38-11-96-65-135z"><text:p/></draw:path><draw:path draw:style-name="gr3" draw:text-style-name="P5" svg:width="0.0803in" svg:height="0.0752in" svg:x="0.4406in" svg:y="0.1339in" svg:viewBox="0 0 205 192" svg:d="M41 161c-10 14-18 22-34 23-3 0-7 0-7 5 0 2 3 3 4 3 7 0 16-1 24-1s19 1 27 1c2 0 6 1 6-5 0-3-4-3-5-3-2-1-12-1-12-9 0-3 3-8 4-10 8-12 15-23 22-34 26 0 52 0 77 0 3 14 5 30 7 45-1 3-3 8-19 8-3 0-6 0-6 5 0 1 0 3 3 3 9 0 28-1 35-1 6 0 11 1 17 1 4 0 10 0 15 0 3 0 6-2 6-5s-4-3-8-3c-15 0-17-2-18-9-7-56-15-111-23-167-1-6-2-8-6-8-6 0-7 2-10 7-33 51-66 102-99 154zM77 121c19-30 37-58 56-88 5 30 9 58 13 88-23 0-46 0-69 0z"><text:p/></draw:path><draw:path draw:style-name="gr3" draw:text-style-name="P5" svg:width="0.0453in" svg:height="0.1063in" svg:x="0.5346in" svg:y="0.1311in" svg:viewBox="0 0 116 271" svg:d="M102 263c1 5 4 8 8 8 2 0 6-3 6-7 0-1 0-2-2-5-34-85-67-169-101-252-1-5-3-7-6-7-4 0-7 2-7 7 0 1 0 2 1 5 34 84 67 167 101 251z"><text:p/></draw:path><draw:path draw:style-name="gr3" draw:text-style-name="P5" svg:width="0.0815in" svg:height="0.072in" svg:x="0.5961in" svg:y="0.1374in" svg:viewBox="0 0 208 184" svg:d="M32 163c-2 10-2 12-23 12-5 0-9 0-9 5 0 4 3 4 9 4 35 0 69 0 104 0 45 0 81-31 81-58 0-19-18-36-47-38 33-7 61-26 61-51 0-19-21-37-56-37-33 0-66 0-99 0-6 0-9 0-9 5 0 4 3 4 9 4 3 0 5 0 10 1 6 0 6 1 6 3 0 1 0 2-1 7-12 47-24 94-36 143zM76 85c5-22 11-44 16-66 3-9 3-10 14-10 14 0 27 0 41 0 28 0 33 18 33 28 0 22-24 48-60 48-14 0-30 0-44 0zM63 175c-9 0-9-1-9-3 0-3 0-2 1-6 7-25 12-49 19-74 18 0 38 0 57 0 25 0 35 17 35 32 0 27-27 51-59 51-15 0-30 0-44 0z"><text:p/></draw:path><draw:path draw:style-name="gr3" draw:text-style-name="P5" svg:width="0.0346in" svg:height="0.1512in" svg:x="0.702in" svg:y="0.0457in" svg:viewBox="0 0 89 385" svg:d="M89 193c0-30-4-77-25-120-23-49-56-73-61-73-2 0-3 1-3 3 0 1 0 3 7 9 38 39 60 100 60 181 0 66-14 133-63 181-4 4-4 6-4 7 0 2 1 4 3 4 5 0 39-26 62-75 20-42 24-84 24-117z"><text:p/></draw:path><draw:path draw:style-name="gr3" draw:text-style-name="P5" svg:width="0.1008in" svg:height="0.035in" svg:x="0.8031in" svg:y="0.102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5" svg:width="0.072in" svg:height="0.1071in" svg:x="0.961in" svg:y="0.0528in" svg:viewBox="0 0 184 273" svg:d="M184 4c-2-1 0-4-6-4-5 0-42 3-48 4-3 0-6 3-6 8 0 4 4 5 9 5 19 0 20 2 20 6 0 2-1 6-1 8-8 31-16 60-23 91-8-14-19-24-37-24-45 0-92 56-92 113 0 36 21 62 51 62 8 0 27-2 50-30 4 17 17 30 35 30 14 0 24-9 29-22 7-13 8-26 12-38 0-4-3-4-5-4-4 0-4 2-5 7-6 25-14 48-29 48-11 0-13-10-13-18 0-9 2-12 3-18 18-75 37-149 56-224zM103 222c-2 7-2 8-7 14-18 21-33 28-44 28-19 0-24-21-24-36 0-20 12-67 20-85 13-23 30-37 46-37 25 0 30 31 30 34 0 2-1 5-2 6-6 26-12 51-19 76z"><text:p/></draw:path><draw:path draw:style-name="gr3" draw:text-style-name="P5" svg:width="0.0646in" svg:height="0.0685in" svg:x="1.0406in" svg:y="0.0929in" svg:viewBox="0 0 165 175" svg:d="M165 65c0-41-26-65-62-65-51 0-103 55-103 109 0 38 26 66 62 66 51 0 103-54 103-110zM63 166c-18 0-34-12-34-42 0-18 10-60 22-80 19-30 41-36 52-36 22 0 35 18 35 41 0 16-8 57-24 82-13 22-34 35-51 35z"><text:p/></draw:path><draw:path draw:style-name="gr3" draw:text-style-name="P5" svg:width="0.1244in" svg:height="0.0685in" svg:x="1.1122in" svg:y="0.0929in" svg:viewBox="0 0 317 175" svg:d="M23 147c-1 6-3 15-3 17 0 8 5 11 11 11 4 0 11-3 14-11 0-1 5-19 8-29 2-12 5-24 8-35 2-8 4-16 6-25 2-7 5-18 6-20 5-12 26-47 62-47 18 0 21 14 21 27 0 10-2 21-5 32-4 15-8 30-11 45-2 9-6 19-8 29-1 9-5 21-5 23 0 8 5 11 12 11 11 0 14-10 16-22 6-22 20-78 23-94 1-4 22-51 64-51 18 0 21 13 21 27 0 22-15 66-23 87-5 9-6 13-6 21 0 18 14 32 32 32 37 0 51-57 51-60 0-4-3-4-5-4-4 0-4 1-6 7-6 21-18 48-39 48-6 0-10-4-10-13s4-19 7-28c8-19 24-62 24-84 0-26-16-41-45-41-30 0-48 16-63 37 0-5-1-18-12-27-10-9-22-10-32-10-34 0-53 24-60 33-1-22-18-33-35-33-18 0-26 14-29 22-6 13-12 36-12 37 0 4 3 3 4 4 5 0 5 0 7-9 7-28 14-46 29-46 6 0 12 3 12 18 0 8-1 13-7 32-8 30-14 60-22 89z"><text:p/></draw:path><draw:path draw:style-name="gr3" draw:text-style-name="P5" svg:width="0.035in" svg:height="0.1512in" svg:x="1.2563in" svg:y="0.0457in" svg:viewBox="0 0 90 385" svg:d="M90 381c0-1 0-3-6-9-49-49-61-120-61-179 0-68 14-135 62-183 5-4 5-6 5-7 0-2-2-3-4-3-3 0-39 25-62 75-20 43-24 86-24 118 0 29 4 76 25 120 23 47 58 72 61 72 2 0 4-1 4-4z"><text:p/></draw:path><draw:path draw:style-name="gr3" draw:text-style-name="P5" svg:width="0.0854in" svg:height="0.098in" svg:x="1.3055in" svg:y="0.0929in" svg:viewBox="0 0 218 250" svg:d="M213 14c5-3 5-4 5-5 0-2-2-5-5-5s-4 1-6 5c-30 33-60 65-89 98-16-49-18-59-27-80-4-8-13-27-47-27-22 0-33 20-33 25 2 1 0 4 6 4 3 0 4-3 4-5 7-14 19-16 21-16 11 0 23 29 30 47 12 30 24 75 24 76-1 1 0 1-2 4-30 33-60 66-90 99-4 5-4 6-4 7 0 2 2 4 4 4 4 0 5-3 7-4 30-33 58-66 88-99 12 40 18 55 26 77 6 11 14 31 49 31 22 0 33-20 33-26 0-2-2-4-6-4s-4 2-5 6c-3 8-13 15-20 15-20 0-46-94-55-123 31-34 62-70 92-104z"><text:p/></draw:path><draw:path draw:style-name="gr3" draw:text-style-name="P5" svg:width="0.026in" svg:height="0.0547in" svg:x="1.4012in" svg:y="0.0362in" svg:viewBox="0 0 67 140" svg:d="M65 23c2-4 2-7 2-9 0-9-6-14-15-14-10 0-13 8-16 12-12 39-23 78-35 117 0 1-1 2-1 4 0 3 8 7 10 7s2-1 4-5c17-37 34-74 51-112z"><text:p/></draw:path><draw:path draw:style-name="gr3" draw:text-style-name="P5" svg:width="0.0346in" svg:height="0.1512in" svg:x="1.4476in" svg:y="0.0457in" svg:viewBox="0 0 89 385" svg:d="M89 193c0-30-4-77-25-120-23-49-56-73-61-73-2 0-3 1-3 3 0 1 0 3 7 9 38 39 60 100 60 181 0 66-14 133-63 181-4 4-4 6-4 7 0 2 1 4 3 4 5 0 39-26 62-75 20-42 24-84 24-117z"><text:p/></draw:path><draw:path draw:style-name="gr3" draw:text-style-name="P5" svg:width="0.1008in" svg:height="0.035in" svg:x="1.5484in" svg:y="0.102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1102in" svg:height="0.1031in" svg:x="1.7063in" svg:y="0.0551in" svg:viewBox="0 0 281 263" svg:d="M259 173c1-2 2-5 2-6-1-2 0-4-5-4-3 0-4 2-5 4-24 57-39 84-106 84-18 0-37 0-56 0-5 0-5 0-9 0-3-1-4-1-4-5 0-1 0-2 2-8 9-36 17-71 25-106 14 0 26 0 39 0 33 0 33 9 33 18 0 3 0 7-2 19-1 2-1 3-1 4 0 2 1 4 4 4s4-2 6-8c7-30 14-60 22-90 0-2-2-4-5-4s-4 2-5 8c-8 28-15 37-51 37-12 0-24 0-36 0 7-31 15-62 23-93 4-14 4-15 21-15 18 0 36 0 55 0 47 0 58 11 58 43 0 9 0 10-1 21 0 2 0 4 0 7 0 2 1 4 4 4 5 0 5-2 6-10 2-22 5-44 8-66 1-11-2-11-11-11-65 0-130 0-195 0-8 0-12 0-12 8 0 4 3 4 11 4 14 0 25 0 25 7 0 2 0 2-2 10-17 68-34 135-51 203-4 16-4 19-35 19-7 0-11 0-11 7 0 5 3 5 11 5 67 0 133 0 200 0 9 0 10-1 12-7 12-28 23-56 36-83z"><text:p/></draw:path></draw:g><text:s/>לפי ההגדרה של <draw:g text:anchor-type="as-char" svg:y="-0.0681in" draw:z-index="90" draw:name="Shape95" draw:style-name="gr1"><svg:title>TexMaths</svg:title><svg:desc>11§display§\chi§svg§600§FALSE§</svg:desc><draw:path draw:style-name="gr2" draw:text-style-name="P4" svg:width="0.0736in" svg:height="0.0815in" svg:x="0.0028in" svg:y="0.0071in" svg:viewBox="0 0 188 208" svg:d="M0 0c63 0 125 0 188 0 0 69 0 139 0 208-63 0-125 0-188 0 0-69 0-139 0-208z"><text:p/></draw:path><draw:path draw:style-name="gr3" draw:text-style-name="P5" svg:width="0.0843in" svg:height="0.0972in" svg:x="-0.0004in" svg:y="0in" svg:viewBox="0 0 215 248" svg:d="M211 15c4-4 4-5 4-6 0-2-1-5-4-5-2 0-4 3-7 5-28 33-58 65-87 98-15-49-18-59-27-79-4-9-12-28-46-28-23 0-33 20-33 25 2 1 0 5 5 5 4 0 4-4 5-5 5-15 19-16 21-16 11 0 23 28 29 46 13 30 25 74 25 75-1 2 0 1-4 4-29 33-58 66-88 98-4 5-4 6-4 7 0 2 2 4 4 4 4 0 5-2 7-4 29-32 58-65 88-98 12 40 15 54 25 76 5 12 13 31 47 31 22 0 33-20 33-25 0-2 0-5-4-5-3 0-4 2-5 6-4 10-14 15-21 15-20 0-45-92-54-121 31-34 61-68 91-103z"><text:p/></draw:path></draw:g><text:s/>שניתנה בשיעור ולפי הגדרת פונקציות <draw:g text:anchor-type="as-char" svg:y="-0.1063in" draw:z-index="91" draw:name="Shape96" draw:style-name="gr1"><svg:title>TexMaths</svg:title><svg:desc>11§display§\lambda§svg§600§FALSE§</svg:desc><draw:path draw:style-name="gr2" draw:text-style-name="P4" svg:width="0.0669in" svg:height="0.0906in" svg:x="-0.0004in" svg:y="0.0071in" svg:viewBox="0 0 171 231" svg:d="M0 0c57 0 114 0 171 0 0 77 0 154 0 231-57 0-114 0-171 0 0-77 0-154 0-231z"><text:p/></draw:path><draw:path draw:style-name="gr3" draw:text-style-name="P5" svg:width="0.0744in" svg:height="0.1063in" svg:x="0in" svg:y="0in" svg:viewBox="0 0 190 271" svg:d="M116 153c15 41 34 100 40 109 6 8 10 8 20 8 4 0 6 0 9 0 5 0 5-3 5-4s-2-2-3-3c-3-4-5-10-8-18-26-72-52-145-78-217-8-22-29-28-47-28-2 0-7 0-7 4s3 4 4 4c12 2 15 5 25 31 12 34 24 69 36 103-35 35-70 70-105 106-5 4-7 6-7 12s4 11 11 11 10-5 13-8c31-36 62-73 92-110z"><text:p/></draw:path></draw:g>. יהי <draw:g text:anchor-type="as-char" svg:y="-0.1043in" draw:z-index="93" draw:name="Shape97" draw:style-name="gr1"><svg:title>TexMaths</svg:title><svg:desc>11§display§y \in E§svg§600§FALSE§</svg:desc><draw:path draw:style-name="gr2" draw:text-style-name="P4" svg:width="0.3665in" svg:height="0.1181in" svg:x="0.0031in" svg:y="0.0071in" svg:viewBox="0 0 932 301" svg:d="M0 0c311 0 621 0 932 0 0 100 0 201 0 301-311 0-621 0-932 0 0-100 0-201 0-301z"><text:p/></draw:path><draw:path draw:style-name="gr3" draw:text-style-name="P5" svg:width="0.0697in" svg:height="0.0976in" svg:x="-0.0004in" svg:y="0.0362in" svg:viewBox="0 0 178 249" svg:d="M177 24c1-5 1-6 1-9 0-7-5-11-11-11-4 0-9 3-13 9-1 1-4 13-5 20-4 11-6 21-8 32-6 23-12 46-18 70-2 5-18 32-44 32-20 0-24-17-24-31 0-18 7-42 20-76 7-16 8-20 8-28 0-18-13-32-31-32-38 0-52 56-52 60s3 2 4 4c5 0 5-1 7-7 10-36 26-48 39-48 3 0 9 0 9 12 0 10-3 20-6 28-16 40-22 62-22 80 0 35 24 45 47 45 15 0 28-5 39-16-5 18-10 38-26 58-9 13-24 24-41 24-6 0-24-1-30-15 6 0 11 0 16-6 5-3 8-7 8-15 0-12-10-13-14-13-9 0-21 5-21 25 0 19 16 33 41 33 39 0 79-35 90-78 12-49 24-98 37-147z"><text:p/></draw:path><draw:path draw:style-name="gr3" draw:text-style-name="P5" svg:width="0.076in" svg:height="0.0874in" svg:x="0.1303in" svg:y="0.0213in" svg:viewBox="0 0 194 223" svg:d="M181 120c6 0 13 0 13-8 0-7-7-7-13-7-55 0-109 0-164 0 4-52 48-90 103-90 20 0 41 0 61 0 6 0 13 0 13-7 0-8-7-8-13-8-21 0-41 0-62 0-66 0-119 51-119 112s53 111 119 111c21 0 41 0 62 0 6 0 13 0 13-8s-7-8-13-8c-20 0-41 0-61 0-55 0-99-36-103-87 55 0 109 0 164 0z"><text:p/></draw:path><draw:path draw:style-name="gr3" draw:text-style-name="P5" svg:width="0.1102in" svg:height="0.1024in" svg:x="0.2669in" svg:y="0in" svg:viewBox="0 0 281 261" svg:d="M260 172c0-1 0-3 1-4 0-1 0-5-4-5s-5 2-5 5c-25 56-39 81-106 81-18 0-38 0-57 0-4 0-5 0-7 0-5 0-6-1-6-4 0-1 0-1 2-9 9-34 18-69 27-104 13 0 25 0 38 0 32 0 32 8 32 18 0 2 0 8-2 19-1 2-1 2-1 3 0 2 1 4 4 4 4 0 5-2 7-6 6-31 14-61 22-91 0-2-2-4-5-4-4 0-4 2-5 7-9 29-15 38-51 38-12 0-24 0-36 0 8-31 15-62 23-92 3-15 3-16 21-16s35 0 54 0c47 0 59 11 59 43 0 9 0 10-2 20 0 2 0 6 0 8 0 1 1 4 5 4s4-2 5-10c2-22 5-45 8-67 1-10-1-10-11-10-65 0-130 0-195 0-8 0-11 0-11 8 0 4 3 4 10 4 14 0 25 0 25 7 0 2 0 2-2 10-17 67-34 135-51 203-3 15-4 17-35 17-7 0-11 0-11 8 0 4 4 4 11 4 67 0 133 0 200 0 10 0 10 0 13-6 12-28 24-55 36-83z"><text:p/></draw:path></draw:g>, נוכיח <draw:g text:anchor-type="as-char" svg:y="-0.1583in" draw:z-index="94" draw:name="Shape98" draw:style-name="gr1"><svg:title>TexMaths</svg:title><svg:desc>11§display§\chi^{(E)}_{A \setminus B}(y) = \chi'(y)§svg§600§FALSE§</svg:desc><draw:path draw:style-name="gr2" draw:text-style-name="P4" svg:width="1.0594in" svg:height="0.2209in" svg:x="0.0028in" svg:y="0.0075in" svg:viewBox="0 0 2692 562" svg:d="M1347 562c-450 0-898 0-1347 0 0-187 0-375 0-562 897 0 1795 0 2692 0 0 187 0 375 0 562-448 0-897 0-1345 0z"><text:p/></draw:path><draw:path draw:style-name="gr3" draw:text-style-name="P5" svg:width="0.0854in" svg:height="0.098in" svg:x="-0.0004in" svg:y="0.0929in" svg:viewBox="0 0 218 250" svg:d="M213 14c5-3 5-4 5-5 0-2-2-5-5-5-2 0-4 1-6 5-30 33-59 65-88 98-16-49-19-59-28-80-4-8-13-27-47-27-22 0-32 20-32 25 1 1 0 4 4 4s5-3 5-5c6-14 19-16 21-16 12 0 23 29 29 47 13 30 26 75 26 76-1 1 0 1-4 4-29 33-59 66-89 99-4 5-4 6-4 7 0 2 2 4 4 4 4 0 6-3 7-4 30-33 58-66 88-99 13 39 18 55 26 77 6 11 15 31 49 31 22 0 33-20 33-26 0-2-2-4-6-4s-3 2-4 5c-5 9-13 16-21 16-20 0-46-94-55-123 31-34 62-70 92-104z"><text:p/></draw:path><draw:path draw:style-name="gr3" draw:text-style-name="P5" svg:width="0.0272in" svg:height="0.1063in" svg:x="0.1024in" svg:y="-0.0004in" svg:viewBox="0 0 70 271" svg:d="M65 0c-51 36-65 93-65 135 0 38 12 97 65 136 2 0 5 0 5-4 0-2-1-2-2-4-36-32-49-78-49-128 0-72 27-109 50-128 0-1 1-3 1-4 0-3-3-3-5-3z"><text:p/></draw:path><draw:path draw:style-name="gr3" draw:text-style-name="P5" svg:width="0.0819in" svg:height="0.0717in" svg:x="0.1453in" svg:y="0.0075in" svg:viewBox="0 0 209 183" svg:d="M196 121c1-3 1-4 1-6 0-1-1-3-5-3-1 0-2 0-3 1-1 2-1 1-4 8-18 38-31 53-75 53-15 0-31 0-46 0-9 0-9-1-9-3 0-3 0-2 1-6 7-24 12-48 19-73 10 0 20 0 29 0 22 0 26 4 26 13 0 3-1 7-2 13-2 2-2 1-2 2s0 4 5 4c4 0 4-1 5-5 5-20 10-40 15-60 1-3 1-3 1-4 0-2-2-3-5-3s-3 1-5 6c-6 21-13 24-36 24-10 0-19 0-29 0 5-20 11-42 16-63 3-9 3-9 14-9 14 0 29 0 44 0 35 0 45 7 45 31 0 6-1 15-1 16 0 2 0 5 4 5 3 0 4-3 4-7 3-15 4-32 6-47 0-8-1-8-9-8-49 0-99 0-148 0-6 0-9 0-9 5s3 5 9 5c4 0 5 0 11 0 5 0 5 1 5 3s-1 6-1 7c-12 47-23 93-35 141-2 11-3 13-24 13-5 0-8 0-8 5 0 4 3 4 8 4 50 0 102 0 153 0 6 0 6 0 8-5 9-20 18-38 27-57z"><text:p/></draw:path><draw:path draw:style-name="gr3" draw:text-style-name="P5" svg:width="0.0272in" svg:height="0.1063in" svg:x="0.2406in" svg:y="-0.0004in" svg:viewBox="0 0 70 271" svg:d="M5 0c-2 0-5 0-5 3 0 1 1 2 2 5 23 21 50 57 50 127 0 56-18 99-48 126-4 4-4 4-4 6 0 1 1 4 3 4 4 0 30-19 48-52 12-23 19-52 19-84 0-38-12-96-65-135z"><text:p/></draw:path><draw:path draw:style-name="gr3" draw:text-style-name="P5" svg:width="0.0795in" svg:height="0.0756in" svg:x="0.0961in" svg:y="0.1339in" svg:viewBox="0 0 203 193" svg:d="M41 161c-10 14-19 22-34 23-4 0-7 0-7 5 0 2 2 4 3 4 8 0 17-2 24-2 8 0 20 2 28 2 1 0 5 0 5-6 0-3-3-3-4-3-2-1-12-1-12-9 0-3 2-8 4-10 7-12 15-23 21-34 27 0 52 0 78 0 3 14 4 30 6 45-1 3-2 8-19 8-2 0-6 0-6 5 0 1 1 4 4 4 8 0 27-2 35-2 5 0 11 2 16 2s11 0 15 0c3 0 5-3 5-6s-3-3-7-3c-16 0-16-2-17-9-7-56-16-111-24-167-1-6-2-8-7-8s-6 2-8 7c-33 51-66 102-99 154zM76 121c19-30 38-58 57-88 4 30 8 58 12 88-23 0-46 0-69 0z"><text:p/></draw:path><draw:path draw:style-name="gr3" draw:text-style-name="P5" svg:width="0.0457in" svg:height="0.1063in" svg:x="0.1898in" svg:y="0.1311in" svg:viewBox="0 0 117 271" svg:d="M102 263c2 5 5 8 8 8s7-3 7-7c0-1 0-2-3-5-33-85-67-169-100-252-2-5-3-7-7-7s-7 2-7 7c0 1 0 2 2 5 33 84 67 167 100 251z"><text:p/></draw:path><draw:path draw:style-name="gr3" draw:text-style-name="P5" svg:width="0.0811in" svg:height="0.072in" svg:x="0.2516in" svg:y="0.1374in" svg:viewBox="0 0 207 184" svg:d="M32 163c-2 10-3 12-24 12-5 0-8 0-8 5 0 4 3 4 8 4 35 0 69 0 104 0 46 0 80-31 80-58 0-19-16-36-46-38 33-7 61-26 61-51 0-19-21-37-56-37-33 0-65 0-98 0-6 0-9 0-9 6 0 3 3 3 9 3 3 0 5 0 10 1 5 0 6 1 6 3 0 1 0 2-1 7-12 47-24 94-36 143zM75 85c5-22 11-44 16-66 2-9 2-10 15-10s27 0 40 0c28 0 34 18 34 28 0 22-24 48-60 48-16 0-30 0-45 0zM62 175c-8 0-8-1-8-3 0-3 0-2 1-6 7-25 12-49 19-74 18 0 38 0 57 0 25 0 35 17 35 32 0 27-27 51-60 51-15 0-30 0-44 0z"><text:p/></draw:path><draw:path draw:style-name="gr3" draw:text-style-name="P5" svg:width="0.0346in" svg:height="0.1512in" svg:x="0.3638in" svg:y="0.0457in" svg:viewBox="0 0 89 385" svg:d="M89 381c0-1 0-3-7-9-48-49-60-120-60-179 0-68 15-135 63-183 4-4 4-6 4-7 0-2-1-3-3-3-5 0-39 25-62 75-20 43-24 86-24 118 0 29 4 76 25 120 23 47 56 72 61 72 2 0 3-1 3-4z"><text:p/></draw:path><draw:path draw:style-name="gr3" draw:text-style-name="P5" svg:width="0.0697in" svg:height="0.098in" svg:x="0.4122in" svg:y="0.0929in" svg:viewBox="0 0 178 250" svg:d="M176 23c2-5 2-7 2-9 0-6-5-10-11-10-4 0-11 3-14 8 0 2-3 14-6 21-2 10-5 20-7 31-6 23-11 46-17 69-2 6-19 33-44 33-20 0-24-16-24-31 0-18 7-42 20-76 6-16 7-21 7-28 0-17-12-31-31-31-37 0-51 56-51 59 0 4 3 4 4 4 5 0 5 0 7-7 10-36 25-48 38-48 4 0 10 0 10 13 0 9-4 20-6 26-16 41-22 63-22 82 0 34 24 46 46 46 15 0 29-7 40-18-6 20-10 39-26 60-10 13-24 24-43 24-4 0-22-1-28-17 5 0 11 0 16-4 4-3 8-9 8-15 0-13-11-15-14-15-9 0-22 7-22 26s17 34 40 34c41 0 81-36 92-80 12-49 24-97 36-147z"><text:p/></draw:path><draw:path draw:style-name="gr3" draw:text-style-name="P5" svg:width="0.035in" svg:height="0.1512in" svg:x="0.4965in" svg:y="0.0457in" svg:viewBox="0 0 90 385" svg:d="M90 193c0-30-4-77-25-120-23-49-56-73-61-73-2 0-4 1-4 3 0 1 0 3 8 9 38 39 60 100 60 181 0 66-14 133-63 181-5 4-5 6-5 7 0 2 2 4 4 4 5 0 39-26 62-75 20-42 24-84 24-117z"><text:p/></draw:path><draw:path draw:style-name="gr3" draw:text-style-name="P5" svg:width="0.1008in" svg:height="0.035in" svg:x="0.5972in" svg:y="0.102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854in" svg:height="0.098in" svg:x="0.7539in" svg:y="0.0929in" svg:viewBox="0 0 218 250" svg:d="M213 14c5-3 5-4 5-5 0-2-1-5-5-5-2 0-4 1-6 5-30 33-59 65-88 98-16-49-19-59-28-80-4-8-13-27-47-27-22 0-32 20-32 25 1 1 0 4 4 4s5-3 6-5c5-14 18-16 20-16 12 0 23 29 29 47 14 30 26 75 26 76-1 1 0 1-4 4-29 33-59 66-89 99-4 5-4 6-4 7 0 2 2 4 5 4s5-3 6-4c30-33 59-66 89-99 12 39 17 55 26 77 5 11 14 31 48 31 22 0 33-20 33-26 0-2-1-4-5-4s-4 2-5 5c-3 9-13 16-21 16-20 0-46-94-54-123 31-34 61-70 91-104z"><text:p/></draw:path><draw:path draw:style-name="gr3" draw:text-style-name="P5" svg:width="0.0264in" svg:height="0.0547in" svg:x="0.8496in" svg:y="0.0362in" svg:viewBox="0 0 68 140" svg:d="M66 23c2-4 2-7 2-9 0-9-8-14-16-14-10 0-14 8-15 12-12 39-24 78-36 117 0 1-1 2-1 4 0 3 9 7 11 7 1 0 2-1 3-5 18-37 34-74 52-112z"><text:p/></draw:path><draw:path draw:style-name="gr3" draw:text-style-name="P5" svg:width="0.0346in" svg:height="0.1512in" svg:x="0.9024in" svg:y="0.0457in" svg:viewBox="0 0 89 385" svg:d="M89 381c0-1 0-3-7-9-48-49-60-120-60-179 0-68 14-135 63-183 4-4 4-6 4-7 0-2-1-3-3-3-5 0-40 25-62 75-20 43-24 86-24 118 0 29 3 76 25 120 23 47 56 72 61 72 2 0 3-1 3-4z"><text:p/></draw:path><draw:path draw:style-name="gr3" draw:text-style-name="P5" svg:width="0.0697in" svg:height="0.098in" svg:x="0.9512in" svg:y="0.0929in" svg:viewBox="0 0 178 250" svg:d="M176 23c2-5 2-7 2-9 0-6-5-10-12-10-3 0-10 3-13 8-1 2-3 14-6 21-2 10-5 20-7 31-6 23-12 46-18 69-1 6-18 33-43 33-20 0-24-16-24-31 0-18 7-42 20-76 5-16 7-21 7-28 0-17-12-31-31-31-37 0-51 56-51 59 0 4 3 4 4 4 4 0 5 0 6-7 11-36 26-48 39-48 4 0 10 0 10 13 0 9-4 20-6 26-16 41-23 63-23 82 0 34 24 46 47 46 15 0 29-7 40-18-6 20-10 39-26 60-10 13-25 24-43 24-5 0-23-1-28-17 5 0 11 0 16-4 4-3 8-9 8-15 0-13-11-15-14-15-9 0-22 7-22 26s16 34 40 34c40 0 81-36 91-80 12-49 25-97 37-147z"><text:p/></draw:path><draw:path draw:style-name="gr3" draw:text-style-name="P5" svg:width="0.035in" svg:height="0.1512in" svg:x="1.035in" svg:y="0.0457in" svg:viewBox="0 0 90 385" svg:d="M90 193c0-30-4-77-25-120-23-49-57-73-61-73-2 0-4 1-4 3 0 1 0 3 8 9 37 39 59 100 59 181 0 66-14 133-62 181-5 4-5 6-5 7 0 2 2 4 4 4 4 0 39-26 62-75 20-42 24-84 24-117z"><text:p/></draw:path></draw:g>. <text:span text:style-name="T8">ידוע שבה"כ </text:span><text:span text:style-name="T8"><draw:g text:anchor-type="as-char" svg:y="-0.1083in" draw:z-index="96" draw:name="Shape99" draw:style-name="gr1"><svg:title>TexMaths</svg:title><svg:desc>11§display§a = 0 \lor b = 0 \implies a \cdot b = 0§svg§600§FALSE§</svg:desc><draw:path draw:style-name="gr2" draw:text-style-name="P4" svg:width="1.7992in" svg:height="0.0925in" svg:x="0.0016in" svg:y="0.0079in" svg:viewBox="0 0 4571 236" svg:d="M0 0c1524 0 3047 0 4571 0 0 79 0 157 0 236-1524 0-3047 0-4571 0 0-79 0-157 0-236z"><text:p/></draw:path><draw:path draw:style-name="gr3" draw:text-style-name="P5" svg:width="0.0693in" svg:height="0.0681in" svg:x="-0.0004in" svg:y="0.0382in" svg:viewBox="0 0 177 174" svg:d="M129 25c-7-14-18-25-35-25-46 0-94 57-94 113 0 35 21 61 52 61 7 0 26-2 49-29 4 16 18 29 35 29 15 0 24-9 29-21 7-15 12-37 12-38 0-3-3-3-4-3-5 0-5 1-6 7-6 24-13 46-29 46-10 0-11-10-11-18 0-7 0-10 4-27 4-16 5-20 9-34 4-19 10-37 14-54 2-11 2-12 2-13 0-7-4-11-11-11-10 0-15 8-16 17zM103 125c-2 7-2 8-7 13-17 21-33 27-44 27-19 0-24-21-24-35 0-19 12-66 20-84 13-23 30-37 46-37 25 0 30 32 30 34s-1 4-1 6c-6 26-13 51-20 76z"><text:p/></draw:path><draw:path draw:style-name="gr3" draw:text-style-name="P5" svg:width="0.1008in" svg:height="0.035in" svg:x="0.1248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38in" svg:height="0.1035in" svg:x="0.2831in" svg:y="0.0047in" svg:viewBox="0 0 163 264" svg:d="M163 133c0-31-2-62-16-90-17-38-49-43-66-43-23 0-51 10-67 46-12 27-14 56-14 87 0 27 1 63 18 92 16 31 44 39 63 39 21 0 50-8 68-45 12-27 14-56 14-86zM81 255c-15 0-38-10-45-46-4-23-4-58-4-80 0-26 0-51 3-72 8-45 37-48 46-48 13 0 38 6 46 45 4 21 4 50 4 75 0 27 0 53-4 78-6 37-29 48-46 48z"><text:p/></draw:path><draw:path draw:style-name="gr3" draw:text-style-name="P5" svg:width="0.0846in" svg:height="0.0929in" svg:x="0.3953in" svg:y="0.0146in" svg:viewBox="0 0 216 237" svg:d="M212 15c3-5 4-6 4-7 0-5-5-8-8-8-4 0-7 2-9 8-31 68-60 135-91 203-31-68-61-135-91-203-3-8-6-8-9-8-5 0-8 3-8 8 1 2 0 1 2 5 32 73 65 144 97 217 3 6 6 7 9 7 5 0 6-3 9-7 32-72 63-143 95-215z"><text:p/></draw:path><draw:path draw:style-name="gr3" draw:text-style-name="P5" svg:width="0.0555in" svg:height="0.1059in" svg:x="0.5295in" svg:y="0in" svg:viewBox="0 0 142 270" svg:d="M74 4c-1-1 0-4-5-4-8 0-37 3-47 4-3 0-8 0-8 8 0 4 4 4 10 4 18 0 19 3 19 7 0 2-3 15-6 23-11 42-20 84-31 125-5 19-6 26-6 39 0 36 20 60 48 60 47 0 94-57 94-113 0-33-21-60-52-60-17 0-33 11-45 23 10-39 19-77 29-116zM37 148c3-7 3-8 6-12 20-25 37-31 47-31 13 0 24 13 24 36s-13 67-19 81c-14 26-31 39-47 39-13 0-25-9-25-38 0-8 0-14 6-38 3-13 5-25 8-37z"><text:p/></draw:path><draw:path draw:style-name="gr3" draw:text-style-name="P5" svg:width="0.1008in" svg:height="0.035in" svg:x="0.6382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38in" svg:height="0.1035in" svg:x="0.7961in" svg:y="0.0047in" svg:viewBox="0 0 163 264" svg:d="M163 133c0-31-2-62-16-90-17-38-49-43-66-43-23 0-50 10-67 46-12 27-14 56-14 87 0 27 2 63 18 92 16 31 45 39 63 39 21 0 51-8 68-45 12-27 14-56 14-86zM81 255c-15 0-37-10-45-46-4-23-4-58-4-80 0-26 0-51 3-72 8-45 37-48 46-48 14 0 39 6 46 45 4 21 4 50 4 75 0 27 0 53-4 78-6 37-28 48-46 48z"><text:p/></draw:path><draw:path draw:style-name="gr3" draw:text-style-name="P5" svg:width="0.1008in" svg:height="0.035in" svg:x="0.9591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1346in" svg:height="0.0827in" svg:x="1.0516in" svg:y="0.0256in" svg:viewBox="0 0 343 211" svg:d="M260 77c16 13 36 23 48 30-13 5-32 15-48 29-82 0-164 0-246 0-6 0-14 0-14 7 0 8 8 8 14 8 76 0 152 0 228 0-18 17-38 51-38 56 0 4 5 4 7 4 4 0 6 0 8-3 8-15 19-36 44-57 26-22 52-33 73-39 6-2 6-3 7-3 0-1 0-2 0-2 0-2 0-3 0-3 0-1-1-1-1-1-1-1-1-1-9-3-51-15-90-51-112-91-4-8-4-9-10-9-2 0-7 0-7 4 0 6 19 39 38 58-76 0-152 0-228 0-6 0-14 0-14 7 0 8 8 8 14 8 82 0 164 0 246 0z"><text:p/></draw:path><draw:path draw:style-name="gr3" draw:text-style-name="P5" svg:width="0.0693in" svg:height="0.0681in" svg:x="1.2866in" svg:y="0.0382in" svg:viewBox="0 0 177 174" svg:d="M129 25c-8-14-19-25-37-25-45 0-92 57-92 113 0 35 21 61 51 61 7 0 27-2 50-29 4 16 17 29 35 29 14 0 22-9 29-21 7-15 12-37 12-38 0-3-4-3-5-3-4 0-4 1-6 7-5 24-13 46-28 46-11 0-13-10-13-18 0-7 2-10 6-27 4-16 4-20 9-34 4-19 9-37 13-54 3-11 3-12 3-13 0-7-5-11-12-11-9 0-14 8-15 17zM103 125c-2 7-2 8-7 13-18 21-33 27-44 27-19 0-24-21-24-35 0-19 12-66 20-84 13-23 30-37 46-37 25 0 29 32 29 34s0 4-1 6c-6 26-12 51-19 76z"><text:p/></draw:path><draw:path draw:style-name="gr3" draw:text-style-name="P5" svg:width="0.0157in" svg:height="0.0157in" svg:x="1.4079in" svg:y="0.0587in" svg:viewBox="0 0 41 41" svg:d="M41 21c0-12-10-21-21-21s-20 9-20 21c0 11 9 20 20 20s21-9 21-20z"><text:p/></draw:path><draw:path draw:style-name="gr3" draw:text-style-name="P5" svg:width="0.0555in" svg:height="0.1059in" svg:x="1.478in" svg:y="0in" svg:viewBox="0 0 142 270" svg:d="M74 4c-1-1 0-4-5-4-10 0-37 3-47 4-3 0-8 0-8 8 0 4 4 4 9 4 19 0 20 3 20 7 0 2-3 15-6 23-11 42-20 84-31 125-5 19-6 26-6 39 0 36 20 60 48 60 47 0 94-57 94-113 0-33-21-60-52-60-17 0-33 11-45 23 10-39 19-77 29-116zM37 148c3-7 3-8 6-12 20-25 36-31 46-31 14 0 25 13 25 36s-13 67-19 81c-14 26-31 39-47 39-13 0-25-9-25-38 0-8 0-14 6-38 3-13 5-25 8-37z"><text:p/></draw:path><draw:path draw:style-name="gr3" draw:text-style-name="P5" svg:width="0.1008in" svg:height="0.035in" svg:x="1.5866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38in" svg:height="0.1035in" svg:x="1.7445in" svg:y="0.0047in" svg:viewBox="0 0 163 264" svg:d="M163 133c0-31-2-62-16-90-17-38-49-43-66-43-23 0-51 10-67 46-12 27-14 56-14 87 0 27 1 63 18 92 16 31 45 39 63 39 21 0 51-8 68-45 12-27 14-56 14-86zM81 255c-15 0-38-10-45-46-4-23-4-58-4-80 0-26 0-51 3-72 8-45 37-48 46-48 13 0 39 6 46 45 4 21 4 50 4 75 0 27 0 53-4 78-6 37-28 48-46 48z"><text:p/></draw:path></draw:g></text:span><text:span text:style-name="T8"><text:s/>("טענה 1"). נתבונן ב־</text:span><text:span text:style-name="T8"><draw:g text:anchor-type="as-char" svg:y="-0.1583in" draw:z-index="97" draw:name="Shape100" draw:style-name="gr1"><svg:title>TexMaths</svg:title><svg:desc>11§display§\chi^{(E)}_{A \setminus B}(y) := b§svg§600§FALSE§</svg:desc><draw:path draw:style-name="gr2" draw:text-style-name="P4" svg:width="0.8441in" svg:height="0.2209in" svg:x="0.0028in" svg:y="0.0075in" svg:viewBox="0 0 2145 562" svg:d="M1073 562c-358 0-715 0-1073 0 0-187 0-375 0-562 715 0 1430 0 2145 0 0 187 0 375 0 562-357 0-715 0-1072 0z"><text:p/></draw:path><draw:path draw:style-name="gr3" draw:text-style-name="P5" svg:width="0.0854in" svg:height="0.098in" svg:x="-0.0004in" svg:y="0.0929in" svg:viewBox="0 0 218 250" svg:d="M213 14c5-3 5-4 5-5 0-2-2-5-5-5-2 0-4 1-6 5-30 33-58 65-88 98-16-49-19-59-28-80-4-8-13-27-47-27-22 0-32 20-32 25 1 1 0 4 5 4 3 0 4-3 4-5 7-14 19-16 21-16 12 0 23 29 30 47 12 30 25 75 25 76-1 1 0 1-3 4-30 33-60 66-90 99-4 5-4 6-4 7 0 2 2 4 4 4 4 0 6-3 7-4 30-33 58-66 88-99 13 39 18 55 26 77 6 11 15 31 49 31 22 0 33-20 33-26 0-2-2-4-6-4s-3 2-4 5c-4 9-13 16-21 16-20 0-46-94-55-123 31-34 62-70 92-104z"><text:p/></draw:path><draw:path draw:style-name="gr3" draw:text-style-name="P5" svg:width="0.0272in" svg:height="0.1063in" svg:x="0.1024in" svg:y="-0.0004in" svg:viewBox="0 0 70 271" svg:d="M65 0c-51 36-65 93-65 135 0 38 12 97 65 136 2 0 5 0 5-4 0-2-1-2-2-4-36-32-49-78-49-128 0-72 27-109 50-128 0-1 1-3 1-4 0-3-3-3-5-3z"><text:p/></draw:path><draw:path draw:style-name="gr3" draw:text-style-name="P5" svg:width="0.0819in" svg:height="0.0717in" svg:x="0.1453in" svg:y="0.0075in" svg:viewBox="0 0 209 183" svg:d="M196 121c1-3 1-4 1-6 0-1-1-3-4-3-2 0-3 0-4 1-1 2-1 1-4 8-18 38-31 53-75 53-15 0-31 0-46 0-9 0-9-1-9-3 0-3 0-2 1-6 7-24 12-48 19-73 10 0 20 0 30 0 22 0 25 4 25 13 0 3-1 7-2 13-1 2-1 1-1 2s0 4 4 4 4-1 5-5c5-20 10-40 15-60 1-3 1-3 1-4 0-2-2-3-5-3s-3 1-5 6c-6 21-13 24-36 24-10 0-19 0-29 0 6-20 11-42 17-63 2-9 2-9 13-9 14 0 29 0 44 0 35 0 45 7 45 31 0 6-1 15-1 16 0 2 0 5 4 5 3 0 5-3 5-7 2-15 3-32 5-47 0-8-1-8-9-8-49 0-99 0-148 0-6 0-9 0-9 5s3 5 9 5c4 0 5 0 11 0 5 0 5 1 5 3s-1 6-1 7c-12 47-23 93-35 141-2 11-3 13-24 13-5 0-8 0-8 5 0 4 3 4 8 4 50 0 102 0 153 0 6 0 6 0 8-5 9-20 18-38 27-57z"><text:p/></draw:path><draw:path draw:style-name="gr3" draw:text-style-name="P5" svg:width="0.0272in" svg:height="0.1063in" svg:x="0.2406in" svg:y="-0.0004in" svg:viewBox="0 0 70 271" svg:d="M6 0c-3 0-6 0-6 3 0 1 1 2 2 5 23 21 50 57 50 127 0 56-18 99-48 126-4 4-4 4-4 6 0 1 1 4 3 4 4 0 30-19 48-52 12-23 19-52 19-84 0-38-12-96-64-135z"><text:p/></draw:path><draw:path draw:style-name="gr3" draw:text-style-name="P5" svg:width="0.0799in" svg:height="0.0756in" svg:x="0.0961in" svg:y="0.1339in" svg:viewBox="0 0 204 193" svg:d="M41 161c-10 14-19 22-34 23-4 0-7 0-7 5 0 2 2 4 3 4 8 0 17-2 25-2 7 0 19 2 27 2 1 0 6 0 6-6 0-3-4-3-5-3-2-1-12-1-12-9 0-3 2-8 4-10 7-12 15-23 21-34 27 0 52 0 78 0 3 14 4 30 6 45-1 3-2 8-19 8-2 0-6 0-6 5 0 1 1 4 4 4 8 0 28-2 35-2 5 0 11 2 16 2s11 0 15 0c3 0 6-3 6-6s-4-3-8-3c-16 0-16-2-17-9-7-56-16-111-24-167-1-6-2-8-6-8-6 0-7 2-9 7-33 51-66 102-99 154zM76 121c19-30 38-58 57-88 5 30 8 58 12 88-23 0-46 0-69 0z"><text:p/></draw:path><draw:path draw:style-name="gr3" draw:text-style-name="P5" svg:width="0.0457in" svg:height="0.1063in" svg:x="0.1898in" svg:y="0.1311in" svg:viewBox="0 0 117 271" svg:d="M102 263c3 5 5 8 8 8s7-3 7-7c0-1 0-2-3-5-33-85-67-169-100-252-2-5-3-7-7-7s-7 2-7 7c0 1 0 2 2 5 33 84 67 167 100 251z"><text:p/></draw:path><draw:path draw:style-name="gr3" draw:text-style-name="P5" svg:width="0.0811in" svg:height="0.072in" svg:x="0.2516in" svg:y="0.1374in" svg:viewBox="0 0 207 184" svg:d="M32 163c-2 10-3 12-24 12-5 0-8 0-8 5 0 4 3 4 8 4 35 0 69 0 104 0 46 0 81-31 81-58 0-19-18-36-47-38 33-7 61-26 61-51 0-19-21-37-56-37-33 0-65 0-98 0-6 0-9 0-9 6 0 3 3 3 9 3 3 0 5 0 10 1 5 0 6 1 6 3 0 1 0 2-1 7-12 47-24 94-36 143zM75 85c5-22 11-44 16-66 3-9 3-10 15-10 13 0 27 0 40 0 28 0 34 18 34 28 0 22-24 48-60 48-15 0-30 0-45 0zM62 175c-8 0-8-1-8-3 0-3 0-2 1-6 7-25 12-49 19-74 18 0 38 0 57 0 25 0 35 17 35 32 0 27-27 51-60 51-15 0-30 0-44 0z"><text:p/></draw:path><draw:path draw:style-name="gr3" draw:text-style-name="P5" svg:width="0.0346in" svg:height="0.1512in" svg:x="0.3638in" svg:y="0.0457in" svg:viewBox="0 0 89 385" svg:d="M89 381c0-1 0-3-6-9-49-49-61-120-61-179 0-68 14-135 63-183 4-4 4-6 4-7 0-2-1-3-3-3-5 0-39 25-62 75-20 43-24 86-24 118 0 29 4 76 25 120 23 47 56 72 61 72 2 0 3-1 3-4z"><text:p/></draw:path><draw:path draw:style-name="gr3" draw:text-style-name="P5" svg:width="0.0697in" svg:height="0.098in" svg:x="0.4126in" svg:y="0.0929in" svg:viewBox="0 0 178 250" svg:d="M176 23c2-5 2-7 2-9 0-6-5-10-11-10-4 0-11 3-14 8 0 2-3 14-6 21-2 10-5 20-7 31-6 23-12 46-18 69-1 6-17 33-43 33-20 0-24-16-24-31 0-18 7-42 20-76 6-16 8-21 8-28 0-17-13-31-32-31-37 0-51 56-51 59 0 4 3 4 4 4 5 0 5 0 7-7 10-36 25-48 39-48 3 0 9 0 9 13 0 9-4 20-6 26-16 41-22 63-22 82 0 34 24 46 46 46 15 0 29-7 40-18-6 20-10 39-26 60-10 13-24 24-43 24-5 0-22-1-28-17 5 0 11 0 16-4 4-3 8-9 8-15 0-13-11-15-14-15-9 0-22 7-22 26s17 34 40 34c41 0 81-36 92-80 12-49 24-97 36-147z"><text:p/></draw:path><draw:path draw:style-name="gr3" draw:text-style-name="P5" svg:width="0.035in" svg:height="0.1512in" svg:x="0.4961in" svg:y="0.0457in" svg:viewBox="0 0 90 385" svg:d="M90 193c0-30-4-77-25-120-23-49-57-73-61-73-2 0-4 1-4 3 0 1 0 3 8 9 38 39 60 100 60 181 0 66-14 133-62 181-6 4-6 6-6 7 0 2 2 4 4 4 4 0 39-26 62-75 20-42 24-84 24-117z"><text:p/></draw:path><draw:path draw:style-name="gr3" draw:text-style-name="P5" svg:width="0.0157in" svg:height="0.065in" svg:x="0.602in" svg:y="0.0933in" svg:viewBox="0 0 41 166" svg:d="M41 20c0-11-10-20-21-20-12 0-20 9-20 20s8 21 20 21c11 0 21-10 21-21zM41 145c0-11-10-20-21-20-12 0-20 9-20 20s8 21 20 21c11 0 21-10 21-21z"><text:p/></draw:path><draw:path draw:style-name="gr3" draw:text-style-name="P5" svg:width="0.1004in" svg:height="0.035in" svg:x="0.6398in" svg:y="0.1028in" svg:viewBox="0 0 256 90" svg:d="M244 15c6 0 12 0 12-7 0-8-6-8-12-8-77 0-155 0-232 0-4 0-12 0-12 8 0 7 8 7 13 7 77 0 154 0 231 0zM244 90c6 0 12 0 12-8 0-7-6-7-12-7-77 0-154 0-231 0-5 0-13 0-13 7 0 8 8 8 12 8 77 0 155 0 232 0z"><text:p/></draw:path><draw:path draw:style-name="gr3" draw:text-style-name="P5" svg:width="0.0555in" svg:height="0.1071in" svg:x="0.7992in" svg:y="0.0528in" svg:viewBox="0 0 142 273" svg:d="M74 4c-2-1 0-4-6-4-9 0-36 3-46 4-3 0-8 0-8 8 0 4 4 5 9 5 19 0 20 2 20 6 0 2-3 16-6 24-11 42-20 84-31 126-5 19-6 25-6 39 0 37 20 61 48 61 47 0 94-58 94-113 0-36-21-62-52-62-17 0-34 11-45 23 10-38 19-78 29-117zM37 151c3-9 3-10 6-15 19-24 36-30 46-30 14 0 24 12 24 36 0 23-12 67-18 82-14 26-31 40-47 40-13 0-25-11-25-38 0-8 0-16 6-40 3-12 5-24 8-35z"><text:p/></draw:path></draw:g></text:span><text:span text:style-name="T8">. ע"פ הגדרתה המפולגת של הפונקציה האופיינית, נפלג למקרים: </text:span></text:p>
      <text:list text:style-name="L2">
        <text:list-item>
          <text:p text:style-name="P24">אם <draw:g text:anchor-type="as-char" svg:y="-0.1134in" draw:z-index="101" draw:name="Shape101" draw:style-name="gr1"><svg:title>TexMaths</svg:title><svg:desc>11§display§y \in A \setminus B§svg§600§FALSE§</svg:desc><draw:path draw:style-name="gr2" draw:text-style-name="P4" svg:width="0.6224in" svg:height="0.1358in" svg:x="0.0031in" svg:y="0.0071in" svg:viewBox="0 0 1582 346" svg:d="M791 346c-264 0-527 0-791 0 0-116 0-230 0-346 527 0 1055 0 1582 0 0 116 0 230 0 346-264 0-528 0-791 0z"><text:p/></draw:path><draw:path draw:style-name="gr3" draw:text-style-name="P5" svg:width="0.0697in" svg:height="0.0976in" svg:x="-0.0004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3 0 8 0 8 12 0 10-3 20-5 27-17 41-23 63-23 81 0 34 24 46 47 46 15 0 29-7 39-18-5 20-9 40-25 59-9 13-25 24-43 24-5 0-23-1-29-15 6 0 11 0 16-6 5-3 8-8 8-14 0-12-10-13-14-13-9 0-21 5-21 24s16 33 40 33c40 0 80-35 91-77 12-50 25-99 37-148z"><text:p/></draw:path><draw:path draw:style-name="gr3" draw:text-style-name="P5" svg:width="0.0756in" svg:height="0.087in" svg:x="0.1303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5" svg:width="0.1035in" svg:height="0.1079in" svg:x="0.2669in" svg:y="0.0043in" svg:viewBox="0 0 264 275" svg:d="M55 231c-15 26-31 31-47 32-5 1-8 1-8 8 0 2 1 4 4 4 11 0 22-1 33-1 14 0 27 1 39 1 3 0 8 0 8-7 0-4-4-5-7-5-9 0-18-3-18-13 0-4 3-9 6-14 10-17 20-32 30-49 31 0 65 0 96 0 0 9 6 60 6 64 0 11-20 12-28 12-5 0-8 0-8 8 0 4 4 4 5 4 16 0 32-1 47-1 10 0 34 1 44 1 3 0 7 0 7-7 0-5-3-5-9-5-23 0-23-2-24-13-8-79-16-160-24-240-1-8-1-10-8-10-5 0-8 3-10 7-45 74-89 149-134 224zM101 175c25-43 51-85 76-127 4 42 9 84 13 127-29 0-59 0-89 0z"><text:p/></draw:path><draw:path draw:style-name="gr3" draw:text-style-name="P5" svg:width="0.0591in" svg:height="0.1512in" svg:x="0.4173in" svg:y="0in" svg:viewBox="0 0 151 385" svg:d="M133 375c2 6 5 10 10 10 3 0 8-3 8-7 0-1 0-3-2-7-44-120-88-241-132-361-3-7-4-10-9-10s-8 3-8 8c0 1 0 2 2 6 44 120 87 241 131 361z"><text:p/></draw:path><draw:path draw:style-name="gr3" draw:text-style-name="P5" svg:width="0.1083in" svg:height="0.1028in" svg:x="0.5248in" svg:y="0.0098in" svg:viewBox="0 0 276 262" svg:d="M45 232c-3 15-4 18-34 18-7 0-11 0-11 8 0 4 3 4 11 4 46 0 91 0 137 0 61 0 107-45 107-83 0-27-23-49-60-53 40-8 81-37 81-73 0-29-25-53-72-53-43 0-87 0-130 0-7 0-11 0-11 8 0 4 3 4 11 4 1 0 7 0 14 0 8 1 11 1 11 7 0 1 0 2-1 7-18 69-35 138-53 206zM105 122c7-32 15-64 23-96 3-13 4-14 20-14 17 0 35 0 51 0 33 0 42 22 42 40 0 34-33 70-80 70-19 0-38 0-56 0zM87 250c-6 0-7 0-9 0-4 0-5-1-5-4 0-2 0-2 2-9 9-36 17-71 26-106 24 0 50 0 74 0 36 0 44 28 44 45 0 36-34 74-80 74-18 0-35 0-52 0z"><text:p/></draw:path></draw:g><text:s/>אז <draw:g text:anchor-type="as-char" svg:y="-0.1102in" draw:z-index="103" draw:name="Shape102" draw:style-name="gr1"><svg:title>TexMaths</svg:title><svg:desc>11§display§y \in A \land y \not\in B§svg§600§FALSE§</svg:desc><draw:path draw:style-name="gr2" draw:text-style-name="P4" svg:width="0.9138in" svg:height="0.1256in" svg:x="0.0031in" svg:y="0.0079in" svg:viewBox="0 0 2322 320" svg:d="M1162 320c-388 0-775 0-1162 0 0-107 0-213 0-320 774 0 1548 0 2322 0 0 107 0 213 0 320-387 0-774 0-1160 0z"><text:p/></draw:path><draw:path draw:style-name="gr3" draw:text-style-name="P5" svg:width="0.0697in" svg:height="0.0976in" svg:x="-0.0004in" svg:y="0.0429in" svg:viewBox="0 0 178 249" svg:d="M177 24c1-5 1-6 1-9 0-7-5-11-11-11-3 0-10 3-13 8-1 2-4 14-6 21-3 10-5 21-7 31-6 23-12 46-18 69-1 7-17 34-44 34-19 0-23-17-23-31 0-18 7-42 20-76 5-16 8-20 8-28 0-18-14-32-32-32-38 0-52 56-52 60s4 4 5 4c4 0 4-1 6-8 11-36 26-47 40-47 3 0 9 0 9 12 0 10-4 20-6 28-17 40-23 62-23 80 0 34 24 46 47 46 15 0 29-6 39-17-5 20-9 38-25 58-10 13-25 25-43 25-5 0-23-2-29-16 6 0 12 0 16-5 5-4 8-8 8-16 0-11-10-12-14-12-9 0-21 4-21 23 0 20 16 34 40 34 40 0 80-35 91-78 12-50 25-98 37-147z"><text:p/></draw:path><draw:path draw:style-name="gr3" draw:text-style-name="P5" svg:width="0.0752in" svg:height="0.0874in" svg:x="0.1303in" svg:y="0.0283in" svg:viewBox="0 0 192 223" svg:d="M179 120c7 0 13 0 13-7 0-9-6-9-13-9-55 0-109 0-164 0 5-51 50-89 104-89 20 0 40 0 60 0 7 0 13 0 13-7 0-8-6-8-13-8-20 0-40 0-60 0-66 0-119 50-119 113 0 61 53 110 119 110 20 0 40 0 60 0 7 0 13 0 13-8s-6-8-13-8c-20 0-40 0-60 0-54 0-99-36-104-87 55 0 109 0 164 0z"><text:p/></draw:path><draw:path draw:style-name="gr3" draw:text-style-name="P5" svg:width="0.1039in" svg:height="0.1083in" svg:x="0.2669in" svg:y="0in" svg:viewBox="0 0 265 276" svg:d="M55 232c-15 25-31 31-47 32-5 1-8 1-8 7 0 3 1 5 4 5 11 0 23-1 33-1 14 0 27 1 40 1 2 0 7 0 7-8 0-3-4-4-6-4-9 0-19-4-19-14 0-4 3-8 6-14 10-16 20-33 30-48 31 0 64 0 96 0 1 7 6 59 6 64 0 11-20 12-28 12-5 0-8 0-8 7 0 5 4 5 5 5 15 0 32-1 48-1 9 0 35 1 43 1 3 0 8 0 8-8 0-4-4-4-9-4-24 0-24-3-25-14-8-79-17-160-24-240 0-8 0-10-7-10-6 0-8 3-11 7-45 75-89 150-134 225zM101 175c25-43 52-85 77-126 5 41 8 83 12 126-29 0-59 0-89 0z"><text:p/></draw:path><draw:path draw:style-name="gr3" draw:text-style-name="P5" svg:width="0.0839in" svg:height="0.0933in" svg:x="0.4177in" svg:y="0.0193in" svg:viewBox="0 0 214 238" svg:d="M117 8c-4-7-6-8-9-8-6 0-7 2-9 8-32 71-64 143-96 215-2 4-3 5-3 8 0 4 3 7 8 7 3 0 5-1 8-9 31-67 61-135 92-203 29 68 60 136 90 203 4 9 8 9 9 9 4 0 7-3 7-7 0-2 0-3-2-7-32-72-64-145-95-216z"><text:p/></draw:path><draw:path draw:style-name="gr3" draw:text-style-name="P5" svg:width="0.0697in" svg:height="0.0976in" svg:x="0.5484in" svg:y="0.0429in" svg:viewBox="0 0 178 249" svg:d="M177 24c1-5 1-6 1-9 0-7-5-11-11-11-3 0-10 3-13 8-1 2-4 14-6 21-3 10-5 21-7 31-6 23-12 46-18 69-1 7-19 34-44 34-20 0-23-17-23-31 0-18 6-42 19-76 6-16 7-20 7-28 0-18-12-32-30-32-38 0-52 56-52 60s3 3 4 4c5 0 5-1 7-8 11-36 26-47 40-47 2 0 8 0 8 12 0 10-3 20-6 28-16 40-22 62-22 80 0 34 24 46 47 46 15 0 29-6 39-17-5 20-9 38-25 58-11 13-25 25-43 25-5 0-23-2-29-16 6 0 11 0 16-5 5-4 8-8 8-16 0-11-10-12-14-12-9 0-21 4-21 23 0 20 16 34 40 34 40 0 80-35 91-78 12-50 25-98 37-147z"><text:p/></draw:path><draw:path draw:style-name="gr3" draw:text-style-name="P5" svg:width="0.076in" svg:height="0.1413in" svg:x="0.6874in" svg:y="0in" svg:viewBox="0 0 194 360" svg:d="M190 15c4-5 4-6 4-7 0-2-4-8-8-8-6 0-7 2-9 8-58 112-115 224-174 336-3 6-3 7-3 8 0 3 3 8 8 8s6-3 8-8c59-113 116-224 174-337z"><text:p/></draw:path><draw:path draw:style-name="gr3" draw:text-style-name="P5" svg:width="0.0752in" svg:height="0.0874in" svg:x="0.6791in" svg:y="0.0283in" svg:viewBox="0 0 192 223" svg:d="M179 120c7 0 13 0 13-7 0-9-6-9-13-9-55 0-109 0-164 0 5-51 50-89 104-89 20 0 40 0 60 0 7 0 13 0 13-7 0-8-6-8-13-8-21 0-40 0-61 0-66 0-118 50-118 113 0 61 52 110 118 110 21 0 40 0 61 0 7 0 13 0 13-8s-6-8-13-8c-20 0-40 0-60 0-54 0-99-36-104-87 55 0 109 0 164 0z"><text:p/></draw:path><draw:path draw:style-name="gr3" draw:text-style-name="P5" svg:width="0.1083in" svg:height="0.1031in" svg:x="0.8165in" svg:y="0.0051in" svg:viewBox="0 0 276 263" svg:d="M45 233c-3 14-4 17-35 17-7 0-10 0-10 8 0 5 3 5 10 5 46 0 92 0 138 0 61 0 107-46 107-83 0-28-23-50-60-54 40-8 81-37 81-73 0-29-25-53-73-53-42 0-86 0-129 0-7 0-11 0-11 8 0 4 3 4 11 4 1 0 7 0 14 0 8 1 11 1 11 7 0 1 0 2-2 7-18 69-34 138-52 207zM103 122c8-32 17-64 25-96 3-13 4-14 20-14 17 0 35 0 51 0 33 0 42 22 42 40 0 34-33 70-80 70-19 0-39 0-58 0zM87 250c-6 0-7 0-9 0-4 0-5-1-5-4 0-1 0-1 2-9 9-35 17-70 26-106 24 0 50 0 74 0 36 0 44 28 44 46 0 36-34 73-80 73-18 0-35 0-52 0z"><text:p/></draw:path></draw:g>, וכמו כן <draw:g text:anchor-type="as-char" svg:y="-0.1063in" draw:z-index="98" draw:name="Shape103" draw:style-name="gr1"><svg:title>TexMaths</svg:title><svg:desc>11§display§b = 1§svg§600§FALSE§</svg:desc><draw:path draw:style-name="gr2" draw:text-style-name="P4" svg:width="0.3157in" svg:height="0.0906in" svg:x="0in" svg:y="0.0071in" svg:viewBox="0 0 803 231" svg:d="M0 0c268 0 535 0 803 0 0 77 0 154 0 231-268 0-535 0-803 0 0-77 0-154 0-231z"><text:p/></draw:path><draw:path draw:style-name="gr3" draw:text-style-name="P5" svg:width="0.0555in" svg:height="0.1063in" svg:x="-0.0004in" svg:y="0in" svg:viewBox="0 0 142 271" svg:d="M74 4c-2-1 0-4-6-4-9 0-36 3-46 4-3 0-8 0-8 8 0 5 4 5 9 5 19 0 20 2 20 6 0 2-3 16-6 23-11 42-20 84-31 126-5 18-6 25-6 38 0 37 20 61 48 61 47 0 94-57 94-114 0-34-21-60-52-60-17 0-34 11-45 23 10-39 19-77 29-116zM37 149c3-8 3-9 6-13 19-25 36-30 46-30 15 0 24 12 24 35s-12 67-18 81c-13 27-31 40-47 40-13 0-25-10-25-39 0-7 0-14 6-38 3-12 5-24 8-36z"><text:p/></draw:path><draw:path draw:style-name="gr3" draw:text-style-name="P5" svg:width="0.1008in" svg:height="0.035in" svg:x="0.1087in" svg:y="0.05in" svg:viewBox="0 0 257 90" svg:d="M243 15c7 0 14 0 14-7 0-8-7-8-12-8-79 0-156 0-233 0-4 0-12 0-12 8 0 7 8 7 13 7 77 0 153 0 230 0zM245 90c5 0 12 0 12-7 0-8-7-8-14-8-77 0-153 0-230 0-5 0-13 0-13 8 0 7 8 7 12 7 77 0 154 0 233 0z"><text:p/></draw:path><draw:path draw:style-name="gr3" draw:text-style-name="P5" svg:width="0.05in" svg:height="0.1in" svg:x="0.2736in" svg:y="0.0043in" svg:viewBox="0 0 128 255" svg:d="M79 10c0-9 0-10-9-10-24 24-58 24-70 24 0 5 0 8 0 12 8 0 31 0 51-10 0 66 0 133 0 199 0 14-1 18-37 18-4 0-7 0-12 0 0 5 0 8 0 12 15-1 48-1 63-1s50 0 63 1c0-4 0-7 0-12-5 0-8 0-12 0-36 0-37-4-37-18 0-72 0-144 0-215z"><text:p/></draw:path></draw:g>. לפיכך, <draw:g text:anchor-type="as-char" svg:y="-0.1575in" draw:z-index="100" draw:name="Shape104" draw:style-name="gr1"><svg:title>TexMaths</svg:title><svg:desc>11§display§\chi^{(E)}_A(y) = 1 \land \chi^{(E)}_B(y) = 0§svg§600§FALSE§</svg:desc><draw:path draw:style-name="gr2" draw:text-style-name="P4" svg:width="1.6874in" svg:height="0.1866in" svg:x="0.0028in" svg:y="0.0079in" svg:viewBox="0 0 4287 475" svg:d="M2144 475c-715 0-1429 0-2144 0 0-158 0-317 0-475 1429 0 2858 0 4287 0 0 158 0 317 0 475-715 0-1430 0-2143 0z"><text:p/></draw:path><draw:path draw:style-name="gr3" draw:text-style-name="P5" svg:width="0.0854in" svg:height="0.0976in" svg:x="-0.0004in" svg:y="0.0929in" svg:viewBox="0 0 218 249" svg:d="M213 14c5-4 5-4 5-5 0-2-1-6-5-6-2 0-4 2-6 6-30 33-59 65-88 98-16-49-19-59-28-80-4-8-13-27-47-27-22 0-32 20-32 25 1 1 0 4 4 4s5-3 5-5c6-14 19-16 21-16 12 0 23 29 29 46 13 31 26 76 26 77-1 1 0 1-4 4-29 33-59 66-89 99-4 4-4 4-4 6 0 3 2 5 4 5 4 0 6-3 7-5 30-32 58-65 88-98 13 39 18 55 26 77 6 11 15 30 49 30 22 0 33-21 33-25 0-2-1-4-5-4s-4 1-5 5c-5 9-13 15-21 15-20 0-46-93-55-123 31-34 62-69 92-103z"><text:p/></draw:path><draw:path draw:style-name="gr3" draw:text-style-name="P5" svg:width="0.0272in" svg:height="0.1059in" svg:x="0.1024in" svg:y="0in" svg:viewBox="0 0 70 270" svg:d="M65 0c-51 36-65 93-65 135 0 37 12 97 65 135 2 0 5 0 5-3 0-2 0-2-2-5-36-32-49-78-49-127 0-72 27-109 50-128 1-2 1-3 1-4 0-3-3-3-5-3z"><text:p/></draw:path><draw:path draw:style-name="gr3" draw:text-style-name="P5" svg:width="0.0819in" svg:height="0.0713in" svg:x="0.1453in" svg:y="0.0079in" svg:viewBox="0 0 209 182" svg:d="M196 121c1-5 1-5 1-6s-1-3-5-3c-1 0-2 0-3 1-1 2 0 1-3 8-18 38-32 53-76 53-15 0-31 0-46 0-8 0-9-2-9-4s0-1 1-5c7-24 12-49 19-73 10 0 20 0 29 0 22 0 26 4 26 12 0 4-1 8-2 12-2 4-2 3-2 4s0 4 5 4c4 0 4-1 5-7 6-19 10-38 16-58 0-3 0-3 0-4 0-2-2-3-5-3s-3 1-5 6c-6 21-13 24-36 24-10 0-19 0-29 0 5-21 11-42 16-63 3-9 3-10 14-10 14 0 29 0 44 0 36 0 45 7 45 32 0 6-1 15-1 16 0 2 0 4 4 4s4-2 4-6c3-15 4-32 6-47 0-8-1-8-8-8-49 0-100 0-149 0-6 0-9 0-9 5 0 4 3 4 10 4 3 0 4 0 10 1 5 0 5 1 5 3s0 6-1 7c-12 47-23 93-35 140-2 11-3 14-24 14-5 0-8 0-8 5 0 3 3 3 8 3 50 0 102 0 153 0 6 0 7 0 9-4 9-20 17-39 26-57z"><text:p/></draw:path><draw:path draw:style-name="gr3" draw:text-style-name="P5" svg:width="0.0272in" svg:height="0.1059in" svg:x="0.2406in" svg:y="0in" svg:viewBox="0 0 70 270" svg:d="M5 0c-2 0-5 0-5 3 0 1 1 2 2 5 23 21 50 57 50 127 0 56-18 99-47 125-5 5-5 5-5 7 0 1 1 3 3 3 4 0 30-19 48-51 12-24 19-52 19-84 0-38-12-97-65-135z"><text:p/></draw:path><draw:path draw:style-name="gr3" draw:text-style-name="P5" svg:width="0.0795in" svg:height="0.0752in" svg:x="0.0961in" svg:y="0.1283in" svg:viewBox="0 0 203 192" svg:d="M41 159c-10 16-19 22-34 23-4 0-7 0-7 6 0 3 2 4 4 4 7 0 16-1 23-1 9 0 20 1 28 1 1 0 5 0 5-6 0-4-3-4-4-4-2 0-12-1-12-7 0-4 2-9 4-11 7-11 15-22 21-33 27 0 52 0 78 0 3 14 5 29 7 45-1 2-3 6-19 6-3 0-7 0-7 6 0 1 1 4 4 4 8 0 27-1 35-1 5 0 11 0 16 0s11 1 15 1 5-2 5-5c0-5-3-5-7-5-16 0-16-2-17-8-7-57-16-111-24-166 0-7-2-8-7-8s-6 2-8 5c-33 52-66 103-99 154zM76 121c19-30 38-58 57-88 4 30 8 58 12 88-23 0-46 0-69 0z"><text:p/></draw:path><draw:path draw:style-name="gr3" draw:text-style-name="P5" svg:width="0.0346in" svg:height="0.1504in" svg:x="0.3031in" svg:y="0.0457in" svg:viewBox="0 0 89 383" svg:d="M89 380c0-1 0-2-7-9-48-48-60-120-60-179 0-67 15-134 63-182 4-5 4-6 4-7 0-2-1-3-3-3-5 0-39 25-62 75-20 42-24 84-24 117 0 30 4 77 25 119 23 48 56 72 61 72 2 0 3-1 3-3z"><text:p/></draw:path><draw:path draw:style-name="gr3" draw:text-style-name="P5" svg:width="0.0697in" svg:height="0.0976in" svg:x="0.3516in" svg:y="0.0929in" svg:viewBox="0 0 178 249" svg:d="M176 23c2-5 2-7 2-9 0-6-5-11-11-11-4 0-10 4-14 9 0 2-3 13-6 21-2 10-4 20-7 31-6 23-11 46-17 69-2 5-19 33-44 33-20 0-24-18-24-32 0-18 7-41 20-75 6-16 7-21 7-28 0-17-12-31-31-31-37 0-51 55-51 59s3 4 4 4c5 0 5-2 7-7 10-36 25-48 38-48 4 0 10 0 10 13 0 9-4 19-6 26-16 41-22 63-22 81 0 35 24 47 46 47 15 0 29-7 40-18-6 20-10 38-26 59-10 14-24 24-43 24-4 0-22-1-28-16 5 0 11 0 16-4 4-4 8-9 8-16 0-12-11-14-14-14-9 0-22 7-22 25 0 20 17 34 40 34 41 0 81-35 92-79 12-49 24-98 36-147z"><text:p/></draw:path><draw:path draw:style-name="gr3" draw:text-style-name="P5" svg:width="0.0346in" svg:height="0.1504in" svg:x="0.4362in" svg:y="0.0457in" svg:viewBox="0 0 89 383" svg:d="M89 192c0-29-4-77-25-121-23-47-56-71-61-71-2 0-3 1-3 3 0 1 0 2 7 9 38 39 60 100 60 180 0 66-14 133-63 181-4 5-4 6-4 7 0 2 1 3 3 3 5 0 39-25 62-74 20-42 24-85 24-117z"><text:p/></draw:path><draw:path draw:style-name="gr3" draw:text-style-name="P5" svg:width="0.1008in" svg:height="0.035in" svg:x="0.537in" svg:y="0.1024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5" svg:width="0.05in" svg:height="0.1008in" svg:x="0.7028in" svg:y="0.0579in" svg:viewBox="0 0 128 257" svg:d="M79 10c0-9 0-10-9-10-24 24-58 24-70 24 0 5 0 8 0 12 8 0 31 0 51-10 0 66 0 133 0 200 0 14-2 19-37 19-4 0-7 0-12 0 0 3 0 8 0 12 13-1 47-1 63-1 15 0 49 0 63 1 0-4 0-9 0-12-5 0-8 0-13 0-35 0-36-5-36-19 0-72 0-144 0-216z"><text:p/></draw:path><draw:path draw:style-name="gr3" draw:text-style-name="P5" svg:width="0.0839in" svg:height="0.0933in" svg:x="0.8075in" svg:y="0.0693in" svg:viewBox="0 0 214 238" svg:d="M115 8c-2-7-4-8-8-8-5 0-6 2-8 8-32 71-65 142-97 215-2 5-2 7-2 8 0 4 3 7 8 7 2 0 5 0 8-7 30-68 61-137 91-205 30 68 60 137 91 205 3 7 8 7 9 7 4 0 7-3 7-7-1-3 0-1-2-6-32-72-65-145-97-217z"><text:p/></draw:path><draw:path draw:style-name="gr3" draw:text-style-name="P5" svg:width="0.085in" svg:height="0.0976in" svg:x="0.939in" svg:y="0.0929in" svg:viewBox="0 0 217 249" svg:d="M213 14c4-4 4-4 4-5 0-2-1-6-5-6-2 0-3 2-5 6-30 33-60 65-89 98-16-49-19-59-28-80-4-8-12-27-46-27-23 0-33 20-33 25 1 1 0 4 4 4 5 0 5-3 6-5 5-14 17-16 21-16 11 0 23 29 29 46 13 31 25 76 25 77-1 1 0 1-4 4-29 33-59 66-89 99-3 4-3 4-3 6 0 3 2 5 4 5 3 0 5-3 6-5 30-32 59-65 89-98 12 39 16 55 26 77 5 11 14 30 48 30 23 0 33-21 33-25 0-2-1-4-5-4s-4 1-5 5c-4 9-13 15-21 15-19 0-45-93-54-123 31-34 62-69 92-103z"><text:p/></draw:path><draw:path draw:style-name="gr3" draw:text-style-name="P5" svg:width="0.0272in" svg:height="0.1059in" svg:x="1.0413in" svg:y="0in" svg:viewBox="0 0 70 270" svg:d="M65 0c-52 36-65 93-65 135 0 37 11 97 65 135 2 0 5 0 5-3 0-2-1-2-3-5-35-32-48-78-48-127 0-72 27-109 49-128 1-2 2-3 2-4 0-3-3-3-5-3z"><text:p/></draw:path><draw:path draw:style-name="gr3" draw:text-style-name="P5" svg:width="0.0819in" svg:height="0.0713in" svg:x="1.0839in" svg:y="0.0079in" svg:viewBox="0 0 209 182" svg:d="M196 121c2-5 2-5 2-6s-1-3-6-3c-1 0-1 0-2 1-1 0-1 1-4 8-18 38-31 53-76 53-15 0-30 0-45 0-9 0-9-2-9-4s0-1 1-5c6-24 12-49 18-73 10 0 21 0 31 0 20 0 24 4 24 12 0 4-1 8-2 12 0 4 0 3 0 4s0 4 4 4c3 0 4-1 5-7 5-19 10-38 15-58 1-3 1-3 1-4 0-2-2-3-5-3-4 0-4 1-5 6-6 21-14 24-37 24-10 0-19 0-29 0 5-21 11-42 16-63 3-9 3-10 15-10 14 0 29 0 44 0 35 0 44 7 44 32 0 6-1 15-1 16 0 2 1 4 4 4 4 0 4-2 6-6 1-15 3-32 4-47 1-8-1-8-8-8-49 0-99 0-148 0-6 0-9 0-9 5 0 4 3 4 9 4 4 0 5 0 10 1 5 0 6 1 6 3s-1 6-1 7c-12 47-23 93-35 140-3 11-3 14-24 14-6 0-9 0-9 5 0 3 3 3 9 3 50 0 102 0 153 0 6 0 6 0 8-4 9-20 17-39 26-57z"><text:p/></draw:path><draw:path draw:style-name="gr3" draw:text-style-name="P5" svg:width="0.0268in" svg:height="0.1059in" svg:x="1.1795in" svg:y="0in" svg:viewBox="0 0 69 270" svg:d="M4 0c-1 0-4 0-4 3 0 1 0 2 2 5 23 21 50 57 50 127 0 56-18 99-48 125-4 5-4 5-4 7 0 1 0 3 3 3 4 0 29-19 46-51 13-24 20-52 20-84 0-38-11-97-65-135z"><text:p/></draw:path><draw:path draw:style-name="gr3" draw:text-style-name="P5" svg:width="0.0811in" svg:height="0.072in" svg:x="1.0366in" svg:y="0.1311in" svg:viewBox="0 0 207 184" svg:d="M32 164c-2 8-2 11-23 11-6 0-9 0-9 5 0 4 3 4 9 4 35 0 69 0 104 0 45 0 81-30 81-58 0-18-18-35-47-38 33-6 60-27 60-50 0-20-21-38-55-38-33 0-66 0-99 0-6 0-9 0-9 5s3 5 9 5c3 0 5 0 10 0 6 1 6 1 6 4 0 2 0 2-1 6-12 48-24 95-36 144zM76 85c5-22 11-44 16-66 3-8 3-9 14-9 14 0 27 0 41 0 28 0 33 17 33 28 0 22-24 47-60 47-14 0-30 0-44 0zM63 175c-9 0-9 0-9-4 0-2 0-1 1-5 7-25 12-50 19-74 18 0 38 0 57 0 25 0 35 17 35 33 0 27-27 50-60 50-15 0-29 0-43 0z"><text:p/></draw:path><draw:path draw:style-name="gr3" draw:text-style-name="P5" svg:width="0.035in" svg:height="0.1504in" svg:x="1.2421in" svg:y="0.0457in" svg:viewBox="0 0 90 383" svg:d="M90 380c0-1 0-2-6-9-49-48-61-120-61-179 0-67 14-134 62-182 5-5 5-6 5-7 0-2-2-3-4-3-4 0-39 25-62 75-19 42-24 84-24 117 0 30 4 77 26 119 23 48 56 72 60 72 2 0 4-1 4-3z"><text:p/></draw:path><draw:path draw:style-name="gr3" draw:text-style-name="P5" svg:width="0.0697in" svg:height="0.0976in" svg:x="1.2906in" svg:y="0.0929in" svg:viewBox="0 0 178 249" svg:d="M177 23c1-5 1-7 1-9 0-6-5-11-11-11-3 0-10 4-13 9-1 2-4 13-6 21-3 10-5 20-7 31-6 23-12 46-18 69-1 5-17 33-44 33-20 0-23-18-23-32 0-18 7-41 20-75 5-16 8-21 8-28 0-17-14-31-32-31-38 0-52 55-52 59s4 4 5 4c4 0 4-2 6-7 11-36 26-48 40-48 2 0 8 0 8 13 0 9-3 19-6 26-16 41-22 63-22 81 0 35 24 47 47 47 15 0 29-7 39-18-5 20-9 38-25 59-11 14-25 24-43 24-5 0-23-1-29-16 6 0 11 0 16-4s8-9 8-16c0-12-10-14-14-14-9 0-21 7-21 25 0 20 16 34 40 34 40 0 80-35 91-79 12-49 25-98 37-147z"><text:p/></draw:path><draw:path draw:style-name="gr3" draw:text-style-name="P5" svg:width="0.035in" svg:height="0.1504in" svg:x="1.3748in" svg:y="0.0457in" svg:viewBox="0 0 90 383" svg:d="M90 192c0-29-4-77-26-121-23-47-56-71-60-71-3 0-4 1-4 3 0 1 0 2 8 9 37 39 59 100 59 180 0 66-14 133-62 181-5 5-5 6-5 7 0 2 1 3 4 3 4 0 39-25 61-74 20-42 25-85 25-117z"><text:p/></draw:path><draw:path draw:style-name="gr3" draw:text-style-name="P5" svg:width="0.1008in" svg:height="0.035in" svg:x="1.4764in" svg:y="0.102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38in" svg:height="0.1039in" svg:x="1.6343in" svg:y="0.0579in" svg:viewBox="0 0 163 265" svg:d="M163 133c0-31-2-62-16-90-17-36-49-43-66-43-23 0-51 10-67 46-12 26-14 56-14 87 0 30 1 64 18 93 16 31 44 39 63 39 21 0 50-8 67-44 13-28 15-57 15-88zM81 257c-15 0-38-10-45-47-4-23-4-58-4-82s0-49 3-70c8-46 36-49 46-49 12 0 38 6 45 45 5 21 5 50 5 74 0 30 0 55-5 81-6 36-28 48-45 48z"><text:p/></draw:path></draw:g>. נציב ב־<draw:g text:anchor-type="as-char" svg:y="-0.1217in" draw:z-index="106" draw:name="Shape105" draw:style-name="gr1"><svg:title>TexMaths</svg:title><svg:desc>11§display§\chi'(y)§svg§600§FALSE§</svg:desc><draw:path draw:style-name="gr2" draw:text-style-name="P4" svg:width="0.3043in" svg:height="0.1437in" svg:x="0.0028in" svg:y="0.0071in" svg:viewBox="0 0 774 366" svg:d="M388 366c-130 0-258 0-388 0 0-122 0-244 0-366 258 0 516 0 774 0 0 122 0 244 0 366-129 0-257 0-386 0z"><text:p/></draw:path><draw:path draw:style-name="gr3" draw:text-style-name="P5" svg:width="0.0854in" svg:height="0.0976in" svg:x="-0.0004in" svg:y="0.0543in" svg:viewBox="0 0 218 249" svg:d="M213 15c5-4 5-5 5-6 0-2-3-5-6-5-2 0-3 3-5 5-30 33-60 66-89 99-16-50-18-60-27-79-4-9-13-29-47-29-22 0-32 20-32 25 0 1 0 5 4 5s5-2 5-5c6-15 19-16 21-16 12 0 23 30 29 46 13 31 25 75 25 76s0 1-3 4c-29 33-59 66-89 98-4 5-4 6-4 7 0 2 2 4 4 4 4 0 6-2 7-4 30-32 58-65 88-98 13 41 18 55 26 76 6 11 14 31 49 31 22 0 32-20 32-26 0-2-2-4-5-4-4 0-4 2-5 5-4 10-14 16-20 16-20 0-46-93-55-122 31-34 61-68 92-103z"><text:p/></draw:path><draw:path draw:style-name="gr3" draw:text-style-name="P5" svg:width="0.026in" svg:height="0.0547in" svg:x="0.0953in" svg:y="0in" svg:viewBox="0 0 67 140" svg:d="M65 24c2-5 2-7 2-9 0-8-8-15-15-15-11 0-15 9-16 13-12 39-23 77-35 117 0 1-1 2-1 4 0 4 8 6 10 6s2 0 4-5c17-37 34-73 51-111z"><text:p/></draw:path><draw:path draw:style-name="gr3" draw:text-style-name="P5" svg:width="0.0346in" svg:height="0.1512in" svg:x="0.1476in" svg:y="0.0071in" svg:viewBox="0 0 89 385" svg:d="M89 381c0-1 0-1-7-8-47-49-60-122-60-179 0-69 15-136 63-183 4-5 4-5 4-7 0-3-1-4-3-4-5 0-39 26-62 76-20 42-24 85-24 118 0 28 4 75 25 119 23 47 56 72 61 72 2 0 3-1 3-4z"><text:p/></draw:path><draw:path draw:style-name="gr3" draw:text-style-name="P5" svg:width="0.0697in" svg:height="0.0976in" svg:x="0.1957in" svg:y="0.0543in" svg:viewBox="0 0 178 249" svg:d="M176 24c2-5 2-6 2-9 0-7-5-11-11-11-4 0-11 3-14 8 0 2-3 14-6 21-2 10-5 21-7 31-6 23-12 46-18 69-1 7-18 33-43 33-20 0-24-16-24-31 0-17 7-41 20-76 6-15 7-19 7-27 0-18-12-32-31-32-37 0-51 56-51 59 0 5 3 5 4 5 5 0 5-1 7-8 10-36 25-47 38-47 4 0 10 0 10 12 0 10-4 20-6 27-16 41-22 63-22 81 0 34 24 46 46 46 15 0 29-7 40-18-6 20-10 40-26 60-10 12-24 23-43 23-4 0-22-1-28-16 5 0 11 0 16-5 4-2 8-7 8-14 0-12-11-14-14-14-9 0-22 6-22 26 0 17 17 32 40 32 41 0 81-34 92-77 12-50 24-99 36-148z"><text:p/></draw:path><draw:path draw:style-name="gr3" draw:text-style-name="P5" svg:width="0.035in" svg:height="0.1512in" svg:x="0.2795in" svg:y="0.0071in" svg:viewBox="0 0 90 385" svg:d="M90 194c0-31-4-77-25-121-23-48-57-73-61-73-2 0-4 2-4 4s0 2 8 9c37 38 59 99 59 181 0 64-14 132-62 180-5 6-5 6-5 7 0 2 2 4 4 4 4 0 39-26 62-76 20-42 24-85 24-115z"><text:p/></draw:path></draw:g> ונקבל <draw:g text:anchor-type="as-char" svg:y="-0.1217in" draw:z-index="107" draw:name="Shape106" draw:style-name="gr1"><svg:title>TexMaths</svg:title><svg:desc>11§display§\chi'(y) = 1 \cdot (0 - 1) = 1 = b§svg§600§FALSE§</svg:desc><draw:path draw:style-name="gr2" draw:text-style-name="P4" svg:width="1.711in" svg:height="0.1437in" svg:x="0.0028in" svg:y="0.0071in" svg:viewBox="0 0 4347 366" svg:d="M2174 366c-725 0-1449 0-2174 0 0-122 0-244 0-366 1449 0 2898 0 4347 0 0 122 0 244 0 366-724 0-1449 0-2173 0z"><text:p/></draw:path><draw:path draw:style-name="gr3" draw:text-style-name="P5" svg:width="0.0854in" svg:height="0.0976in" svg:x="-0.0004in" svg:y="0.0543in" svg:viewBox="0 0 218 249" svg:d="M213 15c5-4 5-5 5-6 0-2-1-5-5-5-2 0-4 3-6 5-30 33-58 66-88 99-16-50-19-60-28-79-4-9-13-29-47-29-22 0-32 20-32 25 0 1 0 5 5 5 3 0 4-2 4-5 7-15 19-16 21-16 12 0 23 30 30 46 12 31 25 75 25 76s0 1-3 4c-30 33-60 66-90 98-4 5-4 6-4 7 0 2 2 4 4 4 4 0 6-2 7-4 30-32 58-65 88-98 13 41 18 55 26 76 6 11 15 31 49 31 22 0 33-20 33-26 0-2-1-4-5-4s-4 2-5 5c-4 10-13 16-21 16-20 0-46-93-55-122 31-34 62-68 92-103z"><text:p/></draw:path><draw:path draw:style-name="gr3" draw:text-style-name="P5" svg:width="0.0264in" svg:height="0.0547in" svg:x="0.0953in" svg:y="0in" svg:viewBox="0 0 68 140" svg:d="M65 24c2-5 3-7 3-9 0-8-7-15-16-15-10 0-13 9-15 13-12 39-24 77-36 117 0 1-1 2-1 4 0 4 9 6 11 6 1 0 1 0 3-5 17-37 34-73 51-111z"><text:p/></draw:path><draw:path draw:style-name="gr3" draw:text-style-name="P5" svg:width="0.035in" svg:height="0.1512in" svg:x="0.1476in" svg:y="0.0071in" svg:viewBox="0 0 90 385" svg:d="M90 381c0-1 0-1-6-8-49-49-61-122-61-179 0-69 14-136 62-183 5-5 5-5 5-7 0-3-1-4-4-4s-39 26-61 76c-19 42-25 85-25 118 0 28 4 75 26 119 24 47 57 72 60 72s4-1 4-4z"><text:p/></draw:path><draw:path draw:style-name="gr3" draw:text-style-name="P5" svg:width="0.0697in" svg:height="0.0976in" svg:x="0.1969in" svg:y="0.0543in" svg:viewBox="0 0 178 249" svg:d="M176 24c2-5 2-6 2-9 0-7-5-11-12-11-3 0-10 3-13 8-1 2-3 14-6 21-2 10-5 21-7 31-6 23-12 46-18 69-1 7-17 33-43 33-20 0-24-16-24-31 0-17 7-41 20-76 5-15 8-19 8-27 0-18-14-32-32-32-37 0-51 56-51 59 0 5 3 5 4 5 4 0 5-1 6-8 11-36 26-47 40-47 3 0 9 0 9 12 0 10-4 20-6 27-16 41-23 63-23 81 0 34 24 46 47 46 15 0 29-7 40-18-6 20-10 40-26 60-10 12-25 23-43 23-5 0-23-1-29-16 6 0 12 0 17-5 4-2 8-7 8-14 0-12-11-14-14-14-9 0-22 6-22 26 0 17 16 32 40 32 40 0 81-34 91-77 12-50 25-99 37-148z"><text:p/></draw:path><draw:path draw:style-name="gr3" draw:text-style-name="P5" svg:width="0.035in" svg:height="0.1512in" svg:x="0.2807in" svg:y="0.0071in" svg:viewBox="0 0 90 385" svg:d="M90 194c0-31-4-77-25-121-23-48-57-73-61-73-2 0-4 2-4 4s0 2 8 9c37 38 59 99 59 181 0 64-14 132-61 180-6 6-6 6-6 7 0 2 2 4 4 4 4 0 39-26 62-76 20-42 24-85 24-115z"><text:p/></draw:path><draw:path draw:style-name="gr3" draw:text-style-name="P5" svg:width="0.1008in" svg:height="0.0354in" svg:x="0.3823in" svg:y="0.066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in" svg:height="0.1in" svg:x="0.548in" svg:y="0.0213in" svg:viewBox="0 0 128 255" svg:d="M79 10c0-10 0-10-9-10-24 24-58 24-70 24 0 5 0 8 0 12 8 0 30 0 51-10 0 66 0 132 0 198 0 15-1 19-37 19-4 0-7 0-12 0 0 5 0 9 0 12 13-1 48-1 63-1s48 0 63 1c0-3 0-7 0-12-5 0-9 0-14 0-34 0-35-4-35-19 0-71 0-143 0-214z"><text:p/></draw:path><draw:path draw:style-name="gr3" draw:text-style-name="P5" svg:width="0.0161in" svg:height="0.0157in" svg:x="0.6571in" svg:y="0.0752in" svg:viewBox="0 0 42 41" svg:d="M42 21c0-12-10-21-21-21s-21 9-21 21c0 11 10 20 21 20s21-9 21-20z"><text:p/></draw:path><draw:path draw:style-name="gr3" draw:text-style-name="P5" svg:width="0.0346in" svg:height="0.1512in" svg:x="0.7358in" svg:y="0.0071in" svg:viewBox="0 0 89 385" svg:d="M89 381c0-1 0-1-6-8-49-49-61-122-61-179 0-69 14-136 63-183 4-5 4-5 4-7 0-3-1-4-3-4-5 0-39 26-62 76-20 42-24 85-24 118 0 28 4 75 25 119 23 47 56 72 61 72 2 0 3-1 3-4z"><text:p/></draw:path><draw:path draw:style-name="gr3" draw:text-style-name="P5" svg:width="0.0638in" svg:height="0.1035in" svg:x="0.7854in" svg:y="0.0213in" svg:viewBox="0 0 163 264" svg:d="M163 133c0-31-2-61-16-90-17-37-49-43-66-43-23 0-50 10-67 45-12 28-14 57-14 88 0 29 2 64 18 91 16 32 45 40 63 40 21 0 51-8 68-45 12-25 14-55 14-86zM81 255c-15 0-37-10-45-45-4-23-4-59-4-81 0-26 0-51 3-72 8-45 37-49 46-49 14 0 39 7 47 45 3 22 3 52 3 76 0 28 0 55-4 79-6 36-28 47-46 47z"><text:p/></draw:path><draw:path draw:style-name="gr3" draw:text-style-name="P5" svg:width="0.0921in" svg:height="0.0063in" svg:x="0.902in" svg:y="0.0803in" svg:viewBox="0 0 235 17" svg:d="M222 17c7 0 13 0 13-8 0-9-6-9-13-9-69 0-139 0-209 0-6 0-13 0-13 9 0 8 7 8 13 8 70 0 140 0 209 0z"><text:p/></draw:path><draw:path draw:style-name="gr3" draw:text-style-name="P5" svg:width="0.05in" svg:height="0.1in" svg:x="1.0547in" svg:y="0.0213in" svg:viewBox="0 0 128 255" svg:d="M79 10c0-10 0-10-9-10-24 24-58 24-70 24 0 5 0 8 0 12 8 0 31 0 51-10 0 66 0 132 0 198 0 15-1 19-37 19-4 0-7 0-12 0 0 5 0 9 0 12 13-1 48-1 63-1s49 0 63 1c0-3 0-7 0-12-5 0-8 0-12 0-36 0-37-4-37-19 0-71 0-143 0-214z"><text:p/></draw:path><draw:path draw:style-name="gr3" draw:text-style-name="P5" svg:width="0.0346in" svg:height="0.1512in" svg:x="1.1264in" svg:y="0.0071in" svg:viewBox="0 0 89 385" svg:d="M89 194c0-31-4-77-25-121-23-48-56-73-61-73-2 0-3 2-3 4s0 2 7 9c38 38 60 99 60 181 0 64-14 132-63 180-4 6-4 6-4 7 0 2 1 4 3 4 5 0 39-26 62-76 20-42 24-85 24-115z"><text:p/></draw:path><draw:path draw:style-name="gr3" draw:text-style-name="P5" svg:width="0.1008in" svg:height="0.0354in" svg:x="1.2272in" svg:y="0.066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5" svg:width="0.05in" svg:height="0.1in" svg:x="1.3933in" svg:y="0.0213in" svg:viewBox="0 0 128 255" svg:d="M79 10c0-10 0-10-9-10-24 24-58 24-70 24 0 5 0 8 0 12 8 0 31 0 51-10 0 66 0 132 0 198 0 15-1 19-37 19-4 0-7 0-12 0 0 5 0 9 0 12 13-1 48-1 63-1s49 0 63 1c0-3 0-7 0-12-5 0-8 0-12 0-36 0-37-4-37-19 0-71 0-143 0-214z"><text:p/></draw:path><draw:path draw:style-name="gr3" draw:text-style-name="P5" svg:width="0.1004in" svg:height="0.0354in" svg:x="1.5067in" svg:y="0.066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559in" svg:height="0.1063in" svg:x="1.6657in" svg:y="0.0161in" svg:viewBox="0 0 143 271" svg:d="M75 4c0-1 0-4-6-4-8 0-36 3-47 3-2 1-7 1-7 8 0 6 4 6 9 6 19 0 20 2 20 6 0 2-3 16-5 23-11 42-21 84-32 127-5 18-7 25-7 38 0 36 21 60 50 60 46 0 93-56 93-113 0-35-21-61-52-61-17 0-34 11-45 23 10-39 19-77 29-116zM39 150c2-8 2-9 5-14 19-25 36-30 46-30 15 0 24 11 24 36 0 23-12 67-18 80-13 27-31 40-46 40-14 0-26-10-26-39 0-6 0-13 6-38 3-12 5-24 9-35z"><text:p/></draw:path></draw:g>, כדרוש. </text:p>
        </text:list-item>
        <text:list-item>
          <text:p text:style-name="P25">אם <draw:g text:anchor-type="as-char" svg:y="-0.1134in" draw:z-index="102" draw:name="Shape107" draw:style-name="gr1"><svg:title>TexMaths</svg:title><svg:desc>11§display§y \not\in A \setminus B§svg§600§FALSE§</svg:desc><draw:path draw:style-name="gr2" draw:text-style-name="P4" svg:width="0.6224in" svg:height="0.1358in" svg:x="0.0031in" svg:y="0.0071in" svg:viewBox="0 0 1582 346" svg:d="M791 346c-264 0-527 0-791 0 0-116 0-230 0-346 527 0 1055 0 1582 0 0 116 0 230 0 346-264 0-528 0-791 0z"><text:p/></draw:path><draw:path draw:style-name="gr3" draw:text-style-name="P5" svg:width="0.0697in" svg:height="0.0976in" svg:x="-0.0004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3 0 8 0 8 12 0 10-3 20-5 27-17 41-23 63-23 81 0 34 24 46 47 46 15 0 29-7 39-18-5 20-9 40-25 59-9 13-25 24-43 24-5 0-23-1-29-15 6 0 11 0 16-6 5-3 8-8 8-14 0-12-10-13-14-13-9 0-21 5-21 24s16 33 40 33c40 0 80-35 91-77 12-50 25-99 37-148z"><text:p/></draw:path><draw:path draw:style-name="gr3" draw:text-style-name="P5" svg:width="0.076in" svg:height="0.1409in" svg:x="0.1386in" svg:y="0.0043in" svg:viewBox="0 0 194 359" svg:d="M190 15c4-5 4-6 4-7 0-2-4-8-8-8-6 0-7 2-9 8-58 112-115 223-174 336-3 5-3 6-3 7 0 4 3 8 8 8s6-2 9-8c58-112 115-223 173-336z"><text:p/></draw:path><draw:path draw:style-name="gr3" draw:text-style-name="P5" svg:width="0.0756in" svg:height="0.087in" svg:x="0.1303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5" svg:width="0.1035in" svg:height="0.1079in" svg:x="0.2669in" svg:y="0.0043in" svg:viewBox="0 0 264 275" svg:d="M55 231c-15 26-31 31-47 32-5 1-8 1-8 8 0 2 1 4 4 4 11 0 22-1 33-1 14 0 27 1 39 1 3 0 8 0 8-7 0-4-4-5-7-5-9 0-18-3-18-13 0-4 3-9 6-14 10-17 20-32 30-49 31 0 65 0 96 0 0 9 6 60 6 64 0 11-20 12-28 12-5 0-8 0-8 8 0 4 4 4 5 4 16 0 32-1 47-1 10 0 34 1 44 1 3 0 7 0 7-7 0-5-3-5-9-5-23 0-23-2-24-13-8-79-16-160-24-240-1-8-1-10-8-10-5 0-8 3-10 7-45 74-89 149-134 224zM101 175c25-43 51-85 76-127 4 42 9 84 13 127-29 0-59 0-89 0z"><text:p/></draw:path><draw:path draw:style-name="gr3" draw:text-style-name="P5" svg:width="0.0591in" svg:height="0.1512in" svg:x="0.4173in" svg:y="0in" svg:viewBox="0 0 151 385" svg:d="M133 375c2 6 5 10 10 10 3 0 8-3 8-7 0-1 0-3-2-7-44-120-88-241-132-361-3-7-4-10-9-10s-8 3-8 8c0 1 0 2 2 6 44 120 87 241 131 361z"><text:p/></draw:path><draw:path draw:style-name="gr3" draw:text-style-name="P5" svg:width="0.1083in" svg:height="0.1028in" svg:x="0.5248in" svg:y="0.0098in" svg:viewBox="0 0 276 262" svg:d="M45 232c-3 15-4 18-34 18-7 0-11 0-11 8 0 4 3 4 11 4 46 0 91 0 137 0 61 0 107-45 107-83 0-27-23-49-60-53 40-8 81-37 81-73 0-29-25-53-72-53-43 0-87 0-130 0-7 0-11 0-11 8 0 4 3 4 11 4 1 0 7 0 14 0 8 1 11 1 11 7 0 1 0 2-1 7-18 69-35 138-53 206zM105 122c7-32 15-64 23-96 3-13 4-14 20-14 17 0 35 0 51 0 33 0 42 22 42 40 0 34-33 70-80 70-19 0-38 0-56 0zM87 250c-6 0-7 0-9 0-4 0-5-1-5-4 0-2 0-2 2-9 9-36 17-71 26-106 24 0 50 0 74 0 36 0 44 28 44 45 0 36-34 74-80 74-18 0-35 0-52 0z"><text:p/></draw:path></draw:g><text:s/>אז <draw:g text:anchor-type="as-char" svg:y="-0.1102in" draw:z-index="104" draw:name="Shape108" draw:style-name="gr1"><svg:title>TexMaths</svg:title><svg:desc>11§display§y \not\in A \lor y \in B§svg§600§FALSE§</svg:desc><draw:path draw:style-name="gr2" draw:text-style-name="P4" svg:width="0.9138in" svg:height="0.1256in" svg:x="0.0031in" svg:y="0.0079in" svg:viewBox="0 0 2322 320" svg:d="M1162 320c-388 0-775 0-1162 0 0-107 0-213 0-320 774 0 1548 0 2322 0 0 107 0 213 0 320-387 0-774 0-1160 0z"><text:p/></draw:path><draw:path draw:style-name="gr3" draw:text-style-name="P5" svg:width="0.0697in" svg:height="0.0976in" svg:x="-0.0004in" svg:y="0.0429in" svg:viewBox="0 0 178 249" svg:d="M177 24c1-5 1-6 1-9 0-7-5-11-11-11-3 0-10 3-13 8-1 2-4 14-6 21-3 10-5 21-7 31-6 23-12 46-18 69-1 7-17 34-44 34-19 0-23-17-23-31 0-18 7-42 20-76 5-16 8-20 8-28 0-18-14-32-32-32-38 0-52 56-52 60s4 4 5 4c4 0 4-1 6-8 11-36 26-47 40-47 3 0 9 0 9 12 0 10-4 20-6 28-17 40-23 62-23 80 0 34 24 46 47 46 15 0 29-6 39-17-5 20-9 38-25 58-10 13-25 25-43 25-5 0-23-2-29-16 6 0 12 0 16-5 5-4 8-8 8-16 0-11-10-12-14-12-9 0-21 4-21 23 0 20 16 34 40 34 40 0 80-35 91-78 12-50 25-98 37-147z"><text:p/></draw:path><draw:path draw:style-name="gr3" draw:text-style-name="P5" svg:width="0.076in" svg:height="0.1413in" svg:x="0.1386in" svg:y="0in" svg:viewBox="0 0 194 360" svg:d="M190 15c4-5 4-6 4-7 0-2-3-8-8-8-6 0-7 2-9 8-58 112-115 224-174 336-3 6-3 7-3 8 0 3 3 8 8 8s6-3 8-8c59-113 116-224 174-337z"><text:p/></draw:path><draw:path draw:style-name="gr3" draw:text-style-name="P5" svg:width="0.0752in" svg:height="0.0874in" svg:x="0.1303in" svg:y="0.0283in" svg:viewBox="0 0 192 223" svg:d="M179 120c7 0 13 0 13-7 0-9-6-9-13-9-55 0-109 0-164 0 5-51 50-89 104-89 20 0 40 0 60 0 7 0 13 0 13-7 0-8-6-8-13-8-20 0-40 0-60 0-66 0-119 50-119 113 0 61 53 110 119 110 20 0 40 0 60 0 7 0 13 0 13-8s-6-8-13-8c-20 0-40 0-60 0-54 0-99-36-104-87 55 0 109 0 164 0z"><text:p/></draw:path><draw:path draw:style-name="gr3" draw:text-style-name="P5" svg:width="0.1039in" svg:height="0.1083in" svg:x="0.2669in" svg:y="0in" svg:viewBox="0 0 265 276" svg:d="M55 232c-15 25-31 31-47 32-5 1-8 1-8 7 0 3 1 5 4 5 11 0 23-1 33-1 14 0 27 1 40 1 2 0 7 0 7-8 0-3-4-4-6-4-9 0-19-4-19-14 0-4 3-8 6-14 10-16 20-33 30-48 31 0 64 0 96 0 1 7 6 59 6 64 0 11-20 12-28 12-5 0-8 0-8 7 0 5 4 5 5 5 15 0 32-1 48-1 9 0 35 1 43 1 3 0 8 0 8-8 0-4-4-4-9-4-24 0-24-3-25-14-8-79-17-160-24-240 0-8 0-10-7-10-6 0-8 3-11 7-45 75-89 150-134 225zM101 175c25-43 52-85 77-126 5 41 8 83 12 126-29 0-59 0-89 0z"><text:p/></draw:path><draw:path draw:style-name="gr3" draw:text-style-name="P5" svg:width="0.0839in" svg:height="0.0933in" svg:x="0.4177in" svg:y="0.0193in" svg:viewBox="0 0 214 238" svg:d="M212 15c2-5 2-6 2-7 0-5-3-8-7-8s-6 2-9 8c-30 68-61 137-90 204-31-67-61-136-92-204-3-8-5-8-8-8-5 0-8 3-8 8 1 2 0 1 2 5 32 72 65 145 97 216 3 7 5 9 9 9s5-3 9-9c31-70 63-142 95-214z"><text:p/></draw:path><draw:path draw:style-name="gr3" draw:text-style-name="P5" svg:width="0.0697in" svg:height="0.0976in" svg:x="0.5484in" svg:y="0.0429in" svg:viewBox="0 0 178 249" svg:d="M177 24c1-5 1-6 1-9 0-7-5-11-11-11-3 0-10 3-13 8-1 2-4 14-6 21-3 10-5 21-7 31-6 23-12 46-18 69-1 7-19 34-44 34-20 0-23-17-23-31 0-18 6-42 19-76 6-16 7-20 7-28 0-18-12-32-30-32-38 0-52 56-52 60s3 3 4 4c5 0 5-1 7-8 11-36 26-47 40-47 2 0 8 0 8 12 0 10-3 20-6 28-16 40-22 62-22 80 0 34 24 46 47 46 15 0 29-6 39-17-5 20-9 38-25 58-11 13-25 25-43 25-5 0-23-2-29-16 6 0 11 0 16-5 5-4 8-8 8-16 0-11-10-12-14-12-9 0-21 4-21 23 0 20 16 34 40 34 40 0 80-35 91-78 12-50 25-98 37-147z"><text:p/></draw:path><draw:path draw:style-name="gr3" draw:text-style-name="P5" svg:width="0.0752in" svg:height="0.0874in" svg:x="0.6791in" svg:y="0.0283in" svg:viewBox="0 0 192 223" svg:d="M179 120c7 0 13 0 13-7 0-9-6-9-13-9-55 0-109 0-164 0 5-51 50-89 104-89 20 0 40 0 60 0 7 0 13 0 13-7 0-8-6-8-13-8-21 0-40 0-61 0-66 0-118 50-118 113 0 61 52 110 118 110 21 0 40 0 61 0 7 0 13 0 13-8s-6-8-13-8c-20 0-40 0-60 0-54 0-99-36-104-87 55 0 109 0 164 0z"><text:p/></draw:path><draw:path draw:style-name="gr3" draw:text-style-name="P5" svg:width="0.1083in" svg:height="0.1031in" svg:x="0.8165in" svg:y="0.0051in" svg:viewBox="0 0 276 263" svg:d="M45 233c-3 14-4 17-35 17-7 0-10 0-10 8 0 5 3 5 10 5 46 0 92 0 138 0 61 0 107-46 107-83 0-28-23-50-60-54 40-8 81-37 81-73 0-29-25-53-73-53-42 0-86 0-129 0-7 0-11 0-11 8 0 4 3 4 11 4 1 0 7 0 14 0 8 1 11 1 11 7 0 1 0 2-2 7-18 69-34 138-52 207zM103 122c8-32 17-64 25-96 3-13 4-14 20-14 17 0 35 0 51 0 33 0 42 22 42 40 0 34-33 70-80 70-19 0-39 0-58 0zM87 250c-6 0-7 0-9 0-4 0-5-1-5-4 0-1 0-1 2-9 9-35 17-70 26-106 24 0 50 0 74 0 36 0 44 28 44 46 0 36-34 73-80 73-18 0-35 0-52 0z"><text:p/></draw:path></draw:g><text:s/>(לפי חוקי דה־מורגן), וכמו כן <draw:g text:anchor-type="as-char" svg:y="-0.1083in" draw:z-index="99" draw:name="Shape109" draw:style-name="gr1"><svg:title>TexMaths</svg:title><svg:desc>11§display§b = 0§svg§600§FALSE§</svg:desc><draw:path draw:style-name="gr2" draw:text-style-name="P4" svg:width="0.3213in" svg:height="0.0921in" svg:x="0.0004in" svg:y="0.0079in" svg:viewBox="0 0 817 235" svg:d="M0 0c273 0 544 0 817 0 0 78 0 157 0 235-273 0-544 0-817 0 0-78 0-157 0-235z"><text:p/></draw:path><draw:path draw:style-name="gr3" draw:text-style-name="P5" svg:width="0.0559in" svg:height="0.1059in" svg:x="-0.0004in" svg:y="0in" svg:viewBox="0 0 143 270" svg:d="M75 4c-2-1 0-4-6-4-9 0-36 3-47 4-2 0-7 0-7 8 0 4 4 4 9 4 19 0 20 3 20 7 0 2-3 15-6 23-11 42-20 84-31 125-5 19-7 26-7 39 0 36 21 60 49 60 46 0 94-57 94-113 0-33-21-60-52-60-17 0-34 12-45 23 10-39 19-77 29-116zM38 148c3-7 3-8 6-12 19-25 36-31 46-31 14 0 24 13 24 36s-12 67-19 81c-13 26-30 39-46 39-13 0-25-9-25-38 0-8 0-14 6-38 3-13 5-25 8-37z"><text:p/></draw:path><draw:path draw:style-name="gr3" draw:text-style-name="P5" svg:width="0.1004in" svg:height="0.035in" svg:x="0.1087in" svg:y="0.0496in" svg:viewBox="0 0 256 90" svg:d="M243 15c5 0 13 0 13-7 0-8-8-8-12-8-78 0-155 0-232 0-5 0-12 0-12 8 0 7 7 7 13 7 77 0 153 0 230 0zM244 90c4 0 12 0 12-8 0-7-8-7-13-7-77 0-153 0-230 0-6 0-13 0-13 7 0 8 7 8 12 8 77 0 154 0 232 0z"><text:p/></draw:path><draw:path draw:style-name="gr3" draw:text-style-name="P5" svg:width="0.0638in" svg:height="0.1035in" svg:x="0.2657in" svg:y="0.0047in" svg:viewBox="0 0 163 264" svg:d="M163 133c0-31-2-62-16-90-17-38-49-43-66-43-23 0-50 10-67 46-12 27-14 56-14 87 0 27 2 63 18 92 16 31 45 39 63 39 21 0 51-8 67-45 13-27 15-56 15-86zM81 255c-15 0-37-9-45-46-4-23-4-58-4-80 0-26 0-51 3-72 8-45 36-48 46-48 14 0 39 6 45 45 5 21 5 50 5 75 0 27 0 53-5 78-5 37-27 48-45 48z"><text:p/></draw:path></draw:g>. לפיכך, <draw:g text:anchor-type="as-char" svg:y="-0.1575in" draw:z-index="105" draw:name="Shape110" draw:style-name="gr1"><svg:title>TexMaths</svg:title><svg:desc>11§display§\chi^{(E)}_A(y) = 0 \lor \chi^{(E)}_B(y) = 1§svg§600§FALSE§</svg:desc><draw:path draw:style-name="gr2" draw:text-style-name="P4" svg:width="1.6819in" svg:height="0.1866in" svg:x="0.0028in" svg:y="0.0079in" svg:viewBox="0 0 4273 475" svg:d="M2138 475c-713 0-1425 0-2138 0 0-158 0-317 0-475 1425 0 2848 0 4273 0 0 158 0 317 0 475-712 0-1424 0-2135 0z"><text:p/></draw:path><draw:path draw:style-name="gr3" draw:text-style-name="P5" svg:width="0.0854in" svg:height="0.0976in" svg:x="-0.0004in" svg:y="0.0929in" svg:viewBox="0 0 218 249" svg:d="M213 14c5-4 5-4 5-5 0-2-1-6-5-6-2 0-4 2-6 6-30 33-58 65-88 98-16-49-19-59-28-80-4-8-13-27-47-27-22 0-32 20-32 25 1 1 0 4 5 4 3 0 4-3 4-5 7-14 19-16 21-16 12 0 23 29 30 46 12 31 25 76 25 77-1 1 0 1-3 4-30 33-60 66-90 99-4 4-4 4-4 6 0 3 2 5 4 5 4 0 6-3 7-5 30-32 58-65 88-98 13 39 18 55 26 77 6 11 15 30 49 30 22 0 33-21 33-25 0-2-1-4-5-4s-4 1-5 5c-4 9-13 15-21 15-20 0-46-93-55-123 31-34 62-69 92-103z"><text:p/></draw:path><draw:path draw:style-name="gr3" draw:text-style-name="P5" svg:width="0.0272in" svg:height="0.1059in" svg:x="0.1024in" svg:y="0in" svg:viewBox="0 0 70 270" svg:d="M65 0c-51 36-65 93-65 135 0 37 12 97 65 135 2 0 5 0 5-3 0-2 0-2-2-5-36-32-49-78-49-127 0-72 27-109 50-128 1-2 1-3 1-4 0-3-3-3-5-3z"><text:p/></draw:path><draw:path draw:style-name="gr3" draw:text-style-name="P5" svg:width="0.0819in" svg:height="0.0713in" svg:x="0.1453in" svg:y="0.0079in" svg:viewBox="0 0 209 182" svg:d="M196 121c1-5 1-5 1-6s-1-3-4-3c-2 0-3 0-4 1-1 2 0 1-3 8-18 38-32 53-76 53-15 0-31 0-46 0-8 0-9-2-9-4s0-1 1-5c7-24 12-49 19-73 10 0 20 0 30 0 22 0 25 4 25 12 0 4-1 8-2 12s-1 3-1 4 0 4 4 4 4-1 5-7c6-19 10-38 16-58 0-3 0-3 0-4 0-2-2-3-5-3s-3 1-5 6c-6 21-13 24-36 24-10 0-19 0-29 0 6-21 11-42 17-63 2-9 2-10 13-10 14 0 29 0 44 0 36 0 45 7 45 32 0 6-1 15-1 16 0 2 0 4 4 4 5 0 5-2 5-6 2-15 3-32 5-47 1-8-1-8-8-8-49 0-100 0-149 0-6 0-9 0-9 5 0 4 3 4 10 4 4 0 5 0 10 1 5 0 5 1 5 3s0 6-1 7c-12 47-23 93-35 140-2 11-3 14-24 14-5 0-8 0-8 5 0 3 3 3 8 3 50 0 102 0 153 0 6 0 7 0 10-4 8-20 16-39 25-57z"><text:p/></draw:path><draw:path draw:style-name="gr3" draw:text-style-name="P5" svg:width="0.0272in" svg:height="0.1059in" svg:x="0.2406in" svg:y="0in" svg:viewBox="0 0 70 270" svg:d="M6 0c-3 0-6 0-6 3 0 1 1 2 2 5 24 21 50 57 50 127 0 56-18 99-46 125-6 5-6 5-6 7 0 1 1 3 3 3 4 0 30-19 48-51 12-24 19-52 19-84 0-38-11-97-64-135z"><text:p/></draw:path><draw:path draw:style-name="gr3" draw:text-style-name="P5" svg:width="0.0799in" svg:height="0.0752in" svg:x="0.0961in" svg:y="0.1283in" svg:viewBox="0 0 204 192" svg:d="M41 159c-10 16-19 22-34 23-4 0-7 0-7 6 0 3 2 4 4 4 7 0 16-1 24-1s19 1 27 1c1 0 6 0 6-6 0-4-4-4-5-4-2 0-12-1-12-7 0-4 2-9 4-11 7-11 15-22 21-33 27 0 52 0 78 0 3 14 5 29 7 45-1 2-3 6-19 6-3 0-7 0-7 6 0 1 1 4 4 4 8 0 28-1 35-1 5 0 11 0 16 0s11 1 15 1 6-2 6-5c0-5-4-5-8-5-16 0-16-2-17-8-7-57-16-111-24-166 0-7-2-8-6-8-6 0-7 2-9 5-33 52-66 103-99 154zM76 121c19-30 38-58 57-88 5 30 8 58 12 88-23 0-46 0-69 0z"><text:p/></draw:path><draw:path draw:style-name="gr3" draw:text-style-name="P5" svg:width="0.0346in" svg:height="0.1504in" svg:x="0.3031in" svg:y="0.0457in" svg:viewBox="0 0 89 383" svg:d="M89 380c0-1 0-2-6-9-48-48-61-120-61-179 0-67 15-134 63-182 4-5 4-6 4-7 0-2-1-3-3-3-5 0-39 25-62 75-20 42-24 84-24 117 0 30 4 77 25 119 23 48 56 72 61 72 2 0 3-1 3-3z"><text:p/></draw:path><draw:path draw:style-name="gr3" draw:text-style-name="P5" svg:width="0.0697in" svg:height="0.0976in" svg:x="0.352in" svg:y="0.0929in" svg:viewBox="0 0 178 249" svg:d="M177 23c1-5 1-7 1-9 0-6-5-11-11-11-4 0-10 4-14 9 0 2-3 13-4 21-4 10-6 20-9 31-6 23-11 46-17 69-2 5-18 33-44 33-20 0-24-18-24-32 0-18 7-41 20-75 6-16 8-21 8-28 0-17-13-31-32-31-37 0-51 55-51 59s3 4 4 4c5 0 5-2 7-7 10-36 25-48 39-48 3 0 9 0 9 13 0 9-3 19-6 26-16 41-22 63-22 81 0 35 24 47 47 47 14 0 28-7 39-18-6 20-10 38-26 59-10 14-24 24-41 24-6 0-24-1-30-16 5 0 11 0 16-4 4-4 8-9 8-16 0-12-10-14-14-14-9 0-22 7-22 25 0 20 17 34 42 34 39 0 79-35 90-79 12-49 25-98 37-147z"><text:p/></draw:path><draw:path draw:style-name="gr3" draw:text-style-name="P5" svg:width="0.0346in" svg:height="0.1504in" svg:x="0.4362in" svg:y="0.0457in" svg:viewBox="0 0 89 383" svg:d="M89 192c0-29-4-77-25-121-23-47-56-71-61-71-2 0-3 1-3 3 0 1 0 2 7 9 38 39 60 100 60 180 0 66-14 133-63 181-4 5-4 6-4 7 0 2 1 3 3 3 5 0 39-25 62-74 20-42 24-85 24-117z"><text:p/></draw:path><draw:path draw:style-name="gr3" draw:text-style-name="P5" svg:width="0.1004in" svg:height="0.035in" svg:x="0.5378in" svg:y="0.1024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634in" svg:height="0.1039in" svg:x="0.6957in" svg:y="0.0579in" svg:viewBox="0 0 162 265" svg:d="M162 133c0-31-1-62-16-90-17-36-49-43-65-43-23 0-51 10-67 46-13 26-14 56-14 87 0 30 1 64 17 93 16 31 45 39 63 39 21 0 51-8 67-44 14-28 15-57 15-88zM80 257c-14 0-37-10-44-47-4-23-4-58-4-82s0-49 2-70c8-46 38-49 46-49 14 0 39 6 47 45 3 21 3 50 3 74 0 30 0 55-5 81-5 36-27 48-45 48z"><text:p/></draw:path><draw:path draw:style-name="gr3" draw:text-style-name="P5" svg:width="0.0843in" svg:height="0.0933in" svg:x="0.8079in" svg:y="0.0693in" svg:viewBox="0 0 215 238" svg:d="M212 15c3-5 3-5 3-7 0-5-4-8-8-8-3 0-6 2-9 9-30 68-60 135-90 203-31-68-61-136-91-204-4-7-7-8-9-8-5 0-8 3-8 8 0 1 0 1 2 5 32 73 65 145 97 218 2 6 4 7 9 7 4 0 5-2 8-7 31-73 64-144 96-216z"><text:p/></draw:path><draw:path draw:style-name="gr3" draw:text-style-name="P5" svg:width="0.0854in" svg:height="0.0976in" svg:x="0.939in" svg:y="0.0929in" svg:viewBox="0 0 218 249" svg:d="M213 14c5-4 5-4 5-5 0-2-2-6-6-6-2 0-3 2-5 6-30 33-60 65-89 98-16-49-18-59-28-80-3-8-12-27-46-27-22 0-33 20-33 25 2 1 0 4 6 4 3 0 3-3 4-5 5-14 19-16 21-16 11 0 23 29 30 46 12 31 24 76 24 77-1 1 0 1-2 4-30 33-60 66-90 99-4 4-4 4-4 6 0 3 2 5 4 5 4 0 5-3 7-5 30-32 58-65 88-98 12 39 18 55 26 77 6 11 14 30 49 30 22 0 32-21 32-25 0-2-1-4-5-4s-4 1-5 5c-3 9-13 15-20 15-20 0-46-93-55-123 31-34 62-69 92-103z"><text:p/></draw:path><draw:path draw:style-name="gr3" draw:text-style-name="P5" svg:width="0.0272in" svg:height="0.1059in" svg:x="1.0417in" svg:y="0in" svg:viewBox="0 0 70 270" svg:d="M65 0c-52 36-65 93-65 135 0 37 11 97 65 135 2 0 5 0 5-3 0-2-1-2-2-5-36-32-49-78-49-127 0-72 27-109 49-128 1-2 2-3 2-4 0-3-3-3-5-3z"><text:p/></draw:path><draw:path draw:style-name="gr3" draw:text-style-name="P5" svg:width="0.0815in" svg:height="0.0713in" svg:x="1.0846in" svg:y="0.0079in" svg:viewBox="0 0 208 182" svg:d="M195 121c2-5 2-5 2-6s-1-3-4-3c-2 0-3 0-4 1-1 2-1 1-4 8-18 38-31 53-75 53-15 0-31 0-46 0-9 0-9-2-9-4s0-1 1-5c6-24 12-49 18-73 10 0 21 0 31 0 20 0 24 4 24 12 0 4 0 8-1 12s-1 3-1 4 0 4 4 4 4-1 5-7c5-19 10-38 15-58 1-3 1-3 1-4 0-2-2-3-5-3s-4 1-5 6c-6 21-14 24-36 24-10 0-19 0-29 0 6-21 10-42 15-63 3-9 4-10 15-10 14 0 29 0 44 0 35 0 44 7 44 32 0 6-1 15-1 16 0 2 1 4 5 4 3 0 5-2 5-6 1-15 3-32 4-47 1-8 0-8-8-8-49 0-99 0-148 0-6 0-9 0-9 5 0 4 3 4 9 4 4 0 5 0 11 1 5 0 5 1 5 3s-1 6-1 7c-12 47-23 93-35 140-3 11-3 14-24 14-5 0-8 0-8 5 0 3 3 3 8 3 50 0 102 0 153 0 6 0 6 0 8-4 9-20 17-39 26-57z"><text:p/></draw:path><draw:path draw:style-name="gr3" draw:text-style-name="P5" svg:width="0.0272in" svg:height="0.1059in" svg:x="1.1799in" svg:y="0in" svg:viewBox="0 0 70 270" svg:d="M6 0c-3 0-6 0-6 3 0 1 1 2 2 5 23 21 50 57 50 127 0 56-18 99-48 125-4 5-4 5-4 7 0 1 1 3 3 3 4 0 29-19 48-51 11-24 19-52 19-84 0-38-12-97-64-135z"><text:p/></draw:path><draw:path draw:style-name="gr3" draw:text-style-name="P5" svg:width="0.0811in" svg:height="0.072in" svg:x="1.0374in" svg:y="0.1311in" svg:viewBox="0 0 207 184" svg:d="M32 164c-3 8-3 11-24 11-5 0-8 0-8 5 0 4 2 4 8 4 35 0 69 0 104 0 45 0 81-30 81-58 0-18-18-35-47-38 33-6 61-27 61-50 0-20-21-38-56-38-33 0-66 0-99 0-5 0-9 0-9 5s3 5 9 5c3 0 5 0 11 0 5 1 5 1 5 4 0 2 0 2-1 6-12 48-23 95-35 144zM75 85c5-22 11-44 16-66 3-8 3-9 14-9 14 0 27 0 41 0 28 0 34 17 34 28 0 22-25 47-61 47-14 0-30 0-44 0zM62 175c-9 0-9 0-9-4 0-2 0-1 1-5 7-25 12-50 19-74 18 0 38 0 57 0 25 0 35 17 35 33 0 27-27 50-59 50-15 0-30 0-44 0z"><text:p/></draw:path><draw:path draw:style-name="gr3" draw:text-style-name="P5" svg:width="0.0346in" svg:height="0.1504in" svg:x="1.2429in" svg:y="0.0457in" svg:viewBox="0 0 89 383" svg:d="M89 380c0-1 0-2-6-9-49-48-61-120-61-179 0-67 14-134 63-182 4-5 4-6 4-7 0-2-1-3-3-3-5 0-40 25-62 75-20 42-24 84-24 117 0 30 3 77 25 119 23 48 56 72 61 72 2 0 3-1 3-3z"><text:p/></draw:path><draw:path draw:style-name="gr3" draw:text-style-name="P5" svg:width="0.0697in" svg:height="0.0976in" svg:x="1.2913in" svg:y="0.0929in" svg:viewBox="0 0 178 249" svg:d="M176 23c2-5 2-7 2-9 0-6-5-11-12-11-3 0-10 4-13 9-1 2-3 13-6 21-2 10-5 20-7 31-6 23-12 46-18 69-1 5-17 33-43 33-20 0-24-18-24-32 0-18 7-41 20-75 5-16 8-21 8-28 0-17-13-31-32-31-37 0-51 55-51 59s3 4 4 4c4 0 5-2 7-7 10-36 25-48 39-48 3 0 9 0 9 13 0 9-4 19-6 26-16 41-23 63-23 81 0 35 25 47 47 47 15 0 29-7 40-18-6 20-10 38-26 59-10 14-25 24-43 24-5 0-22-1-28-16 5 0 11 0 16-4 4-4 8-9 8-16 0-12-11-14-14-14-9 0-22 7-22 25 0 20 17 34 40 34 40 0 81-35 92-79 12-49 24-98 36-147z"><text:p/></draw:path><draw:path draw:style-name="gr3" draw:text-style-name="P5" svg:width="0.035in" svg:height="0.1504in" svg:x="1.3752in" svg:y="0.0457in" svg:viewBox="0 0 90 383" svg:d="M90 192c0-29-4-77-25-121-23-47-57-71-61-71-2 0-4 1-4 3 0 1 0 2 8 9 38 39 60 100 60 180 0 66-14 133-62 181-6 5-6 6-6 7 0 2 2 3 4 3 4 0 39-25 62-74 20-42 24-85 24-117z"><text:p/></draw:path><draw:path draw:style-name="gr3" draw:text-style-name="P5" svg:width="0.1008in" svg:height="0.035in" svg:x="1.4768in" svg:y="0.102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in" svg:height="0.1008in" svg:x="1.6425in" svg:y="0.0579in" svg:viewBox="0 0 128 257" svg:d="M79 10c0-9 0-10-9-10-24 24-58 24-70 24 0 5 0 8 0 12 8 0 31 0 51-10 0 66 0 133 0 200 0 14-1 19-37 19-4 0-7 0-12 0 0 3 0 8 0 12 13-1 48-1 63-1s48 0 63 1c0-4 0-9 0-12-5 0-8 0-12 0-36 0-37-5-37-19 0-72 0-144 0-216z"><text:p/></draw:path></draw:g>. נבחר <draw:g text:anchor-type="as-char" svg:y="-0.1575in" draw:z-index="108" draw:name="Shape111" draw:style-name="gr1"><svg:title>TexMaths</svg:title><svg:desc>11§display§c = \chi^{(E)}_A(y), d = 1 - \chi^{(E)}_B(y)§svg§600§FALSE§</svg:desc><draw:path draw:style-name="gr2" draw:text-style-name="P4" svg:width="1.8323in" svg:height="0.1866in" svg:x="0.0008in" svg:y="0.0079in" svg:viewBox="0 0 4655 475" svg:d="M2328 475c-777 0-1553 0-2328 0 0-158 0-317 0-475 1552 0 3103 0 4655 0 0 158 0 317 0 475-775 0-1552 0-2327 0z"><text:p/></draw:path><draw:path draw:style-name="gr3" draw:text-style-name="P5" svg:width="0.0587in" svg:height="0.0685in" svg:x="-0.0004in" svg:y="0.0929in" svg:viewBox="0 0 150 175" svg:d="M136 23c-5 0-11 0-16 6-7 6-7 12-7 15 0 9 7 13 15 13 11 0 20-9 20-24 0-19-17-33-45-33-52 0-103 55-103 109 0 35 22 66 63 66 55 0 87-42 87-47 0-2-3-4-5-4s-2 0-4 3c-31 39-74 39-78 39-25 0-34-19-34-42 0-16 7-54 20-78 13-22 33-38 54-38 14 0 28 5 33 15z"><text:p/></draw:path><draw:path draw:style-name="gr3" draw:text-style-name="P5" svg:width="0.1004in" svg:height="0.035in" svg:x="0.1102in" svg:y="0.1024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854in" svg:height="0.0976in" svg:x="0.2669in" svg:y="0.0929in" svg:viewBox="0 0 218 249" svg:d="M213 14c5-4 5-4 5-5 0-2-2-6-6-6-2 0-3 2-5 6-30 33-60 65-89 98-16-49-19-59-28-80-4-8-12-27-46-27-23 0-33 20-33 25 1 1 0 4 4 4 5 0 5-3 6-5 5-14 19-16 21-16 11 0 23 29 29 46 13 31 25 76 25 77-1 1 0 1-4 4-29 33-58 66-88 99-4 4-4 4-4 6 0 3 2 5 4 5 3 0 5-3 7-5 30-32 58-65 88-98 12 39 18 55 26 77 6 11 14 30 49 30 22 0 32-21 32-25 0-2-1-4-5-4s-4 1-5 5c-4 9-13 15-20 15-20 0-46-93-55-123 31-34 62-69 92-103z"><text:p/></draw:path><draw:path draw:style-name="gr3" draw:text-style-name="P5" svg:width="0.0272in" svg:height="0.1059in" svg:x="0.3697in" svg:y="0in" svg:viewBox="0 0 70 270" svg:d="M65 0c-52 36-65 93-65 135 0 37 11 97 65 135 2 0 5 0 5-3 0-2-1-2-3-5-35-32-48-78-48-127 0-72 27-109 49-128 1-2 2-3 2-4 0-3-3-3-5-3z"><text:p/></draw:path><draw:path draw:style-name="gr3" draw:text-style-name="P5" svg:width="0.0819in" svg:height="0.0713in" svg:x="0.4118in" svg:y="0.0079in" svg:viewBox="0 0 209 182" svg:d="M196 121c2-5 2-5 2-6s-1-3-4-3c-2 0-3 0-4 1-1 0-1 1-4 8-18 38-31 53-75 53-15 0-31 0-46 0-9 0-9-2-9-4s0-1 1-5c6-24 12-49 18-73 10 0 21 0 31 0 20 0 24 4 24 12 0 4 0 8-1 12s-1 3-1 4 0 4 4 4c3 0 4-1 5-7 5-19 10-38 15-58 1-3 1-3 1-4 0-2-2-3-5-3s-4 1-5 6c-6 21-14 24-37 24-9 0-19 0-28 0 6-21 10-42 15-63 3-9 4-10 15-10 14 0 29 0 44 0 35 0 44 7 44 32 0 6-1 15-1 16 0 2 1 4 5 4 3 0 3-2 5-6 1-15 3-32 4-47 1-8-1-8-8-8-49 0-99 0-148 0-6 0-9 0-9 5 0 4 3 4 9 4 4 0 5 0 11 1 4 0 5 1 5 3s-1 6-1 7c-12 47-23 93-35 140-3 11-3 14-24 14-6 0-9 0-9 5 0 3 3 3 9 3 50 0 102 0 153 0 6 0 6 0 8-4 9-20 17-39 26-57z"><text:p/></draw:path><draw:path draw:style-name="gr3" draw:text-style-name="P5" svg:width="0.0272in" svg:height="0.1059in" svg:x="0.5075in" svg:y="0in" svg:viewBox="0 0 70 270" svg:d="M4 0c-1 0-4 0-4 3 0 1 1 2 2 5 23 21 50 57 50 127 0 56-18 99-48 125-4 5-4 5-4 7 0 1 1 3 3 3 4 0 29-19 48-51 11-24 19-52 19-84 0-38-12-97-66-135z"><text:p/></draw:path><draw:path draw:style-name="gr3" draw:text-style-name="P5" svg:width="0.0795in" svg:height="0.0752in" svg:x="0.3634in" svg:y="0.1283in" svg:viewBox="0 0 203 192" svg:d="M40 159c-9 16-18 22-35 23-2 0-5 0-5 6 0 3 2 4 3 4 8 0 17-1 23-1 9 0 20 1 29 1 1 0 5 0 5-6 0-4-4-4-5-4-2 0-11-1-11-7 0-4 2-9 3-11 8-11 15-22 22-33 26 0 52 0 77 0 2 14 5 29 7 45-1 2-2 6-19 6-3 0-6 0-6 6 0 1 1 4 4 4 8 0 26-1 35-1 5 0 11 0 16 0 4 0 11 1 15 1 3 0 5-2 5-5 0-5-3-5-7-5-16 0-17-2-17-8-7-57-16-111-24-166-1-7-1-8-7-8-5 0-6 2-8 5-33 52-67 103-100 154zM76 121c19-30 38-58 57-88 4 30 8 58 12 88-23 0-46 0-69 0z"><text:p/></draw:path><draw:path draw:style-name="gr3" draw:text-style-name="P5" svg:width="0.0346in" svg:height="0.1504in" svg:x="0.5705in" svg:y="0.0457in" svg:viewBox="0 0 89 383" svg:d="M89 380c0-1 0-2-7-9-48-48-60-120-60-179 0-67 14-134 62-182 5-5 5-6 5-7 0-2-1-3-3-3-5 0-40 25-62 75-20 42-24 84-24 117 0 30 3 77 25 119 23 48 56 72 61 72 2 0 3-1 3-3z"><text:p/></draw:path><draw:path draw:style-name="gr3" draw:text-style-name="P5" svg:width="0.0697in" svg:height="0.0976in" svg:x="0.6189in" svg:y="0.0929in" svg:viewBox="0 0 178 249" svg:d="M176 23c2-5 2-7 2-9 0-6-5-11-12-11-3 0-10 4-13 9-1 2-3 13-6 21-2 10-5 20-7 31-6 23-12 46-18 69-1 5-18 33-43 33-20 0-24-18-24-32 0-18 7-41 20-75 5-16 7-21 7-28 0-17-12-31-31-31-37 0-51 55-51 59s3 4 4 4c4 0 5-2 6-7 11-36 26-48 39-48 4 0 10 0 10 13 0 9-4 19-6 26-16 41-23 63-23 81 0 35 24 47 47 47 15 0 29-7 40-18-6 20-10 38-26 59-10 14-25 24-43 24-5 0-23-1-28-16 5 0 11 0 16-4 4-4 8-9 8-16 0-12-11-14-14-14-9 0-22 7-22 25 0 20 16 34 40 34 40 0 81-35 91-79 12-49 25-98 37-147z"><text:p/></draw:path><draw:path draw:style-name="gr3" draw:text-style-name="P5" svg:width="0.035in" svg:height="0.1504in" svg:x="0.7028in" svg:y="0.0457in" svg:viewBox="0 0 90 383" svg:d="M90 192c0-29-4-77-25-121-23-47-57-71-61-71-2 0-4 1-4 3 0 1 0 2 8 9 37 39 59 100 59 180 0 66-14 133-62 181-5 5-5 6-5 7 0 2 2 3 4 3 4 0 39-25 62-74 20-42 24-85 24-117z"><text:p/></draw:path><draw:path draw:style-name="gr3" draw:text-style-name="P5" svg:width="0.0173in" svg:height="0.0449in" svg:x="0.7665in" svg:y="0.1429in" svg:viewBox="0 0 45 115" svg:d="M45 41c0-26-10-41-24-41-13 0-21 10-21 21s8 21 21 21c4 0 10-2 13-6 1-1 1-1 2-1 0 2 1 0 1 6 0 28-14 51-26 64-4 5-4 5-4 7s2 3 3 3c4 0 35-29 35-74z"><text:p/></draw:path><draw:path draw:style-name="gr3" draw:text-style-name="P5" svg:width="0.072in" svg:height="0.1067in" svg:x="0.8272in" svg:y="0.0547in" svg:viewBox="0 0 184 272" svg:d="M184 4c-1-1 0-4-5-4s-43 3-49 4c-4 0-6 3-6 8 0 4 4 4 10 4 19 0 19 3 19 7 0 2-1 6-1 8-8 30-16 60-23 91-7-14-18-24-36-24-45 0-93 56-93 112 0 36 22 62 52 62 7 0 27-2 50-29 2 16 17 29 35 29 14 0 22-10 29-22 7-13 8-25 11-37 0-4-3-4-4-4-5 0-5 1-6 6-6 25-13 49-30 49-9 0-11-10-11-18 0-10 0-12 3-19 18-74 36-148 55-223zM103 222c-1 6-1 8-7 14-17 21-33 28-43 28-20 0-26-21-26-37 0-19 13-67 21-84 12-23 30-38 45-38 26 0 31 32 31 34 0 3-1 5-1 7-6 25-13 51-20 76z"><text:p/></draw:path><draw:path draw:style-name="gr3" draw:text-style-name="P5" svg:width="0.1008in" svg:height="0.035in" svg:x="0.9508in" svg:y="0.102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in" svg:height="0.1008in" svg:x="1.1165in" svg:y="0.0579in" svg:viewBox="0 0 128 257" svg:d="M79 10c0-9 0-10-9-10-24 24-58 24-70 24 0 5 0 8 0 12 8 0 31 0 51-10 0 66 0 133 0 200 0 14-2 19-37 19-4 0-7 0-12 0 0 3 0 8 0 12 13-1 47-1 63-1 15 0 49 0 63 1 0-4 0-9 0-12-5 0-8 0-13 0-35 0-36-5-36-19 0-72 0-144 0-216z"><text:p/></draw:path><draw:path draw:style-name="gr3" draw:text-style-name="P5" svg:width="0.0921in" svg:height="0.0055in" svg:x="1.2256in" svg:y="0.1169in" svg:viewBox="0 0 235 15" svg:d="M222 15c7 0 13 0 13-7 0-8-6-8-13-8-69 0-140 0-209 0-6 0-13 0-13 8 0 7 7 7 13 7 69 0 140 0 209 0z"><text:p/></draw:path><draw:path draw:style-name="gr3" draw:text-style-name="P5" svg:width="0.0854in" svg:height="0.0976in" svg:x="1.3697in" svg:y="0.0929in" svg:viewBox="0 0 218 249" svg:d="M213 14c5-4 5-4 5-5 0-2-2-6-6-6-2 0-3 2-5 6-30 33-60 65-89 98-16-49-19-59-28-80-4-8-12-27-46-27-23 0-33 20-33 25 1 1 0 4 4 4 5 0 5-3 6-5 5-14 19-16 21-16 11 0 23 29 29 46 13 31 25 76 25 77-1 1 0 1-4 4-29 33-58 66-88 99-4 4-4 4-4 6 0 3 2 5 4 5 3 0 5-3 6-5 30-32 59-65 89-98 12 39 16 55 26 77 5 11 14 30 48 30 23 0 33-21 33-25 0-2-1-4-5-4s-4 1-5 5c-4 9-13 15-20 15-20 0-46-93-55-123 31-34 62-69 92-103z"><text:p/></draw:path><draw:path draw:style-name="gr3" draw:text-style-name="P5" svg:width="0.0272in" svg:height="0.1059in" svg:x="1.4724in" svg:y="0in" svg:viewBox="0 0 70 270" svg:d="M65 0c-52 36-65 93-65 135 0 37 11 97 65 135 2 0 5 0 5-3 0-2-1-2-3-5-35-32-48-78-48-127 0-72 27-109 49-128 1-2 2-3 2-4 0-3-3-3-5-3z"><text:p/></draw:path><draw:path draw:style-name="gr3" draw:text-style-name="P5" svg:width="0.0819in" svg:height="0.0713in" svg:x="1.515in" svg:y="0.0079in" svg:viewBox="0 0 209 182" svg:d="M196 121c2-5 2-5 2-6s-1-3-4-3c-2 0-3 0-4 1-1 0-1 1-4 8-18 38-31 53-75 53-15 0-31 0-46 0-9 0-9-2-9-4s0-1 1-5c6-24 12-49 18-73 10 0 21 0 31 0 20 0 24 4 24 12 0 4 0 8-1 12s-1 3-1 4 0 4 4 4c3 0 4-1 5-7 5-19 10-38 15-58 1-3 1-3 1-4 0-2-2-3-5-3s-4 1-5 6c-6 21-14 24-37 24-9 0-19 0-28 0 6-21 10-42 15-63 3-9 4-10 15-10 14 0 29 0 44 0 35 0 44 7 44 32 0 6-1 15-1 16 0 2 1 4 4 4 4 0 4-2 6-6 1-15 3-32 4-47 1-8-1-8-8-8-49 0-99 0-148 0-6 0-9 0-9 5 0 4 3 4 9 4 4 0 5 0 10 1 5 0 6 1 6 3s-1 6-1 7c-12 47-23 93-35 140-3 11-3 14-24 14-6 0-9 0-9 5 0 3 3 3 9 3 50 0 102 0 153 0 6 0 6 0 8-4 9-20 17-39 26-57z"><text:p/></draw:path><draw:path draw:style-name="gr3" draw:text-style-name="P5" svg:width="0.0268in" svg:height="0.1059in" svg:x="1.6106in" svg:y="0in" svg:viewBox="0 0 69 270" svg:d="M4 0c-1 0-4 0-4 3 0 1 0 2 2 5 23 21 50 57 50 127 0 56-18 99-48 125-4 5-4 5-4 7 0 1 0 3 3 3 4 0 29-19 46-51 13-24 20-52 20-84 0-38-11-97-65-135z"><text:p/></draw:path><draw:path draw:style-name="gr3" draw:text-style-name="P5" svg:width="0.0815in" svg:height="0.072in" svg:x="1.4677in" svg:y="0.1311in" svg:viewBox="0 0 208 184" svg:d="M32 164c-2 8-2 11-23 11-5 0-9 0-9 5 0 4 3 4 9 4 35 0 69 0 104 0 45 0 81-30 81-58 0-18-18-35-47-38 33-6 61-27 61-50 0-20-21-38-56-38-33 0-66 0-99 0-6 0-9 0-9 5s3 5 9 5c3 0 5 0 10 0 6 1 6 1 6 4 0 2 0 2-1 6-12 48-24 95-36 144zM76 85c5-22 11-44 16-66 3-8 3-9 14-9 14 0 27 0 41 0 28 0 33 17 33 28 0 22-24 47-60 47-14 0-30 0-44 0zM63 175c-9 0-9 0-9-4 0-2 0-1 1-5 7-25 12-50 19-74 18 0 38 0 57 0 25 0 35 17 35 33 0 27-27 50-59 50-15 0-30 0-44 0z"><text:p/></draw:path><draw:path draw:style-name="gr3" draw:text-style-name="P5" svg:width="0.035in" svg:height="0.1504in" svg:x="1.6728in" svg:y="0.0457in" svg:viewBox="0 0 90 383" svg:d="M90 380c0-1 0-2-6-9-49-48-61-120-61-179 0-67 14-134 62-182 5-5 5-6 5-7 0-2-1-3-4-3-4 0-39 25-61 75-20 42-25 84-25 117 0 30 4 77 26 119 23 48 56 72 60 72 3 0 4-1 4-3z"><text:p/></draw:path><draw:path draw:style-name="gr3" draw:text-style-name="P5" svg:width="0.0697in" svg:height="0.0976in" svg:x="1.722in" svg:y="0.0929in" svg:viewBox="0 0 178 249" svg:d="M176 23c2-5 2-7 2-9 0-6-5-11-12-11-3 0-10 4-13 9-1 2-3 13-6 21-2 10-5 20-7 31-6 23-12 46-18 69-1 5-18 33-43 33-20 0-24-18-24-32 0-18 7-41 20-75 5-16 7-21 7-28 0-17-13-31-31-31-37 0-51 55-51 59s3 4 4 4c4 0 5-2 6-7 11-36 26-48 39-48 4 0 10 0 10 13 0 9-4 19-6 26-16 41-23 63-23 81 0 35 24 47 47 47 15 0 29-7 40-18-6 20-10 38-26 59-10 14-25 24-43 24-5 0-23-1-29-16 6 0 12 0 17-4 4-4 8-9 8-16 0-12-11-14-14-14-10 0-22 7-22 25 0 20 16 34 40 34 40 0 81-35 91-79 12-49 25-98 37-147z"><text:p/></draw:path><draw:path draw:style-name="gr3" draw:text-style-name="P5" svg:width="0.035in" svg:height="0.1504in" svg:x="1.8059in" svg:y="0.0457in" svg:viewBox="0 0 90 383" svg:d="M90 192c0-29-4-77-25-121-24-47-57-71-61-71-2 0-4 1-4 3 0 1 0 2 8 9 37 39 59 100 59 180 0 66-14 133-62 181-5 5-5 6-5 7 0 2 2 3 4 3 4 0 39-25 62-74 20-42 24-85 24-117z"><text:p/></draw:path></draw:g>. נציב ונקבל <draw:g text:anchor-type="as-char" svg:y="-0.0965in" draw:z-index="109" draw:name="Shape112" draw:style-name="gr1"><svg:title>TexMaths</svg:title><svg:desc>11§display§c = 0 \lor d = 1-0 = 0§svg§600§FALSE§</svg:desc><draw:path draw:style-name="gr2" draw:text-style-name="P4" svg:width="1.3906in" svg:height="0.0921in" svg:x="0.0016in" svg:y="0.0079in" svg:viewBox="0 0 3533 235" svg:d="M0 0c1178 0 2355 0 3533 0 0 78 0 157 0 235-1178 0-2355 0-3533 0 0-78 0-157 0-235z"><text:p/></draw:path><draw:path draw:style-name="gr3" draw:text-style-name="P5" svg:width="0.0591in" svg:height="0.0681in" svg:x="-0.0004in" svg:y="0.0378in" svg:viewBox="0 0 151 174" svg:d="M137 24c-5 0-11 0-16 6-7 5-8 12-8 15 0 9 8 13 15 13 12 0 22-9 22-25 0-19-18-33-46-33-52 0-104 55-104 110 0 33 23 64 63 64 56 0 88-40 88-44 0-3-3-6-5-6s-3 1-5 5c-30 36-73 36-77 36-24 0-35-19-35-41 0-15 7-53 20-77 13-22 35-38 55-38 14 0 28 5 33 15z"><text:p/></draw:path><draw:path draw:style-name="gr3" draw:text-style-name="P5" svg:width="0.1008in" svg:height="0.035in" svg:x="0.1102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38in" svg:height="0.1035in" svg:x="0.2681in" svg:y="0.0047in" svg:viewBox="0 0 163 264" svg:d="M163 133c0-31-2-62-16-90-17-38-49-43-66-43-23 0-50 10-67 46-12 27-14 56-14 87 0 27 2 63 18 92 16 31 45 39 63 39 21 0 51-8 67-45 13-27 15-56 15-86zM81 255c-15 0-37-9-45-46-4-23-4-58-4-80 0-26 0-51 3-72 8-45 36-48 46-48 14 0 39 6 47 45 3 21 3 50 3 75 0 27 0 53-5 78-5 37-27 48-45 48z"><text:p/></draw:path><draw:path draw:style-name="gr3" draw:text-style-name="P5" svg:width="0.0839in" svg:height="0.0929in" svg:x="0.3807in" svg:y="0.0146in" svg:viewBox="0 0 214 237" svg:d="M212 15c2-5 2-6 2-7 0-5-3-8-7-8-5 0-7 2-9 8-31 68-61 135-91 203-30-68-61-135-91-203-3-8-6-8-8-8-5 0-8 3-8 8 1 2 0 1 2 5 32 73 64 144 96 217 3 6 5 7 9 7 5 0 6-2 8-7 32-72 65-143 97-215z"><text:p/></draw:path><draw:path draw:style-name="gr3" draw:text-style-name="P5" svg:width="0.072in" svg:height="0.1059in" svg:x="0.5138in" svg:y="0in" svg:viewBox="0 0 184 270" svg:d="M184 4c-3-1 0-4-6-4-5 0-42 3-48 4-4 0-6 3-6 8 0 4 4 4 9 4 19 0 20 3 20 7 0 2-1 6-1 8-8 29-16 60-23 91-8-14-19-25-37-25-45 0-92 56-92 112 0 36 21 61 51 61 7 0 27-1 50-28 3 16 17 28 35 28 14 0 22-9 29-21 7-14 12-37 12-38 0-3-4-3-5-3-4 0-4 1-5 6-6 25-14 47-30 47-11 0-12-9-12-17 0-9 1-12 3-19 18-73 37-147 56-221zM103 221c-2 6-2 8-7 14-18 21-33 26-44 26-19 0-25-20-25-36 0-18 13-66 21-83 12-22 30-37 45-37 26 0 31 32 31 33 0 3-1 5-2 7-7 25-12 51-19 76z"><text:p/></draw:path><draw:path draw:style-name="gr3" draw:text-style-name="P5" svg:width="0.1004in" svg:height="0.035in" svg:x="0.6374in" svg:y="0.0496in" svg:viewBox="0 0 256 90" svg:d="M244 15c6 0 12 0 12-7 0-8-6-8-12-8-77 0-155 0-232 0-5 0-12 0-12 8 0 7 7 7 13 7 77 0 154 0 231 0zM244 90c6 0 12 0 12-8 0-7-6-7-12-7-77 0-154 0-231 0-6 0-13 0-13 7 0 8 7 8 12 8 77 0 155 0 232 0z"><text:p/></draw:path><draw:path draw:style-name="gr3" draw:text-style-name="P5" svg:width="0.05in" svg:height="0.1in" svg:x="0.8024in" svg:y="0.0047in" svg:viewBox="0 0 128 255" svg:d="M79 10c0-9 0-10-9-10-24 24-57 24-70 24 0 5 0 8 0 12 8 0 31 0 51-10 0 66 0 133 0 199 0 13-2 18-36 18-4 0-8 0-13 0 0 4 0 7 0 12 14-1 47-1 63-1 15 0 49 0 63 1 0-5 0-8 0-12-5 0-8 0-13 0-35 0-36-4-36-18 0-71 0-144 0-215z"><text:p/></draw:path><draw:path draw:style-name="gr3" draw:text-style-name="P5" svg:width="0.0925in" svg:height="0.0055in" svg:x="0.9114in" svg:y="0.0638in" svg:viewBox="0 0 236 15" svg:d="M222 15c7 0 14 0 14-7 0-8-7-8-14-8-69 0-140 0-209 0-6 0-13 0-13 8 0 7 7 7 13 7 69 0 140 0 209 0z"><text:p/></draw:path><draw:path draw:style-name="gr3" draw:text-style-name="P5" svg:width="0.0638in" svg:height="0.1035in" svg:x="1.0571in" svg:y="0.0047in" svg:viewBox="0 0 163 264" svg:d="M163 133c0-31-2-62-16-90-17-38-49-43-66-43-23 0-51 10-67 46-12 27-14 56-14 87 0 27 1 63 18 92 16 31 44 39 63 39 21 0 50-8 67-45 13-27 15-56 15-86zM81 255c-15 0-38-9-45-46-4-23-4-58-4-80 0-26 0-51 3-72 8-45 36-48 46-48 12 0 38 6 45 45 5 21 5 50 5 75 0 27 0 53-5 78-5 37-28 48-45 48z"><text:p/></draw:path><draw:path draw:style-name="gr3" draw:text-style-name="P5" svg:width="0.1008in" svg:height="0.035in" svg:x="1.178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38in" svg:height="0.1035in" svg:x="1.3358in" svg:y="0.0047in" svg:viewBox="0 0 163 264" svg:d="M163 133c0-31-2-62-16-90-17-38-49-43-66-43-23 0-51 10-67 46-12 27-14 56-14 87 0 27 1 63 18 92 16 31 45 39 63 39 21 0 51-8 67-45 13-27 15-56 15-86zM81 255c-15 0-38-9-45-46-4-23-4-58-4-80 0-26 0-51 3-72 8-45 36-48 46-48 12 0 39 6 45 45 5 21 5 50 5 75 0 27 0 53-5 78-5 37-27 48-45 48z"><text:p/></draw:path></draw:g>. ע"פ הגדרת <text:s/><draw:g text:anchor-type="as-char" svg:y="-0.1228in" draw:z-index="110" draw:name="Shape113" draw:style-name="gr1"><svg:title>TexMaths</svg:title><svg:desc>11§display§\chi'§svg§600§FALSE§</svg:desc><draw:path draw:style-name="gr2" draw:text-style-name="P4" svg:width="0.1102in" svg:height="0.137in" svg:x="0.0028in" svg:y="0.0079in" svg:viewBox="0 0 281 349" svg:d="M0 0c94 0 187 0 281 0 0 117 0 232 0 349-94 0-187 0-281 0 0-117 0-232 0-349z"><text:p/></draw:path><draw:path draw:style-name="gr3" draw:text-style-name="P5" svg:width="0.0846in" svg:height="0.0976in" svg:x="-0.0004in" svg:y="0.0547in" svg:viewBox="0 0 216 249" svg:d="M211 15c5-4 5-5 5-6 0-2-2-5-5-5s-4 3-6 5c-29 33-59 66-87 99-16-50-19-60-28-79-4-9-13-29-46-29-23 0-33 20-33 25 0 1 0 5 6 5 3 0 3-2 4-5 5-15 19-16 21-16 11 0 23 28 30 46 12 31 24 75 24 76s0 1-3 4c-30 33-59 65-89 98-4 5-4 6-4 7 0 2 2 4 4 4 3 0 5-2 7-4 30-33 58-65 88-98 12 41 17 54 25 76 6 11 15 31 48 31 22 0 33-20 33-26 0-2-1-4-6-4-3 0-3 2-5 5-3 10-12 16-20 16-19 0-45-93-53-122 30-34 61-69 90-103z"><text:p/></draw:path><draw:path draw:style-name="gr3" draw:text-style-name="P5" svg:width="0.026in" svg:height="0.0547in" svg:x="0.0945in" svg:y="0in" svg:viewBox="0 0 67 140" svg:d="M65 23c2-4 2-7 2-8 0-8-8-15-15-15-11 0-15 9-16 13-12 39-23 77-35 117 0 1-1 2-1 4 0 3 8 6 10 6s2 0 4-5c17-37 34-75 51-112z"><text:p/></draw:path></draw:g>, נגרר <draw:g text:anchor-type="as-char" svg:y="-0.1217in" draw:z-index="111" draw:name="Shape114" draw:style-name="gr1"><svg:title>TexMaths</svg:title><svg:desc>11§display§\chi'(y) = c \cdot d§svg§600§FALSE§</svg:desc><draw:path draw:style-name="gr2" draw:text-style-name="P4" svg:width="0.7768in" svg:height="0.1437in" svg:x="0.0028in" svg:y="0.0071in" svg:viewBox="0 0 1974 366" svg:d="M988 366c-330 0-659 0-988 0 0-122 0-244 0-366 658 0 1317 0 1974 0 0 122 0 244 0 366-329 0-657 0-986 0z"><text:p/></draw:path><draw:path draw:style-name="gr3" draw:text-style-name="P5" svg:width="0.0854in" svg:height="0.0976in" svg:x="-0.0004in" svg:y="0.0543in" svg:viewBox="0 0 218 249" svg:d="M213 15c5-4 5-5 5-6 0-2-2-5-5-5-2 0-4 3-6 5-30 33-59 66-88 99-16-50-19-60-28-79-4-9-13-29-47-29-22 0-32 20-32 25 0 1 0 5 4 5s5-2 5-5c6-15 19-16 21-16 12 0 23 30 29 46 13 31 26 75 26 76s0 1-4 4c-29 33-59 66-89 98-4 5-4 6-4 7 0 2 2 4 4 4 4 0 6-2 7-4 30-32 58-65 88-98 13 41 18 55 26 76 6 11 15 31 49 31 22 0 33-20 33-26 0-2-2-4-6-4s-3 2-4 5c-5 10-13 16-21 16-20 0-46-93-55-122 31-34 62-68 92-103z"><text:p/></draw:path><draw:path draw:style-name="gr3" draw:text-style-name="P5" svg:width="0.0264in" svg:height="0.0547in" svg:x="0.0953in" svg:y="0in" svg:viewBox="0 0 68 140" svg:d="M65 24c2-5 3-7 3-9 0-8-8-15-16-15-10 0-14 9-16 13-12 39-23 77-35 117 0 1-1 2-1 4 0 4 8 6 10 6s2 0 4-5c17-37 34-73 51-111z"><text:p/></draw:path><draw:path draw:style-name="gr3" draw:text-style-name="P5" svg:width="0.035in" svg:height="0.1512in" svg:x="0.1476in" svg:y="0.0071in" svg:viewBox="0 0 90 385" svg:d="M90 381c0-1 0-1-6-8-49-49-61-122-61-179 0-69 14-136 62-183 5-5 5-5 5-7 0-3-2-4-4-4-4 0-39 26-62 76-19 42-24 85-24 118 0 28 4 75 25 119 24 47 57 72 61 72 2 0 4-1 4-4z"><text:p/></draw:path><draw:path draw:style-name="gr3" draw:text-style-name="P5" svg:width="0.0697in" svg:height="0.0976in" svg:x="0.1965in" svg:y="0.0543in" svg:viewBox="0 0 178 249" svg:d="M177 24c1-5 1-6 1-9 0-7-5-11-11-11-3 0-10 3-13 8-1 2-4 14-6 21-3 10-5 21-7 31-6 23-12 46-18 69-1 7-17 33-44 33-20 0-23-16-23-31 0-17 7-41 19-76 6-15 7-19 7-27 0-18-12-32-30-32-38 0-52 56-52 59 0 5 4 5 5 5 4 0 4-1 6-8 11-36 26-47 40-47 2 0 8 0 8 12 0 10-3 20-6 27-16 41-22 63-22 81 0 34 24 46 47 46 15 0 29-7 39-18-5 20-9 40-25 60-11 12-25 23-43 23-5 0-23-1-29-16 6 0 11 0 16-5 5-2 8-7 8-14 0-12-10-14-14-14-9 0-21 6-21 26 0 17 16 32 40 32 40 0 80-34 91-77 12-50 25-99 37-148z"><text:p/></draw:path><draw:path draw:style-name="gr3" draw:text-style-name="P5" svg:width="0.0346in" svg:height="0.1512in" svg:x="0.2807in" svg:y="0.0071in" svg:viewBox="0 0 89 385" svg:d="M89 194c0-31-3-77-25-121-23-48-56-73-61-73-2 0-3 2-3 4s0 2 8 9c37 38 59 99 59 181 0 64-14 132-62 180-5 6-5 6-5 7 0 2 1 4 3 4 5 0 40-26 62-76 20-42 24-85 24-115z"><text:p/></draw:path><draw:path draw:style-name="gr3" draw:text-style-name="P5" svg:width="0.1004in" svg:height="0.0354in" svg:x="0.3819in" svg:y="0.066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591in" svg:height="0.0685in" svg:x="0.5398in" svg:y="0.0543in" svg:viewBox="0 0 151 175" svg:d="M137 24c-6 0-12 0-17 6-6 5-7 12-7 15 0 9 7 13 15 13 11 0 22-10 22-25 0-19-19-33-47-33-51 0-103 55-103 110 0 34 23 65 63 65 55 0 88-41 88-45 0-2-3-6-5-6s-3 1-5 5c-31 37-73 37-77 37-24 0-35-19-35-42 0-15 7-52 20-77 13-22 33-38 55-38 14 0 28 4 33 15z"><text:p/></draw:path><draw:path draw:style-name="gr3" draw:text-style-name="P5" svg:width="0.0157in" svg:height="0.0157in" svg:x="0.6461in" svg:y="0.0752in" svg:viewBox="0 0 41 41" svg:d="M41 21c0-12-9-21-20-21s-21 9-21 21c0 11 10 20 21 20s20-9 20-20z"><text:p/></draw:path><draw:path draw:style-name="gr3" draw:text-style-name="P5" svg:width="0.072in" svg:height="0.1063in" svg:x="0.7154in" svg:y="0.0161in" svg:viewBox="0 0 184 271" svg:d="M184 4c0-1 0-4-6-4-5 0-42 3-48 4-4 0-6 3-6 7 0 6 4 6 9 6 19 0 20 2 20 6 0 2-1 6-1 8-8 31-16 60-23 91-8-14-19-25-37-25-45 0-92 57-92 113 0 35 21 61 51 61 7 0 27-1 50-29 3 16 17 29 35 29 14 0 22-9 29-21 7-14 11-37 11-38 0-3-3-3-4-3-4 0-5 1-6 7-7 24-13 46-29 46-11 0-12-10-12-18s1-12 3-18c18-74 37-148 56-222zM103 220c-2 8-2 8-7 14-18 22-33 28-44 28-20 0-25-21-25-36 0-18 13-65 21-83 12-23 30-37 45-37 25 0 30 32 30 34s0 4-1 6c-7 25-12 50-19 74z"><text:p/></draw:path></draw:g><text:s/>ולכן לפי הטענה 1 <draw:g text:anchor-type="as-char" svg:y="-0.1217in" draw:z-index="112" draw:name="Shape115" draw:style-name="gr1"><svg:title>TexMaths</svg:title><svg:desc>11§display§\chi'(y) = 0 = b§svg§600§FALSE§</svg:desc><draw:path draw:style-name="gr2" draw:text-style-name="P4" svg:width="0.8646in" svg:height="0.1437in" svg:x="0.0028in" svg:y="0.0071in" svg:viewBox="0 0 2197 366" svg:d="M1099 366c-367 0-733 0-1099 0 0-122 0-244 0-366 732 0 1465 0 2197 0 0 122 0 244 0 366-366 0-732 0-1098 0z"><text:p/></draw:path><draw:path draw:style-name="gr3" draw:text-style-name="P5" svg:width="0.0854in" svg:height="0.0976in" svg:x="-0.0004in" svg:y="0.0543in" svg:viewBox="0 0 218 249" svg:d="M213 15c5-4 5-5 5-6 0-2-3-5-5-5s-4 3-6 5c-30 33-59 66-88 99-16-50-19-60-28-79-4-9-13-29-47-29-22 0-32 20-32 25 0 1 0 5 4 5s5-2 5-5c6-15 19-16 21-16 12 0 23 30 29 46 13 31 26 75 26 76s0 1-4 4c-29 33-59 66-89 98-4 5-4 6-4 7 0 2 2 4 4 4 4 0 6-2 7-4 30-32 58-65 88-98 13 41 18 55 26 76 6 11 15 31 49 31 22 0 33-20 33-26 0-2-2-4-6-4s-3 2-4 5c-5 10-13 16-21 16-20 0-46-93-55-122 31-34 62-68 92-103z"><text:p/></draw:path><draw:path draw:style-name="gr3" draw:text-style-name="P5" svg:width="0.0264in" svg:height="0.0547in" svg:x="0.0953in" svg:y="0in" svg:viewBox="0 0 68 140" svg:d="M65 24c2-5 3-7 3-9 0-8-8-15-16-15-10 0-14 9-15 13-12 39-24 77-36 117 0 1-1 2-1 4 0 4 8 6 10 6s2 0 4-5c17-37 34-73 51-111z"><text:p/></draw:path><draw:path draw:style-name="gr3" draw:text-style-name="P5" svg:width="0.035in" svg:height="0.1512in" svg:x="0.1476in" svg:y="0.0071in" svg:viewBox="0 0 90 385" svg:d="M90 381c0-1 0-1-6-8-49-49-61-122-61-179 0-69 14-136 62-183 5-5 5-5 5-7 0-3-2-4-4-4-4 0-39 26-62 76-19 42-24 85-24 118 0 28 4 75 26 119 23 47 56 72 60 72 2 0 4-1 4-4z"><text:p/></draw:path><draw:path draw:style-name="gr3" draw:text-style-name="P5" svg:width="0.0697in" svg:height="0.0976in" svg:x="0.1961in" svg:y="0.0543in" svg:viewBox="0 0 178 249" svg:d="M177 24c1-5 1-6 1-9 0-7-5-11-11-11-3 0-10 3-13 8-1 2-4 14-6 21-3 10-5 21-7 31-6 23-12 46-18 69-1 7-17 33-44 33-20 0-23-16-23-31 0-17 7-41 20-76 5-15 8-19 8-27 0-18-14-32-32-32-38 0-52 56-52 59 0 5 4 5 5 5 4 0 4-1 6-8 11-36 26-47 40-47 2 0 8 0 8 12 0 10-3 20-6 27-16 41-22 63-22 81 0 34 24 46 47 46 15 0 29-7 39-18-5 20-9 40-25 60-11 12-25 23-43 23-5 0-23-1-29-16 6 0 11 0 16-5 5-2 8-7 8-14 0-12-10-14-14-14-9 0-21 6-21 26 0 17 16 32 40 32 40 0 80-34 91-77 12-50 25-99 37-148z"><text:p/></draw:path><draw:path draw:style-name="gr3" draw:text-style-name="P5" svg:width="0.035in" svg:height="0.1512in" svg:x="0.2807in" svg:y="0.0071in" svg:viewBox="0 0 90 385" svg:d="M90 194c0-31-4-77-26-121-23-48-56-73-60-73-3 0-4 2-4 4s0 2 8 9c37 38 59 99 59 181 0 64-14 132-62 180-5 6-5 6-5 7 0 2 1 4 4 4 4 0 39-26 61-76 20-42 25-85 25-115z"><text:p/></draw:path><draw:path draw:style-name="gr3" draw:text-style-name="P5" svg:width="0.1004in" svg:height="0.0354in" svg:x="0.3819in" svg:y="0.0661in" svg:viewBox="0 0 256 91" svg:d="M244 17c6 0 12-2 12-9 0-8-6-8-12-8-77 0-155 0-232 0-4 0-12 0-12 8 0 7 8 9 13 9 77 0 154 0 231 0zM244 91c6 0 12 0 12-7 0-9-6-9-12-9-77 0-154 0-231 0-5 0-13 0-13 9 0 7 8 7 12 7 77 0 155 0 232 0z"><text:p/></draw:path><draw:path draw:style-name="gr3" draw:text-style-name="P5" svg:width="0.0638in" svg:height="0.1035in" svg:x="0.5394in" svg:y="0.0213in" svg:viewBox="0 0 163 264" svg:d="M163 133c0-31-2-61-16-90-18-37-49-43-66-43-23 0-51 10-67 45-13 28-14 57-14 88 0 29 1 64 16 91 18 32 46 40 64 40 21 0 51-8 68-45 13-25 15-55 15-86zM80 255c-14 0-37-10-44-45-4-23-4-59-4-81 0-26 0-51 3-72 7-45 36-49 45-49 13 0 39 7 46 45 4 22 4 52 4 76 0 28 0 55-4 79-6 36-28 47-46 47z"><text:p/></draw:path><draw:path draw:style-name="gr3" draw:text-style-name="P5" svg:width="0.1004in" svg:height="0.0354in" svg:x="0.6602in" svg:y="0.0661in" svg:viewBox="0 0 256 91" svg:d="M244 17c6 0 12-2 12-9 0-8-6-8-12-8-77 0-155 0-232 0-4 0-12 0-12 8 0 7 8 9 13 9 77 0 154 0 231 0zM244 91c6 0 12 0 12-7 0-9-6-9-12-9-77 0-154 0-231 0-5 0-13 0-13 9 0 7 8 7 12 7 77 0 155 0 232 0z"><text:p/></draw:path><draw:path draw:style-name="gr3" draw:text-style-name="P5" svg:width="0.0555in" svg:height="0.1063in" svg:x="0.8197in" svg:y="0.0161in" svg:viewBox="0 0 142 271" svg:d="M74 4c0-1 0-4-6-4-9 0-36 3-46 3-3 1-8 1-8 8 0 6 4 6 9 6 19 0 20 2 20 6 0 2-3 16-6 23-11 42-21 84-32 127-4 18-5 25-5 38 0 36 20 60 48 60 47 0 94-56 94-113 0-35-21-61-52-61-17 0-34 11-45 23 10-39 19-77 29-116zM37 150c3-8 3-9 6-14 19-25 36-30 46-30 14 0 24 11 24 36 0 23-12 67-18 80-14 27-31 40-47 40-13 0-25-10-25-39 0-6 0-13 6-38 3-12 5-24 8-35z"><text:p/></draw:path></draw:g>, <text:span text:style-name="T9">כדרוש. </text:span></text:p>
        </text:list-item>
      </text:list>
      <text:p text:style-name="P21"><draw:g text:anchor-type="as-char" svg:y="-0.1134in" draw:z-index="115" draw:name="Shape116" draw:style-name="gr1"><svg:title>TexMaths</svg:title><svg:desc>11§display§\QED§svg§600§FALSE§</svg:desc><draw:path draw:style-name="gr2" draw:text-style-name="P4" svg:width="0.6894in" svg:height="0.0972in" svg:x="-0.0004in" svg:y="0.0071in" svg:viewBox="0 0 1752 248" svg:d="M0 0c584 0 1168 0 1752 0 0 83 0 165 0 248-584 0-1168 0-1752 0 0-83 0-165 0-248z"><text:p/></draw:path><draw:path draw:style-name="gr3" draw:text-style-name="P5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5" svg:width="0.0157in" svg:height="0.0157in" svg:x="0.1441in" svg:y="0.0925in" svg:viewBox="0 0 41 41" svg:d="M41 21c0-12-10-21-21-21-12 0-20 9-20 21 0 11 8 20 20 20 11 0 21-9 21-20z"><text:p/></draw:path><draw:path draw:style-name="gr3" draw:text-style-name="P5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5" svg:width="0.0157in" svg:height="0.0157in" svg:x="0.3in" svg:y="0.0925in" svg:viewBox="0 0 41 41" svg:d="M41 21c0-12-9-21-20-21-12 0-21 9-21 21 0 11 9 20 21 20 11 0 20-9 20-20z"><text:p/></draw:path><draw:path draw:style-name="gr3" draw:text-style-name="P5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5" svg:width="0.0161in" svg:height="0.0157in" svg:x="0.4736in" svg:y="0.0925in" svg:viewBox="0 0 42 41" svg:d="M42 21c0-12-10-21-21-21s-21 9-21 21c0 11 10 20 21 20s21-9 21-20z"><text:p/></draw:path><draw:path draw:style-name="gr3" draw:text-style-name="P5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ג)</text:h>
      <text:p text:style-name="P26">צ.ל.: </text:p>
      <text:p text:style-name="P12"><draw:g text:anchor-type="as-char" svg:y="-0.1744in" draw:z-index="117" draw:name="Shape117" draw:style-name="gr1"><svg:title>TexMaths</svg:title><svg:desc>11§display§\chi^{(E)}_{A \triangle B} = \lambda y \in E. \max \left\{ \chi^{(E)}_A(y), \chi^{(E)}_B(y) \left \} - \chi^{(E)}_A(y) \cdot \chi^{(E)}_B(y) := \chi'§svg§600§FALSE§</svg:desc><draw:path draw:style-name="gr2" draw:text-style-name="P4" svg:width="4.302in" svg:height="0.2575in" svg:x="0.0028in" svg:y="0.0071in" svg:viewBox="0 0 10928 655" svg:d="M5465 655c-1822 0-3643 0-5465 0 0-218 0-437 0-655 3642 0 7286 0 10928 0 0 218 0 437 0 655-1821 0-3642 0-5463 0z"><text:p/></draw:path><draw:path draw:style-name="gr3" draw:text-style-name="P5" svg:width="0.0854in" svg:height="0.098in" svg:x="-0.0004in" svg:y="0.1075in" svg:viewBox="0 0 218 250" svg:d="M213 14c5-3 5-4 5-5 0-2-1-5-5-5-2 0-4 2-6 5-30 33-58 65-88 98-16-49-19-59-28-79-4-9-13-28-47-28-22 0-32 20-32 25 1 1 0 4 5 4 3 0 4-3 4-4 7-15 19-17 21-17 12 0 23 29 30 47 12 30 25 75 25 76-1 1 0 1-3 4-30 33-60 66-90 99-4 5-4 6-4 7 0 2 2 4 4 4 4 0 6-2 7-4 30-33 58-66 88-99 13 40 18 55 26 77 6 11 15 31 49 31 22 0 33-20 33-25 0-3-1-5-5-5s-4 2-5 6c-4 10-13 15-21 15-20 0-46-93-55-123 31-34 62-70 92-104z"><text:p/></draw:path><draw:path draw:style-name="gr3" draw:text-style-name="P5" svg:width="0.0272in" svg:height="0.1063in" svg:x="0.1024in" svg:y="0.0154in" svg:viewBox="0 0 70 271" svg:d="M65 0c-51 36-65 94-65 135 0 39 12 97 65 136 2 0 5 0 5-3s0-3-2-5c-36-32-49-78-49-128 0-72 27-109 50-128 1-1 1-3 1-4 0-3-3-3-5-3z"><text:p/></draw:path><draw:path draw:style-name="gr3" draw:text-style-name="P5" svg:width="0.0819in" svg:height="0.072in" svg:x="0.1453in" svg:y="0.0236in" svg:viewBox="0 0 209 184" svg:d="M196 121c1-3 1-4 1-5 0-2-1-4-4-4-2 0-3 0-4 1-1 3 0 1-3 8-18 39-32 53-76 53-15 0-31 0-46 0-8 0-9-1-9-3 0-3 0-1 1-6 7-24 12-48 19-73 10 0 20 0 30 0 22 0 25 4 25 14 0 2-1 6-2 12-1 2-1 2-1 3 1 1 1 3 4 3 4 0 4-1 5-5 6-20 10-40 16-60 0-3 0-3 0-4 0-2-2-3-5-3s-3 1-5 6c-6 21-13 25-36 25-10 0-19 0-29 0 6-21 11-43 17-64 2-9 2-9 13-9 14 0 29 0 44 0 36 0 45 7 45 31 0 6-1 15-1 16 0 2 1 5 4 5 5 0 5-3 5-7 2-15 3-32 5-47 1-8-1-8-8-8-49 0-100 0-149 0-6 0-8 0-8 6 0 4 2 4 9 4 4 0 5 0 10 0 5 1 5 1 5 4 0 1 0 5-1 6-12 47-23 93-35 141-2 11-3 13-24 13-5 0-8 0-8 5s3 5 8 5c50 0 102 0 153 0 6 0 7 0 10-6 8-19 16-38 25-57z"><text:p/></draw:path><draw:path draw:style-name="gr3" draw:text-style-name="P5" svg:width="0.0272in" svg:height="0.1063in" svg:x="0.2406in" svg:y="0.0154in" svg:viewBox="0 0 70 271" svg:d="M6 0c-3 0-6 0-6 3 0 1 1 3 2 5 24 21 50 58 50 127 0 57-18 99-46 126-6 4-6 5-6 7 0 1 1 3 3 3 4 0 30-18 48-52 12-23 19-52 19-84 0-38-11-96-64-135z"><text:p/></draw:path><draw:path draw:style-name="gr3" draw:text-style-name="P5" svg:width="0.0799in" svg:height="0.0756in" svg:x="0.0961in" svg:y="0.1445in" svg:viewBox="0 0 204 193" svg:d="M41 160c-10 15-19 22-34 23-4 0-7 0-7 5 0 4 2 5 4 5 7 0 16-1 24-1s19 1 27 1c1 0 6 0 6-7 0-3-4-3-5-3-2 0-12-1-12-8 0-3 2-8 4-11 7-11 15-22 21-33 27 0 52 0 78 0 3 14 5 30 7 45-1 2-3 7-19 7-3 0-7 0-7 5 0 1 1 5 4 5 8 0 28-1 35-1 5 0 11 0 16 0s11 1 15 1 6-3 6-6c0-4-4-4-8-4-16 0-16-2-17-9-7-55-16-111-24-166 0-7-2-8-6-8-6 0-7 2-9 6-33 51-66 102-99 154zM76 121c19-30 38-58 57-88 5 30 8 58 12 88-23 0-46 0-69 0z"><text:p/></draw:path><draw:path draw:style-name="gr3" draw:text-style-name="P5" svg:width="0.0902in" svg:height="0.076in" svg:x="0.1906in" svg:y="0.1441in" svg:viewBox="0 0 230 194" svg:d="M122 6c-3-5-5-6-8-6s-4 3-6 6c-35 58-71 116-106 176-2 3-2 4-2 5 0 7 6 7 10 7 69 0 140 0 209 0 4 0 11 0 11-7 0-2 0-2-2-5-35-60-71-118-106-176zM114 20c32 54 65 107 97 161-65 0-128 0-193 0 32-54 65-107 96-161z"><text:p/></draw:path><draw:path draw:style-name="gr3" draw:text-style-name="P5" svg:width="0.0811in" svg:height="0.0724in" svg:x="0.2976in" svg:y="0.1472in" svg:viewBox="0 0 207 185" svg:d="M32 164c-2 9-3 11-24 11-5 0-8 0-8 6 0 4 3 4 8 4 35 0 70 0 105 0 45 0 81-31 81-58 0-19-18-36-47-39 32-5 60-26 60-49 0-21-21-39-56-39-33 0-65 0-98 0-6 0-9 0-9 6 0 4 3 4 9 4 3 0 5 0 10 0 5 1 6 1 6 4s0 3-1 6c-12 48-24 96-36 144zM75 85c5-22 11-44 16-66 3-8 4-9 15-9 13 0 27 0 40 0 29 0 34 18 34 29 0 22-24 46-60 46-15 0-30 0-45 0zM63 175c-9 0-9 0-9-2 0-1 0-2 1-7 7-25 12-49 19-74 18 0 38 0 57 0 25 0 35 17 35 33 0 27-27 50-60 50-15 0-29 0-43 0z"><text:p/></draw:path><draw:path draw:style-name="gr3" draw:text-style-name="P5" svg:width="0.1004in" svg:height="0.035in" svg:x="0.4457in" svg:y="0.118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748in" svg:height="0.1075in" svg:x="0.6055in" svg:y="0.0693in" svg:viewBox="0 0 191 274" svg:d="M118 155c16 41 35 100 40 109 7 9 10 9 21 9 4 0 6 0 9 0 3-1 3-3 3-4s0-1-1-4c-4-4-6-10-8-17-27-74-53-147-80-220-7-22-28-28-47-28-2 0-7 0-7 4s3 4 4 5c12 2 15 4 25 31 12 35 25 69 37 104-35 35-71 71-106 106-5 5-8 8-8 12 0 7 6 12 12 12 7 0 10-4 13-9 31-37 62-73 93-110z"><text:p/></draw:path><draw:path draw:style-name="gr3" draw:text-style-name="P5" svg:width="0.0697in" svg:height="0.098in" svg:x="0.6909in" svg:y="0.1075in" svg:viewBox="0 0 178 250" svg:d="M177 23c1-5 1-5 1-9 0-6-5-10-11-10-4 0-10 3-13 8-1 2-4 14-5 21-4 10-6 21-8 31-6 23-12 46-18 69-2 7-18 33-44 33-20 0-24-16-24-31 0-18 7-41 20-76 6-16 8-19 8-27 0-18-13-32-32-32-37 0-51 56-51 59 0 4 3 3 4 4 5 0 5 0 7-7 10-36 25-48 39-48 3 0 9 0 9 13 0 10-3 20-6 26-16 42-22 64-22 82 0 34 24 46 47 46 14 0 28-7 39-18-5 20-10 39-26 60-10 13-24 24-41 24-6 0-24-1-30-16 6 0 11 0 16-5 5-3 8-8 8-15 0-12-10-13-14-13-9 0-22 5-22 24 0 20 17 34 42 34 39 0 79-35 90-79 12-50 25-98 37-148z"><text:p/></draw:path><draw:path draw:style-name="gr3" draw:text-style-name="P5" svg:width="0.0756in" svg:height="0.0882in" svg:x="0.8217in" svg:y="0.0925in" svg:viewBox="0 0 193 225" svg:d="M179 120c7 0 14 0 14-8 0-7-7-7-14-7-55 0-109 0-164 0 5-52 50-90 104-90 20 0 41 0 60 0 7 0 14 0 14-7 0-8-7-8-14-8-21 0-40 0-61 0-66 0-118 51-118 112 0 62 52 113 118 113 21 0 40 0 61 0 7 0 14 0 14-8s-7-8-14-8c-19 0-40 0-60 0-54 0-99-37-104-89 55 0 109 0 164 0z"><text:p/></draw:path><draw:path draw:style-name="gr3" draw:text-style-name="P5" svg:width="0.1098in" svg:height="0.1031in" svg:x="0.9587in" svg:y="0.0709in" svg:viewBox="0 0 280 263" svg:d="M259 173c1-2 2-5 2-6-1-2 0-4-5-4-4 0-4 2-5 5-25 58-40 83-106 83-18 0-37 0-56 0-5 0-6 0-9 0-3-1-4-1-4-4 0-2 0-3 1-9 9-35 18-71 26-106 14 0 26 0 39 0 33 0 33 9 33 18 0 3 0 7-3 20 0 1-1 2-1 3 0 2 2 4 5 4s4-1 6-7c7-31 14-61 22-91 0-2-3-4-5-4-3 0-4 2-5 8-8 28-16 37-51 37-12 0-24 0-36 0 7-31 15-62 23-92 3-14 4-16 21-16 18 0 36 0 55 0 46 0 58 11 58 43 0 9 0 10-1 21 0 2-1 4-1 7 0 2 1 4 4 4 5 0 6-2 6-10 2-22 5-44 7-66 2-11 0-11-9-11-65 0-131 0-196 0-8 0-11 0-11 8 0 4 3 4 11 4 14 0 25 0 25 7 0 2 0 3-2 10-18 68-34 136-52 204-3 15-4 18-35 18-6 0-10 0-10 8 0 4 3 4 10 4 67 0 134 0 201 0 9 0 9 0 12-7 12-28 23-56 36-83z"><text:p/></draw:path><draw:path draw:style-name="gr3" draw:text-style-name="P5" svg:width="0.0157in" svg:height="0.0157in" svg:x="1.0866in" svg:y="0.1583in" svg:viewBox="0 0 41 41" svg:d="M41 20c0-11-9-20-20-20s-21 9-21 20c0 12 10 21 21 21s20-9 20-21z"><text:p/></draw:path><draw:path draw:style-name="gr3" draw:text-style-name="P5" svg:width="0.1189in" svg:height="0.0669in" svg:x="1.1461in" svg:y="0.1075in" svg:viewBox="0 0 303 171" svg:d="M31 37c0 35 0 70 0 104 0 18-5 18-31 18 0 3 0 7 0 12 14 0 34-1 44-1s31 1 43 1c0-5 0-9 0-12-25 0-30 0-30-18 0-23 0-47 0-71 0-40 28-62 53-62 24 0 29 21 29 43 0 29 0 60 0 90 0 18-5 18-31 18 0 3 0 7 0 12 13 0 33-1 44-1 10 0 30 1 43 1 0-5 0-9 0-12-26 0-30 0-30-18 0-23 0-47 0-71 0-40 28-62 52-62s28 21 28 43c0 29 0 60 0 90 0 18-4 18-29 18 0 3 0 7 0 12 13 0 33-1 44-1 10 0 29 1 43 1 0-5 0-9 0-12-20 0-30 0-31-11 0-26 0-50 0-75 0-33 0-45-11-59-6-6-19-14-41-14-33 0-49 23-56 37-6-33-34-37-52-37-28 0-46 17-57 41 0-13 0-28 0-41-19 1-36 3-55 4 0 5 0 8 0 13 28 0 31 2 31 20z"><text:p/></draw:path><draw:path draw:style-name="gr3" draw:text-style-name="P5" svg:width="0.0681in" svg:height="0.0693in" svg:x="1.2748in" svg:y="0.1063in" svg:viewBox="0 0 174 177" svg:d="M112 143c1 16 12 32 30 32 9 0 32-5 32-36 0-8 0-16 0-22-3 0-6 0-9 0 0 6 0 14 0 22 0 22-10 24-14 24-13 0-15-18-15-19 0-26 0-52 0-78 0-15 0-31-14-45-15-15-34-21-53-21-32 0-58 18-58 43 0 12 8 19 18 19 11 0 17-8 17-18 0-5-1-18-20-18 11-14 30-18 42-18 20 0 42 15 42 49 0 5 0 10 0 15-20 1-47 2-71 14-29 13-39 33-39 51 0 30 37 40 62 40s43-15 50-34zM110 80c0 14 0 26 0 39 0 36-29 49-46 49-19 0-34-13-34-33 0-21 16-52 80-55z"><text:p/></draw:path><draw:path draw:style-name="gr3" draw:text-style-name="P5" svg:width="0.0764in" svg:height="0.065in" svg:x="1.3461in" svg:y="0.1091in" svg:viewBox="0 0 195 166" svg:d="M107 75c11-14 26-33 35-43 12-14 27-20 46-20 0-4 0-8 0-12-10 0-22 1-32 1-12 0-32-1-37-1 0 4 0 8 0 12 9 0 11 5 11 11s-3 12-6 14c-7 10-16 20-24 30-10-13-20-25-30-38-3-5-3-6-3-8 0-6 6-9 13-9 0-4 0-8 0-12-10 0-35 1-41 1-8 0-27-1-37-1 0 4 0 8 0 12 27 0 28 0 45 23 14 17 26 33 39 50-12 15-24 31-36 46-19 22-42 23-50 23 0 3 0 8 0 12 10-1 22-1 32-1 11 0 27 1 37 1 0-4 0-9 0-12-8-1-12-6-12-12 0-9 12-21 35-48 10 13 20 25 30 38 2 5 8 10 8 12 0 4-3 10-14 10 0 3 0 8 0 12 12 0 34-1 41-1 11 0 27 0 38 1 0-4 0-9 0-12-21 0-28-1-37-12-17-22-34-45-51-67z"><text:p/></draw:path><draw:path draw:style-name="gr3" draw:text-style-name="P5" svg:width="0.0646in" svg:height="0.2732in" svg:x="1.4681in" svg:y="-0.0004in" svg:viewBox="0 0 165 695" svg:d="M97 454c0-25 0-30-3-41-13-35-47-55-72-65 44-19 66-45 73-72 1-4 2-12 2-13 0-58 0-117 0-174 0-33 25-57 61-72 7-3 7-3 7-9 0-7 0-8-8-8-11 0-40 14-56 26-13 11-33 32-34 59 0 31 0 63 0 93 0 20 0 40 0 60 0 34 0 47-20 71-4 6-15 18-41 30-6 2-6 3-6 9 0 5 0 6 8 10 40 17 59 50 59 75 0 54 0 108 0 160 0 19 0 42 20 62 9 9 18 17 35 26 6 3 25 14 35 14 8 0 8-1 8-8 0-6 0-7-3-8-23-10-57-28-64-64-1-4-1-17-1-26 0-45 0-90 0-135z"><text:p/></draw:path><draw:path draw:style-name="gr3" draw:text-style-name="P5" svg:width="0.0854in" svg:height="0.098in" svg:x="1.5563in" svg:y="0.1075in" svg:viewBox="0 0 218 250" svg:d="M213 14c5-3 5-4 5-5 0-2-2-5-5-5-2 0-4 2-6 5-30 33-58 65-88 98-17-49-19-59-28-79-4-9-13-28-47-28-22 0-32 20-32 25 1 1 0 4 5 4 3 0 4-3 4-4 7-15 19-17 21-17 11 0 23 29 30 47 12 30 25 75 25 76-1 1 0 1-3 4-30 33-60 66-90 99-4 5-4 6-4 7 0 2 2 4 4 4 4 0 5-2 7-4 30-33 58-66 88-99 13 40 18 55 26 77 6 11 15 31 49 31 22 0 33-20 33-25 0-3-2-5-6-5s-3 2-4 6c-4 10-13 15-21 15-20 0-46-93-55-123 31-34 62-70 92-104z"><text:p/></draw:path><draw:path draw:style-name="gr3" draw:text-style-name="P5" svg:width="0.0272in" svg:height="0.1063in" svg:x="1.6591in" svg:y="0.0154in" svg:viewBox="0 0 70 271" svg:d="M65 0c-51 36-65 94-65 135 0 39 12 97 65 136 2 0 5 0 5-3s0-3-2-5c-36-32-49-78-49-128 0-72 27-109 50-128 1-1 1-3 1-4 0-3-3-3-5-3z"><text:p/></draw:path><draw:path draw:style-name="gr3" draw:text-style-name="P5" svg:width="0.0819in" svg:height="0.072in" svg:x="1.7016in" svg:y="0.0236in" svg:viewBox="0 0 209 184" svg:d="M196 121c1-3 1-4 1-5 0-2-1-4-4-4-2 0-3 0-4 1-1 3-1 1-3 8-18 39-32 53-76 53-15 0-31 0-46 0-9 0-9-1-9-3 0-3 0-1 1-6 7-24 12-48 19-73 10 0 20 0 30 0 22 0 25 4 25 14 0 2-1 6-2 12-1 2-1 2-1 3 1 1 0 3 4 3s4-1 5-5c6-20 10-40 16-60 0-3 0-3 0-4 0-2-2-3-5-3s-3 1-5 6c-6 21-13 25-36 25-10 0-19 0-29 0 6-21 11-43 17-64 2-9 2-9 13-9 14 0 29 0 44 0 36 0 45 7 45 31 0 6-1 15-1 16 0 2 0 5 4 5 5 0 5-3 5-7 2-15 3-32 5-47 0-8-1-8-8-8-49 0-100 0-149 0-6 0-9 0-9 6 0 4 3 4 10 4 3 0 4 0 10 0 5 1 5 1 5 4 0 1 0 5-1 6-12 47-23 93-35 141-2 11-3 13-24 13-5 0-8 0-8 5s3 5 8 5c50 0 102 0 153 0 6 0 7 0 10-6 8-19 16-38 25-57z"><text:p/></draw:path><draw:path draw:style-name="gr3" draw:text-style-name="P5" svg:width="0.0272in" svg:height="0.1063in" svg:x="1.7969in" svg:y="0.0154in" svg:viewBox="0 0 70 271" svg:d="M6 0c-3 0-6 0-6 3 0 1 1 3 2 5 23 21 50 58 50 127 0 57-18 99-46 126-6 4-6 5-6 7 0 1 1 3 3 3 4 0 30-18 48-52 12-23 19-52 19-84 0-38-11-96-64-135z"><text:p/></draw:path><draw:path draw:style-name="gr3" draw:text-style-name="P5" svg:width="0.0799in" svg:height="0.0756in" svg:x="1.6528in" svg:y="0.1429in" svg:viewBox="0 0 204 193" svg:d="M41 161c-10 14-19 21-34 22-4 1-7 1-7 5s2 5 3 5c8 0 17-1 25-1 7 0 19 1 27 1 1 0 6 0 6-6 0-3-4-4-5-4-2 0-12 0-12-8 0-3 2-8 4-10 7-12 15-23 21-34 27 0 52 0 78 0 3 14 4 30 6 45 0 2-2 7-18 7-3 0-7 0-7 6 0 1 1 4 4 4 8 0 28-1 35-1 5 0 11 0 16 0 5 1 11 1 15 1s6-3 6-6c0-4-4-4-8-4-16 0-16-2-17-9-7-55-16-111-24-166-1-6-2-8-6-8-6 0-7 2-9 7-33 51-66 102-99 154zM76 121c19-30 38-58 57-88 5 30 8 58 12 88-23 0-46 0-69 0z"><text:p/></draw:path><draw:path draw:style-name="gr3" draw:text-style-name="P5" svg:width="0.0346in" svg:height="0.1512in" svg:x="1.8598in" svg:y="0.061in" svg:viewBox="0 0 89 385" svg:d="M89 381c0-1 0-2-6-9-49-47-61-120-61-179 0-68 15-135 63-183 4-4 4-6 4-7 0-2-1-3-3-3-5 0-39 26-62 75-20 43-24 86-24 118 0 30 4 77 25 121 23 47 56 71 61 71 2 0 3-1 3-4z"><text:p/></draw:path><draw:path draw:style-name="gr3" draw:text-style-name="P5" svg:width="0.0697in" svg:height="0.098in" svg:x="1.9083in" svg:y="0.1075in" svg:viewBox="0 0 178 250" svg:d="M177 23c1-5 1-5 1-9 0-6-5-10-11-10-4 0-10 3-14 8 0 2-3 14-4 21-4 10-6 21-9 31-6 23-11 46-17 69-2 7-18 33-44 33-20 0-24-16-24-31 0-18 7-41 20-76 6-16 8-19 8-27 0-18-13-32-32-32-37 0-51 56-51 59 0 4 3 4 4 4 5 0 5 0 7-7 10-36 25-48 39-48 3 0 9 0 9 13 0 10-3 20-6 26-16 42-22 64-22 82 0 34 24 46 47 46 14 0 28-7 39-18-6 20-10 39-26 60-10 13-24 24-41 24-6 0-24-1-30-16 5 0 11 0 16-5 4-3 8-8 8-15 0-12-11-13-14-13-9 0-22 5-22 24 0 20 17 34 42 34 39 0 79-35 90-79 12-50 25-98 37-148z"><text:p/></draw:path><draw:path draw:style-name="gr3" draw:text-style-name="P5" svg:width="0.0346in" svg:height="0.1512in" svg:x="1.9929in" svg:y="0.061in" svg:viewBox="0 0 89 385" svg:d="M89 193c0-30-4-77-25-120-23-49-56-73-61-73-2 0-3 1-3 3 0 1 0 3 7 9 38 39 60 100 60 181 0 66-14 134-63 181-4 5-4 6-4 7 0 2 1 4 3 4 5 0 39-25 62-75 20-41 24-84 24-117z"><text:p/></draw:path><draw:path draw:style-name="gr3" draw:text-style-name="P5" svg:width="0.0173in" svg:height="0.0453in" svg:x="2.0563in" svg:y="0.1583in" svg:viewBox="0 0 45 116" svg:d="M45 41c0-27-10-41-25-41-12 0-20 10-20 20 0 11 8 21 20 21 4 0 10-1 13-6 2 0 1-1 2-1s1 1 1 7c0 28-13 51-26 64-4 4-4 5-4 6 0 2 2 5 4 5 4 0 35-30 35-75z"><text:p/></draw:path><draw:path draw:style-name="gr3" draw:text-style-name="P5" svg:width="0.0854in" svg:height="0.098in" svg:x="2.1154in" svg:y="0.1075in" svg:viewBox="0 0 218 250" svg:d="M213 14c5-3 5-4 5-5 0-2-1-5-5-5-2 0-3 2-6 5-30 33-58 65-88 98-16-49-19-59-28-79-4-9-13-28-47-28-22 0-32 20-32 25 1 1 0 4 5 4 3 0 4-3 5-4 6-15 18-17 20-17 12 0 23 29 30 47 13 30 25 75 25 76-1 1 0 1-3 4-30 33-60 66-90 99-4 5-4 6-4 7 0 2 2 4 6 4 2 0 4-2 5-4 30-33 59-66 89-99 12 40 17 55 27 77 4 11 13 31 47 31 23 0 33-20 33-25 0-3-1-5-5-5s-4 2-5 6c-3 10-13 15-21 15-20 0-46-93-54-123 31-34 61-70 91-104z"><text:p/></draw:path><draw:path draw:style-name="gr3" draw:text-style-name="P5" svg:width="0.0272in" svg:height="0.1063in" svg:x="2.2181in" svg:y="0.0154in" svg:viewBox="0 0 70 271" svg:d="M65 0c-52 36-65 94-65 135 0 39 11 97 65 136 2 0 5 0 5-3s-1-3-3-5c-36-32-49-78-49-128 0-72 28-109 50-128 1-1 2-3 2-4 0-3-3-3-5-3z"><text:p/></draw:path><draw:path draw:style-name="gr3" draw:text-style-name="P5" svg:width="0.0819in" svg:height="0.072in" svg:x="2.2606in" svg:y="0.0236in" svg:viewBox="0 0 209 184" svg:d="M196 121c2-3 2-4 2-5 0-2-1-4-5-4-2 0-2 0-3 1-1 0-1 1-4 8-18 39-32 53-76 53-15 0-31 0-46 0-8 0-8-1-8-3 0-3 0-1 1-6 6-24 12-48 18-73 10 0 21 0 31 0 21 0 24 4 24 14 0 2-1 6-2 12 0 2 0 2 0 3 1 1 0 3 4 3 3 0 3-1 4-5 6-20 10-40 16-60 1-3 1-3 1-4 0-2-2-3-4-3-5 0-5 1-6 6-7 21-14 25-37 25-10 0-19 0-29 0 6-21 11-43 17-64 2-9 2-9 14-9 14 0 30 0 44 0 35 0 44 7 44 31 0 6-1 15-1 16 0 2 1 5 4 5 5 0 5-3 6-7 1-15 3-32 4-47 1-8-1-8-8-8-49 0-99 0-148 0-6 0-9 0-9 6 0 4 2 4 9 4 4 0 5 0 10 0 5 1 6 1 6 4 0 1-1 5-1 6-12 47-24 93-36 141-2 11-2 13-23 13-6 0-9 0-9 5s3 5 9 5c50 0 102 0 153 0 6 0 6 0 9-6 8-19 16-38 25-57z"><text:p/></draw:path><draw:path draw:style-name="gr3" draw:text-style-name="P5" svg:width="0.0268in" svg:height="0.1063in" svg:x="2.3563in" svg:y="0.0154in" svg:viewBox="0 0 69 271" svg:d="M4 0c-2 0-4 0-4 3 0 1 0 3 2 5 23 21 50 58 50 127 0 57-18 99-48 126-4 4-4 5-4 7 0 1 0 3 3 3 4 0 29-18 47-52 12-23 19-52 19-84 0-38-11-96-65-135z"><text:p/></draw:path><draw:path draw:style-name="gr3" draw:text-style-name="P5" svg:width="0.0811in" svg:height="0.0724in" svg:x="2.2134in" svg:y="0.1461in" svg:viewBox="0 0 207 185" svg:d="M32 164c-2 9-3 11-24 11-5 0-8 0-8 6 0 4 3 4 8 4 35 0 70 0 105 0 45 0 81-31 81-57 0-20-18-37-47-40 32-5 60-26 60-49 0-21-21-39-56-39-33 0-65 0-98 0-6 0-9 0-9 7 0 3 3 3 9 3 3 0 5 0 10 1 5 0 6 1 6 3 0 1 0 3-1 6-12 48-24 96-36 144zM75 85c5-22 11-44 16-66 3-8 4-9 15-9 13 0 27 0 40 0 29 0 34 19 34 29 0 22-24 46-60 46-15 0-30 0-45 0zM63 175c-9 0-9 0-9-2s0-2 1-6c7-25 12-49 19-75 18 0 38 0 57 0 25 0 35 18 35 33 0 27-27 50-60 50-15 0-29 0-43 0z"><text:p/></draw:path><draw:path draw:style-name="gr3" draw:text-style-name="P5" svg:width="0.035in" svg:height="0.1512in" svg:x="2.4185in" svg:y="0.061in" svg:viewBox="0 0 90 385" svg:d="M90 381c0-1 0-2-6-9-49-47-61-120-61-179 0-68 14-135 62-183 5-4 5-6 5-7 0-2-2-3-4-3-3 0-39 26-62 75-20 43-24 86-24 118 0 30 4 77 25 121 25 47 58 71 61 71 2 0 4-1 4-4z"><text:p/></draw:path><draw:path draw:style-name="gr3" draw:text-style-name="P5" svg:width="0.0697in" svg:height="0.098in" svg:x="2.4669in" svg:y="0.1075in" svg:viewBox="0 0 178 250" svg:d="M177 23c1-5 1-5 1-9 0-6-5-10-11-10-3 0-10 3-13 8-1 2-4 14-5 21-4 10-6 21-8 31-6 23-12 46-18 69-1 7-17 33-44 33-20 0-23-16-23-31 0-18 7-41 19-76 6-16 9-19 9-27 0-18-14-32-32-32-38 0-52 56-52 59 0 4 4 4 6 4 3 0 3 0 5-7 11-36 26-48 40-48 2 0 8 0 8 13 0 10-3 20-6 26-16 42-22 64-22 82 0 34 24 46 47 46 16 0 29-7 39-18-5 20-9 39-25 60-11 13-25 24-42 24-6 0-24-1-30-16 6 0 11 0 16-5 5-3 8-8 8-15 0-12-10-13-14-13-9 0-21 5-21 24 0 20 16 34 41 34 39 0 79-35 90-79 12-50 25-98 37-148z"><text:p/></draw:path><draw:path draw:style-name="gr3" draw:text-style-name="P5" svg:width="0.035in" svg:height="0.1512in" svg:x="2.5516in" svg:y="0.061in" svg:viewBox="0 0 90 385" svg:d="M90 193c0-30-4-77-26-120-23-49-56-73-60-73-3 0-4 1-4 3 0 1 0 3 8 9 37 39 59 100 59 181 0 66-14 134-61 181-6 5-6 6-6 7 0 2 1 4 4 4 4 0 39-25 61-75 20-41 25-84 25-117z"><text:p/></draw:path><draw:path draw:style-name="gr3" draw:text-style-name="P5" svg:width="0.065in" svg:height="0.2732in" svg:x="2.6453in" svg:y="-0.0004in" svg:viewBox="0 0 166 695" svg:d="M98 457c0-34 0-47 20-72 4-4 16-17 43-28 4-3 5-4 5-9s0-5-1-7c-1 0-1 0-8-3-40-19-59-52-59-76 0-54 0-108 0-161 0-18 0-42-20-61-9-9-16-17-35-27-4-2-24-13-35-13-7 0-8 1-8 8 0 5 0 6 3 9 16 5 58 23 64 62 1 5 1 18 1 27 0 45 0 90 0 135 0 24 0 30 4 41 12 35 46 56 71 66-44 17-66 44-73 70-1 5-2 12-2 14 0 58 0 116 0 173 0 32-24 57-61 73-7 2-7 2-7 9s1 8 8 8c11 0 39-15 56-27 13-11 33-32 34-58 0-31 0-63 0-94 0-20 0-39 0-59z"><text:p/></draw:path><draw:path draw:style-name="gr3" draw:text-style-name="P5" svg:width="0.0921in" svg:height="0.0055in" svg:x="2.7417in" svg:y="0.1339in" svg:viewBox="0 0 235 15" svg:d="M222 15c7 0 13 0 13-7 0-8-6-8-13-8-69 0-139 0-209 0-6 0-13 0-13 8 0 7 7 7 13 7 70 0 140 0 209 0z"><text:p/></draw:path><draw:path draw:style-name="gr3" draw:text-style-name="P5" svg:width="0.0854in" svg:height="0.098in" svg:x="2.852in" svg:y="0.1075in" svg:viewBox="0 0 218 250" svg:d="M213 14c5-3 5-4 5-5 0-2-2-5-6-5-2 0-3 2-5 5-30 33-60 65-89 98-16-49-19-59-28-79-3-9-12-28-46-28-23 0-33 20-33 25 2 1 0 4 6 4 3 0 3-3 4-4 5-15 19-17 21-17 11 0 23 29 30 47 12 30 24 75 24 76-1 1 0 1-4 4-29 33-58 66-88 99-4 5-4 6-4 7 0 2 2 4 4 4 3 0 5-2 7-4 30-33 58-66 88-99 12 40 18 55 26 77 6 11 14 31 49 31 22 0 32-20 32-25 0-3-1-5-5-5s-4 2-5 6c-3 10-13 15-20 15-20 0-46-93-55-123 31-34 62-70 92-104z"><text:p/></draw:path><draw:path draw:style-name="gr3" draw:text-style-name="P5" svg:width="0.0272in" svg:height="0.1063in" svg:x="2.9547in" svg:y="0.0154in" svg:viewBox="0 0 70 271" svg:d="M65 0c-52 36-65 94-65 135 0 39 11 97 65 136 2 0 5 0 5-3s-1-3-2-5c-36-32-49-78-49-128 0-72 27-109 49-128 1-1 2-3 2-4 0-3-3-3-5-3z"><text:p/></draw:path><draw:path draw:style-name="gr3" draw:text-style-name="P5" svg:width="0.0819in" svg:height="0.072in" svg:x="2.9976in" svg:y="0.0236in" svg:viewBox="0 0 209 184" svg:d="M195 121c2-3 2-4 2-5 0-2-1-4-4-4-2 0-3 0-4 1-1 3-1 1-4 8-18 39-31 53-75 53-15 0-31 0-46 0-9 0-9-1-9-3 0-3 0-1 1-6 6-24 12-48 18-73 10 0 21 0 31 0 20 0 24 4 24 14 0 2 0 6-1 12-1 2-1 2-1 3 1 1 0 3 4 3s4-1 5-5c5-20 10-40 15-60 1-3 1-3 1-4 0-2-2-3-5-3s-4 1-5 6c-6 21-14 25-36 25-10 0-19 0-29 0 6-21 10-43 15-64 3-9 4-9 15-9 14 0 29 0 44 0 35 0 44 7 44 31 0 6-1 15-1 16 0 2 1 5 5 5 3 0 5-3 5-7 2-15 3-32 5-47 0-8-1-8-9-8-49 0-99 0-148 0-6 0-9 0-9 6 0 4 3 4 9 4 4 0 5 0 11 0 5 1 5 1 5 4 0 1-1 5-1 6-12 47-23 93-35 141-3 11-3 13-24 13-5 0-8 0-8 5s3 5 8 5c50 0 102 0 153 0 6 0 6 0 8-6 9-19 17-38 26-57z"><text:p/></draw:path><draw:path draw:style-name="gr3" draw:text-style-name="P5" svg:width="0.0272in" svg:height="0.1063in" svg:x="3.0929in" svg:y="0.0154in" svg:viewBox="0 0 70 271" svg:d="M6 0c-3 0-6 0-6 3 0 1 1 3 2 5 23 21 50 58 50 127 0 57-18 99-48 126-4 4-4 5-4 7 0 1 1 3 3 3 4 0 29-18 48-52 12-23 19-52 19-84 0-38-12-96-64-135z"><text:p/></draw:path><draw:path draw:style-name="gr3" draw:text-style-name="P5" svg:width="0.0799in" svg:height="0.0756in" svg:x="2.9488in" svg:y="0.1429in" svg:viewBox="0 0 204 193" svg:d="M40 161c-9 14-18 21-34 22-3 1-6 1-6 5s2 5 3 5c8 0 17-1 23-1 9 0 20 1 29 1 1 0 6 0 6-6 0-3-5-4-6-4s-11 0-11-8c0-3 2-8 3-10 8-12 15-23 22-34 26 0 52 0 77 0 3 14 5 30 7 45-1 2-2 7-19 7-3 0-6 0-6 6 0 1 1 4 4 4 8 0 26-1 35-1 5 0 11 0 16 0 5 1 11 1 15 1 3 0 6-3 6-6 0-4-4-4-8-4-16 0-17-2-17-9-7-55-16-111-24-166-1-6-1-8-6-8-6 0-7 2-9 7-33 51-67 102-100 154zM76 121c19-30 38-58 57-88 5 30 8 58 12 88-23 0-46 0-69 0z"><text:p/></draw:path><draw:path draw:style-name="gr3" draw:text-style-name="P5" svg:width="0.0346in" svg:height="0.1512in" svg:x="3.1555in" svg:y="0.061in" svg:viewBox="0 0 89 385" svg:d="M89 381c0-1 0-2-6-9-49-47-61-120-61-179 0-68 14-135 63-183 4-4 4-6 4-7 0-2-1-3-3-3-5 0-39 26-62 75-20 43-24 86-24 118 0 30 4 77 25 121 23 47 56 71 61 71 2 0 3-1 3-4z"><text:p/></draw:path><draw:path draw:style-name="gr3" draw:text-style-name="P5" svg:width="0.0697in" svg:height="0.098in" svg:x="3.2043in" svg:y="0.1075in" svg:viewBox="0 0 178 250" svg:d="M176 23c2-5 2-5 2-9 0-6-5-10-11-10-4 0-11 3-14 8 0 2-3 14-6 21-2 10-5 21-7 31-6 23-12 46-18 69-1 7-17 33-43 33-20 0-24-16-24-31 0-18 7-41 20-76 6-16 8-19 8-27 0-18-13-32-32-32-37 0-51 56-51 59 0 4 3 4 4 4 4 0 5 0 7-7 10-36 25-48 39-48 3 0 9 0 9 13 0 10-4 20-6 26-16 42-23 64-23 82 0 34 25 46 47 46 15 0 29-7 40-18-6 20-10 39-26 60-10 13-24 24-43 24-5 0-22-1-28-16 5 0 11 0 16-5 4-3 8-8 8-15 0-12-11-13-14-13-9 0-22 5-22 24 0 20 17 34 40 34 41 0 81-35 92-79 12-50 24-98 36-148z"><text:p/></draw:path><draw:path draw:style-name="gr3" draw:text-style-name="P5" svg:width="0.035in" svg:height="0.1512in" svg:x="3.2882in" svg:y="0.061in" svg:viewBox="0 0 90 385" svg:d="M90 193c0-30-4-77-25-120-23-49-56-73-61-73-2 0-4 1-4 3 0 1 0 3 8 9 38 39 60 100 60 181 0 66-14 134-62 181-6 5-6 6-6 7 0 2 2 4 4 4 5 0 39-25 62-75 20-41 24-84 24-117z"><text:p/></draw:path><draw:path draw:style-name="gr3" draw:text-style-name="P5" svg:width="0.0161in" svg:height="0.0157in" svg:x="3.3858in" svg:y="0.1287in" svg:viewBox="0 0 42 41" svg:d="M42 20c0-11-10-20-21-20s-21 9-21 20 10 21 21 21 21-10 21-21z"><text:p/></draw:path><draw:path draw:style-name="gr3" draw:text-style-name="P5" svg:width="0.0854in" svg:height="0.098in" svg:x="3.4535in" svg:y="0.1075in" svg:viewBox="0 0 218 250" svg:d="M213 14c5-3 5-4 5-5 0-2-2-5-6-5-2 0-3 2-5 5-30 33-60 65-89 98-16-49-19-59-28-79-3-9-12-28-46-28-23 0-33 20-33 25 2 1 0 4 6 4 3 0 3-3 4-4 5-15 19-17 21-17 11 0 23 29 30 47 12 30 24 75 24 76-1 1 0 1-2 4-30 33-60 66-90 99-4 5-4 6-4 7 0 2 2 4 4 4 3 0 5-2 7-4 30-33 58-66 88-99 12 40 18 55 26 77 6 11 14 31 49 31 22 0 32-20 32-25 0-3-1-5-5-5s-4 2-5 6c-3 10-13 15-20 15-20 0-46-93-55-123 31-34 62-70 92-104z"><text:p/></draw:path><draw:path draw:style-name="gr3" draw:text-style-name="P5" svg:width="0.0272in" svg:height="0.1063in" svg:x="3.5563in" svg:y="0.0154in" svg:viewBox="0 0 70 271" svg:d="M65 0c-52 36-65 94-65 135 0 39 11 97 65 136 2 0 5 0 5-3s-1-3-2-5c-36-32-49-78-49-128 0-72 27-109 49-128 1-1 2-3 2-4 0-3-3-3-5-3z"><text:p/></draw:path><draw:path draw:style-name="gr3" draw:text-style-name="P5" svg:width="0.0819in" svg:height="0.072in" svg:x="3.5992in" svg:y="0.0236in" svg:viewBox="0 0 209 184" svg:d="M195 121c2-3 2-4 2-5 0-2-1-4-4-4-2 0-3 0-4 1-1 3-1 1-4 8-18 39-31 53-75 53-15 0-31 0-46 0-9 0-9-1-9-3 0-3 0-1 1-6 7-24 12-48 19-73 10 0 20 0 30 0 20 0 24 4 24 14 0 2 0 6-1 12-1 2-1 2-1 3 1 1 0 3 4 3s4-1 5-5c5-20 10-40 15-60 1-3 1-3 1-4 0-2-2-3-5-3s-4 1-5 6c-6 21-14 25-36 25-10 0-19 0-29 0 6-21 10-43 15-64 3-9 4-9 15-9 14 0 29 0 44 0 35 0 44 7 44 31 0 6-1 15-1 16 0 2 1 5 5 5 3 0 5-3 5-7 2-15 3-32 5-47 0-8-1-8-9-8-49 0-99 0-148 0-6 0-9 0-9 6 0 4 3 4 9 4 4 0 5 0 11 0 5 1 5 1 5 4 0 1-1 5-1 6-12 47-23 93-35 141-3 11-3 13-24 13-5 0-8 0-8 5s3 5 8 5c50 0 102 0 153 0 6 0 6 0 8-6 9-19 17-38 26-57z"><text:p/></draw:path><draw:path draw:style-name="gr3" draw:text-style-name="P5" svg:width="0.0272in" svg:height="0.1063in" svg:x="3.6945in" svg:y="0.0154in" svg:viewBox="0 0 70 271" svg:d="M6 0c-3 0-6 0-6 3 0 1 1 3 2 5 23 21 50 58 50 127 0 57-18 99-48 126-4 4-4 5-4 7 0 1 1 3 3 3 4 0 29-18 48-52 12-23 19-52 19-84 0-38-12-96-64-135z"><text:p/></draw:path><draw:path draw:style-name="gr3" draw:text-style-name="P5" svg:width="0.0811in" svg:height="0.0724in" svg:x="3.552in" svg:y="0.1461in" svg:viewBox="0 0 207 185" svg:d="M32 164c-3 9-3 11-24 11-5 0-8 0-8 6 0 4 2 4 8 4 35 0 69 0 104 0 45 0 81-31 81-57 0-20-18-37-47-40 33-5 61-26 61-49 0-21-21-39-56-39-33 0-66 0-99 0-5 0-9 0-9 7 0 3 3 3 9 3 3 0 5 0 11 1 5 0 5 1 5 3 0 1 0 3-1 6-12 48-23 96-35 144zM75 85c5-22 11-44 16-66 3-8 3-9 14-9 14 0 27 0 41 0 28 0 34 19 34 29 0 22-25 46-61 46-14 0-30 0-44 0zM62 175c-9 0-9 0-9-2s0-2 1-6c7-25 12-49 19-75 18 0 38 0 57 0 25 0 35 18 35 33 0 27-27 50-59 50-15 0-30 0-44 0z"><text:p/></draw:path><draw:path draw:style-name="gr3" draw:text-style-name="P5" svg:width="0.0346in" svg:height="0.1512in" svg:x="3.7571in" svg:y="0.061in" svg:viewBox="0 0 89 385" svg:d="M89 381c0-1 0-2-6-9-49-47-61-120-61-179 0-68 14-135 63-183 4-4 4-6 4-7 0-2-1-3-3-3-5 0-39 26-62 75-20 43-24 86-24 118 0 30 4 77 25 121 23 47 56 71 61 71 2 0 3-1 3-4z"><text:p/></draw:path><draw:path draw:style-name="gr3" draw:text-style-name="P5" svg:width="0.0697in" svg:height="0.098in" svg:x="3.8059in" svg:y="0.1075in" svg:viewBox="0 0 178 250" svg:d="M176 23c2-5 2-5 2-9 0-6-5-10-11-10-4 0-11 3-14 8 0 2-3 14-6 21-2 10-5 21-7 31-6 23-12 46-18 69-1 7-17 33-43 33-20 0-24-16-24-31 0-18 7-41 20-76 6-16 8-19 8-27 0-18-13-32-32-32-37 0-51 56-51 59 0 4 3 4 4 4 4 0 5 0 7-7 10-36 25-48 39-48 3 0 9 0 9 13 0 10-4 20-6 26-16 42-22 64-22 82 0 34 24 46 46 46 15 0 29-7 40-18-6 20-10 39-26 60-10 13-24 24-43 24-5 0-22-1-28-16 5 0 11 0 16-5 4-3 8-8 8-15 0-12-11-13-14-13-9 0-22 5-22 24 0 20 17 34 40 34 41 0 81-35 92-79 12-50 24-98 36-148z"><text:p/></draw:path><draw:path draw:style-name="gr3" draw:text-style-name="P5" svg:width="0.035in" svg:height="0.1512in" svg:x="3.8898in" svg:y="0.061in" svg:viewBox="0 0 90 385" svg:d="M90 193c0-30-4-77-25-120-23-49-56-73-61-73-2 0-4 1-4 3 0 1 0 3 8 9 38 39 60 100 60 181 0 66-14 134-62 181-6 5-6 6-6 7 0 2 2 4 4 4 5 0 39-25 62-75 20-41 24-84 24-117z"><text:p/></draw:path><draw:path draw:style-name="gr3" draw:text-style-name="P5" svg:width="0.0157in" svg:height="0.065in" svg:x="3.9961in" svg:y="0.1091in" svg:viewBox="0 0 41 166" svg:d="M41 20c0-11-9-20-20-20-12 0-21 9-21 20s9 21 21 21c11 0 20-10 20-21zM41 145c0-11-9-20-20-20-12 0-21 9-21 20 0 12 9 21 21 21 11 0 20-9 20-21z"><text:p/></draw:path><draw:path draw:style-name="gr3" draw:text-style-name="P5" svg:width="0.1008in" svg:height="0.035in" svg:x="4.0335in" svg:y="0.11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854in" svg:height="0.098in" svg:x="4.1902in" svg:y="0.1075in" svg:viewBox="0 0 218 250" svg:d="M213 14c5-3 5-4 5-5 0-2-1-5-5-5-2 0-4 2-6 5-30 33-58 65-88 98-16-49-19-59-28-79-4-9-13-28-47-28-22 0-32 20-32 25 1 1 0 4 5 4 3 0 4-3 5-4 6-15 18-17 20-17 12 0 23 29 30 47 12 30 25 75 25 76-1 1 0 1-3 4-30 33-60 66-90 99-4 5-4 6-4 7 0 2 2 4 4 4 4 0 6-2 7-4 30-33 59-66 89-99 12 40 17 55 25 77 6 11 15 31 49 31 22 0 33-20 33-25 0-3-1-5-5-5s-4 2-5 6c-3 10-13 15-21 15-20 0-46-93-54-123 31-34 61-70 91-104z"><text:p/></draw:path><draw:path draw:style-name="gr3" draw:text-style-name="P5" svg:width="0.0264in" svg:height="0.0547in" svg:x="4.2862in" svg:y="0.0528in" svg:viewBox="0 0 68 140" svg:d="M66 23c2-4 2-6 2-9 0-7-7-14-16-14-10 0-13 8-15 12-12 40-24 78-36 118 0 1-1 3-1 4 0 3 9 6 11 6 1 0 2-1 3-5 18-37 34-74 52-112z"><text:p/></draw:path></draw:g></text:p>
      <text:p text:style-name="P27">לפי ההוכחה, נגדיר <draw:g text:anchor-type="as-char" svg:y="-0.1575in" draw:z-index="116" draw:name="Shape118" draw:style-name="gr1"><svg:title>TexMaths</svg:title><svg:desc>11§display§a = \chi^{(E)}_A(y), b = \chi^{(E)}_B(y)§svg§600§FALSE§</svg:desc><draw:path draw:style-name="gr2" draw:text-style-name="P4" svg:width="1.5709in" svg:height="0.1866in" svg:x="0.0016in" svg:y="0.0079in" svg:viewBox="0 0 3991 475" svg:d="M1997 475c-666 0-1331 0-1997 0 0-158 0-317 0-475 1330 0 2661 0 3991 0 0 158 0 317 0 475-664 0-1330 0-1994 0z"><text:p/></draw:path><draw:path draw:style-name="gr3" draw:text-style-name="P5" svg:width="0.0693in" svg:height="0.0685in" svg:x="-0.0004in" svg:y="0.0929in" svg:viewBox="0 0 177 175" svg:d="M129 24c-7-14-18-24-35-24-46 0-94 56-94 112 0 36 22 63 52 63 7 0 27-3 50-30 4 16 17 30 36 30 13 0 22-10 28-22 7-14 8-26 11-38 0-4-3-4-4-4-5 0-5 1-6 6-6 26-13 49-29 49-10 0-11-10-11-18 0-9 1-12 4-28 4-17 5-21 9-35 4-18 10-37 14-54 2-11 2-12 2-13 0-7-4-10-11-10-9 0-15 7-16 16zM103 124c-1 7-1 8-7 14-17 21-32 28-43 28-20 0-25-21-25-36 0-20 12-67 22-85 11-23 28-37 44-37 25 0 30 32 30 34s-1 4-1 6c-6 26-13 51-20 76z"><text:p/></draw:path><draw:path draw:style-name="gr3" draw:text-style-name="P5" svg:width="0.1008in" svg:height="0.035in" svg:x="0.1248in" svg:y="0.102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854in" svg:height="0.0976in" svg:x="0.2815in" svg:y="0.0929in" svg:viewBox="0 0 218 249" svg:d="M213 14c5-4 5-4 5-5 0-2-1-6-5-6-2 0-4 2-6 6-30 33-58 65-88 98-16-49-19-59-28-80-4-8-13-27-47-27-22 0-32 20-32 25 1 1 0 4 5 4 3 0 4-3 5-5 6-14 18-16 20-16 12 0 23 29 30 46 13 31 25 76 25 77-1 1 0 1-3 4-30 33-60 66-90 99-4 4-4 4-4 6 0 3 2 5 6 5 2 0 4-3 5-5 30-32 59-65 89-98 12 39 17 55 27 77 4 11 13 30 47 30 22 0 33-21 33-25 0-2-1-4-5-4s-4 1-5 5c-3 9-13 15-21 15-20 0-46-93-54-123 31-34 61-69 91-103z"><text:p/></draw:path><draw:path draw:style-name="gr3" draw:text-style-name="P5" svg:width="0.0272in" svg:height="0.1059in" svg:x="0.3846in" svg:y="0in" svg:viewBox="0 0 70 270" svg:d="M65 0c-52 36-65 93-65 135 0 37 11 97 65 135 2 0 5 0 5-3 0-2-1-2-3-5-36-32-49-78-49-127 0-72 28-109 50-128 1-2 2-3 2-4 0-3-3-3-5-3z"><text:p/></draw:path><draw:path draw:style-name="gr3" draw:text-style-name="P5" svg:width="0.0819in" svg:height="0.0713in" svg:x="0.4272in" svg:y="0.0079in" svg:viewBox="0 0 209 182" svg:d="M196 121c1-5 1-5 1-6s-1-3-4-3c-2 0-3 0-4 1-1 2 0 1-3 8-18 38-32 53-76 53-15 0-31 0-46 0-8 0-9-2-9-4s0-1 1-5c7-24 12-49 19-73 10 0 21 0 31 0 21 0 24 4 24 12 0 4-1 8-2 12s-1 3-1 4 1 4 5 4c3 0 3-1 4-7 6-19 10-38 16-58 1-3 1-3 1-4 0-2-2-3-6-3-3 0-3 1-5 6-6 21-13 24-36 24-10 0-19 0-29 0 6-21 11-42 17-63 2-9 2-10 13-10 15 0 29 0 45 0 35 0 44 7 44 32 0 6-1 15-1 16 0 2 1 4 4 4 5 0 5-2 6-6 1-15 3-32 4-47 1-8-1-8-8-8-49 0-99 0-148 0-6 0-9 0-9 5 0 4 2 4 9 4 4 0 5 0 10 1 5 0 6 1 6 3s-1 6-1 7c-12 47-24 93-36 140-2 11-2 14-24 14-5 0-8 0-8 5 0 3 3 3 8 3 50 0 102 0 153 0 7 0 7 0 10-4 8-20 16-39 25-57z"><text:p/></draw:path><draw:path draw:style-name="gr3" draw:text-style-name="P5" svg:width="0.0272in" svg:height="0.1059in" svg:x="0.5224in" svg:y="0in" svg:viewBox="0 0 70 270" svg:d="M6 0c-3 0-6 0-6 3 0 1 1 2 3 5 23 21 49 57 49 127 0 56-18 99-46 125-5 5-6 5-6 7 0 1 1 3 4 3 4 0 29-19 47-51 12-24 19-52 19-84 0-38-11-97-64-135z"><text:p/></draw:path><draw:path draw:style-name="gr3" draw:text-style-name="P5" svg:width="0.0803in" svg:height="0.0752in" svg:x="0.3783in" svg:y="0.1283in" svg:viewBox="0 0 205 192" svg:d="M41 159c-10 16-19 22-34 23-3 0-7 0-7 6 0 3 3 4 4 4 7 0 16-1 24-1s19 1 27 1c1 0 6 0 6-6 0-4-4-4-5-4-2 0-12-1-12-7 0-4 3-9 4-11 8-11 15-22 22-33 26 0 52 0 77 0 3 14 5 29 7 45-1 2-3 6-19 6-3 0-7 0-7 6 0 1 1 4 4 4 8 0 28-1 35-1 5 0 11 0 17 0 4 0 10 1 15 1 3 0 6-2 6-5 0-5-4-5-8-5-17 0-17-2-18-8-7-57-16-111-24-166 0-7-1-8-5-8-6 0-8 2-10 5-33 52-66 103-99 154zM76 121c19-30 38-58 57-88 5 30 9 58 13 88-23 0-47 0-70 0z"><text:p/></draw:path><draw:path draw:style-name="gr3" draw:text-style-name="P5" svg:width="0.035in" svg:height="0.1504in" svg:x="0.585in" svg:y="0.0457in" svg:viewBox="0 0 90 383" svg:d="M90 380c0-1 0-2-6-9-49-48-62-120-62-179 0-67 15-134 63-182 5-5 5-6 5-7 0-2-2-3-4-3-3 0-39 25-62 75-20 42-24 84-24 117 0 30 4 77 25 119 23 48 58 72 61 72 2 0 4-1 4-3z"><text:p/></draw:path><draw:path draw:style-name="gr3" draw:text-style-name="P5" svg:width="0.0697in" svg:height="0.0976in" svg:x="0.6339in" svg:y="0.0929in" svg:viewBox="0 0 178 249" svg:d="M177 23c1-5 1-7 1-9 0-6-5-11-11-11-4 0-10 4-13 9-1 2-4 13-5 21-4 10-6 20-8 31-6 23-12 46-18 69-2 5-18 33-44 33-20 0-24-18-24-32 0-18 7-41 20-75 6-16 8-21 8-28 0-17-13-31-32-31-37 0-51 55-51 59s3 2 4 4c5 0 5-2 7-7 10-36 25-48 39-48 3 0 9 0 9 13 0 9-3 19-6 26-16 41-22 63-22 81 0 35 24 47 47 47 14 0 28-7 39-18-5 20-10 38-26 59-10 14-24 24-41 24-6 0-24-1-30-16 6 0 11 0 16-4s8-9 8-16c0-12-10-14-14-14-9 0-22 7-22 25 0 20 17 34 42 34 39 0 79-35 90-79 12-49 25-98 37-147z"><text:p/></draw:path><draw:path draw:style-name="gr3" draw:text-style-name="P5" svg:width="0.0346in" svg:height="0.1504in" svg:x="0.7181in" svg:y="0.0457in" svg:viewBox="0 0 89 383" svg:d="M89 192c0-29-4-77-25-121-23-47-56-71-61-71-2 0-3 1-3 3 0 1 0 2 7 9 38 39 60 100 60 180 0 66-14 133-63 181-4 5-4 6-4 7 0 2 1 3 3 3 5 0 39-25 62-74 20-42 24-85 24-117z"><text:p/></draw:path><draw:path draw:style-name="gr3" draw:text-style-name="P5" svg:width="0.0173in" svg:height="0.0449in" svg:x="0.7819in" svg:y="0.1429in" svg:viewBox="0 0 45 115" svg:d="M45 41c0-26-10-41-25-41-12 0-20 10-20 21s8 21 20 21c4 0 10-2 14-6 1-1 1-1 1-1 1 0 1 0 1 6 0 28-13 51-26 64-4 5-4 5-4 7s2 3 4 3c4 0 35-29 35-74z"><text:p/></draw:path><draw:path draw:style-name="gr3" draw:text-style-name="P5" svg:width="0.0555in" svg:height="0.1067in" svg:x="0.8429in" svg:y="0.0547in" svg:viewBox="0 0 142 272" svg:d="M75 4c-2-1 0-4-6-4-8 0-37 3-47 4-3 0-8 0-8 8 0 4 5 4 10 4 19 0 19 3 19 7 0 2-3 15-4 24-11 42-21 84-32 125-5 20-7 26-7 39 0 37 21 61 50 61 45 0 92-58 92-113 0-35-20-61-51-61-17 0-34 11-45 23 10-39 19-78 29-117zM39 150c2-8 2-9 5-14 19-24 36-31 46-31 15 0 24 12 24 37 0 23-12 67-19 82-12 25-31 40-45 40s-27-11-27-40c0-7 0-14 7-38 3-12 5-25 9-36z"><text:p/></draw:path><draw:path draw:style-name="gr3" draw:text-style-name="P5" svg:width="0.1004in" svg:height="0.035in" svg:x="0.952in" svg:y="0.1024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854in" svg:height="0.0976in" svg:x="1.1087in" svg:y="0.0929in" svg:viewBox="0 0 218 249" svg:d="M213 14c5-4 5-4 5-5 0-2-2-6-6-6-2 0-3 2-5 6-30 33-60 65-89 98-16-49-19-59-28-80-4-8-12-27-46-27-23 0-33 20-33 25 2 1 0 4 6 4 3 0 3-3 4-5 5-14 19-16 21-16 11 0 23 29 30 46 12 31 24 76 24 77-1 1 0 1-4 4-29 33-58 66-88 99-4 4-4 4-4 6 0 3 2 5 4 5 3 0 5-3 7-5 30-32 58-65 88-98 12 39 18 55 26 77 6 11 14 30 49 30 22 0 32-21 32-25 0-2-1-4-5-4s-4 1-5 5c-3 9-13 15-20 15-20 0-46-93-55-123 31-34 62-69 92-103z"><text:p/></draw:path><draw:path draw:style-name="gr3" draw:text-style-name="P5" svg:width="0.0272in" svg:height="0.1059in" svg:x="1.2114in" svg:y="0in" svg:viewBox="0 0 70 270" svg:d="M65 0c-52 36-65 93-65 135 0 37 11 97 65 135 2 0 5 0 5-3 0-2-1-2-2-5-36-32-49-78-49-127 0-72 27-109 49-128 1-2 2-3 2-4 0-3-3-3-5-3z"><text:p/></draw:path><draw:path draw:style-name="gr3" draw:text-style-name="P5" svg:width="0.0815in" svg:height="0.0713in" svg:x="1.2543in" svg:y="0.0079in" svg:viewBox="0 0 208 182" svg:d="M195 121c2-5 2-5 2-6s-1-3-4-3c-2 0-3 0-4 1-1 0-1 1-4 8-18 38-31 53-75 53-15 0-31 0-46 0-9 0-9-2-9-4s0-1 1-5c6-24 12-49 18-73 10 0 21 0 31 0 20 0 24 4 24 12 0 4 0 8-1 12s-1 3-1 4 0 4 4 4c3 0 4-1 5-7 5-19 10-38 15-58 1-3 1-3 1-4 0-2-2-3-5-3s-4 1-5 6c-6 21-14 24-37 24-9 0-19 0-28 0 6-21 10-42 15-63 3-9 4-10 15-10 14 0 29 0 44 0 35 0 44 7 44 32 0 6-1 15-1 16 0 2 1 4 5 4 3 0 3-2 5-6 1-15 3-32 4-47 1-8-1-8-8-8-49 0-99 0-148 0-6 0-9 0-9 5 0 4 3 4 9 4 4 0 5 0 11 1 4 0 5 1 5 3s-1 6-1 7c-12 47-23 93-35 140-3 11-3 14-24 14-6 0-8 0-8 5 0 3 2 3 8 3 50 0 102 0 153 0 6 0 6 0 8-4 9-20 17-39 26-57z"><text:p/></draw:path><draw:path draw:style-name="gr3" draw:text-style-name="P5" svg:width="0.0272in" svg:height="0.1059in" svg:x="1.3496in" svg:y="0in" svg:viewBox="0 0 70 270" svg:d="M4 0c-1 0-4 0-4 3 0 1 1 2 2 5 23 21 50 57 50 127 0 56-18 99-48 125-4 5-4 5-4 7 0 1 1 3 3 3 4 0 29-19 48-51 11-24 19-52 19-84 0-38-12-97-66-135z"><text:p/></draw:path><draw:path draw:style-name="gr3" draw:text-style-name="P5" svg:width="0.0815in" svg:height="0.072in" svg:x="1.2067in" svg:y="0.1311in" svg:viewBox="0 0 208 184" svg:d="M32 164c-2 8-2 11-23 11-5 0-9 0-9 5 0 4 3 4 9 4 35 0 69 0 104 0 45 0 81-30 81-58 0-18-18-35-47-38 33-6 61-27 61-50 0-20-21-38-56-38-33 0-66 0-99 0-6 0-9 0-9 5s3 5 9 5c3 0 5 0 11 0 5 1 5 1 5 4 0 2 0 2-1 6-12 48-24 95-36 144zM76 85c5-22 11-44 16-66 3-8 3-9 14-9 14 0 27 0 41 0 28 0 33 17 33 28 0 22-24 47-60 47-14 0-30 0-44 0zM63 175c-9 0-9 0-9-4 0-2 0-1 1-5 7-25 12-50 19-74 18 0 38 0 57 0 25 0 35 17 35 33 0 27-27 50-59 50-15 0-30 0-44 0z"><text:p/></draw:path><draw:path draw:style-name="gr3" draw:text-style-name="P5" svg:width="0.035in" svg:height="0.1504in" svg:x="1.4118in" svg:y="0.0457in" svg:viewBox="0 0 90 383" svg:d="M90 380c0-1 0-2-6-9-49-48-61-120-61-179 0-67 14-134 62-182 5-5 5-6 5-7 0-2-1-3-4-3s-39 25-61 75c-19 42-25 84-25 117 0 30 4 77 26 119 24 48 57 72 60 72s4-1 4-3z"><text:p/></draw:path><draw:path draw:style-name="gr3" draw:text-style-name="P5" svg:width="0.0697in" svg:height="0.0976in" svg:x="1.461in" svg:y="0.0929in" svg:viewBox="0 0 178 249" svg:d="M176 23c2-5 2-7 2-9 0-6-5-11-12-11-3 0-10 4-13 9-1 2-3 13-6 21-2 10-5 20-7 31-6 23-12 46-18 69-1 5-17 33-43 33-20 0-24-18-24-32 0-18 7-41 20-75 5-16 8-21 8-28 0-17-14-31-32-31-37 0-51 55-51 59s3 4 4 4c4 0 5-2 6-7 11-36 26-48 40-48 3 0 9 0 9 13 0 9-4 19-6 26-16 41-23 63-23 81 0 35 24 47 47 47 15 0 29-7 40-18-6 20-10 38-26 59-10 14-25 24-43 24-5 0-23-1-29-16 6 0 12 0 17-4 4-4 8-9 8-16 0-12-11-14-14-14-9 0-22 7-22 25 0 20 16 34 40 34 40 0 81-35 91-79 12-49 25-98 37-147z"><text:p/></draw:path><draw:path draw:style-name="gr3" draw:text-style-name="P5" svg:width="0.035in" svg:height="0.1504in" svg:x="1.5449in" svg:y="0.0457in" svg:viewBox="0 0 90 383" svg:d="M90 192c0-29-4-77-25-121-23-47-57-71-61-71-2 0-4 1-4 3 0 1 0 2 8 9 37 39 59 100 59 180 0 66-14 133-61 181-6 5-6 6-6 7 0 2 2 3 4 3 4 0 39-25 62-74 20-42 24-85 24-117z"><text:p/></draw:path></draw:g>, <text:span text:style-name="T10">כלומר מוגדר </text:span><text:span text:style-name="T10"><draw:g text:anchor-type="as-char" svg:y="-0.1217in" draw:z-index="118" draw:name="Shape119" draw:style-name="gr1"><svg:title>TexMaths</svg:title><svg:desc>11§display§\chi' = \lambda y \in E. \max\{a, b\} - ab§svg§600§FALSE§</svg:desc><draw:path draw:style-name="gr2" draw:text-style-name="P4" svg:width="1.8465in" svg:height="0.1437in" svg:x="0.0028in" svg:y="0.0071in" svg:viewBox="0 0 4691 366" svg:d="M2346 366c-782 0-1564 0-2346 0 0-122 0-244 0-366 1564 0 3127 0 4691 0 0 122 0 244 0 366-782 0-1564 0-2345 0z"><text:p/></draw:path><draw:path draw:style-name="gr3" draw:text-style-name="P5" svg:width="0.0854in" svg:height="0.0976in" svg:x="-0.0004in" svg:y="0.0543in" svg:viewBox="0 0 218 249" svg:d="M213 15c5-4 5-5 5-6 0-2-1-5-5-5-2 0-4 3-6 5-30 33-59 66-88 99-16-50-19-60-28-79-4-9-13-29-47-29-22 0-32 20-32 25 0 1 0 5 4 5s5-2 5-5c6-15 19-16 21-16 12 0 23 30 29 46 13 31 26 75 26 76s0 1-4 4c-29 33-59 66-89 98-4 5-4 6-4 7 0 2 2 4 4 4 4 0 6-2 7-4 30-32 58-65 88-98 13 41 18 55 26 76 6 11 15 31 49 31 22 0 33-20 33-26 0-2-1-4-5-4s-4 2-5 5c-5 10-13 16-21 16-20 0-46-93-55-122 31-34 62-68 92-103z"><text:p/></draw:path><draw:path draw:style-name="gr3" draw:text-style-name="P5" svg:width="0.0264in" svg:height="0.0547in" svg:x="0.0953in" svg:y="0in" svg:viewBox="0 0 68 140" svg:d="M65 24c2-5 3-7 3-9 0-8-8-15-16-15-10 0-14 9-15 13-12 39-24 77-36 117 0 1-1 2-1 4 0 4 9 6 11 6 1 0 1 0 3-5 17-37 34-73 51-111z"><text:p/></draw:path><draw:path draw:style-name="gr3" draw:text-style-name="P5" svg:width="0.1008in" svg:height="0.0354in" svg:x="0.1839in" svg:y="0.066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48in" svg:height="0.1067in" svg:x="0.3441in" svg:y="0.0161in" svg:viewBox="0 0 191 272" svg:d="M118 155c15 41 34 98 40 107s10 9 20 9c3 0 6 0 9 0s4-1 4-4c0-1-1-2-2-4-3-4-6-10-9-18-26-72-52-145-79-217-8-24-28-28-47-28-1 0-7 0-7 4 0 3 2 3 4 4 13 2 15 4 25 31 12 35 25 70 37 105-35 35-71 71-106 105-5 4-7 6-7 12s4 11 11 11c5 0 10-5 13-9 31-36 63-72 94-108z"><text:p/></draw:path><draw:path draw:style-name="gr3" draw:text-style-name="P5" svg:width="0.0697in" svg:height="0.0976in" svg:x="0.4287in" svg:y="0.0543in" svg:viewBox="0 0 178 249" svg:d="M177 24c1-5 1-6 1-9 0-7-4-11-11-11-3 0-10 3-13 8-1 2-4 14-6 21-2 10-5 21-7 31-6 23-12 46-18 69-1 7-17 33-44 33-19 0-23-16-23-31 0-17 7-41 20-76 5-15 8-19 8-27 0-18-14-32-32-32-38 0-52 56-52 59 0 5 4 5 5 5 4 0 5-1 6-8 11-36 26-47 40-47 3 0 9 0 9 12 0 10-4 20-6 27-16 41-23 63-23 81 0 34 24 46 47 46 15 0 29-7 40-18-6 20-10 40-26 60-10 12-25 23-43 23-5 0-23-1-29-16 6 0 12 0 16-5 5-2 8-7 8-14 0-12-10-14-14-14-9 0-21 6-21 26 0 17 16 32 40 32 40 0 80-34 91-77 12-50 25-99 37-148z"><text:p/></draw:path><draw:path draw:style-name="gr3" draw:text-style-name="P5" svg:width="0.076in" svg:height="0.087in" svg:x="0.5594in" svg:y="0.0398in" svg:viewBox="0 0 194 222" svg:d="M179 120c7 0 15 0 15-8 0-9-8-9-15-9-55 0-109 0-164 0 6-50 50-88 105-88 20 0 39 0 59 0 7 0 15 0 15-7 0-8-8-8-15-8-20 0-40 0-60 0-66 0-119 50-119 112s53 110 119 110c20 0 40 0 60 0 7 0 15 0 15-6 0-8-8-8-15-8-20 0-39 0-59 0-55 0-99-37-105-88 55 0 109 0 164 0z"><text:p/></draw:path><draw:path draw:style-name="gr3" draw:text-style-name="P5" svg:width="0.1102in" svg:height="0.1024in" svg:x="0.6965in" svg:y="0.0189in" svg:viewBox="0 0 281 261" svg:d="M258 172c2-1 2-4 3-5 0-1 0-4-5-4-3 0-4 2-5 4-24 56-39 82-106 82-19 0-37 0-56 0-5 0-5 0-9 0-3 0-4-1-4-5 0-1 0-1 2-8 9-35 18-70 26-104 13 0 26 0 38 0 33 0 33 8 33 18 0 2 0 6-2 18-1 3-1 4-1 5 0 2 1 4 4 4s4-2 7-8c7-30 14-60 22-90 0-2-3-4-6-4s-4 2-5 6c-8 30-15 39-51 39-12 0-24 0-36 0 7-32 15-63 23-94 4-13 4-14 21-14 18 0 36 0 55 0 47 0 58 11 58 43 0 9 0 10-1 20 0 2 0 4 0 6s1 6 4 6c5 0 5-2 6-10 2-22 5-45 7-67 2-10-1-10-11-10-64 0-129 0-194 0-8 0-12 0-12 8 0 4 3 4 11 4 14 0 25 0 25 7 0 1 0 2-2 9-17 68-34 136-51 203-4 14-4 18-35 18-7 0-11 0-11 7 0 5 3 5 11 5 67 0 133 0 200 0 9 0 10 0 12-7 12-27 23-55 35-82z"><text:p/></draw:path><draw:path draw:style-name="gr3" draw:text-style-name="P5" svg:width="0.0157in" svg:height="0.0157in" svg:x="0.8252in" svg:y="0.1059in" svg:viewBox="0 0 41 41" svg:d="M41 21c0-12-10-21-21-21s-20 9-20 21c0 11 9 20 20 20s21-9 21-20z"><text:p/></draw:path><draw:path draw:style-name="gr3" draw:text-style-name="P5" svg:width="0.1181in" svg:height="0.0669in" svg:x="0.8843in" svg:y="0.0543in" svg:viewBox="0 0 301 171" svg:d="M30 39c0 34 0 68 0 103 0 16-5 16-30 16 0 4 0 8 0 13 13 0 33-2 43-2 11 0 31 2 44 2 0-5 0-9 0-13-27 0-31 0-31-16 0-24 0-48 0-72 0-39 28-61 53-61 24 0 28 21 28 43 0 29 0 59 0 90 0 16-4 16-30 16 0 4 0 8 0 13 14 0 34-2 44-2s30 2 43 2c0-5 0-9 0-13-26 0-30 0-30-16 0-24 0-48 0-72 0-39 27-61 53-61 24 0 28 21 28 43 0 29 0 59 0 90 0 16-4 16-31 16 0 4 0 8 0 13 14 0 33-2 44-2 10 0 30 2 43 2 0-5 0-9 0-13-19 0-29 0-29-11 0-25 0-49 0-73 0-33 0-45-12-60-6-6-19-14-41-14-33 0-50 23-56 39-6-35-34-39-52-39-27 0-46 17-57 41 0-13 0-28 0-41-18 1-36 3-54 4 0 5 0 8 0 13 26 0 30 2 30 22z"><text:p/></draw:path><draw:path draw:style-name="gr3" draw:text-style-name="P5" svg:width="0.0685in" svg:height="0.0693in" svg:x="1.0122in" svg:y="0.0539in" svg:viewBox="0 0 175 177" svg:d="M112 144c2 16 12 31 31 31 8 0 32-6 32-36 0-8 0-16 0-22-3 0-7 0-10 0 0 6 0 14 0 22 0 22-10 24-14 24-12 0-15-17-15-19 0-26 0-52 0-77 0-16 0-32-14-46s-34-21-53-21c-31 0-58 19-58 44 0 11 8 18 18 18 11 0 18-8 18-18 0-4-2-18-20-18 10-13 29-17 42-17 19 0 41 14 41 49 0 5 0 10 0 15-20 1-47 2-72 13-28 13-38 33-38 50 0 31 37 41 62 41 26 0 44-15 50-33zM110 80c0 12 0 26 0 39 0 36-28 49-45 49-19 0-35-13-35-33 0-21 16-52 80-55z"><text:p/></draw:path><draw:path draw:style-name="gr3" draw:text-style-name="P5" svg:width="0.0764in" svg:height="0.065in" svg:x="1.0835in" svg:y="0.0567in" svg:viewBox="0 0 195 166" svg:d="M107 76c11-15 26-34 35-44 12-13 28-20 46-20 0-4 0-8 0-12-10 1-22 1-32 1-11 0-32-1-37-1 0 4 0 8 0 12 9 1 12 6 12 12s-5 11-7 13c-7 10-15 20-23 30-10-13-21-25-31-38-3-5-3-5-3-7 0-7 6-10 13-10 0-4 0-8 0-12-10 0-35 1-42 1s-25 0-36-1c0 4 0 8 0 12 28 0 28 0 45 23 13 17 26 34 39 51-12 14-24 30-37 45-18 23-40 23-49 23 0 3 0 8 0 12 10-1 22-1 32-1 12 0 27 1 37 1 0-4 0-9 0-12-9-1-11-5-11-12 0-8 11-21 34-48 10 12 20 25 30 38 3 4 8 10 8 13 0 4-4 9-13 9 0 3 0 8 0 12 11 0 33-1 41-1 10 0 26 0 37 1 0-4 0-9 0-12-21 0-28 0-37-12-17-22-34-44-51-66z"><text:p/></draw:path><draw:path draw:style-name="gr3" draw:text-style-name="P5" svg:width="0.0535in" svg:height="0.1512in" svg:x="1.1732in" svg:y="0.0071in" svg:viewBox="0 0 137 385" svg:d="M81 52c0-16 10-41 52-43 2 0 4-2 4-5 0-4-3-4-7-4-39 0-74 20-75 48 0 29 0 59 0 88 0 16 0 28-15 40-14 12-28 12-37 13-2 0-3 1-3 5 0 3 2 3 5 3 27 2 44 15 49 34 1 3 1 5 1 19 0 25 0 50 0 76 0 16 0 28 19 43 15 12 40 16 56 16 4 0 7 0 7-4 0-5-3-5-6-5-24-1-43-14-49-33-1-4-1-4-1-18 0-27 0-54 0-82 0-17-3-24-15-35-8-8-20-12-31-14 32-10 46-28 46-50 0-31 0-61 0-92z"><text:p/></draw:path><draw:path draw:style-name="gr3" draw:text-style-name="P5" svg:width="0.0693in" svg:height="0.0685in" svg:x="1.2441in" svg:y="0.0543in" svg:viewBox="0 0 177 175" svg:d="M129 25c-7-14-18-25-36-25-45 0-93 57-93 113 0 37 22 62 52 62 7 0 27-1 50-29 4 16 17 29 35 29 14 0 22-9 29-21 7-14 11-37 11-38 0-4-3-4-4-4-5 0-5 1-6 7-6 25-13 47-30 47-9 0-11-10-11-17 0-9 2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5" svg:width="0.0173in" svg:height="0.0453in" svg:x="1.3319in" svg:y="0.1059in" svg:viewBox="0 0 45 116" svg:d="M45 41c0-26-9-41-24-41-13 0-21 10-21 21 0 10 8 20 21 20 4 0 10-1 13-5 1-1 1-1 2-1 0 2 1 0 1 6 0 28-14 51-26 64-4 4-4 5-4 6 0 2 2 5 3 5 4 0 35-30 35-75z"><text:p/></draw:path><draw:path draw:style-name="gr3" draw:text-style-name="P5" svg:width="0.0555in" svg:height="0.1063in" svg:x="1.3937in" svg:y="0.0161in" svg:viewBox="0 0 142 271" svg:d="M74 4c0-1 0-4-5-4-10 0-37 3-47 3-3 1-8 1-8 8 0 6 4 6 9 6 19 0 20 2 20 6 0 2-3 16-6 23-11 42-21 84-32 127-4 18-5 25-5 38 0 36 20 60 48 60 47 0 94-56 94-113 0-35-21-61-52-61-17 0-33 11-45 23 10-39 19-77 29-116zM37 150c3-8 3-9 6-14 20-25 36-30 47-30 13 0 24 11 24 36 0 23-13 67-19 80-14 27-31 40-47 40-13 0-25-10-25-39 0-6 0-13 6-38 3-12 5-24 8-35z"><text:p/></draw:path><draw:path draw:style-name="gr3" draw:text-style-name="P5" svg:width="0.0535in" svg:height="0.1512in" svg:x="1.4626in" svg:y="0.0071in" svg:viewBox="0 0 137 385" svg:d="M56 333c0 16-10 41-53 43-1 0-3 3-3 5 0 4 4 4 8 4 37 0 73-19 73-48s0-59 0-88c0-16 0-28 16-39 14-12 28-12 37-13 2 0 3-1 3-3 0-5-2-5-6-5-25-2-44-15-49-35-1-3-1-4-1-19 0-25 0-50 0-76 0-16 0-28-17-42-17-13-43-17-56-17-4 0-8 0-8 4 0 5 2 5 7 5 24 1 42 14 48 33 1 4 1 4 1 19 0 26 0 53 0 81 0 18 3 24 15 36 8 8 20 12 30 16-31 8-45 25-45 47 0 31 0 62 0 92z"><text:p/></draw:path><draw:path draw:style-name="gr3" draw:text-style-name="P5" svg:width="0.0925in" svg:height="0.0063in" svg:x="1.574in" svg:y="0.0803in" svg:viewBox="0 0 236 17" svg:d="M222 17c7 0 14 0 14-8 0-9-7-9-14-9-69 0-140 0-209 0-6 0-13 0-13 9 0 8 7 8 13 8 69 0 140 0 209 0z"><text:p/></draw:path><draw:path draw:style-name="gr3" draw:text-style-name="P5" svg:width="0.0693in" svg:height="0.0685in" svg:x="1.7197in" svg:y="0.0543in" svg:viewBox="0 0 177 175" svg:d="M129 25c-7-14-18-25-36-25-45 0-93 57-93 113 0 37 22 62 52 62 7 0 27-1 50-29 2 16 17 29 35 29 14 0 22-9 29-21 7-14 11-37 11-38 0-4-3-4-4-4-5 0-5 1-6 7-6 25-13 47-30 47-9 0-11-10-11-17 0-9 2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5" svg:width="0.0559in" svg:height="0.1063in" svg:x="1.8012in" svg:y="0.0161in" svg:viewBox="0 0 143 271" svg:d="M75 4c0-1 0-4-6-4-9 0-36 3-47 3-2 1-7 1-7 8 0 6 4 6 9 6 19 0 20 2 20 6 0 2-3 16-6 23-11 42-20 84-31 127-5 18-7 25-7 38 0 36 21 60 49 60 47 0 94-56 94-113 0-35-21-61-52-61-17 0-34 11-45 23 10-39 19-77 29-116zM38 150c3-8 3-9 6-14 19-25 36-30 46-30 14 0 24 11 24 36 0 23-12 67-18 80-14 27-31 40-47 40-13 0-25-10-25-39 0-6 0-13 6-38 3-12 5-24 8-35z"><text:p/></draw:path></draw:g></text:span><text:span text:style-name="T10">. </text:span></text:p>
      <text:p text:style-name="P26"><text:soft-page-break/>הוכחה: <text:span text:style-name="T11">נשתמש בטענות קודמות ע"מ לקבוע ("טענה 1"): </text:span></text:p>
      <text:p text:style-name="P12"><draw:g text:anchor-type="as-char" svg:y="-0.1598in" draw:z-index="130" draw:name="Shape120" draw:style-name="gr1"><svg:title>TexMaths</svg:title><svg:desc>11§display§\chi' = \chi^{(E)}_{A \cup B}(y) - ab§svg§600§FALSE§</svg:desc><draw:path draw:style-name="gr2" draw:text-style-name="P4" svg:width="1.226in" svg:height="0.1894in" svg:x="0.0028in" svg:y="0.0071in" svg:viewBox="0 0 3115 482" svg:d="M1558 482c-520 0-1039 0-1558 0 0-161 0-321 0-482 1038 0 2077 0 3115 0 0 161 0 321 0 482-519 0-1038 0-1557 0z"><text:p/></draw:path><draw:path draw:style-name="gr3" draw:text-style-name="P5" svg:width="0.0854in" svg:height="0.098in" svg:x="-0.0004in" svg:y="0.0921in" svg:viewBox="0 0 218 250" svg:d="M213 14c5-4 5-4 5-5 0-2-1-6-5-6-2 0-4 3-6 6-30 33-58 65-88 98-16-49-19-59-28-79-4-9-13-28-47-28-22 0-32 20-32 25 1 1 0 4 5 4 3 0 4-3 4-5 7-14 19-16 21-16 12 0 23 29 30 46 12 31 25 76 25 77-1 1 0 1-3 4-30 33-60 66-90 99-4 5-4 6-4 7 0 2 2 4 4 4 4 0 6-3 7-4 30-33 58-66 88-99 13 40 18 55 26 77 6 11 15 31 49 31 22 0 33-21 33-25 0-3-1-5-5-5s-4 1-5 6c-4 8-13 15-21 15-20 0-46-93-55-123 31-34 62-70 92-104z"><text:p/></draw:path><draw:path draw:style-name="gr3" draw:text-style-name="P5" svg:width="0.0264in" svg:height="0.0547in" svg:x="0.0953in" svg:y="0.0362in" svg:viewBox="0 0 68 140" svg:d="M65 23c2-4 3-6 3-9 0-8-7-14-16-14-10 0-13 8-15 12-12 39-24 78-36 117 0 1-1 2-1 4 0 3 9 7 10 7 2 0 2-1 4-5 17-37 34-74 51-112z"><text:p/></draw:path><draw:path draw:style-name="gr3" draw:text-style-name="P5" svg:width="0.1008in" svg:height="0.035in" svg:x="0.1839in" svg:y="0.103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854in" svg:height="0.098in" svg:x="0.3406in" svg:y="0.0921in" svg:viewBox="0 0 218 250" svg:d="M213 14c5-4 5-4 5-5 0-2-2-6-5-6-2 0-4 3-6 6-30 33-58 65-88 98-16-49-19-59-28-79-4-9-13-28-47-28-22 0-32 20-32 25 1 1 0 4 5 4 3 0 4-3 4-5 7-14 19-16 21-16 12 0 23 29 30 46 12 31 25 76 25 77-1 1 0 1-3 4-30 33-60 66-90 99-4 5-4 6-4 7 0 2 2 4 4 4 4 0 5-3 7-4 30-33 58-66 88-99 13 40 18 55 26 77 6 11 15 31 49 31 22 0 33-21 33-25 0-3-2-5-6-5s-3 1-4 6c-4 8-13 15-21 15-20 0-46-93-55-123 31-34 62-70 92-104z"><text:p/></draw:path><draw:path draw:style-name="gr3" draw:text-style-name="P5" svg:width="0.0272in" svg:height="0.1063in" svg:x="0.4433in" svg:y="0in" svg:viewBox="0 0 70 271" svg:d="M65 0c-51 36-65 94-65 135 0 38 12 97 65 136 2 0 5 0 5-4 0-2 0-2-2-4-36-32-49-78-49-128 0-72 27-109 50-128 1-1 1-3 1-4 0-3-3-3-5-3z"><text:p/></draw:path><draw:path draw:style-name="gr3" draw:text-style-name="P5" svg:width="0.0819in" svg:height="0.0717in" svg:x="0.4862in" svg:y="0.0071in" svg:viewBox="0 0 209 183" svg:d="M196 121c1-3 1-4 1-5 0-2-1-4-4-4-2 0-3 0-4 1-1 3-1 1-3 8-18 39-32 53-76 53-15 0-31 0-46 0-9 0-9-1-9-3 0-3 0-1 1-6 7-24 12-48 19-73 10 0 20 0 30 0 22 0 25 4 25 13 0 3-1 7-2 13-1 2-1 1-1 2s0 4 4 4 4-1 5-6c6-20 10-39 16-59 0-3 0-3 0-4 0-2-2-3-5-3s-3 1-5 6c-6 21-13 25-36 25-10 0-19 0-29 0 6-21 11-43 17-64 2-9 2-10 13-10 14 0 29 0 44 0 36 0 45 8 45 32 0 6-1 15-1 16 0 2 0 5 4 5 5 0 5-3 5-7 2-15 3-32 5-47 0-8-1-8-8-8-49 0-100 0-149 0-6 0-9 0-9 6 0 3 3 3 10 3 3 0 4 0 10 1 5 0 5 1 5 3s0 6-1 7c-12 47-23 93-35 141-2 11-3 13-24 13-5 0-8 0-8 5 0 4 3 4 8 4 50 0 102 0 153 0 6 0 7 0 10-5 8-19 16-38 25-57z"><text:p/></draw:path><draw:path draw:style-name="gr3" draw:text-style-name="P5" svg:width="0.0272in" svg:height="0.1063in" svg:x="0.5815in" svg:y="0in" svg:viewBox="0 0 70 271" svg:d="M6 0c-3 0-6 0-6 3 0 1 1 3 2 5 23 21 50 57 50 127 0 57-18 99-46 126-6 4-6 4-6 6s1 4 3 4c4 0 30-19 48-52 12-23 19-52 19-84 0-38-12-96-64-135z"><text:p/></draw:path><draw:path draw:style-name="gr3" draw:text-style-name="P5" svg:width="0.0799in" svg:height="0.0756in" svg:x="0.437in" svg:y="0.1276in" svg:viewBox="0 0 204 193" svg:d="M41 160c-10 15-19 22-34 23-4 0-7 0-7 5 0 4 2 5 3 5 8 0 17-1 25-1s19 1 27 1c1 0 6 0 6-7 0-3-4-3-5-3-2 0-12-1-12-8 0-3 2-8 4-11 7-11 15-22 21-33 27 0 52 0 78 0 3 14 5 30 7 45-1 2-3 7-19 7-3 0-7 0-7 5 0 1 1 5 4 5 8 0 28-1 35-1 5 0 11 0 16 0s11 1 15 1 6-3 6-6c0-4-4-4-8-4-16 0-16-2-17-9-7-56-16-111-24-166-1-7-2-8-6-8-6 0-7 2-9 6-33 51-66 102-99 154zM76 121c19-30 38-58 57-88 5 30 8 58 12 88-23 0-46 0-69 0z"><text:p/></draw:path><draw:path draw:style-name="gr3" draw:text-style-name="P5" svg:width="0.0654in" svg:height="0.0657in" svg:x="0.5307in" svg:y="0.1394in" svg:viewBox="0 0 167 168" svg:d="M167 11c0-4 0-11-6-11-7 0-7 7-7 11 0 32 0 65 0 97 0 6 0 23-23 36-17 9-36 11-47 11-25 0-41-7-48-11-19-12-23-24-23-36 0-32 0-65 0-97 0-4 0-11-6-11-7 0-7 7-7 11 0 33 0 65 0 98 0 44 48 59 84 59 34 0 83-14 83-60 0-32 0-65 0-97z"><text:p/></draw:path><draw:path draw:style-name="gr3" draw:text-style-name="P5" svg:width="0.0815in" svg:height="0.0724in" svg:x="0.6122in" svg:y="0.1303in" svg:viewBox="0 0 208 185" svg:d="M32 164c-2 9-2 11-23 11-5 0-9 0-9 6 0 4 3 4 9 4 35 0 69 0 104 0 45 0 81-31 81-58 0-19-18-36-47-39 33-5 61-26 61-49 0-21-21-39-56-39-33 0-66 0-99 0-6 0-9 0-9 6 0 4 3 4 9 4 3 0 5 0 10 0 6 1 6 1 6 4s0 3-1 6c-12 48-24 96-36 144zM76 85c5-22 11-44 16-66 3-8 3-9 14-9 14 0 27 0 41 0 28 0 33 18 33 29 0 22-24 46-60 46-14 0-30 0-44 0zM63 175c-9 0-9 0-9-2 0-1 0-2 1-7 7-25 12-49 19-74 18 0 38 0 57 0 25 0 35 17 35 33 0 27-27 50-59 50-15 0-30 0-44 0z"><text:p/></draw:path><draw:path draw:style-name="gr3" draw:text-style-name="P5" svg:width="0.035in" svg:height="0.1508in" svg:x="0.7236in" svg:y="0.0449in" svg:viewBox="0 0 90 384" svg:d="M90 381c0-1 0-2-6-9-49-48-61-120-61-179 0-68 14-135 62-183 5-4 5-6 5-7 0-2-2-3-4-3-3 0-39 25-62 75-18 43-24 86-24 118 0 29 4 77 26 120 24 47 57 71 60 71 2 0 4-1 4-3z"><text:p/></draw:path><draw:path draw:style-name="gr3" draw:text-style-name="P5" svg:width="0.0697in" svg:height="0.098in" svg:x="0.7724in" svg:y="0.0921in" svg:viewBox="0 0 178 250" svg:d="M177 23c1-5 1-6 1-9 0-6-5-11-11-11-3 0-10 4-13 9-1 2-4 13-5 21-3 10-6 20-8 31-6 23-12 46-18 69-1 6-17 33-44 33-18 0-23-17-23-32 0-17 7-40 20-75 5-16 8-20 8-28 0-17-14-31-32-31-38 0-52 56-52 59 0 4 4 4 6 4 3 0 3-1 5-7 11-36 26-48 40-48 3 0 10 0 10 13 0 9-5 19-7 26-17 41-23 63-23 82 0 34 24 46 47 46 16 0 29-7 40-18-6 20-10 39-26 60-9 13-25 24-42 24-6 0-24-1-30-16 6 0 12 0 16-5 5-3 8-9 8-15 0-12-10-15-14-15-9 0-21 7-21 26 0 20 16 34 41 34 39 0 79-35 90-79 12-50 25-98 37-148z"><text:p/></draw:path><draw:path draw:style-name="gr3" draw:text-style-name="P5" svg:width="0.035in" svg:height="0.1508in" svg:x="0.8567in" svg:y="0.0449in" svg:viewBox="0 0 90 384" svg:d="M90 193c0-30-4-77-26-120-23-49-56-73-60-73-2 0-4 1-4 3 0 1 0 3 8 9 37 39 59 100 59 181 0 66-14 133-61 181-6 5-6 6-6 7 0 2 2 3 4 3 4 0 39-25 62-75 19-42 24-84 24-116z"><text:p/></draw:path><draw:path draw:style-name="gr3" draw:text-style-name="P5" svg:width="0.0929in" svg:height="0.0055in" svg:x="0.9539in" svg:y="0.1177in" svg:viewBox="0 0 237 15" svg:d="M222 15c7 0 15 0 15-7 0-8-8-8-15-8-69 0-139 0-209 0-6 0-13 0-13 8 0 7 7 7 13 7 70 0 140 0 209 0z"><text:p/></draw:path><draw:path draw:style-name="gr3" draw:text-style-name="P5" svg:width="0.0693in" svg:height="0.0685in" svg:x="1.0992in" svg:y="0.0921in" svg:viewBox="0 0 177 175" svg:d="M129 24c-7-14-18-24-35-24-46 0-94 56-94 112 0 37 22 63 52 63 7 0 27-2 50-30 3 17 17 30 36 30 13 0 22-9 28-22 7-13 8-25 11-37 0-5-3-5-4-5-5 0-5 1-6 7-6 25-13 48-29 48-10 0-11-10-11-17 0-9 1-13 4-29 4-17 5-20 9-35 4-18 10-37 14-54 2-11 2-11 2-13 0-7-4-10-11-10-9 0-15 7-16 16zM103 124c-1 7-1 8-7 15-17 21-32 27-43 27-20 0-25-21-25-36 0-20 12-67 22-85 11-23 28-37 44-37 25 0 30 32 30 34s-1 4-1 6c-6 26-13 51-20 76z"><text:p/></draw:path><draw:path draw:style-name="gr3" draw:text-style-name="P5" svg:width="0.0559in" svg:height="0.1071in" svg:x="1.1807in" svg:y="0.0535in" svg:viewBox="0 0 143 273" svg:d="M75 4c-2-1 0-4-6-4-8 0-36 3-47 4-2 0-7 0-7 8 0 5 4 5 9 5 19 0 20 2 20 6 0 2-3 16-5 24-11 42-21 84-32 126-5 20-7 25-7 39 0 37 21 61 50 61 46 0 93-58 93-113 0-36-21-62-52-62-17 0-34 11-45 23 10-38 19-78 29-117zM39 151c2-9 2-10 5-15 19-24 36-30 46-30 15 0 24 12 24 36 0 23-12 67-18 83-13 25-31 39-46 39-14 0-26-11-26-39 0-7 0-15 6-39 3-12 5-24 9-35z"><text:p/></draw:path></draw:g></text:p>
      <text:p text:style-name="P28"><text:span text:style-name="T12"><draw:g text:anchor-type="as-char" svg:y="-0.1437in" draw:z-index="122" draw:name="Shape121" draw:style-name="gr1"><svg:title>TexMaths</svg:title><svg:desc>11§display§dom(\chi^{(E)}_{A \triangle B}) = dom(\chi') = E§svg§600§FALSE§</svg:desc><draw:path draw:style-name="gr2" draw:text-style-name="P4" svg:width="1.8535in" svg:height="0.1886in" svg:x="0.0016in" svg:y="0.0075in" svg:viewBox="0 0 4709 480" svg:d="M2355 480c-785 0-1570 0-2355 0 0-160 0-320 0-480 1570 0 3140 0 4709 0 0 160 0 320 0 480-784 0-1569 0-2354 0z"><text:p/></draw:path><draw:path draw:style-name="gr3" draw:text-style-name="P5" svg:width="0.0724in" svg:height="0.1071in" svg:x="-0.0004in" svg:y="0.0528in" svg:viewBox="0 0 185 273" svg:d="M185 4c-2-1 0-4-6-4-5 0-43 3-49 4-2 0-6 3-6 8s5 5 10 5c19 0 19 2 19 6 0 2-1 6-1 8-8 31-16 60-23 91-7-14-18-24-35-24-46 0-94 56-94 113 0 37 22 62 52 62 7 0 27-2 50-30 4 17 17 30 36 30 13 0 22-9 28-22 7-13 8-25 11-37 0-5-3-5-4-5-5 0-5 2-6 7-6 25-13 48-29 48-10 0-11-10-11-17 0-10 1-12 2-19 18-75 37-149 56-224zM103 222c-1 7-1 8-7 15-17 21-32 27-43 27-20 0-25-21-25-36 0-20 12-67 22-85 11-23 28-37 44-37 25 0 30 32 30 34s-1 5-1 6c-6 26-13 51-20 76z"><text:p/></draw:path><draw:path draw:style-name="gr3" draw:text-style-name="P5" svg:width="0.0646in" svg:height="0.0685in" svg:x="0.0795in" svg:y="0.0929in" svg:viewBox="0 0 165 175" svg:d="M165 65c0-40-27-65-62-65-51 0-103 55-103 109 0 39 25 66 62 66 50 0 103-54 103-110zM62 166c-17 0-33-12-33-42 0-18 10-60 22-80 18-30 41-36 51-36 23 0 34 18 34 42 0 15-7 56-22 81-13 22-35 35-52 35z"><text:p/></draw:path><draw:path draw:style-name="gr3" draw:text-style-name="P5" svg:width="0.124in" svg:height="0.0685in" svg:x="0.1512in" svg:y="0.0929in" svg:viewBox="0 0 316 175" svg:d="M22 148c-1 5-3 15-3 16 0 8 5 11 11 11 5 0 12-3 14-11 1-1 6-19 8-29 3-12 5-24 9-35 2-8 4-16 6-25 1-7 5-18 5-20 6-12 26-47 63-47 17 0 21 14 21 27 0 10-3 21-6 32-4 16-8 30-11 45-3 10-6 20-8 30-1 8-4 21-4 22 0 8 5 11 11 11 12 0 14-10 17-22 6-22 20-78 23-94 1-4 22-51 64-51 17 0 21 13 21 27 0 22-17 66-24 87-4 9-5 13-5 21 0 18 14 32 31 32 36 0 51-57 51-59 0-5-4-5-5-5-3 0-3 1-5 7-6 21-19 48-40 48-6 0-9-3-9-13 0-9 4-19 7-26 8-21 23-64 23-86 0-26-15-41-44-41-28 0-48 17-63 37-1-5-2-18-13-27-9-9-22-10-31-10-35 0-53 24-60 33-2-22-19-33-35-33-19 0-26 14-29 22-8 13-12 36-12 37 0 4 3 4 4 4 4 0 5 0 7-9 7-28 14-46 28-46 6 0 12 3 12 18 0 8-1 13-6 32-8 30-15 60-23 90z"><text:p/></draw:path><draw:path draw:style-name="gr3" draw:text-style-name="P5" svg:width="0.0346in" svg:height="0.1512in" svg:x="0.2953in" svg:y="0.0449in" svg:viewBox="0 0 89 385" svg:d="M89 381c0-1 0-2-6-9-49-48-61-120-61-179 0-67 14-135 63-183 4-4 4-6 4-7 0-2-1-3-3-3-5 0-39 25-62 75-20 43-24 86-24 118 0 29 4 77 25 120 23 47 56 72 61 72 2 0 3-1 3-4z"><text:p/></draw:path><draw:path draw:style-name="gr3" draw:text-style-name="P5" svg:width="0.0854in" svg:height="0.098in" svg:x="0.3441in" svg:y="0.0929in" svg:viewBox="0 0 218 250" svg:d="M213 14c5-3 5-4 5-5 0-2-1-5-5-5-2 0-3 2-6 5-30 33-58 65-88 98-16-49-19-59-28-79-4-9-13-28-46-28-23 0-33 20-33 25 1 1 0 4 5 4 3 0 4-3 5-4 6-15 18-17 20-17 12 0 24 29 31 47 12 30 24 75 24 76-1 1 0 1-3 4-30 33-60 67-90 100-4 4-4 5-4 6 0 2 3 5 6 5 2 0 4-3 5-5 30-33 59-66 89-99 12 40 17 55 27 77 4 11 13 31 47 31 23 0 33-20 33-25 0-3-1-5-5-5s-4 2-5 6c-3 10-13 15-21 15-20 0-45-93-54-123 31-34 61-70 91-104z"><text:p/></draw:path><draw:path draw:style-name="gr3" draw:text-style-name="P5" svg:width="0.0272in" svg:height="0.1063in" svg:x="0.4472in" svg:y="-0.0004in" svg:viewBox="0 0 70 271" svg:d="M65 0c-52 36-65 94-65 135 0 38 11 97 65 136 2 0 5 0 5-3s-1-3-3-5c-35-32-49-78-49-128 0-72 28-109 50-128 1-1 2-3 2-4 0-3-3-3-5-3z"><text:p/></draw:path><draw:path draw:style-name="gr3" draw:text-style-name="P5" svg:width="0.0819in" svg:height="0.072in" svg:x="0.4894in" svg:y="0.0075in" svg:viewBox="0 0 209 184" svg:d="M196 121c2-3 2-4 2-5s-1-4-5-4c-2 0-2 0-3 1-1 0-1 2-4 8-18 39-32 53-76 53-15 0-30 0-45 0-9 0-9-1-9-3 0-3 0-1 1-6 6-24 12-48 18-73 10 0 21 0 31 0 21 0 24 4 24 14 0 2-1 6-2 12 0 2 0 2 0 3 1 1 0 3 4 3 3 0 3-1 4-5 6-20 10-40 16-60 1-3 1-3 1-4 0-2-2-3-4-3-5 0-5 1-6 6-7 21-14 25-37 25-10 0-19 0-29 0 6-21 11-43 17-64 2-9 2-9 14-9 14 0 30 0 44 0 35 0 44 7 44 31 0 6-1 15-1 16 0 2 1 5 4 5 5 0 5-3 6-7 1-15 3-32 4-47 1-8-1-8-8-8-49 0-99 0-148 0-6 0-9 0-9 6 0 4 3 4 9 4 4 0 5 0 10 0s6 1 6 3-1 6-1 7c-12 47-23 93-35 141-3 11-3 13-24 13-6 0-9 0-9 5s3 5 9 5c50 0 102 0 153 0 6 0 6 0 9-6 8-19 16-38 25-57z"><text:p/></draw:path><draw:path draw:style-name="gr3" draw:text-style-name="P5" svg:width="0.0268in" svg:height="0.1063in" svg:x="0.585in" svg:y="-0.0004in" svg:viewBox="0 0 69 271" svg:d="M4 0c-2 0-4 0-4 3 0 1 0 3 2 5 23 21 50 57 50 127 0 57-18 100-48 126-4 4-4 5-4 7 0 1 0 3 3 3 4 0 29-19 47-52 12-23 19-52 19-84 0-38-11-96-65-135z"><text:p/></draw:path><draw:path draw:style-name="gr3" draw:text-style-name="P5" svg:width="0.0803in" svg:height="0.0756in" svg:x="0.4406in" svg:y="0.1283in" svg:viewBox="0 0 205 193" svg:d="M41 160c-9 15-18 22-34 23-3 0-7 0-7 5 0 4 3 5 4 5 7 0 16-1 24-1s19 1 27 1c2 0 6 0 6-7 0-3-4-3-5-3-2 0-12-1-12-8 0-3 3-9 4-11 8-11 15-22 22-33 26 0 52 0 77 0 3 14 5 30 7 45-1 2-3 7-19 7-3 0-6 0-6 5 0 1 0 5 4 5 8 0 27-1 34-1 6 0 11 0 17 0 4 0 10 1 15 1 3 0 6-3 6-6 0-4-4-4-8-4-15 0-17-2-18-9-7-56-15-111-23-167-1-6-2-7-6-7-6 0-7 2-10 6-33 51-66 102-99 154zM77 121c19-30 37-58 56-88 5 30 9 58 13 88-23 0-46 0-69 0z"><text:p/></draw:path><draw:path draw:style-name="gr3" draw:text-style-name="P5" svg:width="0.0902in" svg:height="0.076in" svg:x="0.535in" svg:y="0.1283in" svg:viewBox="0 0 230 194" svg:d="M122 6c-3-5-5-6-6-6-5 0-6 3-8 6-35 58-71 116-106 176-2 3-2 4-2 5 0 7 7 7 11 7 69 0 139 0 208 0 5 0 11 0 11-7 0-2 0-2-1-5-35-60-72-118-107-176zM114 20c33 54 65 107 98 161-65 0-128 0-193 0 32-54 64-107 95-161z"><text:p/></draw:path><draw:path draw:style-name="gr3" draw:text-style-name="P5" svg:width="0.0815in" svg:height="0.0724in" svg:x="0.6421in" svg:y="0.1315in" svg:viewBox="0 0 208 185" svg:d="M32 164c-2 9-2 11-23 11-5 0-9 0-9 6 0 4 3 4 9 4 35 0 69 0 104 0 45 0 81-31 81-58 0-19-18-36-47-39 33-5 61-26 61-49 0-21-21-39-56-39-33 0-66 0-99 0-6 0-9 0-9 6 0 4 3 4 9 4 3 0 5 0 10 0 6 1 6 1 6 4s0 1-1 6c-12 48-24 96-36 144zM76 85c5-22 11-44 16-66 3-8 3-9 14-9 14 0 27 0 41 0 28 0 33 18 33 29 0 20-24 46-60 46-14 0-30 0-44 0zM63 175c-9 0-9 0-9-3 0-2 0-1 1-6 7-25 12-49 19-74 18 0 38 0 57 0 25 0 35 17 35 32 0 28-27 51-59 51-15 0-30 0-44 0z"><text:p/></draw:path><draw:path draw:style-name="gr3" draw:text-style-name="P5" svg:width="0.0346in" svg:height="0.1512in" svg:x="0.748in" svg:y="0.0449in" svg:viewBox="0 0 89 385" svg:d="M89 193c0-30-4-77-25-120-23-49-56-73-61-73-2 0-3 1-3 3 0 1 0 3 7 9 38 39 60 100 60 181 0 66-14 133-63 181-4 5-4 6-4 7 0 2 1 4 3 4 5 0 39-26 62-76 20-40 24-83 24-116z"><text:p/></draw:path><draw:path draw:style-name="gr3" draw:text-style-name="P5" svg:width="0.1008in" svg:height="0.035in" svg:x="0.8488in" svg:y="0.1024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072in" svg:height="0.1071in" svg:x="1.0071in" svg:y="0.0528in" svg:viewBox="0 0 184 273" svg:d="M184 4c-2-1 0-4-6-4-5 0-42 3-48 4-3 0-6 3-6 8s4 5 9 5c19 0 20 2 20 6 0 2-1 6-1 8-8 31-16 60-23 91-8-14-19-24-37-24-45 0-92 56-92 113 0 37 21 62 51 62 7 0 27-2 50-30 4 17 17 30 35 30 14 0 22-9 29-22s8-25 12-37c0-5-4-5-5-5-4 0-4 2-5 7-6 25-14 48-29 48-11 0-13-10-13-17 0-10 2-12 3-19 18-75 37-149 56-224zM103 222c-2 7-2 8-7 15-18 21-33 27-44 27-19 0-24-21-24-36 0-20 12-67 20-85 13-23 30-37 46-37 25 0 30 32 30 34s-1 5-2 6c-6 26-12 51-19 76z"><text:p/></draw:path><draw:path draw:style-name="gr3" draw:text-style-name="P5" svg:width="0.0646in" svg:height="0.0685in" svg:x="1.0862in" svg:y="0.0929in" svg:viewBox="0 0 165 175" svg:d="M165 65c0-40-26-65-62-65-51 0-103 55-103 109 0 39 25 66 62 66 51 0 103-54 103-110zM63 166c-18 0-34-12-34-42 0-18 10-60 22-80 19-30 41-36 52-36 22 0 35 18 35 42 0 15-8 56-24 81-13 22-34 35-51 35z"><text:p/></draw:path><draw:path draw:style-name="gr3" draw:text-style-name="P5" svg:width="0.1244in" svg:height="0.0685in" svg:x="1.1583in" svg:y="0.0929in" svg:viewBox="0 0 317 175" svg:d="M23 148c-1 5-3 15-3 16 0 8 5 11 11 11 4 0 11-3 14-11 0-1 5-19 7-29 3-12 5-24 9-35 2-8 4-16 6-25 2-7 5-18 6-20 5-12 26-47 62-47 18 0 21 14 21 27 0 10-2 21-5 32-4 16-8 30-11 45-2 10-6 20-8 30-2 8-5 21-5 22 0 8 5 11 11 11 12 0 14-10 17-22 6-22 20-78 23-94 1-4 22-51 64-51 17 0 21 13 21 27 0 22-15 66-23 87-5 9-6 13-6 21 0 18 14 32 32 32 37 0 51-57 51-59 0-5-3-5-5-5-4 0-4 1-6 7-6 21-18 48-39 48-6 0-10-3-10-13 0-9 4-19 7-26 8-21 24-64 24-86 0-26-16-41-45-41-30 0-48 17-63 37 0-5-1-18-12-27-10-9-22-10-32-10-35 0-53 24-60 33-1-22-18-33-35-33-18 0-26 14-29 22-6 13-12 36-12 37 0 4 3 3 4 4 5 0 5 0 7-9 7-28 14-46 29-46 6 0 12 3 12 18 0 8-1 13-7 32-8 30-14 60-22 90z"><text:p/></draw:path><draw:path draw:style-name="gr3" draw:text-style-name="P5" svg:width="0.035in" svg:height="0.1512in" svg:x="1.3024in" svg:y="0.0449in" svg:viewBox="0 0 90 385" svg:d="M90 381c0-1 0-2-6-9-49-48-61-120-61-179 0-67 14-135 62-183 5-4 5-6 5-7 0-2-2-3-4-3-3 0-39 25-62 75-20 43-24 86-24 118 0 29 4 77 25 120 23 47 58 72 61 72 2 0 4-1 4-4z"><text:p/></draw:path><draw:path draw:style-name="gr3" draw:text-style-name="P5" svg:width="0.0854in" svg:height="0.098in" svg:x="1.3512in" svg:y="0.0929in" svg:viewBox="0 0 218 250" svg:d="M213 14c5-3 5-4 5-5 0-2-2-5-5-5s-4 2-6 5c-30 33-60 65-89 98-16-49-18-59-28-79-3-9-12-28-46-28-22 0-33 20-33 25 2 1 0 4 6 4 3 0 4-3 4-4 7-15 19-17 21-17 11 0 23 29 30 47 12 30 24 75 24 76-1 1 0 1-2 4-30 33-60 67-90 100-4 4-4 5-4 6 0 2 2 5 4 5 4 0 5-3 7-5 30-33 58-66 88-99 12 40 18 55 26 77 6 11 14 31 49 31 22 0 33-20 33-25 0-3-2-5-6-5s-4 2-5 6c-3 10-13 15-20 15-20 0-46-93-55-123 31-34 62-70 92-104z"><text:p/></draw:path><draw:path draw:style-name="gr3" draw:text-style-name="P5" svg:width="0.026in" svg:height="0.0547in" svg:x="1.4469in" svg:y="0.0366in" svg:viewBox="0 0 67 140" svg:d="M65 23c2-4 2-6 2-9 0-8-6-14-15-14-10 0-13 8-16 12-12 40-23 78-35 118 0 1-1 2-1 3 0 4 8 7 10 7s2-1 4-5c17-37 34-74 51-112z"><text:p/></draw:path><draw:path draw:style-name="gr3" draw:text-style-name="P5" svg:width="0.035in" svg:height="0.1512in" svg:x="1.4929in" svg:y="0.0449in" svg:viewBox="0 0 90 385" svg:d="M90 193c0-30-4-77-25-120-23-49-56-73-61-73-2 0-4 1-4 3 0 1 0 3 8 9 38 39 60 100 60 181 0 66-14 133-62 181-6 5-6 6-6 7 0 2 2 4 4 4 5 0 39-26 62-76 20-40 24-83 24-116z"><text:p/></draw:path><draw:path draw:style-name="gr3" draw:text-style-name="P5" svg:width="0.1008in" svg:height="0.035in" svg:x="1.5945in" svg:y="0.102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102in" svg:height="0.1031in" svg:x="1.7524in" svg:y="0.0551in" svg:viewBox="0 0 281 263" svg:d="M259 173c1-2 2-5 2-6-1-2 0-4-5-4-3 0-4 2-5 5-24 57-39 83-106 83-18 0-37 0-56 0-5 0-5 0-9 0-3-1-4-1-4-4 0-1 0-3 2-9 9-35 17-71 25-106 14 0 26 0 39 0 33 0 33 9 33 18 0 3 0 7-2 20-1 1-1 2-1 3 0 2 1 4 4 4s4-1 6-7c7-31 14-61 22-91 0-2-2-4-5-4s-4 2-5 8c-8 28-15 37-51 37-12 0-24 0-36 0 7-31 15-62 23-92 4-15 4-16 21-16 18 0 36 0 55 0 47 0 58 11 58 43 0 9 0 10-1 21 0 2 0 4 0 7 0 2 1 4 4 4 5 0 5-2 6-10 2-22 5-44 8-66 1-11-2-11-11-11-65 0-130 0-195 0-8 0-12 0-12 8 0 4 3 4 11 4 14 0 25 0 25 7 0 2 0 2-2 10-17 68-34 136-51 204-4 15-4 18-35 18-7 0-11 0-11 8 0 4 3 4 11 4 67 0 133 0 200 0 9 0 10 0 12-6 12-29 23-57 36-84z"><text:p/></draw:path></draw:g></text:span><text:span text:style-name="T12"><text:s/>לפי ההגדרה של </text:span><text:span text:style-name="T12"><draw:g text:anchor-type="as-char" svg:y="-0.0681in" draw:z-index="119" draw:name="Shape122" draw:style-name="gr1"><svg:title>TexMaths</svg:title><svg:desc>11§display§\chi§svg§600§FALSE§</svg:desc><draw:path draw:style-name="gr2" draw:text-style-name="P4" svg:width="0.0736in" svg:height="0.0815in" svg:x="0.0028in" svg:y="0.0071in" svg:viewBox="0 0 188 208" svg:d="M0 0c63 0 125 0 188 0 0 69 0 139 0 208-63 0-125 0-188 0 0-69 0-139 0-208z"><text:p/></draw:path><draw:path draw:style-name="gr3" draw:text-style-name="P5" svg:width="0.0843in" svg:height="0.0972in" svg:x="-0.0004in" svg:y="0in" svg:viewBox="0 0 215 248" svg:d="M211 15c4-4 4-5 4-6 0-2-1-5-4-5-2 0-4 3-7 5-28 33-58 65-87 98-15-49-18-59-27-79-4-9-12-28-46-28-23 0-33 20-33 25 2 1 0 5 5 5 4 0 4-4 5-5 5-15 19-16 21-16 11 0 23 28 29 46 13 30 25 74 25 75-1 2 0 1-4 4-29 33-58 66-88 98-4 5-4 6-4 7 0 2 2 4 4 4 4 0 5-2 7-4 29-32 58-65 88-98 12 40 15 54 25 76 5 12 13 31 47 31 22 0 33-20 33-25 0-2 0-5-4-5-3 0-4 2-5 6-4 10-14 15-21 15-20 0-45-92-54-121 31-34 61-68 91-103z"><text:p/></draw:path></draw:g></text:span><text:span text:style-name="T12"><text:s/>שניתנה בשיעור ולפי הגדרת פונקציות </text:span><text:span text:style-name="T12"><draw:g text:anchor-type="as-char" svg:y="-0.1063in" draw:z-index="120" draw:name="Shape123" draw:style-name="gr1"><svg:title>TexMaths</svg:title><svg:desc>11§display§\lambda§svg§600§FALSE§</svg:desc><draw:path draw:style-name="gr2" draw:text-style-name="P4" svg:width="0.0669in" svg:height="0.0906in" svg:x="-0.0004in" svg:y="0.0071in" svg:viewBox="0 0 171 231" svg:d="M0 0c57 0 114 0 171 0 0 77 0 154 0 231-57 0-114 0-171 0 0-77 0-154 0-231z"><text:p/></draw:path><draw:path draw:style-name="gr3" draw:text-style-name="P5" svg:width="0.0744in" svg:height="0.1063in" svg:x="0in" svg:y="0in" svg:viewBox="0 0 190 271" svg:d="M116 153c15 41 34 100 40 109 6 8 10 8 20 8 4 0 6 0 9 0 5 0 5-3 5-4s-2-2-3-3c-3-4-5-10-8-18-26-72-52-145-78-217-8-22-29-28-47-28-2 0-7 0-7 4s3 4 4 4c12 2 15 5 25 31 12 34 24 69 36 103-35 35-70 70-105 106-5 4-7 6-7 12s4 11 11 11 10-5 13-8c31-36 62-73 92-110z"><text:p/></draw:path></draw:g></text:span><text:span text:style-name="T12">. יהי </text:span><text:span text:style-name="T12"><draw:g text:anchor-type="as-char" svg:y="-0.1043in" draw:z-index="121" draw:name="Shape124" draw:style-name="gr1"><svg:title>TexMaths</svg:title><svg:desc>11§display§y \in E§svg§600§FALSE§</svg:desc><draw:path draw:style-name="gr2" draw:text-style-name="P4" svg:width="0.3665in" svg:height="0.1181in" svg:x="0.0031in" svg:y="0.0071in" svg:viewBox="0 0 932 301" svg:d="M0 0c311 0 621 0 932 0 0 100 0 201 0 301-311 0-621 0-932 0 0-100 0-201 0-301z"><text:p/></draw:path><draw:path draw:style-name="gr3" draw:text-style-name="P5" svg:width="0.0697in" svg:height="0.0976in" svg:x="-0.0004in" svg:y="0.0362in" svg:viewBox="0 0 178 249" svg:d="M177 24c1-5 1-6 1-9 0-7-5-11-11-11-4 0-9 3-13 9-1 1-4 13-5 20-4 11-6 21-8 32-6 23-12 46-18 70-2 5-18 32-44 32-20 0-24-17-24-31 0-18 7-42 20-76 7-16 8-20 8-28 0-18-13-32-31-32-38 0-52 56-52 60s3 2 4 4c5 0 5-1 7-7 10-36 26-48 39-48 3 0 9 0 9 12 0 10-3 20-6 28-16 40-22 62-22 80 0 35 24 45 47 45 15 0 28-5 39-16-5 18-10 38-26 58-9 13-24 24-41 24-6 0-24-1-30-15 6 0 11 0 16-6 5-3 8-7 8-15 0-12-10-13-14-13-9 0-21 5-21 25 0 19 16 33 41 33 39 0 79-35 90-78 12-49 24-98 37-147z"><text:p/></draw:path><draw:path draw:style-name="gr3" draw:text-style-name="P5" svg:width="0.076in" svg:height="0.0874in" svg:x="0.1303in" svg:y="0.0213in" svg:viewBox="0 0 194 223" svg:d="M181 120c6 0 13 0 13-8 0-7-7-7-13-7-55 0-109 0-164 0 4-52 48-90 103-90 20 0 41 0 61 0 6 0 13 0 13-7 0-8-7-8-13-8-21 0-41 0-62 0-66 0-119 51-119 112s53 111 119 111c21 0 41 0 62 0 6 0 13 0 13-8s-7-8-13-8c-20 0-41 0-61 0-55 0-99-36-103-87 55 0 109 0 164 0z"><text:p/></draw:path><draw:path draw:style-name="gr3" draw:text-style-name="P5" svg:width="0.1102in" svg:height="0.1024in" svg:x="0.2669in" svg:y="0in" svg:viewBox="0 0 281 261" svg:d="M260 172c0-1 0-3 1-4 0-1 0-5-4-5s-5 2-5 5c-25 56-39 81-106 81-18 0-38 0-57 0-4 0-5 0-7 0-5 0-6-1-6-4 0-1 0-1 2-9 9-34 18-69 27-104 13 0 25 0 38 0 32 0 32 8 32 18 0 2 0 8-2 19-1 2-1 2-1 3 0 2 1 4 4 4 4 0 5-2 7-6 6-31 14-61 22-91 0-2-2-4-5-4-4 0-4 2-5 7-9 29-15 38-51 38-12 0-24 0-36 0 8-31 15-62 23-92 3-15 3-16 21-16s35 0 54 0c47 0 59 11 59 43 0 9 0 10-2 20 0 2 0 6 0 8 0 1 1 4 5 4s4-2 5-10c2-22 5-45 8-67 1-10-1-10-11-10-65 0-130 0-195 0-8 0-11 0-11 8 0 4 3 4 10 4 14 0 25 0 25 7 0 2 0 2-2 10-17 67-34 135-51 203-3 15-4 17-35 17-7 0-11 0-11 8 0 4 4 4 11 4 67 0 133 0 200 0 10 0 10 0 13-6 12-28 24-55 36-83z"><text:p/></draw:path></draw:g></text:span><text:span text:style-name="T12">, נוכיח </text:span><text:span text:style-name="T12"><draw:g text:anchor-type="as-char" svg:y="-0.1437in" draw:z-index="125" draw:name="Shape125" draw:style-name="gr1"><svg:title>TexMaths</svg:title><svg:desc>11§display§c := \chi^{(E)}_{A \triangle B}(y) = \chi'(y)§svg§600§FALSE§</svg:desc><draw:path draw:style-name="gr2" draw:text-style-name="P4" svg:width="1.4161in" svg:height="0.1886in" svg:x="0.0008in" svg:y="0.0075in" svg:viewBox="0 0 3598 480" svg:d="M1800 480c-600 0-1200 0-1800 0 0-160 0-320 0-480 1200 0 2398 0 3598 0 0 160 0 320 0 480-599 0-1199 0-1798 0z"><text:p/></draw:path><draw:path draw:style-name="gr3" draw:text-style-name="P5" svg:width="0.0587in" svg:height="0.0685in" svg:x="-0.0004in" svg:y="0.0929in" svg:viewBox="0 0 150 175" svg:d="M136 23c-5 0-11 0-16 6-7 6-7 13-7 15 0 10 7 13 15 13 11 0 20-9 20-24 0-19-17-33-45-33-52 0-103 55-103 109 0 35 22 66 63 66 55 0 87-41 87-46 0-2-3-5-5-5s-2 0-4 4c-31 38-74 38-78 38-25 0-34-18-34-42 0-16 7-54 20-77 11-22 33-39 54-39 14 0 28 5 33 15z"><text:p/></draw:path><draw:path draw:style-name="gr3" draw:text-style-name="P5" svg:width="0.0157in" svg:height="0.065in" svg:x="0.1146in" svg:y="0.0933in" svg:viewBox="0 0 41 166" svg:d="M41 20c0-11-9-20-20-20-12 0-21 9-21 20s9 21 21 21c11 0 20-10 20-21zM41 145c0-11-9-19-20-19-12 0-21 8-21 19s9 21 21 21c11 0 20-10 20-21z"><text:p/></draw:path><draw:path draw:style-name="gr3" draw:text-style-name="P5" svg:width="0.1008in" svg:height="0.035in" svg:x="0.152in" svg:y="0.102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854in" svg:height="0.098in" svg:x="0.3087in" svg:y="0.0929in" svg:viewBox="0 0 218 250" svg:d="M213 14c5-3 5-4 5-5 0-2-1-5-5-5-2 0-4 2-6 5-30 33-59 65-88 98-16-49-19-59-28-79-4-9-13-28-47-28-22 0-32 20-32 25 1 1 0 4 4 4s5-3 5-4c6-15 19-17 21-17 12 0 23 29 29 47 13 30 26 75 26 76-1 1 0 1-4 4-29 33-59 67-89 100-4 4-4 5-4 6 0 2 2 5 4 5 4 0 6-3 7-5 30-33 58-66 88-99 13 40 18 55 26 77 6 11 15 31 49 31 22 0 33-20 33-25 0-3-1-5-5-5s-4 2-5 6c-5 10-13 15-21 15-20 0-46-93-55-123 31-34 62-70 92-104z"><text:p/></draw:path><draw:path draw:style-name="gr3" draw:text-style-name="P5" svg:width="0.0272in" svg:height="0.1063in" svg:x="0.4114in" svg:y="-0.0004in" svg:viewBox="0 0 70 271" svg:d="M65 0c-51 36-65 94-65 135 0 38 12 97 65 136 2 0 5 0 5-3s0-3-2-5c-36-32-49-78-49-128 0-72 27-109 50-128 1-1 1-3 1-4 0-3-3-3-5-3z"><text:p/></draw:path><draw:path draw:style-name="gr3" draw:text-style-name="P5" svg:width="0.0819in" svg:height="0.072in" svg:x="0.4543in" svg:y="0.0075in" svg:viewBox="0 0 209 184" svg:d="M196 121c1-3 1-4 1-5s-1-4-5-4c-1 0-2 0-3 1-1 3-1 2-4 8-17 39-31 53-75 53-15 0-31 0-46 0-9 0-9-1-9-3 0-3 0-1 1-6 7-24 12-48 19-73 10 0 20 0 29 0 22 0 26 4 26 14 0 2-1 6-2 12-2 2-2 2-2 3 2 1 0 3 5 3 4 0 4-1 5-5 6-20 10-40 16-60 0-3 0-3 0-4 0-2-2-3-5-3s-3 1-5 6c-6 21-13 25-36 25-10 0-19 0-29 0 5-21 11-43 16-64 3-9 3-9 14-9 14 0 29 0 44 0 35 0 45 7 45 31 0 6-1 15-1 16 0 2 0 5 4 5 3 0 4-3 4-7 3-15 4-32 6-47 0-8-1-8-8-8-49 0-100 0-149 0-6 0-9 0-9 6 0 4 3 4 10 4 3 0 4 0 10 0 5 0 5 1 5 3s0 6-1 7c-12 47-23 93-35 141-2 11-3 13-24 13-5 0-8 0-8 5s3 5 8 5c50 0 102 0 153 0 6 0 7 0 8-6 9-19 18-38 27-57z"><text:p/></draw:path><draw:path draw:style-name="gr3" draw:text-style-name="P5" svg:width="0.0272in" svg:height="0.1063in" svg:x="0.5496in" svg:y="-0.0004in" svg:viewBox="0 0 70 271" svg:d="M5 0c-2 0-5 0-5 3 0 1 1 3 2 5 23 21 50 57 50 127 0 57-18 100-48 126-4 4-4 5-4 7 0 1 1 3 3 3 4 0 30-19 48-52 12-23 19-52 19-84 0-38-12-96-65-135z"><text:p/></draw:path><draw:path draw:style-name="gr3" draw:text-style-name="P5" svg:width="0.0795in" svg:height="0.0756in" svg:x="0.4055in" svg:y="0.1283in" svg:viewBox="0 0 203 193" svg:d="M41 160c-10 15-19 22-34 23-4 0-7 0-7 5 0 4 2 5 4 5 7 0 16-1 23-1 9 0 20 1 28 1 1 0 5 0 5-7 0-3-3-3-4-3-2 0-12-1-12-8 0-3 2-9 4-11 7-11 15-22 21-33 27 0 52 0 78 0 3 14 4 30 6 45 0 2-2 7-18 7-3 0-7 0-7 5 0 1 1 5 4 5 8 0 27-1 35-1 5 0 11 0 16 0s11 1 15 1 5-3 5-6c0-4-3-4-7-4-16 0-16-2-17-9-7-56-16-111-24-167-1-6-2-7-7-7s-6 2-8 6c-33 51-66 102-99 154zM76 121c19-30 38-58 57-88 4 30 8 58 12 88-23 0-46 0-69 0z"><text:p/></draw:path><draw:path draw:style-name="gr3" draw:text-style-name="P5" svg:width="0.0906in" svg:height="0.076in" svg:x="0.4992in" svg:y="0.1283in" svg:viewBox="0 0 231 194" svg:d="M123 6c-3-5-5-6-8-6s-5 3-6 6c-35 58-71 116-106 176-3 3-3 4-3 5 0 7 7 7 11 7 69 0 140 0 209 0 4 0 11 0 11-7 0-2 0-2-2-5-35-60-71-118-106-176zM115 20c32 54 65 107 97 161-65 0-128 0-193 0 32-54 65-107 96-161z"><text:p/></draw:path><draw:path draw:style-name="gr3" draw:text-style-name="P5" svg:width="0.0811in" svg:height="0.0724in" svg:x="0.6067in" svg:y="0.1315in" svg:viewBox="0 0 207 185" svg:d="M32 164c-2 9-3 11-24 11-5 0-8 0-8 6 0 4 3 4 8 4 35 0 69 0 104 0 46 0 80-31 80-58 0-19-17-36-46-39 33-5 61-26 61-49 0-21-21-39-56-39-33 0-65 0-98 0-6 0-9 0-9 6 0 4 3 4 9 4 3 0 4 0 10 0 5 1 6 1 6 4s0 1-1 6c-12 48-24 96-36 144zM75 85c5-22 11-44 16-66 2-8 2-9 15-9s27 0 40 0c28 0 34 18 34 29 0 20-25 46-60 46-16 0-30 0-45 0zM62 175c-8 0-8 0-8-3 0-2 0-1 1-6 5-25 12-49 18-74 19 0 38 0 58 0 25 0 35 17 35 32 0 28-27 51-60 51-15 0-30 0-44 0z"><text:p/></draw:path><draw:path draw:style-name="gr3" draw:text-style-name="P5" svg:width="0.0346in" svg:height="0.1512in" svg:x="0.7185in" svg:y="0.0449in" svg:viewBox="0 0 89 385" svg:d="M89 381c0-1 0-2-7-9-48-48-60-120-60-179 0-67 14-135 63-183 4-4 4-6 4-7 0-2-1-3-3-3-5 0-39 25-62 75-20 43-24 86-24 118 0 29 4 77 25 120 23 47 56 72 61 72 2 0 3-1 3-4z"><text:p/></draw:path><draw:path draw:style-name="gr3" draw:text-style-name="P5" svg:width="0.0697in" svg:height="0.098in" svg:x="0.7669in" svg:y="0.0929in" svg:viewBox="0 0 178 250" svg:d="M176 23c2-5 2-5 2-9 0-6-5-10-11-10-4 0-11 3-14 8 0 2-3 14-6 21-2 10-5 21-7 31-6 23-12 46-18 69-1 6-18 33-43 33-20 0-24-16-24-31 0-18 7-41 20-76 6-16 7-19 7-28 0-17-12-31-31-31-37 0-51 56-51 59 0 4 3 4 4 4 4 0 5 0 7-7 10-36 25-48 38-48 4 0 10 0 10 13 0 9-4 20-6 26-16 41-23 63-23 82 0 34 25 46 47 46 15 0 29-7 40-18-6 20-10 39-26 60-10 13-24 24-43 24-5 0-22-1-28-16 5 0 11 0 16-5 4-3 8-9 8-15 0-12-11-15-14-15-9 0-22 7-22 26 0 20 17 34 40 34 41 0 81-35 92-79 12-50 24-98 36-148z"><text:p/></draw:path><draw:path draw:style-name="gr3" draw:text-style-name="P5" svg:width="0.035in" svg:height="0.1512in" svg:x="0.8508in" svg:y="0.0449in" svg:viewBox="0 0 90 385" svg:d="M90 193c0-30-4-77-25-120-23-49-57-73-61-73-2 0-4 1-4 3 0 1 0 3 8 9 38 39 60 100 60 181 0 66-14 133-63 181-5 5-5 6-5 7 0 2 2 4 4 4 4 0 39-26 62-76 20-40 24-83 24-116z"><text:p/></draw:path><draw:path draw:style-name="gr3" draw:text-style-name="P5" svg:width="0.1008in" svg:height="0.035in" svg:x="0.952in" svg:y="0.102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854in" svg:height="0.098in" svg:x="1.1091in" svg:y="0.0929in" svg:viewBox="0 0 218 250" svg:d="M213 14c5-3 5-4 5-5 0-2-1-5-5-5-2 0-4 2-6 5-30 33-59 65-88 98-16-49-19-59-28-79-4-9-13-28-47-28-22 0-32 20-32 25 1 1 0 4 4 4s5-3 6-4c5-15 18-17 20-17 12 0 23 29 29 47 14 30 26 75 26 76-1 1 0 1-4 4-29 33-59 67-89 100-4 4-4 5-4 6 0 2 2 5 5 5s5-3 6-5c30-33 59-66 89-99 12 40 17 55 25 77 6 11 15 31 49 31 22 0 33-20 33-25 0-3-1-5-5-5s-4 2-5 6c-3 10-13 15-21 15-20 0-46-93-54-123 31-34 61-70 91-104z"><text:p/></draw:path><draw:path draw:style-name="gr3" draw:text-style-name="P5" svg:width="0.0264in" svg:height="0.0547in" svg:x="1.2047in" svg:y="0.0366in" svg:viewBox="0 0 68 140" svg:d="M66 23c2-4 2-6 2-9 0-8-8-14-16-14-10 0-14 8-15 12-12 40-24 78-36 118 0 1-1 2-1 3 0 4 9 7 11 7 1 0 2-1 3-5 18-37 34-74 52-112z"><text:p/></draw:path><draw:path draw:style-name="gr3" draw:text-style-name="P5" svg:width="0.0346in" svg:height="0.1512in" svg:x="1.2575in" svg:y="0.0449in" svg:viewBox="0 0 89 385" svg:d="M89 381c0-1 0-2-7-9-48-48-60-120-60-179 0-67 14-135 63-183 4-4 4-6 4-7 0-2-1-3-3-3-5 0-40 25-62 75-20 43-24 86-24 118 0 29 3 77 25 120 23 47 56 72 61 72 2 0 3-1 3-4z"><text:p/></draw:path><draw:path draw:style-name="gr3" draw:text-style-name="P5" svg:width="0.0697in" svg:height="0.098in" svg:x="1.3059in" svg:y="0.0929in" svg:viewBox="0 0 178 250" svg:d="M176 23c2-5 2-5 2-9 0-6-5-10-12-10-3 0-10 3-13 8-1 2-3 14-6 21-2 10-5 21-7 31-6 23-12 46-18 69-1 6-18 33-43 33-20 0-24-16-24-31 0-18 7-41 20-76 5-16 7-19 7-28 0-17-12-31-31-31-37 0-51 56-51 59 0 4 3 4 4 4 4 0 5 0 6-7 11-36 26-48 39-48 4 0 10 0 10 13 0 9-4 20-6 26-16 41-23 63-23 82 0 34 24 46 47 46 15 0 29-7 40-18-6 20-10 39-26 60-10 13-25 24-43 24-5 0-23-1-28-16 5 0 11 0 16-5 4-3 8-9 8-15 0-12-11-15-14-15-9 0-22 7-22 26 0 20 16 34 40 34 40 0 81-35 91-79 12-50 25-98 37-148z"><text:p/></draw:path><draw:path draw:style-name="gr3" draw:text-style-name="P5" svg:width="0.035in" svg:height="0.1512in" svg:x="1.3898in" svg:y="0.0449in" svg:viewBox="0 0 90 385" svg:d="M90 193c0-30-4-77-25-120-23-49-57-73-61-73-2 0-4 1-4 3 0 1 0 3 8 9 37 39 59 100 59 181 0 66-14 133-62 181-5 5-5 6-5 7 0 2 2 4 4 4 4 0 39-26 62-76 20-40 24-83 24-116z"><text:p/></draw:path></draw:g></text:span><text:span text:style-name="T12">. </text:span><text:span text:style-name="T13">לשם כך, נפלג למקרים ע"פ ההגדרה המפוצלת של </text:span><text:span text:style-name="T13"><draw:g text:anchor-type="as-char" svg:y="-0.0681in" draw:z-index="123" draw:name="Shape126" draw:style-name="gr1"><svg:title>TexMaths</svg:title><svg:desc>11§display§\chi§svg§600§FALSE§</svg:desc><draw:path draw:style-name="gr2" draw:text-style-name="P4" svg:width="0.0736in" svg:height="0.0815in" svg:x="0.0028in" svg:y="0.0071in" svg:viewBox="0 0 188 208" svg:d="M0 0c63 0 125 0 188 0 0 69 0 139 0 208-63 0-125 0-188 0 0-69 0-139 0-208z"><text:p/></draw:path><draw:path draw:style-name="gr3" draw:text-style-name="P5" svg:width="0.0843in" svg:height="0.0972in" svg:x="-0.0004in" svg:y="0in" svg:viewBox="0 0 215 248" svg:d="M211 15c4-4 4-5 4-6 0-2-1-5-4-5-2 0-4 3-7 5-28 33-58 65-87 98-15-49-18-59-27-79-4-9-12-28-46-28-23 0-33 20-33 25 2 1 0 5 5 5 4 0 4-4 5-5 5-15 19-16 21-16 11 0 23 28 29 46 13 30 25 74 25 75-1 2 0 1-4 4-29 33-58 66-88 98-4 5-4 6-4 7 0 2 2 4 4 4 4 0 5-2 7-4 29-32 58-65 88-98 12 40 15 54 25 76 5 12 13 31 47 31 22 0 33-20 33-25 0-2 0-5-4-5-3 0-4 2-5 6-4 10-14 15-21 15-20 0-45-92-54-121 31-34 61-68 91-103z"><text:p/></draw:path></draw:g></text:span><text:span text:style-name="T13">;</text:span></text:p>
      <text:list text:style-name="L3">
        <text:list-item>
          <text:p text:style-name="P29"><text:span text:style-name="T13">א</text:span><text:span text:style-name="T12">ם </text:span><text:span text:style-name="T12"><draw:g text:anchor-type="as-char" svg:y="-0.1083in" draw:z-index="124" draw:name="Shape127" draw:style-name="gr1"><svg:title>TexMaths</svg:title><svg:desc>11§display§y \in A \triangle B§svg§600§FALSE§</svg:desc><draw:path draw:style-name="gr2" draw:text-style-name="P4" svg:width="0.6142in" svg:height="0.1232in" svg:x="0.0031in" svg:y="0.0075in" svg:viewBox="0 0 1561 314" svg:d="M781 314c-261 0-520 0-781 0 0-104 0-210 0-314 520 0 1041 0 1561 0 0 104 0 210 0 314-260 0-520 0-780 0z"><text:p/></draw:path><draw:path draw:style-name="gr3" draw:text-style-name="P5" svg:width="0.0697in" svg:height="0.0972in" svg:x="-0.0004in" svg:y="0.0409in" svg:viewBox="0 0 178 248" svg:d="M177 24c1-5 1-6 1-10 0-6-5-10-11-10-3 0-10 3-13 8-1 2-4 14-5 21-3 10-6 21-8 31-6 23-12 46-18 69-1 7-17 33-44 33-18 0-23-17-23-31 0-17 7-42 20-76 5-15 8-19 8-27 0-18-14-32-32-32-38 0-52 56-52 59 0 5 4 5 6 5 3 0 3-1 5-8 11-36 26-47 40-47 3 0 10 0 10 12 0 10-5 20-7 27-17 41-23 63-23 81 0 34 24 46 47 46 16 0 29-7 40-18-6 20-10 38-26 58-9 14-25 25-42 25-6 0-24-2-30-17 6 0 12 0 16-4 5-4 8-9 8-16 0-12-10-12-14-12-9 0-21 5-21 23 0 20 16 34 41 34 39 0 79-35 90-78 12-49 25-97 37-146z"><text:p/></draw:path><draw:path draw:style-name="gr3" draw:text-style-name="P5" svg:width="0.0756in" svg:height="0.087in" svg:x="0.1303in" svg:y="0.0264in" svg:viewBox="0 0 193 222" svg:d="M179 119c7 0 14 0 14-8s-7-8-14-8c-55 0-109 0-164 0 5-51 50-88 104-88 20 0 41 0 60 0 7 0 14 0 14-7 0-8-7-8-14-8-19 0-40 0-60 0-66 0-119 49-119 111s53 111 119 111c20 0 41 0 60 0 7 0 14 0 14-8 0-7-7-7-14-7-19 0-40 0-60 0-54 0-99-37-104-88 55 0 109 0 164 0z"><text:p/></draw:path><draw:path draw:style-name="gr3" draw:text-style-name="P5" svg:width="0.1039in" svg:height="0.1079in" svg:x="0.2669in" svg:y="-0.0004in" svg:viewBox="0 0 265 275" svg:d="M55 231c-15 25-30 31-47 32-5 0-8 0-8 7 0 3 1 5 4 5 11 0 24-1 35-1 12 0 25 1 38 1 2 0 7 0 7-8 0-4-4-4-6-4-9-1-19-4-19-14 0-4 3-8 6-14 10-16 20-33 30-48 32 0 65 0 96 0 2 6 7 59 7 64 0 11-21 12-29 12-5 0-8 0-8 7 0 5 4 5 5 5 16 0 32-1 49-1 8 0 34 1 42 1 4 0 8 0 8-8 0-4-4-4-9-4-24 0-24-3-25-14-8-79-16-159-24-239 0-8 0-10-7-10-6 0-7 3-10 7-45 74-90 149-135 224zM101 175c26-43 52-85 77-127 5 42 8 84 12 127-29 0-59 0-89 0z"><text:p/></draw:path><draw:path draw:style-name="gr3" draw:text-style-name="P5" svg:width="0.1165in" svg:height="0.1079in" svg:x="0.3843in" svg:y="-0.0004in" svg:viewBox="0 0 297 275" svg:d="M157 8c-3-5-4-8-8-8-5 0-6 2-9 8-46 83-92 168-138 251-2 6-2 7-2 8 0 8 8 8 13 8 90 0 181 0 271 0 6 0 13 0 13-8 0-2-1-3-2-7-46-83-91-168-138-252zM149 24c42 78 85 157 128 235-86 0-171 0-257 0 43-78 86-157 129-235z"><text:p/></draw:path><draw:path draw:style-name="gr3" draw:text-style-name="P5" svg:width="0.1083in" svg:height="0.1028in" svg:x="0.5169in" svg:y="0.0047in" svg:viewBox="0 0 276 262" svg:d="M45 232c-3 14-4 17-35 17-7 0-10 0-10 8 0 5 3 5 10 5 46 0 92 0 139 0 60 0 106-46 106-83 0-27-23-49-60-54 40-7 81-36 81-72 0-29-25-53-72-53-43 0-87 0-130 0-7 0-11 0-11 8 0 4 3 4 11 4 1 0 7 0 14 0 8 1 11 1 11 7 0 1 0 2-2 7-18 69-34 138-52 206zM103 122c8-32 17-64 25-96 3-13 4-14 21-14 16 0 34 0 50 0 33 0 42 22 42 40 0 34-33 70-80 70-19 0-39 0-58 0zM87 249c-6 0-7 0-9 0-4-1-5-1-5-4 0-1 0-1 2-9 9-35 17-71 26-106 24 0 50 0 74 0 36 0 44 28 44 45 0 37-34 74-80 74-18 0-34 0-52 0z"><text:p/></draw:path></draw:g></text:span><text:span text:style-name="T12">, אז </text:span><text:span text:style-name="T12"><draw:g text:anchor-type="as-char" svg:y="-0.102in" draw:z-index="126" draw:name="Shape128" draw:style-name="gr1"><svg:title>TexMaths</svg:title><svg:desc>11§display§c = 1§svg§600§FALSE§</svg:desc><draw:path draw:style-name="gr2" draw:text-style-name="P4" svg:width="0.3157in" svg:height="0.0866in" svg:x="0.0016in" svg:y="0.0075in" svg:viewBox="0 0 803 221" svg:d="M0 0c268 0 535 0 803 0 0 73 0 147 0 221-268 0-535 0-803 0 0-74 0-148 0-221z"><text:p/></draw:path><draw:path draw:style-name="gr3" draw:text-style-name="P5" svg:width="0.0587in" svg:height="0.0681in" svg:x="0in" svg:y="0.0339in" svg:viewBox="0 0 150 174" svg:d="M137 24c-6 0-12 0-16 6-7 5-8 12-8 15 0 9 8 13 14 13 11 0 22-9 22-24 0-20-18-34-46-34-51 0-103 55-103 110 0 34 23 64 63 64 55 0 87-40 87-45 0-2-2-5-4-5s-3 1-5 4c-31 38-73 38-77 38-24 0-35-19-35-42 0-15 7-53 20-77 13-22 34-38 55-38 14 0 28 5 33 15z"><text:p/></draw:path><draw:path draw:style-name="gr3" draw:text-style-name="P5" svg:width="0.1004in" svg:height="0.035in" svg:x="0.1102in" svg:y="0.0457in" svg:viewBox="0 0 256 90" svg:d="M244 15c5 0 12 0 12-7 0-8-7-8-12-8-77 0-154 0-231 0-5 0-13 0-13 8 0 7 8 7 13 7 77 0 154 0 231 0zM244 90c5 0 12 0 12-8 0-7-7-7-12-7-77 0-154 0-231 0-5 0-13 0-13 7 0 8 8 8 13 8 77 0 154 0 231 0z"><text:p/></draw:path><draw:path draw:style-name="gr3" draw:text-style-name="P5" svg:width="0.0496in" svg:height="0.1004in" svg:x="0.2756in" svg:y="0in" svg:viewBox="0 0 127 256" svg:d="M79 10c0-9 0-10-9-10-24 24-58 24-70 24 0 5 0 8 0 12 8 0 31 0 51-10 0 66 0 133 0 199 0 14-2 19-36 19-4 0-8 0-13 0 0 4 0 7 0 12 14-1 47-1 63-1 15 0 49 0 62 1 0-5 0-8 0-12-4 0-7 0-12 0-35 0-36-5-36-19 0-71 0-144 0-215z"><text:p/></draw:path></draw:g></text:span><text:span text:style-name="T12">. </text:span><text:span text:style-name="T14">לפי איחוד הגדרות </text:span><text:span text:style-name="T14"><draw:g text:anchor-type="as-char" svg:y="-0.0846in" draw:z-index="127" draw:name="Shape129" draw:style-name="gr1"><svg:title>TexMaths</svg:title><svg:desc>11§display§\triangle§svg§600§FALSE§</svg:desc><draw:path draw:style-name="gr2" draw:text-style-name="P4" svg:width="0.1091in" svg:height="0.0921in" svg:x="-0.0004in" svg:y="0.0079in" svg:viewBox="0 0 278 235" svg:d="M0 0c92 0 186 0 278 0 0 78 0 157 0 235-92 0-186 0-278 0 0-78 0-157 0-235z"><text:p/></draw:path><draw:path draw:style-name="gr3" draw:text-style-name="P5" svg:width="0.1154in" svg:height="0.1079in" svg:x="0.0008in" svg:y="0in" svg:viewBox="0 0 294 275" svg:d="M156 8c-2-6-3-8-9-8-4 0-5 1-8 8-46 83-91 168-137 251-2 6-2 7-2 8 0 8 8 8 13 8 89 0 179 0 268 0 7 0 13 0 13-8 0-2-1-3-2-7-45-84-91-168-136-252zM147 24c42 78 85 157 126 235-84 0-169 0-253 0 41-78 84-157 127-235z"><text:p/></draw:path></draw:g></text:span><text:span text:style-name="T14"><text:s/>השונות, גם נגרר </text:span><text:span text:style-name="T14"><draw:g text:anchor-type="as-char" svg:y="-0.1134in" draw:z-index="128" draw:name="Shape130" draw:style-name="gr1"><svg:title>TexMaths</svg:title><svg:desc>11§display§y \in A \cup B \land (y \in A \setminus B \lor y \in B \setminus A)§svg§600§FALSE§</svg:desc><draw:path draw:style-name="gr2" draw:text-style-name="P4" svg:width="2.3909in" svg:height="0.1358in" svg:x="0.0031in" svg:y="0.0071in" svg:viewBox="0 0 6074 346" svg:d="M3038 346c-1013 0-2025 0-3038 0 0-116 0-230 0-346 2025 0 4050 0 6074 0 0 116 0 230 0 346-1011 0-2024 0-3036 0z"><text:p/></draw:path><draw:path draw:style-name="gr3" draw:text-style-name="P5" svg:width="0.0697in" svg:height="0.0976in" svg:x="-0.0004in" svg:y="0.0453in" svg:viewBox="0 0 178 249" svg:d="M177 24c1-5 1-6 1-9 0-7-5-11-11-11-3 0-10 3-13 8-1 2-4 14-6 21-2 10-5 21-7 31-6 23-12 46-18 69-1 7-17 33-44 33-19 0-23-16-23-31 0-17 7-41 20-76 5-15 8-19 8-27 0-18-14-32-32-32-38 0-52 56-52 59 0 5 4 5 5 5 4 0 4-1 6-8 11-36 26-47 40-47 3 0 9 0 9 12 0 10-4 20-6 27-16 41-23 63-23 81 0 34 24 46 47 46 15 0 29-7 40-18-6 20-10 40-26 59-10 13-25 24-43 24-5 0-23-1-29-15 6 0 12 0 16-6 5-3 8-8 8-14 0-12-10-13-14-13-9 0-21 5-21 24s16 33 40 33c40 0 80-35 91-77 12-50 25-99 37-148z"><text:p/></draw:path><draw:path draw:style-name="gr3" draw:text-style-name="P5" svg:width="0.076in" svg:height="0.087in" svg:x="0.1303in" svg:y="0.0307in" svg:viewBox="0 0 194 222" svg:d="M179 120c7 0 15 0 15-8 0-9-8-9-15-9-55 0-109 0-164 0 6-50 50-88 104-88 20 0 40 0 60 0 7 0 15 0 15-7 0-8-8-8-15-8-20 0-40 0-60 0-66 0-119 50-119 112s53 110 119 110c20 0 40 0 60 0 7 0 15 0 15-7s-8-7-15-7c-20 0-40 0-60 0-54 0-98-37-104-88 55 0 109 0 164 0z"><text:p/></draw:path><draw:path draw:style-name="gr3" draw:text-style-name="P5" svg:width="0.1039in" svg:height="0.1079in" svg:x="0.2669in" svg:y="0.0043in" svg:viewBox="0 0 265 275" svg:d="M56 231c-16 26-31 31-48 32-5 1-8 1-8 8 0 2 2 4 4 4 11 0 23-1 34-1 13 0 27 1 39 1 2 0 8 0 8-7 0-4-5-5-7-5-9 0-19-3-19-13 0-4 3-9 6-14 10-17 20-32 30-49 31 0 64 0 96 0 1 9 7 60 7 64 0 11-20 12-28 12-5 0-9 0-9 8 0 4 4 4 5 4 15 0 33-1 48-1 10 0 35 1 44 1 3 0 7 0 7-7 0-5-4-5-9-5-24 0-24-2-25-13-8-79-15-160-23-240-1-8-1-10-8-10-6 0-8 3-10 7-45 74-89 149-134 224zM102 175c26-43 51-85 76-127 5 42 8 84 12 127-29 0-58 0-88 0z"><text:p/></draw:path><draw:path draw:style-name="gr3" draw:text-style-name="P5" svg:width="0.0839in" svg:height="0.0937in" svg:x="0.4181in" svg:y="0.0217in" svg:viewBox="0 0 214 239" svg:d="M214 14c0-6 0-14-7-14-8 0-8 8-8 14 0 47 0 93 0 140 0 57-63 70-92 70-18 0-42-4-62-16-30-19-30-44-30-54 0-47 0-93 0-140 0-6 0-14-7-14-8 0-8 8-8 14 0 48 0 94 0 141 0 59 58 84 107 84 50 0 107-28 107-83 0-47 0-94 0-142z"><text:p/></draw:path><draw:path draw:style-name="gr3" draw:text-style-name="P5" svg:width="0.1083in" svg:height="0.1028in" svg:x="0.5508in" svg:y="0.0098in" svg:viewBox="0 0 276 262" svg:d="M46 232c-4 15-4 18-35 18-7 0-11 0-11 8 0 4 4 4 11 4 46 0 91 0 137 0 62 0 107-45 107-83 0-27-22-49-59-53 39-8 80-37 80-73 0-29-25-53-71-53-43 0-87 0-130 0-8 0-11 0-11 8 0 4 3 4 10 4 1 0 8 0 15 0 7 1 10 1 10 7 0 1 0 2-1 7-18 69-34 138-52 206zM104 122c8-32 17-64 25-96 3-13 4-14 21-14 16 0 33 0 49 0 34 0 42 22 42 40 0 34-33 70-80 70-19 0-38 0-57 0zM87 250c-6 0-7 0-9 0-3 0-4-1-4-4 0-2 0-2 2-9 9-36 17-71 26-106 24 0 49 0 73 0 37 0 45 28 45 45 0 36-35 74-80 74-18 0-36 0-53 0z"><text:p/></draw:path><draw:path draw:style-name="gr3" draw:text-style-name="P5" svg:width="0.0846in" svg:height="0.0937in" svg:x="0.7098in" svg:y="0.0217in" svg:viewBox="0 0 216 239" svg:d="M117 9c-4-7-6-9-9-9-6 0-7 3-9 9-32 71-64 143-96 215-2 4-3 5-3 7 0 5 3 8 8 8 3 0 5-1 8-8 31-67 61-135 92-203 29 68 60 136 90 203 4 8 8 8 10 8 3 0 8-3 8-8 0-1 0-2-4-6-32-72-64-145-95-216z"><text:p/></draw:path><draw:path draw:style-name="gr3" draw:text-style-name="P5" svg:width="0.035in" svg:height="0.1512in" svg:x="0.852in" svg:y="0in" svg:viewBox="0 0 90 385" svg:d="M90 381c0-1 0-1-6-8-49-49-62-122-62-179 0-68 15-136 63-183 5-5 5-5 5-7 0-3-2-4-4-4-5 0-39 26-62 76-20 42-24 85-24 118 0 28 4 75 25 119 23 47 56 72 61 72 2 0 4-1 4-4z"><text:p/></draw:path><draw:path draw:style-name="gr3" draw:text-style-name="P5" svg:width="0.0697in" svg:height="0.0976in" svg:x="0.9004in" svg:y="0.0453in" svg:viewBox="0 0 178 249" svg:d="M177 24c1-5 1-6 1-9 0-7-5-11-11-11-4 0-10 3-13 8-1 2-4 14-6 21-3 10-5 21-7 31-6 23-12 46-18 69-2 7-19 33-44 33-20 0-24-16-24-31 0-17 7-41 20-76 6-15 7-19 7-27 0-18-12-32-31-32-37 0-51 56-51 59 0 5 3 4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3" draw:text-style-name="P5" svg:width="0.0752in" svg:height="0.087in" svg:x="1.0311in" svg:y="0.0307in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3" draw:text-style-name="P5" svg:width="0.1039in" svg:height="0.1079in" svg:x="1.1673in" svg:y="0.0043in" svg:viewBox="0 0 265 275" svg:d="M55 231c-15 26-31 31-47 32-5 1-8 1-8 8 0 2 1 4 4 4 11 0 22-1 33-1 14 0 27 1 39 1 3 0 8 0 8-7 0-4-4-5-6-5-10 0-19-3-19-13 0-4 3-9 6-14 10-17 20-32 30-49 31 0 64 0 96 0 1 9 6 60 6 64 0 11-20 12-28 12-5 0-8 0-8 8 0 4 4 4 5 4 15 0 32-1 48-1 9 0 33 1 43 1 3 0 8 0 8-7 0-5-4-5-9-5-24 0-24-2-25-13-8-79-17-160-24-240 0-8 0-10-7-10-6 0-8 3-11 7-45 74-89 149-134 224zM101 175c25-43 52-85 77-127 5 42 8 84 12 127-29 0-59 0-89 0z"><text:p/></draw:path><draw:path draw:style-name="gr3" draw:text-style-name="P5" svg:width="0.0591in" svg:height="0.1512in" svg:x="1.3177in" svg:y="0in" svg:viewBox="0 0 151 385" svg:d="M134 375c2 6 3 10 9 10 4 0 8-3 8-7 0-1 0-3-3-7-44-120-88-241-132-361-2-7-3-10-8-10s-8 3-8 8c0 1 0 2 2 6 44 120 88 241 132 361z"><text:p/></draw:path><draw:path draw:style-name="gr3" draw:text-style-name="P5" svg:width="0.1083in" svg:height="0.1028in" svg:x="1.4256in" svg:y="0.0098in" svg:viewBox="0 0 276 262" svg:d="M46 232c-4 15-4 18-35 18-7 0-11 0-11 8 0 4 4 4 11 4 46 0 91 0 137 0 62 0 107-45 107-83 0-27-22-49-59-53 39-8 80-37 80-73 0-29-25-53-71-53-43 0-87 0-130 0-8 0-11 0-11 8 0 4 3 4 11 4 4 0 7 0 14 0 7 1 10 1 10 7 0 1 0 2-1 7-18 69-34 138-52 206zM104 122c8-32 17-64 25-96 3-13 4-14 21-14 16 0 33 0 49 0 34 0 42 22 42 40 0 34-33 70-80 70-19 0-38 0-57 0zM87 250c-6 0-7 0-9 0-3 0-4-1-4-4 0-2 0-2 2-9 9-36 17-71 26-106 24 0 49 0 73 0 37 0 45 28 45 45 0 36-35 74-80 74-18 0-36 0-53 0z"><text:p/></draw:path><draw:path draw:style-name="gr3" draw:text-style-name="P5" svg:width="0.0846in" svg:height="0.0937in" svg:x="1.5846in" svg:y="0.0217in" svg:viewBox="0 0 216 239" svg:d="M212 17c2-6 4-7 4-8 0-5-5-9-8-9-5 0-7 3-10 9-30 68-61 136-90 203-31-67-61-135-92-203-2-8-5-9-8-9-5 0-8 4-8 9 1 2 0 1 2 5 32 73 65 146 97 217 3 6 5 8 9 8s6-3 9-8c31-71 63-143 95-214z"><text:p/></draw:path><draw:path draw:style-name="gr3" draw:text-style-name="P5" svg:width="0.0697in" svg:height="0.0976in" svg:x="1.7157in" svg:y="0.0453in" svg:viewBox="0 0 178 249" svg:d="M177 24c1-5 1-6 1-9 0-7-4-11-11-11-3 0-10 3-13 8-1 2-4 14-6 21-2 10-5 21-7 31-6 23-12 46-18 69-1 7-17 33-44 33-19 0-23-16-23-31 0-17 7-41 20-76 5-15 8-19 8-27 0-18-14-32-32-32-38 0-52 56-52 59 0 5 4 5 5 5 4 0 5-1 6-8 11-36 26-47 40-47 3 0 9 0 9 12 0 10-4 20-6 27-16 41-23 63-23 81 0 34 24 46 47 46 15 0 29-7 40-18-6 20-10 40-26 59-10 13-25 24-43 24-5 0-23-1-29-15 6 0 12 0 16-6 5-3 9-8 9-14 0-12-11-13-14-13-10 0-22 5-22 24s16 33 40 33c40 0 80-35 91-77 12-50 25-99 37-148z"><text:p/></draw:path><draw:path draw:style-name="gr3" draw:text-style-name="P5" svg:width="0.076in" svg:height="0.087in" svg:x="1.8465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3" draw:text-style-name="P5" svg:width="0.1083in" svg:height="0.1028in" svg:x="1.9839in" svg:y="0.0098in" svg:viewBox="0 0 276 262" svg:d="M46 232c-4 15-4 18-35 18-7 0-11 0-11 8 0 4 4 4 11 4 46 0 91 0 137 0 62 0 107-45 107-83 0-27-22-49-59-53 39-8 80-37 80-73 0-29-25-53-71-53-43 0-87 0-130 0-8 0-11 0-11 8 0 4 3 4 11 4 4 0 7 0 14 0 7 1 10 1 10 7 0 1 0 2-1 7-18 69-34 138-52 206zM104 122c8-32 17-64 25-96 3-13 4-14 21-14 16 0 33 0 49 0 34 0 42 22 42 40 0 34-33 70-80 70-19 0-38 0-57 0zM87 250c-6 0-7 0-9 0-3 0-4-1-4-4 0-2 0-2 2-9 9-36 17-71 26-106 24 0 49 0 73 0 37 0 45 28 45 45 0 36-35 74-80 74-18 0-36 0-53 0z"><text:p/></draw:path><draw:path draw:style-name="gr3" draw:text-style-name="P5" svg:width="0.0591in" svg:height="0.1512in" svg:x="2.1425in" svg:y="0in" svg:viewBox="0 0 151 385" svg:d="M134 375c2 6 3 10 9 10 4 0 8-3 8-7 0-1 0-3-3-7-44-120-88-241-132-361-2-7-3-10-8-10s-8 3-8 8c0 1 0 2 2 6 44 120 88 241 132 361z"><text:p/></draw:path><draw:path draw:style-name="gr3" draw:text-style-name="P5" svg:width="0.1039in" svg:height="0.1079in" svg:x="2.2496in" svg:y="0.0043in" svg:viewBox="0 0 265 275" svg:d="M56 231c-15 26-31 31-48 32-5 1-8 1-8 8 0 2 2 4 5 4 10 0 22-1 33-1 13 0 27 1 39 1 2 0 8 0 8-7 0-4-5-5-7-5-9 0-19-3-19-13 0-4 4-9 6-14 10-17 20-32 30-49 31 0 64 0 96 0 1 9 7 60 7 64 0 11-20 12-28 12-5 0-9 0-9 8 0 4 4 4 5 4 15 0 33-1 48-1 10 0 35 1 44 1 3 0 7 0 7-7 0-5-3-5-9-5-24 0-24-2-25-13-8-79-15-160-23-240-1-8-1-10-8-10-6 0-8 3-10 7-45 74-89 149-134 224zM102 175c26-43 51-85 76-127 5 42 8 84 12 127-29 0-58 0-88 0z"><text:p/></draw:path><draw:path draw:style-name="gr3" draw:text-style-name="P5" svg:width="0.035in" svg:height="0.1512in" svg:x="2.3669in" svg:y="0in" svg:viewBox="0 0 90 385" svg:d="M90 194c0-31-4-77-25-121-24-48-57-73-61-73-2 0-4 2-4 4s0 2 8 9c37 38 59 99 59 181 0 64-14 132-62 180-5 6-5 6-5 7 0 2 2 4 4 4 4 0 39-26 62-76 20-41 24-84 24-115z"><text:p/></draw:path></draw:g></text:span><text:span text:style-name="T14">, כלומר בין היתר </text:span><text:span text:style-name="T14"><draw:g text:anchor-type="as-char" svg:y="-0.1102in" draw:z-index="135" draw:name="Shape131" draw:style-name="gr1"><svg:title>TexMaths</svg:title><svg:desc>11§display§y \in A \implies y \not\in B \land y \in B \implies y \not\in A§svg§600§FALSE§</svg:desc><draw:path draw:style-name="gr2" draw:text-style-name="P4" svg:width="2.5154in" svg:height="0.1256in" svg:x="0.0031in" svg:y="0.0075in" svg:viewBox="0 0 6390 320" svg:d="M0 0c2130 0 4261 0 6390 0 0 107 0 213 0 320-2129 0-4260 0-6390 0 0-107 0-213 0-320z"><text:p/></draw:path><draw:path draw:style-name="gr3" draw:text-style-name="P5" svg:width="0.0697in" svg:height="0.0976in" svg:x="-0.0004in" svg:y="0.0429in" svg:viewBox="0 0 178 249" svg:d="M177 24c1-5 1-6 1-10 0-6-5-10-11-10-4 0-10 3-13 8-1 2-4 14-5 21-4 10-6 21-8 31-6 23-12 46-18 71-1 5-18 32-44 32-20 0-24-17-24-31 0-18 7-42 20-76 6-16 8-20 8-28 0-18-13-32-31-32-38 0-52 56-52 60s3 2 4 4c5 0 5-1 7-8 11-36 26-47 40-47 2 0 8 0 8 12 0 10-3 20-6 28-16 40-22 62-22 80 0 35 24 46 47 46 16 0 28-6 39-17-5 21-9 38-26 58-10 13-24 24-41 24-6 0-24-1-30-15 6 0 11 0 16-6 5-3 8-7 8-15 0-12-10-13-14-13-9 0-21 5-21 25 0 19 16 33 41 33 39 0 79-35 90-77 12-50 25-99 37-148z"><text:p/></draw:path><draw:path draw:style-name="gr3" draw:text-style-name="P5" svg:width="0.0756in" svg:height="0.0874in" svg:x="0.1303in" svg:y="0.0283in" svg:viewBox="0 0 193 223" svg:d="M179 120c7 0 14 0 14-8s-7-8-14-8c-55 0-109 0-164 0 5-52 50-89 104-89 20 0 41 0 60 0 7 0 14 0 14-7 0-8-7-8-14-8-19 0-40 0-60 0-67 0-119 50-119 112s52 111 119 111c20 0 41 0 60 0 7 0 14 0 14-8s-7-8-14-8c-19 0-40 0-60 0-54 0-99-35-104-87 55 0 109 0 164 0z"><text:p/></draw:path><draw:path draw:style-name="gr3" draw:text-style-name="P5" svg:width="0.1039in" svg:height="0.1083in" svg:x="0.2669in" svg:y="0in" svg:viewBox="0 0 265 276" svg:d="M55 232c-15 25-31 30-47 32-5 1-8 1-8 7 0 2 1 5 4 5 11 0 24-1 33-1 14 0 27 1 40 1 2 0 7 0 7-7 0-4-4-5-6-5-9 0-19-4-19-14 0-4 3-9 6-14 10-17 20-33 30-50 32 0 65 0 96 0 2 9 7 61 7 65 0 11-21 13-29 13-5 0-8 0-8 7 0 5 4 5 5 5 16 0 32-1 49-1 8 0 34 1 42 1 3 0 8 0 8-8 0-4-4-4-9-4-24 0-24-3-25-14-8-80-16-161-24-241 0-8 0-9-7-9-6 0-7 2-10 7-45 75-90 150-135 225zM101 175c26-43 52-85 77-126 5 41 8 83 12 126-29 0-59 0-89 0z"><text:p/></draw:path><draw:path draw:style-name="gr3" draw:text-style-name="P5" svg:width="0.1004in" svg:height="0.0358in" svg:x="0.4689in" svg:y="0.0528in" svg:viewBox="0 0 256 92" svg:d="M243 15c7 0 13 0 13-7 0-8-6-8-12-8-77 0-155 0-232 0-5 0-12 0-12 8 0 7 7 7 13 7 77 0 153 0 230 0zM244 92c6 0 12 0 12-8s-6-8-13-8c-77 0-153 0-230 0-6 0-13 0-13 8s7 8 12 8c77 0 155 0 232 0z"><text:p/></draw:path><draw:path draw:style-name="gr3" draw:text-style-name="P5" svg:width="0.1346in" svg:height="0.0831in" svg:x="0.5614in" svg:y="0.0287in" svg:viewBox="0 0 343 212" svg:d="M260 76c16 14 36 24 48 31-13 5-33 15-48 30-82 0-164 0-246 0-6 0-14 0-14 7 0 8 7 8 13 8 76 0 153 0 229 0-19 18-38 51-38 55 0 5 5 5 7 5s6 0 7-4c9-14 20-34 44-56 27-24 53-34 72-40 7-2 6-2 8-3 1-1 1-2 1-2 0-1 0-2 0-3h-1c-1-1-1-1-9-4-51-15-91-50-112-92-4-8-4-8-10-8-2 0-7 0-7 4 0 5 19 39 38 57-76 0-153 0-229 0-6 0-13 0-13 7 0 8 8 8 14 8 82 0 164 0 246 0z"><text:p/></draw:path><draw:path draw:style-name="gr3" draw:text-style-name="P5" svg:width="0.0697in" svg:height="0.0976in" svg:x="0.7945in" svg:y="0.0429in" svg:viewBox="0 0 178 249" svg:d="M176 24c2-5 2-6 2-10 0-6-5-10-12-10-3 0-10 3-13 8-1 2-3 14-6 21-2 10-5 21-7 31-6 23-12 46-18 71-1 5-17 32-43 32-20 0-24-17-24-31 0-18 7-42 20-76 5-16 8-20 8-28 0-18-13-32-32-32-37 0-51 56-51 60s3 4 4 4c4 0 5-1 6-8 11-36 26-47 40-47 3 0 9 0 9 12 0 10-4 20-6 28-16 40-23 62-23 80 0 35 24 46 47 46 15 0 29-6 40-17-6 21-10 38-26 58-10 13-25 24-43 24-5 0-23-1-28-15 5 0 11 0 16-6 4-3 8-7 8-15 0-12-11-13-14-13-9 0-22 5-22 25 0 19 16 33 40 33 40 0 81-35 91-77 12-50 25-99 37-148z"><text:p/></draw:path><draw:path draw:style-name="gr3" draw:text-style-name="P5" svg:width="0.0756in" svg:height="0.1409in" svg:x="0.9335in" svg:y="0in" svg:viewBox="0 0 193 359" svg:d="M189 15c4-5 4-6 4-7 0-2-3-8-8-8s-6 2-9 8c-57 112-115 224-173 336-3 6-3 7-3 8 0 3 2 7 8 7 4 0 5-2 7-7 59-113 116-224 174-337z"><text:p/></draw:path><draw:path draw:style-name="gr3" draw:text-style-name="P5" svg:width="0.076in" svg:height="0.0874in" svg:x="0.9248in" svg:y="0.0283in" svg:viewBox="0 0 194 223" svg:d="M179 120c7 0 15 0 15-8s-8-8-15-8c-55 0-109 0-164 0 6-52 50-89 105-89 20 0 40 0 59 0 7 0 15 0 15-7 0-8-8-8-15-8-19 0-40 0-60 0-66 0-119 50-119 112s53 111 119 111c20 0 41 0 60 0 7 0 15 0 15-8s-8-8-15-8c-19 0-39 0-59 0-55 0-99-35-105-87 55 0 109 0 164 0z"><text:p/></draw:path><draw:path draw:style-name="gr3" draw:text-style-name="P5" svg:width="0.1083in" svg:height="0.1028in" svg:x="1.0622in" svg:y="0.0051in" svg:viewBox="0 0 276 262" svg:d="M46 233c-4 15-4 17-35 17-7 0-11 0-11 8 0 4 4 4 11 4 46 0 91 0 138 0 61 0 106-45 106-82 0-28-22-50-59-54 39-8 80-37 80-73 0-29-25-53-71-53-43 0-87 0-130 0-8 0-11 0-11 8 0 3 3 3 11 3 4 0 8 0 14 1 7 1 10 1 10 7 0 1 0 2-1 6-18 70-34 139-52 208zM105 122c7-32 16-64 24-96 3-13 4-15 21-15 16 0 33 0 49 0 34 0 42 23 42 41 0 33-33 70-80 70-19 0-38 0-56 0zM87 250c-6 0-6 0-9 0s-4-1-4-4c0-1 0-1 2-9 9-35 18-70 26-106 25 0 49 0 73 0 37 0 45 28 45 45 0 37-35 74-80 74-18 0-35 0-53 0z"><text:p/></draw:path><draw:path draw:style-name="gr3" draw:text-style-name="P5" svg:width="0.0846in" svg:height="0.0937in" svg:x="1.2209in" svg:y="0.0193in" svg:viewBox="0 0 216 239" svg:d="M117 9c-4-7-6-9-9-9-6 0-7 3-9 9-32 71-64 143-96 215-2 4-3 5-3 8 0 4 3 7 8 7 3 0 6-1 9-7 30-68 60-136 91-204 31 68 60 136 91 204 3 7 7 7 9 7 3 0 8-3 8-7 0-2 0-2-3-7-31-72-64-145-96-216z"><text:p/></draw:path><draw:path draw:style-name="gr3" draw:text-style-name="P5" svg:width="0.0697in" svg:height="0.0976in" svg:x="1.352in" svg:y="0.0429in" svg:viewBox="0 0 178 249" svg:d="M177 24c1-5 1-6 1-10 0-6-4-10-11-10-3 0-10 3-13 8-1 2-4 14-5 21-3 10-6 21-8 31-6 23-12 46-18 71-1 5-17 32-43 32-19 0-24-17-24-31 0-18 7-42 20-76 5-16 8-20 8-28 0-18-14-32-32-32-38 0-52 56-52 60s4 4 6 4c3 0 4-1 5-8 11-36 26-47 40-47 3 0 10 0 10 12 0 10-5 20-7 28-15 40-23 62-23 80 0 35 24 46 47 46 16 0 29-6 40-17-6 21-10 38-26 58-9 13-25 24-42 24-6 0-24-1-30-15 6 0 12 0 17-6 4-3 8-7 8-15 0-12-11-13-14-13-10 0-22 5-22 25 0 19 16 33 41 33 39 0 80-35 90-77 12-50 25-99 37-148z"><text:p/></draw:path><draw:path draw:style-name="gr3" draw:text-style-name="P5" svg:width="0.076in" svg:height="0.0874in" svg:x="1.4827in" svg:y="0.0283in" svg:viewBox="0 0 194 223" svg:d="M179 120c7 0 15 0 15-8s-8-8-15-8c-55 0-109 0-164 0 6-52 50-89 105-89 20 0 40 0 59 0 7 0 15 0 15-7 0-8-8-8-15-8-19 0-40 0-60 0-66 0-119 50-119 112s53 111 119 111c20 0 41 0 60 0 7 0 15 0 15-8s-8-8-15-8c-19 0-39 0-59 0-55 0-99-35-105-87 55 0 109 0 164 0z"><text:p/></draw:path><draw:path draw:style-name="gr3" draw:text-style-name="P5" svg:width="0.1083in" svg:height="0.1028in" svg:x="1.6197in" svg:y="0.0051in" svg:viewBox="0 0 276 262" svg:d="M46 233c-4 15-4 17-35 17-7 0-11 0-11 8 0 4 4 4 11 4 46 0 91 0 138 0 61 0 106-45 106-82 0-28-22-50-59-54 39-8 80-37 80-73 0-29-25-53-71-53-43 0-87 0-130 0-8 0-11 0-11 8 0 3 3 3 11 3 4 0 8 0 14 1 7 1 10 1 10 7 0 1 0 2-1 6-18 70-34 139-52 208zM105 122c7-32 16-64 24-96 3-13 4-15 21-15 16 0 33 0 49 0 34 0 42 23 42 41 0 33-33 70-80 70-19 0-38 0-56 0zM87 250c-6 0-7 0-9 0-3 0-4-1-4-4 0-1 0-1 2-9 9-35 18-70 26-106 25 0 49 0 73 0 37 0 45 28 45 45 0 37-35 74-80 74-18 0-35 0-53 0z"><text:p/></draw:path><draw:path draw:style-name="gr3" draw:text-style-name="P5" svg:width="0.1004in" svg:height="0.0358in" svg:x="1.8299in" svg:y="0.0528in" svg:viewBox="0 0 256 92" svg:d="M243 15c7 0 13 0 13-7 0-8-6-8-12-8-77 0-155 0-232 0-5 0-12 0-12 8 0 7 7 7 13 7 77 0 153 0 230 0zM244 92c6 0 12 0 12-8s-6-8-13-8c-77 0-153 0-230 0-6 0-13 0-13 8s7 8 12 8c77 0 155 0 232 0z"><text:p/></draw:path><draw:path draw:style-name="gr3" draw:text-style-name="P5" svg:width="0.1346in" svg:height="0.0831in" svg:x="1.9224in" svg:y="0.0287in" svg:viewBox="0 0 343 212" svg:d="M260 76c16 14 36 24 48 31-14 5-33 15-48 30-82 0-164 0-246 0-6 0-14 0-14 7 0 8 7 8 13 8 76 0 153 0 229 0-19 18-38 51-38 55 0 5 4 5 7 5 2 0 6 0 7-4 9-14 19-34 44-56 27-24 53-34 72-40 7-2 6-2 8-3 1-1 1-2 1-2 0-1 0-2 0-3h-1c-1-1-1-1-9-4-51-15-91-50-112-92-4-8-5-8-10-8-3 0-7 0-7 4 0 5 19 39 38 57-76 0-153 0-229 0-6 0-13 0-13 7 0 8 8 8 14 8 82 0 164 0 246 0z"><text:p/></draw:path><draw:path draw:style-name="gr3" draw:text-style-name="P5" svg:width="0.0693in" svg:height="0.0976in" svg:x="2.1555in" svg:y="0.0429in" svg:viewBox="0 0 177 249" svg:d="M176 24c1-5 1-6 1-10 0-6-4-10-11-10-3 0-10 3-13 8-1 2-4 14-6 21-2 10-5 21-7 31-6 23-12 46-18 71-1 5-17 32-43 32-20 0-24-17-24-31 0-18 7-42 20-76 5-16 8-20 8-28 0-18-14-32-32-32-37 0-51 56-51 60s3 4 4 4c4 0 5-1 6-8 11-36 26-47 40-47 3 0 9 0 9 12 0 10-4 20-6 28-16 40-23 62-23 80 0 35 24 46 47 46 15 0 29-6 40-17-6 21-10 38-26 58-10 13-25 24-43 24-5 0-23-1-29-15 6 0 12 0 17-6 4-3 8-7 8-15 0-12-11-13-14-13-10 0-22 5-22 25 0 19 16 33 40 33 40 0 81-35 91-77 12-50 25-99 37-148z"><text:p/></draw:path><draw:path draw:style-name="gr3" draw:text-style-name="P5" svg:width="0.0756in" svg:height="0.1409in" svg:x="2.2945in" svg:y="0in" svg:viewBox="0 0 193 359" svg:d="M189 15c4-5 4-6 4-7 0-2-3-8-8-8s-6 2-9 8c-58 112-115 224-174 336-2 6-2 7-2 8 0 3 2 7 8 7 4 0 5-2 7-7 59-113 116-224 174-337z"><text:p/></draw:path><draw:path draw:style-name="gr3" draw:text-style-name="P5" svg:width="0.076in" svg:height="0.0874in" svg:x="2.2858in" svg:y="0.0283in" svg:viewBox="0 0 194 223" svg:d="M179 120c7 0 15 0 15-8s-8-8-15-8c-55 0-109 0-164 0 6-52 50-89 105-89 20 0 40 0 59 0 7 0 15 0 15-7 0-8-8-8-15-8-19 0-40 0-60 0-66 0-119 50-119 112s53 111 119 111c20 0 41 0 60 0 7 0 15 0 15-8s-8-8-15-8c-19 0-39 0-59 0-55 0-99-35-105-87 55 0 109 0 164 0z"><text:p/></draw:path><draw:path draw:style-name="gr3" draw:text-style-name="P5" svg:width="0.1039in" svg:height="0.1083in" svg:x="2.4224in" svg:y="0in" svg:viewBox="0 0 265 276" svg:d="M56 232c-16 25-31 30-48 32-5 1-8 1-8 7 0 2 2 5 6 5 9 0 22-1 33-1 12 0 26 1 38 1 2 0 8 0 8-7 0-4-5-5-7-5-9 0-19-4-19-14 0-4 4-9 6-14 10-17 20-33 30-50 32 0 65 0 96 0 2 9 7 61 7 65 0 11-20 13-27 13-6 0-10 0-10 7 0 5 4 5 5 5 16 0 33-1 49-1 9 0 34 1 44 1 2 0 6 0 6-8 0-4-4-4-9-4-24 0-24-3-25-14-8-80-15-161-23-241-1-8-1-9-8-9-6 0-7 2-10 7-45 75-89 150-134 225zM102 175c26-43 51-85 76-126 5 41 8 83 12 126-29 0-58 0-88 0z"><text:p/></draw:path></draw:g></text:span><text:span text:style-name="T14"><text:s/></text:span><text:span text:style-name="T15">(ע"פ הגדרת </text:span><text:span text:style-name="T15"><draw:g text:anchor-type="as-char" svg:y="-0.1134in" draw:z-index="159" draw:name="Shape132" draw:style-name="gr1"><svg:title>TexMaths</svg:title><svg:desc>11§display§\setminus§svg§600§FALSE§</svg:desc><draw:path draw:style-name="gr2" draw:text-style-name="P4" svg:width="0.0508in" svg:height="0.1354in" svg:x="-0.0004in" svg:y="0.0071in" svg:viewBox="0 0 130 345" svg:d="M0 0c43 0 87 0 130 0 0 115 0 230 0 345-43 0-87 0-130 0 0-115 0-230 0-345z"><text:p/></draw:path><draw:path draw:style-name="gr3" draw:text-style-name="P5" svg:width="0.0583in" svg:height="0.1508in" svg:x="0in" svg:y="0in" svg:viewBox="0 0 149 384" svg:d="M132 375c3 5 4 9 9 9s8-3 8-7c0-2 0-2-2-7-43-120-87-241-130-361-3-7-4-9-9-9s-8 3-8 8c0 1 0 1 2 6 43 120 87 241 130 361z"><text:p/></draw:path></draw:g></text:span><text:span text:style-name="T15">)</text:span><text:span text:style-name="T14">. לכן, בהתאם לטענות הקודמות, אפשר לקבוע </text:span><text:span text:style-name="T14"><draw:g text:anchor-type="as-char" svg:y="-0.1598in" draw:z-index="129" draw:name="Shape133" draw:style-name="gr1"><svg:title>TexMaths</svg:title><svg:desc>11§display§\chi^{(E)}_{A \cup B}(y) = 1§svg§600§FALSE§</svg:desc><draw:path draw:style-name="gr2" draw:text-style-name="P4" svg:width="0.822in" svg:height="0.1894in" svg:x="0.0028in" svg:y="0.0071in" svg:viewBox="0 0 2089 482" svg:d="M1045 482c-349 0-696 0-1045 0 0-161 0-321 0-482 696 0 1393 0 2089 0 0 161 0 321 0 482-348 0-696 0-1044 0z"><text:p/></draw:path><draw:path draw:style-name="gr3" draw:text-style-name="P5" svg:width="0.0854in" svg:height="0.098in" svg:x="-0.0004in" svg:y="0.0921in" svg:viewBox="0 0 218 250" svg:d="M213 14c5-4 5-4 5-5 0-2-2-6-5-6-2 0-4 3-6 6-30 33-59 65-88 98-16-49-19-59-28-79-4-9-13-28-47-28-22 0-32 20-32 25 1 1 0 4 4 4s5-3 5-5c6-14 19-16 21-16 12 0 23 29 30 46 12 31 25 76 25 77-1 1 0 1-3 4-30 33-60 66-90 99-4 5-4 6-4 7 0 2 2 4 4 4 4 0 6-3 7-4 30-33 58-66 88-99 13 40 18 55 26 77 6 11 15 31 49 31 22 0 33-21 33-25 0-3-2-5-6-5s-3 1-4 6c-4 8-13 15-21 15-20 0-46-93-55-123 31-34 62-70 92-104z"><text:p/></draw:path><draw:path draw:style-name="gr3" draw:text-style-name="P5" svg:width="0.0272in" svg:height="0.1063in" svg:x="0.1024in" svg:y="0in" svg:viewBox="0 0 70 271" svg:d="M65 0c-51 36-65 94-65 135 0 38 12 97 65 136 2 0 5 0 5-4 0-2-1-2-2-4-36-32-49-78-49-128 0-72 27-109 49-128 1-1 2-3 2-4 0-3-3-3-5-3z"><text:p/></draw:path><draw:path draw:style-name="gr3" draw:text-style-name="P5" svg:width="0.0819in" svg:height="0.0717in" svg:x="0.1453in" svg:y="0.0071in" svg:viewBox="0 0 209 183" svg:d="M195 121c2-3 2-4 2-5 0-2-1-4-4-4-2 0-3 0-4 1-1 3-1 1-4 8-18 39-31 53-75 53-15 0-31 0-46 0-9 0-9-1-9-3 0-3 0-1 1-6 7-24 12-48 19-73 10 0 20 0 30 0 22 0 24 4 24 13 0 3 0 7-1 13-2 2-1 1-1 2s0 4 4 4 4-1 5-6c5-20 10-39 15-59 1-3 1-3 1-4 0-2-2-3-5-3s-3 1-5 6c-6 21-13 25-36 25-10 0-19 0-29 0 6-21 11-43 17-64 2-9 2-10 13-10 14 0 29 0 44 0 35 0 44 8 44 32 0 6 0 15 0 16 0 2 0 5 4 5 3 0 5-3 5-7 2-15 3-32 5-47 0-8-1-8-9-8-49 0-99 0-148 0-6 0-9 0-9 6 0 3 3 3 9 3 4 0 5 0 11 1 5 0 5 1 5 3s-1 6-1 7c-12 47-23 93-35 141-2 11-3 13-24 13-5 0-8 0-8 5 0 4 3 4 8 4 50 0 102 0 153 0 6 0 6 0 8-5 9-19 17-38 26-57z"><text:p/></draw:path><draw:path draw:style-name="gr3" draw:text-style-name="P5" svg:width="0.0272in" svg:height="0.1063in" svg:x="0.2406in" svg:y="0in" svg:viewBox="0 0 70 271" svg:d="M6 0c-3 0-6 0-6 3 0 1 1 3 2 5 23 21 50 57 50 127 0 57-18 99-48 126-4 4-4 4-4 6s1 4 3 4c4 0 29-19 48-52 11-23 19-52 19-84 0-38-12-96-64-135z"><text:p/></draw:path><draw:path draw:style-name="gr3" draw:text-style-name="P5" svg:width="0.0799in" svg:height="0.0756in" svg:x="0.0961in" svg:y="0.1276in" svg:viewBox="0 0 204 193" svg:d="M41 160c-10 15-19 22-34 23-4 0-7 0-7 5 0 4 2 5 3 5 8 0 17-1 25-1 7 0 19 1 27 1 1 0 6 0 6-7 0-3-4-3-5-3-2 0-12-1-12-8 0-3 2-8 4-11 7-11 15-22 21-33 27 0 52 0 78 0 3 14 4 30 6 45-1 2-2 7-19 7-2 0-6 0-6 5 0 1 1 5 4 5 8 0 28-1 35-1 5 0 11 0 16 0s11 1 15 1c3 0 6-3 6-6 0-4-4-4-8-4-16 0-16-2-17-9-7-56-16-111-24-166-1-7-2-8-7-8s-6 2-8 6c-33 51-66 102-99 154zM76 121c19-30 38-58 57-88 4 30 8 58 12 88-23 0-46 0-69 0z"><text:p/></draw:path><draw:path draw:style-name="gr3" draw:text-style-name="P5" svg:width="0.065in" svg:height="0.0657in" svg:x="0.1898in" svg:y="0.1394in" svg:viewBox="0 0 166 168" svg:d="M166 11c0-4 0-11-7-11-6 0-6 7-6 11 0 32 0 65 0 97 0 6 0 23-22 36-17 9-36 11-47 11-25 0-41-7-49-11-19-12-22-24-22-36 0-32 0-65 0-97 0-4 0-11-6-11-7 0-7 7-7 11 0 33 0 65 0 98 0 44 48 59 84 59 34 0 82-14 82-60 0-32 0-65 0-97z"><text:p/></draw:path><draw:path draw:style-name="gr3" draw:text-style-name="P5" svg:width="0.0811in" svg:height="0.0724in" svg:x="0.2713in" svg:y="0.1303in" svg:viewBox="0 0 207 185" svg:d="M32 164c-2 9-2 11-23 11-6 0-9 0-9 6 0 4 3 4 9 4 35 0 69 0 104 0 45 0 81-31 81-58 0-19-18-36-47-39 32-5 60-26 60-49 0-21-21-39-56-39-33 0-65 0-98 0-6 0-9 0-9 6 0 4 3 4 9 4 3 0 5 0 10 0 5 1 6 1 6 4s0 3-1 6c-12 48-24 96-36 144zM76 85c5-22 11-44 16-66 3-8 3-9 14-9 13 0 27 0 40 0 29 0 34 18 34 29 0 22-24 46-60 46-14 0-30 0-44 0zM63 175c-9 0-9 0-9-2 0-1 0-2 1-7 7-25 12-49 19-74 18 0 38 0 57 0 25 0 35 17 35 33 0 27-27 50-60 50-15 0-29 0-43 0z"><text:p/></draw:path><draw:path draw:style-name="gr3" draw:text-style-name="P5" svg:width="0.035in" svg:height="0.1508in" svg:x="0.3835in" svg:y="0.0449in" svg:viewBox="0 0 90 384" svg:d="M90 381c0-1 0-2-6-9-49-48-62-120-62-179 0-68 15-135 63-183 5-4 5-6 5-7 0-2-2-3-4-3-4 0-39 25-62 75-20 43-24 86-24 118 0 29 4 77 25 120 23 47 57 71 61 71 2 0 4-1 4-3z"><text:p/></draw:path><draw:path draw:style-name="gr3" draw:text-style-name="P5" svg:width="0.0697in" svg:height="0.098in" svg:x="0.4315in" svg:y="0.0921in" svg:viewBox="0 0 178 250" svg:d="M177 23c1-5 1-6 1-9 0-6-5-11-11-11-4 0-10 4-13 9-1 2-4 13-6 21-3 10-5 20-7 31-6 23-12 46-18 69-2 6-18 33-44 33-20 0-24-17-24-32 0-17 7-40 20-75 6-16 7-20 7-28 0-17-12-31-31-31-37 0-51 56-51 59 0 4 3 3 4 4 5 0 5-1 7-7 10-36 25-48 38-48 4 0 10 0 10 13 0 9-3 19-6 26-16 41-22 63-22 82 0 34 24 46 47 46 14 0 28-7 39-18-5 20-10 39-26 60-10 13-24 24-42 24-5 0-23-1-29-16 6 0 11 0 16-5 5-3 8-9 8-15 0-12-10-15-14-15-9 0-22 7-22 26 0 20 17 34 41 34 40 0 80-35 91-79 12-50 25-98 37-148z"><text:p/></draw:path><draw:path draw:style-name="gr3" draw:text-style-name="P5" svg:width="0.0346in" svg:height="0.1508in" svg:x="0.5157in" svg:y="0.0449in" svg:viewBox="0 0 89 384" svg:d="M89 193c0-30-4-77-25-120-23-49-56-73-61-73-2 0-3 1-3 3 0 1 0 3 7 9 38 39 60 100 60 181 0 66-14 133-63 181-4 5-4 6-4 7 0 2 1 3 3 3 5 0 39-25 62-75 20-42 24-84 24-116z"><text:p/></draw:path><draw:path draw:style-name="gr3" draw:text-style-name="P5" svg:width="0.1004in" svg:height="0.035in" svg:x="0.6173in" svg:y="0.1031in" svg:viewBox="0 0 256 90" svg:d="M243 15c6 0 13 0 13-7 0-8-7-8-12-8-77 0-155 0-232 0-5 0-12 0-12 8 0 7 7 7 12 7 77 0 154 0 231 0zM244 90c5 0 12 0 12-7 0-8-7-8-13-8-77 0-154 0-231 0-5 0-12 0-12 8 0 7 7 7 12 7 77 0 155 0 232 0z"><text:p/></draw:path><draw:path draw:style-name="gr3" draw:text-style-name="P5" svg:width="0.05in" svg:height="0.1012in" svg:x="0.7827in" svg:y="0.0571in" svg:viewBox="0 0 128 258" svg:d="M79 10c0-9 0-10-9-10-24 24-58 24-70 24 0 5 0 8 0 12 8 0 31 0 51-10 0 66 0 134 0 201 0 14-1 18-37 18-4 0-7 0-12 0 0 4 0 8 0 13 13-2 48-2 63-2s48 0 63 2c0-5 0-9 0-13-5 0-8 0-12 0-36 0-37-4-37-18 0-73 0-144 0-217z"><text:p/></draw:path></draw:g></text:span><text:span text:style-name="T14">. משום ש־</text:span><text:span text:style-name="T14"><draw:g text:anchor-type="as-char" svg:y="-0.1083in" draw:z-index="136" draw:name="Shape134" draw:style-name="gr1"><svg:title>TexMaths</svg:title><svg:desc>11§display§y \in A \cup B§svg§600§FALSE§</svg:desc><draw:path draw:style-name="gr2" draw:text-style-name="P4" svg:width="0.6476in" svg:height="0.1232in" svg:x="0.0031in" svg:y="0.0075in" svg:viewBox="0 0 1646 314" svg:d="M824 314c-275 0-549 0-824 0 0-104 0-210 0-314 549 0 1097 0 1646 0 0 104 0 210 0 314-274 0-549 0-822 0z"><text:p/></draw:path><draw:path draw:style-name="gr3" draw:text-style-name="P5" svg:width="0.0697in" svg:height="0.0972in" svg:x="-0.0004in" svg:y="0.0409in" svg:viewBox="0 0 178 248" svg:d="M177 24c1-5 1-6 1-10 0-6-5-10-11-10-3 0-10 3-13 8-1 2-4 14-6 21-3 10-5 21-7 31-6 23-12 46-18 69-1 7-17 33-44 33-19 0-23-17-23-31 0-17 7-42 20-76 5-15 8-19 8-27 0-18-14-32-32-32-38 0-52 56-52 59 0 5 4 5 5 5 4 0 4-1 6-8 11-36 26-47 40-47 3 0 9 0 9 12 0 10-4 20-6 27-17 41-23 63-23 81 0 34 24 46 47 46 15 0 29-7 40-18-6 20-10 38-26 58-10 14-25 25-43 25-5 0-23-2-29-17 6 0 12 0 16-4 5-4 8-9 8-16 0-12-10-12-14-12-9 0-21 5-21 23 0 20 16 34 40 34 40 0 80-35 91-78 12-49 25-97 37-146z"><text:p/></draw:path><draw:path draw:style-name="gr3" draw:text-style-name="P5" svg:width="0.0752in" svg:height="0.087in" svg:x="0.1303in" svg:y="0.0264in" svg:viewBox="0 0 192 222" svg:d="M179 119c7 0 13 0 13-8s-6-8-13-8c-55 0-109 0-164 0 5-51 50-88 104-88 20 0 40 0 60 0 7 0 13 0 13-7 0-8-6-8-13-8-20 0-40 0-60 0-66 0-119 49-119 111s53 111 119 111c20 0 40 0 60 0 7 0 13 0 13-8 0-7-6-7-13-7-20 0-40 0-60 0-54 0-99-37-104-88 55 0 109 0 164 0z"><text:p/></draw:path><draw:path draw:style-name="gr3" draw:text-style-name="P5" svg:width="0.1039in" svg:height="0.1079in" svg:x="0.2669in" svg:y="-0.0004in" svg:viewBox="0 0 265 275" svg:d="M55 231c-15 25-30 31-47 32-5 0-8 0-8 7 0 3 1 5 4 5 11 0 23-1 33-1 14 0 27 1 40 1 2 0 7 0 7-8 0-4-4-4-6-4-9-1-19-4-19-14 0-4 3-8 6-14 10-16 20-33 30-48 31 0 64 0 96 0 1 6 7 59 7 64 0 11-21 12-29 12-5 0-8 0-8 7 0 5 4 5 5 5 15 0 32-1 48-1 9 0 35 1 43 1 3 0 8 0 8-8 0-4-4-4-9-4-24 0-24-3-25-14-8-79-17-159-24-239 0-8 0-10-7-10-6 0-8 3-10 7-45 74-90 149-135 224zM101 175c25-43 52-85 77-127 5 42 8 84 12 127-29 0-59 0-89 0z"><text:p/></draw:path><draw:path draw:style-name="gr3" draw:text-style-name="P5" svg:width="0.0846in" svg:height="0.0929in" svg:x="0.4169in" svg:y="0.0193in" svg:viewBox="0 0 216 237" svg:d="M216 13c0-6 0-13-8-13s-8 7-8 13c0 46 0 92 0 140 0 56-64 69-92 69-18 0-42-3-63-17-30-18-30-42-30-52 0-48 0-94 0-140 0-6 0-13-7-13-8 0-8 7-8 13 0 47 0 94 0 141 0 58 59 83 108 83 50 0 108-27 108-82 0-47 0-95 0-142z"><text:p/></draw:path><draw:path draw:style-name="gr3" draw:text-style-name="P5" svg:width="0.1083in" svg:height="0.1028in" svg:x="0.5504in" svg:y="0.0047in" svg:viewBox="0 0 276 262" svg:d="M45 232c-3 14-4 17-35 17-7 0-10 0-10 8 0 5 3 5 10 5 46 0 92 0 138 0 61 0 107-46 107-83 0-27-23-49-60-54 40-7 81-36 81-72 0-29-25-53-73-53-42 0-86 0-129 0-7 0-11 0-11 8 0 4 3 4 11 4 1 0 7 0 14 0 8 1 11 1 11 7 0 1 0 2-2 7-18 69-34 138-52 206zM103 122c8-32 17-64 25-96 3-13 4-14 20-14 17 0 35 0 51 0 33 0 42 22 42 40 0 34-33 70-80 70-19 0-39 0-58 0zM87 249c-6 0-7 0-9 0-4-1-5-1-5-4 0-1 0-1 2-9 9-35 17-71 26-106 24 0 50 0 74 0 36 0 44 28 44 45 0 37-34 74-80 74-18 0-35 0-52 0z"><text:p/></draw:path></draw:g></text:span><text:span text:style-name="T14"> אז </text:span><text:span text:style-name="T14"><draw:g text:anchor-type="as-char" svg:y="-0.1083in" draw:z-index="137" draw:name="Shape135" draw:style-name="gr1"><svg:title>TexMaths</svg:title><svg:desc>11§display§y \in A \lor y \in B§svg§600§FALSE§</svg:desc><draw:path draw:style-name="gr2" draw:text-style-name="P4" svg:width="0.9138in" svg:height="0.1232in" svg:x="0.0031in" svg:y="0.0075in" svg:viewBox="0 0 2322 314" svg:d="M1162 314c-388 0-775 0-1162 0 0-104 0-210 0-314 774 0 1548 0 2322 0 0 104 0 210 0 314-387 0-774 0-1160 0z"><text:p/></draw:path><draw:path draw:style-name="gr3" draw:text-style-name="P5" svg:width="0.0697in" svg:height="0.0972in" svg:x="-0.0004in" svg:y="0.0409in" svg:viewBox="0 0 178 248" svg:d="M177 24c1-5 1-6 1-10 0-6-5-10-11-10-3 0-10 3-13 8-1 2-4 14-6 21-3 10-5 21-7 31-6 23-12 46-18 69-1 7-17 33-44 33-19 0-23-17-23-31 0-17 7-42 20-76 5-15 8-19 8-27 0-18-14-32-32-32-38 0-52 56-52 59 0 5 4 5 5 5 4 0 4-1 6-8 11-36 26-47 40-47 3 0 9 0 9 12 0 10-4 20-6 27-17 41-23 63-23 81 0 34 24 46 47 46 15 0 29-7 39-18-5 20-9 38-25 58-10 14-25 25-43 25-5 0-23-2-29-17 6 0 12 0 16-4 5-4 8-9 8-16 0-12-10-12-14-12-9 0-21 5-21 23 0 20 16 34 40 34 40 0 80-35 91-78 12-49 25-97 37-146z"><text:p/></draw:path><draw:path draw:style-name="gr3" draw:text-style-name="P5" svg:width="0.0752in" svg:height="0.087in" svg:x="0.1303in" svg:y="0.0264in" svg:viewBox="0 0 192 222" svg:d="M179 119c7 0 13 0 13-8s-6-8-13-8c-55 0-109 0-164 0 5-51 50-88 104-88 20 0 40 0 60 0 7 0 13 0 13-7 0-8-6-8-13-8-20 0-40 0-60 0-66 0-119 49-119 111s53 111 119 111c20 0 40 0 60 0 7 0 13 0 13-8 0-7-6-7-13-7-20 0-40 0-60 0-54 0-99-37-104-88 55 0 109 0 164 0z"><text:p/></draw:path><draw:path draw:style-name="gr3" draw:text-style-name="P5" svg:width="0.1039in" svg:height="0.1079in" svg:x="0.2669in" svg:y="-0.0004in" svg:viewBox="0 0 265 275" svg:d="M55 231c-15 25-31 31-47 32-5 0-8 0-8 7 0 3 1 5 4 5 11 0 23-1 33-1 14 0 27 1 40 1 2 0 7 0 7-8 0-4-4-4-6-4-9-1-19-4-19-14 0-4 3-8 6-14 10-16 20-33 30-48 31 0 64 0 96 0 1 6 6 59 6 64 0 11-20 12-28 12-5 0-8 0-8 7 0 5 4 5 5 5 15 0 32-1 48-1 9 0 35 1 43 1 3 0 8 0 8-8 0-4-4-4-9-4-24 0-24-3-25-14-8-79-17-159-24-239 0-8 0-10-7-10-6 0-8 3-11 7-45 74-89 149-134 224zM101 175c25-43 52-85 77-127 5 42 8 84 12 127-29 0-59 0-89 0z"><text:p/></draw:path><draw:path draw:style-name="gr3" draw:text-style-name="P5" svg:width="0.0839in" svg:height="0.0929in" svg:x="0.4177in" svg:y="0.0193in" svg:viewBox="0 0 214 237" svg:d="M212 15c2-5 2-6 2-7 0-5-3-8-7-8s-6 2-9 8c-30 68-61 136-90 203-31-67-61-135-92-203-3-8-5-8-8-8-5 0-8 3-8 8 1 2 0 1 2 5 32 72 65 144 97 216 3 6 5 8 9 8s5-3 9-8c31-71 63-142 95-214z"><text:p/></draw:path><draw:path draw:style-name="gr3" draw:text-style-name="P5" svg:width="0.0697in" svg:height="0.0972in" svg:x="0.5484in" svg:y="0.0409in" svg:viewBox="0 0 178 248" svg:d="M177 24c1-5 1-6 1-10 0-6-5-10-11-10-3 0-10 3-13 8-1 2-4 14-6 21-3 10-5 21-7 31-6 23-12 46-18 69-1 7-19 33-44 33-20 0-23-17-23-31 0-17 6-42 19-76 6-15 7-19 7-27 0-18-12-32-30-32-38 0-52 56-52 59 0 5 3 4 4 5 5 0 5-1 7-8 11-36 26-47 40-47 2 0 8 0 8 12 0 10-3 20-6 27-16 41-22 63-22 81 0 34 24 46 47 46 15 0 29-7 39-18-5 20-9 38-25 58-11 14-25 25-43 25-5 0-23-2-29-17 6 0 11 0 16-4s8-9 8-16c0-12-10-12-14-12-9 0-21 5-21 23 0 20 16 34 40 34 40 0 80-35 91-78 12-49 25-97 37-146z"><text:p/></draw:path><draw:path draw:style-name="gr3" draw:text-style-name="P5" svg:width="0.0752in" svg:height="0.087in" svg:x="0.6791in" svg:y="0.0264in" svg:viewBox="0 0 192 222" svg:d="M179 119c7 0 13 0 13-8s-6-8-13-8c-55 0-109 0-164 0 5-51 50-88 104-88 20 0 40 0 60 0 7 0 13 0 13-7 0-8-6-8-13-8-21 0-40 0-61 0-66 0-118 49-118 111s52 111 118 111c21 0 40 0 61 0 7 0 13 0 13-8 0-7-6-7-13-7-20 0-40 0-60 0-54 0-99-37-104-88 55 0 109 0 164 0z"><text:p/></draw:path><draw:path draw:style-name="gr3" draw:text-style-name="P5" svg:width="0.1083in" svg:height="0.1028in" svg:x="0.8165in" svg:y="0.0047in" svg:viewBox="0 0 276 262" svg:d="M45 232c-3 14-4 17-35 17-7 0-10 0-10 8 0 5 3 5 10 5 46 0 92 0 138 0 61 0 107-46 107-83 0-27-23-49-60-54 40-7 81-36 81-72 0-29-25-53-73-53-42 0-86 0-129 0-7 0-11 0-11 8 0 4 3 4 11 4 1 0 7 0 14 0 8 1 11 1 11 7 0 1 0 2-2 7-18 69-34 138-52 206zM103 122c8-32 17-64 25-96 3-13 4-14 20-14 17 0 35 0 51 0 33 0 42 22 42 40 0 34-33 70-80 70-19 0-39 0-58 0zM87 249c-6 0-7 0-9 0-4-1-5-1-5-4 0-1 0-1 2-9 9-35 17-71 26-106 24 0 50 0 74 0 36 0 44 28 44 45 0 37-34 74-80 74-18 0-35 0-52 0z"><text:p/></draw:path></draw:g></text:span><text:span text:style-name="T14">. נפלג למקרים: </text:span></text:p>
          <text:list>
            <text:list-item>
              <text:p text:style-name="P30"><text:span text:style-name="T12">אם </text:span><text:span text:style-name="T12"><draw:g text:anchor-type="as-char" svg:y="-0.1083in" draw:z-index="138" draw:name="Shape136" draw:style-name="gr1"><svg:title>TexMaths</svg:title><svg:desc>11§display§y \in A§svg§600§FALSE§</svg:desc><draw:path draw:style-name="gr2" draw:text-style-name="P4" svg:width="0.3587in" svg:height="0.1232in" svg:x="0.0031in" svg:y="0.0079in" svg:viewBox="0 0 912 314" svg:d="M0 0c304 0 608 0 912 0 0 104 0 210 0 314-304 0-608 0-912 0 0-104 0-210 0-314z"><text:p/></draw:path><draw:path draw:style-name="gr3" draw:text-style-name="P5" svg:width="0.0697in" svg:height="0.0972in" svg:x="-0.0004in" svg:y="0.0413in" svg:viewBox="0 0 178 248" svg:d="M177 23c1-4 1-5 1-9 0-6-5-10-11-10-4 0-10 3-13 8-1 2-5 14-6 21-3 10-5 21-7 31-6 23-12 46-18 69-2 6-19 33-44 33-20 0-24-17-24-31 0-17 7-42 20-76 6-15 7-19 7-27 0-18-12-32-30-32-38 0-52 56-52 59 0 5 3 3 4 5 5 0 5-1 7-8 10-36 26-47 38-47 4 0 10 0 10 12 0 10-3 20-6 27-16 41-22 63-22 81 0 34 24 46 47 46 14 0 28-7 38-18-4 20-9 39-25 58-10 13-24 24-42 24-5 0-23-1-29-15 6 0 11 0 16-5 5-4 8-8 8-16 0-12-10-13-14-13-9 0-21 6-21 24 0 20 16 34 40 34 40 0 80-35 91-78 12-49 24-99 37-147z"><text:p/></draw:path><draw:path draw:style-name="gr3" draw:text-style-name="P5" svg:width="0.0756in" svg:height="0.087in" svg:x="0.1299in" svg:y="0.0268in" svg:viewBox="0 0 193 222" svg:d="M180 119c7 0 13 0 13-8s-6-8-13-8c-55 0-109 0-164 0 5-51 49-88 104-88 20 0 39 0 60 0 7 0 13 0 13-7 0-8-6-8-13-8-21 0-40 0-61 0-66 0-119 48-119 111 0 61 53 111 119 111 21 0 40 0 61 0 7 0 13 0 13-8s-6-8-13-8c-21 0-40 0-60 0-55 0-99-36-104-87 55 0 109 0 164 0z"><text:p/></draw:path><draw:path draw:style-name="gr3" draw:text-style-name="P5" svg:width="0.1039in" svg:height="0.1079in" svg:x="0.2657in" svg:y="0in" svg:viewBox="0 0 265 275" svg:d="M56 231c-15 25-31 30-47 32-6 1-9 1-9 7 0 2 2 5 5 5 10 0 22-2 33-2 13 0 27 2 39 2 2 0 8 0 8-8 0-3-4-4-7-4-9 0-18-4-18-14 0-4 3-8 5-14 10-16 20-33 30-49 31 0 64 0 96 0 1 7 7 60 7 64 0 11-20 13-28 13-5 0-10 0-10 7 0 5 5 5 6 5 16 0 33-2 48-2 10 0 34 2 44 2 2 0 7 0 7-8 0-4-5-4-9-4-24 0-24-3-25-14-8-80-16-160-23-240-1-8-1-9-8-9s-8 2-10 7c-45 74-89 149-134 224zM102 175c25-43 51-86 76-128 3 42 8 85 12 128-30 0-58 0-88 0z"><text:p/></draw:path></draw:g></text:span><text:span text:style-name="T12"><text:s/>אז </text:span><text:span text:style-name="T12"><draw:g text:anchor-type="as-char" svg:y="-0.1102in" draw:z-index="140" draw:name="Shape137" draw:style-name="gr1"><svg:title>TexMaths</svg:title><svg:desc>11§display§y \not\in B§svg§600§FALSE§</svg:desc><draw:path draw:style-name="gr2" draw:text-style-name="P4" svg:width="0.3642in" svg:height="0.1256in" svg:x="0.0031in" svg:y="0.0075in" svg:viewBox="0 0 926 320" svg:d="M0 0c309 0 617 0 926 0 0 107 0 213 0 320-309 0-617 0-926 0 0-107 0-213 0-320z"><text:p/></draw:path><draw:path draw:style-name="gr3" draw:text-style-name="P5" svg:width="0.0697in" svg:height="0.0976in" svg:x="-0.0004in" svg:y="0.0429in" svg:viewBox="0 0 178 249" svg:d="M177 24c1-5 1-6 1-10 0-6-5-10-11-10-4 0-10 3-13 8-1 2-4 14-6 21-3 10-5 21-7 31-6 23-12 46-18 71-2 5-19 32-44 32-20 0-24-17-24-31 0-18 7-42 20-76 6-16 7-20 7-28 0-18-12-32-30-32-38 0-52 56-52 60s3 2 4 4c5 0 5-1 7-8 10-36 26-47 38-47 4 0 10 0 10 12 0 10-3 20-6 28-16 40-22 62-22 80 0 35 24 46 47 46 14 0 28-6 39-17-5 21-10 38-26 58-10 13-24 24-42 24-5 0-23-1-29-15 6 0 11 0 16-6 5-3 8-7 8-15 0-12-10-13-14-13-9 0-21 5-21 25 0 19 16 33 40 33 40 0 80-35 91-77 12-50 24-99 37-148z"><text:p/></draw:path><draw:path draw:style-name="gr3" draw:text-style-name="P5" svg:width="0.0752in" svg:height="0.1409in" svg:x="0.1386in" svg:y="0in" svg:viewBox="0 0 192 359" svg:d="M189 15c3-5 3-6 3-7 0-2-2-8-7-8s-6 2-9 8c-57 112-116 224-173 336-3 6-3 7-3 8 0 3 2 7 8 7 4 0 5-2 8-7 58-113 116-224 173-337z"><text:p/></draw:path><draw:path draw:style-name="gr3" draw:text-style-name="P5" svg:width="0.076in" svg:height="0.0874in" svg:x="0.1299in" svg:y="0.0283in" svg:viewBox="0 0 194 223" svg:d="M180 120c6 0 14 0 14-8s-8-8-14-8c-55 0-109 0-164 0 5-52 49-89 104-89 20 0 41 0 60 0 6 0 14 0 14-7 0-8-8-8-14-8-21 0-40 0-61 0-66 0-119 50-119 112s53 111 119 111c21 0 40 0 61 0 6 0 14 0 14-8s-8-8-14-8c-19 0-40 0-60 0-55 0-99-35-104-87 55 0 109 0 164 0z"><text:p/></draw:path><draw:path draw:style-name="gr3" draw:text-style-name="P5" svg:width="0.1083in" svg:height="0.1028in" svg:x="0.2669in" svg:y="0.0051in" svg:viewBox="0 0 276 262" svg:d="M46 233c-4 15-4 17-35 17-7 0-11 0-11 8 0 4 4 4 11 4 46 0 91 0 137 0 62 0 107-45 107-82 0-28-22-50-59-54 39-8 80-37 80-73 0-29-25-53-71-53-43 0-87 0-130 0-8 0-11 0-11 8 0 3 3 3 10 3 1 0 8 0 15 1s10 1 10 7c0 1 0 2-1 6-18 70-34 139-52 208zM104 122c8-32 17-64 25-96 3-13 3-15 21-15 16 0 33 0 49 0 34 0 42 23 42 41 0 33-33 70-80 70-19 0-38 0-57 0zM87 250c-6 0-7 0-9 0-3 0-4-1-4-4 0-1 0-1 1-9 9-35 18-70 27-106 24 0 49 0 73 0 37 0 44 28 44 45 0 37-34 74-79 74-18 0-36 0-53 0z"><text:p/></draw:path></draw:g></text:span><text:span text:style-name="T12">, ומכאן נסיק </text:span><text:span text:style-name="T12"><draw:g text:anchor-type="as-char" svg:y="-0.1047in" draw:z-index="131" draw:name="Shape138" draw:style-name="gr1"><svg:title>TexMaths</svg:title><svg:desc>11§display§a = 1, b = 0§svg§600§FALSE§</svg:desc><draw:path draw:style-name="gr2" draw:text-style-name="P4" svg:width="0.7484in" svg:height="0.1185in" svg:x="0.0016in" svg:y="0.0079in" svg:viewBox="0 0 1902 302" svg:d="M952 302c-317 0-634 0-952 0 0-100 0-202 0-302 635 0 1268 0 1902 0 0 100 0 202 0 302-316 0-633 0-950 0z"><text:p/></draw:path><draw:path draw:style-name="gr3" draw:text-style-name="P5" svg:width="0.0693in" svg:height="0.0685in" svg:x="-0.0004in" svg:y="0.0382in" svg:viewBox="0 0 177 175" svg:d="M129 25c-7-14-18-25-36-25-45 0-93 57-93 114 0 36 22 61 52 61 7 0 27-1 50-28 2 16 17 28 35 28 14 0 22-8 29-21 7-14 11-37 11-38 0-4-3-4-4-4-5 0-5 2-6 7-6 25-13 48-30 48-9 0-11-10-11-18s0-11 5-29c4-15 5-20 9-34 4-19 10-36 14-54 2-11 2-12 2-13 0-7-4-11-11-11-9 0-15 9-16 17zM103 126c-1 6-1 7-7 14-17 21-32 27-43 27-20 0-26-21-26-37 0-19 13-66 22-84 11-23 29-37 44-37 26 0 31 32 31 34s-1 4-1 7c-6 25-13 50-20 76z"><text:p/></draw:path><draw:path draw:style-name="gr3" draw:text-style-name="P5" svg:width="0.1008in" svg:height="0.035in" svg:x="0.1248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492in" svg:height="0.1004in" svg:x="0.2906in" svg:y="0.0047in" svg:viewBox="0 0 126 256" svg:d="M79 10c0-9 0-10-10-10-23 24-57 24-69 24 0 5 0 8 0 12 8 0 30 0 51-10 0 67 0 134 0 200 0 13-2 18-37 18-4 0-7 0-12 0 0 4 0 9 0 12 13-1 47-1 63-1 15 0 48 0 61 1 0-3 0-8 0-12-4 0-7 0-12 0-34 0-35-4-35-18 0-72 0-144 0-216z"><text:p/></draw:path><draw:path draw:style-name="gr3" draw:text-style-name="P5" svg:width="0.0173in" svg:height="0.0453in" svg:x="0.3661in" svg:y="0.0902in" svg:viewBox="0 0 45 116" svg:d="M45 41c0-26-10-41-24-41-13 0-21 10-21 21 0 10 8 20 21 20 4 0 10-1 13-5 1-1 1-1 2-1 0 2 1 0 1 6 0 28-14 52-26 64-4 4-4 5-4 6 0 3 2 5 3 5 4 0 35-30 35-75z"><text:p/></draw:path><draw:path draw:style-name="gr3" draw:text-style-name="P5" svg:width="0.0555in" svg:height="0.1063in" svg:x="0.4276in" svg:y="0in" svg:viewBox="0 0 142 271" svg:d="M74 4c-3-1 0-4-6-4-9 0-36 3-46 4-3 0-8 0-8 8 0 5 4 5 9 5 19 0 20 2 20 6 0 2-3 16-6 24-11 42-21 84-32 126-4 18-5 24-5 38 0 36 20 60 48 60 47 0 94-57 94-112 0-34-21-62-52-62-17 0-33 12-45 23 10-38 19-77 29-116zM37 150c3-8 3-9 6-13 19-26 36-31 46-31 14 0 25 12 25 36 0 23-13 66-19 81-14 26-31 39-47 39-13 0-25-9-25-38 0-8 0-14 6-38 3-12 5-24 8-36z"><text:p/></draw:path><draw:path draw:style-name="gr3" draw:text-style-name="P5" svg:width="0.1008in" svg:height="0.035in" svg:x="0.5362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38in" svg:height="0.1039in" svg:x="0.6941in" svg:y="0.0047in" svg:viewBox="0 0 163 265" svg:d="M163 133c0-30-2-61-16-90-17-36-49-43-66-43-23 0-51 10-67 46-12 27-14 57-14 87 0 29 1 63 18 93 16 31 44 39 63 39 21 0 50-8 67-46 13-26 15-55 15-86zM81 256c-15 0-38-10-45-46-4-24-4-58-4-81 0-24 0-51 3-71 8-46 36-49 46-49 12 0 38 6 45 45 5 21 5 51 5 75 0 29 0 55-5 78-6 38-28 49-45 49z"><text:p/></draw:path></draw:g></text:span><text:span text:style-name="T12"><text:s/>כלומר </text:span><text:span text:style-name="T12"><draw:g text:anchor-type="as-char" svg:y="-0.1083in" draw:z-index="132" draw:name="Shape139" draw:style-name="gr1"><svg:title>TexMaths</svg:title><svg:desc>11§display§ab = 0§svg§600§FALSE§</svg:desc><draw:path draw:style-name="gr2" draw:text-style-name="P4" svg:width="0.402in" svg:height="0.0921in" svg:x="0.0016in" svg:y="0.0079in" svg:viewBox="0 0 1022 235" svg:d="M0 0c341 0 681 0 1022 0 0 78 0 157 0 235-341 0-681 0-1022 0 0-78 0-157 0-235z"><text:p/></draw:path><draw:path draw:style-name="gr3" draw:text-style-name="P5" svg:width="0.0693in" svg:height="0.0681in" svg:x="-0.0004in" svg:y="0.0382in" svg:viewBox="0 0 177 174" svg:d="M129 25c-7-14-19-25-35-25-46 0-94 57-94 113 0 35 21 61 52 61 7 0 26-2 49-29 4 16 17 29 35 29 15 0 24-9 29-21 7-15 12-37 12-38 0-3-3-3-4-3-5 0-5 1-6 7-6 24-14 46-29 46-10 0-11-10-11-18 0-7 0-10 4-27 4-16 5-20 9-34 4-19 9-37 13-54 3-11 3-12 3-13 0-7-4-11-11-11-10 0-15 8-16 17zM103 125c-2 7-2 8-7 13-17 21-33 27-44 27-19 0-24-21-24-35 0-19 12-66 20-84 13-23 30-37 46-37 25 0 30 32 30 34s-1 4-1 6c-6 26-13 51-20 76z"><text:p/></draw:path><draw:path draw:style-name="gr3" draw:text-style-name="P5" svg:width="0.0555in" svg:height="0.1059in" svg:x="0.0811in" svg:y="0in" svg:viewBox="0 0 142 270" svg:d="M75 4c-2-1 0-4-6-4-8 0-37 3-47 4-3 0-8 0-8 8 0 4 5 4 10 4 19 0 19 3 19 7 0 2-3 15-4 23-11 42-21 84-32 125-5 19-7 26-7 39 0 36 21 60 50 60 45 0 92-57 92-113 0-33-20-60-51-60-18 0-34 12-45 23 10-39 19-77 29-116zM39 148c2-7 2-8 5-12 19-25 36-31 46-31 15 0 24 13 24 36s-13 67-19 81c-12 26-31 39-45 39s-27-9-27-38c0-8 0-14 7-38 3-13 5-25 9-37z"><text:p/></draw:path><draw:path draw:style-name="gr3" draw:text-style-name="P5" svg:width="0.1004in" svg:height="0.035in" svg:x="0.1902in" svg:y="0.0496in" svg:viewBox="0 0 256 90" svg:d="M243 15c6 0 13 0 13-7 0-8-7-8-13-8-77 0-154 0-231 0-5 0-12 0-12 8 0 7 7 7 12 7 77 0 154 0 231 0zM243 90c6 0 13 0 13-8 0-7-7-7-13-7-77 0-154 0-231 0-5 0-12 0-12 7 0 8 7 8 12 8 77 0 154 0 231 0z"><text:p/></draw:path><draw:path draw:style-name="gr3" draw:text-style-name="P5" svg:width="0.0638in" svg:height="0.1035in" svg:x="0.3476in" svg:y="0.0047in" svg:viewBox="0 0 163 264" svg:d="M163 133c0-31-2-62-16-90-17-38-49-43-66-43-23 0-50 10-67 46-12 27-14 56-14 87 0 27 2 63 18 92 16 31 45 39 63 39 21 0 51-8 68-45 12-27 14-56 14-86zM81 255c-15 0-38-9-45-46-4-23-4-58-4-80 0-26 0-51 3-72 8-45 37-48 46-48 13 0 39 6 46 45 4 21 4 50 4 75 0 27 0 53-4 78-6 37-28 48-46 48z"><text:p/></draw:path></draw:g></text:span><text:span text:style-name="T12">. </text:span></text:p>
            </text:list-item>
            <text:list-item>
              <text:p text:style-name="P30"><text:span text:style-name="T12">אם </text:span><text:span text:style-name="T12"><draw:g text:anchor-type="as-char" svg:y="-0.1043in" draw:z-index="139" draw:name="Shape140" draw:style-name="gr1"><svg:title>TexMaths</svg:title><svg:desc>11§display§y \in B§svg§600§FALSE§</svg:desc><draw:path draw:style-name="gr2" draw:text-style-name="P4" svg:width="0.3642in" svg:height="0.1177in" svg:x="0.0031in" svg:y="0.0071in" svg:viewBox="0 0 926 300" svg:d="M0 0c309 0 617 0 926 0 0 100 0 201 0 300-309 0-617 0-926 0 0-99 0-200 0-300z"><text:p/></draw:path><draw:path draw:style-name="gr3" draw:text-style-name="P5" svg:width="0.0697in" svg:height="0.0972in" svg:x="-0.0004in" svg:y="0.0362in" svg:viewBox="0 0 178 248" svg:d="M177 24c1-5 1-6 1-9 0-7-5-11-11-11-4 0-10 3-13 9-1 1-4 13-6 21-3 10-5 20-7 31-6 23-12 46-18 69-2 5-19 32-44 32-20 0-24-17-24-31 0-18 7-42 20-76 6-15 7-20 7-27 0-18-12-32-30-32-38 0-52 56-52 59 0 5 3 2 4 5 5 0 5-1 7-7 10-36 26-48 38-48 4 0 10 0 10 12 0 10-3 20-6 27-16 41-22 63-22 80 0 35 24 45 47 45 14 0 28-5 39-16-5 20-10 38-26 58-10 13-24 24-42 24-5 0-23-1-29-15 6 0 11 0 16-6 5-3 8-7 8-15 0-12-10-13-14-13-9 0-21 5-21 25 0 19 16 33 40 33 40 0 80-35 91-77 12-49 24-99 37-147z"><text:p/></draw:path><draw:path draw:style-name="gr3" draw:text-style-name="P5" svg:width="0.076in" svg:height="0.087in" svg:x="0.1299in" svg:y="0.0217in" svg:viewBox="0 0 194 222" svg:d="M180 120c6 0 14 0 14-8s-8-8-14-8c-55 0-109 0-164 0 5-51 49-89 104-89 20 0 41 0 60 0 6 0 14 0 14-7 0-8-8-8-14-8-21 0-40 0-61 0-66 0-119 50-119 112 0 60 53 110 119 110 21 0 40 0 61 0 6 0 14 0 14-8s-8-8-14-8c-19 0-40 0-60 0-55 0-99-35-104-86 55 0 109 0 164 0z"><text:p/></draw:path><draw:path draw:style-name="gr3" draw:text-style-name="P5" svg:width="0.1083in" svg:height="0.1024in" svg:x="0.2669in" svg:y="0in" svg:viewBox="0 0 276 261" svg:d="M46 231c-4 16-4 18-35 18-7 0-11 0-11 8 0 4 4 4 11 4 46 0 91 0 137 0 62 0 107-45 107-82 0-28-22-50-59-54 39-7 80-35 80-72 0-29-25-53-71-53-43 0-87 0-130 0-8 0-11 0-11 8 0 4 3 4 10 4 1 0 8 0 15 1 7 0 10 1 10 6 0 2 0 3-1 7-18 68-34 137-52 205zM104 122c8-32 17-64 25-96 3-13 3-14 21-14 16 0 33 0 49 0 34 0 42 23 42 40 0 34-33 70-80 70-19 0-38 0-57 0zM87 249c-6 0-7 0-9 0-3 0-4-1-4-4 0-2 0-2 1-9 9-35 18-70 27-106 24 0 49 0 73 0 37 0 44 29 44 44 0 38-34 75-79 75-18 0-36 0-53 0z"><text:p/></draw:path></draw:g></text:span><text:span text:style-name="T12"><text:s/>אז </text:span><text:span text:style-name="T12"><draw:g text:anchor-type="as-char" svg:y="-0.1102in" draw:z-index="141" draw:name="Shape141" draw:style-name="gr1"><svg:title>TexMaths</svg:title><svg:desc>11§display§y \not\in A§svg§600§FALSE§</svg:desc><draw:path draw:style-name="gr2" draw:text-style-name="P4" svg:width="0.3587in" svg:height="0.1256in" svg:x="0.0031in" svg:y="0.0075in" svg:viewBox="0 0 912 320" svg:d="M0 0c304 0 608 0 912 0 0 107 0 213 0 320-304 0-608 0-912 0 0-107 0-213 0-320z"><text:p/></draw:path><draw:path draw:style-name="gr3" draw:text-style-name="P5" svg:width="0.0697in" svg:height="0.0976in" svg:x="-0.0004in" svg:y="0.0429in" svg:viewBox="0 0 178 249" svg:d="M177 24c1-5 1-6 1-10 0-6-5-10-11-10-4 0-10 3-13 8-1 2-5 14-6 21-3 10-5 21-7 31-6 23-12 46-18 71-2 5-19 32-44 32-20 0-24-17-24-31 0-18 7-42 20-76 6-16 7-20 7-28 0-18-12-32-30-32-38 0-52 56-52 60s3 2 4 4c5 0 5-1 7-8 10-36 26-47 38-47 4 0 10 0 10 12 0 10-3 20-6 28-16 40-22 62-22 80 0 35 24 46 47 46 14 0 28-6 38-17-4 21-9 38-25 58-10 13-24 24-42 24-5 0-23-1-29-15 6 0 11 0 16-6 5-3 8-7 8-15 0-12-10-13-14-13-9 0-21 5-21 25 0 19 16 33 40 33 40 0 80-35 91-77 12-50 24-99 37-148z"><text:p/></draw:path><draw:path draw:style-name="gr3" draw:text-style-name="P5" svg:width="0.0752in" svg:height="0.1409in" svg:x="0.1386in" svg:y="0in" svg:viewBox="0 0 192 359" svg:d="M189 15c3-5 3-6 3-7 0-2-2-8-7-8s-6 2-8 8c-58 112-115 224-174 336-3 6-3 7-3 8 0 3 3 7 8 7 4 0 5-2 8-7 58-113 116-224 173-337z"><text:p/></draw:path><draw:path draw:style-name="gr3" draw:text-style-name="P5" svg:width="0.0756in" svg:height="0.0874in" svg:x="0.1299in" svg:y="0.0283in" svg:viewBox="0 0 193 223" svg:d="M180 120c7 0 13 0 13-8s-6-8-13-8c-55 0-109 0-164 0 5-52 49-89 104-89 20 0 39 0 60 0 7 0 13 0 13-7 0-8-6-8-13-8-21 0-40 0-61 0-66 0-119 50-119 112s53 111 119 111c21 0 40 0 61 0 7 0 13 0 13-8s-6-8-13-8c-21 0-40 0-60 0-55 0-99-35-104-87 55 0 109 0 164 0z"><text:p/></draw:path><draw:path draw:style-name="gr3" draw:text-style-name="P5" svg:width="0.1039in" svg:height="0.1083in" svg:x="0.2657in" svg:y="0in" svg:viewBox="0 0 265 276" svg:d="M56 232c-15 25-31 30-47 32-6 1-9 1-9 7 0 2 2 5 5 5 10 0 22-1 33-1 13 0 27 1 39 1 2 0 8 0 8-7 0-4-4-5-7-5-9 0-18-4-18-14 0-4 3-9 5-14 10-17 20-33 30-50 31 0 64 0 96 0 1 9 7 61 7 65 0 11-20 13-28 13-5 0-10 0-10 7 0 5 5 5 6 5 16 0 33-1 48-1 10 0 34 1 44 1 2 0 7 0 7-8 0-4-5-4-9-4-24 0-24-3-25-14-8-80-16-161-23-241-1-8-1-9-8-9s-8 2-10 7c-45 75-89 150-134 225zM102 175c25-43 51-85 76-126 3 41 8 83 12 126-30 0-58 0-88 0z"><text:p/></draw:path></draw:g></text:span><text:span text:style-name="T12">, ומכאן נסיק </text:span><text:span text:style-name="T12"><draw:g text:anchor-type="as-char" svg:y="-0.1047in" draw:z-index="134" draw:name="Shape142" draw:style-name="gr1"><svg:title>TexMaths</svg:title><svg:desc>11§display§a = 0, b = 1§svg§600§FALSE§</svg:desc><draw:path draw:style-name="gr2" draw:text-style-name="P4" svg:width="0.7429in" svg:height="0.1185in" svg:x="0.0016in" svg:y="0.0079in" svg:viewBox="0 0 1888 302" svg:d="M944 302c-314 0-629 0-944 0 0-100 0-202 0-302 630 0 1258 0 1888 0 0 100 0 202 0 302-315 0-630 0-944 0z"><text:p/></draw:path><draw:path draw:style-name="gr3" draw:text-style-name="P5" svg:width="0.0693in" svg:height="0.0685in" svg:x="-0.0004in" svg:y="0.0382in" svg:viewBox="0 0 177 175" svg:d="M129 25c-7-14-18-25-35-25-46 0-94 57-94 114 0 36 22 61 52 61 7 0 27-1 50-28 3 16 17 28 36 28 13 0 22-8 28-21 7-14 11-37 11-38 0-4-3-4-4-4-5 0-5 2-6 7-6 25-13 48-29 48-10 0-11-10-11-18s0-11 4-29c4-15 5-20 9-34 4-19 10-36 14-54 2-11 2-12 2-13 0-7-4-11-11-11-9 0-15 9-16 17zM103 126c-1 6-1 7-7 14-17 21-32 27-43 27-20 0-25-21-25-37 0-19 12-66 22-84 11-23 28-37 44-37 25 0 30 32 30 34s-1 4-1 7c-6 25-13 50-20 76z"><text:p/></draw:path><draw:path draw:style-name="gr3" draw:text-style-name="P5" svg:width="0.1012in" svg:height="0.035in" svg:x="0.1248in" svg:y="0.05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5" svg:width="0.0638in" svg:height="0.1039in" svg:x="0.2831in" svg:y="0.0047in" svg:viewBox="0 0 163 265" svg:d="M163 133c0-30-2-61-16-90-18-36-49-43-66-43-23 0-51 10-67 46-12 27-14 57-14 87 0 29 1 63 18 93 16 31 44 39 62 39 21 0 51-8 69-46 12-26 14-55 14-86zM80 256c-14 0-37-10-44-46-4-24-4-58-4-81 0-24 0-51 3-71 7-46 37-49 45-49 14 0 39 6 47 45 3 21 3 51 3 75 0 29 0 55-3 78-7 38-29 49-47 49z"><text:p/></draw:path><draw:path draw:style-name="gr3" draw:text-style-name="P5" svg:width="0.0173in" svg:height="0.0453in" svg:x="0.3661in" svg:y="0.0902in" svg:viewBox="0 0 45 116" svg:d="M45 41c0-26-10-41-25-41-12 0-20 10-20 21 0 10 8 20 20 20 5 0 10-1 14-5 1-1 1-1 2-1 0 2 0 0 0 6 0 28-13 52-26 64-4 4-4 5-4 6 0 3 2 5 4 5 4 0 35-30 35-75z"><text:p/></draw:path><draw:path draw:style-name="gr3" draw:text-style-name="P5" svg:width="0.0555in" svg:height="0.1063in" svg:x="0.4272in" svg:y="0in" svg:viewBox="0 0 142 271" svg:d="M75 4c-2-1 0-4-6-4-8 0-37 3-47 4-3 0-7 0-7 8 0 5 4 5 9 5 19 0 20 2 20 6 0 2-4 16-5 24-11 42-21 84-32 126-5 18-7 24-7 38 0 36 21 60 50 60 45 0 92-57 92-112 0-34-20-62-51-62-17 0-34 12-45 23 10-38 19-77 29-116zM39 150c2-8 2-9 5-13 19-26 36-31 46-31 15 0 24 12 24 36 0 23-12 66-19 81-12 26-30 39-45 39-14 0-27-9-27-38 0-8 0-14 7-38 3-12 5-24 9-36z"><text:p/></draw:path><draw:path draw:style-name="gr3" draw:text-style-name="P5" svg:width="0.1004in" svg:height="0.035in" svg:x="0.5366in" svg:y="0.05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5" svg:width="0.05in" svg:height="0.1004in" svg:x="0.702in" svg:y="0.0047in" svg:viewBox="0 0 128 256" svg:d="M79 10c0-9 0-10-9-10-24 24-58 24-70 24 0 5 0 8 0 12 8 0 31 0 51-10 0 67 0 134 0 200 0 13-1 18-37 18-4 0-7 0-12 0 0 4 0 9 0 12 13-1 48-1 63-1s48 0 63 1c0-3 0-8 0-12-5 0-8 0-12 0-36 0-37-4-37-18 0-72 0-144 0-216z"><text:p/></draw:path></draw:g></text:span><text:span text:style-name="T12"><text:s/>כלומר </text:span><text:span text:style-name="T12"><draw:g text:anchor-type="as-char" svg:y="-0.1083in" draw:z-index="133" draw:name="Shape143" draw:style-name="gr1"><svg:title>TexMaths</svg:title><svg:desc>11§display§ab = 0§svg§600§FALSE§</svg:desc><draw:path draw:style-name="gr2" draw:text-style-name="P4" svg:width="0.402in" svg:height="0.0921in" svg:x="0.0016in" svg:y="0.0079in" svg:viewBox="0 0 1022 235" svg:d="M0 0c341 0 681 0 1022 0 0 78 0 157 0 235-341 0-681 0-1022 0 0-78 0-157 0-235z"><text:p/></draw:path><draw:path draw:style-name="gr3" draw:text-style-name="P5" svg:width="0.0693in" svg:height="0.0681in" svg:x="-0.0004in" svg:y="0.0382in" svg:viewBox="0 0 177 174" svg:d="M129 25c-7-14-19-25-35-25-46 0-94 57-94 113 0 35 21 61 52 61 7 0 26-2 49-29 4 16 17 29 35 29 15 0 24-9 29-21 7-15 12-37 12-38 0-3-3-3-4-3-5 0-5 1-6 7-6 24-14 46-29 46-10 0-11-10-11-18 0-7 0-10 4-27 4-16 5-20 9-34 4-19 9-37 13-54 3-11 3-12 3-13 0-7-4-11-11-11-10 0-15 8-16 17zM103 125c-2 7-2 8-7 13-17 21-33 27-44 27-19 0-24-21-24-35 0-19 12-66 20-84 13-23 30-37 46-37 25 0 30 32 30 34s-1 4-1 6c-6 26-13 51-20 76z"><text:p/></draw:path><draw:path draw:style-name="gr3" draw:text-style-name="P5" svg:width="0.0555in" svg:height="0.1059in" svg:x="0.0811in" svg:y="0in" svg:viewBox="0 0 142 270" svg:d="M75 4c-2-1 0-4-6-4-8 0-37 3-47 4-3 0-8 0-8 8 0 4 5 4 10 4 19 0 19 3 19 7 0 2-3 15-4 23-11 42-21 84-32 125-5 19-7 26-7 39 0 36 21 60 50 60 45 0 92-57 92-113 0-33-20-60-51-60-18 0-34 12-45 23 10-39 19-77 29-116zM39 148c2-7 2-8 5-12 19-25 36-31 46-31 15 0 24 13 24 36s-13 67-19 81c-12 26-31 39-45 39s-27-9-27-38c0-8 0-14 7-38 3-13 5-25 9-37z"><text:p/></draw:path><draw:path draw:style-name="gr3" draw:text-style-name="P5" svg:width="0.1004in" svg:height="0.035in" svg:x="0.1902in" svg:y="0.0496in" svg:viewBox="0 0 256 90" svg:d="M243 15c6 0 13 0 13-7 0-8-7-8-13-8-77 0-154 0-231 0-5 0-12 0-12 8 0 7 7 7 12 7 77 0 154 0 231 0zM243 90c6 0 13 0 13-8 0-7-7-7-13-7-77 0-154 0-231 0-5 0-12 0-12 7 0 8 7 8 12 8 77 0 154 0 231 0z"><text:p/></draw:path><draw:path draw:style-name="gr3" draw:text-style-name="P5" svg:width="0.0638in" svg:height="0.1035in" svg:x="0.3476in" svg:y="0.0047in" svg:viewBox="0 0 163 264" svg:d="M163 133c0-31-2-62-16-90-17-38-49-43-66-43-23 0-50 10-67 46-12 27-14 56-14 87 0 27 2 63 18 92 16 31 45 39 63 39 21 0 51-8 68-45 12-27 14-56 14-86zM81 255c-15 0-38-9-45-46-4-23-4-58-4-80 0-26 0-51 3-72 8-45 37-48 46-48 13 0 39 6 46 45 4 21 4 50 4 75 0 27 0 53-4 78-6 37-28 48-46 48z"><text:p/></draw:path></draw:g></text:span><text:span text:style-name="T12">. </text:span></text:p>
            </text:list-item>
          </text:list>
          <text:p text:style-name="P31"><text:span text:style-name="T12">סה"כ לפי טענה 1 קיבלנו </text:span><text:span text:style-name="T12"><draw:g text:anchor-type="as-char" svg:y="-0.1228in" draw:z-index="158" draw:name="Shape144" draw:style-name="gr1"><svg:title>TexMaths</svg:title><svg:desc>11§display§\chi' = 1 - 0 = 1 = b§svg§600§FALSE§</svg:desc><draw:path draw:style-name="gr2" draw:text-style-name="P4" svg:width="1.2071in" svg:height="0.137in" svg:x="0.0028in" svg:y="0.0075in" svg:viewBox="0 0 3067 349" svg:d="M1534 349c-511 0-1023 0-1534 0 0-117 0-232 0-349 1023 0 2044 0 3067 0 0 117 0 232 0 349-511 0-1023 0-1533 0z"><text:p/></draw:path><draw:path draw:style-name="gr3" draw:text-style-name="P5" svg:width="0.0854in" svg:height="0.0976in" svg:x="-0.0004in" svg:y="0.0547in" svg:viewBox="0 0 218 249" svg:d="M213 15c5-4 5-5 5-6 0-2-2-5-5-5-2 0-4 3-6 5-30 33-59 66-88 99-16-50-19-60-28-79-4-9-13-29-47-29-22 0-32 20-32 25 0 1 0 5 4 5s5-2 5-5c6-15 19-16 21-16 12 0 23 28 29 46 13 31 26 75 26 76s0 1-4 4c-29 33-59 66-89 98-4 5-4 6-4 7 0 2 2 4 4 4 4 0 6-2 7-4 30-32 58-65 88-98 13 40 18 55 26 76 6 11 15 31 49 31 22 0 33-20 33-26 0-2-2-4-6-4s-3 2-4 5c-5 9-13 16-21 16-20 0-46-93-55-122 31-34 62-69 92-103z"><text:p/></draw:path><draw:path draw:style-name="gr3" draw:text-style-name="P5" svg:width="0.0264in" svg:height="0.0547in" svg:x="0.0953in" svg:y="-0.0004in" svg:viewBox="0 0 68 140" svg:d="M65 24c2-5 3-8 3-9 0-8-8-15-16-15-10 0-14 9-15 13-12 39-24 77-36 117 0 1-1 2-1 4 0 4 8 6 10 6s2 0 4-5c17-37 34-73 51-111z"><text:p/></draw:path><draw:path draw:style-name="gr3" draw:text-style-name="P5" svg:width="0.1004in" svg:height="0.035in" svg:x="0.1839in" svg:y="0.0665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5in" svg:height="0.1in" svg:x="0.3492in" svg:y="0.022in" svg:viewBox="0 0 128 255" svg:d="M79 10c0-10 0-10-9-10-24 24-58 24-70 24 0 5 0 8 0 12 8 0 31 0 51-10 0 66 0 132 0 198 0 15-2 19-36 19-4 0-8 0-13 0 0 5 0 9 0 12 14-1 47-1 63-1 15 0 49 0 63 1 0-3 0-7 0-12-5 0-8 0-13 0-35 0-36-4-36-19 0-71 0-143 0-214z"><text:p/></draw:path><draw:path draw:style-name="gr3" draw:text-style-name="P5" svg:width="0.0921in" svg:height="0.0055in" svg:x="0.4583in" svg:y="0.0811in" svg:viewBox="0 0 235 15" svg:d="M222 15c7 0 13 0 13-7 0-8-6-8-13-8-69 0-140 0-209 0-6 0-13 0-13 8 0 7 7 7 13 7 69 0 140 0 209 0z"><text:p/></draw:path><draw:path draw:style-name="gr3" draw:text-style-name="P5" svg:width="0.0638in" svg:height="0.1035in" svg:x="0.6035in" svg:y="0.022in" svg:viewBox="0 0 163 264" svg:d="M163 133c0-31-2-62-17-90-17-38-48-43-65-43-23 0-51 10-67 45-13 27-14 57-14 88 0 29 1 64 16 91 18 32 46 40 64 40 21 0 51-9 68-45 13-25 15-55 15-86zM80 255c-14 0-37-10-44-46-4-22-4-58-4-80 0-26 0-51 3-72 7-46 36-49 45-49 13 0 39 7 46 45 4 22 4 51 4 76 0 28 0 55-4 79-6 35-28 47-46 47z"><text:p/></draw:path><draw:path draw:style-name="gr3" draw:text-style-name="P5" svg:width="0.1004in" svg:height="0.035in" svg:x="0.724in" svg:y="0.0665in" svg:viewBox="0 0 256 90" svg:d="M244 15c6 0 12 0 12-7 0-8-6-8-12-8-77 0-155 0-232 0-4 0-12 0-12 8 0 7 8 7 13 7 77 0 154 0 231 0zM244 90c6 0 12 0 12-8 0-7-6-7-12-7-77 0-154 0-231 0-5 0-13 0-13 7 0 8 8 8 12 8 77 0 155 0 232 0z"><text:p/></draw:path><draw:path draw:style-name="gr3" draw:text-style-name="P5" svg:width="0.05in" svg:height="0.1in" svg:x="0.8894in" svg:y="0.022in" svg:viewBox="0 0 128 255" svg:d="M79 10c0-10 0-10-9-10-24 24-58 24-70 24 0 5 0 8 0 12 8 0 31 0 51-10 0 66 0 132 0 198 0 15-2 19-36 19-4 0-8 0-13 0 0 5 0 9 0 12 14-1 47-1 63-1 15 0 49 0 63 1 0-3 0-7 0-12-5 0-8 0-13 0-35 0-36-4-36-19 0-71 0-143 0-214z"><text:p/></draw:path><draw:path draw:style-name="gr3" draw:text-style-name="P5" svg:width="0.1004in" svg:height="0.035in" svg:x="1.0028in" svg:y="0.0665in" svg:viewBox="0 0 256 90" svg:d="M244 15c6 0 12 0 12-7 0-8-6-8-12-8-77 0-155 0-232 0-4 0-12 0-12 8 0 7 8 7 13 7 77 0 154 0 231 0zM244 90c6 0 12 0 12-8 0-7-6-7-12-7-77 0-154 0-231 0-5 0-13 0-13 7 0 8 8 8 12 8 77 0 155 0 232 0z"><text:p/></draw:path><draw:path draw:style-name="gr3" draw:text-style-name="P5" svg:width="0.0555in" svg:height="0.1063in" svg:x="1.1622in" svg:y="0.0165in" svg:viewBox="0 0 142 271" svg:d="M74 4c0-1 0-4-6-4-9 0-36 3-46 3-3 1-8 1-8 8 0 6 4 6 9 6 19 0 20 2 20 5s-3 17-6 24c-11 42-21 84-32 126-4 19-5 26-5 38 0 36 20 61 48 61 47 0 94-58 94-113 0-35-21-61-52-61-17 0-34 11-45 23 10-39 19-77 29-116zM37 150c3-9 3-9 6-14 19-25 36-30 46-30 14 0 24 11 24 36 0 22-12 67-18 80-14 27-31 40-47 40-13 0-25-10-25-39 0-7 0-14 6-38 3-12 5-24 8-35z"><text:p/></draw:path></draw:g></text:span><text:span text:style-name="T12">, כדרוש. </text:span></text:p>
        </text:list-item>
        <text:list-item>
          <text:p text:style-name="P32"><text:span text:style-name="T12">אם </text:span><text:span text:style-name="T12"><draw:g text:anchor-type="as-char" svg:y="-0.1102in" draw:z-index="142" draw:name="Shape145" draw:style-name="gr1"><svg:title>TexMaths</svg:title><svg:desc>11§display§y \not\in A \triangle B§svg§600§FALSE§</svg:desc><draw:path draw:style-name="gr2" draw:text-style-name="P4" svg:width="0.6142in" svg:height="0.1256in" svg:x="0.0031in" svg:y="0.0079in" svg:viewBox="0 0 1561 320" svg:d="M781 320c-261 0-520 0-781 0 0-107 0-213 0-320 520 0 1041 0 1561 0 0 107 0 213 0 320-260 0-520 0-780 0z"><text:p/></draw:path><draw:path draw:style-name="gr3" draw:text-style-name="P5" svg:width="0.0697in" svg:height="0.0976in" svg:x="-0.0004in" svg:y="0.0429in" svg:viewBox="0 0 178 249" svg:d="M177 24c1-5 1-6 1-9 0-7-5-11-11-11-3 0-10 3-13 8-1 2-4 14-5 21-3 10-6 21-8 31-6 23-12 46-18 69-1 7-17 34-44 34-18 0-23-17-23-31 0-18 7-42 20-76 5-16 8-20 8-28 0-18-14-32-32-32-38 0-52 56-52 60s4 4 6 4c3 0 3-1 5-8 11-36 26-47 40-47 3 0 10 0 10 12 0 10-5 20-7 28-17 40-23 62-23 80 0 34 24 46 47 46 16 0 29-6 40-17-6 20-10 38-26 58-9 13-25 25-42 25-6 0-24-2-30-16 6 0 12 0 16-5 5-4 8-8 8-16 0-11-10-12-14-12-9 0-21 4-21 23 0 20 16 34 41 34 39 0 79-35 90-78 12-50 25-98 37-147z"><text:p/></draw:path><draw:path draw:style-name="gr3" draw:text-style-name="P5" svg:width="0.076in" svg:height="0.1413in" svg:x="0.1386in" svg:y="0in" svg:viewBox="0 0 194 360" svg:d="M190 15c4-5 4-6 4-7 0-2-3-8-8-8-4 0-7 2-9 8-58 112-115 224-174 336-3 6-3 7-3 8 0 3 3 8 9 8 4 0 5-3 8-8 58-113 115-224 173-337z"><text:p/></draw:path><draw:path draw:style-name="gr3" draw:text-style-name="P5" svg:width="0.0756in" svg:height="0.0874in" svg:x="0.1303in" svg:y="0.0283in" svg:viewBox="0 0 193 223" svg:d="M179 120c7 0 14 0 14-7 0-9-7-9-14-9-55 0-109 0-164 0 5-51 50-89 104-89 20 0 41 0 60 0 7 0 14 0 14-7 0-8-7-8-14-8-19 0-40 0-60 0-66 0-119 50-119 113 0 61 53 110 119 110 20 0 41 0 60 0 7 0 14 0 14-8s-7-8-14-8c-19 0-40 0-60 0-54 0-99-36-104-87 55 0 109 0 164 0z"><text:p/></draw:path><draw:path draw:style-name="gr3" draw:text-style-name="P5" svg:width="0.1039in" svg:height="0.1083in" svg:x="0.2669in" svg:y="0in" svg:viewBox="0 0 265 276" svg:d="M55 232c-15 25-30 31-47 32-5 1-8 1-8 7 0 3 1 5 4 5 11 0 24-1 35-1 12 0 25 1 38 1 2 0 7 0 7-8 0-3-4-4-6-4-9 0-19-4-19-14 0-4 3-8 6-14 10-16 20-33 30-48 32 0 65 0 96 0 2 7 7 59 7 64 0 11-21 12-29 12-5 0-8 0-8 7 0 5 4 5 5 5 16 0 32-1 49-1 8 0 34 1 42 1 4 0 8 0 8-8 0-4-4-4-9-4-24 0-24-3-25-14-8-79-16-160-24-240 0-8 0-10-7-10-6 0-7 3-10 7-45 75-90 150-135 225zM101 175c26-43 52-85 77-126 5 41 8 83 12 126-29 0-59 0-89 0z"><text:p/></draw:path><draw:path draw:style-name="gr3" draw:text-style-name="P5" svg:width="0.1165in" svg:height="0.1083in" svg:x="0.3843in" svg:y="0in" svg:viewBox="0 0 297 276" svg:d="M157 8c-3-5-4-8-8-8-5 0-6 2-9 8-46 84-92 169-138 252-2 6-2 7-2 8 0 8 8 8 13 8 90 0 181 0 271 0 6 0 13 0 13-8 0-2-1-3-2-7-46-83-91-168-138-253zM149 24c42 79 85 158 128 236-86 0-171 0-257 0 43-78 86-157 129-236z"><text:p/></draw:path><draw:path draw:style-name="gr3" draw:text-style-name="P5" svg:width="0.1083in" svg:height="0.1031in" svg:x="0.5169in" svg:y="0.0051in" svg:viewBox="0 0 276 263" svg:d="M45 233c-3 14-4 17-35 17-7 0-10 0-10 8 0 5 3 5 10 5 46 0 92 0 139 0 60 0 106-46 106-83 0-28-23-50-60-54 40-8 81-37 81-73 0-29-25-53-72-53-43 0-87 0-130 0-7 0-11 0-11 8 0 4 3 4 11 4 1 0 7 0 14 0 8 1 11 1 11 7 0 1 0 2-2 7-18 69-34 138-52 207zM103 122c8-32 17-64 25-96 3-13 4-14 21-14 16 0 34 0 50 0 33 0 42 22 42 40 0 34-33 70-80 70-19 0-39 0-58 0zM87 250c-6 0-7 0-9 0-4 0-5-1-5-4 0-1 0-1 2-9 9-35 17-70 26-106 24 0 50 0 74 0 36 0 44 28 44 46 0 36-34 73-80 73-18 0-34 0-52 0z"><text:p/></draw:path></draw:g></text:span><text:span text:style-name="T12"><text:s/></text:span><text:span text:style-name="T16">אז </text:span><text:span text:style-name="T16"><draw:g text:anchor-type="as-char" svg:y="-0.1083in" draw:z-index="155" draw:name="Shape146" draw:style-name="gr1"><svg:title>TexMaths</svg:title><svg:desc>11§display§b = 0§svg§600§FALSE§</svg:desc><draw:path draw:style-name="gr2" draw:text-style-name="P4" svg:width="0.3213in" svg:height="0.0921in" svg:x="0.0004in" svg:y="0.0079in" svg:viewBox="0 0 817 235" svg:d="M0 0c273 0 544 0 817 0 0 78 0 157 0 235-273 0-544 0-817 0 0-78 0-157 0-235z"><text:p/></draw:path><draw:path draw:style-name="gr3" draw:text-style-name="P5" svg:width="0.0559in" svg:height="0.1059in" svg:x="-0.0004in" svg:y="0in" svg:viewBox="0 0 143 270" svg:d="M75 4c-2-1 0-4-6-4-9 0-36 3-47 4-2 0-7 0-7 8 0 4 4 4 9 4 19 0 20 3 20 7 0 2-3 15-6 23-11 42-20 84-31 125-5 19-7 26-7 39 0 36 21 60 49 60 46 0 94-57 94-113 0-33-21-60-52-60-17 0-34 12-45 23 10-39 19-77 29-116zM38 148c3-7 3-8 6-12 19-25 36-31 46-31 14 0 24 13 24 36s-12 67-19 81c-13 26-30 39-46 39-13 0-25-9-25-38 0-8 0-14 6-38 3-13 5-25 8-37z"><text:p/></draw:path><draw:path draw:style-name="gr3" draw:text-style-name="P5" svg:width="0.1004in" svg:height="0.035in" svg:x="0.1087in" svg:y="0.0496in" svg:viewBox="0 0 256 90" svg:d="M243 15c5 0 13 0 13-7 0-8-8-8-12-8-78 0-155 0-232 0-5 0-12 0-12 8 0 7 7 7 13 7 77 0 153 0 230 0zM244 90c4 0 12 0 12-8 0-7-8-7-13-7-77 0-153 0-230 0-6 0-13 0-13 7 0 8 7 8 12 8 77 0 154 0 232 0z"><text:p/></draw:path><draw:path draw:style-name="gr3" draw:text-style-name="P5" svg:width="0.0638in" svg:height="0.1035in" svg:x="0.2657in" svg:y="0.0047in" svg:viewBox="0 0 163 264" svg:d="M163 133c0-31-2-62-16-90-17-38-49-43-66-43-23 0-50 10-67 46-12 27-14 56-14 87 0 27 2 63 18 92 16 31 45 39 63 39 21 0 51-8 67-45 13-27 15-56 15-86zM81 255c-15 0-37-9-45-46-4-23-4-58-4-80 0-26 0-51 3-72 8-45 36-48 46-48 14 0 39 6 45 45 5 21 5 50 5 75 0 27 0 53-5 78-5 37-27 48-45 48z"><text:p/></draw:path></draw:g></text:span><text:span text:style-name="T16">. לפי הגדרות </text:span><text:span text:style-name="T16"><draw:g text:anchor-type="as-char" svg:y="-0.0846in" draw:z-index="143" draw:name="Shape147" draw:style-name="gr1"><svg:title>TexMaths</svg:title><svg:desc>11§display§\triangle§svg§600§FALSE§</svg:desc><draw:path draw:style-name="gr2" draw:text-style-name="P4" svg:width="0.1091in" svg:height="0.0921in" svg:x="-0.0004in" svg:y="0.0079in" svg:viewBox="0 0 278 235" svg:d="M0 0c92 0 186 0 278 0 0 78 0 157 0 235-92 0-186 0-278 0 0-78 0-157 0-235z"><text:p/></draw:path><draw:path draw:style-name="gr3" draw:text-style-name="P5" svg:width="0.1154in" svg:height="0.1079in" svg:x="0.0008in" svg:y="0in" svg:viewBox="0 0 294 275" svg:d="M156 8c-2-6-3-8-9-8-4 0-5 1-8 8-46 83-91 168-137 251-2 6-2 7-2 8 0 8 8 8 13 8 89 0 179 0 268 0 7 0 13 0 13-8 0-2-1-3-2-7-45-84-91-168-136-252zM147 24c42 78 85 157 126 235-84 0-169 0-253 0 41-78 84-157 127-235z"><text:p/></draw:path></draw:g></text:span><text:span text:style-name="T16"><text:s/>השורות, נגרר </text:span><text:span text:style-name="T16"><draw:g text:anchor-type="as-char" svg:y="-0.1134in" draw:z-index="145" draw:name="Shape148" draw:style-name="gr1"><svg:title>TexMaths</svg:title><svg:desc>11§display§\lnot(x \in A \cup B \land x \not\in A \cap B)§svg§600§FALSE§</svg:desc><draw:path draw:style-name="gr2" draw:text-style-name="P4" svg:width="1.7161in" svg:height="0.1358in" svg:x="-0.0004in" svg:y="0.0071in" svg:viewBox="0 0 4360 346" svg:d="M2180 346c-727 0-1453 0-2180 0 0-116 0-230 0-346 1453 0 2907 0 4360 0 0 116 0 230 0 346-726 0-1453 0-2180 0z"><text:p/></draw:path><draw:path draw:style-name="gr3" draw:text-style-name="P5" svg:width="0.0843in" svg:height="0.0402in" svg:x="0.0004in" svg:y="0.0598in" svg:viewBox="0 0 215 103" svg:d="M215 14c0-13-2-14-14-14-62 0-125 0-188 0-6 0-13 0-13 8 0 7 7 7 13 7 62 0 125 0 186 0 0 25 0 50 0 74 0 8 0 14 8 14s8-6 8-14c0-25 0-49 0-75z"><text:p/></draw:path><draw:path draw:style-name="gr3" draw:text-style-name="P5" svg:width="0.035in" svg:height="0.1512in" svg:x="0.1083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5" svg:width="0.0756in" svg:height="0.0685in" svg:x="0.1571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7 0 40-27 41-30 4 15 19 30 42 30 39 0 61-49 61-59 0-4-3-4-4-4-3 0-4 1-4 4-14 41-40 50-52 50-15 0-21-12-21-25 0-9 2-17 7-34 4-18 7-35 12-53z"><text:p/></draw:path><draw:path draw:style-name="gr3" draw:text-style-name="P5" svg:width="0.0756in" svg:height="0.087in" svg:x="0.2945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3" draw:text-style-name="P5" svg:width="0.1039in" svg:height="0.1079in" svg:x="0.4311in" svg:y="0.0043in" svg:viewBox="0 0 265 275" svg:d="M55 231c-15 26-30 31-47 32-5 1-8 1-8 8 0 2 1 4 4 4 11 0 24-1 33-1 14 0 27 1 40 1 2 0 7 0 7-7 0-4-4-5-6-5-9 0-19-3-19-13 0-4 3-9 6-14 10-17 20-32 30-49 32 0 65 0 96 0 2 9 7 60 7 64 0 11-21 12-29 12-5 0-8 0-8 8 0 4 4 4 5 4 16 0 32-1 49-1 8 0 34 1 42 1 4 0 8 0 8-7 0-5-4-5-9-5-24 0-24-2-25-13-8-79-16-160-24-240 0-8 0-10-7-10-6 0-7 3-10 7-45 74-90 149-135 224zM101 175c26-43 52-85 77-127 5 42 8 84 12 127-29 0-59 0-89 0z"><text:p/></draw:path><draw:path draw:style-name="gr3" draw:text-style-name="P5" svg:width="0.0846in" svg:height="0.0937in" svg:x="0.5819in" svg:y="0.0217in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3" draw:text-style-name="P5" svg:width="0.1083in" svg:height="0.1028in" svg:x="0.7154in" svg:y="0.0098in" svg:viewBox="0 0 276 262" svg:d="M46 232c-4 15-5 18-35 18-7 0-11 0-11 8 0 4 3 4 11 4 46 0 91 0 138 0 61 0 106-45 106-83 0-27-22-49-59-53 39-8 80-37 80-73 0-29-25-53-71-53-43 0-87 0-130 0-8 0-12 0-12 8 0 4 4 4 11 4 1 0 9 0 15 0 7 1 10 1 10 7 0 1 0 2-1 7-18 69-34 138-52 206zM105 122c7-32 15-64 23-96 4-13 4-14 21-14 16 0 34 0 50 0 34 0 42 22 42 40 0 34-33 70-80 70-19 0-38 0-56 0zM87 250c-6 0-7 0-9 0-3 0-5-1-5-4 0-2 0-2 2-9 9-36 17-71 26-106 24 0 50 0 74 0 37 0 44 28 44 45 0 36-34 74-79 74-18 0-35 0-53 0z"><text:p/></draw:path><draw:path draw:style-name="gr3" draw:text-style-name="P5" svg:width="0.0843in" svg:height="0.0937in" svg:x="0.8736in" svg:y="0.0217in" svg:viewBox="0 0 215 239" svg:d="M117 9c-4-7-6-9-9-9-6 0-7 3-9 9-32 71-65 143-97 215-2 4-2 5-2 7 0 5 3 8 8 8 2 0 5-1 9-8 30-67 60-135 91-203 30 68 60 136 90 203 3 8 8 8 9 8 4 0 8-3 8-8 0-1 0-2-3-6-32-72-63-145-95-216z"><text:p/></draw:path><draw:path draw:style-name="gr3" draw:text-style-name="P5" svg:width="0.0756in" svg:height="0.0685in" svg:x="1.0051in" svg:y="0.0453in" svg:viewBox="0 0 193 175" svg:d="M118 54c2-10 11-45 38-45 2 0 11 0 20 4-11 2-19 12-19 21 0 7 5 14 15 14 8 0 21-7 21-23 0-19-24-25-37-25-22 0-35 21-40 30-9-26-30-30-41-30-41 0-63 50-63 59 0 5 3 5 5 5 3 0 4-1 5-5 13-40 39-50 52-50 7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756in" svg:height="0.1409in" svg:x="1.1508in" svg:y="0.0043in" svg:viewBox="0 0 193 359" svg:d="M190 15c3-5 3-6 3-7 0-2-3-8-8-8s-6 2-8 8c-58 112-115 223-174 336-3 5-3 6-3 7 0 4 3 8 8 8 4 0 5-2 9-8 58-112 115-223 173-336z"><text:p/></draw:path><draw:path draw:style-name="gr3" draw:text-style-name="P5" svg:width="0.076in" svg:height="0.087in" svg:x="1.1421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5" svg:width="0.1039in" svg:height="0.1079in" svg:x="1.2787in" svg:y="0.0043in" svg:viewBox="0 0 265 275" svg:d="M56 231c-15 26-31 31-47 32-5 1-9 1-9 8 0 2 2 4 6 4 9 0 22-1 33-1 13 0 26 1 38 1 2 0 8 0 8-7 0-4-4-5-7-5-9 0-17-3-17-13 0-4 2-9 5-14 10-17 20-32 30-49 32 0 65 0 97 0 0 9 5 60 5 64 0 11-20 12-27 12-6 0-9 0-9 8 0 4 4 4 5 4 16 0 32-1 48-1 9 0 34 1 44 1 2 0 6 0 6-7 0-5-3-5-9-5-23 0-23-2-24-13-8-79-16-160-24-240-1-8-1-10-8-10-5 0-7 3-10 7-45 74-89 149-134 224zM102 175c26-43 51-85 76-127 5 42 9 84 13 127-29 0-59 0-89 0z"><text:p/></draw:path><draw:path draw:style-name="gr3" draw:text-style-name="P5" svg:width="0.0843in" svg:height="0.0937in" svg:x="1.4299in" svg:y="0.0217in" svg:viewBox="0 0 215 239" svg:d="M215 85c0-59-59-85-107-85-51 0-108 28-108 85 0 46 0 93 0 140 0 7 0 14 8 14 7 0 7-7 7-14 0-47 0-93 0-139 0-57 63-69 93-69 17 0 42 3 61 16 30 19 30 43 30 54 0 46 0 92 0 138 0 7 0 14 8 14s8-7 8-14c0-47 0-94 0-140z"><text:p/></draw:path><draw:path draw:style-name="gr3" draw:text-style-name="P5" svg:width="0.1083in" svg:height="0.1028in" svg:x="1.5634in" svg:y="0.0098in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draw:path draw:style-name="gr3" draw:text-style-name="P5" svg:width="0.035in" svg:height="0.1512in" svg:x="1.688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6"><text:s/>כלומר ע"פ דה־מורגן </text:span><text:span text:style-name="T16"><draw:g text:anchor-type="as-char" svg:y="-0.1134in" draw:z-index="144" draw:name="Shape149" draw:style-name="gr1"><svg:title>TexMaths</svg:title><svg:desc>11§display§(x \not\in A \land x \not\in B) \lor (x \in A \land x \in B)§svg§600§FALSE§</svg:desc><draw:path draw:style-name="gr2" draw:text-style-name="P4" svg:width="2.2787in" svg:height="0.1358in" svg:x="-0.0004in" svg:y="0.0071in" svg:viewBox="0 0 5789 346" svg:d="M2895 346c-966 0-1930 0-2895 0 0-116 0-230 0-346 1929 0 3859 0 5789 0 0 116 0 230 0 346-965 0-1930 0-2894 0z"><text:p/></draw:path><draw:path draw:style-name="gr3" draw:text-style-name="P5" svg:width="0.035in" svg:height="0.1512in" svg:x="0.0071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5" svg:width="0.0752in" svg:height="0.0685in" svg:x="0.0555in" svg:y="0.0453in" svg:viewBox="0 0 192 175" svg:d="M118 54c2-10 11-45 38-45 2 0 11 0 20 4-11 2-19 12-19 21 0 7 5 14 15 14 8 0 20-7 20-23 0-19-23-25-36-25-22 0-35 21-41 30-8-26-29-30-40-30-41 0-63 50-63 59 0 5 3 5 4 5 4 0 5-1 6-5 13-40 38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5" svg:width="0.076in" svg:height="0.1409in" svg:x="0.2016in" svg:y="0.0043in" svg:viewBox="0 0 194 359" svg:d="M190 15c4-5 4-6 4-7 0-2-4-8-9-8s-6 2-8 8c-58 112-115 223-174 336-3 5-3 6-3 7 0 4 3 8 8 8 4 0 5-2 8-8 59-112 116-223 174-336z"><text:p/></draw:path><draw:path draw:style-name="gr3" draw:text-style-name="P5" svg:width="0.076in" svg:height="0.087in" svg:x="0.1929in" svg:y="0.0307in" svg:viewBox="0 0 194 222" svg:d="M180 120c7 0 14-1 14-9 0-9-7-8-14-8-55 0-109 0-164 0 5-50 50-88 104-88 20 0 41 0 60 0 7 0 14 0 14-7 0-8-7-8-14-8-21 0-40 0-61 0-66 0-119 48-119 111 0 62 53 111 119 111 21 0 40 0 61 0 7 0 14 0 14-7s-7-7-14-7c-19 0-40 0-60 0-54 0-99-37-104-88 55 0 109 0 164 0z"><text:p/></draw:path><draw:path draw:style-name="gr3" draw:text-style-name="P5" svg:width="0.1043in" svg:height="0.1079in" svg:x="0.3291in" svg:y="0.0043in" svg:viewBox="0 0 266 275" svg:d="M56 231c-15 26-31 31-47 32-5 1-9 1-9 8 0 2 2 4 5 4 11 0 22-1 33-1 14 0 27 1 39 1 3 0 8 0 8-7 0-4-4-5-7-5-9 0-18-3-18-13 0-4 3-9 6-14 10-17 20-32 30-49 32 0 65 0 96 0 0 9 6 60 6 64 0 11-20 12-28 12-5 0-8 0-8 8 0 4 4 4 5 4 16 0 32-1 49-1 8 0 33 1 42 1 3 0 8 0 8-7 0-5-4-5-10-5-23 0-23-2-24-13-8-79-16-160-24-240-1-8-1-10-7-10s-9 3-11 7c-45 74-89 149-134 224zM102 175c26-43 51-85 76-127 5 42 9 84 13 127-29 0-59 0-89 0z"><text:p/></draw:path><draw:path draw:style-name="gr3" draw:text-style-name="P5" svg:width="0.0846in" svg:height="0.0937in" svg:x="0.4803in" svg:y="0.0217in" svg:viewBox="0 0 216 239" svg:d="M117 9c-4-7-6-9-9-9-6 0-7 3-9 9-32 71-64 143-96 215-2 4-3 5-3 7 0 5 3 8 8 8 3 0 5-1 8-8 31-67 61-135 92-203 29 68 60 136 90 203 4 8 8 8 10 8 3 0 8-3 8-8 0-1 0-2-4-6-32-72-64-145-95-216z"><text:p/></draw:path><draw:path draw:style-name="gr3" draw:text-style-name="P5" svg:width="0.0752in" svg:height="0.0685in" svg:x="0.6114in" svg:y="0.0453in" svg:viewBox="0 0 192 175" svg:d="M119 54c2-10 11-45 37-45 2 0 12 0 20 4-11 2-19 12-19 21 0 7 5 14 15 14 8 0 20-7 20-23 0-19-22-25-35-25-23 0-36 21-40 30-10-26-31-30-42-30-41 0-63 50-63 59 0 5 3 4 4 5 4 0 5-1 6-5 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5" svg:width="0.076in" svg:height="0.1409in" svg:x="0.7575in" svg:y="0.0043in" svg:viewBox="0 0 194 359" svg:d="M190 15c4-5 4-6 4-7 0-2-3-8-8-8s-6 2-9 8c-58 112-115 223-174 336-3 5-3 6-3 7 0 4 3 8 9 8 4 0 5-2 7-8 59-112 116-223 174-336z"><text:p/></draw:path><draw:path draw:style-name="gr3" draw:text-style-name="P5" svg:width="0.0752in" svg:height="0.087in" svg:x="0.7492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5" svg:width="0.1083in" svg:height="0.1028in" svg:x="0.8866in" svg:y="0.0098in" svg:viewBox="0 0 276 262" svg:d="M46 232c-4 15-4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5 28 45 45 0 36-35 74-80 74-18 0-36 0-53 0z"><text:p/></draw:path><draw:path draw:style-name="gr3" draw:text-style-name="P5" svg:width="0.0346in" svg:height="0.1512in" svg:x="1.012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839in" svg:height="0.0937in" svg:x="1.1047in" svg:y="0.0217in" svg:viewBox="0 0 214 239" svg:d="M212 17c2-6 2-7 2-8 0-5-3-9-7-9s-7 3-9 9c-31 68-61 136-91 203-30-67-61-135-91-203-3-8-6-9-8-9-5 0-8 4-8 9 1 2 0 1 2 5 32 73 64 146 96 217 3 6 5 8 9 8 5 0 6-3 8-8 32-71 65-143 97-214z"><text:p/></draw:path><draw:path draw:style-name="gr3" draw:text-style-name="P5" svg:width="0.0346in" svg:height="0.1512in" svg:x="1.2465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5" svg:width="0.0752in" svg:height="0.0685in" svg:x="1.2949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4-4-4 0-4 1-6 4-13 41-39 50-51 50-16 0-21-12-21-25 0-9 2-17 6-34 5-18 9-35 14-53z"><text:p/></draw:path><draw:path draw:style-name="gr3" draw:text-style-name="P5" svg:width="0.076in" svg:height="0.087in" svg:x="1.4323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5" svg:width="0.1039in" svg:height="0.1079in" svg:x="1.5685in" svg:y="0.0043in" svg:viewBox="0 0 265 275" svg:d="M56 231c-15 26-31 31-48 32-5 1-8 1-8 8 0 2 2 4 5 4 10 0 22-1 33-1 13 0 27 1 39 1 2 0 8 0 8-7 0-4-5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3" draw:text-style-name="P5" svg:width="0.0839in" svg:height="0.0937in" svg:x="1.7197in" svg:y="0.0217in" svg:viewBox="0 0 214 239" svg:d="M115 9c-2-7-4-9-8-9-5 0-6 3-8 9-32 71-65 143-97 215-2 4-2 5-2 7 0 5 3 8 8 8 2 0 5-1 8-8 30-67 61-135 91-203 30 68 60 136 91 203 3 8 8 8 9 8 4 0 7-3 7-8 0-1 0-2-2-6-32-72-65-145-97-216z"><text:p/></draw:path><draw:path draw:style-name="gr3" draw:text-style-name="P5" svg:width="0.0752in" svg:height="0.0685in" svg:x="1.8508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19 25 36 25 26 0 40-27 41-30 4 15 19 30 42 30 39 0 61-49 61-59 0-4-3-4-4-4-3 0-4 1-6 4-12 41-38 50-50 50-16 0-22-12-22-25 0-9 2-17 6-34 5-18 9-35 14-53z"><text:p/></draw:path><draw:path draw:style-name="gr3" draw:text-style-name="P5" svg:width="0.076in" svg:height="0.087in" svg:x="1.9882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5" svg:width="0.1083in" svg:height="0.1028in" svg:x="2.126in" svg:y="0.0098in" svg:viewBox="0 0 276 262" svg:d="M45 232c-3 15-4 18-35 18-7 0-10 0-10 8 0 4 3 4 10 4 46 0 92 0 138 0 61 0 107-45 107-83 0-27-23-49-60-53 40-8 81-37 81-73 0-29-25-53-73-53-42 0-86 0-129 0-7 0-11 0-11 8 0 4 3 4 11 4 1 0 7 0 14 0 8 1 11 1 11 7 0 1-1 2-2 7-18 69-34 138-52 206zM103 122c8-32 17-64 25-96 3-13 4-14 20-14 17 0 33 0 50 0 34 0 43 22 43 40 0 34-33 70-80 70-19 0-39 0-58 0zM87 250c-6 0-7 0-9 0-4 0-5-1-5-4 0-2 0-2 2-9 9-36 17-71 26-106 24 0 50 0 74 0 36 0 44 28 44 45 0 36-34 74-80 74-18 0-35 0-52 0z"><text:p/></draw:path><draw:path draw:style-name="gr3" draw:text-style-name="P5" svg:width="0.035in" svg:height="0.1512in" svg:x="2.2508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16">. נפלג למקרים: </text:span></text:p>
          <text:list>
            <text:list-item>
              <text:p text:style-name="P33"><text:span text:style-name="T12">אם </text:span><text:span text:style-name="T12"><draw:g text:anchor-type="as-char" svg:y="-0.1102in" draw:z-index="146" draw:name="Shape150" draw:style-name="gr1"><svg:title>TexMaths</svg:title><svg:desc>11§display§x \not\in A \land x \not\in B§svg§600§FALSE§</svg:desc><draw:path draw:style-name="gr2" draw:text-style-name="P4" svg:width="0.9276in" svg:height="0.1256in" svg:x="0.0031in" svg:y="0.0079in" svg:viewBox="0 0 2357 320" svg:d="M1179 320c-394 0-786 0-1179 0 0-107 0-213 0-320 785 0 1572 0 2357 0 0 107 0 213 0 320-392 0-785 0-1178 0z"><text:p/></draw:path><draw:path draw:style-name="gr3" draw:text-style-name="P5" svg:width="0.0756in" svg:height="0.0685in" svg:x="-0.0004in" svg:y="0.0429in" svg:viewBox="0 0 193 175" svg:d="M119 54c2-10 11-45 37-45 2 0 12 0 20 4-11 2-19 12-19 21 0 7 5 15 15 15 8 0 21-8 21-24 0-19-22-25-36-25-23 0-36 21-40 30-10-26-31-30-42-30-41 0-63 50-63 60 0 4 5 4 6 4 2 0 3-1 4-4 13-41 39-51 52-51 7 0 21 3 21 25 0 12-7 39-21 93-6 24-20 40-37 40-2 0-11 0-19-5 10-2 18-10 18-21s-8-13-14-13c-12 0-22 10-22 22 0 18 20 25 36 25 27 0 40-27 41-29 6 14 19 29 42 29 39 0 61-49 61-59 0-5-3-5-4-5-3 0-4 3-4 5-14 42-40 51-52 51-15 0-21-13-21-26 0-9 2-16 7-34 4-18 8-35 13-53z"><text:p/></draw:path><draw:path draw:style-name="gr3" draw:text-style-name="P5" svg:width="0.076in" svg:height="0.1413in" svg:x="0.1457in" svg:y="0in" svg:viewBox="0 0 194 360" svg:d="M190 15c4-5 4-6 4-7 0-2-3-8-8-8-6 0-7 2-9 8-58 112-115 224-174 336-3 6-3 7-3 8 0 3 3 8 8 8s6-3 9-8c58-113 115-224 173-337z"><text:p/></draw:path><draw:path draw:style-name="gr3" draw:text-style-name="P5" svg:width="0.0756in" svg:height="0.0874in" svg:x="0.1374in" svg:y="0.0283in" svg:viewBox="0 0 193 223" svg:d="M179 120c7 0 14 0 14-7 0-9-7-9-14-9-55 0-109 0-164 0 5-51 50-89 104-89 20 0 41 0 60 0 7 0 14 0 14-7 0-8-7-8-14-8-19 0-40 0-60 0-67 0-119 50-119 113 0 61 52 110 119 110 20 0 41 0 60 0 7 0 14 0 14-8s-7-8-14-8c-19 0-40 0-60 0-54 0-99-36-104-87 55 0 109 0 164 0z"><text:p/></draw:path><draw:path draw:style-name="gr3" draw:text-style-name="P5" svg:width="0.1039in" svg:height="0.1083in" svg:x="0.274in" svg:y="0in" svg:viewBox="0 0 265 276" svg:d="M55 232c-15 25-31 31-47 32-5 1-8 1-8 7 0 3 1 5 4 5 11 0 24-1 33-1 14 0 27 1 40 1 2 0 7 0 7-8 0-3-4-4-6-4-9 0-19-4-19-14 0-4 3-8 6-14 10-16 20-33 30-48 32 0 65 0 96 0 2 7 6 59 6 64 0 11-20 12-28 12-5 0-8 0-8 7 0 5 4 5 5 5 16 0 32-1 49-1 8 0 33 1 42 1 3 0 8 0 8-8 0-4-4-4-9-4-24 0-24-3-25-14-8-79-16-160-24-240 0-8 0-10-7-10-6 0-7 3-11 7-45 75-89 150-134 225zM101 175c26-43 52-85 77-126 5 41 8 83 12 126-29 0-59 0-89 0z"><text:p/></draw:path><draw:path draw:style-name="gr3" draw:text-style-name="P5" svg:width="0.0843in" svg:height="0.0933in" svg:x="0.4244in" svg:y="0.0193in" svg:viewBox="0 0 215 238" svg:d="M117 8c-4-7-6-8-9-8-6 0-7 2-9 8-32 71-64 143-96 215-2 4-3 5-3 8 0 4 3 7 8 7 3 0 5-1 9-9 30-67 60-135 91-203 30 68 60 136 90 203 4 9 8 9 9 9 4 0 8-3 8-7 0-2 0-3-3-7-32-72-63-145-95-216z"><text:p/></draw:path><draw:path draw:style-name="gr3" draw:text-style-name="P5" svg:width="0.0756in" svg:height="0.0685in" svg:x="0.5555in" svg:y="0.0429in" svg:viewBox="0 0 193 175" svg:d="M118 54c3-10 12-45 38-45 2 0 11 0 20 4-11 2-19 12-19 21 0 7 5 15 15 15 8 0 21-8 21-24 0-19-22-25-36-25-23 0-36 21-40 30-10-26-31-30-42-30-41 0-63 50-63 60 0 4 3 3 5 4 3 0 4-1 5-4 13-41 39-51 52-51 7 0 21 3 21 25 0 12-7 39-21 93-7 24-20 40-37 40-2 0-12 0-19-5 10-2 18-10 18-21s-8-13-14-13c-12 0-22 10-22 22 0 18 20 25 36 25 26 0 40-27 41-29 4 14 19 29 42 29 39 0 61-49 61-59 0-5-3-5-4-5-3 0-4 3-4 5-14 42-40 51-52 51-15 0-21-13-21-26 0-9 2-16 6-34s8-35 13-53z"><text:p/></draw:path><draw:path draw:style-name="gr3" draw:text-style-name="P5" svg:width="0.076in" svg:height="0.1413in" svg:x="0.7012in" svg:y="0in" svg:viewBox="0 0 194 360" svg:d="M190 15c4-5 4-6 4-7 0-2-4-8-8-8-6 0-7 2-9 8-58 112-115 224-174 336-3 6-3 7-3 8 0 3 3 8 8 8s6-3 9-8c58-113 115-224 173-337z"><text:p/></draw:path><draw:path draw:style-name="gr3" draw:text-style-name="P5" svg:width="0.0756in" svg:height="0.0874in" svg:x="0.6929in" svg:y="0.0283in" svg:viewBox="0 0 193 223" svg:d="M179 120c7 0 14 0 14-7 0-9-7-9-14-9-55 0-109 0-164 0 5-51 50-89 104-89 20 0 41 0 60 0 7 0 14 0 14-7 0-8-7-8-14-8-21 0-40 0-61 0-66 0-118 50-118 113 0 61 52 110 118 110 21 0 40 0 61 0 7 0 14 0 14-8s-7-8-14-8c-19 0-40 0-60 0-54 0-99-36-104-87 55 0 109 0 164 0z"><text:p/></draw:path><draw:path draw:style-name="gr3" draw:text-style-name="P5" svg:width="0.1083in" svg:height="0.1031in" svg:x="0.8303in" svg:y="0.0051in" svg:viewBox="0 0 276 263" svg:d="M45 233c-3 14-4 17-35 17-7 0-10 0-10 8 0 5 3 5 10 5 46 0 92 0 139 0 60 0 106-46 106-83 0-28-23-50-60-54 40-8 81-37 81-73 0-29-25-53-72-53-43 0-87 0-130 0-7 0-11 0-11 8 0 4 3 4 11 4 1 0 7 0 14 0 8 1 11 1 11 7 0 1 0 2-2 7-18 69-34 138-52 207zM103 122c8-32 17-64 25-96 3-13 4-14 21-14 16 0 34 0 50 0 33 0 42 22 42 40 0 34-33 70-80 70-19 0-39 0-58 0zM87 250c-6 0-7 0-9 0-4 0-5-1-5-4 0-1 0-1 2-9 9-35 17-70 26-106 24 0 50 0 74 0 36 0 44 28 44 46 0 36-34 73-80 73-18 0-34 0-52 0z"><text:p/></draw:path></draw:g></text:span><text:span text:style-name="T12"><text:s/>אז </text:span><text:span text:style-name="T12"><draw:g text:anchor-type="as-char" svg:y="-0.1083in" draw:z-index="147" draw:name="Shape151" draw:style-name="gr1"><svg:title>TexMaths</svg:title><svg:desc>11§display§a = b = 0§svg§600§FALSE§</svg:desc><draw:path draw:style-name="gr2" draw:text-style-name="P4" svg:width="0.6055in" svg:height="0.0921in" svg:x="0.0016in" svg:y="0.0079in" svg:viewBox="0 0 1539 235" svg:d="M0 0c513 0 1026 0 1539 0 0 78 0 157 0 235-513 0-1026 0-1539 0 0-78 0-157 0-235z"><text:p/></draw:path><draw:path draw:style-name="gr3" draw:text-style-name="P5" svg:width="0.0693in" svg:height="0.0681in" svg:x="-0.0004in" svg:y="0.0382in" svg:viewBox="0 0 177 174" svg:d="M129 25c-7-14-18-25-35-25-46 0-94 57-94 113 0 35 21 61 52 61 7 0 26-2 49-29 4 16 18 29 35 29 15 0 24-9 29-21 7-15 12-37 12-38 0-3-3-3-4-3-5 0-5 1-6 7-6 24-13 46-29 46-10 0-11-10-11-18 0-7 0-10 4-27 4-16 5-20 9-34 4-19 10-37 14-54 2-11 2-12 2-13 0-7-4-11-11-11-10 0-15 8-16 17zM103 125c-2 7-2 8-7 13-17 21-33 27-44 27-19 0-24-21-24-35 0-19 12-66 20-84 13-23 30-37 46-37 25 0 30 32 30 34s-1 4-1 6c-6 26-13 51-20 76z"><text:p/></draw:path><draw:path draw:style-name="gr3" draw:text-style-name="P5" svg:width="0.1012in" svg:height="0.035in" svg:x="0.1248in" svg:y="0.0496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5" svg:width="0.0555in" svg:height="0.1059in" svg:x="0.2843in" svg:y="0in" svg:viewBox="0 0 142 270" svg:d="M74 4c-1-1 0-4-5-4-10 0-37 3-47 4-3 0-8 0-8 8 0 4 4 4 9 4 19 0 20 3 20 7 0 2-3 15-6 23-11 42-20 84-31 125-5 19-6 26-6 39 0 36 20 60 48 60 47 0 94-57 94-113 0-33-21-60-52-60-17 0-33 12-45 23 10-39 19-77 29-116zM37 148c3-7 3-8 6-12 20-25 36-31 47-31 13 0 24 13 24 36s-13 67-19 81c-14 26-31 39-47 39-13 0-25-9-25-38 0-8 0-14 6-38 3-13 5-25 8-37z"><text:p/></draw:path><draw:path draw:style-name="gr3" draw:text-style-name="P5" svg:width="0.1012in" svg:height="0.035in" svg:x="0.3925in" svg:y="0.0496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5" svg:width="0.0638in" svg:height="0.1035in" svg:x="0.5508in" svg:y="0.0047in" svg:viewBox="0 0 163 264" svg:d="M163 133c0-31-2-62-16-90-17-38-49-43-66-43-23 0-51 10-67 46-12 27-14 56-14 87 0 27 1 63 18 92 16 31 45 39 63 39 21 0 51-8 68-45 12-27 14-56 14-86zM81 255c-15 0-38-9-45-46-4-23-4-58-4-80 0-26 0-51 3-72 8-45 37-48 46-48 13 0 39 6 46 45 4 21 4 50 4 75 0 27 0 53-4 78-6 37-28 48-46 48z"><text:p/></draw:path></draw:g></text:span><text:span text:style-name="T12"><text:s/>ולכן </text:span><text:span text:style-name="T12"><draw:g text:anchor-type="as-char" svg:y="-0.1134in" draw:z-index="148" draw:name="Shape152" draw:style-name="gr1"><svg:title>TexMaths</svg:title><svg:desc>11§display§\max\{a, b\} = \max\{0, 0\} = 0§svg§600§FALSE§</svg:desc><draw:path draw:style-name="gr2" draw:text-style-name="P4" svg:width="1.7642in" svg:height="0.1358in" svg:x="0.0028in" svg:y="0.0071in" svg:viewBox="0 0 4482 346" svg:d="M2241 346c-747 0-1494 0-2241 0 0-116 0-230 0-346 1494 0 2987 0 4482 0 0 116 0 230 0 346-748 0-1495 0-2241 0z"><text:p/></draw:path><draw:path draw:style-name="gr3" draw:text-style-name="P5" svg:width="0.1189in" svg:height="0.0669in" svg:x="-0.0004in" svg:y="0.0453in" svg:viewBox="0 0 303 171" svg:d="M31 39c0 34 0 68 0 103 0 17-5 17-31 17 0 3 0 7 0 12 14 0 34-1 44-1s31 1 44 1c0-5 0-9 0-12-26 0-31 0-31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1-11 0-26 0-50 0-74 0-33 0-45-11-60-6-6-19-14-41-14-33 0-49 23-56 39-6-35-34-39-52-39-28 0-46 17-57 41 0-13 0-28 0-41-19 1-36 3-55 4 0 5 0 8 0 13 28 0 31 2 31 22z"><text:p/></draw:path><draw:path draw:style-name="gr3" draw:text-style-name="P5" svg:width="0.0681in" svg:height="0.0693in" svg:x="0.1283in" svg:y="0.0453in" svg:viewBox="0 0 174 177" svg:d="M112 144c1 16 12 31 30 31 9 0 32-5 32-36 0-8 0-16 0-22-3 0-7 0-10 0 0 6 0 14 0 22 0 22-9 24-13 24-13 0-15-17-15-19 0-26 0-52 0-77 0-16 0-32-14-46-15-14-34-21-53-21-32 0-58 19-58 44 0 11 8 18 18 18 11 0 17-8 17-18 0-4-1-18-20-18 11-13 30-17 42-17 20 0 42 14 42 49 0 5 0 10 0 15-20 1-47 2-71 13-29 13-39 33-39 51 0 30 37 40 62 40s43-15 50-33zM110 80c0 12 0 26 0 39 0 36-29 49-46 49-19 0-34-13-34-33s16-52 80-55z"><text:p/></draw:path><draw:path draw:style-name="gr3" draw:text-style-name="P5" svg:width="0.0764in" svg:height="0.065in" svg:x="0.1996in" svg:y="0.048in" svg:viewBox="0 0 195 166" svg:d="M107 76c11-15 25-34 35-44 12-13 27-20 46-20 0-4 0-8 0-12-10 1-22 1-32 1-12 0-32-1-37-1 0 4 0 8 0 12 9 1 11 6 11 12s-3 11-6 13c-7 10-16 20-24 30-10-13-20-25-30-38-3-5-3-5-3-7 0-7 6-10 13-10 0-4 0-8 0-12-10 0-35 1-41 1-8 0-27 0-37-1 0 4 0 8 0 12 27 0 28 0 45 23 14 17 26 34 39 51-12 14-24 30-36 45-19 23-42 23-50 23 0 3 0 8 0 12 10-1 22-1 32-1 11 0 27 1 36 1 0-4 0-9 0-12-7-1-11-5-11-12 0-8 11-21 35-48 10 12 20 25 30 38 2 5 8 10 8 13 0 4-3 9-14 9 0 3 0 8 0 12 12 0 34-1 41-1 11 0 27 0 38 1 0-4 0-9 0-12-21 0-28 0-37-12-17-22-34-44-51-66z"><text:p/></draw:path><draw:path draw:style-name="gr3" draw:text-style-name="P5" svg:width="0.0539in" svg:height="0.1512in" svg:x="0.289in" svg:y="0in" svg:viewBox="0 0 138 385" svg:d="M83 52c0-16 9-41 51-43 2 0 4-2 4-5 0-4-4-4-7-4-40 0-75 20-75 48 0 29 0 59 0 89 0 15 0 27-15 39-13 12-29 12-37 13-2 0-4 1-4 4 0 4 3 4 7 4 25 2 44 14 48 34 1 4 1 5 1 19 0 25 0 51 0 76 0 16 0 29 19 43 15 12 41 16 56 16 3 0 7 0 7-4s-3-4-6-4c-25-2-44-15-48-33-1-5-1-5-1-19 0-27 0-54 0-82 0-17-4-24-16-35-9-8-20-12-31-15 32-9 47-27 47-49 0-31 0-61 0-92z"><text:p/></draw:path><draw:path draw:style-name="gr3" draw:text-style-name="P5" svg:width="0.0693in" svg:height="0.0685in" svg:x="0.3606in" svg:y="0.0453in" svg:viewBox="0 0 177 175" svg:d="M129 25c-7-14-19-25-35-25-47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173in" svg:height="0.0453in" svg:x="0.448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5" svg:width="0.0559in" svg:height="0.1063in" svg:x="0.5094in" svg:y="0.0071in" svg:viewBox="0 0 143 271" svg:d="M75 4c0-1 0-4-6-4-8 0-37 3-47 3-2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5" svg:width="0.0539in" svg:height="0.1512in" svg:x="0.5787in" svg:y="0in" svg:viewBox="0 0 138 385" svg:d="M55 334c0 15-10 40-52 43-2 0-3 2-3 4 0 4 4 4 8 4 37 0 73-18 73-48 0-29 0-58 0-88 0-16 0-28 16-40 13-11 28-11 36-12 2 0 5-1 5-4 0-4-3-4-7-4-25-2-44-15-48-35-2-3-2-4-2-19 0-25 0-50 0-76 0-16 0-28-18-42-16-13-42-17-55-17-4 0-8 0-8 4 0 5 2 5 6 5 25 1 44 14 48 33 1 4 1 4 1 19 0 26 0 54 0 81 0 18 3 24 17 36 7 8 18 12 29 15-32 10-46 26-46 48 0 31 0 62 0 93z"><text:p/></draw:path><draw:path draw:style-name="gr3" draw:text-style-name="P5" svg:width="0.1004in" svg:height="0.0354in" svg:x="0.6949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" draw:text-style-name="P5" svg:width="0.1181in" svg:height="0.0669in" svg:x="0.8516in" svg:y="0.0453in" svg:viewBox="0 0 301 171" svg:d="M30 39c0 34 0 68 0 103 0 17-4 17-30 17 0 3 0 7 0 12 13 0 33-1 44-1 10 0 30 1 43 1 0-5 0-9 0-12-25 0-30 0-30-17 0-24 0-48 0-72 0-39 28-61 52-61s29 21 29 43c0 29 0 59 0 90 0 17-5 17-30 17 0 3 0 7 0 12 13 0 33-1 43-1 11 0 31 1 44 1 0-5 0-9 0-12-27 0-31 0-31-17 0-24 0-48 0-72 0-39 27-61 53-61 24 0 28 21 28 43 0 29 0 59 0 90 0 17-4 17-30 17 0 3 0 7 0 12 14 0 34-1 44-1 9 0 29 1 42 1 0-5 0-9 0-12-19 0-29 0-29-11 0-26 0-50 0-74 0-33 0-45-12-60-6-6-18-14-41-14-32 0-50 23-56 39-6-35-34-39-51-39-28 0-47 17-57 41 0-13 0-28 0-41-19 1-36 3-55 4 0 5 0 8 0 13 28 0 30 2 30 22z"><text:p/></draw:path><draw:path draw:style-name="gr3" draw:text-style-name="P5" svg:width="0.0685in" svg:height="0.0693in" svg:x="0.9795in" svg:y="0.0453in" svg:viewBox="0 0 175 177" svg:d="M113 144c1 16 11 31 30 31 8 0 32-5 32-36 0-8 0-16 0-22-3 0-7 0-10 0 0 6 0 14 0 22 0 22-10 24-14 24-12 0-15-17-15-19 0-26 0-52 0-77 0-16 0-32-13-46-15-14-35-21-53-21-31 0-58 19-58 44 0 11 8 18 18 18 11 0 17-8 17-18 0-4-2-18-19-18 9-13 29-17 41-17 19 0 41 14 41 49 0 5 0 10 0 15-20 1-46 2-71 13-29 13-39 33-39 51 0 30 37 40 63 40 25 0 43-15 50-33zM110 80c0 12 0 26 0 39 0 36-27 49-45 49-19 0-35-13-35-33s16-52 80-55z"><text:p/></draw:path><draw:path draw:style-name="gr3" draw:text-style-name="P5" svg:width="0.0768in" svg:height="0.065in" svg:x="1.0512in" svg:y="0.048in" svg:viewBox="0 0 196 166" svg:d="M107 76c12-15 26-34 35-44 12-13 29-20 46-20 0-4 0-8 0-12-10 1-21 1-32 1s-32-1-36-1c0 4 0 8 0 12 8 1 11 6 11 12s-4 11-6 13c-7 10-16 20-24 30-10-13-21-25-31-38-3-5-3-5-3-7 0-7 7-10 14-10 0-4 0-8 0-12-11 0-36 1-41 1-9 0-27 0-38-1 0 4 0 8 0 12 28 0 28 0 46 23 13 17 26 34 38 51-12 14-24 30-36 45-18 23-41 23-50 23 0 3 0 8 0 12 11-1 23-1 33-1 11 0 28 1 36 1 0-4 0-9 0-12-8-1-11-5-11-12 0-8 11-21 34-48 10 12 20 25 30 38 3 5 9 10 9 13 0 4-4 9-14 9 0 3 0 8 0 12 11 0 33-1 41-1 10 0 26 0 38 1 0-4 0-9 0-12-21 0-29 0-38-12-17-22-34-44-51-66z"><text:p/></draw:path><draw:path draw:style-name="gr3" draw:text-style-name="P5" svg:width="0.0539in" svg:height="0.1512in" svg:x="1.1406in" svg:y="0in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19-12-30-15 32-9 45-27 45-49 0-31 0-61 0-92z"><text:p/></draw:path><draw:path draw:style-name="gr3" draw:text-style-name="P5" svg:width="0.0638in" svg:height="0.1035in" svg:x="1.2118in" svg:y="0.013in" svg:viewBox="0 0 163 264" svg:d="M163 133c0-31-2-61-16-90-17-37-49-43-66-43-23 0-50 10-67 45-12 28-14 57-14 88 0 29 2 64 18 92 16 32 45 39 63 39 21 0 51-7 68-45 12-25 14-55 14-86zM81 255c-15 0-38-9-45-46-4-22-4-58-4-80 0-26 0-51 3-72 8-45 37-49 46-49 13 0 39 7 46 45 4 22 4 52 4 76 0 28 0 55-4 79-6 36-28 47-46 47z"><text:p/></draw:path><draw:path draw:style-name="gr3" draw:text-style-name="P5" svg:width="0.0173in" svg:height="0.0453in" svg:x="1.2949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5" svg:width="0.0638in" svg:height="0.1035in" svg:x="1.3555in" svg:y="0.013in" svg:viewBox="0 0 163 264" svg:d="M163 133c0-31-2-61-16-90-17-37-49-43-66-43-23 0-51 10-67 45-12 28-14 57-14 88 0 29 1 64 18 92 16 32 45 39 63 39 21 0 50-7 68-45 12-25 14-55 14-86zM81 255c-15 0-38-9-45-46-4-22-4-58-4-80 0-26 0-51 3-72 8-45 37-49 46-49 13 0 39 7 46 45 4 22 4 52 4 76 0 28 0 55-4 79-6 36-28 47-46 47z"><text:p/></draw:path><draw:path draw:style-name="gr3" draw:text-style-name="P5" svg:width="0.0539in" svg:height="0.1512in" svg:x="1.4366in" svg:y="0in" svg:viewBox="0 0 138 385" svg:d="M56 334c0 15-10 40-53 43-1 0-3 2-3 4 0 4 4 4 8 4 37 0 73-18 73-48 0-29 0-58 0-88 0-16 0-28 16-40 14-11 28-11 37-12 2 0 4-1 4-4 0-4-3-4-7-4-25-2-44-15-48-35-2-3-2-4-2-19 0-25 0-50 0-76 0-16 0-28-17-42-17-13-43-17-56-17-4 0-8 0-8 4 0 5 2 5 7 5 24 1 43 14 48 33 1 4 1 4 1 19 0 26 0 54 0 81 0 18 3 24 16 36 7 8 18 12 29 15-32 10-45 26-45 48 0 31 0 62 0 93z"><text:p/></draw:path><draw:path draw:style-name="gr3" draw:text-style-name="P5" svg:width="0.1008in" svg:height="0.0354in" svg:x="1.552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638in" svg:height="0.1035in" svg:x="1.7106in" svg:y="0.013in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/draw:g></text:span><text:span text:style-name="T12"><text:s/>ולכן לפי הגדרת </text:span><text:span text:style-name="T12"><draw:g text:anchor-type="as-char" svg:y="-0.1228in" draw:z-index="149" draw:name="Shape153" draw:style-name="gr1"><svg:title>TexMaths</svg:title><svg:desc>11§display§\chi'§svg§600§FALSE§</svg:desc><draw:path draw:style-name="gr2" draw:text-style-name="P4" svg:width="0.1102in" svg:height="0.137in" svg:x="0.0028in" svg:y="0.0079in" svg:viewBox="0 0 281 349" svg:d="M0 0c94 0 187 0 281 0 0 117 0 232 0 349-94 0-187 0-281 0 0-117 0-232 0-349z"><text:p/></draw:path><draw:path draw:style-name="gr3" draw:text-style-name="P5" svg:width="0.0846in" svg:height="0.0976in" svg:x="-0.0004in" svg:y="0.0547in" svg:viewBox="0 0 216 249" svg:d="M211 15c5-4 5-5 5-6 0-2-2-5-5-5s-4 3-6 5c-29 33-59 66-87 99-16-50-19-60-28-79-4-9-13-29-46-29-23 0-33 20-33 25 0 1 0 5 6 5 3 0 3-3 4-5 5-15 19-16 21-16 11 0 23 28 30 46 12 31 24 75 24 76s0 1-3 4c-30 33-59 65-89 98-4 5-4 6-4 7 0 2 2 4 4 4 3 0 5-2 7-4 30-33 58-65 88-98 12 41 17 54 25 76 6 11 15 31 48 31 22 0 33-20 33-26 0-2-1-4-6-4-3 0-3 2-5 5-3 10-12 16-20 16-19 0-45-93-53-122 30-34 61-69 90-103z"><text:p/></draw:path><draw:path draw:style-name="gr3" draw:text-style-name="P5" svg:width="0.026in" svg:height="0.0547in" svg:x="0.0945in" svg:y="0in" svg:viewBox="0 0 67 140" svg:d="M65 23c2-4 2-6 2-8 0-8-8-15-15-15-11 0-15 9-16 13-12 39-23 77-35 117 0 1-1 2-1 4 0 4 8 6 10 6s2 0 4-5c17-37 34-74 51-112z"><text:p/></draw:path></draw:g></text:span><text:span text:style-name="T12"><text:s/>נקבל </text:span><text:span text:style-name="T12"><draw:g text:anchor-type="as-char" svg:y="-0.1134in" draw:z-index="157" draw:name="Shape154" draw:style-name="gr1"><svg:title>TexMaths</svg:title><svg:desc>11§display§\chi(y) = 0 - 0 = b§svg§600§FALSE§</svg:desc><draw:path draw:style-name="gr2" draw:text-style-name="P4" svg:width="1.0843in" svg:height="0.1358in" svg:x="0.0028in" svg:y="0.0071in" svg:viewBox="0 0 2755 346" svg:d="M1378 346c-460 0-918 0-1378 0 0-116 0-230 0-346 918 0 1837 0 2755 0 0 116 0 230 0 346-459 0-918 0-1377 0z"><text:p/></draw:path><draw:path draw:style-name="gr3" draw:text-style-name="P5" svg:width="0.0854in" svg:height="0.0976in" svg:x="-0.0004in" svg:y="0.0453in" svg:viewBox="0 0 218 249" svg:d="M213 15c5-4 5-5 5-6 0-2-1-5-5-5-2 0-4 3-6 5-30 33-59 66-88 99-16-50-19-60-28-79-4-9-13-29-47-29-22 0-32 20-32 25 0 1 0 5 4 5s5-2 5-5c6-15 19-16 21-16 12 0 23 30 29 46 13 31 26 75 26 76s0 1-4 4c-29 33-59 66-89 98-4 5-4 6-4 7 0 2 2 4 4 4 4 0 6-2 7-4 30-32 58-65 88-98 13 41 18 55 26 76 6 11 15 31 49 31 22 0 33-20 33-25 0-3-1-5-5-5s-4 2-5 6c-5 10-13 15-21 15-20 0-46-92-55-122 31-34 62-68 92-103z"><text:p/></draw:path><draw:path draw:style-name="gr3" draw:text-style-name="P5" svg:width="0.0346in" svg:height="0.1512in" svg:x="0.1051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5" svg:width="0.0697in" svg:height="0.0976in" svg:x="0.1539in" svg:y="0.0453in" svg:viewBox="0 0 178 249" svg:d="M176 24c2-5 2-6 2-9 0-7-5-11-11-11-4 0-10 3-14 8 0 2-3 14-6 21-2 10-4 21-7 31-6 23-11 46-17 69-2 7-19 33-44 33-20 0-24-16-24-31 0-17 7-41 20-76 6-15 7-19 7-27 0-18-12-32-31-32-37 0-51 56-51 59 0 5 3 5 4 5 5 0 5-1 7-8 10-36 25-47 38-47 4 0 10 0 10 12 0 10-4 20-6 27-16 41-22 63-22 81 0 34 24 46 47 46 14 0 28-7 39-18-6 20-10 40-26 59-10 13-24 24-42 24-5 0-23-1-29-15 5 0 11 0 16-6 4-3 8-8 8-14 0-12-11-13-14-13-9 0-22 5-22 24s17 33 41 33c40 0 80-35 91-77 12-50 24-99 36-148z"><text:p/></draw:path><draw:path draw:style-name="gr3" draw:text-style-name="P5" svg:width="0.0346in" svg:height="0.1512in" svg:x="0.2382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5" svg:width="0.1008in" svg:height="0.0354in" svg:x="0.339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5" svg:width="0.0638in" svg:height="0.1035in" svg:x="0.4972in" svg:y="0.013in" svg:viewBox="0 0 163 264" svg:d="M163 133c0-31-1-61-16-90-17-37-49-43-65-43-24 0-51 10-68 45-12 28-14 57-14 88 0 29 2 64 18 92 16 32 45 39 63 39 21 0 51-7 67-45 14-25 15-55 15-86zM81 255c-15 0-37-9-45-46-3-22-3-58-3-80 0-26 0-51 2-72 8-45 36-49 46-49 14 0 39 7 47 45 3 22 3 52 3 76 0 28 0 55-5 79-5 36-27 47-45 47z"><text:p/></draw:path><draw:path draw:style-name="gr3" draw:text-style-name="P5" svg:width="0.0921in" svg:height="0.0063in" svg:x="0.6138in" svg:y="0.0717in" svg:viewBox="0 0 235 17" svg:d="M222 17c7 0 13 0 13-8 0-9-6-9-13-9-69 0-140 0-209 0-6 0-13 0-13 9 0 8 7 8 13 8 69 0 140 0 209 0z"><text:p/></draw:path><draw:path draw:style-name="gr3" draw:text-style-name="P5" svg:width="0.0634in" svg:height="0.1035in" svg:x="0.7591in" svg:y="0.013in" svg:viewBox="0 0 162 264" svg:d="M162 133c0-31-1-61-16-90-17-37-49-43-65-43-23 0-51 10-67 45-13 28-14 57-14 88 0 29 1 64 16 92 17 32 46 39 64 39 21 0 51-7 67-45 14-25 15-55 15-86zM80 255c-14 0-37-9-44-46-4-22-4-58-4-80 0-26 0-51 2-72 8-45 37-49 46-49 13 0 39 7 46 45 4 22 4 52 4 76 0 28 0 55-5 79-5 36-27 47-45 47z"><text:p/></draw:path><draw:path draw:style-name="gr3" draw:text-style-name="P5" svg:width="0.1004in" svg:height="0.0354in" svg:x="0.879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559in" svg:height="0.1063in" svg:x="1.0386in" svg:y="0.0071in" svg:viewBox="0 0 143 271" svg:d="M75 4c0-1 0-4-6-4-9 0-36 3-46 3-3 1-8 1-8 8 0 6 4 6 9 6 19 0 20 2 20 6 0 2-3 16-6 23-11 42-20 84-31 127-5 19-7 25-7 37 0 37 21 61 49 61 47 0 94-57 94-112 0-36-21-62-52-62-17 0-34 11-45 23 10-39 19-77 29-116zM38 150c3-8 3-9 6-13 19-26 36-31 46-31 14 0 24 11 24 36 0 23-12 66-18 80-14 27-31 40-47 40-13 0-25-10-25-38 0-8 0-15 6-39 3-12 5-24 8-35z"><text:p/></draw:path></draw:g></text:span><text:span text:style-name="T12">, כדרוש. </text:span></text:p>
            </text:list-item>
            <text:list-item>
              <text:p text:style-name="P33"><text:span text:style-name="T12">אם </text:span><text:span text:style-name="T12"><draw:g text:anchor-type="as-char" svg:y="-0.1075in" draw:z-index="150" draw:name="Shape155" draw:style-name="gr1"><svg:title>TexMaths</svg:title><svg:desc>11§display§x \in A \land x \in B§svg§600§FALSE§</svg:desc><draw:path draw:style-name="gr2" draw:text-style-name="P4" svg:width="0.9276in" svg:height="0.0984in" svg:x="0.0031in" svg:y="0.0079in" svg:viewBox="0 0 2357 251" svg:d="M1179 251c-394 0-786 0-1179 0 0-84 0-167 0-251 785 0 1572 0 2357 0 0 84 0 167 0 251-392 0-785 0-1178 0z"><text:p/></draw:path><draw:path draw:style-name="gr3" draw:text-style-name="P5" svg:width="0.0756in" svg:height="0.0681in" svg:x="-0.0004in" svg:y="0.0429in" svg:viewBox="0 0 193 174" svg:d="M119 54c2-10 11-45 37-45 2 0 12 0 20 4-11 2-19 12-19 21 0 7 5 14 15 14 8 0 21-7 21-23 0-19-22-25-36-25-23 0-36 21-40 30-10-26-31-30-42-30-41 0-63 50-63 59 0 5 5 5 6 5 2 0 3-1 4-5 13-40 39-50 52-50 7 0 21 3 21 25 0 12-7 39-21 93-6 23-20 38-37 38-2 0-11 0-19-4 10-1 18-10 18-20 0-11-8-14-14-14-12 0-22 9-22 23 0 16 20 24 36 24 27 0 40-27 41-29 6 15 19 29 42 29 39 0 61-49 61-58 0-5-3-5-4-5-3 0-4 2-4 5-14 41-40 49-52 49-15 0-21-11-21-24 0-9 2-18 7-34 4-18 8-35 13-53z"><text:p/></draw:path><draw:path draw:style-name="gr3" draw:text-style-name="P5" svg:width="0.0756in" svg:height="0.087in" svg:x="0.1374in" svg:y="0.0283in" svg:viewBox="0 0 193 222" svg:d="M179 119c7 0 14 0 14-8s-7-8-14-8c-55 0-109 0-164 0 5-51 50-88 104-88 20 0 41 0 60 0 7 0 14 0 14-7 0-8-7-8-14-8-19 0-40 0-60 0-67 0-119 50-119 111s52 111 119 111c20 0 41 0 60 0 7 0 14 0 14-7 0-8-7-8-14-8-19 0-40 0-60 0-54 0-99-37-104-88 55 0 109 0 164 0z"><text:p/></draw:path><draw:path draw:style-name="gr3" draw:text-style-name="P5" svg:width="0.1039in" svg:height="0.1079in" svg:x="0.274in" svg:y="0in" svg:viewBox="0 0 265 275" svg:d="M55 231c-15 25-31 31-47 32-5 0-8 0-8 8 0 2 1 4 4 4 11 0 24-1 33-1 14 0 27 1 40 1 2 0 7 0 7-8 0-4-4-4-6-4-9-1-19-4-19-13 0-5 3-9 6-14 10-17 20-33 30-50 32 0 65 0 96 0 2 8 6 61 6 64 0 12-20 13-28 13-5 0-8 0-8 8 0 4 4 4 5 4 16 0 32-1 49-1 8 0 33 1 42 1 3 0 8 0 8-8 0-4-4-4-9-4-24 0-24-2-25-14-8-79-16-160-24-239 0-8 0-10-7-10-6 0-7 3-11 7-45 74-89 149-134 224zM101 174c26-42 52-84 77-126 5 42 8 84 12 126-29 0-59 0-89 0z"><text:p/></draw:path><draw:path draw:style-name="gr3" draw:text-style-name="P5" svg:width="0.0843in" svg:height="0.0937in" svg:x="0.4244in" svg:y="0.0193in" svg:viewBox="0 0 215 239" svg:d="M117 9c-4-7-6-9-9-9-6 0-7 3-9 9-32 71-64 143-96 214-2 5-3 6-3 8 0 3 3 8 8 8 3 0 5-1 9-9 30-67 60-135 91-202 30 67 60 135 90 202 4 9 8 9 9 9 4 0 8-5 8-8 0-1 0-2-3-6-32-72-63-145-95-216z"><text:p/></draw:path><draw:path draw:style-name="gr3" draw:text-style-name="P5" svg:width="0.0756in" svg:height="0.0681in" svg:x="0.5555in" svg:y="0.0429in" svg:viewBox="0 0 193 174" svg:d="M118 54c3-10 12-45 38-45 2 0 11 0 20 4-11 2-19 12-19 21 0 7 5 14 15 14 8 0 21-7 21-23 0-19-22-25-36-25-23 0-36 21-40 30-10-26-31-30-42-30-41 0-63 50-63 59 0 5 3 3 5 5 3 0 4-1 5-5 13-40 39-50 52-50 7 0 21 3 21 25 0 12-7 39-21 93-7 23-20 38-37 38-2 0-12 0-19-4 10-1 18-10 18-20 0-11-8-14-14-14-12 0-22 9-22 23 0 16 20 24 36 24 26 0 40-27 41-29 4 15 19 29 42 29 39 0 61-49 61-58 0-5-3-5-4-5-3 0-4 2-4 5-14 41-40 49-52 49-15 0-21-11-21-24 0-9 2-18 6-34 4-18 8-35 13-53z"><text:p/></draw:path><draw:path draw:style-name="gr3" draw:text-style-name="P5" svg:width="0.0756in" svg:height="0.087in" svg:x="0.6929in" svg:y="0.0283in" svg:viewBox="0 0 193 222" svg:d="M179 119c7 0 14 0 14-8s-7-8-14-8c-55 0-109 0-164 0 5-51 50-88 104-88 20 0 41 0 60 0 7 0 14 0 14-7 0-8-7-8-14-8-21 0-40 0-61 0-66 0-118 50-118 111s52 111 118 111c21 0 40 0 61 0 7 0 14 0 14-7 0-8-7-8-14-8-19 0-40 0-60 0-54 0-99-37-104-88 55 0 109 0 164 0z"><text:p/></draw:path><draw:path draw:style-name="gr3" draw:text-style-name="P5" svg:width="0.1083in" svg:height="0.1028in" svg:x="0.8303in" svg:y="0.0051in" svg:viewBox="0 0 276 262" svg:d="M45 232c-3 15-4 18-35 18-7 0-10 0-10 8 0 4 3 4 10 4 46 0 92 0 139 0 60 0 106-45 106-84 0-26-23-48-60-53 40-7 81-36 81-72 0-29-25-53-72-53-43 0-87 0-130 0-7 0-11 0-11 8 0 4 3 4 11 4 1 0 7 0 14 0 8 1 11 1 11 7 0 1 0 2-2 7-18 69-34 138-52 206zM103 122c8-32 17-64 25-96 3-13 4-14 21-14 16 0 34 0 50 0 33 0 42 22 42 40 0 33-33 70-80 70-19 0-39 0-58 0zM87 250c-6 0-7 0-9 0-4-1-5-1-5-5 0-1 0-2 2-8 9-36 17-72 26-107 24 0 50 0 74 0 36 0 44 28 44 44 0 38-34 76-80 76-18 0-34 0-52 0z"><text:p/></draw:path></draw:g></text:span><text:span text:style-name="T12"><text:s/>אז </text:span><text:span text:style-name="T12"><draw:g text:anchor-type="as-char" svg:y="-0.1063in" draw:z-index="151" draw:name="Shape156" draw:style-name="gr1"><svg:title>TexMaths</svg:title><svg:desc>11§display§a = b = 1§svg§600§FALSE§</svg:desc><draw:path draw:style-name="gr2" draw:text-style-name="P4" svg:width="0.598in" svg:height="0.0906in" svg:x="0.0016in" svg:y="0.0071in" svg:viewBox="0 0 1520 231" svg:d="M0 0c507 0 1014 0 1520 0 0 77 0 154 0 231-506 0-1013 0-1520 0 0-77 0-154 0-231z"><text:p/></draw:path><draw:path draw:style-name="gr3" draw:text-style-name="P5" svg:width="0.0693in" svg:height="0.0681in" svg:x="-0.0004in" svg:y="0.0382in" svg:viewBox="0 0 177 174" svg:d="M129 25c-7-14-19-25-36-25-45 0-93 57-93 113 0 36 21 61 52 61 7 0 26-1 49-29 3 16 18 29 35 29 15 0 23-9 29-21 6-14 12-36 12-37 0-4-3-4-4-4-5 0-5 1-6 7-7 24-14 46-30 46-9 0-11-10-11-18s0-11 5-27c4-15 5-20 9-34 4-19 8-36 13-54 3-11 3-12 3-13 0-7-4-11-11-11-10 0-15 9-16 17zM103 124c-2 8-2 8-7 14-17 22-33 27-44 27-19 0-25-21-25-35 0-19 13-66 21-84 12-23 30-37 45-37 26 0 31 32 31 34s-1 4-1 7c-6 24-13 49-20 74z"><text:p/></draw:path><draw:path draw:style-name="gr3" draw:text-style-name="P5" svg:width="0.1004in" svg:height="0.035in" svg:x="0.1248in" svg:y="0.05in" svg:viewBox="0 0 256 90" svg:d="M243 15c7 0 13 0 13-7 0-8-6-8-12-8-77 0-155 0-232 0-4 0-12 0-12 8 0 7 8 7 13 7 77 0 153 0 230 0zM244 90c6 0 12 0 12-7 0-8-6-8-13-8-77 0-153 0-230 0-5 0-13 0-13 8 0 7 8 7 12 7 77 0 155 0 232 0z"><text:p/></draw:path><draw:path draw:style-name="gr3" draw:text-style-name="P5" svg:width="0.0559in" svg:height="0.1063in" svg:x="0.2835in" svg:y="0in" svg:viewBox="0 0 143 271" svg:d="M75 4c-2-1 0-4-6-4-9 0-36 3-47 4-2 0-7 0-7 8 0 5 4 5 9 5 19 0 20 2 20 6 0 2-3 16-6 23-11 42-20 84-31 126-5 18-7 25-7 38 0 37 21 61 49 61 46 0 94-57 94-114 0-34-21-60-52-60-17 0-34 11-45 23 10-39 19-77 29-116zM38 149c3-8 3-9 6-13 19-25 36-30 46-30 14 0 24 12 24 35s-12 67-19 81c-13 27-30 40-46 40-13 0-26-10-26-39 0-7 0-14 7-38 3-12 5-24 8-36z"><text:p/></draw:path><draw:path draw:style-name="gr3" draw:text-style-name="P5" svg:width="0.1004in" svg:height="0.035in" svg:x="0.3921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5in" svg:height="0.1in" svg:x="0.5575in" svg:y="0.0043in" svg:viewBox="0 0 128 255" svg:d="M79 10c0-9 0-10-9-10-24 24-58 24-70 24 0 5 0 8 0 12 8 0 31 0 51-10 0 66 0 133 0 199 0 14-2 18-37 18-4 0-7 0-12 0 0 5 0 8 0 12 14-1 47-1 63-1 15 0 49 0 63 1 0-4 0-7 0-12-5 0-8 0-13 0-35 0-36-4-36-18 0-72 0-144 0-215z"><text:p/></draw:path></draw:g></text:span><text:span text:style-name="T12"><text:s/>ולכן </text:span><text:span text:style-name="T12"><draw:g text:anchor-type="as-char" svg:y="-0.1134in" draw:z-index="152" draw:name="Shape157" draw:style-name="gr1"><svg:title>TexMaths</svg:title><svg:desc>11§display§\max\{a, b\} = \max\{1, 1\} = 1§svg§600§FALSE§</svg:desc><draw:path draw:style-name="gr2" draw:text-style-name="P4" svg:width="1.7571in" svg:height="0.1358in" svg:x="0.0028in" svg:y="0.0071in" svg:viewBox="0 0 4464 346" svg:d="M2233 346c-745 0-1488 0-2233 0 0-116 0-230 0-346 1488 0 2976 0 4464 0 0 116 0 230 0 346-743 0-1488 0-2231 0z"><text:p/></draw:path><draw:path draw:style-name="gr3" draw:text-style-name="P5" svg:width="0.1185in" svg:height="0.0669in" svg:x="-0.0004in" svg:y="0.0453in" svg:viewBox="0 0 302 171" svg:d="M31 39c0 34 0 68 0 103 0 17-5 17-31 17 0 3 0 7 0 12 14 0 34-1 44-1s31 1 44 1c0-5 0-9 0-12-26 0-31 0-31-17 0-24 0-48 0-72 0-39 28-61 53-61 24 0 29 21 29 43 0 29 0 59 0 90 0 17-5 17-31 17 0 3 0 7 0 12 13 0 33-1 44-1 10 0 29 1 43 1 0-5 0-9 0-12-26 0-30 0-30-17 0-24 0-48 0-72 0-39 27-61 52-61 24 0 28 21 28 43 0 29 0 59 0 90 0 17-4 17-29 17 0 3 0 7 0 12 13 0 33-1 44-1 9 0 29 1 42 1 0-5 0-9 0-12-19 0-29 0-29-11 0-26 0-50 0-74 0-33 0-45-12-60-6-6-19-14-41-14-33 0-50 23-56 39-6-35-34-39-52-39-28 0-46 17-57 41 0-13 0-28 0-41-19 1-36 3-55 4 0 5 0 8 0 13 27 0 31 2 31 22z"><text:p/></draw:path><draw:path draw:style-name="gr3" draw:text-style-name="P5" svg:width="0.0681in" svg:height="0.0693in" svg:x="0.1283in" svg:y="0.0453in" svg:viewBox="0 0 174 177" svg:d="M112 144c1 16 12 31 31 31 8 0 31-5 31-36 0-8 0-16 0-22-4 0-6 0-9 0 0 6 0 14 0 22 0 22-10 24-14 24-14 0-15-17-15-19 0-26 0-52 0-77 0-16 0-32-14-46s-34-21-53-21c-32 0-58 19-58 44 0 11 8 18 18 18 11 0 17-8 17-18 0-4-1-18-20-18 11-13 30-17 42-17 20 0 42 14 42 49 0 5 0 10 0 15-20 1-47 2-72 13-28 13-38 33-38 51 0 30 37 40 62 40s42-15 50-33zM110 80c0 12 0 26 0 39 0 36-29 49-45 49-20 0-35-13-35-33s16-52 80-55z"><text:p/></draw:path><draw:path draw:style-name="gr3" draw:text-style-name="P5" svg:width="0.0764in" svg:height="0.065in" svg:x="0.1996in" svg:y="0.048in" svg:viewBox="0 0 195 166" svg:d="M107 76c11-15 26-34 35-44 12-13 27-20 46-20 0-4 0-8 0-12-10 1-22 1-32 1-12 0-32-1-37-1 0 4 0 8 0 12 9 1 11 6 11 12s-4 11-6 13c-7 10-16 20-24 30-10-13-20-25-30-38-3-5-3-5-3-7 0-7 6-10 13-10 0-4 0-8 0-12-10 0-35 1-42 1s-26 0-36-1c0 4 0 8 0 12 27 0 28 0 45 23 13 17 26 34 39 51-12 14-24 30-37 45-18 23-41 23-49 23 0 3 0 8 0 12 10-1 22-1 32-1 11 0 27 1 37 1 0-4 0-9 0-12-9-1-12-5-12-12 0-8 12-21 35-48 10 12 20 25 30 38 3 5 8 10 8 13 0 4-4 9-15 9 0 3 0 8 0 12 13 0 35-1 42-1 11 0 27 0 38 1 0-4 0-9 0-12-21 0-28 0-37-12-17-22-34-44-51-66z"><text:p/></draw:path><draw:path draw:style-name="gr3" draw:text-style-name="P5" svg:width="0.0531in" svg:height="0.1512in" svg:x="0.2894in" svg:y="0in" svg:viewBox="0 0 136 385" svg:d="M81 52c0-16 10-41 52-43 2 0 3-2 3-5 0-4-3-4-6-4-40 0-74 20-75 48 0 29 0 59 0 89 0 15 0 27-15 39-14 12-29 12-37 13-2 0-3 1-3 4 0 4 2 4 5 4 26 2 44 14 49 34 1 4 1 5 1 19 0 25 0 51 0 76 0 16 0 29 19 43 15 12 40 16 56 16 3 0 6 0 6-4s-2-4-5-4c-24-2-44-15-49-33-1-5-1-5-1-19 0-27 0-54 0-82 0-17-3-24-15-35-9-8-20-12-31-15 32-9 46-27 46-49 0-31 0-61 0-92z"><text:p/></draw:path><draw:path draw:style-name="gr3" draw:text-style-name="P5" svg:width="0.0693in" svg:height="0.0685in" svg:x="0.3602in" svg:y="0.0453in" svg:viewBox="0 0 177 175" svg:d="M129 25c-7-14-18-25-36-25-45 0-93 57-93 113 0 37 21 62 52 62 7 0 26-1 49-29 3 16 18 29 35 29 15 0 23-9 29-21 7-14 12-37 12-38 0-4-3-4-4-4-5 0-5 1-6 7-6 25-13 47-30 47-9 0-11-10-11-17 0-9 0-11 5-29 4-17 5-20 9-34 4-18 10-36 14-54 2-11 2-12 2-13 0-7-4-11-11-11-10 0-15 9-16 17zM103 124c-2 8-2 8-7 15-17 22-33 27-44 27-19 0-25-21-25-36 0-19 13-66 21-84 12-23 30-37 45-37 26 0 31 32 31 34s-1 4-1 7c-6 24-13 49-20 74z"><text:p/></draw:path><draw:path draw:style-name="gr3" draw:text-style-name="P5" svg:width="0.0173in" svg:height="0.0453in" svg:x="0.4476in" svg:y="0.0972in" svg:viewBox="0 0 45 116" svg:d="M45 41c0-26-10-41-24-41-13 0-21 10-21 21 0 10 8 20 21 20 4 0 9-1 13-5 1-1 1-1 2-1 0 2 0 0 0 6 0 28-13 51-26 64-3 4-3 5-3 6 0 2 1 5 3 5 4 0 35-30 35-75z"><text:p/></draw:path><draw:path draw:style-name="gr3" draw:text-style-name="P5" svg:width="0.0559in" svg:height="0.1063in" svg:x="0.5094in" svg:y="0.0071in" svg:viewBox="0 0 143 271" svg:d="M75 4c0-1 0-4-6-4-9 0-36 3-47 3-2 1-7 1-7 8 0 6 4 6 9 6 19 0 20 2 20 6 0 2-3 16-6 23-11 42-20 84-31 127-5 19-7 25-7 37 0 37 21 61 49 61 47 0 94-57 94-112 0-36-21-62-52-62-17 0-34 11-45 23 10-39 19-77 29-116zM38 150c3-8 3-9 6-13 19-26 36-31 46-31 14 0 24 11 24 36 0 23-12 66-18 80-14 27-31 40-47 40-13 0-26-10-26-38 0-8 0-15 7-39 3-12 5-24 8-35z"><text:p/></draw:path><draw:path draw:style-name="gr3" draw:text-style-name="P5" svg:width="0.0535in" svg:height="0.1512in" svg:x="0.5787in" svg:y="0in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draw:path draw:style-name="gr3" draw:text-style-name="P5" svg:width="0.1004in" svg:height="0.0354in" svg:x="0.694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1185in" svg:height="0.0669in" svg:x="0.8512in" svg:y="0.0453in" svg:viewBox="0 0 302 171" svg:d="M31 39c0 34 0 68 0 103 0 17-5 17-31 17 0 3 0 7 0 12 14 0 33-1 44-1 10 0 30 1 43 1 0-5 0-9 0-12-25 0-30 0-30-17 0-24 0-48 0-72 0-39 28-61 52-61s28 21 28 43c0 29 0 59 0 90 0 17-4 17-29 17 0 3 0 7 0 12 13 0 33-1 44-1 10 0 29 1 43 1 0-5 0-9 0-12-27 0-30 0-30-17 0-24 0-48 0-72 0-39 27-61 52-61 24 0 28 21 28 43 0 29 0 59 0 90 0 17-4 17-29 17 0 3 0 7 0 12 13 0 33-1 42-1 10 0 31 1 44 1 0-5 0-9 0-12-20 0-29 0-30-11 0-26 0-50 0-74 0-33 0-45-12-60-6-6-18-14-41-14-32 0-50 23-56 39-5-35-33-39-51-39-28 0-46 17-57 41 0-13 0-28 0-41-19 1-36 3-55 4 0 5 0 8 0 13 27 0 31 2 31 22z"><text:p/></draw:path><draw:path draw:style-name="gr3" draw:text-style-name="P5" svg:width="0.0681in" svg:height="0.0693in" svg:x="0.9795in" svg:y="0.0453in" svg:viewBox="0 0 174 177" svg:d="M112 144c1 16 12 31 30 31 9 0 32-5 32-36 0-8 0-16 0-22-4 0-7 0-10 0 0 6 0 14 0 22 0 22-10 24-13 24-14 0-15-17-15-19 0-26 0-52 0-77 0-16 0-32-14-46-15-14-34-21-53-21-32 0-58 19-58 44 0 11 8 18 18 18 11 0 17-8 17-18 0-4-2-18-20-18 11-13 30-17 42-17 19 0 41 14 41 49 0 5 0 10 0 15-20 1-46 2-71 13-29 13-38 33-38 51 0 30 37 40 62 40s42-15 50-33zM109 80c0 12 0 26 0 39 0 36-28 49-45 49-19 0-34-13-34-33s15-52 79-55z"><text:p/></draw:path><draw:path draw:style-name="gr3" draw:text-style-name="P5" svg:width="0.0764in" svg:height="0.065in" svg:x="1.0508in" svg:y="0.048in" svg:viewBox="0 0 195 166" svg:d="M106 76c12-15 26-34 36-44 12-13 27-20 46-20 0-4 0-8 0-12-11 1-22 1-32 1-12 0-32-1-37-1 0 4 0 8 0 12 7 1 11 6 11 12s-4 11-6 13c-7 10-16 20-24 30-10-13-20-25-30-38-3-5-3-5-3-7 0-7 6-10 13-10 0-4 0-8 0-12-10 0-36 1-42 1-8 0-26 0-37-1 0 4 0 8 0 12 28 0 28 0 46 23 13 17 26 34 39 51-12 14-24 30-37 45-18 23-41 23-49 23 0 3 0 8 0 12 10-1 22-1 32-1 11 0 27 1 36 1 0-4 0-9 0-12-8-1-11-5-11-12 0-8 11-21 35-48 10 12 19 25 29 38 3 5 9 10 9 13 0 4-4 9-15 9 0 3 0 8 0 12 13 0 33-1 42-1 11 0 26 0 38 1 0-4 0-9 0-12-21 0-28 0-38-12-17-22-34-44-51-66z"><text:p/></draw:path><draw:path draw:style-name="gr3" draw:text-style-name="P5" svg:width="0.0535in" svg:height="0.1512in" svg:x="1.1402in" svg:y="0in" svg:viewBox="0 0 137 385" svg:d="M81 52c0-16 11-41 53-43 2 0 3-2 3-5 0-4-3-4-7-4-39 0-74 20-74 48 0 29 0 59 0 89 0 15 0 27-15 39-14 12-29 12-38 13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3" draw:text-style-name="P5" svg:width="0.05in" svg:height="0.1in" svg:x="1.2189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5" svg:width="0.0173in" svg:height="0.0453in" svg:x="1.2949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05in" svg:height="0.1in" svg:x="1.3626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5" svg:width="0.0531in" svg:height="0.1512in" svg:x="1.4362in" svg:y="0in" svg:viewBox="0 0 136 385" svg:d="M55 334c0 15-10 40-52 43-2 0-3 2-3 4 0 4 3 4 8 4 37 0 72-18 73-48 0-29 0-58 0-88 0-16 0-28 16-40 13-11 27-11 36-12 2 0 3-1 3-4 0-4-2-4-5-4-25-2-44-15-49-35-1-3-1-4-1-19 0-25 0-50 0-76 0-16 0-28-18-42-16-13-42-17-55-17-5 0-8 0-8 4 0 5 2 5 5 5 25 1 44 14 49 33 1 4 1 4 1 19 0 26 0 54 0 81 0 18 3 24 15 36 9 8 20 12 31 15-32 10-46 26-46 48 0 31 0 62 0 93z"><text:p/></draw:path><draw:path draw:style-name="gr3" draw:text-style-name="P5" svg:width="0.1008in" svg:height="0.0354in" svg:x="1.55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in" svg:height="0.1in" svg:x="1.7177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12"><text:s/>ולכן לפי הגדרת </text:span><text:span text:style-name="T12"><draw:g text:anchor-type="as-char" svg:y="-0.1228in" draw:z-index="153" draw:name="Shape158" draw:style-name="gr1"><svg:title>TexMaths</svg:title><svg:desc>11§display§\chi'§svg§600§FALSE§</svg:desc><draw:path draw:style-name="gr2" draw:text-style-name="P4" svg:width="0.1102in" svg:height="0.137in" svg:x="0.0028in" svg:y="0.0079in" svg:viewBox="0 0 281 349" svg:d="M0 0c94 0 187 0 281 0 0 117 0 232 0 349-94 0-187 0-281 0 0-117 0-232 0-349z"><text:p/></draw:path><draw:path draw:style-name="gr3" draw:text-style-name="P5" svg:width="0.0846in" svg:height="0.0976in" svg:x="-0.0004in" svg:y="0.0547in" svg:viewBox="0 0 216 249" svg:d="M211 15c5-4 5-5 5-6 0-2-2-5-5-5s-4 3-6 5c-29 33-59 66-87 99-16-50-19-60-28-79-4-9-13-29-46-29-23 0-33 20-33 25 0 1 0 5 6 5 3 0 3-2 4-5 5-15 19-16 21-16 11 0 23 28 30 46 12 31 24 75 24 76s0 1-3 4c-30 33-59 65-89 98-4 5-4 6-4 7 0 2 2 4 4 4 3 0 5-2 7-4 30-33 58-65 88-98 12 41 17 54 25 76 6 11 15 31 48 31 22 0 33-20 33-26 0-2-1-4-6-4-3 0-3 2-5 5-3 10-12 16-20 16-19 0-45-93-53-122 30-34 61-69 90-103z"><text:p/></draw:path><draw:path draw:style-name="gr3" draw:text-style-name="P5" svg:width="0.026in" svg:height="0.0547in" svg:x="0.0945in" svg:y="0in" svg:viewBox="0 0 67 140" svg:d="M65 23c2-4 2-7 2-8 0-8-8-15-15-15-11 0-15 9-16 13-12 39-23 77-35 117 0 1-1 2-1 4 0 3 8 6 10 6s2 0 4-5c17-37 34-75 51-112z"><text:p/></draw:path></draw:g></text:span><text:span text:style-name="T12"><text:s/>נקבל </text:span><text:span text:style-name="T12"><draw:g text:anchor-type="as-char" svg:y="-0.1217in" draw:z-index="156" draw:name="Shape159" draw:style-name="gr1"><svg:title>TexMaths</svg:title><svg:desc>11§display§\chi'(y) = 1 - 1 = 0 = b§svg§600§FALSE§</svg:desc><draw:path draw:style-name="gr2" draw:text-style-name="P4" svg:width="1.4055in" svg:height="0.1437in" svg:x="0.0028in" svg:y="0.0071in" svg:viewBox="0 0 3571 366" svg:d="M0 0c1190 0 2381 0 3571 0 0 122 0 244 0 366-1190 0-2381 0-3571 0 0-122 0-244 0-366z"><text:p/></draw:path><draw:path draw:style-name="gr3" draw:text-style-name="P5" svg:width="0.0854in" svg:height="0.0976in" svg:x="-0.0004in" svg:y="0.0543in" svg:viewBox="0 0 218 249" svg:d="M213 15c5-4 5-5 5-6 0-2-2-5-6-5-2 0-3 3-5 5-30 33-60 66-89 99-16-50-18-60-28-79-3-9-12-29-46-29-22 0-33 20-33 25 0 1 0 5 5 5 4 0 5-2 5-5 5-15 19-16 21-16 11 0 23 30 29 46 13 31 25 75 25 76s0 2-3 4c-29 33-59 66-89 99-4 4-4 5-4 6 0 2 2 4 4 4 4 0 5-2 7-4 30-33 58-65 88-98 12 41 18 55 26 76 6 12 14 31 49 31 22 0 33-20 33-26 0-1-2-3-6-3s-4 1-5 4c-4 10-13 16-20 16-20 0-46-91-55-121 31-35 62-69 92-104z"><text:p/></draw:path><draw:path draw:style-name="gr3" draw:text-style-name="P5" svg:width="0.026in" svg:height="0.0547in" svg:x="0.0953in" svg:y="0in" svg:viewBox="0 0 67 140" svg:d="M65 23c2-4 2-6 2-8 0-8-8-15-15-15-10 0-14 9-16 13-12 39-23 77-35 117 0 1-1 2-1 4 0 4 8 6 10 6s2 0 4-5c17-37 34-74 51-112z"><text:p/></draw:path><draw:path draw:style-name="gr3" draw:text-style-name="P5" svg:width="0.035in" svg:height="0.1512in" svg:x="0.1476in" svg:y="0.0083in" svg:viewBox="0 0 90 385" svg:d="M90 381c0-1 0-1-6-8-49-48-61-122-61-179 0-69 14-136 62-184 5-4 5-4 5-6 0-3-2-4-4-4-4 0-39 26-62 75-20 43-24 86-24 119 0 28 4 75 25 119 23 47 57 72 61 72 2 0 4-1 4-4z"><text:p/></draw:path><draw:path draw:style-name="gr3" draw:text-style-name="P5" svg:width="0.0697in" svg:height="0.0976in" svg:x="0.1961in" svg:y="0.0543in" svg:viewBox="0 0 178 249" svg:d="M177 24c1-5 1-6 1-10 0-6-5-10-11-10-4 0-10 3-13 8-1 2-4 14-6 21-3 10-5 21-7 31-6 23-12 46-18 70-1 6-19 32-44 32-20 0-24-16-24-31 0-17 7-41 20-76 6-15 7-19 7-27 0-18-12-32-30-32-38 0-52 56-52 59 0 5 3 4 4 5 5 0 5-1 7-8 11-36 26-47 40-47 2 0 8 0 8 12 0 10-3 20-6 27-16 41-22 63-22 81 0 35 24 46 47 46 15 0 28-7 39-18-5 21-9 40-26 59-10 13-24 24-42 24-5 0-23-1-29-16 6 0 11 0 16-4s8-9 8-16c0-11-10-13-14-13-9 0-21 6-21 25 0 18 16 33 40 33 40 0 80-36 91-77 12-50 25-99 37-148z"><text:p/></draw:path><draw:path draw:style-name="gr3" draw:text-style-name="P5" svg:width="0.0346in" svg:height="0.1512in" svg:x="0.2807in" svg:y="0.0083in" svg:viewBox="0 0 89 385" svg:d="M89 194c0-31-3-77-25-121-23-48-56-73-61-73-2 0-3 1-3 4 0 2 0 2 8 9 37 38 59 99 59 181 0 65-14 132-63 181-4 5-4 5-4 6 0 3 1 4 3 4 5 0 40-26 62-75 20-43 24-86 24-116z"><text:p/></draw:path><draw:path draw:style-name="gr3" draw:text-style-name="P5" svg:width="0.1004in" svg:height="0.0354in" svg:x="0.3819in" svg:y="0.0661in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5" svg:width="0.05in" svg:height="0.1in" svg:x="0.5472in" svg:y="0.0213in" svg:viewBox="0 0 128 255" svg:d="M79 10c0-10 0-10-9-10-24 24-58 24-70 24 0 5 0 8 0 12 8 0 31 0 51-10 0 66 0 134 0 200 0 13-2 17-36 17-4 0-8 0-13 0 0 5 0 9 0 12 14-1 47-1 63-1 15 0 49 0 63 1 0-3 0-7 0-12-5 0-8 0-13 0-35 0-36-3-36-17 0-72 0-145 0-216z"><text:p/></draw:path><draw:path draw:style-name="gr3" draw:text-style-name="P5" svg:width="0.0921in" svg:height="0.0063in" svg:x="0.6563in" svg:y="0.0807in" svg:viewBox="0 0 235 17" svg:d="M222 17c7 0 13 0 13-8 0-9-6-9-13-9-69 0-140 0-209 0-6 0-13 0-13 9 0 8 7 8 13 8 69 0 140 0 209 0z"><text:p/></draw:path><draw:path draw:style-name="gr3" draw:text-style-name="P5" svg:width="0.05in" svg:height="0.1in" svg:x="0.8091in" svg:y="0.0213in" svg:viewBox="0 0 128 255" svg:d="M79 10c0-10 0-10-9-10-24 24-57 24-70 24 0 5 0 8 0 12 8 0 31 0 51-10 0 66 0 134 0 200 0 13-2 17-36 17-4 0-8 0-13 0 0 5 0 9 0 12 14-1 47-1 63-1 15 0 49 0 63 1 0-3 0-7 0-12-5 0-8 0-13 0-35 0-36-3-36-17 0-72 0-145 0-216z"><text:p/></draw:path><draw:path draw:style-name="gr3" draw:text-style-name="P5" svg:width="0.1008in" svg:height="0.0354in" svg:x="0.9224in" svg:y="0.0661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5" svg:width="0.0638in" svg:height="0.1035in" svg:x="1.0803in" svg:y="0.0213in" svg:viewBox="0 0 163 264" svg:d="M163 133c0-31-2-61-16-90-18-37-49-43-66-43-23 0-51 10-67 45-12 27-14 57-14 88 0 29 1 64 18 93 16 30 44 38 63 38 21 0 50-8 67-45 13-25 15-55 15-86zM81 255c-15 0-38-10-45-46-4-22-4-58-4-80 0-26 0-51 3-72 7-46 36-49 46-49 12 0 38 7 45 45 5 22 5 52 5 76 0 28 0 55-5 78-6 37-28 48-45 48z"><text:p/></draw:path><draw:path draw:style-name="gr3" draw:text-style-name="P5" svg:width="0.1008in" svg:height="0.0354in" svg:x="1.2012in" svg:y="0.0661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5" svg:width="0.0555in" svg:height="0.1063in" svg:x="1.3606in" svg:y="0.0161in" svg:viewBox="0 0 142 271" svg:d="M74 4c0-1 0-4-5-4-9 0-37 2-47 3-3 1-8 1-8 8 0 4 4 4 9 4 19 0 20 4 20 7s-3 17-6 24c-11 42-21 84-32 127-4 18-5 25-5 37 0 37 20 61 48 61 47 0 94-58 94-113 0-35-21-61-52-61-17 0-33 11-45 23 10-39 19-77 29-116zM37 150c3-9 3-9 6-14 20-25 36-30 47-30 13 0 24 11 24 36 0 23-13 66-19 80-14 27-31 40-47 40-13 0-25-10-25-39 0-7 0-14 6-38 3-12 5-24 8-35z"><text:p/></draw:path></draw:g></text:span><text:span text:style-name="T12"><text:s/>כדרוש. </text:span></text:p>
            </text:list-item>
          </text:list>
        </text:list-item>
      </text:list>
      <text:p text:style-name="P21"><text:span text:style-name="T12"><draw:g text:anchor-type="as-char" svg:y="-0.1134in" draw:z-index="154" draw:name="Shape160" draw:style-name="gr1"><svg:title>TexMaths</svg:title><svg:desc>11§display§\QED§svg§600§FALSE§</svg:desc><draw:path draw:style-name="gr2" draw:text-style-name="P4" svg:width="0.6894in" svg:height="0.0972in" svg:x="-0.0004in" svg:y="0.0071in" svg:viewBox="0 0 1752 248" svg:d="M0 0c584 0 1168 0 1752 0 0 83 0 165 0 248-584 0-1168 0-1752 0 0-83 0-165 0-248z"><text:p/></draw:path><draw:path draw:style-name="gr3" draw:text-style-name="P5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5" svg:width="0.0157in" svg:height="0.0157in" svg:x="0.1441in" svg:y="0.0925in" svg:viewBox="0 0 41 41" svg:d="M41 21c0-12-10-21-21-21-12 0-20 9-20 21 0 11 8 20 20 20 11 0 21-9 21-20z"><text:p/></draw:path><draw:path draw:style-name="gr3" draw:text-style-name="P5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5" svg:width="0.0157in" svg:height="0.0157in" svg:x="0.3in" svg:y="0.0925in" svg:viewBox="0 0 41 41" svg:d="M41 21c0-12-9-21-20-21-12 0-21 9-21 21 0 11 9 20 21 20 11 0 20-9 20-20z"><text:p/></draw:path><draw:path draw:style-name="gr3" draw:text-style-name="P5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5" svg:width="0.0161in" svg:height="0.0157in" svg:x="0.4736in" svg:y="0.0925in" svg:viewBox="0 0 42 41" svg:d="M42 21c0-12-10-21-21-21s-21 9-21 21c0 11 10 20 21 20s21-9 21-20z"><text:p/></draw:path><draw:path draw:style-name="gr3" draw:text-style-name="P5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5. הוכחת טענות על תמונות</text:h>
      <text:h text:style-name="P34" text:outline-level="3">קשירה</text:h>
      <text:p text:style-name="P35">יהיו קבוצות <draw:g text:anchor-type="as-char" svg:y="-0.1071in" draw:z-index="162" draw:name="Shape161" draw:style-name="gr1"><svg:title>TexMaths</svg:title><svg:desc>11§display§A, B§svg§600§FALSE§</svg:desc><draw:path draw:style-name="gr2" draw:text-style-name="P4" svg:width="0.2803in" svg:height="0.1217in" svg:x="0.0024in" svg:y="0.0071in" svg:viewBox="0 0 713 310" svg:d="M357 310c-119 0-238 0-357 0 0-103 0-207 0-310 238 0 475 0 713 0 0 103 0 207 0 310-119 0-238 0-356 0z"><text:p/></draw:path><draw:path draw:style-name="gr3" draw:text-style-name="P5" svg:width="0.1039in" svg:height="0.1079in" svg:x="-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3" draw:text-style-name="P5" svg:width="0.0173in" svg:height="0.0449in" svg:x="0.1217in" svg:y="0.0921in" svg:viewBox="0 0 45 115" svg:d="M45 41c0-26-10-41-25-41-12 0-20 10-20 21 0 10 8 20 20 20 4 0 10-1 14-5 1-1 1-1 1-1 1 0 1 0 1 6 0 28-13 51-26 63-5 5-5 6-5 7 0 2 3 4 5 4 4 0 35-29 35-74z"><text:p/></draw:path><draw:path draw:style-name="gr3" draw:text-style-name="P5" svg:width="0.1083in" svg:height="0.1028in" svg:x="0.1819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8 9-36 17-71 26-106 24 0 49 0 74 0 37 0 44 28 44 45 0 36-34 74-79 74-18 0-36 0-53 0z"><text:p/></draw:path></draw:g>. תהי <draw:g text:anchor-type="as-char" svg:y="-0.1091in" draw:z-index="160" draw:name="Shape162" draw:style-name="gr1"><svg:title>TexMaths</svg:title><svg:desc>11§display§f \colon A \to B§svg§600§FALSE§</svg:desc><draw:path draw:style-name="gr2" draw:text-style-name="P4" svg:width="0.65in" svg:height="0.1232in" svg:x="-0.0004in" svg:y="0.0079in" svg:viewBox="0 0 1652 314" svg:d="M0 0c551 0 1101 0 1652 0 0 104 0 210 0 314-551 0-1101 0-1652 0 0-104 0-210 0-314z"><text:p/></draw:path><draw:path draw:style-name="gr3" draw:text-style-name="P5" svg:width="0.0752in" svg:height="0.137in" svg:x="0in" svg:y="0.0016in" svg:viewBox="0 0 192 349" svg:d="M121 118c11 0 22 0 33 0 8 0 12 0 12-8 0-5-4-5-11-5-11 0-21 0-32 0 2-15 6-29 8-43 2-8 8-36 10-41 3-7 10-12 17-12 3 0 12 0 20 6-17 1-21 16-21 21 0 9 7 13 15 13 9 0 20-8 20-23 0-17-17-26-34-26-13 0-37 7-48 45-2 8-3 12-13 60-9 0-18 0-27 0-7 0-12 0-12 8 0 5 5 5 11 5 9 0 17 0 26 0-10 50-19 99-29 150-7 37-13 72-34 72-1 0-11 0-18-6 18-1 21-15 21-21 0-9-6-13-14-13-10 0-21 8-21 23 0 17 16 26 32 26 22 0 37-23 44-37 12-24 21-71 22-74 8-40 15-80 23-120z"><text:p/></draw:path><draw:path draw:style-name="gr3" draw:text-style-name="P5" svg:width="0.0157in" svg:height="0.065in" svg:x="0.1126in" svg:y="0.0433in" svg:viewBox="0 0 41 166" svg:d="M41 21c0-12-9-21-20-21-12 0-21 9-21 21 0 11 9 20 21 20 11 0 20-9 20-20zM41 146c0-12-9-21-20-21-12 0-21 9-21 21 0 11 9 20 21 20 11 0 20-9 20-20z"><text:p/></draw:path><draw:path draw:style-name="gr3" draw:text-style-name="P5" svg:width="0.1039in" svg:height="0.1079in" svg:x="0.198in" svg:y="0in" svg:viewBox="0 0 265 275" svg:d="M55 231c-15 25-30 30-47 32-5 1-8 1-8 7 0 2 2 5 4 5 11 0 23-2 34-2 13 0 26 2 39 2 2 0 7 0 7-8 0-3-4-4-6-4-9 0-19-4-19-14 0-4 3-8 6-14 10-16 20-33 30-49 31 0 64 0 96 0 1 7 7 60 7 64 0 11-21 13-29 13-5 0-8 0-8 7 0 5 4 5 5 5 15 0 32-2 48-2 10 0 35 2 43 2 4 0 8 0 8-8 0-4-4-4-9-4-24 0-24-3-25-14-8-80-17-160-24-240 0-8 0-9-7-9-6 0-8 2-10 7-45 74-90 149-135 224zM102 175c26-43 51-86 76-128 5 42 8 85 12 128-29 0-58 0-88 0z"><text:p/></draw:path><draw:path draw:style-name="gr3" draw:text-style-name="P5" svg:width="0.1346in" svg:height="0.0783in" svg:x="0.3571in" svg:y="0.0311in" svg:viewBox="0 0 343 200" svg:d="M301 108c-22 16-32 33-35 37-17 26-21 49-21 51 0 4 6 4 8 4 7 0 8-1 9-8 9-36 32-69 76-87 4-1 5-3 5-5 0-3-2-3-3-3-17-7-64-27-78-92-1-4-2-5-9-5-2 0-8 0-8 4 0 1 4 26 20 51 8 12 19 25 36 37-95 0-191 0-287 0-7 0-14 0-14 8s7 8 14 8c96 0 192 0 287 0z"><text:p/></draw:path><draw:path draw:style-name="gr3" draw:text-style-name="P5" svg:width="0.1083in" svg:height="0.1024in" svg:x="0.5492in" svg:y="0.0051in" svg:viewBox="0 0 276 261" svg:d="M46 232c-4 14-5 17-35 17-7 0-11 0-11 8 0 4 3 4 11 4 46 0 91 0 137 0 62 0 107-45 107-83 0-26-22-48-59-53 39-7 80-36 80-72 0-29-25-53-71-53-43 0-87 0-130 0-8 0-12 0-12 8 0 3 4 3 11 3 1 0 8 0 15 1s10 1 10 7c0 1 0 2-1 6-18 69-34 139-52 207zM104 122c8-32 16-64 24-96 4-14 4-15 20-15 17 0 35 0 51 0 34 0 42 23 42 41 0 33-33 70-80 70-19 0-38 0-57 0zM87 249c-6 0-7 0-9 0-3 0-4-1-4-4 0-1 0-1 1-9 9-35 18-71 27-106 24 0 49 0 73 0 37 0 44 28 44 45 0 37-34 74-79 74-18 0-36 0-53 0z"><text:p/></draw:path></draw:g><text:s/>פונ’, ויהיו <draw:g text:anchor-type="as-char" svg:y="-0.1071in" draw:z-index="161" draw:name="Shape163" draw:style-name="gr1"><svg:title>TexMaths</svg:title><svg:desc>11§display§X \subseteq A, Y \subseteq B§svg§600§FALSE§</svg:desc><draw:path draw:style-name="gr2" draw:text-style-name="P4" svg:width="0.9461in" svg:height="0.1213in" svg:x="0.0035in" svg:y="0.0071in" svg:viewBox="0 0 2404 309" svg:d="M0 0c802 0 1602 0 2404 0 0 103 0 206 0 309-802 0-1602 0-2404 0 0-103 0-206 0-309z"><text:p/></draw:path><draw:path draw:style-name="gr3" draw:text-style-name="P5" svg:width="0.1252in" svg:height="0.1024in" svg:x="-0.0004in" svg:y="0.0043in" svg:viewBox="0 0 319 261" svg:d="M177 104c-11-26-21-51-32-77-1-3-1-3-2-4 0-3 7-10 23-12 3 0 8 0 8-7 0-4-5-4-6-4-16 0-33 1-49 1-9 0-33-1-43-1-2 0-7 0-7 8 0 3 4 3 9 3 23 0 25 4 29 13 15 35 30 71 46 107-28 28-55 58-83 87-1 1-3 2-4 3-19 21-37 28-57 29-5 0-9 0-9 7 2 2 0 4 5 4 13 0 25-1 37-1 14 0 29 1 43 1 3 0 7 0 7-8 0-3-3-2-4-3-4-1-17-1-17-12 0-7 7-13 11-18 14-13 27-28 40-42 11-12 23-24 34-36 13 31 27 60 40 91 1 3 1 4 2 5 0 3-8 10-23 12-5 0-8 0-8 6 0 5 5 5 7 5 10 0 37-1 48-1 10 0 33 1 43 1 2 0 7 0 7-7 0-4-4-4-7-4-25-1-26-3-33-18-15-35-41-94-49-118 26-26 66-72 79-83 11-9 25-19 48-20 6 0 9 0 9-8-2-1 0-3-6-3-11 0-24 1-36 1-14 0-28-1-43-1-2 0-6 0-6 8 0 2 1 3 4 3 3 1 15 1 15 12 0 6-4 11-7 14-21 22-42 44-63 67z"><text:p/></draw:path><draw:path draw:style-name="gr3" draw:text-style-name="P5" svg:width="0.0925in" svg:height="0.1161in" svg:x="0.1886in" svg:y="0.0122in" svg:viewBox="0 0 236 296" svg:d="M223 15c7 0 13 0 13-7 0-8-6-8-13-8-35 0-69 0-104 0-66 0-119 51-119 111 0 62 54 111 119 111 35 0 69 0 104 0 7 0 13 0 13-8 0-7-6-7-13-7-34 0-69 0-103 0-62 0-105-44-105-96s45-96 105-96c34 0 69 0 103 0zM22 280c-7 0-14 0-14 8s7 8 14 8c67 0 134 0 201 0 7 0 13 0 13-8s-6-8-13-8c-67 0-134 0-201 0z"><text:p/></draw:path><draw:path draw:style-name="gr3" draw:text-style-name="P5" svg:width="0.1039in" svg:height="0.1075in" svg:x="0.3417in" svg:y="0in" svg:viewBox="0 0 265 274" svg:d="M56 230c-15 26-31 32-47 33-5 0-9 0-9 8 0 2 2 3 5 3 10 0 22-1 33-1 14 0 27 1 39 1 2 0 8 0 8-7 0-4-4-4-7-4-9-1-18-5-18-14 0-5 3-9 6-15 10-15 20-32 30-48 32 0 65 0 96 0 0 8 6 60 6 64 0 12-20 13-28 13-5 0-8 0-8 8 0 3 4 3 5 3 16 0 32-1 47-1 10 0 35 1 44 1 3 0 7 0 7-8 0-3-3-3-9-3-23 0-23-3-24-14-8-80-16-160-24-240-1-8-1-9-8-9-5 0-8 2-10 7-45 74-89 149-134 223zM102 175c26-43 51-86 76-128 5 42 9 85 13 128-29 0-59 0-89 0z"><text:p/></draw:path><draw:path draw:style-name="gr3" draw:text-style-name="P5" svg:width="0.0173in" svg:height="0.0453in" svg:x="0.4638in" svg:y="0.0921in" svg:viewBox="0 0 45 116" svg:d="M45 41c0-26-10-41-24-41-13 0-21 10-21 21 0 10 8 20 21 20 4 0 9-1 13-5 1-1 1-1 2-1 0 2 0 0 0 6 0 28-13 51-26 65-3 3-3 4-3 5 0 3 1 5 3 5 4 0 35-30 35-75z"><text:p/></draw:path><draw:path draw:style-name="gr3" draw:text-style-name="P5" svg:width="0.1106in" svg:height="0.1024in" svg:x="0.5232in" svg:y="0.0043in" svg:viewBox="0 0 282 261" svg:d="M218 43c2-1 3-3 5-5 11-12 24-25 51-27 3 0 8 0 8-7 0-3-3-4-6-4-10 0-21 1-32 1-12 0-26-1-38-1-3 0-8 0-8 7 0 4 4 4 7 4 2 0 13 1 13 9 0 6-9 16-10 18-30 35-61 69-90 104-15-39-28-77-42-115-2-5-1-4-2-6 0-10 18-10 22-10 5 0 10 0 10-8 0-3-6-3-7-3-10 0-37 1-48 1-10 0-33-1-43-1-3 0-8 0-8 8 0 3 4 3 9 3 23 0 25 4 28 13 16 42 32 84 48 127 0 1 1 5 1 6s-16 63-17 70c-5 21-5 22-36 23-8 0-11 0-11 7 0 4 4 4 5 4 11 0 38-1 49-1 10 0 38 1 49 1 4 0 8 0 8-8 0-3-3-3-11-3-1 0-8 0-14-1-9-2-11-1-11-7 0-2 3-15 5-24 5-18 10-35 15-53 1-8 2-9 4-12 32-37 65-74 97-110z"><text:p/></draw:path><draw:path draw:style-name="gr3" draw:text-style-name="P5" svg:width="0.0921in" svg:height="0.1161in" svg:x="0.6949in" svg:y="0.0122in" svg:viewBox="0 0 235 296" svg:d="M222 15c7 0 13 0 13-7 0-8-6-8-13-8-34 0-69 0-103 0-67 0-119 51-119 111 0 62 53 111 119 111 34 0 69 0 103 0 7 0 13 0 13-8 0-7-6-7-13-7-34 0-69 0-103 0-61 0-104-44-104-96s44-96 104-96c34 0 69 0 103 0zM21 280c-7 0-13 0-13 8s6 8 13 8c67 0 134 0 201 0 7 0 13 0 13-8s-6-8-13-8c-67 0-134 0-201 0z"><text:p/></draw:path><draw:path draw:style-name="gr3" draw:text-style-name="P5" svg:width="0.1083in" svg:height="0.1024in" svg:x="0.8492in" svg:y="0.0043in" svg:viewBox="0 0 276 261" svg:d="M46 231c-4 15-5 19-35 19-7 0-11 0-11 7 0 4 3 4 11 4 46 0 91 0 137 0 62 0 107-45 107-83 0-26-22-49-59-53 39-7 80-36 80-72 0-29-25-53-71-53-43 0-87 0-130 0-8 0-12 0-12 8 0 3 4 3 11 3 1 0 8 0 15 1s10 1 10 7c0 1 0 2-1 6-18 69-34 138-52 206zM104 121c8-32 16-63 24-95 4-14 4-15 20-15 17 0 35 0 51 0 34 0 42 23 42 40 0 34-33 70-80 70-19 0-38 0-57 0zM87 250c-6 0-7 0-9-1-3 0-4 0-4-4 0-1 0-2 1-9 9-35 18-71 27-106 24 0 49 0 73 0 37 0 44 28 44 45 0 37-34 75-79 75-18 0-36 0-53 0z"><text:p/></draw:path></draw:g>. </text:p>
      <text:h text:style-name="Heading_20_3" text:outline-level="3">סעיף (א) <text:span text:style-name="T17">– סתירה</text:span></text:h>
      <text:p text:style-name="P36"><text:span text:style-name="T2">צ.ל.: </text:span><text:span text:style-name="T18">לסתור </text:span><text:span text:style-name="T18"><draw:g text:anchor-type="as-char" svg:y="-0.1327in" draw:z-index="163" draw:name="Shape164" draw:style-name="gr1"><svg:title>TexMaths</svg:title><svg:desc>11§display§f^{-1}[f[X]] = X§svg§600§FALSE§</svg:desc><draw:path draw:style-name="gr2" draw:text-style-name="P4" svg:width="0.9677in" svg:height="0.1555in" svg:x="-0.0004in" svg:y="0.0075in" svg:viewBox="0 0 2459 396" svg:d="M1230 396c-410 0-820 0-1230 0 0-132 0-264 0-396 820 0 1639 0 2459 0 0 132 0 264 0 396-410 0-820 0-1229 0z"><text:p/></draw:path><draw:path draw:style-name="gr3" draw:text-style-name="P5" svg:width="0.0752in" svg:height="0.1378in" svg:x="0in" svg:y="0.0264in" svg:viewBox="0 0 192 351" svg:d="M121 118c11 0 22 0 33 0 8 0 12 0 12-8 0-4-4-4-11-4-11 0-21 0-32 0 3-16 6-30 9-44 1-8 7-36 9-41 3-7 10-12 18-12 2 0 11 0 19 6-17 2-21 15-21 21 0 9 7 14 15 14 9 0 20-9 20-24 0-17-17-26-33-26-13 0-37 7-49 45-2 8-3 12-13 61-9 0-18 0-27 0-7 0-11 0-11 8 0 4 4 4 10 4 9 0 18 0 27 0-10 51-20 101-30 151-7 38-13 73-33 73-2 0-11 0-19-7 18-1 21-15 21-21 0-9-6-13-14-13-10 0-21 8-21 23 0 18 16 27 33 27 21 0 36-24 43-38 13-24 22-72 22-74 8-39 15-80 23-121z"><text:p/></draw:path><draw:path draw:style-name="gr3" draw:text-style-name="P5" svg:width="0.0713in" svg:height="0.0047in" svg:x="0.0945in" svg:y="0.0413in" svg:viewBox="0 0 182 13" svg:d="M172 13c4 0 10 0 10-6 0-7-6-7-10-7-54 0-108 0-162 0-3 0-10 0-10 7 0 6 5 6 10 6 54 0 108 0 162 0z"><text:p/></draw:path><draw:path draw:style-name="gr3" draw:text-style-name="P5" svg:width="0.0386in" svg:height="0.0705in" svg:x="0.1894in" svg:y="-0.0004in" svg:viewBox="0 0 99 180" svg:d="M62 8c0-8 0-8-8-8-18 18-42 18-54 18 0 3 0 6 0 10 7 0 25 0 40-8 0 46 0 91 0 138 0 9 0 12-27 12-3 0-8 0-11 0 0 3 0 6 0 10 6 0 39-1 49-1 8 0 42 1 48 1 0-4 0-7 0-10-3 0-7 0-10 0-27 0-27-3-27-12 0-51 0-101 0-150z"><text:p/></draw:path><draw:path draw:style-name="gr3" draw:text-style-name="P5" svg:width="0.0205in" svg:height="0.1516in" svg:x="0.2642in" svg:y="0.0193in" svg:viewBox="0 0 53 386" svg:d="M53 386c0-4 0-10 0-16-12 0-26 0-38 0 0-117 0-237 0-355 12 0 26 0 38 0 0-5 0-9 0-15-18 0-35 0-53 0 0 129 0 257 0 386 18 0 35 0 53 0z"><text:p/></draw:path><draw:path draw:style-name="gr3" draw:text-style-name="P5" svg:width="0.0752in" svg:height="0.1378in" svg:x="0.2965in" svg:y="0.0264in" svg:viewBox="0 0 192 351" svg:d="M121 118c11 0 22 0 33 0 8 0 12 0 12-8 0-4-4-4-11-4-11 0-21 0-32 0 2-16 6-30 8-44 2-8 8-36 10-41 3-7 10-12 17-12 3 0 12 0 20 6-17 2-21 15-21 21 0 9 7 14 15 14 9 0 20-9 20-24 0-17-17-26-34-26-13 0-37 7-48 45-2 8-3 12-13 61-9 0-18 0-27 0-7 0-12 0-12 8 0 4 4 4 11 4 9 0 17 0 26 0-10 51-19 101-29 151-7 38-13 73-34 73-1 0-11 0-18-7 18-1 21-15 21-21 0-9-6-13-14-13-10 0-21 8-21 23 0 18 16 27 32 27 22 0 37-24 44-38 12-24 21-72 22-74 8-39 15-80 23-121z"><text:p/></draw:path><draw:path draw:style-name="gr3" draw:text-style-name="P5" svg:width="0.0205in" svg:height="0.1516in" svg:x="0.3969in" svg:y="0.0193in" svg:viewBox="0 0 53 386" svg:d="M53 386c0-4 0-10 0-16-12 0-26 0-38 0 0-117 0-237 0-355 12 0 26 0 38 0 0-5 0-9 0-15-18 0-35 0-53 0 0 129 0 257 0 386 18 0 35 0 53 0z"><text:p/></draw:path><draw:path draw:style-name="gr3" draw:text-style-name="P5" svg:width="0.1248in" svg:height="0.1028in" svg:x="0.4256in" svg:y="0.0295in" svg:viewBox="0 0 318 262" svg:d="M177 105c-11-27-22-52-33-77-1-4-1-4-1-5 0-3 5-10 22-12 4 0 8 0 8-7 0-4-5-4-6-4-15 0-33 1-48 1-10 0-34-1-44-1-2 0-7 0-7 8 0 3 5 3 9 3 23 0 25 4 29 13 15 36 30 71 46 107-28 29-54 59-82 88-2 2-3 3-5 5-19 20-36 25-56 26-6 1-9 1-9 8 0 1 0 4 4 4 12 0 26-1 37-1 14 0 29 1 44 1 2 0 6 0 6-7 0-4-3-5-4-5-3 0-16-1-16-12 0-5 6-11 10-15 14-15 27-29 40-42 12-13 23-27 35-39 13 31 25 62 39 92 2 4 2 4 2 5 0 4-8 10-22 11-5 1-8 1-8 8 0 4 5 4 6 4 11 0 37-1 48-1 10 0 33 1 43 1 3 0 8 0 8-7 0-5-5-5-7-5-26 0-28-1-34-16-14-36-41-96-50-119 27-27 67-73 80-84 11-9 26-19 49-20 4 0 8 0 8-8-1-1 0-3-5-3-12 0-24 1-36 1-14 0-30-1-43-1-2 0-8 0-8 8 0 2 3 3 5 3 3 1 15 1 15 12 0 6-3 11-6 14-21 23-42 45-63 68z"><text:p/></draw:path><draw:path draw:style-name="gr3" draw:text-style-name="P5" svg:width="0.0205in" svg:height="0.1516in" svg:x="0.5622in" svg:y="0.0193in" svg:viewBox="0 0 53 386" svg:d="M53 0c-18 0-35 0-53 0 0 6 0 10 0 15 12 0 25 0 37 0 0 118 0 238 0 355-12 0-25 0-37 0 0 6 0 12 0 16 18 0 35 0 53 0 0-129 0-257 0-386z"><text:p/></draw:path><draw:path draw:style-name="gr3" draw:text-style-name="P5" svg:width="0.0209in" svg:height="0.1516in" svg:x="0.6043in" svg:y="0.0193in" svg:viewBox="0 0 54 386" svg:d="M54 0c-18 0-36 0-54 0 0 6 0 10 0 15 12 0 25 0 37 0 0 118 0 238 0 355-12 0-25 0-37 0 0 6 0 12 0 16 18 0 36 0 54 0 0-129 0-257 0-386z"><text:p/></draw:path><draw:path draw:style-name="gr3" draw:text-style-name="P5" svg:width="0.1004in" svg:height="0.035in" svg:x="0.6945in" svg:y="0.0776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5" svg:width="0.1252in" svg:height="0.1028in" svg:x="0.85in" svg:y="0.0295in" svg:viewBox="0 0 319 262" svg:d="M177 105c-11-27-21-52-32-77-1-4-1-4-2-5 0-3 7-10 23-12 3 0 8 0 8-7 0-4-6-4-7-4-15 0-32 1-48 1-10 0-33-1-43-1-2 0-8 0-8 8 0 3 5 3 10 3 23 0 25 4 29 13 15 36 29 71 45 107-28 29-54 59-82 88-1 2-3 3-4 5-20 20-37 25-57 26-6 1-9 1-9 8 0 1 0 4 5 4 11 0 25-1 37-1 14 0 29 1 43 1 2 0 7 0 7-7 0-4-4-5-5-5-3 0-16-1-16-12 0-5 7-11 11-15 14-15 27-29 40-42 11-13 23-27 34-39 13 31 26 62 40 92 1 4 1 4 1 5 0 4-7 10-22 11-5 1-8 1-8 8 0 4 5 4 6 4 11 0 38-1 49-1 9 0 33 1 43 1 2 0 7 0 7-7 0-5-4-5-7-5-26 0-26-1-33-16-15-36-42-96-51-119 27-27 67-73 80-84 12-9 26-19 49-20 6 0 9 0 9-8-2-1 0-3-6-3-11 0-24 1-36 1-14 0-29-1-43-1-2 0-8 0-8 8 0 2 3 3 6 3 3 1 15 1 15 12 0 6-4 11-7 14-21 23-42 45-63 68z"><text:p/></draw:path></draw:g></text:span></text:p>
      <text:p text:style-name="P37"><text:span text:style-name="T2">סתירה: </text:span>נבחר <draw:g text:anchor-type="as-char" svg:y="-0.1134in" draw:z-index="164" draw:name="Shape165" draw:style-name="gr1"><svg:title>TexMaths</svg:title><svg:desc>11§display§A = B = \{1, 2\}, f = \{ \la 1, 2 \ra, \la 2, 2 \ra \}, X = \{1\} \subseteq A§svg§600§FALSE§</svg:desc><draw:path draw:style-name="gr2" draw:text-style-name="P4" svg:width="3.2055in" svg:height="0.1354in" svg:x="0.0024in" svg:y="0.0071in" svg:viewBox="0 0 8143 345" svg:d="M0 0c2715 0 5429 0 8143 0 0 115 0 230 0 345-2714 0-5428 0-8143 0 0-115 0-230 0-345z"><text:p/></draw:path><draw:path draw:style-name="gr3" draw:text-style-name="P5" svg:width="0.1039in" svg:height="0.1079in" svg:x="-0.0004in" svg:y="0.0043in" svg:viewBox="0 0 265 275" svg:d="M56 230c-15 27-31 32-47 33-6 0-9 0-9 8 0 2 2 4 5 4 10 0 22-2 33-2 14 0 27 2 39 2 2 0 8 0 8-7 0-5-4-5-7-5-9-1-17-4-17-14 0-5 2-9 5-14 10-16 19-32 29-48 33 0 64 0 97 0 0 7 6 60 6 63 0 12-20 13-28 13-5 0-9 0-9 8 0 4 3 3 5 4 17 0 33-2 49-2 9 0 34 2 44 2 2 0 6 0 6-9 0-3-3-3-9-3-24 0-24-3-25-14-8-79-15-160-23-240-1-8-1-9-8-9-5 0-8 2-10 7-45 74-89 149-134 223zM102 175c26-43 51-86 76-128 5 42 9 85 13 128-29 0-59 0-89 0z"><text:p/></draw:path><draw:path draw:style-name="gr3" draw:text-style-name="P5" svg:width="0.1008in" svg:height="0.035in" svg:x="0.1594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5" svg:width="0.1083in" svg:height="0.1031in" svg:x="0.3181in" svg:y="0.0098in" svg:viewBox="0 0 276 263" svg:d="M45 232c-3 16-4 19-35 19-7 0-10 0-10 8 0 4 3 4 10 4 46 0 92 0 139 0 60 0 106-46 106-82 0-28-23-51-60-54 40-8 81-37 81-73 0-29-25-54-73-54-42 0-86 0-129 0-7 0-11 0-11 8 0 4 3 4 11 4 1 0 7 0 14 1 8 1 11 1 11 7 0 1-1 2-2 6-18 69-34 138-52 206zM103 122c8-32 17-63 25-94 3-15 4-16 21-16 16 0 32 0 49 0 34 0 43 23 43 40 0 34-33 70-80 70-19 0-39 0-58 0zM87 251c-6 0-7 0-9-1-4 0-5 0-5-3 0-1 0-3 2-9 9-35 17-72 26-107 24 0 50 0 74 0 36 0 44 29 44 45 0 38-34 75-80 75-18 0-34 0-52 0z"><text:p/></draw:path><draw:path draw:style-name="gr3" draw:text-style-name="P5" svg:width="0.1004in" svg:height="0.035in" svg:x="0.4854in" svg:y="0.057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5" svg:width="0.0539in" svg:height="0.1508in" svg:x="0.6484in" svg:y="0in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3-15-36-8-8-19-12-30-14 32-9 45-27 45-49 0-31 0-61 0-92z"><text:p/></draw:path><draw:path draw:style-name="gr3" draw:text-style-name="P5" svg:width="0.05in" svg:height="0.1008in" svg:x="0.7272in" svg:y="0.0126in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3" draw:text-style-name="P5" svg:width="0.0173in" svg:height="0.0453in" svg:x="0.8028in" svg:y="0.0972in" svg:viewBox="0 0 45 116" svg:d="M45 41c0-26-9-41-24-41-13 0-21 10-21 21 0 10 8 21 21 21 4 0 10-2 13-6 1-1 1-1 2-1 0 2 1 0 1 6 0 28-14 51-26 65-4 3-4 4-4 5 0 4 2 5 4 5 3 0 34-30 34-75z"><text:p/></draw:path><draw:path draw:style-name="gr3" draw:text-style-name="P5" svg:width="0.0602in" svg:height="0.1008in" svg:x="0.865in" svg:y="0.0126in" svg:viewBox="0 0 154 257" svg:d="M30 227c13-13 27-27 40-40 61-53 84-74 84-112 0-44-35-75-81-75-44 0-73 36-73 70 0 21 19 21 21 21 6 0 20-4 20-19 0-10-8-20-21-20-3 0-3 0-5 0 9-26 30-40 52-40 35 0 52 32 52 63s-19 62-41 86c-24 27-49 54-74 81-4 4-4 5-4 15 47 0 96 0 143 0 3-22 8-45 11-67-3 0-7 0-10 0-1 10-4 28-8 34-3 3-28 3-37 3-23 0-46 0-69 0z"><text:p/></draw:path><draw:path draw:style-name="gr3" draw:text-style-name="P5" svg:width="0.0539in" svg:height="0.1508in" svg:x="0.9441in" svg:y="0in" svg:viewBox="0 0 138 384" svg:d="M56 333c0 15-10 40-53 42-1 2-3 3-3 5 0 4 4 4 8 4 37 0 73-18 73-48 0-29 0-59 0-88 0-15 0-27 17-40 13-11 27-12 36-12 2-1 4-2 4-3 0-5-3-5-7-5-25-1-44-15-47-34-3-4-3-5-3-19 0-25 0-50 0-76 0-16 0-28-17-44-16-12-43-15-56-15-4 0-8 0-8 4s2 4 7 5c24 1 43 13 48 33 1 3 1 4 1 19 0 26 0 52 0 80 0 18 3 24 16 36 7 9 19 12 29 16-31 7-45 25-45 47 0 31 0 62 0 93z"><text:p/></draw:path><draw:path draw:style-name="gr3" draw:text-style-name="P5" svg:width="0.0173in" svg:height="0.0453in" svg:x="1.0224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5" svg:width="0.0752in" svg:height="0.137in" svg:x="1.0854in" svg:y="0.0071in" svg:viewBox="0 0 192 349" svg:d="M121 118c11 0 22 0 33 0 8 0 12 0 12-9 0-3-4-3-11-3-11 0-21 0-32 0 2-16 6-30 8-44 2-9 8-36 10-41 3-7 10-13 17-13 3 0 13 0 20 7-17 2-21 15-21 21 0 9 7 14 15 14 9 0 20-9 20-24 0-17-17-26-34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5" svg:width="0.1008in" svg:height="0.035in" svg:x="1.218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1in" svg:height="0.1508in" svg:x="1.3819in" svg:y="0in" svg:viewBox="0 0 136 384" svg:d="M81 52c0-16 10-41 52-43 2-1 3-2 3-5 0-4-2-4-6-4-39 0-74 20-75 48 0 29 0 59 0 89 0 14 0 26-15 39-14 11-29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3" draw:text-style-name="P5" svg:width="0.0335in" svg:height="0.1508in" svg:x="1.4638in" svg:y="0in" svg:viewBox="0 0 86 384" svg:d="M84 14c2-4 2-4 2-6 0-5-4-8-8-8-3 0-7 2-9 9-23 58-45 118-68 177 0 2-1 4-1 7 0 0 0 1 1 5 23 60 45 119 68 177 1 4 4 9 9 9 4 0 8-3 8-7 0-2 0-3-2-7-23-60-46-119-69-177 23-60 46-119 69-179z"><text:p/></draw:path><draw:path draw:style-name="gr3" draw:text-style-name="P5" svg:width="0.05in" svg:height="0.1008in" svg:x="1.5197in" svg:y="0.0126in" svg:viewBox="0 0 128 257" svg:d="M79 10c0-9 0-10-9-10-24 25-58 25-70 25 0 5 0 8 0 12 8 0 31 0 51-9 0 66 0 132 0 198 0 13-2 18-37 18-4 0-7 0-12 0 0 5 0 9 0 13 13-3 48-3 63-3s49 0 63 3c0-4 0-8 0-13-5 0-8 0-13 0-35 0-36-4-36-18 0-72 0-145 0-216z"><text:p/></draw:path><draw:path draw:style-name="gr3" draw:text-style-name="P5" svg:width="0.0173in" svg:height="0.0453in" svg:x="1.5957in" svg:y="0.0972in" svg:viewBox="0 0 45 116" svg:d="M45 41c0-26-10-41-25-41-12 0-20 10-20 21 0 10 8 21 20 21 4 0 10-2 13-6 2-1 1-1 2-1s1 0 1 6c0 28-13 51-26 65-5 3-5 4-5 5 0 4 3 5 5 5 4 0 35-30 35-75z"><text:p/></draw:path><draw:path draw:style-name="gr3" draw:text-style-name="P5" svg:width="0.0602in" svg:height="0.1008in" svg:x="1.6571in" svg:y="0.0126in" svg:viewBox="0 0 154 257" svg:d="M30 227c13-13 27-27 40-40 61-53 84-74 84-112 0-44-34-75-81-75-44 0-73 36-73 70 0 21 20 21 21 21 6 0 20-4 20-19 0-10-7-20-21-20-2 0-4 0-5 0 9-26 30-40 52-40 35 0 52 32 52 63s-19 62-41 86c-24 27-49 54-74 81-4 4-4 5-4 15 47 0 96 0 143 0 3-22 8-45 11-67-3 0-6 0-9 0-2 10-5 28-9 34-3 3-28 3-37 3-23 0-46 0-69 0z"><text:p/></draw:path><draw:path draw:style-name="gr3" draw:text-style-name="P5" svg:width="0.0335in" svg:height="0.1508in" svg:x="1.7343in" svg:y="0in" svg:viewBox="0 0 86 384" svg:d="M84 198c2-4 2-5 2-5 0-1 0-3-2-7-22-59-45-119-67-177-3-7-6-9-9-9-5 0-8 3-8 8 0 1 0 2 1 6 23 60 46 119 69 179-23 58-46 117-69 177-1 4-1 4-1 7 0 4 3 7 8 7 4 0 6-4 7-7 23-60 46-119 69-179z"><text:p/></draw:path><draw:path draw:style-name="gr3" draw:text-style-name="P5" svg:width="0.0173in" svg:height="0.0453in" svg:x="1.7976in" svg:y="0.0972in" svg:viewBox="0 0 45 116" svg:d="M45 41c0-26-10-41-24-41-13 0-21 10-21 21 0 10 8 21 21 21 4 0 10-2 13-6 1-1 1-1 2-1 0 2 0 0 0 6 0 28-12 51-25 65-4 3-4 4-4 5 0 4 1 5 3 5 4 0 35-30 35-75z"><text:p/></draw:path><draw:path draw:style-name="gr3" draw:text-style-name="P5" svg:width="0.0335in" svg:height="0.1508in" svg:x="1.8693in" svg:y="0in" svg:viewBox="0 0 86 384" svg:d="M84 14c2-4 2-4 2-6 0-5-4-8-8-8-3 0-7 2-9 9-23 58-45 118-68 177 0 2-1 4-1 7 0 0 0 1 1 5 23 60 45 119 68 177 1 4 4 9 9 9 4 0 8-3 8-7 0-2 0-3-2-7-24-60-45-119-69-177 24-60 45-119 69-179z"><text:p/></draw:path><draw:path draw:style-name="gr3" draw:text-style-name="P5" svg:width="0.0602in" svg:height="0.1008in" svg:x="1.9189in" svg:y="0.0126in" svg:viewBox="0 0 154 257" svg:d="M30 227c14-13 27-27 41-40 60-53 83-74 83-112 0-44-34-75-81-75-44 0-73 36-73 70 0 21 20 21 21 21 6 0 20-4 20-19 0-10-7-20-20-20-3 0-5 0-6 0 9-26 30-40 52-40 35 0 53 32 53 63s-20 62-41 86c-25 27-49 54-75 81-4 4-4 5-4 15 48 0 96 0 144 0 3-22 7-45 10-67-3 0-6 0-9 0-2 10-5 28-9 34-2 3-28 3-36 3-23 0-47 0-70 0z"><text:p/></draw:path><draw:path draw:style-name="gr3" draw:text-style-name="P5" svg:width="0.0173in" svg:height="0.0453in" svg:x="2.0008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5" svg:width="0.0602in" svg:height="0.1008in" svg:x="2.063in" svg:y="0.0126in" svg:viewBox="0 0 154 257" svg:d="M30 227c13-13 27-27 40-40 61-53 84-74 84-112 0-44-34-75-81-75-44 0-73 36-73 70 0 21 20 21 21 21 6 0 20-4 20-19 0-10-7-20-21-20-2 0-4 0-5 0 9-26 30-40 52-40 35 0 52 32 52 63s-19 62-41 86c-24 27-49 54-74 81-4 4-4 5-4 15 48 0 96 0 144 0 3-22 7-45 10-67-3 0-6 0-9 0-2 10-5 28-9 34-3 3-28 3-37 3-23 0-46 0-69 0z"><text:p/></draw:path><draw:path draw:style-name="gr3" draw:text-style-name="P5" svg:width="0.0335in" svg:height="0.1508in" svg:x="2.1398in" svg:y="0in" svg:viewBox="0 0 86 384" svg:d="M84 198c2-4 2-5 2-5 0-1 0-3-2-7-22-59-45-119-67-177-3-7-6-9-9-9-5 0-8 3-8 8 0 1 0 2 1 6 23 60 46 119 69 179-23 58-46 117-69 177-1 4-1 4-1 7 0 4 3 7 8 7 4 0 6-4 7-7 24-60 46-119 69-179z"><text:p/></draw:path><draw:path draw:style-name="gr3" draw:text-style-name="P5" svg:width="0.0539in" svg:height="0.1508in" svg:x="2.2016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2 7-45 25-45 47 0 31 0 62 0 93z"><text:p/></draw:path><draw:path draw:style-name="gr3" draw:text-style-name="P5" svg:width="0.0173in" svg:height="0.0453in" svg:x="2.2799in" svg:y="0.0972in" svg:viewBox="0 0 45 116" svg:d="M45 41c0-26-10-41-25-41-12 0-20 10-20 21 0 10 8 21 20 21 5 0 10-2 14-6 1-1 1-1 2-1 0 2 0 0 0 6 0 28-13 51-26 65-5 3-5 4-5 5 0 4 3 5 5 5 4 0 35-30 35-75z"><text:p/></draw:path><draw:path draw:style-name="gr3" draw:text-style-name="P5" svg:width="0.1252in" svg:height="0.1031in" svg:x="2.3382in" svg:y="0.0098in" svg:viewBox="0 0 319 263" svg:d="M177 106c-11-27-21-52-32-77-1-4-2-5-2-6 0-2 7-9 23-11 3 0 8 0 8-6s-6-6-7-6c-15 0-32 1-48 1-10 0-33-1-43-1-2 0-8 0-8 8 0 4 5 4 10 4 23 0 25 5 29 12 15 37 29 72 45 108-28 29-54 58-82 87-1 1-3 2-4 3-20 21-37 28-57 29-6 0-9 0-9 8 2 2 0 4 5 4 11 0 25-2 37-2 14 0 29 2 43 2 2 0 7 0 7-9 0-3-4-3-5-3-3-1-16-1-16-12 0-7 7-12 11-18 14-13 27-27 40-40 11-14 23-26 34-38 13 31 27 61 40 92 1 3 1 3 2 4 0 3-8 10-23 12-5 0-8 0-8 7 0 5 5 5 6 5 11 0 38-2 49-2 9 0 33 2 43 2 2 0 7 0 7-8 0-4-4-4-7-4-26-1-26-2-33-18-15-35-41-94-51-117 27-27 68-73 80-84 12-9 26-19 49-20 6 0 9 0 9-8-2-1 0-4-6-4-11 0-24 1-36 1-14 0-28-1-43-1-2 0-6 0-6 8 0 3 1 4 4 4 3 1 15 1 15 12 0 6-4 11-7 15-21 22-42 44-63 67z"><text:p/></draw:path><draw:path draw:style-name="gr3" draw:text-style-name="P5" svg:width="0.1004in" svg:height="0.035in" svg:x="2.5232in" svg:y="0.057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5" svg:width="0.0535in" svg:height="0.1508in" svg:x="2.6858in" svg:y="0in" svg:viewBox="0 0 137 384" svg:d="M81 52c0-16 11-41 53-43 2-1 3-2 3-5 0-4-3-4-7-4-39 0-74 20-74 48 0 29 0 59 0 89 0 14 0 26-15 39-13 11-29 12-38 12-1 0-3 2-3 5 0 2 2 2 7 3 25 1 44 15 48 34 1 5 1 6 1 19 0 25 0 50 0 76 0 16 0 28 19 44 14 11 40 15 55 15 4 0 7 0 7-4 0-3-2-3-6-5-24-1-43-13-47-33-3-3-3-4-3-18 0-27 0-53 0-81 0-17-2-24-15-36-8-9-19-12-30-14 32-9 45-27 45-49 0-31 0-61 0-92z"><text:p/></draw:path><draw:path draw:style-name="gr3" draw:text-style-name="P5" svg:width="0.05in" svg:height="0.1008in" svg:x="2.765in" svg:y="0.0126in" svg:viewBox="0 0 128 257" svg:d="M79 10c0-9 0-10-9-10-24 25-58 25-70 25 0 5 0 8 0 12 8 0 31 0 51-9 0 66 0 132 0 198 0 13-2 18-37 18-4 0-7 0-12 0 0 5 0 9 0 13 13-3 48-3 63-3s49 0 63 3c0-4 0-8 0-13-5 0-8 0-12 0-36 0-37-4-37-18 0-72 0-145 0-216z"><text:p/></draw:path><draw:path draw:style-name="gr3" draw:text-style-name="P5" svg:width="0.0531in" svg:height="0.1508in" svg:x="2.8386in" svg:y="0in" svg:viewBox="0 0 136 384" svg:d="M55 333c0 15-10 40-52 42-2 2-3 3-3 5 0 4 4 4 8 4 37 0 73-18 73-48 0-29 0-59 0-88 0-15 0-27 16-40 13-11 28-12 36-12 2-1 3-2 3-3 0-5-2-5-5-5-25-1-44-15-49-34-1-4-1-5-1-19 0-25 0-50 0-76 0-16 0-28-18-44-16-12-42-15-55-15-4 0-8 0-8 4s2 4 6 5c24 1 43 13 48 33 1 3 1 4 1 19 0 26 0 52 0 80 0 18 3 24 15 36 9 9 20 12 31 16-32 7-46 25-46 47 0 31 0 62 0 93z"><text:p/></draw:path><draw:path draw:style-name="gr3" draw:text-style-name="P5" svg:width="0.0929in" svg:height="0.1161in" svg:x="2.9583in" svg:y="0.0161in" svg:viewBox="0 0 237 296" svg:d="M222 15c7 0 15 0 15-7 0-8-8-8-15-8-34 0-69 0-103 0-67 0-119 51-119 111 0 62 53 111 119 111 34 0 69 0 103 0 7 0 15 0 15-7 0-8-8-8-15-8-34 0-69 0-103 0-61 0-104-44-104-96s44-96 104-96c34 0 69 0 103 0zM21 281c-7 0-13 0-13 7 0 8 6 8 13 8 67 0 134 0 201 0 7 0 15 0 15-8 0-7-8-7-15-7-67 0-134 0-201 0z"><text:p/></draw:path><draw:path draw:style-name="gr3" draw:text-style-name="P5" svg:width="0.1039in" svg:height="0.1079in" svg:x="3.1118in" svg:y="0.0043in" svg:viewBox="0 0 265 275" svg:d="M56 230c-16 27-31 32-48 33-5 0-8 0-8 8 0 2 2 4 6 4 9 0 22-2 33-2 12 0 26 2 38 2 2 0 8 0 8-7 0-5-5-5-7-5-9-1-19-4-19-14 0-5 4-9 6-14 10-16 20-32 30-48 31 0 64 0 96 0 1 7 7 60 7 63 0 12-20 13-28 13-5 0-9 0-9 8 0 4 4 4 5 4 16 0 33-2 48-2 10 0 35 2 45 2 2 0 6 0 6-9 0-3-4-3-9-3-24 0-24-3-25-14-8-79-15-160-23-240-1-8-1-9-8-9-6 0-7 2-10 7-45 74-89 149-134 223zM102 175c26-43 51-86 76-128 5 42 8 85 12 128-29 0-58 0-88 0z"><text:p/></draw:path></draw:g>. נמצא:</text:p>
      <text:p text:style-name="P12"><draw:g text:anchor-type="as-char" svg:y="-0.1319in" draw:z-index="165" draw:name="Shape166" draw:style-name="gr1"><svg:title>TexMaths</svg:title><svg:desc>11§display§f^{-1}[f[X]] = f^{-1}[\{1\}] = \{1, 2 \} \neq \{1\} = X§svg§600§FALSE§</svg:desc><draw:path draw:style-name="gr2" draw:text-style-name="P4" svg:width="2.7441in" svg:height="0.1543in" svg:x="-0.0004in" svg:y="0.0079in" svg:viewBox="0 0 6971 393" svg:d="M0 0c2324 0 4647 0 6971 0 0 131 0 263 0 393-2324 0-4647 0-6971 0 0-130 0-262 0-393z"><text:p/></draw:path><draw:path draw:style-name="gr3" draw:text-style-name="P5" svg:width="0.0752in" svg:height="0.137in" svg:x="0in" svg:y="0.026in" svg:viewBox="0 0 192 349" svg:d="M121 118c11 0 22 0 33 0 8 0 12 0 12-8 0-5-4-5-11-5-11 0-21 0-32 0 2-14 6-28 8-42 2-9 8-37 10-41 3-8 10-13 17-13 3 0 12 0 20 7-17 2-21 15-21 20 0 9 7 15 15 15 9 0 20-9 20-24 0-17-17-27-34-27-13 0-37 8-48 45-2 9-3 12-13 60-9 0-18 0-27 0-7 0-12 0-12 8 0 5 5 5 11 5 9 0 17 0 26 0-10 50-19 101-29 151-7 38-13 73-34 73-1 0-11 0-18-8 18-1 21-14 21-21 0-9-6-13-14-13-10 0-21 9-21 23 0 18 16 26 32 26 22 0 37-22 44-37 12-24 22-70 22-74 8-39 15-80 23-120z"><text:p/></draw:path><draw:path draw:style-name="gr3" draw:text-style-name="P5" svg:width="0.072in" svg:height="0.0047in" svg:x="0.0941in" svg:y="0.0409in" svg:viewBox="0 0 184 13" svg:d="M173 13c4 0 11 0 11-5 0-8-7-8-11-8-54 0-108 0-162 0-4 0-11 0-11 7 0 6 7 6 11 6 54 0 108 0 162 0z"><text:p/></draw:path><draw:path draw:style-name="gr3" draw:text-style-name="P5" svg:width="0.0386in" svg:height="0.0701in" svg:x="0.1894in" svg:y="0in" svg:viewBox="0 0 99 179" svg:d="M62 8c0-8-2-8-8-8-18 16-43 18-54 18 0 3 0 6 0 9 7 0 24 0 40-7 0 46 0 91 0 137 0 9 0 12-28 12-3 0-7 0-10 0 0 3 0 7 0 10 5 0 39-1 49-1 7 0 41 1 48 1 0-3 0-7 0-10-3 0-7 0-10 0-27 0-27-3-27-12 0-50 0-100 0-149z"><text:p/></draw:path><draw:path draw:style-name="gr3" draw:text-style-name="P5" svg:width="0.0205in" svg:height="0.1504in" svg:x="0.2642in" svg:y="0.0193in" svg:viewBox="0 0 53 383" svg:d="M53 383c0-5 0-9 0-15-12 0-26 0-38 0 0-118 0-235 0-353 12 0 26 0 38 0 0-5 0-10 0-15-18 0-35 0-53 0 0 127 0 256 0 383 18 0 35 0 53 0z"><text:p/></draw:path><draw:path draw:style-name="gr3" draw:text-style-name="P5" svg:width="0.076in" svg:height="0.137in" svg:x="0.2965in" svg:y="0.026in" svg:viewBox="0 0 194 349" svg:d="M122 118c11 0 22 0 33 0 8 0 11 0 11-8 0-5-3-5-10-5-11 0-21 0-32 0 2-14 6-28 8-42 2-9 8-37 10-41 3-8 10-13 17-13 3 0 13 0 19 7-16 2-21 15-21 20 0 9 8 15 15 15 11 0 22-9 22-24 0-17-18-27-35-27-13 0-37 8-48 45-3 9-4 12-13 60-9 0-18 0-27 0-7 0-12 0-12 8 0 5 4 5 11 5 9 0 17 0 26 0-10 50-19 101-29 151-7 38-13 73-34 73-1 0-11 0-19-8 19-1 22-14 22-21 0-9-7-13-14-13-10 0-22 9-22 23 0 18 18 26 33 26 22 0 37-22 44-37 12-24 21-70 22-74 8-39 15-80 23-120z"><text:p/></draw:path><draw:path draw:style-name="gr3" draw:text-style-name="P5" svg:width="0.0205in" svg:height="0.1504in" svg:x="0.3972in" svg:y="0.0193in" svg:viewBox="0 0 53 383" svg:d="M53 383c0-5 0-9 0-15-12 0-26 0-38 0 0-118 0-235 0-353 12 0 26 0 38 0 0-5 0-10 0-15-18 0-35 0-53 0 0 127 0 256 0 383 18 0 35 0 53 0z"><text:p/></draw:path><draw:path draw:style-name="gr3" draw:text-style-name="P5" svg:width="0.1248in" svg:height="0.1024in" svg:x="0.4256in" svg:y="0.0295in" svg:viewBox="0 0 318 261" svg:d="M177 104c-11-25-22-50-33-75-1-4-2-5-2-6 0-2 6-10 23-11 4 0 8-1 8-8 0-4-5-4-6-4-16 0-33 1-48 1-10 0-34-1-44-1-2 0-7 0-7 8 0 4 3 4 9 4 23 0 25 4 29 12 15 36 30 72 46 108-28 28-54 58-82 87-2 1-3 2-5 3-19 21-38 27-57 28-5 0-8 0-8 8 1 1 0 3 4 3 12 0 25-1 37-1 14 0 29 1 44 1 2 0 6 0 6-7 0-4-3-4-4-4-3-1-16-1-16-12 0-6 6-12 10-17 14-13 27-28 40-41 12-13 23-25 35-37 13 31 25 61 39 91 2 3 1 3 2 4 0 4-8 10-22 12-5 0-8 0-8 7 0 4 3 4 6 4 11 0 37-1 48-1 10 0 33 1 43 1 3 0 8 0 8-6 0-5-5-5-8-5-25-1-26-2-33-17-14-34-41-95-50-118 27-27 68-72 80-83 11-9 25-19 49-20 5 0 8 0 8-8-1-1 0-4-5-4-12 0-24 1-36 1-14 0-30-1-43-1-2 0-7 0-7 8 0 3 2 4 4 4 3 0 15 1 15 12 0 6-4 10-6 14-21 22-42 44-63 66z"><text:p/></draw:path><draw:path draw:style-name="gr3" draw:text-style-name="P5" svg:width="0.0205in" svg:height="0.1504in" svg:x="0.563in" svg:y="0.0193in" svg:viewBox="0 0 53 383" svg:d="M53 0c-18 0-35 0-53 0 0 5 0 10 0 15 12 0 25 0 37 0 0 118 0 235 0 353-12 0-25 0-37 0 0 6 0 10 0 15 18 0 35 0 53 0 0-127 0-256 0-383z"><text:p/></draw:path><draw:path draw:style-name="gr3" draw:text-style-name="P5" svg:width="0.0205in" svg:height="0.1504in" svg:x="0.6051in" svg:y="0.0193in" svg:viewBox="0 0 53 383" svg:d="M53 0c-18 0-35 0-53 0 0 5 0 10 0 15 12 0 25 0 37 0 0 118 0 235 0 353-12 0-25 0-37 0 0 6 0 10 0 15 18 0 35 0 53 0 0-127 0-256 0-383z"><text:p/></draw:path><draw:path draw:style-name="gr3" draw:text-style-name="P5" svg:width="0.1008in" svg:height="0.035in" svg:x="0.6949in" svg:y="0.0783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5" svg:width="0.076in" svg:height="0.137in" svg:x="0.8547in" svg:y="0.026in" svg:viewBox="0 0 194 349" svg:d="M122 118c11 0 22 0 33 0 8 0 11 0 11-8 0-5-3-5-10-5-11 0-21 0-32 0 2-14 6-28 8-42 2-9 8-37 10-41 3-8 10-13 17-13 3 0 13 0 19 7-16 2-21 15-21 20 0 9 8 15 15 15 11 0 22-9 22-24 0-17-18-27-35-27-13 0-37 8-49 45-2 9-3 12-12 60-9 0-18 0-27 0-7 0-12 0-12 8 0 5 4 5 11 5 9 0 17 0 26 0-10 50-19 101-29 151-8 38-14 73-34 73-1 0-11 0-19-8 19-1 22-14 22-21 0-9-7-13-14-13-10 0-22 9-22 23 0 18 18 26 33 26 22 0 37-22 44-37 12-24 21-70 22-74 8-39 15-80 23-120z"><text:p/></draw:path><draw:path draw:style-name="gr3" draw:text-style-name="P5" svg:width="0.0717in" svg:height="0.0047in" svg:x="0.9492in" svg:y="0.0409in" svg:viewBox="0 0 183 13" svg:d="M173 13c4 0 10 0 10-5 0-8-6-8-10-8-54 0-108 0-162 0-4 0-11 0-11 7 0 6 7 6 11 6 54 0 108 0 162 0z"><text:p/></draw:path><draw:path draw:style-name="gr3" draw:text-style-name="P5" svg:width="0.0386in" svg:height="0.0701in" svg:x="1.0445in" svg:y="0in" svg:viewBox="0 0 99 179" svg:d="M62 8c0-8-2-8-9-8-17 16-42 18-53 18 0 3 0 6 0 9 7 0 24 0 40-7 0 46 0 91 0 137 0 9 0 12-28 12-3 0-7 0-10 0 0 3 0 7 0 10 5 0 38-1 49-1 7 0 41 1 48 1 0-3 0-7 0-10-3 0-8 0-11 0-26 0-26-3-26-12 0-50 0-100 0-149z"><text:p/></draw:path><draw:path draw:style-name="gr3" draw:text-style-name="P5" svg:width="0.0205in" svg:height="0.1504in" svg:x="1.1189in" svg:y="0.0193in" svg:viewBox="0 0 53 383" svg:d="M53 383c0-5 0-9 0-15-12 0-26 0-38 0 0-118 0-235 0-353 12 0 26 0 38 0 0-5 0-10 0-15-18 0-35 0-53 0 0 127 0 256 0 383 18 0 35 0 53 0z"><text:p/></draw:path><draw:path draw:style-name="gr3" draw:text-style-name="P5" svg:width="0.0535in" svg:height="0.1504in" svg:x="1.1547in" svg:y="0.0193in" svg:viewBox="0 0 137 383" svg:d="M81 51c0-16 10-40 52-43 2 0 4-1 4-4 0-4-3-4-7-4-39 0-74 20-75 48 0 29 0 57 0 87 0 16 0 28-15 41-14 11-28 12-37 12-2 0-3 2-3 4 0 4 2 4 5 5 27 1 44 15 49 33 1 4 1 4 1 18 0 26 0 51 0 76 0 17 0 29 19 44 15 11 40 15 56 15 4 0 7 0 7-4 0-3-3-3-6-4-24-1-43-14-49-33-1-4-1-5-1-19 0-26 0-53 0-80 0-18-3-24-15-35-9-9-20-12-31-16 32-9 46-26 46-49 0-31 0-62 0-92z"><text:p/></draw:path><draw:path draw:style-name="gr3" draw:text-style-name="P5" svg:width="0.05in" svg:height="0.1in" svg:x="1.2331in" svg:y="0.0319in" svg:viewBox="0 0 128 255" svg:d="M80 10c0-9 0-10-10-10-23 25-57 25-70 25 0 4 0 8 0 11 8 0 31 0 51-10 0 66 0 133 0 199 0 13-2 19-36 19-4 0-7 0-12 0 0 4 0 8 0 11 13-1 46-1 63-1 15 0 48 0 62 1 0-3 0-7 0-11-5 0-8 0-13 0-34 0-35-4-35-19 0-71 0-144 0-215z"><text:p/></draw:path><draw:path draw:style-name="gr3" draw:text-style-name="P5" svg:width="0.0535in" svg:height="0.1504in" svg:x="1.3067in" svg:y="0.0193in" svg:viewBox="0 0 137 383" svg:d="M56 332c0 15-10 40-53 43-1 1-3 2-3 4 0 4 4 4 8 4 37 0 73-18 73-48 0-28 0-58 0-88 0-14 0-27 16-38 14-11 28-12 37-12 2-1 3-3 3-5 0-4-2-4-6-4-25-1-44-16-49-34-1-5-1-6-1-19 0-26 0-52 0-77 0-15 0-28-18-43-16-12-42-15-55-15-4 0-8 0-8 4s2 4 7 4c24 2 42 14 48 34 1 3 1 4 1 17 0 27 0 54 0 82 0 17 3 23 15 36 8 8 19 12 30 15-32 9-45 26-45 48 0 30 0 61 0 92z"><text:p/></draw:path><draw:path draw:style-name="gr3" draw:text-style-name="P5" svg:width="0.0205in" svg:height="0.1504in" svg:x="1.3744in" svg:y="0.0193in" svg:viewBox="0 0 53 383" svg:d="M53 0c-18 0-35 0-53 0 0 5 0 10 0 15 12 0 25 0 37 0 0 118 0 235 0 353-12 0-25 0-37 0 0 6 0 10 0 15 18 0 35 0 53 0 0-127 0-256 0-383z"><text:p/></draw:path><draw:path draw:style-name="gr3" draw:text-style-name="P5" svg:width="0.1004in" svg:height="0.035in" svg:x="1.4646in" svg:y="0.0783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5" svg:width="0.0535in" svg:height="0.1504in" svg:x="1.6276in" svg:y="0.0193in" svg:viewBox="0 0 137 383" svg:d="M81 51c0-16 10-40 53-43 1 0 3-1 3-4 0-4-3-4-7-4-39 0-74 20-74 48 0 29 0 57 0 87 0 16 0 28-15 41-15 11-29 12-38 12-2 0-3 2-3 4 0 4 2 4 7 5 25 1 44 15 48 33 1 4 1 4 1 18 0 26 0 51 0 76 0 17 0 29 19 44 14 11 39 15 55 15 4 0 7 0 7-4 0-3-2-3-6-4-24-1-43-14-49-33-1-4-1-5-1-19 0-26 0-53 0-80 0-18-3-24-15-35-8-9-19-12-30-16 32-9 45-26 45-49 0-31 0-62 0-92z"><text:p/></draw:path><draw:path draw:style-name="gr3" draw:text-style-name="P5" svg:width="0.05in" svg:height="0.1in" svg:x="1.7063in" svg:y="0.0319in" svg:viewBox="0 0 128 255" svg:d="M79 10c0-9 0-10-9-10-24 25-58 25-70 25 0 4 0 8 0 11 8 0 30 0 51-10 0 66 0 133 0 199 0 13-2 19-37 19-4 0-7 0-12 0 0 4 0 8 0 11 13-1 47-1 63-1 15 0 48 0 63 1 0-3 0-7 0-11-5 0-9 0-14 0-34 0-35-4-35-19 0-71 0-144 0-215z"><text:p/></draw:path><draw:path draw:style-name="gr3" draw:text-style-name="P5" svg:width="0.0173in" svg:height="0.0449in" svg:x="1.7815in" svg:y="0.1165in" svg:viewBox="0 0 45 115" svg:d="M45 41c0-26-9-41-24-41-13 0-21 10-21 21 0 10 8 20 21 20 4 0 10-1 13-5 1-1 1-1 2-1 0 2 1 0 1 6 0 28-13 51-26 64-4 4-4 5-4 6 0 3 2 4 4 4 3 0 34-29 34-74z"><text:p/></draw:path><draw:path draw:style-name="gr3" draw:text-style-name="P5" svg:width="0.0602in" svg:height="0.1in" svg:x="1.8441in" svg:y="0.0319in" svg:viewBox="0 0 154 255" svg:d="M30 225c13-12 27-25 40-38 61-53 84-74 84-112 0-44-35-75-81-75-44 0-73 35-73 70 0 21 19 21 21 21 6 0 20-4 20-20 0-11-8-20-21-20-4 0-4 0-5 1 9-26 30-40 52-40 35 0 52 31 52 63 0 30-19 61-41 85-24 27-49 54-74 81-4 4-4 5-4 14 47 0 96 0 143 0 3-22 8-44 11-66-3 0-7 0-10 0-1 12-4 27-8 34-3 2-28 2-37 2-23 0-46 0-69 0z"><text:p/></draw:path><draw:path draw:style-name="gr3" draw:text-style-name="P5" svg:width="0.0535in" svg:height="0.1504in" svg:x="1.9232in" svg:y="0.0193in" svg:viewBox="0 0 137 383" svg:d="M56 332c0 15-10 40-52 43-2 1-4 2-4 4 0 4 4 4 8 4 37 0 73-18 73-48 0-28 0-58 0-88 0-14 0-27 17-38 13-11 27-12 36-12 2-1 3-3 3-5 0-4-2-4-6-4-25-1-44-16-47-34-3-5-3-6-3-19 0-26 0-52 0-77 0-15 0-28-17-43-16-12-43-15-56-15-4 0-8 0-8 4s2 4 7 4c24 2 42 14 48 34 1 3 1 4 1 17 0 27 0 54 0 82 0 17 3 24 15 36 8 9 20 12 30 15-31 9-45 26-45 48 0 30 0 61 0 92z"><text:p/></draw:path><draw:path draw:style-name="gr3" draw:text-style-name="P5" svg:width="0.076in" svg:height="0.1402in" svg:x="2.052in" svg:y="0.0256in" svg:viewBox="0 0 194 357" svg:d="M190 14c4-5 4-5 4-6 0-4-4-8-8-8-6 0-7 2-9 8-58 111-115 223-174 334-3 5-3 6-3 7 0 4 3 8 8 8 4 0 6-2 8-8 59-112 116-223 174-335z"><text:p/></draw:path><draw:path draw:style-name="gr3" draw:text-style-name="P5" svg:width="0.1008in" svg:height="0.035in" svg:x="2.0394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531in" svg:height="0.1504in" svg:x="2.2024in" svg:y="0.0193in" svg:viewBox="0 0 136 383" svg:d="M81 51c0-16 10-40 52-43 2 0 3-1 3-4 0-4-2-4-6-4-39 0-74 20-75 48 0 29 0 57 0 87 0 16 0 28-15 41-14 11-29 12-37 12-2 0-3 2-3 4 0 4 2 4 5 5 26 1 44 15 49 33 1 4 1 4 1 18 0 26 0 51 0 76 0 17 0 29 19 44 15 11 40 15 56 15 4 0 6 0 6-4 0-3-2-3-5-4-24-1-44-14-49-33-1-4-1-5-1-19 0-26 0-53 0-80 0-18-3-24-15-35-9-9-20-12-31-16 32-9 46-26 46-49 0-31 0-62 0-92z"><text:p/></draw:path><draw:path draw:style-name="gr3" draw:text-style-name="P5" svg:width="0.05in" svg:height="0.1in" svg:x="2.2811in" svg:y="0.0319in" svg:viewBox="0 0 128 255" svg:d="M79 10c0-9 0-10-9-10-24 25-57 25-70 25 0 4 0 8 0 11 8 0 31 0 51-10 0 66 0 133 0 199 0 13-2 19-36 19-4 0-8 0-13 0 0 4 0 8 0 11 14-1 47-1 63-1 15 0 49 0 63 1 0-3 0-7 0-11-5 0-8 0-13 0-35 0-36-4-36-19 0-71 0-144 0-215z"><text:p/></draw:path><draw:path draw:style-name="gr3" draw:text-style-name="P5" svg:width="0.0535in" svg:height="0.1504in" svg:x="2.3547in" svg:y="0.0193in" svg:viewBox="0 0 137 383" svg:d="M56 332c0 15-11 40-53 43-2 1-3 2-3 4 0 4 4 4 8 4 37 0 73-18 73-48 0-28 0-58 0-88 0-14 0-27 16-38 14-11 28-12 37-12 1-1 3-3 3-5 0-4-2-4-6-4-25-1-44-16-49-34-1-5-1-6-1-19 0-26 0-52 0-77 0-15 0-28-18-43-16-12-42-15-55-15-4 0-8 0-8 4s2 4 7 4c24 2 42 14 48 34 1 3 1 4 1 17 0 27 0 54 0 82 0 17 2 24 15 36 8 9 19 12 30 15-32 9-45 26-45 48 0 30 0 61 0 92z"><text:p/></draw:path><draw:path draw:style-name="gr3" draw:text-style-name="P5" svg:width="0.1004in" svg:height="0.035in" svg:x="2.4705in" svg:y="0.0783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1252in" svg:height="0.1024in" svg:x="2.6264in" svg:y="0.0295in" svg:viewBox="0 0 319 261" svg:d="M177 104c-11-25-21-50-32-75-1-4-2-5-2-6 0-2 7-10 23-11 3 0 8-1 8-8 0-4-5-4-6-4-16 0-33 1-49 1-9 0-33-1-43-1-2 0-7 0-7 8 0 4 4 4 9 4 23 0 25 4 29 12 15 36 30 72 46 108-28 28-55 58-83 87-1 1-3 2-4 3-19 21-37 27-57 28-5 0-9 0-9 8 2 1 0 3 5 3 13 0 25-1 37-1 14 0 29 1 43 1 3 0 7 0 7-7 0-4-3-2-4-4-4-1-17-1-17-12 0-6 7-12 11-17 14-13 27-28 40-41 11-13 23-25 34-37 13 31 27 61 40 91 1 3 1 3 2 4 0 4-8 10-23 12-5 0-8 0-8 7 0 4 5 4 7 4 10 0 37-1 48-1 10 0 33 1 43 1 2 0 7 0 7-6 0-5-4-5-7-5-25-1-26-2-33-17-15-34-41-95-49-118 25-27 66-72 79-83 11-9 25-19 48-20 6 0 9 0 9-8-2-1 0-4-6-4-11 0-24 1-36 1-14 0-28-1-43-1-2 0-6 0-6 8 0 3 1 4 4 4s15 1 15 12c0 6-4 10-7 14-21 22-42 44-63 66z"><text:p/></draw:path></draw:g></text:p>
      <text:p text:style-name="P38">משום שלא מתקיים שוויון, זו סתירה, כדרוש. </text:p>
      <text:p text:style-name="P21"><draw:g text:anchor-type="as-char" svg:y="-0.1134in" draw:z-index="166" draw:name="Shape167" draw:style-name="gr1"><svg:title>TexMaths</svg:title><svg:desc>11§display§\QED§svg§600§FALSE§</svg:desc><draw:path draw:style-name="gr2" draw:text-style-name="P4" svg:width="0.6894in" svg:height="0.0972in" svg:x="-0.0004in" svg:y="0.0071in" svg:viewBox="0 0 1752 248" svg:d="M0 0c584 0 1168 0 1752 0 0 83 0 165 0 248-584 0-1168 0-1752 0 0-83 0-165 0-248z"><text:p/></draw:path><draw:path draw:style-name="gr3" draw:text-style-name="P5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5" svg:width="0.0157in" svg:height="0.0157in" svg:x="0.1441in" svg:y="0.0925in" svg:viewBox="0 0 41 41" svg:d="M41 21c0-12-10-21-21-21-12 0-20 9-20 21 0 11 8 20 20 20 11 0 21-9 21-20z"><text:p/></draw:path><draw:path draw:style-name="gr3" draw:text-style-name="P5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5" svg:width="0.0157in" svg:height="0.0157in" svg:x="0.3in" svg:y="0.0925in" svg:viewBox="0 0 41 41" svg:d="M41 21c0-12-9-21-20-21-12 0-21 9-21 21 0 11 9 20 21 20 11 0 20-9 20-20z"><text:p/></draw:path><draw:path draw:style-name="gr3" draw:text-style-name="P5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5" svg:width="0.0161in" svg:height="0.0157in" svg:x="0.4736in" svg:y="0.0925in" svg:viewBox="0 0 42 41" svg:d="M42 21c0-12-10-21-21-21s-21 9-21 21c0 11 10 20 21 20s21-9 21-20z"><text:p/></draw:path><draw:path draw:style-name="gr3" draw:text-style-name="P5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7" text:outline-level="3">סעיף (ב) <text:span text:style-name="T19">– הוכחה</text:span></text:h>
      <text:p text:style-name="P39"><text:span text:style-name="T2">צ.ל.: </text:span><draw:g text:anchor-type="as-char" svg:y="-0.1319in" draw:z-index="167" draw:name="Shape168" draw:style-name="gr1"><svg:title>TexMaths</svg:title><svg:desc>11§display§X \subseteq f^{-1}[f[X]]§svg§600§FALSE§</svg:desc><draw:path draw:style-name="gr2" draw:text-style-name="P4" svg:width="0.9583in" svg:height="0.1543in" svg:x="0.0035in" svg:y="0.0079in" svg:viewBox="0 0 2435 393" svg:d="M0 0c812 0 1624 0 2435 0 0 131 0 263 0 393-811 0-1623 0-2435 0 0-130 0-262 0-393z"><text:p/></draw:path><draw:path draw:style-name="gr3" draw:text-style-name="P5" svg:width="0.1252in" svg:height="0.1024in" svg:x="-0.0004in" svg:y="0.0295in" svg:viewBox="0 0 319 261" svg:d="M177 104c-11-25-21-50-32-75-1-4-2-5-2-6 0-2 7-10 23-11 3 0 8-1 8-8 0-4-5-4-6-4-16 0-33 1-49 1-9 0-33-1-43-1-2 0-7 0-7 8 0 4 4 4 9 4 23 0 25 4 29 12 15 36 31 72 46 108-28 28-55 58-83 87-1 1-3 2-4 3-19 21-37 27-57 28-5 0-9 0-9 8 2 1 0 3 6 3 12 0 24-1 36-1 14 0 30 1 43 1 3 0 7 0 7-7 0-4-3-2-4-4-4-1-16-1-16-12 0-6 6-12 10-17 14-13 27-28 40-41 11-13 23-25 34-37 13 31 27 61 40 91 1 3 1 3 2 4 0 4-8 10-23 12-4 0-8 0-8 7 0 4 5 4 7 4 10 0 37-1 48-1 10 0 33 1 43 1 2 0 7 0 7-6 0-5-4-5-7-5-25-1-26-2-33-17-15-34-41-95-49-118 25-27 66-72 79-83 11-9 25-19 48-20 6 0 9 0 9-8-2-1 0-4-5-4-11 0-25 1-37 1-14 0-28-1-43-1-2 0-6 0-6 8 0 3 1 4 4 4s16 1 16 12c0 6-5 10-8 14-21 22-42 44-63 66z"><text:p/></draw:path><draw:path draw:style-name="gr3" draw:text-style-name="P5" svg:width="0.0925in" svg:height="0.1161in" svg:x="0.1886in" svg:y="0.0366in" svg:viewBox="0 0 236 296" svg:d="M223 15c7 0 13 0 13-7 0-8-6-8-13-8-35 0-69 0-104 0-66 0-119 51-119 111 0 61 54 110 119 110 35 0 69 0 104 0 7 0 13 0 13-7s-6-7-13-7c-34 0-69 0-103 0-62 0-105-45-105-96 0-52 44-96 105-96 34 0 69 0 103 0zM22 280c-7 0-14 0-14 8s7 8 14 8c67 0 134 0 201 0 7 0 13 0 13-8s-6-8-13-8c-67 0-134 0-201 0z"><text:p/></draw:path><draw:path draw:style-name="gr3" draw:text-style-name="P5" svg:width="0.0752in" svg:height="0.137in" svg:x="0.3449in" svg:y="0.026in" svg:viewBox="0 0 192 349" svg:d="M121 118c11 0 22 0 33 0 8 0 12 0 12-8 0-5-4-5-11-5-11 0-21 0-32 0 2-14 6-28 8-42 2-9 8-37 10-41 3-8 10-13 17-13 3 0 12 0 20 7-17 2-21 15-21 20 0 9 7 15 15 15 9 0 20-9 20-24 0-17-17-27-34-27-13 0-37 8-48 45-2 9-3 12-13 60-9 0-18 0-27 0-7 0-12 0-12 8 0 5 5 5 11 5 9 0 17 0 26 0-10 50-19 101-29 151-7 38-13 73-34 73-1 0-11 0-18-8 18-1 21-14 21-21 0-9-6-13-14-13-10 0-21 9-21 23 0 18 16 26 32 26 22 0 37-22 44-37 12-24 22-70 22-74 8-39 15-80 23-120z"><text:p/></draw:path><draw:path draw:style-name="gr3" draw:text-style-name="P5" svg:width="0.072in" svg:height="0.0047in" svg:x="0.439in" svg:y="0.0409in" svg:viewBox="0 0 184 13" svg:d="M173 13c4 0 11 0 11-5 0-8-7-8-11-8-54 0-108 0-162 0-4 0-11 0-11 7 0 6 7 6 11 6 54 0 108 0 162 0z"><text:p/></draw:path><draw:path draw:style-name="gr3" draw:text-style-name="P5" svg:width="0.0386in" svg:height="0.0701in" svg:x="0.5335in" svg:y="0in" svg:viewBox="0 0 99 179" svg:d="M62 8c0-8-1-8-9-8-17 16-42 18-53 18 0 3 0 6 0 9 7 0 24 0 40-7 0 46 0 91 0 137 0 9 0 12-28 12-3 0-6 0-10 0 0 3 0 7 0 10 5 0 39-1 49-1 7 0 41 1 48 1 0-3 0-7 0-10-3 0-8 0-11 0-26 0-26-3-26-12 0-50 0-100 0-149z"><text:p/></draw:path><draw:path draw:style-name="gr3" draw:text-style-name="P5" svg:width="0.0209in" svg:height="0.1504in" svg:x="0.6083in" svg:y="0.0193in" svg:viewBox="0 0 54 383" svg:d="M54 383c0-5 0-9 0-15-13 0-25 0-39 0 0-118 0-235 0-353 14 0 26 0 39 0 0-5 0-10 0-15-18 0-36 0-54 0 0 127 0 256 0 383 18 0 36 0 54 0z"><text:p/></draw:path><draw:path draw:style-name="gr3" draw:text-style-name="P5" svg:width="0.0752in" svg:height="0.137in" svg:x="0.6406in" svg:y="0.026in" svg:viewBox="0 0 192 349" svg:d="M121 118c11 0 23 0 34 0 8 0 11 0 11-8 0-5-3-5-10-5-11 0-21 0-32 0 3-14 6-28 8-42 1-9 7-37 9-41 4-8 11-13 18-13 2 0 12 0 19 7-16 2-21 15-21 20 0 9 7 15 15 15 9 0 20-9 20-24 0-17-17-27-33-27-13 0-37 8-49 45-2 9-3 12-12 60-9 0-19 0-28 0-6 0-11 0-11 8 0 5 4 5 11 5 9 0 17 0 26 0-10 50-19 101-29 151-8 38-14 73-34 73-1 0-11 0-19-8 18-1 21-14 21-21 0-9-6-13-14-13-10 0-21 9-21 23 0 18 18 26 33 26 21 0 36-22 44-37 12-24 21-70 21-74 8-39 15-80 23-120z"><text:p/></draw:path><draw:path draw:style-name="gr3" draw:text-style-name="P5" svg:width="0.0205in" svg:height="0.1504in" svg:x="0.7413in" svg:y="0.0193in" svg:viewBox="0 0 53 383" svg:d="M53 383c0-5 0-9 0-15-12 0-26 0-38 0 0-118 0-235 0-353 12 0 26 0 38 0 0-5 0-10 0-15-18 0-35 0-53 0 0 127 0 256 0 383 18 0 35 0 53 0z"><text:p/></draw:path><draw:path draw:style-name="gr3" draw:text-style-name="P5" svg:width="0.1252in" svg:height="0.1024in" svg:x="0.7697in" svg:y="0.0295in" svg:viewBox="0 0 319 261" svg:d="M177 104c-11-25-21-50-32-75-1-4-2-5-2-6 0-2 7-10 23-11 3 0 8-1 8-8 0-4-5-4-6-4-16 0-33 1-49 1-9 0-33-1-43-1-2 0-7 0-7 8 0 4 4 4 9 4 23 0 25 4 29 12 15 36 29 72 45 108-28 28-54 58-82 87-1 1-3 2-4 3-19 21-37 27-57 28-5 0-9 0-9 8 2 1 0 3 6 3 12 0 24-1 36-1 14 0 30 1 43 1 2 0 7 0 7-7 0-4-4-4-5-4-3-1-15-1-15-12 0-6 6-12 10-17 14-13 27-28 40-41 11-13 23-25 34-37 13 31 27 61 40 91 1 3 1 3 2 4 0 4-8 10-23 12-4 0-8 0-8 7 0 4 5 4 6 4 11 0 38-1 49-1 10 0 33 1 43 1 2 0 7 0 7-6 0-5-4-5-7-5-25-1-26-2-33-17-15-34-41-95-49-118 25-27 66-72 79-83 11-9 25-19 48-20 6 0 9 0 9-8-2-1 0-4-5-4-11 0-25 1-37 1-14 0-28-1-43-1-2 0-6 0-6 8 0 3 1 4 4 4s16 1 16 12c0 6-5 10-8 14-21 22-42 44-63 66z"><text:p/></draw:path><draw:path draw:style-name="gr3" draw:text-style-name="P5" svg:width="0.0205in" svg:height="0.1504in" svg:x="0.9071in" svg:y="0.0193in" svg:viewBox="0 0 53 383" svg:d="M53 0c-18 0-35 0-53 0 0 5 0 10 0 15 12 0 25 0 37 0 0 118 0 235 0 353-12 0-25 0-37 0 0 6 0 10 0 15 18 0 35 0 53 0 0-127 0-256 0-383z"><text:p/></draw:path><draw:path draw:style-name="gr3" draw:text-style-name="P5" svg:width="0.0205in" svg:height="0.1504in" svg:x="0.9492in" svg:y="0.0193in" svg:viewBox="0 0 53 383" svg:d="M53 0c-18 0-35 0-53 0 0 5 0 10 0 15 12 0 25 0 37 0 0 118 0 235 0 353-12 0-25 0-37 0 0 6 0 10 0 15 18 0 35 0 53 0 0-127 0-256 0-383z"><text:p/></draw:path></draw:g></text:p>
      <text:p text:style-name="P39"><text:soft-page-break/><text:span text:style-name="T2">הוכחה: </text:span>יהי <draw:g text:anchor-type="as-char" svg:y="-0.1035in" draw:z-index="168" draw:name="Shape169" draw:style-name="gr1"><svg:title>TexMaths</svg:title><svg:desc>11§display§x \in X§svg§600§FALSE§</svg:desc><draw:path draw:style-name="gr2" draw:text-style-name="P4" svg:width="0.3858in" svg:height="0.0933in" svg:x="0.0031in" svg:y="0.0063in" svg:viewBox="0 0 981 238" svg:d="M491 238c-164 0-327 0-491 0 0-79 0-159 0-238 327 0 654 0 981 0 0 79 0 159 0 238-164 0-328 0-490 0z"><text:p/></draw:path><draw:path draw:style-name="gr3" draw:text-style-name="P5" svg:width="0.0756in" svg:height="0.0677in" svg:x="-0.0004in" svg:y="0.0354in" svg:viewBox="0 0 193 173" svg:d="M118 54c3-10 12-46 38-46 2 0 11 0 20 5-11 2-19 12-19 21 0 7 5 13 15 13 8 0 21-6 21-22 0-20-22-25-36-25-23 0-36 20-40 29-10-26-31-29-42-29-41 0-63 49-63 59 0 4 3 2 5 4 3 0 4 0 5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5" svg:width="0.0752in" svg:height="0.0874in" svg:x="0.1374in" svg:y="0.0209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5" svg:width="0.1252in" svg:height="0.1028in" svg:x="0.2717in" svg:y="-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30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6 1 16 12c0 6-5 10-8 14-21 22-42 44-63 67z"><text:p/></draw:path></draw:g>, נוכיח <draw:g text:anchor-type="as-char" svg:y="-0.1327in" draw:z-index="169" draw:name="Shape170" draw:style-name="gr1"><svg:title>TexMaths</svg:title><svg:desc>11§display§x \in f^{-1}[f[X]]§svg§600§FALSE§</svg:desc><draw:path draw:style-name="gr2" draw:text-style-name="P4" svg:width="0.8909in" svg:height="0.1555in" svg:x="0.0031in" svg:y="0.0075in" svg:viewBox="0 0 2264 396" svg:d="M1133 396c-378 0-756 0-1133 0 0-132 0-264 0-396 755 0 1509 0 2264 0 0 132 0 264 0 396-378 0-755 0-1131 0z"><text:p/></draw:path><draw:path draw:style-name="gr3" draw:text-style-name="P5" svg:width="0.0752in" svg:height="0.0685in" svg:x="-0.0004in" svg:y="0.0661in" svg:viewBox="0 0 192 175" svg:d="M119 54c2-10 11-45 37-45 2 0 12 0 20 4-11 2-19 12-19 21 0 7 5 15 15 15 8 0 20-8 20-24 0-19-22-25-35-25-23 0-36 21-40 30-10-26-31-30-42-30-41 0-63 50-63 60 0 4 4 4 6 4s3-1 4-4c13-41 38-51 52-51 7 0 21 3 21 25 0 12-7 39-21 93-6 24-20 40-37 40-2 0-11 0-19-5 9-2 18-10 18-21s-9-14-14-14c-12 0-22 11-22 23 0 18 20 25 36 25 27 0 40-27 41-29 5 14 19 29 42 29 39 0 62-49 62-59 0-5-4-5-5-5-3 0-4 3-4 5-14 42-40 51-52 51-16 0-21-13-21-26 0-9 2-16 7-34 4-18 8-35 13-53z"><text:p/></draw:path><draw:path draw:style-name="gr3" draw:text-style-name="P5" svg:width="0.0752in" svg:height="0.0878in" svg:x="0.1374in" svg:y="0.0512in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3" draw:text-style-name="P5" svg:width="0.0752in" svg:height="0.1378in" svg:x="0.2764in" svg:y="0.0264in" svg:viewBox="0 0 192 351" svg:d="M121 118c11 0 23 0 34 0 8 0 11 0 11-8 0-4-3-4-10-4-11 0-21 0-32 0 2-16 6-30 8-44 1-8 7-36 9-41 4-7 11-12 18-12 2 0 11 0 19 6-16 2-21 15-21 21 0 9 7 14 15 14 9 0 20-9 20-24 0-17-17-26-33-26-13 0-37 7-49 45-2 8-3 12-12 61-9 0-19 0-28 0-6 0-11 0-11 8 0 4 4 4 11 4 9 0 17 0 26 0-10 51-19 101-29 151-8 38-14 73-34 73-1 0-11 0-19-7 18-1 21-15 21-21 0-9-6-13-14-13-10 0-21 8-21 23 0 18 18 27 33 27 21 0 36-24 44-38 12-24 21-72 21-74 8-39 15-80 23-121z"><text:p/></draw:path><draw:path draw:style-name="gr3" draw:text-style-name="P5" svg:width="0.0717in" svg:height="0.0047in" svg:x="0.3709in" svg:y="0.0413in" svg:viewBox="0 0 183 13" svg:d="M172 13c4 0 11 0 11-6 0-7-6-7-11-7-54 0-107 0-161 0-4 0-11 0-11 7 0 6 7 6 11 6 54 0 107 0 161 0z"><text:p/></draw:path><draw:path draw:style-name="gr3" draw:text-style-name="P5" svg:width="0.0382in" svg:height="0.0705in" svg:x="0.4657in" svg:y="-0.0004in" svg:viewBox="0 0 98 180" svg:d="M60 8c0-8 0-8-7-8-18 18-42 18-53 18 0 3 0 6 0 10 7 0 24 0 38-8 0 46 0 91 0 138 0 9 0 12-26 12-3 0-8 0-11 0 0 3 0 6 0 10 6 0 39-1 48-1s43 1 49 1c0-4 0-7 0-10-3 0-7 0-10 0-28 0-28-3-28-12 0-51 0-101 0-150z"><text:p/></draw:path><draw:path draw:style-name="gr3" draw:text-style-name="P5" svg:width="0.0205in" svg:height="0.1516in" svg:x="0.5402in" svg:y="0.0193in" svg:viewBox="0 0 53 386" svg:d="M53 386c0-4 0-10 0-16-12 0-26 0-38 0 0-117 0-237 0-355 12 0 26 0 38 0 0-5 0-9 0-15-18 0-35 0-53 0 0 129 0 257 0 386 18 0 35 0 53 0z"><text:p/></draw:path><draw:path draw:style-name="gr3" draw:text-style-name="P5" svg:width="0.0752in" svg:height="0.1378in" svg:x="0.5724in" svg:y="0.0264in" svg:viewBox="0 0 192 351" svg:d="M121 118c11 0 22 0 33 0 8 0 12 0 12-8 0-4-4-4-11-4-11 0-21 0-32 0 3-16 6-30 9-44 1-8 7-36 9-41 3-7 10-12 18-12 2 0 11 0 19 6-17 2-21 15-21 21 0 9 7 14 15 14 9 0 20-9 20-24 0-17-17-26-33-26-13 0-38 7-49 45-2 8-3 12-13 61-9 0-18 0-27 0-7 0-11 0-11 8 0 4 4 4 10 4 9 0 18 0 27 0-10 51-20 101-30 151-7 38-13 73-33 73-2 0-12 0-19-7 18-1 21-15 21-21 0-9-6-13-14-13-10 0-21 8-21 23 0 18 16 27 33 27 21 0 36-24 43-38 13-24 22-72 22-74 8-39 15-80 23-121z"><text:p/></draw:path><draw:path draw:style-name="gr3" draw:text-style-name="P5" svg:width="0.0209in" svg:height="0.1516in" svg:x="0.6732in" svg:y="0.0193in" svg:viewBox="0 0 54 386" svg:d="M54 386c0-4 0-10 0-16-12 0-25 0-38 0 0-117 0-237 0-355 13 0 26 0 38 0 0-5 0-9 0-15-18 0-36 0-54 0 0 129 0 257 0 386 18 0 36 0 54 0z"><text:p/></draw:path><draw:path draw:style-name="gr3" draw:text-style-name="P5" svg:width="0.1252in" svg:height="0.1028in" svg:x="0.7016in" svg:y="0.0295in" svg:viewBox="0 0 319 262" svg:d="M177 105c-11-27-21-52-32-77-2-4-1-4-2-5 0-3 7-10 23-12 3 0 8 0 8-7 0-4-6-4-7-4-15 0-32 1-48 1-10 0-34-1-43-1-2 0-8 0-8 8 0 3 5 3 9 3 23 0 26 4 30 13 15 36 29 71 45 107-28 29-54 59-82 88-2 2-3 3-5 5-19 20-36 25-56 26-6 1-9 1-9 8 0 1 0 4 5 4 11 0 25-1 37-1 14 0 28 1 43 1 2 0 6 0 6-7 0-4-3-5-4-5-3 0-16-1-16-12 0-5 6-11 11-15 14-15 26-29 39-42 12-13 23-27 35-39 13 31 27 62 40 92 1 4 1 4 1 5 0 4-7 10-22 11-5 1-8 1-8 8 0 4 5 4 6 4 11 0 38-1 48-1s34 1 43 1c3 0 8 0 8-7 0-5-4-5-7-5-26 0-26-1-33-16-15-36-42-96-51-119 27-27 68-73 80-84 11-9 26-19 49-20 5 0 9 0 9-8-2-1 0-3-6-3-11 0-24 1-36 1-14 0-28-1-43-1-2 0-7 0-7 8 0 2 2 3 5 3 3 1 15 1 15 12 0 6-4 11-7 14-21 23-42 45-63 68z"><text:p/></draw:path><draw:path draw:style-name="gr3" draw:text-style-name="P5" svg:width="0.0205in" svg:height="0.1516in" svg:x="0.839in" svg:y="0.0193in" svg:viewBox="0 0 53 386" svg:d="M53 0c-18 0-35 0-53 0 0 6 0 10 0 15 12 0 25 0 37 0 0 118 0 238 0 355-12 0-25 0-37 0 0 6 0 12 0 16 18 0 35 0 53 0 0-129 0-257 0-386z"><text:p/></draw:path><draw:path draw:style-name="gr3" draw:text-style-name="P5" svg:width="0.0205in" svg:height="0.1516in" svg:x="0.8815in" svg:y="0.0193in" svg:viewBox="0 0 53 386" svg:d="M53 0c-18 0-35 0-53 0 0 6 0 10 0 15 12 0 25 0 37 0 0 118 0 238 0 355-12 0-25 0-37 0 0 6 0 12 0 16 18 0 35 0 53 0 0-129 0-257 0-386z"><text:p/></draw:path></draw:g>. נפתח את הצרנת הביטוי <draw:g text:anchor-type="as-char" svg:y="-0.1327in" draw:z-index="170" draw:name="Shape171" draw:style-name="gr1"><svg:title>TexMaths</svg:title><svg:desc>11§display§x \in f^{-1}[f[X]]§svg§600§FALSE§</svg:desc><draw:path draw:style-name="gr2" draw:text-style-name="P4" svg:width="0.8909in" svg:height="0.1555in" svg:x="0.0031in" svg:y="0.0075in" svg:viewBox="0 0 2264 396" svg:d="M1133 396c-378 0-756 0-1133 0 0-132 0-264 0-396 755 0 1509 0 2264 0 0 132 0 264 0 396-378 0-755 0-1131 0z"><text:p/></draw:path><draw:path draw:style-name="gr3" draw:text-style-name="P5" svg:width="0.0752in" svg:height="0.0685in" svg:x="-0.0004in" svg:y="0.0661in" svg:viewBox="0 0 192 175" svg:d="M119 54c2-10 11-45 37-45 2 0 12 0 20 4-11 2-19 12-19 21 0 7 5 15 15 15 8 0 20-8 20-24 0-19-22-25-35-25-23 0-36 21-40 30-10-26-31-30-42-30-41 0-63 50-63 60 0 4 4 4 6 4s3-1 4-4c13-41 38-51 52-51 7 0 21 3 21 25 0 12-7 39-21 93-6 24-20 40-37 40-2 0-11 0-19-5 9-2 18-10 18-21s-9-14-14-14c-12 0-22 11-22 23 0 18 20 25 36 25 27 0 40-27 41-29 5 14 19 29 42 29 39 0 62-49 62-59 0-5-4-5-5-5-3 0-4 3-4 5-14 42-40 51-52 51-16 0-21-13-21-26 0-9 2-16 7-34 4-18 8-35 13-53z"><text:p/></draw:path><draw:path draw:style-name="gr3" draw:text-style-name="P5" svg:width="0.0752in" svg:height="0.0878in" svg:x="0.1374in" svg:y="0.0512in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3" draw:text-style-name="P5" svg:width="0.0752in" svg:height="0.1378in" svg:x="0.2764in" svg:y="0.0264in" svg:viewBox="0 0 192 351" svg:d="M121 118c11 0 23 0 34 0 8 0 11 0 11-8 0-4-3-4-10-4-11 0-21 0-32 0 2-16 6-30 8-44 1-8 7-36 9-41 4-7 11-12 18-12 2 0 11 0 19 6-16 2-21 15-21 21 0 9 7 14 15 14 9 0 20-9 20-24 0-17-17-26-33-26-13 0-37 7-49 45-2 8-3 12-12 61-9 0-19 0-28 0-6 0-11 0-11 8 0 4 4 4 11 4 9 0 17 0 26 0-10 51-19 101-29 151-8 38-14 73-34 73-1 0-11 0-19-7 18-1 21-15 21-21 0-9-6-13-14-13-10 0-21 8-21 23 0 18 18 27 33 27 21 0 36-24 44-38 12-24 21-72 21-74 8-39 15-80 23-121z"><text:p/></draw:path><draw:path draw:style-name="gr3" draw:text-style-name="P5" svg:width="0.0717in" svg:height="0.0047in" svg:x="0.3709in" svg:y="0.0413in" svg:viewBox="0 0 183 13" svg:d="M172 13c4 0 11 0 11-6 0-7-6-7-11-7-54 0-107 0-161 0-4 0-11 0-11 7 0 6 7 6 11 6 54 0 107 0 161 0z"><text:p/></draw:path><draw:path draw:style-name="gr3" draw:text-style-name="P5" svg:width="0.0382in" svg:height="0.0705in" svg:x="0.4657in" svg:y="-0.0004in" svg:viewBox="0 0 98 180" svg:d="M60 8c0-8 0-8-7-8-18 18-42 18-53 18 0 3 0 6 0 10 7 0 24 0 38-8 0 46 0 91 0 138 0 9 0 12-26 12-3 0-8 0-11 0 0 3 0 6 0 10 6 0 39-1 48-1s43 1 49 1c0-4 0-7 0-10-3 0-7 0-10 0-28 0-28-3-28-12 0-51 0-101 0-150z"><text:p/></draw:path><draw:path draw:style-name="gr3" draw:text-style-name="P5" svg:width="0.0205in" svg:height="0.1516in" svg:x="0.5402in" svg:y="0.0193in" svg:viewBox="0 0 53 386" svg:d="M53 386c0-4 0-10 0-16-12 0-26 0-38 0 0-117 0-237 0-355 12 0 26 0 38 0 0-5 0-9 0-15-18 0-35 0-53 0 0 129 0 257 0 386 18 0 35 0 53 0z"><text:p/></draw:path><draw:path draw:style-name="gr3" draw:text-style-name="P5" svg:width="0.0752in" svg:height="0.1378in" svg:x="0.5724in" svg:y="0.0264in" svg:viewBox="0 0 192 351" svg:d="M121 118c11 0 22 0 33 0 8 0 12 0 12-8 0-4-4-4-11-4-11 0-21 0-32 0 3-16 6-30 9-44 1-8 7-36 9-41 3-7 10-12 18-12 2 0 11 0 19 6-17 2-21 15-21 21 0 9 7 14 15 14 9 0 20-9 20-24 0-17-17-26-33-26-13 0-38 7-49 45-2 8-3 12-13 61-9 0-18 0-27 0-7 0-11 0-11 8 0 4 4 4 10 4 9 0 18 0 27 0-10 51-20 101-30 151-7 38-13 73-33 73-2 0-12 0-19-7 18-1 21-15 21-21 0-9-6-13-14-13-10 0-21 8-21 23 0 18 16 27 33 27 21 0 36-24 43-38 13-24 22-72 22-74 8-39 15-80 23-121z"><text:p/></draw:path><draw:path draw:style-name="gr3" draw:text-style-name="P5" svg:width="0.0209in" svg:height="0.1516in" svg:x="0.6732in" svg:y="0.0193in" svg:viewBox="0 0 54 386" svg:d="M54 386c0-4 0-10 0-16-12 0-25 0-38 0 0-117 0-237 0-355 13 0 26 0 38 0 0-5 0-9 0-15-18 0-36 0-54 0 0 129 0 257 0 386 18 0 36 0 54 0z"><text:p/></draw:path><draw:path draw:style-name="gr3" draw:text-style-name="P5" svg:width="0.1252in" svg:height="0.1028in" svg:x="0.7016in" svg:y="0.0295in" svg:viewBox="0 0 319 262" svg:d="M177 105c-11-27-21-52-32-77-2-4-1-4-2-5 0-3 7-10 23-12 3 0 8 0 8-7 0-4-6-4-7-4-15 0-32 1-48 1-10 0-34-1-43-1-2 0-8 0-8 8 0 3 5 3 9 3 23 0 26 4 30 13 15 36 29 71 45 107-28 29-54 59-82 88-2 2-3 3-5 5-19 20-36 25-56 26-6 1-9 1-9 8 0 1 0 4 5 4 11 0 25-1 37-1 14 0 28 1 43 1 2 0 6 0 6-7 0-4-3-5-4-5-3 0-16-1-16-12 0-5 6-11 11-15 14-15 26-29 39-42 12-13 23-27 35-39 13 31 27 62 40 92 1 4 1 4 1 5 0 4-7 10-22 11-5 1-8 1-8 8 0 4 5 4 6 4 11 0 38-1 48-1s34 1 43 1c3 0 8 0 8-7 0-5-4-5-7-5-26 0-26-1-33-16-15-36-42-96-51-119 27-27 68-73 80-84 11-9 26-19 49-20 5 0 9 0 9-8-2-1 0-3-6-3-11 0-24 1-36 1-14 0-28-1-43-1-2 0-7 0-7 8 0 2 2 3 5 3 3 1 15 1 15 12 0 6-4 11-7 14-21 23-42 45-63 68z"><text:p/></draw:path><draw:path draw:style-name="gr3" draw:text-style-name="P5" svg:width="0.0205in" svg:height="0.1516in" svg:x="0.839in" svg:y="0.0193in" svg:viewBox="0 0 53 386" svg:d="M53 0c-18 0-35 0-53 0 0 6 0 10 0 15 12 0 25 0 37 0 0 118 0 238 0 355-12 0-25 0-37 0 0 6 0 12 0 16 18 0 35 0 53 0 0-129 0-257 0-386z"><text:p/></draw:path><draw:path draw:style-name="gr3" draw:text-style-name="P5" svg:width="0.0205in" svg:height="0.1516in" svg:x="0.8815in" svg:y="0.0193in" svg:viewBox="0 0 53 386" svg:d="M53 0c-18 0-35 0-53 0 0 6 0 10 0 15 12 0 25 0 37 0 0 118 0 238 0 355-12 0-25 0-37 0 0 6 0 12 0 16 18 0 35 0 53 0 0-129 0-257 0-386z"><text:p/></draw:path></draw:g>: </text:p>
      <text:p text:style-name="P12"><draw:g text:anchor-type="as-char" svg:y="-0.3398in" draw:z-index="188" draw:name="Shape172" draw:style-name="gr1"><svg:title>TexMaths</svg:title><svg:desc>11§latex§\begin{align*}
    &amp;x \in f^{-1}[f[X]] \\
    \iff &amp;x \in A \land f(x) \in f[X]
&amp;&amp;\open f^{-1}[X] \defi \close \\
    \iff &amp;x \in A \land (\exists a \in X. f(a) = f(x))
&amp;&amp;\open f[X] \defi \close
\end{align}§svg§600§FALSE§</svg:desc><draw:path draw:style-name="gr2" draw:text-style-name="P4" svg:width="4.0961in" svg:height="0.6622in" svg:x="-0.0004in" svg:y="0.0071in" svg:viewBox="0 0 10405 1683" svg:d="M0 0c3468 0 6937 0 10405 0 0 561 0 1122 0 1683-3468 0-6937 0-10405 0 0-561 0-1122 0-1683z"><text:p/></draw:path><draw:path draw:style-name="gr3" draw:text-style-name="P5" svg:width="0.0752in" svg:height="0.0685in" svg:x="0.3177in" svg:y="0.0661in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6 41-30 4 15 19 30 42 30 39 0 61-50 61-59 0-4-3-4-4-4-3 0-4 1-6 4-12 41-38 50-50 50-16 0-22-12-22-25 0-8 2-17 6-34 5-18 9-35 14-53z"><text:p/></draw:path><draw:path draw:style-name="gr3" draw:text-style-name="P5" svg:width="0.076in" svg:height="0.0874in" svg:x="0.4547in" svg:y="0.0516in" svg:viewBox="0 0 194 223" svg:d="M180 120c7 0 14 0 14-8 0-9-7-9-14-9-55 0-109 0-164 0 5-51 50-88 104-88 20 0 41 0 60 0 7 0 14 0 14-7 0-8-7-8-14-8-21 0-40 0-61 0-66 0-119 50-119 112s53 111 119 111c21 0 40 0 61 0 7 0 14 0 14-7 0-8-7-8-14-8-19 0-40 0-60 0-54 0-99-36-104-88 55 0 109 0 164 0z"><text:p/></draw:path><draw:path draw:style-name="gr3" draw:text-style-name="P5" svg:width="0.0752in" svg:height="0.1378in" svg:x="0.5941in" svg:y="0.0268in" svg:viewBox="0 0 192 351" svg:d="M121 118c11 0 22 0 33 0 8 0 12 0 12-8 0-4-4-4-11-4-11 0-21 0-32 0 3-15 6-30 9-44 1-9 7-36 9-41 3-7 10-13 18-13 2 0 11 0 19 7-17 2-21 15-21 21 0 9 7 14 15 14 9 0 20-9 20-24 0-17-17-26-33-26-13 0-37 7-49 45-2 8-3 12-13 61-9 0-18 0-27 0-7 0-11 0-11 7 0 5 4 5 10 5 9 0 18 0 27 0-10 50-20 102-30 153-7 37-13 72-33 72-2 0-11 0-19-7 18-2 21-15 21-21 0-9-6-14-14-14-10 0-21 9-21 24 0 17 16 26 33 26 21 0 36-22 43-37 13-25 22-71 22-74 8-41 15-82 23-122z"><text:p/></draw:path><draw:path draw:style-name="gr3" draw:text-style-name="P5" svg:width="0.0717in" svg:height="0.0047in" svg:x="0.6886in" svg:y="0.0417in" svg:viewBox="0 0 183 13" svg:d="M172 13c4 0 11 0 11-6 0-7-7-7-11-7-54 0-108 0-162 0-3 0-10 0-10 7 0 6 5 6 10 6 54 0 108 0 162 0z"><text:p/></draw:path><draw:path draw:style-name="gr3" draw:text-style-name="P5" svg:width="0.0382in" svg:height="0.0701in" svg:x="0.7839in" svg:y="0in" svg:viewBox="0 0 98 179" svg:d="M60 8c0-8 0-8-7-8-18 17-42 18-53 18 0 3 0 6 0 10 5 0 24 0 38-8 0 46 0 91 0 137 0 9 0 12-26 12-3 0-8 0-11 0 0 4 0 7 0 10 6 0 39-1 48-1s43 1 49 1c0-3 0-6 0-10-3 0-7 0-10 0-28 0-28-3-28-12 0-49 0-100 0-149z"><text:p/></draw:path><draw:path draw:style-name="gr3" draw:text-style-name="P5" svg:width="0.0205in" svg:height="0.1516in" svg:x="0.8583in" svg:y="0.0189in" svg:viewBox="0 0 53 386" svg:d="M53 386c0-5 0-11 0-15-12 0-26 0-38 0 0-119 0-237 0-356 12 0 26 0 38 0 0-5 0-9 0-15-18 0-35 0-53 0 0 129 0 257 0 386 18 0 35 0 53 0z"><text:p/></draw:path><draw:path draw:style-name="gr3" draw:text-style-name="P5" svg:width="0.0752in" svg:height="0.1378in" svg:x="0.8909in" svg:y="0.0268in" svg:viewBox="0 0 192 351" svg:d="M121 118c11 0 22 0 33 0 8 0 12 0 12-8 0-4-4-4-11-4-11 0-21 0-32 0 2-15 6-30 8-44 2-9 8-36 10-41 3-7 10-13 17-13 3 0 12 0 20 7-17 2-21 15-21 21 0 9 7 14 15 14 9 0 20-9 20-24 0-17-17-26-34-26-13 0-37 7-48 45-2 8-3 12-13 61-9 0-18 0-27 0-7 0-12 0-12 7 0 5 5 5 11 5 9 0 17 0 26 0-10 50-19 102-29 153-7 37-13 72-34 72-1 0-11 0-18-7 18-2 21-15 21-21 0-9-6-14-14-14-10 0-21 9-21 24 0 17 16 26 32 26 22 0 37-22 44-37 12-25 21-71 22-74 8-41 15-82 23-122z"><text:p/></draw:path><draw:path draw:style-name="gr3" draw:text-style-name="P5" svg:width="0.0205in" svg:height="0.1516in" svg:x="0.9913in" svg:y="0.0189in" svg:viewBox="0 0 53 386" svg:d="M53 386c0-5 0-11 0-15-12 0-26 0-38 0 0-119 0-237 0-356 12 0 26 0 38 0 0-5 0-9 0-15-18 0-35 0-53 0 0 129 0 257 0 386 18 0 35 0 53 0z"><text:p/></draw:path><draw:path draw:style-name="gr3" draw:text-style-name="P5" svg:width="0.1248in" svg:height="0.1035in" svg:x="1.0201in" svg:y="0.028in" svg:viewBox="0 0 318 264" svg:d="M177 106c-11-26-22-52-33-77-1-4-1-5-1-6 0-2 7-9 22-11 4 0 8 0 8-6s-5-6-6-6c-15 0-32 1-48 1-10 0-34-1-44-1-2 0-7 0-7 8 0 4 5 4 9 4 23 0 25 5 30 13 15 37 29 72 45 108-28 29-54 58-82 87-2 1-3 3-5 4-19 21-36 27-56 28-6 1-9 1-9 8 0 1 0 4 4 4 12 0 26-1 38-1 14 0 28 1 43 1 2 0 6 0 6-8 0-3-3-4-4-4-3 0-16-1-16-11 0-7 6-13 10-18 14-14 27-27 40-41 12-14 23-26 35-39 13 31 25 62 39 92 2 5 1 4 2 6 0 3-8 10-22 11-5 1-8 1-8 8 0 4 5 4 6 4 11 0 37-1 48-1 10 0 34 1 43 1 3 0 8 0 8-7 0-5-5-5-7-5-26 0-27-1-34-17-14-36-41-95-50-119 27-27 68-73 80-84 11-9 26-19 49-20 5 0 8 0 8-8-1-1 0-4-5-4-12 0-24 1-36 1-14 0-28-1-43-1-2 0-7 0-7 8 0 3 2 4 4 4 4 1 15 1 15 12 0 6-3 11-6 15-21 22-42 45-63 67z"><text:p/></draw:path><draw:path draw:style-name="gr3" draw:text-style-name="P5" svg:width="0.0205in" svg:height="0.1516in" svg:x="1.1571in" svg:y="0.0189in" svg:viewBox="0 0 53 386" svg:d="M53 0c-18 0-35 0-53 0 0 6 0 10 0 15 12 0 25 0 37 0 0 119 0 237 0 356-12 0-25 0-37 0 0 4 0 10 0 15 18 0 35 0 53 0 0-129 0-257 0-386z"><text:p/></draw:path><draw:path draw:style-name="gr3" draw:text-style-name="P5" svg:width="0.0209in" svg:height="0.1516in" svg:x="1.1992in" svg:y="0.0189in" svg:viewBox="0 0 54 386" svg:d="M54 0c-18 0-36 0-54 0 0 6 0 10 0 15 13 0 25 0 38 0 0 119 0 237 0 356-13 0-25 0-38 0 0 4 0 10 0 15 18 0 36 0 54 0 0-129 0-257 0-386z"><text:p/></draw:path><draw:path draw:style-name="gr3" draw:text-style-name="P5" svg:width="0.1346in" svg:height="0.0835in" svg:x="0.0004in" svg:y="0.3008in" svg:viewBox="0 0 343 213" svg:d="M329 152c6 0 14 0 14-8s-8-8-14-8c-82 0-164 0-245 0-17-14-37-24-49-29 13-7 33-17 49-30 81 0 163 0 245 0 6 0 14 0 14-8 0-7-8-7-14-7-76 0-152 0-228 0 19-18 39-52 39-58 0-4-6-4-8-4-3 0-6 0-7 3-8 16-19 36-45 59s-51 33-72 39c-7 2-7 2-8 4 0 1 0 1 0 2s0 1 0 2l1 1c1 0 1 1 9 3 52 16 90 51 112 92 4 7 4 8 10 8 2 0 8 0 8-4 0-5-20-38-39-57 76 0 152 0 228 0z"><text:p/></draw:path><draw:path draw:style-name="gr3" draw:text-style-name="P5" svg:width="0.1346in" svg:height="0.0835in" svg:x="0.1272in" svg:y="0.3008in" svg:viewBox="0 0 343 213" svg:d="M260 77c16 14 36 24 48 30-13 6-33 16-48 29-82 0-164 0-246 0-6 0-14 0-14 8s7 8 13 8c76 0 153 0 229 0-19 17-39 52-39 57 0 4 6 4 8 4s6 0 7-3c9-15 20-35 44-58 27-23 53-33 72-40 7-2 8-2 9-3 0-1 0-1 0-2s0-1 0-2l-1-2c-1 0-1-1-9-3-51-15-90-50-112-91-4-8-4-9-10-9-2 0-8 0-8 4 0 6 20 39 39 58-76 0-153 0-229 0-6 0-13 0-13 7 0 8 8 8 14 8 82 0 164 0 246 0z"><text:p/></draw:path><draw:path draw:style-name="gr3" draw:text-style-name="P5" svg:width="0.0752in" svg:height="0.0685in" svg:x="0.3177in" svg:y="0.3134in" svg:viewBox="0 0 192 175" svg:d="M118 54c2-10 11-46 38-46 2 0 11 0 20 5-11 2-19 11-19 21 0 6 5 13 15 13 8 0 20-6 20-22 0-21-23-25-36-25-22 0-35 20-41 29-8-26-29-29-40-29-41 0-63 50-63 59 0 4 3 4 4 4 4 0 5-1 6-5 13-40 38-50 52-50 6 0 21 3 21 26 0 12-7 38-21 91-7 25-20 41-38 41-2 0-11 0-18-5 9-1 17-10 17-21 0-10-8-13-14-13-11 0-21 9-21 23 0 17 20 25 36 25 26 0 40-28 41-30 4 15 19 30 42 30 39 0 61-51 61-59 0-5-3-5-4-5-3 0-4 1-6 5-12 41-38 50-50 50-16 0-22-12-22-25 0-9 2-18 6-34 5-18 9-35 14-53z"><text:p/></draw:path><draw:path draw:style-name="gr3" draw:text-style-name="P5" svg:width="0.076in" svg:height="0.0878in" svg:x="0.4547in" svg:y="0.298in" svg:viewBox="0 0 194 224" svg:d="M180 120c7 0 14 0 14-8 0-7-7-7-14-7-55 0-109 0-164 0 5-52 50-90 104-90 20 0 41 0 60 0 7 0 14 0 14-7 0-8-7-8-14-8-21 0-40 0-61 0-66 0-119 51-119 112 0 62 53 112 119 112 21 0 40 0 61 0 7 0 14 0 14-7 0-8-7-8-14-8-19 0-40 0-60 0-54 0-99-37-104-89 55 0 109 0 164 0z"><text:p/></draw:path><draw:path draw:style-name="gr3" draw:text-style-name="P5" svg:width="0.1043in" svg:height="0.1087in" svg:x="0.5913in" svg:y="0.2717in" svg:viewBox="0 0 266 277" svg:d="M56 232c-15 27-31 32-47 33-5 0-9 0-9 8 0 2 2 4 5 4 11 0 22-1 33-1 14 0 27 1 39 1 3 0 8 0 8-7 0-5-4-5-7-5-9-1-18-4-18-13 0-6 3-9 6-14 10-17 20-33 30-50 32 0 65 0 96 0 0 8 6 61 6 64 0 12-20 13-28 13-5 0-8 0-8 8 0 4 4 4 5 4 16 0 32-1 49-1 8 0 33 1 42 1 3 0 8 0 8-7 0-5-4-5-10-5-23 0-23-3-24-14-8-80-16-161-24-241 0-8 0-10-7-10-6 0-9 3-11 7-45 74-89 150-134 225zM102 176c26-43 51-85 76-128 5 43 9 85 13 128-29 0-59 0-89 0z"><text:p/></draw:path><draw:path draw:style-name="gr3" draw:text-style-name="P5" svg:width="0.0846in" svg:height="0.0941in" svg:x="0.7425in" svg:y="0.2898in" svg:viewBox="0 0 216 240" svg:d="M117 8c-4-7-6-8-9-8-6 0-7 2-9 8-32 71-64 144-96 215-2 6-3 7-3 9 0 3 3 8 8 8 3 0 5-1 8-9 31-68 61-136 92-205 29 69 60 137 90 205 4 9 8 9 10 9 3 0 8-5 8-8 0-1 0-2-4-6-32-73-64-146-95-218z"><text:p/></draw:path><draw:path draw:style-name="gr3" draw:text-style-name="P5" svg:width="0.0752in" svg:height="0.1382in" svg:x="0.8776in" svg:y="0.2736in" svg:viewBox="0 0 192 352" svg:d="M121 118c11 0 22 0 33 0 8 0 12 0 12-8 0-4-4-4-11-4-11 0-21 0-32 0 3-15 6-30 9-44 1-8 7-36 9-40 3-8 10-13 18-13 2 0 11 0 19 6-17 3-21 16-21 21 0 9 7 14 15 14 9 0 20-8 20-24 0-17-17-26-33-26-13 0-37 7-49 45-2 9-3 12-13 61-9 0-18 0-27 0-7 0-11 0-11 7 0 5 4 5 10 5 9 0 18 0 27 0-10 50-20 102-30 153-7 37-13 72-33 72-2 0-11 0-19-6 18-1 21-16 21-21 0-9-6-13-14-13-10 0-21 7-21 23s16 26 33 26c21 0 36-23 43-37 13-25 22-72 22-74 8-41 15-83 23-123z"><text:p/></draw:path><draw:path draw:style-name="gr3" draw:text-style-name="P5" svg:width="0.0346in" svg:height="0.152in" svg:x="0.9752in" svg:y="0.2661in" svg:viewBox="0 0 89 387" svg:d="M89 383c0-1 0-2-7-9-48-48-60-121-60-180 0-67 15-135 63-183 4-4 4-5 4-7 0-3-1-4-3-4-5 0-39 26-62 76-20 42-24 85-24 118 0 29 4 77 25 121 23 47 56 72 61 72 2 0 3-1 3-4z"><text:p/></draw:path><draw:path draw:style-name="gr3" draw:text-style-name="P5" svg:width="0.0752in" svg:height="0.0685in" svg:x="1.024in" svg:y="0.3134in" svg:viewBox="0 0 192 175" svg:d="M118 54c2-10 11-46 38-46 2 0 11 0 19 5-10 2-18 11-18 21 0 6 4 13 15 13 8 0 20-6 20-22 0-21-23-25-36-25-22 0-35 20-41 29-8-26-29-29-41-29-40 0-62 50-62 59 0 4 3 4 4 4 4 0 5-1 6-5 13-40 38-50 52-50 6 0 21 3 21 26 0 12-7 38-21 91-7 25-20 41-38 41-2 0-11 0-18-5 9-1 17-10 17-21 0-10-8-13-14-13-11 0-21 9-21 23 0 17 19 25 36 25 26 0 40-28 41-30 4 15 19 30 42 30 39 0 61-51 61-59 0-5-3-5-4-5-3 0-4 1-6 5-12 41-38 50-50 50-16 0-22-12-22-25 0-9 2-18 6-34 5-18 9-35 14-53z"><text:p/></draw:path><draw:path draw:style-name="gr3" draw:text-style-name="P5" svg:width="0.0346in" svg:height="0.152in" svg:x="1.1154in" svg:y="0.2661in" svg:viewBox="0 0 89 387" svg:d="M89 194c0-30-4-77-25-121-23-48-56-73-61-73-2 0-3 2-3 4s0 3 7 9c38 39 60 100 60 181 0 66-14 134-63 182-4 5-4 6-4 7 0 2 1 4 3 4 5 0 39-26 62-76 20-41 24-84 24-117z"><text:p/></draw:path><draw:path draw:style-name="gr3" draw:text-style-name="P5" svg:width="0.076in" svg:height="0.0878in" svg:x="1.2205in" svg:y="0.298in" svg:viewBox="0 0 194 224" svg:d="M179 120c7 0 15 0 15-8 0-7-8-7-15-7-55 0-109 0-164 0 6-52 50-90 105-90 20 0 39 0 59 0 7 0 15 0 15-7 0-8-8-8-15-8-20 0-40 0-60 0-66 0-119 51-119 112 0 62 53 112 119 112 20 0 40 0 60 0 7 0 15 0 15-7 0-8-8-8-15-8-20 0-39 0-59 0-55 0-99-37-105-89 55 0 109 0 164 0z"><text:p/></draw:path><draw:path draw:style-name="gr3" draw:text-style-name="P5" svg:width="0.076in" svg:height="0.1382in" svg:x="1.3594in" svg:y="0.2736in" svg:viewBox="0 0 194 352" svg:d="M122 118c11 0 22 0 33 0 8 0 11 0 11-8 0-4-3-4-10-4-11 0-21 0-32 0 2-15 6-30 8-44 2-8 8-36 10-40 3-8 10-13 17-13 3 0 13 0 19 6-16 3-21 16-21 21 0 9 8 14 15 14 11 0 22-8 22-24 0-17-18-26-35-26-13 0-37 7-48 45-3 9-4 12-13 61-9 0-18 0-27 0-7 0-12 0-12 7 0 5 4 5 11 5 9 0 17 0 26 0-10 50-19 102-29 153-8 37-14 72-34 72-1 0-11 0-19-6 19-1 22-16 22-21 0-9-7-13-14-13-10 0-22 7-22 23s18 26 33 26c22 0 37-23 44-37 12-25 21-72 22-74 8-41 15-83 23-123z"><text:p/></draw:path><draw:path draw:style-name="gr3" draw:text-style-name="P5" svg:width="0.0205in" svg:height="0.152in" svg:x="1.4602in" svg:y="0.2661in" svg:viewBox="0 0 53 387" svg:d="M53 387c0-5 0-11 0-15-12 0-26 0-38 0 0-119 0-238 0-357 12 0 26 0 38 0 0-5 0-9 0-15-18 0-35 0-53 0 0 129 0 259 0 387 18 0 35 0 53 0z"><text:p/></draw:path><draw:path draw:style-name="gr3" draw:text-style-name="P5" svg:width="0.1248in" svg:height="0.1035in" svg:x="1.489in" svg:y="0.2772in" svg:viewBox="0 0 318 264" svg:d="M177 105c-11-26-22-51-33-76-1-4-1-4-2-6 0-2 6-10 23-11 4-1 8-1 8-8 0-4-5-4-6-4-16 0-33 1-48 1-10 0-34-1-44-1-2 0-7 0-7 8 0 4 3 4 9 4 23 0 25 3 29 12 15 37 30 72 46 108-28 30-54 58-82 88-2 1-3 3-5 4-19 20-38 27-57 28-5 0-8 0-8 8 1 1 0 4 4 4 12 0 25-1 37-1 14 0 29 1 44 1 2 0 6 0 6-8 0-4-3-3-4-4-3 0-16-1-16-12 0-7 6-12 10-18 14-14 27-27 40-42 12-12 23-25 35-37 13 31 25 62 39 92 2 5 2 5 2 6 0 3-8 10-22 11-5 0-8 1-8 8 0 4 3 4 6 4 11 0 37-1 48-1 10 0 33 1 43 1 3 0 8 0 8-8 0-4-5-4-8-4-25 0-26-1-33-18-15-35-41-95-50-118 27-28 68-73 80-84 11-10 25-19 49-20 5-1 8-1 8-8 0-1 0-4-5-4-12 0-24 1-36 1-14 0-30-1-43-1-2 0-7 0-7 8 0 2 2 3 4 4 3 0 15 1 15 12 0 6-4 10-6 13-21 22-42 46-63 68z"><text:p/></draw:path><draw:path draw:style-name="gr3" draw:text-style-name="P5" svg:width="0.0205in" svg:height="0.152in" svg:x="1.6264in" svg:y="0.2661in" svg:viewBox="0 0 53 387" svg:d="M53 0c-18 0-35 0-53 0 0 6 0 10 0 15 12 0 25 0 37 0 0 119 0 238 0 357-12 0-25 0-37 0 0 4 0 10 0 15 18 0 35 0 53 0 0-128 0-258 0-387z"><text:p/></draw:path><draw:path draw:style-name="gr3" draw:text-style-name="P5" svg:width="0.0394in" svg:height="0.1819in" svg:x="2.8579in" svg:y="0.2516in" svg:viewBox="0 0 101 463" svg:d="M101 460c0-1-1-2-1-3-19-19-44-51-60-114-9-35-13-75-13-111 0-101 25-173 71-223 3-3 2-3 3-5 0-4-3-4-4-4-7 0-27 23-32 30-40 46-65 115-65 202 0 55 10 132 60 198 5 5 29 33 37 33 1 0 4 0 4-3z"><text:p/></draw:path><draw:path draw:style-name="gr3" draw:text-style-name="P5" svg:width="0.0752in" svg:height="0.1382in" svg:x="2.9126in" svg:y="0.2736in" svg:viewBox="0 0 192 352" svg:d="M121 118c11 0 22 0 33 0 8 0 12 0 12-8 0-4-4-4-11-4-11 0-21 0-32 0 2-15 6-30 8-44 2-8 8-36 10-40 3-8 10-13 17-13 3 0 12 0 20 6-17 3-21 16-21 21 0 9 7 14 15 14 9 0 20-8 20-24 0-17-17-26-34-26-13 0-37 7-48 45-2 9-3 12-13 61-9 0-18 0-27 0-7 0-12 0-12 7 0 5 4 5 11 5 9 0 17 0 26 0-10 50-19 102-29 153-7 37-13 72-34 72-1 0-11 0-18-6 18-1 21-16 21-21 0-9-6-13-14-13-10 0-21 7-21 23s16 26 32 26c22 0 37-23 44-37 12-25 21-72 22-74 8-41 15-83 23-123z"><text:p/></draw:path><draw:path draw:style-name="gr3" draw:text-style-name="P5" svg:width="0.072in" svg:height="0.0047in" svg:x="3.0067in" svg:y="0.2886in" svg:viewBox="0 0 184 13" svg:d="M173 13c4 0 11 0 11-6 0-7-7-7-11-7-54 0-108 0-162 0-4 0-11 0-11 7 0 6 7 6 11 6 54 0 108 0 162 0z"><text:p/></draw:path><draw:path draw:style-name="gr3" draw:text-style-name="P5" svg:width="0.0386in" svg:height="0.0705in" svg:x="3.102in" svg:y="0.2472in" svg:viewBox="0 0 99 180" svg:d="M62 8c0-7-2-8-9-8-17 18-42 18-53 18 0 3 0 6 0 10 7 0 24 0 40-8 0 46 0 92 0 138 0 9 0 13-28 13-3 0-7 0-10 0 0 3 0 6 0 9 5 0 39-1 49-1 7 0 41 1 48 1 0-3 0-6 0-9-3 0-8 0-11 0-26 0-26-4-26-13 0-50 0-100 0-150z"><text:p/></draw:path><draw:path draw:style-name="gr3" draw:text-style-name="P5" svg:width="0.0205in" svg:height="0.152in" svg:x="3.1768in" svg:y="0.2661in" svg:viewBox="0 0 53 387" svg:d="M53 387c0-5 0-11 0-15-12 0-26 0-38 0 0-119 0-238 0-357 12 0 26 0 38 0 0-5 0-9 0-15-18 0-35 0-53 0 0 129 0 259 0 387 18 0 35 0 53 0z"><text:p/></draw:path><draw:path draw:style-name="gr3" draw:text-style-name="P5" svg:width="0.1252in" svg:height="0.1035in" svg:x="3.2051in" svg:y="0.2772in" svg:viewBox="0 0 319 264" svg:d="M177 105c-11-26-21-51-32-76-1-4-1-4-2-6 0-2 7-10 23-11 3-1 8-1 8-8 0-4-6-4-7-4-15 0-32 1-48 1-10 0-34-1-43-1-2 0-8 0-8 8 0 4 5 4 9 4 24 0 26 3 30 12 15 37 29 72 45 108-28 30-54 58-82 88-1 1-3 3-4 4-20 20-37 27-57 28-6 0-9 0-9 8 2 1 0 4 5 4 11 0 25-1 37-1 14 0 28 1 43 1 2 0 6 0 6-8 0-4-3-4-4-4-3 0-16-1-16-12 0-7 6-12 11-18 14-14 27-27 40-42 11-12 23-25 34-37 13 31 27 62 40 92 1 5 1 5 1 6 0 3-7 10-22 11-5 0-8 1-8 8 0 4 5 4 6 4 11 0 38-1 49-1 9 0 33 1 43 1 2 0 7 0 7-8 0-4-4-4-7-4-26 0-26-1-33-18-15-35-42-95-51-118 27-28 68-73 80-84 12-10 26-19 49-20 6-1 9-1 9-8 0-1 0-4-6-4-11 0-24 1-36 1-14 0-28-1-43-1-2 0-7 0-7 8 0 2 2 3 5 4 3 0 15 1 15 12 0 6-4 10-7 13-21 22-42 46-63 68z"><text:p/></draw:path><draw:path draw:style-name="gr3" draw:text-style-name="P5" svg:width="0.0205in" svg:height="0.152in" svg:x="3.3425in" svg:y="0.2661in" svg:viewBox="0 0 53 387" svg:d="M53 0c-18 0-35 0-53 0 0 6 0 10 0 15 12 0 25 0 37 0 0 119 0 238 0 357-12 0-25 0-37 0 0 4 0 10 0 15 18 0 35 0 53 0 0-128 0-258 0-387z"><text:p/></draw:path><draw:path draw:style-name="gr3" draw:text-style-name="P5" svg:width="0.0744in" svg:height="0.1071in" svg:x="3.4374in" svg:y="0.2752in" svg:viewBox="0 0 190 273" svg:d="M134 248c0 8 0 16 0 25 19-1 38-3 56-5 0-4 0-7 0-12-26 0-29-3-29-22 0-78 0-156 0-234-19 1-38 3-57 4 0 5 0 8 0 13 28 0 31 2 31 20 0 28 0 57 0 84-11-13-28-23-49-23-45 0-86 37-86 87 0 49 38 88 82 88 25 0 42-13 52-25zM134 143c0 26 0 53 0 79 0 8 0 8-4 15-12 18-30 27-46 27-17 0-31-10-41-25-10-16-11-38-11-53 0-14 1-37 12-55 9-12 23-25 44-25 13 0 30 6 42 23 4 6 4 7 4 14z"><text:p/></draw:path><draw:path draw:style-name="gr3" draw:text-style-name="P5" svg:width="0.0587in" svg:height="0.0697in" svg:x="3.5209in" svg:y="0.3126in" svg:viewBox="0 0 150 178" svg:d="M33 76c2-57 34-67 47-67 40 0 44 53 44 67-31 0-60 0-91 0zM32 85c36 0 71 0 108 0 8 0 10 0 10-9 0-37-21-76-70-76-44 0-80 41-80 89 0 52 41 89 86 89 46 0 64-43 64-50 0-4-4-5-5-5-4 0-4 2-5 6-14 39-49 39-52 39-20 0-35-12-44-26-12-18-12-44-12-57z"><text:p/></draw:path><draw:path draw:style-name="gr3" draw:text-style-name="P5" svg:width="0.076in" svg:height="0.1071in" svg:x="3.5882in" svg:y="0.2736in" svg:viewBox="0 0 194 273" svg:d="M118 118c17 0 19 5 19 21 0 35 0 69 0 104 0 18-4 18-29 18 0 4 0 7 0 12 12-1 33-1 43-1s28 0 43 1c0-5 0-8 0-12-27 0-31 0-31-18 0-47 0-94 0-142-17 1-32 2-49 4-6 1-4 1-6 1-1 0-2 0-8 0-15 0-30 0-45 0 0-15 0-29 0-43 0-39 33-54 57-54 11 0 25 3 33 12-15 1-17 12-17 19 0 12 9 17 16 17 10 0 19-6 19-17 0-23-22-40-51-40-35 0-81 20-81 62 0 14 0 29 0 44-10 0-21 0-31 0 0 4 0 7 0 12 10 0 21 0 31 0 0 42 0 83 0 125 0 18-5 18-31 18 0 4 0 7 0 12 13-1 33-1 43-1 9 0 28 0 43 1 0-5 0-8 0-12-26 0-30 0-30-18 0-42 0-83 0-125 21 0 41 0 62 0z"><text:p/></draw:path><draw:path draw:style-name="gr3" draw:text-style-name="P5" svg:width="0.0764in" svg:height="0.0669in" svg:x="3.6736in" svg:y="0.3134in" svg:viewBox="0 0 195 171" svg:d="M30 37c0 35 0 70 0 104 0 17-4 17-30 17 0 5 0 8 0 13 13-2 33-2 44-2 10 0 30 0 43 2 0-5 0-8 0-13-25 0-30 0-30-17 0-24 0-47 0-72 0-39 28-61 52-61s28 21 28 43c0 29 0 60 0 90 0 17-4 17-29 17 0 5 0 8 0 13 13-2 33-2 43-2 11 0 30 0 44 2 0-5 0-8 0-13-20 0-30 0-31-12 0-24 0-49 0-73 0-33 0-45-12-59-5-6-18-14-40-14-28 0-47 17-57 40 0-14 0-27 0-40-19 1-36 2-55 3 0 5 0 8 0 12 27 0 30 4 30 22z"><text:p/></draw:path><draw:path draw:style-name="gr3" draw:text-style-name="P5" svg:width="0.0319in" svg:height="0.1016in" svg:x="3.7587in" svg:y="0.278in" svg:viewBox="0 0 82 259" svg:d="M55 88c-18 1-36 2-54 3 0 5 0 8 0 12 25 0 29 3 29 22 0 35 0 70 0 104 0 17-5 17-30 17 0 5 0 8 0 13 12-2 33-2 42-2 14 0 27 0 40 2 0-5 0-8 0-13-25 0-27-2-27-17 0-47 0-94 0-141zM57 20c0-12-10-20-21-20-12 0-21 10-21 20 0 11 9 21 21 21 11 0 21-8 21-21z"><text:p/></draw:path><draw:path draw:style-name="gr3" draw:text-style-name="P5" svg:width="0.0472in" svg:height="0.0949in" svg:x="3.7984in" svg:y="0.2862in" svg:viewBox="0 0 121 242" svg:d="M59 83c19 0 38 0 56 0 0-5 0-8 0-13-18 0-37 0-56 0 0-23 0-47 0-70-3 0-5 0-8 0-2 32-13 73-51 75 0 2 0 5 0 8 11 0 22 0 33 0 0 35 0 71 0 106 0 48 36 53 49 53 28 0 39-27 39-53 0-7 0-14 0-22-3 0-7 0-10 0 0 8 0 15 0 22 0 29-11 43-25 43-27 0-27-35-27-42 0-36 0-71 0-107z"><text:p/></draw:path><draw:path draw:style-name="gr3" draw:text-style-name="P5" svg:width="0.0319in" svg:height="0.1016in" svg:x="3.8598in" svg:y="0.278in" svg:viewBox="0 0 82 259" svg:d="M55 88c-18 1-36 2-54 3 0 5 0 8 0 12 25 0 29 3 29 22 0 35 0 70 0 104 0 17-5 17-30 17 0 5 0 8 0 13 12-2 33-2 43-2 13 0 26 0 39 2 0-5 0-8 0-13-25 0-27-2-27-17 0-47 0-94 0-141zM57 20c0-12-10-20-21-20-12 0-20 10-20 20 0 11 8 21 20 21 11 0 21-8 21-21z"><text:p/></draw:path><draw:path draw:style-name="gr3" draw:text-style-name="P5" svg:width="0.0665in" svg:height="0.0697in" svg:x="3.9016in" svg:y="0.3126in" svg:viewBox="0 0 170 178" svg:d="M170 91c0-49-38-91-84-91-49 0-86 43-86 91 0 50 40 87 85 87 47 0 85-38 85-87zM86 168c-17 0-34-7-44-26-10-17-10-41-10-54 0-15 0-36 9-53 11-17 28-26 44-26 17 0 34 9 44 25 10 17 10 39 10 54 0 13 0 34-8 52-9 17-27 28-45 28z"><text:p/></draw:path><draw:path draw:style-name="gr3" draw:text-style-name="P5" svg:width="0.0764in" svg:height="0.0669in" svg:x="3.978in" svg:y="0.3134in" svg:viewBox="0 0 195 171" svg:d="M30 37c0 35 0 70 0 104 0 17-5 17-30 17 0 5 0 8 0 13 13-2 33-2 44-2 10 0 30 0 43 2 0-5 0-8 0-13-27 0-31 0-31-17 0-24 0-47 0-72 0-39 28-61 53-61 24 0 28 21 28 43 0 29 0 60 0 90 0 17-4 17-29 17 0 5 0 8 0 13 13-2 33-2 43-2s30 0 44 2c0-5 0-8 0-13-21 0-30 0-31-12 0-24 0-49 0-73 0-33 0-45-12-59-6-6-18-14-41-14-27 0-46 17-57 40 0-14 0-27 0-40-18 1-36 2-54 3 0 5 0 8 0 12 26 0 30 4 30 22z"><text:p/></draw:path><draw:path draw:style-name="gr3" draw:text-style-name="P5" svg:width="0.0394in" svg:height="0.1819in" svg:x="4.0642in" svg:y="0.2516in" svg:viewBox="0 0 101 463" svg:d="M101 232c0-55-10-132-60-198-4-4-29-34-37-34-1 0-4 1-4 4 0 2 1 3 2 4 19 21 44 51 61 113 8 35 12 75 12 111 0 39-4 78-15 116-14 55-37 85-57 106-3 5-3 5-3 6 0 3 3 3 4 3 7 0 28-23 32-28 40-47 65-117 65-203z"><text:p/></draw:path><draw:path draw:style-name="gr3" draw:text-style-name="P5" svg:width="0.1346in" svg:height="0.0831in" svg:x="0.0004in" svg:y="0.5453in" svg:viewBox="0 0 343 212" svg:d="M329 152c6 0 14 0 14-8s-8-8-14-8c-82 0-164 0-245 0-17-14-37-24-49-29 13-7 33-17 49-30 81 0 163 0 245 0 6 0 14 0 14-8s-8-8-14-8c-76 0-152 0-228 0 19-18 39-52 39-57 0-4-6-4-8-4-3 0-6 0-7 3-8 15-19 36-45 58-26 24-51 34-72 39-7 2-7 3-8 3 0 2 0 3 0 4s0 1 0 2h1c1 1 1 1 9 3 52 16 90 51 112 93 4 7 4 7 10 7 2 0 8 0 8-4s-20-39-39-56c76 0 152 0 228 0z"><text:p/></draw:path><draw:path draw:style-name="gr3" draw:text-style-name="P5" svg:width="0.1346in" svg:height="0.0831in" svg:x="0.1272in" svg:y="0.5453in" svg:viewBox="0 0 343 212" svg:d="M260 77c16 13 36 23 48 30-13 5-33 15-48 29-82 0-164 0-246 0-6 0-14 0-14 8s7 8 13 8c76 0 153 0 229 0-19 17-39 52-39 56s6 4 8 4 6 0 7-3c9-14 20-35 44-57 27-23 53-34 72-40 7-2 8-3 9-3 0-1 0-1 0-2s0-2 0-4h-1c-1-1-1-1-9-3-51-15-90-50-112-92-4-8-4-8-10-8-2 0-8 0-8 4 0 5 20 39 39 57-76 0-153 0-229 0-6 0-13 0-13 8s8 8 14 8c82 0 164 0 246 0z"><text:p/></draw:path><draw:path draw:style-name="gr3" draw:text-style-name="P5" svg:width="0.0752in" svg:height="0.0685in" svg:x="0.3177in" svg:y="0.5571in" svg:viewBox="0 0 192 175" svg:d="M118 54c2-10 11-45 38-45 2 0 11 0 20 4-11 2-19 12-19 21 0 7 5 14 15 14 8 0 20-7 20-23 0-19-23-25-36-25-22 0-35 21-41 30-8-26-29-30-40-30-41 0-63 50-63 59 0 5 3 5 4 5 4 0 5-1 6-5 13-40 38-50 52-50 6 0 21 3 21 25 0 12-7 39-21 93-7 24-20 40-38 40-2 0-11 0-18-5 9-2 17-10 17-21 0-10-8-13-14-13-11 0-21 10-21 22 0 17 20 25 36 25 26 0 40-26 41-29 4 15 19 29 42 29 39 0 61-50 61-59 0-4-3-4-4-4-3 0-4 1-6 5-12 40-38 50-50 50-16 0-22-13-22-26 0-8 2-17 6-34 5-18 9-35 14-53z"><text:p/></draw:path><draw:path draw:style-name="gr3" draw:text-style-name="P5" svg:width="0.076in" svg:height="0.0874in" svg:x="0.4547in" svg:y="0.5425in" svg:viewBox="0 0 194 223" svg:d="M180 120c7 0 14 0 14-8 0-7-7-7-14-7-55 0-109 0-164 0 5-53 50-90 104-90 20 0 41 0 60 0 7 0 14 0 14-7 0-8-7-8-14-8-21 0-40 0-61 0-66 0-119 50-119 112s53 111 119 111c21 0 40 0 61 0 7 0 14 0 14-7 0-8-7-8-14-8-19 0-40 0-60 0-54 0-99-36-104-88 55 0 109 0 164 0z"><text:p/></draw:path><draw:path draw:style-name="gr3" draw:text-style-name="P5" svg:width="0.1043in" svg:height="0.1083in" svg:x="0.5913in" svg:y="0.5161in" svg:viewBox="0 0 266 276" svg:d="M56 232c-15 27-31 31-47 33-5 0-9 0-9 8 0 2 2 3 5 3 11 0 22-1 33-1 14 0 27 1 39 1 3 0 8 0 8-6 0-5-4-5-7-5-9-1-18-4-18-14 0-5 3-9 6-14 10-17 20-33 30-50 32 0 65 0 96 0 0 9 6 61 6 65 0 11-20 13-28 13-5 0-8 0-8 8 0 3 4 3 5 3 16 0 32-1 49-1 8 0 33 1 42 1 3 0 8 0 8-8 0-3-4-3-10-3-23 0-23-3-24-14-8-80-16-162-24-242 0-8 0-9-7-9-6 0-9 2-11 7-45 74-89 150-134 225zM102 175c26-43 51-85 76-128 5 43 9 85 13 128-29 0-59 0-89 0z"><text:p/></draw:path><draw:path draw:style-name="gr3" draw:text-style-name="P5" svg:width="0.0846in" svg:height="0.0941in" svg:x="0.7425in" svg:y="0.5335in" svg:viewBox="0 0 216 240" svg:d="M117 9c-4-7-6-9-9-9-6 0-7 3-9 9-32 71-64 144-96 215-2 6-3 6-3 8 0 5 3 8 8 8 3 0 5-1 8-8 31-68 61-136 92-204 29 68 60 136 90 204 4 8 8 8 10 8 3 0 8-3 8-8 0-1 0-1-4-6-32-73-64-145-95-217z"><text:p/></draw:path><draw:path draw:style-name="gr3" draw:text-style-name="P5" svg:width="0.035in" svg:height="0.1516in" svg:x="0.8843in" svg:y="0.5098in" svg:viewBox="0 0 90 386" svg:d="M90 383c0-1 0-2-6-9-49-48-62-122-62-180 0-69 15-136 63-184 5-4 5-4 5-7 0-2-2-3-4-3-5 0-39 26-62 75-20 43-24 86-24 119 0 29 4 76 25 120 23 47 56 72 61 72 2 0 4-1 4-3z"><text:p/></draw:path><draw:path draw:style-name="gr3" draw:text-style-name="P5" svg:width="0.0677in" svg:height="0.1047in" svg:x="0.9366in" svg:y="0.5189in" svg:viewBox="0 0 173 267" svg:d="M173 13c0-12-1-13-15-13-48 0-96 0-145 0-5 0-13 0-13 8 0 7 8 7 13 7 49 0 96 0 144 0 0 37 0 74 0 110-46 0-92 0-138 0-7 0-14 0-14 9 0 8 7 8 14 8 46 0 92 0 138 0 0 36 0 74 0 110-48 0-95 0-144 0-5 0-13 0-13 8 0 7 8 7 13 7 49 0 97 0 145 0 14 0 15-1 15-13 0-80 0-160 0-241z"><text:p/></draw:path><draw:path draw:style-name="gr3" draw:text-style-name="P5" svg:width="0.0693in" svg:height="0.0685in" svg:x="1.0189in" svg:y="0.5571in" svg:viewBox="0 0 177 175" svg:d="M129 25c-7-14-18-25-36-25-45 0-93 57-93 113 0 37 21 62 52 62 7 0 26-1 50-29 2 17 17 29 35 29 14 0 22-9 29-21 7-14 11-37 11-38 0-4-3-4-4-4-5 0-5 1-6 7-6 25-13 48-30 48-9 0-11-11-11-18 0-8 0-11 5-29 4-15 5-20 9-34 4-18 10-36 14-54 2-11 2-12 2-13 0-7-4-11-11-11-10 0-15 9-16 17zM103 125c-1 7-1 8-7 15-17 21-33 27-43 27-20 0-26-22-26-36 0-20 13-67 21-85 12-23 30-37 45-37 26 0 31 32 31 34s-1 4-1 7c-6 25-13 50-20 75z"><text:p/></draw:path><draw:path draw:style-name="gr3" draw:text-style-name="P5" svg:width="0.0752in" svg:height="0.0874in" svg:x="1.1484in" svg:y="0.5425in" svg:viewBox="0 0 192 223" svg:d="M179 120c7 0 13 0 13-8 0-7-6-7-13-7-55 0-109 0-164 0 5-53 50-90 104-90 20 0 40 0 60 0 7 0 13 0 13-7 0-8-6-8-13-8-20 0-40 0-60 0-67 0-119 50-119 112s52 111 119 111c20 0 40 0 60 0 7 0 13 0 13-7 0-8-6-8-13-8-20 0-40 0-60 0-54 0-99-36-104-88 55 0 109 0 164 0z"><text:p/></draw:path><draw:path draw:style-name="gr3" draw:text-style-name="P5" svg:width="0.1248in" svg:height="0.1035in" svg:x="1.2835in" svg:y="0.5213in" svg:viewBox="0 0 318 264" svg:d="M177 106c-11-26-22-52-33-77-1-4-1-4-2-5 0-3 6-10 23-12 4 0 8 0 8-6s-5-6-6-6c-15 0-33 2-48 2-10 0-34-2-44-2-2 0-7 0-7 8 0 4 5 4 9 4 23 0 25 5 29 13 15 37 30 72 46 108-28 29-54 58-82 87-2 1-3 3-5 4-19 21-38 27-56 29-6 0-9 0-9 8 1 1 0 3 4 3 12 0 26-1 37-1 14 0 29 1 44 1 2 0 6 0 6-8 0-3-3-3-4-3-3-1-16-2-16-12 0-7 6-13 10-18 14-14 27-27 40-41 12-14 23-26 35-39 13 31 25 62 39 92 2 5 1 4 2 6 0 3-8 10-22 12-5 0-8 0-8 7 0 4 5 4 6 4 11 0 37-1 48-1 10 0 33 1 43 1 3 0 8 0 8-7 0-4-5-4-7-4-26-1-27-2-34-18-14-36-41-95-50-118 27-28 68-74 80-85 11-9 26-19 49-20 5 0 8 0 8-8-1-1 0-4-5-4-12 0-24 2-36 2-14 0-30-2-43-2-2 0-7 0-7 8 0 3 2 4 4 4 3 1 15 1 15 12 0 6-3 11-6 15-21 22-42 45-63 67z"><text:p/></draw:path><draw:path draw:style-name="gr3" draw:text-style-name="P5" svg:width="0.0157in" svg:height="0.0157in" svg:x="1.422in" svg:y="0.6091in" svg:viewBox="0 0 41 41" svg:d="M41 21c0-11-10-21-21-21-12 0-20 10-20 21s8 20 20 20c11 0 21-9 21-20z"><text:p/></draw:path><draw:path draw:style-name="gr3" draw:text-style-name="P5" svg:width="0.0752in" svg:height="0.1378in" svg:x="1.4594in" svg:y="0.5181in" svg:viewBox="0 0 192 351" svg:d="M121 118c11 0 22 0 33 0 8 0 12 0 12-8 0-4-4-4-11-4-11 0-21 0-32 0 3-15 6-30 9-44 1-8 7-36 9-41 3-7 10-13 18-13 2 0 11 0 19 7-17 2-21 15-21 21 0 9 7 14 15 14 9 0 20-9 20-24 0-17-17-26-33-26-13 0-38 7-49 45-2 8-3 12-13 61-9 0-18 0-27 0-7 0-11 0-11 7 0 5 4 5 10 5 9 0 18 0 27 0-10 50-20 102-30 153-7 37-13 72-33 72-2 0-12 0-19-7 18-2 21-15 21-21 0-9-6-14-14-14-10 0-21 9-21 24 0 17 16 26 33 26 21 0 36-22 43-37 13-25 22-71 22-74 8-41 15-82 23-122z"><text:p/></draw:path><draw:path draw:style-name="gr3" draw:text-style-name="P5" svg:width="0.0346in" svg:height="0.1516in" svg:x="1.5575in" svg:y="0.5098in" svg:viewBox="0 0 89 386" svg:d="M89 383c0-1 0-2-7-9-48-48-60-122-60-180 0-69 15-136 63-184 4-4 4-4 4-7 0-2-1-3-3-3-5 0-39 26-62 75-20 43-24 86-24 119 0 29 4 76 25 120 23 47 56 72 61 72 2 0 3-1 3-3z"><text:p/></draw:path><draw:path draw:style-name="gr3" draw:text-style-name="P5" svg:width="0.0693in" svg:height="0.0685in" svg:x="1.6075in" svg:y="0.5571in" svg:viewBox="0 0 177 175" svg:d="M129 25c-8-14-19-25-37-25-45 0-92 57-92 113 0 37 21 62 51 62 7 0 27-1 50-29 3 17 17 29 35 29 14 0 23-9 29-21 7-14 12-37 12-38 0-4-3-4-5-4-4 0-4 1-5 7-6 25-14 48-30 48-11 0-12-11-12-18 0-8 1-11 6-29 4-15 4-20 9-34 4-18 8-36 13-54 3-11 3-12 3-13 0-7-5-11-11-11-10 0-15 9-16 17zM103 125c-2 7-2 8-7 15-18 21-33 27-44 27-19 0-25-22-25-36 0-20 13-67 21-85 12-23 30-37 45-37 26 0 31 32 31 34s-1 4-2 7c-7 25-12 50-19 75z"><text:p/></draw:path><draw:path draw:style-name="gr3" draw:text-style-name="P5" svg:width="0.035in" svg:height="0.1516in" svg:x="1.6902in" svg:y="0.5098in" svg:viewBox="0 0 90 386" svg:d="M90 194c0-31-4-77-25-121-23-48-57-73-61-73-2 0-4 1-4 3 0 3 0 3 8 10 38 38 60 99 60 181 0 66-14 133-63 182-5 5-5 6-5 7 0 2 2 3 4 3 4 0 39-26 62-75 20-43 24-85 24-117z"><text:p/></draw:path><draw:path draw:style-name="gr3" draw:text-style-name="P5" svg:width="0.1008in" svg:height="0.0354in" svg:x="1.7917in" svg:y="0.5689in" svg:viewBox="0 0 257 91" svg:d="M244 17c6 0 13 0 13-8 0-9-7-9-13-9-77 0-154 0-231 0-5 0-13 0-13 9 0 8 8 8 13 8 77 0 154 0 231 0zM244 91c6 0 13 0 13-7 0-8-7-8-13-8-77 0-154 0-231 0-5 0-13 0-13 8 0 7 8 7 13 7 77 0 154 0 231 0z"><text:p/></draw:path><draw:path draw:style-name="gr3" draw:text-style-name="P5" svg:width="0.076in" svg:height="0.1378in" svg:x="1.952in" svg:y="0.5181in" svg:viewBox="0 0 194 351" svg:d="M122 118c11 0 22 0 33 0 8 0 11 0 11-8 0-4-3-4-10-4-11 0-21 0-32 0 2-15 6-30 8-44 1-8 7-36 10-41 3-7 10-13 17-13 2 0 13 0 19 7-16 2-21 15-21 21 0 9 8 14 15 14 9 0 22-9 22-24 0-17-19-26-35-26-13 0-37 7-49 45-2 8-3 12-12 61-9 0-18 0-27 0-7 0-12 0-12 7 0 5 4 5 11 5 9 0 17 0 26 0-10 50-19 102-29 153-8 37-14 72-34 72-1 0-11 0-19-7 18-2 22-15 22-21 0-9-7-14-14-14-11 0-22 9-22 24 0 17 18 26 33 26 21 0 36-22 44-37 12-25 21-71 22-74 8-41 15-82 23-122z"><text:p/></draw:path><draw:path draw:style-name="gr3" draw:text-style-name="P5" svg:width="0.035in" svg:height="0.1516in" svg:x="2.0492in" svg:y="0.5098in" svg:viewBox="0 0 90 386" svg:d="M90 383c0-1 0-2-6-9-49-48-61-122-61-180 0-69 14-136 62-184 5-4 5-4 5-7 0-2-2-3-4-3-4 0-39 26-62 75-20 43-24 86-24 119 0 29 4 76 25 120 24 47 57 72 61 72 2 0 4-1 4-3z"><text:p/></draw:path><draw:path draw:style-name="gr3" draw:text-style-name="P5" svg:width="0.0752in" svg:height="0.0685in" svg:x="2.0976in" svg:y="0.5571in" svg:viewBox="0 0 192 175" svg:d="M119 54c2-10 11-45 37-45 2 0 11 0 20 4-11 2-19 12-19 21 0 7 5 14 15 14 8 0 20-7 20-23 0-19-22-25-35-25-23 0-36 21-40 30-10-26-31-30-42-30-41 0-63 50-63 59 0 5 3 4 4 5 4 0 5-1 6-5 13-40 38-50 52-50 7 0 21 3 21 25 0 12-7 39-21 93-7 24-20 40-37 40-2 0-11 0-19-5 9-2 18-10 18-21 0-10-9-13-14-13-12 0-22 10-22 22 0 17 20 25 36 25 27 0 40-26 41-29 4 15 19 29 42 29 39 0 61-50 61-59 0-4-3-4-4-4-3 0-4 1-4 5-14 40-40 50-52 50-16 0-21-13-21-26 0-8 2-17 7-34 4-18 8-35 13-53z"><text:p/></draw:path><draw:path draw:style-name="gr3" draw:text-style-name="P5" svg:width="0.035in" svg:height="0.1516in" svg:x="2.189in" svg:y="0.5098in" svg:viewBox="0 0 90 386" svg:d="M90 194c0-31-4-77-26-121-23-48-56-73-60-73-3 0-4 1-4 3 0 3 0 3 8 10 37 38 59 99 59 181 0 66-14 133-62 182-5 5-5 6-5 7 0 2 1 3 4 3 4 0 39-26 61-75 20-43 25-85 25-117z"><text:p/></draw:path><draw:path draw:style-name="gr3" draw:text-style-name="P5" svg:width="0.0346in" svg:height="0.1516in" svg:x="2.2484in" svg:y="0.5098in" svg:viewBox="0 0 89 386" svg:d="M89 194c0-31-4-77-25-121-23-48-56-73-61-73-2 0-3 1-3 3 0 3 0 3 7 10 38 38 60 99 60 181 0 66-14 133-63 182-4 5-4 6-4 7 0 2 1 3 3 3 5 0 39-26 62-75 20-43 24-85 24-117z"><text:p/></draw:path><draw:path draw:style-name="gr3" draw:text-style-name="P5" svg:width="0.0394in" svg:height="0.1819in" svg:x="2.8579in" svg:y="0.4953in" svg:viewBox="0 0 101 463" svg:d="M101 459c0-1-1-2-1-4-19-18-44-49-60-113-9-35-13-75-13-110 0-102 25-173 71-223 3-3 3-5 3-6 0-3-3-3-4-3-7 0-27 23-32 29-40 47-65 116-65 202 0 55 10 133 60 198 5 4 29 34 37 34 1 0 4 0 4-4z"><text:p/></draw:path><draw:path draw:style-name="gr3" draw:text-style-name="P5" svg:width="0.0752in" svg:height="0.1378in" svg:x="2.9126in" svg:y="0.5181in" svg:viewBox="0 0 192 351" svg:d="M121 118c11 0 22 0 33 0 8 0 12 0 12-8 0-4-4-4-11-4-11 0-21 0-32 0 2-15 6-30 8-44 2-8 8-36 10-41 3-7 10-13 17-13 3 0 12 0 20 7-17 2-21 15-21 21 0 9 7 14 15 14 9 0 20-9 20-24 0-17-17-26-34-26-13 0-37 7-48 45-2 8-3 12-13 61-9 0-18 0-27 0-7 0-12 0-12 7 0 5 4 5 11 5 9 0 17 0 26 0-10 50-19 102-29 153-7 37-13 72-34 72-1 0-11 0-18-7 18-2 21-15 21-21 0-9-6-14-14-14-10 0-21 9-21 24 0 17 16 26 32 26 22 0 37-22 44-37 12-25 21-71 22-74 8-41 15-82 23-122z"><text:p/></draw:path><draw:path draw:style-name="gr3" draw:text-style-name="P5" svg:width="0.0205in" svg:height="0.1516in" svg:x="3.0134in" svg:y="0.5098in" svg:viewBox="0 0 53 386" svg:d="M53 386c0-5 0-11 0-15-12 0-26 0-38 0 0-119 0-237 0-356 12 0 26 0 38 0 0-5 0-9 0-15-18 0-35 0-53 0 0 129 0 257 0 386 18 0 35 0 53 0z"><text:p/></draw:path><draw:path draw:style-name="gr3" draw:text-style-name="P5" svg:width="0.1248in" svg:height="0.1035in" svg:x="3.0417in" svg:y="0.5213in" svg:viewBox="0 0 318 264" svg:d="M177 106c-11-26-22-52-33-77-1-4-1-4-1-5 0-3 7-10 22-12 4 0 8 0 8-6s-5-6-6-6c-15 0-32 2-48 2-10 0-34-2-44-2-2 0-7 0-7 8 0 4 5 4 9 4 23 0 25 5 30 13 15 37 29 72 45 108-28 29-54 58-82 87-2 1-3 3-5 4-19 21-36 27-56 29-6 0-9 0-9 8 1 1 0 3 4 3 12 0 26-1 37-1 14 0 29 1 44 1 2 0 6 0 6-8 0-3-3-3-4-3-3-1-16-2-16-12 0-7 6-13 10-18 14-14 27-27 40-41 12-14 23-26 35-39 13 31 25 62 39 92 2 5 1 4 2 6 0 3-8 10-22 12-5 0-8 0-8 7 0 4 5 4 6 4 11 0 37-1 48-1 10 0 33 1 43 1 3 0 8 0 8-7 0-4-5-4-7-4-26-1-27-2-34-18-14-36-41-95-50-118 27-28 68-74 80-85 11-9 26-19 49-20 5 0 8 0 8-8-1-1 0-4-5-4-12 0-24 2-36 2-14 0-30-2-43-2-2 0-7 0-7 8 0 3 2 4 4 4 4 1 15 1 15 12 0 6-3 11-6 15-21 22-42 45-63 67z"><text:p/></draw:path><draw:path draw:style-name="gr3" draw:text-style-name="P5" svg:width="0.0205in" svg:height="0.1516in" svg:x="3.1791in" svg:y="0.5098in" svg:viewBox="0 0 53 386" svg:d="M53 0c-18 0-35 0-53 0 0 6 0 10 0 15 12 0 25 0 37 0 0 119 0 237 0 356-12 0-25 0-37 0 0 4 0 10 0 15 18 0 35 0 53 0 0-129 0-257 0-386z"><text:p/></draw:path><draw:path draw:style-name="gr3" draw:text-style-name="P5" svg:width="0.0744in" svg:height="0.1067in" svg:x="3.274in" svg:y="0.5189in" svg:viewBox="0 0 190 272" svg:d="M133 246c0 9 0 17 0 26 19-1 39-4 57-5 0-3 0-7 0-11-27 0-29-3-29-22 0-78 0-156 0-234-19 1-38 2-57 3 0 5 0 8 0 12 28 0 30 4 30 22 0 28 0 57 0 84-11-14-27-24-48-24-45 0-86 38-86 88 0 48 37 87 81 87 26 0 43-13 52-26zM133 143c0 26 0 53 0 79 0 7 0 8-3 15-12 18-30 27-46 27-18 0-31-11-41-25-10-16-11-38-11-54 0-14 1-38 12-55 8-12 23-24 44-24 13 0 30 5 42 23 3 6 3 7 3 14z"><text:p/></draw:path><draw:path draw:style-name="gr3" draw:text-style-name="P5" svg:width="0.0587in" svg:height="0.0693in" svg:x="3.3575in" svg:y="0.5571in" svg:viewBox="0 0 150 177" svg:d="M32 76c3-57 35-67 48-67 40 0 44 52 44 67-31 0-61 0-92 0zM32 84c36 0 71 0 108 0 8 0 10 0 10-8 0-39-21-76-70-76-45 0-80 40-80 88 0 52 41 89 85 89 47 0 65-43 65-49 0-5-4-6-6-6-3 0-4 2-4 6-15 39-49 39-53 39-19 0-34-11-43-25-12-19-12-44-12-58z"><text:p/></draw:path><draw:path draw:style-name="gr3" draw:text-style-name="P5" svg:width="0.0752in" svg:height="0.1067in" svg:x="3.4252in" svg:y="0.5181in" svg:viewBox="0 0 192 272" svg:d="M117 118c17 0 20 4 20 21 0 35 0 69 0 104 0 18-4 18-30 18 0 3 0 7 0 11 13 0 33-1 43-1 8 0 28 1 42 1 0-4 0-8 0-11-25 0-29 0-29-18 0-47 0-94 0-142-17 1-32 2-49 4-6 0-6 1-7 1-3 0-1 0-7 0-15 0-30 0-45 0 0-15 0-30 0-44 0-38 33-54 57-54 11 0 25 4 33 13-16 1-19 12-19 18 0 13 11 17 18 17 9 0 18-5 18-17 0-24-21-39-50-39-36 0-81 20-81 62 0 14 0 29 0 44-10 0-21 0-31 0 0 4 0 7 0 12 10 0 21 0 31 0 0 42 0 83 0 125 0 18-5 18-31 18 0 3 0 7 0 11 13 0 33-1 43-1s28 1 43 1c0-4 0-8 0-11-26 0-30 0-30-18 0-42 0-83 0-125 20 0 41 0 61 0z"><text:p/></draw:path><draw:path draw:style-name="gr3" draw:text-style-name="P5" svg:width="0.0764in" svg:height="0.0669in" svg:x="3.5102in" svg:y="0.5571in" svg:viewBox="0 0 195 171" svg:d="M30 39c0 34 0 69 0 103 0 18-5 18-30 18 0 3 0 7 0 11 13 0 33-2 43-2 11 0 31 2 44 2 0-4 0-8 0-11-27 0-31 0-31-18 0-24 0-47 0-72 0-39 28-61 53-61 24 0 28 21 28 43 0 29 0 60 0 90 0 18-4 18-30 18 0 3 0 7 0 11 14 0 34-2 44-2s30 2 44 2c0-4 0-8 0-11-21 0-31 0-31-13 0-24 0-49 0-73 0-33 0-45-12-60-6-6-18-14-41-14-27 0-46 17-57 41 0-13 0-28 0-41-18 1-36 3-54 4 0 5 0 8 0 13 26 0 30 2 30 22z"><text:p/></draw:path><draw:path draw:style-name="gr3" draw:text-style-name="P5" svg:width="0.0327in" svg:height="0.1016in" svg:x="3.5949in" svg:y="0.5217in" svg:viewBox="0 0 84 259" svg:d="M56 88c-18 1-36 3-54 4 0 5 0 8 0 13 25 0 29 2 29 20 0 36 0 70 0 105 0 18-5 18-31 18 0 3 0 7 0 11 13 0 34-2 43-2 13 0 27 2 41 2 0-4 0-8 0-11-27 0-28-3-28-18 0-47 0-95 0-142zM57 21c0-12-9-21-20-21-12 0-21 11-21 21s9 21 21 21c11 0 20-9 20-21z"><text:p/></draw:path><draw:path draw:style-name="gr3" draw:text-style-name="P5" svg:width="0.0472in" svg:height="0.0949in" svg:x="3.635in" svg:y="0.5307in" svg:viewBox="0 0 121 242" svg:d="M59 84c19 0 37 0 55 0 0-5 0-8 0-12-18 0-36 0-55 0 0-25 0-48 0-72-3 0-6 0-10 0 0 32-12 74-49 75 0 3 0 5 0 9 11 0 22 0 33 0 0 35 0 71 0 106 0 48 36 52 49 52 28 0 39-27 39-52 0-7 0-14 0-22-3 0-7 0-10 0 0 7 0 15 0 21 0 29-11 43-25 43-27 0-27-34-27-41 0-36 0-71 0-107z"><text:p/></draw:path><draw:path draw:style-name="gr3" draw:text-style-name="P5" svg:width="0.0319in" svg:height="0.1016in" svg:x="3.6965in" svg:y="0.5217in" svg:viewBox="0 0 82 259" svg:d="M55 88c-18 1-36 3-54 4 0 5 0 8 0 13 25 0 29 2 29 20 0 36 0 70 0 105 0 18-5 18-30 18 0 3 0 7 0 11 12 0 33-2 42-2 14 0 27 2 40 2 0-4 0-8 0-11-25 0-27-3-27-18 0-47 0-95 0-142zM57 21c0-12-10-21-21-21-12 0-21 11-21 21s9 21 21 21c11 0 21-9 21-21z"><text:p/></draw:path><draw:path draw:style-name="gr3" draw:text-style-name="P5" svg:width="0.0673in" svg:height="0.0693in" svg:x="3.7378in" svg:y="0.5571in" svg:viewBox="0 0 172 177" svg:d="M172 90c0-49-39-90-86-90-48 0-86 42-86 90 0 51 41 87 86 87 47 0 86-37 86-87zM86 167c-17 0-33-7-44-25-9-18-9-41-9-55s0-35 9-53c11-17 28-25 44-25 17 0 34 8 44 25s10 39 10 53 0 35-9 52-25 28-45 28z"><text:p/></draw:path><draw:path draw:style-name="gr3" draw:text-style-name="P5" svg:width="0.076in" svg:height="0.0669in" svg:x="3.815in" svg:y="0.5571in" svg:viewBox="0 0 194 171" svg:d="M30 39c0 34 0 69 0 103 0 18-5 18-30 18 0 3 0 7 0 11 13 0 33-2 43-2s31 2 44 2c0-4 0-8 0-11-27 0-31 0-31-18 0-24 0-47 0-72 0-39 28-61 53-61 24 0 28 21 28 43 0 29 0 60 0 90 0 18-4 18-30 18 0 3 0 7 0 11 14 0 33-2 44-2 10 0 29 2 43 2 0-4 0-8 0-11-20 0-30 0-30-13 0-24 0-49 0-73 0-33 0-45-12-60-6-6-18-14-41-14-29 0-46 17-57 41 0-13 0-28 0-41-18 1-36 3-54 4 0 5 0 8 0 13 26 0 30 2 30 22z"><text:p/></draw:path><draw:path draw:style-name="gr3" draw:text-style-name="P5" svg:width="0.0394in" svg:height="0.1819in" svg:x="3.9012in" svg:y="0.4953in" svg:viewBox="0 0 101 463" svg:d="M101 232c0-55-10-133-60-198-5-4-29-34-37-34-2 0-4 1-4 3 0 3 1 4 2 5 19 20 44 51 60 112 8 35 12 76 12 111 0 40-4 79-14 117-14 54-37 84-57 106-3 4-2 3-3 5 0 3 2 4 4 4 6 0 28-23 32-28 40-48 65-117 65-203z"><text:p/></draw:path></draw:g></text:p>
      <text:p text:style-name="P39">כלומר, נתון <draw:g text:anchor-type="as-char" svg:y="-0.1035in" draw:z-index="171" draw:name="Shape173" draw:style-name="gr1"><svg:title>TexMaths</svg:title><svg:desc>11§display§x \in X§svg§600§FALSE§</svg:desc><draw:path draw:style-name="gr2" draw:text-style-name="P4" svg:width="0.3858in" svg:height="0.0933in" svg:x="0.0031in" svg:y="0.0063in" svg:viewBox="0 0 981 238" svg:d="M491 238c-164 0-327 0-491 0 0-79 0-159 0-238 327 0 654 0 981 0 0 79 0 159 0 238-164 0-328 0-490 0z"><text:p/></draw:path><draw:path draw:style-name="gr3" draw:text-style-name="P5" svg:width="0.0756in" svg:height="0.0677in" svg:x="-0.0004in" svg:y="0.0354in" svg:viewBox="0 0 193 173" svg:d="M118 54c3-10 12-46 38-46 2 0 11 0 20 5-11 2-19 12-19 21 0 7 5 13 15 13 8 0 21-6 21-22 0-20-22-25-36-25-23 0-36 20-40 29-10-26-31-29-42-29-41 0-63 49-63 59 0 4 3 2 5 4 3 0 4 0 5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5" svg:width="0.0752in" svg:height="0.0874in" svg:x="0.1374in" svg:y="0.0209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5" svg:width="0.1252in" svg:height="0.1028in" svg:x="0.2717in" svg:y="-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6 1 16 12c0 6-5 10-8 14-21 22-42 44-63 67z"><text:p/></draw:path></draw:g>, וצ.ל. שניים: </text:p>
      <text:list text:style-name="L4">
        <text:list-item>
          <text:p text:style-name="P40">ראשית, צ.ל. <draw:g text:anchor-type="as-char" svg:y="-0.1075in" draw:z-index="172" draw:name="Shape174" draw:style-name="gr1"><svg:title>TexMaths</svg:title><svg:desc>11§display§x \in A§svg§600§FALSE§</svg:desc><draw:path draw:style-name="gr2" draw:text-style-name="P4" svg:width="0.3657in" svg:height="0.0984in" svg:x="0.0031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-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28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. זה נגרר ישירות מכך ש־<draw:g text:anchor-type="as-char" svg:y="-0.1075in" draw:z-index="173" draw:name="Shape175" draw:style-name="gr1"><svg:title>TexMaths</svg:title><svg:desc>11§display§x \in X \land X \subseteq A§svg§600§FALSE§</svg:desc><draw:path draw:style-name="gr2" draw:text-style-name="P4" svg:width="1.0138in" svg:height="0.113in" svg:x="0.0031in" svg:y="0.0075in" svg:viewBox="0 0 2576 288" svg:d="M0 0c859 0 1717 0 2576 0 0 96 0 193 0 288-859 0-1717 0-2576 0 0-95 0-192 0-288z"><text:p/></draw:path><draw:path draw:style-name="gr3" draw:text-style-name="P5" svg:width="0.0752in" svg:height="0.0681in" svg:x="-0.0004in" svg:y="0.0429in" svg:viewBox="0 0 192 174" svg:d="M118 54c2-10 12-45 38-45 2 0 11 0 20 4-11 2-19 12-19 21 0 7 5 14 15 14 8 0 20-7 20-23 0-19-23-25-36-25-22 0-35 21-39 30-10-26-31-30-42-30-41 0-63 50-63 59 0 5 3 3 4 5 4 0 5-1 6-5 13-40 38-50 52-50 7 0 21 3 21 25 0 12-7 39-21 93-7 23-20 38-37 38-3 0-12 0-19-3 9-2 18-11 18-21 0-11-9-14-14-14-12 0-22 9-22 23 0 16 20 24 36 24 26 0 40-27 41-29 4 15 19 29 42 29 39 0 61-49 61-58 0-5-3-5-4-5-3 0-4 2-6 5-12 41-38 49-50 49-16 0-22-11-22-24 0-9 3-17 6-34 5-18 9-35 14-53z"><text:p/></draw:path><draw:path draw:style-name="gr3" draw:text-style-name="P5" svg:width="0.076in" svg:height="0.087in" svg:x="0.137in" svg:y="0.0283in" svg:viewBox="0 0 194 222" svg:d="M180 119c7 0 14 0 14-8s-7-8-14-8c-55 0-109 0-164 0 5-51 49-88 104-88 20 0 41 0 60 0 7 0 14 0 14-7 0-8-7-8-14-8-21 0-40 0-61 0-66 0-119 50-119 111s53 111 119 111c21 0 40 0 61 0 7 0 14 0 14-7 0-8-7-8-14-8-19 0-40 0-60 0-55 0-99-38-104-88 55 0 109 0 164 0z"><text:p/></draw:path><draw:path draw:style-name="gr3" draw:text-style-name="P5" svg:width="0.1248in" svg:height="0.1028in" svg:x="0.2724in" svg:y="0.0051in" svg:viewBox="0 0 318 262" svg:d="M176 105c-11-27-21-52-32-77-1-4-1-4-2-5 0-3 6-10 23-12 3 0 8 0 8-7 0-4-5-4-6-4-16 0-33 1-49 1-9 0-33-1-43-1-2 0-7 0-7 8 0 3 3 3 9 3 23 0 25 4 29 13 15 35 30 71 46 107-28 29-55 58-83 87-1 2-3 3-4 4-19 20-38 27-57 28-5 0-8 0-8 8 1 2 0 4 4 4 12 0 25-1 37-1 14 0 29 1 43 1 3 0 7 0 7-8 0-4-3-2-4-4-5 0-16-1-16-12 0-6 6-12 10-18 14-13 27-26 40-41 11-12 23-25 34-37 13 30 26 61 40 91 1 5 2 5 2 6 0 3-8 10-23 11-5 0-8 1-8 8 0 4 4 4 7 4 10 0 37-1 48-1 10 0 33 1 43 1 2 0 7 0 7-8 0-4-4-4-7-4-25 0-26-1-33-17-15-36-41-95-50-119 26-26 66-72 80-83 11-9 25-19 48-20 6 0 9 0 9-8-2-1 0-3-6-3-11 0-24 1-36 1-14 0-29-1-43-1-2 0-6 0-6 8 0 2 1 3 4 3 3 1 15 1 15 12 0 6-4 11-7 14-21 22-42 44-63 68z"><text:p/></draw:path><draw:path draw:style-name="gr3" draw:text-style-name="P5" svg:width="0.0839in" svg:height="0.0937in" svg:x="0.4484in" svg:y="0.0193in" svg:viewBox="0 0 214 239" svg:d="M117 9c-4-7-6-9-9-9-6 0-7 3-9 9-32 71-65 143-97 214-2 5-2 6-2 8 0 5 3 8 8 8 2 0 5-1 8-9 31-67 61-135 92-202 29 67 60 135 90 202 3 9 8 9 9 9 4 0 7-3 7-8 0-1 0-2-2-6-32-72-64-145-95-216z"><text:p/></draw:path><draw:path draw:style-name="gr3" draw:text-style-name="P5" svg:width="0.1252in" svg:height="0.1028in" svg:x="0.5787in" svg:y="0.0051in" svg:viewBox="0 0 319 262" svg:d="M177 105c-11-27-21-52-32-77-1-4-1-4-2-5 0-3 7-10 23-12 3 0 8 0 8-7 0-4-6-4-7-4-15 0-32 1-48 1-10 0-33-1-43-1-2 0-7 0-7 8 0 3 4 3 9 3 23 0 25 4 29 13 15 35 29 71 45 107-28 29-54 58-82 87-1 2-3 3-4 4-19 20-37 27-57 28-5 0-9 0-9 8 2 2 0 4 5 4 11 0 25-1 37-1 14 0 29 1 43 1 2 0 7 0 7-8 0-4-4-4-5-4-3 0-16-1-16-12 0-6 7-12 11-18 14-13 27-26 40-41 11-12 23-25 34-37 13 30 27 61 40 91 1 5 1 5 1 6 0 3-7 10-22 11-5 0-8 1-8 8 0 4 5 4 6 4 11 0 38-1 49-1 9 0 33 1 43 1 2 0 7 0 7-8 0-4-4-4-7-4-26 0-26-1-33-17-15-36-41-95-51-119 27-26 68-72 80-83 12-9 26-19 49-20 6 0 9 0 9-8-2-1 0-3-6-3-11 0-24 1-36 1-14 0-28-1-43-1-2 0-6 0-6 8 0 2 1 3 4 3 3 1 15 1 15 12 0 6-4 11-7 14-21 22-42 44-63 68z"><text:p/></draw:path><draw:path draw:style-name="gr3" draw:text-style-name="P5" svg:width="0.0925in" svg:height="0.1165in" svg:x="0.7673in" svg:y="0.0118in" svg:viewBox="0 0 236 297" svg:d="M222 15c7 0 14 0 14-7 0-8-7-8-14-8-34 0-69 0-103 0-66 0-119 51-119 111 0 62 54 111 119 111 34 0 69 0 103 0 7 0 14 0 14-7 0-8-7-8-14-8-34 0-68 0-102 0-62 0-105-44-105-95 0-53 44-97 105-97 34 0 68 0 102 0zM21 282c-7 0-13 0-13 7 0 8 6 8 13 8 67 0 134 0 201 0 7 0 14 0 14-8 0-7-7-7-14-7-67 0-134 0-201 0z"><text:p/></draw:path><draw:path draw:style-name="gr3" draw:text-style-name="P5" svg:width="0.1039in" svg:height="0.1079in" svg:x="0.9209in" svg:y="0in" svg:viewBox="0 0 265 275" svg:d="M56 231c-15 25-31 31-48 32-5 0-8 0-8 8 0 2 2 4 5 4 10 0 22-1 33-1 13 0 27 1 39 1 2 0 8 0 8-8 0-4-5-4-7-4-9-1-19-3-19-13 0-5 4-9 6-14 10-17 20-33 30-50 31 0 64 0 96 0 1 8 7 61 7 65 0 11-20 12-28 12-5 0-9 0-9 8 0 4 4 4 5 4 15 0 33-1 48-1 10 0 35 1 44 1 3 0 7 0 7-8 0-4-4-4-9-4-24 0-24-2-25-14-8-81-15-160-23-240-1-8-1-9-8-9-6 0-8 2-10 7-45 74-89 149-134 224zM102 174c26-42 51-85 76-127 5 42 8 85 12 127-29 0-58 0-88 0z"><text:p/></draw:path></draw:g>, ע"פ הגדרת <draw:g text:anchor-type="as-char" svg:y="-0.0965in" draw:z-index="174" draw:name="Shape176" draw:style-name="gr1"><svg:title>TexMaths</svg:title><svg:desc>11§display§\subseteq§svg§600§FALSE§</svg:desc><draw:path draw:style-name="gr2" draw:text-style-name="P4" svg:width="0.0882in" svg:height="0.1008in" svg:x="-0.0004in" svg:y="0.0075in" svg:viewBox="0 0 225 257" svg:d="M113 257c-39 0-76 0-113 0 0-86 0-171 0-257 76 0 150 0 225 0 0 86 0 171 0 257-37 0-75 0-112 0z"><text:p/></draw:path><draw:path draw:style-name="gr3" draw:text-style-name="P5" svg:width="0.0913in" svg:height="0.1161in" svg:x="0.0043in" svg:y="-0.0004in" svg:viewBox="0 0 233 296" svg:d="M220 15c7 0 13 0 13-7 0-8-6-8-13-8-34 0-68 0-102 0-67 0-118 51-118 111 0 61 53 111 118 111 34 0 68 0 102 0 7 0 13 0 13-8s-6-8-13-8c-34 0-68 0-102 0-60 0-103-43-103-94 0-53 44-97 103-97 34 0 68 0 102 0zM21 281c-7 0-13 0-13 8 0 7 6 7 13 7 67 0 132 0 199 0 7 0 13 0 13-7 0-8-6-8-13-8-67 0-132 0-199 0z"><text:p/></draw:path></draw:g>.</text:p>
        </text:list-item>
        <text:list-item>
          <text:p text:style-name="P40">שנית, צ.ל. <draw:g text:anchor-type="as-char" svg:y="-0.1134in" draw:z-index="175" draw:name="Shape177" draw:style-name="gr1"><svg:title>TexMaths</svg:title><svg:desc>11§display§\exists a \in X. f(a) = f(x)§svg§600§FALSE§</svg:desc><draw:path draw:style-name="gr2" draw:text-style-name="P4" svg:width="1.2799in" svg:height="0.1358in" svg:x="-0.0004in" svg:y="0.0071in" svg:viewBox="0 0 3252 346" svg:d="M1626 346c-542 0-1084 0-1626 0 0-116 0-230 0-346 1084 0 2167 0 3252 0 0 116 0 230 0 346-542 0-1085 0-1626 0z"><text:p/></draw:path><draw:path draw:style-name="gr3" draw:text-style-name="P5" svg:width="0.0673in" svg:height="0.1043in" svg:x="0.0004in" svg:y="0.0071in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5" svg:width="0.0689in" svg:height="0.0685in" svg:x="0.0827in" svg:y="0.0453in" svg:viewBox="0 0 176 175" svg:d="M129 25c-8-14-19-25-37-25-45 0-92 57-92 113 0 37 21 62 51 62 7 0 27-1 50-29 3 16 17 29 35 29 14 0 22-9 29-21 7-14 11-37 11-38 0-4-3-4-4-4-4 0-5 1-6 7-7 25-13 47-29 47-11 0-12-10-12-17 0-9 1-11 6-29 3-17 4-20 8-34 4-18 9-36 14-54 2-11 2-12 2-13 0-7-4-11-11-11-9 0-14 9-15 17zM103 124c-2 8-2 8-7 15-18 22-33 27-44 27-20 0-26-21-26-36 0-19 14-66 22-84 12-23 29-37 45-37 25 0 30 32 30 34s0 4-1 7c-7 24-12 49-19 74z"><text:p/></draw:path><draw:path draw:style-name="gr3" draw:text-style-name="P5" svg:width="0.076in" svg:height="0.087in" svg:x="0.2118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5" svg:width="0.1252in" svg:height="0.1028in" svg:x="0.3469in" svg:y="0.0098in" svg:viewBox="0 0 319 262" svg:d="M177 105c-11-27-21-52-32-77-1-4-1-4-2-5 0-2 7-10 23-11 3-1 8-1 8-8 0-4-6-4-7-4-15 0-32 1-48 1-10 0-34-1-43-1-2 0-8 0-8 8 0 4 5 4 9 4 24 0 26 3 30 12 15 37 29 72 45 108-28 29-54 57-82 86-1 2-3 3-4 4-20 21-37 27-57 28-6 1-9 1-9 8 0 1 0 4 5 4 11 0 25-1 37-1 14 0 28 1 43 1 2 0 6 0 6-8 0-3-3-4-4-4-3 0-16-1-16-12 0-6 6-12 11-17 14-13 26-27 39-40 12-14 23-27 35-39 13 31 27 62 40 91 1 5 1 5 1 6 0 3-7 10-22 11-5 1-8 1-8 8 0 4 5 4 6 4 11 0 38-1 49-1 9 0 33 1 43 1 2 0 7 0 7-8 0-4-4-4-7-4-26 0-26-1-33-17-15-35-42-94-51-117 27-28 68-74 80-85 12-9 26-18 49-19 6-1 9-1 9-8 0-1 0-4-6-4-11 0-24 1-36 1-14 0-28-1-43-1-2 0-7 0-7 8 0 2 2 3 5 4 3 0 15 1 15 11 0 6-4 11-7 14-21 22-42 44-63 68z"><text:p/></draw:path><draw:path draw:style-name="gr3" draw:text-style-name="P5" svg:width="0.0157in" svg:height="0.0157in" svg:x="0.4854in" svg:y="0.0972in" svg:viewBox="0 0 41 41" svg:d="M41 21c0-12-9-21-20-21-12 0-21 9-21 21 0 11 9 20 21 20 11 0 20-9 20-20z"><text:p/></draw:path><draw:path draw:style-name="gr3" draw:text-style-name="P5" svg:width="0.0752in" svg:height="0.1374in" svg:x="0.5228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35in" svg:height="0.1512in" svg:x="0.6205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5" svg:width="0.0693in" svg:height="0.0685in" svg:x="0.6705in" svg:y="0.0453in" svg:viewBox="0 0 177 175" svg:d="M129 25c-7-14-18-25-36-25-45 0-93 57-93 113 0 37 21 62 52 62 7 0 26-1 49-29 3 16 18 29 35 29 15 0 23-9 29-21 7-14 12-37 12-38 0-4-3-4-4-4-5 0-5 1-6 7-6 25-13 47-30 47-9 0-11-10-11-17 0-9 0-11 5-29 4-17 5-20 9-34 4-18 10-36 14-54 2-11 2-12 2-13 0-7-4-11-11-11-10 0-15 9-16 17zM103 124c-2 8-2 8-7 15-17 22-33 27-44 27-19 0-25-21-25-36 0-19 13-66 21-84 12-23 30-37 45-37 26 0 31 32 31 34s-1 4-1 7c-6 24-13 49-20 74z"><text:p/></draw:path><draw:path draw:style-name="gr3" draw:text-style-name="P5" svg:width="0.0346in" svg:height="0.1512in" svg:x="0.753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04in" svg:height="0.0354in" svg:x="0.854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76in" svg:height="0.1374in" svg:x="1.0146in" svg:y="0.0067in" svg:viewBox="0 0 194 350" svg:d="M122 118c11 0 22 0 33 0 8 0 12 0 12-8 0-4-4-4-11-4-11 0-21 0-32 0 2-16 6-30 8-44 2-8 8-36 10-40 3-8 10-13 17-13 3 0 13 0 19 6-16 2-20 16-20 21 0 9 7 14 15 14 10 0 21-9 21-24 0-17-18-26-35-26-13 0-37 7-48 45-2 8-4 12-13 61-9 0-18 0-27 0-7 0-12 0-12 7 0 5 4 5 11 5 9 0 17 0 26 0-10 50-19 100-29 151-7 37-13 72-34 72-1 0-11 0-18-6 18-1 21-16 21-21 0-9-6-13-14-13-10 0-22 8-22 23 0 17 18 26 33 26 22 0 37-23 44-37 12-25 21-71 22-74 8-40 15-80 23-121z"><text:p/></draw:path><draw:path draw:style-name="gr3" draw:text-style-name="P5" svg:width="0.0346in" svg:height="0.1512in" svg:x="1.1126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5" svg:width="0.0752in" svg:height="0.0685in" svg:x="1.1614in" svg:y="0.0453in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5" svg:width="0.035in" svg:height="0.1512in" svg:x="1.252in" svg:y="0in" svg:viewBox="0 0 90 385" svg:d="M90 193c0-30-4-76-25-120-24-48-57-73-61-73-2 0-4 2-4 4s0 2 8 9c37 38 59 99 59 180 0 65-14 133-62 181-5 6-5 6-5 7 0 2 2 4 4 4 4 0 39-26 62-76 20-41 24-84 24-116z"><text:p/></draw:path></draw:g>. נבחר <draw:g text:anchor-type="as-char" svg:y="-0.0681in" draw:z-index="176" draw:name="Shape178" draw:style-name="gr1"><svg:title>TexMaths</svg:title><svg:desc>11§display§a = x§svg§600§FALSE§</svg:desc><draw:path draw:style-name="gr2" draw:text-style-name="P4" svg:width="0.3472in" svg:height="0.052in" svg:x="0.0016in" svg:y="0.0071in" svg:viewBox="0 0 883 133" svg:d="M0 0c294 0 589 0 883 0 0 44 0 89 0 133-294 0-589 0-883 0 0-44 0-89 0-133z"><text:p/></draw:path><draw:path draw:style-name="gr3" draw:text-style-name="P5" svg:width="0.0693in" svg:height="0.0677in" svg:x="-0.0004in" svg:y="0in" svg:viewBox="0 0 177 173" svg:d="M129 24c-7-14-19-24-35-24-46 0-94 56-94 111 0 37 21 62 52 62 7 0 26-1 49-29 4 16 18 29 35 29 15 0 24-9 29-21 7-14 12-37 12-39 0-3-3-3-4-3-5 0-5 1-6 7-6 25-14 47-29 47-10 0-11-10-11-18 0-7 0-11 4-28 4-16 5-20 9-33 4-19 9-37 13-54 3-11 3-11 3-13 0-7-4-10-11-10-10 0-15 9-16 16zM103 123c-2 7-2 8-7 15-17 21-33 26-44 26-19 0-24-21-24-35 0-20 12-66 20-84 13-22 30-36 46-36 25 0 30 31 30 33s-1 5-1 6c-6 26-13 50-20 75z"><text:p/></draw:path><draw:path draw:style-name="gr3" draw:text-style-name="P5" svg:width="0.1004in" svg:height="0.0346in" svg:x="0.1248in" svg:y="0.0114in" svg:viewBox="0 0 256 89" svg:d="M243 15c7 0 13 0 13-7 0-8-6-8-12-8-78 0-155 0-232 0-4 0-12 0-12 8 0 7 8 7 13 7 77 0 153 0 230 0zM244 89c6 0 12 0 12-6 0-8-6-8-13-8-77 0-153 0-230 0-5 0-13 0-13 8 0 6 8 6 12 6 77 0 154 0 232 0z"><text:p/></draw:path><draw:path draw:style-name="gr3" draw:text-style-name="P5" svg:width="0.0756in" svg:height="0.0677in" svg:x="0.2807in" svg:y="0in" svg:viewBox="0 0 193 173" svg:d="M118 54c2-10 11-45 38-45 2 0 11 0 20 4-11 2-19 12-19 21 0 7 5 13 15 13 9 0 21-6 21-22 0-19-24-25-37-25-22 0-35 20-40 30-9-27-30-30-41-30-41 0-63 50-63 59 0 4 3 4 5 4 3 0 4 0 5-5 13-40 39-49 52-49 7 0 21 3 21 25 0 12-7 38-21 90-7 25-20 40-38 40-2 0-11 0-18-4 10-3 17-10 17-21 0-10-7-13-14-13-11 0-21 9-21 22 0 17 20 25 36 25 26 0 40-27 41-30 4 14 19 30 42 30 39 0 62-50 62-60 0-3-4-3-5-3-3 0-4 1-5 5-13 40-39 49-51 49-15 0-22-12-22-25 0-8 2-17 7-33 4-18 8-34 13-52z"><text:p/></draw:path></draw:g><text:s/>(זה חוקי כי ההגבלה היחידה על <draw:g text:anchor-type="as-char" svg:y="-0.0681in" draw:z-index="178" draw:name="Shape179" draw:style-name="gr1"><svg:title>TexMaths</svg:title><svg:desc>11§display§a§svg§600§FALSE§</svg:desc><draw:path draw:style-name="gr2" draw:text-style-name="P4" svg:width="0.0591in" svg:height="0.052in" svg:x="0.0016in" svg:y="0.0071in" svg:viewBox="0 0 151 133" svg:d="M0 0c51 0 100 0 151 0 0 44 0 89 0 133-51 0-100 0-151 0 0-44 0-89 0-133z"><text:p/></draw:path><draw:path draw:style-name="gr3" draw:text-style-name="P5" svg:width="0.0685in" svg:height="0.0677in" svg:x="-0.0004in" svg:y="0in" svg:viewBox="0 0 175 173" svg:d="M127 24c-7-14-18-24-35-24-45 0-92 56-92 111 0 37 21 62 51 62 7 0 27-1 49-29 3 16 17 29 35 29 14 0 22-9 29-21 5-14 11-37 11-39 0-3-3-3-4-3-5 0-5 1-6 7-7 25-13 47-30 47-10 0-11-10-11-18 0-7 1-11 5-28 4-16 5-20 9-33 5-19 9-37 14-54 2-11 2-11 2-13 0-7-4-10-11-10-9 0-15 9-16 16zM102 123c-2 7-2 8-6 15-18 21-33 26-44 26-19 0-24-21-24-35 0-20 12-66 20-84 13-22 30-36 46-36 23 0 28 31 28 33s-1 5-1 6c-5 26-12 50-19 75z"><text:p/></draw:path></draw:g><text:s/>היא <draw:g text:anchor-type="as-char" svg:y="-0.1035in" draw:z-index="177" draw:name="Shape180" draw:style-name="gr1"><svg:title>TexMaths</svg:title><svg:desc>11§display§a \in X§svg§600§FALSE§</svg:desc><draw:path draw:style-name="gr2" draw:text-style-name="P4" svg:width="0.3795in" svg:height="0.0933in" svg:x="0.0016in" svg:y="0.0063in" svg:viewBox="0 0 965 238" svg:d="M483 238c-162 0-322 0-483 0 0-79 0-159 0-238 321 0 644 0 965 0 0 79 0 159 0 238-161 0-321 0-482 0z"><text:p/></draw:path><draw:path draw:style-name="gr3" draw:text-style-name="P5" svg:width="0.0693in" svg:height="0.0677in" svg:x="-0.0004in" svg:y="0.0354in" svg:viewBox="0 0 177 173" svg:d="M129 24c-7-14-18-24-35-24-46 0-94 56-94 113 0 35 22 60 52 60 7 0 27-2 50-28 3 15 17 28 36 28 13 0 22-8 28-20 7-14 7-26 11-38 0-4-3-4-4-4-5 0-5 2-6 6-6 26-13 48-29 48-10 0-11-10-11-17 0-9 0-12 4-28 4-17 5-20 9-35 4-19 10-37 14-54 2-11 2-11 2-13 0-7-4-10-11-10-9 0-15 7-16 16zM103 124c-1 7-1 8-7 14-17 20-33 27-43 27-20 0-25-20-25-35 0-20 12-67 22-85 11-23 28-37 44-37 25 0 30 32 30 34s-1 5-1 6c-6 26-13 51-20 76z"><text:p/></draw:path><draw:path draw:style-name="gr3" draw:text-style-name="P5" svg:width="0.076in" svg:height="0.0874in" svg:x="0.1287in" svg:y="0.0209in" svg:viewBox="0 0 194 223" svg:d="M180 120c7 0 14 0 14-8s-7-8-14-8c-55 0-108 0-163 0 4-51 48-89 103-89 20 0 41 0 60 0 7 0 14 0 14-7 0-8-7-8-14-8-20 0-40 0-61 0-66 0-119 51-119 112 0 60 53 111 119 111 21 0 41 0 61 0 7 0 14 0 14-8 0-7-7-7-14-7-19 0-40 0-60 0-55 0-99-38-103-88 55 0 108 0 163 0z"><text:p/></draw:path><draw:path draw:style-name="gr3" draw:text-style-name="P5" svg:width="0.1252in" svg:height="0.1028in" svg:x="0.2634in" svg:y="-0.0004in" svg:viewBox="0 0 319 262" svg:d="M177 105c-11-26-21-51-32-76-1-4-2-5-2-6 0-2 7-10 23-11 3 0 8-1 8-8 0-4-5-4-7-4-15 0-32 1-48 1-10 0-33-1-43-1-2 0-7 0-7 8 0 4 4 4 9 4 23 0 25 4 29 12 15 35 29 72 45 108-28 28-54 58-82 86-1 3-3 4-4 5-19 20-37 26-57 27-5 0-9 0-9 8 2 1 0 4 6 4 12 0 24-1 36-1 14 0 30 1 43 1 2 0 7 0 7-7 0-5-4-5-5-5-3 0-15-1-15-12 0-6 6-12 11-17 13-13 26-28 39-42 11-12 23-24 34-36 13 29 27 60 40 91 1 4 2 4 2 5 0 4-8 9-23 11-4 0-8 1-8 8 0 4 5 4 6 4 11 0 38-1 49-1 9 0 33 1 43 1 2 0 7 0 7-7 0-5-4-5-7-5-26 0-26-2-33-17-15-35-41-95-50-118 26-26 67-72 79-83 12-9 26-19 49-20 6 0 9 0 9-8-2-1 0-4-5-4-11 0-25 1-37 1-14 0-28-1-43-1-2 0-6 0-6 8 0 3 1 4 4 4s16 1 16 12c0 6-5 10-8 14-21 22-42 44-63 67z"><text:p/></draw:path></draw:g>, והוכח <draw:g text:anchor-type="as-char" svg:y="-0.1075in" draw:z-index="179" draw:name="Shape181" draw:style-name="gr1"><svg:title>TexMaths</svg:title><svg:desc>11§display§x \in A§svg§600§FALSE§</svg:desc><draw:path draw:style-name="gr2" draw:text-style-name="P4" svg:width="0.3657in" svg:height="0.0984in" svg:x="0.0031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-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28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). לכן, קיבלנו שצ.ל. <draw:g text:anchor-type="as-char" svg:y="-0.1134in" draw:z-index="180" draw:name="Shape182" draw:style-name="gr1"><svg:title>TexMaths</svg:title><svg:desc>11§display§f(x) = f(x)§svg§600§FALSE§</svg:desc><draw:path draw:style-name="gr2" draw:text-style-name="P4" svg:width="0.7634in" svg:height="0.1354in" svg:x="-0.0004in" svg:y="0.0071in" svg:viewBox="0 0 1940 345" svg:d="M0 0c647 0 1294 0 1940 0 0 115 0 230 0 345-646 0-1293 0-1940 0 0-115 0-230 0-345z"><text:p/></draw:path><draw:path draw:style-name="gr3" draw:text-style-name="P5" svg:width="0.0756in" svg:height="0.137in" svg:x="0in" svg:y="0.0071in" svg:viewBox="0 0 193 349" svg:d="M121 118c11 0 22 0 33 0 8 0 12 0 12-9 0-3-4-3-11-3-11 0-21 0-32 0 2-16 6-30 8-44 2-9 8-36 10-41 3-7 10-13 17-13 3 0 13 0 20 7-17 2-21 15-21 21 0 9 7 14 15 14 9 0 21-9 21-24 0-17-18-26-35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5" svg:width="0.0346in" svg:height="0.1508in" svg:x="0.098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5" svg:width="0.0756in" svg:height="0.0681in" svg:x="0.1465in" svg:y="0.0453in" svg:viewBox="0 0 193 174" svg:d="M118 54c2-10 11-46 38-46 1 0 11 0 19 5-11 2-19 12-19 21 0 7 5 13 16 13 7 0 21-6 21-22 0-19-24-25-37-25-22 0-36 20-41 29-9-26-30-29-41-29-40 0-62 50-62 59 0 4 3 4 5 4 3 0 4-1 4-5 13-40 38-50 52-50 7 0 21 4 21 26 0 12-7 38-21 92-6 24-20 40-37 40-2 0-11 0-19-5 9-2 18-10 18-21 0-10-9-13-14-13-12 0-21 10-21 22 0 17 19 25 36 25 26 0 39-26 41-29 4 15 18 29 41 29 40 0 62-50 62-59 0-4-3-4-5-4-3 0-3 1-4 5-14 40-40 50-52 50-16 0-21-13-21-25 0-9 2-18 7-34 4-18 8-35 13-53z"><text:p/></draw:path><draw:path draw:style-name="gr3" draw:text-style-name="P5" svg:width="0.035in" svg:height="0.1508in" svg:x="0.2374in" svg:y="0in" svg:viewBox="0 0 90 384" svg:d="M90 193c0-30-4-77-25-120-24-48-57-73-61-73-2 0-4 1-4 3 0 3 0 3 8 10 37 38 59 99 59 180 0 65-14 132-61 181-6 5-6 5-6 6 0 3 2 4 4 4 4 0 39-26 62-75 20-43 24-85 24-116z"><text:p/></draw:path><draw:path draw:style-name="gr3" draw:text-style-name="P5" svg:width="0.1008in" svg:height="0.035in" svg:x="0.338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52in" svg:height="0.137in" svg:x="0.4984in" svg:y="0.0071in" svg:viewBox="0 0 192 349" svg:d="M121 118c11 0 22 0 33 0 8 0 12 0 12-9 0-3-4-3-11-3-11 0-21 0-32 0 4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" draw:text-style-name="P5" svg:width="0.0346in" svg:height="0.1508in" svg:x="0.5965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5" svg:width="0.0752in" svg:height="0.0681in" svg:x="0.6449in" svg:y="0.0453in" svg:viewBox="0 0 192 174" svg:d="M118 54c2-10 11-46 38-46 2 0 11 0 19 5-10 2-18 12-18 21 0 7 4 13 15 13 8 0 20-6 20-22 0-19-23-25-36-25-22 0-36 20-41 29-9-26-29-29-41-29-40 0-62 50-62 59 0 4 3 4 4 4 4 0 5-1 6-5 12-40 39-50 52-50 6 0 21 4 21 26 0 12-7 38-21 92-7 24-20 40-38 40-2 0-11 0-18-5 8-2 17-10 17-21 0-10-9-13-14-13-11 0-21 10-21 22 0 17 19 25 36 25 26 0 40-26 41-29 4 15 19 29 42 29 39 0 61-50 61-59 0-4-3-4-4-4-3 0-4 1-5 5-13 40-39 50-52 50-15 0-21-13-21-25 0-9 2-18 7-34 4-18 8-35 13-53z"><text:p/></draw:path><draw:path draw:style-name="gr3" draw:text-style-name="P5" svg:width="0.035in" svg:height="0.1508in" svg:x="0.7358in" svg:y="0in" svg:viewBox="0 0 90 384" svg:d="M90 193c0-30-4-77-25-120-23-48-56-73-61-73-2 0-4 1-4 3 0 3 0 3 8 10 38 38 60 99 60 180 0 65-14 132-62 181-6 5-6 5-6 6 0 3 2 4 4 4 5 0 39-26 62-75 20-43 24-85 24-116z"><text:p/></draw:path></draw:g>. נניח בשלילה שלא כן, לפיכך וזה אומר ש־<draw:g text:anchor-type="as-char" svg:y="-0.1134in" draw:z-index="181" draw:name="Shape183" draw:style-name="gr1"><svg:title>TexMaths</svg:title><svg:desc>11§display§\exists t. f(x) = t \land t \neq f(x)§svg§600§FALSE§</svg:desc><draw:path draw:style-name="gr2" draw:text-style-name="P4" svg:width="1.4268in" svg:height="0.1358in" svg:x="-0.0004in" svg:y="0.0071in" svg:viewBox="0 0 3625 346" svg:d="M1813 346c-605 0-1208 0-1813 0 0-116 0-230 0-346 1208 0 2417 0 3625 0 0 116 0 230 0 346-604 0-1208 0-1812 0z"><text:p/></draw:path><draw:path draw:style-name="gr3" draw:text-style-name="P5" svg:width="0.0673in" svg:height="0.1043in" svg:x="0.0004in" svg:y="0.0071in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5" svg:width="0.0461in" svg:height="0.0957in" svg:x="0.0803in" svg:y="0.0189in" svg:viewBox="0 0 118 244" svg:d="M70 87c12 0 25 0 37 0 7 0 11 0 11-8 0-4-4-4-10-4-11 0-23 0-34 0 13-55 15-63 15-65 0-7-4-10-11-10-1 0-12 0-15 13-6 21-10 41-16 62-12 0-24 0-36 0-8 0-11 0-11 8 0 4 2 4 10 4 11 0 23 0 34 0-28 109-29 116-29 122 0 21 15 35 36 35 39 0 61-55 61-58s-3-3-4-3c-5 0-5 1-7 4-16 40-36 49-49 49-9 0-12-5-12-18 0-9 0-11 2-18 10-38 18-76 28-113z"><text:p/></draw:path><draw:path draw:style-name="gr3" draw:text-style-name="P5" svg:width="0.0157in" svg:height="0.0157in" svg:x="0.1445in" svg:y="0.0972in" svg:viewBox="0 0 41 41" svg:d="M41 21c0-12-10-21-21-21s-20 9-20 21c0 11 9 20 20 20s21-9 21-20z"><text:p/></draw:path><draw:path draw:style-name="gr3" draw:text-style-name="P5" svg:width="0.0752in" svg:height="0.1374in" svg:x="0.1819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" draw:text-style-name="P5" svg:width="0.0346in" svg:height="0.1512in" svg:x="0.2799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5" svg:width="0.0752in" svg:height="0.0685in" svg:x="0.3283in" svg:y="0.0453in" svg:viewBox="0 0 192 175" svg:d="M118 54c2-10 11-45 38-45 1 0 11 0 19 4-11 2-19 12-19 21 0 7 5 14 16 14 7 0 20-7 20-23 0-19-23-25-36-25-23 0-36 21-41 30-9-26-30-30-41-30-41 0-63 50-63 59 0 5 4 5 5 5 3 0 5-1 5-5 13-40 38-50 52-50 7 0 20 3 20 25 0 12-6 39-20 93-6 24-20 39-37 39-2 0-11 0-20-4 10-2 19-10 19-21s-9-13-14-13c-12 0-21 10-21 22 0 17 19 25 36 25 26 0 39-27 40-30 5 15 19 30 42 30 40 0 62-49 62-59 0-4-4-4-5-4-3 0-3 1-5 4-13 41-39 50-51 50-16 0-21-12-21-25 0-9 2-17 6-34 5-18 9-35 14-53z"><text:p/></draw:path><draw:path draw:style-name="gr3" draw:text-style-name="P5" svg:width="0.035in" svg:height="0.1512in" svg:x="0.4193in" svg:y="0in" svg:viewBox="0 0 90 385" svg:d="M90 193c0-30-4-76-25-120-24-48-57-73-61-73-2 0-4 2-4 4s0 2 8 9c37 38 59 99 59 180 0 65-14 133-62 181-5 6-5 6-5 7 0 2 2 4 4 4 4 0 39-26 62-76 20-41 24-84 24-116z"><text:p/></draw:path><draw:path draw:style-name="gr3" draw:text-style-name="P5" svg:width="0.1008in" svg:height="0.0354in" svg:x="0.520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465in" svg:height="0.0957in" svg:x="0.676in" svg:y="0.0189in" svg:viewBox="0 0 119 244" svg:d="M71 87c13 0 25 0 37 0 7 0 11 0 11-8 0-4-4-4-11-4-11 0-22 0-33 0 13-55 15-63 15-65 0-7-4-10-11-10-1 0-12 0-15 13-6 21-10 41-16 62-12 0-24 0-36 0-8 0-12 0-12 8 0 4 3 4 11 4 11 0 23 0 34 0-27 109-30 116-30 122 0 21 16 35 37 35 39 0 61-55 61-58s-3-3-5-3c-4 0-4 1-6 4-16 40-37 49-50 49-8 0-11-5-11-18 0-9 0-11 2-18 10-38 19-76 28-113z"><text:p/></draw:path><draw:path draw:style-name="gr3" draw:text-style-name="P5" svg:width="0.0839in" svg:height="0.0937in" svg:x="0.7693in" svg:y="0.0217in" svg:viewBox="0 0 214 239" svg:d="M115 9c-2-7-5-9-8-9-5 0-6 3-8 9-32 71-65 143-97 215-2 4-2 5-2 7 0 5 3 8 8 8 2 0 5-1 8-8 30-67 61-135 91-203 30 68 60 136 91 203 3 8 8 8 9 8 4 0 7-3 7-8 0-1 0-2-2-6-32-72-65-145-97-216z"><text:p/></draw:path><draw:path draw:style-name="gr3" draw:text-style-name="P5" svg:width="0.0465in" svg:height="0.0957in" svg:x="0.8996in" svg:y="0.0189in" svg:viewBox="0 0 119 244" svg:d="M70 87c12 0 25 0 37 0 7 0 12 0 12-8 0-4-5-4-11-4-11 0-23 0-34 0 13-55 15-63 15-65 0-7-4-10-11-10-1 0-12 0-15 13-6 21-10 41-16 62-12 0-24 0-36 0-8 0-11 0-11 8 0 4 2 4 11 4 11 0 22 0 33 0-28 109-29 116-29 122 0 21 15 35 36 35 39 0 61-55 61-58s-3-3-4-3c-4 0-5 1-7 4-16 40-36 49-49 49-9 0-12-5-12-18 0-9 1-11 2-18 10-38 18-76 28-113z"><text:p/></draw:path><draw:path draw:style-name="gr3" draw:text-style-name="P5" svg:width="0.0752in" svg:height="0.1409in" svg:x="1.0142in" svg:y="0.0043in" svg:viewBox="0 0 192 359" svg:d="M189 15c3-5 3-6 3-7 0-2-2-8-7-8s-6 2-9 8c-57 112-116 223-173 336-3 5-3 6-3 7 0 4 2 8 8 8 4 0 5-2 8-8 58-112 116-223 173-336z"><text:p/></draw:path><draw:path draw:style-name="gr3" draw:text-style-name="P5" svg:width="0.1004in" svg:height="0.0354in" svg:x="1.002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752in" svg:height="0.1374in" svg:x="1.1618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" draw:text-style-name="P5" svg:width="0.0346in" svg:height="0.1512in" svg:x="1.2598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5" svg:width="0.0752in" svg:height="0.0685in" svg:x="1.3083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" draw:text-style-name="P5" svg:width="0.035in" svg:height="0.1512in" svg:x="1.3992in" svg:y="0in" svg:viewBox="0 0 90 385" svg:d="M90 193c0-30-4-76-25-120-23-48-57-73-61-73-2 0-4 2-4 4s0 2 8 9c37 38 59 99 59 180 0 65-14 133-62 181-5 6-5 6-5 7 0 2 2 4 4 4 4 0 39-26 62-76 20-41 24-84 24-116z"><text:p/></draw:path></draw:g> וזה סותר עומד בסתירה את חד־הערכיות של הפונקציה, כלומר סה"כ גם זה הוכח כדרוש. </text:p>
        </text:list-item>
      </text:list>
      <text:p text:style-name="P21"><draw:g text:anchor-type="as-char" svg:y="-0.1134in" draw:z-index="182" draw:name="Shape184" draw:style-name="gr1"><svg:title>TexMaths</svg:title><svg:desc>11§display§\QED§svg§600§FALSE§</svg:desc><draw:path draw:style-name="gr2" draw:text-style-name="P4" svg:width="0.6894in" svg:height="0.0972in" svg:x="-0.0004in" svg:y="0.0071in" svg:viewBox="0 0 1752 248" svg:d="M0 0c584 0 1168 0 1752 0 0 83 0 165 0 248-584 0-1168 0-1752 0 0-83 0-165 0-248z"><text:p/></draw:path><draw:path draw:style-name="gr3" draw:text-style-name="P5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5" svg:width="0.0157in" svg:height="0.0157in" svg:x="0.1441in" svg:y="0.0925in" svg:viewBox="0 0 41 41" svg:d="M41 21c0-12-10-21-21-21-12 0-20 9-20 21 0 11 8 20 20 20 11 0 21-9 21-20z"><text:p/></draw:path><draw:path draw:style-name="gr3" draw:text-style-name="P5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5" svg:width="0.0157in" svg:height="0.0157in" svg:x="0.3in" svg:y="0.0925in" svg:viewBox="0 0 41 41" svg:d="M41 21c0-12-9-21-20-21-12 0-21 9-21 21 0 11 9 20 21 20 11 0 20-9 20-20z"><text:p/></draw:path><draw:path draw:style-name="gr3" draw:text-style-name="P5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5" svg:width="0.0161in" svg:height="0.0157in" svg:x="0.4736in" svg:y="0.0925in" svg:viewBox="0 0 42 41" svg:d="M42 21c0-12-10-21-21-21s-21 9-21 21c0 11 10 20 21 20s21-9 21-20z"><text:p/></draw:path><draw:path draw:style-name="gr3" draw:text-style-name="P5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ג) <text:span text:style-name="T19">– סתירה</text:span></text:h>
      <text:p text:style-name="P41"><text:span text:style-name="T2">צ.ל.: </text:span>לסתור <draw:g text:anchor-type="as-char" svg:y="-0.1327in" draw:z-index="183" draw:name="Shape185" draw:style-name="gr1"><svg:title>TexMaths</svg:title><svg:desc>11§display§f[f^{-1}[Y]] = Y§svg§600§FALSE§</svg:desc><draw:path draw:style-name="gr2" draw:text-style-name="P4" svg:width="0.939in" svg:height="0.1555in" svg:x="-0.0004in" svg:y="0.0075in" svg:viewBox="0 0 2386 396" svg:d="M1194 396c-399 0-796 0-1194 0 0-132 0-264 0-396 795 0 1591 0 2386 0 0 132 0 264 0 396-397 0-795 0-1192 0z"><text:p/></draw:path><draw:path draw:style-name="gr3" draw:text-style-name="P5" svg:width="0.0756in" svg:height="0.1378in" svg:x="0in" svg:y="0.0264in" svg:viewBox="0 0 193 351" svg:d="M121 118c11 0 22 0 33 0 8 0 12 0 12-8 0-4-4-4-11-4-11 0-21 0-32 0 4-16 6-30 9-44 1-8 7-36 9-41 3-7 10-12 19-12 1 0 11 0 18 6-17 2-21 15-21 21 0 9 7 14 15 14 10 0 21-9 21-24 0-17-18-26-33-26-14 0-38 7-50 45-2 8-3 12-13 61-9 0-18 0-27 0-7 0-11 0-11 8 0 4 4 4 10 4 9 0 18 0 27 0-10 51-20 101-30 151-7 38-13 73-33 73-2 0-11 0-19-7 18-1 21-15 21-21 0-9-6-13-14-13-10 0-21 8-21 23 0 18 17 27 33 27 21 0 36-24 43-38 13-24 22-72 22-74 8-39 15-80 23-121z"><text:p/></draw:path><draw:path draw:style-name="gr3" draw:text-style-name="P5" svg:width="0.0205in" svg:height="0.1516in" svg:x="0.1012in" svg:y="0.0193in" svg:viewBox="0 0 53 386" svg:d="M53 386c0-4 0-10 0-16-12 0-25 0-38 0 0-117 0-237 0-355 13 0 26 0 38 0 0-5 0-9 0-15-18 0-35 0-53 0 0 129 0 257 0 386 18 0 35 0 53 0z"><text:p/></draw:path><draw:path draw:style-name="gr3" draw:text-style-name="P5" svg:width="0.076in" svg:height="0.1378in" svg:x="0.1331in" svg:y="0.0264in" svg:viewBox="0 0 194 351" svg:d="M122 118c11 0 22 0 33 0 8 0 11 0 11-8 0-4-3-4-10-4-11 0-21 0-32 0 3-16 6-30 8-44 2-8 7-36 10-41 3-7 10-12 18-12 1 0 12 0 18 6-16 2-21 15-21 21 0 9 8 14 15 14 10 0 22-9 22-24 0-17-19-26-34-26-14 0-38 7-50 45-2 8-3 12-12 61-9 0-18 0-26 0s-13 0-13 8c0 4 4 4 11 4 9 0 17 0 26 0-10 51-19 101-29 151-8 38-14 73-34 73-1 0-11 0-19-7 18-1 22-15 22-21 0-9-7-13-14-13-11 0-22 8-22 23 0 18 18 27 33 27 21 0 37-24 44-38 12-24 21-72 22-74 8-39 15-80 23-121z"><text:p/></draw:path><draw:path draw:style-name="gr3" draw:text-style-name="P5" svg:width="0.0717in" svg:height="0.0047in" svg:x="0.2276in" svg:y="0.0413in" svg:viewBox="0 0 183 13" svg:d="M172 13c4 0 11 0 11-6 0-7-6-7-11-7-54 0-107 0-161 0-4 0-11 0-11 7 0 6 7 6 11 6 54 0 107 0 161 0z"><text:p/></draw:path><draw:path draw:style-name="gr3" draw:text-style-name="P5" svg:width="0.0382in" svg:height="0.0705in" svg:x="0.3228in" svg:y="-0.0004in" svg:viewBox="0 0 98 180" svg:d="M61 8c0-8 0-8-8-8-18 18-42 18-53 18 0 3 0 6 0 10 7 0 24 0 40-8 0 46 0 91 0 138 0 9 0 12-28 12-3 0-6 0-10 0 0 3 0 6 0 10 5 0 38-1 48-1 8 0 42 1 48 1 0-4 0-7 0-10-3 0-7 0-10 0-27 0-27-3-27-12 0-51 0-101 0-150z"><text:p/></draw:path><draw:path draw:style-name="gr3" draw:text-style-name="P5" svg:width="0.0205in" svg:height="0.1516in" svg:x="0.3972in" svg:y="0.0193in" svg:viewBox="0 0 53 386" svg:d="M53 386c0-4 0-10 0-16-12 0-25 0-38 0 0-117 0-237 0-355 13 0 26 0 38 0 0-5 0-9 0-15-18 0-35 0-53 0 0 129 0 257 0 386 18 0 35 0 53 0z"><text:p/></draw:path><draw:path draw:style-name="gr3" draw:text-style-name="P5" svg:width="0.1102in" svg:height="0.1028in" svg:x="0.4272in" svg:y="0.0295in" svg:viewBox="0 0 281 262" svg:d="M217 43c2-1 3-3 5-4 12-13 24-26 51-28 4 0 8 0 8-7 0-3-3-4-6-4-10 0-21 1-31 1-13 0-26-1-38-1-4 0-8 0-8 7 0 4 3 4 6 4s14 1 14 9c0 6-9 17-11 19-30 34-60 68-89 103-15-38-29-76-43-114-2-6-1-5-2-7 0-10 18-10 23-10s9 0 9-8c0-3-5-3-6-3-11 0-38 1-48 1s-34-1-44-1c-3 0-7 0-7 8 0 3 3 3 9 3 23 0 24 4 27 13 17 43 32 85 49 128 0 1 1 6 1 7s-16 63-18 70c-4 20-5 21-36 21-8 0-10 0-10 8 0 4 4 4 6 4 9 0 37-1 48-1s38 1 49 1c3 0 7 0 7-7 0-5-3-5-10-5-1 0-9 0-15 0-8-1-10-2-10-6s3-16 5-23c5-19 9-38 14-56 2-6 2-7 5-12 32-37 64-74 96-110z"><text:p/></draw:path><draw:path draw:style-name="gr3" draw:text-style-name="P5" svg:width="0.0205in" svg:height="0.1516in" svg:x="0.5469in" svg:y="0.0193in" svg:viewBox="0 0 53 386" svg:d="M53 0c-18 0-35 0-53 0 0 6 0 10 0 15 12 0 25 0 37 0 0 118 0 238 0 355-12 0-25 0-37 0 0 6 0 12 0 16 18 0 35 0 53 0 0-129 0-257 0-386z"><text:p/></draw:path><draw:path draw:style-name="gr3" draw:text-style-name="P5" svg:width="0.0205in" svg:height="0.1516in" svg:x="0.589in" svg:y="0.0193in" svg:viewBox="0 0 53 386" svg:d="M53 0c-18 0-35 0-53 0 0 6 0 10 0 15 12 0 25 0 37 0 0 118 0 238 0 355-12 0-25 0-37 0 0 6 0 12 0 16 18 0 35 0 53 0 0-129 0-257 0-386z"><text:p/></draw:path><draw:path draw:style-name="gr3" draw:text-style-name="P5" svg:width="0.1004in" svg:height="0.035in" svg:x="0.6787in" svg:y="0.0776in" svg:viewBox="0 0 256 90" svg:d="M244 15c6 0 12 0 12-7 0-8-6-8-12-8-77 0-155 0-232 0-4 0-12 0-12 8 0 7 8 7 13 7 77 0 154 0 231 0zM244 90c6 0 12 0 12-7 0-8-6-8-12-8-77 0-154 0-231 0-5 0-13 0-13 8 0 7 8 7 12 7 77 0 155 0 232 0z"><text:p/></draw:path><draw:path draw:style-name="gr3" draw:text-style-name="P5" svg:width="0.1106in" svg:height="0.1028in" svg:x="0.8358in" svg:y="0.0295in" svg:viewBox="0 0 282 262" svg:d="M218 43c2-1 3-3 5-4 11-13 25-26 51-28 4 0 8 0 8-7 0-3-3-4-6-4-10 0-21 1-32 1-12 0-25-1-38-1-2 0-7 0-7 7 0 4 3 4 6 4 2 0 14 1 14 9 0 6-10 17-11 19-30 34-59 68-89 103-14-38-29-76-43-114-2-6-1-5-2-7 0-10 18-10 22-10 5 0 10 0 10-8 0-3-5-3-6-3-11 0-38 1-49 1-9 0-33-1-43-1-2 0-8 0-8 8 0 3 4 3 9 3 24 0 25 4 28 13 16 43 32 85 48 128 1 1 2 6 2 7s-15 63-18 70c-5 20-5 21-36 21-8 0-11 0-11 8 0 4 3 3 6 4 11 0 38-1 49-1 10 0 39 1 50 1 2 0 6 0 6-7 0-5-3-5-11-5-4 0-8 0-14 0-8-1-10-2-10-6s3-16 4-23c5-19 10-38 15-56 2-6 2-7 5-12 32-37 64-74 96-110z"><text:p/></draw:path></draw:g></text:p>
      <text:p text:style-name="P42"><text:span text:style-name="T2">הוכחה: </text:span>נבחר:</text:p>
      <text:p text:style-name="P12"><draw:g text:anchor-type="as-char" svg:y="-0.1134in" draw:z-index="541" draw:name="Shape186" draw:style-name="gr1"><svg:title>TexMaths</svg:title><svg:desc>11§display§A = \{1, 2\}, B = \{1, 2\}, f = \{\la 1, 1 \ra, \la 2, 1 \ra, \la 2, 2 \ra \}, Y = \{1\} \subseteq A§svg§600§FALSE§</svg:desc><draw:path draw:style-name="gr2" draw:text-style-name="P4" svg:width="4.0362in" svg:height="0.1358in" svg:x="0.0028in" svg:y="0.0071in" svg:viewBox="0 0 10253 346" svg:d="M5127 346c-1709 0-3417 0-5127 0 0-116 0-230 0-346 3418 0 6835 0 10253 0 0 116 0 230 0 346-1709 0-3417 0-5126 0z"><text:p/></draw:path><draw:path draw:style-name="gr3" draw:text-style-name="P5" svg:width="0.1039in" svg:height="0.1079in" svg:x="0.0004in" svg:y="0.0043in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3" draw:text-style-name="P5" svg:width="0.1008in" svg:height="0.0354in" svg:x="0.159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31in" svg:height="0.1512in" svg:x="0.3232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5" svg:width="0.05in" svg:height="0.1in" svg:x="0.4016in" svg:y="0.013in" svg:viewBox="0 0 128 255" svg:d="M79 10c0-10 0-10-9-10-23 24-57 24-70 24 0 5 0 8 0 12 8 0 31 0 51-10 0 66 0 133 0 199 0 14-1 18-36 18-4 0-8 0-13 0 0 5 0 9 0 12 15-1 48-1 63-1s49 0 63 1c0-3 0-7 0-12-5 0-8 0-12 0-36 0-37-4-37-18 0-72 0-144 0-215z"><text:p/></draw:path><draw:path draw:style-name="gr3" draw:text-style-name="P5" svg:width="0.0173in" svg:height="0.0453in" svg:x="0.4772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5" svg:width="0.0602in" svg:height="0.1in" svg:x="0.5398in" svg:y="0.013in" svg:viewBox="0 0 154 255" svg:d="M30 226c13-14 27-26 40-39 61-53 84-74 84-112 0-44-35-75-82-75-43 0-72 35-72 69 0 22 19 22 20 22 6 0 20-4 20-21 0-9-7-19-20-19-3 0-5 0-6 0 9-26 30-39 53-39 35 0 52 31 52 63 0 31-20 60-41 85-25 27-49 54-75 81-3 5-3 6-3 14 47 0 96 0 143 0 3-22 8-44 11-66-3 0-7 0-10 0-2 12-4 28-9 33-2 4-27 4-36 4-23 0-46 0-69 0z"><text:p/></draw:path><draw:path draw:style-name="gr3" draw:text-style-name="P5" svg:width="0.0539in" svg:height="0.1512in" svg:x="0.6189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draw:path draw:style-name="gr3" draw:text-style-name="P5" svg:width="0.0173in" svg:height="0.0453in" svg:x="0.6972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5" svg:width="0.1083in" svg:height="0.1028in" svg:x="0.7579in" svg:y="0.0098in" svg:viewBox="0 0 276 262" svg:d="M46 232c-4 15-4 18-35 18-7 0-11 0-11 8 0 4 4 4 11 4 46 0 91 0 138 0 61 0 106-45 106-83 0-27-22-49-59-53 39-8 80-37 80-73 0-29-25-53-71-53-43 0-87 0-130 0-8 0-11 0-11 8 0 4 3 4 11 4 4 0 8 0 14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5" svg:width="0.1008in" svg:height="0.0354in" svg:x="0.925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31in" svg:height="0.1512in" svg:x="1.089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5" svg:width="0.05in" svg:height="0.1in" svg:x="1.1673in" svg:y="0.013in" svg:viewBox="0 0 128 255" svg:d="M79 10c0-10 0-10-9-10-23 24-57 24-70 24 0 5 0 8 0 12 8 0 31 0 51-10 0 66 0 133 0 199 0 14-1 18-36 18-4 0-8 0-13 0 0 5 0 9 0 12 15-1 48-1 63-1s49 0 63 1c0-3 0-7 0-12-5 0-8 0-12 0-36 0-37-4-37-18 0-72 0-144 0-215z"><text:p/></draw:path><draw:path draw:style-name="gr3" draw:text-style-name="P5" svg:width="0.0173in" svg:height="0.0453in" svg:x="1.2429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5" svg:width="0.0602in" svg:height="0.1in" svg:x="1.3055in" svg:y="0.013in" svg:viewBox="0 0 154 255" svg:d="M30 226c13-14 27-26 40-39 61-53 84-74 84-112 0-44-35-75-82-75-43 0-72 35-72 69 0 22 19 22 20 22 6 0 20-4 20-21 0-9-7-19-20-19-3 0-5 0-6 0 9-26 30-39 53-39 35 0 52 31 52 63 0 31-20 60-41 85-25 27-49 54-75 81-3 5-3 6-3 14 47 0 96 0 143 0 3-22 8-44 11-66-3 0-7 0-10 0-2 12-4 28-9 33-2 4-27 4-36 4-23 0-46 0-69 0z"><text:p/></draw:path><draw:path draw:style-name="gr3" draw:text-style-name="P5" svg:width="0.0539in" svg:height="0.1512in" svg:x="1.3846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draw:path draw:style-name="gr3" draw:text-style-name="P5" svg:width="0.0173in" svg:height="0.0453in" svg:x="1.463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76in" svg:height="0.1374in" svg:x="1.5256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5" svg:width="0.1008in" svg:height="0.0354in" svg:x="1.6591in" svg:y="0.0571in" svg:viewBox="0 0 257 91" svg:d="M244 17c6 0 13-2 13-9 0-8-7-8-13-8-77 0-155 0-232 0-5 0-12 0-12 8 0 7 7 9 13 9 77 0 154 0 231 0zM244 91c6 0 13 0 13-7 0-9-7-9-13-9-77 0-154 0-231 0-6 0-13 0-13 9 0 7 7 7 12 7 77 0 155 0 232 0z"><text:p/></draw:path><draw:path draw:style-name="gr3" draw:text-style-name="P5" svg:width="0.0539in" svg:height="0.1512in" svg:x="1.822in" svg:y="0in" svg:viewBox="0 0 138 385" svg:d="M83 52c0-16 9-41 51-43 2 0 4-2 4-5 0-4-4-4-8-4-39 0-74 20-74 48 0 29 0 59 0 89 0 15 0 27-15 39-13 12-29 12-37 13-2 0-4 1-4 4 0 4 3 4 7 4 25 2 44 14 48 34 1 4 1 5 1 19 0 25 0 51 0 76 0 16 0 29 19 43 15 12 41 16 55 16 4 0 8 0 8-4s-3-4-6-4c-25-2-44-15-48-33-1-5-1-5-1-19 0-27 0-54 0-82 0-17-4-23-17-35-8-8-19-12-30-15 32-9 47-27 47-49 0-31 0-61 0-92z"><text:p/></draw:path><draw:path draw:style-name="gr3" draw:text-style-name="P5" svg:width="0.0339in" svg:height="0.1512in" svg:x="1.9039in" svg:y="0in" svg:viewBox="0 0 87 385" svg:d="M85 15c2-4 2-5 2-7 0-5-3-8-8-8-3 0-6 2-9 9-23 59-45 118-68 177 0 2-2 4-2 7 0 2 0 2 2 6 23 59 45 118 68 176 2 5 4 10 9 10s8-3 8-7c0-1 0-3-2-7-23-59-45-119-68-178 23-60 45-119 68-178z"><text:p/></draw:path><draw:path draw:style-name="gr3" draw:text-style-name="P5" svg:width="0.05in" svg:height="0.1in" svg:x="1.9602in" svg:y="0.013in" svg:viewBox="0 0 128 255" svg:d="M79 10c0-10 0-10-9-10-24 24-58 24-70 24 0 5 0 8 0 12 8 0 31 0 51-10 0 66 0 133 0 199 0 14-1 18-37 18-4 0-7 0-12 0 0 5 0 9 0 12 13-1 48-1 63-1s48 0 63 1c0-3 0-7 0-12-5 0-9 0-14 0-34 0-35-4-35-18 0-72 0-144 0-215z"><text:p/></draw:path><draw:path draw:style-name="gr3" draw:text-style-name="P5" svg:width="0.0177in" svg:height="0.0453in" svg:x="2.035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5" svg:width="0.05in" svg:height="0.1in" svg:x="2.1035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5" svg:width="0.0339in" svg:height="0.1512in" svg:x="2.174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5" svg:width="0.0173in" svg:height="0.0453in" svg:x="2.2382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5" svg:width="0.0335in" svg:height="0.1512in" svg:x="2.3098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5" svg:width="0.0602in" svg:height="0.1in" svg:x="2.3594in" svg:y="0.013in" svg:viewBox="0 0 154 255" svg:d="M30 226c14-14 27-26 42-39 59-53 82-74 82-112 0-44-34-75-81-75-44 0-73 35-73 69 0 22 20 22 21 22 7 0 20-4 20-21 0-9-7-19-21-19-2 0-3 0-5 0 9-26 30-39 52-39 35 0 52 31 52 63 0 31-19 60-40 85-25 27-49 54-75 81-4 5-4 6-4 14 48 0 96 0 144 0 3-22 7-44 10-66-3 0-5 0-9 0-2 12-5 28-9 33-3 4-28 4-36 4-23 0-47 0-70 0z"><text:p/></draw:path><draw:path draw:style-name="gr3" draw:text-style-name="P5" svg:width="0.0173in" svg:height="0.0453in" svg:x="2.4413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5" svg:width="0.05in" svg:height="0.1in" svg:x="2.5094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3" draw:text-style-name="P5" svg:width="0.0335in" svg:height="0.1512in" svg:x="2.5803in" svg:y="0in" svg:viewBox="0 0 86 385" svg:d="M84 199c2-4 2-5 2-6 0-3 0-1-2-6-22-59-45-119-67-178-3-7-6-9-9-9-5 0-8 3-8 8 0 1 0 2 1 6 23 60 46 119 69 179-23 58-46 117-69 177-1 4-1 5-1 8 0 4 3 7 8 7 4 0 6-4 7-7 24-60 46-119 69-179z"><text:p/></draw:path><draw:path draw:style-name="gr3" draw:text-style-name="P5" svg:width="0.0173in" svg:height="0.0453in" svg:x="2.6441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5" svg:width="0.0335in" svg:height="0.1512in" svg:x="2.7157in" svg:y="0in" svg:viewBox="0 0 86 385" svg:d="M84 15c2-4 2-5 2-7 0-5-3-8-8-8-3 0-6 2-9 9-22 59-45 118-67 177-1 2-2 4-2 7 0 2 0 2 2 6 22 59 45 118 67 176 1 5 4 10 9 10s8-3 8-7c0-1 0-3-2-7-23-59-45-119-69-178 24-60 46-119 69-178z"><text:p/></draw:path><draw:path draw:style-name="gr3" draw:text-style-name="P5" svg:width="0.0606in" svg:height="0.1in" svg:x="2.7654in" svg:y="0.013in" svg:viewBox="0 0 155 255" svg:d="M30 226c14-14 27-26 42-39 59-53 83-74 83-112 0-44-35-75-82-75-44 0-73 35-73 69 0 22 20 22 21 22 7 0 20-4 20-21 0-9-7-19-20-19-3 0-4 0-6 0 9-26 30-39 52-39 35 0 53 31 53 63 0 31-20 60-41 85-25 27-49 54-75 81-4 5-4 6-4 14 48 0 96 0 144 0 3-22 8-44 11-66-3 0-6 0-10 0-2 12-4 28-9 33-2 4-28 4-36 4-23 0-47 0-70 0z"><text:p/></draw:path><draw:path draw:style-name="gr3" draw:text-style-name="P5" svg:width="0.0173in" svg:height="0.0453in" svg:x="2.8472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602in" svg:height="0.1in" svg:x="2.9091in" svg:y="0.013in" svg:viewBox="0 0 154 255" svg:d="M30 226c14-14 27-26 42-39 59-53 82-74 82-112 0-44-34-75-81-75-44 0-73 35-73 69 0 22 20 22 21 22 7 0 20-4 20-21 0-9-7-19-20-19-3 0-4 0-6 0 9-26 30-39 52-39 35 0 52 31 52 63 0 31-19 60-40 85-25 27-49 54-75 81-4 5-4 6-4 14 48 0 96 0 144 0 3-22 7-44 10-66-3 0-5 0-9 0-2 12-5 28-9 33-3 4-28 4-36 4-23 0-47 0-70 0z"><text:p/></draw:path><draw:path draw:style-name="gr3" draw:text-style-name="P5" svg:width="0.0335in" svg:height="0.1512in" svg:x="2.9862in" svg:y="0in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5" svg:width="0.0539in" svg:height="0.1512in" svg:x="3.0476in" svg:y="0in" svg:viewBox="0 0 138 385" svg:d="M56 334c0 15-10 40-52 43-2 0-4 2-4 4 0 4 4 4 8 4 37 0 73-18 75-48 0-29 0-58 0-88 0-16 0-28 15-40 13-11 27-11 36-12 2 0 4-1 4-4 0-4-3-4-6-4-26-2-45-15-48-35-1-3-1-4-1-19 0-25 0-50 0-76 0-16 0-28-19-42-16-13-43-17-56-17-4 0-8 0-8 4 0 5 2 5 7 5 24 1 43 14 48 33 1 4 1 4 1 19 0 26 0 54 0 81 0 18 3 24 16 36 7 8 19 12 29 15-31 10-45 26-45 48 0 31 0 62 0 93z"><text:p/></draw:path><draw:path draw:style-name="gr3" draw:text-style-name="P5" svg:width="0.0173in" svg:height="0.0453in" svg:x="3.126in" svg:y="0.0972in" svg:viewBox="0 0 45 116" svg:d="M45 41c0-26-10-41-24-41-13 0-21 10-21 21 0 10 8 20 21 20 4 0 9-1 13-5 1-1 1-1 2-1 0 2 0 0 0 6 0 28-13 51-26 64-3 4-3 5-3 6 0 2 1 5 3 5 4 0 35-30 35-75z"><text:p/></draw:path><draw:path draw:style-name="gr3" draw:text-style-name="P5" svg:width="0.1106in" svg:height="0.1028in" svg:x="3.1858in" svg:y="0.0098in" svg:viewBox="0 0 282 262" svg:d="M218 44c2-2 3-3 5-5 11-13 25-26 51-27 4-1 8-1 8-8 0-3-3-4-6-4-10 0-21 1-32 1-12 0-26-1-38-1-2 0-7 0-7 7 0 4 3 5 6 5 2 0 13 0 13 9 0 7-9 16-10 18-30 34-61 68-90 103-15-39-28-76-42-114-2-6-1-5-2-7 0-9 18-9 22-9 5 0 10 0 10-8 0-4-5-4-6-4-11 0-38 1-49 1-9 0-33-1-43-1-2 0-8 0-8 8 0 4 4 4 9 4 23 0 25 3 28 12 16 43 32 85 48 128 1 1 2 5 2 7 0 1-15 61-18 69-5 21-5 22-36 22-8 0-11 0-11 8 0 4 3 3 6 4 11 0 38-1 49-1 10 0 39 1 48 1 4 0 8 0 8-8 0-4-3-4-11-4-4 0-8 0-14 0-8-1-11-2-11-7 0-2 4-16 5-24 5-18 10-36 15-54 1-6 2-8 5-11 32-37 64-74 96-110z"><text:p/></draw:path><draw:path draw:style-name="gr3" draw:text-style-name="P5" svg:width="0.1008in" svg:height="0.0354in" svg:x="3.35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39in" svg:height="0.1512in" svg:x="3.5169in" svg:y="0in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20-12-30-15 31-9 45-27 45-49 0-31 0-61 0-92z"><text:p/></draw:path><draw:path draw:style-name="gr3" draw:text-style-name="P5" svg:width="0.05in" svg:height="0.1in" svg:x="3.5957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5" svg:width="0.0539in" svg:height="0.1512in" svg:x="3.6689in" svg:y="0in" svg:viewBox="0 0 138 385" svg:d="M56 334c0 15-10 40-52 43-2 0-4 2-4 4 0 4 4 4 8 4 38 0 73-18 75-48 0-29 0-58 0-88 0-16 0-28 15-40 13-11 27-11 36-12 2 0 4-1 4-4 0-4-3-4-6-4-26-2-45-15-48-35-1-3-1-4-1-19 0-25 0-50 0-76 0-16 0-28-19-42-16-13-43-17-56-17-4 0-8 0-8 4 0 5 3 5 7 5 24 1 43 14 48 33 1 4 1 4 1 19 0 26 0 54 0 81 0 18 3 24 16 36 7 8 19 12 29 15-31 10-45 26-45 48 0 31 0 62 0 93z"><text:p/></draw:path><draw:path draw:style-name="gr3" draw:text-style-name="P5" svg:width="0.0921in" svg:height="0.1165in" svg:x="3.7894in" svg:y="0.0165in" svg:viewBox="0 0 235 297" svg:d="M222 15c7 0 13 0 13-7 0-8-6-8-13-8-35 0-69 0-104 0-66 0-118 51-118 111 0 63 53 111 118 111 35 0 69 0 104 0 7 0 13 0 13-7s-6-7-13-7c-34 0-69 0-103 0-61 0-104-45-104-96 0-53 44-97 104-97 34 0 69 0 103 0zM21 282c-7 0-13 0-13 8 0 7 6 7 13 7 67 0 134 0 201 0 7 0 13 0 13-7 0-8-6-8-13-8-67 0-134 0-201 0z"><text:p/></draw:path><draw:path draw:style-name="gr3" draw:text-style-name="P5" svg:width="0.1039in" svg:height="0.1079in" svg:x="3.9425in" svg:y="0.0043in" svg:viewBox="0 0 265 275" svg:d="M55 231c-15 26-30 31-47 32-5 1-8 1-8 8 0 2 1 4 4 4 11 0 24-1 33-1 14 0 27 1 40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1 175c26-43 52-85 77-127 5 42 8 84 12 127-29 0-59 0-89 0z"><text:p/></draw:path></draw:g></text:p>
      <text:p text:style-name="P42"><text:span text:style-name="T20">נסיק </text:span><draw:g text:anchor-type="as-char" svg:y="-0.1327in" draw:z-index="540" draw:name="Shape187" draw:style-name="gr1"><svg:title>TexMaths</svg:title><svg:desc>11§display§f[f^{-1}[Y]] = f[\{1, 2\}] = \{1, 2\} \neq Y§svg§600§FALSE§</svg:desc><draw:path draw:style-name="gr2" draw:text-style-name="P4" svg:width="2.2646in" svg:height="0.1555in" svg:x="0.0004in" svg:y="0.0083in" svg:viewBox="0 0 5753 396" svg:d="M2877 396c-959 0-1918 0-2877 0 0-132 0-264 0-396 1918 0 3835 0 5753 0 0 132 0 264 0 396-958 0-1918 0-2876 0z"><text:p/></draw:path><draw:path draw:style-name="gr3" draw:text-style-name="P5" svg:width="0.0756in" svg:height="0.1378in" svg:x="0.0008in" svg:y="0.0272in" svg:viewBox="0 0 193 351" svg:d="M121 118c11 0 22 0 33 0 8 0 12 0 12-8 0-4-4-4-11-4-11 0-21 0-32 0 4-16 6-30 9-44 1-8 7-36 9-41 3-7 10-12 19-12 1 0 11 0 18 6-17 2-21 15-21 21 0 9 7 14 15 14 10 0 21-9 21-24 0-17-18-26-33-26-14 0-38 7-50 45-2 8-3 12-13 61-9 0-18 0-27 0-7 0-11 0-11 8 0 4 4 4 10 4 9 0 18 0 27 0-10 51-20 101-30 151-7 38-13 73-33 73-2 0-11 0-19-7 18-1 21-15 21-21 0-9-6-13-14-13-10 0-21 8-21 23 0 18 17 27 33 27 21 0 36-24 43-38 13-24 22-72 22-74 8-39 15-80 23-121z"><text:p/></draw:path><draw:path draw:style-name="gr3" draw:text-style-name="P5" svg:width="0.0205in" svg:height="0.1516in" svg:x="0.102in" svg:y="0.0201in" svg:viewBox="0 0 53 386" svg:d="M53 386c0-4 0-10 0-16-12 0-25 0-38 0 0-117 0-237 0-355 13 0 26 0 38 0 0-5 0-9 0-15-18 0-35 0-53 0 0 129 0 257 0 386 18 0 35 0 53 0z"><text:p/></draw:path><draw:path draw:style-name="gr3" draw:text-style-name="P5" svg:width="0.076in" svg:height="0.1378in" svg:x="0.1339in" svg:y="0.0272in" svg:viewBox="0 0 194 351" svg:d="M122 118c11 0 22 0 33 0 8 0 11 0 11-8 0-4-3-4-10-4-11 0-21 0-32 0 3-16 6-30 8-44 2-8 7-36 10-41 3-7 10-12 18-12 1 0 12 0 18 6-16 2-21 15-21 21 0 9 8 14 15 14 10 0 22-9 22-24 0-17-19-26-34-26-14 0-38 7-50 45-2 8-3 12-12 61-9 0-18 0-26 0s-13 0-13 8c0 4 4 4 11 4 9 0 17 0 26 0-10 51-19 101-29 151-8 38-14 73-34 73-1 0-11 0-19-7 18-1 22-15 22-21 0-9-7-13-14-13-11 0-22 8-22 23 0 18 18 27 33 27 21 0 37-24 44-38 12-24 21-72 22-74 8-39 15-80 23-121z"><text:p/></draw:path><draw:path draw:style-name="gr3" draw:text-style-name="P5" svg:width="0.0717in" svg:height="0.0047in" svg:x="0.2283in" svg:y="0.0421in" svg:viewBox="0 0 183 13" svg:d="M173 13c3 0 10 0 10-6 0-7-6-7-10-7-54 0-108 0-162 0-4 0-11 0-11 7 0 6 7 6 11 6 54 0 108 0 162 0z"><text:p/></draw:path><draw:path draw:style-name="gr3" draw:text-style-name="P5" svg:width="0.0382in" svg:height="0.0705in" svg:x="0.3236in" svg:y="0.0004in" svg:viewBox="0 0 98 180" svg:d="M62 8c0-8-1-8-9-8-18 18-42 18-53 18 0 3 0 6 0 10 7 0 24 0 40-8 0 46 0 91 0 138 0 9 0 12-28 12-3 0-6 0-10 0 0 3 0 6 0 10 5 0 38-1 48-1 8 0 42 1 48 1 0-4 0-7 0-10-3 0-7 0-10 0-26 0-26-3-26-12 0-51 0-101 0-150z"><text:p/></draw:path><draw:path draw:style-name="gr3" draw:text-style-name="P5" svg:width="0.0205in" svg:height="0.1516in" svg:x="0.398in" svg:y="0.0201in" svg:viewBox="0 0 53 386" svg:d="M53 386c0-4 0-10 0-16-12 0-25 0-38 0 0-117 0-237 0-355 13 0 26 0 38 0 0-5 0-9 0-15-18 0-35 0-53 0 0 129 0 257 0 386 18 0 35 0 53 0z"><text:p/></draw:path><draw:path draw:style-name="gr3" draw:text-style-name="P5" svg:width="0.1102in" svg:height="0.1028in" svg:x="0.428in" svg:y="0.0303in" svg:viewBox="0 0 281 262" svg:d="M217 43c2-1 3-3 5-4 12-13 24-26 51-28 4 0 8 0 8-7 0-3-3-4-5-4-11 0-22 1-32 1-13 0-26-1-38-1-4 0-8 0-8 7 0 4 3 4 6 4s14 1 14 9c0 6-9 17-11 19-30 34-60 68-89 103-15-38-29-76-43-114-2-6-1-5-2-7 0-10 18-10 23-10s9 0 9-8c0-3-5-3-6-3-11 0-37 1-48 1-10 0-34-1-44-1-3 0-7 0-7 8 0 3 3 3 9 3 23 0 24 4 27 13 17 43 32 85 49 128 0 1 1 6 1 7s-16 63-18 70c-4 20-5 21-36 21-7 0-10 0-10 8 0 4 4 4 6 4 9 0 37-1 48-1s38 1 49 1c3 0 8 0 8-7 0-5-4-5-11-5-1 0-9 0-15 0-8-1-10-2-10-6s3-16 5-23c5-19 9-38 14-56 2-6 2-7 5-12 32-37 64-74 96-110z"><text:p/></draw:path><draw:path draw:style-name="gr3" draw:text-style-name="P5" svg:width="0.0205in" svg:height="0.1516in" svg:x="0.548in" svg:y="0.0201in" svg:viewBox="0 0 53 386" svg:d="M53 0c-18 0-35 0-53 0 0 6 0 10 0 15 12 0 25 0 37 0 0 118 0 238 0 355-12 0-25 0-37 0 0 6 0 12 0 16 18 0 35 0 53 0 0-129 0-257 0-386z"><text:p/></draw:path><draw:path draw:style-name="gr3" draw:text-style-name="P5" svg:width="0.0205in" svg:height="0.1516in" svg:x="0.5906in" svg:y="0.0201in" svg:viewBox="0 0 53 386" svg:d="M53 0c-18 0-35 0-53 0 0 6 0 10 0 15 12 0 25 0 37 0 0 118 0 238 0 355-12 0-25 0-37 0 0 6 0 12 0 16 18 0 35 0 53 0 0-129 0-257 0-386z"><text:p/></draw:path><draw:path draw:style-name="gr3" draw:text-style-name="P5" svg:width="0.1008in" svg:height="0.035in" svg:x="0.6799in" svg:y="0.07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56in" svg:height="0.1378in" svg:x="0.8402in" svg:y="0.0272in" svg:viewBox="0 0 193 351" svg:d="M121 118c11 0 22 0 33 0 8 0 12 0 12-8 0-4-4-4-11-4-11 0-21 0-32 0 4-16 6-30 9-44 1-8 7-36 9-41 3-7 10-12 19-12 1 0 11 0 18 6-17 2-21 15-21 21 0 9 7 14 15 14 10 0 21-9 21-24 0-17-18-26-33-26-14 0-39 7-50 45-2 8-3 12-13 61-9 0-18 0-27 0-7 0-11 0-11 8 0 4 4 4 10 4 9 0 18 0 27 0-10 51-20 101-30 151-7 38-13 73-33 73-2 0-12 0-19-7 18-1 21-15 21-21 0-9-6-13-14-13-10 0-21 8-21 23 0 18 17 27 33 27 21 0 36-24 43-38 13-24 22-72 22-74 8-39 15-80 23-121z"><text:p/></draw:path><draw:path draw:style-name="gr3" draw:text-style-name="P5" svg:width="0.0209in" svg:height="0.1516in" svg:x="0.9409in" svg:y="0.0201in" svg:viewBox="0 0 54 386" svg:d="M54 386c0-4 0-10 0-16-12 0-25 0-37 0 0-117 0-237 0-355 12 0 25 0 37 0 0-5 0-9 0-15-18 0-36 0-54 0 0 129 0 257 0 386 18 0 36 0 54 0z"><text:p/></draw:path><draw:path draw:style-name="gr3" draw:text-style-name="P5" svg:width="0.0539in" svg:height="0.1516in" svg:x="0.9764in" svg:y="0.0201in" svg:viewBox="0 0 138 386" svg:d="M81 52c0-16 10-41 52-43 2-1 5-2 5-5 0-4-4-4-8-4-39 0-74 20-74 49 0 28 0 58 0 88 0 15 0 27-16 39-14 11-28 13-37 14-2 0-3 1-3 3 0 4 2 4 7 4 25 3 44 16 47 35 2 3 2 4 2 18 0 26 0 51 0 76 0 17 0 29 18 43 15 13 40 17 56 17 4 0 8 0 8-4 0-5-3-5-7-5-24-1-43-14-48-33-2-4-2-4-2-19 0-26 0-54 0-81 0-17-3-23-15-36-8-7-20-12-30-15 31-9 45-26 45-49 0-30 0-61 0-92z"><text:p/></draw:path><draw:path draw:style-name="gr3" draw:text-style-name="P5" svg:width="0.05in" svg:height="0.1008in" svg:x="1.0551in" svg:y="0.0327in" svg:viewBox="0 0 128 257" svg:d="M79 11c0-10 0-11-9-11-24 25-58 25-70 25 0 5 0 8 0 12 8 0 30 0 51-9 0 66 0 132 0 199 0 13-1 18-37 18-4 0-7 0-12 0 0 4 0 9 0 12 13-1 48-1 63-1s48 0 63 1c0-3 0-8 0-12-5 0-9 0-14 0-34 0-35-5-35-18 0-73 0-144 0-216z"><text:p/></draw:path><draw:path draw:style-name="gr3" draw:text-style-name="P5" svg:width="0.0173in" svg:height="0.0453in" svg:x="1.1307in" svg:y="0.1177in" svg:viewBox="0 0 45 116" svg:d="M45 41c0-26-9-41-24-41-13 0-21 10-21 21 0 10 8 20 21 20 4 0 10-1 13-5 1-1 1-1 2-2 0 2 1 1 1 7 0 28-14 52-26 64-4 4-4 5-4 6 0 3 2 5 3 5 4 0 35-30 35-75z"><text:p/></draw:path><draw:path draw:style-name="gr3" draw:text-style-name="P5" svg:width="0.0602in" svg:height="0.1008in" svg:x="1.1925in" svg:y="0.0327in" svg:viewBox="0 0 154 257" svg:d="M30 228c13-13 27-26 40-39 61-53 84-74 84-113 0-44-35-76-82-76-43 0-72 36-72 71 0 22 19 22 20 22 6 0 21-6 21-21 0-10-8-20-21-20-3 0-5 0-6 0 9-26 30-40 53-40 35 0 52 32 52 64 0 31-20 61-41 85-24 28-49 55-74 82-4 4-4 5-4 14 47 0 96 0 143 0 3-22 8-44 11-66-3 0-7 0-10 0-2 12-4 28-9 34-2 3-27 3-36 3-23 0-46 0-69 0z"><text:p/></draw:path><draw:path draw:style-name="gr3" draw:text-style-name="P5" svg:width="0.0539in" svg:height="0.1516in" svg:x="1.2717in" svg:y="0.0201in" svg:viewBox="0 0 138 386" svg:d="M56 334c0 16-10 41-53 43-1 0-3 2-3 5 0 4 4 4 8 4 37 0 73-19 73-49 0-28 0-58 0-88 0-15 0-26 16-39 14-12 28-12 37-13 1 0 4-1 4-4s-3-3-7-3c-25-3-44-16-48-36-2-4-2-4-2-18 0-26 0-51 0-76 0-17 0-29-18-45-16-11-42-15-55-15-4 0-8 0-8 4s2 4 7 5c24 1 43 13 48 33 1 3 1 4 1 19 0 26 0 53 0 80 0 19 3 24 16 38 7 7 18 12 29 14-32 9-45 28-45 48 0 31 0 62 0 93z"><text:p/></draw:path><draw:path draw:style-name="gr3" draw:text-style-name="P5" svg:width="0.0205in" svg:height="0.1516in" svg:x="1.3402in" svg:y="0.0201in" svg:viewBox="0 0 53 386" svg:d="M53 0c-18 0-35 0-53 0 0 6 0 10 0 15 12 0 25 0 37 0 0 118 0 238 0 355-12 0-25 0-37 0 0 6 0 12 0 16 18 0 35 0 53 0 0-129 0-257 0-386z"><text:p/></draw:path><draw:path draw:style-name="gr3" draw:text-style-name="P5" svg:width="0.1008in" svg:height="0.035in" svg:x="1.4299in" svg:y="0.07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9in" svg:height="0.1516in" svg:x="1.5933in" svg:y="0.0201in" svg:viewBox="0 0 138 386" svg:d="M81 52c0-16 10-41 52-43 2-1 5-2 5-5 0-4-4-4-8-4-39 0-74 20-74 49 0 28 0 58 0 88 0 15 0 27-16 39-14 11-28 13-37 14-2 0-3 1-3 3 0 4 2 4 7 4 25 3 44 16 47 35 2 3 2 4 2 18 0 26 0 51 0 76 0 17 0 29 18 43 15 13 40 17 56 17 4 0 8 0 8-4 0-5-3-5-7-5-24-1-43-14-48-33-2-4-2-4-2-19 0-26 0-54 0-81 0-17-3-23-15-36-8-7-20-12-30-15 31-9 45-26 45-49 0-30 0-61 0-92z"><text:p/></draw:path><draw:path draw:style-name="gr3" draw:text-style-name="P5" svg:width="0.05in" svg:height="0.1008in" svg:x="1.672in" svg:y="0.0327in" svg:viewBox="0 0 128 257" svg:d="M79 11c0-10 0-11-9-11-24 25-58 25-70 25 0 5 0 8 0 12 8 0 30 0 51-9 0 66 0 132 0 199 0 13-1 18-37 18-4 0-7 0-12 0 0 4 0 9 0 12 13-1 48-1 63-1s48 0 63 1c0-3 0-8 0-12-5 0-9 0-14 0-34 0-35-5-35-18 0-73 0-144 0-216z"><text:p/></draw:path><draw:path draw:style-name="gr3" draw:text-style-name="P5" svg:width="0.0173in" svg:height="0.0453in" svg:x="1.7472in" svg:y="0.1177in" svg:viewBox="0 0 45 116" svg:d="M45 41c0-26-9-41-24-41-13 0-21 10-21 21 0 10 8 20 21 20 4 0 10-1 13-5 1-1 1-1 2-2 0 2 1 1 1 7 0 28-14 52-26 64-4 4-4 5-4 6 0 3 2 5 3 5 4 0 35-30 35-75z"><text:p/></draw:path><draw:path draw:style-name="gr3" draw:text-style-name="P5" svg:width="0.0602in" svg:height="0.1008in" svg:x="1.8098in" svg:y="0.0327in" svg:viewBox="0 0 154 257" svg:d="M30 228c13-13 27-26 40-39 61-53 84-74 84-113 0-44-35-76-82-76-43 0-72 36-72 71 0 22 19 22 20 22 6 0 21-6 21-21 0-10-8-20-21-20-3 0-5 0-6 0 10-26 30-40 53-40 35 0 52 32 52 64 0 31-20 61-41 85-24 28-49 55-74 82-4 4-4 5-4 14 47 0 96 0 143 0 3-22 8-44 11-66-3 0-7 0-10 0-2 12-4 28-9 34-2 3-27 3-36 3-23 0-46 0-69 0z"><text:p/></draw:path><draw:path draw:style-name="gr3" draw:text-style-name="P5" svg:width="0.0539in" svg:height="0.1516in" svg:x="1.889in" svg:y="0.0201in" svg:viewBox="0 0 138 386" svg:d="M56 334c0 16-10 41-53 43-1 0-3 2-3 5 0 4 4 4 8 4 37 0 73-19 73-49 0-28 0-58 0-88 0-15 0-26 16-39 14-12 28-12 37-13 1 0 4-1 4-4s-3-3-7-3c-25-3-44-16-48-36-2-4-2-4-2-18 0-26 0-51 0-76 0-17 0-29-18-45-16-11-42-15-55-15-4 0-8 0-8 4s2 4 7 5c24 1 43 13 48 33 1 3 1 4 1 19 0 26 0 53 0 80 0 19 3 24 16 38 7 7 18 12 29 14-32 9-45 28-45 48 0 31 0 62 0 93z"><text:p/></draw:path><draw:path draw:style-name="gr3" draw:text-style-name="P5" svg:width="0.0756in" svg:height="0.1409in" svg:x="2.0177in" svg:y="0.0252in" svg:viewBox="0 0 193 359" svg:d="M189 15c4-5 4-6 4-7 0-4-3-8-8-8s-6 2-8 8c-58 112-115 225-174 336-3 6-3 7-3 8 0 3 2 7 8 7 4 0 5-2 9-7 57-113 115-224 172-337z"><text:p/></draw:path><draw:path draw:style-name="gr3" draw:text-style-name="P5" svg:width="0.1004in" svg:height="0.035in" svg:x="2.0051in" svg:y="0.0783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5" svg:width="0.1106in" svg:height="0.1028in" svg:x="2.1622in" svg:y="0.0303in" svg:viewBox="0 0 282 262" svg:d="M218 43c2-1 3-3 5-4 11-13 25-26 51-28 4 0 8 0 8-7 0-3-3-4-6-4-10 0-21 1-32 1-12 0-25-1-38-1-2 0-7 0-7 7 0 4 3 4 6 4 2 0 14 1 14 9 0 6-10 17-11 19-30 34-61 68-90 103-15-38-28-76-42-114-2-6-1-5-2-7 0-10 18-10 22-10 5 0 10 0 10-8 0-3-5-3-6-3-11 0-38 1-49 1-9 0-33-1-43-1-2 0-8 0-8 8 0 3 4 3 9 3 23 0 25 4 28 13 16 43 32 85 48 128 1 1 2 6 2 7s-15 63-18 70c-5 20-5 21-36 21-8 0-11 0-11 8 0 4 3 3 6 4 11 0 38-1 49-1 10 0 39 1 50 1 2 0 6 0 6-7 0-5-3-5-11-5-4 0-8 0-14 0-8-1-10-2-10-6s3-16 4-23c5-19 10-38 15-56 1-6 2-7 5-12 32-37 64-74 96-110z"><text:p/></draw:path></draw:g><text:s/>ואי־השוויון הזה מהווה סתירה. </text:p>
      <text:h text:style-name="Heading_20_3" text:outline-level="3">סעיף (ד) <text:span text:style-name="T19">– הוכחה</text:span></text:h>
      <text:p text:style-name="P41"><text:span text:style-name="T2">צ.ל.: </text:span><draw:g text:anchor-type="as-char" svg:y="-0.1327in" draw:z-index="184" draw:name="Shape188" draw:style-name="gr1"><svg:title>TexMaths</svg:title><svg:desc>11§display§f[f^{-1}[Y]] \subseteq Y§svg§600§FALSE§</svg:desc><draw:path draw:style-name="gr2" draw:text-style-name="P4" svg:width="0.939in" svg:height="0.1555in" svg:x="-0.0004in" svg:y="0.0075in" svg:viewBox="0 0 2386 396" svg:d="M1194 396c-399 0-796 0-1194 0 0-132 0-264 0-396 795 0 1591 0 2386 0 0 132 0 264 0 396-397 0-795 0-1192 0z"><text:p/></draw:path><draw:path draw:style-name="gr3" draw:text-style-name="P5" svg:width="0.0756in" svg:height="0.1378in" svg:x="0in" svg:y="0.0264in" svg:viewBox="0 0 193 351" svg:d="M121 118c11 0 22 0 33 0 8 0 12 0 12-8 0-4-4-4-11-4-11 0-21 0-32 0 4-16 6-30 9-44 1-8 7-36 9-41 3-7 10-12 19-12 1 0 11 0 18 6-17 2-21 15-21 21 0 9 7 14 15 14 10 0 21-9 21-24 0-17-18-26-33-26-14 0-38 7-50 45-2 8-3 12-13 61-9 0-18 0-27 0-7 0-11 0-11 8 0 4 4 4 10 4 9 0 18 0 27 0-10 51-20 101-30 151-7 38-13 73-33 73-2 0-11 0-19-7 18-1 21-15 21-21 0-9-6-13-14-13-10 0-21 8-21 23 0 18 17 27 33 27 21 0 36-24 43-38 13-24 22-72 22-74 8-39 15-80 23-121z"><text:p/></draw:path><draw:path draw:style-name="gr3" draw:text-style-name="P5" svg:width="0.0205in" svg:height="0.1516in" svg:x="0.1012in" svg:y="0.0193in" svg:viewBox="0 0 53 386" svg:d="M53 386c0-4 0-10 0-16-12 0-25 0-38 0 0-117 0-237 0-355 13 0 26 0 38 0 0-5 0-9 0-15-18 0-35 0-53 0 0 129 0 257 0 386 18 0 35 0 53 0z"><text:p/></draw:path><draw:path draw:style-name="gr3" draw:text-style-name="P5" svg:width="0.076in" svg:height="0.1378in" svg:x="0.1331in" svg:y="0.0264in" svg:viewBox="0 0 194 351" svg:d="M122 118c11 0 22 0 33 0 8 0 11 0 11-8 0-4-3-4-10-4-11 0-21 0-32 0 3-16 6-30 8-44 2-8 7-36 10-41 3-7 10-12 18-12 1 0 12 0 18 6-16 2-21 15-21 21 0 9 8 14 15 14 10 0 22-9 22-24 0-17-19-26-34-26-14 0-38 7-50 45-2 8-3 12-12 61-9 0-18 0-26 0s-13 0-13 8c0 4 4 4 11 4 9 0 17 0 26 0-10 51-19 101-29 151-8 38-14 73-34 73-1 0-11 0-19-7 18-1 22-15 22-21 0-9-7-13-14-13-11 0-22 8-22 23 0 18 18 27 33 27 21 0 37-24 44-38 12-24 21-72 22-74 8-39 15-80 23-121z"><text:p/></draw:path><draw:path draw:style-name="gr3" draw:text-style-name="P5" svg:width="0.0717in" svg:height="0.0047in" svg:x="0.2276in" svg:y="0.0413in" svg:viewBox="0 0 183 13" svg:d="M172 13c4 0 11 0 11-6 0-7-6-7-11-7-54 0-107 0-161 0-4 0-11 0-11 7 0 6 7 6 11 6 54 0 107 0 161 0z"><text:p/></draw:path><draw:path draw:style-name="gr3" draw:text-style-name="P5" svg:width="0.0382in" svg:height="0.0705in" svg:x="0.3228in" svg:y="-0.0004in" svg:viewBox="0 0 98 180" svg:d="M61 8c0-8 0-8-8-8-18 18-42 18-53 18 0 3 0 6 0 10 7 0 24 0 40-8 0 46 0 91 0 138 0 9 0 12-28 12-3 0-6 0-10 0 0 3 0 6 0 10 5 0 38-1 48-1 8 0 42 1 48 1 0-4 0-7 0-10-3 0-7 0-10 0-27 0-27-3-27-12 0-51 0-101 0-150z"><text:p/></draw:path><draw:path draw:style-name="gr3" draw:text-style-name="P5" svg:width="0.0205in" svg:height="0.1516in" svg:x="0.3972in" svg:y="0.0193in" svg:viewBox="0 0 53 386" svg:d="M53 386c0-4 0-10 0-16-12 0-25 0-38 0 0-117 0-237 0-355 13 0 26 0 38 0 0-5 0-9 0-15-18 0-35 0-53 0 0 129 0 257 0 386 18 0 35 0 53 0z"><text:p/></draw:path><draw:path draw:style-name="gr3" draw:text-style-name="P5" svg:width="0.1102in" svg:height="0.1028in" svg:x="0.4272in" svg:y="0.0295in" svg:viewBox="0 0 281 262" svg:d="M217 43c2-1 3-3 5-4 12-13 24-26 51-28 4 0 8 0 8-7 0-3-3-4-6-4-10 0-21 1-31 1-13 0-26-1-38-1-4 0-8 0-8 7 0 4 3 4 6 4s14 1 14 9c0 6-9 17-11 19-30 34-60 68-89 103-15-38-29-76-43-114-2-6-1-5-2-7 0-10 18-10 23-10s9 0 9-8c0-3-5-3-6-3-11 0-38 1-48 1s-34-1-44-1c-3 0-7 0-7 8 0 3 3 3 9 3 23 0 24 4 27 13 17 43 32 85 49 128 0 1 1 6 1 7s-16 63-18 70c-4 20-5 21-36 21-8 0-10 0-10 8 0 4 4 4 6 4 9 0 37-1 48-1s38 1 49 1c3 0 7 0 7-7 0-5-3-5-10-5-1 0-9 0-15 0-8-1-10-2-10-6s3-16 5-23c5-19 9-38 14-56 2-6 2-7 5-12 32-37 64-74 96-110z"><text:p/></draw:path><draw:path draw:style-name="gr3" draw:text-style-name="P5" svg:width="0.0205in" svg:height="0.1516in" svg:x="0.5469in" svg:y="0.0193in" svg:viewBox="0 0 53 386" svg:d="M53 0c-18 0-35 0-53 0 0 6 0 10 0 15 12 0 25 0 37 0 0 118 0 238 0 355-12 0-25 0-37 0 0 6 0 12 0 16 18 0 35 0 53 0 0-129 0-257 0-386z"><text:p/></draw:path><draw:path draw:style-name="gr3" draw:text-style-name="P5" svg:width="0.0205in" svg:height="0.1516in" svg:x="0.589in" svg:y="0.0193in" svg:viewBox="0 0 53 386" svg:d="M53 0c-18 0-35 0-53 0 0 6 0 10 0 15 12 0 25 0 37 0 0 118 0 238 0 355-12 0-25 0-37 0 0 6 0 12 0 16 18 0 35 0 53 0 0-129 0-257 0-386z"><text:p/></draw:path><draw:path draw:style-name="gr3" draw:text-style-name="P5" svg:width="0.0929in" svg:height="0.1169in" svg:x="0.6827in" svg:y="0.0354in" svg:viewBox="0 0 237 298" svg:d="M223 15c7 0 14 0 14-7 0-8-7-8-14-8-35 0-69 0-104 0-66 0-119 51-119 111 0 63 54 113 119 113 35 0 69 0 104 0 7 0 14 0 14-8s-7-8-14-8c-34 0-69 0-103 0-62 0-105-45-105-96 0-52 44-97 105-97 34 0 69 0 103 0zM22 282c-7 0-14 0-14 8s7 8 14 8c67 0 134 0 201 0 7 0 14 0 14-8s-7-8-14-8c-67 0-134 0-201 0z"><text:p/></draw:path><draw:path draw:style-name="gr3" draw:text-style-name="P5" svg:width="0.1106in" svg:height="0.1028in" svg:x="0.8358in" svg:y="0.0295in" svg:viewBox="0 0 282 262" svg:d="M218 43c2-1 3-3 5-4 11-13 25-26 51-28 4 0 8 0 8-7 0-3-3-4-6-4-10 0-21 1-32 1-12 0-25-1-38-1-2 0-7 0-7 7 0 4 3 4 6 4 2 0 14 1 14 9 0 6-10 17-11 19-30 34-59 68-89 103-14-38-29-76-43-114-2-6-1-5-2-7 0-10 18-10 22-10 5 0 10 0 10-8 0-3-5-3-6-3-11 0-38 1-49 1-9 0-33-1-43-1-2 0-8 0-8 8 0 3 4 3 9 3 24 0 25 4 28 13 16 43 32 85 48 128 1 1 2 6 2 7s-15 63-18 70c-5 20-5 21-36 21-8 0-11 0-11 8 0 4 3 3 6 4 11 0 38-1 49-1 10 0 39 1 50 1 2 0 6 0 6-7 0-5-3-5-11-5-4 0-8 0-14 0-8-1-10-2-10-6s3-16 4-23c5-19 10-38 15-56 2-6 2-7 5-12 32-37 64-74 96-110z"><text:p/></draw:path></draw:g>. </text:p>
      <text:p text:style-name="P41"><text:span text:style-name="T2">הוכחה: </text:span>ע"פ הגדרת <draw:g text:anchor-type="as-char" svg:y="-0.0965in" draw:z-index="185" draw:name="Shape189" draw:style-name="gr1"><svg:title>TexMaths</svg:title><svg:desc>11§display§\subseteq§svg§600§FALSE§</svg:desc><draw:path draw:style-name="gr2" draw:text-style-name="P4" svg:width="0.0882in" svg:height="0.1008in" svg:x="-0.0004in" svg:y="0.0075in" svg:viewBox="0 0 225 257" svg:d="M113 257c-39 0-76 0-113 0 0-86 0-171 0-257 76 0 150 0 225 0 0 86 0 171 0 257-37 0-75 0-112 0z"><text:p/></draw:path><draw:path draw:style-name="gr3" draw:text-style-name="P5" svg:width="0.0913in" svg:height="0.1161in" svg:x="0.0043in" svg:y="-0.0004in" svg:viewBox="0 0 233 296" svg:d="M220 15c7 0 13 0 13-7 0-8-6-8-13-8-34 0-68 0-102 0-67 0-118 51-118 111 0 61 53 111 118 111 34 0 68 0 102 0 7 0 13 0 13-8s-6-8-13-8c-34 0-68 0-102 0-60 0-103-43-103-94 0-53 44-97 103-97 34 0 68 0 102 0zM21 281c-7 0-13 0-13 8 0 7 6 7 13 7 67 0 132 0 199 0 7 0 13 0 13-7 0-8-6-8-13-8-67 0-132 0-199 0z"><text:p/></draw:path></draw:g>, יהי <draw:g text:anchor-type="as-char" svg:y="-0.1327in" draw:z-index="186" draw:name="Shape190" draw:style-name="gr1"><svg:title>TexMaths</svg:title><svg:desc>11§display§x \in f[f^{-1}[Y]]§svg§600§FALSE§</svg:desc><draw:path draw:style-name="gr2" draw:text-style-name="P4" svg:width="0.8748in" svg:height="0.1555in" svg:x="0.0031in" svg:y="0.0075in" svg:viewBox="0 0 2223 396" svg:d="M1112 396c-371 0-741 0-1112 0 0-132 0-264 0-396 741 0 1482 0 2223 0 0 132 0 264 0 396-371 0-741 0-1111 0z"><text:p/></draw:path><draw:path draw:style-name="gr3" draw:text-style-name="P5" svg:width="0.0756in" svg:height="0.0685in" svg:x="-0.0004in" svg:y="0.0661in" svg:viewBox="0 0 193 175" svg:d="M119 54c2-10 11-45 37-45 2 0 12 0 20 4-11 2-19 12-19 21 0 7 5 15 15 15 8 0 21-8 21-24 0-19-22-25-36-25-23 0-36 21-40 30-10-26-31-30-42-30-41 0-63 50-63 60 0 4 5 4 6 4 2 0 3-1 4-4 13-41 39-51 52-51 7 0 21 3 21 25 0 12-7 39-21 93-6 24-20 40-37 40-2 0-11 0-19-5 10-2 18-10 18-21s-8-14-14-14c-12 0-22 11-22 23 0 18 20 25 36 25 27 0 40-27 41-29 6 14 19 29 42 29 39 0 61-49 61-59 0-5-3-5-4-5-3 0-4 3-4 5-14 42-40 51-52 51-15 0-21-13-21-26 0-9 2-16 7-34 4-18 8-35 13-53z"><text:p/></draw:path><draw:path draw:style-name="gr3" draw:text-style-name="P5" svg:width="0.0752in" svg:height="0.0878in" svg:x="0.1374in" svg:y="0.0512in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3" draw:text-style-name="P5" svg:width="0.0756in" svg:height="0.1378in" svg:x="0.2764in" svg:y="0.0264in" svg:viewBox="0 0 193 351" svg:d="M121 118c11 0 23 0 34 0 8 0 11 0 11-8 0-4-3-4-10-4-11 0-22 0-33 0 4-16 6-30 9-44 1-8 7-36 9-41 3-7 10-12 19-12 1 0 11 0 18 6-17 2-21 15-21 21 0 9 7 14 15 14 10 0 21-9 21-24 0-17-18-26-33-26-14 0-38 7-50 45-2 8-3 12-12 61-9 0-19 0-28 0-6 0-11 0-11 8 0 4 4 4 11 4 9 0 17 0 26 0-10 51-20 101-30 151-7 38-13 73-33 73-2 0-11 0-19-7 18-1 21-15 21-21 0-9-6-13-14-13-10 0-21 8-21 23 0 18 16 27 33 27 21 0 36-24 44-38 12-24 21-72 21-74 8-39 15-80 23-121z"><text:p/></draw:path><draw:path draw:style-name="gr3" draw:text-style-name="P5" svg:width="0.0205in" svg:height="0.1516in" svg:x="0.3772in" svg:y="0.0193in" svg:viewBox="0 0 53 386" svg:d="M53 386c0-4 0-10 0-16-12 0-26 0-38 0 0-117 0-237 0-355 12 0 26 0 38 0 0-5 0-9 0-15-18 0-35 0-53 0 0 129 0 257 0 386 18 0 35 0 53 0z"><text:p/></draw:path><draw:path draw:style-name="gr3" draw:text-style-name="P5" svg:width="0.076in" svg:height="0.1378in" svg:x="0.4094in" svg:y="0.0264in" svg:viewBox="0 0 194 351" svg:d="M122 118c11 0 22 0 33 0 8 0 11 0 11-8 0-4-3-4-10-4-11 0-21 0-32 0 3-16 6-30 8-44 2-8 7-36 10-41 3-7 10-12 17-12 3 0 13 0 19 6-16 2-21 15-21 21 0 9 8 14 15 14 9 0 22-9 22-24 0-17-18-26-35-26-13 0-37 7-48 45-3 8-4 12-13 61-9 0-18 0-26 0s-13 0-13 8c0 4 4 4 11 4 9 0 17 0 26 0-10 51-19 101-29 151-8 38-13 73-34 73-1 0-11 0-19-7 19-1 22-15 22-21 0-9-7-13-14-13-10 0-22 8-22 23 0 18 18 27 33 27 22 0 37-24 44-38 12-24 21-72 22-74 8-39 15-80 23-121z"><text:p/></draw:path><draw:path draw:style-name="gr3" draw:text-style-name="P5" svg:width="0.0717in" svg:height="0.0047in" svg:x="0.5031in" svg:y="0.0413in" svg:viewBox="0 0 183 13" svg:d="M173 13c3 0 10 0 10-6 0-7-6-7-10-7-54 0-108 0-162 0-4 0-11 0-11 7 0 6 7 6 11 6 54 0 108 0 162 0z"><text:p/></draw:path><draw:path draw:style-name="gr3" draw:text-style-name="P5" svg:width="0.0382in" svg:height="0.0705in" svg:x="0.5984in" svg:y="-0.0004in" svg:viewBox="0 0 98 180" svg:d="M62 8c0-8-1-8-9-8-18 18-42 18-53 18 0 3 0 6 0 10 7 0 24 0 40-8 0 46 0 91 0 138 0 9 0 12-28 12-3 0-7 0-10 0 0 3 0 6 0 10 5 0 38-1 47-1s43 1 49 1c0-4 0-7 0-10-3 0-7 0-10 0-26 0-26-3-26-12 0-51 0-101 0-150z"><text:p/></draw:path><draw:path draw:style-name="gr3" draw:text-style-name="P5" svg:width="0.0205in" svg:height="0.1516in" svg:x="0.6732in" svg:y="0.0193in" svg:viewBox="0 0 53 386" svg:d="M53 386c0-4 0-10 0-16-12 0-26 0-38 0 0-117 0-237 0-355 12 0 26 0 38 0 0-5 0-9 0-15-18 0-35 0-53 0 0 129 0 257 0 386 18 0 35 0 53 0z"><text:p/></draw:path><draw:path draw:style-name="gr3" draw:text-style-name="P5" svg:width="0.1098in" svg:height="0.1028in" svg:x="0.7031in" svg:y="0.0295in" svg:viewBox="0 0 280 262" svg:d="M217 43c2-1 3-3 5-4 12-13 24-26 51-28 4 0 7 0 7-7 0-3-2-4-5-4-10 0-21 1-31 1-13 0-26-1-38-1-4 0-8 0-8 7 0 4 3 4 5 4 4 0 15 1 15 9 0 6-9 17-11 19-30 34-60 68-89 103-15-38-29-76-43-114-2-6-1-5-2-7 0-10 18-10 23-10s9 0 9-8c0-3-5-3-6-3-11 0-39 1-48 1-10 0-34-1-44-1-3 0-7 0-7 8 0 3 3 3 9 3 23 0 24 4 27 13 17 43 32 85 49 128 0 1 1 6 1 7s-16 63-18 70c-4 20-5 21-36 21-8 0-10 0-10 8 0 4 4 4 6 4 9 0 37-1 48-1s38 1 49 1c3 0 7 0 7-7 0-5-3-5-10-5-1 0-9 0-15 0-8-1-10-2-10-6s3-16 5-23c5-19 9-38 13-56 3-6 3-7 6-12 32-37 64-74 96-110z"><text:p/></draw:path><draw:path draw:style-name="gr3" draw:text-style-name="P5" svg:width="0.0205in" svg:height="0.1516in" svg:x="0.8228in" svg:y="0.0193in" svg:viewBox="0 0 53 386" svg:d="M53 0c-18 0-35 0-53 0 0 6 0 10 0 15 12 0 25 0 37 0 0 118 0 238 0 355-12 0-25 0-37 0 0 6 0 12 0 16 18 0 35 0 53 0 0-129 0-257 0-386z"><text:p/></draw:path><draw:path draw:style-name="gr3" draw:text-style-name="P5" svg:width="0.0205in" svg:height="0.1516in" svg:x="0.8654in" svg:y="0.0193in" svg:viewBox="0 0 53 386" svg:d="M53 0c-18 0-35 0-53 0 0 6 0 10 0 15 12 0 25 0 37 0 0 118 0 238 0 355-12 0-25 0-37 0 0 6 0 12 0 16 18 0 35 0 53 0 0-129 0-257 0-386z"><text:p/></draw:path></draw:g>, צ.ל. <draw:g text:anchor-type="as-char" svg:y="-0.1035in" draw:z-index="187" draw:name="Shape191" draw:style-name="gr1"><svg:title>TexMaths</svg:title><svg:desc>11§display§x \in Y§svg§600§FALSE§</svg:desc><draw:path draw:style-name="gr2" draw:text-style-name="P4" svg:width="0.3724in" svg:height="0.0933in" svg:x="0.0031in" svg:y="0.0063in" svg:viewBox="0 0 947 238" svg:d="M474 238c-158 0-316 0-474 0 0-79 0-159 0-238 316 0 631 0 947 0 0 79 0 159 0 238-157 0-316 0-473 0z"><text:p/></draw:path><draw:path draw:style-name="gr3" draw:text-style-name="P5" svg:width="0.0752in" svg:height="0.0677in" svg:x="-0.0004in" svg:y="0.0354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5" svg:width="0.0752in" svg:height="0.0874in" svg:x="0.1374in" svg:y="0.0209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5" svg:width="0.1102in" svg:height="0.1028in" svg:x="0.2728in" svg:y="-0.0004in" svg:viewBox="0 0 281 262" svg:d="M218 44c1-2 3-3 5-6 11-11 24-24 51-26 4 0 7 0 7-8 0-2-2-4-5-4-10 0-21 1-32 1-12 0-25-1-38-1-3 0-7 0-7 8 0 4 3 4 6 4 2 0 14 1 14 9 0 6-10 16-11 19-30 34-60 68-89 103-15-39-29-77-43-116-2-4-2-5-2-6 0-9 18-9 23-9 4 0 9 0 9-8 0-4-5-4-6-4-11 0-38 1-49 1-9 0-33-1-43-1-3 0-8 0-8 8 0 4 4 4 10 4 23 0 24 3 27 13 16 42 32 84 48 127 1 1 2 4 2 5s-16 64-18 70c-5 21-5 23-36 23-8 0-11 0-11 8 0 4 3 3 5 4 11 0 39-1 50-1 10 0 38 1 49 1 3 0 7 0 7-7 0-5-3-5-11-5-4 0-8 0-14-1-8-1-10-1-10-5s3-17 5-26c5-17 9-35 14-53 2-8 2-9 5-11 32-38 64-74 96-110z"><text:p/></draw:path></draw:g>. נפרק את הנתון <text:span text:style-name="T21">ונראה גרירה למש"ל</text:span>: </text:p>
      <text:p text:style-name="P12"><draw:g text:anchor-type="as-char" svg:y="-0.6992in" draw:z-index="189" draw:name="Shape192" draw:style-name="gr1"><svg:title>TexMaths</svg:title><svg:desc>11§latex§\begin{align*}
    &amp;x \in f[f^{-1}[Y]] \\
    \iff &amp;\exists a \in f^{-1}[Y]. f(a) = x
&amp;&amp;\open f[X] \defi \close \\
    \iff &amp;\exists a \in A \land f(a) \in Y. f(a) = x
&amp;&amp;\open f^{-1}[X] \defi \close \\
    \iff &amp;\exists a \in A. f(a) \in Y \land f(a) = x
&amp;&amp;\open \exists \text{ syntax} \close \\
     \iff &amp;\exists a \in A. x \in Y \land f(a) \text{ define} \\
     \implies &amp;x \in Y
&amp;&amp;\open A \land B \so C \implies A \so C) \QED
\end{align}§svg§600§FALSE§</svg:desc><draw:path draw:style-name="gr2" draw:text-style-name="P4" svg:width="5.2846in" svg:height="1.3827in" svg:x="-0.0004in" svg:y="0.0079in" svg:viewBox="0 0 13424 3513" svg:d="M0 0c4475 0 8949 0 13424 0 0 1171 0 2342 0 3513-4475 0-8949 0-13424 0 0-1171 0-2342 0-3513z"><text:p/></draw:path><draw:path draw:style-name="gr3" draw:text-style-name="P5" svg:width="0.0756in" svg:height="0.0685in" svg:x="0.3177in" svg:y="0.0665in" svg:viewBox="0 0 193 175" svg:d="M118 54c2-10 11-45 38-45 2 0 11 0 20 4-11 2-19 12-19 21 0 7 5 14 15 14 8 0 21-7 21-23 0-20-24-25-37-25-22 0-35 21-39 30-10-26-31-30-42-30-41 0-63 49-63 59 0 5 3 5 5 5 3 0 4-1 5-5 13-40 39-50 52-50 7 0 21 3 21 25 0 12-7 39-21 92-7 25-20 41-38 41-2 0-11 0-18-5 10-3 17-10 17-21 0-10-7-13-14-13-11 0-21 9-21 22 0 17 20 25 36 25 26 0 40-27 41-29 4 15 19 29 42 29 39 0 61-50 61-60 0-3-3-3-4-3-3 0-4 1-5 5-13 40-39 50-51 50-15 0-22-13-22-26 0-8 2-17 7-34 4-18 8-36 13-53z"><text:p/></draw:path><draw:path draw:style-name="gr3" draw:text-style-name="P5" svg:width="0.0756in" svg:height="0.0874in" svg:x="0.4551in" svg:y="0.052in" svg:viewBox="0 0 193 223" svg:d="M179 120c7 0 14 0 14-8s-7-8-14-8c-55 0-109 0-164 0 5-52 50-89 104-89 20 0 41 0 60 0 7 0 14 0 14-7 0-8-7-8-14-8-21 0-40 0-61 0-66 0-118 49-118 112 0 62 52 111 118 111 21 0 40 0 61 0 7 0 14 0 14-7 0-8-7-8-14-8-19 0-40 0-60 0-54 0-99-36-104-88 55 0 109 0 164 0z"><text:p/></draw:path><draw:path draw:style-name="gr3" draw:text-style-name="P5" svg:width="0.0756in" svg:height="0.1378in" svg:x="0.5941in" svg:y="0.0264in" svg:viewBox="0 0 193 351" svg:d="M121 118c11 0 22 0 33 0 8 0 12 0 12-8 0-4-4-4-10-4-11 0-22 0-33 0 4-15 6-30 9-44 1-8 7-36 9-41 3-7 10-13 19-13 1 0 11 0 18 7-17 1-21 15-21 21 0 9 7 13 15 13 10 0 21-8 21-23 0-17-18-26-33-26-14 0-38 7-50 45-2 8-3 12-13 61-9 0-18 0-27 0-6 0-11 0-11 7 0 5 4 5 10 5 9 0 18 0 27 0-10 50-20 102-30 153-7 37-13 72-33 72-2 0-11 0-19-8 18-1 21-14 21-20 0-9-6-14-14-14-10 0-21 9-21 23 0 18 17 27 33 27 21 0 36-22 43-38 13-24 22-70 22-73 8-41 15-82 23-122z"><text:p/></draw:path><draw:path draw:style-name="gr3" draw:text-style-name="P5" svg:width="0.0205in" svg:height="0.1516in" svg:x="0.6953in" svg:y="0.0193in" svg:viewBox="0 0 53 386" svg:d="M53 386c0-5 0-10 0-15-12 0-25 0-38 0 0-119 0-237 0-356 13 0 26 0 38 0 0-5 0-10 0-15-18 0-35 0-53 0 0 129 0 257 0 386 18 0 35 0 53 0z"><text:p/></draw:path><draw:path draw:style-name="gr3" draw:text-style-name="P5" svg:width="0.076in" svg:height="0.1378in" svg:x="0.7272in" svg:y="0.0264in" svg:viewBox="0 0 194 351" svg:d="M122 118c11 0 22 0 33 0 8 0 11 0 11-8 0-4-3-4-10-4-11 0-21 0-32 0 3-15 6-30 8-44 2-8 8-36 10-41 3-7 10-13 18-13 2 0 12 0 18 7-16 1-21 15-21 21 0 9 8 13 15 13 11 0 22-8 22-23 0-17-18-26-34-26-14 0-38 7-49 45-3 8-4 12-13 61-9 0-18 0-26 0s-13 0-13 7c0 5 4 5 11 5 9 0 17 0 26 0-10 50-19 102-29 153-8 37-13 72-34 72-1 0-11 0-19-8 19-1 22-14 22-20 0-9-7-14-14-14-10 0-22 9-22 23 0 18 18 27 33 27 22 0 37-22 44-38 12-24 21-70 22-73 8-41 15-82 23-122z"><text:p/></draw:path><draw:path draw:style-name="gr3" draw:text-style-name="P5" svg:width="0.0717in" svg:height="0.0047in" svg:x="0.8217in" svg:y="0.0413in" svg:viewBox="0 0 183 13" svg:d="M173 13c4 0 10 0 10-6 0-7-6-7-10-7-54 0-108 0-162 0-4 0-11 0-11 7 0 6 7 6 11 6 54 0 108 0 162 0z"><text:p/></draw:path><draw:path draw:style-name="gr3" draw:text-style-name="P5" svg:width="0.0386in" svg:height="0.0701in" svg:x="0.9169in" svg:y="0in" svg:viewBox="0 0 99 179" svg:d="M62 8c0-8-1-8-9-8-17 16-42 18-53 18 0 3 0 6 0 9 7 0 24 0 40-7 0 46 0 91 0 137 0 9 0 12-28 12-3 0-6 0-10 0 0 4 0 7 0 10 5 0 38-1 49-1 7 0 41 1 48 1 0-3 0-6 0-10-3 0-8 0-11 0-26 0-26-3-26-12 0-49 0-100 0-149z"><text:p/></draw:path><draw:path draw:style-name="gr3" draw:text-style-name="P5" svg:width="0.0209in" svg:height="0.1516in" svg:x="0.9913in" svg:y="0.0193in" svg:viewBox="0 0 54 386" svg:d="M54 386c0-5 0-10 0-15-13 0-25 0-39 0 0-119 0-237 0-356 14 0 26 0 39 0 0-5 0-10 0-15-18 0-36 0-54 0 0 129 0 257 0 386 18 0 36 0 54 0z"><text:p/></draw:path><draw:path draw:style-name="gr3" draw:text-style-name="P5" svg:width="0.1102in" svg:height="0.1035in" svg:x="1.0213in" svg:y="0.0295in" svg:viewBox="0 0 281 264" svg:d="M217 44c2-1 3-3 5-4 12-13 24-26 51-28 4 0 8 0 8-7 0-3-2-5-5-5-10 0-22 1-32 1-13 0-26-1-38-1-2 0-8 0-8 8 0 4 4 4 6 4 3 0 14 1 14 9 0 6-9 16-10 19-30 34-61 69-90 103-15-39-29-76-43-114-2-6-1-5-2-7 0-10 18-10 23-10s9 0 9-8c0-4-5-4-6-4-11 0-37 1-48 1-10 0-34-1-43-1-4 0-8 0-8 8 0 4 3 4 9 4 23 0 24 3 28 13 16 43 32 85 48 128 0 1 1 5 1 6 0 2-16 63-18 71-4 21-5 22-36 23-7 0-10 0-10 8 0 3 4 3 6 3 11 0 37-1 48-1s38 1 49 1c4 0 8 0 8-8 0-3-3-3-11-3-1 0-8 0-14-1-9-1-11-2-11-7 0-2 3-16 5-24 5-18 9-36 14-54 2-8 2-9 5-12 32-37 64-74 96-111z"><text:p/></draw:path><draw:path draw:style-name="gr3" draw:text-style-name="P5" svg:width="0.0209in" svg:height="0.1516in" svg:x="1.1413in" svg:y="0.0193in" svg:viewBox="0 0 54 386" svg:d="M54 0c-18 0-36 0-54 0 0 5 0 10 0 15 12 0 25 0 37 0 0 119 0 237 0 356-12 0-25 0-37 0 0 5 0 10 0 15 18 0 36 0 54 0 0-129 0-257 0-386z"><text:p/></draw:path><draw:path draw:style-name="gr3" draw:text-style-name="P5" svg:width="0.0205in" svg:height="0.1516in" svg:x="1.1839in" svg:y="0.0193in" svg:viewBox="0 0 53 386" svg:d="M53 0c-18 0-35 0-53 0 0 5 0 10 0 15 12 0 25 0 37 0 0 119 0 237 0 356-12 0-25 0-37 0 0 5 0 10 0 15 18 0 35 0 53 0 0-129 0-257 0-386z"><text:p/></draw:path><draw:path draw:style-name="gr3" draw:text-style-name="P5" svg:width="0.1346in" svg:height="0.0831in" svg:x="0.0004in" svg:y="0.3008in" svg:viewBox="0 0 343 212" svg:d="M329 151c7 0 14 0 14-8s-7-8-14-8c-81 0-164 0-245 0-17-13-37-23-49-29 13-6 33-17 49-30 81 0 164 0 245 0 7 0 14 0 14-8s-7-8-14-8c-76 0-152 0-228 0 19-17 39-51 39-57 0-3-6-3-8-3-3 0-5 0-7 2-8 16-19 35-45 58-26 24-51 35-72 40-7 2-7 2-8 3 0 1 0 1 0 3 0 1 0 1 0 2l1 1c1 0 1 1 9 3 52 16 90 51 112 91 5 9 5 9 10 9 2 0 8 0 8-4 0-6-20-39-39-57 76 0 152 0 228 0z"><text:p/></draw:path><draw:path draw:style-name="gr3" draw:text-style-name="P5" svg:width="0.1346in" svg:height="0.0831in" svg:x="0.1272in" svg:y="0.3008in" svg:viewBox="0 0 343 212" svg:d="M260 76c16 14 36 24 48 30-13 6-33 16-48 29-82 0-164 0-246 0-6 0-14 0-14 8s8 8 13 8c76 0 153 0 229 0-19 18-38 51-38 57 0 4 5 4 7 4 4 0 6 0 7-3 9-14 20-35 44-57 27-24 53-34 74-40 5-3 6-3 7-4 0-1 0-1 0-2 0-2 0-2 0-3l-1-1c-1 0-1 0-9-2-51-15-90-51-112-92-4-8-4-8-10-8-2 0-7 0-7 3 0 6 19 40 38 57-76 0-153 0-229 0-5 0-13 0-13 8s8 8 14 8c82 0 164 0 246 0z"><text:p/></draw:path><draw:path draw:style-name="gr3" draw:text-style-name="P5" svg:width="0.0677in" svg:height="0.1051in" svg:x="0.3213in" svg:y="0.2756in" svg:viewBox="0 0 173 268" svg:d="M173 14c0-13-1-14-15-14-48 0-95 0-144 0-6 0-14 0-14 8 0 7 8 7 14 7 48 0 96 0 143 0 0 38 0 74 0 111-46 0-92 0-138 0-7 0-13 0-13 8s6 8 13 8c46 0 92 0 138 0 0 37 0 74 0 111-47 0-95 0-143 0-6 0-14 0-14 8 0 7 8 7 14 7 49 0 96 0 144 0 14 0 15-1 15-14 0-80 0-159 0-240z"><text:p/></draw:path><draw:path draw:style-name="gr3" draw:text-style-name="P5" svg:width="0.0693in" svg:height="0.0685in" svg:x="0.4035in" svg:y="0.3138in" svg:viewBox="0 0 177 175" svg:d="M129 24c-7-14-18-24-35-24-46 0-94 56-94 113 0 37 22 62 52 62 7 0 27-1 50-29 3 16 17 29 36 29 13 0 22-9 28-21 7-14 11-37 11-39 0-4-3-4-4-4-5 0-5 2-6 8-6 24-13 47-29 47-10 0-11-10-11-18s0-11 4-28 5-20 9-35c4-18 10-37 14-54 2-11 2-11 2-13 0-7-4-10-11-10-9 0-15 8-16 16zM103 124c-1 8-1 8-7 15-17 22-33 27-43 27-20 0-25-21-25-36 0-19 12-67 20-85 13-22 30-36 46-36 25 0 30 29 30 33 0 2-1 5-1 6-6 26-13 51-20 76z"><text:p/></draw:path><draw:path draw:style-name="gr3" draw:text-style-name="P5" svg:width="0.0756in" svg:height="0.0878in" svg:x="0.5331in" svg:y="0.2984in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3" draw:text-style-name="P5" svg:width="0.0756in" svg:height="0.1382in" svg:x="0.6724in" svg:y="0.2732in" svg:viewBox="0 0 193 352" svg:d="M121 119c11 0 23 0 34 0 8 0 11 0 11-8 0-4-3-4-10-4-11 0-22 0-33 0 4-15 6-30 9-44 1-9 7-37 9-41 3-8 10-13 19-13 1 0 11 0 18 6-16 3-21 16-21 21 0 9 7 15 15 15 10 0 21-9 21-24 0-18-18-27-33-27-14 0-38 8-50 45-2 9-3 12-12 62-9 0-19 0-28 0-6 0-11 0-11 6s4 6 11 6c9 0 17 0 26 0-10 50-20 101-30 152-7 37-13 72-33 72-2 0-11 0-19-6 18-2 21-16 21-21 0-9-6-14-14-14-10 0-21 9-21 24 0 17 17 26 33 26 21 0 36-23 44-37 12-25 21-72 21-74 8-41 15-82 23-122z"><text:p/></draw:path><draw:path draw:style-name="gr3" draw:text-style-name="P5" svg:width="0.0717in" svg:height="0.0047in" svg:x="0.7665in" svg:y="0.2882in" svg:viewBox="0 0 183 13" svg:d="M172 13c4 0 11 0 11-5 0-8-7-8-11-8-54 0-107 0-161 0-4 0-11 0-11 7 0 6 7 6 11 6 54 0 107 0 161 0z"><text:p/></draw:path><draw:path draw:style-name="gr3" draw:text-style-name="P5" svg:width="0.0382in" svg:height="0.0701in" svg:x="0.8618in" svg:y="0.2472in" svg:viewBox="0 0 98 179" svg:d="M61 8c0-8 0-8-8-8-18 16-42 16-53 16 0 4 0 7 0 10 7 0 24 0 39-7 0 46 0 92 0 138 0 9 0 12-27 12-3 0-8 0-11 0 0 4 0 7 0 10 6 0 39-1 49-1 8 0 42 1 48 1 0-3 0-6 0-10-3 0-7 0-10 0-27 0-27-3-27-12 0-49 0-100 0-149z"><text:p/></draw:path><draw:path draw:style-name="gr3" draw:text-style-name="P5" svg:width="0.0205in" svg:height="0.1516in" svg:x="0.9366in" svg:y="0.2665in" svg:viewBox="0 0 53 386" svg:d="M53 386c0-5 0-10 0-15-12 0-25 0-38 0 0-119 0-237 0-356 13 0 26 0 38 0 0-5 0-10 0-15-18 0-35 0-53 0 0 129 0 257 0 386 18 0 35 0 53 0z"><text:p/></draw:path><draw:path draw:style-name="gr3" draw:text-style-name="P5" svg:width="0.1106in" svg:height="0.1035in" svg:x="0.9657in" svg:y="0.2768in" svg:viewBox="0 0 282 264" svg:d="M218 44c2-2 3-3 5-6 11-11 25-24 51-26 4 0 8 0 8-8 0-3-3-4-6-4-10 0-21 1-31 1-13 0-26-1-39-1-2 0-7 0-7 8 0 4 3 4 6 4s14 1 14 9c0 6-9 16-11 19-30 34-59 69-89 103-14-39-29-77-43-116-2-5-2-5-2-6 0-9 18-9 23-9s9 0 9-8c0-4-5-4-6-4-11 0-38 1-48 1s-34-1-44-1c-2 0-8 0-8 8 0 4 4 4 10 4 23 0 24 3 27 13 16 43 32 85 48 128 1 1 2 4 2 6s-15 63-18 70c-5 22-5 23-36 23-8 0-10 0-10 8 0 4 3 3 5 4 11 0 38-1 49-1s39 1 50 1c2 0 6 0 6-8 0-4-3-4-10-4-1 0-9 0-15-1-8 0-10-1-10-6 0-3 3-16 5-24 5-19 9-36 14-55 2-7 2-9 5-12 32-36 64-74 96-110z"><text:p/></draw:path><draw:path draw:style-name="gr3" draw:text-style-name="P5" svg:width="0.0205in" svg:height="0.1516in" svg:x="1.0862in" svg:y="0.2665in" svg:viewBox="0 0 53 386" svg:d="M53 0c-18 0-35 0-53 0 0 5 0 10 0 15 12 0 25 0 37 0 0 119 0 237 0 356-12 0-25 0-37 0 0 5 0 10 0 15 18 0 35 0 53 0 0-129 0-257 0-386z"><text:p/></draw:path><draw:path draw:style-name="gr3" draw:text-style-name="P5" svg:width="0.0157in" svg:height="0.0157in" svg:x="1.1382in" svg:y="0.3646in" svg:viewBox="0 0 41 41" svg:d="M41 20c0-11-9-20-20-20s-21 8-21 20c0 11 10 21 21 21s20-9 20-21z"><text:p/></draw:path><draw:path draw:style-name="gr3" draw:text-style-name="P5" svg:width="0.076in" svg:height="0.1382in" svg:x="1.1756in" svg:y="0.2732in" svg:viewBox="0 0 194 352" svg:d="M122 119c11 0 22 0 33 0 8 0 11 0 11-8 0-4-3-4-10-4-11 0-21 0-32 0 3-15 6-30 8-44 1-9 7-37 9-41 4-8 11-13 19-13 1 0 11 0 18 6-16 3-21 16-21 21 0 9 8 15 15 15 10 0 22-9 22-24 0-18-19-27-34-27-14 0-38 8-50 45-2 9-3 12-12 62-9 0-19 0-28 0-6 0-11 0-11 6s4 6 11 6c9 0 17 0 26 0-10 50-19 101-29 152-8 37-14 72-34 72-1 0-11 0-19-6 18-2 22-16 22-21 0-9-7-14-15-14-10 0-21 9-21 24 0 17 18 26 33 26 21 0 36-23 44-37 12-25 21-72 21-74 8-41 16-82 24-122z"><text:p/></draw:path><draw:path draw:style-name="gr3" draw:text-style-name="P5" svg:width="0.035in" svg:height="0.1516in" svg:x="1.2732in" svg:y="0.2665in" svg:viewBox="0 0 90 386" svg:d="M90 382c0-1 0-1-6-8-49-50-61-122-61-182 0-67 14-134 62-182 5-5 5-6 5-7 0-2-2-3-4-3-3 0-39 25-62 75-20 43-24 86-24 117s4 77 25 121c23 48 58 73 61 73 2 0 4-1 4-4z"><text:p/></draw:path><draw:path draw:style-name="gr3" draw:text-style-name="P5" svg:width="0.0693in" svg:height="0.0685in" svg:x="1.3236in" svg:y="0.3138in" svg:viewBox="0 0 177 175" svg:d="M129 24c-7-14-18-24-35-24-46 0-94 56-94 113 0 37 21 62 52 62 7 0 26-1 50-29 3 16 17 29 36 29 13 0 22-9 28-21 7-14 11-37 11-39 0-4-3-4-4-4-5 0-5 2-6 8-6 24-13 47-29 47-10 0-11-10-11-18s0-11 4-28 5-20 9-35c4-18 10-37 14-54 2-11 2-11 2-13 0-7-4-10-11-10-10 0-15 8-16 16zM103 124c-1 8-1 8-7 15-17 22-33 27-43 27-20 0-25-21-25-36 0-19 12-67 20-85 13-22 30-36 46-36 25 0 30 29 30 33 0 2-1 5-1 6-6 26-13 51-20 76z"><text:p/></draw:path><draw:path draw:style-name="gr3" draw:text-style-name="P5" svg:width="0.0346in" svg:height="0.1516in" svg:x="1.4067in" svg:y="0.2665in" svg:viewBox="0 0 89 386" svg:d="M89 192c0-29-3-77-25-119-23-49-56-73-61-73-2 0-3 1-3 3 0 1 0 2 8 9 37 39 59 100 59 180 0 66-14 135-63 183-4 6-4 6-4 7 0 3 1 4 3 4 5 0 40-26 62-76 20-42 24-85 24-118z"><text:p/></draw:path><draw:path draw:style-name="gr3" draw:text-style-name="P5" svg:width="0.1008in" svg:height="0.035in" svg:x="1.5083in" svg:y="0.3256in" svg:viewBox="0 0 257 90" svg:d="M244 15c6 0 13 0 13-7 0-8-7-8-13-8-77 0-155 0-232 0-5 0-12 0-12 8 0 7 7 7 13 7 77 0 154 0 231 0zM244 90c6 0 13 0 13-8 0-7-7-7-13-7-77 0-154 0-231 0-6 0-13 0-13 7 0 8 7 8 12 8 77 0 155 0 232 0z"><text:p/></draw:path><draw:path draw:style-name="gr3" draw:text-style-name="P5" svg:width="0.0756in" svg:height="0.0685in" svg:x="1.6646in" svg:y="0.3138in" svg:viewBox="0 0 193 175" svg:d="M118 54c3-10 12-45 38-45 2 0 11 0 20 4-11 2-19 12-19 21 0 7 5 13 15 13 8 0 21-6 21-22 0-20-22-25-36-25-23 0-36 20-40 29-10-26-31-29-42-29-41 0-63 49-63 59 0 4 3 3 5 4 3 0 4 0 5-4 13-41 39-50 52-50 7 0 21 3 21 25 0 12-7 37-21 92-7 24-20 40-37 40-2 0-12 0-19-4 10-3 18-10 18-21s-8-15-14-15c-12 0-22 11-22 24 0 17 20 25 36 25 26 0 40-28 41-30 4 14 19 30 42 30 39 0 61-50 61-60 0-4-3-4-4-4-3 0-4 2-4 4-14 42-40 51-52 51-15 0-21-12-21-25 0-9 2-17 7-34 4-18 7-36 12-53z"><text:p/></draw:path><draw:path draw:style-name="gr3" draw:text-style-name="P5" svg:width="0.0394in" svg:height="0.1823in" svg:x="2.3425in" svg:y="0.252in" svg:viewBox="0 0 101 464" svg:d="M101 460c0-1-1-2-2-4-18-18-44-50-60-113-9-35-13-75-13-111 0-101 25-173 71-223 4-4 4-4 4-5 0-4-3-4-5-4-6 0-27 23-31 30-40 46-65 116-65 202 0 55 10 132 61 198 3 4 28 34 35 34 2 0 5 0 5-4z"><text:p/></draw:path><draw:path draw:style-name="gr3" draw:text-style-name="P5" svg:width="0.076in" svg:height="0.1382in" svg:x="2.3972in" svg:y="0.2732in" svg:viewBox="0 0 194 352" svg:d="M121 119c11 0 23 0 34 0 8 0 11 0 11-8 0-4-3-4-10-4-11 0-21 0-32 0 3-15 6-30 8-44 1-9 7-37 9-41 4-8 11-13 19-13 1 0 11 0 18 6-16 3-21 16-21 21 0 9 8 15 15 15 10 0 22-9 22-24 0-18-19-27-34-27-14 0-38 8-50 45-2 9-3 12-12 62-9 0-19 0-28 0-6 0-11 0-11 6s4 6 11 6c9 0 17 0 26 0-10 50-19 101-29 152-8 37-14 72-34 72-1 0-11 0-19-6 18-2 21-16 21-21 0-9-6-14-14-14-10 0-21 9-21 24 0 17 18 26 33 26 21 0 36-23 44-37 12-25 21-72 21-74 8-41 15-82 23-122z"><text:p/></draw:path><draw:path draw:style-name="gr3" draw:text-style-name="P5" svg:width="0.0205in" svg:height="0.1516in" svg:x="2.498in" svg:y="0.2665in" svg:viewBox="0 0 53 386" svg:d="M53 386c0-5 0-10 0-15-12 0-25 0-38 0 0-119 0-237 0-356 13 0 26 0 38 0 0-5 0-10 0-15-18 0-35 0-53 0 0 129 0 257 0 386 18 0 35 0 53 0z"><text:p/></draw:path><draw:path draw:style-name="gr3" draw:text-style-name="P5" svg:width="0.1248in" svg:height="0.1035in" svg:x="2.5268in" svg:y="0.2768in" svg:viewBox="0 0 318 264" svg:d="M176 106c-11-26-21-52-32-77-1-4-2-5-2-6 0-2 7-10 23-11 3 0 8-1 8-8 0-4-5-4-6-4-16 0-33 1-49 1-9 0-33-1-43-1-2 0-7 0-7 8 0 4 4 4 9 4 23 0 25 3 29 12 15 36 30 72 46 108-28 30-55 58-83 88-1 1-3 3-4 4-19 21-37 27-57 28-5 1-8 1-8 8 0 1 0 4 4 4 13 0 25-1 37-1 14 0 29 1 43 1 3 0 7 0 7-8 0-3-3-3-4-4-4 0-15-1-15-12 0-6 5-12 9-18 14-13 27-27 40-41 11-13 23-25 34-38 13 31 27 62 40 92 1 5 2 5 2 6 0 3-8 10-23 11-5 1-8 1-8 8 0 4 5 4 7 4 10 0 37-1 48-1 10 0 33 1 43 1 2 0 8 0 8-8 0-4-5-4-8-4-25 0-26-1-33-17-15-36-41-96-49-120 26-26 66-72 79-83 11-10 25-19 48-20 6 0 9 0 9-8-1-1 0-4-4-4-13 0-26 1-38 1-14 0-28-1-43-1-2 0-6 0-6 8 0 3 2 4 4 4 3 0 15 1 15 12 0 6-4 10-7 14-21 22-42 46-63 68z"><text:p/></draw:path><draw:path draw:style-name="gr3" draw:text-style-name="P5" svg:width="0.0209in" svg:height="0.1516in" svg:x="2.663in" svg:y="0.2665in" svg:viewBox="0 0 54 386" svg:d="M54 0c-18 0-36 0-54 0 0 5 0 10 0 15 13 0 25 0 39 0 0 119 0 237 0 356-14 0-26 0-39 0 0 5 0 10 0 15 18 0 36 0 54 0 0-129 0-257 0-386z"><text:p/></draw:path><draw:path draw:style-name="gr3" draw:text-style-name="P5" svg:width="0.0748in" svg:height="0.1071in" svg:x="2.7579in" svg:y="0.2756in" svg:viewBox="0 0 191 273" svg:d="M134 247c0 9 0 17 0 26 19-1 39-4 57-5 0-4 0-7 0-12-27 0-30-2-30-21 0-78 0-157 0-235-19 1-37 3-55 4 0 5 0 8 0 12 26 0 29 3 29 22 0 28 0 57 0 84-11-14-27-24-48-24-46 0-87 37-87 88 0 48 39 87 83 87 24 0 41-13 51-26zM134 144c0 26 0 53 0 79 0 7 0 8-4 15-11 17-29 26-45 26-18 0-32-10-41-24-10-17-11-39-11-54 0-14 0-38 12-55 8-12 22-24 43-24 14 0 30 5 42 23 4 6 4 6 4 14z"><text:p/></draw:path><draw:path draw:style-name="gr3" draw:text-style-name="P5" svg:width="0.0587in" svg:height="0.0693in" svg:x="2.8421in" svg:y="0.3126in" svg:viewBox="0 0 150 177" svg:d="M32 76c2-58 35-68 48-68 40 0 43 52 43 68-31 0-60 0-91 0zM32 84c36 0 71 0 108 0 9 0 10 0 10-8 0-39-21-76-70-76-45 0-80 40-80 88 0 52 40 89 85 89 47 0 65-43 65-51 0-3-4-4-6-4-3 0-4 2-5 6-14 39-48 39-52 39-20 0-35-11-44-25-11-19-11-44-11-58z"><text:p/></draw:path><draw:path draw:style-name="gr3" draw:text-style-name="P5" svg:width="0.076in" svg:height="0.1071in" svg:x="2.9091in" svg:y="0.2732in" svg:viewBox="0 0 194 273" svg:d="M118 119c17 0 21 4 21 21 0 34 0 69 0 103 0 18-5 18-31 18 0 4 0 7 0 12 13 0 33-1 43-1s28 1 43 1c0-5 0-8 0-12-26 0-30 0-30-18 0-47 0-95 0-142-17 1-33 3-50 5-5 0-4 0-6 0-1 1-1 1-7 1-15 0-31 0-46 0 0-15 0-30 0-44 0-39 34-54 57-54 12 0 27 4 34 13-16 0-18 11-18 18 0 12 10 17 17 17 9 0 18-6 18-17 0-24-21-40-50-40-36 0-82 20-82 63 0 14 0 29 0 44-10 0-21 0-31 0 0 4 0 7 0 12 10 0 21 0 31 0 0 42 0 82 0 124 0 18-5 18-30 18 0 4 0 7 0 12 12 0 33-1 43-1s29 1 43 1c0-5 0-8 0-12-26 0-31 0-31-18 0-42 0-82 0-124 21 0 41 0 62 0z"><text:p/></draw:path><draw:path draw:style-name="gr3" draw:text-style-name="P5" svg:width="0.0764in" svg:height="0.0665in" svg:x="2.9945in" svg:y="0.3138in" svg:viewBox="0 0 195 170" svg:d="M31 37c0 34 0 70 0 104 0 17-5 17-31 17 0 5 0 8 0 12 14 0 34-1 44-1s31 1 43 1c0-4 0-7 0-12-25 0-30 0-30-17 0-23 0-48 0-71 0-40 28-61 53-61 24 0 29 20 29 43 0 29 0 59 0 89 0 17-5 17-31 17 0 5 0 8 0 12 13 0 33-1 44-1 10 0 30 1 43 1 0-4 0-7 0-12-20 0-30 0-30-11 0-24 0-49 0-73 0-34 0-47-12-60-6-6-19-14-41-14-28 0-46 16-57 41 0-14 0-28 0-41-19 1-36 3-55 4 0 5 0 8 0 12 28 0 31 3 31 21z"><text:p/></draw:path><draw:path draw:style-name="gr3" draw:text-style-name="P5" svg:width="0.0323in" svg:height="0.1012in" svg:x="3.0791in" svg:y="0.2787in" svg:viewBox="0 0 83 258" svg:d="M56 88c-19 1-36 3-55 4 0 5 0 8 0 12 25 0 29 3 29 21 0 34 0 70 0 104 0 17-4 17-30 17 0 5 0 8 0 12 12 0 33-1 43-1 13 0 26 1 40 1 0-4 0-7 0-12-26 0-27-2-27-16 0-47 0-95 0-142zM57 21c0-13-10-21-21-21-12 0-19 10-19 21 0 10 7 20 19 20 11 0 21-8 21-20z"><text:p/></draw:path><draw:path draw:style-name="gr3" draw:text-style-name="P5" svg:width="0.0472in" svg:height="0.0949in" svg:x="3.1197in" svg:y="0.287in" svg:viewBox="0 0 121 242" svg:d="M59 84c19 0 37 0 55 0 0-5 0-8 0-13-18 0-36 0-55 0 0-24 0-47 0-71-3 0-6 0-9 0 0 32-13 73-50 75 0 3 0 5 0 9 11 0 22 0 33 0 0 35 0 71 0 106 0 48 35 52 50 52 27 0 38-28 38-52 0-7 0-15 0-23-3 0-7 0-10 0 0 8 0 14 0 22 0 29-12 43-26 43-26 0-26-35-26-42 0-35 0-71 0-106z"><text:p/></draw:path><draw:path draw:style-name="gr3" draw:text-style-name="P5" svg:width="0.0323in" svg:height="0.1012in" svg:x="3.1807in" svg:y="0.2787in" svg:viewBox="0 0 83 258" svg:d="M56 88c-17 1-36 3-54 4 0 5 0 8 0 12 26 0 29 3 29 21 0 34 0 70 0 104 0 17-5 17-31 17 0 5 0 8 0 12 13 0 33-1 43-1 13 0 27 1 40 1 0-4 0-7 0-12-26 0-27-2-27-16 0-47 0-95 0-142zM57 21c0-13-9-21-20-21-12 0-20 10-20 21 0 10 8 20 20 20 11 0 20-8 20-20z"><text:p/></draw:path><draw:path draw:style-name="gr3" draw:text-style-name="P5" svg:width="0.0673in" svg:height="0.0693in" svg:x="3.222in" svg:y="0.3126in" svg:viewBox="0 0 172 177" svg:d="M172 90c0-49-39-90-86-90-49 0-86 42-86 90 0 50 41 87 86 87 46 0 86-37 86-87zM86 167c-17 0-33-8-44-25-10-18-10-41-10-55 0-16 0-36 10-53 10-18 28-26 44-26s33 8 44 25c10 16 10 40 10 54s0 35-9 52-25 28-45 28z"><text:p/></draw:path><draw:path draw:style-name="gr3" draw:text-style-name="P5" svg:width="0.0764in" svg:height="0.0665in" svg:x="3.2988in" svg:y="0.3138in" svg:viewBox="0 0 195 170" svg:d="M31 37c0 34 0 70 0 104 0 17-5 17-31 17 0 5 0 8 0 12 14 0 33-1 44-1 10 0 30 1 43 1 0-4 0-7 0-12-25 0-30 0-30-17 0-23 0-48 0-71 0-40 28-61 52-61s29 20 29 43c0 29 0 59 0 89 0 17-5 17-30 17 0 5 0 8 0 12 13 0 33-1 44-1 10 0 30 1 43 1 0-4 0-7 0-12-20 0-30 0-30-11 0-24 0-49 0-73 0-34 0-47-12-60-6-6-19-14-41-14-28 0-46 16-57 41 0-14 0-28 0-41-19 1-36 3-55 4 0 5 0 8 0 12 28 0 31 3 31 21z"><text:p/></draw:path><draw:path draw:style-name="gr3" draw:text-style-name="P5" svg:width="0.039in" svg:height="0.1823in" svg:x="3.3854in" svg:y="0.252in" svg:viewBox="0 0 100 464" svg:d="M100 232c0-55-9-132-59-198-5-4-30-34-37-34-2 0-4 1-4 4 0 1 0 3 2 4 19 21 44 51 60 113 8 35 12 75 12 111 0 39-4 78-13 117-15 54-38 84-58 106-3 4-2 4-3 5 0 3 2 4 4 4 6 0 28-24 32-30 40-46 64-115 64-202z"><text:p/></draw:path><draw:path draw:style-name="gr3" draw:text-style-name="P5" svg:width="0.1346in" svg:height="0.0835in" svg:x="0.0004in" svg:y="0.5484in" svg:viewBox="0 0 343 213" svg:d="M329 152c7 0 14 0 14-8s-7-8-14-8c-81 0-164 0-245 0-17-14-37-24-49-29 13-7 33-17 49-30 81 0 164 0 245 0 7 0 14 0 14-8 0-7-7-7-14-7-76 0-152 0-228 0 19-18 39-52 39-58 0-4-6-4-8-4-3 0-5 0-7 3-8 15-19 35-45 57-26 25-51 35-72 41-7 2-7 2-8 3 0 2 0 2 0 3s0 1 0 2l1 1c1 0 1 0 9 3 52 16 90 51 112 92 5 7 5 8 10 8 2 0 8 0 8-4 0-6-20-39-39-57 76 0 152 0 228 0z"><text:p/></draw:path><draw:path draw:style-name="gr3" draw:text-style-name="P5" svg:width="0.1346in" svg:height="0.0835in" svg:x="0.1272in" svg:y="0.5484in" svg:viewBox="0 0 343 213" svg:d="M260 77c16 14 36 24 48 30-13 6-33 16-48 29-82 0-164 0-246 0-6 0-14 0-14 8s8 8 13 8c76 0 153 0 229 0-19 17-38 51-38 57 0 4 5 4 7 4 4 0 6 0 7-3 9-15 20-35 44-58 27-23 53-34 74-40 5-2 6-2 7-3 0-1 0-1 0-2s0-1 0-3l-1-1c-1 0-1-1-9-3-51-15-90-51-112-91-4-8-4-9-10-9-2 0-7 0-7 4 0 6 19 39 38 58-76 0-153 0-229 0-5 0-13 0-13 7 0 8 8 8 14 8 82 0 164 0 246 0z"><text:p/></draw:path><draw:path draw:style-name="gr3" draw:text-style-name="P5" svg:width="0.0677in" svg:height="0.1051in" svg:x="0.3213in" svg:y="0.522in" svg:viewBox="0 0 173 268" svg:d="M173 14c0-13-1-14-15-14-48 0-95 0-144 0-6 0-14 0-14 8 0 7 8 7 14 7 48 0 96 0 143 0 0 38 0 74 0 111-46 0-92 0-138 0-7 0-13 0-13 8s6 8 13 8c46 0 92 0 138 0 0 37 0 74 0 111-47 0-95 0-143 0-6 0-14 0-14 8 0 7 8 7 14 7 49 0 96 0 144 0 14 0 15-1 15-14 0-80 0-159 0-240z"><text:p/></draw:path><draw:path draw:style-name="gr3" draw:text-style-name="P5" svg:width="0.0693in" svg:height="0.0689in" svg:x="0.4035in" svg:y="0.5602in" svg:viewBox="0 0 177 176" svg:d="M129 25c-7-14-18-25-35-25-46 0-94 57-94 113 0 37 22 63 52 63 7 0 27-2 50-30 3 17 17 30 36 30 13 0 22-9 28-22 7-13 8-25 11-37 0-5-3-5-4-5-5 0-5 1-6 7-6 25-13 48-29 48-10 0-11-10-11-17 0-9 0-13 4-29 4-17 5-21 9-35 4-18 10-37 14-54 2-11 2-12 2-13 0-7-4-11-11-11-9 0-15 8-16 17zM103 125c-1 7-1 8-7 15-17 21-33 27-43 27-20 0-25-21-25-36 0-20 12-67 20-85 13-23 30-37 46-37 25 0 30 32 30 34s-1 4-1 6c-6 26-13 51-20 76z"><text:p/></draw:path><draw:path draw:style-name="gr3" draw:text-style-name="P5" svg:width="0.0756in" svg:height="0.0878in" svg:x="0.5331in" svg:y="0.5457in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3" draw:text-style-name="P5" svg:width="0.1039in" svg:height="0.1087in" svg:x="0.6697in" svg:y="0.5193in" svg:viewBox="0 0 265 277" svg:d="M55 232c-15 26-30 32-47 33-5 0-8 0-8 8 0 2 1 4 4 4 11 0 24-1 33-1 14 0 27 1 40 1 2 0 7 0 7-8 0-4-4-4-6-4-9-1-19-4-19-13 0-6 3-10 6-14 10-17 20-33 30-50 32 0 65 0 96 0 2 8 7 61 7 64 0 12-21 13-29 13-5 0-8 0-8 8 0 4 4 4 5 4 16 0 32-1 49-1 9 0 34 1 42 1 4 0 8 0 8-8 0-4-4-4-9-4-24 0-24-3-25-14-8-81-16-161-24-241 0-8 0-10-7-10-6 0-7 3-10 7-45 74-90 150-135 225zM101 176c26-43 52-85 77-128 5 43 8 85 12 128-29 0-59 0-89 0z"><text:p/></draw:path><draw:path draw:style-name="gr3" draw:text-style-name="P5" svg:width="0.0846in" svg:height="0.0937in" svg:x="0.8205in" svg:y="0.537in" svg:viewBox="0 0 216 239" svg:d="M117 8c-4-7-6-8-9-8-5 0-7 2-9 8-32 71-64 144-96 215-2 6-3 7-3 8 0 4 4 8 8 8 3 0 6 0 10-8 29-68 60-136 90-205 31 69 60 137 91 205 3 8 7 8 9 8 4 0 8-4 8-8-1-2 0-1-3-6-31-72-64-145-96-217z"><text:p/></draw:path><draw:path draw:style-name="gr3" draw:text-style-name="P5" svg:width="0.0756in" svg:height="0.1382in" svg:x="0.9555in" svg:y="0.5205in" svg:viewBox="0 0 193 352" svg:d="M121 118c11 0 23 0 34 0 8 0 11 0 11-8 0-4-3-4-10-4-11 0-21 0-32 0 3-15 6-30 8-44 1-8 7-36 9-40 3-8 10-13 19-13 1 0 11 0 18 6-16 1-21 16-21 21 0 9 7 13 15 13 10 0 21-7 21-23 0-17-18-26-33-26-14 0-38 7-50 45-2 9-3 12-12 61-9 0-19 0-28 0-6 0-11 0-11 7 0 5 4 5 11 5 9 0 17 0 26 0-10 50-19 102-29 153-8 37-14 72-34 72-1 0-11 0-19-6 18-2 21-16 21-21 0-9-6-15-14-15-10 0-21 9-21 25s18 26 33 26c21 0 36-23 44-37 12-25 21-72 21-74 8-41 15-83 23-123z"><text:p/></draw:path><draw:path draw:style-name="gr3" draw:text-style-name="P5" svg:width="0.035in" svg:height="0.152in" svg:x="1.0535in" svg:y="0.5138in" svg:viewBox="0 0 90 387" svg:d="M90 383c0-1 0-2-6-9-49-48-62-121-62-180 0-68 15-135 63-183 5-6 5-6 5-7 0-3-2-4-4-4-3 0-39 26-62 76-20 42-24 85-24 118 0 29 4 77 25 121 23 47 58 72 61 72 2 0 4-1 4-4z"><text:p/></draw:path><draw:path draw:style-name="gr3" draw:text-style-name="P5" svg:width="0.0693in" svg:height="0.0689in" svg:x="1.1035in" svg:y="0.5602in" svg:viewBox="0 0 177 176" svg:d="M129 25c-7-14-18-25-35-25-46 0-94 57-94 113 0 37 21 63 52 63 7 0 26-2 49-30 4 17 18 30 35 30 15 0 24-9 29-22 7-13 8-25 12-37 0-5-3-5-4-5-5 0-5 1-6 7-6 25-13 48-29 48-10 0-11-10-11-17 0-9 0-13 4-29 4-17 5-21 9-35 4-18 10-37 14-54 2-11 2-12 2-13 0-7-4-11-11-11-10 0-15 8-16 17zM103 125c-2 7-2 8-7 15-17 21-33 27-44 27-19 0-24-21-24-36 0-20 12-67 20-85 13-23 30-37 46-37 25 0 30 32 30 34s-1 4-1 6c-6 26-13 51-20 76z"><text:p/></draw:path><draw:path draw:style-name="gr3" draw:text-style-name="P5" svg:width="0.0346in" svg:height="0.152in" svg:x="1.1866in" svg:y="0.5138in" svg:viewBox="0 0 89 387" svg:d="M89 194c0-30-4-77-25-121-23-48-56-73-61-73-2 0-3 2-3 4 0 1 0 1 7 9 38 39 60 99 60 181 0 66-14 134-63 182-4 5-4 6-4 7 0 2 1 4 3 4 5 0 39-26 62-76 20-43 24-86 24-117z"><text:p/></draw:path><draw:path draw:style-name="gr3" draw:text-style-name="P5" svg:width="0.076in" svg:height="0.0878in" svg:x="1.2921in" svg:y="0.5457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5" svg:width="0.1106in" svg:height="0.1035in" svg:x="1.4283in" svg:y="0.5256in" svg:viewBox="0 0 282 264" svg:d="M218 44c2-2 3-3 5-6 11-12 25-25 51-26 4-1 8-1 8-8 0-3-3-4-6-4-10 0-21 1-32 1-12 0-26-1-38-1-2 0-7 0-7 7 0 4 3 5 6 5 2 0 13 0 13 9 0 6-9 16-10 19-30 34-61 68-90 102-15-39-28-76-42-115-2-5-1-4-2-6 0-9 18-9 22-9 5 0 10 0 10-8 0-4-5-4-6-4-11 0-38 1-49 1-10 0-33-1-43-1-2 0-8 0-8 8 0 4 4 4 9 4 23 0 25 3 28 13 16 42 32 85 48 127 1 1 2 5 2 6s-15 64-18 71c-5 21-5 23-36 23-8 0-11 0-11 8 0 4 4 4 6 4 11 0 37-1 48-1 10 0 40 1 49 1 4 0 8 0 8-8 0-4-3-4-11-4-4 0-8 0-14-1-8-1-11-1-11-6 0-3 4-16 5-25 5-18 10-36 15-54 1-8 2-9 5-12 32-36 64-74 96-110z"><text:p/></draw:path><draw:path draw:style-name="gr3" draw:text-style-name="P5" svg:width="0.0157in" svg:height="0.0157in" svg:x="1.5331in" svg:y="0.6118in" svg:viewBox="0 0 41 41" svg:d="M41 20c0-11-10-20-21-20-12 0-20 9-20 20s8 21 20 21c11 0 21-10 21-21z"><text:p/></draw:path><draw:path draw:style-name="gr3" draw:text-style-name="P5" svg:width="0.0756in" svg:height="0.1382in" svg:x="1.5705in" svg:y="0.5205in" svg:viewBox="0 0 193 352" svg:d="M121 118c11 0 22 0 33 0 8 0 12 0 12-8 0-4-4-4-11-4-11 0-21 0-32 0 4-15 6-30 9-44 1-8 7-36 9-40 3-8 10-13 17-13 3 0 13 0 20 6-17 1-21 16-21 21 0 9 7 13 15 13 10 0 21-7 21-23 0-17-18-26-35-26-12 0-37 7-48 45-2 9-3 12-13 61-9 0-18 0-27 0-7 0-12 0-12 7 0 5 5 5 11 5 9 0 18 0 27 0-10 50-20 102-30 153-7 37-13 72-33 72-2 0-12 0-19-6 18-2 21-16 21-21 0-9-6-15-14-15-10 0-21 9-21 25s17 26 33 26c21 0 36-23 43-37 13-25 22-72 22-74 8-41 15-83 23-123z"><text:p/></draw:path><draw:path draw:style-name="gr3" draw:text-style-name="P5" svg:width="0.0346in" svg:height="0.152in" svg:x="1.6685in" svg:y="0.5138in" svg:viewBox="0 0 89 387" svg:d="M89 383c0-1 0-2-6-9-49-48-61-121-61-180 0-68 14-135 63-183 4-6 4-6 4-7 0-3-1-4-3-4-5 0-39 26-62 76-20 42-24 85-24 118 0 29 4 77 25 121 23 47 56 72 61 72 2 0 3-1 3-4z"><text:p/></draw:path><draw:path draw:style-name="gr3" draw:text-style-name="P5" svg:width="0.0693in" svg:height="0.0689in" svg:x="1.7185in" svg:y="0.5602in" svg:viewBox="0 0 177 176" svg:d="M129 25c-8-14-19-25-37-25-45 0-92 57-92 113 0 37 21 63 51 63 7 0 27-2 50-30 4 17 17 30 35 30 14 0 22-9 29-22s8-25 12-37c0-5-4-5-5-5-4 0-4 1-5 7-6 25-14 48-29 48-11 0-13-10-13-17 0-9 2-13 6-29 4-17 4-21 9-35 4-18 9-37 13-54 3-11 3-12 3-13 0-7-5-11-12-11-9 0-14 8-15 17zM103 125c-2 7-2 8-7 15-18 21-33 27-44 27-19 0-24-21-24-36 0-20 12-67 20-85 13-23 30-37 46-37 25 0 29 32 29 34s0 4-1 6c-6 26-12 51-19 76z"><text:p/></draw:path><draw:path draw:style-name="gr3" draw:text-style-name="P5" svg:width="0.035in" svg:height="0.152in" svg:x="1.8012in" svg:y="0.5138in" svg:viewBox="0 0 90 387" svg:d="M90 194c0-30-4-77-25-121-23-48-57-73-61-73-2 0-4 2-4 4 0 1 0 1 8 9 38 39 60 99 60 181 0 66-14 134-62 182-6 5-6 6-6 7 0 2 2 4 4 4 4 0 39-26 62-76 20-43 24-86 24-117z"><text:p/></draw:path><draw:path draw:style-name="gr3" draw:text-style-name="P5" svg:width="0.1008in" svg:height="0.035in" svg:x="1.9028in" svg:y="0.57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756in" svg:height="0.0689in" svg:x="2.0594in" svg:y="0.5602in" svg:viewBox="0 0 193 176" svg:d="M118 55c2-10 11-46 38-46 2 0 11 0 19 5-10 2-19 11-19 21 0 6 5 13 16 13 8 0 21-6 21-22 0-21-24-26-37-26-22 0-36 21-40 30-10-26-31-30-42-30-40 0-62 51-62 60 0 4 3 4 5 4 3 0 4-1 4-5 13-40 40-50 53-50 6 0 21 3 21 26 0 12-7 38-21 91-7 25-20 41-38 41-2 0-11 0-18-5 8-1 17-10 17-21 0-10-9-13-14-13-11 0-21 9-21 22 0 18 19 26 36 26 26 0 40-28 41-30 4 15 19 30 42 30 39 0 61-51 61-59 0-5-3-5-4-5-3 0-4 1-5 5-13 40-39 50-52 50-14 0-21-12-21-25 0-9 2-18 7-34 4-18 8-35 13-53z"><text:p/></draw:path><draw:path draw:style-name="gr3" draw:text-style-name="P5" svg:width="0.0394in" svg:height="0.1819in" svg:x="2.3425in" svg:y="0.4984in" svg:viewBox="0 0 101 463" svg:d="M101 460c0-2-1-2-2-4-18-18-44-50-60-113-9-35-13-75-13-111 0-102 25-173 71-223 4-4 3-4 4-5 0-4-3-4-5-4-6 0-27 23-31 29-40 47-65 116-65 203 0 54 10 132 61 197 3 5 28 34 35 34 2 0 5 0 5-3z"><text:p/></draw:path><draw:path draw:style-name="gr3" draw:text-style-name="P5" svg:width="0.076in" svg:height="0.1382in" svg:x="2.3972in" svg:y="0.5205in" svg:viewBox="0 0 194 352" svg:d="M121 118c11 0 23 0 34 0 8 0 11 0 11-8 0-4-3-4-10-4-11 0-21 0-32 0 3-15 6-30 8-44 1-8 7-36 9-40 4-8 11-13 19-13 1 0 11 0 18 6-16 1-21 16-21 21 0 9 8 13 15 13 10 0 22-7 22-23 0-17-19-26-34-26-14 0-38 7-50 45-2 9-3 12-12 61-9 0-19 0-28 0-6 0-11 0-11 7 0 5 4 5 11 5 9 0 17 0 26 0-10 50-19 102-29 153-8 37-14 72-34 72-1 0-11 0-19-6 18-2 21-16 21-21 0-9-6-15-14-15-10 0-21 9-21 25s18 26 33 26c21 0 36-23 44-37 12-25 21-72 21-74 8-41 15-83 23-123z"><text:p/></draw:path><draw:path draw:style-name="gr3" draw:text-style-name="P5" svg:width="0.0717in" svg:height="0.0047in" svg:x="2.4917in" svg:y="0.5354in" svg:viewBox="0 0 183 13" svg:d="M172 13c4 0 11 0 11-6 0-7-6-7-11-7-54 0-107 0-161 0-4 0-11 0-11 7 0 6 7 6 11 6 54 0 107 0 161 0z"><text:p/></draw:path><draw:path draw:style-name="gr3" draw:text-style-name="P5" svg:width="0.0382in" svg:height="0.0705in" svg:x="2.587in" svg:y="0.4941in" svg:viewBox="0 0 98 180" svg:d="M61 8c0-7 0-8-8-8-18 18-42 18-53 18 0 3 0 6 0 9 7 0 24 0 40-7 0 46 0 92 0 138 0 9 0 12-28 12-3 0-6 0-10 0 0 4 0 7 0 10 5-1 38-1 48-1 8 0 42 0 48 1 0-3 0-6 0-10-3 0-7 0-10 0-27 0-27-3-27-12 0-50 0-100 0-150z"><text:p/></draw:path><draw:path draw:style-name="gr3" draw:text-style-name="P5" svg:width="0.0205in" svg:height="0.152in" svg:x="2.661in" svg:y="0.5138in" svg:viewBox="0 0 53 387" svg:d="M53 387c0-5 0-10 0-15-12 0-25 0-38 0 0-119 0-238 0-357 13 0 26 0 38 0 0-5 0-10 0-15-18 0-35 0-53 0 0 129 0 258 0 387 18 0 35 0 53 0z"><text:p/></draw:path><draw:path draw:style-name="gr3" draw:text-style-name="P5" svg:width="0.1248in" svg:height="0.1035in" svg:x="2.6894in" svg:y="0.5256in" svg:viewBox="0 0 318 264" svg:d="M177 104c-11-25-22-51-33-77-1-2-1-3-2-4 0-2 7-10 23-11 4-1 8-1 8-8 0-4-5-4-6-4-15 0-33 1-48 1-10 0-34-1-44-1-2 0-7 0-7 8 0 4 5 4 9 4 23 0 25 3 29 12 15 36 30 72 46 108-28 30-54 58-82 88-2 1-3 3-5 4-19 20-37 27-56 28-6 0-9 0-9 8 1 1 0 4 4 4 13 0 26-1 37-1 14 0 29 1 44 1 2 0 6 0 6-8 0-4-3-4-4-4-3 0-15-1-15-12 0-7 5-12 9-18 14-14 27-27 40-42 12-12 23-25 35-37 13 31 26 62 39 92 2 5 2 5 2 6 0 2-8 9-22 11-4 0-8 1-8 8 0 4 4 4 6 4 11 0 37-1 48-1 10 0 33 1 43 1 3 0 8 0 8-8 0-4-5-4-7-4-26 0-27-2-34-18-14-35-41-95-49-119 26-27 67-73 79-83 11-10 26-19 49-20 5-1 8-1 8-8 0-1 0-4-4-4-13 0-25 1-37 1-14 0-29-1-43-1-2 0-7 0-7 8 0 2 2 3 4 4 3 0 15 1 15 12 0 5-4 10-6 13-21 22-42 45-63 67z"><text:p/></draw:path><draw:path draw:style-name="gr3" draw:text-style-name="P5" svg:width="0.0205in" svg:height="0.152in" svg:x="2.8268in" svg:y="0.5138in" svg:viewBox="0 0 53 387" svg:d="M53 0c-18 0-35 0-53 0 0 5 0 10 0 15 12 0 25 0 37 0 0 119 0 238 0 357-12 0-25 0-37 0 0 5 0 10 0 15 18 0 35 0 53 0 0-129 0-258 0-387z"><text:p/></draw:path><draw:path draw:style-name="gr3" draw:text-style-name="P5" svg:width="0.0744in" svg:height="0.1071in" svg:x="2.9217in" svg:y="0.522in" svg:viewBox="0 0 190 273" svg:d="M133 246c0 9 0 18 0 27 19-1 39-4 57-5 0-4 0-7 0-12-27 0-29-3-29-22 0-78 0-156 0-234-19 1-38 3-56 4 0 5 0 8 0 12 27 0 29 3 29 21 0 28 0 56 0 84-11-13-27-24-48-24-45 0-86 38-86 88 0 49 37 88 81 88 26 0 43-13 52-27zM133 143c0 26 0 53 0 79 0 8 0 8-4 14-11 19-29 28-45 28-18 0-31-10-41-25-10-16-11-38-11-53 0-14 1-39 12-55 8-12 23-25 44-25 13 0 30 5 41 23 4 6 4 7 4 14z"><text:p/></draw:path><draw:path draw:style-name="gr3" draw:text-style-name="P5" svg:width="0.0587in" svg:height="0.0697in" svg:x="3.0051in" svg:y="0.5602in" svg:viewBox="0 0 150 178" svg:d="M32 76c2-57 35-67 48-67 40 0 44 53 44 67-30 0-61 0-92 0zM32 85c36 0 71 0 108 0 9 0 10 0 10-9 0-39-21-76-70-76-45 0-80 41-80 88 0 53 41 90 85 90 47 0 65-43 65-50 0-5-4-5-6-5-3 0-4 2-4 6-15 39-49 39-53 39-19 0-34-12-43-26-12-19-12-44-12-57z"><text:p/></draw:path><draw:path draw:style-name="gr3" draw:text-style-name="P5" svg:width="0.0756in" svg:height="0.1071in" svg:x="3.0728in" svg:y="0.5205in" svg:viewBox="0 0 193 273" svg:d="M117 118c17 0 21 5 21 21 0 35 0 69 0 104 0 18-5 18-31 18 0 4 0 7 0 12 13-1 33-1 43-1 8 0 28 0 43 1 0-5 0-8 0-12-26 0-30 0-30-18 0-47 0-95 0-142-17 1-32 2-49 3-6 2-6 2-7 2-2 0-1 0-7 0-15 0-30 0-45 0 0-15 0-29 0-43 0-39 33-54 57-54 11 0 26 3 33 12-16 1-18 12-18 19 0 12 9 17 17 17 9 0 18-6 18-17 0-24-21-40-50-40-36 0-82 20-82 62 0 14 0 29 0 44-10 0-20 0-30 0 0 4 0 7 0 12 10 0 20 0 30 0 0 41 0 83 0 125 0 18-4 18-30 18 0 4 0 7 0 12 13-1 33-1 43-1s29 0 43 1c0-5 0-8 0-12-25 0-30 0-30-18 0-42 0-84 0-125 20 0 41 0 61 0z"><text:p/></draw:path><draw:path draw:style-name="gr3" draw:text-style-name="P5" svg:width="0.076in" svg:height="0.0673in" svg:x="3.1583in" svg:y="0.5602in" svg:viewBox="0 0 194 172" svg:d="M30 38c0 35 0 70 0 104 0 17-5 17-30 17 0 5 0 8 0 13 13-2 33-2 43-2 11 0 31 0 44 2 0-5 0-8 0-13-26 0-31 0-31-17 0-24 0-47 0-72 0-39 28-61 53-61 24 0 29 21 29 43 0 29 0 60 0 90 0 17-5 17-31 17 0 5 0 8 0 13 14-2 34-2 44-2s31 0 43 2c0-5 0-8 0-13-20 0-30 0-30-12 0-24 0-49 0-73 0-33 0-45-12-60-6-6-18-14-41-14-27 0-46 18-57 41 0-14 0-28 0-41-18 1-36 3-54 4 0 5 0 8 0 12 26 0 30 4 30 22z"><text:p/></draw:path><draw:path draw:style-name="gr3" draw:text-style-name="P5" svg:width="0.0323in" svg:height="0.1012in" svg:x="3.2425in" svg:y="0.526in" svg:viewBox="0 0 83 258" svg:d="M56 87c-17 1-36 3-54 4 0 5 0 8 0 12 26 0 29 3 29 22 0 34 0 70 0 104 0 17-5 17-31 17 0 5 0 8 0 12 13-1 34-1 43-1 13 0 27 0 40 1 0-4 0-7 0-12-26 0-27-2-27-17 0-48 0-95 0-142zM57 20c0-12-9-20-20-20-12 0-20 10-20 20 0 11 8 21 20 21 11 0 20-8 20-21z"><text:p/></draw:path><draw:path draw:style-name="gr3" draw:text-style-name="P5" svg:width="0.0472in" svg:height="0.0949in" svg:x="3.2827in" svg:y="0.5343in" svg:viewBox="0 0 121 242" svg:d="M59 82c19 0 37 0 55 0 0-4 0-7 0-12-18 0-36 0-55 0 0-23 0-47 0-70-3 0-6 0-9 0 0 31-13 73-50 74 0 3 0 5 0 8 11 0 22 0 33 0 0 36 0 72 0 107 0 47 36 53 50 53 27 0 38-28 38-53 0-8 0-14 0-22-3 0-7 0-10 0 0 7 0 14 0 21 0 29-11 44-25 44-27 0-27-35-27-42 0-36 0-71 0-108z"><text:p/></draw:path><draw:path draw:style-name="gr3" draw:text-style-name="P5" svg:width="0.0323in" svg:height="0.1012in" svg:x="3.3445in" svg:y="0.526in" svg:viewBox="0 0 83 258" svg:d="M55 87c-18 1-36 3-54 4 0 5 0 8 0 12 25 0 29 3 29 22 0 34 0 70 0 104 0 17-5 17-30 17 0 5 0 8 0 12 12-1 33-1 42-1 14 0 27 0 41 1 0-4 0-7 0-12-26 0-28-2-28-17 0-48 0-95 0-142zM57 20c0-12-10-20-21-20-12 0-21 10-21 20 0 11 9 21 21 21 11 0 21-8 21-21z"><text:p/></draw:path><draw:path draw:style-name="gr3" draw:text-style-name="P5" svg:width="0.0673in" svg:height="0.0697in" svg:x="3.3854in" svg:y="0.5602in" svg:viewBox="0 0 172 178" svg:d="M172 91c0-49-39-91-86-91s-86 43-86 91c0 50 41 87 86 87 47 0 86-38 86-87zM86 168c-17 0-33-9-44-26-9-17-9-41-9-54 0-15 0-36 9-53 11-19 28-26 44-26 17 0 34 9 44 25 10 17 10 39 10 54 0 13 0 34-9 52-9 17-25 28-45 28z"><text:p/></draw:path><draw:path draw:style-name="gr3" draw:text-style-name="P5" svg:width="0.076in" svg:height="0.0673in" svg:x="3.4626in" svg:y="0.5602in" svg:viewBox="0 0 194 172" svg:d="M30 38c0 35 0 70 0 104 0 17-5 17-30 17 0 5 0 8 0 13 13-2 33-2 43-2s31 0 44 2c0-5 0-8 0-13-26 0-31 0-31-17 0-24 0-47 0-72 0-39 28-61 53-61 24 0 29 21 29 43 0 29 0 60 0 90 0 17-5 17-31 17 0 5 0 8 0 13 14-2 33-2 44-2 10 0 29 0 43 2 0-5 0-8 0-13-20 0-30 0-30-12 0-24 0-49 0-73 0-33 0-45-12-60-6-6-19-14-41-14-28 0-46 18-57 41 0-14 0-28 0-41-18 1-36 3-54 4 0 5 0 8 0 12 26 0 30 4 30 22z"><text:p/></draw:path><draw:path draw:style-name="gr3" draw:text-style-name="P5" svg:width="0.0394in" svg:height="0.1819in" svg:x="3.5488in" svg:y="0.4984in" svg:viewBox="0 0 101 463" svg:d="M101 232c0-55-10-133-60-198-5-4-29-34-37-34-2 0-4 1-4 4 0 1 1 3 2 4 19 19 44 51 60 113 8 35 12 75 12 111 0 39-4 78-13 116-15 55-38 85-58 106-3 4-3 5-3 6 0 3 2 3 4 3 6 0 28-23 32-29 40-46 65-116 65-202z"><text:p/></draw:path><draw:path draw:style-name="gr3" draw:text-style-name="P5" svg:width="0.1346in" svg:height="0.0831in" svg:x="0.0004in" svg:y="0.7929in" svg:viewBox="0 0 343 212" svg:d="M329 152c7 0 14 0 14-8s-7-8-14-8c-81 0-164 0-245 0-17-14-37-24-49-29 13-7 33-17 49-30 81 0 164 0 245 0 7 0 14 0 14-8 0-7-7-7-14-7-76 0-152 0-228 0 19-19 39-53 39-58 0-4-6-4-8-4-3 0-5 0-7 3-8 15-19 35-45 57-26 25-51 35-72 40-7 3-7 3-8 4 0 2 0 2 0 3s0 1 0 2h1c1 1 1 1 9 3 52 16 90 51 112 93 5 7 5 7 10 7 2 0 8 0 8-4 0-5-20-39-39-56 76 0 152 0 228 0z"><text:p/></draw:path><draw:path draw:style-name="gr3" draw:text-style-name="P5" svg:width="0.1346in" svg:height="0.0831in" svg:x="0.1272in" svg:y="0.7929in" svg:viewBox="0 0 343 212" svg:d="M260 77c16 13 36 23 48 30-13 5-33 15-48 29-82 0-164 0-246 0-6 0-14 0-14 8s8 8 13 8c76 0 153 0 229 0-19 17-38 51-38 56 0 4 5 4 7 4 4 0 6 0 7-3 9-14 20-34 44-57 27-23 53-34 74-40 5-2 6-3 7-3 0-1 0-1 0-2s0-1 0-3l-1-1c-1 0-1-1-9-3-51-15-90-51-112-92-4-8-4-8-10-8-2 0-7 0-7 4 0 5 19 39 38 58-76 0-153 0-229 0-5 0-13 0-13 7 0 8 8 8 14 8 82 0 164 0 246 0z"><text:p/></draw:path><draw:path draw:style-name="gr3" draw:text-style-name="P5" svg:width="0.0677in" svg:height="0.1051in" svg:x="0.3213in" svg:y="0.7669in" svg:viewBox="0 0 173 268" svg:d="M173 13c0-12-1-13-15-13-48 0-95 0-144 0-6 0-14 0-14 8 0 7 8 7 14 7 48 0 96 0 143 0 0 38 0 74 0 111-46 0-92 0-138 0-7 0-13 0-13 8s6 8 13 8c46 0 92 0 138 0 0 36 0 74 0 110-47 0-95 0-143 0-6 0-14-1-14 8 0 7 8 8 14 8 49 0 96 0 144 0 14 0 15-2 15-14 0-80 0-161 0-241z"><text:p/></draw:path><draw:path draw:style-name="gr3" draw:text-style-name="P5" svg:width="0.0693in" svg:height="0.0685in" svg:x="0.4035in" svg:y="0.8051in" svg:viewBox="0 0 177 175" svg:d="M129 25c-7-14-18-25-35-25-46 0-94 57-94 113 0 37 22 62 52 62 7 0 27-1 50-29 3 17 17 29 36 29 13 0 22-9 28-21 7-14 11-37 11-39 0-3-3-3-4-3-5 0-5 1-6 7-6 25-13 48-29 48-10 0-11-10-11-19 0-7 0-11 4-28 4-16 5-20 9-34 4-18 10-37 14-54 2-11 2-12 2-13 0-7-4-11-11-11-9 0-15 8-16 17zM103 125c-1 7-1 8-7 15-17 21-33 27-43 27-20 0-25-22-25-36 0-20 12-67 20-85 13-23 30-37 46-37 25 0 30 32 30 34s-1 4-1 6c-6 26-13 51-20 76z"><text:p/></draw:path><draw:path draw:style-name="gr3" draw:text-style-name="P5" svg:width="0.0756in" svg:height="0.0878in" svg:x="0.5331in" svg:y="0.7902in" svg:viewBox="0 0 193 224" svg:d="M179 120c7 0 14 0 14-8s-7-8-14-8c-55 0-109 0-164 0 5-51 50-89 104-89 20 0 41 0 60 0 7 0 14 0 14-7 0-8-7-8-14-8-19 0-40 0-60 0-67 0-119 49-119 112 0 62 52 112 119 112 20 0 41 0 60 0 7 0 14 0 14-7 0-8-7-8-14-8-19 0-40 0-60 0-54 0-99-37-104-89 55 0 109 0 164 0z"><text:p/></draw:path><draw:path draw:style-name="gr3" draw:text-style-name="P5" svg:width="0.1039in" svg:height="0.1087in" svg:x="0.6697in" svg:y="0.7638in" svg:viewBox="0 0 265 277" svg:d="M55 232c-15 26-30 32-47 33-5 0-8 0-8 8 0 2 1 4 4 4 11 0 24-2 33-2 14 0 27 2 40 2 2 0 7 0 7-8 0-4-4-4-6-4-9-1-19-4-19-14 0-5 3-9 6-15 10-16 20-33 30-49 32 0 65 0 96 0 2 9 7 62 7 65 0 12-21 13-29 13-5 0-8 0-8 8 0 4 4 4 5 4 16 0 32-2 49-2 9 0 34 2 42 2 4 0 8 0 8-9 0-3-4-3-9-3-24 0-24-3-25-14-8-81-16-162-24-242 0-8 0-9-7-9-6 0-7 2-10 7-45 74-90 150-135 225zM101 175c26-43 52-85 77-128 5 43 8 85 12 128-29 0-59 0-89 0z"><text:p/></draw:path><draw:path draw:style-name="gr3" draw:text-style-name="P5" svg:width="0.0157in" svg:height="0.0161in" svg:x="0.7913in" svg:y="0.8559in" svg:viewBox="0 0 41 42" svg:d="M41 21c0-11-9-21-20-21s-21 10-21 21 10 21 21 21 20-10 20-21z"><text:p/></draw:path><draw:path draw:style-name="gr3" draw:text-style-name="P5" svg:width="0.076in" svg:height="0.1382in" svg:x="0.8287in" svg:y="0.765in" svg:viewBox="0 0 194 352" svg:d="M122 118c11 0 22 0 33 0 8 0 11 0 11-8 0-4-3-4-10-4-11 0-21 0-32 0 3-15 6-30 8-44 1-8 7-36 9-41 4-7 11-12 19-12 1 0 12 0 18 6-16 1-21 16-21 21 0 9 8 13 15 13 10 0 22-8 22-23 0-17-19-26-34-26-14 0-38 7-50 45-2 8-3 12-12 61-9 0-18 0-26 0s-13 0-13 7c0 5 4 5 11 5 9 0 17 0 26 0-10 50-19 102-29 153-8 37-14 72-34 72-1 0-11 0-19-8 18-1 22-14 22-19 0-10-7-15-14-15-11 0-22 9-22 23 0 18 18 28 33 28 21 0 36-23 44-39 12-24 21-70 21-73 8-41 16-82 24-122z"><text:p/></draw:path><draw:path draw:style-name="gr3" draw:text-style-name="P5" svg:width="0.035in" svg:height="0.1516in" svg:x="0.9264in" svg:y="0.7583in" svg:viewBox="0 0 90 386" svg:d="M90 383c0-1 0-2-6-9-49-48-61-122-61-180 0-68 14-136 62-184 5-5 5-5 5-7s-2-3-4-3c-3 0-39 26-62 75-20 43-24 86-24 119 0 29 4 77 25 119 25 49 58 73 61 73 2 0 4-1 4-3z"><text:p/></draw:path><draw:path draw:style-name="gr3" draw:text-style-name="P5" svg:width="0.0693in" svg:height="0.0685in" svg:x="0.9768in" svg:y="0.8051in" svg:viewBox="0 0 177 175" svg:d="M129 25c-7-14-18-25-35-25-46 0-94 57-94 113 0 37 22 62 52 62 7 0 27-1 50-29 3 17 17 29 36 29 13 0 22-9 28-21 7-14 11-37 11-39 0-3-3-3-4-3-5 0-5 1-6 7-6 25-13 48-29 48-10 0-11-10-11-19 0-7 0-11 4-28 4-16 5-20 9-34 4-18 10-37 14-54 2-11 2-12 2-13 0-7-4-11-11-11-9 0-15 8-16 17zM103 125c-1 7-1 8-7 15-17 21-33 27-43 27-20 0-25-22-25-36 0-20 12-67 20-85 13-23 30-37 46-37 25 0 30 32 30 34s-1 4-1 6c-6 26-13 51-20 76z"><text:p/></draw:path><draw:path draw:style-name="gr3" draw:text-style-name="P5" svg:width="0.0346in" svg:height="0.1516in" svg:x="1.0598in" svg:y="0.7583in" svg:viewBox="0 0 89 386" svg:d="M89 194c0-31-3-77-25-121-23-48-56-73-61-73-2 0-3 1-3 3s0 2 8 10c37 38 59 99 59 181 0 66-14 134-63 182-4 5-4 6-4 7 0 2 1 3 3 3 5 0 40-26 62-75 20-43 24-86 24-117z"><text:p/></draw:path><draw:path draw:style-name="gr3" draw:text-style-name="P5" svg:width="0.076in" svg:height="0.0878in" svg:x="1.165in" svg:y="0.7902in" svg:viewBox="0 0 194 224" svg:d="M180 120c7 0 14 0 14-8s-7-8-14-8c-55 0-108 0-163 0 4-51 48-89 103-89 20 0 41 0 60 0 7 0 14 0 14-7 0-8-7-8-14-8-20 0-40 0-61 0-66 0-119 49-119 112 0 62 53 112 119 112 21 0 41 0 61 0 7 0 14 0 14-7 0-8-7-8-14-8-19 0-40 0-60 0-55 0-99-37-103-89 55 0 108 0 163 0z"><text:p/></draw:path><draw:path draw:style-name="gr3" draw:text-style-name="P5" svg:width="0.1106in" svg:height="0.1035in" svg:x="1.3016in" svg:y="0.7693in" svg:viewBox="0 0 282 264" svg:d="M218 44c2-2 3-3 5-6 11-12 25-25 51-27 4 0 8 0 8-7 0-3-3-4-6-4-10 0-21 1-32 1-12 0-25-1-38-1-2 0-7 0-7 7 0 4 3 4 6 4 2 0 14 1 14 9 0 6-10 17-11 18-30 35-59 70-89 104-14-39-29-76-43-115-2-5-1-4-2-6 0-10 18-10 23-10 4 0 9 0 9-8 0-3-5-3-6-3-11 0-38 1-49 1-9 0-33-1-43-1-2 0-8 0-8 8 0 3 4 3 9 3 24 0 25 4 28 13 16 43 32 85 48 128 1 1 2 5 2 6s-15 64-18 71c-5 21-5 22-36 23-8 0-11 0-11 8 0 4 3 3 6 4 11 0 38-2 49-2 10 0 39 2 50 2 2 0 6 0 6-9 0-3-3-3-11-3-4 0-8 0-14-1-8-1-10-1-10-7 0-2 3-15 4-24 5-18 10-36 15-54 2-8 2-9 5-12 32-36 64-74 96-110z"><text:p/></draw:path><draw:path draw:style-name="gr3" draw:text-style-name="P5" svg:width="0.0843in" svg:height="0.0941in" svg:x="1.461in" svg:y="0.7811in" svg:viewBox="0 0 215 240" svg:d="M116 9c-3-7-6-9-9-9-5 0-6 3-8 9-32 71-65 144-97 215-2 6-2 6-2 8 0 4 3 8 8 8 2 0 5 0 9-8 29-68 60-136 90-205 31 69 60 137 91 205 3 8 8 8 9 8 4 0 8-4 8-8-2-2 0-1-3-5-32-73-65-146-96-218z"><text:p/></draw:path><draw:path draw:style-name="gr3" draw:text-style-name="P5" svg:width="0.076in" svg:height="0.1382in" svg:x="1.5957in" svg:y="0.765in" svg:viewBox="0 0 194 352" svg:d="M122 118c11 0 22 0 33 0 8 0 11 0 11-8 0-4-3-4-10-4-11 0-21 0-32 0 3-15 6-30 8-44 2-8 7-36 10-41 3-7 10-12 18-12 1 0 12 0 18 6-16 1-21 16-21 21 0 9 8 13 15 13 10 0 22-8 22-23 0-17-19-26-34-26-14 0-38 7-50 45-2 8-3 12-12 61-9 0-18 0-26 0s-13 0-13 7c0 5 4 5 11 5 9 0 17 0 26 0-10 50-19 102-29 153-8 37-14 72-34 72-1 0-11 0-19-8 18-1 22-14 22-19 0-10-7-15-14-15-11 0-22 9-22 23 0 18 18 28 33 28 21 0 37-23 44-39 12-24 21-70 22-73 8-41 15-82 23-122z"><text:p/></draw:path><draw:path draw:style-name="gr3" draw:text-style-name="P5" svg:width="0.035in" svg:height="0.1516in" svg:x="1.6933in" svg:y="0.7583in" svg:viewBox="0 0 90 386" svg:d="M90 383c0-1 0-2-6-9-49-48-61-122-61-180 0-68 14-136 62-184 5-5 5-5 5-7s-2-3-4-3c-3 0-39 26-62 75-18 43-24 86-24 119 0 29 4 77 26 119 24 49 57 73 60 73 2 0 4-1 4-3z"><text:p/></draw:path><draw:path draw:style-name="gr3" draw:text-style-name="P5" svg:width="0.0693in" svg:height="0.0685in" svg:x="1.7437in" svg:y="0.8051in" svg:viewBox="0 0 177 175" svg:d="M129 25c-7-14-18-25-35-25-46 0-94 57-94 113 0 37 22 62 52 62 7 0 27-1 50-29 3 17 17 29 36 29 13 0 22-9 28-21 7-14 11-37 11-39 0-3-3-3-4-3-5 0-5 1-6 7-6 25-13 48-29 48-10 0-11-10-11-19 0-7 1-11 4-28 4-16 5-20 9-34 4-18 10-37 14-54 2-11 2-12 2-13 0-7-4-11-11-11-9 0-15 8-16 17zM103 125c-1 7-1 8-7 15-17 21-32 27-43 27-20 0-25-22-25-36 0-20 12-67 22-85 11-23 28-37 44-37 25 0 30 32 30 34s-1 4-1 6c-6 26-13 51-20 76z"><text:p/></draw:path><draw:path draw:style-name="gr3" draw:text-style-name="P5" svg:width="0.035in" svg:height="0.1516in" svg:x="1.8268in" svg:y="0.7583in" svg:viewBox="0 0 90 386" svg:d="M90 194c0-31-4-77-26-121-23-48-56-73-60-73-3 0-4 1-4 3s0 2 8 10c37 38 59 99 59 181 0 66-14 134-61 182-6 5-6 6-6 7 0 2 1 3 4 3 4 0 39-26 61-75 20-43 25-86 25-117z"><text:p/></draw:path><draw:path draw:style-name="gr3" draw:text-style-name="P5" svg:width="0.1008in" svg:height="0.035in" svg:x="1.9283in" svg:y="0.8165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756in" svg:height="0.0685in" svg:x="2.0846in" svg:y="0.8051in" svg:viewBox="0 0 193 175" svg:d="M119 54c2-10 11-45 37-45 2 0 12 0 20 4-11 2-19 12-19 21 0 7 5 14 15 14 8 0 21-7 21-23 0-20-22-25-36-25-23 0-36 21-40 30-10-26-31-30-42-30-41 0-63 51-63 59 0 5 3 4 5 5 3 0 4-1 5-5 13-40 39-50 52-50 7 0 21 3 21 25 0 12-7 39-21 92-6 25-20 41-37 41-2 0-11 0-19-5 10-3 18-10 18-21 0-10-8-13-14-13-12 0-22 9-22 22 0 17 20 25 36 25 27 0 40-27 41-29 6 15 19 29 42 29 39 0 61-50 61-60 0-3-3-3-4-3-3 0-4 1-4 5-14 40-40 50-52 50-15 0-21-13-21-26 0-8 2-17 7-33 4-18 8-37 13-54z"><text:p/></draw:path><draw:path draw:style-name="gr3" draw:text-style-name="P5" svg:width="0.0394in" svg:height="0.1819in" svg:x="2.3425in" svg:y="0.7429in" svg:viewBox="0 0 101 463" svg:d="M101 460c0-2-1-2-2-5-18-18-44-49-60-112-9-35-13-76-13-111 0-102 25-173 71-223 4-4 4-5 4-6 0-3-3-3-5-3-6 0-27 23-31 29-40 47-65 116-65 202 0 55 10 133 61 198 3 4 28 34 35 34 2 0 5 0 5-3z"><text:p/></draw:path><draw:path draw:style-name="gr3" draw:text-style-name="P5" svg:width="0.0673in" svg:height="0.1051in" svg:x="2.3976in" svg:y="0.7669in" svg:viewBox="0 0 172 268" svg:d="M172 13c0-12-1-13-14-13-48 0-96 0-145 0-6 0-13 0-13 8 0 7 7 7 13 7 48 0 96 0 143 0 0 38 0 74 0 111-46 0-91 0-137 0-7 0-13 0-13 8s6 8 13 8c46 0 91 0 137 0 0 36 0 74 0 110-47 0-95 0-143 0-6 0-13-1-13 8 0 7 7 8 13 8 49 0 97 0 145 0 13 0 14-2 14-14 0-80 0-161 0-241z"><text:p/></draw:path><draw:path draw:style-name="gr3" draw:text-style-name="P5" svg:width="0.0496in" svg:height="0.0693in" svg:x="2.5291in" svg:y="0.8047in" svg:viewBox="0 0 127 177" svg:d="M68 98c9 2 41 8 41 36 0 20-14 35-44 35-33 0-46-22-54-55-1-5-1-6-5-6-6 0-6 2-6 10 0 16 0 34 0 50 0 7 0 9 4 9 3 0 3-1 10-8 1-1 1-1 8-8 18 16 34 16 43 16 44 0 62-25 62-53 0-21-11-33-16-37-13-12-28-16-44-19-22-4-48-9-48-32 0-13 11-28 44-28 42 0 44 34 45 46 0 3 3 3 4 3 6 0 6-1 6-9 0-13 0-25 0-38 0-7 0-10-5-10-2 0-3 0-7 4-1 3-6 6-7 7-15-11-31-11-36-11-48 0-63 26-63 47 0 15 7 24 18 33 12 10 23 12 50 18z"><text:p/></draw:path><draw:path draw:style-name="gr3" draw:text-style-name="P5" svg:width="0.074in" svg:height="0.0965in" svg:x="2.5874in" svg:y="0.8075in" svg:viewBox="0 0 189 246" svg:d="M153 36c10-24 30-24 36-24 0-4 0-8 0-12-9 1-20 1-28 1s-26-1-34-1c0 4 0 8 0 12 12 0 18 7 18 17 0 4-1 4-2 9-13 32-26 63-40 95-14-35-28-69-42-104-2-4-3-6-3-7 0-10 15-10 22-10 0-4 0-8 0-12-11 0-36 1-43 1-9 0-25 0-37-1 0 4 0 8 0 12 19 0 26 0 32 13 19 48 38 95 57 142-1 5-6 18-9 22-8 22-19 49-44 49-2 0-11 0-18-8 12-1 15-10 15-16 0-9-8-16-16-16s-17 5-17 16c0 18 17 32 36 32 25 0 40-22 50-45 22-55 45-110 67-165z"><text:p/></draw:path><draw:path draw:style-name="gr3" draw:text-style-name="P5" svg:width="0.0764in" svg:height="0.0673in" svg:x="2.6693in" svg:y="0.8051in" svg:viewBox="0 0 195 172" svg:d="M31 38c0 35 0 70 0 104 0 17-5 17-31 17 0 5 0 8 0 13 14-2 33-3 44-3 10 0 30 1 43 3 0-5 0-8 0-13-25 0-30 0-30-17 0-24 0-47 0-72 0-39 28-61 52-61s29 21 29 43c0 29 0 60 0 90 0 17-5 17-30 17 0 5 0 8 0 13 13-2 33-3 44-3 10 0 30 1 43 3 0-5 0-8 0-13-20 0-30 0-30-12 0-24 0-49 0-73 0-33 0-45-12-60-6-6-19-14-41-14-28 0-46 16-57 41 0-14 0-28 0-41-19 1-36 3-55 4 0 5 0 8 0 12 28 0 31 3 31 22z"><text:p/></draw:path><draw:path draw:style-name="gr3" draw:text-style-name="P5" svg:width="0.0472in" svg:height="0.0949in" svg:x="2.7476in" svg:y="0.7783in" svg:viewBox="0 0 121 242" svg:d="M59 84c19 0 38 0 57 0 0-5 0-8 0-13-19 0-38 0-57 0 0-24 0-47 0-71-3 0-6 0-9 0 0 32-11 74-50 75 0 3 0 5 0 9 11 0 22 0 33 0 0 35 0 71 0 106 0 48 36 52 50 52 27 0 38-28 38-52 0-7 0-14 0-22-3 0-7 0-10 0 0 7 0 15 0 21 0 29-11 44-25 44-27 0-27-35-27-42 0-36 0-71 0-107z"><text:p/></draw:path><draw:path draw:style-name="gr3" draw:text-style-name="P5" svg:width="0.0681in" svg:height="0.0693in" svg:x="2.8102in" svg:y="0.8047in" svg:viewBox="0 0 174 177" svg:d="M112 144c2 15 12 32 31 32 8 0 31-6 31-37 0-7 0-15 0-21-3 0-6 0-9 0 0 6 0 14 0 21 0 23-10 25-14 25-13 0-15-18-15-20 0-25 0-52 0-77 0-16 0-32-14-46s-34-21-53-21c-32 0-58 19-58 44 0 11 8 18 18 18 11 0 17-8 17-18 0-4-1-18-20-18 11-13 30-17 42-17 20 0 42 15 42 49 0 5 0 10 0 15-20 1-47 2-71 13-29 13-39 34-39 50 0 32 37 41 62 41s43-15 50-33zM110 80c0 13 0 26 0 39 0 37-29 50-45 50-20 0-35-14-35-33 0-22 16-54 80-56z"><text:p/></draw:path><draw:path draw:style-name="gr3" draw:text-style-name="P5" svg:width="0.0764in" svg:height="0.0654in" svg:x="2.8819in" svg:y="0.8075in" svg:viewBox="0 0 195 167" svg:d="M107 76c11-14 26-34 35-44 12-13 27-20 46-20 0-4 0-8 0-12-10 1-22 1-32 1-12 0-32-1-37-1 0 4 0 8 0 12 9 1 11 6 11 12s-3 11-6 13c-7 10-16 21-24 31-10-13-20-26-30-39-3-4-3-5-3-7 0-7 6-10 13-10 0-4 0-8 0-12-10 0-35 1-41 1-8 0-27 0-37-1 0 4 0 8 0 12 27 0 28 0 45 23 14 17 26 34 39 51-12 15-24 31-36 46-19 22-42 23-50 23 0 4 0 8 0 12 10-1 22-2 32-2 11 0 27 1 37 2 0-4 0-8 0-12-8-1-12-7-12-12 0-9 12-22 35-50 10 14 20 26 30 39 3 4 8 11 8 13 0 3-3 9-14 10 0 4 0 8 0 12 12-1 34-2 41-2 11 0 27 1 38 2 0-4 0-8 0-12-21 0-28-1-37-12-17-22-34-45-51-67z"><text:p/></draw:path><draw:path draw:style-name="gr3" draw:text-style-name="P5" svg:width="0.0394in" svg:height="0.1819in" svg:x="2.9673in" svg:y="0.7429in" svg:viewBox="0 0 101 463" svg:d="M101 232c0-55-10-133-60-198-5-4-30-34-37-34-2 0-4 1-4 3s0 4 2 5c19 19 44 51 60 112 8 35 12 76 12 111 0 40-4 79-13 117-15 53-38 84-58 106-3 4-3 5-3 6 0 2 2 3 4 3 6 0 28-23 32-29 40-47 65-116 65-202z"><text:p/></draw:path><draw:path draw:style-name="gr3" draw:text-style-name="P5" svg:width="0.1346in" svg:height="0.0831in" svg:x="0.0004in" svg:y="1.0205in" svg:viewBox="0 0 343 212" svg:d="M329 152c7 0 14 0 14-8s-7-8-14-8c-81 0-164 0-245 0-17-14-37-24-49-29 13-7 33-17 49-30 81 0 164 0 245 0 7 0 14 0 14-8 0-7-7-7-14-7-76 0-152 0-228 0 19-19 39-52 39-58 0-4-6-4-8-4-3 0-5 0-7 3-8 15-19 35-45 57-26 25-51 35-72 40-7 3-7 3-8 4 0 2 0 2 0 3s0 1 0 2l1 1c1 0 1 0 9 2 52 16 90 51 112 93 5 7 5 7 10 7 2 0 8 0 8-3 0-6-20-40-39-57 76 0 152 0 228 0z"><text:p/></draw:path><draw:path draw:style-name="gr3" draw:text-style-name="P5" svg:width="0.1346in" svg:height="0.0831in" svg:x="0.1272in" svg:y="1.0205in" svg:viewBox="0 0 343 212" svg:d="M260 77c16 13 36 23 48 30-13 5-33 16-48 29-82 0-164 0-246 0-6 0-14 0-14 8s8 8 13 8c76 0 153 0 229 0-19 17-38 51-38 57 0 3 5 3 7 3 4 0 6 0 7-2 9-15 20-35 44-58 27-23 53-34 74-40 5-2 6-2 7-3 0-1 0-1 0-2s0-1 0-3l-1-1c-1 0-1-1-9-3-51-15-90-51-112-91-4-9-4-9-10-9-2 0-7 0-7 4 0 6 19 39 38 58-76 0-153 0-229 0-5 0-13 0-13 7 0 8 8 8 14 8 82 0 164 0 246 0z"><text:p/></draw:path><draw:path draw:style-name="gr3" draw:text-style-name="P5" svg:width="0.0677in" svg:height="0.1051in" svg:x="0.3213in" svg:y="0.9957in" svg:viewBox="0 0 173 268" svg:d="M173 13c0-12-1-13-15-13-48 0-95 0-144 0-6 0-14 0-14 8 0 7 8 7 14 7 48 0 96 0 143 0 0 38 0 74 0 111-46 0-92 0-138 0-7 0-13 0-13 8s6 8 13 8c46 0 92 0 138 0 0 37 0 74 0 111-47 0-95 0-143 0-6 0-14 0-14 8 0 7 8 7 14 7 49 0 96 0 144 0 14 0 15-1 15-14 0-80 0-161 0-241z"><text:p/></draw:path><draw:path draw:style-name="gr3" draw:text-style-name="P5" svg:width="0.0693in" svg:height="0.0685in" svg:x="0.4035in" svg:y="1.0339in" svg:viewBox="0 0 177 175" svg:d="M129 25c-7-14-18-25-35-25-46 0-94 57-94 113 0 37 22 62 52 62 7 0 27-1 50-29 3 17 17 29 36 29 13 0 22-9 28-21 7-14 11-37 11-39 0-3-3-3-4-3-5 0-5 1-6 7-6 25-13 48-29 48-10 0-11-10-11-17 0-9 0-13 4-29 4-17 5-21 9-35 4-18 10-37 14-54 2-11 2-12 2-13 0-7-4-11-11-11-9 0-15 8-16 17zM103 125c-1 7-1 8-7 15-17 21-33 27-43 27-20 0-25-22-25-36 0-20 12-67 20-85 13-23 30-37 46-37 25 0 30 32 30 34s-1 4-1 6c-6 26-13 51-20 76z"><text:p/></draw:path><draw:path draw:style-name="gr3" draw:text-style-name="P5" svg:width="0.0756in" svg:height="0.0878in" svg:x="0.5331in" svg:y="1.0193in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3" draw:text-style-name="P5" svg:width="0.1039in" svg:height="0.1087in" svg:x="0.6697in" svg:y="0.9917in" svg:viewBox="0 0 265 277" svg:d="M55 232c-15 26-30 32-47 33-5 0-8 0-8 8 0 2 1 4 4 4 11 0 24-1 33-1 14 0 27 1 40 1 2 0 7 0 7-8 0-4-4-4-6-4-9-1-19-4-19-14 0-5 3-9 6-15 10-16 20-33 30-49 32 0 65 0 96 0 2 9 7 62 7 65 0 12-21 13-29 13-5 0-8 0-8 8 0 4 4 4 5 4 16 0 32-1 49-1 9 0 34 1 42 1 4 0 8 0 8-8 0-4-4-4-9-4-24 0-24-3-25-14-8-81-16-162-24-242 0-8 0-9-7-9-6 0-7 2-10 7-45 74-90 150-135 225zM101 176c26-43 52-85 77-128 5 43 8 85 12 128-29 0-59 0-89 0z"><text:p/></draw:path><draw:path draw:style-name="gr3" draw:text-style-name="P5" svg:width="0.0157in" svg:height="0.0161in" svg:x="0.7913in" svg:y="1.0843in" svg:viewBox="0 0 41 42" svg:d="M41 21c0-11-9-21-20-21s-21 10-21 21 10 21 21 21 20-10 20-21z"><text:p/></draw:path><draw:path draw:style-name="gr3" draw:text-style-name="P5" svg:width="0.0756in" svg:height="0.0685in" svg:x="0.8252in" svg:y="1.0339in" svg:viewBox="0 0 193 175" svg:d="M118 54c2-10 11-45 38-45 2 0 11 0 19 5-11 1-19 11-19 21 0 6 5 13 16 13 8 0 21-6 21-23 0-20-24-25-37-25-22 0-36 21-40 30-10-26-31-30-42-30-40 0-62 51-62 59 0 5 3 5 5 5 3 0 4-1 4-5 13-40 40-50 53-50 6 0 21 3 21 26 0 11-7 38-21 91-7 25-20 41-38 41-2 0-11 0-18-5 8-3 17-10 17-21 0-10-9-13-14-13-11 0-21 9-21 22 0 17 19 25 36 25 26 0 40-27 41-29 4 15 19 29 42 29 39 0 61-50 61-60 0-3-3-3-4-3-3 0-4 1-5 5-13 40-39 50-52 50-14 0-21-12-21-25 0-9 2-18 7-34 4-18 8-37 13-54z"><text:p/></draw:path><draw:path draw:style-name="gr3" draw:text-style-name="P5" svg:width="0.076in" svg:height="0.0878in" svg:x="0.9626in" svg:y="1.0193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5" svg:width="0.1106in" svg:height="0.1035in" svg:x="1.0988in" svg:y="0.9969in" svg:viewBox="0 0 282 264" svg:d="M218 44c2-2 3-3 5-6 11-12 25-25 51-26 4-1 8-1 8-8 0-3-3-4-6-4-10 0-21 1-32 1-12 0-26-1-38-1-2 0-7 0-7 7 0 4 3 5 6 5 2 0 13 0 13 9 0 6-9 16-10 17-30 35-61 70-90 104-15-39-28-76-42-115-2-5-1-4-2-6 0-9 18-9 22-9 5 0 10 0 10-9 0-3-5-3-6-3-11 0-38 1-49 1-9 0-33-1-43-1-2 0-8 0-8 8 0 4 4 4 9 4 23 0 25 3 28 12 16 43 32 85 48 128 1 1 2 5 2 6s-15 64-18 71c-5 21-5 22-36 23-8 0-11 0-11 8 0 4 4 4 6 4 11 0 37-1 48-1 10 0 40 1 49 1 4 0 8 0 8-8 0-4-3-4-11-4-4 0-8 0-14-1-8-1-11-1-11-7 0-2 4-15 5-24 5-18 10-36 15-54 1-8 2-9 5-12 32-36 64-74 96-110z"><text:p/></draw:path><draw:path draw:style-name="gr3" draw:text-style-name="P5" svg:width="0.0846in" svg:height="0.0941in" svg:x="1.2579in" svg:y="1.0102in" svg:viewBox="0 0 216 240" svg:d="M117 9c-4-7-6-9-9-9-5 0-6 3-9 9-32 71-64 144-96 215-2 6-3 7-3 8 0 4 4 8 9 8 2 0 5 0 9-8 29-68 60-136 90-205 31 69 60 137 91 205 3 8 7 8 9 8 4 0 8-4 8-8-1-2 0-1-3-5-31-73-64-146-96-218z"><text:p/></draw:path><draw:path draw:style-name="gr3" draw:text-style-name="P5" svg:width="0.076in" svg:height="0.1382in" svg:x="1.3929in" svg:y="0.9933in" svg:viewBox="0 0 194 352" svg:d="M122 118c11 0 22 0 33 0 8 0 11 0 11-8 0-4-3-4-10-4-11 0-21 0-32 0 3-15 6-30 8-44 1-8 7-36 9-40 4-8 11-13 19-13 1 0 11 0 18 6-16 1-21 16-21 21 0 9 8 13 15 13 10 0 22-8 22-23 0-17-19-26-34-26-14 0-38 7-50 45-2 8-3 12-12 61-9 0-19 0-28 0-6 0-11 0-11 7 0 5 4 5 11 5 9 0 17 0 26 0-10 50-19 102-29 153-8 37-14 72-34 72-1 0-11 0-19-6 18-2 21-16 21-21 0-9-6-15-14-15-10 0-21 9-21 23 0 18 18 28 33 28 21 0 36-23 44-37 12-26 21-72 21-75 8-41 16-82 24-122z"><text:p/></draw:path><draw:path draw:style-name="gr3" draw:text-style-name="P5" svg:width="0.035in" svg:height="0.1516in" svg:x="1.4909in" svg:y="0.9866in" svg:viewBox="0 0 90 386" svg:d="M90 383c0-1 0-2-6-9-49-48-61-121-61-180 0-68 14-136 62-183 5-6 5-6 5-7 0-3-2-4-4-4-3 0-39 26-62 76-20 42-24 85-24 118 0 29 4 77 25 119 23 49 58 73 61 73 2 0 4-1 4-3z"><text:p/></draw:path><draw:path draw:style-name="gr3" draw:text-style-name="P5" svg:width="0.0693in" svg:height="0.0685in" svg:x="1.5409in" svg:y="1.0339in" svg:viewBox="0 0 177 175" svg:d="M129 25c-7-14-18-25-35-25-46 0-94 57-94 113 0 37 21 62 52 62 7 0 26-1 50-29 3 17 17 29 36 29 13 0 22-9 28-21 7-14 11-37 11-39 0-3-3-3-4-3-5 0-5 1-6 7-6 25-13 48-29 48-10 0-11-10-11-17 0-9 0-13 4-29 4-17 5-21 9-35 4-18 10-37 14-54 2-11 2-12 2-13 0-7-4-11-11-11-10 0-15 8-16 17zM103 125c-1 7-1 8-7 15-17 21-33 27-43 27-20 0-25-22-25-36 0-20 12-67 20-85 13-23 30-37 46-37 25 0 30 32 30 34s-1 4-1 6c-6 26-13 51-20 76z"><text:p/></draw:path><draw:path draw:style-name="gr3" draw:text-style-name="P5" svg:width="0.0346in" svg:height="0.1516in" svg:x="1.624in" svg:y="0.9866in" svg:viewBox="0 0 89 386" svg:d="M89 194c0-31-3-77-25-121-23-48-56-73-61-73-2 0-3 1-3 4 0 1 0 1 8 9 37 38 59 99 59 181 0 66-14 134-63 182-4 5-4 6-4 7 0 2 1 3 3 3 5 0 40-25 62-75 20-43 24-86 24-117z"><text:p/></draw:path><draw:path draw:style-name="gr3" draw:text-style-name="P5" svg:width="0.0744in" svg:height="0.1067in" svg:x="1.7307in" svg:y="0.9957in" svg:viewBox="0 0 190 272" svg:d="M133 246c0 9 0 17 0 26 19-1 39-3 57-4 0-4 0-7 0-12-27 0-30-3-30-22 0-78 0-156 0-234-19 1-37 3-55 4 0 5 0 8 0 12 26 0 29 3 29 21 0 28 0 56 0 84-11-14-27-24-48-24-46 0-86 38-86 88 0 49 37 87 81 87 26 0 42-12 52-26zM133 143c0 26 0 53 0 79 0 7 0 8-4 14-11 19-29 28-45 28-18 0-32-10-41-25-10-16-11-38-11-54 0-15 0-38 12-54 8-12 22-25 43-25 14 0 30 5 42 23 4 6 4 7 4 14z"><text:p/></draw:path><draw:path draw:style-name="gr3" draw:text-style-name="P5" svg:width="0.0587in" svg:height="0.0693in" svg:x="1.8142in" svg:y="1.0323in" svg:viewBox="0 0 150 177" svg:d="M32 76c2-57 35-67 48-67 40 0 44 51 44 67-30 0-61 0-92 0zM32 84c36 0 71 0 108 0 9 0 10 0 10-8 0-39-21-76-70-76-45 0-80 40-80 88 0 52 41 89 85 89 47 0 65-43 65-49 0-5-4-5-6-5-3 0-4 2-4 5-15 40-49 40-53 40-19 0-34-12-44-26-11-19-11-44-11-58z"><text:p/></draw:path><draw:path draw:style-name="gr3" draw:text-style-name="P5" svg:width="0.0756in" svg:height="0.1071in" svg:x="1.8819in" svg:y="0.9933in" svg:viewBox="0 0 193 273" svg:d="M117 118c17 0 21 5 21 21 0 35 0 69 0 104 0 18-5 18-31 18 0 4 0 7 0 12 13-1 33-1 43-1s28 0 43 1c0-5 0-8 0-12-26 0-30 0-30-18 0-47 0-95 0-142-17 1-32 2-49 3-6 0-6 2-7 2-2 0-1 0-7 0-15 0-31 0-46 0 0-15 0-30 0-44 0-38 34-53 57-53 12 0 27 3 34 12-16 1-18 12-18 17 0 14 9 19 17 19 9 0 18-6 18-19 0-22-21-38-50-38-36 0-82 20-82 62 0 14 0 29 0 44-10 0-20 0-30 0 0 4 0 7 0 12 10 0 20 0 30 0 0 41 0 83 0 125 0 18-5 18-30 18 0 4 0 7 0 12 13-1 33-1 43-1s29 0 43 1c0-5 0-8 0-12-27 0-30 0-30-18 0-42 0-84 0-125 20 0 41 0 61 0z"><text:p/></draw:path><draw:path draw:style-name="gr3" draw:text-style-name="P5" svg:width="0.076in" svg:height="0.0673in" svg:x="1.9673in" svg:y="1.0339in" svg:viewBox="0 0 194 172" svg:d="M30 38c0 35 0 70 0 104 0 17-5 17-30 17 0 5 0 8 0 13 13-2 33-2 43-2s31 0 44 2c0-5 0-8 0-13-26 0-31 0-31-17 0-24 0-47 0-72 0-39 28-61 53-61 24 0 29 21 29 43 0 29 0 60 0 90 0 17-5 17-31 17 0 5 0 8 0 13 14-2 33-2 44-2 10 0 29 0 43 2 0-5 0-8 0-13-20 0-30 0-30-12 0-24 0-49 0-73 0-33 0-45-12-60-6-6-19-14-41-14-28 0-46 16-57 41 0-14 0-28 0-41-18 1-36 3-54 4 0 5 0 8 0 12 26 0 30 4 30 22z"><text:p/></draw:path><draw:path draw:style-name="gr3" draw:text-style-name="P5" svg:width="0.0587in" svg:height="0.0693in" svg:x="2.0508in" svg:y="1.0323in" svg:viewBox="0 0 150 177" svg:d="M33 76c2-57 35-67 47-67 41 0 44 51 44 67-30 0-60 0-91 0zM33 84c36 0 72 0 108 0 8 0 9 0 9-8 0-39-21-76-70-76-44 0-80 40-80 88 0 52 41 89 86 89 47 0 64-43 64-49 0-5-3-5-5-5-3 0-4 2-5 5-13 40-49 40-52 40-20 0-35-12-44-26-11-19-11-44-11-58z"><text:p/></draw:path><draw:path draw:style-name="gr3" draw:text-style-name="P5" svg:width="0.1004in" svg:height="0.0354in" svg:x="0.0343in" svg:y="1.2902in" svg:viewBox="0 0 256 91" svg:d="M244 15c6 0 12 0 12-7 0-8-6-8-12-8-77 0-155 0-232 0-5 0-12 0-12 8 0 7 7 7 13 7 77 0 154 0 231 0zM244 91c6 0 12 0 12-7 0-8-6-8-12-8-77 0-154 0-231 0-6 0-13 0-13 8 0 7 7 7 12 7 77 0 155 0 232 0z"><text:p/></draw:path><draw:path draw:style-name="gr3" draw:text-style-name="P5" svg:width="0.1346in" svg:height="0.0831in" svg:x="0.1272in" svg:y="1.2665in" svg:viewBox="0 0 343 212" svg:d="M260 76c16 14 36 24 48 31-13 5-33 15-48 29-82 0-164 0-246 0-6 0-14 0-14 8s8 8 13 8c76 0 153 0 229 0-19 17-38 51-38 56 0 4 5 4 7 4 4 0 6 0 7-3 9-14 20-35 44-57 27-23 53-34 74-40 5-2 6-3 7-3 0-1 0-1 0-2s0-3 0-4h-1c-1-1-1-1-9-3-51-15-90-51-112-92-4-8-4-8-10-8-2 0-7 0-7 4 0 5 19 39 38 56-76 0-153 0-229 0-5 0-13 0-13 8s8 8 14 8c82 0 164 0 246 0z"><text:p/></draw:path><draw:path draw:style-name="gr3" draw:text-style-name="P5" svg:width="0.0756in" svg:height="0.0685in" svg:x="0.3177in" svg:y="1.2783in" svg:viewBox="0 0 193 175" svg:d="M118 54c2-10 11-45 38-45 2 0 11 0 20 4-11 2-19 12-19 21 0 7 5 14 15 14 8 0 21-7 21-23 0-20-24-25-37-25-22 0-35 21-39 30-10-26-31-30-42-30-41 0-63 49-63 59 0 5 3 5 5 5 3 0 4-1 5-5 13-40 39-50 52-50 7 0 21 3 21 25 0 12-7 39-21 92-7 25-20 40-38 40-2 0-11 0-18-4 10-3 17-10 17-21s-7-13-14-13c-11 0-21 9-21 22 0 17 20 25 36 25 26 0 40-27 41-29 4 15 19 29 42 29 39 0 61-50 61-60 0-3-3-3-4-3-3 0-4 1-5 3-13 42-39 51-51 51-15 0-22-12-22-25 0-8 2-17 7-34 4-18 8-36 13-53z"><text:p/></draw:path><draw:path draw:style-name="gr3" draw:text-style-name="P5" svg:width="0.0756in" svg:height="0.0874in" svg:x="0.4551in" svg:y="1.2638in" svg:viewBox="0 0 193 223" svg:d="M179 120c7 0 14 0 14-8 0-9-7-9-14-9-55 0-109 0-164 0 5-51 50-88 104-88 20 0 41 0 60 0 7 0 14 0 14-7 0-8-7-8-14-8-21 0-40 0-61 0-66 0-118 49-118 112 0 62 52 111 118 111 21 0 40 0 61 0 7 0 14 0 14-7 0-8-7-8-14-8-19 0-40 0-60 0-54 0-99-36-104-88 55 0 109 0 164 0z"><text:p/></draw:path><draw:path draw:style-name="gr3" draw:text-style-name="P5" svg:width="0.1102in" svg:height="0.1035in" svg:x="0.5917in" svg:y="1.2413in" svg:viewBox="0 0 281 264" svg:d="M217 44c2-2 3-3 5-6 12-11 24-24 51-26 4 0 8 0 8-7 0-3-3-5-6-5-10 0-21 1-31 1-13 0-26-1-38-1-4 0-8 0-8 8 0 4 3 4 6 4s14 1 14 9c0 6-9 16-11 19-30 34-60 69-89 103-15-39-29-76-43-114-2-6-1-5-2-7 0-10 18-10 23-10s9 0 9-8c0-4-5-4-6-4-11 0-38 1-48 1s-34-1-44-1c-3 0-7 0-7 8 0 4 3 4 9 4 23 0 24 3 27 13 17 43 32 85 49 128 0 1 1 5 1 6 0 2-16 63-18 71-4 21-5 22-36 22-8 0-10 0-10 8 0 4 4 4 6 4 9 0 37-1 48-1s38 1 49 1c3 0 7 0 7-8 0-4-3-4-10-4-1 0-9 0-15 0-8-1-10-2-10-7 0-2 3-16 5-24 5-19 9-36 14-55 2-7 2-8 5-11 32-37 64-74 96-111z"><text:p/></draw:path><draw:path draw:style-name="gr3" draw:text-style-name="P5" svg:width="0.0394in" svg:height="0.1819in" svg:x="2.3425in" svg:y="1.2165in" svg:viewBox="0 0 101 463" svg:d="M101 459c0-1-1-3-2-4-18-18-44-49-60-113-9-35-13-75-13-110 0-102 25-174 71-223 4-4 4-5 4-6 0-3-3-3-5-3-6 0-27 23-31 29-40 47-65 116-65 202 0 55 10 133 61 198 3 4 28 34 35 34 2 0 5 0 5-4z"><text:p/></draw:path><draw:path draw:style-name="gr3" draw:text-style-name="P5" svg:width="0.1039in" svg:height="0.1083in" svg:x="2.3945in" svg:y="1.2366in" svg:viewBox="0 0 265 276" svg:d="M55 232c-15 25-30 31-47 32-5 1-8 1-8 8 0 3 2 4 4 4 11 0 24-1 35-1 12 0 26 1 38 1 2 0 7 0 7-7 0-4-4-5-6-5-9 0-19-3-19-13 0-5 3-9 6-15 10-16 20-33 30-49 32 0 65 0 96 0 2 9 7 60 7 65 0 11-21 12-29 12-4 0-8 0-8 8 0 4 4 4 5 4 16 0 32-1 49-1 9 0 34 1 44 1 2 0 6 0 6-8 0-4-4-4-9-4-24 0-24-2-25-13-8-81-15-162-23-242-1-8-1-9-8-9-6 0-7 2-10 7-45 74-90 150-135 225zM102 175c26-43 51-85 76-128 5 43 8 85 12 128-29 0-58 0-88 0z"><text:p/></draw:path><draw:path draw:style-name="gr3" draw:text-style-name="P5" svg:width="0.0843in" svg:height="0.0941in" svg:x="2.5457in" svg:y="1.2547in" svg:viewBox="0 0 215 240" svg:d="M116 9c-4-7-6-9-9-9-5 0-6 3-9 9-32 71-64 144-96 215-2 6-2 6-2 8 0 4 3 8 8 8 2 0 5-1 9-8 29-68 60-137 90-206 31 69 60 138 91 206 3 8 7 8 9 8 4 0 8-4 8-8 0-1 0-1-3-7-32-72-65-144-96-216z"><text:p/></draw:path><draw:path draw:style-name="gr3" draw:text-style-name="P5" svg:width="0.1083in" svg:height="0.1035in" svg:x="2.6783in" svg:y="1.2413in" svg:viewBox="0 0 276 264" svg:d="M46 234c-4 16-4 18-35 18-7 0-11 0-11 8 0 4 3 4 11 4 46 0 91 0 138 0 61 0 106-45 106-84 0-27-22-49-59-54 39-7 80-36 80-72 0-29-25-54-71-54-43 0-87 0-130 0-8 0-11 0-11 8 0 4 3 4 10 4 1 0 9 0 15 1 7 1 10 1 10 7 0 1 0 2-1 6-18 70-34 139-52 208zM105 123c7-32 16-64 24-96 3-14 4-15 21-15 16 0 33 0 49 0 34 0 42 23 42 40 0 34-33 71-80 71-19 0-38 0-56 0zM87 252c-6 0-7 0-9 0-3 0-4-1-4-3s0-3 1-9c9-37 19-73 27-109 25 0 49 0 73 0 37 0 45 28 45 46 0 37-35 75-80 75-18 0-35 0-53 0z"><text:p/></draw:path><draw:path draw:style-name="gr3" draw:text-style-name="P5" svg:width="0.0921in" svg:height="0.0059in" svg:x="2.8504in" svg:y="1.3047in" svg:viewBox="0 0 235 16" svg:d="M222 16c7 0 13 0 13-7 0-9-6-9-13-9-69 0-139 0-209 0-6 0-13 0-13 9 0 7 7 7 13 7 70 0 140 0 209 0z"><text:p/></draw:path><draw:path draw:style-name="gr3" draw:text-style-name="P5" svg:width="0.135in" svg:height="0.0787in" svg:x="2.9386in" svg:y="1.2677in" svg:viewBox="0 0 344 201" svg:d="M301 109c-20 15-31 32-34 36-17 28-14 34-21 52 0 4 5 4 8 4 7 0 7 0 9-7 9-38 32-71 75-88 4-2 6-3 6-5 0-3-2-3-3-4-18-7-64-27-79-92-1-4-1-5-8-5-3 0-8 0-8 4 0 1 4 26 20 51 8 12 19 25 35 37-95 0-191 0-287 0-6 0-14 0-14 9 0 8 8 8 14 8 96 0 192 0 287 0z"><text:p/></draw:path><draw:path draw:style-name="gr3" draw:text-style-name="P5" svg:width="0.1075in" svg:height="0.1098in" svg:x="3.1327in" svg:y="1.2386in" svg:viewBox="0 0 274 280" svg:d="M274 3c0-1 0-3-4-3-2 0-2 0-6 4-9 10-18 20-26 30-5-5-22-34-65-34-86 0-173 85-173 175 0 64 45 105 105 105 34 0 62-15 83-33 36-31 43-67 43-68 0-3-4-3-5-3-3 0-5 0-5 3-3 11-12 39-39 62-27 21-51 27-71 27-35 0-76-19-76-80 0-22 8-85 46-130 25-27 61-46 95-46 40 0 63 30 63 74 0 15-1 15-1 20 0 3 3 4 5 4 5 0 5-1 7-8 7-33 16-66 24-99z"><text:p/></draw:path><draw:path draw:style-name="gr3" draw:text-style-name="P5" svg:width="0.1008in" svg:height="0.0354in" svg:x="3.3374in" svg:y="1.2902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5" svg:width="0.1346in" svg:height="0.0831in" svg:x="3.4307in" svg:y="1.2665in" svg:viewBox="0 0 343 212" svg:d="M260 76c15 14 35 24 48 31-14 5-33 15-48 29-83 0-164 0-247 0-6 0-13 0-13 8s7 8 13 8c76 0 153 0 229 0-19 17-38 51-38 56 0 4 4 4 6 4 3 0 7 0 8-3 8-14 19-35 44-57 26-23 53-34 72-40 7-2 7-3 8-3 1-1 1-1 1-2s0-3 0-4c-1 0-1 0-2 0 0-1-1-1-8-3-52-15-91-51-113-92-3-8-4-8-10-8-2 0-6 0-6 4 0 5 19 39 38 56-76 0-153 0-229 0-6 0-13 0-13 8s7 8 13 8c83 0 164 0 247 0z"><text:p/></draw:path><draw:path draw:style-name="gr3" draw:text-style-name="P5" svg:width="0.1039in" svg:height="0.1083in" svg:x="3.6642in" svg:y="1.2366in" svg:viewBox="0 0 265 276" svg:d="M56 232c-15 25-31 31-47 32-5 1-9 1-9 8 0 3 2 4 6 4 9 0 22-1 33-1 13 0 26 1 38 1 2 0 8 0 8-7 0-4-4-5-7-5-9 0-17-3-17-13 0-5 2-9 5-15 10-16 20-33 30-49 32 0 65 0 97 0 0 9 5 60 5 65 0 11-20 12-27 12-6 0-9 0-9 8 0 4 4 4 5 4 16 0 32-1 48-1 9 0 34 1 44 1 2 0 6 0 6-8 0-4-3-4-9-4-23 0-23-2-24-13-8-81-16-162-24-242-1-8-1-9-8-9-5 0-7 2-10 7-45 74-89 150-134 225zM102 175c26-43 51-85 76-128 5 43 9 85 13 128-29 0-59 0-89 0z"><text:p/></draw:path><draw:path draw:style-name="gr3" draw:text-style-name="P5" svg:width="0.0929in" svg:height="0.0059in" svg:x="3.8276in" svg:y="1.3047in" svg:viewBox="0 0 237 16" svg:d="M223 16c7 0 14 0 14-7 0-9-7-9-14-9-69 0-139 0-209 0-6 0-14 0-14 9 0 7 8 7 14 7 70 0 140 0 209 0z"><text:p/></draw:path><draw:path draw:style-name="gr3" draw:text-style-name="P5" svg:width="0.1346in" svg:height="0.0787in" svg:x="3.9165in" svg:y="1.2677in" svg:viewBox="0 0 343 201" svg:d="M301 109c-20 15-31 32-34 36-17 28-14 34-21 52 0 4 5 4 8 4 7 0 7 0 9-7 9-38 31-71 75-88 4-2 5-3 5-5 0-3-1-3-2-4-18-7-64-27-79-92-1-4-1-5-8-5-3 0-8 0-8 4 0 1 4 26 20 51 8 12 19 25 35 37-95 0-191 0-287 0-6 0-14 0-14 9 0 8 8 8 14 8 96 0 192 0 287 0z"><text:p/></draw:path><draw:path draw:style-name="gr3" draw:text-style-name="P5" svg:width="0.1075in" svg:height="0.1098in" svg:x="4.1106in" svg:y="1.2386in" svg:viewBox="0 0 274 280" svg:d="M274 3c0-1-1-3-4-3-2 0-2 0-6 4-9 10-19 20-27 30-4-5-21-34-64-34-86 0-173 85-173 175 0 64 45 105 105 105 33 0 62-15 83-33 35-31 42-67 42-68 0-3-3-3-4-3-3 0-5 0-5 3-3 11-13 39-39 62-27 21-51 27-71 27-35 0-76-19-76-80 0-22 8-85 46-130 25-27 61-46 95-46 40 0 63 30 63 74 0 15-2 15-2 20 0 3 4 4 6 4 5 0 5-1 7-8 7-33 16-66 24-99z"><text:p/></draw:path><draw:path draw:style-name="gr3" draw:text-style-name="P5" svg:width="0.035in" svg:height="0.1516in" svg:x="4.2307in" svg:y="1.2315in" svg:viewBox="0 0 90 386" svg:d="M90 194c0-31-4-77-25-121-23-48-57-73-61-73-2 0-4 1-4 3 0 1 0 2 8 9 38 39 60 100 60 182 0 66-14 133-62 182-6 5-6 6-6 7 0 2 2 3 4 3 4 0 39-26 62-75 20-43 24-86 24-117z"><text:p/></draw:path><draw:path draw:style-name="gr3" draw:text-style-name="P5" svg:width="0.126in" svg:height="0.1114in" svg:x="4.5941in" svg:y="1.2366in" svg:viewBox="0 0 321 284" svg:d="M59 223c-8 0-20 2-33 6-7 3-16 7-22 14-3 6-4 10-4 14 0 7 3 12 9 16 11 9 27 11 45 11 23 0 51-6 78-17 21 9 43 17 72 17 15 0 33-8 49-19 19-11 34-24 44-40 1-1 1-1 1-2s-1-3-3-3c-1 0-3 0-5 0-1 0-1 1-2 1-9 13-22 24-36 33s-30 13-41 13c-22 0-38-4-54-12 8-3 16-8 23-12 44-26 84-62 110-99 20-27 31-55 31-78 0-9-1-15-4-23-10-28-39-43-78-43-22 0-48 8-74 22-24 12-47 31-62 51-13 18-19 37-19 52 0 4 0 8 1 11 4 18 20 28 44 28 15 0 34-5 54-13 15-9 32-20 41-33 9-14 14-26 14-37 0-15-9-28-19-38-1 0-1-1-2-1-2 1-5 1-7 2-1 1-2 2-2 4l1 1c7 7 10 15 10 25 0 11-4 25-15 39-8 11-19 22-32 30-16 9-30 12-42 12-19 0-28-8-29-21 0-1 0-2 0-3 0-16 9-34 23-54 12-19 30-36 52-48 22-14 44-20 62-20 33 0 51 14 56 37 0 2 1 6 1 9 0 23-16 54-38 86-24 34-56 69-95 95-7 5-13 8-20 13-2-2-3-3-6-4-22-11-44-22-77-22zM29 244c1 0 2 0 3 0 5 0 12 1 18 1 26 0 47 8 67 16-22 10-43 14-61 14-16 0-30-2-37-8-2-2-4-5-4-9 0-3 2-7 5-11 1-2 3-3 9-3z"><text:p/></draw:path><draw:path draw:style-name="gr3" draw:text-style-name="P5" svg:width="0.0157in" svg:height="0.0157in" svg:x="4.7386in" svg:y="1.3295in" svg:viewBox="0 0 41 41" svg:d="M41 21c0-11-9-21-20-21-12 0-21 10-21 21s9 20 21 20c11 0 20-9 20-20z"><text:p/></draw:path><draw:path draw:style-name="gr3" draw:text-style-name="P5" svg:width="0.1008in" svg:height="0.1083in" svg:x="4.7744in" svg:y="1.2382in" svg:viewBox="0 0 257 276" svg:d="M224 37c2-1 2-1 3-2 0-1 0-1 0-2 0-2-1-3-4-3-6 0-14 3-21 7-7 5-14 11-19 18-6 9-10 18-10 25 0 2 1 5 1 7 3 10 13 14 25 14 8 0 17-3 24-9 9-5 17-13 22-19 8-14 12-25 12-36 0-5-1-12-4-16-9-16-27-21-51-21-15 0-34 5-52 15s-34 25-45 40-17 31-17 44c0 5 1 11 2 15 1 3 2 5 5 7-9 2-18 5-27 9-18 10-37 23-48 38-13 19-20 38-20 54 0 8 2 16 6 22 11 22 37 32 69 32 16 0 35-4 55-14 17-9 34-22 44-35 6-10 9-18 9-26 0-6-3-13-6-17-10-14-28-18-49-18-27 0-55 35-60 66 0 1 0 1 1 2 0 1 1 1 3 1h1c1 0 2-1 3-1s1-1 1-2c4-27 29-57 48-57 18 0 31 4 37 13 1 2 2 6 2 9 0 6-3 16-11 25-8 12-20 24-34 33-16 9-30 12-42 12-27 0-46-9-53-26-1-3-1-7-1-11 0-16 9-36 24-57 9-14 21-27 37-36 5-3 12-6 17-8 10 7 23 11 39 11 4 0 9-1 12-3 2-1 6-2 8-5 2-2 2-4 2-6 0-4-5-6-7-7-6-4-15-5-23-5-7 0-13 1-20 3-1-3-1-4-2-6 0-1 0-2 0-4 0-14 9-30 22-49 8-12 18-24 31-34 12-8 25-12 35-12 21 0 37 4 45 15 2 4 3 8 3 14 0 7-3 17-11 27-4 7-9 13-17 18-7 5-13 7-18 7-11 0-17-5-17-13 0-5 4-13 10-22 3-5 8-11 14-14 5-4 11-6 15-6 1 0 1-1 2-1zM130 123c8 0 14 0 19 2 2 1 2 1 2 3-1 1-2 2-4 2-2 1-3 1-6 1-10 0-18-2-23-7 4-1 9-1 12-1z"><text:p/></draw:path><draw:path draw:style-name="gr3" draw:text-style-name="P5" svg:width="0.0161in" svg:height="0.0157in" svg:x="4.8945in" svg:y="1.3295in" svg:viewBox="0 0 42 41" svg:d="M42 21c0-11-10-21-21-21s-21 10-21 21 10 20 21 20 21-9 21-20z"><text:p/></draw:path><draw:path draw:style-name="gr3" draw:text-style-name="P5" svg:width="0.1193in" svg:height="0.1118in" svg:x="4.9335in" svg:y="1.2382in" svg:viewBox="0 0 304 285" svg:d="M304 56c0-2-1-3-4-3-6 0-12 1-18 3-11-35-42-56-94-56-45 0-107 26-136 68-16 22-24 44-24 62 0 23 15 38 46 38 27 0 64-27 83-55 12-18 20-36 20-51 0-3-1-4-1-6-1-2-1-2-2-2h-1c-1 0-2 0-4 0-1 1-2 2-2 3 0 16-6 33-20 52-18 26-50 50-72 50-20 0-29-9-29-25s9-38 27-61c25-37 77-65 114-65 46 0 74 19 83 51-39 18-77 64-107 105-27 38-57 80-82 98-8-4-18-8-30-8-1 0-3 0-4 0-15 0-38 1-46 11-1 2-1 3-1 4 0 9 29 10 46 10 5 0 8 0 12 0 10 0 19-2 29-5 12 5 24 11 40 11 8 0 18-1 29-6 44-15 79-57 99-93s31-71 31-100c0-7-1-13-2-20 5-3 11-6 15-6 1 0 2 0 2-1 2-1 3-2 3-3zM245 183c-18 35-49 73-90 89-10 3-19 5-26 5-13 0-23-4-32-9 36-18 71-61 99-100 26-36 53-75 77-94 0 4 1 8 1 13 0 27-10 59-29 96zM61 271c-36 0-26-2-39-3 3-4 14-4 26-4 10 0 18 1 25 3-5 2-9 4-12 4z"><text:p/></draw:path><draw:path draw:style-name="gr3" draw:text-style-name="P5" svg:width="0.0157in" svg:height="0.0157in" svg:x="5.0689in" svg:y="1.3295in" svg:viewBox="0 0 41 41" svg:d="M41 21c0-11-9-21-20-21-12 0-21 10-21 21s9 20 21 20c11 0 20-9 20-20z"><text:p/></draw:path><draw:path draw:style-name="gr3" draw:text-style-name="P5" svg:width="0.1008in" svg:height="0.1039in" svg:x="5.1909in" svg:y="1.2409in" svg:viewBox="0 0 257 265" svg:d="M257 13c0-12-1-13-13-13-77 0-153 0-230 0-12 0-14 1-14 13 0 79 0 160 0 239 0 12 1 13 14 13 76 0 153 0 229 0 13 0 14-1 14-13 0-79 0-160 0-239z"><text:p/></draw:path></draw:g></text:p>
      <text:h text:style-name="Heading_20_3" text:outline-level="3">סעיף (ה)</text:h>
      <text:p text:style-name="P43">צ.ל.: </text:p>
      <text:p text:style-name="P44"><draw:g text:anchor-type="as-char" svg:y="-0.1472in" draw:z-index="190" draw:name="Shape193" draw:style-name="gr1"><svg:title>TexMaths</svg:title><svg:desc>11§display§dom(f) = A = \bigcup_{b \in Im(f)} f^{-1}[\{b\}]§svg§600§FALSE§</svg:desc><draw:path draw:style-name="gr2" draw:text-style-name="P4" svg:width="2.0354in" svg:height="0.3433in" svg:x="0.0193in" svg:y="0.0079in" svg:viewBox="0 0 5171 873" svg:d="M0 0c1724 0 3447 0 5171 0 0 291 0 582 0 873-1724 0-3447 0-5171 0 0-291 0-582 0-873z"><text:p/></draw:path><draw:path draw:style-name="gr3" draw:text-style-name="P5" svg:width="0.072in" svg:height="0.1071in" svg:x="0in" svg:y="0.039in" svg:viewBox="0 0 184 273" svg:d="M184 4c0-1 0-4-5-4-6 0-43 3-49 4-3 0-6 3-6 7 0 5 4 5 10 5 19 0 19 3 19 7 0 2-1 6-1 8-8 31-16 60-23 91-7-14-18-25-35-25-46 0-94 57-94 113 0 36 21 63 52 63 7 0 26-2 49-30 4 17 18 30 35 30 15 0 24-10 29-22 7-13 12-38 12-39 0-3-3-3-4-3-5 0-5 1-6 7-6 25-13 48-29 48-10 0-11-10-11-18 0-10 0-12 2-18 18-75 36-149 55-224zM103 222c-2 7-2 8-7 14-17 21-33 28-44 28-19 0-24-22-24-36 0-20 12-67 20-85 13-23 30-37 46-37 25 0 30 31 30 34 0 2-1 4-1 6-6 26-13 51-20 76z"><text:p/></draw:path><draw:path draw:style-name="gr3" draw:text-style-name="P5" svg:width="0.065in" svg:height="0.0689in" svg:x="0.0791in" svg:y="0.0772in" svg:viewBox="0 0 166 176" svg:d="M166 66c0-41-27-66-63-66-51 0-103 55-103 110 0 38 26 66 63 66 50 0 103-54 103-110zM63 167c-17 0-34-12-34-42 0-19 10-61 23-81 18-30 40-35 51-35 24 0 35 18 35 42 0 15-8 56-22 80-15 23-36 36-53 36z"><text:p/></draw:path><draw:path draw:style-name="gr3" draw:text-style-name="P5" svg:width="0.1244in" svg:height="0.0689in" svg:x="0.1512in" svg:y="0.0772in" svg:viewBox="0 0 317 176" svg:d="M23 148c-1 6-3 15-3 17 0 7 5 11 11 11 4 0 12-3 14-11 1-1 6-20 8-29 3-12 5-23 9-35 2-9 4-16 6-25 1-7 5-19 5-20 5-12 26-47 62-47 18 0 21 14 21 27 0 10-2 20-5 32-4 16-8 30-11 45-2 10-6 19-8 29-1 8-4 21-4 23 0 7 5 11 11 11 12 0 14-10 17-22 6-22 20-78 23-94 1-5 21-51 64-51 17 0 21 13 21 27 0 22-16 66-24 86-3 10-6 14-6 22 0 18 15 32 32 32 37 0 51-57 51-61 0-3-3-3-5-3-4 0-4 1-5 7-7 21-19 48-40 48-6 0-10-4-10-13 0-10 5-19 8-28 7-19 23-62 23-84 0-26-15-42-44-42s-48 18-62 37c-2-4-3-17-14-26-10-9-22-11-32-11-34 0-52 25-59 34-2-22-19-34-36-34-18 0-26 15-29 22-6 14-12 36-12 38 0 4 4 4 6 4 3 0 3 0 6-9 7-28 14-46 28-46 6 0 12 3 12 17 0 9-1 14-6 33-7 30-15 60-23 89z"><text:p/></draw:path><draw:path draw:style-name="gr3" draw:text-style-name="P5" svg:width="0.0346in" svg:height="0.1516in" svg:x="0.2957in" svg:y="0.0303in" svg:viewBox="0 0 89 386" svg:d="M89 383c0-1 0-2-6-9-49-48-61-121-61-180 0-68 14-135 62-183 5-4 5-6 5-7 0-3-1-4-3-4-5 0-40 26-62 76-20 42-24 85-24 118 0 29 3 77 25 119 23 49 56 73 61 73 2 0 3-1 3-3z"><text:p/></draw:path><draw:path draw:style-name="gr3" draw:text-style-name="P5" svg:width="0.0756in" svg:height="0.1382in" svg:x="0.3476in" svg:y="0.0374in" svg:viewBox="0 0 193 352" svg:d="M121 118c11 0 23 0 34 0 8 0 11 0 11-8 0-4-3-4-10-4-11 0-22 0-33 0 4-15 6-30 9-44 1-8 7-36 9-40 3-8 10-13 19-13 1 0 11 0 18 6-16 3-21 16-21 21 0 9 7 13 15 13 10 0 21-7 21-23 0-17-18-26-33-26-14 0-38 7-50 45-2 9-3 12-12 61-9 0-19 0-28 0-6 0-11 0-11 7 0 5 4 5 11 5 9 0 17 0 26 0-10 50-20 101-30 153-7 37-13 72-33 72-2 0-11 0-19-6 18-2 21-16 21-21 0-9-6-15-14-15-10 0-21 9-21 23 0 18 17 28 33 28 21 0 36-23 44-37 12-26 21-72 21-74 8-42 15-83 23-123z"><text:p/></draw:path><draw:path draw:style-name="gr3" draw:text-style-name="P5" svg:width="0.035in" svg:height="0.1516in" svg:x="0.439in" svg:y="0.0303in" svg:viewBox="0 0 90 386" svg:d="M90 194c0-31-4-77-25-121-23-48-57-73-61-73-2 0-4 2-4 4 0 1 0 3 8 9 37 39 59 99 59 181 0 66-14 134-61 182-6 5-6 6-6 7 0 2 2 3 4 3 4 0 39-25 62-75 20-43 24-86 24-117z"><text:p/></draw:path><draw:path draw:style-name="gr3" draw:text-style-name="P5" svg:width="0.1008in" svg:height="0.035in" svg:x="0.5406in" svg:y="0.08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1039in" svg:height="0.1087in" svg:x="0.698in" svg:y="0.0354in" svg:viewBox="0 0 265 277" svg:d="M55 232c-15 26-30 32-47 33-5 0-8 0-8 8 0 2 1 4 4 4 11 0 24-1 35-1 12 0 25 1 38 1 2 0 7 0 7-8 0-4-4-4-6-4-9-1-19-4-19-14 0-5 3-9 6-15 10-16 20-33 30-48 32 0 65 0 96 0 2 8 7 61 7 64 0 12-21 13-29 13-5 0-8 0-8 8 0 4 4 4 5 4 16 0 32-1 49-1 9 0 34 1 42 1 4 0 8 0 8-8 0-4-4-4-9-4-24 0-24-3-25-14-8-81-16-161-24-241 0-8 0-10-7-10-6 0-7 3-10 7-45 74-90 149-135 225zM101 176c26-43 52-85 77-128 5 43 8 85 12 128-29 0-59 0-89 0z"><text:p/></draw:path><draw:path draw:style-name="gr3" draw:text-style-name="P5" svg:width="0.1008in" svg:height="0.035in" svg:x="0.8575in" svg:y="0.08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1516in" svg:height="0.2122in" svg:x="1.1693in" svg:y="0in" svg:viewBox="0 0 386 540" svg:d="M354 354c0 89-76 154-161 154-87 0-161-65-161-154 0-111 0-222 0-333 0-5 0-21-15-21-17 0-17 15-17 21 0 112 0 223 0 335 0 99 84 184 193 184 107 0 193-85 193-184 0-112 0-223 0-335 0-5 0-21-16-21s-16 15-16 21c0 111 0 222 0 333z"><text:p/></draw:path><draw:path draw:style-name="gr3" draw:text-style-name="P5" svg:width="0.0425in" svg:height="0.0744in" svg:x="1.0169in" svg:y="0.2591in" svg:viewBox="0 0 109 190" svg:d="M53 9c1-1 1-4 1-5 0-2-1-4-4-4-5 0-28 2-35 3-2 0-5 0-5 6 0 4 3 4 7 4 13 0 13 1 13 3 0 3-4 14-5 20-2 8-4 17-6 24-2 10-18 69-18 73-1 7-1 10-1 13 0 28 17 44 40 44 34 0 69-36 69-77 0-31-22-45-41-45-13 0-25 8-34 16 7-26 12-50 19-75zM40 183c-14 0-21-11-21-28 0-10 2-19 10-49 2-6 2-6 6-13 11-11 23-17 33-17s20 8 20 26c0 11-7 39-14 55-7 13-20 26-34 26z"><text:p/></draw:path><draw:path draw:style-name="gr3" draw:text-style-name="P5" svg:width="0.0587in" svg:height="0.0689in" svg:x="1.0744in" svg:y="0.2717in" svg:viewBox="0 0 150 176" svg:d="M139 95c4 0 11 0 11-7s-7-7-11-7c-42 0-84 0-126 0 5-38 37-68 79-68 16 0 31 0 47 0 4 0 11 0 11-6 0-7-7-7-11-7-16 0-32 0-48 0-50 0-91 40-91 88 0 49 42 88 91 88 16 0 32 0 48 0 4 0 11 0 11-6 0-7-7-7-11-7-16 0-31 0-47 0-42 0-74-29-79-68 42 0 84 0 126 0z"><text:p/></draw:path><draw:path draw:style-name="gr3" draw:text-style-name="P5" svg:width="0.05in" svg:height="0.0724in" svg:x="1.1516in" svg:y="0.2598in" svg:viewBox="0 0 128 185" svg:d="M95 21c2-9 3-11 23-11 6 0 10 0 10-6 0-3-1-4-5-4-5 0-12 1-17 1-7 0-12 0-19 0s-12 0-19 0c-5 0-12-1-18-1-2 0-6 0-6 5s3 5 9 5c3 0 5 0 10 0 5 1 7 1 7 4 0 1 0 4-1 6-12 47-24 95-36 143-2 9-2 12-23 12-7 0-10 0-10 5 0 1 0 5 4 5 8 0 29-1 37-1 6 0 12 0 18 0 7 0 14 1 19 1 2 0 6 0 6-7 0-3-4-3-8-3-1 0-7 0-12-1-7 0-7-1-7-4 0-2 0-2 1-6 12-47 25-96 37-143z"><text:p/></draw:path><draw:path draw:style-name="gr3" draw:text-style-name="P5" svg:width="0.0972in" svg:height="0.0476in" svg:x="1.2122in" svg:y="0.2858in" svg:viewBox="0 0 248 122" svg:d="M105 98c-2 5-5 14-5 15 0 7 6 9 10 9s8-3 10-5c1-3 4-11 5-17 2-5 5-18 6-25 2-6 3-11 4-18 4-12 4-12 9-21 9-13 22-28 43-28 15 0 17 13 17 18 0 17-13 47-17 59-2 7-3 10-3 14 0 14 11 23 25 23 28 0 39-37 39-41s-3-3-4-4c-4 0-4 2-5 5-7 21-18 32-29 32-5 0-6-3-6-8 0-7 1-10 5-22 3-9 14-38 14-53 0-5 0-16-10-23-4-4-12-8-25-8-24 0-38 16-47 27-2-23-22-27-35-27-23 0-38 14-47 25-1-18-17-25-28-25-12 0-18 9-22 15-6 10-9 26-9 27 0 3 3 3 4 3 4 0 5-1 6-8 4-16 10-29 20-29 7 0 9 6 9 13 0 5-4 15-5 23-2 7-4 18-5 24-4 11-6 23-9 34-1 4-1 8-2 11 0 7 4 9 8 9 5 0 9-3 11-5 3-3 4-11 5-17 1-5 4-18 5-25 3-6 4-11 6-18 2-11 3-13 11-24s20-25 41-25c15 0 15 14 15 18 0 8 0 11-4 27-4 15-8 29-11 45z"><text:p/></draw:path><draw:path draw:style-name="gr3" draw:text-style-name="P5" svg:width="0.0272in" svg:height="0.1063in" svg:x="1.3276in" svg:y="0.2528in" svg:viewBox="0 0 70 271" svg:d="M65 0c-52 36-65 93-65 135 0 39 11 98 65 136 2 0 5 0 5-4 0-1-1-2-3-4-36-32-49-78-49-128 0-72 28-109 50-128 1-2 2-2 2-4 0-3-3-3-5-3z"><text:p/></draw:path><draw:path draw:style-name="gr3" draw:text-style-name="P5" svg:width="0.0563in" svg:height="0.0961in" svg:x="1.3705in" svg:y="0.2583in" svg:viewBox="0 0 144 245" svg:d="M90 84c9 0 18 0 27 0 5 0 10 0 10-7 0-3-5-3-9-3-9 0-17 0-26 0 7-34 9-48 11-55 2-6 7-11 14-11 4 1 7 0 13 3-11 3-12 13-12 14 0 6 4 10 11 10 6 0 15-6 15-16 0-12-13-19-27-19-12 0-26 7-32 20-6 10-8 22-13 54-8 0-15 0-22 0-6 0-9 0-9 5s3 5 9 5 13 0 19 0c0 1-17 99-24 127-1 6-5 27-19 27-4-2-6 0-12-4 11-3 12-13 12-14 0-7-4-11-11-11-6 0-15 7-15 16 0 14 13 20 26 20 18 0 30-17 33-24 9-18 16-51 17-54 4-27 10-56 14-83z"><text:p/></draw:path><draw:path draw:style-name="gr3" draw:text-style-name="P5" svg:width="0.0272in" svg:height="0.1063in" svg:x="1.4413in" svg:y="0.2528in" svg:viewBox="0 0 70 271" svg:d="M6 0c-3 0-6 0-6 3 0 2 1 2 3 5 23 21 49 58 49 127 0 56-18 99-46 126-5 5-6 5-6 6s1 4 3 4c4 0 30-18 48-52 12-22 19-52 19-84 0-37-11-97-64-135z"><text:p/></draw:path><draw:path draw:style-name="gr3" draw:text-style-name="P5" svg:width="0.0756in" svg:height="0.1382in" svg:x="1.515in" svg:y="0.0374in" svg:viewBox="0 0 193 352" svg:d="M121 118c11 0 22 0 33 0 8 0 12 0 12-8 0-4-4-4-11-4-11 0-21 0-32 0 4-15 6-30 9-44 1-8 7-36 9-40 3-8 10-13 19-13 1 0 11 0 18 6-17 3-21 16-21 21 0 9 7 13 15 13 10 0 21-7 21-23 0-17-18-26-33-26-14 0-38 7-50 45-2 9-3 12-13 61-9 0-18 0-27 0-7 0-11 0-11 7 0 5 4 5 10 5 9 0 18 0 27 0-10 50-20 101-30 153-7 37-13 72-33 72-2 0-11 0-19-6 18-2 21-16 21-21 0-9-6-15-14-15-10 0-21 9-21 23 0 18 17 28 33 28 21 0 36-23 43-37 13-26 22-72 22-74 8-42 15-83 23-123z"><text:p/></draw:path><draw:path draw:style-name="gr3" draw:text-style-name="P5" svg:width="0.0717in" svg:height="0.0047in" svg:x="1.6094in" svg:y="0.0524in" svg:viewBox="0 0 183 13" svg:d="M172 13c4 0 11 0 11-6 0-7-7-7-11-7-54 0-108 0-162 0-3 0-10 0-10 7 0 6 6 6 10 6 54 0 108 0 162 0z"><text:p/></draw:path><draw:path draw:style-name="gr3" draw:text-style-name="P5" svg:width="0.0386in" svg:height="0.0705in" svg:x="1.7043in" svg:y="0.011in" svg:viewBox="0 0 99 180" svg:d="M62 8c0-7 0-8-8-8-18 18-42 18-54 18 0 3 0 6 0 9 7 0 25 0 40-7 0 46 0 91 0 137 0 10 0 13-27 13-3 0-7 0-11 0 0 4 0 7 0 10 6-1 39-1 49-1 8 0 43 0 48 1 0-3 0-6 0-10-3 0-7 0-10 0-27 0-27-3-27-13 0-49 0-100 0-149z"><text:p/></draw:path><draw:path draw:style-name="gr3" draw:text-style-name="P5" svg:width="0.0205in" svg:height="0.1516in" svg:x="1.7791in" svg:y="0.0303in" svg:viewBox="0 0 53 386" svg:d="M53 386c0-5 0-11 0-15-12 0-25 0-38 0 0-119 0-237 0-356 13 0 26 0 38 0 0-5 0-10 0-15-18 0-35 0-53 0 0 129 0 257 0 386 18 0 35 0 53 0z"><text:p/></draw:path><draw:path draw:style-name="gr3" draw:text-style-name="P5" svg:width="0.0539in" svg:height="0.1516in" svg:x="1.8142in" svg:y="0.0303in" svg:viewBox="0 0 138 386" svg:d="M81 52c0-16 11-41 53-43 2 0 4-2 4-5 0-4-4-4-8-4-39 0-74 20-74 48 0 30 0 59 0 88 0 16 0 28-15 41-15 11-29 12-38 12-1 0-3 2-3 5s2 3 7 4c25 1 44 15 48 34 1 4 1 6 1 19 0 25 0 50 0 77 0 15 0 28 19 43 14 12 41 15 55 15 4 0 8 0 8-3 0-5-3-5-7-5-24-2-43-14-48-34-2-3-2-4-2-17 0-28 0-55 0-82 0-17-2-24-15-36-8-9-19-12-30-15 32-9 45-27 45-50 0-31 0-62 0-92z"><text:p/></draw:path><draw:path draw:style-name="gr3" draw:text-style-name="P5" svg:width="0.0555in" svg:height="0.1071in" svg:x="1.8866in" svg:y="0.039in" svg:viewBox="0 0 142 273" svg:d="M75 4c0-1 0-4-6-4-8 0-37 3-47 3-3 1-8 1-8 8 0 5 5 5 10 5 19 0 19 3 19 7 0 2-3 15-4 23-11 42-21 85-32 127-5 18-7 25-7 38 0 38 21 62 50 62 45 0 92-59 92-114 0-35-20-62-51-62-17 0-34 12-45 24 10-39 19-78 29-117zM39 151c2-9 2-10 5-15 19-25 36-30 46-30 15 0 24 12 24 36 0 23-12 67-19 82-12 26-31 40-45 40s-27-11-27-40c0-6 0-14 7-38 3-12 5-24 9-35z"><text:p/></draw:path><draw:path draw:style-name="gr3" draw:text-style-name="P5" svg:width="0.0531in" svg:height="0.1516in" svg:x="1.9559in" svg:y="0.0303in" svg:viewBox="0 0 136 386" svg:d="M55 335c0 16-10 40-52 43-2 0-3 3-3 5 0 3 4 3 8 3 37 0 73-19 73-47 0-30 0-60 0-89 0-15 0-27 16-40 13-11 28-12 36-12 2-1 3-2 3-4 0-5-2-5-5-5-25-1-44-15-48-34-2-4-2-5-2-19 0-25 0-51 0-77 0-16 0-28-18-43-16-12-42-16-55-16-4 0-8 0-8 4 0 5 2 5 6 5 24 1 44 14 48 34 1 3 1 3 1 17 0 28 0 54 0 82 0 17 3 24 15 36 9 9 20 12 31 16-32 8-46 26-46 48 0 31 0 62 0 93z"><text:p/></draw:path><draw:path draw:style-name="gr3" draw:text-style-name="P5" svg:width="0.0205in" svg:height="0.1516in" svg:x="2.0244in" svg:y="0.0303in" svg:viewBox="0 0 53 386" svg:d="M53 0c-18 0-35 0-53 0 0 5 0 10 0 15 12 0 25 0 37 0 0 119 0 237 0 356-12 0-25 0-37 0 0 4 0 10 0 15 18 0 35 0 53 0 0-129 0-257 0-386z"><text:p/></draw:path></draw:g></text:p>
      <text:p text:style-name="P45">(הערה: מותר לנו להגדיר דומיין בצורה הזו כי <draw:g text:anchor-type="as-char" svg:y="-0.0874in" draw:z-index="191" draw:name="Shape194" draw:style-name="gr1"><svg:title>TexMaths</svg:title><svg:desc>9§display§f§svg§600§FALSE§</svg:desc><draw:path draw:style-name="gr2" draw:text-style-name="P4" svg:width="0.0547in" svg:height="0.0996in" svg:x="-0.0004in" svg:y="0.0063in" svg:viewBox="0 0 140 254" svg:d="M0 0c47 0 93 0 140 0 0 85 0 169 0 254-47 0-93 0-140 0 0-85 0-169 0-254z"><text:p/></draw:path><draw:path draw:style-name="gr3" draw:text-style-name="P5" svg:width="0.0606in" svg:height="0.1122in" svg:x="0in" svg:y="0in" svg:viewBox="0 0 155 286" svg:d="M97 96c9 0 18 0 27 0 6 0 10 0 10-6 0-4-4-4-9-4-8 0-17 0-26 0 2-12 5-24 7-36 1-6 5-28 7-32 3-6 8-11 15-11 1 0 9 0 16 6-15 1-17 12-17 17 0 7 5 11 11 11 8 0 17-7 17-19 0-15-14-22-27-22-10 0-30 5-40 37-1 6-2 10-9 49-7 0-14 0-22 0-6 0-9 0-9 7 0 3 2 3 9 3 6 0 13 0 20 0-8 42-16 82-23 124-6 30-12 59-28 59-1 0-9 0-15-5 15-1 18-13 18-17 0-8-7-11-12-11-8 0-17 6-17 19 0 14 13 21 26 21 17 0 30-19 36-30 10-20 17-59 17-61 6-33 12-65 18-99z"><text:p/></draw:path></draw:g><text:s/>פונקציה, ופונקציות הן מלאות)</text:p>
      <text:p text:style-name="P46"><text:soft-page-break/><text:span text:style-name="T2">הוכחה: </text:span>נתחיל בלפשט את הטענה בעזרת מעברים שקולים</text:p>
      <text:p text:style-name="P12"><draw:g text:anchor-type="as-char" svg:y="-0.7846in" draw:z-index="542" draw:name="Shape195" draw:style-name="gr1"><svg:title>TexMaths</svg:title><svg:desc>11§latex§\begin{align*}
    &amp;dom(f) = \bigcup_{b \in Im(f)} f^{-1}[\{b\}] \\
    \iff &amp;x \in dom(f) \siff \exists b \in Im(f). x \in f^{-1}[b]
&amp;&amp;\open \!\!=, \cup \defi \close \\
    \iff &amp;x \in A \land (\exists b \in B. f(a) = b) \siff \\
           &amp;\exists b \in B \land (\exists a \in A. a = f(b)). x \in A \land f(x) \in b
&amp;&amp;\open dom, Im, f^{-1}[X] \defi \close \\
    \iff &amp;x \in A \land (\exists b \in B. f(a) = b) \siff \\
           &amp;x \in A \land \exists b. b \in B \land (\exists a \in A. a = f(b)) \land f(x) \in b
&amp;&amp;\open \exists \text{ syntax} \close \QED
\end{align}§svg§600§FALSE§</svg:desc><draw:path draw:style-name="gr2" draw:text-style-name="P4" svg:width="5.5531in" svg:height="1.5528in" svg:x="0.0004in" svg:y="0.0083in" svg:viewBox="0 0 14106 3945" svg:d="M7054 3945c-2352 0-4702 0-7054 0 0-1315 0-2630 0-3945 4703 0 9404 0 14106 0 0 1315 0 2630 0 3945-2350 0-4701 0-7052 0z"><text:p/></draw:path><draw:path draw:style-name="gr3" draw:text-style-name="P5" svg:width="0.072in" svg:height="0.1071in" svg:x="0.3201in" svg:y="0.0398in" svg:viewBox="0 0 184 273" svg:d="M184 4c-1-1 0-4-5-4s-43 3-49 4c-3 0-6 3-6 8 0 4 4 4 10 4 19 0 19 3 19 7 0 2-1 6-1 8-8 31-16 60-23 91-7-14-18-24-36-24-45 0-93 56-93 113 0 36 21 62 52 62 7 0 27-2 50-29 2 16 17 29 35 29 14 0 22-9 29-21 7-14 8-25 11-39 0-4-3-4-4-4-5 0-5 2-6 8-6 24-13 47-30 47-9 0-11-10-11-18s0-12 3-18c18-75 36-149 55-224zM103 222c-1 8-1 8-7 14-17 22-33 28-43 28-20 0-26-21-26-36 0-19 13-67 21-85 12-23 30-37 45-37 26 0 31 31 31 34 0 2-1 5-1 6-6 26-13 51-20 76z"><text:p/></draw:path><draw:path draw:style-name="gr3" draw:text-style-name="P5" svg:width="0.065in" svg:height="0.0685in" svg:x="0.3992in" svg:y="0.0783in" svg:viewBox="0 0 166 175" svg:d="M166 65c0-40-27-65-61-65-52 0-105 55-105 109 0 38 26 66 63 66 50 0 103-54 103-110zM63 166c-17 0-34-12-34-42 0-18 11-60 23-80 18-30 40-36 51-36 24 0 35 18 35 41 0 16-8 57-22 82-14 22-36 35-53 35z"><text:p/></draw:path><draw:path draw:style-name="gr3" draw:text-style-name="P5" svg:width="0.124in" svg:height="0.0685in" svg:x="0.4717in" svg:y="0.0783in" svg:viewBox="0 0 316 175" svg:d="M22 147c-1 7-3 16-3 17 0 8 5 11 11 11 5 0 12-3 14-11 1-1 5-19 8-29 3-12 5-23 9-35 2-8 4-16 6-25 1-7 5-18 5-20 6-12 26-47 63-47 17 0 21 14 21 27 0 10-3 21-6 32-4 15-8 30-11 45-3 10-6 20-8 30-1 8-4 21-4 22 0 8 5 11 11 11 12 0 14-10 17-22 6-22 20-78 23-94 1-4 22-51 64-51 17 0 21 13 21 27 0 22-17 66-24 87-4 9-5 13-5 21 0 19 14 32 31 32 36 0 51-56 51-60s-4-4-5-4c-3 0-3 1-5 8-6 20-19 47-40 47-6 0-9-3-9-12 0-10 4-20 7-28 8-20 23-63 23-85 0-26-15-41-44-41-28 0-48 16-63 37-1-5-2-18-13-27-9-9-22-10-31-10-35 0-53 24-60 33-2-22-19-33-36-33-18 0-25 14-29 22-7 13-11 36-11 37 0 4 3 4 4 4 4 0 5 0 7-9 7-28 14-46 28-46 6 0 12 3 12 18 0 8-1 12-6 32-8 30-15 60-23 89z"><text:p/></draw:path><draw:path draw:style-name="gr3" draw:text-style-name="P5" svg:width="0.0346in" svg:height="0.152in" svg:x="0.6157in" svg:y="0.0311in" svg:viewBox="0 0 89 387" svg:d="M89 383c0-1 0-1-7-8-48-49-60-122-60-181 0-68 14-135 63-183 4-4 4-6 4-7 0-2-1-4-3-4-5 0-39 26-62 76-20 43-24 86-24 118 0 30 4 77 25 121 23 47 56 72 61 72 2 0 3-1 3-4z"><text:p/></draw:path><draw:path draw:style-name="gr3" draw:text-style-name="P5" svg:width="0.076in" svg:height="0.1382in" svg:x="0.6677in" svg:y="0.0378in" svg:viewBox="0 0 194 352" svg:d="M122 118c11 0 22 0 33 0 8 0 11 0 11-8 0-3-3-3-10-3-11 0-21 0-32 0 3-15 6-30 8-44 1-9 7-37 9-41 4-8 11-13 18-13 2 0 13 0 19 6-16 3-21 16-21 21 0 9 8 15 15 15 10 0 22-9 22-24 0-18-19-27-35-27-13 0-37 8-49 45-2 9-3 12-12 62-9 0-18 0-26 0s-13 0-13 6c0 5 4 5 11 5 9 0 17 0 26 0-10 50-19 102-29 153-8 37-14 72-34 72-1 0-11 0-19-6 18-2 22-16 22-21 0-9-7-14-14-14-11 0-22 8-22 24 0 17 18 26 33 26 21 0 36-23 44-37 12-25 21-72 21-74 8-41 16-83 24-123z"><text:p/></draw:path><draw:path draw:style-name="gr3" draw:text-style-name="P5" svg:width="0.035in" svg:height="0.152in" svg:x="0.7591in" svg:y="0.0311in" svg:viewBox="0 0 90 387" svg:d="M90 194c0-30-4-77-25-120-23-49-56-74-61-74-2 0-4 2-4 4 0 1 0 3 8 9 38 39 60 100 60 181 0 66-14 134-63 182-5 6-5 6-5 7 0 2 2 4 4 4 5 0 39-26 62-76 20-42 24-84 24-117z"><text:p/></draw:path><draw:path draw:style-name="gr3" draw:text-style-name="P5" svg:width="0.1008in" svg:height="0.035in" svg:x="0.8606in" svg:y="0.089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5" svg:width="0.1516in" svg:height="0.2126in" svg:x="1.1728in" svg:y="0.0004in" svg:viewBox="0 0 386 541" svg:d="M354 355c0 88-75 154-160 154-87 0-162-66-162-154 0-111 0-222 0-333 0-6 0-22-16-22s-16 16-16 22c0 112 0 223 0 335 0 99 85 184 194 184 107 0 192-85 192-184 0-112 0-223 0-335 0-6 0-22-15-22-17 0-17 16-17 22 0 111 0 222 0 333z"><text:p/></draw:path><draw:path draw:style-name="gr3" draw:text-style-name="P5" svg:width="0.0429in" svg:height="0.0744in" svg:x="1.0201in" svg:y="0.2606in" svg:viewBox="0 0 110 190" svg:d="M54 8c0-1 1-4 1-5s-1-3-4-3c-6 0-29 2-36 2-2 0-5 1-5 7 0 3 3 3 6 3 14 0 14 2 14 4 0 3-3 13-5 19-2 9-4 17-6 25-3 9-17 69-18 72-1 7-1 10-1 13 0 28 18 45 40 45 34 0 70-37 70-77 0-32-22-45-41-45-14 0-26 8-34 14 7-25 12-49 19-74zM40 183c-14 0-21-13-21-28 0-10 3-20 10-51 2-4 2-5 7-11 10-12 22-17 32-17s20 8 20 26c0 11-7 39-14 54-7 13-20 27-34 27z"><text:p/></draw:path><draw:path draw:style-name="gr3" draw:text-style-name="P5" svg:width="0.0587in" svg:height="0.0693in" svg:x="1.078in" svg:y="0.2728in" svg:viewBox="0 0 150 177" svg:d="M139 96c4 0 11 0 11-7s-7-7-11-7c-42 0-84 0-126 0 5-39 38-69 79-69 16 0 31 0 47 0 4 0 11 0 11-6 0-7-7-7-11-7-16 0-32 0-48 0-50 0-91 40-91 89 0 50 42 88 91 88 16 0 32 0 48 0 4 0 11 0 11-7 0-6-7-6-11-6-16 0-31 0-47 0-41 0-74-30-79-68 42 0 84 0 126 0z"><text:p/></draw:path><draw:path draw:style-name="gr3" draw:text-style-name="P5" svg:width="0.05in" svg:height="0.0724in" svg:x="1.1551in" svg:y="0.261in" svg:viewBox="0 0 128 185" svg:d="M95 22c2-10 3-12 23-12 7 0 10 0 10-6 0-2-1-4-4-4-6 0-13 1-18 1-6 0-13 0-19 0-7 0-12 0-19 0-5 0-12-1-19-1-1 0-5 0-5 7 0 3 3 3 9 3 1 0 6 0 11 1 5 0 6 0 6 3 0 2 0 4-1 6-12 48-23 95-35 144-2 9-3 11-24 11-7 0-10 0-10 6 1 2 0 4 4 4 9 0 29-1 38-1 6 0 12 0 19 0 5 0 12 1 17 1 2 0 7 0 7-6 0-4-4-4-9-4-1 0-7 0-12 0-6-1-6-2-6-5 0-2 0-2 1-5 13-47 24-96 36-143z"><text:p/></draw:path><draw:path draw:style-name="gr3" draw:text-style-name="P5" svg:width="0.0976in" svg:height="0.0476in" svg:x="1.2157in" svg:y="0.287in" svg:viewBox="0 0 249 122" svg:d="M105 97c-2 5-4 15-4 16 0 6 5 9 9 9s9-4 11-7c2-2 3-11 4-16 2-6 5-18 6-24 2-7 3-12 5-19 3-11 3-12 8-20 9-13 22-28 44-28 14 0 16 12 16 18 0 17-11 47-16 58-3 7-4 9-4 15 0 14 12 23 25 23 28 0 40-37 40-42 0-3-4-2-5-3-4 0-4 1-5 4-7 22-18 33-29 33-5 0-6-4-6-10 0-5 1-9 6-22 2-7 14-36 14-51 0-5 0-16-11-24-4-4-12-7-24-7-25 0-39 15-48 27-2-23-21-27-35-27-22 0-38 13-47 24-1-19-17-24-28-24s-18 8-21 14c-7 10-10 26-10 27 0 4 3 4 4 4 4 0 5-1 6-9 4-15 10-28 20-28 7 0 10 5 10 13 0 4-3 14-5 22s-5 19-6 24c-4 12-6 23-9 35-1 4-2 10-2 11 0 6 4 9 8 9 6 0 10-4 11-7 1-2 4-11 5-16 1-6 4-18 6-24 2-7 4-12 5-19 3-11 3-13 11-24s21-24 41-24c15 0 16 13 16 18 0 7-1 10-6 26-3 15-7 29-10 45z"><text:p/></draw:path><draw:path draw:style-name="gr3" draw:text-style-name="P5" svg:width="0.0272in" svg:height="0.1055in" svg:x="1.3307in" svg:y="0.2543in" svg:viewBox="0 0 70 269" svg:d="M65 0c-52 36-65 93-65 135 0 38 11 97 65 134 2 0 5 0 5-2s-1-2-3-4c-35-33-48-78-48-128 0-73 27-109 49-128 1-2 2-3 2-4 0-3-3-3-5-3z"><text:p/></draw:path><draw:path draw:style-name="gr3" draw:text-style-name="P5" svg:width="0.0563in" svg:height="0.0961in" svg:x="1.3736in" svg:y="0.2591in" svg:viewBox="0 0 144 245" svg:d="M91 84c9 0 18 0 27 0 5 0 8 0 8-6 0-4-3-4-8-4-9 0-17 0-26 0 7-34 9-47 11-54s8-12 14-12c1 0 7 0 13 3-11 3-12 13-12 14 0 7 4 11 11 11s15-6 15-16c0-13-13-20-27-20-11 0-25 7-32 21-6 10-8 22-14 53-7 0-14 0-22 0-4 0-8 0-8 6 0 4 4 4 8 4 7 0 14 0 20 0 0 2-17 99-23 127-2 7-6 28-20 28-4-1-6 0-12-4 12-4 12-13 12-15 0-6-4-10-11-10-6 0-15 7-15 17 0 12 13 18 26 18 18 0 30-17 33-23 10-19 16-52 17-55 5-27 10-56 15-83z"><text:p/></draw:path><draw:path draw:style-name="gr3" draw:text-style-name="P5" svg:width="0.0268in" svg:height="0.1055in" svg:x="1.4453in" svg:y="0.2543in" svg:viewBox="0 0 69 269" svg:d="M4 0c-1 0-4 0-4 3 0 1 0 2 2 4 23 22 50 58 50 128 0 56-18 99-48 126-4 4-4 4-4 6 0 1 0 2 3 2 4 0 29-17 46-51 13-22 20-51 20-83 0-38-11-98-65-135z"><text:p/></draw:path><draw:path draw:style-name="gr3" draw:text-style-name="P5" svg:width="0.0756in" svg:height="0.1382in" svg:x="1.5185in" svg:y="0.0378in" svg:viewBox="0 0 193 352" svg:d="M121 118c11 0 23 0 34 0 8 0 11 0 11-8 0-3-3-3-10-3-11 0-21 0-32 0 3-15 6-30 8-44 1-9 7-37 9-41 4-8 11-13 19-13 1 0 11 0 18 6-16 3-21 16-21 21 0 9 7 15 15 15 10 0 21-9 21-24 0-18-18-27-33-27-14 0-38 8-50 45-2 9-3 12-12 62-9 0-19 0-28 0-6 0-11 0-11 6 0 5 4 5 11 5 9 0 17 0 26 0-10 50-19 102-29 153-8 37-14 72-34 72-1 0-11 0-19-6 18-2 21-16 21-21 0-9-6-14-14-14-10 0-21 8-21 24 0 17 18 26 33 26 21 0 36-23 44-37 12-25 21-72 21-74 8-41 15-83 23-123z"><text:p/></draw:path><draw:path draw:style-name="gr3" draw:text-style-name="P5" svg:width="0.0717in" svg:height="0.0047in" svg:x="1.6126in" svg:y="0.0528in" svg:viewBox="0 0 183 13" svg:d="M172 13c4 0 11 0 11-6 0-7-6-7-11-7-54 0-107 0-161 0-4 0-11 0-11 7 0 6 7 6 11 6 54 0 107 0 161 0z"><text:p/></draw:path><draw:path draw:style-name="gr3" draw:text-style-name="P5" svg:width="0.0382in" svg:height="0.0701in" svg:x="1.7079in" svg:y="0.0118in" svg:viewBox="0 0 98 179" svg:d="M60 8c0-8 0-8-7-8-18 16-42 16-53 16 0 4 0 7 0 10 7 0 24 0 38-7 0 46 0 92 0 138 0 9 0 12-26 12-3 0-7 0-10 0 0 4 0 7 0 10 5 0 38-1 47-1s43 1 49 1c0-3 0-6 0-10-3 0-7 0-10 0-28 0-28-3-28-12 0-49 0-100 0-149z"><text:p/></draw:path><draw:path draw:style-name="gr3" draw:text-style-name="P5" svg:width="0.0205in" svg:height="0.152in" svg:x="1.7827in" svg:y="0.0311in" svg:viewBox="0 0 53 387" svg:d="M53 387c0-5 0-10 0-15-12 0-25 0-38 0 0-119 0-237 0-356 13 0 26 0 38 0 0-5 0-11 0-16-18 0-35 0-53 0 0 129 0 258 0 387 18 0 35 0 53 0z"><text:p/></draw:path><draw:path draw:style-name="gr3" draw:text-style-name="P5" svg:width="0.0531in" svg:height="0.152in" svg:x="1.8181in" svg:y="0.0311in" svg:viewBox="0 0 136 387" svg:d="M81 52c0-16 10-40 52-43 2 0 3-2 3-5 0-4-2-4-6-4-39 0-74 20-75 48 0 30 0 60 0 89 0 15 0 27-15 40-14 11-29 12-37 12-2 1-3 2-3 5 0 4 2 4 5 4 26 1 44 15 49 34 1 4 1 6 1 20 0 25 0 50 0 76 0 16 0 28 19 43 15 12 40 16 56 16 4 0 6 0 6-4 0-5-2-5-5-5-24-1-44-14-49-33-1-4-1-4-1-18 0-28 0-54 0-82 0-17-3-24-15-36-9-9-20-12-31-15 32-9 46-27 46-49 0-31 0-63 0-93z"><text:p/></draw:path><draw:path draw:style-name="gr3" draw:text-style-name="P5" svg:width="0.0555in" svg:height="0.1071in" svg:x="1.8906in" svg:y="0.0398in" svg:viewBox="0 0 142 273" svg:d="M74 4c-2-1 0-4-6-4-9 0-36 3-46 4-3 0-8 0-8 8 0 4 4 4 9 4 19 0 20 3 20 7 0 2-3 15-6 24-11 42-20 84-31 126-5 19-6 25-6 39 0 37 20 61 48 61 47 0 94-57 94-114 0-35-21-61-52-61-17 0-33 11-45 23 10-39 19-78 29-117zM37 151c3-9 3-10 6-14 19-25 36-31 46-31 14 0 25 12 25 36 0 23-13 68-19 82-14 26-31 40-47 40-13 0-25-10-25-39 0-7 0-15 6-39 3-12 5-23 8-35z"><text:p/></draw:path><draw:path draw:style-name="gr3" draw:text-style-name="P5" svg:width="0.0535in" svg:height="0.152in" svg:x="1.9591in" svg:y="0.0311in" svg:viewBox="0 0 137 387" svg:d="M56 335c0 16-10 41-53 43-1 0-3 3-3 5 0 4 4 4 8 4 37 0 73-19 73-48 0-30 0-59 0-88 0-16 0-28 16-41 14-11 28-12 37-12 1 0 3-2 3-4 0-4-2-4-6-5-25-1-44-15-49-34-1-4-1-5-1-19 0-25 0-51 0-77 0-16 0-28-18-43-16-12-42-16-55-16-4 0-8 0-8 4 0 5 2 5 7 5 24 2 43 14 48 34 1 3 1 4 1 17 0 28 0 54 0 82 0 17 3 24 15 36 8 9 19 12 30 16-32 8-45 26-45 49 0 31 0 62 0 92z"><text:p/></draw:path><draw:path draw:style-name="gr3" draw:text-style-name="P5" svg:width="0.0205in" svg:height="0.152in" svg:x="2.0276in" svg:y="0.0311in" svg:viewBox="0 0 53 387" svg:d="M53 0c-18 0-35 0-53 0 0 5 0 11 0 16 12 0 25 0 37 0 0 119 0 237 0 356-12 0-25 0-37 0 0 5 0 10 0 15 18 0 35 0 53 0 0-129 0-258 0-387z"><text:p/></draw:path><draw:path draw:style-name="gr3" draw:text-style-name="P5" svg:width="0.1346in" svg:height="0.0835in" svg:x="0.0012in" svg:y="0.4878in" svg:viewBox="0 0 343 213" svg:d="M330 152c7 0 13 0 13-8s-6-8-14-8c-81 0-164 0-245 0-17-13-37-24-49-29 15-7 33-17 49-30 81 0 164 0 245 0 8 0 14 0 14-8 0-7-6-7-13-7-76 0-153 0-229 0 19-18 39-52 39-58 0-4-5-4-8-4-2 0-5 0-7 3-8 16-18 35-44 59-27 23-52 34-72 39-7 2-8 2-8 3-1 0-1 2-1 3s0 1 0 2l1 1c1 0 1 1 9 3 52 16 91 51 112 92 4 7 6 8 10 8 3 0 8 0 8-4 0-6-20-39-39-57 76 0 153 0 229 0z"><text:p/></draw:path><draw:path draw:style-name="gr3" draw:text-style-name="P5" svg:width="0.1346in" svg:height="0.0835in" svg:x="0.128in" svg:y="0.4878in" svg:viewBox="0 0 343 213" svg:d="M260 77c16 14 36 24 48 30-13 6-32 16-48 29-82 0-164 0-246 0-6 0-14 0-14 8s8 8 14 8c76 0 152 0 228 0-18 17-38 51-38 57 0 4 5 4 7 4 4 0 6 0 8-3 8-14 19-35 44-57 26-24 52-34 72-41 7-2 7-2 8-3 0-1 0-1 0-2s0-1 0-3l-1-1c-1 0-1 0-9-3-51-15-90-51-112-91-4-8-4-9-10-9-2 0-7 0-7 4 0 6 19 39 38 58-76 0-152 0-228 0-6 0-14 0-14 7 0 8 8 8 14 8 82 0 164 0 246 0z"><text:p/></draw:path><draw:path draw:style-name="gr3" draw:text-style-name="P5" svg:width="0.0752in" svg:height="0.0685in" svg:x="0.3185in" svg:y="0.5008in" svg:viewBox="0 0 192 175" svg:d="M118 54c3-10 12-46 38-46 2 0 11 0 20 5-11 2-19 11-19 21 0 7 5 13 15 13 8 0 20-6 20-22 0-20-21-25-35-25-23 0-36 20-40 29-10-26-31-29-42-29-41 0-63 49-63 59 0 4 3 3 5 4 3 0 4 0 5-5 13-40 39-50 52-50 7 0 21 4 21 26 0 12-7 37-21 92-7 24-20 40-37 40-2 0-12 0-19-4 10-3 18-11 18-21 0-11-9-15-14-15-12 0-22 10-22 24 0 17 20 25 36 25 27 0 40-28 41-30 4 14 19 30 42 30 39 0 61-51 61-60 0-4-3-4-4-4-3 0-4 2-4 4-14 42-40 51-52 51-15 0-21-12-21-25 0-9 2-18 7-34 4-18 7-36 12-53z"><text:p/></draw:path><draw:path draw:style-name="gr3" draw:text-style-name="P5" svg:width="0.0752in" svg:height="0.0878in" svg:x="0.4559in" svg:y="0.4858in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3" draw:text-style-name="P5" svg:width="0.072in" svg:height="0.1071in" svg:x="0.5933in" svg:y="0.4622in" svg:viewBox="0 0 184 273" svg:d="M184 4c-3-1 0-4-6-4-5 0-42 3-48 4-3 0-6 3-6 8 0 4 4 4 9 4 19 0 20 3 20 7 0 2-1 6-1 8-8 31-16 60-23 91-8-14-19-24-37-24-45 0-92 56-92 113 0 36 21 62 51 62 7 0 27-2 50-30 4 17 17 30 35 30 14 0 22-9 29-22s8-26 11-38c0-4-3-4-4-4-4 0-5 2-6 8-6 24-13 47-29 47-11 0-12-10-12-18 0-10 1-12 3-18 18-75 37-149 56-224zM103 222c-2 7-2 8-7 14-18 21-33 28-44 28-20 0-26-21-26-36 0-20 14-67 22-85 12-23 30-37 45-37 25 0 30 31 30 34 0 2 0 5-1 6-7 26-12 51-19 76z"><text:p/></draw:path><draw:path draw:style-name="gr3" draw:text-style-name="P5" svg:width="0.0646in" svg:height="0.0685in" svg:x="0.6724in" svg:y="0.5008in" svg:viewBox="0 0 165 175" svg:d="M165 65c0-41-26-65-62-65-51 0-103 55-103 109 0 38 25 66 62 66 51 0 103-54 103-110zM62 166c-17 0-33-12-33-42 0-18 9-60 22-80 19-30 41-36 52-36 22 0 35 18 35 41 0 16-8 57-24 82-13 22-34 35-52 35z"><text:p/></draw:path><draw:path draw:style-name="gr3" draw:text-style-name="P5" svg:width="0.1244in" svg:height="0.0685in" svg:x="0.7445in" svg:y="0.5008in" svg:viewBox="0 0 317 175" svg:d="M23 147c-1 6-4 16-4 17 0 8 5 11 12 11 4 0 11-3 14-11 0-1 4-19 7-29 3-12 5-23 9-35 2-8 4-16 6-25 1-7 5-18 6-20 5-12 26-47 62-47 18 0 21 14 21 27 0 10-3 21-5 32-4 15-8 30-11 45-2 10-6 20-8 30-2 8-5 21-5 22 0 8 5 11 10 11 13 0 15-10 18-22 6-22 20-78 23-94 1-4 22-51 64-51 16 0 21 13 21 27 0 22-17 66-24 87-4 9-5 13-5 21 0 19 13 32 32 32 36 0 51-56 51-60s-4-4-5-4c-4 0-4 1-6 8-6 20-18 47-40 47-6 0-9-3-9-13 0-9 4-19 7-27 8-20 24-63 24-85 0-26-16-41-45-41-30 0-48 16-63 37 0-5-1-18-12-27-10-9-22-10-32-10-35 0-53 24-60 33-2-22-18-33-35-33-18 0-26 14-29 22-8 13-12 36-12 37 0 4 3 4 4 4 5 0 5 0 7-9 7-28 14-46 29-46 5 0 12 3 12 18 0 8-1 12-7 32-8 30-14 60-22 89z"><text:p/></draw:path><draw:path draw:style-name="gr3" draw:text-style-name="P5" svg:width="0.035in" svg:height="0.152in" svg:x="0.8886in" svg:y="0.4535in" svg:viewBox="0 0 90 387" svg:d="M90 383c0-1 0-1-6-8-49-49-62-122-62-181 0-68 15-135 63-183 5-4 5-6 5-7 0-3-2-4-4-4-4 0-39 26-62 76-20 43-24 86-24 118 0 30 4 77 25 121 23 47 57 72 61 72 2 0 4-1 4-4z"><text:p/></draw:path><draw:path draw:style-name="gr3" draw:text-style-name="P5" svg:width="0.0752in" svg:height="0.1382in" svg:x="0.9409in" svg:y="0.461in" svg:viewBox="0 0 192 352" svg:d="M121 118c11 0 22 0 33 0 8 0 12 0 12-8 0-3-4-3-11-3-11 0-21 0-32 0 2-16 6-30 8-45 2-8 8-36 10-40 3-8 10-13 17-13 3 0 12 0 20 6-17 3-21 16-21 21 0 9 7 15 15 15 9 0 20-9 20-25 0-17-17-26-34-26-13 0-37 8-48 45-2 9-3 12-13 62-9 0-18 0-27 0-7 0-12 0-12 6 0 5 4 5 11 5 9 0 17 0 26 0-10 50-19 102-29 153-7 37-13 72-34 72-1 0-11 0-18-6 18-2 21-16 21-21 0-9-6-14-14-14-10 0-21 8-21 24 0 17 16 26 32 26 22 0 37-23 44-37 12-25 21-72 22-74 8-41 15-83 23-123z"><text:p/></draw:path><draw:path draw:style-name="gr3" draw:text-style-name="P5" svg:width="0.0346in" svg:height="0.152in" svg:x="1.0323in" svg:y="0.4535in" svg:viewBox="0 0 89 387" svg:d="M89 194c0-30-3-77-25-121-23-48-56-73-61-73-2 0-3 2-3 4 0 1 0 3 8 9 37 39 59 100 59 181 0 66-14 134-63 182-4 6-4 6-4 7 0 2 1 4 3 4 5 0 40-26 62-76 20-42 24-84 24-117z"><text:p/></draw:path><draw:path draw:style-name="gr3" draw:text-style-name="P5" svg:width="0.1346in" svg:height="0.0791in" svg:x="1.1339in" svg:y="0.4906in" svg:viewBox="0 0 343 202" svg:d="M329 109c8 0 14 0 14-8s-6-8-14-8c-96 0-192 0-287 0 21-16 32-31 35-37 18-26 13-34 20-51 0-5-5-5-8-5-7 0-7 1-8 8-10 38-32 70-76 89-4 1-5 1-5 4 0 2 2 3 5 6 41 16 66 46 76 90 1 4 1 5 8 5 3 0 8 0 8-4 0-1-4-25-20-52-8-11-19-25-35-37 95 0 191 0 287 0z"><text:p/></draw:path><draw:path draw:style-name="gr3" draw:text-style-name="P5" svg:width="0.1346in" svg:height="0.0791in" svg:x="1.2602in" svg:y="0.4906in" svg:viewBox="0 0 343 202" svg:d="M301 109c-20 16-31 32-35 37-16 27-20 51-20 52 0 4 5 4 8 4 7 0 7-1 9-7 9-39 31-71 75-88 4-3 5-4 5-6 0-3-2-3-2-4-18-7-64-26-79-90-1-6-1-7-8-7-3 0-8 0-8 5 7 17 4 25 20 51 8 12 19 25 35 37-95 0-191 0-287 0-6 0-14 0-14 8s8 8 14 8c96 0 192 0 287 0z"><text:p/></draw:path><draw:path draw:style-name="gr3" draw:text-style-name="P5" svg:width="0.0677in" svg:height="0.1051in" svg:x="1.4547in" svg:y="0.4622in" svg:viewBox="0 0 173 268" svg:d="M173 14c0-13-1-14-15-14-48 0-95 0-144 0-6 0-14 0-14 8 0 7 8 7 14 7 48 0 96 0 143 0 0 38 0 74 0 111-46 0-91 0-137 0-7 0-15 0-15 8s8 8 15 8c46 0 91 0 137 0 0 37 0 74 0 111-47 0-95 0-143 0-6 0-14 0-14 8 0 7 8 7 14 7 49 0 96 0 144 0 14 0 15-1 15-14 0-80 0-159 0-240z"><text:p/></draw:path><draw:path draw:style-name="gr3" draw:text-style-name="P5" svg:width="0.0555in" svg:height="0.1071in" svg:x="1.5382in" svg:y="0.4622in" svg:viewBox="0 0 142 273" svg:d="M74 4c-1-1 0-4-5-4-9 0-37 3-47 4-3 0-8 0-8 8 0 4 4 4 10 4 18 0 19 3 19 7 0 2-3 15-6 24-11 42-21 84-32 126-4 19-5 25-5 39 0 37 20 61 48 61 47 0 94-59 94-114 0-35-21-61-52-61-17 0-33 11-45 23 10-39 19-78 29-117zM37 151c3-9 3-10 6-15 20-24 36-30 47-30 13 0 24 12 24 36 0 23-13 68-19 82-14 26-31 40-47 40-13 0-25-10-25-39 0-7 0-15 6-39 3-12 5-23 8-35z"><text:p/></draw:path><draw:path draw:style-name="gr3" draw:text-style-name="P5" svg:width="0.076in" svg:height="0.0878in" svg:x="1.6512in" svg:y="0.4858in" svg:viewBox="0 0 194 224" svg:d="M179 120c7 0 15 0 15-8s-8-8-15-8c-55 0-109 0-164 0 5-51 50-89 104-89 20 0 41 0 60 0 7 0 15 0 15-7 0-8-8-8-15-8-19 0-40 0-60 0-66 0-119 51-119 112 0 62 53 112 119 112 20 0 41 0 60 0 7 0 15 0 15-7 0-8-8-8-15-8-19 0-40 0-60 0-54 0-99-37-104-89 55 0 109 0 164 0z"><text:p/></draw:path><draw:path draw:style-name="gr3" draw:text-style-name="P5" svg:width="0.0701in" svg:height="0.1035in" svg:x="1.7874in" svg:y="0.4646in" svg:viewBox="0 0 179 264" svg:d="M132 30c3-15 4-18 35-18 9 0 12 0 12-8 0-4-4-4-5-4-11 0-40 1-51 1-12 0-41-1-52-1-3 0-7 0-7 8 0 4 3 4 11 4 15 0 26 0 26 8 0 1 0 2-1 5-18 70-34 140-52 209-3 15-5 18-35 18-9 0-13 0-13 8 0 4 5 4 7 4 11 0 39-1 50-1s40 1 52 1c3 0 8 0 8-8 0-4-4-4-13-4-6 0-8 0-16-1-8 0-10-2-10-7 0-2 1-5 2-9 18-68 34-137 52-205z"><text:p/></draw:path><draw:path draw:style-name="gr3" draw:text-style-name="P5" svg:width="0.1244in" svg:height="0.0685in" svg:x="1.8657in" svg:y="0.5008in" svg:viewBox="0 0 317 175" svg:d="M23 147c-2 6-4 16-4 17 0 8 5 11 12 11 4 0 11-3 14-11 0-1 5-19 7-29 3-12 5-23 8-35 3-8 5-16 7-25 1-7 5-18 6-20 5-12 25-47 62-47 18 0 21 14 21 27 0 10-3 21-6 32-4 15-7 30-10 45-3 10-6 20-8 30-2 8-6 21-6 22 0 8 6 11 11 11 13 0 15-10 18-22 6-22 20-78 23-94 1-4 22-51 64-51 16 0 21 13 21 27 0 22-17 66-24 87-4 9-5 13-5 21 0 19 13 32 32 32 36 0 51-56 51-60s-5-4-6-4c-3 0-3 1-5 8-6 20-18 47-40 47-6 0-9-3-9-13 0-9 4-19 7-27 8-20 24-63 24-85 0-26-16-41-45-41-30 0-48 16-63 37 0-5-2-18-12-27s-22-10-32-10c-35 0-54 24-60 33-2-22-18-33-35-33-18 0-26 14-29 22-8 13-12 36-12 37 0 4 3 4 4 4 5 0 5 0 7-9 7-28 14-46 29-46 5 0 12 3 12 18 0 8-3 12-7 32-8 30-14 60-22 89z"><text:p/></draw:path><draw:path draw:style-name="gr3" draw:text-style-name="P5" svg:width="0.0346in" svg:height="0.152in" svg:x="2.0098in" svg:y="0.4535in" svg:viewBox="0 0 89 387" svg:d="M89 383c0-1 0-1-7-8-47-49-60-122-60-181 0-68 15-135 63-183 4-4 4-6 4-7 0-3-1-4-3-4-5 0-39 26-62 76-20 43-24 86-24 118 0 30 4 77 25 121 23 47 56 72 61 72 2 0 3-1 3-4z"><text:p/></draw:path><draw:path draw:style-name="gr3" draw:text-style-name="P5" svg:width="0.076in" svg:height="0.1382in" svg:x="2.0618in" svg:y="0.461in" svg:viewBox="0 0 194 352" svg:d="M122 118c11 0 22 0 33 0 8 0 12 0 12-8 0-3-4-3-11-3-11 0-21 0-32 0 3-16 6-30 8-45 2-8 8-36 10-40 3-8 10-13 18-13 2 0 12 0 18 6-16 3-21 16-21 21 0 9 8 15 15 15 11 0 22-9 22-25 0-17-18-26-34-26-14 0-38 8-49 45-3 9-4 12-13 62-9 0-18 0-26 0s-13 0-13 6c0 5 4 5 11 5 9 0 17 0 26 0-10 50-19 102-29 153-6 37-13 72-34 72-1 0-11 0-19-6 19-2 22-16 22-21 0-9-7-14-14-14-10 0-22 8-22 24 0 17 18 26 33 26 22 0 37-23 44-37 12-25 21-72 22-74 8-41 15-83 23-123z"><text:p/></draw:path><draw:path draw:style-name="gr3" draw:text-style-name="P5" svg:width="0.0346in" svg:height="0.152in" svg:x="2.1535in" svg:y="0.4535in" svg:viewBox="0 0 89 387" svg:d="M89 194c0-30-4-77-25-121-23-48-56-73-61-73-2 0-3 2-3 4 0 1 0 3 7 9 38 39 60 100 60 181 0 66-14 134-63 182-4 6-4 6-4 7 0 2 1 4 3 4 5 0 39-26 62-76 20-42 24-84 24-117z"><text:p/></draw:path><draw:path draw:style-name="gr3" draw:text-style-name="P5" svg:width="0.0157in" svg:height="0.0157in" svg:x="2.2173in" svg:y="0.5524in" svg:viewBox="0 0 41 41" svg:d="M41 20c0-11-10-20-21-20s-20 8-20 20c0 11 9 21 20 21s21-9 21-21z"><text:p/></draw:path><draw:path draw:style-name="gr3" draw:text-style-name="P5" svg:width="0.0752in" svg:height="0.0685in" svg:x="2.2508in" svg:y="0.5008in" svg:viewBox="0 0 192 175" svg:d="M118 54c2-10 12-46 38-46 2 0 11 0 20 5-11 2-19 11-19 21 0 7 5 13 15 13 8 0 20-6 20-22 0-20-23-25-36-25-22 0-35 20-39 29-10-26-31-29-42-29-41 0-63 49-63 59 0 4 3 3 4 4 4 0 5 0 6-5 13-40 39-50 52-50 7 0 21 4 21 26 0 12-7 37-21 92-7 24-20 40-37 40-3 0-12 0-19-4 9-3 17-11 17-21 0-11-7-15-14-15-11 0-21 10-21 24 0 17 20 25 36 25 26 0 40-28 41-30 4 14 19 30 42 30 39 0 61-51 61-60 0-4-3-4-4-4-3 0-4 2-6 4-12 42-38 51-50 51-16 0-22-12-22-25 0-9 3-18 7-34 4-18 8-36 13-53z"><text:p/></draw:path><draw:path draw:style-name="gr3" draw:text-style-name="P5" svg:width="0.0752in" svg:height="0.0878in" svg:x="2.3886in" svg:y="0.4858in" svg:viewBox="0 0 192 224" svg:d="M179 120c7 0 13 0 13-8s-6-8-13-8c-55 0-109 0-164 0 5-51 50-89 104-89 20 0 40 0 60 0 7 0 13 0 13-7 0-8-6-8-13-8-21 0-40 0-61 0-66 0-118 51-118 112 0 62 52 112 118 112 21 0 40 0 61 0 7 0 13 0 13-7 0-8-6-8-13-8-20 0-40 0-60 0-54 0-99-37-104-89 55 0 109 0 164 0z"><text:p/></draw:path><draw:path draw:style-name="gr3" draw:text-style-name="P5" svg:width="0.0752in" svg:height="0.1382in" svg:x="2.5276in" svg:y="0.461in" svg:viewBox="0 0 192 352" svg:d="M121 118c11 0 23 0 34 0 8 0 11 0 11-8 0-3-3-3-10-3-11 0-22 0-33 0 4-16 6-30 9-45 1-8 7-36 9-40 3-8 10-13 19-13 1 0 10 0 18 6-17 3-21 16-21 21 0 9 7 15 15 15 9 0 20-9 20-25 0-17-17-26-32-26-14 0-38 8-50 45-2 9-3 12-12 62-9 0-19 0-28 0-6 0-11 0-11 6 0 5 4 5 11 5 9 0 17 0 26 0-10 50-20 102-30 153-7 37-13 72-33 72-2 0-11 0-19-6 18-2 21-16 21-21 0-9-6-14-14-14-10 0-21 8-21 24 0 17 16 26 33 26 21 0 36-23 44-37 12-25 21-72 21-74 8-41 15-83 23-123z"><text:p/></draw:path><draw:path draw:style-name="gr3" draw:text-style-name="P5" svg:width="0.0717in" svg:height="0.0047in" svg:x="2.6217in" svg:y="0.4764in" svg:viewBox="0 0 183 13" svg:d="M172 13c4 0 11 0 11-6 0-7-7-7-11-7-54 0-107 0-161 0-4 0-11 0-11 7 0 6 6 6 11 6 54 0 107 0 161 0z"><text:p/></draw:path><draw:path draw:style-name="gr3" draw:text-style-name="P5" svg:width="0.0382in" svg:height="0.0701in" svg:x="2.7169in" svg:y="0.4346in" svg:viewBox="0 0 98 179" svg:d="M61 7c0-7 0-7-8-7-18 16-42 16-53 16 0 4 0 7 0 10 7 0 24 0 39-7 0 46 0 92 0 138 0 9 0 12-27 12-3 0-8 0-11 0 0 4 0 7 0 10 6 0 39-1 49-1 8 0 42 1 48 1 0-3 0-6 0-10-3 0-7 0-10 0-27 0-27-3-27-12 0-50 0-100 0-150z"><text:p/></draw:path><draw:path draw:style-name="gr3" draw:text-style-name="P5" svg:width="0.0205in" svg:height="0.152in" svg:x="2.7913in" svg:y="0.4535in" svg:viewBox="0 0 53 387" svg:d="M53 387c0-5 0-10 0-15-12 0-25 0-38 0 0-119 0-238 0-357 13 0 26 0 38 0 0-5 0-10 0-15-18 0-35 0-53 0 0 129 0 258 0 387 18 0 35 0 53 0z"><text:p/></draw:path><draw:path draw:style-name="gr3" draw:text-style-name="P5" svg:width="0.0555in" svg:height="0.1071in" svg:x="2.8228in" svg:y="0.4622in" svg:viewBox="0 0 142 273" svg:d="M74 4c-1-1 0-4-5-4-10 0-37 3-47 4-3 0-8 0-8 8 0 4 4 4 9 4 19 0 20 3 20 7 0 2-3 15-6 24-11 42-20 84-31 126-5 19-6 25-6 39 0 37 20 61 48 61 47 0 94-59 94-114 0-35-21-61-52-61-17 0-33 11-45 23 10-39 19-78 29-117zM37 151c3-9 3-10 6-15 20-24 36-30 47-30 13 0 24 12 24 36 0 23-13 68-19 82-14 26-31 40-47 40-13 0-25-10-25-39 0-7 0-15 6-39 3-12 5-23 8-35z"><text:p/></draw:path><draw:path draw:style-name="gr3" draw:text-style-name="P5" svg:width="0.0205in" svg:height="0.152in" svg:x="2.8843in" svg:y="0.4535in" svg:viewBox="0 0 53 387" svg:d="M53 0c-18 0-35 0-53 0 0 5 0 10 0 15 12 0 25 0 37 0 0 119 0 238 0 357-12 0-25 0-37 0 0 5 0 10 0 15 18 0 35 0 53 0 0-129 0-258 0-387z"><text:p/></draw:path><draw:path draw:style-name="gr3" draw:text-style-name="P5" svg:width="0.0394in" svg:height="0.1823in" svg:x="3.6811in" svg:y="0.4386in" svg:viewBox="0 0 101 464" svg:d="M101 460c0-1-1-2-2-4-18-18-44-50-59-113-9-35-14-75-14-111 0-101 26-173 72-223 3-4 3-4 3-5 0-4-3-4-4-4-7 0-28 23-32 30-40 46-65 115-65 202 0 55 10 132 61 198 4 4 28 34 36 34 1 0 4 0 4-4z"><text:p/></draw:path><draw:path draw:style-name="gr3" draw:text-style-name="P5" svg:width="0.1008in" svg:height="0.035in" svg:x="3.728in" svg:y="0.512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173in" svg:height="0.0449in" svg:x="3.8508in" svg:y="0.5524in" svg:viewBox="0 0 45 115" svg:d="M45 41c0-27-10-41-25-41-12 0-20 9-20 20s8 21 20 21c5 0 10-1 14-6 1 0 1-1 2-1 0 2 0 1 0 7 0 28-13 51-26 63-4 5-4 6-4 7 0 2 2 4 4 4 4 0 35-29 35-74z"><text:p/></draw:path><draw:path draw:style-name="gr3" draw:text-style-name="P5" svg:width="0.0846in" svg:height="0.0941in" svg:x="3.9138in" svg:y="0.4772in" svg:viewBox="0 0 216 240" svg:d="M216 13c0-6-2-13-9-13-9 0-8 7-8 13 0 47 0 94 0 141 0 57-63 70-91 70-18 0-42-4-63-16-30-20-30-44-30-55 0-46 0-94 0-140 0-6 0-13-7-13-8 0-8 7-8 13 0 47 0 95 0 142 0 58 59 85 108 85 50 0 108-28 108-85 0-47 0-95 0-142z"><text:p/></draw:path><draw:path draw:style-name="gr3" draw:text-style-name="P5" svg:width="0.0744in" svg:height="0.1071in" svg:x="4.0626in" svg:y="0.4622in" svg:viewBox="0 0 190 273" svg:d="M134 247c0 9 0 17 0 26 19-1 38-4 56-5 0-4 0-7 0-12-26 0-29-2-29-22 0-78 0-156 0-234-19 1-38 3-56 4 0 5 0 8 0 12 27 0 30 3 30 22 0 28 0 55 0 83-11-13-27-23-48-23-46 0-87 37-87 87 0 49 38 88 82 88 25 0 42-13 52-26zM134 143c0 26 0 53 0 79 0 8 0 9-4 14-12 19-29 28-46 28s-31-10-40-24c-11-17-12-39-12-54 0-14 1-38 12-55 9-12 23-25 44-25 13 0 30 6 42 23 4 6 4 7 4 14z"><text:p/></draw:path><draw:path draw:style-name="gr3" draw:text-style-name="P5" svg:width="0.0587in" svg:height="0.0693in" svg:x="4.1461in" svg:y="0.5in" svg:viewBox="0 0 150 177" svg:d="M33 75c2-57 34-67 47-67 41 0 44 52 44 67-30 0-60 0-91 0zM32 84c36 0 73 0 109 0 8 0 9 0 9-9 0-38-21-75-70-75-44 0-80 40-80 88 0 52 41 89 86 89 46 0 64-43 64-51 0-3-4-4-5-4-3 0-4 2-5 6-13 39-49 39-52 39-20 0-35-12-44-26-12-18-12-44-12-57z"><text:p/></draw:path><draw:path draw:style-name="gr3" draw:text-style-name="P5" svg:width="0.076in" svg:height="0.1071in" svg:x="4.2138in" svg:y="0.461in" svg:viewBox="0 0 194 273" svg:d="M118 118c17 0 20 5 20 21 0 35 0 69 0 104 0 18-5 18-30 18 0 4 0 7 0 12 12 0 33-1 43-1s28 1 43 1c0-5 0-8 0-12-27 0-31 0-31-18 0-47 0-95 0-142-17 1-32 2-49 3-5 2-4 2-6 2-1 1-2 1-7 1-15 0-31 0-46 0 0-15 0-30 0-44 0-39 33-54 57-54 12 0 25 3 33 13-15 0-17 11-17 18 0 12 9 17 17 17 9 0 18-6 18-17 0-24-22-40-51-40-35 0-81 20-81 62 0 15 0 29 0 45-10 0-21 0-31 0 0 3 0 7 0 11 10 0 21 0 31 0 0 41 0 83 0 125 0 18-5 18-31 18 0 4 0 7 0 12 13 0 33-1 43-1 9 0 30 1 44 1 0-5 0-8 0-12-27 0-31 0-31-18 0-42 0-84 0-125 21 0 41 0 62 0z"><text:p/></draw:path><draw:path draw:style-name="gr3" draw:text-style-name="P5" svg:width="0.0764in" svg:height="0.0665in" svg:x="4.2992in" svg:y="0.5008in" svg:viewBox="0 0 195 170" svg:d="M31 37c0 34 0 70 0 104 0 17-5 17-31 17 0 5 0 8 0 12 13 0 33-1 44-1 10 0 30 1 43 1 0-4 0-7 0-12-25 0-30 0-30-17 0-23 0-48 0-71 0-40 28-62 52-62s29 21 29 43c0 29 0 60 0 90 0 17-5 17-30 17 0 5 0 8 0 12 13 0 33-1 44-1 10 0 30 1 43 1 0-4 0-7 0-12-20 0-30 0-31-11 0-25 0-49 0-74 0-33 0-46-11-59-6-6-19-14-41-14-28 0-46 16-57 41 0-14 0-28 0-41-19 1-36 3-55 4 0 4 0 8 0 11 28 0 31 4 31 22z"><text:p/></draw:path><draw:path draw:style-name="gr3" draw:text-style-name="P5" svg:width="0.0319in" svg:height="0.1012in" svg:x="4.3839in" svg:y="0.4665in" svg:viewBox="0 0 82 258" svg:d="M55 88c-18 1-36 3-54 4 0 4 0 8 0 11 25 0 29 4 29 22 0 34 0 70 0 104 0 17-5 17-30 17 0 5 0 8 0 12 12 0 33-1 42-1 14 0 27 1 40 1 0-4 0-7 0-12-25 0-27-2-27-16 0-47 0-95 0-142zM57 21c0-13-10-21-21-21-12 0-21 10-21 21 0 10 9 20 21 20 11 0 21-8 21-20z"><text:p/></draw:path><draw:path draw:style-name="gr3" draw:text-style-name="P5" svg:width="0.0472in" svg:height="0.0949in" svg:x="4.424in" svg:y="0.4744in" svg:viewBox="0 0 121 242" svg:d="M61 82c18 0 36 0 55 0 0-3 0-7 0-11-19 0-37 0-55 0 0-24 0-47 0-71-4 0-7 0-10 0-2 32-12 73-51 75 0 2 0 5 0 7 11 0 22 0 33 0 0 36 0 72 0 107 0 49 36 53 51 53 27 0 37-28 37-53 0-8 0-14 0-22-3 0-6 0-9 0 0 8 0 14 0 22 0 29-12 43-26 43-25 0-25-35-25-42 0-36 0-71 0-108z"><text:p/></draw:path><draw:path draw:style-name="gr3" draw:text-style-name="P5" svg:width="0.0319in" svg:height="0.1012in" svg:x="4.4854in" svg:y="0.4665in" svg:viewBox="0 0 82 258" svg:d="M56 88c-19 1-36 3-55 4 0 4 0 8 0 11 25 0 29 4 29 22 0 34 0 70 0 104 0 17-4 17-30 17 0 5 0 8 0 12 12 0 33-1 43-1 13 0 26 1 39 1 0-4 0-7 0-12-25 0-26-2-26-16 0-47 0-95 0-142zM57 21c0-13-10-21-21-21-12 0-19 10-19 21 0 10 7 20 19 20 11 0 21-8 21-20z"><text:p/></draw:path><draw:path draw:style-name="gr3" draw:text-style-name="P5" svg:width="0.0673in" svg:height="0.0693in" svg:x="4.5268in" svg:y="0.5in" svg:viewBox="0 0 172 177" svg:d="M172 90c0-49-40-90-86-90-49 0-86 42-86 90 0 50 40 87 86 87s86-38 86-87zM86 167c-17 0-34-8-44-26-10-17-10-40-10-54 0-16 0-36 9-53 11-18 28-26 45-26 16 0 33 8 43 25 10 16 10 40 10 54s0 35-8 52c-9 17-27 28-45 28z"><text:p/></draw:path><draw:path draw:style-name="gr3" draw:text-style-name="P5" svg:width="0.0764in" svg:height="0.0665in" svg:x="4.6035in" svg:y="0.5008in" svg:viewBox="0 0 195 170" svg:d="M30 37c0 34 0 70 0 104 0 17-4 17-30 17 0 5 0 8 0 12 13 0 33-1 44-1 10 0 30 1 43 1 0-4 0-7 0-12-27 0-30 0-30-17 0-23 0-48 0-71 0-40 28-62 52-62s28 21 28 43c0 29 0 60 0 90 0 17-4 17-29 17 0 5 0 8 0 12 13 0 33-1 43-1 11 0 30 1 44 1 0-4 0-7 0-12-21 0-30 0-31-11 0-25 0-49 0-74 0-33 0-46-12-59-5-6-18-14-40-14-28 0-47 16-57 41 0-14 0-28 0-41-19 1-36 3-55 4 0 4 0 8 0 11 28 0 30 4 30 22z"><text:p/></draw:path><draw:path draw:style-name="gr3" draw:text-style-name="P5" svg:width="0.0394in" svg:height="0.1823in" svg:x="4.6898in" svg:y="0.4386in" svg:viewBox="0 0 101 464" svg:d="M101 232c0-55-10-132-60-198-4-4-29-34-35-34-3 0-6 1-6 4 0 1 1 3 3 4 18 21 43 51 60 113 9 35 12 75 12 111 0 39-3 78-13 117-16 54-38 84-58 105-4 5-4 5-4 6 0 3 3 4 6 4 5 0 26-24 30-30 40-46 65-116 65-202z"><text:p/></draw:path><draw:path draw:style-name="gr3" draw:text-style-name="P5" svg:width="0.1346in" svg:height="0.0835in" svg:x="0.0012in" svg:y="0.7165in" svg:viewBox="0 0 343 213" svg:d="M330 152c7 0 13 0 13-8s-6-8-14-8c-81 0-164 0-245 0-17-13-37-24-49-29 15-7 33-17 49-30 81 0 164 0 245 0 8 0 14 0 14-8 0-7-6-7-13-7-76 0-153 0-229 0 19-18 39-52 39-58 0-4-5-4-8-4-2 0-5 0-7 3-8 16-18 35-44 59-27 23-52 34-72 39-7 2-8 2-8 3-1 0-1 2-1 3s0 1 0 2l1 1c1 0 1 1 9 3 52 16 91 51 112 92 4 7 6 8 10 8 3 0 8 0 8-4 0-6-20-39-39-57 76 0 153 0 229 0z"><text:p/></draw:path><draw:path draw:style-name="gr3" draw:text-style-name="P5" svg:width="0.1346in" svg:height="0.0835in" svg:x="0.128in" svg:y="0.7165in" svg:viewBox="0 0 343 213" svg:d="M260 77c16 14 36 24 48 30-13 6-32 16-48 29-82 0-164 0-246 0-6 0-14 0-14 8s8 8 14 8c76 0 152 0 228 0-18 17-38 51-38 57 0 4 5 4 7 4 4 0 6 0 8-3 8-14 19-35 44-57 26-24 52-34 72-41 7-2 7-2 8-3 0-1 0-1 0-2s0-1 0-3l-1-1c-1 0-1 0-9-3-51-15-90-51-112-91-4-8-4-9-10-9-2 0-7 0-7 4 0 6 19 39 38 58-76 0-152 0-228 0-6 0-14 0-14 7 0 8 8 8 14 8 82 0 164 0 246 0z"><text:p/></draw:path><draw:path draw:style-name="gr3" draw:text-style-name="P5" svg:width="0.0752in" svg:height="0.0685in" svg:x="0.3185in" svg:y="0.7291in" svg:viewBox="0 0 192 175" svg:d="M118 54c3-10 12-46 38-46 2 0 11 0 20 5-11 2-19 11-19 21 0 7 5 13 15 13 8 0 20-6 20-22 0-20-21-25-35-25-23 0-36 20-40 29-10-26-31-29-42-29-41 0-63 49-63 59 0 4 3 3 5 4 3 0 4 0 5-5 13-40 39-50 52-50 7 0 21 4 21 26 0 12-7 37-21 92-7 24-20 40-37 40-2 0-12 0-19-4 10-3 18-11 18-21 0-11-9-15-14-15-12 0-22 10-22 24 0 17 20 25 36 25 27 0 40-28 41-30 4 14 19 30 42 30 39 0 61-51 61-60 0-4-3-4-4-4-3 0-4 2-4 4-14 42-40 51-52 51-15 0-21-12-21-25 0-9 2-18 7-34 4-18 7-36 12-53z"><text:p/></draw:path><draw:path draw:style-name="gr3" draw:text-style-name="P5" svg:width="0.0752in" svg:height="0.0878in" svg:x="0.4559in" svg:y="0.7142in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3" draw:text-style-name="P5" svg:width="0.1039in" svg:height="0.1087in" svg:x="0.5925in" svg:y="0.687in" svg:viewBox="0 0 265 277" svg:d="M55 233c-15 25-30 31-47 32-5 0-8 0-8 8 0 2 2 4 4 4 11 0 23-1 34-1 13 0 26 1 39 1 2 0 7 0 7-8 0-4-4-4-6-4-9-1-19-3-19-13 0-5 3-9 6-14 10-17 20-33 30-50 32 0 64 0 96 0 1 8 7 61 7 64 0 12-21 13-29 13-5 0-8 0-8 8 0 4 4 4 5 4 15 0 32-1 49-1 9 0 34 1 43 1 3 0 7 0 7-8 0-4-4-4-9-4-24 0-24-2-25-14-8-81-17-161-24-241 0-8 0-10-7-10-6 0-8 3-10 7-45 75-90 150-135 226zM102 176c26-43 51-85 76-128 5 43 8 85 12 128-29 0-58 0-88 0z"><text:p/></draw:path><draw:path draw:style-name="gr3" draw:text-style-name="P5" svg:width="0.0846in" svg:height="0.0941in" svg:x="0.7433in" svg:y="0.7051in" svg:viewBox="0 0 216 240" svg:d="M117 8c-4-7-6-8-9-8-5 0-6 2-9 8-32 72-64 144-96 216-2 5-3 6-3 8 0 4 4 8 8 8 3 0 6-1 10-9 29-68 60-136 90-205 31 69 60 137 91 205 3 9 7 9 9 9 4 0 8-4 8-8 0-1 0-2-3-7-32-72-65-145-96-217z"><text:p/></draw:path><draw:path draw:style-name="gr3" draw:text-style-name="P5" svg:width="0.035in" svg:height="0.152in" svg:x="0.885in" svg:y="0.6819in" svg:viewBox="0 0 90 387" svg:d="M90 383c0-1 0-1-6-8-49-49-61-122-61-181 0-68 14-135 62-183 5-4 5-6 5-7 0-3-2-4-4-4-4 0-39 26-62 76-19 43-24 86-24 118 0 30 4 77 25 121 25 47 57 72 61 72 2 0 4-1 4-4z"><text:p/></draw:path><draw:path draw:style-name="gr3" draw:text-style-name="P5" svg:width="0.0677in" svg:height="0.1051in" svg:x="0.9378in" svg:y="0.6909in" svg:viewBox="0 0 173 268" svg:d="M173 14c0-13-1-14-13-14-49 0-97 0-146 0-6 0-14 0-14 8 0 7 8 7 14 7 48 0 96 0 143 0 0 38 0 74 0 111-46 0-91 0-137 0-7 0-14 0-14 8s7 8 14 8c46 0 91 0 137 0 0 37 0 74 0 111-47 0-95 0-143 0-6 0-14 0-14 8 0 7 8 7 14 7 49 0 97 0 146 0 12 0 13-1 13-14 0-80 0-159 0-240z"><text:p/></draw:path><draw:path draw:style-name="gr3" draw:text-style-name="P5" svg:width="0.0555in" svg:height="0.1071in" svg:x="1.0213in" svg:y="0.6909in" svg:viewBox="0 0 142 273" svg:d="M74 4c-1-1 0-4-5-4-9 0-37 3-47 4-3 0-8 0-8 8 0 4 4 4 10 4 19 0 19 3 19 7 0 2-3 15-6 24-9 42-20 84-30 126-6 19-7 25-7 39 0 37 21 61 49 61 46 0 93-59 93-114 0-35-20-61-52-61-17 0-33 11-45 23 10-39 19-78 29-117zM37 151c3-9 3-10 7-15 19-24 36-30 46-30 13 0 24 12 24 36 0 23-13 68-19 82-14 26-31 40-46 40-13 0-26-10-26-39 0-7 0-15 7-39 2-12 5-23 7-35z"><text:p/></draw:path><draw:path draw:style-name="gr3" draw:text-style-name="P5" svg:width="0.076in" svg:height="0.0878in" svg:x="1.1343in" svg:y="0.7142in" svg:viewBox="0 0 194 224" svg:d="M179 120c7 0 15 0 15-8s-8-8-15-8c-55 0-109 0-164 0 6-51 50-89 105-89 20 0 40 0 59 0 7 0 15 0 15-7 0-8-8-8-15-8-19 0-40 0-60 0-66 0-119 51-119 112 0 62 53 112 119 112 20 0 41 0 60 0 7 0 15 0 15-7 0-8-8-8-15-8-19 0-39 0-59 0-55 0-99-37-105-89 55 0 109 0 164 0z"><text:p/></draw:path><draw:path draw:style-name="gr3" draw:text-style-name="P5" svg:width="0.1083in" svg:height="0.1035in" svg:x="1.2717in" svg:y="0.6925in" svg:viewBox="0 0 276 264" svg:d="M46 234c-4 15-4 18-35 18-7 0-11 0-11 8 0 4 4 4 11 4 46 0 91 0 137 0 62 0 107-46 107-84 0-27-22-50-59-54 39-7 80-36 80-73 0-29-25-53-71-53-43 0-87 0-130 0-8 0-11 0-11 8 0 4 3 4 11 4 4 0 8 0 14 1 7 0 10 1 10 6 0 2 0 3-1 7-18 70-34 139-52 208zM105 122c7-32 16-64 24-96 3-13 4-14 21-14 16 0 33 0 49 0 34 0 42 23 42 40 0 34-33 70-80 70-19 0-38 0-56 0zM87 252c-6 0-6 0-9 0-3-1-4-1-4-5 0-1 0-2 2-8 9-37 18-72 26-108 25 0 49 0 73 0 37 0 45 28 45 45 0 38-35 76-80 76-18 0-36 0-53 0z"><text:p/></draw:path><draw:path draw:style-name="gr3" draw:text-style-name="P5" svg:width="0.0157in" svg:height="0.0157in" svg:x="1.4016in" svg:y="0.7807in" svg:viewBox="0 0 41 41" svg:d="M41 20c0-11-9-20-20-20s-21 8-21 20c0 11 10 21 21 21s20-9 20-21z"><text:p/></draw:path><draw:path draw:style-name="gr3" draw:text-style-name="P5" svg:width="0.076in" svg:height="0.1382in" svg:x="1.4386in" svg:y="0.689in" svg:viewBox="0 0 194 352" svg:d="M122 118c11 0 22 0 33 0 8 0 11 0 11-8 0-3-3-3-10-3-11 0-21 0-32 0 2-16 6-30 8-45 1-8 7-36 9-40 4-8 11-13 18-13 2 0 11 0 19 6-16 3-21 16-21 21 0 9 8 15 15 15 9 0 22-9 22-25 0-17-19-26-35-26-13 0-37 8-49 45-2 9-3 12-12 62-9 0-19 0-28 0-6 0-11 0-11 6 0 5 4 5 11 5 9 0 17 0 26 0-10 50-19 102-29 153-8 37-14 72-34 72-1 0-11 0-19-6 18-2 21-16 21-21 0-9-6-14-14-14-10 0-21 8-21 24 0 17 18 26 33 26 21 0 36-23 44-37 12-25 21-72 21-74 8-41 16-83 24-123z"><text:p/></draw:path><draw:path draw:style-name="gr3" draw:text-style-name="P5" svg:width="0.035in" svg:height="0.152in" svg:x="1.5366in" svg:y="0.6819in" svg:viewBox="0 0 90 387" svg:d="M90 383c0-1 0-1-6-8-49-49-61-122-61-181 0-68 14-135 62-183 5-4 5-6 5-7 0-3-2-4-4-4-4 0-39 26-62 76-20 43-24 86-24 118 0 30 4 77 25 121 23 47 57 72 61 72 2 0 4-1 4-4z"><text:p/></draw:path><draw:path draw:style-name="gr3" draw:text-style-name="P5" svg:width="0.0693in" svg:height="0.0685in" svg:x="1.5866in" svg:y="0.7291in" svg:viewBox="0 0 177 175" svg:d="M129 24c-7-14-18-24-36-24-45 0-93 56-93 113 0 37 21 62 52 62 7 0 26-2 50-30 2 17 17 30 36 30 13 0 21-9 28-22s8-25 11-38c0-4-3-4-4-4-5 0-5 2-6 8-6 24-13 47-29 47-10 0-11-10-11-18s-1-12 4-28c4-17 5-20 9-35 4-18 10-37 14-54 2-11 2-11 2-13 0-7-4-10-11-10-10 0-15 7-16 16zM103 124c-1 7-1 8-7 15-17 20-33 27-43 27-20 0-26-21-26-36 0-20 13-67 21-85 12-23 30-37 45-37 26 0 31 32 31 34s-1 5-1 6c-6 26-13 51-20 76z"><text:p/></draw:path><draw:path draw:style-name="gr3" draw:text-style-name="P5" svg:width="0.0346in" svg:height="0.152in" svg:x="1.6701in" svg:y="0.6819in" svg:viewBox="0 0 89 387" svg:d="M89 194c0-30-3-77-25-121-23-48-56-73-61-73-2 0-3 2-3 4 0 1 0 3 8 9 37 39 59 100 59 181 0 66-14 134-63 182-4 6-4 6-4 7 0 2 1 4 3 4 5 0 40-26 62-76 20-42 24-84 24-117z"><text:p/></draw:path><draw:path draw:style-name="gr3" draw:text-style-name="P5" svg:width="0.1004in" svg:height="0.035in" svg:x="1.7713in" svg:y="0.7409in" svg:viewBox="0 0 256 90" svg:d="M244 15c6 0 12 0 12-7 0-8-6-8-12-8-77 0-155 0-232 0-5 0-12 0-12 8 0 7 7 7 13 7 77 0 154 0 231 0zM244 90c6 0 12 0 12-8 0-7-6-7-12-7-77 0-154 0-231 0-6 0-13 0-13 7 0 8 7 8 12 8 77 0 155 0 232 0z"><text:p/></draw:path><draw:path draw:style-name="gr3" draw:text-style-name="P5" svg:width="0.0555in" svg:height="0.1071in" svg:x="1.9307in" svg:y="0.6909in" svg:viewBox="0 0 142 273" svg:d="M74 4c-2-1 0-4-6-4-9 0-36 3-46 4-3 0-8 0-8 8 0 4 4 4 9 4 19 0 20 3 20 7 0 2-3 15-6 24-11 42-20 84-31 126-5 19-6 25-6 39 0 37 20 61 48 61 47 0 94-59 94-114 0-35-21-61-52-61-17 0-33 11-45 23 10-39 19-78 29-117zM37 151c3-9 3-10 6-15 19-24 36-30 46-30 14 0 25 12 25 36 0 23-13 68-19 82-14 26-31 40-47 40-13 0-25-10-25-39 0-7 0-15 6-39 3-12 5-23 8-35z"><text:p/></draw:path><draw:path draw:style-name="gr3" draw:text-style-name="P5" svg:width="0.0346in" svg:height="0.152in" svg:x="1.9972in" svg:y="0.6819in" svg:viewBox="0 0 89 387" svg:d="M89 194c0-30-3-77-25-121-23-48-56-73-61-73-2 0-3 2-3 4 0 1 0 3 8 9 37 39 59 100 59 181 0 66-14 134-63 182-4 6-4 6-4 7 0 2 1 4 3 4 5 0 40-26 62-76 20-42 24-84 24-117z"><text:p/></draw:path><draw:path draw:style-name="gr3" draw:text-style-name="P5" svg:width="0.1346in" svg:height="0.0791in" svg:x="2.0988in" svg:y="0.7181in" svg:viewBox="0 0 343 202" svg:d="M329 109c8 0 14 0 14-8s-6-8-14-8c-96 0-192 0-287 0 21-16 32-31 35-37 18-26 13-34 20-51 0-5-5-5-8-5-7 0-7 1-8 8-8 38-31 70-75 89-5 1-6 1-6 4 0 2 2 3 6 6 40 16 65 46 75 90 1 4 1 5 8 5 3 0 8 0 8-4 0-1-4-25-20-52-8-11-19-25-35-37 95 0 191 0 287 0z"><text:p/></draw:path><draw:path draw:style-name="gr3" draw:text-style-name="P5" svg:width="0.1346in" svg:height="0.0791in" svg:x="2.2252in" svg:y="0.7181in" svg:viewBox="0 0 343 202" svg:d="M301 109c-20 16-32 32-35 37-16 27-20 51-20 52 0 4 5 4 8 4 7 0 7-1 9-7 9-39 31-71 75-88 4-3 5-4 5-6 0-3-2-3-2-4-18-7-64-26-79-90-1-6-1-7-8-7-3 0-8 0-8 5 7 17 4 25 20 51 8 12 19 25 35 37-95 0-191 0-287 0-6 0-14 0-14 8s8 8 14 8c96 0 192 0 287 0z"><text:p/></draw:path><draw:path draw:style-name="gr3" draw:text-style-name="P5" svg:width="0.0677in" svg:height="0.1051in" svg:x="0.322in" svg:y="0.9374in" svg:viewBox="0 0 173 268" svg:d="M173 13c0-12-1-13-14-13-48 0-96 0-145 0-6 0-14 0-14 8 0 7 8 7 14 7 48 0 96 0 143 0 0 38 0 74 0 111-46 0-91 0-137 0-7 0-15 0-15 8s8 8 15 8c46 0 91 0 137 0 0 36 0 74 0 110-47 0-95 0-143 0-6 0-14-1-14 8 0 7 8 8 14 8 49 0 97 0 145 0 13 0 14-2 14-14 0-80 0-161 0-241z"><text:p/></draw:path><draw:path draw:style-name="gr3" draw:text-style-name="P5" svg:width="0.0555in" svg:height="0.1067in" svg:x="0.4059in" svg:y="0.9374in" svg:viewBox="0 0 142 272" svg:d="M74 4c0-1 0-4-5-4-9 0-37 2-47 3-3 1-8 1-8 8 0 4 4 4 10 4 19 0 19 4 19 7s-3 16-6 24c-11 42-21 85-32 127-4 18-5 25-5 38 0 38 20 61 48 61 47 0 94-58 94-114 0-35-20-61-52-61-17 0-33 11-45 23 10-39 19-77 29-116zM37 150c3-8 3-9 7-14 19-25 36-30 46-30 13 0 24 11 24 36 0 23-13 67-19 81-14 27-31 41-47 41-12 0-25-11-25-40 0-7 0-14 7-38 2-12 5-24 7-36z"><text:p/></draw:path><draw:path draw:style-name="gr3" draw:text-style-name="P5" svg:width="0.076in" svg:height="0.0878in" svg:x="0.5189in" svg:y="0.9606in" svg:viewBox="0 0 194 224" svg:d="M179 120c7 0 15 0 15-8s-8-8-15-8c-55 0-109 0-164 0 6-51 50-89 105-89 20 0 40 0 59 0 7 0 15 0 15-7 0-8-8-8-15-8-19 0-40 0-60 0-66 0-119 49-119 112 0 62 53 112 119 112 20 0 41 0 60 0 7 0 15 0 15-7 0-8-8-8-15-8-19 0-39 0-59 0-55 0-99-37-105-89 55 0 109 0 164 0z"><text:p/></draw:path><draw:path draw:style-name="gr3" draw:text-style-name="P5" svg:width="0.1083in" svg:height="0.1035in" svg:x="0.6563in" svg:y="0.939in" svg:viewBox="0 0 276 264" svg:d="M46 233c-4 16-4 19-35 19-7 0-11 0-11 8 0 4 4 4 11 4 46 0 91 0 138 0 61 0 106-46 106-84 0-28-22-50-59-55 39-7 80-36 80-72 0-29-25-53-71-53-43 0-87 0-130 0-8 0-11 0-11 8 0 3 3 3 11 3 4 0 8 0 14 1 7 1 10 1 10 7 0 1 0 2-1 6-18 70-34 139-52 208zM105 122c7-32 16-64 24-96 3-14 4-15 21-15 16 0 33 0 49 0 34 0 42 23 42 41 0 34-33 70-80 70-19 0-38 0-56 0zM87 252c-6 0-6 0-9-1-3 0-4 0-4-4 0-1 0-2 2-8 9-37 18-72 26-108 25 0 49 0 73 0 37 0 45 28 45 45 0 38-35 76-80 76-18 0-35 0-53 0z"><text:p/></draw:path><draw:path draw:style-name="gr3" draw:text-style-name="P5" svg:width="0.0846in" svg:height="0.0941in" svg:x="0.815in" svg:y="0.952in" svg:viewBox="0 0 216 240" svg:d="M117 9c-4-7-6-9-9-9-6 0-7 3-9 9-32 71-64 144-96 215-2 6-3 6-3 8 0 4 3 8 8 8 3 0 6 0 9-8 30-68 60-136 91-205 31 69 60 137 91 205 3 8 7 8 9 8 4 0 8-4 8-8-2-2 0-1-3-5-32-73-65-146-96-218z"><text:p/></draw:path><draw:path draw:style-name="gr3" draw:text-style-name="P5" svg:width="0.035in" svg:height="0.1516in" svg:x="0.9571in" svg:y="0.9291in" svg:viewBox="0 0 90 386" svg:d="M90 383c0-1 0-2-6-9-49-48-62-122-62-180 0-68 15-136 63-184 5-5 5-5 5-6 0-3-2-4-4-4-3 0-39 26-62 76-20 42-24 85-24 118 0 29 4 77 25 119 23 49 58 73 61 73 2 0 4-1 4-3z"><text:p/></draw:path><draw:path draw:style-name="gr3" draw:text-style-name="P5" svg:width="0.0677in" svg:height="0.1051in" svg:x="1.0094in" svg:y="0.9374in" svg:viewBox="0 0 173 268" svg:d="M173 13c0-12-1-13-15-13-48 0-95 0-144 0-6 0-14 0-14 8 0 7 8 7 14 7 48 0 96 0 143 0 0 38 0 74 0 111-46 0-91 0-137 0-7 0-14 0-14 8s7 8 14 8c46 0 91 0 137 0 0 36 0 74 0 110-47 0-95 0-143 0-6 0-14-1-14 8 0 7 8 8 14 8 49 0 96 0 144 0 14 0 15-2 15-14 0-80 0-161 0-241z"><text:p/></draw:path><draw:path draw:style-name="gr3" draw:text-style-name="P5" svg:width="0.0693in" svg:height="0.0685in" svg:x="1.0917in" svg:y="0.976in" svg:viewBox="0 0 177 175" svg:d="M129 25c-7-14-18-25-36-25-45 0-93 57-93 113 0 37 22 62 52 62 7 0 27-1 50-29 4 17 17 29 36 29 13 0 22-9 28-21 7-14 11-37 11-39 0-3-3-3-4-3-4 0-5 1-6 7-6 25-13 48-29 48-10 0-11-10-11-19 0-7 1-11 4-28 4-16 5-20 9-34 4-18 10-37 14-54 2-11 2-12 2-13 0-7-4-11-11-11-9 0-15 8-16 17zM103 125c-1 7-1 8-7 15-17 21-32 27-43 27-20 0-26-22-26-36 0-20 13-67 22-85 11-23 29-37 44-37 26 0 31 32 31 34s-1 4-1 6c-6 26-13 51-20 76z"><text:p/></draw:path><draw:path draw:style-name="gr3" draw:text-style-name="P5" svg:width="0.0752in" svg:height="0.0878in" svg:x="1.2213in" svg:y="0.9606in" svg:viewBox="0 0 192 224" svg:d="M179 120c7 0 13 0 13-8s-6-8-13-8c-55 0-109 0-164 0 5-51 50-89 104-89 20 0 40 0 60 0 7 0 13 0 13-7 0-8-6-8-13-8-20 0-40 0-60 0-66 0-119 49-119 112 0 62 53 112 119 112 20 0 40 0 60 0 7 0 13 0 13-7 0-8-6-8-13-8-20 0-40 0-60 0-54 0-99-37-104-89 55 0 109 0 164 0z"><text:p/></draw:path><draw:path draw:style-name="gr3" draw:text-style-name="P5" svg:width="0.1039in" svg:height="0.1087in" svg:x="1.3579in" svg:y="0.9343in" svg:viewBox="0 0 265 277" svg:d="M55 232c-15 26-30 32-47 33-5 0-8 0-8 8 0 2 2 4 4 4 11 0 23-2 34-2 13 0 26 2 39 2 2 0 7 0 7-8 0-4-4-4-6-4-9-1-19-4-19-14 0-5 3-9 6-15 10-16 20-33 30-49 31 0 65 0 96 0 2 9 7 62 7 65 0 12-21 13-29 13-5 0-8 0-8 8 0 4 4 4 5 4 16 0 32-2 48-2 10 0 35 2 45 2 2 0 6 0 6-9 0-3-4-3-9-3-24 0-24-3-25-14-8-81-15-162-23-242-1-8-1-9-8-9-6 0-8 2-10 7-45 74-90 150-135 225zM102 175c26-42 51-85 76-127 5 42 8 85 12 127-29 0-58 0-88 0z"><text:p/></draw:path><draw:path draw:style-name="gr3" draw:text-style-name="P5" svg:width="0.0161in" svg:height="0.0161in" svg:x="1.4795in" svg:y="1.0268in" svg:viewBox="0 0 42 42" svg:d="M42 21c0-11-10-21-21-21s-21 10-21 21 10 21 21 21 21-10 21-21z"><text:p/></draw:path><draw:path draw:style-name="gr3" draw:text-style-name="P5" svg:width="0.0693in" svg:height="0.0685in" svg:x="1.515in" svg:y="0.976in" svg:viewBox="0 0 177 175" svg:d="M129 25c-8-14-19-25-37-25-45 0-92 57-92 113 0 37 21 62 51 62 7 0 27-1 50-29 3 17 17 29 35 29 14 0 23-9 29-21 7-14 12-37 12-39 0-3-3-3-5-3-4 0-4 1-5 7-6 25-14 48-29 48-11 0-13-10-13-19 0-7 1-11 6-28 4-16 4-20 9-34 4-18 9-37 13-54 3-11 3-12 3-13 0-7-5-11-11-11-10 0-15 8-16 17zM103 125c-2 7-2 8-7 15-18 21-33 27-44 27-19 0-25-22-25-36 0-20 13-67 21-85 13-23 30-37 46-37 25 0 30 32 30 34s-1 4-2 6c-6 26-12 51-19 76z"><text:p/></draw:path><draw:path draw:style-name="gr3" draw:text-style-name="P5" svg:width="0.1004in" svg:height="0.035in" svg:x="1.6402in" svg:y="0.987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752in" svg:height="0.1382in" svg:x="1.8004in" svg:y="0.9358in" svg:viewBox="0 0 192 352" svg:d="M121 118c11 0 22 0 33 0 8 0 12 0 12-8 0-4-4-4-11-4-11 0-21 0-32 0 2-15 6-30 8-44 2-8 8-36 10-41 3-7 10-12 17-12 3 0 12 0 20 6-17 1-21 16-21 21 0 9 7 13 15 13 9 0 20-8 20-23 0-17-17-26-34-26-13 0-37 7-48 45-2 8-3 12-13 61-9 0-18 0-27 0-7 0-12 0-12 7 0 5 5 5 11 5 9 0 17 0 26 0-10 50-19 102-29 153-7 37-13 72-34 72-1 0-11 0-18-8 18-1 21-14 21-19 0-10-6-15-14-15-10 0-21 9-21 23 0 18 16 28 32 28 22 0 37-23 44-39 12-24 22-70 22-73 8-41 15-82 23-122z"><text:p/></draw:path><draw:path draw:style-name="gr3" draw:text-style-name="P5" svg:width="0.0346in" svg:height="0.1516in" svg:x="1.898in" svg:y="0.9291in" svg:viewBox="0 0 89 386" svg:d="M89 383c0-1 0-2-7-9-48-48-60-122-60-180 0-68 14-136 63-184 4-5 4-5 4-6 0-3-1-4-3-4-5 0-39 26-62 76-20 42-24 85-24 118 0 29 4 77 25 119 23 49 56 73 61 73 2 0 3-1 3-3z"><text:p/></draw:path><draw:path draw:style-name="gr3" draw:text-style-name="P5" svg:width="0.0555in" svg:height="0.1067in" svg:x="1.9492in" svg:y="0.9374in" svg:viewBox="0 0 142 272" svg:d="M75 4c0-1 0-4-6-4-8 0-37 2-47 3-3 1-8 1-8 8 0 4 5 4 10 4 19 0 19 4 19 7s-3 16-6 24c-10 42-21 85-30 127-6 18-7 25-7 38 0 38 21 61 49 61 46 0 93-58 93-114 0-35-20-61-51-61-18 0-34 11-45 23 10-39 19-77 29-116zM37 150c4-8 4-9 7-14 19-25 36-30 46-30 15 0 24 11 24 36 0 23-13 67-19 81-13 27-31 41-46 41-13 0-26-11-26-40 0-7 0-14 7-38 2-12 5-24 7-36z"><text:p/></draw:path><draw:path draw:style-name="gr3" draw:text-style-name="P5" svg:width="0.035in" svg:height="0.1516in" svg:x="2.0161in" svg:y="0.9291in" svg:viewBox="0 0 90 386" svg:d="M90 194c0-31-4-77-25-121-23-48-57-73-61-73-2 0-4 1-4 4 0 1 0 1 8 9 37 38 60 99 60 181 0 66-14 134-62 182-6 5-6 6-6 7 0 2 2 3 4 3 4 0 39-26 62-75 20-43 24-86 24-117z"><text:p/></draw:path><draw:path draw:style-name="gr3" draw:text-style-name="P5" svg:width="0.035in" svg:height="0.1516in" svg:x="2.0752in" svg:y="0.9291in" svg:viewBox="0 0 90 386" svg:d="M90 194c0-31-4-77-26-121-23-48-56-73-60-73-3 0-4 1-4 4 0 1 0 1 8 9 37 38 59 99 59 181 0 66-14 134-61 182-6 5-6 6-6 7 0 2 1 3 4 3 4 0 39-26 61-75 20-43 25-86 25-117z"><text:p/></draw:path><draw:path draw:style-name="gr3" draw:text-style-name="P5" svg:width="0.0157in" svg:height="0.0161in" svg:x="2.139in" svg:y="1.0268in" svg:viewBox="0 0 41 42" svg:d="M41 21c0-11-9-21-20-21-12 0-21 10-21 21s9 21 21 21c11 0 20-10 20-21z"><text:p/></draw:path><draw:path draw:style-name="gr3" draw:text-style-name="P5" svg:width="0.0752in" svg:height="0.0685in" svg:x="2.1724in" svg:y="0.976in" svg:viewBox="0 0 192 175" svg:d="M119 54c2-10 11-45 37-45 2 0 12 0 20 5-11 1-19 11-19 20 0 7 5 14 16 14 7 0 19-7 19-23 0-20-22-25-35-25-23 0-36 21-40 30-10-26-31-30-42-30-41 0-63 51-63 59 0 5 4 5 6 5s3-1 4-5c13-40 38-50 52-50 7 0 21 3 21 25 0 12-7 39-21 92-6 25-20 41-37 41-2 0-11 0-19-5 9-3 18-10 18-21 0-10-8-13-14-13-12 0-22 9-22 22 0 17 20 25 37 25 26 0 39-27 40-29 5 15 19 29 42 29 40 0 62-50 62-60 0-3-4-3-5-3-3 0-3 1-4 5-14 40-40 50-52 50-16 0-21-13-21-26 0-8 2-17 7-33 4-18 8-37 13-54z"><text:p/></draw:path><draw:path draw:style-name="gr3" draw:text-style-name="P5" svg:width="0.076in" svg:height="0.0878in" svg:x="2.3098in" svg:y="0.9606in" svg:viewBox="0 0 194 224" svg:d="M179 120c7 0 15 0 15-8s-8-8-15-8c-55 0-109 0-164 0 6-51 50-89 105-89 20 0 39 0 59 0 7 0 15 0 15-7 0-8-8-8-15-8-20 0-40 0-60 0-66 0-119 49-119 112 0 62 53 112 119 112 20 0 40 0 60 0 7 0 15 0 15-7 0-8-8-8-15-8-20 0-39 0-59 0-55 0-99-37-105-89 55 0 109 0 164 0z"><text:p/></draw:path><draw:path draw:style-name="gr3" draw:text-style-name="P5" svg:width="0.1039in" svg:height="0.1087in" svg:x="2.4465in" svg:y="0.9343in" svg:viewBox="0 0 265 277" svg:d="M56 232c-16 26-31 32-48 33-5 0-8 0-8 8 0 2 2 4 6 4 9 0 22-2 33-2 12 0 26 2 38 2 2 0 8 0 8-8 0-4-5-4-7-4-9-1-19-4-19-14 0-5 4-9 6-15 10-16 20-33 30-49 32 0 65 0 96 0 2 9 7 62 7 65 0 12-20 13-27 13-6 0-10 0-10 8 0 4 4 4 5 4 16 0 33-2 49-2 9 0 34 2 44 2 2 0 6 0 6-9 0-3-3-3-9-3-24 0-24-3-25-14-8-81-15-162-23-242-1-8-1-9-8-9-6 0-7 2-10 7-45 74-89 150-134 225zM102 175c26-42 51-85 76-127 5 42 8 85 12 127-29 0-58 0-88 0z"><text:p/></draw:path><draw:path draw:style-name="gr3" draw:text-style-name="P5" svg:width="0.0843in" svg:height="0.0941in" svg:x="2.5976in" svg:y="0.952in" svg:viewBox="0 0 215 240" svg:d="M116 9c-3-7-6-9-9-9-5 0-6 3-8 9-32 71-65 144-97 215-2 6-2 6-2 8 0 4 3 8 8 8 2 0 5 0 9-8 29-68 60-136 90-205 31 69 60 137 91 205 3 8 8 8 9 8 4 0 8-4 8-8-2-2 0-1-3-5-32-73-65-146-96-218z"><text:p/></draw:path><draw:path draw:style-name="gr3" draw:text-style-name="P5" svg:width="0.076in" svg:height="0.1382in" svg:x="2.7323in" svg:y="0.9358in" svg:viewBox="0 0 194 352" svg:d="M122 118c11 0 22 0 33 0 8 0 11 0 11-8 0-4-3-4-10-4-11 0-21 0-32 0 2-15 6-30 8-44 2-8 7-36 10-41 3-7 10-12 17-12 2 0 13 0 19 6-16 1-21 16-21 21 0 9 8 13 15 13 10 0 22-8 22-23 0-17-19-26-35-26-13 0-37 7-49 45-2 8-3 12-12 61-9 0-18 0-26 0s-13 0-13 7c0 5 4 5 11 5 9 0 17 0 26 0-10 50-19 102-29 153-8 37-14 72-34 72-1 0-11 0-19-8 18-1 22-14 22-19 0-10-7-15-14-15-11 0-22 9-22 23 0 18 18 28 33 28 21 0 37-23 44-39 12-24 21-70 22-73 8-41 15-82 23-122z"><text:p/></draw:path><draw:path draw:style-name="gr3" draw:text-style-name="P5" svg:width="0.035in" svg:height="0.1516in" svg:x="2.8295in" svg:y="0.9291in" svg:viewBox="0 0 90 386" svg:d="M90 383c0-1 0-2-6-9-49-48-61-122-61-180 0-68 14-136 62-184 5-5 5-5 5-6 0-3-2-4-4-4-4 0-39 26-62 76-19 42-24 85-24 118 0 29 4 77 26 119 24 49 56 73 60 73 2 0 4-1 4-3z"><text:p/></draw:path><draw:path draw:style-name="gr3" draw:text-style-name="P5" svg:width="0.0752in" svg:height="0.0685in" svg:x="2.8783in" svg:y="0.976in" svg:viewBox="0 0 192 175" svg:d="M119 54c2-10 11-45 37-45 2 0 12 0 20 5-11 1-19 11-19 20 0 7 5 14 15 14 8 0 20-7 20-23 0-20-22-25-35-25-23 0-36 21-40 30-10-26-31-30-42-30-41 0-63 51-63 59 0 5 5 5 6 5 2 0 3-1 4-5 13-40 39-50 52-50 7 0 21 3 21 25 0 12-7 39-21 92-6 25-20 41-37 41-2 0-11 0-19-5 10-3 18-10 18-21 0-10-9-13-14-13-12 0-22 9-22 22 0 17 20 25 36 25 27 0 40-27 41-29 5 15 19 29 42 29 39 0 63-50 63-60 0-3-5-3-6-3-3 0-4 1-4 5-14 40-40 50-52 50-15 0-21-13-21-26 0-8 2-17 7-33 4-18 8-37 13-54z"><text:p/></draw:path><draw:path draw:style-name="gr3" draw:text-style-name="P5" svg:width="0.035in" svg:height="0.1516in" svg:x="2.9697in" svg:y="0.9291in" svg:viewBox="0 0 90 386" svg:d="M90 194c0-31-4-77-26-121-23-48-56-73-60-73-2 0-4 1-4 4 0 1 0 1 8 9 37 38 59 99 59 181 0 66-14 134-62 182-5 5-5 6-5 7 0 2 2 3 4 3 4 0 39-26 61-75 20-43 25-86 25-117z"><text:p/></draw:path><draw:path draw:style-name="gr3" draw:text-style-name="P5" svg:width="0.0752in" svg:height="0.0878in" svg:x="3.0752in" svg:y="0.9606in" svg:viewBox="0 0 192 224" svg:d="M179 120c7 0 13 0 13-8s-6-8-13-8c-55 0-109 0-164 0 5-51 50-89 104-89 20 0 40 0 60 0 7 0 13 0 13-7 0-8-6-8-13-8-21 0-40 0-61 0-66 0-118 49-118 112 0 62 52 112 118 112 21 0 40 0 61 0 7 0 13 0 13-7 0-8-6-8-13-8-20 0-40 0-60 0-54 0-99-37-104-89 55 0 109 0 164 0z"><text:p/></draw:path><draw:path draw:style-name="gr3" draw:text-style-name="P5" svg:width="0.0555in" svg:height="0.1067in" svg:x="3.2134in" svg:y="0.9374in" svg:viewBox="0 0 142 272" svg:d="M74 4c0-1 0-4-5-4-8 0-37 2-47 3-3 1-8 1-8 8 0 4 4 4 10 4 18 0 19 4 19 7s-3 16-6 24c-11 42-21 85-32 127-4 18-5 25-5 38 0 38 20 61 48 61 47 0 94-58 94-114 0-35-21-61-52-61-17 0-33 11-45 23 10-39 19-77 29-116zM37 150c3-8 3-9 6-14 20-25 36-30 47-30 13 0 24 11 24 36 0 23-13 67-19 81-14 27-31 41-47 41-13 0-25-11-25-40 0-7 0-14 6-38 3-12 5-24 8-36z"><text:p/></draw:path><draw:path draw:style-name="gr3" draw:text-style-name="P5" svg:width="0.0394in" svg:height="0.1819in" svg:x="3.6811in" svg:y="0.9138in" svg:viewBox="0 0 101 463" svg:d="M101 460c0-2-1-2-2-5-18-18-44-49-59-112-9-35-14-76-14-111 0-102 26-173 72-223 3-4 3-5 3-6 0-3-3-3-4-3-7 0-28 23-32 29-40 47-65 116-65 202 0 55 10 133 61 198 4 4 28 34 36 34 1 0 4 0 4-3z"><text:p/></draw:path><draw:path draw:style-name="gr3" draw:text-style-name="P5" svg:width="0.072in" svg:height="0.1067in" svg:x="3.7339in" svg:y="0.9374in" svg:viewBox="0 0 184 272" svg:d="M184 4c0-1 0-4-5-4-6 0-43 3-49 4-3 0-6 3-6 7s4 4 9 4c19 0 20 4 20 7 0 2-1 5-1 8-8 30-16 61-23 92-7-14-19-25-36-25-46 0-93 57-93 113 0 36 21 62 52 62 7 0 26-1 49-29 3 17 17 29 35 29 15 0 24-9 29-21 7-15 12-38 12-39 0-3-3-3-4-3-5 0-5 1-6 7-6 25-14 48-30 48-11 0-12-10-12-19s1-11 4-17c18-75 36-149 55-224zM103 222c-2 7-2 8-7 14-17 21-33 28-44 28-19 0-25-22-25-36 0-20 13-67 21-85 12-23 30-37 45-37 26 0 31 31 31 34 0 2-1 4-1 6-6 26-13 51-20 76z"><text:p/></draw:path><draw:path draw:style-name="gr3" draw:text-style-name="P5" svg:width="0.065in" svg:height="0.0685in" svg:x="3.8134in" svg:y="0.976in" svg:viewBox="0 0 166 175" svg:d="M166 66c0-41-27-66-63-66-51 0-103 55-103 110 0 38 26 65 62 65 51 0 104-53 104-109zM63 167c-17 0-34-12-34-43 0-18 10-60 23-80 18-30 40-35 51-35 22 0 35 18 35 42 0 15-8 55-22 80-15 23-36 36-53 36z"><text:p/></draw:path><draw:path draw:style-name="gr3" draw:text-style-name="P5" svg:width="0.1244in" svg:height="0.0685in" svg:x="3.885in" svg:y="0.976in" svg:viewBox="0 0 317 175" svg:d="M23 148c-1 6-3 15-3 17 0 7 5 10 11 10 4 0 12-2 14-10 0-1 6-20 8-29 2-12 5-23 8-35 3-9 5-17 6-26 2-7 6-18 6-19 5-12 26-47 62-47 18 0 21 14 21 27 0 9-2 20-5 32-4 14-8 30-11 44-3 10-6 20-8 30-1 8-4 21-4 23 0 7 4 10 11 10 12 0 14-9 17-22 5-21 19-78 23-93 1-5 21-51 64-51 17 0 21 13 21 27 0 22-16 66-24 86-3 10-6 14-6 22 0 18 15 31 32 31 37 0 51-56 51-60 0-3-3-3-5-3-4 0-4 1-5 7-7 21-19 48-40 48-6 0-10-4-10-13 0-10 4-19 8-28 7-19 23-62 23-84 0-26-15-42-44-42s-49 18-64 37c0-4-1-17-12-27-10-8-22-10-32-10-34 0-54 25-60 34-1-22-18-34-35-34-18 0-26 15-29 22-6 14-12 36-12 37 0 5 3 4 4 5 5 0 5-1 7-9 7-28 14-46 29-46 6 0 12 3 12 17 0 8-1 12-7 33-8 30-14 60-22 89z"><text:p/></draw:path><draw:path draw:style-name="gr3" draw:text-style-name="P5" svg:width="0.0173in" svg:height="0.0449in" svg:x="4.0276in" svg:y="1.0268in" svg:viewBox="0 0 45 115" svg:d="M45 41c0-26-10-41-25-41-12 0-20 10-20 21 0 10 8 21 20 21 5 0 10-2 14-6 1-1 1-1 2-1 0 2 0 0 0 6 0 28-13 51-26 65-5 4-4 4-4 5 0 3 2 4 4 4 4 0 35-29 35-74z"><text:p/></draw:path><draw:path draw:style-name="gr3" draw:text-style-name="P5" svg:width="0.0697in" svg:height="0.1035in" svg:x="4.0874in" svg:y="0.939in" svg:viewBox="0 0 178 264" svg:d="M131 30c3-15 4-19 35-19 10 0 12 0 12-7 0-4-3-4-5-4-11 0-40 1-51 1-12 0-39-1-52-1-2 0-7 0-7 8 0 3 3 3 11 3 16 0 26 0 26 8 0 2 0 3-1 6-18 70-34 139-52 208-3 14-4 19-35 19-9 0-12 0-12 8 0 4 4 4 5 4 11 0 40-2 51-2 12 0 41 2 52 2 3 0 7 0 7-8 0-4-3-4-11-4-7 0-8 0-16-1-9-1-10-2-10-7 0-3 0-6 1-9 18-68 34-137 52-205z"><text:p/></draw:path><draw:path draw:style-name="gr3" draw:text-style-name="P5" svg:width="0.1244in" svg:height="0.0685in" svg:x="4.1654in" svg:y="0.976in" svg:viewBox="0 0 317 175" svg:d="M23 148c-1 6-3 15-3 17 0 7 5 10 11 10 4 0 11-2 14-10 0-1 4-20 7-29 3-12 5-23 8-35 3-9 5-17 7-26 2-7 4-18 6-19 5-12 26-47 62-47 18 0 21 14 21 27 0 9-2 20-5 32-4 14-8 30-11 44-2 10-6 20-8 30-2 8-6 21-6 23 0 7 6 10 13 10 11 0 14-9 16-22 6-21 20-78 23-93 1-5 22-51 64-51 18 0 21 13 21 27 0 22-15 66-23 86-5 10-6 14-6 22 0 18 13 31 32 31 36 0 51-56 51-60 0-3-3-3-5-3-4 0-4 1-6 7-6 21-18 48-39 48-6 0-10-4-10-13 0-10 4-19 7-28 8-19 24-62 24-84 0-26-16-42-45-42-30 0-48 18-63 37 0-4-1-17-12-27-10-8-22-10-32-10-35 0-53 25-60 34-1-22-18-34-35-34-18 0-26 15-29 22-6 14-12 36-12 37 0 5 3 4 4 5 5 0 5-1 7-9 7-28 14-46 29-46 6 0 12 3 12 17 0 8-1 12-7 33-8 30-14 60-22 89z"><text:p/></draw:path><draw:path draw:style-name="gr3" draw:text-style-name="P5" svg:width="0.0173in" svg:height="0.0449in" svg:x="4.3079in" svg:y="1.0268in" svg:viewBox="0 0 45 115" svg:d="M45 41c0-26-10-41-25-41-12 0-20 10-20 21 0 10 8 21 20 21 4 0 10-2 14-6 1-1 1-1 1-1 1 0 1 0 1 6 0 28-13 51-26 65-4 4-4 4-4 5 0 3 2 4 4 4 4 0 35-29 35-74z"><text:p/></draw:path><draw:path draw:style-name="gr3" draw:text-style-name="P5" svg:width="0.076in" svg:height="0.1382in" svg:x="4.3701in" svg:y="0.9358in" svg:viewBox="0 0 194 352" svg:d="M122 118c11 0 22 0 33 0 8 0 11 0 11-8 0-4-3-4-10-4-11 0-21 0-32 0 2-15 6-30 8-44 1-8 7-36 9-41 4-7 11-12 19-12 1 0 12 0 18 6-16 1-21 16-21 21 0 9 8 13 15 13 10 0 22-8 22-23 0-17-19-26-34-26-14 0-38 7-50 45-2 8-3 12-12 61-9 0-18 0-26 0s-13 0-13 7c0 5 4 5 11 5 9 0 17 0 26 0-10 50-19 102-29 153-8 37-14 72-34 72-1 0-11 0-19-8 18-1 22-14 22-19 0-10-7-15-14-15-11 0-22 9-22 23 0 18 18 28 33 28 21 0 36-23 44-39 12-24 21-70 21-73 8-41 16-82 24-122z"><text:p/></draw:path><draw:path draw:style-name="gr3" draw:text-style-name="P5" svg:width="0.0717in" svg:height="0.0047in" svg:x="4.4646in" svg:y="0.9508in" svg:viewBox="0 0 183 13" svg:d="M172 13c4 0 11 0 11-6 0-7-6-7-11-7-54 0-107 0-161 0-4 0-11 0-11 7 0 6 7 6 11 6 54 0 107 0 161 0z"><text:p/></draw:path><draw:path draw:style-name="gr3" draw:text-style-name="P5" svg:width="0.0382in" svg:height="0.0701in" svg:x="4.5598in" svg:y="0.9091in" svg:viewBox="0 0 98 179" svg:d="M62 8c0-8-2-8-9-8-18 18-42 18-53 18 0 3 0 6 0 9 7 0 24 0 40-7 0 46 0 91 0 137 0 9 0 13-28 13-3 0-7 0-10 0 0 4 0 6 0 9 5 0 38-1 48-1 8 0 42 1 48 1 0-3 0-5 0-9-3 0-7 0-10 0-26 0-26-4-26-13 0-49 0-100 0-149z"><text:p/></draw:path><draw:path draw:style-name="gr3" draw:text-style-name="P5" svg:width="0.0205in" svg:height="0.1516in" svg:x="4.6343in" svg:y="0.9291in" svg:viewBox="0 0 53 386" svg:d="M53 386c0-5 0-10 0-15-12 0-26 0-38 0 0-119 0-237 0-356 12 0 26 0 38 0 0-5 0-10 0-15-18 0-35 0-53 0 0 129 0 257 0 386 18 0 35 0 53 0z"><text:p/></draw:path><draw:path draw:style-name="gr3" draw:text-style-name="P5" svg:width="0.1248in" svg:height="0.1035in" svg:x="4.663in" svg:y="0.939in" svg:viewBox="0 0 318 264" svg:d="M177 104c-11-25-22-51-33-77-1-3-1-3-1-4 0-2 7-10 22-12 4 0 8 0 8-7 0-4-5-4-6-4-15 0-32 1-48 1-10 0-34-1-44-1-2 0-7 0-7 8 0 3 5 3 9 3 23 0 25 4 30 13 15 36 29 72 45 108-28 29-54 58-82 87-2 1-3 3-5 4-19 21-36 28-56 29-6 0-9 0-9 8 1 1 0 4 4 4 13 0 26-2 37-2 14 0 29 2 44 2 2 0 6 0 6-9 0-3-3-3-4-3-3-1-15-1-15-12 0-7 5-13 9-18 14-14 27-27 40-42 12-12 23-25 35-37 13 31 26 62 39 92 2 4 1 4 2 5 0 3-8 10-22 12-5 0-8 0-8 6s5 6 6 6c11 0 37-2 48-2 10 0 33 2 43 2 3 0 8 0 8-8 0-4-5-4-7-4-26-1-27-2-34-18-14-36-41-95-50-119 27-27 68-73 80-84 11-9 26-19 49-20 5 0 8 0 8-8-1-1 0-3-4-3-13 0-25 1-37 1-14 0-29-1-43-1-2 0-7 0-7 8 0 2 2 3 4 3 4 1 15 1 15 12 0 6-3 11-6 14-21 22-42 45-63 67z"><text:p/></draw:path><draw:path draw:style-name="gr3" draw:text-style-name="P5" svg:width="0.0205in" svg:height="0.1516in" svg:x="4.8in" svg:y="0.9291in" svg:viewBox="0 0 53 386" svg:d="M53 0c-18 0-35 0-53 0 0 5 0 10 0 15 12 0 25 0 37 0 0 119 0 237 0 356-12 0-25 0-37 0 0 5 0 10 0 15 18 0 35 0 53 0 0-129 0-257 0-386z"><text:p/></draw:path><draw:path draw:style-name="gr3" draw:text-style-name="P5" svg:width="0.0744in" svg:height="0.1067in" svg:x="4.8949in" svg:y="0.9374in" svg:viewBox="0 0 190 272" svg:d="M133 246c0 9 0 17 0 26 19-1 39-3 57-4 0-4 0-7 0-12-27 0-29-3-29-22 0-78 0-156 0-234-19 1-38 3-56 4 0 4 0 8 0 11 27 0 29 4 29 22 0 28 0 56 0 84-11-14-27-24-48-24-45 0-86 38-86 88 0 49 37 87 81 87 26 0 43-14 52-26zM133 143c0 26 0 53 0 79 0 7 0 8-3 14-12 19-30 28-46 28-18 0-31-10-41-25-10-16-11-38-11-54 0-15 1-38 12-55 8-11 23-24 44-24 13 0 30 5 42 23 3 6 3 7 3 14z"><text:p/></draw:path><draw:path draw:style-name="gr3" draw:text-style-name="P5" svg:width="0.0587in" svg:height="0.0693in" svg:x="4.9787in" svg:y="0.9752in" svg:viewBox="0 0 150 177" svg:d="M32 76c3-57 35-67 48-67 40 0 44 51 44 67-30 0-61 0-92 0zM32 84c36 0 71 0 108 0 9 0 10 0 10-8 0-39-21-76-70-76-45 0-80 40-80 88 0 52 41 89 85 89 47 0 65-43 65-49 0-5-4-6-6-6-3 0-4 3-4 6-15 40-49 40-53 40-19 0-34-12-43-26-12-19-12-44-12-58z"><text:p/></draw:path><draw:path draw:style-name="gr3" draw:text-style-name="P5" svg:width="0.0752in" svg:height="0.1071in" svg:x="5.0461in" svg:y="0.9358in" svg:viewBox="0 0 192 273" svg:d="M117 118c17 0 21 5 21 21 0 35 0 69 0 104 0 18-5 18-31 18 0 4 0 7 0 12 13-1 33-2 43-2 8 0 28 1 42 2 0-5 0-8 0-12-25 0-29 0-29-18 0-47 0-95 0-142-17 1-32 2-49 3-6 0-6 2-7 2-2 0-1 0-7 0-15 0-30 0-45 0 0-15 0-30 0-44 0-38 33-53 57-53 11 0 25 3 33 12-16 1-19 12-19 17 0 14 11 18 18 18 9 0 18-5 18-18 0-22-21-38-50-38-36 0-81 20-81 62 0 14 0 29 0 44-10 0-21 0-31 0 0 4 0 7 0 12 10 0 21 0 31 0 0 41 0 83 0 125 0 18-5 18-31 18 0 4 0 7 0 12 13-1 33-2 43-2s28 1 43 2c0-5 0-8 0-12-26 0-30 0-30-18 0-42 0-84 0-125 20 0 41 0 61 0z"><text:p/></draw:path><draw:path draw:style-name="gr3" draw:text-style-name="P5" svg:width="0.0764in" svg:height="0.0673in" svg:x="5.1315in" svg:y="0.976in" svg:viewBox="0 0 195 172" svg:d="M30 38c0 35 0 70 0 104 0 17-5 17-30 17 0 5 0 8 0 13 13-2 33-3 43-3 11 0 31 1 44 3 0-5 0-8 0-13-26 0-31 0-31-17 0-24 0-47 0-72 0-39 28-61 53-61 24 0 29 21 29 43 0 29 0 60 0 90 0 17-5 17-31 17 0 5 0 8 0 13 14-2 34-3 44-3s31 1 44 3c0-5 0-8 0-13-21 0-31 0-31-12 0-24 0-49 0-73 0-33 0-45-12-60-6-6-18-14-41-14-27 0-46 16-57 41 0-14 0-28 0-41-18 1-36 3-54 4 0 5 0 8 0 12 26 0 30 3 30 22z"><text:p/></draw:path><draw:path draw:style-name="gr3" draw:text-style-name="P5" svg:width="0.0327in" svg:height="0.102in" svg:x="5.2157in" svg:y="0.9409in" svg:viewBox="0 0 84 260" svg:d="M56 88c-18 1-36 3-54 4 0 5 0 8 0 12 25 0 29 3 29 21 0 36 0 70 0 105 0 17-5 17-31 17 0 5 0 8 0 13 13-2 34-3 43-3 13 0 27 1 41 3 0-5 0-8 0-13-27 0-28-2-28-17 0-47 0-95 0-142zM57 21c0-12-9-21-20-21-12 0-20 11-20 21 0 11 8 21 20 21 11 0 20-9 20-21z"><text:p/></draw:path><draw:path draw:style-name="gr3" draw:text-style-name="P5" svg:width="0.0472in" svg:height="0.0949in" svg:x="5.2563in" svg:y="0.9492in" svg:viewBox="0 0 121 242" svg:d="M59 84c19 0 37 0 55 0 0-5 0-8 0-13-18 0-36 0-55 0 0-24 0-47 0-71-3 0-6 0-10 0 0 32-12 74-49 75 0 3 0 5 0 9 11 0 22 0 33 0 0 35 0 71 0 106 0 48 36 52 50 52 27 0 38-28 38-52 0-7 0-14 0-22-3 0-7 0-10 0 0 7 0 15 0 21 0 29-11 44-25 44-27 0-27-35-27-42 0-36 0-71 0-107z"><text:p/></draw:path><draw:path draw:style-name="gr3" draw:text-style-name="P5" svg:width="0.0323in" svg:height="0.102in" svg:x="5.3177in" svg:y="0.9409in" svg:viewBox="0 0 83 260" svg:d="M55 88c-18 1-36 3-54 4 0 5 0 8 0 12 25 0 29 3 29 21 0 36 0 70 0 105 0 17-5 17-30 17 0 5 0 8 0 13 12-2 33-3 42-3 14 0 27 1 41 3 0-5 0-8 0-13-26 0-28-2-28-17 0-47 0-95 0-142zM57 21c0-12-10-21-21-21-12 0-21 11-21 21 0 11 9 21 21 21 11 0 21-9 21-21z"><text:p/></draw:path><draw:path draw:style-name="gr3" draw:text-style-name="P5" svg:width="0.0673in" svg:height="0.0693in" svg:x="5.3587in" svg:y="0.9752in" svg:viewBox="0 0 172 177" svg:d="M172 90c0-49-39-90-85-90-48 0-87 42-87 90 0 51 41 87 86 87 47 0 86-37 86-87zM87 168c-18 0-34-9-45-26-9-17-9-41-9-54 0-15 0-36 9-54 11-18 28-25 44-25 17 0 34 9 44 25 10 17 10 39 10 54 0 13 0 34-9 52-8 16-25 28-44 28z"><text:p/></draw:path><draw:path draw:style-name="gr3" draw:text-style-name="P5" svg:width="0.076in" svg:height="0.0673in" svg:x="5.4358in" svg:y="0.976in" svg:viewBox="0 0 194 172" svg:d="M30 38c0 35 0 70 0 104 0 17-5 17-30 17 0 5 0 8 0 13 13-2 33-3 43-3s31 1 44 3c0-5 0-8 0-13-27 0-31 0-31-17 0-24 0-47 0-72 0-39 28-61 53-61 24 0 28 21 28 43 0 29 0 60 0 90 0 17-4 17-30 17 0 5 0 8 0 13 14-2 34-3 44-3s29 1 43 3c0-5 0-8 0-13-20 0-30 0-30-12 0-24 0-49 0-73 0-33 0-45-12-60-6-6-18-14-41-14-27 0-46 16-57 41 0-14 0-28 0-41-18 1-36 3-54 4 0 5 0 8 0 12 26 0 30 3 30 22z"><text:p/></draw:path><draw:path draw:style-name="gr3" draw:text-style-name="P5" svg:width="0.0394in" svg:height="0.1819in" svg:x="5.522in" svg:y="0.9138in" svg:viewBox="0 0 101 463" svg:d="M101 232c0-55-10-133-60-198-5-4-29-34-37-34-1 0-4 1-4 3s1 4 2 5c19 19 44 51 60 112 8 35 13 76 13 111 0 40-5 79-14 117-15 53-38 84-58 106-3 4-3 5-3 6 0 2 3 3 4 3 7 0 28-23 32-29 40-47 65-116 65-202z"><text:p/></draw:path><draw:path draw:style-name="gr3" draw:text-style-name="P5" svg:width="0.1346in" svg:height="0.0831in" svg:x="0.0012in" svg:y="1.1909in" svg:viewBox="0 0 343 212" svg:d="M330 152c7 0 13 0 13-8s-6-8-14-8c-81 0-164 0-245 0-17-14-37-24-49-29 15-7 33-17 49-30 81 0 164 0 245 0 8 0 14 0 14-8 0-7-6-7-13-7-76 0-153 0-229 0 19-19 39-53 39-58 0-4-5-4-8-4-2 0-5 0-7 3-8 15-18 35-44 57-27 25-52 35-72 40-7 3-8 3-8 4-1 0-1 2-1 3s0 1 0 2h1c1 1 1 1 9 3 52 16 91 51 112 93 4 7 6 7 10 7 3 0 8 0 8-4 0-5-20-39-39-56 76 0 153 0 229 0z"><text:p/></draw:path><draw:path draw:style-name="gr3" draw:text-style-name="P5" svg:width="0.1346in" svg:height="0.0831in" svg:x="0.128in" svg:y="1.1909in" svg:viewBox="0 0 343 212" svg:d="M260 77c16 13 36 23 48 30-13 5-32 15-48 29-82 0-164 0-246 0-6 0-14 0-14 8s8 8 14 8c76 0 152 0 228 0-18 17-38 51-38 56 0 4 5 4 7 4 4 0 6 0 8-3 8-14 19-34 44-57 26-23 52-34 72-40 7-2 7-3 8-3 0-1 0-1 0-2s0-1 0-3l-1-1c-1 0-1-1-9-3-51-15-90-51-112-92-4-8-4-8-10-8-2 0-7 0-7 4 0 5 19 39 38 58-76 0-152 0-228 0-6 0-14 0-14 7 0 8 8 8 14 8 82 0 164 0 246 0z"><text:p/></draw:path><draw:path draw:style-name="gr3" draw:text-style-name="P5" svg:width="0.0752in" svg:height="0.0685in" svg:x="0.3185in" svg:y="1.2035in" svg:viewBox="0 0 192 175" svg:d="M118 54c3-10 12-45 38-45 2 0 11 0 20 5-11 1-19 11-19 20 0 7 5 14 15 14 8 0 20-7 20-23 0-20-21-25-35-25-23 0-36 21-40 30-10-26-31-30-42-30-41 0-63 51-63 59 0 5 3 4 5 5 3 0 4-1 5-5 13-40 39-50 52-50 7 0 21 3 21 25 0 12-7 39-21 92-7 25-20 41-37 41-2 0-12 0-19-5 10-3 18-10 18-21 0-10-9-13-14-13-12 0-22 9-22 22 0 17 20 25 36 25 27 0 40-27 41-29 4 15 19 29 42 29 39 0 61-50 61-60 0-3-3-3-4-3-3 0-4 1-4 5-14 40-40 50-52 50-15 0-21-13-21-26 0-8 2-17 7-33 4-18 7-37 12-54z"><text:p/></draw:path><draw:path draw:style-name="gr3" draw:text-style-name="P5" svg:width="0.0752in" svg:height="0.0878in" svg:x="0.4559in" svg:y="1.189in" svg:viewBox="0 0 192 224" svg:d="M179 120c7 0 13 0 13-8s-6-8-13-8c-55 0-109 0-164 0 5-51 50-89 104-89 20 0 40 0 60 0 7 0 13 0 13-7 0-8-6-8-13-8-20 0-40 0-60 0-66 0-119 49-119 112 0 62 53 112 119 112 20 0 40 0 60 0 7 0 13 0 13-7 0-8-6-8-13-8-20 0-40 0-60 0-54 0-99-37-104-89 55 0 109 0 164 0z"><text:p/></draw:path><draw:path draw:style-name="gr3" draw:text-style-name="P5" svg:width="0.1039in" svg:height="0.1087in" svg:x="0.5925in" svg:y="1.1622in" svg:viewBox="0 0 265 277" svg:d="M55 232c-15 26-30 32-47 33-5 0-8 0-8 8 0 2 2 4 4 4 11 0 23-2 34-2 13 0 26 2 39 2 2 0 7 0 7-8 0-4-4-4-6-4-9-1-19-4-19-14 0-5 3-9 6-15 10-16 20-33 30-49 32 0 64 0 96 0 1 9 7 62 7 65 0 12-21 13-29 13-5 0-8 0-8 8 0 4 4 4 5 4 15 0 32-2 49-2 9 0 34 2 43 2 3 0 7 0 7-9 0-3-4-3-9-3-24 0-24-3-25-14-8-81-17-162-24-242 0-8 0-9-7-9-6 0-8 2-10 7-45 74-90 150-135 225zM102 175c26-42 51-85 76-127 5 42 8 85 12 127-29 0-58 0-88 0z"><text:p/></draw:path><draw:path draw:style-name="gr3" draw:text-style-name="P5" svg:width="0.0846in" svg:height="0.0941in" svg:x="0.7433in" svg:y="1.1799in" svg:viewBox="0 0 216 240" svg:d="M117 9c-4-7-6-9-9-9-5 0-6 3-9 9-32 71-64 144-96 215-2 6-3 6-3 8 0 4 4 8 8 8 3 0 6 0 10-8 29-68 60-136 90-205 31 69 60 137 91 205 3 8 7 8 9 8 4 0 8-4 8-8-1-2 0-1-3-5-32-73-65-146-96-218z"><text:p/></draw:path><draw:path draw:style-name="gr3" draw:text-style-name="P5" svg:width="0.035in" svg:height="0.1516in" svg:x="0.885in" svg:y="1.1575in" svg:viewBox="0 0 90 386" svg:d="M90 383c0-1 0-2-6-9-49-48-61-122-61-180 0-68 14-136 62-184 5-5 5-5 5-6 0-3-2-4-4-4-4 0-39 26-62 76-19 42-24 85-24 118 0 29 4 77 25 119 25 49 57 73 61 73 2 0 4-1 4-3z"><text:p/></draw:path><draw:path draw:style-name="gr3" draw:text-style-name="P5" svg:width="0.0677in" svg:height="0.1051in" svg:x="0.9378in" svg:y="1.1661in" svg:viewBox="0 0 173 268" svg:d="M173 13c0-12-1-13-13-13-49 0-97 0-146 0-6 0-14 0-14 8 0 7 8 7 14 7 48 0 96 0 143 0 0 38 0 74 0 111-46 0-91 0-137 0-7 0-14 0-14 8s7 8 14 8c46 0 91 0 137 0 0 36 0 74 0 110-47 0-95 0-143 0-6 0-14-1-14 8 0 7 8 8 14 8 49 0 97 0 146 0 12 0 13-2 13-14 0-80 0-161 0-241z"><text:p/></draw:path><draw:path draw:style-name="gr3" draw:text-style-name="P5" svg:width="0.0555in" svg:height="0.1067in" svg:x="1.0213in" svg:y="1.1661in" svg:viewBox="0 0 142 272" svg:d="M74 4c0-1 0-4-5-4-9 0-37 2-47 3-3 1-8 1-8 8 0 4 4 4 10 4 19 0 19 4 19 7s-3 16-6 24c-9 42-20 85-30 127-6 18-7 25-7 38 0 38 21 61 49 61 46 0 93-58 93-114 0-35-20-61-52-61-17 0-33 11-45 23 10-39 19-77 29-116zM37 150c3-8 3-9 7-14 19-25 36-30 46-30 13 0 24 11 24 36 0 23-13 67-19 81-14 27-31 41-46 41-13 0-26-11-26-40 0-7 0-14 7-38 2-12 5-24 7-36z"><text:p/></draw:path><draw:path draw:style-name="gr3" draw:text-style-name="P5" svg:width="0.076in" svg:height="0.0878in" svg:x="1.1343in" svg:y="1.189in" svg:viewBox="0 0 194 224" svg:d="M179 120c7 0 15 0 15-8s-8-8-15-8c-55 0-109 0-164 0 6-51 50-89 105-89 20 0 40 0 59 0 7 0 15 0 15-7 0-8-8-8-15-8-19 0-40 0-60 0-66 0-119 49-119 112 0 62 53 112 119 112 20 0 41 0 60 0 7 0 15 0 15-7 0-8-8-8-15-8-19 0-39 0-59 0-55 0-99-37-105-89 55 0 109 0 164 0z"><text:p/></draw:path><draw:path draw:style-name="gr3" draw:text-style-name="P5" svg:width="0.1083in" svg:height="0.1035in" svg:x="1.2717in" svg:y="1.1673in" svg:viewBox="0 0 276 264" svg:d="M46 233c-4 16-4 19-35 19-7 0-11 0-11 8 0 4 4 4 11 4 46 0 91 0 137 0 62 0 107-46 107-84 0-28-22-50-59-55 39-7 80-36 80-72 0-29-25-53-71-53-43 0-87 0-130 0-8 0-11 0-11 8 0 3 3 3 11 3 4 0 8 0 14 1 7 1 10 1 10 7 0 1 0 2-1 6-18 70-34 139-52 208zM105 122c7-32 16-64 24-96 3-14 4-15 21-15 16 0 33 0 49 0 34 0 42 23 42 41 0 34-33 70-80 70-19 0-38 0-56 0zM87 252c-6 0-6 0-9-1-3 0-4 0-4-4 0-1 0-2 2-8 9-37 18-72 26-108 25 0 49 0 73 0 37 0 45 28 45 45 0 38-35 76-80 76-18 0-36 0-53 0z"><text:p/></draw:path><draw:path draw:style-name="gr3" draw:text-style-name="P5" svg:width="0.0157in" svg:height="0.0161in" svg:x="1.4016in" svg:y="1.2551in" svg:viewBox="0 0 41 42" svg:d="M41 21c0-11-9-21-20-21s-21 10-21 21 10 21 21 21 20-10 20-21z"><text:p/></draw:path><draw:path draw:style-name="gr3" draw:text-style-name="P5" svg:width="0.076in" svg:height="0.1382in" svg:x="1.4386in" svg:y="1.1642in" svg:viewBox="0 0 194 352" svg:d="M122 118c11 0 22 0 33 0 8 0 11 0 11-8 0-4-3-4-10-4-11 0-21 0-32 0 2-15 6-30 8-44 1-8 7-36 9-41 4-7 11-12 18-12 2 0 11 0 19 6-16 1-21 16-21 21 0 9 8 13 15 13 9 0 22-8 22-23 0-17-19-26-35-26-13 0-37 7-49 45-2 8-3 12-12 61-9 0-19 0-28 0-6 0-11 0-11 7 0 5 4 5 11 5 9 0 17 0 26 0-10 50-19 102-29 153-8 37-14 72-34 72-1 0-11 0-19-8 18-1 21-14 21-19 0-10-6-15-14-15-10 0-21 9-21 23 0 18 18 28 33 28 21 0 36-23 44-39 12-24 21-70 21-73 8-41 16-82 24-122z"><text:p/></draw:path><draw:path draw:style-name="gr3" draw:text-style-name="P5" svg:width="0.035in" svg:height="0.1516in" svg:x="1.5366in" svg:y="1.1575in" svg:viewBox="0 0 90 386" svg:d="M90 383c0-1 0-2-6-9-49-48-61-122-61-180 0-68 14-136 62-184 5-5 5-5 5-6 0-3-2-4-4-4-4 0-39 26-62 76-20 42-24 85-24 118 0 29 4 77 25 119 23 49 57 73 61 73 2 0 4-1 4-3z"><text:p/></draw:path><draw:path draw:style-name="gr3" draw:text-style-name="P5" svg:width="0.0693in" svg:height="0.0685in" svg:x="1.5866in" svg:y="1.2035in" svg:viewBox="0 0 177 175" svg:d="M129 25c-7-14-18-25-36-25-45 0-93 57-93 113 0 37 21 62 52 62 7 0 26-1 50-29 2 17 17 29 36 29 13 0 21-9 28-21 7-14 11-37 11-39 0-3-3-3-4-3-5 0-5 1-6 7-6 25-13 48-29 48-10 0-11-10-11-19 0-7-1-11 4-28 4-16 5-20 9-34 4-18 10-37 14-54 2-11 2-12 2-13 0-7-4-11-11-11-10 0-15 8-16 17zM103 125c-1 7-1 8-7 15-17 21-33 27-43 27-20 0-26-22-26-36 0-20 13-67 21-85 12-23 30-37 45-37 26 0 31 32 31 34s-1 4-1 6c-6 26-13 51-20 76z"><text:p/></draw:path><draw:path draw:style-name="gr3" draw:text-style-name="P5" svg:width="0.0346in" svg:height="0.1516in" svg:x="1.6701in" svg:y="1.1575in" svg:viewBox="0 0 89 386" svg:d="M89 194c0-31-3-77-25-121-23-48-56-73-61-73-2 0-3 1-3 4 0 1 0 1 8 9 37 38 59 99 59 181 0 66-14 134-63 182-4 5-4 6-4 7 0 2 1 3 3 3 5 0 40-26 62-75 20-43 24-86 24-117z"><text:p/></draw:path><draw:path draw:style-name="gr3" draw:text-style-name="P5" svg:width="0.1004in" svg:height="0.035in" svg:x="1.7713in" svg:y="1.2154in" svg:viewBox="0 0 256 90" svg:d="M244 15c6 0 12 0 12-7 0-8-6-8-12-8-77 0-155 0-232 0-5 0-12 0-12 8 0 7 7 7 13 7 77 0 154 0 231 0zM244 90c6 0 12 0 12-8 0-7-6-7-12-7-77 0-154 0-231 0-6 0-13 0-13 7 0 8 7 8 12 8 77 0 155 0 232 0z"><text:p/></draw:path><draw:path draw:style-name="gr3" draw:text-style-name="P5" svg:width="0.0555in" svg:height="0.1067in" svg:x="1.9307in" svg:y="1.1661in" svg:viewBox="0 0 142 272" svg:d="M74 4c0-1 0-4-6-4-9 0-36 2-46 3-3 1-8 1-8 8 0 4 4 4 9 4 19 0 20 4 20 7s-3 16-6 24c-11 42-20 85-31 127-5 18-6 25-6 38 0 38 20 61 48 61 47 0 94-58 94-114 0-35-21-61-52-61-17 0-33 11-45 23 10-39 19-77 29-116zM37 150c3-8 3-9 6-14 19-25 36-30 46-30 14 0 25 11 25 36 0 23-13 67-19 81-14 27-31 41-47 41-13 0-25-11-25-40 0-7 0-14 6-38 3-12 5-24 8-36z"><text:p/></draw:path><draw:path draw:style-name="gr3" draw:text-style-name="P5" svg:width="0.0346in" svg:height="0.1516in" svg:x="1.9972in" svg:y="1.1575in" svg:viewBox="0 0 89 386" svg:d="M89 194c0-31-3-77-25-121-23-48-56-73-61-73-2 0-3 1-3 4 0 1 0 1 8 9 37 38 59 99 59 181 0 66-14 134-63 182-4 5-4 6-4 7 0 2 1 3 3 3 5 0 40-26 62-75 20-43 24-86 24-117z"><text:p/></draw:path><draw:path draw:style-name="gr3" draw:text-style-name="P5" svg:width="0.1346in" svg:height="0.0787in" svg:x="2.0988in" svg:y="1.1937in" svg:viewBox="0 0 343 201" svg:d="M329 109c8 0 14 0 14-8s-6-8-14-8c-96 0-192 0-287 0 21-16 32-33 35-37 18-26 20-51 20-52 0-4-5-4-8-4-7 0-7 1-8 8-8 37-31 70-75 88-5 2-6 2-6 5 0 2 2 3 6 5 40 16 65 47 75 90 1 4 1 5 8 5 3 0 8 0 8-4 0-1-4-25-20-51-8-12-19-25-35-37 95 0 191 0 287 0z"><text:p/></draw:path><draw:path draw:style-name="gr3" draw:text-style-name="P5" svg:width="0.1346in" svg:height="0.0787in" svg:x="2.2252in" svg:y="1.1937in" svg:viewBox="0 0 343 201" svg:d="M301 109c-20 15-32 32-35 36-16 28-13 34-20 52 0 4 5 4 8 4 7 0 7 0 9-7 9-38 31-71 75-88 4-2 5-3 5-5 0-3-1-3-2-4-18-7-64-27-79-92-1-4-1-5-8-5-3 0-8 0-8 4 0 1 4 26 20 52 8 11 19 24 35 37-95 0-191 0-287 0-6 0-14 0-14 8s8 8 14 8c96 0 192 0 287 0z"><text:p/></draw:path><draw:path draw:style-name="gr3" draw:text-style-name="P5" svg:width="0.0752in" svg:height="0.0685in" svg:x="0.3185in" svg:y="1.4488in" svg:viewBox="0 0 192 175" svg:d="M118 54c3-10 12-45 38-45 2 0 11 0 20 4-11 2-19 12-19 21 0 7 5 13 15 13 8 0 20-6 20-22 0-20-21-25-35-25-23 0-36 20-40 30-10-27-31-30-42-30-41 0-63 49-63 59 0 4 3 3 5 4 3 0 4 0 5-4 13-41 39-50 52-50 7 0 21 3 21 25 0 12-7 39-21 92-7 25-20 40-37 40-2 0-12 0-19-4 10-3 18-10 18-21s-9-15-14-15c-12 0-22 11-22 24 0 17 20 25 36 25 27 0 40-28 41-30 4 14 19 30 42 30 39 0 61-50 61-60 0-4-3-4-4-4-3 0-4 2-4 4-14 42-40 51-52 51-15 0-21-12-21-25 0-9 2-17 7-34 4-18 7-36 12-53z"><text:p/></draw:path><draw:path draw:style-name="gr3" draw:text-style-name="P5" svg:width="0.0752in" svg:height="0.0878in" svg:x="0.4559in" svg:y="1.4339in" svg:viewBox="0 0 192 224" svg:d="M179 120c7 0 13 0 13-8s-6-8-13-8c-55 0-109 0-164 0 5-51 50-89 104-89 20 0 40 0 60 0 7 0 13 0 13-7 0-8-6-8-13-8-20 0-40 0-60 0-66 0-119 49-119 112 0 62 53 112 119 112 20 0 40 0 60 0 7 0 13 0 13-7 0-8-6-8-13-8-20 0-40 0-60 0-54 0-99-37-104-89 55 0 109 0 164 0z"><text:p/></draw:path><draw:path draw:style-name="gr3" draw:text-style-name="P5" svg:width="0.1039in" svg:height="0.1083in" svg:x="0.5925in" svg:y="1.4075in" svg:viewBox="0 0 265 276" svg:d="M55 232c-15 25-30 31-47 32-5 1-8 1-8 8 0 2 2 4 4 4 11 0 23-1 34-1 13 0 26 1 39 1 2 0 7 0 7-8 0-3-4-4-6-4-9 0-19-3-19-13 0-5 3-9 6-15 10-16 20-33 30-49 32 0 64 0 96 0 1 8 7 60 7 65 0 11-21 12-29 12-5 0-8 0-8 8 0 4 4 4 5 4 15 0 32-1 49-1 9 0 34 1 43 1 3 0 7 0 7-8 0-4-4-4-9-4-24 0-24-2-25-13-8-81-17-162-24-242 0-8 0-9-7-9-6 0-8 2-10 7-45 74-90 150-135 225zM102 175c26-43 51-85 76-128 5 43 8 85 12 128-29 0-58 0-88 0z"><text:p/></draw:path><draw:path draw:style-name="gr3" draw:text-style-name="P5" svg:width="0.0846in" svg:height="0.0941in" svg:x="0.7433in" svg:y="1.4252in" svg:viewBox="0 0 216 240" svg:d="M117 8c-4-7-6-8-9-8-5 0-6 3-9 8-32 72-64 144-96 216-2 5-3 6-3 8 0 4 4 8 8 8 3 0 6-1 10-8 29-68 60-137 90-206 31 69 60 138 91 206 3 8 7 8 9 8 4 0 8-4 8-8 0-1 0-2-3-7-32-72-65-145-96-217z"><text:p/></draw:path><draw:path draw:style-name="gr3" draw:text-style-name="P5" svg:width="0.0673in" svg:height="0.1051in" svg:x="0.8787in" svg:y="1.4102in" svg:viewBox="0 0 172 268" svg:d="M172 14c0-13-2-14-14-14-48 0-96 0-145 0-6 0-13 0-13 8 0 7 7 7 13 7 47 0 96 0 143 0 0 38 0 74 0 111-46 0-91 0-137 0-7 0-14 0-14 8s7 8 14 8c46 0 91 0 137 0 0 37 0 74 0 111-47 0-96 0-143 0-6 0-13 0-13 8 0 7 7 7 13 7 49 0 97 0 145 0 12 0 14-1 14-13 0-80 0-160 0-241z"><text:p/></draw:path><draw:path draw:style-name="gr3" draw:text-style-name="P5" svg:width="0.0559in" svg:height="0.1071in" svg:x="0.9618in" svg:y="1.4102in" svg:viewBox="0 0 143 273" svg:d="M75 4c-2-1 0-4-6-4-8 0-37 3-47 4-3 0-7 1-7 8 0 4 4 4 9 4 19 0 20 4 20 7s-4 15-5 24c-11 42-21 84-32 126-5 19-7 26-7 39 0 37 21 61 49 61 46 0 94-57 94-114 0-35-21-61-52-61-17 0-34 11-45 23 10-39 19-78 29-117zM39 151c2-9 2-9 5-14 19-25 36-30 46-30 14 0 24 11 24 36 0 22-12 67-19 81-13 27-30 40-46 40-13 0-26-10-26-39 0-7 0-15 7-39 3-12 5-23 9-35z"><text:p/></draw:path><draw:path draw:style-name="gr3" draw:text-style-name="P5" svg:width="0.0157in" svg:height="0.0157in" svg:x="1.0335in" svg:y="1.5in" svg:viewBox="0 0 41 41" svg:d="M41 21c0-12-10-21-21-21-12 0-20 9-20 21 0 11 8 20 20 20 11 0 21-9 21-20z"><text:p/></draw:path><draw:path draw:style-name="gr3" draw:text-style-name="P5" svg:width="0.0555in" svg:height="0.1071in" svg:x="1.0697in" svg:y="1.4102in" svg:viewBox="0 0 142 273" svg:d="M74 4c-1-1 0-4-5-4-9 0-37 3-47 4-3 0-8 1-8 8 0 4 4 4 9 4 19 0 20 4 20 7s-3 15-6 24c-11 42-21 84-32 126-4 19-5 26-5 39 0 37 20 61 48 61 47 0 94-57 94-114 0-35-21-61-52-61-17 0-33 11-45 23 10-39 19-78 29-117zM37 151c3-9 3-9 6-14 20-25 36-30 47-30 13 0 24 11 24 36 0 22-13 67-19 81-14 27-31 40-47 40-13 0-25-10-25-39 0-7 0-15 6-39 3-12 5-23 8-35z"><text:p/></draw:path><draw:path draw:style-name="gr3" draw:text-style-name="P5" svg:width="0.0756in" svg:height="0.0878in" svg:x="1.1827in" svg:y="1.4339in" svg:viewBox="0 0 193 224" svg:d="M179 120c7 0 14 0 14-8s-7-8-14-8c-55 0-109 0-164 0 5-51 50-89 104-89 20 0 41 0 60 0 7 0 14 0 14-7 0-8-7-8-14-8-19 0-40 0-60 0-66 0-119 49-119 112 0 62 53 112 119 112 20 0 41 0 60 0 7 0 14 0 14-7 0-8-7-8-14-8-19 0-40 0-60 0-54 0-99-37-104-89 55 0 109 0 164 0z"><text:p/></draw:path><draw:path draw:style-name="gr3" draw:text-style-name="P5" svg:width="0.1083in" svg:height="0.1035in" svg:x="1.3201in" svg:y="1.4118in" svg:viewBox="0 0 276 264" svg:d="M46 234c-4 15-4 18-35 18-7 0-11 0-11 8 0 4 3 4 11 4 46 0 91 0 137 0 62 0 107-45 107-84 0-27-22-49-59-54 39-7 80-36 80-72 0-29-25-54-71-54-43 0-87 0-130 0-8 0-11 0-11 8 0 4 3 4 10 4 1 0 9 0 15 1 7 0 10 1 10 6 0 2 0 3-1 7-18 70-34 139-52 208zM105 123c7-32 16-65 24-97 3-13 3-14 21-14 16 0 33 0 49 0 34 0 42 23 42 40 0 34-33 71-80 71-19 0-38 0-56 0zM87 252c-6 0-7 0-9 0-3 0-4-1-4-5 0-1 0-1 1-8 9-37 19-72 27-108 25 0 49 0 73 0 37 0 45 28 45 45 0 38-35 76-80 76-18 0-36 0-53 0z"><text:p/></draw:path><draw:path draw:style-name="gr3" draw:text-style-name="P5" svg:width="0.0839in" svg:height="0.0941in" svg:x="1.4791in" svg:y="1.4252in" svg:viewBox="0 0 214 240" svg:d="M117 8c-4-7-6-8-9-8-6 0-7 3-9 8-32 72-64 144-96 216-3 5-3 6-3 8 0 4 3 8 8 8 3 0 5-1 8-8 31-68 61-137 92-206 30 69 60 138 90 206 4 8 8 8 9 8 4 0 7-4 7-8 0-1 1-2-2-7-32-72-64-145-95-217z"><text:p/></draw:path><draw:path draw:style-name="gr3" draw:text-style-name="P5" svg:width="0.0346in" svg:height="0.1516in" svg:x="1.6209in" svg:y="1.4024in" svg:viewBox="0 0 89 386" svg:d="M89 382c0-1 0-1-7-8-47-50-60-122-60-182 0-67 15-134 63-182 4-5 4-6 4-7 0-2-1-3-3-3-5 0-39 26-62 75-20 43-24 86-24 117s4 77 25 121c23 48 56 73 61 73 2 0 3-1 3-4z"><text:p/></draw:path><draw:path draw:style-name="gr3" draw:text-style-name="P5" svg:width="0.0677in" svg:height="0.1051in" svg:x="1.6732in" svg:y="1.4102in" svg:viewBox="0 0 173 268" svg:d="M173 14c0-13-3-14-15-14-48 0-96 0-145 0-6 0-13 0-13 8 0 7 7 7 13 7 47 0 96 0 143 0 0 38 0 74 0 111-46 0-91 0-137 0-7 0-14 0-14 8s7 8 14 8c46 0 91 0 137 0 0 37 0 74 0 111-47 0-96 0-143 0-6 0-13 0-13 8 0 7 7 7 13 7 49 0 97 0 145 0 12 0 15-1 15-13 0-80 0-160 0-241z"><text:p/></draw:path><draw:path draw:style-name="gr3" draw:text-style-name="P5" svg:width="0.0693in" svg:height="0.0685in" svg:x="1.7555in" svg:y="1.4488in" svg:viewBox="0 0 177 175" svg:d="M129 24c-7-14-18-24-35-24-46 0-94 57-94 113 0 37 21 62 52 62 7 0 26-1 50-29 3 16 17 29 36 29 13 0 22-9 28-21 6-14 11-37 11-39 0-4-3-4-4-4-5 0-5 2-6 8-6 25-13 47-29 47-10 0-11-10-11-18s0-11 4-28 5-20 9-34c4-19 10-37 14-55 2-11 2-11 2-13 0-7-4-10-11-10-10 0-15 8-16 16zM103 124c-1 8-1 8-7 15-17 22-33 27-43 27-20 0-25-21-25-36 0-19 12-67 20-85 13-22 30-36 46-36 25 0 30 31 30 34 0 2-1 4-1 5-6 26-13 51-20 76z"><text:p/></draw:path><draw:path draw:style-name="gr3" draw:text-style-name="P5" svg:width="0.0752in" svg:height="0.0878in" svg:x="1.885in" svg:y="1.4339in" svg:viewBox="0 0 192 224" svg:d="M179 120c7 0 13 0 13-8s-6-8-13-8c-55 0-109 0-164 0 5-51 50-89 104-89 20 0 40 0 60 0 7 0 13 0 13-7 0-8-6-8-13-8-21 0-40 0-61 0-66 0-118 49-118 112 0 62 52 112 118 112 21 0 40 0 61 0 7 0 13 0 13-7 0-8-6-8-13-8-20 0-40 0-60 0-54 0-99-37-104-89 55 0 109 0 164 0z"><text:p/></draw:path><draw:path draw:style-name="gr3" draw:text-style-name="P5" svg:width="0.1039in" svg:height="0.1083in" svg:x="2.0217in" svg:y="1.4075in" svg:viewBox="0 0 265 276" svg:d="M55 232c-15 25-31 31-47 32-5 1-8 1-8 8 0 2 1 4 4 4 11 0 23-1 33-1 14 0 27 1 40 1 2 0 7 0 7-8 0-3-4-4-6-4-9 0-19-3-19-13 0-5 3-9 6-15 10-16 20-33 30-49 32 0 64 0 96 0 1 8 7 60 7 65 0 11-21 12-29 12-5 0-8 0-8 8 0 4 4 4 5 4 15 0 32-1 49-1 8 0 34 1 42 1 3 0 8 0 8-8 0-4-4-4-9-4-24 0-24-2-25-13-8-81-17-162-24-242 0-8 0-9-7-9-6 0-7 2-10 7-45 74-90 150-135 225zM101 175c25-43 52-85 77-128 5 43 8 85 12 128-29 0-59 0-89 0z"><text:p/></draw:path><draw:path draw:style-name="gr3" draw:text-style-name="P5" svg:width="0.0157in" svg:height="0.0157in" svg:x="2.1433in" svg:y="1.5in" svg:viewBox="0 0 41 41" svg:d="M41 21c0-12-9-21-20-21s-21 9-21 21c0 11 10 20 21 20s20-9 20-20z"><text:p/></draw:path><draw:path draw:style-name="gr3" draw:text-style-name="P5" svg:width="0.0693in" svg:height="0.0685in" svg:x="2.1787in" svg:y="1.4488in" svg:viewBox="0 0 177 175" svg:d="M129 24c-8-14-19-24-37-24-45 0-92 57-92 113 0 37 21 62 51 62 7 0 27-1 50-29 3 16 17 29 35 29 14 0 22-9 29-21 7-14 12-37 12-39 0-4-4-4-5-4-4 0-5 2-6 8-7 25-13 47-29 47-11 0-12-10-12-18s1-11 6-28c4-17 4-20 8-34 4-19 9-37 14-55 3-11 3-11 3-13 0-7-5-10-12-10-9 0-14 8-15 16zM103 124c-2 8-2 8-7 15-18 22-33 27-44 27-20 0-25-21-25-36 0-19 13-67 21-85 12-22 30-36 45-36 25 0 30 31 30 34 0 2 0 4-1 5-7 26-12 51-19 76z"><text:p/></draw:path><draw:path draw:style-name="gr3" draw:text-style-name="P5" svg:width="0.1004in" svg:height="0.035in" svg:x="2.3039in" svg:y="1.4598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5" svg:width="0.076in" svg:height="0.1382in" svg:x="2.4638in" svg:y="1.4087in" svg:viewBox="0 0 194 352" svg:d="M122 119c11 0 22 0 33 0 8 0 12 0 12-8 0-4-4-4-11-4-11 0-21 0-32 0 2-15 6-30 8-44 2-9 8-37 10-41 3-8 10-13 18-13 2 0 12 0 18 7-16 2-21 15-21 20 0 10 8 15 15 15 11 0 22-9 22-24 0-17-18-27-34-27-14 0-38 8-49 46-3 8-4 11-13 61-9 0-18 0-26 0s-13 0-13 6 4 6 11 6c9 0 17 0 26 0-10 50-19 101-29 152-6 37-13 72-34 72-1 0-11 0-19-6 19-2 22-16 22-21 0-9-7-14-14-14-10 0-22 9-22 24 0 17 18 26 33 26 22 0 37-23 44-37 12-25 21-72 22-74 8-41 15-82 23-122z"><text:p/></draw:path><draw:path draw:style-name="gr3" draw:text-style-name="P5" svg:width="0.035in" svg:height="0.1516in" svg:x="2.5618in" svg:y="1.4024in" svg:viewBox="0 0 90 386" svg:d="M90 382c0-1 0-1-6-8-49-50-61-122-61-182 0-67 14-134 62-182 5-5 5-6 5-7 0-2-1-3-4-3s-39 26-61 75c-20 43-25 86-25 117s4 77 26 121c23 48 57 73 60 73s4-1 4-4z"><text:p/></draw:path><draw:path draw:style-name="gr3" draw:text-style-name="P5" svg:width="0.0555in" svg:height="0.1071in" svg:x="2.613in" svg:y="1.4102in" svg:viewBox="0 0 142 273" svg:d="M74 4c-1-1 0-4-5-4-9 0-37 3-47 4-3 0-8 1-8 8 0 4 4 4 10 4 19 0 19 4 19 7s-3 15-6 24c-11 42-20 84-31 126-5 19-6 26-6 39 0 37 20 61 48 61 47 0 94-57 94-114 0-35-20-61-52-61-17 0-33 11-45 23 10-39 19-78 29-117zM37 151c3-9 3-9 7-14 19-25 36-30 46-30 13 0 24 11 24 36 0 22-13 67-19 81-14 27-31 40-47 40-12 0-25-10-25-39 0-7 0-15 7-39 2-12 5-23 7-35z"><text:p/></draw:path><draw:path draw:style-name="gr3" draw:text-style-name="P5" svg:width="0.035in" svg:height="0.1516in" svg:x="2.6799in" svg:y="1.4024in" svg:viewBox="0 0 90 386" svg:d="M90 192c0-29-4-77-25-119-24-49-57-73-61-73-2 0-4 1-4 3 0 1 0 2 8 9 37 39 59 100 59 180 0 66-14 135-61 184-6 5-6 5-6 6 0 3 2 4 4 4 4 0 39-26 62-76 20-42 24-85 24-118z"><text:p/></draw:path><draw:path draw:style-name="gr3" draw:text-style-name="P5" svg:width="0.0346in" svg:height="0.1516in" svg:x="2.7394in" svg:y="1.4024in" svg:viewBox="0 0 89 386" svg:d="M89 192c0-29-3-77-25-119-23-49-56-73-61-73-2 0-3 1-3 3 0 1 0 2 8 9 37 39 59 100 59 180 0 66-14 135-63 184-4 5-4 5-4 6 0 3 1 4 3 4 5 0 40-26 62-76 20-42 24-85 24-118z"><text:p/></draw:path><draw:path draw:style-name="gr3" draw:text-style-name="P5" svg:width="0.0843in" svg:height="0.0941in" svg:x="2.8315in" svg:y="1.4252in" svg:viewBox="0 0 215 240" svg:d="M117 8c-4-7-6-8-9-8-6 0-7 3-9 8-32 72-65 144-97 216-2 5-2 6-2 8 0 4 3 8 8 8 2 0 5-1 9-8 30-68 60-137 91-206 30 69 60 138 90 206 3 8 8 8 9 8 4 0 8-4 8-8 0-1 0-2-3-7-32-72-63-145-95-217z"><text:p/></draw:path><draw:path draw:style-name="gr3" draw:text-style-name="P5" svg:width="0.0752in" svg:height="0.1382in" svg:x="2.9665in" svg:y="1.4087in" svg:viewBox="0 0 192 352" svg:d="M121 119c11 0 22 0 33 0 8 0 12 0 12-8 0-4-4-4-11-4-11 0-21 0-32 0 2-15 6-30 8-44 2-9 8-37 10-41 3-8 10-13 17-13 3 0 12 0 20 7-17 2-21 15-21 20 0 10 7 15 15 15 9 0 20-9 20-24 0-17-17-27-34-27-13 0-37 8-48 46-2 8-3 11-13 61-9 0-18 0-27 0-7 0-12 0-12 6s5 6 11 6c9 0 17 0 26 0-10 50-19 101-29 152-7 37-13 72-34 72-1 0-11 0-18-6 18-2 21-16 21-21 0-9-6-14-14-14-10 0-21 9-21 24 0 17 16 26 32 26 22 0 37-23 44-37 12-25 21-72 22-74 8-41 15-82 23-122z"><text:p/></draw:path><draw:path draw:style-name="gr3" draw:text-style-name="P5" svg:width="0.0346in" svg:height="0.1516in" svg:x="3.0646in" svg:y="1.4024in" svg:viewBox="0 0 89 386" svg:d="M89 382c0-1 0-1-7-8-48-50-60-122-60-182 0-67 14-134 63-182 4-5 4-6 4-7 0-2-1-3-3-3-5 0-40 26-62 75-20 43-24 86-24 117s3 77 25 121c23 48 56 73 61 73 2 0 3-1 3-4z"><text:p/></draw:path><draw:path draw:style-name="gr3" draw:text-style-name="P5" svg:width="0.0756in" svg:height="0.0685in" svg:x="3.113in" svg:y="1.4488in" svg:viewBox="0 0 193 175" svg:d="M118 54c2-10 11-45 38-45 1 0 11 0 19 4-11 2-19 12-19 21 0 7 5 13 16 13 7 0 21-6 21-22 0-20-24-25-37-25-22 0-36 20-40 30-10-27-31-30-42-30-40 0-62 49-62 59 0 4 3 4 5 4 3 0 4 0 4-4 13-41 40-50 52-50 7 0 20 3 20 25 0 12-6 39-20 92-6 25-19 40-37 40-2 0-11 0-18-4 8-3 17-10 17-21s-9-15-14-15c-12 0-21 11-21 24 0 17 19 25 36 25 26 0 40-28 41-30 4 14 18 30 42 30 39 0 61-50 61-60 0-4-3-4-4-4-4 0-4 2-5 4-14 42-39 51-52 51-14 0-21-12-21-25 0-9 2-17 7-34 4-18 8-36 13-53z"><text:p/></draw:path><draw:path draw:style-name="gr3" draw:text-style-name="P5" svg:width="0.035in" svg:height="0.1516in" svg:x="3.2039in" svg:y="1.4024in" svg:viewBox="0 0 90 386" svg:d="M90 192c0-29-4-77-25-119-23-49-57-73-61-73-2 0-4 1-4 3 0 1 0 2 8 9 37 39 60 100 60 180 0 66-14 135-62 184-6 5-6 5-6 6 0 3 2 4 4 4 4 0 39-26 62-76 20-42 24-85 24-118z"><text:p/></draw:path><draw:path draw:style-name="gr3" draw:text-style-name="P5" svg:width="0.076in" svg:height="0.0878in" svg:x="3.3094in" svg:y="1.4339in" svg:viewBox="0 0 194 224" svg:d="M179 120c7 0 15 0 15-8s-8-8-15-8c-55 0-109 0-164 0 5-51 50-89 104-89 20 0 40 0 60 0 7 0 15 0 15-7 0-8-8-8-15-8-20 0-40 0-60 0-66 0-119 49-119 112 0 62 53 112 119 112 20 0 40 0 60 0 7 0 15 0 15-7 0-8-8-8-15-8-20 0-40 0-60 0-54 0-99-37-104-89 55 0 109 0 164 0z"><text:p/></draw:path><draw:path draw:style-name="gr3" draw:text-style-name="P5" svg:width="0.0555in" svg:height="0.1071in" svg:x="3.4476in" svg:y="1.4102in" svg:viewBox="0 0 142 273" svg:d="M75 4c-2-1 0-4-6-4-9 0-37 3-47 4-3 0-8 1-8 8 0 4 5 4 10 4 19 0 19 4 19 7s-3 15-6 24c-10 42-21 84-30 126-6 19-7 26-7 39 0 37 21 61 50 61 45 0 92-57 92-114 0-35-20-61-51-61-18 0-34 11-45 23 10-39 19-78 29-117zM37 151c4-9 4-9 7-14 19-25 36-30 46-30 15 0 24 11 24 36 0 22-13 67-19 81-13 27-31 40-45 40s-27-10-27-39c0-7 0-15 7-39 2-12 5-23 7-35z"><text:p/></draw:path><draw:path draw:style-name="gr3" draw:text-style-name="P5" svg:width="0.0394in" svg:height="0.1819in" svg:x="3.6811in" svg:y="1.387in" svg:viewBox="0 0 101 463" svg:d="M101 459c0-1-1-3-2-4-18-18-44-50-59-113-9-35-14-75-14-111 0-101 26-173 72-222 3-5 3-5 3-6 0-3-3-3-4-3-7 0-28 23-32 29-40 46-65 116-65 202 0 55 10 132 61 198 4 4 28 34 36 34 1 0 4 0 4-4z"><text:p/></draw:path><draw:path draw:style-name="gr3" draw:text-style-name="P5" svg:width="0.0677in" svg:height="0.1051in" svg:x="3.7362in" svg:y="1.4102in" svg:viewBox="0 0 173 268" svg:d="M173 14c0-13-3-14-15-14-48 0-96 0-145 0-6 0-13 0-13 8 0 7 7 7 13 7 47 0 96 0 143 0 0 38 0 74 0 111-46 0-91 0-137 0-7 0-13 0-13 8s6 8 13 8c46 0 91 0 137 0 0 37 0 74 0 111-47 0-96 0-143 0-6 0-13 0-13 8 0 7 7 7 13 7 49 0 97 0 145 0 12 0 15-1 15-13 0-80 0-160 0-241z"><text:p/></draw:path><draw:path draw:style-name="gr3" draw:text-style-name="P5" svg:width="0.0492in" svg:height="0.0693in" svg:x="3.8681in" svg:y="1.448in" svg:viewBox="0 0 126 177" svg:d="M67 98c9 1 41 8 41 35 0 20-13 35-44 35-32 0-46-22-54-55-1-4-1-6-6-6-4 0-4 3-4 10 0 17 0 34 0 51 0 7 0 9 4 9 1 0 3 0 9-8 1-1 1-1 8-8 18 16 35 16 43 16 45 0 62-26 62-54 0-20-12-32-16-36-13-12-28-16-44-19-22-4-47-9-47-32 0-13 10-29 43-29 43 0 44 35 45 47 0 3 3 2 4 3 6 0 6-2 6-9 0-13 0-26 0-39 0-7 0-9-5-9-2 0-2 0-8 4-1 1-5 6-6 7-14-11-31-11-36-11-48 0-62 25-62 47 0 13 5 24 16 33 13 10 24 12 51 18z"><text:p/></draw:path><draw:path draw:style-name="gr3" draw:text-style-name="P5" svg:width="0.074in" svg:height="0.0961in" svg:x="3.926in" svg:y="1.4504in" svg:viewBox="0 0 189 245" svg:d="M154 36c10-24 30-24 35-24 0-4 0-8 0-12-9 0-20 1-28 1-7 0-26-1-35-1 0 4 0 8 0 12 13 0 19 7 19 17 0 3 0 4-2 8-13 32-26 64-40 96-14-35-28-69-43-104-1-4-2-6-2-7 0-10 15-10 22-10 0-4 0-8 0-12-10 0-35 1-42 1-11 0-26-1-38-1 0 4 0 8 0 12 19 0 26 0 32 13 20 48 38 94 58 141-2 6-7 18-10 23-8 21-20 47-44 47-2 0-11 0-18-6 12-1 15-10 15-17 0-10-8-15-16-15s-17 4-17 16c0 18 16 31 36 31 24 0 40-22 50-44 23-55 45-110 68-165z"><text:p/></draw:path><draw:path draw:style-name="gr3" draw:text-style-name="P5" svg:width="0.076in" svg:height="0.0665in" svg:x="4.0087in" svg:y="1.4488in" svg:viewBox="0 0 194 170" svg:d="M30 37c0 34 0 70 0 104 0 17-5 17-30 17 0 5 0 8 0 12 13 0 33-1 43-1s31 1 44 1c0-4 0-7 0-12-27 0-31 0-31-17 0-23 0-48 0-71 0-40 28-61 53-61 24 0 29 21 29 43 0 29 0 59 0 89 0 17-5 17-31 17 0 5 0 8 0 12 14 0 33-1 44-1 10 0 29 1 43 1 0-4 0-7 0-12-20 0-30 0-30-11 0-24 0-49 0-73 0-34 0-45-12-60-6-6-19-14-41-14-28 0-46 16-57 41 0-14 0-28 0-41-18 1-36 3-54 4 0 5 0 8 0 12 26 0 30 3 30 21z"><text:p/></draw:path><draw:path draw:style-name="gr3" draw:text-style-name="P5" svg:width="0.0472in" svg:height="0.0949in" svg:x="4.0866in" svg:y="1.4228in" svg:viewBox="0 0 121 242" svg:d="M61 84c18 0 36 0 55 0 0-5 0-8 0-13-19 0-37 0-55 0 0-24 0-47 0-71-4 0-7 0-10 0-1 32-12 73-51 75 0 3 0 5 0 9 11 0 22 0 33 0 0 35 0 71 0 106 0 48 36 52 51 52 27 0 37-28 37-52 0-7 0-14 0-22-3 0-5 0-9 0 0 7 0 15 0 21 0 29-12 43-26 43-25 0-25-35-25-42 0-35 0-71 0-106z"><text:p/></draw:path><draw:path draw:style-name="gr3" draw:text-style-name="P5" svg:width="0.0685in" svg:height="0.0693in" svg:x="4.1492in" svg:y="1.448in" svg:viewBox="0 0 175 177" svg:d="M112 143c2 16 12 32 31 32 8 0 32-6 32-36 0-8 0-15 0-22-3 0-7 0-10 0 0 7 0 14 0 22 0 22-10 24-14 24-12 0-15-17-15-19 0-25 0-52 0-77 0-16 0-32-13-46-15-16-35-21-54-21-30 0-58 18-58 43 0 12 8 19 19 19 10 0 17-8 17-18 0-4-2-18-20-18 10-14 29-18 42-18 19 0 41 15 41 49 0 5 0 10 0 14-20 3-47 4-71 15-29 13-39 33-39 50 0 31 37 41 62 41 26 0 44-15 50-34zM110 80c0 13 0 26 0 39 0 36-27 49-45 49-19 0-35-13-35-33 0-21 16-53 80-55z"><text:p/></draw:path><draw:path draw:style-name="gr3" draw:text-style-name="P5" svg:width="0.0764in" svg:height="0.065in" svg:x="4.2209in" svg:y="1.4504in" svg:viewBox="0 0 195 166" svg:d="M107 76c12-16 26-34 35-44 12-14 29-20 46-20 0-4 0-8 0-12-10 0-22 1-32 1-11 0-32-1-36-1 0 4 0 8 0 12 8 0 11 6 11 12s-5 11-6 13c-7 10-16 20-24 30-10-13-21-25-31-38-3-5-3-5-3-8 0-6 6-9 13-9 0-4 0-8 0-12-10 0-35 1-41 1-8 0-26-1-37-1 0 4 0 8 0 12 28 0 28 0 46 23 13 17 26 33 38 50-12 15-24 30-36 46-19 23-41 23-50 23 0 4 0 8 0 12 10-1 22-1 33-1s26 1 36 1c0-4 0-8 0-12-8-1-11-6-11-12 0-8 11-21 34-49 10 14 20 26 30 39 3 4 8 10 8 12 0 4-3 10-13 10 0 4 0 8 0 12 11 0 33-1 41-1 10 0 26 0 37 1 0-4 0-8 0-12-21 0-28 0-37-12-17-22-34-44-51-66z"><text:p/></draw:path><draw:path draw:style-name="gr3" draw:text-style-name="P5" svg:width="0.0394in" svg:height="0.1819in" svg:x="4.3059in" svg:y="1.387in" svg:viewBox="0 0 101 463" svg:d="M101 231c0-55-10-132-60-198-5-4-29-33-37-33-1 0-4 0-4 3 0 1 1 2 2 5 19 19 44 50 60 112 8 35 13 75 13 111 0 38-5 78-15 117-14 53-37 84-57 106-3 4-2 4-3 5 0 3 3 4 4 4 7 0 28-24 32-30 40-46 65-115 65-202z"><text:p/></draw:path><draw:path draw:style-name="gr3" draw:text-style-name="P5" svg:width="0.126in" svg:height="0.1114in" svg:x="4.6815in" svg:y="1.4071in" svg:viewBox="0 0 321 284" svg:d="M61 223c-10 0-21 1-33 6-8 3-17 7-22 14-4 4-6 10-6 14 0 7 4 11 10 16 10 9 27 11 45 11 23 0 49-6 77-17 22 9 44 17 73 17 14 0 33-8 49-19 18-11 34-25 44-40 0-1 0-1 0-2s-1-3-2-3-3 0-5 0c-1 0-2 1-3 1-8 12-21 24-36 33-14 9-29 13-41 13-21 0-37-5-53-12 8-3 16-8 23-12 44-26 84-62 110-99 20-27 30-55 30-78 0-9-1-15-3-23-10-28-39-43-78-43-22 0-49 8-75 22-24 12-46 31-60 51-14 18-21 37-21 52 0 4 1 7 1 11 5 18 21 28 44 28 16 0 35-5 54-13 16-9 33-20 41-34 10-14 14-25 14-36 0-15-8-28-19-38l-1-1c-2 1-5 1-7 2-1 1-2 2-2 3v1l1 1c6 6 9 15 9 25 0 11-5 24-14 39-8 11-20 22-33 30-15 9-30 12-41 12-19 0-29-9-30-22 0-1 0-1 0-2 0-16 10-35 24-55 12-18 30-35 51-47 22-14 44-20 63-20 32 0 51 14 56 37 0 2 0 6 0 8 0 24-14 55-36 86-26 35-57 69-97 96-7 4-13 8-20 13-2-2-3-3-6-4-22-11-44-22-75-22zM29 244c1 0 3 0 4 0 5 0 11 1 16 1 28 0 49 7 69 16-22 8-43 14-62 14-15 0-28-2-36-9-2-1-3-4-3-8 0-3 1-7 3-12 1-1 4-2 9-2z"><text:p/></draw:path><draw:path draw:style-name="gr3" draw:text-style-name="P5" svg:width="0.0157in" svg:height="0.0157in" svg:x="4.826in" svg:y="1.5in" svg:viewBox="0 0 41 41" svg:d="M41 21c0-12-10-21-21-21s-20 9-20 21c0 11 9 20 20 20s21-9 21-20z"><text:p/></draw:path><draw:path draw:style-name="gr3" draw:text-style-name="P5" svg:width="0.1008in" svg:height="0.1087in" svg:x="4.8622in" svg:y="1.4079in" svg:viewBox="0 0 257 277" svg:d="M224 37c0-1 2-1 2-2 1 0 1-1 1-1 0-2-2-3-4-3-6 0-14 3-22 6-7 6-14 12-18 19-7 9-10 18-10 25 0 3 0 5 1 7 3 10 13 14 24 14 8 0 16-3 25-9 9-5 16-13 21-20 9-13 13-24 13-35 0-5-2-12-4-16-9-15-29-22-51-22-16 0-35 7-54 16-17 10-32 25-43 40-13 15-17 31-17 44 0 6 0 11 2 15 1 3 2 5 4 6-9 2-17 7-26 10-19 10-37 23-48 38-14 19-20 38-20 53 0 9 1 17 4 23 13 22 38 32 71 32 16 0 35-4 55-14 16-9 33-22 43-35 6-10 10-19 10-27 0-6-3-12-7-16-10-13-29-18-49-18-26 0-54 35-59 66v1c1 1 1 2 2 2s2 0 3 0 1-1 2-1 2-1 2-2c4-27 29-57 48-57 18 0 31 3 36 13 1 2 2 6 2 9 0 7-3 15-10 25-9 12-20 24-34 33-16 9-31 12-43 12-28 0-46-8-52-26-1-4-1-8-1-11 0-17 9-36 23-58 9-12 22-26 37-36 6-3 13-5 18-7 10 6 23 11 39 11 3 0 7-1 12-2 2-2 5-4 8-6 1-2 2-4 2-5 0-5-6-7-8-8-7-3-14-5-23-5-6 0-12 0-20 3 0-3-1-4-1-6 0-1 0-3 0-4 0-13 9-30 21-49 9-12 17-24 32-34 12-7 25-12 35-12 21 0 37 5 44 16 2 3 3 7 3 13 0 7-3 16-11 27-3 7-10 13-16 18-7 4-13 6-18 6-12 0-17-4-17-12 0-5 3-13 8-22 5-5 9-11 16-14 5-4 11-5 15-5 1 0 2-2 2-3zM130 124c8 0 14 0 18 2 2 2 2 2 3 2 0 1-1 1-1 1-2 1-1 2-3 2-2 1-4 1-6 1-10 0-18-2-23-7 3-1 7-1 12-1z"><text:p/></draw:path><draw:path draw:style-name="gr3" draw:text-style-name="P5" svg:width="0.0157in" svg:height="0.0157in" svg:x="4.9819in" svg:y="1.5in" svg:viewBox="0 0 41 41" svg:d="M41 21c0-12-10-21-21-21-12 0-20 9-20 21 0 11 8 20 20 20 11 0 21-9 21-20z"><text:p/></draw:path><draw:path draw:style-name="gr3" draw:text-style-name="P5" svg:width="0.1197in" svg:height="0.1122in" svg:x="5.0205in" svg:y="1.4079in" svg:viewBox="0 0 305 286" svg:d="M305 56c0-1-1-2-4-2-6 0-13 1-19 2-11-34-41-56-93-56-46 0-106 27-136 69-17 22-24 44-24 61 0 24 14 39 45 39 27 0 64-27 83-56 14-17 20-35 20-50 0-3 0-5 0-6s-1-2-3-2h-1c-1 0-1 0-3 0-1 1-2 2-2 3 0 15-6 33-20 52-18 26-50 51-72 51-20 0-29-11-29-27s9-37 26-61c26-37 77-64 114-64 47 0 75 20 84 51-39 18-78 63-107 105-28 38-57 80-81 98-10-5-20-8-32-8-1 0-3 0-4 0-14 0-37 1-45 11-1 2-2 3-2 5 0 8 29 9 47 9 5 0 8 0 12 0 9 0 19-2 28-5 12 4 24 11 41 11 8 0 17-1 28-6 44-16 79-57 100-94 20-36 30-71 30-99 0-7-1-14-2-20 5-3 11-5 15-5 1 0 2 0 4-2 1-1 2-2 2-4zM246 184c-18 35-49 72-90 88-10 4-20 5-27 5-12 0-22-3-32-8 36-19 72-61 100-100 25-36 53-76 77-94 0 4 0 9 0 12 0 27-10 60-28 97zM61 272c-35 0-38-3-39-3 4-4 14-5 27-5 9 0 17 2 24 4-4 3-8 4-12 4z"><text:p/></draw:path><draw:path draw:style-name="gr3" draw:text-style-name="P5" svg:width="0.0157in" svg:height="0.0157in" svg:x="5.1567in" svg:y="1.5in" svg:viewBox="0 0 41 41" svg:d="M41 21c0-12-10-21-21-21s-20 9-20 21c0 11 9 20 20 20s21-9 21-20z"><text:p/></draw:path><draw:path draw:style-name="gr3" draw:text-style-name="P5" svg:width="0.1008in" svg:height="0.1039in" svg:x="5.2787in" svg:y="1.4114in" svg:viewBox="0 0 257 265" svg:d="M257 13c0-12-1-13-14-13-77 0-153 0-230 0-12 0-13 1-13 13 0 79 0 160 0 239 0 12 1 13 14 13 76 0 153 0 229 0 13 0 14-1 14-13 0-79 0-160 0-239z"><text:p/></draw:path></draw:g></text:p>
      <text:h text:style-name="Heading_20_2" text:outline-level="2">6. הוכחת והפרכת טענות על פונקציות נתונות</text:h>
      <text:h text:style-name="Heading_20_3" text:outline-level="3">סעיף (א) <text:span text:style-name="T22">– סתירה</text:span></text:h>
      <text:p text:style-name="P12"><draw:g text:anchor-type="as-char" svg:y="-0.4181in" draw:z-index="332" draw:name="Shape200" draw:style-name="gr1"><svg:title>TexMaths</svg:title><svg:desc>11§latex§\begin{align*}
  &amp;f_\to(f_\oto(\{-2, 0, 1\})) \\
  = &amp;f_\to(\{0, -1, 1\}) \\
  = &amp;\{\{0, 1\} \\
  \neq &amp;\{-2, 0, 1\} \QED
\end{align}§svg§600§FALSE§</svg:desc><draw:path draw:style-name="gr2" draw:text-style-name="P4" svg:width="1.7469in" svg:height="0.8201in" svg:x="0.0004in" svg:y="0.0071in" svg:viewBox="0 0 4438 2084" svg:d="M0 0c1480 0 2958 0 4438 0 0 695 0 1389 0 2084-1480 0-2958 0-4438 0 0-695 0-1389 0-2084z"><text:p/></draw:path><draw:path draw:style-name="gr3" draw:text-style-name="P5" svg:width="0.0756in" svg:height="0.1378in" svg:x="0.1193in" svg:y="0.0071in" svg:viewBox="0 0 193 351" svg:d="M121 118c11 0 22 0 33 0 8 0 12 0 12-8 0-4-4-4-10-4-11 0-22 0-33 0 4-15 6-30 9-44 1-8 7-36 9-41 3-7 10-12 19-12 1 0 11 0 18 6-17 1-21 16-21 21 0 9 7 13 15 13 10 0 21-8 21-23 0-17-18-26-33-26-14 0-38 7-50 45-2 8-3 12-13 61-9 0-18 0-27 0-6 0-11 0-11 7 0 5 4 5 11 5 9 0 17 0 26 0-10 50-20 102-30 152-7 38-13 73-33 73-2 0-11 0-19-8 18-1 21-14 21-21 0-8-6-13-14-13-10 0-21 9-21 23 0 18 17 27 33 27 21 0 36-22 43-38 13-24 22-70 22-73 8-41 15-82 23-122z"><text:p/></draw:path><draw:path draw:style-name="gr3" draw:text-style-name="P5" svg:width="0.1043in" svg:height="0.0555in" svg:x="0.1937in" svg:y="0.0823in" svg:viewBox="0 0 266 142" svg:d="M229 78c-34 24-40 59-40 61 0 3 4 3 7 3 5 0 6 0 8-5 1-6 5-24 19-38 16-17 30-21 41-24 1-1 2-2 2-4 0-3-1-3-4-4-40-13-53-41-60-64 0-3-3-3-6-3-5 0-7 0-7 3 0 1 4 19 17 38 6 10 13 17 23 24-73 0-145 0-218 0-4 0-11 0-11 5 0 8 7 8 11 8 73 0 145 0 218 0z"><text:p/></draw:path><draw:path draw:style-name="gr3" draw:text-style-name="P5" svg:width="0.0346in" svg:height="0.1516in" svg:x="0.3295in" svg:y="0in" svg:viewBox="0 0 89 386" svg:d="M89 383c0-1 0-3-6-9-49-49-61-122-61-180 0-68 15-136 63-184 4-5 4-5 4-6 0-3-1-4-3-4-5 0-39 26-62 75-20 43-24 86-24 119 0 29 4 76 25 119 23 48 56 73 61 73 2 0 3-1 3-3z"><text:p/></draw:path><draw:path draw:style-name="gr3" draw:text-style-name="P5" svg:width="0.076in" svg:height="0.1378in" svg:x="0.3815in" svg:y="0.0071in" svg:viewBox="0 0 194 351" svg:d="M122 118c11 0 22 0 33 0 8 0 11 0 11-8 0-4-3-4-10-4-11 0-21 0-32 0 3-15 6-30 8-44 2-8 7-36 10-41 3-7 10-12 18-12 1 0 12 0 18 6-16 1-21 16-21 21 0 9 8 13 15 13 10 0 22-8 22-23 0-17-19-26-34-26-14 0-38 7-50 45-2 8-3 12-12 61-9 0-18 0-26 0s-13 0-13 7c0 5 4 5 11 5 9 0 17 0 26 0-10 50-19 102-29 152-8 38-14 73-34 73-1 0-11 0-19-8 18-1 22-14 22-21 0-8-7-13-14-13-11 0-22 9-22 23 0 18 18 27 33 27 21 0 37-22 44-38 12-24 21-70 22-73 8-41 15-82 23-122z"><text:p/></draw:path><draw:path draw:style-name="gr3" draw:text-style-name="P5" svg:width="0.1043in" svg:height="0.0555in" svg:x="0.4567in" svg:y="0.0823in" svg:viewBox="0 0 266 142" svg:d="M255 78c5 0 11 0 11-7 0-6-6-6-11-6-72 0-145 0-218 0 35-25 39-61 39-62 0-3-2-3-6-3-5 0-6 0-7 4-10 43-40 56-61 63-1 1-2 2-2 3 0 4 2 5 3 5 39 12 54 37 60 64 1 3 3 3 7 3s6 0 6-3c0-2-2-19-15-38-7-10-15-17-24-23 73 0 146 0 218 0z"><text:p/></draw:path><draw:path draw:style-name="gr3" draw:text-style-name="P5" svg:width="0.035in" svg:height="0.1516in" svg:x="0.5921in" svg:y="0in" svg:viewBox="0 0 90 386" svg:d="M90 383c0-1 0-3-6-9-49-49-61-122-61-180 0-68 14-136 62-184 5-5 5-5 5-6 0-3-2-4-4-4-3 0-39 26-62 75-20 43-24 86-24 119 0 29 4 76 25 119 23 48 58 73 61 73 2 0 4-1 4-3z"><text:p/></draw:path><draw:path draw:style-name="gr3" draw:text-style-name="P5" svg:width="0.0539in" svg:height="0.1516in" svg:x="0.6472in" svg:y="0in" svg:viewBox="0 0 138 386" svg:d="M81 52c0-16 11-41 53-43 2-1 4-2 4-5 0-4-4-4-8-4-39 0-74 20-74 48 0 30 0 59 0 88 0 16 0 28-15 41-13 11-29 11-37 12-2 0-4 2-4 5s2 3 7 4c25 1 44 15 48 34 1 4 1 4 1 19 0 25 0 51 0 77 0 15 0 28 19 43 15 11 41 15 55 15 4 0 8 0 8-4s-3-4-7-4c-24-2-43-14-47-34-3-3-3-4-3-19 0-26 0-53 0-80 0-17-2-24-15-37-8-8-19-12-30-14 32-9 45-28 45-50 0-31 0-62 0-92z"><text:p/></draw:path><draw:path draw:style-name="gr3" draw:text-style-name="P5" svg:width="0.0929in" svg:height="0.0055in" svg:x="0.7252in" svg:y="0.0732in" svg:viewBox="0 0 237 15" svg:d="M222 15c7 0 15 0 15-7 0-8-8-8-15-8-69 0-139 0-209 0-6 0-13 0-13 8 0 7 7 7 13 7 70 0 140 0 209 0z"><text:p/></draw:path><draw:path draw:style-name="gr3" draw:text-style-name="P5" svg:width="0.0602in" svg:height="0.1004in" svg:x="0.8386in" svg:y="0.013in" svg:viewBox="0 0 154 256" svg:d="M30 227c13-14 27-27 40-40 61-53 84-74 84-112 0-44-35-75-82-75-43 0-72 35-72 69 0 22 19 22 20 22 6 0 20-4 20-21 0-10-7-19-20-19-3 0-5 0-6 0 9-26 30-40 53-40 35 0 52 32 52 64 0 31-20 61-41 84-25 28-49 55-75 83-3 4-3 5-3 14 47 0 96 0 143 0 3-22 8-45 11-67-3 0-7 0-10 0-2 12-4 29-9 35-2 3-27 3-36 3-23 0-46 0-69 0z"><text:p/></draw:path><draw:path draw:style-name="gr3" draw:text-style-name="P5" svg:width="0.0173in" svg:height="0.0449in" svg:x="0.9197in" svg:y="0.098in" svg:viewBox="0 0 45 115" svg:d="M45 41c0-26-10-41-24-41-13 0-21 10-21 21 0 10 8 20 21 20 4 0 9-1 13-5 1-1 1-1 2-1 0 2 0 0 0 6 0 28-13 51-26 65-3 4-3 4-3 5 0 3 1 4 3 4 4 0 35-29 35-74z"><text:p/></draw:path><draw:path draw:style-name="gr3" draw:text-style-name="P5" svg:width="0.0638in" svg:height="0.1039in" svg:x="0.9803in" svg:y="0.013in" svg:viewBox="0 0 163 265" svg:d="M163 133c0-31-2-62-17-90-17-38-49-43-65-43-23 0-51 10-67 45-13 28-14 57-14 88 0 29 1 64 17 94 17 30 45 38 63 38 21 0 51-8 69-45 12-26 14-56 14-87zM80 256c-14 0-37-9-44-46-4-23-4-58-4-81 0-26 0-51 3-72 7-46 37-49 45-49 14 0 39 7 47 45 3 22 3 51 3 76 0 28 0 55-5 80-5 36-27 47-45 47z"><text:p/></draw:path><draw:path draw:style-name="gr3" draw:text-style-name="P5" svg:width="0.0173in" svg:height="0.0449in" svg:x="1.0634in" svg:y="0.098in" svg:viewBox="0 0 45 115" svg:d="M45 41c0-26-10-41-25-41-12 0-20 10-20 21 0 10 8 20 20 20 5 0 10-1 14-5 1-1 1-1 1-1 1 0 1 0 1 6 0 28-13 51-26 65-4 4-4 4-4 5 0 3 2 4 4 4 4 0 35-29 35-74z"><text:p/></draw:path><draw:path draw:style-name="gr3" draw:text-style-name="P5" svg:width="0.05in" svg:height="0.1004in" svg:x="1.1315in" svg:y="0.013in" svg:viewBox="0 0 128 256" svg:d="M79 10c0-10 0-10-9-10-24 24-58 24-70 24 0 5 0 8 0 12 8 0 31 0 51-10 0 67 0 133 0 201 0 13-1 18-37 18-4 0-7 0-12 0 0 3 0 8 0 11 13-1 48-1 63-1s49 0 63 1c0-3 0-8 0-11-5 0-8 0-12 0-36 0-37-4-37-18 0-73 0-145 0-217z"><text:p/></draw:path><draw:path draw:style-name="gr3" draw:text-style-name="P5" svg:width="0.0531in" svg:height="0.1516in" svg:x="1.2051in" svg:y="0in" svg:viewBox="0 0 136 386" svg:d="M55 335c0 16-10 40-52 43-2 0-3 1-3 4 0 4 4 4 8 4 37 0 73-19 73-48 0-30 0-59 0-88 0-15 0-28 16-40 13-11 28-12 36-12 2-1 3-2 3-4 0-5-2-5-5-5-25-2-44-15-48-34-2-4-2-5-2-20 0-25 0-50 0-76 0-16 0-28-18-44-16-11-42-15-55-15-4 0-8 0-8 4s2 4 6 5c24 1 44 13 48 33 1 3 1 4 1 18 0 28 0 54 0 82 0 17 3 24 15 36 9 8 20 12 31 16-32 8-46 26-46 48 0 31 0 63 0 93z"><text:p/></draw:path><draw:path draw:style-name="gr3" draw:text-style-name="P5" svg:width="0.035in" svg:height="0.1516in" svg:x="1.2787in" svg:y="0in" svg:viewBox="0 0 90 386" svg:d="M90 194c0-31-4-77-26-121-23-48-56-73-60-73-2 0-4 1-4 4 0 1 0 1 8 9 37 38 59 99 59 181 0 65-14 134-61 182-6 4-6 6-6 7 0 2 2 3 4 3 4 0 39-26 62-75 19-43 24-86 24-117z"><text:p/></draw:path><draw:path draw:style-name="gr3" draw:text-style-name="P5" svg:width="0.0346in" svg:height="0.1516in" svg:x="1.3378in" svg:y="0in" svg:viewBox="0 0 89 386" svg:d="M89 194c0-31-4-77-25-121-23-48-56-73-61-73-2 0-3 1-3 4 0 1 0 1 7 9 38 38 60 99 60 181 0 65-14 134-63 182-4 4-4 6-4 7 0 2 1 3 3 3 5 0 39-26 62-75 20-43 24-86 24-117z"><text:p/></draw:path><draw:path draw:style-name="gr3" draw:text-style-name="P5" svg:width="0.1004in" svg:height="0.0354in" svg:x="0.0012in" svg:y="0.2862in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5" svg:width="0.0756in" svg:height="0.1378in" svg:x="0.1193in" svg:y="0.235in" svg:viewBox="0 0 193 351" svg:d="M121 118c11 0 22 0 33 0 8 0 12 0 12-8 0-4-4-4-10-4-11 0-22 0-33 0 4-15 6-30 9-44 1-8 7-36 9-41 3-7 10-13 19-13 1 0 11 0 18 7-17 1-21 15-21 21 0 9 7 13 15 13 10 0 21-8 21-23 0-17-18-26-33-26-14 0-38 7-50 45-2 8-3 12-13 61-9 0-18 0-27 0-6 0-11 0-11 7 0 5 4 5 11 5 9 0 17 0 26 0-10 50-20 102-30 152-7 38-13 73-33 73-2 0-11 0-19-8 18-1 21-14 21-21 0-8-6-13-14-13-10 0-21 9-21 23 0 18 17 27 33 27 21 0 36-22 43-38 13-24 22-70 22-73 8-41 15-82 23-122z"><text:p/></draw:path><draw:path draw:style-name="gr3" draw:text-style-name="P5" svg:width="0.1043in" svg:height="0.0555in" svg:x="0.1937in" svg:y="0.3098in" svg:viewBox="0 0 266 142" svg:d="M229 77c-34 25-40 60-40 62 0 3 4 3 7 3 5 0 6 0 8-5 1-6 5-24 19-38 16-17 30-21 41-24 1-1 2-2 2-4 0-3-1-3-4-4-40-13-53-41-60-64 0-3-3-3-6-3-5 0-7 0-7 3 0 1 4 19 17 38 6 10 13 17 23 23-73 0-145 0-218 0-4 0-11 0-11 6 0 7 7 7 11 7 73 0 145 0 218 0z"><text:p/></draw:path><draw:path draw:style-name="gr3" draw:text-style-name="P5" svg:width="0.0346in" svg:height="0.1516in" svg:x="0.3295in" svg:y="0.2283in" svg:viewBox="0 0 89 386" svg:d="M89 383c0-1 0-3-6-9-49-49-61-122-61-180 0-69 15-136 63-184 4-5 4-6 4-7 0-2-1-3-3-3-5 0-39 26-62 75-20 43-24 86-24 119 0 29 4 75 25 119 23 48 56 73 61 73 2 0 3-1 3-3z"><text:p/></draw:path><draw:path draw:style-name="gr3" draw:text-style-name="P5" svg:width="0.0539in" svg:height="0.1516in" svg:x="0.3846in" svg:y="0.2283in" svg:viewBox="0 0 138 386" svg:d="M81 52c0-16 10-41 53-43 1-1 4-2 4-5 0-4-4-4-8-4-39 0-74 20-74 48 0 30 0 59 0 88 0 16 0 28-15 40s-29 12-38 13c-2 0-3 1-3 5 0 3 2 3 7 3 25 2 44 15 48 35 1 4 1 4 1 19 0 25 0 50 0 76 0 16 0 28 18 44 15 11 40 15 56 15 4 0 8 0 8-4s-3-4-7-5c-24-1-43-13-48-33-2-3-2-4-2-19 0-26 0-53 0-80 0-18-3-25-15-37-8-8-20-12-30-14 31-10 45-28 45-50 0-31 0-62 0-92z"><text:p/></draw:path><draw:path draw:style-name="gr3" draw:text-style-name="P5" svg:width="0.0638in" svg:height="0.1043in" svg:x="0.4555in" svg:y="0.2406in" svg:viewBox="0 0 163 266" svg:d="M163 134c0-31-2-61-16-90-17-37-49-44-66-44-23 0-51 11-67 46-12 27-14 57-14 88 0 29 1 64 18 94 16 30 45 38 63 38 21 0 51-8 68-45 12-26 14-56 14-87zM81 257c-15 0-38-9-45-46-4-23-4-59-4-81 0-26 0-51 3-72 8-46 37-49 46-49 13 0 39 6 46 45 4 22 4 52 4 76 0 28 0 55-4 79-6 37-28 48-46 48z"><text:p/></draw:path><draw:path draw:style-name="gr3" draw:text-style-name="P5" svg:width="0.0173in" svg:height="0.0449in" svg:x="0.539in" svg:y="0.326in" svg:viewBox="0 0 45 115" svg:d="M45 41c0-26-9-41-24-41-13 0-21 10-21 21 0 10 8 20 21 20 4 0 10-1 13-5 1-1 1-1 2-1 0 2 1 0 1 6 0 28-14 51-26 65-4 4-4 4-4 5 0 3 2 4 3 4 4 0 35-29 35-74z"><text:p/></draw:path><draw:path draw:style-name="gr3" draw:text-style-name="P5" svg:width="0.0929in" svg:height="0.0055in" svg:x="0.6059in" svg:y="0.3012in" svg:viewBox="0 0 237 15" svg:d="M223 15c7 0 14 0 14-7 0-8-7-8-14-8-69 0-139 0-209 0-6 0-14 0-14 8 0 7 8 7 14 7 70 0 140 0 209 0z"><text:p/></draw:path><draw:path draw:style-name="gr3" draw:text-style-name="P5" svg:width="0.05in" svg:height="0.1008in" svg:x="0.7256in" svg:y="0.2406in" svg:viewBox="0 0 128 257" svg:d="M79 11c0-10 0-11-9-11-24 25-58 25-70 25 0 5 0 8 0 12 8 0 31 0 51-10 0 68 0 134 0 201 0 13-1 17-37 17-4 0-7 0-12 0 0 5 0 8 0 12 13-1 48-1 63-1s48 0 63 1c0-4 0-7 0-12-5 0-9 0-14 0-34 0-35-3-35-17 0-73 0-144 0-217z"><text:p/></draw:path><draw:path draw:style-name="gr3" draw:text-style-name="P5" svg:width="0.0177in" svg:height="0.0449in" svg:x="0.8008in" svg:y="0.326in" svg:viewBox="0 0 46 115" svg:d="M46 41c0-26-10-41-25-41-13 0-21 10-21 21 0 10 8 20 21 20 4 0 10-1 13-5 1-1 1-1 2-1 0 2 1 0 1 6 0 28-13 51-26 65-4 4-4 4-4 5 0 3 2 4 4 4 3 0 35-29 35-74z"><text:p/></draw:path><draw:path draw:style-name="gr3" draw:text-style-name="P5" svg:width="0.05in" svg:height="0.1008in" svg:x="0.8693in" svg:y="0.2406in" svg:viewBox="0 0 128 257" svg:d="M79 11c0-10 0-11-9-11-24 25-58 25-70 25 0 5 0 8 0 12 8 0 30 0 51-10 0 68 0 134 0 201 0 13-1 17-37 17-4 0-7 0-12 0 0 5 0 8 0 12 13-1 48-1 63-1s48 0 63 1c0-4 0-7 0-12-5 0-9 0-14 0-34 0-35-3-35-17 0-73 0-144 0-217z"><text:p/></draw:path><draw:path draw:style-name="gr3" draw:text-style-name="P5" svg:width="0.0539in" svg:height="0.1516in" svg:x="0.9421in" svg:y="0.2283in" svg:viewBox="0 0 138 386" svg:d="M56 334c0 17-10 41-52 43-2 1-4 2-4 5 0 4 4 4 8 4 37 0 73-19 73-48 0-30 0-59 0-88 0-16 0-28 17-40 13-12 27-12 36-13 2 0 4-1 4-3 0-5-3-5-7-5-25-2-44-15-47-35-3-3-3-4-3-19 0-25 0-50 0-76 0-16 0-28-17-44-16-12-43-15-56-15-4 0-8 0-8 4s2 4 7 5c24 1 43 13 48 33 1 3 1 4 1 18 0 27 0 54 0 81 0 18 3 25 16 37 7 8 19 12 29 16-31 8-45 26-45 48 0 31 0 61 0 92z"><text:p/></draw:path><draw:path draw:style-name="gr3" draw:text-style-name="P5" svg:width="0.0346in" svg:height="0.1516in" svg:x="1.0161in" svg:y="0.2283in" svg:viewBox="0 0 89 386" svg:d="M89 194c0-31-4-77-25-121-23-48-56-73-61-73-2 0-3 1-3 3 0 1 0 2 7 10 38 38 60 99 60 181 0 65-14 133-63 182-4 4-4 6-4 7 0 2 1 3 3 3 5 0 39-26 62-75 20-43 24-86 24-117z"><text:p/></draw:path><draw:path draw:style-name="gr3" draw:text-style-name="P5" svg:width="0.1004in" svg:height="0.0354in" svg:x="0.0012in" svg:y="0.5138in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5" svg:width="0.0531in" svg:height="0.1516in" svg:x="0.122in" svg:y="0.4559in" svg:viewBox="0 0 136 386" svg:d="M81 52c0-17 10-41 52-43 2-1 3-2 3-5 0-4-2-4-6-4-39 0-74 20-75 48 0 30 0 59 0 88 0 16 0 28-15 40-14 12-29 12-37 13-2 0-3 1-3 3 0 5 2 5 6 5 25 2 44 15 48 35 1 3 1 4 1 19 0 25 0 50 0 76 0 16 0 28 19 44 15 11 40 15 56 15 4 0 6 0 6-4s-2-4-5-5c-24-1-44-13-48-33-2-3-2-4-2-19 0-26 0-53 0-80 0-18-3-25-15-37-9-8-20-12-31-16 32-8 46-26 46-48 0-31 0-62 0-92z"><text:p/></draw:path><draw:path draw:style-name="gr3" draw:text-style-name="P5" svg:width="0.0539in" svg:height="0.1516in" svg:x="0.198in" svg:y="0.4559in" svg:viewBox="0 0 138 386" svg:d="M81 52c0-17 11-41 53-43 2-1 4-2 4-5 0-4-4-4-8-4-39 0-74 20-74 48 0 30 0 59 0 88 0 16 0 28-15 40-13 12-29 12-38 13-1 0-3 1-3 3 0 5 2 5 7 5 25 2 44 15 48 35 1 3 1 4 1 19 0 25 0 50 0 76 0 16 0 28 19 44 14 11 41 15 55 15 4 0 8 0 8-4s-3-4-7-5c-24-1-43-13-48-33-2-3-2-4-2-19 0-26 0-53 0-80 0-18-2-25-15-37-8-8-19-12-30-16 32-8 45-26 45-48 0-31 0-62 0-92z"><text:p/></draw:path><draw:path draw:style-name="gr3" draw:text-style-name="P5" svg:width="0.0638in" svg:height="0.1043in" svg:x="0.2689in" svg:y="0.4685in" svg:viewBox="0 0 163 266" svg:d="M163 134c0-31-1-61-16-90-17-37-49-44-64-44-25 0-52 10-69 46-12 27-14 57-14 88 0 29 2 64 18 94s45 38 63 38c21 0 51-8 68-45 13-26 14-56 14-87zM81 257c-15 0-37-10-45-46-3-23-3-59-3-81 0-26 0-51 2-72 8-46 37-49 46-49 14 0 39 6 47 45 3 22 3 52 3 76 0 28 0 55-4 79-6 37-28 48-46 48z"><text:p/></draw:path><draw:path draw:style-name="gr3" draw:text-style-name="P5" svg:width="0.0173in" svg:height="0.0449in" svg:x="0.3528in" svg:y="0.5535in" svg:viewBox="0 0 45 115" svg:d="M45 41c0-26-10-41-25-41-12 0-20 10-20 21 0 10 8 20 20 20 4 0 10-1 14-5 1-1 1-1 1-1 1 0 1 0 1 6 0 28-13 51-26 65-4 3-4 4-4 5 0 3 2 4 4 4 4 0 35-29 35-74z"><text:p/></draw:path><draw:path draw:style-name="gr3" draw:text-style-name="P5" svg:width="0.05in" svg:height="0.1008in" svg:x="0.4205in" svg:y="0.4685in" svg:viewBox="0 0 128 257" svg:d="M79 10c0-9 0-10-9-10-24 25-58 25-70 25 0 5 0 8 0 12 8 0 31 0 51-10 0 68 0 134 0 201 0 13-1 17-37 17-4 0-7 0-12 0 0 5 0 8 0 12 13-1 48-1 63-1s48 0 63 1c0-4 0-7 0-12-5 0-8 0-12 0-36 0-37-3-37-17 0-73 0-146 0-218z"><text:p/></draw:path><draw:path draw:style-name="gr3" draw:text-style-name="P5" svg:width="0.0531in" svg:height="0.1516in" svg:x="0.4941in" svg:y="0.4559in" svg:viewBox="0 0 136 386" svg:d="M55 334c0 16-10 41-52 43-2 1-3 2-3 5 0 4 3 4 8 4 37 0 72-19 73-48 0-30 0-59 0-88 0-16 0-28 16-40 13-12 27-12 36-13 2 0 3-1 3-5 0-3-2-3-5-3-26-2-44-15-48-35-2-4-2-4-2-19 0-25 0-50 0-76 0-16 0-28-18-44-16-12-43-15-55-15-5 0-8 0-8 4s2 4 6 5c24 1 42 13 48 33 1 3 1 4 1 18 0 27 0 54 0 81 0 18 3 25 15 37 9 8 20 12 31 14-32 10-46 28-46 50 0 31 0 61 0 92z"><text:p/></draw:path><draw:path draw:style-name="gr3" draw:text-style-name="P5" svg:width="0.0756in" svg:height="0.1413in" svg:x="0.0138in" svg:y="0.6894in" svg:viewBox="0 0 193 360" svg:d="M189 14c4-5 4-5 4-6 0-4-3-8-8-8s-6 2-9 8c-57 112-115 224-173 336-3 6-3 7-3 8 0 3 2 8 8 8 4 0 5-3 9-8 57-112 115-226 172-338z"><text:p/></draw:path><draw:path draw:style-name="gr3" draw:text-style-name="P5" svg:width="0.1004in" svg:height="0.035in" svg:x="0.0012in" svg:y="0.7421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531in" svg:height="0.1516in" svg:x="0.122in" svg:y="0.6835in" svg:viewBox="0 0 136 386" svg:d="M81 51c0-16 10-40 52-43 2 0 3-1 3-4 0-4-2-4-6-4-39 0-74 20-75 48 0 30 0 59 0 88 0 15 0 28-15 40-14 11-29 12-37 12-2 1-3 2-3 4 0 5 2 5 6 5 25 2 44 15 48 34 1 4 1 5 1 20 0 25 0 50 0 76 0 16 0 28 19 44 15 11 40 15 56 15 4 0 6 0 6-4s-2-4-5-5c-24-1-44-13-48-33-2-3-2-4-2-19 0-27 0-53 0-81 0-17-3-24-15-36-9-8-20-12-31-16 32-8 46-26 46-48 0-31 0-63 0-93z"><text:p/></draw:path><draw:path draw:style-name="gr3" draw:text-style-name="P5" svg:width="0.0929in" svg:height="0.0055in" svg:x="0.1996in" svg:y="0.7567in" svg:viewBox="0 0 237 15" svg:d="M223 15c7 0 14 0 14-7 0-8-7-8-14-8-70 0-139 0-210 0-6 0-13 0-13 8 0 7 7 7 13 7 71 0 140 0 210 0z"><text:p/></draw:path><draw:path draw:style-name="gr3" draw:text-style-name="P5" svg:width="0.0602in" svg:height="0.1008in" svg:x="0.313in" svg:y="0.6965in" svg:viewBox="0 0 154 257" svg:d="M30 228c13-14 27-27 40-40 61-54 84-74 84-113 0-44-35-75-81-75-44 0-73 36-73 70 0 21 19 21 20 21 6 0 21-4 21-20 0-9-8-19-21-19-3 0-3 0-5 0 9-26 30-40 52-40 35 0 52 32 52 63s-19 61-41 86c-24 27-49 55-74 82-4 4-4 5-4 14 47 0 96 0 143 0 3-22 8-45 11-67-3 0-7 0-10 0-1 12-4 29-8 34-3 4-28 4-37 4-23 0-46 0-69 0z"><text:p/></draw:path><draw:path draw:style-name="gr3" draw:text-style-name="P5" svg:width="0.0173in" svg:height="0.0449in" svg:x="0.3945in" svg:y="0.7819in" svg:viewBox="0 0 45 115" svg:d="M45 41c0-26-9-41-24-41-13 0-21 10-21 21 0 10 8 20 21 20 4 0 10-1 13-5 1-1 1-1 2-1 0 2 1 0 1 6 0 28-14 51-26 63-4 5-4 6-4 7 0 3 2 4 3 4 4 0 35-29 35-74z"><text:p/></draw:path><draw:path draw:style-name="gr3" draw:text-style-name="P5" svg:width="0.0638in" svg:height="0.1043in" svg:x="0.4551in" svg:y="0.6965in" svg:viewBox="0 0 163 266" svg:d="M163 134c0-31-2-61-16-90-17-37-49-44-66-44-23 0-51 10-67 46-12 27-14 57-14 88 0 29 1 64 18 93 16 31 44 39 63 39 21 0 50-8 68-45 12-26 14-56 14-87zM81 257c-15 0-38-10-45-46-4-23-4-59-4-81 0-26 0-51 3-72 7-46 37-49 46-49 13 0 38 6 46 45 4 22 4 50 4 76 0 28 0 55-4 79-7 37-29 48-46 48z"><text:p/></draw:path><draw:path draw:style-name="gr3" draw:text-style-name="P5" svg:width="0.0173in" svg:height="0.0449in" svg:x="0.5386in" svg:y="0.7819in" svg:viewBox="0 0 45 115" svg:d="M45 41c0-26-10-41-24-41-13 0-21 10-21 21 0 10 8 20 21 20 4 0 9-1 13-5 1-1 1-1 2-1 0 2 0 0 0 6 0 28-13 51-25 63-4 5-4 6-4 7 0 3 1 4 3 4 4 0 35-29 35-74z"><text:p/></draw:path><draw:path draw:style-name="gr3" draw:text-style-name="P5" svg:width="0.05in" svg:height="0.1008in" svg:x="0.6063in" svg:y="0.6965in" svg:viewBox="0 0 128 257" svg:d="M79 10c0-9 0-10-9-10-24 25-57 25-70 25 0 5 0 8 0 12 8 0 31 0 51-11 0 67 0 133 0 201 0 14-1 18-36 18-4 0-8 0-13 0 0 5 0 8 0 12 15-1 48-1 63-1s49 0 63 1c0-4 0-7 0-12-5 0-8 0-12 0-36 0-37-4-37-18 0-73 0-145 0-217z"><text:p/></draw:path><draw:path draw:style-name="gr3" draw:text-style-name="P5" svg:width="0.0539in" svg:height="0.1516in" svg:x="0.6799in" svg:y="0.6835in" svg:viewBox="0 0 138 386" svg:d="M56 334c0 16-11 41-53 43-2 1-3 2-3 5 0 4 4 4 8 4 37 0 73-19 73-48 0-30 0-59 0-88 0-16 0-28 16-41 13-11 28-11 37-12 1 0 4-2 4-5s-3-3-7-4c-25-1-44-15-48-34-2-4-2-4-2-19 0-25 0-51 0-77 0-15 0-28-18-43-16-12-42-15-55-15-4 0-8 0-8 4s2 4 7 4c24 2 43 14 48 34 1 3 1 4 1 18 0 27 0 54 0 81 0 17 2 24 16 37 7 8 18 12 29 14-32 9-45 28-45 50 0 31 0 61 0 92z"><text:p/></draw:path><draw:path draw:style-name="gr3" draw:text-style-name="P5" svg:width="0.126in" svg:height="0.1114in" svg:x="1.0571in" svg:y="0.689in" svg:viewBox="0 0 321 284" svg:d="M61 223c-10 0-21 1-33 6-8 3-18 7-22 14-4 4-6 10-6 14 0 7 4 11 9 16 11 8 27 11 45 11 23 0 51-6 78-17 21 9 43 17 73 17 14 0 33-8 49-19 18-11 33-25 44-40 0-1 0-1 0-2s-1-3-3-3c-1 0-3 0-5 0-1 0-1 1-2 1-9 12-22 24-36 33s-30 13-41 13c-21 0-38-5-54-12 8-3 16-8 23-12 46-26 84-62 110-99 20-27 31-55 31-78 0-9-1-15-3-23-11-28-40-43-78-43-22 0-49 8-75 22-24 12-46 31-60 51-14 18-21 37-21 52 0 4 0 7 1 11 4 18 21 28 44 28 15 0 34-5 54-13 15-9 32-20 41-34s14-25 14-36c0-15-9-28-19-38-1 0-1-1-2-1-2 1-5 1-7 2-1 1-2 2-2 4l1 1c7 7 10 15 10 25 0 11-4 25-15 39-8 11-19 22-32 30-16 9-30 12-42 12-18 0-28-9-29-21 0-1 0-2 0-3 0-16 9-35 23-54 12-19 31-36 52-48 22-14 44-20 62-20 33 0 52 14 56 37 1 2 1 6 1 8 0 24-16 55-38 86-24 35-55 69-95 96-7 4-13 8-20 12-2-1-3-2-6-3-22-11-44-22-75-22zM29 244c1 0 3 0 4 0 6 0 11 1 17 1 26 0 47 7 68 16-22 9-44 14-62 14-15 0-28-2-36-9-2-1-5-4-5-8 0-3 2-7 5-12 1-1 4-2 9-2z"><text:p/></draw:path><draw:path draw:style-name="gr3" draw:text-style-name="P5" svg:width="0.0157in" svg:height="0.0157in" svg:x="1.2016in" svg:y="0.7819in" svg:viewBox="0 0 41 41" svg:d="M41 21c0-12-9-21-20-21s-21 9-21 21c0 11 10 20 21 20s20-9 20-20z"><text:p/></draw:path><draw:path draw:style-name="gr3" draw:text-style-name="P5" svg:width="0.1008in" svg:height="0.1087in" svg:x="1.2374in" svg:y="0.6902in" svg:viewBox="0 0 257 277" svg:d="M226 38c0-1 1-2 1-3l1-1c0-2-2-3-5-3-6 0-14 3-21 7-7 5-14 11-18 18-7 9-11 18-11 25 0 3 1 5 1 7 3 10 13 14 25 14 8 0 17-3 24-9 9-5 17-13 22-19 9-14 12-25 12-36 0-5-1-12-4-16-9-15-27-22-51-22-15 0-34 7-52 16-18 10-34 25-45 40s-17 31-17 44c0 6 1 11 3 15 0 3 1 5 4 6-9 3-18 7-26 10-19 10-38 23-49 38-13 19-20 38-20 53 0 9 2 17 6 23 11 22 37 32 70 32 15 0 35-4 54-14 17-9 34-22 44-35 6-10 9-18 9-27 0-5-3-12-6-16-10-13-28-18-49-18-27 0-55 35-59 66v1c0 1 1 2 3 2h1c1 0 2-1 3-1s2-1 2-2c3-27 28-57 49-57 16 0 29 3 35 13 1 2 2 6 2 9 0 7-3 15-11 25-8 12-20 24-34 33s-30 12-42 12c-27 0-46-9-52-26-2-3-2-8-2-11 0-17 9-36 24-58 9-12 21-26 37-34 6-5 12-7 17-9 10 6 23 11 40 11 3 0 8-1 11-2 3-2 6-4 8-6s2-4 2-5c0-5-5-7-7-8-6-3-15-5-23-5-7 0-13 2-20 3-1-3-1-4-1-6-1-1-1-2-1-4 0-13 9-30 22-49 9-12 18-24 31-34 13-7 25-12 35-12 21 0 37 5 45 16 2 3 3 7 3 13 0 7-3 17-11 27-4 7-9 13-17 18-6 4-12 6-18 6-11 0-16-4-16-12 0-5 3-13 9-22 4-5 8-11 14-14 5-4 12-5 15-5 1 0 2-2 4-2zM130 124c8 0 14 0 19 2 2 2 1 2 2 2 0 1 0 1 0 1-1 1-2 2-4 2-2 1-3 1-5 1-11 0-19-2-23-7 3-1 8-1 11-1z"><text:p/></draw:path><draw:path draw:style-name="gr3" draw:text-style-name="P5" svg:width="0.0161in" svg:height="0.0157in" svg:x="1.3575in" svg:y="0.7819in" svg:viewBox="0 0 42 41" svg:d="M42 21c0-12-10-21-21-21s-21 9-21 21c0 11 10 20 21 20s21-9 21-20z"><text:p/></draw:path><draw:path draw:style-name="gr3" draw:text-style-name="P5" svg:width="0.1193in" svg:height="0.1122in" svg:x="1.3965in" svg:y="0.6902in" svg:viewBox="0 0 304 286" svg:d="M304 56c0-1-1-2-4-2-6 0-12 1-18 2-11-34-42-56-94-56-45 0-107 27-136 69-16 22-23 44-23 62 0 23 14 38 45 38 27 0 64-27 83-56 12-17 20-35 20-50 0-3 1-4 0-6s-2-2-3-2h-1c-1 0-1 0-2 0-3 1-4 2-4 3 0 16-6 33-20 52-18 26-50 51-72 51-19 0-29-11-29-27s10-37 27-60c25-37 77-65 114-65 46 0 74 20 84 51-40 18-78 64-108 105-27 38-56 80-82 98-8-5-18-8-30-8-1 0-3 0-4 0-15 0-38 1-46 11-1 2-1 3-1 4 0 9 29 10 46 10 5 0 8 0 12 0 10 0 19-2 29-5 12 4 24 11 41 11 7 0 17-1 28-6 44-16 79-57 99-94 20-36 31-69 31-99 0-7-1-13-2-20 5-3 11-5 15-5 1 0 2 0 2-2 2-1 3-2 3-4zM245 184c-17 35-49 72-89 88-11 4-20 5-27 5-13 0-22-3-32-8 36-19 71-61 99-100 26-36 54-76 77-94 0 4 1 9 1 13 0 26-10 59-29 96zM61 272c-36 0-26-2-39-3 3-4 14-5 28-5 8 0 16 2 23 4-5 2-9 4-12 4z"><text:p/></draw:path><draw:path draw:style-name="gr3" draw:text-style-name="P5" svg:width="0.0157in" svg:height="0.0157in" svg:x="1.5319in" svg:y="0.7819in" svg:viewBox="0 0 41 41" svg:d="M41 21c0-12-9-21-20-21-12 0-21 9-21 21 0 11 9 20 21 20 11 0 20-9 20-20z"><text:p/></draw:path><draw:path draw:style-name="gr3" draw:text-style-name="P5" svg:width="0.1008in" svg:height="0.1039in" svg:x="1.6539in" svg:y="0.6937in" svg:viewBox="0 0 257 265" svg:d="M257 13c0-12-1-13-13-13-77 0-153 0-230 0-12 0-14 1-14 13 0 79 0 160 0 239 0 12 1 13 14 13 76 0 153 0 229 0 13 0 14-1 14-13 0-79 0-160 0-239z"><text:p/></draw:path></draw:g></text:p>
      <text:h text:style-name="P7" text:outline-level="3">סעיף (ב) <text:span text:style-name="T23">– סתירה</text:span></text:h>
      <text:p text:style-name="P12"><draw:g text:anchor-type="as-char" svg:y="-0.4181in" draw:z-index="333" draw:name="Shape201" draw:style-name="gr1"><svg:title>TexMaths</svg:title><svg:desc>11§latex§\begin{align*}
  &amp;f_\oto(f_\to(\{-2, 0, 1\})) \\
  = &amp;f_\oto(\{2, 0, 1\}) \\
  = &amp;\{-2, 2, 0, -1, 1\} \\
  \neq &amp;\{-2, 0, 1\} \QED
\end{align}§svg§600§FALSE§</svg:desc><draw:path draw:style-name="gr2" draw:text-style-name="P4" svg:width="1.7469in" svg:height="0.8201in" svg:x="0.0004in" svg:y="0.0071in" svg:viewBox="0 0 4438 2084" svg:d="M0 0c1480 0 2958 0 4438 0 0 695 0 1389 0 2084-1480 0-2958 0-4438 0 0-695 0-1389 0-2084z"><text:p/></draw:path><draw:path draw:style-name="gr3" draw:text-style-name="P5" svg:width="0.0756in" svg:height="0.1378in" svg:x="0.1193in" svg:y="0.0071in" svg:viewBox="0 0 193 351" svg:d="M121 118c11 0 22 0 33 0 8 0 12 0 12-8 0-4-4-4-10-4-11 0-22 0-33 0 4-15 6-30 9-44 1-8 7-36 9-41 3-7 10-12 19-12 1 0 11 0 18 6-17 1-21 16-21 21 0 9 7 13 15 13 10 0 21-8 21-23 0-17-18-26-33-26-14 0-38 7-50 45-2 8-3 12-13 61-9 0-18 0-27 0-6 0-11 0-11 7 0 5 4 5 11 5 9 0 17 0 26 0-10 50-20 102-30 152-7 38-13 73-33 73-2 0-11 0-19-8 18-1 21-14 21-21 0-8-6-13-14-13-10 0-21 9-21 23 0 18 17 27 33 27 21 0 36-22 43-38 13-24 22-70 22-73 8-41 15-82 23-122z"><text:p/></draw:path><draw:path draw:style-name="gr3" draw:text-style-name="P5" svg:width="0.1043in" svg:height="0.0555in" svg:x="0.1937in" svg:y="0.0823in" svg:viewBox="0 0 266 142" svg:d="M255 78c5 0 11 0 11-7 0-6-5-6-11-6-72 0-144 0-216 0 34-25 38-61 38-62 0-3-2-3-7-3-4 0-5 0-6 4-11 43-40 56-61 63-1 1-3 2-3 3 0 4 2 4 3 5 39 12 54 37 61 64 1 3 2 3 6 3s7 0 7-3c0-2-2-19-15-38-7-10-15-17-23-23 72 0 144 0 216 0z"><text:p/></draw:path><draw:path draw:style-name="gr3" draw:text-style-name="P5" svg:width="0.0346in" svg:height="0.1516in" svg:x="0.3295in" svg:y="0in" svg:viewBox="0 0 89 386" svg:d="M89 383c0-1 0-3-6-9-49-49-61-122-61-180 0-68 15-136 63-184 4-5 4-5 4-6 0-3-1-4-3-4-5 0-39 26-62 75-20 43-24 86-24 119 0 29 4 76 25 119 23 48 56 73 61 73 2 0 3-1 3-3z"><text:p/></draw:path><draw:path draw:style-name="gr3" draw:text-style-name="P5" svg:width="0.076in" svg:height="0.1378in" svg:x="0.3815in" svg:y="0.0071in" svg:viewBox="0 0 194 351" svg:d="M122 118c11 0 22 0 33 0 8 0 11 0 11-8 0-4-3-4-10-4-11 0-21 0-32 0 3-15 6-30 8-44 2-8 7-36 10-41 3-7 10-12 18-12 1 0 12 0 18 6-16 1-21 16-21 21 0 9 8 13 15 13 10 0 22-8 22-23 0-17-19-26-34-26-14 0-38 7-50 45-2 8-3 12-12 61-9 0-18 0-26 0s-13 0-13 7c0 5 4 5 11 5 9 0 17 0 26 0-10 50-19 102-29 152-8 38-14 73-34 73-1 0-11 0-19-8 18-1 22-14 22-21 0-8-7-13-14-13-11 0-22 9-22 23 0 18 18 27 33 27 21 0 37-22 44-38 12-24 21-70 22-73 8-41 15-82 23-122z"><text:p/></draw:path><draw:path draw:style-name="gr3" draw:text-style-name="P5" svg:width="0.1043in" svg:height="0.0555in" svg:x="0.4567in" svg:y="0.0823in" svg:viewBox="0 0 266 142" svg:d="M228 78c-34 24-39 59-39 61 0 3 2 3 7 3 4 0 5 0 6-5 3-6 7-24 20-38 17-17 30-21 41-24 2-1 3-2 3-4 0-3-2-3-5-4-39-13-53-41-59-64-1-3-3-3-6-3-5 0-7 0-7 3 0 1 2 19 16 38 6 10 14 17 23 24-73 0-145 0-218 0-3 0-10 0-10 5 0 8 6 8 10 8 73 0 145 0 218 0z"><text:p/></draw:path><draw:path draw:style-name="gr3" draw:text-style-name="P5" svg:width="0.035in" svg:height="0.1516in" svg:x="0.5921in" svg:y="0in" svg:viewBox="0 0 90 386" svg:d="M90 383c0-1 0-3-6-9-49-49-61-122-61-180 0-68 14-136 62-184 5-5 5-5 5-6 0-3-2-4-4-4-3 0-39 26-62 75-20 43-24 86-24 119 0 29 4 76 25 119 23 48 58 73 61 73 2 0 4-1 4-3z"><text:p/></draw:path><draw:path draw:style-name="gr3" draw:text-style-name="P5" svg:width="0.0539in" svg:height="0.1516in" svg:x="0.6472in" svg:y="0in" svg:viewBox="0 0 138 386" svg:d="M81 52c0-16 11-41 53-43 2-1 4-2 4-5 0-4-4-4-8-4-39 0-74 20-74 48 0 30 0 59 0 88 0 16 0 28-15 41-13 11-29 11-37 12-2 0-4 2-4 5s2 3 7 4c25 1 44 15 48 34 1 4 1 4 1 19 0 25 0 51 0 77 0 15 0 28 19 43 15 11 41 15 55 15 4 0 8 0 8-4s-3-4-7-4c-24-2-43-14-47-34-3-3-3-4-3-19 0-26 0-53 0-80 0-17-2-24-15-37-8-8-19-12-30-14 32-9 45-28 45-50 0-31 0-62 0-92z"><text:p/></draw:path><draw:path draw:style-name="gr3" draw:text-style-name="P5" svg:width="0.0929in" svg:height="0.0055in" svg:x="0.7252in" svg:y="0.0732in" svg:viewBox="0 0 237 15" svg:d="M222 15c7 0 15 0 15-7 0-8-8-8-15-8-69 0-139 0-209 0-6 0-13 0-13 8 0 7 7 7 13 7 70 0 140 0 209 0z"><text:p/></draw:path><draw:path draw:style-name="gr3" draw:text-style-name="P5" svg:width="0.0602in" svg:height="0.1004in" svg:x="0.8386in" svg:y="0.013in" svg:viewBox="0 0 154 256" svg:d="M30 227c13-14 27-27 40-40 61-53 84-74 84-112 0-44-35-75-82-75-43 0-72 35-72 69 0 22 19 22 20 22 6 0 20-4 20-21 0-10-7-19-20-19-3 0-5 0-6 0 9-26 30-40 53-40 35 0 52 32 52 64 0 31-20 61-41 84-25 28-49 55-75 83-3 4-3 5-3 14 47 0 96 0 143 0 3-22 8-45 11-67-3 0-7 0-10 0-2 12-4 29-9 35-2 3-27 3-36 3-23 0-46 0-69 0z"><text:p/></draw:path><draw:path draw:style-name="gr3" draw:text-style-name="P5" svg:width="0.0173in" svg:height="0.0449in" svg:x="0.9197in" svg:y="0.098in" svg:viewBox="0 0 45 115" svg:d="M45 41c0-26-10-41-24-41-13 0-21 10-21 21 0 10 8 20 21 20 4 0 9-1 13-5 1-1 1-1 2-1 0 2 0 0 0 6 0 28-13 51-26 65-3 4-3 4-3 5 0 3 1 4 3 4 4 0 35-29 35-74z"><text:p/></draw:path><draw:path draw:style-name="gr3" draw:text-style-name="P5" svg:width="0.0638in" svg:height="0.1039in" svg:x="0.9803in" svg:y="0.013in" svg:viewBox="0 0 163 265" svg:d="M163 133c0-31-2-62-17-90-17-38-49-43-65-43-23 0-51 10-67 45-13 28-14 57-14 88 0 29 1 64 17 94 17 30 45 38 63 38 21 0 51-8 69-45 12-26 14-56 14-87zM80 256c-14 0-37-9-44-46-4-23-4-58-4-81 0-26 0-51 3-72 7-46 37-49 45-49 14 0 39 7 47 45 3 22 3 51 3 76 0 28 0 55-5 80-5 36-27 47-45 47z"><text:p/></draw:path><draw:path draw:style-name="gr3" draw:text-style-name="P5" svg:width="0.0173in" svg:height="0.0449in" svg:x="1.0634in" svg:y="0.098in" svg:viewBox="0 0 45 115" svg:d="M45 41c0-26-10-41-25-41-12 0-20 10-20 21 0 10 8 20 20 20 5 0 10-1 14-5 1-1 1-1 1-1 1 0 1 0 1 6 0 28-13 51-26 65-4 4-4 4-4 5 0 3 2 4 4 4 4 0 35-29 35-74z"><text:p/></draw:path><draw:path draw:style-name="gr3" draw:text-style-name="P5" svg:width="0.05in" svg:height="0.1004in" svg:x="1.1315in" svg:y="0.013in" svg:viewBox="0 0 128 256" svg:d="M79 10c0-10 0-10-9-10-24 24-58 24-70 24 0 5 0 8 0 12 8 0 31 0 51-10 0 67 0 133 0 201 0 13-1 18-37 18-4 0-7 0-12 0 0 3 0 8 0 11 13-1 48-1 63-1s49 0 63 1c0-3 0-8 0-11-5 0-8 0-12 0-36 0-37-4-37-18 0-73 0-145 0-217z"><text:p/></draw:path><draw:path draw:style-name="gr3" draw:text-style-name="P5" svg:width="0.0531in" svg:height="0.1516in" svg:x="1.2051in" svg:y="0in" svg:viewBox="0 0 136 386" svg:d="M55 335c0 16-10 40-52 43-2 0-3 1-3 4 0 4 4 4 8 4 37 0 73-19 73-48 0-30 0-59 0-88 0-15 0-28 16-40 13-11 28-12 36-12 2-1 3-2 3-4 0-5-2-5-5-5-25-2-44-15-48-34-2-4-2-5-2-20 0-25 0-50 0-76 0-16 0-28-18-44-16-11-42-15-55-15-4 0-8 0-8 4s2 4 6 5c24 1 44 13 48 33 1 3 1 4 1 18 0 28 0 54 0 82 0 17 3 24 15 36 9 8 20 12 31 16-32 8-46 26-46 48 0 31 0 63 0 93z"><text:p/></draw:path><draw:path draw:style-name="gr3" draw:text-style-name="P5" svg:width="0.035in" svg:height="0.1516in" svg:x="1.2787in" svg:y="0in" svg:viewBox="0 0 90 386" svg:d="M90 194c0-31-4-77-26-121-23-48-56-73-60-73-2 0-4 1-4 4 0 1 0 1 8 9 37 38 59 99 59 181 0 65-14 134-61 182-6 4-6 6-6 7 0 2 2 3 4 3 4 0 39-26 62-75 19-43 24-86 24-117z"><text:p/></draw:path><draw:path draw:style-name="gr3" draw:text-style-name="P5" svg:width="0.0346in" svg:height="0.1516in" svg:x="1.3378in" svg:y="0in" svg:viewBox="0 0 89 386" svg:d="M89 194c0-31-4-77-25-121-23-48-56-73-61-73-2 0-3 1-3 4 0 1 0 1 7 9 38 38 60 99 60 181 0 65-14 134-63 182-4 4-4 6-4 7 0 2 1 3 3 3 5 0 39-26 62-75 20-43 24-86 24-117z"><text:p/></draw:path><draw:path draw:style-name="gr3" draw:text-style-name="P5" svg:width="0.1004in" svg:height="0.0354in" svg:x="0.0012in" svg:y="0.2862in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5" svg:width="0.0756in" svg:height="0.1378in" svg:x="0.1193in" svg:y="0.235in" svg:viewBox="0 0 193 351" svg:d="M121 118c11 0 22 0 33 0 8 0 12 0 12-8 0-4-4-4-10-4-11 0-22 0-33 0 4-15 6-30 9-44 1-8 7-36 9-41 3-7 10-13 19-13 1 0 11 0 18 7-17 1-21 15-21 21 0 9 7 13 15 13 10 0 21-8 21-23 0-17-18-26-33-26-14 0-38 7-50 45-2 8-3 12-13 61-9 0-18 0-27 0-6 0-11 0-11 7 0 5 4 5 11 5 9 0 17 0 26 0-10 50-20 102-30 152-7 38-13 73-33 73-2 0-11 0-19-8 18-1 21-14 21-21 0-8-6-13-14-13-10 0-21 9-21 23 0 18 17 27 33 27 21 0 36-22 43-38 13-24 22-70 22-73 8-41 15-82 23-122z"><text:p/></draw:path><draw:path draw:style-name="gr3" draw:text-style-name="P5" svg:width="0.1043in" svg:height="0.0555in" svg:x="0.1937in" svg:y="0.3098in" svg:viewBox="0 0 266 142" svg:d="M255 77c5 0 11 0 11-6 0-7-5-7-11-7-72 0-144 0-216 0 34-24 38-60 38-61 0-3-2-3-7-3-4 0-5 0-6 4-11 43-40 56-61 63-1 1-3 2-3 3 0 4 2 4 3 5 39 12 54 37 61 64 1 3 2 3 6 3s7 0 7-3c0-2-2-19-15-38-7-10-15-17-23-24 72 0 144 0 216 0z"><text:p/></draw:path><draw:path draw:style-name="gr3" draw:text-style-name="P5" svg:width="0.0346in" svg:height="0.1516in" svg:x="0.3295in" svg:y="0.2283in" svg:viewBox="0 0 89 386" svg:d="M89 383c0-1 0-3-6-9-49-49-61-122-61-180 0-69 15-136 63-184 4-5 4-6 4-7 0-2-1-3-3-3-5 0-39 26-62 75-20 43-24 86-24 119 0 29 4 75 25 119 23 48 56 73 61 73 2 0 3-1 3-3z"><text:p/></draw:path><draw:path draw:style-name="gr3" draw:text-style-name="P5" svg:width="0.0539in" svg:height="0.1516in" svg:x="0.3846in" svg:y="0.2283in" svg:viewBox="0 0 138 386" svg:d="M81 52c0-16 10-41 53-43 1-1 4-2 4-5 0-4-4-4-8-4-39 0-74 20-74 48 0 30 0 59 0 88 0 16 0 28-15 40s-29 12-38 13c-2 0-3 1-3 5 0 3 2 3 7 3 25 2 44 15 48 35 1 4 1 4 1 19 0 25 0 50 0 76 0 16 0 28 18 44 15 11 40 15 56 15 4 0 8 0 8-4s-3-4-7-5c-24-1-43-13-48-33-2-3-2-4-2-19 0-26 0-53 0-80 0-18-3-25-15-37-8-8-20-12-30-14 31-10 45-28 45-50 0-31 0-62 0-92z"><text:p/></draw:path><draw:path draw:style-name="gr3" draw:text-style-name="P5" svg:width="0.0602in" svg:height="0.1008in" svg:x="0.4575in" svg:y="0.2406in" svg:viewBox="0 0 154 257" svg:d="M30 228c13-14 27-27 40-40 61-53 84-74 84-112 0-44-34-76-81-76-44 0-73 36-73 70 0 22 19 22 21 22 7 0 20-5 20-21 0-9-8-19-21-19-3 0-3 0-5 0 9-26 30-40 52-40 35 0 52 32 52 64 0 31-19 60-41 85-24 27-49 55-74 82-4 4-4 5-4 14 47 0 96 0 143 0 3-22 8-45 11-67-3 0-7 0-10 0-1 12-4 29-8 35-3 3-28 3-37 3-23 0-46 0-69 0z"><text:p/></draw:path><draw:path draw:style-name="gr3" draw:text-style-name="P5" svg:width="0.0173in" svg:height="0.0449in" svg:x="0.539in" svg:y="0.326in" svg:viewBox="0 0 45 115" svg:d="M45 41c0-26-9-41-24-41-13 0-21 10-21 21 0 10 8 20 21 20 4 0 10-1 13-5 1-1 1-1 2-1 0 2 1 0 1 6 0 28-14 51-26 65-4 4-4 4-4 5 0 3 2 4 3 4 4 0 35-29 35-74z"><text:p/></draw:path><draw:path draw:style-name="gr3" draw:text-style-name="P5" svg:width="0.0638in" svg:height="0.1043in" svg:x="0.5996in" svg:y="0.2406in" svg:viewBox="0 0 163 266" svg:d="M163 134c0-31-2-61-16-90-17-37-49-44-66-44-23 0-51 11-67 46-12 27-14 57-14 88 0 29 1 64 18 94 16 30 44 38 63 38 21 0 50-8 68-45 12-26 14-56 14-87zM81 257c-15 0-38-9-45-46-4-23-4-59-4-81 0-26 0-51 3-72 8-46 37-49 46-49 13 0 38 6 46 45 4 22 4 52 4 76 0 28 0 55-4 79-6 37-28 48-46 48z"><text:p/></draw:path><draw:path draw:style-name="gr3" draw:text-style-name="P5" svg:width="0.0173in" svg:height="0.0449in" svg:x="0.6827in" svg:y="0.326in" svg:viewBox="0 0 45 115" svg:d="M45 41c0-26-10-41-24-41-13 0-21 10-21 21 0 10 8 20 21 20 4 0 10-1 13-5 1-1 1-1 2-1 0 2 1 0 1 6 0 28-14 51-26 65-4 4-4 4-4 5 0 3 2 4 3 4 4 0 35-29 35-74z"><text:p/></draw:path><draw:path draw:style-name="gr3" draw:text-style-name="P5" svg:width="0.05in" svg:height="0.1008in" svg:x="0.7508in" svg:y="0.2406in" svg:viewBox="0 0 128 257" svg:d="M79 11c0-10 0-11-9-11-23 25-57 25-70 25 0 5 0 8 0 12 8 0 31 0 51-10 0 68 0 134 0 201 0 13-1 17-36 17-4 0-8 0-13 0 0 5 0 8 0 12 15-1 48-1 63-1s49 0 63 1c0-4 0-7 0-12-5 0-8 0-12 0-36 0-37-3-37-17 0-73 0-144 0-217z"><text:p/></draw:path><draw:path draw:style-name="gr3" draw:text-style-name="P5" svg:width="0.0539in" svg:height="0.1516in" svg:x="0.8244in" svg:y="0.2283in" svg:viewBox="0 0 138 386" svg:d="M56 334c0 17-10 41-53 43-2 1-3 2-3 5 0 4 4 4 8 4 37 0 73-19 73-48 0-30 0-59 0-88 0-16 0-28 16-40 14-12 28-12 37-13 1 0 4-1 4-3 0-5-3-5-7-5-25-2-44-15-48-35-2-3-2-4-2-19 0-25 0-50 0-76 0-16 0-28-18-44-16-12-42-15-55-15-4 0-8 0-8 4s2 4 7 5c24 1 43 13 48 33 1 3 1 4 1 18 0 27 0 54 0 81 0 18 2 25 16 37 7 8 18 12 29 16-32 8-45 26-45 48 0 31 0 61 0 92z"><text:p/></draw:path><draw:path draw:style-name="gr3" draw:text-style-name="P5" svg:width="0.035in" svg:height="0.1516in" svg:x="0.8976in" svg:y="0.2283in" svg:viewBox="0 0 90 386" svg:d="M90 194c0-31-4-77-25-121-23-48-56-73-61-73-2 0-4 1-4 3 0 1 0 2 8 10 38 38 60 99 60 181 0 65-14 133-62 182-6 4-6 6-6 7 0 2 2 3 4 3 5 0 39-26 62-75 20-43 24-86 24-117z"><text:p/></draw:path><draw:path draw:style-name="gr3" draw:text-style-name="P5" svg:width="0.1004in" svg:height="0.0354in" svg:x="0.0012in" svg:y="0.5138in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5" svg:width="0.0531in" svg:height="0.1516in" svg:x="0.122in" svg:y="0.4559in" svg:viewBox="0 0 136 386" svg:d="M81 52c0-17 10-41 52-43 2-1 3-2 3-5 0-4-2-4-6-4-39 0-74 20-75 48 0 30 0 59 0 88 0 16 0 28-15 40-14 12-29 12-37 13-2 0-3 1-3 3 0 5 2 5 6 5 25 2 44 15 48 35 1 3 1 4 1 19 0 25 0 50 0 76 0 16 0 28 19 44 15 11 40 15 56 15 4 0 6 0 6-4s-2-4-5-5c-24-1-44-13-48-33-2-3-2-4-2-19 0-26 0-53 0-80 0-18-3-25-15-37-9-8-20-12-31-16 32-8 46-26 46-48 0-31 0-62 0-92z"><text:p/></draw:path><draw:path draw:style-name="gr3" draw:text-style-name="P5" svg:width="0.0929in" svg:height="0.0055in" svg:x="0.1996in" svg:y="0.5287in" svg:viewBox="0 0 237 15" svg:d="M223 15c7 0 14 0 14-7 0-8-7-8-14-8-70 0-139 0-210 0-6 0-13 0-13 8 0 7 7 7 13 7 71 0 140 0 210 0z"><text:p/></draw:path><draw:path draw:style-name="gr3" draw:text-style-name="P5" svg:width="0.0602in" svg:height="0.1008in" svg:x="0.313in" svg:y="0.4685in" svg:viewBox="0 0 154 257" svg:d="M30 228c13-14 27-27 40-40 61-53 84-74 84-113 0-44-35-75-81-75-44 0-73 36-73 70 0 22 19 22 20 22 6 0 21-5 21-21 0-9-8-19-21-19-3 0-3 0-5 0 9-26 30-40 52-40 35 0 52 32 52 63 0 32-19 61-41 86-24 27-49 55-74 82-4 4-4 5-4 14 47 0 96 0 143 0 3-22 8-45 11-67-3 0-7 0-10 0-1 12-4 29-8 34-3 4-28 4-37 4-23 0-46 0-69 0z"><text:p/></draw:path><draw:path draw:style-name="gr3" draw:text-style-name="P5" svg:width="0.0173in" svg:height="0.0449in" svg:x="0.3945in" svg:y="0.5535in" svg:viewBox="0 0 45 115" svg:d="M45 41c0-26-9-41-24-41-13 0-21 10-21 21 0 10 8 20 21 20 4 0 10-1 13-5 1-1 1-1 2-1 0 2 1 0 1 6 0 28-13 51-26 65-4 3-4 4-4 5 0 3 2 4 3 4 4 0 35-29 35-74z"><text:p/></draw:path><draw:path draw:style-name="gr3" draw:text-style-name="P5" svg:width="0.0602in" svg:height="0.1008in" svg:x="0.4571in" svg:y="0.4685in" svg:viewBox="0 0 154 257" svg:d="M30 228c13-14 27-27 40-40 61-53 84-74 84-113 0-44-35-75-82-75-43 0-72 36-72 70 0 22 19 22 20 22 6 0 21-5 21-21 0-9-8-19-21-19-3 0-5 0-6 0 9-26 30-40 53-40 35 0 52 32 52 63 0 32-20 61-41 86-24 27-49 55-74 82-4 4-4 5-4 14 47 0 96 0 143 0 3-22 8-45 11-67-3 0-7 0-10 0-2 12-4 29-9 34-2 4-27 4-36 4-23 0-46 0-69 0z"><text:p/></draw:path><draw:path draw:style-name="gr3" draw:text-style-name="P5" svg:width="0.0173in" svg:height="0.0449in" svg:x="0.5386in" svg:y="0.5535in" svg:viewBox="0 0 45 115" svg:d="M45 41c0-26-10-41-24-41-13 0-21 10-21 21 0 10 8 20 21 20 4 0 9-1 13-5 1-1 1-1 2-1 0 2 0 0 0 6 0 28-12 51-25 65-4 3-4 4-4 5 0 3 1 4 3 4 4 0 35-29 35-74z"><text:p/></draw:path><draw:path draw:style-name="gr3" draw:text-style-name="P5" svg:width="0.0638in" svg:height="0.1043in" svg:x="0.5992in" svg:y="0.4685in" svg:viewBox="0 0 163 266" svg:d="M163 134c0-31-2-61-16-90-18-37-49-44-66-44-23 0-51 10-67 46-13 27-14 57-14 88 0 29 1 64 18 94 16 30 44 38 62 38 21 0 51-8 69-45 12-26 14-56 14-87zM80 257c-14 0-37-10-44-46-4-23-4-59-4-81 0-26 0-51 3-72 7-46 37-49 45-49 14 0 39 6 47 45 3 22 3 52 3 76 0 28 0 55-3 79-7 37-29 48-47 48z"><text:p/></draw:path><draw:path draw:style-name="gr3" draw:text-style-name="P5" svg:width="0.0173in" svg:height="0.0449in" svg:x="0.6823in" svg:y="0.5535in" svg:viewBox="0 0 45 115" svg:d="M45 41c0-26-10-41-24-41-13 0-21 10-21 21 0 10 8 20 21 20 4 0 9-1 13-5 1-1 1-1 2-1 0 2 0 0 0 6 0 28-13 51-26 65-3 3-3 4-3 5 0 3 1 4 3 4 4 0 35-29 35-74z"><text:p/></draw:path><draw:path draw:style-name="gr3" draw:text-style-name="P5" svg:width="0.0929in" svg:height="0.0055in" svg:x="0.7492in" svg:y="0.5287in" svg:viewBox="0 0 237 15" svg:d="M222 15c7 0 15 0 15-7 0-8-8-8-15-8-69 0-139 0-209 0-6 0-13 0-13 8 0 7 7 7 13 7 70 0 140 0 209 0z"><text:p/></draw:path><draw:path draw:style-name="gr3" draw:text-style-name="P5" svg:width="0.05in" svg:height="0.1008in" svg:x="0.8685in" svg:y="0.4685in" svg:viewBox="0 0 128 257" svg:d="M79 10c0-9 0-10-9-10-23 25-57 25-70 25 0 5 0 8 0 12 8 0 31 0 51-10 0 68 0 134 0 201 0 13-1 17-36 17-4 0-7 0-12 0 0 5 0 8 0 12 14-1 45-1 62-1 15 0 49 0 63 1 0-4 0-7 0-12-5 0-8 0-12 0-35 0-37-3-37-17 0-73 0-146 0-218z"><text:p/></draw:path><draw:path draw:style-name="gr3" draw:text-style-name="P5" svg:width="0.0173in" svg:height="0.0449in" svg:x="0.9437in" svg:y="0.5535in" svg:viewBox="0 0 45 115" svg:d="M45 41c0-26-10-41-24-41-13 0-21 10-21 21 0 10 8 20 21 20 4 0 9-1 13-5 1-1 1-1 2-1 0 2 0 0 0 6 0 28-13 51-25 65-4 3-4 4-4 5 0 3 1 4 3 4 4 0 35-29 35-74z"><text:p/></draw:path><draw:path draw:style-name="gr3" draw:text-style-name="P5" svg:width="0.05in" svg:height="0.1008in" svg:x="1.0118in" svg:y="0.4685in" svg:viewBox="0 0 128 257" svg:d="M79 10c0-9 0-10-9-10-24 25-57 25-70 25 0 5 0 8 0 12 8 0 31 0 51-10 0 68 0 134 0 201 0 13-1 17-36 17-4 0-8 0-13 0 0 5 0 8 0 12 15-1 48-1 63-1s49 0 63 1c0-4 0-7 0-12-5 0-8 0-12 0-36 0-37-3-37-17 0-73 0-146 0-218z"><text:p/></draw:path><draw:path draw:style-name="gr3" draw:text-style-name="P5" svg:width="0.0539in" svg:height="0.1516in" svg:x="1.0854in" svg:y="0.4559in" svg:viewBox="0 0 138 386" svg:d="M56 334c0 16-11 41-53 43-2 1-3 2-3 5 0 4 4 4 8 4 37 0 73-19 73-48 0-30 0-59 0-88 0-16 0-28 16-40 13-12 28-12 37-13 1 0 4-1 4-5 0-3-3-3-7-3-25-2-44-15-48-35-2-4-2-4-2-19 0-25 0-50 0-76 0-16 0-28-18-44-16-12-42-15-55-15-4 0-8 0-8 4s2 4 7 5c24 1 43 13 48 33 1 3 1 4 1 18 0 27 0 54 0 81 0 18 2 25 16 37 7 8 18 12 29 14-32 10-45 28-45 50 0 31 0 61 0 92z"><text:p/></draw:path><draw:path draw:style-name="gr3" draw:text-style-name="P5" svg:width="0.0756in" svg:height="0.1413in" svg:x="0.0138in" svg:y="0.6894in" svg:viewBox="0 0 193 360" svg:d="M189 14c4-5 4-5 4-6 0-4-3-8-8-8s-6 2-9 8c-57 112-115 224-173 336-3 6-3 7-3 8 0 3 2 8 8 8 4 0 5-3 9-8 57-112 115-226 172-338z"><text:p/></draw:path><draw:path draw:style-name="gr3" draw:text-style-name="P5" svg:width="0.1004in" svg:height="0.035in" svg:x="0.0012in" svg:y="0.7421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5" svg:width="0.0531in" svg:height="0.1516in" svg:x="0.122in" svg:y="0.6835in" svg:viewBox="0 0 136 386" svg:d="M81 51c0-16 10-40 52-43 2 0 3-1 3-4 0-4-2-4-6-4-39 0-74 20-75 48 0 30 0 59 0 88 0 15 0 28-15 40-14 11-29 12-37 12-2 1-3 2-3 4 0 5 2 5 6 5 25 2 44 15 48 34 1 4 1 5 1 20 0 25 0 50 0 76 0 16 0 28 19 44 15 11 40 15 56 15 4 0 6 0 6-4s-2-4-5-5c-24-1-44-13-48-33-2-3-2-4-2-19 0-27 0-53 0-81 0-17-3-24-15-36-9-8-20-12-31-16 32-8 46-26 46-48 0-31 0-63 0-93z"><text:p/></draw:path><draw:path draw:style-name="gr3" draw:text-style-name="P5" svg:width="0.0929in" svg:height="0.0055in" svg:x="0.1996in" svg:y="0.7567in" svg:viewBox="0 0 237 15" svg:d="M223 15c7 0 14 0 14-7 0-8-7-8-14-8-70 0-139 0-210 0-6 0-13 0-13 8 0 7 7 7 13 7 71 0 140 0 210 0z"><text:p/></draw:path><draw:path draw:style-name="gr3" draw:text-style-name="P5" svg:width="0.0602in" svg:height="0.1008in" svg:x="0.313in" svg:y="0.6965in" svg:viewBox="0 0 154 257" svg:d="M30 228c13-14 27-27 40-40 61-54 84-74 84-113 0-44-35-75-81-75-44 0-73 36-73 70 0 21 19 21 20 21 6 0 21-4 21-20 0-9-8-19-21-19-3 0-3 0-5 0 9-26 30-40 52-40 35 0 52 32 52 63s-19 61-41 86c-24 27-49 55-74 82-4 4-4 5-4 14 47 0 96 0 143 0 3-22 8-45 11-67-3 0-7 0-10 0-1 12-4 29-8 34-3 4-28 4-37 4-23 0-46 0-69 0z"><text:p/></draw:path><draw:path draw:style-name="gr3" draw:text-style-name="P5" svg:width="0.0173in" svg:height="0.0449in" svg:x="0.3945in" svg:y="0.7819in" svg:viewBox="0 0 45 115" svg:d="M45 41c0-26-9-41-24-41-13 0-21 10-21 21 0 10 8 20 21 20 4 0 10-1 13-5 1-1 1-1 2-1 0 2 1 0 1 6 0 28-14 51-26 63-4 5-4 6-4 7 0 3 2 4 3 4 4 0 35-29 35-74z"><text:p/></draw:path><draw:path draw:style-name="gr3" draw:text-style-name="P5" svg:width="0.0638in" svg:height="0.1043in" svg:x="0.4551in" svg:y="0.6965in" svg:viewBox="0 0 163 266" svg:d="M163 134c0-31-2-61-16-90-17-37-49-44-66-44-23 0-51 10-67 46-12 27-14 57-14 88 0 29 1 64 18 93 16 31 44 39 63 39 21 0 50-8 68-45 12-26 14-56 14-87zM81 257c-15 0-38-10-45-46-4-23-4-59-4-81 0-26 0-51 3-72 7-46 37-49 46-49 13 0 38 6 46 45 4 22 4 50 4 76 0 28 0 55-4 79-7 37-29 48-46 48z"><text:p/></draw:path><draw:path draw:style-name="gr3" draw:text-style-name="P5" svg:width="0.0173in" svg:height="0.0449in" svg:x="0.5386in" svg:y="0.7819in" svg:viewBox="0 0 45 115" svg:d="M45 41c0-26-10-41-24-41-13 0-21 10-21 21 0 10 8 20 21 20 4 0 9-1 13-5 1-1 1-1 2-1 0 2 0 0 0 6 0 28-13 51-25 63-4 5-4 6-4 7 0 3 1 4 3 4 4 0 35-29 35-74z"><text:p/></draw:path><draw:path draw:style-name="gr3" draw:text-style-name="P5" svg:width="0.05in" svg:height="0.1008in" svg:x="0.6063in" svg:y="0.6965in" svg:viewBox="0 0 128 257" svg:d="M79 10c0-9 0-10-9-10-24 25-57 25-70 25 0 5 0 8 0 12 8 0 31 0 51-11 0 67 0 133 0 201 0 14-1 18-36 18-4 0-8 0-13 0 0 5 0 8 0 12 15-1 48-1 63-1s49 0 63 1c0-4 0-7 0-12-5 0-8 0-12 0-36 0-37-4-37-18 0-73 0-145 0-217z"><text:p/></draw:path><draw:path draw:style-name="gr3" draw:text-style-name="P5" svg:width="0.0539in" svg:height="0.1516in" svg:x="0.6799in" svg:y="0.6835in" svg:viewBox="0 0 138 386" svg:d="M56 334c0 16-11 41-53 43-2 1-3 2-3 5 0 4 4 4 8 4 37 0 73-19 73-48 0-30 0-59 0-88 0-16 0-28 16-41 13-11 28-11 37-12 1 0 4-2 4-5s-3-3-7-4c-25-1-44-15-48-34-2-4-2-4-2-19 0-25 0-51 0-77 0-15 0-28-18-43-16-12-42-15-55-15-4 0-8 0-8 4s2 4 7 4c24 2 43 14 48 34 1 3 1 4 1 18 0 27 0 54 0 81 0 17 2 24 16 37 7 8 18 12 29 14-32 9-45 28-45 50 0 31 0 61 0 92z"><text:p/></draw:path><draw:path draw:style-name="gr3" draw:text-style-name="P5" svg:width="0.126in" svg:height="0.1114in" svg:x="1.0571in" svg:y="0.689in" svg:viewBox="0 0 321 284" svg:d="M61 223c-10 0-21 1-33 6-8 3-18 7-22 14-4 4-6 10-6 14 0 7 4 11 9 16 11 8 27 11 45 11 23 0 51-6 78-17 21 9 43 17 73 17 14 0 33-8 49-19 18-11 33-25 44-40 0-1 0-1 0-2s-1-3-3-3c-1 0-3 0-5 0-1 0-1 1-2 1-9 12-22 24-36 33s-30 13-41 13c-21 0-38-5-54-12 8-3 16-8 23-12 46-26 84-62 110-99 20-27 31-55 31-78 0-9-1-15-3-23-11-28-40-43-78-43-22 0-49 8-75 22-24 12-46 31-60 51-14 18-21 37-21 52 0 4 0 7 1 11 4 18 21 28 44 28 15 0 34-5 54-13 15-9 32-20 41-34s14-25 14-36c0-15-9-28-19-38-1 0-1-1-2-1-2 1-5 1-7 2-1 1-2 2-2 4l1 1c7 7 10 15 10 25 0 11-4 25-15 39-8 11-19 22-32 30-16 9-30 12-42 12-18 0-28-9-29-21 0-1 0-2 0-3 0-16 9-35 23-54 12-19 31-36 52-48 22-14 44-20 62-20 33 0 52 14 56 37 1 2 1 6 1 8 0 24-16 55-38 86-24 35-55 69-95 96-7 4-13 8-20 12-2-1-3-2-6-3-22-11-44-22-75-22zM29 244c1 0 3 0 4 0 6 0 11 1 17 1 26 0 47 7 68 16-22 9-44 14-62 14-15 0-28-2-36-9-2-1-5-4-5-8 0-3 2-7 5-12 1-1 4-2 9-2z"><text:p/></draw:path><draw:path draw:style-name="gr3" draw:text-style-name="P5" svg:width="0.0157in" svg:height="0.0157in" svg:x="1.2016in" svg:y="0.7819in" svg:viewBox="0 0 41 41" svg:d="M41 21c0-12-9-21-20-21s-21 9-21 21c0 11 10 20 21 20s20-9 20-20z"><text:p/></draw:path><draw:path draw:style-name="gr3" draw:text-style-name="P5" svg:width="0.1008in" svg:height="0.1087in" svg:x="1.2374in" svg:y="0.6902in" svg:viewBox="0 0 257 277" svg:d="M226 38c0-1 1-2 1-3l1-1c0-2-2-3-5-3-6 0-14 3-21 7-7 5-14 11-18 18-7 9-11 18-11 25 0 3 1 5 1 7 3 10 13 14 25 14 8 0 17-3 24-9 9-5 17-13 22-19 9-14 12-25 12-36 0-5-1-12-4-16-9-15-27-22-51-22-15 0-34 7-52 16-18 10-34 25-45 40s-17 31-17 44c0 6 1 11 3 15 0 3 1 5 4 6-9 3-18 7-26 10-19 10-38 23-49 38-13 19-20 38-20 53 0 9 2 17 6 23 11 22 37 32 70 32 15 0 35-4 54-14 17-9 34-22 44-35 6-10 9-18 9-27 0-5-3-12-6-16-10-13-28-18-49-18-27 0-55 35-59 66v1c0 1 1 2 3 2h1c1 0 2-1 3-1s2-1 2-2c3-27 28-57 49-57 16 0 29 3 35 13 1 2 2 6 2 9 0 7-3 15-11 25-8 12-20 24-34 33s-30 12-42 12c-27 0-46-9-52-26-2-3-2-8-2-11 0-17 9-36 24-58 9-12 21-26 37-34 6-5 12-7 17-9 10 6 23 11 40 11 3 0 8-1 11-2 3-2 6-4 8-6s2-4 2-5c0-5-5-7-7-8-6-3-15-5-23-5-7 0-13 2-20 3-1-3-1-4-1-6-1-1-1-2-1-4 0-13 9-30 22-49 9-12 18-24 31-34 13-7 25-12 35-12 21 0 37 5 45 16 2 3 3 7 3 13 0 7-3 17-11 27-4 7-9 13-17 18-6 4-12 6-18 6-11 0-16-4-16-12 0-5 3-13 9-22 4-5 8-11 14-14 5-4 12-5 15-5 1 0 2-2 4-2zM130 124c8 0 14 0 19 2 2 2 1 2 2 2 0 1 0 1 0 1-1 1-2 2-4 2-2 1-3 1-5 1-11 0-19-2-23-7 3-1 8-1 11-1z"><text:p/></draw:path><draw:path draw:style-name="gr3" draw:text-style-name="P5" svg:width="0.0161in" svg:height="0.0157in" svg:x="1.3575in" svg:y="0.7819in" svg:viewBox="0 0 42 41" svg:d="M42 21c0-12-10-21-21-21s-21 9-21 21c0 11 10 20 21 20s21-9 21-20z"><text:p/></draw:path><draw:path draw:style-name="gr3" draw:text-style-name="P5" svg:width="0.1193in" svg:height="0.1122in" svg:x="1.3965in" svg:y="0.6902in" svg:viewBox="0 0 304 286" svg:d="M304 56c0-1-1-2-4-2-6 0-12 1-18 2-11-34-42-56-94-56-45 0-107 27-136 69-16 22-23 44-23 62 0 23 14 38 45 38 27 0 64-27 83-56 12-17 20-35 20-50 0-3 1-4 0-6s-2-2-3-2h-1c-1 0-1 0-2 0-3 1-4 2-4 3 0 16-6 33-20 52-18 26-50 51-72 51-19 0-29-11-29-27s10-37 27-60c25-37 77-65 114-65 46 0 74 20 84 51-40 18-78 64-108 105-27 38-56 80-82 98-8-5-18-8-30-8-1 0-3 0-4 0-15 0-38 1-46 11-1 2-1 3-1 4 0 9 29 10 46 10 5 0 8 0 12 0 10 0 19-2 29-5 12 4 24 11 41 11 7 0 17-1 28-6 44-16 79-57 99-94 20-36 31-69 31-99 0-7-1-13-2-20 5-3 11-5 15-5 1 0 2 0 2-2 2-1 3-2 3-4zM245 184c-17 35-49 72-89 88-11 4-20 5-27 5-13 0-22-3-32-8 36-19 71-61 99-100 26-36 54-76 77-94 0 4 1 9 1 13 0 26-10 59-29 96zM61 272c-36 0-26-2-39-3 3-4 14-5 28-5 8 0 16 2 23 4-5 2-9 4-12 4z"><text:p/></draw:path><draw:path draw:style-name="gr3" draw:text-style-name="P5" svg:width="0.0157in" svg:height="0.0157in" svg:x="1.5319in" svg:y="0.7819in" svg:viewBox="0 0 41 41" svg:d="M41 21c0-12-9-21-20-21-12 0-21 9-21 21 0 11 9 20 21 20 11 0 20-9 20-20z"><text:p/></draw:path><draw:path draw:style-name="gr3" draw:text-style-name="P5" svg:width="0.1008in" svg:height="0.1039in" svg:x="1.6539in" svg:y="0.6937in" svg:viewBox="0 0 257 265" svg:d="M257 13c0-12-1-13-13-13-77 0-153 0-230 0-12 0-14 1-14 13 0 79 0 160 0 239 0 12 1 13 14 13 76 0 153 0 229 0 13 0 14-1 14-13 0-79 0-160 0-239z"><text:p/></draw:path></draw:g></text:p>
      <text:h text:style-name="Heading_20_3" text:outline-level="3">סעיף (ג) <text:span text:style-name="T24">– הוכחה (?)</text:span></text:h>
      <text:p text:style-name="P47">נבחר: </text:p>
      <text:p text:style-name="P12"><draw:g text:anchor-type="as-char" svg:y="-0.0756in" draw:z-index="505" draw:name="Shape196" draw:style-name="gr1"><svg:title>TexMaths</svg:title><svg:desc>11§latex§f = \lambda x \in X. [\min(x) + 1, \infty) \cap \N§svg§600§FALSE§</svg:desc><draw:path draw:style-name="gr2" draw:text-style-name="P4" svg:width="2.102in" svg:height="0.1358in" svg:x="0.0031in" svg:y="0.0083in" svg:viewBox="0 0 5340 346" svg:d="M2671 346c-891 0-1781 0-2671 0 0-116 0-230 0-346 1780 0 3560 0 5340 0 0 116 0 230 0 346-890 0-1780 0-2669 0z"><text:p/></draw:path><draw:path draw:style-name="gr3" draw:text-style-name="P5" svg:width="0.0488in" svg:height="0.1063in" svg:x="0.0004in" svg:y="0.0075in" svg:viewBox="0 0 125 271" svg:d="M55 106c0-16 0-31 0-45 0-33 19-52 35-52 1 0 7 0 13 2-5 2-12 7-12 17 0 8 7 16 17 16 11 0 17-8 17-16 0-15-14-28-35-28-27 0-59 21-59 62 0 14 0 28 0 44-10 0-21 0-31 0 0 3 0 7 0 12 10 0 21 0 31 0 0 42 0 83 0 124 0 17-5 17-31 17 0 4 0 9 0 12 15 0 33-1 44-1 15 0 34 0 50 1 0-3 0-8 0-12-4 0-6 0-9 0-29 0-29-5-29-18 0-41 0-82 0-123 14 0 30 0 44 0 0-5 0-9 0-12-15 0-30 0-45 0z"><text:p/></draw:path><draw:path draw:style-name="gr3" draw:text-style-name="P5" svg:width="0.1008in" svg:height="0.0354in" svg:x="0.1008in" svg:y="0.0583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48in" svg:height="0.1067in" svg:x="0.2697in" svg:y="0.0091in" svg:viewBox="0 0 191 272" svg:d="M118 155c15 41 34 98 39 107 7 9 11 9 21 9 4 0 6 0 9 0s4-1 4-3-1-3-2-5c-4-4-6-10-9-17-26-73-52-146-79-218-7-24-28-28-47-28-1 0-7 0-7 4 0 3 3 3 4 4 13 2 15 4 25 31 12 35 25 70 37 105-35 35-71 70-106 105-5 4-7 6-7 12 0 7 4 11 11 11 6 0 10-4 13-9 31-36 63-71 94-108z"><text:p/></draw:path><draw:path draw:style-name="gr3" draw:text-style-name="P5" svg:width="0.0756in" svg:height="0.0685in" svg:x="0.3547in" svg:y="0.0472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1-12-21-25 0-9 2-17 6-34 4-18 8-35 13-53z"><text:p/></draw:path><draw:path draw:style-name="gr3" draw:text-style-name="P5" svg:width="0.0756in" svg:height="0.087in" svg:x="0.4925in" svg:y="0.0323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5" svg:width="0.1248in" svg:height="0.1028in" svg:x="0.6276in" svg:y="0.0102in" svg:viewBox="0 0 318 262" svg:d="M177 105c-11-27-22-52-33-77-1-4-1-4-2-5 0-2 7-10 23-11 4-1 8-1 8-8 0-4-5-4-6-4-15 0-33 1-48 1-10 0-34-1-44-1-2 0-7 0-7 8 0 4 5 4 9 4 23 0 25 3 29 12 15 37 30 72 46 108-28 29-54 57-82 86-2 2-3 3-5 4-19 21-37 27-56 28-6 1-9 1-9 8 0 1 0 4 4 4 13 0 26-1 37-1 14 0 29 1 44 1 2 0 6 0 6-8 0-3-3-4-4-4-3 0-15-1-15-12 0-6 5-12 9-17 14-13 27-27 40-40 12-14 23-27 35-39 13 31 26 62 39 91 2 5 2 5 2 6 0 3-8 10-22 11-4 1-8 1-8 8 0 4 4 4 6 4 11 0 37-1 48-1 10 0 33 1 43 1 3 0 8 0 8-8 0-4-5-4-7-4-26 0-27-1-34-17-14-35-41-94-49-117 26-28 67-74 79-85 11-9 26-18 49-19 5-1 8-1 8-8 0-1 0-4-4-4-13 0-25 1-37 1-14 0-29-1-43-1-2 0-7 0-7 8 0 2 2 3 4 4 3 0 15 1 15 11 0 6-4 11-6 14-21 22-42 44-63 68z"><text:p/></draw:path><draw:path draw:style-name="gr3" draw:text-style-name="P5" svg:width="0.0157in" svg:height="0.0157in" svg:x="0.7661in" svg:y="0.098in" svg:viewBox="0 0 41 41" svg:d="M41 21c0-12-10-21-21-21-12 0-20 9-20 21 0 11 8 20 20 20 11 0 21-9 21-20z"><text:p/></draw:path><draw:path draw:style-name="gr3" draw:text-style-name="P5" svg:width="0.0205in" svg:height="0.1512in" svg:x="0.8134in" svg:y="0.0004in" svg:viewBox="0 0 53 385" svg:d="M53 385c0-5 0-10 0-15-12 0-25 0-38 0 0-118 0-237 0-355 13 0 26 0 38 0 0-5 0-9 0-15-18 0-35 0-53 0 0 129 0 257 0 385 18 0 35 0 53 0z"><text:p/></draw:path><draw:path draw:style-name="gr3" draw:text-style-name="P5" svg:width="0.1181in" svg:height="0.0669in" svg:x="0.8425in" svg:y="0.0472in" svg:viewBox="0 0 301 171" svg:d="M30 39c0 34 0 68 0 103 0 17-5 17-30 17 0 3 0 7 0 12 13 0 33-1 44-1 10 0 30 1 43 1 0-5 0-9 0-12-26 0-30 0-30-17 0-24 0-48 0-72 0-39 28-61 52-61s29 21 29 43c0 29 0 59 0 90 0 17-5 17-30 17 0 3 0 7 0 12 13 0 33-1 43-1s31 1 44 1c0-5 0-9 0-12-27 0-31 0-31-17 0-24 0-48 0-72 0-39 27-61 53-61 24 0 28 21 28 43 0 29 0 59 0 90 0 17-4 17-30 17 0 3 0 7 0 12 14 0 34-1 44-1 9 0 29 1 42 1 0-5 0-9 0-12-19 0-29 0-29-11 0-26 0-50 0-74 0-33 0-45-12-60-6-6-18-14-41-14-32 0-50 23-56 39-6-35-34-39-52-39-27 0-46 17-57 41 0-13 0-28 0-41-18 1-36 3-54 4 0 5 0 8 0 13 28 0 30 2 30 22z"><text:p/></draw:path><draw:path draw:style-name="gr3" draw:text-style-name="P5" svg:width="0.0323in" svg:height="0.1008in" svg:x="0.9693in" svg:y="0.0134in" svg:viewBox="0 0 83 257" svg:d="M56 87c-17 1-36 2-54 4 0 4 0 8 0 12 24 0 29 3 29 21 0 35 0 70 0 104 0 16-5 16-31 16 0 5 0 9 0 13 12 0 33-2 43-2 13 0 26 2 40 2 0-4 0-8 0-13-26 0-27-1-27-16 0-46 0-94 0-141zM57 20c0-12-10-20-21-20s-19 10-19 20c0 11 8 21 19 21s21-9 21-21z"><text:p/></draw:path><draw:path draw:style-name="gr3" draw:text-style-name="P5" svg:width="0.0764in" svg:height="0.0669in" svg:x="1.0114in" svg:y="0.0472in" svg:viewBox="0 0 195 171" svg:d="M31 39c0 34 0 68 0 103 0 17-5 17-31 17 0 3 0 7 0 12 14 0 34-1 44-1s30 1 43 1c0-5 0-9 0-12-25 0-30 0-30-17 0-24 0-48 0-72 0-39 28-61 52-61 25 0 29 21 29 43 0 29 0 59 0 90 0 17-4 17-30 17 0 3 0 7 0 12 13 0 33-1 44-1 10 0 30 1 43 1 0-5 0-9 0-12-20 0-30 0-30-11 0-26 0-50 0-74 0-33 0-45-12-60-6-6-19-14-41-14-28 0-46 17-57 41 0-13 0-28 0-41-19 1-36 3-55 4 0 5 0 8 0 13 28 0 31 2 31 22z"><text:p/></draw:path><draw:path draw:style-name="gr3" draw:text-style-name="P5" svg:width="0.035in" svg:height="0.1512in" svg:x="1.1059in" svg:y="0.0004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5" svg:width="0.0756in" svg:height="0.0685in" svg:x="1.1543in" svg:y="0.0472in" svg:viewBox="0 0 193 175" svg:d="M118 54c2-10 11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346in" svg:height="0.1512in" svg:x="1.2457in" svg:y="0.0004in" svg:viewBox="0 0 89 385" svg:d="M89 194c0-31-4-77-25-121-23-48-56-73-61-73-2 0-3 2-3 4s0 2 7 9c38 38 60 99 60 181 0 64-14 132-63 180-4 6-4 6-4 7 0 2 1 4 3 4 5 0 39-26 62-76 20-41 24-84 24-115z"><text:p/></draw:path><draw:path draw:style-name="gr3" draw:text-style-name="P5" svg:width="0.1008in" svg:height="0.1in" svg:x="1.3386in" svg:y="0.0264in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3" draw:text-style-name="P5" svg:width="0.05in" svg:height="0.1in" svg:x="1.4957in" svg:y="0.0134in" svg:viewBox="0 0 128 255" svg:d="M79 10c0-10 0-10-9-10-24 24-58 24-70 24 0 5 0 8 0 12 8 0 31 0 51-10 0 66 0 133 0 199 0 14-1 18-37 18-4 0-7 0-12 0 0 5 0 9 0 12 15-1 48-1 63-1s49 0 63 1c0-3 0-7 0-12-5 0-8 0-12 0-36 0-37-4-37-18 0-72 0-144 0-215z"><text:p/></draw:path><draw:path draw:style-name="gr3" draw:text-style-name="P5" svg:width="0.0173in" svg:height="0.0453in" svg:x="1.5717in" svg:y="0.098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1346in" svg:height="0.0685in" svg:x="1.6343in" svg:y="0.0472in" svg:viewBox="0 0 343 175" svg:d="M175 66c-21-26-25-32-37-42-22-17-43-24-63-24-45 0-75 43-75 88 0 44 28 87 73 87 44 0 77-35 95-66 21 26 26 32 38 42 22 17 44 24 64 24 45 0 73-43 73-88 0-44-28-87-72-87s-77 35-96 66zM185 79c16-27 45-67 88-67 42 0 63 41 63 75 0 39-27 69-61 69-22 0-40-16-47-24-10-10-19-22-43-53zM158 96c-15 27-44 67-88 67-40 0-61-41-61-75 0-38 25-69 59-69 23 0 40 16 49 24 10 11 18 22 41 53z"><text:p/></draw:path><draw:path draw:style-name="gr3" draw:text-style-name="P5" svg:width="0.035in" svg:height="0.1512in" svg:x="1.7866in" svg:y="0.0004in" svg:viewBox="0 0 90 385" svg:d="M90 194c0-31-4-77-26-121-23-48-56-73-60-73-2 0-4 2-4 4s0 2 8 9c37 38 59 99 59 181 0 64-14 132-61 180-6 6-6 6-6 7 0 2 2 4 4 4 4 0 39-26 61-76 20-41 25-84 25-115z"><text:p/></draw:path><draw:path draw:style-name="gr3" draw:text-style-name="P5" svg:width="0.0843in" svg:height="0.0937in" svg:x="1.8795in" svg:y="0.0232in" svg:viewBox="0 0 215 239" svg:d="M215 85c0-59-59-85-107-85-51 0-108 28-108 85 0 46 0 93 0 140 0 7 0 14 8 14 7 0 7-7 7-14 0-47 0-93 0-139 0-57 63-69 93-69 17 0 42 3 61 16 30 19 30 43 30 54 0 46 0 92 0 138 0 7 0 14 8 14s8-7 8-14c0-47 0-94 0-140z"><text:p/></draw:path><draw:path draw:style-name="gr3" draw:text-style-name="P5" svg:width="0.1028in" svg:height="0.1063in" svg:x="2.0102in" svg:y="0.0102in" svg:viewBox="0 0 262 271" svg:d="M33 35c0 63 0 126 0 187 0 20-2 28-22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/draw:g></text:p>
      <text:p text:style-name="P12"><draw:g text:anchor-type="as-char" svg:y="-0.1134in" draw:z-index="515" draw:name="Shape197" draw:style-name="gr1"><svg:title>TexMaths</svg:title><svg:desc>11§display§U = \powerset(X), X = \powerset(\mathbb{N}), f \in X \to X \\§svg§600§FALSE§</svg:desc><draw:path draw:style-name="gr2" draw:text-style-name="P4" svg:width="2.2854in" svg:height="0.1358in" svg:x="0.0004in" svg:y="0.0071in" svg:viewBox="0 0 5806 346" svg:d="M2904 346c-968 0-1936 0-2904 0 0-116 0-230 0-346 1936 0 3871 0 5806 0 0 116 0 230 0 346-968 0-1935 0-2902 0z"><text:p/></draw:path><draw:path draw:style-name="gr3" draw:text-style-name="P5" svg:width="0.1047in" svg:height="0.1063in" svg:x="0.0031in" svg:y="0.0098in" svg:viewBox="0 0 267 271" svg:d="M219 41c4-17 11-28 42-29 2 0 6-1 6-8 0-1 0-4-4-4-13 0-27 1-40 1s-27-1-40-1c-3 0-7 0-7 8 0 4 4 4 7 4 22 0 26 8 26 17 0 1 0 6-1 7-11 47-23 93-34 139-13 50-59 84-97 84-26 0-47-17-47-51 1-9 0-12 4-29 12-50 25-100 37-149 4-15 5-18 33-18 10 0 14 0 14-8 0-4-5-4-6-4-11 0-38 1-49 1s-39-1-51-1c-2 0-7 0-7 8 0 4 4 4 11 4 5 0 8 0 15 0 6 1 10 1 10 7 0 2-4 18-7 27-2 11-5 23-8 34-3 15-22 88-24 95-2 11-2 17-2 23 0 45 35 73 76 73 48 0 96-44 109-94 11-46 23-91 34-136z"><text:p/></draw:path><draw:path draw:style-name="gr3" draw:text-style-name="P5" svg:width="0.1004in" svg:height="0.0354in" svg:x="0.1642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1083in" svg:height="0.1106in" svg:x="0.3193in" svg:y="0.0098in" svg:viewBox="0 0 276 282" svg:d="M126 0c-53 0-95 26-111 44-14 15-15 26-15 28s2 3 4 3c6 0 16-6 18-8 9-5 10-8 12-15 6-16 17-29 65-31-7 87-30 172-63 251-2 5-1 4-2 7 0 1 1 3 3 3 7 0 26-9 30-19 20-47 52-135 63-242 6 0 14 0 21 0 47 0 92 18 92 57 0 29-29 83-103 85-8 0-12 0-23 8-7 4-10 8-10 11 0 2 2 2 7 2 71 0 162-60 162-123 0-44-53-61-98-61-17 0-34 0-52 0z"><text:p/></draw:path><draw:path draw:style-name="gr3" draw:text-style-name="P5" svg:width="0.035in" svg:height="0.1512in" svg:x="0.4496in" svg:y="0in" svg:viewBox="0 0 90 385" svg:d="M90 381c0-1 0-1-6-8-49-49-62-122-62-179 0-68 15-136 63-183 5-5 5-5 5-7 0-3-2-4-4-4-4 0-39 26-62 76-20 42-24 85-24 118 0 28 4 75 25 119 23 47 57 72 61 72 2 0 4-1 4-4z"><text:p/></draw:path><draw:path draw:style-name="gr3" draw:text-style-name="P5" svg:width="0.1252in" svg:height="0.1028in" svg:x="0.4976in" svg:y="0.0098in" svg:viewBox="0 0 319 262" svg:d="M177 105c-11-27-21-52-32-77-1-4-1-4-2-5 0-2 7-10 23-11 3-1 8-1 8-8 0-4-5-4-6-4-16 0-33 1-49 1-10 0-33-1-43-1-2 0-7 0-7 8 0 4 4 4 9 4 23 0 25 3 29 12 15 37 29 72 45 108-28 29-54 57-82 86-1 2-3 3-4 4-19 21-37 27-57 28-5 1-9 1-9 8 0 1 0 4 5 4 13 0 25-1 37-1 14 0 29 1 43 1 2 0 7 0 7-8 0-3-4-4-5-4-3 0-16-1-16-12 0-6 7-12 11-17 14-13 27-27 40-40 11-14 23-27 34-39 13 31 27 62 40 91 1 5 2 5 2 6 0 3-8 10-23 11-5 1-8 1-8 8 0 4 5 4 6 4 11 0 38-1 49-1 10 0 33 1 43 1 2 0 7 0 7-8 0-4-4-4-7-4-25 0-26-1-33-17-15-35-41-94-49-117 25-28 66-74 79-85 11-9 25-18 48-19 6-1 9-1 9-8 0-1 0-4-6-4-11 0-24 1-36 1-14 0-28-1-43-1-2 0-6 0-6 8 0 2 1 3 4 4 3 0 15 1 15 11 0 6-4 11-7 14-21 22-42 44-63 68z"><text:p/></draw:path><draw:path draw:style-name="gr3" draw:text-style-name="P5" svg:width="0.0346in" svg:height="0.1512in" svg:x="0.6406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5" svg:width="0.0177in" svg:height="0.0453in" svg:x="0.7035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5" svg:width="0.1248in" svg:height="0.1028in" svg:x="0.7626in" svg:y="0.0098in" svg:viewBox="0 0 318 262" svg:d="M177 105c-11-27-22-52-33-77-1-4-1-4-1-5 0-2 7-10 22-11 4-1 8-1 8-8 0-4-5-4-6-4-15 0-32 1-48 1-10 0-34-1-44-1-2 0-7 0-7 8 0 4 5 4 9 4 23 0 25 3 30 12 15 37 29 72 45 108-28 29-54 57-82 86-2 2-3 3-5 4-19 21-36 27-56 28-6 1-9 1-9 8 0 1 0 4 4 4 12 0 26-1 37-1 14 0 29 1 44 1 2 0 6 0 6-8 0-3-3-4-4-4-3 0-16-1-16-12 0-6 6-12 10-17 14-13 27-27 40-40 12-14 23-27 35-39 13 31 25 62 39 91 2 5 2 5 2 6 0 3-8 10-22 11-5 1-8 1-8 8 0 4 5 4 6 4 11 0 37-1 48-1 10 0 33 1 43 1 3 0 8 0 8-8 0-4-5-4-7-4-26 0-27-1-34-17-14-35-41-94-50-117 27-28 68-74 80-85 11-9 26-18 49-19 5-1 8-1 8-8 0-1 0-4-5-4-12 0-24 1-36 1-14 0-30-1-43-1-2 0-7 0-7 8 0 2 2 3 4 4 4 0 15 1 15 11 0 6-3 11-6 14-21 22-42 44-63 68z"><text:p/></draw:path><draw:path draw:style-name="gr3" draw:text-style-name="P5" svg:width="0.1008in" svg:height="0.0354in" svg:x="0.947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1079in" svg:height="0.1106in" svg:x="1.1024in" svg:y="0.0098in" svg:viewBox="0 0 275 282" svg:d="M126 0c-55 0-95 26-112 44-13 15-14 26-14 28s1 3 3 3c7 0 16-6 19-8 8-5 9-8 12-15 4-16 15-29 65-31-8 87-31 172-63 251-2 5-1 4-2 7 0 1 1 3 3 3 7 0 26-9 29-19 21-47 53-135 64-242 6 0 13 0 20 0 47 0 92 18 92 57 0 29-28 83-102 85-9 0-12 0-23 8-8 4-10 8-10 11 0 2 2 2 6 2 71 0 162-60 162-123 0-44-52-61-97-61-17 0-34 0-52 0z"><text:p/></draw:path><draw:path draw:style-name="gr3" draw:text-style-name="P5" svg:width="0.0346in" svg:height="0.1512in" svg:x="1.2323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5" svg:width="0.1028in" svg:height="0.1063in" svg:x="1.2799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9 243c-56-72-112-146-168-220-5-5-5-5-9-10 15 0 31 0 46 0 44 59 87 117 131 176 0 18 0 37 0 54z"><text:p/></draw:path><draw:path draw:style-name="gr3" draw:text-style-name="P5" svg:width="0.035in" svg:height="0.1512in" svg:x="1.3949in" svg:y="0in" svg:viewBox="0 0 90 385" svg:d="M90 194c0-31-4-77-25-121-23-48-57-73-61-73-2 0-4 2-4 4s0 2 8 9c37 38 60 99 60 181 0 64-15 132-63 180-5 6-5 6-5 7 0 2 2 4 4 4 4 0 39-26 62-76 20-41 24-84 24-115z"><text:p/></draw:path><draw:path draw:style-name="gr3" draw:text-style-name="P5" svg:width="0.0173in" svg:height="0.0453in" svg:x="1.4587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5" svg:width="0.0752in" svg:height="0.1374in" svg:x="1.5213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5" svg:width="0.0752in" svg:height="0.087in" svg:x="1.6591in" svg:y="0.0311in" svg:viewBox="0 0 192 222" svg:d="M179 120c7 0 13 0 13-8 0-9-6-9-13-9-55 0-109 0-164 0 5-50 50-88 104-88 20 0 40 0 60 0 7 0 13 0 13-7 0-8-6-8-13-8-20 0-40 0-60 0-66 0-119 50-119 112s53 110 119 110c20 0 40 0 60 0 7 0 13 0 13-7s-6-7-13-7c-20 0-40 0-60 0-54 0-99-37-104-88 55 0 109 0 164 0z"><text:p/></draw:path><draw:path draw:style-name="gr3" draw:text-style-name="P5" svg:width="0.1248in" svg:height="0.1028in" svg:x="1.7941in" svg:y="0.0098in" svg:viewBox="0 0 318 262" svg:d="M177 105c-11-27-22-52-33-77-1-4-1-4-1-5 0-2 7-10 22-11 4-1 8-1 8-8 0-4-5-4-6-4-15 0-32 1-48 1-10 0-34-1-44-1-2 0-7 0-7 8 0 4 5 4 9 4 23 0 25 3 30 12 15 37 29 72 45 108-28 29-54 57-82 86-2 2-3 3-5 4-19 21-36 27-56 28-6 1-9 1-9 8 0 1 0 4 5 4 11 0 25-1 37-1 14 0 28 1 43 1 2 0 6 0 6-8 0-3-3-4-4-4-3 0-16-1-16-12 0-6 6-12 10-17 14-13 27-27 40-40 12-14 23-27 35-39 13 31 25 62 39 91 2 5 2 5 2 6 0 3-8 10-22 11-5 1-8 1-8 8 0 4 5 4 6 4 11 0 37-1 48-1 10 0 34 1 43 1 3 0 8 0 8-8 0-4-5-4-7-4-26 0-27-1-34-17-14-35-41-94-50-117 27-28 68-74 80-85 11-9 26-18 49-19 5-1 8-1 8-8 0-1 0-4-5-4-12 0-24 1-36 1-14 0-28-1-43-1-2 0-7 0-7 8 0 2 2 3 4 4 4 0 15 1 15 11 0 6-3 11-6 14-21 22-42 44-63 68z"><text:p/></draw:path><draw:path draw:style-name="gr3" draw:text-style-name="P5" svg:width="0.1346in" svg:height="0.0787in" svg:x="1.9787in" svg:y="0.0362in" svg:viewBox="0 0 343 201" svg:d="M301 109c-22 15-32 32-35 36-17 27-20 51-20 52 0 4 5 4 8 4 7 0 7-1 8-7 9-38 32-71 76-88 4-1 5-3 5-5 0-3-2-4-3-4-17-7-64-27-78-91-1-5-1-6-8-6-3 0-8 0-8 4 0 2 4 26 19 51 9 12 20 25 36 37-95 0-191 0-287 0-7 0-14 0-14 9 0 8 7 8 14 8 96 0 192 0 287 0z"><text:p/></draw:path><draw:path draw:style-name="gr3" draw:text-style-name="P5" svg:width="0.1252in" svg:height="0.1028in" svg:x="2.1685in" svg:y="0.0098in" svg:viewBox="0 0 319 262" svg:d="M177 105c-11-27-21-52-32-77-1-4-1-4-2-5 0-2 7-10 23-11 3-1 8-1 8-8 0-4-6-4-7-4-15 0-32 1-48 1-10 0-33-1-43-1-2 0-8 0-8 8 0 4 5 4 10 4 23 0 25 3 29 12 15 37 29 72 45 108-28 29-54 57-82 86-1 2-3 3-4 4-20 21-37 27-57 28-6 1-9 1-9 8 0 1 0 4 5 4 11 0 25-1 37-1 14 0 29 1 43 1 2 0 7 0 7-8 0-3-4-4-5-4-3 0-16-1-16-12 0-6 7-12 11-17 14-13 27-27 40-40 11-14 23-27 34-39 13 31 27 62 40 91 1 5 1 5 1 6 0 3-7 10-22 11-5 1-8 1-8 8 0 4 5 4 6 4 11 0 38-1 49-1 9 0 33 1 43 1 2 0 7 0 7-8 0-4-4-4-7-4-26 0-26-1-33-17-15-35-42-94-51-117 27-28 68-74 80-85 12-9 26-18 49-19 6-1 9-1 9-8 0-1 0-4-6-4-11 0-24 1-36 1-14 0-28-1-43-1-2 0-7 0-7 8 0 2 2 3 5 4 3 0 15 1 15 11 0 6-4 11-7 14-21 22-42 44-63 68z"><text:p/></draw:path></draw:g></text:p>
      <text:p text:style-name="P48"><text:span text:style-name="T2">צ.ל.: </text:span><text:span text:style-name="T2"><draw:g text:anchor-type="as-char" svg:y="-0.1429in" draw:z-index="532" draw:name="Shape198" draw:style-name="gr1"><svg:title>TexMaths</svg:title><svg:desc>11§display§\forall n \in \N. f_\to^{(n + 1)}(U) \subsetneq f_\to^{(n)}(U)§svg§600§FALSE§</svg:desc><draw:path draw:style-name="gr2" draw:text-style-name="P4" svg:width="1.8551in" svg:height="0.1654in" svg:x="0.0083in" svg:y="0.0079in" svg:viewBox="0 0 4713 421" svg:d="M2356 421c-785 0-1571 0-2356 0 0-140 0-281 0-421 1571 0 3142 0 4713 0 0 140 0 281 0 421-786 0-1571 0-2357 0z"><text:p/></draw:path><draw:path draw:style-name="gr3" draw:text-style-name="P5" svg:width="0.0846in" svg:height="0.1079in" svg:x="0.0004in" svg:y="0.0374in" svg:viewBox="0 0 216 275" svg:d="M213 14c3-4 3-5 3-6 0-5-4-8-8-8-6 0-8 4-10 9-11 28-21 56-32 85-39 0-78 0-118 0-11-29-20-57-31-85-2-6-4-9-9-9-4 0-8 3-8 8 1 2 0 1 2 6 32 84 65 169 97 253 2 5 3 8 9 8 5 0 6-4 9-8 32-84 65-169 96-253zM55 109c35 0 70 0 106 0-18 45-36 91-53 137-18-46-35-92-53-137z"><text:p/></draw:path><draw:path draw:style-name="gr3" draw:text-style-name="P5" svg:width="0.0819in" svg:height="0.0685in" svg:x="0.0898in" svg:y="0.0756in" svg:viewBox="0 0 209 175" svg:d="M22 148c-1 6-3 15-3 16 0 8 5 11 11 11 5 0 12-3 14-11 1-1 6-19 8-29 3-12 5-23 9-34 2-8 4-17 6-26 1-7 5-18 5-20 6-11 26-46 63-46 17 0 21 14 21 26 0 24-20 74-25 91-3 8-4 13-4 17 0 19 14 32 31 32 37 0 51-56 51-59 0-5-3-5-4-5-5 0-5 1-6 8-8 25-21 47-39 47-7 0-10-3-10-12 0-10 3-20 7-27 7-21 23-63 23-85 0-27-16-42-44-42-35 0-53 24-60 34-2-22-18-34-35-34-19 0-26 15-30 22-5 13-11 36-11 37 0 5 3 5 4 5 4 0 5-1 7-10 7-26 14-45 28-45 7 0 12 4 12 17 0 8-1 13-6 32-8 30-15 60-23 90z"><text:p/></draw:path><draw:path draw:style-name="gr3" draw:text-style-name="P5" svg:width="0.076in" svg:height="0.0878in" svg:x="0.2311in" svg:y="0.0606in" svg:viewBox="0 0 194 224" svg:d="M179 119c7 0 15 0 15-8 0-7-8-7-15-7-54 0-109 0-162 0 4-52 48-89 103-89 20 0 40 0 59 0 7 0 15 0 15-7 0-8-8-8-15-8-19 0-40 0-60 0-66 0-119 50-119 111 0 62 53 113 119 113 20 0 41 0 60 0 7 0 15 0 15-8s-8-8-15-8c-19 0-39 0-59 0-55 0-99-37-103-89 53 0 108 0 162 0z"><text:p/></draw:path><draw:path draw:style-name="gr3" draw:text-style-name="P5" svg:width="0.1024in" svg:height="0.1063in" svg:x="0.3665in" svg:y="0.039in" svg:viewBox="0 0 261 271" svg:d="M33 34c0 63 0 126 0 188 0 21-3 27-23 28-3 0-10 0-10 7 0 6 6 6 13 6 20 0 40 0 60 0 6 0 13 0 13-6 0-7-7-7-12-7-21-1-24-8-24-28 0-59 0-118 0-177 56 73 111 147 167 219 3 6 5 7 7 7 7 0 7-7 7-13 0-72 0-145 0-217 0-22 3-28 21-28 2 0 9 0 9-6 0-7-6-7-12-7-19 0-38 0-56 0-8 0-14 0-14 7 0 6 7 6 11 6 21 0 25 8 25 29 0 39 0 80 0 121-39-53-79-105-117-157-3-6-4-6-13-6-23 0-45 0-68 0-7 0-13 0-13 7 0 5 6 6 8 6 11 1 18 8 22 12-1 4-1 4-1 9zM218 244c-56-73-112-147-168-221-5-5-5-5-8-10 15 0 30 0 45 0 44 59 87 117 131 176 0 18 0 37 0 55z"><text:p/></draw:path><draw:path draw:style-name="gr3" draw:text-style-name="P5" svg:width="0.0157in" svg:height="0.0157in" svg:x="0.4854in" svg:y="0.126in" svg:viewBox="0 0 41 41" svg:d="M41 20c0-11-10-20-21-20-12 0-20 8-20 20 0 11 8 21 20 21 11 0 21-9 21-21z"><text:p/></draw:path><draw:path draw:style-name="gr3" draw:text-style-name="P5" svg:width="0.0756in" svg:height="0.1374in" svg:x="0.5228in" svg:y="0.0354in" svg:viewBox="0 0 193 350" svg:d="M121 118c11 0 22 0 33 0 8 0 12 0 12-8 0-4-4-4-11-4-11 0-21 0-32 0 4-16 6-30 9-44 1-8 7-36 9-41 3-7 10-12 19-12 1 0 11 0 18 6-17 2-21 16-21 21 0 9 7 14 15 14 10 0 21-9 21-24 0-17-18-26-33-26-14 0-39 7-50 45-2 8-3 12-13 61-9 0-18 0-27 0-7 0-11 0-11 7 0 5 4 5 10 5 9 0 18 0 27 0-10 50-20 101-30 151-7 37-13 72-33 72-2 0-12 0-19-6 18-1 21-16 21-21 0-9-6-13-14-13-10 0-21 7-21 23s17 26 33 26c21 0 36-23 43-37 13-24 22-71 22-73 8-41 15-81 23-122z"><text:p/></draw:path><draw:path draw:style-name="gr3" draw:text-style-name="P5" svg:width="0.0272in" svg:height="0.1055in" svg:x="0.6177in" svg:y="0in" svg:viewBox="0 0 70 269" svg:d="M65 0c-51 36-65 94-65 135 0 38 12 97 65 134 2 0 5 0 5-4 0-1 0-2-2-3-36-32-49-77-49-127 0-72 27-109 50-128 1-1 1-3 1-4 0-3-3-3-5-3z"><text:p/></draw:path><draw:path draw:style-name="gr3" draw:text-style-name="P5" svg:width="0.065in" svg:height="0.0476in" svg:x="0.6579in" svg:y="0.0327in" svg:viewBox="0 0 166 122" svg:d="M21 102c-1 4-3 10-3 11 0 6 5 9 10 9 4 0 7-4 9-6 3-3 5-11 6-17 1-5 4-18 5-24 3-6 4-12 5-18 3-12 4-13 12-25 8-10 20-24 41-24 15 0 15 13 15 18 0 17-12 47-15 58-4 7-5 10-5 15 0 14 12 23 26 23 27 0 39-37 39-42 0-3-3-2-4-3-5 0-5 1-6 4-6 23-17 34-28 34-6 0-7-5-7-10 0-6 1-10 6-22 3-8 15-37 15-52 0-27-21-31-35-31-23 0-39 14-46 24-3-18-18-24-29-24-12 0-19 9-22 14-6 10-10 26-10 28 0 3 4 3 6 3 3 0 3-1 5-9 4-15 9-28 20-28 6 0 9 5 9 13 0 5-3 14-5 22-2 7-4 19-5 24-4 12-6 23-9 35z"><text:p/></draw:path><draw:path draw:style-name="gr3" draw:text-style-name="P5" svg:width="0.078in" svg:height="0.078in" svg:x="0.7358in" svg:y="0.0138in" svg:viewBox="0 0 199 199" svg:d="M106 107c27 0 56 0 83 0 4 0 10 0 10-7 0-6-6-6-10-6-27 0-56 0-83 0 0-28 0-57 0-84 0-3 0-10-7-10s-7 7-7 10c0 27 0 56 0 84-27 0-55 0-82 0-3 0-10 0-10 6 0 7 6 7 10 7 27 0 55 0 82 0 0 27 0 55 0 82 0 4 0 10 7 10s7-5 7-10c0-27 0-55 0-82z"><text:p/></draw:path><draw:path draw:style-name="gr3" draw:text-style-name="P5" svg:width="0.0386in" svg:height="0.0705in" svg:x="0.8335in" svg:y="0.0091in" svg:viewBox="0 0 99 180" svg:d="M62 8c0-7-1-8-9-8-18 18-42 18-53 18 0 3 0 6 0 10 7 0 24 0 40-8 0 46 0 91 0 137 0 9 0 13-28 13-3 0-6 0-10 0 0 3 0 6 0 10 5 0 38-2 49-2 7 0 41 2 48 2 0-4 0-7 0-10-3 0-8 0-11 0-26 0-26-4-26-13 0-50 0-100 0-149z"><text:p/></draw:path><draw:path draw:style-name="gr3" draw:text-style-name="P5" svg:width="0.0268in" svg:height="0.1055in" svg:x="0.8902in" svg:y="0in" svg:viewBox="0 0 69 269" svg:d="M4 0c-1 0-4 0-4 3 0 1 0 3 2 5 23 21 50 57 50 127 0 57-18 100-48 125-4 4-4 4-4 5 0 3 0 4 3 4 4 0 29-18 47-51 12-22 19-51 19-83 0-38-11-96-65-135z"><text:p/></draw:path><draw:path draw:style-name="gr3" draw:text-style-name="P5" svg:width="0.1043in" svg:height="0.0559in" svg:x="0.5972in" svg:y="0.1252in" svg:viewBox="0 0 266 143" svg:d="M228 78c-34 26-26 40-39 61 0 4 4 4 7 4 5 0 5 0 8-4 1-8 5-24 19-40 16-16 29-20 41-24 1 0 2-2 2-3 0-3-1-4-5-5-39-12-52-39-59-64-1-3-3-3-6-3-5 0-7 0-7 4 0 2 4 19 17 38 5 9 13 16 22 23-73 0-144 0-217 0-4 0-11 0-11 7 0 6 7 6 11 6 73 0 144 0 217 0z"><text:p/></draw:path><draw:path draw:style-name="gr3" draw:text-style-name="P5" svg:width="0.035in" svg:height="0.1512in" svg:x="0.952in" svg:y="0.0283in" svg:viewBox="0 0 90 385" svg:d="M90 381c0-1 0-2-6-9-49-48-61-121-61-179 0-67 14-135 62-182 5-5 5-5 5-7 0-3-1-4-4-4s-39 26-61 75c-19 43-25 86-25 118 0 31 4 76 26 120 24 47 57 72 60 72s4-1 4-4z"><text:p/></draw:path><draw:path draw:style-name="gr3" draw:text-style-name="P5" svg:width="0.1047in" svg:height="0.1063in" svg:x="1.0067in" svg:y="0.0398in" svg:viewBox="0 0 267 271" svg:d="M219 40c4-16 11-28 42-29 2 0 6 0 6-8-1-1 0-3-4-3-13 0-26 1-40 1-13 0-27-1-40-1-3 0-7 0-7 8 0 3 4 3 7 3 22 1 26 9 26 18 0 1 0 6-1 7-11 45-23 92-34 138-13 52-58 85-97 85-26 0-47-17-47-50 1-10 0-13 4-29 12-51 25-101 38-150 3-15 4-19 33-19 9 0 13 0 13-8 0-3-5-3-6-3-11 0-38 1-49 1s-39-1-51-1c-2 0-6 0-6 8 0 3 3 3 11 3 4 0 7 0 14 1 6 1 10 1 10 7 0 2-4 18-7 27-2 11-5 22-8 33-3 16-22 88-24 96-2 11-2 17-2 22 0 47 35 74 76 74 48 0 97-43 109-94 11-46 23-92 34-137z"><text:p/></draw:path><draw:path draw:style-name="gr3" draw:text-style-name="P5" svg:width="0.0346in" svg:height="0.1512in" svg:x="1.1256in" svg:y="0.0283in" svg:viewBox="0 0 89 385" svg:d="M89 193c0-30-4-76-25-120-23-48-56-73-61-73-2 0-3 1-3 4 0 2 0 2 7 9 38 38 60 99 60 180 0 65-14 133-63 181-4 5-4 6-4 7 0 2 1 4 3 4 5 0 39-26 62-76 20-41 24-83 24-116z"><text:p/></draw:path><draw:path draw:style-name="gr3" draw:text-style-name="P5" svg:width="0.0929in" svg:height="0.1315in" svg:x="1.2307in" svg:y="0.0461in" svg:viewBox="0 0 237 335" svg:d="M222 15c7 0 15 0 15-7 0-8-8-8-15-8-35 0-69 0-104 0-65 0-118 50-118 111 0 63 53 113 119 113 34 0 69 0 103 0 7 0 15 0 15-8s-8-8-15-8c-34 0-68 0-102 0-63 0-105-45-105-96 0-53 44-97 104-97 34 0 69 0 103 0zM222 297c7 0 15 0 15-7 0-8-8-8-15-8-27 0-56 0-83 0 7-7 21-20 23-21 4-4 5-6 5-9 0-2-2-6-7-6-3 0-4 0-13 6-11 10-20 20-31 30-32 0-63 0-95 0-7 0-13 0-13 8 0 7 6 7 13 7 25 0 52 0 77 0-8 7-22 20-23 21-3 4-6 6-6 9s3 8 8 8c2 0 3 0 11-8 11-10 22-20 33-30 34 0 67 0 101 0z"><text:p/></draw:path><draw:path draw:style-name="gr3" draw:text-style-name="P5" svg:width="0.076in" svg:height="0.1374in" svg:x="1.3866in" svg:y="0.0354in" svg:viewBox="0 0 194 350" svg:d="M122 118c11 0 22 0 33 0 8 0 11 0 11-8 0-4-3-4-10-4-11 0-21 0-32 0 3-16 6-30 8-44 1-8 7-36 10-41 3-7 10-12 18-12 1 0 12 0 18 6-16 2-21 16-21 21 0 9 8 14 15 14 10 0 22-9 22-24 0-17-19-26-34-26-14 0-38 7-50 45-2 8-3 12-12 61-9 0-18 0-26 0s-13 0-13 7c0 5 4 5 11 5 9 0 17 0 26 0-10 50-19 101-29 151-8 37-14 72-34 72-1 0-11 0-19-6 18-1 22-16 22-21 0-9-7-13-14-13-11 0-22 7-22 23s18 26 33 26c21 0 37-23 44-37 12-24 21-71 22-73 8-41 15-81 23-122z"><text:p/></draw:path><draw:path draw:style-name="gr3" draw:text-style-name="P5" svg:width="0.0272in" svg:height="0.1055in" svg:x="1.4819in" svg:y="0in" svg:viewBox="0 0 70 269" svg:d="M65 0c-52 36-65 94-65 135 0 38 11 97 65 134 2 0 5 0 5-4 0-1-1-2-3-3-35-32-48-77-48-127 0-72 27-109 49-128 1-1 2-3 2-4 0-3-3-3-5-3z"><text:p/></draw:path><draw:path draw:style-name="gr3" draw:text-style-name="P5" svg:width="0.0646in" svg:height="0.0476in" svg:x="1.5224in" svg:y="0.0327in" svg:viewBox="0 0 165 122" svg:d="M20 102c-1 4-2 10-2 11 0 6 4 9 8 9 6 0 10-4 11-6 2-3 4-11 5-17 1-5 4-18 6-24s4-12 5-18c3-12 3-13 11-25 8-10 21-24 41-24 15 0 16 13 16 18 0 17-12 47-16 58-4 7-5 10-5 15 0 14 12 23 27 23 26 0 38-37 38-42 0-3-3-3-4-3-4 0-4 1-5 4-6 23-18 34-29 34-6 0-7-5-7-10 0-6 2-10 7-22 3-8 14-37 14-52 0-27-21-31-35-31-22 0-38 14-47 24-1-18-17-24-28-24s-18 9-21 14c-7 10-10 26-10 28 0 3 3 3 4 3 4 0 5-1 6-9 4-15 10-28 20-28 7 0 10 5 10 13 0 5-4 14-5 22-2 7-5 19-6 24-4 12-6 23-9 35z"><text:p/></draw:path><draw:path draw:style-name="gr3" draw:text-style-name="P5" svg:width="0.0272in" svg:height="0.1055in" svg:x="1.6in" svg:y="0in" svg:viewBox="0 0 70 269" svg:d="M6 0c-3 0-6 0-6 3 0 1 1 3 3 5 23 21 49 57 49 127 0 57-18 100-46 125-5 4-6 4-6 5 0 3 1 4 4 4 4 0 29-18 47-51 12-22 19-51 19-83 0-38-11-96-64-135z"><text:p/></draw:path><draw:path draw:style-name="gr3" draw:text-style-name="P5" svg:width="0.1043in" svg:height="0.0559in" svg:x="1.4618in" svg:y="0.1252in" svg:viewBox="0 0 266 143" svg:d="M228 78c-34 26-26 40-39 61 0 4 2 4 7 4 4 0 5 0 6-4 3-8 6-24 20-40 17-16 30-20 41-24 2 0 3-2 3-3 0-3-2-4-5-5-39-12-53-39-59-64-1-3-3-3-6-3-5 0-7 0-7 4 0 2 2 19 16 38 6 9 14 16 23 23-73 0-145 0-218 0-3 0-10 0-10 7 0 6 6 6 10 6 73 0 145 0 218 0z"><text:p/></draw:path><draw:path draw:style-name="gr3" draw:text-style-name="P5" svg:width="0.035in" svg:height="0.1512in" svg:x="1.6626in" svg:y="0.0283in" svg:viewBox="0 0 90 385" svg:d="M90 381c0-1 0-2-6-9-49-48-61-121-61-179 0-67 14-135 62-182 5-5 5-5 5-7 0-3-2-4-4-4-3 0-39 26-62 75-20 43-24 86-24 118 0 31 4 76 25 120 23 47 58 72 61 72 2 0 4-1 4-4z"><text:p/></draw:path><draw:path draw:style-name="gr3" draw:text-style-name="P5" svg:width="0.1047in" svg:height="0.1063in" svg:x="1.7173in" svg:y="0.0398in" svg:viewBox="0 0 267 271" svg:d="M219 40c4-16 11-28 42-29 2 0 6 0 6-8-2-1 0-3-5-3-12 0-25 1-39 1-13 0-27-1-40-1-3 0-7 0-7 8 0 3 3 3 7 3 22 1 26 9 26 18 0 1-1 6-1 7-12 45-23 92-35 138-13 52-57 85-96 85-26 0-47-17-47-50 1-10 0-13 4-29 12-51 25-101 38-150 3-15 4-19 31-19 11 0 14 0 14-8 0-3-4-3-6-3-10 0-38 1-49 1s-39-1-50-1c-3 0-8 0-8 8 0 3 5 3 11 3 2 0 9 0 16 1 6 1 10 1 10 7 0 2-5 18-7 27-3 11-5 22-9 33-3 16-22 88-23 96-2 11-2 17-2 22 0 47 35 74 75 74 49 0 97-43 110-94 11-46 23-92 34-137z"><text:p/></draw:path><draw:path draw:style-name="gr3" draw:text-style-name="P5" svg:width="0.035in" svg:height="0.1512in" svg:x="1.8358in" svg:y="0.0283in" svg:viewBox="0 0 90 385" svg:d="M90 193c0-30-4-76-25-120-23-48-57-73-61-73-2 0-4 1-4 4 0 2 0 2 8 9 37 38 59 99 59 180 0 65-14 133-61 181-6 5-6 6-6 7 0 2 2 4 4 4 4 0 39-26 62-76 20-41 24-83 24-116z"><text:p/></draw:path></draw:g></text:span></text:p>
      <text:p text:style-name="P48"><text:span text:style-name="T2">הוכחה: </text:span><text:span text:style-name="T24">ראשית כל, נוכיח באינדוקציה שלכל </text:span><text:span text:style-name="T24"><draw:g text:anchor-type="as-char" svg:y="-0.1083in" draw:z-index="508" draw:name="Shape199" draw:style-name="gr1"><svg:title>TexMaths</svg:title><svg:desc>11§display§A§svg§600§FALSE§</svg:desc><draw:path draw:style-name="gr2" draw:text-style-name="P4" svg:width="0.0929in" svg:height="0.0921in" svg:x="0.0031in" svg:y="0.0079in" svg:viewBox="0 0 237 235" svg:d="M0 0c79 0 158 0 237 0 0 78 0 157 0 235-79 0-158 0-237 0 0-78 0-157 0-235z"><text:p/></draw:path><draw:path draw:style-name="gr3" draw:text-style-name="P5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4"><text:s/>קבוצה שלכל </text:span><text:span text:style-name="T24"><draw:g text:anchor-type="as-char" svg:y="-0.1035in" draw:z-index="500" draw:name="Shape202" draw:style-name="gr1"><svg:title>TexMaths</svg:title><svg:desc>11§display§n \in \N§svg§600§FALSE§</svg:desc><draw:path draw:style-name="gr2" draw:text-style-name="P4" svg:width="0.3681in" svg:height="0.0933in" svg:x="0.0039in" svg:y="0.0075in" svg:viewBox="0 0 936 238" svg:d="M468 238c-156 0-312 0-468 0 0-79 0-159 0-238 312 0 624 0 936 0 0 79 0 159 0 238-157 0-313 0-468 0z"><text:p/></draw:path><draw:path draw:style-name="gr3" draw:text-style-name="P5" svg:width="0.0823in" svg:height="0.0677in" svg:x="0.0004in" svg:y="0.0374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5" svg:width="0.0756in" svg:height="0.087in" svg:x="0.1425in" svg:y="0.022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5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24"><text:s/>מתקיים </text:span><text:span text:style-name="T24"><draw:g text:anchor-type="as-char" svg:y="-0.1425in" draw:z-index="506" draw:name="Shape203" draw:style-name="gr1"><svg:title>TexMaths</svg:title><svg:desc>11§display§f^{(n)}(A) = [\min(A) + n, \infty) \cap \N§svg§600§FALSE§</svg:desc><draw:path draw:style-name="gr2" draw:text-style-name="P4" svg:width="2.0484in" svg:height="0.1646in" svg:x="0.0004in" svg:y="0.0071in" svg:viewBox="0 0 5204 419" svg:d="M2602 419c-867 0-1734 0-2602 0 0-140 0-279 0-419 1735 0 3469 0 5204 0 0 140 0 279 0 419-867 0-1735 0-2602 0z"><text:p/></draw:path><draw:path draw:style-name="gr3" draw:text-style-name="P5" svg:width="0.0752in" svg:height="0.1374in" svg:x="0.0008in" svg:y="0.0354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8 0 4 4 4 10 4 9 0 18 0 27 0-10 51-20 101-30 151-7 37-13 73-33 73-2 0-11 0-19-7 18-1 21-15 21-21 0-9-6-13-14-13-10 0-21 8-21 23 0 18 16 26 33 26 21 0 36-23 43-37 13-24 22-71 22-73 8-41 15-81 23-122z"><text:p/></draw:path><draw:path draw:style-name="gr3" draw:text-style-name="P5" svg:width="0.0272in" svg:height="0.1055in" svg:x="0.0957in" svg:y="0in" svg:viewBox="0 0 70 269" svg:d="M65 0c-51 36-65 94-65 136 0 37 12 97 65 133 2 0 5 0 5-2s0-2-2-5c-36-32-49-77-49-126 0-73 27-110 50-129 1-1 1-3 1-4 0-3-3-3-5-3z"><text:p/></draw:path><draw:path draw:style-name="gr3" draw:text-style-name="P5" svg:width="0.065in" svg:height="0.0476in" svg:x="0.1358in" svg:y="0.0327in" svg:viewBox="0 0 166 122" svg:d="M21 102c-1 4-3 10-3 12 0 5 5 8 9 8 5 0 8-4 10-6 3-4 5-11 6-17 1-5 4-17 5-24 3-6 4-12 5-18 3-11 4-13 12-24s20-25 41-25c15 0 15 13 15 18 0 17-11 47-15 58-4 7-5 10-5 15 0 15 12 23 25 23 28 0 40-37 40-42 0-3-3-3-4-3-5 0-5 1-6 5-6 22-17 33-28 33-6 0-7-5-7-10 0-6 1-10 7-22 2-8 14-37 14-52 0-27-21-31-35-31-23 0-39 14-47 24-2-18-17-24-28-24-12 0-19 9-22 14-6 10-10 26-10 28 0 3 4 3 5 3 4 0 4-1 6-9 4-15 9-28 20-28 6 0 9 5 9 13 0 5-3 14-5 22-2 7-4 19-5 24-4 12-6 23-9 35z"><text:p/></draw:path><draw:path draw:style-name="gr3" draw:text-style-name="P5" svg:width="0.0272in" svg:height="0.1055in" svg:x="0.2138in" svg:y="0in" svg:viewBox="0 0 70 269" svg:d="M5 0c-2 0-5 0-5 3 0 1 1 3 2 5 23 21 50 57 50 128 0 56-18 99-48 124-4 5-4 6-4 7 0 2 1 2 3 2 4 0 30-18 48-50 12-23 19-51 19-83 0-39-12-97-65-136z"><text:p/></draw:path><draw:path draw:style-name="gr3" draw:text-style-name="P5" svg:width="0.0346in" svg:height="0.1516in" svg:x="0.2768in" svg:y="0.028in" svg:viewBox="0 0 89 386" svg:d="M89 381c0-1 0-1-7-7-48-50-60-123-60-181 0-67 14-135 63-182 4-5 4-5 4-7 0-3-1-4-3-4-5 0-39 26-62 75-20 43-24 86-24 118 0 31 4 76 25 120 23 47 56 73 61 73 2 0 3-1 3-5z"><text:p/></draw:path><draw:path draw:style-name="gr3" draw:text-style-name="P5" svg:width="0.1039in" svg:height="0.1083in" svg:x="0.326in" svg:y="0.0335in" svg:viewBox="0 0 265 276" svg:d="M55 233c-15 24-30 29-47 30-5 2-8 2-8 8 0 2 2 5 4 5 11 0 23-2 34-2 13 0 27 2 39 2 2 0 7 0 7-8 0-3-4-5-6-5-9 0-19-3-19-13 0-4 3-8 6-13 10-17 20-33 30-50 31 0 64 0 96 0 1 8 7 60 7 64 0 11-21 12-29 12-4 0-8 0-8 8 0 5 4 5 5 5 15 0 32-2 48-2 10 0 35 2 44 2 3 0 7 0 7-8 0-5-4-5-9-5-24 0-24-2-25-13-8-80-15-161-23-241-1-8-1-9-8-9-6 0-8 2-10 7-45 75-90 150-135 226zM102 175c26-43 51-85 76-127 5 42 8 84 12 127-29 0-58 0-88 0z"><text:p/></draw:path><draw:path draw:style-name="gr3" draw:text-style-name="P5" svg:width="0.035in" svg:height="0.1516in" svg:x="0.4433in" svg:y="0.028in" svg:viewBox="0 0 90 386" svg:d="M90 193c0-30-4-76-26-120-23-48-56-73-60-73-2 0-4 1-4 4 0 2 0 2 8 9 37 38 59 99 59 180 0 65-14 133-62 182-5 5-5 5-5 6 0 3 2 5 4 5 4 0 39-27 61-76 20-42 25-84 25-117z"><text:p/></draw:path><draw:path draw:style-name="gr3" draw:text-style-name="P5" svg:width="0.1008in" svg:height="0.035in" svg:x="0.5449in" svg:y="0.086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205in" svg:height="0.1516in" svg:x="0.715in" svg:y="0.028in" svg:viewBox="0 0 53 386" svg:d="M53 386c0-5 0-10 0-16-12 0-26 0-38 0 0-118 0-237 0-355 12 0 26 0 38 0 0-5 0-9 0-15-18 0-35 0-53 0 0 129 0 257 0 386 18 0 35 0 53 0z"><text:p/></draw:path><draw:path draw:style-name="gr3" draw:text-style-name="P5" svg:width="0.1181in" svg:height="0.0669in" svg:x="0.7441in" svg:y="0.0752in" svg:viewBox="0 0 301 171" svg:d="M30 37c0 35 0 69 0 104 0 18-4 18-30 18 0 3 0 7 0 12 13 0 33-1 44-1 10 0 30 1 43 1 0-5 0-9 0-12-25 0-30 0-30-18 0-24 0-47 0-70 0-41 28-62 52-62s28 21 28 43c0 30 0 59 0 89 0 18-4 18-29 18 0 3 0 7 0 12 13 0 33-1 43-1 11 0 30 1 44 1 0-5 0-9 0-12-27 0-31 0-31-18 0-24 0-47 0-70 0-41 27-62 53-62 24 0 28 21 28 43 0 30 0 59 0 89 0 18-4 18-31 18 0 3 0 7 0 12 15 0 35-1 44-1 10 0 31 1 43 1 0-5 0-9 0-12-19 0-29 0-29-11 0-26 0-50 0-74 0-33 0-45-12-60-6-6-18-14-41-14-32 0-50 23-56 37-6-33-34-37-51-37-28 0-47 17-57 41 0-13 0-28 0-41-19 1-36 3-55 4 0 5 0 8 0 13 27 0 30 2 30 20z"><text:p/></draw:path><draw:path draw:style-name="gr3" draw:text-style-name="P5" svg:width="0.0319in" svg:height="0.1008in" svg:x="0.8709in" svg:y="0.0409in" svg:viewBox="0 0 82 257" svg:d="M56 87c-18 1-36 2-54 4 0 4 0 8 0 13 24 0 29 2 29 21 0 34 0 68 0 103 0 17-5 17-31 17 0 4 0 8 0 12 12 0 33-1 43-1 13 0 26 1 39 1 0-4 0-8 0-12-25 0-26-1-26-16 0-47 0-95 0-142zM57 20c0-12-10-20-20-20-12 0-21 10-21 20 0 11 9 21 21 21 10 0 20-9 20-21z"><text:p/></draw:path><draw:path draw:style-name="gr3" draw:text-style-name="P5" svg:width="0.0764in" svg:height="0.0669in" svg:x="0.913in" svg:y="0.0752in" svg:viewBox="0 0 195 171" svg:d="M31 37c0 35 0 69 0 104 0 18-5 18-31 18 0 3 0 7 0 12 14 0 34-1 44-1s31 1 44 1c0-5 0-9 0-12-26 0-31 0-31-18 0-24 0-47 0-70 0-41 28-62 53-62 24 0 29 21 29 43 0 30 0 59 0 89 0 18-5 18-31 18 0 3 0 7 0 12 13 0 33-1 44-1 10 0 29 1 43 1 0-5 0-9 0-12-20 0-30 0-30-11 0-26 0-50 0-74 0-33 0-45-12-60-6-6-19-14-41-14-28 0-46 17-57 41 0-13 0-28 0-41-19 1-36 3-55 4 0 5 0 8 0 13 27 0 31 2 31 20z"><text:p/></draw:path><draw:path draw:style-name="gr3" draw:text-style-name="P5" svg:width="0.035in" svg:height="0.1516in" svg:x="1.0079in" svg:y="0.028in" svg:viewBox="0 0 90 386" svg:d="M90 381c0-1 0-1-6-7-49-50-61-123-61-181 0-67 14-135 62-182 5-5 5-5 5-7 0-3-2-4-4-4-4 0-39 26-62 75-20 43-24 86-24 118 0 31 4 76 25 120 23 47 57 73 61 73 2 0 4-1 4-5z"><text:p/></draw:path><draw:path draw:style-name="gr3" draw:text-style-name="P5" svg:width="0.1039in" svg:height="0.1083in" svg:x="1.0567in" svg:y="0.0335in" svg:viewBox="0 0 265 276" svg:d="M56 233c-15 24-31 29-47 30-5 2-9 2-9 8 0 2 2 5 5 5 10 0 22-2 33-2 14 0 27 2 39 2 2 0 8 0 8-8 0-3-4-5-7-5-9 0-18-3-18-13 0-4 3-8 6-13 10-17 19-33 29-50 33 0 64 0 97 0 0 8 6 60 6 64 0 11-20 12-28 12-5 0-8 0-8 8 0 5 3 3 4 5 17 0 33-2 48-2 10 0 35 2 44 2 3 0 7 0 7-8 0-5-3-5-9-5-23 0-23-2-25-13-8-80-15-161-23-241-1-8-1-9-8-9-5 0-8 2-10 7-45 75-89 150-134 226zM102 175c26-43 51-85 76-127 5 42 9 84 13 127-29 0-59 0-89 0z"><text:p/></draw:path><draw:path draw:style-name="gr3" draw:text-style-name="P5" svg:width="0.0346in" svg:height="0.1516in" svg:x="1.1744in" svg:y="0.028in" svg:viewBox="0 0 89 386" svg:d="M89 193c0-30-4-76-25-120-23-48-56-73-61-73-2 0-3 1-3 4 0 2 0 2 7 9 38 38 60 99 60 180 0 65-14 133-63 182-4 5-4 5-4 6 0 3 1 5 3 5 5 0 39-27 62-76 20-42 24-84 24-117z"><text:p/></draw:path><draw:path draw:style-name="gr3" draw:text-style-name="P5" svg:width="0.1008in" svg:height="0.1004in" svg:x="1.2669in" svg:y="0.0539in" svg:viewBox="0 0 257 256" svg:d="M136 136c37 0 72 0 108 0 6 0 13 0 13-8s-7-8-13-8c-36 0-71 0-108 0 0-36 0-72 0-108 0-5 0-12-7-12-8 0-8 7-8 12 0 36 0 72 0 108-36 0-72 0-108 0-5 0-13 0-13 8s8 8 13 8c36 0 72 0 108 0 0 36 0 72 0 109 0 4 0 11 8 11 7 0 7-7 7-11 0-37 0-73 0-109z"><text:p/></draw:path><draw:path draw:style-name="gr3" draw:text-style-name="P5" svg:width="0.0819in" svg:height="0.0685in" svg:x="1.4154in" svg:y="0.0752in" svg:viewBox="0 0 209 175" svg:d="M23 148c-1 6-4 15-4 17 0 7 5 10 12 10 4 0 11-3 14-11 0-1 4-19 7-28 3-13 5-24 8-35 3-8 5-17 7-26 1-7 4-18 6-19 5-12 25-47 62-47 18 0 21 14 21 26 0 25-19 74-25 91-3 8-5 13-5 17 0 19 15 32 32 32 37 0 51-56 51-59 0-5-3-5-4-5-4 0-4 3-6 8-8 26-21 47-40 47-6 0-8-3-8-12 0-10 3-18 6-27 8-21 23-63 23-85 0-27-16-42-44-42-35 0-54 25-60 34-2-22-18-34-35-34-18 0-26 15-30 22-6 13-11 36-11 38 0 4 3 4 4 4 5 0 5-1 7-9 7-27 14-46 29-46 7 0 12 4 12 17 0 8-1 13-7 32-8 30-14 60-22 90z"><text:p/></draw:path><draw:path draw:style-name="gr3" draw:text-style-name="P5" svg:width="0.0173in" svg:height="0.0453in" svg:x="1.5154in" svg:y="0.1252in" svg:viewBox="0 0 45 116" svg:d="M45 41c0-26-10-41-25-41-12 0-20 10-20 21 0 10 8 20 20 20 5 0 10-1 14-5 1-1 1-1 1-1 1 0 1 0 1 6 0 28-13 52-26 64-5 4-5 5-5 6 0 3 3 5 5 5 4 0 35-30 35-75z"><text:p/></draw:path><draw:path draw:style-name="gr3" draw:text-style-name="P5" svg:width="0.1346in" svg:height="0.0685in" svg:x="1.578in" svg:y="0.0752in" svg:viewBox="0 0 343 175" svg:d="M175 66c-21-26-25-32-38-42-22-17-42-24-62-24-45 0-75 43-75 88 0 44 27 87 73 87 44 0 77-35 95-66 21 27 26 32 38 42 22 18 44 24 63 24 46 0 74-43 74-88 0-44-28-87-72-87s-77 35-96 66zM185 79c16-27 45-67 88-67 42 0 62 41 62 75 0 39-26 70-60 70-22 0-40-17-47-25-10-10-19-22-43-53zM158 96c-15 27-44 67-88 67-40 0-61-41-61-75 0-38 25-69 59-69 23 0 40 16 49 24 9 11 18 22 41 53z"><text:p/></draw:path><draw:path draw:style-name="gr3" draw:text-style-name="P5" svg:width="0.035in" svg:height="0.1516in" svg:x="1.7303in" svg:y="0.028in" svg:viewBox="0 0 90 386" svg:d="M90 193c0-30-4-76-26-120-23-48-56-73-60-73-2 0-4 1-4 4 0 2 0 2 8 9 37 38 59 99 59 180 0 65-14 133-62 182-5 5-5 5-5 6 0 3 2 5 4 5 4 0 39-27 61-76 20-42 25-84 25-117z"><text:p/></draw:path><draw:path draw:style-name="gr3" draw:text-style-name="P5" svg:width="0.0839in" svg:height="0.0941in" svg:x="1.8232in" svg:y="0.0516in" svg:viewBox="0 0 214 240" svg:d="M214 85c0-59-58-85-106-85-51 0-108 28-108 85 0 46 0 94 0 141 0 8 0 14 8 14 7 0 7-6 7-14 0-47 0-94 0-140 0-57 63-71 93-71 17 0 42 5 61 18 30 19 30 43 30 54 0 46 0 93 0 139 0 8 0 14 8 14 7 0 7-6 7-14 0-47 0-95 0-141z"><text:p/></draw:path><draw:path draw:style-name="gr3" draw:text-style-name="P5" svg:width="0.1028in" svg:height="0.1063in" svg:x="1.9539in" svg:y="0.0386in" svg:viewBox="0 0 262 271" svg:d="M33 34c0 63 0 126 0 190 0 20-2 25-22 26-4 0-11 0-11 7 0 6 7 6 13 6 20 0 40 0 60 0 7 0 13 0 13-6 0-7-7-7-12-7-21-1-25-8-25-27 0-60 0-119 0-178 57 74 112 148 168 221 3 4 5 5 7 5 7 0 7-6 7-13 0-72 0-144 0-217 0-22 4-27 22-28 2 0 9 0 9-6 0-7-6-7-13-7-19 0-38 0-57 0-6 0-13 0-13 7 0 6 7 6 11 6 22 1 26 9 26 29 0 40 0 80 0 121-40-53-79-105-118-157-3-6-5-6-13-6-22 0-45 0-67 0-8 0-14 0-14 7 0 5 6 6 8 6 11 1 19 8 22 12-1 4-1 5-1 9zM218 245c-56-74-112-148-169-222-3-5-3-5-7-10 15 0 31 0 46 0 43 59 87 117 130 177 0 17 0 36 0 55z"><text:p/></draw:path></draw:g></text:span><text:span text:style-name="T24">;</text:span></text:p>
      <text:list text:style-name="L5">
        <text:list-item>
          <text:p text:style-name="P49">בסיס <draw:g text:anchor-type="as-char" svg:y="-0.1134in" draw:z-index="501" draw:name="Shape204" draw:style-name="gr1"><svg:title>TexMaths</svg:title><svg:desc>11§display§(n = 0)§svg§600§FALSE§</svg:desc><draw:path draw:style-name="gr2" draw:text-style-name="P4" svg:width="0.4563in" svg:height="0.1354in" svg:x="0.0004in" svg:y="0.0071in" svg:viewBox="0 0 1160 345" svg:d="M0 0c387 0 773 0 1160 0 0 115 0 230 0 345-387 0-773 0-1160 0 0-115 0-230 0-345z"><text:p/></draw:path><draw:path draw:style-name="gr3" draw:text-style-name="P5" svg:width="0.0346in" svg:height="0.1508in" svg:x="0.0079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5" svg:width="0.0819in" svg:height="0.0681in" svg:x="0.0563in" svg:y="0.0461in" svg:viewBox="0 0 209 174" svg:d="M23 148c-2 5-4 14-4 16 0 7 5 10 12 10 4 0 11-2 14-10 0-1 4-20 7-29 3-12 5-24 8-35 3-9 5-16 7-25 1-7 4-18 4-20 7-12 27-47 64-47 18 0 21 14 21 27 0 24-19 73-25 91-4 8-5 13-5 17 0 18 15 31 32 31 36 0 51-56 51-59 0-4-4-4-5-4-4 0-4 1-5 7-8 26-21 48-40 48-6 0-10-4-10-13 0-10 5-19 8-27 7-20 23-63 23-85 0-26-16-41-44-41-35 0-54 24-60 33-2-21-18-33-35-33-18 0-26 14-30 22-6 13-11 35-11 37 0 4 3 4 4 4 5 0 5 0 7-9 7-28 14-46 29-46 7 0 12 5 12 18 0 8-3 13-7 32-8 30-14 60-22 90z"><text:p/></draw:path><draw:path draw:style-name="gr3" draw:text-style-name="P5" svg:width="0.1004in" svg:height="0.035in" svg:x="0.1937in" svg:y="0.0575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5" svg:width="0.0634in" svg:height="0.1035in" svg:x="0.3512in" svg:y="0.0126in" svg:viewBox="0 0 162 264" svg:d="M162 133c0-31-2-61-16-89-17-37-49-44-65-44-23 0-51 10-67 46-13 27-14 56-14 87 0 30 1 63 16 93 17 31 46 38 64 38 21 0 51-7 67-44 13-27 15-56 15-87zM80 257c-14 0-37-10-44-48-4-22-4-57-4-80 0-24 0-50 3-71 7-46 36-49 45-49 13 0 39 6 46 45 4 22 4 51 4 75 0 30 0 55-5 79-5 36-27 49-45 49z"><text:p/></draw:path><draw:path draw:style-name="gr3" draw:text-style-name="P5" svg:width="0.0346in" svg:height="0.1508in" svg:x="0.4299in" svg:y="0in" svg:viewBox="0 0 89 384" svg:d="M89 193c0-30-4-77-25-120-23-48-56-73-61-73-2 0-3 1-3 3 0 3 0 3 7 10 38 38 60 99 60 180 0 65-14 132-63 181-4 5-4 5-4 6 0 3 1 4 3 4 5 0 39-26 62-75 20-43 24-85 24-116z"><text:p/></draw:path></draw:g>: <draw:g text:anchor-type="as-char" svg:y="-0.1417in" draw:z-index="507" draw:name="Shape205" draw:style-name="gr1"><svg:title>TexMaths</svg:title><svg:desc>11§display§f^{(0)} = id_{\powerset(\N)}(A) = A§svg§600§FALSE§</svg:desc><draw:path draw:style-name="gr2" draw:text-style-name="P4" svg:width="1.3917in" svg:height="0.1799in" svg:x="0.0004in" svg:y="0.0071in" svg:viewBox="0 0 3536 458" svg:d="M0 0c1179 0 2357 0 3536 0 0 153 0 305 0 458-1179 0-2357 0-3536 0 0-153 0-305 0-458z"><text:p/></draw:path><draw:path draw:style-name="gr3" draw:text-style-name="P5" svg:width="0.0752in" svg:height="0.137in" svg:x="0.0008in" svg:y="0.0354in" svg:viewBox="0 0 192 349" svg:d="M121 117c11 0 22 0 33 0 8 0 12 0 12-8 0-3-4-3-11-3-11 0-21 0-32 0 2-16 6-30 8-44 2-9 8-37 10-41 3-7 10-13 17-13 3 0 12 0 20 7-17 2-21 15-21 21 0 9 7 14 15 14 9 0 20-9 20-24 0-17-17-26-34-26-13 0-37 7-48 45-2 8-3 11-13 61-9 0-18 0-27 0-7 0-12 0-12 6 0 5 5 5 11 5 9 0 17 0 26 0-10 50-19 101-29 152-7 37-13 72-34 72-1 0-11 0-18-7 18-1 21-15 21-20 0-10-6-14-14-14-10 0-21 8-21 23 0 17 16 26 32 26 22 0 37-22 44-37 12-24 22-70 22-72 8-42 15-82 23-123z"><text:p/></draw:path><draw:path draw:style-name="gr3" draw:text-style-name="P5" svg:width="0.0272in" svg:height="0.1055in" svg:x="0.0957in" svg:y="0in" svg:viewBox="0 0 70 269" svg:d="M65 0c-52 36-65 94-65 134 0 39 11 98 65 135 2 0 5 0 5-4 0-1-1-2-2-4-36-31-49-77-49-126 0-73 27-109 49-128 1-1 2-3 2-4 0-3-3-3-5-3z"><text:p/></draw:path><draw:path draw:style-name="gr3" draw:text-style-name="P5" svg:width="0.0488in" svg:height="0.0724in" svg:x="0.1366in" svg:y="0.0091in" svg:viewBox="0 0 125 185" svg:d="M125 94c0-30-3-52-15-71-9-12-25-23-47-23-63 0-63 74-63 94 0 18 0 91 63 91 62 0 62-73 62-91zM63 177c-12 0-29-7-34-29-4-16-4-38-4-58s0-40 4-56c6-21 23-26 34-26 15 0 29 9 34 24 4 15 4 34 4 58 0 20 0 40-3 57-6 25-24 30-35 30z"><text:p/></draw:path><draw:path draw:style-name="gr3" draw:text-style-name="P5" svg:width="0.0272in" svg:height="0.1055in" svg:x="0.1992in" svg:y="0in" svg:viewBox="0 0 70 269" svg:d="M5 0c-2 0-5 0-5 3 0 1 1 3 2 5 23 21 50 57 50 126 0 58-18 100-47 125-5 5-5 5-5 6 0 2 1 4 3 4 4 0 30-18 48-51 12-22 19-52 19-83 0-38-12-98-65-135z"><text:p/></draw:path><draw:path draw:style-name="gr3" draw:text-style-name="P5" svg:width="0.1008in" svg:height="0.035in" svg:x="0.2976in" svg:y="0.086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394in" svg:height="0.1016in" svg:x="0.4543in" svg:y="0.0421in" svg:viewBox="0 0 101 259" svg:d="M98 14c0-7-6-14-14-14-10 0-21 10-21 21 0 7 5 13 15 13 9 0 20-9 20-20zM68 159c6-11 6-11 9-22 3-8 5-14 5-20 0-18-12-32-31-32-37 0-51 56-51 59 0 4 3 4 4 4 4 0 5 0 6-7 11-36 26-48 39-48 4 0 10 0 10 13 0 7-3 15-4 20-3 9-21 55-26 71-5 10-10 22-10 31 0 18 13 31 32 31 36 0 50-55 50-59s-3-4-4-4c-4 0-4 1-6 7-6 24-20 47-39 47-7 0-9-3-9-12 0-10 2-14 11-39 4-14 10-27 14-40z"><text:p/></draw:path><draw:path draw:style-name="gr3" draw:text-style-name="P5" svg:width="0.0724in" svg:height="0.1067in" svg:x="0.5079in" svg:y="0.0362in" svg:viewBox="0 0 185 272" svg:d="M185 4c-2-1 0-4-6-4-5 0-43 4-48 4-3 2-6 3-6 8s4 5 9 5c19 0 20 3 20 6 0 2-1 6-1 8-8 31-17 60-24 91-7-14-18-24-36-24-45 0-93 56-93 112 0 37 22 62 52 62 7 0 27-2 50-29 4 16 17 29 35 29 14 0 22-10 29-22s8-24 11-36c0-5-3-5-4-5-4 0-5 1-6 7-6 25-13 47-28 47-11 0-13-10-13-16 0-10 2-12 3-19 18-75 37-149 56-224zM104 223c-2 6-2 7-7 14-18 20-33 26-44 26-20 0-26-20-26-35 0-20 14-67 22-85 13-23 29-37 44-37 26 0 31 32 31 34s0 5-1 7c-6 25-12 50-19 76z"><text:p/></draw:path><draw:path draw:style-name="gr3" draw:text-style-name="P5" svg:width="0.0835in" svg:height="0.0776in" svg:x="0.5854in" svg:y="0.0972in" svg:viewBox="0 0 213 198" svg:d="M96 0c-15 0-38 2-62 14-29 15-34 36-34 38s2 2 3 2c5 0 19-4 22-14 4-11 7-21 51-23-5 60-20 120-44 175-1 3-1 2-1 4s1 2 2 2c5 0 16-4 22-12 5-13 7-16 15-39 22-62 28-111 30-130 6 0 11 0 17 0 18 0 71 4 71 38 0 25-23 56-78 58-6 0-10 0-18 6-5 3-7 7-7 8 0 3 2 3 5 3 27 0 61-10 85-28 33-23 38-47 38-59 0-34-47-43-76-43-14 0-27 0-41 0z"><text:p/></draw:path><draw:path draw:style-name="gr3" draw:text-style-name="P5" svg:width="0.0272in" svg:height="0.1055in" svg:x="0.6886in" svg:y="0.0902in" svg:viewBox="0 0 70 269" svg:d="M65 0c-52 36-65 94-65 134 0 39 11 98 65 135 2 0 5 0 5-4 0-1-1-2-2-4-36-31-49-77-49-126 0-73 27-109 49-128 1-1 2-3 2-4 0-3-3-3-5-3z"><text:p/></draw:path><draw:path draw:style-name="gr3" draw:text-style-name="P5" svg:width="0.0717in" svg:height="0.0748in" svg:x="0.7264in" svg:y="0.0972in" svg:viewBox="0 0 183 191" svg:d="M34 15c-2-3-2-3-5-6 11 0 22 0 33 0 29 41 60 81 90 123 0 12 0 26 0 39-40-52-78-104-118-156zM34 32c40 51 78 102 118 154 2 3 3 5 5 5 5 0 5-5 5-10 0-51 0-102 0-152 0-16 2-19 15-20 1 0 6 0 6-5 0-4-4-4-9-4-13 0-27 0-40 0-4 0-9 0-9 4 0 5 5 5 8 5 15 1 18 6 18 21 0 27 0 55 0 83-28-36-55-73-83-110-2-3-3-3-9-3-15 0-32 0-47 0-5 0-9 0-9 4 0 5 4 5 6 5 7 1 12 5 15 9-1 2-1 3-1 6 0 44 0 88 0 132 0 15-2 19-15 19-4 0-8 1-8 6 0 4 4 4 9 4 14 0 27 0 42 0 5 0 8 0 8-4 0-5-4-6-7-6-16 0-18-5-18-20 0-42 0-82 0-123z"><text:p/></draw:path><draw:path draw:style-name="gr3" draw:text-style-name="P5" svg:width="0.0268in" svg:height="0.1055in" svg:x="0.8079in" svg:y="0.0902in" svg:viewBox="0 0 69 269" svg:d="M4 0c-1 0-4 0-4 3 0 1 0 3 2 5 23 21 50 57 50 126 0 58-18 100-48 125-4 5-4 5-4 6 0 2 0 4 3 4 4 0 29-18 46-51 13-22 20-52 20-83 0-38-11-98-65-135z"><text:p/></draw:path><draw:path draw:style-name="gr3" draw:text-style-name="P5" svg:width="0.035in" svg:height="0.1508in" svg:x="0.8705in" svg:y="0.0287in" svg:viewBox="0 0 90 384" svg:d="M90 381c0-1 0-2-6-9-49-48-61-121-61-179 0-67 14-135 62-183 5-4 5-6 5-7 0-2-2-3-4-3-4 0-39 26-62 75-19 43-24 86-24 118 0 30 4 76 26 119 23 47 56 72 60 72 2 0 4-1 4-3z"><text:p/></draw:path><draw:path draw:style-name="gr3" draw:text-style-name="P5" svg:width="0.1039in" svg:height="0.1079in" svg:x="0.9197in" svg:y="0.0335in" svg:viewBox="0 0 265 275" svg:d="M56 231c-15 26-31 31-47 32-5 0-9 0-9 8 0 2 2 4 5 4 11 0 22-1 33-1 14 0 27 1 39 1 3 0 8 0 8-7 0-5-4-5-7-5-9-1-18-4-18-13 0-4 3-9 6-13 10-17 20-33 30-50 32 0 65 0 96 0 0 8 6 61 6 63 0 12-20 13-28 13-5 0-8 0-8 8 0 4 4 4 5 4 16 0 32-1 47-1 10 0 35 1 44 1 3 0 7 0 7-7 0-5-3-5-9-5-23 0-23-3-24-13-8-80-16-161-24-241-1-8-1-9-8-9-5 0-8 2-10 7-45 75-89 149-134 224zM102 175c26-43 51-86 76-128 5 42 9 85 13 128-29 0-59 0-89 0z"><text:p/></draw:path><draw:path draw:style-name="gr3" draw:text-style-name="P5" svg:width="0.0346in" svg:height="0.1508in" svg:x="1.0374in" svg:y="0.0287in" svg:viewBox="0 0 89 384" svg:d="M89 193c0-30-4-77-25-120-23-48-56-73-61-73-2 0-3 1-3 3 0 1 0 3 7 9 38 39 60 100 60 181 0 65-14 133-63 182-4 4-4 5-4 6 0 2 1 3 3 3 5 0 39-26 62-74 20-43 24-85 24-117z"><text:p/></draw:path><draw:path draw:style-name="gr3" draw:text-style-name="P5" svg:width="0.1004in" svg:height="0.035in" svg:x="1.139in" svg:y="0.086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1039in" svg:height="0.1079in" svg:x="1.2961in" svg:y="0.0335in" svg:viewBox="0 0 265 275" svg:d="M56 231c-15 26-31 31-48 32-5 0-8 0-8 8 0 2 2 4 5 4 10 0 22-1 33-1 13 0 27 1 39 1 2 0 8 0 8-7 0-5-5-5-7-5-9-1-19-4-19-13 0-4 4-9 6-13 10-17 20-33 30-50 31 0 64 0 96 0 1 8 7 61 7 63 0 12-20 13-28 13-5 0-9 0-9 8 0 4 4 4 5 4 15 0 33-1 48-1 10 0 35 1 44 1 3 0 7 0 7-7 0-5-4-5-9-5-24 0-24-3-25-13-8-80-15-161-23-241-1-8-1-9-8-9-6 0-8 2-10 7-45 75-89 149-134 224zM102 175c26-43 51-86 76-128 5 42 8 85 12 128-29 0-58 0-88 0z"><text:p/></draw:path></draw:g>, כדרוש. </text:p>
        </text:list-item>
        <text:list-item>
          <text:p text:style-name="P49">צעד <draw:g text:anchor-type="as-char" svg:y="-0.1134in" draw:z-index="502" draw:name="Shape206" draw:style-name="gr1"><svg:title>TexMaths</svg:title><svg:desc>11§display§(n &gt; 0)§svg§600§FALSE§</svg:desc><draw:path draw:style-name="gr2" draw:text-style-name="P4" svg:width="0.4563in" svg:height="0.1354in" svg:x="0.0004in" svg:y="0.0071in" svg:viewBox="0 0 1160 345" svg:d="M0 0c387 0 773 0 1160 0 0 115 0 230 0 345-387 0-773 0-1160 0 0-115 0-230 0-345z"><text:p/></draw:path><draw:path draw:style-name="gr3" draw:text-style-name="P5" svg:width="0.0346in" svg:height="0.1508in" svg:x="0.0079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5" svg:width="0.0819in" svg:height="0.0681in" svg:x="0.0563in" svg:y="0.0461in" svg:viewBox="0 0 209 174" svg:d="M23 148c-2 5-4 14-4 16 0 7 5 10 12 10 4 0 11-2 14-10 0-1 4-20 7-29 3-12 5-24 8-35 3-9 5-16 7-25 1-7 4-18 4-20 7-12 27-47 64-47 18 0 21 14 21 27 0 24-19 73-25 91-4 8-5 13-5 17 0 18 15 31 32 31 36 0 51-56 51-59 0-4-4-4-5-4-4 0-4 1-5 7-8 26-21 48-40 48-6 0-10-4-10-13 0-10 5-19 8-27 7-20 23-63 23-85 0-26-16-41-44-41-35 0-54 24-60 33-2-21-18-33-35-33-18 0-26 14-30 22-6 13-11 35-11 37 0 4 3 4 4 4 5 0 5 0 7-9 7-28 14-46 29-46 7 0 12 5 12 18 0 8-3 13-7 32-8 30-14 60-22 90z"><text:p/></draw:path><draw:path draw:style-name="gr3" draw:text-style-name="P5" svg:width="0.0925in" svg:height="0.087in" svg:x="0.1976in" svg:y="0.0311in" svg:viewBox="0 0 236 222" svg:d="M229 121c4-2 7-4 7-9 0-4-3-6-7-9-72-34-142-67-214-100-5-3-6-3-7-3-5 0-8 4-8 8s2 6 8 9c67 31 135 63 202 95-67 32-135 64-202 95-6 2-8 4-8 8s3 7 8 7c1 0 2 0 7-2 72-33 142-66 214-99z"><text:p/></draw:path><draw:path draw:style-name="gr3" draw:text-style-name="P5" svg:width="0.0634in" svg:height="0.1035in" svg:x="0.3512in" svg:y="0.0126in" svg:viewBox="0 0 162 264" svg:d="M162 133c0-31-2-61-16-89-17-37-49-44-65-44-23 0-51 10-67 46-13 27-14 56-14 87 0 30 1 63 16 93 17 31 46 38 64 38 21 0 51-7 67-44 13-27 15-56 15-87zM80 257c-14 0-37-10-44-48-4-22-4-57-4-80 0-24 0-50 3-71 7-46 36-49 45-49 13 0 39 6 46 45 4 22 4 51 4 75 0 30 0 55-5 79-5 36-27 49-45 49z"><text:p/></draw:path><draw:path draw:style-name="gr3" draw:text-style-name="P5" svg:width="0.0346in" svg:height="0.1508in" svg:x="0.4299in" svg:y="0in" svg:viewBox="0 0 89 384" svg:d="M89 193c0-30-4-77-25-120-23-48-56-73-61-73-2 0-3 1-3 3 0 3 0 3 7 10 38 38 60 99 60 180 0 65-14 132-63 181-4 5-4 5-4 6 0 3 1 4 3 4 5 0 39-26 62-75 20-43 24-85 24-116z"><text:p/></draw:path></draw:g>: נניח על <draw:g text:anchor-type="as-char" svg:y="-0.0681in" draw:z-index="503" draw:name="Shape207" draw:style-name="gr1"><svg:title>TexMaths</svg:title><svg:desc>11§display§n§svg§600§FALSE§</svg:desc><draw:path draw:style-name="gr2" draw:text-style-name="P4" svg:width="0.0705in" svg:height="0.052in" svg:x="0.0039in" svg:y="0.0071in" svg:viewBox="0 0 180 133" svg:d="M0 0c60 0 120 0 180 0 0 44 0 89 0 133-60 0-120 0-180 0 0-44 0-89 0-133z"><text:p/></draw:path><draw:path draw:style-name="gr3" draw:text-style-name="P5" svg:width="0.0815in" svg:height="0.0677in" svg:x="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ונוכיח על <draw:g text:anchor-type="as-char" svg:y="-0.1in" draw:z-index="504" draw:name="Shape208" draw:style-name="gr1"><svg:title>TexMaths</svg:title><svg:desc>11§display§n + 1§svg§600§FALSE§</svg:desc><draw:path draw:style-name="gr2" draw:text-style-name="P4" svg:width="0.3244in" svg:height="0.0972in" svg:x="0.0039in" svg:y="0.0079in" svg:viewBox="0 0 825 248" svg:d="M0 0c275 0 550 0 825 0 0 83 0 165 0 248-275 0-550 0-825 0 0-83 0-165 0-248z"><text:p/></draw:path><draw:path draw:style-name="gr3" draw:text-style-name="P5" svg:width="0.0819in" svg:height="0.0681in" svg:x="0.0004in" svg:y="0.0339in" svg:viewBox="0 0 209 174" svg:d="M23 146c-1 7-3 16-3 17 0 8 5 11 11 11 4 0 11-3 14-11 0-1 5-19 8-28 2-12 5-23 8-34 2-8 5-17 6-26 2-7 5-18 6-19 5-12 26-47 62-47 18 0 21 14 21 27 0 23-18 73-25 90-3 8-3 13-3 17 0 18 13 31 30 31 37 0 51-55 51-58 0-5-3-5-4-5-4 0-4 1-6 8-8 25-21 46-39 46-7 0-9-3-9-12s3-19 6-26c8-21 25-63 25-85 0-27-18-42-46-42-34 0-53 25-60 34-1-22-18-34-35-34-18 0-26 15-29 22-6 13-12 36-12 37 0 5 3 3 4 5 5 0 5-1 7-9 7-27 14-46 29-46 7 0 12 5 12 17 0 8-1 13-7 33-8 29-14 59-22 87z"><text:p/></draw:path><draw:path draw:style-name="gr3" draw:text-style-name="P5" svg:width="0.1008in" svg:height="0.1004in" svg:x="0.1295in" svg:y="0.0126in" svg:viewBox="0 0 257 256" svg:d="M136 137c36 0 72 0 108 0 6 0 13 0 13-8s-7-8-13-8c-36 0-72 0-108 0 0-36 0-73 0-108 0-5 0-13-7-13-8 0-8 8-8 13 0 35 0 72 0 108-36 0-72 0-108 0-5 0-13 0-13 8s8 8 13 8c36 0 72 0 108 0 0 35 0 70 0 105 0 6 0 14 8 14 7 0 7-8 7-14 0-35 0-70 0-105z"><text:p/></draw:path><draw:path draw:style-name="gr3" draw:text-style-name="P5" svg:width="0.05in" svg:height="0.1004in" svg:x="0.2862in" svg:y="0in" svg:viewBox="0 0 128 256" svg:d="M79 10c0-9 0-10-9-10-24 24-58 24-70 24 0 5 0 8 0 12 8 0 31 0 51-10 0 67 0 133 0 199 0 14-1 18-37 18-4 0-7 0-12 0 0 5 0 8 0 13 15-2 48-2 63-2s49 0 63 2c0-5 0-8 0-13-5 0-8 0-12 0-36 0-37-4-37-18 0-72 0-144 0-215z"><text:p/></draw:path></draw:g>, כלומר נוכיח שוויון <draw:g text:anchor-type="as-char" svg:y="-0.1425in" draw:z-index="509" draw:name="Shape209" draw:style-name="gr1"><svg:title>TexMaths</svg:title><svg:desc>11§display§B := f^{(n + 1)}(A) = [\min(A) + n + 1, \infty) \cap \N§svg§600§FALSE§</svg:desc><draw:path draw:style-name="gr2" draw:text-style-name="P4" svg:width="2.8331in" svg:height="0.1646in" svg:x="0.0016in" svg:y="0.0071in" svg:viewBox="0 0 7197 419" svg:d="M3599 419c-1200 0-2399 0-3599 0 0-140 0-279 0-419 2399 0 4798 0 7197 0 0 140 0 279 0 419-1199 0-2399 0-3598 0z"><text:p/></draw:path><draw:path draw:style-name="gr3" draw:text-style-name="P5" svg:width="0.1083in" svg:height="0.1028in" svg:x="0.0004in" svg:y="0.039in" svg:viewBox="0 0 276 262" svg:d="M45 234c-3 13-4 16-35 16-6 0-10 0-10 8 0 4 3 4 10 4 46 0 92 0 138 0 61 0 107-44 107-82 0-28-22-50-60-54 40-8 81-37 81-73 0-29-25-53-71-53-44 0-87 0-131 0-7 0-11 0-11 8 0 3 3 3 11 3 1 0 7 0 14 1 8 1 11 1 11 7 0 1 0 2-1 6-18 70-35 139-53 209zM104 122c8-32 16-64 24-96 3-13 4-15 20-15 17 0 35 0 51 0 34 0 42 23 42 41 0 33-33 70-80 70-19 0-38 0-57 0zM87 250c-6 0-7 0-9 0-4 0-5-1-5-4 0-1 0-1 2-8 9-36 17-73 26-108 24 0 50 0 74 0 37 0 44 29 44 46 0 38-34 74-80 74-18 0-35 0-52 0z"><text:p/></draw:path><draw:path draw:style-name="gr3" draw:text-style-name="P5" svg:width="0.0157in" svg:height="0.065in" svg:x="0.1724in" svg:y="0.0772in" svg:viewBox="0 0 41 166" svg:d="M41 21c0-12-9-21-20-21s-21 9-21 21c0 11 10 20 21 20s20-9 20-20zM41 147c0-13-9-21-20-21s-21 8-21 21c0 11 10 19 21 19s20-8 20-19z"><text:p/></draw:path><draw:path draw:style-name="gr3" draw:text-style-name="P5" svg:width="0.1008in" svg:height="0.035in" svg:x="0.2102in" svg:y="0.086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6in" svg:height="0.1374in" svg:x="0.3705in" svg:y="0.0354in" svg:viewBox="0 0 194 350" svg:d="M122 118c11 0 22 0 33 0 8 0 11 0 11-8 0-4-3-4-10-4-11 0-21 0-32 0 2-16 6-30 8-44 1-8 7-36 9-40 4-8 11-13 18-13 2 0 13 0 19 6-16 2-21 16-21 21 0 9 8 14 15 14 9 0 22-9 22-24 0-17-19-26-35-26-13 0-37 7-49 45-2 8-3 12-12 61-9 0-19 0-28 0-6 0-11 0-11 8 0 4 4 4 11 4 9 0 17 0 26 0-10 51-19 101-29 151-8 37-14 73-34 73-1 0-11 0-19-7 18-1 22-15 22-21 0-9-7-13-14-13-11 0-22 8-22 23 0 18 18 26 33 26 21 0 36-23 44-37 12-24 21-71 21-73 8-41 16-81 24-122z"><text:p/></draw:path><draw:path draw:style-name="gr3" draw:text-style-name="P5" svg:width="0.0272in" svg:height="0.1055in" svg:x="0.4657in" svg:y="0in" svg:viewBox="0 0 70 269" svg:d="M65 0c-52 36-65 94-65 136 0 37 11 97 65 133 2 0 5 0 5-2s-1-2-3-5c-35-32-49-77-49-126 0-73 28-110 50-129 1-1 2-3 2-4 0-3-3-3-5-3z"><text:p/></draw:path><draw:path draw:style-name="gr3" draw:text-style-name="P5" svg:width="0.0646in" svg:height="0.0476in" svg:x="0.5059in" svg:y="0.0327in" svg:viewBox="0 0 165 122" svg:d="M20 102c-1 4-2 10-2 12 0 5 4 8 8 8 6 0 10-4 11-6 1-4 4-11 5-17 1-5 4-17 6-24 1-6 4-12 5-18 2-11 3-13 11-24 7-11 21-25 40-25 16 0 17 13 17 18 0 17-12 47-17 58-3 7-4 10-4 15 0 15 12 23 26 23 27 0 39-37 39-42 0-3-3-3-4-3-4 0-5 1-6 5-5 22-18 33-29 33-5 0-6-5-6-10 0-6 2-10 6-22 4-8 15-37 15-52 0-27-21-31-35-31-22 0-38 14-47 24-1-18-17-24-28-24s-18 9-21 14c-7 10-10 26-10 28 0 3 3 3 4 3 4 0 5-1 6-9 4-15 10-28 20-28 7 0 8 5 8 13 0 5-2 14-3 22-2 7-5 19-6 24-4 12-6 23-9 35z"><text:p/></draw:path><draw:path draw:style-name="gr3" draw:text-style-name="P5" svg:width="0.078in" svg:height="0.078in" svg:x="0.5835in" svg:y="0.0134in" svg:viewBox="0 0 199 199" svg:d="M107 107c27 0 55 0 82 0 3 0 10 0 10-7 0-6-5-6-10-6-27 0-55 0-82 0 0-28 0-57 0-84 0-3 0-10-7-10s-7 7-7 10c0 27 0 56 0 84-27 0-56 0-83 0-3 0-10 0-10 6 0 7 7 7 10 7 27 0 56 0 83 0 0 27 0 55 0 83 0 3 0 9 7 9s7-5 7-9c0-28 0-56 0-83z"><text:p/></draw:path><draw:path draw:style-name="gr3" draw:text-style-name="P5" svg:width="0.0382in" svg:height="0.0705in" svg:x="0.6811in" svg:y="0.0091in" svg:viewBox="0 0 98 180" svg:d="M60 8c0-7 0-8-7-8-18 18-42 18-53 18 0 3 0 6 0 10 5 0 24 0 38-8 0 46 0 91 0 138 0 8 0 12-26 12-3 0-8 0-11 0 0 3 0 6 0 10 6 0 39-1 48-1s43 1 49 1c0-4 0-7 0-10-3 0-7 0-10 0-28 0-28-4-28-12 0-51 0-101 0-150z"><text:p/></draw:path><draw:path draw:style-name="gr3" draw:text-style-name="P5" svg:width="0.0272in" svg:height="0.1055in" svg:x="0.7374in" svg:y="0in" svg:viewBox="0 0 70 269" svg:d="M5 0c-2 0-5 0-5 3 0 1 1 3 2 5 24 21 50 57 50 128 0 56-18 99-47 124-5 5-5 6-5 7 0 2 1 2 3 2 4 0 30-18 48-50 12-23 19-51 19-83 0-39-11-97-65-136z"><text:p/></draw:path><draw:path draw:style-name="gr3" draw:text-style-name="P5" svg:width="0.0346in" svg:height="0.1516in" svg:x="0.8004in" svg:y="0.028in" svg:viewBox="0 0 89 386" svg:d="M89 381c0-1 0-1-7-7-47-50-60-123-60-181 0-67 15-135 63-182 4-5 4-5 4-7 0-3-1-4-3-4-5 0-39 26-62 75-20 43-24 86-24 118 0 31 4 76 25 120 23 47 56 73 61 73 2 0 3-1 3-5z"><text:p/></draw:path><draw:path draw:style-name="gr3" draw:text-style-name="P5" svg:width="0.1039in" svg:height="0.1083in" svg:x="0.8496in" svg:y="0.0335in" svg:viewBox="0 0 265 276" svg:d="M56 233c-15 24-31 29-48 30-5 2-8 2-8 8 0 2 2 5 5 5 10 0 22-2 33-2 13 0 27 2 39 2 2 0 8 0 8-8 0-3-4-5-7-5-9 0-18-3-18-13 0-4 3-8 6-13 10-17 19-33 29-50 31 0 64 0 96 0 1 8 7 60 7 64 0 11-20 12-28 12-5 0-9 0-9 8 0 5 3 3 5 5 17 0 33-2 48-2 10 0 35 2 44 2 3 0 7 0 7-8 0-5-3-5-9-5-24 0-24-2-25-13-8-80-15-161-23-241-1-8-1-9-8-9-5 0-8 2-10 7-45 75-89 150-134 226zM102 175c26-43 51-85 76-127 5 42 8 84 12 127-29 0-58 0-88 0z"><text:p/></draw:path><draw:path draw:style-name="gr3" draw:text-style-name="P5" svg:width="0.035in" svg:height="0.1516in" svg:x="0.9669in" svg:y="0.028in" svg:viewBox="0 0 90 386" svg:d="M90 193c0-30-4-76-25-120-23-48-57-73-61-73-2 0-4 1-4 4 0 2 0 2 8 9 38 38 60 99 60 180 0 65-14 133-63 182-5 5-5 5-5 6 0 3 2 5 4 5 4 0 39-27 62-76 20-42 24-84 24-117z"><text:p/></draw:path><draw:path draw:style-name="gr3" draw:text-style-name="P5" svg:width="0.1008in" svg:height="0.035in" svg:x="1.0685in" svg:y="0.086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205in" svg:height="0.1516in" svg:x="1.2386in" svg:y="0.028in" svg:viewBox="0 0 53 386" svg:d="M53 386c0-5 0-10 0-16-12 0-26 0-38 0 0-118 0-237 0-355 12 0 26 0 38 0 0-5 0-9 0-15-18 0-35 0-53 0 0 129 0 257 0 386 18 0 35 0 53 0z"><text:p/></draw:path><draw:path draw:style-name="gr3" draw:text-style-name="P5" svg:width="0.1185in" svg:height="0.0669in" svg:x="1.2677in" svg:y="0.0752in" svg:viewBox="0 0 302 171" svg:d="M31 37c0 35 0 69 0 104 0 18-5 18-31 18 0 3 0 7 0 12 14 0 34-1 44-1s31 1 43 1c0-5 0-9 0-12-25 0-30 0-30-18 0-24 0-47 0-70 0-41 28-62 53-62 24 0 29 21 29 43 0 30 0 59 0 89 0 18-5 18-31 18 0 3 0 7 0 12 13 0 33-1 44-1 10 0 29 1 43 1 0-5 0-9 0-12-26 0-30 0-30-18 0-24 0-47 0-70 0-41 27-62 52-62 24 0 28 21 28 43 0 30 0 59 0 89 0 18-4 18-29 18 0 3 0 7 0 12 13 0 33-1 44-1 9 0 29 1 42 1 0-5 0-9 0-12-19 0-29 0-30-11 0-26 0-50 0-74 0-33 0-45-11-60-6-6-19-14-41-14-33 0-50 23-56 37-6-33-34-37-52-37-28 0-46 17-57 41 0-13 0-28 0-41-19 1-36 3-55 4 0 5 0 8 0 13 27 0 31 2 31 20z"><text:p/></draw:path><draw:path draw:style-name="gr3" draw:text-style-name="P5" svg:width="0.0319in" svg:height="0.1008in" svg:x="1.3949in" svg:y="0.0409in" svg:viewBox="0 0 82 257" svg:d="M55 87c-18 1-36 2-54 4 0 4 0 8 0 13 25 0 29 2 29 21 0 34 0 68 0 103 0 17-5 17-30 17 0 4 0 8 0 12 12 0 33-1 42-1 14 0 27 1 40 1 0-4 0-8 0-12-25 0-27-1-27-16 0-47 0-95 0-142zM57 20c0-12-10-20-21-20-12 0-21 10-21 20 0 11 9 21 21 21 11 0 21-9 21-21z"><text:p/></draw:path><draw:path draw:style-name="gr3" draw:text-style-name="P5" svg:width="0.0764in" svg:height="0.0669in" svg:x="1.4366in" svg:y="0.0752in" svg:viewBox="0 0 195 171" svg:d="M30 37c0 35 0 69 0 104 0 18-5 18-30 18 0 3 0 7 0 12 13 0 33-1 44-1 10 0 30 1 43 1 0-5 0-9 0-12-27 0-30 0-30-18 0-24 0-47 0-70 0-41 27-62 52-62 24 0 28 21 28 43 0 30 0 59 0 89 0 18-4 18-29 18 0 3 0 7 0 12 13 0 33-1 43-1s30 1 44 1c0-5 0-9 0-12-21 0-30 0-31-11 0-26 0-50 0-74 0-33 0-45-12-60-6-6-18-14-41-14-27 0-46 17-57 41 0-13 0-28 0-41-18 1-36 3-54 4 0 5 0 8 0 13 26 0 30 2 30 20z"><text:p/></draw:path><draw:path draw:style-name="gr3" draw:text-style-name="P5" svg:width="0.0346in" svg:height="0.1516in" svg:x="1.5315in" svg:y="0.028in" svg:viewBox="0 0 89 386" svg:d="M89 381c0-1 0-1-7-7-48-50-60-123-60-181 0-67 14-135 63-182 4-5 4-5 4-7 0-3-1-4-3-4-5 0-39 26-62 75-20 43-24 86-24 118 0 31 4 76 25 120 23 47 56 73 61 73 2 0 3-1 3-5z"><text:p/></draw:path><draw:path draw:style-name="gr3" draw:text-style-name="P5" svg:width="0.1039in" svg:height="0.1083in" svg:x="1.5807in" svg:y="0.0335in" svg:viewBox="0 0 265 276" svg:d="M55 233c-15 24-30 29-47 30-5 2-8 2-8 8 0 2 2 5 4 5 11 0 23-2 34-2 13 0 27 2 39 2 2 0 7 0 7-8 0-3-4-5-6-5-9 0-19-3-19-13 0-4 3-8 6-13 10-17 20-33 30-50 31 0 64 0 96 0 1 8 7 60 7 64 0 11-21 12-29 12-4 0-8 0-8 8 0 5 4 5 5 5 15 0 32-2 48-2 10 0 35 2 44 2 3 0 7 0 7-8 0-5-4-5-9-5-24 0-24-2-25-13-8-80-15-161-23-241-1-8-1-9-8-9-6 0-8 2-10 7-45 75-90 150-135 226zM102 175c26-43 51-85 76-127 5 42 8 84 12 127-29 0-58 0-88 0z"><text:p/></draw:path><draw:path draw:style-name="gr3" draw:text-style-name="P5" svg:width="0.035in" svg:height="0.1516in" svg:x="1.698in" svg:y="0.028in" svg:viewBox="0 0 90 386" svg:d="M90 193c0-30-4-76-26-120-23-48-56-73-60-73-2 0-4 1-4 4 0 2 0 2 8 9 37 38 59 99 59 180 0 65-14 133-62 182-5 5-5 5-5 6 0 3 2 5 4 5 4 0 39-27 62-76 19-42 24-84 24-117z"><text:p/></draw:path><draw:path draw:style-name="gr3" draw:text-style-name="P5" svg:width="0.1004in" svg:height="0.1004in" svg:x="1.7913in" svg:y="0.0539in" svg:viewBox="0 0 256 256" svg:d="M136 136c37 0 72 0 108 0 6 0 12 0 12-8s-6-8-12-8c-36 0-71 0-108 0 0-36 0-72 0-108 0-5 0-12-7-12-8 0-8 7-8 12 0 36 0 72 0 108-36 0-73 0-109 0-5 0-12 0-12 8s7 8 12 8c36 0 73 0 109 0 0 36 0 72 0 109 0 4 0 11 8 11 7 0 7-7 7-11 0-37 0-73 0-109z"><text:p/></draw:path><draw:path draw:style-name="gr3" draw:text-style-name="P5" svg:width="0.0823in" svg:height="0.0685in" svg:x="1.939in" svg:y="0.0752in" svg:viewBox="0 0 210 175" svg:d="M23 148c-1 6-3 15-3 17 0 7 5 10 11 10 4 0 12-3 14-11 1-1 6-19 8-28 3-13 5-24 9-35 2-8 4-17 6-26 1-7 5-18 5-19 5-12 26-47 62-47 18 0 21 14 21 26 0 25-19 74-24 91-4 8-4 13-4 17 0 19 13 32 31 32 37 0 51-56 51-59 0-5-3-5-4-5-5 0-5 3-7 8-8 26-20 47-38 47-7 0-10-3-10-12 0-10 3-18 6-27 8-21 24-63 24-85 0-27-16-42-45-42-34 0-52 25-59 34-2-22-19-34-36-34-19 0-26 15-29 22-7 13-12 36-12 38 0 4 4 4 5 4 4 0 5-1 7-9 7-27 14-46 28-46 7 0 12 4 12 17 0 8-1 13-6 32-8 30-15 60-23 90z"><text:p/></draw:path><draw:path draw:style-name="gr3" draw:text-style-name="P5" svg:width="0.1008in" svg:height="0.1004in" svg:x="2.0685in" svg:y="0.0539in" svg:viewBox="0 0 257 256" svg:d="M136 136c37 0 72 0 108 0 6 0 13 0 13-8s-7-8-13-8c-36 0-71 0-108 0 0-36 0-72 0-108 0-5 0-12-7-12-8 0-8 7-8 12 0 36 0 72 0 108-36 0-72 0-108 0-5 0-13 0-13 8s8 8 13 8c36 0 72 0 108 0 0 36 0 72 0 109 0 4 0 11 8 11 7 0 7-7 7-11 0-37 0-73 0-109z"><text:p/></draw:path><draw:path draw:style-name="gr3" draw:text-style-name="P5" svg:width="0.05in" svg:height="0.1004in" svg:x="2.2256in" svg:y="0.0413in" svg:viewBox="0 0 128 256" svg:d="M79 10c0-10 0-10-9-10-24 24-58 24-70 24 0 5 0 8 0 12 8 0 31 0 51-10 0 67 0 133 0 200 0 14-2 19-37 19-4 0-7 0-12 0 0 3 0 7 0 11 13-1 47-1 63-1 15 0 49 0 63 1 0-4 0-8 0-11-5 0-8 0-13 0-35 0-36-5-36-19 0-73 0-144 0-216z"><text:p/></draw:path><draw:path draw:style-name="gr3" draw:text-style-name="P5" svg:width="0.0173in" svg:height="0.0453in" svg:x="2.3012in" svg:y="0.1252in" svg:viewBox="0 0 45 116" svg:d="M45 41c0-26-10-41-25-41-12 0-20 10-20 21 0 10 8 20 20 20 4 0 10-1 14-5 1-1 1-1 1-1 1 0 1 0 1 6 0 28-13 52-26 64-5 4-5 5-5 6 0 3 3 5 5 5 4 0 35-30 35-75z"><text:p/></draw:path><draw:path draw:style-name="gr3" draw:text-style-name="P5" svg:width="0.1346in" svg:height="0.0685in" svg:x="2.3642in" svg:y="0.0752in" svg:viewBox="0 0 343 175" svg:d="M175 66c-21-26-25-32-38-42-22-17-42-24-62-24-45 0-75 43-75 88 0 44 27 87 73 87 44 0 77-35 95-66 21 27 26 32 38 42 22 18 44 24 62 24 47 0 75-43 75-88 0-44-28-87-72-87-46 0-77 35-96 66zM185 79c16-27 45-67 88-67 42 0 62 41 62 75 0 39-26 70-60 70-22 0-40-17-47-25-10-10-19-22-43-53zM158 96c-15 27-44 67-88 67-40 0-61-41-61-75 0-38 25-69 59-69 22 0 40 16 49 24 8 11 18 22 41 53z"><text:p/></draw:path><draw:path draw:style-name="gr3" draw:text-style-name="P5" svg:width="0.035in" svg:height="0.1516in" svg:x="2.5165in" svg:y="0.028in" svg:viewBox="0 0 90 386" svg:d="M90 193c0-30-4-76-26-120-23-48-56-73-60-73-3 0-4 1-4 4 0 2 0 2 8 9 37 38 59 99 59 180 0 65-14 133-62 182-5 5-5 5-5 6 0 3 1 5 4 5 4 0 39-27 61-76 20-42 25-84 25-117z"><text:p/></draw:path><draw:path draw:style-name="gr3" draw:text-style-name="P5" svg:width="0.0839in" svg:height="0.0941in" svg:x="2.6091in" svg:y="0.0516in" svg:viewBox="0 0 214 240" svg:d="M214 85c0-59-58-85-106-85-51 0-108 28-108 85 0 46 0 94 0 141 0 8 0 14 8 14 7 0 7-6 7-14 0-47 0-94 0-140 0-57 63-71 93-71 17 0 42 5 61 18 30 19 30 43 30 54 0 46 0 93 0 139 0 8 0 14 8 14 7 0 7-6 7-14 0-47 0-95 0-141z"><text:p/></draw:path><draw:path draw:style-name="gr3" draw:text-style-name="P5" svg:width="0.1028in" svg:height="0.1063in" svg:x="2.7402in" svg:y="0.0386in" svg:viewBox="0 0 262 271" svg:d="M33 34c0 63 0 126 0 190 0 20-2 25-22 26-4 0-11 0-11 7 0 6 5 6 13 6 20 0 40 0 60 0 7 0 13 0 13-6 0-7-7-7-12-7-21-1-25-8-25-27 0-60 0-119 0-178 57 74 112 148 168 221 3 4 5 5 7 5 7 0 7-6 7-13 0-72 0-144 0-217 0-22 4-27 22-28 2 0 9 0 9-6 0-7-6-7-13-7-19 0-38 0-57 0-6 0-13 0-13 7 0 6 7 6 11 6 22 1 26 9 26 29 0 40 0 80 0 121-40-53-79-105-118-157-3-6-5-6-13-6-22 0-45 0-67 0-8 0-14 0-14 7 0 5 6 6 8 6 11 1 19 8 22 12-1 4-1 5-1 9zM218 245c-56-74-112-148-169-222-3-5-3-5-7-10 15 0 31 0 46 0 43 59 87 117 130 177 0 17 0 36 0 55z"><text:p/></draw:path></draw:g>. ע"פ הגדרה, <draw:g text:anchor-type="as-char" svg:y="-0.1425in" draw:z-index="510" draw:name="Shape210" draw:style-name="gr1"><svg:title>TexMaths</svg:title><svg:desc>11§display§f^{(n)}(f(A))§svg§600§FALSE§</svg:desc><draw:path draw:style-name="gr2" draw:text-style-name="P4" svg:width="0.6787in" svg:height="0.1646in" svg:x="0.0004in" svg:y="0.0071in" svg:viewBox="0 0 1725 419" svg:d="M864 419c-289 0-576 0-864 0 0-140 0-279 0-419 575 0 1150 0 1725 0 0 140 0 279 0 419-287 0-574 0-861 0z"><text:p/></draw:path><draw:path draw:style-name="gr3" draw:text-style-name="P5" svg:width="0.0756in" svg:height="0.1374in" svg:x="0.0008in" svg:y="0.0354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8 0 4 4 4 10 4 9 0 18 0 27 0-10 51-20 101-30 151-7 37-13 73-33 73-2 0-12 0-19-7 18-1 21-15 21-21 0-9-6-13-14-13-10 0-21 8-21 23 0 18 17 26 33 26 21 0 36-23 43-37 13-24 22-71 22-73 8-41 15-81 23-122z"><text:p/></draw:path><draw:path draw:style-name="gr3" draw:text-style-name="P5" svg:width="0.0272in" svg:height="0.1055in" svg:x="0.0957in" svg:y="0in" svg:viewBox="0 0 70 269" svg:d="M65 0c-52 36-65 94-65 136 0 37 12 97 65 133 2 0 5 0 5-2s-1-2-2-5c-36-32-49-77-49-126 0-73 27-110 49-129 1-1 2-3 2-4 0-3-3-3-5-3z"><text:p/></draw:path><draw:path draw:style-name="gr3" draw:text-style-name="P5" svg:width="0.0646in" svg:height="0.0476in" svg:x="0.1358in" svg:y="0.0327in" svg:viewBox="0 0 165 122" svg:d="M21 102c-1 4-3 10-3 12 0 5 5 8 10 8 4 0 8-4 9-6 2-4 4-11 6-17 1-5 3-17 5-24 2-6 4-12 5-18 3-11 3-13 11-24s21-25 41-25c16 0 16 13 16 18 0 17-12 47-16 58-3 7-4 10-4 15 0 15 11 23 26 23 27 0 38-37 38-42 0-3-3-3-4-3-4 0-4 1-5 5-6 22-17 33-28 33-6 0-7-5-7-10 0-6 1-10 6-22 3-8 14-37 14-52 0-27-21-31-35-31-22 0-38 14-45 24-3-18-18-24-30-24-11 0-18 9-21 14-6 10-10 26-10 28 0 3 3 2 4 3 5 0 5-1 7-9 3-15 9-28 20-28 6 0 9 5 9 13 0 5-3 14-5 22-2 7-4 19-5 24-4 12-6 23-9 35z"><text:p/></draw:path><draw:path draw:style-name="gr3" draw:text-style-name="P5" svg:width="0.0268in" svg:height="0.1055in" svg:x="0.2142in" svg:y="0in" svg:viewBox="0 0 69 269" svg:d="M4 0c-1 0-4 0-4 3 0 1 0 3 2 5 23 21 50 57 50 128 0 56-18 99-48 124-4 5-4 6-4 7 0 2 0 2 3 2 4 0 29-18 47-50 12-23 19-51 19-83 0-39-11-97-65-136z"><text:p/></draw:path><draw:path draw:style-name="gr3" draw:text-style-name="P5" svg:width="0.035in" svg:height="0.1516in" svg:x="0.2764in" svg:y="0.028in" svg:viewBox="0 0 90 386" svg:d="M90 381c0-1 0-1-6-7-49-50-61-123-61-181 0-67 14-135 62-182 5-5 5-5 5-7 0-3-2-4-4-4-3 0-39 26-62 75-18 43-24 86-24 118 0 31 4 76 25 120 25 47 58 73 61 73 2 0 4-1 4-5z"><text:p/></draw:path><draw:path draw:style-name="gr3" draw:text-style-name="P5" svg:width="0.0756in" svg:height="0.1374in" svg:x="0.3287in" svg:y="0.0354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8 0 4 5 4 11 4 9 0 17 0 26 0-10 51-19 101-29 151-7 37-13 73-33 73-2 0-12 0-19-7 18-1 21-15 21-21 0-9-6-13-14-13-10 0-21 8-21 23 0 18 17 26 33 26 21 0 36-23 43-37 12-24 22-71 22-73 8-41 15-81 23-122z"><text:p/></draw:path><draw:path draw:style-name="gr3" draw:text-style-name="P5" svg:width="0.0346in" svg:height="0.1516in" svg:x="0.4264in" svg:y="0.028in" svg:viewBox="0 0 89 386" svg:d="M89 381c0-1 0-1-6-7-49-50-61-123-61-181 0-67 14-135 62-182 5-5 5-5 5-7 0-3-1-4-3-4-5 0-40 26-62 75-20 43-24 86-24 118 0 31 3 76 25 120 23 47 56 73 61 73 2 0 3-1 3-5z"><text:p/></draw:path><draw:path draw:style-name="gr3" draw:text-style-name="P5" svg:width="0.1039in" svg:height="0.1083in" svg:x="0.4756in" svg:y="0.0335in" svg:viewBox="0 0 265 276" svg:d="M55 233c-15 24-31 29-47 30-5 2-8 2-8 8 0 2 1 5 4 5 11 0 24-2 33-2 14 0 27 2 40 2 2 0 7 0 7-8 0-3-4-5-6-5-9 0-19-3-19-13 0-4 3-8 6-13 10-17 20-33 30-50 32 0 65 0 96 0 2 8 6 60 6 64 0 11-20 12-28 12-5 0-8 0-8 8 0 5 4 5 5 5 16 0 32-2 49-2 8 0 33 2 42 2 3 0 8 0 8-8 0-5-4-5-10-5-23 0-23-2-24-13-8-80-16-161-24-241 0-8 0-9-7-9-6 0-7 2-11 7-45 75-89 150-134 226zM101 175c26-43 52-85 77-127 5 42 8 84 12 127-29 0-59 0-89 0z"><text:p/></draw:path><draw:path draw:style-name="gr3" draw:text-style-name="P5" svg:width="0.0346in" svg:height="0.1516in" svg:x="0.5929in" svg:y="0.028in" svg:viewBox="0 0 89 386" svg:d="M89 193c0-30-4-76-25-120-23-48-56-73-61-73-2 0-3 1-3 4 0 2 0 2 7 9 38 38 60 99 60 180 0 65-14 133-63 182-4 5-4 5-4 6 0 3 1 5 3 5 5 0 39-27 62-76 20-42 24-84 24-117z"><text:p/></draw:path><draw:path draw:style-name="gr3" draw:text-style-name="P5" svg:width="0.035in" svg:height="0.1516in" svg:x="0.652in" svg:y="0.028in" svg:viewBox="0 0 90 386" svg:d="M90 193c0-30-4-76-25-120-23-48-57-73-61-73-2 0-4 1-4 4 0 2 0 2 8 9 37 38 59 99 59 180 0 65-14 133-61 182-6 5-6 5-6 6 0 3 2 5 4 5 4 0 39-27 62-76 20-42 24-84 24-117z"><text:p/></draw:path></draw:g>. נחשב ונקבל <draw:g text:anchor-type="as-char" svg:y="-0.1134in" draw:z-index="511" draw:name="Shape211" draw:style-name="gr1"><svg:title>TexMaths</svg:title><svg:desc>11§display§f(A) = [\min(A) + 1, \infty) \cap \N§svg§600§FALSE§</svg:desc><draw:path draw:style-name="gr2" draw:text-style-name="P4" svg:width="1.8555in" svg:height="0.1358in" svg:x="0.0004in" svg:y="0.0071in" svg:viewBox="0 0 4714 346" svg:d="M2357 346c-786 0-1572 0-2357 0 0-116 0-230 0-346 1571 0 3143 0 4714 0 0 116 0 230 0 346-786 0-1571 0-2357 0z"><text:p/></draw:path><draw:path draw:style-name="gr3" draw:text-style-name="P5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346in" svg:height="0.1512in" svg:x="0.098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1039in" svg:height="0.1079in" svg:x="0.148in" svg:y="0.0043in" svg:viewBox="0 0 265 275" svg:d="M56 231c-15 26-31 31-48 32-5 1-8 1-8 8 0 2 2 4 6 4 9 0 22-1 33-1 12 0 26 1 38 1 2 0 8 0 8-7 0-4-5-5-7-5-9 0-19-3-19-13 0-4 4-9 6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5" svg:width="0.035in" svg:height="0.1512in" svg:x="0.2654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5" svg:width="0.1008in" svg:height="0.0354in" svg:x="0.366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205in" svg:height="0.1512in" svg:x="0.537in" svg:y="0in" svg:viewBox="0 0 53 385" svg:d="M53 385c0-5 0-10 0-15-12 0-25 0-38 0 0-118 0-237 0-355 13 0 26 0 38 0 0-5 0-9 0-15-18 0-35 0-53 0 0 129 0 257 0 385 18 0 35 0 53 0z"><text:p/></draw:path><draw:path draw:style-name="gr3" draw:text-style-name="P5" svg:width="0.1189in" svg:height="0.0669in" svg:x="0.5661in" svg:y="0.0461in" svg:viewBox="0 0 303 171" svg:d="M31 39c0 34 0 68 0 103 0 17-5 17-31 17 0 3 0 7 0 12 14 0 33-1 44-1 10 0 30 1 43 1 0-5 0-9 0-12-25 0-30 0-30-17 0-24 0-48 0-72 0-39 28-61 52-61s29 21 29 43c0 29 0 59 0 90 0 17-5 17-30 17 0 3 0 7 0 12 13 0 33-1 44-1 10 0 30 1 43 1 0-5 0-9 0-12-27 0-30 0-30-17 0-24 0-48 0-72 0-39 26-61 52-61 24 0 28 21 28 43 0 29 0 59 0 90 0 17-4 17-29 17 0 3 0 7 0 12 13 0 33-1 43-1 9 0 30 1 44 1 0-5 0-9 0-12-21 0-30 0-31-11 0-26 0-50 0-74 0-33 0-45-12-60-6-6-18-14-41-14-32 0-50 23-56 39-5-35-33-39-51-39-28 0-46 17-57 41 0-13 0-28 0-41-19 1-36 3-55 4 0 5 0 8 0 13 28 0 31 2 31 22z"><text:p/></draw:path><draw:path draw:style-name="gr3" draw:text-style-name="P5" svg:width="0.0327in" svg:height="0.1008in" svg:x="0.6929in" svg:y="0.0126in" svg:viewBox="0 0 84 257" svg:d="M56 87c-17 1-36 2-54 4 0 4 0 8 0 12 26 0 29 3 29 21 0 35 0 70 0 104 0 16-5 16-31 16 0 5 0 9 0 13 13 0 34-2 43-2 13 0 27 2 41 2 0-4 0-8 0-13-27 0-28-1-28-16 0-46 0-94 0-141zM57 20c0-12-9-20-20-20-12 0-20 10-20 20 0 11 8 21 20 21 11 0 20-9 20-21z"><text:p/></draw:path><draw:path draw:style-name="gr3" draw:text-style-name="P5" svg:width="0.076in" svg:height="0.0669in" svg:x="0.7354in" svg:y="0.0461in" svg:viewBox="0 0 194 171" svg:d="M30 39c0 34 0 68 0 103 0 17-5 17-30 17 0 3 0 7 0 12 13 0 33-1 43-1s31 1 44 1c0-5 0-9 0-12-26 0-31 0-31-17 0-24 0-48 0-72 0-39 28-61 53-61 24 0 29 21 29 43 0 29 0 59 0 90 0 17-5 17-31 17 0 3 0 7 0 12 14 0 34-1 44-1s29 1 43 1c0-5 0-9 0-12-20 0-30 0-30-11 0-26 0-50 0-74 0-33 0-45-12-60-6-6-18-14-41-14-27 0-46 17-57 41 0-13 0-28 0-41-18 1-36 3-54 4 0 5 0 8 0 13 26 0 30 2 30 22z"><text:p/></draw:path><draw:path draw:style-name="gr3" draw:text-style-name="P5" svg:width="0.035in" svg:height="0.1512in" svg:x="0.8299in" svg:y="0in" svg:viewBox="0 0 90 385" svg:d="M90 381c0-1 0-1-6-8-49-49-61-122-61-180 0-67 14-135 62-182 5-5 5-5 5-7 0-3-2-4-4-4-3 0-39 26-61 76-19 42-25 85-25 117 0 29 4 76 26 120 24 47 57 72 60 72 2 0 4-1 4-4z"><text:p/></draw:path><draw:path draw:style-name="gr3" draw:text-style-name="P5" svg:width="0.1039in" svg:height="0.1079in" svg:x="0.8795in" svg:y="0.0043in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10-5-23 0-23-2-24-13-8-79-16-160-24-240 0-8 0-10-7-10-6 0-7 3-11 7-45 74-89 149-134 224zM101 175c26-43 52-85 77-127 5 42 8 84 12 127-29 0-59 0-89 0z"><text:p/></draw:path><draw:path draw:style-name="gr3" draw:text-style-name="P5" svg:width="0.0346in" svg:height="0.1512in" svg:x="0.996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08in" svg:height="0.1in" svg:x="1.0894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5" svg:width="0.05in" svg:height="0.1in" svg:x="1.2465in" svg:y="0.013in" svg:viewBox="0 0 128 255" svg:d="M79 10c0-10 0-10-9-10-24 24-58 24-70 24 0 5 0 8 0 12 8 0 31 0 51-10 0 66 0 133 0 199 0 14-1 18-37 18-4 0-7 0-12 0 0 5 0 9 0 12 15-1 48-1 63-1s49 0 63 1c0-3 0-7 0-12-5 0-8 0-12 0-36 0-37-4-37-18 0-72 0-144 0-215z"><text:p/></draw:path><draw:path draw:style-name="gr3" draw:text-style-name="P5" svg:width="0.0173in" svg:height="0.0453in" svg:x="1.322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1346in" svg:height="0.0685in" svg:x="1.385in" svg:y="0.0461in" svg:viewBox="0 0 343 175" svg:d="M175 66c-21-26-25-32-37-42-22-17-43-24-63-24-45 0-75 43-75 88 0 44 28 87 73 87 44 0 77-35 95-66 21 26 26 32 38 42 22 17 44 24 64 24 45 0 73-43 73-88 0-44-28-87-72-87s-77 35-96 66zM185 79c16-27 45-67 88-67 42 0 63 41 63 75 0 39-27 69-61 69-22 0-40-16-47-24-10-10-19-22-43-53zM158 96c-15 27-44 67-88 67-40 0-61-41-61-75 0-38 25-69 59-69 23 0 40 16 49 24 10 11 18 22 41 53z"><text:p/></draw:path><draw:path draw:style-name="gr3" draw:text-style-name="P5" svg:width="0.035in" svg:height="0.1512in" svg:x="1.5374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5" svg:width="0.0843in" svg:height="0.0937in" svg:x="1.6303in" svg:y="0.022in" svg:viewBox="0 0 215 239" svg:d="M215 85c0-59-59-85-107-85-51 0-108 28-108 85 0 46 0 93 0 140 0 7 0 14 8 14 7 0 7-7 7-14 0-47 0-93 0-139 0-57 63-69 93-69 17 0 42 3 61 16 30 19 30 43 30 54 0 46 0 92 0 138 0 7 0 14 8 14s8-7 8-14c0-47 0-94 0-140z"><text:p/></draw:path><draw:path draw:style-name="gr3" draw:text-style-name="P5" svg:width="0.1028in" svg:height="0.1063in" svg:x="1.761in" svg:y="0.0098in" svg:viewBox="0 0 262 271" svg:d="M33 35c0 63 0 126 0 187 0 20-2 28-22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/draw:g>, כלומר <draw:g text:anchor-type="as-char" svg:y="-0.1134in" draw:z-index="512" draw:name="Shape212" draw:style-name="gr1"><svg:title>TexMaths</svg:title><svg:desc>11§display§B = [\min(f(A)) + 1, \infty) \cap \N§svg§600§FALSE§</svg:desc><draw:path draw:style-name="gr2" draw:text-style-name="P4" svg:width="1.865in" svg:height="0.1358in" svg:x="0.0016in" svg:y="0.0071in" svg:viewBox="0 0 4738 346" svg:d="M2370 346c-790 0-1580 0-2370 0 0-116 0-230 0-346 1579 0 3159 0 4738 0 0 116 0 230 0 346-789 0-1579 0-2368 0z"><text:p/></draw:path><draw:path draw:style-name="gr3" draw:text-style-name="P5" svg:width="0.1083in" svg:height="0.1028in" svg:x="0.0004in" svg:y="0.0098in" svg:viewBox="0 0 276 262" svg:d="M45 232c-3 15-4 18-35 18-7 0-10 0-10 8 0 4 3 4 10 4 46 0 92 0 139 0 60 0 106-45 106-83 0-27-22-49-60-53 40-8 81-37 81-73 0-29-25-53-71-53-44 0-87 0-131 0-7 0-11 0-11 8 0 4 3 4 11 4 1 0 7 0 14 0 8 1 11 1 11 7 0 1 0 2-1 7-18 69-35 138-53 206zM105 122c7-32 15-64 23-96 3-13 4-14 21-14 16 0 34 0 50 0 34 0 42 22 42 40 0 34-33 70-80 70-19 0-38 0-56 0zM87 250c-6 0-7 0-9 0-4 0-5-1-5-4 0-2 0-2 2-9 9-36 17-71 26-106 24 0 50 0 74 0 37 0 44 28 44 45 0 36-34 74-80 74-18 0-34 0-52 0z"><text:p/></draw:path><draw:path draw:style-name="gr3" draw:text-style-name="P5" svg:width="0.1004in" svg:height="0.0354in" svg:x="0.168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209in" svg:height="0.1512in" svg:x="0.3378in" svg:y="0in" svg:viewBox="0 0 54 385" svg:d="M54 385c0-5 0-10 0-15-13 0-25 0-39 0 0-118 0-237 0-355 14 0 26 0 39 0 0-5 0-9 0-15-18 0-36 0-54 0 0 129 0 257 0 385 18 0 36 0 54 0z"><text:p/></draw:path><draw:path draw:style-name="gr3" draw:text-style-name="P5" svg:width="0.1181in" svg:height="0.0669in" svg:x="0.3673in" svg:y="0.0461in" svg:viewBox="0 0 301 171" svg:d="M30 39c0 34 0 68 0 103 0 17-5 17-30 17 0 3 0 7 0 12 13 0 33-1 43-1 11 0 31 1 44 1 0-5 0-9 0-12-26 0-31 0-31-17 0-24 0-48 0-72 0-39 28-61 53-61 24 0 29 21 29 43 0 29 0 59 0 90 0 17-5 17-31 17 0 3 0 7 0 12 14 0 34-1 44-1s31 1 44 1c0-5 0-9 0-12-27 0-31 0-31-17 0-24 0-48 0-72 0-39 27-61 53-61 24 0 28 21 28 43 0 29 0 59 0 90 0 17-4 17-30 17 0 3 0 7 0 12 13 0 33-1 44-1 9 0 29 1 42 1 0-5 0-9 0-12-19 0-29 0-29-11 0-26 0-50 0-74 0-33 0-45-12-60-6-6-19-14-41-14-32 0-50 23-56 39-6-35-34-39-52-39-27 0-46 17-57 41 0-13 0-28 0-41-18 1-36 3-54 4 0 5 0 8 0 13 26 0 30 2 30 22z"><text:p/></draw:path><draw:path draw:style-name="gr3" draw:text-style-name="P5" svg:width="0.0323in" svg:height="0.1008in" svg:x="0.4941in" svg:y="0.0126in" svg:viewBox="0 0 83 257" svg:d="M56 87c-19 1-36 2-55 4 0 4 0 8 0 12 25 0 29 3 29 21 0 35 0 70 0 104 0 16-4 16-30 16 0 5 0 9 0 13 12 0 33-2 43-2 13 0 26 2 40 2 0-4 0-8 0-13-26 0-27-1-27-16 0-46 0-94 0-141zM57 20c0-12-10-20-21-20-12 0-19 10-19 20 0 11 7 21 19 21 11 0 21-9 21-21z"><text:p/></draw:path><draw:path draw:style-name="gr3" draw:text-style-name="P5" svg:width="0.0764in" svg:height="0.0669in" svg:x="0.5362in" svg:y="0.0461in" svg:viewBox="0 0 195 171" svg:d="M31 39c0 34 0 68 0 103 0 17-5 17-31 17 0 3 0 7 0 12 14 0 33-1 44-1 10 0 30 1 43 1 0-5 0-9 0-12-25 0-30 0-30-17 0-24 0-48 0-72 0-39 28-61 52-61s29 21 29 43c0 29 0 59 0 90 0 17-5 17-30 17 0 3 0 7 0 12 13 0 33-1 44-1 10 0 30 1 43 1 0-5 0-9 0-12-20 0-30 0-30-11 0-26 0-50 0-74 0-33 0-45-12-60-6-6-19-14-41-14-28 0-46 17-57 41 0-13 0-28 0-41-19 1-36 3-55 4 0 5 0 8 0 13 28 0 31 2 31 22z"><text:p/></draw:path><draw:path draw:style-name="gr3" draw:text-style-name="P5" svg:width="0.035in" svg:height="0.1512in" svg:x="0.6311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5" svg:width="0.076in" svg:height="0.1374in" svg:x="0.6831in" svg:y="0.0067in" svg:viewBox="0 0 194 350" svg:d="M122 118c11 0 22 0 33 0 8 0 12 0 12-8 0-4-4-4-11-4-11 0-21 0-32 0 3-16 6-30 8-44 2-8 8-36 10-40 3-8 10-13 18-13 2 0 12 0 18 6-16 2-21 16-21 21 0 9 8 14 16 14 10 0 21-9 21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5" svg:width="0.0346in" svg:height="0.1512in" svg:x="0.7815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5" svg:width="0.1039in" svg:height="0.1079in" svg:x="0.8307in" svg:y="0.0043in" svg:viewBox="0 0 265 275" svg:d="M55 231c-15 26-30 31-47 32-5 1-8 1-8 8 0 2 1 4 4 4 11 0 24-1 33-1 14 0 27 1 40 1 2 0 7 0 7-7 0-4-4-5-6-5-9 0-19-3-19-13 0-4 3-9 6-14 10-17 20-32 30-49 32 0 65 0 96 0 2 9 7 60 7 64 0 11-21 12-29 12-5 0-8 0-8 8 0 4 4 4 5 4 16 0 32-1 49-1 8 0 34 1 42 1 4 0 8 0 8-7 0-5-4-5-9-5-24 0-24-2-25-13-8-79-16-160-24-240 0-8 0-10-7-10-6 0-7 3-10 7-45 74-90 149-135 224zM101 175c26-43 52-85 77-127 5 42 8 84 12 127-29 0-59 0-89 0z"><text:p/></draw:path><draw:path draw:style-name="gr3" draw:text-style-name="P5" svg:width="0.0346in" svg:height="0.1512in" svg:x="0.9476in" svg:y="0in" svg:viewBox="0 0 89 385" svg:d="M89 193c0-30-3-76-25-120-23-48-56-73-61-73-2 0-3 2-3 4s0 2 8 9c37 38 59 99 59 180 0 65-14 133-61 181-6 6-6 6-6 7 0 2 1 4 3 4 5 0 40-26 62-76 20-41 24-84 24-116z"><text:p/></draw:path><draw:path draw:style-name="gr3" draw:text-style-name="P5" svg:width="0.0346in" svg:height="0.1512in" svg:x="1.007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08in" svg:height="0.1in" svg:x="1.1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5" svg:width="0.05in" svg:height="0.1in" svg:x="1.2571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5" svg:width="0.0173in" svg:height="0.0453in" svg:x="1.3331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5" svg:width="0.1346in" svg:height="0.0685in" svg:x="1.3957in" svg:y="0.0461in" svg:viewBox="0 0 343 175" svg:d="M175 66c-21-26-25-32-37-42-22-17-43-24-63-24-45 0-75 43-75 88 0 44 28 87 73 87 44 0 77-35 95-66 21 26 26 32 38 42 22 17 44 24 62 24 47 0 75-43 75-88 0-44-28-87-72-87-45 0-77 35-96 66zM185 79c16-27 45-67 88-67 42 0 63 41 63 75 0 39-27 69-61 69-22 0-40-16-47-24-10-10-19-22-43-53zM158 96c-15 27-44 67-88 67-40 0-61-41-61-75 0-38 25-69 59-69 23 0 40 16 49 24 8 11 18 22 41 53z"><text:p/></draw:path><draw:path draw:style-name="gr3" draw:text-style-name="P5" svg:width="0.035in" svg:height="0.1512in" svg:x="1.548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5" svg:width="0.0843in" svg:height="0.0937in" svg:x="1.6409in" svg:y="0.022in" svg:viewBox="0 0 215 239" svg:d="M215 85c0-59-59-85-107-85-51 0-108 28-108 85 0 46 0 93 0 140 0 7 0 14 8 14 7 0 7-7 7-14 0-47 0-93 0-139 0-57 63-69 93-69 17 0 42 3 61 16 30 19 30 43 30 54 0 46 0 92 0 138 0 7 0 14 8 14s8-7 8-14c0-47 0-94 0-140z"><text:p/></draw:path><draw:path draw:style-name="gr3" draw:text-style-name="P5" svg:width="0.1028in" svg:height="0.1063in" svg:x="1.7717in" svg:y="0.0098in" svg:viewBox="0 0 262 271" svg:d="M33 35c0 63 0 126 0 187 0 20-2 28-22 28-4 0-11 0-11 7 0 6 6 6 13 6 20 0 40 0 60 0 7 0 13 0 13-6 0-7-7-7-12-7-21 0-24-9-24-29 0-58 0-118 0-176 56 74 111 148 167 220 3 5 5 6 7 6 7 0 7-7 7-13 0-72 0-145 0-217 0-21 4-27 22-28 2 0 9 0 9-6 0-7-6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/draw:g><text:s/>שזה <draw:g text:anchor-type="as-char" svg:y="-0.1134in" draw:z-index="513" draw:name="Shape213" draw:style-name="gr1"><svg:title>TexMaths</svg:title><svg:desc>11§display§[\min(A) + n + 1, \infty) \cap \N§svg§600§FALSE§</svg:desc><draw:path draw:style-name="gr2" draw:text-style-name="P4" svg:width="1.6059in" svg:height="0.1358in" svg:x="0.0004in" svg:y="0.0071in" svg:viewBox="0 0 4080 346" svg:d="M2041 346c-680 0-1360 0-2041 0 0-116 0-230 0-346 1361 0 2720 0 4080 0 0 116 0 230 0 346-679 0-1359 0-2039 0z"><text:p/></draw:path><draw:path draw:style-name="gr3" draw:text-style-name="P5" svg:width="0.0205in" svg:height="0.1512in" svg:x="0.011in" svg:y="0in" svg:viewBox="0 0 53 385" svg:d="M53 385c0-5 0-10 0-15-12 0-26 0-38 0 0-118 0-237 0-355 12 0 26 0 38 0 0-5 0-9 0-15-18 0-35 0-53 0 0 129 0 257 0 385 18 0 35 0 53 0z"><text:p/></draw:path><draw:path draw:style-name="gr3" draw:text-style-name="P5" svg:width="0.1181in" svg:height="0.0669in" svg:x="0.0398in" svg:y="0.0461in" svg:viewBox="0 0 301 171" svg:d="M30 39c0 34 0 68 0 103 0 17-4 17-30 17 0 3 0 7 0 12 13 0 33-1 44-1 10 0 30 1 43 1 0-5 0-9 0-12-25 0-30 0-30-17 0-24 0-48 0-72 0-39 28-61 52-61s28 21 28 43c0 29 0 59 0 90 0 17-4 17-29 17 0 3 0 7 0 12 13 0 33-1 43-1 11 0 30 1 44 1 0-5 0-9 0-12-27 0-31 0-31-17 0-24 0-48 0-72 0-39 27-61 53-61 24 0 28 21 28 43 0 29 0 59 0 90 0 17-4 17-31 17 0 3 0 7 0 12 15 0 35-1 44-1 10 0 31 1 43 1 0-5 0-9 0-12-19 0-29 0-29-11 0-26 0-50 0-74 0-33 0-45-12-60-6-6-18-14-41-14-32 0-50 23-56 39-6-35-34-39-51-39-28 0-47 17-57 41 0-13 0-28 0-41-19 1-36 3-55 4 0 5 0 8 0 13 27 0 30 2 30 22z"><text:p/></draw:path><draw:path draw:style-name="gr3" draw:text-style-name="P5" svg:width="0.0319in" svg:height="0.1008in" svg:x="0.1669in" svg:y="0.0126in" svg:viewBox="0 0 82 257" svg:d="M56 87c-18 1-36 2-54 4 0 4 0 8 0 12 24 0 29 3 29 21 0 35 0 70 0 104 0 16-5 16-31 16 0 5 0 9 0 13 12 0 33-2 43-2 13 0 26 2 39 2 0-4 0-8 0-13-25 0-26-1-26-16 0-46 0-94 0-141zM57 20c0-12-10-20-20-20-12 0-21 10-21 20 0 11 9 21 21 21 10 0 20-9 20-21z"><text:p/></draw:path><draw:path draw:style-name="gr3" draw:text-style-name="P5" svg:width="0.0764in" svg:height="0.0669in" svg:x="0.2087in" svg:y="0.0461in" svg:viewBox="0 0 195 171" svg:d="M31 39c0 34 0 68 0 103 0 17-5 17-31 17 0 3 0 7 0 12 14 0 34-1 44-1s31 1 44 1c0-5 0-9 0-12-26 0-31 0-31-17 0-24 0-48 0-72 0-39 28-61 53-61 24 0 29 21 29 43 0 29 0 59 0 90 0 17-5 17-31 17 0 3 0 7 0 12 13 0 33-1 44-1 10 0 29 1 43 1 0-5 0-9 0-12-20 0-30 0-30-11 0-26 0-50 0-74 0-33 0-45-12-60-6-6-19-14-41-14-28 0-46 17-57 41 0-13 0-28 0-41-19 1-36 3-55 4 0 5 0 8 0 13 27 0 31 2 31 22z"><text:p/></draw:path><draw:path draw:style-name="gr3" draw:text-style-name="P5" svg:width="0.035in" svg:height="0.1512in" svg:x="0.3035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5" svg:width="0.1039in" svg:height="0.1079in" svg:x="0.3528in" svg:y="0.0043in" svg:viewBox="0 0 265 275" svg:d="M56 231c-15 26-31 31-47 32-5 1-9 1-9 8 0 2 2 4 5 4 10 0 22-1 33-1 14 0 27 1 39 1 2 0 8 0 8-7 0-4-4-5-7-5-9 0-18-3-18-13 0-4 3-9 6-14 10-17 19-32 29-49 33 0 64 0 97 0 0 9 6 60 6 64 0 11-20 12-28 12-5 0-9 0-9 8 0 4 3 3 5 4 17 0 33-1 48-1 10 0 35 1 44 1 3 0 7 0 7-7 0-5-3-5-9-5-24 0-24-2-25-13-8-79-15-160-23-240-1-8-1-10-8-10-5 0-8 3-10 7-45 74-89 149-134 224zM102 175c26-43 51-85 76-127 5 42 9 84 13 127-29 0-59 0-89 0z"><text:p/></draw:path><draw:path draw:style-name="gr3" draw:text-style-name="P5" svg:width="0.0346in" svg:height="0.1512in" svg:x="0.470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08in" svg:height="0.1in" svg:x="0.5634in" svg:y="0.0252in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5" svg:width="0.0819in" svg:height="0.0685in" svg:x="0.7114in" svg:y="0.0461in" svg:viewBox="0 0 209 175" svg:d="M23 148c-2 6-4 15-4 17 0 7 5 10 12 10 4 0 11-3 14-11 0-1 4-19 7-29 3-12 5-23 8-34 3-9 5-17 7-26 1-7 4-18 6-19 5-12 25-47 62-47 18 0 21 14 21 26 0 24-19 74-25 91-3 8-5 13-5 17 0 19 15 32 32 32 37 0 51-56 51-59 0-4-3-4-4-4-4 0-4 1-6 7-8 26-21 47-40 47-6 0-9-3-9-12 0-10 4-19 7-27 7-21 23-63 23-85 0-27-16-42-44-42-35 0-54 25-60 34-2-22-18-34-35-34-18 0-26 15-30 22-6 13-11 36-11 37 0 5 3 5 4 5 5 0 5-1 7-9 7-27 14-46 29-46 7 0 12 4 12 17 0 8-3 13-7 32-8 30-14 60-22 90z"><text:p/></draw:path><draw:path draw:style-name="gr3" draw:text-style-name="P5" svg:width="0.1008in" svg:height="0.1in" svg:x="0.8402in" svg:y="0.0252in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5" svg:width="0.05in" svg:height="0.1in" svg:x="0.9972in" svg:y="0.013in" svg:viewBox="0 0 128 255" svg:d="M79 10c0-10 0-10-9-10-24 24-58 24-70 24 0 5 0 8 0 12 8 0 31 0 51-10 0 66 0 133 0 199 0 14-2 18-36 18-4 0-8 0-13 0 0 5 0 9 0 12 14-1 47-1 63-1 15 0 49 0 63 1 0-3 0-7 0-12-5 0-8 0-13 0-35 0-36-4-36-18 0-72 0-144 0-215z"><text:p/></draw:path><draw:path draw:style-name="gr3" draw:text-style-name="P5" svg:width="0.0173in" svg:height="0.0453in" svg:x="1.0732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5" svg:width="0.1346in" svg:height="0.0685in" svg:x="1.1358in" svg:y="0.0461in" svg:viewBox="0 0 343 175" svg:d="M175 66c-21-26-25-32-38-42-22-17-42-24-62-24-45 0-75 43-75 88 0 44 27 87 73 87 44 0 77-35 95-66 21 26 26 32 38 42 22 17 44 24 63 24 46 0 74-43 74-88 0-44-28-87-72-87s-77 35-96 66zM185 79c16-27 45-67 88-67 42 0 62 41 62 75 0 39-26 69-60 69-22 0-40-16-47-24-10-10-19-22-43-53zM158 96c-15 27-44 67-88 67-40 0-61-41-61-75 0-38 25-69 59-69 23 0 40 16 49 24 9 11 18 22 41 53z"><text:p/></draw:path><draw:path draw:style-name="gr3" draw:text-style-name="P5" svg:width="0.035in" svg:height="0.1512in" svg:x="1.2882in" svg:y="0in" svg:viewBox="0 0 90 385" svg:d="M90 193c0-30-4-76-26-120-23-48-56-73-60-73-2 0-4 2-4 4s0 2 8 9c37 38 59 99 59 180 0 65-14 133-62 181-5 6-5 6-5 7 0 2 2 4 4 4 4 0 39-26 62-76 19-41 24-84 24-116z"><text:p/></draw:path><draw:path draw:style-name="gr3" draw:text-style-name="P5" svg:width="0.0839in" svg:height="0.0937in" svg:x="1.3811in" svg:y="0.022in" svg:viewBox="0 0 214 239" svg:d="M214 85c0-59-58-85-106-85-51 0-108 28-108 85 0 46 0 93 0 140 0 7 0 14 8 14 7 0 7-7 7-14 0-47 0-93 0-139 0-57 63-69 93-69 17 0 42 3 61 16 30 19 30 43 30 54 0 46 0 92 0 138 0 7 0 14 8 14 7 0 7-7 7-14 0-47 0-94 0-140z"><text:p/></draw:path><draw:path draw:style-name="gr3" draw:text-style-name="P5" svg:width="0.1028in" svg:height="0.1063in" svg:x="1.5118in" svg:y="0.0098in" svg:viewBox="0 0 262 271" svg:d="M33 35c0 63 0 126 0 187 0 20-2 28-22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39-53-79-105-117-157-4-6-6-6-14-6-22 0-45 0-67 0-8 0-14 0-14 7 0 6 6 6 9 6 10 1 18 8 21 12-1 4-1 5-1 10zM218 243c-56-72-112-146-169-220-3-5-3-5-7-10 15 0 31 0 46 0 43 59 87 117 130 176 0 18 0 37 0 54z"><text:p/></draw:path></draw:g><text:s/>כדרוש. </text:p>
        </text:list-item>
      </text:list>
      <text:p text:style-name="P50"><text:soft-page-break/>עתה ניגש להוכחה עצמה. יהי <draw:g text:anchor-type="as-char" svg:y="-0.1429in" draw:z-index="516" draw:name="Shape214" draw:style-name="gr1"><svg:title>TexMaths</svg:title><svg:desc>11§display§f_\to^{(n + 1)}(U) \subseteq f_\to^{(n)}(U) §svg§600§FALSE§</svg:desc><draw:path draw:style-name="gr2" draw:text-style-name="P4" svg:width="1.3402in" svg:height="0.1654in" svg:x="0.0004in" svg:y="0.0075in" svg:viewBox="0 0 3405 421" svg:d="M0 0c1135 0 2270 0 3405 0 0 140 0 281 0 421-1135 0-2270 0-3405 0 0-140 0-281 0-421z"><text:p/></draw:path><draw:path draw:style-name="gr3" draw:text-style-name="P5" svg:width="0.0752in" svg:height="0.1374in" svg:x="0.0008in" svg:y="0.0354in" svg:viewBox="0 0 192 350" svg:d="M121 118c11 0 22 0 33 0 8 0 12 0 12-8 0-4-4-4-11-4-11 0-21 0-32 0 2-16 6-30 8-44 2-9 8-36 10-41 3-7 10-13 17-13 3 0 12 0 20 7-17 2-21 15-21 21 0 9 7 14 15 14 9 0 20-9 20-24 0-17-17-26-34-26-13 0-37 7-48 45-2 8-3 12-13 61-9 0-18 0-27 0-7 0-12 0-12 7 0 5 5 5 11 5 9 0 17 0 26 0-10 50-19 101-29 151-7 37-13 72-34 72-1 0-11 0-18-6 18-1 21-16 21-21 0-9-6-13-14-13-10 0-21 7-21 23 0 17 16 26 32 26 22 0 37-23 44-37 12-24 21-72 22-74 8-40 15-80 23-121z"><text:p/></draw:path><draw:path draw:style-name="gr3" draw:text-style-name="P5" svg:width="0.0272in" svg:height="0.1055in" svg:x="0.0957in" svg:y="0in" svg:viewBox="0 0 70 269" svg:d="M65 0c-52 36-65 94-65 135 0 38 11 96 65 134 2 0 5 0 5-4 0-1-1-2-2-3-36-32-49-77-49-127 0-73 27-109 49-128 1-1 2-3 2-4 0-3-3-3-5-3z"><text:p/></draw:path><draw:path draw:style-name="gr3" draw:text-style-name="P5" svg:width="0.0646in" svg:height="0.0476in" svg:x="0.1358in" svg:y="0.0327in" svg:viewBox="0 0 165 122" svg:d="M21 102c-1 4-3 10-3 11 0 6 5 9 8 9 6 0 10-4 11-6 1-3 4-11 6-17 1-5 3-18 5-24 1-6 4-12 5-19 3-11 3-13 11-24 7-10 21-24 40-24 17 0 17 13 17 18 0 17-12 47-17 58-2 7-3 10-3 15 0 14 11 23 25 23 28 0 39-37 39-42 0-3-3-3-4-3-4 0-4 1-5 4-6 23-17 34-28 34-6 0-7-5-7-10 0-6 1-10 5-22 4-8 15-37 15-52 0-27-21-31-35-31-22 0-38 13-46 24-2-18-17-24-29-24-11 0-18 9-21 14-6 10-10 26-10 27 0 4 3 3 4 4 5 0 5-1 7-9 3-15 9-28 20-28 6 0 9 5 9 13 0 4-3 14-5 22-2 7-4 19-6 24-3 11-6 23-8 35z"><text:p/></draw:path><draw:path draw:style-name="gr3" draw:text-style-name="P5" svg:width="0.078in" svg:height="0.078in" svg:x="0.2134in" svg:y="0.0138in" svg:viewBox="0 0 199 199" svg:d="M107 107c27 0 55 0 82 0 5 0 10 0 10-7 0-6-5-6-10-6-27 0-55 0-82 0 0-28 0-57 0-84 0-3 0-10-7-10s-7 7-7 10c0 27 0 56 0 84-27 0-55 0-82 0-4 0-11 0-11 6 0 7 7 7 11 7 27 0 55 0 82 0 0 27 0 55 0 82 0 4 0 10 7 10s7-5 7-10c0-27 0-55 0-82z"><text:p/></draw:path><draw:path draw:style-name="gr3" draw:text-style-name="P5" svg:width="0.0382in" svg:height="0.0705in" svg:x="0.3114in" svg:y="0.0091in" svg:viewBox="0 0 98 180" svg:d="M60 8c0-8 0-8-7-8-18 18-42 18-53 18 0 3 0 6 0 10 7 0 24 0 38-8 0 46 0 91 0 137 0 9 0 13-26 13-3 0-8 0-11 0 0 3 0 6 0 10 6 0 39-2 48-2s43 2 49 2c0-4 0-7 0-10-3 0-7 0-10 0-28 0-28-4-28-13 0-50 0-100 0-149z"><text:p/></draw:path><draw:path draw:style-name="gr3" draw:text-style-name="P5" svg:width="0.0272in" svg:height="0.1055in" svg:x="0.3677in" svg:y="0in" svg:viewBox="0 0 70 269" svg:d="M5 0c-2 0-5 0-5 3 0 1 1 3 3 5 23 21 49 57 49 127 0 57-18 98-47 125-4 4-5 4-5 5 0 3 1 4 4 4 4 0 29-18 47-51 12-22 19-51 19-83 0-38-11-98-65-135z"><text:p/></draw:path><draw:path draw:style-name="gr3" draw:text-style-name="P5" svg:width="0.1043in" svg:height="0.0555in" svg:x="0.0752in" svg:y="0.1256in" svg:viewBox="0 0 266 142" svg:d="M228 77c-34 25-26 40-39 61 0 4 3 4 7 4s5 0 6-4c3-7 7-25 21-40 16-17 29-20 40-23 2-1 3-2 3-5 0-2-2-3-5-4-39-12-53-40-59-63-1-3-3-3-6-3-4 0-7 0-7 3 0 1 3 19 17 38 5 9 13 16 22 23-73 0-144 0-217 0-4 0-11 0-11 6 0 7 7 7 11 7 73 0 144 0 217 0z"><text:p/></draw:path><draw:path draw:style-name="gr3" draw:text-style-name="P5" svg:width="0.035in" svg:height="0.1512in" svg:x="0.4303in" svg:y="0.0283in" svg:viewBox="0 0 90 385" svg:d="M90 381c0-1 0-1-6-8-49-49-62-122-62-180 0-67 15-135 63-183 5-4 5-6 5-7 0-2-2-3-4-3-4 0-39 26-62 75-20 43-24 86-24 118 0 31 4 76 25 120 23 47 57 72 61 72 2 0 4-1 4-4z"><text:p/></draw:path><draw:path draw:style-name="gr3" draw:text-style-name="P5" svg:width="0.1051in" svg:height="0.1067in" svg:x="0.4846in" svg:y="0.0394in" svg:viewBox="0 0 268 272" svg:d="M220 41c4-16 11-28 42-29 2 0 6 0 6-8-2-1 0-4-5-4-12 0-27 1-39 1-13 0-27-1-40-1-3 0-7 0-7 8 0 4 3 4 7 4 22 1 26 9 26 18 0 1-1 6-1 7-12 46-23 92-35 138-13 52-57 85-96 85-26 0-47-18-47-50 1-10 0-13 4-29 12-51 25-102 38-151 3-13 4-18 31-18 10 0 14 0 14-8 0-4-5-4-6-4-11 0-38 1-49 1s-39-1-50-1c-3 0-8 0-8 8 0 4 5 4 11 4 2 0 9 0 16 1 6 1 10 1 10 7 0 2-5 17-7 27-3 11-5 22-9 33-3 16-22 88-23 96-3 11-3 17-3 22 0 46 35 74 76 74 49 0 97-43 110-94 11-46 23-92 34-137z"><text:p/></draw:path><draw:path draw:style-name="gr3" draw:text-style-name="P5" svg:width="0.035in" svg:height="0.1512in" svg:x="0.6035in" svg:y="0.0283in" svg:viewBox="0 0 90 385" svg:d="M90 193c0-30-4-76-26-120-23-48-56-73-60-73-2 0-4 1-4 3 0 1 0 3 8 10 37 38 59 99 59 180 0 65-14 133-62 181-5 6-5 6-5 7 0 2 2 4 4 4 4 0 39-26 61-76 20-41 25-83 25-116z"><text:p/></draw:path><draw:path draw:style-name="gr3" draw:text-style-name="P5" svg:width="0.0925in" svg:height="0.1165in" svg:x="0.7083in" svg:y="0.0457in" svg:viewBox="0 0 236 297" svg:d="M223 15c7 0 13 0 13-7 0-8-6-8-13-8-35 0-69 0-104 0-66 0-119 51-119 111 0 63 54 113 119 113 35 0 69 0 104 0 7 0 13 0 13-8s-6-8-13-8c-34 0-69 0-103 0-62 0-105-45-105-96 0-53 45-97 105-97 34 0 69 0 103 0zM22 282c-7 0-14 0-14 8 0 7 7 7 14 7 67 0 134 0 201 0 7 0 13 0 13-7 0-8-6-8-13-8-67 0-134 0-201 0z"><text:p/></draw:path><draw:path draw:style-name="gr3" draw:text-style-name="P5" svg:width="0.0752in" svg:height="0.1374in" svg:x="0.8646in" svg:y="0.0354in" svg:viewBox="0 0 192 350" svg:d="M121 118c11 0 22 0 33 0 8 0 12 0 12-8 0-4-4-4-11-4-11 0-21 0-32 0 3-16 6-30 9-44 1-9 7-36 9-41 3-7 10-13 17-13 3 0 12 0 20 7-17 2-21 15-21 21 0 9 7 14 15 14 9 0 20-9 20-24 0-17-17-26-34-26-12 0-37 7-48 45-2 8-3 12-13 61-9 0-18 0-27 0-7 0-12 0-12 7 0 5 5 5 11 5 9 0 17 0 26 0-10 50-19 101-29 151-7 37-13 72-33 72-2 0-12 0-19-6 18-1 21-16 21-21 0-9-6-13-14-13-10 0-21 7-21 23 0 17 16 26 33 26 21 0 36-23 43-37 13-24 22-72 22-74 8-40 15-80 23-121z"><text:p/></draw:path><draw:path draw:style-name="gr3" draw:text-style-name="P5" svg:width="0.0272in" svg:height="0.1055in" svg:x="0.9594in" svg:y="0in" svg:viewBox="0 0 70 269" svg:d="M65 0c-52 36-65 94-65 135 0 38 12 96 65 134 2 0 5 0 5-4 0-1-1-2-2-3-36-32-49-77-49-127 0-73 27-109 49-128 1-1 2-3 2-4 0-3-3-3-5-3z"><text:p/></draw:path><draw:path draw:style-name="gr3" draw:text-style-name="P5" svg:width="0.0646in" svg:height="0.0476in" svg:x="0.9996in" svg:y="0.0327in" svg:viewBox="0 0 165 122" svg:d="M21 102c-1 4-3 10-3 11 0 6 5 9 9 9 5 0 9-4 10-6 1-3 4-11 6-17 1-5 4-18 5-24s4-12 5-19c3-11 3-13 12-24 6-10 20-24 39-24 17 0 17 13 17 18 0 17-12 47-17 58-2 7-3 10-3 15 0 14 12 23 25 23 28 0 39-37 39-42 0-3-2-2-3-3-5 0-5 1-6 4-6 23-17 34-28 34-6 0-7-5-7-10 0-6 1-10 5-22 4-8 15-37 15-52 0-27-21-31-35-31-22 0-38 13-46 24-2-18-17-24-28-24-12 0-19 9-22 14-6 10-10 26-10 27 0 4 3 3 4 4 5 0 5-1 7-9 4-15 9-28 20-28 6 0 9 5 9 13 0 4-3 14-5 22-2 7-4 19-5 24-4 11-6 23-9 35z"><text:p/></draw:path><draw:path draw:style-name="gr3" draw:text-style-name="P5" svg:width="0.0268in" svg:height="0.1055in" svg:x="1.0776in" svg:y="0in" svg:viewBox="0 0 69 269" svg:d="M4 0c-1 0-4 0-4 3 0 1 1 3 2 5 23 21 50 57 50 127 0 57-18 98-48 125-4 4-4 4-4 5 0 3 1 4 3 4 4 0 29-18 48-51 11-22 18-51 18-83 0-38-11-98-65-135z"><text:p/></draw:path><draw:path draw:style-name="gr3" draw:text-style-name="P5" svg:width="0.1043in" svg:height="0.0555in" svg:x="0.939in" svg:y="0.1256in" svg:viewBox="0 0 266 142" svg:d="M228 77c-34 25-26 40-39 61 0 4 3 4 7 4s5 0 6-4c3-7 7-25 21-40 16-17 29-20 41-23 1-1 2-2 2-5 0-2-1-3-5-4-39-12-53-40-59-63-1-3-3-3-6-3-5 0-7 0-7 3 0 1 3 19 17 38 5 9 13 16 22 23-73 0-144 0-217 0-4 0-11 0-11 6 0 7 7 7 11 7 73 0 144 0 217 0z"><text:p/></draw:path><draw:path draw:style-name="gr3" draw:text-style-name="P5" svg:width="0.035in" svg:height="0.1512in" svg:x="1.1402in" svg:y="0.0283in" svg:viewBox="0 0 90 385" svg:d="M90 381c0-1 0-1-6-8-49-49-61-122-61-180 0-67 14-135 62-183 5-4 5-6 5-7 0-2-1-3-4-3-4 0-39 26-61 75-20 43-25 86-25 118 0 31 4 76 26 120 23 47 56 72 60 72 3 0 4-1 4-4z"><text:p/></draw:path><draw:path draw:style-name="gr3" draw:text-style-name="P5" svg:width="0.1047in" svg:height="0.1067in" svg:x="1.1945in" svg:y="0.0394in" svg:viewBox="0 0 267 272" svg:d="M219 41c4-16 11-28 42-29 2 0 6 0 6-8-1-1 0-4-4-4-13 0-27 1-40 1s-27-1-40-1c-3 0-7 0-7 8 0 4 4 4 7 4 22 1 26 9 26 18 0 1 0 6-1 7-11 46-23 92-34 138-13 52-59 85-97 85-26 0-47-18-47-50 1-10 0-13 4-29 12-51 25-102 37-151 4-13 5-18 33-18 10 0 14 0 14-8 0-4-5-4-6-4-11 0-38 1-49 1s-39-1-51-1c-2 0-7 0-7 8 0 4 4 4 11 4 5 0 8 0 15 1 6 1 10 1 10 7 0 2-4 17-7 27-2 11-5 22-8 33-3 16-22 88-24 96-2 11-2 17-2 22 0 46 35 74 76 74 48 0 97-43 109-94 11-46 23-92 34-137z"><text:p/></draw:path><draw:path draw:style-name="gr3" draw:text-style-name="P5" svg:width="0.035in" svg:height="0.1512in" svg:x="1.3134in" svg:y="0.0283in" svg:viewBox="0 0 90 385" svg:d="M90 193c0-30-4-76-25-120-23-48-56-73-61-73-2 0-4 1-4 3 0 1 0 3 8 10 38 38 60 99 60 180 0 65-14 133-63 181-5 6-5 6-5 7 0 2 2 4 4 4 5 0 39-26 62-76 20-41 24-83 24-116z"><text:p/></draw:path></draw:g>. לאחר מכן, נוכיח ש־<draw:g text:anchor-type="as-char" svg:y="-0.1429in" draw:z-index="514" draw:name="Shape215" draw:style-name="gr1"><svg:title>TexMaths</svg:title><svg:desc>11§display§f_\to^{(n)}(U) \neq f_\to^{(n + 1)}(U)§svg§600§FALSE§</svg:desc><draw:path draw:style-name="gr2" draw:text-style-name="P4" svg:width="1.3402in" svg:height="0.1654in" svg:x="0.0004in" svg:y="0.0075in" svg:viewBox="0 0 3405 421" svg:d="M0 0c1135 0 2270 0 3405 0 0 140 0 281 0 421-1135 0-2270 0-3405 0 0-140 0-281 0-421z"><text:p/></draw:path><draw:path draw:style-name="gr3" draw:text-style-name="P5" svg:width="0.0752in" svg:height="0.1374in" svg:x="0.0008in" svg:y="0.0354in" svg:viewBox="0 0 192 350" svg:d="M121 118c11 0 22 0 33 0 8 0 12 0 12-8 0-4-4-4-11-4-11 0-21 0-32 0 2-16 6-30 8-44 2-9 8-36 10-41 3-7 10-13 17-13 3 0 12 0 20 7-17 2-21 15-21 21 0 9 7 14 15 14 9 0 20-9 20-24 0-17-17-26-34-26-13 0-37 7-48 45-2 8-3 12-13 61-9 0-18 0-27 0-7 0-12 0-12 7 0 5 5 5 11 5 9 0 17 0 26 0-10 50-19 101-29 151-7 37-13 72-34 72-1 0-11 0-18-6 18-1 21-16 21-21 0-9-6-13-14-13-10 0-21 7-21 23 0 17 16 26 32 26 22 0 37-23 44-37 12-24 21-72 22-74 8-40 15-80 23-121z"><text:p/></draw:path><draw:path draw:style-name="gr3" draw:text-style-name="P5" svg:width="0.0272in" svg:height="0.1055in" svg:x="0.0957in" svg:y="0in" svg:viewBox="0 0 70 269" svg:d="M65 0c-52 36-65 94-65 135 0 38 11 96 65 134 2 0 5 0 5-4 0-1-1-2-2-3-36-32-49-77-49-127 0-73 27-109 49-128 1-1 2-3 2-4 0-3-3-3-5-3z"><text:p/></draw:path><draw:path draw:style-name="gr3" draw:text-style-name="P5" svg:width="0.0646in" svg:height="0.0476in" svg:x="0.1358in" svg:y="0.0327in" svg:viewBox="0 0 165 122" svg:d="M21 102c-1 4-3 10-3 11 0 6 5 9 8 9 6 0 10-4 11-6 1-3 4-11 6-17 1-5 3-18 5-24 1-6 4-12 5-19 3-11 3-13 11-24 7-10 21-24 40-24 17 0 17 13 17 18 0 17-12 47-17 58-2 7-3 10-3 15 0 14 11 23 25 23 28 0 39-37 39-42 0-3-3-3-4-3-4 0-4 1-5 4-6 23-17 34-28 34-6 0-7-5-7-10 0-6 1-10 5-22 4-8 15-37 15-52 0-27-21-31-35-31-22 0-38 13-46 24-2-18-17-24-29-24-11 0-18 9-21 14-6 10-10 26-10 27 0 4 3 3 4 4 5 0 5-1 7-9 3-15 9-28 20-28 6 0 9 5 9 13 0 4-3 14-5 22-2 7-4 19-6 24-3 11-6 23-8 35z"><text:p/></draw:path><draw:path draw:style-name="gr3" draw:text-style-name="P5" svg:width="0.0268in" svg:height="0.1055in" svg:x="0.2138in" svg:y="0in" svg:viewBox="0 0 69 269" svg:d="M4 0c-1 0-4 0-4 3 0 1 0 3 2 5 23 21 50 57 50 127 0 57-18 98-48 125-4 4-4 4-4 5 0 3 0 4 3 4 4 0 29-18 46-51 13-22 20-51 20-83 0-38-11-98-65-135z"><text:p/></draw:path><draw:path draw:style-name="gr3" draw:text-style-name="P5" svg:width="0.1043in" svg:height="0.0555in" svg:x="0.0752in" svg:y="0.1256in" svg:viewBox="0 0 266 142" svg:d="M228 77c-34 25-26 40-39 61 0 4 3 4 7 4s5 0 6-4c3-7 7-25 21-40 16-17 29-20 40-23 2-1 3-2 3-5 0-2-2-3-5-4-39-12-53-40-59-63-1-3-3-3-6-3-4 0-7 0-7 3 0 1 3 19 17 38 5 9 13 16 22 23-73 0-144 0-217 0-4 0-11 0-11 6 0 7 7 7 11 7 73 0 144 0 217 0z"><text:p/></draw:path><draw:path draw:style-name="gr3" draw:text-style-name="P5" svg:width="0.035in" svg:height="0.1512in" svg:x="0.2764in" svg:y="0.0283in" svg:viewBox="0 0 90 385" svg:d="M90 381c0-1 0-1-6-8-49-49-61-122-61-180 0-67 14-135 62-183 5-4 5-6 5-7 0-2-2-3-4-3-4 0-39 26-61 75-20 43-25 86-25 118 0 31 4 76 26 120 23 47 56 72 60 72 2 0 4-1 4-4z"><text:p/></draw:path><draw:path draw:style-name="gr3" draw:text-style-name="P5" svg:width="0.1047in" svg:height="0.1067in" svg:x="0.3307in" svg:y="0.0394in" svg:viewBox="0 0 267 272" svg:d="M219 41c4-16 11-28 42-29 2 0 6 0 6-8-1-1 0-4-4-4-13 0-27 1-40 1s-27-1-40-1c-3 0-7 0-7 8 0 4 3 4 7 4 22 1 26 9 26 18 0 1-1 6-1 7-12 46-23 92-35 138-12 52-58 85-96 85-26 0-47-18-47-50 1-10 0-13 4-29 12-51 25-102 37-151 4-13 5-18 33-18 10 0 14 0 14-8 0-4-5-4-6-4-11 0-38 1-49 1-12 0-39-1-51-1-2 0-7 0-7 8 0 4 4 4 11 4 5 0 8 0 15 1 6 1 10 1 10 7 0 2-5 17-7 27-2 11-5 22-8 33-4 16-22 88-24 96-2 11-2 17-2 22 0 46 35 74 76 74 48 0 96-43 109-94 11-46 23-92 34-137z"><text:p/></draw:path><draw:path draw:style-name="gr3" draw:text-style-name="P5" svg:width="0.035in" svg:height="0.1512in" svg:x="0.4496in" svg:y="0.0283in" svg:viewBox="0 0 90 385" svg:d="M90 193c0-30-4-76-25-120-23-48-57-73-61-73-2 0-4 1-4 3 0 1 0 3 8 10 38 38 60 99 60 180 0 65-14 133-63 181-5 6-5 6-5 7 0 2 2 4 4 4 4 0 39-26 62-76 20-41 24-83 24-116z"><text:p/></draw:path><draw:path draw:style-name="gr3" draw:text-style-name="P5" svg:width="0.076in" svg:height="0.1409in" svg:x="0.5634in" svg:y="0.0339in" svg:viewBox="0 0 194 359" svg:d="M190 15c4-5 4-6 4-7 0-4-3-8-8-8-6 0-7 2-9 8-58 112-115 223-174 336-3 5-3 6-3 7 0 4 3 8 8 8s6-2 8-8c59-112 116-223 174-336z"><text:p/></draw:path><draw:path draw:style-name="gr3" draw:text-style-name="P5" svg:width="0.1008in" svg:height="0.035in" svg:x="0.5508in" svg:y="0.0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52in" svg:height="0.1374in" svg:x="0.7106in" svg:y="0.0354in" svg:viewBox="0 0 192 350" svg:d="M121 118c11 0 23 0 34 0 8 0 11 0 11-8 0-4-3-4-10-4-11 0-22 0-33 0 3-16 6-30 9-44 1-9 7-36 9-41 3-7 10-13 18-13 2 0 11 0 19 7-16 2-21 15-21 21 0 9 7 14 15 14 9 0 20-9 20-24 0-17-17-26-33-26-13 0-37 7-49 45-2 8-3 12-12 61-9 0-19 0-28 0-6 0-11 0-11 7 0 5 4 5 11 5 9 0 17 0 26 0-10 50-20 101-30 151-7 37-13 72-33 72-2 0-11 0-19-6 18-1 21-16 21-21 0-9-6-13-14-13-10 0-21 7-21 23 0 17 16 26 33 26 21 0 36-23 44-37 12-24 21-72 21-74 8-40 15-80 23-121z"><text:p/></draw:path><draw:path draw:style-name="gr3" draw:text-style-name="P5" svg:width="0.0272in" svg:height="0.1055in" svg:x="0.8055in" svg:y="0in" svg:viewBox="0 0 70 269" svg:d="M66 0c-52 36-66 94-66 135 0 38 12 96 66 134 1 0 4 0 4-4 0-1 0-2-2-3-36-32-49-77-49-127 0-73 28-109 50-128 1-1 1-3 1-4 0-3-3-3-4-3z"><text:p/></draw:path><draw:path draw:style-name="gr3" draw:text-style-name="P5" svg:width="0.0646in" svg:height="0.0476in" svg:x="0.8461in" svg:y="0.0327in" svg:viewBox="0 0 165 122" svg:d="M20 102c-1 4-2 10-2 11 0 6 4 9 8 9 5 0 8-4 10-6 2-3 5-11 6-17 1-5 4-18 5-24 2-6 4-12 5-19 3-11 4-13 12-24 7-10 20-24 40-24 16 0 16 13 16 18 0 17-11 47-16 58-3 7-4 10-4 15 0 14 12 23 25 23 28 0 40-37 40-42 0-3-3-3-4-3-5 0-5 1-6 4-5 23-18 34-29 34-5 0-6-5-6-10 0-6 1-10 6-22 4-8 15-37 15-52 0-27-21-31-35-31-24 0-38 13-47 24-2-18-17-24-28-24-12 0-18 9-22 14-6 10-9 26-9 27 0 4 3 4 4 4 4 0 4-1 6-9 4-15 9-28 20-28 6 0 8 5 8 13 0 4-3 14-4 22-2 7-4 19-5 24-4 11-6 23-9 35z"><text:p/></draw:path><draw:path draw:style-name="gr3" draw:text-style-name="P5" svg:width="0.078in" svg:height="0.078in" svg:x="0.9236in" svg:y="0.0138in" svg:viewBox="0 0 199 199" svg:d="M107 107c27 0 55 0 82 0 3 0 10 0 10-7 0-6-7-6-10-6-27 0-55 0-82 0 0-28 0-57 0-84 0-3 0-10-7-10-8 0-8 7-8 10 0 27 0 56 0 84-27 0-55 0-82 0-3 0-10 0-10 6 0 7 7 7 10 7 27 0 55 0 82 0 0 27 0 55 0 82 0 4 0 10 7 10 8 0 8-5 8-10 0-27 0-55 0-82z"><text:p/></draw:path><draw:path draw:style-name="gr3" draw:text-style-name="P5" svg:width="0.0386in" svg:height="0.0705in" svg:x="1.0209in" svg:y="0.0091in" svg:viewBox="0 0 99 180" svg:d="M62 8c0-8-2-8-9-8-17 18-42 18-53 18 0 3 0 6 0 10 7 0 24 0 40-8 0 46 0 91 0 137 0 9 0 13-28 13-3 0-7 0-10 0 0 3 0 6 0 10 5 0 39-2 49-2 7 0 41 2 48 2 0-4 0-7 0-10-3 0-8 0-11 0-26 0-26-4-26-13 0-50 0-100 0-149z"><text:p/></draw:path><draw:path draw:style-name="gr3" draw:text-style-name="P5" svg:width="0.0268in" svg:height="0.1055in" svg:x="1.0776in" svg:y="0in" svg:viewBox="0 0 69 269" svg:d="M4 0c-1 0-4 0-4 3 0 1 1 3 2 5 23 21 50 57 50 127 0 57-18 98-48 125-4 4-4 4-4 5 0 3 1 4 3 4 4 0 29-18 48-51 11-22 18-51 18-83 0-38-11-98-65-135z"><text:p/></draw:path><draw:path draw:style-name="gr3" draw:text-style-name="P5" svg:width="0.1043in" svg:height="0.0555in" svg:x="0.785in" svg:y="0.1256in" svg:viewBox="0 0 266 142" svg:d="M229 77c-34 25-27 40-40 61 0 4 3 4 7 4 5 0 6 0 7-4 2-7 6-25 20-40 16-17 30-20 41-23 1-1 2-2 2-5 0-2-1-3-4-4-40-12-53-40-59-63-1-3-4-3-7-3-5 0-7 0-7 3 0 1 3 19 17 38 6 9 14 16 23 23-73 0-145 0-218 0-4 0-11 0-11 6 0 7 7 7 11 7 73 0 145 0 218 0z"><text:p/></draw:path><draw:path draw:style-name="gr3" draw:text-style-name="P5" svg:width="0.035in" svg:height="0.1512in" svg:x="1.1402in" svg:y="0.0283in" svg:viewBox="0 0 90 385" svg:d="M90 381c0-1 0-1-6-8-49-49-61-122-61-180 0-67 14-135 62-183 5-4 5-6 5-7 0-2-1-3-4-3-4 0-39 26-61 75-20 43-25 86-25 118 0 31 4 76 26 120 23 47 56 72 60 72 3 0 4-1 4-4z"><text:p/></draw:path><draw:path draw:style-name="gr3" draw:text-style-name="P5" svg:width="0.1047in" svg:height="0.1067in" svg:x="1.1945in" svg:y="0.0394in" svg:viewBox="0 0 267 272" svg:d="M219 41c4-16 11-28 42-29 2 0 6 0 6-8-1-1 0-4-4-4-13 0-27 1-40 1s-27-1-40-1c-3 0-7 0-7 8 0 4 4 4 7 4 22 1 26 9 26 18 0 1 0 6-1 7-11 46-23 92-34 138-13 52-59 85-97 85-26 0-47-18-47-50 1-10 0-13 4-29 12-51 25-102 37-151 4-13 5-18 33-18 10 0 14 0 14-8 0-4-5-4-6-4-11 0-38 1-49 1s-39-1-51-1c-2 0-7 0-7 8 0 4 4 4 11 4 5 0 8 0 15 1 6 1 10 1 10 7 0 2-4 17-7 27-2 11-5 22-8 33-3 16-22 88-24 96-2 11-2 17-2 22 0 46 35 74 76 74 48 0 97-43 109-94 11-46 23-92 34-137z"><text:p/></draw:path><draw:path draw:style-name="gr3" draw:text-style-name="P5" svg:width="0.035in" svg:height="0.1512in" svg:x="1.3134in" svg:y="0.0283in" svg:viewBox="0 0 90 385" svg:d="M90 193c0-30-4-76-25-120-23-48-56-73-61-73-2 0-4 1-4 3 0 1 0 3 8 10 38 38 60 99 60 180 0 65-14 133-63 181-5 6-5 6-5 7 0 2 2 4 4 4 5 0 39-26 62-76 20-41 24-83 24-116z"><text:p/></draw:path></draw:g>;</text:p>
      <text:list text:style-name="L6">
        <text:list-item>
          <text:p text:style-name="P51">הכלה: לפי תחשבי למדא צ.ל. <draw:g text:anchor-type="as-char" svg:y="-0.1425in" draw:z-index="517" draw:name="Shape216" draw:style-name="gr1"><svg:title>TexMaths</svg:title><svg:desc>11§display§x \in f^{(n)} [U] §svg§600§FALSE§</svg:desc><draw:path draw:style-name="gr2" draw:text-style-name="P4" svg:width="0.7118in" svg:height="0.1646in" svg:x="0.0039in" svg:y="0.0071in" svg:viewBox="0 0 1809 419" svg:d="M905 419c-303 0-604 0-905 0 0-140 0-279 0-419 603 0 1206 0 1809 0 0 140 0 279 0 419-301 0-603 0-904 0z"><text:p/></draw:path><draw:path draw:style-name="gr3" draw:text-style-name="P5" svg:width="0.0752in" svg:height="0.0685in" svg:x="0.0004in" svg:y="0.0752in" svg:viewBox="0 0 192 175" svg:d="M119 54c2-10 11-45 37-45 2 0 12 0 20 4-11 2-19 12-19 21 0 7 5 14 14 14s21-7 21-23c0-19-22-25-35-25-23 0-36 21-40 30-10-26-31-30-42-30-41 0-63 50-63 60 0 4 4 4 6 4s3-1 4-4c13-41 38-51 52-51 7 0 21 3 21 25 0 12-7 39-21 93-6 24-20 39-37 39-2 0-11 0-19-4 9-2 18-10 18-21s-9-14-14-14c-12 0-22 11-22 23 0 18 20 25 36 25 27 0 40-27 41-30 5 15 19 30 42 30 39 0 61-49 61-59 0-5-3-5-4-5-3 0-5 3-5 5-13 42-39 50-51 50-16 0-21-12-21-25 0-9 2-16 7-34 4-18 8-35 13-53z"><text:p/></draw:path><draw:path draw:style-name="gr3" draw:text-style-name="P5" svg:width="0.0752in" svg:height="0.0878in" svg:x="0.1382in" svg:y="0.0598in" svg:viewBox="0 0 192 224" svg:d="M179 119c7 0 13 0 13-8 0-7-6-7-13-7-55 0-109 0-164 0 5-52 50-89 104-89 20 0 40 0 60 0 7 0 13 0 13-7 0-8-6-8-13-8-20 0-40 0-60 0-66 0-119 48-119 111 0 62 53 113 119 113 20 0 40 0 60 0 7 0 13 0 13-8s-6-8-13-8c-20 0-40 0-60 0-54 0-99-37-104-89 55 0 109 0 164 0z"><text:p/></draw:path><draw:path draw:style-name="gr3" draw:text-style-name="P5" svg:width="0.0752in" svg:height="0.1374in" svg:x="0.2772in" svg:y="0.0354in" svg:viewBox="0 0 192 350" svg:d="M121 118c11 0 23 0 34 0 8 0 11 0 11-8 0-4-3-4-10-4-11 0-22 0-33 0 3-16 6-30 9-44 1-8 7-36 9-40 3-8 10-13 18-13 1 0 11 0 19 6-16 2-21 16-21 21 0 9 7 14 14 14 10 0 21-9 21-24 0-17-17-26-33-26-13 0-37 7-49 45-2 8-3 12-12 61-9 0-19 0-28 0-6 0-11 0-11 8 0 4 4 4 11 4 9 0 17 0 26 0-10 51-20 101-30 151-7 37-13 73-33 73-1 0-11 0-19-7 18-1 21-15 21-21 0-9-6-13-14-13-10 0-21 8-21 23 0 18 18 26 33 26 21 0 36-23 44-37 12-24 21-71 21-73 8-41 15-81 23-122z"><text:p/></draw:path><draw:path draw:style-name="gr3" draw:text-style-name="P5" svg:width="0.0272in" svg:height="0.1055in" svg:x="0.3717in" svg:y="0in" svg:viewBox="0 0 70 269" svg:d="M65 0c-52 36-65 94-65 136 0 37 11 97 65 133 2 0 5 0 5-2s-1-2-3-5c-36-32-49-77-49-126 0-73 28-110 50-129 1-1 2-3 2-4 0-3-3-3-5-3z"><text:p/></draw:path><draw:path draw:style-name="gr3" draw:text-style-name="P5" svg:width="0.0646in" svg:height="0.0476in" svg:x="0.4122in" svg:y="0.0327in" svg:viewBox="0 0 165 122" svg:d="M20 102c-1 4-2 10-2 12 0 5 4 8 8 8 5 0 9-4 11-6 1-4 4-11 5-17 1-5 4-17 5-24 2-6 4-12 6-18 2-11 3-13 11-24 7-11 20-25 40-25 16 0 16 13 16 18 0 17-11 47-16 58-3 7-4 10-4 15 0 15 12 23 25 23 28 0 40-37 40-42 0-3-3-3-5-3-3 0-4 1-5 5-6 22-18 33-29 33-5 0-6-5-6-10 0-6 1-10 6-22 4-8 15-37 15-52 0-27-21-31-35-31-24 0-38 14-47 24-1-18-17-24-28-24-12 0-18 9-22 14-6 10-9 26-9 28 0 3 3 3 4 3 4 0 5-1 6-9 4-15 10-28 20-28 7 0 8 5 8 13 0 5-3 14-4 22-2 7-4 19-5 24-4 12-6 23-9 35z"><text:p/></draw:path><draw:path draw:style-name="gr3" draw:text-style-name="P5" svg:width="0.0272in" svg:height="0.1055in" svg:x="0.4894in" svg:y="0in" svg:viewBox="0 0 70 269" svg:d="M5 0c-2 0-5 0-5 3 0 1 1 3 2 5 24 21 50 57 50 128 0 56-18 99-47 124-5 5-5 6-5 7 0 2 1 2 3 2 4 0 30-18 48-50 12-23 19-51 19-83 0-39-11-97-65-136z"><text:p/></draw:path><draw:path draw:style-name="gr3" draw:text-style-name="P5" svg:width="0.0205in" svg:height="0.1516in" svg:x="0.5551in" svg:y="0.028in" svg:viewBox="0 0 53 386" svg:d="M53 386c0-5 0-10 0-16-12 0-26 0-38 0 0-118 0-237 0-355 12 0 26 0 38 0 0-5 0-9 0-15-18 0-35 0-53 0 0 129 0 257 0 386 18 0 35 0 53 0z"><text:p/></draw:path><draw:path draw:style-name="gr3" draw:text-style-name="P5" svg:width="0.1051in" svg:height="0.1063in" svg:x="0.5894in" svg:y="0.039in" svg:viewBox="0 0 268 271" svg:d="M220 40c3-16 11-27 42-29 2 0 6 0 6-8-2-1 0-3-5-3-12 0-27 1-40 1s-27-1-39-1c-3 0-8 0-8 8 0 3 4 3 8 3 22 1 26 9 26 18 0 1-1 6-1 7-12 46-23 92-35 138-14 52-57 85-96 85-26 0-47-15-47-50 1-10 0-13 4-29 12-51 25-101 38-150 3-15 3-19 31-19 10 0 14 0 14-8 0-3-5-3-6-3-11 0-38 1-49 1s-39-1-50-1c-3 0-8 0-8 8 0 3 4 3 11 3 2 0 8 0 15 1s11 1 11 7c0 2-5 18-7 27-3 11-5 23-9 34-3 15-22 88-23 95-3 11-3 17-3 23 0 47 35 73 76 73 48 0 97-43 110-94 11-46 23-92 34-137z"><text:p/></draw:path><draw:path draw:style-name="gr3" draw:text-style-name="P5" svg:width="0.0205in" svg:height="0.1516in" svg:x="0.7031in" svg:y="0.028in" svg:viewBox="0 0 53 386" svg:d="M53 0c-18 0-35 0-53 0 0 6 0 10 0 15 12 0 25 0 37 0 0 118 0 237 0 355-12 0-25 0-37 0 0 6 0 11 0 16 18 0 35 0 53 0 0-129 0-257 0-386z"><text:p/></draw:path></draw:g><text:s/>צ.ל. <draw:g text:anchor-type="as-char" svg:y="-0.1425in" draw:z-index="518" draw:name="Shape217" draw:style-name="gr1"><svg:title>TexMaths</svg:title><svg:desc>11§display§x \in f^{(n + 1)}[U]§svg§600§FALSE§</svg:desc><draw:path draw:style-name="gr2" draw:text-style-name="P4" svg:width="0.8661in" svg:height="0.1646in" svg:x="0.0039in" svg:y="0.0071in" svg:viewBox="0 0 2201 419" svg:d="M1101 419c-367 0-734 0-1101 0 0-140 0-279 0-419 734 0 1468 0 2201 0 0 140 0 279 0 419-366 0-733 0-1100 0z"><text:p/></draw:path><draw:path draw:style-name="gr3" draw:text-style-name="P5" svg:width="0.0756in" svg:height="0.0685in" svg:x="0.0004in" svg:y="0.0752in" svg:viewBox="0 0 193 175" svg:d="M119 54c2-10 11-45 37-45 2 0 11 0 20 4-11 2-19 12-19 21 0 7 5 14 15 14 8 0 21-7 21-23 0-19-22-25-36-25-23 0-36 21-40 30-10-26-31-30-42-30-41 0-63 50-63 60 0 4 5 4 6 4 2 0 3-1 4-4 13-41 39-51 52-51 7 0 21 3 21 25 0 12-7 39-21 93-6 24-20 39-37 39-2 0-11 0-19-4 10-2 18-10 18-21s-8-14-14-14c-12 0-22 11-22 23 0 18 20 25 36 25 27 0 40-27 41-30 6 15 19 30 42 30 39 0 61-49 61-59 0-5-3-5-4-5-3 0-4 3-4 5-14 42-40 50-52 50-15 0-21-12-21-25 0-9 2-16 7-34 4-18 8-35 13-53z"><text:p/></draw:path><draw:path draw:style-name="gr3" draw:text-style-name="P5" svg:width="0.0756in" svg:height="0.0878in" svg:x="0.1382in" svg:y="0.0598in" svg:viewBox="0 0 193 224" svg:d="M179 119c7 0 14 0 14-8 0-7-7-7-14-7-55 0-109 0-164 0 5-52 50-89 104-89 20 0 41 0 60 0 7 0 14 0 14-7 0-8-7-8-14-8-21 0-40 0-61 0-66 0-118 48-118 111 0 62 52 113 118 113 21 0 40 0 61 0 7 0 14 0 14-8s-7-8-14-8c-19 0-40 0-60 0-54 0-99-37-104-89 55 0 109 0 164 0z"><text:p/></draw:path><draw:path draw:style-name="gr3" draw:text-style-name="P5" svg:width="0.0756in" svg:height="0.1374in" svg:x="0.2772in" svg:y="0.0354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8 0 4 4 4 10 4 9 0 18 0 27 0-10 51-20 101-30 151-7 37-13 73-33 73-2 0-12 0-19-7 18-1 21-15 21-21 0-9-6-13-14-13-10 0-21 8-21 23 0 18 17 26 33 26 21 0 36-23 43-37 13-24 22-71 22-73 8-41 15-81 23-122z"><text:p/></draw:path><draw:path draw:style-name="gr3" draw:text-style-name="P5" svg:width="0.0272in" svg:height="0.1055in" svg:x="0.372in" svg:y="0in" svg:viewBox="0 0 70 269" svg:d="M65 0c-51 36-65 94-65 136 0 37 12 97 65 133 2 0 5 0 5-2s-1-2-2-5c-36-32-49-77-49-126 0-73 27-110 49-129 1-1 2-3 2-4 0-3-3-3-5-3z"><text:p/></draw:path><draw:path draw:style-name="gr3" draw:text-style-name="P5" svg:width="0.065in" svg:height="0.0476in" svg:x="0.4122in" svg:y="0.0327in" svg:viewBox="0 0 166 122" svg:d="M21 102c-1 4-3 10-3 12 0 5 5 8 10 8 4 0 8-4 9-6 2-4 4-11 6-17 1-5 4-17 5-24 3-6 4-12 5-18 3-11 3-13 12-24 7-11 20-25 40-25 16 0 16 13 16 18 0 17-12 47-16 58-3 7-4 10-4 15 0 15 12 23 26 23 27 0 39-37 39-42 0-3-3-2-4-3-5 0-5 1-6 5-6 22-17 33-28 33-6 0-7-5-7-10 0-6 1-10 6-22 3-8 14-37 14-52 0-27-21-31-35-31-22 0-38 14-45 24-3-18-18-24-29-24-12 0-19 9-22 14-6 10-10 26-10 28 0 3 3 2 4 3 5 0 5-1 7-9 4-15 9-28 20-28 6 0 9 5 9 13 0 5-3 14-5 22-2 7-4 19-5 24-4 12-6 23-9 35z"><text:p/></draw:path><draw:path draw:style-name="gr3" draw:text-style-name="P5" svg:width="0.078in" svg:height="0.078in" svg:x="0.4898in" svg:y="0.0134in" svg:viewBox="0 0 199 199" svg:d="M106 107c27 0 55 0 82 0 5 0 11 0 11-7 0-6-6-6-11-6-27 0-55 0-82 0 0-28 0-57 0-84 0-3 0-10-7-10s-7 7-7 10c0 27 0 56 0 84-27 0-55 0-82 0-4 0-10 0-10 6 0 7 6 7 10 7 27 0 55 0 82 0 0 27 0 55 0 83 0 3 0 9 7 9s7-5 7-9c0-28 0-56 0-83z"><text:p/></draw:path><draw:path draw:style-name="gr3" draw:text-style-name="P5" svg:width="0.0382in" svg:height="0.0705in" svg:x="0.5874in" svg:y="0.0091in" svg:viewBox="0 0 98 180" svg:d="M61 8c0-7 0-8-8-8-18 18-42 18-53 18 0 3 0 6 0 10 7 0 24 0 39-8 0 46 0 91 0 138 0 8 0 12-27 12-3 0-8 0-11 0 0 3 0 6 0 10 6 0 39-1 49-1 8 0 42 1 48 1 0-4 0-7 0-10-3 0-7 0-10 0-27 0-27-4-27-12 0-51 0-101 0-150z"><text:p/></draw:path><draw:path draw:style-name="gr3" draw:text-style-name="P5" svg:width="0.0272in" svg:height="0.1055in" svg:x="0.6437in" svg:y="0in" svg:viewBox="0 0 70 269" svg:d="M6 0c-3 0-6 0-6 3 0 1 1 3 3 5 23 21 49 57 49 128 0 56-18 99-46 124-5 5-6 6-6 7 0 2 1 2 4 2 4 0 29-18 47-50 12-23 19-51 19-83 0-39-11-97-64-136z"><text:p/></draw:path><draw:path draw:style-name="gr3" draw:text-style-name="P5" svg:width="0.0205in" svg:height="0.1516in" svg:x="0.7094in" svg:y="0.028in" svg:viewBox="0 0 53 386" svg:d="M53 386c0-5 0-10 0-16-12 0-25 0-38 0 0-118 0-237 0-355 13 0 26 0 38 0 0-5 0-9 0-15-18 0-35 0-53 0 0 129 0 257 0 386 18 0 35 0 53 0z"><text:p/></draw:path><draw:path draw:style-name="gr3" draw:text-style-name="P5" svg:width="0.1051in" svg:height="0.1063in" svg:x="0.7437in" svg:y="0.039in" svg:viewBox="0 0 268 271" svg:d="M220 40c3-16 11-27 42-29 2 0 6 0 6-8-2-1 0-3-5-3-12 0-26 1-40 1-13 0-27-1-39-1-2 0-7 0-7 8 0 3 3 3 7 3 22 1 26 9 26 18 0 1-1 6-1 7-12 46-23 92-35 138-13 52-57 85-96 85-26 0-47-15-47-50 1-10 0-13 4-29 12-51 26-101 38-150 3-15 4-19 32-19 9 0 13 0 13-8 0-3-5-3-6-3-11 0-38 1-49 1s-39-1-50-1c-3 0-7 0-7 8 0 3 3 3 11 3 1 0 7 0 14 1 8 1 11 1 11 7 0 2-5 18-7 27-3 11-5 23-9 34-3 15-22 88-23 95-3 11-3 17-3 23 0 47 35 73 76 73 48 0 97-43 110-94 11-46 23-92 34-137z"><text:p/></draw:path><draw:path draw:style-name="gr3" draw:text-style-name="P5" svg:width="0.0205in" svg:height="0.1516in" svg:x="0.8575in" svg:y="0.028in" svg:viewBox="0 0 53 386" svg:d="M53 0c-18 0-35 0-53 0 0 6 0 10 0 15 12 0 25 0 37 0 0 118 0 237 0 355-12 0-25 0-37 0 0 6 0 11 0 16 18 0 35 0 53 0 0-129 0-257 0-386z"><text:p/></draw:path></draw:g>. לפי הגדרת התחום <draw:g text:anchor-type="as-char" svg:y="-0.1134in" draw:z-index="519" draw:name="Shape218" draw:style-name="gr1"><svg:title>TexMaths</svg:title><svg:desc>11§display§\exists a \in [n, \infty) \cap \N. f(x) = a§svg§600§FALSE§</svg:desc><draw:path draw:style-name="gr2" draw:text-style-name="P4" svg:width="1.6429in" svg:height="0.1354in" svg:x="0.0004in" svg:y="0.0071in" svg:viewBox="0 0 4174 345" svg:d="M0 0c1391 0 2783 0 4174 0 0 115 0 230 0 345-1391 0-2783 0-4174 0 0-115 0-230 0-345z"><text:p/></draw:path><draw:path draw:style-name="gr3" draw:text-style-name="P5" svg:width="0.0677in" svg:height="0.1043in" svg:x="0.0008in" svg:y="0.0083in" svg:viewBox="0 0 173 266" svg:d="M173 13c0-12-1-13-15-13-48 0-95 0-144 0-6 0-14 0-14 8 0 7 8 7 14 7 48 0 96 0 143 0 0 37 0 73 0 111-46 0-91 0-137 0-7 0-15 0-15 7 0 8 8 8 15 8 46 0 91 0 137 0 0 36 0 73 0 109-47 0-95 0-143 0-6 0-14 0-14 8s8 8 14 8c49 0 96 0 144 0 14 0 15-2 15-14 0-79 0-160 0-239z"><text:p/></draw:path><draw:path draw:style-name="gr3" draw:text-style-name="P5" svg:width="0.0693in" svg:height="0.0681in" svg:x="0.0831in" svg:y="0.0461in" svg:viewBox="0 0 177 174" svg:d="M129 24c-7-14-18-24-36-24-45 0-93 56-93 112 0 37 22 62 52 62 7 0 27-1 50-29 2 17 17 29 35 29 14 0 22-9 29-21 7-14 11-37 11-38 0-4-3-4-4-4-5 0-5 1-6 7-6 25-13 48-30 48-9 0-11-10-11-17 0-9 0-12 5-29 4-17 5-21 9-35 4-19 10-37 14-54 2-11 2-11 2-13 0-7-4-10-11-10-9 0-15 9-16 16zM103 124c-1 7-1 8-7 15-17 21-32 27-43 27-20 0-26-22-26-36 0-20 13-67 22-85 11-23 29-37 44-37 26 0 31 32 31 34s-1 4-1 6c-6 26-13 51-20 76z"><text:p/></draw:path><draw:path draw:style-name="gr3" draw:text-style-name="P5" svg:width="0.0752in" svg:height="0.087in" svg:x="0.2126in" svg:y="0.0311in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" draw:text-style-name="P5" svg:width="0.0205in" svg:height="0.1508in" svg:x="0.3618in" svg:y="0in" svg:viewBox="0 0 53 384" svg:d="M53 384c0-5 0-10 0-15-12 0-26 0-38 0 0-118 0-236 0-354 12 0 26 0 38 0 0-5 0-9 0-15-18 0-35 0-53 0 0 128 0 257 0 384 18 0 35 0 53 0z"><text:p/></draw:path><draw:path draw:style-name="gr3" draw:text-style-name="P5" svg:width="0.0823in" svg:height="0.0681in" svg:x="0.3902in" svg:y="0.0461in" svg:viewBox="0 0 210 174" svg:d="M23 148c-1 5-3 14-3 16 0 7 5 10 11 10 4 0 11-2 14-10 0-1 4-20 8-29 2-12 5-24 7-35 3-9 5-16 7-25 2-7 4-18 6-20 5-12 26-47 62-47 18 0 21 14 21 27 0 24-19 73-25 91-3 8-3 13-3 17 0 18 13 31 31 31 37 0 51-56 51-59 0-4-4-4-5-4-4 0-4 1-6 7-8 26-21 48-40 48-6 0-8-4-8-13 0-10 3-19 6-27 8-20 24-63 24-85 0-26-17-41-45-41-34 0-54 24-60 33-1-21-18-33-35-33-18 0-26 14-29 22-7 13-12 35-12 37 0 4 3 3 4 4 5 0 5 0 7-9 7-28 14-46 29-46 7 0 12 5 12 18 0 8-1 13-7 32-8 30-14 60-22 90z"><text:p/></draw:path><draw:path draw:style-name="gr3" draw:text-style-name="P5" svg:width="0.0173in" svg:height="0.0453in" svg:x="0.4902in" svg:y="0.0972in" svg:viewBox="0 0 45 116" svg:d="M45 41c0-26-10-41-24-41-13 0-21 10-21 21 0 10 8 21 21 21 4 0 9-2 13-6 1-1 1-1 2-1 0 2 0 0 0 6 0 28-12 51-25 65-4 3-4 4-4 5 0 4 1 5 3 5 4 0 35-30 35-75z"><text:p/></draw:path><draw:path draw:style-name="gr3" draw:text-style-name="P5" svg:width="0.135in" svg:height="0.0681in" svg:x="0.5531in" svg:y="0.0461in" svg:viewBox="0 0 344 174" svg:d="M175 66c-21-26-25-32-38-42-20-17-42-24-62-24-45 0-75 42-75 87s29 87 74 87c44 0 76-35 94-66 21 26 27 33 39 42 21 17 43 24 62 24 46 0 75-42 75-87 0-44-29-87-73-87-46 0-76 35-96 66zM186 79c15-28 44-67 88-67 41 0 61 40 61 75 0 37-26 69-60 69-22 0-40-16-47-24-10-11-19-23-42-53zM158 96c-15 27-44 66-88 66-40 0-61-40-61-75 0-37 26-68 59-68 23 0 41 15 49 24 9 10 18 22 41 53z"><text:p/></draw:path><draw:path draw:style-name="gr3" draw:text-style-name="P5" svg:width="0.035in" svg:height="0.1508in" svg:x="0.7055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5" svg:width="0.0846in" svg:height="0.0933in" svg:x="0.798in" svg:y="0.0224in" svg:viewBox="0 0 216 238" svg:d="M216 84c0-59-60-84-108-84-51 0-108 28-108 84 0 47 0 94 0 141 0 6 0 13 8 13 7 0 7-7 7-13 0-47 0-93 0-139 0-58 64-71 93-71 17 0 42 4 62 17 30 19 30 44 30 54 0 46 0 92 0 139 0 6 0 13 8 13s8-7 8-13c0-47 0-94 0-141z"><text:p/></draw:path><draw:path draw:style-name="gr3" draw:text-style-name="P5" svg:width="0.1028in" svg:height="0.1059in" svg:x="0.9283in" svg:y="0.0098in" svg:viewBox="0 0 262 270" svg:d="M34 34c0 63 0 126 0 187 0 21-3 28-23 28-4 0-11 1-11 6 0 8 7 8 13 8 20 0 41 0 61 0 6 0 12 0 12-8 0-5-7-6-11-6-22 0-26-8-26-29 0-58 0-117 0-175 57 73 112 147 168 219 3 5 5 6 8 6 7 0 7-6 7-12 0-72 0-145 0-217 0-22 3-28 21-28 2 0 9 0 9-6 0-7-6-7-13-7-19 0-38 0-57 0-6 0-13 0-13 7 0 6 7 6 11 6 22 0 26 8 26 29 0 39 0 79 0 120-39-53-79-105-117-156-4-6-6-6-14-6-22 0-45 0-67 0-7 0-14 0-14 7 0 5 7 6 9 6 10 1 18 8 21 12 0 4 0 4 0 9zM218 243c-56-73-112-147-169-221-3-4-3-5-7-9 15 0 31 0 46 0 43 59 87 117 130 175 0 18 0 37 0 55z"><text:p/></draw:path><draw:path draw:style-name="gr3" draw:text-style-name="P5" svg:width="0.0161in" svg:height="0.0161in" svg:x="1.0476in" svg:y="0.0972in" svg:viewBox="0 0 42 42" svg:d="M42 21c0-11-10-21-21-21s-21 10-21 21 10 21 21 21 21-10 21-21z"><text:p/></draw:path><draw:path draw:style-name="gr3" draw:text-style-name="P5" svg:width="0.076in" svg:height="0.137in" svg:x="1.0846in" svg:y="0.0071in" svg:viewBox="0 0 194 349" svg:d="M122 118c11 0 22 0 33 0 8 0 11 0 11-9 0-3-3-3-10-3-11 0-21 0-32 0 2-16 6-30 8-44 2-9 7-36 10-41 3-7 10-13 17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7-22 44-37 12-25 21-71 22-74 8-40 15-81 23-120z"><text:p/></draw:path><draw:path draw:style-name="gr3" draw:text-style-name="P5" svg:width="0.035in" svg:height="0.1508in" svg:x="1.1827in" svg:y="0in" svg:viewBox="0 0 90 384" svg:d="M90 380c0-1 0-1-6-8-49-48-61-121-61-179 0-67 14-135 62-183 5-4 5-4 5-7 0-2-2-3-4-3-4 0-39 26-62 75-19 43-24 86-24 118 0 28 4 76 25 119 24 47 57 72 61 72 2 0 4-1 4-4z"><text:p/></draw:path><draw:path draw:style-name="gr3" draw:text-style-name="P5" svg:width="0.0752in" svg:height="0.0681in" svg:x="1.2311in" svg:y="0.0461in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1 0-19-5 9-2 18-10 18-21 0-10-9-13-14-13-12 0-22 10-22 22 0 17 20 25 36 25 27 0 40-26 41-29 4 15 19 29 42 29 39 0 61-50 61-59 0-4-3-4-4-4-3 0-4 1-4 5-14 40-40 50-52 50-16 0-21-13-21-25 0-9 2-18 7-34 4-18 7-35 12-53z"><text:p/></draw:path><draw:path draw:style-name="gr3" draw:text-style-name="P5" svg:width="0.0346in" svg:height="0.1508in" svg:x="1.3224in" svg:y="0in" svg:viewBox="0 0 89 384" svg:d="M89 193c0-30-3-77-25-120-23-48-56-73-61-73-2 0-3 1-3 3 0 3 0 3 8 10 37 38 59 99 59 180 0 65-14 132-62 181-5 5-5 5-5 6 0 3 1 4 3 4 5 0 40-26 62-75 20-43 24-85 24-116z"><text:p/></draw:path><draw:path draw:style-name="gr3" draw:text-style-name="P5" svg:width="0.1004in" svg:height="0.035in" svg:x="1.424in" svg:y="0.0575in" svg:viewBox="0 0 256 90" svg:d="M244 15c6 0 12 0 12-7 0-8-6-8-12-8-77 0-155 0-232 0-4 0-12 0-12 8 0 7 8 7 13 7 77 0 154 0 231 0zM244 90c6 0 12 0 12-7 0-8-6-8-12-8-77 0-154 0-231 0-5 0-13 0-13 8 0 7 8 7 12 7 77 0 155 0 232 0z"><text:p/></draw:path><draw:path draw:style-name="gr3" draw:text-style-name="P5" svg:width="0.0693in" svg:height="0.0681in" svg:x="1.5819in" svg:y="0.0461in" svg:viewBox="0 0 177 174" svg:d="M129 24c-7-14-18-24-36-24-45 0-93 56-93 112 0 37 21 62 52 62 7 0 26-1 49-29 3 17 18 29 35 29 15 0 23-9 29-21 7-14 12-37 12-38 0-4-3-4-4-4-5 0-5 1-6 7-6 25-13 48-30 48-9 0-11-10-11-17 0-9 0-12 5-29 4-17 5-21 9-35 4-19 10-37 14-54 2-11 2-11 2-13 0-7-4-10-11-10-10 0-15 9-16 16zM103 124c-2 7-2 8-7 15-17 21-33 27-43 27-20 0-26-22-26-36 0-20 13-67 21-85 12-23 30-37 45-37 26 0 31 32 31 34s-1 4-1 6c-6 26-13 51-20 76z"><text:p/></draw:path></draw:g>, ולמעשה צ.ל. להוכיח אשר קיים <draw:g text:anchor-type="as-char" svg:y="-0.1063in" draw:z-index="520" draw:name="Shape219" draw:style-name="gr1"><svg:title>TexMaths</svg:title><svg:desc>11§display§b§svg§600§FALSE§</svg:desc><draw:path draw:style-name="gr2" draw:text-style-name="P4" svg:width="0.0465in" svg:height="0.0906in" svg:x="0.0012in" svg:y="0.0071in" svg:viewBox="0 0 119 231" svg:d="M0 0c40 0 79 0 119 0 0 77 0 154 0 231-40 0-79 0-119 0 0-77 0-154 0-231z"><text:p/></draw:path><draw:path draw:style-name="gr3" draw:text-style-name="P5" svg:width="0.0547in" svg:height="0.1063in" svg:x="0.0004in" svg:y="0in" svg:viewBox="0 0 140 271" svg:d="M75 4c-3-1 0-4-6-4-9 0-37 3-47 4-2 0-7 0-7 8 0 5 4 5 9 5 19 0 20 2 20 6 0 2-4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<text:s/>כזה גם עבור <draw:g text:anchor-type="as-char" svg:y="-0.1429in" draw:z-index="521" draw:name="Shape220" draw:style-name="gr1"><svg:title>TexMaths</svg:title><svg:desc>11§display§f^{(n + 1)}§svg§600§FALSE§</svg:desc><draw:path draw:style-name="gr2" draw:text-style-name="P4" svg:width="0.3858in" svg:height="0.1575in" svg:x="0.0004in" svg:y="0.0079in" svg:viewBox="0 0 981 401" svg:d="M491 401c-164 0-327 0-491 0 0-133 0-268 0-401 327 0 654 0 981 0 0 133 0 268 0 401-163 0-327 0-490 0z"><text:p/></draw:path><draw:path draw:style-name="gr3" draw:text-style-name="P5" svg:width="0.0752in" svg:height="0.1374in" svg:x="0.0008in" svg:y="0.0354in" svg:viewBox="0 0 192 350" svg:d="M121 118c11 0 22 0 33 0 8 0 12 0 12-8 0-4-4-4-11-4-11 0-21 0-32 0 3-16 6-30 9-44 1-8 6-36 9-41 3-7 10-12 17-12 2 0 12 0 20 6-18 2-21 16-21 21 0 9 7 14 14 14 10 0 21-9 21-24 0-17-17-26-34-26-12 0-37 7-48 45-2 8-3 12-13 61-9 0-18 0-27 0-7 0-11 0-11 7 0 5 4 5 10 5 9 0 18 0 27 0-10 51-20 101-30 151-7 37-13 73-33 73-2 0-12 0-19-7 18-1 21-15 21-21 0-9-6-13-14-13-10 0-21 7-21 23s16 26 33 26c21 0 36-23 43-37 13-24 22-72 22-74 7-40 15-80 23-121z"><text:p/></draw:path><draw:path draw:style-name="gr3" draw:text-style-name="P5" svg:width="0.0272in" svg:height="0.1055in" svg:x="0.0957in" svg:y="0in" svg:viewBox="0 0 70 269" svg:d="M65 0c-52 36-65 94-65 136 0 37 11 96 65 133 2 0 5 0 5-3 0-2-1-3-2-4-36-32-49-77-49-126 0-73 27-110 49-129 1-1 2-3 2-4 0-3-3-3-5-3z"><text:p/></draw:path><draw:path draw:style-name="gr3" draw:text-style-name="P5" svg:width="0.0646in" svg:height="0.0476in" svg:x="0.1358in" svg:y="0.0335in" svg:viewBox="0 0 165 122" svg:d="M21 102c-1 4-3 10-3 11 0 6 5 9 9 9 5 0 9-4 10-6 1-3 4-11 6-17 1-5 3-17 5-24 1-6 4-12 5-18 3-12 3-13 11-25 7-10 21-24 40-24 17 0 17 13 17 18 0 17-12 47-17 58-2 7-3 10-3 15 0 14 11 23 25 23 28 0 39-37 39-42 0-3-3-3-5-3-3 0-3 1-4 5-7 22-18 33-29 33-5 0-6-5-6-10 0-6 1-10 5-22 4-8 15-37 15-52 0-27-21-31-36-31-21 0-37 14-45 24-2-18-17-24-29-24-11 0-18 9-21 14-6 10-10 26-10 28 0 3 3 2 4 3 5 0 5-1 7-9 3-15 9-28 20-28 6 0 9 5 9 13 0 5-3 14-5 22-2 7-4 19-6 24-3 11-6 23-8 35z"><text:p/></draw:path><draw:path draw:style-name="gr3" draw:text-style-name="P5" svg:width="0.078in" svg:height="0.078in" svg:x="0.213in" svg:y="0.0138in" svg:viewBox="0 0 199 199" svg:d="M107 107c27 0 55 0 82 0 3 0 10 0 10-7 0-6-6-6-10-6-27 0-55 0-82 0 0-28 0-57 0-84 0-3 0-10-7-10s-7 7-7 10c0 27 0 56 0 84-27 0-56 0-83 0-3 0-10 0-10 6 0 7 7 7 10 7 27 0 56 0 83 0 0 27 0 55 0 83 0 3 0 9 7 9s7-5 7-9c0-28 0-56 0-83z"><text:p/></draw:path><draw:path draw:style-name="gr3" draw:text-style-name="P5" svg:width="0.0382in" svg:height="0.0705in" svg:x="0.3106in" svg:y="0.0091in" svg:viewBox="0 0 98 180" svg:d="M60 8c0-7 0-8-7-8-18 18-42 18-53 18 0 3 0 6 0 10 5 0 24 0 38-8 0 46 0 91 0 138 0 8 0 12-26 12-3 0-8 0-11 0 0 3 0 6 0 10 6 0 39-2 48-2s43 2 49 2c0-4 0-7 0-10-3 0-7 0-10 0-28 0-28-4-28-12 0-51 0-101 0-150z"><text:p/></draw:path><draw:path draw:style-name="gr3" draw:text-style-name="P5" svg:width="0.0272in" svg:height="0.1055in" svg:x="0.3669in" svg:y="0in" svg:viewBox="0 0 70 269" svg:d="M5 0c-2 0-5 0-5 3 0 1 1 3 2 5 23 21 50 57 50 128 0 56-18 99-47 124-5 4-5 4-5 6s1 3 3 3c4 0 30-18 48-51 12-22 19-51 19-82 0-39-12-97-65-136z"><text:p/></draw:path></draw:g>. נבחר <draw:g text:anchor-type="as-char" svg:y="-0.1063in" draw:z-index="522" draw:name="Shape221" draw:style-name="gr1"><svg:title>TexMaths</svg:title><svg:desc>11§display§a = b§svg§600§FALSE§</svg:desc><draw:path draw:style-name="gr2" draw:text-style-name="P4" svg:width="0.3295in" svg:height="0.0906in" svg:x="0.0024in" svg:y="0.0071in" svg:viewBox="0 0 838 231" svg:d="M0 0c279 0 558 0 838 0 0 77 0 154 0 231-280 0-559 0-838 0 0-77 0-154 0-231z"><text:p/></draw:path><draw:path draw:style-name="gr3" draw:text-style-name="P5" svg:width="0.0693in" svg:height="0.0681in" svg:x="0.0004in" svg:y="0.0382in" svg:viewBox="0 0 177 174" svg:d="M129 25c-7-14-19-25-36-25-45 0-93 57-93 113 0 36 21 61 52 61 7 0 26-1 49-29 3 16 17 29 35 29 15 0 23-9 29-21 6-14 12-36 12-37 0-4-3-4-4-4-5 0-5 1-6 7-7 24-14 46-30 46-11 0-12-10-12-18s1-11 6-27c4-15 5-20 9-34 4-19 8-36 13-54 3-11 3-12 3-13 0-7-4-11-11-11-10 0-15 9-16 17zM103 124c-2 8-2 8-7 14-17 22-33 27-44 27-19 0-25-21-25-35 0-19 13-66 21-84 12-23 30-37 45-37 26 0 31 32 31 34s-1 4-1 7c-6 24-13 49-20 74z"><text:p/></draw:path><draw:path draw:style-name="gr3" draw:text-style-name="P5" svg:width="0.1004in" svg:height="0.035in" svg:x="0.1256in" svg:y="0.05in" svg:viewBox="0 0 256 90" svg:d="M243 15c5 0 13 0 13-7 0-8-8-8-13-8-77 0-154 0-231 0-5 0-12 0-12 8 0 7 7 7 13 7 77 0 153 0 230 0zM243 90c5 0 13 0 13-7 0-8-8-8-13-8-77 0-153 0-230 0-6 0-13 0-13 8 0 7 7 7 12 7 77 0 154 0 231 0z"><text:p/></draw:path><draw:path draw:style-name="gr3" draw:text-style-name="P5" svg:width="0.0555in" svg:height="0.1063in" svg:x="0.2839in" svg:y="0in" svg:viewBox="0 0 142 271" svg:d="M74 4c-1-1 0-4-5-4-9 0-37 3-47 4-3 0-8 0-8 8 0 5 4 5 10 5 18 0 19 2 19 6 0 2-3 16-6 23-11 42-21 84-32 126-4 18-5 25-5 38 0 37 20 61 48 61 47 0 94-57 94-114 0-34-21-60-52-60-17 0-33 11-45 23 10-39 19-77 29-116zM37 149c3-8 3-9 7-13 19-25 36-30 46-30 13 0 24 12 24 35s-13 67-19 81c-14 27-31 40-47 40-13 0-25-10-25-39 0-7 0-14 7-38 2-12 5-24 7-36z"><text:p/></draw:path></draw:g>. ידוע <draw:g text:anchor-type="as-char" svg:y="-0.1134in" draw:z-index="523" draw:name="Shape222" draw:style-name="gr1"><svg:title>TexMaths</svg:title><svg:desc>11§display§[n, \infty) \subseteq [n + 1, \infty) \land \N \subseteq \N§svg§600§FALSE§</svg:desc><draw:path draw:style-name="gr2" draw:text-style-name="P4" svg:width="1.8622in" svg:height="0.1354in" svg:x="0.0004in" svg:y="0.0071in" svg:viewBox="0 0 4731 345" svg:d="M0 0c1578 0 3154 0 4731 0 0 115 0 230 0 345-1577 0-3153 0-4731 0 0-115 0-230 0-345z"><text:p/></draw:path><draw:path draw:style-name="gr3" draw:text-style-name="P5" svg:width="0.0209in" svg:height="0.1508in" svg:x="0.0102in" svg:y="0in" svg:viewBox="0 0 54 384" svg:d="M54 384c0-5 0-10 0-15-12 0-25 0-37 0 0-118 0-236 0-354 12 0 25 0 37 0 0-5 0-9 0-15-18 0-36 0-54 0 0 128 0 257 0 384 18 0 36 0 54 0z"><text:p/></draw:path><draw:path draw:style-name="gr3" draw:text-style-name="P5" svg:width="0.0819in" svg:height="0.0681in" svg:x="0.0394in" svg:y="0.0461in" svg:viewBox="0 0 209 174" svg:d="M23 148c-2 5-4 14-4 16 0 7 5 10 12 10 4 0 11-2 14-10 0-1 5-20 7-29 3-12 5-24 9-35 2-9 4-16 6-25 1-7 5-18 5-20 6-12 26-47 63-47 18 0 21 14 21 27 0 24-18 73-25 91-3 8-4 13-4 17 0 18 14 31 31 31 37 0 51-56 51-59 0-4-3-4-4-4-5 0-5 1-6 7-8 26-21 48-39 48-7 0-10-4-10-13 0-10 4-19 7-27 7-20 23-63 23-85 0-26-16-41-44-41-35 0-53 24-60 33-2-21-18-33-35-33-18 0-26 14-30 22-5 13-11 35-11 37 0 4 3 4 4 4 5 0 5 0 7-9 7-28 14-46 29-46 7 0 12 5 12 18 0 8-2 13-7 32-8 30-14 60-22 90z"><text:p/></draw:path><draw:path draw:style-name="gr3" draw:text-style-name="P5" svg:width="0.0173in" svg:height="0.0453in" svg:x="0.1394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5" svg:width="0.1346in" svg:height="0.0681in" svg:x="0.2024in" svg:y="0.0461in" svg:viewBox="0 0 343 174" svg:d="M175 66c-21-26-25-32-37-42-22-17-43-24-63-24-45 0-75 42-75 87s28 87 73 87c44 0 77-35 95-66 21 26 26 33 38 42 22 17 44 24 62 24 47 0 75-42 75-87 0-44-28-87-72-87-45 0-77 35-96 66zM185 79c16-28 45-67 88-67 42 0 63 40 63 75 0 37-27 69-61 69-22 0-40-16-47-24-10-11-19-23-43-53zM158 96c-15 27-44 66-88 66-40 0-61-40-61-75 0-37 25-68 59-68 23 0 40 15 49 24 8 10 18 22 41 53z"><text:p/></draw:path><draw:path draw:style-name="gr3" draw:text-style-name="P5" svg:width="0.035in" svg:height="0.1508in" svg:x="0.3547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5" svg:width="0.0929in" svg:height="0.1161in" svg:x="0.4598in" svg:y="0.0169in" svg:viewBox="0 0 237 296" svg:d="M223 15c7 0 14 0 14-7 0-8-7-8-14-8-35 0-69 0-104 0-66 0-119 51-119 111 0 62 54 111 119 111 35 0 69 0 104 0 7 0 14 0 14-7 0-8-7-8-14-8-34 0-69 0-103 0-62 0-105-44-105-96s44-96 105-96c34 0 69 0 103 0zM22 281c-7 0-14 0-14 7 0 8 7 8 14 8 67 0 134 0 201 0 7 0 14 0 14-8 0-7-7-7-14-7-67 0-134 0-201 0z"><text:p/></draw:path><draw:path draw:style-name="gr3" draw:text-style-name="P5" svg:width="0.0205in" svg:height="0.1508in" svg:x="0.6264in" svg:y="0in" svg:viewBox="0 0 53 384" svg:d="M53 384c0-5 0-10 0-15-12 0-25 0-38 0 0-118 0-236 0-354 13 0 26 0 38 0 0-5 0-9 0-15-18 0-35 0-53 0 0 128 0 257 0 384 18 0 35 0 53 0z"><text:p/></draw:path><draw:path draw:style-name="gr3" draw:text-style-name="P5" svg:width="0.0819in" svg:height="0.0681in" svg:x="0.6547in" svg:y="0.0461in" svg:viewBox="0 0 209 174" svg:d="M23 148c-1 5-4 14-4 16 0 7 5 10 12 10 4 0 11-2 14-10 0-1 5-20 7-29 3-12 5-24 9-35 2-9 4-16 6-25 1-7 5-18 6-20 5-12 25-47 62-47 18 0 21 14 21 27 0 24-18 73-25 91-3 8-4 13-4 17 0 18 14 31 31 31 37 0 51-56 51-59 0-4-3-4-4-4-4 0-4 1-6 7-8 26-21 48-39 48-7 0-9-4-9-13 0-10 3-19 6-27 8-20 23-63 23-85 0-26-16-41-44-41-35 0-53 24-60 33-2-21-18-33-35-33-18 0-26 14-30 22-5 13-11 35-11 37 0 4 3 4 4 4 5 0 5 0 7-9 7-28 14-46 29-46 7 0 12 5 12 18 0 8-1 13-7 32-8 30-14 60-22 90z"><text:p/></draw:path><draw:path draw:style-name="gr3" draw:text-style-name="P5" svg:width="0.1008in" svg:height="0.1008in" svg:x="0.7839in" svg:y="0.0252in" svg:viewBox="0 0 257 257" svg:d="M136 137c37 0 72 0 108 0 6 0 13 0 13-8s-7-8-13-8c-36 0-71 0-108 0 0-36 0-71 0-108 0-5 0-13-7-13-8 0-8 8-8 13 0 37 0 72 0 108-36 0-71 0-108 0-5 0-13 0-13 8s8 8 13 8c37 0 72 0 108 0 0 35 0 71 0 106 0 6 0 14 8 14 7 0 7-8 7-14 0-35 0-71 0-106z"><text:p/></draw:path><draw:path draw:style-name="gr3" draw:text-style-name="P5" svg:width="0.05in" svg:height="0.1008in" svg:x="0.9406in" svg:y="0.0126in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3" draw:text-style-name="P5" svg:width="0.0173in" svg:height="0.0453in" svg:x="1.0165in" svg:y="0.0972in" svg:viewBox="0 0 45 116" svg:d="M45 41c0-26-10-41-25-41-12 0-20 10-20 21 0 10 8 21 20 21 5 0 10-2 14-6 1-1 1-1 2-1 0 2 0 0 0 6 0 28-13 51-26 65-4 3-4 4-4 5 0 4 2 5 4 5 4 0 35-30 35-75z"><text:p/></draw:path><draw:path draw:style-name="gr3" draw:text-style-name="P5" svg:width="0.1346in" svg:height="0.0681in" svg:x="1.0791in" svg:y="0.0461in" svg:viewBox="0 0 343 174" svg:d="M175 66c-21-26-25-32-37-42-21-17-43-24-63-24-45 0-75 42-75 87s29 87 74 87c44 0 76-35 94-66 21 26 26 33 38 42 22 17 44 24 64 24 45 0 73-42 73-87 0-44-28-87-72-87s-77 35-96 66zM185 79c16-28 45-67 89-67 41 0 62 40 62 75 0 37-27 69-61 69-22 0-40-16-47-24-10-11-19-23-43-53zM158 96c-15 27-44 66-88 66-40 0-61-40-61-75 0-37 25-68 59-68 23 0 40 15 49 24 10 10 18 22 41 53z"><text:p/></draw:path><draw:path draw:style-name="gr3" draw:text-style-name="P5" svg:width="0.035in" svg:height="0.1508in" svg:x="1.2319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5" svg:width="0.0846in" svg:height="0.0933in" svg:x="1.3244in" svg:y="0.0224in" svg:viewBox="0 0 216 238" svg:d="M117 9c-4-7-6-9-9-9-6 0-7 3-9 9-32 71-64 143-96 213-2 6-3 6-3 8 0 5 3 8 8 8 3 0 5-1 9-8 30-67 60-135 91-204 30 69 60 137 90 204 4 8 8 8 9 8 4 0 9-3 9-8-1-1 0-1-4-5-32-72-63-145-95-216z"><text:p/></draw:path><draw:path draw:style-name="gr3" draw:text-style-name="P5" svg:width="0.1028in" svg:height="0.1059in" svg:x="1.4551in" svg:y="0.0098in" svg:viewBox="0 0 262 270" svg:d="M34 34c0 63 0 126 0 187 0 21-3 28-23 28-4 0-11 1-11 6 0 8 7 8 13 8 20 0 40 0 60 0 7 0 13 0 13-8 0-5-7-6-12-6-21 0-24-8-24-29 0-58 0-117 0-175 56 73 111 147 167 219 3 5 5 6 7 6 7 0 7-6 7-12 0-72 0-145 0-217 0-22 4-28 22-28 2 0 9 0 9-6 0-7-6-7-13-7-19 0-38 0-56 0-7 0-14 0-14 7 0 6 7 6 11 6 22 0 26 8 26 29 0 39 0 79 0 120-39-53-78-105-117-156-4-6-5-6-14-6-22 0-45 0-67 0-8 0-14 0-14 7 0 5 6 6 9 6 10 1 18 8 21 12 0 4 0 4 0 9zM218 243c-56-73-112-147-168-221-4-4-4-5-8-9 15 0 31 0 46 0 43 59 87 117 130 175 0 18 0 37 0 55z"><text:p/></draw:path><draw:path draw:style-name="gr3" draw:text-style-name="P5" svg:width="0.0921in" svg:height="0.1161in" svg:x="1.6165in" svg:y="0.0169in" svg:viewBox="0 0 235 296" svg:d="M222 15c7 0 13 0 13-7 0-8-6-8-13-8-34 0-69 0-103 0-67 0-119 51-119 111 0 62 53 111 119 111 34 0 69 0 103 0 7 0 13 0 13-7 0-8-6-8-13-8-34 0-69 0-103 0-61 0-104-44-104-96s44-96 104-96c34 0 69 0 103 0zM21 281c-7 0-13 0-13 7 0 8 6 8 13 8 67 0 134 0 201 0 7 0 13 0 13-8 0-7-6-7-13-7-67 0-134 0-201 0z"><text:p/></draw:path><draw:path draw:style-name="gr3" draw:text-style-name="P5" svg:width="0.1028in" svg:height="0.1059in" svg:x="1.7681in" svg:y="0.0098in" svg:viewBox="0 0 262 270" svg:d="M34 34c0 63 0 126 0 187 0 21-3 28-23 28-4 0-11 1-11 6 0 8 7 8 13 8 20 0 41 0 61 0 6 0 12 0 12-8 0-5-6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/draw:g>, ולכן <draw:g text:anchor-type="as-char" svg:y="-0.1134in" draw:z-index="524" draw:name="Shape223" draw:style-name="gr1"><svg:title>TexMaths</svg:title><svg:desc>11§display§a \in [n + 1, \infty) \cap \N§svg§600§FALSE§</svg:desc><draw:path draw:style-name="gr2" draw:text-style-name="P4" svg:width="1.2004in" svg:height="0.1358in" svg:x="0.0024in" svg:y="0.0071in" svg:viewBox="0 0 3050 346" svg:d="M1525 346c-509 0-1017 0-1525 0 0-116 0-230 0-346 1016 0 2033 0 3050 0 0 116 0 230 0 346-508 0-1017 0-1525 0z"><text:p/></draw:path><draw:path draw:style-name="gr3" draw:text-style-name="P5" svg:width="0.0693in" svg:height="0.0685in" svg:x="0.0004in" svg:y="0.0461in" svg:viewBox="0 0 177 175" svg:d="M129 25c-7-14-18-25-36-25-45 0-93 57-93 113 0 37 22 62 52 62 7 0 27-1 50-29 2 16 17 29 35 29 14 0 22-9 29-21 7-14 11-37 11-38 0-4-3-4-4-4-5 0-5 1-6 7-6 25-13 47-30 47-9 0-11-10-11-17 0-9 2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5" svg:width="0.0752in" svg:height="0.087in" svg:x="0.1299in" svg:y="0.0311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5" svg:width="0.0205in" svg:height="0.1512in" svg:x="0.2787in" svg:y="0in" svg:viewBox="0 0 53 385" svg:d="M53 385c0-5 0-10 0-15-12 0-26 0-38 0 0-118 0-237 0-355 12 0 26 0 38 0 0-5 0-9 0-15-18 0-35 0-53 0 0 129 0 257 0 385 18 0 35 0 53 0z"><text:p/></draw:path><draw:path draw:style-name="gr3" draw:text-style-name="P5" svg:width="0.0819in" svg:height="0.0685in" svg:x="0.3075in" svg:y="0.0461in" svg:viewBox="0 0 209 175" svg:d="M23 148c-1 6-3 15-3 17 0 7 5 10 11 10 4 0 11-3 14-11 0-1 4-19 7-29 3-12 5-23 8-34 3-9 5-17 7-26 2-7 4-18 6-19 5-12 26-47 62-47 18 0 21 14 21 26 0 24-19 74-25 91-3 8-3 13-3 17 0 19 13 32 30 32 37 0 51-56 51-59 0-4-3-4-4-4-4 0-4 1-6 7-8 26-21 47-40 47-6 0-8-3-8-12 0-10 3-19 6-27 8-21 23-63 23-85 0-27-16-42-44-42-35 0-54 25-60 34-1-22-18-34-35-34-18 0-26 15-29 22-7 13-12 36-12 37 0 5 3 4 4 5 5 0 5-1 7-9 7-27 14-46 29-46 7 0 12 4 12 17 0 8-1 13-7 32-8 30-14 60-22 90z"><text:p/></draw:path><draw:path draw:style-name="gr3" draw:text-style-name="P5" svg:width="0.1008in" svg:height="0.1in" svg:x="0.4366in" svg:y="0.0252in" svg:viewBox="0 0 257 255" svg:d="M136 137c37 0 73 0 109 0 5 0 12-2 12-9 0-9-7-8-12-8-36 0-72 0-109 0 0-36 0-72 0-108 0-5 0-12-7-12-8 0-8 7-8 12 0 36 0 72 0 108-36 0-72 0-108 0-5 0-13-1-13 8 0 7 8 9 13 9 36 0 72 0 108 0 0 35 0 71 0 106 0 6 0 12 8 12 7 0 7-6 7-12 0-35 0-71 0-106z"><text:p/></draw:path><draw:path draw:style-name="gr3" draw:text-style-name="P5" svg:width="0.05in" svg:height="0.1in" svg:x="0.5937in" svg:y="0.013in" svg:viewBox="0 0 128 255" svg:d="M79 10c0-10 0-10-9-10-23 24-57 24-70 24 0 5 0 8 0 12 8 0 31 0 51-10 0 66 0 133 0 199 0 14-2 18-36 18-4 0-8 0-13 0 0 5 0 9 0 12 14-1 47-1 63-1 15 0 49 0 63 1 0-3 0-7 0-12-5 0-8 0-13 0-35 0-36-4-36-18 0-72 0-144 0-215z"><text:p/></draw:path><draw:path draw:style-name="gr3" draw:text-style-name="P5" svg:width="0.0173in" svg:height="0.0453in" svg:x="0.6689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5" svg:width="0.135in" svg:height="0.0685in" svg:x="0.7319in" svg:y="0.0461in" svg:viewBox="0 0 344 175" svg:d="M175 66c-21-26-25-32-38-42-20-17-42-24-62-24-45 0-75 43-75 88 0 44 29 87 74 87 44 0 76-35 94-66 21 26 27 32 38 42 22 17 44 24 63 24 46 0 75-43 75-88 0-44-29-87-73-87-46 0-76 35-96 66zM185 79c16-27 45-67 89-67 41 0 61 41 61 75 0 39-26 69-60 69-22 0-40-16-47-24-10-10-19-22-43-53zM158 96c-15 27-44 67-88 67-40 0-61-41-61-75 0-38 25-69 59-69 23 0 41 16 49 24 9 11 18 22 41 53z"><text:p/></draw:path><draw:path draw:style-name="gr3" draw:text-style-name="P5" svg:width="0.035in" svg:height="0.1512in" svg:x="0.8843in" svg:y="0in" svg:viewBox="0 0 90 385" svg:d="M90 193c0-30-4-76-25-120-24-48-57-73-61-73-2 0-4 2-4 4s0 2 8 9c37 38 59 99 59 180 0 65-14 133-62 181-5 6-5 6-5 7 0 2 2 4 4 4 4 0 39-26 62-76 20-41 24-84 24-116z"><text:p/></draw:path><draw:path draw:style-name="gr3" draw:text-style-name="P5" svg:width="0.0846in" svg:height="0.0937in" svg:x="0.9768in" svg:y="0.022in" svg:viewBox="0 0 216 239" svg:d="M216 85c0-59-60-85-108-85-51 0-108 28-108 85 0 46 0 93 0 140 0 7 0 14 8 14 7 0 7-7 7-14 0-47 0-93 0-139 0-57 64-69 93-69 17 0 42 3 61 16 30 19 30 43 30 54 0 46 0 92 0 138 0 7 0 14 9 14 8 0 8-7 8-14 0-47 0-94 0-140z"><text:p/></draw:path><draw:path draw:style-name="gr3" draw:text-style-name="P5" svg:width="0.1028in" svg:height="0.1063in" svg:x="1.1075in" svg:y="0.0098in" svg:viewBox="0 0 262 271" svg:d="M34 35c0 63 0 126 0 187 0 20-3 28-23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39-53-79-105-117-157-4-6-6-6-14-6-22 0-45 0-67 0-8 0-14 0-14 7 0 6 6 6 9 6 10 1 18 8 21 12 0 4 0 5 0 10zM218 243c-56-72-112-146-169-220-3-5-3-5-7-10 15 0 31 0 46 0 43 59 87 117 130 176 0 18 0 37 0 54z"><text:p/></draw:path></draw:g><text:s/>ויתכן <draw:g text:anchor-type="as-char" svg:y="-0.1063in" draw:z-index="525" draw:name="Shape224" draw:style-name="gr1"><svg:title>TexMaths</svg:title><svg:desc>11§display§a = b§svg§600§FALSE§</svg:desc><draw:path draw:style-name="gr2" draw:text-style-name="P4" svg:width="0.3295in" svg:height="0.0906in" svg:x="0.0024in" svg:y="0.0071in" svg:viewBox="0 0 838 231" svg:d="M0 0c279 0 558 0 838 0 0 77 0 154 0 231-280 0-559 0-838 0 0-77 0-154 0-231z"><text:p/></draw:path><draw:path draw:style-name="gr3" draw:text-style-name="P5" svg:width="0.0693in" svg:height="0.0681in" svg:x="0.0004in" svg:y="0.0382in" svg:viewBox="0 0 177 174" svg:d="M129 25c-7-14-19-25-36-25-45 0-93 57-93 113 0 36 21 61 52 61 7 0 26-1 49-29 3 16 17 29 35 29 15 0 23-9 29-21 6-14 12-36 12-37 0-4-3-4-4-4-5 0-5 1-6 7-7 24-14 46-30 46-11 0-12-10-12-18s1-11 6-27c4-15 5-20 9-34 4-19 8-36 13-54 3-11 3-12 3-13 0-7-4-11-11-11-10 0-15 9-16 17zM103 124c-2 8-2 8-7 14-17 22-33 27-44 27-19 0-25-21-25-35 0-19 13-66 21-84 12-23 30-37 45-37 26 0 31 32 31 34s-1 4-1 7c-6 24-13 49-20 74z"><text:p/></draw:path><draw:path draw:style-name="gr3" draw:text-style-name="P5" svg:width="0.1004in" svg:height="0.035in" svg:x="0.1256in" svg:y="0.05in" svg:viewBox="0 0 256 90" svg:d="M243 15c5 0 13 0 13-7 0-8-8-8-13-8-77 0-154 0-231 0-5 0-12 0-12 8 0 7 7 7 13 7 77 0 153 0 230 0zM243 90c5 0 13 0 13-7 0-8-8-8-13-8-77 0-153 0-230 0-6 0-13 0-13 8 0 7 7 7 12 7 77 0 154 0 231 0z"><text:p/></draw:path><draw:path draw:style-name="gr3" draw:text-style-name="P5" svg:width="0.0555in" svg:height="0.1063in" svg:x="0.2839in" svg:y="0in" svg:viewBox="0 0 142 271" svg:d="M74 4c-1-1 0-4-5-4-9 0-37 3-47 4-3 0-8 0-8 8 0 5 4 5 10 5 18 0 19 2 19 6 0 2-3 16-6 23-11 42-21 84-32 126-4 18-5 25-5 38 0 37 20 61 48 61 47 0 94-57 94-114 0-34-21-60-52-60-17 0-33 11-45 23 10-39 19-77 29-116zM37 149c3-8 3-9 7-13 19-25 36-30 46-30 13 0 24 12 24 35s-13 67-19 81c-14 27-31 40-47 40-13 0-25-10-25-39 0-7 0-14 7-38 2-12 5-24 7-36z"><text:p/></draw:path></draw:g><text:s/>כדרוש. </text:p>
        </text:list-item>
        <text:list-item>
          <text:p text:style-name="P52"><text:span text:style-name="T24">אי־שוויון: נניח בשלילה שמתקיים שוויון. נפרק לפי תחשב למדא, ונגיע לכך שאם </text:span><text:span text:style-name="T24"><draw:g text:anchor-type="as-char" svg:y="-0.1425in" draw:z-index="527" draw:name="Shape225" draw:style-name="gr1"><svg:title>TexMaths</svg:title><svg:desc>11§display§[n, \infty) \cap \N \in  f^{(n)}[U]§svg§600§FALSE§</svg:desc><draw:path draw:style-name="gr2" draw:text-style-name="P4" svg:width="1.3173in" svg:height="0.1646in" svg:x="0.0004in" svg:y="0.0071in" svg:viewBox="0 0 3347 419" svg:d="M1675 419c-559 0-1117 0-1675 0 0-140 0-279 0-419 1116 0 2232 0 3347 0 0 140 0 279 0 419-558 0-1115 0-1672 0z"><text:p/></draw:path><draw:path draw:style-name="gr3" draw:text-style-name="P5" svg:width="0.0205in" svg:height="0.1516in" svg:x="0.011in" svg:y="0.028in" svg:viewBox="0 0 53 386" svg:d="M53 386c0-5 0-10 0-16-12 0-25 0-38 0 0-118 0-237 0-355 13 0 26 0 38 0 0-5 0-9 0-15-18 0-35 0-53 0 0 129 0 257 0 386 18 0 35 0 53 0z"><text:p/></draw:path><draw:path draw:style-name="gr3" draw:text-style-name="P5" svg:width="0.0819in" svg:height="0.0685in" svg:x="0.0394in" svg:y="0.0752in" svg:viewBox="0 0 209 175" svg:d="M23 148c-1 6-3 15-3 17 0 7 4 10 11 10 4 0 11-3 14-11 0-1 5-19 7-28 3-13 5-24 9-35 2-8 4-17 6-26 2-7 5-18 6-19 5-12 26-47 62-47 18 0 21 14 21 26 0 25-18 74-25 91-3 8-3 13-3 17 0 19 13 32 30 32 37 0 51-56 51-59 0-5-3-5-4-5-4 0-4 3-6 8-8 26-21 47-39 47-7 0-9-3-9-12 0-10 3-18 6-27 8-21 23-63 23-85 0-27-16-42-44-42-35 0-53 25-60 34-2-22-18-34-35-34-18 0-26 15-29 22-6 13-12 36-12 38 0 4 3 3 4 4 5 0 5-1 7-9 7-27 14-46 29-46 7 0 12 4 12 17 0 8-1 13-7 32-8 30-14 60-22 90z"><text:p/></draw:path><draw:path draw:style-name="gr3" draw:text-style-name="P5" svg:width="0.0173in" svg:height="0.0453in" svg:x="0.1394in" svg:y="0.1252in" svg:viewBox="0 0 45 116" svg:d="M45 41c0-26-10-41-24-41-13 0-21 10-21 21 0 10 8 20 21 20 4 0 9-1 13-5 1-1 1-1 2-1 0 2 0 0 0 6 0 28-13 50-26 64-4 3-3 5-3 6 0 3 1 5 3 5 4 0 35-30 35-75z"><text:p/></draw:path><draw:path draw:style-name="gr3" draw:text-style-name="P5" svg:width="0.135in" svg:height="0.0685in" svg:x="0.2024in" svg:y="0.0752in" svg:viewBox="0 0 344 175" svg:d="M175 66c-21-26-25-32-37-42-21-17-43-24-63-24-45 0-75 43-75 88 0 44 29 87 74 87 44 0 76-35 94-66 21 27 27 32 38 42 22 18 44 24 64 24 45 0 74-43 74-88 0-44-29-87-73-87-45 0-76 35-96 66zM185 79c16-27 45-67 89-67 41 0 62 41 62 75 0 39-27 70-61 70-22 0-40-17-47-25-10-10-19-22-43-53zM158 96c-15 27-44 67-88 67-40 0-61-41-61-75 0-38 25-69 59-69 23 0 41 16 49 24 10 11 18 22 41 53z"><text:p/></draw:path><draw:path draw:style-name="gr3" draw:text-style-name="P5" svg:width="0.035in" svg:height="0.1516in" svg:x="0.3547in" svg:y="0.028in" svg:viewBox="0 0 90 386" svg:d="M90 193c0-30-4-76-25-120-24-48-57-73-61-73-2 0-4 1-4 4 0 2 0 2 8 9 37 38 59 99 59 180 0 65-14 133-61 182-6 5-6 5-6 6 0 3 2 5 4 5 4 0 39-27 62-76 20-42 24-84 24-117z"><text:p/></draw:path><draw:path draw:style-name="gr3" draw:text-style-name="P5" svg:width="0.0846in" svg:height="0.0941in" svg:x="0.4476in" svg:y="0.0516in" svg:viewBox="0 0 216 240" svg:d="M216 85c0-59-60-85-108-85-51 0-108 28-108 85 0 46 0 94 0 141 0 8 0 14 8 14 7 0 7-6 7-14 0-47 0-94 0-140 0-57 64-71 93-71 17 0 42 5 63 18 29 19 29 43 29 54 0 46 0 93 0 139 0 8 0 14 8 14s8-6 8-14c0-47 0-95 0-141z"><text:p/></draw:path><draw:path draw:style-name="gr3" draw:text-style-name="P5" svg:width="0.1028in" svg:height="0.1063in" svg:x="0.5783in" svg:y="0.0386in" svg:viewBox="0 0 262 271" svg:d="M34 34c0 63 0 126 0 190 0 20-3 25-23 26-4 0-11 0-11 7 0 6 7 6 13 6 20 0 40 0 60 0 7 0 13 0 13-6 0-7-7-7-12-7-21-1-24-8-24-27 0-60 0-119 0-178 56 74 111 148 167 221 3 4 5 5 9 5 5 0 5-6 5-13 0-72 0-144 0-217 0-22 4-27 22-28 2 0 9 0 9-6 0-7-6-7-13-7-19 0-38 0-56 0-7 0-14 0-14 7 0 6 7 6 11 6 22 1 26 9 26 29 0 40 0 80 0 121-39-53-78-105-117-157-4-6-5-6-14-6-22 0-45 0-67 0-7 0-14 0-14 7 0 5 7 6 9 6 10 1 18 8 21 12 0 4 0 5 0 9zM218 245c-56-74-112-148-168-222-4-5-4-5-8-10 15 0 31 0 46 0 43 59 87 117 130 177 0 17 0 36 0 55z"><text:p/></draw:path><draw:path draw:style-name="gr3" draw:text-style-name="P5" svg:width="0.0756in" svg:height="0.0878in" svg:x="0.739in" svg:y="0.0598in" svg:viewBox="0 0 193 224" svg:d="M179 119c7 0 14 0 14-8 0-7-7-7-14-7-55 0-109 0-164 0 5-52 50-89 104-89 20 0 41 0 60 0 7 0 14 0 14-7 0-8-7-8-14-8-19 0-40 0-60 0-66 0-119 48-119 111 0 62 53 113 119 113 20 0 41 0 60 0 7 0 14 0 14-8s-7-8-14-8c-19 0-40 0-60 0-54 0-99-37-104-89 55 0 109 0 164 0z"><text:p/></draw:path><draw:path draw:style-name="gr3" draw:text-style-name="P5" svg:width="0.0756in" svg:height="0.1374in" svg:x="0.878in" svg:y="0.0354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8 0 4 4 4 11 4 9 0 17 0 26 0-10 51-20 101-30 151-7 37-13 73-33 73-1 0-11 0-19-7 18-1 21-15 21-21 0-9-6-13-14-13-10 0-21 8-21 23 0 18 18 26 33 26 21 0 36-23 44-37 12-24 21-71 21-73 8-41 15-81 23-122z"><text:p/></draw:path><draw:path draw:style-name="gr3" draw:text-style-name="P5" svg:width="0.0268in" svg:height="0.1055in" svg:x="0.9736in" svg:y="0in" svg:viewBox="0 0 69 269" svg:d="M65 0c-52 36-65 94-65 136 0 37 11 97 65 133 2 0 4 0 4-2s0-2-2-5c-36-32-49-77-49-126 0-73 28-110 50-129 1-1 1-3 1-4 0-3-2-3-4-3z"><text:p/></draw:path><draw:path draw:style-name="gr3" draw:text-style-name="P5" svg:width="0.0646in" svg:height="0.0476in" svg:x="1.0138in" svg:y="0.0327in" svg:viewBox="0 0 165 122" svg:d="M20 102c-1 4-2 10-2 12 0 5 4 8 8 8 5 0 9-4 11-6 2-4 4-11 5-17 1-5 4-17 5-24 3-6 4-12 6-18 2-11 3-13 11-24s20-25 41-25c15 0 15 13 15 18 0 17-11 47-15 58-4 7-5 10-5 15 0 15 12 23 25 23 28 0 40-37 40-42 0-3-3-3-4-3-4 0-5 1-6 5-5 22-17 33-28 33-6 0-7-5-7-10 0-6 1-10 7-22 3-8 14-37 14-52 0-27-21-31-35-31-23 0-38 14-47 24-2-18-17-24-28-24-12 0-18 9-22 14-6 10-9 26-9 28 0 3 3 3 4 3 4 0 4-1 6-9 4-15 10-28 20-28 7 0 9 5 9 13 0 5-4 14-5 22-2 7-4 19-5 24-4 12-6 23-9 35z"><text:p/></draw:path><draw:path draw:style-name="gr3" draw:text-style-name="P5" svg:width="0.0272in" svg:height="0.1055in" svg:x="1.0913in" svg:y="0in" svg:viewBox="0 0 70 269" svg:d="M6 0c-3 0-6 0-6 3 0 1 1 3 2 5 24 21 50 57 50 128 0 56-18 99-46 124-6 5-6 6-6 7 0 2 1 2 3 2 4 0 30-18 48-50 12-23 19-51 19-83 0-39-11-97-64-136z"><text:p/></draw:path><draw:path draw:style-name="gr3" draw:text-style-name="P5" svg:width="0.0205in" svg:height="0.1516in" svg:x="1.1571in" svg:y="0.028in" svg:viewBox="0 0 53 386" svg:d="M53 386c0-5 0-10 0-16-12 0-25 0-38 0 0-118 0-237 0-355 13 0 26 0 38 0 0-5 0-9 0-15-18 0-35 0-53 0 0 129 0 257 0 386 18 0 35 0 53 0z"><text:p/></draw:path><draw:path draw:style-name="gr3" draw:text-style-name="P5" svg:width="0.1051in" svg:height="0.1063in" svg:x="1.1913in" svg:y="0.039in" svg:viewBox="0 0 268 271" svg:d="M220 40c3-16 11-27 42-29 2 0 6 0 6-8-2-1 0-3-5-3-12 0-26 1-40 1-13 0-27-1-39-1-2 0-8 0-8 8 0 3 4 3 8 3 22 1 26 9 26 18 0 1-1 6-1 7-12 46-23 92-35 138-13 52-57 85-96 85-26 0-47-15-47-50 1-10 0-13 4-29 12-51 26-101 38-150 3-15 3-19 32-19 9 0 13 0 13-8 0-3-5-3-6-3-11 0-38 1-49 1s-39-1-50-1c-3 0-7 0-7 8 0 3 3 3 11 3 1 0 7 0 14 1 8 1 11 1 11 7 0 2-5 18-7 27-3 11-5 23-9 34-3 15-22 88-23 95-3 11-3 17-3 23 0 47 35 73 76 73 48 0 97-43 110-94 11-46 23-92 34-137z"><text:p/></draw:path><draw:path draw:style-name="gr3" draw:text-style-name="P5" svg:width="0.0205in" svg:height="0.1516in" svg:x="1.3051in" svg:y="0.028in" svg:viewBox="0 0 53 386" svg:d="M53 0c-18 0-35 0-53 0 0 6 0 10 0 15 12 0 25 0 37 0 0 118 0 237 0 355-12 0-25 0-37 0 0 6 0 11 0 16 18 0 35 0 53 0 0-129 0-257 0-386z"><text:p/></draw:path></draw:g></text:span><text:span text:style-name="T24"><text:s/>(וזה פסוק אמת כי </text:span><text:span text:style-name="T24"><draw:g text:anchor-type="as-char" svg:y="-0.1425in" draw:z-index="526" draw:name="Shape226" draw:style-name="gr1"><svg:title>TexMaths</svg:title><svg:desc>11§display§f^{(n)}([n + 1, \infty) \cap \N) = [n, \infty) \cap \N§svg§600§FALSE§</svg:desc><draw:path draw:style-name="gr2" draw:text-style-name="P4" svg:width="2.2165in" svg:height="0.1646in" svg:x="0.0193in" svg:y="0.0071in" svg:viewBox="0 0 5631 419" svg:d="M2816 419c-939 0-1877 0-2816 0 0-140 0-279 0-419 1877 0 3754 0 5631 0 0 140 0 279 0 419-938 0-1877 0-2815 0z"><text:p/></draw:path><draw:path draw:style-name="gr3" draw:text-style-name="P5" svg:width="0.0756in" svg:height="0.1374in" svg:x="0in" svg:y="0.0354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8 0 4 4 4 10 4 9 0 18 0 27 0-10 51-20 101-30 151-7 37-13 73-33 73-2 0-11 0-19-7 18-1 21-15 21-21 0-9-6-13-14-13-10 0-21 8-21 23 0 18 17 26 33 26 21 0 36-23 43-37 13-24 22-71 22-73 8-41 15-81 23-122z"><text:p/></draw:path><draw:path draw:style-name="gr3" draw:text-style-name="P5" svg:width="0.0272in" svg:height="0.1055in" svg:x="0.0949in" svg:y="0in" svg:viewBox="0 0 70 269" svg:d="M65 0c-51 36-65 94-65 136 0 37 12 97 65 133 2 0 5 0 5-2s0-2-2-5c-36-32-49-77-49-126 0-73 27-110 50-129 1-1 1-3 1-4 0-3-3-3-5-3z"><text:p/></draw:path><draw:path draw:style-name="gr3" draw:text-style-name="P5" svg:width="0.065in" svg:height="0.0476in" svg:x="0.135in" svg:y="0.0327in" svg:viewBox="0 0 166 122" svg:d="M21 102c-1 4-3 10-3 12 0 5 5 8 10 8 4 0 7-4 9-6 3-4 5-11 6-17 1-5 4-17 5-24 3-6 4-12 5-18 3-11 4-13 12-24s20-25 41-25c15 0 15 13 15 18 0 17-11 47-15 58-4 7-5 10-5 15 0 15 12 23 26 23 27 0 39-37 39-42 0-3-3-3-4-3-5 0-5 1-6 5-6 22-17 33-28 33-6 0-7-5-7-10 0-6 1-10 7-22 3-8 14-37 14-52 0-27-21-31-35-31-23 0-39 14-46 24-3-18-18-24-29-24-12 0-18 9-22 14-6 10-10 26-10 28 0 3 4 3 6 3 3 0 3-1 5-9 4-15 9-28 20-28 6 0 9 5 9 13 0 5-3 14-5 22-2 7-4 19-5 24-4 12-6 23-9 35z"><text:p/></draw:path><draw:path draw:style-name="gr3" draw:text-style-name="P5" svg:width="0.0272in" svg:height="0.1055in" svg:x="0.213in" svg:y="0in" svg:viewBox="0 0 70 269" svg:d="M6 0c-3 0-6 0-6 3 0 1 1 3 2 5 23 21 50 57 50 128 0 56-18 99-48 124-4 5-4 6-4 7 0 2 1 2 3 2 4 0 30-18 48-50 12-23 19-51 19-83 0-39-12-97-64-136z"><text:p/></draw:path><draw:path draw:style-name="gr3" draw:text-style-name="P5" svg:width="0.0346in" svg:height="0.1516in" svg:x="0.276in" svg:y="0.028in" svg:viewBox="0 0 89 386" svg:d="M89 381c0-1 0-1-6-7-49-50-61-123-61-181 0-67 15-135 63-182 4-5 4-5 4-7 0-3-1-4-3-4-5 0-39 26-62 75-20 43-24 86-24 118 0 31 4 76 25 120 23 47 56 73 61 73 2 0 3-1 3-5z"><text:p/></draw:path><draw:path draw:style-name="gr3" draw:text-style-name="P5" svg:width="0.0205in" svg:height="0.1516in" svg:x="0.3378in" svg:y="0.028in" svg:viewBox="0 0 53 386" svg:d="M53 386c0-5 0-10 0-16-12 0-25 0-38 0 0-118 0-237 0-355 13 0 26 0 38 0 0-5 0-9 0-15-18 0-35 0-53 0 0 129 0 257 0 386 18 0 35 0 53 0z"><text:p/></draw:path><draw:path draw:style-name="gr3" draw:text-style-name="P5" svg:width="0.0823in" svg:height="0.0685in" svg:x="0.3665in" svg:y="0.0752in" svg:viewBox="0 0 210 175" svg:d="M23 148c-1 6-3 15-3 17 0 7 5 10 11 10 4 0 12-3 14-11 1-1 6-19 8-28 3-13 5-24 9-35 2-8 4-17 6-26 1-7 5-18 5-19 5-12 26-47 62-47 18 0 21 14 21 26 0 25-18 74-24 91-4 8-4 13-4 17 0 19 13 32 32 32 36 0 50-56 50-59 0-5-3-5-4-5-5 0-5 3-7 8-8 26-20 47-38 47-7 0-10-3-10-12 0-10 3-18 6-27 8-21 25-63 25-85 0-27-17-42-46-42-34 0-52 25-59 34-2-22-19-34-36-34-18 0-26 15-29 22-6 13-12 36-12 38 0 4 4 4 6 4 3 0 4-1 6-9 7-27 14-46 28-46 7 0 12 4 12 17 0 8-1 13-6 32-7 30-15 60-23 90z"><text:p/></draw:path><draw:path draw:style-name="gr3" draw:text-style-name="P5" svg:width="0.1008in" svg:height="0.1004in" svg:x="0.4961in" svg:y="0.0539in" svg:viewBox="0 0 257 256" svg:d="M136 136c37 0 72 0 108 0 6 0 13 0 13-8s-7-8-13-8c-36 0-71 0-108 0 0-36 0-72 0-108 0-5 0-12-7-12-8 0-8 7-8 12 0 36 0 72 0 108-36 0-71 0-108 0-5 0-13 0-13 8s8 8 13 8c37 0 72 0 108 0 0 36 0 72 0 109 0 4 0 11 8 11 7 0 7-7 7-11 0-37 0-73 0-109z"><text:p/></draw:path><draw:path draw:style-name="gr3" draw:text-style-name="P5" svg:width="0.05in" svg:height="0.1004in" svg:x="0.6531in" svg:y="0.0413in" svg:viewBox="0 0 128 256" svg:d="M79 10c0-10 0-10-9-10-24 24-58 24-70 24 0 5 0 8 0 12 8 0 31 0 51-10 0 67 0 133 0 200 0 14-1 19-37 19-4 0-7 0-12 0 0 3 0 7 0 11 13-1 48-1 63-1s49 0 63 1c0-4 0-8 0-11-5 0-8 0-12 0-36 0-37-5-37-19 0-73 0-144 0-216z"><text:p/></draw:path><draw:path draw:style-name="gr3" draw:text-style-name="P5" svg:width="0.0173in" svg:height="0.0453in" svg:x="0.7291in" svg:y="0.1252in" svg:viewBox="0 0 45 116" svg:d="M45 41c0-26-10-41-25-41-12 0-20 10-20 21 0 10 8 20 20 20 4 0 10-1 13-5 2-1 1-1 2-1s1 0 1 6c0 28-13 52-26 64-4 4-4 5-4 6 0 3 2 5 4 5 4 0 35-30 35-75z"><text:p/></draw:path><draw:path draw:style-name="gr3" draw:text-style-name="P5" svg:width="0.1346in" svg:height="0.0685in" svg:x="0.7917in" svg:y="0.0752in" svg:viewBox="0 0 343 175" svg:d="M175 66c-21-26-25-32-37-42-22-17-43-24-63-24-45 0-75 43-75 88 0 44 28 87 73 87 44 0 77-35 95-66 21 27 26 32 38 42 22 18 43 24 62 24 47 0 75-43 75-88 0-44-28-87-72-87-45 0-77 35-96 66zM185 79c16-27 45-67 88-67 42 0 61 41 61 75 0 39-25 70-59 70-22 0-40-17-48-25-9-10-18-22-42-53zM158 96c-16 27-45 67-88 67-40 0-61-41-61-75 0-38 25-69 59-69 22 0 40 16 49 24 8 11 17 22 41 53z"><text:p/></draw:path><draw:path draw:style-name="gr3" draw:text-style-name="P5" svg:width="0.0346in" svg:height="0.1516in" svg:x="0.9445in" svg:y="0.028in" svg:viewBox="0 0 89 386" svg:d="M89 193c0-30-3-76-25-120-23-48-56-73-61-73-2 0-3 1-3 4 0 2 0 2 8 9 37 38 59 99 59 180 0 65-14 133-63 182-4 5-4 5-4 6 0 3 1 5 3 5 5 0 40-27 62-76 20-42 24-84 24-117z"><text:p/></draw:path><draw:path draw:style-name="gr3" draw:text-style-name="P5" svg:width="0.0843in" svg:height="0.0941in" svg:x="1.037in" svg:y="0.0516in" svg:viewBox="0 0 215 240" svg:d="M215 85c0-59-59-85-107-85-51 0-108 28-108 85 0 46 0 94 0 141 0 8 0 14 8 14 7 0 7-6 7-14 0-47 0-94 0-140 0-57 63-71 93-71 16 0 42 5 61 18 30 19 30 43 30 54 0 46 0 93 0 139 0 8 0 14 8 14s8-6 8-14c0-47 0-95 0-141z"><text:p/></draw:path><draw:path draw:style-name="gr3" draw:text-style-name="P5" svg:width="0.1028in" svg:height="0.1063in" svg:x="1.1673in" svg:y="0.0386in" svg:viewBox="0 0 262 271" svg:d="M33 34c0 63 0 126 0 190 0 20-2 25-22 26-4 0-11 0-11 7 0 6 6 6 13 6 20 0 40 0 60 0 6 0 13 0 13-6 0-7-7-7-12-7-21-1-24-8-24-27 0-60 0-119 0-178 56 74 111 148 167 221 3 4 5 5 7 5 7 0 7-6 7-13 0-72 0-144 0-217 0-22 3-27 22-28 2 0 9 0 9-6 0-7-7-7-13-7-19 0-38 0-56 0-8 0-14 0-14 7 0 6 7 6 11 6 22 1 25 9 25 29 0 40 0 80 0 121-39-53-79-105-117-157-3-6-4-6-13-6-22 0-45 0-67 0-8 0-14 0-14 7 0 5 6 6 8 6 11 1 19 8 22 12-1 4-1 5-1 9zM218 245c-56-74-112-148-168-222-4-5-4-5-8-10 15 0 31 0 46 0 43 59 87 117 130 177 0 17 0 36 0 55z"><text:p/></draw:path><draw:path draw:style-name="gr3" draw:text-style-name="P5" svg:width="0.0346in" svg:height="0.1516in" svg:x="1.2823in" svg:y="0.028in" svg:viewBox="0 0 89 386" svg:d="M89 193c0-30-4-76-25-120-23-48-56-73-61-73-2 0-3 1-3 4 0 2 0 2 7 9 38 38 60 99 60 180 0 65-14 133-63 182-4 5-4 5-4 6 0 3 1 5 3 5 5 0 39-27 62-76 20-42 24-84 24-117z"><text:p/></draw:path><draw:path draw:style-name="gr3" draw:text-style-name="P5" svg:width="0.1004in" svg:height="0.035in" svg:x="1.3835in" svg:y="0.086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209in" svg:height="0.1516in" svg:x="1.5535in" svg:y="0.028in" svg:viewBox="0 0 54 386" svg:d="M54 386c0-5 0-10 0-16-13 0-25 0-39 0 0-118 0-237 0-355 14 0 26 0 39 0 0-5 0-9 0-15-18 0-36 0-54 0 0 129 0 257 0 386 18 0 36 0 54 0z"><text:p/></draw:path><draw:path draw:style-name="gr3" draw:text-style-name="P5" svg:width="0.0819in" svg:height="0.0685in" svg:x="1.5823in" svg:y="0.0752in" svg:viewBox="0 0 209 175" svg:d="M22 148c-1 6-3 15-3 17 0 7 5 10 11 10 5 0 12-3 14-11 1-1 6-19 8-28 3-13 5-24 9-35 2-8 4-17 6-26 1-7 5-18 5-19 6-12 26-47 63-47 18 0 21 14 21 26 0 25-20 74-25 91-3 8-4 13-4 17 0 19 14 32 31 32 37 0 51-56 51-59 0-5-3-5-4-5-5 0-5 3-6 8-8 26-21 47-39 47-7 0-10-3-10-12 0-10 4-18 7-27 7-21 23-63 23-85 0-27-16-42-44-42-35 0-53 25-60 34-2-22-18-34-35-34-19 0-26 15-30 22-5 13-11 36-11 38 0 4 3 4 4 4 4 0 5-1 7-9 7-27 14-46 29-46 7 0 11 4 11 17 0 8-1 13-6 32-8 30-15 60-23 90z"><text:p/></draw:path><draw:path draw:style-name="gr3" draw:text-style-name="P5" svg:width="0.0173in" svg:height="0.0453in" svg:x="1.6827in" svg:y="0.1252in" svg:viewBox="0 0 45 116" svg:d="M45 41c0-26-10-41-25-41-12 0-20 10-20 21 0 10 8 20 20 20 5 0 10-1 14-5 1-1 1-1 1-1 1 0 1 0 1 6 0 28-13 52-26 64-4 4-4 5-4 6 0 3 2 5 4 5 4 0 35-30 35-75z"><text:p/></draw:path><draw:path draw:style-name="gr3" draw:text-style-name="P5" svg:width="0.1346in" svg:height="0.0685in" svg:x="1.7453in" svg:y="0.0752in" svg:viewBox="0 0 343 175" svg:d="M175 66c-21-26-25-32-37-42-22-17-43-24-63-24-45 0-75 43-75 88 0 44 28 87 73 87 44 0 77-35 95-66 21 27 26 32 38 42 22 18 44 24 64 24 45 0 73-43 73-88 0-44-28-87-72-87s-77 35-96 66zM185 79c16-27 45-67 88-67 42 0 63 41 63 75 0 39-27 70-61 70-22 0-40-17-47-25-10-10-19-22-43-53zM158 96c-15 27-44 67-88 67-40 0-61-41-61-75 0-38 25-69 59-69 23 0 40 16 49 24 10 11 18 22 41 53z"><text:p/></draw:path><draw:path draw:style-name="gr3" draw:text-style-name="P5" svg:width="0.035in" svg:height="0.1516in" svg:x="1.8976in" svg:y="0.028in" svg:viewBox="0 0 90 386" svg:d="M90 193c0-30-4-76-26-120-23-48-56-73-60-73-3 0-4 1-4 4 0 2 0 2 8 9 37 38 59 99 59 180 0 65-14 133-61 182-6 5-6 5-6 6 0 3 1 5 4 5 4 0 39-27 61-76 20-42 25-84 25-117z"><text:p/></draw:path><draw:path draw:style-name="gr3" draw:text-style-name="P5" svg:width="0.0843in" svg:height="0.0941in" svg:x="1.9906in" svg:y="0.0516in" svg:viewBox="0 0 215 240" svg:d="M215 85c0-59-59-85-107-85-51 0-108 28-108 85 0 46 0 94 0 141 0 8 0 14 8 14 7 0 7-6 7-14 0-47 0-94 0-140 0-57 63-71 93-71 17 0 42 5 61 18 30 19 30 43 30 54 0 46 0 93 0 139 0 8 0 14 8 14s8-6 8-14c0-47 0-95 0-141z"><text:p/></draw:path><draw:path draw:style-name="gr3" draw:text-style-name="P5" svg:width="0.1028in" svg:height="0.1063in" svg:x="2.1213in" svg:y="0.0386in" svg:viewBox="0 0 262 271" svg:d="M33 34c0 63 0 126 0 190 0 20-2 25-22 26-4 0-11 0-11 7 0 6 7 6 13 6 20 0 40 0 60 0 7 0 13 0 13-6 0-7-7-7-12-7-21-1-24-8-24-27 0-60 0-119 0-178 56 74 111 148 167 221 3 4 5 5 7 5 7 0 7-6 7-13 0-72 0-144 0-217 0-22 4-27 22-28 2 0 9 0 9-6 0-7-6-7-13-7-19 0-38 0-56 0-7 0-14 0-14 7 0 6 7 6 11 6 22 1 26 9 26 29 0 40 0 80 0 121-40-53-78-105-118-157-3-6-4-6-13-6-22 0-45 0-67 0-8 0-14 0-14 7 0 5 6 6 8 6 11 1 19 8 22 12-1 4-1 5-1 9zM218 245c-56-74-112-148-168-222-4-5-4-5-8-10 15 0 31 0 46 0 43 59 87 117 130 177 0 17 0 36 0 55z"><text:p/></draw:path></draw:g></text:span><text:span text:style-name="T24">) אז כנ"ל על </text:span><text:span text:style-name="T24"><draw:g text:anchor-type="as-char" svg:y="-0.1429in" draw:z-index="528" draw:name="Shape227" draw:style-name="gr1"><svg:title>TexMaths</svg:title><svg:desc>11§display§f^{(n + 1)}§svg§600§FALSE§</svg:desc><draw:path draw:style-name="gr2" draw:text-style-name="P4" svg:width="0.3858in" svg:height="0.1575in" svg:x="0.0004in" svg:y="0.0079in" svg:viewBox="0 0 981 401" svg:d="M491 401c-164 0-327 0-491 0 0-133 0-268 0-401 327 0 654 0 981 0 0 133 0 268 0 401-163 0-327 0-490 0z"><text:p/></draw:path><draw:path draw:style-name="gr3" draw:text-style-name="P5" svg:width="0.0752in" svg:height="0.1374in" svg:x="0.0008in" svg:y="0.0354in" svg:viewBox="0 0 192 350" svg:d="M121 118c11 0 22 0 33 0 8 0 12 0 12-8 0-4-4-4-11-4-11 0-21 0-32 0 3-16 6-30 9-44 1-8 6-36 9-41 3-7 10-12 17-12 2 0 12 0 20 6-18 2-21 16-21 21 0 9 7 14 14 14 10 0 21-9 21-24 0-17-17-26-34-26-12 0-37 7-48 45-2 8-3 12-13 61-9 0-18 0-27 0-7 0-11 0-11 7 0 5 4 5 10 5 9 0 18 0 27 0-10 51-20 101-30 151-7 37-13 73-33 73-2 0-12 0-19-7 18-1 21-15 21-21 0-9-6-13-14-13-10 0-21 7-21 23s16 26 33 26c21 0 36-23 43-37 13-24 22-72 22-74 7-40 15-80 23-121z"><text:p/></draw:path><draw:path draw:style-name="gr3" draw:text-style-name="P5" svg:width="0.0272in" svg:height="0.1055in" svg:x="0.0957in" svg:y="0in" svg:viewBox="0 0 70 269" svg:d="M65 0c-52 36-65 94-65 136 0 37 11 96 65 133 2 0 5 0 5-3 0-2-1-3-2-4-36-32-49-77-49-126 0-73 27-110 49-129 1-1 2-3 2-4 0-3-3-3-5-3z"><text:p/></draw:path><draw:path draw:style-name="gr3" draw:text-style-name="P5" svg:width="0.0646in" svg:height="0.0476in" svg:x="0.1358in" svg:y="0.0335in" svg:viewBox="0 0 165 122" svg:d="M21 102c-1 4-3 10-3 11 0 6 5 9 9 9 5 0 9-4 10-6 1-3 4-11 6-17 1-5 3-17 5-24 1-6 4-12 5-18 3-12 3-13 11-25 7-10 21-24 40-24 17 0 17 13 17 18 0 17-12 47-17 58-2 7-3 10-3 15 0 14 11 23 25 23 28 0 39-37 39-42 0-3-3-3-5-3-3 0-3 1-4 5-7 22-18 33-29 33-5 0-6-5-6-10 0-6 1-10 5-22 4-8 15-37 15-52 0-27-21-31-36-31-21 0-37 14-45 24-2-18-17-24-29-24-11 0-18 9-21 14-6 10-10 26-10 28 0 3 3 2 4 3 5 0 5-1 7-9 3-15 9-28 20-28 6 0 9 5 9 13 0 5-3 14-5 22-2 7-4 19-6 24-3 11-6 23-8 35z"><text:p/></draw:path><draw:path draw:style-name="gr3" draw:text-style-name="P5" svg:width="0.078in" svg:height="0.078in" svg:x="0.213in" svg:y="0.0138in" svg:viewBox="0 0 199 199" svg:d="M107 107c27 0 55 0 82 0 3 0 10 0 10-7 0-6-6-6-10-6-27 0-55 0-82 0 0-28 0-57 0-84 0-3 0-10-7-10s-7 7-7 10c0 27 0 56 0 84-27 0-56 0-83 0-3 0-10 0-10 6 0 7 7 7 10 7 27 0 56 0 83 0 0 27 0 55 0 83 0 3 0 9 7 9s7-5 7-9c0-28 0-56 0-83z"><text:p/></draw:path><draw:path draw:style-name="gr3" draw:text-style-name="P5" svg:width="0.0382in" svg:height="0.0705in" svg:x="0.3106in" svg:y="0.0091in" svg:viewBox="0 0 98 180" svg:d="M60 8c0-7 0-8-7-8-18 18-42 18-53 18 0 3 0 6 0 10 5 0 24 0 38-8 0 46 0 91 0 138 0 8 0 12-26 12-3 0-8 0-11 0 0 3 0 6 0 10 6 0 39-2 48-2s43 2 49 2c0-4 0-7 0-10-4 0-7 0-10 0-28 0-28-4-28-12 0-51 0-101 0-150z"><text:p/></draw:path><draw:path draw:style-name="gr3" draw:text-style-name="P5" svg:width="0.0272in" svg:height="0.1055in" svg:x="0.3669in" svg:y="0in" svg:viewBox="0 0 70 269" svg:d="M5 0c-2 0-5 0-5 3 0 1 1 3 2 5 23 21 50 57 50 128 0 56-18 99-47 124-5 4-5 4-5 6s1 3 3 3c4 0 30-18 48-51 12-22 19-51 19-82 0-39-12-97-65-136z"><text:p/></draw:path></draw:g></text:span><text:span text:style-name="T24"><text:s/>אבל זה פסוק שקר (בנחה ש־</text:span><text:span text:style-name="T24"><draw:g text:anchor-type="as-char" svg:y="-0.1134in" draw:z-index="529" draw:name="Shape228" draw:style-name="gr1"><svg:title>TexMaths</svg:title><svg:desc>11§display§[n + 1, \infty) \subsetneq [n, \infty)§svg§600§FALSE§</svg:desc><draw:path draw:style-name="gr2" draw:text-style-name="P4" svg:width="1.2587in" svg:height="0.1354in" svg:x="0.0004in" svg:y="0.0071in" svg:viewBox="0 0 3198 345" svg:d="M0 0c1066 0 2132 0 3198 0 0 115 0 230 0 345-1066 0-2132 0-3198 0 0-115 0-230 0-345z"><text:p/></draw:path><draw:path draw:style-name="gr3" draw:text-style-name="P5" svg:width="0.0209in" svg:height="0.1508in" svg:x="0.0102in" svg:y="0in" svg:viewBox="0 0 54 384" svg:d="M54 384c0-5 0-10 0-15-12 0-25 0-37 0 0-118 0-236 0-354 12 0 25 0 37 0 0-5 0-9 0-15-18 0-36 0-54 0 0 128 0 257 0 384 18 0 36 0 54 0z"><text:p/></draw:path><draw:path draw:style-name="gr3" draw:text-style-name="P5" svg:width="0.0819in" svg:height="0.0681in" svg:x="0.0394in" svg:y="0.0461in" svg:viewBox="0 0 209 174" svg:d="M23 148c-2 5-4 14-4 16 0 7 5 10 12 10 4 0 11-2 14-10 0-1 5-20 7-29 3-12 5-24 9-35 2-9 4-16 6-25 1-7 5-18 6-20 5-12 25-47 62-47 18 0 21 14 21 27 0 24-18 73-25 91-3 8-4 13-4 17 0 18 14 31 31 31 37 0 51-56 51-59 0-4-3-4-4-4-4 0-4 1-6 7-8 26-21 48-39 48-7 0-10-4-10-13 0-10 4-19 7-27 7-20 23-63 23-85 0-26-16-41-44-41-35 0-53 24-60 33-2-21-18-33-35-33-18 0-26 14-30 22-5 13-11 35-11 37 0 4 3 4 4 4 5 0 5 0 7-9 7-28 14-46 29-46 7 0 12 5 12 18 0 8-2 13-7 32-8 30-14 60-22 90z"><text:p/></draw:path><draw:path draw:style-name="gr3" draw:text-style-name="P5" svg:width="0.1008in" svg:height="0.1008in" svg:x="0.1685in" svg:y="0.0252in" svg:viewBox="0 0 257 257" svg:d="M136 137c37 0 72 0 108 0 6 0 13 0 13-8s-7-8-13-8c-36 0-71 0-108 0 0-36 0-71 0-108 0-5 0-13-7-13-8 0-8 8-8 13 0 37 0 72 0 108-36 0-71 0-108 0-5 0-13 0-13 8s8 8 13 8c37 0 72 0 108 0 0 35 0 71 0 106 0 6 0 14 8 14 7 0 7-8 7-14 0-35 0-71 0-106z"><text:p/></draw:path><draw:path draw:style-name="gr3" draw:text-style-name="P5" svg:width="0.05in" svg:height="0.1008in" svg:x="0.3256in" svg:y="0.0126in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3" draw:text-style-name="P5" svg:width="0.0173in" svg:height="0.0453in" svg:x="0.4016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5" svg:width="0.135in" svg:height="0.0681in" svg:x="0.4642in" svg:y="0.0461in" svg:viewBox="0 0 344 174" svg:d="M175 66c-21-26-25-32-37-42-21-17-43-24-63-24-45 0-75 42-75 87s29 87 74 87c44 0 76-35 94-66 21 26 27 33 38 42 22 17 44 24 64 24 45 0 74-42 74-87 0-44-29-87-73-87-45 0-76 35-96 66zM185 79c16-28 45-67 89-67 41 0 62 40 62 75 0 37-27 69-61 69-22 0-40-16-47-24-10-11-19-23-43-53zM158 96c-15 27-44 66-88 66-40 0-61-40-61-75 0-37 25-68 59-68 23 0 41 15 49 24 10 10 18 22 41 53z"><text:p/></draw:path><draw:path draw:style-name="gr3" draw:text-style-name="P5" svg:width="0.035in" svg:height="0.1508in" svg:x="0.6169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5" svg:width="0.0921in" svg:height="0.1311in" svg:x="0.722in" svg:y="0.0169in" svg:viewBox="0 0 235 334" svg:d="M222 15c7 0 13 0 13-7 0-8-6-8-13-8-35 0-69 0-104 0-65 0-118 48-118 111s53 111 119 111c34 0 69 0 103 0 7 0 13 0 13-7 0-8-6-8-13-8-34 0-68 0-102 0-63 0-105-45-105-96 0-52 44-96 104-96 34 0 69 0 103 0zM222 296c7 0 13 0 13-8 0-7-6-7-13-7-28 0-56 0-84 0 7-7 22-19 24-20 4-6 4-7 4-10 0-1-1-7-8-7-2 0-2 0-11 7-11 10-22 20-33 30-30 0-62 0-93 0-7 0-13 0-13 7 0 8 6 8 13 8 25 0 52 0 77 0-8 8-22 20-24 21-4 4-5 7-5 9 0 4 3 8 8 8 2 0 2 0 11-7 11-10 22-20 33-31 34 0 67 0 101 0z"><text:p/></draw:path><draw:path draw:style-name="gr3" draw:text-style-name="P5" svg:width="0.0205in" svg:height="0.1508in" svg:x="0.8878in" svg:y="0in" svg:viewBox="0 0 53 384" svg:d="M53 384c0-5 0-10 0-15-12 0-25 0-38 0 0-118 0-236 0-354 13 0 26 0 38 0 0-5 0-9 0-15-18 0-35 0-53 0 0 128 0 257 0 384 18 0 35 0 53 0z"><text:p/></draw:path><draw:path draw:style-name="gr3" draw:text-style-name="P5" svg:width="0.0823in" svg:height="0.0681in" svg:x="0.9165in" svg:y="0.0461in" svg:viewBox="0 0 210 174" svg:d="M23 148c-1 5-3 14-3 16 0 7 5 10 11 10 4 0 11-2 14-10 0-1 6-20 8-29 2-12 5-24 8-35 2-9 5-16 6-25 2-7 6-18 6-20 5-12 26-47 62-47 18 0 21 14 21 27 0 24-18 73-25 91-3 8-3 13-3 17 0 18 13 31 32 31 36 0 50-56 50-59 0-4-4-4-5-4-4 0-4 1-6 7-8 26-20 48-39 48-7 0-9-4-9-13 0-10 3-19 6-27 8-20 25-63 25-85 0-26-17-41-46-41-34 0-53 24-60 33-1-21-18-33-35-33-18 0-26 14-29 22-6 13-12 35-12 37 0 4 3 3 4 4 5 0 5 0 7-9 7-28 14-46 29-46 7 0 12 5 12 18 0 8-1 13-7 32-8 30-14 60-22 90z"><text:p/></draw:path><draw:path draw:style-name="gr3" draw:text-style-name="P5" svg:width="0.0173in" svg:height="0.0453in" svg:x="1.0165in" svg:y="0.0972in" svg:viewBox="0 0 45 116" svg:d="M45 41c0-26-10-41-24-41-13 0-21 10-21 21 0 10 8 21 21 21 4 0 10-2 13-6 1-1 1-1 2-1 0 2 0 0 0 6 0 28-12 51-25 65-4 3-4 4-4 5 0 4 1 5 3 5 4 0 35-30 35-75z"><text:p/></draw:path><draw:path draw:style-name="gr3" draw:text-style-name="P5" svg:width="0.135in" svg:height="0.0681in" svg:x="1.0795in" svg:y="0.0461in" svg:viewBox="0 0 344 174" svg:d="M176 66c-21-26-26-32-38-42-21-17-43-24-63-24-45 0-75 42-75 87s29 87 74 87c44 0 76-35 95-66 21 26 26 33 38 42 21 17 43 24 63 24 45 0 74-42 74-87 0-44-29-87-73-87-45 0-76 35-95 66zM186 79c15-28 44-67 88-67 41 0 62 40 62 75 0 37-27 69-60 69-23 0-41-16-48-24-10-11-19-23-42-53zM158 96c-15 27-44 66-88 66-40 0-61-40-61-75 0-37 26-68 60-68 22 0 40 15 48 24 10 10 18 22 41 53z"><text:p/></draw:path><draw:path draw:style-name="gr3" draw:text-style-name="P5" svg:width="0.035in" svg:height="0.1508in" svg:x="1.2319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24">). </text:span></text:p>
        </text:list-item>
      </text:list>
      <text:h text:style-name="Heading_20_3" text:outline-level="3">סעיף (ד) <text:span text:style-name="T24">– הוכחה (?)</text:span></text:h>
      <text:p text:style-name="P53">נבחר: </text:p>
      <text:p text:style-name="P54"><draw:g text:anchor-type="as-char" svg:y="-0.0756in" draw:z-index="530" draw:name="Shape229" draw:style-name="gr1"><svg:title>TexMaths</svg:title><svg:desc>11§latex§f = \lambda x \in X. [\min(x) + 1, \infty) \cap \N§svg§600§FALSE§</svg:desc><draw:path draw:style-name="gr2" draw:text-style-name="P4" svg:width="2.102in" svg:height="0.1358in" svg:x="0.0031in" svg:y="0.0083in" svg:viewBox="0 0 5340 346" svg:d="M2671 346c-891 0-1781 0-2671 0 0-116 0-230 0-346 1780 0 3560 0 5340 0 0 116 0 230 0 346-890 0-1780 0-2669 0z"><text:p/></draw:path><draw:path draw:style-name="gr3" draw:text-style-name="P5" svg:width="0.0488in" svg:height="0.1063in" svg:x="0.0004in" svg:y="0.0075in" svg:viewBox="0 0 125 271" svg:d="M55 106c0-16 0-31 0-45 0-33 19-52 35-52 1 0 7 0 13 2-5 2-12 7-12 17 0 8 7 16 17 16 11 0 17-8 17-16 0-15-14-28-35-28-27 0-59 21-59 62 0 14 0 28 0 44-10 0-21 0-31 0 0 3 0 7 0 12 10 0 21 0 31 0 0 42 0 83 0 124 0 17-5 17-31 17 0 4 0 9 0 12 15 0 33-1 44-1 15 0 34 0 50 1 0-3 0-8 0-12-4 0-6 0-9 0-29 0-29-5-29-18 0-41 0-82 0-123 14 0 30 0 44 0 0-5 0-9 0-12-15 0-30 0-45 0z"><text:p/></draw:path><draw:path draw:style-name="gr3" draw:text-style-name="P5" svg:width="0.1008in" svg:height="0.0354in" svg:x="0.1008in" svg:y="0.0583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48in" svg:height="0.1067in" svg:x="0.2697in" svg:y="0.0091in" svg:viewBox="0 0 191 272" svg:d="M118 155c15 41 34 98 39 107 7 9 11 9 21 9 4 0 6 0 9 0s4-1 4-3-1-3-2-5c-4-4-6-10-9-17-26-73-52-146-79-218-7-24-28-28-47-28-1 0-7 0-7 4 0 3 3 3 4 4 13 2 15 4 25 31 12 35 25 70 37 105-35 35-71 70-106 105-5 4-7 6-7 12 0 7 4 11 11 11 6 0 10-4 13-9 31-36 63-71 94-108z"><text:p/></draw:path><draw:path draw:style-name="gr3" draw:text-style-name="P5" svg:width="0.0756in" svg:height="0.0685in" svg:x="0.3547in" svg:y="0.0472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1-12-21-25 0-9 2-17 6-34 4-18 8-35 13-53z"><text:p/></draw:path><draw:path draw:style-name="gr3" draw:text-style-name="P5" svg:width="0.0756in" svg:height="0.087in" svg:x="0.4925in" svg:y="0.0323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5" svg:width="0.1248in" svg:height="0.1028in" svg:x="0.6276in" svg:y="0.0102in" svg:viewBox="0 0 318 262" svg:d="M177 105c-11-27-22-52-33-77-1-4-1-4-2-5 0-2 7-10 23-11 4-1 8-1 8-8 0-4-5-4-6-4-15 0-33 1-48 1-10 0-34-1-44-1-2 0-7 0-7 8 0 4 5 4 9 4 23 0 25 3 29 12 15 37 30 72 46 108-28 29-54 57-82 86-2 2-3 3-5 4-19 21-37 27-56 28-6 1-9 1-9 8 0 1 0 4 4 4 13 0 26-1 37-1 14 0 29 1 44 1 2 0 6 0 6-8 0-3-3-4-4-4-3 0-15-1-15-12 0-6 5-12 9-17 14-13 27-27 40-40 12-14 23-27 35-39 13 31 26 62 39 91 2 5 2 5 2 6 0 3-8 10-22 11-4 1-8 1-8 8 0 4 4 4 6 4 11 0 37-1 48-1 10 0 33 1 43 1 3 0 8 0 8-8 0-4-5-4-7-4-26 0-27-1-34-17-14-35-41-94-49-117 26-28 67-74 79-85 11-9 26-18 49-19 5-1 8-1 8-8 0-1 0-4-4-4-13 0-25 1-37 1-14 0-29-1-43-1-2 0-7 0-7 8 0 2 2 3 4 4 3 0 15 1 15 11 0 6-4 11-6 14-21 22-42 44-63 68z"><text:p/></draw:path><draw:path draw:style-name="gr3" draw:text-style-name="P5" svg:width="0.0157in" svg:height="0.0157in" svg:x="0.7661in" svg:y="0.098in" svg:viewBox="0 0 41 41" svg:d="M41 21c0-12-10-21-21-21-12 0-20 9-20 21 0 11 8 20 20 20 11 0 21-9 21-20z"><text:p/></draw:path><draw:path draw:style-name="gr3" draw:text-style-name="P5" svg:width="0.0205in" svg:height="0.1512in" svg:x="0.8134in" svg:y="0.0004in" svg:viewBox="0 0 53 385" svg:d="M53 385c0-5 0-10 0-15-12 0-25 0-38 0 0-118 0-237 0-355 13 0 26 0 38 0 0-5 0-9 0-15-18 0-35 0-53 0 0 129 0 257 0 385 18 0 35 0 53 0z"><text:p/></draw:path><draw:path draw:style-name="gr3" draw:text-style-name="P5" svg:width="0.1181in" svg:height="0.0669in" svg:x="0.8425in" svg:y="0.0472in" svg:viewBox="0 0 301 171" svg:d="M30 39c0 34 0 68 0 103 0 17-5 17-30 17 0 3 0 7 0 12 13 0 33-1 44-1 10 0 30 1 43 1 0-5 0-9 0-12-26 0-30 0-30-17 0-24 0-48 0-72 0-39 28-61 52-61s29 21 29 43c0 29 0 59 0 90 0 17-5 17-30 17 0 3 0 7 0 12 13 0 33-1 43-1s31 1 44 1c0-5 0-9 0-12-27 0-31 0-31-17 0-24 0-48 0-72 0-39 27-61 53-61 24 0 28 21 28 43 0 29 0 59 0 90 0 17-4 17-30 17 0 3 0 7 0 12 14 0 34-1 44-1 9 0 29 1 42 1 0-5 0-9 0-12-19 0-29 0-29-11 0-26 0-50 0-74 0-33 0-45-12-60-6-6-18-14-41-14-32 0-50 23-56 39-6-35-34-39-52-39-27 0-46 17-57 41 0-13 0-28 0-41-18 1-36 3-54 4 0 5 0 8 0 13 28 0 30 2 30 22z"><text:p/></draw:path><draw:path draw:style-name="gr3" draw:text-style-name="P5" svg:width="0.0323in" svg:height="0.1008in" svg:x="0.9693in" svg:y="0.0134in" svg:viewBox="0 0 83 257" svg:d="M56 87c-17 1-36 2-54 4 0 4 0 8 0 12 24 0 29 3 29 21 0 35 0 70 0 104 0 16-5 16-31 16 0 5 0 9 0 13 12 0 33-2 43-2 13 0 26 2 40 2 0-4 0-8 0-13-26 0-27-1-27-16 0-46 0-94 0-141zM57 20c0-12-10-20-21-20s-19 10-19 20c0 11 8 21 19 21s21-9 21-21z"><text:p/></draw:path><draw:path draw:style-name="gr3" draw:text-style-name="P5" svg:width="0.0764in" svg:height="0.0669in" svg:x="1.0114in" svg:y="0.0472in" svg:viewBox="0 0 195 171" svg:d="M31 39c0 34 0 68 0 103 0 17-5 17-31 17 0 3 0 7 0 12 14 0 34-1 44-1s30 1 43 1c0-5 0-9 0-12-25 0-30 0-30-17 0-24 0-48 0-72 0-39 28-61 52-61 25 0 29 21 29 43 0 29 0 59 0 90 0 17-4 17-30 17 0 3 0 7 0 12 13 0 33-1 44-1 10 0 30 1 43 1 0-5 0-9 0-12-20 0-30 0-30-11 0-26 0-50 0-74 0-33 0-45-12-60-6-6-19-14-41-14-28 0-46 17-57 41 0-13 0-28 0-41-19 1-36 3-55 4 0 5 0 8 0 13 28 0 31 2 31 22z"><text:p/></draw:path><draw:path draw:style-name="gr3" draw:text-style-name="P5" svg:width="0.035in" svg:height="0.1512in" svg:x="1.1059in" svg:y="0.0004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5" svg:width="0.0756in" svg:height="0.0685in" svg:x="1.1543in" svg:y="0.0472in" svg:viewBox="0 0 193 175" svg:d="M118 54c2-10 11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346in" svg:height="0.1512in" svg:x="1.2457in" svg:y="0.0004in" svg:viewBox="0 0 89 385" svg:d="M89 194c0-31-4-77-25-121-23-48-56-73-61-73-2 0-3 2-3 4s0 2 7 9c38 38 60 99 60 181 0 64-14 132-63 180-4 6-4 6-4 7 0 2 1 4 3 4 5 0 39-26 62-76 20-41 24-84 24-115z"><text:p/></draw:path><draw:path draw:style-name="gr3" draw:text-style-name="P5" svg:width="0.1008in" svg:height="0.1in" svg:x="1.3386in" svg:y="0.0264in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3" draw:text-style-name="P5" svg:width="0.05in" svg:height="0.1in" svg:x="1.4957in" svg:y="0.0134in" svg:viewBox="0 0 128 255" svg:d="M79 10c0-10 0-10-9-10-24 24-58 24-70 24 0 5 0 8 0 12 8 0 31 0 51-10 0 66 0 133 0 199 0 14-1 18-37 18-4 0-7 0-12 0 0 5 0 9 0 12 15-1 48-1 63-1s49 0 63 1c0-3 0-7 0-12-5 0-8 0-12 0-36 0-37-4-37-18 0-72 0-144 0-215z"><text:p/></draw:path><draw:path draw:style-name="gr3" draw:text-style-name="P5" svg:width="0.0173in" svg:height="0.0453in" svg:x="1.5717in" svg:y="0.098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1346in" svg:height="0.0685in" svg:x="1.6343in" svg:y="0.0472in" svg:viewBox="0 0 343 175" svg:d="M175 66c-21-26-25-32-37-42-22-17-43-24-63-24-45 0-75 43-75 88 0 44 28 87 73 87 44 0 77-35 95-66 21 26 26 32 38 42 22 17 44 24 64 24 45 0 73-43 73-88 0-44-28-87-72-87s-77 35-96 66zM185 79c16-27 45-67 88-67 42 0 63 41 63 75 0 39-27 69-61 69-22 0-40-16-47-24-10-10-19-22-43-53zM158 96c-15 27-44 67-88 67-40 0-61-41-61-75 0-38 25-69 59-69 23 0 40 16 49 24 10 11 18 22 41 53z"><text:p/></draw:path><draw:path draw:style-name="gr3" draw:text-style-name="P5" svg:width="0.035in" svg:height="0.1512in" svg:x="1.7866in" svg:y="0.0004in" svg:viewBox="0 0 90 385" svg:d="M90 194c0-31-4-77-26-121-23-48-56-73-60-73-2 0-4 2-4 4s0 2 8 9c37 38 59 99 59 181 0 64-14 132-61 180-6 6-6 6-6 7 0 2 2 4 4 4 4 0 39-26 61-76 20-41 25-84 25-115z"><text:p/></draw:path><draw:path draw:style-name="gr3" draw:text-style-name="P5" svg:width="0.0843in" svg:height="0.0937in" svg:x="1.8795in" svg:y="0.0232in" svg:viewBox="0 0 215 239" svg:d="M215 85c0-59-59-85-107-85-51 0-108 28-108 85 0 46 0 93 0 140 0 7 0 14 8 14 7 0 7-7 7-14 0-47 0-93 0-139 0-57 63-69 93-69 17 0 42 3 61 16 30 19 30 43 30 54 0 46 0 92 0 138 0 7 0 14 8 14s8-7 8-14c0-47 0-94 0-140z"><text:p/></draw:path><draw:path draw:style-name="gr3" draw:text-style-name="P5" svg:width="0.1028in" svg:height="0.1063in" svg:x="2.0102in" svg:y="0.0102in" svg:viewBox="0 0 262 271" svg:d="M33 35c0 63 0 126 0 187 0 20-2 28-22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/draw:g></text:p>
      <text:p text:style-name="P54"><draw:g text:anchor-type="as-char" svg:y="-0.1134in" draw:z-index="531" draw:name="Shape230" draw:style-name="gr1"><svg:title>TexMaths</svg:title><svg:desc>11§display§U = \powerset(X), X = \powerset(\mathbb{N}), f \in X \to X \\§svg§600§FALSE§</svg:desc><draw:path draw:style-name="gr2" draw:text-style-name="P4" svg:width="2.2854in" svg:height="0.1358in" svg:x="0.0004in" svg:y="0.0071in" svg:viewBox="0 0 5806 346" svg:d="M2904 346c-968 0-1936 0-2904 0 0-116 0-230 0-346 1936 0 3871 0 5806 0 0 116 0 230 0 346-968 0-1935 0-2902 0z"><text:p/></draw:path><draw:path draw:style-name="gr3" draw:text-style-name="P5" svg:width="0.1047in" svg:height="0.1063in" svg:x="0.0031in" svg:y="0.0098in" svg:viewBox="0 0 267 271" svg:d="M219 41c4-17 11-28 42-29 2 0 6-1 6-8 0-1 0-4-4-4-13 0-27 1-40 1s-27-1-40-1c-3 0-7 0-7 8 0 4 4 4 7 4 22 0 26 8 26 17 0 1 0 6-1 7-11 47-23 93-34 139-13 50-59 84-97 84-26 0-47-17-47-51 1-9 0-12 4-29 12-50 25-100 37-149 4-15 5-18 33-18 10 0 14 0 14-8 0-4-5-4-6-4-11 0-38 1-49 1s-39-1-51-1c-2 0-7 0-7 8 0 4 4 4 11 4 5 0 8 0 15 0 6 1 10 1 10 7 0 2-4 18-7 27-2 11-5 23-8 34-3 15-22 88-24 95-2 11-2 17-2 23 0 45 35 73 76 73 48 0 96-44 109-94 11-46 23-91 34-136z"><text:p/></draw:path><draw:path draw:style-name="gr3" draw:text-style-name="P5" svg:width="0.1004in" svg:height="0.0354in" svg:x="0.1642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1083in" svg:height="0.1106in" svg:x="0.3193in" svg:y="0.0098in" svg:viewBox="0 0 276 282" svg:d="M126 0c-53 0-95 26-111 44-14 15-15 26-15 28s2 3 4 3c6 0 16-6 18-8 9-5 10-8 12-15 6-16 17-29 65-31-7 87-30 172-63 251-2 5-1 4-2 7 0 1 1 3 3 3 7 0 26-9 30-19 20-47 52-135 63-242 6 0 14 0 21 0 47 0 92 18 92 57 0 29-29 83-103 85-8 0-12 0-23 8-7 4-10 8-10 11 0 2 2 2 7 2 71 0 162-60 162-123 0-44-53-61-98-61-17 0-34 0-52 0z"><text:p/></draw:path><draw:path draw:style-name="gr3" draw:text-style-name="P5" svg:width="0.035in" svg:height="0.1512in" svg:x="0.4496in" svg:y="0in" svg:viewBox="0 0 90 385" svg:d="M90 381c0-1 0-1-6-8-49-49-62-122-62-179 0-68 15-136 63-183 5-5 5-5 5-7 0-3-2-4-4-4-4 0-39 26-62 76-20 42-24 85-24 118 0 28 4 75 25 119 23 47 57 72 61 72 2 0 4-1 4-4z"><text:p/></draw:path><draw:path draw:style-name="gr3" draw:text-style-name="P5" svg:width="0.1252in" svg:height="0.1028in" svg:x="0.4976in" svg:y="0.0098in" svg:viewBox="0 0 319 262" svg:d="M177 105c-11-27-21-52-32-77-1-4-1-4-2-5 0-2 7-10 23-11 3-1 8-1 8-8 0-4-5-4-6-4-16 0-33 1-49 1-10 0-33-1-43-1-2 0-7 0-7 8 0 4 4 4 9 4 23 0 25 3 29 12 15 37 29 72 45 108-28 29-54 57-82 86-1 2-3 3-4 4-19 21-37 27-57 28-5 1-9 1-9 8 0 1 0 4 5 4 13 0 25-1 37-1 14 0 29 1 43 1 2 0 7 0 7-8 0-3-4-4-5-4-3 0-16-1-16-12 0-6 7-12 11-17 14-13 27-27 40-40 11-14 23-27 34-39 13 31 27 62 40 91 1 5 2 5 2 6 0 3-8 10-23 11-5 1-8 1-8 8 0 4 5 4 6 4 11 0 38-1 49-1 10 0 33 1 43 1 2 0 7 0 7-8 0-4-4-4-7-4-25 0-26-1-33-17-15-35-41-94-49-117 25-28 66-74 79-85 11-9 25-18 48-19 6-1 9-1 9-8 0-1 0-4-6-4-11 0-24 1-36 1-14 0-28-1-43-1-2 0-6 0-6 8 0 2 1 3 4 4 3 0 15 1 15 11 0 6-4 11-7 14-21 22-42 44-63 68z"><text:p/></draw:path><draw:path draw:style-name="gr3" draw:text-style-name="P5" svg:width="0.0346in" svg:height="0.1512in" svg:x="0.6406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5" svg:width="0.0177in" svg:height="0.0453in" svg:x="0.7035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5" svg:width="0.1248in" svg:height="0.1028in" svg:x="0.7626in" svg:y="0.0098in" svg:viewBox="0 0 318 262" svg:d="M177 105c-11-27-22-52-33-77-1-4-1-4-1-5 0-2 7-10 22-11 4-1 8-1 8-8 0-4-5-4-6-4-15 0-32 1-48 1-10 0-34-1-44-1-2 0-7 0-7 8 0 4 5 4 9 4 23 0 25 3 30 12 15 37 29 72 45 108-28 29-54 57-82 86-2 2-3 3-5 4-19 21-36 27-56 28-6 1-9 1-9 8 0 1 0 4 4 4 12 0 26-1 37-1 14 0 29 1 44 1 2 0 6 0 6-8 0-3-3-4-4-4-3 0-16-1-16-12 0-6 6-12 10-17 14-13 27-27 40-40 12-14 23-27 35-39 13 31 25 62 39 91 2 5 2 5 2 6 0 3-8 10-22 11-5 1-8 1-8 8 0 4 5 4 6 4 11 0 37-1 48-1 10 0 33 1 43 1 3 0 8 0 8-8 0-4-5-4-7-4-26 0-27-1-34-17-14-35-41-94-50-117 27-28 68-74 80-85 11-9 26-18 49-19 5-1 8-1 8-8 0-1 0-4-5-4-12 0-24 1-36 1-14 0-30-1-43-1-2 0-7 0-7 8 0 2 2 3 4 4 4 0 15 1 15 11 0 6-3 11-6 14-21 22-42 44-63 68z"><text:p/></draw:path><draw:path draw:style-name="gr3" draw:text-style-name="P5" svg:width="0.1008in" svg:height="0.0354in" svg:x="0.947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1079in" svg:height="0.1106in" svg:x="1.1024in" svg:y="0.0098in" svg:viewBox="0 0 275 282" svg:d="M126 0c-55 0-95 26-112 44-13 15-14 26-14 28s1 3 3 3c7 0 16-6 19-8 8-5 9-8 12-15 4-16 15-29 65-31-8 87-31 172-63 251-2 5-1 4-2 7 0 1 1 3 3 3 7 0 26-9 29-19 21-47 53-135 64-242 6 0 13 0 20 0 47 0 92 18 92 57 0 29-28 83-102 85-9 0-12 0-23 8-8 4-10 8-10 11 0 2 2 2 6 2 71 0 162-60 162-123 0-44-52-61-97-61-17 0-34 0-52 0z"><text:p/></draw:path><draw:path draw:style-name="gr3" draw:text-style-name="P5" svg:width="0.0346in" svg:height="0.1512in" svg:x="1.2323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5" svg:width="0.1028in" svg:height="0.1063in" svg:x="1.2799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9 243c-56-72-112-146-168-220-5-5-5-5-9-10 15 0 31 0 46 0 44 59 87 117 131 176 0 18 0 37 0 54z"><text:p/></draw:path><draw:path draw:style-name="gr3" draw:text-style-name="P5" svg:width="0.035in" svg:height="0.1512in" svg:x="1.3949in" svg:y="0in" svg:viewBox="0 0 90 385" svg:d="M90 194c0-31-4-77-25-121-23-48-57-73-61-73-2 0-4 2-4 4s0 2 8 9c37 38 60 99 60 181 0 64-15 132-63 180-5 6-5 6-5 7 0 2 2 4 4 4 4 0 39-26 62-76 20-41 24-84 24-115z"><text:p/></draw:path><draw:path draw:style-name="gr3" draw:text-style-name="P5" svg:width="0.0173in" svg:height="0.0453in" svg:x="1.4587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5" svg:width="0.0752in" svg:height="0.1374in" svg:x="1.5213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5" svg:width="0.0752in" svg:height="0.087in" svg:x="1.6591in" svg:y="0.0311in" svg:viewBox="0 0 192 222" svg:d="M179 120c7 0 13 0 13-8 0-9-6-9-13-9-55 0-109 0-164 0 5-50 50-88 104-88 20 0 40 0 60 0 7 0 13 0 13-7 0-8-6-8-13-8-20 0-40 0-60 0-66 0-119 50-119 112s53 110 119 110c20 0 40 0 60 0 7 0 13 0 13-7s-6-7-13-7c-20 0-40 0-60 0-54 0-99-37-104-88 55 0 109 0 164 0z"><text:p/></draw:path><draw:path draw:style-name="gr3" draw:text-style-name="P5" svg:width="0.1248in" svg:height="0.1028in" svg:x="1.7941in" svg:y="0.0098in" svg:viewBox="0 0 318 262" svg:d="M177 105c-11-27-22-52-33-77-1-4-1-4-1-5 0-2 7-10 22-11 4-1 8-1 8-8 0-4-5-4-6-4-15 0-32 1-48 1-10 0-34-1-44-1-2 0-7 0-7 8 0 4 5 4 9 4 23 0 25 3 30 12 15 37 29 72 45 108-28 29-54 57-82 86-2 2-3 3-5 4-19 21-36 27-56 28-6 1-9 1-9 8 0 1 0 4 5 4 11 0 25-1 37-1 14 0 28 1 43 1 2 0 6 0 6-8 0-3-3-4-4-4-3 0-16-1-16-12 0-6 6-12 10-17 14-13 27-27 40-40 12-14 23-27 35-39 13 31 25 62 39 91 2 5 2 5 2 6 0 3-8 10-22 11-5 1-8 1-8 8 0 4 5 4 6 4 11 0 37-1 48-1 10 0 34 1 43 1 3 0 8 0 8-8 0-4-5-4-7-4-26 0-27-1-34-17-14-35-41-94-50-117 27-28 68-74 80-85 11-9 26-18 49-19 5-1 8-1 8-8 0-1 0-4-5-4-12 0-24 1-36 1-14 0-28-1-43-1-2 0-7 0-7 8 0 2 2 3 4 4 4 0 15 1 15 11 0 6-3 11-6 14-21 22-42 44-63 68z"><text:p/></draw:path><draw:path draw:style-name="gr3" draw:text-style-name="P5" svg:width="0.1346in" svg:height="0.0787in" svg:x="1.9787in" svg:y="0.0362in" svg:viewBox="0 0 343 201" svg:d="M301 109c-22 15-32 32-35 36-17 27-20 51-20 52 0 4 5 4 8 4 7 0 7-1 8-7 9-38 32-71 76-88 4-1 5-3 5-5 0-3-2-4-3-4-17-7-64-27-78-91-1-5-1-6-8-6-3 0-8 0-8 4 0 2 4 26 19 51 9 12 20 25 36 37-95 0-191 0-287 0-7 0-14 0-14 9 0 8 7 8 14 8 96 0 192 0 287 0z"><text:p/></draw:path><draw:path draw:style-name="gr3" draw:text-style-name="P5" svg:width="0.1252in" svg:height="0.1028in" svg:x="2.1685in" svg:y="0.0098in" svg:viewBox="0 0 319 262" svg:d="M177 105c-11-27-21-52-32-77-1-4-1-4-2-5 0-2 7-10 23-11 3-1 8-1 8-8 0-4-6-4-7-4-15 0-32 1-48 1-10 0-33-1-43-1-2 0-8 0-8 8 0 4 5 4 10 4 23 0 25 3 29 12 15 37 29 72 45 108-28 29-54 57-82 86-1 2-3 3-4 4-20 21-37 27-57 28-6 1-9 1-9 8 0 1 0 4 5 4 11 0 25-1 37-1 14 0 29 1 43 1 2 0 7 0 7-8 0-3-4-4-5-4-3 0-16-1-16-12 0-6 7-12 11-17 14-13 27-27 40-40 11-14 23-27 34-39 13 31 27 62 40 91 1 5 1 5 1 6 0 3-7 10-22 11-5 1-8 1-8 8 0 4 5 4 6 4 11 0 38-1 49-1 9 0 33 1 43 1 2 0 7 0 7-8 0-4-4-4-7-4-26 0-26-1-33-17-15-35-42-94-51-117 27-28 68-74 80-85 12-9 26-18 49-19 6-1 9-1 9-8 0-1 0-4-6-4-11 0-24 1-36 1-14 0-28-1-43-1-2 0-7 0-7 8 0 2 2 3 5 4 3 0 15 1 15 11 0 6-4 11-7 14-21 22-42 44-63 68z"><text:p/></draw:path></draw:g></text:p>
      <text:p text:style-name="P48"><text:span text:style-name="T2">צ.ל.: </text:span><text:span text:style-name="T2"><draw:g text:anchor-type="as-char" svg:y="-0.1429in" draw:z-index="533" draw:name="Shape231" draw:style-name="gr1"><svg:title>TexMaths</svg:title><svg:desc>11§display§\forall n \in \N. f_\oto^{(n + 1)}(U) \subsetneq f_\oto^{(n)}(U)§svg§600§FALSE§</svg:desc><draw:path draw:style-name="gr2" draw:text-style-name="P4" svg:width="1.8551in" svg:height="0.1654in" svg:x="0.0083in" svg:y="0.0079in" svg:viewBox="0 0 4713 421" svg:d="M2356 421c-785 0-1571 0-2356 0 0-140 0-281 0-421 1571 0 3142 0 4713 0 0 140 0 281 0 421-786 0-1571 0-2357 0z"><text:p/></draw:path><draw:path draw:style-name="gr3" draw:text-style-name="P5" svg:width="0.0846in" svg:height="0.1079in" svg:x="0.0004in" svg:y="0.0374in" svg:viewBox="0 0 216 275" svg:d="M213 14c3-4 3-5 3-6 0-5-4-8-8-8-6 0-8 4-10 9-11 28-21 56-32 85-39 0-78 0-118 0-11-29-20-57-31-85-2-6-4-9-9-9-4 0-8 3-8 8 1 2 0 1 2 6 32 84 65 169 97 253 2 5 3 8 9 8 5 0 6-4 9-8 32-84 65-169 96-253zM55 109c35 0 70 0 106 0-18 45-36 91-53 137-18-46-35-92-53-137z"><text:p/></draw:path><draw:path draw:style-name="gr3" draw:text-style-name="P5" svg:width="0.0819in" svg:height="0.0685in" svg:x="0.0898in" svg:y="0.0756in" svg:viewBox="0 0 209 175" svg:d="M22 148c-1 6-3 15-3 16 0 8 5 11 11 11 5 0 12-3 14-11 1-1 6-19 8-29 3-12 5-23 9-34 2-8 4-17 6-26 1-7 5-18 5-20 6-11 26-46 63-46 17 0 21 14 21 26 0 24-20 74-25 91-3 8-4 13-4 17 0 19 14 32 31 32 37 0 51-56 51-59 0-5-3-5-4-5-5 0-5 1-6 8-8 25-21 47-39 47-7 0-10-3-10-12 0-10 3-20 7-27 7-21 23-63 23-85 0-27-16-42-44-42-35 0-53 24-60 34-2-22-18-34-35-34-19 0-26 15-30 22-5 13-11 36-11 37 0 5 3 5 4 5 4 0 5-1 7-10 7-26 14-45 28-45 7 0 12 4 12 17 0 8-1 13-6 32-8 30-15 60-23 90z"><text:p/></draw:path><draw:path draw:style-name="gr3" draw:text-style-name="P5" svg:width="0.076in" svg:height="0.0878in" svg:x="0.2311in" svg:y="0.0606in" svg:viewBox="0 0 194 224" svg:d="M179 119c7 0 15 0 15-8 0-7-8-7-15-7-54 0-109 0-162 0 4-52 48-89 103-89 20 0 40 0 59 0 7 0 15 0 15-7 0-8-8-8-15-8-19 0-40 0-60 0-66 0-119 50-119 111 0 62 53 113 119 113 20 0 41 0 60 0 7 0 15 0 15-8s-8-8-15-8c-19 0-39 0-59 0-55 0-99-37-103-89 53 0 108 0 162 0z"><text:p/></draw:path><draw:path draw:style-name="gr3" draw:text-style-name="P5" svg:width="0.1024in" svg:height="0.1063in" svg:x="0.3665in" svg:y="0.039in" svg:viewBox="0 0 261 271" svg:d="M33 34c0 63 0 126 0 188 0 21-3 27-23 28-3 0-10 0-10 7 0 6 6 6 13 6 20 0 40 0 60 0 6 0 13 0 13-6 0-7-7-7-12-7-21-1-24-8-24-28 0-59 0-118 0-177 56 73 111 147 167 219 3 6 5 7 7 7 7 0 7-7 7-13 0-72 0-145 0-217 0-22 3-28 21-28 2 0 9 0 9-6 0-7-6-7-12-7-19 0-38 0-56 0-8 0-14 0-14 7 0 6 7 6 11 6 21 0 25 8 25 29 0 39 0 80 0 121-39-53-79-105-117-157-3-6-4-6-13-6-23 0-45 0-68 0-7 0-13 0-13 7 0 5 6 6 8 6 11 1 18 8 22 12-1 4-1 4-1 9zM218 244c-56-73-112-147-168-221-5-5-5-5-8-10 15 0 30 0 45 0 44 59 87 117 131 176 0 18 0 37 0 55z"><text:p/></draw:path><draw:path draw:style-name="gr3" draw:text-style-name="P5" svg:width="0.0157in" svg:height="0.0157in" svg:x="0.4854in" svg:y="0.126in" svg:viewBox="0 0 41 41" svg:d="M41 20c0-11-10-20-21-20-12 0-20 8-20 20 0 11 8 21 20 21 11 0 21-9 21-21z"><text:p/></draw:path><draw:path draw:style-name="gr3" draw:text-style-name="P5" svg:width="0.0756in" svg:height="0.1374in" svg:x="0.5228in" svg:y="0.0354in" svg:viewBox="0 0 193 350" svg:d="M121 118c11 0 22 0 33 0 8 0 12 0 12-8 0-4-4-4-11-4-11 0-21 0-32 0 4-16 6-30 9-44 1-8 7-36 9-41 3-7 10-12 19-12 1 0 11 0 18 6-17 2-21 16-21 21 0 9 7 14 15 14 10 0 21-9 21-24 0-17-18-26-33-26-14 0-39 7-50 45-2 8-3 12-13 61-9 0-18 0-27 0-7 0-11 0-11 7 0 5 4 5 10 5 9 0 18 0 27 0-10 50-20 101-30 151-7 37-13 72-33 72-2 0-12 0-19-6 18-1 21-16 21-21 0-9-6-13-14-13-10 0-21 7-21 23s17 26 33 26c21 0 36-23 43-37 13-24 22-71 22-73 8-41 15-81 23-122z"><text:p/></draw:path><draw:path draw:style-name="gr3" draw:text-style-name="P5" svg:width="0.0272in" svg:height="0.1055in" svg:x="0.6177in" svg:y="0in" svg:viewBox="0 0 70 269" svg:d="M65 0c-51 36-65 94-65 135 0 38 12 97 65 134 2 0 5 0 5-4 0-1 0-2-2-3-36-32-49-77-49-127 0-72 27-109 50-128 1-1 1-3 1-4 0-3-3-3-5-3z"><text:p/></draw:path><draw:path draw:style-name="gr3" draw:text-style-name="P5" svg:width="0.065in" svg:height="0.0476in" svg:x="0.6579in" svg:y="0.0327in" svg:viewBox="0 0 166 122" svg:d="M21 102c-1 4-3 10-3 11 0 6 5 9 10 9 4 0 7-4 9-6 3-3 5-11 6-17 1-5 4-18 5-24 3-6 4-12 5-18 3-12 4-13 12-25 8-10 20-24 41-24 15 0 15 13 15 18 0 17-12 47-15 58-4 7-5 10-5 15 0 14 12 23 26 23 27 0 39-37 39-42 0-3-3-2-4-3-5 0-5 1-6 4-6 23-17 34-28 34-6 0-7-5-7-10 0-6 1-10 6-22 3-8 15-37 15-52 0-27-21-31-35-31-23 0-39 14-46 24-3-18-18-24-29-24-12 0-19 9-22 14-6 10-10 26-10 28 0 3 4 3 6 3 3 0 3-1 5-9 4-15 9-28 20-28 6 0 9 5 9 13 0 5-3 14-5 22-2 7-4 19-5 24-4 12-6 23-9 35z"><text:p/></draw:path><draw:path draw:style-name="gr3" draw:text-style-name="P5" svg:width="0.078in" svg:height="0.078in" svg:x="0.7358in" svg:y="0.0138in" svg:viewBox="0 0 199 199" svg:d="M106 107c27 0 56 0 83 0 4 0 10 0 10-7 0-6-6-6-10-6-27 0-56 0-83 0 0-28 0-57 0-84 0-3 0-10-7-10s-7 7-7 10c0 27 0 56 0 84-27 0-55 0-82 0-3 0-10 0-10 6 0 7 6 7 10 7 27 0 55 0 82 0 0 27 0 55 0 82 0 4 0 10 7 10s7-5 7-10c0-27 0-55 0-82z"><text:p/></draw:path><draw:path draw:style-name="gr3" draw:text-style-name="P5" svg:width="0.0386in" svg:height="0.0705in" svg:x="0.8335in" svg:y="0.0091in" svg:viewBox="0 0 99 180" svg:d="M62 8c0-7-1-8-9-8-18 18-42 18-53 18 0 3 0 6 0 10 7 0 24 0 40-8 0 46 0 91 0 137 0 9 0 13-28 13-3 0-6 0-10 0 0 3 0 6 0 10 5 0 38-2 49-2 7 0 41 2 48 2 0-4 0-7 0-10-3 0-8 0-11 0-26 0-26-4-26-13 0-50 0-100 0-149z"><text:p/></draw:path><draw:path draw:style-name="gr3" draw:text-style-name="P5" svg:width="0.0268in" svg:height="0.1055in" svg:x="0.8902in" svg:y="0in" svg:viewBox="0 0 69 269" svg:d="M4 0c-1 0-4 0-4 3 0 1 0 3 2 5 23 21 50 57 50 127 0 57-18 100-48 125-4 4-4 4-4 5 0 3 0 4 3 4 4 0 29-18 47-51 12-22 19-51 19-83 0-38-11-96-65-135z"><text:p/></draw:path><draw:path draw:style-name="gr3" draw:text-style-name="P5" svg:width="0.1043in" svg:height="0.0559in" svg:x="0.5972in" svg:y="0.1252in" svg:viewBox="0 0 266 143" svg:d="M255 78c5 0 11 0 11-6 0-7-6-7-11-7-72 0-144 0-216 0 34-24 25-41 38-61 0-4-2-4-7-4-4 0-5 0-6 6-11 41-40 56-61 62-1 0-3 2-3 4 0 3 3 3 3 4 39 11 54 37 61 64 1 3 2 3 6 3s7 0 7-4c-5-13-2-19-16-38-6-8-14-16-22-23 72 0 144 0 216 0z"><text:p/></draw:path><draw:path draw:style-name="gr3" draw:text-style-name="P5" svg:width="0.035in" svg:height="0.1512in" svg:x="0.952in" svg:y="0.0283in" svg:viewBox="0 0 90 385" svg:d="M90 381c0-1 0-2-6-9-49-48-61-121-61-179 0-67 14-135 62-182 5-5 5-5 5-7 0-3-1-4-4-4s-39 26-61 75c-19 43-25 86-25 118 0 31 4 76 26 120 24 47 57 72 60 72s4-1 4-4z"><text:p/></draw:path><draw:path draw:style-name="gr3" draw:text-style-name="P5" svg:width="0.1047in" svg:height="0.1063in" svg:x="1.0067in" svg:y="0.0398in" svg:viewBox="0 0 267 271" svg:d="M219 40c4-16 11-28 42-29 2 0 6 0 6-8-1-1 0-3-4-3-13 0-26 1-40 1-13 0-27-1-40-1-3 0-7 0-7 8 0 3 4 3 7 3 22 1 26 9 26 18 0 1 0 6-1 7-11 45-23 92-34 138-13 52-58 85-97 85-26 0-47-17-47-50 1-10 0-13 4-29 12-51 25-101 38-150 3-15 4-19 33-19 9 0 13 0 13-8 0-3-5-3-6-3-11 0-38 1-49 1s-39-1-51-1c-2 0-6 0-6 8 0 3 3 3 11 3 4 0 7 0 14 1 6 1 10 1 10 7 0 2-4 18-7 27-2 11-5 22-8 33-3 16-22 88-24 96-2 11-2 17-2 22 0 47 35 74 76 74 48 0 97-43 109-94 11-46 23-92 34-137z"><text:p/></draw:path><draw:path draw:style-name="gr3" draw:text-style-name="P5" svg:width="0.0346in" svg:height="0.1512in" svg:x="1.1256in" svg:y="0.0283in" svg:viewBox="0 0 89 385" svg:d="M89 193c0-30-4-76-25-120-23-48-56-73-61-73-2 0-3 1-3 4 0 2 0 2 7 9 38 38 60 99 60 180 0 65-14 133-63 181-4 5-4 6-4 7 0 2 1 4 3 4 5 0 39-26 62-76 20-41 24-83 24-116z"><text:p/></draw:path><draw:path draw:style-name="gr3" draw:text-style-name="P5" svg:width="0.0929in" svg:height="0.1315in" svg:x="1.2307in" svg:y="0.0461in" svg:viewBox="0 0 237 335" svg:d="M222 15c7 0 15 0 15-7 0-8-8-8-15-8-35 0-69 0-104 0-65 0-118 50-118 111 0 63 53 113 119 113 34 0 69 0 103 0 7 0 15 0 15-8s-8-8-15-8c-34 0-68 0-102 0-63 0-105-45-105-96 0-53 44-97 104-97 34 0 69 0 103 0zM222 297c7 0 15 0 15-7 0-8-8-8-15-8-27 0-56 0-83 0 7-7 21-20 23-21 4-4 5-6 5-9 0-2-2-6-7-6-3 0-4 0-13 6-11 10-20 20-31 30-32 0-63 0-95 0-7 0-13 0-13 8 0 7 6 7 13 7 25 0 52 0 77 0-8 7-22 20-23 21-3 4-6 6-6 9s3 8 8 8c2 0 3 0 11-8 11-10 22-20 33-30 34 0 67 0 101 0z"><text:p/></draw:path><draw:path draw:style-name="gr3" draw:text-style-name="P5" svg:width="0.076in" svg:height="0.1374in" svg:x="1.3866in" svg:y="0.0354in" svg:viewBox="0 0 194 350" svg:d="M122 118c11 0 22 0 33 0 8 0 11 0 11-8 0-4-3-4-10-4-11 0-21 0-32 0 3-16 6-30 8-44 1-8 7-36 10-41 3-7 10-12 18-12 1 0 12 0 18 6-16 2-21 16-21 21 0 9 8 14 15 14 10 0 22-9 22-24 0-17-19-26-34-26-14 0-38 7-50 45-2 8-3 12-12 61-9 0-18 0-26 0s-13 0-13 7c0 5 4 5 11 5 9 0 17 0 26 0-10 50-19 101-29 151-8 37-14 72-34 72-1 0-11 0-19-6 18-1 22-16 22-21 0-9-7-13-14-13-11 0-22 7-22 23s18 26 33 26c21 0 37-23 44-37 12-24 21-71 22-73 8-41 15-81 23-122z"><text:p/></draw:path><draw:path draw:style-name="gr3" draw:text-style-name="P5" svg:width="0.0272in" svg:height="0.1055in" svg:x="1.4819in" svg:y="0in" svg:viewBox="0 0 70 269" svg:d="M65 0c-52 36-65 94-65 135 0 38 11 97 65 134 2 0 5 0 5-4 0-1-1-2-3-3-35-32-48-77-48-127 0-72 27-109 49-128 1-1 2-3 2-4 0-3-3-3-5-3z"><text:p/></draw:path><draw:path draw:style-name="gr3" draw:text-style-name="P5" svg:width="0.0646in" svg:height="0.0476in" svg:x="1.5224in" svg:y="0.0327in" svg:viewBox="0 0 165 122" svg:d="M20 102c-1 4-2 10-2 11 0 6 4 9 8 9 6 0 10-4 11-6 2-3 4-11 5-17 1-5 4-18 6-24s4-12 5-18c3-12 3-13 11-25 8-10 21-24 41-24 15 0 16 13 16 18 0 17-12 47-16 58-4 7-5 10-5 15 0 14 12 23 27 23 26 0 38-37 38-42 0-3-3-3-4-3-4 0-4 1-5 4-6 23-18 34-29 34-6 0-7-5-7-10 0-6 2-10 7-22 3-8 14-37 14-52 0-27-21-31-35-31-22 0-38 14-47 24-1-18-17-24-28-24s-18 9-21 14c-7 10-10 26-10 28 0 3 3 3 4 3 4 0 5-1 6-9 4-15 10-28 20-28 7 0 10 5 10 13 0 5-4 14-5 22-2 7-5 19-6 24-4 12-6 23-9 35z"><text:p/></draw:path><draw:path draw:style-name="gr3" draw:text-style-name="P5" svg:width="0.0272in" svg:height="0.1055in" svg:x="1.6in" svg:y="0in" svg:viewBox="0 0 70 269" svg:d="M6 0c-3 0-6 0-6 3 0 1 1 3 3 5 23 21 49 57 49 127 0 57-18 100-46 125-5 4-6 4-6 5 0 3 1 4 4 4 4 0 29-18 47-51 12-22 19-51 19-83 0-38-11-96-64-135z"><text:p/></draw:path><draw:path draw:style-name="gr3" draw:text-style-name="P5" svg:width="0.1043in" svg:height="0.0559in" svg:x="1.4618in" svg:y="0.1252in" svg:viewBox="0 0 266 143" svg:d="M255 78c5 0 11 0 11-6 0-7-6-7-11-7-72 0-145 0-218 0 35-24 26-41 39-61 0-4-2-4-6-4-5 0-6 0-7 6-10 41-40 56-61 62-1 0-2 2-2 4 0 3 2 3 3 4 39 11 54 37 60 64 1 3 3 3 7 3s6 0 6-4c-6-13-2-19-15-38-7-8-15-16-24-23 73 0 146 0 218 0z"><text:p/></draw:path><draw:path draw:style-name="gr3" draw:text-style-name="P5" svg:width="0.035in" svg:height="0.1512in" svg:x="1.6626in" svg:y="0.0283in" svg:viewBox="0 0 90 385" svg:d="M90 381c0-1 0-2-6-9-49-48-61-121-61-179 0-67 14-135 62-182 5-5 5-5 5-7 0-3-2-4-4-4-3 0-39 26-62 75-20 43-24 86-24 118 0 31 4 76 25 120 23 47 58 72 61 72 2 0 4-1 4-4z"><text:p/></draw:path><draw:path draw:style-name="gr3" draw:text-style-name="P5" svg:width="0.1047in" svg:height="0.1063in" svg:x="1.7173in" svg:y="0.0398in" svg:viewBox="0 0 267 271" svg:d="M219 40c4-16 11-28 42-29 2 0 6 0 6-8-2-1 0-3-5-3-12 0-25 1-39 1-13 0-27-1-40-1-3 0-7 0-7 8 0 3 3 3 7 3 22 1 26 9 26 18 0 1-1 6-1 7-12 45-23 92-35 138-13 52-57 85-96 85-26 0-47-17-47-50 1-10 0-13 4-29 12-51 25-101 38-150 3-15 4-19 31-19 11 0 14 0 14-8 0-3-4-3-6-3-10 0-38 1-49 1s-39-1-50-1c-3 0-8 0-8 8 0 3 5 3 11 3 2 0 9 0 16 1 6 1 10 1 10 7 0 2-5 18-7 27-3 11-5 22-9 33-3 16-22 88-23 96-2 11-2 17-2 22 0 47 35 74 75 74 49 0 97-43 110-94 11-46 23-92 34-137z"><text:p/></draw:path><draw:path draw:style-name="gr3" draw:text-style-name="P5" svg:width="0.035in" svg:height="0.1512in" svg:x="1.8358in" svg:y="0.0283in" svg:viewBox="0 0 90 385" svg:d="M90 193c0-30-4-76-25-120-23-48-57-73-61-73-2 0-4 1-4 4 0 2 0 2 8 9 37 38 59 99 59 180 0 65-14 133-61 181-6 5-6 6-6 7 0 2 2 4 4 4 4 0 39-26 62-76 20-41 24-83 24-116z"><text:p/></draw:path></draw:g></text:span></text:p>
      <text:p text:style-name="P48"><text:span text:style-name="T2">הוכחה: </text:span><text:span text:style-name="T24">נסתמך על ההוכחה באינדוקציה שיש בסעיף (ג). נוכיח הכלה ואי שוויון: </text:span></text:p>
      <text:list text:style-name="L7">
        <text:list-item>
          <text:p text:style-name="P55">הכלה: לפי תחשיב למדא, יהי <draw:g text:anchor-type="as-char" svg:y="-0.1744in" draw:z-index="534" draw:name="Shape232" draw:style-name="gr1"><svg:title>TexMaths</svg:title><svg:desc>11§display§y \in {f^{(n + 1)}}^{-1}[U]§svg§600§FALSE§</svg:desc><draw:path draw:style-name="gr2" draw:text-style-name="P4" svg:width="1.0228in" svg:height="0.1972in" svg:x="0.0039in" svg:y="0.0075in" svg:viewBox="0 0 2599 502" svg:d="M1300 502c-433 0-867 0-1300 0 0-167 0-335 0-502 867 0 1732 0 2599 0 0 167 0 335 0 502-434 0-867 0-1299 0z"><text:p/></draw:path><draw:path draw:style-name="gr3" draw:text-style-name="P5" svg:width="0.0697in" svg:height="0.098in" svg:x="0.0004in" svg:y="0.1083in" svg:viewBox="0 0 178 250" svg:d="M177 24c1-5 1-6 1-9 0-7-5-11-11-11-3 0-10 3-13 8-1 2-4 14-6 21-2 11-5 21-7 31-6 23-12 46-18 70-1 6-17 32-44 32-19 0-23-16-23-31 0-17 7-41 20-76 5-15 8-19 8-27 0-18-14-32-32-32-38 0-52 56-52 59 0 5 4 5 5 5 4 0 4-1 6-8 11-36 26-47 40-47 3 0 9 0 9 12 0 10-4 20-6 27-17 41-23 63-23 81 0 35 24 46 47 46 15 0 29-7 40-18-6 20-10 40-26 60-10 13-25 24-43 24-5 0-23-1-29-15 6 0 12 0 16-6 5-3 8-8 8-15 0-12-10-13-14-13-9 0-21 5-21 25 0 19 16 33 40 33 40 0 80-35 91-78 12-50 25-98 37-148z"><text:p/></draw:path><draw:path draw:style-name="gr3" draw:text-style-name="P5" svg:width="0.076in" svg:height="0.0874in" svg:x="0.1311in" svg:y="0.0937in" svg:viewBox="0 0 194 223" svg:d="M179 120c7 0 15 0 15-8 0-7-8-7-15-7-55 0-109 0-164 0 5-52 50-90 104-90 20 0 40 0 60 0 7 0 15 0 15-7 0-8-8-8-15-8-20 0-40 0-60 0-66 0-119 50-119 112s53 111 119 111c20 0 40 0 60 0 7 0 15 0 15-7 0-8-8-8-15-8-20 0-40 0-60 0-54 0-99-36-104-88 55 0 109 0 164 0z"><text:p/></draw:path><draw:path draw:style-name="gr3" draw:text-style-name="P5" svg:width="0.0752in" svg:height="0.1374in" svg:x="0.2701in" svg:y="0.0689in" svg:viewBox="0 0 192 350" svg:d="M121 118c11 0 23 0 34 0 8 0 11 0 11-8 0-4-3-4-10-4-11 0-21 0-32 0 2-15 6-30 8-44 1-8 7-36 9-40 4-8 11-13 18-13 2 0 11 0 19 6-16 3-21 16-21 21 0 9 7 14 15 14 9 0 20-8 20-24 0-17-17-26-33-26-13 0-37 7-49 45-2 8-3 12-12 61-9 0-19 0-28 0-6 0-11 0-11 7 0 5 4 5 11 5 9 0 17 0 26 0-10 50-19 101-29 152-8 36-14 71-34 71-1 0-11 0-19-6 18-1 21-16 21-21 0-9-6-14-14-14-10 0-21 9-21 24 0 17 18 26 33 26 21 0 36-23 44-37 12-25 21-70 21-73 8-41 15-81 23-122z"><text:p/></draw:path><draw:path draw:style-name="gr3" draw:text-style-name="P5" svg:width="0.0272in" svg:height="0.1063in" svg:x="0.3654in" svg:y="0.0335in" svg:viewBox="0 0 70 271" svg:d="M65 0c-52 36-65 94-65 135 0 38 11 97 65 136 2 0 5 0 5-4 0-2-1-2-3-4-36-33-49-78-49-128 0-72 28-109 50-128 1-1 2-1 2-4s-3-3-5-3z"><text:p/></draw:path><draw:path draw:style-name="gr3" draw:text-style-name="P5" svg:width="0.0646in" svg:height="0.0476in" svg:x="0.4055in" svg:y="0.0661in" svg:viewBox="0 0 165 122" svg:d="M20 102c-1 4-2 10-2 11 0 6 4 9 8 9 5 0 9-3 11-5 3-4 4-12 5-18 1-4 4-18 5-24 2-6 4-12 6-18 2-11 3-13 11-24 7-11 20-25 40-25 16 0 16 14 16 18 0 17-11 47-16 59-3 6-4 10-4 14 0 14 12 23 26 23 27 0 39-37 39-42 0-3-3-3-4-3-4 0-5 2-6 4-5 22-18 33-29 33-5 0-6-3-6-9s1-9 6-21c4-9 15-38 15-53 0-27-21-31-35-31-24 0-38 14-47 25-1-18-17-25-28-25-12 0-18 9-21 15-7 10-10 26-10 27 0 3 3 3 4 3 4 0 5-1 6-8 4-16 10-29 20-29 7 0 8 6 8 13 0 5-3 15-4 23-2 7-4 18-5 24-4 11-6 23-9 34z"><text:p/></draw:path><draw:path draw:style-name="gr3" draw:text-style-name="P5" svg:width="0.078in" svg:height="0.0776in" svg:x="0.4831in" svg:y="0.0476in" svg:viewBox="0 0 199 198" svg:d="M107 106c27 0 55 0 82 0 3 0 10 0 10-7s-7-7-10-7c-27 0-55 0-82 0 0-27 0-55 0-82 0-4 0-10-7-10s-7 6-7 10c0 27 0 55 0 82-27 0-56 0-83 0-3 0-10 0-10 7s7 7 10 7c27 0 56 0 83 0 0 27 0 55 0 82 0 5 0 10 7 10s7-5 7-10c0-27 0-55 0-82z"><text:p/></draw:path><draw:path draw:style-name="gr3" draw:text-style-name="P5" svg:width="0.0386in" svg:height="0.0697in" svg:x="0.5803in" svg:y="0.0425in" svg:viewBox="0 0 99 178" svg:d="M62 7c0-7-2-7-8-7-18 17-43 17-54 17 0 3 0 6 0 9 7 0 24 0 40-7 0 46 0 91 0 137 0 9 0 14-28 14-3 0-7 0-10 0 0 2 0 5 0 8 5 0 39-1 49-1 7 0 41 1 48 1 0-3 0-6 0-8-3 0-8 0-11 0-26 0-26-5-26-14 0-50 0-100 0-149z"><text:p/></draw:path><draw:path draw:style-name="gr3" draw:text-style-name="P5" svg:width="0.0272in" svg:height="0.1063in" svg:x="0.637in" svg:y="0.0335in" svg:viewBox="0 0 70 271" svg:d="M5 0c-2 0-5 0-5 3s1 3 2 5c23 21 50 58 50 127 0 57-18 99-48 126-4 4-4 4-4 6s1 4 3 4c4 0 30-19 48-52 12-23 19-52 19-84 0-37-12-96-65-135z"><text:p/></draw:path><draw:path draw:style-name="gr3" draw:text-style-name="P5" svg:width="0.072in" svg:height="0.0047in" svg:x="0.6957in" svg:y="0.0421in" svg:viewBox="0 0 184 13" svg:d="M173 13c4 0 11 0 11-6 0-7-7-7-11-7-54 0-108 0-162 0-4 0-11 0-11 7 0 6 7 6 11 6 54 0 108 0 162 0z"><text:p/></draw:path><draw:path draw:style-name="gr3" draw:text-style-name="P5" svg:width="0.0386in" svg:height="0.0701in" svg:x="0.7909in" svg:y="0.0004in" svg:viewBox="0 0 99 179" svg:d="M62 8c0-8-2-8-8-8-18 18-43 18-54 18 0 3 0 6 0 10 7 0 24 0 40-8 0 46 0 91 0 137 0 9 0 13-28 13-3 0-7 0-10 0 0 3 0 6 0 9 5 0 39-1 49-1 7 0 41 1 48 1 0-3 0-6 0-9-3 0-8 0-11 0-26 0-26-4-26-13 0-50 0-100 0-149z"><text:p/></draw:path><draw:path draw:style-name="gr3" draw:text-style-name="P5" svg:width="0.0205in" svg:height="0.1512in" svg:x="0.8657in" svg:y="0.0622in" svg:viewBox="0 0 53 385" svg:d="M53 385c0-4 0-10 0-15-12 0-26 0-38 0 0-118 0-237 0-355 12 0 26 0 38 0 0-5 0-9 0-15-18 0-35 0-53 0 0 129 0 258 0 385 18 0 35 0 53 0z"><text:p/></draw:path><draw:path draw:style-name="gr3" draw:text-style-name="P5" svg:width="0.1051in" svg:height="0.1067in" svg:x="0.9in" svg:y="0.072in" svg:viewBox="0 0 268 272" svg:d="M220 41c3-17 11-28 42-29 2 0 6-1 6-8 0-1 0-4-5-4-12 0-27 1-40 1s-27-1-39-1c-3 0-8 0-8 8 0 4 4 4 8 4 22 0 26 8 26 17 0 1-1 6-1 7-12 47-23 93-35 139-13 52-57 85-96 85-26 0-47-17-47-51 1-10 0-12 4-30 12-50 25-100 38-149 3-15 3-18 31-18 10 0 14 0 14-8 0-4-5-4-6-4-11 0-38 1-49 1s-39-1-50-1c-3 0-8 0-8 8 0 4 4 4 11 4 2 0 8 0 15 0 7 1 11 1 11 7 0 2-5 18-7 27-3 11-5 23-9 34-3 15-22 88-23 95-3 11-3 17-3 23 0 46 35 74 76 74 48 0 97-44 110-95 11-46 23-91 34-136z"><text:p/></draw:path><draw:path draw:style-name="gr3" draw:text-style-name="P5" svg:width="0.0205in" svg:height="0.1512in" svg:x="1.0142in" svg:y="0.0622in" svg:viewBox="0 0 53 385" svg:d="M53 0c-18 0-35 0-53 0 0 6 0 10 0 15 12 0 25 0 37 0 0 118 0 237 0 355-12 0-25 0-37 0 0 5 0 11 0 15 18 0 35 0 53 0 0-127 0-256 0-385z"><text:p/></draw:path></draw:g>, נוכיח <draw:g text:anchor-type="as-char" svg:y="-0.1752in" draw:z-index="535" draw:name="Shape233" draw:style-name="gr1"><svg:title>TexMaths</svg:title><svg:desc>11§display§y \in {f^{(n)}}^{-1}[U]§svg§600§FALSE§</svg:desc><draw:path draw:style-name="gr2" draw:text-style-name="P4" svg:width="0.8689in" svg:height="0.1976in" svg:x="0.0035in" svg:y="0.0071in" svg:viewBox="0 0 2208 503" svg:d="M1104 503c-368 0-736 0-1104 0 0-167 0-336 0-503 736 0 1473 0 2208 0 0 167 0 336 0 503-368 0-735 0-1104 0z"><text:p/></draw:path><draw:path draw:style-name="gr3" draw:text-style-name="P5" svg:width="0.0697in" svg:height="0.098in" svg:x="0in" svg:y="0.1075in" svg:viewBox="0 0 178 250" svg:d="M177 24c1-5 1-6 1-9 0-7-5-11-11-11-3 0-10 3-13 8-1 2-4 14-6 21-3 11-5 21-7 31-6 23-12 47-18 70-1 6-17 32-44 32-19 0-23-16-23-31 0-17 7-41 20-76 5-15 8-19 8-27 0-18-14-32-32-32-38 0-52 56-52 59 0 5 4 5 5 5 4 0 4-1 6-8 11-36 26-47 40-47 3 0 9 0 9 12 0 10-4 20-6 27-17 41-23 63-23 81 0 35 24 46 47 46 15 0 29-7 40-18-6 20-10 40-26 60-10 13-25 24-43 24-5 0-23-1-29-15 6 0 12 0 16-6 5-3 8-8 8-15 0-12-10-14-14-14-9 0-21 6-21 26 0 18 16 33 40 33 40 0 80-35 91-78 12-50 25-98 37-148z"><text:p/></draw:path><draw:path draw:style-name="gr3" draw:text-style-name="P5" svg:width="0.0752in" svg:height="0.0874in" svg:x="0.1307in" svg:y="0.0929in" svg:viewBox="0 0 192 223" svg:d="M179 120c7 0 13 0 13-8 0-7-6-7-13-7-55 0-109 0-164 0 5-52 50-90 104-90 20 0 40 0 60 0 7 0 13 0 13-7 0-8-6-8-13-8-20 0-40 0-60 0-66 0-119 51-119 112 0 63 53 111 119 111 20 0 40 0 60 0 7 0 13 0 13-7 0-8-6-8-13-8-20 0-40 0-60 0-54 0-99-36-104-88 55 0 109 0 164 0z"><text:p/></draw:path><draw:path draw:style-name="gr3" draw:text-style-name="P5" svg:width="0.0752in" svg:height="0.1378in" svg:x="0.2697in" svg:y="0.0681in" svg:viewBox="0 0 192 351" svg:d="M121 118c11 0 23 0 34 0 8 0 11 0 11-8 0-4-3-4-10-4-11 0-22 0-33 0 3-15 6-30 9-44 1-8 7-36 9-40 3-8 10-13 18-13 2 0 11 0 19 6-16 3-21 16-21 21 0 9 7 14 15 14 9 0 20-8 20-24 0-17-17-26-33-26-13 0-37 7-49 45-2 8-3 12-12 61-9 0-19 0-28 0-6 0-11 0-11 7 0 5 4 5 11 5 9 0 17 0 26 0-10 50-20 101-30 152-7 37-13 72-33 72-2 0-11 0-19-6 18-1 21-16 21-21 0-9-6-14-14-14-10 0-21 9-21 24 0 17 18 26 33 26 21 0 36-23 44-37 12-25 21-71 21-74 8-41 15-82 23-122z"><text:p/></draw:path><draw:path draw:style-name="gr3" draw:text-style-name="P5" svg:width="0.0268in" svg:height="0.1063in" svg:x="0.365in" svg:y="0.0327in" svg:viewBox="0 0 69 271" svg:d="M65 0c-52 36-65 94-65 135 0 38 11 97 65 136 1 0 4 0 4-4 0-2 0-2-2-4-36-33-49-78-49-128 0-72 28-109 50-128 1-1 1-1 1-4s-3-3-4-3z"><text:p/></draw:path><draw:path draw:style-name="gr3" draw:text-style-name="P5" svg:width="0.0646in" svg:height="0.0476in" svg:x="0.4051in" svg:y="0.0657in" svg:viewBox="0 0 165 122" svg:d="M20 102c-1 4-2 10-2 11 0 6 4 9 8 9 5 0 9-2 11-5 3-4 4-12 5-18 1-4 4-18 5-24 2-6 4-12 6-18 2-11 3-13 11-24 7-11 20-25 40-25 16 0 16 14 16 18 0 17-11 47-16 59-3 6-4 10-4 14 0 14 12 23 25 23 28 0 40-37 40-42 0-3-3-3-4-3-5 0-5 2-6 4-5 22-18 33-29 33-5 0-6-3-6-9s1-9 6-21c4-9 15-38 15-53 0-27-21-31-35-31-24 0-38 14-47 25-2-18-17-25-28-25-12 0-18 9-22 15-6 10-9 26-9 27 0 3 3 3 4 3 4 0 4-1 6-8 4-16 10-29 20-29 7 0 8 6 8 13 0 5-2 15-4 23s-4 18-5 24c-4 11-6 23-9 34z"><text:p/></draw:path><draw:path draw:style-name="gr3" draw:text-style-name="P5" svg:width="0.0272in" svg:height="0.1063in" svg:x="0.4827in" svg:y="0.0327in" svg:viewBox="0 0 70 271" svg:d="M5 0c-2 0-5 0-5 3s1 3 2 5c23 21 50 58 50 127 0 56-18 99-47 126-5 4-5 5-5 6 0 3 1 4 3 4 4 0 30-19 48-52 12-23 19-52 19-84 0-37-12-96-65-135z"><text:p/></draw:path><draw:path draw:style-name="gr3" draw:text-style-name="P5" svg:width="0.0717in" svg:height="0.0047in" svg:x="0.5421in" svg:y="0.0409in" svg:viewBox="0 0 183 13" svg:d="M172 13c4 0 11 0 11-6 0-7-7-7-11-7-54 0-108 0-162 0-5 0-10 0-10 7 0 6 5 6 10 6 54 0 108 0 162 0z"><text:p/></draw:path><draw:path draw:style-name="gr3" draw:text-style-name="P5" svg:width="0.0386in" svg:height="0.0701in" svg:x="0.637in" svg:y="0in" svg:viewBox="0 0 99 179" svg:d="M62 8c0-8-2-8-8-8-18 18-43 18-54 18 0 3 0 6 0 10 7 0 25 0 40-8 0 46 0 91 0 137 0 9 0 12-28 12-3 0-7 0-10 0 0 4 0 7 0 10 6 0 39-1 49-1 8 0 41 1 48 1 0-3 0-6 0-10-3 0-7 0-10 0-27 0-27-3-27-12 0-49 0-100 0-149z"><text:p/></draw:path><draw:path draw:style-name="gr3" draw:text-style-name="P5" svg:width="0.0205in" svg:height="0.1516in" svg:x="0.7118in" svg:y="0.061in" svg:viewBox="0 0 53 386" svg:d="M53 386c0-5 0-10 0-15-12 0-26 0-38 0 0-119 0-237 0-356 12 0 26 0 38 0 0-5 0-9 0-15-18 0-35 0-53 0 0 129 0 257 0 386 18 0 35 0 53 0z"><text:p/></draw:path><draw:path draw:style-name="gr3" draw:text-style-name="P5" svg:width="0.1051in" svg:height="0.1067in" svg:x="0.7461in" svg:y="0.0713in" svg:viewBox="0 0 268 272" svg:d="M220 41c3-17 11-28 42-29 2 0 6-1 6-8 0-1 0-4-5-4-12 0-27 1-40 1s-27-1-39-1c-3 0-8 0-8 8 0 4 4 4 8 4 22 0 26 8 26 17 0 1-1 6-1 7-12 47-23 93-35 139-13 52-57 85-96 85-26 0-47-17-47-51 1-10 0-12 4-30 12-49 25-100 38-149 3-15 4-18 31-18 10 0 14 0 14-8 0-4-5-4-6-4-11 0-38 1-49 1s-39-1-50-1c-3 0-8 0-8 8 0 4 4 4 11 4 2 0 8 0 15 0 7 1 11 1 11 7 0 2-5 18-7 27-3 11-5 23-9 34-3 15-22 88-23 95-3 11-3 16-3 23 0 46 35 74 76 74 48 0 97-44 110-95 11-45 23-91 34-136z"><text:p/></draw:path><draw:path draw:style-name="gr3" draw:text-style-name="P5" svg:width="0.0205in" svg:height="0.1516in" svg:x="0.8598in" svg:y="0.061in" svg:viewBox="0 0 53 386" svg:d="M53 0c-18 0-35 0-53 0 0 6 0 10 0 15 12 0 25 0 37 0 0 119 0 237 0 356-12 0-25 0-37 0 0 5 0 10 0 15 18 0 35 0 53 0 0-129 0-257 0-386z"><text:p/></draw:path></draw:g>. לפי הגדרת תמונה, קיים מקור <draw:g text:anchor-type="as-char" svg:y="-0.1035in" draw:z-index="536" draw:name="Shape234" draw:style-name="gr1"><svg:title>TexMaths</svg:title><svg:desc>11§display§x \in X§svg§600§FALSE§</svg:desc><draw:path draw:style-name="gr2" draw:text-style-name="P4" svg:width="0.3858in" svg:height="0.0933in" svg:x="0.0039in" svg:y="0.0075in" svg:viewBox="0 0 981 238" svg:d="M491 238c-164 0-327 0-491 0 0-79 0-159 0-238 327 0 654 0 981 0 0 79 0 159 0 238-164 0-328 0-490 0z"><text:p/></draw:path><draw:path draw:style-name="gr3" draw:text-style-name="P5" svg:width="0.0756in" svg:height="0.0677in" svg:x="0.0004in" svg:y="0.0374in" svg:viewBox="0 0 193 173" svg:d="M118 54c3-10 12-46 38-46 2 0 11 0 20 5-11 2-19 12-19 21 0 7 5 13 15 13 8 0 21-6 21-22 0-20-22-25-36-25-23 0-36 20-40 29-10-26-31-29-42-29-41 0-63 49-63 59 0 4 3 2 4 4 4 0 5 0 6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5" svg:width="0.0752in" svg:height="0.0874in" svg:x="0.1382in" svg:y="0.0217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5" svg:width="0.1252in" svg:height="0.1028in" svg:x="0.2724in" svg:y="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4 0-8 1-8 8 0 4 5 4 6 4 11 0 38-1 49-1 9 0 33 1 43 1 2 0 7 0 7-7 0-5-4-5-7-5-26 0-26-2-33-17-15-35-41-95-51-118 27-26 68-72 80-83 12-9 26-19 49-20 6 0 9 0 9-8-2-1 0-4-5-4-11 0-25 1-37 1-14 0-28-1-43-1-2 0-6 0-6 8 0 3 1 4 4 4s15 1 15 12c0 6-4 10-7 14-21 22-42 44-63 67z"><text:p/></draw:path></draw:g><text:s/>ל־<draw:g text:anchor-type="as-char" svg:y="-0.0681in" draw:z-index="537" draw:name="Shape235" draw:style-name="gr1"><svg:title>TexMaths</svg:title><svg:desc>11§display§y§svg§600§FALSE§</svg:desc><draw:path draw:style-name="gr2" draw:text-style-name="P4" svg:width="0.0579in" svg:height="0.0819in" svg:x="0.0039in" svg:y="0.0075in" svg:viewBox="0 0 148 209" svg:d="M75 209c-26 0-50 0-75 0 0-69 0-140 0-209 49 0 99 0 148 0 0 69 0 140 0 209-24 0-49 0-73 0z"><text:p/></draw:path><draw:path draw:style-name="gr3" draw:text-style-name="P5" svg:width="0.0693in" svg:height="0.0976in" svg:x="0.0004in" svg:y="0.0004in" svg:viewBox="0 0 177 249" svg:d="M175 24c2-5 2-6 2-10 0-6-6-10-11-10-4 0-10 3-14 8 0 2-4 14-6 21-2 10-4 21-8 31-5 23-11 46-16 69-2 7-18 32-43 32-20 0-24-16-24-30 0-17 7-41 20-76 6-15 7-19 7-27 0-18-12-32-30-32-38 0-52 56-52 59 0 5 4 5 5 5 4 0 4-1 6-8 11-36 26-47 40-47 2 0 8 0 8 12 0 10-3 20-6 27-16 41-22 63-22 81 0 33 24 45 47 45 14 0 27-7 37-18-4 20-8 39-24 60-10 13-24 24-42 24-5 0-23-1-29-16 6 0 11 0 16-5 5-3 8-9 8-15 0-12-10-13-14-13-9 0-21 5-21 24 0 20 16 34 40 34 40 0 78-35 89-79 13-49 25-97 37-146z"><text:p/></draw:path></draw:g>. אותו המקור יעבוד גם ל־<draw:g text:anchor-type="as-char" svg:y="-0.1752in" draw:z-index="538" draw:name="Shape236" draw:style-name="gr1"><svg:title>TexMaths</svg:title><svg:desc>11§display§{f^{(n)}}^{-1}[U]§svg§600§FALSE§</svg:desc><draw:path draw:style-name="gr2" draw:text-style-name="P4" svg:width="0.6028in" svg:height="0.1976in" svg:x="0in" svg:y="0.0071in" svg:viewBox="0 0 1532 503" svg:d="M767 503c-256 0-512 0-767 0 0-167 0-336 0-503 510 0 1022 0 1532 0 0 167 0 336 0 503-255 0-510 0-765 0z"><text:p/></draw:path><draw:path draw:style-name="gr3" draw:text-style-name="P5" svg:width="0.0756in" svg:height="0.1378in" svg:x="0.0004in" svg:y="0.0681in" svg:viewBox="0 0 193 351" svg:d="M121 118c11 0 22 0 33 0 8 0 12 0 12-8 0-4-4-4-11-4-11 0-21 0-32 0 4-15 6-30 9-44 1-8 7-36 9-40 3-8 10-13 17-13 3 0 13 0 20 6-17 3-21 16-21 21 0 9 7 14 15 14 10 0 21-8 21-24 0-17-18-26-35-26-12 0-37 7-48 45-2 8-3 12-13 61-9 0-18 0-27 0-7 0-11 0-11 7 0 5 4 5 10 5 9 0 18 0 27 0-10 50-20 101-30 152-7 37-13 72-33 72-2 0-12 0-19-6 18-1 21-16 21-21 0-9-6-14-14-14-10 0-21 9-21 24 0 17 16 26 33 26 21 0 36-23 43-37 13-25 22-71 22-74 8-41 15-82 23-122z"><text:p/></draw:path><draw:path draw:style-name="gr3" draw:text-style-name="P5" svg:width="0.0272in" svg:height="0.1063in" svg:x="0.0953in" svg:y="0.0327in" svg:viewBox="0 0 70 271" svg:d="M65 0c-52 36-65 94-65 135 0 38 11 97 65 136 2 0 5 0 5-4 0-2-1-2-2-4-36-33-49-78-49-128 0-72 27-109 49-128 1-1 2-1 2-4s-3-3-5-3z"><text:p/></draw:path><draw:path draw:style-name="gr3" draw:text-style-name="P5" svg:width="0.0646in" svg:height="0.0476in" svg:x="0.1354in" svg:y="0.0657in" svg:viewBox="0 0 165 122" svg:d="M21 102c-1 4-3 10-3 11 0 6 5 9 9 9 5 0 9-2 10-5 1-4 4-12 6-18 1-4 3-18 5-24 1-6 4-12 5-18 3-11 3-13 11-24 7-11 21-25 40-25 17 0 17 14 17 18 0 17-12 47-17 59-2 6-3 10-3 14 0 14 11 23 25 23 28 0 39-37 39-42 0-3-3-3-4-3-4 0-4 2-5 4-6 22-17 33-28 33-6 0-7-3-7-9s1-9 5-21c4-9 15-38 15-53 0-27-21-31-35-31-22 0-38 14-46 25-2-18-17-25-29-25-11 0-18 9-21 15-6 10-10 26-10 27 0 3 3 2 4 3 5 0 5-1 7-8 3-16 9-29 20-29 6 0 9 6 9 13 0 5-3 15-5 23s-4 18-6 24c-3 11-6 23-8 34z"><text:p/></draw:path><draw:path draw:style-name="gr3" draw:text-style-name="P5" svg:width="0.0268in" svg:height="0.1063in" svg:x="0.2134in" svg:y="0.0327in" svg:viewBox="0 0 69 271" svg:d="M4 0c-1 0-4 0-4 3s0 3 2 5c23 21 50 58 50 127 0 56-18 99-48 126-4 4-4 5-4 6 0 3 0 4 3 4 4 0 29-19 46-52 13-23 20-52 20-84 0-37-11-96-65-135z"><text:p/></draw:path><draw:path draw:style-name="gr3" draw:text-style-name="P5" svg:width="0.0717in" svg:height="0.0047in" svg:x="0.2724in" svg:y="0.0409in" svg:viewBox="0 0 183 13" svg:d="M172 13c4 0 11 0 11-6 0-7-6-7-11-7-54 0-107 0-161 0-4 0-11 0-11 7 0 6 7 6 11 6 54 0 107 0 161 0z"><text:p/></draw:path><draw:path draw:style-name="gr3" draw:text-style-name="P5" svg:width="0.0382in" svg:height="0.0701in" svg:x="0.3677in" svg:y="0in" svg:viewBox="0 0 98 179" svg:d="M61 8c0-8 0-8-8-8-18 18-42 18-53 18 0 3 0 6 0 10 7 0 24 0 39-8 0 46 0 91 0 137 0 9 0 12-27 12-3 0-8 0-11 0 0 4 0 7 0 10 6 0 39-1 48-1s43 1 49 1c0-3 0-6 0-10-3 0-7 0-10 0-27 0-27-3-27-12 0-49 0-100 0-149z"><text:p/></draw:path><draw:path draw:style-name="gr3" draw:text-style-name="P5" svg:width="0.0205in" svg:height="0.1516in" svg:x="0.4421in" svg:y="0.061in" svg:viewBox="0 0 53 386" svg:d="M53 386c0-5 0-10 0-15-12 0-25 0-38 0 0-119 0-237 0-356 13 0 26 0 38 0 0-5 0-9 0-15-18 0-35 0-53 0 0 129 0 257 0 386 18 0 35 0 53 0z"><text:p/></draw:path><draw:path draw:style-name="gr3" draw:text-style-name="P5" svg:width="0.1051in" svg:height="0.1067in" svg:x="0.4764in" svg:y="0.0713in" svg:viewBox="0 0 268 272" svg:d="M220 41c3-17 11-28 42-29 2 0 6-1 6-8 0-1 0-4-5-4-12 0-26 1-40 1-13 0-27-1-39-1-3 0-7 0-7 8 0 4 3 4 7 4 22 0 26 8 26 17 0 1-1 6-1 7-12 47-23 93-35 139-13 52-57 85-96 85-26 0-47-17-47-51 1-10 0-12 4-30 12-49 25-100 38-149 3-15 4-18 32-18 9 0 13 0 13-8 0-4-5-4-6-4-11 0-38 1-49 1s-39-1-50-1c-3 0-7 0-7 8 0 4 4 4 11 4 1 0 8 0 15 0 6 1 10 1 10 7 0 2-5 18-7 27-3 11-5 23-9 34-3 15-22 88-23 95-3 11-3 16-3 23 0 46 35 74 76 74 49 0 97-44 110-95 11-45 23-91 34-136z"><text:p/></draw:path><draw:path draw:style-name="gr3" draw:text-style-name="P5" svg:width="0.0205in" svg:height="0.1516in" svg:x="0.5902in" svg:y="0.061in" svg:viewBox="0 0 53 386" svg:d="M53 0c-18 0-35 0-53 0 0 6 0 10 0 15 12 0 25 0 37 0 0 119 0 237 0 356-12 0-25 0-37 0 0 5 0 10 0 15 18 0 35 0 53 0 0-129 0-257 0-386z"><text:p/></draw:path></draw:g>, שכן <draw:g text:anchor-type="as-char" svg:y="-0.1134in" draw:z-index="539" draw:name="Shape237" draw:style-name="gr1"><svg:title>TexMaths</svg:title><svg:desc>11§display§[n, \infty) \cap \N \subseteq [n + 1, \infty) \cap \N§svg§600§FALSE§</svg:desc><draw:path draw:style-name="gr2" draw:text-style-name="P4" svg:width="1.8287in" svg:height="0.1358in" svg:x="0.0004in" svg:y="0.0071in" svg:viewBox="0 0 4646 346" svg:d="M2324 346c-775 0-1550 0-2324 0 0-116 0-230 0-346 1549 0 3097 0 4646 0 0 116 0 230 0 346-775 0-1549 0-2322 0z"><text:p/></draw:path><draw:path draw:style-name="gr3" draw:text-style-name="P5" svg:width="0.0205in" svg:height="0.1512in" svg:x="0.011in" svg:y="0in" svg:viewBox="0 0 53 385" svg:d="M53 385c0-5 0-10 0-15-12 0-26 0-38 0 0-118 0-237 0-355 12 0 26 0 38 0 0-5 0-9 0-15-18 0-35 0-53 0 0 129 0 257 0 385 18 0 35 0 53 0z"><text:p/></draw:path><draw:path draw:style-name="gr3" draw:text-style-name="P5" svg:width="0.0819in" svg:height="0.0685in" svg:x="0.0394in" svg:y="0.0461in" svg:viewBox="0 0 209 175" svg:d="M23 148c-1 6-3 15-3 17 0 7 5 10 11 10 4 0 11-3 14-11 0-1 4-19 7-29 3-12 5-23 8-34 3-9 5-17 7-26 2-7 4-18 6-19 5-12 26-47 62-47 18 0 21 14 21 26 0 24-19 74-25 91-3 8-3 13-3 17 0 19 13 32 30 32 37 0 51-56 51-59 0-4-3-4-4-4-4 0-4 1-6 7-8 26-21 47-40 47-6 0-8-3-8-12 0-10 3-19 6-27 8-21 23-63 23-85 0-27-16-42-44-42-35 0-54 25-60 34-2-22-18-34-35-34-18 0-26 15-29 22-7 13-12 36-12 37 0 5 3 4 4 5 5 0 5-1 7-9 7-27 14-46 29-46 7 0 12 4 12 17 0 8-1 13-7 32-8 30-14 60-22 90z"><text:p/></draw:path><draw:path draw:style-name="gr3" draw:text-style-name="P5" svg:width="0.0173in" svg:height="0.0453in" svg:x="0.1394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5" svg:width="0.135in" svg:height="0.0685in" svg:x="0.2024in" svg:y="0.0461in" svg:viewBox="0 0 344 175" svg:d="M175 66c-21-26-25-32-38-42-20-17-42-24-62-24-45 0-75 43-75 88 0 44 29 87 74 87 44 0 76-35 94-66 21 26 27 32 39 42 21 17 43 24 62 24 46 0 75-43 75-88 0-44-29-87-73-87-46 0-76 35-96 66zM186 79c15-27 44-67 88-67 41 0 61 41 61 75 0 39-26 69-60 69-22 0-40-16-47-24-10-10-19-22-42-53zM158 96c-15 27-44 67-88 67-40 0-61-41-61-75 0-38 26-69 59-69 23 0 41 16 49 24 9 11 18 22 41 53z"><text:p/></draw:path><draw:path draw:style-name="gr3" draw:text-style-name="P5" svg:width="0.035in" svg:height="0.1512in" svg:x="0.3547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5" svg:width="0.0846in" svg:height="0.0937in" svg:x="0.4472in" svg:y="0.022in" svg:viewBox="0 0 216 239" svg:d="M216 85c0-59-60-85-108-85-51 0-108 28-108 85 0 46 0 93 0 140 0 7 0 14 8 14 7 0 7-7 7-14 0-47 0-93 0-139 0-57 64-69 93-69 17 0 42 3 62 16 30 19 30 43 30 54 0 46 0 92 0 138 0 7 0 14 8 14s8-7 8-14c0-47 0-94 0-140z"><text:p/></draw:path><draw:path draw:style-name="gr3" draw:text-style-name="P5" svg:width="0.1028in" svg:height="0.1063in" svg:x="0.578in" svg:y="0.0098in" svg:viewBox="0 0 262 271" svg:d="M34 35c0 63 0 126 0 187 0 20-3 28-23 28-4 0-11 0-11 7 0 6 7 6 13 6 20 0 41 0 61 0 6 0 12 0 12-6 0-7-6-7-11-7-22 0-24-9-24-29 0-58 0-118 0-176 55 74 111 148 166 220 3 5 5 6 8 6 7 0 7-7 7-13 0-72 0-145 0-217 0-21 3-27 21-28 2 0 9 0 9-6 0-7-6-7-12-7-19 0-39 0-58 0-6 0-13 0-13 7 0 6 8 6 11 6 22 1 26 9 26 29 0 39 0 80 0 121-39-53-79-105-117-157-4-6-6-6-14-6-22 0-45 0-67 0-7 0-14 0-14 7 0 6 7 6 9 6 10 1 18 8 21 12 0 4 0 5 0 10zM218 243c-56-72-111-146-167-220-5-5-5-5-9-10 15 0 31 0 46 0 43 59 87 117 130 176 0 18 0 37 0 54z"><text:p/></draw:path><draw:path draw:style-name="gr3" draw:text-style-name="P5" svg:width="0.0925in" svg:height="0.1165in" svg:x="0.739in" svg:y="0.0165in" svg:viewBox="0 0 236 297" svg:d="M222 15c7 0 14 0 14-7 0-8-7-8-14-8-34 0-69 0-103 0-67 0-119 51-119 111 0 63 53 111 119 111 34 0 69 0 103 0 7 0 14 0 14-7s-7-7-14-7c-34 0-68 0-102 0-62 0-105-45-105-96 0-53 44-97 105-97 34 0 68 0 102 0zM21 282c-7 0-13 0-13 8 0 7 6 7 13 7 67 0 134 0 201 0 7 0 14 0 14-7 0-8-7-8-14-8-67 0-134 0-201 0z"><text:p/></draw:path><draw:path draw:style-name="gr3" draw:text-style-name="P5" svg:width="0.0205in" svg:height="0.1512in" svg:x="0.9051in" svg:y="0in" svg:viewBox="0 0 53 385" svg:d="M53 385c0-5 0-10 0-15-12 0-26 0-38 0 0-118 0-237 0-355 12 0 26 0 38 0 0-5 0-9 0-15-18 0-35 0-53 0 0 129 0 257 0 385 18 0 35 0 53 0z"><text:p/></draw:path><draw:path draw:style-name="gr3" draw:text-style-name="P5" svg:width="0.0819in" svg:height="0.0685in" svg:x="0.9335in" svg:y="0.0461in" svg:viewBox="0 0 209 175" svg:d="M22 148c-1 6-3 15-3 17 0 7 5 10 11 10 5 0 12-3 14-11 1-1 5-19 8-29 3-12 5-23 8-34 3-9 5-17 7-26 1-7 4-18 4-19 7-12 27-47 64-47 17 0 20 14 20 26 0 24-19 74-24 91-5 8-5 13-5 17 0 19 14 32 32 32 37 0 51-56 51-59 0-4-3-4-4-4-5 0-5 1-7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" draw:text-style-name="P5" svg:width="0.1008in" svg:height="0.1in" svg:x="1.0626in" svg:y="0.0252in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5" svg:width="0.05in" svg:height="0.1in" svg:x="1.2197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5" svg:width="0.0173in" svg:height="0.0453in" svg:x="1.2957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1346in" svg:height="0.0685in" svg:x="1.3583in" svg:y="0.0461in" svg:viewBox="0 0 343 175" svg:d="M175 66c-21-26-25-32-38-42-22-17-42-24-62-24-45 0-75 43-75 88 0 44 27 87 73 87 44 0 77-35 95-66 21 26 26 32 38 42 22 17 44 24 63 24 46 0 74-43 74-88 0-44-28-87-72-87s-77 35-96 66zM185 79c16-27 45-67 88-67 42 0 62 41 62 75 0 39-26 69-60 69-22 0-40-16-47-24-10-10-19-22-43-53zM158 96c-15 27-44 67-88 67-40 0-61-41-61-75 0-38 25-69 59-69 23 0 40 16 49 24 8 11 18 22 41 53z"><text:p/></draw:path><draw:path draw:style-name="gr3" draw:text-style-name="P5" svg:width="0.035in" svg:height="0.1512in" svg:x="1.5106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5" svg:width="0.0839in" svg:height="0.0937in" svg:x="1.6035in" svg:y="0.022in" svg:viewBox="0 0 214 239" svg:d="M214 85c0-59-58-85-106-85-51 0-108 28-108 85 0 46 0 93 0 140 0 7 0 14 8 14 7 0 7-7 7-14 0-47 0-93 0-139 0-57 63-69 93-69 17 0 42 3 61 16 30 19 30 43 30 54 0 46 0 92 0 138 0 7 0 14 8 14 7 0 7-7 7-14 0-47 0-94 0-140z"><text:p/></draw:path><draw:path draw:style-name="gr3" draw:text-style-name="P5" svg:width="0.1028in" svg:height="0.1063in" svg:x="1.7343in" svg:y="0.0098in" svg:viewBox="0 0 262 271" svg:d="M33 35c0 63 0 126 0 187 0 20-2 28-22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40-53-79-105-118-157-3-6-5-6-13-6-22 0-45 0-67 0-8 0-14 0-14 7 0 6 6 6 8 6 11 1 19 8 22 12-1 4-1 5-1 10zM218 243c-56-72-112-146-169-220-3-5-3-5-7-10 15 0 31 0 46 0 43 59 87 117 130 176 0 18 0 37 0 54z"><text:p/></draw:path></draw:g>. </text:p>
        </text:list-item>
        <text:list-item>
          <text:p text:style-name="P55">אי־שוויון: באופן דומה לסעיף (ג). </text:p>
        </text:list-item>
      </text:list>
      <text:h text:style-name="Heading_20_2" text:outline-level="2">7. דברים נוספים</text:h>
      <text:h text:style-name="Heading_20_3" text:outline-level="3">נתון</text:h>
      <text:p text:style-name="P56">יהיו <draw:g text:anchor-type="as-char" svg:y="-0.1071in" draw:z-index="194" draw:name="Shape200" draw:style-name="gr1"><svg:title>TexMaths</svg:title><svg:desc>11§display§A, B§svg§600§FALSE§</svg:desc><draw:path draw:style-name="gr2" draw:text-style-name="P4" svg:width="0.2803in" svg:height="0.1217in" svg:x="0.0024in" svg:y="0.0071in" svg:viewBox="0 0 713 310" svg:d="M357 310c-119 0-238 0-357 0 0-103 0-207 0-310 238 0 475 0 713 0 0 103 0 207 0 310-119 0-238 0-356 0z"><text:p/></draw:path><draw:path draw:style-name="gr3" draw:text-style-name="P5" svg:width="0.1039in" svg:height="0.1079in" svg:x="-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3" draw:text-style-name="P5" svg:width="0.0173in" svg:height="0.0449in" svg:x="0.1217in" svg:y="0.0921in" svg:viewBox="0 0 45 115" svg:d="M45 41c0-26-10-41-25-41-12 0-20 10-20 21 0 10 8 20 20 20 4 0 10-1 14-5 1-1 1-1 1-1 1 0 1 0 1 6 0 28-13 51-26 63-5 5-5 6-5 7 0 2 3 4 5 4 4 0 35-29 35-74z"><text:p/></draw:path><draw:path draw:style-name="gr3" draw:text-style-name="P5" svg:width="0.1083in" svg:height="0.1028in" svg:x="0.1819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8 9-36 17-71 26-106 24 0 49 0 74 0 37 0 44 28 44 45 0 36-34 74-79 74-18 0-36 0-53 0z"><text:p/></draw:path></draw:g><text:s/>קבוצות. תחתן, נגדיר: </text:p>
      <text:p text:style-name="P12"><draw:g text:anchor-type="as-char" svg:y="-0.1457in" draw:z-index="192" draw:name="Shape201" draw:style-name="gr1"><svg:title>TexMaths</svg:title><svg:desc>11§display§H = \lambda f \in A \to \powerset(B). \bigcup_{a \in A} (\{a\} \times f(a))§svg§600§FALSE§</svg:desc><draw:path draw:style-name="gr2" draw:text-style-name="P4" svg:width="2.5205in" svg:height="0.3181in" svg:x="0.0016in" svg:y="0.0079in" svg:viewBox="0 0 6403 809" svg:d="M3202 809c-1068 0-2135 0-3202 0 0-270 0-539 0-809 2134 0 4269 0 6403 0 0 270 0 539 0 809-1067 0-2134 0-3201 0z"><text:p/></draw:path><draw:path draw:style-name="gr3" draw:text-style-name="P5" svg:width="0.128in" svg:height="0.1035in" svg:x="-0.0004in" svg:y="0.0406in" svg:viewBox="0 0 326 264" svg:d="M279 30c5-15 5-18 33-18 10 0 14 0 14-8 0-4-5-4-6-4-11 0-38 1-49 1s-39-1-50-1c-3 0-8 0-8 8 0 4 4 4 11 4 5 0 8 0 15 1 6 0 11 1 11 6 0 2-1 2-3 7-7 31-15 63-23 94-39 0-78 0-117 0 7-30 15-61 23-90 3-15 4-18 32-18 10 0 13 0 13-8 0-4-5-4-6-4-11 0-38 1-49 1s-39-1-50-1c-3 0-7 0-7 8 0 4 3 4 11 4 1 0 7 0 14 1 8 0 11 1 11 6 0 2 0 3-2 7-18 70-34 138-52 207-3 16-4 19-35 19-7 0-10 0-10 8 0 4 4 4 5 4 11 0 39-1 49-1 9 0 17 0 25 0 9 0 17 1 25 1 4 0 8 0 8-8 0-4-3-4-11-4-14 0-25 0-25-8 0-2 1-3 1-6 9-35 18-71 26-106 40 0 78 0 118 0-15 65-25 101-26 107-4 12-11 13-36 13-5 0-8 0-8 8 0 4 4 4 5 4 10 0 38-1 49-1 8 0 16 0 25 0 8 0 16 1 25 1 2 0 8 0 8-8 0-4-5-4-11-4-14 0-25 0-25-8 0-2 1-3 1-6 17-70 34-139 51-208z"><text:p/></draw:path><draw:path draw:style-name="gr3" draw:text-style-name="P5" svg:width="0.1008in" svg:height="0.035in" svg:x="0.1835in" svg:y="0.090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48in" svg:height="0.1071in" svg:x="0.3437in" svg:y="0.0402in" svg:viewBox="0 0 191 273" svg:d="M118 155c15 41 34 100 40 109s10 9 20 9c3 0 6 0 9 0 4-1 4-3 4-4 0-2-1-3-2-4-3-4-5-10-9-17-26-74-52-147-79-220-8-22-28-28-46-28-2 0-8 0-8 4s2 3 4 4c13 3 15 5 25 32 12 35 25 69 37 104-35 35-71 71-106 106-5 4-7 6-7 12 0 7 5 11 12 11 6 0 9-4 12-8 31-37 63-73 94-110z"><text:p/></draw:path><draw:path draw:style-name="gr3" draw:text-style-name="P5" svg:width="0.0752in" svg:height="0.1382in" svg:x="0.4323in" svg:y="0.037in" svg:viewBox="0 0 192 352" svg:d="M121 118c11 0 23 0 34 0 8 0 11 0 11-8 0-4-3-4-10-4-11 0-22 0-33 0 3-15 6-30 9-44 1-8 7-36 9-40 3-8 10-13 18-13 2 0 11 0 19 6-16 3-21 16-21 21 0 9 7 14 15 14 9 0 20-8 20-24 0-17-17-26-33-26-13 0-37 8-49 45-2 9-3 12-12 61-9 0-19 0-28 0-6 0-11 0-11 7 0 5 4 5 11 5 9 0 17 0 26 0-10 50-20 101-30 153-7 37-13 72-33 72-2 0-11 0-19-6 18-1 21-16 21-21 0-9-6-14-14-14-10 0-21 8-21 23 0 17 16 27 33 27 21 0 36-23 44-37 12-26 21-72 21-74 8-42 15-83 23-123z"><text:p/></draw:path><draw:path draw:style-name="gr3" draw:text-style-name="P5" svg:width="0.076in" svg:height="0.0882in" svg:x="0.5701in" svg:y="0.0638in" svg:viewBox="0 0 194 225" svg:d="M179 120c7 0 15 0 15-8 0-7-8-7-15-7-55 0-109 0-164 0 6-52 50-90 105-90 20 0 39 0 59 0 7 0 15 0 15-7 0-8-8-8-15-8-20 0-40 0-60 0-66 0-119 51-119 112 0 62 53 113 119 113 20 0 40 0 60 0 7 0 15 0 15-8s-8-8-15-8c-20 0-39 0-59 0-55 0-99-37-105-89 55 0 109 0 164 0z"><text:p/></draw:path><draw:path draw:style-name="gr3" draw:text-style-name="P5" svg:width="0.1039in" svg:height="0.1087in" svg:x="0.7063in" svg:y="0.0354in" svg:viewBox="0 0 265 277" svg:d="M56 232c-15 27-31 32-48 33-5 0-8 0-8 8 0 2 2 4 5 4 10 0 22-1 33-1 13 0 27 1 39 1 2 0 8 0 8-7 0-5-5-5-7-5-9-1-18-4-18-14 0-4 3-9 5-13 10-17 20-33 30-50 31 0 64 0 96 0 1 8 7 61 7 64 0 12-20 13-28 13-5 0-9 0-9 8 0 4 4 4 5 4 17 0 33-1 48-1 10 0 35 1 44 1 3 0 7 0 7-7 0-5-3-5-9-5-24 0-24-3-25-14-8-80-15-161-23-241-1-8-1-10-8-10-6 0-8 3-10 7-45 74-89 149-134 225zM102 176c26-43 51-85 76-128 5 43 8 85 12 128-29 0-58 0-88 0z"><text:p/></draw:path><draw:path draw:style-name="gr3" draw:text-style-name="P5" svg:width="0.1346in" svg:height="0.0795in" svg:x="0.8657in" svg:y="0.0665in" svg:viewBox="0 0 343 203" svg:d="M301 109c-21 16-32 32-35 37-16 27-13 33-20 51 0 6 5 6 8 6 7 0 7-2 8-8 10-39 32-71 76-89 4-1 5-3 5-5 0-3-2-4-3-4-17-7-64-25-78-90-1-6-1-7-8-7-3 0-8 0-8 6 7 16 4 24 20 50 8 11 19 25 35 38-95 0-191 0-287 0-6 0-14 0-14 7 0 8 8 8 14 8 96 0 192 0 287 0z"><text:p/></draw:path><draw:path draw:style-name="gr3" draw:text-style-name="P5" svg:width="0.1079in" svg:height="0.111in" svg:x="1.0551in" svg:y="0.0406in" svg:viewBox="0 0 275 283" svg:d="M126 0c-53 0-95 26-111 44-14 15-10 19-15 28 0 2 2 3 4 3 6 0 16-6 18-8 9-5 10-8 12-14 6-16 17-30 65-32-7 87-31 172-63 252-2 7-2 7-2 8s1 2 3 2c7 0 26-9 30-19 20-46 52-135 63-243 6 0 14 0 21 0 47 0 92 19 92 57 0 29-29 83-103 85-8 1-12 1-23 8-7 4-10 8-10 11s2 3 7 3c71 0 161-60 161-123 0-44-52-62-97-62-17 0-34 0-52 0z"><text:p/></draw:path><draw:path draw:style-name="gr3" draw:text-style-name="P5" svg:width="0.035in" svg:height="0.1516in" svg:x="1.1854in" svg:y="0.0311in" svg:viewBox="0 0 90 386" svg:d="M90 383c0-1 0-2-6-9-49-48-62-121-62-180 0-67 15-135 63-183 5-4 5-5 5-7 0-3-2-4-4-4-4 0-39 26-62 76-20 42-24 85-24 118 0 29 4 77 25 120 23 48 57 72 61 72 2 0 4-1 4-3z"><text:p/></draw:path><draw:path draw:style-name="gr3" draw:text-style-name="P5" svg:width="0.1083in" svg:height="0.1035in" svg:x="1.2358in" svg:y="0.0406in" svg:viewBox="0 0 276 264" svg:d="M45 233c-3 16-4 19-35 19-7 0-10 0-10 8 0 4 3 4 10 4 46 0 92 0 138 0 61 0 107-46 107-83 0-28-23-51-60-56 40-6 81-35 81-72 0-29-26-53-73-53-42 0-86 0-129 0-8 0-11 0-11 8 0 4 3 4 11 4 4 0 7 0 14 1 7 0 11 1 11 6 0 2-1 3-2 7-18 70-34 138-52 207zM103 122c8-32 17-64 25-96 3-13 4-14 20-14 17 0 33 0 50 0 34 0 43 23 43 40 0 34-34 70-82 70-18 0-37 0-56 0zM86 252c-6 0-6 0-8-1-4 0-5 0-5-3 0-1 0-3 2-9 9-36 17-73 26-108 24 0 49 0 73 0 37 0 45 29 45 45 0 39-34 76-80 76-18 0-36 0-53 0z"><text:p/></draw:path><draw:path draw:style-name="gr3" draw:text-style-name="P5" svg:width="0.035in" svg:height="0.1516in" svg:x="1.3606in" svg:y="0.0311in" svg:viewBox="0 0 90 386" svg:d="M90 194c0-30-4-77-26-121-23-48-56-73-60-73-3 0-4 2-4 4s0 3 8 9c37 39 59 100 59 181 0 66-14 134-62 182-5 5-5 6-5 7 0 2 1 3 4 3 4 0 39-25 61-75 20-42 25-85 25-117z"><text:p/></draw:path><draw:path draw:style-name="gr3" draw:text-style-name="P5" svg:width="0.0157in" svg:height="0.0161in" svg:x="1.4244in" svg:y="0.1287in" svg:viewBox="0 0 41 42" svg:d="M41 21c0-11-9-21-20-21-12 0-21 10-21 21s9 21 21 21c11 0 20-10 20-21z"><text:p/></draw:path><draw:path draw:style-name="gr3" draw:text-style-name="P5" svg:width="0.1516in" svg:height="0.2122in" svg:x="1.5228in" svg:y="0in" svg:viewBox="0 0 386 540" svg:d="M353 354c0 88-75 153-161 153s-160-66-160-153c0-111 0-221 0-332 0-5 0-22-16-22s-16 17-16 22c0 111 0 222 0 335 0 98 84 183 192 183s194-85 194-183c0-113 0-224 0-335 0-5 0-22-16-22-17 0-17 17-17 22 0 111 0 221 0 332z"><text:p/></draw:path><draw:path draw:style-name="gr3" draw:text-style-name="P5" svg:width="0.0535in" svg:height="0.0476in" svg:x="1.4854in" svg:y="0.2791in" svg:viewBox="0 0 137 122" svg:d="M98 15c-6-8-16-15-29-15-34 0-69 37-69 77 0 26 18 45 41 45 14 0 27-9 38-20 6 17 21 20 28 20 10 0 16-6 22-14 5-11 8-27 8-28 0-3-3-3-4-3-3 0-3 1-5 8-4 13-9 29-20 29-7 0-9-6-9-13 0-5 2-14 4-22 1-6 5-17 6-24 2-7 3-14 5-21 1-6 5-19 5-21 0-5-5-9-9-9s-11 4-12 11zM80 85c-2 7-7 13-14 18-2 3-13 11-24 11-10 0-20-7-20-26 0-14 8-44 14-55 12-22 26-25 33-25 20 0 24 20 24 23 0 1 0 2 0 3-4 17-8 34-13 51z"><text:p/></draw:path><draw:path draw:style-name="gr3" draw:text-style-name="P5" svg:width="0.0587in" svg:height="0.0693in" svg:x="1.5563in" svg:y="0.2642in" svg:viewBox="0 0 150 177" svg:d="M139 96c4 0 11 0 11-7 0-6-7-6-11-6-42 0-84 0-126 0 5-40 38-70 79-70 16 0 31 0 47 0 4 0 11 0 11-6 0-7-7-7-11-7-16 0-32 0-48 0-50 0-91 40-91 88 0 51 42 89 91 89 16 0 32 0 48 0 4 0 11 0 11-6 0-7-7-7-11-7-16 0-31 0-47 0-41 0-74-30-79-68 42 0 84 0 126 0z"><text:p/></draw:path><draw:path draw:style-name="gr3" draw:text-style-name="P5" svg:width="0.0795in" svg:height="0.0756in" svg:x="1.6331in" svg:y="0.25in" svg:viewBox="0 0 203 193" svg:d="M40 161c-9 14-18 21-35 22-2 1-5 1-5 5s2 5 3 5c8 0 17-1 23-1 9 0 20 1 29 1 1 0 5 0 5-6 0-3-4-4-5-4-2 0-11 0-11-8 0-3 2-8 3-10 8-12 15-23 22-34 26 0 52 0 77 0 2 15 5 30 7 45-1 2-2 7-19 7-3 0-6 0-6 6 0 1 1 4 4 4 8 0 26-1 34-1 6 0 12 0 17 0 4 1 11 1 15 1 3 0 5-3 5-6 0-4-3-4-7-4-16 0-17-2-17-9-7-55-16-111-24-166-1-6-1-8-7-8-5 0-6 2-8 7-33 51-67 102-100 154zM76 121c19-30 37-58 56-88 4 30 9 58 13 88-23 0-46 0-69 0z"><text:p/></draw:path><draw:path draw:style-name="gr3" draw:text-style-name="P5" svg:width="0.0346in" svg:height="0.1516in" svg:x="1.7335in" svg:y="0.0311in" svg:viewBox="0 0 89 386" svg:d="M89 383c0-1 0-2-7-9-48-48-60-121-60-180 0-67 15-135 63-183 4-4 4-5 4-7 0-3-1-4-3-4-5 0-39 26-62 76-20 42-24 85-24 118 0 29 4 77 25 120 23 48 56 72 61 72 2 0 3-1 3-3z"><text:p/></draw:path><draw:path draw:style-name="gr3" draw:text-style-name="P5" svg:width="0.0535in" svg:height="0.1516in" svg:x="1.7886in" svg:y="0.0311in" svg:viewBox="0 0 137 386" svg:d="M81 52c0-16 10-40 53-43 1 0 3-2 3-5 0-4-3-4-7-4-39 0-74 20-74 48 0 30 0 59 0 88 0 16 0 28-15 41-15 11-29 12-38 12-2 0-3 3-3 5 0 3 2 3 7 4 25 1 44 16 48 34 1 5 1 6 1 19 0 25 0 51 0 77 0 15 0 29 18 43 15 12 40 15 56 15 4 0 7 0 7-3 0-4-2-4-6-4-24-3-43-15-49-34-1-4-1-5-1-18 0-28 0-55 0-82 0-17-3-24-15-36-8-9-20-12-30-15 31-9 45-27 45-50 0-31 0-61 0-92z"><text:p/></draw:path><draw:path draw:style-name="gr3" draw:text-style-name="P5" svg:width="0.0693in" svg:height="0.0685in" svg:x="1.8594in" svg:y="0.0783in" svg:viewBox="0 0 177 175" svg:d="M129 24c-7-14-18-24-36-24-45 0-93 56-93 112 0 37 22 63 52 63 7 0 27-2 50-30 4 17 17 30 35 30 14 0 22-10 29-22 7-13 11-37 11-39 0-3-3-3-4-3-4 0-5 1-6 7-6 25-13 48-28 48-11 0-13-10-13-17 0-9 2-13 6-29 3-17 4-21 8-35 4-18 10-37 14-54 2-11 2-12 2-13 0-7-4-10-11-10-9 0-15 7-16 16zM104 124c-2 7-2 8-7 15-18 21-33 27-44 27-20 0-26-22-26-36 0-20 14-67 22-85 13-23 29-37 44-37 26 0 31 32 31 34s0 4-1 6c-6 26-12 51-19 76z"><text:p/></draw:path><draw:path draw:style-name="gr3" draw:text-style-name="P5" svg:width="0.0535in" svg:height="0.1516in" svg:x="1.9449in" svg:y="0.0311in" svg:viewBox="0 0 137 386" svg:d="M56 336c0 15-10 39-52 43-2 0-4 1-4 4s4 3 8 3c38 0 73-18 74-47 0-30 0-59 0-88 0-15 0-28 16-41 13-11 27-12 36-12 2-1 3-2 3-4 0-5-2-5-5-5-26-1-45-15-48-34-2-4-2-5-2-19 0-25 0-51 0-77 0-16 0-28-18-42-16-13-43-17-56-17-4 0-8 0-8 4 0 5 3 5 7 5 24 2 42 14 48 34 1 3 1 4 1 18 0 27 0 53 0 81 0 18 3 24 15 36 8 9 20 12 30 16-31 9-45 26-45 48 0 31 0 62 0 94z"><text:p/></draw:path><draw:path draw:style-name="gr3" draw:text-style-name="P5" svg:width="0.0728in" svg:height="0.0732in" svg:x="2.0665in" svg:y="0.0697in" svg:viewBox="0 0 186 187" svg:d="M93 83c-26-26-51-52-78-77-4-5-5-6-7-6-5 0-8 3-8 8 0 3 0 4 4 7 26 27 52 52 77 79-25 25-51 51-77 77-4 4-4 5-4 7 0 5 3 9 8 9 2 0 3-1 7-5 26-27 52-52 77-77 27 26 54 52 81 79 1 1 3 3 5 3 5 0 8-4 8-9 0-1 0-2-1-3 0-1-62-62-82-81 25-24 48-48 72-71 1-2 8-8 10-10 0-1 1-2 1-5 0-5-3-8-8-8-3 0-4 2-9 7-25 25-50 50-76 76z"><text:p/></draw:path><draw:path draw:style-name="gr3" draw:text-style-name="P5" svg:width="0.0752in" svg:height="0.1382in" svg:x="2.2043in" svg:y="0.037in" svg:viewBox="0 0 192 352" svg:d="M121 118c11 0 22 0 33 0 9 0 12 0 12-8 0-4-3-4-10-4-11 0-22 0-33 0 3-15 6-30 9-44 1-8 7-36 9-40 3-8 10-13 18-13 2 0 11 0 19 6-17 3-21 16-21 21 0 9 7 14 15 14 9 0 20-8 20-24 0-17-17-26-33-26-13 0-37 8-49 45-2 9-3 12-13 61-9 0-18 0-27 0-6 0-11 0-11 7 0 5 4 5 11 5 9 0 17 0 26 0-10 50-20 101-30 153-7 37-13 72-33 72-2 0-11 0-19-6 18-1 21-16 21-21 0-9-6-14-14-14-10 0-21 8-21 23 0 17 16 27 33 27 21 0 36-23 43-37 13-26 22-72 22-74 8-42 15-83 23-123z"><text:p/></draw:path><draw:path draw:style-name="gr3" draw:text-style-name="P5" svg:width="0.0346in" svg:height="0.1516in" svg:x="2.3024in" svg:y="0.0311in" svg:viewBox="0 0 89 386" svg:d="M89 383c0-1 0-2-7-9-47-48-60-121-60-180 0-67 15-135 63-183 4-4 4-5 4-7 0-3-1-4-3-4-5 0-39 26-62 76-20 42-24 85-24 118 0 29 4 77 25 120 23 48 56 72 61 72 2 0 3-1 3-3z"><text:p/></draw:path><draw:path draw:style-name="gr3" draw:text-style-name="P5" svg:width="0.0693in" svg:height="0.0685in" svg:x="2.3524in" svg:y="0.0783in" svg:viewBox="0 0 177 175" svg:d="M129 24c-7-14-19-24-36-24-46 0-93 56-93 112 0 37 21 63 52 63 7 0 26-2 49-30 3 17 17 30 35 30 15 0 23-10 29-22 7-13 12-37 12-39 0-3-3-3-4-3-5 0-5 1-6 7-6 25-14 48-30 48-11 0-12-10-12-17 0-9 1-13 6-29 4-17 5-21 9-35 4-18 8-37 13-54 3-11 3-12 3-13 0-7-4-10-11-10-10 0-15 7-16 16zM103 124c-2 7-2 8-7 15-17 21-33 27-44 27-19 0-25-22-25-36 0-20 13-67 21-85 12-23 30-37 45-37 26 0 31 32 31 34s-1 4-1 6c-6 26-13 51-20 76z"><text:p/></draw:path><draw:path draw:style-name="gr3" draw:text-style-name="P5" svg:width="0.0346in" svg:height="0.1516in" svg:x="2.4354in" svg:y="0.0311in" svg:viewBox="0 0 89 386" svg:d="M89 194c0-30-4-77-25-121-23-48-56-73-61-73-2 0-3 2-3 4s0 3 7 9c38 39 60 100 60 181 0 66-14 134-63 182-4 5-4 6-4 7 0 2 1 3 3 3 5 0 39-25 62-75 20-42 24-85 24-117z"><text:p/></draw:path><draw:path draw:style-name="gr3" draw:text-style-name="P5" svg:width="0.035in" svg:height="0.1516in" svg:x="2.4945in" svg:y="0.0311in" svg:viewBox="0 0 90 386" svg:d="M90 194c0-30-4-77-25-121-24-48-57-73-61-73-2 0-4 2-4 4s0 3 8 9c37 39 59 100 59 181 0 66-14 134-62 182-5 5-5 6-5 7 0 2 2 3 4 3 4 0 39-25 62-75 20-42 24-85 24-117z"><text:p/></draw:path></draw:g></text:p>
      <text:h text:style-name="Heading_20_3" text:outline-level="3">סעיף (א) <text:span text:style-name="T25">– תחום וטווח אפשרי</text:span></text:h>
      <text:p text:style-name="P56">טענה: </text:p>
      <text:p text:style-name="P12"><draw:g text:anchor-type="as-char" svg:y="-0.1134in" draw:z-index="197" draw:name="Shape202" draw:style-name="gr1"><svg:title>TexMaths</svg:title><svg:desc>11§display§dom(h) = A \to \powerset(B) \land range(H) = \powerset(A \times \powerset(B))§svg§600§FALSE§</svg:desc><draw:path draw:style-name="gr2" draw:text-style-name="P4" svg:width="3.2945in" svg:height="0.1354in" svg:x="0.0016in" svg:y="0.0071in" svg:viewBox="0 0 8369 345" svg:d="M0 0c2790 0 5579 0 8369 0 0 115 0 230 0 345-2790 0-5579 0-8369 0 0-115 0-230 0-345z"><text:p/></draw:path><draw:path draw:style-name="gr3" draw:text-style-name="P5" svg:width="0.072in" svg:height="0.1059in" svg:x="-0.0004in" svg:y="0.0071in" svg:viewBox="0 0 184 270" svg:d="M184 3c-1-1 0-3-5-3-6 0-43 3-49 3-3 1-6 4-6 8s4 4 10 4c19 0 19 4 19 7 0 2-1 6-1 8-8 31-16 60-23 91-7-14-18-24-35-24-46 0-94 56-94 111 0 36 21 62 52 62 7 0 26-1 49-29 4 17 18 29 35 29 15 0 24-9 29-21 7-14 12-38 12-39 0-3-3-3-4-3-5 0-5 1-6 7-6 25-13 48-29 48-10 0-11-10-11-18 0-9 0-12 2-18 18-74 36-149 55-223zM103 220c-2 7-2 8-7 15-17 20-33 27-44 27-19 0-24-22-24-36 0-20 12-66 20-84 13-23 30-37 46-37 25 0 30 32 30 34s-1 4-1 6c-6 26-13 50-20 75z"><text:p/></draw:path><draw:path draw:style-name="gr3" draw:text-style-name="P5" svg:width="0.065in" svg:height="0.0681in" svg:x="0.0787in" svg:y="0.0453in" svg:viewBox="0 0 166 174" svg:d="M166 65c0-40-27-65-63-65-51 0-103 54-103 109 0 39 26 65 63 65 50 0 103-53 103-109zM63 166c-17 0-34-12-34-43 0-18 10-59 23-79 18-30 40-36 51-36 24 0 35 18 35 42 0 15-8 56-22 80-15 23-36 36-53 36z"><text:p/></draw:path><draw:path draw:style-name="gr3" draw:text-style-name="P5" svg:width="0.1244in" svg:height="0.0681in" svg:x="0.1508in" svg:y="0.0453in" svg:viewBox="0 0 317 174" svg:d="M23 148c-1 5-3 14-3 16 0 7 5 10 11 10 4 0 12-2 14-10 1-1 6-20 8-29 3-12 5-24 9-35 2-9 4-16 6-25 1-7 5-18 5-20 5-12 26-47 62-47 18 0 21 14 21 27 0 10-2 21-5 32-4 14-8 30-11 45-2 9-6 19-8 29-1 8-4 21-4 23 0 7 5 10 11 10 12 0 14-9 17-22 6-21 20-77 23-93 1-4 21-51 64-51 17 0 21 13 21 27 0 22-16 66-24 86-3 10-6 14-6 22 0 18 15 31 32 31 37 0 51-56 51-59 0-4-3-4-5-4-4 0-4 1-5 7-7 21-19 48-40 48-6 0-10-4-10-13 0-10 5-19 8-27 7-20 23-63 23-85 0-24-15-41-44-41s-48 17-62 37c-2-5-3-18-14-27-10-8-22-10-32-10-34 0-52 24-59 33-2-22-19-33-36-33-18 0-26 14-29 22-6 13-12 36-12 37 0 4 4 4 6 4 3 0 3 0 6-9 7-28 14-46 28-46 6 0 12 3 12 18 0 8-1 13-6 32-7 30-15 60-23 90z"><text:p/></draw:path><draw:path draw:style-name="gr3" draw:text-style-name="P5" svg:width="0.0346in" svg:height="0.1508in" svg:x="0.2957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5" svg:width="0.074in" svg:height="0.1059in" svg:x="0.348in" svg:y="0.0071in" svg:viewBox="0 0 189 270" svg:d="M89 3c-1-1 0-3-4-3-9 0-38 2-48 3-3 0-7 1-7 8 0 4 3 4 10 4 17 0 18 4 18 7 0 2-1 6-1 8-18 73-37 147-56 221-1 6-1 6-1 9 0 9 8 10 11 10 7 0 12-5 14-10 3-9 6-19 8-29 2-11 6-23 8-35 2-8 5-15 6-24 1-2 5-16 5-18 1-3 13-25 26-35 9-7 21-14 38-14 16 0 20 13 20 27 0 21-15 62-24 85-3 9-5 14-5 22 0 18 14 31 32 31 36 0 50-56 50-60 0-3-3-3-4-3-3 0-3 1-6 7-5 21-18 48-39 48-7 0-9-4-9-13 0-10 3-19 7-28 5-16 23-60 23-83 0-25-16-41-44-41-25 0-43 12-58 30 10-42 20-83 30-124z"><text:p/></draw:path><draw:path draw:style-name="gr3" draw:text-style-name="P5" svg:width="0.0346in" svg:height="0.1508in" svg:x="0.4358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5" svg:width="0.1004in" svg:height="0.035in" svg:x="0.537in" svg:y="0.057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5" svg:width="0.1039in" svg:height="0.1079in" svg:x="0.6945in" svg:y="0.0043in" svg:viewBox="0 0 265 275" svg:d="M56 230c-15 27-31 32-47 33-5 0-9 0-9 8 0 2 2 4 6 4 9 0 22-2 33-2 13 0 26 2 38 2 2 0 8 0 8-7 0-5-4-5-7-5-9-1-17-4-17-14 0-5 2-9 5-14 10-16 19-32 29-48 33 0 65 0 98 0 0 7 5 60 5 63 0 12-20 13-27 13-6 0-9 0-9 8 0 4 3 3 4 4 17 0 33-2 49-2 9 0 34 2 44 2 2 0 6 0 6-9 0-3-3-3-9-3-23 0-23-3-25-14-8-79-15-160-23-240-1-8-1-9-8-9-5 0-7 2-10 7-45 74-89 149-134 223zM102 175c26-43 51-86 76-128 5 42 9 85 13 128-29 0-59 0-89 0z"><text:p/></draw:path><draw:path draw:style-name="gr3" draw:text-style-name="P5" svg:width="0.1346in" svg:height="0.078in" svg:x="0.8543in" svg:y="0.0362in" svg:viewBox="0 0 343 199" svg:d="M300 108c-21 16-32 32-34 37-17 27-14 33-21 50 0 4 5 4 8 4 7 0 7 0 9-6 9-38 32-70 75-87 5-3 6-4 6-6s-2-3-3-4c-18-7-64-26-79-90-1-5-1-6-8-6-3 0-8 0-8 4 0 2 4 26 20 51 8 12 19 25 35 37-95 0-191 0-287 0-6 0-13 0-13 8s7 8 13 8c96 0 192 0 287 0z"><text:p/></draw:path><draw:path draw:style-name="gr3" draw:text-style-name="P5" svg:width="0.1079in" svg:height="0.1106in" svg:x="1.0433in" svg:y="0.0098in" svg:viewBox="0 0 275 282" svg:d="M125 0c-53 0-95 26-111 45-13 16-14 27-14 28 0 2 1 2 3 2 7 0 16-6 19-7 8-5 9-7 11-15 6-16 17-29 65-31-7 86-30 171-63 250-2 5-2 7-2 8s1 2 4 2c6 0 25-9 29-19 20-47 52-134 64-241 6 0 13 0 20 0 47 0 92 18 92 56 0 29-27 83-103 85-8 1-12 1-23 8-7 4-10 8-10 11s2 3 7 3c71 0 162-59 162-123 0-44-53-62-97-62-17 0-35 0-53 0z"><text:p/></draw:path><draw:path draw:style-name="gr3" draw:text-style-name="P5" svg:width="0.035in" svg:height="0.1508in" svg:x="1.1732in" svg:y="0in" svg:viewBox="0 0 90 384" svg:d="M90 380c0-1 0-1-6-8-49-48-61-121-61-179 0-67 14-135 62-183 5-4 5-4 5-7 0-2-2-3-4-3-3 0-39 26-62 75-18 43-24 86-24 118 0 28 4 76 25 119 25 47 58 72 61 72 2 0 4-1 4-4z"><text:p/></draw:path><draw:path draw:style-name="gr3" draw:text-style-name="P5" svg:width="0.1083in" svg:height="0.1031in" svg:x="1.224in" svg:y="0.0098in" svg:viewBox="0 0 276 263" svg:d="M45 232c-3 16-4 19-35 19-7 0-10 0-10 8 0 4 3 4 10 4 46 0 92 0 139 0 60 0 106-46 106-82 0-28-23-51-60-54 40-8 81-37 81-73 0-29-25-54-72-54-43 0-87 0-130 0-7 0-11 0-11 8 0 4 3 4 11 4 1 0 7 0 14 1 8 1 11 1 11 7 0 1 0 2-2 6-18 69-34 138-52 206zM103 122c8-32 17-63 25-94 3-15 4-16 21-16 16 0 34 0 50 0 33 0 42 23 42 40 0 34-33 70-80 70-19 0-39 0-58 0zM87 251c-6 0-7 0-9-1-4 0-5 0-5-3 0-1 0-3 2-9 9-35 17-72 26-107 24 0 50 0 74 0 36 0 44 29 44 45 0 38-34 75-80 75-18 0-34 0-52 0z"><text:p/></draw:path><draw:path draw:style-name="gr3" draw:text-style-name="P5" svg:width="0.035in" svg:height="0.1508in" svg:x="1.3492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5" svg:width="0.0846in" svg:height="0.0933in" svg:x="1.4421in" svg:y="0.0217in" svg:viewBox="0 0 216 238" svg:d="M117 9c-4-7-6-9-9-9-5 0-7 3-9 9-32 71-64 143-96 213-2 6-3 6-3 8 0 5 4 8 8 8 3 0 6-1 10-8 29-67 60-135 90-204 31 69 60 137 91 204 3 8 7 8 9 8 4 0 8-3 8-8-1-1 0-1-3-5-31-72-64-145-96-216z"><text:p/></draw:path><draw:path draw:style-name="gr3" draw:text-style-name="P5" svg:width="0.0614in" svg:height="0.0681in" svg:x="1.5736in" svg:y="0.0453in" svg:viewBox="0 0 157 174" svg:d="M22 148c-1 5-3 14-3 16 0 7 5 10 11 10 5 0 12-2 14-10 1-2 14-54 15-62 4-12 11-39 14-49 1-6 12-23 21-32 3-2 14-13 30-13 11 0 11 3 17 5-11 1-20 11-20 21 0 7 3 13 14 13 10 0 22-8 22-22s-13-25-33-25c-24 0-41 19-49 30-2-18-17-30-34-30-19 0-26 14-30 22-7 13-11 36-11 37 0 4 3 4 4 4 4 0 5 0 7-9 7-28 14-46 28-46 6 0 12 3 12 18 0 8-1 13-6 32-8 30-15 60-23 90z"><text:p/></draw:path><draw:path draw:style-name="gr3" draw:text-style-name="P5" svg:width="0.0693in" svg:height="0.0681in" svg:x="1.648in" svg:y="0.0453in" svg:viewBox="0 0 177 174" svg:d="M129 24c-8-14-19-24-37-24-45 0-92 56-92 112 0 37 21 62 52 62 7 0 26-1 49-29 4 17 17 29 35 29 14 0 24-9 29-21 7-14 12-37 12-38 0-4-3-4-5-4-4 0-4 1-5 7-6 25-14 48-29 48-11 0-13-10-13-17 0-9 2-12 6-29s4-21 9-35c4-19 9-37 13-54 3-11 3-11 3-13 0-7-4-10-11-10-10 0-15 9-16 16zM103 124c-2 7-2 8-7 15-18 21-33 27-44 27-19 0-24-22-24-36 0-20 12-67 20-85 13-23 30-37 46-37 25 0 30 32 30 34s-1 4-1 6c-6 26-13 51-20 76z"><text:p/></draw:path><draw:path draw:style-name="gr3" draw:text-style-name="P5" svg:width="0.0819in" svg:height="0.0681in" svg:x="1.7264in" svg:y="0.0453in" svg:viewBox="0 0 209 174" svg:d="M22 148c-1 5-3 14-3 16 0 7 5 10 11 10 5 0 12-2 14-10 1-1 6-20 8-29 3-12 5-24 9-35 2-9 4-16 6-25 1-7 5-18 5-20 6-12 26-47 63-47 17 0 21 14 21 27 0 24-20 73-25 91-3 8-4 13-4 17 0 18 14 31 31 31 37 0 51-56 51-59 0-4-3-4-4-4-5 0-5 1-6 7-8 26-21 48-39 48-7 0-10-4-10-13 0-10 3-19 7-27 7-20 23-63 23-85 0-26-16-41-44-41-35 0-53 24-60 33-2-21-18-33-35-33-19 0-26 14-30 22-5 13-11 35-11 37 0 4 3 4 4 4 4 0 5 0 7-9 7-28 14-46 28-46 8 0 12 5 12 18 0 8-1 13-6 32-8 30-15 60-23 90z"><text:p/></draw:path><draw:path draw:style-name="gr3" draw:text-style-name="P5" svg:width="0.0693in" svg:height="0.0972in" svg:x="1.8157in" svg:y="0.0453in" svg:viewBox="0 0 177 248" svg:d="M176 25c0-3 1-4 1-7 0-7-4-10-11-10-4 0-14 2-16 16-7-14-20-24-36-24-44 0-92 54-92 109 0 39 23 62 52 62 22 0 40-19 45-23v1c-9 34-13 48-13 49-1 3-15 42-55 42-8 0-21-1-31-4 11-4 15-14 15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3" draw:text-style-name="P5" svg:width="0.0583in" svg:height="0.0681in" svg:x="1.8984in" svg:y="0.0453in" svg:viewBox="0 0 149 174" svg:d="M54 81c11 0 40-1 59-8 28-12 29-36 29-40 0-18-14-33-41-33-43 0-101 37-101 105 0 39 22 69 61 69 55 0 88-41 88-45 0-2-3-6-6-6-1 0-2 1-4 5-31 38-73 38-77 38-31 0-34-33-34-45 0-4 0-16 6-40 7 0 13 0 20 0zM36 73c15-59 55-65 65-65 18 0 29 12 29 25 0 40-62 40-78 40-6 0-10 0-16 0z"><text:p/></draw:path><draw:path draw:style-name="gr3" draw:text-style-name="P5" svg:width="0.035in" svg:height="0.1508in" svg:x="1.9772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5" svg:width="0.1276in" svg:height="0.1031in" svg:x="2.0276in" svg:y="0.0098in" svg:viewBox="0 0 325 263" svg:d="M279 30c4-13 5-18 32-18 11 0 14 0 14-8 0-4-4-4-5-4-11 0-39 1-49 1-12 0-40-1-51-1-3 0-7 0-7 8 0 4 4 4 10 4 1 0 9 0 16 1 6 1 10 1 10 7 0 1 0 2-1 6-8 32-16 63-24 95-39 0-78 0-117 0 7-31 14-60 22-91 3-13 4-18 33-18 10 0 13 0 13-8 0-4-4-4-6-4-11 0-38 1-49 1s-39-1-50-1c-3 0-7 0-7 8 0 4 3 4 11 4 4 0 7 0 14 1s11 1 11 7c0 1-1 2-2 6-18 69-34 138-52 206-3 16-4 19-35 19-7 0-10 0-10 8 0 4 3 3 4 4 11 0 39-2 50-2 8 0 16 1 25 1 8 0 17 1 24 1 4 0 8 0 8-9 0-3-3-3-10-3-14 0-25 0-25-8 0-2 0-4 1-6 9-36 18-70 26-105 40 0 79 0 118 0-16 64-25 100-26 106-5 12-12 13-35 13-7 0-10 0-10 8 0 4 4 4 5 4 11 0 39-2 50-2 7 0 16 1 24 1 9 0 17 1 25 1 3 0 8 0 8-9 0-3-3-3-11-3-14 0-25 0-25-8 0-2 1-4 2-6 17-69 34-138 51-207z"><text:p/></draw:path><draw:path draw:style-name="gr3" draw:text-style-name="P5" svg:width="0.0346in" svg:height="0.1508in" svg:x="2.169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1008in" svg:height="0.035in" svg:x="2.2701in" svg:y="0.057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1079in" svg:height="0.1106in" svg:x="2.4256in" svg:y="0.0098in" svg:viewBox="0 0 275 282" svg:d="M127 0c-55 0-96 26-113 45-13 16-14 27-14 28 0 2 1 2 4 2 6 0 15-6 18-7 8-5 10-7 12-15 6-16 16-29 65-31-8 86-31 171-63 250-2 5-2 7-2 8s1 2 3 2c7 0 26-9 29-19 21-47 53-134 64-241 6 0 13 0 20 0 47 0 92 18 92 56 0 29-27 83-102 85-8 1-12 1-23 8-7 4-10 8-10 11s2 3 6 3c71 0 162-59 162-123 0-44-52-62-97-62-17 0-34 0-51 0z"><text:p/></draw:path><draw:path draw:style-name="gr3" draw:text-style-name="P5" svg:width="0.0346in" svg:height="0.1508in" svg:x="2.5559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5" svg:width="0.1039in" svg:height="0.1079in" svg:x="2.6051in" svg:y="0.0043in" svg:viewBox="0 0 265 275" svg:d="M56 230c-16 27-31 32-48 33-5 0-8 0-8 8 0 2 2 4 6 4 9 0 22-2 33-2 12 0 26 2 38 2 2 0 8 0 8-7 0-5-5-5-7-5-9-1-19-4-19-14 0-5 4-9 6-14 10-16 20-32 30-48 32 0 65 0 96 0 2 7 7 60 7 63 0 12-20 13-27 13-6 0-10 0-10 8 0 4 4 4 5 4 16 0 33-2 49-2 9 0 34 2 44 2 2 0 6 0 6-9 0-3-4-3-9-3-24 0-24-3-25-14-8-79-15-160-23-240-1-8-1-9-8-9-6 0-7 2-10 7-45 74-89 149-134 223zM102 175c26-43 51-86 76-128 5 42 8 85 12 128-29 0-58 0-88 0z"><text:p/></draw:path><draw:path draw:style-name="gr3" draw:text-style-name="P5" svg:width="0.0732in" svg:height="0.0724in" svg:x="2.7705in" svg:y="0.0398in" svg:viewBox="0 0 187 185" svg:d="M94 81c-26-25-52-50-77-75-6-6-6-6-9-6-5 0-8 3-8 8 0 2 1 3 4 7 27 26 52 51 79 77-27 26-52 51-79 78-3 4-4 5-4 7 0 5 3 8 8 8 3 0 3 0 9-6 25-25 51-50 77-76 26 27 52 53 79 80 1 1 4 2 6 2 5 0 8-3 8-8 0-2 0-2-1-4-1 0-63-61-81-81 23-24 47-47 70-70 2-2 8-8 10-10 0-1 2-2 2-4 0-5-3-8-8-8-3 0-5 1-8 6-26 25-52 50-77 75z"><text:p/></draw:path><draw:path draw:style-name="gr3" draw:text-style-name="P5" svg:width="0.1079in" svg:height="0.1106in" svg:x="2.9031in" svg:y="0.0098in" svg:viewBox="0 0 275 282" svg:d="M127 0c-55 0-96 26-113 45-13 16-14 27-14 28 0 2 1 2 4 2 6 0 15-6 18-7 8-5 10-7 12-15 6-16 16-29 65-31-8 86-31 171-63 250-2 5-2 7-2 8s1 2 3 2c7 0 26-9 29-19 21-47 53-134 64-241 6 0 13 0 20 0 47 0 92 18 92 56 0 29-27 83-102 85-8 1-12 1-23 8-8 4-10 8-10 11s2 3 6 3c71 0 162-59 162-123 0-44-52-62-97-62-17 0-34 0-51 0z"><text:p/></draw:path><draw:path draw:style-name="gr3" draw:text-style-name="P5" svg:width="0.0346in" svg:height="0.1508in" svg:x="3.0335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5" svg:width="0.1083in" svg:height="0.1031in" svg:x="3.0839in" svg:y="0.0098in" svg:viewBox="0 0 276 263" svg:d="M46 232c-4 16-4 19-35 19-7 0-11 0-11 8 0 4 4 4 11 4 46 0 91 0 138 0 61 0 106-46 106-82 0-28-22-51-59-54 39-8 80-37 80-73 0-29-25-54-71-54-43 0-87 0-130 0-8 0-11 0-11 8 0 4 3 4 11 4 4 0 8 0 14 1 7 1 10 1 10 7 0 1 0 2-1 6-18 69-34 138-52 206zM105 122c7-32 16-63 24-94 3-15 4-16 21-16 16 0 33 0 49 0 34 0 42 23 42 40 0 34-33 70-80 70-19 0-38 0-56 0zM87 251c-6 0-7 0-9-1-3 0-4 0-4-3 0-1 0-3 2-9 9-35 18-72 26-107 25 0 49 0 73 0 37 0 45 29 45 45 0 38-35 75-80 75-18 0-35 0-53 0z"><text:p/></draw:path><draw:path draw:style-name="gr3" draw:text-style-name="P5" svg:width="0.0346in" svg:height="0.1508in" svg:x="3.209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035in" svg:height="0.1508in" svg:x="3.2685in" svg:y="0in" svg:viewBox="0 0 90 384" svg:d="M90 193c0-30-4-77-25-120-23-48-56-73-61-73-2 0-4 1-4 3 0 3 0 3 8 10 38 38 60 99 60 180 0 65-14 132-62 181-6 5-6 5-6 6 0 3 2 4 4 4 5 0 39-26 62-75 20-43 24-85 24-116z"><text:p/></draw:path></draw:g></text:p>
      <text:h text:style-name="Heading_20_3" text:outline-level="3">סעיף (ב) <text:span text:style-name="T25">– כתיבת פונקציה תחת תנאים</text:span></text:h>
      <text:p text:style-name="P56">טענה:</text:p>
      <text:p text:style-name="P12"><draw:g text:anchor-type="as-char" svg:y="-0.1134in" draw:z-index="451" draw:name="Shape203" draw:style-name="gr1"><svg:title>TexMaths</svg:title><svg:desc>11§display§K = \lambda t \in Im(H). t§svg§600§FALSE§</svg:desc><draw:path draw:style-name="gr2" draw:text-style-name="P4" svg:width="1.2189in" svg:height="0.1358in" svg:x="0.0016in" svg:y="0.0071in" svg:viewBox="0 0 3097 346" svg:d="M1549 346c-517 0-1033 0-1549 0 0-116 0-230 0-346 1032 0 2065 0 3097 0 0 116 0 230 0 346-516 0-1032 0-1548 0z"><text:p/></draw:path><draw:path draw:style-name="gr3" draw:text-style-name="P5" svg:width="0.1291in" svg:height="0.1028in" svg:x="-0.0004in" svg:y="0.0098in" svg:viewBox="0 0 329 262" svg:d="M182 108c0-2-3-5-3-6s8-6 12-8c22-18 46-36 68-53 36-27 51-28 62-29 4-1 8-1 8-8 0-2-1-4-4-4-9 0-19 1-28 1-14 0-30-1-43-1-3 0-8 0-8 8 0 2 3 3 5 4 9 0 12 2 12 8s-11 15-13 17c-51 39-100 78-151 116 10-42 21-83 31-123 3-15 4-18 32-18 10 0 13 0 13-8 0-4-3-4-6-4-11 0-38 1-49 1s-39-1-50-1c-3 0-7 0-7 7 0 5 3 5 11 5 5 0 12 0 16 0 7 1 9 2 9 7 0 1 0 2-2 7-18 69-34 138-52 206-3 15-4 18-35 18-7 0-10 0-10 8 0 4 4 4 6 4 11 0 38-1 48-1 9 0 18 0 25 0 9 0 17 1 26 1 2 0 7 0 7-8 0-4-3-4-11-4-14 0-25 0-25-7 0-2 2-11 3-16 6-20 11-40 16-61 19-15 38-29 58-44 14 34 30 68 44 103 5 11 5 11 5 13 0 12-16 12-20 12s-8 0-8 8c0 4 4 4 5 4 16 0 31-1 47-1 8 0 29 1 38 1 2 0 7 0 7-8 0-4-5-4-8-4-15 0-21-3-26-17-19-41-37-83-55-125z"><text:p/></draw:path><draw:path draw:style-name="gr3" draw:text-style-name="P5" svg:width="0.1008in" svg:height="0.0354in" svg:x="0.184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48in" svg:height="0.1067in" svg:x="0.3449in" svg:y="0.0071in" svg:viewBox="0 0 191 272" svg:d="M118 155c15 41 34 98 40 107s10 9 20 9c4 0 6 0 9 0 4 0 4-1 4-3s-1-3-2-5c-3-4-5-10-9-17-26-73-52-146-79-218-7-24-28-28-47-28-1 0-7 0-7 4 0 3 3 3 4 4 13 2 15 4 25 31 12 35 25 70 37 105-35 35-71 70-106 105-5 4-7 6-7 12 0 7 4 11 11 11 6 0 10-4 13-9 31-36 63-71 94-108z"><text:p/></draw:path><draw:path draw:style-name="gr3" draw:text-style-name="P5" svg:width="0.0465in" svg:height="0.0957in" svg:x="0.4287in" svg:y="0.0189in" svg:viewBox="0 0 119 244" svg:d="M72 87c12 0 24 0 36 0 8 0 11 0 11-8 0-4-3-4-11-4-11 0-22 0-33 0 13-55 15-63 15-65 0-7-4-10-11-10-1 0-12 0-15 13-6 21-10 41-16 62-12 0-24 0-36 0-8 0-12 0-12 8 0 4 3 4 11 4 11 0 23 0 34 0-27 109-30 116-30 122 0 21 16 35 37 35 39 0 61-55 61-58s-3-3-5-3c-3 0-3 1-6 4-16 40-37 49-50 49-8 0-11-5-11-18 0-9 0-11 2-18 10-38 19-76 29-113z"><text:p/></draw:path><draw:path draw:style-name="gr3" draw:text-style-name="P5" svg:width="0.076in" svg:height="0.087in" svg:x="0.5354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5" svg:width="0.0697in" svg:height="0.1028in" svg:x="0.6713in" svg:y="0.0098in" svg:viewBox="0 0 178 262" svg:d="M131 30c3-15 4-18 35-18 10 0 12 0 12-8 0-4-4-4-5-4-11 0-40 1-51 1-12 0-41-1-52-1-3 0-7 0-7 8 0 4 3 4 11 4 15 0 26 0 26 7 0 2 0 3-1 6-18 70-34 139-52 207-3 15-4 18-35 18-9 0-12 0-12 8 0 4 4 4 6 4 11 0 39-1 50-1s40 1 52 1c3 0 8 0 8-8 0-4-4-4-11-4-8 0-10 0-18 0-8-1-9-3-9-7 0-3 0-6 1-8 18-69 34-137 52-205z"><text:p/></draw:path><draw:path draw:style-name="gr3" draw:text-style-name="P5" svg:width="0.1244in" svg:height="0.0685in" svg:x="0.7492in" svg:y="0.0453in" svg:viewBox="0 0 317 175" svg:d="M23 148c-1 6-4 15-4 17 0 7 5 10 12 10 4 0 11-3 14-11 0-1 5-19 7-29 3-12 5-23 9-34 2-9 4-17 6-26 1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3" draw:text-style-name="P5" svg:width="0.035in" svg:height="0.1512in" svg:x="0.8937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5" svg:width="0.1276in" svg:height="0.1028in" svg:x="0.9437in" svg:y="0.0098in" svg:viewBox="0 0 325 262" svg:d="M279 30c4-15 5-18 33-18 10 0 13 0 13-8 0-4-4-4-5-4-11 0-39 1-49 1-12 0-40-1-51-1-3 0-7 0-7 8 0 4 4 4 10 4 1 0 9 0 16 0 6 1 10 1 10 7 0 1 0 2-1 7-8 31-16 62-24 94-39 0-78 0-117 0 7-31 14-61 22-90 3-15 5-18 33-18 10 0 13 0 13-8 0-4-4-4-6-4-11 0-38 1-49 1s-39-1-50-1c-3 0-7 0-7 8 0 4 3 4 11 4 4 0 7 0 14 0 7 1 11 1 11 7 0 1-1 2-2 7-18 69-34 138-52 206-3 15-4 18-35 18-7 0-10 0-10 8 0 4 4 4 6 4 9 0 37-1 48-1 9 0 16 0 25 0 8 0 17 1 24 1 4 0 9 0 9-8 0-4-4-4-11-4-14 0-25 0-25-7 0-2 1-4 1-6 9-34 18-70 26-105 40 0 79 0 118 0-16 64-25 99-26 106-5 12-11 12-35 12-7 0-10 0-10 8 0 4 3 3 5 4 11 0 39-1 50-1 7 0 16 0 24 0 9 0 17 1 25 1 3 0 8 0 8-8 0-4-3-4-11-4-14 0-24 0-24-7 0-2 0-4 1-6 17-69 34-138 51-207z"><text:p/></draw:path><draw:path draw:style-name="gr3" draw:text-style-name="P5" svg:width="0.0346in" svg:height="0.1512in" svg:x="1.085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161in" svg:height="0.0157in" svg:x="1.1488in" svg:y="0.0972in" svg:viewBox="0 0 42 41" svg:d="M42 21c0-12-10-21-21-21s-21 9-21 21c0 11 10 20 21 20s21-9 21-20z"><text:p/></draw:path><draw:path draw:style-name="gr3" draw:text-style-name="P5" svg:width="0.0465in" svg:height="0.0957in" svg:x="1.1815in" svg:y="0.0189in" svg:viewBox="0 0 119 244" svg:d="M70 87c13 0 25 0 37 0 7 0 12 0 12-8 0-4-5-4-11-4-11 0-23 0-34 0 14-55 15-63 15-65 0-7-4-10-11-10-1 0-12 0-15 13-6 21-10 41-16 62-12 0-24 0-36 0-8 0-11 0-11 8 0 4 3 4 11 4 11 0 23 0 34 0-28 109-30 116-30 122 0 21 15 35 36 35 39 0 61-55 61-58s-3-3-4-3c-3 0-5 1-6 4-16 40-37 49-50 49-8 0-12-5-12-18 0-9 1-11 2-18 10-38 19-76 28-113z"><text:p/></draw:path></draw:g></text:p>
      <text:h text:style-name="P57" text:outline-level="3"><text:soft-page-break/>סעיף (ג) <text:span text:style-name="T25">– תנאי הכרחי ומספק על פונקציה בהקשר ל־</text:span><text:span text:style-name="T25"><draw:g text:anchor-type="as-char" svg:y="-0.1311in" draw:z-index="193" draw:name="Shape204" draw:style-name="gr1"><svg:title>TexMaths</svg:title><svg:desc>14§display§H§svg§600§FALSE§</svg:desc><draw:path draw:style-name="gr2" draw:text-style-name="P4" svg:width="0.1492in" svg:height="0.111in" svg:x="0.0024in" svg:y="0.0102in" svg:viewBox="0 0 380 283" svg:d="M0 0c127 0 253 0 380 0 0 94 0 189 0 283-127 0-253 0-380 0 0-94 0-189 0-283z"><text:p/></draw:path><draw:path draw:style-name="gr3" draw:text-style-name="P5" svg:width="0.1614in" svg:height="0.1307in" svg:x="0.0004in" svg:y="0in" svg:viewBox="0 0 411 333" svg:d="M354 38c4-18 4-23 40-23 13 0 17 0 17-9 0-6-6-6-7-6-14 0-49 1-63 1s-49-1-63-1c-4 0-10 0-10 10 0 5 5 5 14 5 2 0 10 0 18 2 10 0 14 1 14 7 0 3 0 3-1 10-10 39-20 78-31 119-49 0-99 0-148 0 10-40 20-77 30-115 4-18 5-23 41-23 12 0 16 0 16-9 0-6-4-6-6-6-14 0-49 1-63 1s-49-1-63-1c-4 0-9 0-9 10 0 5 4 5 14 5 5 0 9 0 18 2 8 0 12 1 12 7 0 3 0 4-1 10-22 86-45 175-66 261-4 19-5 23-44 23-9 0-13 0-13 10 0 5 6 5 7 5 13 0 48-1 61-1 10 0 21 0 33 0 9 0 21 1 30 1 5 0 10 0 10-10 0-5-4-5-12-5-19 0-33 0-33-9 0-2 0-5 2-8 11-45 22-90 33-133 49 0 100 0 149 0-21 80-33 126-35 134-5 16-14 16-42 16-9 0-13 0-13 10 0 5 6 5 7 5 14 0 48-1 62-1 9 0 21 0 30 0 11 0 21 1 32 1 5 0 10 0 10-10 0-5-4-5-14-5-18 0-32 0-32-9 0-2 2-5 2-8 22-88 44-175 67-263z"><text:p/></draw:path></draw:g></text:span></text:h>
      <text:p text:style-name="P58"><text:span text:style-name="T2">ניסוח במילים: </text:span>תחום <draw:g text:anchor-type="as-char" svg:y="-0.1134in" draw:z-index="195" draw:name="Shape205" draw:style-name="gr1"><svg:title>TexMaths</svg:title><svg:desc>11§display§H(f)§svg§600§FALSE§</svg:desc><draw:path draw:style-name="gr2" draw:text-style-name="P4" svg:width="0.3157in" svg:height="0.1358in" svg:x="0.0016in" svg:y="0.0071in" svg:viewBox="0 0 803 346" svg:d="M402 346c-134 0-268 0-402 0 0-116 0-230 0-346 268 0 535 0 803 0 0 116 0 230 0 346-134 0-268 0-401 0z"><text:p/></draw:path><draw:path draw:style-name="gr3" draw:text-style-name="P5" svg:width="0.1272in" svg:height="0.1028in" svg:x="-0.0004in" svg:y="0.0098in" svg:viewBox="0 0 324 262" svg:d="M279 30c3-15 4-18 32-18 11 0 13 0 13-8 0-4-4-4-5-4-10 0-39 1-49 1-12 0-39-1-50-1-4 0-7 0-7 8 0 4 3 4 10 4 1 0 9 0 15 0 7 1 10 1 10 7 0 1 0 2-1 7-8 31-15 62-23 94-39 0-79 0-117 0 7-31 14-61 22-90 4-15 5-18 32-18 10 0 14 0 14-8 0-4-5-4-6-4-11 0-38 1-49 1s-39-1-50-1c-3 0-7 0-7 8 0 4 3 4 11 4 1 0 7 0 14 0 8 1 11 1 11 7 0 1-1 2-2 7-18 69-34 138-52 206-3 15-4 18-35 18-7 0-10 0-10 8 0 4 4 4 5 4 11 0 39-1 49-1 9 0 16 0 25 0s17 1 25 1c3 0 8 0 8-8 0-4-4-4-11-4-14 0-25 0-25-7 0-2 1-4 1-6 9-34 17-70 26-105 40 0 78 0 118 0-17 64-25 99-27 106-4 12-11 12-35 12-5 0-10 0-10 8 0 4 4 3 6 4 11 0 38-1 49-1 8 0 17 0 25 0s17 1 25 1c3 0 7 0 7-8 0-4-3-4-11-4-14 0-24 0-24-7 0-2 0-4 1-6 17-69 34-138 52-207z"><text:p/></draw:path><draw:path draw:style-name="gr3" draw:text-style-name="P5" svg:width="0.035in" svg:height="0.1512in" svg:x="0.1472in" svg:y="0in" svg:viewBox="0 0 90 385" svg:d="M90 381c0-1 0-1-7-8-48-49-61-122-61-180 0-67 15-135 63-182 5-5 5-5 5-7 0-3-2-4-4-4-4 0-39 26-62 76-20 42-24 85-24 117 0 29 4 76 25 120 23 47 57 72 61 72 2 0 4-1 4-4z"><text:p/></draw:path><draw:path draw:style-name="gr3" draw:text-style-name="P5" svg:width="0.0756in" svg:height="0.1374in" svg:x="0.1988in" svg:y="0.0067in" svg:viewBox="0 0 193 350" svg:d="M122 118c11 0 22 0 33 0 8 0 11 0 11-8 0-4-3-4-10-4-11 0-21 0-32 0 2-16 6-30 8-44 1-8 6-36 10-40 3-8 10-13 17-13 1 0 12 0 19 6-17 2-21 16-21 21 0 9 8 14 14 14 10 0 22-9 22-24 0-17-18-26-34-26-13 0-37 7-49 45-2 8-3 12-12 61-9 0-18 0-27 0-7 0-12 0-12 7 0 5 4 5 11 5 9 0 17 0 26 0-10 50-19 100-29 151-8 37-13 72-34 72-1 0-11 0-19-6 19-1 22-16 22-21 0-9-7-13-14-13-10 0-22 8-22 23 0 17 18 26 33 26 22 0 37-23 44-37 12-25 21-71 22-74 8-40 15-80 23-121z"><text:p/></draw:path><draw:path draw:style-name="gr3" draw:text-style-name="P5" svg:width="0.035in" svg:height="0.1512in" svg:x="0.2898in" svg:y="0in" svg:viewBox="0 0 90 385" svg:d="M90 193c0-30-4-76-25-120-23-48-57-73-61-73-2 0-4 2-4 4s0 2 8 9c37 38 59 99 59 180 0 65-14 133-62 181-5 6-5 6-5 7 0 2 2 4 4 4 4 0 39-26 62-76 20-41 24-84 24-116z"><text:p/></draw:path></draw:g><text:s/>הוא פונקציה בתחום <draw:g text:anchor-type="as-char" svg:y="-0.1083in" draw:z-index="196" draw:name="Shape206" draw:style-name="gr1"><svg:title>TexMaths</svg:title><svg:desc>11§display§A§svg§600§FALSE§</svg:desc><draw:path draw:style-name="gr2" draw:text-style-name="P4" svg:width="0.0929in" svg:height="0.0921in" svg:x="0.0024in" svg:y="0.0079in" svg:viewBox="0 0 237 235" svg:d="M0 0c79 0 158 0 237 0 0 78 0 157 0 235-79 0-158 0-237 0 0-78 0-157 0-235z"><text:p/></draw:path><draw:path draw:style-name="gr3" draw:text-style-name="P5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/>אמ"מ <draw:g text:anchor-type="as-char" svg:y="-0.1134in" draw:z-index="198" draw:name="Shape207" draw:style-name="gr1"><svg:title>TexMaths</svg:title><svg:desc>11§display§f(a)§svg§600§FALSE§</svg:desc><draw:path draw:style-name="gr2" draw:text-style-name="P4" svg:width="0.2579in" svg:height="0.1358in" svg:x="0.0004in" svg:y="0.0071in" svg:viewBox="0 0 656 346" svg:d="M329 346c-110 0-219 0-329 0 0-116 0-230 0-346 219 0 437 0 656 0 0 116 0 230 0 346-109 0-218 0-327 0z"><text:p/></draw:path><draw:path draw:style-name="gr3" draw:text-style-name="P5" svg:width="0.0756in" svg:height="0.1374in" svg:x="0.0008in" svg:y="0.0067in" svg:viewBox="0 0 193 350" svg:d="M121 118c11 0 22 0 33 0 8 0 12 0 12-8 0-4-4-4-11-4-11 0-22 0-32 0 2-16 5-30 8-44 2-8 8-36 10-40 3-8 10-13 17-13 3 0 13 0 19 6-16 2-20 16-20 21 0 9 7 14 15 14 10 0 21-9 21-24 0-17-18-26-35-26-13 0-37 7-48 45-2 8-3 12-13 61-9 0-18 0-27 0-7 0-12 0-12 7 0 5 5 5 11 5 9 0 17 0 26 0-10 50-19 100-29 151-7 37-13 72-33 72-2 0-12 0-19-6 18-1 21-16 21-21 0-9-6-13-14-13-10 0-21 8-21 23 0 17 17 26 33 26 21 0 36-23 43-37 12-25 22-71 22-74 8-40 15-80 23-121z"><text:p/></draw:path><draw:path draw:style-name="gr3" draw:text-style-name="P5" svg:width="0.035in" svg:height="0.1512in" svg:x="0.0984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5" svg:width="0.0693in" svg:height="0.0685in" svg:x="0.148in" svg:y="0.0453in" svg:viewBox="0 0 177 175" svg:d="M129 25c-7-14-19-25-35-25-46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35in" svg:height="0.1512in" svg:x="0.2311in" svg:y="0in" svg:viewBox="0 0 90 385" svg:d="M90 193c0-30-4-76-25-120-23-48-57-73-61-73-2 0-4 2-4 4s0 2 8 9c37 38 59 99 59 180 0 65-14 133-61 181-6 6-6 6-6 7 0 2 2 4 4 4 4 0 39-26 62-76 20-41 24-84 24-116z"><text:p/></draw:path></draw:g><text:s/><text:span text:style-name="T26">תמיד סינגילטון</text:span>. </text:p>
      <text:p text:style-name="P59"><text:span text:style-name="T2">צ.ל.: </text:span><text:span text:style-name="T12"><draw:g text:anchor-type="as-char" svg:y="-0.1134in" draw:z-index="216" draw:name="Shape208" draw:style-name="gr1"><svg:title>TexMaths</svg:title><svg:desc>11§display§dom(H(f)) = A \land H(f) \text{ is a function} \iff (\forall a \in A. |f(a)| = 1)§svg§600§FALSE§</svg:desc><draw:path draw:style-name="gr2" draw:text-style-name="P4" svg:width="4.1591in" svg:height="0.1354in" svg:x="0.0016in" svg:y="0.0071in" svg:viewBox="0 0 10565 345" svg:d="M0 0c3521 0 7044 0 10565 0 0 115 0 230 0 345-3521 0-7044 0-10565 0 0-115 0-230 0-345z"><text:p/></draw:path><draw:path draw:style-name="gr3" draw:text-style-name="P5" svg:width="0.072in" svg:height="0.1059in" svg:x="-0.0004in" svg:y="0.0071in" svg:viewBox="0 0 184 270" svg:d="M184 3c-1-1 0-3-5-3-6 0-43 3-49 3-3 1-6 4-6 8s4 4 10 4c19 0 19 4 19 7 0 2-1 6-1 8-8 31-16 60-23 91-7-14-18-24-35-24-46 0-94 56-94 111 0 36 21 62 52 62 7 0 26-1 49-29 4 17 18 29 35 29 15 0 24-9 29-21 7-14 12-38 12-39 0-3-3-3-4-3-5 0-5 1-6 7-6 25-13 48-29 48-10 0-11-10-11-18 0-9 0-12 2-18 18-74 36-149 55-223zM103 220c-2 7-2 8-7 15-17 20-33 27-44 27-19 0-24-22-24-36 0-20 12-66 20-84 13-23 30-37 46-37 25 0 30 32 30 34s-1 4-1 6c-6 26-13 50-20 75z"><text:p/></draw:path><draw:path draw:style-name="gr3" draw:text-style-name="P5" svg:width="0.065in" svg:height="0.0681in" svg:x="0.0787in" svg:y="0.0453in" svg:viewBox="0 0 166 174" svg:d="M166 65c0-40-27-65-63-65-51 0-103 54-103 109 0 39 26 65 63 65 50 0 103-53 103-109zM63 166c-17 0-34-12-34-43 0-18 10-59 23-79 18-30 40-36 51-36 24 0 35 18 35 42 0 15-8 56-22 80-15 23-36 36-53 36z"><text:p/></draw:path><draw:path draw:style-name="gr3" draw:text-style-name="P5" svg:width="0.1244in" svg:height="0.0681in" svg:x="0.1508in" svg:y="0.0453in" svg:viewBox="0 0 317 174" svg:d="M23 148c-1 5-3 14-3 16 0 7 5 10 11 10 4 0 12-2 14-10 1-1 6-20 8-29 3-12 5-24 9-35 2-9 4-16 6-25 1-7 5-18 5-20 5-12 26-47 62-47 18 0 21 14 21 27 0 10-2 21-5 32-4 14-8 30-11 45-2 9-6 19-8 29-1 8-4 21-4 23 0 7 5 10 11 10 12 0 14-9 17-22 6-21 20-77 23-93 1-4 21-51 64-51 17 0 21 13 21 27 0 22-16 66-24 86-3 10-6 14-6 22 0 18 15 31 32 31 37 0 51-56 51-59 0-4-3-4-5-4-3 0-3 1-5 7-7 21-19 48-40 48-6 0-10-4-10-13 0-10 5-19 8-27 7-20 23-63 23-85 0-24-15-41-44-41s-48 17-62 37c-2-5-3-18-14-27-8-8-22-10-32-10-34 0-52 24-59 33-2-22-19-33-36-33-18 0-26 14-29 22-6 13-12 36-12 37 0 4 4 4 6 4 3 0 4 0 6-9 7-28 14-46 28-46 6 0 12 3 12 18 0 8-1 13-6 32-7 30-15 60-23 90z"><text:p/></draw:path><draw:path draw:style-name="gr3" draw:text-style-name="P5" svg:width="0.0346in" svg:height="0.1508in" svg:x="0.2953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5" svg:width="0.128in" svg:height="0.1031in" svg:x="0.3453in" svg:y="0.0098in" svg:viewBox="0 0 326 263" svg:d="M281 30c3-13 3-18 31-18 10 0 14 0 14-8 0-4-5-4-6-4-11 0-38 1-49 1s-39-1-50-1c-3 0-8 0-8 8 0 4 4 4 11 4 2 0 8 0 15 1s11 1 11 7c0 1-1 2-2 6-8 32-16 63-24 95-39 0-78 0-117 0 7-31 15-60 23-91 3-13 4-18 32-18 11 0 13 0 13-8 0-4-4-4-6-4-9 0-38 1-49 1s-39-1-50-1c-3 0-7 0-7 8 0 4 4 4 11 4 1 0 9 0 15 1 7 1 10 1 10 7 0 1 0 2-1 6-18 69-34 138-52 206-4 16-5 19-35 19-8 0-11 0-11 8 0 4 4 4 6 4 11 0 38-2 49-2 8 0 17 1 24 1 9 0 18 1 26 1 3 0 7 0 7-9 0-3-3-3-11-3-14 0-25 0-25-8 0-2 1-4 1-6 9-36 18-70 26-105 40 0 80 0 119 0-16 64-25 100-27 106-4 12-11 13-35 13-6 0-9 0-9 8 0 4 4 4 5 4 11 0 39-2 49-2 8 0 17 1 25 1 9 0 16 1 25 1 4 0 8 0 8-9 0-3-3-3-11-3-14 0-25 0-25-8 0-2 1-4 1-6 17-69 35-138 53-207z"><text:p/></draw:path><draw:path draw:style-name="gr3" draw:text-style-name="P5" svg:width="0.0346in" svg:height="0.1508in" svg:x="0.4933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5" svg:width="0.076in" svg:height="0.137in" svg:x="0.5453in" svg:y="0.0071in" svg:viewBox="0 0 194 349" svg:d="M122 118c11 0 22 0 33 0 8 0 12 0 12-9 0-3-4-3-11-3-11 0-21 0-32 0 3-16 6-30 8-44 2-9 8-36 10-41 3-7 10-13 18-13 2 0 12 0 18 7-16 2-21 15-21 21 0 9 8 14 15 14 11 0 22-9 22-24 0-17-18-26-34-26-14 0-38 7-49 45-3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3" draw:text-style-name="P5" svg:width="0.0346in" svg:height="0.1508in" svg:x="0.637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035in" svg:height="0.1508in" svg:x="0.6961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5" svg:width="0.1008in" svg:height="0.035in" svg:x="0.797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039in" svg:height="0.1079in" svg:x="0.9551in" svg:y="0.0043in" svg:viewBox="0 0 265 275" svg:d="M55 230c-15 27-30 32-47 33-5 0-8 0-8 8 0 2 2 4 4 4 11 0 24-2 35-2 12 0 26 2 38 2 2 0 7 0 7-7 0-5-4-5-6-5-9-1-19-4-19-14 0-5 3-9 6-14 10-16 20-32 30-48 32 0 65 0 96 0 2 7 7 60 7 63 0 12-21 13-29 13-4 0-8 0-8 8 0 4 4 4 5 4 16 0 32-2 49-2 9 0 34 2 44 2 2 0 6 0 6-9 0-3-4-3-9-3-24 0-24-3-25-14-8-79-15-160-23-240-1-8-1-9-8-9-6 0-7 2-10 7-45 74-90 149-135 223zM102 175c26-43 51-86 76-128 5 42 8 85 12 128-29 0-58 0-88 0z"><text:p/></draw:path><draw:path draw:style-name="gr3" draw:text-style-name="P5" svg:width="0.0846in" svg:height="0.0933in" svg:x="1.1059in" svg:y="0.0217in" svg:viewBox="0 0 216 238" svg:d="M117 9c-4-7-6-9-9-9-5 0-6 3-9 9-32 71-64 143-96 213-2 6-3 6-3 8 0 5 4 8 9 8 2 0 5-1 9-8 29-67 60-135 90-204 31 69 60 137 91 204 3 8 7 8 9 8 4 0 8-3 8-8-1-1 0-1-3-5-31-72-64-145-96-216z"><text:p/></draw:path><draw:path draw:style-name="gr3" draw:text-style-name="P5" svg:width="0.128in" svg:height="0.1031in" svg:x="1.2386in" svg:y="0.0098in" svg:viewBox="0 0 326 263" svg:d="M281 30c3-13 4-18 31-18 10 0 14 0 14-8 0-4-5-4-6-4-11 0-38 1-49 1s-39-1-50-1c-3 0-8 0-8 8 0 4 4 4 11 4 2 0 8 0 15 1s11 1 11 7c0 1 0 2-2 6-8 32-16 63-24 95-39 0-78 0-117 0 7-31 15-60 23-91 3-13 4-18 32-18 11 0 13 0 13-8 0-4-3-4-4-4-11 0-40 1-50 1-12 0-40-1-51-1-3 0-6 0-6 8 0 4 3 4 10 4 1 0 9 0 15 1 7 1 10 1 10 7 0 1 0 2-1 6-18 69-34 138-52 206-4 16-5 19-35 19-8 0-11 0-11 8 0 4 4 4 6 4 11 0 38-2 49-2 8 0 17 1 24 1 9 0 18 1 26 1 3 0 7 0 7-9 0-3-3-3-11-3-14 0-25 0-25-8 0-2 1-4 2-6 9-36 17-70 25-105 40 0 80 0 119 0-16 64-25 100-27 106-4 12-11 13-35 13-6 0-9 0-9 8 0 4 4 4 5 4 11 0 39-2 49-2 8 0 17 1 25 1 9 0 16 1 25 1 4 0 8 0 8-9 0-3-3-3-11-3-14 0-25 0-25-8 0-2 1-4 1-6 17-69 35-138 53-207z"><text:p/></draw:path><draw:path draw:style-name="gr3" draw:text-style-name="P5" svg:width="0.035in" svg:height="0.1508in" svg:x="1.387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5" svg:width="0.076in" svg:height="0.137in" svg:x="1.439in" svg:y="0.0071in" svg:viewBox="0 0 194 349" svg:d="M122 118c11 0 22 0 33 0 8 0 12 0 12-9 0-3-4-3-11-3-11 0-21 0-32 0 3-16 6-30 8-44 2-9 8-36 10-41 3-7 10-13 18-13 2 0 12 0 18 7-16 2-20 15-20 21 0 9 7 14 15 14 10 0 21-9 21-24 0-17-18-26-34-26-14 0-38 7-49 45-2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3" draw:text-style-name="P5" svg:width="0.0346in" svg:height="0.1508in" svg:x="1.5307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0323in" svg:height="0.1012in" svg:x="1.6366in" svg:y="0.0122in" svg:viewBox="0 0 83 258" svg:d="M56 88c-17 1-36 2-54 4 0 4 0 8 0 13 24 0 29 2 29 21 0 34 0 68 0 102 0 18-5 18-31 18 0 4 0 8 0 12 12-1 33-3 43-3 13 0 26 2 40 3 0-4 0-8 0-12-26 0-27-3-27-18 0-46 0-94 0-140zM57 21c0-12-10-21-20-21-12 0-20 11-20 21s8 20 20 20c10 0 20-8 20-20z"><text:p/></draw:path><draw:path draw:style-name="gr3" draw:text-style-name="P5" svg:width="0.0496in" svg:height="0.0689in" svg:x="1.6791in" svg:y="0.0453in" svg:viewBox="0 0 127 176" svg:d="M67 98c9 1 41 8 41 35 0 20-14 35-44 35-32 0-46-22-54-55-1-5-1-6-6-6-4 0-4 2-4 10 0 16 0 33 0 50 0 7 0 9 4 9 2 0 2-1 9-8 1-1 1-1 8-8 18 16 35 16 43 16 44 0 63-25 63-53 0-21-13-32-17-37-13-12-27-16-44-18-22-4-47-10-47-32 0-13 10-29 43-29 43 0 44 35 45 47 0 3 3 2 4 3 6 0 6-2 6-10 0-13 0-25 0-38 0-7 0-9-5-9-2 0-2 0-7 4-2 2-6 5-7 6-14-10-31-10-36-10-48 0-62 25-62 47 0 14 6 25 17 32 12 11 23 13 50 19z"><text:p/></draw:path><draw:path draw:style-name="gr3" draw:text-style-name="P5" svg:width="0.0681in" svg:height="0.0689in" svg:x="1.7913in" svg:y="0.0453in" svg:viewBox="0 0 174 176" svg:d="M112 143c1 16 12 32 30 32 9 0 32-5 32-37 0-8 0-15 0-21-3 0-7 0-10 0 0 6 0 13 0 21 0 23-9 25-13 25-13 0-15-18-15-20 0-26 0-52 0-77 0-15 0-31-14-45-15-15-34-21-53-21-32 0-58 18-58 43 0 12 8 19 18 19 11 0 17-8 17-18 0-5-2-18-20-19 11-13 30-17 42-17 19 0 41 15 41 49 0 5 0 9 0 15-19 1-46 2-70 14-30 13-39 33-39 49 0 32 37 41 62 41s43-15 50-33zM109 79c0 12 0 26 0 39 0 37-28 50-45 50-19 0-34-14-34-33 0-20 15-52 79-56z"><text:p/></draw:path><draw:path draw:style-name="gr3" draw:text-style-name="P5" svg:width="0.0488in" svg:height="0.1063in" svg:x="1.9165in" svg:y="0.0071in" svg:viewBox="0 0 125 271" svg:d="M55 106c0-16 0-31 0-45 0-35 19-53 36-53 1 0 7 0 12 3-4 1-11 7-11 17 0 8 6 16 17 16s16-8 16-18c0-14-14-26-34-26-27 0-60 20-60 61 0 14 0 29 0 45-10 0-21 0-31 0 0 3 0 7 0 12 10 0 21 0 31 0 0 41 0 82 0 123 0 18-5 18-30 18 0 4 0 9 0 12 14-1 33-2 44-2 16 0 33 0 49 2 0-3 0-8 0-12-3 0-6 0-8 0-29 0-30-5-30-19 0-41 0-81 0-122 14 0 30 0 44 0 0-5 0-9 0-12-15 0-30 0-45 0z"><text:p/></draw:path><draw:path draw:style-name="gr3" draw:text-style-name="P5" svg:width="0.0764in" svg:height="0.0681in" svg:x="1.963in" svg:y="0.0453in" svg:viewBox="0 0 195 174" svg:d="M140 140c0 11 0 22 0 34 18-1 36-2 55-3 0-5 0-9 0-12-27 0-30-4-30-22 0-47 0-92 0-137-19 1-38 3-57 4 0 5 0 8 0 13 27 0 30 2 30 20 0 24 0 46 0 69 0 34-18 60-47 60-33 0-34-18-34-38 0-43 0-85 0-128-18 1-38 3-57 4 0 5 0 8 0 13 31 0 31 1 31 35 0 18 0 37 0 57 0 30 0 65 58 65 22 0 39-10 51-34z"><text:p/></draw:path><draw:path draw:style-name="gr3" draw:text-style-name="P5" svg:width="0.076in" svg:height="0.0669in" svg:x="2.0476in" svg:y="0.0453in" svg:viewBox="0 0 194 171" svg:d="M30 37c0 35 0 69 0 104 0 18-5 18-30 18 0 3 0 7 0 12 13-1 33-3 43-3s31 2 44 3c0-5 0-9 0-12-26 0-31 0-31-18 0-24 0-49 0-72 0-39 28-61 53-61 24 0 29 21 29 43 0 29 0 59 0 90 0 18-5 18-31 18 0 3 0 7 0 12 14-1 34-3 44-3s29 2 43 3c0-5 0-9 0-12-20 0-30 0-30-13 0-25 0-49 0-73 0-33 0-45-12-59-6-6-18-14-41-14-27 0-46 17-57 41 0-13 0-28 0-41-18 1-36 3-54 4 0 5 0 8 0 13 26 0 30 2 30 20z"><text:p/></draw:path><draw:path draw:style-name="gr3" draw:text-style-name="P5" svg:width="0.0571in" svg:height="0.0689in" svg:x="2.1323in" svg:y="0.0453in" svg:viewBox="0 0 146 176" svg:d="M32 88c0-63 32-79 52-79 3 0 27 1 41 14-16 1-18 13-18 18 0 11 7 18 17 18 11 0 19-6 19-18 0-27-30-41-59-41-49 0-84 41-84 89 0 50 37 87 83 87 51 0 63-46 63-49 0-5-3-5-4-5-3 0-4 2-6 5-11 35-36 40-50 40-20 0-54-16-54-79z"><text:p/></draw:path><draw:path draw:style-name="gr3" draw:text-style-name="P5" svg:width="0.0472in" svg:height="0.0941in" svg:x="2.1972in" svg:y="0.0189in" svg:viewBox="0 0 121 240" svg:d="M61 84c18 0 36 0 55 0 0-5 0-9 0-12-19 0-37 0-55 0 0-25 0-48 0-72-4 0-7 0-10 0-1 32-12 73-51 75 0 2 0 5 0 9 11 0 22 0 33 0 0 35 0 70 0 105 0 47 36 51 51 51 27 0 37-28 37-51 0-7 0-15 0-22-3 0-5 0-9 0 0 7 0 14 0 21 0 28-12 43-26 43-25 0-25-35-25-41 0-36 0-71 0-106z"><text:p/></draw:path><draw:path draw:style-name="gr3" draw:text-style-name="P5" svg:width="0.0323in" svg:height="0.1012in" svg:x="2.2587in" svg:y="0.0122in" svg:viewBox="0 0 83 258" svg:d="M56 88c-19 1-36 2-55 4 0 4 0 8 0 13 25 0 29 2 29 21 0 34 0 68 0 102 0 18-4 18-30 18 0 4 0 8 0 12 12-1 33-3 43-3 13 0 26 2 40 3 0-4 0-8 0-12-26 0-27-3-27-18 0-46 0-94 0-140zM57 21c0-12-10-21-21-21s-19 11-19 21 8 20 19 20 21-8 21-20z"><text:p/></draw:path><draw:path draw:style-name="gr3" draw:text-style-name="P5" svg:width="0.0673in" svg:height="0.0689in" svg:x="2.3004in" svg:y="0.0453in" svg:viewBox="0 0 172 176" svg:d="M172 90c0-49-40-90-86-90-49 0-86 42-86 90 0 50 40 86 86 86s86-37 86-86zM86 167c-17 0-34-8-44-26-10-17-10-41-10-54 0-15 0-36 9-53 11-17 28-26 45-26 16 0 33 9 43 25 10 17 10 39 10 54 0 13 0 34-8 52-9 16-26 28-45 28z"><text:p/></draw:path><draw:path draw:style-name="gr3" draw:text-style-name="P5" svg:width="0.0764in" svg:height="0.0669in" svg:x="2.3768in" svg:y="0.0453in" svg:viewBox="0 0 195 171" svg:d="M30 37c0 35 0 69 0 104 0 18-4 18-30 18 0 3 0 7 0 12 13-1 33-3 44-3 10 0 30 2 43 3 0-5 0-9 0-12-25 0-30 0-30-18 0-24 0-49 0-72 0-39 28-61 52-61s29 21 29 43c0 29 0 59 0 90 0 18-5 18-30 18 0 3 0 7 0 12 13-1 33-3 43-3 11 0 31 2 44 3 0-5 0-9 0-12-21 0-30 0-31-13 0-25 0-49 0-73 0-33 0-45-12-59-5-6-18-14-40-14-28 0-47 17-57 41 0-13 0-28 0-41-19 1-36 3-55 4 0 5 0 8 0 13 28 0 30 2 30 20z"><text:p/></draw:path><draw:path draw:style-name="gr3" draw:text-style-name="P5" svg:width="0.1346in" svg:height="0.0823in" svg:x="2.5496in" svg:y="0.0335in" svg:viewBox="0 0 343 210" svg:d="M330 151c7 0 13 0 13-8s-6-8-14-8c-81 0-164 0-245 0-17-14-37-24-49-29 15-7 33-17 49-30 81 0 164 0 245 0 8 0 14 0 14-8 0-7-6-7-13-7-76 0-153 0-229 0 19-18 39-52 39-57 0-4-5-4-8-4-2 0-5 0-7 3-8 15-18 34-44 58-27 23-52 33-72 39-7 2-8 2-8 3-1 0-1 2-1 3s0 1 0 2c0 0 1 0 1 1 1 0 1 0 9 3 52 16 91 50 112 91 5 7 5 7 10 7 3 0 8 0 8-4 0-5-20-38-39-55 76 0 153 0 229 0z"><text:p/></draw:path><draw:path draw:style-name="gr3" draw:text-style-name="P5" svg:width="0.1346in" svg:height="0.0823in" svg:x="2.676in" svg:y="0.0335in" svg:viewBox="0 0 343 210" svg:d="M260 76c16 14 36 24 48 30-13 6-32 16-48 29-82 0-164 0-246 0-6 0-14 0-14 8s8 8 14 8c76 0 152 0 228 0-19 17-38 50-38 55 0 4 5 4 7 4 4 0 6 0 8-3 8-14 19-33 44-56 26-23 52-34 73-40 6-2 6-2 7-3 0-1 0-1 0-2s0-1 0-3c0-1-1-1-1-1-1 0-1-1-9-3-51-15-90-49-112-91-4-8-4-8-10-8-2 0-7 0-7 4 0 5 19 39 38 57-76 0-152 0-228 0-6 0-14 0-14 7 0 8 8 8 14 8 82 0 164 0 246 0z"><text:p/></draw:path><draw:path draw:style-name="gr3" draw:text-style-name="P5" svg:width="0.035in" svg:height="0.1508in" svg:x="2.9197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5" svg:width="0.0846in" svg:height="0.1075in" svg:x="2.9638in" svg:y="0.0071in" svg:viewBox="0 0 216 274" svg:d="M213 14c3-4 3-5 3-6 0-5-4-8-8-8-6 0-8 4-9 9-11 28-22 56-33 85-38 0-78 0-116 0-11-29-22-57-33-85-2-6-4-9-9-9-4 0-8 3-8 8 1 2 0 1 2 6 32 84 65 168 97 251 2 6 3 9 9 9 5 0 6-4 9-8 32-83 65-168 96-252zM55 109c35 0 70 0 106 0-18 45-36 90-53 135-18-45-35-90-53-135z"><text:p/></draw:path><draw:path draw:style-name="gr3" draw:text-style-name="P5" svg:width="0.0693in" svg:height="0.0681in" svg:x="3.0547in" svg:y="0.0453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5 0 29 32 29 34s0 4-1 6c-6 26-12 51-19 76z"><text:p/></draw:path><draw:path draw:style-name="gr3" draw:text-style-name="P5" svg:width="0.076in" svg:height="0.087in" svg:x="3.1839in" svg:y="0.0307in" svg:viewBox="0 0 194 222" svg:d="M180 120c6 0 14 0 14-8 0-7-8-7-14-7-55 0-108 0-163 0 4-52 48-88 103-88 20 0 41 0 60 0 6 0 14-2 14-9 0-8-8-8-14-8-20 0-40 0-61 0-66 0-119 51-119 112 0 62 53 110 119 110 21 0 41 0 61 0 6 0 14 0 14-7 0-8-8-7-14-7-19 0-40 0-60 0-55 0-99-36-103-88 55 0 108 0 163 0z"><text:p/></draw:path><draw:path draw:style-name="gr3" draw:text-style-name="P5" svg:width="0.1039in" svg:height="0.1079in" svg:x="3.3201in" svg:y="0.0043in" svg:viewBox="0 0 265 275" svg:d="M56 230c-15 27-31 32-47 33-6 0-9 0-9 8 0 2 2 4 6 4 9 0 22-2 33-2 13 0 26 2 38 2 2 0 8 0 8-7 0-5-4-5-7-5-9-1-17-4-17-14 0-5 2-9 5-14 10-16 19-32 29-48 32 0 65 0 96 0 2 7 7 60 7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5" svg:width="0.0157in" svg:height="0.0161in" svg:x="3.4421in" svg:y="0.0972in" svg:viewBox="0 0 41 42" svg:d="M41 21c0-11-10-21-21-21s-20 10-20 21 9 21 20 21 21-10 21-21z"><text:p/></draw:path><draw:path draw:style-name="gr3" draw:text-style-name="P5" svg:width="0.0055in" svg:height="0.1508in" svg:x="3.4894in" svg:y="0in" svg:viewBox="0 0 15 384" svg:d="M15 14c0-7 0-14-7-14-8 0-8 7-8 14 0 119 0 237 0 356 0 8 0 14 8 14 7 0 7-6 7-14 0-119 0-237 0-356z"><text:p/></draw:path><draw:path draw:style-name="gr3" draw:text-style-name="P5" svg:width="0.076in" svg:height="0.137in" svg:x="3.5217in" svg:y="0.0071in" svg:viewBox="0 0 194 349" svg:d="M122 118c11 0 22 0 33 0 8 0 11 0 11-9 0-3-3-3-10-3-11 0-21 0-32 0 3-16 6-30 8-44 1-9 7-36 10-41 3-7 10-13 18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7-22 44-37 12-25 21-71 22-74 8-40 15-81 23-120z"><text:p/></draw:path><draw:path draw:style-name="gr3" draw:text-style-name="P5" svg:width="0.035in" svg:height="0.1508in" svg:x="3.6193in" svg:y="0in" svg:viewBox="0 0 90 384" svg:d="M90 380c0-1 0-1-6-8-49-48-61-121-61-179 0-67 14-135 62-183 5-4 5-4 5-7 0-2-2-3-4-3-3 0-39 26-62 75-18 43-24 86-24 118 0 28 4 76 25 119 25 47 58 72 61 72 2 0 4-1 4-4z"><text:p/></draw:path><draw:path draw:style-name="gr3" draw:text-style-name="P5" svg:width="0.0693in" svg:height="0.0681in" svg:x="3.6697in" svg:y="0.0453in" svg:viewBox="0 0 177 174" svg:d="M129 24c-7-14-18-24-35-24-46 0-94 56-94 112 0 37 22 62 52 62 7 0 27-1 50-29 3 17 17 29 36 29 13 0 22-9 28-21 7-14 11-37 11-38 0-4-3-4-4-4-5 0-5 1-6 7-6 25-13 48-29 48-10 0-11-10-11-17 0-9 0-12 4-29s5-21 9-35c4-19 10-37 14-54 2-11 2-11 2-13 0-7-4-10-11-10-9 0-15 9-16 16zM103 124c-1 7-1 8-7 15-17 21-33 27-43 27-20 0-25-22-25-36 0-20 12-67 20-85 13-23 30-37 46-37 25 0 30 32 30 34s-1 4-1 6c-6 26-13 51-20 76z"><text:p/></draw:path><draw:path draw:style-name="gr3" draw:text-style-name="P5" svg:width="0.0346in" svg:height="0.1508in" svg:x="3.7528in" svg:y="0in" svg:viewBox="0 0 89 384" svg:d="M89 193c0-30-3-77-25-120-23-48-56-73-61-73-2 0-3 1-3 3 0 3 0 3 8 10 37 38 59 99 59 180 0 65-14 132-61 181-6 5-6 5-6 6 0 3 1 4 3 4 5 0 40-26 62-75 20-43 24-85 24-116z"><text:p/></draw:path><draw:path draw:style-name="gr3" draw:text-style-name="P5" svg:width="0.0055in" svg:height="0.1508in" svg:x="3.8213in" svg:y="0in" svg:viewBox="0 0 15 384" svg:d="M15 14c0-7 0-14-7-14-8 0-8 7-8 14 0 119 0 237 0 356 0 8 0 14 8 14 7 0 7-6 7-14 0-119 0-237 0-356z"><text:p/></draw:path><draw:path draw:style-name="gr3" draw:text-style-name="P5" svg:width="0.1008in" svg:height="0.035in" svg:x="3.8961in" svg:y="0.057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05in" svg:height="0.1008in" svg:x="4.0622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5" svg:width="0.035in" svg:height="0.1508in" svg:x="4.1331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12"><text:s/></text:span><text:span text:style-name="T27">(כאשר לכל קבוצה </text:span><text:span text:style-name="T27"><draw:g text:anchor-type="as-char" svg:y="-0.1083in" draw:z-index="238" draw:name="Shape209" draw:style-name="gr1"><svg:title>TexMaths</svg:title><svg:desc>11§display§A§svg§600§FALSE§</svg:desc><draw:path draw:style-name="gr2" draw:text-style-name="P4" svg:width="0.0929in" svg:height="0.0921in" svg:x="0.0031in" svg:y="0.0079in" svg:viewBox="0 0 237 235" svg:d="M0 0c79 0 158 0 237 0 0 78 0 157 0 235-79 0-158 0-237 0 0-78 0-157 0-235z"><text:p/></draw:path><draw:path draw:style-name="gr3" draw:text-style-name="P5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7"><text:s/>נבחר את </text:span><text:span text:style-name="T27"><draw:g text:anchor-type="as-char" svg:y="-0.1134in" draw:z-index="237" draw:name="Shape210" draw:style-name="gr1"><svg:title>TexMaths</svg:title><svg:desc>11§display§|A|§svg§600§FALSE§</svg:desc><draw:path draw:style-name="gr2" draw:text-style-name="P4" svg:width="0.1646in" svg:height="0.1358in" svg:x="0.0004in" svg:y="0.0071in" svg:viewBox="0 0 419 346" svg:d="M211 346c-71 0-140 0-211 0 0-116 0-230 0-346 140 0 279 0 419 0 0 116 0 230 0 346-70 0-139 0-208 0z"><text:p/></draw:path><draw:path draw:style-name="gr3" draw:text-style-name="P5" svg:width="0.0055in" svg:height="0.1512in" svg:x="0.011in" svg:y="0in" svg:viewBox="0 0 15 385" svg:d="M15 14c0-6 0-14-7-14-8 0-8 8-8 14 0 119 0 238 0 357 0 7 0 14 8 14 7 0 7-7 7-14 0-119 0-238 0-357z"><text:p/></draw:path><draw:path draw:style-name="gr3" draw:text-style-name="P5" svg:width="0.1039in" svg:height="0.1079in" svg:x="0.0406in" svg:y="0.0043in" svg:viewBox="0 0 265 275" svg:d="M56 231c-15 26-31 31-48 32-5 1-8 1-8 8 0 2 2 4 6 4 9 0 22-1 33-1 12 0 26 1 38 1 2 0 8 0 8-7 0-4-5-5-7-5-9 0-18-3-18-13 0-4 3-9 5-14 10-17 20-32 30-49 32 0 64 0 97 0 1 9 6 60 6 64 0 11-21 12-28 12-5 0-9 0-9 8 0 4 4 4 5 4 16 0 32-1 49-1 10 0 33 1 42 1 3 0 8 0 8-7 0-5-5-5-9-5-23 0-23-2-25-13-8-79-16-160-24-240 0-8 0-10-6-10-7 0-8 3-10 7-46 74-91 149-135 224zM103 175c25-43 50-85 76-127 3 42 7 84 12 127-30 0-60 0-88 0z"><text:p/></draw:path><draw:path draw:style-name="gr3" draw:text-style-name="P5" svg:width="0.0055in" svg:height="0.1512in" svg:x="0.1669in" svg:y="0in" svg:viewBox="0 0 15 385" svg:d="M15 14c0-6 0-14-7-14-8 0-8 8-8 14 0 119 0 238 0 357 0 7 0 14 8 14 7 0 7-7 7-14 0-119 0-238 0-357z"><text:p/></draw:path></draw:g></text:span><text:span text:style-name="T27"><text:s/>להחזיר את כמות האיברים השונים הקיימים בקבוצה </text:span><text:span text:style-name="T27"><draw:g text:anchor-type="as-char" svg:y="-0.1083in" draw:z-index="239" draw:name="Shape211" draw:style-name="gr1"><svg:title>TexMaths</svg:title><svg:desc>11§display§A§svg§600§FALSE§</svg:desc><draw:path draw:style-name="gr2" draw:text-style-name="P4" svg:width="0.0929in" svg:height="0.0921in" svg:x="0.0031in" svg:y="0.0079in" svg:viewBox="0 0 237 235" svg:d="M0 0c79 0 158 0 237 0 0 78 0 157 0 235-79 0-158 0-237 0 0-78 0-157 0-235z"><text:p/></draw:path><draw:path draw:style-name="gr3" draw:text-style-name="P5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7">). </text:span></text:p>
      <text:p text:style-name="P60">הוכחה: </text:p>
      <text:p text:style-name="P61">ראשית נוכיח שבה"כ עבור כל פונקציה <draw:g text:anchor-type="as-char" svg:y="-0.1075in" draw:z-index="199" draw:name="Shape209" draw:style-name="gr1"><svg:title>TexMaths</svg:title><svg:desc>11§display§f§svg§600§FALSE§</svg:desc><draw:path draw:style-name="gr2" draw:text-style-name="P4" svg:width="0.0673in" svg:height="0.1217in" svg:x="0.0004in" svg:y="0.0075in" svg:viewBox="0 0 172 310" svg:d="M0 0c57 0 115 0 172 0 0 103 0 207 0 310-57 0-115 0-172 0 0-103 0-207 0-310z"><text:p/></draw:path><draw:path draw:style-name="gr3" draw:text-style-name="P5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שמחזירה קבוצה לא ריקה מתקיים <draw:g text:anchor-type="as-char" svg:y="-0.1134in" draw:z-index="200" draw:name="Shape210" draw:style-name="gr1"><svg:title>TexMaths</svg:title><svg:desc>11§display§dom(H(f)) = A§svg§600§FALSE§</svg:desc><draw:path draw:style-name="gr2" draw:text-style-name="P4" svg:width="1.0492in" svg:height="0.1354in" svg:x="0.0024in" svg:y="0.0071in" svg:viewBox="0 0 2666 345" svg:d="M0 0c889 0 1777 0 2666 0 0 115 0 230 0 345-889 0-1777 0-2666 0 0-115 0-230 0-345z"><text:p/></draw:path><draw:path draw:style-name="gr3" draw:text-style-name="P5" svg:width="0.072in" svg:height="0.1059in" svg:x="0.0004in" svg:y="0.0071in" svg:viewBox="0 0 184 270" svg:d="M184 3c-1-1 0-3-5-3-6 0-43 3-49 3-3 1-6 4-6 8s4 4 10 4c18 0 19 4 19 7 0 2-1 6-1 8-8 31-16 60-23 91-7-14-18-24-35-24-46 0-94 56-94 111 0 36 21 62 52 62 7 0 26-1 49-29 4 17 18 29 35 29 15 0 24-9 29-21 7-14 12-38 12-39 0-3-3-3-4-3-5 0-5 1-6 7-6 25-13 48-29 48-10 0-11-10-11-18 0-9 0-12 2-18 18-74 36-149 55-223zM103 220c-2 7-2 8-7 15-17 20-33 27-44 27-19 0-24-22-24-36 0-20 12-66 20-84 13-23 30-37 46-37 25 0 30 32 30 34s-1 4-1 6c-6 26-13 50-20 75z"><text:p/></draw:path><draw:path draw:style-name="gr3" draw:text-style-name="P5" svg:width="0.065in" svg:height="0.0681in" svg:x="0.0799in" svg:y="0.0453in" svg:viewBox="0 0 166 174" svg:d="M166 65c0-40-27-65-63-65-51 0-103 54-103 109 0 39 26 65 62 65 51 0 104-53 104-109zM63 166c-17 0-34-12-34-43 0-18 10-59 23-79 18-30 40-36 51-36 22 0 35 18 35 42 0 15-8 56-22 80-15 23-36 36-53 36z"><text:p/></draw:path><draw:path draw:style-name="gr3" draw:text-style-name="P5" svg:width="0.1244in" svg:height="0.0681in" svg:x="0.1516in" svg:y="0.0453in" svg:viewBox="0 0 317 174" svg:d="M23 148c-1 5-3 14-3 16 0 7 5 10 11 10 4 0 12-2 14-10 0-1 6-20 8-29 2-12 5-24 8-35 3-9 5-16 6-25 2-7 6-18 6-20 5-12 26-47 62-47 18 0 21 14 21 27 0 10-2 21-5 32-4 14-8 30-11 45-2 9-6 19-8 29-1 8-4 21-4 23 0 7 4 10 11 10 12 0 14-9 17-22 5-21 19-77 23-93 1-4 21-51 64-51 17 0 21 13 21 27 0 22-16 66-24 86-3 10-6 14-6 22 0 18 14 31 32 31 37 0 51-56 51-59 0-4-3-4-5-4-4 0-4 1-5 7-7 21-19 48-40 48-6 0-10-4-10-13 0-10 4-19 8-27 7-20 23-63 23-85 0-24-15-41-44-41s-49 17-64 37c0-5-1-18-12-27-10-8-22-10-32-10-34 0-53 24-59 33-2-22-19-33-36-33-18 0-26 14-29 22-6 13-12 36-12 37 0 4 4 4 6 4 3 0 3 0 5-9 7-28 14-46 29-46 6 0 12 3 12 18 0 8-1 13-7 32-8 30-14 60-22 90z"><text:p/></draw:path><draw:path draw:style-name="gr3" draw:text-style-name="P5" svg:width="0.035in" svg:height="0.1508in" svg:x="0.2961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5" svg:width="0.128in" svg:height="0.1031in" svg:x="0.3461in" svg:y="0.0098in" svg:viewBox="0 0 326 263" svg:d="M279 30c4-13 5-18 33-18 10 0 14 0 14-8 0-4-5-4-6-4-11 0-38 1-49 1s-39-1-51-1c-2 0-7 0-7 8 0 4 4 4 11 4 5 0 8 0 15 1 6 1 10 1 10 7 0 1 0 2-1 6-8 32-16 63-24 95-39 0-78 0-117 0 7-31 15-60 23-91 3-13 4-18 32-18 10 0 13 0 13-8 0-4-4-4-6-4-11 0-38 1-49 1s-39-1-50-1c-3 0-7 0-7 8 0 4 3 4 11 4 1 0 7 0 14 1 8 1 11 1 11 7 0 1-1 2-2 6-18 69-34 138-52 206-3 16-4 19-35 19-7 0-10 0-10 8 0 4 4 4 6 4 11 0 38-2 48-2 9 0 16 1 25 1s17 1 26 1c3 0 7 0 7-9 0-3-3-3-11-3-14 0-25 0-25-8 0-2 1-4 1-6 9-36 18-70 26-105 40 0 79 0 118 0-16 64-25 100-26 106-5 12-11 13-35 13-6 0-9 0-9 8 0 4 3 3 4 4 11 0 39-2 50-2 7 0 16 1 25 1 8 0 16 1 24 1 3 0 8 0 8-9 0-3-3-3-10-3-14 0-25 0-25-8 0-2 0-4 1-6 17-69 34-138 51-207z"><text:p/></draw:path><draw:path draw:style-name="gr3" draw:text-style-name="P5" svg:width="0.035in" svg:height="0.1508in" svg:x="0.4937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5" svg:width="0.0756in" svg:height="0.137in" svg:x="0.5457in" svg:y="0.0071in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3-37 13-25 22-71 22-74 8-40 15-81 23-120z"><text:p/></draw:path><draw:path draw:style-name="gr3" draw:text-style-name="P5" svg:width="0.035in" svg:height="0.1508in" svg:x="0.6374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5" svg:width="0.0346in" svg:height="0.1508in" svg:x="0.6965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1004in" svg:height="0.035in" svg:x="0.798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1039in" svg:height="0.1079in" svg:x="0.9551in" svg:y="0.0043in" svg:viewBox="0 0 265 275" svg:d="M56 230c-15 27-31 32-48 33-5 0-8 0-8 8 0 2 2 4 6 4 9 0 22-2 33-2 12 0 26 2 38 2 2 0 8 0 8-7 0-5-5-5-7-5-9-1-19-4-19-14 0-5 4-9 6-14 10-16 20-32 30-48 32 0 65 0 96 0 2 7 7 60 7 63 0 12-20 13-27 13-6 0-10 0-10 8 0 4 4 4 5 4 16 0 33-2 49-2 9 0 34 2 44 2 2 0 6 0 6-9 0-3-4-3-9-3-24 0-24-3-25-14-8-79-15-160-23-240-1-8-1-9-8-9-6 0-7 2-10 7-45 74-89 149-134 223zM102 175c26-43 51-86 76-128 5 42 8 85 12 128-29 0-58 0-88 0z"><text:p/></draw:path></draw:g><text:s/>("התחום של <draw:g text:anchor-type="as-char" svg:y="-0.1134in" draw:z-index="213" draw:name="Shape211" draw:style-name="gr1"><svg:title>TexMaths</svg:title><svg:desc>11§display§H(f)§svg§600§FALSE§</svg:desc><draw:path draw:style-name="gr2" draw:text-style-name="P4" svg:width="0.3157in" svg:height="0.1358in" svg:x="0.0024in" svg:y="0.0071in" svg:viewBox="0 0 803 346" svg:d="M402 346c-134 0-268 0-402 0 0-116 0-230 0-346 268 0 535 0 803 0 0 116 0 230 0 346-134 0-268 0-401 0z"><text:p/></draw:path><draw:path draw:style-name="gr3" draw:text-style-name="P5" svg:width="0.1272in" svg:height="0.1028in" svg:x="0.0004in" svg:y="0.0098in" svg:viewBox="0 0 324 262" svg:d="M279 30c3-15 4-18 32-18 11 0 13 0 13-8 0-4-4-4-5-4-10 0-39 1-49 1-12 0-39-1-50-1-4 0-7 0-7 8 0 4 3 4 10 4 1 0 9 0 15 0 7 1 10 1 10 7 0 1 0 2-1 7-8 31-15 62-23 94-39 0-79 0-117 0 7-31 14-61 22-90 4-15 5-18 32-18 10 0 14 0 14-8 0-4-5-4-6-4-11 0-38 1-49 1s-39-1-50-1c-3 0-7 0-7 8 0 4 3 4 11 4 1 0 7 0 14 0 8 1 11 1 11 7 0 1-1 2-2 7-18 69-34 138-52 206-3 15-4 18-35 18-7 0-10 0-10 8 0 4 4 4 5 4 11 0 39-1 49-1 9 0 16 0 25 0s17 1 25 1c3 0 8 0 8-8 0-4-4-4-11-4-14 0-25 0-25-7 0-2 1-4 1-6 9-34 17-70 26-105 40 0 78 0 118 0-17 64-25 99-27 106-4 12-11 12-35 12-5 0-10 0-10 8 0 4 4 3 6 4 11 0 38-1 49-1 8 0 17 0 25 0s17 1 25 1c3 0 7 0 7-8 0-4-3-4-11-4-14 0-24 0-24-7 0-2 0-4 1-6 17-69 34-138 52-207z"><text:p/></draw:path><draw:path draw:style-name="gr3" draw:text-style-name="P5" svg:width="0.035in" svg:height="0.1512in" svg:x="0.148in" svg:y="0in" svg:viewBox="0 0 90 385" svg:d="M90 381c0-1 0-1-7-8-48-49-61-122-61-180 0-67 15-135 63-182 5-5 5-5 5-7 0-3-2-4-4-4-4 0-39 26-62 76-20 42-24 85-24 117 0 29 4 76 25 120 23 47 57 72 61 72 2 0 4-1 4-4z"><text:p/></draw:path><draw:path draw:style-name="gr3" draw:text-style-name="P5" svg:width="0.0756in" svg:height="0.1374in" svg:x="0.1996in" svg:y="0.0067in" svg:viewBox="0 0 193 350" svg:d="M122 118c11 0 22 0 33 0 8 0 11 0 11-8 0-4-3-4-10-4-11 0-21 0-32 0 2-16 6-30 8-44 1-8 6-36 10-40 3-8 10-13 17-13 1 0 12 0 19 6-17 2-21 16-21 21 0 9 8 14 14 14 10 0 22-9 22-24 0-17-18-26-34-26-13 0-37 7-49 45-2 8-3 12-12 61-9 0-18 0-27 0-7 0-12 0-12 7 0 5 4 5 11 5 9 0 17 0 26 0-10 50-19 100-29 151-8 37-13 72-34 72-1 0-11 0-19-6 19-1 22-16 22-21 0-9-7-13-14-13-10 0-22 8-22 23 0 17 18 26 33 26 22 0 37-23 44-37 12-25 21-71 22-74 8-40 15-80 23-121z"><text:p/></draw:path><draw:path draw:style-name="gr3" draw:text-style-name="P5" svg:width="0.035in" svg:height="0.1512in" svg:x="0.2906in" svg:y="0in" svg:viewBox="0 0 90 385" svg:d="M90 193c0-30-4-76-25-120-23-48-57-73-61-73-2 0-4 2-4 4s0 2 8 9c37 38 59 99 59 180 0 65-14 133-62 181-5 6-5 6-5 7 0 2 2 4 4 4 4 0 39-26 62-76 20-41 24-84 24-116z"><text:p/></draw:path></draw:g>"). נוכיח באמצעות הכלה דו־כיוונית. </text:p>
      <text:list text:style-name="L8">
        <text:list-item>
          <text:p text:style-name="P62">יהי <draw:g text:anchor-type="as-char" svg:y="-0.1075in" draw:z-index="201" draw:name="Shape212" draw:style-name="gr1"><svg:title>TexMaths</svg:title><svg:desc>11§display§x \in A§svg§600§FALSE§</svg:desc><draw:path draw:style-name="gr2" draw:text-style-name="P4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8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. צ.ל. <draw:g text:anchor-type="as-char" svg:y="-0.1134in" draw:z-index="202" draw:name="Shape213" draw:style-name="gr1"><svg:title>TexMaths</svg:title><svg:desc>11§display§x \in dom(H(f))§svg§600§FALSE§</svg:desc><draw:path draw:style-name="gr2" draw:text-style-name="P4" svg:width="0.9945in" svg:height="0.1358in" svg:x="0.0039in" svg:y="0.0071in" svg:viewBox="0 0 2527 346" svg:d="M1264 346c-421 0-843 0-1264 0 0-116 0-230 0-346 843 0 1684 0 2527 0 0 116 0 230 0 346-421 0-843 0-1263 0z"><text:p/></draw:path><draw:path draw:style-name="gr3" draw:text-style-name="P5" svg:width="0.0756in" svg:height="0.0685in" svg:x="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5" svg:width="0.0756in" svg:height="0.087in" svg:x="0.1382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5" svg:width="0.0724in" svg:height="0.1063in" svg:x="0.2752in" svg:y="0.0071in" svg:viewBox="0 0 185 271" svg:d="M185 4c0-1 0-4-6-4-5 0-43 3-49 4-2 0-5 3-5 7 0 6 4 6 9 6 19 0 20 2 20 6 0 2-1 6-1 8-8 31-17 60-24 91-7-14-18-25-35-25-46 0-94 57-94 112 0 37 22 62 52 62 7 0 27-1 50-29 4 16 17 29 36 29 13 0 22-9 28-21 7-14 11-38 11-39 0-3-3-3-4-3-4 0-5 1-6 7-6 25-13 47-28 47-11 0-12-10-12-18s1-12 2-18c18-74 37-148 56-222zM105 220c-3 8-3 8-8 15-18 22-33 27-44 27-20 0-25-21-25-36 0-18 13-65 22-83 12-23 28-37 44-37 25 0 30 32 30 34s0 4-1 6c-6 25-12 50-18 74z"><text:p/></draw:path><draw:path draw:style-name="gr3" draw:text-style-name="P5" svg:width="0.0646in" svg:height="0.0685in" svg:x="0.3547in" svg:y="0.0453in" svg:viewBox="0 0 165 175" svg:d="M165 65c0-40-27-65-62-65-51 0-103 55-103 110 0 38 25 65 62 65 51 0 103-53 103-110zM62 166c-17 0-33-12-33-42 0-18 10-60 22-80 19-30 41-35 51-35 23 0 34 19 34 42 0 14-7 55-22 80-13 22-35 35-52 35z"><text:p/></draw:path><draw:path draw:style-name="gr3" draw:text-style-name="P5" svg:width="0.124in" svg:height="0.0685in" svg:x="0.4268in" svg:y="0.0453in" svg:viewBox="0 0 316 175" svg:d="M22 148c-1 6-3 15-3 17 0 7 5 10 11 10 5 0 12-3 14-11 1-1 6-19 8-29 3-12 5-23 9-34 2-9 4-17 6-26 1-7 5-18 5-19 6-12 26-47 63-47 17 0 21 14 21 26 0 10-3 21-6 33-4 15-7 29-10 44-2 10-6 20-8 30-2 8-5 21-5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2-27-10-8-22-10-32-10-35 0-53 25-60 34-2-22-19-34-35-34-19 0-26 15-29 22-8 13-12 36-12 37 0 5 3 5 4 5 4 0 5-1 7-9 7-27 14-46 29-46 5 0 11 3 11 17 0 8-1 13-6 32-8 30-15 60-23 90z"><text:p/></draw:path><draw:path draw:style-name="gr3" draw:text-style-name="P5" svg:width="0.0346in" svg:height="0.1512in" svg:x="0.5705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5" svg:width="0.128in" svg:height="0.1028in" svg:x="0.6205in" svg:y="0.0098in" svg:viewBox="0 0 326 262" svg:d="M281 30c3-15 4-18 31-18 10 0 14 0 14-8 0-4-5-4-6-4-11 0-38 1-49 1s-39-1-50-1c-3 0-8 0-8 8 0 4 4 4 11 4 2 0 8 0 15 0 7 1 11 1 11 7 0 1 0 2-1 7-8 31-17 62-25 94-39 0-78 0-117 0 7-31 15-61 23-90 3-15 4-18 33-18 10 0 12 0 12-8 0-4-3-4-4-4-11 0-40 1-50 1-12 0-40-1-51-1-3 0-6 0-6 8 0 4 3 4 10 4 1 0 9 0 15 0 7 1 10 1 10 7 0 1 0 2-1 7-18 69-34 138-52 206-4 15-4 18-35 18-8 0-11 0-11 8 0 4 3 3 6 4 11 0 38-1 49-1 8 0 17 0 24 0 9 0 18 1 26 1 3 0 7 0 7-8 0-4-3-4-11-4-14 0-24 0-24-7 0-2 0-4 1-6 9-34 17-70 25-105 40 0 80 0 119 0-16 64-25 99-27 106-4 12-11 12-35 12-6 0-9 0-9 8 0 4 4 4 5 4 11 0 39-1 50-1 7 0 16 0 24 0 9 0 16 1 25 1 4 0 8 0 8-8 0-4-3-4-11-4-14 0-25 0-25-7 0-2 1-4 1-6 17-69 35-138 53-207z"><text:p/></draw:path><draw:path draw:style-name="gr3" draw:text-style-name="P5" svg:width="0.0346in" svg:height="0.1512in" svg:x="0.7685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5" svg:width="0.076in" svg:height="0.1374in" svg:x="0.8205in" svg:y="0.0067in" svg:viewBox="0 0 194 350" svg:d="M122 118c11 0 22 0 33 0 8 0 11 0 11-8 0-4-3-4-10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5" svg:width="0.0346in" svg:height="0.1512in" svg:x="0.912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35in" svg:height="0.1512in" svg:x="0.9713in" svg:y="0in" svg:viewBox="0 0 90 385" svg:d="M90 193c0-30-4-76-25-120-23-48-57-73-61-73-2 0-4 2-4 4s0 2 8 9c37 38 59 99 59 180 0 65-14 133-61 181-6 6-6 6-6 7 0 2 2 4 4 4 4 0 39-26 62-76 20-41 24-84 24-116z"><text:p/></draw:path></draw:g>.ע"פ הגדרת דומיין ואיחוד מוכלל, צ.ל. <draw:g text:anchor-type="as-char" svg:y="-0.1134in" draw:z-index="203" draw:name="Shape214" draw:style-name="gr1"><svg:title>TexMaths</svg:title><svg:desc>11§display§\exists a \in A. \exists b \in B. \la a, b \ra \in \{a\} \times f(a)§svg§600§FALSE§</svg:desc><draw:path draw:style-name="gr2" draw:text-style-name="P4" svg:width="2.2035in" svg:height="0.1354in" svg:x="0.0004in" svg:y="0.0071in" svg:viewBox="0 0 5598 345" svg:d="M0 0c1866 0 3732 0 5598 0 0 115 0 230 0 345-1866 0-3732 0-5598 0 0-115 0-230 0-345z"><text:p/></draw:path><draw:path draw:style-name="gr3" draw:text-style-name="P5" svg:width="0.0677in" svg:height="0.1043in" svg:x="0.0008in" svg:y="0.0071in" svg:viewBox="0 0 173 266" svg:d="M173 13c0-12-1-13-15-13-48 0-95 0-144 0-6 0-14 0-14 8 0 7 8 7 14 7 48 0 96 0 143 0 0 37 0 73 0 111-46 0-91 0-137 0-7 0-14 0-14 7 0 8 7 8 14 8 46 0 91 0 137 0 0 36 0 73 0 109-47 0-95 0-143 0-6 0-14 0-14 8s8 8 14 8c49 0 96 0 144 0 14 0 15-2 15-14 0-79 0-160 0-239z"><text:p/></draw:path><draw:path draw:style-name="gr3" draw:text-style-name="P5" svg:width="0.0693in" svg:height="0.0681in" svg:x="0.0831in" svg:y="0.0453in" svg:viewBox="0 0 177 174" svg:d="M129 24c-7-14-18-24-35-24-46 0-94 56-94 112 0 37 22 62 52 62 7 0 27-1 50-29 4 17 17 29 36 29 13 0 22-9 28-21 7-14 11-37 11-38 0-4-3-4-4-4-5 0-5 1-6 7-6 25-13 48-29 48-10 0-11-10-11-17 0-9 1-12 4-29 4-17 5-21 9-35 4-19 10-37 14-54 2-11 2-11 2-13 0-7-4-10-11-10-9 0-15 9-16 16zM103 124c-1 7-1 8-7 15-17 21-32 27-43 27-20 0-25-22-25-36 0-20 12-67 22-85 11-23 28-37 44-37 25 0 30 32 30 34s-1 4-1 6c-6 26-13 51-20 76z"><text:p/></draw:path><draw:path draw:style-name="gr3" draw:text-style-name="P5" svg:width="0.0756in" svg:height="0.087in" svg:x="0.2126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5" svg:width="0.1039in" svg:height="0.1079in" svg:x="0.3492in" svg:y="0.0043in" svg:viewBox="0 0 265 275" svg:d="M55 230c-15 27-30 32-47 33-5 0-8 0-8 8 0 2 2 4 4 4 11 0 24-2 35-2 12 0 25 2 38 2 2 0 7 0 7-7 0-5-4-5-6-5-9-1-19-4-19-14 0-5 3-9 6-14 10-16 20-32 30-48 32 0 65 0 96 0 2 7 7 60 7 63 0 12-21 13-29 13-5 0-8 0-8 8 0 4 4 4 5 4 16 0 32-2 49-2 9 0 34 2 44 2 2 0 6 0 6-9 0-3-4-3-9-3-24 0-24-3-25-14-8-79-16-160-24-240 0-8 0-9-7-9-6 0-7 2-10 7-45 74-90 149-135 223zM102 175c26-43 51-86 76-128 5 42 8 85 12 128-29 0-58 0-88 0z"><text:p/></draw:path><draw:path draw:style-name="gr3" draw:text-style-name="P5" svg:width="0.0157in" svg:height="0.0161in" svg:x="0.4709in" svg:y="0.0972in" svg:viewBox="0 0 41 42" svg:d="M41 21c0-11-9-21-20-21s-21 10-21 21 10 21 21 21 20-10 20-21z"><text:p/></draw:path><draw:path draw:style-name="gr3" draw:text-style-name="P5" svg:width="0.0673in" svg:height="0.1043in" svg:x="0.5087in" svg:y="0.0071in" svg:viewBox="0 0 172 266" svg:d="M172 13c0-12-1-13-14-13-48 0-96 0-145 0-6 0-13 0-13 8 0 7 7 7 13 7 48 0 96 0 143 0 0 37 0 73 0 111-46 0-91 0-137 0-7 0-13 0-13 7 0 8 6 8 13 8 46 0 91 0 137 0 0 36 0 73 0 109-47 0-95 0-143 0-6 0-13 0-13 8s7 8 13 8c49 0 97 0 145 0 13 0 14-2 14-14 0-79 0-160 0-239z"><text:p/></draw:path><draw:path draw:style-name="gr3" draw:text-style-name="P5" svg:width="0.0559in" svg:height="0.1059in" svg:x="0.5917in" svg:y="0.0071in" svg:viewBox="0 0 143 270" svg:d="M75 3c-2-1 0-3-6-3-8 0-36 2-47 3-2 0-7 1-7 8 0 4 4 4 9 4 19 0 20 4 20 7s-3 17-5 24c-11 42-21 84-32 126-5 20-7 24-7 37 0 38 21 61 50 61 45 0 93-58 93-111 0-36-21-62-52-62-17 0-34 11-45 23 10-40 19-78 29-117zM39 150c2-9 2-10 5-15 19-24 36-30 46-30 15 0 24 12 24 36 0 23-12 66-19 81-12 26-30 40-45 40-14 0-27-11-27-40 0-6 0-14 7-37 3-12 5-24 9-35z"><text:p/></draw:path><draw:path draw:style-name="gr3" draw:text-style-name="P5" svg:width="0.076in" svg:height="0.087in" svg:x="0.7047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5" svg:width="0.1083in" svg:height="0.1031in" svg:x="0.8425in" svg:y="0.0098in" svg:viewBox="0 0 276 263" svg:d="M45 232c-3 16-4 19-35 19-7 0-10 0-10 8 0 4 3 4 10 4 46 0 92 0 139 0 60 0 106-46 106-82 0-28-23-51-60-54 40-8 81-37 81-73 0-29-25-54-72-54-43 0-87 0-130 0-7 0-11 0-11 8 0 4 3 4 11 4 1 0 7 0 14 1 8 1 11 1 11 7 0 1 0 2-2 6-18 69-34 138-52 206zM103 122c8-32 17-63 25-94 3-15 4-16 21-16 16 0 34 0 50 0 33 0 42 23 42 40 0 34-33 70-80 70-19 0-39 0-58 0zM87 251c-6 0-7 0-9-1-4 0-5 0-5-3 0-1 0-3 2-9 9-35 17-72 26-107 24 0 50 0 74 0 37 0 44 29 44 45 0 38-34 75-80 75-18 0-34 0-52 0z"><text:p/></draw:path><draw:path draw:style-name="gr3" draw:text-style-name="P5" svg:width="0.0157in" svg:height="0.0161in" svg:x="0.9724in" svg:y="0.0972in" svg:viewBox="0 0 41 42" svg:d="M41 21c0-11-10-21-21-21s-20 10-20 21 9 21 20 21 21-10 21-21z"><text:p/></draw:path><draw:path draw:style-name="gr3" draw:text-style-name="P5" svg:width="0.0335in" svg:height="0.1508in" svg:x="1.0185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5" svg:width="0.0693in" svg:height="0.0681in" svg:x="1.0669in" svg:y="0.0453in" svg:viewBox="0 0 177 174" svg:d="M129 24c-8-14-19-24-37-24-45 0-92 56-92 112 0 37 21 62 51 62 7 0 27-1 50-29 4 17 17 29 35 29 14 0 22-9 29-21 7-14 12-37 12-38 0-4-4-4-5-4-4 0-4 1-6 7-5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3" draw:text-style-name="P5" svg:width="0.0173in" svg:height="0.0453in" svg:x="1.1539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5" svg:width="0.0555in" svg:height="0.1059in" svg:x="1.2154in" svg:y="0.0071in" svg:viewBox="0 0 142 270" svg:d="M75 3c-2-1 0-3-6-3-8 0-37 2-47 3-3 0-8 1-8 8 0 4 5 4 10 4 19 0 19 4 19 7s-3 17-4 24c-11 42-21 84-32 126-6 20-7 24-7 37 0 38 21 61 50 61 45 0 92-58 92-111 0-36-20-62-51-62-18 0-34 11-45 23 10-40 19-78 29-117zM39 150c2-9 2-10 5-15 19-24 36-30 46-30 15 0 24 12 24 36 0 23-13 66-19 81-12 26-31 40-45 40s-27-11-27-40c0-6 0-14 7-37 3-12 5-24 9-35z"><text:p/></draw:path><draw:path draw:style-name="gr3" draw:text-style-name="P5" svg:width="0.0335in" svg:height="0.1508in" svg:x="1.2823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5" svg:width="0.076in" svg:height="0.087in" svg:x="1.3878in" svg:y="0.0307in" svg:viewBox="0 0 194 222" svg:d="M179 120c7 0 15 0 15-8 0-7-8-7-15-7-55 0-109 0-164 0 5-52 50-88 104-88 20 0 41 0 60 0 7 0 15-2 15-9 0-8-8-8-15-8-19 0-40 0-60 0-66 0-119 51-119 112 0 62 53 110 119 110 20 0 41 0 60 0 7 0 15 0 15-7 0-8-8-7-15-7-19 0-40 0-60 0-54 0-99-36-104-88 55 0 109 0 164 0z"><text:p/></draw:path><draw:path draw:style-name="gr3" draw:text-style-name="P5" svg:width="0.0539in" svg:height="0.1508in" svg:x="1.5299in" svg:y="0in" svg:viewBox="0 0 138 384" svg:d="M81 52c0-16 10-41 52-43 2-1 5-2 5-5 0-4-4-4-8-4-39 0-74 20-75 48 0 29 0 59 0 89 0 14 0 26-15 39-14 11-28 12-37 12-2 0-3 2-3 5 0 2 2 2 6 3 26 1 44 15 48 34 1 5 1 6 1 19 0 25 0 50 0 76 0 16 0 28 19 44 15 11 40 15 56 15 4 0 8 0 8-4 0-3-4-3-7-5-24-1-43-13-48-33-2-3-2-4-2-18 0-27 0-53 0-81 0-17-3-24-15-36-8-9-20-12-31-14 32-9 46-27 46-49 0-31 0-61 0-92z"><text:p/></draw:path><draw:path draw:style-name="gr3" draw:text-style-name="P5" svg:width="0.0693in" svg:height="0.0681in" svg:x="1.6008in" svg:y="0.0453in" svg:viewBox="0 0 177 174" svg:d="M129 24c-7-14-18-24-35-24-46 0-94 56-94 112 0 37 22 62 52 62 7 0 27-1 50-29 4 17 17 29 36 29 13 0 22-9 28-21 7-14 11-37 11-38 0-4-3-4-4-4-5 0-5 1-6 7-6 25-13 48-29 48-10 0-11-10-11-17 0-9 1-12 4-29 4-17 5-21 9-35 4-19 10-37 14-54 2-11 2-11 2-13 0-7-4-10-11-10-9 0-15 9-16 16zM103 124c-1 7-1 8-7 15-17 21-32 27-43 27-20 0-25-22-25-36 0-20 12-67 22-85 11-23 28-37 44-37 25 0 30 32 30 34s-1 4-1 6c-6 26-13 51-20 76z"><text:p/></draw:path><draw:path draw:style-name="gr3" draw:text-style-name="P5" svg:width="0.0539in" svg:height="0.1508in" svg:x="1.6862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draw:path draw:style-name="gr3" draw:text-style-name="P5" svg:width="0.0732in" svg:height="0.0724in" svg:x="1.8075in" svg:y="0.0398in" svg:viewBox="0 0 187 185" svg:d="M94 81c-26-25-52-50-77-75-5-6-6-6-9-6-4 0-8 3-8 8 0 2 1 3 6 7 25 26 51 51 77 77-26 26-52 51-77 78-5 4-6 5-6 7 0 5 4 8 8 8 3 0 4 0 9-6 25-25 51-50 77-76 26 27 53 53 80 80 1 1 3 2 5 2 5 0 8-3 8-8 0-2 0-2-1-4-28-28-62-61-81-81 24-24 47-47 71-70 1-2 8-8 9-10 1-1 2-2 2-4 0-5-3-8-8-8-3 0-4 1-8 6-26 25-52 50-77 75z"><text:p/></draw:path><draw:path draw:style-name="gr3" draw:text-style-name="P5" svg:width="0.0756in" svg:height="0.137in" svg:x="1.9457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5" svg:width="0.0346in" svg:height="0.1508in" svg:x="2.0437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5" svg:width="0.0693in" svg:height="0.0681in" svg:x="2.0937in" svg:y="0.0453in" svg:viewBox="0 0 177 174" svg:d="M129 24c-8-14-19-24-37-24-45 0-92 56-92 112 0 37 21 62 51 62 8 0 27-1 50-29 4 17 17 29 35 29 14 0 24-9 29-21 7-14 12-37 12-38 0-4-3-4-5-4-4 0-4 1-5 7-6 25-14 48-29 48-11 0-13-10-13-17 0-9 2-12 6-29s4-21 9-35c4-19 9-37 13-54 3-11 3-11 3-13 0-7-4-10-11-10-10 0-15 9-16 16zM103 124c-2 7-2 8-7 15-18 21-33 27-44 27-19 0-24-22-24-36 0-20 12-67 20-85 13-23 30-37 46-37 25 0 30 32 30 34s-1 4-2 6c-6 26-12 51-19 76z"><text:p/></draw:path><draw:path draw:style-name="gr3" draw:text-style-name="P5" svg:width="0.035in" svg:height="0.1508in" svg:x="2.1768in" svg:y="0in" svg:viewBox="0 0 90 384" svg:d="M90 193c0-30-4-77-25-120-23-48-56-73-61-73-2 0-4 1-4 3 0 3 0 3 8 10 38 38 60 99 60 180 0 65-14 132-62 181-6 5-6 5-6 6 0 3 2 4 4 4 5 0 39-26 62-75 20-43 24-85 24-116z"><text:p/></draw:path></draw:g>. נבחר <draw:g text:anchor-type="as-char" svg:y="-0.1134in" draw:z-index="204" draw:name="Shape215" draw:style-name="gr1"><svg:title>TexMaths</svg:title><svg:desc>11§display§a = x, b \in f(x)§svg§600§FALSE§</svg:desc><draw:path draw:style-name="gr2" draw:text-style-name="P4" svg:width="0.9535in" svg:height="0.1358in" svg:x="0.0024in" svg:y="0.0071in" svg:viewBox="0 0 2423 346" svg:d="M1212 346c-405 0-808 0-1212 0 0-116 0-230 0-346 807 0 1616 0 2423 0 0 116 0 230 0 346-404 0-807 0-1211 0z"><text:p/></draw:path><draw:path draw:style-name="gr3" draw:text-style-name="P5" svg:width="0.0693in" svg:height="0.0685in" svg:x="0.0004in" svg:y="0.0453in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5" svg:width="0.1008in" svg:height="0.0354in" svg:x="0.125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52in" svg:height="0.0685in" svg:x="0.2819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5" svg:width="0.0173in" svg:height="0.0453in" svg:x="0.3776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5" svg:width="0.0555in" svg:height="0.1063in" svg:x="0.4394in" svg:y="0.0071in" svg:viewBox="0 0 142 271" svg:d="M74 4c0-1 0-4-6-4-9 0-36 3-46 3-3 1-8 1-8 8 0 6 4 6 9 6 19 0 20 2 20 6 0 2-3 16-6 23-11 42-21 84-32 127-4 19-5 25-5 37 0 37 20 61 48 61 47 0 94-57 94-112 0-36-21-62-52-62-17 0-33 11-45 23 10-39 19-77 29-116zM37 150c3-8 3-9 6-13 19-26 36-31 46-31 14 0 25 11 25 36 0 23-13 66-19 80-14 27-31 40-47 40-13 0-25-10-25-38 0-8 0-15 6-39 3-12 5-24 8-35z"><text:p/></draw:path><draw:path draw:style-name="gr3" draw:text-style-name="P5" svg:width="0.0752in" svg:height="0.087in" svg:x="0.552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5" svg:width="0.0752in" svg:height="0.1374in" svg:x="0.6913in" svg:y="0.0067in" svg:viewBox="0 0 192 350" svg:d="M121 118c11 0 22 0 33 0 8 0 12 0 12-8 0-4-4-4-11-4-11 0-21 0-32 0 3-16 6-30 9-44 1-8 7-36 9-40 3-8 10-13 17-13 3 0 12 0 20 6-17 2-21 16-21 21 0 9 7 14 15 14 9 0 20-9 20-24 0-17-17-26-34-26-12 0-37 7-48 45-2 8-3 12-13 61-9 0-18 0-27 0-7 0-12 0-12 7 0 5 5 5 11 5 9 0 18 0 27 0-10 50-20 100-30 151-7 37-13 72-33 72-2 0-12 0-19-6 18-1 21-16 21-21 0-9-6-13-14-13-10 0-21 8-21 23 0 17 16 26 33 26 21 0 36-23 43-37 13-25 22-71 22-74 8-40 15-80 23-121z"><text:p/></draw:path><draw:path draw:style-name="gr3" draw:text-style-name="P5" svg:width="0.0346in" svg:height="0.1512in" svg:x="0.789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5" svg:width="0.0752in" svg:height="0.0685in" svg:x="0.8374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19 39-37 39-2 0-11 0-18-4 8-2 17-10 17-21s-9-13-14-13c-12 0-21 10-21 22 0 17 19 25 36 25 26 0 40-27 41-30 4 15 18 30 42 30 39 0 61-49 61-59 0-4-3-4-4-4-4 0-4 1-6 4-13 41-39 50-51 50-15 0-21-12-21-25 0-9 2-17 6-34 5-18 9-35 14-53z"><text:p/></draw:path><draw:path draw:style-name="gr3" draw:text-style-name="P5" svg:width="0.035in" svg:height="0.1512in" svg:x="0.9283in" svg:y="0in" svg:viewBox="0 0 90 385" svg:d="M90 193c0-30-4-76-25-120-23-48-57-73-61-73-2 0-4 2-4 4s0 2 8 9c37 38 59 99 59 180 0 65-14 133-62 181-5 6-5 6-5 7 0 2 2 4 4 4 4 0 39-26 62-76 20-41 24-84 24-116z"><text:p/></draw:path></draw:g><text:s/>ובהתאם לנתון <draw:g text:anchor-type="as-char" svg:y="-0.1161in" draw:z-index="205" draw:name="Shape216" draw:style-name="gr1"><svg:title>TexMaths</svg:title><svg:desc>11§display§f(x) \neq \emptyset§svg§600§FALSE§</svg:desc><draw:path draw:style-name="gr2" draw:text-style-name="P4" svg:width="0.5512in" svg:height="0.1386in" svg:x="0.0004in" svg:y="0.0071in" svg:viewBox="0 0 1401 353" svg:d="M0 0c467 0 934 0 1401 0 0 118 0 235 0 353-467 0-934 0-1401 0 0-118 0-235 0-353z"><text:p/></draw:path><draw:path draw:style-name="gr3" draw:text-style-name="P5" svg:width="0.0752in" svg:height="0.137in" svg:x="0.0008in" svg:y="0.0098in" svg:viewBox="0 0 192 349" svg:d="M121 118c11 0 22 0 33 0 8 0 12 0 12-8 0-4-4-4-11-4-11 0-21 0-32 0 2-15 6-29 8-43 2-9 8-37 10-41 3-8 10-13 17-13 3 0 12 0 20 6-17 3-21 16-21 21 0 9 7 15 15 15 9 0 20-9 20-24 0-17-17-27-34-27-13 0-37 8-48 45-2 9-3 12-13 61-9 0-18 0-27 0-7 0-12 0-12 7 0 5 5 5 11 5 9 0 17 0 26 0-10 50-19 101-29 151-7 38-13 73-34 73-1 0-11 0-18-8 18-1 21-14 21-21 0-9-6-13-14-13-10 0-21 9-21 23 0 18 16 26 32 26 22 0 37-21 44-37 12-24 21-70 22-74 8-40 15-80 23-120z"><text:p/></draw:path><draw:path draw:style-name="gr3" draw:text-style-name="P5" svg:width="0.0346in" svg:height="0.1508in" svg:x="0.0988in" svg:y="0.0035in" svg:viewBox="0 0 89 384" svg:d="M89 379c0-1 0-1-7-8-48-48-60-122-60-179 0-67 14-134 63-182 4-5 4-6 4-7 0-2-1-3-3-3-5 0-40 26-62 75-20 43-24 84-24 117 0 29 3 76 25 119 23 47 56 73 61 73 2 0 3-2 3-5z"><text:p/></draw:path><draw:path draw:style-name="gr3" draw:text-style-name="P5" svg:width="0.0752in" svg:height="0.0681in" svg:x="0.1472in" svg:y="0.0504in" svg:viewBox="0 0 192 174" svg:d="M118 54c2-10 11-46 38-46 1 0 11 0 19 5-11 2-19 11-19 21 0 6 5 13 16 13 7 0 20-6 20-22 0-20-23-25-36-25-22 0-36 20-41 29-9-26-30-29-41-29-40 0-62 49-62 59 0 4 3 4 4 4 4 0 5-1 5-5 13-40 38-50 52-50 7 0 20 3 20 26 0 12-6 37-20 91-6 24-20 41-37 41-2 0-11 0-20-6 10-2 19-9 19-20 0-10-9-14-14-14-12 0-21 10-21 22 0 18 19 26 36 26 26 0 39-27 41-29 4 14 18 29 41 29 40 0 62-50 62-60 0-3-3-3-5-3-3 0-3 1-5 4-13 41-39 51-51 51-16 0-21-13-21-26 0-8 2-17 6-33 5-18 9-36 14-53z"><text:p/></draw:path><draw:path draw:style-name="gr3" draw:text-style-name="P5" svg:width="0.035in" svg:height="0.1508in" svg:x="0.2382in" svg:y="0.0035in" svg:viewBox="0 0 90 384" svg:d="M90 192c0-29-4-77-25-119-24-49-57-73-61-73-2 0-4 1-4 3 0 1 0 2 8 9 37 39 59 100 59 180 0 65-14 132-62 182-5 4-5 4-5 5 0 3 2 5 4 5 4 0 39-27 62-75 20-43 24-86 24-117z"><text:p/></draw:path><draw:path draw:style-name="gr3" draw:text-style-name="P5" svg:width="0.076in" svg:height="0.1402in" svg:x="0.3516in" svg:y="0.0071in" svg:viewBox="0 0 194 357" svg:d="M190 14c4-5 4-5 4-6 0-4-4-8-8-8-6 0-7 2-9 8-58 111-115 223-174 334-3 5-3 6-3 7 0 4 3 8 8 8 4 0 6-2 8-8 59-112 116-223 174-335z"><text:p/></draw:path><draw:path draw:style-name="gr3" draw:text-style-name="P5" svg:width="0.1008in" svg:height="0.035in" svg:x="0.339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1in" svg:height="0.128in" svg:x="0.4984in" svg:y="0in" svg:viewBox="0 0 156 326" svg:d="M132 8c0-5-3-8-9-8-5 0-6 4-9 12-4 15-1 2-5 18-5-3-17-8-31-8-22 0-47 11-62 41s-16 66-16 102c0 24 0 92 33 122-9 30-9 31-9 32 0 4 3 7 8 7 6 0 8-4 10-12 4-15 0-2 4-17 10 4 21 7 32 7 43 0 59-36 67-55 10-26 11-57 11-84 0-29 0-92-34-125 3-11 7-21 10-32zM38 269c-13-26-13-72-13-110 0-30 0-57 6-82 7-35 29-47 47-47 8 0 18 2 28 11-22 75-46 152-68 228zM118 56c12 22 12 67 12 103 0 29 0 56-5 82-6 40-27 55-47 55-9 0-19-3-27-11 22-76 45-153 67-229z"><text:p/></draw:path></draw:g><text:s/>נסיק ש־<draw:g text:anchor-type="as-char" svg:y="-0.1063in" draw:z-index="206" draw:name="Shape217" draw:style-name="gr1"><svg:title>TexMaths</svg:title><svg:desc>11§display§b§svg§600§FALSE§</svg:desc><draw:path draw:style-name="gr2" draw:text-style-name="P4" svg:width="0.0465in" svg:height="0.0906in" svg:x="0.0012in" svg:y="0.0071in" svg:viewBox="0 0 119 231" svg:d="M0 0c40 0 79 0 119 0 0 77 0 154 0 231-40 0-79 0-119 0 0-77 0-154 0-231z"><text:p/></draw:path><draw:path draw:style-name="gr3" draw:text-style-name="P5" svg:width="0.0547in" svg:height="0.1063in" svg:x="0.0004in" svg:y="0in" svg:viewBox="0 0 140 271" svg:d="M75 4c-3-1 0-4-6-4-9 0-37 3-47 4-2 0-7 0-7 8 0 5 4 5 9 5 19 0 20 2 20 6 0 2-4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 קיים. סה"כ מתקיים <draw:g text:anchor-type="as-char" svg:y="-0.1134in" draw:z-index="207" draw:name="Shape218" draw:style-name="gr1"><svg:title>TexMaths</svg:title><svg:desc>11§display§a \in \{a\} \land b \in f(a)§svg§600§FALSE§</svg:desc><draw:path draw:style-name="gr2" draw:text-style-name="P4" svg:width="1.1772in" svg:height="0.1358in" svg:x="0.0024in" svg:y="0.0071in" svg:viewBox="0 0 2991 346" svg:d="M1496 346c-500 0-998 0-1496 0 0-116 0-230 0-346 997 0 1994 0 2991 0 0 116 0 230 0 346-498 0-997 0-1495 0z"><text:p/></draw:path><draw:path draw:style-name="gr3" draw:text-style-name="P5" svg:width="0.0693in" svg:height="0.0685in" svg:x="0.0004in" svg:y="0.0453in" svg:viewBox="0 0 177 175" svg:d="M129 25c-7-14-18-25-36-25-45 0-93 57-93 113 0 37 22 62 52 62 7 0 27-1 50-29 2 16 17 29 35 29 14 0 22-9 29-21 7-14 11-37 11-38 0-4-3-4-4-4-5 0-5 1-6 7-6 25-13 47-30 47-9 0-11-10-11-17 0-9 2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5" svg:width="0.0752in" svg:height="0.087in" svg:x="0.1299in" svg:y="0.0307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5" svg:width="0.0531in" svg:height="0.1512in" svg:x="0.272in" svg:y="0in" svg:viewBox="0 0 136 385" svg:d="M81 52c0-16 10-41 52-43 2 0 3-2 3-5 0-4-2-4-6-4-39 0-74 20-75 48 0 29 0 59 0 89 0 15 0 27-15 39-14 12-28 12-37 13-2 0-3 1-3 4 0 4 2 4 5 4 26 2 44 14 49 34 1 4 1 5 1 19 0 25 0 51 0 76 0 16 0 29 19 43 15 12 40 16 56 16 4 0 6 0 6-4s-2-4-5-4c-24-2-44-15-49-33-1-5-1-5-1-19 0-27 0-54 0-82 0-17-3-24-15-35-9-8-20-12-31-15 32-9 46-27 46-49 0-31 0-61 0-92z"><text:p/></draw:path><draw:path draw:style-name="gr3" draw:text-style-name="P5" svg:width="0.0693in" svg:height="0.0685in" svg:x="0.3429in" svg:y="0.0453in" svg:viewBox="0 0 177 175" svg:d="M129 25c-7-14-18-25-36-25-45 0-93 57-93 113 0 37 21 62 52 62 7 0 26-1 50-29 2 16 17 29 34 29 15 0 23-9 29-21 7-14 12-37 12-38 0-4-3-4-4-4-5 0-5 1-6 7-6 25-13 47-30 47-9 0-11-10-11-17 0-9 0-11 5-29 4-17 5-20 9-34 4-18 10-36 14-54 2-11 2-12 2-13 0-7-4-11-11-11-10 0-15 9-16 17zM103 124c-1 8-1 8-7 15-17 22-33 27-43 27-20 0-26-21-26-36 0-19 13-66 21-84 12-23 30-37 45-37 26 0 31 32 31 34s-1 4-1 7c-6 24-13 49-20 74z"><text:p/></draw:path><draw:path draw:style-name="gr3" draw:text-style-name="P5" svg:width="0.0535in" svg:height="0.1512in" svg:x="0.4283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draw:path draw:style-name="gr3" draw:text-style-name="P5" svg:width="0.0839in" svg:height="0.0937in" svg:x="0.5354in" svg:y="0.0217in" svg:viewBox="0 0 214 239" svg:d="M117 9c-4-7-6-9-9-9-6 0-7 3-9 9-32 71-65 143-97 215-2 4-2 5-2 7 0 5 3 8 8 8 2 0 5-1 8-8 31-67 61-135 92-203 29 68 60 136 90 203 3 8 8 8 9 8 4 0 7-3 7-8 0-1 0-2-2-6-32-72-64-145-95-216z"><text:p/></draw:path><draw:path draw:style-name="gr3" draw:text-style-name="P5" svg:width="0.0559in" svg:height="0.1063in" svg:x="0.6689in" svg:y="0.0071in" svg:viewBox="0 0 143 271" svg:d="M75 4c0-1 0-4-6-4-9 0-36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5" svg:width="0.076in" svg:height="0.087in" svg:x="0.7819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5" svg:width="0.0752in" svg:height="0.1374in" svg:x="0.9213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3" draw:text-style-name="P5" svg:width="0.0346in" svg:height="0.1512in" svg:x="1.0193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5" svg:width="0.0689in" svg:height="0.0685in" svg:x="1.0693in" svg:y="0.0453in" svg:viewBox="0 0 176 175" svg:d="M129 25c-8-14-19-25-37-25-45 0-92 57-92 113 0 37 21 62 51 62 7 0 27-1 50-29 3 16 17 29 35 29 14 0 22-9 29-21 7-14 11-37 11-38 0-4-3-4-4-4-4 0-5 1-6 7-7 25-13 47-29 47-11 0-12-10-12-17 0-9 1-11 6-29 4-17 4-20 8-34 4-18 9-36 14-54 3-11 3-12 3-13 0-7-5-11-12-11-9 0-14 9-15 17zM103 124c-2 8-2 8-7 15-18 22-33 27-44 27-20 0-25-21-25-36 0-19 13-66 21-84 12-23 30-37 45-37 25 0 30 32 30 34s0 4-1 7c-7 24-12 49-19 74z"><text:p/></draw:path><draw:path draw:style-name="gr3" draw:text-style-name="P5" svg:width="0.035in" svg:height="0.1512in" svg:x="1.152in" svg:y="0in" svg:viewBox="0 0 90 385" svg:d="M90 193c0-30-4-76-25-120-23-48-57-73-61-73-2 0-4 2-4 4s0 2 8 9c37 38 59 99 59 180 0 65-14 133-62 181-5 6-5 6-5 7 0 2 2 4 4 4 4 0 39-26 62-76 20-41 24-84 24-116z"><text:p/></draw:path></draw:g><text:s/>שזה מה שצריכים לפי הגדרת כפל קרטזי. </text:p>
        </text:list-item>
        <text:list-item>
          <text:p text:style-name="P62">יהי <draw:g text:anchor-type="as-char" svg:y="-0.1134in" draw:z-index="208" draw:name="Shape219" draw:style-name="gr1"><svg:title>TexMaths</svg:title><svg:desc>11§display§x \in dom(H(f))§svg§600§FALSE§</svg:desc><draw:path draw:style-name="gr2" draw:text-style-name="P4" svg:width="0.9945in" svg:height="0.1358in" svg:x="0.0039in" svg:y="0.0071in" svg:viewBox="0 0 2527 346" svg:d="M1264 346c-421 0-843 0-1264 0 0-116 0-230 0-346 843 0 1684 0 2527 0 0 116 0 230 0 346-421 0-843 0-1263 0z"><text:p/></draw:path><draw:path draw:style-name="gr3" draw:text-style-name="P5" svg:width="0.0756in" svg:height="0.0685in" svg:x="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5" svg:width="0.0756in" svg:height="0.087in" svg:x="0.1382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5" svg:width="0.0724in" svg:height="0.1063in" svg:x="0.2752in" svg:y="0.0071in" svg:viewBox="0 0 185 271" svg:d="M185 4c0-1 0-4-6-4-5 0-43 3-49 4-2 0-5 3-5 7 0 6 4 6 9 6 19 0 20 2 20 6 0 2-1 6-1 8-8 31-17 60-24 91-7-14-18-25-35-25-46 0-94 57-94 112 0 37 22 62 52 62 7 0 27-1 50-29 4 16 17 29 36 29 13 0 22-9 28-21 7-14 11-38 11-39 0-3-3-3-4-3-4 0-5 1-6 7-6 25-13 47-28 47-11 0-12-10-12-18s1-12 2-18c18-74 37-148 56-222zM105 220c-3 8-3 8-8 15-18 22-33 27-44 27-20 0-25-21-25-36 0-18 13-65 22-83 12-23 28-37 44-37 25 0 30 32 30 34s0 4-1 6c-6 25-12 50-18 74z"><text:p/></draw:path><draw:path draw:style-name="gr3" draw:text-style-name="P5" svg:width="0.0646in" svg:height="0.0685in" svg:x="0.3547in" svg:y="0.0453in" svg:viewBox="0 0 165 175" svg:d="M165 65c0-40-27-65-62-65-51 0-103 55-103 110 0 38 25 65 62 65 51 0 103-53 103-110zM62 166c-17 0-33-12-33-42 0-18 10-60 22-80 19-30 41-35 51-35 23 0 34 19 34 42 0 14-7 55-22 80-13 22-35 35-52 35z"><text:p/></draw:path><draw:path draw:style-name="gr3" draw:text-style-name="P5" svg:width="0.124in" svg:height="0.0685in" svg:x="0.4268in" svg:y="0.0453in" svg:viewBox="0 0 316 175" svg:d="M22 148c-1 6-3 15-3 17 0 7 5 10 11 10 5 0 12-3 14-11 1-1 6-19 8-29 3-12 5-23 9-34 2-9 4-17 6-26 1-7 5-18 5-19 6-12 26-47 63-47 17 0 21 14 21 26 0 10-3 21-6 33-4 15-7 29-10 44-2 10-6 20-8 30-2 8-5 21-5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2-27-10-8-22-10-32-10-35 0-53 25-60 34-2-22-19-34-35-34-19 0-26 15-29 22-8 13-12 36-12 37 0 5 3 5 4 5 4 0 5-1 7-9 7-27 14-46 29-46 5 0 11 3 11 17 0 8-1 13-6 32-8 30-15 60-23 90z"><text:p/></draw:path><draw:path draw:style-name="gr3" draw:text-style-name="P5" svg:width="0.0346in" svg:height="0.1512in" svg:x="0.5705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5" svg:width="0.128in" svg:height="0.1028in" svg:x="0.6205in" svg:y="0.0098in" svg:viewBox="0 0 326 262" svg:d="M281 30c3-15 4-18 31-18 10 0 14 0 14-8 0-4-5-4-6-4-11 0-38 1-49 1s-39-1-50-1c-3 0-8 0-8 8 0 4 4 4 11 4 2 0 8 0 15 0 7 1 11 1 11 7 0 1 0 2-1 7-8 31-17 62-25 94-39 0-78 0-117 0 7-31 15-61 23-90 3-15 4-18 33-18 10 0 12 0 12-8 0-4-3-4-4-4-11 0-40 1-50 1-12 0-40-1-51-1-3 0-6 0-6 8 0 4 3 4 10 4 1 0 9 0 15 0 7 1 10 1 10 7 0 1 0 2-1 7-18 69-34 138-52 206-4 15-4 18-35 18-8 0-11 0-11 8 0 4 3 3 6 4 11 0 38-1 49-1 8 0 17 0 24 0 9 0 18 1 26 1 3 0 7 0 7-8 0-4-3-4-11-4-14 0-24 0-24-7 0-2 0-4 1-6 9-34 17-70 25-105 40 0 80 0 119 0-16 64-25 99-27 106-4 12-11 12-35 12-6 0-9 0-9 8 0 4 4 4 5 4 11 0 39-1 50-1 7 0 16 0 24 0 9 0 16 1 25 1 4 0 8 0 8-8 0-4-3-4-11-4-14 0-25 0-25-7 0-2 1-4 1-6 17-69 35-138 53-207z"><text:p/></draw:path><draw:path draw:style-name="gr3" draw:text-style-name="P5" svg:width="0.0346in" svg:height="0.1512in" svg:x="0.7685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5" svg:width="0.076in" svg:height="0.1374in" svg:x="0.8205in" svg:y="0.0067in" svg:viewBox="0 0 194 350" svg:d="M122 118c11 0 22 0 33 0 8 0 11 0 11-8 0-4-3-4-10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5" svg:width="0.0346in" svg:height="0.1512in" svg:x="0.912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35in" svg:height="0.1512in" svg:x="0.9713in" svg:y="0in" svg:viewBox="0 0 90 385" svg:d="M90 193c0-30-4-76-25-120-23-48-57-73-61-73-2 0-4 2-4 4s0 2 8 9c37 38 59 99 59 180 0 65-14 133-61 181-6 6-6 6-6 7 0 2 2 4 4 4 4 0 39-26 62-76 20-41 24-84 24-116z"><text:p/></draw:path></draw:g><text:s/>נוכיח <draw:g text:anchor-type="as-char" svg:y="-0.1075in" draw:z-index="209" draw:name="Shape220" draw:style-name="gr1"><svg:title>TexMaths</svg:title><svg:desc>11§display§x \in A§svg§600§FALSE§</svg:desc><draw:path draw:style-name="gr2" draw:text-style-name="P4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8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. נניח בשלילה ש־<draw:g text:anchor-type="as-char" svg:y="-0.1102in" draw:z-index="210" draw:name="Shape221" draw:style-name="gr1"><svg:title>TexMaths</svg:title><svg:desc>11§display§x \not\in A§svg§600§FALSE§</svg:desc><draw:path draw:style-name="gr2" draw:text-style-name="P4" svg:width="0.3657in" svg:height="0.1256in" svg:x="0.0039in" svg:y="0.0079in" svg:viewBox="0 0 930 320" svg:d="M465 320c-155 0-310 0-465 0 0-107 0-213 0-320 310 0 620 0 930 0 0 107 0 213 0 320-155 0-310 0-465 0z"><text:p/></draw:path><draw:path draw:style-name="gr3" draw:text-style-name="P5" svg:width="0.0752in" svg:height="0.0685in" svg:x="0.0004in" svg:y="0.0429in" svg:viewBox="0 0 192 175" svg:d="M118 54c3-10 12-45 38-45 2 0 11 0 20 4-11 2-19 12-19 21 0 7 5 15 14 15s21-8 21-24c0-19-23-25-35-25-23 0-36 21-40 30-10-26-31-30-42-30-41 0-63 50-63 60 0 4 3 3 4 4 4 0 5-1 6-4 13-41 38-51 52-51 7 0 21 3 21 25 0 12-7 39-21 93-7 24-20 40-37 40-2 0-11 0-19-5 9-2 18-10 18-21s-9-13-14-13c-12 0-22 10-22 22 0 18 20 25 36 25 27 0 40-27 41-29 4 14 19 29 42 29 39 0 61-49 61-59 0-5-3-5-4-5-3 0-5 3-5 5-13 42-39 51-51 51-16 0-21-13-21-26 0-9 2-16 5-34 5-18 9-35 14-53z"><text:p/></draw:path><draw:path draw:style-name="gr3" draw:text-style-name="P5" svg:width="0.0752in" svg:height="0.1413in" svg:x="0.1465in" svg:y="0in" svg:viewBox="0 0 192 360" svg:d="M189 15c3-5 3-6 3-7 0-2-2-8-7-8s-6 2-9 8c-57 112-116 224-173 336-3 6-3 7-3 8 0 3 3 8 8 8 4 0 5-3 8-8 58-113 116-224 173-337z"><text:p/></draw:path><draw:path draw:style-name="gr3" draw:text-style-name="P5" svg:width="0.0756in" svg:height="0.0874in" svg:x="0.1378in" svg:y="0.0283in" svg:viewBox="0 0 193 223" svg:d="M180 120c7 0 13 0 13-7 0-9-6-9-13-9-55 0-109 0-164 0 5-51 49-89 104-89 20 0 40 0 60 0 7 0 13 0 13-7 0-8-6-8-13-8-21 0-40 0-61 0-66 0-119 50-119 113 0 61 53 110 119 110 21 0 40 0 61 0 7 0 13 0 13-8s-6-8-13-8c-20 0-40 0-60 0-55 0-99-36-104-87 55 0 109 0 164 0z"><text:p/></draw:path><draw:path draw:style-name="gr3" draw:text-style-name="P5" svg:width="0.1039in" svg:height="0.1083in" svg:x="0.2736in" svg:y="0in" svg:viewBox="0 0 265 276" svg:d="M56 232c-15 25-31 31-48 32-5 1-8 1-8 7 0 3 2 5 5 5 10 0 22-1 33-1 13 0 27 1 39 1 2 0 8 0 8-8 0-3-5-4-7-4-9 0-19-4-19-14 0-4 4-8 6-14 10-16 20-33 30-48 31 0 64 0 96 0 1 7 7 59 7 64 0 11-21 12-29 12-4 0-9 0-9 7 0 5 5 5 6 5 15 0 32-1 48-1 10 0 34 1 43 1 4 0 8 0 8-8 0-4-4-4-9-4-24 0-24-3-25-14-9-79-17-160-24-240 0-8 0-10-7-10s-8 3-10 7c-45 75-89 150-134 225zM102 175c26-43 51-85 76-126 3 41 8 83 12 126-30 0-58 0-88 0z"><text:p/></draw:path></draw:g>, כלומר <draw:g text:anchor-type="as-char" svg:y="-0.1134in" draw:z-index="211" draw:name="Shape222" draw:style-name="gr1"><svg:title>TexMaths</svg:title><svg:desc>11§display§\forall a \in A. \forall b \in B. \la a, b \ra \not\in \{a\} \times f(a)§svg§600§FALSE§</svg:desc><draw:path draw:style-name="gr2" draw:text-style-name="P4" svg:width="2.2028in" svg:height="0.1354in" svg:x="0.0079in" svg:y="0.0071in" svg:viewBox="0 0 5596 345" svg:d="M0 0c1865 0 3731 0 5596 0 0 115 0 230 0 345-1865 0-3731 0-5596 0 0-115 0-230 0-345z"><text:p/></draw:path><draw:path draw:style-name="gr3" draw:text-style-name="P5" svg:width="0.0839in" svg:height="0.1075in" svg:x="0in" svg:y="0.0071in" svg:viewBox="0 0 214 274" svg:d="M213 14c1-4 1-5 1-6 0-5-2-8-7-8s-7 4-9 9c-11 28-21 56-32 85-40 0-78 0-118 0-11-29-21-57-32-85-2-6-3-9-8-9-4 0-8 3-8 8 1 2 0 1 2 6 32 84 65 168 97 251 1 6 3 9 9 9 5 0 6-4 7-8 33-83 65-168 98-252zM55 109c35 0 69 0 104 0-17 45-34 90-51 135-18-45-35-90-53-135z"><text:p/></draw:path><draw:path draw:style-name="gr3" draw:text-style-name="P5" svg:width="0.0693in" svg:height="0.0681in" svg:x="0.0906in" svg:y="0.0453in" svg:viewBox="0 0 177 174" svg:d="M129 24c-7-14-18-24-36-24-45 0-93 56-93 112 0 37 22 62 52 62 7 0 27-1 50-29 4 17 17 29 35 29 14 0 22-9 29-21 7-14 11-37 11-38 0-4-3-4-4-4-5 0-5 1-6 7-6 25-13 48-30 48-9 0-11-10-11-17 0-9 2-12 5-29 4-17 5-21 9-35 4-19 10-37 14-54 2-11 2-11 2-13 0-7-4-10-11-10-9 0-15 9-16 16zM103 124c-1 7-1 8-7 15-17 21-32 27-43 27-20 0-26-22-26-36 0-20 13-67 22-85 11-23 29-37 44-37 26 0 31 32 31 34s-1 4-1 6c-6 26-13 51-20 76z"><text:p/></draw:path><draw:path draw:style-name="gr3" draw:text-style-name="P5" svg:width="0.0752in" svg:height="0.087in" svg:x="0.2201in" svg:y="0.0307in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3" draw:text-style-name="P5" svg:width="0.1039in" svg:height="0.1079in" svg:x="0.3563in" svg:y="0.0043in" svg:viewBox="0 0 265 275" svg:d="M55 230c-15 27-30 32-47 33-5 0-8 0-8 8 0 2 2 4 4 4 11 0 23-2 34-2 13 0 26 2 39 2 2 0 7 0 7-7 0-5-4-5-6-5-9-1-19-4-19-14 0-5 3-9 6-14 10-16 20-32 30-48 31 0 64 0 96 0 1 7 7 60 7 63 0 12-21 13-29 13-5 0-8 0-8 8 0 4 4 4 5 4 15 0 32-2 48-2 10 0 35 2 44 2 3 0 7 0 7-9 0-3-4-3-9-3-24 0-24-3-25-14-8-79-17-160-24-240 0-8 0-9-7-9-6 0-8 2-10 7-45 74-90 149-135 223zM102 175c26-43 51-86 76-128 5 42 8 85 12 128-29 0-58 0-88 0z"><text:p/></draw:path><draw:path draw:style-name="gr3" draw:text-style-name="P5" svg:width="0.0157in" svg:height="0.0161in" svg:x="0.478in" svg:y="0.0972in" svg:viewBox="0 0 41 42" svg:d="M41 21c0-11-9-21-20-21s-21 10-21 21 10 21 21 21 20-10 20-21z"><text:p/></draw:path><draw:path draw:style-name="gr3" draw:text-style-name="P5" svg:width="0.0839in" svg:height="0.1075in" svg:x="0.5075in" svg:y="0.0071in" svg:viewBox="0 0 214 274" svg:d="M212 14c2-4 2-5 2-6 0-5-3-8-7-8-6 0-8 4-9 9-11 28-21 56-32 85-40 0-78 0-118 0-11-29-21-57-32-85-2-6-4-9-8-9-5 0-8 3-8 8 1 2 0 1 2 6 32 84 64 168 96 251 2 6 4 9 9 9s7-4 8-8c32-83 65-168 97-252zM55 109c35 0 69 0 104 0-17 45-35 90-52 135-18-45-34-90-52-135z"><text:p/></draw:path><draw:path draw:style-name="gr3" draw:text-style-name="P5" svg:width="0.0559in" svg:height="0.1059in" svg:x="0.5988in" svg:y="0.0071in" svg:viewBox="0 0 143 270" svg:d="M75 3c-2-1 0-3-6-3-9 0-36 2-47 3-2 0-7 1-7 8 0 4 4 4 9 4 19 0 20 4 20 7s-3 17-6 24c-11 42-20 84-31 126-5 20-7 24-7 37 0 38 21 61 49 61 46 0 94-58 94-111 0-36-21-62-52-62-17 0-34 11-45 23 10-40 19-78 29-117zM38 150c3-9 3-10 6-15 19-24 36-30 46-30 14 0 24 12 24 36 0 23-12 66-19 81-13 26-30 40-46 40-13 0-26-11-26-40 0-6 0-14 7-37 3-12 5-24 8-35z"><text:p/></draw:path><draw:path draw:style-name="gr3" draw:text-style-name="P5" svg:width="0.076in" svg:height="0.087in" svg:x="0.7118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5" svg:width="0.1083in" svg:height="0.1031in" svg:x="0.8496in" svg:y="0.0098in" svg:viewBox="0 0 276 263" svg:d="M45 232c-3 16-4 19-35 19-7 0-10 0-10 8 0 4 3 4 10 4 46 0 92 0 138 0 61 0 107-46 107-82 0-28-23-51-60-54 40-8 81-37 81-73 0-29-25-54-73-54-42 0-86 0-129 0-7 0-11 0-11 8 0 4 3 4 11 4 1 0 7 0 14 1 8 1 11 1 11 7 0 1 0 2-2 6-18 69-34 138-52 206zM103 122c8-32 17-63 25-94 3-15 4-16 20-16 17 0 35 0 51 0 33 0 42 23 42 40 0 34-33 70-80 70-19 0-39 0-58 0zM87 251c-6 0-7 0-9-1-4 0-5 0-5-3 0-1 0-3 2-9 9-35 17-72 26-107 24 0 50 0 74 0 37 0 44 29 44 45 0 38-34 75-80 75-18 0-35 0-52 0z"><text:p/></draw:path><draw:path draw:style-name="gr3" draw:text-style-name="P5" svg:width="0.0157in" svg:height="0.0161in" svg:x="0.9795in" svg:y="0.0972in" svg:viewBox="0 0 41 42" svg:d="M41 21c0-11-10-21-21-21s-20 10-20 21 9 21 20 21 21-10 21-21z"><text:p/></draw:path><draw:path draw:style-name="gr3" draw:text-style-name="P5" svg:width="0.0335in" svg:height="0.1508in" svg:x="1.0252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5" svg:width="0.0693in" svg:height="0.0681in" svg:x="1.074in" svg:y="0.0453in" svg:viewBox="0 0 177 174" svg:d="M129 24c-8-14-19-24-37-24-45 0-92 56-92 112 0 37 21 62 51 62 7 0 27-1 50-29 3 17 17 29 35 29 14 0 22-9 29-21 7-14 12-37 12-38 0-4-4-4-5-4-4 0-4 1-6 7-5 25-13 48-29 48-11 0-12-10-12-17 0-9 1-12 6-29 4-17 4-21 9-35 4-19 8-37 13-54 3-11 3-11 3-13 0-7-5-10-12-10-9 0-14 9-15 16zM103 124c-2 7-2 8-7 15-18 21-33 27-44 27-19 0-25-22-25-36 0-20 13-67 21-85 12-23 30-37 45-37 26 0 30 32 30 34s0 4-1 6c-7 26-12 51-19 76z"><text:p/></draw:path><draw:path draw:style-name="gr3" draw:text-style-name="P5" svg:width="0.0173in" svg:height="0.0453in" svg:x="1.161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5" svg:width="0.0555in" svg:height="0.1059in" svg:x="1.2224in" svg:y="0.0071in" svg:viewBox="0 0 142 270" svg:d="M75 3c-2-1 0-3-6-3-9 0-37 2-47 3-3 0-8 1-8 8 0 4 5 4 10 4 19 0 19 4 19 7s-3 17-5 24c-11 42-20 84-31 126-6 20-7 24-7 37 0 38 21 61 49 61 46 0 93-58 93-111 0-36-20-62-51-62-18 0-34 11-45 23 10-40 19-78 29-117zM38 150c3-9 3-10 6-15 19-24 36-30 46-30 14 0 24 12 24 36 0 23-13 66-19 81-13 26-31 40-46 40-13 0-26-11-26-40 0-6 0-14 7-37 3-12 5-24 8-35z"><text:p/></draw:path><draw:path draw:style-name="gr3" draw:text-style-name="P5" svg:width="0.0335in" svg:height="0.1508in" svg:x="1.289in" svg:y="0in" svg:viewBox="0 0 86 384" svg:d="M84 198c2-4 2-5 2-5 0-1 0-3-2-7-22-59-46-119-68-177-2-7-4-9-8-9-5 0-8 3-8 8 0 1 0 2 1 6 23 60 46 119 69 179-23 58-46 117-69 177-1 4-1 4-1 7 0 4 3 7 8 7 4 0 6-4 7-7 23-60 45-119 69-179z"><text:p/></draw:path><draw:path draw:style-name="gr3" draw:text-style-name="P5" svg:width="0.076in" svg:height="0.1406in" svg:x="1.4028in" svg:y="0.0043in" svg:viewBox="0 0 194 358" svg:d="M190 15c4-5 4-6 4-7 0-4-3-8-8-8s-6 2-9 8c-58 111-115 223-174 334-3 6-3 7-3 8 0 3 3 8 9 8 4 0 5-2 7-8 59-111 116-223 174-335z"><text:p/></draw:path><draw:path draw:style-name="gr3" draw:text-style-name="P5" svg:width="0.076in" svg:height="0.087in" svg:x="1.3949in" svg:y="0.0307in" svg:viewBox="0 0 194 222" svg:d="M179 120c7 0 15 0 15-8 0-7-8-7-15-7-55 0-109 0-164 0 5-52 50-88 104-88 20 0 40 0 60 0 7 0 15-2 15-9 0-8-8-8-15-8-20 0-40 0-60 0-66 0-119 51-119 112 0 62 53 110 119 110 20 0 40 0 60 0 7 0 15 0 15-7 0-8-8-7-15-7-20 0-40 0-60 0-54 0-99-36-104-88 55 0 109 0 164 0z"><text:p/></draw:path><draw:path draw:style-name="gr3" draw:text-style-name="P5" svg:width="0.0535in" svg:height="0.1508in" svg:x="1.5366in" svg:y="0in" svg:viewBox="0 0 137 384" svg:d="M81 52c0-16 10-41 52-43 2-1 4-2 4-5 0-4-3-4-7-4-39 0-74 20-75 48 0 29 0 59 0 89 0 14 0 26-15 39-14 11-28 12-37 12-2 0-3 2-3 5 0 2 2 2 5 3 27 1 44 15 49 34 1 5 1 6 1 19 0 25 0 50 0 76 0 16 0 28 19 44 15 11 40 15 56 15 4 0 7 0 7-4 0-3-3-3-6-5-24-1-43-13-49-33-1-3-1-4-1-18 0-27 0-53 0-81 0-17-3-24-15-36-8-9-20-12-31-14 32-9 46-27 46-49 0-31 0-61 0-92z"><text:p/></draw:path><draw:path draw:style-name="gr3" draw:text-style-name="P5" svg:width="0.0693in" svg:height="0.0681in" svg:x="1.6079in" svg:y="0.0453in" svg:viewBox="0 0 177 174" svg:d="M129 24c-7-14-18-24-36-24-45 0-93 56-93 112 0 37 22 62 52 62 7 0 27-1 50-29 4 17 17 29 35 29 14 0 22-9 29-21 7-14 11-37 11-38 0-4-3-4-4-4-5 0-5 1-6 7-6 25-13 48-30 48-9 0-11-10-11-17 0-9 2-12 5-29 4-17 5-21 9-35 4-19 10-37 14-54 2-11 2-11 2-13 0-7-4-10-11-10-9 0-15 9-16 16zM103 124c-1 7-1 8-7 15-17 21-32 27-43 27-20 0-26-22-26-36 0-20 13-67 22-85 11-23 29-37 44-37 26 0 31 32 31 34s-1 4-1 6c-6 26-13 51-20 76z"><text:p/></draw:path><draw:path draw:style-name="gr3" draw:text-style-name="P5" svg:width="0.0535in" svg:height="0.1508in" svg:x="1.6929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draw:path draw:style-name="gr3" draw:text-style-name="P5" svg:width="0.0732in" svg:height="0.0724in" svg:x="1.8142in" svg:y="0.0398in" svg:viewBox="0 0 187 185" svg:d="M93 81c-25-25-51-50-77-75-4-6-5-6-8-6-4 0-8 3-8 8 0 2 1 3 5 7 26 26 52 51 77 77-25 26-51 51-77 78-4 4-5 5-5 7 0 5 4 8 8 8 3 0 4 0 8-6 26-25 52-50 77-76 27 27 54 53 81 80 1 1 3 2 5 2 5 0 8-3 8-8 0-2 0-2-1-4-28-28-62-61-82-81 25-24 48-47 72-70 1-2 8-8 9-10 1-1 2-2 2-4 0-5-3-8-8-8-3 0-4 1-9 6-25 25-51 50-77 75z"><text:p/></draw:path><draw:path draw:style-name="gr3" draw:text-style-name="P5" svg:width="0.0752in" svg:height="0.137in" svg:x="1.9524in" svg:y="0.0071in" svg:viewBox="0 0 192 349" svg:d="M121 118c11 0 22 0 33 0 8 0 12 0 12-9 0-3-4-3-11-3-11 0-21 0-32 0 3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5" svg:width="0.0346in" svg:height="0.1508in" svg:x="2.0504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5" svg:width="0.0693in" svg:height="0.0681in" svg:x="2.1004in" svg:y="0.0453in" svg:viewBox="0 0 177 174" svg:d="M129 24c-8-14-19-24-37-24-45 0-92 56-92 112 0 37 21 62 51 62 8 0 27-1 50-29 3 17 17 29 35 29 14 0 23-9 29-21 7-14 12-37 12-38 0-4-3-4-5-4-4 0-4 1-5 7-6 25-14 48-30 48-11 0-12-10-12-17 0-9 1-12 6-29 4-17 4-21 9-35 4-19 8-37 13-54 3-11 3-11 3-13 0-7-4-10-11-10-10 0-15 9-16 16zM103 124c-2 7-2 8-7 15-18 21-33 27-44 27-19 0-25-22-25-36 0-20 13-67 21-85 12-23 30-37 45-37 26 0 31 32 31 34s-1 4-2 6c-7 26-12 51-19 76z"><text:p/></draw:path><draw:path draw:style-name="gr3" draw:text-style-name="P5" svg:width="0.035in" svg:height="0.1508in" svg:x="2.1831in" svg:y="0in" svg:viewBox="0 0 90 384" svg:d="M90 193c0-30-4-77-25-120-23-48-56-73-61-73-2 0-4 1-4 3 0 3 0 3 8 10 38 38 60 99 60 180 0 65-14 132-63 181-5 5-5 5-5 6 0 3 2 4 4 4 5 0 39-26 62-75 20-43 24-85 24-116z"><text:p/></draw:path></draw:g>. נראה בניגוד לכך, הטענה תתקיים עבור <draw:g text:anchor-type="as-char" svg:y="-0.1134in" draw:z-index="212" draw:name="Shape223" draw:style-name="gr1"><svg:title>TexMaths</svg:title><svg:desc>11§display§x = a, b = f(x) = f(a)§svg§600§FALSE§</svg:desc><draw:path draw:style-name="gr2" draw:text-style-name="P4" svg:width="1.4634in" svg:height="0.1354in" svg:x="0.0039in" svg:y="0.0071in" svg:viewBox="0 0 3718 345" svg:d="M0 0c1240 0 2478 0 3718 0 0 115 0 230 0 345-1240 0-2478 0-3718 0 0-115 0-230 0-345z"><text:p/></draw:path><draw:path draw:style-name="gr3" draw:text-style-name="P5" svg:width="0.0752in" svg:height="0.0681in" svg:x="0.0004in" svg:y="0.0453in" svg:viewBox="0 0 192 174" svg:d="M118 54c2-10 12-46 38-46 2 0 11 0 20 5-11 2-19 12-19 21 0 7 5 13 15 13 8 0 20-6 20-22 0-19-23-25-35-25-23 0-36 20-40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4 5-14 40-40 50-52 50-16 0-22-13-22-25 0-9 3-18 6-34 5-18 9-35 14-53z"><text:p/></draw:path><draw:path draw:style-name="gr3" draw:text-style-name="P5" svg:width="0.1008in" svg:height="0.035in" svg:x="0.133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93in" svg:height="0.0681in" svg:x="0.2917in" svg:y="0.0453in" svg:viewBox="0 0 177 174" svg:d="M129 24c-7-14-18-24-36-24-45 0-93 56-93 112 0 37 22 62 52 62 7 0 27-1 50-29 4 17 17 29 35 29 14 0 22-9 29-21 7-14 11-37 11-38 0-4-3-4-4-4-4 0-5 1-6 7-6 25-13 48-28 48-11 0-13-10-13-17 0-9 2-12 6-29 3-17 4-21 8-35 4-19 10-37 14-54 2-11 2-11 2-13 0-7-4-10-11-10-9 0-15 9-16 16zM104 124c-2 7-2 8-7 15-18 21-33 27-44 27-20 0-26-22-26-36 0-20 14-67 22-85 13-23 29-37 44-37 26 0 31 32 31 34s0 4-1 6c-6 26-12 51-19 76z"><text:p/></draw:path><draw:path draw:style-name="gr3" draw:text-style-name="P5" svg:width="0.0173in" svg:height="0.0453in" svg:x="0.3795in" svg:y="0.0972in" svg:viewBox="0 0 45 116" svg:d="M45 41c0-26-9-41-24-41-13 0-21 10-21 21 0 10 8 21 21 21 4 0 10-2 13-6 1-1 1-1 2-1 0 2 1 0 1 6 0 28-14 51-26 65-4 3-4 4-4 5 0 4 2 5 3 5 4 0 35-30 35-75z"><text:p/></draw:path><draw:path draw:style-name="gr3" draw:text-style-name="P5" svg:width="0.0555in" svg:height="0.1059in" svg:x="0.4413in" svg:y="0.0071in" svg:viewBox="0 0 142 270" svg:d="M74 3c-1-1 0-3-5-3-9 0-37 2-47 3-3 0-8 1-8 8 0 4 4 4 10 4 18 0 19 4 19 7s-3 17-6 24c-11 42-21 84-32 126-4 20-5 24-5 37 0 38 20 61 48 61 47 0 94-58 94-111 0-36-21-62-52-62-17 0-33 11-45 23 10-40 19-78 29-117zM37 150c3-9 3-10 7-15 19-24 36-30 46-30 13 0 24 12 24 36 0 23-13 66-19 81-14 26-31 40-47 40-13 0-25-11-25-40 0-6 0-14 7-37 2-12 5-24 7-35z"><text:p/></draw:path><draw:path draw:style-name="gr3" draw:text-style-name="P5" svg:width="0.1008in" svg:height="0.035in" svg:x="0.5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6in" svg:height="0.137in" svg:x="0.7102in" svg:y="0.0071in" svg:viewBox="0 0 194 349" svg:d="M122 118c11 0 22 0 33 0 8 0 11 0 11-9 0-3-3-3-10-3-11 0-21 0-32 0 2-16 6-30 8-44 1-9 7-36 10-41 3-7 10-13 17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7-22 44-37 12-25 21-71 22-74 8-40 15-81 23-120z"><text:p/></draw:path><draw:path draw:style-name="gr3" draw:text-style-name="P5" svg:width="0.035in" svg:height="0.1508in" svg:x="0.8075in" svg:y="0in" svg:viewBox="0 0 90 384" svg:d="M90 380c0-1 0-1-6-8-49-48-61-121-61-179 0-67 14-135 62-183 5-4 5-4 5-7 0-2-2-3-4-3-4 0-39 26-62 75-19 43-24 86-24 118 0 28 4 76 25 119 24 47 57 72 61 72 2 0 4-1 4-4z"><text:p/></draw:path><draw:path draw:style-name="gr3" draw:text-style-name="P5" svg:width="0.0752in" svg:height="0.0681in" svg:x="0.8563in" svg:y="0.0453in" svg:viewBox="0 0 192 174" svg:d="M119 54c2-10 11-46 37-46 2 0 12 0 20 5-11 2-19 12-19 21 0 7 5 13 15 13 8 0 20-6 20-22 0-19-22-25-35-25-23 0-36 20-40 29-10-26-31-29-42-29-41 0-63 50-63 59 0 4 3 3 4 4 4 0 5-1 6-5 13-40 38-50 52-50 7 0 21 4 21 26 0 12-7 38-21 92-7 24-20 40-37 40-2 0-11 0-19-5 9-2 18-10 18-21 0-10-9-13-14-13-12 0-22 10-22 22 0 17 20 25 36 25 27 0 40-26 41-29 4 15 19 29 42 29 39 0 61-50 61-59 0-4-3-4-4-4-3 0-4 1-4 5-14 40-40 50-52 50-16 0-21-13-21-25 0-9 2-18 7-34 4-18 8-35 13-53z"><text:p/></draw:path><draw:path draw:style-name="gr3" draw:text-style-name="P5" svg:width="0.035in" svg:height="0.1508in" svg:x="0.9476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5" svg:width="0.1008in" svg:height="0.035in" svg:x="1.048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52in" svg:height="0.137in" svg:x="1.2091in" svg:y="0.0071in" svg:viewBox="0 0 192 349" svg:d="M121 118c11 0 22 0 33 0 8 0 12 0 12-9 0-3-4-3-11-3-11 0-21 0-32 0 3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5" svg:width="0.0346in" svg:height="0.1508in" svg:x="1.3071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5" svg:width="0.0693in" svg:height="0.0681in" svg:x="1.3571in" svg:y="0.0453in" svg:viewBox="0 0 177 174" svg:d="M129 24c-8-14-19-24-37-24-45 0-92 56-92 112 0 37 21 62 51 62 8 0 27-1 50-29 3 17 17 29 35 29 14 0 23-9 29-21 7-14 12-37 12-38 0-4-3-4-5-4-4 0-4 1-5 7-6 25-14 48-30 48-11 0-12-10-12-17 0-9 1-12 6-29 4-17 4-21 9-35 4-19 8-37 13-54 3-11 3-11 3-13 0-7-4-10-11-10-10 0-15 9-16 16zM103 124c-2 7-2 8-7 15-18 21-33 27-44 27-19 0-25-22-25-36 0-20 13-67 21-85 12-23 30-37 45-37 26 0 31 32 31 34s-1 4-2 6c-7 26-12 51-19 76z"><text:p/></draw:path><draw:path draw:style-name="gr3" draw:text-style-name="P5" svg:width="0.035in" svg:height="0.1508in" svg:x="1.4398in" svg:y="0in" svg:viewBox="0 0 90 384" svg:d="M90 193c0-30-4-77-25-120-23-48-56-73-61-73-2 0-4 1-4 3 0 3 0 3 8 10 38 38 60 99 60 180 0 65-14 132-63 181-5 5-5 5-5 6 0 3 2 4 4 4 5 0 39-26 62-75 20-43 24-85 24-116z"><text:p/></draw:path></draw:g><text:s/>(בהתאם להגדרת כפל קרטזי), ולכן הנחת השלילה נשללה, כדרוש. </text:p>
        </text:list-item>
      </text:list>
      <text:p text:style-name="P63">עבור <draw:g text:anchor-type="as-char" svg:y="-0.1193in" draw:z-index="230" draw:name="Shape224" draw:style-name="gr1"><svg:title>TexMaths</svg:title><svg:desc>11§display§A = \emptyset§svg§600§FALSE§</svg:desc><draw:path draw:style-name="gr2" draw:text-style-name="P4" svg:width="0.3693in" svg:height="0.1126in" svg:x="0.0031in" svg:y="0.0075in" svg:viewBox="0 0 939 287" svg:d="M0 0c313 0 626 0 939 0 0 96 0 192 0 287-313 0-626 0-939 0 0-95 0-191 0-287z"><text:p/></draw:path><draw:path draw:style-name="gr3" draw:text-style-name="P5" svg:width="0.1039in" svg:height="0.1079in" svg:x="0.0004in" svg:y="0.0087in" svg:viewBox="0 0 265 275" svg:d="M56 230c-15 27-31 32-47 33-6 0-9 0-9 8 0 2 2 4 6 4 9 0 22-1 33-1 13 0 26 1 38 1 2 0 8 0 8-7 0-5-4-5-7-5-9-1-17-4-17-13 0-6 2-10 5-14 10-17 19-33 29-50 32 0 65 0 97 0 1 8 6 61 6 64 0 12-20 13-27 13-6 0-10 0-10 8 0 4 3 3 5 4 17 0 33-1 49-1 10 0 34 1 44 1 2 0 6 0 6-7 0-5-3-5-9-5-24 0-24-3-25-14-8-81-15-160-23-240-1-8-1-9-8-9-5 0-7 2-10 7-45 74-89 149-134 223zM102 174c26-42 51-85 76-127 4 42 8 85 12 127-29 0-58 0-88 0z"><text:p/></draw:path><draw:path draw:style-name="gr3" draw:text-style-name="P5" svg:width="0.1012in" svg:height="0.035in" svg:x="0.1598in" svg:y="0.0614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5" svg:width="0.061in" svg:height="0.1283in" svg:x="0.3189in" svg:y="0in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, אז <draw:g text:anchor-type="as-char" svg:y="-0.1161in" draw:z-index="231" draw:name="Shape225" draw:style-name="gr1"><svg:title>TexMaths</svg:title><svg:desc>11§display§H(f) = \cup_{a \in A} [...] = \emptyset§svg§600§FALSE§</svg:desc><draw:path draw:style-name="gr2" draw:text-style-name="P4" svg:width="1.3657in" svg:height="0.1386in" svg:x="0.0024in" svg:y="0.0071in" svg:viewBox="0 0 3470 353" svg:d="M0 0c1157 0 2313 0 3470 0 0 118 0 235 0 353-1157 0-2313 0-3470 0 0-118 0-235 0-353z"><text:p/></draw:path><draw:path draw:style-name="gr3" draw:text-style-name="P5" svg:width="0.128in" svg:height="0.1028in" svg:x="0.0004in" svg:y="0.0134in" svg:viewBox="0 0 326 262" svg:d="M279 30c4-14 5-18 33-18 10 0 14 0 14-8 0-4-5-4-6-4-11 0-40 1-49 1-13 0-40-1-51-1-3 0-7 0-7 8 0 4 4 4 10 4 1 0 9 0 16 1 6 0 10 1 10 6 0 2 0 2-2 7-7 31-15 62-23 94-39 0-78 0-117 0 7-31 14-61 22-90 4-14 5-18 33-18 10 0 13 0 13-8 0-4-5-4-6-4-11 0-38 1-49 1s-39-1-50-1c-3 0-7 0-7 8 0 4 3 4 11 4 1 0 7 0 14 1 7 0 11 1 11 6 0 2-1 3-2 7-18 69-34 138-52 206-3 15-4 19-35 19-7 0-10 0-10 7 0 4 4 4 5 4 10 0 38-2 49-2 9 0 16 2 25 2 8 0 17 0 25 0 3 0 8 0 8-8 0-3-4-3-11-3-14 0-25 0-25-8 0-2 1-5 1-7 9-35 18-69 26-104 40 0 78 0 118 0-16 64-25 100-26 105-5 12-11 14-36 14-5 0-9 0-9 7 0 4 3 2 5 4 11 0 39-2 50-2 7 0 16 2 24 2 9 0 17 0 25 0 3 0 8 0 8-8 0-3-4-3-11-3-15 0-24 0-24-8 0-2 0-5 1-7 17-68 34-137 51-206z"><text:p/></draw:path><draw:path draw:style-name="gr3" draw:text-style-name="P5" svg:width="0.035in" svg:height="0.1508in" svg:x="0.148in" svg:y="0.0035in" svg:viewBox="0 0 90 384" svg:d="M90 379c0-1 0-1-6-8-49-48-61-122-61-179 0-67 14-134 62-182 5-5 5-6 5-7 0-2-2-3-4-3-4 0-39 26-62 75-19 43-24 84-24 117 0 29 4 76 26 119 23 47 56 73 60 73 2 0 4-2 4-5z"><text:p/></draw:path><draw:path draw:style-name="gr3" draw:text-style-name="P5" svg:width="0.0752in" svg:height="0.137in" svg:x="0.2004in" svg:y="0.0098in" svg:viewBox="0 0 192 349" svg:d="M121 118c11 0 22 0 33 0 8 0 12 0 12-8 0-4-4-4-11-4-11 0-21 0-32 0 3-15 6-29 9-43 1-9 7-37 9-41 3-8 10-13 18-13 2 0 11 0 19 6-17 3-21 16-21 21 0 9 7 15 15 15 9 0 20-9 20-24 0-17-17-27-33-27-13 0-38 8-49 45-2 9-3 12-13 61-9 0-18 0-27 0-7 0-11 0-11 7 0 5 4 5 10 5 9 0 18 0 27 0-10 50-20 101-30 151-7 38-13 73-33 73-2 0-12 0-19-8 18-1 21-14 21-21 0-9-6-13-14-13-10 0-21 9-21 23 0 18 16 26 33 26 21 0 36-21 43-37 13-24 22-70 22-74 8-40 15-80 23-120z"><text:p/></draw:path><draw:path draw:style-name="gr3" draw:text-style-name="P5" svg:width="0.035in" svg:height="0.1508in" svg:x="0.2917in" svg:y="0.0035in" svg:viewBox="0 0 90 384" svg:d="M90 192c0-29-4-77-26-119-23-49-56-73-60-73-3 0-4 1-4 3 0 1 0 2 8 9 37 39 59 100 59 180 0 65-14 132-62 182-5 4-5 4-5 5 0 3 1 5 4 5 4 0 39-27 61-75 20-43 25-86 25-117z"><text:p/></draw:path><draw:path draw:style-name="gr3" draw:text-style-name="P5" svg:width="0.1008in" svg:height="0.035in" svg:x="0.3933in" svg:y="0.0598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5" svg:width="0.0846in" svg:height="0.0929in" svg:x="0.5535in" svg:y="0.0264in" svg:viewBox="0 0 216 237" svg:d="M216 14c0-7 0-14-8-14s-8 7-8 14c0 46 0 93 0 139 0 57-64 69-92 69-18 0-42-3-63-16-30-18-30-43-30-53 0-46 0-93 0-139 0-7 0-14-7-14-8 0-8 7-8 14 0 48 0 94 0 141 0 57 59 82 108 82 50 0 108-26 108-82 0-47 0-93 0-141z"><text:p/></draw:path><draw:path draw:style-name="gr3" draw:text-style-name="P5" svg:width="0.0543in" svg:height="0.0472in" svg:x="0.6531in" svg:y="0.0925in" svg:viewBox="0 0 139 121" svg:d="M98 15c-6-8-14-15-28-15-35 0-70 37-70 77 0 26 18 44 41 44 15 0 27-8 38-19 6 17 21 19 29 19 10 0 16-6 21-14 6-10 10-26 10-27 0-3-4-3-5-3-4 0-4 1-6 8-4 13-8 29-20 29-7 0-9-6-9-13 0-5 2-14 4-22 3-6 5-19 6-24 2-7 3-14 5-21 3-7 6-19 6-21 0-5-6-9-10-9s-10 4-12 11zM80 85c-1 7-7 13-13 18-2 3-13 11-25 11-10 0-20-7-20-26 0-14 8-44 14-55 12-22 27-25 34-25 19 0 25 19 25 23 0 1-2 2-2 3-4 17-8 33-13 51z"><text:p/></draw:path><draw:path draw:style-name="gr3" draw:text-style-name="P5" svg:width="0.0587in" svg:height="0.0693in" svg:x="0.7236in" svg:y="0.078in" svg:viewBox="0 0 150 177" svg:d="M139 96c4 0 11 0 11-7s-6-7-11-7c-42 0-83 0-125 0 4-39 37-68 78-68 16 0 31 0 47 0 4 0 11 0 11-6 0-8-6-8-11-8-16 0-32 0-48 0-49 0-91 40-91 88 0 50 42 89 91 89 16 0 32 0 48 0 4 0 11 0 11-7 0-6-6-6-11-6-16 0-31 0-47 0-41 0-74-30-78-68 42 0 83 0 125 0z"><text:p/></draw:path><draw:path draw:style-name="gr3" draw:text-style-name="P5" svg:width="0.0795in" svg:height="0.0752in" svg:x="0.8004in" svg:y="0.0634in" svg:viewBox="0 0 203 192" svg:d="M41 160c-10 15-19 21-34 22-4 0-7 0-7 6 0 3 2 4 3 4 8 0 17-1 24-1 8 0 20 1 28 1 1 0 5 0 5-5s-3-5-4-5c-2 0-12-1-12-7 0-4 2-8 4-11 7-11 15-22 21-33 27 0 52 0 78 0 3 14 4 29 6 45-1 2-2 6-19 6-2 0-6 0-6 7 0 1 1 3 4 3 8 0 27-1 35-1 5 0 11 0 16 0s11 1 15 1c3 0 5-2 5-5 0-5-3-5-7-5-16 0-16-2-17-8-7-56-16-111-24-166-1-6-2-8-7-8s-6 2-8 7c-33 51-66 102-99 153zM76 121c19-30 38-58 57-88 4 30 8 58 12 88-23 0-46 0-69 0z"><text:p/></draw:path><draw:path draw:style-name="gr3" draw:text-style-name="P5" svg:width="0.0205in" svg:height="0.1508in" svg:x="0.911in" svg:y="0.0035in" svg:viewBox="0 0 53 384" svg:d="M53 384c0-6 0-10 0-16-12 0-26 0-38 0 0-117 0-235 0-353 12 0 26 0 38 0 0-5 0-10 0-15-18 0-35 0-53 0 0 127 0 256 0 384 18 0 35 0 53 0z"><text:p/></draw:path><draw:path draw:style-name="gr3" draw:text-style-name="P5" svg:width="0.0157in" svg:height="0.0157in" svg:x="0.9488in" svg:y="0.1004in" svg:viewBox="0 0 41 41" svg:d="M41 21c0-11-10-21-21-21s-20 10-20 21 9 20 20 20 21-9 21-20z"><text:p/></draw:path><draw:path draw:style-name="gr3" draw:text-style-name="P5" svg:width="0.0157in" svg:height="0.0157in" svg:x="0.9909in" svg:y="0.1004in" svg:viewBox="0 0 41 41" svg:d="M41 21c0-11-9-21-20-21s-21 10-21 21 10 20 21 20 20-9 20-20z"><text:p/></draw:path><draw:path draw:style-name="gr3" draw:text-style-name="P5" svg:width="0.0157in" svg:height="0.0157in" svg:x="1.0335in" svg:y="0.1004in" svg:viewBox="0 0 41 41" svg:d="M41 21c0-11-10-21-21-21-12 0-20 10-20 21s8 20 20 20c11 0 21-9 21-20z"><text:p/></draw:path><draw:path draw:style-name="gr3" draw:text-style-name="P5" svg:width="0.0205in" svg:height="0.1508in" svg:x="1.0657in" svg:y="0.0035in" svg:viewBox="0 0 53 384" svg:d="M53 0c-18 0-35 0-53 0 0 5 0 10 0 15 12 0 25 0 37 0 0 118 0 236 0 353-12 0-25 0-37 0 0 6 0 10 0 16 18 0 35 0 53 0 0-128 0-257 0-384z"><text:p/></draw:path><draw:path draw:style-name="gr3" draw:text-style-name="P5" svg:width="0.1008in" svg:height="0.035in" svg:x="1.1555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1in" svg:height="0.128in" svg:x="1.3146in" svg:y="0in" svg:viewBox="0 0 156 326" svg:d="M132 8c0-5-3-8-9-8-5 0-6 4-9 12-4 15-1 2-5 18-5-3-17-8-31-8-22 0-47 11-62 41s-16 66-16 102c0 24 0 92 33 122-9 30-9 31-9 32 0 4 3 7 8 7s8-4 10-12c4-15 0-2 4-17 10 4 21 7 32 7 43 0 59-36 67-55 10-26 11-57 11-84 0-29 0-92-34-125 3-11 7-21 10-32zM38 269c-13-26-13-72-13-110 0-30 0-57 6-82 7-35 29-47 47-47 8 0 18 2 28 11-22 75-46 152-68 228zM118 56c12 22 12 67 12 103 0 29 0 56-5 82-6 40-27 55-47 55-9 0-19-3-27-11 22-76 45-153 67-229z"><text:p/></draw:path></draw:g><text:s/>כדרוש גם כן. </text:p>
      <text:p text:style-name="P61">מכאן ואילך נוכיח את כל אחת משתי הגרירות שצריך להוכיח:</text:p>
      <text:list text:style-name="L9">
        <text:list-item>
          <text:p text:style-name="P64">נניח <draw:g text:anchor-type="as-char" svg:y="-0.1134in" draw:z-index="214" draw:name="Shape224" draw:style-name="gr1"><svg:title>TexMaths</svg:title><svg:desc>11§display§\forall a \in A. |f(a)| = 1§svg§600§FALSE§</svg:desc><draw:path draw:style-name="gr2" draw:text-style-name="P4" svg:width="1.1315in" svg:height="0.1354in" svg:x="0.0079in" svg:y="0.0071in" svg:viewBox="0 0 2875 345" svg:d="M0 0c958 0 1917 0 2875 0 0 115 0 230 0 345-958 0-1917 0-2875 0 0-115 0-230 0-345z"><text:p/></draw:path><draw:path draw:style-name="gr3" draw:text-style-name="P5" svg:width="0.0839in" svg:height="0.1075in" svg:x="0in" svg:y="0.0071in" svg:viewBox="0 0 214 274" svg:d="M213 14c1-4 1-5 1-6 0-5-2-8-7-8s-7 4-9 9c-11 28-21 56-32 85-40 0-78 0-118 0-11-29-21-57-32-85-2-6-3-9-8-9-4 0-8 3-8 8 1 2 0 1 2 6 32 84 65 168 97 251 1 6 3 9 9 9 5 0 6-4 7-8 33-83 65-168 98-252zM55 109c35 0 69 0 104 0-17 45-34 90-51 135-18-45-35-90-53-135z"><text:p/></draw:path><draw:path draw:style-name="gr3" draw:text-style-name="P5" svg:width="0.0693in" svg:height="0.0681in" svg:x="0.0906in" svg:y="0.0453in" svg:viewBox="0 0 177 174" svg:d="M129 24c-7-14-18-24-36-24-45 0-93 56-93 112 0 37 22 62 52 62 7 0 27-1 50-29 2 17 17 29 35 29 14 0 22-9 29-21 7-14 11-37 11-38 0-4-3-4-4-4-5 0-5 1-6 7-6 25-13 48-30 48-9 0-11-10-11-17 0-9 0-12 5-29 4-17 5-21 9-35 4-19 10-37 14-54 2-11 2-11 2-13 0-7-4-10-11-10-9 0-15 9-16 16zM103 124c-1 7-1 8-7 15-17 21-32 27-43 27-20 0-26-22-26-36 0-20 13-67 22-85 11-23 29-37 44-37 26 0 31 32 31 34s-1 4-1 6c-6 26-13 51-20 76z"><text:p/></draw:path><draw:path draw:style-name="gr3" draw:text-style-name="P5" svg:width="0.0752in" svg:height="0.087in" svg:x="0.2201in" svg:y="0.0307in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" draw:text-style-name="P5" svg:width="0.1039in" svg:height="0.1079in" svg:x="0.3563in" svg:y="0.0043in" svg:viewBox="0 0 265 275" svg:d="M55 230c-15 27-31 32-47 33-5 0-8 0-8 8 0 2 1 4 4 4 11 0 23-2 33-2 14 0 27 2 40 2 2 0 7 0 7-7 0-5-4-5-6-5-10-1-19-4-19-14 0-5 3-9 6-14 10-16 20-32 30-48 31 0 64 0 96 0 1 7 6 60 6 63 0 12-20 13-28 13-5 0-8 0-8 8 0 4 4 4 5 4 15 0 32-2 48-2 9 0 33 2 43 2 3 0 8 0 8-9 0-3-4-3-9-3-24 0-24-3-25-14-8-79-17-160-24-240 0-8 0-9-7-9-6 0-8 2-11 7-45 74-89 149-134 223zM101 175c25-43 52-86 77-128 5 42 8 85 12 128-29 0-59 0-89 0z"><text:p/></draw:path><draw:path draw:style-name="gr3" draw:text-style-name="P5" svg:width="0.0157in" svg:height="0.0161in" svg:x="0.478in" svg:y="0.0972in" svg:viewBox="0 0 41 42" svg:d="M41 21c0-11-9-21-20-21-12 0-21 10-21 21s9 21 21 21c11 0 20-10 20-21z"><text:p/></draw:path><draw:path draw:style-name="gr3" draw:text-style-name="P5" svg:width="0.0055in" svg:height="0.1508in" svg:x="0.5252in" svg:y="0in" svg:viewBox="0 0 15 384" svg:d="M15 14c0-7 0-14-7-14-8 0-8 7-8 14 0 119 0 237 0 356 0 8 0 14 8 14 7 0 7-6 7-14 0-119 0-237 0-356z"><text:p/></draw:path><draw:path draw:style-name="gr3" draw:text-style-name="P5" svg:width="0.0752in" svg:height="0.137in" svg:x="0.5579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5" svg:width="0.0346in" svg:height="0.1508in" svg:x="0.6551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5" svg:width="0.0693in" svg:height="0.0681in" svg:x="0.7051in" svg:y="0.0453in" svg:viewBox="0 0 177 174" svg:d="M129 24c-7-14-18-24-36-24-45 0-93 56-93 112 0 37 22 62 52 62 7 0 27-1 50-29 4 17 17 29 35 29 14 0 22-9 29-21 7-14 11-37 11-38 0-4-3-4-4-4-4 0-5 1-6 7-6 25-13 48-28 48-11 0-13-10-13-17 0-9 2-12 6-29 3-17 4-21 8-35 4-19 10-37 14-54 2-11 2-11 2-13 0-7-4-10-11-10-9 0-14 9-16 16zM104 124c-2 7-2 8-7 15-18 21-33 27-44 27-20 0-26-22-26-36 0-20 14-67 22-85 13-23 29-37 46-37 24 0 29 32 29 34s0 4-1 6c-6 26-12 51-19 76z"><text:p/></draw:path><draw:path draw:style-name="gr3" draw:text-style-name="P5" svg:width="0.035in" svg:height="0.1508in" svg:x="0.7882in" svg:y="0in" svg:viewBox="0 0 90 384" svg:d="M90 193c0-30-4-77-26-120-23-48-56-73-60-73-2 0-4 1-4 3 0 3 0 3 8 10 37 38 59 99 59 180 0 65-14 132-62 181-5 5-5 5-5 6 0 3 2 4 4 4 4 0 39-26 62-75 19-43 24-85 24-116z"><text:p/></draw:path><draw:path draw:style-name="gr3" draw:text-style-name="P5" svg:width="0.0055in" svg:height="0.1508in" svg:x="0.8571in" svg:y="0in" svg:viewBox="0 0 15 384" svg:d="M15 14c0-7 0-14-7-14-8 0-8 7-8 14 0 119 0 237 0 356 0 8 0 14 8 14 7 0 7-6 7-14 0-119 0-237 0-356z"><text:p/></draw:path><draw:path draw:style-name="gr3" draw:text-style-name="P5" svg:width="0.1004in" svg:height="0.035in" svg:x="0.931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5in" svg:height="0.1008in" svg:x="1.0972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/draw:g>, נוכיח ש־<draw:g text:anchor-type="as-char" svg:y="-0.1134in" draw:z-index="215" draw:name="Shape225" draw:style-name="gr1"><svg:title>TexMaths</svg:title><svg:desc>11§display§H(f)§svg§600§FALSE§</svg:desc><draw:path draw:style-name="gr2" draw:text-style-name="P4" svg:width="0.3157in" svg:height="0.1358in" svg:x="0.0016in" svg:y="0.0071in" svg:viewBox="0 0 803 346" svg:d="M402 346c-134 0-268 0-402 0 0-116 0-230 0-346 268 0 535 0 803 0 0 116 0 230 0 346-134 0-268 0-401 0z"><text:p/></draw:path><draw:path draw:style-name="gr3" draw:text-style-name="P5" svg:width="0.1272in" svg:height="0.1028in" svg:x="-0.0004in" svg:y="0.0098in" svg:viewBox="0 0 324 262" svg:d="M279 30c3-15 4-18 32-18 11 0 13 0 13-8 0-4-4-4-5-4-10 0-39 1-49 1-12 0-39-1-50-1-4 0-7 0-7 8 0 4 3 4 10 4 1 0 9 0 15 0 7 1 10 1 10 7 0 1 0 2-1 7-8 31-15 62-23 94-39 0-79 0-117 0 7-31 14-61 22-90 4-15 5-18 32-18 10 0 14 0 14-8 0-4-5-4-6-4-11 0-38 1-49 1s-39-1-50-1c-3 0-7 0-7 8 0 4 3 4 11 4 1 0 7 0 14 0 8 1 11 1 11 7 0 1-1 2-2 7-18 69-34 138-52 206-3 15-4 18-35 18-7 0-10 0-10 8 0 4 4 4 5 4 11 0 39-1 49-1 9 0 16 0 25 0s17 1 25 1c3 0 8 0 8-8 0-4-4-4-11-4-14 0-25 0-25-7 0-2 1-4 1-6 9-34 17-70 26-105 40 0 78 0 118 0-17 64-25 99-27 106-4 12-11 12-35 12-5 0-10 0-10 8 0 4 4 3 6 4 11 0 38-1 49-1 8 0 17 0 25 0s17 1 25 1c3 0 7 0 7-8 0-4-3-4-11-4-14 0-24 0-24-7 0-2 0-4 1-6 17-69 34-138 52-207z"><text:p/></draw:path><draw:path draw:style-name="gr3" draw:text-style-name="P5" svg:width="0.035in" svg:height="0.1512in" svg:x="0.1472in" svg:y="0in" svg:viewBox="0 0 90 385" svg:d="M90 381c0-1 0-1-7-8-48-49-61-122-61-180 0-67 15-135 63-182 5-5 5-5 5-7 0-3-2-4-4-4-4 0-39 26-62 76-20 42-24 85-24 117 0 29 4 76 25 120 23 47 57 72 61 72 2 0 4-1 4-4z"><text:p/></draw:path><draw:path draw:style-name="gr3" draw:text-style-name="P5" svg:width="0.0756in" svg:height="0.1374in" svg:x="0.1988in" svg:y="0.0067in" svg:viewBox="0 0 193 350" svg:d="M122 118c11 0 22 0 33 0 8 0 11 0 11-8 0-4-3-4-10-4-11 0-21 0-32 0 2-16 6-30 8-44 1-8 6-36 10-40 3-8 10-13 17-13 1 0 12 0 19 6-17 2-21 16-21 21 0 9 8 14 14 14 10 0 22-9 22-24 0-17-18-26-34-26-13 0-37 7-49 45-2 8-3 12-12 61-9 0-18 0-27 0-7 0-12 0-12 7 0 5 4 5 11 5 9 0 17 0 26 0-10 50-19 100-29 151-8 37-13 72-34 72-1 0-11 0-19-6 19-1 22-16 22-21 0-9-7-13-14-13-10 0-22 8-22 23 0 17 18 26 33 26 22 0 37-23 44-37 12-25 21-71 22-74 8-40 15-80 23-121z"><text:p/></draw:path><draw:path draw:style-name="gr3" draw:text-style-name="P5" svg:width="0.035in" svg:height="0.1512in" svg:x="0.2898in" svg:y="0in" svg:viewBox="0 0 90 385" svg:d="M90 193c0-30-4-76-25-120-23-48-57-73-61-73-2 0-4 2-4 4s0 2 8 9c37 38 59 99 59 180 0 65-14 133-62 181-5 6-5 6-5 7 0 2 2 4 4 4 4 0 39-26 62-76 20-41 24-84 24-116z"><text:p/></draw:path></draw:g> פונקציה וגם <draw:g text:anchor-type="as-char" svg:y="-0.1134in" draw:z-index="217" draw:name="Shape226" draw:style-name="gr1"><svg:title>TexMaths</svg:title><svg:desc>11§display§dom(H(f)) = A§svg§600§FALSE§</svg:desc><draw:path draw:style-name="gr2" draw:text-style-name="P4" svg:width="1.0492in" svg:height="0.1354in" svg:x="0.0016in" svg:y="0.0071in" svg:viewBox="0 0 2666 345" svg:d="M0 0c889 0 1777 0 2666 0 0 115 0 230 0 345-889 0-1777 0-2666 0 0-115 0-230 0-345z"><text:p/></draw:path><draw:path draw:style-name="gr3" draw:text-style-name="P5" svg:width="0.072in" svg:height="0.1059in" svg:x="-0.0004in" svg:y="0.0071in" svg:viewBox="0 0 184 270" svg:d="M184 3c-1-1 0-3-5-3-6 0-43 3-49 3-3 1-6 4-6 8s4 4 10 4c18 0 19 4 19 7 0 2-1 6-1 8-8 31-16 60-23 91-7-14-18-24-35-24-46 0-94 56-94 111 0 36 21 62 52 62 7 0 26-1 49-29 4 17 18 29 35 29 15 0 24-9 29-21 7-14 12-38 12-39 0-3-3-3-4-3-5 0-5 1-6 7-6 25-13 48-29 48-10 0-11-10-11-18 0-9 0-12 2-18 18-74 36-149 55-223zM103 220c-2 7-2 8-7 15-17 20-33 27-44 27-19 0-24-22-24-36 0-20 12-66 20-84 13-23 30-37 46-37 25 0 30 32 30 34s-1 4-1 6c-6 26-13 50-20 75z"><text:p/></draw:path><draw:path draw:style-name="gr3" draw:text-style-name="P5" svg:width="0.065in" svg:height="0.0681in" svg:x="0.0791in" svg:y="0.0453in" svg:viewBox="0 0 166 174" svg:d="M166 65c0-40-27-65-63-65-51 0-103 54-103 109 0 39 26 65 62 65 51 0 104-53 104-109zM63 166c-17 0-34-12-34-43 0-18 10-59 23-79 18-30 40-36 51-36 22 0 35 18 35 42 0 15-8 56-22 80-15 23-36 36-53 36z"><text:p/></draw:path><draw:path draw:style-name="gr3" draw:text-style-name="P5" svg:width="0.1244in" svg:height="0.0681in" svg:x="0.1508in" svg:y="0.0453in" svg:viewBox="0 0 317 174" svg:d="M23 148c-1 5-3 14-3 16 0 7 5 10 11 10 4 0 12-2 14-10 0-1 6-20 8-29 2-12 5-24 8-35 3-9 5-16 6-25 2-7 6-18 6-20 5-12 26-47 62-47 18 0 21 14 21 27 0 10-2 21-5 32-4 14-8 30-11 45-2 9-6 19-8 29-1 8-4 21-4 23 0 7 4 10 11 10 12 0 14-9 17-22 5-21 19-77 23-93 1-4 21-51 64-51 17 0 21 13 21 27 0 22-16 66-24 86-3 10-6 14-6 22 0 18 14 31 32 31 37 0 51-56 51-59 0-4-3-4-5-4-4 0-4 1-5 7-7 21-19 48-40 48-6 0-10-4-10-13 0-10 4-19 8-27 7-20 23-63 23-85 0-24-15-41-44-41s-49 17-64 37c0-5-1-18-12-27-10-8-22-10-32-10-34 0-53 24-59 33-2-22-19-33-36-33-18 0-26 14-29 22-6 13-12 36-12 37 0 4 4 4 6 4 3 0 3 0 5-9 7-28 14-46 29-46 6 0 12 3 12 18 0 8-1 13-7 32-8 30-14 60-22 90z"><text:p/></draw:path><draw:path draw:style-name="gr3" draw:text-style-name="P5" svg:width="0.035in" svg:height="0.1508in" svg:x="0.2953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5" svg:width="0.128in" svg:height="0.1031in" svg:x="0.3453in" svg:y="0.0098in" svg:viewBox="0 0 326 263" svg:d="M279 30c4-13 5-18 33-18 10 0 14 0 14-8 0-4-5-4-6-4-11 0-38 1-49 1s-39-1-51-1c-2 0-7 0-7 8 0 4 4 4 11 4 5 0 8 0 15 1 6 1 10 1 10 7 0 1 0 2-1 6-8 32-16 63-24 95-39 0-78 0-117 0 7-31 15-60 23-91 3-13 4-18 32-18 10 0 13 0 13-8 0-4-4-4-6-4-11 0-38 1-49 1s-39-1-50-1c-3 0-7 0-7 8 0 4 3 4 11 4 1 0 7 0 14 1 8 1 11 1 11 7 0 1-1 2-2 6-18 69-34 138-52 206-3 16-4 19-35 19-7 0-10 0-10 8 0 4 4 4 6 4 11 0 38-2 48-2 9 0 16 1 25 1s17 1 26 1c3 0 7 0 7-9 0-3-3-3-11-3-14 0-25 0-25-8 0-2 1-4 1-6 9-36 18-70 26-105 40 0 79 0 118 0-16 64-25 100-26 106-5 12-11 13-35 13-6 0-9 0-9 8 0 4 3 3 4 4 11 0 39-2 50-2 7 0 16 1 25 1 8 0 16 1 24 1 3 0 8 0 8-9 0-3-3-3-10-3-14 0-25 0-25-8 0-2 0-4 1-6 17-69 34-138 51-207z"><text:p/></draw:path><draw:path draw:style-name="gr3" draw:text-style-name="P5" svg:width="0.035in" svg:height="0.1508in" svg:x="0.4929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5" svg:width="0.0756in" svg:height="0.137in" svg:x="0.5449in" svg:y="0.0071in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3-37 13-25 22-71 22-74 8-40 15-81 23-120z"><text:p/></draw:path><draw:path draw:style-name="gr3" draw:text-style-name="P5" svg:width="0.035in" svg:height="0.1508in" svg:x="0.6366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5" svg:width="0.0346in" svg:height="0.1508in" svg:x="0.6957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1004in" svg:height="0.035in" svg:x="0.7972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1039in" svg:height="0.1079in" svg:x="0.9543in" svg:y="0.0043in" svg:viewBox="0 0 265 275" svg:d="M56 230c-15 27-31 32-48 33-5 0-8 0-8 8 0 2 2 4 6 4 9 0 22-2 33-2 12 0 26 2 38 2 2 0 8 0 8-7 0-5-5-5-7-5-9-1-19-4-19-14 0-5 4-9 6-14 10-16 20-32 30-48 32 0 65 0 96 0 2 7 7 60 7 63 0 12-20 13-27 13-6 0-10 0-10 8 0 4 4 4 5 4 16 0 33-2 49-2 9 0 34 2 44 2 2 0 6 0 6-9 0-3-4-3-9-3-24 0-24-3-25-14-8-79-15-160-23-240-1-8-1-9-8-9-6 0-7 2-10 7-45 74-89 149-134 223zM102 175c26-43 51-86 76-128 5 42 8 85 12 128-29 0-58 0-88 0z"><text:p/></draw:path></draw:g>. בעזרת הטענה שהוכחנו, אפשר לקבוע ש־<draw:g text:anchor-type="as-char" svg:y="-0.1134in" draw:z-index="218" draw:name="Shape227" draw:style-name="gr1"><svg:title>TexMaths</svg:title><svg:desc>11§display§dom(H(f)) = A§svg§600§FALSE§</svg:desc><draw:path draw:style-name="gr2" draw:text-style-name="P4" svg:width="1.0492in" svg:height="0.1354in" svg:x="0.0016in" svg:y="0.0071in" svg:viewBox="0 0 2666 345" svg:d="M0 0c889 0 1777 0 2666 0 0 115 0 230 0 345-889 0-1777 0-2666 0 0-115 0-230 0-345z"><text:p/></draw:path><draw:path draw:style-name="gr3" draw:text-style-name="P5" svg:width="0.072in" svg:height="0.1059in" svg:x="-0.0004in" svg:y="0.0071in" svg:viewBox="0 0 184 270" svg:d="M184 3c-1-1 0-3-5-3-6 0-43 3-49 3-3 1-6 4-6 8s4 4 10 4c18 0 19 4 19 7 0 2-1 6-1 8-8 31-16 60-23 91-7-14-18-24-35-24-46 0-94 56-94 111 0 36 21 62 52 62 7 0 26-1 49-29 4 17 18 29 35 29 15 0 24-9 29-21 7-14 12-38 12-39 0-3-3-3-4-3-5 0-5 1-6 7-6 25-13 48-29 48-10 0-11-10-11-18 0-9 0-12 2-18 18-74 36-149 55-223zM103 220c-2 7-2 8-7 15-17 20-33 27-44 27-19 0-24-22-24-36 0-20 12-66 20-84 13-23 30-37 46-37 25 0 30 32 30 34s-1 4-1 6c-6 26-13 50-20 75z"><text:p/></draw:path><draw:path draw:style-name="gr3" draw:text-style-name="P5" svg:width="0.065in" svg:height="0.0681in" svg:x="0.0791in" svg:y="0.0453in" svg:viewBox="0 0 166 174" svg:d="M166 65c0-40-27-65-63-65-51 0-103 54-103 109 0 39 26 65 62 65 51 0 104-53 104-109zM63 166c-17 0-34-12-34-43 0-18 10-59 23-79 18-30 40-36 51-36 22 0 35 18 35 42 0 15-8 56-22 80-15 23-36 36-53 36z"><text:p/></draw:path><draw:path draw:style-name="gr3" draw:text-style-name="P5" svg:width="0.1244in" svg:height="0.0681in" svg:x="0.1508in" svg:y="0.0453in" svg:viewBox="0 0 317 174" svg:d="M23 148c-1 5-3 14-3 16 0 7 5 10 11 10 4 0 12-2 14-10 0-1 6-20 8-29 2-12 5-24 8-35 3-9 5-16 6-25 2-7 6-18 6-20 5-12 26-47 62-47 18 0 21 14 21 27 0 10-2 21-5 32-4 14-8 30-11 45-2 9-6 19-8 29-1 8-4 21-4 23 0 7 4 10 11 10 12 0 14-9 17-22 5-21 19-77 23-93 1-4 21-51 64-51 17 0 21 13 21 27 0 22-16 66-24 86-3 10-6 14-6 22 0 18 14 31 32 31 37 0 51-56 51-59 0-4-3-4-5-4-4 0-4 1-5 7-7 21-19 48-40 48-6 0-10-4-10-13 0-10 4-19 8-27 7-20 23-63 23-85 0-24-15-41-44-41s-49 17-64 37c0-5-1-18-12-27-10-8-22-10-32-10-34 0-53 24-59 33-2-22-19-33-36-33-18 0-26 14-29 22-6 13-12 36-12 37 0 4 4 4 6 4 3 0 3 0 5-9 7-28 14-46 29-46 6 0 12 3 12 18 0 8-1 13-7 32-8 30-14 60-22 90z"><text:p/></draw:path><draw:path draw:style-name="gr3" draw:text-style-name="P5" svg:width="0.035in" svg:height="0.1508in" svg:x="0.2953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5" svg:width="0.128in" svg:height="0.1031in" svg:x="0.3453in" svg:y="0.0098in" svg:viewBox="0 0 326 263" svg:d="M279 30c4-13 5-18 33-18 10 0 14 0 14-8 0-4-5-4-6-4-11 0-38 1-49 1s-39-1-51-1c-2 0-7 0-7 8 0 4 4 4 11 4 5 0 8 0 15 1 6 1 10 1 10 7 0 1 0 2-1 6-8 32-16 63-24 95-39 0-78 0-117 0 7-31 15-60 23-91 3-13 4-18 32-18 10 0 13 0 13-8 0-4-4-4-6-4-11 0-38 1-49 1s-39-1-50-1c-3 0-7 0-7 8 0 4 3 4 11 4 1 0 7 0 14 1 8 1 11 1 11 7 0 1-1 2-2 6-18 69-34 138-52 206-3 16-4 19-35 19-7 0-10 0-10 8 0 4 4 4 6 4 11 0 38-2 48-2 9 0 16 1 25 1s17 1 26 1c3 0 7 0 7-9 0-3-3-3-11-3-14 0-25 0-25-8 0-2 1-4 1-6 9-36 18-70 26-105 40 0 79 0 118 0-16 64-25 100-26 106-5 12-11 13-35 13-6 0-9 0-9 8 0 4 3 3 4 4 11 0 39-2 50-2 7 0 16 1 25 1 8 0 16 1 24 1 3 0 8 0 8-9 0-3-3-3-10-3-14 0-25 0-25-8 0-2 0-4 1-6 17-69 34-138 51-207z"><text:p/></draw:path><draw:path draw:style-name="gr3" draw:text-style-name="P5" svg:width="0.035in" svg:height="0.1508in" svg:x="0.4929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5" svg:width="0.0756in" svg:height="0.137in" svg:x="0.5449in" svg:y="0.0071in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3-37 13-25 22-71 22-74 8-40 15-81 23-120z"><text:p/></draw:path><draw:path draw:style-name="gr3" draw:text-style-name="P5" svg:width="0.035in" svg:height="0.1508in" svg:x="0.6366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5" svg:width="0.0346in" svg:height="0.1508in" svg:x="0.6957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1004in" svg:height="0.035in" svg:x="0.7972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1039in" svg:height="0.1079in" svg:x="0.9543in" svg:y="0.0043in" svg:viewBox="0 0 265 275" svg:d="M56 230c-15 27-31 32-48 33-5 0-8 0-8 8 0 2 2 4 6 4 9 0 22-2 33-2 12 0 26 2 38 2 2 0 8 0 8-7 0-5-5-5-7-5-9-1-19-4-19-14 0-5 4-9 6-14 10-16 20-32 30-48 32 0 65 0 96 0 2 7 7 60 7 63 0 12-20 13-27 13-6 0-10 0-10 8 0 4 4 4 5 4 16 0 33-2 49-2 9 0 34 2 44 2 2 0 6 0 6-9 0-3-4-3-9-3-24 0-24-3-25-14-8-79-15-160-23-240-1-8-1-9-8-9-6 0-7 2-10 7-45 74-89 149-134 223zM102 175c26-43 51-86 76-128 5 42 8 85 12 128-29 0-58 0-88 0z"><text:p/></draw:path></draw:g> יחדיו עם הנתון. נניח בשלילה ש־<draw:g text:anchor-type="as-char" svg:y="-0.1134in" draw:z-index="219" draw:name="Shape228" draw:style-name="gr1"><svg:title>TexMaths</svg:title><svg:desc>11§display§H(f)§svg§600§FALSE§</svg:desc><draw:path draw:style-name="gr2" draw:text-style-name="P4" svg:width="0.3157in" svg:height="0.1358in" svg:x="0.0016in" svg:y="0.0071in" svg:viewBox="0 0 803 346" svg:d="M402 346c-134 0-268 0-402 0 0-116 0-230 0-346 268 0 535 0 803 0 0 116 0 230 0 346-134 0-268 0-401 0z"><text:p/></draw:path><draw:path draw:style-name="gr3" draw:text-style-name="P5" svg:width="0.1272in" svg:height="0.1028in" svg:x="-0.0004in" svg:y="0.0098in" svg:viewBox="0 0 324 262" svg:d="M279 30c3-15 4-18 32-18 11 0 13 0 13-8 0-4-4-4-5-4-10 0-39 1-49 1-12 0-39-1-50-1-4 0-7 0-7 8 0 4 3 4 10 4 1 0 9 0 15 0 7 1 10 1 10 7 0 1 0 2-1 7-8 31-15 62-23 94-39 0-79 0-117 0 7-31 14-61 22-90 4-15 5-18 32-18 10 0 14 0 14-8 0-4-5-4-6-4-11 0-38 1-49 1s-39-1-50-1c-3 0-7 0-7 8 0 4 3 4 11 4 1 0 7 0 14 0 8 1 11 1 11 7 0 1-1 2-2 7-18 69-34 138-52 206-3 15-4 18-35 18-7 0-10 0-10 8 0 4 4 4 5 4 11 0 39-1 49-1 9 0 16 0 25 0s17 1 25 1c3 0 8 0 8-8 0-4-4-4-11-4-14 0-25 0-25-7 0-2 1-4 1-6 9-34 17-70 26-105 40 0 78 0 118 0-17 64-25 99-27 106-4 12-11 12-35 12-5 0-10 0-10 8 0 4 4 3 6 4 11 0 38-1 49-1 8 0 17 0 25 0s17 1 25 1c3 0 7 0 7-8 0-4-3-4-11-4-14 0-24 0-24-7 0-2 0-4 1-6 17-69 34-138 52-207z"><text:p/></draw:path><draw:path draw:style-name="gr3" draw:text-style-name="P5" svg:width="0.035in" svg:height="0.1512in" svg:x="0.1472in" svg:y="0in" svg:viewBox="0 0 90 385" svg:d="M90 381c0-1 0-1-7-8-48-49-61-122-61-180 0-67 15-135 63-182 5-5 5-5 5-7 0-3-2-4-4-4-4 0-39 26-62 76-20 42-24 85-24 117 0 29 4 76 25 120 23 47 57 72 61 72 2 0 4-1 4-4z"><text:p/></draw:path><draw:path draw:style-name="gr3" draw:text-style-name="P5" svg:width="0.0756in" svg:height="0.1374in" svg:x="0.1988in" svg:y="0.0067in" svg:viewBox="0 0 193 350" svg:d="M122 118c11 0 22 0 33 0 8 0 11 0 11-8 0-4-3-4-10-4-11 0-21 0-32 0 2-16 6-30 8-44 1-8 6-36 10-40 3-8 10-13 17-13 1 0 12 0 19 6-17 2-21 16-21 21 0 9 8 14 14 14 10 0 22-9 22-24 0-17-18-26-34-26-13 0-37 7-49 45-2 8-3 12-12 61-9 0-18 0-27 0-7 0-12 0-12 7 0 5 4 5 11 5 9 0 17 0 26 0-10 50-19 100-29 151-8 37-13 72-34 72-1 0-11 0-19-6 19-1 22-16 22-21 0-9-7-13-14-13-10 0-22 8-22 23 0 17 18 26 33 26 22 0 37-23 44-37 12-25 21-71 22-74 8-40 15-80 23-121z"><text:p/></draw:path><draw:path draw:style-name="gr3" draw:text-style-name="P5" svg:width="0.035in" svg:height="0.1512in" svg:x="0.2898in" svg:y="0in" svg:viewBox="0 0 90 385" svg:d="M90 193c0-30-4-76-25-120-23-48-57-73-61-73-2 0-4 2-4 4s0 2 8 9c37 38 59 99 59 180 0 65-14 133-62 181-5 6-5 6-5 7 0 2 2 4 4 4 4 0 39-26 62-76 20-41 24-84 24-116z"><text:p/></draw:path></draw:g> לא פונקציה, <text:span text:style-name="T28">ומשום שהמליאות כבר הוכחה כחלק מהדומיין אז היחס לא ח"ע </text:span>ולכן <text:span text:style-name="T28">קיימים </text:span><text:span text:style-name="T28"><draw:g text:anchor-type="as-char" svg:y="-0.1075in" draw:z-index="221" draw:name="Shape229" draw:style-name="gr1"><svg:title>TexMaths</svg:title><svg:desc>11§display§b_1, b_2 \in B, a \in A§svg§600§FALSE§</svg:desc><draw:path draw:style-name="gr2" draw:text-style-name="P4" svg:width="1.0709in" svg:height="0.1217in" svg:x="0.0008in" svg:y="0.0079in" svg:viewBox="0 0 2721 310" svg:d="M1362 310c-455 0-908 0-1362 0 0-103 0-207 0-310 907 0 1814 0 2721 0 0 103 0 207 0 310-453 0-906 0-1359 0z"><text:p/></draw:path><draw:path draw:style-name="gr3" draw:text-style-name="P5" svg:width="0.0555in" svg:height="0.1063in" svg:x="0.0004in" svg:y="0.0047in" svg:viewBox="0 0 142 271" svg:d="M74 4c0-1 0-4-5-4-9 0-37 3-47 3-3 1-8 1-8 8 0 5 4 6 10 6 18 0 19 2 19 6 0 2-3 16-6 23-11 42-21 84-32 127-4 17-5 24-5 37 0 36 20 61 48 61 47 0 94-58 94-113 0-35-21-61-52-61-17 0-33 11-45 23 10-39 19-77 29-116zM37 150c3-8 3-9 6-14 20-25 36-30 47-30 13 0 24 11 24 36 0 23-13 66-19 80-14 27-31 40-47 40-13 0-25-10-25-39 0-7 0-14 6-38 3-12 5-24 8-35z"><text:p/></draw:path><draw:path draw:style-name="gr3" draw:text-style-name="P5" svg:width="0.0382in" svg:height="0.0701in" svg:x="0.0701in" svg:y="0.061in" svg:viewBox="0 0 98 179" svg:d="M60 8c0-8 0-8-7-8-18 17-42 18-53 18 0 3 0 5 0 8 7 0 24 0 38-7 0 46 0 92 0 138 0 9 0 12-26 12-3 0-8 0-11 0 0 4 0 7 0 10 6-1 39-1 48-1s43 0 49 1c0-3 0-6 0-10-3 0-7 0-10 0-28 0-28-3-28-12 0-50 0-100 0-149z"><text:p/></draw:path><draw:path draw:style-name="gr3" draw:text-style-name="P5" svg:width="0.0173in" svg:height="0.0449in" svg:x="0.1398in" svg:y="0.0929in" svg:viewBox="0 0 45 115" svg:d="M45 41c0-26-10-41-25-41-12 0-20 10-20 21 0 10 8 20 20 20 5 0 10-1 14-5 1-1 1-1 1-1 1 0 1 0 1 6 0 28-13 51-26 63-5 5-5 6-5 7 0 2 3 4 5 4 4 0 35-29 35-74z"><text:p/></draw:path><draw:path draw:style-name="gr3" draw:text-style-name="P5" svg:width="0.0555in" svg:height="0.1063in" svg:x="0.2012in" svg:y="0.0047in" svg:viewBox="0 0 142 271" svg:d="M75 4c0-1 0-4-6-4-9 0-37 3-47 3-3 1-7 1-7 8 0 5 4 6 9 6 19 0 20 2 20 6 0 2-4 16-6 23-11 42-20 84-31 127-5 17-7 24-7 37 0 36 21 61 49 61 46 0 93-58 93-113 0-35-20-61-51-61-17 0-34 11-45 23 10-39 19-77 29-116zM38 150c3-8 3-9 6-14 19-25 36-30 46-30 14 0 24 11 24 36 0 23-12 66-19 80-13 27-31 40-46 40-13 0-26-10-26-39 0-7 0-14 7-38 3-12 5-24 8-35z"><text:p/></draw:path><draw:path draw:style-name="gr3" draw:text-style-name="P5" svg:width="0.0469in" svg:height="0.0701in" svg:x="0.2661in" svg:y="0.061in" svg:viewBox="0 0 120 179" svg:d="M120 130c-3 0-7 0-10 0 0 5-3 22-7 24-2 2-23 2-26 2-17 0-34 0-51 0 29-25 39-33 54-45 21-16 40-33 40-58 0-33-29-53-64-53-33 0-56 23-56 48 0 14 11 15 14 15 7 0 15-5 15-15 0-4-3-14-17-14 9-19 28-24 40-24 27 0 41 21 41 43 0 23-16 42-25 51-22 21-44 42-66 64-2 2-2 4-2 11 37 0 74 0 111 0 3-16 6-33 9-49z"><text:p/></draw:path><draw:path draw:style-name="gr3" draw:text-style-name="P5" svg:width="0.0752in" svg:height="0.087in" svg:x="0.3827in" svg:y="0.0283in" svg:viewBox="0 0 192 222" svg:d="M179 120c7 0 13 0 13-8s-6-8-13-8c-55 0-109 0-164 0 5-51 50-89 104-89 20 0 40 0 60 0 7 0 13 0 13-7 0-8-6-8-13-8-20 0-40 0-60 0-66 0-119 49-119 112 0 62 53 110 119 110 20 0 40 0 60 0 7 0 13 0 13-8 0-7-6-7-13-7-20 0-40 0-60 0-54 0-99-35-104-87 55 0 109 0 164 0z"><text:p/></draw:path><draw:path draw:style-name="gr3" draw:text-style-name="P5" svg:width="0.1083in" svg:height="0.1028in" svg:x="0.5201in" svg:y="0.0051in" svg:viewBox="0 0 276 262" svg:d="M46 232c-4 14-5 18-35 18-7 0-11 0-11 7 0 5 3 5 11 5 46 0 91 0 137 0 61 0 107-45 107-83 0-27-22-49-60-54 40-7 81-36 81-72 0-29-25-53-71-53-43 0-87 0-130 0-8 0-12 0-12 8 0 4 4 4 11 4 1 0 8 0 15 0 7 1 10 1 10 7 0 1 0 2-1 7-18 69-34 138-52 206zM104 122c8-32 16-64 24-96 4-13 4-14 20-14 17 0 35 0 51 0 34 0 42 22 42 40 0 34-33 70-80 70-19 0-38 0-57 0zM87 250c-6 0-7 0-9 0-3 0-5-1-5-5 0-1 0-1 2-9 9-35 17-70 26-105 24 0 50 0 74 0 37 0 44 28 44 45 0 36-34 74-79 74-18 0-36 0-53 0z"><text:p/></draw:path><draw:path draw:style-name="gr3" draw:text-style-name="P5" svg:width="0.0173in" svg:height="0.0449in" svg:x="0.6496in" svg:y="0.0929in" svg:viewBox="0 0 45 115" svg:d="M45 41c0-26-10-41-25-41-12 0-20 10-20 21 0 10 8 20 20 20 4 0 10-1 14-5 1-1 1-1 1-1 1 0 1 0 1 6 0 28-13 51-26 63-5 5-5 6-5 7 0 2 3 4 5 4 4 0 35-29 35-74z"><text:p/></draw:path><draw:path draw:style-name="gr3" draw:text-style-name="P5" svg:width="0.0689in" svg:height="0.0685in" svg:x="0.7102in" svg:y="0.0429in" svg:viewBox="0 0 176 175" svg:d="M129 25c-8-14-19-25-37-25-45 0-92 57-92 113 0 37 21 62 51 62 7 0 27-1 50-29 3 16 17 29 35 29 14 0 22-9 29-21 7-14 11-37 11-39 0-3-3-3-4-3-4 0-5 1-6 7-7 25-13 47-29 47-11 0-12-10-12-17 0-9 1-11 6-29 4-15 4-20 8-34 4-19 9-36 14-54 2-11 2-12 2-13 0-7-4-11-11-11-9 0-14 9-15 17zM103 124c-2 8-2 8-7 15-18 22-33 27-44 27-20 0-25-21-25-36 0-19 13-66 21-84 12-23 30-37 45-37 25 0 30 32 30 34s0 4-1 6c-7 25-12 50-19 75z"><text:p/></draw:path><draw:path draw:style-name="gr3" draw:text-style-name="P5" svg:width="0.076in" svg:height="0.087in" svg:x="0.839in" svg:y="0.0283in" svg:viewBox="0 0 194 222" svg:d="M179 120c7 0 15 0 15-8s-8-8-15-8c-55 0-109 0-164 0 6-51 50-89 104-89 20 0 40 0 60 0 7 0 15 0 15-7 0-8-8-8-15-8-20 0-40 0-60 0-66 0-119 49-119 112 0 62 53 110 119 110 20 0 40 0 60 0 7 0 15 0 15-8 0-7-8-7-15-7-20 0-40 0-60 0-54 0-98-35-104-87 55 0 109 0 164 0z"><text:p/></draw:path><draw:path draw:style-name="gr3" draw:text-style-name="P5" svg:width="0.1039in" svg:height="0.1079in" svg:x="0.9756in" svg:y="0in" svg:viewBox="0 0 265 275" svg:d="M55 231c-15 25-30 31-47 32-5 1-8 1-8 8 0 2 2 4 4 4 11 0 23-1 34-1 13 0 26 1 39 1 2 0 7 0 7-8 0-3-4-4-6-4-9 0-19-3-19-13 0-5 3-9 6-15 10-16 20-33 30-48 31 0 64 0 96 0 1 8 7 59 7 64 0 11-21 12-29 12-5 0-8 0-8 8 0 4 4 4 5 4 15 0 32-1 48-1 10 0 35 1 43 1 4 0 8 0 8-8 0-4-4-4-9-4-24 0-24-2-25-13-8-79-17-160-24-240 0-8 0-10-7-10-6 0-8 3-10 7-45 74-90 149-135 224zM102 175c26-43 51-85 76-127 5 42 8 84 12 127-29 0-58 0-88 0z"><text:p/></draw:path></draw:g></text:span><text:span text:style-name="T28"><text:s/>כך ש־</text:span><text:span text:style-name="T28"><draw:g text:anchor-type="as-char" svg:y="-0.1134in" draw:z-index="220" draw:name="Shape230" draw:style-name="gr1"><svg:title>TexMaths</svg:title><svg:desc>11§display§\la a, b_1 \ra, \la a, b_2 \ra \in H(f) \land b_1 \neq b_2§svg§600§FALSE§</svg:desc><draw:path draw:style-name="gr2" draw:text-style-name="P4" svg:width="2.0102in" svg:height="0.1358in" svg:x="0.0004in" svg:y="0.0071in" svg:viewBox="0 0 5107 346" svg:d="M2554 346c-851 0-1703 0-2554 0 0-116 0-230 0-346 1703 0 3404 0 5107 0 0 116 0 230 0 346-851 0-1703 0-2553 0z"><text:p/></draw:path><draw:path draw:style-name="gr3" draw:text-style-name="P5" svg:width="0.0335in" svg:height="0.1512in" svg:x="0.0094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5" svg:width="0.0693in" svg:height="0.0685in" svg:x="0.0579in" svg:y="0.0453in" svg:viewBox="0 0 177 175" svg:d="M129 25c-7-14-19-25-36-25-45 0-93 57-93 113 0 37 21 62 52 62 7 0 26-1 49-29 3 16 17 29 35 29 15 0 23-9 29-21 7-14 12-37 12-38 0-4-3-4-4-4-5 0-5 1-6 7-6 25-14 47-30 47-9 0-11-10-11-17 0-9 0-11 5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5" svg:width="0.0173in" svg:height="0.0453in" svg:x="0.1457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5" svg:width="0.0559in" svg:height="0.1063in" svg:x="0.2071in" svg:y="0.0071in" svg:viewBox="0 0 143 271" svg:d="M75 4c0-1 0-4-6-4-9 0-36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5" svg:width="0.0386in" svg:height="0.0701in" svg:x="0.2768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5" svg:width="0.0335in" svg:height="0.1512in" svg:x="0.3421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5" svg:width="0.0173in" svg:height="0.0453in" svg:x="0.4059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5" svg:width="0.0335in" svg:height="0.1512in" svg:x="0.4772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5" svg:width="0.0693in" svg:height="0.0685in" svg:x="0.5256in" svg:y="0.0453in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5" svg:width="0.0173in" svg:height="0.0453in" svg:x="0.6134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5" svg:width="0.0559in" svg:height="0.1063in" svg:x="0.6748in" svg:y="0.0071in" svg:viewBox="0 0 143 271" svg:d="M75 4c0-1 0-4-6-4-9 0-37 3-47 3-3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5" svg:width="0.0469in" svg:height="0.0701in" svg:x="0.7398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5" svg:width="0.0335in" svg:height="0.1512in" svg:x="0.8098in" svg:y="0in" svg:viewBox="0 0 86 385" svg:d="M84 199c2-4 2-5 2-6 0-3 0-1-2-6-22-59-46-119-68-178-2-7-5-9-8-9-5 0-8 3-8 8 0 1 0 2 1 6 23 60 45 119 68 179-23 58-45 117-68 177-1 4-1 5-1 8 0 4 3 7 8 7 4 0 6-4 7-7 23-60 45-119 69-179z"><text:p/></draw:path><draw:path draw:style-name="gr3" draw:text-style-name="P5" svg:width="0.0752in" svg:height="0.087in" svg:x="0.9154in" svg:y="0.0307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5" svg:width="0.128in" svg:height="0.1028in" svg:x="1.052in" svg:y="0.0098in" svg:viewBox="0 0 326 262" svg:d="M280 30c4-15 4-18 32-18 10 0 14 0 14-8 0-4-5-4-6-4-11 0-38 1-49 1s-39-1-50-1c-3 0-8 0-8 8 0 4 4 4 11 4 1 0 8 0 15 0 7 1 11 1 11 7 0 1-1 2-3 7-7 31-15 62-23 94-39 0-78 0-117 0 7-31 15-61 23-90 3-15 4-18 32-18 10 0 13 0 13-8 0-4-5-4-6-4-10 0-38 1-49 1s-39-1-50-1c-3 0-7 0-7 8 0 4 4 4 11 4 1 0 8 0 15 0 7 1 10 1 10 7 0 1 0 2-1 7-18 69-34 138-52 206-4 15-5 18-35 18-8 0-11 0-11 8 0 4 4 4 5 4 11 0 39-1 50-1 8 0 16 0 24 0 9 0 18 1 25 1 4 0 8 0 8-8 0-4-3-4-11-4-14 0-25 0-25-7 0-2 1-4 1-6 9-34 18-70 26-105 40 0 78 0 118 0-15 64-24 99-26 106-4 12-11 12-36 12-5 0-8 0-8 8 0 4 4 4 5 4 11 0 38-1 49-1 8 0 16 0 25 0s16 1 25 1c2 0 8 0 8-8 0-4-3-4-11-4-14 0-25 0-25-7 0-2 1-4 1-6 17-69 35-138 52-207z"><text:p/></draw:path><draw:path draw:style-name="gr3" draw:text-style-name="P5" svg:width="0.0346in" svg:height="0.1512in" svg:x="1.2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5" svg:width="0.076in" svg:height="0.1374in" svg:x="1.252in" svg:y="0.0067in" svg:viewBox="0 0 194 350" svg:d="M122 118c11 0 22 0 33 0 8 0 11 0 11-8 0-4-3-4-10-4-11 0-21 0-32 0 2-16 6-30 8-44 2-8 7-36 10-40 3-8 10-13 17-13 3 0 13 0 19 6-16 2-21 16-21 21 0 9 8 14 15 14 11 0 22-9 22-24 0-17-18-26-35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" draw:text-style-name="P5" svg:width="0.0346in" svg:height="0.1512in" svg:x="1.343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839in" svg:height="0.0937in" svg:x="1.4366in" svg:y="0.0217in" svg:viewBox="0 0 214 239" svg:d="M115 9c-2-7-4-9-8-9-5 0-6 3-8 9-32 71-65 143-97 215-2 4-2 5-2 7 0 5 3 8 8 8 2 0 5-1 8-8 30-67 61-135 91-203 30 68 60 136 91 203 3 8 8 8 9 8 4 0 7-3 7-8 0-1 0-2-2-6-32-72-65-145-97-216z"><text:p/></draw:path><draw:path draw:style-name="gr3" draw:text-style-name="P5" svg:width="0.0559in" svg:height="0.1063in" svg:x="1.5701in" svg:y="0.0071in" svg:viewBox="0 0 143 271" svg:d="M75 4c0-1 0-4-6-4-9 0-37 3-47 3-3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5" svg:width="0.0386in" svg:height="0.0701in" svg:x="1.6398in" svg:y="0.0661in" svg:viewBox="0 0 99 179" svg:d="M62 8c0-8-2-8-8-8-18 17-43 17-54 17 0 3 0 6 0 9 7 0 24 0 40-7 0 46 0 92 0 138 0 9 0 13-28 13-3 0-7 0-10 0 0 3 0 6 0 9 5-1 39-1 49-1 7 0 41 0 48 1 0-3 0-6 0-9-3 0-7 0-10 0-27 0-27-4-27-13 0-50 0-100 0-149z"><text:p/></draw:path><draw:path draw:style-name="gr3" draw:text-style-name="P5" svg:width="0.0752in" svg:height="0.1409in" svg:x="1.7602in" svg:y="0.0043in" svg:viewBox="0 0 192 359" svg:d="M189 15c3-5 3-6 3-7 0-2-2-8-7-8s-6 2-9 8c-58 112-116 223-174 336-2 5-2 6-2 7 0 4 2 8 8 8 4 0 5-2 7-8 59-112 116-223 174-336z"><text:p/></draw:path><draw:path draw:style-name="gr3" draw:text-style-name="P5" svg:width="0.1008in" svg:height="0.0354in" svg:x="1.7472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5" svg:width="0.0559in" svg:height="0.1063in" svg:x="1.9067in" svg:y="0.0071in" svg:viewBox="0 0 143 271" svg:d="M75 4c0-1 0-4-6-4-9 0-37 3-47 3-3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5" svg:width="0.0469in" svg:height="0.0701in" svg:x="1.9717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28">. לפי הגדרת כפל קרטזי ואיחוד מוכלל, נגרר:</text:span></text:p>
          <text:p text:style-name="P65"><draw:g text:anchor-type="as-char" svg:y="-0.1134in" draw:z-index="223" draw:name="Shape231" draw:style-name="gr1"><svg:title>TexMaths</svg:title><svg:desc>11§display§\exists \alpha \in A. a \in \{\alpha\} \land b_1, b_2 \in f(a) \land b_1 \neq b_2§svg§600§FALSE§</svg:desc><draw:path draw:style-name="gr2" draw:text-style-name="P4" svg:width="2.6291in" svg:height="0.1354in" svg:x="0.0004in" svg:y="0.0071in" svg:viewBox="0 0 6679 345" svg:d="M0 0c2226 0 4453 0 6679 0 0 115 0 230 0 345-2226 0-4453 0-6679 0 0-115 0-230 0-345z"><text:p/></draw:path><draw:path draw:style-name="gr3" draw:text-style-name="P5" svg:width="0.0677in" svg:height="0.1043in" svg:x="0.0008in" svg:y="0.0071in" svg:viewBox="0 0 173 266" svg:d="M173 13c0-12-1-13-15-13-48 0-95 0-144 0-6 0-14 0-14 8 0 7 8 7 14 7 48 0 96 0 143 0 0 37 0 73 0 111-46 0-91 0-137 0-7 0-15 0-15 7 0 8 8 8 15 8 46 0 91 0 137 0 0 36 0 73 0 109-47 0-95 0-143 0-6 0-14 0-14 8s8 8 14 8c49 0 96 0 144 0 14 0 15-2 15-14 0-79 0-160 0-239z"><text:p/></draw:path><draw:path draw:style-name="gr3" draw:text-style-name="P5" svg:width="0.085in" svg:height="0.0681in" svg:x="0.0835in" svg:y="0.0453in" svg:viewBox="0 0 217 174" svg:d="M168 79c0-60-36-79-65-79-52 0-103 55-103 109 0 36 23 65 63 65 24 0 51-9 81-32 4 20 18 32 35 32 20 0 32-21 32-28 0-2-2-3-4-3s-5 1-6 3c-6 20-14 14-21 20-12 0-12-31-12-39s0-9 4-14c36-46 45-90 45-91-1-1-1-3-5-3s-4 1-6 7c-7 25-20 54-38 77 0-8 0-16 0-24zM142 132c-34 30-64 34-79 34-23 0-34-17-34-43 0-18 9-59 22-79 18-29 39-36 52-36 39 0 39 50 39 81 0 14 0 37 0 43z"><text:p/></draw:path><draw:path draw:style-name="gr3" draw:text-style-name="P5" svg:width="0.076in" svg:height="0.087in" svg:x="0.2299in" svg:y="0.0307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5" svg:width="0.1039in" svg:height="0.1079in" svg:x="0.3665in" svg:y="0.0043in" svg:viewBox="0 0 265 275" svg:d="M56 230c-15 27-31 32-48 33-5 0-8 0-8 8 0 2 2 4 5 4 10 0 22-2 33-2 13 0 27 2 39 2 2 0 8 0 8-7 0-5-4-5-7-5-9-1-18-4-18-14 0-5 3-9 5-14 10-16 20-32 30-48 31 0 64 0 96 0 1 7 7 60 7 63 0 12-20 13-28 13-5 0-9 0-9 8 0 4 4 4 5 4 17 0 33-2 48-2 10 0 35 2 44 2 3 0 7 0 7-9 0-3-3-3-9-3-24 0-24-3-25-14-8-79-15-160-23-240-1-8-1-9-8-9-6 0-8 2-10 7-45 74-89 149-134 223zM102 175c26-43 51-86 76-128 5 42 8 85 12 128-29 0-58 0-88 0z"><text:p/></draw:path><draw:path draw:style-name="gr3" draw:text-style-name="P5" svg:width="0.0157in" svg:height="0.0161in" svg:x="0.4886in" svg:y="0.0972in" svg:viewBox="0 0 41 42" svg:d="M41 21c0-11-10-21-21-21s-20 10-20 21 9 21 20 21 21-10 21-21z"><text:p/></draw:path><draw:path draw:style-name="gr3" draw:text-style-name="P5" svg:width="0.0693in" svg:height="0.0681in" svg:x="0.5236in" svg:y="0.0453in" svg:viewBox="0 0 177 174" svg:d="M129 24c-7-14-18-24-36-24-45 0-93 56-93 112 0 37 21 62 52 62 7 0 26-1 49-29 3 17 18 29 35 29 15 0 23-9 29-21 7-14 12-37 12-38 0-4-3-4-4-4-5 0-5 1-6 7-6 25-13 48-30 48-9 0-11-10-11-17 0-9 0-12 5-29 4-17 5-21 9-35 4-19 10-37 14-54 2-11 2-11 2-13 0-7-4-10-11-10-10 0-15 9-16 16zM103 124c-2 7-2 8-7 15-17 21-33 27-44 27-19 0-25-22-25-36 0-20 13-67 21-85 12-23 30-37 45-37 26 0 31 32 31 34s-1 4-1 6c-6 26-13 51-20 76z"><text:p/></draw:path><draw:path draw:style-name="gr3" draw:text-style-name="P5" svg:width="0.076in" svg:height="0.087in" svg:x="0.6528in" svg:y="0.0307in" svg:viewBox="0 0 194 222" svg:d="M180 120c7 0 14 0 14-8 0-7-7-7-14-7-55 0-109 0-164 0 5-52 50-88 104-88 20 0 41 0 60 0 7 0 14-2 14-9 0-8-7-8-14-8-21 0-40 0-61 0-66 0-119 51-119 112 0 62 53 110 119 110 21 0 40 0 61 0 7 0 14 0 14-7 0-8-7-7-14-7-19 0-40 0-60 0-54 0-99-36-104-88 55 0 109 0 164 0z"><text:p/></draw:path><draw:path draw:style-name="gr3" draw:text-style-name="P5" svg:width="0.0535in" svg:height="0.1508in" svg:x="0.7945in" svg:y="0in" svg:viewBox="0 0 137 384" svg:d="M82 52c0-16 10-41 52-43 2-1 3-2 3-5 0-4-3-4-6-4-40 0-75 20-75 48 0 29 0 59 0 89 0 14 0 26-15 39-14 11-29 12-37 12-2 0-4 2-4 5 0 2 3 2 7 3 25 1 44 15 48 34 1 5 1 6 1 19 0 25 0 50 0 76 0 16 0 28 19 44 15 11 40 15 56 15 3 0 6 0 6-4 0-3-2-3-5-5-25-1-44-13-48-33-2-3-2-4-2-18 0-27 0-53 0-81 0-17-3-24-15-36-9-9-20-12-31-14 32-9 46-27 46-49 0-31 0-61 0-92z"><text:p/></draw:path><draw:path draw:style-name="gr3" draw:text-style-name="P5" svg:width="0.085in" svg:height="0.0681in" svg:x="0.8661in" svg:y="0.0453in" svg:viewBox="0 0 217 174" svg:d="M168 79c0-60-35-79-64-79-52 0-104 55-104 109 0 36 23 65 63 65 24 0 52-9 81-32 6 20 19 32 35 32 21 0 33-21 33-28 0-2-2-3-4-3-3 0-5 1-6 3-6 20-21 20-22 20-12 0-12-31-12-39s0-9 5-14c36-46 44-90 44-91-1-1 0-3-5-3-3 0-3 1-5 7-7 25-20 54-39 77 0-8 0-16 0-24zM143 132c-34 30-64 34-79 34-23 0-35-17-35-43 0-18 9-59 23-79 17-29 38-36 51-36 39 0 39 50 39 81 0 14 0 37 1 43z"><text:p/></draw:path><draw:path draw:style-name="gr3" draw:text-style-name="P5" svg:width="0.0535in" svg:height="0.1508in" svg:x="0.9689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3 15 36 8 8 19 12 30 16-31 7-45 25-45 47 0 31 0 62 0 93z"><text:p/></draw:path><draw:path draw:style-name="gr3" draw:text-style-name="P5" svg:width="0.0839in" svg:height="0.0933in" svg:x="1.076in" svg:y="0.0217in" svg:viewBox="0 0 214 238" svg:d="M117 9c-4-7-6-9-9-9-6 0-7 3-9 9-32 71-64 143-96 213-3 6-3 6-3 8 0 5 3 8 8 8 3 0 5-1 8-8 31-67 61-135 92-204 29 69 60 137 90 204 4 8 8 8 9 8 4 0 7-3 7-8-1-1 0-1-2-5-32-72-64-145-95-216z"><text:p/></draw:path><draw:path draw:style-name="gr3" draw:text-style-name="P5" svg:width="0.0555in" svg:height="0.1059in" svg:x="1.2102in" svg:y="0.0071in" svg:viewBox="0 0 142 270" svg:d="M74 3c-1-1 0-3-5-3-10 0-37 2-47 3-3 0-8 1-8 8 0 4 4 4 9 4 19 0 20 4 20 7s-3 17-6 24c-11 42-21 84-32 126-4 20-5 24-5 37 0 38 20 61 48 61 47 0 94-58 94-111 0-36-21-62-52-62-17 0-33 11-45 23 10-40 19-78 29-117zM37 150c3-9 3-10 6-15 20-24 36-30 46-30 14 0 25 12 25 36 0 23-13 66-19 81-14 26-31 40-47 40-13 0-25-11-25-40 0-6 0-14 6-37 3-12 5-24 8-35z"><text:p/></draw:path><draw:path draw:style-name="gr3" draw:text-style-name="P5" svg:width="0.0382in" svg:height="0.0701in" svg:x="1.2799in" svg:y="0.0661in" svg:viewBox="0 0 98 179" svg:d="M60 8c0-7 0-8-7-8-18 18-42 18-53 18 0 3 0 6 0 10 7 0 24 0 38-8 0 45 0 91 0 137 0 9 0 13-26 13-3 0-8 0-11 0 0 3 0 6 0 9 6 0 39-1 48-1s43 1 49 1c0-3 0-6 0-9-3 0-7 0-10 0-28 0-28-4-28-13 0-50 0-100 0-149z"><text:p/></draw:path><draw:path draw:style-name="gr3" draw:text-style-name="P5" svg:width="0.0173in" svg:height="0.0453in" svg:x="1.3492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5" svg:width="0.0559in" svg:height="0.1059in" svg:x="1.411in" svg:y="0.0071in" svg:viewBox="0 0 143 270" svg:d="M75 3c-2-1 0-3-6-3-9 0-37 2-47 3-3 0-7 1-7 8 0 4 4 4 9 4 19 0 20 4 20 7s-4 17-6 24c-11 42-20 84-31 126-5 20-7 24-7 37 0 38 21 61 49 61 46 0 94-58 94-111 0-36-21-62-52-62-17 0-34 11-45 23 10-40 19-78 29-117zM38 150c3-9 3-10 6-15 19-24 36-30 46-30 14 0 24 12 24 36 0 23-12 66-19 81-13 26-30 40-46 40-13 0-26-11-26-40 0-6 0-14 7-37 3-12 5-24 8-35z"><text:p/></draw:path><draw:path draw:style-name="gr3" draw:text-style-name="P5" svg:width="0.0469in" svg:height="0.0701in" svg:x="1.476in" svg:y="0.0661in" svg:viewBox="0 0 120 179" svg:d="M120 130c-3 0-7 0-10 0 0 7-3 22-7 25-2 1-23 1-26 1-17 0-34 0-51 0 29-25 39-32 55-45 20-15 39-33 39-58 0-33-29-53-64-53-33 0-56 24-56 48 0 15 12 16 14 16 7 0 15-5 15-14 0-6-3-15-16-15 8-18 27-25 39-25 27 0 41 21 41 43 0 23-16 42-25 52-22 21-44 41-66 63-2 4-2 4-2 11 37 0 74 0 111 0 3-16 6-33 9-49z"><text:p/></draw:path><draw:path draw:style-name="gr3" draw:text-style-name="P5" svg:width="0.076in" svg:height="0.087in" svg:x="1.5925in" svg:y="0.0307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5" svg:width="0.076in" svg:height="0.137in" svg:x="1.7315in" svg:y="0.0071in" svg:viewBox="0 0 194 349" svg:d="M122 118c11 0 22 0 33 0 8 0 11 0 11-9 0-3-3-3-10-3-11 0-21 0-32 0 2-16 6-30 8-44 2-9 7-36 10-41 3-7 10-13 17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7-22 44-37 12-25 21-71 22-74 8-40 15-81 23-120z"><text:p/></draw:path><draw:path draw:style-name="gr3" draw:text-style-name="P5" svg:width="0.035in" svg:height="0.1508in" svg:x="1.8291in" svg:y="0in" svg:viewBox="0 0 90 384" svg:d="M90 380c0-1 0-1-6-8-49-48-61-121-61-179 0-67 14-135 62-183 5-4 5-4 5-7 0-2-2-3-4-3-4 0-39 26-62 75-19 43-24 86-24 118 0 28 4 76 25 119 24 47 57 72 61 72 2 0 4-1 4-4z"><text:p/></draw:path><draw:path draw:style-name="gr3" draw:text-style-name="P5" svg:width="0.0693in" svg:height="0.0681in" svg:x="1.8795in" svg:y="0.0453in" svg:viewBox="0 0 177 174" svg:d="M129 24c-7-14-18-24-36-24-45 0-93 56-93 112 0 37 22 62 52 62 7 0 27-1 50-29 2 17 17 29 35 29 14 0 22-9 29-21 7-14 11-37 11-38 0-4-3-4-4-4-5 0-5 1-6 7-6 25-13 48-30 48-9 0-11-10-11-17 0-9 0-12 5-29 4-17 5-21 9-35 4-19 10-37 14-54 2-11 2-11 2-13 0-7-4-10-11-10-9 0-15 9-16 16zM103 124c-1 7-1 8-7 15-17 21-33 27-43 27-20 0-26-22-26-36 0-20 13-67 21-85 12-23 30-37 45-37 26 0 31 32 31 34s-1 4-1 6c-6 26-13 51-20 76z"><text:p/></draw:path><draw:path draw:style-name="gr3" draw:text-style-name="P5" svg:width="0.0346in" svg:height="0.1508in" svg:x="1.9626in" svg:y="0in" svg:viewBox="0 0 89 384" svg:d="M89 193c0-30-3-77-25-120-23-48-56-73-61-73-2 0-3 1-3 3 0 3 0 3 8 10 37 38 59 99 59 180 0 65-14 132-62 181-5 5-5 5-5 6 0 3 1 4 3 4 5 0 40-26 62-75 20-43 24-85 24-116z"><text:p/></draw:path><draw:path draw:style-name="gr3" draw:text-style-name="P5" svg:width="0.0839in" svg:height="0.0933in" svg:x="2.0551in" svg:y="0.0217in" svg:viewBox="0 0 214 238" svg:d="M117 9c-4-7-6-9-9-9-6 0-7 3-9 9-32 71-65 143-97 213-2 6-2 6-2 8 0 5 3 8 8 8 2 0 5-1 8-8 31-67 61-135 92-204 29 69 60 137 90 204 3 8 8 8 9 8 4 0 7-3 7-8-1-1 0-1-2-5-32-72-64-145-95-216z"><text:p/></draw:path><draw:path draw:style-name="gr3" draw:text-style-name="P5" svg:width="0.0555in" svg:height="0.1059in" svg:x="2.1894in" svg:y="0.0071in" svg:viewBox="0 0 142 270" svg:d="M74 3c-3-1 0-3-6-3-9 0-36 2-46 3-3 0-8 1-8 8 0 4 4 4 9 4 19 0 20 4 20 7s-3 17-6 24c-11 42-21 84-32 126-4 20-5 24-5 37 0 38 20 61 48 61 47 0 94-58 94-111 0-36-21-62-52-62-17 0-33 11-45 23 10-40 19-78 29-117zM37 150c3-9 3-10 6-15 19-24 36-30 46-30 14 0 25 12 25 36 0 23-13 66-19 81-14 26-31 40-47 40-13 0-25-11-25-40 0-6 0-14 6-37 3-12 5-24 8-35z"><text:p/></draw:path><draw:path draw:style-name="gr3" draw:text-style-name="P5" svg:width="0.0382in" svg:height="0.0701in" svg:x="2.2591in" svg:y="0.0661in" svg:viewBox="0 0 98 179" svg:d="M60 8c0-7 0-8-7-8-18 18-42 18-53 18 0 3 0 6 0 10 7 0 24 0 38-8 0 45 0 91 0 137 0 9 0 13-26 13-3 0-8 0-11 0 0 3 0 6 0 9 6 0 39-1 48-1s43 1 49 1c0-3 0-6 0-9-3 0-7 0-10 0-28 0-28-4-28-13 0-50 0-100 0-149z"><text:p/></draw:path><draw:path draw:style-name="gr3" draw:text-style-name="P5" svg:width="0.0752in" svg:height="0.1406in" svg:x="2.3791in" svg:y="0.0043in" svg:viewBox="0 0 192 358" svg:d="M189 15c3-5 3-6 3-7 0-4-2-8-7-8s-6 2-9 8c-57 111-116 223-173 334-3 6-3 7-3 8 0 3 2 8 8 8 4 0 5-2 8-8 58-111 116-223 173-335z"><text:p/></draw:path><draw:path draw:style-name="gr3" draw:text-style-name="P5" svg:width="0.1004in" svg:height="0.035in" svg:x="2.3665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559in" svg:height="0.1059in" svg:x="2.5256in" svg:y="0.0071in" svg:viewBox="0 0 143 270" svg:d="M75 3c-2-1 0-3-6-3-9 0-36 2-46 3-3 0-8 1-8 8 0 4 4 4 9 4 19 0 20 4 20 7s-3 17-6 24c-11 42-20 84-31 126-5 20-7 24-7 37 0 38 21 61 49 61 47 0 94-58 94-111 0-36-21-62-52-62-17 0-34 11-45 23 10-40 19-78 29-117zM38 150c3-9 3-10 6-15 19-24 36-30 46-30 14 0 25 12 25 36 0 23-13 66-19 81-14 26-31 40-47 40-13 0-25-11-25-40 0-6 0-14 6-37 3-12 5-24 8-35z"><text:p/></draw:path><draw:path draw:style-name="gr3" draw:text-style-name="P5" svg:width="0.0469in" svg:height="0.0701in" svg:x="2.5906in" svg:y="0.0661in" svg:viewBox="0 0 120 179" svg:d="M120 130c-3 0-6 0-9 0-1 7-4 22-8 25-2 1-23 1-26 1-17 0-33 0-50 0 28-25 38-32 54-45 20-15 39-33 39-58 0-33-29-53-64-53-33 0-56 24-56 48 0 15 12 16 14 16 7 0 15-5 15-14 0-6-2-15-16-15 8-18 27-25 40-25 26 0 40 21 40 43 0 23-16 42-25 52-22 21-43 41-65 63-3 4-3 4-3 11 37 0 75 0 112 0 2-16 6-33 8-49z"><text:p/></draw:path></draw:g></text:p>
          <text:p text:style-name="P66">זאת ב<text:span text:style-name="T29">סתירה</text:span> להיות <draw:g text:anchor-type="as-char" svg:y="-0.1134in" draw:z-index="222" draw:name="Shape232" draw:style-name="gr1"><svg:title>TexMaths</svg:title><svg:desc>11§display§f(a)§svg§600§FALSE§</svg:desc><draw:path draw:style-name="gr2" draw:text-style-name="P4" svg:width="0.2579in" svg:height="0.1358in" svg:x="0.0004in" svg:y="0.0071in" svg:viewBox="0 0 656 346" svg:d="M329 346c-110 0-219 0-329 0 0-116 0-230 0-346 219 0 437 0 656 0 0 116 0 230 0 346-109 0-218 0-327 0z"><text:p/></draw:path><draw:path draw:style-name="gr3" draw:text-style-name="P5" svg:width="0.0756in" svg:height="0.1374in" svg:x="0.0008in" svg:y="0.0067in" svg:viewBox="0 0 193 350" svg:d="M121 118c11 0 22 0 33 0 8 0 12 0 12-8 0-4-4-4-11-4-11 0-22 0-32 0 2-16 5-30 8-44 2-8 8-36 10-40 3-8 10-13 17-13 3 0 13 0 19 6-16 2-20 16-20 21 0 9 7 14 15 14 10 0 21-9 21-24 0-17-18-26-35-26-13 0-37 7-48 45-2 8-3 12-13 61-9 0-18 0-27 0-7 0-12 0-12 7 0 5 5 5 11 5 9 0 17 0 26 0-10 50-19 100-29 151-7 37-13 72-33 72-2 0-12 0-19-6 18-1 21-16 21-21 0-9-6-13-14-13-10 0-21 8-21 23 0 17 17 26 33 26 21 0 36-23 43-37 12-25 22-71 22-74 8-40 15-80 23-121z"><text:p/></draw:path><draw:path draw:style-name="gr3" draw:text-style-name="P5" svg:width="0.035in" svg:height="0.1512in" svg:x="0.0984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5" svg:width="0.0693in" svg:height="0.0685in" svg:x="0.148in" svg:y="0.0453in" svg:viewBox="0 0 177 175" svg:d="M129 25c-7-14-19-25-35-25-46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35in" svg:height="0.1512in" svg:x="0.2311in" svg:y="0in" svg:viewBox="0 0 90 385" svg:d="M90 193c0-30-4-76-25-120-23-48-57-73-61-73-2 0-4 2-4 4s0 2 8 9c37 38 59 99 59 180 0 65-14 133-61 181-6 6-6 6-6 7 0 2 2 4 4 4 4 0 39-26 62-76 20-41 24-84 24-116z"><text:p/></draw:path></draw:g><text:s/>קבוצה בעל איבר אחד בלבד (הנגרר מהנחת השלילה דורש קיום של שני איברים שונים בקבוצה הזו), כלומר סה"כ <draw:g text:anchor-type="as-char" svg:y="-0.1134in" draw:z-index="224" draw:name="Shape233" draw:style-name="gr1"><svg:title>TexMaths</svg:title><svg:desc>11§display§H(f)§svg§600§FALSE§</svg:desc><draw:path draw:style-name="gr2" draw:text-style-name="P4" svg:width="0.3157in" svg:height="0.1358in" svg:x="0.0024in" svg:y="0.0071in" svg:viewBox="0 0 803 346" svg:d="M402 346c-134 0-268 0-402 0 0-116 0-230 0-346 268 0 535 0 803 0 0 116 0 230 0 346-134 0-268 0-401 0z"><text:p/></draw:path><draw:path draw:style-name="gr3" draw:text-style-name="P5" svg:width="0.1272in" svg:height="0.1028in" svg:x="0.0004in" svg:y="0.0098in" svg:viewBox="0 0 324 262" svg:d="M279 30c3-15 4-18 32-18 11 0 13 0 13-8 0-4-4-4-5-4-10 0-39 1-49 1-12 0-39-1-50-1-4 0-7 0-7 8 0 4 3 4 10 4 1 0 9 0 15 0 7 1 10 1 10 7 0 1 0 2-1 7-8 31-15 62-23 94-39 0-79 0-117 0 7-31 14-61 22-90 4-15 5-18 32-18 10 0 14 0 14-8 0-4-5-4-6-4-11 0-38 1-49 1s-39-1-50-1c-3 0-7 0-7 8 0 4 3 4 11 4 1 0 7 0 14 0 8 1 11 1 11 7 0 1-1 2-2 7-18 69-34 138-52 206-3 15-4 18-35 18-7 0-10 0-10 8 0 4 4 4 5 4 11 0 39-1 49-1 9 0 16 0 25 0s17 1 25 1c3 0 8 0 8-8 0-4-4-4-11-4-14 0-25 0-25-7 0-2 1-4 1-6 9-34 17-70 26-105 40 0 78 0 118 0-17 64-25 99-27 106-4 12-11 12-35 12-5 0-10 0-10 8 0 4 4 3 6 4 11 0 38-1 49-1 8 0 17 0 25 0s17 1 25 1c3 0 7 0 7-8 0-4-3-4-11-4-14 0-24 0-24-7 0-2 0-4 1-6 17-69 34-138 52-207z"><text:p/></draw:path><draw:path draw:style-name="gr3" draw:text-style-name="P5" svg:width="0.035in" svg:height="0.1512in" svg:x="0.148in" svg:y="0in" svg:viewBox="0 0 90 385" svg:d="M90 381c0-1 0-1-7-8-48-49-61-122-61-180 0-67 15-135 63-182 5-5 5-5 5-7 0-3-2-4-4-4-4 0-39 26-62 76-20 42-24 85-24 117 0 29 4 76 25 120 23 47 57 72 61 72 2 0 4-1 4-4z"><text:p/></draw:path><draw:path draw:style-name="gr3" draw:text-style-name="P5" svg:width="0.0756in" svg:height="0.1374in" svg:x="0.1996in" svg:y="0.0067in" svg:viewBox="0 0 193 350" svg:d="M122 118c11 0 22 0 33 0 8 0 11 0 11-8 0-4-3-4-10-4-11 0-21 0-32 0 2-16 6-30 8-44 1-8 6-36 10-40 3-8 10-13 17-13 1 0 12 0 19 6-17 2-21 16-21 21 0 9 8 14 14 14 10 0 22-9 22-24 0-17-18-26-34-26-13 0-37 7-49 45-2 8-3 12-12 61-9 0-18 0-27 0-7 0-12 0-12 7 0 5 4 5 11 5 9 0 17 0 26 0-10 50-19 100-29 151-8 37-13 72-34 72-1 0-11 0-19-6 19-1 22-16 22-21 0-9-7-13-14-13-10 0-22 8-22 23 0 17 18 26 33 26 22 0 37-23 44-37 12-25 21-71 22-74 8-40 15-80 23-121z"><text:p/></draw:path><draw:path draw:style-name="gr3" draw:text-style-name="P5" svg:width="0.035in" svg:height="0.1512in" svg:x="0.2906in" svg:y="0in" svg:viewBox="0 0 90 385" svg:d="M90 193c0-30-4-76-25-120-23-48-57-73-61-73-2 0-4 2-4 4s0 2 8 9c37 38 59 99 59 180 0 65-14 133-62 181-5 6-5 6-5 7 0 2 2 4 4 4 4 0 39-26 62-76 20-41 24-84 24-116z"><text:p/></draw:path></draw:g><text:s/>פונ’ כדרוש. </text:p>
        </text:list-item>
        <text:list-item>
          <text:p text:style-name="P66">תהיה פונקציה <draw:g text:anchor-type="as-char" svg:y="-0.1075in" draw:z-index="225" draw:name="Shape234" draw:style-name="gr1"><svg:title>TexMaths</svg:title><svg:desc>11§display§f§svg§600§FALSE§</svg:desc><draw:path draw:style-name="gr2" draw:text-style-name="P4" svg:width="0.0673in" svg:height="0.1217in" svg:x="0.0004in" svg:y="0.0075in" svg:viewBox="0 0 172 310" svg:d="M0 0c57 0 115 0 172 0 0 103 0 207 0 310-57 0-115 0-172 0 0-103 0-207 0-310z"><text:p/></draw:path><draw:path draw:style-name="gr3" draw:text-style-name="P5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, נניח <draw:g text:anchor-type="as-char" svg:y="-0.1134in" draw:z-index="226" draw:name="Shape235" draw:style-name="gr1"><svg:title>TexMaths</svg:title><svg:desc>11§display§dom(H(f)) = A§svg§600§FALSE§</svg:desc><draw:path draw:style-name="gr2" draw:text-style-name="P4" svg:width="1.0492in" svg:height="0.1354in" svg:x="0.0024in" svg:y="0.0071in" svg:viewBox="0 0 2666 345" svg:d="M0 0c889 0 1777 0 2666 0 0 115 0 230 0 345-889 0-1777 0-2666 0 0-115 0-230 0-345z"><text:p/></draw:path><draw:path draw:style-name="gr3" draw:text-style-name="P5" svg:width="0.072in" svg:height="0.1059in" svg:x="0.0004in" svg:y="0.0071in" svg:viewBox="0 0 184 270" svg:d="M184 3c-1-1 0-3-5-3-6 0-43 3-49 3-3 1-6 4-6 8s4 4 10 4c18 0 19 4 19 7 0 2-1 6-1 8-8 31-16 60-23 91-7-14-18-24-35-24-46 0-94 56-94 111 0 36 21 62 52 62 7 0 26-1 49-29 4 17 18 29 35 29 15 0 24-9 29-21 7-14 12-38 12-39 0-3-3-3-4-3-5 0-5 1-6 7-6 25-13 48-29 48-10 0-11-10-11-18 0-9 0-12 2-18 18-74 36-149 55-223zM103 220c-2 7-2 8-7 15-17 20-33 27-44 27-19 0-24-22-24-36 0-20 12-66 20-84 13-23 30-37 46-37 25 0 30 32 30 34s-1 4-1 6c-6 26-13 50-20 75z"><text:p/></draw:path><draw:path draw:style-name="gr3" draw:text-style-name="P5" svg:width="0.065in" svg:height="0.0681in" svg:x="0.0799in" svg:y="0.0453in" svg:viewBox="0 0 166 174" svg:d="M166 65c0-40-27-65-63-65-51 0-103 54-103 109 0 39 26 65 62 65 51 0 104-53 104-109zM63 166c-17 0-34-12-34-43 0-18 10-59 23-79 18-30 40-36 51-36 22 0 35 18 35 42 0 15-8 56-22 80-15 23-36 36-53 36z"><text:p/></draw:path><draw:path draw:style-name="gr3" draw:text-style-name="P5" svg:width="0.1244in" svg:height="0.0681in" svg:x="0.1516in" svg:y="0.0453in" svg:viewBox="0 0 317 174" svg:d="M23 148c-1 5-3 14-3 16 0 7 5 10 11 10 4 0 12-2 14-10 0-1 6-20 8-29 2-12 5-24 8-35 3-9 5-16 6-25 2-7 6-18 6-20 5-12 26-47 62-47 18 0 21 14 21 27 0 10-2 21-5 32-4 14-8 30-11 45-2 9-6 19-8 29-1 8-4 21-4 23 0 7 4 10 11 10 12 0 14-9 17-22 5-21 19-77 23-93 1-4 21-51 64-51 17 0 21 13 21 27 0 22-16 66-24 86-3 10-6 14-6 22 0 18 14 31 32 31 37 0 51-56 51-59 0-4-3-4-5-4-4 0-4 1-5 7-7 21-19 48-40 48-6 0-10-4-10-13 0-10 4-19 8-27 7-20 23-63 23-85 0-24-15-41-44-41s-49 17-64 37c0-5-1-18-12-27-10-8-22-10-32-10-34 0-53 24-59 33-2-22-19-33-36-33-18 0-26 14-29 22-6 13-12 36-12 37 0 4 4 4 6 4 3 0 3 0 5-9 7-28 14-46 29-46 6 0 12 3 12 18 0 8-1 13-7 32-8 30-14 60-22 90z"><text:p/></draw:path><draw:path draw:style-name="gr3" draw:text-style-name="P5" svg:width="0.035in" svg:height="0.1508in" svg:x="0.2961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5" svg:width="0.128in" svg:height="0.1031in" svg:x="0.3461in" svg:y="0.0098in" svg:viewBox="0 0 326 263" svg:d="M279 30c4-13 5-18 33-18 10 0 14 0 14-8 0-4-5-4-6-4-11 0-38 1-49 1s-39-1-51-1c-2 0-7 0-7 8 0 4 4 4 11 4 5 0 8 0 15 1 6 1 10 1 10 7 0 1 0 2-1 6-8 32-16 63-24 95-39 0-78 0-117 0 7-31 15-60 23-91 3-13 4-18 32-18 10 0 13 0 13-8 0-4-4-4-6-4-11 0-38 1-49 1s-39-1-50-1c-3 0-7 0-7 8 0 4 3 4 11 4 1 0 7 0 14 1 8 1 11 1 11 7 0 1-1 2-2 6-18 69-34 138-52 206-3 16-4 19-35 19-7 0-10 0-10 8 0 4 4 4 6 4 11 0 38-2 48-2 9 0 16 1 25 1s17 1 26 1c3 0 7 0 7-9 0-3-3-3-11-3-14 0-25 0-25-8 0-2 1-4 1-6 9-36 18-70 26-105 40 0 79 0 118 0-16 64-25 100-26 106-5 12-11 13-35 13-6 0-9 0-9 8 0 4 3 3 4 4 11 0 39-2 50-2 7 0 16 1 25 1 8 0 16 1 24 1 3 0 8 0 8-9 0-3-3-3-10-3-14 0-25 0-25-8 0-2 0-4 1-6 17-69 34-138 51-207z"><text:p/></draw:path><draw:path draw:style-name="gr3" draw:text-style-name="P5" svg:width="0.035in" svg:height="0.1508in" svg:x="0.4937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5" svg:width="0.0756in" svg:height="0.137in" svg:x="0.5457in" svg:y="0.0071in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3-37 13-25 22-71 22-74 8-40 15-81 23-120z"><text:p/></draw:path><draw:path draw:style-name="gr3" draw:text-style-name="P5" svg:width="0.035in" svg:height="0.1508in" svg:x="0.6374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5" svg:width="0.0346in" svg:height="0.1508in" svg:x="0.6965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1004in" svg:height="0.035in" svg:x="0.798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1039in" svg:height="0.1079in" svg:x="0.9551in" svg:y="0.0043in" svg:viewBox="0 0 265 275" svg:d="M56 230c-15 27-31 32-48 33-5 0-8 0-8 8 0 2 2 4 6 4 9 0 22-2 33-2 12 0 26 2 38 2 2 0 8 0 8-7 0-5-5-5-7-5-9-1-19-4-19-14 0-5 4-9 6-14 10-16 20-32 30-48 32 0 65 0 96 0 2 7 7 60 7 63 0 12-20 13-27 13-6 0-10 0-10 8 0 4 4 4 5 4 16 0 33-2 49-2 9 0 34 2 44 2 2 0 6 0 6-9 0-3-4-3-9-3-24 0-24-3-25-14-8-79-15-160-23-240-1-8-1-9-8-9-6 0-7 2-10 7-45 74-89 149-134 223zM102 175c26-43 51-86 76-128 5 42 8 85 12 128-29 0-58 0-88 0z"><text:p/></draw:path></draw:g><text:s/>ונניח ש־<draw:g text:anchor-type="as-char" svg:y="-0.1134in" draw:z-index="227" draw:name="Shape236" draw:style-name="gr1"><svg:title>TexMaths</svg:title><svg:desc>11§display§H(f)§svg§600§FALSE§</svg:desc><draw:path draw:style-name="gr2" draw:text-style-name="P4" svg:width="0.3157in" svg:height="0.1358in" svg:x="0.0024in" svg:y="0.0071in" svg:viewBox="0 0 803 346" svg:d="M402 346c-134 0-268 0-402 0 0-116 0-230 0-346 268 0 535 0 803 0 0 116 0 230 0 346-134 0-268 0-401 0z"><text:p/></draw:path><draw:path draw:style-name="gr3" draw:text-style-name="P5" svg:width="0.1272in" svg:height="0.1028in" svg:x="0.0004in" svg:y="0.0098in" svg:viewBox="0 0 324 262" svg:d="M279 30c3-15 4-18 32-18 11 0 13 0 13-8 0-4-4-4-5-4-10 0-39 1-49 1-12 0-39-1-50-1-4 0-7 0-7 8 0 4 3 4 10 4 1 0 9 0 15 0 7 1 10 1 10 7 0 1 0 2-1 7-8 31-15 62-23 94-39 0-79 0-117 0 7-31 14-61 22-90 4-15 5-18 32-18 10 0 14 0 14-8 0-4-5-4-6-4-11 0-38 1-49 1s-39-1-50-1c-3 0-7 0-7 8 0 4 3 4 11 4 1 0 7 0 14 0 8 1 11 1 11 7 0 1-1 2-2 7-18 69-34 138-52 206-3 15-4 18-35 18-7 0-10 0-10 8 0 4 4 4 5 4 11 0 39-1 49-1 9 0 16 0 25 0s17 1 25 1c3 0 8 0 8-8 0-4-4-4-11-4-14 0-25 0-25-7 0-2 1-4 1-6 9-34 17-70 26-105 40 0 78 0 118 0-17 64-25 99-27 106-4 12-11 12-35 12-5 0-10 0-10 8 0 4 4 3 6 4 11 0 38-1 49-1 8 0 17 0 25 0s17 1 25 1c3 0 7 0 7-8 0-4-3-4-11-4-14 0-24 0-24-7 0-2 0-4 1-6 17-69 34-138 52-207z"><text:p/></draw:path><draw:path draw:style-name="gr3" draw:text-style-name="P5" svg:width="0.035in" svg:height="0.1512in" svg:x="0.148in" svg:y="0in" svg:viewBox="0 0 90 385" svg:d="M90 381c0-1 0-1-7-8-48-49-61-122-61-180 0-67 15-135 63-182 5-5 5-5 5-7 0-3-2-4-4-4-4 0-39 26-62 76-20 42-24 85-24 117 0 29 4 76 25 120 23 47 57 72 61 72 2 0 4-1 4-4z"><text:p/></draw:path><draw:path draw:style-name="gr3" draw:text-style-name="P5" svg:width="0.0756in" svg:height="0.1374in" svg:x="0.1996in" svg:y="0.0067in" svg:viewBox="0 0 193 350" svg:d="M122 118c11 0 22 0 33 0 8 0 11 0 11-8 0-4-3-4-10-4-11 0-21 0-32 0 2-16 6-30 8-44 1-8 6-36 10-40 3-8 10-13 17-13 1 0 12 0 19 6-17 2-21 16-21 21 0 9 8 14 14 14 10 0 22-9 22-24 0-17-18-26-34-26-13 0-37 7-49 45-2 8-3 12-12 61-9 0-18 0-27 0-7 0-12 0-12 7 0 5 4 5 11 5 9 0 17 0 26 0-10 50-19 100-29 151-8 37-13 72-34 72-1 0-11 0-19-6 19-1 22-16 22-21 0-9-7-13-14-13-10 0-22 8-22 23 0 17 18 26 33 26 22 0 37-23 44-37 12-25 21-71 22-74 8-40 15-80 23-121z"><text:p/></draw:path><draw:path draw:style-name="gr3" draw:text-style-name="P5" svg:width="0.035in" svg:height="0.1512in" svg:x="0.2906in" svg:y="0in" svg:viewBox="0 0 90 385" svg:d="M90 193c0-30-4-76-25-120-23-48-57-73-61-73-2 0-4 2-4 4s0 2 8 9c37 38 59 99 59 180 0 65-14 133-62 181-5 6-5 6-5 7 0 2 2 4 4 4 4 0 39-26 62-76 20-41 24-84 24-116z"><text:p/></draw:path></draw:g> פונקציה גם היא. יהי <draw:g text:anchor-type="as-char" svg:y="-0.1075in" draw:z-index="228" draw:name="Shape237" draw:style-name="gr1"><svg:title>TexMaths</svg:title><svg:desc>11§display§a \in A§svg§600§FALSE§</svg:desc><draw:path draw:style-name="gr2" draw:text-style-name="P4" svg:width="0.3594in" svg:height="0.0984in" svg:x="0.0024in" svg:y="0.0079in" svg:viewBox="0 0 914 251" svg:d="M457 251c-152 0-304 0-457 0 0-84 0-167 0-251 305 0 609 0 914 0 0 84 0 167 0 251-152 0-305 0-457 0z"><text:p/></draw:path><draw:path draw:style-name="gr3" draw:text-style-name="P5" svg:width="0.0693in" svg:height="0.0681in" svg:x="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5" svg:width="0.0756in" svg:height="0.087in" svg:x="0.1295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5" svg:width="0.1039in" svg:height="0.1079in" svg:x="0.2654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, צ.ל. <draw:g text:anchor-type="as-char" svg:y="-0.1134in" draw:z-index="229" draw:name="Shape238" draw:style-name="gr1"><svg:title>TexMaths</svg:title><svg:desc>11§display§|f(a)| = 1§svg§600§FALSE§</svg:desc><draw:path draw:style-name="gr2" draw:text-style-name="P4" svg:width="0.6244in" svg:height="0.1354in" svg:x="0.0004in" svg:y="0.0071in" svg:viewBox="0 0 1587 345" svg:d="M0 0c529 0 1057 0 1587 0 0 115 0 230 0 345-530 0-1058 0-1587 0 0-115 0-230 0-345z"><text:p/></draw:path><draw:path draw:style-name="gr3" draw:text-style-name="P5" svg:width="0.0055in" svg:height="0.1508in" svg:x="0.011in" svg:y="0in" svg:viewBox="0 0 15 384" svg:d="M15 14c0-7 0-14-7-14-8 0-8 7-8 14 0 119 0 237 0 356 0 8 0 14 8 14 7 0 7-6 7-14 0-119 0-237 0-356z"><text:p/></draw:path><draw:path draw:style-name="gr3" draw:text-style-name="P5" svg:width="0.0756in" svg:height="0.137in" svg:x="0.0429in" svg:y="0.0071in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5" svg:width="0.035in" svg:height="0.1508in" svg:x="0.1409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5" svg:width="0.0693in" svg:height="0.0681in" svg:x="0.1909in" svg:y="0.0453in" svg:viewBox="0 0 177 174" svg:d="M129 24c-7-14-19-24-35-24-47 0-94 56-94 112 0 37 21 62 52 62 7 0 26-1 49-29 4 17 17 29 35 29 15 0 24-9 29-21 7-14 12-37 12-38 0-4-3-4-4-4-5 0-5 1-6 7-6 25-14 48-29 48-11 0-13-10-13-17 0-9 2-12 6-29s5-21 9-35c4-19 9-37 13-54 3-11 3-11 3-13 0-7-4-10-11-10-10 0-15 9-16 16zM103 124c-2 7-2 8-7 15-17 21-33 27-44 27-19 0-24-22-24-36 0-20 12-67 20-85 13-23 30-37 46-37 25 0 30 32 30 34s-1 4-1 6c-6 26-13 51-20 76z"><text:p/></draw:path><draw:path draw:style-name="gr3" draw:text-style-name="P5" svg:width="0.0346in" svg:height="0.1508in" svg:x="0.274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0055in" svg:height="0.1508in" svg:x="0.3421in" svg:y="0in" svg:viewBox="0 0 15 384" svg:d="M15 14c0-7 0-14-7-14-8 0-8 7-8 14 0 119 0 237 0 356 0 8 0 14 8 14 7 0 7-6 7-14 0-119 0-237 0-356z"><text:p/></draw:path><draw:path draw:style-name="gr3" draw:text-style-name="P5" svg:width="0.1004in" svg:height="0.035in" svg:x="0.4173in" svg:y="0.0571in" svg:viewBox="0 0 256 90" svg:d="M243 15c7 0 13 0 13-7 0-8-6-8-12-8-77 0-155 0-232 0-4 0-12 0-12 8 0 7 8 7 13 7 77 0 153 0 230 0zM244 90c6 0 12 0 12-7 0-8-6-8-13-8-77 0-153 0-230 0-5 0-13 0-13 8 0 7 8 7 12 7 77 0 155 0 232 0z"><text:p/></draw:path><draw:path draw:style-name="gr3" draw:text-style-name="P5" svg:width="0.05in" svg:height="0.1008in" svg:x="0.5827in" svg:y="0.0126in" svg:viewBox="0 0 128 257" svg:d="M79 10c0-9 0-10-9-10-24 25-58 25-70 25 0 5 0 8 0 12 8 0 31 0 51-9 0 66 0 132 0 198 0 13-1 18-37 18-4 0-7 0-12 0 0 5 0 9 0 13 15-3 48-3 63-3s49 0 63 3c0-4 0-8 0-13-5 0-8 0-12 0-36 0-37-4-37-18 0-72 0-145 0-216z"><text:p/></draw:path></draw:g>. נניח בשלילה שלא כן. נפלג למקרים: </text:p>
          <text:list>
            <text:list-item>
              <text:p text:style-name="P66">אם <draw:g text:anchor-type="as-char" svg:y="-0.1134in" draw:z-index="236" draw:name="Shape239" draw:style-name="gr1"><svg:title>TexMaths</svg:title><svg:desc>11§display§|f(a)| = 0§svg§600§FALSE§</svg:desc><draw:path draw:style-name="gr2" draw:text-style-name="P4" svg:width="0.6307in" svg:height="0.1358in" svg:x="0.0004in" svg:y="0.0071in" svg:viewBox="0 0 1603 346" svg:d="M802 346c-267 0-535 0-802 0 0-116 0-230 0-346 535 0 1069 0 1603 0 0 116 0 230 0 346-267 0-534 0-801 0z"><text:p/></draw:path><draw:path draw:style-name="gr3" draw:text-style-name="P5" svg:width="0.0055in" svg:height="0.1512in" svg:x="0.011in" svg:y="0in" svg:viewBox="0 0 15 385" svg:d="M15 14c0-6 0-14-7-14-8 0-8 8-8 14 0 119 0 238 0 357 0 7 0 14 8 14 7 0 7-7 7-14 0-119 0-238 0-357z"><text:p/></draw:path><draw:path draw:style-name="gr3" draw:text-style-name="P5" svg:width="0.076in" svg:height="0.1374in" svg:x="0.0429in" svg:y="0.0067in" svg:viewBox="0 0 194 350" svg:d="M122 118c11 0 22 0 33 0 8 0 11 0 11-8 0-4-3-4-10-4-11 0-21 0-32 0 3-16 6-30 8-44 2-8 7-36 10-40 3-8 10-13 18-13 2 0 12 0 18 6-16 2-21 16-21 21 0 9 8 14 15 14 10 0 22-9 22-24 0-17-19-26-34-26-14 0-38 7-50 45-2 8-3 12-12 61-9 0-18 0-26 0s-13 0-13 7c0 5 4 5 11 5 9 0 17 0 26 0-10 50-19 100-29 151-8 37-13 72-34 72-1 0-11 0-19-6 19-1 22-16 22-21 0-9-7-13-14-13-10 0-22 8-22 23 0 17 18 26 33 26 22 0 37-23 44-37 12-25 21-71 22-74 8-40 15-80 23-121z"><text:p/></draw:path><draw:path draw:style-name="gr3" draw:text-style-name="P5" svg:width="0.035in" svg:height="0.1512in" svg:x="0.1409in" svg:y="0in" svg:viewBox="0 0 90 385" svg:d="M90 381c0-1 0-1-6-8-49-49-61-122-61-180 0-67 14-135 62-182 5-5 5-5 5-7 0-3-2-4-4-4-3 0-39 26-62 76-18 42-24 85-24 117 0 29 4 76 25 120 25 47 58 72 61 72 2 0 4-1 4-4z"><text:p/></draw:path><draw:path draw:style-name="gr3" draw:text-style-name="P5" svg:width="0.0693in" svg:height="0.0685in" svg:x="0.1909in" svg:y="0.0453in" svg:viewBox="0 0 177 175" svg:d="M129 25c-7-14-18-25-35-25-46 0-94 57-94 113 0 37 21 62 52 62 7 0 26-1 50-29 3 16 17 29 36 29 13 0 22-9 27-21 7-14 12-37 12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5" svg:width="0.0346in" svg:height="0.1512in" svg:x="0.274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055in" svg:height="0.1512in" svg:x="0.3421in" svg:y="0in" svg:viewBox="0 0 15 385" svg:d="M15 14c0-6 0-14-7-14-8 0-8 8-8 14 0 119 0 238 0 357 0 7 0 14 8 14 7 0 7-7 7-14 0-119 0-238 0-357z"><text:p/></draw:path><draw:path draw:style-name="gr3" draw:text-style-name="P5" svg:width="0.1012in" svg:height="0.0354in" svg:x="0.4173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638in" svg:height="0.1035in" svg:x="0.5752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<text:s/>אז <draw:g text:anchor-type="as-char" svg:y="-0.1161in" draw:z-index="232" draw:name="Shape240" draw:style-name="gr1"><svg:title>TexMaths</svg:title><svg:desc>11§display§f(a) = \emptyset§svg§600§FALSE§</svg:desc><draw:path draw:style-name="gr2" draw:text-style-name="P4" svg:width="0.5453in" svg:height="0.1386in" svg:x="0.0004in" svg:y="0.0071in" svg:viewBox="0 0 1386 353" svg:d="M0 0c462 0 924 0 1386 0 0 118 0 235 0 353-462 0-924 0-1386 0 0-118 0-235 0-353z"><text:p/></draw:path><draw:path draw:style-name="gr3" draw:text-style-name="P5" svg:width="0.0756in" svg:height="0.137in" svg:x="0.0008in" svg:y="0.0098in" svg:viewBox="0 0 193 349" svg:d="M121 118c11 0 22 0 33 0 8 0 12 0 12-8 0-4-4-4-11-4-11 0-21 0-32 0 2-15 6-29 8-43 2-9 8-37 10-41 3-8 10-13 18-13 2 0 12 0 19 6-17 3-21 16-21 21 0 9 7 15 15 15 10 0 21-9 21-24 0-17-18-27-34-27-14 0-38 8-49 45-2 9-3 12-13 61-9 0-18 0-27 0-7 0-12 0-12 7 0 5 5 5 11 5 9 0 17 0 26 0-10 50-19 101-29 151-7 38-13 73-34 73-1 0-11 0-18-8 18-1 21-14 21-21 0-9-6-13-14-13-10 0-21 9-21 23 0 18 17 26 32 26 22 0 37-21 44-37 12-24 22-70 22-74 8-40 15-80 23-120z"><text:p/></draw:path><draw:path draw:style-name="gr3" draw:text-style-name="P5" svg:width="0.0346in" svg:height="0.1508in" svg:x="0.0988in" svg:y="0.0035in" svg:viewBox="0 0 89 384" svg:d="M89 379c0-1 0-1-6-8-49-48-61-122-61-179 0-67 14-134 63-182 4-5 4-6 4-7 0-2-1-3-3-3-5 0-40 26-62 75-20 43-24 84-24 117 0 29 3 76 25 119 23 47 56 73 61 73 2 0 3-2 3-5z"><text:p/></draw:path><draw:path draw:style-name="gr3" draw:text-style-name="P5" svg:width="0.0693in" svg:height="0.0681in" svg:x="0.1488in" svg:y="0.0504in" svg:viewBox="0 0 177 174" svg:d="M129 24c-7-14-18-24-35-24-46 0-94 56-94 112 0 36 22 62 52 62 7 0 27-1 50-29 4 17 17 29 36 29 13 0 22-9 28-21 7-15 11-38 11-39 0-3-3-3-4-3-3 0-5 1-6 7-6 25-13 48-28 48-11 0-12-11-12-19 0-7 1-11 5-27 3-17 5-21 8-35 4-19 10-37 14-54 2-11 2-12 2-13 0-7-4-10-11-10-8 0-14 7-16 16zM105 124c-3 7-3 8-8 14-18 21-33 28-44 28-20 0-25-22-25-36 0-20 13-67 22-85 12-23 28-37 45-37 24 0 29 32 29 34s0 4-1 6c-6 26-12 51-18 76z"><text:p/></draw:path><draw:path draw:style-name="gr3" draw:text-style-name="P5" svg:width="0.035in" svg:height="0.1508in" svg:x="0.2319in" svg:y="0.0035in" svg:viewBox="0 0 90 384" svg:d="M90 192c0-29-4-77-26-119-23-49-56-73-60-73-2 0-4 1-4 3 0 1 0 2 8 9 37 39 59 100 59 180 0 65-14 132-61 182-6 4-6 4-6 5 0 3 2 5 4 5 4 0 39-27 62-75 19-43 24-86 24-117z"><text:p/></draw:path><draw:path draw:style-name="gr3" draw:text-style-name="P5" svg:width="0.1012in" svg:height="0.035in" svg:x="0.3327in" svg:y="0.0598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5" svg:width="0.061in" svg:height="0.128in" svg:x="0.4925in" svg:y="0in" svg:viewBox="0 0 156 326" svg:d="M132 8c0-5-3-8-9-8-5 0-6 4-9 12-4 15-1 2-5 18-4-3-17-8-31-8-22 0-47 11-61 41-16 30-17 66-17 102 0 24 0 92 33 122-9 30-9 31-9 32 0 4 4 7 8 7 5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, אז <draw:g text:anchor-type="as-char" svg:y="-0.1161in" draw:z-index="233" draw:name="Shape241" draw:style-name="gr1"><svg:title>TexMaths</svg:title><svg:desc>11§display§\forall a. \{a\} \times f(a) = \emptyset§svg§600§FALSE§</svg:desc><draw:path draw:style-name="gr2" draw:text-style-name="P4" svg:width="1.1705in" svg:height="0.1386in" svg:x="0.0079in" svg:y="0.0071in" svg:viewBox="0 0 2974 353" svg:d="M0 0c991 0 1983 0 2974 0 0 118 0 235 0 353-991 0-1983 0-2974 0 0-118 0-235 0-353z"><text:p/></draw:path><draw:path draw:style-name="gr3" draw:text-style-name="P5" svg:width="0.0839in" svg:height="0.1079in" svg:x="0in" svg:y="0.0118in" svg:viewBox="0 0 214 275" svg:d="M213 15c1-4 1-5 1-7 0-4-2-8-7-8s-7 5-9 9c-11 28-21 56-32 84-40 0-78 0-118 0-11-28-21-56-32-84-2-6-3-9-8-9-4 0-8 4-8 8 0 1 0 2 2 7 32 84 65 167 97 251 1 5 3 9 9 9 5 0 6-5 7-8 33-83 65-168 98-252zM55 109c35 0 69 0 104 0-17 45-34 91-51 136-18-45-35-91-53-136z"><text:p/></draw:path><draw:path draw:style-name="gr3" draw:text-style-name="P5" svg:width="0.0693in" svg:height="0.0681in" svg:x="0.0906in" svg:y="0.0504in" svg:viewBox="0 0 177 174" svg:d="M129 24c-7-14-18-24-36-24-45 0-93 56-93 112 0 36 22 62 52 62 7 0 27-1 50-29 2 17 17 29 35 29 14 0 22-9 29-21 7-15 11-38 11-39 0-3-3-3-4-3-5 0-5 1-6 7-6 25-13 48-30 48-9 0-11-11-11-19 0-7 0-11 5-27 4-17 5-21 9-35 4-19 10-37 14-54 2-11 2-12 2-13 0-7-4-10-11-10-9 0-15 7-16 16zM103 124c-1 7-1 8-7 14-17 21-32 28-43 28-20 0-26-22-26-36 0-20 13-67 22-85 11-23 29-37 44-37 26 0 31 32 31 34s-1 4-1 6c-6 26-13 51-20 76z"><text:p/></draw:path><draw:path draw:style-name="gr3" draw:text-style-name="P5" svg:width="0.0157in" svg:height="0.0157in" svg:x="0.178in" svg:y="0.1004in" svg:viewBox="0 0 41 41" svg:d="M41 21c0-11-9-21-20-21s-21 10-21 21 10 20 21 20 20-9 20-20z"><text:p/></draw:path><draw:path draw:style-name="gr3" draw:text-style-name="P5" svg:width="0.0535in" svg:height="0.1508in" svg:x="0.2181in" svg:y="0.0035in" svg:viewBox="0 0 137 384" svg:d="M81 51c0-16 10-40 52-43 2 0 4-1 4-4 0-4-3-4-7-4-39 0-74 20-75 47 0 29 0 59 0 88 0 16 0 28-15 41-14 11-28 12-37 12-2 0-3 2-3 4 0 4 2 4 5 5 27 0 44 14 49 33 1 4 1 4 1 18 0 26 0 51 0 76 0 17 0 29 19 44 15 11 40 16 56 16 4 0 7 0 7-5 0-3-3-3-6-4-24-1-43-13-49-33-1-4-1-5-1-19 0-26 0-53 0-80 0-18-3-24-15-36-9-9-20-11-31-15 32-8 46-26 46-49 0-31 0-62 0-92z"><text:p/></draw:path><draw:path draw:style-name="gr3" draw:text-style-name="P5" svg:width="0.0693in" svg:height="0.0681in" svg:x="0.2894in" svg:y="0.0504in" svg:viewBox="0 0 177 174" svg:d="M129 24c-7-14-18-24-36-24-45 0-93 56-93 112 0 36 22 62 52 62 7 0 27-1 50-29 2 17 17 29 35 29 14 0 22-9 29-21 7-15 11-38 11-39 0-3-3-3-4-3-5 0-5 1-6 7-6 25-13 48-30 48-9 0-11-11-11-19 0-7 0-11 5-27 4-17 5-21 9-35 4-19 10-37 14-54 2-11 2-12 2-13 0-7-4-10-11-10-9 0-15 7-16 16zM103 124c-1 7-1 8-7 14-17 21-33 28-43 28-20 0-26-22-26-36 0-20 13-67 21-85 12-23 30-37 45-37 26 0 31 32 31 34s-1 4-1 6c-6 26-13 51-20 76z"><text:p/></draw:path><draw:path draw:style-name="gr3" draw:text-style-name="P5" svg:width="0.0535in" svg:height="0.1508in" svg:x="0.3744in" svg:y="0.0035in" svg:viewBox="0 0 137 384" svg:d="M56 332c0 15-10 41-53 43-1 1-3 2-3 4 0 5 4 5 8 5 37 0 73-19 73-49 0-28 0-58 0-88 0-14 0-27 16-39 14-11 28-11 37-11 1-1 3-2 3-5 0-4-2-4-6-4-25-1-44-15-49-34-1-5-1-6-1-19 0-26 0-51 0-77 0-15 0-28-18-43-16-12-42-15-55-15-4 0-8 0-8 4s2 4 7 4c24 2 42 14 48 34 1 3 1 4 1 17 0 27 0 54 0 82 0 17 3 24 15 36 8 9 19 12 30 15-32 8-45 26-45 48 0 30 0 61 0 92z"><text:p/></draw:path><draw:path draw:style-name="gr3" draw:text-style-name="P5" svg:width="0.0732in" svg:height="0.0728in" svg:x="0.4957in" svg:y="0.0425in" svg:viewBox="0 0 187 186" svg:d="M93 82c-25-25-51-51-77-77-4-4-5-5-8-5-4 0-8 4-8 8 0 3 1 4 5 7 26 27 52 52 77 78-25 26-51 51-77 77-4 5-5 6-5 8 0 4 4 8 8 8 3 0 4 0 8-6 26-25 52-50 77-76 27 27 54 53 81 80 0 1 3 2 5 2 5 0 8-4 8-8 0-2 0-2-1-4-28-28-62-61-82-81 24-24 48-47 71-70 2-2 8-8 10-10 1-1 2-2 2-5 0-4-3-8-8-8-3 0-4 2-9 7-25 25-51 50-77 75z"><text:p/></draw:path><draw:path draw:style-name="gr3" draw:text-style-name="P5" svg:width="0.0752in" svg:height="0.137in" svg:x="0.6335in" svg:y="0.0098in" svg:viewBox="0 0 192 349" svg:d="M121 118c11 0 22 0 33 0 8 0 12 0 12-8 0-4-4-4-11-4-11 0-21 0-32 0 2-15 6-29 8-43 2-9 8-37 10-41 3-8 10-13 17-13 3 0 12 0 20 6-17 3-21 16-21 21 0 9 7 15 15 15 9 0 20-9 20-24 0-17-17-27-34-27-13 0-37 8-48 45-2 9-3 12-13 61-9 0-18 0-27 0-7 0-12 0-12 7 0 5 4 5 11 5 9 0 17 0 26 0-10 50-19 101-29 151-7 38-13 73-34 73-1 0-11 0-18-8 18-1 21-14 21-21 0-9-6-13-14-13-10 0-21 9-21 23 0 18 16 26 32 26 22 0 37-21 44-37 12-24 21-70 22-74 8-40 15-80 23-120z"><text:p/></draw:path><draw:path draw:style-name="gr3" draw:text-style-name="P5" svg:width="0.0346in" svg:height="0.1508in" svg:x="0.7315in" svg:y="0.0035in" svg:viewBox="0 0 89 384" svg:d="M89 379c0-1 0-1-7-8-48-48-60-122-60-179 0-67 14-134 63-182 4-5 4-6 4-7 0-2-1-3-3-3-5 0-40 26-62 75-20 43-24 84-24 117 0 29 3 76 25 119 23 47 56 73 61 73 2 0 3-2 3-5z"><text:p/></draw:path><draw:path draw:style-name="gr3" draw:text-style-name="P5" svg:width="0.0693in" svg:height="0.0681in" svg:x="0.7811in" svg:y="0.0504in" svg:viewBox="0 0 177 174" svg:d="M129 24c-7-14-18-24-36-24-45 0-93 56-93 112 0 36 22 62 52 62 7 0 27-1 50-29 4 17 17 29 35 29 14 0 22-9 29-21 7-15 11-38 11-39 0-3-3-3-4-3-4 0-5 1-6 7-6 25-13 48-28 48-11 0-13-11-13-19 0-7 2-11 6-27 3-17 4-21 8-35 4-19 10-37 14-54 2-11 2-12 2-13 0-7-4-10-11-10-9 0-14 7-16 16zM104 124c-2 7-2 8-7 14-18 21-33 28-44 28-20 0-26-22-26-36 0-20 14-67 22-85 13-23 29-37 44-37 26 0 31 32 31 34s0 4-1 6c-6 26-12 51-19 76z"><text:p/></draw:path><draw:path draw:style-name="gr3" draw:text-style-name="P5" svg:width="0.035in" svg:height="0.1508in" svg:x="0.8642in" svg:y="0.0035in" svg:viewBox="0 0 90 384" svg:d="M90 192c0-29-4-77-26-119-23-49-56-73-60-73-2 0-4 1-4 3 0 1 0 2 8 9 37 39 59 100 59 180 0 65-14 132-62 182-5 4-5 4-5 5 0 3 2 5 4 5 4 0 39-27 62-75 19-43 24-86 24-117z"><text:p/></draw:path><draw:path draw:style-name="gr3" draw:text-style-name="P5" svg:width="0.1008in" svg:height="0.035in" svg:x="0.9657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1in" svg:height="0.128in" svg:x="1.1248in" svg:y="0in" svg:viewBox="0 0 156 326" svg:d="M132 8c0-5-3-8-9-8-5 0-6 4-9 12-4 15-1 2-5 18-5-3-17-8-31-8-22 0-47 11-62 41s-16 66-16 102c0 24 0 92 33 122-9 30-9 31-9 32 0 4 3 7 8 7s8-4 10-12c4-15 0-2 4-17 10 4 21 7 32 7 43 0 59-36 67-55 10-26 11-57 11-84 0-29 0-92-34-125 3-11 7-21 10-32zM38 269c-13-26-13-72-13-110 0-30 0-57 6-82 7-35 29-47 47-47 8 0 18 2 28 11-22 75-46 152-68 228zM118 56c12 22 12 67 12 103 0 29 0 56-5 82-6 40-27 55-47 55-9 0-19-3-27-11 22-76 45-153 67-229z"><text:p/></draw:path></draw:g><text:s/>ולכן סה"כ ע"פ איחוד מוכלל <draw:g text:anchor-type="as-char" svg:y="-0.1161in" draw:z-index="234" draw:name="Shape242" draw:style-name="gr1"><svg:title>TexMaths</svg:title><svg:desc>11§display§\forall a \in H(f). a \in \emptyset§svg§600§FALSE§</svg:desc><draw:path draw:style-name="gr2" draw:text-style-name="P4" svg:width="1.0598in" svg:height="0.1386in" svg:x="0.0079in" svg:y="0.0071in" svg:viewBox="0 0 2693 353" svg:d="M0 0c898 0 1795 0 2693 0 0 118 0 235 0 353-898 0-1795 0-2693 0 0-118 0-235 0-353z"><text:p/></draw:path><draw:path draw:style-name="gr3" draw:text-style-name="P5" svg:width="0.0843in" svg:height="0.1079in" svg:x="0in" svg:y="0.0118in" svg:viewBox="0 0 215 275" svg:d="M213 15c2-4 2-5 2-7 0-4-4-8-8-8-5 0-7 5-9 9-11 28-21 56-32 84-39 0-78 0-118 0-11-28-20-56-31-84-3-6-4-9-9-9-4 0-8 4-8 8 0 1 0 2 2 7 32 84 65 167 97 251 1 5 3 9 9 9 5 0 6-5 8-8 33-83 64-168 97-252zM55 109c35 0 69 0 105 0-18 45-35 91-52 136-18-45-35-91-53-136z"><text:p/></draw:path><draw:path draw:style-name="gr3" draw:text-style-name="P5" svg:width="0.0693in" svg:height="0.0681in" svg:x="0.0906in" svg:y="0.0504in" svg:viewBox="0 0 177 174" svg:d="M129 24c-7-14-18-24-35-24-46 0-94 56-94 112 0 36 22 62 52 62 7 0 27-1 50-29 3 17 17 29 36 29 13 0 22-9 28-21 7-15 11-38 11-39 0-3-3-3-4-3-5 0-5 1-6 7-6 25-13 48-29 48-10 0-11-11-11-19 0-7 0-11 4-27 4-17 5-21 9-35 4-19 10-37 14-54 2-11 2-12 2-13 0-7-4-10-11-10-10 0-15 7-16 16zM103 124c-1 7-1 8-7 14-17 21-33 28-43 28-20 0-25-22-25-36 0-20 12-67 20-85 13-23 30-37 46-37 25 0 30 32 30 34s-1 4-1 6c-6 26-13 51-20 76z"><text:p/></draw:path><draw:path draw:style-name="gr3" draw:text-style-name="P5" svg:width="0.0756in" svg:height="0.087in" svg:x="0.2201in" svg:y="0.0335in" svg:viewBox="0 0 193 222" svg:d="M179 120c7 0 14 0 14-8s-7-8-14-8c-55 0-109 0-164 0 5-51 50-89 104-89 20 0 41 0 60 0 7 0 14 0 14-7 0-8-7-8-14-8-21 0-40 0-61 0-66 0-118 51-118 112 0 62 52 110 118 110 21 0 40 0 61 0 7 0 14 0 14-8 0-7-7-7-14-7-19 0-40 0-60 0-54 0-99-36-104-87 55 0 109 0 164 0z"><text:p/></draw:path><draw:path draw:style-name="gr3" draw:text-style-name="P5" svg:width="0.128in" svg:height="0.1028in" svg:x="0.3571in" svg:y="0.0134in" svg:viewBox="0 0 326 262" svg:d="M279 30c4-14 5-18 33-18 10 0 14 0 14-8 0-4-5-4-6-4-11 0-38 1-49 1s-39-1-51-1c-2 0-7 0-7 8 0 4 4 4 11 4 5 0 8 0 15 1 6 0 10 1 10 6 0 2 0 2-1 7-8 31-16 62-24 94-39 0-78 0-117 0 7-31 15-61 23-90 3-14 4-18 32-18 10 0 13 0 13-8 0-4-4-4-6-4-11 0-38 1-49 1s-39-1-50-1c-3 0-7 0-7 8 0 4 3 4 11 4 1 0 7 0 14 1 8 0 11 1 11 6 0 2-1 3-2 7-18 69-34 138-52 206-3 15-4 19-35 19-7 0-10 0-10 7 0 4 4 4 6 4 11 0 38-2 48-2 9 0 16 2 25 2s17 0 26 0c2 0 7 0 7-8 0-3-3-3-11-3-14 0-25 0-25-8 0-2 1-5 1-7 9-35 18-69 26-104 40 0 79 0 118 0-16 64-25 100-26 105-5 12-11 14-35 14-6 0-10 0-10 7 0 4 3 2 5 4 11 0 39-2 50-2 7 0 16 2 24 2 9 0 17 0 25 0 3 0 8 0 8-8 0-3-3-3-10-3-14 0-25 0-25-8 0-2 0-5 1-7 17-68 34-137 51-206z"><text:p/></draw:path><draw:path draw:style-name="gr3" draw:text-style-name="P5" svg:width="0.035in" svg:height="0.1508in" svg:x="0.5047in" svg:y="0.0035in" svg:viewBox="0 0 90 384" svg:d="M90 379c0-1 0-1-6-8-49-48-61-122-61-179 0-67 14-134 62-182 5-5 5-6 5-7 0-2-1-3-4-3s-39 26-61 75c-19 43-25 84-25 117 0 29 4 76 26 119 24 47 57 73 60 73s4-2 4-5z"><text:p/></draw:path><draw:path draw:style-name="gr3" draw:text-style-name="P5" svg:width="0.0756in" svg:height="0.137in" svg:x="0.5567in" svg:y="0.0098in" svg:viewBox="0 0 193 349" svg:d="M121 118c11 0 22 0 33 0 8 0 12 0 12-8 0-4-4-4-11-4-11 0-21 0-32 0 4-15 6-29 9-43 1-9 7-37 9-41 3-8 10-13 19-13 1 0 11 0 18 6-17 3-21 16-21 21 0 9 7 15 15 15 10 0 21-9 21-24 0-17-18-27-33-27-14 0-38 8-50 45-2 9-3 12-13 61-9 0-18 0-27 0-7 0-11 0-11 7 0 5 4 5 10 5 9 0 18 0 27 0-10 50-20 101-30 151-7 38-13 73-33 73-2 0-11 0-19-8 18-1 21-14 21-21 0-9-6-13-14-13-10 0-21 9-21 23 0 18 17 26 33 26 21 0 36-21 43-37 13-24 22-70 22-74 8-40 15-80 23-120z"><text:p/></draw:path><draw:path draw:style-name="gr3" draw:text-style-name="P5" svg:width="0.035in" svg:height="0.1508in" svg:x="0.648in" svg:y="0.0035in" svg:viewBox="0 0 90 384" svg:d="M90 192c0-29-4-77-26-119-23-49-56-73-60-73-3 0-4 1-4 3 0 1 0 2 8 9 37 39 59 100 59 180 0 65-14 132-61 182-6 4-6 4-6 5 0 3 1 5 4 5 4 0 39-27 61-75 20-43 25-86 25-117z"><text:p/></draw:path><draw:path draw:style-name="gr3" draw:text-style-name="P5" svg:width="0.0157in" svg:height="0.0157in" svg:x="0.7118in" svg:y="0.1004in" svg:viewBox="0 0 41 41" svg:d="M41 21c0-11-10-21-21-21-12 0-20 10-20 21s8 20 20 20c11 0 21-9 21-20z"><text:p/></draw:path><draw:path draw:style-name="gr3" draw:text-style-name="P5" svg:width="0.0693in" svg:height="0.0681in" svg:x="0.7469in" svg:y="0.0504in" svg:viewBox="0 0 177 174" svg:d="M129 24c-7-14-18-24-35-24-46 0-94 56-94 112 0 36 22 62 52 62 7 0 27-1 50-29 3 17 17 29 36 29 13 0 22-9 28-21 7-15 11-38 11-39 0-3-3-3-4-3-5 0-5 1-6 7-6 25-13 48-29 48-10 0-11-11-11-19 0-7 0-11 4-27 4-17 5-21 9-35 4-19 10-37 14-54 2-11 2-12 2-13 0-7-4-10-11-10-9 0-15 7-16 16zM103 124c-1 7-1 8-7 14-17 21-32 28-43 28-20 0-25-22-25-36 0-20 12-67 22-85 11-23 28-37 44-37 25 0 30 32 30 34s-1 4-1 6c-6 26-13 51-20 76z"><text:p/></draw:path><draw:path draw:style-name="gr3" draw:text-style-name="P5" svg:width="0.0756in" svg:height="0.087in" svg:x="0.8764in" svg:y="0.0335in" svg:viewBox="0 0 193 222" svg:d="M179 120c7 0 14 0 14-8s-7-8-14-8c-55 0-109 0-164 0 5-51 50-89 104-89 20 0 41 0 60 0 7 0 14 0 14-7 0-8-7-8-14-8-21 0-40 0-61 0-66 0-118 51-118 112 0 62 52 110 118 110 21 0 40 0 61 0 7 0 14 0 14-8 0-7-7-7-14-7-19 0-40 0-60 0-54 0-99-36-104-87 55 0 109 0 164 0z"><text:p/></draw:path><draw:path draw:style-name="gr3" draw:text-style-name="P5" svg:width="0.061in" svg:height="0.128in" svg:x="1.0146in" svg:y="0in" svg:viewBox="0 0 156 326" svg:d="M132 8c0-5-3-8-9-8-5 0-6 4-9 12-4 15-1 2-5 18-4-3-17-8-31-8-22 0-47 11-61 41-16 30-17 66-17 102 0 24 0 92 33 122-9 30-9 31-9 32 0 4 4 7 8 7 7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<text:s/>אמ"מ <draw:g text:anchor-type="as-char" svg:y="-0.1161in" draw:z-index="235" draw:name="Shape243" draw:style-name="gr1"><svg:title>TexMaths</svg:title><svg:desc>11§display§dom(H(f)) = \emptyset§svg§600§FALSE§</svg:desc><draw:path draw:style-name="gr2" draw:text-style-name="P4" svg:width="1.0087in" svg:height="0.1386in" svg:x="0.0024in" svg:y="0.0071in" svg:viewBox="0 0 2563 353" svg:d="M0 0c854 0 1709 0 2563 0 0 118 0 235 0 353-854 0-1709 0-2563 0 0-118 0-235 0-353z"><text:p/></draw:path><draw:path draw:style-name="gr3" draw:text-style-name="P5" svg:width="0.072in" svg:height="0.1059in" svg:x="0.0004in" svg:y="0.0118in" svg:viewBox="0 0 184 270" svg:d="M184 4c-1-1 0-4-5-4-6 0-43 3-49 4-3 1-6 3-6 8 0 4 4 4 10 4 18 0 19 3 19 7 0 2-1 6-1 8-8 31-16 60-23 91-7-14-18-24-35-24-46 0-94 56-94 111 0 36 21 61 52 61 7 0 26-1 49-28 4 16 18 28 35 28 15 0 24-8 29-21 7-14 12-37 12-38 0-3-3-3-4-3-5 0-5 1-6 6-6 26-13 49-29 49-10 0-11-11-11-19 0-9 0-11 2-18 18-73 36-148 55-222zM103 221c-2 6-2 8-7 14-17 21-33 28-44 28-19 0-24-22-24-37 0-19 12-66 20-83 13-23 30-37 46-37 25 0 30 31 30 34 0 2-1 4-1 6-6 25-13 51-20 75z"><text:p/></draw:path><draw:path draw:style-name="gr3" draw:text-style-name="P5" svg:width="0.065in" svg:height="0.0681in" svg:x="0.0799in" svg:y="0.0504in" svg:viewBox="0 0 166 174" svg:d="M166 65c0-41-27-65-63-65-51 0-103 54-103 109 0 38 26 65 63 65 50 0 103-53 103-109zM63 166c-17 0-34-12-34-43 0-19 10-60 23-79 18-30 40-36 51-36 22 0 35 18 35 41 0 16-8 57-22 81-15 23-36 36-53 36z"><text:p/></draw:path><draw:path draw:style-name="gr3" draw:text-style-name="P5" svg:width="0.1244in" svg:height="0.0681in" svg:x="0.1516in" svg:y="0.0504in" svg:viewBox="0 0 317 174" svg:d="M23 147c-1 6-3 15-3 17 0 6 5 10 11 10 4 0 12-4 14-11 2-10 6-19 8-28 3-12 5-24 9-35 2-9 4-16 6-25 1-7 5-19 5-20 5-12 26-47 62-47 18 0 21 14 21 27 0 10-2 20-5 32-4 14-8 30-11 45-2 9-6 19-8 29-1 7-4 21-4 23 0 6 5 10 11 10 12 0 14-9 17-22 6-21 20-77 23-93 1-5 21-51 64-51 17 0 21 13 21 27 0 22-16 66-24 86-3 10-6 14-6 22 0 17 15 31 32 31 37 0 51-56 51-60 0-3-3-3-4-3-5 0-5 1-6 7-7 20-19 48-40 48-6 0-9-4-9-13 0-10 4-19 7-28 7-19 23-62 23-84 0-26-15-41-44-41s-49 16-64 37c0-5-1-18-12-27-10-9-22-10-32-10-34 0-52 24-59 33-2-22-19-33-36-33-18 0-26 14-29 22-6 13-12 35-12 37 0 4 4 4 6 4 3 0 3 0 6-9 7-28 14-46 28-46 6 0 12 3 12 17 0 9-1 13-7 33-8 30-14 60-22 89z"><text:p/></draw:path><draw:path draw:style-name="gr3" draw:text-style-name="P5" svg:width="0.035in" svg:height="0.1508in" svg:x="0.2961in" svg:y="0.0035in" svg:viewBox="0 0 90 384" svg:d="M90 379c0-1 0-1-6-8-49-48-61-122-61-179 0-67 14-134 62-182 5-5 5-6 5-7 0-2-1-3-4-3s-39 26-61 75c-19 43-25 84-25 117 0 29 4 76 26 119 24 47 57 73 60 73s4-2 4-5z"><text:p/></draw:path><draw:path draw:style-name="gr3" draw:text-style-name="P5" svg:width="0.128in" svg:height="0.1028in" svg:x="0.3461in" svg:y="0.0134in" svg:viewBox="0 0 326 262" svg:d="M280 30c4-14 4-18 33-18 9 0 13 0 13-8 0-4-5-4-6-4-11 0-38 1-49 1s-39-1-50-1c-3 0-7 0-7 8 0 4 3 4 11 4 1 0 7 0 14 1 6 0 11 1 11 6 0 2-1 2-2 7-8 31-16 62-23 94-40 0-79 0-118 0 7-31 15-61 23-90 3-14 4-18 32-18 10 0 13 0 13-8 0-4-4-4-6-4-11 0-38 1-49 1s-39-1-50-1c-3 0-7 0-7 8 0 4 3 4 11 4 1 0 9 0 14 1 8 0 11 1 11 6 0 2 0 3-1 7-18 69-35 138-53 206-3 15-4 19-34 19-8 0-11 0-11 7 0 4 4 4 6 4 11 0 38-2 49-2 8 0 17 2 24 2 9 0 18 0 26 0 3 0 7 0 7-8 0-3-3-3-11-3-14 0-25 0-25-8 0-2 1-5 1-7 9-35 18-69 26-104 40 0 79 0 118 0-15 64-24 100-26 105-3 12-11 14-35 14-6 0-9 0-9 7 0 4 4 4 5 4 10 0 38-2 49-2 9 0 16 2 25 2 8 0 17 0 25 0 3 0 8 0 8-8 0-3-4-3-11-3-14 0-25 0-25-8 0-2 1-5 1-7 17-68 34-137 52-206z"><text:p/></draw:path><draw:path draw:style-name="gr3" draw:text-style-name="P5" svg:width="0.0346in" svg:height="0.1508in" svg:x="0.4945in" svg:y="0.0035in" svg:viewBox="0 0 89 384" svg:d="M89 379c0-1 0-1-6-8-49-48-61-122-61-179 0-67 14-134 63-182 4-5 4-6 4-7 0-2-1-3-3-3-5 0-39 26-62 75-20 43-24 84-24 117 0 29 4 76 25 119 23 47 56 73 61 73 2 0 3-2 3-5z"><text:p/></draw:path><draw:path draw:style-name="gr3" draw:text-style-name="P5" svg:width="0.076in" svg:height="0.137in" svg:x="0.5461in" svg:y="0.0098in" svg:viewBox="0 0 194 349" svg:d="M122 118c11 0 22 0 33 0 8 0 11 0 11-8 0-4-3-4-10-4-11 0-21 0-32 0 3-15 6-29 8-43 1-9 7-37 9-41 4-8 11-13 19-13 1 0 12 0 18 6-16 3-21 16-21 21 0 9 8 15 15 15 10 0 22-9 22-24 0-17-19-27-34-27-14 0-38 8-50 45-2 9-3 12-12 61-9 0-18 0-26 0s-13 0-13 7c0 5 4 5 11 5 9 0 17 0 26 0-10 50-19 101-29 151-8 38-14 73-34 73-1 0-11 0-19-8 18-1 22-14 22-21 0-9-7-13-14-13-11 0-22 9-22 23 0 18 18 26 33 26 21 0 36-21 44-37 12-24 21-70 21-74 8-40 16-80 24-120z"><text:p/></draw:path><draw:path draw:style-name="gr3" draw:text-style-name="P5" svg:width="0.035in" svg:height="0.1508in" svg:x="0.6374in" svg:y="0.0035in" svg:viewBox="0 0 90 384" svg:d="M90 192c0-29-4-77-25-119-23-49-57-73-61-73-2 0-4 1-4 3 0 1 0 2 8 9 38 39 60 100 60 180 0 65-14 132-62 182-6 4-6 4-6 5 0 3 2 5 4 5 4 0 39-27 62-75 20-43 24-86 24-117z"><text:p/></draw:path><draw:path draw:style-name="gr3" draw:text-style-name="P5" svg:width="0.035in" svg:height="0.1508in" svg:x="0.6969in" svg:y="0.0035in" svg:viewBox="0 0 90 384" svg:d="M90 192c0-29-4-77-26-119-23-49-56-73-60-73-2 0-4 1-4 3 0 1 0 2 8 9 37 39 59 100 59 180 0 65-14 132-61 182-6 4-6 4-6 5 0 3 2 5 4 5 4 0 39-27 61-75 20-43 25-86 25-117z"><text:p/></draw:path><draw:path draw:style-name="gr3" draw:text-style-name="P5" svg:width="0.1012in" svg:height="0.035in" svg:x="0.798in" svg:y="0.0598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5" svg:width="0.061in" svg:height="0.128in" svg:x="0.9575in" svg:y="0in" svg:viewBox="0 0 156 326" svg:d="M132 8c0-5-3-8-9-8-5 0-6 4-9 12-4 15-1 2-5 18-4-3-17-8-31-8-22 0-47 11-61 41-16 30-17 66-17 102 0 24 0 92 33 122-9 30-9 31-9 32 0 4 4 7 8 7 5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<text:s/>וזו <text:span text:style-name="T29">סתירה</text:span>. </text:p>
            </text:list-item>
            <text:list-item>
              <text:p text:style-name="P66">אם <draw:g text:anchor-type="as-char" svg:y="-0.1134in" draw:z-index="240" draw:name="Shape244" draw:style-name="gr1"><svg:title>TexMaths</svg:title><svg:desc>11§display§|f(a)| &gt; 1§svg§600§FALSE§</svg:desc><draw:path draw:style-name="gr2" draw:text-style-name="P4" svg:width="0.6244in" svg:height="0.1354in" svg:x="0.0004in" svg:y="0.0071in" svg:viewBox="0 0 1587 345" svg:d="M0 0c529 0 1057 0 1587 0 0 115 0 230 0 345-530 0-1058 0-1587 0 0-115 0-230 0-345z"><text:p/></draw:path><draw:path draw:style-name="gr3" draw:text-style-name="P5" svg:width="0.0055in" svg:height="0.1508in" svg:x="0.011in" svg:y="0in" svg:viewBox="0 0 15 384" svg:d="M15 14c0-7 0-14-7-14-8 0-8 7-8 14 0 119 0 237 0 356 0 8 0 14 8 14 7 0 7-6 7-14 0-119 0-237 0-356z"><text:p/></draw:path><draw:path draw:style-name="gr3" draw:text-style-name="P5" svg:width="0.0756in" svg:height="0.137in" svg:x="0.0429in" svg:y="0.0071in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5" svg:width="0.035in" svg:height="0.1508in" svg:x="0.1409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5" svg:width="0.0693in" svg:height="0.0681in" svg:x="0.1909in" svg:y="0.0453in" svg:viewBox="0 0 177 174" svg:d="M129 24c-7-14-19-24-35-24-47 0-94 56-94 112 0 37 21 62 52 62 7 0 26-1 49-29 4 17 17 29 35 29 15 0 24-9 29-21 7-14 12-37 12-38 0-4-3-4-4-4-5 0-5 1-6 7-6 25-14 48-29 48-11 0-13-10-13-17 0-9 2-12 6-29s5-21 9-35c4-19 9-37 13-54 3-11 3-11 3-13 0-7-4-10-11-10-10 0-15 9-16 16zM103 124c-2 7-2 8-7 15-17 21-33 27-44 27-19 0-24-22-24-36 0-20 12-67 20-85 13-23 30-37 46-37 25 0 30 32 30 34s-1 4-1 6c-6 26-13 51-20 76z"><text:p/></draw:path><draw:path draw:style-name="gr3" draw:text-style-name="P5" svg:width="0.0346in" svg:height="0.1508in" svg:x="0.274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0055in" svg:height="0.1508in" svg:x="0.3421in" svg:y="0in" svg:viewBox="0 0 15 384" svg:d="M15 14c0-7 0-14-7-14-8 0-8 7-8 14 0 119 0 237 0 356 0 8 0 14 8 14 7 0 7-6 7-14 0-119 0-237 0-356z"><text:p/></draw:path><draw:path draw:style-name="gr3" draw:text-style-name="P5" svg:width="0.0929in" svg:height="0.087in" svg:x="0.4213in" svg:y="0.0307in" svg:viewBox="0 0 237 222" svg:d="M229 121c4-2 8-4 8-9 0-4-4-6-8-9-72-34-142-67-214-100-5-3-6-3-7-3-5 0-8 4-8 8s2 6 8 9c67 31 135 63 202 95-67 32-135 64-202 95-6 2-8 4-8 8s3 7 8 7c1 0 2 0 7-2 72-33 142-66 214-99z"><text:p/></draw:path><draw:path draw:style-name="gr3" draw:text-style-name="P5" svg:width="0.05in" svg:height="0.1008in" svg:x="0.5827in" svg:y="0.0126in" svg:viewBox="0 0 128 257" svg:d="M79 10c0-9 0-10-9-10-24 25-58 25-70 25 0 5 0 8 0 12 8 0 31 0 51-9 0 66 0 132 0 198 0 13-1 18-37 18-4 0-7 0-12 0 0 5 0 9 0 13 15-3 48-3 63-3s49 0 63 3c0-4 0-8 0-13-5 0-8 0-12 0-36 0-37-4-37-18 0-72 0-145 0-216z"><text:p/></draw:path></draw:g><text:s/>אז לפי ההנחה שלנו ש־<draw:g text:anchor-type="as-char" svg:y="-0.1134in" draw:z-index="241" draw:name="Shape245" draw:style-name="gr1"><svg:title>TexMaths</svg:title><svg:desc>11§display§H(f)§svg§600§FALSE§</svg:desc><draw:path draw:style-name="gr2" draw:text-style-name="P4" svg:width="0.3157in" svg:height="0.1358in" svg:x="0.0024in" svg:y="0.0071in" svg:viewBox="0 0 803 346" svg:d="M402 346c-134 0-268 0-402 0 0-116 0-230 0-346 268 0 535 0 803 0 0 116 0 230 0 346-134 0-268 0-401 0z"><text:p/></draw:path><draw:path draw:style-name="gr3" draw:text-style-name="P5" svg:width="0.1272in" svg:height="0.1028in" svg:x="0.0004in" svg:y="0.0098in" svg:viewBox="0 0 324 262" svg:d="M279 30c3-15 4-18 32-18 11 0 13 0 13-8 0-4-4-4-5-4-10 0-39 1-49 1-12 0-39-1-50-1-4 0-7 0-7 8 0 4 3 4 10 4 1 0 9 0 15 0 7 1 10 1 10 7 0 1 0 2-1 7-8 31-15 62-23 94-39 0-79 0-117 0 7-31 14-61 22-90 4-15 5-18 32-18 10 0 14 0 14-8 0-4-5-4-6-4-11 0-38 1-49 1s-39-1-50-1c-3 0-7 0-7 8 0 4 3 4 11 4 1 0 7 0 14 0 8 1 11 1 11 7 0 1-1 2-2 7-18 69-34 138-52 206-3 15-4 18-35 18-7 0-10 0-10 8 0 4 4 4 5 4 11 0 39-1 49-1 9 0 16 0 25 0s17 1 25 1c3 0 8 0 8-8 0-4-4-4-11-4-14 0-25 0-25-7 0-2 1-4 1-6 9-34 17-70 26-105 40 0 78 0 118 0-17 64-25 99-27 106-4 12-11 12-35 12-5 0-10 0-10 8 0 4 4 3 6 4 11 0 38-1 49-1 8 0 17 0 25 0s17 1 25 1c3 0 7 0 7-8 0-4-3-4-11-4-14 0-24 0-24-7 0-2 0-4 1-6 17-69 34-138 52-207z"><text:p/></draw:path><draw:path draw:style-name="gr3" draw:text-style-name="P5" svg:width="0.035in" svg:height="0.1512in" svg:x="0.148in" svg:y="0in" svg:viewBox="0 0 90 385" svg:d="M90 381c0-1 0-1-7-8-48-49-61-122-61-180 0-67 15-135 63-182 5-5 5-5 5-7 0-3-2-4-4-4-4 0-39 26-62 76-20 42-24 85-24 117 0 29 4 76 25 120 23 47 57 72 61 72 2 0 4-1 4-4z"><text:p/></draw:path><draw:path draw:style-name="gr3" draw:text-style-name="P5" svg:width="0.0756in" svg:height="0.1374in" svg:x="0.1996in" svg:y="0.0067in" svg:viewBox="0 0 193 350" svg:d="M122 118c11 0 22 0 33 0 8 0 11 0 11-8 0-4-3-4-10-4-11 0-21 0-32 0 2-16 6-30 8-44 1-8 6-36 10-40 3-8 10-13 17-13 1 0 12 0 19 6-17 2-21 16-21 21 0 9 8 14 14 14 10 0 22-9 22-24 0-17-18-26-34-26-13 0-37 7-49 45-2 8-3 12-12 61-9 0-18 0-27 0-7 0-12 0-12 7 0 5 4 5 11 5 9 0 17 0 26 0-10 50-19 100-29 151-8 37-13 72-34 72-1 0-11 0-19-6 19-1 22-16 22-21 0-9-7-13-14-13-10 0-22 8-22 23 0 17 18 26 33 26 22 0 37-23 44-37 12-25 21-71 22-74 8-40 15-80 23-121z"><text:p/></draw:path><draw:path draw:style-name="gr3" draw:text-style-name="P5" svg:width="0.035in" svg:height="0.1512in" svg:x="0.2906in" svg:y="0in" svg:viewBox="0 0 90 385" svg:d="M90 193c0-30-4-76-25-120-23-48-57-73-61-73-2 0-4 2-4 4s0 2 8 9c37 38 59 99 59 180 0 65-14 133-62 181-5 6-5 6-5 7 0 2 2 4 4 4 4 0 39-26 62-76 20-41 24-84 24-116z"><text:p/></draw:path></draw:g> פונקציה, נסיק שהיא חד ערכית, כלומר: יהי <draw:g text:anchor-type="as-char" svg:y="-0.1075in" draw:z-index="242" draw:name="Shape246" draw:style-name="gr1"><svg:title>TexMaths</svg:title><svg:desc>11§display§a \in A§svg§600§FALSE§</svg:desc><draw:path draw:style-name="gr2" draw:text-style-name="P4" svg:width="0.3594in" svg:height="0.0984in" svg:x="0.0024in" svg:y="0.0079in" svg:viewBox="0 0 914 251" svg:d="M457 251c-152 0-304 0-457 0 0-84 0-167 0-251 305 0 609 0 914 0 0 84 0 167 0 251-152 0-305 0-457 0z"><text:p/></draw:path><draw:path draw:style-name="gr3" draw:text-style-name="P5" svg:width="0.0693in" svg:height="0.0681in" svg:x="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5" svg:width="0.0756in" svg:height="0.087in" svg:x="0.1295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5" svg:width="0.1039in" svg:height="0.1079in" svg:x="0.2654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, <draw:g text:anchor-type="as-char" svg:y="-0.1047in" draw:z-index="243" draw:name="Shape247" draw:style-name="gr1"><svg:title>TexMaths</svg:title><svg:desc>11§display§b_1, b_2 \in B§svg§600§FALSE§</svg:desc><draw:path draw:style-name="gr2" draw:text-style-name="P4" svg:width="0.6193in" svg:height="0.1185in" svg:x="0.0008in" svg:y="0.0079in" svg:viewBox="0 0 1574 302" svg:d="M787 302c-262 0-524 0-787 0 0-100 0-202 0-302 525 0 1049 0 1574 0 0 100 0 202 0 302-262 0-525 0-787 0z"><text:p/></draw:path><draw:path draw:style-name="gr3" draw:text-style-name="P5" svg:width="0.0555in" svg:height="0.1063in" svg:x="0.0004in" svg:y="0in" svg:viewBox="0 0 142 271" svg:d="M74 4c-1-1 0-4-5-4-9 0-37 3-47 4-3 0-8 0-8 8 0 5 4 5 10 5 18 0 19 2 19 6 0 2-3 16-6 24-11 42-21 84-32 126-4 18-5 24-5 38 0 36 20 60 48 60 47 0 94-57 94-112 0-34-21-62-52-62-17 0-33 12-45 23 10-38 19-77 29-116zM37 150c3-8 3-9 6-13 20-26 36-31 47-31 13 0 24 12 24 36 0 23-13 66-19 81-14 26-31 39-47 39-13 0-25-9-25-38 0-8 0-14 6-38 3-12 5-24 8-36z"><text:p/></draw:path><draw:path draw:style-name="gr3" draw:text-style-name="P5" svg:width="0.0382in" svg:height="0.0705in" svg:x="0.0701in" svg:y="0.0575in" svg:viewBox="0 0 98 180" svg:d="M60 8c0-8 0-8-7-8-18 17-42 18-53 18 0 3 0 5 0 8 7 0 24 0 38-6 0 45 0 91 0 138 0 9 0 12-26 12-3 0-8 0-11 0 0 3 0 6 0 10 6 0 39-1 48-1s43 1 49 1c0-4 0-7 0-10-3 0-7 0-10 0-28 0-28-3-28-12 0-51 0-101 0-150z"><text:p/></draw:path><draw:path draw:style-name="gr3" draw:text-style-name="P5" svg:width="0.0173in" svg:height="0.0453in" svg:x="0.1398in" svg:y="0.0902in" svg:viewBox="0 0 45 116" svg:d="M45 41c0-26-10-41-25-41-12 0-20 10-20 21 0 10 8 20 20 20 5 0 10-1 14-5 1-1 1-1 1-1 1 0 1 0 1 6 0 28-13 52-26 64-5 4-5 5-5 6 0 3 3 5 5 5 4 0 35-30 35-75z"><text:p/></draw:path><draw:path draw:style-name="gr3" draw:text-style-name="P5" svg:width="0.0555in" svg:height="0.1063in" svg:x="0.2012in" svg:y="0in" svg:viewBox="0 0 142 271" svg:d="M75 4c-2-1 0-4-6-4-9 0-37 3-47 4-3 0-8 0-8 8 0 5 5 5 10 5 19 0 19 2 19 6 0 2-3 16-5 24-11 42-20 84-31 126-5 18-7 24-7 38 0 36 21 60 49 60 46 0 93-57 93-112 0-34-20-62-51-62-17 0-34 12-45 23 10-38 19-77 29-116zM38 150c3-8 3-9 6-13 19-26 36-31 46-31 14 0 24 12 24 36 0 23-12 66-19 81-13 26-31 39-46 39-13 0-26-9-26-38 0-8 0-14 7-38 3-12 5-24 8-36z"><text:p/></draw:path><draw:path draw:style-name="gr3" draw:text-style-name="P5" svg:width="0.0469in" svg:height="0.0705in" svg:x="0.2661in" svg:y="0.0575in" svg:viewBox="0 0 120 180" svg:d="M120 130c-3 0-7 0-10 0-1 7-3 22-7 24-2 3-23 3-27 3-17 0-33 0-50 0 29-26 39-33 54-46 21-16 40-33 40-58 0-33-30-53-64-53-33 0-56 23-56 49 0 13 11 15 14 15 7 0 15-6 15-14 0-6-3-15-17-15 9-20 28-25 40-25 27 0 41 21 41 43 0 23-17 42-25 52-22 21-44 42-66 64-2 2-2 3-2 11 37 0 74 0 111 0 3-17 6-33 9-50z"><text:p/></draw:path><draw:path draw:style-name="gr3" draw:text-style-name="P5" svg:width="0.0752in" svg:height="0.0874in" svg:x="0.3823in" svg:y="0.0232in" svg:viewBox="0 0 192 223" svg:d="M179 120c7 0 13 0 13-8 0-7-6-7-13-7-55 0-109 0-164 0 5-52 50-90 104-90 20 0 40 0 60 0 7 0 13 0 13-7 0-8-6-8-13-8-21 0-40 0-61 0-66 0-118 51-118 112 0 62 52 111 118 111 21 0 40 0 61 0 7 0 13 0 13-8s-6-8-13-8c-20 0-40 0-60 0-54 0-99-35-104-87 55 0 109 0 164 0z"><text:p/></draw:path><draw:path draw:style-name="gr3" draw:text-style-name="P5" svg:width="0.1083in" svg:height="0.1028in" svg:x="0.5197in" svg:y="0.002in" svg:viewBox="0 0 276 262" svg:d="M45 233c-3 15-4 17-35 17-6 0-10 0-10 8 0 4 3 4 10 4 46 0 92 0 138 0 61 0 107-45 107-81 0-29-23-51-60-55 40-7 81-36 81-73 0-29-25-53-73-53-42 0-86 0-129 0-7 0-11 0-11 8 0 4 3 4 11 4 1 0 7 0 14 1 8 0 11 1 11 6 0 2 0 3-1 7-18 69-35 138-53 207zM103 122c8-32 17-64 25-96 3-13 4-14 20-14 17 0 35 0 51 0 33 0 42 23 42 40 0 34-33 70-80 70-19 0-39 0-58 0zM87 250c-6 0-7 0-9 0-4 0-5-1-5-3s0-2 2-10c9-35 17-70 26-106 24 0 50 0 74 0 36 0 44 29 44 45 0 37-34 74-80 74-18 0-35 0-52 0z"><text:p/></draw:path></draw:g>, תחת ההנחה <draw:g text:anchor-type="as-char" svg:y="-0.1134in" draw:z-index="244" draw:name="Shape248" draw:style-name="gr1"><svg:title>TexMaths</svg:title><svg:desc>11§display§\la a, b_1 \ra, \la a, b_2 \ra \in H(f)§svg§600§FALSE§</svg:desc><draw:path draw:style-name="gr2" draw:text-style-name="P4" svg:width="1.3701in" svg:height="0.1358in" svg:x="0.0004in" svg:y="0.0071in" svg:viewBox="0 0 3481 346" svg:d="M1741 346c-581 0-1160 0-1741 0 0-116 0-230 0-346 1160 0 2321 0 3481 0 0 116 0 230 0 346-580 0-1160 0-1740 0z"><text:p/></draw:path><draw:path draw:style-name="gr3" draw:text-style-name="P5" svg:width="0.0335in" svg:height="0.1512in" svg:x="0.0094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5" svg:width="0.0693in" svg:height="0.0685in" svg:x="0.0579in" svg:y="0.0453in" svg:viewBox="0 0 177 175" svg:d="M129 25c-7-14-19-25-36-25-46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5" svg:width="0.0173in" svg:height="0.0453in" svg:x="0.1457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5" svg:width="0.0559in" svg:height="0.1063in" svg:x="0.2071in" svg:y="0.0071in" svg:viewBox="0 0 143 271" svg:d="M75 4c0-1 0-4-6-4-9 0-37 3-47 3-2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5" svg:width="0.0386in" svg:height="0.0701in" svg:x="0.2768in" svg:y="0.0661in" svg:viewBox="0 0 99 179" svg:d="M62 8c0-8-2-8-8-8-18 17-43 17-54 17 0 3 0 6 0 9 7 0 25 0 40-7 0 46 0 92 0 138 0 9 0 13-28 13-3 0-7 0-10 0 0 3 0 6 0 9 6-1 39-1 49-1 8 0 42 0 48 1 0-3 0-6 0-9-3 0-7 0-10 0-27 0-27-4-27-13 0-50 0-100 0-149z"><text:p/></draw:path><draw:path draw:style-name="gr3" draw:text-style-name="P5" svg:width="0.0335in" svg:height="0.1512in" svg:x="0.3421in" svg:y="0in" svg:viewBox="0 0 86 385" svg:d="M84 199c2-4 2-5 2-6 0-3 0-1-2-6-22-59-46-119-68-178-2-7-5-9-8-9-5 0-8 3-8 8 0 1 0 2 1 6 23 60 45 119 68 179-23 58-45 117-68 177-1 4-1 5-1 8 0 4 3 7 8 7 4 0 6-4 7-7 23-60 45-119 69-179z"><text:p/></draw:path><draw:path draw:style-name="gr3" draw:text-style-name="P5" svg:width="0.0173in" svg:height="0.0453in" svg:x="0.4059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5" svg:width="0.0335in" svg:height="0.1512in" svg:x="0.4772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5" svg:width="0.0693in" svg:height="0.0685in" svg:x="0.5256in" svg:y="0.0453in" svg:viewBox="0 0 177 175" svg:d="M129 25c-8-14-19-25-37-25-45 0-92 57-92 113 0 37 21 62 51 62 7 0 27-1 50-29 3 16 17 29 35 29 14 0 22-9 29-21 7-14 12-37 12-38 0-4-4-4-5-4-4 0-4 1-5 7-6 25-14 47-30 47-11 0-12-10-12-17 0-9 1-11 6-29 4-17 4-20 9-34 4-18 8-36 13-54 3-11 3-12 3-13 0-7-5-11-12-11-9 0-14 9-15 17zM103 124c-2 8-2 8-7 15-18 22-33 27-44 27-19 0-25-21-25-36 0-19 13-66 21-84 12-23 30-37 45-37 26 0 31 32 31 34s-1 4-2 7c-7 24-12 49-19 74z"><text:p/></draw:path><draw:path draw:style-name="gr3" draw:text-style-name="P5" svg:width="0.0173in" svg:height="0.0453in" svg:x="0.613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0555in" svg:height="0.1063in" svg:x="0.6748in" svg:y="0.0071in" svg:viewBox="0 0 142 271" svg:d="M75 4c0-1 0-4-6-4-9 0-37 3-47 3-3 1-8 1-8 8 0 6 5 6 10 6 19 0 19 2 19 6 0 2-3 16-5 23-11 42-20 84-31 127-6 19-7 25-7 37 0 37 21 61 49 61 46 0 93-57 93-112 0-36-20-62-51-62-18 0-34 11-45 23 10-39 19-77 29-116zM38 150c3-8 3-9 6-13 19-26 36-31 46-31 14 0 24 11 24 36 0 23-13 66-19 80-13 27-31 40-46 40-13 0-26-10-26-38 0-8 0-15 7-39 3-12 5-24 8-35z"><text:p/></draw:path><draw:path draw:style-name="gr3" draw:text-style-name="P5" svg:width="0.0469in" svg:height="0.0701in" svg:x="0.739in" svg:y="0.0661in" svg:viewBox="0 0 120 179" svg:d="M120 130c-3 0-7 0-10 0-1 5-3 22-7 24-2 2-23 2-27 2-17 0-33 0-50 0 29-25 39-33 54-45 21-16 40-33 40-58 0-33-29-53-64-53-33 0-56 23-56 48 0 14 11 15 14 15 7 0 15-5 15-15 0-4-3-14-17-14 9-19 28-24 40-24 27 0 41 21 41 43 0 23-17 42-25 52-22 21-44 41-66 63-2 3-2 4-2 11 37 0 74 0 111 0 3-16 6-33 9-49z"><text:p/></draw:path><draw:path draw:style-name="gr3" draw:text-style-name="P5" svg:width="0.0339in" svg:height="0.1512in" svg:x="0.8087in" svg:y="0in" svg:viewBox="0 0 87 385" svg:d="M85 199c2-4 2-5 2-6 0-3 0-1-2-6-23-59-45-119-69-178-2-7-4-9-8-9-5 0-8 3-8 8 0 1 0 2 2 6 23 60 45 119 68 179-23 58-45 117-68 177-2 4-2 5-2 8 0 4 3 7 8 7s6-4 8-7c24-60 46-119 69-179z"><text:p/></draw:path><draw:path draw:style-name="gr3" draw:text-style-name="P5" svg:width="0.076in" svg:height="0.087in" svg:x="0.9146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5" svg:width="0.128in" svg:height="0.1028in" svg:x="1.0516in" svg:y="0.0098in" svg:viewBox="0 0 326 262" svg:d="M279 30c4-15 5-18 33-18 10 0 14 0 14-8 0-4-5-4-6-4-11 0-38 1-49 1s-39-1-51-1c-2 0-7 0-7 8 0 4 4 4 11 4 5 0 8 0 15 0 6 1 10 1 10 7 0 1 0 2-2 7-7 31-15 62-23 94-39 0-78 0-117 0 7-31 15-61 23-90 3-15 4-18 32-18 10 0 13 0 13-8 0-4-5-4-6-4-11 0-38 1-49 1s-39-1-50-1c-3 0-7 0-7 8 0 4 3 4 11 4 1 0 7 0 14 0 8 1 11 1 11 7 0 1-1 2-2 7-18 69-34 138-52 206-3 15-4 18-35 18-7 0-10 0-10 8 0 4 4 4 5 4 11 0 39-1 49-1 9 0 16 0 25 0s17 1 25 1c3 0 8 0 8-8 0-4-3-4-11-4-14 0-25 0-25-7 0-2 1-4 1-6 9-34 18-70 26-105 40 0 78 0 118 0-16 64-25 99-26 106-5 12-11 12-36 12-5 0-9 0-9 8 0 4 3 3 5 4 11 0 39-1 50-1 7 0 16 0 25 0 8 0 16 1 24 1 3 0 8 0 8-8 0-4-4-4-10-4-14 0-25 0-25-7 0-2 0-4 1-6 17-69 34-138 51-207z"><text:p/></draw:path><draw:path draw:style-name="gr3" draw:text-style-name="P5" svg:width="0.0346in" svg:height="0.1512in" svg:x="1.2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5" svg:width="0.0752in" svg:height="0.1374in" svg:x="1.252in" svg:y="0.0067in" svg:viewBox="0 0 192 350" svg:d="M121 118c11 0 23 0 34 0 8 0 11 0 11-8 0-4-3-4-10-4-11 0-22 0-33 0 3-16 6-30 9-44 1-8 7-36 9-40 3-8 10-13 18-13 2 0 11 0 19 6-16 2-21 16-21 21 0 9 7 14 15 14 9 0 20-9 20-24 0-17-17-26-33-26-13 0-37 7-49 45-2 8-3 12-12 61-9 0-19 0-28 0-6 0-11 0-11 7 0 5 4 5 11 5 9 0 17 0 26 0-10 50-20 100-30 151-7 37-13 72-33 72-2 0-11 0-19-6 18-1 21-16 21-21 0-9-6-13-14-13-10 0-21 8-21 23 0 17 16 26 33 26 21 0 36-23 44-37 12-25 21-71 21-74 8-40 15-80 23-121z"><text:p/></draw:path><draw:path draw:style-name="gr3" draw:text-style-name="P5" svg:width="0.035in" svg:height="0.1512in" svg:x="1.3433in" svg:y="0in" svg:viewBox="0 0 90 385" svg:d="M90 193c0-30-4-76-25-120-23-48-57-73-61-73-2 0-4 2-4 4s0 2 8 9c37 38 59 99 59 180 0 65-14 133-62 181-5 6-5 6-5 7 0 2 2 4 4 4 4 0 39-26 62-76 20-41 24-84 24-116z"><text:p/></draw:path></draw:g>, מתקיים <draw:g text:anchor-type="as-char" svg:y="-0.1102in" draw:z-index="245" draw:name="Shape249" draw:style-name="gr1"><svg:title>TexMaths</svg:title><svg:desc>11§display§b_1 \neq b_2§svg§600§FALSE§</svg:desc><draw:path draw:style-name="gr2" draw:text-style-name="P4" svg:width="0.4394in" svg:height="0.1256in" svg:x="0.0008in" svg:y="0.0079in" svg:viewBox="0 0 1117 320" svg:d="M559 320c-187 0-373 0-559 0 0-107 0-213 0-320 372 0 745 0 1117 0 0 107 0 213 0 320-186 0-372 0-558 0z"><text:p/></draw:path><draw:path draw:style-name="gr3" draw:text-style-name="P5" svg:width="0.0555in" svg:height="0.1063in" svg:x="0.0004in" svg:y="0.0047in" svg:viewBox="0 0 142 271" svg:d="M74 4c0-1 0-4-5-4-8 0-37 3-47 3-3 1-8 1-8 8 0 6 4 6 10 6 18 0 19 2 19 6 0 2-3 16-6 23-11 42-20 84-31 127-5 19-6 24-6 38 0 36 20 60 48 60 47 0 94-57 94-112 0-35-21-62-52-62-17 0-33 11-45 23 10-38 19-77 29-116zM37 150c3-8 3-9 6-13 20-26 36-31 47-31 13 0 24 11 24 36 0 23-13 67-19 81-14 26-31 40-47 40-13 0-25-10-25-39 0-8 0-14 6-39 3-12 5-24 8-35z"><text:p/></draw:path><draw:path draw:style-name="gr3" draw:text-style-name="P5" svg:width="0.0382in" svg:height="0.0705in" svg:x="0.0701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5" svg:width="0.0756in" svg:height="0.1413in" svg:x="0.1902in" svg:y="0in" svg:viewBox="0 0 193 360" svg:d="M189 15c4-5 4-6 4-7 0-2-3-8-8-8-4 0-6 2-9 8-57 112-115 224-173 336-3 6-3 7-3 8 0 3 2 8 8 8 4 0 5-3 9-8 57-113 115-224 172-337z"><text:p/></draw:path><draw:path draw:style-name="gr3" draw:text-style-name="P5" svg:width="0.1004in" svg:height="0.0358in" svg:x="0.1776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5" svg:width="0.0559in" svg:height="0.1063in" svg:x="0.3362in" svg:y="0.0047in" svg:viewBox="0 0 143 271" svg:d="M75 4c0-1 0-4-6-4-8 0-36 3-47 3-2 1-7 1-7 8 0 6 4 6 9 6 19 0 20 2 20 6 0 2-3 16-5 23-11 42-21 84-32 127-5 19-7 24-7 38 0 36 21 60 50 60 45 0 93-57 93-112 0-35-21-62-52-62-17 0-34 11-45 23 10-38 19-77 29-116zM39 150c2-8 2-9 5-13 19-26 36-31 46-31 15 0 24 11 24 36 0 23-12 67-19 81-12 26-30 40-45 40-14 0-27-10-27-39 0-8 0-14 7-39 3-12 5-24 9-35z"><text:p/></draw:path><draw:path draw:style-name="gr3" draw:text-style-name="P5" svg:width="0.0469in" svg:height="0.0705in" svg:x="0.4012in" svg:y="0.061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, זאת בניגוד לכך שלפי המקרה הנוכחי (שמניח ש־<draw:g text:anchor-type="as-char" svg:y="-0.1134in" draw:z-index="248" draw:name="Shape250" draw:style-name="gr1"><svg:title>TexMaths</svg:title><svg:desc>11§display§f(a)§svg§600§FALSE§</svg:desc><draw:path draw:style-name="gr2" draw:text-style-name="P4" svg:width="0.2579in" svg:height="0.1358in" svg:x="0.0004in" svg:y="0.0071in" svg:viewBox="0 0 656 346" svg:d="M329 346c-110 0-219 0-329 0 0-116 0-230 0-346 219 0 437 0 656 0 0 116 0 230 0 346-109 0-218 0-327 0z"><text:p/></draw:path><draw:path draw:style-name="gr3" draw:text-style-name="P5" svg:width="0.0756in" svg:height="0.1374in" svg:x="0.0008in" svg:y="0.0067in" svg:viewBox="0 0 193 350" svg:d="M121 118c11 0 22 0 33 0 8 0 12 0 12-8 0-4-4-4-11-4-11 0-22 0-32 0 2-16 5-30 8-44 2-8 8-36 10-40 3-8 10-13 17-13 3 0 13 0 19 6-16 2-20 16-20 21 0 9 7 14 15 14 10 0 21-9 21-24 0-17-18-26-35-26-13 0-37 7-48 45-2 8-3 12-13 61-9 0-18 0-27 0-7 0-12 0-12 7 0 5 5 5 11 5 9 0 17 0 26 0-10 50-19 100-29 151-7 37-13 72-33 72-2 0-12 0-19-6 18-1 21-16 21-21 0-9-6-13-14-13-10 0-21 8-21 23 0 17 17 26 33 26 21 0 36-23 43-37 12-25 22-71 22-74 8-40 15-80 23-121z"><text:p/></draw:path><draw:path draw:style-name="gr3" draw:text-style-name="P5" svg:width="0.035in" svg:height="0.1512in" svg:x="0.0984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5" svg:width="0.0693in" svg:height="0.0685in" svg:x="0.148in" svg:y="0.0453in" svg:viewBox="0 0 177 175" svg:d="M129 25c-7-14-19-25-35-25-46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35in" svg:height="0.1512in" svg:x="0.2311in" svg:y="0in" svg:viewBox="0 0 90 385" svg:d="M90 193c0-30-4-76-25-120-23-48-57-73-61-73-2 0-4 2-4 4s0 2 8 9c37 38 59 99 59 180 0 65-14 133-61 181-6 6-6 6-6 7 0 2 2 4 4 4 4 0 39-26 62-76 20-41 24-84 24-116z"><text:p/></draw:path></draw:g> בעל לפחות שני איברים שונים) קיימים <draw:g text:anchor-type="as-char" svg:y="-0.1102in" draw:z-index="246" draw:name="Shape251" draw:style-name="gr1"><svg:title>TexMaths</svg:title><svg:desc>11§display§b_1 \neq b_2§svg§600§FALSE§</svg:desc><draw:path draw:style-name="gr2" draw:text-style-name="P4" svg:width="0.4394in" svg:height="0.1256in" svg:x="0.0008in" svg:y="0.0079in" svg:viewBox="0 0 1117 320" svg:d="M559 320c-187 0-373 0-559 0 0-107 0-213 0-320 372 0 745 0 1117 0 0 107 0 213 0 320-186 0-372 0-558 0z"><text:p/></draw:path><draw:path draw:style-name="gr3" draw:text-style-name="P5" svg:width="0.0555in" svg:height="0.1063in" svg:x="0.0004in" svg:y="0.0047in" svg:viewBox="0 0 142 271" svg:d="M74 4c0-1 0-4-5-4-8 0-37 3-47 3-3 1-8 1-8 8 0 6 4 6 10 6 18 0 19 2 19 6 0 2-3 16-6 23-11 42-20 84-31 127-5 19-6 24-6 38 0 36 20 60 48 60 47 0 94-57 94-112 0-35-21-62-52-62-17 0-33 11-45 23 10-38 19-77 29-116zM37 150c3-8 3-9 6-13 20-26 36-31 47-31 13 0 24 11 24 36 0 23-13 67-19 81-14 26-31 40-47 40-13 0-25-10-25-39 0-8 0-14 6-39 3-12 5-24 8-35z"><text:p/></draw:path><draw:path draw:style-name="gr3" draw:text-style-name="P5" svg:width="0.0382in" svg:height="0.0705in" svg:x="0.0701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5" svg:width="0.0756in" svg:height="0.1413in" svg:x="0.1902in" svg:y="0in" svg:viewBox="0 0 193 360" svg:d="M189 15c4-5 4-6 4-7 0-2-3-8-8-8-4 0-6 2-9 8-57 112-115 224-173 336-3 6-3 7-3 8 0 3 2 8 8 8 4 0 5-3 9-8 57-113 115-224 172-337z"><text:p/></draw:path><draw:path draw:style-name="gr3" draw:text-style-name="P5" svg:width="0.1004in" svg:height="0.0358in" svg:x="0.1776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5" svg:width="0.0559in" svg:height="0.1063in" svg:x="0.3362in" svg:y="0.0047in" svg:viewBox="0 0 143 271" svg:d="M75 4c0-1 0-4-6-4-8 0-36 3-47 3-2 1-7 1-7 8 0 6 4 6 9 6 19 0 20 2 20 6 0 2-3 16-5 23-11 42-21 84-32 127-5 19-7 24-7 38 0 36 21 60 50 60 45 0 93-57 93-112 0-35-21-62-52-62-17 0-34 11-45 23 10-38 19-77 29-116zM39 150c2-8 2-9 5-13 19-26 36-31 46-31 15 0 24 11 24 36 0 23-12 67-19 81-12 26-30 40-45 40-14 0-27-10-27-39 0-8 0-14 7-39 3-12 5-24 9-35z"><text:p/></draw:path><draw:path draw:style-name="gr3" draw:text-style-name="P5" svg:width="0.0469in" svg:height="0.0705in" svg:x="0.4012in" svg:y="0.061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text:s/>שקיימים ב־<draw:g text:anchor-type="as-char" svg:y="-0.1134in" draw:z-index="247" draw:name="Shape252" draw:style-name="gr1"><svg:title>TexMaths</svg:title><svg:desc>11§display§f(a)§svg§600§FALSE§</svg:desc><draw:path draw:style-name="gr2" draw:text-style-name="P4" svg:width="0.2579in" svg:height="0.1358in" svg:x="0.0004in" svg:y="0.0071in" svg:viewBox="0 0 656 346" svg:d="M329 346c-110 0-219 0-329 0 0-116 0-230 0-346 219 0 437 0 656 0 0 116 0 230 0 346-109 0-218 0-327 0z"><text:p/></draw:path><draw:path draw:style-name="gr3" draw:text-style-name="P5" svg:width="0.0756in" svg:height="0.1374in" svg:x="0.0008in" svg:y="0.0067in" svg:viewBox="0 0 193 350" svg:d="M121 118c11 0 22 0 33 0 8 0 12 0 12-8 0-4-4-4-11-4-11 0-22 0-32 0 2-16 5-30 8-44 2-8 8-36 10-40 3-8 10-13 17-13 3 0 13 0 19 6-16 2-20 16-20 21 0 9 7 14 15 14 10 0 21-9 21-24 0-17-18-26-35-26-13 0-37 7-48 45-2 8-3 12-13 61-9 0-18 0-27 0-7 0-12 0-12 7 0 5 5 5 11 5 9 0 17 0 26 0-10 50-19 100-29 151-7 37-13 72-33 72-2 0-12 0-19-6 18-1 21-16 21-21 0-9-6-13-14-13-10 0-21 8-21 23 0 17 17 26 33 26 21 0 36-23 43-37 12-25 22-71 22-74 8-40 15-80 23-121z"><text:p/></draw:path><draw:path draw:style-name="gr3" draw:text-style-name="P5" svg:width="0.035in" svg:height="0.1512in" svg:x="0.0984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5" svg:width="0.0693in" svg:height="0.0685in" svg:x="0.148in" svg:y="0.0453in" svg:viewBox="0 0 177 175" svg:d="M129 25c-7-14-19-25-35-25-46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35in" svg:height="0.1512in" svg:x="0.2311in" svg:y="0in" svg:viewBox="0 0 90 385" svg:d="M90 193c0-30-4-76-25-120-23-48-57-73-61-73-2 0-4 2-4 4s0 2 8 9c37 38 59 99 59 180 0 65-14 133-61 181-6 6-6 6-6 7 0 2 2 4 4 4 4 0 39-26 62-76 20-41 24-84 24-116z"><text:p/></draw:path></draw:g>, ולכן לפי כפל קרטזי קיים (בין היתר) <draw:g text:anchor-type="as-char" svg:y="-0.1075in" draw:z-index="249" draw:name="Shape253" draw:style-name="gr1"><svg:title>TexMaths</svg:title><svg:desc>11§display§a \in A§svg§600§FALSE§</svg:desc><draw:path draw:style-name="gr2" draw:text-style-name="P4" svg:width="0.3594in" svg:height="0.0984in" svg:x="0.0024in" svg:y="0.0079in" svg:viewBox="0 0 914 251" svg:d="M457 251c-152 0-304 0-457 0 0-84 0-167 0-251 305 0 609 0 914 0 0 84 0 167 0 251-152 0-305 0-457 0z"><text:p/></draw:path><draw:path draw:style-name="gr3" draw:text-style-name="P5" svg:width="0.0693in" svg:height="0.0681in" svg:x="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5" svg:width="0.0756in" svg:height="0.087in" svg:x="0.1295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5" svg:width="0.1039in" svg:height="0.1079in" svg:x="0.2654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text:s/>עבורו <draw:g text:anchor-type="as-char" svg:y="-0.1134in" draw:z-index="250" draw:name="Shape254" draw:style-name="gr1"><svg:title>TexMaths</svg:title><svg:desc>11§display§\la a, b_1 \ra \land \la a, b_2 \ra \in \{a\} \times f(a)§svg§600§FALSE§</svg:desc><draw:path draw:style-name="gr2" draw:text-style-name="P4" svg:width="1.8315in" svg:height="0.1354in" svg:x="0.0004in" svg:y="0.0071in" svg:viewBox="0 0 4653 345" svg:d="M0 0c1551 0 3102 0 4653 0 0 115 0 230 0 345-1551 0-3102 0-4653 0 0-115 0-230 0-345z"><text:p/></draw:path><draw:path draw:style-name="gr3" draw:text-style-name="P5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5" svg:width="0.0693in" svg:height="0.0681in" svg:x="0.0579in" svg:y="0.0453in" svg:viewBox="0 0 177 174" svg:d="M129 24c-8-14-19-24-37-24-45 0-92 56-92 112 0 37 21 62 51 62 7 0 27-1 50-29 4 17 17 29 35 29 14 0 22-9 29-21 7-14 12-37 12-38 0-4-4-4-5-4-4 0-4 1-6 7-6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3" draw:text-style-name="P5" svg:width="0.0173in" svg:height="0.0453in" svg:x="0.1457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5" svg:width="0.0555in" svg:height="0.1059in" svg:x="0.2071in" svg:y="0.0071in" svg:viewBox="0 0 142 270" svg:d="M74 3c-1-1 0-3-5-3-8 0-37 2-47 3-3 0-8 1-8 8 0 4 5 4 10 4 19 0 19 4 19 7s-3 17-6 24c-9 42-20 84-30 126-6 20-7 24-7 37 0 38 21 61 50 61 45 0 92-58 92-111 0-36-20-62-51-62-18 0-34 11-46 23 10-40 19-78 29-117zM37 150c4-9 4-10 7-15 19-24 36-30 46-30 15 0 24 12 24 36 0 23-13 66-19 81-14 26-31 40-45 40s-27-11-27-40c0-6 0-14 7-37 2-12 5-24 7-35z"><text:p/></draw:path><draw:path draw:style-name="gr3" draw:text-style-name="P5" svg:width="0.0386in" svg:height="0.0701in" svg:x="0.2768in" svg:y="0.0661in" svg:viewBox="0 0 99 179" svg:d="M62 8c0-7-1-8-9-8-17 18-42 18-53 18 0 3 0 6 0 10 7 0 24 0 40-8 0 45 0 91 0 137 0 9 0 13-28 13-3 0-6 0-10 0 0 3 0 6 0 9 5 0 38-1 49-1 7 0 41 1 48 1 0-3 0-6 0-9-3 0-8 0-11 0-26 0-26-4-26-13 0-50 0-100 0-149z"><text:p/></draw:path><draw:path draw:style-name="gr3" draw:text-style-name="P5" svg:width="0.0339in" svg:height="0.1508in" svg:x="0.3417in" svg:y="0in" svg:viewBox="0 0 87 384" svg:d="M85 198c2-4 2-5 2-5 0-1 0-3-2-7-23-59-45-119-68-177-3-7-5-9-9-9-5 0-8 3-8 8 0 1 0 2 2 6 23 60 45 119 68 179-23 58-45 117-68 177-2 4-2 4-2 7 0 4 3 7 8 7s6-4 9-7c23-60 45-119 68-179z"><text:p/></draw:path><draw:path draw:style-name="gr3" draw:text-style-name="P5" svg:width="0.0843in" svg:height="0.0933in" svg:x="0.435in" svg:y="0.0217in" svg:viewBox="0 0 215 238" svg:d="M117 9c-4-7-6-9-9-9-6 0-7 3-9 9-32 71-65 143-97 213-2 6-2 6-2 8 0 5 3 8 8 8 2 0 5-1 9-8 30-67 60-135 91-204 30 69 60 137 90 204 3 8 8 8 9 8 4 0 8-3 8-8-2-1 0-1-3-5-32-72-63-145-95-216z"><text:p/></draw:path><draw:path draw:style-name="gr3" draw:text-style-name="P5" svg:width="0.0335in" svg:height="0.1508in" svg:x="0.57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5" svg:width="0.0689in" svg:height="0.0681in" svg:x="0.6272in" svg:y="0.0453in" svg:viewBox="0 0 176 174" svg:d="M129 24c-8-14-19-24-37-24-45 0-92 56-92 112 0 37 21 62 51 62 7 0 27-1 50-29 4 17 17 29 35 29 14 0 22-9 29-21 7-14 11-37 11-38 0-4-3-4-4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3" draw:text-style-name="P5" svg:width="0.0177in" svg:height="0.0453in" svg:x="0.7142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5" svg:width="0.0555in" svg:height="0.1059in" svg:x="0.776in" svg:y="0.0071in" svg:viewBox="0 0 142 270" svg:d="M74 3c-1-1 0-3-5-3-8 0-37 2-47 3-3 0-8 1-8 8 0 4 4 4 10 4 19 0 19 4 19 7s-3 17-6 24c-9 42-20 84-30 126-6 20-7 24-7 37 0 38 21 61 50 61 45 0 92-58 92-111 0-36-20-62-52-62-17 0-33 11-45 23 10-40 19-78 29-117zM37 150c3-9 3-10 7-15 19-24 36-30 46-30 13 0 24 12 24 36 0 23-13 66-19 81-14 26-31 40-45 40s-27-11-27-40c0-6 0-14 7-37 2-12 5-24 7-35z"><text:p/></draw:path><draw:path draw:style-name="gr3" draw:text-style-name="P5" svg:width="0.0465in" svg:height="0.0701in" svg:x="0.8409in" svg:y="0.0661in" svg:viewBox="0 0 119 179" svg:d="M119 130c-3 0-6 0-9 0-1 7-3 22-7 25-2 1-23 1-27 1-17 0-33 0-50 0 29-25 38-32 54-45 20-15 39-33 39-58 0-33-29-53-63-53s-56 24-56 48c0 15 11 16 14 16 7 0 15-5 15-14 0-6-3-15-17-15 9-18 28-25 40-25 27 0 42 21 42 43 0 23-18 42-27 52-22 21-43 41-65 63-2 4-2 4-2 11 37 0 74 0 111 0 2-16 6-33 8-49z"><text:p/></draw:path><draw:path draw:style-name="gr3" draw:text-style-name="P5" svg:width="0.0335in" svg:height="0.1508in" svg:x="0.911in" svg:y="0in" svg:viewBox="0 0 86 384" svg:d="M85 198c1-4 1-5 1-5 0-1 0-3-1-7-23-59-45-119-68-177-3-7-5-9-9-9-5 0-8 3-8 8 0 1 0 2 2 6 23 60 45 119 68 179-23 58-45 117-68 177-2 4-2 4-2 7 0 4 3 7 8 7s6-4 9-7c23-60 45-119 68-179z"><text:p/></draw:path><draw:path draw:style-name="gr3" draw:text-style-name="P5" svg:width="0.076in" svg:height="0.087in" svg:x="1.0161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5" svg:width="0.0539in" svg:height="0.1508in" svg:x="1.1583in" svg:y="0in" svg:viewBox="0 0 138 384" svg:d="M81 52c0-16 10-41 53-43 1-1 4-2 4-5 0-4-4-4-8-4-39 0-74 20-74 48 0 29 0 59 0 89 0 14 0 26-15 39-15 11-29 12-38 12-1 0-3 2-3 5 0 2 2 2 7 3 25 1 44 15 48 34 1 5 1 6 1 19 0 25 0 50 0 76 0 16 0 28 19 44 14 11 39 15 55 15 4 0 8 0 8-4 0-3-3-3-7-5-24-1-43-13-48-33-2-3-2-4-2-18 0-27 0-53 0-81 0-17-3-24-15-36-8-9-19-12-30-14 32-9 45-27 45-49 0-31 0-61 0-92z"><text:p/></draw:path><draw:path draw:style-name="gr3" draw:text-style-name="P5" svg:width="0.0689in" svg:height="0.0681in" svg:x="1.2295in" svg:y="0.0453in" svg:viewBox="0 0 176 174" svg:d="M129 24c-8-14-19-24-37-24-45 0-92 56-92 112 0 37 21 62 51 62 7 0 27-1 50-29 4 17 17 29 35 29 14 0 22-9 29-21 7-14 11-37 11-38 0-4-3-4-4-4-4 0-5 1-6 7-6 25-13 48-28 48-11 0-13-10-13-17 0-9 2-12 6-29s4-21 8-35c4-19 10-37 14-54 2-11 2-11 2-13 0-7-4-10-11-10-9 0-14 9-15 16zM103 124c-2 7-2 8-7 15-18 21-33 27-44 27-20 0-26-22-26-36 0-20 14-67 22-85 13-23 30-37 46-37 24 0 29 32 29 34s0 4-1 6c-6 26-12 51-19 76z"><text:p/></draw:path><draw:path draw:style-name="gr3" draw:text-style-name="P5" svg:width="0.0531in" svg:height="0.1508in" svg:x="1.315in" svg:y="0in" svg:viewBox="0 0 136 384" svg:d="M55 333c0 15-10 40-52 42-2 2-3 3-3 5 0 4 3 4 8 4 37 0 72-18 73-48 0-29 0-59 0-88 0-15 0-27 16-40 13-11 27-12 36-12 2-1 3-2 3-3 0-5-2-5-5-5-26-1-44-15-48-34-2-4-2-5-2-19 0-25 0-50 0-76 0-16 0-28-18-44-16-12-43-15-55-15-5 0-8 0-8 4s2 4 6 5c24 1 42 13 48 33 1 3 1 4 1 19 0 26 0 52 0 80 0 18 3 24 15 36 9 9 20 12 31 16-32 7-46 25-46 47 0 31 0 62 0 93z"><text:p/></draw:path><draw:path draw:style-name="gr3" draw:text-style-name="P5" svg:width="0.0728in" svg:height="0.0724in" svg:x="1.4362in" svg:y="0.0398in" svg:viewBox="0 0 186 185" svg:d="M94 81c-27-25-52-50-79-75-4-6-5-6-7-6-5 0-8 3-8 8 0 2 0 3 4 7 26 26 52 51 77 77-25 26-51 51-77 78-4 4-4 5-4 7 0 5 3 8 8 8 2 0 3 0 7-6 26-25 52-50 77-76 27 27 54 53 81 80 1 1 3 2 5 2 5 0 8-3 8-8 0-2 0-2-1-4-28-28-62-61-82-81 25-24 48-47 72-70 2-2 8-8 10-10 0-1 1-2 1-4 0-5-3-8-8-8-3 0-4 1-9 6-25 25-50 50-75 75z"><text:p/></draw:path><draw:path draw:style-name="gr3" draw:text-style-name="P5" svg:width="0.0756in" svg:height="0.137in" svg:x="1.574in" svg:y="0.0071in" svg:viewBox="0 0 193 349" svg:d="M121 118c11 0 22 0 33 0 8 0 12 0 12-9 0-3-4-3-11-3-11 0-21 0-32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3-37 13-25 22-71 22-74 8-40 15-81 23-120z"><text:p/></draw:path><draw:path draw:style-name="gr3" draw:text-style-name="P5" svg:width="0.0346in" svg:height="0.1508in" svg:x="1.6717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5" svg:width="0.0693in" svg:height="0.0681in" svg:x="1.722in" svg:y="0.0453in" svg:viewBox="0 0 177 174" svg:d="M129 24c-8-14-19-24-37-24-45 0-92 56-92 112 0 37 21 62 52 62 7 0 26-1 49-29 4 17 17 29 35 29 14 0 24-9 29-21 7-14 12-37 12-38 0-4-3-4-5-4-4 0-4 1-5 7-6 25-14 48-29 48-11 0-13-10-13-17 0-9 2-12 6-29s4-21 9-35c4-19 9-37 13-54 3-11 3-11 3-13 0-7-4-10-11-10-10 0-15 9-16 16zM103 124c-2 7-2 8-7 15-18 21-33 27-44 27-19 0-24-22-24-36 0-20 12-67 20-85 13-23 30-37 46-37 25 0 30 32 30 34s-1 4-1 6c-6 26-13 51-20 76z"><text:p/></draw:path><draw:path draw:style-name="gr3" draw:text-style-name="P5" svg:width="0.035in" svg:height="0.1508in" svg:x="1.8047in" svg:y="0in" svg:viewBox="0 0 90 384" svg:d="M90 193c0-30-4-77-25-120-23-48-56-73-61-73-2 0-4 1-4 3 0 3 0 3 8 10 38 38 60 99 60 180 0 65-14 132-62 181-6 5-6 5-6 6 0 3 2 4 4 4 5 0 39-26 62-75 20-43 24-85 24-116z"><text:p/></draw:path></draw:g>, בפרט עבור המקרה הכללי יותר של איחוד מוכלל, כלומר סה"כ ישנה <text:span text:style-name="T29">סתירה</text:span> והנחת השלילה נשללה, כלומר <draw:g text:anchor-type="as-char" svg:y="-0.1134in" draw:z-index="251" draw:name="Shape255" draw:style-name="gr1"><svg:title>TexMaths</svg:title><svg:desc>11§display§|f(a)| = 1§svg§600§FALSE§</svg:desc><draw:path draw:style-name="gr2" draw:text-style-name="P4" svg:width="0.6244in" svg:height="0.1354in" svg:x="0.0004in" svg:y="0.0071in" svg:viewBox="0 0 1587 345" svg:d="M0 0c529 0 1057 0 1587 0 0 115 0 230 0 345-530 0-1058 0-1587 0 0-115 0-230 0-345z"><text:p/></draw:path><draw:path draw:style-name="gr3" draw:text-style-name="P5" svg:width="0.0055in" svg:height="0.1508in" svg:x="0.011in" svg:y="0in" svg:viewBox="0 0 15 384" svg:d="M15 14c0-7 0-14-7-14-8 0-8 7-8 14 0 119 0 237 0 356 0 8 0 14 8 14 7 0 7-6 7-14 0-119 0-237 0-356z"><text:p/></draw:path><draw:path draw:style-name="gr3" draw:text-style-name="P5" svg:width="0.0756in" svg:height="0.137in" svg:x="0.0429in" svg:y="0.0071in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5" svg:width="0.035in" svg:height="0.1508in" svg:x="0.1409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5" svg:width="0.0693in" svg:height="0.0681in" svg:x="0.1909in" svg:y="0.0453in" svg:viewBox="0 0 177 174" svg:d="M129 24c-7-14-19-24-35-24-47 0-94 56-94 112 0 37 21 62 52 62 7 0 26-1 49-29 4 17 17 29 35 29 15 0 24-9 29-21 7-14 12-37 12-38 0-4-3-4-4-4-5 0-5 1-6 7-6 25-14 48-29 48-11 0-13-10-13-17 0-9 2-12 6-29s5-21 9-35c4-19 9-37 13-54 3-11 3-11 3-13 0-7-4-10-11-10-10 0-15 9-16 16zM103 124c-2 7-2 8-7 15-17 21-33 27-44 27-19 0-24-22-24-36 0-20 12-67 20-85 13-23 30-37 46-37 25 0 30 32 30 34s-1 4-1 6c-6 26-13 51-20 76z"><text:p/></draw:path><draw:path draw:style-name="gr3" draw:text-style-name="P5" svg:width="0.0346in" svg:height="0.1508in" svg:x="0.274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0055in" svg:height="0.1508in" svg:x="0.3421in" svg:y="0in" svg:viewBox="0 0 15 384" svg:d="M15 14c0-7 0-14-7-14-8 0-8 7-8 14 0 119 0 237 0 356 0 8 0 14 8 14 7 0 7-6 7-14 0-119 0-237 0-356z"><text:p/></draw:path><draw:path draw:style-name="gr3" draw:text-style-name="P5" svg:width="0.1004in" svg:height="0.035in" svg:x="0.4173in" svg:y="0.0571in" svg:viewBox="0 0 256 90" svg:d="M243 15c7 0 13 0 13-7 0-8-6-8-12-8-77 0-155 0-232 0-4 0-12 0-12 8 0 7 8 7 13 7 77 0 153 0 230 0zM244 90c6 0 12 0 12-7 0-8-6-8-13-8-77 0-153 0-230 0-5 0-13 0-13 8 0 7 8 7 12 7 77 0 155 0 232 0z"><text:p/></draw:path><draw:path draw:style-name="gr3" draw:text-style-name="P5" svg:width="0.05in" svg:height="0.1008in" svg:x="0.5827in" svg:y="0.0126in" svg:viewBox="0 0 128 257" svg:d="M79 10c0-9 0-10-9-10-24 25-58 25-70 25 0 5 0 8 0 12 8 0 31 0 51-9 0 66 0 132 0 198 0 13-1 18-37 18-4 0-7 0-12 0 0 5 0 9 0 13 15-3 48-3 63-3s49 0 63 3c0-4 0-8 0-13-5 0-8 0-12 0-36 0-37-4-37-18 0-72 0-145 0-216z"><text:p/></draw:path></draw:g><text:s/>כדרוש. </text:p>
            </text:list-item>
          </text:list>
        </text:list-item>
      </text:list>
      <text:p text:style-name="P21"><draw:g text:anchor-type="as-char" svg:y="-0.1134in" draw:z-index="252" draw:name="Shape256" draw:style-name="gr1"><svg:title>TexMaths</svg:title><svg:desc>11§display§\QED§svg§600§FALSE§</svg:desc><draw:path draw:style-name="gr2" draw:text-style-name="P4" svg:width="0.6894in" svg:height="0.0972in" svg:x="0.0004in" svg:y="0.0071in" svg:viewBox="0 0 1752 248" svg:d="M0 0c584 0 1168 0 1752 0 0 83 0 165 0 248-584 0-1168 0-1752 0 0-83 0-165 0-248z"><text:p/></draw:path><draw:path draw:style-name="gr3" draw:text-style-name="P5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5" svg:width="0.0157in" svg:height="0.0157in" svg:x="0.1449in" svg:y="0.0925in" svg:viewBox="0 0 41 41" svg:d="M41 21c0-12-10-21-21-21-12 0-20 9-20 21 0 11 8 20 20 20 11 0 21-9 21-20z"><text:p/></draw:path><draw:path draw:style-name="gr3" draw:text-style-name="P5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5" svg:width="0.0157in" svg:height="0.0157in" svg:x="0.3008in" svg:y="0.0925in" svg:viewBox="0 0 41 41" svg:d="M41 21c0-12-9-21-20-21-12 0-21 9-21 21 0 11 9 20 21 20 11 0 20-9 20-20z"><text:p/></draw:path><draw:path draw:style-name="gr3" draw:text-style-name="P5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5" svg:width="0.0161in" svg:height="0.0157in" svg:x="0.4744in" svg:y="0.0925in" svg:viewBox="0 0 42 41" svg:d="M42 21c0-12-10-21-21-21s-21 9-21 21c0 11 10 20 21 20s21-9 21-20z"><text:p/></draw:path><draw:path draw:style-name="gr3" draw:text-style-name="P5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<text:soft-page-break/>8. הוכחת טענה על פונקציה נתונה</text:h>
      <text:p text:style-name="P67"><text:span text:style-name="T2">נתון: </text:span><draw:g text:anchor-type="as-char" svg:y="-0.1091in" draw:z-index="257" draw:name="Shape257" draw:style-name="gr1"><svg:title>TexMaths</svg:title><svg:desc>11§display§f \colon A \to B§svg§600§FALSE§</svg:desc><draw:path draw:style-name="gr2" draw:text-style-name="P4" svg:width="0.65in" svg:height="0.1232in" svg:x="0.0004in" svg:y="0.0079in" svg:viewBox="0 0 1652 314" svg:d="M0 0c551 0 1101 0 1652 0 0 104 0 210 0 314-551 0-1101 0-1652 0 0-104 0-210 0-314z"><text:p/></draw:path><draw:path draw:style-name="gr3" draw:text-style-name="P5" svg:width="0.0752in" svg:height="0.137in" svg:x="0.0008in" svg:y="0.0016in" svg:viewBox="0 0 192 349" svg:d="M121 118c11 0 22 0 33 0 8 0 12 0 12-8 0-5-4-5-11-5-11 0-21 0-32 0 2-15 6-29 8-43 2-8 8-36 10-41 3-7 10-12 17-12 3 0 12 0 20 6-17 1-21 16-21 21 0 9 7 13 15 13 9 0 20-8 20-23 0-17-17-26-34-26-13 0-37 7-48 45-2 8-3 12-13 60-9 0-18 0-27 0-7 0-12 0-12 8 0 5 5 5 11 5 9 0 17 0 26 0-10 50-19 99-29 150-7 37-13 72-34 72-1 0-11 0-18-6 18-1 21-15 21-21 0-9-6-13-14-13-10 0-21 8-21 23 0 17 16 26 32 26 22 0 37-23 44-37 12-24 21-71 22-74 8-40 15-80 23-120z"><text:p/></draw:path><draw:path draw:style-name="gr3" draw:text-style-name="P5" svg:width="0.0157in" svg:height="0.065in" svg:x="0.1134in" svg:y="0.0433in" svg:viewBox="0 0 41 166" svg:d="M41 21c0-12-9-21-20-21-12 0-21 9-21 21 0 11 9 20 21 20 11 0 20-9 20-20zM41 146c0-12-9-21-20-21-12 0-21 9-21 21 0 11 9 20 21 20 11 0 20-9 20-20z"><text:p/></draw:path><draw:path draw:style-name="gr3" draw:text-style-name="P5" svg:width="0.1039in" svg:height="0.1079in" svg:x="0.1988in" svg:y="0in" svg:viewBox="0 0 265 275" svg:d="M55 231c-15 25-30 30-47 32-5 1-8 1-8 7 0 2 2 5 4 5 11 0 23-2 34-2 13 0 26 2 39 2 2 0 7 0 7-8 0-3-4-4-6-4-9 0-19-4-19-14 0-4 3-8 6-14 10-16 20-33 30-49 31 0 64 0 96 0 1 7 7 60 7 64 0 11-21 13-29 13-5 0-8 0-8 7 0 5 4 5 5 5 15 0 32-2 48-2 10 0 35 2 43 2 4 0 8 0 8-8 0-4-4-4-9-4-24 0-24-3-25-14-8-80-17-160-24-240 0-8 0-9-7-9-6 0-8 2-10 7-45 74-90 149-135 224zM102 175c26-43 51-86 76-128 5 42 8 85 12 128-29 0-58 0-88 0z"><text:p/></draw:path><draw:path draw:style-name="gr3" draw:text-style-name="P5" svg:width="0.1346in" svg:height="0.0783in" svg:x="0.3579in" svg:y="0.0311in" svg:viewBox="0 0 343 200" svg:d="M301 108c-22 16-32 33-35 37-17 26-21 49-21 51 0 4 6 4 8 4 7 0 8-1 9-8 9-36 32-69 76-87 4-1 5-3 5-5 0-3-2-3-3-3-17-7-64-27-78-92-1-4-2-5-9-5-2 0-8 0-8 4 0 1 4 26 20 51 8 12 19 25 36 37-95 0-191 0-287 0-7 0-14 0-14 8s7 8 14 8c96 0 192 0 287 0z"><text:p/></draw:path><draw:path draw:style-name="gr3" draw:text-style-name="P5" svg:width="0.1083in" svg:height="0.1024in" svg:x="0.55in" svg:y="0.0051in" svg:viewBox="0 0 276 261" svg:d="M46 232c-4 14-5 17-35 17-7 0-11 0-11 8 0 4 3 4 11 4 46 0 91 0 137 0 62 0 107-45 107-83 0-26-22-48-59-53 39-7 80-36 80-72 0-29-25-53-71-53-43 0-87 0-130 0-8 0-12 0-12 8 0 3 4 3 11 3 1 0 8 0 15 1s10 1 10 7c0 1 0 2-1 6-18 69-34 139-52 207zM104 122c8-32 16-64 24-96 4-14 4-15 20-15 17 0 35 0 51 0 34 0 42 23 42 41 0 33-33 70-80 70-19 0-38 0-57 0zM87 249c-6 0-7 0-9 0-3 0-4-1-4-4 0-1 0-1 1-9 9-35 18-71 27-106 24 0 49 0 73 0 37 0 44 28 44 45 0 37-34 74-79 74-18 0-36 0-53 0z"><text:p/></draw:path></draw:g>, <draw:g text:anchor-type="as-char" svg:y="-0.1083in" draw:z-index="258" draw:name="Shape258" draw:style-name="gr1"><svg:title>TexMaths</svg:title><svg:desc>11§display§X \subseteq A§svg§600§FALSE§</svg:desc><draw:path draw:style-name="gr2" draw:text-style-name="P4" svg:width="0.4343in" svg:height="0.1134in" svg:x="0.0039in" svg:y="0.0079in" svg:viewBox="0 0 1104 289" svg:d="M0 0c368 0 735 0 1104 0 0 97 0 193 0 289-369 0-736 0-1104 0 0-96 0-192 0-289z"><text:p/></draw:path><draw:path draw:style-name="gr3" draw:text-style-name="P5" svg:width="0.1252in" svg:height="0.1031in" svg:x="0in" svg:y="0.0051in" svg:viewBox="0 0 319 263" svg:d="M177 104c-11-25-21-51-32-77-1-3-1-3-2-4 0-3 6-10 23-12 3 0 8 0 8-7 0-4-5-4-6-4-16 0-33 1-49 1-9 0-33-1-43-1-2 0-7 0-7 8 0 3 4 3 9 3 23 0 25 4 29 13 15 35 30 72 46 107-28 30-55 58-83 88-1 1-3 3-4 4-19 20-37 27-57 28-5 0-9 0-9 7 2 2 0 5 5 5 13 0 25-1 37-1 14 0 29 1 43 1 3 0 7 0 7-8 0-4-3-3-4-4-4 0-17-1-17-12 0-6 7-12 11-18 14-13 27-27 40-41 11-13 23-25 34-38 13 31 26 61 40 92 1 5 2 5 2 6 0 3-8 10-23 11-5 0-8 1-8 7 0 5 4 5 6 5 11 0 38-1 49-1 10 0 33 1 43 1 2 0 6 0 6-8 0-4-3-4-6-4-25 0-26-1-33-17-15-36-41-97-50-120 26-26 66-72 80-83 11-9 25-19 48-20 5 0 9 0 9-8-2-1 0-3-6-3-11 0-24 1-36 1-14 0-29-1-43-1-2 0-6 0-6 8 0 2 1 3 4 3 3 1 15 1 15 12 0 6-4 11-7 14-21 22-42 45-63 67z"><text:p/></draw:path><draw:path draw:style-name="gr3" draw:text-style-name="P5" svg:width="0.0925in" svg:height="0.1169in" svg:x="0.1886in" svg:y="0.0122in" svg:viewBox="0 0 236 298" svg:d="M223 15c6 0 13 0 13-7 0-8-7-8-13-8-35 0-69 0-104 0-66 0-119 51-119 111 0 63 54 112 119 112 35 0 69 0 104 0 6 0 13 0 13-7 0-8-7-8-13-8-34 0-69 0-103 0-62 0-105-45-105-96 0-53 44-97 105-97 34 0 69 0 103 0zM22 283c-7 0-14 0-14 7 0 8 7 8 14 8 67 0 134 0 201 0 6 0 13 0 13-8 0-7-7-7-13-7-67 0-134 0-201 0z"><text:p/></draw:path><draw:path draw:style-name="gr3" draw:text-style-name="P5" svg:width="0.1039in" svg:height="0.1083in" svg:x="0.3417in" svg:y="0in" svg:viewBox="0 0 265 276" svg:d="M56 232c-15 25-31 31-48 32-5 0-8 0-8 8 0 2 2 4 5 4 10 0 22-1 33-1 13 0 27 1 39 1 2 0 8 0 8-8 0-4-5-4-7-4-9-1-18-3-18-13 0-5 3-9 5-15 10-16 20-33 30-49 31 0 64 0 96 0 1 8 7 61 7 65 0 11-20 12-28 12-5 0-10 0-10 8 0 4 5 4 6 4 15 0 33-1 48-1 10 0 34 1 44 1 2 0 7 0 7-8 0-4-5-4-9-4-24 0-24-2-25-14-8-81-16-161-23-241-1-8-1-9-8-9s-8 2-10 7c-45 74-89 150-134 225zM102 175c26-43 51-85 76-128 4 43 8 85 12 128-30 0-58 0-88 0z"><text:p/></draw:path></draw:g>, תחת התנאים הללו מוגדר <draw:g text:anchor-type="as-char" svg:y="-0.1134in" draw:z-index="264" draw:name="Shape259" draw:style-name="gr1"><svg:title>TexMaths</svg:title><svg:desc>11§display§f|_X := f \cap (X \times B) = \{ \la a, b \ra \in f \mid a \in X \}§svg§600§FALSE§</svg:desc><draw:path draw:style-name="gr2" draw:text-style-name="P4" svg:width="2.787in" svg:height="0.1354in" svg:x="0.0004in" svg:y="0.0071in" svg:viewBox="0 0 7080 345" svg:d="M0 0c2360 0 4720 0 7080 0 0 115 0 230 0 345-2360 0-4720 0-7080 0 0-115 0-230 0-345z"><text:p/></draw:path><draw:path draw:style-name="gr3" draw:text-style-name="P5" svg:width="0.0756in" svg:height="0.137in" svg:x="0.0008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5" svg:width="0.0055in" svg:height="0.1508in" svg:x="0.102in" svg:y="0in" svg:viewBox="0 0 15 384" svg:d="M15 14c0-7 0-14-7-14-8 0-8 7-8 14 0 119 0 237 0 356 0 8 0 14 8 14 7 0 7-6 7-14 0-119 0-237 0-356z"><text:p/></draw:path><draw:path draw:style-name="gr3" draw:text-style-name="P5" svg:width="0.0937in" svg:height="0.072in" svg:x="0.1311in" svg:y="0.0634in" svg:viewBox="0 0 239 184" svg:d="M136 80c9-8 18-16 27-25 34-34 45-44 69-46 3 0 7 0 7-6 0-3-2-2-4-3-8 0-17 1-26 1-7 0-24-1-31-1-2 0-5 0-5 6 1 1 0 3 4 3 2 1 9 1 9 8 0 3-4 7-7 11-2 1-36 35-46 45-9-18-19-36-27-53-1-1-3-2-3-3 0-3 6-7 16-8 1 0 5 0 5-6-2-1-1-3-5-3-6 0-12 0-18 0-5 0-12 1-17 1s-11 0-16-1c-5 0-11 0-15 0-1 0-6 0-6 6 0 3 4 3 8 3 15 0 18 3 20 9 13 24 25 48 38 73-5 5-10 10-15 16-6 5-18 17-23 22-33 33-44 44-68 45-5 0-7 0-7 7 0 1 1 3 3 3 8 0 18-1 26-1 4 0 11 0 16 0 5 1 10 1 16 1 1 0 5 0 5-6 0-4-3-4-5-4-3 0-8-1-8-7 0-4 3-7 9-13 18-19 36-36 55-54 11 21 22 42 33 64 1 2 1 2 2 3 0 3-6 6-16 7-2 0-5 0-5 7 1 1 0 3 4 3 6 0 14-1 19-1 6 0 12 0 18 0 4 0 11 0 15 0 4 1 11 1 15 1 2 0 6 0 6-6 0-4-4-4-8-4-16 0-17-3-20-8-14-28-29-57-44-86z"><text:p/></draw:path><draw:path draw:style-name="gr3" draw:text-style-name="P5" svg:width="0.0161in" svg:height="0.065in" svg:x="0.2969in" svg:y="0.048in" svg:viewBox="0 0 42 166" svg:d="M42 20c0-11-10-20-21-20s-21 9-21 20 10 21 21 21 21-10 21-21zM42 145c0-11-10-21-21-21s-21 10-21 21 10 21 21 21 21-10 21-21z"><text:p/></draw:path><draw:path draw:style-name="gr3" draw:text-style-name="P5" svg:width="0.1008in" svg:height="0.035in" svg:x="0.3343in" svg:y="0.057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076in" svg:height="0.137in" svg:x="0.4945in" svg:y="0.0071in" svg:viewBox="0 0 194 349" svg:d="M122 118c11 0 22 0 33 0 8 0 11 0 11-9 0-3-3-3-10-3-11 0-21 0-32 0 3-16 6-30 8-44 2-9 7-36 10-41 3-7 10-13 18-13 2 0 12 0 18 7-16 2-21 15-21 21 0 9 8 14 15 14 11 0 22-9 22-24 0-17-18-26-34-26-14 0-38 7-50 45-2 8-3 12-12 61-9 0-18 0-26 0s-13 0-13 6 4 6 11 6c9 0 17 0 26 0-10 50-19 100-29 151-8 37-14 72-34 72-1 0-11 0-19-7 19-1 22-15 22-21 0-9-7-14-14-14-10 0-22 9-22 24 0 17 18 26 33 26 22 0 37-22 44-37 12-25 21-71 22-74 8-40 15-81 23-120z"><text:p/></draw:path><draw:path draw:style-name="gr3" draw:text-style-name="P5" svg:width="0.0843in" svg:height="0.0933in" svg:x="0.6197in" svg:y="0.0217in" svg:viewBox="0 0 215 238" svg:d="M215 84c0-59-59-84-107-84-51 0-108 28-108 84 0 47 0 94 0 141 0 6 0 13 8 13 7 0 7-7 7-13 0-47 0-93 0-139 0-58 63-71 93-71 16 0 42 4 61 17 30 19 30 44 30 54 0 46 0 92 0 139 0 6 0 13 8 13s8-7 8-13c0-47 0-94 0-141z"><text:p/></draw:path><draw:path draw:style-name="gr3" draw:text-style-name="P5" svg:width="0.0346in" svg:height="0.1508in" svg:x="0.7618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5" svg:width="0.1252in" svg:height="0.1031in" svg:x="0.8098in" svg:y="0.0098in" svg:viewBox="0 0 319 263" svg:d="M177 106c-11-27-21-52-32-77-1-4-2-5-2-6 0-2 7-9 23-11 3 0 8 0 8-6s-6-6-7-6c-15 0-32 1-48 1-10 0-34-1-43-1-2 0-8 0-8 8 0 4 5 4 9 4 24 0 26 5 30 12 15 37 29 72 45 108-28 29-54 58-82 87-1 1-3 2-4 3-20 21-37 28-57 29-6 0-9 0-9 8 2 2 0 4 6 4 11 0 24-2 36-2 14 0 28 2 43 2 2 0 6 0 6-9 0-3-3-3-4-3-3-1-15-1-15-12 0-7 5-12 11-18 13-13 25-27 38-40 12-14 23-26 35-38 13 31 27 61 40 92 1 3 1 3 1 4 0 3-7 10-22 12-4 0-8 0-8 7 0 5 5 5 6 5 11 0 38-2 49-2 9 0 33 2 43 2 2 0 7 0 7-8 0-4-4-4-7-4-26-1-26-2-33-18-15-35-42-94-50-117 26-27 67-73 79-84 12-9 26-19 49-20 6 0 9 0 9-8-2-1 0-4-5-4-11 0-25 1-37 1-14 0-28-1-43-1-2 0-7 0-7 8 0 3 2 4 5 4 3 1 16 1 16 12 0 6-5 11-8 15-21 22-42 44-63 67z"><text:p/></draw:path><draw:path draw:style-name="gr3" draw:text-style-name="P5" svg:width="0.0732in" svg:height="0.0724in" svg:x="1in" svg:y="0.0398in" svg:viewBox="0 0 187 185" svg:d="M94 81c-26-25-52-50-77-75-5-6-6-6-9-6-4 0-8 3-8 8 0 2 1 3 6 7 25 26 51 51 77 77-26 26-52 51-77 78-5 4-6 5-6 7 0 5 4 8 8 8 3 0 4 0 9-6 25-25 51-50 77-76 26 27 53 53 80 80 0 1 3 2 5 2 5 0 8-3 8-8 0-2 0-2-1-4-1 0-62-61-81-81 23-24 47-47 70-70 2-2 8-8 10-10 0-1 2-2 2-4 0-5-3-8-8-8-3 0-4 1-8 6-26 25-52 50-77 75z"><text:p/></draw:path><draw:path draw:style-name="gr3" draw:text-style-name="P5" svg:width="0.1079in" svg:height="0.1031in" svg:x="1.1366in" svg:y="0.0098in" svg:viewBox="0 0 275 263" svg:d="M45 232c-3 16-4 19-35 19-7 0-10 0-10 8 0 4 3 4 10 4 46 0 92 0 139 0 60 0 106-46 106-82 0-28-23-51-60-54 40-8 80-37 80-73 0-29-25-54-71-54-43 0-87 0-130 0-8 0-11 0-11 8 0 4 3 4 11 4 4 0 7 0 14 1s11 1 11 7c0 1-1 2-2 6-18 69-34 138-52 206zM103 122c8-32 17-63 25-94 3-15 4-16 21-16 16 0 33 0 49 0 34 0 43 23 43 40 0 34-34 70-81 70-19 0-38 0-57 0zM86 251c-6 0-6 0-8-1-4 0-5 0-5-3 0-1 0-3 2-9 9-35 17-72 26-107 24 0 49 0 73 0 37 0 45 29 45 45 0 38-34 75-80 75-18 0-36 0-53 0z"><text:p/></draw:path><draw:path draw:style-name="gr3" draw:text-style-name="P5" svg:width="0.035in" svg:height="0.1508in" svg:x="1.2614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5" svg:width="0.1008in" svg:height="0.035in" svg:x="1.36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9in" svg:height="0.1508in" svg:x="1.5252in" svg:y="0in" svg:viewBox="0 0 138 384" svg:d="M83 52c0-16 9-41 51-43 2-1 4-2 4-5 0-4-4-4-7-4-40 0-75 20-75 48 0 29 0 59 0 89 0 14 0 26-15 39-13 11-29 12-37 12-2 0-4 2-4 5 0 2 3 2 7 3 25 1 44 15 48 34 1 5 1 6 1 19 0 25 0 50 0 76 0 16 0 28 19 44 15 11 41 15 56 15 3 0 7 0 7-4 0-3-3-3-6-5-25-1-44-13-48-33-1-3-1-4-1-18 0-27 0-53 0-81 0-17-4-24-16-36-9-9-20-12-31-14 32-9 47-27 47-49 0-31 0-61 0-92z"><text:p/></draw:path><draw:path draw:style-name="gr3" draw:text-style-name="P5" svg:width="0.0335in" svg:height="0.1508in" svg:x="1.6075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5" svg:width="0.0693in" svg:height="0.0681in" svg:x="1.6563in" svg:y="0.0453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3" draw:text-style-name="P5" svg:width="0.0177in" svg:height="0.0453in" svg:x="1.7433in" svg:y="0.0972in" svg:viewBox="0 0 46 116" svg:d="M46 41c0-26-10-41-25-41-12 0-21 10-21 21 0 10 9 21 21 21 4 0 10-2 13-6 1-1 1-1 2-1s1 0 1 6c0 28-13 51-26 65-4 3-4 4-4 5 0 4 2 5 4 5 3 0 35-30 35-75z"><text:p/></draw:path><draw:path draw:style-name="gr3" draw:text-style-name="P5" svg:width="0.0555in" svg:height="0.1059in" svg:x="1.8051in" svg:y="0.0071in" svg:viewBox="0 0 142 270" svg:d="M74 3c-1-1 0-3-5-3-8 0-37 2-47 3-3 0-8 1-8 8 0 4 4 4 10 4 19 0 19 4 19 7s-3 17-6 24c-9 42-20 84-30 126-6 20-7 24-7 37 0 38 21 61 50 61 45 0 92-58 92-111 0-36-20-62-51-62-18 0-34 11-46 23 10-40 19-78 29-117zM37 150c3-9 3-10 7-15 19-24 36-30 46-30 13 0 24 12 24 36 0 23-13 66-19 81-14 26-31 40-45 40s-27-11-27-40c0-6 0-14 7-37 2-12 5-24 7-35z"><text:p/></draw:path><draw:path draw:style-name="gr3" draw:text-style-name="P5" svg:width="0.0335in" svg:height="0.1508in" svg:x="1.8717in" svg:y="0in" svg:viewBox="0 0 86 384" svg:d="M84 198c2-4 2-5 2-5 0-1 0-3-2-7-22-59-45-119-67-177-3-7-6-9-9-9-5 0-8 3-8 8 0 1 0 2 1 6 23 60 46 119 69 179-23 58-46 117-69 177-1 4-1 4-1 7 0 4 3 7 8 7 4 0 6-4 7-7 24-60 46-119 69-179z"><text:p/></draw:path><draw:path draw:style-name="gr3" draw:text-style-name="P5" svg:width="0.0756in" svg:height="0.087in" svg:x="1.9776in" svg:y="0.0307in" svg:viewBox="0 0 193 222" svg:d="M179 120c7 0 14 0 14-8 0-7-7-7-14-7-55 0-109 0-164 0 5-52 50-88 104-88 20 0 41 0 60 0 7 0 14-2 14-9 0-8-7-8-14-8-19 0-40 0-60 0-67 0-119 51-119 112 0 62 52 110 119 110 20 0 41 0 60 0 7 0 14 0 14-7 0-8-7-7-14-7-19 0-40 0-60 0-54 0-99-36-104-88 55 0 109 0 164 0z"><text:p/></draw:path><draw:path draw:style-name="gr3" draw:text-style-name="P5" svg:width="0.0756in" svg:height="0.137in" svg:x="2.1165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5" svg:width="0.0055in" svg:height="0.1508in" svg:x="2.2598in" svg:y="0in" svg:viewBox="0 0 15 384" svg:d="M15 14c0-7 0-14-7-14-8 0-8 7-8 14 0 119 0 237 0 356 0 8 0 14 8 14 7 0 7-6 7-14 0-119 0-237 0-356z"><text:p/></draw:path><draw:path draw:style-name="gr3" draw:text-style-name="P5" svg:width="0.0693in" svg:height="0.0681in" svg:x="2.3323in" svg:y="0.0453in" svg:viewBox="0 0 177 174" svg:d="M129 24c-7-14-18-24-35-24-46 0-94 56-94 112 0 37 21 62 52 62 7 0 26-1 50-29 3 17 17 29 34 29 15 0 24-9 29-21 7-14 12-37 12-38 0-4-3-4-4-4-5 0-5 1-6 7-6 25-13 48-29 48-10 0-11-10-11-17 0-9 0-12 4-29s5-21 9-35c4-19 10-37 14-54 2-11 2-11 2-13 0-7-4-10-11-10-10 0-15 9-16 16zM103 124c-1 7-1 8-7 15-17 21-33 27-43 27-20 0-25-22-25-36 0-20 12-67 20-85 13-23 30-37 46-37 25 0 30 32 30 34s-1 4-1 6c-6 26-13 51-20 76z"><text:p/></draw:path><draw:path draw:style-name="gr3" draw:text-style-name="P5" svg:width="0.0756in" svg:height="0.087in" svg:x="2.4618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5" svg:width="0.1248in" svg:height="0.1031in" svg:x="2.5969in" svg:y="0.0098in" svg:viewBox="0 0 318 263" svg:d="M177 106c-11-27-22-52-33-77-1-4-2-5-2-6 0-2 7-9 23-11 4 0 8 0 8-6s-5-6-6-6c-16 0-33 1-48 1-10 0-34-1-44-1-2 0-7 0-7 8 0 4 4 4 9 4 23 0 25 5 29 12 15 37 30 72 46 108-28 29-54 58-82 87-2 1-3 2-5 3-19 21-37 28-57 29-5 0-8 0-8 8 1 2 0 4 4 4 13 0 25-2 37-2 14 0 29 2 44 2 2 0 6 0 6-9 0-3-3-3-4-3-3-1-15-1-15-12 0-7 5-12 9-18 14-13 27-27 40-40 12-14 23-26 35-38 13 31 26 61 39 92 2 3 1 3 2 4 0 3-8 10-22 12-4 0-8 0-8 7 0 5 4 5 6 5 11 0 37-2 48-2 10 0 33 2 43 2 3 0 8 0 8-8 0-4-5-4-8-4-25-1-26-2-33-18-14-35-41-94-49-117 26-27 67-73 79-84 11-9 25-19 49-20 5 0 8 0 8-8-1-1 0-4-4-4-13 0-25 1-37 1-14 0-29-1-43-1-2 0-7 0-7 8 0 3 2 4 4 4 3 1 15 1 15 12 0 6-4 11-6 15-21 22-42 44-63 67z"><text:p/></draw:path><draw:path draw:style-name="gr3" draw:text-style-name="P5" svg:width="0.0539in" svg:height="0.1508in" svg:x="2.7413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p>
      <text:p text:style-name="P67"><text:span text:style-name="T2">צ.ל.: </text:span><draw:g text:anchor-type="as-char" svg:y="-0.1134in" draw:z-index="256" draw:name="Shape260" draw:style-name="gr1"><svg:title>TexMaths</svg:title><svg:desc>11§display§f|_X§svg§600§FALSE§</svg:desc><draw:path draw:style-name="gr2" draw:text-style-name="P4" svg:width="0.2165in" svg:height="0.1358in" svg:x="0.0004in" svg:y="0.0071in" svg:viewBox="0 0 551 346" svg:d="M276 346c-93 0-185 0-276 0 0-116 0-230 0-346 184 0 367 0 551 0 0 116 0 230 0 346-91 0-184 0-275 0z"><text:p/></draw:path><draw:path draw:style-name="gr3" draw:text-style-name="P5" svg:width="0.0756in" svg:height="0.1374in" svg:x="0.0008in" svg:y="0.0067in" svg:viewBox="0 0 193 350" svg:d="M121 118c11 0 22 0 33 0 8 0 12 0 12-8 0-4-4-4-11-4-11 0-22 0-32 0 3-16 6-30 9-44 1-8 7-36 9-40 3-8 10-13 18-13 2 0 12 0 20 6-18 2-21 16-21 21 0 9 6 14 14 14 10 0 21-9 21-24 0-17-18-26-34-26-12 0-38 7-49 45-2 8-3 12-13 61-9 0-18 0-26 0s-11 0-11 7c0 5 3 5 9 5 9 0 18 0 27 0-10 50-20 100-30 151-6 37-13 72-33 72-2 0-12 0-19-6 18-1 21-16 21-21 0-9-6-13-14-13-10 0-21 8-21 23 0 17 17 26 33 26 21 0 36-23 43-37 13-25 22-71 22-74 8-40 16-80 23-121z"><text:p/></draw:path><draw:path draw:style-name="gr3" draw:text-style-name="P5" svg:width="0.0055in" svg:height="0.1512in" svg:x="0.102in" svg:y="0in" svg:viewBox="0 0 15 385" svg:d="M15 14c0-6 0-14-7-14-8 0-8 8-8 14 0 119 0 238 0 357 0 7 0 14 8 14 7 0 7-7 7-14 0-119 0-238 0-357z"><text:p/></draw:path><draw:path draw:style-name="gr3" draw:text-style-name="P5" svg:width="0.0937in" svg:height="0.0724in" svg:x="0.1311in" svg:y="0.0634in" svg:viewBox="0 0 239 185" svg:d="M137 81c7-8 16-16 25-25 35-34 46-45 71-46 3 0 6 0 6-6 0-3-3-4-4-4-8 0-17 1-26 1-6 0-24-1-30-1-3 0-6 1-6 7 1 1 0 3 3 3 4 0 10 1 10 7 0 4-4 8-6 11-3 2-37 35-48 46-9-18-17-35-26-53-1-1-2-3-2-4 0-3 5-7 14-7 2 0 7 0 7-6 0-1-2-4-6-4-5 0-12 1-18 1-5 0-12 0-17 0s-11 0-17 0c-4 0-10-1-14-1-1 0-6 0-6 7 0 3 4 3 8 3 16 0 18 2 20 8 12 25 25 49 37 74-5 5-9 10-14 16-5 4-18 16-23 22-33 33-44 44-68 45-5 0-7 0-7 6 0 1 0 4 3 4 8 0 18-1 26-1 4 0 11 0 16 0s10 1 16 1c1 0 5 0 5-6 0-4-3-4-5-4-3 0-8-1-8-7 0-4 3-7 9-14 18-19 36-36 55-54 11 21 22 43 33 65 1 2 0 2 1 3 0 2-4 6-14 7-3 0-6 0-6 6 0 1 0 4 5 4s12-1 18-1 11 0 18 0c4 0 11 0 15 0 5 0 10 1 15 1 2 0 6 0 6-7 0-3-4-3-8-3-16 0-17-3-19-8-16-28-30-57-44-86z"><text:p/></draw:path></draw:g><text:s/>פונקציה מ־<draw:g text:anchor-type="as-char" svg:y="-0.1083in" draw:z-index="253" draw:name="Shape261" draw:style-name="gr1"><svg:title>TexMaths</svg:title><svg:desc>11§display§A§svg§600§FALSE§</svg:desc><draw:path draw:style-name="gr2" draw:text-style-name="P4" svg:width="0.0929in" svg:height="0.0921in" svg:x="0.0031in" svg:y="0.0079in" svg:viewBox="0 0 237 235" svg:d="M0 0c79 0 158 0 237 0 0 78 0 157 0 235-79 0-158 0-237 0 0-78 0-157 0-235z"><text:p/></draw:path><draw:path draw:style-name="gr3" draw:text-style-name="P5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 ל־<draw:g text:anchor-type="as-char" svg:y="-0.1035in" draw:z-index="254" draw:name="Shape262" draw:style-name="gr1"><svg:title>TexMaths</svg:title><svg:desc>11§display§B§svg§600§FALSE§</svg:desc><draw:path draw:style-name="gr2" draw:text-style-name="P4" svg:width="0.0988in" svg:height="0.0878in" svg:x="0.0012in" svg:y="0.0071in" svg:viewBox="0 0 252 224" svg:d="M0 0c83 0 168 0 252 0 0 75 0 149 0 224-84 0-169 0-252 0 0-75 0-149 0-224z"><text:p/></draw:path><draw:path draw:style-name="gr3" draw:text-style-name="P5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, <draw:g text:anchor-type="as-char" svg:y="-0.1134in" draw:z-index="255" draw:name="Shape263" draw:style-name="gr1"><svg:title>TexMaths</svg:title><svg:desc>11§display§\forall x \in X. f|_X (x) = f(x)§svg§600§FALSE§</svg:desc><draw:path draw:style-name="gr2" draw:text-style-name="P4" svg:width="1.4508in" svg:height="0.1354in" svg:x="0.0079in" svg:y="0.0071in" svg:viewBox="0 0 3686 345" svg:d="M0 0c1229 0 2457 0 3686 0 0 115 0 230 0 345-1229 0-2457 0-3686 0 0-115 0-230 0-345z"><text:p/></draw:path><draw:path draw:style-name="gr3" draw:text-style-name="P5" svg:width="0.0839in" svg:height="0.1075in" svg:x="0in" svg:y="0.0071in" svg:viewBox="0 0 214 274" svg:d="M213 14c1-4 1-5 1-6 0-5-2-8-7-8s-7 4-9 9c-11 28-21 56-32 85-39 0-78 0-118 0-11-29-21-57-32-85-2-6-3-9-8-9-4 0-8 3-8 8 1 2 0 1 2 6 32 84 65 168 97 251 1 6 3 9 9 9 5 0 6-4 8-8 33-83 64-168 97-252zM55 109c35 0 69 0 105 0-18 45-35 90-52 135-18-45-35-90-53-135z"><text:p/></draw:path><draw:path draw:style-name="gr3" draw:text-style-name="P5" svg:width="0.0752in" svg:height="0.0681in" svg:x="0.089in" svg:y="0.0453in" svg:viewBox="0 0 192 174" svg:d="M119 54c2-10 11-46 37-46 2 0 12 0 20 5-11 2-19 12-19 21 0 7 5 13 15 13 8 0 20-6 20-22 0-19-22-25-35-25-23 0-36 20-40 29-10-26-31-29-42-29-41 0-63 50-63 59 0 4 3 3 5 4 3 0 4-1 5-5 13-40 38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3" draw:text-style-name="P5" svg:width="0.0752in" svg:height="0.087in" svg:x="0.2264in" svg:y="0.0307in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3" draw:text-style-name="P5" svg:width="0.1248in" svg:height="0.1031in" svg:x="0.3618in" svg:y="0.0098in" svg:viewBox="0 0 318 263" svg:d="M177 106c-11-27-22-52-33-77-1-4-1-5-1-6 0-2 7-9 22-11 4 0 8 0 8-6s-5-6-6-6c-15 0-32 1-48 1-10 0-34-1-44-1-2 0-7 0-7 8 0 4 5 4 9 4 23 0 25 5 30 12 15 37 29 72 45 108-28 29-54 58-82 87-2 1-3 2-5 3-19 21-36 28-56 29-6 0-9 0-9 8 1 2 0 4 4 4 12 0 26-2 37-2 14 0 29 2 44 2 2 0 6 0 6-9 0-3-3-3-4-3-3-1-16-1-16-12 0-7 6-12 10-18 14-13 27-27 40-40 12-14 23-26 35-38 13 31 25 61 39 92 2 3 1 3 2 4 0 3-8 10-22 12-5 0-8 0-8 7 0 5 5 5 6 5 11 0 37-2 48-2 10 0 33 2 43 2 3 0 8 0 8-8 0-4-5-4-7-4-26-1-27-2-34-18-14-35-41-94-49-117 26-27 67-73 79-84 11-9 26-19 49-20 5 0 8 0 8-8-1-1 0-4-4-4-13 0-25 1-37 1-14 0-30-1-43-1-2 0-7 0-7 8 0 3 2 4 4 4 4 1 15 1 15 12 0 6-3 11-6 15-21 22-42 44-63 67z"><text:p/></draw:path><draw:path draw:style-name="gr3" draw:text-style-name="P5" svg:width="0.0157in" svg:height="0.0161in" svg:x="0.5in" svg:y="0.0972in" svg:viewBox="0 0 41 42" svg:d="M41 21c0-11-10-21-21-21-12 0-20 10-20 21s8 21 20 21c11 0 21-10 21-21z"><text:p/></draw:path><draw:path draw:style-name="gr3" draw:text-style-name="P5" svg:width="0.0756in" svg:height="0.137in" svg:x="0.5374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5" svg:width="0.0055in" svg:height="0.1508in" svg:x="0.6382in" svg:y="0in" svg:viewBox="0 0 15 384" svg:d="M15 14c0-7 0-14-7-14-8 0-8 7-8 14 0 119 0 237 0 356 0 8 0 14 8 14 7 0 7-6 7-14 0-119 0-237 0-356z"><text:p/></draw:path><draw:path draw:style-name="gr3" draw:text-style-name="P5" svg:width="0.0937in" svg:height="0.072in" svg:x="0.6677in" svg:y="0.0634in" svg:viewBox="0 0 239 184" svg:d="M136 80c9-8 18-16 27-25 34-34 45-44 69-46 3 0 7 0 7-6 0-3-3-2-4-3-8 0-17 1-26 1-7 0-24-1-31-1-2 0-5 0-5 6 1 1 0 3 4 3 2 1 9 1 9 8 0 3-5 7-7 11-2 1-36 35-46 45-9-18-19-36-27-53-2-1-1-2-1-3 0-3 4-7 14-8 1 0 5 0 5-6-1-1 0-3-4-3-7 0-13 0-19 0-5 0-12 1-17 1s-11 0-16-1c-5 0-11 0-15 0-1 0-6 0-6 6 0 3 4 3 8 3 16 0 18 3 20 9 13 24 25 48 38 73-5 5-10 10-15 16-6 5-18 17-23 22-33 33-44 44-68 45-4 0-7 0-7 7 0 1 1 3 3 3 8 0 18-1 26-1 4 0 12 0 16 0 4 1 11 1 15 1 2 0 6 0 6-6 0-4-3-4-6-4-2 0-7-1-7-7 0-4 3-7 9-13 18-19 36-36 55-54 11 21 22 42 33 64 1 2 1 2 2 3 0 3-6 6-15 7-3 0-6 0-6 7 1 1 0 3 4 3 6 0 13-1 19-1 5 0 12 0 18 0 4 0 11 0 15 0 4 1 11 1 15 1 1 0 6 0 6-6 0-4-3-4-8-4-16 0-17-3-20-8-14-28-29-57-44-86z"><text:p/></draw:path><draw:path draw:style-name="gr3" draw:text-style-name="P5" svg:width="0.035in" svg:height="0.1508in" svg:x="0.7925in" svg:y="0in" svg:viewBox="0 0 90 384" svg:d="M90 380c0-1 0-1-6-8-49-48-61-121-61-179 0-67 14-135 62-183 5-4 5-4 5-7 0-2-1-3-4-3s-39 26-61 75c-20 43-25 86-25 118 0 28 4 76 26 119 23 47 57 72 60 72s4-1 4-4z"><text:p/></draw:path><draw:path draw:style-name="gr3" draw:text-style-name="P5" svg:width="0.0752in" svg:height="0.0681in" svg:x="0.8409in" svg:y="0.0453in" svg:viewBox="0 0 192 174" svg:d="M119 54c2-10 11-46 37-46 2 0 12 0 20 5-11 2-19 12-19 21 0 7 5 13 15 13 8 0 20-6 20-22 0-19-22-25-35-25-23 0-36 20-40 29-10-26-31-29-42-29-41 0-63 50-63 59 0 4 4 4 6 4s3-1 4-5c13-40 39-50 52-50 7 0 21 4 21 26 0 12-7 38-21 92-6 24-20 40-37 40-2 0-11 0-19-5 9-2 18-10 18-21 0-10-9-13-14-13-12 0-22 10-22 22 0 17 20 25 37 25 26 0 39-26 40-29 6 15 19 29 42 29 41 0 62-50 62-59 0-4-4-4-5-4-3 0-4 1-4 5-14 40-40 50-52 50-16 0-21-13-21-25 0-9 2-18 7-34 4-18 8-35 13-53z"><text:p/></draw:path><draw:path draw:style-name="gr3" draw:text-style-name="P5" svg:width="0.035in" svg:height="0.1508in" svg:x="0.9323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5" svg:width="0.1008in" svg:height="0.035in" svg:x="1.033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52in" svg:height="0.137in" svg:x="1.1941in" svg:y="0.0071in" svg:viewBox="0 0 192 349" svg:d="M121 118c11 0 22 0 33 0 8 0 12 0 12-9 0-3-4-3-11-3-11 0-21 0-32 0 4-16 6-30 9-44 1-9 7-36 9-41 3-7 10-13 18-13 2 0 11 0 19 7-17 2-21 15-21 21 0 9 7 14 15 14 10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5" svg:width="0.0346in" svg:height="0.1508in" svg:x="1.2917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5" svg:width="0.0756in" svg:height="0.0681in" svg:x="1.3402in" svg:y="0.0453in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5" svg:width="0.035in" svg:height="0.1508in" svg:x="1.4315in" svg:y="0in" svg:viewBox="0 0 90 384" svg:d="M90 193c0-30-4-77-25-120-23-48-56-73-61-73-2 0-4 1-4 3 0 3 0 3 8 10 38 38 60 99 60 180 0 65-14 132-63 181-5 5-5 5-5 6 0 3 2 4 4 4 5 0 39-26 62-75 20-43 24-85 24-116z"><text:p/></draw:path></draw:g></text:p>
      <text:p text:style-name="P68"><text:span text:style-name="T30">הוכחה: </text:span><text:span text:style-name="T31">נפלג את ההוכחה לשני חלקים </text:span></text:p>
      <text:h text:style-name="P69" text:outline-level="4">הוכחה ש־<draw:g text:anchor-type="as-char" svg:y="-0.1339in" draw:z-index="259" draw:name="Shape264" draw:style-name="gr1"><svg:title>TexMaths</svg:title><svg:desc>13§display§f|_X§svg§600§FALSE§</svg:desc><draw:path draw:style-name="gr2" draw:text-style-name="P4" svg:width="0.2555in" svg:height="0.1602in" svg:x="-0.0004in" svg:y="0.0102in" svg:viewBox="0 0 650 408" svg:d="M325 408c-109 0-217 0-325 0 0-137 0-272 0-408 217 0 433 0 650 0 0 136 0 271 0 408-108 0-217 0-325 0z"><text:p/></draw:path><draw:path draw:style-name="gr3" draw:text-style-name="P5" svg:width="0.0894in" svg:height="0.1622in" svg:x="0in" svg:y="0.0083in" svg:viewBox="0 0 228 413" svg:d="M143 139c13 0 26 0 39 0 9 0 14 0 14-9 0-5-5-5-13-5-13 0-26 0-37 0 2-19 6-35 10-52 1-9 8-42 10-47 4-9 12-16 21-16 3 0 15 0 24 8-21 1-25 18-25 25 0 10 8 15 17 15 12 0 25-10 25-27 0-21-21-31-41-31-14 0-44 8-57 53-3 9-4 14-16 72-10 0-20 0-31 0-9 0-13 0-13 9 0 5 4 5 12 5 10 0 21 0 31 0-12 60-23 118-35 178-8 44-16 85-39 85-3 0-14 0-22-7 21-2 25-19 25-25 0-10-8-16-17-16-12 0-25 11-25 28 0 20 20 31 39 31 25 0 43-27 51-44 15-29 26-83 26-87 9-47 18-95 27-143z"><text:p/></draw:path><draw:path draw:style-name="gr3" draw:text-style-name="P5" svg:width="0.0067in" svg:height="0.1783in" svg:x="0.1193in" svg:y="0in" svg:viewBox="0 0 18 454" svg:d="M18 17c0-8 0-17-9-17s-9 9-9 17c0 140 0 280 0 420 0 8 0 17 9 17s9-9 9-17c0-140 0-280 0-420z"><text:p/></draw:path><draw:path draw:style-name="gr3" draw:text-style-name="P5" svg:width="0.1106in" svg:height="0.0854in" svg:x="0.1535in" svg:y="0.0756in" svg:viewBox="0 0 282 218" svg:d="M161 96c9-10 20-19 30-30 42-40 55-53 83-54 4 0 8 0 8-7 0-4-4-5-5-5-9 0-20 1-30 1-8 0-29-1-36-1-3 0-7 1-7 8 1 1 0 4 4 4s12 1 12 7-5 11-8 13c-3 3-43 42-56 55-10-21-21-42-31-62-1-2-3-4-3-6s7-7 17-7c3 0 8 0 8-7 0-1-1-5-7-5s-14 1-20 1c-7 0-15 0-21 0-5 0-13 0-20 0-5 0-11-1-17-1-1 0-6 0-6 8 0 4 4 4 9 4 18 0 21 2 23 9 15 30 30 58 45 88-7 5-12 12-17 18-7 5-21 20-28 26-39 39-52 52-80 53-5 0-8 0-8 7 0 1 0 5 4 5 9 0 21-1 30-1 5 0 13 0 19 0s12 1 19 1c1 0 6 0 6-6s-4-6-6-6c-3 0-10-1-10-7s4-9 11-17c22-22 43-43 65-64 13 25 26 51 39 77 1 2 0 2 1 4 0 1-5 6-17 7-2 0-6 0-6 7 0 1 0 5 5 5 6 0 14-1 22-1 7 0 13 0 21 0 5 0 13 0 18 0s12 1 17 1c3 0 8 0 8-8 0-4-5-4-11-4-18 0-19-4-22-9-18-33-35-67-52-101z"><text:p/></draw:path></draw:g> פונקציה מ־<draw:g text:anchor-type="as-char" svg:y="-0.128in" draw:z-index="260" draw:name="Shape265" draw:style-name="gr1"><svg:title>TexMaths</svg:title><svg:desc>13§display§A§svg§600§FALSE§</svg:desc><draw:path draw:style-name="gr2" draw:text-style-name="P4" svg:width="0.1094in" svg:height="0.1087in" svg:x="0.0028in" svg:y="0.0094in" svg:viewBox="0 0 279 277" svg:d="M0 0c93 0 185 0 279 0 0 92 0 185 0 277-94 0-186 0-279 0 0-92 0-185 0-277z"><text:p/></draw:path><draw:path draw:style-name="gr3" draw:text-style-name="P5" svg:width="0.1217in" svg:height="0.1272in" svg:x="-0.0004in" svg:y="0in" svg:viewBox="0 0 310 324" svg:d="M66 272c-18 30-36 36-56 38-6 0-10 0-10 9 0 2 3 5 6 5 12 0 26-1 39-1 15 0 31 1 46 1 2 0 8 0 8-9 0-5-4-5-7-5-10-2-22-4-22-16 0-5 4-10 6-17 12-19 24-39 35-58 38 0 76 0 113 0 0 9 7 71 7 76 0 13-24 15-33 15-6 0-10 0-10 9 0 5 5 5 6 5 19 0 38-1 56-1 12 0 40 1 52 1 3 0 8 0 8-9 0-5-4-5-11-5-28 0-28-3-29-16-9-94-19-189-28-284-1-9-1-10-9-10-6 0-9 3-11 8-52 88-104 176-156 264zM121 205c28-50 58-100 86-149 6 49 11 99 16 149-34 0-69 0-102 0z"><text:p/></draw:path></draw:g> ל־<draw:g text:anchor-type="as-char" svg:y="-0.1217in" draw:z-index="261" draw:name="Shape266" draw:style-name="gr1"><svg:title>TexMaths</svg:title><svg:desc>13§display§B§svg§600§FALSE§</svg:desc><draw:path draw:style-name="gr2" draw:text-style-name="P4" svg:width="0.1165in" svg:height="0.1031in" svg:x="0.0016in" svg:y="0.0094in" svg:viewBox="0 0 297 263" svg:d="M0 0c98 0 198 0 297 0 0 88 0 175 0 263-99 0-199 0-297 0 0-88 0-175 0-263z"><text:p/></draw:path><draw:path draw:style-name="gr3" draw:text-style-name="P5" svg:width="0.1272in" svg:height="0.1217in" svg:x="0in" svg:y="0in" svg:viewBox="0 0 324 310" svg:d="M53 275c-4 17-5 21-41 21-8 0-12 0-12 9 0 5 4 5 12 5 54 0 107 0 162 0 72 0 125-53 125-99 0-32-26-58-70-63 47-9 95-42 95-86 0-33-30-62-84-62-51 0-103 0-153 0-9 0-13 0-13 9 0 5 4 5 13 5 5 0 9 0 17 2 7 0 11 1 11 6 0 3 0 4-1 9-21 82-40 162-61 244zM122 144c9-38 19-75 28-113 4-15 5-17 25-17 19 0 39 0 58 0 40 0 49 26 49 47 0 40-38 83-94 83-22 0-44 0-66 0zM101 296c-6 0-6 0-9 0-5-2-6-2-6-6 0-1 0-1 2-10 10-41 21-84 31-126 29 0 57 0 86 0 44 0 52 34 52 53 0 44-41 89-94 89-20 0-41 0-62 0z"><text:p/></draw:path></draw:g></text:h>
      <text:p text:style-name="P67"><text:span text:style-name="T2">היות </text:span><text:span text:style-name="T2"><draw:g text:anchor-type="as-char" svg:y="-0.1134in" draw:z-index="299" draw:name="Shape267" draw:style-name="gr1"><svg:title>TexMaths</svg:title><svg:desc>11§display§\bm{f|_X}§svg§600§FALSE§</svg:desc><draw:path draw:style-name="gr2" draw:text-style-name="P4" svg:width="0.2461in" svg:height="0.1354in" svg:x="0.0004in" svg:y="0.0071in" svg:viewBox="0 0 626 345" svg:d="M0 0c208 0 418 0 626 0 0 115 0 230 0 345-208 0-418 0-626 0 0-115 0-230 0-345z"><text:p/></draw:path><draw:path draw:style-name="gr3" draw:text-style-name="P5" svg:width="0.0854in" svg:height="0.1362in" svg:x="0.0024in" svg:y="0.0071in" svg:viewBox="0 0 218 347" svg:d="M142 118c15 0 30 0 45 0 7 0 15 0 15-12 0-7-7-7-13-7-16 0-30 0-45 0 5-23 9-46 14-69 1-8 1-8 5-11 5-6 9-6 11-6 6 0 9 1 13 4-8 4-16 14-16 25s10 17 20 17c15 0 27-14 27-28 0-20-20-31-44-31-19 0-40 7-54 29-9 14-11 29-19 70-12 0-25 0-37 0-8 0-14 0-14 11 0 8 6 8 13 8 12 0 23 0 35 0-10 54-19 109-29 163-1 3-5 27-7 33 0 1-7 20-19 20-8 0-11-1-13-4 10-4 16-14 16-25s-9-18-18-18c-16 0-28 15-28 29 0 21 22 31 42 31 29 0 50-29 52-33 17-26 26-75 27-82 7-38 13-76 21-114z"><text:p/></draw:path><draw:path draw:style-name="gr3" draw:text-style-name="P5" svg:width="0.0087in" svg:height="0.1508in" svg:x="0.1157in" svg:y="0in" svg:viewBox="0 0 23 384" svg:d="M23 18c0-7 0-18-12-18-11 0-11 11-11 18 0 116 0 232 0 349 0 5 0 17 11 17 12 0 12-11 12-17 0-117 0-233 0-349z"><text:p/></draw:path><draw:path draw:style-name="gr3" draw:text-style-name="P5" svg:width="0.1043in" svg:height="0.0724in" svg:x="0.15in" svg:y="0.0634in" svg:viewBox="0 0 266 185" svg:d="M161 84c-1-1-1-3-1-4 2-3 5-4 8-7 15-15 30-28 46-42 14-13 18-16 45-16 6 0 7-7 7-9 0-5-4-6-6-6-8 0-24 1-31 1-5 0-12 0-18 0-6-1-13-1-18-1-2 0-9 0-9 9 0 5 6 6 8 6 4 0 8 0 12 2-19 16-36 31-54 48-10-17-20-32-29-48 6-2 7-2 15-2 6-1 6-7 6-9 0-4-3-6-5-6-5 0-16 0-20 1-7 0-17 0-23 0s-12 0-19 0c-6 0-13-1-19-1-2 0-9 0-9 9 0 6 6 6 13 6 3 0 6 0 9 0 5 0 5 0 7 4 14 24 30 48 44 73-25 23-49 45-75 68-4 5-12 10-34 10-4 0-11 0-11 9 0 4 3 6 7 6 6 0 23-1 29-1s14 0 19 0c6 1 13 1 19 1 4 0 9-2 9-9 0-1 0-5-8-6-6 0-9 0-12-2 22-20 43-40 65-60 12 20 24 40 36 60-5 2-11 2-14 2-2 1-8 1-8 9 0 3 2 6 7 6 6 0 14 0 21-1 5 0 15 0 22 0 5 0 12 0 19 0 5 0 13 1 18 1s9-1 9-9c0-6-5-6-12-6-3 0-7 0-10 0-4 0-5 0-7-4-16-27-33-55-48-82z"><text:p/></draw:path></draw:g></text:span><text:span text:style-name="T2"><text:s/>יחס בתוך </text:span><text:span text:style-name="T2"><draw:g text:anchor-type="as-char" svg:y="-0.0902in" draw:z-index="298" draw:name="Shape268" draw:style-name="gr1"><svg:title>TexMaths</svg:title><svg:desc>11§display§\bm{X \times B}§svg§600§FALSE§</svg:desc><draw:path draw:style-name="gr2" draw:text-style-name="P4" svg:width="0.4736in" svg:height="0.0921in" svg:x="0.0024in" svg:y="0.0079in" svg:viewBox="0 0 1204 235" svg:d="M602 235c-201 0-402 0-602 0 0-78 0-157 0-235 401 0 803 0 1204 0 0 78 0 157 0 235-201 0-401 0-602 0z"><text:p/></draw:path><draw:path draw:style-name="gr3" draw:text-style-name="P5" svg:width="0.139in" svg:height="0.1035in" svg:x="0.0004in" svg:y="0in" svg:viewBox="0 0 354 264" svg:d="M210 112c17-16 33-33 51-49 8-9 15-17 24-25 16-15 20-19 60-19 7 0 9-10 9-11 0-4-3-8-8-8-15 0-29 1-43 1-11 0-39-1-50-1-3 0-11 0-11 11 0 7 7 8 10 8 11 0 21 3 23 3-25 24-49 48-73 73-13-26-25-50-37-74 5-1 17-2 23-2 5 0 11 0 11-11 0-6-3-8-8-8-14 0-46 1-59 1-9 0-17 0-26 0s-19-1-28-1c-3 0-11 0-11 11 0 8 6 8 17 8 5 0 10 0 14 0 6 1 7 1 9 5 17 38 35 75 53 112-32 31-65 63-97 94-7 6-16 15-50 15-6 0-13 0-13 11 0 3 2 8 8 8 9 0 33-1 42-1 11 0 39 1 50 1 4 0 11 0 11-12 0-7-7-7-10-7-7 0-16-1-23-3 30-30 61-60 90-89 15 29 29 60 43 90-7 1-13 2-22 2-4 0-11 0-11 11 0 1 0 8 8 8 13 0 46-1 60-1 8 0 17 0 26 0s19 1 28 1c3 0 11 0 11-12 0-7-7-7-16-7-5 0-10 0-15 0-6-1-7-1-9-6-21-42-41-85-61-127z"><text:p/></draw:path><draw:path draw:style-name="gr3" draw:text-style-name="P5" svg:width="0.0846in" svg:height="0.0839in" svg:x="0.2098in" svg:y="0.0236in" svg:viewBox="0 0 216 214" svg:d="M91 108c-28 27-57 56-85 83-4 4-6 7-6 11 0 7 6 12 12 12 5 0 7-2 11-6 29-28 56-56 85-84 30 29 59 58 89 88 1 0 2 2 7 2s12-4 12-12c0-2-1-4-2-5-1-2-14-15-20-21-23-23-46-45-70-68 20-20 86-86 89-88 2-2 3-5 3-8 0-8-7-12-12-12s-7 2-10 5c-29 29-57 58-86 86-20-20-86-87-88-88-3-2-6-3-8-3-6 0-12 5-12 12 0 4 1 6 6 10 28 29 57 57 85 86z"><text:p/></draw:path><draw:path draw:style-name="gr3" draw:text-style-name="P5" svg:width="0.1232in" svg:height="0.1035in" svg:x="0.3602in" svg:y="0in" svg:viewBox="0 0 314 264" svg:d="M46 237c-1 7-2 7-9 8-6 0-14 0-19 0-11 0-11 0-14 1-4 2-4 9-4 10 0 8 7 8 13 8 55 0 109 0 164 0 81 0 117-52 117-86 0-32-29-48-64-52 62-11 84-47 84-72 0-32-28-54-83-54-51 0-103 0-155 0-8 0-14 0-14 11 0 8 5 8 16 8 8 0 16 0 23 0-18 72-36 146-55 218zM150 25c2-5 2-6 4-6 3 0 7 0 11 0 19 0 39 0 57 0 8 0 39 0 39 33 0 27-21 68-74 68-20 0-41 0-60 0 7-32 15-64 23-95zM105 245c-7 0-7 0-10 0 9-37 18-75 27-111 26 0 51 0 76 0 10 0 42 0 42 39 0 29-19 72-74 72-21 0-40 0-61 0z"><text:p/></draw:path></draw:g></text:span><text:span text:style-name="T2">: </text:span>יהי <draw:g text:anchor-type="as-char" svg:y="-0.1134in" draw:z-index="293" draw:name="Shape269" draw:style-name="gr1"><svg:title>TexMaths</svg:title><svg:desc>11§display§d \in f|_X§svg§600§FALSE§</svg:desc><draw:path draw:style-name="gr2" draw:text-style-name="P4" svg:width="0.4811in" svg:height="0.1358in" svg:x="0.0024in" svg:y="0.0071in" svg:viewBox="0 0 1223 346" svg:d="M613 346c-205 0-408 0-613 0 0-116 0-230 0-346 408 0 815 0 1223 0 0 116 0 230 0 346-204 0-407 0-610 0z"><text:p/></draw:path><draw:path draw:style-name="gr3" draw:text-style-name="P5" svg:width="0.072in" svg:height="0.1063in" svg:x="0.0004in" svg:y="0.0071in" svg:viewBox="0 0 184 271" svg:d="M184 4c0-1 0-4-5-4s-43 3-49 4c-4 0-6 3-6 7 0 6 4 6 10 6 19 0 19 2 19 6 0 2-1 6-1 8-8 31-16 60-23 91-7-14-18-25-36-25-45 0-93 57-93 112 0 37 22 62 52 62 7 0 27-1 50-29 2 16 17 29 35 29 14 0 22-9 29-21 7-14 11-38 11-39 0-3-3-3-4-3-5 0-5 1-6 7-6 25-13 47-30 47-9 0-11-10-11-18s0-12 3-18c18-74 36-148 55-222zM103 220c-1 8-1 8-7 15-17 22-32 27-43 27-20 0-26-21-26-36 0-18 13-65 22-83 11-23 29-37 44-37 26 0 31 32 31 34s-1 4-1 6c-6 25-13 50-20 74z"><text:p/></draw:path><draw:path draw:style-name="gr3" draw:text-style-name="P5" svg:width="0.0752in" svg:height="0.087in" svg:x="0.1287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5" svg:width="0.0752in" svg:height="0.1374in" svg:x="0.2673in" svg:y="0.0067in" svg:viewBox="0 0 192 350" svg:d="M121 118c11 0 22 0 33 0 8 0 12 0 12-8 0-4-4-4-11-4-11 0-21 0-32 0 3-16 6-30 9-44 1-8 7-36 9-40 3-8 10-13 17-13 3 0 12 0 20 6-17 2-21 16-21 21 0 9 7 14 15 14 9 0 20-9 20-24 0-17-17-26-34-26-12 0-37 7-48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5" svg:width="0.0055in" svg:height="0.1512in" svg:x="0.3681in" svg:y="0in" svg:viewBox="0 0 15 385" svg:d="M15 14c0-6 0-14-7-14-8 0-8 8-8 14 0 119 0 238 0 357 0 7 0 14 8 14 7 0 7-7 7-14 0-119 0-238 0-357z"><text:p/></draw:path><draw:path draw:style-name="gr3" draw:text-style-name="P5" svg:width="0.0937in" svg:height="0.0724in" svg:x="0.3976in" svg:y="0.0634in" svg:viewBox="0 0 239 185" svg:d="M136 81c9-8 17-16 26-25 35-34 46-45 70-46 3 0 7 0 7-6 0-3-4-4-5-4-7 0-16 1-25 1-7 0-24-1-31-1-2 0-5 1-5 7 1 1 0 3 3 3s10 1 10 7c0 4-5 8-7 11-2 2-36 35-47 46-9-18-18-35-26-53-2-1-3-3-3-4 0-3 6-7 15-7 2 0 6 0 6-6 0-1-1-4-5-4-6 0-12 1-18 1-5 0-12 0-17 0s-11 0-17 0c-4 0-10-1-14-1-1 0-6 0-6 7 0 3 4 3 8 3 15 0 18 2 20 8 12 25 25 49 37 74-4 5-10 10-14 16-6 4-19 16-23 22-33 33-44 44-68 45-5 0-7 0-7 6 0 1 0 4 3 4 8 0 18-1 26-1 4 0 11 0 16 0 4 0 10 1 15 1 2 0 6 0 6-6 0-4-3-4-6-4-2 0-7-1-7-7 0-4 3-7 9-14 18-19 36-36 55-54 11 21 22 43 33 65 1 2 1 2 1 3 0 2-5 6-15 7-2 0-5 0-5 6 0 1 0 4 4 4 6 0 12-1 19-1 5 0 11 0 18 0 4 0 11 0 15 0s10 1 14 1c2 0 7 0 7-7 0-3-5-3-9-3-15 0-16-3-19-8-14-28-29-57-44-86z"><text:p/></draw:path></draw:g>, נוכיח <draw:g text:anchor-type="as-char" svg:y="-0.0992in" draw:z-index="294" draw:name="Shape270" draw:style-name="gr1"><svg:title>TexMaths</svg:title><svg:desc>11§display§d \in X \times B§svg§600§FALSE§</svg:desc><draw:path draw:style-name="gr2" draw:text-style-name="P4" svg:width="0.6874in" svg:height="0.0953in" svg:x="0.0024in" svg:y="0.0083in" svg:viewBox="0 0 1747 243" svg:d="M874 243c-291 0-583 0-874 0 0-81 0-162 0-243 583 0 1165 0 1747 0 0 81 0 162 0 243-291 0-582 0-873 0z"><text:p/></draw:path><draw:path draw:style-name="gr3" draw:text-style-name="P5" svg:width="0.072in" svg:height="0.1063in" svg:x="0.0004in" svg:y="0.0004in" svg:viewBox="0 0 184 271" svg:d="M184 4c-1-1 0-4-5-4s-43 3-49 4c-4 0-6 3-6 8s5 5 10 5c19 0 19 2 19 6 0 2-1 6-1 8-8 30-16 61-23 91-7-14-18-25-36-25-45 0-93 57-93 113 0 36 22 61 52 61 7 0 27-2 50-29 2 16 17 29 35 29 14 0 22-8 29-22 7-13 11-36 11-37 0-5-3-5-4-5-5 0-5 3-6 8-6 24-13 48-30 48-9 0-11-10-11-18 0-9 0-12 3-19 18-74 36-148 55-222zM103 221c-1 7-1 7-7 14-17 21-32 28-43 28-20 0-26-21-26-37 0-19 13-66 22-83 11-23 29-37 44-37 26 0 31 32 31 34s-1 5-1 7c-6 24-13 49-20 74z"><text:p/></draw:path><draw:path draw:style-name="gr3" draw:text-style-name="P5" svg:width="0.0752in" svg:height="0.0874in" svg:x="0.1287in" svg:y="0.024in" svg:viewBox="0 0 192 223" svg:d="M179 119c7 0 13 0 13-8 0-7-6-7-13-7-55 0-109 0-164 0 5-51 50-89 104-89 20 0 40 0 60 0 7 0 13 0 13-7 0-8-6-8-13-8-20 0-40 0-60 0-66 0-119 50-119 111s53 112 119 112c20 0 40 0 60 0 7 0 13 0 13-8s-6-8-13-8c-20 0-40 0-60 0-54 0-99-37-104-88 55 0 109 0 164 0z"><text:p/></draw:path><draw:path draw:style-name="gr3" draw:text-style-name="P5" svg:width="0.1248in" svg:height="0.1031in" svg:x="0.2638in" svg:y="0.0028in" svg:viewBox="0 0 318 263" svg:d="M177 105c-11-26-22-51-33-76-1-4-1-4-2-6 0-2 6-10 23-11 4 0 8-1 8-8 0-4-5-4-6-4-15 0-33 1-48 1-10 0-34-1-44-1-2 0-7 0-7 8 0 4 5 4 9 4 23 0 25 3 29 12 15 36 30 72 46 108-28 29-54 58-82 86-2 3-3 4-5 5-19 20-38 26-56 27-6 0-9 0-9 8 1 2 0 5 4 5 12 0 26-1 37-1 14 0 29 1 44 1 2 0 6 0 6-8 0-5-3-5-4-5-3 0-16-1-16-12 0-5 6-12 10-17 14-14 27-27 40-41 12-12 23-26 35-38 13 30 25 61 39 92 2 4 2 4 2 5 0 4-8 10-22 11-5 0-8 2-8 8 0 5 3 5 6 5 11 0 37-1 48-1 10 0 33 1 43 1 3 0 8 0 8-8 0-5-5-5-8-5-25 0-26-1-33-16-14-36-41-95-50-118 27-28 68-74 80-84 11-10 25-19 49-20 5 0 8 0 8-8-2-1 0-4-5-4-12 0-24 1-36 1-14 0-30-1-43-1-2 0-7 0-7 8 0 2 2 4 4 4 3 0 15 1 15 12 0 6-4 10-6 14-21 22-42 44-63 67z"><text:p/></draw:path><draw:path draw:style-name="gr3" draw:text-style-name="P5" svg:width="0.0728in" svg:height="0.0724in" svg:x="0.4531in" svg:y="0.0319in" svg:viewBox="0 0 186 185" svg:d="M93 83c-26-27-51-52-78-77-4-5-5-6-7-6-5 0-8 3-8 8 0 3 0 3 4 7 26 26 52 51 77 78-25 25-51 52-77 77-4 4-4 4-4 8s3 7 8 7c2 0 3-1 7-5 26-26 52-51 77-76 27 26 54 53 81 79 1 0 3 2 5 2 5 0 8-3 8-7 0-1 0-3-1-5 0-1-62-60-82-80 25-25 48-48 72-71 1-2 8-7 10-9 0-1 1-2 1-5 0-5-3-8-8-8-3 0-4 2-9 6-25 25-50 50-76 77z"><text:p/></draw:path><draw:path draw:style-name="gr3" draw:text-style-name="P5" svg:width="0.1083in" svg:height="0.1031in" svg:x="0.5894in" svg:y="0.0028in" svg:viewBox="0 0 276 263" svg:d="M45 233c-3 14-4 17-35 17-7 0-10 0-10 8 0 5 3 5 10 5 46 0 92 0 138 0 61 0 107-46 107-84 0-27-23-49-60-53 40-8 81-37 81-73 0-29-25-53-73-53-42 0-86 0-129 0-7 0-11 0-11 8 0 4 3 4 11 4 1 0 7 0 14 1 8 0 11 1 11 6 0 2 0 3-2 7-18 69-34 138-52 207zM103 122c8-32 17-64 25-96 3-13 4-14 20-14 17 0 35 0 51 0 33 0 42 22 42 40 0 34-33 70-80 70-19 0-39 0-58 0zM87 250c-6 0-7 0-9 0-4-1-5-1-5-4 0-1 0-2 2-9 9-35 17-70 26-106 24 0 50 0 74 0 36 0 44 27 44 43 0 39-34 76-80 76-18 0-35 0-52 0z"><text:p/></draw:path></draw:g>. ע"פ הגדרתו, <draw:g text:anchor-type="as-char" svg:y="-0.1134in" draw:z-index="295" draw:name="Shape271" draw:style-name="gr1"><svg:title>TexMaths</svg:title><svg:desc>11§display§d \in f \cap (X \times B)§svg§600§FALSE§</svg:desc><draw:path draw:style-name="gr2" draw:text-style-name="P4" svg:width="1.0591in" svg:height="0.1354in" svg:x="0.0024in" svg:y="0.0071in" svg:viewBox="0 0 2691 345" svg:d="M0 0c897 0 1794 0 2691 0 0 115 0 230 0 345-897 0-1794 0-2691 0 0-115 0-230 0-345z"><text:p/></draw:path><draw:path draw:style-name="gr3" draw:text-style-name="P5" svg:width="0.072in" svg:height="0.1059in" svg:x="0.0004in" svg:y="0.0071in" svg:viewBox="0 0 184 270" svg:d="M184 3c-1-1 0-3-5-3-6 0-43 3-49 3-3 1-6 4-6 8s4 4 10 4c18 0 19 4 19 7 0 2-1 6-1 8-8 31-16 60-23 91-7-14-18-24-35-24-46 0-94 56-94 111 0 36 21 62 52 62 7 0 26-1 49-29 4 17 18 29 35 29 15 0 24-9 29-21 7-14 12-38 12-39 0-3-3-3-4-3-5 0-5 1-6 7-6 25-13 48-29 48-10 0-11-10-11-18 0-9 0-12 2-18 18-74 36-149 55-223zM103 220c-2 7-2 8-7 15-17 20-33 27-44 27-19 0-24-22-24-36 0-20 12-66 20-84 13-23 30-37 46-37 25 0 30 32 30 34s-1 4-1 6c-6 26-13 50-20 75z"><text:p/></draw:path><draw:path draw:style-name="gr3" draw:text-style-name="P5" svg:width="0.0756in" svg:height="0.087in" svg:x="0.1287in" svg:y="0.0307in" svg:viewBox="0 0 193 222" svg:d="M179 120c7 0 14 0 14-8 0-7-7-7-14-7-55 0-109 0-164 0 5-52 50-88 104-88 20 0 41 0 60 0 7 0 14-2 14-9 0-8-7-8-14-8-19 0-40 0-60 0-67 0-119 51-119 112 0 62 52 110 119 110 20 0 41 0 60 0 7 0 14 0 14-7 0-8-7-7-14-7-19 0-40 0-60 0-54 0-99-36-104-88 55 0 109 0 164 0z"><text:p/></draw:path><draw:path draw:style-name="gr3" draw:text-style-name="P5" svg:width="0.0756in" svg:height="0.137in" svg:x="0.2677in" svg:y="0.0071in" svg:viewBox="0 0 193 349" svg:d="M121 118c11 0 22 0 33 0 9 0 12 0 12-9 0-3-3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5" svg:width="0.0843in" svg:height="0.0933in" svg:x="0.3929in" svg:y="0.0217in" svg:viewBox="0 0 215 238" svg:d="M215 84c0-59-60-84-108-84-50 0-107 28-107 84 0 47 0 94 0 141 0 6 0 13 8 13 7 0 7-7 7-13 0-47 0-93 0-139 0-58 63-71 92-71 17 0 42 4 62 17 30 19 30 44 30 54 0 46 0 92 0 139 0 6 0 13 8 13s8-7 8-13c0-47 0-94 0-141z"><text:p/></draw:path><draw:path draw:style-name="gr3" draw:text-style-name="P5" svg:width="0.035in" svg:height="0.1508in" svg:x="0.5339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5" svg:width="0.1248in" svg:height="0.1031in" svg:x="0.5827in" svg:y="0.0098in" svg:viewBox="0 0 318 263" svg:d="M177 106c-11-27-22-52-33-77-1-4-2-5-2-6 0-2 7-9 23-11 4 0 8 0 8-6s-5-6-6-6c-16 0-33 1-48 1-10 0-34-1-44-1-2 0-7 0-7 8 0 4 4 4 9 4 23 0 25 5 29 12 15 37 30 72 46 108-28 29-54 58-82 87-2 1-3 2-5 3-19 21-37 28-57 29-5 0-8 0-8 8 1 2 0 4 4 4 13 0 25-2 37-2 14 0 29 2 44 2 2 0 6 0 6-9 0-3-3-2-4-3-3-1-15-1-15-12 0-7 5-12 9-18 14-13 27-27 40-40 12-14 23-26 35-38 13 31 26 61 39 92 2 3 1 3 2 4 0 3-8 10-22 12-4 0-9 0-9 7 0 5 5 5 7 5 11 0 37-2 48-2 10 0 33 2 43 2 2 0 8 0 8-8 0-4-5-4-8-4-25-1-26-2-33-18-15-35-41-94-49-117 26-27 67-73 79-84 11-9 25-19 48-20 6 0 9 0 9-8-1-1 0-4-4-4-13 0-25 1-37 1-14 0-29-1-43-1-2 0-7 0-7 8 0 3 2 4 4 4 3 1 15 1 15 12 0 6-4 11-6 15-21 22-42 44-63 67z"><text:p/></draw:path><draw:path draw:style-name="gr3" draw:text-style-name="P5" svg:width="0.0728in" svg:height="0.0724in" svg:x="0.7728in" svg:y="0.0398in" svg:viewBox="0 0 186 185" svg:d="M94 81c-27-25-52-50-79-75-4-6-5-6-7-6-5 0-8 3-8 8 0 2 0 3 4 7 26 26 52 51 77 77-25 26-51 51-77 78-4 4-4 5-4 7 0 5 3 8 8 8 2 0 3 0 7-6 26-25 52-50 77-76 27 27 54 53 81 80 1 1 3 2 5 2 6 0 8-3 8-8 0-2 0-2-1-4-28-28-62-61-82-81 25-24 48-47 72-70 2-2 8-8 10-10 0-1 1-2 1-4 0-5-2-8-8-8-3 0-4 1-9 6-25 25-50 50-75 75z"><text:p/></draw:path><draw:path draw:style-name="gr3" draw:text-style-name="P5" svg:width="0.1083in" svg:height="0.1031in" svg:x="0.9087in" svg:y="0.0098in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5-63 23-94 4-15 4-16 21-16 16 0 34 0 50 0 34 0 42 23 42 40 0 34-33 70-80 70-19 0-38 0-56 0zM87 251c-6 0-7 0-9-1-3 0-5 0-5-3 0-1 0-3 2-9 9-35 17-72 26-107 24 0 50 0 74 0 37 0 44 29 44 45 0 38-34 75-79 75-18 0-35 0-53 0z"><text:p/></draw:path><draw:path draw:style-name="gr3" draw:text-style-name="P5" svg:width="0.035in" svg:height="0.1508in" svg:x="1.0339in" svg:y="0in" svg:viewBox="0 0 90 384" svg:d="M90 193c0-30-4-77-25-120-23-48-56-73-61-73-2 0-4 1-4 3 0 3 0 3 8 10 38 38 60 99 60 180 0 65-14 132-62 181-6 5-6 5-6 6 0 3 2 4 4 4 5 0 39-26 62-75 20-43 24-85 24-116z"><text:p/></draw:path></draw:g>, כלומר <draw:g text:anchor-type="as-char" svg:y="-0.1075in" draw:z-index="296" draw:name="Shape272" draw:style-name="gr1"><svg:title>TexMaths</svg:title><svg:desc>11§display§d \in f \land d \in X \times B§svg§600§FALSE§</svg:desc><draw:path draw:style-name="gr2" draw:text-style-name="P4" svg:width="1.2126in" svg:height="0.1217in" svg:x="0.0024in" svg:y="0.0075in" svg:viewBox="0 0 3081 310" svg:d="M0 0c1027 0 2054 0 3081 0 0 103 0 207 0 310-1027 0-2054 0-3081 0 0-103 0-207 0-310z"><text:p/></draw:path><draw:path draw:style-name="gr3" draw:text-style-name="P5" svg:width="0.072in" svg:height="0.1063in" svg:x="0.0004in" svg:y="0.002in" svg:viewBox="0 0 184 271" svg:d="M184 4c0-1 0-4-5-4-6 0-43 3-49 4-3 0-6 3-6 7 0 5 4 6 10 6 18 0 19 2 19 6 0 2-1 6-1 8-8 29-16 60-23 91-7-14-18-25-35-25-46 0-94 57-94 112 0 36 21 62 52 62 7 0 26-1 49-29 4 15 18 29 35 29 15 0 24-9 29-21 7-15 12-38 12-39 0-3-3-3-4-3-5 0-5 1-6 6-6 26-13 48-29 48-10 0-11-10-11-18 0-9 0-12 2-19 18-73 36-147 55-221zM103 220c-2 8-2 8-7 14-17 22-33 28-44 28-19 0-24-21-24-37 0-18 12-64 20-82 13-23 30-37 46-37 25 0 30 31 30 34 0 2-1 4-1 6-6 25-13 50-20 74z"><text:p/></draw:path><draw:path draw:style-name="gr3" draw:text-style-name="P5" svg:width="0.0752in" svg:height="0.087in" svg:x="0.1287in" svg:y="0.0256in" svg:viewBox="0 0 192 222" svg:d="M179 120c7 0 13 0 13-8 0-9-6-9-13-9-55 0-109 0-164 0 5-50 50-88 104-88 20 0 40 0 60 0 7 0 13 0 13-7 0-8-6-8-13-8-21 0-40 0-61 0-66 0-118 50-118 112s52 110 118 110c21 0 40 0 61 0 7 0 13 0 13-7 0-8-6-8-13-8-20 0-40 0-60 0-54 0-99-36-104-87 55 0 109 0 164 0z"><text:p/></draw:path><draw:path draw:style-name="gr3" draw:text-style-name="P5" svg:width="0.0752in" svg:height="0.1374in" svg:x="0.2677in" svg:y="0in" svg:viewBox="0 0 192 350" svg:d="M121 118c11 0 22 0 33 0 8 0 12 0 12-8 0-4-4-4-11-4-11 0-21 0-32 0 4-16 6-30 9-44 1-8 7-36 9-40 3-8 10-13 18-13 2 0 12 0 19 6-17 1-21 16-21 21 0 9 7 13 15 13 9 0 20-7 20-23 0-17-17-26-33-26-13 0-38 7-49 45-2 8-3 12-13 61-9 0-18 0-27 0-7 0-11 0-11 7 0 5 4 5 10 5 9 0 18 0 27 0-10 50-20 100-30 150-7 38-13 73-33 73-2 0-12 0-19-7 18-1 21-15 21-20 0-9-6-14-14-14-10 0-21 8-21 23 0 18 16 27 33 27 21 0 36-23 43-38 13-24 22-71 22-73 8-41 15-81 23-121z"><text:p/></draw:path><draw:path draw:style-name="gr3" draw:text-style-name="P5" svg:width="0.0846in" svg:height="0.0933in" svg:x="0.3925in" svg:y="0.0165in" svg:viewBox="0 0 216 238" svg:d="M117 8c-4-7-6-8-9-8-6 0-7 2-9 8-32 71-64 143-96 214-2 5-3 6-3 8 0 4 4 8 8 8 3 0 6-2 9-9 30-67 60-135 91-203 31 68 60 136 91 203 3 9 7 9 9 9 4 0 8-4 8-8 0-1 0-2-3-7-31-71-64-144-96-215z"><text:p/></draw:path><draw:path draw:style-name="gr3" draw:text-style-name="P5" svg:width="0.0724in" svg:height="0.1063in" svg:x="0.5252in" svg:y="0.002in" svg:viewBox="0 0 185 271" svg:d="M185 4c0-1 0-4-6-4-5 0-43 3-49 4-2 0-6 3-6 7 0 5 5 6 10 6 19 0 19 2 19 6 0 2-1 6-1 8-8 29-16 60-23 91-7-14-18-25-36-25-45 0-93 57-93 112 0 36 22 62 52 62 7 0 27-1 50-29 4 15 17 29 35 29 14 0 22-9 29-21 7-15 11-38 11-39 0-3-3-3-4-3-4 0-5 1-6 6-6 26-13 48-30 48-9 0-11-10-11-18 0-9 2-12 3-19 18-73 37-147 56-221zM103 220c-1 8-1 8-7 14-17 22-32 28-43 28-20 0-26-21-26-37 0-18 14-64 22-82 13-23 29-37 44-37 26 0 31 31 31 34 0 2-1 4-1 6-6 25-13 50-20 74z"><text:p/></draw:path><draw:path draw:style-name="gr3" draw:text-style-name="P5" svg:width="0.076in" svg:height="0.087in" svg:x="0.6531in" svg:y="0.0256in" svg:viewBox="0 0 194 222" svg:d="M179 120c7 0 15 0 15-8 0-9-8-9-15-9-55 0-109 0-164 0 5-50 50-88 104-88 20 0 40 0 60 0 7 0 15 0 15-7 0-8-8-8-15-8-20 0-40 0-60 0-66 0-119 50-119 112s53 110 119 110c20 0 40 0 60 0 7 0 15 0 15-7 0-8-8-8-15-8-20 0-40 0-60 0-54 0-99-36-104-87 55 0 109 0 164 0z"><text:p/></draw:path><draw:path draw:style-name="gr3" draw:text-style-name="P5" svg:width="0.1248in" svg:height="0.1028in" svg:x="0.7882in" svg:y="0.0047in" svg:viewBox="0 0 318 262" svg:d="M177 104c-11-26-22-51-33-76-1-4-1-4-1-5 0-2 7-10 22-11 4-1 8-1 8-8 0-4-5-4-6-4-15 0-32 1-48 1-10 0-34-1-44-1-2 0-7 0-7 8 0 4 5 4 9 4 23 0 25 3 30 12 15 35 29 72 45 108-28 29-54 57-82 86-2 2-3 3-5 4-19 21-36 27-56 28-6 1-9 1-9 7 0 1 0 5 6 5 11 0 24-1 36-1 14 0 28 1 43 1 2 0 6 0 6-8 0-3-3-4-4-4-3 0-15-1-15-12 0-6 5-13 9-17 14-13 27-27 40-42 12-12 23-25 35-37 13 31 26 60 39 91 2 5 2 5 2 6 0 3-8 10-22 11-4 1-8 1-8 7 0 5 5 5 6 5 11 0 37-1 48-1 10 0 33 1 43 1 3 0 8 0 8-8 0-4-5-4-7-4-26 0-27-1-34-17-14-36-41-94-49-117 26-28 67-74 79-85 11-9 26-18 49-19 5-1 8-1 8-8 0-1 0-4-4-4-13 0-25 1-37 1-14 0-29-1-43-1-2 0-7 0-7 8 0 2 2 3 4 4 4 0 15 1 15 11 0 6-3 11-6 14-21 22-42 44-63 67z"><text:p/></draw:path><draw:path draw:style-name="gr3" draw:text-style-name="P5" svg:width="0.0728in" svg:height="0.0724in" svg:x="0.9783in" svg:y="0.0339in" svg:viewBox="0 0 186 185" svg:d="M93 82c-25-25-51-51-76-77-6-4-6-5-9-5-5 0-8 3-8 8 0 2 0 3 4 7 27 27 52 52 78 78-26 26-51 51-78 77-4 5-4 5-4 7 0 4 3 8 8 8 3 0 3-1 9-6 25-25 50-50 75-76 27 27 54 53 81 80 1 0 3 2 5 2 6 0 8-4 8-8 0-1 0-1-1-3 0-1-62-62-81-81 24-24 48-47 71-71 2-2 8-7 10-9 0-1 1-3 1-5 0-5-2-8-8-8-2 0-4 1-9 5-25 26-50 52-76 77z"><text:p/></draw:path><draw:path draw:style-name="gr3" draw:text-style-name="P5" svg:width="0.1083in" svg:height="0.1028in" svg:x="1.1142in" svg:y="0.0047in" svg:viewBox="0 0 276 262" svg:d="M46 232c-4 14-5 18-35 18-7 0-11 0-11 7 0 5 3 5 11 5 46 0 91 0 137 0 62 0 107-45 107-84 0-26-22-48-59-53 39-7 80-36 80-72 0-29-25-53-71-53-43 0-87 0-130 0-8 0-12 0-12 8 0 4 4 4 11 4 1 0 8 0 15 0 7 1 10 1 10 7 0 1 0 2-1 7-18 69-34 138-52 206zM104 122c8-32 16-64 24-96 4-13 4-14 20-14 17 0 35 0 51 0 34 0 42 22 42 40 0 34-33 70-80 70-19 0-38 0-57 0zM87 250c-6 0-7 0-9 0-3 0-4-1-4-5 0-1 0-1 1-9 9-35 19-70 27-105 25 0 49 0 73 0 37 0 44 27 44 45 0 36-34 74-79 74-18 0-36 0-53 0z"><text:p/></draw:path></draw:g>, נגרר <draw:g text:anchor-type="as-char" svg:y="-0.0992in" draw:z-index="297" draw:name="Shape273" draw:style-name="gr1"><svg:title>TexMaths</svg:title><svg:desc>11§display§d \in X \times B§svg§600§FALSE§</svg:desc><draw:path draw:style-name="gr2" draw:text-style-name="P4" svg:width="0.6874in" svg:height="0.0953in" svg:x="0.0024in" svg:y="0.0083in" svg:viewBox="0 0 1747 243" svg:d="M874 243c-291 0-583 0-874 0 0-81 0-162 0-243 583 0 1165 0 1747 0 0 81 0 162 0 243-291 0-582 0-873 0z"><text:p/></draw:path><draw:path draw:style-name="gr3" draw:text-style-name="P5" svg:width="0.072in" svg:height="0.1063in" svg:x="0.0004in" svg:y="0.0004in" svg:viewBox="0 0 184 271" svg:d="M184 4c-1-1 0-4-5-4s-43 3-49 4c-4 0-6 3-6 8s5 5 10 5c19 0 19 2 19 6 0 2-1 6-1 8-8 30-16 61-23 91-7-14-18-25-36-25-45 0-93 57-93 113 0 36 22 61 52 61 7 0 27-2 50-29 2 16 17 29 35 29 14 0 22-8 29-22 7-13 11-36 11-37 0-5-3-5-4-5-5 0-5 3-6 8-6 24-13 48-30 48-9 0-11-10-11-18 0-9 0-12 3-19 18-74 36-148 55-222zM103 221c-1 7-1 7-7 14-17 21-32 28-43 28-20 0-26-21-26-37 0-19 13-66 22-83 11-23 29-37 44-37 26 0 31 32 31 34s-1 5-1 7c-6 24-13 49-20 74z"><text:p/></draw:path><draw:path draw:style-name="gr3" draw:text-style-name="P5" svg:width="0.0752in" svg:height="0.0874in" svg:x="0.1287in" svg:y="0.024in" svg:viewBox="0 0 192 223" svg:d="M179 119c7 0 13 0 13-8 0-7-6-7-13-7-55 0-109 0-164 0 5-51 50-89 104-89 20 0 40 0 60 0 7 0 13 0 13-7 0-8-6-8-13-8-20 0-40 0-60 0-66 0-119 50-119 111s53 112 119 112c20 0 40 0 60 0 7 0 13 0 13-8s-6-8-13-8c-20 0-40 0-60 0-54 0-99-37-104-88 55 0 109 0 164 0z"><text:p/></draw:path><draw:path draw:style-name="gr3" draw:text-style-name="P5" svg:width="0.1248in" svg:height="0.1031in" svg:x="0.2638in" svg:y="0.0028in" svg:viewBox="0 0 318 263" svg:d="M177 105c-11-26-22-51-33-76-1-4-1-4-2-6 0-2 6-10 23-11 4 0 8-1 8-8 0-4-5-4-6-4-15 0-33 1-48 1-10 0-34-1-44-1-2 0-7 0-7 8 0 4 5 4 9 4 23 0 25 3 29 12 15 36 30 72 46 108-28 29-54 58-82 86-2 3-3 4-5 5-19 20-38 26-56 27-6 0-9 0-9 8 1 2 0 5 4 5 12 0 26-1 37-1 14 0 29 1 44 1 2 0 6 0 6-8 0-5-3-5-4-5-3 0-16-1-16-12 0-5 6-12 10-17 14-14 27-27 40-41 12-12 23-26 35-38 13 30 25 61 39 92 2 4 2 4 2 5 0 4-8 10-22 11-5 0-8 2-8 8 0 5 3 5 6 5 11 0 37-1 48-1 10 0 33 1 43 1 3 0 8 0 8-8 0-5-5-5-8-5-25 0-26-1-33-16-14-36-41-95-50-118 27-28 68-74 80-84 11-10 25-19 49-20 5 0 8 0 8-8-2-1 0-4-5-4-12 0-24 1-36 1-14 0-30-1-43-1-2 0-7 0-7 8 0 2 2 4 4 4 3 0 15 1 15 12 0 6-4 10-6 14-21 22-42 44-63 67z"><text:p/></draw:path><draw:path draw:style-name="gr3" draw:text-style-name="P5" svg:width="0.0728in" svg:height="0.0724in" svg:x="0.4531in" svg:y="0.0319in" svg:viewBox="0 0 186 185" svg:d="M93 83c-26-27-51-52-78-77-4-5-5-6-7-6-5 0-8 3-8 8 0 3 0 3 4 7 26 26 52 51 77 78-25 25-51 52-77 77-4 4-4 4-4 8s3 7 8 7c2 0 3-1 7-5 26-26 52-51 77-76 27 26 54 53 81 79 1 0 3 2 5 2 5 0 8-3 8-7 0-1 0-3-1-5 0-1-62-60-82-80 25-25 48-48 72-71 1-2 8-7 10-9 0-1 1-2 1-5 0-5-3-8-8-8-3 0-4 2-9 6-25 25-50 50-76 77z"><text:p/></draw:path><draw:path draw:style-name="gr3" draw:text-style-name="P5" svg:width="0.1083in" svg:height="0.1031in" svg:x="0.5894in" svg:y="0.0028in" svg:viewBox="0 0 276 263" svg:d="M45 233c-3 14-4 17-35 17-7 0-10 0-10 8 0 5 3 5 10 5 46 0 92 0 138 0 61 0 107-46 107-84 0-27-23-49-60-53 40-8 81-37 81-73 0-29-25-53-73-53-42 0-86 0-129 0-7 0-11 0-11 8 0 4 3 4 11 4 1 0 7 0 14 1 8 0 11 1 11 6 0 2 0 3-2 7-18 69-34 138-52 207zM103 122c8-32 17-64 25-96 3-13 4-14 20-14 17 0 35 0 51 0 33 0 42 22 42 40 0 34-33 70-80 70-19 0-39 0-58 0zM87 250c-6 0-7 0-9 0-4-1-5-1-5-4 0-1 0-2 2-9 9-35 17-70 26-106 24 0 50 0 74 0 36 0 44 27 44 43 0 39-34 76-80 76-18 0-35 0-52 0z"><text:p/></draw:path></draw:g>, כדרוש. </text:p>
      <text:p text:style-name="P67"><text:span text:style-name="T2">ח"ע: </text:span>נניח בשלילה שקיימים <draw:g text:anchor-type="as-char" svg:y="-0.1134in" draw:z-index="265" draw:name="Shape274" draw:style-name="gr1"><svg:title>TexMaths</svg:title><svg:desc>11§display§\la a, b_1 \ra, \la a, b_2 \ra \in f|_X§svg§600§FALSE§</svg:desc><draw:path draw:style-name="gr2" draw:text-style-name="P4" svg:width="1.2697in" svg:height="0.1354in" svg:x="0.0004in" svg:y="0.0071in" svg:viewBox="0 0 3226 345" svg:d="M0 0c1076 0 2150 0 3226 0 0 115 0 230 0 345-1076 0-2150 0-3226 0 0-115 0-230 0-345z"><text:p/></draw:path><draw:path draw:style-name="gr3" draw:text-style-name="P5" svg:width="0.0335in" svg:height="0.1508in" svg:x="0.0094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5" svg:width="0.0693in" svg:height="0.0681in" svg:x="0.0579in" svg:y="0.0453in" svg:viewBox="0 0 177 174" svg:d="M129 24c-8-14-19-24-37-24-45 0-92 56-92 112 0 37 21 62 51 62 7 0 27-1 50-29 3 17 17 29 35 29 14 0 22-9 29-21 7-14 12-37 12-38 0-4-4-4-5-4-4 0-4 1-5 7-6 25-14 48-30 48-11 0-12-10-12-17 0-9 1-12 6-29 4-17 4-21 9-35 4-19 8-37 13-54 3-11 3-11 3-13 0-7-5-10-12-10-9 0-14 9-15 16zM103 124c-2 7-2 8-7 15-18 21-33 27-44 27-19 0-25-22-25-36 0-20 13-67 21-85 12-23 30-37 45-37 26 0 31 32 31 34s-1 4-2 6c-7 26-12 51-19 76z"><text:p/></draw:path><draw:path draw:style-name="gr3" draw:text-style-name="P5" svg:width="0.0173in" svg:height="0.0453in" svg:x="0.1457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5" svg:width="0.0555in" svg:height="0.1059in" svg:x="0.2071in" svg:y="0.0071in" svg:viewBox="0 0 142 270" svg:d="M75 3c-2-1 0-3-6-3-9 0-37 2-47 3-3 0-8 1-8 8 0 4 5 4 10 4 19 0 19 4 19 7s-3 17-5 24c-11 42-20 84-31 126-6 20-7 24-7 37 0 38 21 61 49 61 46 0 93-58 93-111 0-36-20-62-51-62-17 0-34 11-45 23 10-40 19-78 29-117zM38 150c3-9 3-10 6-15 19-24 36-30 46-30 14 0 24 12 24 36 0 23-12 66-19 81-13 26-31 40-46 40-13 0-26-11-26-40 0-6 0-14 7-37 3-12 5-24 8-35z"><text:p/></draw:path><draw:path draw:style-name="gr3" draw:text-style-name="P5" svg:width="0.0386in" svg:height="0.0701in" svg:x="0.2768in" svg:y="0.0661in" svg:viewBox="0 0 99 179" svg:d="M62 8c0-7-2-8-9-8-17 18-42 18-53 18 0 3 0 6 0 10 7 0 24 0 40-8 0 45 0 91 0 137 0 9 0 13-28 13-3 0-7 0-10 0 0 3 0 6 0 9 5 0 39-1 49-1 7 0 41 1 48 1 0-3 0-6 0-9-3 0-8 0-11 0-26 0-26-4-26-13 0-50 0-100 0-149z"><text:p/></draw:path><draw:path draw:style-name="gr3" draw:text-style-name="P5" svg:width="0.0339in" svg:height="0.1508in" svg:x="0.3417in" svg:y="0in" svg:viewBox="0 0 87 384" svg:d="M85 198c2-4 2-5 2-5 0-1 0-3-2-7-23-59-45-119-69-177-2-7-5-9-8-9-5 0-8 3-8 8 0 1 0 2 2 6 23 60 45 119 68 179-23 58-45 117-68 177-2 4-2 4-2 7 0 4 4 7 8 7 5 0 6-4 8-7 24-60 46-119 69-179z"><text:p/></draw:path><draw:path draw:style-name="gr3" draw:text-style-name="P5" svg:width="0.0173in" svg:height="0.0453in" svg:x="0.4059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5" svg:width="0.0335in" svg:height="0.1508in" svg:x="0.4772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5" svg:width="0.0693in" svg:height="0.0681in" svg:x="0.5256in" svg:y="0.0453in" svg:viewBox="0 0 177 174" svg:d="M129 24c-8-14-19-24-37-24-45 0-92 56-92 112 0 37 21 62 51 62 7 0 27-1 50-29 3 17 17 29 35 29 14 0 22-9 29-21 7-14 12-37 12-38 0-4-4-4-5-4-4 0-5 1-6 7-7 25-13 48-29 48-11 0-12-10-12-17 0-9 1-12 6-29 4-17 4-21 8-35 4-19 9-37 14-54 3-11 3-11 3-13 0-7-5-10-12-10-9 0-14 9-15 16zM103 124c-2 7-2 8-7 15-18 21-33 27-44 27-20 0-25-22-25-36 0-20 13-67 21-85 12-23 30-37 45-37 25 0 30 32 30 34s0 4-1 6c-7 26-12 51-19 76z"><text:p/></draw:path><draw:path draw:style-name="gr3" draw:text-style-name="P5" svg:width="0.0177in" svg:height="0.0453in" svg:x="0.6126in" svg:y="0.0972in" svg:viewBox="0 0 46 116" svg:d="M46 41c0-26-10-41-25-41-12 0-21 10-21 21 0 10 9 21 21 21 4 0 10-2 13-6 1-1 1-1 2-1s1 0 1 6c0 28-13 51-26 65-4 3-4 4-4 5 0 4 2 5 4 5 3 0 35-30 35-75z"><text:p/></draw:path><draw:path draw:style-name="gr3" draw:text-style-name="P5" svg:width="0.0555in" svg:height="0.1059in" svg:x="0.674in" svg:y="0.0071in" svg:viewBox="0 0 142 270" svg:d="M74 3c-1-1 0-3-5-3-9 0-37 2-47 3-3 0-8 1-8 8 0 4 4 4 10 4 19 0 19 4 19 7s-3 17-6 24c-10 42-21 84-30 126-6 20-7 24-7 37 0 38 21 61 49 61 46 0 93-58 93-111 0-36-20-62-51-62-18 0-34 11-46 23 10-40 19-78 29-117zM37 150c3-9 3-10 7-15 19-24 36-30 46-30 13 0 24 12 24 36 0 23-13 66-19 81-14 26-31 40-46 40-13 0-26-11-26-40 0-6 0-14 7-37 2-12 5-24 7-35z"><text:p/></draw:path><draw:path draw:style-name="gr3" draw:text-style-name="P5" svg:width="0.0465in" svg:height="0.0701in" svg:x="0.739in" svg:y="0.0661in" svg:viewBox="0 0 119 179" svg:d="M119 130c-4 0-6 0-9 0-1 7-3 22-7 25-2 1-23 1-27 1-17 0-33 0-50 0 29-25 39-32 54-45 20-15 39-33 39-58 0-33-29-53-63-53s-56 24-56 48c0 15 11 16 14 16 7 0 15-5 15-14 0-6-3-15-17-15 9-18 28-25 40-25 27 0 41 21 41 43 0 23-17 42-26 52-22 21-43 41-65 63-2 4-2 4-2 11 37 0 74 0 111 0 2-16 6-33 8-49z"><text:p/></draw:path><draw:path draw:style-name="gr3" draw:text-style-name="P5" svg:width="0.0339in" svg:height="0.1508in" svg:x="0.8091in" svg:y="0in" svg:viewBox="0 0 87 384" svg:d="M85 198c2-4 2-5 2-5 0-1 0-3-2-7-23-59-45-119-69-177-2-7-4-9-8-9-5 0-8 3-8 8 0 1 0 2 2 6 23 60 45 119 68 179-23 58-45 117-68 177-2 4-2 4-2 7 0 4 3 7 8 7s6-4 8-7c24-60 46-119 69-179z"><text:p/></draw:path><draw:path draw:style-name="gr3" draw:text-style-name="P5" svg:width="0.076in" svg:height="0.087in" svg:x="0.9146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5" svg:width="0.0752in" svg:height="0.137in" svg:x="1.0539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3 72-2 0-12 0-19-7 18-1 21-15 21-21 0-9-6-14-14-14-10 0-21 9-21 24 0 17 16 26 33 26 21 0 36-22 43-37 12-25 22-71 22-74 8-40 15-81 23-120z"><text:p/></draw:path><draw:path draw:style-name="gr3" draw:text-style-name="P5" svg:width="0.0055in" svg:height="0.1508in" svg:x="1.1547in" svg:y="0in" svg:viewBox="0 0 15 384" svg:d="M15 14c0-7 0-14-7-14-8 0-8 7-8 14 0 119 0 237 0 356 0 8 0 14 8 14 7 0 7-6 7-14 0-119 0-237 0-356z"><text:p/></draw:path><draw:path draw:style-name="gr3" draw:text-style-name="P5" svg:width="0.0937in" svg:height="0.072in" svg:x="1.1843in" svg:y="0.0634in" svg:viewBox="0 0 239 184" svg:d="M136 80c9-8 18-16 27-25 34-34 45-44 69-46 3 0 7 0 7-6 0-3-3-2-4-3-8 0-17 1-26 1-7 0-24-1-31-1-2 0-5 0-5 6 1 1 0 3 4 3 2 1 9 1 9 8 0 3-5 7-7 11-2 1-36 35-46 45-9-18-19-36-27-53-2-1-2-2-2-3 0-3 5-7 15-8 1 0 5 0 5-6-1-1-1-3-4-3-7 0-13 0-19 0-5 0-12 1-17 1s-11 0-16-1c-5 0-11 0-15 0-1 0-6 0-6 6 0 3 4 3 8 3 15 0 18 3 20 9 13 24 25 48 38 73-5 5-10 10-15 16-6 5-18 17-23 22-33 33-44 44-68 45-4 0-7 0-7 7 0 1 1 3 3 3 8 0 18-1 26-1 4 0 11 0 16 0 4 1 10 1 15 1 2 0 6 0 6-6 0-4-3-4-6-4-2 0-7-1-7-7 0-4 3-7 9-13 18-19 36-36 55-54 11 21 22 42 33 64 1 2 1 2 2 3 0 3-6 6-15 7-3 0-6 0-6 7 1 1 0 3 4 3 6 0 13-1 19-1 5 0 12 0 18 0 4 0 11 0 15 0 4 1 11 1 15 1 1 0 6 0 6-6 0-4-3-4-8-4-16 0-17-3-20-8-14-28-29-57-44-86z"><text:p/></draw:path></draw:g>. לפי הגדרתה בעקרון ההפרדה, <draw:g text:anchor-type="as-char" svg:y="-0.1134in" draw:z-index="266" draw:name="Shape275" draw:style-name="gr1"><svg:title>TexMaths</svg:title><svg:desc>11§display§\la a, b_1 \ra \in f \land \la a, b_2 \ra \in f \land a \in X§svg§600§FALSE§</svg:desc><draw:path draw:style-name="gr2" draw:text-style-name="P4" svg:width="2.0717in" svg:height="0.1358in" svg:x="0.0004in" svg:y="0.0071in" svg:viewBox="0 0 5263 346" svg:d="M2632 346c-878 0-1754 0-2632 0 0-116 0-230 0-346 1754 0 3509 0 5263 0 0 116 0 230 0 346-877 0-1754 0-2631 0z"><text:p/></draw:path><draw:path draw:style-name="gr3" draw:text-style-name="P5" svg:width="0.0335in" svg:height="0.1512in" svg:x="0.0094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5" svg:width="0.0693in" svg:height="0.0685in" svg:x="0.0579in" svg:y="0.0453in" svg:viewBox="0 0 177 175" svg:d="M129 25c-7-14-19-25-36-25-45 0-93 57-93 113 0 37 21 62 52 62 7 0 26-1 49-29 3 16 17 29 35 29 15 0 23-9 29-21 7-14 12-37 12-38 0-4-3-4-4-4-5 0-5 1-6 7-6 25-14 47-30 47-9 0-11-10-11-17 0-9 0-11 5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5" svg:width="0.0173in" svg:height="0.0453in" svg:x="0.1457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5" svg:width="0.0559in" svg:height="0.1063in" svg:x="0.2071in" svg:y="0.0071in" svg:viewBox="0 0 143 271" svg:d="M75 4c0-1 0-4-6-4-9 0-36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5" svg:width="0.0386in" svg:height="0.0701in" svg:x="0.2768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5" svg:width="0.0335in" svg:height="0.1512in" svg:x="0.3421in" svg:y="0in" svg:viewBox="0 0 86 385" svg:d="M84 199c2-4 2-4 2-5 0-2 0-2-2-7-22-59-46-119-68-178-2-7-4-9-8-9-5 0-8 3-8 8 0 1 0 2 1 6 23 60 46 119 69 180-23 58-46 118-69 176-1 4-1 5-1 8 0 4 3 7 8 7 4 0 6-4 7-7 23-60 45-119 69-179z"><text:p/></draw:path><draw:path draw:style-name="gr3" draw:text-style-name="P5" svg:width="0.0752in" svg:height="0.087in" svg:x="0.4476in" svg:y="0.0307in" svg:viewBox="0 0 192 222" svg:d="M179 120c7 0 13 0 13-8 0-9-6-9-13-9-55 0-109 0-164 0 5-50 50-88 104-88 20 0 40 0 60 0 7 0 13 0 13-7 0-8-6-8-13-8-20 0-40 0-60 0-66 0-119 50-119 112s53 110 119 110c20 0 40 0 60 0 7 0 13 0 13-7s-6-7-13-7c-20 0-40 0-60 0-54 0-99-37-104-88 55 0 109 0 164 0z"><text:p/></draw:path><draw:path draw:style-name="gr3" draw:text-style-name="P5" svg:width="0.0752in" svg:height="0.1374in" svg:x="0.5866in" svg:y="0.0067in" svg:viewBox="0 0 192 350" svg:d="M121 118c11 0 23 0 34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839in" svg:height="0.0937in" svg:x="0.7118in" svg:y="0.0217in" svg:viewBox="0 0 214 239" svg:d="M117 9c-4-7-6-9-10-9-5 0-6 3-8 9-32 71-65 143-97 215-2 4-2 5-2 7 0 5 3 8 8 8 2 0 5-1 8-8 30-67 61-135 91-203 30 68 60 136 91 203 3 8 8 8 9 8 4 0 7-3 7-8 0-1 0-2-2-6-32-72-64-145-95-216z"><text:p/></draw:path><draw:path draw:style-name="gr3" draw:text-style-name="P5" svg:width="0.0339in" svg:height="0.1512in" svg:x="0.8551in" svg:y="0in" svg:viewBox="0 0 87 385" svg:d="M85 15c2-4 2-5 2-7 0-5-3-8-8-8-3 0-6 2-9 9-23 59-45 118-68 177 0 2-2 4-2 8 0 1 0 1 2 5 23 59 45 118 68 176 1 5 4 10 9 10s8-3 8-7c0-1 0-3-2-7-23-59-45-119-69-177 24-60 46-119 69-179z"><text:p/></draw:path><draw:path draw:style-name="gr3" draw:text-style-name="P5" svg:width="0.0693in" svg:height="0.0685in" svg:x="0.9043in" svg:y="0.0453in" svg:viewBox="0 0 177 175" svg:d="M129 25c-8-14-19-25-37-25-45 0-92 57-92 113 0 37 21 62 51 62 7 0 27-1 50-29 3 16 17 29 35 29 14 0 22-9 29-21 7-14 12-37 12-38 0-4-4-4-5-4-4 0-5 1-6 7-7 25-13 47-29 47-11 0-12-10-12-17 0-9 1-11 6-29 4-17 4-20 8-34 4-18 9-36 14-54 3-11 3-12 3-13 0-7-5-11-12-11-9 0-14 9-15 17zM103 124c-2 8-2 8-7 15-18 22-33 27-44 27-20 0-25-21-25-36 0-19 13-66 21-84 12-23 30-37 45-37 25 0 30 32 30 34s0 4-1 7c-7 24-12 49-19 74z"><text:p/></draw:path><draw:path draw:style-name="gr3" draw:text-style-name="P5" svg:width="0.0177in" svg:height="0.0453in" svg:x="0.9913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5" svg:width="0.0555in" svg:height="0.1063in" svg:x="1.0528in" svg:y="0.0071in" svg:viewBox="0 0 142 271" svg:d="M74 4c0-1 0-4-5-4-9 0-37 3-47 3-3 1-8 1-8 8 0 6 4 6 10 6 19 0 19 2 19 6 0 2-3 16-6 23-10 42-21 84-30 127-6 19-7 25-7 37 0 37 21 61 49 61 46 0 93-57 93-112 0-36-20-62-51-62-18 0-34 11-46 23 10-39 19-77 29-116zM37 150c4-8 4-9 7-13 19-26 36-31 46-31 13 0 24 11 24 36 0 23-13 66-19 80-14 27-31 40-46 40-13 0-26-10-26-38 0-8 0-15 7-39 2-12 5-24 7-35z"><text:p/></draw:path><draw:path draw:style-name="gr3" draw:text-style-name="P5" svg:width="0.0465in" svg:height="0.0701in" svg:x="1.1177in" svg:y="0.0661in" svg:viewBox="0 0 119 179" svg:d="M119 130c-4 0-6 0-9 0-1 5-3 22-7 24-2 2-23 2-27 2-17 0-33 0-50 0 29-25 39-33 54-45 21-16 39-33 39-58 0-33-29-53-63-53s-56 23-56 48c0 14 11 15 14 15 7 0 15-5 15-15 0-4-3-14-17-14 9-19 28-24 40-24 27 0 41 21 41 43 0 23-17 42-25 52-22 21-44 41-66 63-2 3-2 4-2 11 37 0 74 0 111 0 2-16 6-33 8-49z"><text:p/></draw:path><draw:path draw:style-name="gr3" draw:text-style-name="P5" svg:width="0.0339in" svg:height="0.1512in" svg:x="1.1874in" svg:y="0in" svg:viewBox="0 0 87 385" svg:d="M85 199c2-4 2-4 2-5 0-2 0-2-2-7-23-59-45-119-69-178-2-7-4-9-8-9-5 0-8 3-8 8 0 1 0 2 2 6 23 60 45 119 68 180-23 58-45 118-68 176-2 4-2 5-2 8 0 4 3 7 8 7s6-4 8-7c24-60 46-119 69-179z"><text:p/></draw:path><draw:path draw:style-name="gr3" draw:text-style-name="P5" svg:width="0.076in" svg:height="0.087in" svg:x="1.2929in" svg:y="0.0307in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3" draw:text-style-name="P5" svg:width="0.0752in" svg:height="0.1374in" svg:x="1.4323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2 0-12 7 0 5 5 5 11 5 9 0 18 0 27 0-10 50-20 100-30 151-7 37-13 72-33 72-2 0-12 0-19-6 18-1 21-16 21-21 0-9-6-13-14-13-10 0-21 8-21 23 0 17 16 26 33 26 21 0 36-23 43-37 13-25 22-71 22-74 8-40 15-80 23-121z"><text:p/></draw:path><draw:path draw:style-name="gr3" draw:text-style-name="P5" svg:width="0.0846in" svg:height="0.0937in" svg:x="1.5571in" svg:y="0.0217in" svg:viewBox="0 0 216 239" svg:d="M117 9c-4-7-6-9-9-9-5 0-7 3-9 9-32 71-64 143-96 215-2 4-3 5-3 7 0 5 4 8 8 8 3 0 6-1 10-8 29-67 60-135 90-203 31 68 60 136 91 203 3 8 7 8 9 8 4 0 8-3 8-8 0-1 0-2-3-6-32-72-65-145-96-216z"><text:p/></draw:path><draw:path draw:style-name="gr3" draw:text-style-name="P5" svg:width="0.0693in" svg:height="0.0685in" svg:x="1.6902in" svg:y="0.0453in" svg:viewBox="0 0 177 175" svg:d="M130 25c-8-14-19-25-37-25-45 0-93 57-93 113 0 37 22 62 52 62 7 0 27-1 50-29 4 16 17 29 35 29 14 0 22-9 29-21 7-14 11-37 11-38 0-4-3-4-4-4-4 0-5 1-6 7-6 25-13 47-28 47-11 0-13-10-13-17 0-9 2-11 6-29 3-17 4-20 8-34 4-18 10-36 14-54 2-11 2-12 2-13 0-7-4-11-11-11-9 0-14 9-15 17zM104 124c-2 8-2 8-7 15-18 22-33 27-44 27-20 0-26-21-26-36 0-19 14-66 22-84 13-23 29-37 46-37 24 0 29 32 29 34s0 4-1 7c-6 24-12 49-19 74z"><text:p/></draw:path><draw:path draw:style-name="gr3" draw:text-style-name="P5" svg:width="0.076in" svg:height="0.087in" svg:x="1.8197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3" draw:text-style-name="P5" svg:width="0.1252in" svg:height="0.1028in" svg:x="1.9547in" svg:y="0.0098in" svg:viewBox="0 0 319 262" svg:d="M177 105c-11-27-21-52-32-77-1-4-1-4-2-5 0-2 7-10 23-11 3-1 8-1 8-8 0-4-6-4-7-4-15 0-32 1-48 1-10 0-33-1-43-1-2 0-8 0-8 8 0 4 5 4 9 4 24 0 26 3 30 12 15 37 29 72 45 108-28 29-54 57-82 86-1 2-3 3-4 4-20 21-37 27-57 28-6 1-9 1-9 8 0 1 0 4 5 4 11 0 25-1 37-1 14 0 29 1 43 1 2 0 6 0 6-8 0-3-3-4-4-4-3 0-16-1-16-12 0-6 6-12 11-17 14-13 27-27 40-40 11-14 23-27 34-39 13 31 27 62 40 91 1 5 1 5 1 6 0 3-7 10-22 11-5 1-8 1-8 8 0 4 5 4 6 4 11 0 38-1 49-1 9 0 33 1 43 1 2 0 7 0 7-8 0-4-4-4-7-4-26 0-26-1-33-17-15-35-42-94-51-117 27-28 68-74 80-85 12-9 26-18 49-19 6-1 9-1 9-8 0-1 0-4-6-4-11 0-24 1-36 1-14 0-28-1-43-1-2 0-7 0-7 8 0 2 2 3 5 4 3 0 15 1 15 11 0 6-4 11-7 14-21 22-42 44-63 68z"><text:p/></draw:path></draw:g><text:s/>וזו תמיד סתירה להיות <draw:g text:anchor-type="as-char" svg:y="-0.1075in" draw:z-index="267" draw:name="Shape276" draw:style-name="gr1"><svg:title>TexMaths</svg:title><svg:desc>11§display§f§svg§600§FALSE§</svg:desc><draw:path draw:style-name="gr2" draw:text-style-name="P4" svg:width="0.0673in" svg:height="0.1217in" svg:x="0.0004in" svg:y="0.0075in" svg:viewBox="0 0 172 310" svg:d="M0 0c57 0 115 0 172 0 0 103 0 207 0 310-57 0-115 0-172 0 0-103 0-207 0-310z"><text:p/></draw:path><draw:path draw:style-name="gr3" draw:text-style-name="P5" svg:width="0.0748in" svg:height="0.1374in" svg:x="0.0008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פונקציה. </text:p>
      <text:p text:style-name="P67"><text:span text:style-name="T2">מליאות: </text:span>שקול להיות הדומיין <draw:g text:anchor-type="as-char" svg:y="-0.1083in" draw:z-index="268" draw:name="Shape277" draw:style-name="gr1"><svg:title>TexMaths</svg:title><svg:desc>11§display§A§svg§600§FALSE§</svg:desc><draw:path draw:style-name="gr2" draw:text-style-name="P4" svg:width="0.0929in" svg:height="0.0921in" svg:x="0.0031in" svg:y="0.0079in" svg:viewBox="0 0 237 235" svg:d="M0 0c79 0 158 0 237 0 0 78 0 157 0 235-79 0-158 0-237 0 0-78 0-157 0-235z"><text:p/></draw:path><draw:path draw:style-name="gr3" draw:text-style-name="P5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. </text:p>
      <text:p text:style-name="P67"><text:span text:style-name="T2">דומיין </text:span><text:span text:style-name="T2"><draw:g text:anchor-type="as-char" svg:y="-0.1071in" draw:z-index="282" draw:name="Shape278" draw:style-name="gr1"><svg:title>TexMaths</svg:title><svg:desc>11§display§\bm{A}§svg§600§FALSE§</svg:desc><draw:path draw:style-name="gr2" draw:text-style-name="P4" svg:width="0.1106in" svg:height="0.0913in" svg:x="0.0012in" svg:y="0.0071in" svg:viewBox="0 0 282 233" svg:d="M141 233c-47 0-94 0-141 0 0-78 0-155 0-233 94 0 189 0 282 0 0 78 0 155 0 233-47 0-95 0-141 0z"><text:p/></draw:path><draw:path draw:style-name="gr3" draw:text-style-name="P5" svg:width="0.1193in" svg:height="0.1071in" svg:x="0.0004in" svg:y="0in" svg:viewBox="0 0 304 273" svg:d="M230 11c-1-9-3-11-12-11s-12 2-17 10c-50 77-101 153-151 230-5 8-9 14-38 14-5 0-12 0-12 12 0 2 2 7 8 7 11 0 24-1 36-1 14 0 29 1 43 1 2 0 10 0 10-11 0-8-7-8-10-8s-13 0-22-3c11-18 23-35 35-54 35 0 70 0 104 0 3 19 7 37 9 56-8 1-20 1-26 1-7 0-13 0-13 12 0 5 4 7 8 7 13 0 45-1 57-1 9 0 18 0 27 0s18 1 27 1c4 0 11 0 11-11 0-8-5-8-15-8-6 0-10 0-16 0-4 0-4-1-6-8-12-78-24-157-37-235zM184 68c6 37 11 74 17 110-29 0-59 0-89 0 25-36 49-73 72-110z"><text:p/></draw:path></draw:g></text:span><text:span text:style-name="T2">: </text:span><text:span text:style-name="T12">נתון יחס </text:span><text:span text:style-name="T12"><draw:g text:anchor-type="as-char" svg:y="-0.1134in" draw:z-index="301" draw:name="Shape279" draw:style-name="gr1"><svg:title>TexMaths</svg:title><svg:desc>11§display§f|_x \in X \times B§svg§600§FALSE§</svg:desc><draw:path draw:style-name="gr2" draw:text-style-name="P4" svg:width="0.8181in" svg:height="0.1354in" svg:x="0.0004in" svg:y="0.0071in" svg:viewBox="0 0 2079 345" svg:d="M0 0c693 0 1386 0 2079 0 0 115 0 230 0 345-693 0-1386 0-2079 0 0-115 0-230 0-345z"><text:p/></draw:path><draw:path draw:style-name="gr3" draw:text-style-name="P5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5" svg:width="0.0055in" svg:height="0.1508in" svg:x="0.102in" svg:y="0in" svg:viewBox="0 0 15 384" svg:d="M15 14c0-7 0-14-7-14-8 0-8 7-8 14 0 119 0 237 0 356 0 8 0 14 8 14 7 0 7-6 7-14 0-119 0-237 0-356z"><text:p/></draw:path><draw:path draw:style-name="gr3" draw:text-style-name="P5" svg:width="0.0567in" svg:height="0.0472in" svg:x="0.1307in" svg:y="0.0894in" svg:viewBox="0 0 145 121" svg:d="M55 90c-3 9-12 25-26 25-5-3-9 0-15-5 11-3 12-13 12-14 0-7-4-10-11-10s-15 5-15 16c0 14 15 19 29 19 12 0 23-8 30-19 6 15 21 19 32 19 31 0 48-33 48-41 0-3-4-3-5-3-3 0-4 1-5 4-6 19-21 34-37 34-11 0-16-8-16-18 0-8 6-32 14-62 5-21 18-27 27-27 4 1 8 0 14 3-9 2-12 10-12 15 0 6 4 10 11 10 6 0 15-5 15-16 0-16-17-20-28-20-14 0-25 9-30 19-6-11-18-19-33-19-30 0-47 33-47 41 0 4 3 4 4 4 3 0 3-1 5-5 7-21 24-32 37-32 9 0 16 4 16 17 0 6-3 19-5 28-4 12-6 24-9 37z"><text:p/></draw:path><draw:path draw:style-name="gr3" draw:text-style-name="P5" svg:width="0.076in" svg:height="0.087in" svg:x="0.2571in" svg:y="0.0307in" svg:viewBox="0 0 194 222" svg:d="M179 120c7 0 15 0 15-8 0-7-8-7-15-7-55 0-109 0-164 0 6-52 50-88 104-88 20 0 40 0 60 0 7 0 15-2 15-9 0-8-8-8-15-8-20 0-40 0-60 0-66 0-119 51-119 112 0 62 53 110 119 110 20 0 40 0 60 0 7 0 15 0 15-7 0-8-8-7-15-7-20 0-40 0-60 0-54 0-98-36-104-88 55 0 109 0 164 0z"><text:p/></draw:path><draw:path draw:style-name="gr3" draw:text-style-name="P5" svg:width="0.1248in" svg:height="0.1031in" svg:x="0.3925in" svg:y="0.0098in" svg:viewBox="0 0 318 263" svg:d="M177 106c-11-27-22-52-33-77-1-4-1-5-1-6 0-2 7-9 22-11 4 0 8 0 8-6s-5-6-6-6c-15 0-32 1-48 1-10 0-34-1-43-1-3 0-8 0-8 8 0 4 5 4 9 4 23 0 25 5 30 12 15 37 29 72 45 108-28 29-54 58-82 87-2 1-3 2-5 3-19 21-36 28-56 29-6 0-9 0-9 8 2 2 0 4 5 4 11 0 25-2 37-2 14 0 28 2 43 2 2 0 6 0 6-9 0-3-3-3-4-3-3-1-16-1-16-12 0-7 6-12 10-18 14-13 27-27 40-40 12-14 23-26 35-38 13 31 25 61 39 92 2 3 1 3 2 4 0 3-8 10-22 12-5 0-8 0-8 7 0 5 5 5 6 5 11 0 37-2 48-2 10 0 34 2 43 2 3 0 8 0 8-8 0-4-5-4-7-4-26-1-27-2-34-18-14-35-41-94-50-117 27-27 68-73 80-84 11-9 26-19 49-20 5 0 8 0 8-8-1-1 0-4-5-4-12 0-24 1-36 1-14 0-28-1-43-1-2 0-7 0-7 8 0 3 2 4 4 4 4 1 15 1 15 12 0 6-3 11-6 15-21 22-42 44-63 67z"><text:p/></draw:path><draw:path draw:style-name="gr3" draw:text-style-name="P5" svg:width="0.0728in" svg:height="0.0724in" svg:x="0.5819in" svg:y="0.0398in" svg:viewBox="0 0 186 185" svg:d="M93 81c-25-25-51-50-77-75-5-6-5-6-8-6-5 0-8 3-8 8 0 2 1 3 4 7 27 26 52 51 78 77-26 26-51 51-78 78-3 4-4 5-4 7 0 5 3 8 8 8 3 0 3 0 8-6 26-25 51-50 76-76 27 27 54 53 81 80 1 1 3 2 5 2 6 0 8-3 8-8 0-2 0-2-1-4-27-28-62-61-81-81 24-24 48-47 71-70 2-2 8-8 10-10 0-1 1-2 1-4 0-5-2-8-8-8-2 0-4 1-9 6-25 25-50 50-76 75z"><text:p/></draw:path><draw:path draw:style-name="gr3" draw:text-style-name="P5" svg:width="0.1083in" svg:height="0.1031in" svg:x="0.7181in" svg:y="0.0098in" svg:viewBox="0 0 276 263" svg:d="M46 232c-4 16-5 19-35 19-7 0-11 0-11 8 0 4 3 4 11 4 46 0 91 0 137 0 62 0 107-46 107-82 0-28-22-51-59-54 39-8 80-37 80-73 0-29-25-54-71-54-43 0-87 0-130 0-8 0-12 0-12 8 0 4 4 4 11 4 1 0 8 0 15 1s10 1 10 7c0 1 0 2-1 6-18 69-34 138-52 206zM104 122c8-32 16-63 24-94 4-15 4-16 20-16 17 0 35 0 51 0 34 0 42 23 42 40 0 34-33 70-80 70-19 0-38 0-57 0zM87 251c-6 0-7 0-9-1-3 0-4 0-4-3 0-1 0-3 1-9 9-35 18-72 27-107 24 0 49 0 73 0 37 0 44 29 44 45 0 38-34 75-79 75-18 0-36 0-53 0z"><text:p/></draw:path></draw:g></text:span><text:span text:style-name="T12">, נוכיח </text:span>יהי <draw:g text:anchor-type="as-char" svg:y="-0.1035in" draw:z-index="269" draw:name="Shape280" draw:style-name="gr1"><svg:title>TexMaths</svg:title><svg:desc>11§display§x \in X§svg§600§FALSE§</svg:desc><draw:path draw:style-name="gr2" draw:text-style-name="P4" svg:width="0.3858in" svg:height="0.0933in" svg:x="0.0039in" svg:y="0.0071in" svg:viewBox="0 0 981 238" svg:d="M491 238c-164 0-327 0-491 0 0-79 0-159 0-238 327 0 654 0 981 0 0 79 0 159 0 238-164 0-328 0-490 0z"><text:p/></draw:path><draw:path draw:style-name="gr3" draw:text-style-name="P5" svg:width="0.0752in" svg:height="0.0677in" svg:x="0.0004in" svg:y="0.0362in" svg:viewBox="0 0 192 173" svg:d="M118 54c3-10 12-46 38-46 2 0 11 0 20 5-11 2-19 12-19 21 0 7 5 13 15 13 8 0 20-6 20-22 0-20-21-25-35-25-23 0-36 20-40 29-10-26-31-29-42-29-41 0-63 49-63 59 0 4 3 2 4 4 4 0 5 0 6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5" svg:width="0.0752in" svg:height="0.0874in" svg:x="0.1382in" svg:y="0.0217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5" svg:width="0.1252in" svg:height="0.1028in" svg:x="0.2724in" svg:y="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6 1 16 12c0 6-5 10-8 14-21 22-42 44-63 67z"><text:p/></draw:path></draw:g>, נוכיח <draw:g text:anchor-type="as-char" svg:y="-0.1134in" draw:z-index="283" draw:name="Shape281" draw:style-name="gr1"><svg:title>TexMaths</svg:title><svg:desc>11§display§dom(f_X) = X§svg§600§FALSE§</svg:desc><draw:path draw:style-name="gr2" draw:text-style-name="P4" svg:width="0.911in" svg:height="0.1358in" svg:x="0.0024in" svg:y="0.0071in" svg:viewBox="0 0 2315 346" svg:d="M1158 346c-386 0-772 0-1158 0 0-116 0-230 0-346 772 0 1543 0 2315 0 0 116 0 230 0 346-386 0-772 0-1157 0z"><text:p/></draw:path><draw:path draw:style-name="gr3" draw:text-style-name="P5" svg:width="0.0724in" svg:height="0.1063in" svg:x="0.0004in" svg:y="0.0071in" svg:viewBox="0 0 185 271" svg:d="M185 4c0-1 0-4-6-4-5 0-43 3-49 4-2 0-6 3-6 7 0 6 5 6 10 6 19 0 19 2 19 6 0 2-1 6-1 8-8 31-16 60-23 91-7-14-18-25-36-25-45 0-93 57-93 112 0 37 22 62 52 62 7 0 27-1 50-29 2 16 17 29 35 29 14 0 22-9 29-21 7-14 11-38 11-39 0-3-3-3-4-3-5 0-5 1-6 7-6 25-13 47-30 47-9 0-11-10-11-18s2-12 3-18c18-74 37-148 56-222zM103 220c-1 8-1 8-7 15-17 22-32 27-43 27-20 0-26-21-26-36 0-18 13-65 22-83 11-23 29-37 44-37 26 0 31 32 31 34s-1 4-1 6c-6 25-13 50-20 74z"><text:p/></draw:path><draw:path draw:style-name="gr3" draw:text-style-name="P5" svg:width="0.0646in" svg:height="0.0685in" svg:x="0.0799in" svg:y="0.0453in" svg:viewBox="0 0 165 175" svg:d="M165 65c0-40-28-65-62-65-51 0-103 55-103 110 0 38 25 65 62 65 50 0 103-53 103-110zM62 166c-17 0-33-12-33-42 0-18 9-60 22-80 18-30 40-35 51-35 23 0 34 19 34 42 0 14-7 55-22 80-13 22-35 35-52 35z"><text:p/></draw:path><draw:path draw:style-name="gr3" draw:text-style-name="P5" svg:width="0.124in" svg:height="0.0685in" svg:x="0.152in" svg:y="0.0453in" svg:viewBox="0 0 316 175" svg:d="M22 148c-1 6-3 15-3 17 0 7 5 10 11 10 5 0 12-3 14-11 1-1 5-19 8-29 3-12 5-23 8-34 3-9 5-17 7-26 1-7 4-18 4-19 7-12 27-47 64-47 17 0 21 14 21 26 0 10-3 21-6 33-4 15-8 29-11 44-3 10-6 20-8 30-1 8-5 21-5 23 0 7 6 10 11 10 13 0 15-10 18-22 6-22 20-78 23-92 1-6 22-52 64-52 16 0 21 13 21 26 0 22-17 66-24 87-4 9-5 13-5 21 0 19 13 32 31 32 36 0 51-56 51-59 0-4-4-4-5-4-3 0-3 1-5 7-6 20-19 47-40 47-6 0-9-3-9-12 0-10 4-19 7-27 8-20 23-63 23-85 0-25-15-42-44-42s-48 18-63 37c-1-4-2-17-13-27-9-8-22-10-31-10-35 0-54 25-60 34-2-22-19-34-36-34-18 0-25 15-29 22-7 13-11 36-11 37 0 5 3 5 4 5 4 0 5-1 7-9 7-27 14-46 27-46 7 0 13 3 13 17 0 8-2 13-6 32-8 30-15 60-23 90z"><text:p/></draw:path><draw:path draw:style-name="gr3" draw:text-style-name="P5" svg:width="0.0346in" svg:height="0.1512in" svg:x="0.2961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5" svg:width="0.0752in" svg:height="0.1374in" svg:x="0.348in" svg:y="0.0067in" svg:viewBox="0 0 192 350" svg:d="M121 118c11 0 23 0 34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937in" svg:height="0.0724in" svg:x="0.4201in" svg:y="0.0634in" svg:viewBox="0 0 239 185" svg:d="M136 81c9-8 18-16 27-25 34-34 45-45 69-46 3 0 7 0 7-6 0-3-3-3-4-4-8 0-17 1-26 1-7 0-24-1-31-1-2 0-5 1-5 7 1 1 0 3 4 3 2 0 9 1 9 7 0 4-5 8-7 11-2 2-36 35-46 46-9-18-19-35-27-53-2-1-2-3-2-4 0-3 5-7 15-7 1 0 5 0 5-6 0-1 0-4-4-4-7 0-13 1-19 1-5 0-12 0-17 0s-11 0-16 0-11-1-15-1c-1 0-6 0-6 7 0 3 4 3 8 3 16 0 18 2 20 8 13 25 25 49 38 74-5 5-10 10-15 16-6 4-18 16-23 22-33 33-44 44-68 45-4 0-7 0-7 6 0 1 1 4 3 4 8 0 18-1 26-1 4 0 12 0 16 0s11 1 15 1c2 0 6 0 6-6 0-4-3-4-6-4-2 0-7-1-7-7 0-4 3-7 9-14 18-19 36-36 55-54 11 21 22 43 33 65 1 2 1 2 2 3 0 2-6 6-15 7-3 0-6 0-6 6 0 1 0 4 4 4 6 0 13-1 19-1 5 0 12 0 18 0 4 0 11 0 15 0s11 1 15 1c1 0 6 0 6-7 0-3-3-3-8-3-16 0-17-3-20-8-14-28-29-57-44-86z"><text:p/></draw:path><draw:path draw:style-name="gr3" draw:text-style-name="P5" svg:width="0.0346in" svg:height="0.1512in" svg:x="0.5386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5" svg:width="0.1004in" svg:height="0.0354in" svg:x="0.639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1252in" svg:height="0.1028in" svg:x="0.7957in" svg:y="0.0098in" svg:viewBox="0 0 319 262" svg:d="M177 105c-11-27-21-52-32-77-1-4-1-4-2-5 0-2 7-10 23-11 3-1 8-1 8-8 0-4-6-4-7-4-15 0-32 1-48 1-10 0-33-1-43-1-2 0-8 0-8 8 0 4 5 4 10 4 23 0 25 3 29 12 15 37 29 72 45 108-28 29-54 57-82 86-1 2-3 3-4 4-20 21-37 27-57 28-6 1-9 1-9 8 0 1 0 4 5 4 11 0 25-1 37-1 14 0 29 1 43 1 2 0 7 0 7-8 0-3-4-4-5-4-3 0-16-1-16-12 0-6 7-12 11-17 14-13 27-27 40-40 11-14 23-27 34-39 13 31 27 62 40 91 1 5 1 5 1 6 0 3-7 10-22 11-5 1-8 1-8 8 0 4 5 4 6 4 11 0 38-1 49-1 9 0 33 1 43 1 2 0 7 0 7-8 0-4-4-4-7-4-26 0-26-1-33-17-15-35-42-94-51-117 27-28 68-74 80-85 12-9 26-18 49-19 6-1 9-1 9-8 0-1 0-4-6-4-11 0-24 1-36 1-14 0-28-1-43-1-2 0-6 0-6 8 0 2 1 3 4 4 3 0 15 1 15 11 0 6-4 11-7 14-21 22-42 44-63 68z"><text:p/></draw:path></draw:g>. נוכיח בעזרת הכלה דו כיוונית (או גרירה דו כיוונית, או איך שלא רוצים לפרש את זה): </text:p>
      <text:list text:style-name="L10">
        <text:list-item>
          <text:p text:style-name="P70"><text:span text:style-name="T31">יהי </text:span><text:span text:style-name="T31"><draw:g text:anchor-type="as-char" svg:y="-0.1035in" draw:z-index="284" draw:name="Shape282" draw:style-name="gr1"><svg:title>TexMaths</svg:title><svg:desc>11§display§x \in X§svg§600§FALSE§</svg:desc><draw:path draw:style-name="gr2" draw:text-style-name="P4" svg:width="0.3858in" svg:height="0.0933in" svg:x="0.0039in" svg:y="0.0071in" svg:viewBox="0 0 981 238" svg:d="M491 238c-164 0-327 0-491 0 0-79 0-159 0-238 327 0 654 0 981 0 0 79 0 159 0 238-164 0-328 0-490 0z"><text:p/></draw:path><draw:path draw:style-name="gr3" draw:text-style-name="P5" svg:width="0.0756in" svg:height="0.0677in" svg:x="0.0004in" svg:y="0.0362in" svg:viewBox="0 0 193 173" svg:d="M118 54c3-10 12-46 38-46 2 0 11 0 20 5-11 2-19 12-19 21 0 7 5 13 15 13 8 0 21-6 21-22 0-20-22-25-36-25-23 0-36 20-40 29-10-26-31-29-42-29-41 0-63 49-63 59 0 4 3 2 4 4 4 0 5 0 6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5" svg:width="0.0752in" svg:height="0.0874in" svg:x="0.1382in" svg:y="0.0217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5" svg:width="0.1252in" svg:height="0.1028in" svg:x="0.2724in" svg:y="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6 1 16 12c0 6-5 10-8 14-21 22-42 44-63 67z"><text:p/></draw:path></draw:g></text:span><text:span text:style-name="T31">, נוכיח </text:span><text:span text:style-name="T31"><draw:g text:anchor-type="as-char" svg:y="-0.1134in" draw:z-index="285" draw:name="Shape283" draw:style-name="gr1"><svg:title>TexMaths</svg:title><svg:desc>11§display§x \in dom(f|_X)§svg§600§FALSE§</svg:desc><draw:path draw:style-name="gr2" draw:text-style-name="P4" svg:width="0.8953in" svg:height="0.1358in" svg:x="0.0039in" svg:y="0.0071in" svg:viewBox="0 0 2275 346" svg:d="M1138 346c-380 0-758 0-1138 0 0-116 0-230 0-346 758 0 1517 0 2275 0 0 116 0 230 0 346-379 0-759 0-1137 0z"><text:p/></draw:path><draw:path draw:style-name="gr3" draw:text-style-name="P5" svg:width="0.0756in" svg:height="0.0685in" svg:x="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5" svg:width="0.0756in" svg:height="0.087in" svg:x="0.1382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5" svg:width="0.0724in" svg:height="0.1063in" svg:x="0.2752in" svg:y="0.0071in" svg:viewBox="0 0 185 271" svg:d="M185 4c0-1 0-4-6-4-5 0-41 3-48 4-3 0-6 3-6 7 0 6 4 6 9 6 19 0 20 2 20 6 0 2-1 6-1 8-8 31-17 60-24 91-7-14-18-25-35-25-46 0-94 57-94 112 0 37 22 62 52 62 7 0 27-1 50-29 4 16 17 29 36 29 13 0 22-9 28-21 7-14 11-38 11-39 0-3-3-3-4-3-4 0-5 1-6 7-6 25-13 47-28 47-11 0-12-10-12-18s1-12 2-18c18-74 37-148 56-222zM105 220c-3 8-3 8-8 15-18 22-33 27-44 27-20 0-25-21-25-36 0-18 13-65 22-83 12-23 28-37 45-37 24 0 29 32 29 34s0 4-1 6c-6 25-12 50-18 74z"><text:p/></draw:path><draw:path draw:style-name="gr3" draw:text-style-name="P5" svg:width="0.0646in" svg:height="0.0685in" svg:x="0.3547in" svg:y="0.0453in" svg:viewBox="0 0 165 175" svg:d="M165 65c0-40-27-65-62-65-51 0-103 55-103 110 0 38 25 65 62 65 51 0 103-53 103-110zM62 166c-17 0-33-12-33-42 0-18 10-60 22-80 19-30 41-35 52-35 22 0 33 19 33 42 0 14-7 55-22 80-13 22-35 35-52 35z"><text:p/></draw:path><draw:path draw:style-name="gr3" draw:text-style-name="P5" svg:width="0.1244in" svg:height="0.0685in" svg:x="0.4268in" svg:y="0.0453in" svg:viewBox="0 0 317 175" svg:d="M23 148c-2 6-4 15-4 17 0 7 5 10 12 10 4 0 11-3 14-11 0-1 5-19 7-29 3-12 5-23 9-34 2-9 4-17 6-26 1-7 5-18 5-19 6-12 26-47 63-47 18 0 21 14 21 26 0 10-3 21-6 33-4 15-7 29-10 44-2 10-6 20-8 30-2 8-5 21-5 23 0 7 5 10 11 10 12 0 14-10 17-22 6-22 20-78 23-92 1-6 22-52 64-52 17 0 21 13 21 26 0 22-17 66-24 87-4 9-5 13-5 21 0 19 14 32 32 32 37 0 51-56 51-59 0-4-5-4-6-4-3 0-3 1-5 7-6 20-18 47-40 47-6 0-9-3-9-12 0-10 4-19 7-27 8-20 24-63 24-85 0-25-16-42-45-42-28 0-48 18-63 37 0-4-2-17-12-27-10-8-22-10-32-10-35 0-53 25-60 34-2-22-19-34-35-34-18 0-26 15-29 22-8 13-12 36-12 37 0 5 3 5 4 5 5 0 5-1 7-9 7-27 14-46 29-46 5 0 12 3 12 17 0 8-2 13-7 32-8 30-14 60-22 90z"><text:p/></draw:path><draw:path draw:style-name="gr3" draw:text-style-name="P5" svg:width="0.0346in" svg:height="0.1512in" svg:x="0.5705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076in" svg:height="0.1374in" svg:x="0.6224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9-1 22-16 22-21 0-9-7-13-14-13-10 0-22 8-22 23 0 17 18 26 33 26 22 0 37-23 44-37 12-25 21-71 22-74 8-40 15-80 23-121z"><text:p/></draw:path><draw:path draw:style-name="gr3" draw:text-style-name="P5" svg:width="0.0055in" svg:height="0.1512in" svg:x="0.7232in" svg:y="0in" svg:viewBox="0 0 15 385" svg:d="M15 14c0-6 0-14-7-14-8 0-8 8-8 14 0 119 0 238 0 357 0 7 0 14 8 14 7 0 7-7 7-14 0-119 0-238 0-357z"><text:p/></draw:path><draw:path draw:style-name="gr3" draw:text-style-name="P5" svg:width="0.0941in" svg:height="0.0724in" svg:x="0.7528in" svg:y="0.0634in" svg:viewBox="0 0 240 185" svg:d="M138 81c8-8 16-16 25-25 35-34 45-45 69-46 5 0 8 0 8-6 0-3-3-4-5-4-7 0-17 1-25 1-6 0-24-1-31-1-2 0-5 1-5 7 1 1 0 3 3 3 2 0 10 1 10 7 0 4-4 8-8 11-1 2-36 35-46 46-9-18-19-35-27-53 0-1-1-3-1-4 0-3 5-7 14-7 2 0 5 0 5-6 0-1 0-4-4-4-6 0-12 1-18 1-5 0-12 0-17 0s-11 0-17 0c-4 0-10-1-14-1-1 0-6 0-6 7 0 3 4 3 8 3 16 0 17 2 20 8 12 25 25 49 37 74-5 5-10 10-15 16-4 4-18 16-22 22-33 33-44 44-68 45-5 0-8 0-8 6 0 1 1 4 4 4 8 0 17-1 26-1 4 0 11 0 15 0 6 0 11 1 16 1 2 0 5 0 5-6 0-4-2-4-4-4-3 0-9-1-9-7 0-4 4-7 10-14 18-19 36-36 55-54 11 21 22 43 33 65 1 2 1 2 1 3 0 2-5 6-14 7-3 0-6 0-6 6 0 1 0 4 4 4 6 0 11-1 18-1 6 0 12 0 18 0 5 0 11 0 16 0s10 1 14 1c2 0 6 0 6-7 0-3-3-3-8-3-15 0-16-3-20-8-14-28-28-57-42-86z"><text:p/></draw:path><draw:path draw:style-name="gr3" draw:text-style-name="P5" svg:width="0.035in" svg:height="0.1512in" svg:x="0.872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1"><text:s/>כלומר נוכיח </text:span><text:span text:style-name="T31"><draw:g text:anchor-type="as-char" svg:y="-0.1134in" draw:z-index="270" draw:name="Shape284" draw:style-name="gr1"><svg:title>TexMaths</svg:title><svg:desc>11§display§\exists b \in B. \la x, b \ra \in f|_X§svg§600§FALSE§</svg:desc><draw:path draw:style-name="gr2" draw:text-style-name="P4" svg:width="1.2421in" svg:height="0.1358in" svg:x="0.0004in" svg:y="0.0071in" svg:viewBox="0 0 3156 346" svg:d="M1578 346c-526 0-1052 0-1578 0 0-116 0-230 0-346 1052 0 2104 0 3156 0 0 116 0 230 0 346-526 0-1052 0-1578 0z"><text:p/></draw:path><draw:path draw:style-name="gr3" draw:text-style-name="P5" svg:width="0.0673in" svg:height="0.1043in" svg:x="0.0012in" svg:y="0.0071in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5" svg:width="0.0555in" svg:height="0.1063in" svg:x="0.0846in" svg:y="0.0071in" svg:viewBox="0 0 142 271" svg:d="M74 4c0-1 0-4-5-4-8 0-37 3-47 3-3 1-8 1-8 8 0 6 4 6 10 6 19 0 19 2 19 6 0 2-3 16-6 23-9 42-20 84-30 127-6 19-7 25-7 37 0 37 21 61 50 61 45 0 92-57 92-112 0-36-20-62-51-62-18 0-34 11-46 23 10-39 19-77 29-116zM37 150c3-8 3-9 7-13 19-26 36-31 46-31 13 0 24 11 24 36 0 23-13 66-19 80-14 27-31 40-45 40s-27-10-27-38c0-8 0-15 7-39 2-12 5-24 7-35z"><text:p/></draw:path><draw:path draw:style-name="gr3" draw:text-style-name="P5" svg:width="0.076in" svg:height="0.087in" svg:x="0.1976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5" svg:width="0.1083in" svg:height="0.1028in" svg:x="0.335in" svg:y="0.0098in" svg:viewBox="0 0 276 262" svg:d="M46 232c-4 15-4 18-35 18-7 0-11 0-11 8 0 4 4 4 11 4 46 0 91 0 138 0 61 0 106-45 106-83 0-27-22-49-59-53 39-8 80-37 80-73 0-29-25-53-71-53-43 0-87 0-130 0-8 0-11 0-11 8 0 4 3 4 11 4 4 0 8 0 14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5" svg:width="0.0157in" svg:height="0.0157in" svg:x="0.465in" svg:y="0.0972in" svg:viewBox="0 0 41 41" svg:d="M41 21c0-12-9-21-20-21-12 0-21 9-21 21 0 11 9 20 21 20 11 0 20-9 20-20z"><text:p/></draw:path><draw:path draw:style-name="gr3" draw:text-style-name="P5" svg:width="0.0335in" svg:height="0.1512in" svg:x="0.5106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5" svg:width="0.0756in" svg:height="0.0685in" svg:x="0.5575in" svg:y="0.0453in" svg:viewBox="0 0 193 175" svg:d="M118 54c2-10 12-45 38-45 2 0 11 0 20 4-11 2-19 12-19 21 0 7 5 14 15 14 8 0 21-7 21-23 0-19-24-25-36-25-23 0-36 21-40 30-10-26-31-30-42-30-41 0-63 50-63 59 0 5 3 4 5 5 3 0 4-1 5-5 13-40 39-50 52-50 7 0 21 3 21 25 0 12-7 39-21 93-7 24-20 39-37 39-3 0-12 0-19-4 10-2 18-10 18-21s-8-13-14-13c-12 0-22 10-22 22 0 17 20 25 36 25 26 0 40-27 41-30 4 15 19 30 42 30 39 0 61-49 61-59 0-4-3-4-4-4-3 0-4 1-4 4-14 41-40 50-52 50-15 0-22-12-22-25 0-9 3-17 7-34 4-18 8-35 13-53z"><text:p/></draw:path><draw:path draw:style-name="gr3" draw:text-style-name="P5" svg:width="0.0173in" svg:height="0.0453in" svg:x="0.6528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5" svg:width="0.0555in" svg:height="0.1063in" svg:x="0.7146in" svg:y="0.0071in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4 0 25 11 25 36 0 23-13 66-19 80-14 27-31 40-47 40-13 0-25-10-25-38 0-8 0-15 6-39 3-12 5-24 8-35z"><text:p/></draw:path><draw:path draw:style-name="gr3" draw:text-style-name="P5" svg:width="0.0335in" svg:height="0.1512in" svg:x="0.7811in" svg:y="0in" svg:viewBox="0 0 86 385" svg:d="M85 199c1-4 1-5 1-6 0-3 0-1-1-6-23-59-45-119-68-178-3-7-5-9-9-9-5 0-8 3-8 8 0 1 0 2 2 6 23 60 45 119 68 179-23 58-45 117-68 177-2 4-2 5-2 8 0 4 3 7 8 7s6-4 9-7c23-60 45-119 68-179z"><text:p/></draw:path><draw:path draw:style-name="gr3" draw:text-style-name="P5" svg:width="0.076in" svg:height="0.087in" svg:x="0.8866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5" svg:width="0.076in" svg:height="0.1374in" svg:x="1.0256in" svg:y="0.0067in" svg:viewBox="0 0 194 350" svg:d="M122 118c11 0 22 0 33 0 8 0 12 0 12-8 0-4-4-4-11-4-11 0-21 0-32 0 3-16 6-30 8-44 2-8 8-36 10-40 3-8 10-13 18-13 2 0 12 0 18 6-16 2-21 16-21 21 0 9 8 14 15 14 11 0 22-9 22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5" svg:width="0.0055in" svg:height="0.1512in" svg:x="1.1272in" svg:y="0in" svg:viewBox="0 0 15 385" svg:d="M15 14c0-6 0-14-7-14-8 0-8 8-8 14 0 119 0 238 0 357 0 7 0 14 8 14 7 0 7-7 7-14 0-119 0-238 0-357z"><text:p/></draw:path><draw:path draw:style-name="gr3" draw:text-style-name="P5" svg:width="0.0937in" svg:height="0.0724in" svg:x="1.1567in" svg:y="0.0634in" svg:viewBox="0 0 239 185" svg:d="M136 81c9-8 17-16 26-25 35-34 45-45 70-46 3 0 7 0 7-6 0-3-4-4-5-4-7 0-16 1-25 1-7 0-24-1-31-1-2 0-5 1-5 7 1 1 0 3 3 3s10 1 10 7c0 4-4 8-7 11-2 2-37 35-47 46-9-18-18-35-26-53-1-1-3-3-3-4 0-3 6-7 15-7 2 0 5 0 5-6 0-1 0-4-4-4-6 0-12 1-18 1-5 0-12 0-17 0s-11 0-17 0c-4 0-10-1-14-1-1 0-6 0-6 7 0 3 4 3 8 3 15 0 18 2 20 8 12 25 25 49 37 74-4 5-10 10-14 16-6 4-19 16-23 22-33 33-44 44-68 45-5 0-7 0-7 6 0 1 0 4 3 4 8 0 18-1 26-1 4 0 11 0 15 0 6 0 11 1 15 1 3 0 7 0 7-6 0-4-3-4-5-4-3 0-8-1-8-7 0-4 3-7 9-14 18-19 36-36 55-54 11 21 22 43 33 65 1 2 1 2 1 3 0 2-5 6-15 7-2 0-5 0-5 6 0 1 0 4 4 4 6 0 12-1 19-1 6 0 11 0 18 0 4 0 11 0 15 0s10 1 14 1c3 0 6 0 6-7 0-3-3-3-8-3-15 0-16-3-19-8-14-28-29-57-44-86z"><text:p/></draw:path></draw:g></text:span><text:span text:style-name="T31">. נבחר </text:span><text:span text:style-name="T31"><draw:g text:anchor-type="as-char" svg:y="-0.1134in" draw:z-index="271" draw:name="Shape285" draw:style-name="gr1"><svg:title>TexMaths</svg:title><svg:desc>11§display§b = f(x)§svg§600§FALSE§</svg:desc><draw:path draw:style-name="gr2" draw:text-style-name="P4" svg:width="0.5327in" svg:height="0.1358in" svg:x="0.0008in" svg:y="0.0071in" svg:viewBox="0 0 1354 346" svg:d="M678 346c-227 0-452 0-678 0 0-116 0-230 0-346 451 0 903 0 1354 0 0 116 0 230 0 346-225 0-451 0-676 0z"><text:p/></draw:path><draw:path draw:style-name="gr3" draw:text-style-name="P5" svg:width="0.0555in" svg:height="0.1063in" svg:x="0.0004in" svg:y="0.0071in" svg:viewBox="0 0 142 271" svg:d="M74 4c0-1 0-4-5-4-8 0-37 3-47 3-3 1-8 1-8 8 0 6 4 6 10 6 18 0 19 2 19 6 0 2-3 16-6 23-11 42-20 84-31 127-5 19-6 25-6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3" draw:text-style-name="P5" svg:width="0.1008in" svg:height="0.0354in" svg:x="0.109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56in" svg:height="0.1374in" svg:x="0.2689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346in" svg:height="0.1512in" svg:x="0.3669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5" svg:width="0.0756in" svg:height="0.0685in" svg:x="0.4154in" svg:y="0.0453in" svg:viewBox="0 0 193 175" svg:d="M118 54c2-10 11-45 38-45 1 0 11 0 19 4-11 2-19 12-19 21 0 7 5 14 16 14 7 0 21-7 21-23 0-19-24-25-37-25-22 0-36 21-40 30-10-26-31-30-42-30-40 0-62 50-62 59 0 5 3 5 5 5 3 0 4-1 4-5 13-40 40-50 52-50 7 0 21 3 21 25 0 12-7 39-21 93-6 24-19 39-37 39-2 0-11 0-18-4 8-2 17-10 17-21s-9-13-14-13c-11 0-21 10-21 22 0 17 19 25 36 25 26 0 40-27 41-30 4 15 18 30 42 30 39 0 61-49 61-59 0-4-3-4-4-4-4 0-4 1-5 4-14 41-39 50-52 50-14 0-21-12-21-25 0-9 2-17 7-34 4-18 8-35 13-53z"><text:p/></draw:path><draw:path draw:style-name="gr3" draw:text-style-name="P5" svg:width="0.035in" svg:height="0.1512in" svg:x="0.5063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31">. לפי הטענה, באופן שקול צ.ל. </text:span><text:span text:style-name="T31"><draw:g text:anchor-type="as-char" svg:y="-0.1134in" draw:z-index="272" draw:name="Shape286" draw:style-name="gr1"><svg:title>TexMaths</svg:title><svg:desc>11§display§\la x, b \ra f \cap (X \times B)§svg§600§FALSE§</svg:desc><draw:path draw:style-name="gr2" draw:text-style-name="P4" svg:width="1.1315in" svg:height="0.1354in" svg:x="0.0004in" svg:y="0.0071in" svg:viewBox="0 0 2875 345" svg:d="M0 0c958 0 1917 0 2875 0 0 115 0 230 0 345-958 0-1917 0-2875 0 0-115 0-230 0-345z"><text:p/></draw:path><draw:path draw:style-name="gr3" draw:text-style-name="P5" svg:width="0.0335in" svg:height="0.1508in" svg:x="0.0094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5" svg:width="0.0752in" svg:height="0.0681in" svg:x="0.0563in" svg:y="0.0453in" svg:viewBox="0 0 192 174" svg:d="M118 54c2-10 11-46 38-46 1 0 11 0 19 5-11 2-19 12-19 21 0 7 5 13 16 13 7 0 20-6 20-22 0-19-23-25-36-25-22 0-36 20-41 29-9-26-30-29-41-29-40 0-62 50-62 59 0 4 3 4 4 4 4 0 5-1 5-5 13-40 39-50 53-50 6 0 19 4 19 26 0 12-5 38-19 92-7 24-20 40-38 40-2 0-11 0-18-5 8-2 17-10 17-21 0-10-9-13-14-13-11 0-21 10-21 22 0 17 19 25 36 25 26 0 40-26 41-29 4 15 19 29 42 29 39 0 61-50 61-59 0-4-3-4-4-4-4 0-4 1-6 5-13 40-38 50-51 50-15 0-21-13-21-25 0-9 2-18 6-34 5-18 9-35 14-53z"><text:p/></draw:path><draw:path draw:style-name="gr3" draw:text-style-name="P5" svg:width="0.0173in" svg:height="0.0453in" svg:x="0.152in" svg:y="0.0972in" svg:viewBox="0 0 45 116" svg:d="M45 41c0-26-10-41-25-41-12 0-20 10-20 21 0 10 8 21 20 21 4 0 10-2 13-6 2-1 1-1 2-1s1 0 1 6c0 28-13 51-26 65-5 3-5 4-5 5 0 4 3 5 5 5 4 0 35-30 35-75z"><text:p/></draw:path><draw:path draw:style-name="gr3" draw:text-style-name="P5" svg:width="0.0555in" svg:height="0.1059in" svg:x="0.2134in" svg:y="0.0071in" svg:viewBox="0 0 142 270" svg:d="M74 3c-1-1 0-3-5-3-9 0-37 2-47 3-3 0-8 1-8 8 0 4 4 4 10 4 19 0 19 4 19 7s-3 17-6 24c-10 42-21 84-30 126-6 20-7 24-7 37 0 38 21 61 49 61 46 0 93-58 93-111 0-36-20-62-51-62-18 0-34 11-46 23 10-40 19-78 29-117zM37 150c4-9 4-10 7-15 19-24 36-30 46-30 13 0 24 12 24 36 0 23-13 66-19 81-14 26-31 40-46 40-13 0-26-11-26-40 0-6 0-14 7-37 2-12 5-24 7-35z"><text:p/></draw:path><draw:path draw:style-name="gr3" draw:text-style-name="P5" svg:width="0.0335in" svg:height="0.1508in" svg:x="0.2803in" svg:y="0in" svg:viewBox="0 0 86 384" svg:d="M84 198c2-4 2-5 2-5 0-1 0-3-2-7-22-59-46-119-68-177-2-7-5-9-8-9-5 0-8 3-8 8 0 1 0 2 1 6 23 60 45 119 68 179-23 58-45 117-68 177-1 4-1 4-1 7 0 4 3 7 8 7 4 0 6-4 7-7 23-60 45-119 69-179z"><text:p/></draw:path><draw:path draw:style-name="gr3" draw:text-style-name="P5" svg:width="0.076in" svg:height="0.137in" svg:x="0.3386in" svg:y="0.0071in" svg:viewBox="0 0 194 349" svg:d="M122 118c11 0 22 0 33 0 8 0 11 0 11-9 0-3-3-3-10-3-11 0-21 0-32 0 2-16 6-30 8-44 2-9 8-36 10-41 3-7 10-13 17-13 3 0 13 0 19 7-16 2-21 15-21 21 0 9 8 14 15 14 11 0 22-9 22-24 0-17-18-26-35-26-13 0-37 7-48 45-3 8-4 12-13 61-9 0-18 0-27 0-7 0-12 0-12 6s4 6 11 6c9 0 17 0 26 0-10 50-19 100-29 151-7 37-13 72-34 72-1 0-11 0-19-7 19-1 22-15 22-21 0-9-7-14-14-14-10 0-22 9-22 24 0 17 18 26 33 26 22 0 37-22 44-37 12-25 21-71 22-74 8-40 15-81 23-120z"><text:p/></draw:path><draw:path draw:style-name="gr3" draw:text-style-name="P5" svg:width="0.0839in" svg:height="0.0933in" svg:x="0.4638in" svg:y="0.0217in" svg:viewBox="0 0 214 238" svg:d="M214 84c0-59-58-84-106-84-51 0-108 28-108 84 0 47 0 94 0 141 0 6 0 13 8 13 7 0 7-7 7-13 0-47 0-93 0-139 0-58 63-71 93-71 16 0 42 4 61 17 30 19 30 44 30 54 0 46 0 92 0 139 0 6 0 13 8 13 7 0 7-7 7-13 0-47 0-94 0-141z"><text:p/></draw:path><draw:path draw:style-name="gr3" draw:text-style-name="P5" svg:width="0.0346in" svg:height="0.1508in" svg:x="0.6055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5" svg:width="0.1248in" svg:height="0.1031in" svg:x="0.6535in" svg:y="0.0098in" svg:viewBox="0 0 318 263" svg:d="M177 106c-11-27-22-52-33-77-1-4-1-5-1-6 0-2 7-9 22-11 4 0 8 0 8-6s-5-6-6-6c-15 0-32 1-48 1-10 0-34-1-43-1-3 0-8 0-8 8 0 4 5 4 9 4 23 0 25 5 30 12 15 37 29 72 45 108-28 29-54 58-82 87-2 1-3 2-5 3-19 21-36 28-56 29-6 0-9 0-9 8 2 2 0 4 5 4 11 0 25-2 37-2 14 0 28 2 43 2 2 0 6 0 6-9 0-3-3-3-4-3-3-1-16-1-16-12 0-7 6-12 10-18 14-13 27-27 40-40 12-14 23-26 35-38 13 31 25 61 39 92 2 3 1 3 2 4 0 3-8 10-22 12-5 0-8 0-8 7 0 5 5 5 6 5 11 0 37-2 48-2 10 0 33 2 43 2 3 0 8 0 8-8 0-4-5-4-7-4-26-1-27-2-34-18-14-35-41-94-50-117 27-27 68-73 80-84 11-9 26-19 49-20 5 0 8 0 8-8-1-1 0-4-5-4-12 0-24 1-36 1-14 0-28-1-43-1-2 0-7 0-7 8 0 3 2 4 4 4 4 1 15 1 15 12 0 6-3 11-6 15-21 22-42 44-63 67z"><text:p/></draw:path><draw:path draw:style-name="gr3" draw:text-style-name="P5" svg:width="0.0728in" svg:height="0.0724in" svg:x="0.8437in" svg:y="0.0398in" svg:viewBox="0 0 186 185" svg:d="M93 81c-25-25-51-50-77-75-5-6-5-6-8-6-5 0-8 3-8 8 0 2 0 3 4 7 27 26 52 51 78 77-26 26-51 51-78 78-4 4-4 5-4 7 0 5 3 8 8 8 3 0 3 0 8-6 26-25 51-50 76-76 27 27 54 53 81 80 1 1 3 2 5 2 6 0 8-3 8-8 0-2 0-2-1-4-27-28-62-61-81-81 24-24 48-47 71-70 2-2 8-8 10-10 0-1 1-2 1-4 0-5-2-8-8-8-2 0-4 1-9 6-25 25-50 50-76 75z"><text:p/></draw:path><draw:path draw:style-name="gr3" draw:text-style-name="P5" svg:width="0.1083in" svg:height="0.1031in" svg:x="0.9795in" svg:y="0.0098in" svg:viewBox="0 0 276 263" svg:d="M46 232c-4 16-5 19-35 19-7 0-11 0-11 8 0 4 3 4 11 4 46 0 91 0 137 0 62 0 107-46 107-82 0-28-22-51-59-54 39-8 80-37 80-73 0-29-25-54-71-54-43 0-87 0-130 0-8 0-12 0-12 8 0 4 4 4 11 4 1 0 8 0 15 1s10 1 10 7c0 1 0 2-1 6-18 69-34 138-52 206zM104 122c8-32 16-63 24-94 4-15 4-16 20-16 17 0 35 0 51 0 34 0 42 23 42 40 0 34-33 70-80 70-19 0-38 0-57 0zM87 251c-6 0-7 0-9-1-3 0-4 0-4-3 0-1 0-3 1-9 9-35 18-72 27-107 24 0 49 0 73 0 37 0 44 29 44 45 0 38-34 75-79 75-18 0-36 0-53 0z"><text:p/></draw:path><draw:path draw:style-name="gr3" draw:text-style-name="P5" svg:width="0.0346in" svg:height="0.1508in" svg:x="1.105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31"><text:s/>כלומר ע"פ הגדרת </text:span><text:span text:style-name="T31"><draw:g text:anchor-type="as-char" svg:y="-0.0898in" draw:z-index="274" draw:name="Shape287" draw:style-name="gr1"><svg:title>TexMaths</svg:title><svg:desc>11§display§\cap, \times§svg§600§FALSE§</svg:desc><draw:path draw:style-name="gr2" draw:text-style-name="P4" svg:width="0.2484in" svg:height="0.1039in" svg:x="0.0004in" svg:y="0.0071in" svg:viewBox="0 0 632 265" svg:d="M0 0c210 0 422 0 632 0 0 88 0 176 0 265-210 0-422 0-632 0 0-89 0-177 0-265z"><text:p/></draw:path><draw:path draw:style-name="gr3" draw:text-style-name="P5" svg:width="0.0843in" svg:height="0.0933in" svg:x="0.0008in" svg:y="0in" svg:viewBox="0 0 215 238" svg:d="M215 84c0-59-59-84-107-84-51 0-108 28-108 84 0 47 0 94 0 141 0 7 0 13 8 13 7 0 7-6 7-13 0-46 0-93 0-139 0-58 64-71 93-71 18 0 42 4 62 17 29 19 29 44 29 54 0 46 0 93 0 139 0 7 0 13 8 13s8-6 8-13c0-47 0-94 0-141z"><text:p/></draw:path><draw:path draw:style-name="gr3" draw:text-style-name="P5" svg:width="0.0173in" svg:height="0.0453in" svg:x="0.1071in" svg:y="0.0744in" svg:viewBox="0 0 45 116" svg:d="M45 41c0-26-10-41-24-41-13 0-21 10-21 21 0 10 8 20 21 20 4 0 10-1 13-5 1-1 1-1 2-1 0 2 0 0 0 6 0 28-13 52-25 65-4 3-4 4-4 5 0 4 2 5 3 5 4 0 35-30 35-75z"><text:p/></draw:path><draw:path draw:style-name="gr3" draw:text-style-name="P5" svg:width="0.0728in" svg:height="0.0724in" svg:x="0.1839in" svg:y="0.0161in" svg:viewBox="0 0 186 185" svg:d="M93 83c-26-27-52-52-78-77-4-5-5-6-7-6-5 0-8 4-8 8 0 3 0 4 4 7 26 27 52 52 78 79-26 25-52 50-78 76-4 4-4 5-4 8 0 4 3 7 8 7 2 0 3 0 7-5 26-26 52-50 78-75 26 26 52 52 80 78 0 1 3 2 5 2 5 0 8-3 8-7-1-2 0-3-1-5-27-26-62-59-81-79 23-25 46-48 70-71 2-2 8-8 10-10 1-1 2-2 2-5 0-4-3-8-8-8-3 0-4 2-8 7-27 25-52 50-77 76z"><text:p/></draw:path></draw:g></text:span><text:span text:style-name="T31"><text:s/>באופן שקול צ.ל.: </text:span><text:span text:style-name="T31"><draw:g text:anchor-type="as-char" svg:y="-0.1134in" draw:z-index="273" draw:name="Shape288" draw:style-name="gr1"><svg:title>TexMaths</svg:title><svg:desc>11§display§\la x, b \ra \in f, \land x \in X \land b \in B§svg§600§FALSE§</svg:desc><draw:path draw:style-name="gr2" draw:text-style-name="P4" svg:width="1.7051in" svg:height="0.1354in" svg:x="0.0004in" svg:y="0.0071in" svg:viewBox="0 0 4332 345" svg:d="M0 0c1444 0 2888 0 4332 0 0 115 0 230 0 345-1444 0-2888 0-4332 0 0-115 0-230 0-345z"><text:p/></draw:path><draw:path draw:style-name="gr3" draw:text-style-name="P5" svg:width="0.0335in" svg:height="0.1508in" svg:x="0.0094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5" svg:width="0.0752in" svg:height="0.0681in" svg:x="0.0563in" svg:y="0.0453in" svg:viewBox="0 0 192 174" svg:d="M118 54c2-10 11-46 38-46 2 0 11 0 19 5-11 2-19 12-19 21 0 7 5 13 16 13 8 0 20-6 20-22 0-19-23-25-36-25-22 0-36 20-41 29-9-26-30-29-41-29-40 0-62 50-62 59 0 4 3 4 4 4 4 0 5-1 5-5 13-40 39-50 53-50 6 0 21 4 21 26 0 12-7 38-21 92-7 24-20 40-38 40-2 0-11 0-18-5 8-2 17-10 17-21 0-10-9-13-14-13-11 0-21 10-21 22 0 17 19 25 36 25 26 0 40-26 41-29 4 15 19 29 42 29 39 0 61-50 61-59 0-4-3-4-4-4-3 0-4 1-6 5-12 40-38 50-51 50-15 0-21-13-21-25 0-9 2-18 6-34 5-18 9-35 14-53z"><text:p/></draw:path><draw:path draw:style-name="gr3" draw:text-style-name="P5" svg:width="0.0173in" svg:height="0.0453in" svg:x="0.152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5" svg:width="0.0555in" svg:height="0.1059in" svg:x="0.2134in" svg:y="0.0071in" svg:viewBox="0 0 142 270" svg:d="M75 3c-2-1 0-3-6-3-9 0-37 2-47 3-3 0-8 1-8 8 0 4 5 4 10 4 19 0 19 4 19 7s-3 17-5 24c-11 42-20 84-31 126-6 20-7 24-7 37 0 38 21 61 49 61 46 0 93-58 93-111 0-36-20-62-51-62-18 0-34 11-45 23 10-40 19-78 29-117zM38 150c3-9 3-10 6-15 19-24 36-30 46-30 14 0 24 12 24 36 0 23-13 66-19 81-13 26-31 40-46 40-13 0-26-11-26-40 0-6 0-14 7-37 3-12 5-24 8-35z"><text:p/></draw:path><draw:path draw:style-name="gr3" draw:text-style-name="P5" svg:width="0.0335in" svg:height="0.1508in" svg:x="0.2803in" svg:y="0in" svg:viewBox="0 0 86 384" svg:d="M84 198c2-4 2-5 2-5 0-1 0-3-2-7-22-59-46-119-68-177-2-7-4-9-8-9-5 0-8 3-8 8 0 1 0 2 1 6 23 60 46 119 69 179-23 58-46 117-69 177-1 4-1 4-1 7 0 4 3 7 8 7 4 0 6-4 7-7 23-60 45-119 69-179z"><text:p/></draw:path><draw:path draw:style-name="gr3" draw:text-style-name="P5" svg:width="0.0752in" svg:height="0.087in" svg:x="0.3858in" svg:y="0.0307in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3" draw:text-style-name="P5" svg:width="0.0752in" svg:height="0.137in" svg:x="0.5248in" svg:y="0.0071in" svg:viewBox="0 0 192 349" svg:d="M121 118c11 0 23 0 34 0 8 0 11 0 11-9 0-3-3-3-10-3-11 0-22 0-33 0 3-16 6-30 9-44 1-9 7-36 9-41 3-7 10-13 18-13 2 0 11 0 19 7-17 2-21 15-21 21 0 9 7 14 15 14 9 0 20-9 20-24 0-17-17-26-33-26-13 0-37 7-49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3" draw:text-style-name="P5" svg:width="0.0173in" svg:height="0.0453in" svg:x="0.6122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5" svg:width="0.0839in" svg:height="0.0933in" svg:x="0.6752in" svg:y="0.0217in" svg:viewBox="0 0 214 238" svg:d="M117 9c-4-7-6-9-9-9-6 0-7 3-9 9-32 71-64 143-96 213-3 6-3 6-3 8 0 5 3 8 8 8 3 0 5-1 8-8 31-67 61-135 92-204 29 69 60 137 90 204 4 8 8 8 9 8 4 0 7-3 7-8-1-1 0-1-2-5-32-72-64-145-95-216z"><text:p/></draw:path><draw:path draw:style-name="gr3" draw:text-style-name="P5" svg:width="0.0752in" svg:height="0.0681in" svg:x="0.7724in" svg:y="0.0453in" svg:viewBox="0 0 192 174" svg:d="M118 54c2-10 12-46 38-46 2 0 11 0 20 5-11 2-19 12-19 21 0 7 5 13 15 13 8 0 20-6 20-22 0-19-23-25-35-25-23 0-36 20-40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4 5-14 40-40 50-52 50-16 0-22-13-22-25 0-9 3-18 6-34 5-18 9-35 14-53z"><text:p/></draw:path><draw:path draw:style-name="gr3" draw:text-style-name="P5" svg:width="0.0752in" svg:height="0.087in" svg:x="0.9098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5" svg:width="0.1248in" svg:height="0.1031in" svg:x="1.0449in" svg:y="0.0098in" svg:viewBox="0 0 318 263" svg:d="M177 106c-11-27-22-52-33-77-1-4-2-5-2-6 0-2 6-9 23-11 4 0 8 0 8-6s-5-6-6-6c-16 0-33 1-48 1-10 0-34-1-44-1-2 0-7 0-7 8 0 4 3 4 9 4 23 0 25 5 29 12 15 37 30 72 46 108-28 29-54 58-82 87-2 1-3 2-5 3-19 21-38 28-57 29-5 0-8 0-8 8 1 2 0 4 4 4 12 0 25-2 37-2 14 0 29 2 44 2 2 0 6 0 6-9 0-3-3-2-4-3-3-1-16-1-16-12 0-7 6-12 10-18 14-13 27-27 40-40 12-14 23-26 35-38 13 31 25 61 39 92 2 3 1 3 2 4 0 3-8 10-22 12-5 0-9 0-9 7 0 5 4 5 7 5 11 0 37-2 48-2 10 0 33 2 43 2 2 0 8 0 8-8 0-4-5-4-8-4-25-1-26-2-33-18-15-35-41-94-50-117 27-27 68-73 80-84 11-9 25-19 48-20 6 0 9 0 9-8-1-1 0-4-5-4-12 0-24 1-36 1-14 0-30-1-43-1-2 0-7 0-7 8 0 3 2 4 4 4 3 1 15 1 15 12 0 6-4 11-6 15-21 22-42 44-63 67z"><text:p/></draw:path><draw:path draw:style-name="gr3" draw:text-style-name="P5" svg:width="0.0846in" svg:height="0.0933in" svg:x="1.2209in" svg:y="0.0217in" svg:viewBox="0 0 216 238" svg:d="M117 9c-4-7-6-9-9-9-6 0-7 3-9 9-32 71-64 143-96 213-2 6-3 6-3 8 0 5 3 8 8 8 3 0 6-1 8-8 31-67 61-135 92-204 29 69 60 137 90 204 4 8 8 8 10 8 3 0 8-3 8-8-2-1 0-1-4-5-32-72-64-145-95-216z"><text:p/></draw:path><draw:path draw:style-name="gr3" draw:text-style-name="P5" svg:width="0.0555in" svg:height="0.1059in" svg:x="1.3551in" svg:y="0.0071in" svg:viewBox="0 0 142 270" svg:d="M74 3c-1-1 0-3-5-3-9 0-37 2-47 3-3 0-8 1-8 8 0 4 4 4 10 4 18 0 19 4 19 7s-3 17-6 24c-11 42-21 84-32 126-4 20-5 24-5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3" draw:text-style-name="P5" svg:width="0.0752in" svg:height="0.087in" svg:x="1.4681in" svg:y="0.0307in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3" draw:text-style-name="P5" svg:width="0.1083in" svg:height="0.1031in" svg:x="1.6051in" svg:y="0.0098in" svg:viewBox="0 0 276 263" svg:d="M46 232c-4 16-5 19-35 19-7 0-11 0-11 8 0 4 3 4 11 4 46 0 91 0 137 0 62 0 107-46 107-82 0-28-22-51-59-54 39-8 80-37 80-73 0-29-25-54-71-54-43 0-87 0-130 0-8 0-12 0-12 8 0 4 4 4 11 4 1 0 8 0 15 1s10 1 10 7c0 1 0 2-1 6-18 69-34 138-52 206zM104 122c8-32 16-63 24-94 4-15 4-16 20-16 17 0 35 0 51 0 34 0 42 23 42 40 0 34-33 70-80 70-19 0-38 0-57 0zM87 251c-6 0-7 0-9-1-3 0-4 0-4-3 0-1 0-3 1-9 9-35 18-72 27-107 24 0 49 0 73 0 37 0 44 29 44 45 0 38-34 75-79 75-18 0-36 0-53 0z"><text:p/></draw:path></draw:g></text:span><text:span text:style-name="T31">. נוכיח כל טענה בנפרד: </text:span></text:p>
        </text:list-item>
      </text:list>
      <text:list text:style-name="L11">
        <text:list-item>
          <text:list>
            <text:list-item>
              <text:p text:style-name="P71"><draw:g text:anchor-type="as-char" svg:y="-0.1134in" draw:z-index="275" draw:name="Shape289" draw:style-name="gr1"><svg:title>TexMaths</svg:title><svg:desc>11§display§\la x, b \ra \in f§svg§600§FALSE§</svg:desc><draw:path draw:style-name="gr2" draw:text-style-name="P4" svg:width="0.5921in" svg:height="0.1354in" svg:x="0.0004in" svg:y="0.0071in" svg:viewBox="0 0 1505 345" svg:d="M0 0c502 0 1003 0 1505 0 0 115 0 230 0 345-502 0-1003 0-1505 0 0-115 0-230 0-345z"><text:p/></draw:path><draw:path draw:style-name="gr3" draw:text-style-name="P5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5" svg:width="0.0756in" svg:height="0.0681in" svg:x="0.0563in" svg:y="0.0453in" svg:viewBox="0 0 193 174" svg:d="M118 54c2-10 11-46 38-46 1 0 11 0 19 5-11 2-19 12-19 21 0 7 5 13 16 13 7 0 21-6 21-22 0-19-24-25-37-25-22 0-36 20-40 29-10-26-31-29-42-29-40 0-62 50-62 59 0 4 3 4 5 4 3 0 4-1 4-5 13-40 40-50 53-50 6 0 20 4 20 26 0 12-6 38-20 92-7 24-20 40-38 40-2 0-11 0-18-5 8-2 17-10 17-21 0-10-9-13-14-13-11 0-21 10-21 22 0 17 19 25 36 25 26 0 40-26 41-29 4 15 19 29 42 29 39 0 62-50 62-59 0-4-4-4-5-4-4 0-4 1-5 5-14 40-39 50-52 50-14 0-21-13-21-25 0-9 2-18 7-34 4-18 8-35 13-53z"><text:p/></draw:path><draw:path draw:style-name="gr3" draw:text-style-name="P5" svg:width="0.0173in" svg:height="0.0453in" svg:x="0.152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5" svg:width="0.0555in" svg:height="0.1059in" svg:x="0.2138in" svg:y="0.0071in" svg:viewBox="0 0 142 270" svg:d="M74 3c-1-1 0-3-5-3-8 0-37 2-47 3-3 0-8 1-8 8 0 4 4 4 10 4 19 0 19 4 19 7s-3 17-6 24c-9 42-20 84-30 126-6 20-7 24-7 37 0 38 21 61 50 61 45 0 92-58 92-111 0-36-20-62-51-62-18 0-34 11-46 23 10-40 19-78 29-117zM37 150c3-9 3-10 7-15 19-24 36-30 46-30 13 0 24 12 24 36 0 23-13 66-19 81-14 26-31 40-45 40s-27-11-27-40c0-6 0-14 7-37 2-12 5-24 7-35z"><text:p/></draw:path><draw:path draw:style-name="gr3" draw:text-style-name="P5" svg:width="0.0335in" svg:height="0.1508in" svg:x="0.2803in" svg:y="0in" svg:viewBox="0 0 86 384" svg:d="M84 198c2-4 2-5 2-5 0-1 0-3-2-7-22-59-45-119-67-177-3-7-6-9-9-9-5 0-8 3-8 8 0 1 0 2 1 6 23 60 45 119 68 179-23 58-45 117-68 177-1 4-1 4-1 7 0 4 3 7 8 7 4 0 6-4 7-7 24-60 46-119 69-179z"><text:p/></draw:path><draw:path draw:style-name="gr3" draw:text-style-name="P5" svg:width="0.0756in" svg:height="0.087in" svg:x="0.3858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5" svg:width="0.0756in" svg:height="0.137in" svg:x="0.5248in" svg:y="0.0071in" svg:viewBox="0 0 193 349" svg:d="M121 118c11 0 22 0 33 0 8 0 12 0 12-9 0-3-4-3-11-3-11 0-21 0-32 0 4-16 6-30 9-44 1-9 7-36 9-41 3-7 10-13 17-13 3 0 13 0 20 7-17 2-21 15-21 21 0 9 7 14 15 14 10 0 21-9 21-24 0-17-18-26-35-26-13 0-37 7-48 45-2 8-3 12-13 61-9 0-18 0-27 0-7 0-12 0-12 6s5 6 11 6c9 0 17 0 26 0-10 50-19 100-29 151-7 37-13 72-33 72-2 0-12 0-19-7 18-1 21-15 21-21 0-9-6-14-14-14-10 0-21 9-21 24 0 17 17 26 33 26 21 0 36-22 43-37 13-25 22-71 22-74 8-40 15-81 23-120z"><text:p/></draw:path></draw:g>: <text:span text:style-name="T31">לפי הגדרת כתיב מקוצר לכתיבת פונקציה, </text:span><text:span text:style-name="T31"><draw:g text:anchor-type="as-char" svg:y="-0.1134in" draw:z-index="276" draw:name="Shape290" draw:style-name="gr1"><svg:title>TexMaths</svg:title><svg:desc>11§display§f(x) = b§svg§600§FALSE§</svg:desc><draw:path draw:style-name="gr2" draw:text-style-name="P4" svg:width="0.5461in" svg:height="0.1358in" svg:x="0.0004in" svg:y="0.0071in" svg:viewBox="0 0 1388 346" svg:d="M695 346c-233 0-464 0-695 0 0-116 0-230 0-346 462 0 926 0 1388 0 0 116 0 230 0 346-231 0-462 0-693 0z"><text:p/></draw:path><draw:path draw:style-name="gr3" draw:text-style-name="P5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5" svg:width="0.0346in" svg:height="0.1512in" svg:x="0.098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5" svg:width="0.0756in" svg:height="0.0685in" svg:x="0.1472in" svg:y="0.0453in" svg:viewBox="0 0 193 175" svg:d="M118 54c2-10 11-45 38-45 1 0 11 0 19 4-11 2-19 12-19 21 0 7 5 14 16 14 7 0 21-7 21-23 0-19-23-25-37-25-22 0-36 21-40 30-10-26-31-30-42-30-40 0-62 50-62 59 0 5 3 5 5 5 3 0 4-1 4-5 13-40 38-50 52-50 7 0 21 3 21 25 0 12-7 39-21 93-6 24-19 39-37 39-2 0-11 0-18-4 8-2 17-10 17-21s-9-13-14-13c-12 0-21 10-21 22 0 17 19 25 36 25 26 0 40-27 41-30 4 15 18 30 42 30 39 0 62-49 62-59 0-4-4-4-6-4-3 0-3 1-4 4-14 41-40 50-52 50-14 0-21-12-21-25 0-9 2-17 7-34 4-18 8-35 13-53z"><text:p/></draw:path><draw:path draw:style-name="gr3" draw:text-style-name="P5" svg:width="0.035in" svg:height="0.1512in" svg:x="0.2382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5" svg:width="0.1012in" svg:height="0.0354in" svg:x="0.3394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555in" svg:height="0.1063in" svg:x="0.4988in" svg:y="0.0071in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4 0 24 11 24 36 0 23-12 66-18 80-14 27-31 40-47 40-13 0-25-10-25-38 0-8 0-15 6-39 3-12 5-24 8-35z"><text:p/></draw:path></draw:g></text:span><text:span text:style-name="T31">, וזה פסוק אמת. </text:span></text:p>
            </text:list-item>
            <text:list-item>
              <text:p text:style-name="P72"><draw:g text:anchor-type="as-char" svg:y="-0.1035in" draw:z-index="277" draw:name="Shape291" draw:style-name="gr1"><svg:title>TexMaths</svg:title><svg:desc>11§display§x \in X§svg§600§FALSE§</svg:desc><draw:path draw:style-name="gr2" draw:text-style-name="P4" svg:width="0.3858in" svg:height="0.0933in" svg:x="0.0039in" svg:y="0.0071in" svg:viewBox="0 0 981 238" svg:d="M491 238c-164 0-327 0-491 0 0-79 0-159 0-238 327 0 654 0 981 0 0 79 0 159 0 238-164 0-328 0-490 0z"><text:p/></draw:path><draw:path draw:style-name="gr3" draw:text-style-name="P5" svg:width="0.0756in" svg:height="0.0677in" svg:x="0.0004in" svg:y="0.0362in" svg:viewBox="0 0 193 173" svg:d="M118 54c3-10 12-46 38-46 2 0 11 0 20 5-11 2-19 12-19 21 0 7 5 13 15 13 8 0 21-6 21-22 0-20-22-25-36-25-23 0-36 20-40 29-10-26-31-29-42-29-41 0-63 49-63 59 0 4 3 2 5 4 3 0 4 0 5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5" svg:width="0.0752in" svg:height="0.0874in" svg:x="0.1382in" svg:y="0.0217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5" svg:width="0.1252in" svg:height="0.1028in" svg:x="0.2724in" svg:y="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30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6 1 16 12c0 6-5 10-8 14-21 22-42 44-63 67z"><text:p/></draw:path></draw:g>: <text:span text:style-name="T31">נכון לפי הגדרה. </text:span></text:p>
            </text:list-item>
            <text:list-item>
              <text:p text:style-name="P71"><draw:g text:anchor-type="as-char" svg:y="-0.1047in" draw:z-index="278" draw:name="Shape292" draw:style-name="gr1"><svg:title>TexMaths</svg:title><svg:desc>11§display§b \in B§svg§600§FALSE§</svg:desc><draw:path draw:style-name="gr2" draw:text-style-name="P4" svg:width="0.3496in" svg:height="0.0953in" svg:x="0.0012in" svg:y="0.0079in" svg:viewBox="0 0 889 243" svg:d="M0 0c296 0 593 0 889 0 0 81 0 162 0 243-296 0-593 0-889 0 0-81 0-162 0-243z"><text:p/></draw:path><draw:path draw:style-name="gr3" draw:text-style-name="P5" svg:width="0.0559in" svg:height="0.1063in" svg:x="0.0004in" svg:y="0in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3" draw:text-style-name="P5" svg:width="0.076in" svg:height="0.0874in" svg:x="0.1134in" svg:y="0.0232in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3" draw:text-style-name="P5" svg:width="0.1083in" svg:height="0.1031in" svg:x="0.2504in" svg:y="0.002in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: <text:span text:style-name="T31">הגדרנו </text:span><text:span text:style-name="T31"><draw:g text:anchor-type="as-char" svg:y="-0.1134in" draw:z-index="279" draw:name="Shape293" draw:style-name="gr1"><svg:title>TexMaths</svg:title><svg:desc>11§display§f(x) = b§svg§600§FALSE§</svg:desc><draw:path draw:style-name="gr2" draw:text-style-name="P4" svg:width="0.5461in" svg:height="0.1358in" svg:x="0.0004in" svg:y="0.0071in" svg:viewBox="0 0 1388 346" svg:d="M695 346c-233 0-464 0-695 0 0-116 0-230 0-346 462 0 926 0 1388 0 0 116 0 230 0 346-231 0-462 0-693 0z"><text:p/></draw:path><draw:path draw:style-name="gr3" draw:text-style-name="P5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5" svg:width="0.0346in" svg:height="0.1512in" svg:x="0.098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5" svg:width="0.0756in" svg:height="0.0685in" svg:x="0.1472in" svg:y="0.0453in" svg:viewBox="0 0 193 175" svg:d="M118 54c2-10 11-45 38-45 1 0 11 0 19 4-11 2-19 12-19 21 0 7 5 14 16 14 7 0 21-7 21-23 0-19-23-25-37-25-22 0-36 21-40 30-10-26-31-30-42-30-40 0-62 50-62 59 0 5 3 5 5 5 3 0 4-1 4-5 13-40 38-50 52-50 7 0 21 3 21 25 0 12-7 39-21 93-6 24-19 39-37 39-2 0-11 0-18-4 8-2 17-10 17-21s-9-13-14-13c-12 0-21 10-21 22 0 17 19 25 36 25 26 0 40-27 41-30 4 15 18 30 42 30 39 0 62-49 62-59 0-4-4-4-6-4-3 0-3 1-4 4-14 41-40 50-52 50-14 0-21-12-21-25 0-9 2-17 7-34 4-18 8-35 13-53z"><text:p/></draw:path><draw:path draw:style-name="gr3" draw:text-style-name="P5" svg:width="0.035in" svg:height="0.1512in" svg:x="0.2382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5" svg:width="0.1012in" svg:height="0.0354in" svg:x="0.3394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555in" svg:height="0.1063in" svg:x="0.4988in" svg:y="0.0071in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4 0 24 11 24 36 0 23-12 66-18 80-14 27-31 40-47 40-13 0-25-10-25-38 0-8 0-15 6-39 3-12 5-24 8-35z"><text:p/></draw:path></draw:g></text:span><text:span text:style-name="T31">, ונתון </text:span><text:span text:style-name="T31"><draw:g text:anchor-type="as-char" svg:y="-0.1134in" draw:z-index="280" draw:name="Shape294" draw:style-name="gr1"><svg:title>TexMaths</svg:title><svg:desc>11§display§range(f) = B§svg§600§FALSE§</svg:desc><draw:path draw:style-name="gr2" draw:text-style-name="P4" svg:width="0.9043in" svg:height="0.1358in" svg:x="0.0039in" svg:y="0.0071in" svg:viewBox="0 0 2298 346" svg:d="M1150 346c-384 0-767 0-1150 0 0-116 0-230 0-346 766 0 1532 0 2298 0 0 116 0 230 0 346-383 0-766 0-1148 0z"><text:p/></draw:path><draw:path draw:style-name="gr3" draw:text-style-name="P5" svg:width="0.0614in" svg:height="0.0685in" svg:x="0.0004in" svg:y="0.0453in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3-1 6-9 7-27 14-46 28-46 6 0 12 3 12 17 0 8-1 13-6 32-7 30-15 60-23 90z"><text:p/></draw:path><draw:path draw:style-name="gr3" draw:text-style-name="P5" svg:width="0.0689in" svg:height="0.0685in" svg:x="0.0752in" svg:y="0.0453in" svg:viewBox="0 0 176 175" svg:d="M129 25c-8-14-19-25-37-25-45 0-92 57-92 113 0 37 21 62 51 62 7 0 27-1 50-29 4 16 17 29 35 29 14 0 22-9 29-21 7-14 11-37 11-38 0-4-3-4-4-4-4 0-5 1-6 7-6 25-13 47-28 47-11 0-13-10-13-17 0-9 2-11 6-29 3-17 4-20 8-34 4-18 10-36 14-54 2-11 2-12 2-13 0-7-4-11-11-11-9 0-14 9-15 17zM103 124c-2 8-2 8-7 15-18 22-33 27-44 27-20 0-26-21-26-36 0-19 14-66 22-84 13-23 29-37 46-37 24 0 29 32 29 34s0 4-1 7c-6 24-12 49-19 74z"><text:p/></draw:path><draw:path draw:style-name="gr3" draw:text-style-name="P5" svg:width="0.0823in" svg:height="0.0685in" svg:x="0.1539in" svg:y="0.0453in" svg:viewBox="0 0 210 175" svg:d="M23 148c-1 6-3 15-3 17 0 7 5 10 11 10 4 0 12-3 14-11 0-1 6-19 8-29 3-12 5-23 9-34 2-9 4-17 5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7-27 14-46 28-46 7 0 12 4 12 17 0 8-1 13-7 32-8 30-14 60-22 90z"><text:p/></draw:path><draw:path draw:style-name="gr3" draw:text-style-name="P5" svg:width="0.0697in" svg:height="0.0976in" svg:x="0.2429in" svg:y="0.0453in" svg:viewBox="0 0 178 249" svg:d="M176 25c1-2 2-4 2-6 0-7-5-11-12-11-3 0-14 3-15 16-7-14-21-24-37-24-44 0-91 54-91 110 0 38 23 61 51 61 23 0 42-18 45-22-8 34-8 33-12 50-2 5-15 41-56 41-7 0-20 0-31-3 12-4 16-13 16-20s-4-13-15-13c-8 0-21 6-21 22 0 15 14 23 52 23 48 0 76-30 81-52 14-57 29-114 43-172zM127 121c-3 10-11 20-20 28-8 6-20 13-32 13-19 0-24-20-24-35 0-19 11-64 21-84 11-19 27-34 44-34 25 0 30 31 30 33s-1 4-1 5c-6 25-12 49-18 74z"><text:p/></draw:path><draw:path draw:style-name="gr3" draw:text-style-name="P5" svg:width="0.0583in" svg:height="0.0685in" svg:x="0.3256in" svg:y="0.0453in" svg:viewBox="0 0 149 175" svg:d="M55 81c11 0 40-1 59-8 27-11 29-34 29-40 0-16-14-33-42-33-43 0-101 37-101 106 0 38 23 69 62 69 55 0 87-41 87-45 0-2-3-6-5-6s-2 2-5 5c-30 37-73 37-77 37-30 0-33-32-33-44 0-5 0-16 5-41 7 0 14 0 21 0zM36 73c16-59 55-64 65-64 19 0 29 11 29 24 0 40-62 40-77 40-6 0-11 0-17 0z"><text:p/></draw:path><draw:path draw:style-name="gr3" draw:text-style-name="P5" svg:width="0.0346in" svg:height="0.1512in" svg:x="0.4051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5" svg:width="0.0756in" svg:height="0.1374in" svg:x="0.4567in" svg:y="0.0067in" svg:viewBox="0 0 193 350" svg:d="M121 118c11 0 23 0 34 0 8 0 11 0 11-8 0-4-3-4-10-4-11 0-22 0-33 0 4-16 6-30 9-44 1-8 7-36 9-40 3-8 10-13 19-13 1 0 11 0 18 6-17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5" svg:width="0.035in" svg:height="0.1512in" svg:x="0.548in" svg:y="0in" svg:viewBox="0 0 90 385" svg:d="M90 193c0-30-4-76-25-120-24-48-57-73-61-73-2 0-4 2-4 4s0 2 8 9c37 38 59 99 59 180 0 65-14 133-61 181-6 6-6 6-6 7 0 2 2 4 4 4 4 0 39-26 62-76 19-41 24-84 24-116z"><text:p/></draw:path><draw:path draw:style-name="gr3" draw:text-style-name="P5" svg:width="0.1008in" svg:height="0.0354in" svg:x="0.649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1083in" svg:height="0.1028in" svg:x="0.8079in" svg:y="0.0098in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/draw:g></text:span><text:span text:style-name="T31">, לכן בפרט </text:span><text:span text:style-name="T31"><draw:g text:anchor-type="as-char" svg:y="-0.1047in" draw:z-index="281" draw:name="Shape295" draw:style-name="gr1"><svg:title>TexMaths</svg:title><svg:desc>11§display§b \in B§svg§600§FALSE§</svg:desc><draw:path draw:style-name="gr2" draw:text-style-name="P4" svg:width="0.3496in" svg:height="0.0953in" svg:x="0.0012in" svg:y="0.0079in" svg:viewBox="0 0 889 243" svg:d="M0 0c296 0 593 0 889 0 0 81 0 162 0 243-296 0-593 0-889 0 0-81 0-162 0-243z"><text:p/></draw:path><draw:path draw:style-name="gr3" draw:text-style-name="P5" svg:width="0.0559in" svg:height="0.1063in" svg:x="0.0004in" svg:y="0in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3" draw:text-style-name="P5" svg:width="0.076in" svg:height="0.0874in" svg:x="0.1134in" svg:y="0.0232in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3" draw:text-style-name="P5" svg:width="0.1083in" svg:height="0.1031in" svg:x="0.2504in" svg:y="0.002in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</text:span><text:span text:style-name="T31"><text:s/>כדרוש. </text:span></text:p>
            </text:list-item>
          </text:list>
        </text:list-item>
        <text:list-item>
          <text:p text:style-name="P73">יהי <draw:g text:anchor-type="as-char" svg:y="-0.1134in" draw:z-index="286" draw:name="Shape296" draw:style-name="gr1"><svg:title>TexMaths</svg:title><svg:desc>11§display§x \in dom(f|_X)§svg§600§FALSE§</svg:desc><draw:path draw:style-name="gr2" draw:text-style-name="P4" svg:width="0.8953in" svg:height="0.1358in" svg:x="0.0039in" svg:y="0.0071in" svg:viewBox="0 0 2275 346" svg:d="M1138 346c-380 0-758 0-1138 0 0-116 0-230 0-346 758 0 1517 0 2275 0 0 116 0 230 0 346-379 0-759 0-1137 0z"><text:p/></draw:path><draw:path draw:style-name="gr3" draw:text-style-name="P5" svg:width="0.0756in" svg:height="0.0685in" svg:x="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5" svg:width="0.0756in" svg:height="0.087in" svg:x="0.1382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5" svg:width="0.0724in" svg:height="0.1063in" svg:x="0.2752in" svg:y="0.0071in" svg:viewBox="0 0 185 271" svg:d="M185 4c0-1 0-4-6-4-5 0-41 3-48 4-3 0-6 3-6 7 0 6 4 6 9 6 19 0 20 2 20 6 0 2-1 6-1 8-8 31-17 60-24 91-7-14-18-25-35-25-46 0-94 57-94 112 0 37 22 62 52 62 7 0 27-1 50-29 4 16 17 29 36 29 13 0 22-9 28-21 7-14 11-38 11-39 0-3-3-3-4-3-4 0-5 1-6 7-6 25-13 47-28 47-11 0-12-10-12-18s1-12 2-18c18-74 37-148 56-222zM105 220c-3 8-3 8-8 15-18 22-33 27-44 27-20 0-25-21-25-36 0-18 13-65 22-83 12-23 28-37 45-37 24 0 29 32 29 34s0 4-1 6c-6 25-12 50-18 74z"><text:p/></draw:path><draw:path draw:style-name="gr3" draw:text-style-name="P5" svg:width="0.0646in" svg:height="0.0685in" svg:x="0.3547in" svg:y="0.0453in" svg:viewBox="0 0 165 175" svg:d="M165 65c0-40-27-65-62-65-51 0-103 55-103 110 0 38 25 65 62 65 51 0 103-53 103-110zM62 166c-17 0-33-12-33-42 0-18 10-60 22-80 19-30 41-35 52-35 22 0 33 19 33 42 0 14-7 55-22 80-13 22-35 35-52 35z"><text:p/></draw:path><draw:path draw:style-name="gr3" draw:text-style-name="P5" svg:width="0.1244in" svg:height="0.0685in" svg:x="0.4268in" svg:y="0.0453in" svg:viewBox="0 0 317 175" svg:d="M23 148c-2 6-4 15-4 17 0 7 5 10 12 10 4 0 11-3 14-11 0-1 5-19 7-29 3-12 5-23 9-34 2-9 4-17 6-26 1-7 5-18 5-19 6-12 26-47 63-47 18 0 21 14 21 26 0 10-3 21-6 33-4 15-7 29-10 44-2 10-6 20-8 30-2 8-5 21-5 23 0 7 5 10 11 10 12 0 14-10 17-22 6-22 20-78 23-92 1-6 22-52 64-52 17 0 21 13 21 26 0 22-17 66-24 87-4 9-5 13-5 21 0 19 14 32 32 32 37 0 51-56 51-59 0-4-5-4-6-4-3 0-3 1-5 7-6 20-18 47-40 47-6 0-9-3-9-12 0-10 4-19 7-27 8-20 24-63 24-85 0-25-16-42-45-42-28 0-48 18-63 37 0-4-2-17-12-27-10-8-22-10-32-10-35 0-53 25-60 34-2-22-19-34-35-34-18 0-26 15-29 22-8 13-12 36-12 37 0 5 3 5 4 5 5 0 5-1 7-9 7-27 14-46 29-46 5 0 12 3 12 17 0 8-2 13-7 32-8 30-14 60-22 90z"><text:p/></draw:path><draw:path draw:style-name="gr3" draw:text-style-name="P5" svg:width="0.0346in" svg:height="0.1512in" svg:x="0.5705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076in" svg:height="0.1374in" svg:x="0.6224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9-1 22-16 22-21 0-9-7-13-14-13-10 0-22 8-22 23 0 17 18 26 33 26 22 0 37-23 44-37 12-25 21-71 22-74 8-40 15-80 23-121z"><text:p/></draw:path><draw:path draw:style-name="gr3" draw:text-style-name="P5" svg:width="0.0055in" svg:height="0.1512in" svg:x="0.7232in" svg:y="0in" svg:viewBox="0 0 15 385" svg:d="M15 14c0-6 0-14-7-14-8 0-8 8-8 14 0 119 0 238 0 357 0 7 0 14 8 14 7 0 7-7 7-14 0-119 0-238 0-357z"><text:p/></draw:path><draw:path draw:style-name="gr3" draw:text-style-name="P5" svg:width="0.0941in" svg:height="0.0724in" svg:x="0.7528in" svg:y="0.0634in" svg:viewBox="0 0 240 185" svg:d="M138 81c8-8 16-16 25-25 35-34 45-45 69-46 5 0 8 0 8-6 0-3-3-4-5-4-7 0-17 1-25 1-6 0-24-1-31-1-2 0-5 1-5 7 1 1 0 3 3 3 2 0 10 1 10 7 0 4-4 8-8 11-1 2-36 35-46 46-9-18-19-35-27-53 0-1-1-3-1-4 0-3 5-7 14-7 2 0 5 0 5-6 0-1 0-4-4-4-6 0-12 1-18 1-5 0-12 0-17 0s-11 0-17 0c-4 0-10-1-14-1-1 0-6 0-6 7 0 3 4 3 8 3 16 0 17 2 20 8 12 25 25 49 37 74-5 5-10 10-15 16-4 4-18 16-22 22-33 33-44 44-68 45-5 0-8 0-8 6 0 1 1 4 4 4 8 0 17-1 26-1 4 0 11 0 15 0 6 0 11 1 16 1 2 0 5 0 5-6 0-4-2-4-4-4-3 0-9-1-9-7 0-4 4-7 10-14 18-19 36-36 55-54 11 21 22 43 33 65 1 2 1 2 1 3 0 2-5 6-14 7-3 0-6 0-6 6 0 1 0 4 4 4 6 0 11-1 18-1 6 0 12 0 18 0 5 0 11 0 16 0s10 1 14 1c2 0 6 0 6-7 0-3-3-3-8-3-15 0-16-3-20-8-14-28-28-57-42-86z"><text:p/></draw:path><draw:path draw:style-name="gr3" draw:text-style-name="P5" svg:width="0.035in" svg:height="0.1512in" svg:x="0.872in" svg:y="0in" svg:viewBox="0 0 90 385" svg:d="M90 193c0-30-4-76-25-120-23-48-57-73-61-73-2 0-4 2-4 4s0 2 8 9c37 38 59 99 59 180 0 65-14 133-61 181-6 6-6 6-6 7 0 2 2 4 4 4 4 0 39-26 62-76 20-41 24-84 24-116z"><text:p/></draw:path></draw:g>, נוכיח <draw:g text:anchor-type="as-char" svg:y="-0.1035in" draw:z-index="287" draw:name="Shape297" draw:style-name="gr1"><svg:title>TexMaths</svg:title><svg:desc>11§display§x \in X§svg§600§FALSE§</svg:desc><draw:path draw:style-name="gr2" draw:text-style-name="P4" svg:width="0.3858in" svg:height="0.0933in" svg:x="0.0039in" svg:y="0.0071in" svg:viewBox="0 0 981 238" svg:d="M491 238c-164 0-327 0-491 0 0-79 0-159 0-238 327 0 654 0 981 0 0 79 0 159 0 238-164 0-328 0-490 0z"><text:p/></draw:path><draw:path draw:style-name="gr3" draw:text-style-name="P5" svg:width="0.0756in" svg:height="0.0677in" svg:x="0.0004in" svg:y="0.0362in" svg:viewBox="0 0 193 173" svg:d="M118 54c3-10 12-46 38-46 2 0 11 0 20 5-11 2-19 12-19 21 0 7 5 13 15 13 8 0 21-6 21-22 0-20-22-25-36-25-23 0-36 20-40 29-10-26-31-29-42-29-41 0-63 49-63 59 0 4 3 2 5 4 3 0 4 0 5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5" svg:width="0.0752in" svg:height="0.0874in" svg:x="0.1382in" svg:y="0.0217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5" svg:width="0.1252in" svg:height="0.1028in" svg:x="0.2724in" svg:y="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6 1 16 12c0 6-5 10-8 14-21 22-42 44-63 67z"><text:p/></draw:path></draw:g>. לפי הגדרת דומיין, נתון <draw:g text:anchor-type="as-char" svg:y="-0.1134in" draw:z-index="288" draw:name="Shape298" draw:style-name="gr1"><svg:title>TexMaths</svg:title><svg:desc>11§display§\forall x \in X. \exists b \in B. \la x, b \ra \in f|_X§svg§600§FALSE§</svg:desc><draw:path draw:style-name="gr2" draw:text-style-name="P4" svg:width="1.7713in" svg:height="0.1358in" svg:x="0.0079in" svg:y="0.0071in" svg:viewBox="0 0 4500 346" svg:d="M0 0c1500 0 3000 0 4500 0 0 116 0 230 0 346-1500 0-3000 0-4500 0 0-116 0-230 0-346z"><text:p/></draw:path><draw:path draw:style-name="gr3" draw:text-style-name="P5" svg:width="0.0839in" svg:height="0.1079in" svg:x="0in" svg:y="0.0071in" svg:viewBox="0 0 214 275" svg:d="M213 14c1-4 1-5 1-6 0-5-2-8-7-8s-7 4-9 9c-11 28-21 56-32 85-39 0-78 0-118 0-11-29-21-57-32-85-2-6-3-9-8-9-4 0-8 3-8 8 1 2 0 1 2 6 32 84 65 169 97 252 1 6 3 9 9 9 5 0 6-4 7-7 33-85 65-169 98-254zM55 109c35 0 69 0 105 0-18 45-35 91-52 137-18-46-35-92-53-137z"><text:p/></draw:path><draw:path draw:style-name="gr3" draw:text-style-name="P5" svg:width="0.0756in" svg:height="0.0681in" svg:x="0.089in" svg:y="0.0453in" svg:viewBox="0 0 193 174" svg:d="M119 54c2-10 11-46 37-46 2 0 12 0 20 5-11 2-19 12-19 21 0 7 5 13 15 13 8 0 21-6 21-22 0-19-23-25-36-25-23 0-36 20-40 29-10-26-31-29-42-29-41 0-63 50-63 59 0 4 4 4 6 4s3-1 4-5c13-40 39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3" draw:text-style-name="P5" svg:width="0.0756in" svg:height="0.0878in" svg:x="0.2264in" svg:y="0.0307in" svg:viewBox="0 0 193 224" svg:d="M179 120c7 0 14 0 14-8 0-7-7-7-14-7-55 0-109 0-164 0 5-52 50-88 104-88 20 0 40 0 60 0 7 0 14 0 14-9 0-8-7-8-14-8-20 0-40 0-60 0-66 0-119 51-119 112 0 62 53 112 119 112 20 0 40 0 60 0 7 0 14 0 14-8s-7-7-14-7c-20 0-40 0-60 0-54 0-99-37-104-89 55 0 109 0 164 0z"><text:p/></draw:path><draw:path draw:style-name="gr3" draw:text-style-name="P5" svg:width="0.1252in" svg:height="0.1035in" svg:x="0.3618in" svg:y="0.0098in" svg:viewBox="0 0 319 264" svg:d="M177 106c-11-26-22-52-33-77-1-4-1-5-1-6 0-2 7-9 22-11 4 0 8 0 8-6s-5-6-6-6c-15 0-32 1-48 1-10 0-34-1-43-1-3 0-8 0-8 8 0 4 5 4 9 4 23 0 25 5 30 12 15 37 29 72 45 108-28 30-54 58-82 88-2 1-3 2-5 4-19 20-36 27-56 28-6 0-9 0-9 8 2 1 0 4 6 4 11 0 24-2 36-2 14 0 28 2 43 2 2 0 6 0 6-9 0-3-3-3-4-3-3-1-16-1-16-12 0-7 6-12 10-18 14-14 27-27 40-41 12-13 23-26 35-38 13 31 25 62 39 93 2 3 1 3 2 4 0 3-7 10-22 12-5 0-8 0-8 7 0 5 5 5 6 5 11 0 37-2 48-2 10 0 34 2 43 2 3 0 8 0 8-7 0-5-5-5-7-5-26-1-27-2-34-17-14-36-41-96-49-119 26-27 67-73 79-84 11-9 26-19 49-20 5 0 9 0 9-8-2-1 0-4-5-4-13 0-25 1-37 1-14 0-28-1-43-1-2 0-7 0-7 8 0 3 2 4 4 4 4 1 17 1 17 12 0 6-5 11-8 15-21 22-42 45-63 67z"><text:p/></draw:path><draw:path draw:style-name="gr3" draw:text-style-name="P5" svg:width="0.0157in" svg:height="0.0161in" svg:x="0.5in" svg:y="0.0976in" svg:viewBox="0 0 41 42" svg:d="M41 21c0-11-8-21-20-21-11 0-21 10-21 21s10 21 21 21c12 0 20-10 20-21z"><text:p/></draw:path><draw:path draw:style-name="gr3" draw:text-style-name="P5" svg:width="0.0673in" svg:height="0.1051in" svg:x="0.5378in" svg:y="0.0071in" svg:viewBox="0 0 172 268" svg:d="M172 13c0-12-2-13-14-13-48 0-96 0-145 0-6 0-13 0-13 8 0 7 7 7 13 7 48 0 96 0 143 0 0 37 0 74 0 111-46 0-91 0-137 0-7 0-13 0-13 7 0 8 6 8 13 8 46 0 91 0 137 0 0 36 0 74 0 110-47 0-95 0-143 0-6 0-13 0-13 8 0 9 7 9 13 9 49 0 97 0 145 0 12 0 14-3 14-15 0-80 0-159 0-240z"><text:p/></draw:path><draw:path draw:style-name="gr3" draw:text-style-name="P5" svg:width="0.0555in" svg:height="0.1063in" svg:x="0.6209in" svg:y="0.0071in" svg:viewBox="0 0 142 271" svg:d="M74 3c-1-1 0-3-5-3-9 0-37 2-47 3-3 0-8 1-8 8 0 4 5 4 10 4 19 0 19 4 19 7s-3 17-6 24c-10 42-21 84-30 126-6 20-7 25-7 38 0 38 21 61 49 61 46 0 93-57 93-112 0-36-20-62-51-62-18 0-34 11-46 23 10-39 19-78 29-117zM37 150c4-9 4-10 7-15 19-24 36-30 46-30 14 0 24 12 24 36 0 23-13 67-19 83-14 25-31 39-46 39-13 0-26-11-26-39 0-7 0-15 7-39 2-12 5-23 7-35z"><text:p/></draw:path><draw:path draw:style-name="gr3" draw:text-style-name="P5" svg:width="0.076in" svg:height="0.0878in" svg:x="0.7343in" svg:y="0.0307in" svg:viewBox="0 0 194 224" svg:d="M179 120c7 0 15 0 15-8 0-7-8-7-15-7-55 0-109 0-164 0 6-52 50-88 105-88 20 0 39 0 59 0 7 0 15 0 15-9 0-8-8-8-15-8-20 0-40 0-60 0-66 0-119 51-119 112 0 62 53 112 119 112 20 0 40 0 60 0 7 0 15 0 15-8s-8-7-15-7c-20 0-39 0-59 0-55 0-99-37-105-89 55 0 109 0 164 0z"><text:p/></draw:path><draw:path draw:style-name="gr3" draw:text-style-name="P5" svg:width="0.1083in" svg:height="0.1035in" svg:x="0.8713in" svg:y="0.0098in" svg:viewBox="0 0 276 264" svg:d="M46 233c-4 16-4 19-35 19-7 0-11 0-11 8 0 4 4 4 11 4 46 0 91 0 138 0 61 0 106-46 106-83 0-28-22-51-59-54 39-8 80-37 80-73 0-29-25-54-71-54-43 0-87 0-130 0-8 0-11 0-11 8 0 4 3 4 11 4 4 0 8 0 14 1 7 1 10 1 10 7 0 1 0 2-1 6-18 70-34 138-52 207zM105 122c7-32 16-63 24-94 3-15 4-16 21-16 16 0 33 0 49 0 34 0 42 23 42 40 0 34-33 70-80 70-19 0-38 0-56 0zM87 252c-6 0-6 0-9-1-3 0-4 0-4-3 0-1 0-2 2-9 9-36 18-72 26-108 25 0 49 0 73 0 37 0 45 29 45 45 0 39-35 76-80 76-18 0-35 0-53 0z"><text:p/></draw:path><draw:path draw:style-name="gr3" draw:text-style-name="P5" svg:width="0.0157in" svg:height="0.0161in" svg:x="1.0012in" svg:y="0.0976in" svg:viewBox="0 0 41 42" svg:d="M41 21c0-11-9-21-20-21s-21 10-21 21 10 21 21 21 20-10 20-21z"><text:p/></draw:path><draw:path draw:style-name="gr3" draw:text-style-name="P5" svg:width="0.0339in" svg:height="0.1512in" svg:x="1.0472in" svg:y="0in" svg:viewBox="0 0 87 385" svg:d="M85 14c2-4 2-4 2-6 0-5-4-8-9-8-3 0-5 2-9 9-22 59-45 118-67 177-1 2-2 4-2 7 0 1 0 2 2 6 22 60 45 118 67 178 2 3 5 8 9 8 5 0 9-3 9-7 0-1 0-3-2-7-23-59-45-119-68-178 23-60 45-119 68-179z"><text:p/></draw:path><draw:path draw:style-name="gr3" draw:text-style-name="P5" svg:width="0.0756in" svg:height="0.0681in" svg:x="1.0941in" svg:y="0.0453in" svg:viewBox="0 0 193 174" svg:d="M119 54c2-10 11-46 37-46 2 0 11 0 20 5-11 2-19 12-19 21 0 7 5 13 15 13 8 0 21-6 21-22 0-19-22-25-36-25-23 0-36 20-40 29-10-26-31-29-42-29-41 0-63 50-63 59 0 4 3 3 5 4 3 0 4-1 5-5 13-40 39-50 52-50 7 0 21 4 21 26 0 12-7 38-21 92-7 24-20 40-37 40-2 0-11 0-19-5 10-2 18-10 18-21 0-10-8-13-14-13-12 0-22 10-22 22 0 17 20 25 36 25 27 0 40-26 41-29 4 15 19 29 42 29 39 0 61-50 61-59 0-4-3-4-4-4-3 0-4 1-4 5-14 40-40 50-52 50-15 0-21-13-21-25 0-9 2-18 7-34 4-18 8-35 13-53z"><text:p/></draw:path><draw:path draw:style-name="gr3" draw:text-style-name="P5" svg:width="0.0173in" svg:height="0.0453in" svg:x="1.1898in" svg:y="0.0976in" svg:viewBox="0 0 45 116" svg:d="M45 41c0-26-9-41-24-41-13 0-21 10-21 21 0 10 8 21 21 21 4 0 10-2 13-6 1-1 1-1 2-1 0 2 1 0 1 6 0 28-13 51-26 65-4 4-4 4-4 5 0 4 2 5 3 5 4 0 35-30 35-75z"><text:p/></draw:path><draw:path draw:style-name="gr3" draw:text-style-name="P5" svg:width="0.0555in" svg:height="0.1063in" svg:x="1.2516in" svg:y="0.0071in" svg:viewBox="0 0 142 271" svg:d="M74 3c-1-1 0-3-5-3-10 0-37 2-47 3-3 0-8 1-8 8 0 4 4 4 9 4 19 0 20 4 20 7s-3 17-6 24c-11 42-21 84-32 126-4 20-5 25-5 38 0 38 20 61 48 61 47 0 94-57 94-112 0-36-21-62-52-62-17 0-33 11-45 23 10-39 19-78 29-117zM37 150c3-9 3-10 6-15 20-24 36-30 47-30 13 0 24 12 24 36 0 23-13 67-19 83-14 25-31 39-47 39-13 0-25-11-25-39 0-7 0-15 6-39 3-12 5-23 8-35z"><text:p/></draw:path><draw:path draw:style-name="gr3" draw:text-style-name="P5" svg:width="0.0339in" svg:height="0.1512in" svg:x="1.3177in" svg:y="0in" svg:viewBox="0 0 87 385" svg:d="M85 199c2-4 2-5 2-6s0-3-2-7c-23-59-45-118-68-177-3-7-5-9-9-9-5 0-8 3-8 8 0 1 0 2 2 6 23 60 45 119 68 179-23 59-45 119-68 178-2 4-2 4-2 7 0 4 3 7 8 7s6-4 9-7c23-60 45-119 68-179z"><text:p/></draw:path><draw:path draw:style-name="gr3" draw:text-style-name="P5" svg:width="0.076in" svg:height="0.0878in" svg:x="1.4236in" svg:y="0.0307in" svg:viewBox="0 0 194 224" svg:d="M180 120c7 0 14 0 14-8 0-7-7-7-14-7-55 0-108 0-163 0 4-52 48-88 103-88 20 0 41 0 60 0 7 0 14 0 14-9 0-8-7-8-14-8-20 0-40 0-61 0-66 0-119 51-119 112 0 62 53 112 119 112 21 0 41 0 61 0 7 0 14 0 14-8s-7-7-14-7c-19 0-40 0-60 0-55 0-99-37-103-89 55 0 108 0 163 0z"><text:p/></draw:path><draw:path draw:style-name="gr3" draw:text-style-name="P5" svg:width="0.0756in" svg:height="0.1374in" svg:x="1.563in" svg:y="0.0071in" svg:viewBox="0 0 193 350" svg:d="M121 118c11 0 22 0 33 0 8 0 12 0 12-9 0-3-4-3-11-3-11 0-21 0-32 0 2-15 6-30 8-44 2-9 8-36 10-41 3-7 10-13 17-13 3 0 13 0 20 7-17 2-21 15-21 21 0 9 7 14 15 14 10 0 21-9 21-24 0-17-18-26-35-26-13 0-37 7-48 45-2 8-3 12-13 61-9 0-18 0-27 0-7 0-12 0-12 6s5 6 11 6c9 0 17 0 26 0-10 50-19 101-29 152-7 37-13 72-33 72-2 0-12 0-19-7 18-1 21-15 21-21 0-9-6-13-14-13-10 0-21 8-21 23 0 17 17 26 33 26 21 0 36-22 43-37 12-25 22-71 22-74 8-41 15-80 23-121z"><text:p/></draw:path><draw:path draw:style-name="gr3" draw:text-style-name="P5" svg:width="0.0055in" svg:height="0.1512in" svg:x="1.6638in" svg:y="0in" svg:viewBox="0 0 15 385" svg:d="M15 14c0-7 0-14-7-14-8 0-8 7-8 14 0 119 0 238 0 357 0 8 0 14 8 14 7 0 7-6 7-14 0-119 0-238 0-357z"><text:p/></draw:path><draw:path draw:style-name="gr3" draw:text-style-name="P5" svg:width="0.0937in" svg:height="0.072in" svg:x="1.6933in" svg:y="0.0634in" svg:viewBox="0 0 239 184" svg:d="M136 80c9-8 18-16 27-25 34-34 45-44 69-46 3 0 7 0 7-6 0-3-3-2-4-3-8 0-17 1-26 1-7 0-24-1-31-1-2 0-5 0-5 6 1 1 0 3 4 3 2 1 9 1 9 8 0 3-5 7-7 11-2 1-36 35-46 45-9-18-19-36-27-53-2-1-2-2-2-3 0-3 5-7 15-8 1 0 5 0 5-6-1-1-1-3-4-3-7 0-13 0-19 0-5 0-12 1-17 1s-11 0-16-1c-5 0-11 0-15 0-1 0-6 0-6 6 0 3 4 3 8 3 16 0 18 3 20 9 13 24 25 49 38 73-5 6-10 10-15 16-6 5-18 17-23 22-33 33-44 44-68 45-4 0-7 0-7 7 0 1 1 3 3 3 8 0 18-1 26-1 4 0 11 0 16 0 4 1 10 1 15 1 2 0 6 0 6-6 0-4-3-4-6-4-2 0-7-1-7-7 0-4 3-7 9-13 18-17 36-36 55-54 11 21 22 43 33 64 1 2 1 2 2 3 0 3-6 6-15 7-3 0-6 0-6 7 1 1 0 3 4 3 6 0 13-1 19-1 5 0 12 0 18 0 4 0 11 0 15 0 4 1 11 1 15 1 1 0 6 0 6-6 0-4-3-4-8-4-16 0-17-3-20-8-14-28-29-57-44-86z"><text:p/></draw:path></draw:g>. מכך נגרר <draw:g text:anchor-type="as-char" svg:y="-0.1134in" draw:z-index="289" draw:name="Shape299" draw:style-name="gr1"><svg:title>TexMaths</svg:title><svg:desc>11§display§\la x, b \ra \in f \cap (X \times B)§svg§600§FALSE§</svg:desc><draw:path draw:style-name="gr2" draw:text-style-name="P4" svg:width="1.3173in" svg:height="0.1358in" svg:x="0.0004in" svg:y="0.0071in" svg:viewBox="0 0 3347 346" svg:d="M1675 346c-559 0-1116 0-1675 0 0-116 0-230 0-346 1116 0 2231 0 3347 0 0 116 0 230 0 346-557 0-1115 0-1672 0z"><text:p/></draw:path><draw:path draw:style-name="gr3" draw:text-style-name="P5" svg:width="0.0335in" svg:height="0.1512in" svg:x="0.0094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5" svg:width="0.0752in" svg:height="0.0685in" svg:x="0.0563in" svg:y="0.0453in" svg:viewBox="0 0 192 175" svg:d="M118 54c2-10 11-45 38-45 2 0 11 0 20 4-11 2-19 12-19 21 0 7 5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5" svg:width="0.0173in" svg:height="0.0453in" svg:x="0.152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5" svg:width="0.0559in" svg:height="0.1063in" svg:x="0.2134in" svg:y="0.0071in" svg:viewBox="0 0 143 271" svg:d="M75 4c0-1 0-4-6-4-9 0-37 3-47 3-3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5" svg:width="0.0335in" svg:height="0.1512in" svg:x="0.2803in" svg:y="0in" svg:viewBox="0 0 86 385" svg:d="M84 199c2-4 2-4 2-5 0-2 0-2-2-7-22-59-46-119-68-178-2-7-4-9-8-9-5 0-8 3-8 8 0 1 0 2 2 6 23 60 45 119 68 180-23 58-45 118-68 176-2 4-2 5-2 8 0 4 3 7 8 7 4 0 6-4 7-7 23-60 45-119 69-179z"><text:p/></draw:path><draw:path draw:style-name="gr3" draw:text-style-name="P5" svg:width="0.076in" svg:height="0.087in" svg:x="0.3858in" svg:y="0.0307in" svg:viewBox="0 0 194 222" svg:d="M179 120c7 0 15 0 15-8 0-9-8-9-15-9-55 0-109 0-164 0 5-50 50-88 104-88 20 0 40 0 60 0 7 0 15 0 15-7 0-8-8-8-15-8-20 0-40 0-60 0-66 0-119 50-119 112s53 110 119 110c20 0 40 0 60 0 7 0 15 0 15-7s-8-7-15-7c-20 0-40 0-60 0-54 0-99-37-104-88 55 0 109 0 164 0z"><text:p/></draw:path><draw:path draw:style-name="gr3" draw:text-style-name="P5" svg:width="0.0752in" svg:height="0.1374in" svg:x="0.5248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839in" svg:height="0.0937in" svg:x="0.65in" svg:y="0.0217in" svg:viewBox="0 0 214 239" svg:d="M214 85c0-59-59-85-107-85-50 0-107 28-107 85 0 46 0 93 0 140 0 7 0 14 8 14 7 0 7-7 7-14 0-47 0-93 0-139 0-57 63-69 92-69 17 0 41 3 62 16 30 19 30 43 30 54 0 46 0 92 0 138 0 7 0 14 8 14 7 0 7-7 7-14 0-47 0-94 0-140z"><text:p/></draw:path><draw:path draw:style-name="gr3" draw:text-style-name="P5" svg:width="0.035in" svg:height="0.1512in" svg:x="0.7909in" svg:y="0in" svg:viewBox="0 0 90 385" svg:d="M90 381c0-1 0-1-6-8-49-49-61-122-61-179 0-68 14-136 62-183 5-5 5-5 5-7 0-3-2-4-4-4-4 0-39 26-61 76-20 42-25 85-25 118 0 28 4 75 26 119 23 47 56 72 60 72 2 0 4-1 4-4z"><text:p/></draw:path><draw:path draw:style-name="gr3" draw:text-style-name="P5" svg:width="0.1248in" svg:height="0.1028in" svg:x="0.8394in" svg:y="0.0098in" svg:viewBox="0 0 318 262" svg:d="M177 105c-11-27-22-52-33-77-1-4-1-4-2-5 0-2 6-10 23-11 4-1 8-1 8-8 0-4-5-4-6-4-16 0-33 1-48 1-10 0-34-1-44-1-2 0-7 0-7 8 0 4 3 4 9 4 23 0 25 3 29 12 15 37 30 72 46 108-28 29-54 57-82 86-2 2-3 3-5 4-19 21-38 27-57 28-5 1-8 1-8 8 0 1 0 4 4 4 12 0 25-1 37-1 14 0 29 1 44 1 2 0 6 0 6-8 0-3-3-2-4-4-3 0-16-1-16-12 0-6 6-12 10-17 14-13 27-27 40-40 12-14 23-27 35-39 13 31 25 62 39 91 2 5 2 5 2 6 0 3-8 10-23 11-4 1-8 1-8 8 0 4 4 4 7 4 11 0 37-1 48-1 10 0 33 1 43 1 2 0 8 0 8-8 0-4-5-4-8-4-25 0-26-1-33-17-15-35-41-94-50-117 27-28 68-74 80-85 11-9 25-18 48-19 6-1 9-1 9-8 0-1 0-4-5-4-12 0-25 1-36 1-14 0-30-1-43-1-3 0-7 0-7 8 0 2 2 3 4 4 3 0 15 1 15 11 0 6-4 11-7 14-21 22-41 44-62 68z"><text:p/></draw:path><draw:path draw:style-name="gr3" draw:text-style-name="P5" svg:width="0.0728in" svg:height="0.0728in" svg:x="1.0295in" svg:y="0.0394in" svg:viewBox="0 0 186 186" svg:d="M93 83c-26-26-51-52-78-77-4-5-5-6-7-6-5 0-8 3-8 8 0 2 0 3 4 7 26 27 52 52 77 79-25 25-51 50-77 77-4 4-4 5-4 7 0 5 3 8 8 8 2 0 3-1 7-5 26-27 52-52 77-78 27 27 54 53 81 81 1 0 3 2 5 2 5 0 8-3 8-8 0-1 0-2-1-4 0-1-62-62-82-80 25-25 48-48 72-72 1-2 8-7 9-9 1-1 2-3 2-5 0-5-3-8-8-8-3 0-4 1-9 6-25 25-50 51-76 77z"><text:p/></draw:path><draw:path draw:style-name="gr3" draw:text-style-name="P5" svg:width="0.1083in" svg:height="0.1028in" svg:x="1.1654in" svg:y="0.0098in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3 0 50 0 34 0 43 22 43 40 0 34-33 70-80 70-19 0-39 0-58 0zM87 250c-6 0-7 0-9 0-4 0-5-1-5-4 0-2 0-2 2-9 9-36 17-71 26-106 24 0 50 0 74 0 36 0 44 28 44 45 0 36-34 74-80 74-18 0-35 0-52 0z"><text:p/></draw:path><draw:path draw:style-name="gr3" draw:text-style-name="P5" svg:width="0.035in" svg:height="0.1512in" svg:x="1.2906in" svg:y="0in" svg:viewBox="0 0 90 385" svg:d="M90 194c0-31-4-77-25-121-23-48-57-73-61-73-2 0-4 2-4 4s0 2 8 9c37 38 59 99 59 181 0 64-14 132-62 180-5 6-5 6-5 7 0 2 2 4 4 4 4 0 39-26 62-76 20-41 24-84 24-115z"><text:p/></draw:path></draw:g>, כלומר לפי הגדרת <draw:g text:anchor-type="as-char" svg:y="-0.0898in" draw:z-index="290" draw:name="Shape300" draw:style-name="gr1"><svg:title>TexMaths</svg:title><svg:desc>11§display§\cap, \times§svg§600§FALSE§</svg:desc><draw:path draw:style-name="gr2" draw:text-style-name="P4" svg:width="0.2484in" svg:height="0.1039in" svg:x="0.0004in" svg:y="0.0071in" svg:viewBox="0 0 632 265" svg:d="M0 0c210 0 422 0 632 0 0 88 0 176 0 265-210 0-422 0-632 0 0-89 0-177 0-265z"><text:p/></draw:path><draw:path draw:style-name="gr3" draw:text-style-name="P5" svg:width="0.0843in" svg:height="0.0933in" svg:x="0.0008in" svg:y="0in" svg:viewBox="0 0 215 238" svg:d="M215 84c0-59-59-84-107-84-51 0-108 28-108 84 0 47 0 94 0 141 0 7 0 13 8 13 7 0 7-6 7-13 0-46 0-93 0-139 0-58 64-71 93-71 18 0 42 4 62 17 29 19 29 44 29 54 0 46 0 93 0 139 0 7 0 13 8 13s8-6 8-13c0-47 0-94 0-141z"><text:p/></draw:path><draw:path draw:style-name="gr3" draw:text-style-name="P5" svg:width="0.0173in" svg:height="0.0453in" svg:x="0.1071in" svg:y="0.0744in" svg:viewBox="0 0 45 116" svg:d="M45 41c0-26-10-41-24-41-13 0-21 10-21 21 0 10 8 20 21 20 4 0 10-1 13-5 1-1 1-1 2-1 0 2 0 0 0 6 0 28-13 52-25 65-4 3-4 4-4 5 0 4 2 5 3 5 4 0 35-30 35-75z"><text:p/></draw:path><draw:path draw:style-name="gr3" draw:text-style-name="P5" svg:width="0.0728in" svg:height="0.0724in" svg:x="0.1839in" svg:y="0.0161in" svg:viewBox="0 0 186 185" svg:d="M93 83c-26-27-52-52-78-77-4-5-5-6-7-6-5 0-8 4-8 8 0 3 0 4 4 7 26 27 52 52 78 79-26 25-52 50-78 76-4 4-4 5-4 8 0 4 3 7 8 7 2 0 3 0 7-5 26-26 52-50 78-75 26 26 52 52 80 78 0 1 3 2 5 2 5 0 8-3 8-7-1-2 0-3-1-5-27-26-62-59-81-79 23-25 46-48 70-71 2-2 8-8 10-10 1-1 2-2 2-5 0-4-3-8-8-8-3 0-4 2-8 7-27 25-52 50-77 76z"><text:p/></draw:path></draw:g><text:s/>נגרר <draw:g text:anchor-type="as-char" svg:y="-0.1035in" draw:z-index="291" draw:name="Shape301" draw:style-name="gr1"><svg:title>TexMaths</svg:title><svg:desc>11§display§x \in X§svg§600§FALSE§</svg:desc><draw:path draw:style-name="gr2" draw:text-style-name="P4" svg:width="0.3858in" svg:height="0.0933in" svg:x="0.0039in" svg:y="0.0071in" svg:viewBox="0 0 981 238" svg:d="M491 238c-164 0-327 0-491 0 0-79 0-159 0-238 327 0 654 0 981 0 0 79 0 159 0 238-164 0-328 0-490 0z"><text:p/></draw:path><draw:path draw:style-name="gr3" draw:text-style-name="P5" svg:width="0.0756in" svg:height="0.0677in" svg:x="0.0004in" svg:y="0.0362in" svg:viewBox="0 0 193 173" svg:d="M118 54c3-10 12-46 38-46 2 0 11 0 20 5-11 2-19 12-19 21 0 7 5 13 15 13 8 0 21-6 21-22 0-20-22-25-36-25-23 0-36 20-40 29-10-26-31-29-42-29-41 0-63 49-63 59 0 4 3 2 5 4 3 0 4 0 5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5" svg:width="0.0752in" svg:height="0.0874in" svg:x="0.1382in" svg:y="0.0217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5" svg:width="0.1252in" svg:height="0.1028in" svg:x="0.2724in" svg:y="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5 1 15 12c0 6-4 10-7 14-21 22-42 44-63 67z"><text:p/></draw:path></draw:g>, כדרוש. </text:p>
        </text:list-item>
      </text:list>
      <text:p text:style-name="P67"><text:span text:style-name="T2">טווח </text:span><text:span text:style-name="T2"><draw:g text:anchor-type="as-char" svg:y="-0.1035in" draw:z-index="300" draw:name="Shape302" draw:style-name="gr1"><svg:title>TexMaths</svg:title><svg:desc>11§display§\bm{B}§svg§600§FALSE§</svg:desc><draw:path draw:style-name="gr2" draw:text-style-name="P4" svg:width="0.113in" svg:height="0.0878in" svg:x="0.0016in" svg:y="0.0071in" svg:viewBox="0 0 288 224" svg:d="M0 0c96 0 192 0 288 0 0 75 0 149 0 224-96 0-192 0-288 0 0-75 0-149 0-224z"><text:p/></draw:path><draw:path draw:style-name="gr3" draw:text-style-name="P5" svg:width="0.122in" svg:height="0.1035in" svg:x="0.0004in" svg:y="0in" svg:viewBox="0 0 311 264" svg:d="M46 238c-1 6-2 7-9 7-6 1-14 1-20 1-10 0-10 0-13 0-4 3-4 9-4 11 0 7 7 7 13 7 54 0 108 0 162 0 81 0 117-51 117-85 0-33-29-49-64-52 61-11 83-48 83-73 0-32-27-54-82-54-51 0-102 0-153 0-8 0-14 0-14 11 0 7 5 7 16 7 8 0 16 1 23 1-18 73-37 147-55 219zM150 25c1-6 2-6 4-6 3-1 6-1 10-1 19 0 37 0 56 0 8 0 40 0 40 34 0 26-22 68-74 68-20 0-41 0-61 0 8-32 16-64 25-95zM103 246c-5 0-6 0-8-1 8-38 17-75 27-113 24 0 50 0 74 0 10 0 43 0 43 40 0 30-20 74-74 74-21 0-42 0-62 0z"><text:p/></draw:path></draw:g></text:span><text:span text:style-name="T2">: </text:span>טמוע בתוך הטענה שהוכחה <draw:g text:anchor-type="as-char" svg:y="-0.1134in" draw:z-index="292" draw:name="Shape303" draw:style-name="gr1"><svg:title>TexMaths</svg:title><svg:desc>11§display§f|_X \in X \times B§svg§600§FALSE§</svg:desc><draw:path draw:style-name="gr2" draw:text-style-name="P4" svg:width="0.8575in" svg:height="0.1354in" svg:x="0.0004in" svg:y="0.0071in" svg:viewBox="0 0 2179 345" svg:d="M0 0c726 0 1453 0 2179 0 0 115 0 230 0 345-726 0-1453 0-2179 0 0-115 0-230 0-345z"><text:p/></draw:path><draw:path draw:style-name="gr3" draw:text-style-name="P5" svg:width="0.0756in" svg:height="0.137in" svg:x="0.0008in" svg:y="0.0071in" svg:viewBox="0 0 193 349" svg:d="M121 118c11 0 22 0 33 0 8 0 12 0 12-9 0-3-4-3-11-3-11 0-21 0-32 0 2-16 6-30 8-44 2-9 8-36 10-41 3-7 10-13 18-13 2 0 12 0 19 7-17 2-21 15-21 21 0 9 7 14 15 14 10 0 21-9 21-24 0-17-18-26-34-26-14 0-38 7-49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5" svg:width="0.0055in" svg:height="0.1508in" svg:x="0.102in" svg:y="0in" svg:viewBox="0 0 15 384" svg:d="M15 14c0-7 0-14-7-14-8 0-8 7-8 14 0 119 0 237 0 356 0 8 0 14 8 14 7 0 7-6 7-14 0-119 0-237 0-356z"><text:p/></draw:path><draw:path draw:style-name="gr3" draw:text-style-name="P5" svg:width="0.0937in" svg:height="0.072in" svg:x="0.1315in" svg:y="0.0634in" svg:viewBox="0 0 239 184" svg:d="M136 80c9-8 17-16 26-25 35-34 45-44 70-46 4 0 7 0 7-6 0-3-3-3-5-3-7 0-16 1-25 1-6 0-24-1-31-1-2 0-5 0-5 6 1 1 0 3 3 3 3 1 10 1 10 8 0 3-4 7-7 11-2 1-37 35-47 45-9-18-18-36-26-53-1-1-3-2-3-3 0-3 6-7 15-8 2 0 5 0 5-6-1-1 0-3-4-3-6 0-12 0-18 0-5 0-12 1-17 1s-11 0-17-1c-4 0-10 0-14 0-1 0-6 0-6 6 0 3 4 3 8 3 15 0 18 3 20 9 12 24 25 48 37 73-4 5-10 10-14 16-6 5-19 17-23 22-33 33-44 44-68 45-5 0-7 0-7 7 0 1 0 3 3 3 8 0 18-1 26-1 4 0 11 0 15 0 6 1 11 1 15 1 3 0 7 0 7-6 0-4-3-4-5-4-3 0-8-1-8-7 0-4 3-7 9-13 18-19 36-36 55-54 11 21 22 42 33 64 1 2 1 2 1 3 0 3-5 6-15 7-2 0-5 0-5 7 1 1 0 3 4 3 6 0 12-1 19-1 6 0 11 0 18 0 4 0 11 0 15 0 5 1 10 1 14 1 3 0 6 0 6-6 0-4-3-4-8-4-15 0-16-3-18-8-15-28-30-57-45-86z"><text:p/></draw:path><draw:path draw:style-name="gr3" draw:text-style-name="P5" svg:width="0.076in" svg:height="0.087in" svg:x="0.2965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5" svg:width="0.1252in" svg:height="0.1031in" svg:x="0.4311in" svg:y="0.0098in" svg:viewBox="0 0 319 263" svg:d="M177 106c-11-27-22-52-33-77-1-4-1-5-1-6 0-2 7-9 22-11 5 0 8 0 8-6s-5-6-6-6c-15 0-32 1-48 1-10 0-34-1-43-1-3 0-8 0-8 8 0 4 5 4 9 4 23 0 26 5 30 12 15 37 29 72 45 108-28 29-54 58-82 87-2 1-3 2-5 3-19 21-36 28-56 29-6 0-9 0-9 8 2 2 0 4 6 4 11 0 24-2 36-2 14 0 28 2 43 2 2 0 6 0 6-9 0-3-3-3-4-3-3-1-15-1-15-12 0-7 5-12 11-18 13-13 25-27 38-40 12-14 23-26 35-38 14 31 26 61 39 92 2 3 1 3 2 4 0 3-7 10-22 12-4 0-8 0-8 7 0 5 5 5 6 5 11 0 38-2 48-2s34 2 43 2c3 0 8 0 8-8 0-4-3-4-7-4-26-1-27-2-33-18-15-35-42-94-50-117 26-27 67-73 79-84 11-9 26-19 49-20 5 0 9 0 9-8-2-1 0-4-5-4-12 0-25 1-37 1-14 0-28-1-43-1-2 0-7 0-7 8 0 3 2 4 5 4 4 1 16 1 16 12 0 6-5 11-8 15-21 22-42 44-63 67z"><text:p/></draw:path><draw:path draw:style-name="gr3" draw:text-style-name="P5" svg:width="0.0732in" svg:height="0.0724in" svg:x="0.6213in" svg:y="0.0398in" svg:viewBox="0 0 187 185" svg:d="M94 81c-26-25-52-50-77-75-6-6-6-6-9-6-5 0-8 3-8 8 0 2 1 3 4 7 27 26 52 51 79 77-27 26-52 51-79 78-3 4-4 5-4 7 0 5 3 8 8 8 3 0 3 0 9-6 25-25 51-50 77-76 26 27 52 53 79 80 1 1 3 2 5 2 6 0 9-3 9-8-1-2 0-2-2-4-26-28-62-61-80-81 23-24 47-47 70-70 2-2 8-8 10-10 0-1 2-2 2-4 0-5-3-8-9-8-2 0-4 1-8 6-26 25-51 50-76 75z"><text:p/></draw:path><draw:path draw:style-name="gr3" draw:text-style-name="P5" svg:width="0.1083in" svg:height="0.1031in" svg:x="0.7575in" svg:y="0.0098in" svg:viewBox="0 0 276 263" svg:d="M46 232c-4 16-5 19-35 19-7 0-11 0-11 8 0 4 3 4 11 4 46 0 91 0 138 0 61 0 106-46 106-82 0-28-22-51-59-54 40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/draw:g>. </text:p>
      <text:p text:style-name="P74">סה"כ <draw:g text:anchor-type="as-char" svg:y="-0.1134in" draw:z-index="302" draw:name="Shape304" draw:style-name="gr1"><svg:title>TexMaths</svg:title><svg:desc>11§display§\bm{f|_X}§svg§600§FALSE§</svg:desc><draw:path draw:style-name="gr2" draw:text-style-name="P4" svg:width="0.2461in" svg:height="0.1354in" svg:x="0.0004in" svg:y="0.0071in" svg:viewBox="0 0 626 345" svg:d="M0 0c208 0 418 0 626 0 0 115 0 230 0 345-208 0-418 0-626 0 0-115 0-230 0-345z"><text:p/></draw:path><draw:path draw:style-name="gr3" draw:text-style-name="P5" svg:width="0.0854in" svg:height="0.1362in" svg:x="0.0024in" svg:y="0.0071in" svg:viewBox="0 0 218 347" svg:d="M142 118c15 0 30 0 45 0 7 0 15 0 15-12 0-7-7-7-13-7-16 0-30 0-45 0 5-23 9-46 14-69 1-8 1-8 5-11 5-6 9-6 11-6 6 0 9 1 13 4-8 4-16 14-16 25s10 17 20 17c15 0 27-14 27-28 0-20-20-31-44-31-19 0-40 7-54 29-9 14-11 29-19 70-12 0-25 0-37 0-8 0-14 0-14 11 0 8 6 8 13 8 12 0 23 0 35 0-10 54-19 109-29 163-1 3-5 27-7 33 0 1-7 20-19 20-8 0-11-1-13-4 10-4 16-14 16-25s-9-18-18-18c-16 0-28 15-28 29 0 21 22 31 42 31 29 0 50-29 52-33 17-26 26-75 27-82 7-38 13-76 21-114z"><text:p/></draw:path><draw:path draw:style-name="gr3" draw:text-style-name="P5" svg:width="0.0087in" svg:height="0.1508in" svg:x="0.1157in" svg:y="0in" svg:viewBox="0 0 23 384" svg:d="M23 18c0-7 0-18-12-18-11 0-11 11-11 18 0 116 0 232 0 349 0 5 0 17 11 17 12 0 12-11 12-17 0-117 0-233 0-349z"><text:p/></draw:path><draw:path draw:style-name="gr3" draw:text-style-name="P5" svg:width="0.1043in" svg:height="0.0724in" svg:x="0.15in" svg:y="0.0634in" svg:viewBox="0 0 266 185" svg:d="M161 84c-1-1-1-3-1-4 2-3 5-4 8-7 15-15 30-28 46-42 14-13 18-16 45-16 6 0 7-7 7-9 0-5-4-6-6-6-8 0-24 1-31 1-5 0-12 0-18 0-6-1-13-1-18-1-2 0-9 0-9 9 0 5 6 6 8 6 4 0 8 0 12 2-19 16-36 31-54 48-10-17-20-32-29-48 6-2 7-2 15-2 6-1 6-7 6-9 0-4-3-6-5-6-5 0-16 0-20 1-7 0-17 0-23 0s-12 0-19 0c-6 0-13-1-19-1-2 0-9 0-9 9 0 6 6 6 13 6 3 0 6 0 9 0 5 0 5 0 7 4 14 24 30 48 44 73-25 23-49 45-75 68-4 5-12 10-34 10-4 0-11 0-11 9 0 4 3 6 7 6 6 0 23-1 29-1s14 0 19 0c6 1 13 1 19 1 4 0 9-2 9-9 0-1 0-5-8-6-6 0-9 0-12-2 22-20 43-40 65-60 12 20 24 40 36 60-5 2-11 2-14 2-2 1-8 1-8 9 0 3 2 6 7 6 6 0 14 0 21-1 5 0 15 0 22 0 5 0 12 0 19 0 5 0 13 1 18 1s9-1 9-9c0-6-5-6-12-6-3 0-7 0-10 0-4 0-5 0-7-4-16-27-33-55-48-82z"><text:p/></draw:path></draw:g><text:s/>פונקציה מ־<draw:g text:anchor-type="as-char" svg:y="-0.1071in" draw:z-index="303" draw:name="Shape305" draw:style-name="gr1"><svg:title>TexMaths</svg:title><svg:desc>11§display§\bm{A}§svg§600§FALSE§</svg:desc><draw:path draw:style-name="gr2" draw:text-style-name="P4" svg:width="0.1106in" svg:height="0.0913in" svg:x="0.0012in" svg:y="0.0071in" svg:viewBox="0 0 282 233" svg:d="M141 233c-47 0-94 0-141 0 0-78 0-155 0-233 94 0 189 0 282 0 0 78 0 155 0 233-47 0-95 0-141 0z"><text:p/></draw:path><draw:path draw:style-name="gr3" draw:text-style-name="P5" svg:width="0.1193in" svg:height="0.1071in" svg:x="0.0004in" svg:y="0in" svg:viewBox="0 0 304 273" svg:d="M230 11c-1-9-3-11-12-11s-12 2-17 10c-50 77-101 153-151 230-5 8-9 14-38 14-5 0-12 0-12 12 0 2 2 7 8 7 11 0 24-1 36-1 14 0 29 1 43 1 2 0 10 0 10-11 0-8-7-8-10-8s-13 0-22-3c11-18 23-35 35-54 35 0 70 0 104 0 3 19 7 37 9 56-8 1-20 1-26 1-7 0-13 0-13 12 0 5 4 7 8 7 13 0 45-1 57-1 9 0 18 0 27 0s18 1 27 1c4 0 11 0 11-11 0-8-5-8-15-8-6 0-10 0-16 0-4 0-4-1-6-8-12-78-24-157-37-235zM184 68c6 37 11 74 17 110-29 0-59 0-89 0 25-36 49-73 72-110z"><text:p/></draw:path></draw:g> ל־<draw:g text:anchor-type="as-char" svg:y="-0.1035in" draw:z-index="304" draw:name="Shape306" draw:style-name="gr1"><svg:title>TexMaths</svg:title><svg:desc>11§display§\bm{B}§svg§600§FALSE§</svg:desc><draw:path draw:style-name="gr2" draw:text-style-name="P4" svg:width="0.113in" svg:height="0.0878in" svg:x="0.0016in" svg:y="0.0071in" svg:viewBox="0 0 288 224" svg:d="M0 0c96 0 193 0 288 0 0 75 0 149 0 224-95 0-192 0-288 0 0-75 0-149 0-224z"><text:p/></draw:path><draw:path draw:style-name="gr3" draw:text-style-name="P5" svg:width="0.122in" svg:height="0.1035in" svg:x="0.0004in" svg:y="0in" svg:viewBox="0 0 311 264" svg:d="M46 238c-1 6-2 7-9 7-6 1-14 1-20 1-10 0-10 0-13 0-4 3-4 9-4 11 0 7 7 7 13 7 54 0 108 0 162 0 81 0 117-51 117-85 0-33-29-49-64-52 61-11 83-48 83-73 0-32-27-54-82-54-51 0-102 0-153 0-8 0-14 0-14 11 0 7 5 7 16 7 8 0 16 1 23 1-18 73-37 147-55 219zM150 25c1-6 2-6 4-6 3-1 6-1 10-1 19 0 37 0 56 0 8 0 40 0 40 34 0 26-22 68-74 68-20 0-41 0-61 0 8-32 16-64 25-95zM103 246c-5 0-6 0-8-1 8-38 17-75 27-113 24 0 50 0 74 0 10 0 43 0 43 40 0 30-20 74-74 74-21 0-42 0-62 0z"><text:p/></draw:path></draw:g></text:p>
      <text:p text:style-name="P21"><draw:g text:anchor-type="as-char" svg:y="-0.1134in" draw:z-index="319" draw:name="Shape307" draw:style-name="gr1"><svg:title>TexMaths</svg:title><svg:desc>11§display§\QED§svg§600§FALSE§</svg:desc><draw:path draw:style-name="gr2" draw:text-style-name="P4" svg:width="0.6894in" svg:height="0.0972in" svg:x="0.0004in" svg:y="0.0071in" svg:viewBox="0 0 1752 248" svg:d="M0 0c584 0 1168 0 1752 0 0 83 0 165 0 248-584 0-1168 0-1752 0 0-83 0-165 0-248z"><text:p/></draw:path><draw:path draw:style-name="gr3" draw:text-style-name="P5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5" svg:width="0.0157in" svg:height="0.0157in" svg:x="0.1449in" svg:y="0.0925in" svg:viewBox="0 0 41 41" svg:d="M41 21c0-12-10-21-21-21-12 0-20 9-20 21 0 11 8 20 20 20 11 0 21-9 21-20z"><text:p/></draw:path><draw:path draw:style-name="gr3" draw:text-style-name="P5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5" svg:width="0.0157in" svg:height="0.0157in" svg:x="0.3008in" svg:y="0.0925in" svg:viewBox="0 0 41 41" svg:d="M41 21c0-12-9-21-20-21-12 0-21 9-21 21 0 11 9 20 21 20 11 0 20-9 20-20z"><text:p/></draw:path><draw:path draw:style-name="gr3" draw:text-style-name="P5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5" svg:width="0.0161in" svg:height="0.0157in" svg:x="0.4744in" svg:y="0.0925in" svg:viewBox="0 0 42 41" svg:d="M42 21c0-12-10-21-21-21s-21 9-21 21c0 11 10 20 21 20s21-9 21-20z"><text:p/></draw:path><draw:path draw:style-name="gr3" draw:text-style-name="P5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P69" text:outline-level="4">הוכחה שוויון בין <draw:g text:anchor-type="as-char" svg:y="-0.1339in" draw:z-index="262" draw:name="Shape308" draw:style-name="gr1"><svg:title>TexMaths</svg:title><svg:desc>13§display§f|_X(x)§svg§600§FALSE§</svg:desc><draw:path draw:style-name="gr2" draw:text-style-name="P4" svg:width="0.4992in" svg:height="0.1594in" svg:x="-0.0004in" svg:y="0.0102in" svg:viewBox="0 0 1269 406" svg:d="M0 0c423 0 846 0 1269 0 0 135 0 271 0 406-423 0-846 0-1269 0 0-135 0-271 0-406z"><text:p/></draw:path><draw:path draw:style-name="gr3" draw:text-style-name="P5" svg:width="0.0894in" svg:height="0.1614in" svg:x="0in" svg:y="0.0079in" svg:viewBox="0 0 228 411" svg:d="M143 139c13 0 26 0 39 0 9 0 14 0 14-11 0-3-5-3-13-3-13 0-24 0-37 0 2-19 6-35 9-52 2-11 9-42 11-48 4-8 12-16 21-16 3 0 15 0 24 9-21 1-25 17-25 25 0 10 8 15 17 15 12 0 25-10 25-27 0-21-21-31-41-31-15 0-44 8-57 53-3 9-4 14-16 72-10 0-20 0-31 0-9 0-14 0-14 7s5 7 13 7c10 0 19 0 30 0-12 60-22 118-34 178-8 44-16 85-40 85-2 0-13 0-21-9 21-1 25-17 25-24 0-11-8-16-17-16-12 0-25 10-25 27 0 21 20 31 38 31 26 0 44-25 52-44 14-28 24-83 26-87 9-46 18-94 27-141z"><text:p/></draw:path><draw:path draw:style-name="gr3" draw:text-style-name="P5" svg:width="0.0067in" svg:height="0.178in" svg:x="0.1193in" svg:y="0in" svg:viewBox="0 0 18 453" svg:d="M18 17c0-9 0-17-9-17s-9 8-9 17c0 140 0 279 0 419 0 9 0 17 9 17s9-8 9-17c0-140 0-279 0-419z"><text:p/></draw:path><draw:path draw:style-name="gr3" draw:text-style-name="P5" svg:width="0.1106in" svg:height="0.085in" svg:x="0.1539in" svg:y="0.0756in" svg:viewBox="0 0 282 217" svg:d="M161 95c11-11 20-20 30-30 42-40 53-52 82-55 5 0 9 0 9-6 0-4-4-4-5-4-9 0-21 1-30 1-8 0-29-1-36-1-3 0-7 0-7 6 1 2 0 4 4 4 4 2 12 2 12 9 0 4-5 10-8 13-3 2-44 42-56 54-10-21-22-42-32-63 0-1-2-2-2-4s7-7 17-9c3 0 7 0 7-6-2-1 0-4-6-4s-14 0-20 0c-7 0-15 1-21 1-5 0-13 0-20-1-5 0-11 0-17 0-1 0-6 0-6 6 0 4 4 4 9 4 18 0 20 4 23 11 15 28 30 57 45 87-6 5-12 11-17 18-7 6-22 21-28 26-39 39-52 52-80 53-5 0-8 0-8 8 0 1 0 4 4 4 9 0 19-2 30-2 5 0 13 0 18 0 7 2 13 2 18 2 3 0 8 0 8-7 0-5-4-5-6-5-3 0-10-1-10-8 0-5 4-9 11-15 22-22 43-43 65-64 13 25 26 49 39 75 1 3 1 3 1 4 0 3-5 7-17 8-2 0-6 0-6 8 1 1 0 4 5 4 6 0 13-2 21-2 6 0 14 0 21 0 6 0 13 0 19 0 5 2 12 2 17 2 1 0 6 0 6-7 0-5-3-5-9-5-18 0-19-4-22-9-17-34-35-68-52-101z"><text:p/></draw:path><draw:path draw:style-name="gr3" draw:text-style-name="P5" svg:width="0.0409in" svg:height="0.178in" svg:x="0.3016in" svg:y="0in" svg:viewBox="0 0 105 453" svg:d="M105 448c0-1 0-1-6-9-57-57-73-143-73-212 0-79 18-158 74-215 5-6 5-6 5-8 0-3-1-4-4-4-5 0-45 31-72 88-24 51-29 102-29 139 0 34 5 90 30 140 27 56 66 86 71 86 3 0 4-1 4-5z"><text:p/></draw:path><draw:path draw:style-name="gr3" draw:text-style-name="P5" svg:width="0.0894in" svg:height="0.0803in" svg:x="0.3587in" svg:y="0.0551in" svg:viewBox="0 0 228 205" svg:d="M139 64c3-12 13-55 46-55 2 0 13 0 22 7-12 2-21 14-21 24 0 8 4 16 17 16 10 0 25-8 25-26 0-24-28-30-43-30-26 0-42 23-48 34-11-30-36-34-50-34-47 0-73 58-73 70 0 4 4 4 6 4 3 0 5-1 6-5 16-48 46-60 61-60 8 0 25 5 25 31 0 15-8 44-25 108-8 29-23 48-44 48-3 0-13 0-22-6 12-3 21-12 21-25 0-12-9-16-17-16-13 0-25 12-25 26 0 21 23 30 43 30 30 0 47-31 48-34 5 17 22 34 49 34 47 0 73-58 73-70 0-4-4-4-5-4-4 0-5 1-6 5-15 48-46 60-60 60-18 0-26-16-26-30 0-10 2-21 8-40 5-21 10-42 15-62z"><text:p/></draw:path><draw:path draw:style-name="gr3" draw:text-style-name="P5" svg:width="0.0409in" svg:height="0.178in" svg:x="0.4669in" svg:y="0in" svg:viewBox="0 0 105 453" svg:d="M105 227c0-35-5-91-30-141-27-56-66-86-71-86-3 0-4 1-4 4 0 2 0 2 8 12 45 44 71 116 71 211 0 77-17 156-74 214-5 6-5 6-5 7 0 4 1 5 4 5 5 0 45-31 73-88 23-51 28-102 28-138z"><text:p/></draw:path></draw:g><text:s/>ל־<draw:g text:anchor-type="as-char" svg:y="-0.1339in" draw:z-index="263" draw:name="Shape309" draw:style-name="gr1"><svg:title>TexMaths</svg:title><svg:desc>13§display§f(x)§svg§600§FALSE§</svg:desc><draw:path draw:style-name="gr2" draw:text-style-name="P4" svg:width="0.3126in" svg:height="0.1594in" svg:x="-0.0004in" svg:y="0.0102in" svg:viewBox="0 0 795 406" svg:d="M0 0c265 0 529 0 795 0 0 135 0 271 0 406-266 0-530 0-795 0 0-135 0-271 0-406z"><text:p/></draw:path><draw:path draw:style-name="gr3" draw:text-style-name="P5" svg:width="0.0894in" svg:height="0.1614in" svg:x="0in" svg:y="0.0079in" svg:viewBox="0 0 228 411" svg:d="M143 139c13 0 26 0 39 0 9 0 13 0 13-11 0-3-4-3-12-3-13 0-26 0-37 0 2-19 5-35 9-52 2-11 9-42 11-48 4-8 12-16 21-16 3 0 15 0 22 9-19 1-24 17-24 25 0 10 9 15 17 15 13 0 26-10 26-27 0-21-21-31-41-31-15 0-44 8-57 53-3 9-5 14-16 72-10 0-20 0-31 0-9 0-14 0-14 7s4 7 13 7c10 0 19 0 30 0-12 60-22 118-34 178-8 44-16 85-40 85-2 0-13 0-21-9 21-1 25-17 25-24 0-11-8-16-17-16-12 0-25 10-25 27 0 21 20 31 38 31 26 0 44-25 52-44 14-28 24-83 26-87 9-46 18-94 27-141z"><text:p/></draw:path><draw:path draw:style-name="gr3" draw:text-style-name="P5" svg:width="0.0417in" svg:height="0.178in" svg:x="0.1154in" svg:y="0in" svg:viewBox="0 0 107 453" svg:d="M107 448c0-1 0-1-8-9-57-57-72-143-72-212 0-79 17-158 73-215 7-6 7-6 7-8 0-3-3-4-6-4s-45 31-72 88c-22 51-29 102-29 139 0 34 5 90 30 140 29 56 68 86 71 86s6-1 6-5z"><text:p/></draw:path><draw:path draw:style-name="gr3" draw:text-style-name="P5" svg:width="0.0894in" svg:height="0.0803in" svg:x="0.172in" svg:y="0.0551in" svg:viewBox="0 0 228 205" svg:d="M139 64c3-12 13-55 46-55 2 0 13 0 23 7-13 2-22 14-22 24 0 8 5 16 17 16 10 0 25-8 25-26 0-24-28-30-43-30-26 0-42 23-48 34-11-30-36-34-49-34-48 0-74 58-74 70 0 4 4 3 6 4 3 0 5-1 6-5 16-48 46-60 61-60 9 0 25 5 25 31 0 15-8 44-25 108-8 29-23 48-43 48-4 0-14 0-23-6 12-3 21-12 21-25 0-12-9-16-16-16-14 0-26 12-26 26 0 21 23 30 43 30 30 0 47-31 48-34 5 17 22 34 49 34 47 0 73-58 73-70 0-4-4-4-5-4-4 0-5 1-6 5-15 48-46 60-60 60-18 0-26-16-26-30 0-10 2-21 8-40 5-21 10-42 15-62z"><text:p/></draw:path><draw:path draw:style-name="gr3" draw:text-style-name="P5" svg:width="0.0409in" svg:height="0.178in" svg:x="0.2799in" svg:y="0in" svg:viewBox="0 0 105 453" svg:d="M105 227c0-35-5-91-30-141-27-56-66-86-71-86-3 0-4 1-4 4 0 2 0 2 8 12 45 44 71 116 71 211 0 77-17 156-74 214-5 6-5 6-5 7 0 4 1 5 4 5 5 0 45-31 73-88 23-51 28-102 28-138z"><text:p/></draw:path></draw:g></text:h>
      <text:p text:style-name="P67">לפנות כל נוכיח ש־<draw:g text:anchor-type="as-char" svg:y="-0.1134in" draw:z-index="305" draw:name="Shape310" draw:style-name="gr1"><svg:title>TexMaths</svg:title><svg:desc>11§display§f|_X \subseteq f§svg§600§FALSE§</svg:desc><draw:path draw:style-name="gr2" draw:text-style-name="P4" svg:width="0.5189in" svg:height="0.1354in" svg:x="0.0004in" svg:y="0.0071in" svg:viewBox="0 0 1319 345" svg:d="M0 0c440 0 879 0 1319 0 0 115 0 230 0 345-440 0-879 0-1319 0 0-115 0-230 0-345z"><text:p/></draw:path><draw:path draw:style-name="gr3" draw:text-style-name="P5" svg:width="0.0756in" svg:height="0.137in" svg:x="0.0008in" svg:y="0.0071in" svg:viewBox="0 0 193 349" svg:d="M121 118c11 0 22 0 33 0 8 0 12 0 12-9 0-3-4-3-11-3-11 0-21 0-32 0 2-16 6-30 8-44 2-9 8-36 10-41 3-7 10-13 17-13 3 0 13 0 19 7-16 2-21 15-21 21 0 9 8 14 15 14 11 0 22-9 22-24 0-17-18-26-35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5" svg:width="0.0055in" svg:height="0.1508in" svg:x="0.1012in" svg:y="0in" svg:viewBox="0 0 15 384" svg:d="M15 14c0-7 0-14-7-14-8 0-8 7-8 14 0 119 0 237 0 356 0 8 0 14 8 14 7 0 7-6 7-14 0-119 0-237 0-356z"><text:p/></draw:path><draw:path draw:style-name="gr3" draw:text-style-name="P5" svg:width="0.0937in" svg:height="0.072in" svg:x="0.1307in" svg:y="0.0634in" svg:viewBox="0 0 239 184" svg:d="M137 80c9-8 17-16 26-25 35-34 45-44 69-46 4 0 7 0 7-6 0-3-3-3-4-3-7 0-17 1-25 1-7 0-24-1-32-1-2 0-4 0-4 6 1 1 0 3 3 3 2 1 10 1 10 8 0 3-4 7-8 11-2 1-36 35-46 45-9-18-19-36-27-53 0-1-2-2-2-3 0-3 6-7 15-8 2 0 5 0 5-6-1-1 0-3-4-3-6 0-12 0-18 0s-12 1-17 1c-6 0-11 0-17-1-4 0-10 0-14 0-1 0-6 0-6 6 0 3 4 3 8 3 15 0 17 3 20 9 12 24 25 48 37 73-5 5-10 10-15 16-4 5-18 17-22 22-33 33-44 44-68 45-5 0-8 0-8 7 0 1 1 3 4 3 8 0 17-1 26-1 4 0 11 0 15 0 6 1 11 1 15 1 3 0 6 0 6-6 0-4-2-4-4-4-3 0-9-1-9-7 0-4 4-7 10-13 18-19 36-36 55-54 11 21 22 42 33 64 1 2 1 2 1 3 0 3-5 6-15 7-2 0-5 0-5 7 1 1 0 3 4 3 6 0 12-1 18-1 5 0 12 0 18 0 4 0 11 0 16 0 5 1 10 1 14 1 1 0 6 0 6-6 0-4-3-4-8-4-15 0-16-3-20-8-14-28-28-57-43-86z"><text:p/></draw:path><draw:path draw:style-name="gr3" draw:text-style-name="P5" svg:width="0.0921in" svg:height="0.1161in" svg:x="0.2957in" svg:y="0.0161in" svg:viewBox="0 0 235 296" svg:d="M222 15c7 0 13 0 13-7 0-8-6-8-13-8-34 0-69 0-103 0-67 0-119 51-119 111 0 62 53 111 119 111 34 0 69 0 103 0 7 0 13 0 13-7 0-8-6-8-13-8-34 0-69 0-103 0-61 0-104-44-104-96s44-96 104-96c34 0 69 0 103 0zM21 281c-7 0-13 0-13 7 0 8 6 8 13 8 67 0 134 0 201 0 7 0 13 0 13-8 0-7-6-7-13-7-67 0-134 0-201 0z"><text:p/></draw:path><draw:path draw:style-name="gr3" draw:text-style-name="P5" svg:width="0.0756in" svg:height="0.137in" svg:x="0.4516in" svg:y="0.0071in" svg:viewBox="0 0 193 349" svg:d="M121 118c11 0 22 0 33 0 8 0 12 0 12-9 0-3-4-3-11-3-11 0-21 0-32 0 4-16 6-30 9-44 1-9 7-36 9-41 3-7 10-13 17-13 3 0 13 0 20 7-17 2-21 15-21 21 0 9 7 14 15 14 10 0 21-9 21-24 0-17-18-26-35-26-12 0-37 7-48 45-2 8-3 12-13 61-9 0-18 0-27 0-7 0-11 0-11 6s4 6 10 6c9 0 18 0 27 0-10 50-20 100-30 151-7 37-13 72-33 72-2 0-12 0-19-7 18-1 21-15 21-21 0-9-6-14-14-14-10 0-21 9-21 24 0 17 16 26 33 26 21 0 36-22 43-37 13-25 22-71 22-74 8-40 15-81 23-120z"><text:p/></draw:path></draw:g>. ע"פ הגדרת הכלה, יהי <draw:g text:anchor-type="as-char" svg:y="-0.1134in" draw:z-index="306" draw:name="Shape311" draw:style-name="gr1"><svg:title>TexMaths</svg:title><svg:desc>11§display§x \in f|_X§svg§600§FALSE§</svg:desc><draw:path draw:style-name="gr2" draw:text-style-name="P4" svg:width="0.4882in" svg:height="0.1354in" svg:x="0.0039in" svg:y="0.0071in" svg:viewBox="0 0 1241 345" svg:d="M0 0c413 0 828 0 1241 0 0 115 0 230 0 345-413 0-828 0-1241 0 0-115 0-230 0-345z"><text:p/></draw:path><draw:path draw:style-name="gr3" draw:text-style-name="P5" svg:width="0.0752in" svg:height="0.0681in" svg:x="0.0004in" svg:y="0.0453in" svg:viewBox="0 0 192 174" svg:d="M118 54c2-10 11-46 38-46 2 0 11 0 20 5-11 2-19 12-19 21 0 7 5 13 15 13 8 0 20-6 20-22 0-19-23-25-36-25-22 0-35 20-41 29-8-26-29-29-40-29-41 0-63 50-63 59 0 4 3 3 4 4 4 0 5-1 6-5 13-40 38-50 52-50 7 0 21 4 21 26 0 12-7 38-21 92-7 24-20 40-37 40-3 0-12 0-19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5" svg:width="0.0756in" svg:height="0.087in" svg:x="0.1378in" svg:y="0.0307in" svg:viewBox="0 0 193 222" svg:d="M179 120c7 0 14 0 14-8 0-7-7-7-14-7-54 0-109 0-163 0 5-52 49-88 104-88 20 0 39 0 59 0 7 0 14-2 14-9 0-8-7-8-14-8-20 0-40 0-60 0-66 0-119 51-119 112 0 62 53 110 119 110 20 0 40 0 60 0 7 0 14 0 14-7 0-8-7-7-14-7-20 0-39 0-59 0-55 0-99-36-104-88 54 0 109 0 163 0z"><text:p/></draw:path><draw:path draw:style-name="gr3" draw:text-style-name="P5" svg:width="0.0752in" svg:height="0.137in" svg:x="0.276in" svg:y="0.0071in" svg:viewBox="0 0 192 349" svg:d="M121 118c11 0 23 0 34 0 8 0 11 0 11-9 0-3-3-3-10-3-11 0-21 0-32 0 2-16 6-30 8-44 1-9 7-36 9-41 4-7 10-13 18-13 2 0 11 0 19 7-16 2-21 15-21 21 0 9 7 14 15 14 9 0 20-9 20-24 0-17-17-26-33-26-13 0-37 7-49 45-2 8-3 12-12 61-9 0-19 0-28 0-6 0-11 0-11 6s4 6 11 6c9 0 17 0 26 0-10 50-19 100-29 151-8 37-14 72-34 72-1 0-11 0-19-7 18-1 22-15 22-21 0-9-7-14-14-14-11 0-22 9-22 24 0 17 18 26 33 26 21 0 36-22 44-37 12-25 21-71 21-74 8-40 15-81 23-120z"><text:p/></draw:path><draw:path draw:style-name="gr3" draw:text-style-name="P5" svg:width="0.0055in" svg:height="0.1508in" svg:x="0.3772in" svg:y="0in" svg:viewBox="0 0 15 384" svg:d="M15 14c0-7 0-14-7-14-8 0-8 7-8 14 0 119 0 237 0 356 0 8 0 14 8 14 7 0 7-6 7-14 0-119 0-237 0-356z"><text:p/></draw:path><draw:path draw:style-name="gr3" draw:text-style-name="P5" svg:width="0.0937in" svg:height="0.072in" svg:x="0.4063in" svg:y="0.0634in" svg:viewBox="0 0 239 184" svg:d="M136 80c9-8 18-16 27-25 34-34 45-44 69-46 3 0 7 0 7-6 0-3-3-2-4-3-9 0-17 1-26 1-7 0-24-1-31-1-2 0-5 0-5 6 1 1 0 3 4 3 2 1 9 1 9 8 0 3-5 7-7 11-2 1-36 35-46 45-9-18-19-36-27-53-2-1-2-2-2-3 0-3 5-7 15-8 1 0 5 0 5-6-1-1 0-3-4-3-7 0-13 0-19 0-5 0-12 1-17 1s-11 0-16-1c-4 0-11 0-15 0-1 0-6 0-6 6 0 3 4 3 8 3 16 0 18 3 20 9 13 24 25 48 38 73-5 5-10 10-15 16-6 5-18 17-23 22-33 33-44 44-68 45-4 0-7 0-7 7 0 1 1 3 3 3 9 0 18-1 26-1 5 0 12 0 16 0 4 1 11 1 15 1 2 0 6 0 6-6 0-4-3-4-4-4-4 0-9-1-9-7 0-4 3-7 10-13 17-19 36-36 54-54 11 21 22 42 33 64 1 2 1 2 2 3 0 3-6 6-15 7-3 0-6 0-6 7 1 1 0 3 4 3 7 0 13-1 19-1 5 0 12 0 18 0 4 0 10 0 15 0 4 1 11 1 15 1 1 0 6 0 6-6 0-4-4-4-8-4-16 0-18-3-20-8-14-28-29-57-44-86z"><text:p/></draw:path></draw:g>, נוכיח <draw:g text:anchor-type="as-char" svg:y="-0.1075in" draw:z-index="307" draw:name="Shape312" draw:style-name="gr1"><svg:title>TexMaths</svg:title><svg:desc>11§display§x \in f§svg§600§FALSE§</svg:desc><draw:path draw:style-name="gr2" draw:text-style-name="P4" svg:width="0.3402in" svg:height="0.1217in" svg:x="0.0039in" svg:y="0.0075in" svg:viewBox="0 0 865 310" svg:d="M0 0c288 0 576 0 865 0 0 103 0 207 0 310-289 0-577 0-865 0 0-103 0-207 0-310z"><text:p/></draw:path><draw:path draw:style-name="gr3" draw:text-style-name="P5" svg:width="0.0756in" svg:height="0.0685in" svg:x="0.0004in" svg:y="0.0402in" svg:viewBox="0 0 193 175" svg:d="M118 54c2-10 11-45 38-45 2 0 11 0 19 4-10 2-18 12-18 21 0 7 4 14 15 14 8 0 21-7 21-23 0-20-24-25-37-25-22 0-35 21-40 30-9-26-30-30-41-30-41 0-63 50-63 59 0 5 3 3 5 5 3 0 4-1 5-5 13-40 39-50 52-50 7 0 21 3 21 25 0 12-7 39-21 92-7 25-20 40-37 40-3 0-12 0-19-4 10-2 17-10 17-21s-8-13-14-13c-11 0-21 9-21 22 0 17 20 25 36 25 26 0 40-28 41-30 4 15 19 30 42 30 39 0 61-50 61-59 0-4-3-4-4-4-3 0-4 1-5 4-13 41-39 50-51 50-15 0-22-12-22-25 0-9 2-17 7-34 4-18 8-35 13-53z"><text:p/></draw:path><draw:path draw:style-name="gr3" draw:text-style-name="P5" svg:width="0.076in" svg:height="0.087in" svg:x="0.1378in" svg:y="0.0256in" svg:viewBox="0 0 194 222" svg:d="M179 120c7 0 15 0 15-8 0-9-8-9-15-9-55 0-109 0-164 0 6-50 50-88 105-88 20 0 40 0 59 0 7 0 15 0 15-7 0-8-8-8-15-8-21 0-40 0-60 0-66 0-119 50-119 112s53 110 119 110c20 0 39 0 60 0 7 0 15 0 15-7 0-8-8-8-15-8-19 0-39 0-59 0-55 0-99-36-105-87 55 0 109 0 164 0z"><text:p/></draw:path><draw:path draw:style-name="gr3" draw:text-style-name="P5" svg:width="0.0756in" svg:height="0.1374in" svg:x="0.2764in" svg:y="0in" svg:viewBox="0 0 193 350" svg:d="M121 118c11 0 22 0 33 0 8 0 12 0 12-8 0-4-4-4-11-4-11 0-21 0-32 0 4-16 6-30 9-44 1-8 7-36 9-40 3-8 10-13 17-13 3 0 12 0 20 6-17 1-21 16-21 21 0 9 7 13 15 13 9 0 21-7 21-23 0-17-18-26-35-26-12 0-37 7-48 45-2 8-3 12-13 61-9 0-18 0-27 0-7 0-11 0-11 7 0 5 4 5 10 5 9 0 18 0 27 0-10 50-20 100-30 150-7 38-13 73-33 73-2 0-11 0-19-7 18-1 21-15 21-20 0-9-6-14-14-14-10 0-21 8-21 23 0 18 17 27 33 27 21 0 36-23 43-38 13-24 22-71 22-73 8-41 15-81 23-121z"><text:p/></draw:path></draw:g>. לפי הנתון, <draw:g text:anchor-type="as-char" svg:y="-0.1134in" draw:z-index="308" draw:name="Shape313" draw:style-name="gr1"><svg:title>TexMaths</svg:title><svg:desc>11§display§x \in f \cap (X \times B)§svg§600§FALSE§</svg:desc><draw:path draw:style-name="gr2" draw:text-style-name="P4" svg:width="1.0665in" svg:height="0.1358in" svg:x="0.0039in" svg:y="0.0071in" svg:viewBox="0 0 2710 346" svg:d="M1356 346c-452 0-904 0-1356 0 0-116 0-230 0-346 903 0 1807 0 2710 0 0 116 0 230 0 346-451 0-903 0-1354 0z"><text:p/></draw:path><draw:path draw:style-name="gr3" draw:text-style-name="P5" svg:width="0.0752in" svg:height="0.0685in" svg:x="0.0004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5" svg:width="0.0752in" svg:height="0.087in" svg:x="0.1382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5" svg:width="0.0752in" svg:height="0.1374in" svg:x="0.2772in" svg:y="0.0067in" svg:viewBox="0 0 192 350" svg:d="M121 118c11 0 23 0 34 0 8 0 11 0 11-8 0-4-3-4-10-4-11 0-22 0-33 0 3-16 6-30 9-44 1-8 7-36 9-40 3-8 10-13 18-13 2 0 11 0 19 6-17 2-21 16-21 21 0 9 7 14 15 14 9 0 20-9 20-24 0-17-17-26-33-26-13 0-37 7-49 45-2 8-3 12-12 61-9 0-19 0-28 0-6 0-11 0-11 7 0 5 4 5 11 5 9 0 17 0 26 0-10 50-20 100-30 151-7 37-13 72-33 72-2 0-11 0-19-6 18-1 21-16 21-21 0-9-6-13-14-13-10 0-21 8-21 23 0 17 16 26 33 26 21 0 36-23 44-37 12-25 21-71 21-74 8-40 15-80 23-121z"><text:p/></draw:path><draw:path draw:style-name="gr3" draw:text-style-name="P5" svg:width="0.0839in" svg:height="0.0937in" svg:x="0.4024in" svg:y="0.0217in" svg:viewBox="0 0 214 239" svg:d="M214 85c0-59-59-85-107-85-50 0-107 28-107 85 0 46 0 93 0 140 0 7 0 14 8 14 7 0 7-7 7-14 0-47 0-93 0-139 0-57 63-69 92-69 17 0 41 3 62 16 30 19 30 43 30 54 0 46 0 92 0 138 0 7 0 14 8 14 7 0 7-7 7-14 0-47 0-94 0-140z"><text:p/></draw:path><draw:path draw:style-name="gr3" draw:text-style-name="P5" svg:width="0.035in" svg:height="0.1512in" svg:x="0.5433in" svg:y="0in" svg:viewBox="0 0 90 385" svg:d="M90 381c0-1 0-1-6-8-49-49-61-122-61-180 0-67 14-135 62-182 5-5 5-5 5-7 0-3-2-4-4-4-4 0-39 26-62 76-19 42-24 85-24 117 0 29 4 76 26 120 23 47 56 72 60 72 2 0 4-1 4-4z"><text:p/></draw:path><draw:path draw:style-name="gr3" draw:text-style-name="P5" svg:width="0.1248in" svg:height="0.1028in" svg:x="0.5921in" svg:y="0.0098in" svg:viewBox="0 0 318 262" svg:d="M177 105c-11-27-22-52-33-77-1-4-1-4-2-5 0-2 6-10 23-11 4-1 8-1 8-8 0-4-5-4-6-4-16 0-33 1-49 1-9 0-33-1-43-1-2 0-7 0-7 8 0 4 3 4 9 4 23 0 25 3 29 12 15 37 30 72 46 108-28 29-54 57-82 86-2 2-3 3-5 4-19 21-38 27-57 28-5 1-8 1-8 8 0 1 0 4 4 4 12 0 25-1 37-1 14 0 29 1 44 1 2 0 6 0 6-8 0-3-3-2-4-4-3 0-16-1-16-12 0-6 6-12 10-17 14-13 27-27 40-40 12-14 23-27 35-39 13 31 25 62 39 91 1 5 2 5 2 6 0 3-8 10-23 11-4 1-8 1-8 8 0 4 4 4 7 4 11 0 37-1 48-1 10 0 33 1 43 1 2 0 8 0 8-8 0-4-5-4-8-4-25 0-26-1-33-17-15-35-41-94-50-117 27-28 68-74 80-85 11-9 25-18 48-19 6-1 9-1 9-8 0-1 0-4-5-4-12 0-25 1-36 1-14 0-30-1-43-1-3 0-7 0-7 8 0 2 2 3 4 4 3 0 15 1 15 11 0 6-4 11-7 14-21 22-41 44-62 68z"><text:p/></draw:path><draw:path draw:style-name="gr3" draw:text-style-name="P5" svg:width="0.0732in" svg:height="0.0728in" svg:x="0.7815in" svg:y="0.0394in" svg:viewBox="0 0 187 186" svg:d="M95 83c-27-26-52-52-79-77-4-5-5-6-7-6-5 0-9 3-9 8 0 2 1 3 5 7 26 26 52 52 77 77-25 26-51 52-77 79-4 4-5 5-5 7 0 5 4 8 9 8 2 0 3-1 7-5 26-27 52-52 77-78 27 27 54 53 81 81 1 0 3 2 5 2 5 0 8-3 8-8 0-1 0-2-1-4 0-1-62-62-82-82 25-23 48-47 72-70 1-2 8-7 9-9 1-1 2-3 2-5 0-5-3-8-8-8-3 0-4 1-9 6-25 25-50 51-75 77z"><text:p/></draw:path><draw:path draw:style-name="gr3" draw:text-style-name="P5" svg:width="0.1083in" svg:height="0.1028in" svg:x="0.9181in" svg:y="0.0098in" svg:viewBox="0 0 276 262" svg:d="M45 232c-3 15-4 18-35 18-7 0-10 0-10 8 0 4 3 4 10 4 46 0 92 0 138 0 61 0 107-45 107-83 0-27-23-49-60-53 40-8 81-37 81-73 0-29-25-53-73-53-42 0-86 0-129 0-7 0-11 0-11 8 0 4 3 4 11 4 1 0 7 0 14 0 8 1 11 1 11 7 0 1-1 2-2 7-18 69-34 138-52 206zM103 122c8-32 17-64 25-96 3-13 4-14 20-14 17 0 33 0 50 0 34 0 43 22 43 40 0 34-33 70-80 70-19 0-39 0-58 0zM87 250c-6 0-7 0-9 0-4 0-5-1-5-4 0-2 0-2 2-9 9-36 17-71 26-106 24 0 50 0 74 0 36 0 44 28 44 45 0 36-34 74-80 74-18 0-35 0-52 0z"><text:p/></draw:path><draw:path draw:style-name="gr3" draw:text-style-name="P5" svg:width="0.035in" svg:height="0.1512in" svg:x="1.0433in" svg:y="0in" svg:viewBox="0 0 90 385" svg:d="M90 193c0-30-4-76-25-120-23-48-57-73-61-73-2 0-4 2-4 4s0 2 8 9c37 38 59 99 59 180 0 65-14 133-62 181-5 6-5 6-5 7 0 2 2 4 4 4 4 0 39-26 62-76 20-41 24-84 24-116z"><text:p/></draw:path></draw:g>, כלומר נגרר <draw:g text:anchor-type="as-char" svg:y="-0.1075in" draw:z-index="309" draw:name="Shape314" draw:style-name="gr1"><svg:title>TexMaths</svg:title><svg:desc>11§display§x \in f§svg§600§FALSE§</svg:desc><draw:path draw:style-name="gr2" draw:text-style-name="P4" svg:width="0.3402in" svg:height="0.1217in" svg:x="0.0039in" svg:y="0.0075in" svg:viewBox="0 0 865 310" svg:d="M0 0c288 0 576 0 865 0 0 103 0 207 0 310-289 0-577 0-865 0 0-103 0-207 0-310z"><text:p/></draw:path><draw:path draw:style-name="gr3" draw:text-style-name="P5" svg:width="0.0752in" svg:height="0.0685in" svg:x="0.0004in" svg:y="0.0402in" svg:viewBox="0 0 192 175" svg:d="M118 54c2-10 11-45 38-45 2 0 11 0 19 4-10 2-18 12-18 21 0 7 4 14 15 14 8 0 20-7 20-23 0-20-23-25-36-25-22 0-35 21-40 30-9-26-30-30-41-30-41 0-63 50-63 59 0 5 3 3 5 5 3 0 4-1 5-5 13-40 39-50 52-50 7 0 21 3 21 25 0 12-7 39-21 92-7 25-20 40-37 40-3 0-12 0-19-4 10-2 17-10 17-21s-7-13-14-13c-11 0-21 9-21 22 0 17 20 25 36 25 26 0 40-28 41-30 4 15 19 30 42 30 39 0 61-50 61-59 0-4-3-4-4-4-3 0-4 1-5 4-13 41-39 50-51 50-15 0-22-12-22-25 0-9 2-17 7-34 4-18 8-35 13-53z"><text:p/></draw:path><draw:path draw:style-name="gr3" draw:text-style-name="P5" svg:width="0.076in" svg:height="0.087in" svg:x="0.1378in" svg:y="0.0256in" svg:viewBox="0 0 194 222" svg:d="M179 120c7 0 15 0 15-8 0-9-8-9-15-9-55 0-109 0-164 0 6-50 50-88 105-88 20 0 40 0 59 0 7 0 15 0 15-7 0-8-8-8-15-8-21 0-40 0-60 0-66 0-119 50-119 112s53 110 119 110c20 0 39 0 60 0 7 0 15 0 15-7 0-8-8-8-15-8-19 0-39 0-59 0-55 0-99-36-105-87 55 0 109 0 164 0z"><text:p/></draw:path><draw:path draw:style-name="gr3" draw:text-style-name="P5" svg:width="0.0752in" svg:height="0.1374in" svg:x="0.2764in" svg:y="0in" svg:viewBox="0 0 192 350" svg:d="M121 118c11 0 22 0 33 0 8 0 12 0 12-8 0-4-4-4-11-4-11 0-21 0-32 0 4-16 6-30 9-44 1-8 7-36 9-40 3-8 10-13 17-13 3 0 13 0 20 6-17 1-21 16-21 21 0 9 7 13 15 13 10 0 20-7 20-23 0-17-17-26-34-26-12 0-37 7-48 45-2 8-3 12-13 61-9 0-18 0-27 0-7 0-11 0-11 7 0 5 4 5 10 5 9 0 18 0 27 0-10 50-20 100-30 150-7 38-13 73-33 73-2 0-11 0-19-7 18-1 21-15 21-20 0-9-6-14-14-14-10 0-21 8-21 23 0 18 17 27 33 27 21 0 36-23 43-38 13-24 22-71 22-73 8-41 15-81 23-121z"><text:p/></draw:path></draw:g>, כדרוש. </text:p>
      <text:p text:style-name="P75">[נסגור את הקשירות של המשפט הקודם, <text:span text:style-name="T32">נפתח חדשה</text:span>] יהי <draw:g text:anchor-type="as-char" svg:y="-0.1035in" draw:z-index="310" draw:name="Shape315" draw:style-name="gr1"><svg:title>TexMaths</svg:title><svg:desc>11§display§x \in X§svg§600§FALSE§</svg:desc><draw:path draw:style-name="gr2" draw:text-style-name="P4" svg:width="0.3858in" svg:height="0.0933in" svg:x="0.0039in" svg:y="0.0071in" svg:viewBox="0 0 981 238" svg:d="M491 238c-164 0-327 0-491 0 0-79 0-159 0-238 327 0 654 0 981 0 0 79 0 159 0 238-164 0-328 0-490 0z"><text:p/></draw:path><draw:path draw:style-name="gr3" draw:text-style-name="P5" svg:width="0.0752in" svg:height="0.0677in" svg:x="0.0004in" svg:y="0.0362in" svg:viewBox="0 0 192 173" svg:d="M118 54c3-10 12-46 38-46 2 0 11 0 20 5-11 2-19 12-19 21 0 7 5 13 15 13 8 0 20-6 20-22 0-20-21-25-35-25-23 0-36 20-40 29-10-26-31-29-42-29-41 0-63 49-63 59 0 4 3 2 4 4 4 0 5 0 6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3" draw:text-style-name="P5" svg:width="0.0752in" svg:height="0.0874in" svg:x="0.1382in" svg:y="0.0217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5" svg:width="0.1252in" svg:height="0.1028in" svg:x="0.2724in" svg:y="0.0004in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5 1 15 12c0 6-4 10-7 14-21 22-42 44-63 67z"><text:p/></draw:path></draw:g><text:span text:style-name="T32">. נבחר </text:span><text:span text:style-name="T32"><draw:g text:anchor-type="as-char" svg:y="-0.1134in" draw:z-index="314" draw:name="Shape316" draw:style-name="gr1"><svg:title>TexMaths</svg:title><svg:desc>11§display§f|_X(x) = b§svg§600§FALSE§</svg:desc><draw:path draw:style-name="gr2" draw:text-style-name="P4" svg:width="0.7035in" svg:height="0.1358in" svg:x="0.0004in" svg:y="0.0071in" svg:viewBox="0 0 1788 346" svg:d="M894 346c-298 0-596 0-894 0 0-116 0-230 0-346 596 0 1192 0 1788 0 0 116 0 230 0 346-298 0-596 0-894 0z"><text:p/></draw:path><draw:path draw:style-name="gr3" draw:text-style-name="P5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5" svg:width="0.0055in" svg:height="0.1512in" svg:x="0.102in" svg:y="0in" svg:viewBox="0 0 15 385" svg:d="M15 14c0-6 0-14-7-14-8 0-8 8-8 14 0 119 0 238 0 357 0 7 0 14 8 14 7 0 7-7 7-14 0-119 0-238 0-357z"><text:p/></draw:path><draw:path draw:style-name="gr3" draw:text-style-name="P5" svg:width="0.0937in" svg:height="0.0724in" svg:x="0.1311in" svg:y="0.0634in" svg:viewBox="0 0 239 185" svg:d="M136 81c9-8 18-16 27-25 34-34 45-45 69-46 3 0 7 0 7-6 0-3-3-3-4-4-8 0-17 1-26 1-7 0-24-1-31-1-2 0-5 1-5 7 1 1 0 3 4 3 2 0 9 1 9 7 0 4-5 8-7 11-2 2-36 35-46 46-9-18-19-35-27-53-2-1-2-3-2-4 0-3 5-7 15-7 1 0 5 0 5-6 0-1 0-4-4-4-7 0-13 1-19 1-5 0-12 0-17 0s-11 0-16 0-11-1-15-1c-1 0-6 0-6 7 0 3 4 3 8 3 16 0 18 2 20 8 13 25 25 49 38 74-5 5-10 10-15 16-6 4-18 16-23 22-33 33-44 44-68 45-4 0-7 0-7 6 0 1 1 4 3 4 8 0 18-1 26-1 4 0 12 0 16 0s11 1 15 1c2 0 6 0 6-6 0-4-3-4-6-4-2 0-7-1-7-7 0-4 3-7 9-14 18-19 36-36 55-54 11 21 22 43 33 65 1 2 1 2 2 3 0 2-6 6-15 7-3 0-6 0-6 6 0 1 0 4 4 4 6 0 13-1 19-1 5 0 12 0 18 0 4 0 11 0 15 0s11 1 15 1c1 0 6 0 6-7 0-3-3-3-8-3-16 0-17-3-20-8-14-28-29-57-44-86z"><text:p/></draw:path><draw:path draw:style-name="gr3" draw:text-style-name="P5" svg:width="0.035in" svg:height="0.1512in" svg:x="0.2563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5" svg:width="0.0752in" svg:height="0.0685in" svg:x="0.3047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5" svg:width="0.035in" svg:height="0.1512in" svg:x="0.3957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5" svg:width="0.1004in" svg:height="0.0354in" svg:x="0.4972in" svg:y="0.0571in" svg:viewBox="0 0 256 91" svg:d="M244 17c6 0 12-2 12-9 0-8-6-8-12-8-77 0-155 0-232 0-4 0-12 0-12 8 0 7 8 9 13 9 77 0 154 0 231 0zM244 91c6 0 12 0 12-7 0-9-6-9-12-9-77 0-154 0-231 0-5 0-13 0-13 9 0 7 8 7 12 7 77 0 155 0 232 0z"><text:p/></draw:path><draw:path draw:style-name="gr3" draw:text-style-name="P5" svg:width="0.0555in" svg:height="0.1063in" svg:x="0.6563in" svg:y="0.0071in" svg:viewBox="0 0 142 271" svg:d="M74 4c0-1 0-4-6-4-9 0-36 3-46 3-3 1-8 1-8 8 0 6 4 6 9 6 19 0 20 2 20 6 0 2-3 16-6 23-11 42-21 84-32 127-4 19-5 25-5 37 0 37 20 61 48 61 47 0 94-57 94-112 0-36-21-62-52-62-17 0-34 11-45 23 10-39 19-77 29-116zM37 150c3-8 3-9 6-13 19-26 36-31 46-31 14 0 24 11 24 36 0 23-12 66-18 80-14 27-31 40-47 40-13 0-25-10-25-38 0-8 0-15 6-39 3-12 5-24 8-35z"><text:p/></draw:path></draw:g></text:span><text:span text:style-name="T32">. ע"פ הגדרה, </text:span><text:span text:style-name="T32"><draw:g text:anchor-type="as-char" svg:y="-0.1134in" draw:z-index="311" draw:name="Shape317" draw:style-name="gr1"><svg:title>TexMaths</svg:title><svg:desc>11§display§\la x, b \ra \in f|_x§svg§600§FALSE§</svg:desc><draw:path draw:style-name="gr2" draw:text-style-name="P4" svg:width="0.7028in" svg:height="0.1358in" svg:x="0.0004in" svg:y="0.0071in" svg:viewBox="0 0 1786 346" svg:d="M893 346c-298 0-595 0-893 0 0-116 0-230 0-346 595 0 1191 0 1786 0 0 116 0 230 0 346-298 0-596 0-893 0z"><text:p/></draw:path><draw:path draw:style-name="gr3" draw:text-style-name="P5" svg:width="0.0335in" svg:height="0.1512in" svg:x="0.0094in" svg:y="0in" svg:viewBox="0 0 86 385" svg:d="M84 15c2-4 2-5 2-7 0-5-3-8-8-8-3 0-5 2-9 9-22 59-45 118-67 177-1 2-2 4-2 7 0 2 0 2 2 6 22 59 45 118 67 176 1 5 4 10 9 10s8-3 8-7c0-1 0-3-2-7-24-59-45-119-69-178 24-60 45-119 69-178z"><text:p/></draw:path><draw:path draw:style-name="gr3" draw:text-style-name="P5" svg:width="0.0752in" svg:height="0.0685in" svg:x="0.0563in" svg:y="0.0453in" svg:viewBox="0 0 192 175" svg:d="M118 54c2-10 11-45 38-45 2 0 11 0 19 4-10 2-18 12-18 21 0 7 4 14 15 14 8 0 20-7 20-23 0-19-23-25-36-25-22 0-35 21-41 30-8-26-29-30-41-30-40 0-62 50-62 59 0 5 3 5 4 5 4 0 5-1 6-5 13-40 39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5" svg:width="0.0173in" svg:height="0.0453in" svg:x="0.152in" svg:y="0.0972in" svg:viewBox="0 0 45 116" svg:d="M45 41c0-26-10-41-25-41-12 0-20 10-20 21 0 10 8 20 20 20 5 0 10-1 14-5 1-1 1-1 1-1 1 0 1 0 1 6 0 28-13 51-26 64-4 4-5 5-5 6 0 2 3 5 5 5 4 0 35-30 35-75z"><text:p/></draw:path><draw:path draw:style-name="gr3" draw:text-style-name="P5" svg:width="0.0555in" svg:height="0.1063in" svg:x="0.2134in" svg:y="0.0071in" svg:viewBox="0 0 142 271" svg:d="M75 4c0-1 0-4-6-4-8 0-37 3-47 3-3 1-8 1-8 8 0 6 5 6 10 6 19 0 19 2 19 6 0 2-3 16-5 23-11 42-20 84-31 127-5 19-7 25-7 37 0 37 21 61 49 61 46 0 93-57 93-112 0-36-20-62-51-62-18 0-34 11-45 23 10-39 19-77 29-116zM38 150c3-8 3-9 6-13 19-26 36-31 46-31 15 0 24 11 24 36 0 23-13 66-19 80-12 27-31 40-46 40-13 0-26-10-26-38 0-8 0-15 7-39 3-12 5-24 8-35z"><text:p/></draw:path><draw:path draw:style-name="gr3" draw:text-style-name="P5" svg:width="0.0335in" svg:height="0.1512in" svg:x="0.2803in" svg:y="0in" svg:viewBox="0 0 86 385" svg:d="M84 199c2-4 2-5 2-6 0-3 0-1-2-6-22-59-46-119-68-178-2-7-4-9-8-9-5 0-8 3-8 8 0 1 0 2 1 6 23 60 46 119 69 179-23 58-46 117-69 177-1 4-1 5-1 8 0 4 3 7 8 7 4 0 6-4 7-7 24-60 46-119 69-179z"><text:p/></draw:path><draw:path draw:style-name="gr3" draw:text-style-name="P5" svg:width="0.0756in" svg:height="0.087in" svg:x="0.3854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5" svg:width="0.0756in" svg:height="0.1374in" svg:x="0.5244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5" svg:width="0.0055in" svg:height="0.1512in" svg:x="0.6252in" svg:y="0in" svg:viewBox="0 0 15 385" svg:d="M15 14c0-6 0-14-7-14-8 0-8 8-8 14 0 119 0 238 0 357 0 7 0 14 8 14 7 0 7-7 7-14 0-119 0-238 0-357z"><text:p/></draw:path><draw:path draw:style-name="gr3" draw:text-style-name="P5" svg:width="0.0567in" svg:height="0.0472in" svg:x="0.6543in" svg:y="0.0898in" svg:viewBox="0 0 145 121" svg:d="M55 90c-3 9-12 23-25 23-1 0-10 0-16-3 11-3 12-13 12-15 0-6-4-10-11-10s-15 6-15 16c0 15 15 20 29 20 12 0 23-8 30-19 7 15 21 19 32 19 31 0 48-33 48-41 0-4-4-4-5-4-3 0-3 2-4 5-7 19-22 32-38 32-11 0-16-6-16-17 0-7 7-31 14-62 6-20 18-27 27-27 4 1 8 0 14 4-9 2-12 10-12 14 0 7 4 10 11 10 6 0 15-4 15-16 0-15-17-19-28-19-14 0-25 9-30 19-6-11-18-19-33-19-30 0-47 33-47 41 0 3 3 3 4 3 3 0 4-1 6-4 6-21 23-33 36-33 10 0 16 5 16 18 0 5-3 19-5 28-3 12-6 24-9 37z"><text:p/></draw:path></draw:g></text:span><text:span text:style-name="T32">. לפי ההכלה </text:span><text:span text:style-name="T32"><draw:g text:anchor-type="as-char" svg:y="-0.1134in" draw:z-index="312" draw:name="Shape318" draw:style-name="gr1"><svg:title>TexMaths</svg:title><svg:desc>11§display§f|_X \subseteq f§svg§600§FALSE§</svg:desc><draw:path draw:style-name="gr2" draw:text-style-name="P4" svg:width="0.5189in" svg:height="0.1354in" svg:x="0.0004in" svg:y="0.0071in" svg:viewBox="0 0 1319 345" svg:d="M0 0c440 0 879 0 1319 0 0 115 0 230 0 345-440 0-879 0-1319 0 0-115 0-230 0-345z"><text:p/></draw:path><draw:path draw:style-name="gr3" draw:text-style-name="P5" svg:width="0.0756in" svg:height="0.137in" svg:x="0.0008in" svg:y="0.0071in" svg:viewBox="0 0 193 349" svg:d="M121 118c11 0 22 0 33 0 8 0 12 0 12-9 0-3-4-3-11-3-11 0-21 0-32 0 2-16 6-30 8-44 2-9 8-36 10-41 3-7 10-13 17-13 3 0 13 0 19 7-16 2-21 15-21 21 0 9 8 14 15 14 11 0 22-9 22-24 0-17-18-26-35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5" svg:width="0.0055in" svg:height="0.1508in" svg:x="0.1012in" svg:y="0in" svg:viewBox="0 0 15 384" svg:d="M15 14c0-7 0-14-7-14-8 0-8 7-8 14 0 119 0 237 0 356 0 8 0 14 8 14 7 0 7-6 7-14 0-119 0-237 0-356z"><text:p/></draw:path><draw:path draw:style-name="gr3" draw:text-style-name="P5" svg:width="0.0937in" svg:height="0.072in" svg:x="0.1307in" svg:y="0.0634in" svg:viewBox="0 0 239 184" svg:d="M137 80c9-8 17-16 26-25 35-34 45-44 69-46 4 0 7 0 7-6 0-3-3-3-4-3-7 0-17 1-25 1-7 0-24-1-32-1-2 0-4 0-4 6 1 1 0 3 3 3 2 1 10 1 10 8 0 3-4 7-8 11-2 1-36 35-46 45-9-18-19-36-27-53 0-1-2-2-2-3 0-3 6-7 15-8 2 0 5 0 5-6-1-1 0-3-4-3-6 0-12 0-18 0s-12 1-17 1c-6 0-11 0-17-1-4 0-10 0-14 0-1 0-6 0-6 6 0 3 4 3 8 3 15 0 17 3 20 9 12 24 25 48 37 73-5 5-10 10-15 16-4 5-18 17-22 22-33 33-44 44-68 45-5 0-8 0-8 7 0 1 1 3 4 3 8 0 17-1 26-1 4 0 11 0 15 0 6 1 11 1 15 1 3 0 6 0 6-6 0-4-2-4-4-4-3 0-9-1-9-7 0-4 4-7 10-13 18-19 36-36 55-54 11 21 22 42 33 64 1 2 1 2 1 3 0 3-5 6-15 7-2 0-5 0-5 7 1 1 0 3 4 3 6 0 12-1 18-1 5 0 12 0 18 0 4 0 11 0 16 0 5 1 10 1 14 1 1 0 6 0 6-6 0-4-3-4-8-4-15 0-16-3-20-8-14-28-28-57-43-86z"><text:p/></draw:path><draw:path draw:style-name="gr3" draw:text-style-name="P5" svg:width="0.0921in" svg:height="0.1161in" svg:x="0.2957in" svg:y="0.0161in" svg:viewBox="0 0 235 296" svg:d="M222 15c7 0 13 0 13-7 0-8-6-8-13-8-34 0-69 0-103 0-67 0-119 51-119 111 0 62 53 111 119 111 34 0 69 0 103 0 7 0 13 0 13-7 0-8-6-8-13-8-34 0-69 0-103 0-61 0-104-44-104-96s44-96 104-96c34 0 69 0 103 0zM21 281c-7 0-13 0-13 7 0 8 6 8 13 8 67 0 134 0 201 0 7 0 13 0 13-8 0-7-6-7-13-7-67 0-134 0-201 0z"><text:p/></draw:path><draw:path draw:style-name="gr3" draw:text-style-name="P5" svg:width="0.0756in" svg:height="0.137in" svg:x="0.4516in" svg:y="0.0071in" svg:viewBox="0 0 193 349" svg:d="M121 118c11 0 22 0 33 0 8 0 12 0 12-9 0-3-4-3-11-3-11 0-21 0-32 0 4-16 6-30 9-44 1-9 7-36 9-41 3-7 10-13 17-13 3 0 13 0 20 7-17 2-21 15-21 21 0 9 7 14 15 14 10 0 21-9 21-24 0-17-18-26-35-26-12 0-37 7-48 45-2 8-3 12-13 61-9 0-18 0-27 0-7 0-11 0-11 6s4 6 10 6c9 0 18 0 27 0-10 50-20 100-30 151-7 37-13 72-33 72-2 0-12 0-19-7 18-1 21-15 21-21 0-9-6-14-14-14-10 0-21 9-21 24 0 17 16 26 33 26 21 0 36-22 43-37 13-25 22-71 22-74 8-40 15-81 23-120z"><text:p/></draw:path></draw:g></text:span><text:span text:style-name="T32"><text:s/>שהוכחה לעיל, וע"פ הגדרת הכלה, נגרר </text:span><text:span text:style-name="T32"><draw:g text:anchor-type="as-char" svg:y="-0.1134in" draw:z-index="313" draw:name="Shape319" draw:style-name="gr1"><svg:title>TexMaths</svg:title><svg:desc>11§display§\la x, b \ra \in f|_X§svg§600§FALSE§</svg:desc><draw:path draw:style-name="gr2" draw:text-style-name="P4" svg:width="0.7402in" svg:height="0.1358in" svg:x="0.0004in" svg:y="0.0071in" svg:viewBox="0 0 1881 346" svg:d="M941 346c-314 0-627 0-941 0 0-116 0-230 0-346 627 0 1254 0 1881 0 0 116 0 230 0 346-313 0-627 0-940 0z"><text:p/></draw:path><draw:path draw:style-name="gr3" draw:text-style-name="P5" svg:width="0.0335in" svg:height="0.1512in" svg:x="0.0094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5" svg:width="0.0756in" svg:height="0.0685in" svg:x="0.0563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2 50-14 0-21-12-21-25 0-9 2-17 7-34 4-18 8-35 13-53z"><text:p/></draw:path><draw:path draw:style-name="gr3" draw:text-style-name="P5" svg:width="0.0173in" svg:height="0.0453in" svg:x="0.152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5" svg:width="0.0555in" svg:height="0.1063in" svg:x="0.2134in" svg:y="0.0071in" svg:viewBox="0 0 142 271" svg:d="M75 4c0-1 0-4-6-4-8 0-37 3-47 3-3 1-8 1-8 8 0 6 5 6 10 6 19 0 19 2 19 6 0 2-3 16-4 23-11 42-21 84-32 127-5 19-7 25-7 37 0 37 21 61 50 61 45 0 92-57 92-112 0-36-20-62-51-62-18 0-34 11-45 23 10-39 19-77 29-116zM39 150c2-8 2-9 5-13 19-26 36-31 46-31 15 0 24 11 24 36 0 23-13 66-19 80-12 27-31 40-45 40s-27-10-27-38c0-8 0-15 7-39 3-12 5-24 9-35z"><text:p/></draw:path><draw:path draw:style-name="gr3" draw:text-style-name="P5" svg:width="0.0335in" svg:height="0.1512in" svg:x="0.2803in" svg:y="0in" svg:viewBox="0 0 86 385" svg:d="M84 199c2-4 2-5 2-6 0-3 0-1-2-6-22-59-45-119-67-178-3-7-5-9-9-9-5 0-8 3-8 8 0 1 0 2 1 6 23 60 46 119 69 179-23 58-46 117-69 177-1 4-1 5-1 8 0 4 3 7 8 7 4 0 6-4 7-7 24-60 46-119 69-179z"><text:p/></draw:path><draw:path draw:style-name="gr3" draw:text-style-name="P5" svg:width="0.0756in" svg:height="0.087in" svg:x="0.3854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5" svg:width="0.0756in" svg:height="0.1374in" svg:x="0.5244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3 72-2 0-12 0-19-6 18-1 21-16 21-21 0-9-6-13-14-13-10 0-21 8-21 23 0 17 17 26 33 26 21 0 36-23 43-37 13-25 22-71 22-74 8-40 15-80 23-121z"><text:p/></draw:path><draw:path draw:style-name="gr3" draw:text-style-name="P5" svg:width="0.0055in" svg:height="0.1512in" svg:x="0.6256in" svg:y="0in" svg:viewBox="0 0 15 385" svg:d="M15 14c0-6 0-14-7-14-8 0-8 8-8 14 0 119 0 238 0 357 0 7 0 14 8 14 7 0 7-7 7-14 0-119 0-238 0-357z"><text:p/></draw:path><draw:path draw:style-name="gr3" draw:text-style-name="P5" svg:width="0.0937in" svg:height="0.0724in" svg:x="0.6547in" svg:y="0.0634in" svg:viewBox="0 0 239 185" svg:d="M136 81c9-8 17-16 26-25 35-34 46-45 70-46 3 0 7 0 7-6 0-3-4-4-5-4-7 0-16 1-25 1-7 0-24-1-31-1-2 0-5 1-5 7 1 1 0 3 3 3s10 1 10 7c0 4-4 8-7 11-2 2-36 35-47 46-9-18-18-35-26-53-1-1-3-3-3-4 0-3 6-7 15-7 2 0 6 0 6-6 0-1-1-4-5-4-6 0-12 1-18 1-5 0-12 0-17 0s-11 0-17 0c-4 0-10-1-14-1-1 0-6 0-6 7 0 3 4 3 8 3 15 0 18 2 20 8 12 25 25 49 37 74-4 5-10 10-14 16-6 4-19 16-23 22-33 33-44 44-68 45-5 0-7 0-7 6 0 1 0 4 3 4 8 0 18-1 26-1 4 0 11 0 16 0s10 1 16 1c1 0 5 0 5-6 0-4-3-4-5-4-3 0-8-1-8-7 0-4 3-7 9-14 18-19 36-36 55-54 11 21 22 43 33 65 1 2 1 2 1 3 0 2-5 6-15 7-2 0-5 0-5 6 0 1 0 4 4 4 6 0 12-1 19-1 6 0 11 0 18 0 4 0 11 0 15 0s10 1 14 1c3 0 7 0 7-7 0-3-4-3-9-3-15 0-16-3-19-8-14-28-29-57-44-86z"><text:p/></draw:path></draw:g></text:span><text:span text:style-name="T32">, וע"פ הגדרה נגרר </text:span><text:span text:style-name="T32"><draw:g text:anchor-type="as-char" svg:y="-0.1134in" draw:z-index="315" draw:name="Shape320" draw:style-name="gr1"><svg:title>TexMaths</svg:title><svg:desc>11§display§\la x, b \ra \in f§svg§600§FALSE§</svg:desc><draw:path draw:style-name="gr2" draw:text-style-name="P4" svg:width="0.5921in" svg:height="0.1354in" svg:x="0.0004in" svg:y="0.0071in" svg:viewBox="0 0 1505 345" svg:d="M0 0c502 0 1003 0 1505 0 0 115 0 230 0 345-502 0-1003 0-1505 0 0-115 0-230 0-345z"><text:p/></draw:path><draw:path draw:style-name="gr3" draw:text-style-name="P5" svg:width="0.0335in" svg:height="0.1508in" svg:x="0.009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5" svg:width="0.0756in" svg:height="0.0681in" svg:x="0.0563in" svg:y="0.0453in" svg:viewBox="0 0 193 174" svg:d="M118 54c2-10 11-46 38-46 1 0 11 0 19 5-11 2-19 12-19 21 0 7 5 13 16 13 7 0 21-6 21-22 0-19-24-25-37-25-22 0-36 20-40 29-10-26-31-29-42-29-40 0-62 50-62 59 0 4 3 4 5 4 3 0 4-1 4-5 13-40 40-50 53-50 6 0 20 4 20 26 0 12-6 38-20 92-7 24-20 40-38 40-2 0-11 0-18-5 8-2 17-10 17-21 0-10-9-13-14-13-11 0-21 10-21 22 0 17 19 25 36 25 26 0 40-26 41-29 4 15 19 29 42 29 39 0 62-50 62-59 0-4-4-4-5-4-4 0-4 1-5 5-14 40-39 50-52 50-14 0-21-13-21-25 0-9 2-18 7-34 4-18 8-35 13-53z"><text:p/></draw:path><draw:path draw:style-name="gr3" draw:text-style-name="P5" svg:width="0.0173in" svg:height="0.0453in" svg:x="0.152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5" svg:width="0.0555in" svg:height="0.1059in" svg:x="0.2138in" svg:y="0.0071in" svg:viewBox="0 0 142 270" svg:d="M74 3c-1-1 0-3-5-3-8 0-37 2-47 3-3 0-8 1-8 8 0 4 4 4 10 4 19 0 19 4 19 7s-3 17-6 24c-9 42-20 84-30 126-6 20-7 24-7 37 0 38 21 61 50 61 45 0 92-58 92-111 0-36-20-62-51-62-18 0-34 11-46 23 10-40 19-78 29-117zM37 150c3-9 3-10 7-15 19-24 36-30 46-30 13 0 24 12 24 36 0 23-13 66-19 81-14 26-31 40-45 40s-27-11-27-40c0-6 0-14 7-37 2-12 5-24 7-35z"><text:p/></draw:path><draw:path draw:style-name="gr3" draw:text-style-name="P5" svg:width="0.0335in" svg:height="0.1508in" svg:x="0.2803in" svg:y="0in" svg:viewBox="0 0 86 384" svg:d="M84 198c2-4 2-5 2-5 0-1 0-3-2-7-22-59-45-119-67-177-3-7-6-9-9-9-5 0-8 3-8 8 0 1 0 2 1 6 23 60 45 119 68 179-23 58-45 117-68 177-1 4-1 4-1 7 0 4 3 7 8 7 4 0 6-4 7-7 24-60 46-119 69-179z"><text:p/></draw:path><draw:path draw:style-name="gr3" draw:text-style-name="P5" svg:width="0.0756in" svg:height="0.087in" svg:x="0.3858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5" svg:width="0.0756in" svg:height="0.137in" svg:x="0.5248in" svg:y="0.0071in" svg:viewBox="0 0 193 349" svg:d="M121 118c11 0 22 0 33 0 8 0 12 0 12-9 0-3-4-3-11-3-11 0-21 0-32 0 4-16 6-30 9-44 1-9 7-36 9-41 3-7 10-13 17-13 3 0 13 0 20 7-17 2-21 15-21 21 0 9 7 14 15 14 10 0 21-9 21-24 0-17-18-26-35-26-13 0-37 7-48 45-2 8-3 12-13 61-9 0-18 0-27 0-7 0-12 0-12 6s5 6 11 6c9 0 17 0 26 0-10 50-19 100-29 151-7 37-13 72-33 72-2 0-12 0-19-7 18-1 21-15 21-21 0-9-6-14-14-14-10 0-21 9-21 24 0 17 17 26 33 26 21 0 36-22 43-37 13-25 22-71 22-74 8-40 15-81 23-120z"><text:p/></draw:path></draw:g></text:span><text:span text:style-name="T32">, משמע </text:span><text:span text:style-name="T32"><draw:g text:anchor-type="as-char" svg:y="-0.1134in" draw:z-index="316" draw:name="Shape321" draw:style-name="gr1"><svg:title>TexMaths</svg:title><svg:desc>11§display§f(x) = b§svg§600§FALSE§</svg:desc><draw:path draw:style-name="gr2" draw:text-style-name="P4" svg:width="0.5461in" svg:height="0.1358in" svg:x="0.0004in" svg:y="0.0071in" svg:viewBox="0 0 1388 346" svg:d="M695 346c-233 0-464 0-695 0 0-116 0-230 0-346 462 0 926 0 1388 0 0 116 0 230 0 346-231 0-462 0-693 0z"><text:p/></draw:path><draw:path draw:style-name="gr3" draw:text-style-name="P5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5" svg:width="0.0346in" svg:height="0.1512in" svg:x="0.098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5" svg:width="0.0756in" svg:height="0.0685in" svg:x="0.1472in" svg:y="0.0453in" svg:viewBox="0 0 193 175" svg:d="M118 54c2-10 11-45 38-45 1 0 11 0 19 4-11 2-19 12-19 21 0 7 5 14 16 14 7 0 21-7 21-23 0-19-23-25-37-25-22 0-36 21-40 30-10-26-31-30-42-30-40 0-62 50-62 59 0 5 3 5 5 5 3 0 4-1 4-5 13-40 38-50 52-50 7 0 21 3 21 25 0 12-7 39-21 93-6 24-19 39-37 39-2 0-11 0-18-4 8-2 17-10 17-21s-9-13-14-13c-12 0-21 10-21 22 0 17 19 25 36 25 26 0 40-27 41-30 4 15 18 30 42 30 39 0 62-49 62-59 0-4-4-4-6-4-3 0-3 1-4 4-14 41-40 50-52 50-14 0-21-12-21-25 0-9 2-17 7-34 4-18 8-35 13-53z"><text:p/></draw:path><draw:path draw:style-name="gr3" draw:text-style-name="P5" svg:width="0.035in" svg:height="0.1512in" svg:x="0.2382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5" svg:width="0.1012in" svg:height="0.0354in" svg:x="0.3394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555in" svg:height="0.1063in" svg:x="0.4988in" svg:y="0.0071in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4 0 24 11 24 36 0 23-12 66-18 80-14 27-31 40-47 40-13 0-25-10-25-38 0-8 0-15 6-39 3-12 5-24 8-35z"><text:p/></draw:path></draw:g></text:span><text:span text:style-name="T32">, ולפי טרנזיטיביות השוויון </text:span><text:span text:style-name="T32"><draw:g text:anchor-type="as-char" svg:y="-0.1134in" draw:z-index="317" draw:name="Shape322" draw:style-name="gr1"><svg:title>TexMaths</svg:title><svg:desc>11§display§f|_X(x) = f(x)§svg§600§FALSE§</svg:desc><draw:path draw:style-name="gr2" draw:text-style-name="P4" svg:width="0.9217in" svg:height="0.1354in" svg:x="0.0004in" svg:y="0.0071in" svg:viewBox="0 0 2342 345" svg:d="M0 0c781 0 1561 0 2342 0 0 115 0 230 0 345-781 0-1561 0-2342 0 0-115 0-230 0-345z"><text:p/></draw:path><draw:path draw:style-name="gr3" draw:text-style-name="P5" svg:width="0.0756in" svg:height="0.137in" svg:x="0.0008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5" svg:width="0.0055in" svg:height="0.1508in" svg:x="0.102in" svg:y="0in" svg:viewBox="0 0 15 384" svg:d="M15 14c0-7 0-14-7-14-8 0-8 7-8 14 0 119 0 237 0 356 0 8 0 14 8 14 7 0 7-6 7-14 0-119 0-237 0-356z"><text:p/></draw:path><draw:path draw:style-name="gr3" draw:text-style-name="P5" svg:width="0.0937in" svg:height="0.072in" svg:x="0.1311in" svg:y="0.0634in" svg:viewBox="0 0 239 184" svg:d="M136 80c9-8 18-16 27-25 34-34 45-44 69-46 3 0 7 0 7-6 0-3-4-3-5-3-7 0-16 1-25 1-7 0-24-1-31-1-2 0-5 0-5 6 1 1 0 3 4 3 2 1 9 1 9 8 0 3-4 7-7 11-2 1-36 35-46 45-9-18-19-36-27-53-1-1-3-2-3-3 0-3 6-7 15-8 2 0 6 0 6-6-2-1-1-3-5-3-6 0-12 0-18 0-5 0-12 1-17 1s-11 0-17-1c-4 0-10 0-14 0-1 0-6 0-6 6 0 3 4 3 8 3 15 0 18 3 20 9 13 24 25 48 38 73-5 5-10 10-15 16-6 5-18 17-23 22-33 33-44 44-68 45-5 0-7 0-7 7 0 1 0 3 3 3 8 0 18-1 26-1 4 0 11 0 16 0 5 1 10 1 16 1 1 0 5 0 5-6 0-4-3-4-5-4-3 0-8-1-8-7 0-4 3-7 9-13 18-19 36-36 55-54 11 21 22 42 33 64 1 2 1 2 1 3 0 3-5 6-15 7-2 0-5 0-5 7 1 1 0 3 4 3 6 0 14-1 19-1 6 0 12 0 18 0 4 0 11 0 15 0 4 1 11 1 14 1s7 0 7-6c0-4-4-4-8-4-16 0-17-3-20-8-14-28-29-57-44-86z"><text:p/></draw:path><draw:path draw:style-name="gr3" draw:text-style-name="P5" svg:width="0.035in" svg:height="0.1508in" svg:x="0.2563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5" svg:width="0.0756in" svg:height="0.0681in" svg:x="0.3051in" svg:y="0.0453in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3" draw:text-style-name="P5" svg:width="0.035in" svg:height="0.1508in" svg:x="0.3965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5" svg:width="0.1008in" svg:height="0.035in" svg:x="0.497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756in" svg:height="0.137in" svg:x="0.6575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5" svg:width="0.0346in" svg:height="0.1508in" svg:x="0.7555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5" svg:width="0.0756in" svg:height="0.0681in" svg:x="0.8039in" svg:y="0.0453in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5" svg:width="0.035in" svg:height="0.1508in" svg:x="0.8949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32">, כדרוש. </text:span></text:p>
      <text:p text:style-name="P21"><draw:g text:anchor-type="as-char" svg:y="-0.1134in" draw:z-index="318" draw:name="Shape323" draw:style-name="gr1"><svg:title>TexMaths</svg:title><svg:desc>11§display§\QED§svg§600§FALSE§</svg:desc><draw:path draw:style-name="gr2" draw:text-style-name="P4" svg:width="0.6894in" svg:height="0.0972in" svg:x="0.0004in" svg:y="0.0071in" svg:viewBox="0 0 1752 248" svg:d="M0 0c584 0 1168 0 1752 0 0 83 0 165 0 248-584 0-1168 0-1752 0 0-83 0-165 0-248z"><text:p/></draw:path><draw:path draw:style-name="gr3" draw:text-style-name="P5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5" svg:width="0.0157in" svg:height="0.0157in" svg:x="0.1449in" svg:y="0.0925in" svg:viewBox="0 0 41 41" svg:d="M41 21c0-12-10-21-21-21-12 0-20 9-20 21 0 11 8 20 20 20 11 0 21-9 21-20z"><text:p/></draw:path><draw:path draw:style-name="gr3" draw:text-style-name="P5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5" svg:width="0.0157in" svg:height="0.0157in" svg:x="0.3008in" svg:y="0.0925in" svg:viewBox="0 0 41 41" svg:d="M41 21c0-12-9-21-20-21-12 0-21 9-21 21 0 11 9 20 21 20 11 0 20-9 20-20z"><text:p/></draw:path><draw:path draw:style-name="gr3" draw:text-style-name="P5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5" svg:width="0.0161in" svg:height="0.0157in" svg:x="0.4744in" svg:y="0.0925in" svg:viewBox="0 0 42 41" svg:d="M42 21c0-12-10-21-21-21s-21 9-21 21c0 11 10 20 21 20s21-9 21-20z"><text:p/></draw:path><draw:path draw:style-name="gr3" draw:text-style-name="P5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<text:soft-page-break/>9. הוכחת טענות על יחס בינארי</text:h>
      <text:h text:style-name="Heading_20_3" text:outline-level="3">סעיף (א)</text:h>
      <text:p text:style-name="P12"><draw:g text:anchor-type="as-char" svg:y="-0.228in" draw:z-index="320" draw:name="Shape324" draw:style-name="gr1"><svg:title>TexMaths</svg:title><svg:desc>11§latex§f = \lambda x \in A \cup B. \begin{cases}
\{x, 0\} &amp;\case x \in A \\
\{x, 1\} &amp;\case x \in B
\end{cases}§svg§600§FALSE§</svg:desc><draw:path draw:style-name="gr2" draw:text-style-name="P4" svg:width="2.2713in" svg:height="0.4394in" svg:x="0.0031in" svg:y="0.0071in" svg:viewBox="0 0 5770 1117" svg:d="M2886 1117c-963 0-1925 0-2886 0 0-373 0-744 0-1117 1923 0 3847 0 5770 0 0 373 0 744 0 1117-961 0-1923 0-2884 0z"><text:p/></draw:path><draw:path draw:style-name="gr3" draw:text-style-name="P5" svg:width="0.0488in" svg:height="0.1063in" svg:x="0.0004in" svg:y="0.1571in" svg:viewBox="0 0 125 271" svg:d="M55 106c0-16 0-30 0-46 0-33 19-51 35-51 1 0 7 0 13 2-5 2-12 7-12 16s7 17 17 17c11 0 17-8 17-17 0-14-14-27-35-27-27 0-59 21-59 62 0 14 0 29 0 44-10 0-21 0-31 0 0 4 0 7 0 12 10 0 21 0 31 0 0 41 0 83 0 125 0 17-5 17-31 17 0 4 0 7 0 11 15 0 33-1 44-1 15 0 34 0 50 1 0-4 0-7 0-11-4 0-6 0-9 0-29 0-29-4-29-18 0-42 0-83 0-124 14 0 30 0 44 0 0-5 0-8 0-12-15 0-30 0-45 0z"><text:p/></draw:path><draw:path draw:style-name="gr3" draw:text-style-name="P5" svg:width="0.1008in" svg:height="0.035in" svg:x="0.1008in" svg:y="0.20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5" svg:width="0.0748in" svg:height="0.1071in" svg:x="0.2697in" svg:y="0.1598in" svg:viewBox="0 0 191 273" svg:d="M118 155c15 41 34 99 40 109 6 7 10 7 20 7 4 0 6 0 9 0s4-2 4-3-1-2-2-3c-3-5-6-11-9-19-26-72-52-146-79-219-7-23-28-27-47-27-1 0-7 0-7 4s3 3 4 4c13 2 15 4 25 30 12 36 25 71 37 106-35 35-71 70-106 105-5 5-7 7-7 13s4 11 11 11c6 0 10-5 13-8 31-38 63-74 94-110z"><text:p/></draw:path><draw:path draw:style-name="gr3" draw:text-style-name="P5" svg:width="0.0756in" svg:height="0.0685in" svg:x="0.3547in" svg:y="0.198in" svg:viewBox="0 0 193 175" svg:d="M119 54c2-10 11-45 37-45 2 0 12 0 20 5-11 1-19 11-19 21 0 6 5 13 15 13 8 0 21-7 21-23 0-20-22-25-36-25-23 0-36 21-40 30-10-26-31-30-42-30-41 0-63 51-63 59 0 5 5 5 6 5 2 0 3-1 4-5 13-40 39-50 52-50 7 0 21 3 21 26 0 11-7 38-21 91-6 25-20 41-37 41-2 0-11 0-19-5 10-3 18-10 18-21 0-10-8-14-14-14-12 0-22 10-22 22 0 18 20 26 36 26 27 0 40-27 41-29 6 14 19 29 42 29 39 0 63-50 63-60 0-3-5-3-6-3-3 0-4 1-4 4-14 41-40 51-52 51-15 0-21-13-21-26 0-8 2-17 7-33 4-18 8-37 13-54z"><text:p/></draw:path><draw:path draw:style-name="gr3" draw:text-style-name="P5" svg:width="0.076in" svg:height="0.0874in" svg:x="0.4925in" svg:y="0.1835in" svg:viewBox="0 0 194 223" svg:d="M179 120c7 0 15 0 15-8s-8-8-15-8c-55 0-109 0-164 0 5-51 50-89 104-89 20 0 41 0 60 0 7 0 15 0 15-7 0-8-8-8-15-8-19 0-40 0-60 0-66 0-119 51-119 112 0 62 53 111 119 111 20 0 41 0 60 0 7 0 15 0 15-8 0-7-8-7-15-7-19 0-40 0-60 0-54 0-99-37-104-88 55 0 109 0 164 0z"><text:p/></draw:path><draw:path draw:style-name="gr3" draw:text-style-name="P5" svg:width="0.1039in" svg:height="0.1083in" svg:x="0.6287in" svg:y="0.1571in" svg:viewBox="0 0 265 276" svg:d="M55 232c-15 26-30 31-47 33-5 0-8 0-8 8 0 2 2 3 4 3 11 0 24-1 35-1 12 0 26 1 38 1 2 0 7 0 7-7 0-4-4-4-6-4-9-1-19-5-19-14 0-5 3-9 6-15 10-16 20-33 30-49 32 0 65 0 96 0 2 9 7 60 7 65 0 11-20 13-29 13-4 0-8 0-8 8 0 3 4 3 5 3 16 0 32-1 49-1 9 0 34 1 44 1 2 0 6 0 6-8 0-3-4-3-9-3-24 0-24-3-25-14-8-81-15-161-23-241-1-8-1-10-8-10-6 0-7 3-10 7-45 74-90 150-135 225zM102 175c26-42 51-85 76-127 5 42 8 85 12 127-29 0-58 0-88 0z"><text:p/></draw:path><draw:path draw:style-name="gr3" draw:text-style-name="P5" svg:width="0.0843in" svg:height="0.0933in" svg:x="0.7799in" svg:y="0.1752in" svg:viewBox="0 0 215 238" svg:d="M215 13c0-6 0-13-8-13s-8 7-8 13c0 46 0 94 0 140 0 58-63 70-92 70-18 0-42-3-62-16-30-19-30-44-30-54 0-46 0-94 0-140 0-6 0-13-7-13-8 0-8 7-8 13 0 47 0 95 0 142 0 58 58 83 107 83 50 0 108-26 108-83 0-47 0-95 0-142z"><text:p/></draw:path><draw:path draw:style-name="gr3" draw:text-style-name="P5" svg:width="0.1083in" svg:height="0.1031in" svg:x="0.913in" svg:y="0.1622in" svg:viewBox="0 0 276 263" svg:d="M46 233c-4 15-4 19-35 19-7 0-11 0-11 7 0 4 4 4 11 4 46 0 91 0 138 0 61 0 106-45 106-83 0-28-22-50-59-55 39-7 80-36 80-72 0-29-25-53-71-53-43 0-87 0-130 0-8 0-11 0-11 8 0 4 3 4 10 4 1 0 9 0 15 0 7 1 10 1 10 7 0 1 0 2-1 7-18 70-34 138-52 207zM105 122c7-32 16-64 24-96 3-13 4-14 21-14 16 0 33 0 49 0 34 0 42 22 42 40 0 34-33 70-80 70-19 0-38 0-56 0zM87 252c-6 0-7 0-9-1-3 0-4-2-4-4 0-1 0-2 2-9 9-36 18-71 26-107 25 0 49 0 73 0 37 0 45 28 45 45 0 38-35 76-80 76-18 0-35 0-53 0z"><text:p/></draw:path><draw:path draw:style-name="gr3" draw:text-style-name="P5" svg:width="0.0157in" svg:height="0.0157in" svg:x="1.0429in" svg:y="0.248in" svg:viewBox="0 0 41 41" svg:d="M41 21c0-11-9-21-20-21-12 0-21 10-21 21s9 20 21 20c11 0 20-9 20-20z"><text:p/></draw:path><draw:path draw:style-name="gr3" draw:text-style-name="P5" svg:width="0.078in" svg:height="0.4547in" svg:x="1.1197in" svg:y="0in" svg:viewBox="0 0 199 1156" svg:d="M118 719c0-42-29-107-96-140 42-23 91-68 96-139 0-2 0-3 0-3 0-90 0-179 0-268 0-31 0-38 3-53 8-30 25-69 75-97 3-3 3-3 3-10 0-8 0-9-9-9-6 0-7 0-17 7-87 48-93 120-93 134 0 91 0 182 0 274 0 28 0 59-19 94-18 32-39 48-55 59-6 3-6 3-6 10 0 8 0 8 3 10 33 20 69 55 76 118 1 8 1 8 1 13 0 99 0 198 0 296 0 31 20 96 95 136 9 5 10 5 15 5 9 0 9-1 9-9 0-7 0-7-2-8-17-10-67-41-77-108-2-10-2-11-2-16 0-98 0-197 0-296z"><text:p/></draw:path><draw:path draw:style-name="gr3" draw:text-style-name="P5" svg:width="0.0539in" svg:height="0.1516in" svg:x="1.2303in" svg:y="0.048in" svg:viewBox="0 0 138 386" svg:d="M81 52c0-17 11-41 53-43 2-1 4-2 4-5 0-4-4-4-8-4-39 0-74 20-74 48 0 30 0 59 0 88 0 15 0 28-15 40-13 11-29 12-37 12-2 1-4 2-4 4 0 5 2 5 7 5 25 2 44 15 48 34 1 4 1 5 1 20 0 25 0 50 0 75 0 17 0 29 19 43 15 12 41 17 55 17 4 0 8 0 8-5 0-4-3-4-7-4-24-1-43-14-47-33-3-4-3-4-3-19 0-27 0-55 0-81 0-18-2-24-15-36-8-8-19-12-30-16 32-8 45-26 45-48 0-31 0-62 0-92z"><text:p/></draw:path><draw:path draw:style-name="gr3" draw:text-style-name="P5" svg:width="0.0756in" svg:height="0.0685in" svg:x="1.3004in" svg:y="0.0949in" svg:viewBox="0 0 193 175" svg:d="M118 54c2-10 11-45 38-45 2 0 11 0 19 4-10 2-18 12-18 21 0 7 4 13 15 13 8 0 21-6 21-22 0-20-24-25-37-25-22 0-35 21-40 30-9-27-30-30-42-30-40 0-62 49-62 59 0 4 3 4 5 4 3 0 4 0 5-4 13-41 39-50 52-50 6 0 21 3 21 25 0 12-7 39-21 92-7 23-20 40-38 40-2 0-11 0-18-4 10-3 17-10 17-21s-7-15-14-15c-11 0-21 11-21 23 0 18 20 26 36 26 26 0 40-28 41-30 4 14 19 30 42 30 39 0 61-50 61-60 0-4-3-4-4-4-3 0-4 2-5 4-13 42-39 51-51 51-15 0-22-12-22-25 0-9 2-17 7-34 4-18 8-36 13-53z"><text:p/></draw:path><draw:path draw:style-name="gr3" draw:text-style-name="P5" svg:width="0.0173in" svg:height="0.0449in" svg:x="1.3961in" svg:y="0.1453in" svg:viewBox="0 0 45 115" svg:d="M45 41c0-26-10-41-25-41-12 0-20 10-20 20 0 11 8 21 20 21 5 0 10-1 14-6 1 0 1-1 1-1 1 0 1 1 1 7 0 28-13 51-26 63-4 5-4 6-4 7 0 2 2 4 4 4 4 0 35-29 35-74z"><text:p/></draw:path><draw:path draw:style-name="gr3" draw:text-style-name="P5" svg:width="0.0638in" svg:height="0.1043in" svg:x="1.4563in" svg:y="0.0598in" svg:viewBox="0 0 163 266" svg:d="M163 134c0-31-1-61-16-90-17-37-49-44-64-44-24 0-52 10-69 46-12 27-14 57-14 88 0 29 2 64 18 92 16 32 45 40 63 40 21 0 51-9 68-45 13-26 14-57 14-87zM81 257c-14 0-37-10-44-46-4-23-4-59-4-81 0-26 0-51 2-72 8-46 37-49 46-49 14 0 39 6 47 45 3 22 3 50 3 76 0 28 0 55-4 79-6 37-28 48-46 48z"><text:p/></draw:path><draw:path draw:style-name="gr3" draw:text-style-name="P5" svg:width="0.0539in" svg:height="0.1516in" svg:x="1.5374in" svg:y="0.048in" svg:viewBox="0 0 138 386" svg:d="M55 334c0 15-10 41-52 43-2 0-3 2-3 4 0 5 4 5 8 5 37 0 73-19 73-49 0-29 0-59 0-88 0-15 0-27 16-40 13-11 28-11 36-12 2 0 5-2 5-5s-4-3-7-4c-25-1-44-15-48-34-2-5-2-5-2-19 0-25 0-50 0-76 0-16 0-28-18-44-16-12-42-15-55-15-4 0-8 0-8 4s2 4 6 5c25 1 44 13 48 33 1 3 1 4 1 18 0 27 0 54 0 81 0 17 3 24 15 37 9 8 20 12 31 14-32 9-46 28-46 50 0 31 0 61 0 92z"><text:p/></draw:path><draw:path draw:style-name="gr3" draw:text-style-name="P5" svg:width="0.0323in" svg:height="0.1012in" svg:x="1.7598in" svg:y="0.0598in" svg:viewBox="0 0 83 258" svg:d="M56 88c-17 1-36 3-54 4 0 5 0 8 0 12 24 0 29 3 29 21 0 34 0 70 0 104 0 17-5 17-31 17 0 3 0 8 0 12 12 0 33-1 43-1 13 0 26 1 40 1 0-4 0-9 0-12-26 0-27-2-27-16 0-48 0-95 0-142zM57 21c0-12-10-21-20-21-12 0-20 11-20 21s8 20 20 20c10 0 20-8 20-20z"><text:p/></draw:path><draw:path draw:style-name="gr3" draw:text-style-name="P5" svg:width="0.0488in" svg:height="0.1063in" svg:x="1.8024in" svg:y="0.0543in" svg:viewBox="0 0 125 271" svg:d="M55 106c0-16 0-30 0-46 0-34 19-52 35-52 1 0 7 0 13 3-5 1-12 7-12 16s7 17 17 17c11 0 17-8 17-18 0-14-14-26-35-26-27 0-59 20-59 60 0 16 0 30 0 46-10 0-21 0-31 0 0 4 0 7 0 12 10 0 21 0 31 0 0 41 0 82 0 124 0 17-5 17-31 17 0 4 0 8 0 12 15 0 33-1 44-1 15 0 34 0 50 1 0-4 0-8 0-12-4 0-6 0-9 0-29 0-29-4-29-17 0-42 0-83 0-124 14 0 30 0 44 0 0-5 0-8 0-12-15 0-30 0-45 0z"><text:p/></draw:path><draw:path draw:style-name="gr3" draw:text-style-name="P5" svg:width="0.0756in" svg:height="0.0685in" svg:x="1.8988in" svg:y="0.0949in" svg:viewBox="0 0 193 175" svg:d="M118 54c2-10 11-45 38-45 2 0 11 0 19 4-10 2-18 12-18 21 0 7 4 13 15 13 8 0 21-6 21-22 0-20-24-25-37-25-22 0-35 21-40 30-9-27-30-30-42-30-40 0-62 49-62 59 0 4 3 4 5 4 3 0 4 0 5-4 13-41 39-50 52-50 6 0 21 3 21 25 0 12-7 39-21 92-7 23-20 40-38 40-2 0-11 0-18-4 10-3 17-10 17-21s-7-15-14-15c-11 0-21 11-21 23 0 18 20 26 36 26 26 0 40-28 41-30 4 14 19 30 42 30 39 0 61-50 61-60 0-4-3-4-4-4-3 0-4 2-5 4-13 42-39 51-51 51-15 0-22-12-22-25 0-9 2-17 7-34 4-18 8-36 13-53z"><text:p/></draw:path><draw:path draw:style-name="gr3" draw:text-style-name="P5" svg:width="0.076in" svg:height="0.0874in" svg:x="2.0362in" svg:y="0.0803in" svg:viewBox="0 0 194 223" svg:d="M180 119c7 0 14 0 14-8s-7-8-14-8c-55 0-108 0-163 0 4-51 48-88 103-88 20 0 41 0 60 0 7 0 14 0 14-7 0-8-7-8-14-8-20 0-40 0-61 0-66 0-119 49-119 111s53 112 119 112c21 0 41 0 61 0 7 0 14 0 14-8 0-7-7-7-14-7-19 0-40 0-60 0-55 0-99-38-103-89 55 0 108 0 163 0z"><text:p/></draw:path><draw:path draw:style-name="gr3" draw:text-style-name="P5" svg:width="0.1039in" svg:height="0.1083in" svg:x="2.1724in" svg:y="0.0535in" svg:viewBox="0 0 265 276" svg:d="M56 232c-15 25-31 31-47 32-5 1-9 1-9 7 0 3 2 5 6 5 9 0 22-1 33-1 13 0 26 1 38 1 2 0 8 0 8-8 0-3-4-4-7-4-9-1-17-4-17-13 0-5 2-9 5-15 10-16 19-33 29-49 33 0 65 0 98 0 0 8 5 60 5 65 0 11-20 12-27 12-6 0-9 0-9 7 0 5 4 5 5 5 16 0 32-1 48-1 9 0 34 1 44 1 2 0 6 0 6-8 0-4-3-4-9-4-23 0-23-2-24-13-8-81-16-162-24-242-1-8-1-9-8-9-5 0-7 2-10 7-45 74-89 150-134 225zM102 175c26-43 51-85 76-128 5 43 9 85 13 128-29 0-59 0-89 0z"><text:p/></draw:path><draw:path draw:style-name="gr3" draw:text-style-name="P5" svg:width="0.0539in" svg:height="0.1516in" svg:x="1.2303in" svg:y="0.2661in" svg:viewBox="0 0 138 386" svg:d="M81 52c0-16 11-41 53-43 2 0 4-2 4-5 0-4-4-4-8-4-39 0-74 20-74 48 0 30 0 59 0 88 0 16 0 28-15 41-13 11-29 12-37 12-2 0-4 2-4 4 0 4 2 4 7 5 25 1 44 15 48 34 1 4 1 4 1 19 0 25 0 50 0 77 0 15 0 27 19 42 15 11 41 16 55 16 4 0 8 0 8-5 0-3-3-3-7-4-24-1-43-13-47-33-3-3-3-4-3-19 0-27 0-54 0-80 0-18-2-24-15-37-8-8-19-11-30-15 32-8 45-26 45-49 0-31 0-62 0-92z"><text:p/></draw:path><draw:path draw:style-name="gr3" draw:text-style-name="P5" svg:width="0.0756in" svg:height="0.0685in" svg:x="1.3004in" svg:y="0.313in" svg:viewBox="0 0 193 175" svg:d="M118 54c2-10 11-45 38-45 2 0 11 0 19 5-10 1-18 11-18 21 0 6 4 13 15 13 8 0 21-6 21-23 0-20-24-25-37-25-22 0-35 21-40 30-9-26-30-30-42-30-40 0-62 51-62 59 0 5 3 5 5 5 3 0 4-1 5-5 13-40 39-50 52-50 6 0 21 3 21 26 0 11-7 38-21 91-7 25-20 41-38 41-2 0-11 0-18-5 10-3 17-10 17-21 0-10-7-14-14-14-11 0-21 10-21 22 0 18 20 26 36 26 26 0 40-27 41-29 4 14 19 29 42 29 39 0 61-50 61-60 0-3-3-3-4-3-3 0-4 1-5 4-13 41-39 51-51 51-15 0-22-13-22-26 0-8 2-17 7-33 4-18 8-37 13-54z"><text:p/></draw:path><draw:path draw:style-name="gr3" draw:text-style-name="P5" svg:width="0.0173in" svg:height="0.0449in" svg:x="1.3961in" svg:y="0.3634in" svg:viewBox="0 0 45 115" svg:d="M45 41c0-26-10-41-25-41-12 0-20 10-20 21 0 10 8 20 20 20 5 0 10-1 14-5 1-1 1-1 1-1 1 0 1 0 1 6 0 28-13 51-26 65-4 4-4 4-4 5 0 3 2 4 4 4 4 0 35-29 35-74z"><text:p/></draw:path><draw:path draw:style-name="gr3" draw:text-style-name="P5" svg:width="0.05in" svg:height="0.1004in" svg:x="1.4638in" svg:y="0.278in" svg:viewBox="0 0 128 256" svg:d="M79 10c0-10 0-10-9-10-24 24-58 24-70 24 0 5 0 8 0 12 8 0 31 0 51-10 0 67 0 133 0 200 0 14-1 19-37 19-4 0-7 0-12 0 0 3 0 7 0 11 13-1 48-1 63-1s49 0 63 1c0-4 0-8 0-11-5 0-8 0-12 0-36 0-37-4-37-19 0-72 0-144 0-216z"><text:p/></draw:path><draw:path draw:style-name="gr3" draw:text-style-name="P5" svg:width="0.0539in" svg:height="0.1516in" svg:x="1.5374in" svg:y="0.2661in" svg:viewBox="0 0 138 386" svg:d="M55 335c0 16-10 40-52 42-2 1-3 2-3 4 0 5 4 5 8 5 37 0 73-19 73-49 0-29 0-59 0-88 0-14 0-27 16-39 13-11 28-12 36-12 2-1 5-2 5-5 0-4-4-4-7-4-25-2-44-15-48-34-2-4-2-6-2-20 0-25 0-50 0-76 0-16 0-28-18-43-16-12-42-16-55-16-4 0-8 0-8 4 0 5 2 5 6 5 25 1 44 14 48 33 1 4 1 4 1 18 0 28 0 54 0 82 0 17 3 24 15 36 9 8 20 12 31 15-32 9-46 27-46 49 0 31 0 61 0 93z"><text:p/></draw:path><draw:path draw:style-name="gr3" draw:text-style-name="P5" svg:width="0.0323in" svg:height="0.1008in" svg:x="1.7598in" svg:y="0.278in" svg:viewBox="0 0 83 257" svg:d="M56 87c-17 1-36 3-54 4 0 5 0 8 0 12 24 0 29 3 29 21 0 35 0 69 0 105 0 17-5 17-31 17 0 3 0 7 0 11 12 0 33-1 43-1 13 0 26 1 40 1 0-4 0-8 0-11-26 0-27-2-27-17 0-48 0-95 0-142zM57 20c0-12-10-20-20-20-12 0-20 10-20 20 0 11 8 21 20 21 10 0 20-9 20-21z"><text:p/></draw:path><draw:path draw:style-name="gr3" draw:text-style-name="P5" svg:width="0.0488in" svg:height="0.1063in" svg:x="1.8024in" svg:y="0.2717in" svg:viewBox="0 0 125 271" svg:d="M55 106c0-16 0-30 0-46 0-33 19-51 35-51 1 0 7 0 13 2-5 2-12 7-12 16s7 17 17 17c11 0 17-8 17-17 0-14-14-27-35-27-27 0-59 21-59 62 0 14 0 29 0 44-10 0-21 0-31 0 0 4 0 7 0 12 10 0 21 0 31 0 0 41 0 83 0 125 0 17-5 17-31 17 0 4 0 7 0 11 15 0 33-1 44-1 15 0 34 0 50 1 0-4 0-7 0-11-4 0-6 0-9 0-29 0-29-4-29-18 0-42 0-83 0-124 14 0 30 0 44 0 0-5 0-8 0-12-15 0-30 0-45 0z"><text:p/></draw:path><draw:path draw:style-name="gr3" draw:text-style-name="P5" svg:width="0.0756in" svg:height="0.0685in" svg:x="1.8988in" svg:y="0.313in" svg:viewBox="0 0 193 175" svg:d="M118 54c2-10 11-45 38-45 2 0 11 0 19 5-10 1-18 11-18 21 0 6 4 13 15 13 8 0 21-6 21-23 0-20-24-25-37-25-22 0-35 21-40 30-9-26-30-30-42-30-40 0-62 51-62 59 0 5 3 5 5 5 3 0 4-1 5-5 13-40 39-50 52-50 6 0 21 3 21 26 0 11-7 38-21 91-7 25-20 41-38 41-2 0-11 0-18-5 10-3 17-10 17-21 0-10-7-14-14-14-11 0-21 10-21 22 0 18 20 26 36 26 26 0 40-27 41-29 4 14 19 29 42 29 39 0 61-50 61-60 0-3-3-3-4-3-3 0-4 1-5 4-13 41-39 51-51 51-15 0-22-13-22-26 0-8 2-17 7-33 4-18 8-37 13-54z"><text:p/></draw:path><draw:path draw:style-name="gr3" draw:text-style-name="P5" svg:width="0.076in" svg:height="0.0878in" svg:x="2.0362in" svg:y="0.298in" svg:viewBox="0 0 194 224" svg:d="M180 120c7 0 14 0 14-8s-7-8-14-8c-55 0-108 0-163 0 4-51 48-89 103-89 20 0 41 0 60 0 7 0 14 0 14-7 0-8-7-8-14-8-20 0-40 0-61 0-66 0-119 51-119 112 0 62 53 112 119 112 21 0 41 0 61 0 7 0 14-1 14-9s-7-7-14-7c-19 0-40 0-60 0-55 0-99-37-103-88 55 0 108 0 163 0z"><text:p/></draw:path><draw:path draw:style-name="gr3" draw:text-style-name="P5" svg:width="0.1083in" svg:height="0.1031in" svg:x="2.1736in" svg:y="0.2768in" svg:viewBox="0 0 276 263" svg:d="M45 233c-3 15-4 19-35 19-7 0-10 0-10 7 0 4 3 4 10 4 46 0 92 0 139 0 60 0 106-45 106-83 0-28-23-50-60-55 40-7 81-35 81-72 0-29-25-53-72-53-43 0-87 0-130 0-7 0-11 0-11 8 0 4 3 4 11 4 1 0 7 0 14 0 8 1 11 1 11 7 0 1-1 2-2 7-18 70-34 138-52 207zM103 122c8-32 17-64 25-96 3-13 4-14 21-14 16 0 33 0 49 0 34 0 43 22 43 40 0 34-33 70-80 70-19 0-39 0-58 0zM87 252c-6 0-7 0-9-1-4 0-5 0-5-4 0-1 0-2 2-9 9-36 17-71 26-107 24 0 50 0 74 0 36 0 44 28 44 45 0 38-34 76-80 76-18 0-34 0-52 0z"><text:p/></draw:path></draw:g></text:p>
      <text:p text:style-name="P76">הוכחה ש־<draw:g text:anchor-type="as-char" svg:y="-0.1134in" draw:z-index="330" draw:name="Shape325" draw:style-name="gr1"><svg:title>TexMaths</svg:title><svg:desc>11§display§range(f) = (A \times \{0\}) \cup (B \times \{1\}) = X§svg§600§FALSE§</svg:desc><draw:path draw:style-name="gr2" draw:text-style-name="P4" svg:width="2.5933in" svg:height="0.1354in" svg:x="0.0039in" svg:y="0.0071in" svg:viewBox="0 0 6588 345" svg:d="M0 0c2196 0 4392 0 6588 0 0 115 0 230 0 345-2196 0-4392 0-6588 0 0-115 0-230 0-345z"><text:p/></draw:path><draw:path draw:style-name="gr3" draw:text-style-name="P5" svg:width="0.0614in" svg:height="0.0681in" svg:x="0.0004in" svg:y="0.0453in" svg:viewBox="0 0 157 174" svg:d="M23 148c-1 5-3 14-3 16 0 7 5 10 11 10 4 0 11-2 14-10 1-2 14-54 16-62 3-12 9-39 12-49 2-6 12-23 22-32 3-2 14-13 30-13 10 0 16 5 17 5-12 1-20 11-20 21 0 7 3 13 14 13 10 0 21-8 21-22s-12-25-32-25c-25 0-41 19-49 30-3-18-17-30-35-30s-26 14-29 22c-6 13-12 36-12 37 0 4 3 3 4 4 5 0 5 0 7-9 7-28 14-46 29-46 6 0 12 3 12 18 0 8-1 13-7 32-8 30-14 60-22 90z"><text:p/></draw:path><draw:path draw:style-name="gr3" draw:text-style-name="P5" svg:width="0.0693in" svg:height="0.0681in" svg:x="0.0748in" svg:y="0.0453in" svg:viewBox="0 0 177 174" svg:d="M129 24c-7-14-18-24-36-24-45 0-93 56-93 112 0 37 22 62 52 62 7 0 27-1 50-29 4 17 17 29 35 29 14 0 23-9 29-21 7-14 11-37 11-38 0-4-3-4-4-4-4 0-5 1-6 7-6 25-13 48-30 48-9 0-11-10-11-17 0-9 2-12 5-29 4-17 5-21 9-35 4-19 10-37 14-54 2-11 2-11 2-13 0-7-4-10-11-10-9 0-15 9-16 16zM105 124c-3 7-3 8-8 15-18 21-33 27-44 27-20 0-26-22-26-36 0-20 14-67 22-85 13-23 29-37 44-37 26 0 31 32 31 34s-1 4-1 6c-6 26-12 51-18 76z"><text:p/></draw:path><draw:path draw:style-name="gr3" draw:text-style-name="P5" svg:width="0.0823in" svg:height="0.0681in" svg:x="0.1539in" svg:y="0.0453in" svg:viewBox="0 0 210 174" svg:d="M23 148c-1 5-3 14-3 16 0 7 5 10 11 10 4 0 12-2 14-10 0-1 6-20 8-29 2-12 5-24 8-35 3-9 5-16 6-25 2-7 6-18 6-20 5-12 26-47 62-47 18 0 21 14 21 27 0 24-18 73-25 91-3 8-3 13-3 17 0 18 13 31 32 31 36 0 50-56 50-59 0-4-3-4-5-4-4 0-4 1-6 7-8 26-20 48-39 48-7 0-9-4-9-13 0-10 3-19 6-27 8-20 24-63 24-85 0-26-16-41-45-41-34 0-53 24-60 33-1-21-18-33-35-33-18 0-26 14-29 22-6 13-12 35-12 37 0 4 3 3 4 4 5 0 5 0 7-9 7-28 14-46 29-46 7 0 12 5 12 18 0 8-1 13-7 32-8 30-14 60-22 90z"><text:p/></draw:path><draw:path draw:style-name="gr3" draw:text-style-name="P5" svg:width="0.0697in" svg:height="0.0972in" svg:x="0.2429in" svg:y="0.0453in" svg:viewBox="0 0 178 248" svg:d="M176 25c1-3 2-4 2-7 0-7-5-10-12-10-3 0-14 2-15 16-7-14-21-24-37-24-44 0-91 54-91 109 0 39 23 62 51 62 23 0 42-19 45-23v1c-8 34-12 48-12 49-2 3-15 42-56 42-7 0-20-1-31-4 12-4 16-14 16-20 0-7-4-13-15-13-9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5" svg:width="0.0579in" svg:height="0.0681in" svg:x="0.3256in" svg:y="0.0453in" svg:viewBox="0 0 148 174" svg:d="M55 81c11 0 40-1 59-8 27-12 29-36 29-40 0-18-14-33-42-33-43 0-101 37-101 105 0 39 23 69 62 69 55 0 86-41 86-45 0-2-2-6-4-6s-2 1-5 5c-30 38-73 38-77 38-30 0-33-33-33-45 0-4 0-16 5-40 7 0 14 0 21 0zM36 73c16-59 55-65 65-65 19 0 29 12 29 25 0 40-62 40-77 40-6 0-11 0-17 0z"><text:p/></draw:path><draw:path draw:style-name="gr3" draw:text-style-name="P5" svg:width="0.0346in" svg:height="0.1508in" svg:x="0.4051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5" svg:width="0.0752in" svg:height="0.137in" svg:x="0.4571in" svg:y="0.0071in" svg:viewBox="0 0 192 349" svg:d="M121 118c11 0 23 0 34 0 8 0 11 0 11-9 0-3-3-3-10-3-11 0-21 0-32 0 3-16 6-30 8-44 1-9 7-36 9-41 3-7 10-13 18-13 2 0 12 0 19 7-16 2-21 15-21 21 0 9 7 14 15 14 9 0 20-9 20-24 0-17-17-26-33-26-13 0-37 7-49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5" svg:width="0.035in" svg:height="0.1508in" svg:x="0.5484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5" svg:width="0.1008in" svg:height="0.035in" svg:x="0.649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35in" svg:height="0.1508in" svg:x="0.8169in" svg:y="0in" svg:viewBox="0 0 90 384" svg:d="M90 380c0-1 0-1-6-8-49-48-61-121-61-179 0-67 14-135 62-183 5-4 5-4 5-7 0-2-2-3-4-3-3 0-39 26-62 75-18 43-24 86-24 118 0 28 4 76 25 119 24 47 58 72 61 72 2 0 4-1 4-4z"><text:p/></draw:path><draw:path draw:style-name="gr3" draw:text-style-name="P5" svg:width="0.1043in" svg:height="0.1079in" svg:x="0.8661in" svg:y="0.0043in" svg:viewBox="0 0 266 275" svg:d="M56 230c-15 27-31 32-47 33-5 0-9 0-9 8 0 2 2 4 6 4 11 0 21-2 32-2 14 0 27 2 39 2 2 0 8 0 8-7 0-5-4-5-7-5-9-1-18-4-18-14 0-5 3-9 6-14 10-16 20-32 30-48 32 0 65 0 96 0 0 7 6 60 6 63 0 12-20 13-28 13-5 0-8 0-8 8 0 4 4 4 5 4 16 0 32-2 47-2 10 0 35 2 44 2 3 0 8 0 8-9 0-3-4-3-10-3-23 0-23-3-24-14-8-79-16-160-24-240-1-8-1-9-8-9-5 0-7 2-10 7-45 74-89 149-134 223zM102 175c26-43 51-86 76-128 5 42 9 85 13 128-29 0-59 0-89 0z"><text:p/></draw:path><draw:path draw:style-name="gr3" draw:text-style-name="P5" svg:width="0.0732in" svg:height="0.0724in" svg:x="1.0311in" svg:y="0.0398in" svg:viewBox="0 0 187 185" svg:d="M93 81c-25-25-51-50-76-75-5-6-6-6-9-6-4 0-8 3-8 8 0 2 1 3 6 7 25 26 51 51 77 77-26 26-52 51-77 78-5 4-6 5-6 7 0 5 4 8 8 8 3 0 4 0 9-6 25-25 51-50 76-76 27 27 54 53 81 80 1 1 3 2 5 2 5 0 8-3 8-8 0-2 0-2-1-4-28-28-62-61-81-81 24-24 47-47 71-70 1-2 8-8 9-10 1-1 2-2 2-4 0-5-3-8-8-8-3 0-4 1-8 6-26 25-52 50-78 75z"><text:p/></draw:path><draw:path draw:style-name="gr3" draw:text-style-name="P5" svg:width="0.0539in" svg:height="0.1508in" svg:x="1.172in" svg:y="0in" svg:viewBox="0 0 138 384" svg:d="M82 52c0-16 10-41 52-43 2-1 4-2 4-5 0-4-4-4-7-4-40 0-75 20-75 48 0 29 0 59 0 89 0 14 0 26-15 39-14 11-29 12-37 12-2 0-4 2-4 5 0 2 3 2 7 3 25 1 44 15 48 34 1 5 1 6 1 19 0 25 0 50 0 76 0 16 0 28 19 44 15 11 40 15 56 15 3 0 7 0 7-4 0-3-3-3-6-5-25-1-44-13-48-33-1-3-2-4-2-18 0-27 0-53 0-81 0-17-3-24-15-36-9-9-20-12-31-14 32-9 46-27 46-49 0-31 0-61 0-92z"><text:p/></draw:path><draw:path draw:style-name="gr3" draw:text-style-name="P5" svg:width="0.0638in" svg:height="0.1035in" svg:x="1.2433in" svg:y="0.0126in" svg:viewBox="0 0 163 264" svg:d="M163 133c0-30-2-61-17-89-17-37-49-44-65-44-23 0-51 10-67 46-13 27-14 57-14 87s1 63 17 93c17 31 45 38 63 38 21 0 51-7 69-44 12-27 14-56 14-87zM80 257c-14 0-37-10-44-48-4-22-4-57-4-80 0-24 0-50 3-71 7-46 37-49 45-49 14 0 39 6 47 45 3 22 3 51 3 75 0 30 0 55-5 79-5 36-27 49-45 49z"><text:p/></draw:path><draw:path draw:style-name="gr3" draw:text-style-name="P5" svg:width="0.0535in" svg:height="0.1508in" svg:x="1.324in" svg:y="0in" svg:viewBox="0 0 137 384" svg:d="M55 333c0 15-10 40-52 42-2 2-3 3-3 5 0 4 4 4 8 4 37 0 73-18 73-48 0-29 0-59 0-88 0-15 0-27 16-40 13-11 28-12 36-12 2-1 4-2 4-3 0-5-2-5-6-5-25-1-44-15-49-34-1-4-1-5-1-19 0-25 0-50 0-76 0-16 0-28-18-44-16-12-42-15-55-15-4 0-8 0-8 4s2 4 7 5c24 1 42 13 47 33 1 3 1 4 1 19 0 26 0 52 0 80 0 18 3 24 17 36 7 9 18 12 29 16-32 7-46 25-46 47 0 31 0 62 0 93z"><text:p/></draw:path><draw:path draw:style-name="gr3" draw:text-style-name="P5" svg:width="0.035in" svg:height="0.1508in" svg:x="1.3976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5" svg:width="0.0846in" svg:height="0.0933in" svg:x="1.4902in" svg:y="0.0217in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3" draw:text-style-name="P5" svg:width="0.035in" svg:height="0.1508in" svg:x="1.6323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5" svg:width="0.1083in" svg:height="0.1031in" svg:x="1.6831in" svg:y="0.0098in" svg:viewBox="0 0 276 263" svg:d="M45 232c-3 16-4 19-35 19-7 0-10 0-10 8 0 4 3 4 10 4 46 0 92 0 139 0 60 0 106-46 106-82 0-28-23-51-60-54 40-8 81-37 81-73 0-29-26-54-72-54-43 0-87 0-130 0-7 0-11 0-11 8 0 4 3 4 11 4 1 0 7 0 14 1 8 1 11 1 11 7 0 1-1 2-2 6-18 69-34 138-52 206zM103 122c8-32 17-63 25-94 3-15 4-16 21-16 16 0 33 0 49 0 34 0 43 23 43 40 0 34-34 70-80 70-19 0-39 0-58 0zM87 251c-6 0-7 0-9-1-4 0-5 0-5-3 0-1 0-3 2-9 9-35 17-72 26-107 24 0 50 0 74 0 36 0 44 29 44 45 0 38-34 75-80 75-18 0-34 0-52 0z"><text:p/></draw:path><draw:path draw:style-name="gr3" draw:text-style-name="P5" svg:width="0.0732in" svg:height="0.0724in" svg:x="1.8559in" svg:y="0.0398in" svg:viewBox="0 0 187 185" svg:d="M94 81c-26-25-52-50-77-75-6-6-6-6-9-6-5 0-8 3-8 8 0 2 1 3 6 7 25 26 51 51 76 77-25 26-51 51-76 78-5 4-6 5-6 7 0 5 3 8 8 8 3 0 3 0 9-6 25-25 51-50 77-76 26 27 52 53 79 80 1 1 4 2 6 2 5 0 8-3 8-8 0-2 0-2-1-4-1 0-63-61-81-81 23-24 47-47 70-70 2-2 8-8 10-10 0-1 2-2 2-4 0-5-3-8-8-8-3 0-5 1-8 6-26 25-52 50-77 75z"><text:p/></draw:path><draw:path draw:style-name="gr3" draw:text-style-name="P5" svg:width="0.0539in" svg:height="0.1508in" svg:x="1.9965in" svg:y="0in" svg:viewBox="0 0 138 384" svg:d="M81 52c0-16 10-41 53-43 1-1 4-2 4-5 0-4-4-4-8-4-39 0-74 20-74 48 0 29 0 59 0 89 0 14 0 26-15 39-15 11-29 12-38 12-2 0-3 2-3 5 0 2 2 2 7 3 25 1 44 15 48 34 1 5 1 6 1 19 0 25 0 50 0 76 0 16 0 28 18 44 15 11 40 15 56 15 4 0 8 0 8-4 0-3-3-3-7-5-24-1-43-13-49-33-1-3-1-4-1-18 0-27 0-53 0-81 0-17-3-23-15-36-8-8-19-12-30-14 31-9 45-27 45-49 0-31 0-61 0-92z"><text:p/></draw:path><draw:path draw:style-name="gr3" draw:text-style-name="P5" svg:width="0.05in" svg:height="0.1008in" svg:x="2.0752in" svg:y="0.0126in" svg:viewBox="0 0 128 257" svg:d="M79 10c0-9 0-10-9-10-24 25-58 25-70 25 0 5 0 8 0 12 8 0 30 0 51-9 0 66 0 132 0 198 0 13-2 18-37 18-4 0-7 0-12 0 0 5 0 9 0 13 13-3 48-3 63-3s48 0 63 3c0-4 0-8 0-13-5 0-9 0-14 0-34 0-35-4-35-18 0-72 0-145 0-216z"><text:p/></draw:path><draw:path draw:style-name="gr3" draw:text-style-name="P5" svg:width="0.0535in" svg:height="0.1508in" svg:x="2.1484in" svg:y="0in" svg:viewBox="0 0 137 384" svg:d="M56 333c0 15-10 40-52 42-2 2-4 3-4 5 0 4 4 4 8 4 37 0 73-18 74-48 0-29 0-59 0-88 0-15 1-27 16-40 13-11 27-12 36-12 2-1 3-2 3-3 0-5-2-5-5-5-26-1-45-15-48-34-1-4-2-5-2-19 0-25 0-50 0-76 0-16 1-28-18-44-16-12-43-15-56-15-4 0-8 0-8 4s2 4 7 5c24 1 43 13 48 33 1 3 1 4 1 19 0 26 0 52 0 80 0 18 3 23 16 36 7 8 19 12 29 16-31 7-45 25-45 47 0 31 0 62 0 93z"><text:p/></draw:path><draw:path draw:style-name="gr3" draw:text-style-name="P5" svg:width="0.0346in" svg:height="0.1508in" svg:x="2.222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1004in" svg:height="0.035in" svg:x="2.324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1252in" svg:height="0.1031in" svg:x="2.4799in" svg:y="0.0098in" svg:viewBox="0 0 319 263" svg:d="M177 106c-11-27-21-52-32-77-1-4-2-5-2-6 0-2 7-9 23-11 3 0 8 0 8-6s-5-6-6-6c-16 0-33 1-49 1-9 0-33-1-43-1-2 0-7 0-7 8 0 4 4 4 9 4 23 0 25 5 29 12 15 37 30 72 46 108-28 29-55 58-83 87-1 1-3 2-4 3-19 21-37 28-57 29-5 0-9 0-9 8 2 2 0 4 5 4 13 0 25-2 37-2 14 0 29 2 43 2 3 0 7 0 7-9 0-3-3-2-4-3-4-1-17-1-17-12 0-7 7-12 11-18 14-13 27-27 40-40 11-14 23-26 34-38 13 31 27 61 40 92 1 3 1 3 2 4 0 3-8 10-23 12-5 0-8 0-8 7 0 5 5 5 7 5 10 0 37-2 48-2 10 0 33 2 43 2 2 0 7 0 7-8 0-4-4-4-7-4-25-1-26-2-33-18-15-35-41-94-49-117 26-27 66-73 79-84 11-9 25-19 48-20 6 0 9 0 9-8-2-1 0-4-6-4-11 0-24 1-36 1-14 0-28-1-43-1-2 0-6 0-6 8 0 3 1 4 4 4 3 1 15 1 15 12 0 6-4 11-7 15-21 22-42 44-63 67z"><text:p/></draw:path></draw:g>: יהי <draw:g text:anchor-type="as-char" svg:y="-0.1075in" draw:z-index="321" draw:name="Shape326" draw:style-name="gr1"><svg:title>TexMaths</svg:title><svg:desc>11§display§x \in A \cup B§svg§600§FALSE§</svg:desc><draw:path draw:style-name="gr2" draw:text-style-name="P4" svg:width="0.6547in" svg:height="0.0984in" svg:x="0.0039in" svg:y="0.0079in" svg:viewBox="0 0 1664 251" svg:d="M833 251c-279 0-556 0-833 0 0-84 0-167 0-251 554 0 1110 0 1664 0 0 84 0 167 0 251-277 0-554 0-831 0z"><text:p/></draw:path><draw:path draw:style-name="gr3" draw:text-style-name="P5" svg:width="0.0752in" svg:height="0.0681in" svg:x="0.0004in" svg:y="0.0429in" svg:viewBox="0 0 192 174" svg:d="M119 54c2-10 11-45 37-45 2 0 12 0 20 4-11 2-19 12-19 21 0 7 5 14 15 14 8 0 20-7 20-23 0-19-22-25-35-25-23 0-36 21-40 30-10-26-31-30-42-30-41 0-63 50-63 59 0 5 4 5 6 5s3-1 4-5c13-40 38-50 52-50 7 0 21 3 21 25 0 12-7 39-21 93-6 23-20 38-37 38-2 0-11 0-19-4 9-1 18-10 18-20 0-11-9-14-14-14-12 0-22 9-22 23 0 16 20 24 36 24 27 0 40-27 41-29 5 15 19 29 42 29 39 0 61-49 61-58 0-5-3-5-4-5-3 0-4 2-4 5-14 41-40 49-52 49-16 0-21-11-21-24 0-9 2-18 7-34 4-18 8-35 13-53z"><text:p/></draw:path><draw:path draw:style-name="gr3" draw:text-style-name="P5" svg:width="0.0752in" svg:height="0.087in" svg:x="0.1382in" svg:y="0.0283in" svg:viewBox="0 0 192 222" svg:d="M179 119c7 0 13 0 13-8s-6-8-13-8c-55 0-109 0-164 0 5-51 50-88 104-88 20 0 40 0 60 0 7 0 13 0 13-7 0-8-6-8-13-8-20 0-40 0-60 0-66 0-119 50-119 111s53 111 119 111c20 0 40 0 60 0 7 0 13 0 13-7 0-8-6-8-13-8-20 0-40 0-60 0-54 0-99-37-104-88 55 0 109 0 164 0z"><text:p/></draw:path><draw:path draw:style-name="gr3" draw:text-style-name="P5" svg:width="0.1039in" svg:height="0.1079in" svg:x="0.2744in" svg:y="0in" svg:viewBox="0 0 265 275" svg:d="M55 231c-15 25-30 31-47 32-5 0-8 0-8 8 0 2 1 4 4 4 11 0 23-1 33-1 14 0 27 1 40 1 2 0 7 0 7-8 0-4-4-4-6-4-9-1-19-4-19-13 0-5 3-9 6-14 10-17 20-33 30-50 31 0 64 0 96 0 1 8 7 61 7 64 0 12-21 13-29 13-5 0-8 0-8 8 0 4 4 4 5 4 15 0 32-1 48-1 9 0 35 1 43 1 3 0 8 0 8-8 0-4-4-4-9-4-24 0-24-2-25-14-8-79-17-160-24-239 0-8 0-10-7-10-6 0-8 3-10 7-45 74-90 149-135 224zM101 174c25-42 52-84 77-126 5 42 8 84 12 126-29 0-59 0-89 0z"><text:p/></draw:path><draw:path draw:style-name="gr3" draw:text-style-name="P5" svg:width="0.0846in" svg:height="0.0937in" svg:x="0.4248in" svg:y="0.0193in" svg:viewBox="0 0 216 239" svg:d="M216 14c0-6 0-14-8-14s-8 8-8 14c0 47 0 93 0 140 0 56-64 69-92 69-18 0-42-4-63-17-30-19-30-43-30-53 0-46 0-92 0-139 0-6 0-14-7-14-8 0-8 8-8 14 0 47 0 94 0 141 0 57 59 84 108 84 50 0 108-28 108-83 0-47 0-94 0-142z"><text:p/></draw:path><draw:path draw:style-name="gr3" draw:text-style-name="P5" svg:width="0.1083in" svg:height="0.1028in" svg:x="0.5583in" svg:y="0.0051in" svg:viewBox="0 0 276 262" svg:d="M45 232c-3 15-4 18-35 18-7 0-10 0-10 8 0 4 3 4 10 4 46 0 92 0 138 0 61 0 107-45 107-84 0-26-23-48-60-53 40-7 81-36 81-72 0-29-25-53-73-53-42 0-86 0-129 0-7 0-11 0-11 8 0 4 3 4 11 4 1 0 7 0 14 0 8 1 11 1 11 7 0 1 0 2-2 7-18 69-34 138-52 206zM103 122c8-32 17-64 25-96 3-13 4-14 20-14 17 0 35 0 51 0 33 0 42 22 42 40 0 33-33 70-80 70-19 0-39 0-58 0zM87 250c-6 0-7 0-9 0-4-1-5-1-5-5 0-1 0-2 2-8 9-36 17-72 26-107 24 0 50 0 74 0 36 0 44 28 44 44 0 38-34 76-80 76-18 0-35 0-52 0z"><text:p/></draw:path></draw:g>, צ.ל. <draw:g text:anchor-type="as-char" svg:y="-0.1134in" draw:z-index="323" draw:name="Shape327" draw:style-name="gr1"><svg:title>TexMaths</svg:title><svg:desc>11§display§f(x) \in range(f)§svg§600§FALSE§</svg:desc><draw:path draw:style-name="gr2" draw:text-style-name="P4" svg:width="1.0531in" svg:height="0.1358in" svg:x="0.0004in" svg:y="0.0071in" svg:viewBox="0 0 2676 346" svg:d="M1339 346c-447 0-892 0-1339 0 0-116 0-230 0-346 892 0 1784 0 2676 0 0 116 0 230 0 346-445 0-892 0-1337 0z"><text:p/></draw:path><draw:path draw:style-name="gr3" draw:text-style-name="P5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346in" svg:height="0.1512in" svg:x="0.098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0756in" svg:height="0.0685in" svg:x="0.1472in" svg:y="0.0453in" svg:viewBox="0 0 193 175" svg:d="M118 54c2-10 11-45 38-45 1 0 11 0 19 4-11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4 0-4 1-5 4-14 41-39 50-52 50-14 0-21-12-21-25 0-9 2-17 7-34 4-18 8-35 13-53z"><text:p/></draw:path><draw:path draw:style-name="gr3" draw:text-style-name="P5" svg:width="0.035in" svg:height="0.1512in" svg:x="0.2382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5" svg:width="0.0756in" svg:height="0.087in" svg:x="0.3441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5" svg:width="0.0614in" svg:height="0.0685in" svg:x="0.4795in" svg:y="0.0453in" svg:viewBox="0 0 157 175" svg:d="M22 148c-1 6-3 15-3 17 0 7 5 10 11 10 5 0 12-3 14-11 1-1 14-54 15-61 4-13 10-39 14-50 1-5 12-23 21-32 3-2 14-12 30-12 10 0 11 3 17 4-11 2-20 11-20 21 0 7 3 14 14 14 10 0 22-8 22-23 0-13-13-25-33-25-24 0-41 19-49 30-2-18-17-30-35-30s-25 15-29 22c-7 13-11 36-11 37 0 5 3 5 4 5 4 0 5-1 7-9 7-27 14-46 28-46 6 0 12 3 12 17 0 8-1 13-6 32-8 30-15 60-23 90z"><text:p/></draw:path><draw:path draw:style-name="gr3" draw:text-style-name="P5" svg:width="0.0693in" svg:height="0.0685in" svg:x="0.5535in" svg:y="0.0453in" svg:viewBox="0 0 177 175" svg:d="M129 25c-8-14-19-25-37-25-45 0-92 57-92 113 0 37 21 62 51 62 7 0 27-1 50-29 4 16 17 29 35 29 14 0 22-9 29-21 7-14 12-37 12-38 0-4-4-4-5-4-4 0-5 1-6 7-6 25-13 47-28 47-11 0-13-10-13-17 0-9 2-11 6-29 4-17 4-20 8-34 4-18 10-36 14-54 3-11 3-12 3-13 0-7-5-11-12-11-9 0-14 9-15 17zM103 124c-2 8-2 8-7 15-18 22-33 27-44 27-19 0-24-21-24-36 0-19 12-66 20-84 13-23 30-37 46-37 24 0 29 32 29 34s0 4-1 7c-6 24-12 49-19 74z"><text:p/></draw:path><draw:path draw:style-name="gr3" draw:text-style-name="P5" svg:width="0.0823in" svg:height="0.0685in" svg:x="0.6319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6-42-34 0-52 25-59 34-2-22-19-34-36-34-19 0-24 15-29 22-6 13-12 36-12 37 0 5 4 5 6 5 3 0 4-1 6-9 7-27 14-46 28-46 7 0 12 4 12 17 0 8-1 13-6 32-7 30-15 60-23 90z"><text:p/></draw:path><draw:path draw:style-name="gr3" draw:text-style-name="P5" svg:width="0.0697in" svg:height="0.0976in" svg:x="0.7213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5" svg:width="0.0583in" svg:height="0.0685in" svg:x="0.8039in" svg:y="0.0453in" svg:viewBox="0 0 149 175" svg:d="M55 81c11 0 40-1 59-8 27-11 29-34 29-40 0-16-14-33-42-33-43 0-101 37-101 106 0 38 23 69 62 69 55 0 87-41 87-45 0-2-3-6-5-6s-2 2-4 5c-31 37-73 37-78 37-30 0-33-32-33-44 0-5 0-16 5-41 7 0 14 0 21 0zM36 73c16-59 55-64 65-64 19 0 29 11 29 24 0 40-62 40-77 40-6 0-11 0-17 0z"><text:p/></draw:path><draw:path draw:style-name="gr3" draw:text-style-name="P5" svg:width="0.0346in" svg:height="0.1512in" svg:x="0.8831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5" svg:width="0.0756in" svg:height="0.1374in" svg:x="0.935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1 0-11 0-19-6 18-1 21-16 21-21 0-9-6-13-14-13-10 0-21 8-21 23 0 17 18 26 33 26 21 0 36-23 44-37 12-25 21-71 21-74 8-40 15-80 23-121z"><text:p/></draw:path><draw:path draw:style-name="gr3" draw:text-style-name="P5" svg:width="0.035in" svg:height="0.1512in" svg:x="1.0264in" svg:y="0in" svg:viewBox="0 0 90 385" svg:d="M90 193c0-30-4-76-25-120-23-48-57-73-61-73-2 0-4 2-4 4s0 2 8 9c37 38 59 99 59 180 0 65-14 133-61 181-6 6-6 6-6 7 0 2 2 4 4 4 4 0 39-26 62-76 20-41 24-84 24-116z"><text:p/></draw:path></draw:g>. נפלג למקרים: </text:p>
      <text:list text:style-name="L12">
        <text:list-item>
          <text:p text:style-name="P77">אם <draw:g text:anchor-type="as-char" svg:y="-0.1075in" draw:z-index="322" draw:name="Shape328" draw:style-name="gr1"><svg:title>TexMaths</svg:title><svg:desc>11§display§x \in A§svg§600§FALSE§</svg:desc><draw:path draw:style-name="gr2" draw:text-style-name="P4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8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, אז <draw:g text:anchor-type="as-char" svg:y="-0.1134in" draw:z-index="324" draw:name="Shape329" draw:style-name="gr1"><svg:title>TexMaths</svg:title><svg:desc>11§display§f(x) = \{x, 0\}§svg§600§FALSE§</svg:desc><draw:path draw:style-name="gr2" draw:text-style-name="P4" svg:width="0.8547in" svg:height="0.1358in" svg:x="0.0004in" svg:y="0.0071in" svg:viewBox="0 0 2172 346" svg:d="M1086 346c-362 0-724 0-1086 0 0-116 0-230 0-346 724 0 1448 0 2172 0 0 116 0 230 0 346-362 0-724 0-1086 0z"><text:p/></draw:path><draw:path draw:style-name="gr3" draw:text-style-name="P5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346in" svg:height="0.1512in" svg:x="0.098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0756in" svg:height="0.0685in" svg:x="0.1472in" svg:y="0.0453in" svg:viewBox="0 0 193 175" svg:d="M118 54c2-10 11-45 38-45 2 0 11 0 19 4-10 2-19 12-19 21 0 7 5 14 16 14 8 0 21-7 21-23 0-19-24-25-37-25-22 0-36 21-40 30-10-26-31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5" svg:width="0.035in" svg:height="0.1512in" svg:x="0.2382in" svg:y="0in" svg:viewBox="0 0 90 385" svg:d="M90 193c0-30-4-76-25-120-23-48-56-73-61-73-2 0-4 2-4 4s0 2 8 9c38 38 60 99 60 180 0 65-14 133-62 181-6 6-6 6-6 7 0 2 2 4 4 4 5 0 39-26 62-76 20-41 24-84 24-116z"><text:p/></draw:path><draw:path draw:style-name="gr3" draw:text-style-name="P5" svg:width="0.1008in" svg:height="0.0354in" svg:x="0.339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39in" svg:height="0.1512in" svg:x="0.5024in" svg:y="0in" svg:viewBox="0 0 138 385" svg:d="M81 52c0-16 10-41 52-43 2 0 5-2 5-5 0-4-4-4-8-4-39 0-74 20-75 48 0 29 0 59 0 89 0 15 0 27-15 39-14 12-28 12-37 13-2 0-3 1-3 4 0 4 2 4 6 4 26 2 44 14 48 34 1 4 1 5 1 19 0 25 0 51 0 76 0 16 0 29 19 43 15 12 40 16 56 16 4 0 8 0 8-4s-4-4-7-4c-24-2-43-15-48-33-2-5-2-5-2-19 0-27 0-54 0-82 0-17-3-24-15-35-8-8-20-12-31-15 32-9 46-27 46-49 0-31 0-61 0-92z"><text:p/></draw:path><draw:path draw:style-name="gr3" draw:text-style-name="P5" svg:width="0.0756in" svg:height="0.0685in" svg:x="0.5717in" svg:y="0.0453in" svg:viewBox="0 0 193 175" svg:d="M119 54c2-10 11-45 37-45 2 0 11 0 20 4-11 2-19 12-19 21 0 7 5 14 15 14 8 0 21-7 21-23 0-19-22-25-36-25-23 0-36 21-40 30-10-26-31-30-42-30-41 0-63 50-63 59 0 5 3 4 5 5 3 0 4-1 5-5 13-40 39-50 52-50 7 0 21 3 21 25 0 12-7 39-21 93-7 24-20 39-37 39-2 0-11 0-19-4 10-2 18-10 18-21s-8-13-14-13c-12 0-22 10-22 22 0 17 20 25 36 25 27 0 40-27 41-30 4 15 19 30 42 30 39 0 61-49 61-59 0-4-3-4-4-4-3 0-4 1-4 4-14 41-40 50-52 50-15 0-21-12-21-25 0-9 2-17 7-34 4-18 8-35 13-53z"><text:p/></draw:path><draw:path draw:style-name="gr3" draw:text-style-name="P5" svg:width="0.0173in" svg:height="0.0453in" svg:x="0.6673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5" svg:width="0.0638in" svg:height="0.1035in" svg:x="0.728in" svg:y="0.013in" svg:viewBox="0 0 163 264" svg:d="M163 133c0-31-2-61-16-90-18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5" svg:width="0.0539in" svg:height="0.1512in" svg:x="0.8091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, ותחת אותו התנאי <draw:g text:anchor-type="as-char" svg:y="-0.1134in" draw:z-index="325" draw:name="Shape330" draw:style-name="gr1"><svg:title>TexMaths</svg:title><svg:desc>11§display§f(x) \in A \times \{0\}§svg§600§FALSE§</svg:desc><draw:path draw:style-name="gr2" draw:text-style-name="P4" svg:width="0.9835in" svg:height="0.1358in" svg:x="0.0004in" svg:y="0.0071in" svg:viewBox="0 0 2499 346" svg:d="M1250 346c-417 0-833 0-1250 0 0-116 0-230 0-346 833 0 1666 0 2499 0 0 116 0 230 0 346-416 0-833 0-1249 0z"><text:p/></draw:path><draw:path draw:style-name="gr3" draw:text-style-name="P5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346in" svg:height="0.1512in" svg:x="0.098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0756in" svg:height="0.0685in" svg:x="0.1472in" svg:y="0.0453in" svg:viewBox="0 0 193 175" svg:d="M118 54c2-10 11-45 38-45 2 0 11 0 19 4-10 2-18 12-18 21 0 7 4 14 15 14 8 0 21-7 21-23 0-19-24-25-37-25-22 0-36 21-40 30-10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5" svg:width="0.0346in" svg:height="0.1512in" svg:x="0.238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76in" svg:height="0.087in" svg:x="0.3441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5" svg:width="0.1039in" svg:height="0.1079in" svg:x="0.4803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4 1 2 0 6 0 6-7 0-5-4-5-9-5-24 0-24-2-25-13-8-79-16-160-24-240 0-8 0-10-7-10-6 0-7 3-10 7-45 74-90 149-135 224zM102 175c26-43 51-85 76-127 5 42 8 84 12 127-29 0-58 0-88 0z"><text:p/></draw:path><draw:path draw:style-name="gr3" draw:text-style-name="P5" svg:width="0.0728in" svg:height="0.0728in" svg:x="0.6449in" svg:y="0.0394in" svg:viewBox="0 0 186 186" svg:d="M94 83c-27-26-52-52-79-77-4-5-4-6-7-6-5 0-8 3-8 8 0 2 0 3 4 7 27 26 52 52 79 77-27 26-52 52-79 79-4 4-4 5-4 7 0 5 3 8 8 8 3 0 3-1 7-5 26-27 52-52 77-78 27 27 54 53 81 81 1 0 3 2 5 2 6 0 8-3 8-8 0-1 0-2-1-4 0-1-62-62-80-82 23-23 47-47 70-70 2-2 8-7 10-9 0-1 1-3 1-5 0-5-2-8-8-8-2 0-4 1-9 6-25 25-50 51-75 77z"><text:p/></draw:path><draw:path draw:style-name="gr3" draw:text-style-name="P5" svg:width="0.0531in" svg:height="0.1512in" svg:x="0.7858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5" svg:width="0.0638in" svg:height="0.1035in" svg:x="0.8567in" svg:y="0.013in" svg:viewBox="0 0 163 264" svg:d="M163 133c0-31-2-61-16-90-18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5" svg:width="0.0539in" svg:height="0.1512in" svg:x="0.9378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, כדרוש.</text:p>
        </text:list-item>
        <text:list-item>
          <text:p text:style-name="P77">אם <draw:g text:anchor-type="as-char" svg:y="-0.1035in" draw:z-index="327" draw:name="Shape331" draw:style-name="gr1"><svg:title>TexMaths</svg:title><svg:desc>11§display§x \in B§svg§600§FALSE§</svg:desc><draw:path draw:style-name="gr2" draw:text-style-name="P4" svg:width="0.3717in" svg:height="0.0933in" svg:x="0.0039in" svg:y="0.0071in" svg:viewBox="0 0 945 238" svg:d="M473 238c-158 0-316 0-473 0 0-79 0-159 0-238 315 0 630 0 945 0 0 79 0 159 0 238-158 0-315 0-472 0z"><text:p/></draw:path><draw:path draw:style-name="gr3" draw:text-style-name="P5" svg:width="0.0752in" svg:height="0.0677in" svg:x="0.0004in" svg:y="0.0362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5" svg:width="0.0752in" svg:height="0.0874in" svg:x="0.1382in" svg:y="0.0217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5" svg:width="0.1083in" svg:height="0.1028in" svg:x="0.2748in" svg:y="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, אז <draw:g text:anchor-type="as-char" svg:y="-0.1134in" draw:z-index="326" draw:name="Shape332" draw:style-name="gr1"><svg:title>TexMaths</svg:title><svg:desc>11§display§f(x) = \{x, 0\}§svg§600§FALSE§</svg:desc><draw:path draw:style-name="gr2" draw:text-style-name="P4" svg:width="0.8547in" svg:height="0.1358in" svg:x="0.0004in" svg:y="0.0071in" svg:viewBox="0 0 2172 346" svg:d="M1086 346c-362 0-724 0-1086 0 0-116 0-230 0-346 724 0 1448 0 2172 0 0 116 0 230 0 346-362 0-724 0-1086 0z"><text:p/></draw:path><draw:path draw:style-name="gr3" draw:text-style-name="P5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346in" svg:height="0.1512in" svg:x="0.098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0756in" svg:height="0.0685in" svg:x="0.1472in" svg:y="0.0453in" svg:viewBox="0 0 193 175" svg:d="M118 54c2-10 11-45 38-45 2 0 11 0 19 4-10 2-19 12-19 21 0 7 5 14 16 14 8 0 21-7 21-23 0-19-24-25-37-25-22 0-36 21-40 30-10-26-31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5" svg:width="0.035in" svg:height="0.1512in" svg:x="0.2382in" svg:y="0in" svg:viewBox="0 0 90 385" svg:d="M90 193c0-30-4-76-25-120-23-48-56-73-61-73-2 0-4 2-4 4s0 2 8 9c38 38 60 99 60 180 0 65-14 133-62 181-6 6-6 6-6 7 0 2 2 4 4 4 5 0 39-26 62-76 20-41 24-84 24-116z"><text:p/></draw:path><draw:path draw:style-name="gr4" draw:text-style-name="P5" svg:width="0.1008in" svg:height="0.0354in" svg:x="0.3398in" svg:y="0.0571in" svg:viewBox="0 0 257 91" svg:d="M244 17c6 0 13-2 13-9 0-8-7-8-13-8-77 0-154 0-231 0-5 0-13 0-13 8 0 7 8 9 13 9 77 0 154 0 231 0zM244 91c6 0 13 0 13-7 0-9-7-9-13-9-77 0-154 0-231 0-5 0-13 0-13 9 0 7 8 7 13 7 77 0 154 0 231 0z"><text:p text:style-name="P78"><text:span text:style-name="T33">B</text:span></text:p></draw:path><draw:path draw:style-name="gr3" draw:text-style-name="P5" svg:width="0.0539in" svg:height="0.1512in" svg:x="0.5024in" svg:y="0in" svg:viewBox="0 0 138 385" svg:d="M81 52c0-16 10-41 52-43 2 0 5-2 5-5 0-4-4-4-8-4-39 0-74 20-75 48 0 29 0 59 0 89 0 15 0 27-15 39-14 12-28 12-37 13-2 0-3 1-3 4 0 4 2 4 6 4 26 2 44 14 48 34 1 4 1 5 1 19 0 25 0 51 0 76 0 16 0 29 19 43 15 12 40 16 56 16 4 0 8 0 8-4s-4-4-7-4c-24-2-43-15-48-33-2-5-2-5-2-19 0-27 0-54 0-82 0-17-3-24-15-35-8-8-20-12-31-15 32-9 46-27 46-49 0-31 0-61 0-92z"><text:p/></draw:path><draw:path draw:style-name="gr3" draw:text-style-name="P5" svg:width="0.0756in" svg:height="0.0685in" svg:x="0.5717in" svg:y="0.0453in" svg:viewBox="0 0 193 175" svg:d="M119 54c2-10 11-45 37-45 2 0 11 0 20 4-11 2-19 12-19 21 0 7 5 14 15 14 8 0 21-7 21-23 0-19-22-25-36-25-23 0-36 21-40 30-10-26-31-30-42-30-41 0-63 50-63 59 0 5 3 4 5 5 3 0 4-1 5-5 13-40 39-50 52-50 7 0 21 3 21 25 0 12-7 39-21 93-7 24-20 39-37 39-2 0-11 0-19-4 10-2 18-10 18-21s-8-13-14-13c-12 0-22 10-22 22 0 17 20 25 36 25 27 0 40-27 41-30 4 15 19 30 42 30 39 0 61-49 61-59 0-4-3-4-4-4-3 0-4 1-4 4-14 41-40 50-52 50-15 0-21-12-21-25 0-9 2-17 7-34 4-18 8-35 13-53z"><text:p/></draw:path><draw:path draw:style-name="gr3" draw:text-style-name="P5" svg:width="0.0173in" svg:height="0.0453in" svg:x="0.6673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5" svg:width="0.0638in" svg:height="0.1035in" svg:x="0.728in" svg:y="0.013in" svg:viewBox="0 0 163 264" svg:d="M163 133c0-31-2-61-16-90-18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5" svg:width="0.0539in" svg:height="0.1512in" svg:x="0.8091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, ותחת אותו התנאי <draw:g text:anchor-type="as-char" svg:y="-0.1134in" draw:z-index="328" draw:name="Shape333" draw:style-name="gr1"><svg:title>TexMaths</svg:title><svg:desc>11§display§f(x) \in B \times \{0\}§svg§600§FALSE§</svg:desc><draw:path draw:style-name="gr2" draw:text-style-name="P4" svg:width="0.9917in" svg:height="0.1358in" svg:x="0.0004in" svg:y="0.0071in" svg:viewBox="0 0 2520 346" svg:d="M1261 346c-421 0-841 0-1261 0 0-116 0-230 0-346 840 0 1680 0 2520 0 0 116 0 230 0 346-420 0-840 0-1259 0z"><text:p/></draw:path><draw:path draw:style-name="gr3" draw:text-style-name="P5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346in" svg:height="0.1512in" svg:x="0.098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5" svg:width="0.0756in" svg:height="0.0685in" svg:x="0.1472in" svg:y="0.0453in" svg:viewBox="0 0 193 175" svg:d="M118 54c2-10 11-45 38-45 1 0 11 0 19 4-11 2-19 12-19 21 0 7 5 14 16 14 7 0 21-7 21-23 0-19-24-25-37-25-22 0-36 21-40 30-10-26-31-30-42-30-40 0-62 50-62 59 0 5 3 5 5 5 3 0 4-1 4-5 13-40 40-50 53-50 6 0 20 3 20 25 0 12-6 39-20 93-7 24-20 39-38 39-2 0-11 0-18-4 8-2 17-10 17-21s-9-13-14-13c-11 0-21 10-21 22 0 17 19 25 36 25 26 0 40-27 41-30 4 15 19 30 42 30 39 0 61-49 61-59 0-4-3-4-4-4-4 0-4 1-5 4-14 41-39 50-52 50-14 0-21-12-21-25 0-9 2-17 7-34 4-18 8-35 13-53z"><text:p/></draw:path><draw:path draw:style-name="gr3" draw:text-style-name="P5" svg:width="0.035in" svg:height="0.1512in" svg:x="0.2382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5" svg:width="0.0756in" svg:height="0.087in" svg:x="0.3441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5" svg:width="0.1083in" svg:height="0.1028in" svg:x="0.4811in" svg:y="0.0098in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draw:path draw:style-name="gr3" draw:text-style-name="P5" svg:width="0.0732in" svg:height="0.0728in" svg:x="0.6535in" svg:y="0.0394in" svg:viewBox="0 0 187 186" svg:d="M94 83c-26-26-52-52-77-77-6-5-6-6-9-6-5 0-8 3-8 8 0 2 1 3 6 7 25 26 51 52 77 77-26 26-52 52-77 79-5 4-6 5-6 7 0 5 3 8 8 8 3 0 3-1 9-5 25-27 51-52 77-78 26 27 52 53 79 81 1 0 3 2 6 2 5 0 8-3 8-8 0-1 0-2-1-4-1-1-63-62-81-82 23-23 47-47 70-70 2-2 8-7 10-9 0-1 2-3 2-5 0-5-3-8-8-8-3 0-5 1-10 6-25 25-50 51-75 77z"><text:p/></draw:path><draw:path draw:style-name="gr3" draw:text-style-name="P5" svg:width="0.0539in" svg:height="0.1512in" svg:x="0.7945in" svg:y="0in" svg:viewBox="0 0 138 385" svg:d="M81 52c0-16 10-41 52-43 2 0 5-2 5-5 0-4-4-4-8-4-39 0-74 20-75 48 0 29 0 59 0 89 0 15 0 27-15 39-14 12-28 12-37 13-2 0-3 1-3 4 0 4 2 4 6 4 26 2 45 14 48 34 1 4 1 5 1 19 0 25 0 51 0 76 0 16 0 29 19 43 15 12 40 16 56 16 4 0 8 0 8-4s-4-4-7-4c-24-2-43-15-48-33-2-5-2-5-2-19 0-27 0-54 0-82 0-17-3-24-15-35-8-8-20-12-30-15 31-9 45-27 45-49 0-31 0-61 0-92z"><text:p/></draw:path><draw:path draw:style-name="gr3" draw:text-style-name="P5" svg:width="0.0638in" svg:height="0.1035in" svg:x="0.8654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draw:path draw:style-name="gr3" draw:text-style-name="P5" svg:width="0.0539in" svg:height="0.1512in" svg:x="0.9465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, כדרוש. </text:p>
        </text:list-item>
      </text:list>
      <text:p text:style-name="P76">סה"כ <draw:g text:anchor-type="as-char" svg:y="-0.1091in" draw:z-index="329" draw:name="Shape334" draw:style-name="gr1"><svg:title>TexMaths</svg:title><svg:desc>11§display§f \colon A \cup B \to X§svg§600§FALSE§</svg:desc><draw:path draw:style-name="gr2" draw:text-style-name="P4" svg:width="0.9571in" svg:height="0.1232in" svg:x="0.0004in" svg:y="0.0079in" svg:viewBox="0 0 2432 314" svg:d="M0 0c811 0 1621 0 2432 0 0 104 0 210 0 314-811 0-1621 0-2432 0 0-104 0-210 0-314z"><text:p/></draw:path><draw:path draw:style-name="gr3" draw:text-style-name="P5" svg:width="0.0756in" svg:height="0.137in" svg:x="0.0008in" svg:y="0.0016in" svg:viewBox="0 0 193 349" svg:d="M121 118c11 0 22 0 33 0 8 0 12 0 12-8 0-5-4-5-11-5-11 0-21 0-32 0 2-15 6-29 8-43 2-8 8-36 10-41 3-7 10-12 17-12 3 0 13 0 20 6-17 1-21 16-21 21 0 9 7 13 15 13 10 0 21-8 21-23 0-17-18-26-35-26-13 0-37 7-48 45-2 8-3 12-13 60-9 0-18 0-27 0-7 0-12 0-12 8 0 5 5 5 11 5 9 0 17 0 26 0-10 50-19 99-29 150-7 37-13 72-34 72-1 0-11 0-18-6 18-1 21-15 21-21 0-9-6-13-14-13-10 0-21 8-21 23 0 17 17 26 32 26 22 0 37-23 44-37 12-24 22-71 22-74 8-40 15-80 23-120z"><text:p/></draw:path><draw:path draw:style-name="gr3" draw:text-style-name="P5" svg:width="0.0157in" svg:height="0.065in" svg:x="0.1134in" svg:y="0.0433in" svg:viewBox="0 0 41 166" svg:d="M41 21c0-12-9-21-20-21s-21 9-21 21c0 11 10 20 21 20s20-9 20-20zM41 146c0-12-9-21-20-21s-21 9-21 21c0 11 10 20 21 20s20-9 20-20z"><text:p/></draw:path><draw:path draw:style-name="gr3" draw:text-style-name="P5" svg:width="0.1039in" svg:height="0.1079in" svg:x="0.1988in" svg:y="0in" svg:viewBox="0 0 265 275" svg:d="M55 231c-15 25-30 30-47 32-5 1-8 1-8 7 0 2 2 5 4 5 11 0 24-2 35-2 12 0 26 2 38 2 2 0 7 0 7-8 0-3-4-4-6-4-9 0-19-4-19-14 0-4 3-8 6-14 10-16 20-33 30-49 32 0 65 0 96 0 2 7 7 60 7 64 0 11-21 13-29 13-4 0-8 0-8 7 0 5 4 5 5 5 16 0 32-2 49-2 10 0 34 2 44 2 2 0 6 0 6-8 0-4-4-4-9-4-24 0-24-3-25-14-8-80-15-160-23-240-1-8-1-9-8-9-6 0-7 2-10 7-45 74-90 149-135 224zM102 175c26-43 51-86 76-128 5 42 8 85 12 128-29 0-58 0-88 0z"><text:p/></draw:path><draw:path draw:style-name="gr3" draw:text-style-name="P5" svg:width="0.0846in" svg:height="0.0933in" svg:x="0.3496in" svg:y="0.0177in" svg:viewBox="0 0 216 238" svg:d="M216 14c0-6 0-14-8-14s-8 8-8 14c0 46 0 93 0 140 0 57-64 69-92 69-18 0-42-3-62-17-31-18-31-42-31-52 0-47 0-94 0-140 0-6 0-14-7-14-8 0-8 8-8 14 0 46 0 94 0 141 0 58 59 83 108 83 50 0 108-27 108-82 0-47 0-94 0-142z"><text:p/></draw:path><draw:path draw:style-name="gr3" draw:text-style-name="P5" svg:width="0.1083in" svg:height="0.1024in" svg:x="0.4827in" svg:y="0.0051in" svg:viewBox="0 0 276 261" svg:d="M46 232c-4 14-5 17-35 17-7 0-11 0-11 8 0 4 3 4 11 4 46 0 91 0 138 0 61 0 106-45 106-83 0-26-22-48-59-53 40-7 80-36 80-72 0-29-25-53-71-53-43 0-87 0-130 0-8 0-12 0-12 8 0 3 4 3 11 3 1 0 9 0 15 1 7 1 10 1 10 7 0 1 0 2-1 6-18 69-34 139-52 207zM105 122c7-32 15-64 23-96 4-14 4-15 21-15 16 0 34 0 50 0 34 0 42 23 42 41 0 33-33 70-80 70-19 0-38 0-56 0zM87 249c-6 0-7 0-9 0-3 0-4-1-4-4 0-1 0-1 1-9 9-35 19-71 27-106 25 0 49 0 73 0 37 0 44 28 44 45 0 37-34 74-79 74-18 0-35 0-53 0z"><text:p/></draw:path><draw:path draw:style-name="gr3" draw:text-style-name="P5" svg:width="0.1346in" svg:height="0.0783in" svg:x="0.65in" svg:y="0.0311in" svg:viewBox="0 0 343 200" svg:d="M302 108c-21 16-32 33-36 37-16 26-19 49-19 51 0 4 4 4 7 4 7 0 7-1 9-8 9-36 31-69 75-87 4-1 5-3 5-5 0-3-1-2-2-3-17-7-64-27-79-92-1-4-1-5-8-5-3 0-7 0-7 4 0 1 3 26 19 51 8 12 19 25 36 37-96 0-192 0-288 0-6 0-14 0-14 8s8 8 14 8c96 0 192 0 288 0z"><text:p/></draw:path><draw:path draw:style-name="gr3" draw:text-style-name="P5" svg:width="0.1248in" svg:height="0.1024in" svg:x="0.8406in" svg:y="0.0051in" svg:viewBox="0 0 318 261" svg:d="M176 104c-11-26-21-51-32-77-1-3-1-3-2-4 0-2 7-10 23-12 3 0 8 0 8-7 0-4-5-4-6-4-16 0-33 1-49 1-9 0-33-1-43-1-2 0-7 0-7 8 0 3 4 3 9 3 23 0 25 4 29 13 15 35 30 72 46 108-28 28-55 57-83 85-1 3-3 4-4 5-19 21-37 26-57 27-5 1-8 1-8 8 0 1 0 4 4 4 13 0 25-1 37-1 14 0 29 1 43 1 3 0 7 0 7-7 0-4-3-2-4-5-4 0-15-1-15-12 0-5 5-12 9-16 14-13 27-28 40-42 11-12 23-25 34-37 13 30 27 60 40 91 1 4 2 4 2 5 0 4-8 10-23 11-5 1-8 1-8 8 0 4 5 4 7 4 10 0 37-1 48-1 10 0 33 1 43 1 2 0 7 0 7-7 0-5-4-5-7-5-25 0-26-1-33-16-15-36-41-96-49-119 26-26 66-72 79-83 11-9 25-19 48-20 6 0 9 0 9-8-2-1 0-3-5-3-11 0-25 1-37 1-14 0-28-1-43-1-2 0-6 0-6 8 0 2 1 3 4 3 3 1 16 1 16 12 0 6-5 11-8 14-21 22-42 44-63 67z"><text:p/></draw:path></draw:g>. </text:p>
      <text:p text:style-name="P21"><draw:g text:anchor-type="as-char" svg:y="-0.1134in" draw:z-index="331" draw:name="Shape335" draw:style-name="gr1"><svg:title>TexMaths</svg:title><svg:desc>11§display§\QED§svg§600§FALSE§</svg:desc><draw:path draw:style-name="gr2" draw:text-style-name="P4" svg:width="0.6894in" svg:height="0.0972in" svg:x="0.0004in" svg:y="0.0071in" svg:viewBox="0 0 1752 248" svg:d="M0 0c584 0 1168 0 1752 0 0 83 0 165 0 248-584 0-1168 0-1752 0 0-83 0-165 0-248z"><text:p/></draw:path><draw:path draw:style-name="gr3" draw:text-style-name="P5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3 1-1 3-2 9-2z"><text:p/></draw:path><draw:path draw:style-name="gr3" draw:text-style-name="P5" svg:width="0.0157in" svg:height="0.0157in" svg:x="0.1449in" svg:y="0.0925in" svg:viewBox="0 0 41 41" svg:d="M41 21c0-12-10-21-21-21-12 0-20 9-20 21 0 11 8 20 20 20 11 0 21-9 21-20z"><text:p/></draw:path><draw:path draw:style-name="gr3" draw:text-style-name="P5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5" svg:width="0.0157in" svg:height="0.0157in" svg:x="0.3008in" svg:y="0.0925in" svg:viewBox="0 0 41 41" svg:d="M41 21c0-12-9-21-20-21-12 0-21 9-21 21 0 11 9 20 21 20 11 0 20-9 20-20z"><text:p/></draw:path><draw:path draw:style-name="gr3" draw:text-style-name="P5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5" svg:width="0.0161in" svg:height="0.0157in" svg:x="0.4744in" svg:y="0.0925in" svg:viewBox="0 0 42 41" svg:d="M42 21c0-12-10-21-21-21s-21 9-21 21c0 11 10 20 21 20s21-9 21-20z"><text:p/></draw:path><draw:path draw:style-name="gr3" draw:text-style-name="P5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P79" text:outline-level="3">סעיף (ב)</text:h>
      <text:p text:style-name="P76"><text:span text:style-name="T2">טענה: </text:span><text:span text:style-name="T2"><draw:g text:anchor-type="as-char" svg:y="-0.1134in" draw:z-index="336" draw:name="Shape336" draw:style-name="gr1"><svg:title>TexMaths</svg:title><svg:desc>11§display§Im(f|_A) = A \times \{0\}§svg§600§FALSE§</svg:desc><draw:path draw:style-name="gr2" draw:text-style-name="P4" svg:width="1.2665in" svg:height="0.1358in" svg:x="0.0031in" svg:y="0.0071in" svg:viewBox="0 0 3218 346" svg:d="M1609 346c-537 0-1072 0-1609 0 0-116 0-230 0-346 1072 0 2146 0 3218 0 0 116 0 230 0 346-536 0-1073 0-1609 0z"><text:p/></draw:path><draw:path draw:style-name="gr3" draw:text-style-name="P5" svg:width="0.0701in" svg:height="0.1028in" svg:x="0.0004in" svg:y="0.0098in" svg:viewBox="0 0 179 262" svg:d="M132 30c3-15 4-18 35-18 9 0 12 0 12-8 0-4-4-4-5-4-12 0-41 1-52 1s-40-1-52-1c-2 0-7 0-7 8 0 4 4 4 11 4 16 0 27 0 27 7 0 2 0 3-1 6-18 70-35 139-53 207-3 15-4 18-35 18-9 0-12 0-12 8 0 4 4 4 5 4 13 0 40-1 51-1 12 0 41 1 53 1 2 0 8 0 8-8 0-4-4-4-13-4-6 0-8 0-16 0-8-1-10-3-10-7 0-3 1-6 2-8 18-69 34-137 52-205z"><text:p/></draw:path><draw:path draw:style-name="gr3" draw:text-style-name="P5" svg:width="0.1244in" svg:height="0.0685in" svg:x="0.0783in" svg:y="0.0453in" svg:viewBox="0 0 317 175" svg:d="M23 148c-1 6-3 15-3 17 0 7 5 10 11 10 4 0 12-3 14-11 1-1 6-19 8-29 3-12 5-23 9-34 2-9 4-17 6-26 1-7 5-18 5-19 5-12 26-47 62-47 18 0 21 14 21 26 0 10-2 21-5 33-4 15-8 29-11 44-3 10-6 20-8 30-1 8-4 21-4 23 0 7 5 10 11 10 12 0 14-10 17-22 6-22 20-78 23-92 1-6 21-52 64-52 17 0 21 13 21 26 0 22-17 66-24 87-4 9-6 13-6 21 0 19 15 32 32 32 36 0 51-56 51-59 0-4-4-4-5-4-4 0-4 1-5 7-7 20-19 47-40 47-6 0-10-3-10-12 0-10 5-19 8-27 7-20 23-63 23-85 0-25-15-42-44-42-30 0-49 18-64 37 0-4-1-17-12-27-10-8-22-10-32-10-34 0-52 25-59 34-2-22-19-34-36-34-18 0-26 15-29 22-7 13-12 36-12 37 0 5 4 5 5 5 4 0 4-1 7-9 7-27 14-46 28-46 6 0 12 3 12 17 0 8-1 13-6 32-8 30-15 60-23 90z"><text:p/></draw:path><draw:path draw:style-name="gr3" draw:text-style-name="P5" svg:width="0.035in" svg:height="0.1512in" svg:x="0.2224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5" svg:width="0.0752in" svg:height="0.1374in" svg:x="0.2748in" svg:y="0.0067in" svg:viewBox="0 0 192 350" svg:d="M121 118c11 0 22 0 33 0 8 0 12 0 12-8 0-4-4-4-10-4-11 0-22 0-33 0 3-16 6-30 9-44 1-8 7-36 9-40 3-8 10-13 18-13 2 0 11 0 19 6-17 2-21 16-21 21 0 9 7 14 15 14 9 0 20-9 20-24 0-17-17-26-33-26-13 0-37 7-49 45-2 8-3 12-13 61-9 0-18 0-27 0-6 0-11 0-11 7 0 5 4 5 11 5 9 0 17 0 26 0-10 50-20 100-30 151-7 37-13 72-33 72-2 0-11 0-19-6 18-1 21-16 21-21 0-9-6-13-14-13-10 0-21 8-21 23 0 17 16 26 33 26 21 0 36-23 43-37 13-25 22-71 22-74 8-40 15-80 23-121z"><text:p/></draw:path><draw:path draw:style-name="gr3" draw:text-style-name="P5" svg:width="0.0055in" svg:height="0.1512in" svg:x="0.376in" svg:y="0in" svg:viewBox="0 0 15 385" svg:d="M15 14c0-6 0-14-7-14-8 0-8 8-8 14 0 119 0 238 0 357 0 7 0 14 8 14 7 0 7-7 7-14 0-119 0-238 0-357z"><text:p/></draw:path><draw:path draw:style-name="gr3" draw:text-style-name="P5" svg:width="0.0795in" svg:height="0.0756in" svg:x="0.4063in" svg:y="0.0598in" svg:viewBox="0 0 203 193" svg:d="M40 160c-9 15-18 22-35 23-2 0-5 0-5 5 0 4 2 5 3 5 8 0 17-1 23-1 9 0 20 1 29 1 1 0 5 0 5-7 0-3-4-3-5-3-2 0-11-1-11-8 0-3 2-9 3-11 8-11 15-22 22-33 26 0 52 0 77 0 2 14 5 30 7 45-1 2-2 7-19 7-3 0-6 0-6 5 0 1 1 5 4 5 8 0 26-1 34-1 6 0 12 0 17 0 4 0 11 1 15 1 3 0 5-3 5-6 0-4-3-4-7-4-16 0-17-2-17-9-7-56-16-111-24-166-1-7-1-8-7-8-5 0-6 2-8 6-33 51-67 102-100 154zM76 121c19-30 37-58 56-88 4 30 9 58 13 88-23 0-46 0-69 0z"><text:p/></draw:path><draw:path draw:style-name="gr3" draw:text-style-name="P5" svg:width="0.0346in" svg:height="0.1512in" svg:x="0.507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08in" svg:height="0.0354in" svg:x="0.608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1039in" svg:height="0.1079in" svg:x="0.7661in" svg:y="0.0043in" svg:viewBox="0 0 265 275" svg:d="M55 231c-15 26-30 31-47 32-5 1-8 1-8 8 0 2 2 4 4 4 11 0 23-1 34-1 13 0 27 1 39 1 2 0 7 0 7-7 0-4-4-5-6-5-9 0-19-3-19-13 0-4 3-9 6-14 10-17 20-32 30-49 31 0 64 0 96 0 1 9 7 60 7 64 0 11-21 12-29 12-4 0-8 0-8 8 0 4 4 4 5 4 15 0 32-1 48-1 10 0 35 1 44 1 3 0 7 0 7-7 0-5-4-5-9-5-24 0-24-2-25-13-8-79-15-160-23-240-1-8-1-10-8-10-6 0-8 3-10 7-45 74-90 149-135 224zM102 175c26-43 51-85 76-127 5 42 8 84 12 127-29 0-58 0-88 0z"><text:p/></draw:path><draw:path draw:style-name="gr3" draw:text-style-name="P5" svg:width="0.0728in" svg:height="0.0728in" svg:x="0.9311in" svg:y="0.0394in" svg:viewBox="0 0 186 186" svg:d="M93 83c-25-26-51-52-77-77-5-5-5-6-8-6-5 0-8 3-8 8 0 2 0 3 4 7 27 26 52 52 78 77-26 26-51 52-78 79-4 4-4 5-4 7 0 5 3 8 8 8 3 0 3-1 8-5 26-27 51-52 76-78 27 27 54 53 81 81 1 0 3 2 5 2 6 0 8-3 8-8 0-1 0-2-1-4 0-1-62-62-81-82 24-23 48-47 71-70 2-2 8-7 10-9 0-1 1-3 1-5 0-5-2-8-8-8-2 0-4 1-9 6-25 25-50 51-76 77z"><text:p/></draw:path><draw:path draw:style-name="gr3" draw:text-style-name="P5" svg:width="0.0531in" svg:height="0.1512in" svg:x="1.0717in" svg:y="0in" svg:viewBox="0 0 136 385" svg:d="M81 52c0-16 10-41 52-43 2 0 3-2 3-5 0-4-2-4-6-4-39 0-74 20-75 48 0 29 0 59 0 89 0 15 0 27-15 39-14 12-28 12-37 13-2 0-3 1-3 4 0 4 2 4 5 4 27 2 44 14 49 34 1 4 1 5 1 19 0 25 0 51 0 76 0 16 0 29 19 43 15 12 40 16 56 16 4 0 6 0 6-4s-2-4-5-4c-24-2-44-15-49-33-1-5-1-5-1-19 0-27 0-54 0-82 0-17-3-24-15-35-9-9-20-12-31-15 32-9 46-27 46-49 0-31 0-61 0-92z"><text:p/></draw:path><draw:path draw:style-name="gr3" draw:text-style-name="P5" svg:width="0.0638in" svg:height="0.1035in" svg:x="1.1429in" svg:y="0.013in" svg:viewBox="0 0 163 264" svg:d="M163 133c0-31-2-61-16-90-18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5" svg:width="0.0535in" svg:height="0.1512in" svg:x="1.2236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/text:p>
      <text:p text:style-name="P76"><text:span text:style-name="T2">הוכחה: </text:span>נוכיח באמצעות הכלה דו כיוונית. </text:p>
      <text:list xml:id="list3515934638" text:style-name="L13">
        <text:list-item>
          <text:p text:style-name="P80"><text:span text:style-name="T23">יהי </text:span><text:span text:style-name="T23"><draw:g text:anchor-type="as-char" svg:y="-0.1134in" draw:z-index="337" draw:name="Shape337" draw:style-name="gr1"><svg:title>TexMaths</svg:title><svg:desc>11§display§y \in A \times \{0\}§svg§600§FALSE§</svg:desc><draw:path draw:style-name="gr2" draw:text-style-name="P4" svg:width="0.7669in" svg:height="0.1358in" svg:x="0.0039in" svg:y="0.0071in" svg:viewBox="0 0 1949 346" svg:d="M976 346c-326 0-650 0-976 0 0-116 0-230 0-346 650 0 1299 0 1949 0 0 116 0 230 0 346-324 0-649 0-973 0z"><text:p/></draw:path><draw:path draw:style-name="gr3" draw:text-style-name="P5" svg:width="0.0697in" svg:height="0.0976in" svg:x="0.0004in" svg:y="0.0453in" svg:viewBox="0 0 178 249" svg:d="M177 24c1-5 1-6 1-9 0-7-5-11-11-11-3 0-10 3-13 8-1 2-4 14-5 21-3 10-6 21-8 31-6 23-12 46-18 69-1 7-17 33-44 33-18 0-23-16-23-31 0-17 7-41 20-76 5-15 8-19 8-27 0-18-14-32-32-32-38 0-52 56-52 59 0 5 4 5 6 5 3 0 3-1 5-8 11-36 26-47 40-47 3 0 10 0 10 12 0 10-5 20-7 27-17 41-23 63-23 81 0 34 24 46 47 46 16 0 29-7 40-18-6 20-10 40-26 59-9 13-25 24-42 24-6 0-24-1-30-15 6 0 12 0 16-6 5-3 8-8 8-14 0-12-10-13-14-13-9 0-21 5-21 24s16 33 41 33c39 0 79-35 90-77 12-50 25-99 37-148z"><text:p/></draw:path><draw:path draw:style-name="gr3" draw:text-style-name="P5" svg:width="0.076in" svg:height="0.087in" svg:x="0.1311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5" svg:width="0.1039in" svg:height="0.1079in" svg:x="0.2677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draw:path draw:style-name="gr3" draw:text-style-name="P5" svg:width="0.0728in" svg:height="0.0728in" svg:x="0.4323in" svg:y="0.0394in" svg:viewBox="0 0 186 186" svg:d="M94 83c-27-26-52-52-79-77-4-5-4-6-7-6-5 0-8 3-8 8 0 2 0 3 4 7 27 26 52 52 79 77-27 26-52 52-79 79-4 4-4 5-4 7 0 5 3 8 8 8 3 0 3-1 7-5 26-27 52-52 77-78 27 27 54 53 81 81 1 0 3 2 5 2 6 0 8-3 8-8 0-1 0-2-1-4 0-1-62-62-80-82 23-23 47-47 70-70 2-2 8-7 10-9 0-1 1-3 1-5 0-5-2-8-8-8-2 0-4 1-9 6-25 25-50 51-75 77z"><text:p/></draw:path><draw:path draw:style-name="gr3" draw:text-style-name="P5" svg:width="0.0531in" svg:height="0.1512in" svg:x="0.5728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5" svg:width="0.0638in" svg:height="0.1035in" svg:x="0.6441in" svg:y="0.013in" svg:viewBox="0 0 163 264" svg:d="M163 133c0-31-2-61-16-90-18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5" svg:width="0.0539in" svg:height="0.1512in" svg:x="0.7252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23">. נוכיח </text:span><text:span text:style-name="T23"><draw:g text:anchor-type="as-char" svg:y="-0.1134in" draw:z-index="335" draw:name="Shape338" draw:style-name="gr1"><svg:title>TexMaths</svg:title><svg:desc>11§display§y \in Im(f|_A)§svg§600§FALSE§</svg:desc><draw:path draw:style-name="gr2" draw:text-style-name="P4" svg:width="0.7972in" svg:height="0.1358in" svg:x="0.0039in" svg:y="0.0071in" svg:viewBox="0 0 2026 346" svg:d="M1014 346c-339 0-676 0-1014 0 0-116 0-230 0-346 675 0 1351 0 2026 0 0 116 0 230 0 346-337 0-675 0-1012 0z"><text:p/></draw:path><draw:path draw:style-name="gr3" draw:text-style-name="P5" svg:width="0.0697in" svg:height="0.0976in" svg:x="0.0004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3 0 8 0 8 12 0 10-3 20-5 27-17 41-23 63-23 81 0 34 24 46 47 46 16 0 29-7 39-18-5 20-9 40-25 59-9 13-25 24-42 24-6 0-24-1-30-15 6 0 12 0 16-6 5-3 8-8 8-14 0-12-10-13-14-13-9 0-21 5-21 24s16 33 41 33c39 0 79-35 90-77 12-50 25-99 37-148z"><text:p/></draw:path><draw:path draw:style-name="gr3" draw:text-style-name="P5" svg:width="0.0756in" svg:height="0.087in" svg:x="0.1311in" svg:y="0.0307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5" svg:width="0.0701in" svg:height="0.1028in" svg:x="0.2673in" svg:y="0.0098in" svg:viewBox="0 0 179 262" svg:d="M132 30c3-15 4-18 35-18 9 0 12 0 12-8 0-4-4-4-5-4-12 0-41 1-52 1s-39-1-52-1c-2 0-7 0-7 8 0 4 4 4 11 4 16 0 27 0 27 7 0 2 0 3-1 6-17 70-35 139-53 207-3 15-4 18-35 18-9 0-12 0-12 8 0 4 4 4 6 4 12 0 39-1 50-1 12 0 41 1 53 1 2 0 8 0 8-8 0-4-4-4-12-4-7 0-9 0-17 0-8-1-10-3-10-7 0-3 1-6 2-8 18-69 34-137 52-205z"><text:p/></draw:path><draw:path draw:style-name="gr3" draw:text-style-name="P5" svg:width="0.1244in" svg:height="0.0685in" svg:x="0.3453in" svg:y="0.0453in" svg:viewBox="0 0 317 175" svg:d="M23 148c-1 6-3 15-3 17 0 7 5 10 11 10 4 0 12-3 14-11 1-1 6-19 8-29 3-12 5-23 9-34 2-9 4-17 6-26 1-7 5-18 5-19 5-12 26-47 62-47 18 0 21 14 21 26 0 10-2 21-5 33-4 15-8 29-11 44-2 10-6 20-8 30-1 8-4 21-4 23 0 7 5 10 11 10 12 0 14-10 17-22 6-22 20-78 23-92 1-6 21-52 64-52 17 0 21 13 21 26 0 22-16 66-24 87-3 9-6 13-6 21 0 19 15 32 32 32 37 0 51-56 51-59 0-4-3-4-5-4-4 0-4 1-5 7-7 20-19 47-40 47-6 0-10-3-10-12 0-10 4-19 8-27 7-20 23-63 23-85 0-25-15-42-44-42s-49 18-64 37c0-4-1-17-12-27-10-8-22-10-32-10-34 0-52 25-59 34-2-22-19-34-36-34-18 0-26 15-29 22-6 13-12 36-12 37 0 5 4 5 6 5 3 0 3-1 6-9 7-27 14-46 28-46 6 0 12 3 12 17 0 8-1 13-6 32-7 30-15 60-23 90z"><text:p/></draw:path><draw:path draw:style-name="gr3" draw:text-style-name="P5" svg:width="0.035in" svg:height="0.1512in" svg:x="0.489in" svg:y="0in" svg:viewBox="0 0 90 385" svg:d="M90 381c0-1 0-1-6-8-49-49-61-122-61-179 0-68 14-136 62-183 5-5 5-5 5-7 0-3-2-4-4-4-3 0-39 26-62 76-18 42-24 85-24 118 0 28 4 75 26 119 24 47 57 72 60 72 2 0 4-1 4-4z"><text:p/></draw:path><draw:path draw:style-name="gr3" draw:text-style-name="P5" svg:width="0.0756in" svg:height="0.1374in" svg:x="0.5413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5" svg:width="0.0055in" svg:height="0.1512in" svg:x="0.6421in" svg:y="0in" svg:viewBox="0 0 15 385" svg:d="M15 14c0-6 0-14-7-14-8 0-8 8-8 14 0 119 0 238 0 357 0 7 0 14 8 14 7 0 7-7 7-14 0-119 0-238 0-357z"><text:p/></draw:path><draw:path draw:style-name="gr3" draw:text-style-name="P5" svg:width="0.0799in" svg:height="0.0756in" svg:x="0.6728in" svg:y="0.0598in" svg:viewBox="0 0 204 193" svg:d="M40 160c-9 15-18 22-34 23-3 0-6 0-6 5 0 4 2 5 3 5 7 0 16-1 23-1 9 0 20 1 28 1 2 0 5 0 5-7 0-3-3-3-4-3-2 0-12-1-12-8 0-3 3-9 4-11 8-11 15-22 22-33 26 0 52 0 77 0 3 14 5 30 7 45-1 2-3 7-19 7-3 0-6 0-6 5 0 1 0 5 3 5 9 0 27-1 35-1 6 0 11 0 17 0 4 0 10 1 15 1 3 0 6-3 6-6 0-4-4-4-8-4-17 0-17-2-18-9-7-56-15-111-23-166-1-7-2-8-6-8-6 0-7 2-10 6-33 51-66 102-99 154zM76 121c19-30 37-58 56-88 4 30 9 58 13 88-23 0-46 0-69 0z"><text:p/></draw:path><draw:path draw:style-name="gr3" draw:text-style-name="P5" svg:width="0.035in" svg:height="0.1512in" svg:x="0.774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23">. ע"פ הגדרת תמונה, צ.ל. </text:span><text:span text:style-name="T23"><draw:g text:anchor-type="as-char" svg:y="-0.1134in" draw:z-index="334" draw:name="Shape339" draw:style-name="gr1"><svg:title>TexMaths</svg:title><svg:desc>11§display§\exists x \in A \cup B. \la x, y \ra \in f|_A§svg§600§FALSE§</svg:desc><draw:path draw:style-name="gr2" draw:text-style-name="P4" svg:width="1.5484in" svg:height="0.1358in" svg:x="0.0004in" svg:y="0.0071in" svg:viewBox="0 0 3934 346" svg:d="M1968 346c-657 0-1312 0-1968 0 0-116 0-230 0-346 1311 0 2623 0 3934 0 0 116 0 230 0 346-656 0-1311 0-1966 0z"><text:p/></draw:path><draw:path draw:style-name="gr3" draw:text-style-name="P5" svg:width="0.0673in" svg:height="0.1043in" svg:x="0.0012in" svg:y="0.0071in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5" svg:width="0.0756in" svg:height="0.0685in" svg:x="0.0819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2 30 39 0 61-49 61-59 0-4-3-4-4-4-4 0-4 1-5 4-14 41-40 50-52 50-14 0-21-12-21-25 0-9 2-17 7-34 4-18 8-35 13-53z"><text:p/></draw:path><draw:path draw:style-name="gr3" draw:text-style-name="P5" svg:width="0.076in" svg:height="0.087in" svg:x="0.2193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5" svg:width="0.1039in" svg:height="0.1079in" svg:x="0.3555in" svg:y="0.0043in" svg:viewBox="0 0 265 275" svg:d="M56 231c-15 26-31 31-48 32-5 1-8 1-8 8 0 2 2 4 6 4 9 0 22-1 33-1 12 0 26 1 38 1 2 0 8 0 8-7 0-4-5-5-7-5-9 0-19-3-19-13 0-4 4-9 6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5" svg:width="0.0843in" svg:height="0.0937in" svg:x="0.5067in" svg:y="0.0217in" svg:viewBox="0 0 215 239" svg:d="M215 14c0-6 0-14-8-14s-8 8-8 14c0 47 0 93 0 140 0 57-63 70-92 70-17 0-42-4-62-16-30-19-30-44-30-54 0-47 0-93 0-140 0-6 0-14-7-14-8 0-8 8-8 14 0 48 0 94 0 141 0 59 58 84 107 84 50 0 108-28 108-83 0-47 0-94 0-142z"><text:p/></draw:path><draw:path draw:style-name="gr3" draw:text-style-name="P5" svg:width="0.1083in" svg:height="0.1028in" svg:x="0.6398in" svg:y="0.0098in" svg:viewBox="0 0 276 262" svg:d="M46 232c-4 15-4 18-35 18-7 0-11 0-11 8 0 4 4 4 11 4 46 0 91 0 138 0 61 0 106-45 106-83 0-27-22-49-59-53 39-8 80-37 80-73 0-29-25-53-71-53-43 0-87 0-130 0-8 0-11 0-11 8 0 4 3 4 11 4 4 0 8 0 14 0 7 1 10 1 10 7 0 1 0 2-1 7-18 69-34 138-52 206zM105 122c7-32 16-64 24-96 3-13 4-14 21-14 16 0 33 0 49 0 34 0 42 22 42 40 0 34-33 70-80 70-19 0-38 0-56 0zM87 250c-6 0-6 0-9 0s-4-1-4-4c0-2 0-2 2-9 9-36 18-71 26-106 25 0 49 0 73 0 37 0 45 28 45 45 0 36-35 74-80 74-18 0-35 0-53 0z"><text:p/></draw:path><draw:path draw:style-name="gr3" draw:text-style-name="P5" svg:width="0.0157in" svg:height="0.0157in" svg:x="0.7697in" svg:y="0.0972in" svg:viewBox="0 0 41 41" svg:d="M41 21c0-12-9-21-20-21-12 0-21 9-21 21 0 11 9 20 21 20 11 0 20-9 20-20z"><text:p/></draw:path><draw:path draw:style-name="gr3" draw:text-style-name="P5" svg:width="0.0335in" svg:height="0.1512in" svg:x="0.8154in" svg:y="0in" svg:viewBox="0 0 86 385" svg:d="M85 15c1-4 1-5 1-7 0-5-3-8-8-8-3 0-5 2-9 9-22 59-45 118-67 177-1 2-2 4-2 7 0 2 0 2 2 6 22 59 45 118 67 176 3 5 5 10 9 10 5 0 8-3 8-7 0-1 0-3-1-7-23-59-45-119-68-178 23-60 45-119 68-178z"><text:p/></draw:path><draw:path draw:style-name="gr3" draw:text-style-name="P5" svg:width="0.0756in" svg:height="0.0685in" svg:x="0.8618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7 0 40-27 41-30 4 15 19 30 42 30 39 0 61-49 61-59 0-4-3-4-4-4-3 0-4 1-4 4-14 41-40 50-52 50-15 0-21-12-21-25 0-9 2-17 7-34 4-18 7-35 12-53z"><text:p/></draw:path><draw:path draw:style-name="gr3" draw:text-style-name="P5" svg:width="0.0173in" svg:height="0.0453in" svg:x="0.9575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5" svg:width="0.0697in" svg:height="0.0976in" svg:x="1.0165in" svg:y="0.0453in" svg:viewBox="0 0 178 249" svg:d="M177 24c1-5 1-6 1-9 0-7-5-11-11-11-3 0-10 3-13 8-1 2-4 14-5 21-4 10-6 21-8 31-6 23-12 46-18 69-1 7-17 33-44 33-20 0-23-16-23-31 0-17 6-41 19-76 6-15 8-19 8-27 0-18-13-32-31-32-38 0-52 56-52 59 0 5 3 4 4 5 5 0 5-1 7-8 11-36 26-47 40-47 2 0 8 0 8 12 0 10-3 20-6 27-16 41-22 63-22 81 0 34 24 46 47 46 16 0 29-7 39-18-5 20-9 40-25 59-11 13-25 24-42 24-6 0-24-1-30-15 6 0 11 0 16-6 5-3 8-8 8-14 0-12-10-13-14-13-9 0-21 5-21 24s16 33 41 33c39 0 79-35 90-77 12-50 25-99 37-148z"><text:p/></draw:path><draw:path draw:style-name="gr3" draw:text-style-name="P5" svg:width="0.0339in" svg:height="0.1512in" svg:x="1.1008in" svg:y="0in" svg:viewBox="0 0 87 385" svg:d="M85 199c2-4 2-5 2-6 0-3 0-1-2-6-23-59-45-119-68-178-3-7-5-9-9-9-5 0-8 3-8 8 0 1 0 2 2 6 23 60 45 119 68 179-23 58-45 117-68 177-2 4-2 5-2 8 0 4 3 7 8 7s6-4 9-7c23-60 45-119 68-179z"><text:p/></draw:path><draw:path draw:style-name="gr3" draw:text-style-name="P5" svg:width="0.076in" svg:height="0.087in" svg:x="1.2063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5" svg:width="0.0756in" svg:height="0.1374in" svg:x="1.3457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2 0-12 7 0 5 5 5 11 5 9 0 17 0 26 0-10 50-19 100-29 151-7 37-13 72-33 72-2 0-12 0-19-6 18-1 21-16 21-21 0-9-6-13-14-13-10 0-21 8-21 23 0 17 17 26 33 26 21 0 36-23 43-37 13-25 22-71 22-74 8-40 15-80 23-121z"><text:p/></draw:path><draw:path draw:style-name="gr3" draw:text-style-name="P5" svg:width="0.0055in" svg:height="0.1512in" svg:x="1.4469in" svg:y="0in" svg:viewBox="0 0 15 385" svg:d="M15 14c0-6 0-14-7-14-8 0-8 8-8 14 0 119 0 238 0 357 0 7 0 14 8 14 7 0 7-7 7-14 0-119 0-238 0-357z"><text:p/></draw:path><draw:path draw:style-name="gr3" draw:text-style-name="P5" svg:width="0.0799in" svg:height="0.0756in" svg:x="1.4772in" svg:y="0.0598in" svg:viewBox="0 0 204 193" svg:d="M40 160c-9 15-18 22-34 23-3 0-6 0-6 5 0 4 2 5 3 5 7 0 17-1 23-1 9 0 20 1 28 1 2 0 5 0 5-7 0-3-3-3-4-3-2 0-12-1-12-8 0-3 3-9 4-11 8-11 15-22 22-33 26 0 52 0 77 0 3 14 5 30 7 45-1 2-2 7-19 7-3 0-6 0-6 5 0 1 0 5 4 5 8 0 26-1 34-1 6 0 11 0 17 0 4 0 10 1 15 1 3 0 6-3 6-6 0-4-4-4-8-4-16 0-17-2-18-9-7-56-15-111-23-166-1-7-1-8-6-8-6 0-7 2-10 6-33 51-66 102-99 154zM76 121c19-30 37-58 56-88 4 30 9 58 13 88-23 0-46 0-69 0z"><text:p/></draw:path></draw:g></text:span><text:span text:style-name="T23">. ע"פ הגדרת הצמצום של </text:span><text:span text:style-name="T23"><draw:g text:anchor-type="as-char" svg:y="-0.1075in" draw:z-index="338" draw:name="Shape340" draw:style-name="gr1"><svg:title>TexMaths</svg:title><svg:desc>11§display§f§svg§600§FALSE§</svg:desc><draw:path draw:style-name="gr2" draw:text-style-name="P4" svg:width="0.0673in" svg:height="0.1217in" svg:x="0.0004in" svg:y="0.0075in" svg:viewBox="0 0 172 310" svg:d="M0 0c57 0 115 0 172 0 0 103 0 207 0 310-57 0-115 0-172 0 0-103 0-207 0-310z"><text:p/></draw:path><draw:path draw:style-name="gr3" draw:text-style-name="P5" svg:width="0.0748in" svg:height="0.1374in" svg:x="0.0008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3"><text:s/>על </text:span><text:span text:style-name="T23"><draw:g text:anchor-type="as-char" svg:y="-0.1083in" draw:z-index="339" draw:name="Shape341" draw:style-name="gr1"><svg:title>TexMaths</svg:title><svg:desc>11§display§A§svg§600§FALSE§</svg:desc><draw:path draw:style-name="gr2" draw:text-style-name="P4" svg:width="0.0929in" svg:height="0.0921in" svg:x="0.0031in" svg:y="0.0079in" svg:viewBox="0 0 237 235" svg:d="M0 0c79 0 158 0 237 0 0 78 0 157 0 235-79 0-158 0-237 0 0-78 0-157 0-235z"><text:p/></draw:path><draw:path draw:style-name="gr3" draw:text-style-name="P5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3">, למעשה צריך להוכיח </text:span><text:span text:style-name="T23"><draw:g text:anchor-type="as-char" svg:y="-0.1134in" draw:z-index="340" draw:name="Shape342" draw:style-name="gr1"><svg:title>TexMaths</svg:title><svg:desc>11§display§\la x, y \ra \in f \land x \in A§svg§600§FALSE§</svg:desc><draw:path draw:style-name="gr2" draw:text-style-name="P4" svg:width="1.165in" svg:height="0.1358in" svg:x="0.0004in" svg:y="0.0071in" svg:viewBox="0 0 2960 346" svg:d="M1481 346c-494 0-987 0-1481 0 0-116 0-230 0-346 986 0 1974 0 2960 0 0 116 0 230 0 346-492 0-986 0-1479 0z"><text:p/></draw:path><draw:path draw:style-name="gr3" draw:text-style-name="P5" svg:width="0.0335in" svg:height="0.1512in" svg:x="0.0094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5" svg:width="0.0752in" svg:height="0.0685in" svg:x="0.0563in" svg:y="0.0453in" svg:viewBox="0 0 192 175" svg:d="M118 54c2-10 11-45 38-45 2 0 11 0 20 4-11 2-19 12-19 21 0 7 5 14 15 14 8 0 20-7 20-23 0-19-23-25-36-25-22 0-35 21-41 30-8-26-29-30-40-30-41 0-63 50-63 59 0 5 3 5 4 5 4 0 5-1 6-5 13-40 38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5" svg:width="0.0173in" svg:height="0.0453in" svg:x="0.152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5" svg:width="0.0697in" svg:height="0.0976in" svg:x="0.211in" svg:y="0.0453in" svg:viewBox="0 0 178 249" svg:d="M177 24c1-5 1-6 1-9 0-7-5-11-11-11-4 0-10 3-13 8-1 2-4 14-6 21-3 10-5 21-7 31-6 23-12 46-18 69-2 7-19 33-44 33-20 0-24-16-24-31 0-17 7-41 20-76 6-15 7-19 7-27 0-18-12-32-31-32-37 0-51 56-51 59 0 5 3 4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3" draw:text-style-name="P5" svg:width="0.0335in" svg:height="0.1512in" svg:x="0.2949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5" svg:width="0.076in" svg:height="0.087in" svg:x="0.4004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5" svg:width="0.076in" svg:height="0.1374in" svg:x="0.5394in" svg:y="0.0067in" svg:viewBox="0 0 194 350" svg:d="M122 118c11 0 22 0 33 0 8 0 12 0 12-8 0-4-4-4-11-4-11 0-21 0-32 0 2-16 6-30 8-44 2-8 8-36 10-40 3-8 10-13 17-13 3 0 13 0 19 6-16 2-21 16-21 21 0 9 8 14 16 14 10 0 21-9 21-24 0-17-18-26-35-26-13 0-37 7-48 45-2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5" svg:width="0.0839in" svg:height="0.0937in" svg:x="0.6642in" svg:y="0.0217in" svg:viewBox="0 0 214 239" svg:d="M117 9c-4-7-6-9-9-9-6 0-7 3-9 9-32 71-64 143-96 215-3 4-3 5-3 7 0 5 3 8 8 8 3 0 5-1 8-8 31-67 61-135 92-203 29 68 60 136 90 203 4 8 8 8 9 8 4 0 7-3 7-8 0-1 0-2-2-6-32-72-64-145-95-216z"><text:p/></draw:path><draw:path draw:style-name="gr3" draw:text-style-name="P5" svg:width="0.0752in" svg:height="0.0685in" svg:x="0.7953in" svg:y="0.0453in" svg:viewBox="0 0 192 175" svg:d="M119 54c2-10 11-45 37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8-35 13-53z"><text:p/></draw:path><draw:path draw:style-name="gr3" draw:text-style-name="P5" svg:width="0.0752in" svg:height="0.087in" svg:x="0.9331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5" svg:width="0.1039in" svg:height="0.1079in" svg:x="1.0693in" svg:y="0.0043in" svg:viewBox="0 0 265 275" svg:d="M55 231c-15 26-30 31-47 32-5 1-8 1-8 8 0 2 1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1 175c25-43 52-85 77-127 5 42 8 84 12 127-29 0-59 0-89 0z"><text:p/></draw:path></draw:g></text:span><text:span text:style-name="T23">. נבחר </text:span><text:span text:style-name="T23"><draw:g text:anchor-type="as-char" svg:y="-0.1134in" draw:z-index="341" draw:name="Shape343" draw:style-name="gr1"><svg:title>TexMaths</svg:title><svg:desc>11§display§x = \pi_1(y)§svg§600§FALSE§</svg:desc><draw:path draw:style-name="gr2" draw:text-style-name="P4" svg:width="0.6118in" svg:height="0.1358in" svg:x="0.0039in" svg:y="0.0071in" svg:viewBox="0 0 1555 346" svg:d="M778 346c-260 0-518 0-778 0 0-116 0-230 0-346 518 0 1037 0 1555 0 0 116 0 230 0 346-258 0-518 0-777 0z"><text:p/></draw:path><draw:path draw:style-name="gr3" draw:text-style-name="P5" svg:width="0.0756in" svg:height="0.0685in" svg:x="0.0004in" svg:y="0.0453in" svg:viewBox="0 0 193 175" svg:d="M119 54c2-10 11-45 37-45 2 0 11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2-49 62-59 0-4-4-4-5-4-3 0-4 1-4 4-14 41-40 50-52 50-15 0-21-12-21-25 0-9 2-17 7-34 4-18 8-35 13-53z"><text:p/></draw:path><draw:path draw:style-name="gr3" draw:text-style-name="P5" svg:width="0.1012in" svg:height="0.0354in" svg:x="0.1339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815in" svg:height="0.0669in" svg:x="0.2902in" svg:y="0.048in" svg:viewBox="0 0 208 171" svg:d="M91 22c15 0 30 0 44 0-13 57-16 74-16 100 0 6 0 17 3 29 5 17 8 20 14 20 8 0 16-7 16-15 0-2 0-3-2-8-11-28-11-53-11-64 0-20 2-41 6-62 15 0 30 0 44 0 6 0 19 0 19-13 0-9-8-9-15-9-43 0-86 0-129 0-9 0-23 0-41 19-13 14-23 32-23 34 1 1 0 4 4 4s4-2 7-5c19-30 41-30 48-30 8 0 15 0 22 0-12 47-33 94-49 129-3 5-3 6-3 10 0 6 6 10 12 10 11 0 14-11 18-26 6-17 6-18 11-37 7-29 15-57 21-86z"><text:p/></draw:path><draw:path draw:style-name="gr3" draw:text-style-name="P5" svg:width="0.0386in" svg:height="0.0701in" svg:x="0.3839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5" svg:width="0.0346in" svg:height="0.1512in" svg:x="0.4559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5" svg:width="0.0697in" svg:height="0.0976in" svg:x="0.5043in" svg:y="0.0453in" svg:viewBox="0 0 178 249" svg:d="M176 24c2-5 2-6 2-9 0-7-5-11-12-11-3 0-10 3-13 8-1 2-3 14-6 21-2 10-5 21-7 31-6 23-12 46-18 69-1 7-17 33-43 33-20 0-24-16-24-31 0-17 7-41 20-76 5-15 8-19 8-27 0-18-13-32-32-32-37 0-51 56-51 59 0 5 3 5 4 5 4 0 5-1 7-8 10-36 25-47 39-47 3 0 9 0 9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3" draw:text-style-name="P5" svg:width="0.035in" svg:height="0.1512in" svg:x="0.588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23">, ונוכיח את כל אחד משני התנאים ההכרחיים: </text:span></text:p>
          <text:list>
            <text:list-item>
              <text:p text:style-name="P81"><draw:g text:anchor-type="as-char" svg:y="-0.1134in" draw:z-index="342" draw:name="Shape344" draw:style-name="gr1"><svg:title>TexMaths</svg:title><svg:desc>11§display§\la x, y \ra \in f§svg§600§FALSE§</svg:desc><draw:path draw:style-name="gr2" draw:text-style-name="P4" svg:width="0.6059in" svg:height="0.1358in" svg:x="0.0004in" svg:y="0.0071in" svg:viewBox="0 0 1540 346" svg:d="M771 346c-258 0-514 0-771 0 0-116 0-230 0-346 513 0 1027 0 1540 0 0 116 0 230 0 346-256 0-513 0-769 0z"><text:p/></draw:path><draw:path draw:style-name="gr3" draw:text-style-name="P5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5" svg:width="0.0752in" svg:height="0.0685in" svg:x="0.0563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3" draw:text-style-name="P5" svg:width="0.0173in" svg:height="0.0453in" svg:x="0.152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0697in" svg:height="0.0976in" svg:x="0.211in" svg:y="0.0453in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3" draw:text-style-name="P5" svg:width="0.0335in" svg:height="0.1512in" svg:x="0.2949in" svg:y="0in" svg:viewBox="0 0 86 385" svg:d="M84 199c2-4 2-5 2-6 0-3 0-1-2-6-22-59-46-119-68-178-2-7-5-9-8-9-5 0-8 3-8 8 0 1 0 2 1 6 23 60 45 119 68 179-23 58-45 117-68 177-1 4-1 5-1 8 0 4 3 7 8 7 4 0 6-4 7-7 23-60 45-119 69-179z"><text:p/></draw:path><draw:path draw:style-name="gr3" draw:text-style-name="P5" svg:width="0.076in" svg:height="0.087in" svg:x="0.3996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5" svg:width="0.0752in" svg:height="0.1374in" svg:x="0.539in" svg:y="0.0067in" svg:viewBox="0 0 192 350" svg:d="M121 118c11 0 22 0 33 0 8 0 12 0 12-8 0-4-4-4-11-4-11 0-21 0-32 0 2-16 6-30 8-44 2-8 8-36 10-40 3-8 10-13 17-13 3 0 12 0 19 6-16 2-21 16-21 21 0 9 8 14 14 14 11 0 22-9 22-24 0-17-17-26-34-26-13 0-37 7-48 45-2 8-4 12-13 61-9 0-18 0-27 0-7 0-12 0-12 7 0 5 4 5 11 5 9 0 17 0 26 0-10 50-19 100-29 151-7 37-13 72-34 72-1 0-11 0-18-6 18-1 21-16 21-21 0-9-6-13-14-13-10 0-21 8-21 23 0 17 16 26 32 26 22 0 37-23 44-37 12-25 21-71 22-74 8-40 15-80 23-121z"><text:p/></draw:path></draw:g>: <text:span text:style-name="T23">נסמן </text:span><text:span text:style-name="T23"><draw:g text:anchor-type="as-char" svg:y="-0.1134in" draw:z-index="343" draw:name="Shape345" draw:style-name="gr1"><svg:title>TexMaths</svg:title><svg:desc>11§display§y = \la a, b \ra§svg§600§FALSE§</svg:desc><draw:path draw:style-name="gr2" draw:text-style-name="P4" svg:width="0.5815in" svg:height="0.1358in" svg:x="0.0039in" svg:y="0.0071in" svg:viewBox="0 0 1478 346" svg:d="M740 346c-247 0-493 0-740 0 0-116 0-230 0-346 493 0 985 0 1478 0 0 116 0 230 0 346-247 0-493 0-738 0z"><text:p/></draw:path><draw:path draw:style-name="gr3" draw:text-style-name="P5" svg:width="0.0697in" svg:height="0.0976in" svg:x="0.0004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3 0 8 0 8 12 0 10-3 20-5 27-17 41-23 63-23 81 0 34 24 46 47 46 16 0 29-7 39-18-5 20-9 40-25 59-11 13-25 24-42 24-6 0-24-1-30-15 6 0 11 0 16-6 5-3 8-8 8-14 0-12-10-13-14-13-9 0-21 5-21 24s16 33 41 33c39 0 79-35 90-77 12-50 25-99 37-148z"><text:p/></draw:path><draw:path draw:style-name="gr3" draw:text-style-name="P5" svg:width="0.1012in" svg:height="0.0354in" svg:x="0.1272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335in" svg:height="0.1512in" svg:x="0.2957in" svg:y="0in" svg:viewBox="0 0 86 385" svg:d="M84 15c2-4 2-5 2-7 0-5-3-8-8-8-3 0-6 2-9 9-22 59-45 118-67 177-1 2-2 4-2 7 0 2 0 2 2 6 22 59 45 118 67 176 1 5 4 10 9 10s8-3 8-7c0-1 0-3-2-7-23-59-45-119-69-178 24-60 46-119 69-178z"><text:p/></draw:path><draw:path draw:style-name="gr3" draw:text-style-name="P5" svg:width="0.0693in" svg:height="0.0685in" svg:x="0.3441in" svg:y="0.0453in" svg:viewBox="0 0 177 175" svg:d="M129 25c-8-14-19-25-37-25-45 0-92 57-92 113 0 37 21 62 52 62 7 0 26-1 49-29 4 16 17 29 35 29 14 0 22-9 29-21 7-14 12-37 12-38 0-4-4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3" draw:text-style-name="P5" svg:width="0.0173in" svg:height="0.0453in" svg:x="0.4315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5" svg:width="0.0555in" svg:height="0.1063in" svg:x="0.4929in" svg:y="0.0071in" svg:viewBox="0 0 142 271" svg:d="M74 4c0-1 0-4-5-4-8 0-37 3-47 3-3 1-8 1-8 8 0 6 4 6 10 6 19 0 19 2 19 6 0 2-3 16-6 23-9 42-20 84-30 127-6 19-7 25-7 37 0 37 21 61 50 61 45 0 92-57 92-112 0-36-20-62-52-62-17 0-33 11-45 23 10-39 19-77 29-116zM37 150c3-8 3-9 7-13 19-26 36-31 46-31 13 0 24 11 24 36 0 23-13 66-19 80-14 27-31 40-45 40s-27-10-27-38c0-8 0-15 7-39 2-12 5-24 7-35z"><text:p/></draw:path><draw:path draw:style-name="gr3" draw:text-style-name="P5" svg:width="0.0339in" svg:height="0.1512in" svg:x="0.5594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23">, כלומר ע"פ הגדרת </text:span><text:span text:style-name="T23"><draw:g text:anchor-type="as-char" svg:y="-0.0681in" draw:z-index="344" draw:name="Shape346" draw:style-name="gr1"><svg:title>TexMaths</svg:title><svg:desc>11§display§y
§svg§600§FALSE§</svg:desc><draw:path draw:style-name="gr2" draw:text-style-name="P4" svg:width="0.0579in" svg:height="0.0819in" svg:x="0.0039in" svg:y="0.0071in" svg:viewBox="0 0 148 209" svg:d="M75 209c-26 0-50 0-75 0 0-69 0-140 0-209 49 0 99 0 148 0 0 69 0 140 0 209-24 0-49 0-73 0z"><text:p/></draw:path><draw:path draw:style-name="gr3" draw:text-style-name="P5" svg:width="0.0693in" svg:height="0.0976in" svg:x="0.0004in" svg:y="0.0004in" svg:viewBox="0 0 177 249" svg:d="M175 24c2-5 2-6 2-10 0-6-6-10-11-10-4 0-10 3-14 8 0 2-4 14-6 21-2 10-4 21-8 31-5 23-11 46-16 69-2 7-18 32-43 32-20 0-24-16-24-30 0-17 7-41 20-76 6-15 7-19 7-27 0-18-12-32-30-32-38 0-52 56-52 59 0 5 4 5 5 5 4 0 4-1 6-8 11-36 26-47 40-47 2 0 8 0 8 12 0 10-3 20-6 27-16 41-22 63-22 81 0 33 24 45 47 45 14 0 27-7 37-18-4 20-8 39-24 60-10 13-24 24-42 24-5 0-23-1-29-16 6 0 11 0 16-5 5-3 8-9 8-15 0-12-10-13-14-13-9 0-21 5-21 24 0 20 16 34 40 34 40 0 78-35 89-79 13-49 25-97 37-146z"><text:p/></draw:path></draw:g></text:span><text:span text:style-name="T23"><text:s/>ידוע </text:span><text:span text:style-name="T23"><draw:g text:anchor-type="as-char" svg:y="-0.1075in" draw:z-index="345" draw:name="Shape347" draw:style-name="gr1"><svg:title>TexMaths</svg:title><svg:desc>11§display§a \in A, b = 0§svg§600§FALSE§</svg:desc><draw:path draw:style-name="gr2" draw:text-style-name="P4" svg:width="0.7701in" svg:height="0.1217in" svg:x="0.0024in" svg:y="0.0079in" svg:viewBox="0 0 1957 310" svg:d="M979 310c-327 0-652 0-979 0 0-103 0-207 0-310 652 0 1304 0 1957 0 0 103 0 207 0 310-326 0-653 0-978 0z"><text:p/></draw:path><draw:path draw:style-name="gr3" draw:text-style-name="P5" svg:width="0.0693in" svg:height="0.0685in" svg:x="0.0004in" svg:y="0.0429in" svg:viewBox="0 0 177 175" svg:d="M129 25c-7-14-18-25-36-25-45 0-93 57-93 113 0 37 22 62 52 62 7 0 27-1 50-29 2 16 17 29 35 29 14 0 22-9 29-21 7-14 11-37 11-38 0-4-3-4-4-4-5 0-5 1-6 7-6 25-13 47-30 47-9 0-11-10-11-18s2-11 5-28c4-16 5-20 9-34 4-19 10-37 14-54 2-11 2-12 2-13 0-7-4-11-11-11-9 0-15 8-16 17zM103 124c-1 8-1 8-7 15-17 22-32 27-43 27-20 0-26-21-26-36 0-19 13-66 22-84 11-23 29-37 44-37 26 0 31 32 31 34s-1 4-1 6c-6 25-13 50-20 75z"><text:p/></draw:path><draw:path draw:style-name="gr3" draw:text-style-name="P5" svg:width="0.0752in" svg:height="0.087in" svg:x="0.1299in" svg:y="0.0283in" svg:viewBox="0 0 192 222" svg:d="M179 120c7 0 13 0 13-8s-6-7-13-7c-55 0-109 0-164 0 5-52 50-90 104-90 20 0 40 0 60 0 7 0 13 0 13-7 0-8-6-8-13-8-20 0-40 0-60 0-67 0-119 49-119 112 0 62 52 110 119 110 20 0 40 0 60 0 7 0 13 0 13-8 0-7-6-7-13-7-20 0-40 0-60 0-54 0-99-35-104-87 55 0 109 0 164 0z"><text:p/></draw:path><draw:path draw:style-name="gr3" draw:text-style-name="P5" svg:width="0.1039in" svg:height="0.1079in" svg:x="0.2661in" svg:y="0in" svg:viewBox="0 0 265 275" svg:d="M55 231c-15 25-31 31-47 32-5 1-8 1-8 8 0 2 1 4 4 4 11 0 23-1 33-1 14 0 27 1 40 1 2 0 7 0 7-8 0-3-4-4-6-4-9 0-19-3-19-13 0-5 3-9 6-15 10-16 20-33 30-48 31 0 64 0 96 0 1 8 6 59 6 64 0 11-20 12-28 12-5 0-8 0-8 8 0 4 4 4 5 4 15 0 32-1 48-1 9 0 35 1 43 1 3 0 8 0 8-8 0-4-4-4-9-4-24 0-24-2-25-13-8-80-17-160-24-240 0-8 0-10-7-10-6 0-8 3-11 7-45 74-89 149-134 224zM101 175c25-43 52-85 77-127 5 42 8 84 12 127-29 0-59 0-89 0z"><text:p/></draw:path><draw:path draw:style-name="gr3" draw:text-style-name="P5" svg:width="0.0173in" svg:height="0.0453in" svg:x="0.3874in" svg:y="0.0929in" svg:viewBox="0 0 45 116" svg:d="M45 41c0-26-10-41-24-41-13 0-21 10-21 21 0 10 8 20 21 20 4 0 9-1 13-5 1-1 1-1 2-1 0 2 0 0 0 6 0 28-13 51-25 64-4 4-4 5-4 6 0 2 1 5 3 5 4 0 35-30 35-75z"><text:p/></draw:path><draw:path draw:style-name="gr3" draw:text-style-name="P5" svg:width="0.0559in" svg:height="0.1063in" svg:x="0.4492in" svg:y="0.0047in" svg:viewBox="0 0 143 271" svg:d="M75 4c0-1 0-4-6-4-9 0-36 3-47 3-2 1-7 1-7 8 0 6 4 6 9 6 19 0 20 2 20 6 0 2-3 16-6 23-11 42-20 84-31 127-5 17-7 24-7 37 0 36 21 61 49 61 47 0 94-58 94-113 0-35-21-61-52-61-17 0-34 11-45 23 10-39 19-77 29-116zM38 150c3-8 3-9 6-14 19-25 36-30 46-30 14 0 24 11 24 36 0 23-12 66-18 80-14 27-31 40-47 40-13 0-25-10-25-39 0-7 0-14 6-38 3-12 5-24 8-35z"><text:p/></draw:path><draw:path draw:style-name="gr3" draw:text-style-name="P5" svg:width="0.1008in" svg:height="0.035in" svg:x="0.5583in" svg:y="0.054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38in" svg:height="0.1035in" svg:x="0.7161in" svg:y="0.0079in" svg:viewBox="0 0 163 264" svg:d="M163 133c0-31-2-62-16-90-17-38-49-43-66-43-23 0-51 10-67 45-12 28-14 57-14 88 0 29 1 63 18 91 16 32 44 40 63 40 21 0 50-8 67-45 13-27 15-55 15-86zM81 255c-15 0-38-10-45-46-4-22-4-58-4-80 0-26 0-51 3-72 8-45 36-49 46-49 12 0 38 7 45 45 5 22 5 51 5 76 0 28 0 55-5 78-6 37-28 48-45 48z"><text:p/></draw:path></draw:g></text:span><text:span text:style-name="T23">, וע"פ הגדרת </text:span><text:span text:style-name="T23"><draw:g text:anchor-type="as-char" svg:y="-0.0681in" draw:z-index="346" draw:name="Shape348" draw:style-name="gr1"><svg:title>TexMaths</svg:title><svg:desc>11§display§x§svg§600§FALSE§</svg:desc><draw:path draw:style-name="gr2" draw:text-style-name="P4" svg:width="0.0634in" svg:height="0.052in" svg:x="0.0039in" svg:y="0.0071in" svg:viewBox="0 0 162 133" svg:d="M0 0c54 0 108 0 162 0 0 44 0 89 0 133-54 0-108 0-162 0 0-44 0-89 0-133z"><text:p/></draw:path><draw:path draw:style-name="gr3" draw:text-style-name="P5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23"><text:s/>ידוע </text:span><text:span text:style-name="T23"><draw:g text:anchor-type="as-char" svg:y="-0.0681in" draw:z-index="347" draw:name="Shape349" draw:style-name="gr1"><svg:title>TexMaths</svg:title><svg:desc>11§display§x = a§svg§600§FALSE§</svg:desc><draw:path draw:style-name="gr2" draw:text-style-name="P4" svg:width="0.3488in" svg:height="0.052in" svg:x="0.0039in" svg:y="0.0071in" svg:viewBox="0 0 887 133" svg:d="M0 0c296 0 592 0 887 0 0 44 0 89 0 133-295 0-591 0-887 0 0-44 0-89 0-133z"><text:p/></draw:path><draw:path draw:style-name="gr3" draw:text-style-name="P5" svg:width="0.0752in" svg:height="0.0677in" svg:x="0.0004in" svg:y="0in" svg:viewBox="0 0 192 173" svg:d="M118 54c2-10 12-45 38-45 2 0 11 0 20 4-11 2-19 12-19 21 0 7 5 13 15 13 8 0 20-6 20-22 0-19-23-25-36-25-22 0-35 20-39 30-10-27-31-30-42-30-41 0-63 50-63 59 0 4 3 3 4 4 4 0 5 0 6-5 13-40 38-49 52-49 7 0 21 3 21 25 0 12-7 38-21 90-7 25-20 40-37 40-3 0-12 0-19-4 9-3 18-10 18-21 0-10-9-13-14-13-12 0-22 9-22 22 0 17 20 25 36 25 26 0 40-27 41-30 4 14 19 30 42 30 39 0 61-50 61-60 0-3-3-3-4-3-3 0-4 1-6 5-12 40-38 49-50 49-16 0-22-12-22-25 0-8 3-17 6-33 5-18 9-34 14-52z"><text:p/></draw:path><draw:path draw:style-name="gr3" draw:text-style-name="P5" svg:width="0.1008in" svg:height="0.0346in" svg:x="0.1339in" svg:y="0.0114in" svg:viewBox="0 0 257 89" svg:d="M244 15c6 0 13 0 13-7 0-8-7-8-13-8-77 0-154 0-231 0-5 0-13 0-13 8 0 7 8 7 13 7 77 0 154 0 231 0zM244 89c6 0 13 0 13-6 0-8-7-8-13-8-77 0-154 0-231 0-5 0-13 0-13 8 0 6 8 6 13 6 77 0 154 0 231 0z"><text:p/></draw:path><draw:path draw:style-name="gr3" draw:text-style-name="P5" svg:width="0.0693in" svg:height="0.0677in" svg:x="0.2913in" svg:y="0in" svg:viewBox="0 0 177 173" svg:d="M129 24c-7-14-18-24-36-24-45 0-93 56-93 111 0 37 21 62 52 62 7 0 26-1 50-29 2 16 17 29 34 29 15 0 23-9 29-21 7-14 12-37 12-39 0-3-3-3-4-3-5 0-5 1-6 7-6 25-13 47-30 47-9 0-11-10-11-18 0-7 0-11 5-28 4-16 5-20 9-33 4-19 10-37 14-54 2-11 2-11 2-13 0-7-4-10-11-10-10 0-15 9-16 16zM103 123c-1 7-1 8-7 15-17 21-33 26-43 26-20 0-26-21-26-35 0-20 13-66 21-84 12-22 30-36 45-36 26 0 31 31 31 33s-1 5-1 6c-6 26-13 50-20 75z"><text:p/></draw:path></draw:g></text:span><text:span text:style-name="T23">, כלומר סה"כ צ.ל. </text:span><draw:g text:anchor-type="as-char" svg:y="-0.1134in" draw:z-index="348" draw:name="Shape350" draw:style-name="gr1"><svg:title>TexMaths</svg:title><svg:desc>11§display§\la a, \la a, 0 \ra \ra \in f§svg§600§FALSE§</svg:desc><draw:path draw:style-name="gr2" draw:text-style-name="P4" svg:width="0.8622in" svg:height="0.1358in" svg:x="0.0004in" svg:y="0.0071in" svg:viewBox="0 0 2191 346" svg:d="M1097 346c-367 0-732 0-1097 0 0-116 0-230 0-346 730 0 1461 0 2191 0 0 116 0 230 0 346-365 0-730 0-1094 0z"><text:p/></draw:path><draw:path draw:style-name="gr3" draw:text-style-name="P5" svg:width="0.0335in" svg:height="0.1512in" svg:x="0.0094in" svg:y="0in" svg:viewBox="0 0 86 385" svg:d="M84 15c2-4 2-5 2-7 0-5-3-8-8-8-3 0-5 2-9 9-22 59-45 118-67 177-1 2-2 4-2 8 0 1 0 1 2 5 22 59 45 118 67 176 1 5 4 10 9 10s8-3 8-7c0-1 0-3-2-7-23-59-45-119-69-177 24-60 46-119 69-179z"><text:p/></draw:path><draw:path draw:style-name="gr3" draw:text-style-name="P5" svg:width="0.0693in" svg:height="0.0685in" svg:x="0.0579in" svg:y="0.0453in" svg:viewBox="0 0 177 175" svg:d="M129 25c-8-14-19-25-37-25-45 0-92 57-92 113 0 37 21 62 52 62 7 0 26-1 49-29 4 16 17 29 35 29 14 0 24-9 29-21 7-14 12-37 12-38 0-4-3-4-5-4-4 0-4 1-5 7-6 25-14 47-29 47-11 0-13-10-13-17 0-9 2-11 6-29 4-17 4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173in" svg:height="0.0453in" svg:x="0.1457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5" svg:width="0.0339in" svg:height="0.1512in" svg:x="0.2165in" svg:y="0in" svg:viewBox="0 0 87 385" svg:d="M85 15c2-4 2-5 2-7 0-5-4-8-9-8-3 0-5 2-9 9-22 59-45 118-67 177-1 2-2 4-2 8 0 1 0 1 2 5 22 59 45 118 67 176 3 5 5 10 9 10 5 0 9-3 9-7 0-1 0-3-2-7-23-59-45-119-68-177 23-60 45-119 68-179z"><text:p/></draw:path><draw:path draw:style-name="gr3" draw:text-style-name="P5" svg:width="0.0693in" svg:height="0.0685in" svg:x="0.265in" svg:y="0.0453in" svg:viewBox="0 0 177 175" svg:d="M129 25c-7-14-18-25-35-25-46 0-94 57-94 113 0 37 21 62 52 62 7 0 26-1 50-29 3 16 17 29 36 29 13 0 22-9 27-21 7-14 12-37 12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5" svg:width="0.0173in" svg:height="0.0453in" svg:x="0.3528in" svg:y="0.0972in" svg:viewBox="0 0 45 116" svg:d="M45 41c0-26-10-41-24-41-13 0-21 10-21 21 0 10 8 20 21 20 4 0 9-1 13-5 1-1 1-1 2-1 0 2 0 0 0 6 0 28-13 51-26 64-3 4-3 5-3 6 0 2 1 5 3 5 4 0 35-30 35-75z"><text:p/></draw:path><draw:path draw:style-name="gr3" draw:text-style-name="P5" svg:width="0.0634in" svg:height="0.1035in" svg:x="0.4134in" svg:y="0.013in" svg:viewBox="0 0 162 264" svg:d="M162 133c0-31-1-61-16-90-17-37-49-43-65-43-23 0-51 10-67 45-13 28-14 57-14 88 0 29 1 64 17 92 16 32 45 39 63 39 21 0 51-7 67-45 14-25 15-55 15-86zM80 255c-14 0-37-9-44-46-4-22-4-58-4-80 0-26 0-51 3-72 7-45 37-49 45-49 14 0 39 7 47 45 3 22 3 52 3 76 0 28 0 55-5 79-5 36-27 47-45 47z"><text:p/></draw:path><draw:path draw:style-name="gr3" draw:text-style-name="P5" svg:width="0.0335in" svg:height="0.1512in" svg:x="0.4913in" svg:y="0in" svg:viewBox="0 0 86 385" svg:d="M84 199c2-4 2-4 2-5 0-2 0-2-2-7-22-59-45-119-67-178-3-7-5-9-9-9-5 0-8 3-8 8 0 1 0 2 2 6 23 60 45 119 68 180-23 58-45 118-68 176-2 4-2 5-2 8 0 4 3 7 8 7 4 0 6-4 7-7 24-60 46-119 69-179z"><text:p/></draw:path><draw:path draw:style-name="gr3" draw:text-style-name="P5" svg:width="0.0339in" svg:height="0.1512in" svg:x="0.55in" svg:y="0in" svg:viewBox="0 0 87 385" svg:d="M85 199c2-4 2-4 2-5 0-2 0-2-2-7-23-59-45-119-68-178-3-7-6-9-9-9-5 0-8 3-8 8 0 1 0 2 2 6 23 60 45 119 68 180-23 58-45 118-68 176-2 4-2 5-2 8 0 4 4 7 8 7 5 0 6-4 9-7 23-60 45-119 68-179z"><text:p/></draw:path><draw:path draw:style-name="gr3" draw:text-style-name="P5" svg:width="0.076in" svg:height="0.087in" svg:x="0.6559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5" svg:width="0.0756in" svg:height="0.1374in" svg:x="0.7953in" svg:y="0.0067in" svg:viewBox="0 0 193 350" svg:d="M121 118c11 0 22 0 33 0 8 0 12 0 12-8 0-4-4-4-11-4-11 0-21 0-32 0 2-16 6-30 8-44 2-8 8-36 10-40 3-8 10-13 17-13 3 0 13 0 19 6-16 2-21 16-21 21 0 9 8 14 15 14 11 0 22-9 22-24 0-17-18-26-35-26-13 0-37 7-48 45-2 8-4 12-13 61-9 0-18 0-27 0-7 0-12 0-12 7 0 5 4 5 11 5 9 0 17 0 26 0-10 50-19 100-29 151-7 37-13 72-34 72-1 0-11 0-18-6 18-1 21-16 21-21 0-9-6-13-14-13-10 0-21 8-21 23 0 17 17 26 32 26 22 0 37-23 44-37 12-25 21-71 22-74 8-40 15-80 23-121z"><text:p/></draw:path></draw:g>, <text:span text:style-name="T23">או במילים אחרות </text:span><text:span text:style-name="T23"><draw:g text:anchor-type="as-char" svg:y="-0.1134in" draw:z-index="349" draw:name="Shape351" draw:style-name="gr1"><svg:title>TexMaths</svg:title><svg:desc>11§display§f(a) = \la a, 0 \ra§svg§600§FALSE§</svg:desc><draw:path draw:style-name="gr2" draw:text-style-name="P4" svg:width="0.8016in" svg:height="0.1354in" svg:x="0.0004in" svg:y="0.0071in" svg:viewBox="0 0 2037 345" svg:d="M0 0c679 0 1359 0 2037 0 0 115 0 230 0 345-678 0-1358 0-2037 0 0-115 0-230 0-345z"><text:p/></draw:path><draw:path draw:style-name="gr3" draw:text-style-name="P5" svg:width="0.0756in" svg:height="0.137in" svg:x="0.0008in" svg:y="0.0071in" svg:viewBox="0 0 193 349" svg:d="M121 118c11 0 22 0 33 0 8 0 12 0 12-9 0-3-4-3-11-3-11 0-21 0-32 0 2-16 6-30 8-44 2-9 8-36 10-41 3-7 10-13 17-13 3 0 13 0 20 7-17 2-21 15-21 21 0 9 7 14 15 14 9 0 21-9 21-24 0-17-18-26-35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5" svg:width="0.0346in" svg:height="0.1508in" svg:x="0.0988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5" svg:width="0.0693in" svg:height="0.0681in" svg:x="0.1484in" svg:y="0.0453in" svg:viewBox="0 0 177 174" svg:d="M129 24c-7-14-18-24-36-24-45 0-93 56-93 112 0 37 22 62 52 62 7 0 27-1 50-29 4 17 17 29 35 29 14 0 22-9 29-21 7-14 11-37 11-38 0-4-3-4-4-4-4 0-5 1-6 7-6 25-13 48-28 48-11 0-13-10-13-17 0-9 2-12 6-29 3-17 4-21 8-35 4-19 10-37 14-54 2-11 2-11 2-13 0-7-4-10-11-10-9 0-14 9-16 16zM104 124c-2 7-2 8-7 15-18 21-33 27-44 27-20 0-26-22-26-36 0-20 14-67 22-85 13-23 29-37 46-37 24 0 29 32 29 34s0 4-1 6c-6 26-12 51-19 76z"><text:p/></draw:path><draw:path draw:style-name="gr3" draw:text-style-name="P5" svg:width="0.035in" svg:height="0.1508in" svg:x="0.2319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5" svg:width="0.1008in" svg:height="0.035in" svg:x="0.333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335in" svg:height="0.1508in" svg:x="0.5016in" svg:y="0in" svg:viewBox="0 0 86 384" svg:d="M84 14c2-4 2-4 2-6 0-5-4-8-8-8-3 0-5 2-9 9-22 58-45 118-67 177-1 2-2 4-2 7 0 0 0 1 2 5 22 60 45 119 67 177 1 4 4 9 9 9 4 0 8-3 8-7 0-2 0-3-2-7-23-60-45-119-69-177 24-60 46-119 69-179z"><text:p/></draw:path><draw:path draw:style-name="gr3" draw:text-style-name="P5" svg:width="0.0693in" svg:height="0.0681in" svg:x="0.55in" svg:y="0.0453in" svg:viewBox="0 0 177 174" svg:d="M129 24c-7-14-19-24-36-24-46 0-93 56-93 112 0 37 21 62 52 62 7 0 26-1 49-29 3 17 17 29 35 29 15 0 23-9 29-21 7-14 12-37 12-38 0-4-3-4-4-4-5 0-5 1-6 7-6 25-14 48-30 48-11 0-12-10-12-17 0-9 1-12 6-29 4-17 5-21 9-35 4-19 8-37 13-54 3-11 3-11 3-13 0-7-4-10-11-10-10 0-15 9-16 16zM103 124c-2 7-2 8-7 15-17 21-33 27-44 27-19 0-24-22-24-36 0-20 12-67 20-85 13-23 30-37 45-37 26 0 31 32 31 34s-1 4-1 6c-6 26-13 51-20 76z"><text:p/></draw:path><draw:path draw:style-name="gr3" draw:text-style-name="P5" svg:width="0.0173in" svg:height="0.0453in" svg:x="0.6374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5" svg:width="0.0638in" svg:height="0.1035in" svg:x="0.6976in" svg:y="0.0126in" svg:viewBox="0 0 163 264" svg:d="M163 133c0-30-1-61-16-89-17-37-49-44-64-44-25 0-52 10-69 46-12 27-14 57-14 87s2 63 18 93c16 31 45 38 63 38 21 0 51-7 68-44 13-27 14-56 14-87zM81 257c-15 0-37-10-45-48-3-22-3-57-3-80 0-24 0-50 2-71 8-46 37-49 46-49 14 0 39 6 47 45 3 22 3 51 3 75 0 30 0 55-4 79-6 36-28 49-46 49z"><text:p/></draw:path><draw:path draw:style-name="gr3" draw:text-style-name="P5" svg:width="0.0335in" svg:height="0.1508in" svg:x="0.7764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23">, ו</text:span><text:span text:style-name="T34">־</text:span><text:span text:style-name="T34"><draw:g text:anchor-type="as-char" svg:y="-0.1134in" draw:z-index="400" draw:name="Shape352" draw:style-name="gr1"><svg:title>TexMaths</svg:title><svg:desc>11§display§\la x, y \ra \in f§svg§600§FALSE§</svg:desc><draw:path draw:style-name="gr2" draw:text-style-name="P4" svg:width="0.6059in" svg:height="0.1358in" svg:x="0.0004in" svg:y="0.0071in" svg:viewBox="0 0 1540 346" svg:d="M771 346c-258 0-514 0-771 0 0-116 0-230 0-346 513 0 1027 0 1540 0 0 116 0 230 0 346-256 0-513 0-769 0z"><text:p/></draw:path><draw:path draw:style-name="gr3" draw:text-style-name="P5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5" svg:width="0.0752in" svg:height="0.0685in" svg:x="0.0563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3" draw:text-style-name="P5" svg:width="0.0173in" svg:height="0.0453in" svg:x="0.152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0697in" svg:height="0.0976in" svg:x="0.211in" svg:y="0.0453in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3" draw:text-style-name="P5" svg:width="0.0335in" svg:height="0.1512in" svg:x="0.2949in" svg:y="0in" svg:viewBox="0 0 86 385" svg:d="M84 199c2-4 2-5 2-6 0-3 0-1-2-6-22-59-46-119-68-178-2-7-5-9-8-9-5 0-8 3-8 8 0 1 0 2 1 6 23 60 45 119 68 179-23 58-45 117-68 177-1 4-1 5-1 8 0 4 3 7 8 7 4 0 6-4 7-7 23-60 45-119 69-179z"><text:p/></draw:path><draw:path draw:style-name="gr3" draw:text-style-name="P5" svg:width="0.076in" svg:height="0.087in" svg:x="0.3996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5" svg:width="0.0752in" svg:height="0.1374in" svg:x="0.539in" svg:y="0.0067in" svg:viewBox="0 0 192 350" svg:d="M121 118c11 0 22 0 33 0 8 0 12 0 12-8 0-4-4-4-11-4-11 0-21 0-32 0 2-16 6-30 8-44 2-8 8-36 10-40 3-8 10-13 17-13 3 0 12 0 19 6-16 2-21 16-21 21 0 9 8 14 14 14 11 0 22-9 22-24 0-17-17-26-34-26-13 0-37 7-48 45-2 8-4 12-13 61-9 0-18 0-27 0-7 0-12 0-12 7 0 5 4 5 11 5 9 0 17 0 26 0-10 50-19 100-29 151-7 37-13 72-34 72-1 0-11 0-18-6 18-1 21-16 21-21 0-9-6-13-14-13-10 0-21 8-21 23 0 17 16 26 32 26 22 0 37-23 44-37 12-25 21-71 22-74 8-40 15-80 23-121z"><text:p/></draw:path></draw:g></text:span><text:span text:style-name="T34"> </text:span><text:span text:style-name="T23">נכון באופן ישיר תחת הגדרת </text:span><text:span text:style-name="T23"><draw:g text:anchor-type="as-char" svg:y="-0.1075in" draw:z-index="350" draw:name="Shape353" draw:style-name="gr1"><svg:title>TexMaths</svg:title><svg:desc>11§display§f§svg§600§FALSE§</svg:desc><draw:path draw:style-name="gr2" draw:text-style-name="P4" svg:width="0.0673in" svg:height="0.1217in" svg:x="0.0004in" svg:y="0.0075in" svg:viewBox="0 0 172 310" svg:d="M0 0c57 0 115 0 172 0 0 103 0 207 0 310-57 0-115 0-172 0 0-103 0-207 0-310z"><text:p/></draw:path><draw:path draw:style-name="gr3" draw:text-style-name="P5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3"><text:s/>המפוצלת.</text:span></text:p>
            </text:list-item>
            <text:list-item>
              <text:p text:style-name="P82"><text:span text:style-name="T23">כמו כן, </text:span><text:span text:style-name="T23"><draw:g text:anchor-type="as-char" svg:y="-0.1075in" draw:z-index="351" draw:name="Shape354" draw:style-name="gr1"><svg:title>TexMaths</svg:title><svg:desc>11§display§x = a \in A§svg§600§FALSE§</svg:desc><draw:path draw:style-name="gr2" draw:text-style-name="P4" svg:width="0.65in" svg:height="0.0984in" svg:x="0.0039in" svg:y="0.0079in" svg:viewBox="0 0 1652 251" svg:d="M827 251c-277 0-552 0-827 0 0-84 0-167 0-251 550 0 1102 0 1652 0 0 84 0 167 0 251-275 0-550 0-825 0z"><text:p/></draw:path><draw:path draw:style-name="gr3" draw:text-style-name="P5" svg:width="0.0756in" svg:height="0.0681in" svg:x="0.0004in" svg:y="0.0429in" svg:viewBox="0 0 193 174" svg:d="M119 54c2-10 11-45 37-45 2 0 12 0 20 4-11 2-19 12-19 21 0 7 5 14 15 14 8 0 21-7 21-23 0-19-22-25-36-25-23 0-36 21-40 30-10-26-31-30-42-30-41 0-63 50-63 59 0 5 5 5 6 5 2 0 3-1 4-5 13-40 39-50 52-50 7 0 21 3 21 25 0 12-7 39-21 93-6 23-20 38-37 38-2 0-11 0-19-4 10-1 18-10 18-20 0-11-8-14-14-14-12 0-22 9-22 23 0 16 20 24 36 24 27 0 40-27 41-29 6 15 19 29 42 29 39 0 61-49 61-58 0-5-3-5-4-5-3 0-4 2-4 5-14 41-40 49-52 49-15 0-21-11-21-24 0-9 2-18 7-34 4-18 8-35 13-53z"><text:p/></draw:path><draw:path draw:style-name="gr3" draw:text-style-name="P5" svg:width="0.1012in" svg:height="0.035in" svg:x="0.1339in" svg:y="0.0528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5" svg:width="0.0693in" svg:height="0.0681in" svg:x="0.2921in" svg:y="0.0429in" svg:viewBox="0 0 177 174" svg:d="M129 24c-7-13-18-24-35-24-46 0-94 57-94 113 0 37 22 61 52 61 7 0 27-2 50-29 4 16 17 29 36 29 13 0 22-9 28-21 7-13 8-25 11-37 0-5-3-5-4-5-4 0-5 2-6 8-6 24-13 46-28 46-11 0-12-9-12-16 0-9 1-13 5-29 3-17 4-20 8-35 4-19 10-37 14-54 2-10 2-11 2-12 0-7-4-11-11-11-9 0-14 9-16 16zM105 124c-3 7-3 8-8 15-18 21-33 26-44 26-20 0-25-20-25-35 0-19 13-66 22-85 12-22 28-36 44-36 25 0 30 31 30 34 0 2 0 4-1 7-6 24-12 49-18 74z"><text:p/></draw:path><draw:path draw:style-name="gr3" draw:text-style-name="P5" svg:width="0.076in" svg:height="0.087in" svg:x="0.4213in" svg:y="0.0283in" svg:viewBox="0 0 194 222" svg:d="M179 119c7 0 15 0 15-8s-8-8-15-8c-55 0-109 0-164 0 5-51 50-88 104-88 20 0 41 0 60 0 7 0 15 0 15-7 0-8-8-8-15-8-19 0-40 0-60 0-66 0-119 50-119 111s53 111 119 111c20 0 41 0 60 0 7 0 15 0 15-7 0-8-8-8-15-8-19 0-40 0-60 0-54 0-99-37-104-88 55 0 109 0 164 0z"><text:p/></draw:path><draw:path draw:style-name="gr3" draw:text-style-name="P5" svg:width="0.1039in" svg:height="0.1079in" svg:x="0.5579in" svg:y="0in" svg:viewBox="0 0 265 275" svg:d="M55 231c-15 25-30 31-47 32-5 0-8 0-8 8 0 2 2 4 4 4 11 0 24-1 35-1 12 0 25 1 38 1 2 0 7 0 7-8 0-4-4-4-6-4-9-1-19-4-19-13 0-5 3-9 6-14 10-17 20-33 30-50 32 0 65 0 97 0 1 8 6 61 6 64 0 12-21 13-29 13-5 0-8 0-8 8 0 4 4 4 5 4 16 0 32-1 49-1 10 0 34 1 43 1 3 0 7 0 7-8 0-4-4-4-9-4-24 0-24-2-25-14-8-79-16-160-24-239 0-8 0-10-7-10-6 0-7 3-10 7-45 74-90 149-135 224zM102 174c26-42 51-84 76-126 5 42 8 84 12 126-29 0-58 0-88 0z"><text:p/></draw:path></draw:g></text:span><text:span text:style-name="T23"><text:s/>כלומר </text:span><text:span text:style-name="T23"><draw:g text:anchor-type="as-char" svg:y="-0.1075in" draw:z-index="352" draw:name="Shape355" draw:style-name="gr1"><svg:title>TexMaths</svg:title><svg:desc>11§display§x \in A§svg§600§FALSE§</svg:desc><draw:path draw:style-name="gr2" draw:text-style-name="P4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8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23"><text:s/>כדרוש. </text:span></text:p>
            </text:list-item>
          </text:list>
        </text:list-item>
        <text:list-item>
          <text:p text:style-name="P83">יהי <draw:g text:anchor-type="as-char" svg:y="-0.1134in" draw:z-index="353" draw:name="Shape356" draw:style-name="gr1"><svg:title>TexMaths</svg:title><svg:desc>11§display§y \in Im(f|_A)§svg§600§FALSE§</svg:desc><draw:path draw:style-name="gr2" draw:text-style-name="P4" svg:width="0.7972in" svg:height="0.1358in" svg:x="0.0039in" svg:y="0.0071in" svg:viewBox="0 0 2026 346" svg:d="M1014 346c-339 0-676 0-1014 0 0-116 0-230 0-346 675 0 1351 0 2026 0 0 116 0 230 0 346-337 0-675 0-1012 0z"><text:p/></draw:path><draw:path draw:style-name="gr3" draw:text-style-name="P5" svg:width="0.0697in" svg:height="0.0976in" svg:x="0.0004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3 0 8 0 8 12 0 10-3 20-5 27-17 41-23 63-23 81 0 34 24 46 47 46 16 0 29-7 39-18-5 20-9 40-25 59-9 13-25 24-42 24-6 0-24-1-30-15 6 0 12 0 16-6 5-3 8-8 8-14 0-12-10-13-14-13-9 0-21 5-21 24s16 33 41 33c39 0 79-35 90-77 12-50 25-99 37-148z"><text:p/></draw:path><draw:path draw:style-name="gr3" draw:text-style-name="P5" svg:width="0.0756in" svg:height="0.087in" svg:x="0.1311in" svg:y="0.0307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5" svg:width="0.0701in" svg:height="0.1028in" svg:x="0.2673in" svg:y="0.0098in" svg:viewBox="0 0 179 262" svg:d="M132 30c3-15 4-18 35-18 9 0 12 0 12-8 0-4-4-4-5-4-12 0-41 1-52 1s-39-1-52-1c-2 0-7 0-7 8 0 4 4 4 11 4 16 0 27 0 27 7 0 2 0 3-1 6-17 70-35 139-53 207-3 15-4 18-35 18-9 0-12 0-12 8 0 4 4 4 6 4 12 0 39-1 50-1 12 0 41 1 53 1 2 0 8 0 8-8 0-4-4-4-12-4-7 0-9 0-17 0-8-1-10-3-10-7 0-3 1-6 2-8 18-69 34-137 52-205z"><text:p/></draw:path><draw:path draw:style-name="gr3" draw:text-style-name="P5" svg:width="0.1244in" svg:height="0.0685in" svg:x="0.3453in" svg:y="0.0453in" svg:viewBox="0 0 317 175" svg:d="M23 148c-1 6-3 15-3 17 0 7 5 10 11 10 4 0 12-3 14-11 1-1 6-19 8-29 3-12 5-23 9-34 2-9 4-17 6-26 1-7 5-18 5-19 5-12 26-47 62-47 18 0 21 14 21 26 0 10-2 21-5 33-4 15-8 29-11 44-2 10-6 20-8 30-1 8-4 21-4 23 0 7 5 10 11 10 12 0 14-10 17-22 6-22 20-78 23-92 1-6 21-52 64-52 17 0 21 13 21 26 0 22-16 66-24 87-3 9-6 13-6 21 0 19 15 32 32 32 37 0 51-56 51-59 0-4-3-4-5-4-4 0-4 1-5 7-7 20-19 47-40 47-6 0-10-3-10-12 0-10 4-19 8-27 7-20 23-63 23-85 0-25-15-42-44-42s-49 18-64 37c0-4-1-17-12-27-10-8-22-10-32-10-34 0-52 25-59 34-2-22-19-34-36-34-18 0-26 15-29 22-6 13-12 36-12 37 0 5 4 5 6 5 3 0 3-1 6-9 7-27 14-46 28-46 6 0 12 3 12 17 0 8-1 13-6 32-7 30-15 60-23 90z"><text:p/></draw:path><draw:path draw:style-name="gr3" draw:text-style-name="P5" svg:width="0.035in" svg:height="0.1512in" svg:x="0.489in" svg:y="0in" svg:viewBox="0 0 90 385" svg:d="M90 381c0-1 0-1-6-8-49-49-61-122-61-179 0-68 14-136 62-183 5-5 5-5 5-7 0-3-2-4-4-4-3 0-39 26-62 76-18 42-24 85-24 118 0 28 4 75 26 119 24 47 57 72 60 72 2 0 4-1 4-4z"><text:p/></draw:path><draw:path draw:style-name="gr3" draw:text-style-name="P5" svg:width="0.0756in" svg:height="0.1374in" svg:x="0.5413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5" svg:width="0.0055in" svg:height="0.1512in" svg:x="0.6421in" svg:y="0in" svg:viewBox="0 0 15 385" svg:d="M15 14c0-6 0-14-7-14-8 0-8 8-8 14 0 119 0 238 0 357 0 7 0 14 8 14 7 0 7-7 7-14 0-119 0-238 0-357z"><text:p/></draw:path><draw:path draw:style-name="gr3" draw:text-style-name="P5" svg:width="0.0799in" svg:height="0.0756in" svg:x="0.6728in" svg:y="0.0598in" svg:viewBox="0 0 204 193" svg:d="M40 160c-9 15-18 22-34 23-3 0-6 0-6 5 0 4 2 5 3 5 7 0 16-1 23-1 9 0 20 1 28 1 2 0 5 0 5-7 0-3-3-3-4-3-2 0-12-1-12-8 0-3 3-9 4-11 8-11 15-22 22-33 26 0 52 0 77 0 3 14 5 30 7 45-1 2-3 7-19 7-3 0-6 0-6 5 0 1 0 5 3 5 9 0 27-1 35-1 6 0 11 0 17 0 4 0 10 1 15 1 3 0 6-3 6-6 0-4-4-4-8-4-17 0-17-2-18-9-7-56-15-111-23-166-1-7-2-8-6-8-6 0-7 2-10 6-33 51-66 102-99 154zM76 121c19-30 37-58 56-88 4 30 9 58 13 88-23 0-46 0-69 0z"><text:p/></draw:path><draw:path draw:style-name="gr3" draw:text-style-name="P5" svg:width="0.035in" svg:height="0.1512in" svg:x="0.774in" svg:y="0in" svg:viewBox="0 0 90 385" svg:d="M90 194c0-31-4-77-25-121-23-48-57-73-61-73-2 0-4 2-4 4s0 2 8 9c37 38 59 99 59 181 0 64-14 132-61 180-6 6-6 6-6 7 0 2 2 4 4 4 4 0 39-26 62-76 20-41 24-84 24-115z"><text:p/></draw:path></draw:g>, נוכיח <draw:g text:anchor-type="as-char" svg:y="-0.1134in" draw:z-index="354" draw:name="Shape357" draw:style-name="gr1"><svg:title>TexMaths</svg:title><svg:desc>11§display§y \in A \times \{0\}§svg§600§FALSE§</svg:desc><draw:path draw:style-name="gr2" draw:text-style-name="P4" svg:width="0.7669in" svg:height="0.1358in" svg:x="0.0039in" svg:y="0.0071in" svg:viewBox="0 0 1949 346" svg:d="M976 346c-326 0-650 0-976 0 0-116 0-230 0-346 650 0 1299 0 1949 0 0 116 0 230 0 346-324 0-649 0-973 0z"><text:p/></draw:path><draw:path draw:style-name="gr3" draw:text-style-name="P5" svg:width="0.0697in" svg:height="0.0976in" svg:x="0.0004in" svg:y="0.0453in" svg:viewBox="0 0 178 249" svg:d="M177 24c1-5 1-6 1-9 0-7-5-11-11-11-3 0-10 3-13 8-1 2-4 14-5 21-3 10-6 21-8 31-6 23-12 46-18 69-1 7-17 33-44 33-18 0-23-16-23-31 0-17 7-41 20-76 5-15 8-19 8-27 0-18-14-32-32-32-38 0-52 56-52 59 0 5 4 5 6 5 3 0 3-1 5-8 11-36 26-47 40-47 3 0 10 0 10 12 0 10-5 20-7 27-17 41-23 63-23 81 0 34 24 46 47 46 16 0 29-7 40-18-6 20-10 40-26 59-9 13-25 24-42 24-6 0-24-1-30-15 6 0 12 0 16-6 5-3 8-8 8-14 0-12-10-13-14-13-9 0-21 5-21 24s16 33 41 33c39 0 79-35 90-77 12-50 25-99 37-148z"><text:p/></draw:path><draw:path draw:style-name="gr3" draw:text-style-name="P5" svg:width="0.076in" svg:height="0.087in" svg:x="0.1311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5" svg:width="0.1039in" svg:height="0.1079in" svg:x="0.2677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draw:path draw:style-name="gr3" draw:text-style-name="P5" svg:width="0.0728in" svg:height="0.0728in" svg:x="0.4323in" svg:y="0.0394in" svg:viewBox="0 0 186 186" svg:d="M94 83c-27-26-52-52-79-77-4-5-4-6-7-6-5 0-8 3-8 8 0 2 0 3 4 7 27 26 52 52 79 77-27 26-52 52-79 79-4 4-4 5-4 7 0 5 3 8 8 8 3 0 3-1 7-5 26-27 52-52 77-78 27 27 54 53 81 81 1 0 3 2 5 2 6 0 8-3 8-8 0-1 0-2-1-4 0-1-62-62-80-82 23-23 47-47 70-70 2-2 8-7 10-9 0-1 1-3 1-5 0-5-2-8-8-8-2 0-4 1-9 6-25 25-50 51-75 77z"><text:p/></draw:path><draw:path draw:style-name="gr3" draw:text-style-name="P5" svg:width="0.0531in" svg:height="0.1512in" svg:x="0.5728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5" svg:width="0.0638in" svg:height="0.1035in" svg:x="0.6441in" svg:y="0.013in" svg:viewBox="0 0 163 264" svg:d="M163 133c0-31-2-61-16-90-18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5" svg:width="0.0539in" svg:height="0.1512in" svg:x="0.7252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. למעשה, נתון <draw:g text:anchor-type="as-char" svg:y="-0.1134in" draw:z-index="355" draw:name="Shape358" draw:style-name="gr1"><svg:title>TexMaths</svg:title><svg:desc>11§display§\exists x \in A \cup B. \la x, y \ra \in f|_A§svg§600§FALSE§</svg:desc><draw:path draw:style-name="gr2" draw:text-style-name="P4" svg:width="1.5484in" svg:height="0.1358in" svg:x="0.0004in" svg:y="0.0071in" svg:viewBox="0 0 3934 346" svg:d="M1968 346c-657 0-1312 0-1968 0 0-116 0-230 0-346 1311 0 2623 0 3934 0 0 116 0 230 0 346-656 0-1311 0-1966 0z"><text:p/></draw:path><draw:path draw:style-name="gr3" draw:text-style-name="P5" svg:width="0.0673in" svg:height="0.1043in" svg:x="0.0012in" svg:y="0.0071in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5" svg:width="0.0756in" svg:height="0.0685in" svg:x="0.0819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2 30 39 0 61-49 61-59 0-4-3-4-4-4-4 0-4 1-5 4-14 41-40 50-52 50-14 0-21-12-21-25 0-9 2-17 7-34 4-18 8-35 13-53z"><text:p/></draw:path><draw:path draw:style-name="gr3" draw:text-style-name="P5" svg:width="0.076in" svg:height="0.087in" svg:x="0.2193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5" svg:width="0.1039in" svg:height="0.1079in" svg:x="0.3555in" svg:y="0.0043in" svg:viewBox="0 0 265 275" svg:d="M56 231c-15 26-31 31-48 32-5 1-8 1-8 8 0 2 2 4 6 4 9 0 22-1 33-1 12 0 26 1 38 1 2 0 8 0 8-7 0-4-5-5-7-5-9 0-19-3-19-13 0-4 4-9 6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5" svg:width="0.0843in" svg:height="0.0937in" svg:x="0.5067in" svg:y="0.0217in" svg:viewBox="0 0 215 239" svg:d="M215 14c0-6 0-14-8-14s-8 8-8 14c0 47 0 93 0 140 0 57-63 70-92 70-17 0-42-4-62-16-30-19-30-44-30-54 0-47 0-93 0-140 0-6 0-14-7-14-8 0-8 8-8 14 0 48 0 94 0 141 0 59 58 84 107 84 50 0 108-28 108-83 0-47 0-94 0-142z"><text:p/></draw:path><draw:path draw:style-name="gr3" draw:text-style-name="P5" svg:width="0.1083in" svg:height="0.1028in" svg:x="0.6398in" svg:y="0.0098in" svg:viewBox="0 0 276 262" svg:d="M46 232c-4 15-4 18-35 18-7 0-11 0-11 8 0 4 4 4 11 4 46 0 91 0 138 0 61 0 106-45 106-83 0-27-22-49-59-53 39-8 80-37 80-73 0-29-25-53-71-53-43 0-87 0-130 0-8 0-11 0-11 8 0 4 3 4 11 4 4 0 8 0 14 0 7 1 10 1 10 7 0 1 0 2-1 7-18 69-34 138-52 206zM105 122c7-32 16-64 24-96 3-13 4-14 21-14 16 0 33 0 49 0 34 0 42 22 42 40 0 34-33 70-80 70-19 0-38 0-56 0zM87 250c-6 0-6 0-9 0s-4-1-4-4c0-2 0-2 2-9 9-36 18-71 26-106 25 0 49 0 73 0 37 0 45 28 45 45 0 36-35 74-80 74-18 0-35 0-53 0z"><text:p/></draw:path><draw:path draw:style-name="gr3" draw:text-style-name="P5" svg:width="0.0157in" svg:height="0.0157in" svg:x="0.7697in" svg:y="0.0972in" svg:viewBox="0 0 41 41" svg:d="M41 21c0-12-9-21-20-21-12 0-21 9-21 21 0 11 9 20 21 20 11 0 20-9 20-20z"><text:p/></draw:path><draw:path draw:style-name="gr3" draw:text-style-name="P5" svg:width="0.0335in" svg:height="0.1512in" svg:x="0.8154in" svg:y="0in" svg:viewBox="0 0 86 385" svg:d="M85 15c1-4 1-5 1-7 0-5-3-8-8-8-3 0-5 2-9 9-22 59-45 118-67 177-1 2-2 4-2 7 0 2 0 2 2 6 22 59 45 118 67 176 3 5 5 10 9 10 5 0 8-3 8-7 0-1 0-3-1-7-23-59-45-119-68-178 23-60 45-119 68-178z"><text:p/></draw:path><draw:path draw:style-name="gr3" draw:text-style-name="P5" svg:width="0.0756in" svg:height="0.0685in" svg:x="0.8618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7 0 40-27 41-30 4 15 19 30 42 30 39 0 61-49 61-59 0-4-3-4-4-4-3 0-4 1-4 4-14 41-40 50-52 50-15 0-21-12-21-25 0-9 2-17 7-34 4-18 7-35 12-53z"><text:p/></draw:path><draw:path draw:style-name="gr3" draw:text-style-name="P5" svg:width="0.0173in" svg:height="0.0453in" svg:x="0.9575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5" svg:width="0.0697in" svg:height="0.0976in" svg:x="1.0165in" svg:y="0.0453in" svg:viewBox="0 0 178 249" svg:d="M177 24c1-5 1-6 1-9 0-7-5-11-11-11-3 0-10 3-13 8-1 2-4 14-5 21-4 10-6 21-8 31-6 23-12 46-18 69-1 7-17 33-44 33-20 0-23-16-23-31 0-17 6-41 19-76 6-15 8-19 8-27 0-18-13-32-31-32-38 0-52 56-52 59 0 5 3 4 4 5 5 0 5-1 7-8 11-36 26-47 40-47 2 0 8 0 8 12 0 10-3 20-6 27-16 41-22 63-22 81 0 34 24 46 47 46 16 0 29-7 39-18-5 20-9 40-25 59-11 13-25 24-42 24-6 0-24-1-30-15 6 0 11 0 16-6 5-3 8-8 8-14 0-12-10-13-14-13-9 0-21 5-21 24s16 33 41 33c39 0 79-35 90-77 12-50 25-99 37-148z"><text:p/></draw:path><draw:path draw:style-name="gr3" draw:text-style-name="P5" svg:width="0.0339in" svg:height="0.1512in" svg:x="1.1008in" svg:y="0in" svg:viewBox="0 0 87 385" svg:d="M85 199c2-4 2-5 2-6 0-3 0-1-2-6-23-59-45-119-68-178-3-7-5-9-9-9-5 0-8 3-8 8 0 1 0 2 2 6 23 60 45 119 68 179-23 58-45 117-68 177-2 4-2 5-2 8 0 4 3 7 8 7s6-4 9-7c23-60 45-119 68-179z"><text:p/></draw:path><draw:path draw:style-name="gr3" draw:text-style-name="P5" svg:width="0.076in" svg:height="0.087in" svg:x="1.2063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5" svg:width="0.0756in" svg:height="0.1374in" svg:x="1.3457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2 0-12 7 0 5 5 5 11 5 9 0 17 0 26 0-10 50-19 100-29 151-7 37-13 72-33 72-2 0-12 0-19-6 18-1 21-16 21-21 0-9-6-13-14-13-10 0-21 8-21 23 0 17 17 26 33 26 21 0 36-23 43-37 13-25 22-71 22-74 8-40 15-80 23-121z"><text:p/></draw:path><draw:path draw:style-name="gr3" draw:text-style-name="P5" svg:width="0.0055in" svg:height="0.1512in" svg:x="1.4469in" svg:y="0in" svg:viewBox="0 0 15 385" svg:d="M15 14c0-6 0-14-7-14-8 0-8 8-8 14 0 119 0 238 0 357 0 7 0 14 8 14 7 0 7-7 7-14 0-119 0-238 0-357z"><text:p/></draw:path><draw:path draw:style-name="gr3" draw:text-style-name="P5" svg:width="0.0799in" svg:height="0.0756in" svg:x="1.4772in" svg:y="0.0598in" svg:viewBox="0 0 204 193" svg:d="M40 160c-9 15-18 22-34 23-3 0-6 0-6 5 0 4 2 5 3 5 7 0 17-1 23-1 9 0 20 1 28 1 2 0 5 0 5-7 0-3-3-3-4-3-2 0-12-1-12-8 0-3 3-9 4-11 8-11 15-22 22-33 26 0 52 0 77 0 3 14 5 30 7 45-1 2-2 7-19 7-3 0-6 0-6 5 0 1 0 5 4 5 8 0 26-1 34-1 6 0 11 0 17 0 4 0 10 1 15 1 3 0 6-3 6-6 0-4-4-4-8-4-16 0-17-2-18-9-7-56-15-111-23-166-1-7-1-8-6-8-6 0-7 2-10 6-33 51-66 102-99 154zM76 121c19-30 37-58 56-88 4 30 9 58 13 88-23 0-46 0-69 0z"><text:p/></draw:path></draw:g>. לפיכך, <draw:g text:anchor-type="as-char" svg:y="-0.1134in" draw:z-index="356" draw:name="Shape359" draw:style-name="gr1"><svg:title>TexMaths</svg:title><svg:desc>11§display§\la x, y \ra \in f \land x \in A§svg§600§FALSE§</svg:desc><draw:path draw:style-name="gr2" draw:text-style-name="P4" svg:width="1.165in" svg:height="0.1358in" svg:x="0.0004in" svg:y="0.0071in" svg:viewBox="0 0 2960 346" svg:d="M1481 346c-494 0-987 0-1481 0 0-116 0-230 0-346 986 0 1974 0 2960 0 0 116 0 230 0 346-492 0-986 0-1479 0z"><text:p/></draw:path><draw:path draw:style-name="gr3" draw:text-style-name="P5" svg:width="0.0335in" svg:height="0.1512in" svg:x="0.0094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5" svg:width="0.0752in" svg:height="0.0685in" svg:x="0.0563in" svg:y="0.0453in" svg:viewBox="0 0 192 175" svg:d="M118 54c2-10 11-45 38-45 2 0 11 0 20 4-11 2-19 12-19 21 0 7 5 14 15 14 8 0 20-7 20-23 0-19-23-25-36-25-22 0-35 21-41 30-8-26-29-30-40-30-41 0-63 50-63 59 0 5 3 5 4 5 4 0 5-1 6-5 13-40 38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5" svg:width="0.0173in" svg:height="0.0453in" svg:x="0.152in" svg:y="0.0972in" svg:viewBox="0 0 45 116" svg:d="M45 41c0-26-10-41-24-41-13 0-21 10-21 21 0 10 8 20 21 20 4 0 9-1 13-5 1-1 1-1 2-1 0 2 0 0 0 6 0 28-13 50-26 64-5 3-3 5-3 6 0 2 1 5 3 5 4 0 35-30 35-75z"><text:p/></draw:path><draw:path draw:style-name="gr3" draw:text-style-name="P5" svg:width="0.0697in" svg:height="0.0976in" svg:x="0.211in" svg:y="0.0453in" svg:viewBox="0 0 178 249" svg:d="M177 24c1-5 1-6 1-9 0-7-5-11-11-11-4 0-10 3-13 8-1 2-4 14-6 21-3 10-5 21-7 31-6 23-12 46-18 69-2 7-19 33-44 33-20 0-24-16-24-31 0-17 7-41 20-76 6-15 7-19 7-27 0-18-12-32-31-32-37 0-51 56-51 59 0 5 3 4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3" draw:text-style-name="P5" svg:width="0.0335in" svg:height="0.1512in" svg:x="0.2949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3" draw:text-style-name="P5" svg:width="0.076in" svg:height="0.087in" svg:x="0.4004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5" svg:width="0.076in" svg:height="0.1374in" svg:x="0.5394in" svg:y="0.0067in" svg:viewBox="0 0 194 350" svg:d="M122 118c11 0 22 0 33 0 8 0 12 0 12-8 0-4-4-4-11-4-11 0-21 0-32 0 2-16 6-30 8-44 2-8 8-36 10-40 3-8 10-13 17-13 3 0 13 0 19 6-16 2-21 16-21 21 0 9 8 14 16 14 10 0 21-9 21-24 0-17-18-26-35-26-13 0-37 7-48 45-2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5" svg:width="0.0839in" svg:height="0.0937in" svg:x="0.6642in" svg:y="0.0217in" svg:viewBox="0 0 214 239" svg:d="M117 9c-4-7-6-9-9-9-6 0-7 3-9 9-32 71-64 143-96 215-3 4-3 5-3 7 0 5 3 8 8 8 3 0 5-1 8-8 31-67 61-135 92-203 29 68 60 136 90 203 4 8 8 8 9 8 4 0 7-3 7-8 0-1 0-2-2-6-32-72-64-145-95-216z"><text:p/></draw:path><draw:path draw:style-name="gr3" draw:text-style-name="P5" svg:width="0.0752in" svg:height="0.0685in" svg:x="0.7953in" svg:y="0.0453in" svg:viewBox="0 0 192 175" svg:d="M119 54c2-10 11-45 37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8-35 13-53z"><text:p/></draw:path><draw:path draw:style-name="gr3" draw:text-style-name="P5" svg:width="0.0752in" svg:height="0.087in" svg:x="0.9331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5" svg:width="0.1039in" svg:height="0.1079in" svg:x="1.0693in" svg:y="0.0043in" svg:viewBox="0 0 265 275" svg:d="M55 231c-15 26-30 31-47 32-5 1-8 1-8 8 0 2 1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1 175c25-43 52-85 77-127 5 42 8 84 12 127-29 0-59 0-89 0z"><text:p/></draw:path></draw:g>, כלומר נגרר <draw:g text:anchor-type="as-char" svg:y="-0.1075in" draw:z-index="357" draw:name="Shape360" draw:style-name="gr1"><svg:title>TexMaths</svg:title><svg:desc>11§display§x \in A§svg§600§FALSE§</svg:desc><draw:path draw:style-name="gr2" draw:text-style-name="P4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8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text:s/>וגם נגרר <draw:g text:anchor-type="as-char" svg:y="-0.1134in" draw:z-index="359" draw:name="Shape361" draw:style-name="gr1"><svg:title>TexMaths</svg:title><svg:desc>11§display§f(x) = y§svg§600§FALSE§</svg:desc><draw:path draw:style-name="gr2" draw:text-style-name="P4" svg:width="0.5571in" svg:height="0.1358in" svg:x="0.0004in" svg:y="0.0071in" svg:viewBox="0 0 1416 346" svg:d="M708 346c-236 0-471 0-708 0 0-116 0-230 0-346 472 0 944 0 1416 0 0 116 0 230 0 346-236 0-472 0-708 0z"><text:p/></draw:path><draw:path draw:style-name="gr3" draw:text-style-name="P5" svg:width="0.0756in" svg:height="0.1374in" svg:x="0.0008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5" svg:width="0.0346in" svg:height="0.1512in" svg:x="0.0988in" svg:y="0in" svg:viewBox="0 0 89 385" svg:d="M89 381c0-1 0-1-6-8-49-49-61-122-61-180 0-67 14-135 63-182 4-5 4-5 4-7 0-3-1-4-3-4-5 0-40 26-62 76-20 42-24 85-24 117 0 29 4 76 25 120 23 47 56 72 61 72 2 0 3-1 3-4z"><text:p/></draw:path><draw:path draw:style-name="gr3" draw:text-style-name="P5" svg:width="0.0748in" svg:height="0.0685in" svg:x="0.1472in" svg:y="0.0453in" svg:viewBox="0 0 191 175" svg:d="M118 54c2-10 11-45 37-45 2 0 12 0 20 4-11 2-19 12-19 21 0 7 5 14 16 14 7 0 19-7 19-23 0-19-22-25-35-25-23 0-36 21-40 30-10-26-31-30-42-30-40 0-63 50-63 59 0 5 4 5 6 5 3 0 4-1 4-5 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5" svg:width="0.035in" svg:height="0.1512in" svg:x="0.2382in" svg:y="0in" svg:viewBox="0 0 90 385" svg:d="M90 193c0-30-4-76-26-120-23-48-56-73-60-73-2 0-4 2-4 4s0 2 8 9c37 38 59 99 59 180 0 65-14 133-61 181-6 6-6 6-6 7 0 2 2 4 4 4 4 0 39-26 61-76 20-41 25-84 25-116z"><text:p/></draw:path><draw:path draw:style-name="gr3" draw:text-style-name="P5" svg:width="0.1004in" svg:height="0.0354in" svg:x="0.33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697in" svg:height="0.0976in" svg:x="0.4957in" svg:y="0.0453in" svg:viewBox="0 0 178 249" svg:d="M176 24c2-5 2-6 2-9 0-7-5-11-11-11-4 0-11 3-14 8 0 2-3 14-6 21-2 10-5 21-7 31-6 23-11 46-17 69-2 7-18 33-44 33-20 0-24-16-24-31 0-17 7-41 20-76 6-15 8-19 8-27 0-18-13-32-32-32-37 0-51 56-51 59 0 5 3 5 4 5 5 0 5-1 7-8 10-36 25-47 39-47 3 0 9 0 9 12 0 10-4 20-6 27-16 41-22 63-22 81 0 34 24 46 47 46 14 0 28-7 39-18-6 20-10 40-26 59-10 13-24 24-41 24-6 0-24-1-30-15 5 0 11 0 16-6 4-3 8-8 8-14 0-12-11-13-14-13-9 0-22 5-22 24s17 33 42 33c39 0 79-35 90-77 12-50 24-99 36-148z"><text:p/></draw:path></draw:g>. לפי הגדרת <draw:g text:anchor-type="as-char" svg:y="-0.1075in" draw:z-index="358" draw:name="Shape362" draw:style-name="gr1"><svg:title>TexMaths</svg:title><svg:desc>11§display§f§svg§600§FALSE§</svg:desc><draw:path draw:style-name="gr2" draw:text-style-name="P4" svg:width="0.0673in" svg:height="0.1217in" svg:x="0.0004in" svg:y="0.0075in" svg:viewBox="0 0 172 310" svg:d="M0 0c57 0 115 0 172 0 0 103 0 207 0 310-57 0-115 0-172 0 0-103 0-207 0-310z"><text:p/></draw:path><draw:path draw:style-name="gr3" draw:text-style-name="P5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, <draw:g text:anchor-type="as-char" svg:y="-0.1134in" draw:z-index="362" draw:name="Shape363" draw:style-name="gr1"><svg:title>TexMaths</svg:title><svg:desc>11§display§\forall x \in A. f(x) = \{x, 0\}§svg§600§FALSE§</svg:desc><draw:path draw:style-name="gr2" draw:text-style-name="P4" svg:width="1.3685in" svg:height="0.1358in" svg:x="0.0083in" svg:y="0.0071in" svg:viewBox="0 0 3477 346" svg:d="M1739 346c-580 0-1159 0-1739 0 0-116 0-230 0-346 1159 0 2317 0 3477 0 0 116 0 230 0 346-580 0-1160 0-1738 0z"><text:p/></draw:path><draw:path draw:style-name="gr3" draw:text-style-name="P5" svg:width="0.0846in" svg:height="0.1079in" svg:x="0.0004in" svg:y="0.0071in" svg:viewBox="0 0 216 275" svg:d="M213 14c3-4 3-4 3-6 0-5-4-8-8-8-6 0-8 4-10 9-11 28-21 56-32 85-38 0-78 0-117 0-11-29-22-57-33-85-1-6-3-9-8-9-4 0-8 3-8 8 0 1 0 1 2 6 32 84 65 169 97 252 2 6 3 9 9 9 5 0 6-4 9-7 31-84 64-169 96-254zM55 109c35 0 70 0 106 0-18 45-36 91-53 137-18-46-35-92-53-137z"><text:p/></draw:path><draw:path draw:style-name="gr3" draw:text-style-name="P5" svg:width="0.0752in" svg:height="0.0685in" svg:x="0.0898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40-27 41-30 4 15 18 30 42 30 39 0 61-49 61-59 0-4-3-4-4-4-4 0-4 1-6 4-13 41-39 50-51 50-15 0-21-12-21-25 0-9 2-17 6-34 5-18 9-35 14-53z"><text:p/></draw:path><draw:path draw:style-name="gr3" draw:text-style-name="P5" svg:width="0.076in" svg:height="0.087in" svg:x="0.2268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5" svg:width="0.1039in" svg:height="0.1079in" svg:x="0.3634in" svg:y="0.0043in" svg:viewBox="0 0 265 275" svg:d="M56 231c-15 26-31 31-48 32-5 1-8 1-8 8 0 2 2 4 5 4 10 0 22-1 33-1 13 0 27 1 39 1 2 0 8 0 8-7 0-4-5-5-7-5-9 0-19-3-19-13 0-4 4-9 6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3" draw:text-style-name="P5" svg:width="0.0161in" svg:height="0.0157in" svg:x="0.485in" svg:y="0.0972in" svg:viewBox="0 0 42 41" svg:d="M42 21c0-12-10-21-21-21s-21 9-21 21c0 11 10 20 21 20s21-9 21-20z"><text:p/></draw:path><draw:path draw:style-name="gr3" draw:text-style-name="P5" svg:width="0.076in" svg:height="0.1374in" svg:x="0.5224in" svg:y="0.0067in" svg:viewBox="0 0 194 350" svg:d="M122 118c11 0 22 0 33 0 8 0 12 0 12-8 0-4-4-4-11-4-11 0-21 0-32 0 2-16 6-30 8-44 2-8 8-36 10-40 3-8 10-13 17-13 3 0 13 0 19 6-16 2-20 16-20 21 0 9 7 14 15 14 10 0 21-9 21-24 0-17-18-26-35-26-13 0-37 7-48 45-2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5" svg:width="0.0346in" svg:height="0.1512in" svg:x="0.6205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5" svg:width="0.0752in" svg:height="0.0685in" svg:x="0.6689in" svg:y="0.0453in" svg:viewBox="0 0 192 175" svg:d="M118 54c2-10 11-45 38-45 1 0 11 0 19 4-11 2-19 12-19 21 0 7 5 14 16 14 7 0 20-7 20-23 0-19-23-25-36-25-23 0-36 21-41 30-9-26-30-30-41-30-41 0-63 50-63 59 0 5 4 5 5 5 3 0 5-1 5-5 13-40 38-50 52-50 7 0 20 3 20 25 0 12-6 39-20 93-6 24-20 39-37 39-2 0-11 0-20-4 10-2 19-10 19-21s-9-13-14-13c-12 0-21 10-21 22 0 17 19 25 36 25 26 0 39-27 40-30 5 15 19 30 42 30 40 0 62-49 62-59 0-4-4-4-5-4-3 0-3 1-5 4-13 41-39 50-51 50-16 0-21-12-21-25 0-9 2-17 6-34 5-18 9-35 14-53z"><text:p/></draw:path><draw:path draw:style-name="gr3" draw:text-style-name="P5" svg:width="0.035in" svg:height="0.1512in" svg:x="0.7594in" svg:y="0in" svg:viewBox="0 0 90 385" svg:d="M90 193c0-30-4-76-25-120-24-48-57-73-61-73-2 0-4 2-4 4s0 2 8 9c37 38 59 99 59 180 0 65-14 133-62 181-5 6-5 6-5 7 0 2 2 4 4 4 4 0 39-26 62-76 20-41 24-84 24-116z"><text:p/></draw:path><draw:path draw:style-name="gr3" draw:text-style-name="P5" svg:width="0.1008in" svg:height="0.0354in" svg:x="0.86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31in" svg:height="0.1512in" svg:x="1.024in" svg:y="0in" svg:viewBox="0 0 136 385" svg:d="M81 52c0-16 10-41 52-43 2 0 3-2 3-5 0-4-2-4-6-4-39 0-74 20-75 48 0 29 0 59 0 89 0 15 0 27-15 39-14 12-28 12-37 13-2 0-3 1-3 4 0 4 2 4 5 4 26 2 44 14 49 34 1 4 1 5 1 19 0 25 0 51 0 76 0 16 0 29 19 43 15 12 40 16 56 16 4 0 6 0 6-4s-2-4-5-4c-24-2-44-15-49-33-1-5-1-5-1-19 0-27 0-54 0-82 0-17-3-24-15-35-9-8-20-12-31-15 32-9 46-27 46-49 0-31 0-61 0-92z"><text:p/></draw:path><draw:path draw:style-name="gr3" draw:text-style-name="P5" svg:width="0.0752in" svg:height="0.0685in" svg:x="1.0933in" svg:y="0.0453in" svg:viewBox="0 0 192 175" svg:d="M118 54c3-10 12-45 38-45 2 0 11 0 20 4-11 2-19 12-19 21 0 7 5 14 15 14 8 0 20-7 20-23 0-19-23-25-35-25-23 0-36 21-40 30-10-26-31-30-42-30-41 0-63 50-63 59 0 5 3 4 4 5 4 0 5-1 6-5 13-40 38-50 52-50 7 0 21 3 21 25 0 12-7 39-21 93-7 24-20 39-37 39-2 0-12 0-19-4 9-2 18-10 18-21s-9-13-14-13c-12 0-22 10-22 22 0 17 20 25 36 25 26 0 40-27 41-30 4 15 19 30 42 30 39 0 61-49 61-59 0-4-3-4-4-4-3 0-4 1-4 4-14 41-40 50-52 50-16 0-22-12-22-25 0-9 3-17 6-34 5-18 9-35 14-53z"><text:p/></draw:path><draw:path draw:style-name="gr3" draw:text-style-name="P5" svg:width="0.0173in" svg:height="0.0453in" svg:x="1.189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5" svg:width="0.0638in" svg:height="0.1035in" svg:x="1.2496in" svg:y="0.013in" svg:viewBox="0 0 163 264" svg:d="M163 133c0-31-2-61-16-90-18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5" svg:width="0.0535in" svg:height="0.1512in" svg:x="1.3307in" svg:y="0in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/draw:g>, כלומר לפי טרנזיטיביות השוויון <draw:g text:anchor-type="as-char" svg:y="-0.1134in" draw:z-index="361" draw:name="Shape364" draw:style-name="gr1"><svg:title>TexMaths</svg:title><svg:desc>11§display§y = \{x, 0\}§svg§600§FALSE§</svg:desc><draw:path draw:style-name="gr2" draw:text-style-name="P4" svg:width="0.6378in" svg:height="0.1354in" svg:x="0.0039in" svg:y="0.0071in" svg:viewBox="0 0 1621 345" svg:d="M0 0c540 0 1081 0 1621 0 0 115 0 230 0 345-540 0-1081 0-1621 0 0-115 0-230 0-345z"><text:p/></draw:path><draw:path draw:style-name="gr3" draw:text-style-name="P5" svg:width="0.0697in" svg:height="0.0972in" svg:x="0.0004in" svg:y="0.0453in" svg:viewBox="0 0 178 248" svg:d="M177 23c1-5 1-5 1-9 0-6-5-10-11-10-4 0-10 3-13 8-1 2-4 14-5 21-4 10-6 20-8 31-6 23-12 46-18 69-2 6-18 33-44 33-20 0-24-17-24-32 0-17 7-40 20-75 6-16 7-20 7-28 0-17-12-31-30-31-38 0-52 56-52 59 0 4 3 3 4 4 5 0 5-1 7-7 11-36 26-48 38-48 4 0 10 0 10 13 0 9-3 20-6 26-16 41-22 63-22 82 0 34 24 45 47 45 14 0 28-7 39-17-5 20-10 38-26 58-10 13-24 25-42 25-5 0-23-2-29-16 6 0 11 0 16-5 5-4 8-9 8-16 0-11-10-13-14-13-9 0-21 6-21 25 0 18 16 33 40 33 40 0 80-36 91-77 12-50 25-99 37-148z"><text:p/></draw:path><draw:path draw:style-name="gr3" draw:text-style-name="P5" svg:width="0.1008in" svg:height="0.035in" svg:x="0.126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5in" svg:height="0.1508in" svg:x="0.2898in" svg:y="0in" svg:viewBox="0 0 137 384" svg:d="M81 52c0-16 11-41 53-43 2-1 3-2 3-5 0-4-3-4-7-4-39 0-74 20-74 48 0 29 0 59 0 89 0 14 0 26-15 39-13 11-29 12-38 12-1 0-3 2-3 5 0 2 2 2 7 3 25 1 44 15 48 34 1 5 1 6 1 19 0 25 0 50 0 76 0 16 0 28 19 44 14 11 41 15 55 15 4 0 7 0 7-4 0-3-2-3-6-5-24-1-43-13-49-33-1-3-1-4-1-18 0-27 0-53 0-81 0-17-2-24-15-36-8-9-19-12-30-14 32-9 45-27 45-49 0-31 0-61 0-92z"><text:p/></draw:path><draw:path draw:style-name="gr3" draw:text-style-name="P5" svg:width="0.0756in" svg:height="0.0681in" svg:x="0.3591in" svg:y="0.0453in" svg:viewBox="0 0 193 174" svg:d="M118 54c2-10 11-46 38-46 1 0 11 0 19 5-11 2-19 12-19 21 0 7 5 13 16 13 7 0 21-6 21-22 0-19-24-25-37-25-22 0-36 20-41 29-9-26-30-29-41-29-40 0-62 50-62 59 0 4 3 4 5 4 3 0 4-1 4-5 13-40 40-50 53-50 6 0 21 4 21 26 0 12-7 38-21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5" svg:width="0.0173in" svg:height="0.0453in" svg:x="0.4547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5" svg:width="0.0638in" svg:height="0.1035in" svg:x="0.515in" svg:y="0.0126in" svg:viewBox="0 0 163 264" svg:d="M163 133c0-30-2-61-16-89-17-37-49-44-66-44-23 0-50 10-67 46-12 27-14 57-14 87s2 63 18 93c16 31 45 38 63 38 21 0 51-7 68-44 12-27 14-56 14-87zM81 257c-15 0-38-10-45-48-4-22-4-57-4-80 0-24 0-50 3-71 8-46 37-49 46-49 13 0 39 6 46 45 4 22 4 51 4 75 0 30 0 55-4 79-6 36-28 49-46 49z"><text:p/></draw:path><draw:path draw:style-name="gr3" draw:text-style-name="P5" svg:width="0.0535in" svg:height="0.1508in" svg:x="0.5961in" svg:y="0in" svg:viewBox="0 0 137 384" svg:d="M56 333c0 15-10 40-53 42-1 2-3 3-3 5 0 4 4 4 8 4 37 0 73-18 73-48 0-29 0-59 0-88 0-15 0-27 16-40 14-11 28-12 37-12 2-1 3-2 3-3 0-5-2-5-6-5-25-1-44-15-49-34-1-4-1-5-1-19 0-25 0-50 0-76 0-16 0-28-17-44-16-12-43-15-56-15-4 0-8 0-8 4s2 4 7 5c24 1 43 13 48 33 1 3 1 4 1 19 0 26 0 52 0 80 0 18 3 24 16 36 7 9 19 12 29 16-31 7-45 25-45 47 0 31 0 62 0 93z"><text:p/></draw:path></draw:g>, ומשום שידוע <draw:g text:anchor-type="as-char" svg:y="-0.1075in" draw:z-index="360" draw:name="Shape365" draw:style-name="gr1"><svg:title>TexMaths</svg:title><svg:desc>11§display§x \in A§svg§600§FALSE§</svg:desc><draw:path draw:style-name="gr2" draw:text-style-name="P4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8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text:s/>אז <draw:g text:anchor-type="as-char" svg:y="-0.1134in" draw:z-index="430" draw:name="Shape366" draw:style-name="gr1"><svg:title>TexMaths</svg:title><svg:desc>11§display§\{x, 0\} \subseteq A \times \{0\}§svg§600§FALSE§</svg:desc><draw:path draw:style-name="gr2" draw:text-style-name="P4" svg:width="1.087in" svg:height="0.1358in" svg:x="0.0004in" svg:y="0.0071in" svg:viewBox="0 0 2762 346" svg:d="M1381 346c-461 0-921 0-1381 0 0-116 0-230 0-346 921 0 1841 0 2762 0 0 116 0 230 0 346-460 0-921 0-1381 0z"><text:p/></draw:path><draw:path draw:style-name="gr3" draw:text-style-name="P5" svg:width="0.0531in" svg:height="0.1512in" svg:x="0.0039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5" svg:width="0.0756in" svg:height="0.0685in" svg:x="0.0732in" svg:y="0.0453in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173in" svg:height="0.0453in" svg:x="0.1689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5" svg:width="0.0634in" svg:height="0.1035in" svg:x="0.2295in" svg:y="0.013in" svg:viewBox="0 0 162 264" svg:d="M162 133c0-31-1-61-16-90-17-37-49-43-65-43-23 0-51 10-67 45-13 28-14 57-14 88 0 29 1 64 17 92 16 32 45 39 63 39 21 0 51-7 67-45 14-25 15-55 15-86zM80 255c-14 0-37-9-44-46-4-22-4-58-4-80 0-26 0-51 2-72 8-45 38-49 46-49 14 0 39 7 47 45 3 22 3 52 3 76 0 28 0 55-5 79-5 36-27 47-45 47z"><text:p/></draw:path><draw:path draw:style-name="gr3" draw:text-style-name="P5" svg:width="0.0531in" svg:height="0.1512in" svg:x="0.3106in" svg:y="0in" svg:viewBox="0 0 136 385" svg:d="M55 334c0 15-10 40-52 43-2 0-3 2-3 4 0 4 4 4 8 4 37 0 73-18 73-48 0-29 0-58 0-88 0-16 0-28 16-40 13-11 28-11 36-12 2 0 3-1 3-4 0-4-2-4-5-4-25-2-44-15-48-35-2-3-2-4-2-19 0-25 0-50 0-76 0-16 0-28-18-42-16-13-42-17-55-17-4 0-8 0-8 4 0 5 2 5 6 5 25 1 44 14 48 33 1 4 1 4 1 19 0 26 0 54 0 81 0 18 3 24 15 36 9 8 20 12 31 15-32 10-46 26-46 48 0 31 0 62 0 93z"><text:p/></draw:path><draw:path draw:style-name="gr3" draw:text-style-name="P5" svg:width="0.0929in" svg:height="0.1165in" svg:x="0.4307in" svg:y="0.0161in" svg:viewBox="0 0 237 297" svg:d="M222 15c7 0 15 0 15-7 0-8-8-8-15-8-34 0-69 0-103 0-67 0-119 51-119 111 0 63 53 111 119 111 34 0 69 0 103 0 7 0 15 0 15-7s-8-7-15-7c-34 0-69 0-103 0-61 0-104-45-104-96 0-53 44-97 104-97 34 0 69 0 103 0zM21 282c-7 0-13 0-13 8 0 7 6 7 13 7 67 0 134 0 201 0 7 0 15 0 15-7 0-8-8-8-15-8-67 0-134 0-201 0z"><text:p/></draw:path><draw:path draw:style-name="gr3" draw:text-style-name="P5" svg:width="0.1039in" svg:height="0.1079in" svg:x="0.5835in" svg:y="0.0043in" svg:viewBox="0 0 265 275" svg:d="M55 231c-15 26-30 31-47 32-5 1-8 1-8 8 0 2 2 4 4 4 11 0 24-1 35-1 12 0 26 1 38 1 2 0 7 0 7-7 0-4-4-5-6-5-9 0-19-3-19-13 0-4 3-9 6-14 10-17 20-32 30-49 32 0 65 0 96 0 2 9 7 60 7 64 0 11-21 12-29 12-4 0-8 0-8 8 0 4 4 4 5 4 16 0 32-1 49-1 9 0 34 1 44 1 2 0 6 0 6-7 0-5-4-5-9-5-24 0-24-2-25-13-8-79-15-160-23-240-1-8-1-10-8-10-6 0-7 3-10 7-45 74-90 149-135 224zM102 175c26-43 51-85 76-127 5 42 8 84 12 127-29 0-58 0-88 0z"><text:p/></draw:path><draw:path draw:style-name="gr3" draw:text-style-name="P5" svg:width="0.0728in" svg:height="0.0728in" svg:x="0.7488in" svg:y="0.0394in" svg:viewBox="0 0 186 186" svg:d="M94 83c-26-26-52-52-77-77-6-5-6-6-9-6-5 0-8 3-8 8 0 2 0 3 4 7 27 26 52 52 79 77-27 26-52 52-79 79-4 4-4 5-4 7 0 5 3 8 8 8 3 0 3-1 9-5 25-27 50-52 75-78 27 27 54 53 81 81 1 0 3 2 5 2 6 0 8-3 8-8 0-1 0-2-1-4 0-1-62-62-80-82 23-23 47-47 70-70 2-2 8-7 10-9 0-1 1-3 1-5 0-5-2-8-8-8-2 0-4 1-9 6-25 25-50 51-75 77z"><text:p/></draw:path><draw:path draw:style-name="gr3" draw:text-style-name="P5" svg:width="0.0531in" svg:height="0.1512in" svg:x="0.8894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5" svg:width="0.0638in" svg:height="0.1035in" svg:x="0.9606in" svg:y="0.013in" svg:viewBox="0 0 163 264" svg:d="M163 133c0-31-2-61-16-90-18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5" svg:width="0.0539in" svg:height="0.1512in" svg:x="1.0417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text:s/>וסה"כ <draw:g text:anchor-type="as-char" svg:y="-0.1134in" draw:z-index="363" draw:name="Shape367" draw:style-name="gr1"><svg:title>TexMaths</svg:title><svg:desc>11§display§y \subseteq A \times \{0\}§svg§600§FALSE§</svg:desc><draw:path draw:style-name="gr2" draw:text-style-name="P4" svg:width="0.7839in" svg:height="0.1358in" svg:x="0.0039in" svg:y="0.0071in" svg:viewBox="0 0 1992 346" svg:d="M997 346c-333 0-665 0-997 0 0-116 0-230 0-346 664 0 1328 0 1992 0 0 116 0 230 0 346-332 0-664 0-995 0z"><text:p/></draw:path><draw:path draw:style-name="gr3" draw:text-style-name="P5" svg:width="0.0697in" svg:height="0.0976in" svg:x="0.0004in" svg:y="0.0453in" svg:viewBox="0 0 178 249" svg:d="M177 24c1-5 1-6 1-9 0-7-5-11-11-11-3 0-10 3-13 8-1 2-4 14-6 21-2 10-5 21-7 31-6 23-12 46-18 69-1 7-17 33-44 33-19 0-23-16-23-31 0-17 7-41 20-76 5-15 8-19 8-27 0-18-14-32-32-32-38 0-52 56-52 59 0 5 4 5 5 5 4 0 4-1 6-8 11-36 26-47 40-47 3 0 9 0 9 12 0 10-4 20-6 27-17 41-23 63-23 81 0 34 24 46 47 46 15 0 29-7 40-18-6 20-10 40-26 59-10 13-25 24-43 24-5 0-23-1-29-15 6 0 12 0 16-6 5-3 8-8 8-14 0-12-10-13-14-13-9 0-21 5-21 24s16 33 40 33c40 0 80-35 91-77 12-50 25-99 37-148z"><text:p/></draw:path><draw:path draw:style-name="gr3" draw:text-style-name="P5" svg:width="0.0921in" svg:height="0.1165in" svg:x="0.1311in" svg:y="0.0161in" svg:viewBox="0 0 235 297" svg:d="M222 15c7 0 13 0 13-7 0-8-6-8-13-8-34 0-69 0-103 0-67 0-119 51-119 111 0 63 53 111 119 111 34 0 69 0 103 0 7 0 13 0 13-7s-6-7-13-7c-34 0-69 0-103 0-61 0-104-45-104-96 0-53 44-97 104-97 34 0 69 0 103 0zM21 282c-7 0-13 0-13 8 0 7 6 7 13 7 67 0 134 0 201 0 7 0 13 0 13-7 0-8-6-8-13-8-67 0-134 0-201 0z"><text:p/></draw:path><draw:path draw:style-name="gr3" draw:text-style-name="P5" svg:width="0.1039in" svg:height="0.1079in" svg:x="0.2846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4 1 3 0 7 0 7-7 0-5-4-5-9-5-24 0-24-2-25-13-8-79-17-160-24-240 0-8 0-10-7-10-6 0-8 3-10 7-45 74-90 149-135 224zM102 175c26-43 51-85 76-127 5 42 8 84 12 127-29 0-58 0-88 0z"><text:p/></draw:path><draw:path draw:style-name="gr3" draw:text-style-name="P5" svg:width="0.0728in" svg:height="0.0728in" svg:x="0.4492in" svg:y="0.0394in" svg:viewBox="0 0 186 186" svg:d="M93 83c-26-26-51-52-78-77-4-5-4-6-7-6-5 0-8 3-8 8 0 2 0 3 4 7 27 26 52 52 78 77-26 26-51 52-78 79-4 4-4 5-4 7 0 5 3 8 8 8 3 0 3-1 7-5 26-27 52-52 77-78 27 27 54 53 81 81 1 0 3 2 5 2 6 0 8-3 8-8 0-1 0-2-1-4 0-1-62-62-81-82 24-23 48-47 71-70 2-2 8-7 10-9 0-1 1-3 1-5 0-5-2-8-8-8-2 0-4 1-9 6-25 25-50 51-76 77z"><text:p/></draw:path><draw:path draw:style-name="gr3" draw:text-style-name="P5" svg:width="0.0531in" svg:height="0.1512in" svg:x="0.5898in" svg:y="0in" svg:viewBox="0 0 136 385" svg:d="M81 52c0-16 10-41 52-43 2 0 3-2 3-5 0-4-2-4-6-4-39 0-74 20-75 48 0 29 0 59 0 89 0 15 0 27-15 39-14 12-28 12-37 13-2 0-3 1-3 4 0 4 2 4 5 4 27 2 44 14 49 34 1 4 1 5 1 19 0 25 0 51 0 76 0 16 0 29 19 43 15 12 40 16 56 16 4 0 6 0 6-4s-2-4-5-4c-24-2-44-15-49-33-1-5-1-5-1-19 0-27 0-54 0-82 0-17-3-24-15-35-9-9-20-12-31-15 32-9 46-27 46-49 0-31 0-61 0-92z"><text:p/></draw:path><draw:path draw:style-name="gr3" draw:text-style-name="P5" svg:width="0.0638in" svg:height="0.1035in" svg:x="0.661in" svg:y="0.013in" svg:viewBox="0 0 163 264" svg:d="M163 133c0-31-2-61-16-90-18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5" svg:width="0.0535in" svg:height="0.1512in" svg:x="0.7417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/draw:g><text:s/>כדרוש. </text:p>
        </text:list-item>
      </text:list>
      <text:p text:style-name="P21"><draw:g text:anchor-type="as-char" svg:y="-0.1134in" draw:z-index="364" draw:name="Shape368" draw:style-name="gr1"><svg:title>TexMaths</svg:title><svg:desc>11§display§\QED§svg§600§FALSE§</svg:desc><draw:path draw:style-name="gr2" draw:text-style-name="P4" svg:width="0.6894in" svg:height="0.0972in" svg:x="0.0004in" svg:y="0.0071in" svg:viewBox="0 0 1752 248" svg:d="M0 0c584 0 1168 0 1752 0 0 83 0 165 0 248-584 0-1168 0-1752 0 0-83 0-165 0-248z"><text:p/></draw:path><draw:path draw:style-name="gr3" draw:text-style-name="P5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5" svg:width="0.0157in" svg:height="0.0157in" svg:x="0.1449in" svg:y="0.0925in" svg:viewBox="0 0 41 41" svg:d="M41 21c0-12-10-21-21-21-12 0-20 9-20 21 0 11 8 20 20 20 11 0 21-9 21-20z"><text:p/></draw:path><draw:path draw:style-name="gr3" draw:text-style-name="P5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5" svg:width="0.0157in" svg:height="0.0157in" svg:x="0.3008in" svg:y="0.0925in" svg:viewBox="0 0 41 41" svg:d="M41 21c0-12-9-21-20-21-12 0-21 9-21 21 0 11 9 20 21 20 11 0 20-9 20-20z"><text:p/></draw:path><draw:path draw:style-name="gr3" draw:text-style-name="P5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5" svg:width="0.0161in" svg:height="0.0157in" svg:x="0.4744in" svg:y="0.0925in" svg:viewBox="0 0 42 41" svg:d="M42 21c0-12-10-21-21-21s-21 9-21 21c0 11 10 20 21 20s21-9 21-20z"><text:p/></draw:path><draw:path draw:style-name="gr3" draw:text-style-name="P5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ג)</text:h>
      <text:p text:style-name="P84"><text:span text:style-name="T2">טענה: </text:span><text:span text:style-name="T2"><draw:g text:anchor-type="as-char" svg:y="-0.1134in" draw:z-index="384" draw:name="Shape369" draw:style-name="gr1"><svg:title>TexMaths</svg:title><svg:desc>11§display§Im(f|_B) = (A \times \{0\}) \cup (B \times \{1\}) = X§svg§600§FALSE§</svg:desc><draw:path draw:style-name="gr2" draw:text-style-name="P4" svg:width="2.5587in" svg:height="0.1354in" svg:x="0.0031in" svg:y="0.0071in" svg:viewBox="0 0 6500 345" svg:d="M0 0c2167 0 4334 0 6500 0 0 115 0 230 0 345-2166 0-4333 0-6500 0 0-115 0-230 0-345z"><text:p/></draw:path><draw:path draw:style-name="gr3" draw:text-style-name="P5" svg:width="0.0701in" svg:height="0.1031in" svg:x="0.0004in" svg:y="0.0098in" svg:viewBox="0 0 179 263" svg:d="M131 30c4-13 5-18 35-18 10 0 13 0 13-6s-4-6-6-6c-11 0-40 1-51 1-12 0-40-1-52-1-2 0-7 0-7 8 0 4 3 4 11 4 16 0 26 0 26 8 0 2 0 2 0 6-18 69-35 138-53 206-3 15-4 19-35 19-9 0-12 0-12 8 0 4 4 4 5 4 11 0 40-2 51-2 12 0 41 2 52 2 3 0 7 0 7-8 0-4-2-4-11-4-7 0-8 0-16-1-9-1-10-2-10-7 0-3 1-6 1-8 18-69 34-137 52-205z"><text:p/></draw:path><draw:path draw:style-name="gr3" draw:text-style-name="P5" svg:width="0.1244in" svg:height="0.0681in" svg:x="0.0783in" svg:y="0.0453in" svg:viewBox="0 0 317 174" svg:d="M23 148c-1 5-3 14-3 16 0 7 5 10 11 10 4 0 12-2 14-10 0-1 6-20 8-29 2-12 5-24 7-35 4-9 6-16 7-25 2-7 6-18 6-20 5-12 26-47 62-47 18 0 21 14 21 27 0 10-2 21-5 32-4 14-8 30-11 45-3 9-6 19-8 29-1 8-6 21-6 23 0 7 6 10 13 10 12 0 14-9 16-22 6-21 20-77 24-93 1-4 21-51 64-51 17 0 21 13 21 27 0 22-17 66-24 86-4 10-6 14-6 22 0 18 13 31 32 31 36 0 51-56 51-59 0-4-4-4-5-4-4 0-4 1-5 7-7 21-19 48-40 48-6 0-10-4-10-13 0-10 4-19 8-27 7-20 23-63 23-85 0-24-15-41-44-41-30 0-49 17-64 37 0-5-1-18-12-27-10-8-22-10-32-10-34 0-54 24-60 33-1-22-18-33-35-33-18 0-26 14-29 22-7 13-12 36-12 37 0 4 3 3 4 4 5 0 5 0 7-9 7-28 14-46 29-46 6 0 12 3 12 18 0 8-1 13-7 32-8 30-14 60-22 90z"><text:p/></draw:path><draw:path draw:style-name="gr3" draw:text-style-name="P5" svg:width="0.035in" svg:height="0.1508in" svg:x="0.2224in" svg:y="0in" svg:viewBox="0 0 90 384" svg:d="M90 380c0-1 0-1-6-8-49-48-61-121-61-179 0-67 14-135 62-183 5-4 5-4 5-7 0-2-2-3-4-3-4 0-39 26-62 75-19 43-24 86-24 118 0 28 4 76 26 119 23 47 56 72 60 72 2 0 4-1 4-4z"><text:p/></draw:path><draw:path draw:style-name="gr3" draw:text-style-name="P5" svg:width="0.0752in" svg:height="0.137in" svg:x="0.2748in" svg:y="0.0071in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" draw:text-style-name="P5" svg:width="0.0055in" svg:height="0.1508in" svg:x="0.376in" svg:y="0in" svg:viewBox="0 0 15 384" svg:d="M15 14c0-7 0-14-7-14-8 0-8 7-8 14 0 119 0 237 0 356 0 8 0 14 8 14 7 0 7-6 7-14 0-119 0-237 0-356z"><text:p/></draw:path><draw:path draw:style-name="gr3" draw:text-style-name="P5" svg:width="0.0815in" svg:height="0.072in" svg:x="0.4075in" svg:y="0.0634in" svg:viewBox="0 0 208 184" svg:d="M32 163c-2 9-2 11-23 11-5 0-9 0-9 5s3 5 9 5c35 0 69 0 104 0 45 0 81-31 81-57 0-20-18-37-47-39 33-7 61-26 61-51 0-19-21-37-56-37-33 0-66 0-99 0-6 0-9 0-9 6 0 3 3 3 9 3 3 0 5 0 10 1 6 0 6 1 6 3 0 1 0 2-1 7-12 47-24 95-36 143zM76 85c5-22 11-44 16-66 3-9 3-10 14-10 14 0 27 0 41 0 28 0 33 19 33 28 0 22-24 48-60 48-14 0-30 0-44 0zM63 174c-9 0-9 0-9-2 0-1 0-2 1-6 7-25 12-50 19-75 18 0 38 0 57 0 25 0 35 18 35 33 0 27-27 50-59 50-15 0-30 0-44 0z"><text:p/></draw:path><draw:path draw:style-name="gr3" draw:text-style-name="P5" svg:width="0.0346in" svg:height="0.1508in" svg:x="0.5138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1008in" svg:height="0.035in" svg:x="0.6146in" svg:y="0.057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5" svg:width="0.035in" svg:height="0.1508in" svg:x="0.7815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5" svg:width="0.1039in" svg:height="0.1079in" svg:x="0.8315in" svg:y="0.0043in" svg:viewBox="0 0 265 275" svg:d="M55 230c-15 27-31 32-47 33-5 0-8 0-8 8 0 2 1 4 4 4 11 0 23-2 33-2 14 0 27 2 40 2 2 0 7 0 7-7 0-5-4-5-6-5-9-1-19-4-19-14 0-5 3-9 6-14 10-16 20-32 30-48 31 0 64 0 96 0 1 7 7 60 7 63 0 12-21 13-29 13-5 0-8 0-8 8 0 4 4 4 5 4 15 0 32-2 48-2 9 0 35 2 43 2 3 0 8 0 8-9 0-3-4-3-9-3-24 0-24-3-25-14-8-79-17-160-24-240 0-8 0-9-7-9-6 0-8 2-10 7-45 74-90 149-135 223zM101 175c25-43 52-86 77-128 5 42 8 85 12 128-29 0-59 0-89 0z"><text:p/></draw:path><draw:path draw:style-name="gr3" draw:text-style-name="P5" svg:width="0.0728in" svg:height="0.0724in" svg:x="0.9965in" svg:y="0.0398in" svg:viewBox="0 0 186 185" svg:d="M93 81c-26-25-51-50-78-75-4-6-5-6-7-6-5 0-8 3-8 8 0 2 0 3 4 7 26 26 52 51 77 77-25 26-51 51-77 78-4 4-4 5-4 7 0 5 3 8 8 8 2 0 3 0 7-6 26-25 52-50 77-76 27 27 54 53 81 80 1 1 3 2 5 2 6 0 8-3 8-8 0-2 0-2-1-4-28-28-62-61-82-81 25-24 48-47 72-70 2-2 8-8 10-10 0-1 1-2 1-4 0-5-2-8-8-8-3 0-4 1-9 6-25 25-50 50-76 75z"><text:p/></draw:path><draw:path draw:style-name="gr3" draw:text-style-name="P5" svg:width="0.0531in" svg:height="0.1508in" svg:x="1.137in" svg:y="0in" svg:viewBox="0 0 136 384" svg:d="M81 52c0-16 10-41 52-43 2-1 3-2 3-5 0-4-2-4-6-4-39 0-74 20-75 48 0 29 0 59 0 89 0 14 0 26-15 39-14 11-28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3" draw:text-style-name="P5" svg:width="0.0638in" svg:height="0.1035in" svg:x="1.2083in" svg:y="0.0126in" svg:viewBox="0 0 163 264" svg:d="M163 133c0-30-2-61-16-89-18-37-49-44-66-44-23 0-51 10-67 46-13 27-14 57-14 87s1 63 18 93c16 31 44 38 63 38 20 0 50-7 67-44 13-27 15-56 15-87zM81 257c-15 0-38-10-45-48-4-22-4-57-4-80 0-24 0-50 3-71 7-46 36-49 46-49 12 0 38 6 45 45 4 22 4 51 4 75 0 30 0 55-4 79-6 36-28 49-45 49z"><text:p/></draw:path><draw:path draw:style-name="gr3" draw:text-style-name="P5" svg:width="0.0535in" svg:height="0.1508in" svg:x="1.2886in" svg:y="0in" svg:viewBox="0 0 137 384" svg:d="M56 333c0 15-11 40-53 42-2 2-3 3-3 5 0 4 4 4 8 4 37 0 73-18 73-48 0-29 0-59 0-88 0-15 0-27 16-40 14-11 28-12 37-12 1-1 3-2 3-3 0-5-2-5-6-5-25-1-44-15-49-34-1-4-1-5-1-19 0-25 0-50 0-76 0-16 0-28-18-44-16-12-42-15-55-15-4 0-8 0-8 4s2 4 7 5c24 1 42 13 48 33 1 3 1 4 1 19 0 26 0 52 0 80 0 18 2 24 15 36 8 9 19 12 30 16-32 7-45 25-45 47 0 31 0 62 0 93z"><text:p/></draw:path><draw:path draw:style-name="gr3" draw:text-style-name="P5" svg:width="0.035in" svg:height="0.1508in" svg:x="1.3622in" svg:y="0in" svg:viewBox="0 0 90 384" svg:d="M90 193c0-30-4-77-25-120-23-48-57-73-61-73-2 0-4 1-4 3 0 3 0 3 8 10 38 38 60 99 60 180 0 65-14 132-63 181-5 5-5 5-5 6 0 3 2 4 4 4 4 0 39-26 62-75 20-43 24-85 24-116z"><text:p/></draw:path><draw:path draw:style-name="gr3" draw:text-style-name="P5" svg:width="0.0846in" svg:height="0.0933in" svg:x="1.4551in" svg:y="0.0217in" svg:viewBox="0 0 216 238" svg:d="M216 14c0-7 0-14-8-14s-8 7-8 14c0 47 0 93 0 140 0 56-64 68-92 68-18 0-42-3-62-16-30-18-30-42-30-53 0-46 0-92 0-139 0-7 0-14-8-14s-8 7-8 14c0 48 0 94 0 141 0 57 59 83 108 83 50 0 108-27 108-83 0-47 0-93 0-141z"><text:p/></draw:path><draw:path draw:style-name="gr3" draw:text-style-name="P5" svg:width="0.035in" svg:height="0.1508in" svg:x="1.5969in" svg:y="0in" svg:viewBox="0 0 90 384" svg:d="M90 380c0-1 0-1-6-8-49-48-61-121-61-179 0-67 14-135 62-183 5-4 5-4 5-7 0-2-2-3-4-3-4 0-39 26-62 75-20 43-24 86-24 118 0 28 4 76 25 119 24 47 57 72 61 72 2 0 4-1 4-4z"><text:p/></draw:path><draw:path draw:style-name="gr3" draw:text-style-name="P5" svg:width="0.1083in" svg:height="0.1031in" svg:x="1.6476in" svg:y="0.0098in" svg:viewBox="0 0 276 263" svg:d="M45 232c-3 16-4 19-35 19-7 0-10 0-10 8 0 4 3 4 10 4 46 0 92 0 138 0 61 0 107-46 107-82 0-28-23-51-60-54 40-8 81-37 81-73 0-29-25-54-73-54-42 0-86 0-129 0-7 0-11 0-11 8 0 4 3 4 11 4 1 0 7 0 14 1 8 1 11 1 11 7 0 1-1 2-2 6-18 69-34 138-52 206zM103 122c8-32 17-63 25-94 3-15 4-16 20-16 17 0 33 0 50 0 34 0 43 23 43 40 0 34-33 70-80 70-19 0-39 0-58 0zM87 251c-6 0-7 0-9-1-4 0-5 0-5-3 0-1 0-3 2-9 9-35 17-72 26-107 24 0 50 0 74 0 36 0 44 29 44 45 0 38-34 75-80 75-18 0-35 0-52 0z"><text:p/></draw:path><draw:path draw:style-name="gr3" draw:text-style-name="P5" svg:width="0.0732in" svg:height="0.0724in" svg:x="1.8205in" svg:y="0.0398in" svg:viewBox="0 0 187 185" svg:d="M93 81c-25-25-51-50-77-75-4-6-5-6-8-6-4 0-8 3-8 8 0 2 1 3 5 7 26 26 52 51 77 77-25 26-51 51-77 78-4 4-5 5-5 7 0 5 4 8 8 8 3 0 4 0 8-6 26-25 52-50 77-76 27 27 53 53 80 80 1 1 4 2 6 2 5 0 8-3 8-8 0-2 0-2-1-4-1 0-63-61-82-81 24-24 48-47 71-70 2-2 8-8 10-10 0-1 2-2 2-4 0-5-3-8-8-8-3 0-5 1-9 6-25 25-51 50-77 75z"><text:p/></draw:path><draw:path draw:style-name="gr3" draw:text-style-name="P5" svg:width="0.0535in" svg:height="0.1508in" svg:x="1.961in" svg:y="0in" svg:viewBox="0 0 137 384" svg:d="M81 52c0-16 10-41 53-43 1-1 3-2 3-5 0-4-3-4-7-4-39 0-74 20-74 48 0 29 0 59 0 89 0 14 0 26-15 39-15 11-29 12-38 12-2 0-3 2-3 5 0 2 2 2 7 3 25 1 44 15 48 34 1 5 1 6 1 19 0 25 0 50 0 76 0 16 0 28 19 44 14 11 39 15 55 15 4 0 7 0 7-4 0-3-2-3-6-5-24-1-43-13-49-33-1-3-1-4-1-18 0-27 0-53 0-81 0-17-3-23-15-36-8-8-19-12-30-14 32-9 45-27 45-49 0-31 0-61 0-92z"><text:p/></draw:path><draw:path draw:style-name="gr3" draw:text-style-name="P5" svg:width="0.05in" svg:height="0.1008in" svg:x="2.0402in" svg:y="0.0126in" svg:viewBox="0 0 128 257" svg:d="M79 10c0-9 0-10-9-10-24 25-58 25-70 25 0 5 0 8 0 12 8 0 30 0 51-9 0 66 0 132 0 198 0 13-2 18-37 18-4 0-7 0-12 0 0 5 0 9 0 13 13-3 47-3 63-3 15 0 48 0 63 3 0-4 0-8 0-13-5 0-9 0-14 0-34 0-35-4-35-18 0-72 0-145 0-216z"><text:p/></draw:path><draw:path draw:style-name="gr3" draw:text-style-name="P5" svg:width="0.0535in" svg:height="0.1508in" svg:x="2.113in" svg:y="0in" svg:viewBox="0 0 137 384" svg:d="M56 333c0 15-10 40-52 42-2 2-4 3-4 5 0 4 4 4 8 4 38 0 73-18 74-48 0-29 0-59 0-88 0-15 0-27 16-40 13-11 27-12 36-12 2-1 3-2 3-3 0-5-2-5-5-5-26-1-45-15-48-34-2-4-2-5-2-19 0-25 0-50 0-76 0-16 0-28-18-44-16-12-43-15-56-15-4 0-8 0-8 4s3 4 7 5c24 1 42 13 48 33 1 3 1 4 1 19 0 26 0 52 0 80 0 18 3 24 15 36 8 9 20 12 30 16-31 7-45 25-45 47 0 31 0 62 0 93z"><text:p/></draw:path><draw:path draw:style-name="gr3" draw:text-style-name="P5" svg:width="0.0346in" svg:height="0.1508in" svg:x="2.1874in" svg:y="0in" svg:viewBox="0 0 89 384" svg:d="M89 193c0-30-3-77-25-120-23-48-56-73-61-73-2 0-3 1-3 3 0 3 0 3 8 10 37 38 59 99 59 180 0 65-14 132-63 181-4 5-4 5-4 6 0 3 1 4 3 4 5 0 39-26 62-75 20-43 24-85 24-116z"><text:p/></draw:path><draw:path draw:style-name="gr3" draw:text-style-name="P5" svg:width="0.1004in" svg:height="0.035in" svg:x="2.2886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1252in" svg:height="0.1031in" svg:x="2.4445in" svg:y="0.0098in" svg:viewBox="0 0 319 263" svg:d="M177 106c-11-27-21-52-32-77-1-4-2-5-2-6 0-2 7-9 23-11 3 0 8 0 8-6s-5-6-6-6c-16 0-33 1-49 1-9 0-33-1-43-1-2 0-7 0-7 8 0 4 4 4 9 4 23 0 25 5 29 12 15 37 30 72 46 108-28 29-55 58-83 87-1 1-3 2-4 3-19 21-37 28-57 29-5 0-9 0-9 8 2 2 0 4 5 4 13 0 25-2 37-2 14 0 29 2 43 2 3 0 7 0 7-9 0-3-3-2-4-3-4-1-17-1-17-12 0-7 7-12 11-18 14-13 27-27 40-40 11-14 23-26 34-38 13 31 27 61 40 92 1 3 1 3 2 4 0 3-8 10-23 12-5 0-8 0-8 7 0 5 5 5 7 5 10 0 37-2 48-2 10 0 33 2 43 2 2 0 7 0 7-8 0-4-4-4-7-4-25-1-26-2-33-18-15-35-41-94-49-117 26-27 66-73 79-84 11-9 25-19 48-20 6 0 9 0 9-8-2-1 0-4-6-4-11 0-24 1-36 1-14 0-28-1-43-1-2 0-6 0-6 8 0 3 1 4 4 4 3 1 15 1 15 12 0 6-4 11-7 15-21 22-42 44-63 67z"><text:p/></draw:path></draw:g></text:span></text:p>
      <text:p text:style-name="P84"><text:span text:style-name="T2">הוכחה: </text:span>נוכיח באמצעות הכלה דו כיוונית. </text:p>
      <text:list text:continue-numbering="true" text:style-name="L13">
        <text:list-item>
          <text:p text:style-name="P85"><text:span text:style-name="T23">יהי </text:span><text:span text:style-name="T23"><draw:g text:anchor-type="as-char" svg:y="-0.1043in" draw:z-index="383" draw:name="Shape370" draw:style-name="gr1"><svg:title>TexMaths</svg:title><svg:desc>11§display§y \in X§svg§600§FALSE§</svg:desc><draw:path draw:style-name="gr2" draw:text-style-name="P4" svg:width="0.3787in" svg:height="0.1177in" svg:x="0.0039in" svg:y="0.0071in" svg:viewBox="0 0 963 300" svg:d="M0 0c321 0 642 0 963 0 0 100 0 201 0 300-321 0-642 0-963 0 0-99 0-200 0-300z"><text:p/></draw:path><draw:path draw:style-name="gr3" draw:text-style-name="P5" svg:width="0.0697in" svg:height="0.0972in" svg:x="0.0004in" svg:y="0.0362in" svg:viewBox="0 0 178 248" svg:d="M177 24c1-5 1-6 1-9 0-7-5-11-11-11-4 0-10 3-13 9-1 1-4 13-6 21-3 10-5 20-7 31-6 23-12 46-18 69-2 5-19 32-44 32-20 0-24-17-24-31 0-18 7-42 20-76 6-15 7-20 7-27 0-18-12-32-30-32-38 0-52 56-52 59 0 5 3 2 4 5 5 0 5-1 7-7 11-36 26-48 38-48 4 0 10 0 10 12 0 10-3 20-6 27-16 41-22 63-22 80 0 35 24 45 47 45 14 0 28-5 39-16-5 20-10 38-26 58-10 13-24 24-42 24-5 0-23-1-29-15 6 0 11 0 16-6 5-3 8-7 8-15 0-12-10-13-14-13-9 0-21 5-21 25 0 19 16 33 40 33 40 0 80-35 91-77 12-49 25-99 37-147z"><text:p/></draw:path><draw:path draw:style-name="gr3" draw:text-style-name="P5" svg:width="0.0752in" svg:height="0.087in" svg:x="0.1311in" svg:y="0.0217in" svg:viewBox="0 0 192 222" svg:d="M179 120c7 0 13 0 13-8s-6-8-13-8c-55 0-109 0-164 0 5-51 50-89 104-89 20 0 40 0 60 0 7 0 13 0 13-7 0-8-6-8-13-8-21 0-40 0-61 0-66 0-118 50-118 112 0 60 52 110 118 110 21 0 40 0 61 0 7 0 13 0 13-8s-6-8-13-8c-20 0-40 0-60 0-54 0-99-35-104-86 55 0 109 0 164 0z"><text:p/></draw:path><draw:path draw:style-name="gr3" draw:text-style-name="P5" svg:width="0.1248in" svg:height="0.1024in" svg:x="0.2657in" svg:y="0in" svg:viewBox="0 0 318 261" svg:d="M176 104c-11-25-21-50-32-75-1-4-1-4-2-6 0-2 6-10 23-11 3 0 8-1 8-8 0-4-5-4-6-4-16 0-33 1-49 1-9 0-33-1-43-1-2 0-7 0-7 8 0 4 3 4 9 4 23 0 25 3 29 12 15 35 30 71 46 108-28 28-54 57-82 85-2 2-3 3-5 5-19 20-38 26-57 27-5 1-8 1-8 8 0 1 0 4 4 4 12 0 25-1 37-1 14 0 29 1 44 1 2 0 6 0 6-8 0-3-3-2-4-4-5 0-16-1-16-12 0-6 6-12 10-17 14-13 27-27 40-41 11-12 23-24 34-36 13 29 26 60 40 89 1 5 2 5 2 6 0 3-8 10-23 11-5 1-8 1-8 8 0 4 4 4 7 4 10 0 37-1 48-1 10 0 33 1 43 1 2 0 8 0 8-7 0-5-5-5-8-5-25 0-26-1-33-17-15-36-41-94-50-117 27-27 66-72 80-83 11-10 25-19 48-20 6 0 9 0 9-8-2-1 0-4-6-4-11 0-24 1-36 1-14 0-29-1-43-1-2 0-6 0-6 8 0 2 2 4 4 4 3 0 15 1 15 12 0 6-4 10-7 13-21 22-42 44-63 67z"><text:p/></draw:path></draw:g></text:span><text:span text:style-name="T23">. נוכיח </text:span><text:span text:style-name="T23"><draw:g text:anchor-type="as-char" svg:y="-0.1134in" draw:z-index="366" draw:name="Shape371" draw:style-name="gr1"><svg:title>TexMaths</svg:title><svg:desc>11§display§y \in Im(f|_A)§svg§600§FALSE§</svg:desc><draw:path draw:style-name="gr2" draw:text-style-name="P4" svg:width="0.7972in" svg:height="0.1358in" svg:x="0.0039in" svg:y="0.0071in" svg:viewBox="0 0 2026 346" svg:d="M1014 346c-339 0-676 0-1014 0 0-116 0-230 0-346 675 0 1351 0 2026 0 0 116 0 230 0 346-337 0-675 0-1012 0z"><text:p/></draw:path><draw:path draw:style-name="gr3" draw:text-style-name="P5" svg:width="0.0697in" svg:height="0.0976in" svg:x="0.0004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3 0 8 0 8 12 0 10-3 20-5 27-17 41-23 63-23 81 0 34 24 46 47 46 16 0 29-7 39-18-5 20-9 40-25 59-9 13-25 24-42 24-6 0-24-1-30-15 6 0 12 0 16-6 5-3 8-8 8-14 0-12-10-13-14-13-9 0-21 5-21 24s16 33 41 33c39 0 79-35 90-77 12-50 25-99 37-148z"><text:p/></draw:path><draw:path draw:style-name="gr3" draw:text-style-name="P5" svg:width="0.0756in" svg:height="0.087in" svg:x="0.1311in" svg:y="0.0307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5" svg:width="0.0701in" svg:height="0.1028in" svg:x="0.2673in" svg:y="0.0098in" svg:viewBox="0 0 179 262" svg:d="M132 30c3-15 4-18 35-18 9 0 12 0 12-8 0-4-4-4-5-4-12 0-41 1-52 1s-39-1-52-1c-2 0-7 0-7 8 0 4 4 4 11 4 16 0 27 0 27 7 0 2 0 3-1 6-17 70-35 139-53 207-3 15-4 18-35 18-9 0-12 0-12 8 0 4 4 4 6 4 12 0 39-1 50-1 12 0 41 1 53 1 2 0 8 0 8-8 0-4-4-4-12-4-7 0-9 0-17 0-8-1-10-3-10-7 0-3 1-6 2-8 18-69 34-137 52-205z"><text:p/></draw:path><draw:path draw:style-name="gr3" draw:text-style-name="P5" svg:width="0.1244in" svg:height="0.0685in" svg:x="0.3453in" svg:y="0.0453in" svg:viewBox="0 0 317 175" svg:d="M23 148c-1 6-3 15-3 17 0 7 5 10 11 10 4 0 12-3 14-11 1-1 6-19 8-29 3-12 5-23 9-34 2-9 4-17 6-26 1-7 5-18 5-19 5-12 26-47 62-47 18 0 21 14 21 26 0 10-2 21-5 33-4 15-8 29-11 44-2 10-6 20-8 30-1 8-4 21-4 23 0 7 5 10 11 10 12 0 14-10 17-22 6-22 20-78 23-92 1-6 21-52 64-52 17 0 21 13 21 26 0 22-16 66-24 87-3 9-6 13-6 21 0 19 15 32 32 32 37 0 51-56 51-59 0-4-3-4-5-4-4 0-4 1-5 7-7 20-19 47-40 47-6 0-10-3-10-12 0-10 4-19 8-27 7-20 23-63 23-85 0-25-15-42-44-42s-49 18-64 37c0-4-1-17-12-27-10-8-22-10-32-10-34 0-52 25-59 34-2-22-19-34-36-34-18 0-26 15-29 22-6 13-12 36-12 37 0 5 4 5 6 5 3 0 3-1 6-9 7-27 14-46 28-46 6 0 12 3 12 17 0 8-1 13-6 32-7 30-15 60-23 90z"><text:p/></draw:path><draw:path draw:style-name="gr3" draw:text-style-name="P5" svg:width="0.035in" svg:height="0.1512in" svg:x="0.489in" svg:y="0in" svg:viewBox="0 0 90 385" svg:d="M90 381c0-1 0-1-6-8-49-49-61-122-61-179 0-68 14-136 62-183 5-5 5-5 5-7 0-3-2-4-4-4-3 0-39 26-62 76-18 42-24 85-24 118 0 28 4 75 26 119 24 47 57 72 60 72 2 0 4-1 4-4z"><text:p/></draw:path><draw:path draw:style-name="gr3" draw:text-style-name="P5" svg:width="0.0756in" svg:height="0.1374in" svg:x="0.5413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5" svg:width="0.0055in" svg:height="0.1512in" svg:x="0.6421in" svg:y="0in" svg:viewBox="0 0 15 385" svg:d="M15 14c0-6 0-14-7-14-8 0-8 8-8 14 0 119 0 238 0 357 0 7 0 14 8 14 7 0 7-7 7-14 0-119 0-238 0-357z"><text:p/></draw:path><draw:path draw:style-name="gr3" draw:text-style-name="P5" svg:width="0.0799in" svg:height="0.0756in" svg:x="0.6728in" svg:y="0.0598in" svg:viewBox="0 0 204 193" svg:d="M40 160c-9 15-18 22-34 23-3 0-6 0-6 5 0 4 2 5 3 5 7 0 16-1 23-1 9 0 20 1 28 1 2 0 5 0 5-7 0-3-3-3-4-3-2 0-12-1-12-8 0-3 3-9 4-11 8-11 15-22 22-33 26 0 52 0 77 0 3 14 5 30 7 45-1 2-3 7-19 7-3 0-6 0-6 5 0 1 0 5 3 5 9 0 27-1 35-1 6 0 11 0 17 0 4 0 10 1 15 1 3 0 6-3 6-6 0-4-4-4-8-4-17 0-17-2-18-9-7-56-15-111-23-166-1-7-2-8-6-8-6 0-7 2-10 6-33 51-66 102-99 154zM76 121c19-30 37-58 56-88 4 30 9 58 13 88-23 0-46 0-69 0z"><text:p/></draw:path><draw:path draw:style-name="gr3" draw:text-style-name="P5" svg:width="0.035in" svg:height="0.1512in" svg:x="0.774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23">. ע"פ הגדרת תמונה, צ.ל. </text:span><text:span text:style-name="T23"><draw:g text:anchor-type="as-char" svg:y="-0.1134in" draw:z-index="367" draw:name="Shape372" draw:style-name="gr1"><svg:title>TexMaths</svg:title><svg:desc>11§display§\exists x \in A \cup B. \la x, y \ra \in f|_A§svg§600§FALSE§</svg:desc><draw:path draw:style-name="gr2" draw:text-style-name="P4" svg:width="1.5484in" svg:height="0.1358in" svg:x="0.0004in" svg:y="0.0071in" svg:viewBox="0 0 3934 346" svg:d="M1968 346c-657 0-1312 0-1968 0 0-116 0-230 0-346 1311 0 2623 0 3934 0 0 116 0 230 0 346-656 0-1311 0-1966 0z"><text:p/></draw:path><draw:path draw:style-name="gr3" draw:text-style-name="P5" svg:width="0.0673in" svg:height="0.1043in" svg:x="0.0012in" svg:y="0.0071in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5" svg:width="0.0756in" svg:height="0.0685in" svg:x="0.0819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2 30 39 0 61-49 61-59 0-4-3-4-4-4-4 0-4 1-5 4-14 41-40 50-52 50-14 0-21-12-21-25 0-9 2-17 7-34 4-18 8-35 13-53z"><text:p/></draw:path><draw:path draw:style-name="gr3" draw:text-style-name="P5" svg:width="0.076in" svg:height="0.087in" svg:x="0.2193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5" svg:width="0.1039in" svg:height="0.1079in" svg:x="0.3555in" svg:y="0.0043in" svg:viewBox="0 0 265 275" svg:d="M56 231c-15 26-31 31-48 32-5 1-8 1-8 8 0 2 2 4 6 4 9 0 22-1 33-1 12 0 26 1 38 1 2 0 8 0 8-7 0-4-5-5-7-5-9 0-19-3-19-13 0-4 4-9 6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5" svg:width="0.0843in" svg:height="0.0937in" svg:x="0.5067in" svg:y="0.0217in" svg:viewBox="0 0 215 239" svg:d="M215 14c0-6 0-14-8-14s-8 8-8 14c0 47 0 93 0 140 0 57-63 70-92 70-17 0-42-4-62-16-30-19-30-44-30-54 0-47 0-93 0-140 0-6 0-14-7-14-8 0-8 8-8 14 0 48 0 94 0 141 0 59 58 84 107 84 50 0 108-28 108-83 0-47 0-94 0-142z"><text:p/></draw:path><draw:path draw:style-name="gr3" draw:text-style-name="P5" svg:width="0.1083in" svg:height="0.1028in" svg:x="0.6398in" svg:y="0.0098in" svg:viewBox="0 0 276 262" svg:d="M46 232c-4 15-4 18-35 18-7 0-11 0-11 8 0 4 4 4 11 4 46 0 91 0 138 0 61 0 106-45 106-83 0-27-22-49-59-53 39-8 80-37 80-73 0-29-25-53-71-53-43 0-87 0-130 0-8 0-11 0-11 8 0 4 3 4 11 4 4 0 8 0 14 0 7 1 10 1 10 7 0 1 0 2-1 7-18 69-34 138-52 206zM105 122c7-32 16-64 24-96 3-13 4-14 21-14 16 0 33 0 49 0 34 0 42 22 42 40 0 34-33 70-80 70-19 0-38 0-56 0zM87 250c-6 0-6 0-9 0s-4-1-4-4c0-2 0-2 2-9 9-36 18-71 26-106 25 0 49 0 73 0 37 0 45 28 45 45 0 36-35 74-80 74-18 0-35 0-53 0z"><text:p/></draw:path><draw:path draw:style-name="gr3" draw:text-style-name="P5" svg:width="0.0157in" svg:height="0.0157in" svg:x="0.7697in" svg:y="0.0972in" svg:viewBox="0 0 41 41" svg:d="M41 21c0-12-9-21-20-21-12 0-21 9-21 21 0 11 9 20 21 20 11 0 20-9 20-20z"><text:p/></draw:path><draw:path draw:style-name="gr3" draw:text-style-name="P5" svg:width="0.0335in" svg:height="0.1512in" svg:x="0.8154in" svg:y="0in" svg:viewBox="0 0 86 385" svg:d="M85 15c1-4 1-5 1-7 0-5-3-8-8-8-3 0-5 2-9 9-22 59-45 118-67 177-1 2-2 4-2 7 0 2 0 2 2 6 22 59 45 118 67 176 3 5 5 10 9 10 5 0 8-3 8-7 0-1 0-3-1-7-23-59-45-119-68-178 23-60 45-119 68-178z"><text:p/></draw:path><draw:path draw:style-name="gr3" draw:text-style-name="P5" svg:width="0.0756in" svg:height="0.0685in" svg:x="0.8618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7 0 40-27 41-30 4 15 19 30 42 30 39 0 61-49 61-59 0-4-3-4-4-4-3 0-4 1-4 4-14 41-40 50-52 50-15 0-21-12-21-25 0-9 2-17 7-34 4-18 7-35 12-53z"><text:p/></draw:path><draw:path draw:style-name="gr3" draw:text-style-name="P5" svg:width="0.0173in" svg:height="0.0453in" svg:x="0.9575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5" svg:width="0.0697in" svg:height="0.0976in" svg:x="1.0165in" svg:y="0.0453in" svg:viewBox="0 0 178 249" svg:d="M177 24c1-5 1-6 1-9 0-7-5-11-11-11-3 0-10 3-13 8-1 2-4 14-5 21-4 10-6 21-8 31-6 23-12 46-18 69-1 7-17 33-44 33-20 0-23-16-23-31 0-17 6-41 19-76 6-15 8-19 8-27 0-18-13-32-31-32-38 0-52 56-52 59 0 5 3 4 4 5 5 0 5-1 7-8 11-36 26-47 40-47 2 0 8 0 8 12 0 10-3 20-6 27-16 41-22 63-22 81 0 34 24 46 47 46 16 0 29-7 39-18-5 20-9 40-25 59-11 13-25 24-42 24-6 0-24-1-30-15 6 0 11 0 16-6 5-3 8-8 8-14 0-12-10-13-14-13-9 0-21 5-21 24s16 33 41 33c39 0 79-35 90-77 12-50 25-99 37-148z"><text:p/></draw:path><draw:path draw:style-name="gr3" draw:text-style-name="P5" svg:width="0.0339in" svg:height="0.1512in" svg:x="1.1008in" svg:y="0in" svg:viewBox="0 0 87 385" svg:d="M85 199c2-4 2-5 2-6 0-3 0-1-2-6-23-59-45-119-68-178-3-7-5-9-9-9-5 0-8 3-8 8 0 1 0 2 2 6 23 60 45 119 68 179-23 58-45 117-68 177-2 4-2 5-2 8 0 4 3 7 8 7s6-4 9-7c23-60 45-119 68-179z"><text:p/></draw:path><draw:path draw:style-name="gr3" draw:text-style-name="P5" svg:width="0.076in" svg:height="0.087in" svg:x="1.2063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5" svg:width="0.0756in" svg:height="0.1374in" svg:x="1.3457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2 0-12 7 0 5 5 5 11 5 9 0 17 0 26 0-10 50-19 100-29 151-7 37-13 72-33 72-2 0-12 0-19-6 18-1 21-16 21-21 0-9-6-13-14-13-10 0-21 8-21 23 0 17 17 26 33 26 21 0 36-23 43-37 13-25 22-71 22-74 8-40 15-80 23-121z"><text:p/></draw:path><draw:path draw:style-name="gr3" draw:text-style-name="P5" svg:width="0.0055in" svg:height="0.1512in" svg:x="1.4469in" svg:y="0in" svg:viewBox="0 0 15 385" svg:d="M15 14c0-6 0-14-7-14-8 0-8 8-8 14 0 119 0 238 0 357 0 7 0 14 8 14 7 0 7-7 7-14 0-119 0-238 0-357z"><text:p/></draw:path><draw:path draw:style-name="gr3" draw:text-style-name="P5" svg:width="0.0799in" svg:height="0.0756in" svg:x="1.4772in" svg:y="0.0598in" svg:viewBox="0 0 204 193" svg:d="M40 160c-9 15-18 22-34 23-3 0-6 0-6 5 0 4 2 5 3 5 7 0 17-1 23-1 9 0 20 1 28 1 2 0 5 0 5-7 0-3-3-3-4-3-2 0-12-1-12-8 0-3 3-9 4-11 8-11 15-22 22-33 26 0 52 0 77 0 3 14 5 30 7 45-1 2-2 7-19 7-3 0-6 0-6 5 0 1 0 5 4 5 8 0 26-1 34-1 6 0 11 0 17 0 4 0 10 1 15 1 3 0 6-3 6-6 0-4-4-4-8-4-16 0-17-2-18-9-7-56-15-111-23-166-1-7-1-8-6-8-6 0-7 2-10 6-33 51-66 102-99 154zM76 121c19-30 37-58 56-88 4 30 9 58 13 88-23 0-46 0-69 0z"><text:p/></draw:path></draw:g></text:span><text:span text:style-name="T23">. ע"פ הגדרת הצמצום של </text:span><text:span text:style-name="T23"><draw:g text:anchor-type="as-char" svg:y="-0.1075in" draw:z-index="368" draw:name="Shape373" draw:style-name="gr1"><svg:title>TexMaths</svg:title><svg:desc>11§display§f§svg§600§FALSE§</svg:desc><draw:path draw:style-name="gr2" draw:text-style-name="P4" svg:width="0.0673in" svg:height="0.1217in" svg:x="0.0004in" svg:y="0.0075in" svg:viewBox="0 0 172 310" svg:d="M0 0c57 0 115 0 172 0 0 103 0 207 0 310-57 0-115 0-172 0 0-103 0-207 0-310z"><text:p/></draw:path><draw:path draw:style-name="gr3" draw:text-style-name="P5" svg:width="0.0748in" svg:height="0.1374in" svg:x="0.0008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3"><text:s/>על </text:span><text:span text:style-name="T23"><draw:g text:anchor-type="as-char" svg:y="-0.1035in" draw:z-index="385" draw:name="Shape374" draw:style-name="gr1"><svg:title>TexMaths</svg:title><svg:desc>11§display§B§svg§600§FALSE§</svg:desc><draw:path draw:style-name="gr2" draw:text-style-name="P4" svg:width="0.0988in" svg:height="0.0878in" svg:x="0.0012in" svg:y="0.0071in" svg:viewBox="0 0 252 224" svg:d="M0 0c83 0 168 0 252 0 0 75 0 149 0 224-84 0-169 0-252 0 0-75 0-149 0-224z"><text:p/></draw:path><draw:path draw:style-name="gr3" draw:text-style-name="P5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23">, למעשה צריך להוכיח </text:span><text:span text:style-name="T23"><draw:g text:anchor-type="as-char" svg:y="-0.1134in" draw:z-index="386" draw:name="Shape375" draw:style-name="gr1"><svg:title>TexMaths</svg:title><svg:desc>11§display§\la x, y \ra \in f \land x \in B§svg§600§FALSE§</svg:desc><draw:path draw:style-name="gr2" draw:text-style-name="P4" svg:width="1.1705in" svg:height="0.1358in" svg:x="0.0004in" svg:y="0.0071in" svg:viewBox="0 0 2974 346" svg:d="M1488 346c-496 0-992 0-1488 0 0-116 0-230 0-346 991 0 1983 0 2974 0 0 116 0 230 0 346-495 0-991 0-1486 0z"><text:p/></draw:path><draw:path draw:style-name="gr3" draw:text-style-name="P5" svg:width="0.0335in" svg:height="0.1512in" svg:x="0.0094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5" svg:width="0.0752in" svg:height="0.0685in" svg:x="0.0563in" svg:y="0.0453in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5" svg:width="0.0173in" svg:height="0.0453in" svg:x="0.152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5" svg:width="0.0697in" svg:height="0.0976in" svg:x="0.211in" svg:y="0.0453in" svg:viewBox="0 0 178 249" svg:d="M177 24c1-5 1-6 1-9 0-7-5-11-11-11-4 0-10 3-14 8 0 2-3 14-5 21-3 10-5 21-7 31-6 23-12 46-18 69-2 7-19 33-44 33-20 0-24-16-24-31 0-17 7-41 20-76 6-15 7-19 7-27 0-18-12-32-31-32-37 0-51 56-51 59 0 5 3 4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3" draw:text-style-name="P5" svg:width="0.0335in" svg:height="0.1512in" svg:x="0.2949in" svg:y="0in" svg:viewBox="0 0 86 385" svg:d="M85 199c1-4 1-4 1-5 0-2 0-2-1-7-23-59-45-119-69-178-2-7-4-9-8-9-5 0-8 3-8 8 0 1 0 2 2 6 23 60 45 119 68 180-23 58-45 118-68 176-2 4-2 5-2 8 0 4 3 7 8 7s6-4 7-7c23-60 47-119 70-179z"><text:p/></draw:path><draw:path draw:style-name="gr3" draw:text-style-name="P5" svg:width="0.076in" svg:height="0.087in" svg:x="0.4004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3" draw:text-style-name="P5" svg:width="0.076in" svg:height="0.1374in" svg:x="0.5394in" svg:y="0.0067in" svg:viewBox="0 0 194 350" svg:d="M122 118c11 0 22 0 33 0 8 0 11 0 11-8 0-4-3-4-10-4-11 0-21 0-32 0 2-16 6-30 8-44 2-8 7-36 10-40 3-8 10-13 17-13 3 0 13 0 19 6-16 2-21 16-21 21 0 9 8 14 15 14 9 0 22-9 22-24 0-17-18-26-35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" draw:text-style-name="P5" svg:width="0.0839in" svg:height="0.0937in" svg:x="0.6642in" svg:y="0.0217in" svg:viewBox="0 0 214 239" svg:d="M117 9c-4-7-6-9-9-9-6 0-7 3-9 9-32 71-65 143-97 215-2 4-2 5-2 7 0 5 3 8 8 8 2 0 5-1 8-8 31-67 61-135 92-203 29 68 60 136 90 203 3 8 8 8 9 8 4 0 7-3 7-8 0-1 0-2-2-6-32-72-64-145-95-216z"><text:p/></draw:path><draw:path draw:style-name="gr3" draw:text-style-name="P5" svg:width="0.0752in" svg:height="0.0685in" svg:x="0.7953in" svg:y="0.0453in" svg:viewBox="0 0 192 175" svg:d="M118 54c2-10 11-45 38-45 2 0 11 0 20 4-11 2-19 12-19 21 0 7 5 14 15 14 8 0 20-7 20-23 0-19-23-25-36-25-22 0-35 21-39 30-10-26-31-30-42-30-41 0-63 50-63 59 0 5 3 4 4 5 4 0 5-1 6-5 13-40 38-50 52-50 7 0 21 3 21 25 0 12-7 39-21 93-7 24-20 39-37 39-3 0-12 0-19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5" svg:width="0.076in" svg:height="0.087in" svg:x="0.9327in" svg:y="0.0307in" svg:viewBox="0 0 194 222" svg:d="M180 120c7 0 14 0 14-8 0-9-7-9-14-9-55 0-109 0-164 0 5-50 50-88 104-88 20 0 41 0 60 0 7 0 14 0 14-7 0-8-7-8-14-8-21 0-40 0-61 0-66 0-119 50-119 112s53 110 119 110c21 0 40 0 61 0 7 0 14 0 14-7s-7-7-14-7c-19 0-40 0-60 0-54 0-99-37-104-88 55 0 109 0 164 0z"><text:p/></draw:path><draw:path draw:style-name="gr3" draw:text-style-name="P5" svg:width="0.1083in" svg:height="0.1028in" svg:x="1.0705in" svg:y="0.0098in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5 0 51 0 33 0 42 22 42 40 0 34-33 70-80 70-19 0-39 0-58 0zM87 250c-6 0-7 0-9 0-4 0-5-1-5-4 0-2 0-2 2-9 9-36 17-71 26-106 24 0 50 0 74 0 36 0 44 28 44 45 0 36-34 74-80 74-18 0-35 0-52 0z"><text:p/></draw:path></draw:g></text:span><text:span text:style-name="T23">. נבחר </text:span><text:span text:style-name="T23"><draw:g text:anchor-type="as-char" svg:y="-0.1134in" draw:z-index="369" draw:name="Shape376" draw:style-name="gr1"><svg:title>TexMaths</svg:title><svg:desc>11§display§x = \pi_1(y)§svg§600§FALSE§</svg:desc><draw:path draw:style-name="gr2" draw:text-style-name="P4" svg:width="0.6118in" svg:height="0.1358in" svg:x="0.0039in" svg:y="0.0071in" svg:viewBox="0 0 1555 346" svg:d="M778 346c-260 0-518 0-778 0 0-116 0-230 0-346 518 0 1037 0 1555 0 0 116 0 230 0 346-258 0-518 0-777 0z"><text:p/></draw:path><draw:path draw:style-name="gr3" draw:text-style-name="P5" svg:width="0.0756in" svg:height="0.0685in" svg:x="0.0004in" svg:y="0.0453in" svg:viewBox="0 0 193 175" svg:d="M119 54c2-10 11-45 37-45 2 0 11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2-49 62-59 0-4-4-4-5-4-3 0-4 1-4 4-14 41-40 50-52 50-15 0-21-12-21-25 0-9 2-17 7-34 4-18 8-35 13-53z"><text:p/></draw:path><draw:path draw:style-name="gr3" draw:text-style-name="P5" svg:width="0.1012in" svg:height="0.0354in" svg:x="0.1339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815in" svg:height="0.0669in" svg:x="0.2902in" svg:y="0.048in" svg:viewBox="0 0 208 171" svg:d="M91 22c15 0 30 0 44 0-13 57-16 74-16 100 0 6 0 17 3 29 5 17 8 20 14 20 8 0 16-7 16-15 0-2 0-3-2-8-11-28-11-53-11-64 0-20 2-41 6-62 15 0 30 0 44 0 6 0 19 0 19-13 0-9-8-9-15-9-43 0-86 0-129 0-9 0-23 0-41 19-13 14-23 32-23 34 1 1 0 4 4 4s4-2 7-5c19-30 41-30 48-30 8 0 15 0 22 0-12 47-33 94-49 129-3 5-3 6-3 10 0 6 6 10 12 10 11 0 14-11 18-26 6-17 6-18 11-37 7-29 15-57 21-86z"><text:p/></draw:path><draw:path draw:style-name="gr3" draw:text-style-name="P5" svg:width="0.0386in" svg:height="0.0701in" svg:x="0.3839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5" svg:width="0.0346in" svg:height="0.1512in" svg:x="0.4559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5" svg:width="0.0697in" svg:height="0.0976in" svg:x="0.5043in" svg:y="0.0453in" svg:viewBox="0 0 178 249" svg:d="M176 24c2-5 2-6 2-9 0-7-5-11-12-11-3 0-10 3-13 8-1 2-3 14-6 21-2 10-5 21-7 31-6 23-12 46-18 69-1 7-17 33-43 33-20 0-24-16-24-31 0-17 7-41 20-76 5-15 8-19 8-27 0-18-13-32-32-32-37 0-51 56-51 59 0 5 3 5 4 5 4 0 5-1 7-8 10-36 25-47 39-47 3 0 9 0 9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3" draw:text-style-name="P5" svg:width="0.035in" svg:height="0.1512in" svg:x="0.588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23">, ונוכיח את כל אחד משני התנאים ההכרחיים </text:span><text:span text:style-name="T34">על שני מקרים שיתכנו</text:span><text:span text:style-name="T23">: </text:span></text:p>
          <text:list>
            <text:list-item>
              <text:p text:style-name="P85"><text:span text:style-name="T34">אם </text:span><text:span text:style-name="T34"><draw:g text:anchor-type="as-char" svg:y="-0.1075in" draw:z-index="387" draw:name="Shape377" draw:style-name="gr1"><svg:title>TexMaths</svg:title><svg:desc>11§display§x \in A§svg§600§FALSE§</svg:desc><draw:path draw:style-name="gr2" draw:text-style-name="P4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8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34">, אז </text:span><text:span text:style-name="T34"><draw:g text:anchor-type="as-char" svg:y="-0.1075in" draw:z-index="388" draw:name="Shape378" draw:style-name="gr1"><svg:title>TexMaths</svg:title><svg:desc>11§display§x \in A \cap B§svg§600§FALSE§</svg:desc><draw:path draw:style-name="gr2" draw:text-style-name="P4" svg:width="0.6547in" svg:height="0.0984in" svg:x="0.0039in" svg:y="0.0079in" svg:viewBox="0 0 1664 251" svg:d="M833 251c-279 0-556 0-833 0 0-84 0-167 0-251 554 0 1110 0 1664 0 0 84 0 167 0 251-277 0-554 0-831 0z"><text:p/></draw:path><draw:path draw:style-name="gr3" draw:text-style-name="P5" svg:width="0.0752in" svg:height="0.0681in" svg:x="0.0004in" svg:y="0.0429in" svg:viewBox="0 0 192 174" svg:d="M119 54c2-10 11-45 37-45 2 0 12 0 20 4-11 2-19 12-19 21 0 7 5 14 15 14 8 0 20-7 20-23 0-19-22-25-35-25-23 0-36 21-40 30-10-26-31-30-42-30-41 0-63 50-63 59 0 5 4 5 6 5s3-1 4-5c13-40 38-50 52-50 7 0 21 3 21 25 0 12-7 39-21 93-6 23-20 38-37 38-2 0-11 0-19-4 9-1 18-10 18-20 0-11-9-14-14-14-12 0-22 9-22 23 0 16 20 24 36 24 27 0 40-27 41-29 5 15 19 29 42 29 39 0 61-49 61-58 0-5-3-5-4-5-3 0-4 2-4 5-14 41-40 49-52 49-16 0-21-11-21-24 0-9 2-18 7-34 4-18 8-35 13-53z"><text:p/></draw:path><draw:path draw:style-name="gr3" draw:text-style-name="P5" svg:width="0.0752in" svg:height="0.087in" svg:x="0.1382in" svg:y="0.0283in" svg:viewBox="0 0 192 222" svg:d="M179 119c7 0 13 0 13-8s-6-8-13-8c-55 0-109 0-164 0 5-51 50-88 104-88 20 0 40 0 60 0 7 0 13 0 13-7 0-8-6-8-13-8-20 0-40 0-60 0-66 0-119 50-119 111s53 111 119 111c20 0 40 0 60 0 7 0 13 0 13-7 0-8-6-8-13-8-20 0-40 0-60 0-54 0-99-37-104-88 55 0 109 0 164 0z"><text:p/></draw:path><draw:path draw:style-name="gr3" draw:text-style-name="P5" svg:width="0.1039in" svg:height="0.1079in" svg:x="0.2744in" svg:y="0in" svg:viewBox="0 0 265 275" svg:d="M55 231c-15 25-30 31-47 32-5 0-8 0-8 8 0 2 1 4 4 4 11 0 23-1 33-1 14 0 27 1 40 1 2 0 7 0 7-8 0-4-4-4-6-4-9-1-19-4-19-13 0-5 3-9 6-14 10-17 20-33 30-50 31 0 64 0 96 0 1 8 7 61 7 64 0 12-21 13-29 13-5 0-8 0-8 8 0 4 4 4 5 4 15 0 32-1 48-1 9 0 35 1 43 1 3 0 8 0 8-8 0-4-4-4-9-4-24 0-24-2-25-14-8-79-17-160-24-239 0-8 0-10-7-10-6 0-8 3-10 7-45 74-90 149-135 224zM101 174c25-42 52-84 77-126 5 42 8 84 12 126-29 0-59 0-89 0z"><text:p/></draw:path><draw:path draw:style-name="gr3" draw:text-style-name="P5" svg:width="0.0846in" svg:height="0.0937in" svg:x="0.4248in" svg:y="0.0193in" svg:viewBox="0 0 216 239" svg:d="M216 85c0-59-60-85-108-85-51 0-108 28-108 84 0 47 0 93 0 141 0 6 0 14 8 14 7 0 7-8 7-14 0-47 0-93 0-139 0-57 64-71 93-71 17 0 42 5 61 18 31 19 31 43 31 54 0 46 0 91 0 138 0 6 0 14 8 14s8-8 8-14c0-47 0-94 0-140z"><text:p/></draw:path><draw:path draw:style-name="gr3" draw:text-style-name="P5" svg:width="0.1083in" svg:height="0.1028in" svg:x="0.5583in" svg:y="0.0051in" svg:viewBox="0 0 276 262" svg:d="M45 232c-3 15-4 18-35 18-7 0-10 0-10 8 0 4 3 4 10 4 46 0 92 0 138 0 61 0 107-45 107-84 0-26-23-48-60-53 40-7 81-36 81-72 0-29-25-53-73-53-42 0-86 0-129 0-7 0-11 0-11 8 0 4 3 4 11 4 1 0 7 0 14 0 8 1 11 1 11 7 0 1 0 2-2 7-18 69-34 138-52 206zM103 122c8-32 17-64 25-96 3-13 4-14 20-14 17 0 35 0 51 0 33 0 42 22 42 40 0 33-33 70-80 70-19 0-39 0-58 0zM87 250c-6 0-7 0-9 0-4-1-5-1-5-5 0-1 0-2 2-8 9-36 17-72 26-107 24 0 50 0 74 0 36 0 44 28 44 44 0 38-34 76-80 76-18 0-35 0-52 0z"><text:p/></draw:path></draw:g></text:span><text:span text:style-name="T34"><text:s/>כלומר: </text:span></text:p>
              <text:p text:style-name="P85"><text:soft-page-break/><draw:g text:anchor-type="as-char" svg:y="-0.1134in" draw:z-index="370" draw:name="Shape379" draw:style-name="gr1"><svg:title>TexMaths</svg:title><svg:desc>11§display§\la x, y \ra \in f§svg§600§FALSE§</svg:desc><draw:path draw:style-name="gr2" draw:text-style-name="P4" svg:width="0.6059in" svg:height="0.1358in" svg:x="0.0004in" svg:y="0.0071in" svg:viewBox="0 0 1540 346" svg:d="M771 346c-258 0-514 0-771 0 0-116 0-230 0-346 513 0 1027 0 1540 0 0 116 0 230 0 346-256 0-513 0-769 0z"><text:p/></draw:path><draw:path draw:style-name="gr3" draw:text-style-name="P5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5" svg:width="0.0752in" svg:height="0.0685in" svg:x="0.0563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3" draw:text-style-name="P5" svg:width="0.0173in" svg:height="0.0453in" svg:x="0.152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0697in" svg:height="0.0976in" svg:x="0.211in" svg:y="0.0453in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3" draw:text-style-name="P5" svg:width="0.0335in" svg:height="0.1512in" svg:x="0.2949in" svg:y="0in" svg:viewBox="0 0 86 385" svg:d="M84 199c2-4 2-5 2-6 0-3 0-1-2-6-22-59-46-119-68-178-2-7-5-9-8-9-5 0-8 3-8 8 0 1 0 2 1 6 23 60 45 119 68 179-23 58-45 117-68 177-1 4-1 5-1 8 0 4 3 7 8 7 4 0 6-4 7-7 23-60 45-119 69-179z"><text:p/></draw:path><draw:path draw:style-name="gr3" draw:text-style-name="P5" svg:width="0.076in" svg:height="0.087in" svg:x="0.3996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5" svg:width="0.0752in" svg:height="0.1374in" svg:x="0.539in" svg:y="0.0067in" svg:viewBox="0 0 192 350" svg:d="M121 118c11 0 22 0 33 0 8 0 12 0 12-8 0-4-4-4-11-4-11 0-21 0-32 0 2-16 6-30 8-44 2-8 8-36 10-40 3-8 10-13 17-13 3 0 12 0 19 6-16 2-21 16-21 21 0 9 8 14 14 14 11 0 22-9 22-24 0-17-17-26-34-26-13 0-37 7-48 45-2 8-4 12-13 61-9 0-18 0-27 0-7 0-12 0-12 7 0 5 4 5 11 5 9 0 17 0 26 0-10 50-19 100-29 151-7 37-13 72-34 72-1 0-11 0-18-6 18-1 21-16 21-21 0-9-6-13-14-13-10 0-21 8-21 23 0 17 16 26 32 26 22 0 37-23 44-37 12-25 21-71 22-74 8-40 15-80 23-121z"><text:p/></draw:path></draw:g>: <text:span text:style-name="T23">נסמן </text:span><text:span text:style-name="T23"><draw:g text:anchor-type="as-char" svg:y="-0.1134in" draw:z-index="371" draw:name="Shape380" draw:style-name="gr1"><svg:title>TexMaths</svg:title><svg:desc>11§display§y = \la a, b \ra§svg§600§FALSE§</svg:desc><draw:path draw:style-name="gr2" draw:text-style-name="P4" svg:width="0.5815in" svg:height="0.1358in" svg:x="0.0039in" svg:y="0.0071in" svg:viewBox="0 0 1478 346" svg:d="M740 346c-247 0-493 0-740 0 0-116 0-230 0-346 493 0 985 0 1478 0 0 116 0 230 0 346-247 0-493 0-738 0z"><text:p/></draw:path><draw:path draw:style-name="gr3" draw:text-style-name="P5" svg:width="0.0697in" svg:height="0.0976in" svg:x="0.0004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3 0 8 0 8 12 0 10-3 20-5 27-17 41-23 63-23 81 0 34 24 46 47 46 16 0 29-7 39-18-5 20-9 40-25 59-11 13-25 24-42 24-6 0-24-1-30-15 6 0 11 0 16-6 5-3 8-8 8-14 0-12-10-13-14-13-9 0-21 5-21 24s16 33 41 33c39 0 79-35 90-77 12-50 25-99 37-148z"><text:p/></draw:path><draw:path draw:style-name="gr3" draw:text-style-name="P5" svg:width="0.1012in" svg:height="0.0354in" svg:x="0.1272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335in" svg:height="0.1512in" svg:x="0.2957in" svg:y="0in" svg:viewBox="0 0 86 385" svg:d="M84 15c2-4 2-5 2-7 0-5-3-8-8-8-3 0-6 2-9 9-22 59-45 118-67 177-1 2-2 4-2 7 0 2 0 2 2 6 22 59 45 118 67 176 1 5 4 10 9 10s8-3 8-7c0-1 0-3-2-7-23-59-45-119-69-178 24-60 46-119 69-178z"><text:p/></draw:path><draw:path draw:style-name="gr3" draw:text-style-name="P5" svg:width="0.0693in" svg:height="0.0685in" svg:x="0.3441in" svg:y="0.0453in" svg:viewBox="0 0 177 175" svg:d="M129 25c-8-14-19-25-37-25-45 0-92 57-92 113 0 37 21 62 52 62 7 0 26-1 49-29 4 16 17 29 35 29 14 0 22-9 29-21 7-14 12-37 12-38 0-4-4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3" draw:text-style-name="P5" svg:width="0.0173in" svg:height="0.0453in" svg:x="0.4315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5" svg:width="0.0555in" svg:height="0.1063in" svg:x="0.4929in" svg:y="0.0071in" svg:viewBox="0 0 142 271" svg:d="M74 4c0-1 0-4-5-4-8 0-37 3-47 3-3 1-8 1-8 8 0 6 4 6 10 6 19 0 19 2 19 6 0 2-3 16-6 23-9 42-20 84-30 127-6 19-7 25-7 37 0 37 21 61 50 61 45 0 92-57 92-112 0-36-20-62-52-62-17 0-33 11-45 23 10-39 19-77 29-116zM37 150c3-8 3-9 7-13 19-26 36-31 46-31 13 0 24 11 24 36 0 23-13 66-19 80-14 27-31 40-45 40s-27-10-27-38c0-8 0-15 7-39 2-12 5-24 7-35z"><text:p/></draw:path><draw:path draw:style-name="gr3" draw:text-style-name="P5" svg:width="0.0339in" svg:height="0.1512in" svg:x="0.5594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23">, כלומר ע"פ הגדרת </text:span><text:span text:style-name="T23"><draw:g text:anchor-type="as-char" svg:y="-0.0681in" draw:z-index="372" draw:name="Shape381" draw:style-name="gr1"><svg:title>TexMaths</svg:title><svg:desc>11§display§y
§svg§600§FALSE§</svg:desc><draw:path draw:style-name="gr2" draw:text-style-name="P4" svg:width="0.0579in" svg:height="0.0819in" svg:x="0.0039in" svg:y="0.0071in" svg:viewBox="0 0 148 209" svg:d="M75 209c-26 0-50 0-75 0 0-69 0-140 0-209 49 0 99 0 148 0 0 69 0 140 0 209-24 0-49 0-73 0z"><text:p/></draw:path><draw:path draw:style-name="gr3" draw:text-style-name="P5" svg:width="0.0693in" svg:height="0.0976in" svg:x="0.0004in" svg:y="0.0004in" svg:viewBox="0 0 177 249" svg:d="M175 24c2-5 2-6 2-10 0-6-6-10-11-10-4 0-10 3-14 8 0 2-4 14-6 21-2 10-4 21-8 31-5 23-11 46-16 69-2 7-18 32-43 32-20 0-24-16-24-30 0-17 7-41 20-76 6-15 7-19 7-27 0-18-12-32-30-32-38 0-52 56-52 59 0 5 4 5 5 5 4 0 4-1 6-8 11-36 26-47 40-47 2 0 8 0 8 12 0 10-3 20-6 27-16 41-22 63-22 81 0 33 24 45 47 45 14 0 27-7 37-18-4 20-8 39-24 60-10 13-24 24-42 24-5 0-23-1-29-16 6 0 11 0 16-5 5-3 8-9 8-15 0-12-10-13-14-13-9 0-21 5-21 24 0 20 16 34 40 34 40 0 78-35 89-79 13-49 25-97 37-146z"><text:p/></draw:path></draw:g></text:span><text:span text:style-name="T23"><text:s/>ידוע </text:span><text:span text:style-name="T23"><draw:g text:anchor-type="as-char" svg:y="-0.1075in" draw:z-index="373" draw:name="Shape382" draw:style-name="gr1"><svg:title>TexMaths</svg:title><svg:desc>11§display§a \in A, b = 0§svg§600§FALSE§</svg:desc><draw:path draw:style-name="gr2" draw:text-style-name="P4" svg:width="0.7701in" svg:height="0.1217in" svg:x="0.0024in" svg:y="0.0079in" svg:viewBox="0 0 1957 310" svg:d="M979 310c-327 0-652 0-979 0 0-103 0-207 0-310 652 0 1304 0 1957 0 0 103 0 207 0 310-326 0-653 0-978 0z"><text:p/></draw:path><draw:path draw:style-name="gr3" draw:text-style-name="P5" svg:width="0.0693in" svg:height="0.0685in" svg:x="0.0004in" svg:y="0.0429in" svg:viewBox="0 0 177 175" svg:d="M129 25c-7-14-18-25-36-25-45 0-93 57-93 113 0 37 22 62 52 62 7 0 27-1 50-29 2 16 17 29 35 29 14 0 22-9 29-21 7-14 11-37 11-38 0-4-3-4-4-4-5 0-5 1-6 7-6 25-13 47-30 47-9 0-11-10-11-18s2-11 5-28c4-16 5-20 9-34 4-19 10-37 14-54 2-11 2-12 2-13 0-7-4-11-11-11-9 0-15 8-16 17zM103 124c-1 8-1 8-7 15-17 22-32 27-43 27-20 0-26-21-26-36 0-19 13-66 22-84 11-23 29-37 44-37 26 0 31 32 31 34s-1 4-1 6c-6 25-13 50-20 75z"><text:p/></draw:path><draw:path draw:style-name="gr3" draw:text-style-name="P5" svg:width="0.0752in" svg:height="0.087in" svg:x="0.1299in" svg:y="0.0283in" svg:viewBox="0 0 192 222" svg:d="M179 120c7 0 13 0 13-8s-6-7-13-7c-55 0-109 0-164 0 5-52 50-90 104-90 20 0 40 0 60 0 7 0 13 0 13-7 0-8-6-8-13-8-20 0-40 0-60 0-67 0-119 49-119 112 0 62 52 110 119 110 20 0 40 0 60 0 7 0 13 0 13-8 0-7-6-7-13-7-20 0-40 0-60 0-54 0-99-35-104-87 55 0 109 0 164 0z"><text:p/></draw:path><draw:path draw:style-name="gr3" draw:text-style-name="P5" svg:width="0.1039in" svg:height="0.1079in" svg:x="0.2661in" svg:y="0in" svg:viewBox="0 0 265 275" svg:d="M55 231c-15 25-31 31-47 32-5 1-8 1-8 8 0 2 1 4 4 4 11 0 23-1 33-1 14 0 27 1 40 1 2 0 7 0 7-8 0-3-4-4-6-4-9 0-19-3-19-13 0-5 3-9 6-15 10-16 20-33 30-48 31 0 64 0 96 0 1 8 6 59 6 64 0 11-20 12-28 12-5 0-8 0-8 8 0 4 4 4 5 4 15 0 32-1 48-1 9 0 35 1 43 1 3 0 8 0 8-8 0-4-4-4-9-4-24 0-24-2-25-13-8-80-17-160-24-240 0-8 0-10-7-10-6 0-8 3-11 7-45 74-89 149-134 224zM101 175c25-43 52-85 77-127 5 42 8 84 12 127-29 0-59 0-89 0z"><text:p/></draw:path><draw:path draw:style-name="gr3" draw:text-style-name="P5" svg:width="0.0173in" svg:height="0.0453in" svg:x="0.3874in" svg:y="0.0929in" svg:viewBox="0 0 45 116" svg:d="M45 41c0-26-10-41-24-41-13 0-21 10-21 21 0 10 8 20 21 20 4 0 9-1 13-5 1-1 1-1 2-1 0 2 0 0 0 6 0 28-13 51-25 64-4 4-4 5-4 6 0 2 1 5 3 5 4 0 35-30 35-75z"><text:p/></draw:path><draw:path draw:style-name="gr3" draw:text-style-name="P5" svg:width="0.0559in" svg:height="0.1063in" svg:x="0.4492in" svg:y="0.0047in" svg:viewBox="0 0 143 271" svg:d="M75 4c0-1 0-4-6-4-9 0-36 3-47 3-2 1-7 1-7 8 0 6 4 6 9 6 19 0 20 2 20 6 0 2-3 16-6 23-11 42-20 84-31 127-5 17-7 24-7 37 0 36 21 61 49 61 47 0 94-58 94-113 0-35-21-61-52-61-17 0-34 11-45 23 10-39 19-77 29-116zM38 150c3-8 3-9 6-14 19-25 36-30 46-30 14 0 24 11 24 36 0 23-12 66-18 80-14 27-31 40-47 40-13 0-25-10-25-39 0-7 0-14 6-38 3-12 5-24 8-35z"><text:p/></draw:path><draw:path draw:style-name="gr3" draw:text-style-name="P5" svg:width="0.1008in" svg:height="0.035in" svg:x="0.5583in" svg:y="0.054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38in" svg:height="0.1035in" svg:x="0.7161in" svg:y="0.0079in" svg:viewBox="0 0 163 264" svg:d="M163 133c0-31-2-62-16-90-17-38-49-43-66-43-23 0-51 10-67 45-12 28-14 57-14 88 0 29 1 63 18 91 16 32 44 40 63 40 21 0 50-8 67-45 13-27 15-55 15-86zM81 255c-15 0-38-10-45-46-4-22-4-58-4-80 0-26 0-51 3-72 8-45 36-49 46-49 12 0 38 7 45 45 5 22 5 51 5 76 0 28 0 55-5 78-6 37-28 48-45 48z"><text:p/></draw:path></draw:g></text:span><text:span text:style-name="T23">, וע"פ הגדרת </text:span><text:span text:style-name="T23"><draw:g text:anchor-type="as-char" svg:y="-0.0681in" draw:z-index="374" draw:name="Shape383" draw:style-name="gr1"><svg:title>TexMaths</svg:title><svg:desc>11§display§x§svg§600§FALSE§</svg:desc><draw:path draw:style-name="gr2" draw:text-style-name="P4" svg:width="0.0634in" svg:height="0.052in" svg:x="0.0039in" svg:y="0.0071in" svg:viewBox="0 0 162 133" svg:d="M0 0c54 0 108 0 162 0 0 44 0 89 0 133-54 0-108 0-162 0 0-44 0-89 0-133z"><text:p/></draw:path><draw:path draw:style-name="gr3" draw:text-style-name="P5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23"><text:s/>ידוע </text:span><text:span text:style-name="T23"><draw:g text:anchor-type="as-char" svg:y="-0.0681in" draw:z-index="375" draw:name="Shape384" draw:style-name="gr1"><svg:title>TexMaths</svg:title><svg:desc>11§display§x = a§svg§600§FALSE§</svg:desc><draw:path draw:style-name="gr2" draw:text-style-name="P4" svg:width="0.3488in" svg:height="0.052in" svg:x="0.0039in" svg:y="0.0071in" svg:viewBox="0 0 887 133" svg:d="M0 0c296 0 592 0 887 0 0 44 0 89 0 133-295 0-591 0-887 0 0-44 0-89 0-133z"><text:p/></draw:path><draw:path draw:style-name="gr3" draw:text-style-name="P5" svg:width="0.0752in" svg:height="0.0677in" svg:x="0.0004in" svg:y="0in" svg:viewBox="0 0 192 173" svg:d="M118 54c2-10 12-45 38-45 2 0 11 0 20 4-11 2-19 12-19 21 0 7 5 13 15 13 8 0 20-6 20-22 0-19-23-25-36-25-22 0-35 20-39 30-10-27-31-30-42-30-41 0-63 50-63 59 0 4 3 3 4 4 4 0 5 0 6-5 13-40 38-49 52-49 7 0 21 3 21 25 0 12-7 38-21 90-7 25-20 40-37 40-3 0-12 0-19-4 9-3 18-10 18-21 0-10-9-13-14-13-12 0-22 9-22 22 0 17 20 25 36 25 26 0 40-27 41-30 4 14 19 30 42 30 39 0 61-50 61-60 0-3-3-3-4-3-3 0-4 1-6 5-12 40-38 49-50 49-16 0-22-12-22-25 0-8 3-17 6-33 5-18 9-34 14-52z"><text:p/></draw:path><draw:path draw:style-name="gr3" draw:text-style-name="P5" svg:width="0.1008in" svg:height="0.0346in" svg:x="0.1339in" svg:y="0.0114in" svg:viewBox="0 0 257 89" svg:d="M244 15c6 0 13 0 13-7 0-8-7-8-13-8-77 0-154 0-231 0-5 0-13 0-13 8 0 7 8 7 13 7 77 0 154 0 231 0zM244 89c6 0 13 0 13-6 0-8-7-8-13-8-77 0-154 0-231 0-5 0-13 0-13 8 0 6 8 6 13 6 77 0 154 0 231 0z"><text:p/></draw:path><draw:path draw:style-name="gr3" draw:text-style-name="P5" svg:width="0.0693in" svg:height="0.0677in" svg:x="0.2913in" svg:y="0in" svg:viewBox="0 0 177 173" svg:d="M129 24c-7-14-18-24-36-24-45 0-93 56-93 111 0 37 21 62 52 62 7 0 26-1 50-29 2 16 17 29 34 29 15 0 23-9 29-21 7-14 12-37 12-39 0-3-3-3-4-3-5 0-5 1-6 7-6 25-13 47-30 47-9 0-11-10-11-18 0-7 0-11 5-28 4-16 5-20 9-33 4-19 10-37 14-54 2-11 2-11 2-13 0-7-4-10-11-10-10 0-15 9-16 16zM103 123c-1 7-1 8-7 15-17 21-33 26-43 26-20 0-26-21-26-35 0-20 13-66 21-84 12-22 30-36 45-36 26 0 31 31 31 33s-1 5-1 6c-6 26-13 50-20 75z"><text:p/></draw:path></draw:g></text:span><text:span text:style-name="T23">, כלומר סה"כ צ.ל. </text:span><draw:g text:anchor-type="as-char" svg:y="-0.1134in" draw:z-index="376" draw:name="Shape385" draw:style-name="gr1"><svg:title>TexMaths</svg:title><svg:desc>11§display§\la a, \la a, 0 \ra \ra \in f§svg§600§FALSE§</svg:desc><draw:path draw:style-name="gr2" draw:text-style-name="P4" svg:width="0.8622in" svg:height="0.1358in" svg:x="0.0004in" svg:y="0.0071in" svg:viewBox="0 0 2191 346" svg:d="M1097 346c-367 0-732 0-1097 0 0-116 0-230 0-346 730 0 1461 0 2191 0 0 116 0 230 0 346-365 0-730 0-1094 0z"><text:p/></draw:path><draw:path draw:style-name="gr3" draw:text-style-name="P5" svg:width="0.0335in" svg:height="0.1512in" svg:x="0.0094in" svg:y="0in" svg:viewBox="0 0 86 385" svg:d="M84 15c2-4 2-5 2-7 0-5-3-8-8-8-3 0-5 2-9 9-22 59-45 118-67 177-1 2-2 4-2 8 0 1 0 1 2 5 22 59 45 118 67 176 1 5 4 10 9 10s8-3 8-7c0-1 0-3-2-7-23-59-45-119-69-177 24-60 46-119 69-179z"><text:p/></draw:path><draw:path draw:style-name="gr3" draw:text-style-name="P5" svg:width="0.0693in" svg:height="0.0685in" svg:x="0.0579in" svg:y="0.0453in" svg:viewBox="0 0 177 175" svg:d="M129 25c-8-14-19-25-37-25-45 0-92 57-92 113 0 37 21 62 52 62 7 0 26-1 49-29 4 16 17 29 35 29 14 0 24-9 29-21 7-14 12-37 12-38 0-4-3-4-5-4-4 0-4 1-5 7-6 25-14 47-29 47-11 0-13-10-13-17 0-9 2-11 6-29 4-17 4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173in" svg:height="0.0453in" svg:x="0.1457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5" svg:width="0.0339in" svg:height="0.1512in" svg:x="0.2165in" svg:y="0in" svg:viewBox="0 0 87 385" svg:d="M85 15c2-4 2-5 2-7 0-5-4-8-9-8-3 0-5 2-9 9-22 59-45 118-67 177-1 2-2 4-2 8 0 1 0 1 2 5 22 59 45 118 67 176 3 5 5 10 9 10 5 0 9-3 9-7 0-1 0-3-2-7-23-59-45-119-68-177 23-60 45-119 68-179z"><text:p/></draw:path><draw:path draw:style-name="gr3" draw:text-style-name="P5" svg:width="0.0693in" svg:height="0.0685in" svg:x="0.265in" svg:y="0.0453in" svg:viewBox="0 0 177 175" svg:d="M129 25c-7-14-18-25-35-25-46 0-94 57-94 113 0 37 21 62 52 62 7 0 26-1 50-29 3 16 17 29 36 29 13 0 22-9 27-21 7-14 12-37 12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5" svg:width="0.0173in" svg:height="0.0453in" svg:x="0.3528in" svg:y="0.0972in" svg:viewBox="0 0 45 116" svg:d="M45 41c0-26-10-41-24-41-13 0-21 10-21 21 0 10 8 20 21 20 4 0 9-1 13-5 1-1 1-1 2-1 0 2 0 0 0 6 0 28-13 51-26 64-3 4-3 5-3 6 0 2 1 5 3 5 4 0 35-30 35-75z"><text:p/></draw:path><draw:path draw:style-name="gr3" draw:text-style-name="P5" svg:width="0.0634in" svg:height="0.1035in" svg:x="0.4134in" svg:y="0.013in" svg:viewBox="0 0 162 264" svg:d="M162 133c0-31-1-61-16-90-17-37-49-43-65-43-23 0-51 10-67 45-13 28-14 57-14 88 0 29 1 64 17 92 16 32 45 39 63 39 21 0 51-7 67-45 14-25 15-55 15-86zM80 255c-14 0-37-9-44-46-4-22-4-58-4-80 0-26 0-51 3-72 7-45 37-49 45-49 14 0 39 7 47 45 3 22 3 52 3 76 0 28 0 55-5 79-5 36-27 47-45 47z"><text:p/></draw:path><draw:path draw:style-name="gr3" draw:text-style-name="P5" svg:width="0.0335in" svg:height="0.1512in" svg:x="0.4913in" svg:y="0in" svg:viewBox="0 0 86 385" svg:d="M84 199c2-4 2-4 2-5 0-2 0-2-2-7-22-59-45-119-67-178-3-7-5-9-9-9-5 0-8 3-8 8 0 1 0 2 2 6 23 60 45 119 68 180-23 58-45 118-68 176-2 4-2 5-2 8 0 4 3 7 8 7 4 0 6-4 7-7 24-60 46-119 69-179z"><text:p/></draw:path><draw:path draw:style-name="gr3" draw:text-style-name="P5" svg:width="0.0339in" svg:height="0.1512in" svg:x="0.55in" svg:y="0in" svg:viewBox="0 0 87 385" svg:d="M85 199c2-4 2-4 2-5 0-2 0-2-2-7-23-59-45-119-68-178-3-7-6-9-9-9-5 0-8 3-8 8 0 1 0 2 2 6 23 60 45 119 68 180-23 58-45 118-68 176-2 4-2 5-2 8 0 4 4 7 8 7 5 0 6-4 9-7 23-60 45-119 68-179z"><text:p/></draw:path><draw:path draw:style-name="gr3" draw:text-style-name="P5" svg:width="0.076in" svg:height="0.087in" svg:x="0.6559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5" svg:width="0.0756in" svg:height="0.1374in" svg:x="0.7953in" svg:y="0.0067in" svg:viewBox="0 0 193 350" svg:d="M121 118c11 0 22 0 33 0 8 0 12 0 12-8 0-4-4-4-11-4-11 0-21 0-32 0 2-16 6-30 8-44 2-8 8-36 10-40 3-8 10-13 17-13 3 0 13 0 19 6-16 2-21 16-21 21 0 9 8 14 15 14 11 0 22-9 22-24 0-17-18-26-35-26-13 0-37 7-48 45-2 8-4 12-13 61-9 0-18 0-27 0-7 0-12 0-12 7 0 5 4 5 11 5 9 0 17 0 26 0-10 50-19 100-29 151-7 37-13 72-34 72-1 0-11 0-18-6 18-1 21-16 21-21 0-9-6-13-14-13-10 0-21 8-21 23 0 17 17 26 32 26 22 0 37-23 44-37 12-25 21-71 22-74 8-40 15-80 23-121z"><text:p/></draw:path></draw:g>, <text:span text:style-name="T23">או במילים אחרות </text:span><text:span text:style-name="T23"><draw:g text:anchor-type="as-char" svg:y="-0.1134in" draw:z-index="377" draw:name="Shape386" draw:style-name="gr1"><svg:title>TexMaths</svg:title><svg:desc>11§display§f(a) = \la a, 0 \ra§svg§600§FALSE§</svg:desc><draw:path draw:style-name="gr2" draw:text-style-name="P4" svg:width="0.8016in" svg:height="0.1354in" svg:x="0.0004in" svg:y="0.0071in" svg:viewBox="0 0 2037 345" svg:d="M0 0c679 0 1359 0 2037 0 0 115 0 230 0 345-678 0-1358 0-2037 0 0-115 0-230 0-345z"><text:p/></draw:path><draw:path draw:style-name="gr3" draw:text-style-name="P5" svg:width="0.0752in" svg:height="0.137in" svg:x="0.0008in" svg:y="0.0071in" svg:viewBox="0 0 192 349" svg:d="M121 118c11 0 22 0 33 0 8 0 12 0 12-9 0-3-4-3-11-3-11 0-21 0-32 0 2-16 6-30 8-44 2-9 8-36 10-41 3-7 10-13 17-13 3 0 13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5" svg:width="0.0346in" svg:height="0.1508in" svg:x="0.0988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5" svg:width="0.0693in" svg:height="0.0681in" svg:x="0.1484in" svg:y="0.0453in" svg:viewBox="0 0 177 174" svg:d="M129 24c-7-14-18-24-36-24-45 0-93 56-93 112 0 37 22 62 52 62 7 0 27-1 50-29 4 17 17 29 35 29 14 0 22-9 29-21 7-14 11-37 11-38 0-4-3-4-4-4-4 0-5 1-6 7-6 25-13 48-28 48-11 0-13-10-13-17 0-9 2-12 6-29 3-17 4-21 8-35 4-19 10-37 14-54 2-11 2-11 2-13 0-7-4-10-11-10-9 0-14 9-16 16zM104 124c-2 7-2 8-7 15-18 21-33 27-44 27-20 0-26-22-26-36 0-20 14-67 22-85 13-23 29-37 46-37 24 0 29 32 29 34s0 4-1 6c-6 26-12 51-19 76z"><text:p/></draw:path><draw:path draw:style-name="gr3" draw:text-style-name="P5" svg:width="0.035in" svg:height="0.1508in" svg:x="0.2319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5" svg:width="0.1008in" svg:height="0.035in" svg:x="0.333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335in" svg:height="0.1508in" svg:x="0.5016in" svg:y="0in" svg:viewBox="0 0 86 384" svg:d="M84 14c2-4 2-4 2-6 0-5-4-8-8-8-3 0-5 2-9 9-22 58-45 118-67 177-1 2-2 4-2 7 0 0 0 1 2 5 22 60 45 119 67 177 1 4 4 9 9 9 4 0 8-3 8-7 0-2 0-3-2-7-23-60-45-119-69-177 24-60 46-119 69-179z"><text:p/></draw:path><draw:path draw:style-name="gr3" draw:text-style-name="P5" svg:width="0.0693in" svg:height="0.0681in" svg:x="0.55in" svg:y="0.0453in" svg:viewBox="0 0 177 174" svg:d="M129 24c-7-14-19-24-36-24-46 0-93 56-93 112 0 37 21 62 52 62 7 0 26-1 49-29 3 17 17 29 35 29 15 0 23-9 29-21 7-14 12-37 12-38 0-4-3-4-4-4-5 0-5 1-6 7-6 25-14 48-30 48-11 0-12-10-12-17 0-9 1-12 6-29 4-17 5-21 9-35 4-19 8-37 13-54 3-11 3-11 3-13 0-7-4-10-11-10-10 0-15 9-16 16zM103 124c-2 7-2 8-7 15-17 21-33 27-44 27-19 0-24-22-24-36 0-20 12-67 20-85 13-23 30-37 45-37 26 0 31 32 31 34s-1 4-1 6c-6 26-13 51-20 76z"><text:p/></draw:path><draw:path draw:style-name="gr3" draw:text-style-name="P5" svg:width="0.0173in" svg:height="0.0453in" svg:x="0.6374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5" svg:width="0.0638in" svg:height="0.1035in" svg:x="0.6976in" svg:y="0.0126in" svg:viewBox="0 0 163 264" svg:d="M163 133c0-30-1-61-16-89-17-37-49-44-64-44-25 0-52 10-69 46-12 27-14 57-14 87s2 63 18 93c16 31 45 38 63 38 21 0 51-7 68-44 13-27 14-56 14-87zM81 257c-15 0-37-10-45-48-3-22-3-57-3-80 0-24 0-50 2-71 8-46 37-49 46-49 14 0 39 6 47 45 3 22 3 51 3 75 0 30 0 55-4 79-6 36-28 49-46 49z"><text:p/></draw:path><draw:path draw:style-name="gr3" draw:text-style-name="P5" svg:width="0.0335in" svg:height="0.1508in" svg:x="0.7764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23">, ו</text:span><text:span text:style-name="T34">־</text:span><text:span text:style-name="T34"><draw:g text:anchor-type="as-char" svg:y="-0.1134in" draw:z-index="401" draw:name="Shape387" draw:style-name="gr1"><svg:title>TexMaths</svg:title><svg:desc>11§display§\la x, y \ra \in f§svg§600§FALSE§</svg:desc><draw:path draw:style-name="gr2" draw:text-style-name="P4" svg:width="0.6059in" svg:height="0.1358in" svg:x="0.0004in" svg:y="0.0071in" svg:viewBox="0 0 1540 346" svg:d="M771 346c-258 0-514 0-771 0 0-116 0-230 0-346 513 0 1027 0 1540 0 0 116 0 230 0 346-256 0-513 0-769 0z"><text:p/></draw:path><draw:path draw:style-name="gr3" draw:text-style-name="P5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5" svg:width="0.0752in" svg:height="0.0685in" svg:x="0.0563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3" draw:text-style-name="P5" svg:width="0.0173in" svg:height="0.0453in" svg:x="0.152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0697in" svg:height="0.0976in" svg:x="0.211in" svg:y="0.0453in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3" draw:text-style-name="P5" svg:width="0.0335in" svg:height="0.1512in" svg:x="0.2949in" svg:y="0in" svg:viewBox="0 0 86 385" svg:d="M84 199c2-4 2-5 2-6 0-3 0-1-2-6-22-59-46-119-68-178-2-7-5-9-8-9-5 0-8 3-8 8 0 1 0 2 1 6 23 60 45 119 68 179-23 58-45 117-68 177-1 4-1 5-1 8 0 4 3 7 8 7 4 0 6-4 7-7 23-60 45-119 69-179z"><text:p/></draw:path><draw:path draw:style-name="gr3" draw:text-style-name="P5" svg:width="0.076in" svg:height="0.087in" svg:x="0.3996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5" svg:width="0.0752in" svg:height="0.1374in" svg:x="0.539in" svg:y="0.0067in" svg:viewBox="0 0 192 350" svg:d="M121 118c11 0 22 0 33 0 8 0 12 0 12-8 0-4-4-4-11-4-11 0-21 0-32 0 2-16 6-30 8-44 2-8 8-36 10-40 3-8 10-13 17-13 3 0 12 0 19 6-16 2-21 16-21 21 0 9 8 14 14 14 11 0 22-9 22-24 0-17-17-26-34-26-13 0-37 7-48 45-2 8-4 12-13 61-9 0-18 0-27 0-7 0-12 0-12 7 0 5 4 5 11 5 9 0 17 0 26 0-10 50-19 100-29 151-7 37-13 72-34 72-1 0-11 0-18-6 18-1 21-16 21-21 0-9-6-13-14-13-10 0-21 8-21 23 0 17 16 26 32 26 22 0 37-23 44-37 12-25 21-71 22-74 8-40 15-80 23-121z"><text:p/></draw:path></draw:g></text:span><text:span text:style-name="T23"> נכון באופן ישיר תחת הגדרת </text:span><text:span text:style-name="T23"><draw:g text:anchor-type="as-char" svg:y="-0.1075in" draw:z-index="378" draw:name="Shape388" draw:style-name="gr1"><svg:title>TexMaths</svg:title><svg:desc>11§display§f§svg§600§FALSE§</svg:desc><draw:path draw:style-name="gr2" draw:text-style-name="P4" svg:width="0.0673in" svg:height="0.1217in" svg:x="0.0004in" svg:y="0.0075in" svg:viewBox="0 0 172 310" svg:d="M0 0c57 0 115 0 172 0 0 103 0 207 0 310-57 0-115 0-172 0 0-103 0-207 0-310z"><text:p/></draw:path><draw:path draw:style-name="gr3" draw:text-style-name="P5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3"><text:s/>המפוצלת. כמו כן, </text:span><text:span text:style-name="T23"><draw:g text:anchor-type="as-char" svg:y="-0.1075in" draw:z-index="379" draw:name="Shape389" draw:style-name="gr1"><svg:title>TexMaths</svg:title><svg:desc>11§display§x = a \in A§svg§600§FALSE§</svg:desc><draw:path draw:style-name="gr2" draw:text-style-name="P4" svg:width="0.65in" svg:height="0.0984in" svg:x="0.0039in" svg:y="0.0079in" svg:viewBox="0 0 1652 251" svg:d="M827 251c-277 0-552 0-827 0 0-84 0-167 0-251 550 0 1102 0 1652 0 0 84 0 167 0 251-275 0-550 0-825 0z"><text:p/></draw:path><draw:path draw:style-name="gr3" draw:text-style-name="P5" svg:width="0.0756in" svg:height="0.0681in" svg:x="0.0004in" svg:y="0.0429in" svg:viewBox="0 0 193 174" svg:d="M119 54c2-10 11-45 37-45 2 0 12 0 20 4-11 2-19 12-19 21 0 7 5 14 15 14 8 0 21-7 21-23 0-19-22-25-36-25-23 0-36 21-40 30-10-26-31-30-42-30-41 0-63 50-63 59 0 5 5 5 6 5 2 0 3-1 4-5 13-40 39-50 52-50 7 0 21 3 21 25 0 12-7 39-21 93-6 23-20 38-37 38-2 0-11 0-19-4 10-1 18-10 18-20 0-11-8-14-14-14-12 0-22 9-22 23 0 16 20 24 36 24 27 0 40-27 41-29 6 15 19 29 42 29 39 0 61-49 61-58 0-5-3-5-4-5-3 0-4 2-4 5-14 41-40 49-52 49-15 0-21-11-21-24 0-9 2-18 7-34 4-18 8-35 13-53z"><text:p/></draw:path><draw:path draw:style-name="gr3" draw:text-style-name="P5" svg:width="0.1012in" svg:height="0.035in" svg:x="0.1339in" svg:y="0.0528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5" svg:width="0.0693in" svg:height="0.0681in" svg:x="0.2921in" svg:y="0.0429in" svg:viewBox="0 0 177 174" svg:d="M129 24c-7-13-18-24-35-24-46 0-94 57-94 113 0 37 22 61 52 61 7 0 27-2 50-29 4 16 17 29 36 29 13 0 22-9 28-21 7-13 8-25 11-37 0-5-3-5-4-5-4 0-5 2-6 8-6 24-13 46-28 46-11 0-12-9-12-16 0-9 1-13 5-29 3-17 4-20 8-35 4-19 10-37 14-54 2-10 2-11 2-12 0-7-4-11-11-11-9 0-14 9-16 16zM105 124c-3 7-3 8-8 15-18 21-33 26-44 26-20 0-25-20-25-35 0-19 13-66 22-85 12-22 28-36 44-36 25 0 30 31 30 34 0 2 0 4-1 7-6 24-12 49-18 74z"><text:p/></draw:path><draw:path draw:style-name="gr3" draw:text-style-name="P5" svg:width="0.076in" svg:height="0.087in" svg:x="0.4213in" svg:y="0.0283in" svg:viewBox="0 0 194 222" svg:d="M179 119c7 0 15 0 15-8s-8-8-15-8c-55 0-109 0-164 0 5-51 50-88 104-88 20 0 41 0 60 0 7 0 15 0 15-7 0-8-8-8-15-8-19 0-40 0-60 0-66 0-119 50-119 111s53 111 119 111c20 0 41 0 60 0 7 0 15 0 15-7 0-8-8-8-15-8-19 0-40 0-60 0-54 0-99-37-104-88 55 0 109 0 164 0z"><text:p/></draw:path><draw:path draw:style-name="gr3" draw:text-style-name="P5" svg:width="0.1039in" svg:height="0.1079in" svg:x="0.5579in" svg:y="0in" svg:viewBox="0 0 265 275" svg:d="M55 231c-15 25-30 31-47 32-5 0-8 0-8 8 0 2 2 4 4 4 11 0 24-1 35-1 12 0 25 1 38 1 2 0 7 0 7-8 0-4-4-4-6-4-9-1-19-4-19-13 0-5 3-9 6-14 10-17 20-33 30-50 32 0 65 0 97 0 1 8 6 61 6 64 0 12-21 13-29 13-5 0-8 0-8 8 0 4 4 4 5 4 16 0 32-1 49-1 10 0 34 1 43 1 3 0 7 0 7-8 0-4-4-4-9-4-24 0-24-2-25-14-8-79-16-160-24-239 0-8 0-10-7-10-6 0-7 3-10 7-45 74-90 149-135 224zM102 174c26-42 51-84 76-126 5 42 8 84 12 126-29 0-58 0-88 0z"><text:p/></draw:path></draw:g></text:span><text:span text:style-name="T23"><text:s/>כלומר </text:span><text:span text:style-name="T23"><draw:g text:anchor-type="as-char" svg:y="-0.1075in" draw:z-index="380" draw:name="Shape390" draw:style-name="gr1"><svg:title>TexMaths</svg:title><svg:desc>11§display§x \in A§svg§600§FALSE§</svg:desc><draw:path draw:style-name="gr2" draw:text-style-name="P4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8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23"><text:s/></text:span><text:span text:style-name="T34">ובפרט </text:span><text:span text:style-name="T34"><draw:g text:anchor-type="as-char" svg:y="-0.1075in" draw:z-index="405" draw:name="Shape391" draw:style-name="gr1"><svg:title>TexMaths</svg:title><svg:desc>11§display§x \in A \cup B§svg§600§FALSE§</svg:desc><draw:path draw:style-name="gr2" draw:text-style-name="P4" svg:width="0.6547in" svg:height="0.0984in" svg:x="0.0039in" svg:y="0.0079in" svg:viewBox="0 0 1664 251" svg:d="M833 251c-279 0-556 0-833 0 0-84 0-167 0-251 554 0 1110 0 1664 0 0 84 0 167 0 251-277 0-554 0-831 0z"><text:p/></draw:path><draw:path draw:style-name="gr3" draw:text-style-name="P5" svg:width="0.0752in" svg:height="0.0681in" svg:x="0.0004in" svg:y="0.0429in" svg:viewBox="0 0 192 174" svg:d="M119 54c2-10 11-45 37-45 2 0 12 0 20 4-11 2-19 12-19 21 0 7 5 14 15 14 8 0 20-7 20-23 0-19-22-25-35-25-23 0-36 21-40 30-10-26-31-30-42-30-41 0-63 50-63 59 0 5 4 5 6 5s3-1 4-5c13-40 38-50 52-50 7 0 21 3 21 25 0 12-7 39-21 93-6 23-20 38-37 38-2 0-11 0-19-4 9-1 18-10 18-20 0-11-9-14-14-14-12 0-22 9-22 23 0 16 20 24 36 24 27 0 40-27 41-29 5 15 19 29 42 29 39 0 61-49 61-58 0-5-3-5-4-5-3 0-4 2-4 5-14 41-40 49-52 49-16 0-21-11-21-24 0-9 2-18 7-34 4-18 8-35 13-53z"><text:p/></draw:path><draw:path draw:style-name="gr3" draw:text-style-name="P5" svg:width="0.0752in" svg:height="0.087in" svg:x="0.1382in" svg:y="0.0283in" svg:viewBox="0 0 192 222" svg:d="M179 119c7 0 13 0 13-8s-6-8-13-8c-55 0-109 0-164 0 5-51 50-88 104-88 20 0 40 0 60 0 7 0 13 0 13-7 0-8-6-8-13-8-20 0-40 0-60 0-66 0-119 50-119 111s53 111 119 111c20 0 40 0 60 0 7 0 13 0 13-7 0-8-6-8-13-8-20 0-40 0-60 0-54 0-99-37-104-88 55 0 109 0 164 0z"><text:p/></draw:path><draw:path draw:style-name="gr3" draw:text-style-name="P5" svg:width="0.1039in" svg:height="0.1079in" svg:x="0.2744in" svg:y="0in" svg:viewBox="0 0 265 275" svg:d="M55 231c-15 25-30 31-47 32-5 0-8 0-8 8 0 2 1 4 4 4 11 0 23-1 33-1 14 0 27 1 40 1 2 0 7 0 7-8 0-4-4-4-6-4-9-1-19-4-19-13 0-5 3-9 6-14 10-17 20-33 30-50 31 0 64 0 96 0 1 8 7 61 7 64 0 12-21 13-29 13-5 0-8 0-8 8 0 4 4 4 5 4 15 0 32-1 48-1 9 0 35 1 43 1 3 0 8 0 8-8 0-4-4-4-9-4-24 0-24-2-25-14-8-79-17-160-24-239 0-8 0-10-7-10-6 0-8 3-10 7-45 74-90 149-135 224zM101 174c25-42 52-84 77-126 5 42 8 84 12 126-29 0-59 0-89 0z"><text:p/></draw:path><draw:path draw:style-name="gr3" draw:text-style-name="P5" svg:width="0.0846in" svg:height="0.0937in" svg:x="0.4248in" svg:y="0.0193in" svg:viewBox="0 0 216 239" svg:d="M216 14c0-6 0-14-8-14s-8 8-8 14c0 47 0 93 0 140 0 56-64 69-92 69-18 0-42-4-63-17-30-19-30-43-30-53 0-46 0-92 0-139 0-6 0-14-7-14-8 0-8 8-8 14 0 47 0 94 0 141 0 57 59 84 108 84 50 0 108-28 108-83 0-47 0-94 0-142z"><text:p/></draw:path><draw:path draw:style-name="gr3" draw:text-style-name="P5" svg:width="0.1083in" svg:height="0.1028in" svg:x="0.5583in" svg:y="0.0051in" svg:viewBox="0 0 276 262" svg:d="M45 232c-3 15-4 18-35 18-7 0-10 0-10 8 0 4 3 4 10 4 46 0 92 0 138 0 61 0 107-45 107-84 0-26-23-48-60-53 40-7 81-36 81-72 0-29-25-53-73-53-42 0-86 0-129 0-7 0-11 0-11 8 0 4 3 4 11 4 1 0 7 0 14 0 8 1 11 1 11 7 0 1 0 2-2 7-18 69-34 138-52 206zM103 122c8-32 17-64 25-96 3-13 4-14 20-14 17 0 35 0 51 0 33 0 42 22 42 40 0 33-33 70-80 70-19 0-39 0-58 0zM87 250c-6 0-7 0-9 0-4-1-5-1-5-5 0-1 0-2 2-8 9-36 17-72 26-107 24 0 50 0 74 0 36 0 44 28 44 44 0 38-34 76-80 76-18 0-35 0-52 0z"><text:p/></draw:path></draw:g></text:span><text:span text:style-name="T23">כדרוש. </text:span></text:p>
            </text:list-item>
            <text:list-item>
              <text:p text:style-name="P86">אם <draw:g text:anchor-type="as-char" svg:y="-0.1102in" draw:z-index="389" draw:name="Shape392" draw:style-name="gr1"><svg:title>TexMaths</svg:title><svg:desc>11§display§x \not\in A§svg§600§FALSE§</svg:desc><draw:path draw:style-name="gr2" draw:text-style-name="P4" svg:width="0.3657in" svg:height="0.1256in" svg:x="0.0039in" svg:y="0.0079in" svg:viewBox="0 0 930 320" svg:d="M465 320c-155 0-310 0-465 0 0-107 0-213 0-320 310 0 620 0 930 0 0 107 0 213 0 320-155 0-310 0-465 0z"><text:p/></draw:path><draw:path draw:style-name="gr3" draw:text-style-name="P5" svg:width="0.0752in" svg:height="0.0685in" svg:x="0.0004in" svg:y="0.0429in" svg:viewBox="0 0 192 175" svg:d="M118 54c3-10 12-45 38-45 2 0 11 0 20 4-11 2-19 12-19 21 0 7 5 15 14 15s21-8 21-24c0-19-23-25-35-25-23 0-36 21-40 30-10-26-31-30-42-30-41 0-63 50-63 60 0 4 3 3 4 4 4 0 5-1 6-4 13-41 38-51 52-51 7 0 21 3 21 25 0 12-7 39-21 93-7 24-20 40-37 40-2 0-11 0-19-5 9-2 18-10 18-21s-9-13-14-13c-12 0-22 10-22 22 0 18 20 25 36 25 27 0 40-27 41-29 4 14 19 29 42 29 39 0 61-49 61-59 0-5-3-5-4-5-3 0-5 3-5 5-13 42-39 51-51 51-16 0-21-13-21-26 0-9 2-16 5-34 5-18 9-35 14-53z"><text:p/></draw:path><draw:path draw:style-name="gr3" draw:text-style-name="P5" svg:width="0.0752in" svg:height="0.1413in" svg:x="0.1465in" svg:y="0in" svg:viewBox="0 0 192 360" svg:d="M189 15c3-5 3-6 3-7 0-2-2-8-7-8s-6 2-9 8c-57 112-116 224-173 336-3 6-3 7-3 8 0 3 3 8 8 8 4 0 5-3 8-8 58-113 116-224 173-337z"><text:p/></draw:path><draw:path draw:style-name="gr3" draw:text-style-name="P5" svg:width="0.0756in" svg:height="0.0874in" svg:x="0.1378in" svg:y="0.0283in" svg:viewBox="0 0 193 223" svg:d="M180 120c7 0 13 0 13-7 0-9-6-9-13-9-55 0-109 0-164 0 5-51 49-89 104-89 20 0 40 0 60 0 7 0 13 0 13-7 0-8-6-8-13-8-21 0-40 0-61 0-66 0-119 50-119 113 0 61 53 110 119 110 21 0 40 0 61 0 7 0 13 0 13-8s-6-8-13-8c-20 0-40 0-60 0-55 0-99-36-104-87 55 0 109 0 164 0z"><text:p/></draw:path><draw:path draw:style-name="gr3" draw:text-style-name="P5" svg:width="0.1039in" svg:height="0.1083in" svg:x="0.2736in" svg:y="0in" svg:viewBox="0 0 265 276" svg:d="M56 232c-15 25-31 31-48 32-5 1-8 1-8 7 0 3 2 5 5 5 10 0 22-1 33-1 13 0 27 1 39 1 2 0 8 0 8-8 0-3-5-4-7-4-9 0-19-4-19-14 0-4 4-8 6-14 10-16 20-33 30-48 31 0 64 0 96 0 1 7 7 59 7 64 0 11-21 12-29 12-4 0-9 0-9 7 0 5 5 5 6 5 15 0 32-1 48-1 10 0 34 1 43 1 4 0 8 0 8-8 0-4-4-4-9-4-24 0-24-3-25-14-9-79-17-160-24-240 0-8 0-10-7-10s-8 3-10 7c-45 75-89 150-134 225zM102 175c26-43 51-85 76-126 3 41 8 83 12 126-30 0-58 0-88 0z"><text:p/></draw:path></draw:g>, אז הראשון של <draw:g text:anchor-type="as-char" svg:y="-0.1075in" draw:z-index="390" draw:name="Shape393" draw:style-name="gr1"><svg:title>TexMaths</svg:title><svg:desc>11§display§f§svg§600§FALSE§</svg:desc><draw:path draw:style-name="gr2" draw:text-style-name="P4" svg:width="0.0673in" svg:height="0.1217in" svg:x="0.0004in" svg:y="0.0075in" svg:viewBox="0 0 172 310" svg:d="M0 0c57 0 115 0 172 0 0 103 0 207 0 310-57 0-115 0-172 0 0-103 0-207 0-310z"><text:p/></draw:path><draw:path draw:style-name="gr3" draw:text-style-name="P5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בהכרח לא תקף, וכבר ידוע אז <draw:g text:anchor-type="as-char" svg:y="-0.1035in" draw:z-index="407" draw:name="Shape394" draw:style-name="gr1"><svg:title>TexMaths</svg:title><svg:desc>11§display§x \in B§svg§600§FALSE§</svg:desc><draw:path draw:style-name="gr2" draw:text-style-name="P4" svg:width="0.3717in" svg:height="0.0933in" svg:x="0.0039in" svg:y="0.0071in" svg:viewBox="0 0 945 238" svg:d="M473 238c-158 0-316 0-473 0 0-79 0-159 0-238 315 0 630 0 945 0 0 79 0 159 0 238-158 0-315 0-472 0z"><text:p/></draw:path><draw:path draw:style-name="gr3" draw:text-style-name="P5" svg:width="0.0752in" svg:height="0.0677in" svg:x="0.0004in" svg:y="0.0362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5" svg:width="0.0752in" svg:height="0.0874in" svg:x="0.1382in" svg:y="0.0217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5" svg:width="0.1083in" svg:height="0.1028in" svg:x="0.2748in" svg:y="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, כלומר:</text:p>
              <text:list>
                <text:list-item>
                  <text:p text:style-name="P81"><draw:g text:anchor-type="as-char" svg:y="-0.1134in" draw:z-index="391" draw:name="Shape395" draw:style-name="gr1"><svg:title>TexMaths</svg:title><svg:desc>11§display§\la x, y \ra \in f§svg§600§FALSE§</svg:desc><draw:path draw:style-name="gr2" draw:text-style-name="P4" svg:width="0.6059in" svg:height="0.1358in" svg:x="0.0004in" svg:y="0.0071in" svg:viewBox="0 0 1540 346" svg:d="M771 346c-258 0-514 0-771 0 0-116 0-230 0-346 513 0 1027 0 1540 0 0 116 0 230 0 346-256 0-513 0-769 0z"><text:p/></draw:path><draw:path draw:style-name="gr3" draw:text-style-name="P5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5" svg:width="0.0752in" svg:height="0.0685in" svg:x="0.0563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3" draw:text-style-name="P5" svg:width="0.0173in" svg:height="0.0453in" svg:x="0.152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0697in" svg:height="0.0976in" svg:x="0.211in" svg:y="0.0453in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3" draw:text-style-name="P5" svg:width="0.0335in" svg:height="0.1512in" svg:x="0.2949in" svg:y="0in" svg:viewBox="0 0 86 385" svg:d="M84 199c2-4 2-5 2-6 0-3 0-1-2-6-22-59-46-119-68-178-2-7-5-9-8-9-5 0-8 3-8 8 0 1 0 2 1 6 23 60 45 119 68 179-23 58-45 117-68 177-1 4-1 5-1 8 0 4 3 7 8 7 4 0 6-4 7-7 23-60 45-119 69-179z"><text:p/></draw:path><draw:path draw:style-name="gr3" draw:text-style-name="P5" svg:width="0.076in" svg:height="0.087in" svg:x="0.3996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5" svg:width="0.0752in" svg:height="0.1374in" svg:x="0.539in" svg:y="0.0067in" svg:viewBox="0 0 192 350" svg:d="M121 118c11 0 22 0 33 0 8 0 12 0 12-8 0-4-4-4-11-4-11 0-21 0-32 0 2-16 6-30 8-44 2-8 8-36 10-40 3-8 10-13 17-13 3 0 12 0 19 6-16 2-21 16-21 21 0 9 8 14 14 14 11 0 22-9 22-24 0-17-17-26-34-26-13 0-37 7-48 45-2 8-4 12-13 61-9 0-18 0-27 0-7 0-12 0-12 7 0 5 4 5 11 5 9 0 17 0 26 0-10 50-19 100-29 151-7 37-13 72-34 72-1 0-11 0-18-6 18-1 21-16 21-21 0-9-6-13-14-13-10 0-21 8-21 23 0 17 16 26 32 26 22 0 37-23 44-37 12-25 21-71 22-74 8-40 15-80 23-121z"><text:p/></draw:path></draw:g>: <text:span text:style-name="T23">נסמן </text:span><text:span text:style-name="T23"><draw:g text:anchor-type="as-char" svg:y="-0.1134in" draw:z-index="392" draw:name="Shape396" draw:style-name="gr1"><svg:title>TexMaths</svg:title><svg:desc>11§display§y = \la a, b \ra§svg§600§FALSE§</svg:desc><draw:path draw:style-name="gr2" draw:text-style-name="P4" svg:width="0.5815in" svg:height="0.1358in" svg:x="0.0039in" svg:y="0.0071in" svg:viewBox="0 0 1478 346" svg:d="M740 346c-247 0-493 0-740 0 0-116 0-230 0-346 493 0 985 0 1478 0 0 116 0 230 0 346-247 0-493 0-738 0z"><text:p/></draw:path><draw:path draw:style-name="gr3" draw:text-style-name="P5" svg:width="0.0697in" svg:height="0.0976in" svg:x="0.0004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3 0 8 0 8 12 0 10-3 20-5 27-17 41-23 63-23 81 0 34 24 46 47 46 16 0 29-7 39-18-5 20-9 40-25 59-11 13-25 24-42 24-6 0-24-1-30-15 6 0 11 0 16-6 5-3 8-8 8-14 0-12-10-13-14-13-9 0-21 5-21 24s16 33 41 33c39 0 79-35 90-77 12-50 25-99 37-148z"><text:p/></draw:path><draw:path draw:style-name="gr3" draw:text-style-name="P5" svg:width="0.1012in" svg:height="0.0354in" svg:x="0.1272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335in" svg:height="0.1512in" svg:x="0.2957in" svg:y="0in" svg:viewBox="0 0 86 385" svg:d="M84 15c2-4 2-5 2-7 0-5-3-8-8-8-3 0-6 2-9 9-22 59-45 118-67 177-1 2-2 4-2 7 0 2 0 2 2 6 22 59 45 118 67 176 1 5 4 10 9 10s8-3 8-7c0-1 0-3-2-7-23-59-45-119-69-178 24-60 46-119 69-178z"><text:p/></draw:path><draw:path draw:style-name="gr3" draw:text-style-name="P5" svg:width="0.0693in" svg:height="0.0685in" svg:x="0.3441in" svg:y="0.0453in" svg:viewBox="0 0 177 175" svg:d="M129 25c-8-14-19-25-37-25-45 0-92 57-92 113 0 37 21 62 52 62 7 0 26-1 49-29 4 16 17 29 35 29 14 0 22-9 29-21 7-14 12-37 12-38 0-4-4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3" draw:text-style-name="P5" svg:width="0.0173in" svg:height="0.0453in" svg:x="0.4315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5" svg:width="0.0555in" svg:height="0.1063in" svg:x="0.4929in" svg:y="0.0071in" svg:viewBox="0 0 142 271" svg:d="M74 4c0-1 0-4-5-4-8 0-37 3-47 3-3 1-8 1-8 8 0 6 4 6 10 6 19 0 19 2 19 6 0 2-3 16-6 23-9 42-20 84-30 127-6 19-7 25-7 37 0 37 21 61 50 61 45 0 92-57 92-112 0-36-20-62-52-62-17 0-33 11-45 23 10-39 19-77 29-116zM37 150c3-8 3-9 7-13 19-26 36-31 46-31 13 0 24 11 24 36 0 23-13 66-19 80-14 27-31 40-45 40s-27-10-27-38c0-8 0-15 7-39 2-12 5-24 7-35z"><text:p/></draw:path><draw:path draw:style-name="gr3" draw:text-style-name="P5" svg:width="0.0339in" svg:height="0.1512in" svg:x="0.5594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23">, כלומר ע"פ הגדרת </text:span><text:span text:style-name="T23"><draw:g text:anchor-type="as-char" svg:y="-0.0681in" draw:z-index="393" draw:name="Shape397" draw:style-name="gr1"><svg:title>TexMaths</svg:title><svg:desc>11§display§y
§svg§600§FALSE§</svg:desc><draw:path draw:style-name="gr2" draw:text-style-name="P4" svg:width="0.0579in" svg:height="0.0819in" svg:x="0.0039in" svg:y="0.0071in" svg:viewBox="0 0 148 209" svg:d="M75 209c-26 0-50 0-75 0 0-69 0-140 0-209 49 0 99 0 148 0 0 69 0 140 0 209-24 0-49 0-73 0z"><text:p/></draw:path><draw:path draw:style-name="gr3" draw:text-style-name="P5" svg:width="0.0693in" svg:height="0.0976in" svg:x="0.0004in" svg:y="0.0004in" svg:viewBox="0 0 177 249" svg:d="M175 24c2-5 2-6 2-10 0-6-6-10-11-10-4 0-10 3-14 8 0 2-4 14-6 21-2 10-4 21-8 31-5 23-11 46-16 69-2 7-18 32-43 32-20 0-24-16-24-30 0-17 7-41 20-76 6-15 7-19 7-27 0-18-12-32-30-32-38 0-52 56-52 59 0 5 4 5 5 5 4 0 4-1 6-8 11-36 26-47 40-47 2 0 8 0 8 12 0 10-3 20-6 27-16 41-22 63-22 81 0 33 24 45 47 45 14 0 27-7 37-18-4 20-8 39-24 60-10 13-24 24-42 24-5 0-23-1-29-16 6 0 11 0 16-5 5-3 8-9 8-15 0-12-10-13-14-13-9 0-21 5-21 24 0 20 16 34 40 34 40 0 78-35 89-79 13-49 25-97 37-146z"><text:p/></draw:path></draw:g></text:span><text:span text:style-name="T23"><text:s/>ידוע </text:span><text:span text:style-name="T23"><draw:g text:anchor-type="as-char" svg:y="-0.1047in" draw:z-index="397" draw:name="Shape398" draw:style-name="gr1"><svg:title>TexMaths</svg:title><svg:desc>11§display§a \in B, b = 1§svg§600§FALSE§</svg:desc><draw:path draw:style-name="gr2" draw:text-style-name="P4" svg:width="0.7724in" svg:height="0.1185in" svg:x="0.0024in" svg:y="0.0079in" svg:viewBox="0 0 1963 302" svg:d="M982 302c-328 0-654 0-982 0 0-100 0-202 0-302 654 0 1309 0 1963 0 0 100 0 202 0 302-327 0-654 0-981 0z"><text:p/></draw:path><draw:path draw:style-name="gr3" draw:text-style-name="P5" svg:width="0.0693in" svg:height="0.0685in" svg:x="0.0004in" svg:y="0.0382in" svg:viewBox="0 0 177 175" svg:d="M129 25c-7-14-18-25-36-25-45 0-93 57-93 114 0 36 22 61 52 61 7 0 27-1 50-28 2 16 17 28 35 28 14 0 22-8 29-21 7-14 11-37 11-38 0-4-3-4-4-4-5 0-5 2-6 7-6 25-13 48-30 48-9 0-11-10-11-18s0-11 5-29c4-15 5-20 9-34 4-19 10-36 14-54 2-11 2-12 2-13 0-7-4-11-11-11-9 0-15 9-16 17zM103 126c-1 6-1 7-7 14-17 21-32 27-43 27-20 0-26-21-26-37 0-19 13-66 22-84 11-23 29-37 44-37 26 0 31 32 31 34s-1 4-1 7c-6 25-13 50-20 76z"><text:p/></draw:path><draw:path draw:style-name="gr3" draw:text-style-name="P5" svg:width="0.0752in" svg:height="0.0874in" svg:x="0.1299in" svg:y="0.0232in" svg:viewBox="0 0 192 223" svg:d="M179 120c7 0 13 0 13-8 0-7-6-7-13-7-55 0-109 0-164 0 5-52 50-90 104-90 20 0 40 0 60 0 7 0 13 0 13-7 0-8-6-8-13-8-21 0-40 0-61 0-66 0-118 51-118 112 0 62 52 111 118 111 21 0 40 0 61 0 7 0 13 0 13-8s-6-8-13-8c-20 0-40 0-60 0-54 0-99-35-104-87 55 0 109 0 164 0z"><text:p/></draw:path><draw:path draw:style-name="gr3" draw:text-style-name="P5" svg:width="0.1083in" svg:height="0.1028in" svg:x="0.2673in" svg:y="0.002in" svg:viewBox="0 0 276 262" svg:d="M45 233c-3 15-4 17-35 17-6 0-10 0-10 8 0 4 3 4 10 4 46 0 92 0 138 0 61 0 107-45 107-81 0-29-23-51-60-55 40-7 81-36 81-73 0-29-25-53-73-53-42 0-86 0-129 0-7 0-11 0-11 8 0 4 3 4 11 4 1 0 7 0 14 1 8 0 11 1 11 6 0 2 0 3-1 7-18 69-35 138-53 207zM104 122c8-32 16-64 24-96 3-13 4-14 20-14 17 0 35 0 51 0 33 0 42 23 42 40 0 34-33 70-80 70-19 0-38 0-57 0zM87 250c-6 0-7 0-9 0-4 0-5-1-5-3s0-2 2-10c9-35 17-70 26-106 24 0 50 0 74 0 37 0 44 29 44 45 0 37-34 74-80 74-18 0-35 0-52 0z"><text:p/></draw:path><draw:path draw:style-name="gr3" draw:text-style-name="P5" svg:width="0.0173in" svg:height="0.0453in" svg:x="0.3965in" svg:y="0.0902in" svg:viewBox="0 0 45 116" svg:d="M45 41c0-26-10-41-25-41-12 0-20 10-20 21 0 10 8 20 20 20 4 0 10-1 13-5 2-1 1-1 2-1s1 0 1 6c0 28-13 52-26 64-5 4-5 5-5 6 0 3 3 5 5 5 4 0 35-30 35-75z"><text:p/></draw:path><draw:path draw:style-name="gr3" draw:text-style-name="P5" svg:width="0.0555in" svg:height="0.1063in" svg:x="0.4579in" svg:y="0in" svg:viewBox="0 0 142 271" svg:d="M74 4c-1-1 0-4-5-4-9 0-37 3-47 4-3 0-8 0-8 8 0 5 4 5 10 5 19 0 19 2 19 6 0 2-3 16-6 24-10 42-21 84-30 126-6 18-7 24-7 38 0 36 21 60 49 60 46 0 93-57 93-112 0-34-20-62-51-62-18 0-34 12-46 23 10-38 19-77 29-116zM37 150c3-8 3-9 7-13 19-26 36-31 46-31 13 0 24 12 24 36 0 23-13 66-19 81-14 26-31 39-46 39-13 0-26-9-26-38 0-8 0-14 7-38 2-12 5-24 7-36z"><text:p/></draw:path><draw:path draw:style-name="gr3" draw:text-style-name="P5" svg:width="0.1008in" svg:height="0.035in" svg:x="0.5665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in" svg:height="0.1004in" svg:x="0.7327in" svg:y="0.0047in" svg:viewBox="0 0 128 256" svg:d="M79 10c0-9 0-10-9-10-24 24-58 24-70 24 0 5 0 8 0 12 8 0 31 0 51-10 0 67 0 134 0 200 0 13-2 18-37 18-4 0-7 0-12 0 0 4 0 9 0 12 13-1 47-1 63-1 15 0 48 0 63 1 0-3 0-8 0-12-5 0-8 0-13 0-35 0-36-4-36-18 0-72 0-144 0-216z"><text:p/></draw:path></draw:g></text:span><text:span text:style-name="T23">, וע"פ הגדרת </text:span><text:span text:style-name="T23"><draw:g text:anchor-type="as-char" svg:y="-0.0681in" draw:z-index="394" draw:name="Shape399" draw:style-name="gr1"><svg:title>TexMaths</svg:title><svg:desc>11§display§x§svg§600§FALSE§</svg:desc><draw:path draw:style-name="gr2" draw:text-style-name="P4" svg:width="0.0634in" svg:height="0.052in" svg:x="0.0039in" svg:y="0.0071in" svg:viewBox="0 0 162 133" svg:d="M0 0c54 0 108 0 162 0 0 44 0 89 0 133-54 0-108 0-162 0 0-44 0-89 0-133z"><text:p/></draw:path><draw:path draw:style-name="gr3" draw:text-style-name="P5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23"><text:s/>ידוע </text:span><text:span text:style-name="T23"><draw:g text:anchor-type="as-char" svg:y="-0.0681in" draw:z-index="395" draw:name="Shape400" draw:style-name="gr1"><svg:title>TexMaths</svg:title><svg:desc>11§display§x = a§svg§600§FALSE§</svg:desc><draw:path draw:style-name="gr2" draw:text-style-name="P4" svg:width="0.3488in" svg:height="0.052in" svg:x="0.0039in" svg:y="0.0071in" svg:viewBox="0 0 887 133" svg:d="M0 0c296 0 592 0 887 0 0 44 0 89 0 133-295 0-591 0-887 0 0-44 0-89 0-133z"><text:p/></draw:path><draw:path draw:style-name="gr3" draw:text-style-name="P5" svg:width="0.0752in" svg:height="0.0677in" svg:x="0.0004in" svg:y="0in" svg:viewBox="0 0 192 173" svg:d="M118 54c2-10 12-45 38-45 2 0 11 0 20 4-11 2-19 12-19 21 0 7 5 13 15 13 8 0 20-6 20-22 0-19-23-25-36-25-22 0-35 20-39 30-10-27-31-30-42-30-41 0-63 50-63 59 0 4 3 3 4 4 4 0 5 0 6-5 13-40 38-49 52-49 7 0 21 3 21 25 0 12-7 38-21 90-7 25-20 40-37 40-3 0-12 0-19-4 9-3 18-10 18-21 0-10-9-13-14-13-12 0-22 9-22 22 0 17 20 25 36 25 26 0 40-27 41-30 4 14 19 30 42 30 39 0 61-50 61-60 0-3-3-3-4-3-3 0-4 1-6 5-12 40-38 49-50 49-16 0-22-12-22-25 0-8 3-17 6-33 5-18 9-34 14-52z"><text:p/></draw:path><draw:path draw:style-name="gr3" draw:text-style-name="P5" svg:width="0.1008in" svg:height="0.0346in" svg:x="0.1339in" svg:y="0.0114in" svg:viewBox="0 0 257 89" svg:d="M244 15c6 0 13 0 13-7 0-8-7-8-13-8-77 0-154 0-231 0-5 0-13 0-13 8 0 7 8 7 13 7 77 0 154 0 231 0zM244 89c6 0 13 0 13-6 0-8-7-8-13-8-77 0-154 0-231 0-5 0-13 0-13 8 0 6 8 6 13 6 77 0 154 0 231 0z"><text:p/></draw:path><draw:path draw:style-name="gr3" draw:text-style-name="P5" svg:width="0.0693in" svg:height="0.0677in" svg:x="0.2913in" svg:y="0in" svg:viewBox="0 0 177 173" svg:d="M129 24c-7-14-18-24-36-24-45 0-93 56-93 111 0 37 21 62 52 62 7 0 26-1 50-29 2 16 17 29 34 29 15 0 23-9 29-21 7-14 12-37 12-39 0-3-3-3-4-3-5 0-5 1-6 7-6 25-13 47-30 47-9 0-11-10-11-18 0-7 0-11 5-28 4-16 5-20 9-33 4-19 10-37 14-54 2-11 2-11 2-13 0-7-4-10-11-10-10 0-15 9-16 16zM103 123c-1 7-1 8-7 15-17 21-33 26-43 26-20 0-26-21-26-35 0-20 13-66 21-84 12-22 30-36 45-36 26 0 31 31 31 33s-1 5-1 6c-6 26-13 50-20 75z"><text:p/></draw:path></draw:g></text:span><text:span text:style-name="T23">, כלומר סה"כ צ.ל. </text:span><text:span text:style-name="T23"><draw:g text:anchor-type="as-char" svg:y="-0.1134in" draw:z-index="398" draw:name="Shape401" draw:style-name="gr1"><svg:title>TexMaths</svg:title><svg:desc>11§display§\la a, \la a, 1 \ra \ra \in f§svg§600§FALSE§</svg:desc><draw:path draw:style-name="gr2" draw:text-style-name="P4" svg:width="0.8622in" svg:height="0.1358in" svg:x="0.0004in" svg:y="0.0071in" svg:viewBox="0 0 2191 346" svg:d="M1097 346c-367 0-732 0-1097 0 0-116 0-230 0-346 730 0 1461 0 2191 0 0 116 0 230 0 346-365 0-730 0-1094 0z"><text:p/></draw:path><draw:path draw:style-name="gr3" draw:text-style-name="P5" svg:width="0.0335in" svg:height="0.1512in" svg:x="0.0094in" svg:y="0in" svg:viewBox="0 0 86 385" svg:d="M84 15c2-4 2-5 2-7 0-5-3-8-8-8-3 0-5 2-9 9-22 59-45 118-67 177-1 2-2 4-2 8 0 1 0 1 2 5 22 59 45 118 67 176 1 5 4 10 9 10s8-3 8-7c0-1 0-3-2-7-23-59-45-119-69-177 24-60 46-119 69-179z"><text:p/></draw:path><draw:path draw:style-name="gr3" draw:text-style-name="P5" svg:width="0.0693in" svg:height="0.0685in" svg:x="0.0579in" svg:y="0.0453in" svg:viewBox="0 0 177 175" svg:d="M129 25c-8-14-19-25-37-25-45 0-92 57-92 113 0 37 21 62 52 62 7 0 26-1 49-29 4 16 17 29 35 29 14 0 24-9 29-21 7-14 12-37 12-38 0-4-3-4-5-4-4 0-4 1-5 7-6 25-14 47-29 47-11 0-13-10-13-17 0-9 2-11 6-29 4-17 4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5" svg:width="0.0173in" svg:height="0.0453in" svg:x="0.1457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5" svg:width="0.0339in" svg:height="0.1512in" svg:x="0.2165in" svg:y="0in" svg:viewBox="0 0 87 385" svg:d="M85 15c2-4 2-5 2-7 0-5-4-8-9-8-3 0-5 2-9 9-22 59-45 118-67 177-1 2-2 4-2 8 0 1 0 1 2 5 22 59 45 118 67 176 3 5 5 10 9 10 5 0 9-3 9-7 0-1 0-3-2-7-23-59-45-119-68-177 23-60 45-119 68-179z"><text:p/></draw:path><draw:path draw:style-name="gr3" draw:text-style-name="P5" svg:width="0.0693in" svg:height="0.0685in" svg:x="0.265in" svg:y="0.0453in" svg:viewBox="0 0 177 175" svg:d="M129 25c-7-14-18-25-35-25-46 0-94 57-94 113 0 37 21 62 52 62 7 0 26-1 50-29 3 16 17 29 36 29 13 0 22-9 27-21 7-14 12-37 12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5" svg:width="0.0173in" svg:height="0.0453in" svg:x="0.3528in" svg:y="0.0972in" svg:viewBox="0 0 45 116" svg:d="M45 41c0-26-10-41-24-41-13 0-21 10-21 21 0 10 8 20 21 20 4 0 9-1 13-5 1-1 1-1 2-1 0 2 0 0 0 6 0 28-13 51-26 64-3 4-3 5-3 6 0 2 1 5 3 5 4 0 35-30 35-75z"><text:p/></draw:path><draw:path draw:style-name="gr3" draw:text-style-name="P5" svg:width="0.05in" svg:height="0.1in" svg:x="0.4205in" svg:y="0.013in" svg:viewBox="0 0 128 255" svg:d="M79 10c0-10 0-10-9-10-24 24-58 24-70 24 0 5 0 8 0 12 8 0 31 0 51-10 0 66 0 133 0 199 0 14-1 18-37 18-4 0-7 0-12 0 0 5 0 9 0 12 15-1 48-1 63-1s49 0 63 1c0-3 0-7 0-12-5 0-8 0-12 0-36 0-37-4-37-18 0-72 0-144 0-215z"><text:p/></draw:path><draw:path draw:style-name="gr3" draw:text-style-name="P5" svg:width="0.0335in" svg:height="0.1512in" svg:x="0.4913in" svg:y="0in" svg:viewBox="0 0 86 385" svg:d="M84 199c2-4 2-4 2-5 0-2 0-2-2-7-22-59-45-119-67-178-3-7-5-9-9-9-5 0-8 3-8 8 0 1 0 2 2 6 23 60 45 119 68 180-23 58-45 118-68 176-2 4-2 5-2 8 0 4 3 7 8 7 4 0 6-4 7-7 24-60 46-119 69-179z"><text:p/></draw:path><draw:path draw:style-name="gr3" draw:text-style-name="P5" svg:width="0.0339in" svg:height="0.1512in" svg:x="0.55in" svg:y="0in" svg:viewBox="0 0 87 385" svg:d="M85 199c2-4 2-4 2-5 0-2 0-2-2-7-23-59-45-119-68-178-3-7-6-9-9-9-5 0-8 3-8 8 0 1 0 2 2 6 23 60 45 119 68 180-23 58-45 118-68 176-2 4-2 5-2 8 0 4 4 7 8 7 5 0 6-4 9-7 23-60 45-119 68-179z"><text:p/></draw:path><draw:path draw:style-name="gr3" draw:text-style-name="P5" svg:width="0.076in" svg:height="0.087in" svg:x="0.6559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5" svg:width="0.0756in" svg:height="0.1374in" svg:x="0.7953in" svg:y="0.0067in" svg:viewBox="0 0 193 350" svg:d="M121 118c11 0 22 0 33 0 8 0 12 0 12-8 0-4-4-4-11-4-11 0-21 0-32 0 2-16 6-30 8-44 2-8 8-36 10-40 3-8 10-13 17-13 3 0 13 0 19 6-16 2-21 16-21 21 0 9 8 14 15 14 11 0 22-9 22-24 0-17-18-26-35-26-13 0-37 7-48 45-2 8-4 12-13 61-9 0-18 0-27 0-7 0-12 0-12 7 0 5 4 5 11 5 9 0 17 0 26 0-10 50-19 100-29 151-7 37-13 72-34 72-1 0-11 0-18-6 18-1 21-16 21-21 0-9-6-13-14-13-10 0-21 8-21 23 0 17 17 26 32 26 22 0 37-23 44-37 12-25 21-71 22-74 8-40 15-80 23-121z"><text:p/></draw:path></draw:g></text:span>, <text:span text:style-name="T23">או במילים אחרות </text:span><text:span text:style-name="T23"><draw:g text:anchor-type="as-char" svg:y="-0.1134in" draw:z-index="399" draw:name="Shape402" draw:style-name="gr1"><svg:title>TexMaths</svg:title><svg:desc>11§display§f(a) = \la a, 1 \ra§svg§600§FALSE§</svg:desc><draw:path draw:style-name="gr2" draw:text-style-name="P4" svg:width="0.8016in" svg:height="0.1354in" svg:x="0.0004in" svg:y="0.0071in" svg:viewBox="0 0 2037 345" svg:d="M0 0c679 0 1359 0 2037 0 0 115 0 230 0 345-678 0-1358 0-2037 0 0-115 0-230 0-345z"><text:p/></draw:path><draw:path draw:style-name="gr3" draw:text-style-name="P5" svg:width="0.0756in" svg:height="0.137in" svg:x="0.0008in" svg:y="0.0071in" svg:viewBox="0 0 193 349" svg:d="M121 118c11 0 22 0 33 0 8 0 12 0 12-9 0-3-4-3-11-3-11 0-21 0-32 0 2-16 6-30 8-44 2-9 8-36 10-41 3-7 10-13 17-13 3 0 13 0 20 7-17 2-21 15-21 21 0 9 7 14 15 14 9 0 21-9 21-24 0-17-18-26-35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5" svg:width="0.0346in" svg:height="0.1508in" svg:x="0.0988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5" svg:width="0.0693in" svg:height="0.0681in" svg:x="0.1484in" svg:y="0.0453in" svg:viewBox="0 0 177 174" svg:d="M129 24c-7-14-18-24-36-24-45 0-93 56-93 112 0 37 22 62 52 62 7 0 27-1 50-29 4 17 17 29 35 29 14 0 22-9 29-21 7-14 11-37 11-38 0-4-3-4-4-4-4 0-5 1-6 7-6 25-13 48-28 48-11 0-13-10-13-17 0-9 2-12 6-29 3-17 4-21 8-35 4-19 10-37 14-54 2-11 2-11 2-13 0-7-4-10-11-10-9 0-14 9-16 16zM104 124c-2 7-2 8-7 15-18 21-33 27-44 27-20 0-26-22-26-36 0-20 14-67 22-85 13-23 29-37 46-37 24 0 29 32 29 34s0 4-1 6c-6 26-12 51-19 76z"><text:p/></draw:path><draw:path draw:style-name="gr3" draw:text-style-name="P5" svg:width="0.035in" svg:height="0.1508in" svg:x="0.2319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5" svg:width="0.1008in" svg:height="0.035in" svg:x="0.333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335in" svg:height="0.1508in" svg:x="0.5016in" svg:y="0in" svg:viewBox="0 0 86 384" svg:d="M84 14c2-4 2-4 2-6 0-5-4-8-8-8-3 0-5 2-9 9-22 58-45 118-67 177-1 2-2 4-2 7 0 0 0 1 2 5 22 60 45 119 67 177 1 4 4 9 9 9 4 0 8-3 8-7 0-2 0-3-2-7-23-60-45-119-69-177 24-60 46-119 69-179z"><text:p/></draw:path><draw:path draw:style-name="gr3" draw:text-style-name="P5" svg:width="0.0693in" svg:height="0.0681in" svg:x="0.55in" svg:y="0.0453in" svg:viewBox="0 0 177 174" svg:d="M129 24c-7-14-19-24-35-24-47 0-94 56-94 112 0 37 21 62 52 62 7 0 26-1 49-29 3 17 17 29 35 29 15 0 23-9 29-21 7-14 12-37 12-38 0-4-3-4-4-4-5 0-5 1-6 7-6 25-14 48-30 48-11 0-12-10-12-17 0-9 2-12 6-29s5-21 9-35c4-19 8-37 13-54 3-11 3-11 3-13 0-7-4-10-11-10-10 0-15 9-16 16zM103 124c-2 7-2 8-7 15-17 21-33 27-44 27-19 0-24-22-24-36 0-20 12-67 20-85 13-23 30-37 46-37 25 0 30 32 30 34s-1 4-1 6c-6 26-13 51-20 76z"><text:p/></draw:path><draw:path draw:style-name="gr3" draw:text-style-name="P5" svg:width="0.0173in" svg:height="0.0453in" svg:x="0.6374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5" svg:width="0.05in" svg:height="0.1008in" svg:x="0.7055in" svg:y="0.0126in" svg:viewBox="0 0 128 257" svg:d="M79 10c0-9 0-10-9-10-24 25-58 25-70 25 0 5 0 8 0 12 8 0 31 0 51-9 0 66 0 132 0 198 0 13-2 18-37 18-4 0-7 0-12 0 0 5 0 9 0 13 13-3 48-3 63-3s49 0 63 3c0-4 0-8 0-13-5 0-8 0-13 0-35 0-36-4-36-18 0-72 0-145 0-216z"><text:p/></draw:path><draw:path draw:style-name="gr3" draw:text-style-name="P5" svg:width="0.0335in" svg:height="0.1508in" svg:x="0.7764in" svg:y="0in" svg:viewBox="0 0 86 384" svg:d="M84 198c2-4 2-5 2-5 0-1 0-3-2-7-22-59-46-119-68-177-2-7-4-9-8-9-5 0-8 3-8 8 0 1 0 2 1 6 23 60 46 119 69 179-23 58-46 117-69 177-1 4-1 4-1 7 0 4 3 7 8 7 4 0 6-4 7-7 23-60 46-119 69-179z"><text:p/></draw:path></draw:g></text:span><text:span text:style-name="T23">, ו</text:span><text:span text:style-name="T34">־</text:span><text:span text:style-name="T34"><draw:g text:anchor-type="as-char" svg:y="-0.1134in" draw:z-index="402" draw:name="Shape403" draw:style-name="gr1"><svg:title>TexMaths</svg:title><svg:desc>11§display§\la x, y \ra \in f§svg§600§FALSE§</svg:desc><draw:path draw:style-name="gr2" draw:text-style-name="P4" svg:width="0.6059in" svg:height="0.1358in" svg:x="0.0004in" svg:y="0.0071in" svg:viewBox="0 0 1540 346" svg:d="M771 346c-258 0-514 0-771 0 0-116 0-230 0-346 513 0 1027 0 1540 0 0 116 0 230 0 346-256 0-513 0-769 0z"><text:p/></draw:path><draw:path draw:style-name="gr3" draw:text-style-name="P5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5" svg:width="0.0752in" svg:height="0.0685in" svg:x="0.0563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3" draw:text-style-name="P5" svg:width="0.0173in" svg:height="0.0453in" svg:x="0.152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5" svg:width="0.0697in" svg:height="0.0976in" svg:x="0.211in" svg:y="0.0453in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3" draw:text-style-name="P5" svg:width="0.0335in" svg:height="0.1512in" svg:x="0.2949in" svg:y="0in" svg:viewBox="0 0 86 385" svg:d="M84 199c2-4 2-5 2-6 0-3 0-1-2-6-22-59-46-119-68-178-2-7-5-9-8-9-5 0-8 3-8 8 0 1 0 2 1 6 23 60 45 119 68 179-23 58-45 117-68 177-1 4-1 5-1 8 0 4 3 7 8 7 4 0 6-4 7-7 23-60 45-119 69-179z"><text:p/></draw:path><draw:path draw:style-name="gr3" draw:text-style-name="P5" svg:width="0.076in" svg:height="0.087in" svg:x="0.3996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5" svg:width="0.0752in" svg:height="0.1374in" svg:x="0.539in" svg:y="0.0067in" svg:viewBox="0 0 192 350" svg:d="M121 118c11 0 22 0 33 0 8 0 12 0 12-8 0-4-4-4-11-4-11 0-21 0-32 0 2-16 6-30 8-44 2-8 8-36 10-40 3-8 10-13 17-13 3 0 12 0 19 6-16 2-21 16-21 21 0 9 8 14 14 14 11 0 22-9 22-24 0-17-17-26-34-26-13 0-37 7-48 45-2 8-4 12-13 61-9 0-18 0-27 0-7 0-12 0-12 7 0 5 4 5 11 5 9 0 17 0 26 0-10 50-19 100-29 151-7 37-13 72-34 72-1 0-11 0-18-6 18-1 21-16 21-21 0-9-6-13-14-13-10 0-21 8-21 23 0 17 16 26 32 26 22 0 37-23 44-37 12-25 21-71 22-74 8-40 15-80 23-121z"><text:p/></draw:path></draw:g></text:span><text:span text:style-name="T23"> נכון באופן ישיר תחת הגדרת </text:span><text:span text:style-name="T23"><draw:g text:anchor-type="as-char" svg:y="-0.1075in" draw:z-index="396" draw:name="Shape404" draw:style-name="gr1"><svg:title>TexMaths</svg:title><svg:desc>11§display§f§svg§600§FALSE§</svg:desc><draw:path draw:style-name="gr2" draw:text-style-name="P4" svg:width="0.0673in" svg:height="0.1217in" svg:x="0.0004in" svg:y="0.0075in" svg:viewBox="0 0 172 310" svg:d="M0 0c57 0 115 0 172 0 0 103 0 207 0 310-57 0-115 0-172 0 0-103 0-207 0-310z"><text:p/></draw:path><draw:path draw:style-name="gr3" draw:text-style-name="P5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3"><text:s/>המפוצלת. כמו כן, </text:span><text:span text:style-name="T23"><draw:g text:anchor-type="as-char" svg:y="-0.1035in" draw:z-index="403" draw:name="Shape405" draw:style-name="gr1"><svg:title>TexMaths</svg:title><svg:desc>11§display§x = a \in B§svg§600§FALSE§</svg:desc><draw:path draw:style-name="gr2" draw:text-style-name="P4" svg:width="0.6547in" svg:height="0.0933in" svg:x="0.0039in" svg:y="0.0071in" svg:viewBox="0 0 1664 238" svg:d="M833 238c-279 0-556 0-833 0 0-79 0-159 0-238 554 0 1110 0 1664 0 0 79 0 159 0 238-277 0-554 0-831 0z"><text:p/></draw:path><draw:path draw:style-name="gr3" draw:text-style-name="P5" svg:width="0.0752in" svg:height="0.0677in" svg:x="0.0004in" svg:y="0.0362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5" svg:width="0.1008in" svg:height="0.035in" svg:x="0.1339in" svg:y="0.04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5" svg:width="0.0693in" svg:height="0.0677in" svg:x="0.2917in" svg:y="0.0362in" svg:viewBox="0 0 177 173" svg:d="M129 24c-7-14-18-24-36-24-45 0-93 56-93 113 0 35 22 60 52 60 7 0 27-2 50-28 4 15 17 28 35 28 14 0 22-8 29-20 7-14 8-26 11-38 0-4-3-4-4-4-5 0-5 2-6 6-6 26-13 48-30 48-9 0-11-10-11-17 0-9 2-12 5-28 4-17 5-20 9-35 4-19 10-37 14-54 2-11 2-11 2-13 0-7-4-10-11-10-9 0-15 7-16 16zM103 124c-1 7-1 8-7 14-17 20-32 27-43 27-20 0-26-20-26-35 0-20 14-67 22-85 11-23 29-37 44-37 26 0 31 32 31 34s-1 5-1 6c-6 26-13 51-20 76z"><text:p/></draw:path><draw:path draw:style-name="gr3" draw:text-style-name="P5" svg:width="0.0752in" svg:height="0.0874in" svg:x="0.4209in" svg:y="0.0217in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3" draw:text-style-name="P5" svg:width="0.1083in" svg:height="0.1028in" svg:x="0.5583in" svg:y="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5 0 51 0 33 0 42 23 42 40 0 34-33 70-80 70-19 0-39 0-58 0zM87 250c-6 0-7 0-9 0-4-1-5-1-5-4 0-1 0-2 2-9 9-35 17-71 26-106 24 0 50 0 74 0 36 0 44 27 44 44 0 38-34 75-80 75-18 0-35 0-52 0z"><text:p/></draw:path></draw:g></text:span><text:span text:style-name="T23"><text:s/>כלומר </text:span><text:span text:style-name="T23"><draw:g text:anchor-type="as-char" svg:y="-0.1035in" draw:z-index="404" draw:name="Shape406" draw:style-name="gr1"><svg:title>TexMaths</svg:title><svg:desc>11§display§x \in B§svg§600§FALSE§</svg:desc><draw:path draw:style-name="gr2" draw:text-style-name="P4" svg:width="0.3717in" svg:height="0.0933in" svg:x="0.0039in" svg:y="0.0071in" svg:viewBox="0 0 945 238" svg:d="M473 238c-158 0-316 0-473 0 0-79 0-159 0-238 315 0 630 0 945 0 0 79 0 159 0 238-158 0-315 0-472 0z"><text:p/></draw:path><draw:path draw:style-name="gr3" draw:text-style-name="P5" svg:width="0.0752in" svg:height="0.0677in" svg:x="0.0004in" svg:y="0.0362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5" svg:width="0.0752in" svg:height="0.0874in" svg:x="0.1382in" svg:y="0.0217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5" svg:width="0.1083in" svg:height="0.1028in" svg:x="0.2748in" svg:y="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</text:span><text:span text:style-name="T23"><text:s/></text:span><text:span text:style-name="T34">ובפרט </text:span><text:span text:style-name="T34"><draw:g text:anchor-type="as-char" svg:y="-0.1075in" draw:z-index="406" draw:name="Shape407" draw:style-name="gr1"><svg:title>TexMaths</svg:title><svg:desc>11§display§x \in A \cup B§svg§600§FALSE§</svg:desc><draw:path draw:style-name="gr2" draw:text-style-name="P4" svg:width="0.6547in" svg:height="0.0984in" svg:x="0.0039in" svg:y="0.0079in" svg:viewBox="0 0 1664 251" svg:d="M833 251c-279 0-556 0-833 0 0-84 0-167 0-251 554 0 1110 0 1664 0 0 84 0 167 0 251-277 0-554 0-831 0z"><text:p/></draw:path><draw:path draw:style-name="gr3" draw:text-style-name="P5" svg:width="0.0752in" svg:height="0.0681in" svg:x="0.0004in" svg:y="0.0429in" svg:viewBox="0 0 192 174" svg:d="M119 54c2-10 11-45 37-45 2 0 12 0 20 4-11 2-19 12-19 21 0 7 5 14 15 14 8 0 20-7 20-23 0-19-22-25-35-25-23 0-36 21-40 30-10-26-31-30-42-30-41 0-63 50-63 59 0 5 4 5 6 5s3-1 4-5c13-40 38-50 52-50 7 0 21 3 21 25 0 12-7 39-21 93-6 23-20 38-37 38-2 0-11 0-19-4 9-1 18-10 18-20 0-11-9-14-14-14-12 0-22 9-22 23 0 16 20 24 36 24 27 0 40-27 41-29 5 15 19 29 42 29 39 0 61-49 61-58 0-5-3-5-4-5-3 0-4 2-4 5-14 41-40 49-52 49-16 0-21-11-21-24 0-9 2-18 7-34 4-18 8-35 13-53z"><text:p/></draw:path><draw:path draw:style-name="gr3" draw:text-style-name="P5" svg:width="0.0752in" svg:height="0.087in" svg:x="0.1382in" svg:y="0.0283in" svg:viewBox="0 0 192 222" svg:d="M179 119c7 0 13 0 13-8s-6-8-13-8c-55 0-109 0-164 0 5-51 50-88 104-88 20 0 40 0 60 0 7 0 13 0 13-7 0-8-6-8-13-8-20 0-40 0-60 0-66 0-119 50-119 111s53 111 119 111c20 0 40 0 60 0 7 0 13 0 13-7 0-8-6-8-13-8-20 0-40 0-60 0-54 0-99-37-104-88 55 0 109 0 164 0z"><text:p/></draw:path><draw:path draw:style-name="gr3" draw:text-style-name="P5" svg:width="0.1039in" svg:height="0.1079in" svg:x="0.2744in" svg:y="0in" svg:viewBox="0 0 265 275" svg:d="M55 231c-15 25-30 31-47 32-5 0-8 0-8 8 0 2 1 4 4 4 11 0 23-1 33-1 14 0 27 1 40 1 2 0 7 0 7-8 0-4-4-4-6-4-9-1-19-4-19-13 0-5 3-9 6-14 10-17 20-33 30-50 31 0 64 0 96 0 1 8 7 61 7 64 0 12-21 13-29 13-5 0-8 0-8 8 0 4 4 4 5 4 15 0 32-1 48-1 9 0 35 1 43 1 3 0 8 0 8-8 0-4-4-4-9-4-24 0-24-2-25-14-8-79-17-160-24-239 0-8 0-10-7-10-6 0-8 3-10 7-45 74-90 149-135 224zM101 174c25-42 52-84 77-126 5 42 8 84 12 126-29 0-59 0-89 0z"><text:p/></draw:path><draw:path draw:style-name="gr3" draw:text-style-name="P5" svg:width="0.0846in" svg:height="0.0937in" svg:x="0.4248in" svg:y="0.0193in" svg:viewBox="0 0 216 239" svg:d="M216 14c0-6 0-14-8-14s-8 8-8 14c0 47 0 93 0 140 0 56-64 69-92 69-18 0-42-4-63-17-30-19-30-43-30-53 0-46 0-92 0-139 0-6 0-14-7-14-8 0-8 8-8 14 0 47 0 94 0 141 0 57 59 84 108 84 50 0 108-28 108-83 0-47 0-94 0-142z"><text:p/></draw:path><draw:path draw:style-name="gr3" draw:text-style-name="P5" svg:width="0.1083in" svg:height="0.1028in" svg:x="0.5583in" svg:y="0.0051in" svg:viewBox="0 0 276 262" svg:d="M45 232c-3 15-4 18-35 18-7 0-10 0-10 8 0 4 3 4 10 4 46 0 92 0 138 0 61 0 107-45 107-84 0-26-23-48-60-53 40-7 81-36 81-72 0-29-25-53-73-53-42 0-86 0-129 0-7 0-11 0-11 8 0 4 3 4 11 4 1 0 7 0 14 0 8 1 11 1 11 7 0 1 0 2-2 7-18 69-34 138-52 206zM103 122c8-32 17-64 25-96 3-13 4-14 20-14 17 0 35 0 51 0 33 0 42 22 42 40 0 33-33 70-80 70-19 0-39 0-58 0zM87 250c-6 0-7 0-9 0-4-1-5-1-5-5 0-1 0-2 2-8 9-36 17-72 26-107 24 0 50 0 74 0 36 0 44 28 44 44 0 38-34 76-80 76-18 0-35 0-52 0z"><text:p/></draw:path></draw:g></text:span><text:span text:style-name="T34"><text:s/></text:span><text:span text:style-name="T23">כדרוש.</text:span></text:p>
                </text:list-item>
              </text:list>
            </text:list-item>
          </text:list>
        </text:list-item>
        <text:list-item>
          <text:p text:style-name="P83">יהי <draw:g text:anchor-type="as-char" svg:y="-0.1134in" draw:z-index="381" draw:name="Shape408" draw:style-name="gr1"><svg:title>TexMaths</svg:title><svg:desc>11§display§y \in Im(f|_A)§svg§600§FALSE§</svg:desc><draw:path draw:style-name="gr2" draw:text-style-name="P4" svg:width="0.7972in" svg:height="0.1358in" svg:x="0.0039in" svg:y="0.0071in" svg:viewBox="0 0 2026 346" svg:d="M1014 346c-339 0-676 0-1014 0 0-116 0-230 0-346 675 0 1351 0 2026 0 0 116 0 230 0 346-337 0-675 0-1012 0z"><text:p/></draw:path><draw:path draw:style-name="gr3" draw:text-style-name="P5" svg:width="0.0697in" svg:height="0.0976in" svg:x="0.0004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3 0 8 0 8 12 0 10-3 20-5 27-17 41-23 63-23 81 0 34 24 46 47 46 16 0 29-7 39-18-5 20-9 40-25 59-9 13-25 24-42 24-6 0-24-1-30-15 6 0 12 0 16-6 5-3 8-8 8-14 0-12-10-13-14-13-9 0-21 5-21 24s16 33 41 33c39 0 79-35 90-77 12-50 25-99 37-148z"><text:p/></draw:path><draw:path draw:style-name="gr3" draw:text-style-name="P5" svg:width="0.0756in" svg:height="0.087in" svg:x="0.1311in" svg:y="0.0307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5" svg:width="0.0701in" svg:height="0.1028in" svg:x="0.2673in" svg:y="0.0098in" svg:viewBox="0 0 179 262" svg:d="M132 30c3-15 4-18 35-18 9 0 12 0 12-8 0-4-4-4-5-4-12 0-41 1-52 1s-39-1-52-1c-2 0-7 0-7 8 0 4 4 4 11 4 16 0 27 0 27 7 0 2 0 3-1 6-17 70-35 139-53 207-3 15-4 18-35 18-9 0-12 0-12 8 0 4 4 4 6 4 12 0 39-1 50-1 12 0 41 1 53 1 2 0 8 0 8-8 0-4-4-4-12-4-7 0-9 0-17 0-8-1-10-3-10-7 0-3 1-6 2-8 18-69 34-137 52-205z"><text:p/></draw:path><draw:path draw:style-name="gr3" draw:text-style-name="P5" svg:width="0.1244in" svg:height="0.0685in" svg:x="0.3453in" svg:y="0.0453in" svg:viewBox="0 0 317 175" svg:d="M23 148c-1 6-3 15-3 17 0 7 5 10 11 10 4 0 12-3 14-11 1-1 6-19 8-29 3-12 5-23 9-34 2-9 4-17 6-26 1-7 5-18 5-19 5-12 26-47 62-47 18 0 21 14 21 26 0 10-2 21-5 33-4 15-8 29-11 44-2 10-6 20-8 30-1 8-4 21-4 23 0 7 5 10 11 10 12 0 14-10 17-22 6-22 20-78 23-92 1-6 21-52 64-52 17 0 21 13 21 26 0 22-16 66-24 87-3 9-6 13-6 21 0 19 15 32 32 32 37 0 51-56 51-59 0-4-3-4-5-4-4 0-4 1-5 7-7 20-19 47-40 47-6 0-10-3-10-12 0-10 4-19 8-27 7-20 23-63 23-85 0-25-15-42-44-42s-49 18-64 37c0-4-1-17-12-27-10-8-22-10-32-10-34 0-52 25-59 34-2-22-19-34-36-34-18 0-26 15-29 22-6 13-12 36-12 37 0 5 4 5 6 5 3 0 3-1 6-9 7-27 14-46 28-46 6 0 12 3 12 17 0 8-1 13-6 32-7 30-15 60-23 90z"><text:p/></draw:path><draw:path draw:style-name="gr3" draw:text-style-name="P5" svg:width="0.035in" svg:height="0.1512in" svg:x="0.489in" svg:y="0in" svg:viewBox="0 0 90 385" svg:d="M90 381c0-1 0-1-6-8-49-49-61-122-61-179 0-68 14-136 62-183 5-5 5-5 5-7 0-3-2-4-4-4-3 0-39 26-62 76-18 42-24 85-24 118 0 28 4 75 26 119 24 47 57 72 60 72 2 0 4-1 4-4z"><text:p/></draw:path><draw:path draw:style-name="gr3" draw:text-style-name="P5" svg:width="0.0756in" svg:height="0.1374in" svg:x="0.5413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5" svg:width="0.0055in" svg:height="0.1512in" svg:x="0.6421in" svg:y="0in" svg:viewBox="0 0 15 385" svg:d="M15 14c0-6 0-14-7-14-8 0-8 8-8 14 0 119 0 238 0 357 0 7 0 14 8 14 7 0 7-7 7-14 0-119 0-238 0-357z"><text:p/></draw:path><draw:path draw:style-name="gr3" draw:text-style-name="P5" svg:width="0.0799in" svg:height="0.0756in" svg:x="0.6728in" svg:y="0.0598in" svg:viewBox="0 0 204 193" svg:d="M40 160c-9 15-18 22-34 23-3 0-6 0-6 5 0 4 2 5 3 5 7 0 16-1 23-1 9 0 20 1 28 1 2 0 5 0 5-7 0-3-3-3-4-3-2 0-12-1-12-8 0-3 3-9 4-11 8-11 15-22 22-33 26 0 52 0 77 0 3 14 5 30 7 45-1 2-3 7-19 7-3 0-6 0-6 5 0 1 0 5 3 5 9 0 27-1 35-1 6 0 11 0 17 0 4 0 10 1 15 1 3 0 6-3 6-6 0-4-4-4-8-4-17 0-17-2-18-9-7-56-15-111-23-166-1-7-2-8-6-8-6 0-7 2-10 6-33 51-66 102-99 154zM76 121c19-30 37-58 56-88 4 30 9 58 13 88-23 0-46 0-69 0z"><text:p/></draw:path><draw:path draw:style-name="gr3" draw:text-style-name="P5" svg:width="0.035in" svg:height="0.1512in" svg:x="0.774in" svg:y="0in" svg:viewBox="0 0 90 385" svg:d="M90 194c0-31-4-77-25-121-23-48-57-73-61-73-2 0-4 2-4 4s0 2 8 9c37 38 59 99 59 181 0 64-14 132-61 180-6 6-6 6-6 7 0 2 2 4 4 4 4 0 39-26 62-76 20-41 24-84 24-115z"><text:p/></draw:path></draw:g>, נוכיח <draw:g text:anchor-type="as-char" svg:y="-0.1043in" draw:z-index="408" draw:name="Shape409" draw:style-name="gr1"><svg:title>TexMaths</svg:title><svg:desc>11§display§y \in X§svg§600§FALSE§</svg:desc><draw:path draw:style-name="gr2" draw:text-style-name="P4" svg:width="0.3787in" svg:height="0.1177in" svg:x="0.0039in" svg:y="0.0071in" svg:viewBox="0 0 963 300" svg:d="M0 0c321 0 642 0 963 0 0 100 0 201 0 300-321 0-642 0-963 0 0-99 0-200 0-300z"><text:p/></draw:path><draw:path draw:style-name="gr3" draw:text-style-name="P5" svg:width="0.0697in" svg:height="0.0972in" svg:x="0.0004in" svg:y="0.0362in" svg:viewBox="0 0 178 248" svg:d="M177 24c1-5 1-6 1-9 0-7-5-11-11-11-4 0-10 3-13 9-1 1-4 13-6 21-3 10-5 20-7 31-6 23-12 46-18 69-2 5-19 32-44 32-20 0-24-17-24-31 0-18 7-42 20-76 6-15 7-20 7-27 0-18-12-32-30-32-38 0-52 56-52 59 0 5 3 2 4 5 5 0 5-1 7-7 11-36 26-48 38-48 4 0 10 0 10 12 0 10-3 20-6 27-16 41-22 63-22 80 0 35 24 45 47 45 14 0 28-5 39-16-5 20-10 38-26 58-10 13-24 24-42 24-5 0-23-1-29-15 6 0 11 0 16-6 5-3 8-7 8-15 0-12-10-13-14-13-9 0-21 5-21 25 0 19 16 33 40 33 40 0 80-35 91-77 12-49 25-99 37-147z"><text:p/></draw:path><draw:path draw:style-name="gr3" draw:text-style-name="P5" svg:width="0.0752in" svg:height="0.087in" svg:x="0.1311in" svg:y="0.0217in" svg:viewBox="0 0 192 222" svg:d="M179 120c7 0 13 0 13-8s-6-8-13-8c-55 0-109 0-164 0 5-51 50-89 104-89 20 0 40 0 60 0 7 0 13 0 13-7 0-8-6-8-13-8-21 0-40 0-61 0-66 0-118 50-118 112 0 60 52 110 118 110 21 0 40 0 61 0 7 0 13 0 13-8s-6-8-13-8c-20 0-40 0-60 0-54 0-99-35-104-86 55 0 109 0 164 0z"><text:p/></draw:path><draw:path draw:style-name="gr3" draw:text-style-name="P5" svg:width="0.1248in" svg:height="0.1024in" svg:x="0.2657in" svg:y="0in" svg:viewBox="0 0 318 261" svg:d="M176 104c-11-25-21-50-32-75-1-4-1-4-2-6 0-2 6-10 23-11 3 0 8-1 8-8 0-4-5-4-6-4-16 0-33 1-49 1-9 0-33-1-43-1-2 0-7 0-7 8 0 4 3 4 9 4 23 0 25 3 29 12 15 35 30 71 46 108-28 28-54 57-82 85-2 2-3 3-5 5-19 20-38 26-57 27-5 1-8 1-8 8 0 1 0 4 4 4 12 0 25-1 37-1 14 0 29 1 44 1 2 0 6 0 6-8 0-3-3-2-4-4-5 0-16-1-16-12 0-6 6-12 10-17 14-13 27-27 40-41 11-12 23-24 34-36 13 29 26 60 40 89 1 5 2 5 2 6 0 3-8 10-23 11-5 1-8 1-8 8 0 4 4 4 7 4 10 0 37-1 48-1 10 0 33 1 43 1 2 0 8 0 8-7 0-5-5-5-8-5-25 0-26-1-33-17-15-36-41-94-50-117 27-27 66-72 80-83 11-10 25-19 48-20 6 0 9 0 9-8-2-1 0-4-6-4-11 0-24 1-36 1-14 0-29-1-43-1-2 0-6 0-6 8 0 2 2 4 4 4 3 0 15 1 15 12 0 6-4 10-7 13-21 22-42 44-63 67z"><text:p/></draw:path></draw:g>. למעשה, נתון <draw:g text:anchor-type="as-char" svg:y="-0.1134in" draw:z-index="409" draw:name="Shape410" draw:style-name="gr1"><svg:title>TexMaths</svg:title><svg:desc>11§display§\exists x \in A \cup B. \la x, y \ra \in f|_B§svg§600§FALSE§</svg:desc><draw:path draw:style-name="gr2" draw:text-style-name="P4" svg:width="1.5508in" svg:height="0.1354in" svg:x="0.0004in" svg:y="0.0071in" svg:viewBox="0 0 3940 345" svg:d="M0 0c1313 0 2627 0 3940 0 0 115 0 230 0 345-1313 0-2627 0-3940 0 0-115 0-230 0-345z"><text:p/></draw:path><draw:path draw:style-name="gr3" draw:text-style-name="P5" svg:width="0.0677in" svg:height="0.1043in" svg:x="0.0008in" svg:y="0.0071in" svg:viewBox="0 0 173 266" svg:d="M173 13c0-12-1-13-15-13-48 0-95 0-144 0-6 0-14 0-14 8 0 7 8 7 14 7 48 0 96 0 143 0 0 37 0 73 0 111-46 0-91 0-137 0-7 0-15 0-15 7 0 8 8 8 15 8 46 0 91 0 137 0 0 36 0 73 0 109-47 0-95 0-143 0-6 0-14 0-14 8s8 8 14 8c49 0 96 0 144 0 14 0 15-2 15-14 0-79 0-160 0-239z"><text:p/></draw:path><draw:path draw:style-name="gr3" draw:text-style-name="P5" svg:width="0.0752in" svg:height="0.0681in" svg:x="0.0815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3" draw:text-style-name="P5" svg:width="0.0752in" svg:height="0.087in" svg:x="0.2193in" svg:y="0.0307in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3" draw:text-style-name="P5" svg:width="0.1039in" svg:height="0.1079in" svg:x="0.3555in" svg:y="0.0043in" svg:viewBox="0 0 265 275" svg:d="M55 230c-15 27-30 32-47 33-5 0-8 0-8 8 0 2 2 4 4 4 11 0 23-2 34-2 13 0 26 2 39 2 2 0 7 0 7-7 0-5-4-5-6-5-9-1-19-4-19-14 0-5 3-9 6-14 10-16 20-32 30-48 31 0 64 0 96 0 1 7 7 60 7 63 0 12-21 13-29 13-5 0-8 0-8 8 0 4 4 4 5 4 15 0 32-2 48-2 10 0 35 2 43 2 4 0 8 0 8-9 0-3-4-3-9-3-24 0-24-3-25-14-8-79-17-160-24-240 0-8 0-9-7-9-6 0-8 2-10 7-45 74-90 149-135 223zM102 175c26-43 51-86 76-128 5 42 8 85 12 128-29 0-58 0-88 0z"><text:p/></draw:path><draw:path draw:style-name="gr3" draw:text-style-name="P5" svg:width="0.0846in" svg:height="0.0933in" svg:x="0.5063in" svg:y="0.0217in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3" draw:text-style-name="P5" svg:width="0.1083in" svg:height="0.1031in" svg:x="0.6398in" svg:y="0.0098in" svg:viewBox="0 0 276 263" svg:d="M46 232c-4 16-5 19-35 19-7 0-11 0-11 8 0 4 3 4 11 4 46 0 91 0 137 0 62 0 107-46 107-82 0-28-22-51-59-54 39-8 80-37 80-73 0-29-25-54-71-54-43 0-87 0-130 0-8 0-12 0-12 8 0 4 4 4 11 4 1 0 8 0 15 1s10 1 10 7c0 1 0 2-1 6-18 69-34 138-52 206zM104 122c8-32 16-63 24-94 4-15 4-16 20-16 17 0 35 0 51 0 34 0 42 23 42 40 0 34-33 70-80 70-19 0-38 0-57 0zM87 251c-6 0-7 0-9-1-3 0-4 0-4-3 0-1 0-3 1-9 9-35 18-72 27-107 24 0 49 0 73 0 37 0 44 29 44 45 0 38-34 75-79 75-18 0-36 0-53 0z"><text:p/></draw:path><draw:path draw:style-name="gr3" draw:text-style-name="P5" svg:width="0.0157in" svg:height="0.0161in" svg:x="0.7697in" svg:y="0.0972in" svg:viewBox="0 0 41 42" svg:d="M41 21c0-11-10-21-21-21-12 0-20 10-20 21s9 21 20 21c12 0 21-10 21-21z"><text:p/></draw:path><draw:path draw:style-name="gr3" draw:text-style-name="P5" svg:width="0.0335in" svg:height="0.1508in" svg:x="0.815in" svg:y="0in" svg:viewBox="0 0 86 384" svg:d="M84 14c2-4 2-4 2-6 0-5-4-8-8-8-3 0-7 2-9 9-22 58-45 118-67 177-1 2-2 4-2 7 0 0 0 1 2 5 22 60 45 119 67 177 1 4 4 9 9 9 4 0 8-3 8-7 0-2 0-3-2-7-24-60-46-119-69-177 23-60 45-119 69-179z"><text:p/></draw:path><draw:path draw:style-name="gr3" draw:text-style-name="P5" svg:width="0.0752in" svg:height="0.0681in" svg:x="0.8618in" svg:y="0.0453in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5" svg:width="0.0173in" svg:height="0.0453in" svg:x="0.9575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5" svg:width="0.0697in" svg:height="0.0972in" svg:x="1.0165in" svg:y="0.0453in" svg:viewBox="0 0 178 248" svg:d="M176 23c2-5 2-5 2-9 0-6-5-10-11-10-4 0-10 3-14 8 0 2-3 14-6 21-2 10-4 20-7 31-6 23-11 46-17 69-2 6-19 33-44 33-20 0-24-17-24-32 0-17 7-40 20-75 6-16 7-20 7-28 0-17-12-31-31-31-37 0-51 56-51 59 0 4 3 4 4 4 5 0 5-1 7-7 10-36 25-48 38-48 4 0 10 0 10 13 0 9-3 20-6 26-16 41-22 63-22 82 0 34 24 45 47 45 14 0 28-7 39-17-6 20-10 38-26 58-10 13-24 25-42 25-5 0-23-2-29-16 5 0 11 0 16-5 4-4 8-9 8-16 0-11-11-13-14-13-9 0-22 6-22 25 0 18 17 33 41 33 40 0 80-36 91-77 12-50 24-99 36-148z"><text:p/></draw:path><draw:path draw:style-name="gr3" draw:text-style-name="P5" svg:width="0.0335in" svg:height="0.1508in" svg:x="1.1004in" svg:y="0in" svg:viewBox="0 0 86 384" svg:d="M85 198c1-4 1-5 1-5 0-1 0-3-1-7-23-59-45-119-69-177-2-7-4-9-8-9-5 0-8 3-8 8 0 1 0 2 2 6 23 60 45 119 68 179-23 58-45 117-68 177-2 4-2 4-2 7 0 4 3 7 8 7s6-4 7-7c23-60 47-119 70-179z"><text:p/></draw:path><draw:path draw:style-name="gr3" draw:text-style-name="P5" svg:width="0.076in" svg:height="0.087in" svg:x="1.2059in" svg:y="0.0307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5" svg:width="0.076in" svg:height="0.137in" svg:x="1.3453in" svg:y="0.0071in" svg:viewBox="0 0 194 349" svg:d="M122 118c11 0 22 0 33 0 8 0 11 0 11-9 0-3-3-3-10-3-11 0-21 0-32 0 2-16 6-30 8-44 2-9 7-36 10-41 3-7 10-13 17-13 2 0 13 0 19 7-16 2-21 15-21 21 0 9 8 14 15 14 9 0 22-9 22-24 0-17-19-26-35-26-13 0-37 7-49 45-2 8-3 12-12 61-9 0-18 0-27 0-7 0-12 0-12 6s4 6 11 6c9 0 17 0 26 0-10 50-19 100-29 151-8 37-14 72-34 72-1 0-11 0-19-7 18-1 22-15 22-21 0-9-7-14-14-14-10 0-22 9-22 24 0 17 18 26 33 26 22 0 37-22 44-37 12-25 21-71 22-74 8-40 15-81 23-120z"><text:p/></draw:path><draw:path draw:style-name="gr3" draw:text-style-name="P5" svg:width="0.0055in" svg:height="0.1508in" svg:x="1.4461in" svg:y="0in" svg:viewBox="0 0 15 384" svg:d="M15 14c0-7 0-14-7-14-8 0-8 7-8 14 0 119 0 237 0 356 0 8 0 14 8 14 7 0 7-6 7-14 0-119 0-237 0-356z"><text:p/></draw:path><draw:path draw:style-name="gr3" draw:text-style-name="P5" svg:width="0.0811in" svg:height="0.072in" svg:x="1.478in" svg:y="0.0634in" svg:viewBox="0 0 207 184" svg:d="M32 163c-2 9-3 11-24 11-5 0-8 0-8 5s3 5 8 5c35 0 69 0 104 0 46 0 80-31 80-57 0-20-17-37-46-39 33-7 61-26 61-51 0-19-21-37-56-37-33 0-65 0-98 0-6 0-9 0-9 6 0 3 3 3 9 3 3 0 4 0 10 1 5 0 6 1 6 3 0 1 0 2-1 7-12 47-24 95-36 143zM75 85c5-22 11-44 16-66 2-9 2-10 15-10s27 0 40 0c28 0 34 19 34 28 0 22-24 48-60 48-16 0-30 0-45 0zM62 174c-8 0-8 0-8-2 0-1 0-2 1-6 5-25 12-50 18-75 19 0 38 0 58 0 25 0 35 18 35 33 0 27-27 50-60 50-15 0-30 0-44 0z"><text:p/></draw:path></draw:g>. לפיכך, <draw:g text:anchor-type="as-char" svg:y="-0.1134in" draw:z-index="410" draw:name="Shape411" draw:style-name="gr1"><svg:title>TexMaths</svg:title><svg:desc>11§display§\la x, y \ra \in f \land x \in B§svg§600§FALSE§</svg:desc><draw:path draw:style-name="gr2" draw:text-style-name="P4" svg:width="1.1705in" svg:height="0.1358in" svg:x="0.0004in" svg:y="0.0071in" svg:viewBox="0 0 2974 346" svg:d="M1488 346c-496 0-992 0-1488 0 0-116 0-230 0-346 991 0 1983 0 2974 0 0 116 0 230 0 346-495 0-991 0-1486 0z"><text:p/></draw:path><draw:path draw:style-name="gr3" draw:text-style-name="P5" svg:width="0.0335in" svg:height="0.1512in" svg:x="0.0094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5" svg:width="0.0752in" svg:height="0.0685in" svg:x="0.0563in" svg:y="0.0453in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5" svg:width="0.0173in" svg:height="0.0453in" svg:x="0.152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5" svg:width="0.0697in" svg:height="0.0976in" svg:x="0.211in" svg:y="0.0453in" svg:viewBox="0 0 178 249" svg:d="M177 24c1-5 1-6 1-9 0-7-5-11-11-11-4 0-10 3-14 8 0 2-3 14-5 21-3 10-5 21-7 31-6 23-12 46-18 69-2 7-19 33-44 33-20 0-24-16-24-31 0-17 7-41 20-76 6-15 7-19 7-27 0-18-12-32-31-32-37 0-51 56-51 59 0 5 3 4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3" draw:text-style-name="P5" svg:width="0.0335in" svg:height="0.1512in" svg:x="0.2949in" svg:y="0in" svg:viewBox="0 0 86 385" svg:d="M85 199c1-4 1-4 1-5 0-2 0-2-1-7-23-59-45-119-69-178-2-7-4-9-8-9-5 0-8 3-8 8 0 1 0 2 2 6 23 60 45 119 68 180-23 58-45 118-68 176-2 4-2 5-2 8 0 4 3 7 8 7s6-4 7-7c23-60 47-119 70-179z"><text:p/></draw:path><draw:path draw:style-name="gr3" draw:text-style-name="P5" svg:width="0.076in" svg:height="0.087in" svg:x="0.4004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3" draw:text-style-name="P5" svg:width="0.076in" svg:height="0.1374in" svg:x="0.5394in" svg:y="0.0067in" svg:viewBox="0 0 194 350" svg:d="M122 118c11 0 22 0 33 0 8 0 11 0 11-8 0-4-3-4-10-4-11 0-21 0-32 0 2-16 6-30 8-44 2-8 7-36 10-40 3-8 10-13 17-13 3 0 13 0 19 6-16 2-21 16-21 21 0 9 8 14 15 14 9 0 22-9 22-24 0-17-18-26-35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" draw:text-style-name="P5" svg:width="0.0839in" svg:height="0.0937in" svg:x="0.6642in" svg:y="0.0217in" svg:viewBox="0 0 214 239" svg:d="M117 9c-4-7-6-9-9-9-6 0-7 3-9 9-32 71-65 143-97 215-2 4-2 5-2 7 0 5 3 8 8 8 2 0 5-1 8-8 31-67 61-135 92-203 29 68 60 136 90 203 3 8 8 8 9 8 4 0 7-3 7-8 0-1 0-2-2-6-32-72-64-145-95-216z"><text:p/></draw:path><draw:path draw:style-name="gr3" draw:text-style-name="P5" svg:width="0.0752in" svg:height="0.0685in" svg:x="0.7953in" svg:y="0.0453in" svg:viewBox="0 0 192 175" svg:d="M118 54c2-10 11-45 38-45 2 0 11 0 20 4-11 2-19 12-19 21 0 7 5 14 15 14 8 0 20-7 20-23 0-19-23-25-36-25-22 0-35 21-39 30-10-26-31-30-42-30-41 0-63 50-63 59 0 5 3 4 4 5 4 0 5-1 6-5 13-40 38-50 52-50 7 0 21 3 21 25 0 12-7 39-21 93-7 24-20 39-37 39-3 0-12 0-19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5" svg:width="0.076in" svg:height="0.087in" svg:x="0.9327in" svg:y="0.0307in" svg:viewBox="0 0 194 222" svg:d="M180 120c7 0 14 0 14-8 0-9-7-9-14-9-55 0-109 0-164 0 5-50 50-88 104-88 20 0 41 0 60 0 7 0 14 0 14-7 0-8-7-8-14-8-21 0-40 0-61 0-66 0-119 50-119 112s53 110 119 110c21 0 40 0 61 0 7 0 14 0 14-7s-7-7-14-7c-19 0-40 0-60 0-54 0-99-37-104-88 55 0 109 0 164 0z"><text:p/></draw:path><draw:path draw:style-name="gr3" draw:text-style-name="P5" svg:width="0.1083in" svg:height="0.1028in" svg:x="1.0705in" svg:y="0.0098in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5 0 51 0 33 0 42 22 42 40 0 34-33 70-80 70-19 0-39 0-58 0zM87 250c-6 0-7 0-9 0-4 0-5-1-5-4 0-2 0-2 2-9 9-36 17-71 26-106 24 0 50 0 74 0 36 0 44 28 44 45 0 36-34 74-80 74-18 0-35 0-52 0z"><text:p/></draw:path></draw:g>, כלומר נגרר <draw:g text:anchor-type="as-char" svg:y="-0.1035in" draw:z-index="411" draw:name="Shape412" draw:style-name="gr1"><svg:title>TexMaths</svg:title><svg:desc>11§display§x \in B§svg§600§FALSE§</svg:desc><draw:path draw:style-name="gr2" draw:text-style-name="P4" svg:width="0.3717in" svg:height="0.0933in" svg:x="0.0039in" svg:y="0.0071in" svg:viewBox="0 0 945 238" svg:d="M473 238c-158 0-316 0-473 0 0-79 0-159 0-238 315 0 630 0 945 0 0 79 0 159 0 238-158 0-315 0-472 0z"><text:p/></draw:path><draw:path draw:style-name="gr3" draw:text-style-name="P5" svg:width="0.0752in" svg:height="0.0677in" svg:x="0.0004in" svg:y="0.0362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5" svg:width="0.0752in" svg:height="0.0874in" svg:x="0.1382in" svg:y="0.0217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5" svg:width="0.1083in" svg:height="0.1028in" svg:x="0.2748in" svg:y="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<text:s/>וגם נגרר <draw:g text:anchor-type="as-char" svg:y="-0.1134in" draw:z-index="382" draw:name="Shape413" draw:style-name="gr1"><svg:title>TexMaths</svg:title><svg:desc>11§display§f(x) = y§svg§600§FALSE§</svg:desc><draw:path draw:style-name="gr2" draw:text-style-name="P4" svg:width="0.5571in" svg:height="0.1358in" svg:x="0.0004in" svg:y="0.0071in" svg:viewBox="0 0 1416 346" svg:d="M708 346c-236 0-471 0-708 0 0-116 0-230 0-346 472 0 944 0 1416 0 0 116 0 230 0 346-236 0-472 0-708 0z"><text:p/></draw:path><draw:path draw:style-name="gr3" draw:text-style-name="P5" svg:width="0.0756in" svg:height="0.1374in" svg:x="0.0008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5" svg:width="0.0346in" svg:height="0.1512in" svg:x="0.0988in" svg:y="0in" svg:viewBox="0 0 89 385" svg:d="M89 381c0-1 0-1-6-8-49-49-61-122-61-180 0-67 14-135 63-182 4-5 4-5 4-7 0-3-1-4-3-4-5 0-40 26-62 76-20 42-24 85-24 117 0 29 4 76 25 120 23 47 56 72 61 72 2 0 3-1 3-4z"><text:p/></draw:path><draw:path draw:style-name="gr3" draw:text-style-name="P5" svg:width="0.0748in" svg:height="0.0685in" svg:x="0.1472in" svg:y="0.0453in" svg:viewBox="0 0 191 175" svg:d="M118 54c2-10 11-45 37-45 2 0 12 0 20 4-11 2-19 12-19 21 0 7 5 14 16 14 7 0 19-7 19-23 0-19-22-25-35-25-23 0-36 21-40 30-10-26-31-30-42-30-40 0-63 50-63 59 0 5 4 5 6 5 3 0 4-1 4-5 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5" svg:width="0.035in" svg:height="0.1512in" svg:x="0.2382in" svg:y="0in" svg:viewBox="0 0 90 385" svg:d="M90 193c0-30-4-76-26-120-23-48-56-73-60-73-2 0-4 2-4 4s0 2 8 9c37 38 59 99 59 180 0 65-14 133-61 181-6 6-6 6-6 7 0 2 2 4 4 4 4 0 39-26 61-76 20-41 25-84 25-116z"><text:p/></draw:path><draw:path draw:style-name="gr3" draw:text-style-name="P5" svg:width="0.1004in" svg:height="0.0354in" svg:x="0.33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697in" svg:height="0.0976in" svg:x="0.4957in" svg:y="0.0453in" svg:viewBox="0 0 178 249" svg:d="M176 24c2-5 2-6 2-9 0-7-5-11-11-11-4 0-11 3-14 8 0 2-3 14-6 21-2 10-5 21-7 31-6 23-11 46-17 69-2 7-18 33-44 33-20 0-24-16-24-31 0-17 7-41 20-76 6-15 8-19 8-27 0-18-13-32-32-32-37 0-51 56-51 59 0 5 3 5 4 5 5 0 5-1 7-8 10-36 25-47 39-47 3 0 9 0 9 12 0 10-4 20-6 27-16 41-22 63-22 81 0 34 24 46 47 46 14 0 28-7 39-18-6 20-10 40-26 59-10 13-24 24-41 24-6 0-24-1-30-15 5 0 11 0 16-6 4-3 8-8 8-14 0-12-11-13-14-13-9 0-22 5-22 24s17 33 42 33c39 0 79-35 90-77 12-50 24-99 36-148z"><text:p/></draw:path></draw:g>. <text:span text:style-name="T34">משום שידוע </text:span><text:span text:style-name="T34"><draw:g text:anchor-type="as-char" svg:y="-0.1075in" draw:z-index="412" draw:name="Shape414" draw:style-name="gr1"><svg:title>TexMaths</svg:title><svg:desc>11§display§x \in A \lor x \in B§svg§600§FALSE§</svg:desc><draw:path draw:style-name="gr2" draw:text-style-name="P4" svg:width="0.9276in" svg:height="0.0984in" svg:x="0.0039in" svg:y="0.0079in" svg:viewBox="0 0 2357 251" svg:d="M1179 251c-394 0-786 0-1179 0 0-84 0-167 0-251 785 0 1572 0 2357 0 0 84 0 167 0 251-392 0-785 0-1178 0z"><text:p/></draw:path><draw:path draw:style-name="gr3" draw:text-style-name="P5" svg:width="0.0756in" svg:height="0.0681in" svg:x="0.0004in" svg:y="0.0429in" svg:viewBox="0 0 193 174" svg:d="M119 54c2-10 11-45 37-45 2 0 12 0 20 4-11 2-19 12-19 21 0 7 5 14 15 14 8 0 21-7 21-23 0-19-22-25-36-25-23 0-36 21-40 30-10-26-31-30-42-30-41 0-63 50-63 59 0 5 5 5 6 5 2 0 3-1 4-5 13-40 39-50 52-50 7 0 21 3 21 25 0 12-7 39-21 93-6 23-20 38-37 38-2 0-11 0-19-4 10-1 18-10 18-20 0-11-8-14-14-14-12 0-22 9-22 23 0 16 20 24 36 24 27 0 40-27 41-29 6 15 19 29 42 29 39 0 61-49 61-58 0-5-3-5-4-5-3 0-4 2-4 5-14 41-40 49-52 49-15 0-21-11-21-24 0-9 2-18 7-34 4-18 8-35 13-53z"><text:p/></draw:path><draw:path draw:style-name="gr3" draw:text-style-name="P5" svg:width="0.0756in" svg:height="0.087in" svg:x="0.1382in" svg:y="0.0283in" svg:viewBox="0 0 193 222" svg:d="M179 119c7 0 14 0 14-8s-7-8-14-8c-55 0-109 0-164 0 5-51 50-88 104-88 20 0 41 0 60 0 7 0 14 0 14-7 0-8-7-8-14-8-19 0-40 0-60 0-67 0-119 50-119 111s52 111 119 111c20 0 41 0 60 0 7 0 14 0 14-7 0-8-7-8-14-8-19 0-40 0-60 0-54 0-99-37-104-88 55 0 109 0 164 0z"><text:p/></draw:path><draw:path draw:style-name="gr3" draw:text-style-name="P5" svg:width="0.1039in" svg:height="0.1079in" svg:x="0.2748in" svg:y="0in" svg:viewBox="0 0 265 275" svg:d="M55 231c-15 25-31 31-47 32-5 0-8 0-8 8 0 2 1 4 4 4 11 0 24-1 33-1 14 0 27 1 40 1 2 0 7 0 7-8 0-4-4-4-6-4-9-1-19-4-19-13 0-5 3-9 6-14 10-17 20-33 30-50 32 0 65 0 96 0 2 8 6 61 6 64 0 12-20 13-28 13-5 0-8 0-8 8 0 4 4 4 5 4 16 0 32-1 49-1 8 0 33 1 42 1 3 0 8 0 8-8 0-4-4-4-9-4-24 0-24-2-25-14-8-79-16-160-24-239 0-8 0-10-7-10-6 0-7 3-11 7-45 74-89 149-134 224zM101 174c26-42 52-84 77-126 5 42 8 84 12 126-29 0-59 0-89 0z"><text:p/></draw:path><draw:path draw:style-name="gr3" draw:text-style-name="P5" svg:width="0.0843in" svg:height="0.0937in" svg:x="0.4252in" svg:y="0.0193in" svg:viewBox="0 0 215 239" svg:d="M212 15c3-4 3-5 3-7 0-4-4-8-8-8-3 0-6 3-9 9-30 67-60 135-90 202-31-67-61-135-91-202-4-8-6-9-9-9-5 0-8 4-8 8 0 1 0 2 2 6 32 72 65 144 97 216 3 7 6 9 9 9 4 0 5-3 9-9 32-72 63-143 95-215z"><text:p/></draw:path><draw:path draw:style-name="gr3" draw:text-style-name="P5" svg:width="0.0756in" svg:height="0.0681in" svg:x="0.5563in" svg:y="0.0429in" svg:viewBox="0 0 193 174" svg:d="M118 54c3-10 12-45 38-45 2 0 11 0 20 4-11 2-19 12-19 21 0 7 5 14 15 14 8 0 21-7 21-23 0-19-22-25-36-25-23 0-36 21-40 30-10-26-31-30-42-30-41 0-63 50-63 59 0 5 3 3 5 5 3 0 4-1 5-5 13-40 39-50 52-50 7 0 21 3 21 25 0 12-7 39-21 93-7 23-20 38-37 38-2 0-12 0-19-4 10-1 18-10 18-20 0-11-8-14-14-14-12 0-22 9-22 23 0 16 20 24 36 24 26 0 40-27 41-29 4 15 19 29 42 29 39 0 61-49 61-58 0-5-3-5-4-5-3 0-4 2-4 5-14 41-40 49-52 49-15 0-21-11-21-24 0-9 2-18 6-34 4-18 8-35 13-53z"><text:p/></draw:path><draw:path draw:style-name="gr3" draw:text-style-name="P5" svg:width="0.0756in" svg:height="0.087in" svg:x="0.6937in" svg:y="0.0283in" svg:viewBox="0 0 193 222" svg:d="M179 119c7 0 14 0 14-8s-7-8-14-8c-55 0-109 0-164 0 5-51 50-88 104-88 20 0 41 0 60 0 7 0 14 0 14-7 0-8-7-8-14-8-21 0-40 0-61 0-66 0-118 50-118 111s52 111 118 111c21 0 40 0 61 0 7 0 14 0 14-7 0-8-7-8-14-8-19 0-40 0-60 0-54 0-99-37-104-88 55 0 109 0 164 0z"><text:p/></draw:path><draw:path draw:style-name="gr3" draw:text-style-name="P5" svg:width="0.1083in" svg:height="0.1028in" svg:x="0.8311in" svg:y="0.0051in" svg:viewBox="0 0 276 262" svg:d="M45 232c-3 15-4 18-35 18-7 0-10 0-10 8 0 4 3 4 10 4 46 0 92 0 139 0 60 0 106-45 106-84 0-26-23-48-60-53 40-7 81-36 81-72 0-29-25-53-72-53-43 0-87 0-130 0-7 0-11 0-11 8 0 4 3 4 11 4 1 0 7 0 14 0 8 1 11 1 11 7 0 1 0 2-2 7-18 69-34 138-52 206zM103 122c8-32 17-64 25-96 3-13 4-14 21-14 16 0 34 0 50 0 33 0 42 22 42 40 0 33-33 70-80 70-19 0-39 0-58 0zM87 250c-6 0-7 0-9 0-4-1-5-1-5-5 0-1 0-2 2-8 9-36 17-72 26-107 24 0 50 0 74 0 36 0 44 28 44 44 0 38-34 76-80 76-18 0-34 0-52 0z"><text:p/></draw:path></draw:g></text:span><text:span text:style-name="T34">, או במילים אחרות </text:span><text:span text:style-name="T34"><draw:g text:anchor-type="as-char" svg:y="-0.1134in" draw:z-index="425" draw:name="Shape415" draw:style-name="gr1"><svg:title>TexMaths</svg:title><svg:desc>11§display§x \in A \lor x \in B \setminus A§svg§600§FALSE§</svg:desc><draw:path draw:style-name="gr2" draw:text-style-name="P4" svg:width="1.189in" svg:height="0.1358in" svg:x="0.0039in" svg:y="0.0071in" svg:viewBox="0 0 3021 346" svg:d="M1511 346c-504 0-1007 0-1511 0 0-116 0-230 0-346 1007 0 2014 0 3021 0 0 116 0 230 0 346-503 0-1007 0-1510 0z"><text:p/></draw:path><draw:path draw:style-name="gr3" draw:text-style-name="P5" svg:width="0.0752in" svg:height="0.0685in" svg:x="0.0004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" draw:text-style-name="P5" svg:width="0.0752in" svg:height="0.087in" svg:x="0.1382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5" svg:width="0.1039in" svg:height="0.1079in" svg:x="0.2744in" svg:y="0.0043in" svg:viewBox="0 0 265 275" svg:d="M55 231c-15 26-30 31-47 32-5 1-8 1-8 8 0 2 1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1 175c25-43 52-85 77-127 5 42 8 84 12 127-29 0-59 0-89 0z"><text:p/></draw:path><draw:path draw:style-name="gr3" draw:text-style-name="P5" svg:width="0.0846in" svg:height="0.0937in" svg:x="0.4252in" svg:y="0.0217in" svg:viewBox="0 0 216 239" svg:d="M212 17c2-6 4-7 4-8 0-5-4-9-8-9-5 0-7 3-9 9-31 68-60 136-91 203-31-67-61-135-92-203-2-8-5-9-8-9-5 0-8 4-8 9 1 2 0 1 2 5 32 73 65 146 97 217 3 6 5 8 9 8 5 0 6-3 9-8 31-71 63-143 95-214z"><text:p/></draw:path><draw:path draw:style-name="gr3" draw:text-style-name="P5" svg:width="0.0748in" svg:height="0.0685in" svg:x="0.5567in" svg:y="0.0453in" svg:viewBox="0 0 191 175" svg:d="M118 54c2-10 11-45 37-45 2 0 12 0 20 4-11 2-19 12-19 21 0 7 5 14 14 14s21-7 21-23c0-19-22-25-35-25-23 0-36 21-41 30-9-26-30-30-41-30-41 0-63 50-63 59 0 5 4 5 5 5 3 0 4-1 5-5 13-40 38-50 52-50 7 0 20 3 20 25 0 12-6 39-20 93-6 24-20 39-37 39-2 0-11 0-20-4 10-2 19-10 19-21s-9-13-14-13c-12 0-21 10-21 22 0 17 19 25 36 25 26 0 39-27 40-30 5 15 19 30 42 30 40 0 62-49 62-59 0-4-4-4-5-4-3 0-5 1-5 4-13 41-39 50-51 50-16 0-21-12-21-25 0-9 2-17 6-34 5-18 9-35 14-53z"><text:p/></draw:path><draw:path draw:style-name="gr3" draw:text-style-name="P5" svg:width="0.076in" svg:height="0.087in" svg:x="0.6937in" svg:y="0.0307in" svg:viewBox="0 0 194 222" svg:d="M179 120c7 0 15-1 15-9 0-9-8-8-15-8-55 0-109 0-164 0 5-50 50-88 104-88 20 0 40 0 60 0 7 0 15 0 15-7 0-8-8-8-15-8-20 0-40 0-60 0-66 0-119 48-119 111 0 62 53 111 119 111 20 0 40 0 60 0 7 0 15 0 15-7s-8-7-15-7c-20 0-40 0-60 0-54 0-99-37-104-88 55 0 109 0 164 0z"><text:p/></draw:path><draw:path draw:style-name="gr3" draw:text-style-name="P5" svg:width="0.1083in" svg:height="0.1028in" svg:x="0.8311in" svg:y="0.0098in" svg:viewBox="0 0 276 262" svg:d="M46 232c-4 15-4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4 28 44 45 0 36-34 74-79 74-18 0-36 0-53 0z"><text:p/></draw:path><draw:path draw:style-name="gr3" draw:text-style-name="P5" svg:width="0.0591in" svg:height="0.1512in" svg:x="0.9898in" svg:y="0in" svg:viewBox="0 0 151 385" svg:d="M134 375c1 6 3 10 9 10 4 0 8-3 8-7 0-1 0-3-3-7-44-120-88-241-132-361-2-7-3-10-8-10s-8 3-8 8c0 1 0 2 2 6 44 120 88 241 132 361z"><text:p/></draw:path><draw:path draw:style-name="gr3" draw:text-style-name="P5" svg:width="0.1039in" svg:height="0.1079in" svg:x="1.0969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34"><text:s/>(זה נכון כי </text:span><text:span text:style-name="T34"><draw:g text:anchor-type="as-char" svg:y="-0.1134in" draw:z-index="426" draw:name="Shape416" draw:style-name="gr1"><svg:title>TexMaths</svg:title><svg:desc>11§display§A \cup (A \setminus B) = A§svg§600§FALSE§</svg:desc><draw:path draw:style-name="gr2" draw:text-style-name="P4" svg:width="1.0791in" svg:height="0.1358in" svg:x="0.0028in" svg:y="0.0071in" svg:viewBox="0 0 2742 346" svg:d="M1372 346c-458 0-914 0-1372 0 0-116 0-230 0-346 914 0 1828 0 2742 0 0 116 0 230 0 346-457 0-913 0-1370 0z"><text:p/></draw:path><draw:path draw:style-name="gr3" draw:text-style-name="P5" svg:width="0.1039in" svg:height="0.1079in" svg:x="0.0004in" svg:y="0.0043in" svg:viewBox="0 0 265 275" svg:d="M55 231c-15 26-31 31-47 32-5 1-8 1-8 8 0 2 1 4 4 4 11 0 22-1 33-1 14 0 27 1 39 1 3 0 8 0 8-7 0-4-4-5-7-5-9 0-18-3-18-13 0-4 3-9 6-14 10-17 20-32 30-49 32 0 65 0 96 0 2 9 6 60 6 64 0 11-20 12-28 12-5 0-8 0-8 8 0 4 4 4 5 4 16 0 32-1 49-1 8 0 33 1 42 1 3 0 8 0 8-7 0-5-4-5-10-5-23 0-23-2-24-13-8-79-16-160-24-240 0-8 0-10-7-10-6 0-7 3-11 7-45 74-89 149-134 224zM101 175c26-43 52-85 77-127 5 42 8 84 12 127-29 0-59 0-89 0z"><text:p/></draw:path><draw:path draw:style-name="gr3" draw:text-style-name="P5" svg:width="0.0846in" svg:height="0.0937in" svg:x="0.1512in" svg:y="0.0217in" svg:viewBox="0 0 216 239" svg:d="M216 14c0-6-1-14-9-14-9 0-8 8-8 14 0 47 0 93 0 140 0 57-63 70-91 70-18 0-42-4-63-16-30-19-30-44-30-54 0-47 0-93 0-140 0-6 0-14-7-14-8 0-8 8-8 14 0 48 0 94 0 141 0 59 59 84 108 84 50 0 108-28 108-83 0-47 0-94 0-142z"><text:p/></draw:path><draw:path draw:style-name="gr3" draw:text-style-name="P5" svg:width="0.0346in" svg:height="0.1512in" svg:x="0.2933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5" svg:width="0.1039in" svg:height="0.1079in" svg:x="0.3425in" svg:y="0.0043in" svg:viewBox="0 0 265 275" svg:d="M56 231c-15 26-31 31-48 32-5 1-8 1-8 8 0 2 2 4 6 4 9 0 22-1 33-1 12 0 26 1 38 1 2 0 8 0 8-7 0-4-4-5-7-5-9 0-17-3-17-13 0-4 2-9 4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5" svg:width="0.0587in" svg:height="0.1512in" svg:x="0.4937in" svg:y="0in" svg:viewBox="0 0 150 385" svg:d="M133 375c2 6 5 10 9 10s8-3 8-7c0-1 0-3-1-7-44-120-90-241-134-361-2-7-3-10-7-10-5 0-8 3-8 8 0 1 0 2 1 6 44 120 88 241 132 361z"><text:p/></draw:path><draw:path draw:style-name="gr3" draw:text-style-name="P5" svg:width="0.1083in" svg:height="0.1028in" svg:x="0.6012in" svg:y="0.0098in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draw:path draw:style-name="gr3" draw:text-style-name="P5" svg:width="0.035in" svg:height="0.1512in" svg:x="0.7264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5" svg:width="0.1008in" svg:height="0.0354in" svg:x="0.82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1039in" svg:height="0.1079in" svg:x="0.9854in" svg:y="0.0043in" svg:viewBox="0 0 265 275" svg:d="M55 231c-15 26-30 31-47 32-5 1-8 1-8 8 0 2 1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1 175c26-43 52-85 77-127 5 42 8 84 12 127-29 0-59 0-89 0z"><text:p/></draw:path></draw:g></text:span><text:span text:style-name="T34">), נפלג למקרים ונוכיח </text:span><text:span text:style-name="T34"><draw:g text:anchor-type="as-char" svg:y="-0.1134in" draw:z-index="414" draw:name="Shape417" draw:style-name="gr1"><svg:title>TexMaths</svg:title><svg:desc>11§display§y \in A \times \{0\} \lor y \in B \times \{1\}§svg§600§FALSE§</svg:desc><draw:path draw:style-name="gr2" draw:text-style-name="P4" svg:width="1.739in" svg:height="0.1354in" svg:x="0.0039in" svg:y="0.0071in" svg:viewBox="0 0 4418 345" svg:d="M0 0c1473 0 2946 0 4418 0 0 115 0 230 0 345-1472 0-2945 0-4418 0 0-115 0-230 0-345z"><text:p/></draw:path><draw:path draw:style-name="gr3" draw:text-style-name="P5" svg:width="0.0697in" svg:height="0.0972in" svg:x="0.0004in" svg:y="0.0453in" svg:viewBox="0 0 178 248" svg:d="M177 23c1-5 1-5 1-9 0-6-5-10-11-10-4 0-10 3-13 8-1 2-4 14-6 21-3 10-5 20-7 31-6 23-12 46-18 69-1 6-19 33-44 33-20 0-24-17-24-32 0-17 7-40 20-75 6-16 7-20 7-28 0-17-12-31-30-31-38 0-52 56-52 59 0 4 3 3 4 4 5 0 5-1 7-7 11-36 26-48 40-48 2 0 8 0 8 13 0 9-3 20-6 26-16 41-22 63-22 82 0 34 24 45 47 45 15 0 28-7 39-17-5 20-9 38-26 58-10 13-24 25-42 25-5 0-23-2-29-16 6 0 11 0 16-5 5-4 8-9 8-16 0-11-10-13-14-13-9 0-21 6-21 25 0 18 16 33 40 33 40 0 80-36 91-77 12-50 25-99 37-148z"><text:p/></draw:path><draw:path draw:style-name="gr3" draw:text-style-name="P5" svg:width="0.0752in" svg:height="0.087in" svg:x="0.1311in" svg:y="0.0307in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" draw:text-style-name="P5" svg:width="0.1039in" svg:height="0.1079in" svg:x="0.2677in" svg:y="0.0043in" svg:viewBox="0 0 265 275" svg:d="M55 230c-15 27-31 32-47 33-5 0-8 0-8 8 0 2 1 4 4 4 11 0 23-2 33-2 14 0 27 2 40 2 2 0 7 0 7-7 0-5-4-5-6-5-9-1-19-4-19-14 0-5 3-9 6-14 10-16 20-32 30-48 31 0 64 0 96 0 1 7 7 60 7 63 0 12-21 13-29 13-5 0-8 0-8 8 0 4 4 4 5 4 15 0 32-2 48-2 9 0 35 2 43 2 3 0 8 0 8-9 0-3-4-3-9-3-24 0-24-3-25-14-8-79-17-160-24-240 0-8 0-9-7-9-6 0-8 2-11 7-45 74-89 149-134 223zM101 175c25-43 52-86 77-128 5 42 8 85 12 128-29 0-59 0-89 0z"><text:p/></draw:path><draw:path draw:style-name="gr3" draw:text-style-name="P5" svg:width="0.0728in" svg:height="0.0724in" svg:x="0.4327in" svg:y="0.0398in" svg:viewBox="0 0 186 185" svg:d="M93 81c-26-25-51-50-78-75-4-6-5-6-7-6-5 0-8 3-8 8 0 2 0 3 4 7 26 26 52 51 77 77-25 26-51 51-77 78-4 4-4 5-4 7 0 5 3 8 8 8 2 0 3 0 7-6 26-25 52-50 77-76 27 27 54 53 81 80 1 1 3 2 5 2 5 0 8-3 8-8 0-2 0-2-1-4-28-28-62-61-82-81 25-24 48-47 72-70 1-2 8-8 10-10 0-1 1-2 1-4 0-5-3-8-8-8-3 0-4 1-9 6-25 25-50 50-76 75z"><text:p/></draw:path><draw:path draw:style-name="gr3" draw:text-style-name="P5" svg:width="0.0531in" svg:height="0.1508in" svg:x="0.5732in" svg:y="0in" svg:viewBox="0 0 136 384" svg:d="M81 52c0-16 10-41 52-43 2-1 3-2 3-5 0-4-3-4-6-4-40 0-74 20-75 48 0 29 0 59 0 89 0 14 0 26-15 39-14 11-29 12-37 12-2 0-3 2-3 5 0 2 2 2 5 3 26 1 44 15 49 34 1 5 1 6 1 19 0 25 0 50 0 76 0 16 0 28 19 44 15 11 40 15 56 15 3 0 6 0 6-4 0-3-2-3-5-5-24-1-44-13-49-33-1-3-1-4-1-18 0-27 0-53 0-81 0-17-3-24-15-36-9-9-20-12-31-14 32-9 46-27 46-49 0-31 0-61 0-92z"><text:p/></draw:path><draw:path draw:style-name="gr3" draw:text-style-name="P5" svg:width="0.0638in" svg:height="0.1035in" svg:x="0.6445in" svg:y="0.0126in" svg:viewBox="0 0 163 264" svg:d="M163 133c0-30-2-61-16-89-18-37-49-44-66-44-23 0-51 10-67 46-13 27-14 57-14 87s1 63 16 93c18 31 46 38 64 38 21 0 51-7 68-44 13-27 15-56 15-87zM80 257c-14 0-37-10-44-48-4-22-4-57-4-80 0-24 0-50 3-71 7-46 36-49 45-49 13 0 39 6 46 45 4 22 4 51 4 75 0 30 0 55-4 79-6 36-28 49-46 49z"><text:p/></draw:path><draw:path draw:style-name="gr3" draw:text-style-name="P5" svg:width="0.0535in" svg:height="0.1508in" svg:x="0.7252in" svg:y="0in" svg:viewBox="0 0 137 384" svg:d="M56 333c0 15-11 40-53 42-2 2-3 3-3 5 0 4 4 4 8 4 37 0 73-18 73-48 0-29 0-59 0-88 0-15 0-27 16-40 13-11 28-12 37-12 1-1 3-2 3-3 0-5-2-5-6-5-25-1-44-15-49-34-1-4-1-5-1-19 0-25 0-50 0-76 0-16 0-28-18-44-16-12-42-15-55-15-4 0-8 0-8 4s2 4 7 5c24 1 42 13 47 33 2 3 2 4 2 19 0 26 0 52 0 80 0 18 2 23 15 36 8 8 19 12 30 16-32 7-45 25-45 47 0 31 0 62 0 93z"><text:p/></draw:path><draw:path draw:style-name="gr3" draw:text-style-name="P5" svg:width="0.0839in" svg:height="0.0933in" svg:x="0.8327in" svg:y="0.0217in" svg:viewBox="0 0 214 238" svg:d="M212 15c2-4 2-5 2-7 0-5-3-8-7-8s-7 3-9 9c-31 67-61 135-91 202-30-67-61-135-91-202-3-8-6-9-8-9-5 0-8 3-8 8 0 1 0 2 2 6 32 72 64 145 96 216 3 7 5 8 9 8 5 0 6-2 8-8 32-71 65-143 97-215z"><text:p/></draw:path><draw:path draw:style-name="gr3" draw:text-style-name="P5" svg:width="0.0697in" svg:height="0.0972in" svg:x="0.9634in" svg:y="0.0453in" svg:viewBox="0 0 178 248" svg:d="M176 23c2-5 2-5 2-9 0-6-5-10-11-10-4 0-10 3-14 8 0 2-3 14-6 21-2 10-4 20-7 31-6 23-11 46-17 69-2 6-19 33-44 33-20 0-24-17-24-32 0-17 7-40 20-75 6-16 7-20 7-28 0-17-12-31-31-31-37 0-51 56-51 59 0 4 3 4 4 4 5 0 5-1 7-7 10-36 25-48 38-48 4 0 10 0 10 13 0 9-3 20-6 26-16 41-22 63-22 82 0 34 24 45 47 45 14 0 28-7 39-17-6 20-10 38-26 58-10 13-24 25-42 25-5 0-23-2-29-16 5 0 11 0 16-5 4-4 8-9 8-16 0-11-11-13-14-13-9 0-22 6-22 25 0 18 17 33 41 33 40 0 80-36 91-77 12-50 24-99 36-148z"><text:p/></draw:path><draw:path draw:style-name="gr3" draw:text-style-name="P5" svg:width="0.076in" svg:height="0.087in" svg:x="1.0937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5" svg:width="0.1083in" svg:height="0.1031in" svg:x="1.2315in" svg:y="0.0098in" svg:viewBox="0 0 276 263" svg:d="M45 232c-3 16-4 19-35 19-7 0-10 0-10 8 0 4 3 4 10 4 46 0 92 0 138 0 61 0 107-46 107-82 0-28-23-51-60-54 40-8 81-37 81-73 0-29-26-54-73-54-42 0-86 0-129 0-7 0-11 0-11 8 0 4 3 4 11 4 1 0 7 0 14 1 8 1 11 1 11 7 0 1-1 2-2 6-18 69-34 138-52 206zM103 122c8-32 17-63 25-94 3-15 4-16 20-16 17 0 33 0 50 0 34 0 43 23 43 40 0 34-34 70-80 70-19 0-39 0-58 0zM86 251c-5 0-6 0-8-1-4 0-5 0-5-3 0-1 0-3 2-9 9-35 17-72 26-107 24 0 50 0 74 0 36 0 44 29 44 45 0 38-34 75-80 75-18 0-36 0-53 0z"><text:p/></draw:path><draw:path draw:style-name="gr3" draw:text-style-name="P5" svg:width="0.0732in" svg:height="0.0724in" svg:x="1.4043in" svg:y="0.0398in" svg:viewBox="0 0 187 185" svg:d="M93 81c-25-25-51-50-77-75-5-6-5-6-8-6-5 0-8 3-8 8 0 2 1 3 4 7 27 26 52 51 78 77-26 26-51 51-78 78-3 4-4 5-4 7 0 5 3 8 8 8 3 0 3 0 8-6 26-25 52-50 77-76 27 27 53 53 80 80 1 1 3 2 6 2 5 0 8-3 8-8 0-2 0-2-1-4-1 0-63-61-82-81 24-24 48-47 71-70 2-2 8-8 10-10 0-1 2-2 2-4 0-5-3-8-8-8-3 0-5 1-10 6-25 25-50 50-76 75z"><text:p/></draw:path><draw:path draw:style-name="gr3" draw:text-style-name="P5" svg:width="0.0535in" svg:height="0.1508in" svg:x="1.5453in" svg:y="0in" svg:viewBox="0 0 137 384" svg:d="M81 52c0-16 10-41 52-43 2-1 4-2 4-5 0-4-3-4-7-4-39 0-74 20-75 48 0 29 0 59 0 89 0 14 0 26-15 39-14 11-28 12-37 12-2 0-3 2-3 5 0 2 2 2 7 3 25 1 44 15 47 34 1 5 1 6 1 19 0 25 0 50 0 76 0 16 0 28 19 44 15 11 40 15 56 15 4 0 7 0 7-4 0-3-2-3-6-5-24-1-43-13-49-33-1-3-1-4-1-18 0-27 0-53 0-81 0-17-3-23-15-36-8-8-20-12-30-14 31-9 45-27 45-49 0-31 0-61 0-92z"><text:p/></draw:path><draw:path draw:style-name="gr3" draw:text-style-name="P5" svg:width="0.05in" svg:height="0.1008in" svg:x="1.624in" svg:y="0.0126in" svg:viewBox="0 0 128 257" svg:d="M79 10c0-9 0-10-9-10-24 25-58 25-70 25 0 5 0 8 0 12 8 0 30 0 51-9 0 66 0 132 0 198 0 13-2 18-37 18-4 0-7 0-12 0 0 5 0 9 0 13 13-3 47-3 63-3 15 0 48 0 63 3 0-4 0-8 0-13-5 0-9 0-14 0-34 0-35-4-35-18 0-72 0-145 0-216z"><text:p/></draw:path><draw:path draw:style-name="gr3" draw:text-style-name="P5" svg:width="0.0535in" svg:height="0.1508in" svg:x="1.6972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34"><text:s/>(שקול ל־</text:span><text:span text:style-name="T34"><draw:g text:anchor-type="as-char" svg:y="-0.1043in" draw:z-index="415" draw:name="Shape418" draw:style-name="gr1"><svg:title>TexMaths</svg:title><svg:desc>11§display§y \in X
§svg§600§FALSE§</svg:desc><draw:path draw:style-name="gr2" draw:text-style-name="P4" svg:width="0.3787in" svg:height="0.1177in" svg:x="0.0039in" svg:y="0.0071in" svg:viewBox="0 0 963 300" svg:d="M0 0c321 0 642 0 963 0 0 100 0 201 0 300-321 0-642 0-963 0 0-99 0-200 0-300z"><text:p/></draw:path><draw:path draw:style-name="gr3" draw:text-style-name="P5" svg:width="0.0697in" svg:height="0.0972in" svg:x="0.0004in" svg:y="0.0362in" svg:viewBox="0 0 178 248" svg:d="M177 24c1-5 1-6 1-9 0-7-5-11-11-11-4 0-10 3-13 9-1 1-4 13-6 21-3 10-5 20-7 31-6 23-12 46-18 69-2 5-19 32-44 32-20 0-24-17-24-31 0-18 7-42 20-76 6-15 7-20 7-27 0-18-12-32-30-32-38 0-52 56-52 59 0 5 3 2 4 5 5 0 5-1 7-7 11-36 26-48 38-48 4 0 10 0 10 12 0 10-3 20-6 27-16 41-22 63-22 80 0 35 24 45 47 45 14 0 28-5 39-16-5 20-10 38-26 58-10 13-24 24-42 24-5 0-23-1-29-15 6 0 11 0 16-6 5-3 8-7 8-15 0-12-10-13-14-13-9 0-21 5-21 25 0 19 16 33 40 33 40 0 80-35 91-77 12-49 25-99 37-147z"><text:p/></draw:path><draw:path draw:style-name="gr3" draw:text-style-name="P5" svg:width="0.0752in" svg:height="0.087in" svg:x="0.1311in" svg:y="0.0217in" svg:viewBox="0 0 192 222" svg:d="M179 120c7 0 13 0 13-8s-6-8-13-8c-55 0-109 0-164 0 5-51 50-89 104-89 20 0 40 0 60 0 7 0 13 0 13-7 0-8-6-8-13-8-21 0-40 0-61 0-66 0-118 50-118 112 0 60 52 110 118 110 21 0 40 0 61 0 7 0 13 0 13-8s-6-8-13-8c-20 0-40 0-60 0-54 0-99-35-104-86 55 0 109 0 164 0z"><text:p/></draw:path><draw:path draw:style-name="gr3" draw:text-style-name="P5" svg:width="0.1248in" svg:height="0.1024in" svg:x="0.2657in" svg:y="0in" svg:viewBox="0 0 318 261" svg:d="M176 104c-11-25-21-50-32-75-1-4-1-4-2-6 0-2 6-10 23-11 3 0 8-1 8-8 0-4-5-4-6-4-16 0-33 1-49 1-9 0-33-1-43-1-2 0-7 0-7 8 0 4 3 4 9 4 23 0 25 3 29 12 15 35 30 71 46 108-28 28-54 57-82 85-2 2-3 3-5 5-19 20-38 26-57 27-5 1-8 1-8 8 0 1 0 4 4 4 12 0 25-1 37-1 14 0 29 1 44 1 2 0 6 0 6-8 0-3-3-2-4-4-5 0-16-1-16-12 0-6 6-12 10-17 14-13 27-27 40-41 11-12 23-24 34-36 13 29 26 60 40 89 1 5 2 5 2 6 0 3-8 10-23 11-5 1-8 1-8 8 0 4 4 4 7 4 10 0 37-1 48-1 10 0 33 1 43 1 2 0 8 0 8-7 0-5-5-5-8-5-25 0-26-1-33-17-15-36-41-94-50-117 27-27 66-72 80-83 11-10 25-19 48-20 6 0 9 0 9-8-2-1 0-4-6-4-11 0-24 1-36 1-14 0-29-1-43-1-2 0-6 0-6 8 0 2 2 4 4 4 3 0 15 1 15 12 0 6-4 10-7 13-21 22-42 44-63 67z"><text:p/></draw:path></draw:g></text:span><text:span text:style-name="T34">):</text:span></text:p>
          <text:list>
            <text:list-item>
              <text:p text:style-name="P86">אם <draw:g text:anchor-type="as-char" svg:y="-0.1075in" draw:z-index="413" draw:name="Shape419" draw:style-name="gr1"><svg:title>TexMaths</svg:title><svg:desc>11§display§x \in A§svg§600§FALSE§</svg:desc><draw:path draw:style-name="gr2" draw:text-style-name="P4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8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, אז <text:span text:style-name="T23">לפי הגדרת </text:span><text:span text:style-name="T23"><draw:g text:anchor-type="as-char" svg:y="-0.1075in" draw:z-index="416" draw:name="Shape420" draw:style-name="gr1"><svg:title>TexMaths</svg:title><svg:desc>11§display§f§svg§600§FALSE§</svg:desc><draw:path draw:style-name="gr2" draw:text-style-name="P4" svg:width="0.0673in" svg:height="0.1217in" svg:x="0.0004in" svg:y="0.0075in" svg:viewBox="0 0 172 310" svg:d="M0 0c57 0 115 0 172 0 0 103 0 207 0 310-57 0-115 0-172 0 0-103 0-207 0-310z"><text:p/></draw:path><draw:path draw:style-name="gr3" draw:text-style-name="P5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3">, </text:span><text:span text:style-name="T23"><draw:g text:anchor-type="as-char" svg:y="-0.1134in" draw:z-index="417" draw:name="Shape421" draw:style-name="gr1"><svg:title>TexMaths</svg:title><svg:desc>11§display§\forall x \in A. f(x) = \{x, 0\}§svg§600§FALSE§</svg:desc><draw:path draw:style-name="gr2" draw:text-style-name="P4" svg:width="1.3685in" svg:height="0.1358in" svg:x="0.0083in" svg:y="0.0071in" svg:viewBox="0 0 3477 346" svg:d="M1739 346c-580 0-1159 0-1739 0 0-116 0-230 0-346 1159 0 2317 0 3477 0 0 116 0 230 0 346-580 0-1160 0-1738 0z"><text:p/></draw:path><draw:path draw:style-name="gr3" draw:text-style-name="P5" svg:width="0.0846in" svg:height="0.1079in" svg:x="0.0004in" svg:y="0.0071in" svg:viewBox="0 0 216 275" svg:d="M213 14c3-4 3-4 3-6 0-5-4-8-8-8-6 0-8 4-10 9-11 28-21 56-32 85-38 0-78 0-117 0-11-29-22-57-33-85-1-6-3-9-8-9-4 0-8 3-8 8 0 1 0 1 2 6 32 84 65 169 97 252 2 6 3 9 9 9 5 0 6-4 9-7 31-84 64-169 96-254zM55 109c35 0 70 0 106 0-18 45-36 91-53 137-18-46-35-92-53-137z"><text:p/></draw:path><draw:path draw:style-name="gr3" draw:text-style-name="P5" svg:width="0.0752in" svg:height="0.0685in" svg:x="0.0898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40-27 41-30 4 15 18 30 42 30 39 0 61-49 61-59 0-4-3-4-4-4-4 0-4 1-6 4-13 41-39 50-51 50-15 0-21-12-21-25 0-9 2-17 6-34 5-18 9-35 14-53z"><text:p/></draw:path><draw:path draw:style-name="gr3" draw:text-style-name="P5" svg:width="0.076in" svg:height="0.087in" svg:x="0.2268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5" svg:width="0.1039in" svg:height="0.1079in" svg:x="0.3634in" svg:y="0.0043in" svg:viewBox="0 0 265 275" svg:d="M56 231c-15 26-31 31-48 32-5 1-8 1-8 8 0 2 2 4 5 4 10 0 22-1 33-1 13 0 27 1 39 1 2 0 8 0 8-7 0-4-5-5-7-5-9 0-19-3-19-13 0-4 4-9 6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3" draw:text-style-name="P5" svg:width="0.0161in" svg:height="0.0157in" svg:x="0.485in" svg:y="0.0972in" svg:viewBox="0 0 42 41" svg:d="M42 21c0-12-10-21-21-21s-21 9-21 21c0 11 10 20 21 20s21-9 21-20z"><text:p/></draw:path><draw:path draw:style-name="gr3" draw:text-style-name="P5" svg:width="0.076in" svg:height="0.1374in" svg:x="0.5224in" svg:y="0.0067in" svg:viewBox="0 0 194 350" svg:d="M122 118c11 0 22 0 33 0 8 0 12 0 12-8 0-4-4-4-11-4-11 0-21 0-32 0 2-16 6-30 8-44 2-8 8-36 10-40 3-8 10-13 17-13 3 0 13 0 19 6-16 2-20 16-20 21 0 9 7 14 15 14 10 0 21-9 21-24 0-17-18-26-35-26-13 0-37 7-48 45-2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5" svg:width="0.0346in" svg:height="0.1512in" svg:x="0.6205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5" svg:width="0.0752in" svg:height="0.0685in" svg:x="0.6689in" svg:y="0.0453in" svg:viewBox="0 0 192 175" svg:d="M118 54c2-10 11-45 38-45 1 0 11 0 19 4-11 2-19 12-19 21 0 7 5 14 16 14 7 0 20-7 20-23 0-19-23-25-36-25-23 0-36 21-41 30-9-26-30-30-41-30-41 0-63 50-63 59 0 5 4 5 5 5 3 0 5-1 5-5 13-40 38-50 52-50 7 0 20 3 20 25 0 12-6 39-20 93-6 24-20 39-37 39-2 0-11 0-20-4 10-2 19-10 19-21s-9-13-14-13c-12 0-21 10-21 22 0 17 19 25 36 25 26 0 39-27 40-30 5 15 19 30 42 30 40 0 62-49 62-59 0-4-4-4-5-4-3 0-3 1-5 4-13 41-39 50-51 50-16 0-21-12-21-25 0-9 2-17 6-34 5-18 9-35 14-53z"><text:p/></draw:path><draw:path draw:style-name="gr3" draw:text-style-name="P5" svg:width="0.035in" svg:height="0.1512in" svg:x="0.7594in" svg:y="0in" svg:viewBox="0 0 90 385" svg:d="M90 193c0-30-4-76-25-120-24-48-57-73-61-73-2 0-4 2-4 4s0 2 8 9c37 38 59 99 59 180 0 65-14 133-62 181-5 6-5 6-5 7 0 2 2 4 4 4 4 0 39-26 62-76 20-41 24-84 24-116z"><text:p/></draw:path><draw:path draw:style-name="gr3" draw:text-style-name="P5" svg:width="0.1008in" svg:height="0.0354in" svg:x="0.86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31in" svg:height="0.1512in" svg:x="1.024in" svg:y="0in" svg:viewBox="0 0 136 385" svg:d="M81 52c0-16 10-41 52-43 2 0 3-2 3-5 0-4-2-4-6-4-39 0-74 20-75 48 0 29 0 59 0 89 0 15 0 27-15 39-14 12-28 12-37 13-2 0-3 1-3 4 0 4 2 4 5 4 26 2 44 14 49 34 1 4 1 5 1 19 0 25 0 51 0 76 0 16 0 29 19 43 15 12 40 16 56 16 4 0 6 0 6-4s-2-4-5-4c-24-2-44-15-49-33-1-5-1-5-1-19 0-27 0-54 0-82 0-17-3-24-15-35-9-8-20-12-31-15 32-9 46-27 46-49 0-31 0-61 0-92z"><text:p/></draw:path><draw:path draw:style-name="gr3" draw:text-style-name="P5" svg:width="0.0752in" svg:height="0.0685in" svg:x="1.0933in" svg:y="0.0453in" svg:viewBox="0 0 192 175" svg:d="M118 54c3-10 12-45 38-45 2 0 11 0 20 4-11 2-19 12-19 21 0 7 5 14 15 14 8 0 20-7 20-23 0-19-23-25-35-25-23 0-36 21-40 30-10-26-31-30-42-30-41 0-63 50-63 59 0 5 3 4 4 5 4 0 5-1 6-5 13-40 38-50 52-50 7 0 21 3 21 25 0 12-7 39-21 93-7 24-20 39-37 39-2 0-12 0-19-4 9-2 18-10 18-21s-9-13-14-13c-12 0-22 10-22 22 0 17 20 25 36 25 26 0 40-27 41-30 4 15 19 30 42 30 39 0 61-49 61-59 0-4-3-4-4-4-3 0-4 1-4 4-14 41-40 50-52 50-16 0-22-12-22-25 0-9 3-17 6-34 5-18 9-35 14-53z"><text:p/></draw:path><draw:path draw:style-name="gr3" draw:text-style-name="P5" svg:width="0.0173in" svg:height="0.0453in" svg:x="1.189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5" svg:width="0.0638in" svg:height="0.1035in" svg:x="1.2496in" svg:y="0.013in" svg:viewBox="0 0 163 264" svg:d="M163 133c0-31-2-61-16-90-18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5" svg:width="0.0535in" svg:height="0.1512in" svg:x="1.3307in" svg:y="0in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/draw:g></text:span><text:span text:style-name="T23">, כלומר לפי טרנזיטיביות השוויון </text:span><text:span text:style-name="T23"><draw:g text:anchor-type="as-char" svg:y="-0.1134in" draw:z-index="418" draw:name="Shape422" draw:style-name="gr1"><svg:title>TexMaths</svg:title><svg:desc>11§display§y = \{x, 0\}§svg§600§FALSE§</svg:desc><draw:path draw:style-name="gr2" draw:text-style-name="P4" svg:width="0.6378in" svg:height="0.1354in" svg:x="0.0039in" svg:y="0.0071in" svg:viewBox="0 0 1621 345" svg:d="M0 0c540 0 1081 0 1621 0 0 115 0 230 0 345-540 0-1081 0-1621 0 0-115 0-230 0-345z"><text:p/></draw:path><draw:path draw:style-name="gr3" draw:text-style-name="P5" svg:width="0.0697in" svg:height="0.0972in" svg:x="0.0004in" svg:y="0.0453in" svg:viewBox="0 0 178 248" svg:d="M177 23c1-5 1-5 1-9 0-6-5-10-11-10-4 0-10 3-13 8-1 2-4 14-5 21-4 10-6 20-8 31-6 23-12 46-18 69-2 6-18 33-44 33-20 0-24-17-24-32 0-17 7-40 20-75 6-16 7-20 7-28 0-17-12-31-30-31-38 0-52 56-52 59 0 4 3 3 4 4 5 0 5-1 7-7 11-36 26-48 38-48 4 0 10 0 10 13 0 9-3 20-6 26-16 41-22 63-22 82 0 34 24 45 47 45 14 0 28-7 39-17-5 20-10 38-26 58-10 13-24 25-42 25-5 0-23-2-29-16 6 0 11 0 16-5 5-4 8-9 8-16 0-11-10-13-14-13-9 0-21 6-21 25 0 18 16 33 40 33 40 0 80-36 91-77 12-50 25-99 37-148z"><text:p/></draw:path><draw:path draw:style-name="gr3" draw:text-style-name="P5" svg:width="0.1008in" svg:height="0.035in" svg:x="0.126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5in" svg:height="0.1508in" svg:x="0.2898in" svg:y="0in" svg:viewBox="0 0 137 384" svg:d="M81 52c0-16 11-41 53-43 2-1 3-2 3-5 0-4-3-4-7-4-39 0-74 20-74 48 0 29 0 59 0 89 0 14 0 26-15 39-13 11-29 12-38 12-1 0-3 2-3 5 0 2 2 2 7 3 25 1 44 15 48 34 1 5 1 6 1 19 0 25 0 50 0 76 0 16 0 28 19 44 14 11 41 15 55 15 4 0 7 0 7-4 0-3-2-3-6-5-24-1-43-13-49-33-1-3-1-4-1-18 0-27 0-53 0-81 0-17-2-24-15-36-8-9-19-12-30-14 32-9 45-27 45-49 0-31 0-61 0-92z"><text:p/></draw:path><draw:path draw:style-name="gr3" draw:text-style-name="P5" svg:width="0.0756in" svg:height="0.0681in" svg:x="0.3591in" svg:y="0.0453in" svg:viewBox="0 0 193 174" svg:d="M118 54c2-10 11-46 38-46 1 0 11 0 19 5-11 2-19 12-19 21 0 7 5 13 16 13 7 0 21-6 21-22 0-19-24-25-37-25-22 0-36 20-41 29-9-26-30-29-41-29-40 0-62 50-62 59 0 4 3 4 5 4 3 0 4-1 4-5 13-40 40-50 53-50 6 0 21 4 21 26 0 12-7 38-21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5" svg:width="0.0173in" svg:height="0.0453in" svg:x="0.4547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5" svg:width="0.0638in" svg:height="0.1035in" svg:x="0.515in" svg:y="0.0126in" svg:viewBox="0 0 163 264" svg:d="M163 133c0-30-2-61-16-89-17-37-49-44-66-44-23 0-50 10-67 46-12 27-14 57-14 87s2 63 18 93c16 31 45 38 63 38 21 0 51-7 68-44 12-27 14-56 14-87zM81 257c-15 0-38-10-45-48-4-22-4-57-4-80 0-24 0-50 3-71 8-46 37-49 46-49 13 0 39 6 46 45 4 22 4 51 4 75 0 30 0 55-4 79-6 36-28 49-46 49z"><text:p/></draw:path><draw:path draw:style-name="gr3" draw:text-style-name="P5" svg:width="0.0535in" svg:height="0.1508in" svg:x="0.5961in" svg:y="0in" svg:viewBox="0 0 137 384" svg:d="M56 333c0 15-10 40-53 42-1 2-3 3-3 5 0 4 4 4 8 4 37 0 73-18 73-48 0-29 0-59 0-88 0-15 0-27 16-40 14-11 28-12 37-12 2-1 3-2 3-3 0-5-2-5-6-5-25-1-44-15-49-34-1-4-1-5-1-19 0-25 0-50 0-76 0-16 0-28-17-44-16-12-43-15-56-15-4 0-8 0-8 4s2 4 7 5c24 1 43 13 48 33 1 3 1 4 1 19 0 26 0 52 0 80 0 18 3 24 16 36 7 9 19 12 29 16-31 7-45 25-45 47 0 31 0 62 0 93z"><text:p/></draw:path></draw:g></text:span><text:span text:style-name="T23">, ומשום שידוע </text:span><text:span text:style-name="T23"><draw:g text:anchor-type="as-char" svg:y="-0.1075in" draw:z-index="419" draw:name="Shape423" draw:style-name="gr1"><svg:title>TexMaths</svg:title><svg:desc>11§display§x \in A§svg§600§FALSE§</svg:desc><draw:path draw:style-name="gr2" draw:text-style-name="P4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8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23"><text:s/>אז </text:span><text:span text:style-name="T23"><draw:g text:anchor-type="as-char" svg:y="-0.1134in" draw:z-index="429" draw:name="Shape424" draw:style-name="gr1"><svg:title>TexMaths</svg:title><svg:desc>11§display§\{x, 0\} \subseteq A \times \{0\}§svg§600§FALSE§</svg:desc><draw:path draw:style-name="gr2" draw:text-style-name="P4" svg:width="1.087in" svg:height="0.1358in" svg:x="0.0004in" svg:y="0.0071in" svg:viewBox="0 0 2762 346" svg:d="M1381 346c-461 0-921 0-1381 0 0-116 0-230 0-346 921 0 1841 0 2762 0 0 116 0 230 0 346-460 0-921 0-1381 0z"><text:p/></draw:path><draw:path draw:style-name="gr3" draw:text-style-name="P5" svg:width="0.0531in" svg:height="0.1512in" svg:x="0.0039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5" svg:width="0.0756in" svg:height="0.0685in" svg:x="0.0732in" svg:y="0.0453in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173in" svg:height="0.0453in" svg:x="0.1689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5" svg:width="0.0634in" svg:height="0.1035in" svg:x="0.2295in" svg:y="0.013in" svg:viewBox="0 0 162 264" svg:d="M162 133c0-31-1-61-16-90-17-37-49-43-65-43-23 0-51 10-67 45-13 28-14 57-14 88 0 29 1 64 17 92 16 32 45 39 63 39 21 0 51-7 67-45 14-25 15-55 15-86zM80 255c-14 0-37-9-44-46-4-22-4-58-4-80 0-26 0-51 2-72 8-45 38-49 46-49 14 0 39 7 47 45 3 22 3 52 3 76 0 28 0 55-5 79-5 36-27 47-45 47z"><text:p/></draw:path><draw:path draw:style-name="gr3" draw:text-style-name="P5" svg:width="0.0531in" svg:height="0.1512in" svg:x="0.3106in" svg:y="0in" svg:viewBox="0 0 136 385" svg:d="M55 334c0 15-10 40-52 43-2 0-3 2-3 4 0 4 4 4 8 4 37 0 73-18 73-48 0-29 0-58 0-88 0-16 0-28 16-40 13-11 28-11 36-12 2 0 3-1 3-4 0-4-2-4-5-4-25-2-44-15-48-35-2-3-2-4-2-19 0-25 0-50 0-76 0-16 0-28-18-42-16-13-42-17-55-17-4 0-8 0-8 4 0 5 2 5 6 5 25 1 44 14 48 33 1 4 1 4 1 19 0 26 0 54 0 81 0 18 3 24 15 36 9 8 20 12 31 15-32 10-46 26-46 48 0 31 0 62 0 93z"><text:p/></draw:path><draw:path draw:style-name="gr3" draw:text-style-name="P5" svg:width="0.0929in" svg:height="0.1165in" svg:x="0.4307in" svg:y="0.0161in" svg:viewBox="0 0 237 297" svg:d="M222 15c7 0 15 0 15-7 0-8-8-8-15-8-34 0-69 0-103 0-67 0-119 51-119 111 0 63 53 111 119 111 34 0 69 0 103 0 7 0 15 0 15-7s-8-7-15-7c-34 0-69 0-103 0-61 0-104-45-104-96 0-53 44-97 104-97 34 0 69 0 103 0zM21 282c-7 0-13 0-13 8 0 7 6 7 13 7 67 0 134 0 201 0 7 0 15 0 15-7 0-8-8-8-15-8-67 0-134 0-201 0z"><text:p/></draw:path><draw:path draw:style-name="gr3" draw:text-style-name="P5" svg:width="0.1039in" svg:height="0.1079in" svg:x="0.5835in" svg:y="0.0043in" svg:viewBox="0 0 265 275" svg:d="M55 231c-15 26-30 31-47 32-5 1-8 1-8 8 0 2 2 4 4 4 11 0 24-1 35-1 12 0 26 1 38 1 2 0 7 0 7-7 0-4-4-5-6-5-9 0-19-3-19-13 0-4 3-9 6-14 10-17 20-32 30-49 32 0 65 0 96 0 2 9 7 60 7 64 0 11-21 12-29 12-4 0-8 0-8 8 0 4 4 4 5 4 16 0 32-1 49-1 9 0 34 1 44 1 2 0 6 0 6-7 0-5-4-5-9-5-24 0-24-2-25-13-8-79-15-160-23-240-1-8-1-10-8-10-6 0-7 3-10 7-45 74-90 149-135 224zM102 175c26-43 51-85 76-127 5 42 8 84 12 127-29 0-58 0-88 0z"><text:p/></draw:path><draw:path draw:style-name="gr3" draw:text-style-name="P5" svg:width="0.0728in" svg:height="0.0728in" svg:x="0.7488in" svg:y="0.0394in" svg:viewBox="0 0 186 186" svg:d="M94 83c-26-26-52-52-77-77-6-5-6-6-9-6-5 0-8 3-8 8 0 2 0 3 4 7 27 26 52 52 79 77-27 26-52 52-79 79-4 4-4 5-4 7 0 5 3 8 8 8 3 0 3-1 9-5 25-27 50-52 75-78 27 27 54 53 81 81 1 0 3 2 5 2 6 0 8-3 8-8 0-1 0-2-1-4 0-1-62-62-80-82 23-23 47-47 70-70 2-2 8-7 10-9 0-1 1-3 1-5 0-5-2-8-8-8-2 0-4 1-9 6-25 25-50 51-75 77z"><text:p/></draw:path><draw:path draw:style-name="gr3" draw:text-style-name="P5" svg:width="0.0531in" svg:height="0.1512in" svg:x="0.8894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5" svg:width="0.0638in" svg:height="0.1035in" svg:x="0.9606in" svg:y="0.013in" svg:viewBox="0 0 163 264" svg:d="M163 133c0-31-2-61-16-90-18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5" svg:width="0.0539in" svg:height="0.1512in" svg:x="1.0417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23"><text:s/>וסה"כ </text:span><text:span text:style-name="T23"><draw:g text:anchor-type="as-char" svg:y="-0.1134in" draw:z-index="420" draw:name="Shape425" draw:style-name="gr1"><svg:title>TexMaths</svg:title><svg:desc>11§display§y \subseteq A \times \{0\}§svg§600§FALSE§</svg:desc><draw:path draw:style-name="gr2" draw:text-style-name="P4" svg:width="0.7839in" svg:height="0.1358in" svg:x="0.0039in" svg:y="0.0071in" svg:viewBox="0 0 1992 346" svg:d="M997 346c-333 0-665 0-997 0 0-116 0-230 0-346 664 0 1328 0 1992 0 0 116 0 230 0 346-332 0-664 0-995 0z"><text:p/></draw:path><draw:path draw:style-name="gr3" draw:text-style-name="P5" svg:width="0.0697in" svg:height="0.0976in" svg:x="0.0004in" svg:y="0.0453in" svg:viewBox="0 0 178 249" svg:d="M177 24c1-5 1-6 1-9 0-7-5-11-11-11-3 0-10 3-13 8-1 2-4 14-6 21-2 10-5 21-7 31-6 23-12 46-18 69-1 7-17 33-44 33-19 0-23-16-23-31 0-17 7-41 20-76 5-15 8-19 8-27 0-18-14-32-32-32-38 0-52 56-52 59 0 5 4 5 5 5 4 0 4-1 6-8 11-36 26-47 40-47 3 0 9 0 9 12 0 10-4 20-6 27-17 41-23 63-23 81 0 34 24 46 47 46 15 0 29-7 40-18-6 20-10 40-26 59-10 13-25 24-43 24-5 0-23-1-29-15 6 0 12 0 16-6 5-3 8-8 8-14 0-12-10-13-14-13-9 0-21 5-21 24s16 33 40 33c40 0 80-35 91-77 12-50 25-99 37-148z"><text:p/></draw:path><draw:path draw:style-name="gr3" draw:text-style-name="P5" svg:width="0.0921in" svg:height="0.1165in" svg:x="0.1311in" svg:y="0.0161in" svg:viewBox="0 0 235 297" svg:d="M222 15c7 0 13 0 13-7 0-8-6-8-13-8-34 0-69 0-103 0-67 0-119 51-119 111 0 63 53 111 119 111 34 0 69 0 103 0 7 0 13 0 13-7s-6-7-13-7c-34 0-69 0-103 0-61 0-104-45-104-96 0-53 44-97 104-97 34 0 69 0 103 0zM21 282c-7 0-13 0-13 8 0 7 6 7 13 7 67 0 134 0 201 0 7 0 13 0 13-7 0-8-6-8-13-8-67 0-134 0-201 0z"><text:p/></draw:path><draw:path draw:style-name="gr3" draw:text-style-name="P5" svg:width="0.1039in" svg:height="0.1079in" svg:x="0.2846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4 1 3 0 7 0 7-7 0-5-4-5-9-5-24 0-24-2-25-13-8-79-17-160-24-240 0-8 0-10-7-10-6 0-8 3-10 7-45 74-90 149-135 224zM102 175c26-43 51-85 76-127 5 42 8 84 12 127-29 0-58 0-88 0z"><text:p/></draw:path><draw:path draw:style-name="gr3" draw:text-style-name="P5" svg:width="0.0728in" svg:height="0.0728in" svg:x="0.4492in" svg:y="0.0394in" svg:viewBox="0 0 186 186" svg:d="M93 83c-26-26-51-52-78-77-4-5-4-6-7-6-5 0-8 3-8 8 0 2 0 3 4 7 27 26 52 52 78 77-26 26-51 52-78 79-4 4-4 5-4 7 0 5 3 8 8 8 3 0 3-1 7-5 26-27 52-52 77-78 27 27 54 53 81 81 1 0 3 2 5 2 6 0 8-3 8-8 0-1 0-2-1-4 0-1-62-62-81-82 24-23 48-47 71-70 2-2 8-7 10-9 0-1 1-3 1-5 0-5-2-8-8-8-2 0-4 1-9 6-25 25-50 51-76 77z"><text:p/></draw:path><draw:path draw:style-name="gr3" draw:text-style-name="P5" svg:width="0.0531in" svg:height="0.1512in" svg:x="0.5898in" svg:y="0in" svg:viewBox="0 0 136 385" svg:d="M81 52c0-16 10-41 52-43 2 0 3-2 3-5 0-4-2-4-6-4-39 0-74 20-75 48 0 29 0 59 0 89 0 15 0 27-15 39-14 12-28 12-37 13-2 0-3 1-3 4 0 4 2 4 5 4 27 2 44 14 49 34 1 4 1 5 1 19 0 25 0 51 0 76 0 16 0 29 19 43 15 12 40 16 56 16 4 0 6 0 6-4s-2-4-5-4c-24-2-44-15-49-33-1-5-1-5-1-19 0-27 0-54 0-82 0-17-3-24-15-35-9-9-20-12-31-15 32-9 46-27 46-49 0-31 0-61 0-92z"><text:p/></draw:path><draw:path draw:style-name="gr3" draw:text-style-name="P5" svg:width="0.0638in" svg:height="0.1035in" svg:x="0.661in" svg:y="0.013in" svg:viewBox="0 0 163 264" svg:d="M163 133c0-31-2-61-16-90-18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5" svg:width="0.0535in" svg:height="0.1512in" svg:x="0.7417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/draw:g></text:span><text:span text:style-name="T23"><text:s/>כדרוש. </text:span></text:p>
            </text:list-item>
            <text:list-item>
              <text:p text:style-name="P86">אם <draw:g text:anchor-type="as-char" svg:y="-0.1134in" draw:z-index="422" draw:name="Shape426" draw:style-name="gr1"><svg:title>TexMaths</svg:title><svg:desc>11§display§x \in B \setminus A§svg§600§FALSE§</svg:desc><draw:path draw:style-name="gr2" draw:text-style-name="P4" svg:width="0.6327in" svg:height="0.1354in" svg:x="0.0039in" svg:y="0.0071in" svg:viewBox="0 0 1608 345" svg:d="M0 0c536 0 1072 0 1608 0 0 115 0 230 0 345-536 0-1072 0-1608 0 0-115 0-230 0-345z"><text:p/></draw:path><draw:path draw:style-name="gr3" draw:text-style-name="P5" svg:width="0.0752in" svg:height="0.0681in" svg:x="0.0004in" svg:y="0.0453in" svg:viewBox="0 0 192 174" svg:d="M118 54c2-10 11-46 38-46 2 0 11 0 20 5-11 2-19 12-19 21 0 7 5 13 15 13 8 0 20-6 20-22 0-19-23-25-36-25-22 0-35 20-39 29-10-26-31-29-42-29-41 0-63 50-63 59 0 4 3 3 4 4 4 0 5-1 6-5 13-40 38-50 52-50 7 0 21 4 21 26 0 12-7 38-21 92-7 24-20 40-37 40-3 0-12 0-19-5 9-2 17-10 17-21 0-10-8-13-13-13-12 0-22 10-22 22 0 17 20 25 36 25 26 0 40-26 41-29 4 15 19 29 42 29 39 0 61-50 61-59 0-4-3-4-4-4-3 0-4 1-6 5-12 40-38 50-50 50-16 0-22-13-22-25 0-9 3-18 6-34 5-18 9-35 14-53z"><text:p/></draw:path><draw:path draw:style-name="gr3" draw:text-style-name="P5" svg:width="0.076in" svg:height="0.087in" svg:x="0.1378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5" svg:width="0.1083in" svg:height="0.1031in" svg:x="0.2752in" svg:y="0.0098in" svg:viewBox="0 0 276 263" svg:d="M45 232c-3 16-4 19-35 19-7 0-10 0-10 8 0 4 3 4 10 4 46 0 92 0 138 0 61 0 107-46 107-82 0-28-23-51-60-54 40-8 81-37 81-73 0-29-26-54-73-54-42 0-86 0-129 0-7 0-11 0-11 8 0 4 3 4 11 4 1 0 7 0 14 1 8 1 11 1 11 7 0 1-1 2-2 6-18 69-34 138-52 206zM103 122c8-32 17-63 25-94 3-15 4-16 20-16 17 0 33 0 50 0 34 0 43 23 43 40 0 34-34 70-80 70-19 0-39 0-58 0zM86 251c-5 0-6 0-8-1-4 0-5 0-5-3 0-1 0-3 2-9 9-35 17-72 26-107 24 0 50 0 74 0 36 0 44 29 44 45 0 38-34 75-80 75-18 0-36 0-53 0z"><text:p/></draw:path><draw:path draw:style-name="gr3" draw:text-style-name="P5" svg:width="0.0591in" svg:height="0.1508in" svg:x="0.4335in" svg:y="0in" svg:viewBox="0 0 151 384" svg:d="M134 375c2 5 3 9 9 9 4 0 8-3 8-7 0-2 0-2-3-7-44-120-88-241-132-361-2-7-3-9-8-9-4 0-8 3-8 8 0 1 0 1 2 6 44 120 88 241 132 361z"><text:p/></draw:path><draw:path draw:style-name="gr3" draw:text-style-name="P5" svg:width="0.1039in" svg:height="0.1079in" svg:x="0.5402in" svg:y="0.0043in" svg:viewBox="0 0 265 275" svg:d="M56 230c-15 27-31 32-48 33-5 0-8 0-8 8 0 2 2 4 5 4 10 0 22-2 33-2 13 0 27 2 39 2 2 0 8 0 8-7 0-5-5-5-7-5-9-1-19-4-19-14 0-5 4-9 6-14 10-16 20-32 30-48 31 0 64 0 96 0 1 7 7 60 7 63 0 12-20 13-28 13-5 0-9 0-9 8 0 4 4 4 5 4 15 0 33-2 48-2 10 0 35 2 44 2 3 0 7 0 7-9 0-3-4-3-9-3-24 0-24-3-25-14-8-79-15-160-23-240-1-8-1-9-8-9-6 0-8 2-10 7-45 74-89 149-134 223zM102 175c26-43 51-86 76-128 5 42 8 85 12 128-29 0-58 0-88 0z"><text:p/></draw:path></draw:g>, אז <draw:g text:anchor-type="as-char" svg:y="-0.1035in" draw:z-index="423" draw:name="Shape427" draw:style-name="gr1"><svg:title>TexMaths</svg:title><svg:desc>11§display§x \in B§svg§600§FALSE§</svg:desc><draw:path draw:style-name="gr2" draw:text-style-name="P4" svg:width="0.3717in" svg:height="0.0933in" svg:x="0.0039in" svg:y="0.0071in" svg:viewBox="0 0 945 238" svg:d="M473 238c-158 0-316 0-473 0 0-79 0-159 0-238 315 0 630 0 945 0 0 79 0 159 0 238-158 0-315 0-472 0z"><text:p/></draw:path><draw:path draw:style-name="gr3" draw:text-style-name="P5" svg:width="0.0752in" svg:height="0.0677in" svg:x="0.0004in" svg:y="0.0362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5" svg:width="0.0752in" svg:height="0.0874in" svg:x="0.1382in" svg:y="0.0217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5" svg:width="0.1083in" svg:height="0.1028in" svg:x="0.2748in" svg:y="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<text:s/>וגם <draw:g text:anchor-type="as-char" svg:y="-0.1102in" draw:z-index="424" draw:name="Shape428" draw:style-name="gr1"><svg:title>TexMaths</svg:title><svg:desc>11§display§x \not\in A§svg§600§FALSE§</svg:desc><draw:path draw:style-name="gr2" draw:text-style-name="P4" svg:width="0.3657in" svg:height="0.1256in" svg:x="0.0039in" svg:y="0.0079in" svg:viewBox="0 0 930 320" svg:d="M465 320c-155 0-310 0-465 0 0-107 0-213 0-320 310 0 620 0 930 0 0 107 0 213 0 320-155 0-310 0-465 0z"><text:p/></draw:path><draw:path draw:style-name="gr3" draw:text-style-name="P5" svg:width="0.0752in" svg:height="0.0685in" svg:x="0.0004in" svg:y="0.0429in" svg:viewBox="0 0 192 175" svg:d="M118 54c3-10 12-45 38-45 2 0 11 0 20 4-11 2-19 12-19 21 0 7 5 15 14 15s21-8 21-24c0-19-23-25-35-25-23 0-36 21-40 30-10-26-31-30-42-30-41 0-63 50-63 60 0 4 3 3 4 4 4 0 5-1 6-4 13-41 38-51 52-51 7 0 21 3 21 25 0 12-7 39-21 93-7 24-20 40-37 40-2 0-11 0-19-5 9-2 18-10 18-21s-9-13-14-13c-12 0-22 10-22 22 0 18 20 25 36 25 27 0 40-27 41-29 4 14 19 29 42 29 39 0 61-49 61-59 0-5-3-5-4-5-3 0-5 3-5 5-13 42-39 51-51 51-16 0-21-13-21-26 0-9 2-16 5-34 5-18 9-35 14-53z"><text:p/></draw:path><draw:path draw:style-name="gr3" draw:text-style-name="P5" svg:width="0.0752in" svg:height="0.1413in" svg:x="0.1465in" svg:y="0in" svg:viewBox="0 0 192 360" svg:d="M189 15c3-5 3-6 3-7 0-2-2-8-7-8s-6 2-9 8c-57 112-116 224-173 336-3 6-3 7-3 8 0 3 3 8 8 8 4 0 5-3 8-8 58-113 116-224 173-337z"><text:p/></draw:path><draw:path draw:style-name="gr3" draw:text-style-name="P5" svg:width="0.0756in" svg:height="0.0874in" svg:x="0.1378in" svg:y="0.0283in" svg:viewBox="0 0 193 223" svg:d="M180 120c7 0 13 0 13-7 0-9-6-9-13-9-55 0-109 0-164 0 5-51 49-89 104-89 20 0 40 0 60 0 7 0 13 0 13-7 0-8-6-8-13-8-21 0-40 0-61 0-66 0-119 50-119 113 0 61 53 110 119 110 21 0 40 0 61 0 7 0 13 0 13-8s-6-8-13-8c-20 0-40 0-60 0-55 0-99-36-104-87 55 0 109 0 164 0z"><text:p/></draw:path><draw:path draw:style-name="gr3" draw:text-style-name="P5" svg:width="0.1039in" svg:height="0.1083in" svg:x="0.2736in" svg:y="0in" svg:viewBox="0 0 265 276" svg:d="M56 232c-15 25-31 31-48 32-5 1-8 1-8 7 0 3 2 5 5 5 10 0 22-1 33-1 13 0 27 1 39 1 2 0 8 0 8-8 0-3-5-4-7-4-9 0-19-4-19-14 0-4 4-8 6-14 10-16 20-33 30-48 31 0 64 0 96 0 1 7 7 59 7 64 0 11-21 12-29 12-4 0-9 0-9 7 0 5 5 5 6 5 15 0 32-1 48-1 10 0 34 1 43 1 4 0 8 0 8-8 0-4-4-4-9-4-24 0-24-3-25-14-9-79-17-160-24-240 0-8 0-10-7-10s-8 3-10 7c-45 75-89 150-134 225zM102 175c26-43 51-85 76-126 3 41 8 83 12 126-30 0-58 0-88 0z"><text:p/></draw:path></draw:g><text:s/>אז <text:span text:style-name="T23">לפי הגדרת </text:span><text:span text:style-name="T23"><draw:g text:anchor-type="as-char" svg:y="-0.1075in" draw:z-index="421" draw:name="Shape429" draw:style-name="gr1"><svg:title>TexMaths</svg:title><svg:desc>11§display§f§svg§600§FALSE§</svg:desc><draw:path draw:style-name="gr2" draw:text-style-name="P4" svg:width="0.0673in" svg:height="0.1217in" svg:x="0.0004in" svg:y="0.0075in" svg:viewBox="0 0 172 310" svg:d="M0 0c57 0 115 0 172 0 0 103 0 207 0 310-57 0-115 0-172 0 0-103 0-207 0-310z"><text:p/></draw:path><draw:path draw:style-name="gr3" draw:text-style-name="P5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3">, </text:span><text:span text:style-name="T23"><draw:g text:anchor-type="as-char" svg:y="-0.1134in" draw:z-index="428" draw:name="Shape430" draw:style-name="gr1"><svg:title>TexMaths</svg:title><svg:desc>11§display§\forall x \in B. f(x) = \{x, 1\}§svg§600§FALSE§</svg:desc><draw:path draw:style-name="gr2" draw:text-style-name="P4" svg:width="1.3776in" svg:height="0.1358in" svg:x="0.0083in" svg:y="0.0071in" svg:viewBox="0 0 3500 346" svg:d="M1751 346c-585 0-1168 0-1751 0 0-116 0-230 0-346 1166 0 2334 0 3500 0 0 116 0 230 0 346-583 0-1166 0-1749 0z"><text:p/></draw:path><draw:path draw:style-name="gr3" draw:text-style-name="P5" svg:width="0.0846in" svg:height="0.1079in" svg:x="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5" svg:width="0.0756in" svg:height="0.0685in" svg:x="0.0898in" svg:y="0.0453in" svg:viewBox="0 0 193 175" svg:d="M118 54c2-10 11-45 38-45 1 0 11 0 19 4-11 2-19 12-19 21 0 7 5 14 16 14 7 0 21-7 21-23 0-19-24-25-37-25-23 0-36 21-40 30-10-26-31-30-42-30-40 0-63 50-63 59 0 5 4 5 6 5 3 0 4-1 4-5 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5" svg:width="0.076in" svg:height="0.087in" svg:x="0.2272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5" svg:width="0.1083in" svg:height="0.1028in" svg:x="0.3642in" svg:y="0.0098in" svg:viewBox="0 0 276 262" svg:d="M46 232c-4 15-4 18-35 18-7 0-11 0-11 8 0 4 3 4 11 4 46 0 91 0 138 0 61 0 106-45 106-83 0-27-22-49-59-53 39-8 80-37 80-73 0-29-25-53-71-53-43 0-87 0-130 0-8 0-11 0-11 8 0 4 3 4 10 4 1 0 9 0 15 0 7 1 10 1 10 7 0 1 0 2-1 7-18 69-34 138-52 206zM105 122c7-32 16-64 24-96 3-13 3-14 21-14 16 0 33 0 49 0 34 0 42 22 42 40 0 34-33 70-80 70-19 0-38 0-56 0zM87 250c-6 0-7 0-9 0-3 0-4-1-4-4 0-2 0-2 1-9 9-36 19-71 27-106 25 0 49 0 73 0 37 0 45 28 45 45 0 36-35 74-80 74-18 0-35 0-53 0z"><text:p/></draw:path><draw:path draw:style-name="gr3" draw:text-style-name="P5" svg:width="0.0157in" svg:height="0.0157in" svg:x="0.4945in" svg:y="0.0972in" svg:viewBox="0 0 41 41" svg:d="M41 21c0-12-9-21-20-21-12 0-21 9-21 21 0 11 9 20 21 20 11 0 20-9 20-20z"><text:p/></draw:path><draw:path draw:style-name="gr3" draw:text-style-name="P5" svg:width="0.0756in" svg:height="0.1374in" svg:x="0.5315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5" svg:width="0.0346in" svg:height="0.1512in" svg:x="0.6295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0756in" svg:height="0.0685in" svg:x="0.678in" svg:y="0.0453in" svg:viewBox="0 0 193 175" svg:d="M118 54c2-10 11-45 38-45 2 0 11 0 19 4-10 2-18 12-18 21 0 7 4 14 15 14 8 0 21-7 21-23 0-19-24-25-37-25-22 0-36 21-40 30-10-26-30-30-42-30-40 0-62 50-62 59 0 5 3 5 5 5 3 0 4-1 5-5 13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5" svg:width="0.0346in" svg:height="0.1512in" svg:x="0.768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08in" svg:height="0.0354in" svg:x="0.870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539in" svg:height="0.1512in" svg:x="1.0331in" svg:y="0in" svg:viewBox="0 0 138 385" svg:d="M81 52c0-16 10-41 52-43 2 0 5-2 5-5 0-4-4-4-8-4-39 0-74 20-75 48 0 29 0 59 0 89 0 15 0 27-15 39-14 12-28 12-37 13-2 0-3 1-3 4 0 4 2 4 6 4 26 2 44 14 48 34 1 4 1 5 1 19 0 25 0 51 0 76 0 16 0 29 19 43 15 12 40 16 56 16 4 0 8 0 8-4s-4-4-7-4c-24-2-43-15-48-33-2-5-2-5-2-19 0-27 0-54 0-82 0-17-3-24-15-35-8-8-20-12-31-15 32-9 46-27 46-49 0-31 0-61 0-92z"><text:p/></draw:path><draw:path draw:style-name="gr3" draw:text-style-name="P5" svg:width="0.0756in" svg:height="0.0685in" svg:x="1.1028in" svg:y="0.0453in" svg:viewBox="0 0 193 175" svg:d="M119 54c2-10 11-45 37-45 2 0 11 0 20 4-11 2-19 12-19 21 0 7 5 14 15 14 8 0 21-7 21-23 0-19-22-25-36-25-23 0-36 21-40 30-10-26-31-30-42-30-41 0-63 50-63 59 0 5 3 4 5 5 3 0 4-1 5-5 13-40 39-50 52-50 7 0 21 3 21 25 0 12-7 39-21 93-7 24-20 39-37 39-2 0-11 0-19-4 10-2 18-10 18-21s-8-13-14-13c-12 0-22 10-22 22 0 17 20 25 36 25 27 0 40-27 41-30 4 15 19 30 42 30 39 0 61-49 61-59 0-4-3-4-4-4-3 0-4 1-4 4-14 41-40 50-52 50-15 0-21-12-21-25 0-9 2-17 7-34 4-18 8-35 13-53z"><text:p/></draw:path><draw:path draw:style-name="gr3" draw:text-style-name="P5" svg:width="0.0173in" svg:height="0.0453in" svg:x="1.1984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5" svg:width="0.05in" svg:height="0.1in" svg:x="1.2661in" svg:y="0.013in" svg:viewBox="0 0 128 255" svg:d="M79 10c0-10 0-10-9-10-23 24-57 24-70 24 0 5 0 8 0 12 8 0 31 0 51-10 0 66 0 133 0 199 0 14-1 18-36 18-4 0-8 0-13 0 0 5 0 9 0 12 15-1 48-1 63-1s49 0 63 1c0-3 0-7 0-12-5 0-8 0-12 0-36 0-37-4-37-18 0-72 0-144 0-215z"><text:p/></draw:path><draw:path draw:style-name="gr3" draw:text-style-name="P5" svg:width="0.0539in" svg:height="0.1512in" svg:x="1.3402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23">, כלומר לפי טרנזיטיביות השוויון </text:span><text:span text:style-name="T23"><draw:g text:anchor-type="as-char" svg:y="-0.1134in" draw:z-index="427" draw:name="Shape431" draw:style-name="gr1"><svg:title>TexMaths</svg:title><svg:desc>11§display§y = \{x, 1\}§svg§600§FALSE§</svg:desc><draw:path draw:style-name="gr2" draw:text-style-name="P4" svg:width="0.6378in" svg:height="0.1354in" svg:x="0.0039in" svg:y="0.0071in" svg:viewBox="0 0 1621 345" svg:d="M0 0c540 0 1081 0 1621 0 0 115 0 230 0 345-540 0-1081 0-1621 0 0-115 0-230 0-345z"><text:p/></draw:path><draw:path draw:style-name="gr3" draw:text-style-name="P5" svg:width="0.0697in" svg:height="0.0972in" svg:x="0.0004in" svg:y="0.0453in" svg:viewBox="0 0 178 248" svg:d="M177 23c1-5 1-5 1-9 0-6-5-10-11-10-4 0-10 3-13 8-1 2-4 14-5 21-4 10-6 20-8 31-6 23-12 46-18 69-2 6-18 33-44 33-20 0-24-17-24-32 0-17 7-40 20-75 6-16 7-20 7-28 0-17-12-31-30-31-38 0-52 56-52 59 0 4 3 3 4 4 5 0 5-1 7-7 11-36 26-48 38-48 4 0 10 0 10 13 0 9-3 20-6 26-16 41-22 63-22 82 0 34 24 45 47 45 14 0 28-7 39-17-5 20-10 38-26 58-10 13-24 25-42 25-5 0-23-2-29-16 6 0 11 0 16-5 5-4 8-9 8-16 0-11-10-13-14-13-9 0-21 6-21 25 0 18 16 33 40 33 40 0 80-36 91-77 12-50 25-99 37-148z"><text:p/></draw:path><draw:path draw:style-name="gr3" draw:text-style-name="P5" svg:width="0.1008in" svg:height="0.035in" svg:x="0.126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535in" svg:height="0.1508in" svg:x="0.2898in" svg:y="0in" svg:viewBox="0 0 137 384" svg:d="M81 52c0-16 11-41 53-43 2-1 3-2 3-5 0-4-3-4-7-4-39 0-74 20-74 48 0 29 0 59 0 89 0 14 0 26-15 39-13 11-29 12-38 12-1 0-3 2-3 5 0 2 2 2 7 3 25 1 44 15 48 34 1 5 1 6 1 19 0 25 0 50 0 76 0 16 0 28 19 44 14 11 41 15 55 15 4 0 7 0 7-4 0-3-2-3-6-5-24-1-43-13-49-33-1-3-1-4-1-18 0-27 0-53 0-81 0-17-2-24-15-36-8-9-19-12-30-14 32-9 45-27 45-49 0-31 0-61 0-92z"><text:p/></draw:path><draw:path draw:style-name="gr3" draw:text-style-name="P5" svg:width="0.0756in" svg:height="0.0681in" svg:x="0.3591in" svg:y="0.0453in" svg:viewBox="0 0 193 174" svg:d="M118 54c2-10 11-46 38-46 1 0 11 0 19 5-11 2-19 12-19 21 0 7 5 13 16 13 7 0 21-6 21-22 0-19-24-25-37-25-22 0-36 20-41 29-9-26-30-29-41-29-40 0-62 50-62 59 0 4 3 4 5 4 3 0 4-1 4-5 13-40 40-50 53-50 6 0 21 4 21 26 0 12-7 38-21 92-7 24-20 40-38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5" svg:width="0.0173in" svg:height="0.0453in" svg:x="0.4547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5" svg:width="0.05in" svg:height="0.1008in" svg:x="0.5228in" svg:y="0.0126in" svg:viewBox="0 0 128 257" svg:d="M79 10c0-9 0-10-9-10-24 25-58 25-70 25 0 5 0 8 0 12 8 0 30 0 51-9 0 66 0 132 0 198 0 13-2 18-37 18-4 0-7 0-12 0 0 5 0 9 0 13 13-3 48-3 63-3s48 0 63 3c0-4 0-8 0-13-5 0-9 0-14 0-34 0-35-4-35-18 0-72 0-145 0-216z"><text:p/></draw:path><draw:path draw:style-name="gr3" draw:text-style-name="P5" svg:width="0.0535in" svg:height="0.1508in" svg:x="0.5961in" svg:y="0in" svg:viewBox="0 0 137 384" svg:d="M56 333c0 15-10 40-53 42-1 2-3 3-3 5 0 4 4 4 8 4 37 0 73-18 73-48 0-29 0-59 0-88 0-15 0-27 16-40 14-11 28-12 37-12 2-1 3-2 3-3 0-5-2-5-6-5-25-1-44-15-49-34-1-4-1-5-1-19 0-25 0-50 0-76 0-16 0-28-17-44-16-12-43-15-56-15-4 0-8 0-8 4s2 4 7 5c24 1 43 13 48 33 1 3 1 4 1 19 0 26 0 52 0 80 0 18 3 24 16 36 7 9 19 12 29 16-31 7-45 25-45 47 0 31 0 62 0 93z"><text:p/></draw:path></draw:g></text:span><text:span text:style-name="T23">, ומשום שידוע </text:span><text:span text:style-name="T23"><draw:g text:anchor-type="as-char" svg:y="-0.1035in" draw:z-index="432" draw:name="Shape432" draw:style-name="gr1"><svg:title>TexMaths</svg:title><svg:desc>11§display§x \in B§svg§600§FALSE§</svg:desc><draw:path draw:style-name="gr2" draw:text-style-name="P4" svg:width="0.3717in" svg:height="0.0933in" svg:x="0.0039in" svg:y="0.0071in" svg:viewBox="0 0 945 238" svg:d="M473 238c-158 0-316 0-473 0 0-79 0-159 0-238 315 0 630 0 945 0 0 79 0 159 0 238-158 0-315 0-472 0z"><text:p/></draw:path><draw:path draw:style-name="gr3" draw:text-style-name="P5" svg:width="0.0752in" svg:height="0.0677in" svg:x="0.0004in" svg:y="0.0362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5" svg:width="0.0752in" svg:height="0.0874in" svg:x="0.1382in" svg:y="0.0217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5" svg:width="0.1083in" svg:height="0.1028in" svg:x="0.2748in" svg:y="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</text:span><text:span text:style-name="T23"><text:s/>אז </text:span><text:span text:style-name="T23"><draw:g text:anchor-type="as-char" svg:y="-0.1134in" draw:z-index="433" draw:name="Shape433" draw:style-name="gr1"><svg:title>TexMaths</svg:title><svg:desc>11§display§\{x, 1\} \subseteq B \times \{1\}§svg§600§FALSE§</svg:desc><draw:path draw:style-name="gr2" draw:text-style-name="P4" svg:width="1.0961in" svg:height="0.1358in" svg:x="0.0004in" svg:y="0.0071in" svg:viewBox="0 0 2785 346" svg:d="M1393 346c-464 0-929 0-1393 0 0-116 0-230 0-346 929 0 1856 0 2785 0 0 116 0 230 0 346-464 0-929 0-1392 0z"><text:p/></draw:path><draw:path draw:style-name="gr3" draw:text-style-name="P5" svg:width="0.0531in" svg:height="0.1512in" svg:x="0.0039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4-2-44-15-48-33-2-5-2-5-2-19 0-27 0-54 0-82 0-17-3-24-15-35-9-8-20-12-31-15 32-9 46-27 46-49 0-31 0-61 0-92z"><text:p/></draw:path><draw:path draw:style-name="gr3" draw:text-style-name="P5" svg:width="0.0756in" svg:height="0.0685in" svg:x="0.0732in" svg:y="0.0453in" svg:viewBox="0 0 193 175" svg:d="M118 54c2-10 11-45 38-45 2 0 11 0 20 4-11 2-19 12-19 21 0 7 5 14 15 14 8 0 21-7 21-23 0-19-24-25-37-25-22 0-35 21-39 30-10-26-31-30-42-30-41 0-63 50-63 59 0 5 3 4 5 5 3 0 4-1 5-5 13-40 39-50 52-50 7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173in" svg:height="0.0453in" svg:x="0.1689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5" svg:width="0.05in" svg:height="0.1in" svg:x="0.237in" svg:y="0.013in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5" svg:width="0.0539in" svg:height="0.1512in" svg:x="0.3106in" svg:y="0in" svg:viewBox="0 0 138 385" svg:d="M55 334c0 15-10 40-52 43-2 0-3 2-3 4 0 4 4 4 8 4 37 0 73-18 73-48 0-29 0-58 0-88 0-16 0-28 16-40 13-11 28-11 36-12 2 0 5-1 5-4 0-4-3-4-7-4-25-2-44-15-48-35-2-3-2-4-2-19 0-25 0-50 0-76 0-16 0-28-18-42-16-13-42-17-55-17-4 0-8 0-8 4 0 5 2 5 7 5 24 1 43 14 47 33 1 4 1 4 1 19 0 26 0 54 0 81 0 18 3 23 17 36 7 7 18 12 29 15-32 10-46 26-46 48 0 31 0 62 0 93z"><text:p/></draw:path><draw:path draw:style-name="gr3" draw:text-style-name="P5" svg:width="0.0929in" svg:height="0.1165in" svg:x="0.4307in" svg:y="0.0161in" svg:viewBox="0 0 237 297" svg:d="M222 15c7 0 15 0 15-7 0-8-8-8-15-8-34 0-69 0-103 0-67 0-119 51-119 111 0 63 54 111 119 111 34 0 69 0 103 0 7 0 15 0 15-7s-8-7-15-7c-34 0-68 0-102 0-62 0-105-45-105-96 0-53 44-97 105-97 34 0 68 0 102 0zM21 282c-7 0-13 0-13 8 0 7 6 7 13 7 67 0 134 0 201 0 7 0 15 0 15-7 0-8-8-8-15-8-67 0-134 0-201 0z"><text:p/></draw:path><draw:path draw:style-name="gr3" draw:text-style-name="P5" svg:width="0.1079in" svg:height="0.1028in" svg:x="0.585in" svg:y="0.0098in" svg:viewBox="0 0 275 262" svg:d="M45 232c-4 15-4 18-35 18-7 0-10 0-10 8 0 4 3 4 10 4 46 0 91 0 137 0 62 0 107-45 107-83 0-27-22-49-59-53 40-8 80-37 80-73 0-29-25-53-71-53-43 0-87 0-130 0-8 0-11 0-11 8 0 4 3 4 11 4 4 0 7 0 14 0 7 1 10 1 10 7 0 1 0 2-1 7-18 69-34 138-52 206zM103 122c8-32 17-64 25-96 3-13 4-14 21-14 16 0 33 0 49 0 34 0 42 22 42 40 0 34-33 70-80 70-19 0-38 0-57 0zM86 250c-6 0-6 0-9 0s-4-1-4-4c0-2 0-2 2-9 9-36 17-71 26-106 24 0 49 0 73 0 37 0 45 28 45 45 0 36-35 74-80 74-18 0-36 0-53 0z"><text:p/></draw:path><draw:path draw:style-name="gr3" draw:text-style-name="P5" svg:width="0.0728in" svg:height="0.0728in" svg:x="0.7579in" svg:y="0.0394in" svg:viewBox="0 0 186 186" svg:d="M94 83c-27-26-52-52-79-77-4-5-5-6-7-6-5 0-8 3-8 8 0 2 0 3 4 7 26 26 52 52 77 77-25 26-51 52-77 79-4 4-4 5-4 7 0 5 3 8 8 8 2 0 3-1 7-5 26-27 52-52 77-78 27 27 54 53 81 81 1 0 3 2 5 2 6 0 8-3 8-8 0-1 0-2-1-4 0-1-62-62-80-82 23-23 47-47 70-70 2-2 8-7 10-9 0-1 1-3 1-5 0-5-2-8-8-8-2 0-4 1-9 6-25 25-50 51-75 77z"><text:p/></draw:path><draw:path draw:style-name="gr3" draw:text-style-name="P5" svg:width="0.0531in" svg:height="0.1512in" svg:x="0.8984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5" svg:width="0.05in" svg:height="0.1in" svg:x="0.9768in" svg:y="0.013in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5" svg:width="0.0539in" svg:height="0.1512in" svg:x="1.0504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23"><text:s/>וסה"כ </text:span><text:span text:style-name="T23"><draw:g text:anchor-type="as-char" svg:y="-0.1134in" draw:z-index="431" draw:name="Shape434" draw:style-name="gr1"><svg:title>TexMaths</svg:title><svg:desc>11§display§y \subseteq B \times \{1\}§svg§600§FALSE§</svg:desc><draw:path draw:style-name="gr2" draw:text-style-name="P4" svg:width="0.7929in" svg:height="0.1358in" svg:x="0.0039in" svg:y="0.0071in" svg:viewBox="0 0 2015 346" svg:d="M1008 346c-337 0-672 0-1008 0 0-116 0-230 0-346 671 0 1344 0 2015 0 0 116 0 230 0 346-335 0-671 0-1007 0z"><text:p/></draw:path><draw:path draw:style-name="gr3" draw:text-style-name="P5" svg:width="0.0697in" svg:height="0.0976in" svg:x="0.0004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3 0 8 0 8 12 0 10-3 20-5 27-17 41-23 63-23 81 0 34 24 46 47 46 16 0 29-7 39-18-5 20-9 40-25 59-9 13-25 24-42 24-6 0-24-1-30-15 6 0 12 0 16-6 5-3 8-8 8-14 0-12-10-13-14-13-9 0-21 5-21 24s16 33 41 33c39 0 79-35 90-77 12-50 25-99 37-148z"><text:p/></draw:path><draw:path draw:style-name="gr3" draw:text-style-name="P5" svg:width="0.0925in" svg:height="0.1165in" svg:x="0.1315in" svg:y="0.0161in" svg:viewBox="0 0 236 297" svg:d="M222 15c7 0 14 0 14-7 0-8-7-8-14-8-34 0-69 0-103 0-67 0-119 51-119 111 0 63 53 111 119 111 34 0 69 0 103 0 7 0 14 0 14-7s-7-7-14-7c-34 0-69 0-103 0-61 0-104-45-104-96 0-53 44-97 104-97 34 0 69 0 103 0zM21 282c-7 0-13 0-13 8 0 7 6 7 13 7 67 0 134 0 201 0 7 0 14 0 14-7 0-8-7-8-14-8-67 0-134 0-201 0z"><text:p/></draw:path><draw:path draw:style-name="gr3" draw:text-style-name="P5" svg:width="0.1083in" svg:height="0.1028in" svg:x="0.2854in" svg:y="0.0098in" svg:viewBox="0 0 276 262" svg:d="M45 232c-3 15-4 18-34 18-7 0-11 0-11 8 0 4 3 4 11 4 46 0 91 0 138 0 60 0 106-45 106-83 0-27-23-49-60-53 41-8 81-37 81-73 0-29-25-53-72-53-43 0-87 0-130 0-7 0-11 0-11 8 0 4 3 4 11 4 1 0 9 0 14 0 8 1 11 1 11 7 0 1 0 2-1 7-18 69-35 138-53 206zM105 122c7-32 15-64 23-96 3-13 4-14 21-14 16 0 34 0 50 0 33 0 42 22 42 40 0 34-33 70-80 70-19 0-38 0-56 0zM87 250c-6 0-7 0-9 0-4 0-5-1-5-4 0-2 0-2 2-9 9-36 17-71 26-106 24 0 50 0 74 0 37 0 44 28 44 45 0 36-34 74-80 74-18 0-34 0-52 0z"><text:p/></draw:path><draw:path draw:style-name="gr3" draw:text-style-name="P5" svg:width="0.0732in" svg:height="0.0728in" svg:x="0.4583in" svg:y="0.0394in" svg:viewBox="0 0 187 186" svg:d="M94 83c-26-26-52-52-77-77-5-5-6-6-9-6-4 0-8 3-8 8 0 2 1 3 6 7 25 26 51 52 77 77-26 26-52 52-77 79-5 4-6 5-6 7 0 5 4 8 8 8 3 0 4-1 9-5 25-27 51-52 77-78 26 27 52 53 79 81 1 0 4 2 6 2 5 0 8-3 8-8 0-1 0-2-1-4-1-1-63-62-81-82 23-23 47-47 70-70 2-2 8-7 10-9 0-1 2-3 2-5 0-5-3-8-8-8-3 0-5 1-8 6-26 25-52 51-77 77z"><text:p/></draw:path><draw:path draw:style-name="gr3" draw:text-style-name="P5" svg:width="0.0539in" svg:height="0.1512in" svg:x="0.5988in" svg:y="0in" svg:viewBox="0 0 138 385" svg:d="M81 52c0-16 10-41 52-43 2 0 5-2 5-5 0-4-4-4-8-4-39 0-74 20-75 48 0 29 0 59 0 89 0 15 0 27-15 39-14 12-28 12-37 13-2 0-3 1-3 4 0 4 2 4 6 4 26 2 45 14 48 34 1 4 1 5 1 19 0 25 0 51 0 76 0 16 0 29 19 43 15 12 40 16 56 16 4 0 8 0 8-4s-4-4-7-4c-24-2-43-15-48-33-2-5-2-5-2-19 0-27 0-54 0-82 0-17-3-24-15-35-8-8-20-12-30-15 31-9 45-27 45-49 0-31 0-61 0-92z"><text:p/></draw:path><draw:path draw:style-name="gr3" draw:text-style-name="P5" svg:width="0.05in" svg:height="0.1in" svg:x="0.6776in" svg:y="0.013in" svg:viewBox="0 0 128 255" svg:d="M79 10c0-10 0-10-9-10-23 24-57 24-70 24 0 5 0 8 0 12 8 0 31 0 51-10 0 66 0 133 0 199 0 14-1 18-36 18-4 0-7 0-12 0 0 5 0 9 0 12 14-1 45-1 62-1 15 0 49 0 63 1 0-3 0-7 0-12-5 0-8 0-12 0-35 0-37-4-37-18 0-72 0-144 0-215z"><text:p/></draw:path><draw:path draw:style-name="gr3" draw:text-style-name="P5" svg:width="0.0539in" svg:height="0.1512in" svg:x="0.7512in" svg:y="0in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23"><text:s/>כדרוש. </text:span></text:p>
            </text:list-item>
          </text:list>
        </text:list-item>
      </text:list>
      <text:p text:style-name="P87">הוכחנו את ההכלה הדו כיוונית וההוכחה הושלמה. </text:p>
      <text:p text:style-name="P88"><draw:g text:anchor-type="as-char" svg:y="-0.1134in" draw:z-index="365" draw:name="Shape435" draw:style-name="gr1"><svg:title>TexMaths</svg:title><svg:desc>11§display§\QED§svg§600§FALSE§</svg:desc><draw:path draw:style-name="gr2" draw:text-style-name="P4" svg:width="0.6894in" svg:height="0.0972in" svg:x="0.0004in" svg:y="0.0071in" svg:viewBox="0 0 1752 248" svg:d="M0 0c584 0 1168 0 1752 0 0 83 0 165 0 248-584 0-1168 0-1752 0 0-83 0-165 0-248z"><text:p/></draw:path><draw:path draw:style-name="gr3" draw:text-style-name="P5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5" svg:width="0.0157in" svg:height="0.0157in" svg:x="0.1449in" svg:y="0.0925in" svg:viewBox="0 0 41 41" svg:d="M41 21c0-12-10-21-21-21-12 0-20 9-20 21 0 11 8 20 20 20 11 0 21-9 21-20z"><text:p/></draw:path><draw:path draw:style-name="gr3" draw:text-style-name="P5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5" svg:width="0.0157in" svg:height="0.0157in" svg:x="0.3008in" svg:y="0.0925in" svg:viewBox="0 0 41 41" svg:d="M41 21c0-12-9-21-20-21-12 0-21 9-21 21 0 11 9 20 21 20 11 0 20-9 20-20z"><text:p/></draw:path><draw:path draw:style-name="gr3" draw:text-style-name="P5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5" svg:width="0.0161in" svg:height="0.0157in" svg:x="0.4744in" svg:y="0.0925in" svg:viewBox="0 0 42 41" svg:d="M42 21c0-12-10-21-21-21s-21 9-21 21c0 11 10 20 21 20s21-9 21-20z"><text:p/></draw:path><draw:path draw:style-name="gr3" draw:text-style-name="P5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10. הוכחת טענות על איחוד שרשרת הכלות</text:h>
      <text:h text:style-name="Heading_20_3" text:outline-level="3">נתון</text:h>
      <text:p text:style-name="P89"><text:span text:style-name="T35">תהיה </text:span><text:span text:style-name="T35"><draw:g text:anchor-type="as-char" svg:y="-0.1083in" draw:z-index="435" draw:name="Shape436" draw:style-name="gr1"><svg:title>TexMaths</svg:title><svg:desc>11§display§A§svg§600§FALSE§</svg:desc><draw:path draw:style-name="gr2" draw:text-style-name="P4" svg:width="0.0929in" svg:height="0.0921in" svg:x="0.0024in" svg:y="0.0079in" svg:viewBox="0 0 237 235" svg:d="M0 0c79 0 158 0 237 0 0 78 0 157 0 235-79 0-158 0-237 0 0-78 0-157 0-235z"><text:p/></draw:path><draw:path draw:style-name="gr3" draw:text-style-name="P5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5"><text:s/>קבוצה. ידוע </text:span><draw:g text:anchor-type="as-char" svg:y="-0.1134in" draw:z-index="434" draw:name="Shape437" draw:style-name="gr1"><svg:title>TexMaths</svg:title><svg:desc>11§display§\forall f \in X. \dom(f) \susbeteq A§svg§600§FALSE§</svg:desc><draw:path draw:style-name="gr2" draw:text-style-name="P4" svg:width="1.1232in" svg:height="0.1358in" svg:x="0.0075in" svg:y="0.0071in" svg:viewBox="0 0 2854 346" svg:d="M1428 346c-477 0-952 0-1428 0 0-116 0-230 0-346 951 0 1903 0 2854 0 0 116 0 230 0 346-475 0-951 0-1426 0z"><text:p/></draw:path><draw:path draw:style-name="gr3" draw:text-style-name="P5" svg:width="0.0846in" svg:height="0.1079in" svg:x="-0.0004in" svg:y="0.0071in" svg:viewBox="0 0 216 275" svg:d="M213 14c3-4 3-4 3-6 0-5-4-8-8-8-6 0-8 4-10 9-11 28-21 56-32 85-38 0-78 0-117 0-11-29-22-57-33-85-1-6-3-9-8-9-4 0-8 3-8 8 0 1 0 1 2 6 32 84 65 169 97 252 2 6 3 9 9 9 5 0 6-4 9-7 31-84 64-169 96-254zM55 109c35 0 70 0 106 0-18 45-36 91-53 137-18-46-35-92-53-137z"><text:p/></draw:path><draw:path draw:style-name="gr3" draw:text-style-name="P5" svg:width="0.0752in" svg:height="0.1374in" svg:x="0.0925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5" svg:width="0.076in" svg:height="0.087in" svg:x="0.2299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3" draw:text-style-name="P5" svg:width="0.1252in" svg:height="0.1028in" svg:x="0.3654in" svg:y="0.0098in" svg:viewBox="0 0 319 262" svg:d="M177 105c-11-27-21-52-32-77-1-4-1-4-2-5 0-2 7-10 23-11 3-1 8-1 8-8 0-4-6-4-7-4-15 0-32 1-48 1-10 0-33-1-43-1-2 0-8 0-8 8 0 4 5 4 10 4 23 0 25 3 29 12 15 37 29 72 45 108-28 29-54 57-82 86-1 2-3 3-4 4-20 21-37 27-57 28-6 1-9 1-9 8 0 1 0 4 5 4 11 0 25-1 37-1 14 0 29 1 43 1 2 0 7 0 7-8 0-3-4-4-5-4-3 0-16-1-16-12 0-6 7-12 11-17 14-13 27-27 40-40 11-14 23-27 34-39 13 31 27 62 40 91 1 5 1 5 1 6 0 3-7 10-22 11-5 1-8 1-8 8 0 4 5 4 6 4 11 0 38-1 49-1 9 0 33 1 43 1 2 0 7 0 7-8 0-4-4-4-7-4-26 0-26-1-33-17-15-35-42-94-51-117 27-28 68-74 80-85 12-9 26-18 49-19 6-1 9-1 9-8 0-1 0-4-6-4-11 0-24 1-36 1-14 0-28-1-43-1-2 0-6 0-6 8 0 2 1 3 4 4 3 0 15 1 15 11 0 6-4 11-7 14-21 22-42 44-63 68z"><text:p/></draw:path><draw:path draw:style-name="gr3" draw:text-style-name="P5" svg:width="0.0157in" svg:height="0.0157in" svg:x="0.5035in" svg:y="0.0972in" svg:viewBox="0 0 41 41" svg:d="M41 21c0-12-9-21-20-21s-21 9-21 21c0 11 10 20 21 20s20-9 20-20z"><text:p/></draw:path><draw:path draw:style-name="gr3" draw:text-style-name="P5" svg:width="0.0748in" svg:height="0.1063in" svg:x="0.5378in" svg:y="0.0071in" svg:viewBox="0 0 191 271" svg:d="M134 246c0 8 0 17 0 25 19-1 39-2 57-5 0-3 0-7 0-12-27 0-30-2-30-21 0-77 0-155 0-233-19 1-37 3-55 4 0 5 0 8 0 13 26 0 29 2 29 20 0 28 0 55 0 84-11-14-27-24-48-24-46 0-87 38-87 88 0 47 38 86 82 86 25 0 42-13 52-25zM134 143c0 27 0 53 0 78 0 7 0 8-4 15-11 18-29 26-45 26-18 0-32-10-41-24-10-17-11-38-11-53 0-14 0-37 12-55 8-12 22-24 43-24 14 0 30 5 42 23 4 6 4 8 4 14z"><text:p/></draw:path><draw:path draw:style-name="gr3" draw:text-style-name="P5" svg:width="0.0665in" svg:height="0.0693in" svg:x="0.6217in" svg:y="0.0453in" svg:viewBox="0 0 170 177" svg:d="M170 90c0-49-38-90-84-90-49 0-86 42-86 90 0 50 40 87 85 87 47 0 85-37 85-87zM86 167c-18 0-34-7-44-25s-10-41-10-55 0-35 9-53c11-17 28-25 44-25 17 0 34 9 44 25 10 17 10 39 10 53s0 35-9 52c-8 17-26 28-44 28z"><text:p/></draw:path><draw:path draw:style-name="gr3" draw:text-style-name="P5" svg:width="0.1181in" svg:height="0.0669in" svg:x="0.698in" svg:y="0.0453in" svg:viewBox="0 0 301 171" svg:d="M30 39c0 34 0 68 0 103 0 17-5 17-30 17 0 3 0 7 0 12 13 0 33-1 43-1 11 0 31 1 44 1 0-5 0-9 0-12-27 0-31 0-31-17 0-24 0-48 0-72 0-39 28-61 53-61 24 0 28 21 28 43 0 29 0 59 0 90 0 17-4 17-30 17 0 3 0 7 0 12 14 0 34-1 44-1s29 1 43 1c0-5 0-9 0-12-26 0-30 0-30-17 0-24 0-48 0-72 0-39 27-61 52-61s28 21 28 43c0 29 0 59 0 90 0 17-3 17-30 17 0 3 0 7 0 12 14 0 33-1 44-1 10 0 30 1 43 1 0-5 0-9 0-12-19 0-29 0-29-11 0-26 0-50 0-74 0-33 0-45-12-60-6-6-19-14-41-14-33 0-50 23-56 39-6-35-34-39-52-39-27 0-46 17-57 41 0-13 0-28 0-41-18 1-36 3-54 4 0 5 0 8 0 13 26 0 30 2 30 22z"><text:p/></draw:path><draw:path draw:style-name="gr3" draw:text-style-name="P5" svg:width="0.035in" svg:height="0.1512in" svg:x="0.835in" svg:y="0in" svg:viewBox="0 0 90 385" svg:d="M90 381c0-1 0-1-6-8-49-49-62-122-62-179 0-68 15-136 63-183 5-5 5-5 5-7 0-3-2-4-4-4-4 0-39 26-62 76-20 42-24 85-24 118 0 28 4 75 25 119 23 47 57 72 61 72 2 0 4-1 4-4z"><text:p/></draw:path><draw:path draw:style-name="gr3" draw:text-style-name="P5" svg:width="0.0752in" svg:height="0.1374in" svg:x="0.8874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" draw:text-style-name="P5" svg:width="0.0346in" svg:height="0.1512in" svg:x="0.9787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5" svg:width="0.1039in" svg:height="0.1079in" svg:x="1.0346in" svg:y="0.0043in" svg:viewBox="0 0 265 275" svg:d="M55 231c-15 26-30 31-47 32-5 1-8 1-8 8 0 2 1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1 175c25-43 52-85 77-127 5 42 8 84 12 127-29 0-59 0-89 0z"><text:p/></draw:path></draw:g>, <text:span text:style-name="T35">ידוע </text:span><text:span text:style-name="T35"><draw:g text:anchor-type="as-char" svg:y="-0.1075in" draw:z-index="436" draw:name="Shape438" draw:style-name="gr1"><svg:title>TexMaths</svg:title><svg:desc>11§display§\forall f, g \in X. f \subseteq g \lor g \subseteq f§svg§600§FALSE§</svg:desc><draw:path draw:style-name="gr2" draw:text-style-name="P4" svg:width="1.5606in" svg:height="0.122in" svg:x="0.0079in" svg:y="0.0075in" svg:viewBox="0 0 3965 311" svg:d="M0 0c1321 0 2644 0 3965 0 0 103 0 208 0 311-1321 0-2644 0-3965 0 0-103 0-208 0-311z"><text:p/></draw:path><draw:path draw:style-name="gr3" draw:text-style-name="P5" svg:width="0.0843in" svg:height="0.1083in" svg:x="0in" svg:y="0.002in" svg:viewBox="0 0 215 276" svg:d="M213 14c2-4 2-4 2-6 0-5-3-8-8-8s-7 4-9 9c-11 28-21 56-32 84-39 0-78 0-118 0-11-28-20-56-31-84-3-6-4-9-9-9-4 0-8 3-8 8 0 1 0 1 2 6 32 85 65 169 97 253 1 6 3 9 9 9 5 0 6-4 8-9 33-84 64-168 97-253zM55 109c35 0 69 0 105 0-18 46-35 91-52 137-18-46-35-91-53-137z"><text:p/></draw:path><draw:path draw:style-name="gr3" draw:text-style-name="P5" svg:width="0.0756in" svg:height="0.1378in" svg:x="0.0925in" svg:y="0in" svg:viewBox="0 0 193 351" svg:d="M121 118c11 0 22 0 33 0 8 0 12 0 12-8 0-4-4-4-11-4-11 0-21 0-32 0 4-15 6-30 9-44 1-8 7-36 9-40 3-8 10-13 19-13 1 0 11 0 18 6-17 1-21 16-21 21 0 9 7 13 15 13 10 0 21-7 21-23 0-17-18-26-33-26-14 0-38 7-50 45-2 8-3 12-13 61-9 0-18 0-27 0-7 0-11 0-11 7 0 5 4 5 10 5 9 0 18 0 27 0-10 50-20 101-30 151-7 38-13 73-33 73-2 0-11 0-19-7 18-1 21-15 21-21 0-8-6-13-14-13-10 0-21 8-21 23 0 18 17 27 33 27 21 0 36-23 43-38 13-24 22-71 22-73 8-41 15-82 23-122z"><text:p/></draw:path><draw:path draw:style-name="gr3" draw:text-style-name="P5" svg:width="0.0173in" svg:height="0.0449in" svg:x="0.1803in" svg:y="0.0906in" svg:viewBox="0 0 45 115" svg:d="M45 41c0-26-10-41-25-41-12 0-20 10-20 21 0 10 8 20 20 20 5 0 10-1 14-5 1-1 1-1 1-1 1 0 1 0 1 6 0 28-13 51-26 63-4 5-4 6-4 7 0 2 2 4 4 4 4 0 35-29 35-74z"><text:p/></draw:path><draw:path draw:style-name="gr3" draw:text-style-name="P5" svg:width="0.0693in" svg:height="0.098in" svg:x="0.237in" svg:y="0.0402in" svg:viewBox="0 0 177 250" svg:d="M176 25c1-2 1-4 1-6 0-7-4-11-11-11-3 0-14 3-15 16-8-14-21-24-37-24-44 0-92 54-92 110 0 37 24 60 52 60 23 0 40-17 45-22-8 35-8 35-12 51-2 4-16 42-56 42-8 0-20 0-31-4 11-3 15-13 15-19 0-7-4-15-14-15-9 0-21 8-21 23 0 16 14 24 52 24 48 0 76-30 81-53 14-57 29-115 43-172zM127 121c-4 10-13 20-20 27-9 7-21 14-32 14-19 0-25-20-25-36 0-18 12-63 22-83 11-19 27-34 42-34 27 0 31 31 31 33s0 4-1 5c-5 24-12 50-17 74z"><text:p/></draw:path><draw:path draw:style-name="gr3" draw:text-style-name="P5" svg:width="0.0756in" svg:height="0.0874in" svg:x="0.3677in" svg:y="0.0256in" svg:viewBox="0 0 193 223" svg:d="M179 120c7 0 14 1 14-8 0-8-7-9-14-9-55 0-109 0-164 0 5-50 50-88 104-88 20 0 41 0 60 0 7 0 14 0 14-7 0-8-7-8-14-8-19 0-40 0-60 0-66 0-119 51-119 112 0 63 53 111 119 111 20 0 41 0 60 0 7 0 14 0 14-8 0-7-7-7-14-7-19 0-40 0-60 0-54 0-99-38-104-88 55 0 109 0 164 0z"><text:p/></draw:path><draw:path draw:style-name="gr3" draw:text-style-name="P5" svg:width="0.1248in" svg:height="0.1031in" svg:x="0.5028in" svg:y="0.0047in" svg:viewBox="0 0 318 263" svg:d="M177 104c-11-25-22-51-33-77-1-3-1-3-1-4 0-2 7-10 22-11 4-1 8-1 8-8 0-4-5-4-6-4-15 0-32 1-48 1-10 0-34-1-44-1-2 0-7 0-7 8 0 4 5 4 9 4 23 0 25 3 30 12 15 36 29 72 45 108-28 29-54 58-82 87-2 1-3 3-5 4-19 21-36 27-56 28-6 1-9 1-9 7 0 1 0 5 4 5 13 0 26-1 38-1 14 0 28 1 43 1 2 0 6 0 6-8 0-3-3-4-4-4-3 0-15-1-15-12 0-6 5-13 9-17 14-14 27-27 40-42 12-13 23-25 35-38 13 31 26 61 39 92 2 5 2 5 2 6 0 3-8 10-22 11-4 1-8 1-8 7 0 5 5 5 6 5 11 0 37-1 48-1 10 0 34 1 43 1 3 0 8 0 8-8 0-4-5-4-7-4-26 0-27-1-34-17-14-36-41-95-49-119 26-27 67-73 79-84 11-9 26-18 49-19 5-1 8-1 8-8 0-1 0-4-4-4-13 0-25 1-37 1-14 0-28-1-43-1-2 0-7 0-7 8 0 2 2 3 4 4 4 0 15 1 15 11 0 6-3 11-6 14-21 22-42 45-63 67z"><text:p/></draw:path><draw:path draw:style-name="gr3" draw:text-style-name="P5" svg:width="0.0157in" svg:height="0.0157in" svg:x="0.6417in" svg:y="0.0906in" svg:viewBox="0 0 41 41" svg:d="M41 21c0-12-9-21-21-21-11 0-20 10-20 21 0 12 9 20 20 20 12 0 21-9 21-20z"><text:p/></draw:path><draw:path draw:style-name="gr3" draw:text-style-name="P5" svg:width="0.0756in" svg:height="0.1378in" svg:x="0.6787in" svg:y="0in" svg:viewBox="0 0 193 351" svg:d="M121 118c11 0 22 0 33 0 8 0 12 0 12-8 0-4-4-4-11-4-11 0-21 0-32 0 4-15 6-30 9-44 1-8 7-36 9-40 3-8 10-13 19-13 1 0 11 0 18 6-17 1-21 16-21 21 0 9 7 13 15 13 10 0 21-7 21-23 0-17-18-26-33-26-14 0-38 7-50 45-2 8-3 12-13 61-9 0-18 0-27 0-7 0-11 0-11 7 0 5 4 5 10 5 9 0 18 0 27 0-10 50-20 101-30 151-7 38-13 73-33 73-2 0-11 0-19-7 18-1 21-15 21-21 0-8-6-13-14-13-10 0-21 8-21 23 0 18 17 27 33 27 21 0 36-23 43-38 13-24 22-71 22-73 8-41 15-82 23-122z"><text:p/></draw:path><draw:path draw:style-name="gr3" draw:text-style-name="P5" svg:width="0.0929in" svg:height="0.1169in" svg:x="0.8165in" svg:y="0.0102in" svg:viewBox="0 0 237 298" svg:d="M222 15c7 0 15 0 15-7 0-8-8-8-15-8-34 0-69 0-103 0-67 0-119 51-119 111 0 63 53 112 119 112 34 0 69 0 103 0 7 0 15 0 15-8 0-7-8-7-15-7-34 0-69 0-103 0-61 0-104-45-104-96 0-53 44-97 104-97 34 0 69 0 103 0zM21 283c-7 0-13 0-13 7 0 8 6 8 13 8 67 0 134 0 201 0 7 0 15 0 15-8 0-7-8-7-15-7-67 0-134 0-201 0z"><text:p/></draw:path><draw:path draw:style-name="gr3" draw:text-style-name="P5" svg:width="0.0693in" svg:height="0.098in" svg:x="0.9669in" svg:y="0.0402in" svg:viewBox="0 0 177 250" svg:d="M176 25c0-2 1-4 1-6 0-7-4-11-11-11-4 0-14 3-15 16-8-14-21-24-37-24-44 0-92 54-92 110 0 37 24 60 52 60 23 0 40-17 45-22-8 35-8 35-12 51-2 4-16 42-56 42-8 0-20 0-31-4 11-3 15-13 15-19 0-7-4-15-14-15-9 0-21 8-21 23 0 16 14 24 52 24 48 0 76-30 81-53 14-57 29-115 43-172zM125 121c-2 10-11 20-18 27-9 7-21 14-32 14-20 0-25-20-25-36 0-18 11-63 22-83 9-19 27-34 42-34 26 0 31 31 31 33s0 4-1 5c-6 24-12 50-19 74z"><text:p/></draw:path><draw:path draw:style-name="gr3" draw:text-style-name="P5" svg:width="0.0846in" svg:height="0.0937in" svg:x="1.0846in" svg:y="0.0165in" svg:viewBox="0 0 216 239" svg:d="M212 15c3-5 4-6 4-7 0-5-5-8-8-8-4 0-7 2-9 8-31 68-60 136-91 204-31-68-61-136-91-204-3-8-6-8-9-8-5 0-8 3-8 8 1 2 0 1 2 5 32 73 65 144 97 217 3 6 6 9 9 9 5 0 6-4 9-9 32-72 63-143 95-215z"><text:p/></draw:path><draw:path draw:style-name="gr3" draw:text-style-name="P5" svg:width="0.0693in" svg:height="0.098in" svg:x="1.2142in" svg:y="0.0402in" svg:viewBox="0 0 177 250" svg:d="M176 25c0-2 1-4 1-6 0-7-4-11-11-11-4 0-14 3-16 16-7-14-20-24-36-24-44 0-92 54-92 110 0 37 23 60 52 60 22 0 40-17 44-22h1c-9 35-9 35-13 51-1 4-15 42-55 42-8 0-21 0-32-4 12-3 16-13 16-19 0-7-4-15-14-15-9 0-21 8-21 23 0 16 14 24 51 24 48 0 77-30 82-53 14-57 29-115 43-172zM125 121c-2 10-11 20-19 27s-20 14-31 14c-20 0-25-20-25-36 0-18 11-63 22-83 9-19 26-34 42-34 26 0 31 31 31 33s-1 4-1 5c-6 24-12 50-19 74z"><text:p/></draw:path><draw:path draw:style-name="gr3" draw:text-style-name="P5" svg:width="0.0929in" svg:height="0.1169in" svg:x="1.3445in" svg:y="0.0102in" svg:viewBox="0 0 237 298" svg:d="M223 15c7 0 14 0 14-7 0-8-7-8-14-8-35 0-69 0-104 0-66 0-119 51-119 111 0 63 54 112 119 112 35 0 69 0 104 0 7 0 14 0 14-8 0-7-7-7-14-7-34 0-69 0-103 0-62 0-105-45-105-96 0-53 44-97 105-97 34 0 69 0 103 0zM22 283c-7 0-14 0-14 7 0 8 7 8 14 8 67 0 134 0 201 0 7 0 14 0 14-8 0-7-7-7-14-7-67 0-134 0-201 0z"><text:p/></draw:path><draw:path draw:style-name="gr3" draw:text-style-name="P5" svg:width="0.0756in" svg:height="0.1378in" svg:x="1.5012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3 73-2 0-12 0-19-7 18-1 21-15 21-21 0-8-6-13-14-13-10 0-21 8-21 23 0 18 17 27 33 27 21 0 36-23 43-38 12-24 22-71 22-73 8-41 15-82 23-122z"><text:p/></draw:path></draw:g></text:span><text:span text:style-name="T35">. </text:span><text:span text:style-name="T36">נגדיר: </text:span></text:p>
      <text:p text:style-name="P12"><draw:g text:anchor-type="as-char" svg:y="-0.1472in" draw:z-index="437" draw:name="Shape439" draw:style-name="gr1"><svg:title>TexMaths</svg:title><svg:desc>11§display§h = \bigcup_{g \in X}g§svg§600§FALSE§</svg:desc><draw:path draw:style-name="gr2" draw:text-style-name="P4" svg:width="0.6248in" svg:height="0.3315in" svg:x="-0.0004in" svg:y="0.0079in" svg:viewBox="0 0 1588 843" svg:d="M0 0c529 0 1058 0 1588 0 0 281 0 563 0 843-530 0-1059 0-1588 0 0-280 0-562 0-843z"><text:p/></draw:path><draw:path draw:style-name="gr3" draw:text-style-name="P5" svg:width="0.0744in" svg:height="0.1067in" svg:x="0in" svg:y="0.039in" svg:viewBox="0 0 190 272" svg:d="M90 4c0-1 0-4-5-4-9 0-37 3-48 3-2 1-6 1-6 8 0 6 3 6 9 6 18 0 19 2 19 6 0 2-1 6-1 8-18 74-37 147-56 222-2 6-2 6-2 8 0 10 8 11 11 11 7 0 13-4 14-10 3-10 6-20 8-29 3-12 6-24 9-35 2-9 4-17 6-26 2-2 4-15 5-17 1-4 13-25 26-36 8-6 20-13 37-13 16 0 20 13 20 27 0 21-14 63-23 86-3 9-5 14-5 22 0 18 13 31 32 31 36 0 50-56 50-59 0-4-3-4-4-4-4 0-4 1-7 7-5 21-17 48-39 48-7 0-9-4-9-13 0-10 3-19 7-27 6-17 24-63 24-85 0-26-16-42-45-42-25 0-43 12-58 30 10-41 21-82 31-123z"><text:p/></draw:path><draw:path draw:style-name="gr3" draw:text-style-name="P5" svg:width="0.1004in" svg:height="0.035in" svg:x="0.1303in" svg:y="0.089in" svg:viewBox="0 0 256 90" svg:d="M243 15c6 0 13 0 13-7 0-8-7-8-13-8-77 0-154 0-231 0-5 0-12 0-12 8 0 7 7 7 12 7 77 0 154 0 231 0zM243 90c6 0 13 0 13-7 0-8-7-8-13-8-77 0-154 0-231 0-5 0-12 0-12 8 0 7 7 7 12 7 77 0 154 0 231 0z"><text:p/></draw:path><draw:path draw:style-name="gr3" draw:text-style-name="P5" svg:width="0.1516in" svg:height="0.2122in" svg:x="0.3323in" svg:y="0in" svg:viewBox="0 0 386 540" svg:d="M354 355c0 88-75 153-160 153-87 0-161-65-161-153 0-112 0-223 0-334 0-4 0-21-16-21-17 0-17 15-17 21 0 112 0 223 0 336 0 98 85 183 194 183 107 0 192-85 192-183 0-113 0-224 0-336 0-4 0-21-16-21s-16 15-16 21c0 111 0 222 0 334z"><text:p/></draw:path><draw:path draw:style-name="gr3" draw:text-style-name="P5" svg:width="0.052in" svg:height="0.0681in" svg:x="0.287in" svg:y="0.2791in" svg:viewBox="0 0 133 174" svg:d="M132 19c1-4 1-4 1-6 0-5-4-9-9-9-6 0-11 6-12 11-5-7-14-15-28-15-33 0-70 35-70 75 0 27 20 44 42 44 12 0 24-7 33-14-2 7-3 16-5 24-4 11-5 19-16 27-12 10-23 10-29 10-14 0-17-1-21-2 6-3 8-9 8-13 0-7-5-10-11-10-7 0-15 7-15 16 0 17 23 17 39 17 42 0 60-22 64-37 10-40 19-79 29-118zM95 83c-1 4-1 4-6 9-9 13-22 19-33 19-13 0-20-12-20-25 0-12 8-43 15-54 11-20 24-25 33-25 19 0 24 21 24 23 0 1 0 1-1 4-5 17-8 32-12 49z"><text:p/></draw:path><draw:path draw:style-name="gr3" draw:text-style-name="P5" svg:width="0.0587in" svg:height="0.0693in" svg:x="0.3567in" svg:y="0.2646in" svg:viewBox="0 0 150 177" svg:d="M139 95c4 0 11 0 11-7s-7-7-11-7c-42 0-84 0-126 0 5-38 38-68 79-68 16 0 31 0 47 0 4 0 11 0 11-6 0-7-7-7-11-7-16 0-32 0-48 0-50 0-91 40-91 88 0 50 42 89 91 89 16 0 32 0 48 0 4 0 11 0 11-6 0-7-7-7-11-7-16 0-31 0-47 0-41 0-74-30-79-69 42 0 84 0 126 0z"><text:p/></draw:path><draw:path draw:style-name="gr3" draw:text-style-name="P5" svg:width="0.0937in" svg:height="0.0724in" svg:x="0.4323in" svg:y="0.2531in" svg:viewBox="0 0 239 185" svg:d="M136 81c9-8 18-16 27-25 34-34 45-45 69-46 3 0 7 0 7-6 0-3-2-3-4-4-8 0-17 1-26 1-7 0-24-1-31-1-2 0-5 1-5 6 0 1 0 4 4 4 2 0 9 1 9 7 0 4-4 8-7 11-2 2-36 35-46 46-9-18-19-37-27-54-1 0-1-2-1-3 0-3 4-7 14-7 1 0 5 0 5-6 0-1-1-4-4-4-7 0-13 1-19 1-5 0-12 0-17 0s-11 0-16 0-11-1-15-1c-1 0-6 0-6 6 0 4 4 4 8 4 17 0 18 2 20 8 13 25 25 49 38 74-5 6-10 10-15 16-6 4-18 16-23 22-33 33-44 44-68 45-4 0-7 0-7 6 0 1 1 4 3 4 8 0 18-1 26-1 4 0 12 0 16 0 5 0 11 1 16 1 1 0 5 0 5-6 0-4-3-4-5-4-3 0-8-1-8-7 0-4 3-7 9-14 18-17 36-36 55-54 11 22 22 43 33 65 1 2 1 2 2 3 0 2-6 6-14 7-4 0-7 0-7 6 0 1 0 4 4 4 6 0 14-1 19-1 6 0 12 0 18 0 4 0 11 0 15 0s11 1 15 1c2 0 6 0 6-7 0-3-4-3-8-3-16 0-17-3-20-8-14-28-29-57-44-86z"><text:p/></draw:path><draw:path draw:style-name="gr3" draw:text-style-name="P5" svg:width="0.0693in" svg:height="0.098in" svg:x="0.5626in" svg:y="0.0772in" svg:viewBox="0 0 177 250" svg:d="M176 25c0-2 1-4 1-6 0-7-4-11-11-11-4 0-14 3-16 16-7-14-20-24-36-24-44 0-92 54-92 110 0 39 24 61 52 61 23 0 40-18 45-22-8 35-13 50-13 51-1 4-15 42-55 42-8 0-20-1-31-4 11-3 15-13 15-20s-4-13-14-13c-9 0-21 6-21 22 0 15 14 23 52 23 47 0 76-30 81-53 14-57 29-114 43-172zM125 122c-2 10-11 19-19 27-8 6-20 14-31 14-20 0-25-21-25-36 0-18 11-64 22-84 9-19 26-34 42-34 26 0 31 31 31 33s0 4-1 5c-6 26-12 50-19 75z"><text:p/></draw:path></draw:g></text:p>
      <text:h text:style-name="Heading_20_3" text:outline-level="3">סעיף (א)</text:h>
      <text:p text:style-name="P90"><text:span text:style-name="T2">צ.ל.: </text:span><text:span text:style-name="T2"><draw:g text:anchor-type="as-char" svg:y="-0.1134in" draw:z-index="438" draw:name="Shape440" draw:style-name="gr1"><svg:title>TexMaths</svg:title><svg:desc>11§display§\dom(h) \subseteq A§svg§600§FALSE§</svg:desc><draw:path draw:style-name="gr2" draw:text-style-name="P4" svg:width="0.7898in" svg:height="0.1358in" svg:x="0.0024in" svg:y="0.0071in" svg:viewBox="0 0 2007 346" svg:d="M1005 346c-336 0-671 0-1005 0 0-116 0-230 0-346 669 0 1338 0 2007 0 0 116 0 230 0 346-335 0-669 0-1002 0z"><text:p/></draw:path><draw:path draw:style-name="gr3" draw:text-style-name="P5" svg:width="0.0744in" svg:height="0.1063in" svg:x="-0.0004in" svg:y="0.0071in" svg:viewBox="0 0 190 271" svg:d="M134 246c0 8 0 17 0 25 19-1 38-2 56-5 0-3 0-7 0-12-26 0-29-2-29-21 0-77 0-155 0-233-19 1-38 3-56 4 0 5 0 8 0 13 27 0 30 2 30 20 0 28 0 55 0 84-11-14-28-24-49-24-45 0-86 38-86 88 0 47 39 86 83 86 24 0 41-13 51-25zM134 143c0 27 0 53 0 78 0 7 0 8-4 15-12 18-30 26-46 26-17 0-31-10-40-24-11-17-12-38-12-53 0-14 1-37 12-55 9-12 23-24 44-24 13 0 30 5 42 23 4 6 4 8 4 14z"><text:p/></draw:path><draw:path draw:style-name="gr3" draw:text-style-name="P5" svg:width="0.0673in" svg:height="0.0693in" svg:x="0.0835in" svg:y="0.0453in" svg:viewBox="0 0 172 177" svg:d="M172 90c0-49-39-90-86-90-49 0-86 42-86 90 0 50 41 87 86 87 46 0 86-37 86-87zM86 167c-17 0-33-7-44-25-10-18-10-41-10-55s0-35 10-53c10-17 28-25 44-25s33 9 44 25c10 17 10 39 10 53s0 35-9 52-25 28-45 28z"><text:p/></draw:path><draw:path draw:style-name="gr3" draw:text-style-name="P5" svg:width="0.1189in" svg:height="0.0669in" svg:x="0.1598in" svg:y="0.0453in" svg:viewBox="0 0 303 171" svg:d="M31 39c0 34 0 68 0 103 0 17-5 17-31 17 0 3 0 7 0 12 14 0 33-1 44-1 10 0 30 1 43 1 0-5 0-9 0-12-25 0-30 0-30-17 0-24 0-48 0-72 0-39 28-61 52-61s29 21 29 43c0 29 0 59 0 90 0 17-5 17-30 17 0 3 0 7 0 12 13 0 33-1 44-1 10 0 30 1 43 1 0-5 0-9 0-12-27 0-31 0-31-17 0-24 0-48 0-72 0-39 27-61 53-61 24 0 28 21 28 43 0 29 0 59 0 90 0 17-4 17-30 17 0 3 0 7 0 12 14 0 34-1 44-1 9 0 30 1 44 1 0-5 0-9 0-12-21 0-31 0-31-11 0-26 0-50 0-74 0-33 0-45-12-60-6-6-18-14-41-14-32 0-50 23-56 39-5-35-33-39-51-39-28 0-46 17-57 41 0-13 0-28 0-41-19 1-36 3-55 4 0 5 0 8 0 13 28 0 31 2 31 22z"><text:p/></draw:path><draw:path draw:style-name="gr3" draw:text-style-name="P5" svg:width="0.035in" svg:height="0.1512in" svg:x="0.2969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5" svg:width="0.074in" svg:height="0.1063in" svg:x="0.3496in" svg:y="0.0071in" svg:viewBox="0 0 189 271" svg:d="M89 4c0-1 0-4-4-4-10 0-38 3-48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5" svg:width="0.0346in" svg:height="0.1512in" svg:x="0.43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929in" svg:height="0.1165in" svg:x="0.5425in" svg:y="0.0161in" svg:viewBox="0 0 237 297" svg:d="M222 15c7 0 15 0 15-7 0-8-8-8-15-8-34 0-69 0-103 0-67 0-119 51-119 111 0 63 53 111 119 111 34 0 69 0 103 0 7 0 15 0 15-7s-8-7-15-7c-34 0-69 0-103 0-61 0-104-45-104-96 0-53 44-97 104-97 34 0 69 0 103 0zM21 282c-7 0-13 0-13 8 0 7 6 7 13 7 67 0 134 0 201 0 7 0 15 0 15-7 0-8-8-8-15-8-67 0-134 0-201 0z"><text:p/></draw:path><draw:path draw:style-name="gr3" draw:text-style-name="P5" svg:width="0.1039in" svg:height="0.1079in" svg:x="0.6957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/text:span></text:p>
      <text:p text:style-name="P90"><text:span text:style-name="T2">הוכחה: </text:span>יהי <draw:g text:anchor-type="as-char" svg:y="-0.1134in" draw:z-index="439" draw:name="Shape441" draw:style-name="gr1"><svg:title>TexMaths</svg:title><svg:desc>11§display§x \in \dom(h)§svg§600§FALSE§</svg:desc><draw:path draw:style-name="gr2" draw:text-style-name="P4" svg:width="0.7346in" svg:height="0.1358in" svg:x="0.0031in" svg:y="0.0071in" svg:viewBox="0 0 1867 346" svg:d="M933 346c-311 0-622 0-933 0 0-116 0-230 0-346 622 0 1244 0 1867 0 0 116 0 230 0 346-312 0-623 0-934 0z"><text:p/></draw:path><draw:path draw:style-name="gr3" draw:text-style-name="P5" svg:width="0.0752in" svg:height="0.0685in" svg:x="-0.0004in" svg:y="0.0453in" svg:viewBox="0 0 192 175" svg:d="M119 54c2-10 11-45 37-45 2 0 12 0 20 4-11 2-19 12-19 21 0 7 5 14 14 14s21-7 21-23c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5 1-5 4-13 41-39 50-51 50-16 0-21-12-21-25 0-9 2-17 7-34 4-18 8-35 13-53z"><text:p/></draw:path><draw:path draw:style-name="gr3" draw:text-style-name="P5" svg:width="0.0752in" svg:height="0.087in" svg:x="0.1374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5" svg:width="0.0748in" svg:height="0.1063in" svg:x="0.2732in" svg:y="0.0071in" svg:viewBox="0 0 191 271" svg:d="M134 246c0 8 0 17 0 25 19-1 39-2 57-5 0-3 0-7 0-12-27 0-31-2-31-21 0-77 0-155 0-233-18 1-36 3-54 4 0 5 0 8 0 13 26 0 29 2 29 20 0 28 0 55 0 84-11-14-27-24-48-24-46 0-87 38-87 88 0 47 38 86 82 86 25 0 42-13 52-25zM134 143c0 27 0 53 0 78 0 7 0 8-4 15-11 18-29 26-45 26-18 0-32-10-41-24-10-17-11-38-11-53 0-14 0-37 11-55 9-12 23-24 44-24 13 0 30 5 42 23 4 6 4 8 4 14z"><text:p/></draw:path><draw:path draw:style-name="gr3" draw:text-style-name="P5" svg:width="0.0665in" svg:height="0.0693in" svg:x="0.3571in" svg:y="0.0453in" svg:viewBox="0 0 170 177" svg:d="M170 90c0-49-38-90-84-90-49 0-86 42-86 90 0 50 40 87 85 87 47 0 85-37 85-87zM86 167c-18 0-34-7-45-25-9-18-9-41-9-55s0-35 9-53c11-17 28-25 44-25 17 0 34 9 44 25 10 17 10 39 10 53s0 35-9 52c-8 17-26 28-44 28z"><text:p/></draw:path><draw:path draw:style-name="gr3" draw:text-style-name="P5" svg:width="0.1181in" svg:height="0.0669in" svg:x="0.4335in" svg:y="0.0453in" svg:viewBox="0 0 301 171" svg:d="M30 39c0 34 0 68 0 103 0 17-5 17-30 17 0 3 0 7 0 12 13 0 33-1 43-1s31 1 44 1c0-5 0-9 0-12-27 0-31 0-31-17 0-24 0-48 0-72 0-39 28-61 53-61 24 0 28 21 28 43 0 29 0 59 0 90 0 17-4 17-30 17 0 3 0 7 0 12 14 0 33-1 44-1 9 0 29 1 42 1 0-5 0-9 0-12-25 0-29 0-29-17 0-24 0-48 0-72 0-39 27-61 51-61 25 0 29 21 29 43 0 29 0 59 0 90 0 17-4 17-30 17 0 3 0 7 0 12 14 0 33-1 44-1 10 0 30 1 43 1 0-5 0-9 0-12-20 0-29 0-29-11 0-26 0-50 0-74 0-33 0-45-13-60-5-6-18-14-40-14-33 0-50 23-56 39-6-35-34-39-52-39-29 0-46 17-57 41 0-13 0-28 0-41-18 1-36 3-54 4 0 5 0 8 0 13 26 0 30 2 30 22z"><text:p/></draw:path><draw:path draw:style-name="gr3" draw:text-style-name="P5" svg:width="0.0346in" svg:height="0.1512in" svg:x="0.5701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5" svg:width="0.0744in" svg:height="0.1063in" svg:x="0.6224in" svg:y="0.0071in" svg:viewBox="0 0 190 271" svg:d="M90 4c0-1 0-4-5-4-9 0-38 3-48 3-3 1-6 1-6 8 0 6 3 6 9 6 18 0 19 2 19 6-1 2-1 6-2 8-19 74-36 147-55 220-2 6-2 7-2 9 0 9 8 11 11 11 7 0 13-5 14-10 2-10 6-20 8-30 3-11 5-22 9-33 2-9 4-17 6-26 0-2 4-15 5-18s12-24 25-35c9-6 21-13 37-13 17 0 21 13 21 26 0 21-14 64-24 86-2 9-4 13-4 21 0 19 13 32 32 32 36 0 50-56 50-60 0-3-4-3-5-3-4 0-4 1-6 7-5 20-17 47-39 47-7 0-9-3-9-12 0-10 3-19 6-28 7-15 25-61 25-83 0-26-16-42-45-42-25 0-43 12-58 30 10-41 21-82 31-123z"><text:p/></draw:path><draw:path draw:style-name="gr3" draw:text-style-name="P5" svg:width="0.035in" svg:height="0.1512in" svg:x="0.7102in" svg:y="0in" svg:viewBox="0 0 90 385" svg:d="M90 193c0-30-4-76-25-120-23-48-57-73-61-73-2 0-4 2-4 4s0 2 8 9c37 38 59 99 59 180 0 65-14 133-62 181-5 6-5 6-5 7 0 2 2 4 4 4 4 0 39-26 62-76 20-41 24-84 24-116z"><text:p/></draw:path></draw:g>,צ.ל. <draw:g text:anchor-type="as-char" svg:y="-0.1075in" draw:z-index="440" draw:name="Shape442" draw:style-name="gr1"><svg:title>TexMaths</svg:title><svg:desc>11§display§x \in A§svg§600§FALSE§</svg:desc><draw:path draw:style-name="gr2" draw:text-style-name="P4" svg:width="0.3657in" svg:height="0.0984in" svg:x="0.0031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-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28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. לפיכך <draw:g text:anchor-type="as-char" svg:y="-0.1134in" draw:z-index="441" draw:name="Shape443" draw:style-name="gr1"><svg:title>TexMaths</svg:title><svg:desc>11§display§\exists y \in \Im(h). h(y) = x§svg§600§FALSE§</svg:desc><draw:path draw:style-name="gr2" draw:text-style-name="P4" svg:width="1.3339in" svg:height="0.1358in" svg:x="-0.0004in" svg:y="0.0071in" svg:viewBox="0 0 3389 346" svg:d="M1695 346c-565 0-1129 0-1695 0 0-116 0-230 0-346 1130 0 2259 0 3389 0 0 116 0 230 0 346-565 0-1129 0-1694 0z"><text:p/></draw:path><draw:path draw:style-name="gr3" draw:text-style-name="P5" svg:width="0.0673in" svg:height="0.1043in" svg:x="0.0004in" svg:y="0.0071in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5" svg:width="0.0697in" svg:height="0.0976in" svg:x="0.0811in" svg:y="0.0453in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4 46 47 46 15 0 29-7 40-18-6 20-10 40-26 59-10 13-25 24-43 24-5 0-23-1-28-15 5 0 11 0 16-6 4-3 8-8 8-14 0-12-11-13-14-13-9 0-22 5-22 24s16 33 40 33c40 0 81-35 91-77 12-50 25-99 37-148z"><text:p/></draw:path><draw:path draw:style-name="gr3" draw:text-style-name="P5" svg:width="0.076in" svg:height="0.087in" svg:x="0.2114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5" svg:width="0.0461in" svg:height="0.1028in" svg:x="0.3472in" svg:y="0.0098in" svg:viewBox="0 0 118 262" svg:d="M76 30c0-15 1-18 32-18 3 0 6 0 10 0 0-4 0-8 0-12-15 1-44 1-60 1-14 0-45 0-58-1 0 4 0 8 0 12 3 0 7 0 10 0 30 0 31 3 31 18 0 67 0 135 0 202 0 14-1 18-31 18-3 0-7 0-10 0 0 4 0 9 0 12 13-1 44-1 58-1 16 0 45 0 60 1 0-3 0-8 0-12-4 0-7 0-10 0-31 0-32-4-32-18 0-67 0-135 0-202z"><text:p/></draw:path><draw:path draw:style-name="gr3" draw:text-style-name="P5" svg:width="0.1181in" svg:height="0.0669in" svg:x="0.4024in" svg:y="0.0453in" svg:viewBox="0 0 301 171" svg:d="M30 39c0 34 0 68 0 103 0 17-5 17-30 17 0 3 0 7 0 12 13 0 33-1 43-1 11 0 31 1 44 1 0-5 0-9 0-12-26 0-31 0-31-17 0-24 0-48 0-72 0-39 28-61 53-61 24 0 29 21 29 43 0 29 0 59 0 90 0 17-5 17-31 17 0 3 0 7 0 12 14 0 34-1 44-1s31 1 44 1c0-5 0-9 0-12-27 0-31 0-31-17 0-24 0-48 0-72 0-39 27-61 53-61 24 0 28 21 28 43 0 29 0 59 0 90 0 17-4 17-30 17 0 3 0 7 0 12 13 0 33-1 44-1 9 0 29 1 42 1 0-5 0-9 0-12-19 0-29 0-29-11 0-26 0-50 0-74 0-33 0-45-12-60-6-6-19-14-41-14-33 0-50 23-56 39-6-35-34-39-52-39-27 0-46 17-57 41 0-13 0-28 0-41-18 1-36 3-54 4 0 5 0 8 0 13 26 0 30 2 30 22z"><text:p/></draw:path><draw:path draw:style-name="gr3" draw:text-style-name="P5" svg:width="0.035in" svg:height="0.1512in" svg:x="0.5394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5" svg:width="0.0744in" svg:height="0.1063in" svg:x="0.5917in" svg:y="0.0071in" svg:viewBox="0 0 190 271" svg:d="M90 4c0-1 0-4-5-4-9 0-37 3-48 3-2 1-6 1-6 8 0 6 3 6 9 6 18 0 19 2 19 6 0 2-1 6-1 8-18 74-37 147-56 220-2 6-2 7-2 9 0 9 8 11 11 11 7 0 13-5 14-10 3-10 6-20 8-30 3-11 6-22 9-33 2-9 4-17 6-26 2-2 4-15 5-18s13-24 26-35c8-6 20-13 37-13 16 0 20 13 20 26 0 21-14 64-23 86-3 9-5 13-5 21 0 19 13 32 32 32 36 0 50-56 50-60 0-3-3-3-4-3-4 0-4 1-7 7-5 20-17 47-39 47-6 0-9-3-9-12 0-10 3-19 7-28 6-15 24-61 24-83 0-26-16-42-45-42-25 0-43 12-58 30 10-41 21-82 31-123z"><text:p/></draw:path><draw:path draw:style-name="gr3" draw:text-style-name="P5" svg:width="0.035in" svg:height="0.1512in" svg:x="0.6791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5" svg:width="0.0157in" svg:height="0.0157in" svg:x="0.7429in" svg:y="0.0972in" svg:viewBox="0 0 41 41" svg:d="M41 21c0-12-9-21-20-21s-21 9-21 21c0 11 10 20 21 20s20-9 20-20z"><text:p/></draw:path><draw:path draw:style-name="gr3" draw:text-style-name="P5" svg:width="0.074in" svg:height="0.1063in" svg:x="0.7807in" svg:y="0.0071in" svg:viewBox="0 0 189 271" svg:d="M89 4c0-1 0-4-4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" draw:text-style-name="P5" svg:width="0.0346in" svg:height="0.1512in" svg:x="0.8752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0697in" svg:height="0.0976in" svg:x="0.9236in" svg:y="0.0453in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4 20-6 27-16 41-22 63-22 81 0 34 24 46 46 46 15 0 29-7 40-18-6 20-10 40-26 59-10 13-24 24-43 24-4 0-22-1-28-15 5 0 11 0 16-6 4-3 8-8 8-14 0-12-11-13-14-13-9 0-22 5-22 24s17 33 40 33c41 0 81-35 92-77 12-50 24-99 36-148z"><text:p/></draw:path><draw:path draw:style-name="gr3" draw:text-style-name="P5" svg:width="0.0346in" svg:height="0.1512in" svg:x="1.007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08in" svg:height="0.0354in" svg:x="1.109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5" svg:width="0.0756in" svg:height="0.0685in" svg:x="1.2657in" svg:y="0.0453in" svg:viewBox="0 0 193 175" svg:d="M118 54c2-10 11-45 38-45 2 0 11 0 19 4-11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/draw:g>. לפי <draw:g text:anchor-type="as-char" svg:y="-0.1134in" draw:z-index="442" draw:name="Shape444" draw:style-name="gr1"><svg:title>TexMaths</svg:title><svg:desc>11§display§h(y) = x§svg§600§FALSE§</svg:desc><draw:path draw:style-name="gr2" draw:text-style-name="P4" svg:width="0.5531in" svg:height="0.1354in" svg:x="-0.0004in" svg:y="0.0071in" svg:viewBox="0 0 1406 345" svg:d="M0 0c469 0 937 0 1406 0 0 115 0 230 0 345-469 0-937 0-1406 0 0-115 0-230 0-345z"><text:p/></draw:path><draw:path draw:style-name="gr3" draw:text-style-name="P5" svg:width="0.0744in" svg:height="0.1059in" svg:x="0in" svg:y="0.0071in" svg:viewBox="0 0 190 270" svg:d="M90 3c-2-1 0-3-5-3-9 0-37 2-48 3-2 0-6 1-6 8 0 4 3 4 9 4 18 0 19 4 19 7 0 2-1 6-1 8-18 73-37 147-56 221-2 6-2 6-2 9 0 9 8 10 12 10 6 0 12-5 14-10 3-9 5-19 7-29 3-11 6-23 9-35 2-8 4-15 6-24 2-2 4-16 5-18 1-3 13-25 26-35 8-7 20-14 37-14 16 0 21 13 21 27 0 21-15 62-24 85-3 9-5 14-5 22 0 18 13 31 32 31 36 0 50-56 50-60 0-3-3-3-4-3-4 0-4 1-7 7-5 21-17 48-39 48-6 0-9-4-9-13 0-10 3-19 7-28 6-16 24-60 24-83 0-25-16-41-45-41-25 0-43 12-58 30 10-42 21-83 31-124z"><text:p/></draw:path><draw:path draw:style-name="gr3" draw:text-style-name="P5" svg:width="0.035in" svg:height="0.1508in" svg:x="0.0945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5" svg:width="0.0697in" svg:height="0.0972in" svg:x="0.1433in" svg:y="0.0453in" svg:viewBox="0 0 178 248" svg:d="M177 23c1-5 1-5 1-9 0-6-5-10-11-10-4 0-10 3-13 8-1 2-4 14-5 21-4 10-6 20-8 31-6 23-12 46-18 69-1 6-18 33-44 33-20 0-24-17-24-32 0-17 7-40 20-75 6-16 8-20 8-28 0-17-13-31-31-31-38 0-52 56-52 59 0 4 3 3 4 4 5 0 5-1 7-7 11-36 26-48 40-48 2 0 8 0 8 13 0 9-3 20-6 26-16 41-22 63-22 82 0 34 24 45 47 45 16 0 28-7 39-17-5 20-9 38-26 58-10 13-24 25-41 25-6 0-24-2-30-16 6 0 11 0 16-5 5-4 8-9 8-16 0-11-10-13-14-13-9 0-21 6-21 25 0 18 16 33 41 33 39 0 79-36 90-77 12-50 25-99 37-148z"><text:p/></draw:path><draw:path draw:style-name="gr3" draw:text-style-name="P5" svg:width="0.0346in" svg:height="0.1508in" svg:x="0.2276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5" svg:width="0.1004in" svg:height="0.035in" svg:x="0.3287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756in" svg:height="0.0681in" svg:x="0.485in" svg:y="0.0453in" svg:viewBox="0 0 193 174" svg:d="M118 54c2-10 11-46 38-46 3 0 11 0 20 5-11 2-19 12-19 21 0 7 5 13 15 13 9 0 21-6 21-22 0-19-23-25-37-25-22 0-35 20-40 29-9-26-30-29-41-29-41 0-63 50-63 59 0 4 3 4 5 4 3 0 4-1 5-5 13-40 39-50 52-50 6 0 21 4 21 26 0 12-7 38-21 92-7 24-20 40-38 40-2 0-11 0-18-5 10-2 17-10 17-21 0-10-7-13-14-13-11 0-21 10-21 22 0 17 20 25 36 25 26 0 40-26 41-29 4 15 19 29 42 29 40 0 62-50 62-59 0-4-4-4-5-4-3 0-4 1-5 5-12 40-39 50-51 50-15 0-22-13-22-25 0-9 2-18 7-34 4-18 8-35 13-53z"><text:p/></draw:path></draw:g><text:s/>וע"פ הגדרת איחוד מוכלל, <draw:g text:anchor-type="as-char" svg:y="-0.1134in" draw:z-index="443" draw:name="Shape445" draw:style-name="gr1"><svg:title>TexMaths</svg:title><svg:desc>11§display§\exists g \in X. g(y) = x§svg§600§FALSE§</svg:desc><draw:path draw:style-name="gr2" draw:text-style-name="P4" svg:width="1.0642in" svg:height="0.1358in" svg:x="-0.0004in" svg:y="0.0071in" svg:viewBox="0 0 2704 346" svg:d="M1353 346c-452 0-902 0-1353 0 0-116 0-230 0-346 901 0 1803 0 2704 0 0 116 0 230 0 346-450 0-901 0-1351 0z"><text:p/></draw:path><draw:path draw:style-name="gr3" draw:text-style-name="P5" svg:width="0.0673in" svg:height="0.1043in" svg:x="0.0004in" svg:y="0.0071in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5" svg:width="0.0693in" svg:height="0.0976in" svg:x="0.0791in" svg:y="0.0453in" svg:viewBox="0 0 177 249" svg:d="M176 25c0-2 1-4 1-6 0-7-4-11-11-11-4 0-14 3-16 16-7-14-20-24-36-24-44 0-92 54-92 110 0 38 24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5" svg:width="0.076in" svg:height="0.087in" svg:x="0.2094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5" svg:width="0.1248in" svg:height="0.1028in" svg:x="0.3449in" svg:y="0.0098in" svg:viewBox="0 0 318 262" svg:d="M176 105c-11-27-21-52-32-77-1-4-1-4-2-5 0-2 7-10 23-11 3-1 8-1 8-8 0-4-5-4-6-4-16 0-33 1-49 1-9 0-33-1-43-1-2 0-7 0-7 8 0 4 4 4 9 4 23 0 25 3 29 12 15 37 30 72 46 108-28 29-55 57-83 86-1 2-3 3-4 4-19 21-37 27-57 28-5 1-8 1-8 8 0 1 0 4 4 4 13 0 25-1 37-1 14 0 29 1 43 1 3 0 7 0 7-8 0-3-3-2-4-4-4 0-15-1-15-12 0-6 5-12 9-17 14-13 27-27 40-40 11-14 23-27 34-39 13 31 27 62 40 91 1 5 2 5 2 6 0 3-8 10-23 11-5 1-8 1-8 8 0 4 5 4 7 4 10 0 37-1 48-1 10 0 33 1 43 1 2 0 8 0 8-8 0-4-5-4-8-4-25 0-26-1-33-17-15-35-41-94-49-117 26-28 66-74 79-85 11-9 25-18 48-19 6-1 9-1 9-8 0-1 0-4-5-4-11 0-25 1-37 1-14 0-28-1-43-1-2 0-6 0-6 8 0 2 2 3 4 4 3 0 16 1 16 11 0 6-5 11-8 14-21 22-42 44-63 68z"><text:p/></draw:path><draw:path draw:style-name="gr3" draw:text-style-name="P5" svg:width="0.0161in" svg:height="0.0157in" svg:x="0.4831in" svg:y="0.0972in" svg:viewBox="0 0 42 41" svg:d="M42 21c0-12-10-21-21-21s-21 9-21 21c0 11 10 20 21 20s21-9 21-20z"><text:p/></draw:path><draw:path draw:style-name="gr3" draw:text-style-name="P5" svg:width="0.0693in" svg:height="0.0976in" svg:x="0.515in" svg:y="0.0453in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4 10-13 20-20 28-9 6-21 13-32 13-19 0-25-20-25-35 0-19 12-64 22-84 11-19 27-34 42-34 27 0 32 31 32 33s-1 4-2 5c-5 25-12 49-17 74z"><text:p/></draw:path><draw:path draw:style-name="gr3" draw:text-style-name="P5" svg:width="0.0346in" svg:height="0.1512in" svg:x="0.6055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0697in" svg:height="0.0976in" svg:x="0.6539in" svg:y="0.0453in" svg:viewBox="0 0 178 249" svg:d="M176 24c2-5 2-6 2-9 0-7-5-11-11-11-4 0-11 3-14 8 0 2-3 14-6 21-2 10-5 21-7 31-6 23-11 46-17 69-2 7-18 33-44 33-20 0-24-16-24-31 0-17 7-41 20-76 6-15 8-19 8-27 0-18-13-32-32-32-37 0-51 56-51 59 0 5 3 5 4 5 5 0 5-1 7-8 10-36 25-47 39-47 3 0 9 0 9 12 0 10-4 20-6 27-16 41-22 63-22 81 0 34 24 46 46 46 15 0 29-7 40-18-6 20-10 40-26 59-10 13-24 24-43 24-4 0-22-1-28-15 5 0 11 0 16-6 4-3 8-8 8-14 0-12-11-13-14-13-9 0-22 5-22 24s17 33 40 33c41 0 81-35 92-77 12-50 24-99 36-148z"><text:p/></draw:path><draw:path draw:style-name="gr3" draw:text-style-name="P5" svg:width="0.0346in" svg:height="0.1512in" svg:x="0.738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12in" svg:height="0.0354in" svg:x="0.8394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756in" svg:height="0.0685in" svg:x="0.9961in" svg:y="0.0453in" svg:viewBox="0 0 193 175" svg:d="M118 54c2-10 11-45 38-45 2 0 11 0 19 4-11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/draw:g>. משום ש־<draw:g text:anchor-type="as-char" svg:y="-0.1043in" draw:z-index="444" draw:name="Shape446" draw:style-name="gr1"><svg:title>TexMaths</svg:title><svg:desc>11§display§g \in X§svg§600§FALSE§</svg:desc><draw:path draw:style-name="gr2" draw:text-style-name="P4" svg:width="0.3768in" svg:height="0.1177in" svg:x="0.0051in" svg:y="0.0071in" svg:viewBox="0 0 958 300" svg:d="M0 0c319 0 639 0 958 0 0 100 0 201 0 300-319 0-639 0-958 0 0-99 0-200 0-300z"><text:p/></draw:path><draw:path draw:style-name="gr3" draw:text-style-name="P5" svg:width="0.0693in" svg:height="0.0972in" svg:x="-0.0004in" svg:y="0.0362in" svg:viewBox="0 0 177 248" svg:d="M176 25c1-2 1-4 1-6 0-7-4-11-11-11-3 0-14 3-15 16-7-13-21-24-37-24-44 0-91 54-91 110 0 38 23 60 51 60 23 0 41-18 45-22-8 33-8 33-12 49-3 5-16 42-56 42-7 0-20 0-31-3 12-4 16-13 16-20s-4-14-15-14c-8 0-21 7-21 23 0 15 14 23 52 23 48 0 76-30 81-53 14-56 29-113 43-170zM126 121c-2 9-11 19-19 27-9 7-20 13-32 13-19 0-24-20-24-35 0-19 11-63 20-83 11-19 28-34 44-34 26 0 31 30 31 33 0 2-1 4-1 5-6 24-12 48-19 74z"><text:p/></draw:path><draw:path draw:style-name="gr3" draw:text-style-name="P5" svg:width="0.0752in" svg:height="0.087in" svg:x="0.1303in" svg:y="0.0217in" svg:viewBox="0 0 192 222" svg:d="M179 120c7 0 13 0 13-8s-6-8-13-8c-55 0-109 0-164 0 5-51 50-89 104-89 20 0 40 0 60 0 7 0 13 0 13-7 0-8-6-8-13-8-20 0-40 0-60 0-67 0-119 50-119 112 0 60 52 110 119 110 20 0 40 0 60 0 7 0 13 0 13-8s-6-8-13-8c-20 0-40 0-60 0-54 0-99-35-104-86 55 0 109 0 164 0z"><text:p/></draw:path><draw:path draw:style-name="gr3" draw:text-style-name="P5" svg:width="0.1248in" svg:height="0.1024in" svg:x="0.265in" svg:y="0in" svg:viewBox="0 0 318 261" svg:d="M176 104c-11-25-21-50-32-75-1-4-1-4-2-6 0-2 6-10 23-11 3 0 8-1 8-8 0-4-5-4-6-4-16 0-33 1-49 1-9 0-33-1-43-1-2 0-7 0-7 8 0 4 3 4 9 4 23 0 25 3 29 12 15 35 30 71 46 108-28 28-54 57-82 85-2 2-3 3-5 5-19 20-38 26-57 27-5 1-8 1-8 8 0 1 0 4 4 4 12 0 25-1 37-1 14 0 29 1 44 1 2 0 6 0 6-8 0-3-3-2-4-4-3 0-16-1-16-12 0-6 6-12 10-17 14-13 27-27 40-41 12-12 23-24 35-36 12 29 25 60 39 89 1 5 2 5 2 6 0 3-8 10-23 11-4 1-8 1-8 8 0 4 4 4 7 4 10 0 37-1 48-1 10 0 33 1 43 1 2 0 8 0 8-7 0-5-5-5-8-5-25 0-26-1-33-17-15-36-41-94-50-117 27-27 66-72 80-83 11-10 25-19 48-20 6 0 9 0 9-8-2-1 0-4-6-4-11 0-24 1-36 1-14 0-29-1-43-1-2 0-6 0-6 8 0 2 2 4 4 4 3 0 15 1 15 12 0 6-4 10-7 13-21 22-42 44-63 67z"><text:p/></draw:path></draw:g> אז <draw:g text:anchor-type="as-char" svg:y="-0.1134in" draw:z-index="445" draw:name="Shape447" draw:style-name="gr1"><svg:title>TexMaths</svg:title><svg:desc>11§display§\dom(g) \subseteq A§svg§600§FALSE§</svg:desc><draw:path draw:style-name="gr2" draw:text-style-name="P4" svg:width="0.7791in" svg:height="0.1354in" svg:x="0.0024in" svg:y="0.0071in" svg:viewBox="0 0 1980 345" svg:d="M0 0c660 0 1321 0 1980 0 0 115 0 230 0 345-659 0-1320 0-1980 0 0-115 0-230 0-345z"><text:p/></draw:path><draw:path draw:style-name="gr3" draw:text-style-name="P5" svg:width="0.0744in" svg:height="0.1059in" svg:x="-0.0004in" svg:y="0.0071in" svg:viewBox="0 0 190 270" svg:d="M133 244c0 9 0 18 0 26 19-1 39-2 57-4 0-3 0-7 0-12-27 0-29-3-29-22 0-77 0-155 0-232-19 1-38 2-57 3 0 5 0 8 0 12 28 0 31 4 31 22 0 28 0 55 0 83-12-13-28-23-49-23-45 0-86 37-86 87 0 48 37 86 81 86 26 0 43-13 52-26zM133 142c0 26 0 52 0 78 0 8 0 8-3 15-12 18-30 27-46 27-18 0-31-10-41-25-10-16-11-38-11-52s1-37 12-55c8-12 23-25 44-25 13 0 30 6 42 23 3 6 3 7 3 14z"><text:p/></draw:path><draw:path draw:style-name="gr3" draw:text-style-name="P5" svg:width="0.0673in" svg:height="0.0689in" svg:x="0.0831in" svg:y="0.0453in" svg:viewBox="0 0 172 176" svg:d="M172 90c0-49-40-90-86-90-49 0-86 42-86 90 0 50 40 86 86 86s86-37 86-86zM86 167c-17 0-34-8-44-26-10-17-10-41-10-54 0-15 0-36 10-53s27-26 44-26c16 0 33 9 43 25 10 17 10 39 10 54 0 13 0 34-8 52-9 16-27 28-45 28z"><text:p/></draw:path><draw:path draw:style-name="gr3" draw:text-style-name="P5" svg:width="0.1181in" svg:height="0.0669in" svg:x="0.1598in" svg:y="0.0453in" svg:viewBox="0 0 301 171" svg:d="M30 37c0 35 0 69 0 104 0 18-5 18-30 18 0 3 0 7 0 12 13-1 33-3 44-3 10 0 30 2 43 3 0-5 0-9 0-12-27 0-30 0-30-18 0-24 0-49 0-72 0-39 27-61 52-61 24 0 28 21 28 43 0 29 0 59 0 90 0 18-4 18-29 18 0 3 0 7 0 12 13-1 33-3 43-3s30 2 44 3c0-5 0-9 0-12-27 0-31 0-31-18 0-24 0-49 0-72 0-39 27-61 53-61 24 0 28 21 28 43 0 29 0 59 0 90 0 18-4 18-31 18 0 3 0 7 0 12 14-1 33-3 44-3 10 0 30 2 43 3 0-5 0-9 0-12-19 0-29 0-29-13 0-25 0-49 0-73 0-33 0-45-12-59-6-6-19-14-41-14-32 0-50 23-56 37-6-33-34-37-52-37-27 0-46 17-57 41 0-13 0-28 0-41-18 1-36 3-54 4 0 5 0 8 0 13 27 0 30 2 30 20z"><text:p/></draw:path><draw:path draw:style-name="gr3" draw:text-style-name="P5" svg:width="0.035in" svg:height="0.1508in" svg:x="0.2965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5" svg:width="0.0693in" svg:height="0.0972in" svg:x="0.3429in" svg:y="0.0453in" svg:viewBox="0 0 177 248" svg:d="M176 25c1-3 1-4 1-7 0-7-4-10-11-10-3 0-14 2-15 16-8-14-21-24-37-24-44 0-91 54-91 109 0 39 23 62 51 62 23 0 40-19 45-23v1c-8 34-12 48-12 49-3 3-16 42-56 42-7 0-20-1-31-4 12-4 15-14 15-20 0-7-3-13-14-13-9 0-21 6-21 22 0 15 14 23 52 23 48 0 76-30 81-53 14-56 29-114 43-170zM126 121c-2 10-12 20-19 27-9 6-21 14-32 14-19 0-26-20-26-35 0-19 13-65 22-84 11-20 28-35 43-35 27 0 32 32 32 34 0 1-1 3-1 5-6 25-12 49-19 74z"><text:p/></draw:path><draw:path draw:style-name="gr3" draw:text-style-name="P5" svg:width="0.0346in" svg:height="0.1508in" svg:x="0.4268in" svg:y="0in" svg:viewBox="0 0 89 384" svg:d="M89 193c0-30-3-77-25-120-23-48-56-73-60-73-3 0-4 1-4 3 0 3 0 3 8 10 37 38 59 99 59 180 0 65-14 132-62 181-5 5-5 5-5 6 0 3 1 4 4 4 4 0 39-26 61-75 20-43 24-85 24-116z"><text:p/></draw:path><draw:path draw:style-name="gr3" draw:text-style-name="P5" svg:width="0.0925in" svg:height="0.1161in" svg:x="0.5323in" svg:y="0.0161in" svg:viewBox="0 0 236 296" svg:d="M223 15c7 0 13 0 13-7 0-8-6-8-13-8-35 0-69 0-104 0-66 0-119 51-119 111 0 62 54 111 119 111 35 0 69 0 104 0 7 0 13 0 13-7 0-8-6-8-13-8-34 0-69 0-103 0-62 0-105-44-105-96s44-96 105-96c34 0 69 0 103 0zM22 281c-7 0-14 0-14 7 0 8 7 8 14 8 67 0 134 0 201 0 7 0 13 0 13-8 0-7-6-7-13-7-67 0-134 0-201 0z"><text:p/></draw:path><draw:path draw:style-name="gr3" draw:text-style-name="P5" svg:width="0.1039in" svg:height="0.1079in" svg:x="0.6854in" svg:y="0.0043in" svg:viewBox="0 0 265 275" svg:d="M56 230c-15 27-31 32-48 33-5 0-8 0-8 8 0 2 2 4 5 4 10 0 22-2 33-2 13 0 27 2 39 2 2 0 8 0 8-7 0-5-5-5-7-5-9-1-18-4-18-14 0-5 3-9 5-14 10-16 20-32 30-48 31 0 64 0 96 0 1 7 7 60 7 63 0 12-20 13-28 13-5 0-9 0-9 8 0 4 4 4 5 4 15 0 33-2 48-2 10 0 35 2 44 2 3 0 7 0 7-9 0-3-4-3-9-3-24 0-24-3-25-14-8-79-15-160-23-240-1-8-1-9-8-9-6 0-8 2-10 7-45 74-89 149-134 223zM102 175c26-43 51-86 76-128 5 42 8 85 12 128-29 0-58 0-88 0z"><text:p/></draw:path></draw:g>, אז <draw:g text:anchor-type="as-char" svg:y="-0.1134in" draw:z-index="446" draw:name="Shape448" draw:style-name="gr1"><svg:title>TexMaths</svg:title><svg:desc>11§display§\forall z. g(z) \in A§svg§600§FALSE§</svg:desc><draw:path draw:style-name="gr2" draw:text-style-name="P4" svg:width="0.7575in" svg:height="0.1358in" svg:x="0.0075in" svg:y="0.0071in" svg:viewBox="0 0 1925 346" svg:d="M963 346c-321 0-642 0-963 0 0-116 0-230 0-346 641 0 1283 0 1925 0 0 116 0 230 0 346-320 0-642 0-962 0z"><text:p/></draw:path><draw:path draw:style-name="gr3" draw:text-style-name="P5" svg:width="0.0846in" svg:height="0.1079in" svg:x="-0.0004in" svg:y="0.0071in" svg:viewBox="0 0 216 275" svg:d="M213 14c3-4 3-4 3-6 0-5-4-8-8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3" draw:text-style-name="P5" svg:width="0.0638in" svg:height="0.0685in" svg:x="0.0909in" svg:y="0.0453in" svg:viewBox="0 0 163 175" svg:d="M34 139c21-22 32-32 46-44 12-12 24-21 38-34 37-37 45-55 45-57 0-4-2-3-4-4-3 0-4 1-6 4-11 19-20 25-29 25s-14-6-20-12c-7-9-14-17-26-17-30 0-47 36-47 44 0 2 1 4 5 4s4-2 5-4c7-18 29-18 33-18 7 0 15 3 24 6 15 5 20 5 30 5-14 17-47 46-54 51-11 11-23 22-34 33-27 25-40 47-40 51 0 3 3 3 4 3 4 0 4-1 6-5 9-14 21-24 33-24 9 0 13 4 23 15 7 7 13 14 24 14 39 0 61-49 61-59 0-3-1-4-5-4-3 0-4 3-5 5-9 25-33 33-46 33-8 0-15-4-24-6-13-5-18-6-26-6-1 0-8 0-11 1z"><text:p/></draw:path><draw:path draw:style-name="gr3" draw:text-style-name="P5" svg:width="0.0161in" svg:height="0.0157in" svg:x="0.1744in" svg:y="0.0972in" svg:viewBox="0 0 42 41" svg:d="M42 21c0-12-10-21-21-21s-21 9-21 21c0 11 10 20 21 20s21-9 21-20z"><text:p/></draw:path><draw:path draw:style-name="gr3" draw:text-style-name="P5" svg:width="0.0693in" svg:height="0.0976in" svg:x="0.2063in" svg:y="0.0453in" svg:viewBox="0 0 177 249" svg:d="M176 25c1-2 1-4 1-6 0-7-4-11-11-11-3 0-14 3-15 16-8-14-21-24-37-24-44 0-92 54-92 110 0 38 24 61 52 61 23 0 40-18 45-22-8 34-8 33-12 50-3 5-16 41-56 41-8 0-20 0-31-3 12-4 15-13 15-20s-3-13-14-13c-9 0-21 6-21 22 0 15 14 23 52 23 48 0 76-30 81-52 14-57 29-114 43-172zM126 121c-2 10-12 20-19 28-9 6-21 13-32 13-19 0-26-20-26-35 0-19 13-64 22-84 11-19 28-34 43-34 27 0 32 31 32 33s-1 4-2 5c-5 25-12 49-18 74z"><text:p/></draw:path><draw:path draw:style-name="gr3" draw:text-style-name="P5" svg:width="0.0346in" svg:height="0.1512in" svg:x="0.2972in" svg:y="0in" svg:viewBox="0 0 89 385" svg:d="M89 381c0-1 0-1-7-8-48-49-60-122-60-179 0-68 15-136 63-183 4-5 4-5 4-7 0-3-1-4-3-4-5 0-39 26-62 76-20 42-24 85-24 118 0 28 4 75 25 119 23 47 56 72 61 72 2 0 3-1 3-4z"><text:p/></draw:path><draw:path draw:style-name="gr3" draw:text-style-name="P5" svg:width="0.0642in" svg:height="0.0685in" svg:x="0.3476in" svg:y="0.0453in" svg:viewBox="0 0 164 175" svg:d="M34 139c21-22 33-32 46-44s24-21 39-34c36-37 45-55 45-57 0-4-3-4-5-4-3 0-4 1-5 4-12 19-21 25-30 25-10 0-13-6-20-12-6-9-13-17-26-17-29 0-46 36-46 44 0 2 1 4 4 4 4 0 5-2 5-4 7-18 29-18 33-18 8 0 15 3 24 6 15 5 20 5 30 5-14 17-47 46-53 51-12 11-23 22-35 33-27 25-40 47-40 51 0 3 3 3 4 3 4 0 4-1 7-5 9-14 20-24 32-24 10 0 13 4 23 15 7 7 13 14 24 14 39 0 61-49 61-59 0-3-1-4-5-4-3 0-4 3-5 5-9 25-33 33-46 33-8 0-15-4-24-6-13-5-18-6-26-6-1 0-7 0-11 1z"><text:p/></draw:path><draw:path draw:style-name="gr3" draw:text-style-name="P5" svg:width="0.035in" svg:height="0.1512in" svg:x="0.4268in" svg:y="0in" svg:viewBox="0 0 90 385" svg:d="M90 194c0-31-4-77-25-121-23-48-56-73-61-73-2 0-4 2-4 4s0 2 8 9c38 38 60 99 60 181 0 64-14 132-63 180-5 6-5 6-5 7 0 2 2 4 4 4 5 0 39-26 62-76 20-41 24-84 24-115z"><text:p/></draw:path><draw:path draw:style-name="gr3" draw:text-style-name="P5" svg:width="0.0752in" svg:height="0.087in" svg:x="0.5323in" svg:y="0.0307in" svg:viewBox="0 0 192 222" svg:d="M179 120c7 0 13 0 13-8 0-9-6-9-13-9-55 0-109 0-164 0 5-50 50-88 104-88 20 0 40 0 60 0 7 0 13 0 13-7 0-8-6-8-13-8-20 0-40 0-60 0-66 0-119 50-119 112s53 110 119 110c20 0 40 0 60 0 7 0 13 0 13-7s-6-7-13-7c-20 0-40 0-60 0-54 0-99-37-104-88 55 0 109 0 164 0z"><text:p/></draw:path><draw:path draw:style-name="gr3" draw:text-style-name="P5" svg:width="0.1039in" svg:height="0.1079in" svg:x="0.6685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, ובפרט <draw:g text:anchor-type="as-char" svg:y="-0.0681in" draw:z-index="447" draw:name="Shape449" draw:style-name="gr1"><svg:title>TexMaths</svg:title><svg:desc>11§display§y§svg§600§FALSE§</svg:desc><draw:path draw:style-name="gr2" draw:text-style-name="P4" svg:width="0.0579in" svg:height="0.0819in" svg:x="0.0031in" svg:y="0.0063in" svg:viewBox="0 0 148 209" svg:d="M75 209c-26 0-50 0-75 0 0-69 0-140 0-209 49 0 99 0 148 0 0 69 0 140 0 209-24 0-49 0-73 0z"><text:p/></draw:path><draw:path draw:style-name="gr3" draw:text-style-name="P5" svg:width="0.0693in" svg:height="0.0976in" svg:x="-0.0004in" svg:y="-0.0004in" svg:viewBox="0 0 177 249" svg:d="M175 24c2-5 2-6 2-10 0-6-6-10-11-10-4 0-10 3-14 8 0 2-4 14-6 21-2 10-4 21-8 31-5 23-11 46-16 69-2 7-18 32-43 32-20 0-24-16-24-30 0-17 7-41 20-76 6-15 7-19 7-27 0-18-12-32-30-32-38 0-52 56-52 59 0 5 4 5 5 5 4 0 4-1 6-8 11-36 26-47 40-47 2 0 8 0 8 12 0 10-3 20-6 27-16 41-22 63-22 81 0 33 24 45 47 45 14 0 27-7 37-18-4 20-8 39-24 60-10 13-24 24-42 24-5 0-23-1-29-16 6 0 11 0 16-5 5-3 8-9 8-15 0-12-10-13-14-13-9 0-21 5-21 24 0 20 16 34 40 34 40 0 78-35 89-79 13-49 25-97 37-146z"><text:p/></draw:path></draw:g>, כלומר <draw:g text:anchor-type="as-char" svg:y="-0.1134in" draw:z-index="448" draw:name="Shape450" draw:style-name="gr1"><svg:title>TexMaths</svg:title><svg:desc>11§display§g(y) \in A§svg§600§FALSE§</svg:desc><draw:path draw:style-name="gr2" draw:text-style-name="P4" svg:width="0.5555in" svg:height="0.1358in" svg:x="0.0051in" svg:y="0.0071in" svg:viewBox="0 0 1412 346" svg:d="M706 346c-235 0-471 0-706 0 0-116 0-230 0-346 471 0 941 0 1412 0 0 116 0 230 0 346-236 0-471 0-706 0z"><text:p/></draw:path><draw:path draw:style-name="gr3" draw:text-style-name="P5" svg:width="0.0697in" svg:height="0.0976in" svg:x="-0.0004in" svg:y="0.0453in" svg:viewBox="0 0 178 249" svg:d="M177 25c0-2 1-4 1-6 0-7-5-11-11-11-4 0-14 3-16 16-7-14-21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5" svg:width="0.035in" svg:height="0.1512in" svg:x="0.0906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5" svg:width="0.0697in" svg:height="0.0976in" svg:x="0.139in" svg:y="0.0453in" svg:viewBox="0 0 178 249" svg:d="M177 24c1-5 1-6 1-9 0-7-5-11-11-11-4 0-10 3-13 8-1 2-4 14-6 21-3 10-5 21-7 31-6 23-12 46-18 69-2 7-19 33-44 33-20 0-24-16-24-31 0-17 7-41 20-76 6-15 7-19 7-27 0-18-12-32-31-32-37 0-51 56-51 59 0 5 3 4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3" draw:text-style-name="P5" svg:width="0.0346in" svg:height="0.1512in" svg:x="0.223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756in" svg:height="0.087in" svg:x="0.3283in" svg:y="0.0307in" svg:viewBox="0 0 193 222" svg:d="M179 120c7 0 14-1 14-9 0-9-7-8-14-8-55 0-109 0-164 0 6-50 50-88 105-88 20 0 39 0 59 0 7 0 14 0 14-7 0-8-7-8-14-8-20 0-40 0-60 0-66 0-119 48-119 111 0 62 53 111 119 111 20 0 40 0 60 0 7 0 14 0 14-7s-7-7-14-7c-20 0-39 0-59 0-55 0-99-37-105-88 55 0 109 0 164 0z"><text:p/></draw:path><draw:path draw:style-name="gr3" draw:text-style-name="P5" svg:width="0.1039in" svg:height="0.1079in" svg:x="0.4646in" svg:y="0.0043in" svg:viewBox="0 0 265 275" svg:d="M55 231c-15 26-30 31-47 32-5 1-8 1-8 8 0 2 2 4 4 4 11 0 23-1 34-1 13 0 27 1 39 1 2 0 7 0 7-7 0-4-4-5-6-5-9 0-19-3-19-13 0-4 3-9 6-14 10-17 20-32 30-49 31 0 64 0 96 0 1 9 7 60 7 64 0 11-21 12-29 12-5 0-8 0-8 8 0 4 4 4 5 4 15 0 32-1 48-1 10 0 34 1 43 1 4 0 8 0 8-7 0-5-4-5-9-5-24 0-24-2-25-13-8-79-17-160-24-240 0-8 0-10-7-10s-8 3-10 7c-45 74-90 149-135 224zM102 175c26-43 51-85 76-127 4 42 8 84 12 127-29 0-58 0-88 0z"><text:p/></draw:path></draw:g>, ולפי טרנזיטיביות <draw:g text:anchor-type="as-char" svg:y="-0.1075in" draw:z-index="449" draw:name="Shape451" draw:style-name="gr1"><svg:title>TexMaths</svg:title><svg:desc>11§display§x \in A§svg§600§FALSE§</svg:desc><draw:path draw:style-name="gr2" draw:text-style-name="P4" svg:width="0.3657in" svg:height="0.0984in" svg:x="0.0031in" svg:y="0.0079in" svg:viewBox="0 0 930 251" svg:d="M465 251c-155 0-310 0-465 0 0-84 0-167 0-251 310 0 620 0 930 0 0 84 0 167 0 251-155 0-310 0-465 0z"><text:p/></draw:path><draw:path draw:style-name="gr3" draw:text-style-name="P5" svg:width="0.0752in" svg:height="0.0681in" svg:x="-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5" svg:width="0.0756in" svg:height="0.087in" svg:x="0.137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5" svg:width="0.1039in" svg:height="0.1079in" svg:x="0.2728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text:s/>כדרוש. </text:p>
      <text:p text:style-name="P21"><draw:g text:anchor-type="as-char" svg:y="-0.1134in" draw:z-index="450" draw:name="Shape452" draw:style-name="gr1"><svg:title>TexMaths</svg:title><svg:desc>11§display§\QED§svg§600§FALSE§</svg:desc><draw:path draw:style-name="gr2" draw:text-style-name="P4" svg:width="0.6894in" svg:height="0.0972in" svg:x="-0.0004in" svg:y="0.0071in" svg:viewBox="0 0 1752 248" svg:d="M0 0c584 0 1168 0 1752 0 0 83 0 165 0 248-584 0-1168 0-1752 0 0-83 0-165 0-248z"><text:p/></draw:path><draw:path draw:style-name="gr3" draw:text-style-name="P5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5" svg:width="0.0157in" svg:height="0.0157in" svg:x="0.1441in" svg:y="0.0925in" svg:viewBox="0 0 41 41" svg:d="M41 21c0-12-10-21-21-21-12 0-20 9-20 21 0 11 8 20 20 20 11 0 21-9 21-20z"><text:p/></draw:path><draw:path draw:style-name="gr3" draw:text-style-name="P5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5" svg:width="0.0157in" svg:height="0.0157in" svg:x="0.3in" svg:y="0.0925in" svg:viewBox="0 0 41 41" svg:d="M41 21c0-12-9-21-20-21-12 0-21 9-21 21 0 11 9 20 21 20 11 0 20-9 20-20z"><text:p/></draw:path><draw:path draw:style-name="gr3" draw:text-style-name="P5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5" svg:width="0.0161in" svg:height="0.0157in" svg:x="0.4736in" svg:y="0.0925in" svg:viewBox="0 0 42 41" svg:d="M42 21c0-12-10-21-21-21s-21 9-21 21c0 11 10 20 21 20s21-9 21-20z"><text:p/></draw:path><draw:path draw:style-name="gr3" draw:text-style-name="P5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ב)</text:h>
      <text:p text:style-name="P91">צ.ל.: </text:p>
      <text:p text:style-name="P12"><text:soft-page-break/><draw:g text:anchor-type="as-char" svg:y="-0.1472in" draw:z-index="459" draw:name="Shape453" draw:style-name="gr1"><svg:title>TexMaths</svg:title><svg:desc>11§display§\dom(h) = \bigcup_{f \in X} \dom(f) := \mathfrak{A}§svg§600§FALSE§</svg:desc><draw:path draw:style-name="gr2" draw:text-style-name="P4" svg:width="1.8169in" svg:height="0.3335in" svg:x="0.0031in" svg:y="0.0079in" svg:viewBox="0 0 4616 848" svg:d="M2308 848c-769 0-1539 0-2308 0 0-283 0-565 0-848 1539 0 3077 0 4616 0 0 283 0 565 0 848-770 0-1539 0-2308 0z"><text:p/></draw:path><draw:path draw:style-name="gr3" draw:text-style-name="P5" svg:width="0.0744in" svg:height="0.1067in" svg:x="0.0004in" svg:y="0.039in" svg:viewBox="0 0 190 272" svg:d="M134 247c0 8 0 16 0 25 19-1 38-2 56-3 0-5 0-8 0-13-26 0-29-3-29-22 0-78 0-156 0-234-19 1-38 3-57 4 0 5 0 8 0 13 28 0 31 2 31 20 0 28 0 57 0 84-11-13-27-24-48-24-46 0-87 38-87 88 0 49 38 87 82 87 25 0 42-12 52-25zM134 143c0 27 0 53 0 79 0 7 0 8-4 15-12 18-29 27-46 27s-31-10-40-25c-11-16-12-38-12-54 0-13 1-38 12-54 9-12 23-25 44-25 13 0 30 5 42 23 4 6 4 7 4 14z"><text:p/></draw:path><draw:path draw:style-name="gr3" draw:text-style-name="P5" svg:width="0.0673in" svg:height="0.0693in" svg:x="0.0839in" svg:y="0.0764in" svg:viewBox="0 0 172 177" svg:d="M172 90c0-48-39-90-86-90-49 0-86 43-86 90 0 51 41 87 86 87 46 0 86-37 86-87zM86 168c-17 0-33-8-44-26-10-17-10-41-10-54 0-15 0-36 10-53 10-18 28-26 44-26s34 9 44 25c10 17 10 39 10 54 0 13 0 34-9 52-9 17-25 28-45 28z"><text:p/></draw:path><draw:path draw:style-name="gr3" draw:text-style-name="P5" svg:width="0.1185in" svg:height="0.0673in" svg:x="0.1606in" svg:y="0.0772in" svg:viewBox="0 0 302 172" svg:d="M31 39c0 34 0 69 0 103 0 18-5 18-31 18 0 4 0 7 0 12 14-1 34-1 44-1s31 0 43 1c0-5 0-8 0-12-25 0-30 0-30-18 0-24 0-47 0-72 0-39 28-61 53-61 24 0 29 21 29 43 0 29 0 60 0 90 0 18-5 18-31 18 0 4 0 7 0 12 13-1 33-1 44-1 10 0 29 0 43 1 0-5 0-8 0-12-26 0-30 0-30-18 0-24 0-47 0-72 0-39 27-61 52-61 24 0 28 21 28 43 0 29 0 60 0 90 0 18-4 18-29 18 0 4 0 7 0 12 13-1 33-1 44-1 9 0 29 0 42 1 0-5 0-8 0-12-19 0-29 0-30-13 0-24 0-49 0-73 0-33 0-45-11-60-6-5-19-14-41-14-33 0-50 24-56 39-6-35-34-39-52-39-28 0-46 18-57 41 0-13 0-28 0-41-19 1-36 3-55 4 0 5 0 8 0 13 27 0 31 3 31 22z"><text:p/></draw:path><draw:path draw:style-name="gr3" draw:text-style-name="P5" svg:width="0.0346in" svg:height="0.1516in" svg:x="0.298in" svg:y="0.0303in" svg:viewBox="0 0 89 386" svg:d="M89 383c0-1 0-2-7-9-48-48-60-121-60-180 0-67 15-135 63-183 4-4 4-5 4-7 0-3-1-4-3-4-5 0-39 26-62 76-20 42-24 85-24 118 0 29 4 77 25 120 23 48 56 72 61 72 2 0 3-1 3-3z"><text:p/></draw:path><draw:path draw:style-name="gr3" draw:text-style-name="P5" svg:width="0.0744in" svg:height="0.1067in" svg:x="0.3504in" svg:y="0.039in" svg:viewBox="0 0 190 272" svg:d="M90 4c-2-1 0-4-5-4-9 0-38 3-48 4-3 0-7 0-7 8 0 5 4 5 10 5 18 0 18 2 18 6 0 2-1 6-1 8-19 74-37 148-56 222-1 6-1 7-1 9 0 9 8 10 11 10 7 0 12-5 14-10 2-10 6-19 8-29 3-12 5-23 9-35 2-9 4-16 6-25 0-3 4-16 4-18 1-3 13-25 26-36 9-6 21-13 37-13 17 0 21 13 21 27 0 21-14 63-24 86-3 9-4 14-4 22 0 18 13 31 32 31 36 0 50-56 50-60 0-3-4-3-5-3-4 0-4 1-6 7-5 21-17 48-39 48-7 0-9-4-9-13 0-10 3-19 6-28 7-16 25-62 25-84 0-26-17-42-45-42-25 0-43 12-58 31 10-41 21-83 31-124z"><text:p/></draw:path><draw:path draw:style-name="gr3" draw:text-style-name="P5" svg:width="0.035in" svg:height="0.1516in" svg:x="0.4382in" svg:y="0.0303in" svg:viewBox="0 0 90 386" svg:d="M90 194c0-31-4-77-25-121-24-48-57-73-61-73-2 0-4 2-4 4s0 3 8 9c37 39 59 100 59 181 0 66-14 134-62 182-5 5-5 6-5 7 0 2 2 3 4 3 4 0 39-26 62-75 19-42 24-85 24-117z"><text:p/></draw:path><draw:path draw:style-name="gr3" draw:text-style-name="P5" svg:width="0.1008in" svg:height="0.035in" svg:x="0.5398in" svg:y="0.0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512in" svg:height="0.213in" svg:x="0.7465in" svg:y="0in" svg:viewBox="0 0 385 542" svg:d="M353 354c0 90-75 155-161 155-85 0-160-67-160-155 0-111 0-221 0-332 0-5 0-22-17-22-15 0-15 17-15 22 0 111 0 223 0 335 0 99 85 185 192 185 108 0 193-86 193-185 0-112 0-224 0-335 0-5 0-22-15-22-17 0-17 17-17 22 0 111 0 221 0 332z"><text:p/></draw:path><draw:path draw:style-name="gr3" draw:text-style-name="P5" svg:width="0.0563in" svg:height="0.0961in" svg:x="0.6992in" svg:y="0.2528in" svg:viewBox="0 0 144 245" svg:d="M90 84c9 0 19 0 28 0 4 0 8 0 8-7 0-3-4-3-8-3-9 0-17 0-26 0 7-34 9-48 11-55 1-6 7-11 14-11 1 0 7 0 13 3-11 3-12 13-12 14 0 6 4 10 11 10s15-5 15-16c0-12-13-19-27-19-11 0-26 7-32 20-6 10-8 22-14 54-7 0-14 0-22 0-5 0-8 0-8 5s3 5 8 5c7 0 14 0 20 0 0 1-17 99-24 127-1 6-5 27-19 27-4-1-6 0-12-4 11-3 12-13 12-15 0-5-4-10-11-10-6 0-15 7-15 17 0 12 13 19 26 19 18 0 30-17 33-24 10-17 16-50 17-54 4-27 10-56 14-83z"><text:p/></draw:path><draw:path draw:style-name="gr3" draw:text-style-name="P5" svg:width="0.0587in" svg:height="0.0689in" svg:x="0.7748in" svg:y="0.2661in" svg:viewBox="0 0 150 176" svg:d="M139 95c4 0 11 0 11-7s-7-7-11-7c-42 0-84 0-126 0 5-38 36-68 79-68 16 0 31 0 47 0 4 0 11 0 11-6 0-7-7-7-11-7-16 0-32 0-48 0-50 0-91 40-91 88 0 50 41 88 91 88 16 0 32 0 48 0 4 0 11 0 11-6 0-7-7-7-11-7-16 0-31 0-47 0-43 0-74-29-79-68 42 0 84 0 126 0z"><text:p/></draw:path><draw:path draw:style-name="gr3" draw:text-style-name="P5" svg:width="0.0937in" svg:height="0.0724in" svg:x="0.8504in" svg:y="0.2547in" svg:viewBox="0 0 239 185" svg:d="M136 81c9-8 17-16 26-25 35-34 46-45 70-46 3-1 7-1 7-6 0-3-4-4-5-4-7 0-16 1-25 1-7 0-24-1-31-1-2 0-5 1-5 6 0 1 0 3 4 4 2 0 9 0 9 7 0 4-5 8-7 11-2 2-36 35-47 45-9-18-18-36-26-53-2 0-3-2-3-3 0-3 6-7 15-7 2 0 6-1 6-7-2-1-1-3-5-3-6 0-12 1-18 1-5 0-12 0-17 0s-11 0-17 0c-4-1-10-1-14-1-1 0-6 0-6 6 0 4 4 4 8 4 15 0 18 2 20 8 12 25 25 49 37 74-4 6-10 10-14 16-6 4-19 16-23 22-33 33-44 44-68 45-5 0-7 0-7 6 0 1 0 4 3 4 8 0 18-1 26-1 4 0 11 0 15 0 5 0 11 1 15 1 3 0 7 0 7-6 0-4-3-4-6-4-2 0-7-1-7-7 0-4 3-7 9-14 18-18 36-36 55-54 11 22 22 43 33 65 1 2 1 2 1 3 0 2-5 6-15 7-2 0-5 0-5 6 1 1 0 4 4 4 6 0 13-1 19-1 7 0 11 0 18 0 4 0 11 0 15 0s10 1 14 1c2 0 7 0 7-7 0-3-5-3-9-3-15 0-16-3-19-8-14-28-29-57-44-86z"><text:p/></draw:path><draw:path draw:style-name="gr3" draw:text-style-name="P5" svg:width="0.0748in" svg:height="0.1067in" svg:x="0.9835in" svg:y="0.039in" svg:viewBox="0 0 191 272" svg:d="M134 247c0 8 0 16 0 25 19-1 39-2 57-3 0-5 0-8 0-13-27 0-30-3-30-22 0-78 0-156 0-234-19 1-37 3-55 4 0 5 0 8 0 13 26 0 29 2 29 20 0 28 0 57 0 84-11-13-27-24-48-24-46 0-87 38-87 88 0 49 38 87 82 87 25 0 42-12 52-25zM134 143c0 27 0 53 0 79 0 7 0 8-4 15-11 18-29 27-45 27-18 0-32-10-41-25-10-16-11-38-11-54 0-13 0-38 11-54 9-12 23-25 44-25 13 0 30 5 42 23 4 6 4 7 4 14z"><text:p/></draw:path><draw:path draw:style-name="gr3" draw:text-style-name="P5" svg:width="0.0665in" svg:height="0.0693in" svg:x="1.0673in" svg:y="0.0764in" svg:viewBox="0 0 170 177" svg:d="M170 90c0-48-38-90-84-90-49 0-86 43-86 90 0 51 40 87 85 87 47 0 85-37 85-87zM86 168c-18 0-34-8-45-26-9-17-9-41-9-54 0-15 0-36 9-53 11-18 28-26 44-26 17 0 34 9 44 25 10 17 10 39 10 54 0 13 0 34-9 52-8 17-26 28-44 28z"><text:p/></draw:path><draw:path draw:style-name="gr3" draw:text-style-name="P5" svg:width="0.1181in" svg:height="0.0673in" svg:x="1.1441in" svg:y="0.0772in" svg:viewBox="0 0 301 172" svg:d="M30 39c0 34 0 69 0 103 0 18-5 18-30 18 0 4 0 7 0 12 13-1 33-1 43-1 11 0 31 0 44 1 0-5 0-8 0-12-27 0-31 0-31-18 0-24 0-47 0-72 0-39 28-61 53-61 24 0 28 21 28 43 0 29 0 60 0 90 0 18-4 18-30 18 0 4 0 7 0 12 14-1 34-1 44-1s29 0 43 1c0-5 0-8 0-12-26 0-30 0-30-18 0-24 0-47 0-72 0-39 27-61 52-61s28 21 28 43c0 29 0 60 0 90 0 18-3 18-30 18 0 4 0 7 0 12 14-1 33-1 44-1 10 0 30 0 43 1 0-5 0-8 0-12-19 0-29 0-29-13 0-24 0-49 0-73 0-33 0-45-12-60-6-5-19-14-41-14-33 0-50 24-56 39-6-35-34-39-52-39-27 0-46 18-57 41 0-13 0-28 0-41-18 1-36 3-54 4 0 5 0 8 0 13 26 0 30 3 30 22z"><text:p/></draw:path><draw:path draw:style-name="gr3" draw:text-style-name="P5" svg:width="0.035in" svg:height="0.1516in" svg:x="1.2807in" svg:y="0.0303in" svg:viewBox="0 0 90 386" svg:d="M90 383c0-1 0-2-6-9-49-48-62-121-62-180 0-67 15-135 63-183 5-4 5-5 5-7 0-3-2-4-4-4-4 0-39 26-62 76-20 42-24 85-24 118 0 29 4 77 25 120 23 48 57 72 61 72 2 0 4-1 4-3z"><text:p/></draw:path><draw:path draw:style-name="gr3" draw:text-style-name="P5" svg:width="0.0752in" svg:height="0.1382in" svg:x="1.3335in" svg:y="0.0374in" svg:viewBox="0 0 192 352" svg:d="M121 118c11 0 22 0 33 0 8 0 12 0 12-8 0-4-4-4-11-4-11 0-21 0-32 0 2-15 6-30 8-44 2-8 8-36 10-40 3-8 10-13 17-13 3 0 12 0 20 6-17 3-21 16-21 21 0 9 7 14 15 14 9 0 20-8 20-24 0-17-17-26-34-26-13 0-37 8-48 45-2 9-3 12-13 61-9 0-18 0-27 0-7 0-12 0-12 7 0 5 4 5 11 5 9 0 17 0 26 0-10 50-19 102-29 153-7 37-13 72-34 72-1 0-11 0-18-7 18-1 21-15 21-20 0-10-6-14-14-14-10 0-21 8-21 23 0 17 16 27 32 27 22 0 37-23 44-38 12-25 21-71 22-74 8-41 15-82 23-122z"><text:p/></draw:path><draw:path draw:style-name="gr3" draw:text-style-name="P5" svg:width="0.0346in" svg:height="0.1516in" svg:x="1.4248in" svg:y="0.0303in" svg:viewBox="0 0 89 386" svg:d="M89 194c0-31-4-77-25-121-23-48-56-73-61-73-2 0-3 2-3 4s0 3 8 9c37 39 59 100 59 181 0 66-14 134-63 182-4 5-4 6-4 7 0 2 1 3 3 3 5 0 39-26 62-75 20-42 24-85 24-117z"><text:p/></draw:path><draw:path draw:style-name="gr3" draw:text-style-name="P5" svg:width="0.0161in" svg:height="0.0654in" svg:x="1.5303in" svg:y="0.0787in" svg:viewBox="0 0 42 167" svg:d="M42 21c0-11-10-21-21-21s-21 10-21 21 10 21 21 21 21-10 21-21zM42 146c0-11-10-21-21-21s-21 10-21 21 10 21 21 21 21-10 21-21z"><text:p/></draw:path><draw:path draw:style-name="gr3" draw:text-style-name="P5" svg:width="0.1008in" svg:height="0.035in" svg:x="1.5681in" svg:y="0.0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1043in" svg:height="0.1098in" svg:x="1.7236in" svg:y="0.0386in" svg:viewBox="0 0 266 280" svg:d="M146 146c12-24 19-50 19-76 0-38-31-66-68-66-31 0-65 22-75 32s-22 22-22 38c0 23 19 34 31 51 2 4 4 7 4 10 0 14-13 25-25 31 2 1 4 4 6 5 21-10 46-29 46-52 0-22-37-40-37-57 0-22 23-38 43-38 39 0 66 33 66 71 0 21-3 45-16 61-16 21-45 42-71 62-14 11-28 22-43 33 3 1 4 3 6 4 14-8 26-15 41-15 27 0 44 19 57 40 26-20 51-39 78-59 6 21 12 40 24 59 19-15 37-29 56-43-1-3-1-5-2-7-7 3-18 10-23 10-8 0-17-24-21-34-1-3-1-9-1-13-2-23-2-47-2-70 0-38-3-92 5-102 3-4 11-12 17-17-3-1-4-3-6-4-16 12-33 25-49 37 1 15 2 33 2 49 0 42 0 84 0 125-20 14-52 33-56 33-7-6-12-12-19-18-9-8-18-17-33-17 23-21 45-42 68-63z"><text:p/></draw:path></draw:g></text:p>
      <text:p text:style-name="P90"><text:span text:style-name="T2">הוכחה: </text:span>נוכיח באמצעות הכלה דו־כיוונית</text:p>
      <text:list text:style-name="L14">
        <text:list-item>
          <text:p text:style-name="P92">יהי <draw:g text:anchor-type="as-char" svg:y="-0.1134in" draw:z-index="454" draw:name="Shape454" draw:style-name="gr1"><svg:title>TexMaths</svg:title><svg:desc>11§display§x \in \dom(h)§svg§600§FALSE§</svg:desc><draw:path draw:style-name="gr2" draw:text-style-name="P4" svg:width="0.7346in" svg:height="0.1358in" svg:x="0.0031in" svg:y="0.0071in" svg:viewBox="0 0 1867 346" svg:d="M933 346c-311 0-622 0-933 0 0-116 0-230 0-346 622 0 1244 0 1867 0 0 116 0 230 0 346-312 0-623 0-934 0z"><text:p/></draw:path><draw:path draw:style-name="gr3" draw:text-style-name="P5" svg:width="0.0752in" svg:height="0.0685in" svg:x="-0.0004in" svg:y="0.0453in" svg:viewBox="0 0 192 175" svg:d="M119 54c2-10 11-45 37-45 2 0 12 0 20 4-11 2-19 12-19 21 0 7 5 14 14 14s21-7 21-23c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5 1-5 4-13 41-39 50-51 50-16 0-21-12-21-25 0-9 2-17 7-34 4-18 8-35 13-53z"><text:p/></draw:path><draw:path draw:style-name="gr3" draw:text-style-name="P5" svg:width="0.0752in" svg:height="0.087in" svg:x="0.1374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5" svg:width="0.0748in" svg:height="0.1063in" svg:x="0.2732in" svg:y="0.0071in" svg:viewBox="0 0 191 271" svg:d="M134 246c0 8 0 17 0 25 19-1 39-2 57-5 0-3 0-7 0-12-27 0-31-2-31-21 0-77 0-155 0-233-18 1-36 3-54 4 0 5 0 8 0 13 26 0 29 2 29 20 0 28 0 55 0 84-11-14-27-24-48-24-46 0-87 38-87 88 0 47 38 86 82 86 25 0 42-13 52-25zM134 143c0 27 0 53 0 78 0 7 0 8-4 15-11 18-29 26-45 26-18 0-32-10-41-24-10-17-11-38-11-53 0-14 0-37 11-55 9-12 23-24 44-24 13 0 30 5 42 23 4 6 4 8 4 14z"><text:p/></draw:path><draw:path draw:style-name="gr3" draw:text-style-name="P5" svg:width="0.0665in" svg:height="0.0693in" svg:x="0.3571in" svg:y="0.0453in" svg:viewBox="0 0 170 177" svg:d="M170 90c0-49-38-90-84-90-49 0-86 42-86 90 0 50 40 87 85 87 47 0 85-37 85-87zM86 167c-18 0-34-7-45-25-9-18-9-41-9-55s0-35 9-53c11-17 28-25 44-25 17 0 34 9 44 25 10 17 10 39 10 53s0 35-9 52c-8 17-26 28-44 28z"><text:p/></draw:path><draw:path draw:style-name="gr3" draw:text-style-name="P5" svg:width="0.1181in" svg:height="0.0669in" svg:x="0.4335in" svg:y="0.0453in" svg:viewBox="0 0 301 171" svg:d="M30 39c0 34 0 68 0 103 0 17-5 17-30 17 0 3 0 7 0 12 13 0 33-1 43-1s31 1 44 1c0-5 0-9 0-12-27 0-31 0-31-17 0-24 0-48 0-72 0-39 28-61 53-61 24 0 28 21 28 43 0 29 0 59 0 90 0 17-4 17-30 17 0 3 0 7 0 12 14 0 33-1 44-1 9 0 29 1 42 1 0-5 0-9 0-12-25 0-29 0-29-17 0-24 0-48 0-72 0-39 27-61 51-61 25 0 29 21 29 43 0 29 0 59 0 90 0 17-4 17-30 17 0 3 0 7 0 12 14 0 33-1 44-1 10 0 30 1 43 1 0-5 0-9 0-12-20 0-29 0-29-11 0-26 0-50 0-74 0-33 0-45-13-60-5-6-18-14-40-14-33 0-50 23-56 39-6-35-34-39-52-39-29 0-46 17-57 41 0-13 0-28 0-41-18 1-36 3-54 4 0 5 0 8 0 13 26 0 30 2 30 22z"><text:p/></draw:path><draw:path draw:style-name="gr3" draw:text-style-name="P5" svg:width="0.0346in" svg:height="0.1512in" svg:x="0.5701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5" svg:width="0.0744in" svg:height="0.1063in" svg:x="0.6224in" svg:y="0.0071in" svg:viewBox="0 0 190 271" svg:d="M90 4c0-1 0-4-5-4-9 0-38 3-48 3-3 1-6 1-6 8 0 6 3 6 9 6 18 0 19 2 19 6-1 2-1 6-2 8-19 74-36 147-55 220-2 6-2 7-2 9 0 9 8 11 11 11 7 0 13-5 14-10 2-10 6-20 8-30 3-11 5-22 9-33 2-9 4-17 6-26 0-2 4-15 5-18s12-24 25-35c9-6 21-13 37-13 17 0 21 13 21 26 0 21-14 64-24 86-2 9-4 13-4 21 0 19 13 32 32 32 36 0 50-56 50-60 0-3-4-3-5-3-4 0-4 1-6 7-5 20-17 47-39 47-7 0-9-3-9-12 0-10 3-19 6-28 7-15 25-61 25-83 0-26-16-42-45-42-25 0-43 12-58 30 10-41 21-82 31-123z"><text:p/></draw:path><draw:path draw:style-name="gr3" draw:text-style-name="P5" svg:width="0.035in" svg:height="0.1512in" svg:x="0.7102in" svg:y="0in" svg:viewBox="0 0 90 385" svg:d="M90 193c0-30-4-76-25-120-23-48-57-73-61-73-2 0-4 2-4 4s0 2 8 9c37 38 59 99 59 180 0 65-14 133-62 181-5 6-5 6-5 7 0 2 2 4 4 4 4 0 39-26 62-76 20-41 24-84 24-116z"><text:p/></draw:path></draw:g>, נוכיח קיים <draw:g text:anchor-type="as-char" svg:y="-0.1075in" draw:z-index="452" draw:name="Shape455" draw:style-name="gr1"><svg:title>TexMaths</svg:title><svg:desc>11§display§f \in X§svg§600§FALSE§</svg:desc><draw:path draw:style-name="gr2" draw:text-style-name="P4" svg:width="0.3898in" svg:height="0.1217in" svg:x="-0.0004in" svg:y="0.0075in" svg:viewBox="0 0 991 310" svg:d="M0 0c330 0 661 0 991 0 0 103 0 207 0 310-330 0-661 0-991 0 0-103 0-207 0-310z"><text:p/></draw:path><draw:path draw:style-name="gr3" draw:text-style-name="P5" svg:width="0.0752in" svg:height="0.1374in" svg:x="0in" svg:y="0in" svg:viewBox="0 0 192 350" svg:d="M121 118c11 0 22 0 33 0 8 0 12 0 12-8 0-4-4-4-11-4-11 0-21 0-32 0 2-16 6-30 8-44 2-8 8-36 10-40 3-8 10-13 17-13 3 0 12 0 20 6-17 1-21 16-21 21 0 9 7 13 15 13 9 0 20-7 20-23 0-17-17-26-34-26-13 0-37 7-48 45-2 8-3 12-13 61-9 0-18 0-27 0-7 0-12 0-12 7 0 5 5 5 11 5 9 0 17 0 26 0-10 50-19 100-29 150-7 38-13 73-34 73-1 0-11 0-18-7 18-1 21-15 21-20 0-9-6-14-14-14-10 0-21 8-21 23 0 18 16 27 32 27 22 0 37-23 44-38 12-24 21-71 22-73 8-41 15-81 23-121z"><text:p/></draw:path><draw:path draw:style-name="gr3" draw:text-style-name="P5" svg:width="0.076in" svg:height="0.087in" svg:x="0.1374in" svg:y="0.0256in" svg:viewBox="0 0 194 222" svg:d="M180 120c7 0 14 0 14-8 0-9-7-9-14-9-55 0-109 0-164 0 5-50 50-88 104-88 20 0 41 0 60 0 7 0 14 0 14-7 0-8-7-8-14-8-21 0-40 0-61 0-66 0-119 50-119 112s53 110 119 110c21 0 40 0 61 0 7 0 14 0 14-7 0-8-7-8-14-8-19 0-40 0-60 0-54 0-99-36-104-87 55 0 109 0 164 0z"><text:p/></draw:path><draw:path draw:style-name="gr3" draw:text-style-name="P5" svg:width="0.1248in" svg:height="0.1028in" svg:x="0.2724in" svg:y="0.0047in" svg:viewBox="0 0 318 262" svg:d="M176 104c-11-26-21-51-32-76-1-4-1-4-2-5 0-2 6-10 23-11 3-1 8-1 8-8 0-4-5-4-6-4-16 0-33 1-49 1-9 0-33-1-43-1-2 0-7 0-7 8 0 4 3 4 9 4 23 0 25 3 29 12 15 35 30 72 46 108-28 29-55 57-83 86-1 2-3 3-4 4-19 21-38 27-57 28-5 1-8 1-8 7 0 1 0 5 4 5 12 0 25-1 37-1 14 0 29 1 43 1 3 0 7 0 7-8 0-3-3-2-4-4-5 0-16-1-16-12 0-6 6-13 10-17 14-13 27-27 40-42 11-12 23-25 34-37 13 31 26 60 40 91 1 5 2 5 2 6 0 3-8 10-23 11-5 1-8 1-8 7 0 5 4 5 7 5 10 0 37-1 48-1 10 0 33 1 43 1 2 0 7 0 7-8 0-4-4-4-7-4-25 0-26-1-33-17-15-36-41-94-50-117 27-28 66-74 80-85 11-9 25-18 48-19 6-1 9-1 9-8 0-1 0-4-6-4-11 0-24 1-36 1-14 0-29-1-43-1-2 0-6 0-6 8 0 2 2 3 4 4 3 0 15 1 15 11 0 6-4 11-7 14-21 22-42 44-63 67z"><text:p/></draw:path></draw:g><text:s/>כך ש־<draw:g text:anchor-type="as-char" svg:y="-0.1134in" draw:z-index="453" draw:name="Shape456" draw:style-name="gr1"><svg:title>TexMaths</svg:title><svg:desc>11§display§\dom(f) = x§svg§600§FALSE§</svg:desc><draw:path draw:style-name="gr2" draw:text-style-name="P4" svg:width="0.7638in" svg:height="0.1358in" svg:x="0.0024in" svg:y="0.0071in" svg:viewBox="0 0 1941 346" svg:d="M971 346c-324 0-647 0-971 0 0-116 0-230 0-346 647 0 1293 0 1941 0 0 116 0 230 0 346-324 0-648 0-970 0z"><text:p/></draw:path><draw:path draw:style-name="gr3" draw:text-style-name="P5" svg:width="0.0744in" svg:height="0.1063in" svg:x="-0.0004in" svg:y="0.0071in" svg:viewBox="0 0 190 271" svg:d="M134 246c0 8 0 17 0 25 19-1 38-2 56-5 0-3 0-7 0-12-26 0-29-2-29-21 0-77 0-155 0-233-19 1-38 3-56 4 0 5 0 8 0 13 27 0 30 2 30 20 0 28 0 55 0 84-11-14-28-24-49-24-45 0-86 38-86 88 0 47 39 86 83 86 24 0 41-13 51-25zM134 143c0 27 0 53 0 78 0 7 0 8-4 15-12 18-30 26-46 26-17 0-31-10-41-24-10-17-11-38-11-53 0-14 1-37 12-55 9-12 23-24 44-24 13 0 30 5 42 23 4 6 4 8 4 14z"><text:p/></draw:path><draw:path draw:style-name="gr3" draw:text-style-name="P5" svg:width="0.0673in" svg:height="0.0693in" svg:x="0.0835in" svg:y="0.0453in" svg:viewBox="0 0 172 177" svg:d="M172 90c0-49-39-90-86-90-49 0-86 42-86 90 0 50 41 87 86 87 46 0 86-37 86-87zM86 167c-17 0-33-7-44-25-10-18-10-41-10-55s0-35 10-53c10-17 28-25 44-25s32 9 43 25c10 17 11 39 11 53s0 35-9 52-25 28-45 28z"><text:p/></draw:path><draw:path draw:style-name="gr3" draw:text-style-name="P5" svg:width="0.1185in" svg:height="0.0669in" svg:x="0.1598in" svg:y="0.0453in" svg:viewBox="0 0 302 171" svg:d="M31 39c0 34 0 68 0 103 0 17-5 17-31 17 0 3 0 7 0 12 13 0 33-1 44-1 10 0 30 1 43 1 0-5 0-9 0-12-25 0-30 0-30-17 0-24 0-48 0-72 0-39 28-61 52-61s29 21 29 43c0 29 0 59 0 90 0 17-5 17-30 17 0 3 0 7 0 12 13 0 33-1 43-1 11 0 31 1 44 1 0-5 0-9 0-12-27 0-31 0-31-17 0-24 0-48 0-72 0-39 28-61 53-61 24 0 28 21 28 43 0 29 0 59 0 90 0 17-4 17-30 17 0 3 0 7 0 12 14 0 34-1 44-1s29 1 43 1c0-5 0-9 0-12-20 0-30 0-30-11 0-26 0-50 0-74 0-33 0-45-12-60-6-6-18-14-41-14-32 0-49 23-56 39-6-35-34-39-51-39-28 0-46 17-57 41 0-13 0-28 0-41-19 1-36 3-55 4 0 5 0 8 0 13 28 0 31 2 31 22z"><text:p/></draw:path><draw:path draw:style-name="gr3" draw:text-style-name="P5" svg:width="0.035in" svg:height="0.1512in" svg:x="0.2969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5" svg:width="0.0756in" svg:height="0.1374in" svg:x="0.3492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2 0-12 7 0 5 5 5 11 5 9 0 18 0 27 0-10 50-20 100-30 151-7 37-13 72-33 72-2 0-12 0-19-6 18-1 21-16 21-21 0-9-6-13-14-13-10 0-21 8-21 23 0 17 17 26 33 26 21 0 36-23 43-37 13-25 22-71 22-74 8-40 15-80 23-121z"><text:p/></draw:path><draw:path draw:style-name="gr3" draw:text-style-name="P5" svg:width="0.0346in" svg:height="0.1512in" svg:x="0.4406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5" svg:width="0.1004in" svg:height="0.0354in" svg:x="0.541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756in" svg:height="0.0685in" svg:x="0.698in" svg:y="0.0453in" svg:viewBox="0 0 193 175" svg:d="M118 54c2-10 11-45 38-45 2 0 11 0 19 4-11 2-19 12-19 21 0 7 5 14 16 14 9 0 21-7 21-23 0-19-23-25-37-25-22 0-36 21-40 30-10-26-30-30-42-30-40 0-62 50-62 59 0 5 3 5 5 5 3 0 4-1 5-5 12-40 39-50 52-50 6 0 21 3 21 25 0 12-7 39-21 93-7 24-20 39-38 39-2 0-11 0-18-4 8-2 17-10 17-21s-9-13-14-13c-11 0-21 10-21 22 0 17 19 25 36 25 26 0 40-27 41-30 4 15 19 30 42 30 39 0 62-49 62-59 0-4-4-4-5-4-3 0-4 1-5 4-13 41-39 50-52 50-14 0-21-12-21-25 0-9 2-17 7-34 4-18 8-35 13-53z"><text:p/></draw:path></draw:g>. <text:span text:style-name="T37">לפי הנתון, קיים </text:span><text:span text:style-name="T37"><draw:g text:anchor-type="as-char" svg:y="-0.1134in" draw:z-index="455" draw:name="Shape457" draw:style-name="gr1"><svg:title>TexMaths</svg:title><svg:desc>11§display§y \in \Im(h)§svg§600§FALSE§</svg:desc><draw:path draw:style-name="gr2" draw:text-style-name="P4" svg:width="0.622in" svg:height="0.1358in" svg:x="0.0039in" svg:y="0.0071in" svg:viewBox="0 0 1581 346" svg:d="M791 346c-264 0-527 0-791 0 0-116 0-230 0-346 527 0 1054 0 1581 0 0 116 0 230 0 346-263 0-527 0-790 0z"><text:p/></draw:path><draw:path draw:style-name="gr3" draw:text-style-name="P5" svg:width="0.0697in" svg:height="0.0976in" svg:x="0.0004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3 0 8 0 8 12 0 10-3 20-5 27-17 41-23 63-23 81 0 34 24 46 47 46 16 0 29-7 39-18-5 20-9 40-25 59-11 13-25 24-42 24-6 0-24-1-30-15 6 0 11 0 16-6 5-3 8-8 8-14 0-12-10-13-14-13-9 0-21 5-21 24s16 33 41 33c39 0 79-35 90-77 12-50 25-99 37-148z"><text:p/></draw:path><draw:path draw:style-name="gr3" draw:text-style-name="P5" svg:width="0.0756in" svg:height="0.087in" svg:x="0.1311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5" svg:width="0.0461in" svg:height="0.1028in" svg:x="0.2665in" svg:y="0.0098in" svg:viewBox="0 0 118 262" svg:d="M76 30c0-15 1-18 32-18 3 0 6 0 10 0 0-4 0-8 0-12-13 1-44 1-59 1s-46 0-59-1c0 4 0 8 0 12 3 0 7 0 10 0 31 0 32 3 32 18 0 67 0 135 0 202 0 14-1 18-32 18-3 0-7 0-10 0 0 4 0 9 0 12 13-1 44-1 58-1 16 0 47 0 60 1 0-3 0-8 0-12-4 0-7 0-10 0-31 0-32-4-32-18 0-67 0-135 0-202z"><text:p/></draw:path><draw:path draw:style-name="gr3" draw:text-style-name="P5" svg:width="0.1181in" svg:height="0.0669in" svg:x="0.3213in" svg:y="0.0453in" svg:viewBox="0 0 301 171" svg:d="M31 39c0 34 0 68 0 103 0 17-5 17-31 17 0 3 0 7 0 12 13 0 33-1 44-1 10 0 30 1 43 1 0-5 0-9 0-12-25 0-30 0-30-17 0-24 0-48 0-72 0-39 28-61 52-61s29 21 29 43c0 29 0 59 0 90 0 17-5 17-30 17 0 3 0 7 0 12 13 0 33-1 43-1 11 0 31 1 44 1 0-5 0-9 0-12-27 0-31 0-31-17 0-24 0-48 0-72 0-39 27-61 53-61 24 0 28 21 28 43 0 29 0 59 0 90 0 17-4 17-30 17 0 3 0 7 0 12 14 0 34-1 44-1 9 0 29 1 42 1 0-5 0-9 0-12-19 0-29 0-29-11 0-26 0-50 0-74 0-33 0-45-12-60-6-6-18-14-41-14-32 0-50 23-56 39-6-35-34-39-51-39-28 0-47 17-57 41 0-13 0-28 0-41-19 1-36 3-55 4 0 5 0 8 0 13 28 0 31 2 31 22z"><text:p/></draw:path><draw:path draw:style-name="gr3" draw:text-style-name="P5" svg:width="0.035in" svg:height="0.1512in" svg:x="0.4583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5" svg:width="0.0744in" svg:height="0.1063in" svg:x="0.5106in" svg:y="0.0071in" svg:viewBox="0 0 190 271" svg:d="M90 4c0-1 0-4-5-4-9 0-37 3-48 3-2 1-6 1-6 8 0 6 3 6 9 6 18 0 19 2 19 6 0 2-1 6-1 8-18 74-37 147-56 220-2 6-2 7-2 9 0 9 8 11 12 11 6 0 12-5 14-10 3-10 5-20 7-30 3-11 6-22 9-33 2-9 4-17 6-26 2-2 4-15 5-18s13-24 26-35c8-6 20-13 37-13 16 0 20 13 20 26 0 21-14 64-23 86-3 9-5 13-5 21 0 19 13 32 32 32 36 0 50-56 50-60 0-3-3-3-4-3-4 0-4 1-7 7-5 20-17 47-39 47-7 0-9-3-9-12 0-10 3-19 7-28 6-15 24-61 24-83 0-26-16-42-45-42-25 0-43 12-58 30 10-41 21-82 31-123z"><text:p/></draw:path><draw:path draw:style-name="gr3" draw:text-style-name="P5" svg:width="0.035in" svg:height="0.1512in" svg:x="0.5984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7"><text:s/>כך ש־</text:span><text:span text:style-name="T37"><draw:g text:anchor-type="as-char" svg:y="-0.1134in" draw:z-index="456" draw:name="Shape458" draw:style-name="gr1"><svg:title>TexMaths</svg:title><svg:desc>11§display§h(y) = x§svg§600§FALSE§</svg:desc><draw:path draw:style-name="gr2" draw:text-style-name="P4" svg:width="0.5531in" svg:height="0.1354in" svg:x="0.0004in" svg:y="0.0071in" svg:viewBox="0 0 1406 345" svg:d="M0 0c469 0 937 0 1406 0 0 115 0 230 0 345-469 0-937 0-1406 0 0-115 0-230 0-345z"><text:p/></draw:path><draw:path draw:style-name="gr3" draw:text-style-name="P5" svg:width="0.0744in" svg:height="0.1059in" svg:x="0.0008in" svg:y="0.0075in" svg:viewBox="0 0 190 270" svg:d="M90 3c-2-1 0-3-5-3-9 0-37 2-48 3-2 0-6 1-6 8 0 4 3 4 9 4 18 0 19 4 19 7 0 2-1 6-1 8-18 73-37 147-56 221-2 6-2 6-2 9 0 9 8 10 12 10 6 0 12-5 14-10 3-9 5-19 7-29 3-11 6-23 9-35 2-8 4-15 6-24 2-2 4-16 5-18 1-3 13-25 26-35 8-7 20-14 37-14 16 0 21 13 21 27 0 21-15 62-24 85-3 9-5 14-5 22 0 18 13 31 32 31 36 0 50-56 50-60 0-3-3-3-4-3-4 0-4 1-7 7-5 21-17 48-39 48-6 0-9-4-9-13 0-10 3-19 7-28 6-16 24-60 24-83 0-25-16-41-45-41-25 0-43 12-58 30 10-42 21-83 31-124z"><text:p/></draw:path><draw:path draw:style-name="gr3" draw:text-style-name="P5" svg:width="0.035in" svg:height="0.1508in" svg:x="0.0953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5" svg:width="0.0697in" svg:height="0.0972in" svg:x="0.1441in" svg:y="0.0453in" svg:viewBox="0 0 178 248" svg:d="M177 23c1-5 1-5 1-9 0-6-5-10-11-10-4 0-10 3-13 8-1 2-4 14-5 21-4 10-6 20-8 31-6 23-12 46-18 69-1 6-18 33-44 33-20 0-24-17-24-32 0-17 7-40 20-75 6-16 8-20 8-28 0-17-13-31-31-31-38 0-52 56-52 59 0 4 3 3 4 4 5 0 5-1 7-7 11-36 26-48 40-48 2 0 8 0 8 13 0 9-3 20-6 26-16 41-22 63-22 82 0 34 24 45 47 45 16 0 28-7 39-17-5 20-9 38-26 58-10 13-24 25-41 25-6 0-24-2-30-16 6 0 11 0 16-5 5-4 8-9 8-16 0-11-10-13-14-13-9 0-21 6-21 25 0 18 16 33 41 33 39 0 79-36 90-77 12-50 25-99 37-148z"><text:p/></draw:path><draw:path draw:style-name="gr3" draw:text-style-name="P5" svg:width="0.0346in" svg:height="0.1508in" svg:x="0.2283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5" svg:width="0.1004in" svg:height="0.035in" svg:x="0.3295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756in" svg:height="0.0681in" svg:x="0.4858in" svg:y="0.0453in" svg:viewBox="0 0 193 174" svg:d="M118 54c2-10 11-46 38-46 3 0 11 0 20 5-11 2-19 12-19 21 0 7 5 13 15 13 9 0 21-6 21-22 0-19-23-25-37-25-22 0-35 20-40 29-9-26-30-29-41-29-41 0-63 50-63 59 0 4 3 4 5 4 3 0 4-1 5-5 13-40 39-50 52-50 6 0 21 4 21 26 0 12-7 38-21 92-7 24-20 40-38 40-2 0-11 0-18-5 10-2 17-10 17-21 0-10-7-13-14-13-11 0-21 10-21 22 0 17 20 25 36 25 26 0 40-26 41-29 4 15 19 29 42 29 40 0 62-50 62-59 0-4-4-4-5-4-3 0-4 1-5 5-12 40-39 50-51 50-15 0-22-13-22-25 0-9 2-18 7-34 4-18 8-35 13-53z"><text:p/></draw:path></draw:g></text:span><text:span text:style-name="T37">, שזה שקול לקיום </text:span><text:span text:style-name="T37"><draw:g text:anchor-type="as-char" svg:y="-0.1134in" draw:z-index="457" draw:name="Shape459" draw:style-name="gr1"><svg:title>TexMaths</svg:title><svg:desc>11§display§\exists g \in X. g(y) = x§svg§600§FALSE§</svg:desc><draw:path draw:style-name="gr2" draw:text-style-name="P4" svg:width="1.0642in" svg:height="0.1358in" svg:x="0.0004in" svg:y="0.0071in" svg:viewBox="0 0 2704 346" svg:d="M1353 346c-452 0-902 0-1353 0 0-116 0-230 0-346 901 0 1803 0 2704 0 0 116 0 230 0 346-450 0-901 0-1351 0z"><text:p/></draw:path><draw:path draw:style-name="gr3" draw:text-style-name="P5" svg:width="0.0673in" svg:height="0.1043in" svg:x="0.0012in" svg:y="0.0071in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5" svg:width="0.0693in" svg:height="0.0976in" svg:x="0.0799in" svg:y="0.0453in" svg:viewBox="0 0 177 249" svg:d="M176 25c0-2 1-4 1-6 0-7-4-11-11-11-4 0-14 3-16 16-7-14-20-24-36-24-44 0-92 54-92 110 0 38 24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5" svg:width="0.076in" svg:height="0.087in" svg:x="0.2102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5" svg:width="0.1248in" svg:height="0.1028in" svg:x="0.3457in" svg:y="0.0098in" svg:viewBox="0 0 318 262" svg:d="M176 105c-11-27-21-52-32-77-1-4-1-4-2-5 0-2 7-10 23-11 3-1 8-1 8-8 0-4-5-4-6-4-16 0-33 1-49 1-9 0-33-1-43-1-2 0-7 0-7 8 0 4 4 4 9 4 23 0 25 3 29 12 15 37 30 72 46 108-28 29-55 57-83 86-1 2-3 3-4 4-19 21-37 27-57 28-5 1-8 1-8 8 0 1 0 4 4 4 13 0 25-1 37-1 14 0 29 1 43 1 3 0 7 0 7-8 0-3-3-2-4-4-4 0-15-1-15-12 0-6 5-12 9-17 14-13 27-27 40-40 11-14 23-27 34-39 13 31 27 62 40 91 1 5 2 5 2 6 0 3-8 10-23 11-5 1-8 1-8 8 0 4 5 4 7 4 10 0 37-1 48-1 10 0 33 1 43 1 2 0 8 0 8-8 0-4-5-4-8-4-25 0-26-1-33-17-15-35-41-94-49-117 26-28 66-74 79-85 11-9 25-18 48-19 6-1 9-1 9-8 0-1 0-4-5-4-11 0-25 1-37 1-14 0-28-1-43-1-2 0-6 0-6 8 0 2 2 3 4 4 3 0 16 1 16 11 0 6-5 11-8 14-21 22-42 44-63 68z"><text:p/></draw:path><draw:path draw:style-name="gr3" draw:text-style-name="P5" svg:width="0.0161in" svg:height="0.0157in" svg:x="0.4839in" svg:y="0.0972in" svg:viewBox="0 0 42 41" svg:d="M42 21c0-12-10-21-21-21s-21 9-21 21c0 11 10 20 21 20s21-9 21-20z"><text:p/></draw:path><draw:path draw:style-name="gr3" draw:text-style-name="P5" svg:width="0.0693in" svg:height="0.0976in" svg:x="0.5157in" svg:y="0.0453in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4 10-13 20-20 28-9 6-21 13-32 13-19 0-25-20-25-35 0-19 12-64 22-84 11-19 27-34 42-34 27 0 32 31 32 33s-1 4-2 5c-5 25-12 49-17 74z"><text:p/></draw:path><draw:path draw:style-name="gr3" draw:text-style-name="P5" svg:width="0.0346in" svg:height="0.1512in" svg:x="0.6063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0697in" svg:height="0.0976in" svg:x="0.6547in" svg:y="0.0453in" svg:viewBox="0 0 178 249" svg:d="M176 24c2-5 2-6 2-9 0-7-5-11-11-11-4 0-11 3-14 8 0 2-3 14-6 21-2 10-5 21-7 31-6 23-11 46-17 69-2 7-18 33-44 33-20 0-24-16-24-31 0-17 7-41 20-76 6-15 8-19 8-27 0-18-13-32-32-32-37 0-51 56-51 59 0 5 3 5 4 5 5 0 5-1 7-8 10-36 25-47 39-47 3 0 9 0 9 12 0 10-4 20-6 27-16 41-22 63-22 81 0 34 24 46 46 46 15 0 29-7 40-18-6 20-10 40-26 59-10 13-24 24-43 24-4 0-22-1-28-15 5 0 11 0 16-6 4-3 8-8 8-14 0-12-11-13-14-13-9 0-22 5-22 24s17 33 40 33c41 0 81-35 92-77 12-50 24-99 36-148z"><text:p/></draw:path><draw:path draw:style-name="gr3" draw:text-style-name="P5" svg:width="0.0346in" svg:height="0.1512in" svg:x="0.739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12in" svg:height="0.0354in" svg:x="0.8402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756in" svg:height="0.0685in" svg:x="0.9969in" svg:y="0.0453in" svg:viewBox="0 0 193 175" svg:d="M118 54c2-10 11-45 38-45 2 0 11 0 19 4-11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/draw:g></text:span><text:span text:style-name="T37">, כלומר נבחר </text:span><text:span text:style-name="T37"><draw:g text:anchor-type="as-char" svg:y="-0.1075in" draw:z-index="458" draw:name="Shape460" draw:style-name="gr1"><svg:title>TexMaths</svg:title><svg:desc>11§display§f = g§svg§600§FALSE§</svg:desc><draw:path draw:style-name="gr2" draw:text-style-name="P4" svg:width="0.3492in" svg:height="0.1217in" svg:x="0.0004in" svg:y="0.0075in" svg:viewBox="0 0 888 310" svg:d="M0 0c296 0 592 0 888 0 0 103 0 207 0 310-296 0-592 0-888 0 0-103 0-207 0-310z"><text:p/></draw:path><draw:path draw:style-name="gr3" draw:text-style-name="P5" svg:width="0.0756in" svg:height="0.1374in" svg:x="0.0008in" svg:y="0in" svg:viewBox="0 0 193 350" svg:d="M121 118c11 0 22 0 33 0 8 0 12 0 12-8 0-4-4-4-11-4-11 0-21 0-32 0 2-16 6-30 8-44 2-8 8-36 10-40 3-8 10-13 17-13 3 0 13 0 19 6-16 2-21 16-21 21 0 9 8 14 15 14 11 0 22-8 22-24 0-17-18-26-35-26-13 0-37 7-48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" draw:text-style-name="P5" svg:width="0.1004in" svg:height="0.0354in" svg:x="0.1343in" svg:y="0.052in" svg:viewBox="0 0 256 91" svg:d="M243 16c7 0 13-1 13-8 0-8-6-8-12-8-78 0-155 0-232 0-5 0-12 0-12 8 0 7 7 8 13 8 77 0 153 0 230 0zM244 91c6 0 12 0 12-7 0-9-6-9-13-9-77 0-153 0-230 0-6 0-13 0-13 9 0 7 7 7 12 7 77 0 154 0 232 0z"><text:p/></draw:path><draw:path draw:style-name="gr3" draw:text-style-name="P5" svg:width="0.0693in" svg:height="0.0976in" svg:x="0.2882in" svg:y="0.0402in" svg:viewBox="0 0 177 249" svg:d="M176 25c0-2 1-4 1-6 0-7-4-11-11-11-4 0-14 3-16 16-7-14-20-24-36-24-44 0-92 54-92 110 0 37 24 60 52 60 23 0 40-17 45-22-8 33-9 33-13 50-1 4-15 42-55 42-8 0-20 0-31-4 11-3 15-13 15-19 0-7-4-15-14-15-9 0-21 8-21 23 0 16 14 24 52 24 47 0 76-30 81-53 14-56 29-114 43-171zM125 121c-2 10-11 20-19 27s-20 14-31 14c-20 0-25-20-25-36 0-18 11-63 22-83 9-19 26-34 42-34 26 0 31 31 31 33s0 4-1 5c-6 24-12 49-19 74z"><text:p/></draw:path></draw:g></text:span><text:span text:style-name="T37"><text:s/>ולפי הטענה הזו זה יעבוד. </text:span></text:p>
        </text:list-item>
        <text:list-item>
          <text:p text:style-name="P93">יהי <draw:g text:anchor-type="as-char" svg:y="-0.1047in" draw:z-index="460" draw:name="Shape461" draw:style-name="gr1"><svg:title>TexMaths</svg:title><svg:desc>11§display§x \in \mathfrak{A}§svg§600§FALSE§</svg:desc><draw:path draw:style-name="gr2" draw:text-style-name="P4" svg:width="0.3642in" svg:height="0.0957in" svg:x="0.0039in" svg:y="0.0079in" svg:viewBox="0 0 926 244" svg:d="M463 244c-155 0-309 0-463 0 0-82 0-162 0-244 309 0 617 0 926 0 0 82 0 162 0 244-154 0-309 0-463 0z"><text:p/></draw:path><draw:path draw:style-name="gr3" draw:text-style-name="P5" svg:width="0.0752in" svg:height="0.0681in" svg:x="0.0004in" svg:y="0.0398in" svg:viewBox="0 0 192 174" svg:d="M118 54c3-10 12-45 38-45 2 0 11 0 20 5-11 1-19 11-19 20 0 7 5 15 15 15 8 0 20-8 20-24 0-19-22-25-35-25-23 0-36 21-40 30-10-26-31-30-42-30-41 0-63 50-63 60 0 4 3 2 4 4 4 0 5-1 6-4 13-41 38-51 52-51 7 0 21 3 21 25 0 12-7 39-21 93-7 23-20 39-37 39-2 0-11 0-19-6 9-1 18-9 18-19 0-11-9-14-14-14-12 0-22 10-22 23 0 17 20 24 36 24 27 0 40-26 41-28 4 13 19 28 42 28 39 0 61-48 61-58 0-5-3-5-4-5-3 0-4 3-4 5-14 41-40 50-52 50-16 0-21-12-21-25 0-9 2-16 7-34 4-18 7-35 12-53z"><text:p/></draw:path><draw:path draw:style-name="gr3" draw:text-style-name="P5" svg:width="0.076in" svg:height="0.0874in" svg:x="0.1378in" svg:y="0.0236in" svg:viewBox="0 0 194 223" svg:d="M180 119c7 0 14 0 14-8 0-7-7-7-14-7-55 0-109 0-164 0 5-51 49-89 104-89 20 0 41 0 60 0 7 0 14 0 14-7 0-8-7-8-14-8-21 0-40 0-61 0-66 0-119 50-119 111s53 112 119 112c21 0 40 0 61 0 7 0 14 0 14-8s-7-8-14-8c-19 0-40 0-60 0-55 0-99-37-104-88 55 0 109 0 164 0z"><text:p/></draw:path><draw:path draw:style-name="gr3" draw:text-style-name="P5" svg:width="0.1039in" svg:height="0.1091in" svg:x="0.272in" svg:y="0in" svg:viewBox="0 0 265 278" svg:d="M145 146c12-24 19-50 19-76 0-37-31-66-68-66-31 0-65 22-74 32-11 10-22 22-22 38 0 23 18 34 30 51 2 3 4 6 4 11 0 12-13 23-24 30 2 2 3 3 5 4 21-10 45-28 45-51 0-22-36-41-36-57 0-22 23-37 43-37 39 0 66 32 66 70 0 21-3 45-16 62-16 20-46 41-71 59-14 11-28 22-43 33 2 3 5 4 7 5 13-9 26-16 41-16 26 0 42 19 56 40 26-19 51-37 78-57 6 20 12 38 24 57 19-14 37-29 56-43-1-1-2-3-2-5-7 3-18 8-23 8-8 0-17-24-21-34-1-3-1-8-1-12-1-23-2-45-2-68 0-39-3-93 5-103 3-4 11-11 17-17-3-1-5-3-6-4-16 12-33 25-49 38 1 14 2 32 2 48 0 42 0 83 0 125-20 12-52 32-56 32-7-6-12-11-19-18-8-9-18-16-33-16 23-21 45-42 68-63z"><text:p/></draw:path></draw:g>, כלומר קיים <draw:g text:anchor-type="as-char" svg:y="-0.1075in" draw:z-index="461" draw:name="Shape462" draw:style-name="gr1"><svg:title>TexMaths</svg:title><svg:desc>11§display§f \in X§svg§600§FALSE§</svg:desc><draw:path draw:style-name="gr2" draw:text-style-name="P4" svg:width="0.3898in" svg:height="0.1217in" svg:x="0.0004in" svg:y="0.0075in" svg:viewBox="0 0 991 310" svg:d="M0 0c330 0 661 0 991 0 0 103 0 207 0 310-330 0-661 0-991 0 0-103 0-207 0-310z"><text:p/></draw:path><draw:path draw:style-name="gr3" draw:text-style-name="P5" svg:width="0.0752in" svg:height="0.1374in" svg:x="0.0008in" svg:y="0in" svg:viewBox="0 0 192 350" svg:d="M121 118c11 0 22 0 33 0 8 0 12 0 12-8 0-4-4-4-11-4-11 0-21 0-32 0 2-16 6-30 8-44 2-8 8-36 10-40 3-8 10-13 17-13 3 0 12 0 20 6-17 1-21 16-21 21 0 9 7 13 15 13 9 0 20-7 20-23 0-17-17-26-34-26-13 0-37 7-48 45-2 8-3 12-13 61-9 0-18 0-27 0-7 0-12 0-12 7 0 5 5 5 11 5 9 0 17 0 26 0-10 50-19 100-29 150-7 38-13 73-34 73-1 0-11 0-18-7 18-1 21-15 21-20 0-9-6-14-14-14-10 0-21 8-21 23 0 18 16 27 32 27 22 0 37-23 44-38 12-24 21-71 22-73 8-41 15-81 23-121z"><text:p/></draw:path><draw:path draw:style-name="gr3" draw:text-style-name="P5" svg:width="0.076in" svg:height="0.087in" svg:x="0.1382in" svg:y="0.0256in" svg:viewBox="0 0 194 222" svg:d="M180 120c7 0 14 0 14-8 0-9-7-9-14-9-55 0-109 0-164 0 5-50 50-88 104-88 20 0 41 0 60 0 7 0 14 0 14-7 0-8-7-8-14-8-21 0-40 0-61 0-66 0-119 50-119 112s53 110 119 110c21 0 40 0 61 0 7 0 14 0 14-7 0-8-7-8-14-8-19 0-40 0-60 0-54 0-99-36-104-87 55 0 109 0 164 0z"><text:p/></draw:path><draw:path draw:style-name="gr3" draw:text-style-name="P5" svg:width="0.1248in" svg:height="0.1028in" svg:x="0.2732in" svg:y="0.0047in" svg:viewBox="0 0 318 262" svg:d="M176 104c-11-26-21-51-32-76-1-4-1-4-2-5 0-2 6-10 23-11 3-1 8-1 8-8 0-4-5-4-6-4-16 0-33 1-49 1-9 0-33-1-43-1-2 0-7 0-7 8 0 4 3 4 9 4 23 0 25 3 29 12 15 35 30 72 46 108-28 29-55 57-83 86-1 2-3 3-4 4-19 21-38 27-57 28-5 1-8 1-8 7 0 1 0 5 4 5 12 0 25-1 37-1 14 0 29 1 43 1 3 0 7 0 7-8 0-3-3-2-4-4-5 0-16-1-16-12 0-6 6-13 10-17 14-13 27-27 40-42 11-12 23-25 34-37 13 31 26 60 40 91 1 5 2 5 2 6 0 3-8 10-23 11-5 1-8 1-8 7 0 5 4 5 7 5 10 0 37-1 48-1 10 0 33 1 43 1 2 0 7 0 7-8 0-4-4-4-7-4-25 0-26-1-33-17-15-36-41-94-50-117 27-28 66-74 80-85 11-9 25-18 48-19 6-1 9-1 9-8 0-1 0-4-6-4-11 0-24 1-36 1-14 0-29-1-43-1-2 0-6 0-6 8 0 2 2 3 4 4 3 0 15 1 15 11 0 6-4 11-7 14-21 22-42 44-63 67z"><text:p/></draw:path></draw:g><text:s/>עבורו <draw:g text:anchor-type="as-char" svg:y="-0.1134in" draw:z-index="462" draw:name="Shape463" draw:style-name="gr1"><svg:title>TexMaths</svg:title><svg:desc>11§display§\dom(f) = x§svg§600§FALSE§</svg:desc><draw:path draw:style-name="gr2" draw:text-style-name="P4" svg:width="0.7638in" svg:height="0.1358in" svg:x="0.0031in" svg:y="0.0071in" svg:viewBox="0 0 1941 346" svg:d="M971 346c-324 0-647 0-971 0 0-116 0-230 0-346 647 0 1293 0 1941 0 0 116 0 230 0 346-324 0-648 0-970 0z"><text:p/></draw:path><draw:path draw:style-name="gr3" draw:text-style-name="P5" svg:width="0.0744in" svg:height="0.1063in" svg:x="0.0004in" svg:y="0.0071in" svg:viewBox="0 0 190 271" svg:d="M134 246c0 8 0 17 0 25 19-1 38-2 56-5 0-3 0-7 0-12-26 0-29-2-29-21 0-77 0-155 0-233-19 1-38 3-56 4 0 5 0 8 0 13 27 0 30 2 30 20 0 28 0 55 0 84-11-14-28-24-49-24-45 0-86 38-86 88 0 47 39 86 83 86 24 0 41-13 51-25zM134 143c0 27 0 53 0 78 0 7 0 8-4 15-12 18-30 26-46 26-17 0-31-10-41-24-10-17-11-38-11-53 0-14 1-37 12-55 9-12 23-24 44-24 13 0 30 5 42 23 4 6 4 8 4 14z"><text:p/></draw:path><draw:path draw:style-name="gr3" draw:text-style-name="P5" svg:width="0.0673in" svg:height="0.0693in" svg:x="0.0843in" svg:y="0.0453in" svg:viewBox="0 0 172 177" svg:d="M172 90c0-49-39-90-86-90-49 0-86 42-86 90 0 50 41 87 86 87 46 0 86-37 86-87zM86 167c-17 0-33-7-44-25-10-18-10-41-10-55s0-35 10-53c10-17 28-25 44-25s32 9 43 25c10 17 11 39 11 53s0 35-9 52-25 28-45 28z"><text:p/></draw:path><draw:path draw:style-name="gr3" draw:text-style-name="P5" svg:width="0.1185in" svg:height="0.0669in" svg:x="0.1606in" svg:y="0.0453in" svg:viewBox="0 0 302 171" svg:d="M31 39c0 34 0 68 0 103 0 17-5 17-31 17 0 3 0 7 0 12 13 0 33-1 44-1 10 0 30 1 43 1 0-5 0-9 0-12-25 0-30 0-30-17 0-24 0-48 0-72 0-39 28-61 52-61s29 21 29 43c0 29 0 59 0 90 0 17-5 17-30 17 0 3 0 7 0 12 13 0 33-1 43-1 11 0 31 1 44 1 0-5 0-9 0-12-27 0-31 0-31-17 0-24 0-48 0-72 0-39 28-61 53-61 24 0 28 21 28 43 0 29 0 59 0 90 0 17-4 17-30 17 0 3 0 7 0 12 14 0 34-1 44-1s29 1 43 1c0-5 0-9 0-12-20 0-30 0-30-11 0-26 0-50 0-74 0-33 0-45-12-60-6-6-18-14-41-14-32 0-49 23-56 39-6-35-34-39-51-39-28 0-46 17-57 41 0-13 0-28 0-41-19 1-36 3-55 4 0 5 0 8 0 13 28 0 31 2 31 22z"><text:p/></draw:path><draw:path draw:style-name="gr3" draw:text-style-name="P5" svg:width="0.035in" svg:height="0.1512in" svg:x="0.2976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5" svg:width="0.0756in" svg:height="0.1374in" svg:x="0.35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2 0-12 7 0 5 5 5 11 5 9 0 18 0 27 0-10 50-20 100-30 151-7 37-13 72-33 72-2 0-12 0-19-6 18-1 21-16 21-21 0-9-6-13-14-13-10 0-21 8-21 23 0 17 17 26 33 26 21 0 36-23 43-37 13-25 22-71 22-74 8-40 15-80 23-121z"><text:p/></draw:path><draw:path draw:style-name="gr3" draw:text-style-name="P5" svg:width="0.0346in" svg:height="0.1512in" svg:x="0.4413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5" svg:width="0.1004in" svg:height="0.0354in" svg:x="0.542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5" svg:width="0.0756in" svg:height="0.0685in" svg:x="0.6988in" svg:y="0.0453in" svg:viewBox="0 0 193 175" svg:d="M118 54c2-10 11-45 38-45 2 0 11 0 19 4-11 2-19 12-19 21 0 7 5 14 16 14 9 0 21-7 21-23 0-19-23-25-37-25-22 0-36 21-40 30-10-26-30-30-42-30-40 0-62 50-62 59 0 5 3 5 5 5 3 0 4-1 5-5 12-40 39-50 52-50 6 0 21 3 21 25 0 12-7 39-21 93-7 24-20 39-38 39-2 0-11 0-18-4 8-2 17-10 17-21s-9-13-14-13c-11 0-21 10-21 22 0 17 19 25 36 25 26 0 40-27 41-30 4 15 19 30 42 30 39 0 62-49 62-59 0-4-4-4-5-4-3 0-4 1-5 4-13 41-39 50-52 50-14 0-21-12-21-25 0-9 2-17 7-34 4-18 8-35 13-53z"><text:p/></draw:path></draw:g>, וצ.ל. <draw:g text:anchor-type="as-char" svg:y="-0.1134in" draw:z-index="463" draw:name="Shape464" draw:style-name="gr1"><svg:title>TexMaths</svg:title><svg:desc>11§display§x \in \dom(h)§svg§600§FALSE§</svg:desc><draw:path draw:style-name="gr2" draw:text-style-name="P4" svg:width="0.7346in" svg:height="0.1358in" svg:x="0.0039in" svg:y="0.0071in" svg:viewBox="0 0 1867 346" svg:d="M933 346c-311 0-622 0-933 0 0-116 0-230 0-346 622 0 1244 0 1867 0 0 116 0 230 0 346-312 0-623 0-934 0z"><text:p/></draw:path><draw:path draw:style-name="gr3" draw:text-style-name="P5" svg:width="0.0752in" svg:height="0.0685in" svg:x="0.0004in" svg:y="0.0453in" svg:viewBox="0 0 192 175" svg:d="M119 54c2-10 11-45 37-45 2 0 12 0 20 4-11 2-19 12-19 21 0 7 5 14 14 14s21-7 21-23c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5 1-5 4-13 41-39 50-51 50-16 0-21-12-21-25 0-9 2-17 7-34 4-18 8-35 13-53z"><text:p/></draw:path><draw:path draw:style-name="gr3" draw:text-style-name="P5" svg:width="0.0752in" svg:height="0.087in" svg:x="0.1382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5" svg:width="0.0748in" svg:height="0.1063in" svg:x="0.274in" svg:y="0.0071in" svg:viewBox="0 0 191 271" svg:d="M134 246c0 8 0 17 0 25 19-1 39-2 57-5 0-3 0-7 0-12-27 0-31-2-31-21 0-77 0-155 0-233-18 1-36 3-54 4 0 5 0 8 0 13 26 0 29 2 29 20 0 28 0 55 0 84-11-14-27-24-48-24-46 0-87 38-87 88 0 47 38 86 82 86 25 0 42-13 52-25zM134 143c0 27 0 53 0 78 0 7 0 8-4 15-11 18-29 26-45 26-18 0-32-10-41-24-10-17-11-38-11-53 0-14 0-37 11-55 9-12 23-24 44-24 13 0 30 5 42 23 4 6 4 8 4 14z"><text:p/></draw:path><draw:path draw:style-name="gr3" draw:text-style-name="P5" svg:width="0.0665in" svg:height="0.0693in" svg:x="0.3579in" svg:y="0.0453in" svg:viewBox="0 0 170 177" svg:d="M170 90c0-49-38-90-84-90-49 0-86 42-86 90 0 50 40 87 85 87 47 0 85-37 85-87zM86 167c-18 0-34-7-45-25-9-18-9-41-9-55s0-35 9-53c11-17 28-25 44-25 17 0 34 9 44 25 10 17 10 39 10 53s0 35-9 52c-8 17-26 28-44 28z"><text:p/></draw:path><draw:path draw:style-name="gr3" draw:text-style-name="P5" svg:width="0.1181in" svg:height="0.0669in" svg:x="0.4343in" svg:y="0.0453in" svg:viewBox="0 0 301 171" svg:d="M30 39c0 34 0 68 0 103 0 17-5 17-30 17 0 3 0 7 0 12 13 0 33-1 43-1s31 1 44 1c0-5 0-9 0-12-27 0-31 0-31-17 0-24 0-48 0-72 0-39 28-61 53-61 24 0 28 21 28 43 0 29 0 59 0 90 0 17-4 17-30 17 0 3 0 7 0 12 14 0 33-1 44-1 9 0 29 1 42 1 0-5 0-9 0-12-25 0-29 0-29-17 0-24 0-48 0-72 0-39 27-61 51-61 25 0 29 21 29 43 0 29 0 59 0 90 0 17-4 17-30 17 0 3 0 7 0 12 14 0 33-1 44-1 10 0 30 1 43 1 0-5 0-9 0-12-20 0-29 0-29-11 0-26 0-50 0-74 0-33 0-45-13-60-5-6-18-14-40-14-33 0-50 23-56 39-6-35-34-39-52-39-29 0-46 17-57 41 0-13 0-28 0-41-18 1-36 3-54 4 0 5 0 8 0 13 26 0 30 2 30 22z"><text:p/></draw:path><draw:path draw:style-name="gr3" draw:text-style-name="P5" svg:width="0.0346in" svg:height="0.1512in" svg:x="0.5709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5" svg:width="0.0744in" svg:height="0.1063in" svg:x="0.6232in" svg:y="0.0071in" svg:viewBox="0 0 190 271" svg:d="M90 4c0-1 0-4-5-4-9 0-38 3-48 3-3 1-6 1-6 8 0 6 3 6 9 6 18 0 19 2 19 6-1 2-1 6-2 8-19 74-36 147-55 220-2 6-2 7-2 9 0 9 8 11 11 11 7 0 13-5 14-10 2-10 6-20 8-30 3-11 5-22 9-33 2-9 4-17 6-26 0-2 4-15 5-18s12-24 25-35c9-6 21-13 37-13 17 0 21 13 21 26 0 21-14 64-24 86-2 9-4 13-4 21 0 19 13 32 32 32 36 0 50-56 50-60 0-3-4-3-5-3-4 0-4 1-6 7-5 20-17 47-39 47-7 0-9-3-9-12 0-10 3-19 6-28 7-15 25-61 25-83 0-26-16-42-45-42-25 0-43 12-58 30 10-41 21-82 31-123z"><text:p/></draw:path><draw:path draw:style-name="gr3" draw:text-style-name="P5" svg:width="0.035in" svg:height="0.1512in" svg:x="0.711in" svg:y="0in" svg:viewBox="0 0 90 385" svg:d="M90 193c0-30-4-76-25-120-23-48-57-73-61-73-2 0-4 2-4 4s0 2 8 9c37 38 59 99 59 180 0 65-14 133-62 181-5 6-5 6-5 7 0 2 2 4 4 4 4 0 39-26 62-76 20-41 24-84 24-116z"><text:p/></draw:path></draw:g>. לפי הגדרת תחום, צ.ל. קיום <draw:g text:anchor-type="as-char" svg:y="-0.1134in" draw:z-index="464" draw:name="Shape465" draw:style-name="gr1"><svg:title>TexMaths</svg:title><svg:desc>11§display§y \in Im(h)§svg§600§FALSE§</svg:desc><draw:path draw:style-name="gr2" draw:text-style-name="P4" svg:width="0.6528in" svg:height="0.1358in" svg:x="0.0039in" svg:y="0.0071in" svg:viewBox="0 0 1659 346" svg:d="M831 346c-278 0-554 0-831 0 0-116 0-230 0-346 553 0 1106 0 1659 0 0 116 0 230 0 346-276 0-552 0-828 0z"><text:p/></draw:path><draw:path draw:style-name="gr3" draw:text-style-name="P5" svg:width="0.0697in" svg:height="0.0976in" svg:x="0.0004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3 0 8 0 8 12 0 10-3 20-5 27-17 41-23 63-23 81 0 34 24 46 47 46 16 0 29-7 39-18-5 20-9 40-25 59-11 13-25 24-42 24-6 0-24-1-30-15 6 0 11 0 16-6 5-3 8-8 8-14 0-12-10-13-14-13-9 0-21 5-21 24s16 33 41 33c39 0 79-35 90-77 12-50 25-99 37-148z"><text:p/></draw:path><draw:path draw:style-name="gr3" draw:text-style-name="P5" svg:width="0.0756in" svg:height="0.087in" svg:x="0.1311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5" svg:width="0.0701in" svg:height="0.1028in" svg:x="0.2673in" svg:y="0.0098in" svg:viewBox="0 0 179 262" svg:d="M132 30c3-15 4-18 34-18 10 0 13 0 13-8 0-4-4-4-6-4-11 0-40 1-51 1s-39-1-52-1c-2 0-7 0-7 8 0 4 4 4 11 4 16 0 26 0 26 7 0 2 0 3 0 6-17 70-35 139-53 207-3 15-4 18-35 18-9 0-12 0-12 8 0 4 4 4 6 4 12 0 39-1 50-1 12 0 41 1 52 1 3 0 8 0 8-8 0-4-3-4-11-4-7 0-9 0-17 0-9-1-10-3-10-7 0-3 1-6 1-8 18-69 35-137 53-205z"><text:p/></draw:path><draw:path draw:style-name="gr3" draw:text-style-name="P5" svg:width="0.1244in" svg:height="0.0685in" svg:x="0.3449in" svg:y="0.0453in" svg:viewBox="0 0 317 175" svg:d="M23 148c-1 6-3 15-3 17 0 7 5 10 11 10 4 0 12-3 14-11 0-1 6-19 8-29 2-12 5-23 8-34 3-9 5-17 6-26 2-7 6-18 6-19 5-12 26-47 62-47 18 0 21 14 21 26 0 10-2 21-5 33-4 15-8 29-11 44-2 10-6 20-8 30-1 8-5 21-5 23 0 7 5 10 12 10 12 0 14-10 16-22 6-22 20-78 24-92 1-6 21-52 63-52 18 0 21 13 21 26 0 22-15 66-23 87-5 9-6 13-6 21 0 19 14 32 32 32 37 0 51-56 51-59 0-4-3-4-5-4-4 0-4 1-6 7-6 20-18 47-39 47-6 0-10-3-10-12 0-10 4-19 7-27 8-20 24-63 24-85 0-25-15-42-44-42s-49 18-64 37c0-4-1-17-12-27-10-8-22-10-32-10-34 0-53 25-60 34-1-22-18-34-35-34-18 0-26 15-29 22-6 13-12 36-12 37 0 5 3 4 4 5 5 0 5-1 7-9 7-27 14-46 29-46 6 0 12 3 12 17 0 8-1 13-7 32-8 30-14 60-22 90z"><text:p/></draw:path><draw:path draw:style-name="gr3" draw:text-style-name="P5" svg:width="0.035in" svg:height="0.1512in" svg:x="0.489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5" svg:width="0.0744in" svg:height="0.1063in" svg:x="0.5413in" svg:y="0.0071in" svg:viewBox="0 0 190 271" svg:d="M90 4c0-1 0-4-5-4-9 0-38 3-48 3-2 1-6 1-6 8 0 6 3 6 9 6 18 0 19 2 19 6 0 2-1 6-1 8-18 74-37 147-56 220-2 6-2 7-2 9 0 9 8 11 11 11 7 0 13-5 14-10 3-10 6-20 8-30 3-11 6-22 9-33 2-9 4-17 6-26 2-2 4-15 5-18s13-24 26-35c8-6 20-13 37-13 16 0 20 13 20 26 0 21-14 64-24 86-2 9-4 13-4 21 0 19 13 32 32 32 36 0 50-56 50-60 0-3-3-3-5-3-3 0-3 1-6 7-5 20-17 47-39 47-7 0-9-3-9-12 0-10 3-19 7-28 6-15 24-61 24-83 0-26-16-42-45-42-25 0-43 12-58 30 10-41 21-82 31-123z"><text:p/></draw:path><draw:path draw:style-name="gr3" draw:text-style-name="P5" svg:width="0.035in" svg:height="0.1512in" svg:x="0.6295in" svg:y="0in" svg:viewBox="0 0 90 385" svg:d="M90 193c0-30-4-76-25-120-23-48-57-73-61-73-2 0-4 2-4 4s0 2 8 9c37 38 59 99 59 180 0 65-14 133-61 181-6 6-6 6-6 7 0 2 2 4 4 4 4 0 39-26 62-76 20-41 24-84 24-116z"><text:p/></draw:path></draw:g><text:s/>כך ש־<draw:g text:anchor-type="as-char" svg:y="-0.1134in" draw:z-index="465" draw:name="Shape466" draw:style-name="gr1"><svg:title>TexMaths</svg:title><svg:desc>11§display§h(y) = x§svg§600§FALSE§</svg:desc><draw:path draw:style-name="gr2" draw:text-style-name="P4" svg:width="0.5531in" svg:height="0.1354in" svg:x="0.0004in" svg:y="0.0071in" svg:viewBox="0 0 1406 345" svg:d="M0 0c469 0 937 0 1406 0 0 115 0 230 0 345-469 0-937 0-1406 0 0-115 0-230 0-345z"><text:p/></draw:path><draw:path draw:style-name="gr3" draw:text-style-name="P5" svg:width="0.0744in" svg:height="0.1059in" svg:x="0.0008in" svg:y="0.0075in" svg:viewBox="0 0 190 270" svg:d="M90 3c-2-1 0-3-5-3-9 0-37 2-48 3-2 0-6 1-6 8 0 4 3 4 9 4 18 0 19 4 19 7 0 2-1 6-1 8-18 73-37 147-56 221-2 6-2 6-2 9 0 9 8 10 12 10 6 0 12-5 14-10 3-9 5-19 7-29 3-11 6-23 9-35 2-8 4-15 6-24 2-2 4-16 5-18 1-3 13-25 26-35 8-7 20-14 37-14 16 0 21 13 21 27 0 21-15 62-24 85-3 9-5 14-5 22 0 18 13 31 32 31 36 0 50-56 50-60 0-3-3-3-4-3-4 0-4 1-7 7-5 21-17 48-39 48-6 0-9-4-9-13 0-10 3-19 7-28 6-16 24-60 24-83 0-25-16-41-45-41-25 0-43 12-58 30 10-42 21-83 31-124z"><text:p/></draw:path><draw:path draw:style-name="gr3" draw:text-style-name="P5" svg:width="0.035in" svg:height="0.1508in" svg:x="0.0953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5" svg:width="0.0697in" svg:height="0.0972in" svg:x="0.1441in" svg:y="0.0453in" svg:viewBox="0 0 178 248" svg:d="M177 23c1-5 1-5 1-9 0-6-5-10-11-10-4 0-10 3-13 8-1 2-4 14-5 21-4 10-6 20-8 31-6 23-12 46-18 69-1 6-18 33-44 33-20 0-24-17-24-32 0-17 7-40 20-75 6-16 8-20 8-28 0-17-13-31-31-31-38 0-52 56-52 59 0 4 3 3 4 4 5 0 5-1 7-7 11-36 26-48 40-48 2 0 8 0 8 13 0 9-3 20-6 26-16 41-22 63-22 82 0 34 24 45 47 45 16 0 28-7 39-17-5 20-9 38-26 58-10 13-24 25-41 25-6 0-24-2-30-16 6 0 11 0 16-5 5-4 8-9 8-16 0-11-10-13-14-13-9 0-21 6-21 25 0 18 16 33 41 33 39 0 79-36 90-77 12-50 25-99 37-148z"><text:p/></draw:path><draw:path draw:style-name="gr3" draw:text-style-name="P5" svg:width="0.0346in" svg:height="0.1508in" svg:x="0.2283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5" svg:width="0.1004in" svg:height="0.035in" svg:x="0.3295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756in" svg:height="0.0681in" svg:x="0.4858in" svg:y="0.0453in" svg:viewBox="0 0 193 174" svg:d="M118 54c2-10 11-46 38-46 3 0 11 0 20 5-11 2-19 12-19 21 0 7 5 13 15 13 9 0 21-6 21-22 0-19-23-25-37-25-22 0-35 20-40 29-9-26-30-29-41-29-41 0-63 50-63 59 0 4 3 4 5 4 3 0 4-1 5-5 13-40 39-50 52-50 6 0 21 4 21 26 0 12-7 38-21 92-7 24-20 40-38 40-2 0-11 0-18-5 10-2 17-10 17-21 0-10-7-13-14-13-11 0-21 10-21 22 0 17 20 25 36 25 26 0 40-26 41-29 4 15 19 29 42 29 40 0 62-50 62-59 0-4-4-4-5-4-3 0-4 1-5 5-12 40-39 50-51 50-15 0-22-13-22-25 0-9 2-18 7-34 4-18 8-35 13-53z"><text:p/></draw:path></draw:g>, שזה שקול לקיום <draw:g text:anchor-type="as-char" svg:y="-0.1134in" draw:z-index="466" draw:name="Shape467" draw:style-name="gr1"><svg:title>TexMaths</svg:title><svg:desc>11§display§\exists g \in X. g(y) = x§svg§600§FALSE§</svg:desc><draw:path draw:style-name="gr2" draw:text-style-name="P4" svg:width="1.0642in" svg:height="0.1358in" svg:x="0.0004in" svg:y="0.0071in" svg:viewBox="0 0 2704 346" svg:d="M1353 346c-452 0-902 0-1353 0 0-116 0-230 0-346 901 0 1803 0 2704 0 0 116 0 230 0 346-450 0-901 0-1351 0z"><text:p/></draw:path><draw:path draw:style-name="gr3" draw:text-style-name="P5" svg:width="0.0673in" svg:height="0.1043in" svg:x="0.0012in" svg:y="0.0071in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5" svg:width="0.0693in" svg:height="0.0976in" svg:x="0.0799in" svg:y="0.0453in" svg:viewBox="0 0 177 249" svg:d="M176 25c0-2 1-4 1-6 0-7-4-11-11-11-4 0-14 3-16 16-7-14-20-24-36-24-44 0-92 54-92 110 0 38 24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5" svg:width="0.076in" svg:height="0.087in" svg:x="0.2102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5" svg:width="0.1248in" svg:height="0.1028in" svg:x="0.3457in" svg:y="0.0098in" svg:viewBox="0 0 318 262" svg:d="M176 105c-11-27-21-52-32-77-1-4-1-4-2-5 0-2 7-10 23-11 3-1 8-1 8-8 0-4-5-4-6-4-16 0-33 1-49 1-9 0-33-1-43-1-2 0-7 0-7 8 0 4 4 4 9 4 23 0 25 3 29 12 15 37 30 72 46 108-28 29-55 57-83 86-1 2-3 3-4 4-19 21-37 27-57 28-5 1-8 1-8 8 0 1 0 4 4 4 13 0 25-1 37-1 14 0 29 1 43 1 3 0 7 0 7-8 0-3-3-2-4-4-4 0-15-1-15-12 0-6 5-12 9-17 14-13 27-27 40-40 11-14 23-27 34-39 13 31 27 62 40 91 1 5 2 5 2 6 0 3-8 10-23 11-5 1-8 1-8 8 0 4 5 4 7 4 10 0 37-1 48-1 10 0 33 1 43 1 2 0 8 0 8-8 0-4-5-4-8-4-25 0-26-1-33-17-15-35-41-94-49-117 26-28 66-74 79-85 11-9 25-18 48-19 6-1 9-1 9-8 0-1 0-4-5-4-11 0-25 1-37 1-14 0-28-1-43-1-2 0-6 0-6 8 0 2 2 3 4 4 3 0 16 1 16 11 0 6-5 11-8 14-21 22-42 44-63 68z"><text:p/></draw:path><draw:path draw:style-name="gr3" draw:text-style-name="P5" svg:width="0.0161in" svg:height="0.0157in" svg:x="0.4839in" svg:y="0.0972in" svg:viewBox="0 0 42 41" svg:d="M42 21c0-12-10-21-21-21s-21 9-21 21c0 11 10 20 21 20s21-9 21-20z"><text:p/></draw:path><draw:path draw:style-name="gr3" draw:text-style-name="P5" svg:width="0.0693in" svg:height="0.0976in" svg:x="0.5157in" svg:y="0.0453in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4 10-13 20-20 28-9 6-21 13-32 13-19 0-25-20-25-35 0-19 12-64 22-84 11-19 27-34 42-34 27 0 32 31 32 33s-1 4-2 5c-5 25-12 49-17 74z"><text:p/></draw:path><draw:path draw:style-name="gr3" draw:text-style-name="P5" svg:width="0.0346in" svg:height="0.1512in" svg:x="0.6063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5" svg:width="0.0697in" svg:height="0.0976in" svg:x="0.6547in" svg:y="0.0453in" svg:viewBox="0 0 178 249" svg:d="M176 24c2-5 2-6 2-9 0-7-5-11-11-11-4 0-11 3-14 8 0 2-3 14-6 21-2 10-5 21-7 31-6 23-11 46-17 69-2 7-18 33-44 33-20 0-24-16-24-31 0-17 7-41 20-76 6-15 8-19 8-27 0-18-13-32-32-32-37 0-51 56-51 59 0 5 3 5 4 5 5 0 5-1 7-8 10-36 25-47 39-47 3 0 9 0 9 12 0 10-4 20-6 27-16 41-22 63-22 81 0 34 24 46 46 46 15 0 29-7 40-18-6 20-10 40-26 59-10 13-24 24-43 24-4 0-22-1-28-15 5 0 11 0 16-6 4-3 8-8 8-14 0-12-11-13-14-13-9 0-22 5-22 24s17 33 40 33c41 0 81-35 92-77 12-50 24-99 36-148z"><text:p/></draw:path><draw:path draw:style-name="gr3" draw:text-style-name="P5" svg:width="0.0346in" svg:height="0.1512in" svg:x="0.739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12in" svg:height="0.0354in" svg:x="0.8402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5" svg:width="0.0756in" svg:height="0.0685in" svg:x="0.9969in" svg:y="0.0453in" svg:viewBox="0 0 193 175" svg:d="M118 54c2-10 11-45 38-45 2 0 11 0 19 4-11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/draw:g>, כלומר נבחר <draw:g text:anchor-type="as-char" svg:y="-0.1075in" draw:z-index="467" draw:name="Shape468" draw:style-name="gr1"><svg:title>TexMaths</svg:title><svg:desc>11§display§f = g§svg§600§FALSE§</svg:desc><draw:path draw:style-name="gr2" draw:text-style-name="P4" svg:width="0.3492in" svg:height="0.1217in" svg:x="0.0004in" svg:y="0.0075in" svg:viewBox="0 0 888 310" svg:d="M0 0c296 0 592 0 888 0 0 103 0 207 0 310-296 0-592 0-888 0 0-103 0-207 0-310z"><text:p/></draw:path><draw:path draw:style-name="gr3" draw:text-style-name="P5" svg:width="0.0756in" svg:height="0.1374in" svg:x="0.0008in" svg:y="0in" svg:viewBox="0 0 193 350" svg:d="M121 118c11 0 22 0 33 0 8 0 12 0 12-8 0-4-4-4-11-4-11 0-21 0-32 0 2-16 6-30 8-44 2-8 8-36 10-40 3-8 10-13 17-13 3 0 13 0 19 6-16 2-21 16-21 21 0 9 8 14 15 14 11 0 22-8 22-24 0-17-18-26-35-26-13 0-37 7-48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" draw:text-style-name="P5" svg:width="0.1004in" svg:height="0.0354in" svg:x="0.1343in" svg:y="0.052in" svg:viewBox="0 0 256 91" svg:d="M243 16c7 0 13-1 13-8 0-8-6-8-12-8-78 0-155 0-232 0-5 0-12 0-12 8 0 7 7 8 13 8 77 0 153 0 230 0zM244 91c6 0 12 0 12-7 0-9-6-9-13-9-77 0-153 0-230 0-6 0-13 0-13 9 0 7 7 7 12 7 77 0 154 0 232 0z"><text:p/></draw:path><draw:path draw:style-name="gr3" draw:text-style-name="P5" svg:width="0.0693in" svg:height="0.0976in" svg:x="0.2882in" svg:y="0.0402in" svg:viewBox="0 0 177 249" svg:d="M176 25c0-2 1-4 1-6 0-7-4-11-11-11-4 0-14 3-16 16-7-14-20-24-36-24-44 0-92 54-92 110 0 37 24 60 52 60 23 0 40-17 45-22-8 33-9 33-13 50-1 4-15 42-55 42-8 0-20 0-31-4 11-3 15-13 15-19 0-7-4-15-14-15-9 0-21 8-21 23 0 16 14 24 52 24 47 0 76-30 81-53 14-56 29-114 43-171zM125 121c-2 10-11 20-19 27s-20 14-31 14c-20 0-25-20-25-36 0-18 11-63 22-83 9-19 26-34 42-34 26 0 31 31 31 33s0 4-1 5c-6 24-12 49-19 74z"><text:p/></draw:path></draw:g><text:s/>ולפי הנתון הזו זה יעבוד. </text:p>
        </text:list-item>
      </text:list>
      <text:p text:style-name="P21"><draw:g text:anchor-type="as-char" svg:y="-0.1134in" draw:z-index="468" draw:name="Shape469" draw:style-name="gr1"><svg:title>TexMaths</svg:title><svg:desc>11§display§\QED§svg§600§FALSE§</svg:desc><draw:path draw:style-name="gr2" draw:text-style-name="P4" svg:width="0.6894in" svg:height="0.0972in" svg:x="0.0004in" svg:y="0.0071in" svg:viewBox="0 0 1752 248" svg:d="M0 0c584 0 1168 0 1752 0 0 83 0 165 0 248-584 0-1168 0-1752 0 0-83 0-165 0-248z"><text:p/></draw:path><draw:path draw:style-name="gr3" draw:text-style-name="P5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5" svg:width="0.0157in" svg:height="0.0157in" svg:x="0.1449in" svg:y="0.0925in" svg:viewBox="0 0 41 41" svg:d="M41 21c0-12-10-21-21-21-12 0-20 9-20 21 0 11 8 20 20 20 11 0 21-9 21-20z"><text:p/></draw:path><draw:path draw:style-name="gr3" draw:text-style-name="P5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5" svg:width="0.0157in" svg:height="0.0157in" svg:x="0.3008in" svg:y="0.0925in" svg:viewBox="0 0 41 41" svg:d="M41 21c0-12-9-21-20-21-12 0-21 9-21 21 0 11 9 20 21 20 11 0 20-9 20-20z"><text:p/></draw:path><draw:path draw:style-name="gr3" draw:text-style-name="P5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5" svg:width="0.0161in" svg:height="0.0157in" svg:x="0.4744in" svg:y="0.0925in" svg:viewBox="0 0 42 41" svg:d="M42 21c0-12-10-21-21-21s-21 9-21 21c0 11 10 20 21 20s21-9 21-20z"><text:p/></draw:path><draw:path draw:style-name="gr3" draw:text-style-name="P5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ג)</text:h>
      <text:p text:style-name="P94"><text:span text:style-name="T2">צ.ל.: </text:span><text:span text:style-name="T2"><draw:g text:anchor-type="as-char" svg:y="-0.1134in" draw:z-index="469" draw:name="Shape470" draw:style-name="gr1"><svg:title>TexMaths</svg:title><svg:desc>11§display§\forall g \in X. h|_{\dom(g)} = g§svg§600§FALSE§</svg:desc><draw:path draw:style-name="gr2" draw:text-style-name="P4" svg:width="1.3024in" svg:height="0.1512in" svg:x="0.0189in" svg:y="0.0071in" svg:viewBox="0 0 3309 385" svg:d="M0 0c1103 0 2206 0 3309 0 0 129 0 256 0 385-1103 0-2206 0-3309 0 0-129 0-256 0-385z"><text:p/></draw:path><draw:path draw:style-name="gr3" draw:text-style-name="P5" svg:width="0.0839in" svg:height="0.1075in" svg:x="0in" svg:y="0.0071in" svg:viewBox="0 0 214 274" svg:d="M213 14c1-4 1-5 1-6 0-5-2-8-7-8s-7 4-9 9c-11 28-21 56-32 85-40 0-78 0-118 0-11-29-21-57-32-85-2-6-3-9-8-9-4 0-8 3-8 8 1 2 0 1 2 6 32 84 65 168 97 251 1 6 3 9 9 9 5 0 6-3 7-8 33-83 65-168 98-252zM55 109c35 0 69 0 104 0-17 45-34 90-51 135-18-45-35-90-53-135z"><text:p/></draw:path><draw:path draw:style-name="gr3" draw:text-style-name="P5" svg:width="0.0697in" svg:height="0.0976in" svg:x="0.0866in" svg:y="0.0453in" svg:viewBox="0 0 178 249" svg:d="M177 25c0-2 1-4 1-7 0-7-4-10-11-10-4 0-14 2-16 16-7-14-20-24-37-24-44 0-91 54-91 109 0 38 23 62 52 62 22 0 40-19 44-24 0 0 1 0 1 2-9 34-13 49-13 50-1 3-15 41-55 41-8 0-21-1-32-5 12-3 16-13 16-19s-4-12-15-12c-8 0-21 6-21 20 0 17 14 25 52 25 48 0 76-31 82-53 14-57 29-115 43-171zM126 121c-2 10-11 20-19 26-8 8-20 15-31 15-20 0-25-20-25-35 0-19 11-64 20-84 11-19 28-34 44-34 26 0 31 31 31 33 0 1-1 4-1 5-6 25-12 49-19 74z"><text:p/></draw:path><draw:path draw:style-name="gr3" draw:text-style-name="P5" svg:width="0.076in" svg:height="0.087in" svg:x="0.2173in" svg:y="0.0307in" svg:viewBox="0 0 194 222" svg:d="M180 119c7 0 14 0 14-8s-7-8-14-8c-55 0-109 0-164 0 5-51 49-88 104-88 20 0 41 0 60 0 7 0 14 0 14-7 0-8-7-8-14-8-21 0-40 0-61 0-66 0-119 50-119 111 0 62 53 111 119 111 21 0 40 0 61 0 7 0 14 0 14-7s-7-7-14-7c-19 0-40 0-60 0-55 0-99-37-104-89 55 0 109 0 164 0z"><text:p/></draw:path><draw:path draw:style-name="gr3" draw:text-style-name="P5" svg:width="0.1252in" svg:height="0.1031in" svg:x="0.3524in" svg:y="0.0098in" svg:viewBox="0 0 319 263" svg:d="M177 106c-11-27-21-52-32-77-1-4-2-5-2-6 0-2 7-9 23-11 3 0 8 0 8-6s-5-6-6-6c-16 0-33 2-49 2-10 0-33-2-43-2-2 0-7 0-7 8 0 4 4 4 9 4 23 0 25 5 29 13 15 36 29 71 45 107-28 29-54 58-82 87-1 2-3 3-4 4-19 20-37 27-57 28-5 0-9 0-9 8 2 2 0 4 5 4 11 0 25-1 37-1 14 0 29 1 43 1 2 0 7 0 7-8 0-4-4-4-5-4-3-1-16-1-16-12 0-7 7-12 11-18 14-13 27-27 40-41 11-13 23-25 34-37 13 31 27 62 40 91 1 5 2 5 2 6 0 2-8 9-23 11-5 0-8 1-8 8 0 4 5 4 6 4 11 0 38-1 49-1 10 0 33 1 43 1 2 0 7 0 7-8 0-4-4-4-7-4-25-1-26-2-33-18-15-34-41-94-49-117 25-27 66-73 79-84 11-9 25-19 48-20 6 0 9 0 9-8-2-1 0-4-6-4-11 0-24 2-36 2-14 0-28-2-43-2-2 0-6 0-6 8 0 3 1 4 4 4 3 1 15 1 15 12 0 6-4 11-7 15-21 22-42 44-63 67z"><text:p/></draw:path><draw:path draw:style-name="gr3" draw:text-style-name="P5" svg:width="0.0161in" svg:height="0.0157in" svg:x="0.4909in" svg:y="0.0976in" svg:viewBox="0 0 42 41" svg:d="M42 20c0-11-10-20-21-20s-21 9-21 20 10 21 21 21 21-10 21-21z"><text:p/></draw:path><draw:path draw:style-name="gr3" draw:text-style-name="P5" svg:width="0.0744in" svg:height="0.1063in" svg:x="0.5287in" svg:y="0.0071in" svg:viewBox="0 0 190 271" svg:d="M90 3c-2-1 0-3-5-3-9 0-38 2-48 3-3 0-7 1-7 8 0 4 4 4 10 4 18 0 18 4 18 7 0 2-1 6-1 8-19 73-37 147-56 221-1 5-1 7-1 9 0 9 8 11 11 11 7 0 12-6 14-11 2-9 6-19 8-29 3-11 5-23 9-34 2-8 4-17 6-25 0-3 4-16 4-18 1-3 13-25 26-35 9-7 21-13 37-13 17 0 21 12 21 26 0 21-14 63-24 86-3 9-4 13-4 21 0 17 13 32 31 32 37 0 51-58 51-59 0-4-4-4-5-4-4 0-4 1-6 5-5 21-17 49-39 49-7 0-9-4-9-13s3-19 6-28c7-15 25-60 25-83 0-25-17-41-45-41-25 0-43 12-58 30 10-42 21-83 31-124z"><text:p/></draw:path><draw:path draw:style-name="gr3" draw:text-style-name="P5" svg:width="0.0055in" svg:height="0.1508in" svg:x="0.626in" svg:y="0in" svg:viewBox="0 0 15 384" svg:d="M15 14c0-7 0-14-7-14-8 0-8 7-8 14 0 119 0 238 0 357 0 6 0 13 8 13 7 0 7-7 7-13 0-119 0-238 0-357z"><text:p/></draw:path><draw:path draw:style-name="gr3" draw:text-style-name="P5" svg:width="0.0567in" svg:height="0.074in" svg:x="0.6551in" svg:y="0.0661in" svg:viewBox="0 0 145 189" svg:d="M84 2c0 4 0 7 0 10 18 0 20 2 20 16 0 18 0 37 0 56-9-10-23-16-38-16-35 0-66 27-66 61s29 60 63 60c23 0 36-11 40-16 0 5 0 11 0 16 15-1 28-2 42-2 0-3 0-7 0-10-19 0-21-2-21-15 0-54 0-108 0-162-13 1-27 1-40 2zM103 158c-7 14-21 25-38 25-16 0-27-10-32-18-6-8-9-19-9-36 0-6 0-27 12-39 10-12 23-14 32-14 12 0 24 5 32 15 3 5 3 5 3 10 0 19 0 38 0 57z"><text:p/></draw:path><draw:path draw:style-name="gr3" draw:text-style-name="P5" svg:width="0.0516in" svg:height="0.0476in" svg:x="0.7213in" svg:y="0.0925in" svg:viewBox="0 0 132 122" svg:d="M132 63c0-34-29-63-66-63s-66 29-66 63c0 33 30 59 66 59s66-26 66-59zM66 114c-10 0-25-3-34-16-7-11-8-25-8-37 0-13 0-28 10-40 7-8 18-14 32-14 15 0 27 7 33 16 8 10 9 24 9 38 0 12-1 26-9 37s-20 16-33 16z"><text:p/></draw:path><draw:path draw:style-name="gr3" draw:text-style-name="P5" svg:width="0.0898in" svg:height="0.0465in" svg:x="0.7831in" svg:y="0.0925in" svg:viewBox="0 0 229 119" svg:d="M208 37c0-24-11-37-41-37-21 0-35 11-43 25-5-19-20-25-39-25-22 0-37 12-44 26h-1c0-8 0-17 0-26-14 1-27 2-40 3 0 4 0 6 0 9 19 0 21 2 21 16 0 23 0 46 0 70 0 11-3 11-21 11 0 3 0 7 0 10 1 0 20-1 31-1 10 0 28 1 32 1 0-3 0-7 0-10-18 0-21 0-21-11 0-17 0-33 0-50 0-27 23-40 40-40 19 0 21 14 21 28 0 21 0 41 0 62 0 11-2 11-19 11 0 3 0 7 0 10 9-1 18-1 30-1 10 0 29 1 31 1 0-3 0-7 0-10-17 0-20 0-20-11 0-17 0-33 0-50 0-27 22-40 40-40 20 0 22 14 22 28 0 21 0 41 0 62 0 11-3 11-21 11 0 3 0 7 0 10 1 0 20-1 31-1 10 0 28 1 32 1 0-3 0-7 0-10-18 0-21 0-21-11 0-21 0-41 0-61z"><text:p/></draw:path><draw:path draw:style-name="gr3" draw:text-style-name="P5" svg:width="0.0272in" svg:height="0.1055in" svg:x="0.8898in" svg:y="0.0618in" svg:viewBox="0 0 70 269" svg:d="M65 0c-52 36-65 94-65 134 0 39 11 97 65 135 2 0 5 0 5-4 0-1-1-2-2-4-36-32-49-77-49-126 0-73 27-109 49-128 1-1 2-3 2-4 0-3-3-3-5-3z"><text:p/></draw:path><draw:path draw:style-name="gr3" draw:text-style-name="P5" svg:width="0.052in" svg:height="0.0681in" svg:x="0.9295in" svg:y="0.0925in" svg:viewBox="0 0 133 174" svg:d="M132 19c1-4 1-5 1-6 0-5-4-9-9-9-6 0-11 6-12 11-4-7-14-15-28-15-33 0-69 36-69 75 0 27 19 44 41 44 12 0 24-7 34-14-2 7-4 15-6 24-3 11-5 18-16 27-11 10-23 10-30 10-12 0-16-1-20-2 6-3 8-9 8-13 0-7-5-10-11-10-7 0-15 6-15 16 0 17 23 17 38 17 43 0 61-22 65-38 10-39 19-78 29-117zM96 83c-1 4-1 5-7 9-9 13-22 19-32 19-14 0-21-11-21-25 0-12 8-42 15-54 12-19 24-24 33-24 19 0 24 20 24 23 0 1 0 1 0 3-5 17-8 32-12 49z"><text:p/></draw:path><draw:path draw:style-name="gr3" draw:text-style-name="P5" svg:width="0.0272in" svg:height="0.1055in" svg:x="0.9957in" svg:y="0.0618in" svg:viewBox="0 0 70 269" svg:d="M5 0c-2 0-5 0-5 3 0 1 1 3 2 5 23 21 50 57 50 126 0 57-18 98-48 125-4 5-4 5-4 6s1 4 3 4c4 0 30-18 48-52 12-21 19-51 19-82 0-38-12-98-65-135z"><text:p/></draw:path><draw:path draw:style-name="gr3" draw:text-style-name="P5" svg:width="0.1008in" svg:height="0.035in" svg:x="1.094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5" svg:width="0.0693in" svg:height="0.0976in" svg:x="1.2484in" svg:y="0.0453in" svg:viewBox="0 0 177 249" svg:d="M176 25c0-2 1-4 1-7 0-7-4-10-11-10-4 0-14 2-16 16-7-14-20-24-36-24-44 0-92 54-92 109 0 38 24 62 52 62 23 0 40-19 45-24v2c-8 34-13 49-13 50-2 3-15 41-55 41-8 0-21-1-31-5 11-3 15-13 15-19s-4-12-14-12c-9 0-21 6-21 20 0 17 14 25 51 25 48 0 77-31 82-53 14-57 29-115 43-171zM125 121c-2 10-11 20-19 26-8 8-20 15-31 15-20 0-26-20-26-35 0-19 11-64 22-84 10-19 27-34 43-34 26 0 31 31 31 33 0 1-1 4-1 5-7 25-12 49-19 74z"><text:p/></draw:path></draw:g></text:span></text:p>
      <text:p text:style-name="P95"><text:span text:style-name="T2">הוכחה: </text:span>נוכיח באמצעות הכלה דו־כיוונית. <text:span text:style-name="T38">יהי </text:span><text:span text:style-name="T38"><draw:g text:anchor-type="as-char" svg:y="-0.1043in" draw:z-index="470" draw:name="Shape471" draw:style-name="gr1"><svg:title>TexMaths</svg:title><svg:desc>11§display§g \in X§svg§600§FALSE§</svg:desc><draw:path draw:style-name="gr2" draw:text-style-name="P4" svg:width="0.3768in" svg:height="0.1177in" svg:x="0.0059in" svg:y="0.0071in" svg:viewBox="0 0 958 300" svg:d="M0 0c319 0 639 0 958 0 0 100 0 201 0 300-319 0-639 0-958 0 0-99 0-200 0-300z"><text:p/></draw:path><draw:path draw:style-name="gr3" draw:text-style-name="P5" svg:width="0.0693in" svg:height="0.0972in" svg:x="0.0004in" svg:y="0.0362in" svg:viewBox="0 0 177 248" svg:d="M176 25c1-2 1-4 1-6 0-7-4-11-11-11-3 0-14 3-15 16-7-13-21-24-37-24-44 0-91 54-91 110 0 38 23 60 51 60 23 0 41-18 45-22-8 33-8 33-12 49-3 5-16 42-56 42-7 0-20 0-31-3 12-4 16-13 16-20s-4-14-15-14c-8 0-21 7-21 23 0 15 14 23 52 23 48 0 76-30 81-53 14-56 29-113 43-170zM126 121c-2 9-11 19-19 27-9 7-20 13-32 13-19 0-24-20-24-35 0-19 11-63 20-83 11-19 28-34 44-34 26 0 31 30 31 33 0 2-1 4-1 5-6 24-12 48-19 74z"><text:p/></draw:path><draw:path draw:style-name="gr3" draw:text-style-name="P5" svg:width="0.0752in" svg:height="0.087in" svg:x="0.1311in" svg:y="0.0217in" svg:viewBox="0 0 192 222" svg:d="M179 120c7 0 13 0 13-8s-6-8-13-8c-55 0-109 0-164 0 5-51 50-89 104-89 20 0 40 0 60 0 7 0 13 0 13-7 0-8-6-8-13-8-20 0-40 0-60 0-67 0-119 50-119 112 0 60 52 110 119 110 20 0 40 0 60 0 7 0 13 0 13-8s-6-8-13-8c-20 0-40 0-60 0-54 0-99-35-104-86 55 0 109 0 164 0z"><text:p/></draw:path><draw:path draw:style-name="gr3" draw:text-style-name="P5" svg:width="0.1248in" svg:height="0.1024in" svg:x="0.2657in" svg:y="0in" svg:viewBox="0 0 318 261" svg:d="M176 104c-11-25-21-50-32-75-1-4-1-4-2-6 0-2 6-10 23-11 3 0 8-1 8-8 0-4-5-4-6-4-16 0-33 1-49 1-9 0-33-1-43-1-2 0-7 0-7 8 0 4 3 4 9 4 23 0 25 3 29 12 15 35 30 71 46 108-28 28-54 57-82 85-2 2-3 3-5 5-19 20-38 26-57 27-5 1-8 1-8 8 0 1 0 4 4 4 12 0 25-1 37-1 14 0 29 1 44 1 2 0 6 0 6-8 0-3-3-2-4-4-3 0-16-1-16-12 0-6 6-12 10-17 14-13 27-27 40-41 12-12 23-24 35-36 12 29 25 60 39 89 1 5 2 5 2 6 0 3-8 10-23 11-4 1-8 1-8 8 0 4 4 4 7 4 10 0 37-1 48-1 10 0 33 1 43 1 2 0 8 0 8-7 0-5-5-5-8-5-25 0-26-1-33-17-15-36-41-94-50-117 27-27 66-72 80-83 11-10 25-19 48-20 6 0 9 0 9-8-2-1 0-4-6-4-11 0-24 1-36 1-14 0-29-1-43-1-2 0-6 0-6 8 0 2 2 4 4 4 3 0 15 1 15 12 0 6-4 10-7 13-21 22-42 44-63 67z"><text:p/></draw:path></draw:g></text:span><text:span text:style-name="T38">;</text:span></text:p>
      <text:list text:style-name="L15">
        <text:list-item>
          <text:p text:style-name="P96">יהי <draw:g text:anchor-type="as-char" svg:y="-0.0819in" draw:z-index="471" draw:name="Shape472" draw:style-name="gr1"><svg:title>TexMaths</svg:title><svg:desc>11§display§x \in g§svg§600§FALSE§</svg:desc><draw:path draw:style-name="gr2" draw:text-style-name="P4" svg:width="0.3287in" svg:height="0.0969in" svg:x="0.0039in" svg:y="0.0083in" svg:viewBox="0 0 836 247" svg:d="M418 247c-139 0-278 0-418 0 0-83 0-164 0-247 279 0 557 0 836 0 0 83 0 164 0 247-139 0-279 0-418 0z"><text:p/></draw:path><draw:path draw:style-name="gr3" draw:text-style-name="P5" svg:width="0.0756in" svg:height="0.0681in" svg:x="0.0004in" svg:y="0.015in" svg:viewBox="0 0 193 174" svg:d="M118 54c2-10 12-45 38-45 3 0 11 0 20 5-11 1-19 11-19 21 0 6 5 13 15 13 9 0 21-6 21-22 0-20-23-26-37-26-22 0-35 21-39 30-10-26-31-30-42-30-41 0-63 51-63 60 0 4 3 2 5 4 3 0 4-1 5-4 13-41 39-51 52-51 7 0 21 3 21 26 0 11-7 38-21 92-7 24-20 38-37 38-2 0-11 0-19-4 10-2 18-9 18-20s-8-13-14-13c-12 0-22 10-22 22 0 16 20 24 36 24 27 0 40-26 41-29 4 14 19 29 42 29 40 0 62-48 62-58 0-4-4-4-5-4-3 0-4 2-5 4-12 42-39 49-51 49-15 0-22-11-22-24 0-9 3-16 7-34s8-35 13-53z"><text:p/></draw:path><draw:path draw:style-name="gr3" draw:text-style-name="P5" svg:width="0.076in" svg:height="0.0874in" svg:x="0.1378in" svg:y="0.0004in" svg:viewBox="0 0 194 223" svg:d="M179 120c7 0 15 0 15-8 0-7-8-7-15-7-53 0-109 0-162 0 4-52 48-90 103-90 20 0 40 0 59 0 7 0 15 0 15-7 0-8-8-8-15-8-20 0-40 0-60 0-66 0-119 51-119 112s53 111 119 111c20 0 40 0 60 0 7 0 15 0 15-8s-8-8-15-8c-19 0-39 0-59 0-55 0-99-36-103-87 53 0 109 0 162 0z"><text:p/></draw:path><draw:path draw:style-name="gr3" draw:text-style-name="P5" svg:width="0.0693in" svg:height="0.0976in" svg:x="0.2709in" svg:y="0.015in" svg:viewBox="0 0 177 249" svg:d="M176 25c0-2 1-4 1-6 0-7-4-11-11-11-4 0-14 3-16 17-7-14-20-25-35-25-45 0-93 54-93 110 0 38 24 60 52 60 22 0 41-17 44-21h1c-9 33-9 33-13 49-1 4-15 42-55 42-8 0-21 0-31-3 11-4 15-14 15-21 0-6-4-13-14-13-9 0-21 6-21 22s14 24 51 24c48 0 77-30 82-53 15-56 29-113 43-171zM126 121c-3 10-11 20-20 28-8 6-20 12-31 12-20 0-25-19-25-34 0-19 11-64 22-84 9-19 26-34 43-34 25 0 30 31 30 33s-1 4-1 5c-6 25-12 49-18 74z"><text:p/></draw:path></draw:g>, נוכיח <draw:g text:anchor-type="as-char" svg:y="-0.1134in" draw:z-index="472" draw:name="Shape473" draw:style-name="gr1"><svg:title>TexMaths</svg:title><svg:desc>11§display§x \in h|_{\dom(g)}§svg§600§FALSE§</svg:desc><draw:path draw:style-name="gr2" draw:text-style-name="P4" svg:width="0.7602in" svg:height="0.1512in" svg:x="0.0039in" svg:y="0.0071in" svg:viewBox="0 0 1932 385" svg:d="M0 0c644 0 1288 0 1932 0 0 129 0 256 0 385-644 0-1288 0-1932 0 0-129 0-256 0-385z"><text:p/></draw:path><draw:path draw:style-name="gr3" draw:text-style-name="P5" svg:width="0.0752in" svg:height="0.0685in" svg:x="0.0004in" svg:y="0.0453in" svg:viewBox="0 0 192 175" svg:d="M118 54c2-10 12-45 38-45 2 0 11 0 20 4-11 2-19 12-19 21 0 7 5 13 15 13 8 0 20-6 20-22 0-19-23-25-36-25-22 0-35 20-39 30-10-27-31-30-42-30-41 0-63 50-63 59 0 4 3 3 4 4 4 0 5 0 6-5 13-40 39-49 52-49 7 0 21 3 21 25 0 12-7 38-21 91-7 25-20 41-37 41-3 0-12 0-19-5 10-1 18-10 18-21 0-10-8-13-14-13-12 0-22 9-22 22 0 18 20 26 36 26 26 0 40-28 41-30 4 15 19 30 42 30 39 0 61-51 61-59 0-5-3-5-4-5-3 0-4 2-5 5-13 40-39 50-51 50-16 0-22-12-22-25 0-9 3-18 7-34 4-18 8-35 13-53z"><text:p/></draw:path><draw:path draw:style-name="gr3" draw:text-style-name="P5" svg:width="0.0752in" svg:height="0.087in" svg:x="0.1382in" svg:y="0.0307in" svg:viewBox="0 0 192 222" svg:d="M179 119c7 0 13 0 13-8s-6-8-13-8c-55 0-109 0-164 0 5-51 50-88 104-88 20 0 40 0 60 0 7 0 13 0 13-7 0-8-6-8-13-8-21 0-40 0-61 0-66 0-118 50-118 111 0 62 52 111 118 111 21 0 40 0 61 0 7 0 13 0 13-7s-6-7-13-7c-20 0-40 0-60 0-54 0-99-37-104-89 55 0 109 0 164 0z"><text:p/></draw:path><draw:path draw:style-name="gr3" draw:text-style-name="P5" svg:width="0.0744in" svg:height="0.1063in" svg:x="0.2772in" svg:y="0.0071in" svg:viewBox="0 0 190 271" svg:d="M90 3c-2-1 0-3-5-3-9 0-37 2-46 3-4 0-8 1-8 8 0 4 3 4 9 4 18 0 19 4 19 7 0 2-1 6-1 8-18 73-37 147-56 221-2 5-2 7-2 9 0 9 9 11 12 11 6 0 12-6 14-11 3-9 5-19 7-29 3-11 6-23 9-34 2-8 4-17 6-25 2-3 5-16 5-18 1-3 13-25 26-35 9-7 20-13 38-13 16 0 21 12 21 26 0 21-16 63-25 86-3 9-5 13-5 21 0 17 13 32 32 32 36 0 50-58 50-59 0-4-3-4-4-4-4 0-5 1-6 5-6 21-18 49-39 49-7 0-10-4-10-13s3-19 8-28c5-15 23-60 23-83 0-25-16-41-44-41-26 0-43 12-57 30 9-42 19-83 29-124z"><text:p/></draw:path><draw:path draw:style-name="gr3" draw:text-style-name="P5" svg:width="0.0055in" svg:height="0.1508in" svg:x="0.3748in" svg:y="0in" svg:viewBox="0 0 15 384" svg:d="M15 14c0-7 0-14-7-14-8 0-8 7-8 14 0 119 0 238 0 357 0 6 0 13 8 13 7 0 7-7 7-13 0-119 0-238 0-357z"><text:p/></draw:path><draw:path draw:style-name="gr3" draw:text-style-name="P5" svg:width="0.0567in" svg:height="0.074in" svg:x="0.4031in" svg:y="0.0661in" svg:viewBox="0 0 145 189" svg:d="M85 2c0 4 0 7 0 10 17 0 20 2 20 16 0 18 0 37 0 56-10-10-24-16-38-16-36 0-67 27-67 61s30 60 64 60c22 0 35-11 39-16 0 5 0 11 0 16 15-1 28-2 42-2 0-3 0-7 0-10-17 0-20-2-20-15 0-54 0-108 0-162-13 1-27 1-40 2zM103 158c-6 14-21 25-38 25-16 0-25-10-31-18-5-8-9-19-9-36 0-6 0-27 11-39s25-14 32-14c13 0 24 5 32 15 3 5 3 5 3 10 0 19 0 38 0 57z"><text:p/></draw:path><draw:path draw:style-name="gr3" draw:text-style-name="P5" svg:width="0.0516in" svg:height="0.0476in" svg:x="0.4701in" svg:y="0.0925in" svg:viewBox="0 0 132 122" svg:d="M132 63c0-34-29-63-66-63s-66 29-66 63c0 33 30 59 66 59s66-26 66-59zM66 114c-10 0-24-3-33-16-8-11-9-25-9-37 0-13 1-28 10-40 7-8 19-14 32-14 16 0 27 7 33 16 8 10 9 24 9 38 0 12-1 26-9 37-7 11-20 16-33 16z"><text:p/></draw:path><draw:path draw:style-name="gr3" draw:text-style-name="P5" svg:width="0.0894in" svg:height="0.0465in" svg:x="0.5323in" svg:y="0.0925in" svg:viewBox="0 0 228 119" svg:d="M208 37c0-24-12-37-41-37-22 0-36 11-44 25-5-19-20-25-39-25-22 0-37 12-44 26 0-8 0-17 0-26-14 1-27 2-40 3 0 4 0 6 0 9 18 0 20 2 20 16 0 23 0 46 0 70 0 11-2 11-20 11 0 3 0 7 0 10 10-1 19-1 31-1 10 0 28 1 31 1 0-3 0-7 0-10-18 0-20 0-20-11 0-17 0-33 0-50 0-27 22-40 39-40 19 0 22 14 22 28 0 21 0 41 0 62 0 11-3 11-21 11 0 3 0 7 0 10 2 0 20-1 31-1 10 0 29 1 31 1 0-3 0-7 0-10-18 0-20 0-20-11 0-17 0-33 0-50 0-27 22-40 41-40s21 14 21 28c0 21 0 41 0 62 0 11-2 11-20 11 0 3 0 7 0 10 10-1 19-1 31-1 10 0 29 1 31 1 0-3 0-7 0-10-18 0-20 0-20-11 0-21 0-41 0-61z"><text:p/></draw:path><draw:path draw:style-name="gr3" draw:text-style-name="P5" svg:width="0.0272in" svg:height="0.1055in" svg:x="0.6382in" svg:y="0.0618in" svg:viewBox="0 0 70 269" svg:d="M65 0c-51 36-65 94-65 134 0 39 12 97 65 135 2 0 5 0 5-4 0-1 0-2-2-4-36-32-49-77-49-126 0-73 28-109 50-128 1-1 1-3 1-4 0-3-3-3-5-3z"><text:p/></draw:path><draw:path draw:style-name="gr3" draw:text-style-name="P5" svg:width="0.052in" svg:height="0.0681in" svg:x="0.6787in" svg:y="0.0925in" svg:viewBox="0 0 133 174" svg:d="M132 19c1-4 1-5 1-6 0-5-5-9-10-9s-11 6-12 11c-4-7-13-15-27-15-34 0-70 36-70 75 0 27 19 44 41 44 13 0 24-7 34-14-2 7-3 15-5 24-4 11-6 18-16 27-12 10-24 10-31 10-12 0-15-1-20-2 6-3 8-9 8-13 0-7-5-10-10-10-7 0-15 6-15 16 0 17 23 17 37 17 43 0 62-22 65-38 10-39 20-78 30-117zM95 83c-1 4-1 5-6 9-10 13-23 19-33 19-14 0-21-11-21-25 0-12 8-42 16-54 11-19 23-24 33-24 18 0 24 20 24 23 0 1 0 1-1 3-5 17-8 32-12 49z"><text:p/></draw:path><draw:path draw:style-name="gr3" draw:text-style-name="P5" svg:width="0.0272in" svg:height="0.1055in" svg:x="0.7445in" svg:y="0.0618in" svg:viewBox="0 0 70 269" svg:d="M6 0c-3 0-6 0-6 3 0 1 1 3 3 5 23 21 49 57 49 126 0 57-18 98-46 125-5 5-6 5-6 6s1 4 4 4 29-18 47-52c12-21 19-51 19-82 0-38-11-98-64-135z"><text:p/></draw:path></draw:g>. לפי הגדרת צמצום וחיתוך נובע <draw:g text:anchor-type="as-char" svg:y="-0.1134in" draw:z-index="473" draw:name="Shape474" draw:style-name="gr1"><svg:title>TexMaths</svg:title><svg:desc>11§display§x \in h \land x \in (\dom(g) \times \Im(h))§svg§600§FALSE§</svg:desc><draw:path draw:style-name="gr2" draw:text-style-name="P4" svg:width="1.9469in" svg:height="0.1358in" svg:x="0.0039in" svg:y="0.0071in" svg:viewBox="0 0 4946 346" svg:d="M2474 346c-825 0-1649 0-2474 0 0-116 0-230 0-346 1649 0 3297 0 4946 0 0 116 0 230 0 346-824 0-1649 0-2472 0z"><text:p/></draw:path><draw:path draw:style-name="gr3" draw:text-style-name="P5" svg:width="0.0752in" svg:height="0.0685in" svg:x="0.0004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2-49 62-59 0-4-4-4-5-4-3 0-4 1-4 4-14 41-40 50-52 50-16 0-21-12-21-25 0-9 2-17 7-34 4-18 8-35 13-53z"><text:p/></draw:path><draw:path draw:style-name="gr3" draw:text-style-name="P5" svg:width="0.0752in" svg:height="0.087in" svg:x="0.1382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5" svg:width="0.074in" svg:height="0.1063in" svg:x="0.2776in" svg:y="0.0071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3" draw:text-style-name="P5" svg:width="0.0846in" svg:height="0.0937in" svg:x="0.3988in" svg:y="0.0217in" svg:viewBox="0 0 216 239" svg:d="M117 9c-4-7-6-9-9-9-6 0-7 3-9 9-32 71-64 143-96 215-2 4-3 5-3 7 0 5 3 8 8 8 3 0 6-1 8-8 31-67 61-135 92-203 31 68 60 136 91 203 3 8 7 8 9 8 4 0 8-3 8-8 0-1 0-2-3-6-32-72-65-145-96-216z"><text:p/></draw:path><draw:path draw:style-name="gr3" draw:text-style-name="P5" svg:width="0.0748in" svg:height="0.0685in" svg:x="0.5303in" svg:y="0.0453in" svg:viewBox="0 0 191 175" svg:d="M118 54c2-10 11-45 37-45 2 0 12 0 20 4-11 2-19 12-19 21 0 7 5 14 16 14 7 0 19-7 19-23 0-19-22-25-35-25-23 0-36 21-41 30-9-26-30-30-41-30-41 0-63 50-63 59 0 5 4 5 5 5 3 0 4-1 5-5 13-40 38-50 52-50 7 0 20 3 20 25 0 12-6 39-20 93-6 24-20 39-37 39-2 0-11 0-20-4 10-2 19-10 19-21s-9-13-14-13c-12 0-21 10-21 22 0 17 19 25 36 25 26 0 39-27 40-30 5 15 19 30 42 30 40 0 62-49 62-59 0-4-4-4-5-4-3 0-3 1-5 4-13 41-39 50-51 50-16 0-21-12-21-25 0-9 2-17 6-34 5-18 9-35 14-53z"><text:p/></draw:path><draw:path draw:style-name="gr3" draw:text-style-name="P5" svg:width="0.076in" svg:height="0.087in" svg:x="0.6677in" svg:y="0.0307in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3" draw:text-style-name="P5" svg:width="0.035in" svg:height="0.1512in" svg:x="0.8138in" svg:y="0in" svg:viewBox="0 0 90 385" svg:d="M90 381c0-1 0-1-6-8-49-49-61-122-61-180 0-67 14-135 62-182 5-5 5-5 5-7 0-3-2-4-4-4-4 0-39 26-62 76-19 42-24 85-24 117 0 29 4 76 26 120 23 47 56 72 60 72 2 0 4-1 4-4z"><text:p/></draw:path><draw:path draw:style-name="gr3" draw:text-style-name="P5" svg:width="0.0744in" svg:height="0.1063in" svg:x="0.863in" svg:y="0.0071in" svg:viewBox="0 0 190 271" svg:d="M134 246c0 8 0 17 0 25 19-1 38-2 56-5 0-3 0-7 0-12-26 0-29-2-29-21 0-77 0-155 0-233-19 1-38 3-57 4 0 5 0 8 0 13 28 0 31 2 31 20 0 28 0 55 0 84-11-14-28-24-48-24-46 0-87 38-87 88 0 47 38 86 82 86 25 0 42-13 52-25zM134 143c0 27 0 53 0 78 0 7 0 8-4 15-12 18-29 26-46 26s-31-10-40-24c-11-17-12-38-12-53 0-14 1-37 12-55 9-12 23-24 44-24 13 0 30 5 42 23 4 6 4 8 4 14z"><text:p/></draw:path><draw:path draw:style-name="gr3" draw:text-style-name="P5" svg:width="0.0673in" svg:height="0.0693in" svg:x="0.9465in" svg:y="0.0453in" svg:viewBox="0 0 172 177" svg:d="M172 90c0-49-39-90-86-90-49 0-86 42-86 90 0 50 41 87 86 87 46 0 86-37 86-87zM86 167c-17 0-33-7-44-25-10-18-10-41-10-55s0-35 10-53c10-17 28-25 44-25s33 9 44 25c10 17 10 39 10 53s0 35-9 52-25 28-45 28z"><text:p/></draw:path><draw:path draw:style-name="gr3" draw:text-style-name="P5" svg:width="0.1185in" svg:height="0.0669in" svg:x="1.0228in" svg:y="0.0453in" svg:viewBox="0 0 302 171" svg:d="M31 39c0 34 0 68 0 103 0 17-5 17-31 17 0 3 0 7 0 12 14 0 34-1 44-1s30 1 43 1c0-5 0-9 0-12-25 0-30 0-30-17 0-24 0-48 0-72 0-39 28-61 52-61 25 0 28 21 28 43 0 29 0 59 0 90 0 17-3 17-29 17 0 3 0 7 0 12 13 0 33-1 44-1 10 0 29 1 43 1 0-5 0-9 0-12-26 0-30 0-30-17 0-24 0-48 0-72 0-39 27-61 52-61 24 0 28 21 28 43 0 29 0 59 0 90 0 17-4 17-29 17 0 3 0 7 0 12 13 0 33-1 42-1 11 0 31 1 44 1 0-5 0-9 0-12-20 0-29 0-30-11 0-26 0-50 0-74 0-33 0-45-12-60-5-6-18-14-40-14-33 0-50 23-56 39-6-35-34-39-52-39-28 0-46 17-57 41 0-13 0-28 0-41-19 1-36 3-55 4 0 5 0 8 0 13 27 0 31 2 31 22z"><text:p/></draw:path><draw:path draw:style-name="gr3" draw:text-style-name="P5" svg:width="0.0346in" svg:height="0.1512in" svg:x="1.1602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5" svg:width="0.0693in" svg:height="0.0976in" svg:x="1.2063in" svg:y="0.0453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5" svg:width="0.0346in" svg:height="0.1512in" svg:x="1.290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732in" svg:height="0.0728in" svg:x="1.3972in" svg:y="0.0394in" svg:viewBox="0 0 187 186" svg:d="M93 83c-25-26-51-52-77-77-4-5-5-6-8-6-4 0-8 3-8 8 0 2 1 3 5 7 26 26 52 52 77 77-25 26-51 52-77 79-4 4-5 5-5 7 0 5 4 8 8 8 3 0 4-1 8-5 26-27 52-52 77-78 27 27 54 53 81 81 2 0 3 2 5 2 5 0 8-3 8-8 0-1 0-2-1-4-1-1-62-62-82-82 24-23 48-47 71-70 2-2 8-7 10-9 0-1 2-3 2-5 0-5-3-8-8-8-3 0-4 1-9 6-25 25-51 51-77 77z"><text:p/></draw:path><draw:path draw:style-name="gr3" draw:text-style-name="P5" svg:width="0.0461in" svg:height="0.1028in" svg:x="1.5315in" svg:y="0.0098in" svg:viewBox="0 0 118 262" svg:d="M76 30c0-15 1-18 32-18 3 0 6 0 10 0 0-4 0-8 0-12-14 1-44 1-60 1-14 0-45 0-58-1 0 4 0 8 0 12 3 0 7 0 10 0 31 0 32 3 32 18 0 67 0 135 0 202 0 14-1 18-32 18-3 0-7 0-10 0 0 4 0 9 0 12 13-1 44-1 58-1 16 0 46 0 60 1 0-3 0-8 0-12-4 0-7 0-10 0-31 0-32-4-32-18 0-67 0-135 0-202z"><text:p/></draw:path><draw:path draw:style-name="gr3" draw:text-style-name="P5" svg:width="0.1181in" svg:height="0.0669in" svg:x="1.587in" svg:y="0.0453in" svg:viewBox="0 0 301 171" svg:d="M30 39c0 34 0 68 0 103 0 17-5 17-30 17 0 3 0 7 0 12 13 0 33-1 44-1 10 0 30 1 43 1 0-5 0-9 0-12-27 0-30 0-30-17 0-24 0-48 0-72 0-39 28-61 52-61s28 21 28 43c0 29 0 59 0 90 0 17-4 17-29 17 0 3 0 7 0 12 13 0 33-1 43-1s30 1 44 1c0-5 0-9 0-12-27 0-31 0-31-17 0-24 0-48 0-72 0-39 27-61 53-61 24 0 28 21 28 43 0 29 0 59 0 90 0 17-4 17-31 17 0 3 0 7 0 12 15 0 35-1 44-1 10 0 30 1 43 1 0-5 0-9 0-12-19 0-29 0-29-11 0-26 0-50 0-74 0-33 0-45-12-60-6-6-18-14-41-14-32 0-50 23-56 39-6-35-34-39-52-39-27 0-46 17-57 41 0-13 0-28 0-41-18 1-36 3-54 4 0 5 0 8 0 13 27 0 30 2 30 22z"><text:p/></draw:path><draw:path draw:style-name="gr3" draw:text-style-name="P5" svg:width="0.035in" svg:height="0.1512in" svg:x="1.724in" svg:y="0in" svg:viewBox="0 0 90 385" svg:d="M90 381c0-1 0-1-6-8-49-49-61-122-61-180 0-67 14-135 62-182 5-5 5-5 5-7 0-3-2-4-4-4-4 0-39 26-62 76-19 42-24 85-24 117 0 29 4 76 25 120 24 47 57 72 61 72 2 0 4-1 4-4z"><text:p/></draw:path><draw:path draw:style-name="gr3" draw:text-style-name="P5" svg:width="0.0744in" svg:height="0.1063in" svg:x="1.7764in" svg:y="0.0071in" svg:viewBox="0 0 190 271" svg:d="M90 4c0-1 0-4-5-4-9 0-37 3-47 3-3 1-7 1-7 8 0 6 3 6 9 6 18 0 19 2 19 6 0 2-1 6-1 8-18 74-37 147-56 220-2 6-2 7-2 9 0 9 9 11 12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3" draw:text-style-name="P5" svg:width="0.0346in" svg:height="0.1512in" svg:x="1.864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35in" svg:height="0.1512in" svg:x="1.9236in" svg:y="0in" svg:viewBox="0 0 90 385" svg:d="M90 193c0-30-4-76-25-120-23-48-57-73-61-73-2 0-4 2-4 4s0 2 8 9c37 38 59 99 59 180 0 65-14 133-62 181-5 6-5 6-5 7 0 2 2 4 4 4 4 0 39-26 62-76 20-41 24-84 24-116z"><text:p/></draw:path></draw:g>. נוכיח: </text:p>
          <text:list>
            <text:list-item>
              <text:p text:style-name="P97"><draw:g text:anchor-type="as-char" svg:y="-0.1047in" draw:z-index="474" draw:name="Shape475" draw:style-name="gr1"><svg:title>TexMaths</svg:title><svg:desc>11§display§x \in h§svg§600§FALSE§</svg:desc><draw:path draw:style-name="gr2" draw:text-style-name="P4" svg:width="0.3394in" svg:height="0.0953in" svg:x="0.0039in" svg:y="0.0079in" svg:viewBox="0 0 863 243" svg:d="M0 0c287 0 575 0 863 0 0 81 0 162 0 243-288 0-576 0-863 0 0-81 0-162 0-243z"><text:p/></draw:path><draw:path draw:style-name="gr3" draw:text-style-name="P5" svg:width="0.0756in" svg:height="0.0681in" svg:x="0.0004in" svg:y="0.0382in" svg:viewBox="0 0 193 174" svg:d="M118 54c2-10 11-45 38-45 2 0 11 0 19 4-10 2-18 12-18 21 0 7 4 15 15 15 8 0 21-8 21-24 0-19-24-25-37-25-22 0-35 21-40 30-9-26-30-30-41-30-41 0-63 50-63 60 0 4 3 2 5 4 3 0 4-1 5-4 13-41 39-51 52-51 7 0 21 3 21 25 0 12-7 39-21 93-7 22-20 39-37 39-3 0-12 0-19-5 10-2 17-11 17-20 0-11-7-14-14-14-11 0-21 11-21 22 0 18 20 25 36 25 26 0 40-27 41-29 4 14 19 29 42 29 39 0 61-48 61-58 0-5-3-5-4-5-3 0-4 3-5 5-13 41-39 50-51 50-15 0-22-13-22-25 0-9 2-16 7-34 4-18 8-35 13-53z"><text:p/></draw:path><draw:path draw:style-name="gr3" draw:text-style-name="P5" svg:width="0.076in" svg:height="0.0874in" svg:x="0.1378in" svg:y="0.0232in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3" draw:text-style-name="P5" svg:width="0.074in" svg:height="0.1063in" svg:x="0.2768in" svg:y="0in" svg:viewBox="0 0 189 271" svg:d="M89 4c-1-1 0-4-4-4-10 0-38 3-48 4-3 0-7 0-7 8 0 5 3 5 10 5 17 0 18 2 18 6 0 2-1 6-1 8-18 74-37 147-56 221-1 5-1 6-1 8 0 9 8 11 11 11 7 0 12-4 14-9 3-10 6-20 8-30 2-11 6-22 8-34 2-9 4-18 6-27 1-2 5-14 5-18 1-3 13-23 26-34 9-5 21-13 38-13 16 0 20 13 20 26 0 20-15 63-24 86-3 9-5 14-5 21 0 19 14 32 32 32 36 0 50-56 50-59 0-5-3-5-4-5-5 0-5 2-6 8-6 20-18 48-39 48-7 0-10-4-10-13s3-19 8-27c5-17 23-63 23-84 0-25-16-42-44-42-25 0-43 12-58 30 10-41 20-82 30-123z"><text:p/></draw:path></draw:g>: <text:span text:style-name="T38">צ.ל. להוכיח קיום </text:span><text:span text:style-name="T38"><draw:g text:anchor-type="as-char" svg:y="-0.1075in" draw:z-index="475" draw:name="Shape476" draw:style-name="gr1"><svg:title>TexMaths</svg:title><svg:desc>11§display§f \in X. x \in f§svg§600§FALSE§</svg:desc><draw:path draw:style-name="gr2" draw:text-style-name="P4" svg:width="0.789in" svg:height="0.1217in" svg:x="0.0004in" svg:y="0.0075in" svg:viewBox="0 0 2005 310" svg:d="M0 0c669 0 1336 0 2005 0 0 103 0 207 0 310-669 0-1336 0-2005 0 0-103 0-207 0-310z"><text:p/></draw:path><draw:path draw:style-name="gr3" draw:text-style-name="P5" svg:width="0.0752in" svg:height="0.1374in" svg:x="0.0008in" svg:y="0in" svg:viewBox="0 0 192 350" svg:d="M121 118c11 0 22 0 33 0 8 0 12 0 12-8 0-4-4-4-11-4-11 0-21 0-32 0 2-16 6-30 8-44 2-8 8-36 10-40 3-8 10-13 17-13 3 0 12 0 20 6-17 1-21 16-21 21 0 9 7 13 15 13 9 0 20-7 20-23 0-17-17-26-34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3" draw:text-style-name="P5" svg:width="0.0752in" svg:height="0.087in" svg:x="0.1386in" svg:y="0.0256in" svg:viewBox="0 0 192 222" svg:d="M179 120c7 0 13 0 13-8 0-9-6-9-13-9-55 0-109 0-164 0 5-50 50-88 104-88 20 0 40 0 60 0 7 0 13 0 13-7 0-8-6-8-13-8-21 0-40 0-61 0-66 0-118 50-118 112s52 110 118 110c21 0 40 0 61 0 7 0 13 0 13-7 0-8-6-8-13-8-20 0-40 0-60 0-54 0-99-36-104-87 55 0 109 0 164 0z"><text:p/></draw:path><draw:path draw:style-name="gr3" draw:text-style-name="P5" svg:width="0.1248in" svg:height="0.1028in" svg:x="0.2736in" svg:y="0.0047in" svg:viewBox="0 0 318 262" svg:d="M177 104c-11-26-22-51-33-76-1-4-1-4-2-5 0-2 6-10 23-11 4-1 8-1 8-8 0-4-5-4-6-4-16 0-33 1-48 1-10 0-34-1-44-1-2 0-7 0-7 8 0 4 3 4 9 4 23 0 25 3 29 12 15 35 30 72 46 108-28 29-54 57-82 86-2 2-3 3-5 4-19 21-38 27-57 28-5 1-8 1-8 7 0 1 0 5 4 5 12 0 25-1 37-1 14 0 29 1 44 1 2 0 6 0 6-8 0-3-3-2-4-4-3 0-16-1-16-12 0-6 6-13 10-17 14-13 27-27 40-42 12-12 23-25 35-37 13 31 25 60 39 91 2 5 2 5 2 6 0 3-8 10-23 11-4 1-8 1-8 7 0 5 4 5 7 5 11 0 37-1 48-1 10 0 33 1 43 1 2 0 8 0 8-8 0-4-5-4-8-4-25 0-26-1-33-17-15-36-41-94-50-117 27-28 68-74 80-85 11-9 25-18 48-19 6-1 9-1 9-8 0-1 0-4-5-4-12 0-25 1-36 1-14 0-30-1-43-1-3 0-7 0-7 8 0 2 2 3 4 4 3 0 15 1 15 11 0 6-4 11-6 14-21 22-42 44-63 67z"><text:p/></draw:path><draw:path draw:style-name="gr3" draw:text-style-name="P5" svg:width="0.0157in" svg:height="0.0157in" svg:x="0.4118in" svg:y="0.0902in" svg:viewBox="0 0 41 41" svg:d="M41 21c0-12-10-21-21-21s-20 9-20 21c0 11 9 20 20 20s21-9 21-20z"><text:p/></draw:path><draw:path draw:style-name="gr3" draw:text-style-name="P5" svg:width="0.0752in" svg:height="0.0685in" svg:x="0.4453in" svg:y="0.0402in" svg:viewBox="0 0 192 175" svg:d="M118 54c2-10 11-45 38-45 2 0 11 0 20 4-11 2-19 12-19 21 0 7 5 14 15 14 8 0 20-7 20-23 0-20-23-25-36-25-22 0-35 21-41 30-8-26-29-30-40-30-41 0-63 50-63 59 0 5 3 5 4 5 4 0 5-1 6-5 13-40 38-50 52-50 7 0 21 3 21 25 0 12-7 39-21 92-7 25-20 40-38 40-2 0-11 0-18-4 9-2 17-10 17-21s-8-13-14-13c-11 0-21 9-21 22 0 17 20 25 36 25 26 0 40-28 41-30 4 15 19 30 42 30 39 0 61-50 61-59 0-4-3-4-4-4-3 0-4 1-6 4-12 41-38 50-50 50-16 0-22-12-22-25 0-9 2-17 6-34 5-18 9-35 14-53z"><text:p/></draw:path><draw:path draw:style-name="gr3" draw:text-style-name="P5" svg:width="0.076in" svg:height="0.087in" svg:x="0.5823in" svg:y="0.0256in" svg:viewBox="0 0 194 222" svg:d="M180 120c7 0 14 0 14-8 0-9-7-9-14-9-55 0-109 0-164 0 5-50 49-88 104-88 20 0 41 0 60 0 7 0 14 0 14-7 0-8-7-8-14-8-21 0-40 0-61 0-66 0-119 50-119 112s53 110 119 110c21 0 40 0 61 0 7 0 14 0 14-7 0-8-7-8-14-8-19 0-40 0-60 0-55 0-99-36-104-87 55 0 109 0 164 0z"><text:p/></draw:path><draw:path draw:style-name="gr3" draw:text-style-name="P5" svg:width="0.0752in" svg:height="0.1374in" svg:x="0.7217in" svg:y="0in" svg:viewBox="0 0 192 350" svg:d="M121 118c11 0 22 0 33 0 8 0 12 0 12-8 0-4-4-4-11-4-11 0-21 0-32 0 2-16 6-30 8-44 2-8 8-36 10-40 3-8 10-13 17-13 3 0 12 0 20 6-17 1-21 16-21 21 0 9 7 13 15 13 9 0 20-7 20-23 0-17-17-26-34-26-13 0-37 7-48 45-2 8-3 12-13 61-9 0-18 0-27 0-7 0-12 0-12 7 0 5 5 5 11 5 9 0 17 0 26 0-10 50-19 100-29 150-7 38-13 73-33 73-2 0-12 0-19-7 18-1 21-15 21-20 0-9-6-14-14-14-10 0-21 8-21 23 0 18 16 27 33 27 21 0 36-23 43-38 12-24 22-71 22-73 8-41 15-81 23-121z"><text:p/></draw:path></draw:g></text:span><text:span text:style-name="T38">, נבחר </text:span><text:span text:style-name="T38"><draw:g text:anchor-type="as-char" svg:y="-0.1075in" draw:z-index="476" draw:name="Shape477" draw:style-name="gr1"><svg:title>TexMaths</svg:title><svg:desc>11§display§f = g§svg§600§FALSE§</svg:desc><draw:path draw:style-name="gr2" draw:text-style-name="P4" svg:width="0.3492in" svg:height="0.1217in" svg:x="0.0004in" svg:y="0.0075in" svg:viewBox="0 0 888 310" svg:d="M0 0c296 0 592 0 888 0 0 103 0 207 0 310-296 0-592 0-888 0 0-103 0-207 0-310z"><text:p/></draw:path><draw:path draw:style-name="gr3" draw:text-style-name="P5" svg:width="0.0756in" svg:height="0.1374in" svg:x="0.0008in" svg:y="0in" svg:viewBox="0 0 193 350" svg:d="M121 118c11 0 22 0 33 0 8 0 12 0 12-8 0-4-4-4-11-4-11 0-21 0-32 0 2-16 6-30 8-44 2-8 8-36 10-40 3-8 10-13 17-13 3 0 13 0 19 6-16 1-21 16-21 21 0 9 8 13 15 13 11 0 22-7 22-23 0-17-18-26-35-26-13 0-37 7-48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" draw:text-style-name="P5" svg:width="0.1004in" svg:height="0.0354in" svg:x="0.1343in" svg:y="0.052in" svg:viewBox="0 0 256 91" svg:d="M243 16c7 0 13-1 13-8 0-8-6-8-12-8-78 0-155 0-232 0-5 0-12 0-12 8 0 7 7 8 13 8 77 0 153 0 230 0zM244 91c6 0 12 0 12-7 0-9-6-9-13-9-77 0-153 0-230 0-6 0-13 0-13 9 0 7 7 7 12 7 77 0 154 0 232 0z"><text:p/></draw:path><draw:path draw:style-name="gr3" draw:text-style-name="P5" svg:width="0.0693in" svg:height="0.0976in" svg:x="0.2882in" svg:y="0.0402in" svg:viewBox="0 0 177 249" svg:d="M176 25c0-2 1-4 1-6 0-7-4-11-11-11-4 0-14 3-16 16-7-14-20-24-36-24-44 0-92 54-92 110 0 37 24 61 52 61 23 0 40-18 45-23-8 33-9 33-13 50-1 4-15 42-55 42-8 0-20 0-31-4 11-3 15-13 15-19 0-7-4-15-14-15-9 0-21 8-21 24 0 15 14 23 52 23 47 0 76-30 81-53 14-56 29-114 43-171zM125 121c-2 10-11 20-19 27s-20 14-31 14c-20 0-25-20-25-36 0-18 11-63 22-83 9-19 26-34 42-34 26 0 31 31 31 33s0 4-1 5c-6 24-12 49-19 74z"><text:p/></draw:path></draw:g></text:span><text:span text:style-name="T38"><text:s/>וזה יעבוד לפי הנתון </text:span><text:span text:style-name="T38"><draw:g text:anchor-type="as-char" svg:y="-0.0819in" draw:z-index="477" draw:name="Shape478" draw:style-name="gr1"><svg:title>TexMaths</svg:title><svg:desc>11§display§x \in g§svg§600§FALSE§</svg:desc><draw:path draw:style-name="gr2" draw:text-style-name="P4" svg:width="0.3287in" svg:height="0.0969in" svg:x="0.0039in" svg:y="0.0083in" svg:viewBox="0 0 836 247" svg:d="M418 247c-139 0-278 0-418 0 0-83 0-164 0-247 279 0 557 0 836 0 0 83 0 164 0 247-139 0-279 0-418 0z"><text:p/></draw:path><draw:path draw:style-name="gr3" draw:text-style-name="P5" svg:width="0.0756in" svg:height="0.0681in" svg:x="0.0004in" svg:y="0.015in" svg:viewBox="0 0 193 174" svg:d="M118 54c2-10 12-45 38-45 3 0 11 0 20 5-11 1-19 11-19 21 0 6 5 13 15 13 9 0 21-6 21-22 0-20-23-26-37-26-22 0-35 21-39 30-10-26-31-30-42-30-41 0-63 51-63 60 0 4 3 2 5 4 3 0 4-1 5-4 13-41 39-51 52-51 7 0 21 3 21 26 0 11-7 38-21 92-7 24-20 38-37 38-2 0-11 0-19-4 10-2 18-9 18-20s-8-13-14-13c-12 0-22 10-22 22 0 16 20 24 36 24 27 0 40-26 41-29 4 14 19 29 42 29 40 0 62-48 62-58 0-4-4-4-5-4-3 0-4 2-5 4-12 42-39 49-51 49-15 0-22-11-22-24 0-9 3-16 7-34s8-35 13-53z"><text:p/></draw:path><draw:path draw:style-name="gr3" draw:text-style-name="P5" svg:width="0.076in" svg:height="0.0874in" svg:x="0.1378in" svg:y="0.0004in" svg:viewBox="0 0 194 223" svg:d="M179 120c7 0 15 0 15-8 0-7-8-7-15-7-53 0-109 0-162 0 4-52 48-90 103-90 20 0 40 0 59 0 7 0 15 0 15-7 0-8-8-8-15-8-20 0-40 0-60 0-66 0-119 51-119 112s53 111 119 111c20 0 40 0 60 0 7 0 15 0 15-8s-8-8-15-8c-19 0-39 0-59 0-55 0-99-36-103-87 53 0 109 0 162 0z"><text:p/></draw:path><draw:path draw:style-name="gr3" draw:text-style-name="P5" svg:width="0.0693in" svg:height="0.0976in" svg:x="0.2709in" svg:y="0.015in" svg:viewBox="0 0 177 249" svg:d="M176 25c0-2 1-4 1-6 0-7-4-11-11-11-4 0-14 3-16 17-7-14-20-25-35-25-45 0-93 54-93 110 0 38 24 60 52 60 22 0 41-17 44-21h1c-9 33-9 33-13 49-1 4-15 42-55 42-8 0-21 0-31-3 11-4 15-14 15-21 0-6-4-13-14-13-9 0-21 6-21 22s14 24 51 24c48 0 77-30 82-53 15-56 29-113 43-171zM126 121c-3 10-11 20-20 28-8 6-20 12-31 12-20 0-25-19-25-34 0-19 11-64 22-84 9-19 26-34 43-34 25 0 30 31 30 33s-1 4-1 5c-6 25-12 49-18 74z"><text:p/></draw:path></draw:g></text:span><text:span text:style-name="T38">. </text:span></text:p>
            </text:list-item>
            <text:list-item>
              <text:p text:style-name="P98"><draw:g text:anchor-type="as-char" svg:y="-0.1134in" draw:z-index="478" draw:name="Shape479" draw:style-name="gr1"><svg:title>TexMaths</svg:title><svg:desc>11§display§x \in (\dom(g) \times \Im(h))§svg§600§FALSE§</svg:desc><draw:path draw:style-name="gr2" draw:text-style-name="P4" svg:width="1.4169in" svg:height="0.1354in" svg:x="0.0039in" svg:y="0.0071in" svg:viewBox="0 0 3600 345" svg:d="M0 0c1200 0 2400 0 3600 0 0 115 0 230 0 345-1200 0-2400 0-3600 0 0-115 0-230 0-345z"><text:p/></draw:path><draw:path draw:style-name="gr3" draw:text-style-name="P5" svg:width="0.0752in" svg:height="0.0681in" svg:x="0.0004in" svg:y="0.0453in" svg:viewBox="0 0 192 174" svg:d="M118 54c2-10 12-46 38-46 2 0 11 0 20 5-11 2-19 12-19 21 0 7 5 13 15 13 8 0 20-6 20-22 0-19-23-25-36-25-22 0-35 20-39 29-10-26-31-29-42-29-41 0-63 50-63 59 0 4 3 3 4 4 4 0 5-1 6-5 13-40 38-50 52-50 7 0 21 4 21 26 0 12-7 38-21 92-7 24-20 40-37 40-3 0-12 0-19-5 10-2 18-10 18-21 0-10-8-13-14-13-12 0-22 10-22 22 0 17 20 25 36 25 26 0 40-26 41-29 4 15 19 29 42 29 39 0 61-50 61-59 0-4-3-4-4-4-3 0-4 1-5 5-13 40-39 50-51 50-16 0-22-13-22-25 0-9 3-18 7-34 4-18 8-35 13-53z"><text:p/></draw:path><draw:path draw:style-name="gr3" draw:text-style-name="P5" svg:width="0.0752in" svg:height="0.087in" svg:x="0.1382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5" svg:width="0.0346in" svg:height="0.1508in" svg:x="0.2843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5" svg:width="0.0744in" svg:height="0.1059in" svg:x="0.3335in" svg:y="0.0075in" svg:viewBox="0 0 190 270" svg:d="M133 244c0 9 0 18 0 26 19-1 39-2 57-4 0-3 0-7 0-12-27 0-29-3-29-22 0-77 0-155 0-232-19 1-38 2-56 3 0 5 0 8 0 12 27 0 29 4 29 22 0 28 0 55 0 83-11-13-27-23-48-23-45 0-86 37-86 87 0 48 37 86 81 86 26 0 43-13 52-26zM133 142c0 26 0 52 0 78 0 8 0 8-4 15-11 18-29 27-45 27-18 0-31-10-41-25-10-16-11-38-11-52s1-37 12-55c8-12 23-25 43-25 14 0 31 6 42 23 4 6 4 7 4 14z"><text:p/></draw:path><draw:path draw:style-name="gr3" draw:text-style-name="P5" svg:width="0.0665in" svg:height="0.0689in" svg:x="0.4169in" svg:y="0.0453in" svg:viewBox="0 0 170 176" svg:d="M170 90c0-49-38-90-84-90-49 0-86 42-86 90 0 50 40 86 85 86 47 0 85-37 85-86zM86 167c-17 0-34-8-44-26-10-17-10-41-10-54 0-15 0-36 9-53 11-17 28-26 44-26 17 0 34 9 44 25 10 17 10 39 10 54 0 13 0 34-8 52-9 16-26 28-45 28z"><text:p/></draw:path><draw:path draw:style-name="gr3" draw:text-style-name="P5" svg:width="0.1181in" svg:height="0.0669in" svg:x="0.4937in" svg:y="0.0453in" svg:viewBox="0 0 301 171" svg:d="M30 37c0 35 0 69 0 104 0 18-5 18-30 18 0 3 0 7 0 12 13-1 33-3 44-3 10 0 30 2 43 3 0-5 0-9 0-12-26 0-30 0-30-18 0-24 0-49 0-72 0-39 27-61 52-61 24 0 29 21 29 43 0 29 0 59 0 90 0 18-5 18-30 18 0 3 0 7 0 12 13-1 33-3 43-3s31 2 44 3c0-5 0-9 0-12-27 0-31 0-31-18 0-24 0-49 0-72 0-39 27-61 53-61 24 0 28 21 28 43 0 29 0 59 0 90 0 18-4 18-30 18 0 3 0 7 0 12 13-1 33-3 44-3 9 0 29 2 42 3 0-5 0-9 0-12-19 0-29 0-29-13 0-25 0-49 0-73 0-33 0-45-12-59-6-6-19-14-41-14-32 0-50 23-56 37-6-33-34-37-52-37-27 0-46 17-57 41 0-13 0-28 0-41-18 1-36 3-54 4 0 5 0 8 0 13 26 0 30 2 30 20z"><text:p/></draw:path><draw:path draw:style-name="gr3" draw:text-style-name="P5" svg:width="0.035in" svg:height="0.1508in" svg:x="0.6307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5" svg:width="0.0697in" svg:height="0.0972in" svg:x="0.6768in" svg:y="0.0453in" svg:viewBox="0 0 178 248" svg:d="M176 25c1-3 2-4 2-7 0-7-5-10-12-10-3 0-14 2-15 16-7-14-21-24-37-24-44 0-91 54-91 109 0 39 23 62 51 62 23 0 41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" draw:text-style-name="P5" svg:width="0.035in" svg:height="0.1508in" svg:x="0.761in" svg:y="0in" svg:viewBox="0 0 90 384" svg:d="M90 193c0-30-4-77-25-120-24-48-57-73-61-73-2 0-4 1-4 3 0 3 0 3 8 10 37 38 59 99 59 180 0 65-14 132-61 181-6 5-6 5-6 6 0 3 2 4 4 4 4 0 39-26 62-75 19-43 24-85 24-116z"><text:p/></draw:path><draw:path draw:style-name="gr3" draw:text-style-name="P5" svg:width="0.0728in" svg:height="0.0724in" svg:x="0.8677in" svg:y="0.0398in" svg:viewBox="0 0 186 185" svg:d="M93 81c-26-25-51-50-78-75-4-6-5-6-7-6-5 0-8 3-8 8 0 2 0 3 4 7 26 26 52 51 77 77-25 26-51 51-77 78-4 4-4 5-4 7 0 5 3 8 8 8 2 0 3 0 7-6 26-25 52-50 77-76 27 27 54 53 81 80 1 1 3 2 5 2 5 0 8-3 8-8 0-2 0-2-1-4-28-28-62-61-82-81 25-24 48-47 72-70 1-2 8-8 9-10 1-1 2-2 2-4 0-5-3-8-8-8-3 0-4 1-9 6-25 25-50 50-76 75z"><text:p/></draw:path><draw:path draw:style-name="gr3" draw:text-style-name="P5" svg:width="0.0461in" svg:height="0.1031in" svg:x="1.0016in" svg:y="0.0098in" svg:viewBox="0 0 118 263" svg:d="M76 31c0-14 1-19 32-19 3 0 6 0 10 0 0-4 0-8 0-12-14 1-44 1-59 1s-46 0-59-1c0 4 0 8 0 12 3 0 7 0 10 0 31 0 32 5 32 19 0 67 0 134 0 201 0 15-1 19-32 19-3 0-7 0-10 0 0 4 0 9 0 12 13-2 44-2 58-2 16 0 46 0 60 2 0-3 0-8 0-12-4 0-7 0-10 0-31 0-32-4-32-19 0-67 0-134 0-201z"><text:p/></draw:path><draw:path draw:style-name="gr3" draw:text-style-name="P5" svg:width="0.1185in" svg:height="0.0669in" svg:x="1.0571in" svg:y="0.0453in" svg:viewBox="0 0 302 171" svg:d="M31 37c0 35 0 69 0 104 0 18-5 18-31 18 0 3 0 7 0 12 14-1 34-3 44-3s30 2 43 3c0-5 0-9 0-12-25 0-30 0-30-18 0-24 0-49 0-72 0-39 28-61 52-61s28 21 28 43c0 29 0 59 0 90 0 18-4 18-29 18 0 3 0 7 0 12 13-1 33-3 44-3 10 0 29 2 43 3 0-5 0-9 0-12-27 0-30 0-30-18 0-24 0-49 0-72 0-39 27-61 52-61 24 0 28 21 28 43 0 29 0 59 0 90 0 18-4 18-29 18 0 3 0 7 0 12 13-1 33-3 42-3 10 0 31 2 44 3 0-5 0-9 0-12-20 0-29 0-30-13 0-25 0-49 0-73 0-33 0-45-12-59-6-6-18-14-41-14-32 0-48 23-55 37-6-33-34-37-52-37-28 0-46 17-57 41 0-13 0-28 0-41-19 1-36 3-55 4 0 5 0 8 0 13 28 0 31 2 31 20z"><text:p/></draw:path><draw:path draw:style-name="gr3" draw:text-style-name="P5" svg:width="0.0346in" svg:height="0.1508in" svg:x="1.1945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5" svg:width="0.074in" svg:height="0.1059in" svg:x="1.2469in" svg:y="0.0075in" svg:viewBox="0 0 189 270" svg:d="M89 3c-1-1 0-3-4-3-9 0-38 2-48 3-3 0-7 1-7 8 0 4 3 4 10 4 17 0 18 4 18 7 0 2-1 6-1 8-19 73-37 147-56 221-1 6-1 6-1 9 0 9 8 10 11 10 7 0 12-5 14-10 2-9 6-19 8-29 2-11 6-23 8-35 2-8 5-15 6-24 1-2 5-16 5-18 1-3 13-25 26-35 9-7 21-14 38-14 16 0 20 13 20 27 0 21-15 62-24 85-3 9-5 14-5 22 0 18 14 31 32 31 36 0 50-56 50-60 0-3-3-3-4-3-3 0-4 1-6 7-6 21-18 48-39 48-7 0-9-4-9-13 0-10 3-19 6-28 6-16 24-60 24-83 0-25-16-41-44-41-25 0-43 12-58 30 10-42 20-83 30-124z"><text:p/></draw:path><draw:path draw:style-name="gr3" draw:text-style-name="P5" svg:width="0.0346in" svg:height="0.1508in" svg:x="1.3346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5" svg:width="0.035in" svg:height="0.1508in" svg:x="1.3937in" svg:y="0in" svg:viewBox="0 0 90 384" svg:d="M90 193c0-30-4-77-25-120-23-48-56-73-61-73-2 0-4 1-4 3 0 3 0 3 8 10 38 38 60 99 60 180 0 65-14 132-62 181-6 5-6 5-6 6 0 3 2 4 4 4 5 0 39-26 62-75 20-43 24-85 24-116z"><text:p/></draw:path></draw:g>: <text:span text:style-name="T38">צ.ל. </text:span><text:span text:style-name="T38"><draw:g text:anchor-type="as-char" svg:y="-0.1134in" draw:z-index="480" draw:name="Shape480" draw:style-name="gr1"><svg:title>TexMaths</svg:title><svg:desc>11§display§\pi_1(x) \in \dom(g) \land \pi_2(x) \in \Im(h)§svg§600§FALSE§</svg:desc><draw:path draw:style-name="gr2" draw:text-style-name="P4" svg:width="2.1024in" svg:height="0.1358in" svg:x="0.0039in" svg:y="0.0071in" svg:viewBox="0 0 5341 346" svg:d="M2671 346c-891 0-1781 0-2671 0 0-116 0-230 0-346 1780 0 3561 0 5341 0 0 116 0 230 0 346-890 0-1780 0-2670 0z"><text:p/></draw:path><draw:path draw:style-name="gr3" draw:text-style-name="P5" svg:width="0.0815in" svg:height="0.0669in" svg:x="0.0004in" svg:y="0.048in" svg:viewBox="0 0 208 171" svg:d="M91 22c15 0 30 0 44 0-13 57-16 74-16 100 0 6 0 17 3 29 5 17 8 20 14 20 8 0 16-7 16-15 0-2 0-3-2-8-11-28-11-53-11-64 0-20 2-41 6-62 15 0 30 0 44 0 6 0 19 0 19-13 0-9-8-9-15-9-43 0-86 0-129 0-9 0-23 0-41 19-13 14-23 32-23 34 1 1 0 4 4 4s4-2 7-5c19-30 41-30 48-30 8 0 15 0 22 0-12 47-33 94-49 129-3 5-3 6-3 10 0 6 6 10 12 10 11 0 14-11 18-26 6-17 6-18 11-37 7-29 15-57 21-86z"><text:p/></draw:path><draw:path draw:style-name="gr3" draw:text-style-name="P5" svg:width="0.0386in" svg:height="0.0701in" svg:x="0.0945in" svg:y="0.0661in" svg:viewBox="0 0 99 179" svg:d="M62 8c0-8-1-8-8-8-18 17-43 17-54 17 0 3 0 6 0 9 7 0 24 0 40-7 0 46 0 92 0 138 0 9 0 13-28 13-3 0-6 0-10 0 0 3 0 6 0 9 6-1 39-1 49-1 7 0 41 0 48 1 0-3 0-6 0-9-3 0-7 0-10 0-27 0-27-4-27-13 0-50 0-100 0-149z"><text:p/></draw:path><draw:path draw:style-name="gr3" draw:text-style-name="P5" svg:width="0.035in" svg:height="0.1512in" svg:x="0.1665in" svg:y="0in" svg:viewBox="0 0 90 385" svg:d="M90 381c0-1 0-1-6-8-49-49-62-122-62-179 0-68 15-136 63-183 5-5 5-5 5-7 0-3-2-4-4-4-5 0-39 26-62 76-20 42-24 85-24 118 0 28 4 75 25 119 23 47 56 72 61 72 2 0 4-1 4-4z"><text:p/></draw:path><draw:path draw:style-name="gr3" draw:text-style-name="P5" svg:width="0.0756in" svg:height="0.0685in" svg:x="0.215in" svg:y="0.0453in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346in" svg:height="0.1512in" svg:x="0.3063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5" svg:width="0.076in" svg:height="0.087in" svg:x="0.4114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5" svg:width="0.0744in" svg:height="0.1063in" svg:x="0.548in" svg:y="0.0071in" svg:viewBox="0 0 190 271" svg:d="M133 246c0 8 0 17 0 25 19-1 39-2 57-5 0-3 0-7 0-12-27 0-29-2-29-21 0-77 0-155 0-233-19 1-38 3-56 4 0 5 0 8 0 13 27 0 29 2 29 20 0 28 0 55 0 84-11-14-27-24-48-24-45 0-86 38-86 88 0 47 37 86 81 86 26 0 43-13 52-25zM133 143c0 27 0 53 0 78 0 7 0 8-3 15-12 18-30 26-46 26-18 0-31-10-41-24-10-17-11-38-11-53 0-14 1-37 12-55 8-12 23-24 44-24 13 0 30 5 42 23 3 6 3 8 3 14z"><text:p/></draw:path><draw:path draw:style-name="gr3" draw:text-style-name="P5" svg:width="0.0673in" svg:height="0.0693in" svg:x="0.6315in" svg:y="0.0453in" svg:viewBox="0 0 172 177" svg:d="M172 90c0-49-40-90-86-90-49 0-86 42-86 90 0 50 40 87 86 87s86-37 86-87zM86 167c-17 0-34-7-44-25s-10-41-10-55 0-35 10-53c10-17 28-25 44-25s33 9 43 25c10 17 10 39 10 53s0 35-8 52c-9 17-25 28-45 28z"><text:p/></draw:path><draw:path draw:style-name="gr3" draw:text-style-name="P5" svg:width="0.1189in" svg:height="0.0669in" svg:x="0.7083in" svg:y="0.0453in" svg:viewBox="0 0 303 171" svg:d="M30 39c0 34 0 68 0 103 0 17-4 17-30 17 0 3 0 7 0 12 13 0 33-1 44-1 10 0 30 1 43 1 0-5 0-9 0-12-25 0-30 0-30-17 0-24 0-48 0-72 0-39 28-61 52-61s29 21 29 43c0 29 0 59 0 90 0 17-5 17-30 17 0 3 0 7 0 12 13 0 33-1 43-1 11 0 31 1 44 1 0-5 0-9 0-12-27 0-31 0-31-17 0-24 0-48 0-72 0-39 27-61 53-61 24 0 28 21 28 43 0 29 0 59 0 90 0 17-4 17-30 17 0 3 0 7 0 12 14 0 34-1 44-1 9 0 30 1 44 1 0-5 0-9 0-12-21 0-31 0-31-11 0-26 0-50 0-74 0-33 0-45-12-60-6-6-18-14-41-14-32 0-50 23-56 39-6-35-34-39-51-39-28 0-47 17-57 41 0-13 0-28 0-41-19 1-36 3-55 4 0 5 0 8 0 13 28 0 30 2 30 22z"><text:p/></draw:path><draw:path draw:style-name="gr3" draw:text-style-name="P5" svg:width="0.035in" svg:height="0.1512in" svg:x="0.8449in" svg:y="0in" svg:viewBox="0 0 90 385" svg:d="M90 381c0-1 0-1-6-8-49-49-61-122-61-179 0-68 14-136 62-183 5-5 5-5 5-7 0-3-1-4-4-4s-39 26-61 76c-19 42-25 85-25 118 0 28 4 75 26 119 24 47 57 72 60 72s4-1 4-4z"><text:p/></draw:path><draw:path draw:style-name="gr3" draw:text-style-name="P5" svg:width="0.0693in" svg:height="0.0976in" svg:x="0.8917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5" svg:width="0.0346in" svg:height="0.1512in" svg:x="0.9764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5" svg:width="0.0843in" svg:height="0.0937in" svg:x="1.0685in" svg:y="0.0217in" svg:viewBox="0 0 215 239" svg:d="M116 9c-3-7-6-9-9-9-5 0-6 3-8 9-32 71-65 143-97 215-2 4-2 5-2 7 0 5 3 8 8 8 2 0 5-1 9-8 29-67 60-135 90-203 31 68 60 136 91 203 3 8 8 8 9 8 4 0 8-3 8-8 0-1 0-2-3-6-32-72-65-145-96-216z"><text:p/></draw:path><draw:path draw:style-name="gr3" draw:text-style-name="P5" svg:width="0.0819in" svg:height="0.0669in" svg:x="1.1992in" svg:y="0.048in" svg:viewBox="0 0 209 171" svg:d="M92 22c15 0 30 0 44 0-13 57-16 74-16 100 0 6 0 17 3 29 4 17 8 20 13 20 8 0 17-7 17-15 0-2 0-3-2-8-12-28-12-53-12-64 0-20 3-41 7-62 15 0 30 0 44 0 5 0 19 0 19-13 0-9-8-9-15-9-43 0-87 0-130 0-9 0-23 0-40 19-14 14-24 32-24 34 1 1 0 4 4 4s5-2 7-5c19-30 42-30 50-30 7 0 14 0 22 0-14 47-35 94-50 129-3 5-3 6-3 10 0 6 5 10 11 10 12 0 14-11 20-26 5-17 5-18 9-37 8-29 15-57 22-86z"><text:p/></draw:path><draw:path draw:style-name="gr3" draw:text-style-name="P5" svg:width="0.0469in" svg:height="0.0701in" svg:x="1.2886in" svg:y="0.0661in" svg:viewBox="0 0 120 179" svg:d="M120 130c-3 0-6 0-9 0-1 5-3 22-8 24-2 2-22 2-26 2-16 0-33 0-49 0 28-25 37-33 53-45 20-16 39-33 39-58 0-33-29-53-63-53s-57 23-57 48c0 14 12 15 15 15 6 0 15-5 15-15 0-4-2-14-17-14 9-19 27-24 40-24 27 0 41 21 41 43 0 23-17 42-26 52-22 21-43 41-65 63-3 3-3 4-3 11 37 0 75 0 112 0 2-16 6-33 8-49z"><text:p/></draw:path><draw:path draw:style-name="gr3" draw:text-style-name="P5" svg:width="0.035in" svg:height="0.1512in" svg:x="1.3654in" svg:y="0in" svg:viewBox="0 0 90 385" svg:d="M90 381c0-1 0-1-6-8-49-49-61-122-61-179 0-68 14-136 62-183 5-5 5-5 5-7 0-3-1-4-4-4s-39 26-61 76c-19 42-25 85-25 118 0 28 4 75 26 119 24 47 57 72 60 72s4-1 4-4z"><text:p/></draw:path><draw:path draw:style-name="gr3" draw:text-style-name="P5" svg:width="0.0756in" svg:height="0.0685in" svg:x="1.4142in" svg:y="0.0453in" svg:viewBox="0 0 193 175" svg:d="M118 54c2-10 11-45 37-45 2 0 12 0 20 4-11 2-19 12-19 21 0 7 5 14 16 14 7 0 21-7 21-23 0-19-24-25-37-25-23 0-36 21-40 30-10-26-31-30-42-30-41 0-63 50-63 59 0 5 4 5 6 5s3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5" svg:width="0.035in" svg:height="0.1512in" svg:x="1.5051in" svg:y="0in" svg:viewBox="0 0 90 385" svg:d="M90 194c0-31-4-77-25-121-24-48-57-73-61-73-2 0-4 2-4 4s0 2 8 9c37 38 59 99 59 181 0 64-14 132-61 180-6 6-6 6-6 7 0 2 2 4 4 4 4 0 39-26 62-76 19-41 24-84 24-115z"><text:p/></draw:path><draw:path draw:style-name="gr3" draw:text-style-name="P5" svg:width="0.0756in" svg:height="0.087in" svg:x="1.6106in" svg:y="0.0307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3" draw:text-style-name="P5" svg:width="0.0461in" svg:height="0.1028in" svg:x="1.7461in" svg:y="0.0098in" svg:viewBox="0 0 118 262" svg:d="M76 30c0-15 1-18 32-18 3 0 6 0 10 0 0-4 0-8 0-12-13 1-44 1-59 1s-46 0-59-1c0 4 0 8 0 12 3 0 7 0 10 0 31 0 32 3 32 18 0 67 0 135 0 202 0 14-1 18-32 18-3 0-7 0-10 0 0 4 0 9 0 12 13-1 44-1 59-1s46 0 59 1c0-3 0-8 0-12-4 0-7 0-10 0-31 0-32-4-32-18 0-67 0-135 0-202z"><text:p/></draw:path><draw:path draw:style-name="gr3" draw:text-style-name="P5" svg:width="0.1189in" svg:height="0.0669in" svg:x="1.8012in" svg:y="0.0453in" svg:viewBox="0 0 303 171" svg:d="M31 39c0 34 0 68 0 103 0 17-5 17-31 17 0 3 0 7 0 12 14 0 34-1 44-1s31 1 44 1c0-5 0-9 0-12-26 0-31 0-31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0-11 0-26 0-50 0-74 0-33 0-45-12-60-6-6-19-14-41-14-33 0-49 23-56 39-6-35-34-39-52-39-28 0-46 17-57 41 0-13 0-28 0-41-19 1-36 3-55 4 0 5 0 8 0 13 28 0 31 2 31 22z"><text:p/></draw:path><draw:path draw:style-name="gr3" draw:text-style-name="P5" svg:width="0.0346in" svg:height="0.1512in" svg:x="1.9386in" svg:y="0in" svg:viewBox="0 0 89 385" svg:d="M89 381c0-1 0-1-6-8-49-49-61-122-61-179 0-68 15-136 63-183 4-5 4-5 4-7 0-3-1-4-3-4-5 0-39 26-62 76-20 42-24 85-24 118 0 28 4 75 25 119 23 47 56 72 61 72 2 0 3-1 3-4z"><text:p/></draw:path><draw:path draw:style-name="gr3" draw:text-style-name="P5" svg:width="0.0744in" svg:height="0.1063in" svg:x="1.9909in" svg:y="0.0071in" svg:viewBox="0 0 190 271" svg:d="M90 4c0-1 0-4-5-4-9 0-38 3-48 3-3 1-7 1-7 8 0 6 4 6 10 6 18 0 18 2 18 6 0 2-1 6-1 8-18 74-37 147-56 220-1 6-1 7-1 9 0 9 8 11 11 11 7 0 13-5 14-10 3-10 6-20 8-30 3-11 6-22 9-33 2-9 4-17 6-26 0-2 4-15 5-18s12-24 25-35c9-6 21-13 38-13 16 0 20 13 20 26 0 21-14 64-24 86-2 9-4 13-4 21 0 19 13 32 32 32 36 0 50-56 50-60 0-3-4-3-5-3-3 0-3 1-6 7-5 20-17 47-39 47-7 0-9-3-9-12 0-10 3-19 7-28 6-15 24-61 24-83 0-26-16-42-45-42-25 0-43 12-58 30 10-41 21-82 31-123z"><text:p/></draw:path><draw:path draw:style-name="gr3" draw:text-style-name="P5" svg:width="0.035in" svg:height="0.1512in" svg:x="2.0791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38">. הטענה הראשונה נכונה כי נתון </text:span><text:span text:style-name="T38"><draw:g text:anchor-type="as-char" svg:y="-0.0819in" draw:z-index="479" draw:name="Shape481" draw:style-name="gr1"><svg:title>TexMaths</svg:title><svg:desc>11§display§x \in g§svg§600§FALSE§</svg:desc><draw:path draw:style-name="gr2" draw:text-style-name="P4" svg:width="0.3287in" svg:height="0.0969in" svg:x="0.0039in" svg:y="0.0083in" svg:viewBox="0 0 836 247" svg:d="M418 247c-139 0-278 0-418 0 0-83 0-164 0-247 279 0 557 0 836 0 0 83 0 164 0 247-139 0-279 0-418 0z"><text:p/></draw:path><draw:path draw:style-name="gr3" draw:text-style-name="P5" svg:width="0.0756in" svg:height="0.0681in" svg:x="0.0004in" svg:y="0.015in" svg:viewBox="0 0 193 174" svg:d="M118 54c2-10 12-45 38-45 3 0 11 0 20 5-11 1-19 11-19 21 0 6 5 13 15 13 9 0 21-6 21-22 0-20-23-26-37-26-22 0-35 21-39 30-10-26-31-30-42-30-41 0-63 51-63 60 0 4 3 2 5 4 3 0 4-1 5-4 13-41 39-51 52-51 7 0 21 3 21 26 0 11-7 38-21 92-7 24-20 38-37 38-2 0-11 0-19-4 10-2 18-9 18-20s-8-13-14-13c-12 0-22 10-22 22 0 16 20 24 36 24 27 0 40-26 41-29 4 14 19 29 42 29 40 0 62-48 62-58 0-4-4-4-5-4-3 0-4 2-5 4-12 42-39 49-51 49-15 0-22-11-22-24 0-9 3-16 7-34s8-35 13-53z"><text:p/></draw:path><draw:path draw:style-name="gr3" draw:text-style-name="P5" svg:width="0.076in" svg:height="0.0874in" svg:x="0.1378in" svg:y="0.0004in" svg:viewBox="0 0 194 223" svg:d="M179 120c7 0 15 0 15-8 0-7-8-7-15-7-53 0-109 0-162 0 4-52 48-90 103-90 20 0 40 0 59 0 7 0 15 0 15-7 0-8-8-8-15-8-20 0-40 0-60 0-66 0-119 51-119 112s53 111 119 111c20 0 40 0 60 0 7 0 15 0 15-8s-8-8-15-8c-19 0-39 0-59 0-55 0-99-36-103-87 53 0 109 0 162 0z"><text:p/></draw:path><draw:path draw:style-name="gr3" draw:text-style-name="P5" svg:width="0.0693in" svg:height="0.0976in" svg:x="0.2709in" svg:y="0.015in" svg:viewBox="0 0 177 249" svg:d="M176 25c0-2 1-4 1-6 0-7-4-11-11-11-4 0-14 3-16 17-7-14-20-25-35-25-45 0-93 54-93 110 0 38 24 60 52 60 22 0 41-17 44-21h1c-9 33-9 33-13 49-1 4-15 42-55 42-8 0-21 0-31-3 11-4 15-14 15-21 0-6-4-13-14-13-9 0-21 6-21 22s14 24 51 24c48 0 77-30 82-53 15-56 29-113 43-171zM126 121c-3 10-11 20-20 28-8 6-20 12-31 12-20 0-25-19-25-34 0-19 11-64 22-84 9-19 26-34 43-34 25 0 30 31 30 33s-1 4-1 5c-6 25-12 49-18 74z"><text:p/></draw:path></draw:g></text:span><text:span text:style-name="T38">, ואם נניח בשלילה ש־</text:span><text:span text:style-name="T38"><draw:g text:anchor-type="as-char" svg:y="-0.1134in" draw:z-index="481" draw:name="Shape482" draw:style-name="gr1"><svg:title>TexMaths</svg:title><svg:desc>11§display§\pi_1(x) \not\in \dom(g) §svg§600§FALSE§</svg:desc><draw:path draw:style-name="gr2" draw:text-style-name="P4" svg:width="0.9984in" svg:height="0.1358in" svg:x="0.0039in" svg:y="0.0071in" svg:viewBox="0 0 2537 346" svg:d="M1269 346c-423 0-846 0-1269 0 0-116 0-230 0-346 846 0 1692 0 2537 0 0 116 0 230 0 346-422 0-845 0-1268 0z"><text:p/></draw:path><draw:path draw:style-name="gr3" draw:text-style-name="P5" svg:width="0.0815in" svg:height="0.0669in" svg:x="0.0004in" svg:y="0.048in" svg:viewBox="0 0 208 171" svg:d="M91 22c15 0 30 0 44 0-13 57-16 74-16 100 0 6 0 17 3 29 4 17 8 20 14 20 8 0 16-7 16-15 0-2 0-3-2-8-11-28-11-53-11-64 0-20 2-41 6-62 14 0 30 0 44 0 6 0 19 0 19-13 0-9-8-9-16-9-42 0-85 0-128 0-9 0-23 0-41 19-13 14-23 32-23 34 1 1 0 4 4 4s4-2 7-5c19-30 41-30 48-30 8 0 15 0 22 0-12 47-33 94-49 129-3 5-3 6-3 10 0 6 6 10 12 10 11 0 14-11 18-26 6-17 6-18 11-37 7-29 15-57 21-86z"><text:p/></draw:path><draw:path draw:style-name="gr3" draw:text-style-name="P5" svg:width="0.0386in" svg:height="0.0701in" svg:x="0.0945in" svg:y="0.0661in" svg:viewBox="0 0 99 179" svg:d="M62 8c0-8-2-8-8-8-18 17-43 17-54 17 0 3 0 6 0 9 7 0 24 0 40-7 0 46 0 92 0 138 0 9 0 13-28 13-3 0-7 0-10 0 0 3 0 6 0 9 5-1 39-1 49-1 7 0 41 0 48 1 0-3 0-6 0-9-3 0-7 0-10 0-27 0-27-4-27-13 0-50 0-100 0-149z"><text:p/></draw:path><draw:path draw:style-name="gr3" draw:text-style-name="P5" svg:width="0.0346in" svg:height="0.1512in" svg:x="0.1661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5" svg:width="0.0752in" svg:height="0.0685in" svg:x="0.215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5" svg:width="0.0346in" svg:height="0.1512in" svg:x="0.306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752in" svg:height="0.1409in" svg:x="0.4201in" svg:y="0.0043in" svg:viewBox="0 0 192 359" svg:d="M189 15c3-5 3-6 3-7 0-2-2-8-7-8s-6 2-9 8c-58 112-116 223-174 336-2 5-2 6-2 7 0 4 2 8 8 8 4 0 5-2 7-8 59-112 116-223 174-336z"><text:p/></draw:path><draw:path draw:style-name="gr3" draw:text-style-name="P5" svg:width="0.076in" svg:height="0.087in" svg:x="0.4114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5" svg:width="0.0744in" svg:height="0.1063in" svg:x="0.5472in" svg:y="0.0071in" svg:viewBox="0 0 190 271" svg:d="M133 246c0 8 0 17 0 25 19-1 39-2 57-5 0-3 0-7 0-12-27 0-31-2-31-21 0-77 0-155 0-233-18 1-36 3-55 4 0 5 0 8 0 13 27 0 30 2 30 20 0 28 0 55 0 84-11-14-27-24-48-24-45 0-86 38-86 88 0 47 37 86 81 86 26 0 42-13 52-25zM133 143c0 27 0 53 0 78 0 7 0 8-4 15-11 18-29 26-45 26-18 0-32-10-41-24-10-17-11-38-11-53 0-14 1-37 12-55 8-12 22-24 43-24 14 0 30 5 42 23 4 6 4 8 4 14z"><text:p/></draw:path><draw:path draw:style-name="gr3" draw:text-style-name="P5" svg:width="0.0665in" svg:height="0.0693in" svg:x="0.6311in" svg:y="0.0453in" svg:viewBox="0 0 170 177" svg:d="M170 90c0-49-38-90-84-90-49 0-86 42-86 90 0 50 40 87 85 87 47 0 85-37 85-87zM86 167c-17 0-34-7-44-25s-10-41-10-55 0-35 9-53c11-17 28-25 44-25 17 0 34 9 44 25 10 17 10 39 10 53s0 35-9 52c-8 17-26 28-44 28z"><text:p/></draw:path><draw:path draw:style-name="gr3" draw:text-style-name="P5" svg:width="0.1181in" svg:height="0.0669in" svg:x="0.7075in" svg:y="0.0453in" svg:viewBox="0 0 301 171" svg:d="M30 39c0 34 0 68 0 103 0 17-5 17-30 17 0 3 0 7 0 12 13 0 33-1 44-1 10 0 30 1 43 1 0-5 0-9 0-12-27 0-31 0-31-17 0-24 0-48 0-72 0-39 28-61 53-61 24 0 28 21 28 43 0 29 0 59 0 90 0 17-4 17-29 17 0 3 0 7 0 12 13 0 33-1 43-1s30 1 44 1c0-5 0-9 0-12-27 0-31 0-31-17 0-24 0-48 0-72 0-39 27-61 53-61 24 0 28 21 28 43 0 29 0 59 0 90 0 17-4 17-31 17 0 3 0 7 0 12 14 0 33-1 44-1 10 0 30 1 43 1 0-5 0-9 0-12-19 0-29 0-29-11 0-26 0-50 0-74 0-33 0-45-12-60-6-6-19-14-41-14-32 0-50 23-56 39-6-35-34-39-52-39-27 0-46 17-57 41 0-13 0-28 0-41-18 1-36 3-54 4 0 5 0 8 0 13 26 0 30 2 30 22z"><text:p/></draw:path><draw:path draw:style-name="gr3" draw:text-style-name="P5" svg:width="0.035in" svg:height="0.1512in" svg:x="0.8445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5" svg:width="0.0697in" svg:height="0.0976in" svg:x="0.8906in" svg:y="0.0453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3" draw:text-style-name="P5" svg:width="0.035in" svg:height="0.1512in" svg:x="0.975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38"> אז </text:span><text:span text:style-name="T38"><draw:g text:anchor-type="as-char" svg:y="-0.1102in" draw:z-index="482" draw:name="Shape483" draw:style-name="gr1"><svg:title>TexMaths</svg:title><svg:desc>11§display§x \not\in g§svg§600§FALSE§</svg:desc><draw:path draw:style-name="gr2" draw:text-style-name="P4" svg:width="0.3287in" svg:height="0.1256in" svg:x="0.0039in" svg:y="0.0079in" svg:viewBox="0 0 836 320" svg:d="M418 320c-139 0-278 0-418 0 0-107 0-213 0-320 279 0 557 0 836 0 0 107 0 213 0 320-139 0-279 0-418 0z"><text:p/></draw:path><draw:path draw:style-name="gr3" draw:text-style-name="P5" svg:width="0.0756in" svg:height="0.0685in" svg:x="0.0004in" svg:y="0.0429in" svg:viewBox="0 0 193 175" svg:d="M118 54c2-10 12-45 38-45 3 0 11 0 20 4-11 2-19 12-19 21 0 7 5 15 15 15 9 0 21-8 21-24 0-19-23-25-37-25-22 0-35 21-39 30-10-26-31-30-42-30-41 0-63 50-63 60 0 4 3 3 5 4 3 0 4-1 5-4 13-41 39-51 52-51 7 0 21 3 21 25 0 12-7 39-21 93-7 24-20 40-37 40-2 0-11 0-19-5 10-2 18-10 18-21s-8-13-14-13c-12 0-22 10-22 22 0 18 20 25 36 25 27 0 40-27 41-29 4 14 19 29 42 29 40 0 62-49 62-59 0-5-4-5-5-5-3 0-4 3-5 5-12 42-39 51-51 51-15 0-22-13-22-26 0-9 3-16 7-34s8-35 13-53z"><text:p/></draw:path><draw:path draw:style-name="gr3" draw:text-style-name="P5" svg:width="0.0756in" svg:height="0.1413in" svg:x="0.1465in" svg:y="0in" svg:viewBox="0 0 193 360" svg:d="M189 15c4-5 4-6 4-7 0-2-3-8-8-8-4 0-6 2-9 8-57 112-115 224-173 336-3 6-3 7-3 8 0 3 2 8 8 8 4 0 5-3 9-8 57-113 115-224 172-337z"><text:p/></draw:path><draw:path draw:style-name="gr3" draw:text-style-name="P5" svg:width="0.076in" svg:height="0.0874in" svg:x="0.1378in" svg:y="0.028in" svg:viewBox="0 0 194 223" svg:d="M179 120c7 0 15 0 15-7 0-9-8-9-15-9-53 0-109 0-162 0 4-51 48-89 103-89 20 0 40 0 59 0 7 0 15 0 15-7 0-8-8-8-15-8-20 0-40 0-60 0-66 0-119 50-119 113 0 61 53 110 119 110 20 0 40 0 60 0 7 0 15 0 15-8s-8-8-15-8c-19 0-39 0-59 0-55 0-99-36-103-87 53 0 109 0 162 0z"><text:p/></draw:path><draw:path draw:style-name="gr3" draw:text-style-name="P5" svg:width="0.0693in" svg:height="0.0976in" svg:x="0.2709in" svg:y="0.0429in" svg:viewBox="0 0 177 249" svg:d="M176 25c0-2 1-4 1-6 0-7-4-11-11-11-4 0-14 3-16 16-7-14-20-24-35-24-45 0-93 54-93 110 0 38 24 61 52 61 22 0 41-18 44-22h1c-9 34-9 33-13 50-1 4-15 42-55 42-8 0-21 0-31-4 11-3 15-14 15-20s-4-14-14-14c-9 0-21 8-21 23 0 16 14 23 51 23 48 0 77-29 82-53 15-56 29-113 43-171zM126 121c-3 10-11 20-20 28-8 7-20 13-31 13-20 0-25-20-25-35 0-19 11-64 22-84 9-19 26-34 43-34 25 0 30 31 30 33s-1 4-1 5c-6 25-12 49-18 74z"><text:p/></draw:path></draw:g></text:span><text:span text:style-name="T38"><text:s/>וזו </text:span><text:span text:style-name="T39">סתירה</text:span><text:span text:style-name="T38">, והטענה השנייה (</text:span><text:span text:style-name="T38"><draw:g text:anchor-type="as-char" svg:y="-0.1134in" draw:z-index="483" draw:name="Shape484" draw:style-name="gr1"><svg:title>TexMaths</svg:title><svg:desc>11§display§\pi_2(x) \in \Im(h)§svg§600§FALSE§</svg:desc><draw:path draw:style-name="gr2" draw:text-style-name="P4" svg:width="0.9028in" svg:height="0.1358in" svg:x="0.0039in" svg:y="0.0071in" svg:viewBox="0 0 2294 346" svg:d="M1148 346c-383 0-765 0-1148 0 0-116 0-230 0-346 765 0 1529 0 2294 0 0 116 0 230 0 346-382 0-765 0-1146 0z"><text:p/></draw:path><draw:path draw:style-name="gr3" draw:text-style-name="P5" svg:width="0.0815in" svg:height="0.0669in" svg:x="0.0004in" svg:y="0.048in" svg:viewBox="0 0 208 171" svg:d="M91 22c15 0 30 0 44 0-13 57-16 74-16 100 0 6 0 17 3 29 5 17 8 20 14 20 8 0 16-7 16-15 0-2 0-3-2-8-11-28-11-53-11-64 0-20 2-41 6-62 15 0 30 0 44 0 6 0 19 0 19-13 0-9-8-9-15-9-43 0-86 0-129 0-9 0-23 0-41 19-13 14-23 32-23 34 1 1 0 4 4 4s4-2 7-5c19-30 41-30 48-30 8 0 15 0 22 0-12 47-33 94-49 129-3 5-3 6-3 10 0 6 6 10 12 10 11 0 14-11 18-26 6-17 6-18 11-37 7-29 15-57 21-86z"><text:p/></draw:path><draw:path draw:style-name="gr3" draw:text-style-name="P5" svg:width="0.0469in" svg:height="0.0701in" svg:x="0.0898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5" svg:width="0.0346in" svg:height="0.1512in" svg:x="0.1665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5" svg:width="0.0756in" svg:height="0.0685in" svg:x="0.215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3" draw:text-style-name="P5" svg:width="0.0346in" svg:height="0.1512in" svg:x="0.306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076in" svg:height="0.087in" svg:x="0.4114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5" svg:width="0.0465in" svg:height="0.1028in" svg:x="0.5465in" svg:y="0.0098in" svg:viewBox="0 0 119 262" svg:d="M77 30c0-15 1-18 31-18 3 0 8 0 11 0 0-4 0-8 0-12-14 1-45 1-60 1s-45 0-59-1c0 4 0 8 0 12 3 0 8 0 11 0 30 0 31 3 31 18 0 67 0 135 0 202 0 14-1 18-31 18-3 0-8 0-11 0 0 4 0 9 0 12 14-1 44-1 59-1s46 0 60 1c0-3 0-8 0-12-3 0-8 0-11 0-30 0-31-4-31-18 0-67 0-135 0-202z"><text:p/></draw:path><draw:path draw:style-name="gr3" draw:text-style-name="P5" svg:width="0.1181in" svg:height="0.0669in" svg:x="0.6024in" svg:y="0.0453in" svg:viewBox="0 0 301 171" svg:d="M30 39c0 34 0 68 0 103 0 17-5 17-30 17 0 3 0 7 0 12 13 0 33-1 43-1s31 1 44 1c0-5 0-9 0-12-26 0-31 0-31-17 0-24 0-48 0-72 0-39 28-61 53-61 24 0 29 21 29 43 0 29 0 59 0 90 0 17-5 17-31 17 0 3 0 7 0 12 14 0 34-1 44-1s29 1 43 1c0-5 0-9 0-12-26 0-30 0-30-17 0-24 0-48 0-72 0-39 27-61 52-61s28 21 28 43c0 29 0 59 0 90 0 17-3 17-29 17 0 3 0 7 0 12 13 0 33-1 44-1 9 0 29 1 42 1 0-5 0-9 0-12-19 0-29 0-29-11 0-26 0-50 0-74 0-33 0-45-12-60-6-6-19-14-41-14-33 0-50 23-56 39-6-35-34-39-52-39-27 0-46 17-57 41 0-13 0-28 0-41-18 1-36 3-54 4 0 5 0 8 0 13 26 0 30 2 30 22z"><text:p/></draw:path><draw:path draw:style-name="gr3" draw:text-style-name="P5" svg:width="0.0346in" svg:height="0.1512in" svg:x="0.739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5" svg:width="0.0744in" svg:height="0.1063in" svg:x="0.7913in" svg:y="0.0071in" svg:viewBox="0 0 190 271" svg:d="M90 4c0-1 0-4-5-4-9 0-38 3-48 3-3 1-6 1-6 8 0 6 3 6 9 6 18 0 19 2 19 6-1 2-1 6-2 8-18 74-36 147-55 220-2 6-2 7-2 9 0 9 8 11 11 11 7 0 13-5 14-10 3-10 6-20 8-30 3-11 6-22 9-33 2-9 4-17 6-26 0-2 4-15 5-18s13-24 25-35c9-6 21-13 38-13 16 0 20 13 20 26 0 21-14 64-24 86-2 9-4 13-4 21 0 19 13 32 32 32 36 0 50-56 50-60 0-3-4-3-5-3-3 0-3 1-6 7-5 20-17 47-39 47-7 0-9-3-9-12 0-10 3-19 7-28 6-15 24-61 24-83 0-26-16-42-45-42-25 0-43 12-58 30 10-41 21-82 31-123z"><text:p/></draw:path><draw:path draw:style-name="gr3" draw:text-style-name="P5" svg:width="0.035in" svg:height="0.1512in" svg:x="0.8795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8">) נכונה כי משום ש־</text:span><text:span text:style-name="T38"><draw:g text:anchor-type="as-char" svg:y="-0.0819in" draw:z-index="484" draw:name="Shape485" draw:style-name="gr1"><svg:title>TexMaths</svg:title><svg:desc>11§display§x \in g§svg§600§FALSE§</svg:desc><draw:path draw:style-name="gr2" draw:text-style-name="P4" svg:width="0.3287in" svg:height="0.0969in" svg:x="0.0039in" svg:y="0.0083in" svg:viewBox="0 0 836 247" svg:d="M418 247c-139 0-278 0-418 0 0-83 0-164 0-247 279 0 557 0 836 0 0 83 0 164 0 247-139 0-279 0-418 0z"><text:p/></draw:path><draw:path draw:style-name="gr3" draw:text-style-name="P5" svg:width="0.0756in" svg:height="0.0681in" svg:x="0.0004in" svg:y="0.015in" svg:viewBox="0 0 193 174" svg:d="M118 54c2-10 12-45 38-45 3 0 11 0 20 5-11 1-19 11-19 21 0 6 5 13 15 13 9 0 21-6 21-22 0-20-23-26-37-26-22 0-35 21-39 30-10-26-31-30-42-30-41 0-63 51-63 60 0 4 3 2 5 4 3 0 4-1 5-4 13-41 39-51 52-51 7 0 21 3 21 26 0 11-7 38-21 92-7 24-20 38-37 38-2 0-11 0-19-4 10-2 18-9 18-20s-8-13-14-13c-12 0-22 10-22 22 0 16 20 24 36 24 27 0 40-26 41-29 4 14 19 29 42 29 40 0 62-48 62-58 0-4-4-4-5-4-3 0-4 2-5 4-12 42-39 49-51 49-15 0-22-11-22-24 0-9 3-16 7-34s8-35 13-53z"><text:p/></draw:path><draw:path draw:style-name="gr3" draw:text-style-name="P5" svg:width="0.076in" svg:height="0.0874in" svg:x="0.1378in" svg:y="0.0004in" svg:viewBox="0 0 194 223" svg:d="M179 120c7 0 15 0 15-8 0-7-8-7-15-7-53 0-109 0-162 0 4-52 48-90 103-90 20 0 40 0 59 0 7 0 15 0 15-7 0-8-8-8-15-8-20 0-40 0-60 0-66 0-119 51-119 112s53 111 119 111c20 0 40 0 60 0 7 0 15 0 15-8s-8-8-15-8c-19 0-39 0-59 0-55 0-99-36-103-87 53 0 109 0 162 0z"><text:p/></draw:path><draw:path draw:style-name="gr3" draw:text-style-name="P5" svg:width="0.0693in" svg:height="0.0976in" svg:x="0.2709in" svg:y="0.015in" svg:viewBox="0 0 177 249" svg:d="M176 25c0-2 1-4 1-6 0-7-4-11-11-11-4 0-14 3-16 17-7-14-20-25-35-25-45 0-93 54-93 110 0 38 24 60 52 60 22 0 41-17 44-21h1c-9 33-9 33-13 49-1 4-15 42-55 42-8 0-21 0-31-3 11-4 15-14 15-21 0-6-4-13-14-13-9 0-21 6-21 22s14 24 51 24c48 0 77-30 82-53 15-56 29-113 43-171zM126 121c-3 10-11 20-20 28-8 6-20 12-31 12-20 0-25-19-25-34 0-19 11-64 22-84 9-19 26-34 43-34 25 0 30 31 30 33s-1 4-1 5c-6 25-12 49-18 74z"><text:p/></draw:path></draw:g></text:span><text:span text:style-name="T38"> אז </text:span><text:span text:style-name="T38"><draw:g text:anchor-type="as-char" svg:y="-0.1134in" draw:z-index="485" draw:name="Shape486" draw:style-name="gr1"><svg:title>TexMaths</svg:title><svg:desc>11§display§\pi_2(x) = \Im(g)§svg§600§FALSE§</svg:desc><draw:path draw:style-name="gr2" draw:text-style-name="P4" svg:width="0.9102in" svg:height="0.1358in" svg:x="0.0039in" svg:y="0.0071in" svg:viewBox="0 0 2313 346" svg:d="M1156 346c-386 0-771 0-1156 0 0-116 0-230 0-346 771 0 1542 0 2313 0 0 116 0 230 0 346-385 0-771 0-1157 0z"><text:p/></draw:path><draw:path draw:style-name="gr3" draw:text-style-name="P5" svg:width="0.0815in" svg:height="0.0669in" svg:x="0.0004in" svg:y="0.048in" svg:viewBox="0 0 208 171" svg:d="M91 22c15 0 30 0 44 0-13 57-16 74-16 100 0 6 0 17 3 29 5 17 8 20 14 20 8 0 16-7 16-15 0-2 0-3-2-8-11-28-11-53-11-64 0-20 2-41 6-62 15 0 30 0 44 0 6 0 19 0 19-13 0-9-8-9-15-9-43 0-86 0-129 0-9 0-23 0-41 19-13 14-23 32-23 34 1 1 0 4 4 4s4-2 7-5c19-30 41-30 48-30 8 0 15 0 22 0-12 47-33 94-49 129-3 5-3 6-3 10 0 6 6 10 12 10 11 0 14-11 18-26 6-17 6-18 11-37 7-29 15-57 21-86z"><text:p/></draw:path><draw:path draw:style-name="gr3" draw:text-style-name="P5" svg:width="0.0469in" svg:height="0.0701in" svg:x="0.0898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5" svg:width="0.0346in" svg:height="0.1512in" svg:x="0.1665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5" svg:width="0.0756in" svg:height="0.0685in" svg:x="0.215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5" svg:width="0.0346in" svg:height="0.1512in" svg:x="0.306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5" svg:width="0.1004in" svg:height="0.0354in" svg:x="0.4075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5" svg:width="0.0461in" svg:height="0.1028in" svg:x="0.5638in" svg:y="0.0098in" svg:viewBox="0 0 118 262" svg:d="M76 30c0-15 1-18 32-18 3 0 6 0 10 0 0-4 0-8 0-12-15 1-44 1-60 1-14 0-45 0-58-1 0 4 0 8 0 12 3 0 7 0 10 0 30 0 31 3 31 18 0 67 0 135 0 202 0 14-1 18-31 18-3 0-7 0-10 0 0 4 0 9 0 12 13-1 44-1 58-1 16 0 45 0 60 1 0-3 0-8 0-12-4 0-7 0-10 0-31 0-32-4-32-18 0-67 0-135 0-202z"><text:p/></draw:path><draw:path draw:style-name="gr3" draw:text-style-name="P5" svg:width="0.1181in" svg:height="0.0669in" svg:x="0.6189in" svg:y="0.0453in" svg:viewBox="0 0 301 171" svg:d="M30 39c0 34 0 68 0 103 0 17-5 17-30 17 0 3 0 7 0 12 13 0 33-1 44-1 10 0 30 1 43 1 0-5 0-9 0-12-26 0-31 0-31-17 0-24 0-48 0-72 0-39 28-61 53-61 24 0 29 21 29 43 0 29 0 59 0 90 0 17-5 17-30 17 0 3 0 7 0 12 13 0 33-1 43-1s31 1 44 1c0-5 0-9 0-12-27 0-31 0-31-17 0-24 0-48 0-72 0-39 27-61 53-61 24 0 28 21 28 43 0 29 0 59 0 90 0 17-4 17-30 17 0 3 0 7 0 12 13 0 33-1 44-1 9 0 29 1 42 1 0-5 0-9 0-12-19 0-29 0-29-11 0-26 0-50 0-74 0-33 0-45-12-60-6-6-19-14-41-14-32 0-50 23-56 39-6-35-34-39-52-39-27 0-46 17-57 41 0-13 0-28 0-41-18 1-36 3-54 4 0 5 0 8 0 13 26 0 30 2 30 22z"><text:p/></draw:path><draw:path draw:style-name="gr3" draw:text-style-name="P5" svg:width="0.035in" svg:height="0.1512in" svg:x="0.7559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5" svg:width="0.0697in" svg:height="0.0976in" svg:x="0.8024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2 13-19 0-24-20-24-35 0-19 11-64 21-84 11-19 27-34 44-34 25 0 30 31 30 33s-1 4-1 5c-6 25-12 49-18 74z"><text:p/></draw:path><draw:path draw:style-name="gr3" draw:text-style-name="P5" svg:width="0.035in" svg:height="0.1512in" svg:x="0.886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8">. למטרה זאת, נוכיח בה"כ שלכל </text:span><text:span text:style-name="T38"><draw:g text:anchor-type="as-char" svg:y="-0.1134in" draw:z-index="486" draw:name="Shape487" draw:style-name="gr1"><svg:title>TexMaths</svg:title><svg:desc>11§display§\forall x \in \Im(g). x \in \Im(h)§svg§600§FALSE§</svg:desc><draw:path draw:style-name="gr2" draw:text-style-name="P4" svg:width="1.4067in" svg:height="0.1354in" svg:x="0.0079in" svg:y="0.0071in" svg:viewBox="0 0 3574 345" svg:d="M0 0c1191 0 2383 0 3574 0 0 115 0 230 0 345-1191 0-2383 0-3574 0 0-115 0-230 0-345z"><text:p/></draw:path><draw:path draw:style-name="gr3" draw:text-style-name="P5" svg:width="0.0839in" svg:height="0.1075in" svg:x="0in" svg:y="0.0075in" svg:viewBox="0 0 214 274" svg:d="M213 14c1-4 1-5 1-6 0-5-2-8-7-8s-7 4-9 9c-11 28-21 56-32 85-40 0-78 0-118 0-11-29-21-57-32-85-2-6-3-9-8-9-4 0-8 3-8 8 1 2 0 1 2 6 32 84 65 168 97 251 1 6 3 9 9 9 5 0 6-4 7-8 33-83 65-168 98-252zM55 109c35 0 69 0 104 0-17 45-34 90-51 135-18-45-35-90-53-135z"><text:p/></draw:path><draw:path draw:style-name="gr3" draw:text-style-name="P5" svg:width="0.0752in" svg:height="0.0681in" svg:x="0.0886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39 0 62-50 62-59 0-4-4-4-5-4-3 0-4 1-4 5-14 40-40 50-52 50-16 0-21-13-21-25 0-9 2-18 7-34 4-18 8-35 13-53z"><text:p/></draw:path><draw:path draw:style-name="gr3" draw:text-style-name="P5" svg:width="0.076in" svg:height="0.087in" svg:x="0.2264in" svg:y="0.0307in" svg:viewBox="0 0 194 222" svg:d="M179 120c7 0 15 0 15-8 0-7-8-7-15-7-55 0-109 0-164 0 5-52 50-88 104-88 20 0 40 0 60 0 7 0 15-2 15-9 0-8-8-8-15-8-20 0-40 0-60 0-66 0-119 51-119 112 0 62 53 110 119 110 20 0 40 0 60 0 7 0 15 0 15-7 0-8-8-7-15-7-20 0-40 0-60 0-54 0-99-36-104-88 55 0 109 0 164 0z"><text:p/></draw:path><draw:path draw:style-name="gr3" draw:text-style-name="P5" svg:width="0.0465in" svg:height="0.1031in" svg:x="0.3614in" svg:y="0.0098in" svg:viewBox="0 0 119 263" svg:d="M77 31c0-14 1-19 31-19 3 0 7 0 11 0 0-4 0-8 0-12-15 1-45 1-60 1s-45 0-59-1c0 4 0 8 0 12 3 0 7 0 10 0 31 0 32 5 32 19 0 67 0 134 0 201 0 15-1 19-32 19-3 0-7 0-10 0 0 4 0 9 0 12 14-2 44-2 59-2s45 0 60 2c0-3 0-8 0-12-4 0-8 0-11 0-30 0-31-4-31-19 0-67 0-134 0-201z"><text:p/></draw:path><draw:path draw:style-name="gr3" draw:text-style-name="P5" svg:width="0.1181in" svg:height="0.0669in" svg:x="0.4173in" svg:y="0.0453in" svg:viewBox="0 0 301 171" svg:d="M30 37c0 35 0 69 0 104 0 18-5 18-30 18 0 3 0 7 0 12 13-1 33-3 43-3s31 2 44 3c0-5 0-9 0-12-27 0-31 0-31-18 0-24 0-49 0-72 0-39 28-61 53-61 24 0 28 21 28 43 0 29 0 59 0 90 0 18-4 18-30 18 0 3 0 7 0 12 14-1 34-3 44-3s29 2 43 3c0-5 0-9 0-12-26 0-30 0-30-18 0-24 0-49 0-72 0-39 27-61 52-61s28 21 28 43c0 29 0 59 0 90 0 18-3 18-30 18 0 3 0 7 0 12 14-1 33-3 44-3 10 0 30 2 43 3 0-5 0-9 0-12-19 0-29 0-29-13 0-25 0-49 0-73 0-33 0-45-12-59-6-6-19-14-41-14-33 0-50 23-56 37-6-33-34-37-52-37-27 0-46 17-57 41 0-13 0-28 0-41-18 1-36 3-54 4 0 5 0 8 0 13 26 0 30 2 30 20z"><text:p/></draw:path><draw:path draw:style-name="gr3" draw:text-style-name="P5" svg:width="0.035in" svg:height="0.1508in" svg:x="0.5543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5" svg:width="0.0693in" svg:height="0.0972in" svg:x="0.6004in" svg:y="0.0453in" svg:viewBox="0 0 177 248" svg:d="M176 25c1-3 1-4 1-7 0-7-4-10-11-10-3 0-14 2-15 16-7-14-21-24-37-24-44 0-91 54-91 109 0 39 23 62 51 62 23 0 41-19 45-23v1c-8 34-12 48-12 49-3 3-16 42-56 42-8 0-20-1-31-4 12-4 15-14 15-20 0-7-3-13-14-13-9 0-21 6-21 22 0 15 14 23 52 23 48 0 76-30 81-53 14-56 29-114 43-170zM126 121c-2 10-11 20-19 27-9 6-20 14-32 14-19 0-26-20-26-35 0-19 13-65 22-84 11-20 28-35 44-35 26 0 31 32 31 34 0 1-1 3-1 5-6 25-12 49-19 74z"><text:p/></draw:path><draw:path draw:style-name="gr3" draw:text-style-name="P5" svg:width="0.035in" svg:height="0.1508in" svg:x="0.685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5" svg:width="0.0157in" svg:height="0.0161in" svg:x="0.7484in" svg:y="0.0972in" svg:viewBox="0 0 41 42" svg:d="M41 21c0-11-9-21-20-21-12 0-21 10-21 21s9 21 21 21c11 0 20-10 20-21z"><text:p/></draw:path><draw:path draw:style-name="gr3" draw:text-style-name="P5" svg:width="0.0752in" svg:height="0.0681in" svg:x="0.7819in" svg:y="0.0453in" svg:viewBox="0 0 192 174" svg:d="M118 54c2-10 11-46 37-46 2 0 12 0 20 5-11 2-19 12-19 21 0 7 5 13 16 13 7 0 20-6 20-22 0-19-23-25-36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3" draw:text-style-name="P5" svg:width="0.076in" svg:height="0.087in" svg:x="0.9193in" svg:y="0.0307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5" svg:width="0.0465in" svg:height="0.1031in" svg:x="1.0543in" svg:y="0.0098in" svg:viewBox="0 0 119 263" svg:d="M77 31c0-14 1-19 32-19 3 0 6 0 10 0 0-4 0-8 0-12-15 1-44 1-60 1-14 0-45 0-59-1 0 4 0 8 0 12 3 0 8 0 11 0 30 0 31 5 31 19 0 67 0 134 0 201 0 15-1 19-31 19-3 0-8 0-11 0 0 4 0 9 0 12 14-2 45-2 59-2 16 0 45 0 60 2 0-3 0-8 0-12-4 0-7 0-10 0-31 0-32-4-32-19 0-67 0-134 0-201z"><text:p/></draw:path><draw:path draw:style-name="gr3" draw:text-style-name="P5" svg:width="0.1181in" svg:height="0.0669in" svg:x="1.1102in" svg:y="0.0453in" svg:viewBox="0 0 301 171" svg:d="M30 37c0 35 0 69 0 104 0 18-5 18-30 18 0 3 0 7 0 12 13-1 33-3 43-3 11 0 31 2 44 3 0-5 0-9 0-12-27 0-31 0-31-18 0-24 0-49 0-72 0-39 28-61 53-61 24 0 28 21 28 43 0 29 0 59 0 90 0 18-4 18-30 18 0 3 0 7 0 12 14-1 34-3 44-3s30 2 44 3c0-5 0-9 0-12-27 0-31 0-31-18 0-24 0-49 0-72 0-39 27-61 53-61 24 0 28 21 28 43 0 29 0 59 0 90 0 18-4 18-31 18 0 3 0 7 0 12 14-1 33-3 44-3 10 0 30 2 43 3 0-5 0-9 0-12-19 0-29 0-29-13 0-25 0-49 0-73 0-33 0-45-12-59-6-6-19-14-41-14-33 0-50 23-56 37-6-33-34-37-52-37-27 0-46 17-57 41 0-13 0-28 0-41-18 1-36 3-54 4 0 5 0 8 0 13 26 0 30 2 30 20z"><text:p/></draw:path><draw:path draw:style-name="gr3" draw:text-style-name="P5" svg:width="0.035in" svg:height="0.1508in" svg:x="1.2472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5" svg:width="0.0744in" svg:height="0.1059in" svg:x="1.2996in" svg:y="0.0075in" svg:viewBox="0 0 190 270" svg:d="M90 3c-2-1 0-3-5-3-9 0-37 2-48 3-2 0-6 1-6 8 0 4 3 4 9 4 18 0 19 4 19 7 0 2-1 6-1 8-18 73-37 147-56 221-2 6-2 6-2 9 0 9 8 10 12 10 6 0 12-5 14-10 3-9 5-19 7-29 3-11 5-23 9-35 2-8 4-15 6-24 1-2 4-16 5-18 1-3 13-25 26-35 8-7 20-14 36-14 17 0 21 13 21 27 0 21-14 62-23 85-3 9-5 14-5 22 0 18 13 31 32 31 36 0 50-56 50-60 0-3-3-3-4-3-5 0-5 1-7 7-5 21-17 48-38 48-7 0-10-4-10-13 0-10 3-19 6-28 7-16 25-60 25-83 0-25-16-41-45-41-25 0-43 12-58 30 10-42 21-83 31-124z"><text:p/></draw:path><draw:path draw:style-name="gr3" draw:text-style-name="P5" svg:width="0.035in" svg:height="0.1508in" svg:x="1.3874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38">. </text:span></text:p>
              <text:list>
                <text:list-item>
                  <text:p text:style-name="P99">יהי <draw:g text:anchor-type="as-char" svg:y="-0.1043in" draw:z-index="488" draw:name="Shape488" draw:style-name="gr1"><svg:title>TexMaths</svg:title><svg:desc>11§display§g \in X§svg§600§FALSE§</svg:desc><draw:path draw:style-name="gr2" draw:text-style-name="P4" svg:width="0.3768in" svg:height="0.1177in" svg:x="0.0059in" svg:y="0.0071in" svg:viewBox="0 0 958 300" svg:d="M0 0c319 0 639 0 958 0 0 100 0 201 0 300-319 0-639 0-958 0 0-99 0-200 0-300z"><text:p/></draw:path><draw:path draw:style-name="gr3" draw:text-style-name="P5" svg:width="0.0693in" svg:height="0.0972in" svg:x="0.0004in" svg:y="0.0362in" svg:viewBox="0 0 177 248" svg:d="M176 25c1-2 1-4 1-6 0-7-4-11-11-11-3 0-14 3-15 16-7-13-21-24-37-24-44 0-91 54-91 110 0 38 23 60 51 60 23 0 41-18 45-22-8 33-8 33-12 49-3 5-16 42-56 42-7 0-20 0-31-3 12-4 16-13 16-20s-4-14-15-14c-8 0-21 7-21 23 0 15 14 23 52 23 48 0 76-30 81-53 14-56 29-113 43-170zM126 121c-2 9-11 19-19 27-9 7-20 13-32 13-19 0-24-20-24-35 0-19 11-63 20-83 11-19 28-34 44-34 26 0 31 30 31 33 0 2-1 4-1 5-6 24-12 48-19 74z"><text:p/></draw:path><draw:path draw:style-name="gr3" draw:text-style-name="P5" svg:width="0.0752in" svg:height="0.087in" svg:x="0.1311in" svg:y="0.0217in" svg:viewBox="0 0 192 222" svg:d="M179 120c7 0 13 0 13-8s-6-8-13-8c-55 0-109 0-164 0 5-51 50-89 104-89 20 0 40 0 60 0 7 0 13 0 13-7 0-8-6-8-13-8-20 0-40 0-60 0-67 0-119 50-119 112 0 60 52 110 119 110 20 0 40 0 60 0 7 0 13 0 13-8s-6-8-13-8c-20 0-40 0-60 0-54 0-99-35-104-86 55 0 109 0 164 0z"><text:p/></draw:path><draw:path draw:style-name="gr3" draw:text-style-name="P5" svg:width="0.1248in" svg:height="0.1024in" svg:x="0.2657in" svg:y="0in" svg:viewBox="0 0 318 261" svg:d="M176 104c-11-25-21-50-32-75-1-4-1-4-2-6 0-2 6-10 23-11 3 0 8-1 8-8 0-4-5-4-6-4-16 0-33 1-49 1-9 0-33-1-43-1-2 0-7 0-7 8 0 4 3 4 9 4 23 0 25 3 29 12 15 35 30 71 46 108-28 28-54 57-82 85-2 2-3 3-5 5-19 20-38 26-57 27-5 1-8 1-8 8 0 1 0 4 4 4 12 0 25-1 37-1 14 0 29 1 44 1 2 0 6 0 6-8 0-3-3-2-4-4-3 0-16-1-16-12 0-6 6-12 10-17 14-13 27-27 40-41 12-12 23-24 35-36 12 29 25 60 39 89 1 5 2 5 2 6 0 3-8 10-23 11-4 1-8 1-8 8 0 4 4 4 7 4 10 0 37-1 48-1 10 0 33 1 43 1 2 0 8 0 8-7 0-5-5-5-8-5-25 0-26-1-33-17-15-36-41-94-50-117 27-27 66-72 80-83 11-10 25-19 48-20 6 0 9 0 9-8-2-1 0-4-6-4-11 0-24 1-36 1-14 0-29-1-43-1-2 0-6 0-6 8 0 2 2 4 4 4 3 0 15 1 15 12 0 6-4 10-7 13-21 22-42 44-63 67z"><text:p/></draw:path></draw:g>, ויהי <draw:g text:anchor-type="as-char" svg:y="-0.1134in" draw:z-index="487" draw:name="Shape489" draw:style-name="gr1"><svg:title>TexMaths</svg:title><svg:desc>11§display§x \in \Im(g)§svg§600§FALSE§</svg:desc><draw:path draw:style-name="gr2" draw:text-style-name="P4" svg:width="0.6197in" svg:height="0.1358in" svg:x="0.0039in" svg:y="0.0071in" svg:viewBox="0 0 1575 346" svg:d="M788 346c-263 0-525 0-788 0 0-116 0-230 0-346 525 0 1050 0 1575 0 0 116 0 230 0 346-262 0-525 0-787 0z"><text:p/></draw:path><draw:path draw:style-name="gr3" draw:text-style-name="P5" svg:width="0.0756in" svg:height="0.0685in" svg:x="0.0004in" svg:y="0.0453in" svg:viewBox="0 0 193 175" svg:d="M119 54c2-10 11-45 37-45 2 0 11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5" svg:width="0.0756in" svg:height="0.087in" svg:x="0.1382in" svg:y="0.0307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3" draw:text-style-name="P5" svg:width="0.0461in" svg:height="0.1028in" svg:x="0.2732in" svg:y="0.0098in" svg:viewBox="0 0 118 262" svg:d="M76 30c0-15 1-18 32-18 3 0 6 0 10 0 0-4 0-8 0-12-13 1-44 1-59 1s-46 0-59-1c0 4 0 8 0 12 3 0 7 0 10 0 31 0 32 3 32 18 0 67 0 135 0 202 0 14-1 18-32 18-3 0-7 0-10 0 0 4 0 9 0 12 13-1 44-1 58-1 16 0 47 0 60 1 0-3 0-8 0-12-4 0-7 0-10 0-31 0-32-4-32-18 0-67 0-135 0-202z"><text:p/></draw:path><draw:path draw:style-name="gr3" draw:text-style-name="P5" svg:width="0.1185in" svg:height="0.0669in" svg:x="0.3283in" svg:y="0.0453in" svg:viewBox="0 0 302 171" svg:d="M31 39c0 34 0 68 0 103 0 17-5 17-31 17 0 3 0 7 0 12 13 0 33-1 44-1 10 0 30 1 43 1 0-5 0-9 0-12-25 0-30 0-30-17 0-24 0-48 0-72 0-39 28-61 52-61s29 21 29 43c0 29 0 59 0 90 0 17-5 17-30 17 0 3 0 7 0 12 13 0 33-1 44-1 10 0 30 1 43 1 0-5 0-9 0-12-27 0-31 0-31-17 0-24 0-48 0-72 0-39 27-61 53-61 24 0 28 21 28 43 0 29 0 59 0 90 0 17-4 17-30 17 0 3 0 7 0 12 14 0 34-1 44-1s30 1 43 1c0-5 0-9 0-12-20 0-30 0-30-11 0-26 0-50 0-74 0-33 0-45-12-60-6-6-18-14-41-14-32 0-50 23-56 39-6-35-34-39-51-39-28 0-46 17-57 41 0-13 0-28 0-41-19 1-36 3-55 4 0 5 0 8 0 13 28 0 31 2 31 22z"><text:p/></draw:path><draw:path draw:style-name="gr3" draw:text-style-name="P5" svg:width="0.035in" svg:height="0.1512in" svg:x="0.4654in" svg:y="0in" svg:viewBox="0 0 90 385" svg:d="M90 381c0-1 0-1-6-8-49-49-61-122-61-179 0-68 14-136 62-183 5-5 5-5 5-7 0-3-2-4-4-4-3 0-39 26-61 76-19 42-25 85-25 118 0 28 4 75 26 119 24 47 57 72 60 72 2 0 4-1 4-4z"><text:p/></draw:path><draw:path draw:style-name="gr3" draw:text-style-name="P5" svg:width="0.0697in" svg:height="0.0976in" svg:x="0.5118in" svg:y="0.0453in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5" svg:width="0.035in" svg:height="0.1512in" svg:x="0.5961in" svg:y="0in" svg:viewBox="0 0 90 385" svg:d="M90 194c0-31-4-77-25-121-23-48-57-73-61-73-2 0-4 2-4 4s0 2 8 9c37 38 59 99 59 181 0 64-14 132-61 180-6 6-6 6-6 7 0 2 2 4 4 4 4 0 39-26 62-76 20-41 24-84 24-115z"><text:p/></draw:path></draw:g>, כלומר קיים <draw:g text:anchor-type="as-char" svg:y="-0.1134in" draw:z-index="489" draw:name="Shape490" draw:style-name="gr1"><svg:title>TexMaths</svg:title><svg:desc>11§display§y \in \dom(g)§svg§600§FALSE§</svg:desc><draw:path draw:style-name="gr2" draw:text-style-name="P4" svg:width="0.7185in" svg:height="0.1354in" svg:x="0.0039in" svg:y="0.0071in" svg:viewBox="0 0 1826 345" svg:d="M0 0c609 0 1217 0 1826 0 0 115 0 230 0 345-609 0-1217 0-1826 0 0-115 0-230 0-345z"><text:p/></draw:path><draw:path draw:style-name="gr3" draw:text-style-name="P5" svg:width="0.0697in" svg:height="0.0972in" svg:x="0.0004in" svg:y="0.0453in" svg:viewBox="0 0 178 248" svg:d="M177 23c1-5 1-5 1-9 0-6-5-10-11-10-4 0-10 3-13 8-1 2-4 14-5 21-4 10-6 20-8 31-6 23-12 46-18 69-2 6-18 33-44 33-20 0-24-17-24-32 0-17 7-40 20-75 6-16 8-20 8-28 0-17-13-31-31-31-38 0-52 56-52 59 0 4 3 3 4 4 5 0 5-1 7-7 11-36 26-48 40-48 2 0 8 0 8 13 0 9-3 20-6 26-16 41-22 63-22 82 0 34 24 45 47 45 14 0 28-7 39-17-5 20-10 38-26 58-10 13-24 25-41 25-6 0-24-2-30-16 6 0 11 0 16-5 5-4 8-9 8-16 0-11-10-13-14-13-9 0-21 6-21 25 0 18 16 33 41 33 39 0 79-36 90-77 12-50 25-99 37-148z"><text:p/></draw:path><draw:path draw:style-name="gr3" draw:text-style-name="P5" svg:width="0.0756in" svg:height="0.087in" svg:x="0.1315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5" svg:width="0.0744in" svg:height="0.1059in" svg:x="0.2673in" svg:y="0.0075in" svg:viewBox="0 0 190 270" svg:d="M134 244c0 9 0 18 0 26 19-1 38-2 56-4 0-3 0-7 0-12-26 0-29-3-29-22 0-77 0-155 0-232-19 1-38 2-56 3 0 5 0 8 0 12 27 0 30 4 30 22 0 28 0 55 0 83-11-13-28-23-49-23-45 0-86 37-86 87 0 48 39 86 83 86 24 0 41-13 51-26zM134 142c0 26 0 52 0 78 0 8 0 8-4 15-12 18-30 27-46 27-17 0-31-10-41-25-10-16-11-38-11-52s1-37 12-55c9-12 23-25 44-25 13 0 30 6 42 23 4 6 4 7 4 14z"><text:p/></draw:path><draw:path draw:style-name="gr3" draw:text-style-name="P5" svg:width="0.0673in" svg:height="0.0689in" svg:x="0.3508in" svg:y="0.0453in" svg:viewBox="0 0 172 176" svg:d="M172 90c0-49-39-90-86-90-49 0-86 42-86 90 0 50 41 86 86 86 46 0 86-37 86-86zM86 167c-17 0-33-8-44-26-10-17-10-41-10-54 0-15 0-36 10-53s28-26 44-26 32 9 43 25c10 17 11 39 11 54 0 13 0 34-9 52-9 16-25 28-45 28z"><text:p/></draw:path><draw:path draw:style-name="gr3" draw:text-style-name="P5" svg:width="0.1189in" svg:height="0.0669in" svg:x="0.4272in" svg:y="0.0453in" svg:viewBox="0 0 303 171" svg:d="M31 37c0 35 0 69 0 104 0 18-5 18-31 18 0 3 0 7 0 12 14-1 33-3 44-3 10 0 30 2 43 3 0-5 0-9 0-12-25 0-30 0-30-18 0-24 0-49 0-72 0-39 28-61 52-61s29 21 29 43c0 29 0 59 0 90 0 18-5 18-30 18 0 3 0 7 0 12 13-1 33-3 44-3 10 0 30 2 43 3 0-5 0-9 0-12-27 0-30 0-30-18 0-24 0-49 0-72 0-39 26-61 52-61 24 0 28 21 28 43 0 29 0 59 0 90 0 18-4 18-29 18 0 3 0 7 0 12 13-1 33-3 43-3s30 2 44 3c0-5 0-9 0-12-21 0-30 0-31-13 0-25 0-49 0-73 0-33 0-45-12-59-6-6-18-14-41-14-32 0-50 23-56 37-5-33-33-37-51-37-28 0-46 17-57 41 0-13 0-28 0-41-19 1-36 3-55 4 0 5 0 8 0 13 28 0 31 2 31 20z"><text:p/></draw:path><draw:path draw:style-name="gr3" draw:text-style-name="P5" svg:width="0.035in" svg:height="0.1508in" svg:x="0.5642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5" svg:width="0.0693in" svg:height="0.0972in" svg:x="0.611in" svg:y="0.0453in" svg:viewBox="0 0 177 248" svg:d="M176 25c0-3 1-4 1-7 0-7-4-10-11-10-4 0-14 2-16 16-7-14-20-24-36-24-44 0-92 54-92 109 0 39 23 62 52 62 22 0 40-19 44-23 0 0 1 0 1 1-9 34-13 48-13 49-1 3-15 42-55 42-8 0-21-1-31-4 11-4 15-14 15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3" draw:text-style-name="P5" svg:width="0.0346in" svg:height="0.1508in" svg:x="0.6953in" svg:y="0in" svg:viewBox="0 0 89 384" svg:d="M89 193c0-30-4-77-25-120-23-48-56-73-61-73-2 0-3 1-3 3 0 3 0 3 7 10 38 38 60 99 60 180 0 65-14 132-63 181-4 5-4 5-4 6 0 3 1 4 3 4 5 0 39-26 62-75 20-43 24-85 24-116z"><text:p/></draw:path></draw:g><text:s/>עבורו <draw:g text:anchor-type="as-char" svg:y="-0.1134in" draw:z-index="490" draw:name="Shape491" draw:style-name="gr1"><svg:title>TexMaths</svg:title><svg:desc>11§display§f(y)=  x§svg§600§FALSE§</svg:desc><draw:path draw:style-name="gr2" draw:text-style-name="P4" svg:width="0.5559in" svg:height="0.1354in" svg:x="0.0004in" svg:y="0.0071in" svg:viewBox="0 0 1413 345" svg:d="M0 0c471 0 942 0 1413 0 0 115 0 230 0 345-471 0-942 0-1413 0 0-115 0-230 0-345z"><text:p/></draw:path><draw:path draw:style-name="gr3" draw:text-style-name="P5" svg:width="0.0756in" svg:height="0.137in" svg:x="0.0008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5" svg:width="0.0346in" svg:height="0.1508in" svg:x="0.0988in" svg:y="0in" svg:viewBox="0 0 89 384" svg:d="M89 380c0-1 0-1-6-8-49-48-61-121-61-179 0-67 14-135 62-183 5-4 5-4 5-7 0-2-1-3-4-3-4 0-39 26-61 75-20 43-24 86-24 118 0 28 3 76 25 119 23 47 56 72 60 72 3 0 4-1 4-4z"><text:p/></draw:path><draw:path draw:style-name="gr3" draw:text-style-name="P5" svg:width="0.0697in" svg:height="0.0972in" svg:x="0.1469in" svg:y="0.0453in" svg:viewBox="0 0 178 248" svg:d="M177 23c1-5 1-5 1-9 0-6-5-10-11-10-3 0-10 3-13 8-1 2-4 14-5 21-3 10-6 20-8 31-6 23-12 46-18 69-1 6-17 33-44 33-18 0-23-17-23-32 0-17 7-40 20-75 5-16 8-20 8-28 0-17-14-31-32-31-38 0-52 56-52 59 0 4 4 4 6 4 3 0 4-1 5-7 11-36 26-48 40-48 3 0 10 0 10 13 0 9-5 20-7 26-15 41-23 63-23 82 0 34 24 45 47 45 16 0 29-7 40-17-6 20-10 38-26 58-9 13-25 25-42 25-6 0-24-2-30-16 6 0 12 0 17-5 4-4 8-9 8-16 0-11-11-13-14-13-10 0-22 6-22 25 0 18 16 33 41 33 39 0 79-36 90-77 12-50 25-99 37-148z"><text:p/></draw:path><draw:path draw:style-name="gr3" draw:text-style-name="P5" svg:width="0.035in" svg:height="0.1508in" svg:x="0.2315in" svg:y="0in" svg:viewBox="0 0 90 384" svg:d="M90 193c0-30-4-77-26-120-23-48-56-73-60-73-2 0-4 1-4 3 0 3 0 3 8 10 37 38 59 99 59 180 0 65-14 132-61 181-6 5-6 5-6 6 0 3 2 4 4 4 4 0 39-26 61-75 20-43 25-85 25-116z"><text:p/></draw:path><draw:path draw:style-name="gr3" draw:text-style-name="P5" svg:width="0.1004in" svg:height="0.035in" svg:x="0.3323in" svg:y="0.0571in" svg:viewBox="0 0 256 90" svg:d="M243 15c7 0 13 0 13-7 0-8-6-8-12-8-77 0-155 0-232 0-4 0-12 0-12 8 0 7 8 7 13 7 77 0 153 0 230 0zM244 90c6 0 12 0 12-7 0-8-6-8-13-8-77 0-153 0-230 0-5 0-13 0-13 8 0 7 8 7 12 7 77 0 155 0 232 0z"><text:p/></draw:path><draw:path draw:style-name="gr3" draw:text-style-name="P5" svg:width="0.0756in" svg:height="0.0681in" svg:x="0.4886in" svg:y="0.0453in" svg:viewBox="0 0 193 174" svg:d="M118 54c2-10 11-46 38-46 2 0 11 0 20 5-11 2-19 12-19 21 0 7 5 13 15 13 8 0 21-6 21-22 0-19-24-25-37-25-22 0-35 20-40 29-9-26-30-29-41-29-41 0-63 50-63 59 0 4 3 3 5 4 3 0 4-1 5-5 13-40 39-50 52-50 7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/draw:g>. משום שידוע <draw:g text:anchor-type="as-char" svg:y="-0.1134in" draw:z-index="491" draw:name="Shape492" draw:style-name="gr1"><svg:title>TexMaths</svg:title><svg:desc>11§display§\dom(g) \subseteq \dom(h)§svg§600§FALSE§</svg:desc><draw:path draw:style-name="gr2" draw:text-style-name="P4" svg:width="1.1488in" svg:height="0.1354in" svg:x="0.0031in" svg:y="0.0071in" svg:viewBox="0 0 2919 345" svg:d="M0 0c973 0 1946 0 2919 0 0 115 0 230 0 345-973 0-1946 0-2919 0 0-115 0-230 0-345z"><text:p/></draw:path><draw:path draw:style-name="gr3" draw:text-style-name="P5" svg:width="0.0744in" svg:height="0.1059in" svg:x="0.0004in" svg:y="0.0075in" svg:viewBox="0 0 190 270" svg:d="M134 244c0 9 0 18 0 26 19-1 38-2 56-4 0-3 0-7 0-12-26 0-29-3-29-22 0-77 0-155 0-232-19 1-38 2-56 3 0 5 0 8 0 12 27 0 30 4 30 22 0 28 0 55 0 83-12-13-28-23-49-23-45 0-86 37-86 87 0 48 37 86 81 86 26 0 43-13 53-26zM134 142c0 26 0 52 0 78 0 8 0 8-4 15-12 18-30 27-46 27-18 0-31-10-41-25-10-16-11-38-11-52s1-37 12-55c8-12 23-25 44-25 13 0 30 6 42 23 4 6 4 7 4 14z"><text:p/></draw:path><draw:path draw:style-name="gr3" draw:text-style-name="P5" svg:width="0.0673in" svg:height="0.0689in" svg:x="0.0839in" svg:y="0.0453in" svg:viewBox="0 0 172 176" svg:d="M172 90c0-49-39-90-86-90-49 0-86 42-86 90 0 50 41 86 86 86 46 0 86-37 86-86zM86 167c-17 0-34-8-44-26-10-17-10-41-10-54 0-15 0-36 10-53s28-26 44-26 32 9 43 25c10 17 11 39 11 54 0 13 0 34-9 52-9 16-25 28-45 28z"><text:p/></draw:path><draw:path draw:style-name="gr3" draw:text-style-name="P5" svg:width="0.1189in" svg:height="0.0669in" svg:x="0.1606in" svg:y="0.0453in" svg:viewBox="0 0 303 171" svg:d="M31 37c0 35 0 69 0 104 0 18-5 18-31 18 0 3 0 7 0 12 13-1 33-3 44-3 10 0 30 2 43 3 0-5 0-9 0-12-25 0-30 0-30-18 0-24 0-49 0-72 0-39 28-61 52-61s29 21 29 43c0 29 0 59 0 90 0 18-5 18-30 18 0 3 0 7 0 12 13-1 33-3 44-3 10 0 30 2 43 3 0-5 0-9 0-12-27 0-31 0-31-18 0-24 0-49 0-72 0-39 27-61 53-61 24 0 28 21 28 43 0 29 0 59 0 90 0 18-4 18-30 18 0 3 0 7 0 12 14-1 34-3 44-3 9 0 30 2 44 3 0-5 0-9 0-12-21 0-31 0-31-13 0-25 0-49 0-73 0-33 0-45-12-59-6-6-18-14-41-14-32 0-50 23-56 37-6-33-34-37-51-37-28 0-46 17-57 41 0-13 0-28 0-41-19 1-36 3-55 4 0 5 0 8 0 13 28 0 31 2 31 20z"><text:p/></draw:path><draw:path draw:style-name="gr3" draw:text-style-name="P5" svg:width="0.035in" svg:height="0.1508in" svg:x="0.2976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5" svg:width="0.0693in" svg:height="0.0972in" svg:x="0.3445in" svg:y="0.0453in" svg:viewBox="0 0 177 248" svg:d="M176 25c0-3 1-4 1-7 0-7-4-10-11-10-4 0-14 2-16 16-7-14-20-24-36-24-44 0-92 54-92 109 0 39 23 62 52 62 22 0 40-19 44-23 0 0 1 0 1 1-9 34-13 48-13 49-1 3-15 42-55 42-8 0-21-1-31-4 11-4 15-14 15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3" draw:text-style-name="P5" svg:width="0.0346in" svg:height="0.1508in" svg:x="0.4287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5" svg:width="0.0929in" svg:height="0.1161in" svg:x="0.5343in" svg:y="0.0161in" svg:viewBox="0 0 237 296" svg:d="M222 15c7 0 15 0 15-7 0-8-8-8-15-8-34 0-69 0-103 0-67 0-119 51-119 111 0 62 53 111 119 111 34 0 69 0 103 0 7 0 15 0 15-7 0-8-8-8-15-8-34 0-68 0-102 0-62 0-105-44-105-96s44-96 105-96c34 0 68 0 102 0zM21 281c-7 0-13 0-13 7 0 8 6 8 13 8 67 0 134 0 201 0 7 0 15 0 15-8 0-7-8-7-15-7-67 0-134 0-201 0z"><text:p/></draw:path><draw:path draw:style-name="gr3" draw:text-style-name="P5" svg:width="0.0744in" svg:height="0.1059in" svg:x="0.687in" svg:y="0.0075in" svg:viewBox="0 0 190 270" svg:d="M133 244c0 9 0 18 0 26 19-1 39-2 57-4 0-3 0-7 0-12-27 0-30-3-30-22 0-77 0-155 0-232-19 1-37 2-55 3 0 5 0 8 0 12 26 0 29 4 29 22 0 28 0 55 0 83-11-13-27-23-48-23-45 0-86 37-86 87 0 48 37 86 81 86 26 0 42-13 52-26zM133 142c0 26 0 52 0 78 0 8 0 8-4 15-11 18-29 27-45 27-18 0-32-10-41-25-10-16-11-38-11-52s0-37 12-55c8-12 22-25 43-25 14 0 30 6 42 23 4 6 4 7 4 14z"><text:p/></draw:path><draw:path draw:style-name="gr3" draw:text-style-name="P5" svg:width="0.0669in" svg:height="0.0689in" svg:x="0.7705in" svg:y="0.0453in" svg:viewBox="0 0 171 176" svg:d="M171 90c0-49-39-90-85-90-49 0-86 42-86 90 0 50 40 86 85 86 47 0 86-37 86-86zM86 167c-17 0-34-8-44-26-10-17-10-41-10-54 0-15 0-36 9-53 11-17 28-26 44-26 17 0 34 9 44 25 10 17 10 39 10 54 0 13 0 34-9 52-8 16-25 28-44 28z"><text:p/></draw:path><draw:path draw:style-name="gr3" draw:text-style-name="P5" svg:width="0.1181in" svg:height="0.0669in" svg:x="0.8472in" svg:y="0.0453in" svg:viewBox="0 0 301 171" svg:d="M30 37c0 35 0 69 0 104 0 18-5 18-30 18 0 3 0 7 0 12 13-1 33-3 44-3 10 0 30 2 43 3 0-5 0-9 0-12-26 0-31 0-31-18 0-24 0-49 0-72 0-39 28-61 53-61 24 0 29 21 29 43 0 29 0 59 0 90 0 18-5 18-31 18 0 3 0 7 0 12 14-1 34-3 44-3s31 2 44 3c0-5 0-9 0-12-27 0-31 0-31-18 0-24 0-49 0-72 0-39 27-61 53-61 24 0 28 21 28 43 0 29 0 59 0 90 0 18-4 18-30 18 0 3 0 7 0 12 13-1 33-3 44-3 9 0 29 2 42 3 0-5 0-9 0-12-19 0-29 0-29-13 0-25 0-49 0-73 0-33 0-45-12-59-6-6-19-14-41-14-32 0-50 23-56 37-6-33-34-37-52-37-27 0-46 17-57 41 0-13 0-28 0-41-18 1-36 3-54 4 0 5 0 8 0 13 26 0 30 2 30 20z"><text:p/></draw:path><draw:path draw:style-name="gr3" draw:text-style-name="P5" svg:width="0.035in" svg:height="0.1508in" svg:x="0.9843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5" svg:width="0.0744in" svg:height="0.1059in" svg:x="1.0366in" svg:y="0.0075in" svg:viewBox="0 0 190 270" svg:d="M90 3c-2-1 0-3-5-3-9 0-37 2-48 3-2 0-6 1-6 8 0 4 3 4 9 4 18 0 19 4 19 7 0 2-1 6-1 8-18 73-37 147-56 221-2 6-2 6-2 9 0 9 8 10 12 10 6 0 12-5 14-10 3-9 5-19 7-29 3-11 6-23 9-35 2-8 4-15 6-24 2-2 4-16 5-18 1-3 13-25 26-35 8-7 19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3" draw:text-style-name="P5" svg:width="0.035in" svg:height="0.1508in" svg:x="1.1244in" svg:y="0in" svg:viewBox="0 0 90 384" svg:d="M90 193c0-30-4-77-25-120-23-48-56-73-61-73-2 0-4 1-4 3 0 3 0 3 8 10 38 38 60 99 60 180 0 65-14 132-62 181-6 5-6 5-6 6 0 3 2 4 4 4 5 0 39-26 62-75 20-43 24-85 24-116z"><text:p/></draw:path></draw:g><text:s/>אז אפשר להתבונן ב־<draw:g text:anchor-type="as-char" svg:y="-0.1134in" draw:z-index="492" draw:name="Shape493" draw:style-name="gr1"><svg:title>TexMaths</svg:title><svg:desc>11§display§y \in \dom(h)§svg§600§FALSE§</svg:desc><draw:path draw:style-name="gr2" draw:text-style-name="P4" svg:width="0.7283in" svg:height="0.1358in" svg:x="0.0039in" svg:y="0.0071in" svg:viewBox="0 0 1851 346" svg:d="M926 346c-309 0-617 0-926 0 0-116 0-230 0-346 617 0 1233 0 1851 0 0 116 0 230 0 346-309 0-617 0-925 0z"><text:p/></draw:path><draw:path draw:style-name="gr3" draw:text-style-name="P5" svg:width="0.0697in" svg:height="0.0976in" svg:x="0.0004in" svg:y="0.0453in" svg:viewBox="0 0 178 249" svg:d="M177 24c1-5 1-6 1-9 0-7-5-11-11-11-3 0-10 3-13 8-1 2-4 14-5 21-3 10-6 21-8 31-6 23-12 46-18 69-1 7-17 33-44 33-18 0-23-16-23-31 0-17 7-41 20-76 5-15 8-19 8-27 0-18-14-32-32-32-38 0-52 56-52 59 0 5 4 5 6 5 3 0 3-1 5-8 11-36 26-47 40-47 3 0 10 0 10 12 0 10-5 20-7 27-17 41-23 63-23 81 0 34 24 46 47 46 16 0 29-7 40-18-6 20-10 40-26 59-9 13-25 24-42 24-6 0-24-1-30-15 6 0 12 0 16-6 5-3 8-8 8-14 0-12-10-13-14-13-9 0-21 5-21 24s16 33 41 33c39 0 79-35 90-77 12-50 25-99 37-148z"><text:p/></draw:path><draw:path draw:style-name="gr3" draw:text-style-name="P5" svg:width="0.076in" svg:height="0.087in" svg:x="0.1311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5" svg:width="0.0748in" svg:height="0.1063in" svg:x="0.2673in" svg:y="0.0071in" svg:viewBox="0 0 191 271" svg:d="M134 246c0 8 0 17 0 25 19-1 39-2 57-5 0-3 0-7 0-12-27 0-30-2-30-21 0-77 0-155 0-233-19 1-37 3-55 4 0 5 0 8 0 13 26 0 29 2 29 20 0 28 0 55 0 84-11-14-27-24-48-24-46 0-87 38-87 88 0 47 39 86 83 86 24 0 41-13 51-25zM134 143c0 27 0 53 0 78 0 7 0 8-4 15-11 18-29 26-45 26-18 0-32-10-41-24-10-17-11-38-11-53 0-14 0-37 12-55 8-12 22-24 43-24 14 0 30 5 42 23 4 6 4 8 4 14z"><text:p/></draw:path><draw:path draw:style-name="gr3" draw:text-style-name="P5" svg:width="0.0669in" svg:height="0.0693in" svg:x="0.3512in" svg:y="0.0453in" svg:viewBox="0 0 171 177" svg:d="M171 90c0-49-39-90-85-90-49 0-86 42-86 90 0 50 40 87 85 87 47 0 86-37 86-87zM86 167c-18 0-34-7-45-25-9-18-9-41-9-55s0-35 9-53c11-17 28-25 44-25 17 0 34 9 44 25 10 17 10 39 10 53s0 35-9 52c-8 17-25 28-44 28z"><text:p/></draw:path><draw:path draw:style-name="gr3" draw:text-style-name="P5" svg:width="0.1181in" svg:height="0.0669in" svg:x="0.4276in" svg:y="0.0453in" svg:viewBox="0 0 301 171" svg:d="M30 39c0 34 0 68 0 103 0 17-5 17-30 17 0 3 0 7 0 12 13 0 33-1 43-1s31 1 44 1c0-5 0-9 0-12-26 0-31 0-31-17 0-24 0-48 0-72 0-39 28-61 53-61 24 0 29 21 29 43 0 29 0 59 0 90 0 17-5 17-31 17 0 3 0 7 0 12 14 0 34-1 44-1s29 1 43 1c0-5 0-9 0-12-26 0-30 0-30-17 0-24 0-48 0-72 0-39 27-61 52-61s28 21 28 43c0 29 0 59 0 90 0 17-3 17-29 17 0 3 0 7 0 12 13 0 33-1 44-1 9 0 29 1 42 1 0-5 0-9 0-12-19 0-29 0-29-11 0-26 0-50 0-74 0-33 0-45-12-60-6-6-19-14-41-14-33 0-50 23-56 39-6-35-34-39-52-39-27 0-46 17-57 41 0-13 0-28 0-41-18 1-36 3-54 4 0 5 0 8 0 13 26 0 30 2 30 22z"><text:p/></draw:path><draw:path draw:style-name="gr3" draw:text-style-name="P5" svg:width="0.0346in" svg:height="0.1512in" svg:x="0.5646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5" svg:width="0.0744in" svg:height="0.1063in" svg:x="0.6169in" svg:y="0.0071in" svg:viewBox="0 0 190 271" svg:d="M90 4c0-1 0-4-5-4-9 0-38 3-48 3-3 1-6 1-6 8 0 6 3 6 9 6 18 0 19 2 19 6-1 2-1 6-2 8-18 74-36 147-55 220-2 6-2 7-2 9 0 9 8 11 11 11 7 0 13-5 14-10 3-10 6-20 8-30 3-11 6-22 9-33 2-9 4-17 6-26 0-2 4-15 5-18s13-24 25-35c9-6 21-13 38-13 16 0 20 13 20 26 0 21-14 64-24 86-2 9-4 13-4 21 0 19 13 32 32 32 36 0 50-56 50-60 0-3-4-3-5-3-3 0-3 1-6 7-5 20-17 47-39 47-7 0-9-3-9-12 0-10 3-19 7-28 6-15 24-61 24-83 0-26-16-42-45-42-25 0-43 12-58 30 10-41 21-82 31-123z"><text:p/></draw:path><draw:path draw:style-name="gr3" draw:text-style-name="P5" svg:width="0.035in" svg:height="0.1512in" svg:x="0.7047in" svg:y="0in" svg:viewBox="0 0 90 385" svg:d="M90 193c0-30-4-76-25-120-23-48-57-73-61-73-2 0-4 2-4 4s0 2 8 9c37 38 59 99 59 180 0 65-14 133-61 181-6 6-6 6-6 7 0 2 2 4 4 4 4 0 39-26 62-76 20-41 24-84 24-116z"><text:p/></draw:path></draw:g> ולהסיק <draw:g text:anchor-type="as-char" svg:y="-0.1134in" draw:z-index="493" draw:name="Shape494" draw:style-name="gr1"><svg:title>TexMaths</svg:title><svg:desc>11§display§h(y) = x§svg§600§FALSE§</svg:desc><draw:path draw:style-name="gr2" draw:text-style-name="P4" svg:width="0.5531in" svg:height="0.1354in" svg:x="0.0004in" svg:y="0.0071in" svg:viewBox="0 0 1406 345" svg:d="M0 0c469 0 937 0 1406 0 0 115 0 230 0 345-469 0-937 0-1406 0 0-115 0-230 0-345z"><text:p/></draw:path><draw:path draw:style-name="gr3" draw:text-style-name="P5" svg:width="0.0744in" svg:height="0.1059in" svg:x="0.0008in" svg:y="0.0075in" svg:viewBox="0 0 190 270" svg:d="M90 3c-2-1 0-3-5-3-9 0-37 2-48 3-2 0-6 1-6 8 0 4 3 4 9 4 18 0 19 4 19 7 0 2-1 6-1 8-18 73-37 147-56 221-2 6-2 6-2 9 0 9 8 10 12 10 6 0 12-5 14-10 3-9 5-19 7-29 3-11 6-23 9-35 2-8 4-15 6-24 2-2 4-16 5-18 1-3 13-25 26-35 8-7 20-14 37-14 16 0 21 13 21 27 0 21-15 62-24 85-3 9-5 14-5 22 0 18 13 31 32 31 36 0 50-56 50-60 0-3-3-3-4-3-4 0-4 1-7 7-5 21-17 48-39 48-6 0-9-4-9-13 0-10 3-19 7-28 6-16 24-60 24-83 0-25-16-41-45-41-25 0-43 12-58 30 10-42 21-83 31-124z"><text:p/></draw:path><draw:path draw:style-name="gr3" draw:text-style-name="P5" svg:width="0.035in" svg:height="0.1508in" svg:x="0.0953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5" svg:width="0.0697in" svg:height="0.0972in" svg:x="0.1441in" svg:y="0.0453in" svg:viewBox="0 0 178 248" svg:d="M177 23c1-5 1-5 1-9 0-6-5-10-11-10-4 0-10 3-13 8-1 2-4 14-5 21-4 10-6 20-8 31-6 23-12 46-18 69-1 6-18 33-44 33-20 0-24-17-24-32 0-17 7-40 20-75 6-16 8-20 8-28 0-17-13-31-31-31-38 0-52 56-52 59 0 4 3 3 4 4 5 0 5-1 7-7 11-36 26-48 40-48 2 0 8 0 8 13 0 9-3 20-6 26-16 41-22 63-22 82 0 34 24 45 47 45 16 0 28-7 39-17-5 20-9 38-26 58-10 13-24 25-41 25-6 0-24-2-30-16 6 0 11 0 16-5 5-4 8-9 8-16 0-11-10-13-14-13-9 0-21 6-21 25 0 18 16 33 41 33 39 0 79-36 90-77 12-50 25-99 37-148z"><text:p/></draw:path><draw:path draw:style-name="gr3" draw:text-style-name="P5" svg:width="0.0346in" svg:height="0.1508in" svg:x="0.2283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5" svg:width="0.1004in" svg:height="0.035in" svg:x="0.3295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5" svg:width="0.0756in" svg:height="0.0681in" svg:x="0.4858in" svg:y="0.0453in" svg:viewBox="0 0 193 174" svg:d="M118 54c2-10 11-46 38-46 3 0 11 0 20 5-11 2-19 12-19 21 0 7 5 13 15 13 9 0 21-6 21-22 0-19-23-25-37-25-22 0-35 20-40 29-9-26-30-29-41-29-41 0-63 50-63 59 0 4 3 4 5 4 3 0 4-1 5-5 13-40 39-50 52-50 6 0 21 4 21 26 0 12-7 38-21 92-7 24-20 40-38 40-2 0-11 0-18-5 10-2 17-10 17-21 0-10-7-13-14-13-11 0-21 10-21 22 0 17 20 25 36 25 26 0 40-26 41-29 4 15 19 29 42 29 40 0 62-50 62-59 0-4-4-4-5-4-3 0-4 1-5 5-12 40-39 50-51 50-15 0-22-13-22-25 0-9 2-18 7-34 4-18 8-35 13-53z"><text:p/></draw:path></draw:g><text:s/>ע"פ הגדרת איחוד מוכלל כדרוש. </text:p>
                </text:list-item>
              </text:list>
            </text:list-item>
          </text:list>
        </text:list-item>
        <text:list-item>
          <text:p text:style-name="P100">יהי <draw:g text:anchor-type="as-char" svg:y="-0.1134in" draw:z-index="494" draw:name="Shape495" draw:style-name="gr1"><svg:title>TexMaths</svg:title><svg:desc>11§display§x \in h|_{\dom(g)§svg§600§FALSE§</svg:desc><draw:path draw:style-name="gr2" draw:text-style-name="P4" svg:width="0.7602in" svg:height="0.1512in" svg:x="0.0039in" svg:y="0.0071in" svg:viewBox="0 0 1932 385" svg:d="M0 0c644 0 1288 0 1932 0 0 129 0 256 0 385-644 0-1288 0-1932 0 0-129 0-256 0-385z"><text:p/></draw:path><draw:path draw:style-name="gr3" draw:text-style-name="P5" svg:width="0.0752in" svg:height="0.0685in" svg:x="0.0004in" svg:y="0.0453in" svg:viewBox="0 0 192 175" svg:d="M118 54c2-10 12-45 38-45 2 0 11 0 20 4-11 2-19 12-19 21 0 7 5 13 15 13 8 0 20-6 20-22 0-19-23-25-36-25-22 0-35 20-39 30-10-27-31-30-42-30-41 0-63 50-63 59 0 4 3 3 4 4 4 0 5 0 6-5 13-40 38-49 52-49 7 0 21 3 21 25 0 12-7 38-21 91-7 25-20 41-37 41-3 0-12 0-19-5 10-1 18-10 18-21 0-10-8-13-14-13-12 0-22 9-22 22 0 18 20 26 36 26 26 0 40-28 41-30 4 15 19 30 42 30 39 0 61-51 61-59 0-5-3-5-4-5-3 0-4 2-5 5-13 40-39 50-51 50-16 0-22-12-22-25 0-9 3-18 7-34 4-18 8-35 13-53z"><text:p/></draw:path><draw:path draw:style-name="gr3" draw:text-style-name="P5" svg:width="0.0752in" svg:height="0.087in" svg:x="0.1382in" svg:y="0.0307in" svg:viewBox="0 0 192 222" svg:d="M179 119c7 0 13 0 13-8s-6-8-13-8c-55 0-109 0-164 0 5-51 50-88 104-88 20 0 40 0 60 0 7 0 13 0 13-7 0-8-6-8-13-8-21 0-40 0-61 0-66 0-118 50-118 111 0 62 52 111 118 111 21 0 40 0 61 0 7 0 13 0 13-7s-6-7-13-7c-20 0-40 0-60 0-54 0-99-37-104-89 55 0 109 0 164 0z"><text:p/></draw:path><draw:path draw:style-name="gr3" draw:text-style-name="P5" svg:width="0.0744in" svg:height="0.1063in" svg:x="0.2772in" svg:y="0.0071in" svg:viewBox="0 0 190 271" svg:d="M90 3c-2-1 0-3-5-3-9 0-37 2-46 3-4 0-8 1-8 8 0 4 3 4 9 4 18 0 19 4 19 7 0 2-1 6-1 8-18 73-37 147-56 221-2 5-2 7-2 9 0 9 9 11 12 11 6 0 12-6 14-11 3-9 5-19 7-29 3-11 6-23 9-34 2-8 4-17 6-25 2-3 5-16 5-18 1-3 13-25 26-35 9-7 20-13 38-13 16 0 21 12 21 26 0 21-16 63-25 86-3 9-5 13-5 21 0 17 13 32 32 32 36 0 50-58 50-59 0-4-3-4-4-4-4 0-5 1-6 5-6 21-18 49-39 49-7 0-10-4-10-13s3-19 8-28c5-15 23-60 23-83 0-25-16-41-44-41-26 0-43 12-58 30 10-42 20-83 30-124z"><text:p/></draw:path><draw:path draw:style-name="gr3" draw:text-style-name="P5" svg:width="0.0055in" svg:height="0.1508in" svg:x="0.3748in" svg:y="0in" svg:viewBox="0 0 15 384" svg:d="M15 14c0-7 0-14-7-14-8 0-8 7-8 14 0 119 0 238 0 357 0 6 0 13 8 13 7 0 7-7 7-13 0-119 0-238 0-357z"><text:p/></draw:path><draw:path draw:style-name="gr3" draw:text-style-name="P5" svg:width="0.0567in" svg:height="0.074in" svg:x="0.4031in" svg:y="0.0661in" svg:viewBox="0 0 145 189" svg:d="M85 2c0 4 0 7 0 10 17 0 20 2 20 16 0 18 0 37 0 56-10-10-24-16-38-16-36 0-67 27-67 61s30 60 64 60c22 0 35-11 39-16 0 5 0 11 0 16 15-1 28-2 42-2 0-3 0-7 0-10-17 0-20-2-20-15 0-54 0-108 0-162-13 1-27 1-40 2zM103 158c-6 14-21 25-38 25-16 0-25-10-31-18-5-8-9-19-9-36 0-6 0-27 11-39s24-14 32-14c13 0 24 5 32 15 3 5 3 5 3 10 0 19 0 38 0 57z"><text:p/></draw:path><draw:path draw:style-name="gr3" draw:text-style-name="P5" svg:width="0.0516in" svg:height="0.0476in" svg:x="0.4701in" svg:y="0.0925in" svg:viewBox="0 0 132 122" svg:d="M132 63c0-34-29-63-66-63s-66 29-66 63c0 33 30 59 66 59s66-26 66-59zM66 114c-10 0-24-3-33-16-8-11-9-25-9-37 0-13 1-28 10-40 7-8 19-14 32-14 17 0 28 7 33 16 8 10 9 24 9 38 0 12-1 26-9 37-7 11-20 16-33 16z"><text:p/></draw:path><draw:path draw:style-name="gr3" draw:text-style-name="P5" svg:width="0.0894in" svg:height="0.0465in" svg:x="0.5323in" svg:y="0.0925in" svg:viewBox="0 0 228 119" svg:d="M208 37c0-24-12-37-41-37-22 0-36 11-44 25-5-19-20-25-39-25-22 0-37 12-44 26 0-8 0-17 0-26-14 1-27 2-40 3 0 4 0 6 0 9 18 0 20 2 20 16 0 23 0 46 0 70 0 11-2 11-20 11 0 3 0 7 0 10 10-1 19-1 31-1 10 0 28 1 31 1 0-3 0-7 0-10-18 0-20 0-20-11 0-17 0-33 0-50 0-27 22-40 39-40 19 0 22 14 22 28 0 21 0 41 0 62 0 11-3 11-21 11 0 3 0 7 0 10 2 0 20-1 31-1 10 0 29 1 31 1 0-3 0-7 0-10-18 0-20 0-20-11 0-17 0-33 0-50 0-27 22-40 41-40s21 14 21 28c0 21 0 41 0 62 0 11-2 11-20 11 0 3 0 7 0 10 10-1 19-1 31-1 10 0 29 1 31 1 0-3 0-7 0-10-18 0-20 0-20-11 0-21 0-41 0-61z"><text:p/></draw:path><draw:path draw:style-name="gr3" draw:text-style-name="P5" svg:width="0.0272in" svg:height="0.1055in" svg:x="0.6382in" svg:y="0.0618in" svg:viewBox="0 0 70 269" svg:d="M65 0c-51 36-65 94-65 134 0 39 12 97 65 135 2 0 5 0 5-4 0-1 0-2-2-4-36-32-49-77-49-126 0-73 28-109 50-128 1-1 1-3 1-4 0-3-3-3-5-3z"><text:p/></draw:path><draw:path draw:style-name="gr3" draw:text-style-name="P5" svg:width="0.052in" svg:height="0.0681in" svg:x="0.6787in" svg:y="0.0925in" svg:viewBox="0 0 133 174" svg:d="M132 19c1-4 1-5 1-6 0-5-5-9-10-9s-11 6-12 11c-4-7-13-15-27-15-34 0-70 36-70 75 0 27 19 44 41 44 13 0 24-7 34-14-2 7-3 15-5 24-4 11-6 18-16 27-12 10-24 10-31 10-12 0-15-1-20-2 6-3 8-9 8-13 0-7-5-10-10-10-7 0-15 6-15 16 0 17 23 17 37 17 43 0 62-22 65-38 10-39 20-78 30-117zM95 83c-1 4-1 5-6 9-10 13-23 19-33 19-14 0-21-11-21-25 0-12 8-42 16-54 11-19 23-24 33-24 18 0 24 20 24 23 0 1 0 1-1 3-5 17-8 32-12 49z"><text:p/></draw:path><draw:path draw:style-name="gr3" draw:text-style-name="P5" svg:width="0.0272in" svg:height="0.1055in" svg:x="0.7445in" svg:y="0.0618in" svg:viewBox="0 0 70 269" svg:d="M6 0c-3 0-6 0-6 3 0 1 1 3 3 5 23 21 49 57 49 126 0 57-18 98-46 125-5 5-6 5-6 6s1 4 4 4 29-18 47-52c12-21 19-51 19-82 0-38-11-98-64-135z"><text:p/></draw:path></draw:g>, צ.ל. <draw:g text:anchor-type="as-char" svg:y="-0.0819in" draw:z-index="495" draw:name="Shape496" draw:style-name="gr1"><svg:title>TexMaths</svg:title><svg:desc>11§display§x \in g§svg§600§FALSE§</svg:desc><draw:path draw:style-name="gr2" draw:text-style-name="P4" svg:width="0.3287in" svg:height="0.0969in" svg:x="0.0039in" svg:y="0.0083in" svg:viewBox="0 0 836 247" svg:d="M418 247c-139 0-278 0-418 0 0-83 0-164 0-247 279 0 557 0 836 0 0 83 0 164 0 247-139 0-279 0-418 0z"><text:p/></draw:path><draw:path draw:style-name="gr3" draw:text-style-name="P5" svg:width="0.0756in" svg:height="0.0681in" svg:x="0.0004in" svg:y="0.015in" svg:viewBox="0 0 193 174" svg:d="M118 54c2-10 12-45 38-45 3 0 11 0 20 5-11 1-19 11-19 21 0 6 5 13 15 13 9 0 21-6 21-22 0-20-23-26-37-26-22 0-35 21-39 30-10-26-31-30-42-30-41 0-63 51-63 60 0 4 3 2 5 4 3 0 4-1 5-4 13-41 39-51 52-51 7 0 21 3 21 26 0 11-7 38-21 92-7 24-20 38-37 38-2 0-11 0-19-4 10-2 18-9 18-20s-8-13-14-13c-12 0-22 10-22 22 0 16 20 24 36 24 27 0 40-26 41-29 4 14 19 29 42 29 40 0 62-48 62-58 0-4-4-4-5-4-3 0-4 2-5 4-12 42-39 49-51 49-15 0-22-11-22-24 0-9 3-16 7-34s8-35 13-53z"><text:p/></draw:path><draw:path draw:style-name="gr3" draw:text-style-name="P5" svg:width="0.076in" svg:height="0.0874in" svg:x="0.1378in" svg:y="0.0004in" svg:viewBox="0 0 194 223" svg:d="M179 120c7 0 15 0 15-8 0-7-8-7-15-7-53 0-109 0-162 0 4-52 48-90 103-90 20 0 40 0 59 0 7 0 15 0 15-7 0-8-8-8-15-8-20 0-40 0-60 0-66 0-119 51-119 112s53 111 119 111c20 0 40 0 60 0 7 0 15 0 15-8s-8-8-15-8c-19 0-39 0-59 0-55 0-99-36-103-87 53 0 109 0 162 0z"><text:p/></draw:path><draw:path draw:style-name="gr3" draw:text-style-name="P5" svg:width="0.0693in" svg:height="0.0976in" svg:x="0.2709in" svg:y="0.015in" svg:viewBox="0 0 177 249" svg:d="M176 25c0-2 1-4 1-6 0-7-4-11-11-11-4 0-14 3-16 17-7-14-20-25-35-25-45 0-93 54-93 110 0 38 24 60 52 60 22 0 41-17 44-21h1c-9 33-9 33-13 49-1 4-15 42-55 42-8 0-21 0-31-3 11-4 15-14 15-21 0-6-4-13-14-13-9 0-21 6-21 22s14 24 51 24c48 0 77-30 82-53 15-56 29-113 43-171zM126 121c-3 10-11 20-20 28-8 6-20 12-31 12-20 0-25-19-25-34 0-19 11-64 22-84 9-19 26-34 43-34 25 0 30 31 30 33s-1 4-1 5c-6 25-12 49-18 74z"><text:p/></draw:path></draw:g>. ע"פ הנתון <draw:g text:anchor-type="as-char" svg:y="-0.1134in" draw:z-index="496" draw:name="Shape497" draw:style-name="gr1"><svg:title>TexMaths</svg:title><svg:desc>11§display§x \in \dom(g) \land x \in h§svg§600§FALSE§</svg:desc><draw:path draw:style-name="gr2" draw:text-style-name="P4" svg:width="1.2654in" svg:height="0.1354in" svg:x="0.0039in" svg:y="0.0071in" svg:viewBox="0 0 3215 345" svg:d="M0 0c1071 0 2144 0 3215 0 0 115 0 230 0 345-1071 0-2144 0-3215 0 0-115 0-230 0-345z"><text:p/></draw:path><draw:path draw:style-name="gr3" draw:text-style-name="P5" svg:width="0.0752in" svg:height="0.0681in" svg:x="0.0004in" svg:y="0.0453in" svg:viewBox="0 0 192 174" svg:d="M118 54c2-10 12-46 38-46 2 0 11 0 20 5-11 2-19 12-19 21 0 7 5 13 15 13 8 0 20-6 20-22 0-19-23-25-36-25-22 0-35 20-39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6 5-12 40-38 50-50 50-16 0-22-13-22-25 0-9 3-18 6-34 5-18 9-35 14-53z"><text:p/></draw:path><draw:path draw:style-name="gr3" draw:text-style-name="P5" svg:width="0.0752in" svg:height="0.087in" svg:x="0.1382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5" svg:width="0.0744in" svg:height="0.1059in" svg:x="0.274in" svg:y="0.0075in" svg:viewBox="0 0 190 270" svg:d="M134 244c0 9 0 18 0 26 19-1 38-2 56-4 0-3 0-7 0-12-26 0-29-3-29-22 0-77 0-155 0-232-19 1-38 2-57 3 0 5 0 8 0 12 28 0 31 4 31 22 0 28 0 55 0 83-11-13-27-23-48-23-46 0-87 37-87 87 0 48 38 86 82 86 25 0 42-13 52-26zM134 142c0 26 0 52 0 78 0 8 0 8-4 15-12 18-29 27-46 27s-31-10-40-25c-11-16-12-38-12-52s1-37 12-55c9-12 23-25 44-25 13 0 30 6 42 23 4 6 4 7 4 14z"><text:p/></draw:path><draw:path draw:style-name="gr3" draw:text-style-name="P5" svg:width="0.0673in" svg:height="0.0689in" svg:x="0.3579in" svg:y="0.0453in" svg:viewBox="0 0 172 176" svg:d="M172 90c0-49-39-90-86-90-49 0-86 42-86 90 0 50 41 86 86 86 46 0 86-37 86-86zM86 167c-17 0-33-8-44-26-10-17-10-41-10-54 0-15 0-36 10-53s28-26 44-26 34 9 44 25c10 17 10 39 10 54 0 13 0 34-9 52-9 16-25 28-45 28z"><text:p/></draw:path><draw:path draw:style-name="gr3" draw:text-style-name="P5" svg:width="0.1185in" svg:height="0.0669in" svg:x="0.4343in" svg:y="0.0453in" svg:viewBox="0 0 302 171" svg:d="M31 37c0 35 0 69 0 104 0 18-5 18-31 18 0 3 0 7 0 12 14-1 34-3 44-3s31 2 43 3c0-5 0-9 0-12-25 0-30 0-30-18 0-24 0-49 0-72 0-39 28-61 52-61 25 0 28 21 28 43 0 29 0 59 0 90 0 18-3 18-29 18 0 3 0 7 0 12 13-1 33-3 44-3 10 0 29 2 43 3 0-5 0-9 0-12-26 0-30 0-30-18 0-24 0-49 0-72 0-39 27-61 52-61 24 0 28 21 28 43 0 29 0 59 0 90 0 18-4 18-29 18 0 3 0 7 0 12 13-1 33-3 42-3 11 0 31 2 44 3 0-5 0-9 0-12-19 0-29 0-30-13 0-25 0-49 0-73 0-33 0-45-11-59-6-6-19-14-41-14-33 0-50 23-56 37-6-33-34-37-52-37-28 0-46 17-57 41 0-13 0-28 0-41-19 1-36 3-55 4 0 5 0 8 0 13 27 0 31 2 31 20z"><text:p/></draw:path><draw:path draw:style-name="gr3" draw:text-style-name="P5" svg:width="0.0346in" svg:height="0.1508in" svg:x="0.5717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5" svg:width="0.0693in" svg:height="0.0972in" svg:x="0.6181in" svg:y="0.0453in" svg:viewBox="0 0 177 248" svg:d="M176 25c0-3 1-4 1-7 0-7-4-10-11-10-4 0-14 2-15 16-8-14-21-24-37-24-44 0-92 54-92 109 0 39 24 62 52 62 23 0 40-19 45-23v1c-8 34-12 48-12 49-3 3-16 42-56 42-8 0-20-1-31-4 11-4 15-14 15-20 0-7-4-13-14-13-9 0-21 6-21 22 0 15 14 23 52 23 48 0 76-30 81-53 14-56 29-114 43-170zM125 121c-2 10-11 20-18 27-9 6-21 14-32 14-20 0-26-20-26-35 0-19 11-65 22-84 10-20 27-35 43-35 26 0 31 32 31 34 0 1 0 3-1 5-7 25-12 49-19 74z"><text:p/></draw:path><draw:path draw:style-name="gr3" draw:text-style-name="P5" svg:width="0.0346in" svg:height="0.1508in" svg:x="0.702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5" svg:width="0.0839in" svg:height="0.0933in" svg:x="0.7945in" svg:y="0.0217in" svg:viewBox="0 0 214 238" svg:d="M117 9c-4-7-6-9-9-9-6 0-7 3-9 9-32 71-65 143-97 213-2 6-2 6-2 8 0 5 3 8 8 8 2 0 5-1 8-8 31-67 61-135 92-204 29 69 60 137 90 204 3 8 8 8 9 8 4 0 7-3 7-8-1-1 0-1-2-5-32-72-64-145-95-216z"><text:p/></draw:path><draw:path draw:style-name="gr3" draw:text-style-name="P5" svg:width="0.0752in" svg:height="0.0681in" svg:x="0.926in" svg:y="0.0453in" svg:viewBox="0 0 192 174" svg:d="M118 54c2-10 11-46 38-46 2 0 11 0 20 5-11 2-19 12-19 21 0 7 5 13 15 13 8 0 20-6 20-22 0-19-23-25-36-25-22 0-35 20-41 29-8-26-29-29-40-29-41 0-63 50-63 59 0 4 3 4 4 4 4 0 5-1 6-5 13-40 38-50 52-50 7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5" svg:width="0.076in" svg:height="0.087in" svg:x="1.063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5" svg:width="0.0744in" svg:height="0.1059in" svg:x="1.2028in" svg:y="0.0075in" svg:viewBox="0 0 190 270" svg:d="M90 3c-2-1 0-3-5-3-9 0-37 2-47 3-3 0-7 1-7 8 0 4 3 4 9 4 18 0 19 4 19 7 0 2-1 6-1 8-18 73-37 147-56 221-2 6-2 6-2 9 0 9 9 10 12 10 6 0 12-5 14-10 3-9 5-19 7-29 3-11 5-23 9-35 2-8 4-15 6-24 1-2 5-16 5-18 1-3 13-25 26-35 9-7 20-14 38-14 16 0 20 13 20 27 0 21-15 62-24 85-3 9-5 14-5 22 0 18 13 31 32 31 36 0 50-56 50-60 0-3-3-3-4-3-5 0-5 1-6 7-6 21-18 48-39 48-7 0-10-4-10-13 0-10 3-19 8-28 5-16 23-60 23-83 0-25-16-41-44-41-26 0-43 12-58 30 10-42 20-83 30-124z"><text:p/></draw:path></draw:g>. <text:span text:style-name="T40">לפי הגדרת הצמצום </text:span><text:span text:style-name="T40"><draw:g text:anchor-type="as-char" svg:y="-0.1134in" draw:z-index="497" draw:name="Shape498" draw:style-name="gr1"><svg:title>TexMaths</svg:title><svg:desc>11§display§x \in h \land x \in \dom(g)§svg§600§FALSE§</svg:desc><draw:path draw:style-name="gr2" draw:text-style-name="P4" svg:width="1.2551in" svg:height="0.1358in" svg:x="0.0031in" svg:y="0.0071in" svg:viewBox="0 0 3189 346" svg:d="M1595 346c-532 0-1064 0-1595 0 0-116 0-230 0-346 1063 0 2127 0 3189 0 0 116 0 230 0 346-531 0-1062 0-1594 0z"><text:p/></draw:path><draw:path draw:style-name="gr3" draw:text-style-name="P5" svg:width="0.0756in" svg:height="0.0685in" svg:x="-0.0004in" svg:y="0.0457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3-49 63-59 0-4-5-4-6-4-3 0-4 1-4 4-14 41-40 50-52 50-15 0-21-12-21-25 0-9 2-17 7-34 4-18 8-35 13-53z"><text:p/></draw:path><draw:path draw:style-name="gr3" draw:text-style-name="P5" svg:width="0.076in" svg:height="0.087in" svg:x="0.1374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5" svg:width="0.074in" svg:height="0.1063in" svg:x="0.2768in" svg:y="0.0075in" svg:viewBox="0 0 189 271" svg:d="M89 4c0-1 0-4-4-4-9 0-38 3-48 3-3 1-7 1-7 8 0 6 3 6 10 6 18 0 18 2 18 6 0 2-1 6-1 8-18 74-37 147-56 220-1 6-1 7-1 9 0 9 8 11 11 11 7 0 12-5 14-10 3-10 6-20 8-30 2-11 6-22 8-33 3-9 5-17 6-26 1-2 5-15 5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" draw:text-style-name="P5" svg:width="0.0846in" svg:height="0.0937in" svg:x="0.398in" svg:y="0.0217in" svg:viewBox="0 0 216 239" svg:d="M117 9c-4-7-6-9-9-9-6 0-7 3-9 9-32 71-64 143-96 215-2 4-3 5-3 7 0 5 4 8 8 8 3 0 6-1 9-8 30-67 60-135 91-203 31 68 60 136 91 203 3 8 7 8 9 8 4 0 8-3 8-8 0-1 0-2-3-6-31-72-64-145-96-216z"><text:p/></draw:path><draw:path draw:style-name="gr3" draw:text-style-name="P5" svg:width="0.0756in" svg:height="0.0685in" svg:x="0.5299in" svg:y="0.0457in" svg:viewBox="0 0 193 175" svg:d="M118 54c2-10 11-45 38-45 1 0 11 0 19 4-11 2-19 12-19 21 0 7 5 14 16 14 7 0 21-7 21-23 0-19-24-25-37-25-23 0-36 21-40 30-10-26-31-30-42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5" svg:width="0.076in" svg:height="0.087in" svg:x="0.6665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5" svg:width="0.0744in" svg:height="0.1063in" svg:x="0.8031in" svg:y="0.0075in" svg:viewBox="0 0 190 271" svg:d="M133 246c0 8 0 17 0 25 19-1 39-2 57-5 0-3 0-7 0-12-27 0-30-2-30-21 0-77 0-155 0-233-19 1-37 3-55 4 0 5 0 8 0 13 26 0 29 2 29 20 0 28 0 55 0 84-11-14-27-24-48-24-46 0-86 38-86 88 0 47 37 86 81 86 26 0 42-13 52-25zM133 143c0 27 0 53 0 78 0 7 0 8-4 15-11 18-29 26-45 26-18 0-32-10-41-24-10-17-11-38-11-53 0-14 0-37 12-55 8-12 22-24 43-24 14 0 30 5 42 23 4 6 4 8 4 14z"><text:p/></draw:path><draw:path draw:style-name="gr3" draw:text-style-name="P5" svg:width="0.0669in" svg:height="0.0693in" svg:x="0.8866in" svg:y="0.0453in" svg:viewBox="0 0 171 177" svg:d="M171 90c0-49-39-90-85-90-49 0-86 42-86 90 0 50 40 87 85 87 47 0 86-37 86-87zM86 167c-17 0-34-7-44-25s-10-41-10-55 0-35 9-53c11-17 28-25 44-25 17 0 34 9 44 25 10 17 10 39 10 53s0 35-9 52c-8 17-25 28-44 28z"><text:p/></draw:path><draw:path draw:style-name="gr3" draw:text-style-name="P5" svg:width="0.1181in" svg:height="0.0669in" svg:x="0.9634in" svg:y="0.0457in" svg:viewBox="0 0 301 171" svg:d="M30 39c0 34 0 68 0 103 0 17-5 17-30 17 0 3 0 7 0 12 13 0 33-1 44-1 10 0 30 1 43 1 0-5 0-9 0-12-26 0-31 0-31-17 0-24 0-48 0-72 0-39 28-61 53-61 24 0 29 21 29 43 0 29 0 59 0 90 0 17-5 17-31 17 0 3 0 7 0 12 14 0 34-1 44-1s31 1 44 1c0-5 0-9 0-12-27 0-31 0-31-17 0-24 0-48 0-72 0-39 27-61 53-61 24 0 28 21 28 43 0 29 0 59 0 90 0 17-4 17-30 17 0 3 0 7 0 12 13 0 33-1 44-1 9 0 29 1 42 1 0-5 0-9 0-12-19 0-29 0-29-11 0-26 0-50 0-74 0-33 0-45-12-60-6-6-19-14-41-14-32 0-50 23-56 39-6-35-34-39-52-39-27 0-46 17-57 41 0-13 0-28 0-41-18 1-36 3-54 4 0 5 0 8 0 13 26 0 30 2 30 22z"><text:p/></draw:path><draw:path draw:style-name="gr3" draw:text-style-name="P5" svg:width="0.035in" svg:height="0.1512in" svg:x="1.1004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5" svg:width="0.0697in" svg:height="0.0976in" svg:x="1.1465in" svg:y="0.0457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2 13-19 0-24-20-24-35 0-19 11-64 21-84 11-19 27-34 44-34 25 0 30 31 30 33s-1 4-1 5c-6 25-12 49-18 74z"><text:p/></draw:path><draw:path draw:style-name="gr3" draw:text-style-name="P5" svg:width="0.035in" svg:height="0.1512in" svg:x="1.2311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40">, באופן ישיר, שזה שקול לצ.ל. לפי קומוטטיביות ה־</text:span><text:span text:style-name="T40"><draw:g text:anchor-type="as-char" svg:y="-0.0929in" draw:z-index="498" draw:name="Shape499" draw:style-name="gr1"><svg:title>TexMaths</svg:title><svg:desc>11§display§\land§svg§600§FALSE§</svg:desc><draw:path draw:style-name="gr2" draw:text-style-name="P4" svg:width="0.0764in" svg:height="0.0776in" svg:x="-0.0004in" svg:y="0.0075in" svg:viewBox="0 0 195 198" svg:d="M0 0c65 0 130 0 195 0 0 66 0 132 0 198-65 0-130 0-195 0 0-66 0-132 0-198z"><text:p/></draw:path><draw:path draw:style-name="gr3" draw:text-style-name="P5" svg:width="0.0835in" svg:height="0.0929in" svg:x="0in" svg:y="0in" svg:viewBox="0 0 213 237" svg:d="M117 8c-4-7-6-8-9-8-6 0-7 2-9 8-32 71-64 142-96 214-2 5-3 5-3 8 0 4 3 7 8 7 3 0 6-1 8-7 30-69 61-136 92-204 29 68 59 135 89 204 3 7 8 7 9 7 4 0 7-3 7-7 0-2 0-2-2-7-32-71-64-144-94-215z"><text:p/></draw:path></draw:g></text:span><text:span text:style-name="T40">, כדרוש. </text:span></text:p>
        </text:list-item>
      </text:list>
      <text:p text:style-name="P101"><draw:g text:anchor-type="as-char" svg:y="-0.1134in" draw:z-index="499" draw:name="Shape500" draw:style-name="gr1"><svg:title>TexMaths</svg:title><svg:desc>11§display§\QED§svg§600§FALSE§</svg:desc><draw:path draw:style-name="gr2" draw:text-style-name="P4" svg:width="0.6894in" svg:height="0.0972in" svg:x="-0.0004in" svg:y="0.0071in" svg:viewBox="0 0 1752 248" svg:d="M0 0c584 0 1168 0 1752 0 0 83 0 165 0 248-584 0-1168 0-1752 0 0-83 0-165 0-248z"><text:p/></draw:path><draw:path draw:style-name="gr3" draw:text-style-name="P5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5" svg:width="0.0157in" svg:height="0.0157in" svg:x="0.1441in" svg:y="0.0925in" svg:viewBox="0 0 41 41" svg:d="M41 21c0-12-10-21-21-21-12 0-20 9-20 21 0 11 8 20 20 20 11 0 21-9 21-20z"><text:p/></draw:path><draw:path draw:style-name="gr3" draw:text-style-name="P5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5" svg:width="0.0157in" svg:height="0.0157in" svg:x="0.3in" svg:y="0.0925in" svg:viewBox="0 0 41 41" svg:d="M41 21c0-12-9-21-20-21-12 0-21 9-21 21 0 11 9 20 21 20 11 0 20-9 20-20z"><text:p/></draw:path><draw:path draw:style-name="gr3" draw:text-style-name="P5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5" svg:width="0.0161in" svg:height="0.0157in" svg:x="0.4736in" svg:y="0.0925in" svg:viewBox="0 0 42 41" svg:d="M42 21c0-12-10-21-21-21s-21 9-21 21c0 11 10 20 21 20s21-9 21-20z"><text:p/></draw:path><draw:path draw:style-name="gr3" draw:text-style-name="P5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adornments="Regular" style:font-family-generic="swiss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Noto Sans Display" fo:font-family="'Noto Sans Display'" style:font-style-name="Regular" style:font-family-generic="swiss" style:font-pitch="variable" fo:font-size="11pt" fo:font-weight="normal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XII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9:28:54.272829602</meta:creation-date>
    <meta:editing-duration>PT17H57M9S</meta:editing-duration>
    <meta:editing-cycles>67</meta:editing-cycles>
    <meta:generator>LibreOffice/24.8.3.2$Linux_X86_64 LibreOffice_project/480$Build-2</meta:generator>
    <dc:title>Math</dc:title>
    <dc:date>2024-12-30T20:32:59.595227423</dc:date>
    <meta:print-date>2024-12-30T20:32:14.157903900</meta:print-date>
    <meta:printed-by>PDF files</meta:printed-by>
    <meta:document-statistic meta:table-count="0" meta:image-count="0" meta:object-count="0" meta:page-count="13" meta:paragraph-count="272" meta:word-count="1935" meta:character-count="9562" meta:non-whitespace-character-count="7591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§\def\N{\mathbb{N}}§\def\Z{\mathbb{Z}}§\def\R{\mathbb{R}}§\def\Q{\mathbb{Q}}§§\def\powerset{\mathcal{P}}§§\def\siff{\longleftrightarrow}§\def\so  {\longrightarrow}§§\def\epsi {\epsilon}§\def\vepsi{\varepsilon}§§\def\Neven{\N_{\mathrm{even}}}§\def\Nodd {\N_{\mathrm{odd }}}§\def\Zeven{\Z_{\mathrm{even}}}§\def\Zodd {\Z_{\mathrm{odd }}}§\def\Np   {\N_+}§§\def\open {\big(}§\def\qopen{\quad\big(}§\def\close{\big)}§\def\also {\text{, }}§\def\defi {\text{ definition}}§\def\given{\text{given }}§\def\case {\text{if }}§§\def\ra{\rangle}§\def\la{\langle}§§\def\oto{\leftarrow}§§\def\QED{\quad\quad\mathscr{Q.E.D.}\;\;\blacksquare}§\def\QEF{\quad\quad\mathscr{Q.E.F.}\;\;\blacksquare}§\def\eQED{\mathscr{Q.E.D.}\;\;\blacksquare}§\def\eQEF{\mathscr{Q.E.F.}\;\;\blacksquare}§§\def\dom{\text{dom}}§\def\Im {\text{Im}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3-12-21T19:28:53.757079022"/>
  </office:meta>
</office:document-meta>
</file>